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44cm"/>
    </style:style>
    <style:style style:name="ro1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00ff00" fo:padding="0.071cm"/>
    </style:style>
    <style:style style:name="ce5" style:family="table-cell" style:parent-style-name="Default">
      <style:table-cell-properties fo:background-color="#ffff00" fo:padding="0.071cm"/>
    </style:style>
    <style:style style:name="ce6" style:family="table-cell" style:parent-style-name="Default" style:data-style-name="N130">
      <style:table-cell-properties fo:padding="0.071cm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n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>
            <text:p>0</text:p>
          </table:table-cell>
          <table:table-cell table:style-name="ce3" table:formula="of:=[.B2]/POWER(2;1/12)" office:value-type="float" office:value="8.17579891564368">
            <text:p>8.1757989156</text:p>
          </table:table-cell>
          <table:table-cell table:style-name="ce6" table:formula="of:=32*[.B1]/31250" office:value-type="float" office:value="0.00837201808961913">
            <text:p>0.00837202 </text:p>
          </table:table-cell>
          <table:table-cell table:style-name="ce3" table:formula="of:=INT([.C1]*256*8)"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[.B3]/POWER(2;1/12)" office:value-type="float" office:value="8.66195721802722">
            <text:p>8.661957218</text:p>
          </table:table-cell>
          <table:table-cell table:style-name="ce6" table:formula="of:=32*[.B2]/31250" office:value-type="float" office:value="0.00886984419125988">
            <text:p>0.00886984 </text:p>
          </table:table-cell>
          <table:table-cell table:style-name="ce3" table:formula="of:=INT([.C2]*256*8)"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[.B4]/POWER(2;1/12)" office:value-type="float" office:value="9.17702399741896">
            <text:p>9.1770239974</text:p>
          </table:table-cell>
          <table:table-cell table:style-name="ce6" table:formula="of:=32*[.B3]/31250" office:value-type="float" office:value="0.00939727257335701">
            <text:p>0.00939727 </text:p>
          </table:table-cell>
          <table:table-cell table:style-name="ce3" table:formula="of:=INT([.C3]*256*8)"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[.B5]/POWER(2;1/12)" office:value-type="float" office:value="9.722718241315">
            <text:p>9.7227182413</text:p>
          </table:table-cell>
          <table:table-cell table:style-name="ce6" table:formula="of:=32*[.B4]/31250" office:value-type="float" office:value="0.00995606347910656">
            <text:p>0.00995606 </text:p>
          </table:table-cell>
          <table:table-cell table:style-name="ce3" table:formula="of:=INT([.C4]*256*8)" office:value-type="float" office:value="20">
            <text:p>2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table:formula="of:=[.B6]/POWER(2;1/12)" office:value-type="float" office:value="10.3008611535272">
            <text:p>10.3008611535</text:p>
          </table:table-cell>
          <table:table-cell table:style-name="ce6" table:formula="of:=32*[.B5]/31250" office:value-type="float" office:value="0.0105480818212118">
            <text:p>0.01054808 </text:p>
          </table:table-cell>
          <table:table-cell table:style-name="ce3" table:formula="of:=INT([.C5]*256*8)" office:value-type="float" office:value="21">
            <text:p>2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" table:formula="of:=[.B7]/POWER(2;1/12)" office:value-type="float" office:value="10.9133822322813">
            <text:p>10.9133822323</text:p>
          </table:table-cell>
          <table:table-cell table:style-name="ce6" table:formula="of:=32*[.B6]/31250" office:value-type="float" office:value="0.0111753034058561">
            <text:p>0.01117530 </text:p>
          </table:table-cell>
          <table:table-cell table:style-name="ce3" table:formula="of:=INT([.C6]*256*8)" office:value-type="float" office:value="22">
            <text:p>2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" table:formula="of:=[.B8]/POWER(2;1/12)" office:value-type="float" office:value="11.5623257097385">
            <text:p>11.5623257097</text:p>
          </table:table-cell>
          <table:table-cell table:style-name="ce6" table:formula="of:=32*[.B7]/31250" office:value-type="float" office:value="0.0118398215267723">
            <text:p>0.01183982 </text:p>
          </table:table-cell>
          <table:table-cell table:style-name="ce3" table:formula="of:=INT([.C7]*256*8)" office:value-type="float" office:value="24">
            <text:p>2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table:formula="of:=[.B9]/POWER(2;1/12)" office:value-type="float" office:value="12.2498573744296">
            <text:p>12.2498573744</text:p>
          </table:table-cell>
          <table:table-cell table:style-name="ce6" table:formula="of:=32*[.B8]/31250" office:value-type="float" office:value="0.0125438539514159">
            <text:p>0.01254385 </text:p>
          </table:table-cell>
          <table:table-cell table:style-name="ce3" table:formula="of:=INT([.C8]*256*8)"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table:formula="of:=[.B10]/POWER(2;1/12)" office:value-type="float" office:value="12.9782717993732">
            <text:p>12.9782717994</text:p>
          </table:table-cell>
          <table:table-cell table:style-name="ce6" table:formula="of:=32*[.B9]/31250" office:value-type="float" office:value="0.0132897503225582">
            <text:p>0.01328975 </text:p>
          </table:table-cell>
          <table:table-cell table:style-name="ce3" table:formula="of:=INT([.C9]*256*8)" office:value-type="float" office:value="27">
            <text:p>2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3" table:formula="of:=[.B11]/POWER(2;1/12)" office:value-type="float" office:value="13.75">
            <text:p>13.75</text:p>
          </table:table-cell>
          <table:table-cell table:style-name="ce6" table:formula="of:=32*[.B10]/31250" office:value-type="float" office:value="0.01408">
            <text:p>0.01408000 </text:p>
          </table:table-cell>
          <table:table-cell table:style-name="ce3" table:formula="of:=INT([.C10]*256*8)" office:value-type="float" office:value="28">
            <text:p>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" table:formula="of:=[.B12]/POWER(2;1/12)" office:value-type="float" office:value="14.5676175474403">
            <text:p>14.5676175474</text:p>
          </table:table-cell>
          <table:table-cell table:style-name="ce6" table:formula="of:=32*[.B11]/31250" office:value-type="float" office:value="0.0149172403685788">
            <text:p>0.01491724 </text:p>
          </table:table-cell>
          <table:table-cell table:style-name="ce3" table:formula="of:=INT([.C11]*256*8)" office:value-type="float" office:value="30">
            <text:p>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" table:formula="of:=[.B13]/POWER(2;1/12)" office:value-type="float" office:value="15.4338531642538">
            <text:p>15.4338531643</text:p>
          </table:table-cell>
          <table:table-cell table:style-name="ce6" table:formula="of:=32*[.B12]/31250" office:value-type="float" office:value="0.0158042656401959">
            <text:p>0.01580427 </text:p>
          </table:table-cell>
          <table:table-cell table:style-name="ce3" table:formula="of:=INT([.C12]*256*8)" office:value-type="float" office:value="32">
            <text:p>3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" table:formula="of:=[.B14]/POWER(2;1/12)" office:value-type="float" office:value="16.3515978312874">
            <text:p>16.3515978313</text:p>
          </table:table-cell>
          <table:table-cell table:style-name="ce6" table:formula="of:=32*[.B13]/31250" office:value-type="float" office:value="0.0167440361792383">
            <text:p>0.01674404 </text:p>
          </table:table-cell>
          <table:table-cell table:style-name="ce3" table:formula="of:=INT([.C13]*256*8)" office:value-type="float" office:value="34">
            <text:p>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3" table:formula="of:=[.B15]/POWER(2;1/12)" office:value-type="float" office:value="17.3239144360545">
            <text:p>17.3239144361</text:p>
          </table:table-cell>
          <table:table-cell table:style-name="ce6" table:formula="of:=32*[.B14]/31250" office:value-type="float" office:value="0.0177396883825198">
            <text:p>0.01773969 </text:p>
          </table:table-cell>
          <table:table-cell table:style-name="ce3" table:formula="of:=INT([.C14]*256*8)" office:value-type="float" office:value="36">
            <text:p>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table:formula="of:=[.B16]/POWER(2;1/12)" office:value-type="float" office:value="18.3540479948379">
            <text:p>18.3540479948</text:p>
          </table:table-cell>
          <table:table-cell table:style-name="ce6" table:formula="of:=32*[.B15]/31250" office:value-type="float" office:value="0.018794545146714">
            <text:p>0.01879455 </text:p>
          </table:table-cell>
          <table:table-cell table:style-name="ce3" table:formula="of:=INT([.C15]*256*8)" office:value-type="float" office:value="38">
            <text:p>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table:formula="of:=[.B17]/POWER(2;1/12)" office:value-type="float" office:value="19.44543648263">
            <text:p>19.4454364826</text:p>
          </table:table-cell>
          <table:table-cell table:style-name="ce6" table:formula="of:=32*[.B16]/31250" office:value-type="float" office:value="0.0199121269582131">
            <text:p>0.01991213 </text:p>
          </table:table-cell>
          <table:table-cell table:style-name="ce3" table:formula="of:=INT([.C16]*256*8)" office:value-type="float" office:value="40">
            <text:p>4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[.B18]/POWER(2;1/12)" office:value-type="float" office:value="20.6017223070543">
            <text:p>20.6017223071</text:p>
          </table:table-cell>
          <table:table-cell table:style-name="ce6" table:formula="of:=32*[.B17]/31250" office:value-type="float" office:value="0.0210961636424236">
            <text:p>0.02109616 </text:p>
          </table:table-cell>
          <table:table-cell table:style-name="ce3" table:formula="of:=INT([.C17]*256*8)" office:value-type="float" office:value="43">
            <text:p>4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table:formula="of:=[.B19]/POWER(2;1/12)" office:value-type="float" office:value="21.8267644645627">
            <text:p>21.8267644646</text:p>
          </table:table-cell>
          <table:table-cell table:style-name="ce6" table:formula="of:=32*[.B18]/31250" office:value-type="float" office:value="0.0223506068117122">
            <text:p>0.02235061 </text:p>
          </table:table-cell>
          <table:table-cell table:style-name="ce3" table:formula="of:=INT([.C18]*256*8)" office:value-type="float" office:value="45">
            <text:p>4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table:formula="of:=[.B20]/POWER(2;1/12)" office:value-type="float" office:value="23.1246514194771">
            <text:p>23.1246514195</text:p>
          </table:table-cell>
          <table:table-cell table:style-name="ce6" table:formula="of:=32*[.B19]/31250" office:value-type="float" office:value="0.0236796430535445">
            <text:p>0.02367964 </text:p>
          </table:table-cell>
          <table:table-cell table:style-name="ce3" table:formula="of:=INT([.C19]*256*8)"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" table:formula="of:=[.B21]/POWER(2;1/12)" office:value-type="float" office:value="24.4997147488593">
            <text:p>24.4997147489</text:p>
          </table:table-cell>
          <table:table-cell table:style-name="ce6" table:formula="of:=32*[.B20]/31250" office:value-type="float" office:value="0.0250877079028319">
            <text:p>0.02508771 </text:p>
          </table:table-cell>
          <table:table-cell table:style-name="ce3" table:formula="of:=INT([.C20]*256*8)" office:value-type="float" office:value="51">
            <text:p>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3" table:formula="of:=[.B22]/POWER(2;1/12)" office:value-type="float" office:value="25.9565435987465">
            <text:p>25.9565435987</text:p>
          </table:table-cell>
          <table:table-cell table:style-name="ce6" table:formula="of:=32*[.B21]/31250" office:value-type="float" office:value="0.0265795006451164">
            <text:p>0.02657950 </text:p>
          </table:table-cell>
          <table:table-cell table:style-name="ce3" table:formula="of:=INT([.C21]*256*8)" office:value-type="float" office:value="54">
            <text:p>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" table:formula="of:=[.B23]/POWER(2;1/12)" office:value-type="float" office:value="27.4999999999999">
            <text:p>27.5</text:p>
          </table:table-cell>
          <table:table-cell table:style-name="ce6" table:formula="of:=32*[.B22]/31250" office:value-type="float" office:value="0.0281599999999999">
            <text:p>0.02816000 </text:p>
          </table:table-cell>
          <table:table-cell table:style-name="ce3" table:formula="of:=INT([.C22]*256*8)" office:value-type="float" office:value="57">
            <text:p>5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3" table:formula="of:=[.B24]/POWER(2;1/12)" office:value-type="float" office:value="29.1352350948806">
            <text:p>29.1352350949</text:p>
          </table:table-cell>
          <table:table-cell table:style-name="ce6" table:formula="of:=32*[.B23]/31250" office:value-type="float" office:value="0.0298344807371577">
            <text:p>0.02983448 </text:p>
          </table:table-cell>
          <table:table-cell table:style-name="ce3" table:formula="of:=INT([.C23]*256*8)" office:value-type="float" office:value="61">
            <text:p>6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3" table:formula="of:=[.B25]/POWER(2;1/12)" office:value-type="float" office:value="30.8677063285077">
            <text:p>30.8677063285</text:p>
          </table:table-cell>
          <table:table-cell table:style-name="ce6" table:formula="of:=32*[.B24]/31250" office:value-type="float" office:value="0.0316085312803919">
            <text:p>0.03160853 </text:p>
          </table:table-cell>
          <table:table-cell table:style-name="ce3" table:formula="of:=INT([.C24]*256*8)" office:value-type="float" office:value="64">
            <text:p>6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" table:formula="of:=[.B26]/POWER(2;1/12)" office:value-type="float" office:value="32.7031956625748">
            <text:p>32.7031956626</text:p>
          </table:table-cell>
          <table:table-cell table:style-name="ce6" table:formula="of:=32*[.B25]/31250" office:value-type="float" office:value="0.0334880723584765">
            <text:p>0.03348807 </text:p>
          </table:table-cell>
          <table:table-cell table:style-name="ce3" table:formula="of:=INT([.C25]*256*8)" office:value-type="float" office:value="68">
            <text:p>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3" table:formula="of:=[.B27]/POWER(2;1/12)" office:value-type="float" office:value="34.6478288721089">
            <text:p>34.6478288721</text:p>
          </table:table-cell>
          <table:table-cell table:style-name="ce6" table:formula="of:=32*[.B26]/31250" office:value-type="float" office:value="0.0354793767650396">
            <text:p>0.03547938 </text:p>
          </table:table-cell>
          <table:table-cell table:style-name="ce3" table:formula="of:=INT([.C26]*256*8)" office:value-type="float" office:value="72">
            <text:p>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3" table:formula="of:=[.B28]/POWER(2;1/12)" office:value-type="float" office:value="36.7080959896759">
            <text:p>36.7080959897</text:p>
          </table:table-cell>
          <table:table-cell table:style-name="ce6" table:formula="of:=32*[.B27]/31250" office:value-type="float" office:value="0.0375890902934281">
            <text:p>0.03758909 </text:p>
          </table:table-cell>
          <table:table-cell table:style-name="ce3" table:formula="of:=INT([.C27]*256*8)" office:value-type="float" office:value="76">
            <text:p>7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3" table:formula="of:=[.B29]/POWER(2;1/12)" office:value-type="float" office:value="38.89087296526">
            <text:p>38.8908729653</text:p>
          </table:table-cell>
          <table:table-cell table:style-name="ce6" table:formula="of:=32*[.B28]/31250" office:value-type="float" office:value="0.0398242539164263">
            <text:p>0.03982425 </text:p>
          </table:table-cell>
          <table:table-cell table:style-name="ce3" table:formula="of:=INT([.C28]*256*8)" office:value-type="float" office:value="81">
            <text:p>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3" table:formula="of:=[.B30]/POWER(2;1/12)" office:value-type="float" office:value="41.2034446141087">
            <text:p>41.2034446141</text:p>
          </table:table-cell>
          <table:table-cell table:style-name="ce6" table:formula="of:=32*[.B29]/31250" office:value-type="float" office:value="0.0421923272848473">
            <text:p>0.04219233 </text:p>
          </table:table-cell>
          <table:table-cell table:style-name="ce3" table:formula="of:=INT([.C29]*256*8)" office:value-type="float" office:value="86">
            <text:p>8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3" table:formula="of:=[.B31]/POWER(2;1/12)" office:value-type="float" office:value="43.6535289291254">
            <text:p>43.6535289291</text:p>
          </table:table-cell>
          <table:table-cell table:style-name="ce6" table:formula="of:=32*[.B30]/31250" office:value-type="float" office:value="0.0447012136234244">
            <text:p>0.04470121 </text:p>
          </table:table-cell>
          <table:table-cell table:style-name="ce3" table:formula="of:=INT([.C30]*256*8)" office:value-type="float" office:value="91">
            <text:p>9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" table:formula="of:=[.B32]/POWER(2;1/12)" office:value-type="float" office:value="46.2493028389542">
            <text:p>46.249302839</text:p>
          </table:table-cell>
          <table:table-cell table:style-name="ce6" table:formula="of:=32*[.B31]/31250" office:value-type="float" office:value="0.0473592861070891">
            <text:p>0.04735929 </text:p>
          </table:table-cell>
          <table:table-cell table:style-name="ce3" table:formula="of:=INT([.C31]*256*8)" office:value-type="float" office:value="96">
            <text:p>9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" table:formula="of:=[.B33]/POWER(2;1/12)" office:value-type="float" office:value="48.9994294977186">
            <text:p>48.9994294977</text:p>
          </table:table-cell>
          <table:table-cell table:style-name="ce6" table:formula="of:=32*[.B32]/31250" office:value-type="float" office:value="0.0501754158056638">
            <text:p>0.05017542 </text:p>
          </table:table-cell>
          <table:table-cell table:style-name="ce3" table:formula="of:=INT([.C32]*256*8)" office:value-type="float" office:value="102">
            <text:p>1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3" table:formula="of:=[.B34]/POWER(2;1/12)" office:value-type="float" office:value="51.9130871974931">
            <text:p>51.9130871975</text:p>
          </table:table-cell>
          <table:table-cell table:style-name="ce6" table:formula="of:=32*[.B33]/31250" office:value-type="float" office:value="0.0531590012902329">
            <text:p>0.05315900 </text:p>
          </table:table-cell>
          <table:table-cell table:style-name="ce3" table:formula="of:=INT([.C33]*256*8)" office:value-type="float" office:value="108">
            <text:p>10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3" table:formula="of:=[.B35]/POWER(2;1/12)" office:value-type="float" office:value="54.9999999999999">
            <text:p>55</text:p>
          </table:table-cell>
          <table:table-cell table:style-name="ce6" table:formula="of:=32*[.B34]/31250" office:value-type="float" office:value="0.0563199999999999">
            <text:p>0.05632000 </text:p>
          </table:table-cell>
          <table:table-cell table:style-name="ce3" table:formula="of:=INT([.C34]*256*8)" office:value-type="float" office:value="115">
            <text:p>1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3" table:formula="of:=[.B36]/POWER(2;1/12)" office:value-type="float" office:value="58.2704701897611">
            <text:p>58.2704701898</text:p>
          </table:table-cell>
          <table:table-cell table:style-name="ce6" table:formula="of:=32*[.B35]/31250" office:value-type="float" office:value="0.0596689614743154">
            <text:p>0.05966896 </text:p>
          </table:table-cell>
          <table:table-cell table:style-name="ce3" table:formula="of:=INT([.C35]*256*8)" office:value-type="float" office:value="122">
            <text:p>1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3" table:formula="of:=[.B37]/POWER(2;1/12)" office:value-type="float" office:value="61.7354126570154">
            <text:p>61.735412657</text:p>
          </table:table-cell>
          <table:table-cell table:style-name="ce6" table:formula="of:=32*[.B36]/31250" office:value-type="float" office:value="0.0632170625607838">
            <text:p>0.06321706 </text:p>
          </table:table-cell>
          <table:table-cell table:style-name="ce3" table:formula="of:=INT([.C36]*256*8)" office:value-type="float" office:value="129">
            <text:p>129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4" table:formula="of:=[.B38]/POWER(2;1/12)" office:value-type="float" office:value="65.4063913251495">
            <text:p>65.4063913251</text:p>
          </table:table-cell>
          <table:table-cell table:style-name="ce6" table:formula="of:=32*[.B37]/31250" office:value-type="float" office:value="0.0669761447169531">
            <text:p>0.06697614 </text:p>
          </table:table-cell>
          <table:table-cell table:style-name="ce3" table:formula="of:=INT([.C37]*256*8)" office:value-type="float" office:value="137">
            <text:p>1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3" table:formula="of:=[.B39]/POWER(2;1/12)" office:value-type="float" office:value="69.2956577442179">
            <text:p>69.2956577442</text:p>
          </table:table-cell>
          <table:table-cell table:style-name="ce6" table:formula="of:=32*[.B38]/31250" office:value-type="float" office:value="0.0709587535300791">
            <text:p>0.07095875 </text:p>
          </table:table-cell>
          <table:table-cell table:style-name="ce3" table:formula="of:=INT([.C38]*256*8)" office:value-type="float" office:value="145">
            <text:p>1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3" table:formula="of:=[.B40]/POWER(2;1/12)" office:value-type="float" office:value="73.4161919793518">
            <text:p>73.4161919794</text:p>
          </table:table-cell>
          <table:table-cell table:style-name="ce6" table:formula="of:=32*[.B39]/31250" office:value-type="float" office:value="0.0751781805868562">
            <text:p>0.07517818 </text:p>
          </table:table-cell>
          <table:table-cell table:style-name="ce3" table:formula="of:=INT([.C39]*256*8)" office:value-type="float" office:value="153">
            <text:p>15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3" table:formula="of:=[.B41]/POWER(2;1/12)" office:value-type="float" office:value="77.7817459305201">
            <text:p>77.7817459305</text:p>
          </table:table-cell>
          <table:table-cell table:style-name="ce6" table:formula="of:=32*[.B40]/31250" office:value-type="float" office:value="0.0796485078328526">
            <text:p>0.07964851 </text:p>
          </table:table-cell>
          <table:table-cell table:style-name="ce3" table:formula="of:=INT([.C40]*256*8)" office:value-type="float" office:value="163">
            <text:p>16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3" table:formula="of:=[.B42]/POWER(2;1/12)" office:value-type="float" office:value="82.4068892282174">
            <text:p>82.4068892282</text:p>
          </table:table-cell>
          <table:table-cell table:style-name="ce6" table:formula="of:=32*[.B41]/31250" office:value-type="float" office:value="0.0843846545696946">
            <text:p>0.08438465 </text:p>
          </table:table-cell>
          <table:table-cell table:style-name="ce3" table:formula="of:=INT([.C41]*256*8)" office:value-type="float" office:value="172">
            <text:p>17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3" table:formula="of:=[.B43]/POWER(2;1/12)" office:value-type="float" office:value="87.3070578582508">
            <text:p>87.3070578583</text:p>
          </table:table-cell>
          <table:table-cell table:style-name="ce6" table:formula="of:=32*[.B42]/31250" office:value-type="float" office:value="0.0894024272468489">
            <text:p>0.08940243 </text:p>
          </table:table-cell>
          <table:table-cell table:style-name="ce3" table:formula="of:=INT([.C42]*256*8)" office:value-type="float" office:value="183">
            <text:p>18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3" table:formula="of:=[.B44]/POWER(2;1/12)" office:value-type="float" office:value="92.4986056779085">
            <text:p>92.4986056779</text:p>
          </table:table-cell>
          <table:table-cell table:style-name="ce6" table:formula="of:=32*[.B43]/31250" office:value-type="float" office:value="0.0947185722141783">
            <text:p>0.09471857 </text:p>
          </table:table-cell>
          <table:table-cell table:style-name="ce3" table:formula="of:=INT([.C43]*256*8)" office:value-type="float" office:value="193">
            <text:p>19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3" table:formula="of:=[.B45]/POWER(2;1/12)" office:value-type="float" office:value="97.9988589954372">
            <text:p>97.9988589954</text:p>
          </table:table-cell>
          <table:table-cell table:style-name="ce6" table:formula="of:=32*[.B44]/31250" office:value-type="float" office:value="0.100350831611328">
            <text:p>0.10035083 </text:p>
          </table:table-cell>
          <table:table-cell table:style-name="ce3" table:formula="of:=INT([.C44]*256*8)" office:value-type="float" office:value="205">
            <text:p>2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3" table:formula="of:=[.B46]/POWER(2;1/12)" office:value-type="float" office:value="103.826174394986">
            <text:p>103.826174395</text:p>
          </table:table-cell>
          <table:table-cell table:style-name="ce6" table:formula="of:=32*[.B45]/31250" office:value-type="float" office:value="0.106318002580466">
            <text:p>0.10631800 </text:p>
          </table:table-cell>
          <table:table-cell table:style-name="ce3" table:formula="of:=INT([.C45]*256*8)" office:value-type="float" office:value="217">
            <text:p>217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5" table:formula="of:=[.B47]/POWER(2;1/12)" office:value-type="float" office:value="110">
            <text:p>110</text:p>
          </table:table-cell>
          <table:table-cell table:style-name="ce6" table:formula="of:=32*[.B46]/31250" office:value-type="float" office:value="0.11264">
            <text:p>0.11264000 </text:p>
          </table:table-cell>
          <table:table-cell table:style-name="ce3" table:formula="of:=INT([.C46]*256*8)" office:value-type="float" office:value="230">
            <text:p>230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5" table:formula="of:=[.B48]/POWER(2;1/12)" office:value-type="float" office:value="116.540940379522">
            <text:p>116.5409403795</text:p>
          </table:table-cell>
          <table:table-cell table:style-name="ce6" table:formula="of:=32*[.B47]/31250" office:value-type="float" office:value="0.119337922948631">
            <text:p>0.11933792 </text:p>
          </table:table-cell>
          <table:table-cell table:style-name="ce3" table:formula="of:=INT([.C47]*256*8)" office:value-type="float" office:value="244">
            <text:p>244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5" table:formula="of:=[.B49]/POWER(2;1/12)" office:value-type="float" office:value="123.470825314031">
            <text:p>123.470825314</text:p>
          </table:table-cell>
          <table:table-cell table:style-name="ce6" table:formula="of:=32*[.B48]/31250" office:value-type="float" office:value="0.126434125121568">
            <text:p>0.12643413 </text:p>
          </table:table-cell>
          <table:table-cell table:style-name="ce3" table:formula="of:=INT([.C48]*256*8)" office:value-type="float" office:value="258">
            <text:p>258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4" table:formula="of:=[.B50]/POWER(2;1/12)" office:value-type="float" office:value="130.812782650299">
            <text:p>130.8127826503</text:p>
          </table:table-cell>
          <table:table-cell table:style-name="ce6" table:formula="of:=32*[.B49]/31250" office:value-type="float" office:value="0.133952289433906">
            <text:p>0.13395229 </text:p>
          </table:table-cell>
          <table:table-cell table:style-name="ce3" table:formula="of:=INT([.C49]*256*8)" office:value-type="float" office:value="274">
            <text:p>274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5" table:formula="of:=[.B51]/POWER(2;1/12)" office:value-type="float" office:value="138.591315488436">
            <text:p>138.5913154884</text:p>
          </table:table-cell>
          <table:table-cell table:style-name="ce6" table:formula="of:=32*[.B50]/31250" office:value-type="float" office:value="0.141917507060158">
            <text:p>0.14191751 </text:p>
          </table:table-cell>
          <table:table-cell table:style-name="ce3" table:formula="of:=INT([.C50]*256*8)" office:value-type="float" office:value="290">
            <text:p>290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table:formula="of:=[.B52]/POWER(2;1/12)" office:value-type="float" office:value="146.832383958704">
            <text:p>146.8323839587</text:p>
          </table:table-cell>
          <table:table-cell table:style-name="ce6" table:formula="of:=32*[.B51]/31250" office:value-type="float" office:value="0.150356361173713">
            <text:p>0.15035636 </text:p>
          </table:table-cell>
          <table:table-cell table:style-name="ce3" table:formula="of:=INT([.C51]*256*8)" office:value-type="float" office:value="307">
            <text:p>307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5" table:formula="of:=[.B53]/POWER(2;1/12)" office:value-type="float" office:value="155.56349186104">
            <text:p>155.563491861</text:p>
          </table:table-cell>
          <table:table-cell table:style-name="ce6" table:formula="of:=32*[.B52]/31250" office:value-type="float" office:value="0.159297015665705">
            <text:p>0.15929702 </text:p>
          </table:table-cell>
          <table:table-cell table:style-name="ce3" table:formula="of:=INT([.C52]*256*8)" office:value-type="float" office:value="326">
            <text:p>326</text:p>
          </table:table-cell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5" table:formula="of:=[.B54]/POWER(2;1/12)" office:value-type="float" office:value="164.813778456435">
            <text:p>164.8137784564</text:p>
          </table:table-cell>
          <table:table-cell table:style-name="ce6" table:formula="of:=32*[.B53]/31250" office:value-type="float" office:value="0.168769309139389">
            <text:p>0.16876931 </text:p>
          </table:table-cell>
          <table:table-cell table:style-name="ce3" table:formula="of:=INT([.C53]*256*8)" office:value-type="float" office:value="345">
            <text:p>345</text:p>
          </table:table-cell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5" table:formula="of:=[.B55]/POWER(2;1/12)" office:value-type="float" office:value="174.614115716502">
            <text:p>174.6141157165</text:p>
          </table:table-cell>
          <table:table-cell table:style-name="ce6" table:formula="of:=32*[.B54]/31250" office:value-type="float" office:value="0.178804854493698">
            <text:p>0.17880485 </text:p>
          </table:table-cell>
          <table:table-cell table:style-name="ce3" table:formula="of:=INT([.C54]*256*8)" office:value-type="float" office:value="366">
            <text:p>366</text:p>
          </table:table-cell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5" table:formula="of:=[.B56]/POWER(2;1/12)" office:value-type="float" office:value="184.997211355817">
            <text:p>184.9972113558</text:p>
          </table:table-cell>
          <table:table-cell table:style-name="ce6" table:formula="of:=32*[.B55]/31250" office:value-type="float" office:value="0.189437144428357">
            <text:p>0.18943714 </text:p>
          </table:table-cell>
          <table:table-cell table:style-name="ce3" table:formula="of:=INT([.C55]*256*8)" office:value-type="float" office:value="387">
            <text:p>387</text:p>
          </table:table-cell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table:formula="of:=[.B57]/POWER(2;1/12)" office:value-type="float" office:value="195.997717990874">
            <text:p>195.9977179909</text:p>
          </table:table-cell>
          <table:table-cell table:style-name="ce6" table:formula="of:=32*[.B56]/31250" office:value-type="float" office:value="0.200701663222655">
            <text:p>0.20070166 </text:p>
          </table:table-cell>
          <table:table-cell table:style-name="ce3" table:formula="of:=INT([.C56]*256*8)" office:value-type="float" office:value="411">
            <text:p>411</text:p>
          </table:table-cell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5" table:formula="of:=[.B58]/POWER(2;1/12)" office:value-type="float" office:value="207.652348789972">
            <text:p>207.65234879</text:p>
          </table:table-cell>
          <table:table-cell table:style-name="ce6" table:formula="of:=32*[.B57]/31250" office:value-type="float" office:value="0.212636005160932">
            <text:p>0.21263601 </text:p>
          </table:table-cell>
          <table:table-cell table:style-name="ce3" table:formula="of:=INT([.C57]*256*8)" office:value-type="float" office:value="435">
            <text:p>435</text:p>
          </table:table-cell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5" table:formula="of:=[.B59]/POWER(2;1/12)" office:value-type="float" office:value="220">
            <text:p>220</text:p>
          </table:table-cell>
          <table:table-cell table:style-name="ce6" table:formula="of:=32*[.B58]/31250" office:value-type="float" office:value="0.22528">
            <text:p>0.22528000 </text:p>
          </table:table-cell>
          <table:table-cell table:style-name="ce3" table:formula="of:=INT([.C58]*256*8)" office:value-type="float" office:value="461">
            <text:p>461</text:p>
          </table:table-cell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5" table:formula="of:=[.B60]/POWER(2;1/12)" office:value-type="float" office:value="233.081880759045">
            <text:p>233.081880759</text:p>
          </table:table-cell>
          <table:table-cell table:style-name="ce6" table:formula="of:=32*[.B59]/31250" office:value-type="float" office:value="0.238675845897262">
            <text:p>0.23867585 </text:p>
          </table:table-cell>
          <table:table-cell table:style-name="ce3" table:formula="of:=INT([.C59]*256*8)" office:value-type="float" office:value="488">
            <text:p>488</text:p>
          </table:table-cell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5" table:formula="of:=[.B61]/POWER(2;1/12)" office:value-type="float" office:value="246.941650628062">
            <text:p>246.9416506281</text:p>
          </table:table-cell>
          <table:table-cell table:style-name="ce6" table:formula="of:=32*[.B60]/31250" office:value-type="float" office:value="0.252868250243135">
            <text:p>0.25286825 </text:p>
          </table:table-cell>
          <table:table-cell table:style-name="ce3" table:formula="of:=INT([.C60]*256*8)" office:value-type="float" office:value="517">
            <text:p>517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4" table:formula="of:=[.B62]/POWER(2;1/12)" office:value-type="float" office:value="261.625565300598">
            <text:p>261.6255653006</text:p>
          </table:table-cell>
          <table:table-cell table:style-name="ce6" table:formula="of:=32*[.B61]/31250" office:value-type="float" office:value="0.267904578867813">
            <text:p>0.26790458 </text:p>
          </table:table-cell>
          <table:table-cell table:style-name="ce3" table:formula="of:=INT([.C61]*256*8)" office:value-type="float" office:value="548">
            <text:p>548</text:p>
          </table:table-cell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5" table:formula="of:=[.B63]/POWER(2;1/12)" office:value-type="float" office:value="277.182630976872">
            <text:p>277.1826309769</text:p>
          </table:table-cell>
          <table:table-cell table:style-name="ce6" table:formula="of:=32*[.B62]/31250" office:value-type="float" office:value="0.283835014120317">
            <text:p>0.28383501 </text:p>
          </table:table-cell>
          <table:table-cell table:style-name="ce3" table:formula="of:=INT([.C62]*256*8)" office:value-type="float" office:value="581">
            <text:p>581</text:p>
          </table:table-cell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5" table:formula="of:=[.B64]/POWER(2;1/12)" office:value-type="float" office:value="293.664767917407">
            <text:p>293.6647679174</text:p>
          </table:table-cell>
          <table:table-cell table:style-name="ce6" table:formula="of:=32*[.B63]/31250" office:value-type="float" office:value="0.300712722347425">
            <text:p>0.30071272 </text:p>
          </table:table-cell>
          <table:table-cell table:style-name="ce3" table:formula="of:=INT([.C63]*256*8)" office:value-type="float" office:value="615">
            <text:p>615</text:p>
          </table:table-cell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5" table:formula="of:=[.B65]/POWER(2;1/12)" office:value-type="float" office:value="311.126983722081">
            <text:p>311.1269837221</text:p>
          </table:table-cell>
          <table:table-cell table:style-name="ce6" table:formula="of:=32*[.B64]/31250" office:value-type="float" office:value="0.318594031331411">
            <text:p>0.31859403 </text:p>
          </table:table-cell>
          <table:table-cell table:style-name="ce3" table:formula="of:=INT([.C64]*256*8)" office:value-type="float" office:value="652">
            <text:p>652</text:p>
          </table:table-cell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5" table:formula="of:=[.B66]/POWER(2;1/12)" office:value-type="float" office:value="329.62755691287">
            <text:p>329.6275569129</text:p>
          </table:table-cell>
          <table:table-cell table:style-name="ce6" table:formula="of:=32*[.B65]/31250" office:value-type="float" office:value="0.337538618278779">
            <text:p>0.33753862 </text:p>
          </table:table-cell>
          <table:table-cell table:style-name="ce3" table:formula="of:=INT([.C65]*256*8)" office:value-type="float" office:value="691">
            <text:p>691</text:p>
          </table:table-cell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5" table:formula="of:=[.B67]/POWER(2;1/12)" office:value-type="float" office:value="349.228231433004">
            <text:p>349.228231433</text:p>
          </table:table-cell>
          <table:table-cell table:style-name="ce6" table:formula="of:=32*[.B66]/31250" office:value-type="float" office:value="0.357609708987396">
            <text:p>0.35760971 </text:p>
          </table:table-cell>
          <table:table-cell table:style-name="ce3" table:formula="of:=INT([.C66]*256*8)" office:value-type="float" office:value="732">
            <text:p>732</text:p>
          </table:table-cell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5" table:formula="of:=[.B68]/POWER(2;1/12)" office:value-type="float" office:value="369.994422711634">
            <text:p>369.9944227116</text:p>
          </table:table-cell>
          <table:table-cell table:style-name="ce6" table:formula="of:=32*[.B67]/31250" office:value-type="float" office:value="0.378874288856714">
            <text:p>0.37887429 </text:p>
          </table:table-cell>
          <table:table-cell table:style-name="ce3" table:formula="of:=INT([.C67]*256*8)" office:value-type="float" office:value="775">
            <text:p>775</text:p>
          </table:table-cell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5" table:formula="of:=[.B69]/POWER(2;1/12)" office:value-type="float" office:value="391.995435981749">
            <text:p>391.9954359818</text:p>
          </table:table-cell>
          <table:table-cell table:style-name="ce6" table:formula="of:=32*[.B68]/31250" office:value-type="float" office:value="0.401403326445311">
            <text:p>0.40140333 </text:p>
          </table:table-cell>
          <table:table-cell table:style-name="ce3" table:formula="of:=INT([.C68]*256*8)" office:value-type="float" office:value="822">
            <text:p>822</text:p>
          </table:table-cell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5" table:formula="of:=[.B70]/POWER(2;1/12)" office:value-type="float" office:value="415.304697579945">
            <text:p>415.3046975799</text:p>
          </table:table-cell>
          <table:table-cell table:style-name="ce6" table:formula="of:=32*[.B69]/31250" office:value-type="float" office:value="0.425272010321864">
            <text:p>0.42527201 </text:p>
          </table:table-cell>
          <table:table-cell table:style-name="ce3" table:formula="of:=INT([.C69]*256*8)" office:value-type="float" office:value="870">
            <text:p>870</text:p>
          </table:table-cell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5" office:value-type="float" office:value="440">
            <text:p>440</text:p>
          </table:table-cell>
          <table:table-cell table:style-name="ce6" table:formula="of:=32*[.B70]/31250" office:value-type="float" office:value="0.45056">
            <text:p>0.45056000 </text:p>
          </table:table-cell>
          <table:table-cell table:style-name="ce3" table:formula="of:=INT([.C70]*256*8)" office:value-type="float" office:value="922">
            <text:p>922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5" table:formula="of:=[.B70]*POWER(2;1/12)" office:value-type="float" office:value="466.16376151809">
            <text:p>466.1637615181</text:p>
          </table:table-cell>
          <table:table-cell table:style-name="ce6" table:formula="of:=32*[.B71]/31250" office:value-type="float" office:value="0.477351691794524">
            <text:p>0.47735169 </text:p>
          </table:table-cell>
          <table:table-cell table:style-name="ce3" table:formula="of:=INT([.C71]*256*8)" office:value-type="float" office:value="977">
            <text:p>977</text:p>
          </table:table-cell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5" table:formula="of:=[.B71]*POWER(2;1/12)" office:value-type="float" office:value="493.883301256124">
            <text:p>493.8833012561</text:p>
          </table:table-cell>
          <table:table-cell table:style-name="ce6" table:formula="of:=32*[.B72]/31250" office:value-type="float" office:value="0.505736500486271">
            <text:p>0.50573650 </text:p>
          </table:table-cell>
          <table:table-cell table:style-name="ce3" table:formula="of:=INT([.C72]*256*8)" office:value-type="float" office:value="1035">
            <text:p>1035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4" table:formula="of:=[.B72]*POWER(2;1/12)" office:value-type="float" office:value="523.251130601197">
            <text:p>523.2511306012</text:p>
          </table:table-cell>
          <table:table-cell table:style-name="ce6" table:formula="of:=32*[.B73]/31250" office:value-type="float" office:value="0.535809157735626">
            <text:p>0.53580916 </text:p>
          </table:table-cell>
          <table:table-cell table:style-name="ce3" table:formula="of:=INT([.C73]*256*8)" office:value-type="float" office:value="1097">
            <text:p>1097</text:p>
          </table:table-cell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5" table:formula="of:=[.B73]*POWER(2;1/12)" office:value-type="float" office:value="554.365261953744">
            <text:p>554.3652619537</text:p>
          </table:table-cell>
          <table:table-cell table:style-name="ce6" table:formula="of:=32*[.B74]/31250" office:value-type="float" office:value="0.567670028240634">
            <text:p>0.56767003 </text:p>
          </table:table-cell>
          <table:table-cell table:style-name="ce3" table:formula="of:=INT([.C74]*256*8)" office:value-type="float" office:value="1162">
            <text:p>1162</text:p>
          </table:table-cell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5" table:formula="of:=[.B74]*POWER(2;1/12)" office:value-type="float" office:value="587.329535834815">
            <text:p>587.3295358348</text:p>
          </table:table-cell>
          <table:table-cell table:style-name="ce6" table:formula="of:=32*[.B75]/31250" office:value-type="float" office:value="0.601425444694851">
            <text:p>0.60142544 </text:p>
          </table:table-cell>
          <table:table-cell table:style-name="ce3" table:formula="of:=INT([.C75]*256*8)" office:value-type="float" office:value="1231">
            <text:p>1231</text:p>
          </table:table-cell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5" table:formula="of:=[.B75]*POWER(2;1/12)" office:value-type="float" office:value="622.253967444162">
            <text:p>622.2539674442</text:p>
          </table:table-cell>
          <table:table-cell table:style-name="ce6" table:formula="of:=32*[.B76]/31250" office:value-type="float" office:value="0.637188062662822">
            <text:p>0.63718806 </text:p>
          </table:table-cell>
          <table:table-cell table:style-name="ce3" table:formula="of:=INT([.C76]*256*8)" office:value-type="float" office:value="1304">
            <text:p>1304</text:p>
          </table:table-cell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5" table:formula="of:=[.B76]*POWER(2;1/12)" office:value-type="float" office:value="659.25511382574">
            <text:p>659.2551138257</text:p>
          </table:table-cell>
          <table:table-cell table:style-name="ce6" table:formula="of:=32*[.B77]/31250" office:value-type="float" office:value="0.675077236557558">
            <text:p>0.67507724 </text:p>
          </table:table-cell>
          <table:table-cell table:style-name="ce3" table:formula="of:=INT([.C77]*256*8)" office:value-type="float" office:value="1382">
            <text:p>1382</text:p>
          </table:table-cell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5" table:formula="of:=[.B77]*POWER(2;1/12)" office:value-type="float" office:value="698.456462866008">
            <text:p>698.456462866</text:p>
          </table:table-cell>
          <table:table-cell table:style-name="ce6" table:formula="of:=32*[.B78]/31250" office:value-type="float" office:value="0.715219417974792">
            <text:p>0.71521942 </text:p>
          </table:table-cell>
          <table:table-cell table:style-name="ce3" table:formula="of:=INT([.C78]*256*8)" office:value-type="float" office:value="1464">
            <text:p>1464</text:p>
          </table:table-cell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5" table:formula="of:=[.B78]*POWER(2;1/12)" office:value-type="float" office:value="739.988845423269">
            <text:p>739.9888454233</text:p>
          </table:table-cell>
          <table:table-cell table:style-name="ce6" table:formula="of:=32*[.B79]/31250" office:value-type="float" office:value="0.757748577713427">
            <text:p>0.75774858 </text:p>
          </table:table-cell>
          <table:table-cell table:style-name="ce3" table:formula="of:=INT([.C79]*256*8)" office:value-type="float" office:value="1551">
            <text:p>1551</text:p>
          </table:table-cell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5" table:formula="of:=[.B79]*POWER(2;1/12)" office:value-type="float" office:value="783.990871963499">
            <text:p>783.9908719635</text:p>
          </table:table-cell>
          <table:table-cell table:style-name="ce6" table:formula="of:=32*[.B80]/31250" office:value-type="float" office:value="0.802806652890623">
            <text:p>0.80280665 </text:p>
          </table:table-cell>
          <table:table-cell table:style-name="ce3" table:formula="of:=INT([.C80]*256*8)" office:value-type="float" office:value="1644">
            <text:p>1644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5" table:formula="of:=[.B80]*POWER(2;1/12)" office:value-type="float" office:value="830.609395159891">
            <text:p>830.6093951599</text:p>
          </table:table-cell>
          <table:table-cell table:style-name="ce6" table:formula="of:=32*[.B81]/31250" office:value-type="float" office:value="0.850544020643728">
            <text:p>0.85054402 </text:p>
          </table:table-cell>
          <table:table-cell table:style-name="ce3" table:formula="of:=INT([.C81]*256*8)" office:value-type="float" office:value="1741">
            <text:p>1741</text:p>
          </table:table-cell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5" table:formula="of:=[.B81]*POWER(2;1/12)" office:value-type="float" office:value="880">
            <text:p>880</text:p>
          </table:table-cell>
          <table:table-cell table:style-name="ce6" table:formula="of:=32*[.B82]/31250" office:value-type="float" office:value="0.90112">
            <text:p>0.90112000 </text:p>
          </table:table-cell>
          <table:table-cell table:style-name="ce3" table:formula="of:=INT([.C82]*256*8)" office:value-type="float" office:value="1845">
            <text:p>1845</text:p>
          </table:table-cell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5" table:formula="of:=[.B82]*POWER(2;1/12)" office:value-type="float" office:value="932.32752303618">
            <text:p>932.3275230362</text:p>
          </table:table-cell>
          <table:table-cell table:style-name="ce6" table:formula="of:=32*[.B83]/31250" office:value-type="float" office:value="0.954703383589049">
            <text:p>0.95470338 </text:p>
          </table:table-cell>
          <table:table-cell table:style-name="ce3" table:formula="of:=INT([.C83]*256*8)" office:value-type="float" office:value="1955">
            <text:p>1955</text:p>
          </table:table-cell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5" table:formula="of:=[.B83]*POWER(2;1/12)" office:value-type="float" office:value="987.766602512249">
            <text:p>987.7666025122</text:p>
          </table:table-cell>
          <table:table-cell table:style-name="ce6" table:formula="of:=32*[.B84]/31250" office:value-type="float" office:value="1.01147300097254">
            <text:p>1.01147300 </text:p>
          </table:table-cell>
          <table:table-cell table:style-name="ce3" table:formula="of:=INT([.C84]*256*8)" office:value-type="float" office:value="2071">
            <text:p>2071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4" table:formula="of:=[.B84]*POWER(2;1/12)" office:value-type="float" office:value="1046.50226120239">
            <text:p>1046.5022612024</text:p>
          </table:table-cell>
          <table:table-cell table:style-name="ce6" table:formula="of:=32*[.B85]/31250" office:value-type="float" office:value="1.07161831547125">
            <text:p>1.07161832 </text:p>
          </table:table-cell>
          <table:table-cell table:style-name="ce3" table:formula="of:=INT([.C85]*256*8)" office:value-type="float" office:value="2194">
            <text:p>2194</text:p>
          </table:table-cell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5" table:formula="of:=[.B85]*POWER(2;1/12)" office:value-type="float" office:value="1108.73052390749">
            <text:p>1108.7305239075</text:p>
          </table:table-cell>
          <table:table-cell table:style-name="ce6" table:formula="of:=32*[.B86]/31250" office:value-type="float" office:value="1.13534005648127">
            <text:p>1.13534006 </text:p>
          </table:table-cell>
          <table:table-cell table:style-name="ce3" table:formula="of:=INT([.C86]*256*8)" office:value-type="float" office:value="2325">
            <text:p>2325</text:p>
          </table:table-cell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5" table:formula="of:=[.B86]*POWER(2;1/12)" office:value-type="float" office:value="1174.65907166963">
            <text:p>1174.6590716696</text:p>
          </table:table-cell>
          <table:table-cell table:style-name="ce6" table:formula="of:=32*[.B87]/31250" office:value-type="float" office:value="1.2028508893897">
            <text:p>1.20285089 </text:p>
          </table:table-cell>
          <table:table-cell table:style-name="ce3" table:formula="of:=INT([.C87]*256*8)" office:value-type="float" office:value="2463">
            <text:p>2463</text:p>
          </table:table-cell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5" table:formula="of:=[.B87]*POWER(2;1/12)" office:value-type="float" office:value="1244.50793488832">
            <text:p>1244.5079348883</text:p>
          </table:table-cell>
          <table:table-cell table:style-name="ce6" table:formula="of:=32*[.B88]/31250" office:value-type="float" office:value="1.27437612532564">
            <text:p>1.27437613 </text:p>
          </table:table-cell>
          <table:table-cell table:style-name="ce3" table:formula="of:=INT([.C88]*256*8)" office:value-type="float" office:value="2609">
            <text:p>2609</text:p>
          </table:table-cell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5" table:formula="of:=[.B88]*POWER(2;1/12)" office:value-type="float" office:value="1318.51022765148">
            <text:p>1318.5102276515</text:p>
          </table:table-cell>
          <table:table-cell table:style-name="ce6" table:formula="of:=32*[.B89]/31250" office:value-type="float" office:value="1.35015447311512">
            <text:p>1.35015447 </text:p>
          </table:table-cell>
          <table:table-cell table:style-name="ce3" table:formula="of:=INT([.C89]*256*8)" office:value-type="float" office:value="2765">
            <text:p>2765</text:p>
          </table:table-cell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5" table:formula="of:=[.B89]*POWER(2;1/12)" office:value-type="float" office:value="1396.91292573202">
            <text:p>1396.912925732</text:p>
          </table:table-cell>
          <table:table-cell table:style-name="ce6" table:formula="of:=32*[.B90]/31250" office:value-type="float" office:value="1.43043883594958">
            <text:p>1.43043884 </text:p>
          </table:table-cell>
          <table:table-cell table:style-name="ce3" table:formula="of:=INT([.C90]*256*8)" office:value-type="float" office:value="2929">
            <text:p>2929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5" table:formula="of:=[.B90]*POWER(2;1/12)" office:value-type="float" office:value="1479.97769084654">
            <text:p>1479.9776908465</text:p>
          </table:table-cell>
          <table:table-cell table:style-name="ce6" table:formula="of:=32*[.B91]/31250" office:value-type="float" office:value="1.51549715542686">
            <text:p>1.51549716 </text:p>
          </table:table-cell>
          <table:table-cell table:style-name="ce3" table:formula="of:=INT([.C91]*256*8)" office:value-type="float" office:value="3103">
            <text:p>3103</text:p>
          </table:table-cell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5" table:formula="of:=[.B91]*POWER(2;1/12)" office:value-type="float" office:value="1567.981743927">
            <text:p>1567.981743927</text:p>
          </table:table-cell>
          <table:table-cell table:style-name="ce6" table:formula="of:=32*[.B92]/31250" office:value-type="float" office:value="1.60561330578125">
            <text:p>1.60561331 </text:p>
          </table:table-cell>
          <table:table-cell table:style-name="ce3" table:formula="of:=INT([.C92]*256*8)" office:value-type="float" office:value="3288">
            <text:p>3288</text:p>
          </table:table-cell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5" table:formula="of:=[.B92]*POWER(2;1/12)" office:value-type="float" office:value="1661.21879031978">
            <text:p>1661.2187903198</text:p>
          </table:table-cell>
          <table:table-cell table:style-name="ce6" table:formula="of:=32*[.B93]/31250" office:value-type="float" office:value="1.70108804128746">
            <text:p>1.70108804 </text:p>
          </table:table-cell>
          <table:table-cell table:style-name="ce3" table:formula="of:=INT([.C93]*256*8)" office:value-type="float" office:value="3483">
            <text:p>3483</text:p>
          </table:table-cell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5" table:formula="of:=[.B93]*POWER(2;1/12)" office:value-type="float" office:value="1760">
            <text:p>1760</text:p>
          </table:table-cell>
          <table:table-cell table:style-name="ce6" table:formula="of:=32*[.B94]/31250" office:value-type="float" office:value="1.80224">
            <text:p>1.80224000 </text:p>
          </table:table-cell>
          <table:table-cell table:style-name="ce3" table:formula="of:=INT([.C94]*256*8)" office:value-type="float" office:value="3690">
            <text:p>369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3" table:formula="of:=[.B94]*POWER(2;1/12)" office:value-type="float" office:value="1864.65504607236">
            <text:p>1864.6550460724</text:p>
          </table:table-cell>
          <table:table-cell table:style-name="ce6" table:formula="of:=32*[.B95]/31250" office:value-type="float" office:value="1.9094067671781">
            <text:p>1.90940677 </text:p>
          </table:table-cell>
          <table:table-cell table:style-name="ce3" table:formula="of:=INT([.C95]*256*8)" office:value-type="float" office:value="3910">
            <text:p>391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3" table:formula="of:=[.B95]*POWER(2;1/12)" office:value-type="float" office:value="1975.5332050245">
            <text:p>1975.5332050245</text:p>
          </table:table-cell>
          <table:table-cell table:style-name="ce6" table:formula="of:=32*[.B96]/31250" office:value-type="float" office:value="2.02294600194509">
            <text:p>2.02294600 </text:p>
          </table:table-cell>
          <table:table-cell table:style-name="ce3" table:formula="of:=INT([.C96]*256*8)" office:value-type="float" office:value="4142">
            <text:p>4142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4" table:formula="of:=[.B96]*POWER(2;1/12)" office:value-type="float" office:value="2093.00452240479">
            <text:p>2093.0045224048</text:p>
          </table:table-cell>
          <table:table-cell table:style-name="ce6" table:formula="of:=32*[.B97]/31250" office:value-type="float" office:value="2.14323663094251">
            <text:p>2.14323663 </text:p>
          </table:table-cell>
          <table:table-cell table:style-name="ce3" table:formula="of:=INT([.C97]*256*8)" office:value-type="float" office:value="4389">
            <text:p>438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3" table:formula="of:=[.B97]*POWER(2;1/12)" office:value-type="float" office:value="2217.46104781498">
            <text:p>2217.461047815</text:p>
          </table:table-cell>
          <table:table-cell table:style-name="ce6" table:formula="of:=32*[.B98]/31250" office:value-type="float" office:value="2.27068011296254">
            <text:p>2.27068011 </text:p>
          </table:table-cell>
          <table:table-cell table:style-name="ce3" table:formula="of:=INT([.C98]*256*8)" office:value-type="float" office:value="4650">
            <text:p>465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3" table:formula="of:=[.B98]*POWER(2;1/12)" office:value-type="float" office:value="2349.31814333926">
            <text:p>2349.3181433393</text:p>
          </table:table-cell>
          <table:table-cell table:style-name="ce6" table:formula="of:=32*[.B99]/31250" office:value-type="float" office:value="2.4057017787794">
            <text:p>2.40570178 </text:p>
          </table:table-cell>
          <table:table-cell table:style-name="ce3" table:formula="of:=INT([.C99]*256*8)" office:value-type="float" office:value="4926">
            <text:p>492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3" table:formula="of:=[.B99]*POWER(2;1/12)" office:value-type="float" office:value="2489.01586977665">
            <text:p>2489.0158697767</text:p>
          </table:table-cell>
          <table:table-cell table:style-name="ce6" table:formula="of:=32*[.B100]/31250" office:value-type="float" office:value="2.54875225065129">
            <text:p>2.54875225 </text:p>
          </table:table-cell>
          <table:table-cell table:style-name="ce3" table:formula="of:=INT([.C100]*256*8)" office:value-type="float" office:value="5219">
            <text:p>52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3" table:formula="of:=[.B100]*POWER(2;1/12)" office:value-type="float" office:value="2637.02045530296">
            <text:p>2637.020455303</text:p>
          </table:table-cell>
          <table:table-cell table:style-name="ce6" table:formula="of:=32*[.B101]/31250" office:value-type="float" office:value="2.70030894623023">
            <text:p>2.70030895 </text:p>
          </table:table-cell>
          <table:table-cell table:style-name="ce3" table:formula="of:=INT([.C101]*256*8)" office:value-type="float" office:value="5530">
            <text:p>553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3" table:formula="of:=[.B101]*POWER(2;1/12)" office:value-type="float" office:value="2793.82585146403">
            <text:p>2793.825851464</text:p>
          </table:table-cell>
          <table:table-cell table:style-name="ce6" table:formula="of:=32*[.B102]/31250" office:value-type="float" office:value="2.86087767189917">
            <text:p>2.86087767 </text:p>
          </table:table-cell>
          <table:table-cell table:style-name="ce3" table:formula="of:=INT([.C102]*256*8)" office:value-type="float" office:value="5859">
            <text:p>585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3" table:formula="of:=[.B102]*POWER(2;1/12)" office:value-type="float" office:value="2959.95538169308">
            <text:p>2959.9553816931</text:p>
          </table:table-cell>
          <table:table-cell table:style-name="ce6" table:formula="of:=32*[.B103]/31250" office:value-type="float" office:value="3.03099431085371">
            <text:p>3.03099431 </text:p>
          </table:table-cell>
          <table:table-cell table:style-name="ce3" table:formula="of:=INT([.C103]*256*8)" office:value-type="float" office:value="6207">
            <text:p>620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3" table:formula="of:=[.B103]*POWER(2;1/12)" office:value-type="float" office:value="3135.963487854">
            <text:p>3135.963487854</text:p>
          </table:table-cell>
          <table:table-cell table:style-name="ce6" table:formula="of:=32*[.B104]/31250" office:value-type="float" office:value="3.21122661156249">
            <text:p>3.21122661 </text:p>
          </table:table-cell>
          <table:table-cell table:style-name="ce3" table:formula="of:=INT([.C104]*256*8)" office:value-type="float" office:value="6576">
            <text:p>657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3" table:formula="of:=[.B104]*POWER(2;1/12)" office:value-type="float" office:value="3322.43758063956">
            <text:p>3322.4375806396</text:p>
          </table:table-cell>
          <table:table-cell table:style-name="ce6" table:formula="of:=32*[.B105]/31250" office:value-type="float" office:value="3.40217608257491">
            <text:p>3.40217608 </text:p>
          </table:table-cell>
          <table:table-cell table:style-name="ce3" table:formula="of:=INT([.C105]*256*8)" office:value-type="float" office:value="6967">
            <text:p>69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3" table:formula="of:=[.B105]*POWER(2;1/12)" office:value-type="float" office:value="3520">
            <text:p>3520</text:p>
          </table:table-cell>
          <table:table-cell table:style-name="ce6" table:formula="of:=32*[.B106]/31250" office:value-type="float" office:value="3.60448">
            <text:p>3.60448000 </text:p>
          </table:table-cell>
          <table:table-cell table:style-name="ce3" table:formula="of:=INT([.C106]*256*8)" office:value-type="float" office:value="7381">
            <text:p>738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3" table:formula="of:=[.B106]*POWER(2;1/12)" office:value-type="float" office:value="3729.31009214472">
            <text:p>3729.3100921447</text:p>
          </table:table-cell>
          <table:table-cell table:style-name="ce6" table:formula="of:=32*[.B107]/31250" office:value-type="float" office:value="3.8188135343562">
            <text:p>3.81881353 </text:p>
          </table:table-cell>
          <table:table-cell table:style-name="ce3" table:formula="of:=INT([.C107]*256*8)" office:value-type="float" office:value="7820">
            <text:p>782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3" table:formula="of:=[.B107]*POWER(2;1/12)" office:value-type="float" office:value="3951.066410049">
            <text:p>3951.066410049</text:p>
          </table:table-cell>
          <table:table-cell table:style-name="ce6" table:formula="of:=32*[.B108]/31250" office:value-type="float" office:value="4.04589200389017">
            <text:p>4.04589200 </text:p>
          </table:table-cell>
          <table:table-cell table:style-name="ce3" table:formula="of:=INT([.C108]*256*8)" office:value-type="float" office:value="8285">
            <text:p>82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3" table:formula="of:=[.B108]*POWER(2;1/12)" office:value-type="float" office:value="4186.00904480958">
            <text:p>4186.0090448096</text:p>
          </table:table-cell>
          <table:table-cell table:style-name="ce6" table:formula="of:=32*[.B109]/31250" office:value-type="float" office:value="4.28647326188501">
            <text:p>4.28647326 </text:p>
          </table:table-cell>
          <table:table-cell table:style-name="ce3" table:formula="of:=INT([.C109]*256*8)" office:value-type="float" office:value="8778">
            <text:p>877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3" table:formula="of:=[.B109]*POWER(2;1/12)" office:value-type="float" office:value="4434.92209562996">
            <text:p>4434.92209563</text:p>
          </table:table-cell>
          <table:table-cell table:style-name="ce6" table:formula="of:=32*[.B110]/31250" office:value-type="float" office:value="4.54136022592508">
            <text:p>4.54136023 </text:p>
          </table:table-cell>
          <table:table-cell table:style-name="ce3" table:formula="of:=INT([.C110]*256*8)" office:value-type="float" office:value="9300">
            <text:p>93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3" table:formula="of:=[.B110]*POWER(2;1/12)" office:value-type="float" office:value="4698.63628667853">
            <text:p>4698.6362866785</text:p>
          </table:table-cell>
          <table:table-cell table:style-name="ce6" table:formula="of:=32*[.B111]/31250" office:value-type="float" office:value="4.81140355755881">
            <text:p>4.81140356 </text:p>
          </table:table-cell>
          <table:table-cell table:style-name="ce3" table:formula="of:=INT([.C111]*256*8)" office:value-type="float" office:value="9853">
            <text:p>985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3" table:formula="of:=[.B111]*POWER(2;1/12)" office:value-type="float" office:value="4978.0317395533">
            <text:p>4978.0317395533</text:p>
          </table:table-cell>
          <table:table-cell table:style-name="ce6" table:formula="of:=32*[.B112]/31250" office:value-type="float" office:value="5.09750450130258">
            <text:p>5.09750450 </text:p>
          </table:table-cell>
          <table:table-cell table:style-name="ce3" table:formula="of:=INT([.C112]*256*8)" office:value-type="float" office:value="10439">
            <text:p>1043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3" table:formula="of:=[.B112]*POWER(2;1/12)" office:value-type="float" office:value="5274.04091060593">
            <text:p>5274.0409106059</text:p>
          </table:table-cell>
          <table:table-cell table:style-name="ce6" table:formula="of:=32*[.B113]/31250" office:value-type="float" office:value="5.40061789246047">
            <text:p>5.40061789 </text:p>
          </table:table-cell>
          <table:table-cell table:style-name="ce3" table:formula="of:=INT([.C113]*256*8)" office:value-type="float" office:value="11060">
            <text:p>1106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3" table:formula="of:=[.B113]*POWER(2;1/12)" office:value-type="float" office:value="5587.65170292807">
            <text:p>5587.6517029281</text:p>
          </table:table-cell>
          <table:table-cell table:style-name="ce6" table:formula="of:=32*[.B114]/31250" office:value-type="float" office:value="5.72175534379835">
            <text:p>5.72175534 </text:p>
          </table:table-cell>
          <table:table-cell table:style-name="ce3" table:formula="of:=INT([.C114]*256*8)" office:value-type="float" office:value="11718">
            <text:p>117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3" table:formula="of:=[.B114]*POWER(2;1/12)" office:value-type="float" office:value="5919.91076338616">
            <text:p>5919.9107633862</text:p>
          </table:table-cell>
          <table:table-cell table:style-name="ce6" table:formula="of:=32*[.B115]/31250" office:value-type="float" office:value="6.06198862170743">
            <text:p>6.06198862 </text:p>
          </table:table-cell>
          <table:table-cell table:style-name="ce3" table:formula="of:=INT([.C115]*256*8)" office:value-type="float" office:value="12414">
            <text:p>1241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3" table:formula="of:=[.B115]*POWER(2;1/12)" office:value-type="float" office:value="6271.926975708">
            <text:p>6271.926975708</text:p>
          </table:table-cell>
          <table:table-cell table:style-name="ce6" table:formula="of:=32*[.B116]/31250" office:value-type="float" office:value="6.42245322312499">
            <text:p>6.42245322 </text:p>
          </table:table-cell>
          <table:table-cell table:style-name="ce3" table:formula="of:=INT([.C116]*256*8)" office:value-type="float" office:value="13153">
            <text:p>1315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3" table:formula="of:=[.B116]*POWER(2;1/12)" office:value-type="float" office:value="6644.87516127913">
            <text:p>6644.8751612791</text:p>
          </table:table-cell>
          <table:table-cell table:style-name="ce6" table:formula="of:=32*[.B117]/31250" office:value-type="float" office:value="6.80435216514983">
            <text:p>6.80435217 </text:p>
          </table:table-cell>
          <table:table-cell table:style-name="ce3" table:formula="of:=INT([.C117]*256*8)" office:value-type="float" office:value="13935">
            <text:p>1393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3" table:formula="of:=[.B117]*POWER(2;1/12)" office:value-type="float" office:value="7040.00000000001">
            <text:p>7040</text:p>
          </table:table-cell>
          <table:table-cell table:style-name="ce6" table:formula="of:=32*[.B118]/31250" office:value-type="float" office:value="7.20896000000001">
            <text:p>7.20896000 </text:p>
          </table:table-cell>
          <table:table-cell table:style-name="ce3" table:formula="of:=INT([.C118]*256*8)" office:value-type="float" office:value="14763">
            <text:p>1476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3" table:formula="of:=[.B118]*POWER(2;1/12)" office:value-type="float" office:value="7458.62018428945">
            <text:p>7458.6201842895</text:p>
          </table:table-cell>
          <table:table-cell table:style-name="ce6" table:formula="of:=32*[.B119]/31250" office:value-type="float" office:value="7.6376270687124">
            <text:p>7.63762707 </text:p>
          </table:table-cell>
          <table:table-cell table:style-name="ce3" table:formula="of:=INT([.C119]*256*8)" office:value-type="float" office:value="15641">
            <text:p>1564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3" table:formula="of:=[.B119]*POWER(2;1/12)" office:value-type="float" office:value="7902.132820098">
            <text:p>7902.132820098</text:p>
          </table:table-cell>
          <table:table-cell table:style-name="ce6" table:formula="of:=32*[.B120]/31250" office:value-type="float" office:value="8.09178400778035">
            <text:p>8.09178401 </text:p>
          </table:table-cell>
          <table:table-cell table:style-name="ce3" table:formula="of:=INT([.C120]*256*8)" office:value-type="float" office:value="16571">
            <text:p>1657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3" table:formula="of:=[.B120]*POWER(2;1/12)" office:value-type="float" office:value="8372.01808961917">
            <text:p>8372.0180896192</text:p>
          </table:table-cell>
          <table:table-cell table:style-name="ce6" table:formula="of:=32*[.B121]/31250" office:value-type="float" office:value="8.57294652377003">
            <text:p>8.57294652 </text:p>
          </table:table-cell>
          <table:table-cell table:style-name="ce3" table:formula="of:=INT([.C121]*256*8)" office:value-type="float" office:value="17557">
            <text:p>175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3" table:formula="of:=[.B121]*POWER(2;1/12)" office:value-type="float" office:value="8869.84419125992">
            <text:p>8869.8441912599</text:p>
          </table:table-cell>
          <table:table-cell table:style-name="ce6" table:formula="of:=32*[.B122]/31250" office:value-type="float" office:value="9.08272045185016">
            <text:p>9.08272045 </text:p>
          </table:table-cell>
          <table:table-cell table:style-name="ce3" table:formula="of:=INT([.C122]*256*8)" office:value-type="float" office:value="18601">
            <text:p>1860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3" table:formula="of:=[.B122]*POWER(2;1/12)" office:value-type="float" office:value="9397.27257335706">
            <text:p>9397.2725733571</text:p>
          </table:table-cell>
          <table:table-cell table:style-name="ce6" table:formula="of:=32*[.B123]/31250" office:value-type="float" office:value="9.62280711511763">
            <text:p>9.62280712 </text:p>
          </table:table-cell>
          <table:table-cell table:style-name="ce3" table:formula="of:=INT([.C123]*256*8)" office:value-type="float" office:value="19707">
            <text:p>197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3" table:formula="of:=[.B123]*POWER(2;1/12)" office:value-type="float" office:value="9956.06347910661">
            <text:p>9956.0634791066</text:p>
          </table:table-cell>
          <table:table-cell table:style-name="ce6" table:formula="of:=32*[.B124]/31250" office:value-type="float" office:value="10.1950090026052">
            <text:p>10.19500900 </text:p>
          </table:table-cell>
          <table:table-cell table:style-name="ce3" table:formula="of:=INT([.C124]*256*8)" office:value-type="float" office:value="20879">
            <text:p>2087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3" table:formula="of:=[.B124]*POWER(2;1/12)" office:value-type="float" office:value="10548.0818212119">
            <text:p>10548.0818212119</text:p>
          </table:table-cell>
          <table:table-cell table:style-name="ce6" table:formula="of:=32*[.B125]/31250" office:value-type="float" office:value="10.8012357849209">
            <text:p>10.80123578 </text:p>
          </table:table-cell>
          <table:table-cell table:style-name="ce3" table:formula="of:=INT([.C125]*256*8)" office:value-type="float" office:value="22120">
            <text:p>2212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3" table:formula="of:=[.B125]*POWER(2;1/12)" office:value-type="float" office:value="11175.3034058561">
            <text:p>11175.3034058561</text:p>
          </table:table-cell>
          <table:table-cell table:style-name="ce6" table:formula="of:=32*[.B126]/31250" office:value-type="float" office:value="11.4435106875967">
            <text:p>11.44351069 </text:p>
          </table:table-cell>
          <table:table-cell table:style-name="ce3" table:formula="of:=INT([.C126]*256*8)" office:value-type="float" office:value="23436">
            <text:p>2343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3" table:formula="of:=[.B126]*POWER(2;1/12)" office:value-type="float" office:value="11839.8215267723">
            <text:p>11839.8215267723</text:p>
          </table:table-cell>
          <table:table-cell table:style-name="ce6" table:formula="of:=32*[.B127]/31250" office:value-type="float" office:value="12.1239772434149">
            <text:p>12.12397724 </text:p>
          </table:table-cell>
          <table:table-cell table:style-name="ce3" table:formula="of:=INT([.C127]*256*8)" office:value-type="float" office:value="24829">
            <text:p>2482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3" table:formula="of:=[.B127]*POWER(2;1/12)" office:value-type="float" office:value="12543.853951416">
            <text:p>12543.853951416</text:p>
          </table:table-cell>
          <table:table-cell table:style-name="ce6" table:formula="of:=32*[.B128]/31250" office:value-type="float" office:value="12.84490644625">
            <text:p>12.84490645 </text:p>
          </table:table-cell>
          <table:table-cell table:style-name="ce3" table:formula="of:=INT([.C128]*256*8)" office:value-type="float" office:value="26306">
            <text:p>26306</text:p>
          </table:table-cell>
        </table:table-row>
        <table:table-row table:style-name="ro1" table:number-rows-repeated="10484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ave" table:style-name="ta1">
        <table:table-column table:style-name="co5" table:default-cell-style-name="Default"/>
        <table:table-column table:style-name="co6" table:number-columns-repeated="16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inde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2" office:value-type="string">
            <text:p>saw8</text:p>
          </table:table-cell>
          <table:table-cell table:style-name="ce2"/>
          <table:table-cell table:style-name="ce7" office:value-type="string">
            <text:p>saw12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SIN(RADIANS([.$A2]*360/256))" office:value-type="float" office:value="0">
            <text:p>0</text:p>
          </table:table-cell>
          <table:table-cell table:formula="of:=SIN(RADIANS([.C$1]*[.$A2]*360/256))" office:value-type="float" office:value="0">
            <text:p>0</text:p>
          </table:table-cell>
          <table:table-cell table:formula="of:=SIN(RADIANS([.D$1]*[.$A2]*360/256))" office:value-type="float" office:value="0">
            <text:p>0</text:p>
          </table:table-cell>
          <table:table-cell table:formula="of:=SIN(RADIANS([.E$1]*[.$A2]*360/256))" office:value-type="float" office:value="0">
            <text:p>0</text:p>
          </table:table-cell>
          <table:table-cell table:formula="of:=SIN(RADIANS([.F$1]*[.$A2]*360/256))" office:value-type="float" office:value="0">
            <text:p>0</text:p>
          </table:table-cell>
          <table:table-cell table:formula="of:=SIN(RADIANS([.G$1]*[.$A2]*360/256))" office:value-type="float" office:value="0">
            <text:p>0</text:p>
          </table:table-cell>
          <table:table-cell table:formula="of:=SIN(RADIANS([.H$1]*[.$A2]*360/256))" office:value-type="float" office:value="0">
            <text:p>0</text:p>
          </table:table-cell>
          <table:table-cell table:formula="of:=SIN(RADIANS([.I$1]*[.$A2]*360/256))" office:value-type="float" office:value="0">
            <text:p>0</text:p>
          </table:table-cell>
          <table:table-cell table:formula="of:=SIN(RADIANS([.J$1]*[.$A2]*360/256))" office:value-type="float" office:value="0">
            <text:p>0</text:p>
          </table:table-cell>
          <table:table-cell table:formula="of:=SIN(RADIANS([.K$1]*[.$A2]*360/256))" office:value-type="float" office:value="0">
            <text:p>0</text:p>
          </table:table-cell>
          <table:table-cell table:formula="of:=SIN(RADIANS([.L$1]*[.$A2]*360/256))" office:value-type="float" office:value="0">
            <text:p>0</text:p>
          </table:table-cell>
          <table:table-cell table:formula="of:=SIN(RADIANS([.M$1]*[.$A2]*360/256))" office:value-type="float" office:value="0">
            <text:p>0</text:p>
          </table:table-cell>
          <table:table-cell table:formula="of:=SIN(RADIANS([.N$1]*[.$A2]*360/256))" office:value-type="float" office:value="0">
            <text:p>0</text:p>
          </table:table-cell>
          <table:table-cell table:formula="of:=SIN(RADIANS([.O$1]*[.$A2]*360/256))" office:value-type="float" office:value="0">
            <text:p>0</text:p>
          </table:table-cell>
          <table:table-cell table:formula="of:=SIN(RADIANS([.P$1]*[.$A2]*360/256))" office:value-type="float" office:value="0">
            <text:p>0</text:p>
          </table:table-cell>
          <table:table-cell table:formula="of:=SIN(RADIANS([.Q$1]*[.$A2]*360/256))" office:value-type="float" office:value="0">
            <text:p>0</text:p>
          </table:table-cell>
          <table:table-cell table:formula="of:= [.B2]/1+ [.C2]/2+ [.D2]/3+ [.E2]/4+ [.F2]/5+ [.G2]/6+ [.H2]/7+ [.I2]/8+ [.J2]/9+ [.K2]/10+ [.L2]/11+ [.M2]/12+ [.N2]/13+ [.O2]/14+ [.P2]/15+ [.Q2]/16" office:value-type="float" office:value="0">
            <text:p>0</text:p>
          </table:table-cell>
          <table:table-cell table:formula="of:=INT(([.R2]+2)*64)" office:value-type="float" office:value="128">
            <text:p>128</text:p>
          </table:table-cell>
          <table:table-cell/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RADIANS([.$A3]*360/256))" office:value-type="float" office:value="0.0245412285229123">
            <text:p>0.0245412285</text:p>
          </table:table-cell>
          <table:table-cell table:formula="of:=SIN(RADIANS([.C$1]*[.$A3]*360/256))" office:value-type="float" office:value="0.049067674327418">
            <text:p>0.0490676743</text:p>
          </table:table-cell>
          <table:table-cell table:formula="of:=SIN(RADIANS([.D$1]*[.$A3]*360/256))" office:value-type="float" office:value="0.0735645635996674">
            <text:p>0.0735645636</text:p>
          </table:table-cell>
          <table:table-cell table:formula="of:=SIN(RADIANS([.E$1]*[.$A3]*360/256))" office:value-type="float" office:value="0.0980171403295606">
            <text:p>0.0980171403</text:p>
          </table:table-cell>
          <table:table-cell table:formula="of:=SIN(RADIANS([.F$1]*[.$A3]*360/256))" office:value-type="float" office:value="0.122410675199216">
            <text:p>0.1224106752</text:p>
          </table:table-cell>
          <table:table-cell table:formula="of:=SIN(RADIANS([.G$1]*[.$A3]*360/256))" office:value-type="float" office:value="0.146730474455362">
            <text:p>0.1467304745</text:p>
          </table:table-cell>
          <table:table-cell table:formula="of:=SIN(RADIANS([.H$1]*[.$A3]*360/256))" office:value-type="float" office:value="0.170961888760301">
            <text:p>0.1709618888</text:p>
          </table:table-cell>
          <table:table-cell table:formula="of:=SIN(RADIANS([.I$1]*[.$A3]*360/256))" office:value-type="float" office:value="0.195090322016128">
            <text:p>0.195090322</text:p>
          </table:table-cell>
          <table:table-cell table:formula="of:=SIN(RADIANS([.J$1]*[.$A3]*360/256))" office:value-type="float" office:value="0.21910124015687">
            <text:p>0.2191012402</text:p>
          </table:table-cell>
          <table:table-cell table:formula="of:=SIN(RADIANS([.K$1]*[.$A3]*360/256))" office:value-type="float" office:value="0.242980179903264">
            <text:p>0.2429801799</text:p>
          </table:table-cell>
          <table:table-cell table:formula="of:=SIN(RADIANS([.L$1]*[.$A3]*360/256))" office:value-type="float" office:value="0.266712757474898">
            <text:p>0.2667127575</text:p>
          </table:table-cell>
          <table:table-cell table:formula="of:=SIN(RADIANS([.M$1]*[.$A3]*360/256))" office:value-type="float" office:value="0.290284677254462">
            <text:p>0.2902846773</text:p>
          </table:table-cell>
          <table:table-cell table:formula="of:=SIN(RADIANS([.N$1]*[.$A3]*360/256))" office:value-type="float" office:value="0.313681740398891">
            <text:p>0.3136817404</text:p>
          </table:table-cell>
          <table:table-cell table:formula="of:=SIN(RADIANS([.O$1]*[.$A3]*360/256))" office:value-type="float" office:value="0.33688985339222">
            <text:p>0.3368898534</text:p>
          </table:table-cell>
          <table:table-cell table:formula="of:=SIN(RADIANS([.P$1]*[.$A3]*360/256))" office:value-type="float" office:value="0.359895036534988">
            <text:p>0.3598950365</text:p>
          </table:table-cell>
          <table:table-cell table:formula="of:=SIN(RADIANS([.Q$1]*[.$A3]*360/256))" office:value-type="float" office:value="0.38268343236509">
            <text:p>0.3826834324</text:p>
          </table:table-cell>
          <table:table-cell table:formula="of:= [.B3]/1+ [.C3]/2+ [.D3]/3+ [.E3]/4+ [.F3]/5+ [.G3]/6+ [.H3]/7+ [.I3]/8+ [.J3]/9+ [.K3]/10+ [.L3]/11+ [.M3]/12+ [.N3]/13+ [.O3]/14+ [.P3]/15+ [.Q3]/16" office:value-type="float" office:value="0.389030750180634">
            <text:p>0.3890307502</text:p>
          </table:table-cell>
          <table:table-cell table:formula="of:=INT(([.R3]+2)*64)" office:value-type="float" office:value="152">
            <text:p>152</text:p>
          </table:table-cell>
          <table:table-cell/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RADIANS([.$A4]*360/256))" office:value-type="float" office:value="0.049067674327418">
            <text:p>0.0490676743</text:p>
          </table:table-cell>
          <table:table-cell table:formula="of:=SIN(RADIANS([.C$1]*[.$A4]*360/256))" office:value-type="float" office:value="0.0980171403295606">
            <text:p>0.0980171403</text:p>
          </table:table-cell>
          <table:table-cell table:formula="of:=SIN(RADIANS([.D$1]*[.$A4]*360/256))" office:value-type="float" office:value="0.146730474455362">
            <text:p>0.1467304745</text:p>
          </table:table-cell>
          <table:table-cell table:formula="of:=SIN(RADIANS([.E$1]*[.$A4]*360/256))" office:value-type="float" office:value="0.195090322016128">
            <text:p>0.195090322</text:p>
          </table:table-cell>
          <table:table-cell table:formula="of:=SIN(RADIANS([.F$1]*[.$A4]*360/256))" office:value-type="float" office:value="0.242980179903264">
            <text:p>0.2429801799</text:p>
          </table:table-cell>
          <table:table-cell table:formula="of:=SIN(RADIANS([.G$1]*[.$A4]*360/256))" office:value-type="float" office:value="0.290284677254462">
            <text:p>0.2902846773</text:p>
          </table:table-cell>
          <table:table-cell table:formula="of:=SIN(RADIANS([.H$1]*[.$A4]*360/256))" office:value-type="float" office:value="0.33688985339222">
            <text:p>0.3368898534</text:p>
          </table:table-cell>
          <table:table-cell table:formula="of:=SIN(RADIANS([.I$1]*[.$A4]*360/256))" office:value-type="float" office:value="0.38268343236509">
            <text:p>0.3826834324</text:p>
          </table:table-cell>
          <table:table-cell table:formula="of:=SIN(RADIANS([.J$1]*[.$A4]*360/256))" office:value-type="float" office:value="0.427555093430282">
            <text:p>0.4275550934</text:p>
          </table:table-cell>
          <table:table-cell table:formula="of:=SIN(RADIANS([.K$1]*[.$A4]*360/256))" office:value-type="float" office:value="0.471396736825998">
            <text:p>0.4713967368</text:p>
          </table:table-cell>
          <table:table-cell table:formula="of:=SIN(RADIANS([.L$1]*[.$A4]*360/256))" office:value-type="float" office:value="0.514102744193222">
            <text:p>0.5141027442</text:p>
          </table:table-cell>
          <table:table-cell table:formula="of:=SIN(RADIANS([.M$1]*[.$A4]*360/256))" office:value-type="float" office:value="0.555570233019602">
            <text:p>0.555570233</text:p>
          </table:table-cell>
          <table:table-cell table:formula="of:=SIN(RADIANS([.N$1]*[.$A4]*360/256))" office:value-type="float" office:value="0.595699304492433">
            <text:p>0.5956993045</text:p>
          </table:table-cell>
          <table:table-cell table:formula="of:=SIN(RADIANS([.O$1]*[.$A4]*360/256))" office:value-type="float" office:value="0.634393284163645">
            <text:p>0.6343932842</text:p>
          </table:table-cell>
          <table:table-cell table:formula="of:=SIN(RADIANS([.P$1]*[.$A4]*360/256))" office:value-type="float" office:value="0.671558954847018">
            <text:p>0.6715589548</text:p>
          </table:table-cell>
          <table:table-cell table:formula="of:=SIN(RADIANS([.Q$1]*[.$A4]*360/256))" office:value-type="float" office:value="0.707106781186547">
            <text:p>0.7071067812</text:p>
          </table:table-cell>
          <table:table-cell table:formula="of:= [.B4]/1+ [.C4]/2+ [.D4]/3+ [.E4]/4+ [.F4]/5+ [.G4]/6+ [.H4]/7+ [.I4]/8+ [.J4]/9+ [.K4]/10+ [.L4]/11+ [.M4]/12+ [.N4]/13+ [.O4]/14+ [.P4]/15+ [.Q4]/16" office:value-type="float" office:value="0.756479877579664">
            <text:p>0.7564798776</text:p>
          </table:table-cell>
          <table:table-cell table:formula="of:=INT(([.R4]+2)*64)" office:value-type="float" office:value="176">
            <text:p>176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RADIANS([.$A5]*360/256))" office:value-type="float" office:value="0.0735645635996674">
            <text:p>0.0735645636</text:p>
          </table:table-cell>
          <table:table-cell table:formula="of:=SIN(RADIANS([.C$1]*[.$A5]*360/256))" office:value-type="float" office:value="0.146730474455362">
            <text:p>0.1467304745</text:p>
          </table:table-cell>
          <table:table-cell table:formula="of:=SIN(RADIANS([.D$1]*[.$A5]*360/256))" office:value-type="float" office:value="0.21910124015687">
            <text:p>0.2191012402</text:p>
          </table:table-cell>
          <table:table-cell table:formula="of:=SIN(RADIANS([.E$1]*[.$A5]*360/256))" office:value-type="float" office:value="0.290284677254462">
            <text:p>0.2902846773</text:p>
          </table:table-cell>
          <table:table-cell table:formula="of:=SIN(RADIANS([.F$1]*[.$A5]*360/256))" office:value-type="float" office:value="0.359895036534988">
            <text:p>0.3598950365</text:p>
          </table:table-cell>
          <table:table-cell table:formula="of:=SIN(RADIANS([.G$1]*[.$A5]*360/256))" office:value-type="float" office:value="0.427555093430282">
            <text:p>0.4275550934</text:p>
          </table:table-cell>
          <table:table-cell table:formula="of:=SIN(RADIANS([.H$1]*[.$A5]*360/256))" office:value-type="float" office:value="0.492898192229784">
            <text:p>0.4928981922</text:p>
          </table:table-cell>
          <table:table-cell table:formula="of:=SIN(RADIANS([.I$1]*[.$A5]*360/256))" office:value-type="float" office:value="0.555570233019602">
            <text:p>0.555570233</text:p>
          </table:table-cell>
          <table:table-cell table:formula="of:=SIN(RADIANS([.J$1]*[.$A5]*360/256))" office:value-type="float" office:value="0.615231590580627">
            <text:p>0.6152315906</text:p>
          </table:table-cell>
          <table:table-cell table:formula="of:=SIN(RADIANS([.K$1]*[.$A5]*360/256))" office:value-type="float" office:value="0.671558954847018">
            <text:p>0.6715589548</text:p>
          </table:table-cell>
          <table:table-cell table:formula="of:=SIN(RADIANS([.L$1]*[.$A5]*360/256))" office:value-type="float" office:value="0.724247082951467">
            <text:p>0.724247083</text:p>
          </table:table-cell>
          <table:table-cell table:formula="of:=SIN(RADIANS([.M$1]*[.$A5]*360/256))" office:value-type="float" office:value="0.773010453362737">
            <text:p>0.7730104534</text:p>
          </table:table-cell>
          <table:table-cell table:formula="of:=SIN(RADIANS([.N$1]*[.$A5]*360/256))" office:value-type="float" office:value="0.817584813151584">
            <text:p>0.8175848132</text:p>
          </table:table-cell>
          <table:table-cell table:formula="of:=SIN(RADIANS([.O$1]*[.$A5]*360/256))" office:value-type="float" office:value="0.857728610000272">
            <text:p>0.85772861</text:p>
          </table:table-cell>
          <table:table-cell table:formula="of:=SIN(RADIANS([.P$1]*[.$A5]*360/256))" office:value-type="float" office:value="0.893224301195515">
            <text:p>0.8932243012</text:p>
          </table:table-cell>
          <table:table-cell table:formula="of:=SIN(RADIANS([.Q$1]*[.$A5]*360/256))" office:value-type="float" office:value="0.923879532511287">
            <text:p>0.9238795325</text:p>
          </table:table-cell>
          <table:table-cell table:formula="of:= [.B5]/1+ [.C5]/2+ [.D5]/3+ [.E5]/4+ [.F5]/5+ [.G5]/6+ [.H5]/7+ [.I5]/8+ [.J5]/9+ [.K5]/10+ [.L5]/11+ [.M5]/12+ [.N5]/13+ [.O5]/14+ [.P5]/15+ [.Q5]/16" office:value-type="float" office:value="1.08285458207108">
            <text:p>1.0828545821</text:p>
          </table:table-cell>
          <table:table-cell table:formula="of:=INT(([.R5]+2)*64)" office:value-type="float" office:value="197">
            <text:p>197</text:p>
          </table:table-cell>
          <table:table-cell/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RADIANS([.$A6]*360/256))" office:value-type="float" office:value="0.0980171403295606">
            <text:p>0.0980171403</text:p>
          </table:table-cell>
          <table:table-cell table:formula="of:=SIN(RADIANS([.C$1]*[.$A6]*360/256))" office:value-type="float" office:value="0.195090322016128">
            <text:p>0.195090322</text:p>
          </table:table-cell>
          <table:table-cell table:formula="of:=SIN(RADIANS([.D$1]*[.$A6]*360/256))" office:value-type="float" office:value="0.290284677254462">
            <text:p>0.2902846773</text:p>
          </table:table-cell>
          <table:table-cell table:formula="of:=SIN(RADIANS([.E$1]*[.$A6]*360/256))" office:value-type="float" office:value="0.38268343236509">
            <text:p>0.3826834324</text:p>
          </table:table-cell>
          <table:table-cell table:formula="of:=SIN(RADIANS([.F$1]*[.$A6]*360/256))" office:value-type="float" office:value="0.471396736825998">
            <text:p>0.4713967368</text:p>
          </table:table-cell>
          <table:table-cell table:formula="of:=SIN(RADIANS([.G$1]*[.$A6]*360/256))" office:value-type="float" office:value="0.555570233019602">
            <text:p>0.555570233</text:p>
          </table:table-cell>
          <table:table-cell table:formula="of:=SIN(RADIANS([.H$1]*[.$A6]*360/256))" office:value-type="float" office:value="0.634393284163645">
            <text:p>0.6343932842</text:p>
          </table:table-cell>
          <table:table-cell table:formula="of:=SIN(RADIANS([.I$1]*[.$A6]*360/256))" office:value-type="float" office:value="0.707106781186547">
            <text:p>0.7071067812</text:p>
          </table:table-cell>
          <table:table-cell table:formula="of:=SIN(RADIANS([.J$1]*[.$A6]*360/256))" office:value-type="float" office:value="0.773010453362737">
            <text:p>0.7730104534</text:p>
          </table:table-cell>
          <table:table-cell table:formula="of:=SIN(RADIANS([.K$1]*[.$A6]*360/256))" office:value-type="float" office:value="0.831469612302545">
            <text:p>0.8314696123</text:p>
          </table:table-cell>
          <table:table-cell table:formula="of:=SIN(RADIANS([.L$1]*[.$A6]*360/256))" office:value-type="float" office:value="0.881921264348355">
            <text:p>0.8819212643</text:p>
          </table:table-cell>
          <table:table-cell table:formula="of:=SIN(RADIANS([.M$1]*[.$A6]*360/256))" office:value-type="float" office:value="0.923879532511287">
            <text:p>0.9238795325</text:p>
          </table:table-cell>
          <table:table-cell table:formula="of:=SIN(RADIANS([.N$1]*[.$A6]*360/256))" office:value-type="float" office:value="0.956940335732209">
            <text:p>0.9569403357</text:p>
          </table:table-cell>
          <table:table-cell table:formula="of:=SIN(RADIANS([.O$1]*[.$A6]*360/256))" office:value-type="float" office:value="0.98078528040323">
            <text:p>0.9807852804</text:p>
          </table:table-cell>
          <table:table-cell table:formula="of:=SIN(RADIANS([.P$1]*[.$A6]*360/256))" office:value-type="float" office:value="0.995184726672197">
            <text:p>0.9951847267</text:p>
          </table:table-cell>
          <table:table-cell table:formula="of:=SIN(RADIANS([.Q$1]*[.$A6]*360/256))" office:value-type="float" office:value="1">
            <text:p>1</text:p>
          </table:table-cell>
          <table:table-cell table:formula="of:= [.B6]/1+ [.C6]/2+ [.D6]/3+ [.E6]/4+ [.F6]/5+ [.G6]/6+ [.H6]/7+ [.I6]/8+ [.J6]/9+ [.K6]/10+ [.L6]/11+ [.M6]/12+ [.N6]/13+ [.O6]/14+ [.P6]/15+ [.Q6]/16" office:value-type="float" office:value="1.35259923238753">
            <text:p>1.3525992324</text:p>
          </table:table-cell>
          <table:table-cell table:formula="of:=INT(([.R6]+2)*64)" office:value-type="float" office:value="214">
            <text:p>214</text:p>
          </table:table-cell>
          <table:table-cell/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RADIANS([.$A7]*360/256))" office:value-type="float" office:value="0.122410675199216">
            <text:p>0.1224106752</text:p>
          </table:table-cell>
          <table:table-cell table:formula="of:=SIN(RADIANS([.C$1]*[.$A7]*360/256))" office:value-type="float" office:value="0.242980179903264">
            <text:p>0.2429801799</text:p>
          </table:table-cell>
          <table:table-cell table:formula="of:=SIN(RADIANS([.D$1]*[.$A7]*360/256))" office:value-type="float" office:value="0.359895036534988">
            <text:p>0.3598950365</text:p>
          </table:table-cell>
          <table:table-cell table:formula="of:=SIN(RADIANS([.E$1]*[.$A7]*360/256))" office:value-type="float" office:value="0.471396736825998">
            <text:p>0.4713967368</text:p>
          </table:table-cell>
          <table:table-cell table:formula="of:=SIN(RADIANS([.F$1]*[.$A7]*360/256))" office:value-type="float" office:value="0.575808191417845">
            <text:p>0.5758081914</text:p>
          </table:table-cell>
          <table:table-cell table:formula="of:=SIN(RADIANS([.G$1]*[.$A7]*360/256))" office:value-type="float" office:value="0.671558954847018">
            <text:p>0.6715589548</text:p>
          </table:table-cell>
          <table:table-cell table:formula="of:=SIN(RADIANS([.H$1]*[.$A7]*360/256))" office:value-type="float" office:value="0.757208846506484">
            <text:p>0.7572088465</text:p>
          </table:table-cell>
          <table:table-cell table:formula="of:=SIN(RADIANS([.I$1]*[.$A7]*360/256))" office:value-type="float" office:value="0.831469612302545">
            <text:p>0.8314696123</text:p>
          </table:table-cell>
          <table:table-cell table:formula="of:=SIN(RADIANS([.J$1]*[.$A7]*360/256))" office:value-type="float" office:value="0.893224301195515">
            <text:p>0.8932243012</text:p>
          </table:table-cell>
          <table:table-cell table:formula="of:=SIN(RADIANS([.K$1]*[.$A7]*360/256))" office:value-type="float" office:value="0.941544065183021">
            <text:p>0.9415440652</text:p>
          </table:table-cell>
          <table:table-cell table:formula="of:=SIN(RADIANS([.L$1]*[.$A7]*360/256))" office:value-type="float" office:value="0.975702130038528">
            <text:p>0.97570213</text:p>
          </table:table-cell>
          <table:table-cell table:formula="of:=SIN(RADIANS([.M$1]*[.$A7]*360/256))" office:value-type="float" office:value="0.995184726672197">
            <text:p>0.9951847267</text:p>
          </table:table-cell>
          <table:table-cell table:formula="of:=SIN(RADIANS([.N$1]*[.$A7]*360/256))" office:value-type="float" office:value="0.999698818696204">
            <text:p>0.9996988187</text:p>
          </table:table-cell>
          <table:table-cell table:formula="of:=SIN(RADIANS([.O$1]*[.$A7]*360/256))" office:value-type="float" office:value="0.989176509964781">
            <text:p>0.98917651</text:p>
          </table:table-cell>
          <table:table-cell table:formula="of:=SIN(RADIANS([.P$1]*[.$A7]*360/256))" office:value-type="float" office:value="0.96377606579544">
            <text:p>0.9637760658</text:p>
          </table:table-cell>
          <table:table-cell table:formula="of:=SIN(RADIANS([.Q$1]*[.$A7]*360/256))" office:value-type="float" office:value="0.923879532511287">
            <text:p>0.9238795325</text:p>
          </table:table-cell>
          <table:table-cell table:formula="of:= [.B7]/1+ [.C7]/2+ [.D7]/3+ [.E7]/4+ [.F7]/5+ [.G7]/6+ [.H7]/7+ [.I7]/8+ [.J7]/9+ [.K7]/10+ [.L7]/11+ [.M7]/12+ [.N7]/13+ [.O7]/14+ [.P7]/15+ [.Q7]/16" office:value-type="float" office:value="1.55549287411071">
            <text:p>1.5554928741</text:p>
          </table:table-cell>
          <table:table-cell table:formula="of:=INT(([.R7]+2)*64)" office:value-type="float" office:value="227">
            <text:p>227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RADIANS([.$A8]*360/256))" office:value-type="float" office:value="0.146730474455362">
            <text:p>0.1467304745</text:p>
          </table:table-cell>
          <table:table-cell table:formula="of:=SIN(RADIANS([.C$1]*[.$A8]*360/256))" office:value-type="float" office:value="0.290284677254462">
            <text:p>0.2902846773</text:p>
          </table:table-cell>
          <table:table-cell table:formula="of:=SIN(RADIANS([.D$1]*[.$A8]*360/256))" office:value-type="float" office:value="0.427555093430282">
            <text:p>0.4275550934</text:p>
          </table:table-cell>
          <table:table-cell table:formula="of:=SIN(RADIANS([.E$1]*[.$A8]*360/256))" office:value-type="float" office:value="0.555570233019602">
            <text:p>0.555570233</text:p>
          </table:table-cell>
          <table:table-cell table:formula="of:=SIN(RADIANS([.F$1]*[.$A8]*360/256))" office:value-type="float" office:value="0.671558954847018">
            <text:p>0.6715589548</text:p>
          </table:table-cell>
          <table:table-cell table:formula="of:=SIN(RADIANS([.G$1]*[.$A8]*360/256))" office:value-type="float" office:value="0.773010453362737">
            <text:p>0.7730104534</text:p>
          </table:table-cell>
          <table:table-cell table:formula="of:=SIN(RADIANS([.H$1]*[.$A8]*360/256))" office:value-type="float" office:value="0.857728610000272">
            <text:p>0.85772861</text:p>
          </table:table-cell>
          <table:table-cell table:formula="of:=SIN(RADIANS([.I$1]*[.$A8]*360/256))" office:value-type="float" office:value="0.923879532511287">
            <text:p>0.9238795325</text:p>
          </table:table-cell>
          <table:table-cell table:formula="of:=SIN(RADIANS([.J$1]*[.$A8]*360/256))" office:value-type="float" office:value="0.970031253194544">
            <text:p>0.9700312532</text:p>
          </table:table-cell>
          <table:table-cell table:formula="of:=SIN(RADIANS([.K$1]*[.$A8]*360/256))" office:value-type="float" office:value="0.995184726672197">
            <text:p>0.9951847267</text:p>
          </table:table-cell>
          <table:table-cell table:formula="of:=SIN(RADIANS([.L$1]*[.$A8]*360/256))" office:value-type="float" office:value="0.998795456205172">
            <text:p>0.9987954562</text:p>
          </table:table-cell>
          <table:table-cell table:formula="of:=SIN(RADIANS([.M$1]*[.$A8]*360/256))" office:value-type="float" office:value="0.98078528040323">
            <text:p>0.9807852804</text:p>
          </table:table-cell>
          <table:table-cell table:formula="of:=SIN(RADIANS([.N$1]*[.$A8]*360/256))" office:value-type="float" office:value="0.941544065183021">
            <text:p>0.9415440652</text:p>
          </table:table-cell>
          <table:table-cell table:formula="of:=SIN(RADIANS([.O$1]*[.$A8]*360/256))" office:value-type="float" office:value="0.881921264348355">
            <text:p>0.8819212643</text:p>
          </table:table-cell>
          <table:table-cell table:formula="of:=SIN(RADIANS([.P$1]*[.$A8]*360/256))" office:value-type="float" office:value="0.803207531480645">
            <text:p>0.8032075315</text:p>
          </table:table-cell>
          <table:table-cell table:formula="of:=SIN(RADIANS([.Q$1]*[.$A8]*360/256))" office:value-type="float" office:value="0.707106781186548">
            <text:p>0.7071067812</text:p>
          </table:table-cell>
          <table:table-cell table:formula="of:= [.B8]/1+ [.C8]/2+ [.D8]/3+ [.E8]/4+ [.F8]/5+ [.G8]/6+ [.H8]/7+ [.I8]/8+ [.J8]/9+ [.K8]/10+ [.L8]/11+ [.M8]/12+ [.N8]/13+ [.O8]/14+ [.P8]/15+ [.Q8]/16" office:value-type="float" office:value="1.68744180429663">
            <text:p>1.6874418043</text:p>
          </table:table-cell>
          <table:table-cell table:formula="of:=INT(([.R8]+2)*64)" office:value-type="float" office:value="235">
            <text:p>235</text:p>
          </table:table-cell>
          <table:table-cell/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IN(RADIANS([.$A9]*360/256))" office:value-type="float" office:value="0.170961888760301">
            <text:p>0.1709618888</text:p>
          </table:table-cell>
          <table:table-cell table:formula="of:=SIN(RADIANS([.C$1]*[.$A9]*360/256))" office:value-type="float" office:value="0.33688985339222">
            <text:p>0.3368898534</text:p>
          </table:table-cell>
          <table:table-cell table:formula="of:=SIN(RADIANS([.D$1]*[.$A9]*360/256))" office:value-type="float" office:value="0.492898192229784">
            <text:p>0.4928981922</text:p>
          </table:table-cell>
          <table:table-cell table:formula="of:=SIN(RADIANS([.E$1]*[.$A9]*360/256))" office:value-type="float" office:value="0.634393284163645">
            <text:p>0.6343932842</text:p>
          </table:table-cell>
          <table:table-cell table:formula="of:=SIN(RADIANS([.F$1]*[.$A9]*360/256))" office:value-type="float" office:value="0.757208846506484">
            <text:p>0.7572088465</text:p>
          </table:table-cell>
          <table:table-cell table:formula="of:=SIN(RADIANS([.G$1]*[.$A9]*360/256))" office:value-type="float" office:value="0.857728610000272">
            <text:p>0.85772861</text:p>
          </table:table-cell>
          <table:table-cell table:formula="of:=SIN(RADIANS([.H$1]*[.$A9]*360/256))" office:value-type="float" office:value="0.932992798834739">
            <text:p>0.9329927988</text:p>
          </table:table-cell>
          <table:table-cell table:formula="of:=SIN(RADIANS([.I$1]*[.$A9]*360/256))" office:value-type="float" office:value="0.98078528040323">
            <text:p>0.9807852804</text:p>
          </table:table-cell>
          <table:table-cell table:formula="of:=SIN(RADIANS([.J$1]*[.$A9]*360/256))" office:value-type="float" office:value="0.999698818696204">
            <text:p>0.9996988187</text:p>
          </table:table-cell>
          <table:table-cell table:formula="of:=SIN(RADIANS([.K$1]*[.$A9]*360/256))" office:value-type="float" office:value="0.989176509964781">
            <text:p>0.98917651</text:p>
          </table:table-cell>
          <table:table-cell table:formula="of:=SIN(RADIANS([.L$1]*[.$A9]*360/256))" office:value-type="float" office:value="0.949528180593037">
            <text:p>0.9495281806</text:p>
          </table:table-cell>
          <table:table-cell table:formula="of:=SIN(RADIANS([.M$1]*[.$A9]*360/256))" office:value-type="float" office:value="0.881921264348355">
            <text:p>0.8819212643</text:p>
          </table:table-cell>
          <table:table-cell table:formula="of:=SIN(RADIANS([.N$1]*[.$A9]*360/256))" office:value-type="float" office:value="0.788346427626606">
            <text:p>0.7883464276</text:p>
          </table:table-cell>
          <table:table-cell table:formula="of:=SIN(RADIANS([.O$1]*[.$A9]*360/256))" office:value-type="float" office:value="0.671558954847019">
            <text:p>0.6715589548</text:p>
          </table:table-cell>
          <table:table-cell table:formula="of:=SIN(RADIANS([.P$1]*[.$A9]*360/256))" office:value-type="float" office:value="0.534997619887097">
            <text:p>0.5349976199</text:p>
          </table:table-cell>
          <table:table-cell table:formula="of:=SIN(RADIANS([.Q$1]*[.$A9]*360/256))" office:value-type="float" office:value="0.38268343236509">
            <text:p>0.3826834324</text:p>
          </table:table-cell>
          <table:table-cell table:formula="of:= [.B9]/1+ [.C9]/2+ [.D9]/3+ [.E9]/4+ [.F9]/5+ [.G9]/6+ [.H9]/7+ [.I9]/8+ [.J9]/9+ [.K9]/10+ [.L9]/11+ [.M9]/12+ [.N9]/13+ [.O9]/14+ [.P9]/15+ [.Q9]/16" office:value-type="float" office:value="1.75058814922883">
            <text:p>1.7505881492</text:p>
          </table:table-cell>
          <table:table-cell table:formula="of:=INT(([.R9]+2)*64)" office:value-type="float" office:value="240">
            <text:p>240</text:p>
          </table:table-cell>
          <table:table-cell/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IN(RADIANS([.$A10]*360/256))" office:value-type="float" office:value="0.195090322016128">
            <text:p>0.195090322</text:p>
          </table:table-cell>
          <table:table-cell table:formula="of:=SIN(RADIANS([.C$1]*[.$A10]*360/256))" office:value-type="float" office:value="0.38268343236509">
            <text:p>0.3826834324</text:p>
          </table:table-cell>
          <table:table-cell table:formula="of:=SIN(RADIANS([.D$1]*[.$A10]*360/256))" office:value-type="float" office:value="0.555570233019602">
            <text:p>0.555570233</text:p>
          </table:table-cell>
          <table:table-cell table:formula="of:=SIN(RADIANS([.E$1]*[.$A10]*360/256))" office:value-type="float" office:value="0.707106781186547">
            <text:p>0.7071067812</text:p>
          </table:table-cell>
          <table:table-cell table:formula="of:=SIN(RADIANS([.F$1]*[.$A10]*360/256))" office:value-type="float" office:value="0.831469612302545">
            <text:p>0.8314696123</text:p>
          </table:table-cell>
          <table:table-cell table:formula="of:=SIN(RADIANS([.G$1]*[.$A10]*360/256))" office:value-type="float" office:value="0.923879532511287">
            <text:p>0.9238795325</text:p>
          </table:table-cell>
          <table:table-cell table:formula="of:=SIN(RADIANS([.H$1]*[.$A10]*360/256))" office:value-type="float" office:value="0.98078528040323">
            <text:p>0.9807852804</text:p>
          </table:table-cell>
          <table:table-cell table:formula="of:=SIN(RADIANS([.I$1]*[.$A10]*360/256))" office:value-type="float" office:value="1">
            <text:p>1</text:p>
          </table:table-cell>
          <table:table-cell table:formula="of:=SIN(RADIANS([.J$1]*[.$A10]*360/256))" office:value-type="float" office:value="0.98078528040323">
            <text:p>0.9807852804</text:p>
          </table:table-cell>
          <table:table-cell table:formula="of:=SIN(RADIANS([.K$1]*[.$A10]*360/256))" office:value-type="float" office:value="0.923879532511287">
            <text:p>0.9238795325</text:p>
          </table:table-cell>
          <table:table-cell table:formula="of:=SIN(RADIANS([.L$1]*[.$A10]*360/256))" office:value-type="float" office:value="0.831469612302545">
            <text:p>0.8314696123</text:p>
          </table:table-cell>
          <table:table-cell table:formula="of:=SIN(RADIANS([.M$1]*[.$A10]*360/256))" office:value-type="float" office:value="0.707106781186548">
            <text:p>0.7071067812</text:p>
          </table:table-cell>
          <table:table-cell table:formula="of:=SIN(RADIANS([.N$1]*[.$A10]*360/256))" office:value-type="float" office:value="0.555570233019602">
            <text:p>0.555570233</text:p>
          </table:table-cell>
          <table:table-cell table:formula="of:=SIN(RADIANS([.O$1]*[.$A10]*360/256))" office:value-type="float" office:value="0.38268343236509">
            <text:p>0.3826834324</text:p>
          </table:table-cell>
          <table:table-cell table:formula="of:=SIN(RADIANS([.P$1]*[.$A10]*360/256))" office:value-type="float" office:value="0.195090322016128">
            <text:p>0.195090322</text:p>
          </table:table-cell>
          <table:table-cell table:formula="of:=SIN(RADIANS([.Q$1]*[.$A10]*360/256))" office:value-type="float" office:value="1.22464679914735E-016">
            <text:p>1.22464679914735E-016</text:p>
          </table:table-cell>
          <table:table-cell table:formula="of:= [.B10]/1+ [.C10]/2+ [.D10]/3+ [.E10]/4+ [.F10]/5+ [.G10]/6+ [.H10]/7+ [.I10]/8+ [.J10]/9+ [.K10]/10+ [.L10]/11+ [.M10]/12+ [.N10]/13+ [.O10]/14+ [.P10]/15+ [.Q10]/16" office:value-type="float" office:value="1.75273936994067">
            <text:p>1.7527393699</text:p>
          </table:table-cell>
          <table:table-cell table:formula="of:=INT(([.R10]+2)*64)" office:value-type="float" office:value="240">
            <text:p>240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IN(RADIANS([.$A11]*360/256))" office:value-type="float" office:value="0.21910124015687">
            <text:p>0.2191012402</text:p>
          </table:table-cell>
          <table:table-cell table:formula="of:=SIN(RADIANS([.C$1]*[.$A11]*360/256))" office:value-type="float" office:value="0.427555093430282">
            <text:p>0.4275550934</text:p>
          </table:table-cell>
          <table:table-cell table:formula="of:=SIN(RADIANS([.D$1]*[.$A11]*360/256))" office:value-type="float" office:value="0.615231590580627">
            <text:p>0.6152315906</text:p>
          </table:table-cell>
          <table:table-cell table:formula="of:=SIN(RADIANS([.E$1]*[.$A11]*360/256))" office:value-type="float" office:value="0.773010453362737">
            <text:p>0.7730104534</text:p>
          </table:table-cell>
          <table:table-cell table:formula="of:=SIN(RADIANS([.F$1]*[.$A11]*360/256))" office:value-type="float" office:value="0.893224301195515">
            <text:p>0.8932243012</text:p>
          </table:table-cell>
          <table:table-cell table:formula="of:=SIN(RADIANS([.G$1]*[.$A11]*360/256))" office:value-type="float" office:value="0.970031253194544">
            <text:p>0.9700312532</text:p>
          </table:table-cell>
          <table:table-cell table:formula="of:=SIN(RADIANS([.H$1]*[.$A11]*360/256))" office:value-type="float" office:value="0.999698818696204">
            <text:p>0.9996988187</text:p>
          </table:table-cell>
          <table:table-cell table:formula="of:=SIN(RADIANS([.I$1]*[.$A11]*360/256))" office:value-type="float" office:value="0.98078528040323">
            <text:p>0.9807852804</text:p>
          </table:table-cell>
          <table:table-cell table:formula="of:=SIN(RADIANS([.J$1]*[.$A11]*360/256))" office:value-type="float" office:value="0.914209755703531">
            <text:p>0.9142097557</text:p>
          </table:table-cell>
          <table:table-cell table:formula="of:=SIN(RADIANS([.K$1]*[.$A11]*360/256))" office:value-type="float" office:value="0.803207531480645">
            <text:p>0.8032075315</text:p>
          </table:table-cell>
          <table:table-cell table:formula="of:=SIN(RADIANS([.L$1]*[.$A11]*360/256))" office:value-type="float" office:value="0.653172842953777">
            <text:p>0.653172843</text:p>
          </table:table-cell>
          <table:table-cell table:formula="of:=SIN(RADIANS([.M$1]*[.$A11]*360/256))" office:value-type="float" office:value="0.471396736825998">
            <text:p>0.4713967368</text:p>
          </table:table-cell>
          <table:table-cell table:formula="of:=SIN(RADIANS([.N$1]*[.$A11]*360/256))" office:value-type="float" office:value="0.266712757474898">
            <text:p>0.2667127575</text:p>
          </table:table-cell>
          <table:table-cell table:formula="of:=SIN(RADIANS([.O$1]*[.$A11]*360/256))" office:value-type="float" office:value="0.049067674327418">
            <text:p>0.0490676743</text:p>
          </table:table-cell>
          <table:table-cell table:formula="of:=SIN(RADIANS([.P$1]*[.$A11]*360/256))" office:value-type="float" office:value="-0.170961888760301">
            <text:p>-0.1709618888</text:p>
          </table:table-cell>
          <table:table-cell table:formula="of:=SIN(RADIANS([.Q$1]*[.$A11]*360/256))" office:value-type="float" office:value="-0.38268343236509">
            <text:p>-0.3826834324</text:p>
          </table:table-cell>
          <table:table-cell table:formula="of:= [.B11]/1+ [.C11]/2+ [.D11]/3+ [.E11]/4+ [.F11]/5+ [.G11]/6+ [.H11]/7+ [.I11]/8+ [.J11]/9+ [.K11]/10+ [.L11]/11+ [.M11]/12+ [.N11]/13+ [.O11]/14+ [.P11]/15+ [.Q11]/16" office:value-type="float" office:value="1.70620566157257">
            <text:p>1.7062056616</text:p>
          </table:table-cell>
          <table:table-cell table:formula="of:=INT(([.R11]+2)*64)" office:value-type="float" office:value="237">
            <text:p>237</text:p>
          </table:table-cell>
          <table:table-cell/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IN(RADIANS([.$A12]*360/256))" office:value-type="float" office:value="0.242980179903264">
            <text:p>0.2429801799</text:p>
          </table:table-cell>
          <table:table-cell table:formula="of:=SIN(RADIANS([.C$1]*[.$A12]*360/256))" office:value-type="float" office:value="0.471396736825998">
            <text:p>0.4713967368</text:p>
          </table:table-cell>
          <table:table-cell table:formula="of:=SIN(RADIANS([.D$1]*[.$A12]*360/256))" office:value-type="float" office:value="0.671558954847018">
            <text:p>0.6715589548</text:p>
          </table:table-cell>
          <table:table-cell table:formula="of:=SIN(RADIANS([.E$1]*[.$A12]*360/256))" office:value-type="float" office:value="0.831469612302545">
            <text:p>0.8314696123</text:p>
          </table:table-cell>
          <table:table-cell table:formula="of:=SIN(RADIANS([.F$1]*[.$A12]*360/256))" office:value-type="float" office:value="0.941544065183021">
            <text:p>0.9415440652</text:p>
          </table:table-cell>
          <table:table-cell table:formula="of:=SIN(RADIANS([.G$1]*[.$A12]*360/256))" office:value-type="float" office:value="0.995184726672197">
            <text:p>0.9951847267</text:p>
          </table:table-cell>
          <table:table-cell table:formula="of:=SIN(RADIANS([.H$1]*[.$A12]*360/256))" office:value-type="float" office:value="0.989176509964781">
            <text:p>0.98917651</text:p>
          </table:table-cell>
          <table:table-cell table:formula="of:=SIN(RADIANS([.I$1]*[.$A12]*360/256))" office:value-type="float" office:value="0.923879532511287">
            <text:p>0.9238795325</text:p>
          </table:table-cell>
          <table:table-cell table:formula="of:=SIN(RADIANS([.J$1]*[.$A12]*360/256))" office:value-type="float" office:value="0.803207531480645">
            <text:p>0.8032075315</text:p>
          </table:table-cell>
          <table:table-cell table:formula="of:=SIN(RADIANS([.K$1]*[.$A12]*360/256))" office:value-type="float" office:value="0.634393284163645">
            <text:p>0.6343932842</text:p>
          </table:table-cell>
          <table:table-cell table:formula="of:=SIN(RADIANS([.L$1]*[.$A12]*360/256))" office:value-type="float" office:value="0.427555093430282">
            <text:p>0.4275550934</text:p>
          </table:table-cell>
          <table:table-cell table:formula="of:=SIN(RADIANS([.M$1]*[.$A12]*360/256))" office:value-type="float" office:value="0.195090322016128">
            <text:p>0.195090322</text:p>
          </table:table-cell>
          <table:table-cell table:formula="of:=SIN(RADIANS([.N$1]*[.$A12]*360/256))" office:value-type="float" office:value="-0.0490676743274182">
            <text:p>-0.0490676743</text:p>
          </table:table-cell>
          <table:table-cell table:formula="of:=SIN(RADIANS([.O$1]*[.$A12]*360/256))" office:value-type="float" office:value="-0.290284677254462">
            <text:p>-0.2902846773</text:p>
          </table:table-cell>
          <table:table-cell table:formula="of:=SIN(RADIANS([.P$1]*[.$A12]*360/256))" office:value-type="float" office:value="-0.514102744193222">
            <text:p>-0.5141027442</text:p>
          </table:table-cell>
          <table:table-cell table:formula="of:=SIN(RADIANS([.Q$1]*[.$A12]*360/256))" office:value-type="float" office:value="-0.707106781186547">
            <text:p>-0.7071067812</text:p>
          </table:table-cell>
          <table:table-cell table:formula="of:= [.B12]/1+ [.C12]/2+ [.D12]/3+ [.E12]/4+ [.F12]/5+ [.G12]/6+ [.H12]/7+ [.I12]/8+ [.J12]/9+ [.K12]/10+ [.L12]/11+ [.M12]/12+ [.N12]/13+ [.O12]/14+ [.P12]/15+ [.Q12]/16" office:value-type="float" office:value="1.62620177703807">
            <text:p>1.626201777</text:p>
          </table:table-cell>
          <table:table-cell table:formula="of:=INT(([.R12]+2)*64)" office:value-type="float" office:value="232">
            <text:p>232</text:p>
          </table:table-cell>
          <table:table-cell/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IN(RADIANS([.$A13]*360/256))" office:value-type="float" office:value="0.266712757474898">
            <text:p>0.2667127575</text:p>
          </table:table-cell>
          <table:table-cell table:formula="of:=SIN(RADIANS([.C$1]*[.$A13]*360/256))" office:value-type="float" office:value="0.514102744193222">
            <text:p>0.5141027442</text:p>
          </table:table-cell>
          <table:table-cell table:formula="of:=SIN(RADIANS([.D$1]*[.$A13]*360/256))" office:value-type="float" office:value="0.724247082951467">
            <text:p>0.724247083</text:p>
          </table:table-cell>
          <table:table-cell table:formula="of:=SIN(RADIANS([.E$1]*[.$A13]*360/256))" office:value-type="float" office:value="0.881921264348355">
            <text:p>0.8819212643</text:p>
          </table:table-cell>
          <table:table-cell table:formula="of:=SIN(RADIANS([.F$1]*[.$A13]*360/256))" office:value-type="float" office:value="0.975702130038528">
            <text:p>0.97570213</text:p>
          </table:table-cell>
          <table:table-cell table:formula="of:=SIN(RADIANS([.G$1]*[.$A13]*360/256))" office:value-type="float" office:value="0.998795456205172">
            <text:p>0.9987954562</text:p>
          </table:table-cell>
          <table:table-cell table:formula="of:=SIN(RADIANS([.H$1]*[.$A13]*360/256))" office:value-type="float" office:value="0.949528180593037">
            <text:p>0.9495281806</text:p>
          </table:table-cell>
          <table:table-cell table:formula="of:=SIN(RADIANS([.I$1]*[.$A13]*360/256))" office:value-type="float" office:value="0.831469612302545">
            <text:p>0.8314696123</text:p>
          </table:table-cell>
          <table:table-cell table:formula="of:=SIN(RADIANS([.J$1]*[.$A13]*360/256))" office:value-type="float" office:value="0.653172842953777">
            <text:p>0.653172843</text:p>
          </table:table-cell>
          <table:table-cell table:formula="of:=SIN(RADIANS([.K$1]*[.$A13]*360/256))" office:value-type="float" office:value="0.427555093430282">
            <text:p>0.4275550934</text:p>
          </table:table-cell>
          <table:table-cell table:formula="of:=SIN(RADIANS([.L$1]*[.$A13]*360/256))" office:value-type="float" office:value="0.170961888760301">
            <text:p>0.1709618888</text:p>
          </table:table-cell>
          <table:table-cell table:formula="of:=SIN(RADIANS([.M$1]*[.$A13]*360/256))" office:value-type="float" office:value="-0.0980171403295606">
            <text:p>-0.0980171403</text:p>
          </table:table-cell>
          <table:table-cell table:formula="of:=SIN(RADIANS([.N$1]*[.$A13]*360/256))" office:value-type="float" office:value="-0.359895036534988">
            <text:p>-0.3598950365</text:p>
          </table:table-cell>
          <table:table-cell table:formula="of:=SIN(RADIANS([.O$1]*[.$A13]*360/256))" office:value-type="float" office:value="-0.595699304492433">
            <text:p>-0.5956993045</text:p>
          </table:table-cell>
          <table:table-cell table:formula="of:=SIN(RADIANS([.P$1]*[.$A13]*360/256))" office:value-type="float" office:value="-0.788346427626606">
            <text:p>-0.7883464276</text:p>
          </table:table-cell>
          <table:table-cell table:formula="of:=SIN(RADIANS([.Q$1]*[.$A13]*360/256))" office:value-type="float" office:value="-0.923879532511287">
            <text:p>-0.9238795325</text:p>
          </table:table-cell>
          <table:table-cell table:formula="of:= [.B13]/1+ [.C13]/2+ [.D13]/3+ [.E13]/4+ [.F13]/5+ [.G13]/6+ [.H13]/7+ [.I13]/8+ [.J13]/9+ [.K13]/10+ [.L13]/11+ [.M13]/12+ [.N13]/13+ [.O13]/14+ [.P13]/15+ [.Q13]/16" office:value-type="float" office:value="1.52901814117083">
            <text:p>1.5290181412</text:p>
          </table:table-cell>
          <table:table-cell table:formula="of:=INT(([.R13]+2)*64)" office:value-type="float" office:value="225">
            <text:p>225</text:p>
          </table:table-cell>
          <table:table-cell/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IN(RADIANS([.$A14]*360/256))" office:value-type="float" office:value="0.290284677254462">
            <text:p>0.2902846773</text:p>
          </table:table-cell>
          <table:table-cell table:formula="of:=SIN(RADIANS([.C$1]*[.$A14]*360/256))" office:value-type="float" office:value="0.555570233019602">
            <text:p>0.555570233</text:p>
          </table:table-cell>
          <table:table-cell table:formula="of:=SIN(RADIANS([.D$1]*[.$A14]*360/256))" office:value-type="float" office:value="0.773010453362737">
            <text:p>0.7730104534</text:p>
          </table:table-cell>
          <table:table-cell table:formula="of:=SIN(RADIANS([.E$1]*[.$A14]*360/256))" office:value-type="float" office:value="0.923879532511287">
            <text:p>0.9238795325</text:p>
          </table:table-cell>
          <table:table-cell table:formula="of:=SIN(RADIANS([.F$1]*[.$A14]*360/256))" office:value-type="float" office:value="0.995184726672197">
            <text:p>0.9951847267</text:p>
          </table:table-cell>
          <table:table-cell table:formula="of:=SIN(RADIANS([.G$1]*[.$A14]*360/256))" office:value-type="float" office:value="0.98078528040323">
            <text:p>0.9807852804</text:p>
          </table:table-cell>
          <table:table-cell table:formula="of:=SIN(RADIANS([.H$1]*[.$A14]*360/256))" office:value-type="float" office:value="0.881921264348355">
            <text:p>0.8819212643</text:p>
          </table:table-cell>
          <table:table-cell table:formula="of:=SIN(RADIANS([.I$1]*[.$A14]*360/256))" office:value-type="float" office:value="0.707106781186548">
            <text:p>0.7071067812</text:p>
          </table:table-cell>
          <table:table-cell table:formula="of:=SIN(RADIANS([.J$1]*[.$A14]*360/256))" office:value-type="float" office:value="0.471396736825998">
            <text:p>0.4713967368</text:p>
          </table:table-cell>
          <table:table-cell table:formula="of:=SIN(RADIANS([.K$1]*[.$A14]*360/256))" office:value-type="float" office:value="0.195090322016128">
            <text:p>0.195090322</text:p>
          </table:table-cell>
          <table:table-cell table:formula="of:=SIN(RADIANS([.L$1]*[.$A14]*360/256))" office:value-type="float" office:value="-0.0980171403295606">
            <text:p>-0.0980171403</text:p>
          </table:table-cell>
          <table:table-cell table:formula="of:=SIN(RADIANS([.M$1]*[.$A14]*360/256))" office:value-type="float" office:value="-0.38268343236509">
            <text:p>-0.3826834324</text:p>
          </table:table-cell>
          <table:table-cell table:formula="of:=SIN(RADIANS([.N$1]*[.$A14]*360/256))" office:value-type="float" office:value="-0.634393284163645">
            <text:p>-0.6343932842</text:p>
          </table:table-cell>
          <table:table-cell table:formula="of:=SIN(RADIANS([.O$1]*[.$A14]*360/256))" office:value-type="float" office:value="-0.831469612302545">
            <text:p>-0.8314696123</text:p>
          </table:table-cell>
          <table:table-cell table:formula="of:=SIN(RADIANS([.P$1]*[.$A14]*360/256))" office:value-type="float" office:value="-0.956940335732209">
            <text:p>-0.9569403357</text:p>
          </table:table-cell>
          <table:table-cell table:formula="of:=SIN(RADIANS([.Q$1]*[.$A14]*360/256))" office:value-type="float" office:value="-1">
            <text:p>-1</text:p>
          </table:table-cell>
          <table:table-cell table:formula="of:= [.B14]/1+ [.C14]/2+ [.D14]/3+ [.E14]/4+ [.F14]/5+ [.G14]/6+ [.H14]/7+ [.I14]/8+ [.J14]/9+ [.K14]/10+ [.L14]/11+ [.M14]/12+ [.N14]/13+ [.O14]/14+ [.P14]/15+ [.Q14]/16" office:value-type="float" office:value="1.43018740632688">
            <text:p>1.4301874063</text:p>
          </table:table-cell>
          <table:table-cell table:formula="of:=INT(([.R14]+2)*64)" office:value-type="float" office:value="219">
            <text:p>219</text:p>
          </table:table-cell>
          <table:table-cell/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IN(RADIANS([.$A15]*360/256))" office:value-type="float" office:value="0.313681740398891">
            <text:p>0.3136817404</text:p>
          </table:table-cell>
          <table:table-cell table:formula="of:=SIN(RADIANS([.C$1]*[.$A15]*360/256))" office:value-type="float" office:value="0.595699304492433">
            <text:p>0.5956993045</text:p>
          </table:table-cell>
          <table:table-cell table:formula="of:=SIN(RADIANS([.D$1]*[.$A15]*360/256))" office:value-type="float" office:value="0.817584813151584">
            <text:p>0.8175848132</text:p>
          </table:table-cell>
          <table:table-cell table:formula="of:=SIN(RADIANS([.E$1]*[.$A15]*360/256))" office:value-type="float" office:value="0.956940335732209">
            <text:p>0.9569403357</text:p>
          </table:table-cell>
          <table:table-cell table:formula="of:=SIN(RADIANS([.F$1]*[.$A15]*360/256))" office:value-type="float" office:value="0.999698818696204">
            <text:p>0.9996988187</text:p>
          </table:table-cell>
          <table:table-cell table:formula="of:=SIN(RADIANS([.G$1]*[.$A15]*360/256))" office:value-type="float" office:value="0.941544065183021">
            <text:p>0.9415440652</text:p>
          </table:table-cell>
          <table:table-cell table:formula="of:=SIN(RADIANS([.H$1]*[.$A15]*360/256))" office:value-type="float" office:value="0.788346427626606">
            <text:p>0.7883464276</text:p>
          </table:table-cell>
          <table:table-cell table:formula="of:=SIN(RADIANS([.I$1]*[.$A15]*360/256))" office:value-type="float" office:value="0.555570233019602">
            <text:p>0.555570233</text:p>
          </table:table-cell>
          <table:table-cell table:formula="of:=SIN(RADIANS([.J$1]*[.$A15]*360/256))" office:value-type="float" office:value="0.266712757474898">
            <text:p>0.2667127575</text:p>
          </table:table-cell>
          <table:table-cell table:formula="of:=SIN(RADIANS([.K$1]*[.$A15]*360/256))" office:value-type="float" office:value="-0.0490676743274182">
            <text:p>-0.0490676743</text:p>
          </table:table-cell>
          <table:table-cell table:formula="of:=SIN(RADIANS([.L$1]*[.$A15]*360/256))" office:value-type="float" office:value="-0.359895036534988">
            <text:p>-0.3598950365</text:p>
          </table:table-cell>
          <table:table-cell table:formula="of:=SIN(RADIANS([.M$1]*[.$A15]*360/256))" office:value-type="float" office:value="-0.634393284163645">
            <text:p>-0.6343932842</text:p>
          </table:table-cell>
          <table:table-cell table:formula="of:=SIN(RADIANS([.N$1]*[.$A15]*360/256))" office:value-type="float" office:value="-0.844853565249707">
            <text:p>-0.8448535652</text:p>
          </table:table-cell>
          <table:table-cell table:formula="of:=SIN(RADIANS([.O$1]*[.$A15]*360/256))" office:value-type="float" office:value="-0.970031253194544">
            <text:p>-0.9700312532</text:p>
          </table:table-cell>
          <table:table-cell table:formula="of:=SIN(RADIANS([.P$1]*[.$A15]*360/256))" office:value-type="float" office:value="-0.99729045667869">
            <text:p>-0.9972904567</text:p>
          </table:table-cell>
          <table:table-cell table:formula="of:=SIN(RADIANS([.Q$1]*[.$A15]*360/256))" office:value-type="float" office:value="-0.923879532511287">
            <text:p>-0.9238795325</text:p>
          </table:table-cell>
          <table:table-cell table:formula="of:= [.B15]/1+ [.C15]/2+ [.D15]/3+ [.E15]/4+ [.F15]/5+ [.G15]/6+ [.H15]/7+ [.I15]/8+ [.J15]/9+ [.K15]/10+ [.L15]/11+ [.M15]/12+ [.N15]/13+ [.O15]/14+ [.P15]/15+ [.Q15]/16" office:value-type="float" office:value="1.34286468170927">
            <text:p>1.3428646817</text:p>
          </table:table-cell>
          <table:table-cell table:formula="of:=INT(([.R15]+2)*64)" office:value-type="float" office:value="213">
            <text:p>213</text:p>
          </table:table-cell>
          <table:table-cell/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IN(RADIANS([.$A16]*360/256))" office:value-type="float" office:value="0.33688985339222">
            <text:p>0.3368898534</text:p>
          </table:table-cell>
          <table:table-cell table:formula="of:=SIN(RADIANS([.C$1]*[.$A16]*360/256))" office:value-type="float" office:value="0.634393284163645">
            <text:p>0.6343932842</text:p>
          </table:table-cell>
          <table:table-cell table:formula="of:=SIN(RADIANS([.D$1]*[.$A16]*360/256))" office:value-type="float" office:value="0.857728610000272">
            <text:p>0.85772861</text:p>
          </table:table-cell>
          <table:table-cell table:formula="of:=SIN(RADIANS([.E$1]*[.$A16]*360/256))" office:value-type="float" office:value="0.98078528040323">
            <text:p>0.9807852804</text:p>
          </table:table-cell>
          <table:table-cell table:formula="of:=SIN(RADIANS([.F$1]*[.$A16]*360/256))" office:value-type="float" office:value="0.989176509964781">
            <text:p>0.98917651</text:p>
          </table:table-cell>
          <table:table-cell table:formula="of:=SIN(RADIANS([.G$1]*[.$A16]*360/256))" office:value-type="float" office:value="0.881921264348355">
            <text:p>0.8819212643</text:p>
          </table:table-cell>
          <table:table-cell table:formula="of:=SIN(RADIANS([.H$1]*[.$A16]*360/256))" office:value-type="float" office:value="0.671558954847019">
            <text:p>0.6715589548</text:p>
          </table:table-cell>
          <table:table-cell table:formula="of:=SIN(RADIANS([.I$1]*[.$A16]*360/256))" office:value-type="float" office:value="0.38268343236509">
            <text:p>0.3826834324</text:p>
          </table:table-cell>
          <table:table-cell table:formula="of:=SIN(RADIANS([.J$1]*[.$A16]*360/256))" office:value-type="float" office:value="0.049067674327418">
            <text:p>0.0490676743</text:p>
          </table:table-cell>
          <table:table-cell table:formula="of:=SIN(RADIANS([.K$1]*[.$A16]*360/256))" office:value-type="float" office:value="-0.290284677254462">
            <text:p>-0.2902846773</text:p>
          </table:table-cell>
          <table:table-cell table:formula="of:=SIN(RADIANS([.L$1]*[.$A16]*360/256))" office:value-type="float" office:value="-0.595699304492433">
            <text:p>-0.5956993045</text:p>
          </table:table-cell>
          <table:table-cell table:formula="of:=SIN(RADIANS([.M$1]*[.$A16]*360/256))" office:value-type="float" office:value="-0.831469612302545">
            <text:p>-0.8314696123</text:p>
          </table:table-cell>
          <table:table-cell table:formula="of:=SIN(RADIANS([.N$1]*[.$A16]*360/256))" office:value-type="float" office:value="-0.970031253194544">
            <text:p>-0.9700312532</text:p>
          </table:table-cell>
          <table:table-cell table:formula="of:=SIN(RADIANS([.O$1]*[.$A16]*360/256))" office:value-type="float" office:value="-0.995184726672197">
            <text:p>-0.9951847267</text:p>
          </table:table-cell>
          <table:table-cell table:formula="of:=SIN(RADIANS([.P$1]*[.$A16]*360/256))" office:value-type="float" office:value="-0.903989293123443">
            <text:p>-0.9039892931</text:p>
          </table:table-cell>
          <table:table-cell table:formula="of:=SIN(RADIANS([.Q$1]*[.$A16]*360/256))" office:value-type="float" office:value="-0.707106781186548">
            <text:p>-0.7071067812</text:p>
          </table:table-cell>
          <table:table-cell table:formula="of:= [.B16]/1+ [.C16]/2+ [.D16]/3+ [.E16]/4+ [.F16]/5+ [.G16]/6+ [.H16]/7+ [.I16]/8+ [.J16]/9+ [.K16]/10+ [.L16]/11+ [.M16]/12+ [.N16]/13+ [.O16]/14+ [.P16]/15+ [.Q16]/16" office:value-type="float" office:value="1.27660429498469">
            <text:p>1.276604295</text:p>
          </table:table-cell>
          <table:table-cell table:formula="of:=INT(([.R16]+2)*64)" office:value-type="float" office:value="209">
            <text:p>209</text:p>
          </table:table-cell>
          <table:table-cell/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IN(RADIANS([.$A17]*360/256))" office:value-type="float" office:value="0.359895036534988">
            <text:p>0.3598950365</text:p>
          </table:table-cell>
          <table:table-cell table:formula="of:=SIN(RADIANS([.C$1]*[.$A17]*360/256))" office:value-type="float" office:value="0.671558954847018">
            <text:p>0.6715589548</text:p>
          </table:table-cell>
          <table:table-cell table:formula="of:=SIN(RADIANS([.D$1]*[.$A17]*360/256))" office:value-type="float" office:value="0.893224301195515">
            <text:p>0.8932243012</text:p>
          </table:table-cell>
          <table:table-cell table:formula="of:=SIN(RADIANS([.E$1]*[.$A17]*360/256))" office:value-type="float" office:value="0.995184726672197">
            <text:p>0.9951847267</text:p>
          </table:table-cell>
          <table:table-cell table:formula="of:=SIN(RADIANS([.F$1]*[.$A17]*360/256))" office:value-type="float" office:value="0.96377606579544">
            <text:p>0.9637760658</text:p>
          </table:table-cell>
          <table:table-cell table:formula="of:=SIN(RADIANS([.G$1]*[.$A17]*360/256))" office:value-type="float" office:value="0.803207531480645">
            <text:p>0.8032075315</text:p>
          </table:table-cell>
          <table:table-cell table:formula="of:=SIN(RADIANS([.H$1]*[.$A17]*360/256))" office:value-type="float" office:value="0.534997619887097">
            <text:p>0.5349976199</text:p>
          </table:table-cell>
          <table:table-cell table:formula="of:=SIN(RADIANS([.I$1]*[.$A17]*360/256))" office:value-type="float" office:value="0.195090322016128">
            <text:p>0.195090322</text:p>
          </table:table-cell>
          <table:table-cell table:formula="of:=SIN(RADIANS([.J$1]*[.$A17]*360/256))" office:value-type="float" office:value="-0.170961888760301">
            <text:p>-0.1709618888</text:p>
          </table:table-cell>
          <table:table-cell table:formula="of:=SIN(RADIANS([.K$1]*[.$A17]*360/256))" office:value-type="float" office:value="-0.514102744193222">
            <text:p>-0.5141027442</text:p>
          </table:table-cell>
          <table:table-cell table:formula="of:=SIN(RADIANS([.L$1]*[.$A17]*360/256))" office:value-type="float" office:value="-0.788346427626606">
            <text:p>-0.7883464276</text:p>
          </table:table-cell>
          <table:table-cell table:formula="of:=SIN(RADIANS([.M$1]*[.$A17]*360/256))" office:value-type="float" office:value="-0.956940335732209">
            <text:p>-0.9569403357</text:p>
          </table:table-cell>
          <table:table-cell table:formula="of:=SIN(RADIANS([.N$1]*[.$A17]*360/256))" office:value-type="float" office:value="-0.99729045667869">
            <text:p>-0.9972904567</text:p>
          </table:table-cell>
          <table:table-cell table:formula="of:=SIN(RADIANS([.O$1]*[.$A17]*360/256))" office:value-type="float" office:value="-0.903989293123443">
            <text:p>-0.9039892931</text:p>
          </table:table-cell>
          <table:table-cell table:formula="of:=SIN(RADIANS([.P$1]*[.$A17]*360/256))" office:value-type="float" office:value="-0.689540544737067">
            <text:p>-0.6895405447</text:p>
          </table:table-cell>
          <table:table-cell table:formula="of:=SIN(RADIANS([.Q$1]*[.$A17]*360/256))" office:value-type="float" office:value="-0.38268343236509">
            <text:p>-0.3826834324</text:p>
          </table:table-cell>
          <table:table-cell table:formula="of:= [.B17]/1+ [.C17]/2+ [.D17]/3+ [.E17]/4+ [.F17]/5+ [.G17]/6+ [.H17]/7+ [.I17]/8+ [.J17]/9+ [.K17]/10+ [.L17]/11+ [.M17]/12+ [.N17]/13+ [.O17]/14+ [.P17]/15+ [.Q17]/16" office:value-type="float" office:value="1.23665846274336">
            <text:p>1.2366584627</text:p>
          </table:table-cell>
          <table:table-cell table:formula="of:=INT(([.R17]+2)*64)" office:value-type="float" office:value="207">
            <text:p>207</text:p>
          </table:table-cell>
          <table:table-cell/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IN(RADIANS([.$A18]*360/256))" office:value-type="float" office:value="0.38268343236509">
            <text:p>0.3826834324</text:p>
          </table:table-cell>
          <table:table-cell table:formula="of:=SIN(RADIANS([.C$1]*[.$A18]*360/256))" office:value-type="float" office:value="0.707106781186547">
            <text:p>0.7071067812</text:p>
          </table:table-cell>
          <table:table-cell table:formula="of:=SIN(RADIANS([.D$1]*[.$A18]*360/256))" office:value-type="float" office:value="0.923879532511287">
            <text:p>0.9238795325</text:p>
          </table:table-cell>
          <table:table-cell table:formula="of:=SIN(RADIANS([.E$1]*[.$A18]*360/256))" office:value-type="float" office:value="1">
            <text:p>1</text:p>
          </table:table-cell>
          <table:table-cell table:formula="of:=SIN(RADIANS([.F$1]*[.$A18]*360/256))" office:value-type="float" office:value="0.923879532511287">
            <text:p>0.9238795325</text:p>
          </table:table-cell>
          <table:table-cell table:formula="of:=SIN(RADIANS([.G$1]*[.$A18]*360/256))" office:value-type="float" office:value="0.707106781186548">
            <text:p>0.7071067812</text:p>
          </table:table-cell>
          <table:table-cell table:formula="of:=SIN(RADIANS([.H$1]*[.$A18]*360/256))" office:value-type="float" office:value="0.38268343236509">
            <text:p>0.3826834324</text:p>
          </table:table-cell>
          <table:table-cell table:formula="of:=SIN(RADIANS([.I$1]*[.$A18]*360/256))" office:value-type="float" office:value="1.22464679914735E-016">
            <text:p>1.22464679914735E-016</text:p>
          </table:table-cell>
          <table:table-cell table:formula="of:=SIN(RADIANS([.J$1]*[.$A18]*360/256))" office:value-type="float" office:value="-0.38268343236509">
            <text:p>-0.3826834324</text:p>
          </table:table-cell>
          <table:table-cell table:formula="of:=SIN(RADIANS([.K$1]*[.$A18]*360/256))" office:value-type="float" office:value="-0.707106781186547">
            <text:p>-0.7071067812</text:p>
          </table:table-cell>
          <table:table-cell table:formula="of:=SIN(RADIANS([.L$1]*[.$A18]*360/256))" office:value-type="float" office:value="-0.923879532511287">
            <text:p>-0.9238795325</text:p>
          </table:table-cell>
          <table:table-cell table:formula="of:=SIN(RADIANS([.M$1]*[.$A18]*360/256))" office:value-type="float" office:value="-1">
            <text:p>-1</text:p>
          </table:table-cell>
          <table:table-cell table:formula="of:=SIN(RADIANS([.N$1]*[.$A18]*360/256))" office:value-type="float" office:value="-0.923879532511287">
            <text:p>-0.9238795325</text:p>
          </table:table-cell>
          <table:table-cell table:formula="of:=SIN(RADIANS([.O$1]*[.$A18]*360/256))" office:value-type="float" office:value="-0.707106781186548">
            <text:p>-0.7071067812</text:p>
          </table:table-cell>
          <table:table-cell table:formula="of:=SIN(RADIANS([.P$1]*[.$A18]*360/256))" office:value-type="float" office:value="-0.38268343236509">
            <text:p>-0.3826834324</text:p>
          </table:table-cell>
          <table:table-cell table:formula="of:=SIN(RADIANS([.Q$1]*[.$A18]*360/256))" office:value-type="float" office:value="-2.44929359829471E-016">
            <text:p>-2.44929359829471E-016</text:p>
          </table:table-cell>
          <table:table-cell table:formula="of:= [.B18]/1+ [.C18]/2+ [.D18]/3+ [.E18]/4+ [.F18]/5+ [.G18]/6+ [.H18]/7+ [.I18]/8+ [.J18]/9+ [.K18]/10+ [.L18]/11+ [.M18]/12+ [.N18]/13+ [.O18]/14+ [.P18]/15+ [.Q18]/16" office:value-type="float" office:value="1.22385181196027">
            <text:p>1.223851812</text:p>
          </table:table-cell>
          <table:table-cell table:formula="of:=INT(([.R18]+2)*64)" office:value-type="float" office:value="206">
            <text:p>206</text:p>
          </table:table-cell>
          <table:table-cell/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IN(RADIANS([.$A19]*360/256))" office:value-type="float" office:value="0.40524131400499">
            <text:p>0.405241314</text:p>
          </table:table-cell>
          <table:table-cell table:formula="of:=SIN(RADIANS([.C$1]*[.$A19]*360/256))" office:value-type="float" office:value="0.740951125354959">
            <text:p>0.7409511254</text:p>
          </table:table-cell>
          <table:table-cell table:formula="of:=SIN(RADIANS([.D$1]*[.$A19]*360/256))" office:value-type="float" office:value="0.949528180593037">
            <text:p>0.9495281806</text:p>
          </table:table-cell>
          <table:table-cell table:formula="of:=SIN(RADIANS([.E$1]*[.$A19]*360/256))" office:value-type="float" office:value="0.995184726672197">
            <text:p>0.9951847267</text:p>
          </table:table-cell>
          <table:table-cell table:formula="of:=SIN(RADIANS([.F$1]*[.$A19]*360/256))" office:value-type="float" office:value="0.870086991108711">
            <text:p>0.8700869911</text:p>
          </table:table-cell>
          <table:table-cell table:formula="of:=SIN(RADIANS([.G$1]*[.$A19]*360/256))" office:value-type="float" office:value="0.595699304492433">
            <text:p>0.5956993045</text:p>
          </table:table-cell>
          <table:table-cell table:formula="of:=SIN(RADIANS([.H$1]*[.$A19]*360/256))" office:value-type="float" office:value="0.21910124015687">
            <text:p>0.2191012402</text:p>
          </table:table-cell>
          <table:table-cell table:formula="of:=SIN(RADIANS([.I$1]*[.$A19]*360/256))" office:value-type="float" office:value="-0.195090322016128">
            <text:p>-0.195090322</text:p>
          </table:table-cell>
          <table:table-cell table:formula="of:=SIN(RADIANS([.J$1]*[.$A19]*360/256))" office:value-type="float" office:value="-0.575808191417845">
            <text:p>-0.5758081914</text:p>
          </table:table-cell>
          <table:table-cell table:formula="of:=SIN(RADIANS([.K$1]*[.$A19]*360/256))" office:value-type="float" office:value="-0.857728610000272">
            <text:p>-0.85772861</text:p>
          </table:table-cell>
          <table:table-cell table:formula="of:=SIN(RADIANS([.L$1]*[.$A19]*360/256))" office:value-type="float" office:value="-0.99247953459871">
            <text:p>-0.9924795346</text:p>
          </table:table-cell>
          <table:table-cell table:formula="of:=SIN(RADIANS([.M$1]*[.$A19]*360/256))" office:value-type="float" office:value="-0.956940335732209">
            <text:p>-0.9569403357</text:p>
          </table:table-cell>
          <table:table-cell table:formula="of:=SIN(RADIANS([.N$1]*[.$A19]*360/256))" office:value-type="float" office:value="-0.757208846506485">
            <text:p>-0.7572088465</text:p>
          </table:table-cell>
          <table:table-cell table:formula="of:=SIN(RADIANS([.O$1]*[.$A19]*360/256))" office:value-type="float" office:value="-0.427555093430283">
            <text:p>-0.4275550934</text:p>
          </table:table-cell>
          <table:table-cell table:formula="of:=SIN(RADIANS([.P$1]*[.$A19]*360/256))" office:value-type="float" office:value="-0.0245412285229124">
            <text:p>-0.0245412285</text:p>
          </table:table-cell>
          <table:table-cell table:formula="of:=SIN(RADIANS([.Q$1]*[.$A19]*360/256))" office:value-type="float" office:value="0.38268343236509">
            <text:p>0.3826834324</text:p>
          </table:table-cell>
          <table:table-cell table:formula="of:= [.B19]/1+ [.C19]/2+ [.D19]/3+ [.E19]/4+ [.F19]/5+ [.G19]/6+ [.H19]/7+ [.I19]/8+ [.J19]/9+ [.K19]/10+ [.L19]/11+ [.M19]/12+ [.N19]/13+ [.O19]/14+ [.P19]/15+ [.Q19]/16" office:value-type="float" office:value="1.23501011402656">
            <text:p>1.235010114</text:p>
          </table:table-cell>
          <table:table-cell table:formula="of:=INT(([.R19]+2)*64)" office:value-type="float" office:value="207">
            <text:p>207</text:p>
          </table:table-cell>
          <table:table-cell/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IN(RADIANS([.$A20]*360/256))" office:value-type="float" office:value="0.427555093430282">
            <text:p>0.4275550934</text:p>
          </table:table-cell>
          <table:table-cell table:formula="of:=SIN(RADIANS([.C$1]*[.$A20]*360/256))" office:value-type="float" office:value="0.773010453362737">
            <text:p>0.7730104534</text:p>
          </table:table-cell>
          <table:table-cell table:formula="of:=SIN(RADIANS([.D$1]*[.$A20]*360/256))" office:value-type="float" office:value="0.970031253194544">
            <text:p>0.9700312532</text:p>
          </table:table-cell>
          <table:table-cell table:formula="of:=SIN(RADIANS([.E$1]*[.$A20]*360/256))" office:value-type="float" office:value="0.98078528040323">
            <text:p>0.9807852804</text:p>
          </table:table-cell>
          <table:table-cell table:formula="of:=SIN(RADIANS([.F$1]*[.$A20]*360/256))" office:value-type="float" office:value="0.803207531480645">
            <text:p>0.8032075315</text:p>
          </table:table-cell>
          <table:table-cell table:formula="of:=SIN(RADIANS([.G$1]*[.$A20]*360/256))" office:value-type="float" office:value="0.471396736825998">
            <text:p>0.4713967368</text:p>
          </table:table-cell>
          <table:table-cell table:formula="of:=SIN(RADIANS([.H$1]*[.$A20]*360/256))" office:value-type="float" office:value="0.049067674327418">
            <text:p>0.0490676743</text:p>
          </table:table-cell>
          <table:table-cell table:formula="of:=SIN(RADIANS([.I$1]*[.$A20]*360/256))" office:value-type="float" office:value="-0.38268343236509">
            <text:p>-0.3826834324</text:p>
          </table:table-cell>
          <table:table-cell table:formula="of:=SIN(RADIANS([.J$1]*[.$A20]*360/256))" office:value-type="float" office:value="-0.740951125354959">
            <text:p>-0.7409511254</text:p>
          </table:table-cell>
          <table:table-cell table:formula="of:=SIN(RADIANS([.K$1]*[.$A20]*360/256))" office:value-type="float" office:value="-0.956940335732209">
            <text:p>-0.9569403357</text:p>
          </table:table-cell>
          <table:table-cell table:formula="of:=SIN(RADIANS([.L$1]*[.$A20]*360/256))" office:value-type="float" office:value="-0.989176509964781">
            <text:p>-0.98917651</text:p>
          </table:table-cell>
          <table:table-cell table:formula="of:=SIN(RADIANS([.M$1]*[.$A20]*360/256))" office:value-type="float" office:value="-0.831469612302545">
            <text:p>-0.8314696123</text:p>
          </table:table-cell>
          <table:table-cell table:formula="of:=SIN(RADIANS([.N$1]*[.$A20]*360/256))" office:value-type="float" office:value="-0.514102744193222">
            <text:p>-0.5141027442</text:p>
          </table:table-cell>
          <table:table-cell table:formula="of:=SIN(RADIANS([.O$1]*[.$A20]*360/256))" office:value-type="float" office:value="-0.0980171403295605">
            <text:p>-0.0980171403</text:p>
          </table:table-cell>
          <table:table-cell table:formula="of:=SIN(RADIANS([.P$1]*[.$A20]*360/256))" office:value-type="float" office:value="0.33688985339222">
            <text:p>0.3368898534</text:p>
          </table:table-cell>
          <table:table-cell table:formula="of:=SIN(RADIANS([.Q$1]*[.$A20]*360/256))" office:value-type="float" office:value="0.707106781186547">
            <text:p>0.7071067812</text:p>
          </table:table-cell>
          <table:table-cell table:formula="of:= [.B20]/1+ [.C20]/2+ [.D20]/3+ [.E20]/4+ [.F20]/5+ [.G20]/6+ [.H20]/7+ [.I20]/8+ [.J20]/9+ [.K20]/10+ [.L20]/11+ [.M20]/12+ [.N20]/13+ [.O20]/14+ [.P20]/15+ [.Q20]/16" office:value-type="float" office:value="1.26385195921113">
            <text:p>1.2638519592</text:p>
          </table:table-cell>
          <table:table-cell table:formula="of:=INT(([.R20]+2)*64)" office:value-type="float" office:value="208">
            <text:p>208</text:p>
          </table:table-cell>
          <table:table-cell/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IN(RADIANS([.$A21]*360/256))" office:value-type="float" office:value="0.449611329654607">
            <text:p>0.4496113297</text:p>
          </table:table-cell>
          <table:table-cell table:formula="of:=SIN(RADIANS([.C$1]*[.$A21]*360/256))" office:value-type="float" office:value="0.803207531480645">
            <text:p>0.8032075315</text:p>
          </table:table-cell>
          <table:table-cell table:formula="of:=SIN(RADIANS([.D$1]*[.$A21]*360/256))" office:value-type="float" office:value="0.985277642388941">
            <text:p>0.9852776424</text:p>
          </table:table-cell>
          <table:table-cell table:formula="of:=SIN(RADIANS([.E$1]*[.$A21]*360/256))" office:value-type="float" office:value="0.956940335732209">
            <text:p>0.9569403357</text:p>
          </table:table-cell>
          <table:table-cell table:formula="of:=SIN(RADIANS([.F$1]*[.$A21]*360/256))" office:value-type="float" office:value="0.724247082951467">
            <text:p>0.724247083</text:p>
          </table:table-cell>
          <table:table-cell table:formula="of:=SIN(RADIANS([.G$1]*[.$A21]*360/256))" office:value-type="float" office:value="0.33688985339222">
            <text:p>0.3368898534</text:p>
          </table:table-cell>
          <table:table-cell table:formula="of:=SIN(RADIANS([.H$1]*[.$A21]*360/256))" office:value-type="float" office:value="-0.122410675199216">
            <text:p>-0.1224106752</text:p>
          </table:table-cell>
          <table:table-cell table:formula="of:=SIN(RADIANS([.I$1]*[.$A21]*360/256))" office:value-type="float" office:value="-0.555570233019602">
            <text:p>-0.555570233</text:p>
          </table:table-cell>
          <table:table-cell table:formula="of:=SIN(RADIANS([.J$1]*[.$A21]*360/256))" office:value-type="float" office:value="-0.870086991108711">
            <text:p>-0.8700869911</text:p>
          </table:table-cell>
          <table:table-cell table:formula="of:=SIN(RADIANS([.K$1]*[.$A21]*360/256))" office:value-type="float" office:value="-0.998795456205172">
            <text:p>-0.9987954562</text:p>
          </table:table-cell>
          <table:table-cell table:formula="of:=SIN(RADIANS([.L$1]*[.$A21]*360/256))" office:value-type="float" office:value="-0.914209755703531">
            <text:p>-0.9142097557</text:p>
          </table:table-cell>
          <table:table-cell table:formula="of:=SIN(RADIANS([.M$1]*[.$A21]*360/256))" office:value-type="float" office:value="-0.634393284163645">
            <text:p>-0.6343932842</text:p>
          </table:table-cell>
          <table:table-cell table:formula="of:=SIN(RADIANS([.N$1]*[.$A21]*360/256))" office:value-type="float" office:value="-0.21910124015687">
            <text:p>-0.2191012402</text:p>
          </table:table-cell>
          <table:table-cell table:formula="of:=SIN(RADIANS([.O$1]*[.$A21]*360/256))" office:value-type="float" office:value="0.242980179903264">
            <text:p>0.2429801799</text:p>
          </table:table-cell>
          <table:table-cell table:formula="of:=SIN(RADIANS([.P$1]*[.$A21]*360/256))" office:value-type="float" office:value="0.653172842953777">
            <text:p>0.653172843</text:p>
          </table:table-cell>
          <table:table-cell table:formula="of:=SIN(RADIANS([.Q$1]*[.$A21]*360/256))" office:value-type="float" office:value="0.923879532511287">
            <text:p>0.9238795325</text:p>
          </table:table-cell>
          <table:table-cell table:formula="of:= [.B21]/1+ [.C21]/2+ [.D21]/3+ [.E21]/4+ [.F21]/5+ [.G21]/6+ [.H21]/7+ [.I21]/8+ [.J21]/9+ [.K21]/10+ [.L21]/11+ [.M21]/12+ [.N21]/13+ [.O21]/14+ [.P21]/15+ [.Q21]/16" office:value-type="float" office:value="1.30219741696516">
            <text:p>1.302197417</text:p>
          </table:table-cell>
          <table:table-cell table:formula="of:=INT(([.R21]+2)*64)" office:value-type="float" office:value="211">
            <text:p>211</text:p>
          </table:table-cell>
          <table:table-cell/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IN(RADIANS([.$A22]*360/256))" office:value-type="float" office:value="0.471396736825998">
            <text:p>0.4713967368</text:p>
          </table:table-cell>
          <table:table-cell table:formula="of:=SIN(RADIANS([.C$1]*[.$A22]*360/256))" office:value-type="float" office:value="0.831469612302545">
            <text:p>0.8314696123</text:p>
          </table:table-cell>
          <table:table-cell table:formula="of:=SIN(RADIANS([.D$1]*[.$A22]*360/256))" office:value-type="float" office:value="0.995184726672197">
            <text:p>0.9951847267</text:p>
          </table:table-cell>
          <table:table-cell table:formula="of:=SIN(RADIANS([.E$1]*[.$A22]*360/256))" office:value-type="float" office:value="0.923879532511287">
            <text:p>0.9238795325</text:p>
          </table:table-cell>
          <table:table-cell table:formula="of:=SIN(RADIANS([.F$1]*[.$A22]*360/256))" office:value-type="float" office:value="0.634393284163645">
            <text:p>0.6343932842</text:p>
          </table:table-cell>
          <table:table-cell table:formula="of:=SIN(RADIANS([.G$1]*[.$A22]*360/256))" office:value-type="float" office:value="0.195090322016128">
            <text:p>0.195090322</text:p>
          </table:table-cell>
          <table:table-cell table:formula="of:=SIN(RADIANS([.H$1]*[.$A22]*360/256))" office:value-type="float" office:value="-0.290284677254462">
            <text:p>-0.2902846773</text:p>
          </table:table-cell>
          <table:table-cell table:formula="of:=SIN(RADIANS([.I$1]*[.$A22]*360/256))" office:value-type="float" office:value="-0.707106781186547">
            <text:p>-0.7071067812</text:p>
          </table:table-cell>
          <table:table-cell table:formula="of:=SIN(RADIANS([.J$1]*[.$A22]*360/256))" office:value-type="float" office:value="-0.956940335732209">
            <text:p>-0.9569403357</text:p>
          </table:table-cell>
          <table:table-cell table:formula="of:=SIN(RADIANS([.K$1]*[.$A22]*360/256))" office:value-type="float" office:value="-0.98078528040323">
            <text:p>-0.9807852804</text:p>
          </table:table-cell>
          <table:table-cell table:formula="of:=SIN(RADIANS([.L$1]*[.$A22]*360/256))" office:value-type="float" office:value="-0.773010453362737">
            <text:p>-0.7730104534</text:p>
          </table:table-cell>
          <table:table-cell table:formula="of:=SIN(RADIANS([.M$1]*[.$A22]*360/256))" office:value-type="float" office:value="-0.38268343236509">
            <text:p>-0.3826834324</text:p>
          </table:table-cell>
          <table:table-cell table:formula="of:=SIN(RADIANS([.N$1]*[.$A22]*360/256))" office:value-type="float" office:value="0.0980171403295609">
            <text:p>0.0980171403</text:p>
          </table:table-cell>
          <table:table-cell table:formula="of:=SIN(RADIANS([.O$1]*[.$A22]*360/256))" office:value-type="float" office:value="0.555570233019602">
            <text:p>0.555570233</text:p>
          </table:table-cell>
          <table:table-cell table:formula="of:=SIN(RADIANS([.P$1]*[.$A22]*360/256))" office:value-type="float" office:value="0.881921264348355">
            <text:p>0.8819212643</text:p>
          </table:table-cell>
          <table:table-cell table:formula="of:=SIN(RADIANS([.Q$1]*[.$A22]*360/256))" office:value-type="float" office:value="1">
            <text:p>1</text:p>
          </table:table-cell>
          <table:table-cell table:formula="of:= [.B22]/1+ [.C22]/2+ [.D22]/3+ [.E22]/4+ [.F22]/5+ [.G22]/6+ [.H22]/7+ [.I22]/8+ [.J22]/9+ [.K22]/10+ [.L22]/11+ [.M22]/12+ [.N22]/13+ [.O22]/14+ [.P22]/15+ [.Q22]/16" office:value-type="float" office:value="1.34131471501046">
            <text:p>1.341314715</text:p>
          </table:table-cell>
          <table:table-cell table:formula="of:=INT(([.R22]+2)*64)" office:value-type="float" office:value="213">
            <text:p>213</text:p>
          </table:table-cell>
          <table:table-cell/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IN(RADIANS([.$A23]*360/256))" office:value-type="float" office:value="0.492898192229784">
            <text:p>0.4928981922</text:p>
          </table:table-cell>
          <table:table-cell table:formula="of:=SIN(RADIANS([.C$1]*[.$A23]*360/256))" office:value-type="float" office:value="0.857728610000272">
            <text:p>0.85772861</text:p>
          </table:table-cell>
          <table:table-cell table:formula="of:=SIN(RADIANS([.D$1]*[.$A23]*360/256))" office:value-type="float" office:value="0.999698818696204">
            <text:p>0.9996988187</text:p>
          </table:table-cell>
          <table:table-cell table:formula="of:=SIN(RADIANS([.E$1]*[.$A23]*360/256))" office:value-type="float" office:value="0.881921264348355">
            <text:p>0.8819212643</text:p>
          </table:table-cell>
          <table:table-cell table:formula="of:=SIN(RADIANS([.F$1]*[.$A23]*360/256))" office:value-type="float" office:value="0.534997619887097">
            <text:p>0.5349976199</text:p>
          </table:table-cell>
          <table:table-cell table:formula="of:=SIN(RADIANS([.G$1]*[.$A23]*360/256))" office:value-type="float" office:value="0.049067674327418">
            <text:p>0.0490676743</text:p>
          </table:table-cell>
          <table:table-cell table:formula="of:=SIN(RADIANS([.H$1]*[.$A23]*360/256))" office:value-type="float" office:value="-0.449611329654607">
            <text:p>-0.4496113297</text:p>
          </table:table-cell>
          <table:table-cell table:formula="of:=SIN(RADIANS([.I$1]*[.$A23]*360/256))" office:value-type="float" office:value="-0.831469612302545">
            <text:p>-0.8314696123</text:p>
          </table:table-cell>
          <table:table-cell table:formula="of:=SIN(RADIANS([.J$1]*[.$A23]*360/256))" office:value-type="float" office:value="-0.99729045667869">
            <text:p>-0.9972904567</text:p>
          </table:table-cell>
          <table:table-cell table:formula="of:=SIN(RADIANS([.K$1]*[.$A23]*360/256))" office:value-type="float" office:value="-0.903989293123443">
            <text:p>-0.9039892931</text:p>
          </table:table-cell>
          <table:table-cell table:formula="of:=SIN(RADIANS([.L$1]*[.$A23]*360/256))" office:value-type="float" office:value="-0.575808191417845">
            <text:p>-0.5758081914</text:p>
          </table:table-cell>
          <table:table-cell table:formula="of:=SIN(RADIANS([.M$1]*[.$A23]*360/256))" office:value-type="float" office:value="-0.0980171403295605">
            <text:p>-0.0980171403</text:p>
          </table:table-cell>
          <table:table-cell table:formula="of:=SIN(RADIANS([.N$1]*[.$A23]*360/256))" office:value-type="float" office:value="0.40524131400499">
            <text:p>0.405241314</text:p>
          </table:table-cell>
          <table:table-cell table:formula="of:=SIN(RADIANS([.O$1]*[.$A23]*360/256))" office:value-type="float" office:value="0.803207531480645">
            <text:p>0.8032075315</text:p>
          </table:table-cell>
          <table:table-cell table:formula="of:=SIN(RADIANS([.P$1]*[.$A23]*360/256))" office:value-type="float" office:value="0.99247953459871">
            <text:p>0.9924795346</text:p>
          </table:table-cell>
          <table:table-cell table:formula="of:=SIN(RADIANS([.Q$1]*[.$A23]*360/256))" office:value-type="float" office:value="0.923879532511287">
            <text:p>0.9238795325</text:p>
          </table:table-cell>
          <table:table-cell table:formula="of:= [.B23]/1+ [.C23]/2+ [.D23]/3+ [.E23]/4+ [.F23]/5+ [.G23]/6+ [.H23]/7+ [.I23]/8+ [.J23]/9+ [.K23]/10+ [.L23]/11+ [.M23]/12+ [.N23]/13+ [.O23]/14+ [.P23]/15+ [.Q23]/16" office:value-type="float" office:value="1.37321820518338">
            <text:p>1.3732182052</text:p>
          </table:table-cell>
          <table:table-cell table:formula="of:=INT(([.R23]+2)*64)" office:value-type="float" office:value="215">
            <text:p>215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IN(RADIANS([.$A24]*360/256))" office:value-type="float" office:value="0.514102744193222">
            <text:p>0.5141027442</text:p>
          </table:table-cell>
          <table:table-cell table:formula="of:=SIN(RADIANS([.C$1]*[.$A24]*360/256))" office:value-type="float" office:value="0.881921264348355">
            <text:p>0.8819212643</text:p>
          </table:table-cell>
          <table:table-cell table:formula="of:=SIN(RADIANS([.D$1]*[.$A24]*360/256))" office:value-type="float" office:value="0.998795456205172">
            <text:p>0.9987954562</text:p>
          </table:table-cell>
          <table:table-cell table:formula="of:=SIN(RADIANS([.E$1]*[.$A24]*360/256))" office:value-type="float" office:value="0.831469612302545">
            <text:p>0.8314696123</text:p>
          </table:table-cell>
          <table:table-cell table:formula="of:=SIN(RADIANS([.F$1]*[.$A24]*360/256))" office:value-type="float" office:value="0.427555093430282">
            <text:p>0.4275550934</text:p>
          </table:table-cell>
          <table:table-cell table:formula="of:=SIN(RADIANS([.G$1]*[.$A24]*360/256))" office:value-type="float" office:value="-0.0980171403295606">
            <text:p>-0.0980171403</text:p>
          </table:table-cell>
          <table:table-cell table:formula="of:=SIN(RADIANS([.H$1]*[.$A24]*360/256))" office:value-type="float" office:value="-0.595699304492433">
            <text:p>-0.5956993045</text:p>
          </table:table-cell>
          <table:table-cell table:formula="of:=SIN(RADIANS([.I$1]*[.$A24]*360/256))" office:value-type="float" office:value="-0.923879532511287">
            <text:p>-0.9238795325</text:p>
          </table:table-cell>
          <table:table-cell table:formula="of:=SIN(RADIANS([.J$1]*[.$A24]*360/256))" office:value-type="float" office:value="-0.989176509964781">
            <text:p>-0.98917651</text:p>
          </table:table-cell>
          <table:table-cell table:formula="of:=SIN(RADIANS([.K$1]*[.$A24]*360/256))" office:value-type="float" office:value="-0.773010453362737">
            <text:p>-0.7730104534</text:p>
          </table:table-cell>
          <table:table-cell table:formula="of:=SIN(RADIANS([.L$1]*[.$A24]*360/256))" office:value-type="float" office:value="-0.33688985339222">
            <text:p>-0.3368898534</text:p>
          </table:table-cell>
          <table:table-cell table:formula="of:=SIN(RADIANS([.M$1]*[.$A24]*360/256))" office:value-type="float" office:value="0.195090322016128">
            <text:p>0.195090322</text:p>
          </table:table-cell>
          <table:table-cell table:formula="of:=SIN(RADIANS([.N$1]*[.$A24]*360/256))" office:value-type="float" office:value="0.671558954847018">
            <text:p>0.6715589548</text:p>
          </table:table-cell>
          <table:table-cell table:formula="of:=SIN(RADIANS([.O$1]*[.$A24]*360/256))" office:value-type="float" office:value="0.956940335732209">
            <text:p>0.9569403357</text:p>
          </table:table-cell>
          <table:table-cell table:formula="of:=SIN(RADIANS([.P$1]*[.$A24]*360/256))" office:value-type="float" office:value="0.970031253194544">
            <text:p>0.9700312532</text:p>
          </table:table-cell>
          <table:table-cell table:formula="of:=SIN(RADIANS([.Q$1]*[.$A24]*360/256))" office:value-type="float" office:value="0.707106781186547">
            <text:p>0.7071067812</text:p>
          </table:table-cell>
          <table:table-cell table:formula="of:= [.B24]/1+ [.C24]/2+ [.D24]/3+ [.E24]/4+ [.F24]/5+ [.G24]/6+ [.H24]/7+ [.I24]/8+ [.J24]/9+ [.K24]/10+ [.L24]/11+ [.M24]/12+ [.N24]/13+ [.O24]/14+ [.P24]/15+ [.Q24]/16" office:value-type="float" office:value="1.39174840098929">
            <text:p>1.391748401</text:p>
          </table:table-cell>
          <table:table-cell table:formula="of:=INT(([.R24]+2)*64)" office:value-type="float" office:value="217">
            <text:p>217</text:p>
          </table:table-cell>
          <table:table-cell/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IN(RADIANS([.$A25]*360/256))" office:value-type="float" office:value="0.534997619887097">
            <text:p>0.5349976199</text:p>
          </table:table-cell>
          <table:table-cell table:formula="of:=SIN(RADIANS([.C$1]*[.$A25]*360/256))" office:value-type="float" office:value="0.903989293123443">
            <text:p>0.9039892931</text:p>
          </table:table-cell>
          <table:table-cell table:formula="of:=SIN(RADIANS([.D$1]*[.$A25]*360/256))" office:value-type="float" office:value="0.99247953459871">
            <text:p>0.9924795346</text:p>
          </table:table-cell>
          <table:table-cell table:formula="of:=SIN(RADIANS([.E$1]*[.$A25]*360/256))" office:value-type="float" office:value="0.773010453362737">
            <text:p>0.7730104534</text:p>
          </table:table-cell>
          <table:table-cell table:formula="of:=SIN(RADIANS([.F$1]*[.$A25]*360/256))" office:value-type="float" office:value="0.313681740398891">
            <text:p>0.3136817404</text:p>
          </table:table-cell>
          <table:table-cell table:formula="of:=SIN(RADIANS([.G$1]*[.$A25]*360/256))" office:value-type="float" office:value="-0.242980179903264">
            <text:p>-0.2429801799</text:p>
          </table:table-cell>
          <table:table-cell table:formula="of:=SIN(RADIANS([.H$1]*[.$A25]*360/256))" office:value-type="float" office:value="-0.724247082951467">
            <text:p>-0.724247083</text:p>
          </table:table-cell>
          <table:table-cell table:formula="of:=SIN(RADIANS([.I$1]*[.$A25]*360/256))" office:value-type="float" office:value="-0.98078528040323">
            <text:p>-0.9807852804</text:p>
          </table:table-cell>
          <table:table-cell table:formula="of:=SIN(RADIANS([.J$1]*[.$A25]*360/256))" office:value-type="float" office:value="-0.932992798834739">
            <text:p>-0.9329927988</text:p>
          </table:table-cell>
          <table:table-cell table:formula="of:=SIN(RADIANS([.K$1]*[.$A25]*360/256))" office:value-type="float" office:value="-0.595699304492433">
            <text:p>-0.5956993045</text:p>
          </table:table-cell>
          <table:table-cell table:formula="of:=SIN(RADIANS([.L$1]*[.$A25]*360/256))" office:value-type="float" office:value="-0.0735645635996674">
            <text:p>-0.0735645636</text:p>
          </table:table-cell>
          <table:table-cell table:formula="of:=SIN(RADIANS([.M$1]*[.$A25]*360/256))" office:value-type="float" office:value="0.471396736825998">
            <text:p>0.4713967368</text:p>
          </table:table-cell>
          <table:table-cell table:formula="of:=SIN(RADIANS([.N$1]*[.$A25]*360/256))" office:value-type="float" office:value="0.870086991108711">
            <text:p>0.8700869911</text:p>
          </table:table-cell>
          <table:table-cell table:formula="of:=SIN(RADIANS([.O$1]*[.$A25]*360/256))" office:value-type="float" office:value="0.998795456205172">
            <text:p>0.9987954562</text:p>
          </table:table-cell>
          <table:table-cell table:formula="of:=SIN(RADIANS([.P$1]*[.$A25]*360/256))" office:value-type="float" office:value="0.817584813151584">
            <text:p>0.8175848132</text:p>
          </table:table-cell>
          <table:table-cell table:formula="of:=SIN(RADIANS([.Q$1]*[.$A25]*360/256))" office:value-type="float" office:value="0.382683432365091">
            <text:p>0.3826834324</text:p>
          </table:table-cell>
          <table:table-cell table:formula="of:= [.B25]/1+ [.C25]/2+ [.D25]/3+ [.E25]/4+ [.F25]/5+ [.G25]/6+ [.H25]/7+ [.I25]/8+ [.J25]/9+ [.K25]/10+ [.L25]/11+ [.M25]/12+ [.N25]/13+ [.O25]/14+ [.P25]/15+ [.Q25]/16" office:value-type="float" office:value="1.39330426038976">
            <text:p>1.3933042604</text:p>
          </table:table-cell>
          <table:table-cell table:formula="of:=INT(([.R25]+2)*64)" office:value-type="float" office:value="217">
            <text:p>217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IN(RADIANS([.$A26]*360/256))" office:value-type="float" office:value="0.555570233019602">
            <text:p>0.555570233</text:p>
          </table:table-cell>
          <table:table-cell table:formula="of:=SIN(RADIANS([.C$1]*[.$A26]*360/256))" office:value-type="float" office:value="0.923879532511287">
            <text:p>0.9238795325</text:p>
          </table:table-cell>
          <table:table-cell table:formula="of:=SIN(RADIANS([.D$1]*[.$A26]*360/256))" office:value-type="float" office:value="0.98078528040323">
            <text:p>0.9807852804</text:p>
          </table:table-cell>
          <table:table-cell table:formula="of:=SIN(RADIANS([.E$1]*[.$A26]*360/256))" office:value-type="float" office:value="0.707106781186548">
            <text:p>0.7071067812</text:p>
          </table:table-cell>
          <table:table-cell table:formula="of:=SIN(RADIANS([.F$1]*[.$A26]*360/256))" office:value-type="float" office:value="0.195090322016128">
            <text:p>0.195090322</text:p>
          </table:table-cell>
          <table:table-cell table:formula="of:=SIN(RADIANS([.G$1]*[.$A26]*360/256))" office:value-type="float" office:value="-0.38268343236509">
            <text:p>-0.3826834324</text:p>
          </table:table-cell>
          <table:table-cell table:formula="of:=SIN(RADIANS([.H$1]*[.$A26]*360/256))" office:value-type="float" office:value="-0.831469612302545">
            <text:p>-0.8314696123</text:p>
          </table:table-cell>
          <table:table-cell table:formula="of:=SIN(RADIANS([.I$1]*[.$A26]*360/256))" office:value-type="float" office:value="-1">
            <text:p>-1</text:p>
          </table:table-cell>
          <table:table-cell table:formula="of:=SIN(RADIANS([.J$1]*[.$A26]*360/256))" office:value-type="float" office:value="-0.831469612302545">
            <text:p>-0.8314696123</text:p>
          </table:table-cell>
          <table:table-cell table:formula="of:=SIN(RADIANS([.K$1]*[.$A26]*360/256))" office:value-type="float" office:value="-0.38268343236509">
            <text:p>-0.3826834324</text:p>
          </table:table-cell>
          <table:table-cell table:formula="of:=SIN(RADIANS([.L$1]*[.$A26]*360/256))" office:value-type="float" office:value="0.195090322016128">
            <text:p>0.195090322</text:p>
          </table:table-cell>
          <table:table-cell table:formula="of:=SIN(RADIANS([.M$1]*[.$A26]*360/256))" office:value-type="float" office:value="0.707106781186547">
            <text:p>0.7071067812</text:p>
          </table:table-cell>
          <table:table-cell table:formula="of:=SIN(RADIANS([.N$1]*[.$A26]*360/256))" office:value-type="float" office:value="0.98078528040323">
            <text:p>0.9807852804</text:p>
          </table:table-cell>
          <table:table-cell table:formula="of:=SIN(RADIANS([.O$1]*[.$A26]*360/256))" office:value-type="float" office:value="0.923879532511287">
            <text:p>0.9238795325</text:p>
          </table:table-cell>
          <table:table-cell table:formula="of:=SIN(RADIANS([.P$1]*[.$A26]*360/256))" office:value-type="float" office:value="0.555570233019602">
            <text:p>0.555570233</text:p>
          </table:table-cell>
          <table:table-cell table:formula="of:=SIN(RADIANS([.Q$1]*[.$A26]*360/256))" office:value-type="float" office:value="3.67394039744206E-016">
            <text:p>3.67394039744206E-016</text:p>
          </table:table-cell>
          <table:table-cell table:formula="of:= [.B26]/1+ [.C26]/2+ [.D26]/3+ [.E26]/4+ [.F26]/5+ [.G26]/6+ [.H26]/7+ [.I26]/8+ [.J26]/9+ [.K26]/10+ [.L26]/11+ [.M26]/12+ [.N26]/13+ [.O26]/14+ [.P26]/15+ [.Q26]/16" office:value-type="float" office:value="1.37715286601671">
            <text:p>1.377152866</text:p>
          </table:table-cell>
          <table:table-cell table:formula="of:=INT(([.R26]+2)*64)" office:value-type="float" office:value="216">
            <text:p>216</text:p>
          </table:table-cell>
          <table:table-cell/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IN(RADIANS([.$A27]*360/256))" office:value-type="float" office:value="0.575808191417845">
            <text:p>0.5758081914</text:p>
          </table:table-cell>
          <table:table-cell table:formula="of:=SIN(RADIANS([.C$1]*[.$A27]*360/256))" office:value-type="float" office:value="0.941544065183021">
            <text:p>0.9415440652</text:p>
          </table:table-cell>
          <table:table-cell table:formula="of:=SIN(RADIANS([.D$1]*[.$A27]*360/256))" office:value-type="float" office:value="0.96377606579544">
            <text:p>0.9637760658</text:p>
          </table:table-cell>
          <table:table-cell table:formula="of:=SIN(RADIANS([.E$1]*[.$A27]*360/256))" office:value-type="float" office:value="0.634393284163645">
            <text:p>0.6343932842</text:p>
          </table:table-cell>
          <table:table-cell table:formula="of:=SIN(RADIANS([.F$1]*[.$A27]*360/256))" office:value-type="float" office:value="0.0735645635996673">
            <text:p>0.0735645636</text:p>
          </table:table-cell>
          <table:table-cell table:formula="of:=SIN(RADIANS([.G$1]*[.$A27]*360/256))" office:value-type="float" office:value="-0.514102744193222">
            <text:p>-0.5141027442</text:p>
          </table:table-cell>
          <table:table-cell table:formula="of:=SIN(RADIANS([.H$1]*[.$A27]*360/256))" office:value-type="float" office:value="-0.914209755703531">
            <text:p>-0.9142097557</text:p>
          </table:table-cell>
          <table:table-cell table:formula="of:=SIN(RADIANS([.I$1]*[.$A27]*360/256))" office:value-type="float" office:value="-0.98078528040323">
            <text:p>-0.9807852804</text:p>
          </table:table-cell>
          <table:table-cell table:formula="of:=SIN(RADIANS([.J$1]*[.$A27]*360/256))" office:value-type="float" office:value="-0.689540544737067">
            <text:p>-0.6895405447</text:p>
          </table:table-cell>
          <table:table-cell table:formula="of:=SIN(RADIANS([.K$1]*[.$A27]*360/256))" office:value-type="float" office:value="-0.146730474455362">
            <text:p>-0.1467304745</text:p>
          </table:table-cell>
          <table:table-cell table:formula="of:=SIN(RADIANS([.L$1]*[.$A27]*360/256))" office:value-type="float" office:value="0.449611329654607">
            <text:p>0.4496113297</text:p>
          </table:table-cell>
          <table:table-cell table:formula="of:=SIN(RADIANS([.M$1]*[.$A27]*360/256))" office:value-type="float" office:value="0.881921264348355">
            <text:p>0.8819212643</text:p>
          </table:table-cell>
          <table:table-cell table:formula="of:=SIN(RADIANS([.N$1]*[.$A27]*360/256))" office:value-type="float" office:value="0.99247953459871">
            <text:p>0.9924795346</text:p>
          </table:table-cell>
          <table:table-cell table:formula="of:=SIN(RADIANS([.O$1]*[.$A27]*360/256))" office:value-type="float" office:value="0.740951125354959">
            <text:p>0.7409511254</text:p>
          </table:table-cell>
          <table:table-cell table:formula="of:=SIN(RADIANS([.P$1]*[.$A27]*360/256))" office:value-type="float" office:value="0.21910124015687">
            <text:p>0.2191012402</text:p>
          </table:table-cell>
          <table:table-cell table:formula="of:=SIN(RADIANS([.Q$1]*[.$A27]*360/256))" office:value-type="float" office:value="-0.38268343236509">
            <text:p>-0.3826834324</text:p>
          </table:table-cell>
          <table:table-cell table:formula="of:= [.B27]/1+ [.C27]/2+ [.D27]/3+ [.E27]/4+ [.F27]/5+ [.G27]/6+ [.H27]/7+ [.I27]/8+ [.J27]/9+ [.K27]/10+ [.L27]/11+ [.M27]/12+ [.N27]/13+ [.O27]/14+ [.P27]/15+ [.Q27]/16" office:value-type="float" office:value="1.34530402914505">
            <text:p>1.3453040291</text:p>
          </table:table-cell>
          <table:table-cell table:formula="of:=INT(([.R27]+2)*64)" office:value-type="float" office:value="214">
            <text:p>214</text:p>
          </table:table-cell>
          <table:table-cell/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IN(RADIANS([.$A28]*360/256))" office:value-type="float" office:value="0.595699304492433">
            <text:p>0.5956993045</text:p>
          </table:table-cell>
          <table:table-cell table:formula="of:=SIN(RADIANS([.C$1]*[.$A28]*360/256))" office:value-type="float" office:value="0.956940335732209">
            <text:p>0.9569403357</text:p>
          </table:table-cell>
          <table:table-cell table:formula="of:=SIN(RADIANS([.D$1]*[.$A28]*360/256))" office:value-type="float" office:value="0.941544065183021">
            <text:p>0.9415440652</text:p>
          </table:table-cell>
          <table:table-cell table:formula="of:=SIN(RADIANS([.E$1]*[.$A28]*360/256))" office:value-type="float" office:value="0.555570233019602">
            <text:p>0.555570233</text:p>
          </table:table-cell>
          <table:table-cell table:formula="of:=SIN(RADIANS([.F$1]*[.$A28]*360/256))" office:value-type="float" office:value="-0.0490676743274182">
            <text:p>-0.0490676743</text:p>
          </table:table-cell>
          <table:table-cell table:formula="of:=SIN(RADIANS([.G$1]*[.$A28]*360/256))" office:value-type="float" office:value="-0.634393284163645">
            <text:p>-0.6343932842</text:p>
          </table:table-cell>
          <table:table-cell table:formula="of:=SIN(RADIANS([.H$1]*[.$A28]*360/256))" office:value-type="float" office:value="-0.970031253194544">
            <text:p>-0.9700312532</text:p>
          </table:table-cell>
          <table:table-cell table:formula="of:=SIN(RADIANS([.I$1]*[.$A28]*360/256))" office:value-type="float" office:value="-0.923879532511287">
            <text:p>-0.9238795325</text:p>
          </table:table-cell>
          <table:table-cell table:formula="of:=SIN(RADIANS([.J$1]*[.$A28]*360/256))" office:value-type="float" office:value="-0.514102744193222">
            <text:p>-0.5141027442</text:p>
          </table:table-cell>
          <table:table-cell table:formula="of:=SIN(RADIANS([.K$1]*[.$A28]*360/256))" office:value-type="float" office:value="0.0980171403295609">
            <text:p>0.0980171403</text:p>
          </table:table-cell>
          <table:table-cell table:formula="of:=SIN(RADIANS([.L$1]*[.$A28]*360/256))" office:value-type="float" office:value="0.671558954847018">
            <text:p>0.6715589548</text:p>
          </table:table-cell>
          <table:table-cell table:formula="of:=SIN(RADIANS([.M$1]*[.$A28]*360/256))" office:value-type="float" office:value="0.98078528040323">
            <text:p>0.9807852804</text:p>
          </table:table-cell>
          <table:table-cell table:formula="of:=SIN(RADIANS([.N$1]*[.$A28]*360/256))" office:value-type="float" office:value="0.903989293123443">
            <text:p>0.9039892931</text:p>
          </table:table-cell>
          <table:table-cell table:formula="of:=SIN(RADIANS([.O$1]*[.$A28]*360/256))" office:value-type="float" office:value="0.471396736825998">
            <text:p>0.4713967368</text:p>
          </table:table-cell>
          <table:table-cell table:formula="of:=SIN(RADIANS([.P$1]*[.$A28]*360/256))" office:value-type="float" office:value="-0.146730474455361">
            <text:p>-0.1467304745</text:p>
          </table:table-cell>
          <table:table-cell table:formula="of:=SIN(RADIANS([.Q$1]*[.$A28]*360/256))" office:value-type="float" office:value="-0.707106781186548">
            <text:p>-0.7071067812</text:p>
          </table:table-cell>
          <table:table-cell table:formula="of:= [.B28]/1+ [.C28]/2+ [.D28]/3+ [.E28]/4+ [.F28]/5+ [.G28]/6+ [.H28]/7+ [.I28]/8+ [.J28]/9+ [.K28]/10+ [.L28]/11+ [.M28]/12+ [.N28]/13+ [.O28]/14+ [.P28]/15+ [.Q28]/16" office:value-type="float" office:value="1.30199820421421">
            <text:p>1.3019982042</text:p>
          </table:table-cell>
          <table:table-cell table:formula="of:=INT(([.R28]+2)*64)" office:value-type="float" office:value="211">
            <text:p>211</text:p>
          </table:table-cell>
          <table:table-cell/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IN(RADIANS([.$A29]*360/256))" office:value-type="float" office:value="0.615231590580627">
            <text:p>0.6152315906</text:p>
          </table:table-cell>
          <table:table-cell table:formula="of:=SIN(RADIANS([.C$1]*[.$A29]*360/256))" office:value-type="float" office:value="0.970031253194544">
            <text:p>0.9700312532</text:p>
          </table:table-cell>
          <table:table-cell table:formula="of:=SIN(RADIANS([.D$1]*[.$A29]*360/256))" office:value-type="float" office:value="0.914209755703531">
            <text:p>0.9142097557</text:p>
          </table:table-cell>
          <table:table-cell table:formula="of:=SIN(RADIANS([.E$1]*[.$A29]*360/256))" office:value-type="float" office:value="0.471396736825998">
            <text:p>0.4713967368</text:p>
          </table:table-cell>
          <table:table-cell table:formula="of:=SIN(RADIANS([.F$1]*[.$A29]*360/256))" office:value-type="float" office:value="-0.170961888760301">
            <text:p>-0.1709618888</text:p>
          </table:table-cell>
          <table:table-cell table:formula="of:=SIN(RADIANS([.G$1]*[.$A29]*360/256))" office:value-type="float" office:value="-0.740951125354959">
            <text:p>-0.7409511254</text:p>
          </table:table-cell>
          <table:table-cell table:formula="of:=SIN(RADIANS([.H$1]*[.$A29]*360/256))" office:value-type="float" office:value="-0.99729045667869">
            <text:p>-0.9972904567</text:p>
          </table:table-cell>
          <table:table-cell table:formula="of:=SIN(RADIANS([.I$1]*[.$A29]*360/256))" office:value-type="float" office:value="-0.831469612302545">
            <text:p>-0.8314696123</text:p>
          </table:table-cell>
          <table:table-cell table:formula="of:=SIN(RADIANS([.J$1]*[.$A29]*360/256))" office:value-type="float" office:value="-0.313681740398891">
            <text:p>-0.3136817404</text:p>
          </table:table-cell>
          <table:table-cell table:formula="of:=SIN(RADIANS([.K$1]*[.$A29]*360/256))" office:value-type="float" office:value="0.33688985339222">
            <text:p>0.3368898534</text:p>
          </table:table-cell>
          <table:table-cell table:formula="of:=SIN(RADIANS([.L$1]*[.$A29]*360/256))" office:value-type="float" office:value="0.844853565249707">
            <text:p>0.8448535652</text:p>
          </table:table-cell>
          <table:table-cell table:formula="of:=SIN(RADIANS([.M$1]*[.$A29]*360/256))" office:value-type="float" office:value="0.995184726672197">
            <text:p>0.9951847267</text:p>
          </table:table-cell>
          <table:table-cell table:formula="of:=SIN(RADIANS([.N$1]*[.$A29]*360/256))" office:value-type="float" office:value="0.724247082951467">
            <text:p>0.724247083</text:p>
          </table:table-cell>
          <table:table-cell table:formula="of:=SIN(RADIANS([.O$1]*[.$A29]*360/256))" office:value-type="float" office:value="0.146730474455362">
            <text:p>0.1467304745</text:p>
          </table:table-cell>
          <table:table-cell table:formula="of:=SIN(RADIANS([.P$1]*[.$A29]*360/256))" office:value-type="float" office:value="-0.492898192229784">
            <text:p>-0.4928981922</text:p>
          </table:table-cell>
          <table:table-cell table:formula="of:=SIN(RADIANS([.Q$1]*[.$A29]*360/256))" office:value-type="float" office:value="-0.923879532511286">
            <text:p>-0.9238795325</text:p>
          </table:table-cell>
          <table:table-cell table:formula="of:= [.B29]/1+ [.C29]/2+ [.D29]/3+ [.E29]/4+ [.F29]/5+ [.G29]/6+ [.H29]/7+ [.I29]/8+ [.J29]/9+ [.K29]/10+ [.L29]/11+ [.M29]/12+ [.N29]/13+ [.O29]/14+ [.P29]/15+ [.Q29]/16" office:value-type="float" office:value="1.25290708860043">
            <text:p>1.2529070886</text:p>
          </table:table-cell>
          <table:table-cell table:formula="of:=INT(([.R29]+2)*64)" office:value-type="float" office:value="208">
            <text:p>208</text:p>
          </table:table-cell>
          <table:table-cell/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IN(RADIANS([.$A30]*360/256))" office:value-type="float" office:value="0.634393284163645">
            <text:p>0.6343932842</text:p>
          </table:table-cell>
          <table:table-cell table:formula="of:=SIN(RADIANS([.C$1]*[.$A30]*360/256))" office:value-type="float" office:value="0.98078528040323">
            <text:p>0.9807852804</text:p>
          </table:table-cell>
          <table:table-cell table:formula="of:=SIN(RADIANS([.D$1]*[.$A30]*360/256))" office:value-type="float" office:value="0.881921264348355">
            <text:p>0.8819212643</text:p>
          </table:table-cell>
          <table:table-cell table:formula="of:=SIN(RADIANS([.E$1]*[.$A30]*360/256))" office:value-type="float" office:value="0.38268343236509">
            <text:p>0.3826834324</text:p>
          </table:table-cell>
          <table:table-cell table:formula="of:=SIN(RADIANS([.F$1]*[.$A30]*360/256))" office:value-type="float" office:value="-0.290284677254462">
            <text:p>-0.2902846773</text:p>
          </table:table-cell>
          <table:table-cell table:formula="of:=SIN(RADIANS([.G$1]*[.$A30]*360/256))" office:value-type="float" office:value="-0.831469612302545">
            <text:p>-0.8314696123</text:p>
          </table:table-cell>
          <table:table-cell table:formula="of:=SIN(RADIANS([.H$1]*[.$A30]*360/256))" office:value-type="float" office:value="-0.995184726672197">
            <text:p>-0.9951847267</text:p>
          </table:table-cell>
          <table:table-cell table:formula="of:=SIN(RADIANS([.I$1]*[.$A30]*360/256))" office:value-type="float" office:value="-0.707106781186548">
            <text:p>-0.7071067812</text:p>
          </table:table-cell>
          <table:table-cell table:formula="of:=SIN(RADIANS([.J$1]*[.$A30]*360/256))" office:value-type="float" office:value="-0.0980171403295605">
            <text:p>-0.0980171403</text:p>
          </table:table-cell>
          <table:table-cell table:formula="of:=SIN(RADIANS([.K$1]*[.$A30]*360/256))" office:value-type="float" office:value="0.555570233019602">
            <text:p>0.555570233</text:p>
          </table:table-cell>
          <table:table-cell table:formula="of:=SIN(RADIANS([.L$1]*[.$A30]*360/256))" office:value-type="float" office:value="0.956940335732209">
            <text:p>0.9569403357</text:p>
          </table:table-cell>
          <table:table-cell table:formula="of:=SIN(RADIANS([.M$1]*[.$A30]*360/256))" office:value-type="float" office:value="0.923879532511287">
            <text:p>0.9238795325</text:p>
          </table:table-cell>
          <table:table-cell table:formula="of:=SIN(RADIANS([.N$1]*[.$A30]*360/256))" office:value-type="float" office:value="0.471396736825998">
            <text:p>0.4713967368</text:p>
          </table:table-cell>
          <table:table-cell table:formula="of:=SIN(RADIANS([.O$1]*[.$A30]*360/256))" office:value-type="float" office:value="-0.195090322016127">
            <text:p>-0.195090322</text:p>
          </table:table-cell>
          <table:table-cell table:formula="of:=SIN(RADIANS([.P$1]*[.$A30]*360/256))" office:value-type="float" office:value="-0.773010453362737">
            <text:p>-0.7730104534</text:p>
          </table:table-cell>
          <table:table-cell table:formula="of:=SIN(RADIANS([.Q$1]*[.$A30]*360/256))" office:value-type="float" office:value="-1">
            <text:p>-1</text:p>
          </table:table-cell>
          <table:table-cell table:formula="of:= [.B30]/1+ [.C30]/2+ [.D30]/3+ [.E30]/4+ [.F30]/5+ [.G30]/6+ [.H30]/7+ [.I30]/8+ [.J30]/9+ [.K30]/10+ [.L30]/11+ [.M30]/12+ [.N30]/13+ [.O30]/14+ [.P30]/15+ [.Q30]/16" office:value-type="float" office:value="1.20418073992865">
            <text:p>1.2041807399</text:p>
          </table:table-cell>
          <table:table-cell table:formula="of:=INT(([.R30]+2)*64)" office:value-type="float" office:value="205">
            <text:p>205</text:p>
          </table:table-cell>
          <table:table-cell/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IN(RADIANS([.$A31]*360/256))" office:value-type="float" office:value="0.653172842953777">
            <text:p>0.653172843</text:p>
          </table:table-cell>
          <table:table-cell table:formula="of:=SIN(RADIANS([.C$1]*[.$A31]*360/256))" office:value-type="float" office:value="0.989176509964781">
            <text:p>0.98917651</text:p>
          </table:table-cell>
          <table:table-cell table:formula="of:=SIN(RADIANS([.D$1]*[.$A31]*360/256))" office:value-type="float" office:value="0.844853565249707">
            <text:p>0.8448535652</text:p>
          </table:table-cell>
          <table:table-cell table:formula="of:=SIN(RADIANS([.E$1]*[.$A31]*360/256))" office:value-type="float" office:value="0.290284677254462">
            <text:p>0.2902846773</text:p>
          </table:table-cell>
          <table:table-cell table:formula="of:=SIN(RADIANS([.F$1]*[.$A31]*360/256))" office:value-type="float" office:value="-0.40524131400499">
            <text:p>-0.405241314</text:p>
          </table:table-cell>
          <table:table-cell table:formula="of:=SIN(RADIANS([.G$1]*[.$A31]*360/256))" office:value-type="float" office:value="-0.903989293123443">
            <text:p>-0.9039892931</text:p>
          </table:table-cell>
          <table:table-cell table:formula="of:=SIN(RADIANS([.H$1]*[.$A31]*360/256))" office:value-type="float" office:value="-0.96377606579544">
            <text:p>-0.9637760658</text:p>
          </table:table-cell>
          <table:table-cell table:formula="of:=SIN(RADIANS([.I$1]*[.$A31]*360/256))" office:value-type="float" office:value="-0.555570233019602">
            <text:p>-0.555570233</text:p>
          </table:table-cell>
          <table:table-cell table:formula="of:=SIN(RADIANS([.J$1]*[.$A31]*360/256))" office:value-type="float" office:value="0.122410675199216">
            <text:p>0.1224106752</text:p>
          </table:table-cell>
          <table:table-cell table:formula="of:=SIN(RADIANS([.K$1]*[.$A31]*360/256))" office:value-type="float" office:value="0.740951125354959">
            <text:p>0.7409511254</text:p>
          </table:table-cell>
          <table:table-cell table:formula="of:=SIN(RADIANS([.L$1]*[.$A31]*360/256))" office:value-type="float" office:value="0.999698818696204">
            <text:p>0.9996988187</text:p>
          </table:table-cell>
          <table:table-cell table:formula="of:=SIN(RADIANS([.M$1]*[.$A31]*360/256))" office:value-type="float" office:value="0.773010453362738">
            <text:p>0.7730104534</text:p>
          </table:table-cell>
          <table:table-cell table:formula="of:=SIN(RADIANS([.N$1]*[.$A31]*360/256))" office:value-type="float" office:value="0.170961888760302">
            <text:p>0.1709618888</text:p>
          </table:table-cell>
          <table:table-cell table:formula="of:=SIN(RADIANS([.O$1]*[.$A31]*360/256))" office:value-type="float" office:value="-0.514102744193221">
            <text:p>-0.5141027442</text:p>
          </table:table-cell>
          <table:table-cell table:formula="of:=SIN(RADIANS([.P$1]*[.$A31]*360/256))" office:value-type="float" office:value="-0.949528180593036">
            <text:p>-0.9495281806</text:p>
          </table:table-cell>
          <table:table-cell table:formula="of:=SIN(RADIANS([.Q$1]*[.$A31]*360/256))" office:value-type="float" office:value="-0.923879532511287">
            <text:p>-0.9238795325</text:p>
          </table:table-cell>
          <table:table-cell table:formula="of:= [.B31]/1+ [.C31]/2+ [.D31]/3+ [.E31]/4+ [.F31]/5+ [.G31]/6+ [.H31]/7+ [.I31]/8+ [.J31]/9+ [.K31]/10+ [.L31]/11+ [.M31]/12+ [.N31]/13+ [.O31]/14+ [.P31]/15+ [.Q31]/16" office:value-type="float" office:value="1.16148889078986">
            <text:p>1.1614888908</text:p>
          </table:table-cell>
          <table:table-cell table:formula="of:=INT(([.R31]+2)*64)" office:value-type="float" office:value="202">
            <text:p>202</text:p>
          </table:table-cell>
          <table:table-cell/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IN(RADIANS([.$A32]*360/256))" office:value-type="float" office:value="0.671558954847018">
            <text:p>0.6715589548</text:p>
          </table:table-cell>
          <table:table-cell table:formula="of:=SIN(RADIANS([.C$1]*[.$A32]*360/256))" office:value-type="float" office:value="0.995184726672197">
            <text:p>0.9951847267</text:p>
          </table:table-cell>
          <table:table-cell table:formula="of:=SIN(RADIANS([.D$1]*[.$A32]*360/256))" office:value-type="float" office:value="0.803207531480645">
            <text:p>0.8032075315</text:p>
          </table:table-cell>
          <table:table-cell table:formula="of:=SIN(RADIANS([.E$1]*[.$A32]*360/256))" office:value-type="float" office:value="0.195090322016128">
            <text:p>0.195090322</text:p>
          </table:table-cell>
          <table:table-cell table:formula="of:=SIN(RADIANS([.F$1]*[.$A32]*360/256))" office:value-type="float" office:value="-0.514102744193222">
            <text:p>-0.5141027442</text:p>
          </table:table-cell>
          <table:table-cell table:formula="of:=SIN(RADIANS([.G$1]*[.$A32]*360/256))" office:value-type="float" office:value="-0.956940335732209">
            <text:p>-0.9569403357</text:p>
          </table:table-cell>
          <table:table-cell table:formula="of:=SIN(RADIANS([.H$1]*[.$A32]*360/256))" office:value-type="float" office:value="-0.903989293123443">
            <text:p>-0.9039892931</text:p>
          </table:table-cell>
          <table:table-cell table:formula="of:=SIN(RADIANS([.I$1]*[.$A32]*360/256))" office:value-type="float" office:value="-0.38268343236509">
            <text:p>-0.3826834324</text:p>
          </table:table-cell>
          <table:table-cell table:formula="of:=SIN(RADIANS([.J$1]*[.$A32]*360/256))" office:value-type="float" office:value="0.33688985339222">
            <text:p>0.3368898534</text:p>
          </table:table-cell>
          <table:table-cell table:formula="of:=SIN(RADIANS([.K$1]*[.$A32]*360/256))" office:value-type="float" office:value="0.881921264348355">
            <text:p>0.8819212643</text:p>
          </table:table-cell>
          <table:table-cell table:formula="of:=SIN(RADIANS([.L$1]*[.$A32]*360/256))" office:value-type="float" office:value="0.970031253194544">
            <text:p>0.9700312532</text:p>
          </table:table-cell>
          <table:table-cell table:formula="of:=SIN(RADIANS([.M$1]*[.$A32]*360/256))" office:value-type="float" office:value="0.555570233019602">
            <text:p>0.555570233</text:p>
          </table:table-cell>
          <table:table-cell table:formula="of:=SIN(RADIANS([.N$1]*[.$A32]*360/256))" office:value-type="float" office:value="-0.146730474455361">
            <text:p>-0.1467304745</text:p>
          </table:table-cell>
          <table:table-cell table:formula="of:=SIN(RADIANS([.O$1]*[.$A32]*360/256))" office:value-type="float" office:value="-0.773010453362737">
            <text:p>-0.7730104534</text:p>
          </table:table-cell>
          <table:table-cell table:formula="of:=SIN(RADIANS([.P$1]*[.$A32]*360/256))" office:value-type="float" office:value="-0.998795456205172">
            <text:p>-0.9987954562</text:p>
          </table:table-cell>
          <table:table-cell table:formula="of:=SIN(RADIANS([.Q$1]*[.$A32]*360/256))" office:value-type="float" office:value="-0.707106781186547">
            <text:p>-0.7071067812</text:p>
          </table:table-cell>
          <table:table-cell table:formula="of:= [.B32]/1+ [.C32]/2+ [.D32]/3+ [.E32]/4+ [.F32]/5+ [.G32]/6+ [.H32]/7+ [.I32]/8+ [.J32]/9+ [.K32]/10+ [.L32]/11+ [.M32]/12+ [.N32]/13+ [.O32]/14+ [.P32]/15+ [.Q32]/16" office:value-type="float" office:value="1.12919636272453">
            <text:p>1.1291963627</text:p>
          </table:table-cell>
          <table:table-cell table:formula="of:=INT(([.R32]+2)*64)" office:value-type="float" office:value="200">
            <text:p>200</text:p>
          </table:table-cell>
          <table:table-cell/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IN(RADIANS([.$A33]*360/256))" office:value-type="float" office:value="0.689540544737067">
            <text:p>0.6895405447</text:p>
          </table:table-cell>
          <table:table-cell table:formula="of:=SIN(RADIANS([.C$1]*[.$A33]*360/256))" office:value-type="float" office:value="0.998795456205172">
            <text:p>0.9987954562</text:p>
          </table:table-cell>
          <table:table-cell table:formula="of:=SIN(RADIANS([.D$1]*[.$A33]*360/256))" office:value-type="float" office:value="0.757208846506484">
            <text:p>0.7572088465</text:p>
          </table:table-cell>
          <table:table-cell table:formula="of:=SIN(RADIANS([.E$1]*[.$A33]*360/256))" office:value-type="float" office:value="0.0980171403295608">
            <text:p>0.0980171403</text:p>
          </table:table-cell>
          <table:table-cell table:formula="of:=SIN(RADIANS([.F$1]*[.$A33]*360/256))" office:value-type="float" office:value="-0.615231590580627">
            <text:p>-0.6152315906</text:p>
          </table:table-cell>
          <table:table-cell table:formula="of:=SIN(RADIANS([.G$1]*[.$A33]*360/256))" office:value-type="float" office:value="-0.989176509964781">
            <text:p>-0.98917651</text:p>
          </table:table-cell>
          <table:table-cell table:formula="of:=SIN(RADIANS([.H$1]*[.$A33]*360/256))" office:value-type="float" office:value="-0.817584813151584">
            <text:p>-0.8175848132</text:p>
          </table:table-cell>
          <table:table-cell table:formula="of:=SIN(RADIANS([.I$1]*[.$A33]*360/256))" office:value-type="float" office:value="-0.195090322016129">
            <text:p>-0.195090322</text:p>
          </table:table-cell>
          <table:table-cell table:formula="of:=SIN(RADIANS([.J$1]*[.$A33]*360/256))" office:value-type="float" office:value="0.534997619887097">
            <text:p>0.5349976199</text:p>
          </table:table-cell>
          <table:table-cell table:formula="of:=SIN(RADIANS([.K$1]*[.$A33]*360/256))" office:value-type="float" office:value="0.970031253194544">
            <text:p>0.9700312532</text:p>
          </table:table-cell>
          <table:table-cell table:formula="of:=SIN(RADIANS([.L$1]*[.$A33]*360/256))" office:value-type="float" office:value="0.870086991108711">
            <text:p>0.8700869911</text:p>
          </table:table-cell>
          <table:table-cell table:formula="of:=SIN(RADIANS([.M$1]*[.$A33]*360/256))" office:value-type="float" office:value="0.290284677254462">
            <text:p>0.2902846773</text:p>
          </table:table-cell>
          <table:table-cell table:formula="of:=SIN(RADIANS([.N$1]*[.$A33]*360/256))" office:value-type="float" office:value="-0.449611329654607">
            <text:p>-0.4496113297</text:p>
          </table:table-cell>
          <table:table-cell table:formula="of:=SIN(RADIANS([.O$1]*[.$A33]*360/256))" office:value-type="float" office:value="-0.94154406518302">
            <text:p>-0.9415440652</text:p>
          </table:table-cell>
          <table:table-cell table:formula="of:=SIN(RADIANS([.P$1]*[.$A33]*360/256))" office:value-type="float" office:value="-0.914209755703531">
            <text:p>-0.9142097557</text:p>
          </table:table-cell>
          <table:table-cell table:formula="of:=SIN(RADIANS([.Q$1]*[.$A33]*360/256))" office:value-type="float" office:value="-0.382683432365091">
            <text:p>-0.3826834324</text:p>
          </table:table-cell>
          <table:table-cell table:formula="of:= [.B33]/1+ [.C33]/2+ [.D33]/3+ [.E33]/4+ [.F33]/5+ [.G33]/6+ [.H33]/7+ [.I33]/8+ [.J33]/9+ [.K33]/10+ [.L33]/11+ [.M33]/12+ [.N33]/13+ [.O33]/14+ [.P33]/15+ [.Q33]/16" office:value-type="float" office:value="1.10978516275071">
            <text:p>1.1097851628</text:p>
          </table:table-cell>
          <table:table-cell table:formula="of:=INT(([.R33]+2)*64)" office:value-type="float" office:value="199">
            <text:p>199</text:p>
          </table:table-cell>
          <table:table-cell/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SIN(RADIANS([.$A34]*360/256))" office:value-type="float" office:value="0.707106781186547">
            <text:p>0.7071067812</text:p>
          </table:table-cell>
          <table:table-cell table:formula="of:=SIN(RADIANS([.C$1]*[.$A34]*360/256))" office:value-type="float" office:value="1">
            <text:p>1</text:p>
          </table:table-cell>
          <table:table-cell table:formula="of:=SIN(RADIANS([.D$1]*[.$A34]*360/256))" office:value-type="float" office:value="0.707106781186548">
            <text:p>0.7071067812</text:p>
          </table:table-cell>
          <table:table-cell table:formula="of:=SIN(RADIANS([.E$1]*[.$A34]*360/256))" office:value-type="float" office:value="1.22464679914735E-016">
            <text:p>1.22464679914735E-016</text:p>
          </table:table-cell>
          <table:table-cell table:formula="of:=SIN(RADIANS([.F$1]*[.$A34]*360/256))" office:value-type="float" office:value="-0.707106781186547">
            <text:p>-0.7071067812</text:p>
          </table:table-cell>
          <table:table-cell table:formula="of:=SIN(RADIANS([.G$1]*[.$A34]*360/256))" office:value-type="float" office:value="-1">
            <text:p>-1</text:p>
          </table:table-cell>
          <table:table-cell table:formula="of:=SIN(RADIANS([.H$1]*[.$A34]*360/256))" office:value-type="float" office:value="-0.707106781186548">
            <text:p>-0.7071067812</text:p>
          </table:table-cell>
          <table:table-cell table:formula="of:=SIN(RADIANS([.I$1]*[.$A34]*360/256))" office:value-type="float" office:value="-2.44929359829471E-016">
            <text:p>-2.44929359829471E-016</text:p>
          </table:table-cell>
          <table:table-cell table:formula="of:=SIN(RADIANS([.J$1]*[.$A34]*360/256))" office:value-type="float" office:value="0.707106781186547">
            <text:p>0.7071067812</text:p>
          </table:table-cell>
          <table:table-cell table:formula="of:=SIN(RADIANS([.K$1]*[.$A34]*360/256))" office:value-type="float" office:value="1">
            <text:p>1</text:p>
          </table:table-cell>
          <table:table-cell table:formula="of:=SIN(RADIANS([.L$1]*[.$A34]*360/256))" office:value-type="float" office:value="0.707106781186547">
            <text:p>0.7071067812</text:p>
          </table:table-cell>
          <table:table-cell table:formula="of:=SIN(RADIANS([.M$1]*[.$A34]*360/256))" office:value-type="float" office:value="3.67394039744206E-016">
            <text:p>3.67394039744206E-016</text:p>
          </table:table-cell>
          <table:table-cell table:formula="of:=SIN(RADIANS([.N$1]*[.$A34]*360/256))" office:value-type="float" office:value="-0.707106781186548">
            <text:p>-0.7071067812</text:p>
          </table:table-cell>
          <table:table-cell table:formula="of:=SIN(RADIANS([.O$1]*[.$A34]*360/256))" office:value-type="float" office:value="-1">
            <text:p>-1</text:p>
          </table:table-cell>
          <table:table-cell table:formula="of:=SIN(RADIANS([.P$1]*[.$A34]*360/256))" office:value-type="float" office:value="-0.707106781186547">
            <text:p>-0.7071067812</text:p>
          </table:table-cell>
          <table:table-cell table:formula="of:=SIN(RADIANS([.Q$1]*[.$A34]*360/256))" office:value-type="float" office:value="-4.89858719658941E-016">
            <text:p>-4.89858719658941E-016</text:p>
          </table:table-cell>
          <table:table-cell table:formula="of:= [.B34]/1+ [.C34]/2+ [.D34]/3+ [.E34]/4+ [.F34]/5+ [.G34]/6+ [.H34]/7+ [.I34]/8+ [.J34]/9+ [.K34]/10+ [.L34]/11+ [.M34]/12+ [.N34]/13+ [.O34]/14+ [.P34]/15+ [.Q34]/16" office:value-type="float" office:value="1.10359376617831">
            <text:p>1.1035937662</text:p>
          </table:table-cell>
          <table:table-cell table:formula="of:=INT(([.R34]+2)*64)" office:value-type="float" office:value="198">
            <text:p>198</text:p>
          </table:table-cell>
          <table:table-cell/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SIN(RADIANS([.$A35]*360/256))" office:value-type="float" office:value="0.724247082951467">
            <text:p>0.724247083</text:p>
          </table:table-cell>
          <table:table-cell table:formula="of:=SIN(RADIANS([.C$1]*[.$A35]*360/256))" office:value-type="float" office:value="0.998795456205172">
            <text:p>0.9987954562</text:p>
          </table:table-cell>
          <table:table-cell table:formula="of:=SIN(RADIANS([.D$1]*[.$A35]*360/256))" office:value-type="float" office:value="0.653172842953777">
            <text:p>0.653172843</text:p>
          </table:table-cell>
          <table:table-cell table:formula="of:=SIN(RADIANS([.E$1]*[.$A35]*360/256))" office:value-type="float" office:value="-0.0980171403295606">
            <text:p>-0.0980171403</text:p>
          </table:table-cell>
          <table:table-cell table:formula="of:=SIN(RADIANS([.F$1]*[.$A35]*360/256))" office:value-type="float" office:value="-0.788346427626606">
            <text:p>-0.7883464276</text:p>
          </table:table-cell>
          <table:table-cell table:formula="of:=SIN(RADIANS([.G$1]*[.$A35]*360/256))" office:value-type="float" office:value="-0.989176509964781">
            <text:p>-0.98917651</text:p>
          </table:table-cell>
          <table:table-cell table:formula="of:=SIN(RADIANS([.H$1]*[.$A35]*360/256))" office:value-type="float" office:value="-0.575808191417845">
            <text:p>-0.5758081914</text:p>
          </table:table-cell>
          <table:table-cell table:formula="of:=SIN(RADIANS([.I$1]*[.$A35]*360/256))" office:value-type="float" office:value="0.195090322016128">
            <text:p>0.195090322</text:p>
          </table:table-cell>
          <table:table-cell table:formula="of:=SIN(RADIANS([.J$1]*[.$A35]*360/256))" office:value-type="float" office:value="0.844853565249707">
            <text:p>0.8448535652</text:p>
          </table:table-cell>
          <table:table-cell table:formula="of:=SIN(RADIANS([.K$1]*[.$A35]*360/256))" office:value-type="float" office:value="0.970031253194544">
            <text:p>0.9700312532</text:p>
          </table:table-cell>
          <table:table-cell table:formula="of:=SIN(RADIANS([.L$1]*[.$A35]*360/256))" office:value-type="float" office:value="0.492898192229784">
            <text:p>0.4928981922</text:p>
          </table:table-cell>
          <table:table-cell table:formula="of:=SIN(RADIANS([.M$1]*[.$A35]*360/256))" office:value-type="float" office:value="-0.290284677254463">
            <text:p>-0.2902846773</text:p>
          </table:table-cell>
          <table:table-cell table:formula="of:=SIN(RADIANS([.N$1]*[.$A35]*360/256))" office:value-type="float" office:value="-0.893224301195515">
            <text:p>-0.8932243012</text:p>
          </table:table-cell>
          <table:table-cell table:formula="of:=SIN(RADIANS([.O$1]*[.$A35]*360/256))" office:value-type="float" office:value="-0.941544065183021">
            <text:p>-0.9415440652</text:p>
          </table:table-cell>
          <table:table-cell table:formula="of:=SIN(RADIANS([.P$1]*[.$A35]*360/256))" office:value-type="float" office:value="-0.40524131400499">
            <text:p>-0.405241314</text:p>
          </table:table-cell>
          <table:table-cell table:formula="of:=SIN(RADIANS([.Q$1]*[.$A35]*360/256))" office:value-type="float" office:value="0.38268343236509">
            <text:p>0.3826834324</text:p>
          </table:table-cell>
          <table:table-cell table:formula="of:= [.B35]/1+ [.C35]/2+ [.D35]/3+ [.E35]/4+ [.F35]/5+ [.G35]/6+ [.H35]/7+ [.I35]/8+ [.J35]/9+ [.K35]/10+ [.L35]/11+ [.M35]/12+ [.N35]/13+ [.O35]/14+ [.P35]/15+ [.Q35]/16" office:value-type="float" office:value="1.10889394521712">
            <text:p>1.1088939452</text:p>
          </table:table-cell>
          <table:table-cell table:formula="of:=INT(([.R35]+2)*64)" office:value-type="float" office:value="198">
            <text:p>198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SIN(RADIANS([.$A36]*360/256))" office:value-type="float" office:value="0.740951125354959">
            <text:p>0.7409511254</text:p>
          </table:table-cell>
          <table:table-cell table:formula="of:=SIN(RADIANS([.C$1]*[.$A36]*360/256))" office:value-type="float" office:value="0.995184726672197">
            <text:p>0.9951847267</text:p>
          </table:table-cell>
          <table:table-cell table:formula="of:=SIN(RADIANS([.D$1]*[.$A36]*360/256))" office:value-type="float" office:value="0.595699304492433">
            <text:p>0.5956993045</text:p>
          </table:table-cell>
          <table:table-cell table:formula="of:=SIN(RADIANS([.E$1]*[.$A36]*360/256))" office:value-type="float" office:value="-0.195090322016128">
            <text:p>-0.195090322</text:p>
          </table:table-cell>
          <table:table-cell table:formula="of:=SIN(RADIANS([.F$1]*[.$A36]*360/256))" office:value-type="float" office:value="-0.857728610000272">
            <text:p>-0.85772861</text:p>
          </table:table-cell>
          <table:table-cell table:formula="of:=SIN(RADIANS([.G$1]*[.$A36]*360/256))" office:value-type="float" office:value="-0.956940335732209">
            <text:p>-0.9569403357</text:p>
          </table:table-cell>
          <table:table-cell table:formula="of:=SIN(RADIANS([.H$1]*[.$A36]*360/256))" office:value-type="float" office:value="-0.427555093430283">
            <text:p>-0.4275550934</text:p>
          </table:table-cell>
          <table:table-cell table:formula="of:=SIN(RADIANS([.I$1]*[.$A36]*360/256))" office:value-type="float" office:value="0.38268343236509">
            <text:p>0.3826834324</text:p>
          </table:table-cell>
          <table:table-cell table:formula="of:=SIN(RADIANS([.J$1]*[.$A36]*360/256))" office:value-type="float" office:value="0.941544065183021">
            <text:p>0.9415440652</text:p>
          </table:table-cell>
          <table:table-cell table:formula="of:=SIN(RADIANS([.K$1]*[.$A36]*360/256))" office:value-type="float" office:value="0.881921264348355">
            <text:p>0.8819212643</text:p>
          </table:table-cell>
          <table:table-cell table:formula="of:=SIN(RADIANS([.L$1]*[.$A36]*360/256))" office:value-type="float" office:value="0.242980179903263">
            <text:p>0.2429801799</text:p>
          </table:table-cell>
          <table:table-cell table:formula="of:=SIN(RADIANS([.M$1]*[.$A36]*360/256))" office:value-type="float" office:value="-0.555570233019602">
            <text:p>-0.555570233</text:p>
          </table:table-cell>
          <table:table-cell table:formula="of:=SIN(RADIANS([.N$1]*[.$A36]*360/256))" office:value-type="float" office:value="-0.989176509964781">
            <text:p>-0.98917651</text:p>
          </table:table-cell>
          <table:table-cell table:formula="of:=SIN(RADIANS([.O$1]*[.$A36]*360/256))" office:value-type="float" office:value="-0.773010453362738">
            <text:p>-0.7730104534</text:p>
          </table:table-cell>
          <table:table-cell table:formula="of:=SIN(RADIANS([.P$1]*[.$A36]*360/256))" office:value-type="float" office:value="-0.0490676743274183">
            <text:p>-0.0490676743</text:p>
          </table:table-cell>
          <table:table-cell table:formula="of:=SIN(RADIANS([.Q$1]*[.$A36]*360/256))" office:value-type="float" office:value="0.707106781186548">
            <text:p>0.7071067812</text:p>
          </table:table-cell>
          <table:table-cell table:formula="of:= [.B36]/1+ [.C36]/2+ [.D36]/3+ [.E36]/4+ [.F36]/5+ [.G36]/6+ [.H36]/7+ [.I36]/8+ [.J36]/9+ [.K36]/10+ [.L36]/11+ [.M36]/12+ [.N36]/13+ [.O36]/14+ [.P36]/15+ [.Q36]/16" office:value-type="float" office:value="1.1222748789557">
            <text:p>1.122274879</text:p>
          </table:table-cell>
          <table:table-cell table:formula="of:=INT(([.R36]+2)*64)" office:value-type="float" office:value="199">
            <text:p>199</text:p>
          </table:table-cell>
          <table:table-cell/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IN(RADIANS([.$A37]*360/256))" office:value-type="float" office:value="0.757208846506484">
            <text:p>0.7572088465</text:p>
          </table:table-cell>
          <table:table-cell table:formula="of:=SIN(RADIANS([.C$1]*[.$A37]*360/256))" office:value-type="float" office:value="0.989176509964781">
            <text:p>0.98917651</text:p>
          </table:table-cell>
          <table:table-cell table:formula="of:=SIN(RADIANS([.D$1]*[.$A37]*360/256))" office:value-type="float" office:value="0.534997619887097">
            <text:p>0.5349976199</text:p>
          </table:table-cell>
          <table:table-cell table:formula="of:=SIN(RADIANS([.E$1]*[.$A37]*360/256))" office:value-type="float" office:value="-0.290284677254462">
            <text:p>-0.2902846773</text:p>
          </table:table-cell>
          <table:table-cell table:formula="of:=SIN(RADIANS([.F$1]*[.$A37]*360/256))" office:value-type="float" office:value="-0.914209755703531">
            <text:p>-0.9142097557</text:p>
          </table:table-cell>
          <table:table-cell table:formula="of:=SIN(RADIANS([.G$1]*[.$A37]*360/256))" office:value-type="float" office:value="-0.903989293123443">
            <text:p>-0.9039892931</text:p>
          </table:table-cell>
          <table:table-cell table:formula="of:=SIN(RADIANS([.H$1]*[.$A37]*360/256))" office:value-type="float" office:value="-0.266712757474899">
            <text:p>-0.2667127575</text:p>
          </table:table-cell>
          <table:table-cell table:formula="of:=SIN(RADIANS([.I$1]*[.$A37]*360/256))" office:value-type="float" office:value="0.555570233019602">
            <text:p>0.555570233</text:p>
          </table:table-cell>
          <table:table-cell table:formula="of:=SIN(RADIANS([.J$1]*[.$A37]*360/256))" office:value-type="float" office:value="0.99247953459871">
            <text:p>0.9924795346</text:p>
          </table:table-cell>
          <table:table-cell table:formula="of:=SIN(RADIANS([.K$1]*[.$A37]*360/256))" office:value-type="float" office:value="0.740951125354959">
            <text:p>0.7409511254</text:p>
          </table:table-cell>
          <table:table-cell table:formula="of:=SIN(RADIANS([.L$1]*[.$A37]*360/256))" office:value-type="float" office:value="-0.0245412285229127">
            <text:p>-0.0245412285</text:p>
          </table:table-cell>
          <table:table-cell table:formula="of:=SIN(RADIANS([.M$1]*[.$A37]*360/256))" office:value-type="float" office:value="-0.773010453362737">
            <text:p>-0.7730104534</text:p>
          </table:table-cell>
          <table:table-cell table:formula="of:=SIN(RADIANS([.N$1]*[.$A37]*360/256))" office:value-type="float" office:value="-0.985277642388941">
            <text:p>-0.9852776424</text:p>
          </table:table-cell>
          <table:table-cell table:formula="of:=SIN(RADIANS([.O$1]*[.$A37]*360/256))" office:value-type="float" office:value="-0.514102744193222">
            <text:p>-0.5141027442</text:p>
          </table:table-cell>
          <table:table-cell table:formula="of:=SIN(RADIANS([.P$1]*[.$A37]*360/256))" office:value-type="float" office:value="0.313681740398891">
            <text:p>0.3136817404</text:p>
          </table:table-cell>
          <table:table-cell table:formula="of:=SIN(RADIANS([.Q$1]*[.$A37]*360/256))" office:value-type="float" office:value="0.923879532511286">
            <text:p>0.9238795325</text:p>
          </table:table-cell>
          <table:table-cell table:formula="of:= [.B37]/1+ [.C37]/2+ [.D37]/3+ [.E37]/4+ [.F37]/5+ [.G37]/6+ [.H37]/7+ [.I37]/8+ [.J37]/9+ [.K37]/10+ [.L37]/11+ [.M37]/12+ [.N37]/13+ [.O37]/14+ [.P37]/15+ [.Q37]/16" office:value-type="float" office:value="1.13926052761272">
            <text:p>1.1392605276</text:p>
          </table:table-cell>
          <table:table-cell table:formula="of:=INT(([.R37]+2)*64)" office:value-type="float" office:value="200">
            <text:p>200</text:p>
          </table:table-cell>
          <table:table-cell/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SIN(RADIANS([.$A38]*360/256))" office:value-type="float" office:value="0.773010453362737">
            <text:p>0.7730104534</text:p>
          </table:table-cell>
          <table:table-cell table:formula="of:=SIN(RADIANS([.C$1]*[.$A38]*360/256))" office:value-type="float" office:value="0.98078528040323">
            <text:p>0.9807852804</text:p>
          </table:table-cell>
          <table:table-cell table:formula="of:=SIN(RADIANS([.D$1]*[.$A38]*360/256))" office:value-type="float" office:value="0.471396736825998">
            <text:p>0.4713967368</text:p>
          </table:table-cell>
          <table:table-cell table:formula="of:=SIN(RADIANS([.E$1]*[.$A38]*360/256))" office:value-type="float" office:value="-0.38268343236509">
            <text:p>-0.3826834324</text:p>
          </table:table-cell>
          <table:table-cell table:formula="of:=SIN(RADIANS([.F$1]*[.$A38]*360/256))" office:value-type="float" office:value="-0.956940335732209">
            <text:p>-0.9569403357</text:p>
          </table:table-cell>
          <table:table-cell table:formula="of:=SIN(RADIANS([.G$1]*[.$A38]*360/256))" office:value-type="float" office:value="-0.831469612302545">
            <text:p>-0.8314696123</text:p>
          </table:table-cell>
          <table:table-cell table:formula="of:=SIN(RADIANS([.H$1]*[.$A38]*360/256))" office:value-type="float" office:value="-0.0980171403295605">
            <text:p>-0.0980171403</text:p>
          </table:table-cell>
          <table:table-cell table:formula="of:=SIN(RADIANS([.I$1]*[.$A38]*360/256))" office:value-type="float" office:value="0.707106781186547">
            <text:p>0.7071067812</text:p>
          </table:table-cell>
          <table:table-cell table:formula="of:=SIN(RADIANS([.J$1]*[.$A38]*360/256))" office:value-type="float" office:value="0.995184726672197">
            <text:p>0.9951847267</text:p>
          </table:table-cell>
          <table:table-cell table:formula="of:=SIN(RADIANS([.K$1]*[.$A38]*360/256))" office:value-type="float" office:value="0.555570233019602">
            <text:p>0.555570233</text:p>
          </table:table-cell>
          <table:table-cell table:formula="of:=SIN(RADIANS([.L$1]*[.$A38]*360/256))" office:value-type="float" office:value="-0.290284677254463">
            <text:p>-0.2902846773</text:p>
          </table:table-cell>
          <table:table-cell table:formula="of:=SIN(RADIANS([.M$1]*[.$A38]*360/256))" office:value-type="float" office:value="-0.923879532511286">
            <text:p>-0.9238795325</text:p>
          </table:table-cell>
          <table:table-cell table:formula="of:=SIN(RADIANS([.N$1]*[.$A38]*360/256))" office:value-type="float" office:value="-0.881921264348355">
            <text:p>-0.8819212643</text:p>
          </table:table-cell>
          <table:table-cell table:formula="of:=SIN(RADIANS([.O$1]*[.$A38]*360/256))" office:value-type="float" office:value="-0.195090322016128">
            <text:p>-0.195090322</text:p>
          </table:table-cell>
          <table:table-cell table:formula="of:=SIN(RADIANS([.P$1]*[.$A38]*360/256))" office:value-type="float" office:value="0.634393284163645">
            <text:p>0.6343932842</text:p>
          </table:table-cell>
          <table:table-cell table:formula="of:=SIN(RADIANS([.Q$1]*[.$A38]*360/256))" office:value-type="float" office:value="1">
            <text:p>1</text:p>
          </table:table-cell>
          <table:table-cell table:formula="of:= [.B38]/1+ [.C38]/2+ [.D38]/3+ [.E38]/4+ [.F38]/5+ [.G38]/6+ [.H38]/7+ [.I38]/8+ [.J38]/9+ [.K38]/10+ [.L38]/11+ [.M38]/12+ [.N38]/13+ [.O38]/14+ [.P38]/15+ [.Q38]/16" office:value-type="float" office:value="1.15505543648688">
            <text:p>1.1550554365</text:p>
          </table:table-cell>
          <table:table-cell table:formula="of:=INT(([.R38]+2)*64)" office:value-type="float" office:value="201">
            <text:p>201</text:p>
          </table:table-cell>
          <table:table-cell/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SIN(RADIANS([.$A39]*360/256))" office:value-type="float" office:value="0.788346427626606">
            <text:p>0.7883464276</text:p>
          </table:table-cell>
          <table:table-cell table:formula="of:=SIN(RADIANS([.C$1]*[.$A39]*360/256))" office:value-type="float" office:value="0.970031253194544">
            <text:p>0.9700312532</text:p>
          </table:table-cell>
          <table:table-cell table:formula="of:=SIN(RADIANS([.D$1]*[.$A39]*360/256))" office:value-type="float" office:value="0.40524131400499">
            <text:p>0.405241314</text:p>
          </table:table-cell>
          <table:table-cell table:formula="of:=SIN(RADIANS([.E$1]*[.$A39]*360/256))" office:value-type="float" office:value="-0.471396736825998">
            <text:p>-0.4713967368</text:p>
          </table:table-cell>
          <table:table-cell table:formula="of:=SIN(RADIANS([.F$1]*[.$A39]*360/256))" office:value-type="float" office:value="-0.985277642388941">
            <text:p>-0.9852776424</text:p>
          </table:table-cell>
          <table:table-cell table:formula="of:=SIN(RADIANS([.G$1]*[.$A39]*360/256))" office:value-type="float" office:value="-0.740951125354959">
            <text:p>-0.7409511254</text:p>
          </table:table-cell>
          <table:table-cell table:formula="of:=SIN(RADIANS([.H$1]*[.$A39]*360/256))" office:value-type="float" office:value="0.0735645635996669">
            <text:p>0.0735645636</text:p>
          </table:table-cell>
          <table:table-cell table:formula="of:=SIN(RADIANS([.I$1]*[.$A39]*360/256))" office:value-type="float" office:value="0.831469612302545">
            <text:p>0.8314696123</text:p>
          </table:table-cell>
          <table:table-cell table:formula="of:=SIN(RADIANS([.J$1]*[.$A39]*360/256))" office:value-type="float" office:value="0.949528180593037">
            <text:p>0.9495281806</text:p>
          </table:table-cell>
          <table:table-cell table:formula="of:=SIN(RADIANS([.K$1]*[.$A39]*360/256))" office:value-type="float" office:value="0.336889853392221">
            <text:p>0.3368898534</text:p>
          </table:table-cell>
          <table:table-cell table:formula="of:=SIN(RADIANS([.L$1]*[.$A39]*360/256))" office:value-type="float" office:value="-0.534997619887097">
            <text:p>-0.5349976199</text:p>
          </table:table-cell>
          <table:table-cell table:formula="of:=SIN(RADIANS([.M$1]*[.$A39]*360/256))" office:value-type="float" office:value="-0.995184726672197">
            <text:p>-0.9951847267</text:p>
          </table:table-cell>
          <table:table-cell table:formula="of:=SIN(RADIANS([.N$1]*[.$A39]*360/256))" office:value-type="float" office:value="-0.689540544737067">
            <text:p>-0.6895405447</text:p>
          </table:table-cell>
          <table:table-cell table:formula="of:=SIN(RADIANS([.O$1]*[.$A39]*360/256))" office:value-type="float" office:value="0.146730474455361">
            <text:p>0.1467304745</text:p>
          </table:table-cell>
          <table:table-cell table:formula="of:=SIN(RADIANS([.P$1]*[.$A39]*360/256))" office:value-type="float" office:value="0.870086991108712">
            <text:p>0.8700869911</text:p>
          </table:table-cell>
          <table:table-cell table:formula="of:=SIN(RADIANS([.Q$1]*[.$A39]*360/256))" office:value-type="float" office:value="0.923879532511287">
            <text:p>0.9238795325</text:p>
          </table:table-cell>
          <table:table-cell table:formula="of:= [.B39]/1+ [.C39]/2+ [.D39]/3+ [.E39]/4+ [.F39]/5+ [.G39]/6+ [.H39]/7+ [.I39]/8+ [.J39]/9+ [.K39]/10+ [.L39]/11+ [.M39]/12+ [.N39]/13+ [.O39]/14+ [.P39]/15+ [.Q39]/16" office:value-type="float" office:value="1.16530019692257">
            <text:p>1.1653001969</text:p>
          </table:table-cell>
          <table:table-cell table:formula="of:=INT(([.R39]+2)*64)" office:value-type="float" office:value="202">
            <text:p>202</text:p>
          </table:table-cell>
          <table:table-cell/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SIN(RADIANS([.$A40]*360/256))" office:value-type="float" office:value="0.803207531480645">
            <text:p>0.8032075315</text:p>
          </table:table-cell>
          <table:table-cell table:formula="of:=SIN(RADIANS([.C$1]*[.$A40]*360/256))" office:value-type="float" office:value="0.956940335732209">
            <text:p>0.9569403357</text:p>
          </table:table-cell>
          <table:table-cell table:formula="of:=SIN(RADIANS([.D$1]*[.$A40]*360/256))" office:value-type="float" office:value="0.33688985339222">
            <text:p>0.3368898534</text:p>
          </table:table-cell>
          <table:table-cell table:formula="of:=SIN(RADIANS([.E$1]*[.$A40]*360/256))" office:value-type="float" office:value="-0.555570233019602">
            <text:p>-0.555570233</text:p>
          </table:table-cell>
          <table:table-cell table:formula="of:=SIN(RADIANS([.F$1]*[.$A40]*360/256))" office:value-type="float" office:value="-0.998795456205172">
            <text:p>-0.9987954562</text:p>
          </table:table-cell>
          <table:table-cell table:formula="of:=SIN(RADIANS([.G$1]*[.$A40]*360/256))" office:value-type="float" office:value="-0.634393284163645">
            <text:p>-0.6343932842</text:p>
          </table:table-cell>
          <table:table-cell table:formula="of:=SIN(RADIANS([.H$1]*[.$A40]*360/256))" office:value-type="float" office:value="0.242980179903264">
            <text:p>0.2429801799</text:p>
          </table:table-cell>
          <table:table-cell table:formula="of:=SIN(RADIANS([.I$1]*[.$A40]*360/256))" office:value-type="float" office:value="0.923879532511287">
            <text:p>0.9238795325</text:p>
          </table:table-cell>
          <table:table-cell table:formula="of:=SIN(RADIANS([.J$1]*[.$A40]*360/256))" office:value-type="float" office:value="0.857728610000272">
            <text:p>0.85772861</text:p>
          </table:table-cell>
          <table:table-cell table:formula="of:=SIN(RADIANS([.K$1]*[.$A40]*360/256))" office:value-type="float" office:value="0.0980171403295606">
            <text:p>0.0980171403</text:p>
          </table:table-cell>
          <table:table-cell table:formula="of:=SIN(RADIANS([.L$1]*[.$A40]*360/256))" office:value-type="float" office:value="-0.740951125354959">
            <text:p>-0.7409511254</text:p>
          </table:table-cell>
          <table:table-cell table:formula="of:=SIN(RADIANS([.M$1]*[.$A40]*360/256))" office:value-type="float" office:value="-0.98078528040323">
            <text:p>-0.9807852804</text:p>
          </table:table-cell>
          <table:table-cell table:formula="of:=SIN(RADIANS([.N$1]*[.$A40]*360/256))" office:value-type="float" office:value="-0.427555093430283">
            <text:p>-0.4275550934</text:p>
          </table:table-cell>
          <table:table-cell table:formula="of:=SIN(RADIANS([.O$1]*[.$A40]*360/256))" office:value-type="float" office:value="0.471396736825997">
            <text:p>0.4713967368</text:p>
          </table:table-cell>
          <table:table-cell table:formula="of:=SIN(RADIANS([.P$1]*[.$A40]*360/256))" office:value-type="float" office:value="0.989176509964781">
            <text:p>0.98917651</text:p>
          </table:table-cell>
          <table:table-cell table:formula="of:=SIN(RADIANS([.Q$1]*[.$A40]*360/256))" office:value-type="float" office:value="0.707106781186547">
            <text:p>0.7071067812</text:p>
          </table:table-cell>
          <table:table-cell table:formula="of:= [.B40]/1+ [.C40]/2+ [.D40]/3+ [.E40]/4+ [.F40]/5+ [.G40]/6+ [.H40]/7+ [.I40]/8+ [.J40]/9+ [.K40]/10+ [.L40]/11+ [.M40]/12+ [.N40]/13+ [.O40]/14+ [.P40]/15+ [.Q40]/16" office:value-type="float" office:value="1.16672205909953">
            <text:p>1.1667220591</text:p>
          </table:table-cell>
          <table:table-cell table:formula="of:=INT(([.R40]+2)*64)" office:value-type="float" office:value="202">
            <text:p>202</text:p>
          </table:table-cell>
          <table:table-cell/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SIN(RADIANS([.$A41]*360/256))" office:value-type="float" office:value="0.817584813151584">
            <text:p>0.8175848132</text:p>
          </table:table-cell>
          <table:table-cell table:formula="of:=SIN(RADIANS([.C$1]*[.$A41]*360/256))" office:value-type="float" office:value="0.941544065183021">
            <text:p>0.9415440652</text:p>
          </table:table-cell>
          <table:table-cell table:formula="of:=SIN(RADIANS([.D$1]*[.$A41]*360/256))" office:value-type="float" office:value="0.266712757474898">
            <text:p>0.2667127575</text:p>
          </table:table-cell>
          <table:table-cell table:formula="of:=SIN(RADIANS([.E$1]*[.$A41]*360/256))" office:value-type="float" office:value="-0.634393284163645">
            <text:p>-0.6343932842</text:p>
          </table:table-cell>
          <table:table-cell table:formula="of:=SIN(RADIANS([.F$1]*[.$A41]*360/256))" office:value-type="float" office:value="-0.99729045667869">
            <text:p>-0.9972904567</text:p>
          </table:table-cell>
          <table:table-cell table:formula="of:=SIN(RADIANS([.G$1]*[.$A41]*360/256))" office:value-type="float" office:value="-0.514102744193222">
            <text:p>-0.5141027442</text:p>
          </table:table-cell>
          <table:table-cell table:formula="of:=SIN(RADIANS([.H$1]*[.$A41]*360/256))" office:value-type="float" office:value="0.40524131400499">
            <text:p>0.405241314</text:p>
          </table:table-cell>
          <table:table-cell table:formula="of:=SIN(RADIANS([.I$1]*[.$A41]*360/256))" office:value-type="float" office:value="0.98078528040323">
            <text:p>0.9807852804</text:p>
          </table:table-cell>
          <table:table-cell table:formula="of:=SIN(RADIANS([.J$1]*[.$A41]*360/256))" office:value-type="float" office:value="0.724247082951467">
            <text:p>0.724247083</text:p>
          </table:table-cell>
          <table:table-cell table:formula="of:=SIN(RADIANS([.K$1]*[.$A41]*360/256))" office:value-type="float" office:value="-0.146730474455361">
            <text:p>-0.1467304745</text:p>
          </table:table-cell>
          <table:table-cell table:formula="of:=SIN(RADIANS([.L$1]*[.$A41]*360/256))" office:value-type="float" office:value="-0.893224301195515">
            <text:p>-0.8932243012</text:p>
          </table:table-cell>
          <table:table-cell table:formula="of:=SIN(RADIANS([.M$1]*[.$A41]*360/256))" office:value-type="float" office:value="-0.881921264348355">
            <text:p>-0.8819212643</text:p>
          </table:table-cell>
          <table:table-cell table:formula="of:=SIN(RADIANS([.N$1]*[.$A41]*360/256))" office:value-type="float" office:value="-0.122410675199217">
            <text:p>-0.1224106752</text:p>
          </table:table-cell>
          <table:table-cell table:formula="of:=SIN(RADIANS([.O$1]*[.$A41]*360/256))" office:value-type="float" office:value="0.740951125354959">
            <text:p>0.7409511254</text:p>
          </table:table-cell>
          <table:table-cell table:formula="of:=SIN(RADIANS([.P$1]*[.$A41]*360/256))" office:value-type="float" office:value="0.975702130038529">
            <text:p>0.97570213</text:p>
          </table:table-cell>
          <table:table-cell table:formula="of:=SIN(RADIANS([.Q$1]*[.$A41]*360/256))" office:value-type="float" office:value="0.382683432365091">
            <text:p>0.3826834324</text:p>
          </table:table-cell>
          <table:table-cell table:formula="of:= [.B41]/1+ [.C41]/2+ [.D41]/3+ [.E41]/4+ [.F41]/5+ [.G41]/6+ [.H41]/7+ [.I41]/8+ [.J41]/9+ [.K41]/10+ [.L41]/11+ [.M41]/12+ [.N41]/13+ [.O41]/14+ [.P41]/15+ [.Q41]/16" office:value-type="float" office:value="1.15758727205093">
            <text:p>1.1575872721</text:p>
          </table:table-cell>
          <table:table-cell table:formula="of:=INT(([.R41]+2)*64)" office:value-type="float" office:value="202">
            <text:p>202</text:p>
          </table:table-cell>
          <table:table-cell/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IN(RADIANS([.$A42]*360/256))" office:value-type="float" office:value="0.831469612302545">
            <text:p>0.8314696123</text:p>
          </table:table-cell>
          <table:table-cell table:formula="of:=SIN(RADIANS([.C$1]*[.$A42]*360/256))" office:value-type="float" office:value="0.923879532511287">
            <text:p>0.9238795325</text:p>
          </table:table-cell>
          <table:table-cell table:formula="of:=SIN(RADIANS([.D$1]*[.$A42]*360/256))" office:value-type="float" office:value="0.195090322016128">
            <text:p>0.195090322</text:p>
          </table:table-cell>
          <table:table-cell table:formula="of:=SIN(RADIANS([.E$1]*[.$A42]*360/256))" office:value-type="float" office:value="-0.707106781186547">
            <text:p>-0.7071067812</text:p>
          </table:table-cell>
          <table:table-cell table:formula="of:=SIN(RADIANS([.F$1]*[.$A42]*360/256))" office:value-type="float" office:value="-0.98078528040323">
            <text:p>-0.9807852804</text:p>
          </table:table-cell>
          <table:table-cell table:formula="of:=SIN(RADIANS([.G$1]*[.$A42]*360/256))" office:value-type="float" office:value="-0.38268343236509">
            <text:p>-0.3826834324</text:p>
          </table:table-cell>
          <table:table-cell table:formula="of:=SIN(RADIANS([.H$1]*[.$A42]*360/256))" office:value-type="float" office:value="0.555570233019602">
            <text:p>0.555570233</text:p>
          </table:table-cell>
          <table:table-cell table:formula="of:=SIN(RADIANS([.I$1]*[.$A42]*360/256))" office:value-type="float" office:value="1">
            <text:p>1</text:p>
          </table:table-cell>
          <table:table-cell table:formula="of:=SIN(RADIANS([.J$1]*[.$A42]*360/256))" office:value-type="float" office:value="0.555570233019602">
            <text:p>0.555570233</text:p>
          </table:table-cell>
          <table:table-cell table:formula="of:=SIN(RADIANS([.K$1]*[.$A42]*360/256))" office:value-type="float" office:value="-0.38268343236509">
            <text:p>-0.3826834324</text:p>
          </table:table-cell>
          <table:table-cell table:formula="of:=SIN(RADIANS([.L$1]*[.$A42]*360/256))" office:value-type="float" office:value="-0.98078528040323">
            <text:p>-0.9807852804</text:p>
          </table:table-cell>
          <table:table-cell table:formula="of:=SIN(RADIANS([.M$1]*[.$A42]*360/256))" office:value-type="float" office:value="-0.707106781186547">
            <text:p>-0.7071067812</text:p>
          </table:table-cell>
          <table:table-cell table:formula="of:=SIN(RADIANS([.N$1]*[.$A42]*360/256))" office:value-type="float" office:value="0.195090322016129">
            <text:p>0.195090322</text:p>
          </table:table-cell>
          <table:table-cell table:formula="of:=SIN(RADIANS([.O$1]*[.$A42]*360/256))" office:value-type="float" office:value="0.923879532511286">
            <text:p>0.9238795325</text:p>
          </table:table-cell>
          <table:table-cell table:formula="of:=SIN(RADIANS([.P$1]*[.$A42]*360/256))" office:value-type="float" office:value="0.831469612302546">
            <text:p>0.8314696123</text:p>
          </table:table-cell>
          <table:table-cell table:formula="of:=SIN(RADIANS([.Q$1]*[.$A42]*360/256))" office:value-type="float" office:value="6.12323399573677E-016">
            <text:p>6.12323399573677E-016</text:p>
          </table:table-cell>
          <table:table-cell table:formula="of:= [.B42]/1+ [.C42]/2+ [.D42]/3+ [.E42]/4+ [.F42]/5+ [.G42]/6+ [.H42]/7+ [.I42]/8+ [.J42]/9+ [.K42]/10+ [.L42]/11+ [.M42]/12+ [.N42]/13+ [.O42]/14+ [.P42]/15+ [.Q42]/16" office:value-type="float" office:value="1.13789580845524">
            <text:p>1.1378958085</text:p>
          </table:table-cell>
          <table:table-cell table:formula="of:=INT(([.R42]+2)*64)" office:value-type="float" office:value="200">
            <text:p>200</text:p>
          </table:table-cell>
          <table:table-cell/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SIN(RADIANS([.$A43]*360/256))" office:value-type="float" office:value="0.844853565249707">
            <text:p>0.8448535652</text:p>
          </table:table-cell>
          <table:table-cell table:formula="of:=SIN(RADIANS([.C$1]*[.$A43]*360/256))" office:value-type="float" office:value="0.903989293123443">
            <text:p>0.9039892931</text:p>
          </table:table-cell>
          <table:table-cell table:formula="of:=SIN(RADIANS([.D$1]*[.$A43]*360/256))" office:value-type="float" office:value="0.122410675199216">
            <text:p>0.1224106752</text:p>
          </table:table-cell>
          <table:table-cell table:formula="of:=SIN(RADIANS([.E$1]*[.$A43]*360/256))" office:value-type="float" office:value="-0.773010453362737">
            <text:p>-0.7730104534</text:p>
          </table:table-cell>
          <table:table-cell table:formula="of:=SIN(RADIANS([.F$1]*[.$A43]*360/256))" office:value-type="float" office:value="-0.949528180593037">
            <text:p>-0.9495281806</text:p>
          </table:table-cell>
          <table:table-cell table:formula="of:=SIN(RADIANS([.G$1]*[.$A43]*360/256))" office:value-type="float" office:value="-0.242980179903264">
            <text:p>-0.2429801799</text:p>
          </table:table-cell>
          <table:table-cell table:formula="of:=SIN(RADIANS([.H$1]*[.$A43]*360/256))" office:value-type="float" office:value="0.689540544737067">
            <text:p>0.6895405447</text:p>
          </table:table-cell>
          <table:table-cell table:formula="of:=SIN(RADIANS([.I$1]*[.$A43]*360/256))" office:value-type="float" office:value="0.980785280403231">
            <text:p>0.9807852804</text:p>
          </table:table-cell>
          <table:table-cell table:formula="of:=SIN(RADIANS([.J$1]*[.$A43]*360/256))" office:value-type="float" office:value="0.359895036534988">
            <text:p>0.3598950365</text:p>
          </table:table-cell>
          <table:table-cell table:formula="of:=SIN(RADIANS([.K$1]*[.$A43]*360/256))" office:value-type="float" office:value="-0.595699304492433">
            <text:p>-0.5956993045</text:p>
          </table:table-cell>
          <table:table-cell table:formula="of:=SIN(RADIANS([.L$1]*[.$A43]*360/256))" office:value-type="float" office:value="-0.99729045667869">
            <text:p>-0.9972904567</text:p>
          </table:table-cell>
          <table:table-cell table:formula="of:=SIN(RADIANS([.M$1]*[.$A43]*360/256))" office:value-type="float" office:value="-0.471396736825998">
            <text:p>-0.4713967368</text:p>
          </table:table-cell>
          <table:table-cell table:formula="of:=SIN(RADIANS([.N$1]*[.$A43]*360/256))" office:value-type="float" office:value="0.492898192229784">
            <text:p>0.4928981922</text:p>
          </table:table-cell>
          <table:table-cell table:formula="of:=SIN(RADIANS([.O$1]*[.$A43]*360/256))" office:value-type="float" office:value="0.998795456205172">
            <text:p>0.9987954562</text:p>
          </table:table-cell>
          <table:table-cell table:formula="of:=SIN(RADIANS([.P$1]*[.$A43]*360/256))" office:value-type="float" office:value="0.575808191417845">
            <text:p>0.5758081914</text:p>
          </table:table-cell>
          <table:table-cell table:formula="of:=SIN(RADIANS([.Q$1]*[.$A43]*360/256))" office:value-type="float" office:value="-0.382683432365088">
            <text:p>-0.3826834324</text:p>
          </table:table-cell>
          <table:table-cell table:formula="of:= [.B43]/1+ [.C43]/2+ [.D43]/3+ [.E43]/4+ [.F43]/5+ [.G43]/6+ [.H43]/7+ [.I43]/8+ [.J43]/9+ [.K43]/10+ [.L43]/11+ [.M43]/12+ [.N43]/13+ [.O43]/14+ [.P43]/15+ [.Q43]/16" office:value-type="float" office:value="1.10930062939002">
            <text:p>1.1093006294</text:p>
          </table:table-cell>
          <table:table-cell table:formula="of:=INT(([.R43]+2)*64)" office:value-type="float" office:value="198">
            <text:p>198</text:p>
          </table:table-cell>
          <table:table-cell/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SIN(RADIANS([.$A44]*360/256))" office:value-type="float" office:value="0.857728610000272">
            <text:p>0.85772861</text:p>
          </table:table-cell>
          <table:table-cell table:formula="of:=SIN(RADIANS([.C$1]*[.$A44]*360/256))" office:value-type="float" office:value="0.881921264348355">
            <text:p>0.8819212643</text:p>
          </table:table-cell>
          <table:table-cell table:formula="of:=SIN(RADIANS([.D$1]*[.$A44]*360/256))" office:value-type="float" office:value="0.049067674327418">
            <text:p>0.0490676743</text:p>
          </table:table-cell>
          <table:table-cell table:formula="of:=SIN(RADIANS([.E$1]*[.$A44]*360/256))" office:value-type="float" office:value="-0.831469612302545">
            <text:p>-0.8314696123</text:p>
          </table:table-cell>
          <table:table-cell table:formula="of:=SIN(RADIANS([.F$1]*[.$A44]*360/256))" office:value-type="float" office:value="-0.903989293123443">
            <text:p>-0.9039892931</text:p>
          </table:table-cell>
          <table:table-cell table:formula="of:=SIN(RADIANS([.G$1]*[.$A44]*360/256))" office:value-type="float" office:value="-0.0980171403295605">
            <text:p>-0.0980171403</text:p>
          </table:table-cell>
          <table:table-cell table:formula="of:=SIN(RADIANS([.H$1]*[.$A44]*360/256))" office:value-type="float" office:value="0.803207531480645">
            <text:p>0.8032075315</text:p>
          </table:table-cell>
          <table:table-cell table:formula="of:=SIN(RADIANS([.I$1]*[.$A44]*360/256))" office:value-type="float" office:value="0.923879532511287">
            <text:p>0.9238795325</text:p>
          </table:table-cell>
          <table:table-cell table:formula="of:=SIN(RADIANS([.J$1]*[.$A44]*360/256))" office:value-type="float" office:value="0.146730474455362">
            <text:p>0.1467304745</text:p>
          </table:table-cell>
          <table:table-cell table:formula="of:=SIN(RADIANS([.K$1]*[.$A44]*360/256))" office:value-type="float" office:value="-0.773010453362737">
            <text:p>-0.7730104534</text:p>
          </table:table-cell>
          <table:table-cell table:formula="of:=SIN(RADIANS([.L$1]*[.$A44]*360/256))" office:value-type="float" office:value="-0.941544065183021">
            <text:p>-0.9415440652</text:p>
          </table:table-cell>
          <table:table-cell table:formula="of:=SIN(RADIANS([.M$1]*[.$A44]*360/256))" office:value-type="float" office:value="-0.195090322016128">
            <text:p>-0.195090322</text:p>
          </table:table-cell>
          <table:table-cell table:formula="of:=SIN(RADIANS([.N$1]*[.$A44]*360/256))" office:value-type="float" office:value="0.740951125354959">
            <text:p>0.7409511254</text:p>
          </table:table-cell>
          <table:table-cell table:formula="of:=SIN(RADIANS([.O$1]*[.$A44]*360/256))" office:value-type="float" office:value="0.956940335732209">
            <text:p>0.9569403357</text:p>
          </table:table-cell>
          <table:table-cell table:formula="of:=SIN(RADIANS([.P$1]*[.$A44]*360/256))" office:value-type="float" office:value="0.242980179903264">
            <text:p>0.2429801799</text:p>
          </table:table-cell>
          <table:table-cell table:formula="of:=SIN(RADIANS([.Q$1]*[.$A44]*360/256))" office:value-type="float" office:value="-0.707106781186548">
            <text:p>-0.7071067812</text:p>
          </table:table-cell>
          <table:table-cell table:formula="of:= [.B44]/1+ [.C44]/2+ [.D44]/3+ [.E44]/4+ [.F44]/5+ [.G44]/6+ [.H44]/7+ [.I44]/8+ [.J44]/9+ [.K44]/10+ [.L44]/11+ [.M44]/12+ [.N44]/13+ [.O44]/14+ [.P44]/15+ [.Q44]/16" office:value-type="float" office:value="1.07477608172896">
            <text:p>1.0747760817</text:p>
          </table:table-cell>
          <table:table-cell table:formula="of:=INT(([.R44]+2)*64)" office:value-type="float" office:value="196">
            <text:p>196</text:p>
          </table:table-cell>
          <table:table-cell/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SIN(RADIANS([.$A45]*360/256))" office:value-type="float" office:value="0.870086991108711">
            <text:p>0.8700869911</text:p>
          </table:table-cell>
          <table:table-cell table:formula="of:=SIN(RADIANS([.C$1]*[.$A45]*360/256))" office:value-type="float" office:value="0.857728610000272">
            <text:p>0.85772861</text:p>
          </table:table-cell>
          <table:table-cell table:formula="of:=SIN(RADIANS([.D$1]*[.$A45]*360/256))" office:value-type="float" office:value="-0.0245412285229121">
            <text:p>-0.0245412285</text:p>
          </table:table-cell>
          <table:table-cell table:formula="of:=SIN(RADIANS([.E$1]*[.$A45]*360/256))" office:value-type="float" office:value="-0.881921264348355">
            <text:p>-0.8819212643</text:p>
          </table:table-cell>
          <table:table-cell table:formula="of:=SIN(RADIANS([.F$1]*[.$A45]*360/256))" office:value-type="float" office:value="-0.844853565249707">
            <text:p>-0.8448535652</text:p>
          </table:table-cell>
          <table:table-cell table:formula="of:=SIN(RADIANS([.G$1]*[.$A45]*360/256))" office:value-type="float" office:value="0.0490676743274176">
            <text:p>0.0490676743</text:p>
          </table:table-cell>
          <table:table-cell table:formula="of:=SIN(RADIANS([.H$1]*[.$A45]*360/256))" office:value-type="float" office:value="0.893224301195515">
            <text:p>0.8932243012</text:p>
          </table:table-cell>
          <table:table-cell table:formula="of:=SIN(RADIANS([.I$1]*[.$A45]*360/256))" office:value-type="float" office:value="0.831469612302545">
            <text:p>0.8314696123</text:p>
          </table:table-cell>
          <table:table-cell table:formula="of:=SIN(RADIANS([.J$1]*[.$A45]*360/256))" office:value-type="float" office:value="-0.0735645635996677">
            <text:p>-0.0735645636</text:p>
          </table:table-cell>
          <table:table-cell table:formula="of:=SIN(RADIANS([.K$1]*[.$A45]*360/256))" office:value-type="float" office:value="-0.903989293123443">
            <text:p>-0.9039892931</text:p>
          </table:table-cell>
          <table:table-cell table:formula="of:=SIN(RADIANS([.L$1]*[.$A45]*360/256))" office:value-type="float" office:value="-0.817584813151584">
            <text:p>-0.8175848132</text:p>
          </table:table-cell>
          <table:table-cell table:formula="of:=SIN(RADIANS([.M$1]*[.$A45]*360/256))" office:value-type="float" office:value="0.0980171403295598">
            <text:p>0.0980171403</text:p>
          </table:table-cell>
          <table:table-cell table:formula="of:=SIN(RADIANS([.N$1]*[.$A45]*360/256))" office:value-type="float" office:value="0.914209755703531">
            <text:p>0.9142097557</text:p>
          </table:table-cell>
          <table:table-cell table:formula="of:=SIN(RADIANS([.O$1]*[.$A45]*360/256))" office:value-type="float" office:value="0.803207531480645">
            <text:p>0.8032075315</text:p>
          </table:table-cell>
          <table:table-cell table:formula="of:=SIN(RADIANS([.P$1]*[.$A45]*360/256))" office:value-type="float" office:value="-0.122410675199216">
            <text:p>-0.1224106752</text:p>
          </table:table-cell>
          <table:table-cell table:formula="of:=SIN(RADIANS([.Q$1]*[.$A45]*360/256))" office:value-type="float" office:value="-0.923879532511286">
            <text:p>-0.9238795325</text:p>
          </table:table-cell>
          <table:table-cell table:formula="of:= [.B45]/1+ [.C45]/2+ [.D45]/3+ [.E45]/4+ [.F45]/5+ [.G45]/6+ [.H45]/7+ [.I45]/8+ [.J45]/9+ [.K45]/10+ [.L45]/11+ [.M45]/12+ [.N45]/13+ [.O45]/14+ [.P45]/15+ [.Q45]/16" office:value-type="float" office:value="1.0380970209673">
            <text:p>1.038097021</text:p>
          </table:table-cell>
          <table:table-cell table:formula="of:=INT(([.R45]+2)*64)" office:value-type="float" office:value="194">
            <text:p>194</text:p>
          </table:table-cell>
          <table:table-cell/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SIN(RADIANS([.$A46]*360/256))" office:value-type="float" office:value="0.881921264348355">
            <text:p>0.8819212643</text:p>
          </table:table-cell>
          <table:table-cell table:formula="of:=SIN(RADIANS([.C$1]*[.$A46]*360/256))" office:value-type="float" office:value="0.831469612302545">
            <text:p>0.8314696123</text:p>
          </table:table-cell>
          <table:table-cell table:formula="of:=SIN(RADIANS([.D$1]*[.$A46]*360/256))" office:value-type="float" office:value="-0.0980171403295606">
            <text:p>-0.0980171403</text:p>
          </table:table-cell>
          <table:table-cell table:formula="of:=SIN(RADIANS([.E$1]*[.$A46]*360/256))" office:value-type="float" office:value="-0.923879532511287">
            <text:p>-0.9238795325</text:p>
          </table:table-cell>
          <table:table-cell table:formula="of:=SIN(RADIANS([.F$1]*[.$A46]*360/256))" office:value-type="float" office:value="-0.773010453362737">
            <text:p>-0.7730104534</text:p>
          </table:table-cell>
          <table:table-cell table:formula="of:=SIN(RADIANS([.G$1]*[.$A46]*360/256))" office:value-type="float" office:value="0.195090322016128">
            <text:p>0.195090322</text:p>
          </table:table-cell>
          <table:table-cell table:formula="of:=SIN(RADIANS([.H$1]*[.$A46]*360/256))" office:value-type="float" office:value="0.956940335732209">
            <text:p>0.9569403357</text:p>
          </table:table-cell>
          <table:table-cell table:formula="of:=SIN(RADIANS([.I$1]*[.$A46]*360/256))" office:value-type="float" office:value="0.707106781186547">
            <text:p>0.7071067812</text:p>
          </table:table-cell>
          <table:table-cell table:formula="of:=SIN(RADIANS([.J$1]*[.$A46]*360/256))" office:value-type="float" office:value="-0.290284677254463">
            <text:p>-0.2902846773</text:p>
          </table:table-cell>
          <table:table-cell table:formula="of:=SIN(RADIANS([.K$1]*[.$A46]*360/256))" office:value-type="float" office:value="-0.98078528040323">
            <text:p>-0.9807852804</text:p>
          </table:table-cell>
          <table:table-cell table:formula="of:=SIN(RADIANS([.L$1]*[.$A46]*360/256))" office:value-type="float" office:value="-0.634393284163645">
            <text:p>-0.6343932842</text:p>
          </table:table-cell>
          <table:table-cell table:formula="of:=SIN(RADIANS([.M$1]*[.$A46]*360/256))" office:value-type="float" office:value="0.38268343236509">
            <text:p>0.3826834324</text:p>
          </table:table-cell>
          <table:table-cell table:formula="of:=SIN(RADIANS([.N$1]*[.$A46]*360/256))" office:value-type="float" office:value="0.995184726672197">
            <text:p>0.9951847267</text:p>
          </table:table-cell>
          <table:table-cell table:formula="of:=SIN(RADIANS([.O$1]*[.$A46]*360/256))" office:value-type="float" office:value="0.555570233019602">
            <text:p>0.555570233</text:p>
          </table:table-cell>
          <table:table-cell table:formula="of:=SIN(RADIANS([.P$1]*[.$A46]*360/256))" office:value-type="float" office:value="-0.471396736825999">
            <text:p>-0.4713967368</text:p>
          </table:table-cell>
          <table:table-cell table:formula="of:=SIN(RADIANS([.Q$1]*[.$A46]*360/256))" office:value-type="float" office:value="-1">
            <text:p>-1</text:p>
          </table:table-cell>
          <table:table-cell table:formula="of:= [.B46]/1+ [.C46]/2+ [.D46]/3+ [.E46]/4+ [.F46]/5+ [.G46]/6+ [.H46]/7+ [.I46]/8+ [.J46]/9+ [.K46]/10+ [.L46]/11+ [.M46]/12+ [.N46]/13+ [.O46]/14+ [.P46]/15+ [.Q46]/16" office:value-type="float" office:value="1.00321647860779">
            <text:p>1.0032164786</text:p>
          </table:table-cell>
          <table:table-cell table:formula="of:=INT(([.R46]+2)*64)" office:value-type="float" office:value="192">
            <text:p>192</text:p>
          </table:table-cell>
          <table:table-cell/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SIN(RADIANS([.$A47]*360/256))" office:value-type="float" office:value="0.893224301195515">
            <text:p>0.8932243012</text:p>
          </table:table-cell>
          <table:table-cell table:formula="of:=SIN(RADIANS([.C$1]*[.$A47]*360/256))" office:value-type="float" office:value="0.803207531480645">
            <text:p>0.8032075315</text:p>
          </table:table-cell>
          <table:table-cell table:formula="of:=SIN(RADIANS([.D$1]*[.$A47]*360/256))" office:value-type="float" office:value="-0.170961888760301">
            <text:p>-0.1709618888</text:p>
          </table:table-cell>
          <table:table-cell table:formula="of:=SIN(RADIANS([.E$1]*[.$A47]*360/256))" office:value-type="float" office:value="-0.956940335732209">
            <text:p>-0.9569403357</text:p>
          </table:table-cell>
          <table:table-cell table:formula="of:=SIN(RADIANS([.F$1]*[.$A47]*360/256))" office:value-type="float" office:value="-0.689540544737067">
            <text:p>-0.6895405447</text:p>
          </table:table-cell>
          <table:table-cell table:formula="of:=SIN(RADIANS([.G$1]*[.$A47]*360/256))" office:value-type="float" office:value="0.33688985339222">
            <text:p>0.3368898534</text:p>
          </table:table-cell>
          <table:table-cell table:formula="of:=SIN(RADIANS([.H$1]*[.$A47]*360/256))" office:value-type="float" office:value="0.99247953459871">
            <text:p>0.9924795346</text:p>
          </table:table-cell>
          <table:table-cell table:formula="of:=SIN(RADIANS([.I$1]*[.$A47]*360/256))" office:value-type="float" office:value="0.555570233019602">
            <text:p>0.555570233</text:p>
          </table:table-cell>
          <table:table-cell table:formula="of:=SIN(RADIANS([.J$1]*[.$A47]*360/256))" office:value-type="float" office:value="-0.492898192229784">
            <text:p>-0.4928981922</text:p>
          </table:table-cell>
          <table:table-cell table:formula="of:=SIN(RADIANS([.K$1]*[.$A47]*360/256))" office:value-type="float" office:value="-0.998795456205172">
            <text:p>-0.9987954562</text:p>
          </table:table-cell>
          <table:table-cell table:formula="of:=SIN(RADIANS([.L$1]*[.$A47]*360/256))" office:value-type="float" office:value="-0.40524131400499">
            <text:p>-0.405241314</text:p>
          </table:table-cell>
          <table:table-cell table:formula="of:=SIN(RADIANS([.M$1]*[.$A47]*360/256))" office:value-type="float" office:value="0.634393284163645">
            <text:p>0.6343932842</text:p>
          </table:table-cell>
          <table:table-cell table:formula="of:=SIN(RADIANS([.N$1]*[.$A47]*360/256))" office:value-type="float" office:value="0.975702130038529">
            <text:p>0.97570213</text:p>
          </table:table-cell>
          <table:table-cell table:formula="of:=SIN(RADIANS([.O$1]*[.$A47]*360/256))" office:value-type="float" office:value="0.242980179903264">
            <text:p>0.2429801799</text:p>
          </table:table-cell>
          <table:table-cell table:formula="of:=SIN(RADIANS([.P$1]*[.$A47]*360/256))" office:value-type="float" office:value="-0.757208846506485">
            <text:p>-0.7572088465</text:p>
          </table:table-cell>
          <table:table-cell table:formula="of:=SIN(RADIANS([.Q$1]*[.$A47]*360/256))" office:value-type="float" office:value="-0.923879532511287">
            <text:p>-0.9238795325</text:p>
          </table:table-cell>
          <table:table-cell table:formula="of:= [.B47]/1+ [.C47]/2+ [.D47]/3+ [.E47]/4+ [.F47]/5+ [.G47]/6+ [.H47]/7+ [.I47]/8+ [.J47]/9+ [.K47]/10+ [.L47]/11+ [.M47]/12+ [.N47]/13+ [.O47]/14+ [.P47]/15+ [.Q47]/16" office:value-type="float" office:value="0.973641609209719">
            <text:p>0.9736416092</text:p>
          </table:table-cell>
          <table:table-cell table:formula="of:=INT(([.R47]+2)*64)" office:value-type="float" office:value="190">
            <text:p>190</text:p>
          </table:table-cell>
          <table:table-cell/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SIN(RADIANS([.$A48]*360/256))" office:value-type="float" office:value="0.903989293123443">
            <text:p>0.9039892931</text:p>
          </table:table-cell>
          <table:table-cell table:formula="of:=SIN(RADIANS([.C$1]*[.$A48]*360/256))" office:value-type="float" office:value="0.773010453362737">
            <text:p>0.7730104534</text:p>
          </table:table-cell>
          <table:table-cell table:formula="of:=SIN(RADIANS([.D$1]*[.$A48]*360/256))" office:value-type="float" office:value="-0.242980179903264">
            <text:p>-0.2429801799</text:p>
          </table:table-cell>
          <table:table-cell table:formula="of:=SIN(RADIANS([.E$1]*[.$A48]*360/256))" office:value-type="float" office:value="-0.98078528040323">
            <text:p>-0.9807852804</text:p>
          </table:table-cell>
          <table:table-cell table:formula="of:=SIN(RADIANS([.F$1]*[.$A48]*360/256))" office:value-type="float" office:value="-0.595699304492433">
            <text:p>-0.5956993045</text:p>
          </table:table-cell>
          <table:table-cell table:formula="of:=SIN(RADIANS([.G$1]*[.$A48]*360/256))" office:value-type="float" office:value="0.471396736825998">
            <text:p>0.4713967368</text:p>
          </table:table-cell>
          <table:table-cell table:formula="of:=SIN(RADIANS([.H$1]*[.$A48]*360/256))" office:value-type="float" office:value="0.998795456205172">
            <text:p>0.9987954562</text:p>
          </table:table-cell>
          <table:table-cell table:formula="of:=SIN(RADIANS([.I$1]*[.$A48]*360/256))" office:value-type="float" office:value="0.382683432365091">
            <text:p>0.3826834324</text:p>
          </table:table-cell>
          <table:table-cell table:formula="of:=SIN(RADIANS([.J$1]*[.$A48]*360/256))" office:value-type="float" office:value="-0.671558954847019">
            <text:p>-0.6715589548</text:p>
          </table:table-cell>
          <table:table-cell table:formula="of:=SIN(RADIANS([.K$1]*[.$A48]*360/256))" office:value-type="float" office:value="-0.956940335732209">
            <text:p>-0.9569403357</text:p>
          </table:table-cell>
          <table:table-cell table:formula="of:=SIN(RADIANS([.L$1]*[.$A48]*360/256))" office:value-type="float" office:value="-0.146730474455362">
            <text:p>-0.1467304745</text:p>
          </table:table-cell>
          <table:table-cell table:formula="of:=SIN(RADIANS([.M$1]*[.$A48]*360/256))" office:value-type="float" office:value="0.831469612302545">
            <text:p>0.8314696123</text:p>
          </table:table-cell>
          <table:table-cell table:formula="of:=SIN(RADIANS([.N$1]*[.$A48]*360/256))" office:value-type="float" office:value="0.857728610000272">
            <text:p>0.85772861</text:p>
          </table:table-cell>
          <table:table-cell table:formula="of:=SIN(RADIANS([.O$1]*[.$A48]*360/256))" office:value-type="float" office:value="-0.0980171403295597">
            <text:p>-0.0980171403</text:p>
          </table:table-cell>
          <table:table-cell table:formula="of:=SIN(RADIANS([.P$1]*[.$A48]*360/256))" office:value-type="float" office:value="-0.941544065183021">
            <text:p>-0.9415440652</text:p>
          </table:table-cell>
          <table:table-cell table:formula="of:=SIN(RADIANS([.Q$1]*[.$A48]*360/256))" office:value-type="float" office:value="-0.707106781186549">
            <text:p>-0.7071067812</text:p>
          </table:table-cell>
          <table:table-cell table:formula="of:= [.B48]/1+ [.C48]/2+ [.D48]/3+ [.E48]/4+ [.F48]/5+ [.G48]/6+ [.H48]/7+ [.I48]/8+ [.J48]/9+ [.K48]/10+ [.L48]/11+ [.M48]/12+ [.N48]/13+ [.O48]/14+ [.P48]/15+ [.Q48]/16" office:value-type="float" office:value="0.951903988988052">
            <text:p>0.951903989</text:p>
          </table:table-cell>
          <table:table-cell table:formula="of:=INT(([.R48]+2)*64)" office:value-type="float" office:value="188">
            <text:p>188</text:p>
          </table:table-cell>
          <table:table-cell/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SIN(RADIANS([.$A49]*360/256))" office:value-type="float" office:value="0.914209755703531">
            <text:p>0.9142097557</text:p>
          </table:table-cell>
          <table:table-cell table:formula="of:=SIN(RADIANS([.C$1]*[.$A49]*360/256))" office:value-type="float" office:value="0.740951125354959">
            <text:p>0.7409511254</text:p>
          </table:table-cell>
          <table:table-cell table:formula="of:=SIN(RADIANS([.D$1]*[.$A49]*360/256))" office:value-type="float" office:value="-0.313681740398892">
            <text:p>-0.3136817404</text:p>
          </table:table-cell>
          <table:table-cell table:formula="of:=SIN(RADIANS([.E$1]*[.$A49]*360/256))" office:value-type="float" office:value="-0.995184726672197">
            <text:p>-0.9951847267</text:p>
          </table:table-cell>
          <table:table-cell table:formula="of:=SIN(RADIANS([.F$1]*[.$A49]*360/256))" office:value-type="float" office:value="-0.492898192229784">
            <text:p>-0.4928981922</text:p>
          </table:table-cell>
          <table:table-cell table:formula="of:=SIN(RADIANS([.G$1]*[.$A49]*360/256))" office:value-type="float" office:value="0.595699304492434">
            <text:p>0.5956993045</text:p>
          </table:table-cell>
          <table:table-cell table:formula="of:=SIN(RADIANS([.H$1]*[.$A49]*360/256))" office:value-type="float" office:value="0.975702130038528">
            <text:p>0.97570213</text:p>
          </table:table-cell>
          <table:table-cell table:formula="of:=SIN(RADIANS([.I$1]*[.$A49]*360/256))" office:value-type="float" office:value="0.195090322016128">
            <text:p>0.195090322</text:p>
          </table:table-cell>
          <table:table-cell table:formula="of:=SIN(RADIANS([.J$1]*[.$A49]*360/256))" office:value-type="float" office:value="-0.817584813151583">
            <text:p>-0.8175848132</text:p>
          </table:table-cell>
          <table:table-cell table:formula="of:=SIN(RADIANS([.K$1]*[.$A49]*360/256))" office:value-type="float" office:value="-0.857728610000272">
            <text:p>-0.85772861</text:p>
          </table:table-cell>
          <table:table-cell table:formula="of:=SIN(RADIANS([.L$1]*[.$A49]*360/256))" office:value-type="float" office:value="0.122410675199216">
            <text:p>0.1224106752</text:p>
          </table:table-cell>
          <table:table-cell table:formula="of:=SIN(RADIANS([.M$1]*[.$A49]*360/256))" office:value-type="float" office:value="0.956940335732209">
            <text:p>0.9569403357</text:p>
          </table:table-cell>
          <table:table-cell table:formula="of:=SIN(RADIANS([.N$1]*[.$A49]*360/256))" office:value-type="float" office:value="0.653172842953777">
            <text:p>0.653172843</text:p>
          </table:table-cell>
          <table:table-cell table:formula="of:=SIN(RADIANS([.O$1]*[.$A49]*360/256))" office:value-type="float" office:value="-0.427555093430282">
            <text:p>-0.4275550934</text:p>
          </table:table-cell>
          <table:table-cell table:formula="of:=SIN(RADIANS([.P$1]*[.$A49]*360/256))" office:value-type="float" office:value="-0.999698818696204">
            <text:p>-0.9996988187</text:p>
          </table:table-cell>
          <table:table-cell table:formula="of:=SIN(RADIANS([.Q$1]*[.$A49]*360/256))" office:value-type="float" office:value="-0.382683432365089">
            <text:p>-0.3826834324</text:p>
          </table:table-cell>
          <table:table-cell table:formula="of:= [.B49]/1+ [.C49]/2+ [.D49]/3+ [.E49]/4+ [.F49]/5+ [.G49]/6+ [.H49]/7+ [.I49]/8+ [.J49]/9+ [.K49]/10+ [.L49]/11+ [.M49]/12+ [.N49]/13+ [.O49]/14+ [.P49]/15+ [.Q49]/16" office:value-type="float" office:value="0.939202210415103">
            <text:p>0.9392022104</text:p>
          </table:table-cell>
          <table:table-cell table:formula="of:=INT(([.R49]+2)*64)" office:value-type="float" office:value="188">
            <text:p>188</text:p>
          </table:table-cell>
          <table:table-cell/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SIN(RADIANS([.$A50]*360/256))" office:value-type="float" office:value="0.923879532511287">
            <text:p>0.9238795325</text:p>
          </table:table-cell>
          <table:table-cell table:formula="of:=SIN(RADIANS([.C$1]*[.$A50]*360/256))" office:value-type="float" office:value="0.707106781186548">
            <text:p>0.7071067812</text:p>
          </table:table-cell>
          <table:table-cell table:formula="of:=SIN(RADIANS([.D$1]*[.$A50]*360/256))" office:value-type="float" office:value="-0.38268343236509">
            <text:p>-0.3826834324</text:p>
          </table:table-cell>
          <table:table-cell table:formula="of:=SIN(RADIANS([.E$1]*[.$A50]*360/256))" office:value-type="float" office:value="-1">
            <text:p>-1</text:p>
          </table:table-cell>
          <table:table-cell table:formula="of:=SIN(RADIANS([.F$1]*[.$A50]*360/256))" office:value-type="float" office:value="-0.38268343236509">
            <text:p>-0.3826834324</text:p>
          </table:table-cell>
          <table:table-cell table:formula="of:=SIN(RADIANS([.G$1]*[.$A50]*360/256))" office:value-type="float" office:value="0.707106781186547">
            <text:p>0.7071067812</text:p>
          </table:table-cell>
          <table:table-cell table:formula="of:=SIN(RADIANS([.H$1]*[.$A50]*360/256))" office:value-type="float" office:value="0.923879532511287">
            <text:p>0.9238795325</text:p>
          </table:table-cell>
          <table:table-cell table:formula="of:=SIN(RADIANS([.I$1]*[.$A50]*360/256))" office:value-type="float" office:value="3.67394039744206E-016">
            <text:p>3.67394039744206E-016</text:p>
          </table:table-cell>
          <table:table-cell table:formula="of:=SIN(RADIANS([.J$1]*[.$A50]*360/256))" office:value-type="float" office:value="-0.923879532511286">
            <text:p>-0.9238795325</text:p>
          </table:table-cell>
          <table:table-cell table:formula="of:=SIN(RADIANS([.K$1]*[.$A50]*360/256))" office:value-type="float" office:value="-0.707106781186547">
            <text:p>-0.7071067812</text:p>
          </table:table-cell>
          <table:table-cell table:formula="of:=SIN(RADIANS([.L$1]*[.$A50]*360/256))" office:value-type="float" office:value="0.38268343236509">
            <text:p>0.3826834324</text:p>
          </table:table-cell>
          <table:table-cell table:formula="of:=SIN(RADIANS([.M$1]*[.$A50]*360/256))" office:value-type="float" office:value="1">
            <text:p>1</text:p>
          </table:table-cell>
          <table:table-cell table:formula="of:=SIN(RADIANS([.N$1]*[.$A50]*360/256))" office:value-type="float" office:value="0.382683432365091">
            <text:p>0.3826834324</text:p>
          </table:table-cell>
          <table:table-cell table:formula="of:=SIN(RADIANS([.O$1]*[.$A50]*360/256))" office:value-type="float" office:value="-0.707106781186548">
            <text:p>-0.7071067812</text:p>
          </table:table-cell>
          <table:table-cell table:formula="of:=SIN(RADIANS([.P$1]*[.$A50]*360/256))" office:value-type="float" office:value="-0.923879532511287">
            <text:p>-0.9238795325</text:p>
          </table:table-cell>
          <table:table-cell table:formula="of:=SIN(RADIANS([.Q$1]*[.$A50]*360/256))" office:value-type="float" office:value="-7.34788079488412E-016">
            <text:p>-7.34788079488412E-016</text:p>
          </table:table-cell>
          <table:table-cell table:formula="of:= [.B50]/1+ [.C50]/2+ [.D50]/3+ [.E50]/4+ [.F50]/5+ [.G50]/6+ [.H50]/7+ [.I50]/8+ [.J50]/9+ [.K50]/10+ [.L50]/11+ [.M50]/12+ [.N50]/13+ [.O50]/14+ [.P50]/15+ [.Q50]/16" office:value-type="float" office:value="0.935265380876486">
            <text:p>0.9352653809</text:p>
          </table:table-cell>
          <table:table-cell table:formula="of:=INT(([.R50]+2)*64)" office:value-type="float" office:value="187">
            <text:p>187</text:p>
          </table:table-cell>
          <table:table-cell/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SIN(RADIANS([.$A51]*360/256))" office:value-type="float" office:value="0.932992798834739">
            <text:p>0.9329927988</text:p>
          </table:table-cell>
          <table:table-cell table:formula="of:=SIN(RADIANS([.C$1]*[.$A51]*360/256))" office:value-type="float" office:value="0.671558954847019">
            <text:p>0.6715589548</text:p>
          </table:table-cell>
          <table:table-cell table:formula="of:=SIN(RADIANS([.D$1]*[.$A51]*360/256))" office:value-type="float" office:value="-0.449611329654607">
            <text:p>-0.4496113297</text:p>
          </table:table-cell>
          <table:table-cell table:formula="of:=SIN(RADIANS([.E$1]*[.$A51]*360/256))" office:value-type="float" office:value="-0.995184726672197">
            <text:p>-0.9951847267</text:p>
          </table:table-cell>
          <table:table-cell table:formula="of:=SIN(RADIANS([.F$1]*[.$A51]*360/256))" office:value-type="float" office:value="-0.266712757474899">
            <text:p>-0.2667127575</text:p>
          </table:table-cell>
          <table:table-cell table:formula="of:=SIN(RADIANS([.G$1]*[.$A51]*360/256))" office:value-type="float" office:value="0.803207531480645">
            <text:p>0.8032075315</text:p>
          </table:table-cell>
          <table:table-cell table:formula="of:=SIN(RADIANS([.H$1]*[.$A51]*360/256))" office:value-type="float" office:value="0.844853565249707">
            <text:p>0.8448535652</text:p>
          </table:table-cell>
          <table:table-cell table:formula="of:=SIN(RADIANS([.I$1]*[.$A51]*360/256))" office:value-type="float" office:value="-0.195090322016127">
            <text:p>-0.195090322</text:p>
          </table:table-cell>
          <table:table-cell table:formula="of:=SIN(RADIANS([.J$1]*[.$A51]*360/256))" office:value-type="float" office:value="-0.985277642388941">
            <text:p>-0.9852776424</text:p>
          </table:table-cell>
          <table:table-cell table:formula="of:=SIN(RADIANS([.K$1]*[.$A51]*360/256))" office:value-type="float" office:value="-0.514102744193222">
            <text:p>-0.5141027442</text:p>
          </table:table-cell>
          <table:table-cell table:formula="of:=SIN(RADIANS([.L$1]*[.$A51]*360/256))" office:value-type="float" office:value="0.615231590580627">
            <text:p>0.6152315906</text:p>
          </table:table-cell>
          <table:table-cell table:formula="of:=SIN(RADIANS([.M$1]*[.$A51]*360/256))" office:value-type="float" office:value="0.956940335732209">
            <text:p>0.9569403357</text:p>
          </table:table-cell>
          <table:table-cell table:formula="of:=SIN(RADIANS([.N$1]*[.$A51]*360/256))" office:value-type="float" office:value="0.0735645635996669">
            <text:p>0.0735645636</text:p>
          </table:table-cell>
          <table:table-cell table:formula="of:=SIN(RADIANS([.O$1]*[.$A51]*360/256))" office:value-type="float" office:value="-0.903989293123444">
            <text:p>-0.9039892931</text:p>
          </table:table-cell>
          <table:table-cell table:formula="of:=SIN(RADIANS([.P$1]*[.$A51]*360/256))" office:value-type="float" office:value="-0.724247082951467">
            <text:p>-0.724247083</text:p>
          </table:table-cell>
          <table:table-cell table:formula="of:=SIN(RADIANS([.Q$1]*[.$A51]*360/256))" office:value-type="float" office:value="0.382683432365088">
            <text:p>0.3826834324</text:p>
          </table:table-cell>
          <table:table-cell table:formula="of:= [.B51]/1+ [.C51]/2+ [.D51]/3+ [.E51]/4+ [.F51]/5+ [.G51]/6+ [.H51]/7+ [.I51]/8+ [.J51]/9+ [.K51]/10+ [.L51]/11+ [.M51]/12+ [.N51]/13+ [.O51]/14+ [.P51]/15+ [.Q51]/16" office:value-type="float" office:value="0.93845042700996">
            <text:p>0.938450427</text:p>
          </table:table-cell>
          <table:table-cell table:formula="of:=INT(([.R51]+2)*64)" office:value-type="float" office:value="188">
            <text:p>188</text:p>
          </table:table-cell>
          <table:table-cell/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IN(RADIANS([.$A52]*360/256))" office:value-type="float" office:value="0.941544065183021">
            <text:p>0.9415440652</text:p>
          </table:table-cell>
          <table:table-cell table:formula="of:=SIN(RADIANS([.C$1]*[.$A52]*360/256))" office:value-type="float" office:value="0.634393284163645">
            <text:p>0.6343932842</text:p>
          </table:table-cell>
          <table:table-cell table:formula="of:=SIN(RADIANS([.D$1]*[.$A52]*360/256))" office:value-type="float" office:value="-0.514102744193222">
            <text:p>-0.5141027442</text:p>
          </table:table-cell>
          <table:table-cell table:formula="of:=SIN(RADIANS([.E$1]*[.$A52]*360/256))" office:value-type="float" office:value="-0.98078528040323">
            <text:p>-0.9807852804</text:p>
          </table:table-cell>
          <table:table-cell table:formula="of:=SIN(RADIANS([.F$1]*[.$A52]*360/256))" office:value-type="float" office:value="-0.146730474455362">
            <text:p>-0.1467304745</text:p>
          </table:table-cell>
          <table:table-cell table:formula="of:=SIN(RADIANS([.G$1]*[.$A52]*360/256))" office:value-type="float" office:value="0.881921264348355">
            <text:p>0.8819212643</text:p>
          </table:table-cell>
          <table:table-cell table:formula="of:=SIN(RADIANS([.H$1]*[.$A52]*360/256))" office:value-type="float" office:value="0.740951125354959">
            <text:p>0.7409511254</text:p>
          </table:table-cell>
          <table:table-cell table:formula="of:=SIN(RADIANS([.I$1]*[.$A52]*360/256))" office:value-type="float" office:value="-0.38268343236509">
            <text:p>-0.3826834324</text:p>
          </table:table-cell>
          <table:table-cell table:formula="of:=SIN(RADIANS([.J$1]*[.$A52]*360/256))" office:value-type="float" office:value="-0.998795456205172">
            <text:p>-0.9987954562</text:p>
          </table:table-cell>
          <table:table-cell table:formula="of:=SIN(RADIANS([.K$1]*[.$A52]*360/256))" office:value-type="float" office:value="-0.290284677254462">
            <text:p>-0.2902846773</text:p>
          </table:table-cell>
          <table:table-cell table:formula="of:=SIN(RADIANS([.L$1]*[.$A52]*360/256))" office:value-type="float" office:value="0.803207531480645">
            <text:p>0.8032075315</text:p>
          </table:table-cell>
          <table:table-cell table:formula="of:=SIN(RADIANS([.M$1]*[.$A52]*360/256))" office:value-type="float" office:value="0.831469612302546">
            <text:p>0.8314696123</text:p>
          </table:table-cell>
          <table:table-cell table:formula="of:=SIN(RADIANS([.N$1]*[.$A52]*360/256))" office:value-type="float" office:value="-0.242980179903264">
            <text:p>-0.2429801799</text:p>
          </table:table-cell>
          <table:table-cell table:formula="of:=SIN(RADIANS([.O$1]*[.$A52]*360/256))" office:value-type="float" office:value="-0.995184726672197">
            <text:p>-0.9951847267</text:p>
          </table:table-cell>
          <table:table-cell table:formula="of:=SIN(RADIANS([.P$1]*[.$A52]*360/256))" office:value-type="float" office:value="-0.427555093430283">
            <text:p>-0.4275550934</text:p>
          </table:table-cell>
          <table:table-cell table:formula="of:=SIN(RADIANS([.Q$1]*[.$A52]*360/256))" office:value-type="float" office:value="0.707106781186548">
            <text:p>0.7071067812</text:p>
          </table:table-cell>
          <table:table-cell table:formula="of:= [.B52]/1+ [.C52]/2+ [.D52]/3+ [.E52]/4+ [.F52]/5+ [.G52]/6+ [.H52]/7+ [.I52]/8+ [.J52]/9+ [.K52]/10+ [.L52]/11+ [.M52]/12+ [.N52]/13+ [.O52]/14+ [.P52]/15+ [.Q52]/16" office:value-type="float" office:value="0.946049674731224">
            <text:p>0.9460496747</text:p>
          </table:table-cell>
          <table:table-cell table:formula="of:=INT(([.R52]+2)*64)" office:value-type="float" office:value="188">
            <text:p>188</text:p>
          </table:table-cell>
          <table:table-cell/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SIN(RADIANS([.$A53]*360/256))" office:value-type="float" office:value="0.949528180593037">
            <text:p>0.9495281806</text:p>
          </table:table-cell>
          <table:table-cell table:formula="of:=SIN(RADIANS([.C$1]*[.$A53]*360/256))" office:value-type="float" office:value="0.595699304492433">
            <text:p>0.5956993045</text:p>
          </table:table-cell>
          <table:table-cell table:formula="of:=SIN(RADIANS([.D$1]*[.$A53]*360/256))" office:value-type="float" office:value="-0.575808191417845">
            <text:p>-0.5758081914</text:p>
          </table:table-cell>
          <table:table-cell table:formula="of:=SIN(RADIANS([.E$1]*[.$A53]*360/256))" office:value-type="float" office:value="-0.956940335732209">
            <text:p>-0.9569403357</text:p>
          </table:table-cell>
          <table:table-cell table:formula="of:=SIN(RADIANS([.F$1]*[.$A53]*360/256))" office:value-type="float" office:value="-0.0245412285229124">
            <text:p>-0.0245412285</text:p>
          </table:table-cell>
          <table:table-cell table:formula="of:=SIN(RADIANS([.G$1]*[.$A53]*360/256))" office:value-type="float" office:value="0.941544065183021">
            <text:p>0.9415440652</text:p>
          </table:table-cell>
          <table:table-cell table:formula="of:=SIN(RADIANS([.H$1]*[.$A53]*360/256))" office:value-type="float" office:value="0.615231590580627">
            <text:p>0.6152315906</text:p>
          </table:table-cell>
          <table:table-cell table:formula="of:=SIN(RADIANS([.I$1]*[.$A53]*360/256))" office:value-type="float" office:value="-0.555570233019602">
            <text:p>-0.555570233</text:p>
          </table:table-cell>
          <table:table-cell table:formula="of:=SIN(RADIANS([.J$1]*[.$A53]*360/256))" office:value-type="float" office:value="-0.96377606579544">
            <text:p>-0.9637760658</text:p>
          </table:table-cell>
          <table:table-cell table:formula="of:=SIN(RADIANS([.K$1]*[.$A53]*360/256))" office:value-type="float" office:value="-0.0490676743274183">
            <text:p>-0.0490676743</text:p>
          </table:table-cell>
          <table:table-cell table:formula="of:=SIN(RADIANS([.L$1]*[.$A53]*360/256))" office:value-type="float" office:value="0.932992798834739">
            <text:p>0.9329927988</text:p>
          </table:table-cell>
          <table:table-cell table:formula="of:=SIN(RADIANS([.M$1]*[.$A53]*360/256))" office:value-type="float" office:value="0.634393284163645">
            <text:p>0.6343932842</text:p>
          </table:table-cell>
          <table:table-cell table:formula="of:=SIN(RADIANS([.N$1]*[.$A53]*360/256))" office:value-type="float" office:value="-0.534997619887096">
            <text:p>-0.5349976199</text:p>
          </table:table-cell>
          <table:table-cell table:formula="of:=SIN(RADIANS([.O$1]*[.$A53]*360/256))" office:value-type="float" office:value="-0.970031253194544">
            <text:p>-0.9700312532</text:p>
          </table:table-cell>
          <table:table-cell table:formula="of:=SIN(RADIANS([.P$1]*[.$A53]*360/256))" office:value-type="float" office:value="-0.0735645635996688">
            <text:p>-0.0735645636</text:p>
          </table:table-cell>
          <table:table-cell table:formula="of:=SIN(RADIANS([.Q$1]*[.$A53]*360/256))" office:value-type="float" office:value="0.923879532511286">
            <text:p>0.9238795325</text:p>
          </table:table-cell>
          <table:table-cell table:formula="of:= [.B53]/1+ [.C53]/2+ [.D53]/3+ [.E53]/4+ [.F53]/5+ [.G53]/6+ [.H53]/7+ [.I53]/8+ [.J53]/9+ [.K53]/10+ [.L53]/11+ [.M53]/12+ [.N53]/13+ [.O53]/14+ [.P53]/15+ [.Q53]/16" office:value-type="float" office:value="0.95475359238971">
            <text:p>0.9547535924</text:p>
          </table:table-cell>
          <table:table-cell table:formula="of:=INT(([.R53]+2)*64)" office:value-type="float" office:value="189">
            <text:p>189</text:p>
          </table:table-cell>
          <table:table-cell/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SIN(RADIANS([.$A54]*360/256))" office:value-type="float" office:value="0.956940335732209">
            <text:p>0.9569403357</text:p>
          </table:table-cell>
          <table:table-cell table:formula="of:=SIN(RADIANS([.C$1]*[.$A54]*360/256))" office:value-type="float" office:value="0.555570233019602">
            <text:p>0.555570233</text:p>
          </table:table-cell>
          <table:table-cell table:formula="of:=SIN(RADIANS([.D$1]*[.$A54]*360/256))" office:value-type="float" office:value="-0.634393284163645">
            <text:p>-0.6343932842</text:p>
          </table:table-cell>
          <table:table-cell table:formula="of:=SIN(RADIANS([.E$1]*[.$A54]*360/256))" office:value-type="float" office:value="-0.923879532511287">
            <text:p>-0.9238795325</text:p>
          </table:table-cell>
          <table:table-cell table:formula="of:=SIN(RADIANS([.F$1]*[.$A54]*360/256))" office:value-type="float" office:value="0.0980171403295609">
            <text:p>0.0980171403</text:p>
          </table:table-cell>
          <table:table-cell table:formula="of:=SIN(RADIANS([.G$1]*[.$A54]*360/256))" office:value-type="float" office:value="0.98078528040323">
            <text:p>0.9807852804</text:p>
          </table:table-cell>
          <table:table-cell table:formula="of:=SIN(RADIANS([.H$1]*[.$A54]*360/256))" office:value-type="float" office:value="0.471396736825998">
            <text:p>0.4713967368</text:p>
          </table:table-cell>
          <table:table-cell table:formula="of:=SIN(RADIANS([.I$1]*[.$A54]*360/256))" office:value-type="float" office:value="-0.707106781186548">
            <text:p>-0.7071067812</text:p>
          </table:table-cell>
          <table:table-cell table:formula="of:=SIN(RADIANS([.J$1]*[.$A54]*360/256))" office:value-type="float" office:value="-0.881921264348355">
            <text:p>-0.8819212643</text:p>
          </table:table-cell>
          <table:table-cell table:formula="of:=SIN(RADIANS([.K$1]*[.$A54]*360/256))" office:value-type="float" office:value="0.195090322016129">
            <text:p>0.195090322</text:p>
          </table:table-cell>
          <table:table-cell table:formula="of:=SIN(RADIANS([.L$1]*[.$A54]*360/256))" office:value-type="float" office:value="0.995184726672197">
            <text:p>0.9951847267</text:p>
          </table:table-cell>
          <table:table-cell table:formula="of:=SIN(RADIANS([.M$1]*[.$A54]*360/256))" office:value-type="float" office:value="0.382683432365091">
            <text:p>0.3826834324</text:p>
          </table:table-cell>
          <table:table-cell table:formula="of:=SIN(RADIANS([.N$1]*[.$A54]*360/256))" office:value-type="float" office:value="-0.773010453362737">
            <text:p>-0.7730104534</text:p>
          </table:table-cell>
          <table:table-cell table:formula="of:=SIN(RADIANS([.O$1]*[.$A54]*360/256))" office:value-type="float" office:value="-0.831469612302546">
            <text:p>-0.8314696123</text:p>
          </table:table-cell>
          <table:table-cell table:formula="of:=SIN(RADIANS([.P$1]*[.$A54]*360/256))" office:value-type="float" office:value="0.290284677254461">
            <text:p>0.2902846773</text:p>
          </table:table-cell>
          <table:table-cell table:formula="of:=SIN(RADIANS([.Q$1]*[.$A54]*360/256))" office:value-type="float" office:value="1">
            <text:p>1</text:p>
          </table:table-cell>
          <table:table-cell table:formula="of:= [.B54]/1+ [.C54]/2+ [.D54]/3+ [.E54]/4+ [.F54]/5+ [.G54]/6+ [.H54]/7+ [.I54]/8+ [.J54]/9+ [.K54]/10+ [.L54]/11+ [.M54]/12+ [.N54]/13+ [.O54]/14+ [.P54]/15+ [.Q54]/16" office:value-type="float" office:value="0.961191513936632">
            <text:p>0.9611915139</text:p>
          </table:table-cell>
          <table:table-cell table:formula="of:=INT(([.R54]+2)*64)" office:value-type="float" office:value="189">
            <text:p>189</text:p>
          </table:table-cell>
          <table:table-cell/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SIN(RADIANS([.$A55]*360/256))" office:value-type="float" office:value="0.96377606579544">
            <text:p>0.9637760658</text:p>
          </table:table-cell>
          <table:table-cell table:formula="of:=SIN(RADIANS([.C$1]*[.$A55]*360/256))" office:value-type="float" office:value="0.514102744193222">
            <text:p>0.5141027442</text:p>
          </table:table-cell>
          <table:table-cell table:formula="of:=SIN(RADIANS([.D$1]*[.$A55]*360/256))" office:value-type="float" office:value="-0.689540544737067">
            <text:p>-0.6895405447</text:p>
          </table:table-cell>
          <table:table-cell table:formula="of:=SIN(RADIANS([.E$1]*[.$A55]*360/256))" office:value-type="float" office:value="-0.881921264348355">
            <text:p>-0.8819212643</text:p>
          </table:table-cell>
          <table:table-cell table:formula="of:=SIN(RADIANS([.F$1]*[.$A55]*360/256))" office:value-type="float" office:value="0.21910124015687">
            <text:p>0.2191012402</text:p>
          </table:table-cell>
          <table:table-cell table:formula="of:=SIN(RADIANS([.G$1]*[.$A55]*360/256))" office:value-type="float" office:value="0.998795456205172">
            <text:p>0.9987954562</text:p>
          </table:table-cell>
          <table:table-cell table:formula="of:=SIN(RADIANS([.H$1]*[.$A55]*360/256))" office:value-type="float" office:value="0.313681740398892">
            <text:p>0.3136817404</text:p>
          </table:table-cell>
          <table:table-cell table:formula="of:=SIN(RADIANS([.I$1]*[.$A55]*360/256))" office:value-type="float" office:value="-0.831469612302545">
            <text:p>-0.8314696123</text:p>
          </table:table-cell>
          <table:table-cell table:formula="of:=SIN(RADIANS([.J$1]*[.$A55]*360/256))" office:value-type="float" office:value="-0.757208846506485">
            <text:p>-0.7572088465</text:p>
          </table:table-cell>
          <table:table-cell table:formula="of:=SIN(RADIANS([.K$1]*[.$A55]*360/256))" office:value-type="float" office:value="0.427555093430282">
            <text:p>0.4275550934</text:p>
          </table:table-cell>
          <table:table-cell table:formula="of:=SIN(RADIANS([.L$1]*[.$A55]*360/256))" office:value-type="float" office:value="0.985277642388941">
            <text:p>0.9852776424</text:p>
          </table:table-cell>
          <table:table-cell table:formula="of:=SIN(RADIANS([.M$1]*[.$A55]*360/256))" office:value-type="float" office:value="0.0980171403295609">
            <text:p>0.0980171403</text:p>
          </table:table-cell>
          <table:table-cell table:formula="of:=SIN(RADIANS([.N$1]*[.$A55]*360/256))" office:value-type="float" office:value="-0.932992798834739">
            <text:p>-0.9329927988</text:p>
          </table:table-cell>
          <table:table-cell table:formula="of:=SIN(RADIANS([.O$1]*[.$A55]*360/256))" office:value-type="float" office:value="-0.595699304492434">
            <text:p>-0.5956993045</text:p>
          </table:table-cell>
          <table:table-cell table:formula="of:=SIN(RADIANS([.P$1]*[.$A55]*360/256))" office:value-type="float" office:value="0.615231590580628">
            <text:p>0.6152315906</text:p>
          </table:table-cell>
          <table:table-cell table:formula="of:=SIN(RADIANS([.Q$1]*[.$A55]*360/256))" office:value-type="float" office:value="0.923879532511287">
            <text:p>0.9238795325</text:p>
          </table:table-cell>
          <table:table-cell table:formula="of:= [.B55]/1+ [.C55]/2+ [.D55]/3+ [.E55]/4+ [.F55]/5+ [.G55]/6+ [.H55]/7+ [.I55]/8+ [.J55]/9+ [.K55]/10+ [.L55]/11+ [.M55]/12+ [.N55]/13+ [.O55]/14+ [.P55]/15+ [.Q55]/16" office:value-type="float" office:value="0.962463672474491">
            <text:p>0.9624636725</text:p>
          </table:table-cell>
          <table:table-cell table:formula="of:=INT(([.R55]+2)*64)" office:value-type="float" office:value="189">
            <text:p>189</text:p>
          </table:table-cell>
          <table:table-cell/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SIN(RADIANS([.$A56]*360/256))" office:value-type="float" office:value="0.970031253194544">
            <text:p>0.9700312532</text:p>
          </table:table-cell>
          <table:table-cell table:formula="of:=SIN(RADIANS([.C$1]*[.$A56]*360/256))" office:value-type="float" office:value="0.471396736825998">
            <text:p>0.4713967368</text:p>
          </table:table-cell>
          <table:table-cell table:formula="of:=SIN(RADIANS([.D$1]*[.$A56]*360/256))" office:value-type="float" office:value="-0.740951125354959">
            <text:p>-0.7409511254</text:p>
          </table:table-cell>
          <table:table-cell table:formula="of:=SIN(RADIANS([.E$1]*[.$A56]*360/256))" office:value-type="float" office:value="-0.831469612302545">
            <text:p>-0.8314696123</text:p>
          </table:table-cell>
          <table:table-cell table:formula="of:=SIN(RADIANS([.F$1]*[.$A56]*360/256))" office:value-type="float" office:value="0.33688985339222">
            <text:p>0.3368898534</text:p>
          </table:table-cell>
          <table:table-cell table:formula="of:=SIN(RADIANS([.G$1]*[.$A56]*360/256))" office:value-type="float" office:value="0.995184726672197">
            <text:p>0.9951847267</text:p>
          </table:table-cell>
          <table:table-cell table:formula="of:=SIN(RADIANS([.H$1]*[.$A56]*360/256))" office:value-type="float" office:value="0.146730474455362">
            <text:p>0.1467304745</text:p>
          </table:table-cell>
          <table:table-cell table:formula="of:=SIN(RADIANS([.I$1]*[.$A56]*360/256))" office:value-type="float" office:value="-0.923879532511286">
            <text:p>-0.9238795325</text:p>
          </table:table-cell>
          <table:table-cell table:formula="of:=SIN(RADIANS([.J$1]*[.$A56]*360/256))" office:value-type="float" office:value="-0.595699304492433">
            <text:p>-0.5956993045</text:p>
          </table:table-cell>
          <table:table-cell table:formula="of:=SIN(RADIANS([.K$1]*[.$A56]*360/256))" office:value-type="float" office:value="0.634393284163645">
            <text:p>0.6343932842</text:p>
          </table:table-cell>
          <table:table-cell table:formula="of:=SIN(RADIANS([.L$1]*[.$A56]*360/256))" office:value-type="float" office:value="0.903989293123443">
            <text:p>0.9039892931</text:p>
          </table:table-cell>
          <table:table-cell table:formula="of:=SIN(RADIANS([.M$1]*[.$A56]*360/256))" office:value-type="float" office:value="-0.195090322016129">
            <text:p>-0.195090322</text:p>
          </table:table-cell>
          <table:table-cell table:formula="of:=SIN(RADIANS([.N$1]*[.$A56]*360/256))" office:value-type="float" office:value="-0.998795456205172">
            <text:p>-0.9987954562</text:p>
          </table:table-cell>
          <table:table-cell table:formula="of:=SIN(RADIANS([.O$1]*[.$A56]*360/256))" office:value-type="float" office:value="-0.290284677254462">
            <text:p>-0.2902846773</text:p>
          </table:table-cell>
          <table:table-cell table:formula="of:=SIN(RADIANS([.P$1]*[.$A56]*360/256))" office:value-type="float" office:value="0.857728610000273">
            <text:p>0.85772861</text:p>
          </table:table-cell>
          <table:table-cell table:formula="of:=SIN(RADIANS([.Q$1]*[.$A56]*360/256))" office:value-type="float" office:value="0.707106781186549">
            <text:p>0.7071067812</text:p>
          </table:table-cell>
          <table:table-cell table:formula="of:= [.B56]/1+ [.C56]/2+ [.D56]/3+ [.E56]/4+ [.F56]/5+ [.G56]/6+ [.H56]/7+ [.I56]/8+ [.J56]/9+ [.K56]/10+ [.L56]/11+ [.M56]/12+ [.N56]/13+ [.O56]/14+ [.P56]/15+ [.Q56]/16" office:value-type="float" office:value="0.956582033103936">
            <text:p>0.9565820331</text:p>
          </table:table-cell>
          <table:table-cell table:formula="of:=INT(([.R56]+2)*64)" office:value-type="float" office:value="189">
            <text:p>189</text:p>
          </table:table-cell>
          <table:table-cell/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IN(RADIANS([.$A57]*360/256))" office:value-type="float" office:value="0.975702130038528">
            <text:p>0.97570213</text:p>
          </table:table-cell>
          <table:table-cell table:formula="of:=SIN(RADIANS([.C$1]*[.$A57]*360/256))" office:value-type="float" office:value="0.427555093430282">
            <text:p>0.4275550934</text:p>
          </table:table-cell>
          <table:table-cell table:formula="of:=SIN(RADIANS([.D$1]*[.$A57]*360/256))" office:value-type="float" office:value="-0.788346427626606">
            <text:p>-0.7883464276</text:p>
          </table:table-cell>
          <table:table-cell table:formula="of:=SIN(RADIANS([.E$1]*[.$A57]*360/256))" office:value-type="float" office:value="-0.773010453362737">
            <text:p>-0.7730104534</text:p>
          </table:table-cell>
          <table:table-cell table:formula="of:=SIN(RADIANS([.F$1]*[.$A57]*360/256))" office:value-type="float" office:value="0.449611329654607">
            <text:p>0.4496113297</text:p>
          </table:table-cell>
          <table:table-cell table:formula="of:=SIN(RADIANS([.G$1]*[.$A57]*360/256))" office:value-type="float" office:value="0.970031253194544">
            <text:p>0.9700312532</text:p>
          </table:table-cell>
          <table:table-cell table:formula="of:=SIN(RADIANS([.H$1]*[.$A57]*360/256))" office:value-type="float" office:value="-0.0245412285229127">
            <text:p>-0.0245412285</text:p>
          </table:table-cell>
          <table:table-cell table:formula="of:=SIN(RADIANS([.I$1]*[.$A57]*360/256))" office:value-type="float" office:value="-0.98078528040323">
            <text:p>-0.9807852804</text:p>
          </table:table-cell>
          <table:table-cell table:formula="of:=SIN(RADIANS([.J$1]*[.$A57]*360/256))" office:value-type="float" office:value="-0.40524131400499">
            <text:p>-0.405241314</text:p>
          </table:table-cell>
          <table:table-cell table:formula="of:=SIN(RADIANS([.K$1]*[.$A57]*360/256))" office:value-type="float" office:value="0.803207531480645">
            <text:p>0.8032075315</text:p>
          </table:table-cell>
          <table:table-cell table:formula="of:=SIN(RADIANS([.L$1]*[.$A57]*360/256))" office:value-type="float" office:value="0.757208846506485">
            <text:p>0.7572088465</text:p>
          </table:table-cell>
          <table:table-cell table:formula="of:=SIN(RADIANS([.M$1]*[.$A57]*360/256))" office:value-type="float" office:value="-0.471396736825999">
            <text:p>-0.4713967368</text:p>
          </table:table-cell>
          <table:table-cell table:formula="of:=SIN(RADIANS([.N$1]*[.$A57]*360/256))" office:value-type="float" office:value="-0.96377606579544">
            <text:p>-0.9637760658</text:p>
          </table:table-cell>
          <table:table-cell table:formula="of:=SIN(RADIANS([.O$1]*[.$A57]*360/256))" office:value-type="float" office:value="0.0490676743274189">
            <text:p>0.0490676743</text:p>
          </table:table-cell>
          <table:table-cell table:formula="of:=SIN(RADIANS([.P$1]*[.$A57]*360/256))" office:value-type="float" office:value="0.985277642388941">
            <text:p>0.9852776424</text:p>
          </table:table-cell>
          <table:table-cell table:formula="of:=SIN(RADIANS([.Q$1]*[.$A57]*360/256))" office:value-type="float" office:value="0.382683432365089">
            <text:p>0.3826834324</text:p>
          </table:table-cell>
          <table:table-cell table:formula="of:= [.B57]/1+ [.C57]/2+ [.D57]/3+ [.E57]/4+ [.F57]/5+ [.G57]/6+ [.H57]/7+ [.I57]/8+ [.J57]/9+ [.K57]/10+ [.L57]/11+ [.M57]/12+ [.N57]/13+ [.O57]/14+ [.P57]/15+ [.Q57]/16" office:value-type="float" office:value="0.942754163554448">
            <text:p>0.9427541636</text:p>
          </table:table-cell>
          <table:table-cell table:formula="of:=INT(([.R57]+2)*64)" office:value-type="float" office:value="188">
            <text:p>188</text:p>
          </table:table-cell>
          <table:table-cell/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SIN(RADIANS([.$A58]*360/256))" office:value-type="float" office:value="0.98078528040323">
            <text:p>0.9807852804</text:p>
          </table:table-cell>
          <table:table-cell table:formula="of:=SIN(RADIANS([.C$1]*[.$A58]*360/256))" office:value-type="float" office:value="0.38268343236509">
            <text:p>0.3826834324</text:p>
          </table:table-cell>
          <table:table-cell table:formula="of:=SIN(RADIANS([.D$1]*[.$A58]*360/256))" office:value-type="float" office:value="-0.831469612302545">
            <text:p>-0.8314696123</text:p>
          </table:table-cell>
          <table:table-cell table:formula="of:=SIN(RADIANS([.E$1]*[.$A58]*360/256))" office:value-type="float" office:value="-0.707106781186548">
            <text:p>-0.7071067812</text:p>
          </table:table-cell>
          <table:table-cell table:formula="of:=SIN(RADIANS([.F$1]*[.$A58]*360/256))" office:value-type="float" office:value="0.555570233019602">
            <text:p>0.555570233</text:p>
          </table:table-cell>
          <table:table-cell table:formula="of:=SIN(RADIANS([.G$1]*[.$A58]*360/256))" office:value-type="float" office:value="0.923879532511287">
            <text:p>0.9238795325</text:p>
          </table:table-cell>
          <table:table-cell table:formula="of:=SIN(RADIANS([.H$1]*[.$A58]*360/256))" office:value-type="float" office:value="-0.195090322016127">
            <text:p>-0.195090322</text:p>
          </table:table-cell>
          <table:table-cell table:formula="of:=SIN(RADIANS([.I$1]*[.$A58]*360/256))" office:value-type="float" office:value="-1">
            <text:p>-1</text:p>
          </table:table-cell>
          <table:table-cell table:formula="of:=SIN(RADIANS([.J$1]*[.$A58]*360/256))" office:value-type="float" office:value="-0.195090322016128">
            <text:p>-0.195090322</text:p>
          </table:table-cell>
          <table:table-cell table:formula="of:=SIN(RADIANS([.K$1]*[.$A58]*360/256))" office:value-type="float" office:value="0.923879532511286">
            <text:p>0.9238795325</text:p>
          </table:table-cell>
          <table:table-cell table:formula="of:=SIN(RADIANS([.L$1]*[.$A58]*360/256))" office:value-type="float" office:value="0.555570233019602">
            <text:p>0.555570233</text:p>
          </table:table-cell>
          <table:table-cell table:formula="of:=SIN(RADIANS([.M$1]*[.$A58]*360/256))" office:value-type="float" office:value="-0.707106781186548">
            <text:p>-0.7071067812</text:p>
          </table:table-cell>
          <table:table-cell table:formula="of:=SIN(RADIANS([.N$1]*[.$A58]*360/256))" office:value-type="float" office:value="-0.831469612302546">
            <text:p>-0.8314696123</text:p>
          </table:table-cell>
          <table:table-cell table:formula="of:=SIN(RADIANS([.O$1]*[.$A58]*360/256))" office:value-type="float" office:value="0.382683432365088">
            <text:p>0.3826834324</text:p>
          </table:table-cell>
          <table:table-cell table:formula="of:=SIN(RADIANS([.P$1]*[.$A58]*360/256))" office:value-type="float" office:value="0.98078528040323">
            <text:p>0.9807852804</text:p>
          </table:table-cell>
          <table:table-cell table:formula="of:=SIN(RADIANS([.Q$1]*[.$A58]*360/256))" office:value-type="float" office:value="8.57252759403147E-016">
            <text:p>8.57252759403147E-016</text:p>
          </table:table-cell>
          <table:table-cell table:formula="of:= [.B58]/1+ [.C58]/2+ [.D58]/3+ [.E58]/4+ [.F58]/5+ [.G58]/6+ [.H58]/7+ [.I58]/8+ [.J58]/9+ [.K58]/10+ [.L58]/11+ [.M58]/12+ [.N58]/13+ [.O58]/14+ [.P58]/15+ [.Q58]/16" office:value-type="float" office:value="0.921470772364851">
            <text:p>0.9214707724</text:p>
          </table:table-cell>
          <table:table-cell table:formula="of:=INT(([.R58]+2)*64)" office:value-type="float" office:value="186">
            <text:p>186</text:p>
          </table:table-cell>
          <table:table-cell/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SIN(RADIANS([.$A59]*360/256))" office:value-type="float" office:value="0.985277642388941">
            <text:p>0.9852776424</text:p>
          </table:table-cell>
          <table:table-cell table:formula="of:=SIN(RADIANS([.C$1]*[.$A59]*360/256))" office:value-type="float" office:value="0.33688985339222">
            <text:p>0.3368898534</text:p>
          </table:table-cell>
          <table:table-cell table:formula="of:=SIN(RADIANS([.D$1]*[.$A59]*360/256))" office:value-type="float" office:value="-0.870086991108711">
            <text:p>-0.8700869911</text:p>
          </table:table-cell>
          <table:table-cell table:formula="of:=SIN(RADIANS([.E$1]*[.$A59]*360/256))" office:value-type="float" office:value="-0.634393284163645">
            <text:p>-0.6343932842</text:p>
          </table:table-cell>
          <table:table-cell table:formula="of:=SIN(RADIANS([.F$1]*[.$A59]*360/256))" office:value-type="float" office:value="0.653172842953777">
            <text:p>0.653172843</text:p>
          </table:table-cell>
          <table:table-cell table:formula="of:=SIN(RADIANS([.G$1]*[.$A59]*360/256))" office:value-type="float" office:value="0.857728610000272">
            <text:p>0.85772861</text:p>
          </table:table-cell>
          <table:table-cell table:formula="of:=SIN(RADIANS([.H$1]*[.$A59]*360/256))" office:value-type="float" office:value="-0.359895036534987">
            <text:p>-0.3598950365</text:p>
          </table:table-cell>
          <table:table-cell table:formula="of:=SIN(RADIANS([.I$1]*[.$A59]*360/256))" office:value-type="float" office:value="-0.98078528040323">
            <text:p>-0.9807852804</text:p>
          </table:table-cell>
          <table:table-cell table:formula="of:=SIN(RADIANS([.J$1]*[.$A59]*360/256))" office:value-type="float" office:value="0.0245412285229126">
            <text:p>0.0245412285</text:p>
          </table:table-cell>
          <table:table-cell table:formula="of:=SIN(RADIANS([.K$1]*[.$A59]*360/256))" office:value-type="float" office:value="0.989176509964781">
            <text:p>0.98917651</text:p>
          </table:table-cell>
          <table:table-cell table:formula="of:=SIN(RADIANS([.L$1]*[.$A59]*360/256))" office:value-type="float" office:value="0.313681740398892">
            <text:p>0.3136817404</text:p>
          </table:table-cell>
          <table:table-cell table:formula="of:=SIN(RADIANS([.M$1]*[.$A59]*360/256))" office:value-type="float" office:value="-0.881921264348355">
            <text:p>-0.8819212643</text:p>
          </table:table-cell>
          <table:table-cell table:formula="of:=SIN(RADIANS([.N$1]*[.$A59]*360/256))" office:value-type="float" office:value="-0.615231590580626">
            <text:p>-0.6152315906</text:p>
          </table:table-cell>
          <table:table-cell table:formula="of:=SIN(RADIANS([.O$1]*[.$A59]*360/256))" office:value-type="float" office:value="0.671558954847017">
            <text:p>0.6715589548</text:p>
          </table:table-cell>
          <table:table-cell table:formula="of:=SIN(RADIANS([.P$1]*[.$A59]*360/256))" office:value-type="float" office:value="0.844853565249707">
            <text:p>0.8448535652</text:p>
          </table:table-cell>
          <table:table-cell table:formula="of:=SIN(RADIANS([.Q$1]*[.$A59]*360/256))" office:value-type="float" office:value="-0.382683432365091">
            <text:p>-0.3826834324</text:p>
          </table:table-cell>
          <table:table-cell table:formula="of:= [.B59]/1+ [.C59]/2+ [.D59]/3+ [.E59]/4+ [.F59]/5+ [.G59]/6+ [.H59]/7+ [.I59]/8+ [.J59]/9+ [.K59]/10+ [.L59]/11+ [.M59]/12+ [.N59]/13+ [.O59]/14+ [.P59]/15+ [.Q59]/16" office:value-type="float" office:value="0.894389234859092">
            <text:p>0.8943892349</text:p>
          </table:table-cell>
          <table:table-cell table:formula="of:=INT(([.R59]+2)*64)" office:value-type="float" office:value="185">
            <text:p>185</text:p>
          </table:table-cell>
          <table:table-cell/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SIN(RADIANS([.$A60]*360/256))" office:value-type="float" office:value="0.989176509964781">
            <text:p>0.98917651</text:p>
          </table:table-cell>
          <table:table-cell table:formula="of:=SIN(RADIANS([.C$1]*[.$A60]*360/256))" office:value-type="float" office:value="0.290284677254462">
            <text:p>0.2902846773</text:p>
          </table:table-cell>
          <table:table-cell table:formula="of:=SIN(RADIANS([.D$1]*[.$A60]*360/256))" office:value-type="float" office:value="-0.903989293123443">
            <text:p>-0.9039892931</text:p>
          </table:table-cell>
          <table:table-cell table:formula="of:=SIN(RADIANS([.E$1]*[.$A60]*360/256))" office:value-type="float" office:value="-0.555570233019602">
            <text:p>-0.555570233</text:p>
          </table:table-cell>
          <table:table-cell table:formula="of:=SIN(RADIANS([.F$1]*[.$A60]*360/256))" office:value-type="float" office:value="0.740951125354959">
            <text:p>0.7409511254</text:p>
          </table:table-cell>
          <table:table-cell table:formula="of:=SIN(RADIANS([.G$1]*[.$A60]*360/256))" office:value-type="float" office:value="0.773010453362738">
            <text:p>0.7730104534</text:p>
          </table:table-cell>
          <table:table-cell table:formula="of:=SIN(RADIANS([.H$1]*[.$A60]*360/256))" office:value-type="float" office:value="-0.514102744193221">
            <text:p>-0.5141027442</text:p>
          </table:table-cell>
          <table:table-cell table:formula="of:=SIN(RADIANS([.I$1]*[.$A60]*360/256))" office:value-type="float" office:value="-0.923879532511287">
            <text:p>-0.9238795325</text:p>
          </table:table-cell>
          <table:table-cell table:formula="of:=SIN(RADIANS([.J$1]*[.$A60]*360/256))" office:value-type="float" office:value="0.242980179903264">
            <text:p>0.2429801799</text:p>
          </table:table-cell>
          <table:table-cell table:formula="of:=SIN(RADIANS([.K$1]*[.$A60]*360/256))" office:value-type="float" office:value="0.995184726672197">
            <text:p>0.9951847267</text:p>
          </table:table-cell>
          <table:table-cell table:formula="of:=SIN(RADIANS([.L$1]*[.$A60]*360/256))" office:value-type="float" office:value="0.0490676743274185">
            <text:p>0.0490676743</text:p>
          </table:table-cell>
          <table:table-cell table:formula="of:=SIN(RADIANS([.M$1]*[.$A60]*360/256))" office:value-type="float" office:value="-0.98078528040323">
            <text:p>-0.9807852804</text:p>
          </table:table-cell>
          <table:table-cell table:formula="of:=SIN(RADIANS([.N$1]*[.$A60]*360/256))" office:value-type="float" office:value="-0.336889853392221">
            <text:p>-0.3368898534</text:p>
          </table:table-cell>
          <table:table-cell table:formula="of:=SIN(RADIANS([.O$1]*[.$A60]*360/256))" office:value-type="float" office:value="0.881921264348355">
            <text:p>0.8819212643</text:p>
          </table:table-cell>
          <table:table-cell table:formula="of:=SIN(RADIANS([.P$1]*[.$A60]*360/256))" office:value-type="float" office:value="0.595699304492434">
            <text:p>0.5956993045</text:p>
          </table:table-cell>
          <table:table-cell table:formula="of:=SIN(RADIANS([.Q$1]*[.$A60]*360/256))" office:value-type="float" office:value="-0.707106781186548">
            <text:p>-0.7071067812</text:p>
          </table:table-cell>
          <table:table-cell table:formula="of:= [.B60]/1+ [.C60]/2+ [.D60]/3+ [.E60]/4+ [.F60]/5+ [.G60]/6+ [.H60]/7+ [.I60]/8+ [.J60]/9+ [.K60]/10+ [.L60]/11+ [.M60]/12+ [.N60]/13+ [.O60]/14+ [.P60]/15+ [.Q60]/16" office:value-type="float" office:value="0.864037382319608">
            <text:p>0.8640373823</text:p>
          </table:table-cell>
          <table:table-cell table:formula="of:=INT(([.R60]+2)*64)" office:value-type="float" office:value="183">
            <text:p>183</text:p>
          </table:table-cell>
          <table:table-cell/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SIN(RADIANS([.$A61]*360/256))" office:value-type="float" office:value="0.99247953459871">
            <text:p>0.9924795346</text:p>
          </table:table-cell>
          <table:table-cell table:formula="of:=SIN(RADIANS([.C$1]*[.$A61]*360/256))" office:value-type="float" office:value="0.242980179903264">
            <text:p>0.2429801799</text:p>
          </table:table-cell>
          <table:table-cell table:formula="of:=SIN(RADIANS([.D$1]*[.$A61]*360/256))" office:value-type="float" office:value="-0.932992798834739">
            <text:p>-0.9329927988</text:p>
          </table:table-cell>
          <table:table-cell table:formula="of:=SIN(RADIANS([.E$1]*[.$A61]*360/256))" office:value-type="float" office:value="-0.471396736825998">
            <text:p>-0.4713967368</text:p>
          </table:table-cell>
          <table:table-cell table:formula="of:=SIN(RADIANS([.F$1]*[.$A61]*360/256))" office:value-type="float" office:value="0.817584813151584">
            <text:p>0.8175848132</text:p>
          </table:table-cell>
          <table:table-cell table:formula="of:=SIN(RADIANS([.G$1]*[.$A61]*360/256))" office:value-type="float" office:value="0.671558954847018">
            <text:p>0.6715589548</text:p>
          </table:table-cell>
          <table:table-cell table:formula="of:=SIN(RADIANS([.H$1]*[.$A61]*360/256))" office:value-type="float" office:value="-0.653172842953777">
            <text:p>-0.653172843</text:p>
          </table:table-cell>
          <table:table-cell table:formula="of:=SIN(RADIANS([.I$1]*[.$A61]*360/256))" office:value-type="float" office:value="-0.831469612302545">
            <text:p>-0.8314696123</text:p>
          </table:table-cell>
          <table:table-cell table:formula="of:=SIN(RADIANS([.J$1]*[.$A61]*360/256))" office:value-type="float" office:value="0.449611329654607">
            <text:p>0.4496113297</text:p>
          </table:table-cell>
          <table:table-cell table:formula="of:=SIN(RADIANS([.K$1]*[.$A61]*360/256))" office:value-type="float" office:value="0.941544065183021">
            <text:p>0.9415440652</text:p>
          </table:table-cell>
          <table:table-cell table:formula="of:=SIN(RADIANS([.L$1]*[.$A61]*360/256))" office:value-type="float" office:value="-0.219101240156869">
            <text:p>-0.2191012402</text:p>
          </table:table-cell>
          <table:table-cell table:formula="of:=SIN(RADIANS([.M$1]*[.$A61]*360/256))" office:value-type="float" office:value="-0.995184726672197">
            <text:p>-0.9951847267</text:p>
          </table:table-cell>
          <table:table-cell table:formula="of:=SIN(RADIANS([.N$1]*[.$A61]*360/256))" office:value-type="float" office:value="-0.024541228522912">
            <text:p>-0.0245412285</text:p>
          </table:table-cell>
          <table:table-cell table:formula="of:=SIN(RADIANS([.O$1]*[.$A61]*360/256))" office:value-type="float" office:value="0.989176509964781">
            <text:p>0.98917651</text:p>
          </table:table-cell>
          <table:table-cell table:formula="of:=SIN(RADIANS([.P$1]*[.$A61]*360/256))" office:value-type="float" office:value="0.266712757474899">
            <text:p>0.2667127575</text:p>
          </table:table-cell>
          <table:table-cell table:formula="of:=SIN(RADIANS([.Q$1]*[.$A61]*360/256))" office:value-type="float" office:value="-0.923879532511286">
            <text:p>-0.9238795325</text:p>
          </table:table-cell>
          <table:table-cell table:formula="of:= [.B61]/1+ [.C61]/2+ [.D61]/3+ [.E61]/4+ [.F61]/5+ [.G61]/6+ [.H61]/7+ [.I61]/8+ [.J61]/9+ [.K61]/10+ [.L61]/11+ [.M61]/12+ [.N61]/13+ [.O61]/14+ [.P61]/15+ [.Q61]/16" office:value-type="float" office:value="0.833389111876049">
            <text:p>0.8333891119</text:p>
          </table:table-cell>
          <table:table-cell table:formula="of:=INT(([.R61]+2)*64)" office:value-type="float" office:value="181">
            <text:p>181</text:p>
          </table:table-cell>
          <table:table-cell/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IN(RADIANS([.$A62]*360/256))" office:value-type="float" office:value="0.995184726672197">
            <text:p>0.9951847267</text:p>
          </table:table-cell>
          <table:table-cell table:formula="of:=SIN(RADIANS([.C$1]*[.$A62]*360/256))" office:value-type="float" office:value="0.195090322016128">
            <text:p>0.195090322</text:p>
          </table:table-cell>
          <table:table-cell table:formula="of:=SIN(RADIANS([.D$1]*[.$A62]*360/256))" office:value-type="float" office:value="-0.956940335732209">
            <text:p>-0.9569403357</text:p>
          </table:table-cell>
          <table:table-cell table:formula="of:=SIN(RADIANS([.E$1]*[.$A62]*360/256))" office:value-type="float" office:value="-0.38268343236509">
            <text:p>-0.3826834324</text:p>
          </table:table-cell>
          <table:table-cell table:formula="of:=SIN(RADIANS([.F$1]*[.$A62]*360/256))" office:value-type="float" office:value="0.881921264348355">
            <text:p>0.8819212643</text:p>
          </table:table-cell>
          <table:table-cell table:formula="of:=SIN(RADIANS([.G$1]*[.$A62]*360/256))" office:value-type="float" office:value="0.555570233019602">
            <text:p>0.555570233</text:p>
          </table:table-cell>
          <table:table-cell table:formula="of:=SIN(RADIANS([.H$1]*[.$A62]*360/256))" office:value-type="float" office:value="-0.773010453362737">
            <text:p>-0.7730104534</text:p>
          </table:table-cell>
          <table:table-cell table:formula="of:=SIN(RADIANS([.I$1]*[.$A62]*360/256))" office:value-type="float" office:value="-0.707106781186547">
            <text:p>-0.7071067812</text:p>
          </table:table-cell>
          <table:table-cell table:formula="of:=SIN(RADIANS([.J$1]*[.$A62]*360/256))" office:value-type="float" office:value="0.634393284163645">
            <text:p>0.6343932842</text:p>
          </table:table-cell>
          <table:table-cell table:formula="of:=SIN(RADIANS([.K$1]*[.$A62]*360/256))" office:value-type="float" office:value="0.831469612302546">
            <text:p>0.8314696123</text:p>
          </table:table-cell>
          <table:table-cell table:formula="of:=SIN(RADIANS([.L$1]*[.$A62]*360/256))" office:value-type="float" office:value="-0.471396736825999">
            <text:p>-0.4713967368</text:p>
          </table:table-cell>
          <table:table-cell table:formula="of:=SIN(RADIANS([.M$1]*[.$A62]*360/256))" office:value-type="float" office:value="-0.923879532511287">
            <text:p>-0.9238795325</text:p>
          </table:table-cell>
          <table:table-cell table:formula="of:=SIN(RADIANS([.N$1]*[.$A62]*360/256))" office:value-type="float" office:value="0.290284677254461">
            <text:p>0.2902846773</text:p>
          </table:table-cell>
          <table:table-cell table:formula="of:=SIN(RADIANS([.O$1]*[.$A62]*360/256))" office:value-type="float" office:value="0.98078528040323">
            <text:p>0.9807852804</text:p>
          </table:table-cell>
          <table:table-cell table:formula="of:=SIN(RADIANS([.P$1]*[.$A62]*360/256))" office:value-type="float" office:value="-0.0980171403295594">
            <text:p>-0.0980171403</text:p>
          </table:table-cell>
          <table:table-cell table:formula="of:=SIN(RADIANS([.Q$1]*[.$A62]*360/256))" office:value-type="float" office:value="-1">
            <text:p>-1</text:p>
          </table:table-cell>
          <table:table-cell table:formula="of:= [.B62]/1+ [.C62]/2+ [.D62]/3+ [.E62]/4+ [.F62]/5+ [.G62]/6+ [.H62]/7+ [.I62]/8+ [.J62]/9+ [.K62]/10+ [.L62]/11+ [.M62]/12+ [.N62]/13+ [.O62]/14+ [.P62]/15+ [.Q62]/16" office:value-type="float" office:value="0.805381897033671">
            <text:p>0.805381897</text:p>
          </table:table-cell>
          <table:table-cell table:formula="of:=INT(([.R62]+2)*64)" office:value-type="float" office:value="179">
            <text:p>179</text:p>
          </table:table-cell>
          <table:table-cell/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SIN(RADIANS([.$A63]*360/256))" office:value-type="float" office:value="0.99729045667869">
            <text:p>0.9972904567</text:p>
          </table:table-cell>
          <table:table-cell table:formula="of:=SIN(RADIANS([.C$1]*[.$A63]*360/256))" office:value-type="float" office:value="0.146730474455362">
            <text:p>0.1467304745</text:p>
          </table:table-cell>
          <table:table-cell table:formula="of:=SIN(RADIANS([.D$1]*[.$A63]*360/256))" office:value-type="float" office:value="-0.975702130038528">
            <text:p>-0.97570213</text:p>
          </table:table-cell>
          <table:table-cell table:formula="of:=SIN(RADIANS([.E$1]*[.$A63]*360/256))" office:value-type="float" office:value="-0.290284677254462">
            <text:p>-0.2902846773</text:p>
          </table:table-cell>
          <table:table-cell table:formula="of:=SIN(RADIANS([.F$1]*[.$A63]*360/256))" office:value-type="float" office:value="0.932992798834739">
            <text:p>0.9329927988</text:p>
          </table:table-cell>
          <table:table-cell table:formula="of:=SIN(RADIANS([.G$1]*[.$A63]*360/256))" office:value-type="float" office:value="0.427555093430283">
            <text:p>0.4275550934</text:p>
          </table:table-cell>
          <table:table-cell table:formula="of:=SIN(RADIANS([.H$1]*[.$A63]*360/256))" office:value-type="float" office:value="-0.870086991108712">
            <text:p>-0.8700869911</text:p>
          </table:table-cell>
          <table:table-cell table:formula="of:=SIN(RADIANS([.I$1]*[.$A63]*360/256))" office:value-type="float" office:value="-0.555570233019602">
            <text:p>-0.555570233</text:p>
          </table:table-cell>
          <table:table-cell table:formula="of:=SIN(RADIANS([.J$1]*[.$A63]*360/256))" office:value-type="float" office:value="0.788346427626606">
            <text:p>0.7883464276</text:p>
          </table:table-cell>
          <table:table-cell table:formula="of:=SIN(RADIANS([.K$1]*[.$A63]*360/256))" office:value-type="float" office:value="0.671558954847018">
            <text:p>0.6715589548</text:p>
          </table:table-cell>
          <table:table-cell table:formula="of:=SIN(RADIANS([.L$1]*[.$A63]*360/256))" office:value-type="float" office:value="-0.689540544737068">
            <text:p>-0.6895405447</text:p>
          </table:table-cell>
          <table:table-cell table:formula="of:=SIN(RADIANS([.M$1]*[.$A63]*360/256))" office:value-type="float" office:value="-0.773010453362738">
            <text:p>-0.7730104534</text:p>
          </table:table-cell>
          <table:table-cell table:formula="of:=SIN(RADIANS([.N$1]*[.$A63]*360/256))" office:value-type="float" office:value="0.575808191417845">
            <text:p>0.5758081914</text:p>
          </table:table-cell>
          <table:table-cell table:formula="of:=SIN(RADIANS([.O$1]*[.$A63]*360/256))" office:value-type="float" office:value="0.857728610000271">
            <text:p>0.85772861</text:p>
          </table:table-cell>
          <table:table-cell table:formula="of:=SIN(RADIANS([.P$1]*[.$A63]*360/256))" office:value-type="float" office:value="-0.449611329654605">
            <text:p>-0.4496113297</text:p>
          </table:table-cell>
          <table:table-cell table:formula="of:=SIN(RADIANS([.Q$1]*[.$A63]*360/256))" office:value-type="float" office:value="-0.923879532511287">
            <text:p>-0.9238795325</text:p>
          </table:table-cell>
          <table:table-cell table:formula="of:= [.B63]/1+ [.C63]/2+ [.D63]/3+ [.E63]/4+ [.F63]/5+ [.G63]/6+ [.H63]/7+ [.I63]/8+ [.J63]/9+ [.K63]/10+ [.L63]/11+ [.M63]/12+ [.N63]/13+ [.O63]/14+ [.P63]/15+ [.Q63]/16" office:value-type="float" office:value="0.782453411350544">
            <text:p>0.7824534114</text:p>
          </table:table-cell>
          <table:table-cell table:formula="of:=INT(([.R63]+2)*64)" office:value-type="float" office:value="178">
            <text:p>178</text:p>
          </table:table-cell>
          <table:table-cell/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SIN(RADIANS([.$A64]*360/256))" office:value-type="float" office:value="0.998795456205172">
            <text:p>0.9987954562</text:p>
          </table:table-cell>
          <table:table-cell table:formula="of:=SIN(RADIANS([.C$1]*[.$A64]*360/256))" office:value-type="float" office:value="0.0980171403295608">
            <text:p>0.0980171403</text:p>
          </table:table-cell>
          <table:table-cell table:formula="of:=SIN(RADIANS([.D$1]*[.$A64]*360/256))" office:value-type="float" office:value="-0.989176509964781">
            <text:p>-0.98917651</text:p>
          </table:table-cell>
          <table:table-cell table:formula="of:=SIN(RADIANS([.E$1]*[.$A64]*360/256))" office:value-type="float" office:value="-0.195090322016129">
            <text:p>-0.195090322</text:p>
          </table:table-cell>
          <table:table-cell table:formula="of:=SIN(RADIANS([.F$1]*[.$A64]*360/256))" office:value-type="float" office:value="0.970031253194544">
            <text:p>0.9700312532</text:p>
          </table:table-cell>
          <table:table-cell table:formula="of:=SIN(RADIANS([.G$1]*[.$A64]*360/256))" office:value-type="float" office:value="0.290284677254462">
            <text:p>0.2902846773</text:p>
          </table:table-cell>
          <table:table-cell table:formula="of:=SIN(RADIANS([.H$1]*[.$A64]*360/256))" office:value-type="float" office:value="-0.94154406518302">
            <text:p>-0.9415440652</text:p>
          </table:table-cell>
          <table:table-cell table:formula="of:=SIN(RADIANS([.I$1]*[.$A64]*360/256))" office:value-type="float" office:value="-0.382683432365091">
            <text:p>-0.3826834324</text:p>
          </table:table-cell>
          <table:table-cell table:formula="of:=SIN(RADIANS([.J$1]*[.$A64]*360/256))" office:value-type="float" office:value="0.903989293123443">
            <text:p>0.9039892931</text:p>
          </table:table-cell>
          <table:table-cell table:formula="of:=SIN(RADIANS([.K$1]*[.$A64]*360/256))" office:value-type="float" office:value="0.471396736825998">
            <text:p>0.4713967368</text:p>
          </table:table-cell>
          <table:table-cell table:formula="of:=SIN(RADIANS([.L$1]*[.$A64]*360/256))" office:value-type="float" office:value="-0.857728610000273">
            <text:p>-0.85772861</text:p>
          </table:table-cell>
          <table:table-cell table:formula="of:=SIN(RADIANS([.M$1]*[.$A64]*360/256))" office:value-type="float" office:value="-0.555570233019601">
            <text:p>-0.555570233</text:p>
          </table:table-cell>
          <table:table-cell table:formula="of:=SIN(RADIANS([.N$1]*[.$A64]*360/256))" office:value-type="float" office:value="0.803207531480646">
            <text:p>0.8032075315</text:p>
          </table:table-cell>
          <table:table-cell table:formula="of:=SIN(RADIANS([.O$1]*[.$A64]*360/256))" office:value-type="float" office:value="0.634393284163647">
            <text:p>0.6343932842</text:p>
          </table:table-cell>
          <table:table-cell table:formula="of:=SIN(RADIANS([.P$1]*[.$A64]*360/256))" office:value-type="float" office:value="-0.740951125354958">
            <text:p>-0.7409511254</text:p>
          </table:table-cell>
          <table:table-cell table:formula="of:=SIN(RADIANS([.Q$1]*[.$A64]*360/256))" office:value-type="float" office:value="-0.707106781186549">
            <text:p>-0.7071067812</text:p>
          </table:table-cell>
          <table:table-cell table:formula="of:= [.B64]/1+ [.C64]/2+ [.D64]/3+ [.E64]/4+ [.F64]/5+ [.G64]/6+ [.H64]/7+ [.I64]/8+ [.J64]/9+ [.K64]/10+ [.L64]/11+ [.M64]/12+ [.N64]/13+ [.O64]/14+ [.P64]/15+ [.Q64]/16" office:value-type="float" office:value="0.766169414754294">
            <text:p>0.7661694148</text:p>
          </table:table-cell>
          <table:table-cell table:formula="of:=INT(([.R64]+2)*64)" office:value-type="float" office:value="177">
            <text:p>177</text:p>
          </table:table-cell>
          <table:table-cell/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SIN(RADIANS([.$A65]*360/256))" office:value-type="float" office:value="0.999698818696204">
            <text:p>0.9996988187</text:p>
          </table:table-cell>
          <table:table-cell table:formula="of:=SIN(RADIANS([.C$1]*[.$A65]*360/256))" office:value-type="float" office:value="0.049067674327418">
            <text:p>0.0490676743</text:p>
          </table:table-cell>
          <table:table-cell table:formula="of:=SIN(RADIANS([.D$1]*[.$A65]*360/256))" office:value-type="float" office:value="-0.99729045667869">
            <text:p>-0.9972904567</text:p>
          </table:table-cell>
          <table:table-cell table:formula="of:=SIN(RADIANS([.E$1]*[.$A65]*360/256))" office:value-type="float" office:value="-0.0980171403295605">
            <text:p>-0.0980171403</text:p>
          </table:table-cell>
          <table:table-cell table:formula="of:=SIN(RADIANS([.F$1]*[.$A65]*360/256))" office:value-type="float" office:value="0.99247953459871">
            <text:p>0.9924795346</text:p>
          </table:table-cell>
          <table:table-cell table:formula="of:=SIN(RADIANS([.G$1]*[.$A65]*360/256))" office:value-type="float" office:value="0.146730474455362">
            <text:p>0.1467304745</text:p>
          </table:table-cell>
          <table:table-cell table:formula="of:=SIN(RADIANS([.H$1]*[.$A65]*360/256))" office:value-type="float" office:value="-0.985277642388941">
            <text:p>-0.9852776424</text:p>
          </table:table-cell>
          <table:table-cell table:formula="of:=SIN(RADIANS([.I$1]*[.$A65]*360/256))" office:value-type="float" office:value="-0.195090322016128">
            <text:p>-0.195090322</text:p>
          </table:table-cell>
          <table:table-cell table:formula="of:=SIN(RADIANS([.J$1]*[.$A65]*360/256))" office:value-type="float" office:value="0.975702130038528">
            <text:p>0.97570213</text:p>
          </table:table-cell>
          <table:table-cell table:formula="of:=SIN(RADIANS([.K$1]*[.$A65]*360/256))" office:value-type="float" office:value="0.242980179903264">
            <text:p>0.2429801799</text:p>
          </table:table-cell>
          <table:table-cell table:formula="of:=SIN(RADIANS([.L$1]*[.$A65]*360/256))" office:value-type="float" office:value="-0.96377606579544">
            <text:p>-0.9637760658</text:p>
          </table:table-cell>
          <table:table-cell table:formula="of:=SIN(RADIANS([.M$1]*[.$A65]*360/256))" office:value-type="float" office:value="-0.290284677254462">
            <text:p>-0.2902846773</text:p>
          </table:table-cell>
          <table:table-cell table:formula="of:=SIN(RADIANS([.N$1]*[.$A65]*360/256))" office:value-type="float" office:value="0.949528180593036">
            <text:p>0.9495281806</text:p>
          </table:table-cell>
          <table:table-cell table:formula="of:=SIN(RADIANS([.O$1]*[.$A65]*360/256))" office:value-type="float" office:value="0.336889853392221">
            <text:p>0.3368898534</text:p>
          </table:table-cell>
          <table:table-cell table:formula="of:=SIN(RADIANS([.P$1]*[.$A65]*360/256))" office:value-type="float" office:value="-0.932992798834739">
            <text:p>-0.9329927988</text:p>
          </table:table-cell>
          <table:table-cell table:formula="of:=SIN(RADIANS([.Q$1]*[.$A65]*360/256))" office:value-type="float" office:value="-0.382683432365089">
            <text:p>-0.3826834324</text:p>
          </table:table-cell>
          <table:table-cell table:formula="of:= [.B65]/1+ [.C65]/2+ [.D65]/3+ [.E65]/4+ [.F65]/5+ [.G65]/6+ [.H65]/7+ [.I65]/8+ [.J65]/9+ [.K65]/10+ [.L65]/11+ [.M65]/12+ [.N65]/13+ [.O65]/14+ [.P65]/15+ [.Q65]/16" office:value-type="float" office:value="0.756998891189824">
            <text:p>0.7569988912</text:p>
          </table:table-cell>
          <table:table-cell table:formula="of:=INT(([.R65]+2)*64)" office:value-type="float" office:value="176">
            <text:p>176</text:p>
          </table:table-cell>
          <table:table-cell/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SIN(RADIANS([.$A66]*360/256))" office:value-type="float" office:value="1">
            <text:p>1</text:p>
          </table:table-cell>
          <table:table-cell table:formula="of:=SIN(RADIANS([.C$1]*[.$A66]*360/256))" office:value-type="float" office:value="1.22464679914735E-016">
            <text:p>1.22464679914735E-016</text:p>
          </table:table-cell>
          <table:table-cell table:formula="of:=SIN(RADIANS([.D$1]*[.$A66]*360/256))" office:value-type="float" office:value="-1">
            <text:p>-1</text:p>
          </table:table-cell>
          <table:table-cell table:formula="of:=SIN(RADIANS([.E$1]*[.$A66]*360/256))" office:value-type="float" office:value="-2.44929359829471E-016">
            <text:p>-2.44929359829471E-016</text:p>
          </table:table-cell>
          <table:table-cell table:formula="of:=SIN(RADIANS([.F$1]*[.$A66]*360/256))" office:value-type="float" office:value="1">
            <text:p>1</text:p>
          </table:table-cell>
          <table:table-cell table:formula="of:=SIN(RADIANS([.G$1]*[.$A66]*360/256))" office:value-type="float" office:value="3.67394039744206E-016">
            <text:p>3.67394039744206E-016</text:p>
          </table:table-cell>
          <table:table-cell table:formula="of:=SIN(RADIANS([.H$1]*[.$A66]*360/256))" office:value-type="float" office:value="-1">
            <text:p>-1</text:p>
          </table:table-cell>
          <table:table-cell table:formula="of:=SIN(RADIANS([.I$1]*[.$A66]*360/256))" office:value-type="float" office:value="-4.89858719658941E-016">
            <text:p>-4.89858719658941E-016</text:p>
          </table:table-cell>
          <table:table-cell table:formula="of:=SIN(RADIANS([.J$1]*[.$A66]*360/256))" office:value-type="float" office:value="1">
            <text:p>1</text:p>
          </table:table-cell>
          <table:table-cell table:formula="of:=SIN(RADIANS([.K$1]*[.$A66]*360/256))" office:value-type="float" office:value="6.12323399573677E-016">
            <text:p>6.12323399573677E-016</text:p>
          </table:table-cell>
          <table:table-cell table:formula="of:=SIN(RADIANS([.L$1]*[.$A66]*360/256))" office:value-type="float" office:value="-1">
            <text:p>-1</text:p>
          </table:table-cell>
          <table:table-cell table:formula="of:=SIN(RADIANS([.M$1]*[.$A66]*360/256))" office:value-type="float" office:value="-7.34788079488412E-016">
            <text:p>-7.34788079488412E-016</text:p>
          </table:table-cell>
          <table:table-cell table:formula="of:=SIN(RADIANS([.N$1]*[.$A66]*360/256))" office:value-type="float" office:value="1">
            <text:p>1</text:p>
          </table:table-cell>
          <table:table-cell table:formula="of:=SIN(RADIANS([.O$1]*[.$A66]*360/256))" office:value-type="float" office:value="8.57252759403147E-016">
            <text:p>8.57252759403147E-016</text:p>
          </table:table-cell>
          <table:table-cell table:formula="of:=SIN(RADIANS([.P$1]*[.$A66]*360/256))" office:value-type="float" office:value="-1">
            <text:p>-1</text:p>
          </table:table-cell>
          <table:table-cell table:formula="of:=SIN(RADIANS([.Q$1]*[.$A66]*360/256))" office:value-type="float" office:value="-9.79717439317883E-016">
            <text:p>-9.79717439317883E-016</text:p>
          </table:table-cell>
          <table:table-cell table:formula="of:= [.B66]/1+ [.C66]/2+ [.D66]/3+ [.E66]/4+ [.F66]/5+ [.G66]/6+ [.H66]/7+ [.I66]/8+ [.J66]/9+ [.K66]/10+ [.L66]/11+ [.M66]/12+ [.N66]/13+ [.O66]/14+ [.P66]/15+ [.Q66]/16" office:value-type="float" office:value="0.754267954267954">
            <text:p>0.7542679543</text:p>
          </table:table-cell>
          <table:table-cell table:formula="of:=INT(([.R66]+2)*64)" office:value-type="float" office:value="176">
            <text:p>176</text:p>
          </table:table-cell>
          <table:table-cell/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IN(RADIANS([.$A67]*360/256))" office:value-type="float" office:value="0.999698818696204">
            <text:p>0.9996988187</text:p>
          </table:table-cell>
          <table:table-cell table:formula="of:=SIN(RADIANS([.C$1]*[.$A67]*360/256))" office:value-type="float" office:value="-0.0490676743274182">
            <text:p>-0.0490676743</text:p>
          </table:table-cell>
          <table:table-cell table:formula="of:=SIN(RADIANS([.D$1]*[.$A67]*360/256))" office:value-type="float" office:value="-0.99729045667869">
            <text:p>-0.9972904567</text:p>
          </table:table-cell>
          <table:table-cell table:formula="of:=SIN(RADIANS([.E$1]*[.$A67]*360/256))" office:value-type="float" office:value="0.0980171403295609">
            <text:p>0.0980171403</text:p>
          </table:table-cell>
          <table:table-cell table:formula="of:=SIN(RADIANS([.F$1]*[.$A67]*360/256))" office:value-type="float" office:value="0.99247953459871">
            <text:p>0.9924795346</text:p>
          </table:table-cell>
          <table:table-cell table:formula="of:=SIN(RADIANS([.G$1]*[.$A67]*360/256))" office:value-type="float" office:value="-0.146730474455361">
            <text:p>-0.1467304745</text:p>
          </table:table-cell>
          <table:table-cell table:formula="of:=SIN(RADIANS([.H$1]*[.$A67]*360/256))" office:value-type="float" office:value="-0.985277642388941">
            <text:p>-0.9852776424</text:p>
          </table:table-cell>
          <table:table-cell table:formula="of:=SIN(RADIANS([.I$1]*[.$A67]*360/256))" office:value-type="float" office:value="0.195090322016129">
            <text:p>0.195090322</text:p>
          </table:table-cell>
          <table:table-cell table:formula="of:=SIN(RADIANS([.J$1]*[.$A67]*360/256))" office:value-type="float" office:value="0.975702130038529">
            <text:p>0.97570213</text:p>
          </table:table-cell>
          <table:table-cell table:formula="of:=SIN(RADIANS([.K$1]*[.$A67]*360/256))" office:value-type="float" office:value="-0.242980179903264">
            <text:p>-0.2429801799</text:p>
          </table:table-cell>
          <table:table-cell table:formula="of:=SIN(RADIANS([.L$1]*[.$A67]*360/256))" office:value-type="float" office:value="-0.96377606579544">
            <text:p>-0.9637760658</text:p>
          </table:table-cell>
          <table:table-cell table:formula="of:=SIN(RADIANS([.M$1]*[.$A67]*360/256))" office:value-type="float" office:value="0.290284677254461">
            <text:p>0.2902846773</text:p>
          </table:table-cell>
          <table:table-cell table:formula="of:=SIN(RADIANS([.N$1]*[.$A67]*360/256))" office:value-type="float" office:value="0.949528180593037">
            <text:p>0.9495281806</text:p>
          </table:table-cell>
          <table:table-cell table:formula="of:=SIN(RADIANS([.O$1]*[.$A67]*360/256))" office:value-type="float" office:value="-0.33688985339222">
            <text:p>-0.3368898534</text:p>
          </table:table-cell>
          <table:table-cell table:formula="of:=SIN(RADIANS([.P$1]*[.$A67]*360/256))" office:value-type="float" office:value="-0.932992798834739">
            <text:p>-0.9329927988</text:p>
          </table:table-cell>
          <table:table-cell table:formula="of:=SIN(RADIANS([.Q$1]*[.$A67]*360/256))" office:value-type="float" office:value="0.382683432365091">
            <text:p>0.3826834324</text:p>
          </table:table-cell>
          <table:table-cell table:formula="of:= [.B67]/1+ [.C67]/2+ [.D67]/3+ [.E67]/4+ [.F67]/5+ [.G67]/6+ [.H67]/7+ [.I67]/8+ [.J67]/9+ [.K67]/10+ [.L67]/11+ [.M67]/12+ [.N67]/13+ [.O67]/14+ [.P67]/15+ [.Q67]/16" office:value-type="float" office:value="0.756295260073651">
            <text:p>0.7562952601</text:p>
          </table:table-cell>
          <table:table-cell table:formula="of:=INT(([.R67]+2)*64)" office:value-type="float" office:value="176">
            <text:p>176</text:p>
          </table:table-cell>
          <table:table-cell/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SIN(RADIANS([.$A68]*360/256))" office:value-type="float" office:value="0.998795456205172">
            <text:p>0.9987954562</text:p>
          </table:table-cell>
          <table:table-cell table:formula="of:=SIN(RADIANS([.C$1]*[.$A68]*360/256))" office:value-type="float" office:value="-0.0980171403295606">
            <text:p>-0.0980171403</text:p>
          </table:table-cell>
          <table:table-cell table:formula="of:=SIN(RADIANS([.D$1]*[.$A68]*360/256))" office:value-type="float" office:value="-0.989176509964781">
            <text:p>-0.98917651</text:p>
          </table:table-cell>
          <table:table-cell table:formula="of:=SIN(RADIANS([.E$1]*[.$A68]*360/256))" office:value-type="float" office:value="0.195090322016128">
            <text:p>0.195090322</text:p>
          </table:table-cell>
          <table:table-cell table:formula="of:=SIN(RADIANS([.F$1]*[.$A68]*360/256))" office:value-type="float" office:value="0.970031253194544">
            <text:p>0.9700312532</text:p>
          </table:table-cell>
          <table:table-cell table:formula="of:=SIN(RADIANS([.G$1]*[.$A68]*360/256))" office:value-type="float" office:value="-0.290284677254463">
            <text:p>-0.2902846773</text:p>
          </table:table-cell>
          <table:table-cell table:formula="of:=SIN(RADIANS([.H$1]*[.$A68]*360/256))" office:value-type="float" office:value="-0.941544065183021">
            <text:p>-0.9415440652</text:p>
          </table:table-cell>
          <table:table-cell table:formula="of:=SIN(RADIANS([.I$1]*[.$A68]*360/256))" office:value-type="float" office:value="0.38268343236509">
            <text:p>0.3826834324</text:p>
          </table:table-cell>
          <table:table-cell table:formula="of:=SIN(RADIANS([.J$1]*[.$A68]*360/256))" office:value-type="float" office:value="0.903989293123443">
            <text:p>0.9039892931</text:p>
          </table:table-cell>
          <table:table-cell table:formula="of:=SIN(RADIANS([.K$1]*[.$A68]*360/256))" office:value-type="float" office:value="-0.471396736825999">
            <text:p>-0.4713967368</text:p>
          </table:table-cell>
          <table:table-cell table:formula="of:=SIN(RADIANS([.L$1]*[.$A68]*360/256))" office:value-type="float" office:value="-0.857728610000271">
            <text:p>-0.85772861</text:p>
          </table:table-cell>
          <table:table-cell table:formula="of:=SIN(RADIANS([.M$1]*[.$A68]*360/256))" office:value-type="float" office:value="0.555570233019603">
            <text:p>0.555570233</text:p>
          </table:table-cell>
          <table:table-cell table:formula="of:=SIN(RADIANS([.N$1]*[.$A68]*360/256))" office:value-type="float" office:value="0.803207531480645">
            <text:p>0.8032075315</text:p>
          </table:table-cell>
          <table:table-cell table:formula="of:=SIN(RADIANS([.O$1]*[.$A68]*360/256))" office:value-type="float" office:value="-0.634393284163646">
            <text:p>-0.6343932842</text:p>
          </table:table-cell>
          <table:table-cell table:formula="of:=SIN(RADIANS([.P$1]*[.$A68]*360/256))" office:value-type="float" office:value="-0.740951125354959">
            <text:p>-0.7409511254</text:p>
          </table:table-cell>
          <table:table-cell table:formula="of:=SIN(RADIANS([.Q$1]*[.$A68]*360/256))" office:value-type="float" office:value="0.707106781186547">
            <text:p>0.7071067812</text:p>
          </table:table-cell>
          <table:table-cell table:formula="of:= [.B68]/1+ [.C68]/2+ [.D68]/3+ [.E68]/4+ [.F68]/5+ [.G68]/6+ [.H68]/7+ [.I68]/8+ [.J68]/9+ [.K68]/10+ [.L68]/11+ [.M68]/12+ [.N68]/13+ [.O68]/14+ [.P68]/15+ [.Q68]/16" office:value-type="float" office:value="0.76068316153559">
            <text:p>0.7606831615</text:p>
          </table:table-cell>
          <table:table-cell table:formula="of:=INT(([.R68]+2)*64)" office:value-type="float" office:value="176">
            <text:p>176</text:p>
          </table:table-cell>
          <table:table-cell/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SIN(RADIANS([.$A69]*360/256))" office:value-type="float" office:value="0.99729045667869">
            <text:p>0.9972904567</text:p>
          </table:table-cell>
          <table:table-cell table:formula="of:=SIN(RADIANS([.C$1]*[.$A69]*360/256))" office:value-type="float" office:value="-0.146730474455362">
            <text:p>-0.1467304745</text:p>
          </table:table-cell>
          <table:table-cell table:formula="of:=SIN(RADIANS([.D$1]*[.$A69]*360/256))" office:value-type="float" office:value="-0.975702130038528">
            <text:p>-0.97570213</text:p>
          </table:table-cell>
          <table:table-cell table:formula="of:=SIN(RADIANS([.E$1]*[.$A69]*360/256))" office:value-type="float" office:value="0.290284677254462">
            <text:p>0.2902846773</text:p>
          </table:table-cell>
          <table:table-cell table:formula="of:=SIN(RADIANS([.F$1]*[.$A69]*360/256))" office:value-type="float" office:value="0.932992798834739">
            <text:p>0.9329927988</text:p>
          </table:table-cell>
          <table:table-cell table:formula="of:=SIN(RADIANS([.G$1]*[.$A69]*360/256))" office:value-type="float" office:value="-0.427555093430282">
            <text:p>-0.4275550934</text:p>
          </table:table-cell>
          <table:table-cell table:formula="of:=SIN(RADIANS([.H$1]*[.$A69]*360/256))" office:value-type="float" office:value="-0.870086991108711">
            <text:p>-0.8700869911</text:p>
          </table:table-cell>
          <table:table-cell table:formula="of:=SIN(RADIANS([.I$1]*[.$A69]*360/256))" office:value-type="float" office:value="0.555570233019602">
            <text:p>0.555570233</text:p>
          </table:table-cell>
          <table:table-cell table:formula="of:=SIN(RADIANS([.J$1]*[.$A69]*360/256))" office:value-type="float" office:value="0.788346427626606">
            <text:p>0.7883464276</text:p>
          </table:table-cell>
          <table:table-cell table:formula="of:=SIN(RADIANS([.K$1]*[.$A69]*360/256))" office:value-type="float" office:value="-0.671558954847017">
            <text:p>-0.6715589548</text:p>
          </table:table-cell>
          <table:table-cell table:formula="of:=SIN(RADIANS([.L$1]*[.$A69]*360/256))" office:value-type="float" office:value="-0.689540544737066">
            <text:p>-0.6895405447</text:p>
          </table:table-cell>
          <table:table-cell table:formula="of:=SIN(RADIANS([.M$1]*[.$A69]*360/256))" office:value-type="float" office:value="0.773010453362737">
            <text:p>0.7730104534</text:p>
          </table:table-cell>
          <table:table-cell table:formula="of:=SIN(RADIANS([.N$1]*[.$A69]*360/256))" office:value-type="float" office:value="0.575808191417846">
            <text:p>0.5758081914</text:p>
          </table:table-cell>
          <table:table-cell table:formula="of:=SIN(RADIANS([.O$1]*[.$A69]*360/256))" office:value-type="float" office:value="-0.857728610000273">
            <text:p>-0.85772861</text:p>
          </table:table-cell>
          <table:table-cell table:formula="of:=SIN(RADIANS([.P$1]*[.$A69]*360/256))" office:value-type="float" office:value="-0.449611329654607">
            <text:p>-0.4496113297</text:p>
          </table:table-cell>
          <table:table-cell table:formula="of:=SIN(RADIANS([.Q$1]*[.$A69]*360/256))" office:value-type="float" office:value="0.923879532511286">
            <text:p>0.9238795325</text:p>
          </table:table-cell>
          <table:table-cell table:formula="of:= [.B69]/1+ [.C69]/2+ [.D69]/3+ [.E69]/4+ [.F69]/5+ [.G69]/6+ [.H69]/7+ [.I69]/8+ [.J69]/9+ [.K69]/10+ [.L69]/11+ [.M69]/12+ [.N69]/13+ [.O69]/14+ [.P69]/15+ [.Q69]/16" office:value-type="float" office:value="0.764715036884049">
            <text:p>0.7647150369</text:p>
          </table:table-cell>
          <table:table-cell table:formula="of:=INT(([.R69]+2)*64)" office:value-type="float" office:value="176">
            <text:p>176</text:p>
          </table:table-cell>
          <table:table-cell/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SIN(RADIANS([.$A70]*360/256))" office:value-type="float" office:value="0.995184726672197">
            <text:p>0.9951847267</text:p>
          </table:table-cell>
          <table:table-cell table:formula="of:=SIN(RADIANS([.C$1]*[.$A70]*360/256))" office:value-type="float" office:value="-0.195090322016128">
            <text:p>-0.195090322</text:p>
          </table:table-cell>
          <table:table-cell table:formula="of:=SIN(RADIANS([.D$1]*[.$A70]*360/256))" office:value-type="float" office:value="-0.956940335732209">
            <text:p>-0.9569403357</text:p>
          </table:table-cell>
          <table:table-cell table:formula="of:=SIN(RADIANS([.E$1]*[.$A70]*360/256))" office:value-type="float" office:value="0.38268343236509">
            <text:p>0.3826834324</text:p>
          </table:table-cell>
          <table:table-cell table:formula="of:=SIN(RADIANS([.F$1]*[.$A70]*360/256))" office:value-type="float" office:value="0.881921264348355">
            <text:p>0.8819212643</text:p>
          </table:table-cell>
          <table:table-cell table:formula="of:=SIN(RADIANS([.G$1]*[.$A70]*360/256))" office:value-type="float" office:value="-0.555570233019602">
            <text:p>-0.555570233</text:p>
          </table:table-cell>
          <table:table-cell table:formula="of:=SIN(RADIANS([.H$1]*[.$A70]*360/256))" office:value-type="float" office:value="-0.773010453362738">
            <text:p>-0.7730104534</text:p>
          </table:table-cell>
          <table:table-cell table:formula="of:=SIN(RADIANS([.I$1]*[.$A70]*360/256))" office:value-type="float" office:value="0.707106781186548">
            <text:p>0.7071067812</text:p>
          </table:table-cell>
          <table:table-cell table:formula="of:=SIN(RADIANS([.J$1]*[.$A70]*360/256))" office:value-type="float" office:value="0.634393284163645">
            <text:p>0.6343932842</text:p>
          </table:table-cell>
          <table:table-cell table:formula="of:=SIN(RADIANS([.K$1]*[.$A70]*360/256))" office:value-type="float" office:value="-0.831469612302545">
            <text:p>-0.8314696123</text:p>
          </table:table-cell>
          <table:table-cell table:formula="of:=SIN(RADIANS([.L$1]*[.$A70]*360/256))" office:value-type="float" office:value="-0.471396736825997">
            <text:p>-0.4713967368</text:p>
          </table:table-cell>
          <table:table-cell table:formula="of:=SIN(RADIANS([.M$1]*[.$A70]*360/256))" office:value-type="float" office:value="0.923879532511286">
            <text:p>0.9238795325</text:p>
          </table:table-cell>
          <table:table-cell table:formula="of:=SIN(RADIANS([.N$1]*[.$A70]*360/256))" office:value-type="float" office:value="0.290284677254462">
            <text:p>0.2902846773</text:p>
          </table:table-cell>
          <table:table-cell table:formula="of:=SIN(RADIANS([.O$1]*[.$A70]*360/256))" office:value-type="float" office:value="-0.98078528040323">
            <text:p>-0.9807852804</text:p>
          </table:table-cell>
          <table:table-cell table:formula="of:=SIN(RADIANS([.P$1]*[.$A70]*360/256))" office:value-type="float" office:value="-0.0980171403295612">
            <text:p>-0.0980171403</text:p>
          </table:table-cell>
          <table:table-cell table:formula="of:=SIN(RADIANS([.Q$1]*[.$A70]*360/256))" office:value-type="float" office:value="1">
            <text:p>1</text:p>
          </table:table-cell>
          <table:table-cell table:formula="of:= [.B70]/1+ [.C70]/2+ [.D70]/3+ [.E70]/4+ [.F70]/5+ [.G70]/6+ [.H70]/7+ [.I70]/8+ [.J70]/9+ [.K70]/10+ [.L70]/11+ [.M70]/12+ [.N70]/13+ [.O70]/14+ [.P70]/15+ [.Q70]/16" office:value-type="float" office:value="0.765793725533483">
            <text:p>0.7657937255</text:p>
          </table:table-cell>
          <table:table-cell table:formula="of:=INT(([.R70]+2)*64)" office:value-type="float" office:value="177">
            <text:p>177</text:p>
          </table:table-cell>
          <table:table-cell/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SIN(RADIANS([.$A71]*360/256))" office:value-type="float" office:value="0.99247953459871">
            <text:p>0.9924795346</text:p>
          </table:table-cell>
          <table:table-cell table:formula="of:=SIN(RADIANS([.C$1]*[.$A71]*360/256))" office:value-type="float" office:value="-0.242980179903264">
            <text:p>-0.2429801799</text:p>
          </table:table-cell>
          <table:table-cell table:formula="of:=SIN(RADIANS([.D$1]*[.$A71]*360/256))" office:value-type="float" office:value="-0.932992798834739">
            <text:p>-0.9329927988</text:p>
          </table:table-cell>
          <table:table-cell table:formula="of:=SIN(RADIANS([.E$1]*[.$A71]*360/256))" office:value-type="float" office:value="0.471396736825998">
            <text:p>0.4713967368</text:p>
          </table:table-cell>
          <table:table-cell table:formula="of:=SIN(RADIANS([.F$1]*[.$A71]*360/256))" office:value-type="float" office:value="0.817584813151584">
            <text:p>0.8175848132</text:p>
          </table:table-cell>
          <table:table-cell table:formula="of:=SIN(RADIANS([.G$1]*[.$A71]*360/256))" office:value-type="float" office:value="-0.671558954847019">
            <text:p>-0.6715589548</text:p>
          </table:table-cell>
          <table:table-cell table:formula="of:=SIN(RADIANS([.H$1]*[.$A71]*360/256))" office:value-type="float" office:value="-0.653172842953777">
            <text:p>-0.653172843</text:p>
          </table:table-cell>
          <table:table-cell table:formula="of:=SIN(RADIANS([.I$1]*[.$A71]*360/256))" office:value-type="float" office:value="0.831469612302545">
            <text:p>0.8314696123</text:p>
          </table:table-cell>
          <table:table-cell table:formula="of:=SIN(RADIANS([.J$1]*[.$A71]*360/256))" office:value-type="float" office:value="0.449611329654606">
            <text:p>0.4496113297</text:p>
          </table:table-cell>
          <table:table-cell table:formula="of:=SIN(RADIANS([.K$1]*[.$A71]*360/256))" office:value-type="float" office:value="-0.941544065183021">
            <text:p>-0.9415440652</text:p>
          </table:table-cell>
          <table:table-cell table:formula="of:=SIN(RADIANS([.L$1]*[.$A71]*360/256))" office:value-type="float" office:value="-0.219101240156869">
            <text:p>-0.2191012402</text:p>
          </table:table-cell>
          <table:table-cell table:formula="of:=SIN(RADIANS([.M$1]*[.$A71]*360/256))" office:value-type="float" office:value="0.995184726672197">
            <text:p>0.9951847267</text:p>
          </table:table-cell>
          <table:table-cell table:formula="of:=SIN(RADIANS([.N$1]*[.$A71]*360/256))" office:value-type="float" office:value="-0.0245412285229105">
            <text:p>-0.0245412285</text:p>
          </table:table-cell>
          <table:table-cell table:formula="of:=SIN(RADIANS([.O$1]*[.$A71]*360/256))" office:value-type="float" office:value="-0.989176509964781">
            <text:p>-0.98917651</text:p>
          </table:table-cell>
          <table:table-cell table:formula="of:=SIN(RADIANS([.P$1]*[.$A71]*360/256))" office:value-type="float" office:value="0.266712757474897">
            <text:p>0.2667127575</text:p>
          </table:table-cell>
          <table:table-cell table:formula="of:=SIN(RADIANS([.Q$1]*[.$A71]*360/256))" office:value-type="float" office:value="0.923879532511287">
            <text:p>0.9238795325</text:p>
          </table:table-cell>
          <table:table-cell table:formula="of:= [.B71]/1+ [.C71]/2+ [.D71]/3+ [.E71]/4+ [.F71]/5+ [.G71]/6+ [.H71]/7+ [.I71]/8+ [.J71]/9+ [.K71]/10+ [.L71]/11+ [.M71]/12+ [.N71]/13+ [.O71]/14+ [.P71]/15+ [.Q71]/16" office:value-type="float" office:value="0.761851038156785">
            <text:p>0.7618510382</text:p>
          </table:table-cell>
          <table:table-cell table:formula="of:=INT(([.R71]+2)*64)" office:value-type="float" office:value="176">
            <text:p>176</text:p>
          </table:table-cell>
          <table:table-cell/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SIN(RADIANS([.$A72]*360/256))" office:value-type="float" office:value="0.989176509964781">
            <text:p>0.98917651</text:p>
          </table:table-cell>
          <table:table-cell table:formula="of:=SIN(RADIANS([.C$1]*[.$A72]*360/256))" office:value-type="float" office:value="-0.290284677254462">
            <text:p>-0.2902846773</text:p>
          </table:table-cell>
          <table:table-cell table:formula="of:=SIN(RADIANS([.D$1]*[.$A72]*360/256))" office:value-type="float" office:value="-0.903989293123443">
            <text:p>-0.9039892931</text:p>
          </table:table-cell>
          <table:table-cell table:formula="of:=SIN(RADIANS([.E$1]*[.$A72]*360/256))" office:value-type="float" office:value="0.555570233019602">
            <text:p>0.555570233</text:p>
          </table:table-cell>
          <table:table-cell table:formula="of:=SIN(RADIANS([.F$1]*[.$A72]*360/256))" office:value-type="float" office:value="0.740951125354959">
            <text:p>0.7409511254</text:p>
          </table:table-cell>
          <table:table-cell table:formula="of:=SIN(RADIANS([.G$1]*[.$A72]*360/256))" office:value-type="float" office:value="-0.773010453362737">
            <text:p>-0.7730104534</text:p>
          </table:table-cell>
          <table:table-cell table:formula="of:=SIN(RADIANS([.H$1]*[.$A72]*360/256))" office:value-type="float" office:value="-0.514102744193222">
            <text:p>-0.5141027442</text:p>
          </table:table-cell>
          <table:table-cell table:formula="of:=SIN(RADIANS([.I$1]*[.$A72]*360/256))" office:value-type="float" office:value="0.923879532511286">
            <text:p>0.9238795325</text:p>
          </table:table-cell>
          <table:table-cell table:formula="of:=SIN(RADIANS([.J$1]*[.$A72]*360/256))" office:value-type="float" office:value="0.242980179903264">
            <text:p>0.2429801799</text:p>
          </table:table-cell>
          <table:table-cell table:formula="of:=SIN(RADIANS([.K$1]*[.$A72]*360/256))" office:value-type="float" office:value="-0.995184726672197">
            <text:p>-0.9951847267</text:p>
          </table:table-cell>
          <table:table-cell table:formula="of:=SIN(RADIANS([.L$1]*[.$A72]*360/256))" office:value-type="float" office:value="0.0490676743274189">
            <text:p>0.0490676743</text:p>
          </table:table-cell>
          <table:table-cell table:formula="of:=SIN(RADIANS([.M$1]*[.$A72]*360/256))" office:value-type="float" office:value="0.98078528040323">
            <text:p>0.9807852804</text:p>
          </table:table-cell>
          <table:table-cell table:formula="of:=SIN(RADIANS([.N$1]*[.$A72]*360/256))" office:value-type="float" office:value="-0.33688985339222">
            <text:p>-0.3368898534</text:p>
          </table:table-cell>
          <table:table-cell table:formula="of:=SIN(RADIANS([.O$1]*[.$A72]*360/256))" office:value-type="float" office:value="-0.881921264348355">
            <text:p>-0.8819212643</text:p>
          </table:table-cell>
          <table:table-cell table:formula="of:=SIN(RADIANS([.P$1]*[.$A72]*360/256))" office:value-type="float" office:value="0.595699304492432">
            <text:p>0.5956993045</text:p>
          </table:table-cell>
          <table:table-cell table:formula="of:=SIN(RADIANS([.Q$1]*[.$A72]*360/256))" office:value-type="float" office:value="0.707106781186549">
            <text:p>0.7071067812</text:p>
          </table:table-cell>
          <table:table-cell table:formula="of:= [.B72]/1+ [.C72]/2+ [.D72]/3+ [.E72]/4+ [.F72]/5+ [.G72]/6+ [.H72]/7+ [.I72]/8+ [.J72]/9+ [.K72]/10+ [.L72]/11+ [.M72]/12+ [.N72]/13+ [.O72]/14+ [.P72]/15+ [.Q72]/16" office:value-type="float" office:value="0.751664417246508">
            <text:p>0.7516644172</text:p>
          </table:table-cell>
          <table:table-cell table:formula="of:=INT(([.R72]+2)*64)" office:value-type="float" office:value="176">
            <text:p>176</text:p>
          </table:table-cell>
          <table:table-cell/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SIN(RADIANS([.$A73]*360/256))" office:value-type="float" office:value="0.985277642388941">
            <text:p>0.9852776424</text:p>
          </table:table-cell>
          <table:table-cell table:formula="of:=SIN(RADIANS([.C$1]*[.$A73]*360/256))" office:value-type="float" office:value="-0.33688985339222">
            <text:p>-0.3368898534</text:p>
          </table:table-cell>
          <table:table-cell table:formula="of:=SIN(RADIANS([.D$1]*[.$A73]*360/256))" office:value-type="float" office:value="-0.870086991108711">
            <text:p>-0.8700869911</text:p>
          </table:table-cell>
          <table:table-cell table:formula="of:=SIN(RADIANS([.E$1]*[.$A73]*360/256))" office:value-type="float" office:value="0.634393284163646">
            <text:p>0.6343932842</text:p>
          </table:table-cell>
          <table:table-cell table:formula="of:=SIN(RADIANS([.F$1]*[.$A73]*360/256))" office:value-type="float" office:value="0.653172842953777">
            <text:p>0.653172843</text:p>
          </table:table-cell>
          <table:table-cell table:formula="of:=SIN(RADIANS([.G$1]*[.$A73]*360/256))" office:value-type="float" office:value="-0.857728610000272">
            <text:p>-0.85772861</text:p>
          </table:table-cell>
          <table:table-cell table:formula="of:=SIN(RADIANS([.H$1]*[.$A73]*360/256))" office:value-type="float" office:value="-0.359895036534988">
            <text:p>-0.3598950365</text:p>
          </table:table-cell>
          <table:table-cell table:formula="of:=SIN(RADIANS([.I$1]*[.$A73]*360/256))" office:value-type="float" office:value="0.98078528040323">
            <text:p>0.9807852804</text:p>
          </table:table-cell>
          <table:table-cell table:formula="of:=SIN(RADIANS([.J$1]*[.$A73]*360/256))" office:value-type="float" office:value="0.0245412285229119">
            <text:p>0.0245412285</text:p>
          </table:table-cell>
          <table:table-cell table:formula="of:=SIN(RADIANS([.K$1]*[.$A73]*360/256))" office:value-type="float" office:value="-0.989176509964781">
            <text:p>-0.98917651</text:p>
          </table:table-cell>
          <table:table-cell table:formula="of:=SIN(RADIANS([.L$1]*[.$A73]*360/256))" office:value-type="float" office:value="0.313681740398892">
            <text:p>0.3136817404</text:p>
          </table:table-cell>
          <table:table-cell table:formula="of:=SIN(RADIANS([.M$1]*[.$A73]*360/256))" office:value-type="float" office:value="0.881921264348355">
            <text:p>0.8819212643</text:p>
          </table:table-cell>
          <table:table-cell table:formula="of:=SIN(RADIANS([.N$1]*[.$A73]*360/256))" office:value-type="float" office:value="-0.615231590580628">
            <text:p>-0.6152315906</text:p>
          </table:table-cell>
          <table:table-cell table:formula="of:=SIN(RADIANS([.O$1]*[.$A73]*360/256))" office:value-type="float" office:value="-0.671558954847019">
            <text:p>-0.6715589548</text:p>
          </table:table-cell>
          <table:table-cell table:formula="of:=SIN(RADIANS([.P$1]*[.$A73]*360/256))" office:value-type="float" office:value="0.844853565249706">
            <text:p>0.8448535652</text:p>
          </table:table-cell>
          <table:table-cell table:formula="of:=SIN(RADIANS([.Q$1]*[.$A73]*360/256))" office:value-type="float" office:value="0.38268343236509">
            <text:p>0.3826834324</text:p>
          </table:table-cell>
          <table:table-cell table:formula="of:= [.B73]/1+ [.C73]/2+ [.D73]/3+ [.E73]/4+ [.F73]/5+ [.G73]/6+ [.H73]/7+ [.I73]/8+ [.J73]/9+ [.K73]/10+ [.L73]/11+ [.M73]/12+ [.N73]/13+ [.O73]/14+ [.P73]/15+ [.Q73]/16" office:value-type="float" office:value="0.735032817877244">
            <text:p>0.7350328179</text:p>
          </table:table-cell>
          <table:table-cell table:formula="of:=INT(([.R73]+2)*64)" office:value-type="float" office:value="175">
            <text:p>175</text:p>
          </table:table-cell>
          <table:table-cell/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SIN(RADIANS([.$A74]*360/256))" office:value-type="float" office:value="0.98078528040323">
            <text:p>0.9807852804</text:p>
          </table:table-cell>
          <table:table-cell table:formula="of:=SIN(RADIANS([.C$1]*[.$A74]*360/256))" office:value-type="float" office:value="-0.38268343236509">
            <text:p>-0.3826834324</text:p>
          </table:table-cell>
          <table:table-cell table:formula="of:=SIN(RADIANS([.D$1]*[.$A74]*360/256))" office:value-type="float" office:value="-0.831469612302545">
            <text:p>-0.8314696123</text:p>
          </table:table-cell>
          <table:table-cell table:formula="of:=SIN(RADIANS([.E$1]*[.$A74]*360/256))" office:value-type="float" office:value="0.707106781186547">
            <text:p>0.7071067812</text:p>
          </table:table-cell>
          <table:table-cell table:formula="of:=SIN(RADIANS([.F$1]*[.$A74]*360/256))" office:value-type="float" office:value="0.555570233019602">
            <text:p>0.555570233</text:p>
          </table:table-cell>
          <table:table-cell table:formula="of:=SIN(RADIANS([.G$1]*[.$A74]*360/256))" office:value-type="float" office:value="-0.923879532511286">
            <text:p>-0.9238795325</text:p>
          </table:table-cell>
          <table:table-cell table:formula="of:=SIN(RADIANS([.H$1]*[.$A74]*360/256))" office:value-type="float" office:value="-0.195090322016128">
            <text:p>-0.195090322</text:p>
          </table:table-cell>
          <table:table-cell table:formula="of:=SIN(RADIANS([.I$1]*[.$A74]*360/256))" office:value-type="float" office:value="1">
            <text:p>1</text:p>
          </table:table-cell>
          <table:table-cell table:formula="of:=SIN(RADIANS([.J$1]*[.$A74]*360/256))" office:value-type="float" office:value="-0.195090322016129">
            <text:p>-0.195090322</text:p>
          </table:table-cell>
          <table:table-cell table:formula="of:=SIN(RADIANS([.K$1]*[.$A74]*360/256))" office:value-type="float" office:value="-0.923879532511287">
            <text:p>-0.9238795325</text:p>
          </table:table-cell>
          <table:table-cell table:formula="of:=SIN(RADIANS([.L$1]*[.$A74]*360/256))" office:value-type="float" office:value="0.555570233019603">
            <text:p>0.555570233</text:p>
          </table:table-cell>
          <table:table-cell table:formula="of:=SIN(RADIANS([.M$1]*[.$A74]*360/256))" office:value-type="float" office:value="0.707106781186549">
            <text:p>0.7071067812</text:p>
          </table:table-cell>
          <table:table-cell table:formula="of:=SIN(RADIANS([.N$1]*[.$A74]*360/256))" office:value-type="float" office:value="-0.831469612302545">
            <text:p>-0.8314696123</text:p>
          </table:table-cell>
          <table:table-cell table:formula="of:=SIN(RADIANS([.O$1]*[.$A74]*360/256))" office:value-type="float" office:value="-0.382683432365089">
            <text:p>-0.3826834324</text:p>
          </table:table-cell>
          <table:table-cell table:formula="of:=SIN(RADIANS([.P$1]*[.$A74]*360/256))" office:value-type="float" office:value="0.98078528040323">
            <text:p>0.9807852804</text:p>
          </table:table-cell>
          <table:table-cell table:formula="of:=SIN(RADIANS([.Q$1]*[.$A74]*360/256))" office:value-type="float" office:value="1.10218211923262E-015">
            <text:p>1.10218211923262E-015</text:p>
          </table:table-cell>
          <table:table-cell table:formula="of:= [.B74]/1+ [.C74]/2+ [.D74]/3+ [.E74]/4+ [.F74]/5+ [.G74]/6+ [.H74]/7+ [.I74]/8+ [.J74]/9+ [.K74]/10+ [.L74]/11+ [.M74]/12+ [.N74]/13+ [.O74]/14+ [.P74]/15+ [.Q74]/16" office:value-type="float" office:value="0.712787048351666">
            <text:p>0.7127870484</text:p>
          </table:table-cell>
          <table:table-cell table:formula="of:=INT(([.R74]+2)*64)" office:value-type="float" office:value="173">
            <text:p>173</text:p>
          </table:table-cell>
          <table:table-cell/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SIN(RADIANS([.$A75]*360/256))" office:value-type="float" office:value="0.975702130038528">
            <text:p>0.97570213</text:p>
          </table:table-cell>
          <table:table-cell table:formula="of:=SIN(RADIANS([.C$1]*[.$A75]*360/256))" office:value-type="float" office:value="-0.427555093430282">
            <text:p>-0.4275550934</text:p>
          </table:table-cell>
          <table:table-cell table:formula="of:=SIN(RADIANS([.D$1]*[.$A75]*360/256))" office:value-type="float" office:value="-0.788346427626606">
            <text:p>-0.7883464276</text:p>
          </table:table-cell>
          <table:table-cell table:formula="of:=SIN(RADIANS([.E$1]*[.$A75]*360/256))" office:value-type="float" office:value="0.773010453362737">
            <text:p>0.7730104534</text:p>
          </table:table-cell>
          <table:table-cell table:formula="of:=SIN(RADIANS([.F$1]*[.$A75]*360/256))" office:value-type="float" office:value="0.449611329654606">
            <text:p>0.4496113297</text:p>
          </table:table-cell>
          <table:table-cell table:formula="of:=SIN(RADIANS([.G$1]*[.$A75]*360/256))" office:value-type="float" office:value="-0.970031253194544">
            <text:p>-0.9700312532</text:p>
          </table:table-cell>
          <table:table-cell table:formula="of:=SIN(RADIANS([.H$1]*[.$A75]*360/256))" office:value-type="float" office:value="-0.0245412285229118">
            <text:p>-0.0245412285</text:p>
          </table:table-cell>
          <table:table-cell table:formula="of:=SIN(RADIANS([.I$1]*[.$A75]*360/256))" office:value-type="float" office:value="0.98078528040323">
            <text:p>0.9807852804</text:p>
          </table:table-cell>
          <table:table-cell table:formula="of:=SIN(RADIANS([.J$1]*[.$A75]*360/256))" office:value-type="float" office:value="-0.40524131400499">
            <text:p>-0.405241314</text:p>
          </table:table-cell>
          <table:table-cell table:formula="of:=SIN(RADIANS([.K$1]*[.$A75]*360/256))" office:value-type="float" office:value="-0.803207531480645">
            <text:p>-0.8032075315</text:p>
          </table:table-cell>
          <table:table-cell table:formula="of:=SIN(RADIANS([.L$1]*[.$A75]*360/256))" office:value-type="float" office:value="0.757208846506485">
            <text:p>0.7572088465</text:p>
          </table:table-cell>
          <table:table-cell table:formula="of:=SIN(RADIANS([.M$1]*[.$A75]*360/256))" office:value-type="float" office:value="0.471396736825997">
            <text:p>0.4713967368</text:p>
          </table:table-cell>
          <table:table-cell table:formula="of:=SIN(RADIANS([.N$1]*[.$A75]*360/256))" office:value-type="float" office:value="-0.96377606579544">
            <text:p>-0.9637760658</text:p>
          </table:table-cell>
          <table:table-cell table:formula="of:=SIN(RADIANS([.O$1]*[.$A75]*360/256))" office:value-type="float" office:value="-0.0490676743274171">
            <text:p>-0.0490676743</text:p>
          </table:table-cell>
          <table:table-cell table:formula="of:=SIN(RADIANS([.P$1]*[.$A75]*360/256))" office:value-type="float" office:value="0.985277642388941">
            <text:p>0.9852776424</text:p>
          </table:table-cell>
          <table:table-cell table:formula="of:=SIN(RADIANS([.Q$1]*[.$A75]*360/256))" office:value-type="float" office:value="-0.382683432365091">
            <text:p>-0.3826834324</text:p>
          </table:table-cell>
          <table:table-cell table:formula="of:= [.B75]/1+ [.C75]/2+ [.D75]/3+ [.E75]/4+ [.F75]/5+ [.G75]/6+ [.H75]/7+ [.I75]/8+ [.J75]/9+ [.K75]/10+ [.L75]/11+ [.M75]/12+ [.N75]/13+ [.O75]/14+ [.P75]/15+ [.Q75]/16" office:value-type="float" office:value="0.686636385543002">
            <text:p>0.6866363855</text:p>
          </table:table-cell>
          <table:table-cell table:formula="of:=INT(([.R75]+2)*64)" office:value-type="float" office:value="171">
            <text:p>171</text:p>
          </table:table-cell>
          <table:table-cell/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SIN(RADIANS([.$A76]*360/256))" office:value-type="float" office:value="0.970031253194544">
            <text:p>0.9700312532</text:p>
          </table:table-cell>
          <table:table-cell table:formula="of:=SIN(RADIANS([.C$1]*[.$A76]*360/256))" office:value-type="float" office:value="-0.471396736825998">
            <text:p>-0.4713967368</text:p>
          </table:table-cell>
          <table:table-cell table:formula="of:=SIN(RADIANS([.D$1]*[.$A76]*360/256))" office:value-type="float" office:value="-0.740951125354959">
            <text:p>-0.7409511254</text:p>
          </table:table-cell>
          <table:table-cell table:formula="of:=SIN(RADIANS([.E$1]*[.$A76]*360/256))" office:value-type="float" office:value="0.831469612302545">
            <text:p>0.8314696123</text:p>
          </table:table-cell>
          <table:table-cell table:formula="of:=SIN(RADIANS([.F$1]*[.$A76]*360/256))" office:value-type="float" office:value="0.336889853392221">
            <text:p>0.3368898534</text:p>
          </table:table-cell>
          <table:table-cell table:formula="of:=SIN(RADIANS([.G$1]*[.$A76]*360/256))" office:value-type="float" office:value="-0.995184726672197">
            <text:p>-0.9951847267</text:p>
          </table:table-cell>
          <table:table-cell table:formula="of:=SIN(RADIANS([.H$1]*[.$A76]*360/256))" office:value-type="float" office:value="0.146730474455361">
            <text:p>0.1467304745</text:p>
          </table:table-cell>
          <table:table-cell table:formula="of:=SIN(RADIANS([.I$1]*[.$A76]*360/256))" office:value-type="float" office:value="0.923879532511287">
            <text:p>0.9238795325</text:p>
          </table:table-cell>
          <table:table-cell table:formula="of:=SIN(RADIANS([.J$1]*[.$A76]*360/256))" office:value-type="float" office:value="-0.595699304492432">
            <text:p>-0.5956993045</text:p>
          </table:table-cell>
          <table:table-cell table:formula="of:=SIN(RADIANS([.K$1]*[.$A76]*360/256))" office:value-type="float" office:value="-0.634393284163647">
            <text:p>-0.6343932842</text:p>
          </table:table-cell>
          <table:table-cell table:formula="of:=SIN(RADIANS([.L$1]*[.$A76]*360/256))" office:value-type="float" office:value="0.903989293123444">
            <text:p>0.9039892931</text:p>
          </table:table-cell>
          <table:table-cell table:formula="of:=SIN(RADIANS([.M$1]*[.$A76]*360/256))" office:value-type="float" office:value="0.195090322016128">
            <text:p>0.195090322</text:p>
          </table:table-cell>
          <table:table-cell table:formula="of:=SIN(RADIANS([.N$1]*[.$A76]*360/256))" office:value-type="float" office:value="-0.998795456205172">
            <text:p>-0.9987954562</text:p>
          </table:table-cell>
          <table:table-cell table:formula="of:=SIN(RADIANS([.O$1]*[.$A76]*360/256))" office:value-type="float" office:value="0.29028467725446">
            <text:p>0.2902846773</text:p>
          </table:table-cell>
          <table:table-cell table:formula="of:=SIN(RADIANS([.P$1]*[.$A76]*360/256))" office:value-type="float" office:value="0.857728610000272">
            <text:p>0.85772861</text:p>
          </table:table-cell>
          <table:table-cell table:formula="of:=SIN(RADIANS([.Q$1]*[.$A76]*360/256))" office:value-type="float" office:value="-0.707106781186547">
            <text:p>-0.7071067812</text:p>
          </table:table-cell>
          <table:table-cell table:formula="of:= [.B76]/1+ [.C76]/2+ [.D76]/3+ [.E76]/4+ [.F76]/5+ [.G76]/6+ [.H76]/7+ [.I76]/8+ [.J76]/9+ [.K76]/10+ [.L76]/11+ [.M76]/12+ [.N76]/13+ [.O76]/14+ [.P76]/15+ [.Q76]/16" office:value-type="float" office:value="0.658879032129055">
            <text:p>0.6588790321</text:p>
          </table:table-cell>
          <table:table-cell table:formula="of:=INT(([.R76]+2)*64)" office:value-type="float" office:value="170">
            <text:p>170</text:p>
          </table:table-cell>
          <table:table-cell/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IN(RADIANS([.$A77]*360/256))" office:value-type="float" office:value="0.96377606579544">
            <text:p>0.9637760658</text:p>
          </table:table-cell>
          <table:table-cell table:formula="of:=SIN(RADIANS([.C$1]*[.$A77]*360/256))" office:value-type="float" office:value="-0.514102744193222">
            <text:p>-0.5141027442</text:p>
          </table:table-cell>
          <table:table-cell table:formula="of:=SIN(RADIANS([.D$1]*[.$A77]*360/256))" office:value-type="float" office:value="-0.689540544737067">
            <text:p>-0.6895405447</text:p>
          </table:table-cell>
          <table:table-cell table:formula="of:=SIN(RADIANS([.E$1]*[.$A77]*360/256))" office:value-type="float" office:value="0.881921264348355">
            <text:p>0.8819212643</text:p>
          </table:table-cell>
          <table:table-cell table:formula="of:=SIN(RADIANS([.F$1]*[.$A77]*360/256))" office:value-type="float" office:value="0.21910124015687">
            <text:p>0.2191012402</text:p>
          </table:table-cell>
          <table:table-cell table:formula="of:=SIN(RADIANS([.G$1]*[.$A77]*360/256))" office:value-type="float" office:value="-0.998795456205172">
            <text:p>-0.9987954562</text:p>
          </table:table-cell>
          <table:table-cell table:formula="of:=SIN(RADIANS([.H$1]*[.$A77]*360/256))" office:value-type="float" office:value="0.313681740398891">
            <text:p>0.3136817404</text:p>
          </table:table-cell>
          <table:table-cell table:formula="of:=SIN(RADIANS([.I$1]*[.$A77]*360/256))" office:value-type="float" office:value="0.831469612302546">
            <text:p>0.8314696123</text:p>
          </table:table-cell>
          <table:table-cell table:formula="of:=SIN(RADIANS([.J$1]*[.$A77]*360/256))" office:value-type="float" office:value="-0.757208846506485">
            <text:p>-0.7572088465</text:p>
          </table:table-cell>
          <table:table-cell table:formula="of:=SIN(RADIANS([.K$1]*[.$A77]*360/256))" office:value-type="float" office:value="-0.427555093430283">
            <text:p>-0.4275550934</text:p>
          </table:table-cell>
          <table:table-cell table:formula="of:=SIN(RADIANS([.L$1]*[.$A77]*360/256))" office:value-type="float" office:value="0.985277642388941">
            <text:p>0.9852776424</text:p>
          </table:table-cell>
          <table:table-cell table:formula="of:=SIN(RADIANS([.M$1]*[.$A77]*360/256))" office:value-type="float" office:value="-0.0980171403295594">
            <text:p>-0.0980171403</text:p>
          </table:table-cell>
          <table:table-cell table:formula="of:=SIN(RADIANS([.N$1]*[.$A77]*360/256))" office:value-type="float" office:value="-0.932992798834739">
            <text:p>-0.9329927988</text:p>
          </table:table-cell>
          <table:table-cell table:formula="of:=SIN(RADIANS([.O$1]*[.$A77]*360/256))" office:value-type="float" office:value="0.595699304492432">
            <text:p>0.5956993045</text:p>
          </table:table-cell>
          <table:table-cell table:formula="of:=SIN(RADIANS([.P$1]*[.$A77]*360/256))" office:value-type="float" office:value="0.615231590580627">
            <text:p>0.6152315906</text:p>
          </table:table-cell>
          <table:table-cell table:formula="of:=SIN(RADIANS([.Q$1]*[.$A77]*360/256))" office:value-type="float" office:value="-0.923879532511286">
            <text:p>-0.9238795325</text:p>
          </table:table-cell>
          <table:table-cell table:formula="of:= [.B77]/1+ [.C77]/2+ [.D77]/3+ [.E77]/4+ [.F77]/5+ [.G77]/6+ [.H77]/7+ [.I77]/8+ [.J77]/9+ [.K77]/10+ [.L77]/11+ [.M77]/12+ [.N77]/13+ [.O77]/14+ [.P77]/15+ [.Q77]/16" office:value-type="float" office:value="0.632024895132908">
            <text:p>0.6320248951</text:p>
          </table:table-cell>
          <table:table-cell table:formula="of:=INT(([.R77]+2)*64)" office:value-type="float" office:value="168">
            <text:p>168</text:p>
          </table:table-cell>
          <table:table-cell/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SIN(RADIANS([.$A78]*360/256))" office:value-type="float" office:value="0.956940335732209">
            <text:p>0.9569403357</text:p>
          </table:table-cell>
          <table:table-cell table:formula="of:=SIN(RADIANS([.C$1]*[.$A78]*360/256))" office:value-type="float" office:value="-0.555570233019602">
            <text:p>-0.555570233</text:p>
          </table:table-cell>
          <table:table-cell table:formula="of:=SIN(RADIANS([.D$1]*[.$A78]*360/256))" office:value-type="float" office:value="-0.634393284163645">
            <text:p>-0.6343932842</text:p>
          </table:table-cell>
          <table:table-cell table:formula="of:=SIN(RADIANS([.E$1]*[.$A78]*360/256))" office:value-type="float" office:value="0.923879532511287">
            <text:p>0.9238795325</text:p>
          </table:table-cell>
          <table:table-cell table:formula="of:=SIN(RADIANS([.F$1]*[.$A78]*360/256))" office:value-type="float" office:value="0.0980171403295606">
            <text:p>0.0980171403</text:p>
          </table:table-cell>
          <table:table-cell table:formula="of:=SIN(RADIANS([.G$1]*[.$A78]*360/256))" office:value-type="float" office:value="-0.98078528040323">
            <text:p>-0.9807852804</text:p>
          </table:table-cell>
          <table:table-cell table:formula="of:=SIN(RADIANS([.H$1]*[.$A78]*360/256))" office:value-type="float" office:value="0.471396736825997">
            <text:p>0.4713967368</text:p>
          </table:table-cell>
          <table:table-cell table:formula="of:=SIN(RADIANS([.I$1]*[.$A78]*360/256))" office:value-type="float" office:value="0.707106781186547">
            <text:p>0.7071067812</text:p>
          </table:table-cell>
          <table:table-cell table:formula="of:=SIN(RADIANS([.J$1]*[.$A78]*360/256))" office:value-type="float" office:value="-0.881921264348355">
            <text:p>-0.8819212643</text:p>
          </table:table-cell>
          <table:table-cell table:formula="of:=SIN(RADIANS([.K$1]*[.$A78]*360/256))" office:value-type="float" office:value="-0.195090322016128">
            <text:p>-0.195090322</text:p>
          </table:table-cell>
          <table:table-cell table:formula="of:=SIN(RADIANS([.L$1]*[.$A78]*360/256))" office:value-type="float" office:value="0.995184726672197">
            <text:p>0.9951847267</text:p>
          </table:table-cell>
          <table:table-cell table:formula="of:=SIN(RADIANS([.M$1]*[.$A78]*360/256))" office:value-type="float" office:value="-0.382683432365091">
            <text:p>-0.3826834324</text:p>
          </table:table-cell>
          <table:table-cell table:formula="of:=SIN(RADIANS([.N$1]*[.$A78]*360/256))" office:value-type="float" office:value="-0.773010453362738">
            <text:p>-0.7730104534</text:p>
          </table:table-cell>
          <table:table-cell table:formula="of:=SIN(RADIANS([.O$1]*[.$A78]*360/256))" office:value-type="float" office:value="0.831469612302545">
            <text:p>0.8314696123</text:p>
          </table:table-cell>
          <table:table-cell table:formula="of:=SIN(RADIANS([.P$1]*[.$A78]*360/256))" office:value-type="float" office:value="0.290284677254462">
            <text:p>0.2902846773</text:p>
          </table:table-cell>
          <table:table-cell table:formula="of:=SIN(RADIANS([.Q$1]*[.$A78]*360/256))" office:value-type="float" office:value="-1">
            <text:p>-1</text:p>
          </table:table-cell>
          <table:table-cell table:formula="of:= [.B78]/1+ [.C78]/2+ [.D78]/3+ [.E78]/4+ [.F78]/5+ [.G78]/6+ [.H78]/7+ [.I78]/8+ [.J78]/9+ [.K78]/10+ [.L78]/11+ [.M78]/12+ [.N78]/13+ [.O78]/14+ [.P78]/15+ [.Q78]/16" office:value-type="float" office:value="0.608392052390237">
            <text:p>0.6083920524</text:p>
          </table:table-cell>
          <table:table-cell table:formula="of:=INT(([.R78]+2)*64)" office:value-type="float" office:value="166">
            <text:p>166</text:p>
          </table:table-cell>
          <table:table-cell/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SIN(RADIANS([.$A79]*360/256))" office:value-type="float" office:value="0.949528180593037">
            <text:p>0.9495281806</text:p>
          </table:table-cell>
          <table:table-cell table:formula="of:=SIN(RADIANS([.C$1]*[.$A79]*360/256))" office:value-type="float" office:value="-0.595699304492433">
            <text:p>-0.5956993045</text:p>
          </table:table-cell>
          <table:table-cell table:formula="of:=SIN(RADIANS([.D$1]*[.$A79]*360/256))" office:value-type="float" office:value="-0.575808191417845">
            <text:p>-0.5758081914</text:p>
          </table:table-cell>
          <table:table-cell table:formula="of:=SIN(RADIANS([.E$1]*[.$A79]*360/256))" office:value-type="float" office:value="0.956940335732209">
            <text:p>0.9569403357</text:p>
          </table:table-cell>
          <table:table-cell table:formula="of:=SIN(RADIANS([.F$1]*[.$A79]*360/256))" office:value-type="float" office:value="-0.0245412285229127">
            <text:p>-0.0245412285</text:p>
          </table:table-cell>
          <table:table-cell table:formula="of:=SIN(RADIANS([.G$1]*[.$A79]*360/256))" office:value-type="float" office:value="-0.941544065183021">
            <text:p>-0.9415440652</text:p>
          </table:table-cell>
          <table:table-cell table:formula="of:=SIN(RADIANS([.H$1]*[.$A79]*360/256))" office:value-type="float" office:value="0.615231590580627">
            <text:p>0.6152315906</text:p>
          </table:table-cell>
          <table:table-cell table:formula="of:=SIN(RADIANS([.I$1]*[.$A79]*360/256))" office:value-type="float" office:value="0.555570233019602">
            <text:p>0.555570233</text:p>
          </table:table-cell>
          <table:table-cell table:formula="of:=SIN(RADIANS([.J$1]*[.$A79]*360/256))" office:value-type="float" office:value="-0.96377606579544">
            <text:p>-0.9637760658</text:p>
          </table:table-cell>
          <table:table-cell table:formula="of:=SIN(RADIANS([.K$1]*[.$A79]*360/256))" office:value-type="float" office:value="0.0490676743274189">
            <text:p>0.0490676743</text:p>
          </table:table-cell>
          <table:table-cell table:formula="of:=SIN(RADIANS([.L$1]*[.$A79]*360/256))" office:value-type="float" office:value="0.932992798834739">
            <text:p>0.9329927988</text:p>
          </table:table-cell>
          <table:table-cell table:formula="of:=SIN(RADIANS([.M$1]*[.$A79]*360/256))" office:value-type="float" office:value="-0.634393284163646">
            <text:p>-0.6343932842</text:p>
          </table:table-cell>
          <table:table-cell table:formula="of:=SIN(RADIANS([.N$1]*[.$A79]*360/256))" office:value-type="float" office:value="-0.534997619887097">
            <text:p>-0.5349976199</text:p>
          </table:table-cell>
          <table:table-cell table:formula="of:=SIN(RADIANS([.O$1]*[.$A79]*360/256))" office:value-type="float" office:value="0.970031253194544">
            <text:p>0.9700312532</text:p>
          </table:table-cell>
          <table:table-cell table:formula="of:=SIN(RADIANS([.P$1]*[.$A79]*360/256))" office:value-type="float" office:value="-0.073564563599667">
            <text:p>-0.0735645636</text:p>
          </table:table-cell>
          <table:table-cell table:formula="of:=SIN(RADIANS([.Q$1]*[.$A79]*360/256))" office:value-type="float" office:value="-0.923879532511287">
            <text:p>-0.9238795325</text:p>
          </table:table-cell>
          <table:table-cell table:formula="of:= [.B79]/1+ [.C79]/2+ [.D79]/3+ [.E79]/4+ [.F79]/5+ [.G79]/6+ [.H79]/7+ [.I79]/8+ [.J79]/9+ [.K79]/10+ [.L79]/11+ [.M79]/12+ [.N79]/13+ [.O79]/14+ [.P79]/15+ [.Q79]/16" office:value-type="float" office:value="0.589741264878413">
            <text:p>0.5897412649</text:p>
          </table:table-cell>
          <table:table-cell table:formula="of:=INT(([.R79]+2)*64)" office:value-type="float" office:value="165">
            <text:p>165</text:p>
          </table:table-cell>
          <table:table-cell/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SIN(RADIANS([.$A80]*360/256))" office:value-type="float" office:value="0.941544065183021">
            <text:p>0.9415440652</text:p>
          </table:table-cell>
          <table:table-cell table:formula="of:=SIN(RADIANS([.C$1]*[.$A80]*360/256))" office:value-type="float" office:value="-0.634393284163645">
            <text:p>-0.6343932842</text:p>
          </table:table-cell>
          <table:table-cell table:formula="of:=SIN(RADIANS([.D$1]*[.$A80]*360/256))" office:value-type="float" office:value="-0.514102744193222">
            <text:p>-0.5141027442</text:p>
          </table:table-cell>
          <table:table-cell table:formula="of:=SIN(RADIANS([.E$1]*[.$A80]*360/256))" office:value-type="float" office:value="0.98078528040323">
            <text:p>0.9807852804</text:p>
          </table:table-cell>
          <table:table-cell table:formula="of:=SIN(RADIANS([.F$1]*[.$A80]*360/256))" office:value-type="float" office:value="-0.146730474455361">
            <text:p>-0.1467304745</text:p>
          </table:table-cell>
          <table:table-cell table:formula="of:=SIN(RADIANS([.G$1]*[.$A80]*360/256))" office:value-type="float" office:value="-0.881921264348355">
            <text:p>-0.8819212643</text:p>
          </table:table-cell>
          <table:table-cell table:formula="of:=SIN(RADIANS([.H$1]*[.$A80]*360/256))" office:value-type="float" office:value="0.740951125354959">
            <text:p>0.7409511254</text:p>
          </table:table-cell>
          <table:table-cell table:formula="of:=SIN(RADIANS([.I$1]*[.$A80]*360/256))" office:value-type="float" office:value="0.382683432365091">
            <text:p>0.3826834324</text:p>
          </table:table-cell>
          <table:table-cell table:formula="of:=SIN(RADIANS([.J$1]*[.$A80]*360/256))" office:value-type="float" office:value="-0.998795456205172">
            <text:p>-0.9987954562</text:p>
          </table:table-cell>
          <table:table-cell table:formula="of:=SIN(RADIANS([.K$1]*[.$A80]*360/256))" office:value-type="float" office:value="0.290284677254461">
            <text:p>0.2902846773</text:p>
          </table:table-cell>
          <table:table-cell table:formula="of:=SIN(RADIANS([.L$1]*[.$A80]*360/256))" office:value-type="float" office:value="0.803207531480645">
            <text:p>0.8032075315</text:p>
          </table:table-cell>
          <table:table-cell table:formula="of:=SIN(RADIANS([.M$1]*[.$A80]*360/256))" office:value-type="float" office:value="-0.831469612302545">
            <text:p>-0.8314696123</text:p>
          </table:table-cell>
          <table:table-cell table:formula="of:=SIN(RADIANS([.N$1]*[.$A80]*360/256))" office:value-type="float" office:value="-0.242980179903266">
            <text:p>-0.2429801799</text:p>
          </table:table-cell>
          <table:table-cell table:formula="of:=SIN(RADIANS([.O$1]*[.$A80]*360/256))" office:value-type="float" office:value="0.995184726672197">
            <text:p>0.9951847267</text:p>
          </table:table-cell>
          <table:table-cell table:formula="of:=SIN(RADIANS([.P$1]*[.$A80]*360/256))" office:value-type="float" office:value="-0.427555093430281">
            <text:p>-0.4275550934</text:p>
          </table:table-cell>
          <table:table-cell table:formula="of:=SIN(RADIANS([.Q$1]*[.$A80]*360/256))" office:value-type="float" office:value="-0.707106781186549">
            <text:p>-0.7071067812</text:p>
          </table:table-cell>
          <table:table-cell table:formula="of:= [.B80]/1+ [.C80]/2+ [.D80]/3+ [.E80]/4+ [.F80]/5+ [.G80]/6+ [.H80]/7+ [.I80]/8+ [.J80]/9+ [.K80]/10+ [.L80]/11+ [.M80]/12+ [.N80]/13+ [.O80]/14+ [.P80]/15+ [.Q80]/16" office:value-type="float" office:value="0.577005699830621">
            <text:p>0.5770056998</text:p>
          </table:table-cell>
          <table:table-cell table:formula="of:=INT(([.R80]+2)*64)" office:value-type="float" office:value="164">
            <text:p>164</text:p>
          </table:table-cell>
          <table:table-cell/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SIN(RADIANS([.$A81]*360/256))" office:value-type="float" office:value="0.932992798834739">
            <text:p>0.9329927988</text:p>
          </table:table-cell>
          <table:table-cell table:formula="of:=SIN(RADIANS([.C$1]*[.$A81]*360/256))" office:value-type="float" office:value="-0.671558954847018">
            <text:p>-0.6715589548</text:p>
          </table:table-cell>
          <table:table-cell table:formula="of:=SIN(RADIANS([.D$1]*[.$A81]*360/256))" office:value-type="float" office:value="-0.449611329654607">
            <text:p>-0.4496113297</text:p>
          </table:table-cell>
          <table:table-cell table:formula="of:=SIN(RADIANS([.E$1]*[.$A81]*360/256))" office:value-type="float" office:value="0.995184726672197">
            <text:p>0.9951847267</text:p>
          </table:table-cell>
          <table:table-cell table:formula="of:=SIN(RADIANS([.F$1]*[.$A81]*360/256))" office:value-type="float" office:value="-0.266712757474898">
            <text:p>-0.2667127575</text:p>
          </table:table-cell>
          <table:table-cell table:formula="of:=SIN(RADIANS([.G$1]*[.$A81]*360/256))" office:value-type="float" office:value="-0.803207531480645">
            <text:p>-0.8032075315</text:p>
          </table:table-cell>
          <table:table-cell table:formula="of:=SIN(RADIANS([.H$1]*[.$A81]*360/256))" office:value-type="float" office:value="0.844853565249707">
            <text:p>0.8448535652</text:p>
          </table:table-cell>
          <table:table-cell table:formula="of:=SIN(RADIANS([.I$1]*[.$A81]*360/256))" office:value-type="float" office:value="0.195090322016128">
            <text:p>0.195090322</text:p>
          </table:table-cell>
          <table:table-cell table:formula="of:=SIN(RADIANS([.J$1]*[.$A81]*360/256))" office:value-type="float" office:value="-0.985277642388941">
            <text:p>-0.9852776424</text:p>
          </table:table-cell>
          <table:table-cell table:formula="of:=SIN(RADIANS([.K$1]*[.$A81]*360/256))" office:value-type="float" office:value="0.514102744193221">
            <text:p>0.5141027442</text:p>
          </table:table-cell>
          <table:table-cell table:formula="of:=SIN(RADIANS([.L$1]*[.$A81]*360/256))" office:value-type="float" office:value="0.615231590580626">
            <text:p>0.6152315906</text:p>
          </table:table-cell>
          <table:table-cell table:formula="of:=SIN(RADIANS([.M$1]*[.$A81]*360/256))" office:value-type="float" office:value="-0.956940335732208">
            <text:p>-0.9569403357</text:p>
          </table:table-cell>
          <table:table-cell table:formula="of:=SIN(RADIANS([.N$1]*[.$A81]*360/256))" office:value-type="float" office:value="0.0735645635996671">
            <text:p>0.0735645636</text:p>
          </table:table-cell>
          <table:table-cell table:formula="of:=SIN(RADIANS([.O$1]*[.$A81]*360/256))" office:value-type="float" office:value="0.903989293123443">
            <text:p>0.9039892931</text:p>
          </table:table-cell>
          <table:table-cell table:formula="of:=SIN(RADIANS([.P$1]*[.$A81]*360/256))" office:value-type="float" office:value="-0.724247082951466">
            <text:p>-0.724247083</text:p>
          </table:table-cell>
          <table:table-cell table:formula="of:=SIN(RADIANS([.Q$1]*[.$A81]*360/256))" office:value-type="float" office:value="-0.38268343236509">
            <text:p>-0.3826834324</text:p>
          </table:table-cell>
          <table:table-cell table:formula="of:= [.B81]/1+ [.C81]/2+ [.D81]/3+ [.E81]/4+ [.F81]/5+ [.G81]/6+ [.H81]/7+ [.I81]/8+ [.J81]/9+ [.K81]/10+ [.L81]/11+ [.M81]/12+ [.N81]/13+ [.O81]/14+ [.P81]/15+ [.Q81]/16" office:value-type="float" office:value="0.570156963602894">
            <text:p>0.5701569636</text:p>
          </table:table-cell>
          <table:table-cell table:formula="of:=INT(([.R81]+2)*64)" office:value-type="float" office:value="164">
            <text:p>164</text:p>
          </table:table-cell>
          <table:table-cell/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IN(RADIANS([.$A82]*360/256))" office:value-type="float" office:value="0.923879532511287">
            <text:p>0.9238795325</text:p>
          </table:table-cell>
          <table:table-cell table:formula="of:=SIN(RADIANS([.C$1]*[.$A82]*360/256))" office:value-type="float" office:value="-0.707106781186547">
            <text:p>-0.7071067812</text:p>
          </table:table-cell>
          <table:table-cell table:formula="of:=SIN(RADIANS([.D$1]*[.$A82]*360/256))" office:value-type="float" office:value="-0.38268343236509">
            <text:p>-0.3826834324</text:p>
          </table:table-cell>
          <table:table-cell table:formula="of:=SIN(RADIANS([.E$1]*[.$A82]*360/256))" office:value-type="float" office:value="1">
            <text:p>1</text:p>
          </table:table-cell>
          <table:table-cell table:formula="of:=SIN(RADIANS([.F$1]*[.$A82]*360/256))" office:value-type="float" office:value="-0.38268343236509">
            <text:p>-0.3826834324</text:p>
          </table:table-cell>
          <table:table-cell table:formula="of:=SIN(RADIANS([.G$1]*[.$A82]*360/256))" office:value-type="float" office:value="-0.707106781186547">
            <text:p>-0.7071067812</text:p>
          </table:table-cell>
          <table:table-cell table:formula="of:=SIN(RADIANS([.H$1]*[.$A82]*360/256))" office:value-type="float" office:value="0.923879532511286">
            <text:p>0.9238795325</text:p>
          </table:table-cell>
          <table:table-cell table:formula="of:=SIN(RADIANS([.I$1]*[.$A82]*360/256))" office:value-type="float" office:value="6.12323399573677E-016">
            <text:p>6.12323399573677E-016</text:p>
          </table:table-cell>
          <table:table-cell table:formula="of:=SIN(RADIANS([.J$1]*[.$A82]*360/256))" office:value-type="float" office:value="-0.923879532511287">
            <text:p>-0.9238795325</text:p>
          </table:table-cell>
          <table:table-cell table:formula="of:=SIN(RADIANS([.K$1]*[.$A82]*360/256))" office:value-type="float" office:value="0.707106781186548">
            <text:p>0.7071067812</text:p>
          </table:table-cell>
          <table:table-cell table:formula="of:=SIN(RADIANS([.L$1]*[.$A82]*360/256))" office:value-type="float" office:value="0.382683432365089">
            <text:p>0.3826834324</text:p>
          </table:table-cell>
          <table:table-cell table:formula="of:=SIN(RADIANS([.M$1]*[.$A82]*360/256))" office:value-type="float" office:value="-1">
            <text:p>-1</text:p>
          </table:table-cell>
          <table:table-cell table:formula="of:=SIN(RADIANS([.N$1]*[.$A82]*360/256))" office:value-type="float" office:value="0.382683432365091">
            <text:p>0.3826834324</text:p>
          </table:table-cell>
          <table:table-cell table:formula="of:=SIN(RADIANS([.O$1]*[.$A82]*360/256))" office:value-type="float" office:value="0.707106781186549">
            <text:p>0.7071067812</text:p>
          </table:table-cell>
          <table:table-cell table:formula="of:=SIN(RADIANS([.P$1]*[.$A82]*360/256))" office:value-type="float" office:value="-0.923879532511286">
            <text:p>-0.9238795325</text:p>
          </table:table-cell>
          <table:table-cell table:formula="of:=SIN(RADIANS([.Q$1]*[.$A82]*360/256))" office:value-type="float" office:value="-1.22464679914735E-015">
            <text:p>-1.22464679914735E-015</text:p>
          </table:table-cell>
          <table:table-cell table:formula="of:= [.B82]/1+ [.C82]/2+ [.D82]/3+ [.E82]/4+ [.F82]/5+ [.G82]/6+ [.H82]/7+ [.I82]/8+ [.J82]/9+ [.K82]/10+ [.L82]/11+ [.M82]/12+ [.N82]/13+ [.O82]/14+ [.P82]/15+ [.Q82]/16" office:value-type="float" office:value="0.568226283320287">
            <text:p>0.5682262833</text:p>
          </table:table-cell>
          <table:table-cell table:formula="of:=INT(([.R82]+2)*64)" office:value-type="float" office:value="164">
            <text:p>164</text:p>
          </table:table-cell>
          <table:table-cell/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SIN(RADIANS([.$A83]*360/256))" office:value-type="float" office:value="0.914209755703531">
            <text:p>0.9142097557</text:p>
          </table:table-cell>
          <table:table-cell table:formula="of:=SIN(RADIANS([.C$1]*[.$A83]*360/256))" office:value-type="float" office:value="-0.740951125354959">
            <text:p>-0.7409511254</text:p>
          </table:table-cell>
          <table:table-cell table:formula="of:=SIN(RADIANS([.D$1]*[.$A83]*360/256))" office:value-type="float" office:value="-0.313681740398891">
            <text:p>-0.3136817404</text:p>
          </table:table-cell>
          <table:table-cell table:formula="of:=SIN(RADIANS([.E$1]*[.$A83]*360/256))" office:value-type="float" office:value="0.995184726672197">
            <text:p>0.9951847267</text:p>
          </table:table-cell>
          <table:table-cell table:formula="of:=SIN(RADIANS([.F$1]*[.$A83]*360/256))" office:value-type="float" office:value="-0.492898192229784">
            <text:p>-0.4928981922</text:p>
          </table:table-cell>
          <table:table-cell table:formula="of:=SIN(RADIANS([.G$1]*[.$A83]*360/256))" office:value-type="float" office:value="-0.595699304492433">
            <text:p>-0.5956993045</text:p>
          </table:table-cell>
          <table:table-cell table:formula="of:=SIN(RADIANS([.H$1]*[.$A83]*360/256))" office:value-type="float" office:value="0.975702130038528">
            <text:p>0.97570213</text:p>
          </table:table-cell>
          <table:table-cell table:formula="of:=SIN(RADIANS([.I$1]*[.$A83]*360/256))" office:value-type="float" office:value="-0.195090322016129">
            <text:p>-0.195090322</text:p>
          </table:table-cell>
          <table:table-cell table:formula="of:=SIN(RADIANS([.J$1]*[.$A83]*360/256))" office:value-type="float" office:value="-0.817584813151585">
            <text:p>-0.8175848132</text:p>
          </table:table-cell>
          <table:table-cell table:formula="of:=SIN(RADIANS([.K$1]*[.$A83]*360/256))" office:value-type="float" office:value="0.857728610000273">
            <text:p>0.85772861</text:p>
          </table:table-cell>
          <table:table-cell table:formula="of:=SIN(RADIANS([.L$1]*[.$A83]*360/256))" office:value-type="float" office:value="0.122410675199216">
            <text:p>0.1224106752</text:p>
          </table:table-cell>
          <table:table-cell table:formula="of:=SIN(RADIANS([.M$1]*[.$A83]*360/256))" office:value-type="float" office:value="-0.956940335732209">
            <text:p>-0.9569403357</text:p>
          </table:table-cell>
          <table:table-cell table:formula="of:=SIN(RADIANS([.N$1]*[.$A83]*360/256))" office:value-type="float" office:value="0.653172842953776">
            <text:p>0.653172843</text:p>
          </table:table-cell>
          <table:table-cell table:formula="of:=SIN(RADIANS([.O$1]*[.$A83]*360/256))" office:value-type="float" office:value="0.427555093430283">
            <text:p>0.4275550934</text:p>
          </table:table-cell>
          <table:table-cell table:formula="of:=SIN(RADIANS([.P$1]*[.$A83]*360/256))" office:value-type="float" office:value="-0.999698818696204">
            <text:p>-0.9996988187</text:p>
          </table:table-cell>
          <table:table-cell table:formula="of:=SIN(RADIANS([.Q$1]*[.$A83]*360/256))" office:value-type="float" office:value="0.382683432365091">
            <text:p>0.3826834324</text:p>
          </table:table-cell>
          <table:table-cell table:formula="of:= [.B83]/1+ [.C83]/2+ [.D83]/3+ [.E83]/4+ [.F83]/5+ [.G83]/6+ [.H83]/7+ [.I83]/8+ [.J83]/9+ [.K83]/10+ [.L83]/11+ [.M83]/12+ [.N83]/13+ [.O83]/14+ [.P83]/15+ [.Q83]/16" office:value-type="float" office:value="0.56947482721319">
            <text:p>0.5694748272</text:p>
          </table:table-cell>
          <table:table-cell table:formula="of:=INT(([.R83]+2)*64)" office:value-type="float" office:value="164">
            <text:p>164</text:p>
          </table:table-cell>
          <table:table-cell/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SIN(RADIANS([.$A84]*360/256))" office:value-type="float" office:value="0.903989293123443">
            <text:p>0.9039892931</text:p>
          </table:table-cell>
          <table:table-cell table:formula="of:=SIN(RADIANS([.C$1]*[.$A84]*360/256))" office:value-type="float" office:value="-0.773010453362737">
            <text:p>-0.7730104534</text:p>
          </table:table-cell>
          <table:table-cell table:formula="of:=SIN(RADIANS([.D$1]*[.$A84]*360/256))" office:value-type="float" office:value="-0.242980179903264">
            <text:p>-0.2429801799</text:p>
          </table:table-cell>
          <table:table-cell table:formula="of:=SIN(RADIANS([.E$1]*[.$A84]*360/256))" office:value-type="float" office:value="0.980785280403231">
            <text:p>0.9807852804</text:p>
          </table:table-cell>
          <table:table-cell table:formula="of:=SIN(RADIANS([.F$1]*[.$A84]*360/256))" office:value-type="float" office:value="-0.595699304492433">
            <text:p>-0.5956993045</text:p>
          </table:table-cell>
          <table:table-cell table:formula="of:=SIN(RADIANS([.G$1]*[.$A84]*360/256))" office:value-type="float" office:value="-0.471396736825998">
            <text:p>-0.4713967368</text:p>
          </table:table-cell>
          <table:table-cell table:formula="of:=SIN(RADIANS([.H$1]*[.$A84]*360/256))" office:value-type="float" office:value="0.998795456205172">
            <text:p>0.9987954562</text:p>
          </table:table-cell>
          <table:table-cell table:formula="of:=SIN(RADIANS([.I$1]*[.$A84]*360/256))" office:value-type="float" office:value="-0.382683432365088">
            <text:p>-0.3826834324</text:p>
          </table:table-cell>
          <table:table-cell table:formula="of:=SIN(RADIANS([.J$1]*[.$A84]*360/256))" office:value-type="float" office:value="-0.671558954847018">
            <text:p>-0.6715589548</text:p>
          </table:table-cell>
          <table:table-cell table:formula="of:=SIN(RADIANS([.K$1]*[.$A84]*360/256))" office:value-type="float" office:value="0.956940335732208">
            <text:p>0.9569403357</text:p>
          </table:table-cell>
          <table:table-cell table:formula="of:=SIN(RADIANS([.L$1]*[.$A84]*360/256))" office:value-type="float" office:value="-0.146730474455362">
            <text:p>-0.1467304745</text:p>
          </table:table-cell>
          <table:table-cell table:formula="of:=SIN(RADIANS([.M$1]*[.$A84]*360/256))" office:value-type="float" office:value="-0.831469612302546">
            <text:p>-0.8314696123</text:p>
          </table:table-cell>
          <table:table-cell table:formula="of:=SIN(RADIANS([.N$1]*[.$A84]*360/256))" office:value-type="float" office:value="0.857728610000272">
            <text:p>0.85772861</text:p>
          </table:table-cell>
          <table:table-cell table:formula="of:=SIN(RADIANS([.O$1]*[.$A84]*360/256))" office:value-type="float" office:value="0.0980171403295614">
            <text:p>0.0980171403</text:p>
          </table:table-cell>
          <table:table-cell table:formula="of:=SIN(RADIANS([.P$1]*[.$A84]*360/256))" office:value-type="float" office:value="-0.94154406518302">
            <text:p>-0.9415440652</text:p>
          </table:table-cell>
          <table:table-cell table:formula="of:=SIN(RADIANS([.Q$1]*[.$A84]*360/256))" office:value-type="float" office:value="0.707106781186545">
            <text:p>0.7071067812</text:p>
          </table:table-cell>
          <table:table-cell table:formula="of:= [.B84]/1+ [.C84]/2+ [.D84]/3+ [.E84]/4+ [.F84]/5+ [.G84]/6+ [.H84]/7+ [.I84]/8+ [.J84]/9+ [.K84]/10+ [.L84]/11+ [.M84]/12+ [.N84]/13+ [.O84]/14+ [.P84]/15+ [.Q84]/16" office:value-type="float" office:value="0.57168366682317">
            <text:p>0.5716836668</text:p>
          </table:table-cell>
          <table:table-cell table:formula="of:=INT(([.R84]+2)*64)" office:value-type="float" office:value="164">
            <text:p>164</text:p>
          </table:table-cell>
          <table:table-cell/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SIN(RADIANS([.$A85]*360/256))" office:value-type="float" office:value="0.893224301195515">
            <text:p>0.8932243012</text:p>
          </table:table-cell>
          <table:table-cell table:formula="of:=SIN(RADIANS([.C$1]*[.$A85]*360/256))" office:value-type="float" office:value="-0.803207531480645">
            <text:p>-0.8032075315</text:p>
          </table:table-cell>
          <table:table-cell table:formula="of:=SIN(RADIANS([.D$1]*[.$A85]*360/256))" office:value-type="float" office:value="-0.170961888760302">
            <text:p>-0.1709618888</text:p>
          </table:table-cell>
          <table:table-cell table:formula="of:=SIN(RADIANS([.E$1]*[.$A85]*360/256))" office:value-type="float" office:value="0.956940335732209">
            <text:p>0.9569403357</text:p>
          </table:table-cell>
          <table:table-cell table:formula="of:=SIN(RADIANS([.F$1]*[.$A85]*360/256))" office:value-type="float" office:value="-0.689540544737067">
            <text:p>-0.6895405447</text:p>
          </table:table-cell>
          <table:table-cell table:formula="of:=SIN(RADIANS([.G$1]*[.$A85]*360/256))" office:value-type="float" office:value="-0.336889853392221">
            <text:p>-0.3368898534</text:p>
          </table:table-cell>
          <table:table-cell table:formula="of:=SIN(RADIANS([.H$1]*[.$A85]*360/256))" office:value-type="float" office:value="0.99247953459871">
            <text:p>0.9924795346</text:p>
          </table:table-cell>
          <table:table-cell table:formula="of:=SIN(RADIANS([.I$1]*[.$A85]*360/256))" office:value-type="float" office:value="-0.555570233019603">
            <text:p>-0.555570233</text:p>
          </table:table-cell>
          <table:table-cell table:formula="of:=SIN(RADIANS([.J$1]*[.$A85]*360/256))" office:value-type="float" office:value="-0.492898192229785">
            <text:p>-0.4928981922</text:p>
          </table:table-cell>
          <table:table-cell table:formula="of:=SIN(RADIANS([.K$1]*[.$A85]*360/256))" office:value-type="float" office:value="0.998795456205172">
            <text:p>0.9987954562</text:p>
          </table:table-cell>
          <table:table-cell table:formula="of:=SIN(RADIANS([.L$1]*[.$A85]*360/256))" office:value-type="float" office:value="-0.40524131400499">
            <text:p>-0.405241314</text:p>
          </table:table-cell>
          <table:table-cell table:formula="of:=SIN(RADIANS([.M$1]*[.$A85]*360/256))" office:value-type="float" office:value="-0.634393284163647">
            <text:p>-0.6343932842</text:p>
          </table:table-cell>
          <table:table-cell table:formula="of:=SIN(RADIANS([.N$1]*[.$A85]*360/256))" office:value-type="float" office:value="0.975702130038528">
            <text:p>0.97570213</text:p>
          </table:table-cell>
          <table:table-cell table:formula="of:=SIN(RADIANS([.O$1]*[.$A85]*360/256))" office:value-type="float" office:value="-0.242980179903264">
            <text:p>-0.2429801799</text:p>
          </table:table-cell>
          <table:table-cell table:formula="of:=SIN(RADIANS([.P$1]*[.$A85]*360/256))" office:value-type="float" office:value="-0.757208846506484">
            <text:p>-0.7572088465</text:p>
          </table:table-cell>
          <table:table-cell table:formula="of:=SIN(RADIANS([.Q$1]*[.$A85]*360/256))" office:value-type="float" office:value="0.923879532511287">
            <text:p>0.9238795325</text:p>
          </table:table-cell>
          <table:table-cell table:formula="of:= [.B85]/1+ [.C85]/2+ [.D85]/3+ [.E85]/4+ [.F85]/5+ [.G85]/6+ [.H85]/7+ [.I85]/8+ [.J85]/9+ [.K85]/10+ [.L85]/11+ [.M85]/12+ [.N85]/13+ [.O85]/14+ [.P85]/15+ [.Q85]/16" office:value-type="float" office:value="0.572515434048646">
            <text:p>0.572515434</text:p>
          </table:table-cell>
          <table:table-cell table:formula="of:=INT(([.R85]+2)*64)" office:value-type="float" office:value="164">
            <text:p>164</text:p>
          </table:table-cell>
          <table:table-cell/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SIN(RADIANS([.$A86]*360/256))" office:value-type="float" office:value="0.881921264348355">
            <text:p>0.8819212643</text:p>
          </table:table-cell>
          <table:table-cell table:formula="of:=SIN(RADIANS([.C$1]*[.$A86]*360/256))" office:value-type="float" office:value="-0.831469612302545">
            <text:p>-0.8314696123</text:p>
          </table:table-cell>
          <table:table-cell table:formula="of:=SIN(RADIANS([.D$1]*[.$A86]*360/256))" office:value-type="float" office:value="-0.0980171403295605">
            <text:p>-0.0980171403</text:p>
          </table:table-cell>
          <table:table-cell table:formula="of:=SIN(RADIANS([.E$1]*[.$A86]*360/256))" office:value-type="float" office:value="0.923879532511287">
            <text:p>0.9238795325</text:p>
          </table:table-cell>
          <table:table-cell table:formula="of:=SIN(RADIANS([.F$1]*[.$A86]*360/256))" office:value-type="float" office:value="-0.773010453362737">
            <text:p>-0.7730104534</text:p>
          </table:table-cell>
          <table:table-cell table:formula="of:=SIN(RADIANS([.G$1]*[.$A86]*360/256))" office:value-type="float" office:value="-0.195090322016128">
            <text:p>-0.195090322</text:p>
          </table:table-cell>
          <table:table-cell table:formula="of:=SIN(RADIANS([.H$1]*[.$A86]*360/256))" office:value-type="float" office:value="0.956940335732209">
            <text:p>0.9569403357</text:p>
          </table:table-cell>
          <table:table-cell table:formula="of:=SIN(RADIANS([.I$1]*[.$A86]*360/256))" office:value-type="float" office:value="-0.707106781186548">
            <text:p>-0.7071067812</text:p>
          </table:table-cell>
          <table:table-cell table:formula="of:=SIN(RADIANS([.J$1]*[.$A86]*360/256))" office:value-type="float" office:value="-0.290284677254462">
            <text:p>-0.2902846773</text:p>
          </table:table-cell>
          <table:table-cell table:formula="of:=SIN(RADIANS([.K$1]*[.$A86]*360/256))" office:value-type="float" office:value="0.98078528040323">
            <text:p>0.9807852804</text:p>
          </table:table-cell>
          <table:table-cell table:formula="of:=SIN(RADIANS([.L$1]*[.$A86]*360/256))" office:value-type="float" office:value="-0.634393284163646">
            <text:p>-0.6343932842</text:p>
          </table:table-cell>
          <table:table-cell table:formula="of:=SIN(RADIANS([.M$1]*[.$A86]*360/256))" office:value-type="float" office:value="-0.382683432365089">
            <text:p>-0.3826834324</text:p>
          </table:table-cell>
          <table:table-cell table:formula="of:=SIN(RADIANS([.N$1]*[.$A86]*360/256))" office:value-type="float" office:value="0.995184726672197">
            <text:p>0.9951847267</text:p>
          </table:table-cell>
          <table:table-cell table:formula="of:=SIN(RADIANS([.O$1]*[.$A86]*360/256))" office:value-type="float" office:value="-0.555570233019603">
            <text:p>-0.555570233</text:p>
          </table:table-cell>
          <table:table-cell table:formula="of:=SIN(RADIANS([.P$1]*[.$A86]*360/256))" office:value-type="float" office:value="-0.471396736825997">
            <text:p>-0.4713967368</text:p>
          </table:table-cell>
          <table:table-cell table:formula="of:=SIN(RADIANS([.Q$1]*[.$A86]*360/256))" office:value-type="float" office:value="1">
            <text:p>1</text:p>
          </table:table-cell>
          <table:table-cell table:formula="of:= [.B86]/1+ [.C86]/2+ [.D86]/3+ [.E86]/4+ [.F86]/5+ [.G86]/6+ [.H86]/7+ [.I86]/8+ [.J86]/9+ [.K86]/10+ [.L86]/11+ [.M86]/12+ [.N86]/13+ [.O86]/14+ [.P86]/15+ [.Q86]/16" office:value-type="float" office:value="0.569889137799679">
            <text:p>0.5698891378</text:p>
          </table:table-cell>
          <table:table-cell table:formula="of:=INT(([.R86]+2)*64)" office:value-type="float" office:value="164">
            <text:p>164</text:p>
          </table:table-cell>
          <table:table-cell/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SIN(RADIANS([.$A87]*360/256))" office:value-type="float" office:value="0.870086991108711">
            <text:p>0.8700869911</text:p>
          </table:table-cell>
          <table:table-cell table:formula="of:=SIN(RADIANS([.C$1]*[.$A87]*360/256))" office:value-type="float" office:value="-0.857728610000272">
            <text:p>-0.85772861</text:p>
          </table:table-cell>
          <table:table-cell table:formula="of:=SIN(RADIANS([.D$1]*[.$A87]*360/256))" office:value-type="float" office:value="-0.0245412285229124">
            <text:p>-0.0245412285</text:p>
          </table:table-cell>
          <table:table-cell table:formula="of:=SIN(RADIANS([.E$1]*[.$A87]*360/256))" office:value-type="float" office:value="0.881921264348355">
            <text:p>0.8819212643</text:p>
          </table:table-cell>
          <table:table-cell table:formula="of:=SIN(RADIANS([.F$1]*[.$A87]*360/256))" office:value-type="float" office:value="-0.844853565249708">
            <text:p>-0.8448535652</text:p>
          </table:table-cell>
          <table:table-cell table:formula="of:=SIN(RADIANS([.G$1]*[.$A87]*360/256))" office:value-type="float" office:value="-0.0490676743274183">
            <text:p>-0.0490676743</text:p>
          </table:table-cell>
          <table:table-cell table:formula="of:=SIN(RADIANS([.H$1]*[.$A87]*360/256))" office:value-type="float" office:value="0.893224301195515">
            <text:p>0.8932243012</text:p>
          </table:table-cell>
          <table:table-cell table:formula="of:=SIN(RADIANS([.I$1]*[.$A87]*360/256))" office:value-type="float" office:value="-0.831469612302545">
            <text:p>-0.8314696123</text:p>
          </table:table-cell>
          <table:table-cell table:formula="of:=SIN(RADIANS([.J$1]*[.$A87]*360/256))" office:value-type="float" office:value="-0.0735645635996688">
            <text:p>-0.0735645636</text:p>
          </table:table-cell>
          <table:table-cell table:formula="of:=SIN(RADIANS([.K$1]*[.$A87]*360/256))" office:value-type="float" office:value="0.903989293123443">
            <text:p>0.9039892931</text:p>
          </table:table-cell>
          <table:table-cell table:formula="of:=SIN(RADIANS([.L$1]*[.$A87]*360/256))" office:value-type="float" office:value="-0.817584813151584">
            <text:p>-0.8175848132</text:p>
          </table:table-cell>
          <table:table-cell table:formula="of:=SIN(RADIANS([.M$1]*[.$A87]*360/256))" office:value-type="float" office:value="-0.0980171403295612">
            <text:p>-0.0980171403</text:p>
          </table:table-cell>
          <table:table-cell table:formula="of:=SIN(RADIANS([.N$1]*[.$A87]*360/256))" office:value-type="float" office:value="0.914209755703531">
            <text:p>0.9142097557</text:p>
          </table:table-cell>
          <table:table-cell table:formula="of:=SIN(RADIANS([.O$1]*[.$A87]*360/256))" office:value-type="float" office:value="-0.803207531480645">
            <text:p>-0.8032075315</text:p>
          </table:table-cell>
          <table:table-cell table:formula="of:=SIN(RADIANS([.P$1]*[.$A87]*360/256))" office:value-type="float" office:value="-0.122410675199216">
            <text:p>-0.1224106752</text:p>
          </table:table-cell>
          <table:table-cell table:formula="of:=SIN(RADIANS([.Q$1]*[.$A87]*360/256))" office:value-type="float" office:value="0.923879532511287">
            <text:p>0.9238795325</text:p>
          </table:table-cell>
          <table:table-cell table:formula="of:= [.B87]/1+ [.C87]/2+ [.D87]/3+ [.E87]/4+ [.F87]/5+ [.G87]/6+ [.H87]/7+ [.I87]/8+ [.J87]/9+ [.K87]/10+ [.L87]/11+ [.M87]/12+ [.N87]/13+ [.O87]/14+ [.P87]/15+ [.Q87]/16" office:value-type="float" office:value="0.562308425688104">
            <text:p>0.5623084257</text:p>
          </table:table-cell>
          <table:table-cell table:formula="of:=INT(([.R87]+2)*64)" office:value-type="float" office:value="163">
            <text:p>163</text:p>
          </table:table-cell>
          <table:table-cell/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SIN(RADIANS([.$A88]*360/256))" office:value-type="float" office:value="0.857728610000272">
            <text:p>0.85772861</text:p>
          </table:table-cell>
          <table:table-cell table:formula="of:=SIN(RADIANS([.C$1]*[.$A88]*360/256))" office:value-type="float" office:value="-0.881921264348355">
            <text:p>-0.8819212643</text:p>
          </table:table-cell>
          <table:table-cell table:formula="of:=SIN(RADIANS([.D$1]*[.$A88]*360/256))" office:value-type="float" office:value="0.0490676743274176">
            <text:p>0.0490676743</text:p>
          </table:table-cell>
          <table:table-cell table:formula="of:=SIN(RADIANS([.E$1]*[.$A88]*360/256))" office:value-type="float" office:value="0.831469612302545">
            <text:p>0.8314696123</text:p>
          </table:table-cell>
          <table:table-cell table:formula="of:=SIN(RADIANS([.F$1]*[.$A88]*360/256))" office:value-type="float" office:value="-0.903989293123443">
            <text:p>-0.9039892931</text:p>
          </table:table-cell>
          <table:table-cell table:formula="of:=SIN(RADIANS([.G$1]*[.$A88]*360/256))" office:value-type="float" office:value="0.0980171403295598">
            <text:p>0.0980171403</text:p>
          </table:table-cell>
          <table:table-cell table:formula="of:=SIN(RADIANS([.H$1]*[.$A88]*360/256))" office:value-type="float" office:value="0.803207531480645">
            <text:p>0.8032075315</text:p>
          </table:table-cell>
          <table:table-cell table:formula="of:=SIN(RADIANS([.I$1]*[.$A88]*360/256))" office:value-type="float" office:value="-0.923879532511286">
            <text:p>-0.9238795325</text:p>
          </table:table-cell>
          <table:table-cell table:formula="of:=SIN(RADIANS([.J$1]*[.$A88]*360/256))" office:value-type="float" office:value="0.146730474455362">
            <text:p>0.1467304745</text:p>
          </table:table-cell>
          <table:table-cell table:formula="of:=SIN(RADIANS([.K$1]*[.$A88]*360/256))" office:value-type="float" office:value="0.773010453362738">
            <text:p>0.7730104534</text:p>
          </table:table-cell>
          <table:table-cell table:formula="of:=SIN(RADIANS([.L$1]*[.$A88]*360/256))" office:value-type="float" office:value="-0.941544065183021">
            <text:p>-0.9415440652</text:p>
          </table:table-cell>
          <table:table-cell table:formula="of:=SIN(RADIANS([.M$1]*[.$A88]*360/256))" office:value-type="float" office:value="0.195090322016127">
            <text:p>0.195090322</text:p>
          </table:table-cell>
          <table:table-cell table:formula="of:=SIN(RADIANS([.N$1]*[.$A88]*360/256))" office:value-type="float" office:value="0.740951125354959">
            <text:p>0.7409511254</text:p>
          </table:table-cell>
          <table:table-cell table:formula="of:=SIN(RADIANS([.O$1]*[.$A88]*360/256))" office:value-type="float" office:value="-0.956940335732208">
            <text:p>-0.9569403357</text:p>
          </table:table-cell>
          <table:table-cell table:formula="of:=SIN(RADIANS([.P$1]*[.$A88]*360/256))" office:value-type="float" office:value="0.242980179903264">
            <text:p>0.2429801799</text:p>
          </table:table-cell>
          <table:table-cell table:formula="of:=SIN(RADIANS([.Q$1]*[.$A88]*360/256))" office:value-type="float" office:value="0.707106781186549">
            <text:p>0.7071067812</text:p>
          </table:table-cell>
          <table:table-cell table:formula="of:= [.B88]/1+ [.C88]/2+ [.D88]/3+ [.E88]/4+ [.F88]/5+ [.G88]/6+ [.H88]/7+ [.I88]/8+ [.J88]/9+ [.K88]/10+ [.L88]/11+ [.M88]/12+ [.N88]/13+ [.O88]/14+ [.P88]/15+ [.Q88]/16" office:value-type="float" office:value="0.549091850256671">
            <text:p>0.5490918503</text:p>
          </table:table-cell>
          <table:table-cell table:formula="of:=INT(([.R88]+2)*64)" office:value-type="float" office:value="163">
            <text:p>163</text:p>
          </table:table-cell>
          <table:table-cell/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SIN(RADIANS([.$A89]*360/256))" office:value-type="float" office:value="0.844853565249707">
            <text:p>0.8448535652</text:p>
          </table:table-cell>
          <table:table-cell table:formula="of:=SIN(RADIANS([.C$1]*[.$A89]*360/256))" office:value-type="float" office:value="-0.903989293123443">
            <text:p>-0.9039892931</text:p>
          </table:table-cell>
          <table:table-cell table:formula="of:=SIN(RADIANS([.D$1]*[.$A89]*360/256))" office:value-type="float" office:value="0.122410675199216">
            <text:p>0.1224106752</text:p>
          </table:table-cell>
          <table:table-cell table:formula="of:=SIN(RADIANS([.E$1]*[.$A89]*360/256))" office:value-type="float" office:value="0.773010453362738">
            <text:p>0.7730104534</text:p>
          </table:table-cell>
          <table:table-cell table:formula="of:=SIN(RADIANS([.F$1]*[.$A89]*360/256))" office:value-type="float" office:value="-0.949528180593036">
            <text:p>-0.9495281806</text:p>
          </table:table-cell>
          <table:table-cell table:formula="of:=SIN(RADIANS([.G$1]*[.$A89]*360/256))" office:value-type="float" office:value="0.242980179903264">
            <text:p>0.2429801799</text:p>
          </table:table-cell>
          <table:table-cell table:formula="of:=SIN(RADIANS([.H$1]*[.$A89]*360/256))" office:value-type="float" office:value="0.689540544737067">
            <text:p>0.6895405447</text:p>
          </table:table-cell>
          <table:table-cell table:formula="of:=SIN(RADIANS([.I$1]*[.$A89]*360/256))" office:value-type="float" office:value="-0.98078528040323">
            <text:p>-0.9807852804</text:p>
          </table:table-cell>
          <table:table-cell table:formula="of:=SIN(RADIANS([.J$1]*[.$A89]*360/256))" office:value-type="float" office:value="0.359895036534987">
            <text:p>0.3598950365</text:p>
          </table:table-cell>
          <table:table-cell table:formula="of:=SIN(RADIANS([.K$1]*[.$A89]*360/256))" office:value-type="float" office:value="0.595699304492434">
            <text:p>0.5956993045</text:p>
          </table:table-cell>
          <table:table-cell table:formula="of:=SIN(RADIANS([.L$1]*[.$A89]*360/256))" office:value-type="float" office:value="-0.99729045667869">
            <text:p>-0.9972904567</text:p>
          </table:table-cell>
          <table:table-cell table:formula="of:=SIN(RADIANS([.M$1]*[.$A89]*360/256))" office:value-type="float" office:value="0.471396736825998">
            <text:p>0.4713967368</text:p>
          </table:table-cell>
          <table:table-cell table:formula="of:=SIN(RADIANS([.N$1]*[.$A89]*360/256))" office:value-type="float" office:value="0.492898192229786">
            <text:p>0.4928981922</text:p>
          </table:table-cell>
          <table:table-cell table:formula="of:=SIN(RADIANS([.O$1]*[.$A89]*360/256))" office:value-type="float" office:value="-0.998795456205172">
            <text:p>-0.9987954562</text:p>
          </table:table-cell>
          <table:table-cell table:formula="of:=SIN(RADIANS([.P$1]*[.$A89]*360/256))" office:value-type="float" office:value="0.575808191417845">
            <text:p>0.5758081914</text:p>
          </table:table-cell>
          <table:table-cell table:formula="of:=SIN(RADIANS([.Q$1]*[.$A89]*360/256))" office:value-type="float" office:value="0.382683432365093">
            <text:p>0.3826834324</text:p>
          </table:table-cell>
          <table:table-cell table:formula="of:= [.B89]/1+ [.C89]/2+ [.D89]/3+ [.E89]/4+ [.F89]/5+ [.G89]/6+ [.H89]/7+ [.I89]/8+ [.J89]/9+ [.K89]/10+ [.L89]/11+ [.M89]/12+ [.N89]/13+ [.O89]/14+ [.P89]/15+ [.Q89]/16" office:value-type="float" office:value="0.530469983724513">
            <text:p>0.5304699837</text:p>
          </table:table-cell>
          <table:table-cell table:formula="of:=INT(([.R89]+2)*64)" office:value-type="float" office:value="161">
            <text:p>161</text:p>
          </table:table-cell>
          <table:table-cell/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SIN(RADIANS([.$A90]*360/256))" office:value-type="float" office:value="0.831469612302545">
            <text:p>0.8314696123</text:p>
          </table:table-cell>
          <table:table-cell table:formula="of:=SIN(RADIANS([.C$1]*[.$A90]*360/256))" office:value-type="float" office:value="-0.923879532511287">
            <text:p>-0.9238795325</text:p>
          </table:table-cell>
          <table:table-cell table:formula="of:=SIN(RADIANS([.D$1]*[.$A90]*360/256))" office:value-type="float" office:value="0.195090322016128">
            <text:p>0.195090322</text:p>
          </table:table-cell>
          <table:table-cell table:formula="of:=SIN(RADIANS([.E$1]*[.$A90]*360/256))" office:value-type="float" office:value="0.707106781186547">
            <text:p>0.7071067812</text:p>
          </table:table-cell>
          <table:table-cell table:formula="of:=SIN(RADIANS([.F$1]*[.$A90]*360/256))" office:value-type="float" office:value="-0.98078528040323">
            <text:p>-0.9807852804</text:p>
          </table:table-cell>
          <table:table-cell table:formula="of:=SIN(RADIANS([.G$1]*[.$A90]*360/256))" office:value-type="float" office:value="0.38268343236509">
            <text:p>0.3826834324</text:p>
          </table:table-cell>
          <table:table-cell table:formula="of:=SIN(RADIANS([.H$1]*[.$A90]*360/256))" office:value-type="float" office:value="0.555570233019602">
            <text:p>0.555570233</text:p>
          </table:table-cell>
          <table:table-cell table:formula="of:=SIN(RADIANS([.I$1]*[.$A90]*360/256))" office:value-type="float" office:value="-1">
            <text:p>-1</text:p>
          </table:table-cell>
          <table:table-cell table:formula="of:=SIN(RADIANS([.J$1]*[.$A90]*360/256))" office:value-type="float" office:value="0.555570233019603">
            <text:p>0.555570233</text:p>
          </table:table-cell>
          <table:table-cell table:formula="of:=SIN(RADIANS([.K$1]*[.$A90]*360/256))" office:value-type="float" office:value="0.382683432365089">
            <text:p>0.3826834324</text:p>
          </table:table-cell>
          <table:table-cell table:formula="of:=SIN(RADIANS([.L$1]*[.$A90]*360/256))" office:value-type="float" office:value="-0.98078528040323">
            <text:p>-0.9807852804</text:p>
          </table:table-cell>
          <table:table-cell table:formula="of:=SIN(RADIANS([.M$1]*[.$A90]*360/256))" office:value-type="float" office:value="0.707106781186547">
            <text:p>0.7071067812</text:p>
          </table:table-cell>
          <table:table-cell table:formula="of:=SIN(RADIANS([.N$1]*[.$A90]*360/256))" office:value-type="float" office:value="0.195090322016129">
            <text:p>0.195090322</text:p>
          </table:table-cell>
          <table:table-cell table:formula="of:=SIN(RADIANS([.O$1]*[.$A90]*360/256))" office:value-type="float" office:value="-0.923879532511287">
            <text:p>-0.9238795325</text:p>
          </table:table-cell>
          <table:table-cell table:formula="of:=SIN(RADIANS([.P$1]*[.$A90]*360/256))" office:value-type="float" office:value="0.831469612302547">
            <text:p>0.8314696123</text:p>
          </table:table-cell>
          <table:table-cell table:formula="of:=SIN(RADIANS([.Q$1]*[.$A90]*360/256))" office:value-type="float" office:value="-2.20560219973841E-015">
            <text:p>-2.20560219973841E-015</text:p>
          </table:table-cell>
          <table:table-cell table:formula="of:= [.B90]/1+ [.C90]/2+ [.D90]/3+ [.E90]/4+ [.F90]/5+ [.G90]/6+ [.H90]/7+ [.I90]/8+ [.J90]/9+ [.K90]/10+ [.L90]/11+ [.M90]/12+ [.N90]/13+ [.O90]/14+ [.P90]/15+ [.Q90]/16" office:value-type="float" office:value="0.50753583697094">
            <text:p>0.507535837</text:p>
          </table:table-cell>
          <table:table-cell table:formula="of:=INT(([.R90]+2)*64)" office:value-type="float" office:value="160">
            <text:p>160</text:p>
          </table:table-cell>
          <table:table-cell/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SIN(RADIANS([.$A91]*360/256))" office:value-type="float" office:value="0.817584813151584">
            <text:p>0.8175848132</text:p>
          </table:table-cell>
          <table:table-cell table:formula="of:=SIN(RADIANS([.C$1]*[.$A91]*360/256))" office:value-type="float" office:value="-0.941544065183021">
            <text:p>-0.9415440652</text:p>
          </table:table-cell>
          <table:table-cell table:formula="of:=SIN(RADIANS([.D$1]*[.$A91]*360/256))" office:value-type="float" office:value="0.266712757474898">
            <text:p>0.2667127575</text:p>
          </table:table-cell>
          <table:table-cell table:formula="of:=SIN(RADIANS([.E$1]*[.$A91]*360/256))" office:value-type="float" office:value="0.634393284163645">
            <text:p>0.6343932842</text:p>
          </table:table-cell>
          <table:table-cell table:formula="of:=SIN(RADIANS([.F$1]*[.$A91]*360/256))" office:value-type="float" office:value="-0.99729045667869">
            <text:p>-0.9972904567</text:p>
          </table:table-cell>
          <table:table-cell table:formula="of:=SIN(RADIANS([.G$1]*[.$A91]*360/256))" office:value-type="float" office:value="0.514102744193221">
            <text:p>0.5141027442</text:p>
          </table:table-cell>
          <table:table-cell table:formula="of:=SIN(RADIANS([.H$1]*[.$A91]*360/256))" office:value-type="float" office:value="0.40524131400499">
            <text:p>0.405241314</text:p>
          </table:table-cell>
          <table:table-cell table:formula="of:=SIN(RADIANS([.I$1]*[.$A91]*360/256))" office:value-type="float" office:value="-0.98078528040323">
            <text:p>-0.9807852804</text:p>
          </table:table-cell>
          <table:table-cell table:formula="of:=SIN(RADIANS([.J$1]*[.$A91]*360/256))" office:value-type="float" office:value="0.724247082951466">
            <text:p>0.724247083</text:p>
          </table:table-cell>
          <table:table-cell table:formula="of:=SIN(RADIANS([.K$1]*[.$A91]*360/256))" office:value-type="float" office:value="0.146730474455364">
            <text:p>0.1467304745</text:p>
          </table:table-cell>
          <table:table-cell table:formula="of:=SIN(RADIANS([.L$1]*[.$A91]*360/256))" office:value-type="float" office:value="-0.893224301195515">
            <text:p>-0.8932243012</text:p>
          </table:table-cell>
          <table:table-cell table:formula="of:=SIN(RADIANS([.M$1]*[.$A91]*360/256))" office:value-type="float" office:value="0.881921264348354">
            <text:p>0.8819212643</text:p>
          </table:table-cell>
          <table:table-cell table:formula="of:=SIN(RADIANS([.N$1]*[.$A91]*360/256))" office:value-type="float" office:value="-0.122410675199217">
            <text:p>-0.1224106752</text:p>
          </table:table-cell>
          <table:table-cell table:formula="of:=SIN(RADIANS([.O$1]*[.$A91]*360/256))" office:value-type="float" office:value="-0.740951125354959">
            <text:p>-0.7409511254</text:p>
          </table:table-cell>
          <table:table-cell table:formula="of:=SIN(RADIANS([.P$1]*[.$A91]*360/256))" office:value-type="float" office:value="0.975702130038528">
            <text:p>0.97570213</text:p>
          </table:table-cell>
          <table:table-cell table:formula="of:=SIN(RADIANS([.Q$1]*[.$A91]*360/256))" office:value-type="float" office:value="-0.382683432365091">
            <text:p>-0.3826834324</text:p>
          </table:table-cell>
          <table:table-cell table:formula="of:= [.B91]/1+ [.C91]/2+ [.D91]/3+ [.E91]/4+ [.F91]/5+ [.G91]/6+ [.H91]/7+ [.I91]/8+ [.J91]/9+ [.K91]/10+ [.L91]/11+ [.M91]/12+ [.N91]/13+ [.O91]/14+ [.P91]/15+ [.Q91]/16" office:value-type="float" office:value="0.482058492718496">
            <text:p>0.4820584927</text:p>
          </table:table-cell>
          <table:table-cell table:formula="of:=INT(([.R91]+2)*64)" office:value-type="float" office:value="158">
            <text:p>158</text:p>
          </table:table-cell>
          <table:table-cell/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IN(RADIANS([.$A92]*360/256))" office:value-type="float" office:value="0.803207531480645">
            <text:p>0.8032075315</text:p>
          </table:table-cell>
          <table:table-cell table:formula="of:=SIN(RADIANS([.C$1]*[.$A92]*360/256))" office:value-type="float" office:value="-0.956940335732209">
            <text:p>-0.9569403357</text:p>
          </table:table-cell>
          <table:table-cell table:formula="of:=SIN(RADIANS([.D$1]*[.$A92]*360/256))" office:value-type="float" office:value="0.33688985339222">
            <text:p>0.3368898534</text:p>
          </table:table-cell>
          <table:table-cell table:formula="of:=SIN(RADIANS([.E$1]*[.$A92]*360/256))" office:value-type="float" office:value="0.555570233019602">
            <text:p>0.555570233</text:p>
          </table:table-cell>
          <table:table-cell table:formula="of:=SIN(RADIANS([.F$1]*[.$A92]*360/256))" office:value-type="float" office:value="-0.998795456205172">
            <text:p>-0.9987954562</text:p>
          </table:table-cell>
          <table:table-cell table:formula="of:=SIN(RADIANS([.G$1]*[.$A92]*360/256))" office:value-type="float" office:value="0.634393284163645">
            <text:p>0.6343932842</text:p>
          </table:table-cell>
          <table:table-cell table:formula="of:=SIN(RADIANS([.H$1]*[.$A92]*360/256))" office:value-type="float" office:value="0.242980179903264">
            <text:p>0.2429801799</text:p>
          </table:table-cell>
          <table:table-cell table:formula="of:=SIN(RADIANS([.I$1]*[.$A92]*360/256))" office:value-type="float" office:value="-0.923879532511287">
            <text:p>-0.9238795325</text:p>
          </table:table-cell>
          <table:table-cell table:formula="of:=SIN(RADIANS([.J$1]*[.$A92]*360/256))" office:value-type="float" office:value="0.857728610000273">
            <text:p>0.85772861</text:p>
          </table:table-cell>
          <table:table-cell table:formula="of:=SIN(RADIANS([.K$1]*[.$A92]*360/256))" office:value-type="float" office:value="-0.0980171403295594">
            <text:p>-0.0980171403</text:p>
          </table:table-cell>
          <table:table-cell table:formula="of:=SIN(RADIANS([.L$1]*[.$A92]*360/256))" office:value-type="float" office:value="-0.740951125354959">
            <text:p>-0.7409511254</text:p>
          </table:table-cell>
          <table:table-cell table:formula="of:=SIN(RADIANS([.M$1]*[.$A92]*360/256))" office:value-type="float" office:value="0.98078528040323">
            <text:p>0.9807852804</text:p>
          </table:table-cell>
          <table:table-cell table:formula="of:=SIN(RADIANS([.N$1]*[.$A92]*360/256))" office:value-type="float" office:value="-0.427555093430281">
            <text:p>-0.4275550934</text:p>
          </table:table-cell>
          <table:table-cell table:formula="of:=SIN(RADIANS([.O$1]*[.$A92]*360/256))" office:value-type="float" office:value="-0.471396736825997">
            <text:p>-0.4713967368</text:p>
          </table:table-cell>
          <table:table-cell table:formula="of:=SIN(RADIANS([.P$1]*[.$A92]*360/256))" office:value-type="float" office:value="0.989176509964781">
            <text:p>0.98917651</text:p>
          </table:table-cell>
          <table:table-cell table:formula="of:=SIN(RADIANS([.Q$1]*[.$A92]*360/256))" office:value-type="float" office:value="-0.707106781186547">
            <text:p>-0.7071067812</text:p>
          </table:table-cell>
          <table:table-cell table:formula="of:= [.B92]/1+ [.C92]/2+ [.D92]/3+ [.E92]/4+ [.F92]/5+ [.G92]/6+ [.H92]/7+ [.I92]/8+ [.J92]/9+ [.K92]/10+ [.L92]/11+ [.M92]/12+ [.N92]/13+ [.O92]/14+ [.P92]/15+ [.Q92]/16" office:value-type="float" office:value="0.456191431515014">
            <text:p>0.4561914315</text:p>
          </table:table-cell>
          <table:table-cell table:formula="of:=INT(([.R92]+2)*64)" office:value-type="float" office:value="157">
            <text:p>157</text:p>
          </table:table-cell>
          <table:table-cell/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SIN(RADIANS([.$A93]*360/256))" office:value-type="float" office:value="0.788346427626606">
            <text:p>0.7883464276</text:p>
          </table:table-cell>
          <table:table-cell table:formula="of:=SIN(RADIANS([.C$1]*[.$A93]*360/256))" office:value-type="float" office:value="-0.970031253194544">
            <text:p>-0.9700312532</text:p>
          </table:table-cell>
          <table:table-cell table:formula="of:=SIN(RADIANS([.D$1]*[.$A93]*360/256))" office:value-type="float" office:value="0.40524131400499">
            <text:p>0.405241314</text:p>
          </table:table-cell>
          <table:table-cell table:formula="of:=SIN(RADIANS([.E$1]*[.$A93]*360/256))" office:value-type="float" office:value="0.471396736825998">
            <text:p>0.4713967368</text:p>
          </table:table-cell>
          <table:table-cell table:formula="of:=SIN(RADIANS([.F$1]*[.$A93]*360/256))" office:value-type="float" office:value="-0.985277642388941">
            <text:p>-0.9852776424</text:p>
          </table:table-cell>
          <table:table-cell table:formula="of:=SIN(RADIANS([.G$1]*[.$A93]*360/256))" office:value-type="float" office:value="0.740951125354959">
            <text:p>0.7409511254</text:p>
          </table:table-cell>
          <table:table-cell table:formula="of:=SIN(RADIANS([.H$1]*[.$A93]*360/256))" office:value-type="float" office:value="0.0735645635996669">
            <text:p>0.0735645636</text:p>
          </table:table-cell>
          <table:table-cell table:formula="of:=SIN(RADIANS([.I$1]*[.$A93]*360/256))" office:value-type="float" office:value="-0.831469612302546">
            <text:p>-0.8314696123</text:p>
          </table:table-cell>
          <table:table-cell table:formula="of:=SIN(RADIANS([.J$1]*[.$A93]*360/256))" office:value-type="float" office:value="0.949528180593036">
            <text:p>0.9495281806</text:p>
          </table:table-cell>
          <table:table-cell table:formula="of:=SIN(RADIANS([.K$1]*[.$A93]*360/256))" office:value-type="float" office:value="-0.33688985339222">
            <text:p>-0.3368898534</text:p>
          </table:table-cell>
          <table:table-cell table:formula="of:=SIN(RADIANS([.L$1]*[.$A93]*360/256))" office:value-type="float" office:value="-0.534997619887097">
            <text:p>-0.5349976199</text:p>
          </table:table-cell>
          <table:table-cell table:formula="of:=SIN(RADIANS([.M$1]*[.$A93]*360/256))" office:value-type="float" office:value="0.995184726672197">
            <text:p>0.9951847267</text:p>
          </table:table-cell>
          <table:table-cell table:formula="of:=SIN(RADIANS([.N$1]*[.$A93]*360/256))" office:value-type="float" office:value="-0.689540544737068">
            <text:p>-0.6895405447</text:p>
          </table:table-cell>
          <table:table-cell table:formula="of:=SIN(RADIANS([.O$1]*[.$A93]*360/256))" office:value-type="float" office:value="-0.146730474455361">
            <text:p>-0.1467304745</text:p>
          </table:table-cell>
          <table:table-cell table:formula="of:=SIN(RADIANS([.P$1]*[.$A93]*360/256))" office:value-type="float" office:value="0.870086991108713">
            <text:p>0.8700869911</text:p>
          </table:table-cell>
          <table:table-cell table:formula="of:=SIN(RADIANS([.Q$1]*[.$A93]*360/256))" office:value-type="float" office:value="-0.923879532511286">
            <text:p>-0.9238795325</text:p>
          </table:table-cell>
          <table:table-cell table:formula="of:= [.B93]/1+ [.C93]/2+ [.D93]/3+ [.E93]/4+ [.F93]/5+ [.G93]/6+ [.H93]/7+ [.I93]/8+ [.J93]/9+ [.K93]/10+ [.L93]/11+ [.M93]/12+ [.N93]/13+ [.O93]/14+ [.P93]/15+ [.Q93]/16" office:value-type="float" office:value="0.432123330035953">
            <text:p>0.43212333</text:p>
          </table:table-cell>
          <table:table-cell table:formula="of:=INT(([.R93]+2)*64)" office:value-type="float" office:value="155">
            <text:p>155</text:p>
          </table:table-cell>
          <table:table-cell/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SIN(RADIANS([.$A94]*360/256))" office:value-type="float" office:value="0.773010453362737">
            <text:p>0.7730104534</text:p>
          </table:table-cell>
          <table:table-cell table:formula="of:=SIN(RADIANS([.C$1]*[.$A94]*360/256))" office:value-type="float" office:value="-0.98078528040323">
            <text:p>-0.9807852804</text:p>
          </table:table-cell>
          <table:table-cell table:formula="of:=SIN(RADIANS([.D$1]*[.$A94]*360/256))" office:value-type="float" office:value="0.471396736825998">
            <text:p>0.4713967368</text:p>
          </table:table-cell>
          <table:table-cell table:formula="of:=SIN(RADIANS([.E$1]*[.$A94]*360/256))" office:value-type="float" office:value="0.382683432365091">
            <text:p>0.3826834324</text:p>
          </table:table-cell>
          <table:table-cell table:formula="of:=SIN(RADIANS([.F$1]*[.$A94]*360/256))" office:value-type="float" office:value="-0.956940335732209">
            <text:p>-0.9569403357</text:p>
          </table:table-cell>
          <table:table-cell table:formula="of:=SIN(RADIANS([.G$1]*[.$A94]*360/256))" office:value-type="float" office:value="0.831469612302545">
            <text:p>0.8314696123</text:p>
          </table:table-cell>
          <table:table-cell table:formula="of:=SIN(RADIANS([.H$1]*[.$A94]*360/256))" office:value-type="float" office:value="-0.0980171403295597">
            <text:p>-0.0980171403</text:p>
          </table:table-cell>
          <table:table-cell table:formula="of:=SIN(RADIANS([.I$1]*[.$A94]*360/256))" office:value-type="float" office:value="-0.707106781186549">
            <text:p>-0.7071067812</text:p>
          </table:table-cell>
          <table:table-cell table:formula="of:=SIN(RADIANS([.J$1]*[.$A94]*360/256))" office:value-type="float" office:value="0.995184726672197">
            <text:p>0.9951847267</text:p>
          </table:table-cell>
          <table:table-cell table:formula="of:=SIN(RADIANS([.K$1]*[.$A94]*360/256))" office:value-type="float" office:value="-0.555570233019603">
            <text:p>-0.555570233</text:p>
          </table:table-cell>
          <table:table-cell table:formula="of:=SIN(RADIANS([.L$1]*[.$A94]*360/256))" office:value-type="float" office:value="-0.290284677254462">
            <text:p>-0.2902846773</text:p>
          </table:table-cell>
          <table:table-cell table:formula="of:=SIN(RADIANS([.M$1]*[.$A94]*360/256))" office:value-type="float" office:value="0.923879532511287">
            <text:p>0.9238795325</text:p>
          </table:table-cell>
          <table:table-cell table:formula="of:=SIN(RADIANS([.N$1]*[.$A94]*360/256))" office:value-type="float" office:value="-0.881921264348354">
            <text:p>-0.8819212643</text:p>
          </table:table-cell>
          <table:table-cell table:formula="of:=SIN(RADIANS([.O$1]*[.$A94]*360/256))" office:value-type="float" office:value="0.195090322016126">
            <text:p>0.195090322</text:p>
          </table:table-cell>
          <table:table-cell table:formula="of:=SIN(RADIANS([.P$1]*[.$A94]*360/256))" office:value-type="float" office:value="0.634393284163645">
            <text:p>0.6343932842</text:p>
          </table:table-cell>
          <table:table-cell table:formula="of:=SIN(RADIANS([.Q$1]*[.$A94]*360/256))" office:value-type="float" office:value="-1">
            <text:p>-1</text:p>
          </table:table-cell>
          <table:table-cell table:formula="of:= [.B94]/1+ [.C94]/2+ [.D94]/3+ [.E94]/4+ [.F94]/5+ [.G94]/6+ [.H94]/7+ [.I94]/8+ [.J94]/9+ [.K94]/10+ [.L94]/11+ [.M94]/12+ [.N94]/13+ [.O94]/14+ [.P94]/15+ [.Q94]/16" office:value-type="float" office:value="0.411727635887338">
            <text:p>0.4117276359</text:p>
          </table:table-cell>
          <table:table-cell table:formula="of:=INT(([.R94]+2)*64)" office:value-type="float" office:value="154">
            <text:p>154</text:p>
          </table:table-cell>
          <table:table-cell/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SIN(RADIANS([.$A95]*360/256))" office:value-type="float" office:value="0.757208846506484">
            <text:p>0.7572088465</text:p>
          </table:table-cell>
          <table:table-cell table:formula="of:=SIN(RADIANS([.C$1]*[.$A95]*360/256))" office:value-type="float" office:value="-0.989176509964781">
            <text:p>-0.98917651</text:p>
          </table:table-cell>
          <table:table-cell table:formula="of:=SIN(RADIANS([.D$1]*[.$A95]*360/256))" office:value-type="float" office:value="0.534997619887097">
            <text:p>0.5349976199</text:p>
          </table:table-cell>
          <table:table-cell table:formula="of:=SIN(RADIANS([.E$1]*[.$A95]*360/256))" office:value-type="float" office:value="0.290284677254462">
            <text:p>0.2902846773</text:p>
          </table:table-cell>
          <table:table-cell table:formula="of:=SIN(RADIANS([.F$1]*[.$A95]*360/256))" office:value-type="float" office:value="-0.914209755703531">
            <text:p>-0.9142097557</text:p>
          </table:table-cell>
          <table:table-cell table:formula="of:=SIN(RADIANS([.G$1]*[.$A95]*360/256))" office:value-type="float" office:value="0.903989293123443">
            <text:p>0.9039892931</text:p>
          </table:table-cell>
          <table:table-cell table:formula="of:=SIN(RADIANS([.H$1]*[.$A95]*360/256))" office:value-type="float" office:value="-0.266712757474898">
            <text:p>-0.2667127575</text:p>
          </table:table-cell>
          <table:table-cell table:formula="of:=SIN(RADIANS([.I$1]*[.$A95]*360/256))" office:value-type="float" office:value="-0.555570233019601">
            <text:p>-0.555570233</text:p>
          </table:table-cell>
          <table:table-cell table:formula="of:=SIN(RADIANS([.J$1]*[.$A95]*360/256))" office:value-type="float" office:value="0.99247953459871">
            <text:p>0.9924795346</text:p>
          </table:table-cell>
          <table:table-cell table:formula="of:=SIN(RADIANS([.K$1]*[.$A95]*360/256))" office:value-type="float" office:value="-0.740951125354958">
            <text:p>-0.7409511254</text:p>
          </table:table-cell>
          <table:table-cell table:formula="of:=SIN(RADIANS([.L$1]*[.$A95]*360/256))" office:value-type="float" office:value="-0.0245412285229123">
            <text:p>-0.0245412285</text:p>
          </table:table-cell>
          <table:table-cell table:formula="of:=SIN(RADIANS([.M$1]*[.$A95]*360/256))" office:value-type="float" office:value="0.773010453362738">
            <text:p>0.7730104534</text:p>
          </table:table-cell>
          <table:table-cell table:formula="of:=SIN(RADIANS([.N$1]*[.$A95]*360/256))" office:value-type="float" office:value="-0.985277642388941">
            <text:p>-0.9852776424</text:p>
          </table:table-cell>
          <table:table-cell table:formula="of:=SIN(RADIANS([.O$1]*[.$A95]*360/256))" office:value-type="float" office:value="0.514102744193221">
            <text:p>0.5141027442</text:p>
          </table:table-cell>
          <table:table-cell table:formula="of:=SIN(RADIANS([.P$1]*[.$A95]*360/256))" office:value-type="float" office:value="0.313681740398894">
            <text:p>0.3136817404</text:p>
          </table:table-cell>
          <table:table-cell table:formula="of:=SIN(RADIANS([.Q$1]*[.$A95]*360/256))" office:value-type="float" office:value="-0.923879532511286">
            <text:p>-0.9238795325</text:p>
          </table:table-cell>
          <table:table-cell table:formula="of:= [.B95]/1+ [.C95]/2+ [.D95]/3+ [.E95]/4+ [.F95]/5+ [.G95]/6+ [.H95]/7+ [.I95]/8+ [.J95]/9+ [.K95]/10+ [.L95]/11+ [.M95]/12+ [.N95]/13+ [.O95]/14+ [.P95]/15+ [.Q95]/16" office:value-type="float" office:value="0.396266720490764">
            <text:p>0.3962667205</text:p>
          </table:table-cell>
          <table:table-cell table:formula="of:=INT(([.R95]+2)*64)" office:value-type="float" office:value="153">
            <text:p>153</text:p>
          </table:table-cell>
          <table:table-cell/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SIN(RADIANS([.$A96]*360/256))" office:value-type="float" office:value="0.740951125354959">
            <text:p>0.7409511254</text:p>
          </table:table-cell>
          <table:table-cell table:formula="of:=SIN(RADIANS([.C$1]*[.$A96]*360/256))" office:value-type="float" office:value="-0.995184726672197">
            <text:p>-0.9951847267</text:p>
          </table:table-cell>
          <table:table-cell table:formula="of:=SIN(RADIANS([.D$1]*[.$A96]*360/256))" office:value-type="float" office:value="0.595699304492434">
            <text:p>0.5956993045</text:p>
          </table:table-cell>
          <table:table-cell table:formula="of:=SIN(RADIANS([.E$1]*[.$A96]*360/256))" office:value-type="float" office:value="0.195090322016128">
            <text:p>0.195090322</text:p>
          </table:table-cell>
          <table:table-cell table:formula="of:=SIN(RADIANS([.F$1]*[.$A96]*360/256))" office:value-type="float" office:value="-0.857728610000272">
            <text:p>-0.85772861</text:p>
          </table:table-cell>
          <table:table-cell table:formula="of:=SIN(RADIANS([.G$1]*[.$A96]*360/256))" office:value-type="float" office:value="0.956940335732209">
            <text:p>0.9569403357</text:p>
          </table:table-cell>
          <table:table-cell table:formula="of:=SIN(RADIANS([.H$1]*[.$A96]*360/256))" office:value-type="float" office:value="-0.427555093430282">
            <text:p>-0.4275550934</text:p>
          </table:table-cell>
          <table:table-cell table:formula="of:=SIN(RADIANS([.I$1]*[.$A96]*360/256))" office:value-type="float" office:value="-0.382683432365089">
            <text:p>-0.3826834324</text:p>
          </table:table-cell>
          <table:table-cell table:formula="of:=SIN(RADIANS([.J$1]*[.$A96]*360/256))" office:value-type="float" office:value="0.941544065183022">
            <text:p>0.9415440652</text:p>
          </table:table-cell>
          <table:table-cell table:formula="of:=SIN(RADIANS([.K$1]*[.$A96]*360/256))" office:value-type="float" office:value="-0.881921264348355">
            <text:p>-0.8819212643</text:p>
          </table:table-cell>
          <table:table-cell table:formula="of:=SIN(RADIANS([.L$1]*[.$A96]*360/256))" office:value-type="float" office:value="0.242980179903264">
            <text:p>0.2429801799</text:p>
          </table:table-cell>
          <table:table-cell table:formula="of:=SIN(RADIANS([.M$1]*[.$A96]*360/256))" office:value-type="float" office:value="0.555570233019602">
            <text:p>0.555570233</text:p>
          </table:table-cell>
          <table:table-cell table:formula="of:=SIN(RADIANS([.N$1]*[.$A96]*360/256))" office:value-type="float" office:value="-0.989176509964781">
            <text:p>-0.98917651</text:p>
          </table:table-cell>
          <table:table-cell table:formula="of:=SIN(RADIANS([.O$1]*[.$A96]*360/256))" office:value-type="float" office:value="0.773010453362737">
            <text:p>0.7730104534</text:p>
          </table:table-cell>
          <table:table-cell table:formula="of:=SIN(RADIANS([.P$1]*[.$A96]*360/256))" office:value-type="float" office:value="-0.0490676743274183">
            <text:p>-0.0490676743</text:p>
          </table:table-cell>
          <table:table-cell table:formula="of:=SIN(RADIANS([.Q$1]*[.$A96]*360/256))" office:value-type="float" office:value="-0.707106781186547">
            <text:p>-0.7071067812</text:p>
          </table:table-cell>
          <table:table-cell table:formula="of:= [.B96]/1+ [.C96]/2+ [.D96]/3+ [.E96]/4+ [.F96]/5+ [.G96]/6+ [.H96]/7+ [.I96]/8+ [.J96]/9+ [.K96]/10+ [.L96]/11+ [.M96]/12+ [.N96]/13+ [.O96]/14+ [.P96]/15+ [.Q96]/16" office:value-type="float" office:value="0.386197070195745">
            <text:p>0.3861970702</text:p>
          </table:table-cell>
          <table:table-cell table:formula="of:=INT(([.R96]+2)*64)" office:value-type="float" office:value="152">
            <text:p>152</text:p>
          </table:table-cell>
          <table:table-cell/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SIN(RADIANS([.$A97]*360/256))" office:value-type="float" office:value="0.724247082951467">
            <text:p>0.724247083</text:p>
          </table:table-cell>
          <table:table-cell table:formula="of:=SIN(RADIANS([.C$1]*[.$A97]*360/256))" office:value-type="float" office:value="-0.998795456205172">
            <text:p>-0.9987954562</text:p>
          </table:table-cell>
          <table:table-cell table:formula="of:=SIN(RADIANS([.D$1]*[.$A97]*360/256))" office:value-type="float" office:value="0.653172842953777">
            <text:p>0.653172843</text:p>
          </table:table-cell>
          <table:table-cell table:formula="of:=SIN(RADIANS([.E$1]*[.$A97]*360/256))" office:value-type="float" office:value="0.0980171403295606">
            <text:p>0.0980171403</text:p>
          </table:table-cell>
          <table:table-cell table:formula="of:=SIN(RADIANS([.F$1]*[.$A97]*360/256))" office:value-type="float" office:value="-0.788346427626606">
            <text:p>-0.7883464276</text:p>
          </table:table-cell>
          <table:table-cell table:formula="of:=SIN(RADIANS([.G$1]*[.$A97]*360/256))" office:value-type="float" office:value="0.989176509964781">
            <text:p>0.98917651</text:p>
          </table:table-cell>
          <table:table-cell table:formula="of:=SIN(RADIANS([.H$1]*[.$A97]*360/256))" office:value-type="float" office:value="-0.575808191417845">
            <text:p>-0.5758081914</text:p>
          </table:table-cell>
          <table:table-cell table:formula="of:=SIN(RADIANS([.I$1]*[.$A97]*360/256))" office:value-type="float" office:value="-0.195090322016128">
            <text:p>-0.195090322</text:p>
          </table:table-cell>
          <table:table-cell table:formula="of:=SIN(RADIANS([.J$1]*[.$A97]*360/256))" office:value-type="float" office:value="0.844853565249707">
            <text:p>0.8448535652</text:p>
          </table:table-cell>
          <table:table-cell table:formula="of:=SIN(RADIANS([.K$1]*[.$A97]*360/256))" office:value-type="float" office:value="-0.970031253194544">
            <text:p>-0.9700312532</text:p>
          </table:table-cell>
          <table:table-cell table:formula="of:=SIN(RADIANS([.L$1]*[.$A97]*360/256))" office:value-type="float" office:value="0.492898192229784">
            <text:p>0.4928981922</text:p>
          </table:table-cell>
          <table:table-cell table:formula="of:=SIN(RADIANS([.M$1]*[.$A97]*360/256))" office:value-type="float" office:value="0.290284677254462">
            <text:p>0.2902846773</text:p>
          </table:table-cell>
          <table:table-cell table:formula="of:=SIN(RADIANS([.N$1]*[.$A97]*360/256))" office:value-type="float" office:value="-0.893224301195515">
            <text:p>-0.8932243012</text:p>
          </table:table-cell>
          <table:table-cell table:formula="of:=SIN(RADIANS([.O$1]*[.$A97]*360/256))" office:value-type="float" office:value="0.941544065183021">
            <text:p>0.9415440652</text:p>
          </table:table-cell>
          <table:table-cell table:formula="of:=SIN(RADIANS([.P$1]*[.$A97]*360/256))" office:value-type="float" office:value="-0.405241314004986">
            <text:p>-0.405241314</text:p>
          </table:table-cell>
          <table:table-cell table:formula="of:=SIN(RADIANS([.Q$1]*[.$A97]*360/256))" office:value-type="float" office:value="-0.38268343236509">
            <text:p>-0.3826834324</text:p>
          </table:table-cell>
          <table:table-cell table:formula="of:= [.B97]/1+ [.C97]/2+ [.D97]/3+ [.E97]/4+ [.F97]/5+ [.G97]/6+ [.H97]/7+ [.I97]/8+ [.J97]/9+ [.K97]/10+ [.L97]/11+ [.M97]/12+ [.N97]/13+ [.O97]/14+ [.P97]/15+ [.Q97]/16" office:value-type="float" office:value="0.381105376878302">
            <text:p>0.3811053769</text:p>
          </table:table-cell>
          <table:table-cell table:formula="of:=INT(([.R97]+2)*64)" office:value-type="float" office:value="152">
            <text:p>152</text:p>
          </table:table-cell>
          <table:table-cell/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SIN(RADIANS([.$A98]*360/256))" office:value-type="float" office:value="0.707106781186548">
            <text:p>0.7071067812</text:p>
          </table:table-cell>
          <table:table-cell table:formula="of:=SIN(RADIANS([.C$1]*[.$A98]*360/256))" office:value-type="float" office:value="-1">
            <text:p>-1</text:p>
          </table:table-cell>
          <table:table-cell table:formula="of:=SIN(RADIANS([.D$1]*[.$A98]*360/256))" office:value-type="float" office:value="0.707106781186547">
            <text:p>0.7071067812</text:p>
          </table:table-cell>
          <table:table-cell table:formula="of:=SIN(RADIANS([.E$1]*[.$A98]*360/256))" office:value-type="float" office:value="3.67394039744206E-016">
            <text:p>3.67394039744206E-016</text:p>
          </table:table-cell>
          <table:table-cell table:formula="of:=SIN(RADIANS([.F$1]*[.$A98]*360/256))" office:value-type="float" office:value="-0.707106781186547">
            <text:p>-0.7071067812</text:p>
          </table:table-cell>
          <table:table-cell table:formula="of:=SIN(RADIANS([.G$1]*[.$A98]*360/256))" office:value-type="float" office:value="1">
            <text:p>1</text:p>
          </table:table-cell>
          <table:table-cell table:formula="of:=SIN(RADIANS([.H$1]*[.$A98]*360/256))" office:value-type="float" office:value="-0.707106781186548">
            <text:p>-0.7071067812</text:p>
          </table:table-cell>
          <table:table-cell table:formula="of:=SIN(RADIANS([.I$1]*[.$A98]*360/256))" office:value-type="float" office:value="-7.34788079488412E-016">
            <text:p>-7.34788079488412E-016</text:p>
          </table:table-cell>
          <table:table-cell table:formula="of:=SIN(RADIANS([.J$1]*[.$A98]*360/256))" office:value-type="float" office:value="0.707106781186549">
            <text:p>0.7071067812</text:p>
          </table:table-cell>
          <table:table-cell table:formula="of:=SIN(RADIANS([.K$1]*[.$A98]*360/256))" office:value-type="float" office:value="-1">
            <text:p>-1</text:p>
          </table:table-cell>
          <table:table-cell table:formula="of:=SIN(RADIANS([.L$1]*[.$A98]*360/256))" office:value-type="float" office:value="0.707106781186547">
            <text:p>0.7071067812</text:p>
          </table:table-cell>
          <table:table-cell table:formula="of:=SIN(RADIANS([.M$1]*[.$A98]*360/256))" office:value-type="float" office:value="1.10218211923262E-015">
            <text:p>1.10218211923262E-015</text:p>
          </table:table-cell>
          <table:table-cell table:formula="of:=SIN(RADIANS([.N$1]*[.$A98]*360/256))" office:value-type="float" office:value="-0.707106781186549">
            <text:p>-0.7071067812</text:p>
          </table:table-cell>
          <table:table-cell table:formula="of:=SIN(RADIANS([.O$1]*[.$A98]*360/256))" office:value-type="float" office:value="1">
            <text:p>1</text:p>
          </table:table-cell>
          <table:table-cell table:formula="of:=SIN(RADIANS([.P$1]*[.$A98]*360/256))" office:value-type="float" office:value="-0.707106781186547">
            <text:p>-0.7071067812</text:p>
          </table:table-cell>
          <table:table-cell table:formula="of:=SIN(RADIANS([.Q$1]*[.$A98]*360/256))" office:value-type="float" office:value="-1.46957615897682E-015">
            <text:p>-1.46957615897682E-015</text:p>
          </table:table-cell>
          <table:table-cell table:formula="of:= [.B98]/1+ [.C98]/2+ [.D98]/3+ [.E98]/4+ [.F98]/5+ [.G98]/6+ [.H98]/7+ [.I98]/8+ [.J98]/9+ [.K98]/10+ [.L98]/11+ [.M98]/12+ [.N98]/13+ [.O98]/14+ [.P98]/15+ [.Q98]/16" office:value-type="float" office:value="0.379784242368787">
            <text:p>0.3797842424</text:p>
          </table:table-cell>
          <table:table-cell table:formula="of:=INT(([.R98]+2)*64)" office:value-type="float" office:value="152">
            <text:p>152</text:p>
          </table:table-cell>
          <table:table-cell/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SIN(RADIANS([.$A99]*360/256))" office:value-type="float" office:value="0.689540544737067">
            <text:p>0.6895405447</text:p>
          </table:table-cell>
          <table:table-cell table:formula="of:=SIN(RADIANS([.C$1]*[.$A99]*360/256))" office:value-type="float" office:value="-0.998795456205172">
            <text:p>-0.9987954562</text:p>
          </table:table-cell>
          <table:table-cell table:formula="of:=SIN(RADIANS([.D$1]*[.$A99]*360/256))" office:value-type="float" office:value="0.757208846506484">
            <text:p>0.7572088465</text:p>
          </table:table-cell>
          <table:table-cell table:formula="of:=SIN(RADIANS([.E$1]*[.$A99]*360/256))" office:value-type="float" office:value="-0.0980171403295599">
            <text:p>-0.0980171403</text:p>
          </table:table-cell>
          <table:table-cell table:formula="of:=SIN(RADIANS([.F$1]*[.$A99]*360/256))" office:value-type="float" office:value="-0.615231590580627">
            <text:p>-0.6152315906</text:p>
          </table:table-cell>
          <table:table-cell table:formula="of:=SIN(RADIANS([.G$1]*[.$A99]*360/256))" office:value-type="float" office:value="0.989176509964781">
            <text:p>0.98917651</text:p>
          </table:table-cell>
          <table:table-cell table:formula="of:=SIN(RADIANS([.H$1]*[.$A99]*360/256))" office:value-type="float" office:value="-0.817584813151584">
            <text:p>-0.8175848132</text:p>
          </table:table-cell>
          <table:table-cell table:formula="of:=SIN(RADIANS([.I$1]*[.$A99]*360/256))" office:value-type="float" office:value="0.195090322016127">
            <text:p>0.195090322</text:p>
          </table:table-cell>
          <table:table-cell table:formula="of:=SIN(RADIANS([.J$1]*[.$A99]*360/256))" office:value-type="float" office:value="0.534997619887097">
            <text:p>0.5349976199</text:p>
          </table:table-cell>
          <table:table-cell table:formula="of:=SIN(RADIANS([.K$1]*[.$A99]*360/256))" office:value-type="float" office:value="-0.970031253194544">
            <text:p>-0.9700312532</text:p>
          </table:table-cell>
          <table:table-cell table:formula="of:=SIN(RADIANS([.L$1]*[.$A99]*360/256))" office:value-type="float" office:value="0.870086991108711">
            <text:p>0.8700869911</text:p>
          </table:table-cell>
          <table:table-cell table:formula="of:=SIN(RADIANS([.M$1]*[.$A99]*360/256))" office:value-type="float" office:value="-0.29028467725446">
            <text:p>-0.2902846773</text:p>
          </table:table-cell>
          <table:table-cell table:formula="of:=SIN(RADIANS([.N$1]*[.$A99]*360/256))" office:value-type="float" office:value="-0.449611329654607">
            <text:p>-0.4496113297</text:p>
          </table:table-cell>
          <table:table-cell table:formula="of:=SIN(RADIANS([.O$1]*[.$A99]*360/256))" office:value-type="float" office:value="0.94154406518302">
            <text:p>0.9415440652</text:p>
          </table:table-cell>
          <table:table-cell table:formula="of:=SIN(RADIANS([.P$1]*[.$A99]*360/256))" office:value-type="float" office:value="-0.914209755703532">
            <text:p>-0.9142097557</text:p>
          </table:table-cell>
          <table:table-cell table:formula="of:=SIN(RADIANS([.Q$1]*[.$A99]*360/256))" office:value-type="float" office:value="0.382683432365087">
            <text:p>0.3826834324</text:p>
          </table:table-cell>
          <table:table-cell table:formula="of:= [.B99]/1+ [.C99]/2+ [.D99]/3+ [.E99]/4+ [.F99]/5+ [.G99]/6+ [.H99]/7+ [.I99]/8+ [.J99]/9+ [.K99]/10+ [.L99]/11+ [.M99]/12+ [.N99]/13+ [.O99]/14+ [.P99]/15+ [.Q99]/16" office:value-type="float" office:value="0.380433914096842">
            <text:p>0.3804339141</text:p>
          </table:table-cell>
          <table:table-cell table:formula="of:=INT(([.R99]+2)*64)" office:value-type="float" office:value="152">
            <text:p>152</text:p>
          </table:table-cell>
          <table:table-cell/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SIN(RADIANS([.$A100]*360/256))" office:value-type="float" office:value="0.671558954847019">
            <text:p>0.6715589548</text:p>
          </table:table-cell>
          <table:table-cell table:formula="of:=SIN(RADIANS([.C$1]*[.$A100]*360/256))" office:value-type="float" office:value="-0.995184726672197">
            <text:p>-0.9951847267</text:p>
          </table:table-cell>
          <table:table-cell table:formula="of:=SIN(RADIANS([.D$1]*[.$A100]*360/256))" office:value-type="float" office:value="0.803207531480645">
            <text:p>0.8032075315</text:p>
          </table:table-cell>
          <table:table-cell table:formula="of:=SIN(RADIANS([.E$1]*[.$A100]*360/256))" office:value-type="float" office:value="-0.195090322016127">
            <text:p>-0.195090322</text:p>
          </table:table-cell>
          <table:table-cell table:formula="of:=SIN(RADIANS([.F$1]*[.$A100]*360/256))" office:value-type="float" office:value="-0.514102744193222">
            <text:p>-0.5141027442</text:p>
          </table:table-cell>
          <table:table-cell table:formula="of:=SIN(RADIANS([.G$1]*[.$A100]*360/256))" office:value-type="float" office:value="0.956940335732209">
            <text:p>0.9569403357</text:p>
          </table:table-cell>
          <table:table-cell table:formula="of:=SIN(RADIANS([.H$1]*[.$A100]*360/256))" office:value-type="float" office:value="-0.903989293123444">
            <text:p>-0.9039892931</text:p>
          </table:table-cell>
          <table:table-cell table:formula="of:=SIN(RADIANS([.I$1]*[.$A100]*360/256))" office:value-type="float" office:value="0.382683432365088">
            <text:p>0.3826834324</text:p>
          </table:table-cell>
          <table:table-cell table:formula="of:=SIN(RADIANS([.J$1]*[.$A100]*360/256))" office:value-type="float" office:value="0.336889853392221">
            <text:p>0.3368898534</text:p>
          </table:table-cell>
          <table:table-cell table:formula="of:=SIN(RADIANS([.K$1]*[.$A100]*360/256))" office:value-type="float" office:value="-0.881921264348355">
            <text:p>-0.8819212643</text:p>
          </table:table-cell>
          <table:table-cell table:formula="of:=SIN(RADIANS([.L$1]*[.$A100]*360/256))" office:value-type="float" office:value="0.970031253194544">
            <text:p>0.9700312532</text:p>
          </table:table-cell>
          <table:table-cell table:formula="of:=SIN(RADIANS([.M$1]*[.$A100]*360/256))" office:value-type="float" office:value="-0.555570233019603">
            <text:p>-0.555570233</text:p>
          </table:table-cell>
          <table:table-cell table:formula="of:=SIN(RADIANS([.N$1]*[.$A100]*360/256))" office:value-type="float" office:value="-0.146730474455361">
            <text:p>-0.1467304745</text:p>
          </table:table-cell>
          <table:table-cell table:formula="of:=SIN(RADIANS([.O$1]*[.$A100]*360/256))" office:value-type="float" office:value="0.773010453362736">
            <text:p>0.7730104534</text:p>
          </table:table-cell>
          <table:table-cell table:formula="of:=SIN(RADIANS([.P$1]*[.$A100]*360/256))" office:value-type="float" office:value="-0.998795456205172">
            <text:p>-0.9987954562</text:p>
          </table:table-cell>
          <table:table-cell table:formula="of:=SIN(RADIANS([.Q$1]*[.$A100]*360/256))" office:value-type="float" office:value="0.707106781186545">
            <text:p>0.7071067812</text:p>
          </table:table-cell>
          <table:table-cell table:formula="of:= [.B100]/1+ [.C100]/2+ [.D100]/3+ [.E100]/4+ [.F100]/5+ [.G100]/6+ [.H100]/7+ [.I100]/8+ [.J100]/9+ [.K100]/10+ [.L100]/11+ [.M100]/12+ [.N100]/13+ [.O100]/14+ [.P100]/15+ [.Q100]/16" office:value-type="float" office:value="0.380956565754433">
            <text:p>0.3809565658</text:p>
          </table:table-cell>
          <table:table-cell table:formula="of:=INT(([.R100]+2)*64)" office:value-type="float" office:value="152">
            <text:p>152</text:p>
          </table:table-cell>
          <table:table-cell/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SIN(RADIANS([.$A101]*360/256))" office:value-type="float" office:value="0.653172842953777">
            <text:p>0.653172843</text:p>
          </table:table-cell>
          <table:table-cell table:formula="of:=SIN(RADIANS([.C$1]*[.$A101]*360/256))" office:value-type="float" office:value="-0.989176509964781">
            <text:p>-0.98917651</text:p>
          </table:table-cell>
          <table:table-cell table:formula="of:=SIN(RADIANS([.D$1]*[.$A101]*360/256))" office:value-type="float" office:value="0.844853565249707">
            <text:p>0.8448535652</text:p>
          </table:table-cell>
          <table:table-cell table:formula="of:=SIN(RADIANS([.E$1]*[.$A101]*360/256))" office:value-type="float" office:value="-0.290284677254463">
            <text:p>-0.2902846773</text:p>
          </table:table-cell>
          <table:table-cell table:formula="of:=SIN(RADIANS([.F$1]*[.$A101]*360/256))" office:value-type="float" office:value="-0.40524131400499">
            <text:p>-0.405241314</text:p>
          </table:table-cell>
          <table:table-cell table:formula="of:=SIN(RADIANS([.G$1]*[.$A101]*360/256))" office:value-type="float" office:value="0.903989293123443">
            <text:p>0.9039892931</text:p>
          </table:table-cell>
          <table:table-cell table:formula="of:=SIN(RADIANS([.H$1]*[.$A101]*360/256))" office:value-type="float" office:value="-0.96377606579544">
            <text:p>-0.9637760658</text:p>
          </table:table-cell>
          <table:table-cell table:formula="of:=SIN(RADIANS([.I$1]*[.$A101]*360/256))" office:value-type="float" office:value="0.555570233019603">
            <text:p>0.555570233</text:p>
          </table:table-cell>
          <table:table-cell table:formula="of:=SIN(RADIANS([.J$1]*[.$A101]*360/256))" office:value-type="float" office:value="0.122410675199216">
            <text:p>0.1224106752</text:p>
          </table:table-cell>
          <table:table-cell table:formula="of:=SIN(RADIANS([.K$1]*[.$A101]*360/256))" office:value-type="float" office:value="-0.740951125354959">
            <text:p>-0.7409511254</text:p>
          </table:table-cell>
          <table:table-cell table:formula="of:=SIN(RADIANS([.L$1]*[.$A101]*360/256))" office:value-type="float" office:value="0.999698818696204">
            <text:p>0.9996988187</text:p>
          </table:table-cell>
          <table:table-cell table:formula="of:=SIN(RADIANS([.M$1]*[.$A101]*360/256))" office:value-type="float" office:value="-0.773010453362737">
            <text:p>-0.7730104534</text:p>
          </table:table-cell>
          <table:table-cell table:formula="of:=SIN(RADIANS([.N$1]*[.$A101]*360/256))" office:value-type="float" office:value="0.1709618887603">
            <text:p>0.1709618888</text:p>
          </table:table-cell>
          <table:table-cell table:formula="of:=SIN(RADIANS([.O$1]*[.$A101]*360/256))" office:value-type="float" office:value="0.51410274419322">
            <text:p>0.5141027442</text:p>
          </table:table-cell>
          <table:table-cell table:formula="of:=SIN(RADIANS([.P$1]*[.$A101]*360/256))" office:value-type="float" office:value="-0.949528180593036">
            <text:p>-0.9495281806</text:p>
          </table:table-cell>
          <table:table-cell table:formula="of:=SIN(RADIANS([.Q$1]*[.$A101]*360/256))" office:value-type="float" office:value="0.923879532511287">
            <text:p>0.9238795325</text:p>
          </table:table-cell>
          <table:table-cell table:formula="of:= [.B101]/1+ [.C101]/2+ [.D101]/3+ [.E101]/4+ [.F101]/5+ [.G101]/6+ [.H101]/7+ [.I101]/8+ [.J101]/9+ [.K101]/10+ [.L101]/11+ [.M101]/12+ [.N101]/13+ [.O101]/14+ [.P101]/15+ [.Q101]/16" office:value-type="float" office:value="0.379295254930157">
            <text:p>0.3792952549</text:p>
          </table:table-cell>
          <table:table-cell table:formula="of:=INT(([.R101]+2)*64)" office:value-type="float" office:value="152">
            <text:p>152</text:p>
          </table:table-cell>
          <table:table-cell/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SIN(RADIANS([.$A102]*360/256))" office:value-type="float" office:value="0.634393284163645">
            <text:p>0.6343932842</text:p>
          </table:table-cell>
          <table:table-cell table:formula="of:=SIN(RADIANS([.C$1]*[.$A102]*360/256))" office:value-type="float" office:value="-0.98078528040323">
            <text:p>-0.9807852804</text:p>
          </table:table-cell>
          <table:table-cell table:formula="of:=SIN(RADIANS([.D$1]*[.$A102]*360/256))" office:value-type="float" office:value="0.881921264348355">
            <text:p>0.8819212643</text:p>
          </table:table-cell>
          <table:table-cell table:formula="of:=SIN(RADIANS([.E$1]*[.$A102]*360/256))" office:value-type="float" office:value="-0.38268343236509">
            <text:p>-0.3826834324</text:p>
          </table:table-cell>
          <table:table-cell table:formula="of:=SIN(RADIANS([.F$1]*[.$A102]*360/256))" office:value-type="float" office:value="-0.290284677254462">
            <text:p>-0.2902846773</text:p>
          </table:table-cell>
          <table:table-cell table:formula="of:=SIN(RADIANS([.G$1]*[.$A102]*360/256))" office:value-type="float" office:value="0.831469612302546">
            <text:p>0.8314696123</text:p>
          </table:table-cell>
          <table:table-cell table:formula="of:=SIN(RADIANS([.H$1]*[.$A102]*360/256))" office:value-type="float" office:value="-0.995184726672197">
            <text:p>-0.9951847267</text:p>
          </table:table-cell>
          <table:table-cell table:formula="of:=SIN(RADIANS([.I$1]*[.$A102]*360/256))" office:value-type="float" office:value="0.707106781186548">
            <text:p>0.7071067812</text:p>
          </table:table-cell>
          <table:table-cell table:formula="of:=SIN(RADIANS([.J$1]*[.$A102]*360/256))" office:value-type="float" office:value="-0.0980171403295594">
            <text:p>-0.0980171403</text:p>
          </table:table-cell>
          <table:table-cell table:formula="of:=SIN(RADIANS([.K$1]*[.$A102]*360/256))" office:value-type="float" office:value="-0.555570233019601">
            <text:p>-0.555570233</text:p>
          </table:table-cell>
          <table:table-cell table:formula="of:=SIN(RADIANS([.L$1]*[.$A102]*360/256))" office:value-type="float" office:value="0.956940335732209">
            <text:p>0.9569403357</text:p>
          </table:table-cell>
          <table:table-cell table:formula="of:=SIN(RADIANS([.M$1]*[.$A102]*360/256))" office:value-type="float" office:value="-0.923879532511286">
            <text:p>-0.9238795325</text:p>
          </table:table-cell>
          <table:table-cell table:formula="of:=SIN(RADIANS([.N$1]*[.$A102]*360/256))" office:value-type="float" office:value="0.471396736825998">
            <text:p>0.4713967368</text:p>
          </table:table-cell>
          <table:table-cell table:formula="of:=SIN(RADIANS([.O$1]*[.$A102]*360/256))" office:value-type="float" office:value="0.195090322016125">
            <text:p>0.195090322</text:p>
          </table:table-cell>
          <table:table-cell table:formula="of:=SIN(RADIANS([.P$1]*[.$A102]*360/256))" office:value-type="float" office:value="-0.773010453362738">
            <text:p>-0.7730104534</text:p>
          </table:table-cell>
          <table:table-cell table:formula="of:=SIN(RADIANS([.Q$1]*[.$A102]*360/256))" office:value-type="float" office:value="1">
            <text:p>1</text:p>
          </table:table-cell>
          <table:table-cell table:formula="of:= [.B102]/1+ [.C102]/2+ [.D102]/3+ [.E102]/4+ [.F102]/5+ [.G102]/6+ [.H102]/7+ [.I102]/8+ [.J102]/9+ [.K102]/10+ [.L102]/11+ [.M102]/12+ [.N102]/13+ [.O102]/14+ [.P102]/15+ [.Q102]/16" office:value-type="float" office:value="0.373763053386863">
            <text:p>0.3737630534</text:p>
          </table:table-cell>
          <table:table-cell table:formula="of:=INT(([.R102]+2)*64)" office:value-type="float" office:value="151">
            <text:p>151</text:p>
          </table:table-cell>
          <table:table-cell/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SIN(RADIANS([.$A103]*360/256))" office:value-type="float" office:value="0.615231590580627">
            <text:p>0.6152315906</text:p>
          </table:table-cell>
          <table:table-cell table:formula="of:=SIN(RADIANS([.C$1]*[.$A103]*360/256))" office:value-type="float" office:value="-0.970031253194544">
            <text:p>-0.9700312532</text:p>
          </table:table-cell>
          <table:table-cell table:formula="of:=SIN(RADIANS([.D$1]*[.$A103]*360/256))" office:value-type="float" office:value="0.914209755703531">
            <text:p>0.9142097557</text:p>
          </table:table-cell>
          <table:table-cell table:formula="of:=SIN(RADIANS([.E$1]*[.$A103]*360/256))" office:value-type="float" office:value="-0.471396736825997">
            <text:p>-0.4713967368</text:p>
          </table:table-cell>
          <table:table-cell table:formula="of:=SIN(RADIANS([.F$1]*[.$A103]*360/256))" office:value-type="float" office:value="-0.170961888760302">
            <text:p>-0.1709618888</text:p>
          </table:table-cell>
          <table:table-cell table:formula="of:=SIN(RADIANS([.G$1]*[.$A103]*360/256))" office:value-type="float" office:value="0.740951125354959">
            <text:p>0.7409511254</text:p>
          </table:table-cell>
          <table:table-cell table:formula="of:=SIN(RADIANS([.H$1]*[.$A103]*360/256))" office:value-type="float" office:value="-0.99729045667869">
            <text:p>-0.9972904567</text:p>
          </table:table-cell>
          <table:table-cell table:formula="of:=SIN(RADIANS([.I$1]*[.$A103]*360/256))" office:value-type="float" office:value="0.831469612302545">
            <text:p>0.8314696123</text:p>
          </table:table-cell>
          <table:table-cell table:formula="of:=SIN(RADIANS([.J$1]*[.$A103]*360/256))" office:value-type="float" office:value="-0.313681740398892">
            <text:p>-0.3136817404</text:p>
          </table:table-cell>
          <table:table-cell table:formula="of:=SIN(RADIANS([.K$1]*[.$A103]*360/256))" office:value-type="float" office:value="-0.336889853392222">
            <text:p>-0.3368898534</text:p>
          </table:table-cell>
          <table:table-cell table:formula="of:=SIN(RADIANS([.L$1]*[.$A103]*360/256))" office:value-type="float" office:value="0.844853565249707">
            <text:p>0.8448535652</text:p>
          </table:table-cell>
          <table:table-cell table:formula="of:=SIN(RADIANS([.M$1]*[.$A103]*360/256))" office:value-type="float" office:value="-0.995184726672197">
            <text:p>-0.9951847267</text:p>
          </table:table-cell>
          <table:table-cell table:formula="of:=SIN(RADIANS([.N$1]*[.$A103]*360/256))" office:value-type="float" office:value="0.724247082951466">
            <text:p>0.724247083</text:p>
          </table:table-cell>
          <table:table-cell table:formula="of:=SIN(RADIANS([.O$1]*[.$A103]*360/256))" office:value-type="float" office:value="-0.146730474455358">
            <text:p>-0.1467304745</text:p>
          </table:table-cell>
          <table:table-cell table:formula="of:=SIN(RADIANS([.P$1]*[.$A103]*360/256))" office:value-type="float" office:value="-0.492898192229783">
            <text:p>-0.4928981922</text:p>
          </table:table-cell>
          <table:table-cell table:formula="of:=SIN(RADIANS([.Q$1]*[.$A103]*360/256))" office:value-type="float" office:value="0.923879532511287">
            <text:p>0.9238795325</text:p>
          </table:table-cell>
          <table:table-cell table:formula="of:= [.B103]/1+ [.C103]/2+ [.D103]/3+ [.E103]/4+ [.F103]/5+ [.G103]/6+ [.H103]/7+ [.I103]/8+ [.J103]/9+ [.K103]/10+ [.L103]/11+ [.M103]/12+ [.N103]/13+ [.O103]/14+ [.P103]/15+ [.Q103]/16" office:value-type="float" office:value="0.363309931942842">
            <text:p>0.3633099319</text:p>
          </table:table-cell>
          <table:table-cell table:formula="of:=INT(([.R103]+2)*64)" office:value-type="float" office:value="151">
            <text:p>151</text:p>
          </table:table-cell>
          <table:table-cell/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SIN(RADIANS([.$A104]*360/256))" office:value-type="float" office:value="0.595699304492433">
            <text:p>0.5956993045</text:p>
          </table:table-cell>
          <table:table-cell table:formula="of:=SIN(RADIANS([.C$1]*[.$A104]*360/256))" office:value-type="float" office:value="-0.956940335732209">
            <text:p>-0.9569403357</text:p>
          </table:table-cell>
          <table:table-cell table:formula="of:=SIN(RADIANS([.D$1]*[.$A104]*360/256))" office:value-type="float" office:value="0.941544065183021">
            <text:p>0.9415440652</text:p>
          </table:table-cell>
          <table:table-cell table:formula="of:=SIN(RADIANS([.E$1]*[.$A104]*360/256))" office:value-type="float" office:value="-0.555570233019602">
            <text:p>-0.555570233</text:p>
          </table:table-cell>
          <table:table-cell table:formula="of:=SIN(RADIANS([.F$1]*[.$A104]*360/256))" office:value-type="float" office:value="-0.0490676743274183">
            <text:p>-0.0490676743</text:p>
          </table:table-cell>
          <table:table-cell table:formula="of:=SIN(RADIANS([.G$1]*[.$A104]*360/256))" office:value-type="float" office:value="0.634393284163645">
            <text:p>0.6343932842</text:p>
          </table:table-cell>
          <table:table-cell table:formula="of:=SIN(RADIANS([.H$1]*[.$A104]*360/256))" office:value-type="float" office:value="-0.970031253194544">
            <text:p>-0.9700312532</text:p>
          </table:table-cell>
          <table:table-cell table:formula="of:=SIN(RADIANS([.I$1]*[.$A104]*360/256))" office:value-type="float" office:value="0.923879532511286">
            <text:p>0.9238795325</text:p>
          </table:table-cell>
          <table:table-cell table:formula="of:=SIN(RADIANS([.J$1]*[.$A104]*360/256))" office:value-type="float" office:value="-0.514102744193221">
            <text:p>-0.5141027442</text:p>
          </table:table-cell>
          <table:table-cell table:formula="of:=SIN(RADIANS([.K$1]*[.$A104]*360/256))" office:value-type="float" office:value="-0.0980171403295612">
            <text:p>-0.0980171403</text:p>
          </table:table-cell>
          <table:table-cell table:formula="of:=SIN(RADIANS([.L$1]*[.$A104]*360/256))" office:value-type="float" office:value="0.671558954847019">
            <text:p>0.6715589548</text:p>
          </table:table-cell>
          <table:table-cell table:formula="of:=SIN(RADIANS([.M$1]*[.$A104]*360/256))" office:value-type="float" office:value="-0.98078528040323">
            <text:p>-0.9807852804</text:p>
          </table:table-cell>
          <table:table-cell table:formula="of:=SIN(RADIANS([.N$1]*[.$A104]*360/256))" office:value-type="float" office:value="0.903989293123442">
            <text:p>0.9039892931</text:p>
          </table:table-cell>
          <table:table-cell table:formula="of:=SIN(RADIANS([.O$1]*[.$A104]*360/256))" office:value-type="float" office:value="-0.471396736825995">
            <text:p>-0.4713967368</text:p>
          </table:table-cell>
          <table:table-cell table:formula="of:=SIN(RADIANS([.P$1]*[.$A104]*360/256))" office:value-type="float" office:value="-0.146730474455364">
            <text:p>-0.1467304745</text:p>
          </table:table-cell>
          <table:table-cell table:formula="of:=SIN(RADIANS([.Q$1]*[.$A104]*360/256))" office:value-type="float" office:value="0.707106781186549">
            <text:p>0.7071067812</text:p>
          </table:table-cell>
          <table:table-cell table:formula="of:= [.B104]/1+ [.C104]/2+ [.D104]/3+ [.E104]/4+ [.F104]/5+ [.G104]/6+ [.H104]/7+ [.I104]/8+ [.J104]/9+ [.K104]/10+ [.L104]/11+ [.M104]/12+ [.N104]/13+ [.O104]/14+ [.P104]/15+ [.Q104]/16" office:value-type="float" office:value="0.347685378361297">
            <text:p>0.3476853784</text:p>
          </table:table-cell>
          <table:table-cell table:formula="of:=INT(([.R104]+2)*64)" office:value-type="float" office:value="150">
            <text:p>150</text:p>
          </table:table-cell>
          <table:table-cell/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SIN(RADIANS([.$A105]*360/256))" office:value-type="float" office:value="0.575808191417845">
            <text:p>0.5758081914</text:p>
          </table:table-cell>
          <table:table-cell table:formula="of:=SIN(RADIANS([.C$1]*[.$A105]*360/256))" office:value-type="float" office:value="-0.941544065183021">
            <text:p>-0.9415440652</text:p>
          </table:table-cell>
          <table:table-cell table:formula="of:=SIN(RADIANS([.D$1]*[.$A105]*360/256))" office:value-type="float" office:value="0.96377606579544">
            <text:p>0.9637760658</text:p>
          </table:table-cell>
          <table:table-cell table:formula="of:=SIN(RADIANS([.E$1]*[.$A105]*360/256))" office:value-type="float" office:value="-0.634393284163645">
            <text:p>-0.6343932842</text:p>
          </table:table-cell>
          <table:table-cell table:formula="of:=SIN(RADIANS([.F$1]*[.$A105]*360/256))" office:value-type="float" office:value="0.0735645635996676">
            <text:p>0.0735645636</text:p>
          </table:table-cell>
          <table:table-cell table:formula="of:=SIN(RADIANS([.G$1]*[.$A105]*360/256))" office:value-type="float" office:value="0.514102744193222">
            <text:p>0.5141027442</text:p>
          </table:table-cell>
          <table:table-cell table:formula="of:=SIN(RADIANS([.H$1]*[.$A105]*360/256))" office:value-type="float" office:value="-0.914209755703531">
            <text:p>-0.9142097557</text:p>
          </table:table-cell>
          <table:table-cell table:formula="of:=SIN(RADIANS([.I$1]*[.$A105]*360/256))" office:value-type="float" office:value="0.98078528040323">
            <text:p>0.9807852804</text:p>
          </table:table-cell>
          <table:table-cell table:formula="of:=SIN(RADIANS([.J$1]*[.$A105]*360/256))" office:value-type="float" office:value="-0.689540544737068">
            <text:p>-0.6895405447</text:p>
          </table:table-cell>
          <table:table-cell table:formula="of:=SIN(RADIANS([.K$1]*[.$A105]*360/256))" office:value-type="float" office:value="0.146730474455362">
            <text:p>0.1467304745</text:p>
          </table:table-cell>
          <table:table-cell table:formula="of:=SIN(RADIANS([.L$1]*[.$A105]*360/256))" office:value-type="float" office:value="0.449611329654607">
            <text:p>0.4496113297</text:p>
          </table:table-cell>
          <table:table-cell table:formula="of:=SIN(RADIANS([.M$1]*[.$A105]*360/256))" office:value-type="float" office:value="-0.881921264348356">
            <text:p>-0.8819212643</text:p>
          </table:table-cell>
          <table:table-cell table:formula="of:=SIN(RADIANS([.N$1]*[.$A105]*360/256))" office:value-type="float" office:value="0.99247953459871">
            <text:p>0.9924795346</text:p>
          </table:table-cell>
          <table:table-cell table:formula="of:=SIN(RADIANS([.O$1]*[.$A105]*360/256))" office:value-type="float" office:value="-0.740951125354957">
            <text:p>-0.7409511254</text:p>
          </table:table-cell>
          <table:table-cell table:formula="of:=SIN(RADIANS([.P$1]*[.$A105]*360/256))" office:value-type="float" office:value="0.21910124015687">
            <text:p>0.2191012402</text:p>
          </table:table-cell>
          <table:table-cell table:formula="of:=SIN(RADIANS([.Q$1]*[.$A105]*360/256))" office:value-type="float" office:value="0.382683432365093">
            <text:p>0.3826834324</text:p>
          </table:table-cell>
          <table:table-cell table:formula="of:= [.B105]/1+ [.C105]/2+ [.D105]/3+ [.E105]/4+ [.F105]/5+ [.G105]/6+ [.H105]/7+ [.I105]/8+ [.J105]/9+ [.K105]/10+ [.L105]/11+ [.M105]/12+ [.N105]/13+ [.O105]/14+ [.P105]/15+ [.Q105]/16" office:value-type="float" office:value="0.327471709159079">
            <text:p>0.3274717092</text:p>
          </table:table-cell>
          <table:table-cell table:formula="of:=INT(([.R105]+2)*64)" office:value-type="float" office:value="148">
            <text:p>148</text:p>
          </table:table-cell>
          <table:table-cell/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SIN(RADIANS([.$A106]*360/256))" office:value-type="float" office:value="0.555570233019602">
            <text:p>0.555570233</text:p>
          </table:table-cell>
          <table:table-cell table:formula="of:=SIN(RADIANS([.C$1]*[.$A106]*360/256))" office:value-type="float" office:value="-0.923879532511287">
            <text:p>-0.9238795325</text:p>
          </table:table-cell>
          <table:table-cell table:formula="of:=SIN(RADIANS([.D$1]*[.$A106]*360/256))" office:value-type="float" office:value="0.98078528040323">
            <text:p>0.9807852804</text:p>
          </table:table-cell>
          <table:table-cell table:formula="of:=SIN(RADIANS([.E$1]*[.$A106]*360/256))" office:value-type="float" office:value="-0.707106781186548">
            <text:p>-0.7071067812</text:p>
          </table:table-cell>
          <table:table-cell table:formula="of:=SIN(RADIANS([.F$1]*[.$A106]*360/256))" office:value-type="float" office:value="0.195090322016129">
            <text:p>0.195090322</text:p>
          </table:table-cell>
          <table:table-cell table:formula="of:=SIN(RADIANS([.G$1]*[.$A106]*360/256))" office:value-type="float" office:value="0.382683432365091">
            <text:p>0.3826834324</text:p>
          </table:table-cell>
          <table:table-cell table:formula="of:=SIN(RADIANS([.H$1]*[.$A106]*360/256))" office:value-type="float" office:value="-0.831469612302546">
            <text:p>-0.8314696123</text:p>
          </table:table-cell>
          <table:table-cell table:formula="of:=SIN(RADIANS([.I$1]*[.$A106]*360/256))" office:value-type="float" office:value="1">
            <text:p>1</text:p>
          </table:table-cell>
          <table:table-cell table:formula="of:=SIN(RADIANS([.J$1]*[.$A106]*360/256))" office:value-type="float" office:value="-0.831469612302545">
            <text:p>-0.8314696123</text:p>
          </table:table-cell>
          <table:table-cell table:formula="of:=SIN(RADIANS([.K$1]*[.$A106]*360/256))" office:value-type="float" office:value="0.382683432365091">
            <text:p>0.3826834324</text:p>
          </table:table-cell>
          <table:table-cell table:formula="of:=SIN(RADIANS([.L$1]*[.$A106]*360/256))" office:value-type="float" office:value="0.195090322016129">
            <text:p>0.195090322</text:p>
          </table:table-cell>
          <table:table-cell table:formula="of:=SIN(RADIANS([.M$1]*[.$A106]*360/256))" office:value-type="float" office:value="-0.707106781186549">
            <text:p>-0.7071067812</text:p>
          </table:table-cell>
          <table:table-cell table:formula="of:=SIN(RADIANS([.N$1]*[.$A106]*360/256))" office:value-type="float" office:value="0.98078528040323">
            <text:p>0.9807852804</text:p>
          </table:table-cell>
          <table:table-cell table:formula="of:=SIN(RADIANS([.O$1]*[.$A106]*360/256))" office:value-type="float" office:value="-0.923879532511286">
            <text:p>-0.9238795325</text:p>
          </table:table-cell>
          <table:table-cell table:formula="of:=SIN(RADIANS([.P$1]*[.$A106]*360/256))" office:value-type="float" office:value="0.555570233019599">
            <text:p>0.555570233</text:p>
          </table:table-cell>
          <table:table-cell table:formula="of:=SIN(RADIANS([.Q$1]*[.$A106]*360/256))" office:value-type="float" office:value="-1.96067283990894E-015">
            <text:p>-1.96067283990894E-015</text:p>
          </table:table-cell>
          <table:table-cell table:formula="of:= [.B106]/1+ [.C106]/2+ [.D106]/3+ [.E106]/4+ [.F106]/5+ [.G106]/6+ [.H106]/7+ [.I106]/8+ [.J106]/9+ [.K106]/10+ [.L106]/11+ [.M106]/12+ [.N106]/13+ [.O106]/14+ [.P106]/15+ [.Q106]/16" office:value-type="float" office:value="0.303983852950354">
            <text:p>0.303983853</text:p>
          </table:table-cell>
          <table:table-cell table:formula="of:=INT(([.R106]+2)*64)" office:value-type="float" office:value="147">
            <text:p>147</text:p>
          </table:table-cell>
          <table:table-cell/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SIN(RADIANS([.$A107]*360/256))" office:value-type="float" office:value="0.534997619887097">
            <text:p>0.5349976199</text:p>
          </table:table-cell>
          <table:table-cell table:formula="of:=SIN(RADIANS([.C$1]*[.$A107]*360/256))" office:value-type="float" office:value="-0.903989293123443">
            <text:p>-0.9039892931</text:p>
          </table:table-cell>
          <table:table-cell table:formula="of:=SIN(RADIANS([.D$1]*[.$A107]*360/256))" office:value-type="float" office:value="0.99247953459871">
            <text:p>0.9924795346</text:p>
          </table:table-cell>
          <table:table-cell table:formula="of:=SIN(RADIANS([.E$1]*[.$A107]*360/256))" office:value-type="float" office:value="-0.773010453362737">
            <text:p>-0.7730104534</text:p>
          </table:table-cell>
          <table:table-cell table:formula="of:=SIN(RADIANS([.F$1]*[.$A107]*360/256))" office:value-type="float" office:value="0.313681740398891">
            <text:p>0.3136817404</text:p>
          </table:table-cell>
          <table:table-cell table:formula="of:=SIN(RADIANS([.G$1]*[.$A107]*360/256))" office:value-type="float" office:value="0.242980179903264">
            <text:p>0.2429801799</text:p>
          </table:table-cell>
          <table:table-cell table:formula="of:=SIN(RADIANS([.H$1]*[.$A107]*360/256))" office:value-type="float" office:value="-0.724247082951467">
            <text:p>-0.724247083</text:p>
          </table:table-cell>
          <table:table-cell table:formula="of:=SIN(RADIANS([.I$1]*[.$A107]*360/256))" office:value-type="float" office:value="0.98078528040323">
            <text:p>0.9807852804</text:p>
          </table:table-cell>
          <table:table-cell table:formula="of:=SIN(RADIANS([.J$1]*[.$A107]*360/256))" office:value-type="float" office:value="-0.932992798834739">
            <text:p>-0.9329927988</text:p>
          </table:table-cell>
          <table:table-cell table:formula="of:=SIN(RADIANS([.K$1]*[.$A107]*360/256))" office:value-type="float" office:value="0.595699304492432">
            <text:p>0.5956993045</text:p>
          </table:table-cell>
          <table:table-cell table:formula="of:=SIN(RADIANS([.L$1]*[.$A107]*360/256))" office:value-type="float" office:value="-0.073564563599667">
            <text:p>-0.0735645636</text:p>
          </table:table-cell>
          <table:table-cell table:formula="of:=SIN(RADIANS([.M$1]*[.$A107]*360/256))" office:value-type="float" office:value="-0.471396736825997">
            <text:p>-0.4713967368</text:p>
          </table:table-cell>
          <table:table-cell table:formula="of:=SIN(RADIANS([.N$1]*[.$A107]*360/256))" office:value-type="float" office:value="0.870086991108713">
            <text:p>0.8700869911</text:p>
          </table:table-cell>
          <table:table-cell table:formula="of:=SIN(RADIANS([.O$1]*[.$A107]*360/256))" office:value-type="float" office:value="-0.998795456205172">
            <text:p>-0.9987954562</text:p>
          </table:table-cell>
          <table:table-cell table:formula="of:=SIN(RADIANS([.P$1]*[.$A107]*360/256))" office:value-type="float" office:value="0.817584813151584">
            <text:p>0.8175848132</text:p>
          </table:table-cell>
          <table:table-cell table:formula="of:=SIN(RADIANS([.Q$1]*[.$A107]*360/256))" office:value-type="float" office:value="-0.38268343236509">
            <text:p>-0.3826834324</text:p>
          </table:table-cell>
          <table:table-cell table:formula="of:= [.B107]/1+ [.C107]/2+ [.D107]/3+ [.E107]/4+ [.F107]/5+ [.G107]/6+ [.H107]/7+ [.I107]/8+ [.J107]/9+ [.K107]/10+ [.L107]/11+ [.M107]/12+ [.N107]/13+ [.O107]/14+ [.P107]/15+ [.Q107]/16" office:value-type="float" office:value="0.279052697863195">
            <text:p>0.2790526979</text:p>
          </table:table-cell>
          <table:table-cell table:formula="of:=INT(([.R107]+2)*64)" office:value-type="float" office:value="145">
            <text:p>145</text:p>
          </table:table-cell>
          <table:table-cell/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SIN(RADIANS([.$A108]*360/256))" office:value-type="float" office:value="0.514102744193222">
            <text:p>0.5141027442</text:p>
          </table:table-cell>
          <table:table-cell table:formula="of:=SIN(RADIANS([.C$1]*[.$A108]*360/256))" office:value-type="float" office:value="-0.881921264348355">
            <text:p>-0.8819212643</text:p>
          </table:table-cell>
          <table:table-cell table:formula="of:=SIN(RADIANS([.D$1]*[.$A108]*360/256))" office:value-type="float" office:value="0.998795456205172">
            <text:p>0.9987954562</text:p>
          </table:table-cell>
          <table:table-cell table:formula="of:=SIN(RADIANS([.E$1]*[.$A108]*360/256))" office:value-type="float" office:value="-0.831469612302545">
            <text:p>-0.8314696123</text:p>
          </table:table-cell>
          <table:table-cell table:formula="of:=SIN(RADIANS([.F$1]*[.$A108]*360/256))" office:value-type="float" office:value="0.427555093430282">
            <text:p>0.4275550934</text:p>
          </table:table-cell>
          <table:table-cell table:formula="of:=SIN(RADIANS([.G$1]*[.$A108]*360/256))" office:value-type="float" office:value="0.0980171403295609">
            <text:p>0.0980171403</text:p>
          </table:table-cell>
          <table:table-cell table:formula="of:=SIN(RADIANS([.H$1]*[.$A108]*360/256))" office:value-type="float" office:value="-0.595699304492434">
            <text:p>-0.5956993045</text:p>
          </table:table-cell>
          <table:table-cell table:formula="of:=SIN(RADIANS([.I$1]*[.$A108]*360/256))" office:value-type="float" office:value="0.923879532511287">
            <text:p>0.9238795325</text:p>
          </table:table-cell>
          <table:table-cell table:formula="of:=SIN(RADIANS([.J$1]*[.$A108]*360/256))" office:value-type="float" office:value="-0.989176509964781">
            <text:p>-0.98917651</text:p>
          </table:table-cell>
          <table:table-cell table:formula="of:=SIN(RADIANS([.K$1]*[.$A108]*360/256))" office:value-type="float" office:value="0.773010453362737">
            <text:p>0.7730104534</text:p>
          </table:table-cell>
          <table:table-cell table:formula="of:=SIN(RADIANS([.L$1]*[.$A108]*360/256))" office:value-type="float" office:value="-0.33688985339222">
            <text:p>-0.3368898534</text:p>
          </table:table-cell>
          <table:table-cell table:formula="of:=SIN(RADIANS([.M$1]*[.$A108]*360/256))" office:value-type="float" office:value="-0.195090322016129">
            <text:p>-0.195090322</text:p>
          </table:table-cell>
          <table:table-cell table:formula="of:=SIN(RADIANS([.N$1]*[.$A108]*360/256))" office:value-type="float" office:value="0.671558954847016">
            <text:p>0.6715589548</text:p>
          </table:table-cell>
          <table:table-cell table:formula="of:=SIN(RADIANS([.O$1]*[.$A108]*360/256))" office:value-type="float" office:value="-0.956940335732209">
            <text:p>-0.9569403357</text:p>
          </table:table-cell>
          <table:table-cell table:formula="of:=SIN(RADIANS([.P$1]*[.$A108]*360/256))" office:value-type="float" office:value="0.970031253194545">
            <text:p>0.9700312532</text:p>
          </table:table-cell>
          <table:table-cell table:formula="of:=SIN(RADIANS([.Q$1]*[.$A108]*360/256))" office:value-type="float" office:value="-0.707106781186547">
            <text:p>-0.7071067812</text:p>
          </table:table-cell>
          <table:table-cell table:formula="of:= [.B108]/1+ [.C108]/2+ [.D108]/3+ [.E108]/4+ [.F108]/5+ [.G108]/6+ [.H108]/7+ [.I108]/8+ [.J108]/9+ [.K108]/10+ [.L108]/11+ [.M108]/12+ [.N108]/13+ [.O108]/14+ [.P108]/15+ [.Q108]/16" office:value-type="float" office:value="0.254727520834757">
            <text:p>0.2547275208</text:p>
          </table:table-cell>
          <table:table-cell table:formula="of:=INT(([.R108]+2)*64)" office:value-type="float" office:value="144">
            <text:p>144</text:p>
          </table:table-cell>
          <table:table-cell/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SIN(RADIANS([.$A109]*360/256))" office:value-type="float" office:value="0.492898192229784">
            <text:p>0.4928981922</text:p>
          </table:table-cell>
          <table:table-cell table:formula="of:=SIN(RADIANS([.C$1]*[.$A109]*360/256))" office:value-type="float" office:value="-0.857728610000272">
            <text:p>-0.85772861</text:p>
          </table:table-cell>
          <table:table-cell table:formula="of:=SIN(RADIANS([.D$1]*[.$A109]*360/256))" office:value-type="float" office:value="0.999698818696204">
            <text:p>0.9996988187</text:p>
          </table:table-cell>
          <table:table-cell table:formula="of:=SIN(RADIANS([.E$1]*[.$A109]*360/256))" office:value-type="float" office:value="-0.881921264348355">
            <text:p>-0.8819212643</text:p>
          </table:table-cell>
          <table:table-cell table:formula="of:=SIN(RADIANS([.F$1]*[.$A109]*360/256))" office:value-type="float" office:value="0.534997619887097">
            <text:p>0.5349976199</text:p>
          </table:table-cell>
          <table:table-cell table:formula="of:=SIN(RADIANS([.G$1]*[.$A109]*360/256))" office:value-type="float" office:value="-0.0490676743274172">
            <text:p>-0.0490676743</text:p>
          </table:table-cell>
          <table:table-cell table:formula="of:=SIN(RADIANS([.H$1]*[.$A109]*360/256))" office:value-type="float" office:value="-0.449611329654607">
            <text:p>-0.4496113297</text:p>
          </table:table-cell>
          <table:table-cell table:formula="of:=SIN(RADIANS([.I$1]*[.$A109]*360/256))" office:value-type="float" office:value="0.831469612302546">
            <text:p>0.8314696123</text:p>
          </table:table-cell>
          <table:table-cell table:formula="of:=SIN(RADIANS([.J$1]*[.$A109]*360/256))" office:value-type="float" office:value="-0.99729045667869">
            <text:p>-0.9972904567</text:p>
          </table:table-cell>
          <table:table-cell table:formula="of:=SIN(RADIANS([.K$1]*[.$A109]*360/256))" office:value-type="float" office:value="0.903989293123444">
            <text:p>0.9039892931</text:p>
          </table:table-cell>
          <table:table-cell table:formula="of:=SIN(RADIANS([.L$1]*[.$A109]*360/256))" office:value-type="float" office:value="-0.575808191417845">
            <text:p>-0.5758081914</text:p>
          </table:table-cell>
          <table:table-cell table:formula="of:=SIN(RADIANS([.M$1]*[.$A109]*360/256))" office:value-type="float" office:value="0.0980171403295591">
            <text:p>0.0980171403</text:p>
          </table:table-cell>
          <table:table-cell table:formula="of:=SIN(RADIANS([.N$1]*[.$A109]*360/256))" office:value-type="float" office:value="0.405241314004989">
            <text:p>0.405241314</text:p>
          </table:table-cell>
          <table:table-cell table:formula="of:=SIN(RADIANS([.O$1]*[.$A109]*360/256))" office:value-type="float" office:value="-0.803207531480645">
            <text:p>-0.8032075315</text:p>
          </table:table-cell>
          <table:table-cell table:formula="of:=SIN(RADIANS([.P$1]*[.$A109]*360/256))" office:value-type="float" office:value="0.99247953459871">
            <text:p>0.9924795346</text:p>
          </table:table-cell>
          <table:table-cell table:formula="of:=SIN(RADIANS([.Q$1]*[.$A109]*360/256))" office:value-type="float" office:value="-0.923879532511286">
            <text:p>-0.9238795325</text:p>
          </table:table-cell>
          <table:table-cell table:formula="of:= [.B109]/1+ [.C109]/2+ [.D109]/3+ [.E109]/4+ [.F109]/5+ [.G109]/6+ [.H109]/7+ [.I109]/8+ [.J109]/9+ [.K109]/10+ [.L109]/11+ [.M109]/12+ [.N109]/13+ [.O109]/14+ [.P109]/15+ [.Q109]/16" office:value-type="float" office:value="0.232945648689139">
            <text:p>0.2329456487</text:p>
          </table:table-cell>
          <table:table-cell table:formula="of:=INT(([.R109]+2)*64)" office:value-type="float" office:value="142">
            <text:p>142</text:p>
          </table:table-cell>
          <table:table-cell/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SIN(RADIANS([.$A110]*360/256))" office:value-type="float" office:value="0.471396736825998">
            <text:p>0.4713967368</text:p>
          </table:table-cell>
          <table:table-cell table:formula="of:=SIN(RADIANS([.C$1]*[.$A110]*360/256))" office:value-type="float" office:value="-0.831469612302545">
            <text:p>-0.8314696123</text:p>
          </table:table-cell>
          <table:table-cell table:formula="of:=SIN(RADIANS([.D$1]*[.$A110]*360/256))" office:value-type="float" office:value="0.995184726672197">
            <text:p>0.9951847267</text:p>
          </table:table-cell>
          <table:table-cell table:formula="of:=SIN(RADIANS([.E$1]*[.$A110]*360/256))" office:value-type="float" office:value="-0.923879532511286">
            <text:p>-0.9238795325</text:p>
          </table:table-cell>
          <table:table-cell table:formula="of:=SIN(RADIANS([.F$1]*[.$A110]*360/256))" office:value-type="float" office:value="0.634393284163645">
            <text:p>0.6343932842</text:p>
          </table:table-cell>
          <table:table-cell table:formula="of:=SIN(RADIANS([.G$1]*[.$A110]*360/256))" office:value-type="float" office:value="-0.195090322016129">
            <text:p>-0.195090322</text:p>
          </table:table-cell>
          <table:table-cell table:formula="of:=SIN(RADIANS([.H$1]*[.$A110]*360/256))" office:value-type="float" office:value="-0.290284677254462">
            <text:p>-0.2902846773</text:p>
          </table:table-cell>
          <table:table-cell table:formula="of:=SIN(RADIANS([.I$1]*[.$A110]*360/256))" office:value-type="float" office:value="0.707106781186549">
            <text:p>0.7071067812</text:p>
          </table:table-cell>
          <table:table-cell table:formula="of:=SIN(RADIANS([.J$1]*[.$A110]*360/256))" office:value-type="float" office:value="-0.956940335732209">
            <text:p>-0.9569403357</text:p>
          </table:table-cell>
          <table:table-cell table:formula="of:=SIN(RADIANS([.K$1]*[.$A110]*360/256))" office:value-type="float" office:value="0.98078528040323">
            <text:p>0.9807852804</text:p>
          </table:table-cell>
          <table:table-cell table:formula="of:=SIN(RADIANS([.L$1]*[.$A110]*360/256))" office:value-type="float" office:value="-0.773010453362737">
            <text:p>-0.7730104534</text:p>
          </table:table-cell>
          <table:table-cell table:formula="of:=SIN(RADIANS([.M$1]*[.$A110]*360/256))" office:value-type="float" office:value="0.382683432365091">
            <text:p>0.3826834324</text:p>
          </table:table-cell>
          <table:table-cell table:formula="of:=SIN(RADIANS([.N$1]*[.$A110]*360/256))" office:value-type="float" office:value="0.0980171403295616">
            <text:p>0.0980171403</text:p>
          </table:table-cell>
          <table:table-cell table:formula="of:=SIN(RADIANS([.O$1]*[.$A110]*360/256))" office:value-type="float" office:value="-0.555570233019602">
            <text:p>-0.555570233</text:p>
          </table:table-cell>
          <table:table-cell table:formula="of:=SIN(RADIANS([.P$1]*[.$A110]*360/256))" office:value-type="float" office:value="0.881921264348354">
            <text:p>0.8819212643</text:p>
          </table:table-cell>
          <table:table-cell table:formula="of:=SIN(RADIANS([.Q$1]*[.$A110]*360/256))" office:value-type="float" office:value="-1">
            <text:p>-1</text:p>
          </table:table-cell>
          <table:table-cell table:formula="of:= [.B110]/1+ [.C110]/2+ [.D110]/3+ [.E110]/4+ [.F110]/5+ [.G110]/6+ [.H110]/7+ [.I110]/8+ [.J110]/9+ [.K110]/10+ [.L110]/11+ [.M110]/12+ [.N110]/13+ [.O110]/14+ [.P110]/15+ [.Q110]/16" office:value-type="float" office:value="0.215222376406032">
            <text:p>0.2152223764</text:p>
          </table:table-cell>
          <table:table-cell table:formula="of:=INT(([.R110]+2)*64)" office:value-type="float" office:value="141">
            <text:p>141</text:p>
          </table:table-cell>
          <table:table-cell/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SIN(RADIANS([.$A111]*360/256))" office:value-type="float" office:value="0.449611329654606">
            <text:p>0.4496113297</text:p>
          </table:table-cell>
          <table:table-cell table:formula="of:=SIN(RADIANS([.C$1]*[.$A111]*360/256))" office:value-type="float" office:value="-0.803207531480645">
            <text:p>-0.8032075315</text:p>
          </table:table-cell>
          <table:table-cell table:formula="of:=SIN(RADIANS([.D$1]*[.$A111]*360/256))" office:value-type="float" office:value="0.985277642388941">
            <text:p>0.9852776424</text:p>
          </table:table-cell>
          <table:table-cell table:formula="of:=SIN(RADIANS([.E$1]*[.$A111]*360/256))" office:value-type="float" office:value="-0.956940335732209">
            <text:p>-0.9569403357</text:p>
          </table:table-cell>
          <table:table-cell table:formula="of:=SIN(RADIANS([.F$1]*[.$A111]*360/256))" office:value-type="float" office:value="0.724247082951467">
            <text:p>0.724247083</text:p>
          </table:table-cell>
          <table:table-cell table:formula="of:=SIN(RADIANS([.G$1]*[.$A111]*360/256))" office:value-type="float" office:value="-0.33688985339222">
            <text:p>-0.3368898534</text:p>
          </table:table-cell>
          <table:table-cell table:formula="of:=SIN(RADIANS([.H$1]*[.$A111]*360/256))" office:value-type="float" office:value="-0.122410675199216">
            <text:p>-0.1224106752</text:p>
          </table:table-cell>
          <table:table-cell table:formula="of:=SIN(RADIANS([.I$1]*[.$A111]*360/256))" office:value-type="float" office:value="0.555570233019601">
            <text:p>0.555570233</text:p>
          </table:table-cell>
          <table:table-cell table:formula="of:=SIN(RADIANS([.J$1]*[.$A111]*360/256))" office:value-type="float" office:value="-0.870086991108712">
            <text:p>-0.8700869911</text:p>
          </table:table-cell>
          <table:table-cell table:formula="of:=SIN(RADIANS([.K$1]*[.$A111]*360/256))" office:value-type="float" office:value="0.998795456205172">
            <text:p>0.9987954562</text:p>
          </table:table-cell>
          <table:table-cell table:formula="of:=SIN(RADIANS([.L$1]*[.$A111]*360/256))" office:value-type="float" office:value="-0.91420975570353">
            <text:p>-0.9142097557</text:p>
          </table:table-cell>
          <table:table-cell table:formula="of:=SIN(RADIANS([.M$1]*[.$A111]*360/256))" office:value-type="float" office:value="0.634393284163645">
            <text:p>0.6343932842</text:p>
          </table:table-cell>
          <table:table-cell table:formula="of:=SIN(RADIANS([.N$1]*[.$A111]*360/256))" office:value-type="float" office:value="-0.219101240156867">
            <text:p>-0.2191012402</text:p>
          </table:table-cell>
          <table:table-cell table:formula="of:=SIN(RADIANS([.O$1]*[.$A111]*360/256))" office:value-type="float" office:value="-0.242980179903263">
            <text:p>-0.2429801799</text:p>
          </table:table-cell>
          <table:table-cell table:formula="of:=SIN(RADIANS([.P$1]*[.$A111]*360/256))" office:value-type="float" office:value="0.653172842953778">
            <text:p>0.653172843</text:p>
          </table:table-cell>
          <table:table-cell table:formula="of:=SIN(RADIANS([.Q$1]*[.$A111]*360/256))" office:value-type="float" office:value="-0.923879532511286">
            <text:p>-0.9238795325</text:p>
          </table:table-cell>
          <table:table-cell table:formula="of:= [.B111]/1+ [.C111]/2+ [.D111]/3+ [.E111]/4+ [.F111]/5+ [.G111]/6+ [.H111]/7+ [.I111]/8+ [.J111]/9+ [.K111]/10+ [.L111]/11+ [.M111]/12+ [.N111]/13+ [.O111]/14+ [.P111]/15+ [.Q111]/16" office:value-type="float" office:value="0.202410567508412">
            <text:p>0.2024105675</text:p>
          </table:table-cell>
          <table:table-cell table:formula="of:=INT(([.R111]+2)*64)" office:value-type="float" office:value="140">
            <text:p>140</text:p>
          </table:table-cell>
          <table:table-cell/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SIN(RADIANS([.$A112]*360/256))" office:value-type="float" office:value="0.427555093430282">
            <text:p>0.4275550934</text:p>
          </table:table-cell>
          <table:table-cell table:formula="of:=SIN(RADIANS([.C$1]*[.$A112]*360/256))" office:value-type="float" office:value="-0.773010453362737">
            <text:p>-0.7730104534</text:p>
          </table:table-cell>
          <table:table-cell table:formula="of:=SIN(RADIANS([.D$1]*[.$A112]*360/256))" office:value-type="float" office:value="0.970031253194544">
            <text:p>0.9700312532</text:p>
          </table:table-cell>
          <table:table-cell table:formula="of:=SIN(RADIANS([.E$1]*[.$A112]*360/256))" office:value-type="float" office:value="-0.98078528040323">
            <text:p>-0.9807852804</text:p>
          </table:table-cell>
          <table:table-cell table:formula="of:=SIN(RADIANS([.F$1]*[.$A112]*360/256))" office:value-type="float" office:value="0.803207531480645">
            <text:p>0.8032075315</text:p>
          </table:table-cell>
          <table:table-cell table:formula="of:=SIN(RADIANS([.G$1]*[.$A112]*360/256))" office:value-type="float" office:value="-0.471396736825999">
            <text:p>-0.4713967368</text:p>
          </table:table-cell>
          <table:table-cell table:formula="of:=SIN(RADIANS([.H$1]*[.$A112]*360/256))" office:value-type="float" office:value="0.0490676743274189">
            <text:p>0.0490676743</text:p>
          </table:table-cell>
          <table:table-cell table:formula="of:=SIN(RADIANS([.I$1]*[.$A112]*360/256))" office:value-type="float" office:value="0.382683432365089">
            <text:p>0.3826834324</text:p>
          </table:table-cell>
          <table:table-cell table:formula="of:=SIN(RADIANS([.J$1]*[.$A112]*360/256))" office:value-type="float" office:value="-0.740951125354959">
            <text:p>-0.7409511254</text:p>
          </table:table-cell>
          <table:table-cell table:formula="of:=SIN(RADIANS([.K$1]*[.$A112]*360/256))" office:value-type="float" office:value="0.956940335732209">
            <text:p>0.9569403357</text:p>
          </table:table-cell>
          <table:table-cell table:formula="of:=SIN(RADIANS([.L$1]*[.$A112]*360/256))" office:value-type="float" office:value="-0.989176509964781">
            <text:p>-0.98917651</text:p>
          </table:table-cell>
          <table:table-cell table:formula="of:=SIN(RADIANS([.M$1]*[.$A112]*360/256))" office:value-type="float" office:value="0.831469612302547">
            <text:p>0.8314696123</text:p>
          </table:table-cell>
          <table:table-cell table:formula="of:=SIN(RADIANS([.N$1]*[.$A112]*360/256))" office:value-type="float" office:value="-0.514102744193224">
            <text:p>-0.5141027442</text:p>
          </table:table-cell>
          <table:table-cell table:formula="of:=SIN(RADIANS([.O$1]*[.$A112]*360/256))" office:value-type="float" office:value="0.0980171403295623">
            <text:p>0.0980171403</text:p>
          </table:table-cell>
          <table:table-cell table:formula="of:=SIN(RADIANS([.P$1]*[.$A112]*360/256))" office:value-type="float" office:value="0.336889853392219">
            <text:p>0.3368898534</text:p>
          </table:table-cell>
          <table:table-cell table:formula="of:=SIN(RADIANS([.Q$1]*[.$A112]*360/256))" office:value-type="float" office:value="-0.707106781186547">
            <text:p>-0.7071067812</text:p>
          </table:table-cell>
          <table:table-cell table:formula="of:= [.B112]/1+ [.C112]/2+ [.D112]/3+ [.E112]/4+ [.F112]/5+ [.G112]/6+ [.H112]/7+ [.I112]/8+ [.J112]/9+ [.K112]/10+ [.L112]/11+ [.M112]/12+ [.N112]/13+ [.O112]/14+ [.P112]/15+ [.Q112]/16" office:value-type="float" office:value="0.194567914963105">
            <text:p>0.194567915</text:p>
          </table:table-cell>
          <table:table-cell table:formula="of:=INT(([.R112]+2)*64)" office:value-type="float" office:value="140">
            <text:p>140</text:p>
          </table:table-cell>
          <table:table-cell/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SIN(RADIANS([.$A113]*360/256))" office:value-type="float" office:value="0.40524131400499">
            <text:p>0.405241314</text:p>
          </table:table-cell>
          <table:table-cell table:formula="of:=SIN(RADIANS([.C$1]*[.$A113]*360/256))" office:value-type="float" office:value="-0.740951125354959">
            <text:p>-0.7409511254</text:p>
          </table:table-cell>
          <table:table-cell table:formula="of:=SIN(RADIANS([.D$1]*[.$A113]*360/256))" office:value-type="float" office:value="0.949528180593037">
            <text:p>0.9495281806</text:p>
          </table:table-cell>
          <table:table-cell table:formula="of:=SIN(RADIANS([.E$1]*[.$A113]*360/256))" office:value-type="float" office:value="-0.995184726672197">
            <text:p>-0.9951847267</text:p>
          </table:table-cell>
          <table:table-cell table:formula="of:=SIN(RADIANS([.F$1]*[.$A113]*360/256))" office:value-type="float" office:value="0.870086991108712">
            <text:p>0.8700869911</text:p>
          </table:table-cell>
          <table:table-cell table:formula="of:=SIN(RADIANS([.G$1]*[.$A113]*360/256))" office:value-type="float" office:value="-0.595699304492432">
            <text:p>-0.5956993045</text:p>
          </table:table-cell>
          <table:table-cell table:formula="of:=SIN(RADIANS([.H$1]*[.$A113]*360/256))" office:value-type="float" office:value="0.219101240156871">
            <text:p>0.2191012402</text:p>
          </table:table-cell>
          <table:table-cell table:formula="of:=SIN(RADIANS([.I$1]*[.$A113]*360/256))" office:value-type="float" office:value="0.195090322016128">
            <text:p>0.195090322</text:p>
          </table:table-cell>
          <table:table-cell table:formula="of:=SIN(RADIANS([.J$1]*[.$A113]*360/256))" office:value-type="float" office:value="-0.575808191417847">
            <text:p>-0.5758081914</text:p>
          </table:table-cell>
          <table:table-cell table:formula="of:=SIN(RADIANS([.K$1]*[.$A113]*360/256))" office:value-type="float" office:value="0.857728610000272">
            <text:p>0.85772861</text:p>
          </table:table-cell>
          <table:table-cell table:formula="of:=SIN(RADIANS([.L$1]*[.$A113]*360/256))" office:value-type="float" office:value="-0.99247953459871">
            <text:p>-0.9924795346</text:p>
          </table:table-cell>
          <table:table-cell table:formula="of:=SIN(RADIANS([.M$1]*[.$A113]*360/256))" office:value-type="float" office:value="0.956940335732208">
            <text:p>0.9569403357</text:p>
          </table:table-cell>
          <table:table-cell table:formula="of:=SIN(RADIANS([.N$1]*[.$A113]*360/256))" office:value-type="float" office:value="-0.757208846506485">
            <text:p>-0.7572088465</text:p>
          </table:table-cell>
          <table:table-cell table:formula="of:=SIN(RADIANS([.O$1]*[.$A113]*360/256))" office:value-type="float" office:value="0.427555093430284">
            <text:p>0.4275550934</text:p>
          </table:table-cell>
          <table:table-cell table:formula="of:=SIN(RADIANS([.P$1]*[.$A113]*360/256))" office:value-type="float" office:value="-0.0245412285229097">
            <text:p>-0.0245412285</text:p>
          </table:table-cell>
          <table:table-cell table:formula="of:=SIN(RADIANS([.Q$1]*[.$A113]*360/256))" office:value-type="float" office:value="-0.38268343236509">
            <text:p>-0.3826834324</text:p>
          </table:table-cell>
          <table:table-cell table:formula="of:= [.B113]/1+ [.C113]/2+ [.D113]/3+ [.E113]/4+ [.F113]/5+ [.G113]/6+ [.H113]/7+ [.I113]/8+ [.J113]/9+ [.K113]/10+ [.L113]/11+ [.M113]/12+ [.N113]/13+ [.O113]/14+ [.P113]/15+ [.Q113]/16" office:value-type="float" office:value="0.190952418979979">
            <text:p>0.190952419</text:p>
          </table:table-cell>
          <table:table-cell table:formula="of:=INT(([.R113]+2)*64)" office:value-type="float" office:value="140">
            <text:p>140</text:p>
          </table:table-cell>
          <table:table-cell/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SIN(RADIANS([.$A114]*360/256))" office:value-type="float" office:value="0.38268343236509">
            <text:p>0.3826834324</text:p>
          </table:table-cell>
          <table:table-cell table:formula="of:=SIN(RADIANS([.C$1]*[.$A114]*360/256))" office:value-type="float" office:value="-0.707106781186548">
            <text:p>-0.7071067812</text:p>
          </table:table-cell>
          <table:table-cell table:formula="of:=SIN(RADIANS([.D$1]*[.$A114]*360/256))" office:value-type="float" office:value="0.923879532511287">
            <text:p>0.9238795325</text:p>
          </table:table-cell>
          <table:table-cell table:formula="of:=SIN(RADIANS([.E$1]*[.$A114]*360/256))" office:value-type="float" office:value="-1">
            <text:p>-1</text:p>
          </table:table-cell>
          <table:table-cell table:formula="of:=SIN(RADIANS([.F$1]*[.$A114]*360/256))" office:value-type="float" office:value="0.923879532511286">
            <text:p>0.9238795325</text:p>
          </table:table-cell>
          <table:table-cell table:formula="of:=SIN(RADIANS([.G$1]*[.$A114]*360/256))" office:value-type="float" office:value="-0.707106781186548">
            <text:p>-0.7071067812</text:p>
          </table:table-cell>
          <table:table-cell table:formula="of:=SIN(RADIANS([.H$1]*[.$A114]*360/256))" office:value-type="float" office:value="0.382683432365088">
            <text:p>0.3826834324</text:p>
          </table:table-cell>
          <table:table-cell table:formula="of:=SIN(RADIANS([.I$1]*[.$A114]*360/256))" office:value-type="float" office:value="8.57252759403147E-016">
            <text:p>8.57252759403147E-016</text:p>
          </table:table-cell>
          <table:table-cell table:formula="of:=SIN(RADIANS([.J$1]*[.$A114]*360/256))" office:value-type="float" office:value="-0.382683432365089">
            <text:p>-0.3826834324</text:p>
          </table:table-cell>
          <table:table-cell table:formula="of:=SIN(RADIANS([.K$1]*[.$A114]*360/256))" office:value-type="float" office:value="0.707106781186549">
            <text:p>0.7071067812</text:p>
          </table:table-cell>
          <table:table-cell table:formula="of:=SIN(RADIANS([.L$1]*[.$A114]*360/256))" office:value-type="float" office:value="-0.923879532511287">
            <text:p>-0.9238795325</text:p>
          </table:table-cell>
          <table:table-cell table:formula="of:=SIN(RADIANS([.M$1]*[.$A114]*360/256))" office:value-type="float" office:value="1">
            <text:p>1</text:p>
          </table:table-cell>
          <table:table-cell table:formula="of:=SIN(RADIANS([.N$1]*[.$A114]*360/256))" office:value-type="float" office:value="-0.923879532511286">
            <text:p>-0.9238795325</text:p>
          </table:table-cell>
          <table:table-cell table:formula="of:=SIN(RADIANS([.O$1]*[.$A114]*360/256))" office:value-type="float" office:value="0.707106781186545">
            <text:p>0.7071067812</text:p>
          </table:table-cell>
          <table:table-cell table:formula="of:=SIN(RADIANS([.P$1]*[.$A114]*360/256))" office:value-type="float" office:value="-0.38268343236509">
            <text:p>-0.3826834324</text:p>
          </table:table-cell>
          <table:table-cell table:formula="of:=SIN(RADIANS([.Q$1]*[.$A114]*360/256))" office:value-type="float" office:value="-1.71450551880629E-015">
            <text:p>-1.71450551880629E-015</text:p>
          </table:table-cell>
          <table:table-cell table:formula="of:= [.B114]/1+ [.C114]/2+ [.D114]/3+ [.E114]/4+ [.F114]/5+ [.G114]/6+ [.H114]/7+ [.I114]/8+ [.J114]/9+ [.K114]/10+ [.L114]/11+ [.M114]/12+ [.N114]/13+ [.O114]/14+ [.P114]/15+ [.Q114]/16" office:value-type="float" office:value="0.190146047737407">
            <text:p>0.1901460477</text:p>
          </table:table-cell>
          <table:table-cell table:formula="of:=INT(([.R114]+2)*64)" office:value-type="float" office:value="140">
            <text:p>140</text:p>
          </table:table-cell>
          <table:table-cell/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SIN(RADIANS([.$A115]*360/256))" office:value-type="float" office:value="0.359895036534988">
            <text:p>0.3598950365</text:p>
          </table:table-cell>
          <table:table-cell table:formula="of:=SIN(RADIANS([.C$1]*[.$A115]*360/256))" office:value-type="float" office:value="-0.671558954847019">
            <text:p>-0.6715589548</text:p>
          </table:table-cell>
          <table:table-cell table:formula="of:=SIN(RADIANS([.D$1]*[.$A115]*360/256))" office:value-type="float" office:value="0.893224301195516">
            <text:p>0.8932243012</text:p>
          </table:table-cell>
          <table:table-cell table:formula="of:=SIN(RADIANS([.E$1]*[.$A115]*360/256))" office:value-type="float" office:value="-0.995184726672197">
            <text:p>-0.9951847267</text:p>
          </table:table-cell>
          <table:table-cell table:formula="of:=SIN(RADIANS([.F$1]*[.$A115]*360/256))" office:value-type="float" office:value="0.96377606579544">
            <text:p>0.9637760658</text:p>
          </table:table-cell>
          <table:table-cell table:formula="of:=SIN(RADIANS([.G$1]*[.$A115]*360/256))" office:value-type="float" office:value="-0.803207531480644">
            <text:p>-0.8032075315</text:p>
          </table:table-cell>
          <table:table-cell table:formula="of:=SIN(RADIANS([.H$1]*[.$A115]*360/256))" office:value-type="float" office:value="0.534997619887096">
            <text:p>0.5349976199</text:p>
          </table:table-cell>
          <table:table-cell table:formula="of:=SIN(RADIANS([.I$1]*[.$A115]*360/256))" office:value-type="float" office:value="-0.195090322016127">
            <text:p>-0.195090322</text:p>
          </table:table-cell>
          <table:table-cell table:formula="of:=SIN(RADIANS([.J$1]*[.$A115]*360/256))" office:value-type="float" office:value="-0.170961888760303">
            <text:p>-0.1709618888</text:p>
          </table:table-cell>
          <table:table-cell table:formula="of:=SIN(RADIANS([.K$1]*[.$A115]*360/256))" office:value-type="float" office:value="0.514102744193223">
            <text:p>0.5141027442</text:p>
          </table:table-cell>
          <table:table-cell table:formula="of:=SIN(RADIANS([.L$1]*[.$A115]*360/256))" office:value-type="float" office:value="-0.788346427626607">
            <text:p>-0.7883464276</text:p>
          </table:table-cell>
          <table:table-cell table:formula="of:=SIN(RADIANS([.M$1]*[.$A115]*360/256))" office:value-type="float" office:value="0.95694033573221">
            <text:p>0.9569403357</text:p>
          </table:table-cell>
          <table:table-cell table:formula="of:=SIN(RADIANS([.N$1]*[.$A115]*360/256))" office:value-type="float" office:value="-0.99729045667869">
            <text:p>-0.9972904567</text:p>
          </table:table-cell>
          <table:table-cell table:formula="of:=SIN(RADIANS([.O$1]*[.$A115]*360/256))" office:value-type="float" office:value="0.903989293123442">
            <text:p>0.9039892931</text:p>
          </table:table-cell>
          <table:table-cell table:formula="of:=SIN(RADIANS([.P$1]*[.$A115]*360/256))" office:value-type="float" office:value="-0.689540544737065">
            <text:p>-0.6895405447</text:p>
          </table:table-cell>
          <table:table-cell table:formula="of:=SIN(RADIANS([.Q$1]*[.$A115]*360/256))" office:value-type="float" office:value="0.382683432365087">
            <text:p>0.3826834324</text:p>
          </table:table-cell>
          <table:table-cell table:formula="of:= [.B115]/1+ [.C115]/2+ [.D115]/3+ [.E115]/4+ [.F115]/5+ [.G115]/6+ [.H115]/7+ [.I115]/8+ [.J115]/9+ [.K115]/10+ [.L115]/11+ [.M115]/12+ [.N115]/13+ [.O115]/14+ [.P115]/15+ [.Q115]/16" office:value-type="float" office:value="0.190286081658039">
            <text:p>0.1902860817</text:p>
          </table:table-cell>
          <table:table-cell table:formula="of:=INT(([.R115]+2)*64)" office:value-type="float" office:value="140">
            <text:p>140</text:p>
          </table:table-cell>
          <table:table-cell/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SIN(RADIANS([.$A116]*360/256))" office:value-type="float" office:value="0.33688985339222">
            <text:p>0.3368898534</text:p>
          </table:table-cell>
          <table:table-cell table:formula="of:=SIN(RADIANS([.C$1]*[.$A116]*360/256))" office:value-type="float" office:value="-0.634393284163645">
            <text:p>-0.6343932842</text:p>
          </table:table-cell>
          <table:table-cell table:formula="of:=SIN(RADIANS([.D$1]*[.$A116]*360/256))" office:value-type="float" office:value="0.857728610000272">
            <text:p>0.85772861</text:p>
          </table:table-cell>
          <table:table-cell table:formula="of:=SIN(RADIANS([.E$1]*[.$A116]*360/256))" office:value-type="float" office:value="-0.98078528040323">
            <text:p>-0.9807852804</text:p>
          </table:table-cell>
          <table:table-cell table:formula="of:=SIN(RADIANS([.F$1]*[.$A116]*360/256))" office:value-type="float" office:value="0.989176509964781">
            <text:p>0.98917651</text:p>
          </table:table-cell>
          <table:table-cell table:formula="of:=SIN(RADIANS([.G$1]*[.$A116]*360/256))" office:value-type="float" office:value="-0.881921264348355">
            <text:p>-0.8819212643</text:p>
          </table:table-cell>
          <table:table-cell table:formula="of:=SIN(RADIANS([.H$1]*[.$A116]*360/256))" office:value-type="float" office:value="0.671558954847017">
            <text:p>0.6715589548</text:p>
          </table:table-cell>
          <table:table-cell table:formula="of:=SIN(RADIANS([.I$1]*[.$A116]*360/256))" office:value-type="float" office:value="-0.382683432365091">
            <text:p>-0.3826834324</text:p>
          </table:table-cell>
          <table:table-cell table:formula="of:=SIN(RADIANS([.J$1]*[.$A116]*360/256))" office:value-type="float" office:value="0.0490676743274186">
            <text:p>0.0490676743</text:p>
          </table:table-cell>
          <table:table-cell table:formula="of:=SIN(RADIANS([.K$1]*[.$A116]*360/256))" office:value-type="float" office:value="0.290284677254462">
            <text:p>0.2902846773</text:p>
          </table:table-cell>
          <table:table-cell table:formula="of:=SIN(RADIANS([.L$1]*[.$A116]*360/256))" office:value-type="float" office:value="-0.595699304492434">
            <text:p>-0.5956993045</text:p>
          </table:table-cell>
          <table:table-cell table:formula="of:=SIN(RADIANS([.M$1]*[.$A116]*360/256))" office:value-type="float" office:value="0.831469612302546">
            <text:p>0.8314696123</text:p>
          </table:table-cell>
          <table:table-cell table:formula="of:=SIN(RADIANS([.N$1]*[.$A116]*360/256))" office:value-type="float" office:value="-0.970031253194544">
            <text:p>-0.9700312532</text:p>
          </table:table-cell>
          <table:table-cell table:formula="of:=SIN(RADIANS([.O$1]*[.$A116]*360/256))" office:value-type="float" office:value="0.995184726672197">
            <text:p>0.9951847267</text:p>
          </table:table-cell>
          <table:table-cell table:formula="of:=SIN(RADIANS([.P$1]*[.$A116]*360/256))" office:value-type="float" office:value="-0.903989293123443">
            <text:p>-0.9039892931</text:p>
          </table:table-cell>
          <table:table-cell table:formula="of:=SIN(RADIANS([.Q$1]*[.$A116]*360/256))" office:value-type="float" office:value="0.707106781186549">
            <text:p>0.7071067812</text:p>
          </table:table-cell>
          <table:table-cell table:formula="of:= [.B116]/1+ [.C116]/2+ [.D116]/3+ [.E116]/4+ [.F116]/5+ [.G116]/6+ [.H116]/7+ [.I116]/8+ [.J116]/9+ [.K116]/10+ [.L116]/11+ [.M116]/12+ [.N116]/13+ [.O116]/14+ [.P116]/15+ [.Q116]/16" office:value-type="float" office:value="0.189366556229132">
            <text:p>0.1893665562</text:p>
          </table:table-cell>
          <table:table-cell table:formula="of:=INT(([.R116]+2)*64)" office:value-type="float" office:value="140">
            <text:p>140</text:p>
          </table:table-cell>
          <table:table-cell/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SIN(RADIANS([.$A117]*360/256))" office:value-type="float" office:value="0.313681740398891">
            <text:p>0.3136817404</text:p>
          </table:table-cell>
          <table:table-cell table:formula="of:=SIN(RADIANS([.C$1]*[.$A117]*360/256))" office:value-type="float" office:value="-0.595699304492433">
            <text:p>-0.5956993045</text:p>
          </table:table-cell>
          <table:table-cell table:formula="of:=SIN(RADIANS([.D$1]*[.$A117]*360/256))" office:value-type="float" office:value="0.817584813151584">
            <text:p>0.8175848132</text:p>
          </table:table-cell>
          <table:table-cell table:formula="of:=SIN(RADIANS([.E$1]*[.$A117]*360/256))" office:value-type="float" office:value="-0.956940335732209">
            <text:p>-0.9569403357</text:p>
          </table:table-cell>
          <table:table-cell table:formula="of:=SIN(RADIANS([.F$1]*[.$A117]*360/256))" office:value-type="float" office:value="0.999698818696204">
            <text:p>0.9996988187</text:p>
          </table:table-cell>
          <table:table-cell table:formula="of:=SIN(RADIANS([.G$1]*[.$A117]*360/256))" office:value-type="float" office:value="-0.941544065183021">
            <text:p>-0.9415440652</text:p>
          </table:table-cell>
          <table:table-cell table:formula="of:=SIN(RADIANS([.H$1]*[.$A117]*360/256))" office:value-type="float" office:value="0.788346427626606">
            <text:p>0.7883464276</text:p>
          </table:table-cell>
          <table:table-cell table:formula="of:=SIN(RADIANS([.I$1]*[.$A117]*360/256))" office:value-type="float" office:value="-0.555570233019603">
            <text:p>-0.555570233</text:p>
          </table:table-cell>
          <table:table-cell table:formula="of:=SIN(RADIANS([.J$1]*[.$A117]*360/256))" office:value-type="float" office:value="0.266712757474897">
            <text:p>0.2667127575</text:p>
          </table:table-cell>
          <table:table-cell table:formula="of:=SIN(RADIANS([.K$1]*[.$A117]*360/256))" office:value-type="float" office:value="0.0490676743274172">
            <text:p>0.0490676743</text:p>
          </table:table-cell>
          <table:table-cell table:formula="of:=SIN(RADIANS([.L$1]*[.$A117]*360/256))" office:value-type="float" office:value="-0.359895036534989">
            <text:p>-0.3598950365</text:p>
          </table:table-cell>
          <table:table-cell table:formula="of:=SIN(RADIANS([.M$1]*[.$A117]*360/256))" office:value-type="float" office:value="0.634393284163645">
            <text:p>0.6343932842</text:p>
          </table:table-cell>
          <table:table-cell table:formula="of:=SIN(RADIANS([.N$1]*[.$A117]*360/256))" office:value-type="float" office:value="-0.844853565249708">
            <text:p>-0.8448535652</text:p>
          </table:table-cell>
          <table:table-cell table:formula="of:=SIN(RADIANS([.O$1]*[.$A117]*360/256))" office:value-type="float" office:value="0.970031253194544">
            <text:p>0.9700312532</text:p>
          </table:table-cell>
          <table:table-cell table:formula="of:=SIN(RADIANS([.P$1]*[.$A117]*360/256))" office:value-type="float" office:value="-0.99729045667869">
            <text:p>-0.9972904567</text:p>
          </table:table-cell>
          <table:table-cell table:formula="of:=SIN(RADIANS([.Q$1]*[.$A117]*360/256))" office:value-type="float" office:value="0.923879532511287">
            <text:p>0.9238795325</text:p>
          </table:table-cell>
          <table:table-cell table:formula="of:= [.B117]/1+ [.C117]/2+ [.D117]/3+ [.E117]/4+ [.F117]/5+ [.G117]/6+ [.H117]/7+ [.I117]/8+ [.J117]/9+ [.K117]/10+ [.L117]/11+ [.M117]/12+ [.N117]/13+ [.O117]/14+ [.P117]/15+ [.Q117]/16" office:value-type="float" office:value="0.185561213138333">
            <text:p>0.1855612131</text:p>
          </table:table-cell>
          <table:table-cell table:formula="of:=INT(([.R117]+2)*64)" office:value-type="float" office:value="139">
            <text:p>139</text:p>
          </table:table-cell>
          <table:table-cell/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SIN(RADIANS([.$A118]*360/256))" office:value-type="float" office:value="0.290284677254462">
            <text:p>0.2902846773</text:p>
          </table:table-cell>
          <table:table-cell table:formula="of:=SIN(RADIANS([.C$1]*[.$A118]*360/256))" office:value-type="float" office:value="-0.555570233019602">
            <text:p>-0.555570233</text:p>
          </table:table-cell>
          <table:table-cell table:formula="of:=SIN(RADIANS([.D$1]*[.$A118]*360/256))" office:value-type="float" office:value="0.773010453362738">
            <text:p>0.7730104534</text:p>
          </table:table-cell>
          <table:table-cell table:formula="of:=SIN(RADIANS([.E$1]*[.$A118]*360/256))" office:value-type="float" office:value="-0.923879532511287">
            <text:p>-0.9238795325</text:p>
          </table:table-cell>
          <table:table-cell table:formula="of:=SIN(RADIANS([.F$1]*[.$A118]*360/256))" office:value-type="float" office:value="0.995184726672197">
            <text:p>0.9951847267</text:p>
          </table:table-cell>
          <table:table-cell table:formula="of:=SIN(RADIANS([.G$1]*[.$A118]*360/256))" office:value-type="float" office:value="-0.98078528040323">
            <text:p>-0.9807852804</text:p>
          </table:table-cell>
          <table:table-cell table:formula="of:=SIN(RADIANS([.H$1]*[.$A118]*360/256))" office:value-type="float" office:value="0.881921264348355">
            <text:p>0.8819212643</text:p>
          </table:table-cell>
          <table:table-cell table:formula="of:=SIN(RADIANS([.I$1]*[.$A118]*360/256))" office:value-type="float" office:value="-0.707106781186548">
            <text:p>-0.7071067812</text:p>
          </table:table-cell>
          <table:table-cell table:formula="of:=SIN(RADIANS([.J$1]*[.$A118]*360/256))" office:value-type="float" office:value="0.471396736825998">
            <text:p>0.4713967368</text:p>
          </table:table-cell>
          <table:table-cell table:formula="of:=SIN(RADIANS([.K$1]*[.$A118]*360/256))" office:value-type="float" office:value="-0.195090322016127">
            <text:p>-0.195090322</text:p>
          </table:table-cell>
          <table:table-cell table:formula="of:=SIN(RADIANS([.L$1]*[.$A118]*360/256))" office:value-type="float" office:value="-0.0980171403295615">
            <text:p>-0.0980171403</text:p>
          </table:table-cell>
          <table:table-cell table:formula="of:=SIN(RADIANS([.M$1]*[.$A118]*360/256))" office:value-type="float" office:value="0.382683432365093">
            <text:p>0.3826834324</text:p>
          </table:table-cell>
          <table:table-cell table:formula="of:=SIN(RADIANS([.N$1]*[.$A118]*360/256))" office:value-type="float" office:value="-0.634393284163648">
            <text:p>-0.6343932842</text:p>
          </table:table-cell>
          <table:table-cell table:formula="of:=SIN(RADIANS([.O$1]*[.$A118]*360/256))" office:value-type="float" office:value="0.831469612302546">
            <text:p>0.8314696123</text:p>
          </table:table-cell>
          <table:table-cell table:formula="of:=SIN(RADIANS([.P$1]*[.$A118]*360/256))" office:value-type="float" office:value="-0.956940335732209">
            <text:p>-0.9569403357</text:p>
          </table:table-cell>
          <table:table-cell table:formula="of:=SIN(RADIANS([.Q$1]*[.$A118]*360/256))" office:value-type="float" office:value="1">
            <text:p>1</text:p>
          </table:table-cell>
          <table:table-cell table:formula="of:= [.B118]/1+ [.C118]/2+ [.D118]/3+ [.E118]/4+ [.F118]/5+ [.G118]/6+ [.H118]/7+ [.I118]/8+ [.J118]/9+ [.K118]/10+ [.L118]/11+ [.M118]/12+ [.N118]/13+ [.O118]/14+ [.P118]/15+ [.Q118]/16" office:value-type="float" office:value="0.177516165797619">
            <text:p>0.1775161658</text:p>
          </table:table-cell>
          <table:table-cell table:formula="of:=INT(([.R118]+2)*64)" office:value-type="float" office:value="139">
            <text:p>139</text:p>
          </table:table-cell>
          <table:table-cell/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SIN(RADIANS([.$A119]*360/256))" office:value-type="float" office:value="0.266712757474898">
            <text:p>0.2667127575</text:p>
          </table:table-cell>
          <table:table-cell table:formula="of:=SIN(RADIANS([.C$1]*[.$A119]*360/256))" office:value-type="float" office:value="-0.514102744193222">
            <text:p>-0.5141027442</text:p>
          </table:table-cell>
          <table:table-cell table:formula="of:=SIN(RADIANS([.D$1]*[.$A119]*360/256))" office:value-type="float" office:value="0.724247082951467">
            <text:p>0.724247083</text:p>
          </table:table-cell>
          <table:table-cell table:formula="of:=SIN(RADIANS([.E$1]*[.$A119]*360/256))" office:value-type="float" office:value="-0.881921264348355">
            <text:p>-0.8819212643</text:p>
          </table:table-cell>
          <table:table-cell table:formula="of:=SIN(RADIANS([.F$1]*[.$A119]*360/256))" office:value-type="float" office:value="0.975702130038529">
            <text:p>0.97570213</text:p>
          </table:table-cell>
          <table:table-cell table:formula="of:=SIN(RADIANS([.G$1]*[.$A119]*360/256))" office:value-type="float" office:value="-0.998795456205172">
            <text:p>-0.9987954562</text:p>
          </table:table-cell>
          <table:table-cell table:formula="of:=SIN(RADIANS([.H$1]*[.$A119]*360/256))" office:value-type="float" office:value="0.949528180593036">
            <text:p>0.9495281806</text:p>
          </table:table-cell>
          <table:table-cell table:formula="of:=SIN(RADIANS([.I$1]*[.$A119]*360/256))" office:value-type="float" office:value="-0.831469612302545">
            <text:p>-0.8314696123</text:p>
          </table:table-cell>
          <table:table-cell table:formula="of:=SIN(RADIANS([.J$1]*[.$A119]*360/256))" office:value-type="float" office:value="0.653172842953776">
            <text:p>0.653172843</text:p>
          </table:table-cell>
          <table:table-cell table:formula="of:=SIN(RADIANS([.K$1]*[.$A119]*360/256))" office:value-type="float" office:value="-0.427555093430281">
            <text:p>-0.4275550934</text:p>
          </table:table-cell>
          <table:table-cell table:formula="of:=SIN(RADIANS([.L$1]*[.$A119]*360/256))" office:value-type="float" office:value="0.1709618887603">
            <text:p>0.1709618888</text:p>
          </table:table-cell>
          <table:table-cell table:formula="of:=SIN(RADIANS([.M$1]*[.$A119]*360/256))" office:value-type="float" office:value="0.0980171403295616">
            <text:p>0.0980171403</text:p>
          </table:table-cell>
          <table:table-cell table:formula="of:=SIN(RADIANS([.N$1]*[.$A119]*360/256))" office:value-type="float" office:value="-0.359895036534986">
            <text:p>-0.3598950365</text:p>
          </table:table-cell>
          <table:table-cell table:formula="of:=SIN(RADIANS([.O$1]*[.$A119]*360/256))" office:value-type="float" office:value="0.595699304492434">
            <text:p>0.5956993045</text:p>
          </table:table-cell>
          <table:table-cell table:formula="of:=SIN(RADIANS([.P$1]*[.$A119]*360/256))" office:value-type="float" office:value="-0.788346427626605">
            <text:p>-0.7883464276</text:p>
          </table:table-cell>
          <table:table-cell table:formula="of:=SIN(RADIANS([.Q$1]*[.$A119]*360/256))" office:value-type="float" office:value="0.923879532511287">
            <text:p>0.9238795325</text:p>
          </table:table-cell>
          <table:table-cell table:formula="of:= [.B119]/1+ [.C119]/2+ [.D119]/3+ [.E119]/4+ [.F119]/5+ [.G119]/6+ [.H119]/7+ [.I119]/8+ [.J119]/9+ [.K119]/10+ [.L119]/11+ [.M119]/12+ [.N119]/13+ [.O119]/14+ [.P119]/15+ [.Q119]/16" office:value-type="float" office:value="0.164565556567297">
            <text:p>0.1645655566</text:p>
          </table:table-cell>
          <table:table-cell table:formula="of:=INT(([.R119]+2)*64)" office:value-type="float" office:value="138">
            <text:p>138</text:p>
          </table:table-cell>
          <table:table-cell/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SIN(RADIANS([.$A120]*360/256))" office:value-type="float" office:value="0.242980179903264">
            <text:p>0.2429801799</text:p>
          </table:table-cell>
          <table:table-cell table:formula="of:=SIN(RADIANS([.C$1]*[.$A120]*360/256))" office:value-type="float" office:value="-0.471396736825998">
            <text:p>-0.4713967368</text:p>
          </table:table-cell>
          <table:table-cell table:formula="of:=SIN(RADIANS([.D$1]*[.$A120]*360/256))" office:value-type="float" office:value="0.671558954847018">
            <text:p>0.6715589548</text:p>
          </table:table-cell>
          <table:table-cell table:formula="of:=SIN(RADIANS([.E$1]*[.$A120]*360/256))" office:value-type="float" office:value="-0.831469612302545">
            <text:p>-0.8314696123</text:p>
          </table:table-cell>
          <table:table-cell table:formula="of:=SIN(RADIANS([.F$1]*[.$A120]*360/256))" office:value-type="float" office:value="0.941544065183021">
            <text:p>0.9415440652</text:p>
          </table:table-cell>
          <table:table-cell table:formula="of:=SIN(RADIANS([.G$1]*[.$A120]*360/256))" office:value-type="float" office:value="-0.995184726672197">
            <text:p>-0.9951847267</text:p>
          </table:table-cell>
          <table:table-cell table:formula="of:=SIN(RADIANS([.H$1]*[.$A120]*360/256))" office:value-type="float" office:value="0.989176509964781">
            <text:p>0.98917651</text:p>
          </table:table-cell>
          <table:table-cell table:formula="of:=SIN(RADIANS([.I$1]*[.$A120]*360/256))" office:value-type="float" office:value="-0.923879532511286">
            <text:p>-0.9238795325</text:p>
          </table:table-cell>
          <table:table-cell table:formula="of:=SIN(RADIANS([.J$1]*[.$A120]*360/256))" office:value-type="float" office:value="0.803207531480646">
            <text:p>0.8032075315</text:p>
          </table:table-cell>
          <table:table-cell table:formula="of:=SIN(RADIANS([.K$1]*[.$A120]*360/256))" office:value-type="float" office:value="-0.634393284163646">
            <text:p>-0.6343932842</text:p>
          </table:table-cell>
          <table:table-cell table:formula="of:=SIN(RADIANS([.L$1]*[.$A120]*360/256))" office:value-type="float" office:value="0.427555093430281">
            <text:p>0.4275550934</text:p>
          </table:table-cell>
          <table:table-cell table:formula="of:=SIN(RADIANS([.M$1]*[.$A120]*360/256))" office:value-type="float" office:value="-0.19509032201613">
            <text:p>-0.195090322</text:p>
          </table:table-cell>
          <table:table-cell table:formula="of:=SIN(RADIANS([.N$1]*[.$A120]*360/256))" office:value-type="float" office:value="-0.0490676743274175">
            <text:p>-0.0490676743</text:p>
          </table:table-cell>
          <table:table-cell table:formula="of:=SIN(RADIANS([.O$1]*[.$A120]*360/256))" office:value-type="float" office:value="0.290284677254463">
            <text:p>0.2902846773</text:p>
          </table:table-cell>
          <table:table-cell table:formula="of:=SIN(RADIANS([.P$1]*[.$A120]*360/256))" office:value-type="float" office:value="-0.514102744193223">
            <text:p>-0.5141027442</text:p>
          </table:table-cell>
          <table:table-cell table:formula="of:=SIN(RADIANS([.Q$1]*[.$A120]*360/256))" office:value-type="float" office:value="0.707106781186549">
            <text:p>0.7071067812</text:p>
          </table:table-cell>
          <table:table-cell table:formula="of:= [.B120]/1+ [.C120]/2+ [.D120]/3+ [.E120]/4+ [.F120]/5+ [.G120]/6+ [.H120]/7+ [.I120]/8+ [.J120]/9+ [.K120]/10+ [.L120]/11+ [.M120]/12+ [.N120]/13+ [.O120]/14+ [.P120]/15+ [.Q120]/16" office:value-type="float" office:value="0.146835985462924">
            <text:p>0.1468359855</text:p>
          </table:table-cell>
          <table:table-cell table:formula="of:=INT(([.R120]+2)*64)" office:value-type="float" office:value="137">
            <text:p>137</text:p>
          </table:table-cell>
          <table:table-cell/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SIN(RADIANS([.$A121]*360/256))" office:value-type="float" office:value="0.21910124015687">
            <text:p>0.2191012402</text:p>
          </table:table-cell>
          <table:table-cell table:formula="of:=SIN(RADIANS([.C$1]*[.$A121]*360/256))" office:value-type="float" office:value="-0.427555093430283">
            <text:p>-0.4275550934</text:p>
          </table:table-cell>
          <table:table-cell table:formula="of:=SIN(RADIANS([.D$1]*[.$A121]*360/256))" office:value-type="float" office:value="0.615231590580627">
            <text:p>0.6152315906</text:p>
          </table:table-cell>
          <table:table-cell table:formula="of:=SIN(RADIANS([.E$1]*[.$A121]*360/256))" office:value-type="float" office:value="-0.773010453362738">
            <text:p>-0.7730104534</text:p>
          </table:table-cell>
          <table:table-cell table:formula="of:=SIN(RADIANS([.F$1]*[.$A121]*360/256))" office:value-type="float" office:value="0.893224301195515">
            <text:p>0.8932243012</text:p>
          </table:table-cell>
          <table:table-cell table:formula="of:=SIN(RADIANS([.G$1]*[.$A121]*360/256))" office:value-type="float" office:value="-0.970031253194544">
            <text:p>-0.9700312532</text:p>
          </table:table-cell>
          <table:table-cell table:formula="of:=SIN(RADIANS([.H$1]*[.$A121]*360/256))" office:value-type="float" office:value="0.999698818696204">
            <text:p>0.9996988187</text:p>
          </table:table-cell>
          <table:table-cell table:formula="of:=SIN(RADIANS([.I$1]*[.$A121]*360/256))" office:value-type="float" office:value="-0.98078528040323">
            <text:p>-0.9807852804</text:p>
          </table:table-cell>
          <table:table-cell table:formula="of:=SIN(RADIANS([.J$1]*[.$A121]*360/256))" office:value-type="float" office:value="0.914209755703531">
            <text:p>0.9142097557</text:p>
          </table:table-cell>
          <table:table-cell table:formula="of:=SIN(RADIANS([.K$1]*[.$A121]*360/256))" office:value-type="float" office:value="-0.803207531480645">
            <text:p>-0.8032075315</text:p>
          </table:table-cell>
          <table:table-cell table:formula="of:=SIN(RADIANS([.L$1]*[.$A121]*360/256))" office:value-type="float" office:value="0.653172842953779">
            <text:p>0.653172843</text:p>
          </table:table-cell>
          <table:table-cell table:formula="of:=SIN(RADIANS([.M$1]*[.$A121]*360/256))" office:value-type="float" office:value="-0.471396736825995">
            <text:p>-0.4713967368</text:p>
          </table:table-cell>
          <table:table-cell table:formula="of:=SIN(RADIANS([.N$1]*[.$A121]*360/256))" office:value-type="float" office:value="0.266712757474897">
            <text:p>0.2667127575</text:p>
          </table:table-cell>
          <table:table-cell table:formula="of:=SIN(RADIANS([.O$1]*[.$A121]*360/256))" office:value-type="float" office:value="-0.049067674327418">
            <text:p>-0.0490676743</text:p>
          </table:table-cell>
          <table:table-cell table:formula="of:=SIN(RADIANS([.P$1]*[.$A121]*360/256))" office:value-type="float" office:value="-0.1709618887603">
            <text:p>-0.1709618888</text:p>
          </table:table-cell>
          <table:table-cell table:formula="of:=SIN(RADIANS([.Q$1]*[.$A121]*360/256))" office:value-type="float" office:value="0.382683432365093">
            <text:p>0.3826834324</text:p>
          </table:table-cell>
          <table:table-cell table:formula="of:= [.B121]/1+ [.C121]/2+ [.D121]/3+ [.E121]/4+ [.F121]/5+ [.G121]/6+ [.H121]/7+ [.I121]/8+ [.J121]/9+ [.K121]/10+ [.L121]/11+ [.M121]/12+ [.N121]/13+ [.O121]/14+ [.P121]/15+ [.Q121]/16" office:value-type="float" office:value="0.125223402479379">
            <text:p>0.1252234025</text:p>
          </table:table-cell>
          <table:table-cell table:formula="of:=INT(([.R121]+2)*64)" office:value-type="float" office:value="136">
            <text:p>136</text:p>
          </table:table-cell>
          <table:table-cell/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IN(RADIANS([.$A122]*360/256))" office:value-type="float" office:value="0.195090322016128">
            <text:p>0.195090322</text:p>
          </table:table-cell>
          <table:table-cell table:formula="of:=SIN(RADIANS([.C$1]*[.$A122]*360/256))" office:value-type="float" office:value="-0.38268343236509">
            <text:p>-0.3826834324</text:p>
          </table:table-cell>
          <table:table-cell table:formula="of:=SIN(RADIANS([.D$1]*[.$A122]*360/256))" office:value-type="float" office:value="0.555570233019602">
            <text:p>0.555570233</text:p>
          </table:table-cell>
          <table:table-cell table:formula="of:=SIN(RADIANS([.E$1]*[.$A122]*360/256))" office:value-type="float" office:value="-0.707106781186547">
            <text:p>-0.7071067812</text:p>
          </table:table-cell>
          <table:table-cell table:formula="of:=SIN(RADIANS([.F$1]*[.$A122]*360/256))" office:value-type="float" office:value="0.831469612302546">
            <text:p>0.8314696123</text:p>
          </table:table-cell>
          <table:table-cell table:formula="of:=SIN(RADIANS([.G$1]*[.$A122]*360/256))" office:value-type="float" office:value="-0.923879532511287">
            <text:p>-0.9238795325</text:p>
          </table:table-cell>
          <table:table-cell table:formula="of:=SIN(RADIANS([.H$1]*[.$A122]*360/256))" office:value-type="float" office:value="0.98078528040323">
            <text:p>0.9807852804</text:p>
          </table:table-cell>
          <table:table-cell table:formula="of:=SIN(RADIANS([.I$1]*[.$A122]*360/256))" office:value-type="float" office:value="-1">
            <text:p>-1</text:p>
          </table:table-cell>
          <table:table-cell table:formula="of:=SIN(RADIANS([.J$1]*[.$A122]*360/256))" office:value-type="float" office:value="0.98078528040323">
            <text:p>0.9807852804</text:p>
          </table:table-cell>
          <table:table-cell table:formula="of:=SIN(RADIANS([.K$1]*[.$A122]*360/256))" office:value-type="float" office:value="-0.923879532511286">
            <text:p>-0.9238795325</text:p>
          </table:table-cell>
          <table:table-cell table:formula="of:=SIN(RADIANS([.L$1]*[.$A122]*360/256))" office:value-type="float" office:value="0.831469612302547">
            <text:p>0.8314696123</text:p>
          </table:table-cell>
          <table:table-cell table:formula="of:=SIN(RADIANS([.M$1]*[.$A122]*360/256))" office:value-type="float" office:value="-0.707106781186547">
            <text:p>-0.7071067812</text:p>
          </table:table-cell>
          <table:table-cell table:formula="of:=SIN(RADIANS([.N$1]*[.$A122]*360/256))" office:value-type="float" office:value="0.555570233019599">
            <text:p>0.555570233</text:p>
          </table:table-cell>
          <table:table-cell table:formula="of:=SIN(RADIANS([.O$1]*[.$A122]*360/256))" office:value-type="float" office:value="-0.38268343236509">
            <text:p>-0.3826834324</text:p>
          </table:table-cell>
          <table:table-cell table:formula="of:=SIN(RADIANS([.P$1]*[.$A122]*360/256))" office:value-type="float" office:value="0.195090322016126">
            <text:p>0.195090322</text:p>
          </table:table-cell>
          <table:table-cell table:formula="of:=SIN(RADIANS([.Q$1]*[.$A122]*360/256))" office:value-type="float" office:value="-1.71574348007947E-015">
            <text:p>-1.71574348007947E-015</text:p>
          </table:table-cell>
          <table:table-cell table:formula="of:= [.B122]/1+ [.C122]/2+ [.D122]/3+ [.E122]/4+ [.F122]/5+ [.G122]/6+ [.H122]/7+ [.I122]/8+ [.J122]/9+ [.K122]/10+ [.L122]/11+ [.M122]/12+ [.N122]/13+ [.O122]/14+ [.P122]/15+ [.Q122]/16" office:value-type="float" office:value="0.101246604345425">
            <text:p>0.1012466043</text:p>
          </table:table-cell>
          <table:table-cell table:formula="of:=INT(([.R122]+2)*64)" office:value-type="float" office:value="134">
            <text:p>134</text:p>
          </table:table-cell>
          <table:table-cell/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SIN(RADIANS([.$A123]*360/256))" office:value-type="float" office:value="0.170961888760301">
            <text:p>0.1709618888</text:p>
          </table:table-cell>
          <table:table-cell table:formula="of:=SIN(RADIANS([.C$1]*[.$A123]*360/256))" office:value-type="float" office:value="-0.33688985339222">
            <text:p>-0.3368898534</text:p>
          </table:table-cell>
          <table:table-cell table:formula="of:=SIN(RADIANS([.D$1]*[.$A123]*360/256))" office:value-type="float" office:value="0.492898192229784">
            <text:p>0.4928981922</text:p>
          </table:table-cell>
          <table:table-cell table:formula="of:=SIN(RADIANS([.E$1]*[.$A123]*360/256))" office:value-type="float" office:value="-0.634393284163645">
            <text:p>-0.6343932842</text:p>
          </table:table-cell>
          <table:table-cell table:formula="of:=SIN(RADIANS([.F$1]*[.$A123]*360/256))" office:value-type="float" office:value="0.757208846506485">
            <text:p>0.7572088465</text:p>
          </table:table-cell>
          <table:table-cell table:formula="of:=SIN(RADIANS([.G$1]*[.$A123]*360/256))" office:value-type="float" office:value="-0.857728610000271">
            <text:p>-0.85772861</text:p>
          </table:table-cell>
          <table:table-cell table:formula="of:=SIN(RADIANS([.H$1]*[.$A123]*360/256))" office:value-type="float" office:value="0.932992798834739">
            <text:p>0.9329927988</text:p>
          </table:table-cell>
          <table:table-cell table:formula="of:=SIN(RADIANS([.I$1]*[.$A123]*360/256))" office:value-type="float" office:value="-0.98078528040323">
            <text:p>-0.9807852804</text:p>
          </table:table-cell>
          <table:table-cell table:formula="of:=SIN(RADIANS([.J$1]*[.$A123]*360/256))" office:value-type="float" office:value="0.999698818696204">
            <text:p>0.9996988187</text:p>
          </table:table-cell>
          <table:table-cell table:formula="of:=SIN(RADIANS([.K$1]*[.$A123]*360/256))" office:value-type="float" office:value="-0.989176509964781">
            <text:p>-0.98917651</text:p>
          </table:table-cell>
          <table:table-cell table:formula="of:=SIN(RADIANS([.L$1]*[.$A123]*360/256))" office:value-type="float" office:value="0.949528180593037">
            <text:p>0.9495281806</text:p>
          </table:table-cell>
          <table:table-cell table:formula="of:=SIN(RADIANS([.M$1]*[.$A123]*360/256))" office:value-type="float" office:value="-0.881921264348356">
            <text:p>-0.8819212643</text:p>
          </table:table-cell>
          <table:table-cell table:formula="of:=SIN(RADIANS([.N$1]*[.$A123]*360/256))" office:value-type="float" office:value="0.788346427626607">
            <text:p>0.7883464276</text:p>
          </table:table-cell>
          <table:table-cell table:formula="of:=SIN(RADIANS([.O$1]*[.$A123]*360/256))" office:value-type="float" office:value="-0.671558954847019">
            <text:p>-0.6715589548</text:p>
          </table:table-cell>
          <table:table-cell table:formula="of:=SIN(RADIANS([.P$1]*[.$A123]*360/256))" office:value-type="float" office:value="0.534997619887098">
            <text:p>0.5349976199</text:p>
          </table:table-cell>
          <table:table-cell table:formula="of:=SIN(RADIANS([.Q$1]*[.$A123]*360/256))" office:value-type="float" office:value="-0.38268343236509">
            <text:p>-0.3826834324</text:p>
          </table:table-cell>
          <table:table-cell table:formula="of:= [.B123]/1+ [.C123]/2+ [.D123]/3+ [.E123]/4+ [.F123]/5+ [.G123]/6+ [.H123]/7+ [.I123]/8+ [.J123]/9+ [.K123]/10+ [.L123]/11+ [.M123]/12+ [.N123]/13+ [.O123]/14+ [.P123]/15+ [.Q123]/16" office:value-type="float" office:value="0.0768011950076667">
            <text:p>0.076801195</text:p>
          </table:table-cell>
          <table:table-cell table:formula="of:=INT(([.R123]+2)*64)" office:value-type="float" office:value="132">
            <text:p>132</text:p>
          </table:table-cell>
          <table:table-cell/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SIN(RADIANS([.$A124]*360/256))" office:value-type="float" office:value="0.146730474455362">
            <text:p>0.1467304745</text:p>
          </table:table-cell>
          <table:table-cell table:formula="of:=SIN(RADIANS([.C$1]*[.$A124]*360/256))" office:value-type="float" office:value="-0.290284677254462">
            <text:p>-0.2902846773</text:p>
          </table:table-cell>
          <table:table-cell table:formula="of:=SIN(RADIANS([.D$1]*[.$A124]*360/256))" office:value-type="float" office:value="0.427555093430283">
            <text:p>0.4275550934</text:p>
          </table:table-cell>
          <table:table-cell table:formula="of:=SIN(RADIANS([.E$1]*[.$A124]*360/256))" office:value-type="float" office:value="-0.555570233019602">
            <text:p>-0.555570233</text:p>
          </table:table-cell>
          <table:table-cell table:formula="of:=SIN(RADIANS([.F$1]*[.$A124]*360/256))" office:value-type="float" office:value="0.671558954847018">
            <text:p>0.6715589548</text:p>
          </table:table-cell>
          <table:table-cell table:formula="of:=SIN(RADIANS([.G$1]*[.$A124]*360/256))" office:value-type="float" office:value="-0.773010453362738">
            <text:p>-0.7730104534</text:p>
          </table:table-cell>
          <table:table-cell table:formula="of:=SIN(RADIANS([.H$1]*[.$A124]*360/256))" office:value-type="float" office:value="0.857728610000271">
            <text:p>0.85772861</text:p>
          </table:table-cell>
          <table:table-cell table:formula="of:=SIN(RADIANS([.I$1]*[.$A124]*360/256))" office:value-type="float" office:value="-0.923879532511287">
            <text:p>-0.9238795325</text:p>
          </table:table-cell>
          <table:table-cell table:formula="of:=SIN(RADIANS([.J$1]*[.$A124]*360/256))" office:value-type="float" office:value="0.970031253194544">
            <text:p>0.9700312532</text:p>
          </table:table-cell>
          <table:table-cell table:formula="of:=SIN(RADIANS([.K$1]*[.$A124]*360/256))" office:value-type="float" office:value="-0.995184726672197">
            <text:p>-0.9951847267</text:p>
          </table:table-cell>
          <table:table-cell table:formula="of:=SIN(RADIANS([.L$1]*[.$A124]*360/256))" office:value-type="float" office:value="0.998795456205172">
            <text:p>0.9987954562</text:p>
          </table:table-cell>
          <table:table-cell table:formula="of:=SIN(RADIANS([.M$1]*[.$A124]*360/256))" office:value-type="float" office:value="-0.98078528040323">
            <text:p>-0.9807852804</text:p>
          </table:table-cell>
          <table:table-cell table:formula="of:=SIN(RADIANS([.N$1]*[.$A124]*360/256))" office:value-type="float" office:value="0.941544065183021">
            <text:p>0.9415440652</text:p>
          </table:table-cell>
          <table:table-cell table:formula="of:=SIN(RADIANS([.O$1]*[.$A124]*360/256))" office:value-type="float" office:value="-0.881921264348356">
            <text:p>-0.8819212643</text:p>
          </table:table-cell>
          <table:table-cell table:formula="of:=SIN(RADIANS([.P$1]*[.$A124]*360/256))" office:value-type="float" office:value="0.803207531480643">
            <text:p>0.8032075315</text:p>
          </table:table-cell>
          <table:table-cell table:formula="of:=SIN(RADIANS([.Q$1]*[.$A124]*360/256))" office:value-type="float" office:value="-0.707106781186547">
            <text:p>-0.7071067812</text:p>
          </table:table-cell>
          <table:table-cell table:formula="of:= [.B124]/1+ [.C124]/2+ [.D124]/3+ [.E124]/4+ [.F124]/5+ [.G124]/6+ [.H124]/7+ [.I124]/8+ [.J124]/9+ [.K124]/10+ [.L124]/11+ [.M124]/12+ [.N124]/13+ [.O124]/14+ [.P124]/15+ [.Q124]/16" office:value-type="float" office:value="0.0538537178505727">
            <text:p>0.0538537179</text:p>
          </table:table-cell>
          <table:table-cell table:formula="of:=INT(([.R124]+2)*64)" office:value-type="float" office:value="131">
            <text:p>131</text:p>
          </table:table-cell>
          <table:table-cell/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SIN(RADIANS([.$A125]*360/256))" office:value-type="float" office:value="0.122410675199216">
            <text:p>0.1224106752</text:p>
          </table:table-cell>
          <table:table-cell table:formula="of:=SIN(RADIANS([.C$1]*[.$A125]*360/256))" office:value-type="float" office:value="-0.242980179903264">
            <text:p>-0.2429801799</text:p>
          </table:table-cell>
          <table:table-cell table:formula="of:=SIN(RADIANS([.D$1]*[.$A125]*360/256))" office:value-type="float" office:value="0.359895036534988">
            <text:p>0.3598950365</text:p>
          </table:table-cell>
          <table:table-cell table:formula="of:=SIN(RADIANS([.E$1]*[.$A125]*360/256))" office:value-type="float" office:value="-0.471396736825998">
            <text:p>-0.4713967368</text:p>
          </table:table-cell>
          <table:table-cell table:formula="of:=SIN(RADIANS([.F$1]*[.$A125]*360/256))" office:value-type="float" office:value="0.575808191417845">
            <text:p>0.5758081914</text:p>
          </table:table-cell>
          <table:table-cell table:formula="of:=SIN(RADIANS([.G$1]*[.$A125]*360/256))" office:value-type="float" office:value="-0.671558954847018">
            <text:p>-0.6715589548</text:p>
          </table:table-cell>
          <table:table-cell table:formula="of:=SIN(RADIANS([.H$1]*[.$A125]*360/256))" office:value-type="float" office:value="0.757208846506484">
            <text:p>0.7572088465</text:p>
          </table:table-cell>
          <table:table-cell table:formula="of:=SIN(RADIANS([.I$1]*[.$A125]*360/256))" office:value-type="float" office:value="-0.831469612302546">
            <text:p>-0.8314696123</text:p>
          </table:table-cell>
          <table:table-cell table:formula="of:=SIN(RADIANS([.J$1]*[.$A125]*360/256))" office:value-type="float" office:value="0.893224301195515">
            <text:p>0.8932243012</text:p>
          </table:table-cell>
          <table:table-cell table:formula="of:=SIN(RADIANS([.K$1]*[.$A125]*360/256))" office:value-type="float" office:value="-0.94154406518302">
            <text:p>-0.9415440652</text:p>
          </table:table-cell>
          <table:table-cell table:formula="of:=SIN(RADIANS([.L$1]*[.$A125]*360/256))" office:value-type="float" office:value="0.975702130038528">
            <text:p>0.97570213</text:p>
          </table:table-cell>
          <table:table-cell table:formula="of:=SIN(RADIANS([.M$1]*[.$A125]*360/256))" office:value-type="float" office:value="-0.995184726672197">
            <text:p>-0.9951847267</text:p>
          </table:table-cell>
          <table:table-cell table:formula="of:=SIN(RADIANS([.N$1]*[.$A125]*360/256))" office:value-type="float" office:value="0.999698818696204">
            <text:p>0.9996988187</text:p>
          </table:table-cell>
          <table:table-cell table:formula="of:=SIN(RADIANS([.O$1]*[.$A125]*360/256))" office:value-type="float" office:value="-0.989176509964781">
            <text:p>-0.98917651</text:p>
          </table:table-cell>
          <table:table-cell table:formula="of:=SIN(RADIANS([.P$1]*[.$A125]*360/256))" office:value-type="float" office:value="0.96377606579544">
            <text:p>0.9637760658</text:p>
          </table:table-cell>
          <table:table-cell table:formula="of:=SIN(RADIANS([.Q$1]*[.$A125]*360/256))" office:value-type="float" office:value="-0.923879532511286">
            <text:p>-0.9238795325</text:p>
          </table:table-cell>
          <table:table-cell table:formula="of:= [.B125]/1+ [.C125]/2+ [.D125]/3+ [.E125]/4+ [.F125]/5+ [.G125]/6+ [.H125]/7+ [.I125]/8+ [.J125]/9+ [.K125]/10+ [.L125]/11+ [.M125]/12+ [.N125]/13+ [.O125]/14+ [.P125]/15+ [.Q125]/16" office:value-type="float" office:value="0.0341251320622916">
            <text:p>0.0341251321</text:p>
          </table:table-cell>
          <table:table-cell table:formula="of:=INT(([.R125]+2)*64)" office:value-type="float" office:value="130">
            <text:p>130</text:p>
          </table:table-cell>
          <table:table-cell/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SIN(RADIANS([.$A126]*360/256))" office:value-type="float" office:value="0.0980171403295608">
            <text:p>0.0980171403</text:p>
          </table:table-cell>
          <table:table-cell table:formula="of:=SIN(RADIANS([.C$1]*[.$A126]*360/256))" office:value-type="float" office:value="-0.195090322016129">
            <text:p>-0.195090322</text:p>
          </table:table-cell>
          <table:table-cell table:formula="of:=SIN(RADIANS([.D$1]*[.$A126]*360/256))" office:value-type="float" office:value="0.290284677254462">
            <text:p>0.2902846773</text:p>
          </table:table-cell>
          <table:table-cell table:formula="of:=SIN(RADIANS([.E$1]*[.$A126]*360/256))" office:value-type="float" office:value="-0.382683432365091">
            <text:p>-0.3826834324</text:p>
          </table:table-cell>
          <table:table-cell table:formula="of:=SIN(RADIANS([.F$1]*[.$A126]*360/256))" office:value-type="float" office:value="0.471396736825998">
            <text:p>0.4713967368</text:p>
          </table:table-cell>
          <table:table-cell table:formula="of:=SIN(RADIANS([.G$1]*[.$A126]*360/256))" office:value-type="float" office:value="-0.555570233019601">
            <text:p>-0.555570233</text:p>
          </table:table-cell>
          <table:table-cell table:formula="of:=SIN(RADIANS([.H$1]*[.$A126]*360/256))" office:value-type="float" office:value="0.634393284163647">
            <text:p>0.6343932842</text:p>
          </table:table-cell>
          <table:table-cell table:formula="of:=SIN(RADIANS([.I$1]*[.$A126]*360/256))" office:value-type="float" office:value="-0.707106781186549">
            <text:p>-0.7071067812</text:p>
          </table:table-cell>
          <table:table-cell table:formula="of:=SIN(RADIANS([.J$1]*[.$A126]*360/256))" office:value-type="float" office:value="0.773010453362738">
            <text:p>0.7730104534</text:p>
          </table:table-cell>
          <table:table-cell table:formula="of:=SIN(RADIANS([.K$1]*[.$A126]*360/256))" office:value-type="float" office:value="-0.831469612302546">
            <text:p>-0.8314696123</text:p>
          </table:table-cell>
          <table:table-cell table:formula="of:=SIN(RADIANS([.L$1]*[.$A126]*360/256))" office:value-type="float" office:value="0.881921264348354">
            <text:p>0.8819212643</text:p>
          </table:table-cell>
          <table:table-cell table:formula="of:=SIN(RADIANS([.M$1]*[.$A126]*360/256))" office:value-type="float" office:value="-0.923879532511286">
            <text:p>-0.9238795325</text:p>
          </table:table-cell>
          <table:table-cell table:formula="of:=SIN(RADIANS([.N$1]*[.$A126]*360/256))" office:value-type="float" office:value="0.956940335732208">
            <text:p>0.9569403357</text:p>
          </table:table-cell>
          <table:table-cell table:formula="of:=SIN(RADIANS([.O$1]*[.$A126]*360/256))" office:value-type="float" office:value="-0.980785280403231">
            <text:p>-0.9807852804</text:p>
          </table:table-cell>
          <table:table-cell table:formula="of:=SIN(RADIANS([.P$1]*[.$A126]*360/256))" office:value-type="float" office:value="0.995184726672197">
            <text:p>0.9951847267</text:p>
          </table:table-cell>
          <table:table-cell table:formula="of:=SIN(RADIANS([.Q$1]*[.$A126]*360/256))" office:value-type="float" office:value="-1">
            <text:p>-1</text:p>
          </table:table-cell>
          <table:table-cell table:formula="of:= [.B126]/1+ [.C126]/2+ [.D126]/3+ [.E126]/4+ [.F126]/5+ [.G126]/6+ [.H126]/7+ [.I126]/8+ [.J126]/9+ [.K126]/10+ [.L126]/11+ [.M126]/12+ [.N126]/13+ [.O126]/14+ [.P126]/15+ [.Q126]/16" office:value-type="float" office:value="0.0188143937585473">
            <text:p>0.0188143938</text:p>
          </table:table-cell>
          <table:table-cell table:formula="of:=INT(([.R126]+2)*64)" office:value-type="float" office:value="129">
            <text:p>129</text:p>
          </table:table-cell>
          <table:table-cell/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SIN(RADIANS([.$A127]*360/256))" office:value-type="float" office:value="0.0735645635996673">
            <text:p>0.0735645636</text:p>
          </table:table-cell>
          <table:table-cell table:formula="of:=SIN(RADIANS([.C$1]*[.$A127]*360/256))" office:value-type="float" office:value="-0.146730474455362">
            <text:p>-0.1467304745</text:p>
          </table:table-cell>
          <table:table-cell table:formula="of:=SIN(RADIANS([.D$1]*[.$A127]*360/256))" office:value-type="float" office:value="0.21910124015687">
            <text:p>0.2191012402</text:p>
          </table:table-cell>
          <table:table-cell table:formula="of:=SIN(RADIANS([.E$1]*[.$A127]*360/256))" office:value-type="float" office:value="-0.290284677254462">
            <text:p>-0.2902846773</text:p>
          </table:table-cell>
          <table:table-cell table:formula="of:=SIN(RADIANS([.F$1]*[.$A127]*360/256))" office:value-type="float" office:value="0.359895036534988">
            <text:p>0.3598950365</text:p>
          </table:table-cell>
          <table:table-cell table:formula="of:=SIN(RADIANS([.G$1]*[.$A127]*360/256))" office:value-type="float" office:value="-0.427555093430283">
            <text:p>-0.4275550934</text:p>
          </table:table-cell>
          <table:table-cell table:formula="of:=SIN(RADIANS([.H$1]*[.$A127]*360/256))" office:value-type="float" office:value="0.492898192229786">
            <text:p>0.4928981922</text:p>
          </table:table-cell>
          <table:table-cell table:formula="of:=SIN(RADIANS([.I$1]*[.$A127]*360/256))" office:value-type="float" office:value="-0.555570233019601">
            <text:p>-0.555570233</text:p>
          </table:table-cell>
          <table:table-cell table:formula="of:=SIN(RADIANS([.J$1]*[.$A127]*360/256))" office:value-type="float" office:value="0.615231590580627">
            <text:p>0.6152315906</text:p>
          </table:table-cell>
          <table:table-cell table:formula="of:=SIN(RADIANS([.K$1]*[.$A127]*360/256))" office:value-type="float" office:value="-0.671558954847019">
            <text:p>-0.6715589548</text:p>
          </table:table-cell>
          <table:table-cell table:formula="of:=SIN(RADIANS([.L$1]*[.$A127]*360/256))" office:value-type="float" office:value="0.724247082951465">
            <text:p>0.724247083</text:p>
          </table:table-cell>
          <table:table-cell table:formula="of:=SIN(RADIANS([.M$1]*[.$A127]*360/256))" office:value-type="float" office:value="-0.773010453362738">
            <text:p>-0.7730104534</text:p>
          </table:table-cell>
          <table:table-cell table:formula="of:=SIN(RADIANS([.N$1]*[.$A127]*360/256))" office:value-type="float" office:value="0.817584813151583">
            <text:p>0.8175848132</text:p>
          </table:table-cell>
          <table:table-cell table:formula="of:=SIN(RADIANS([.O$1]*[.$A127]*360/256))" office:value-type="float" office:value="-0.857728610000274">
            <text:p>-0.85772861</text:p>
          </table:table-cell>
          <table:table-cell table:formula="of:=SIN(RADIANS([.P$1]*[.$A127]*360/256))" office:value-type="float" office:value="0.893224301195516">
            <text:p>0.8932243012</text:p>
          </table:table-cell>
          <table:table-cell table:formula="of:=SIN(RADIANS([.Q$1]*[.$A127]*360/256))" office:value-type="float" office:value="-0.923879532511286">
            <text:p>-0.9238795325</text:p>
          </table:table-cell>
          <table:table-cell table:formula="of:= [.B127]/1+ [.C127]/2+ [.D127]/3+ [.E127]/4+ [.F127]/5+ [.G127]/6+ [.H127]/7+ [.I127]/8+ [.J127]/9+ [.K127]/10+ [.L127]/11+ [.M127]/12+ [.N127]/13+ [.O127]/14+ [.P127]/15+ [.Q127]/16" office:value-type="float" office:value="0.00840637959158818">
            <text:p>0.0084063796</text:p>
          </table:table-cell>
          <table:table-cell table:formula="of:=INT(([.R127]+2)*64)" office:value-type="float" office:value="128">
            <text:p>128</text:p>
          </table:table-cell>
          <table:table-cell/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SIN(RADIANS([.$A128]*360/256))" office:value-type="float" office:value="0.049067674327418">
            <text:p>0.0490676743</text:p>
          </table:table-cell>
          <table:table-cell table:formula="of:=SIN(RADIANS([.C$1]*[.$A128]*360/256))" office:value-type="float" office:value="-0.0980171403295605">
            <text:p>-0.0980171403</text:p>
          </table:table-cell>
          <table:table-cell table:formula="of:=SIN(RADIANS([.D$1]*[.$A128]*360/256))" office:value-type="float" office:value="0.146730474455362">
            <text:p>0.1467304745</text:p>
          </table:table-cell>
          <table:table-cell table:formula="of:=SIN(RADIANS([.E$1]*[.$A128]*360/256))" office:value-type="float" office:value="-0.195090322016128">
            <text:p>-0.195090322</text:p>
          </table:table-cell>
          <table:table-cell table:formula="of:=SIN(RADIANS([.F$1]*[.$A128]*360/256))" office:value-type="float" office:value="0.242980179903264">
            <text:p>0.2429801799</text:p>
          </table:table-cell>
          <table:table-cell table:formula="of:=SIN(RADIANS([.G$1]*[.$A128]*360/256))" office:value-type="float" office:value="-0.290284677254462">
            <text:p>-0.2902846773</text:p>
          </table:table-cell>
          <table:table-cell table:formula="of:=SIN(RADIANS([.H$1]*[.$A128]*360/256))" office:value-type="float" office:value="0.336889853392221">
            <text:p>0.3368898534</text:p>
          </table:table-cell>
          <table:table-cell table:formula="of:=SIN(RADIANS([.I$1]*[.$A128]*360/256))" office:value-type="float" office:value="-0.382683432365089">
            <text:p>-0.3826834324</text:p>
          </table:table-cell>
          <table:table-cell table:formula="of:=SIN(RADIANS([.J$1]*[.$A128]*360/256))" office:value-type="float" office:value="0.427555093430283">
            <text:p>0.4275550934</text:p>
          </table:table-cell>
          <table:table-cell table:formula="of:=SIN(RADIANS([.K$1]*[.$A128]*360/256))" office:value-type="float" office:value="-0.471396736825997">
            <text:p>-0.4713967368</text:p>
          </table:table-cell>
          <table:table-cell table:formula="of:=SIN(RADIANS([.L$1]*[.$A128]*360/256))" office:value-type="float" office:value="0.51410274419322">
            <text:p>0.5141027442</text:p>
          </table:table-cell>
          <table:table-cell table:formula="of:=SIN(RADIANS([.M$1]*[.$A128]*360/256))" office:value-type="float" office:value="-0.555570233019602">
            <text:p>-0.555570233</text:p>
          </table:table-cell>
          <table:table-cell table:formula="of:=SIN(RADIANS([.N$1]*[.$A128]*360/256))" office:value-type="float" office:value="0.595699304492434">
            <text:p>0.5956993045</text:p>
          </table:table-cell>
          <table:table-cell table:formula="of:=SIN(RADIANS([.O$1]*[.$A128]*360/256))" office:value-type="float" office:value="-0.634393284163648">
            <text:p>-0.6343932842</text:p>
          </table:table-cell>
          <table:table-cell table:formula="of:=SIN(RADIANS([.P$1]*[.$A128]*360/256))" office:value-type="float" office:value="0.671558954847017">
            <text:p>0.6715589548</text:p>
          </table:table-cell>
          <table:table-cell table:formula="of:=SIN(RADIANS([.Q$1]*[.$A128]*360/256))" office:value-type="float" office:value="-0.707106781186547">
            <text:p>-0.7071067812</text:p>
          </table:table-cell>
          <table:table-cell table:formula="of:= [.B128]/1+ [.C128]/2+ [.D128]/3+ [.E128]/4+ [.F128]/5+ [.G128]/6+ [.H128]/7+ [.I128]/8+ [.J128]/9+ [.K128]/10+ [.L128]/11+ [.M128]/12+ [.N128]/13+ [.O128]/14+ [.P128]/15+ [.Q128]/16" office:value-type="float" office:value="0.00259481319244968">
            <text:p>0.0025948132</text:p>
          </table:table-cell>
          <table:table-cell table:formula="of:=INT(([.R128]+2)*64)" office:value-type="float" office:value="128">
            <text:p>128</text:p>
          </table:table-cell>
          <table:table-cell/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SIN(RADIANS([.$A129]*360/256))" office:value-type="float" office:value="0.0245412285229123">
            <text:p>0.0245412285</text:p>
          </table:table-cell>
          <table:table-cell table:formula="of:=SIN(RADIANS([.C$1]*[.$A129]*360/256))" office:value-type="float" office:value="-0.0490676743274181">
            <text:p>-0.0490676743</text:p>
          </table:table-cell>
          <table:table-cell table:formula="of:=SIN(RADIANS([.D$1]*[.$A129]*360/256))" office:value-type="float" office:value="0.0735645635996684">
            <text:p>0.0735645636</text:p>
          </table:table-cell>
          <table:table-cell table:formula="of:=SIN(RADIANS([.E$1]*[.$A129]*360/256))" office:value-type="float" office:value="-0.0980171403295608">
            <text:p>-0.0980171403</text:p>
          </table:table-cell>
          <table:table-cell table:formula="of:=SIN(RADIANS([.F$1]*[.$A129]*360/256))" office:value-type="float" office:value="0.122410675199217">
            <text:p>0.1224106752</text:p>
          </table:table-cell>
          <table:table-cell table:formula="of:=SIN(RADIANS([.G$1]*[.$A129]*360/256))" office:value-type="float" office:value="-0.146730474455364">
            <text:p>-0.1467304745</text:p>
          </table:table-cell>
          <table:table-cell table:formula="of:=SIN(RADIANS([.H$1]*[.$A129]*360/256))" office:value-type="float" office:value="0.170961888760302">
            <text:p>0.1709618888</text:p>
          </table:table-cell>
          <table:table-cell table:formula="of:=SIN(RADIANS([.I$1]*[.$A129]*360/256))" office:value-type="float" office:value="-0.195090322016129">
            <text:p>-0.195090322</text:p>
          </table:table-cell>
          <table:table-cell table:formula="of:=SIN(RADIANS([.J$1]*[.$A129]*360/256))" office:value-type="float" office:value="0.219101240156869">
            <text:p>0.2191012402</text:p>
          </table:table-cell>
          <table:table-cell table:formula="of:=SIN(RADIANS([.K$1]*[.$A129]*360/256))" office:value-type="float" office:value="-0.242980179903266">
            <text:p>-0.2429801799</text:p>
          </table:table-cell>
          <table:table-cell table:formula="of:=SIN(RADIANS([.L$1]*[.$A129]*360/256))" office:value-type="float" office:value="0.266712757474896">
            <text:p>0.2667127575</text:p>
          </table:table-cell>
          <table:table-cell table:formula="of:=SIN(RADIANS([.M$1]*[.$A129]*360/256))" office:value-type="float" office:value="-0.290284677254466">
            <text:p>-0.2902846773</text:p>
          </table:table-cell>
          <table:table-cell table:formula="of:=SIN(RADIANS([.N$1]*[.$A129]*360/256))" office:value-type="float" office:value="0.313681740398894">
            <text:p>0.3136817404</text:p>
          </table:table-cell>
          <table:table-cell table:formula="of:=SIN(RADIANS([.O$1]*[.$A129]*360/256))" office:value-type="float" office:value="-0.336889853392222">
            <text:p>-0.3368898534</text:p>
          </table:table-cell>
          <table:table-cell table:formula="of:=SIN(RADIANS([.P$1]*[.$A129]*360/256))" office:value-type="float" office:value="0.359895036534989">
            <text:p>0.3598950365</text:p>
          </table:table-cell>
          <table:table-cell table:formula="of:=SIN(RADIANS([.Q$1]*[.$A129]*360/256))" office:value-type="float" office:value="-0.38268343236509">
            <text:p>-0.3826834324</text:p>
          </table:table-cell>
          <table:table-cell table:formula="of:= [.B129]/1+ [.C129]/2+ [.D129]/3+ [.E129]/4+ [.F129]/5+ [.G129]/6+ [.H129]/7+ [.I129]/8+ [.J129]/9+ [.K129]/10+ [.L129]/11+ [.M129]/12+ [.N129]/13+ [.O129]/14+ [.P129]/15+ [.Q129]/16" office:value-type="float" office:value="0.000332400550742472">
            <text:p>0.0003324006</text:p>
          </table:table-cell>
          <table:table-cell table:formula="of:=INT(([.R129]+2)*64)"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SIN(RADIANS([.$A130]*360/256))" office:value-type="float" office:value="1.22464679914735E-016">
            <text:p>1.22464679914735E-016</text:p>
          </table:table-cell>
          <table:table-cell table:formula="of:=SIN(RADIANS([.C$1]*[.$A130]*360/256))" office:value-type="float" office:value="-2.44929359829471E-016">
            <text:p>-2.44929359829471E-016</text:p>
          </table:table-cell>
          <table:table-cell table:formula="of:=SIN(RADIANS([.D$1]*[.$A130]*360/256))" office:value-type="float" office:value="3.67394039744206E-016">
            <text:p>3.67394039744206E-016</text:p>
          </table:table-cell>
          <table:table-cell table:formula="of:=SIN(RADIANS([.E$1]*[.$A130]*360/256))" office:value-type="float" office:value="-4.89858719658941E-016">
            <text:p>-4.89858719658941E-016</text:p>
          </table:table-cell>
          <table:table-cell table:formula="of:=SIN(RADIANS([.F$1]*[.$A130]*360/256))" office:value-type="float" office:value="6.12323399573677E-016">
            <text:p>6.12323399573677E-016</text:p>
          </table:table-cell>
          <table:table-cell table:formula="of:=SIN(RADIANS([.G$1]*[.$A130]*360/256))" office:value-type="float" office:value="-7.34788079488412E-016">
            <text:p>-7.34788079488412E-016</text:p>
          </table:table-cell>
          <table:table-cell table:formula="of:=SIN(RADIANS([.H$1]*[.$A130]*360/256))" office:value-type="float" office:value="8.57252759403147E-016">
            <text:p>8.57252759403147E-016</text:p>
          </table:table-cell>
          <table:table-cell table:formula="of:=SIN(RADIANS([.I$1]*[.$A130]*360/256))" office:value-type="float" office:value="-9.79717439317883E-016">
            <text:p>-9.79717439317883E-016</text:p>
          </table:table-cell>
          <table:table-cell table:formula="of:=SIN(RADIANS([.J$1]*[.$A130]*360/256))" office:value-type="float" office:value="1.10218211923262E-015">
            <text:p>1.10218211923262E-015</text:p>
          </table:table-cell>
          <table:table-cell table:formula="of:=SIN(RADIANS([.K$1]*[.$A130]*360/256))" office:value-type="float" office:value="-1.22464679914735E-015">
            <text:p>-1.22464679914735E-015</text:p>
          </table:table-cell>
          <table:table-cell table:formula="of:=SIN(RADIANS([.L$1]*[.$A130]*360/256))" office:value-type="float" office:value="-2.20560219973841E-015">
            <text:p>-2.20560219973841E-015</text:p>
          </table:table-cell>
          <table:table-cell table:formula="of:=SIN(RADIANS([.M$1]*[.$A130]*360/256))" office:value-type="float" office:value="-1.46957615897682E-015">
            <text:p>-1.46957615897682E-015</text:p>
          </table:table-cell>
          <table:table-cell table:formula="of:=SIN(RADIANS([.N$1]*[.$A130]*360/256))" office:value-type="float" office:value="-1.96067283990894E-015">
            <text:p>-1.96067283990894E-015</text:p>
          </table:table-cell>
          <table:table-cell table:formula="of:=SIN(RADIANS([.O$1]*[.$A130]*360/256))" office:value-type="float" office:value="-1.71450551880629E-015">
            <text:p>-1.71450551880629E-015</text:p>
          </table:table-cell>
          <table:table-cell table:formula="of:=SIN(RADIANS([.P$1]*[.$A130]*360/256))" office:value-type="float" office:value="-1.71574348007947E-015">
            <text:p>-1.71574348007947E-015</text:p>
          </table:table-cell>
          <table:table-cell table:formula="of:=SIN(RADIANS([.Q$1]*[.$A130]*360/256))" office:value-type="float" office:value="-1.95943487863577E-015">
            <text:p>-1.95943487863577E-015</text:p>
          </table:table-cell>
          <table:table-cell table:formula="of:= [.B130]/1+ [.C130]/2+ [.D130]/3+ [.E130]/4+ [.F130]/5+ [.G130]/6+ [.H130]/7+ [.I130]/8+ [.J130]/9+ [.K130]/10+ [.L130]/11+ [.M130]/12+ [.N130]/13+ [.O130]/14+ [.P130]/15+ [.Q130]/16" office:value-type="float" office:value="-8.33107216986784E-016">
            <text:p>-8.33107216986784E-016</text:p>
          </table:table-cell>
          <table:table-cell table:formula="of:=INT(([.R130]+2)*64)" office:value-type="float" office:value="128">
            <text:p>128</text:p>
          </table:table-cell>
          <table:table-cell/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SIN(RADIANS([.$A131]*360/256))" office:value-type="float" office:value="-0.0245412285229121">
            <text:p>-0.0245412285</text:p>
          </table:table-cell>
          <table:table-cell table:formula="of:=SIN(RADIANS([.C$1]*[.$A131]*360/256))" office:value-type="float" office:value="0.0490676743274176">
            <text:p>0.0490676743</text:p>
          </table:table-cell>
          <table:table-cell table:formula="of:=SIN(RADIANS([.D$1]*[.$A131]*360/256))" office:value-type="float" office:value="-0.0735645635996677">
            <text:p>-0.0735645636</text:p>
          </table:table-cell>
          <table:table-cell table:formula="of:=SIN(RADIANS([.E$1]*[.$A131]*360/256))" office:value-type="float" office:value="0.0980171403295598">
            <text:p>0.0980171403</text:p>
          </table:table-cell>
          <table:table-cell table:formula="of:=SIN(RADIANS([.F$1]*[.$A131]*360/256))" office:value-type="float" office:value="-0.122410675199216">
            <text:p>-0.1224106752</text:p>
          </table:table-cell>
          <table:table-cell table:formula="of:=SIN(RADIANS([.G$1]*[.$A131]*360/256))" office:value-type="float" office:value="0.146730474455362">
            <text:p>0.1467304745</text:p>
          </table:table-cell>
          <table:table-cell table:formula="of:=SIN(RADIANS([.H$1]*[.$A131]*360/256))" office:value-type="float" office:value="-0.170961888760301">
            <text:p>-0.1709618888</text:p>
          </table:table-cell>
          <table:table-cell table:formula="of:=SIN(RADIANS([.I$1]*[.$A131]*360/256))" office:value-type="float" office:value="0.195090322016127">
            <text:p>0.195090322</text:p>
          </table:table-cell>
          <table:table-cell table:formula="of:=SIN(RADIANS([.J$1]*[.$A131]*360/256))" office:value-type="float" office:value="-0.219101240156871">
            <text:p>-0.2191012402</text:p>
          </table:table-cell>
          <table:table-cell table:formula="of:=SIN(RADIANS([.K$1]*[.$A131]*360/256))" office:value-type="float" office:value="0.242980179903264">
            <text:p>0.2429801799</text:p>
          </table:table-cell>
          <table:table-cell table:formula="of:=SIN(RADIANS([.L$1]*[.$A131]*360/256))" office:value-type="float" office:value="-0.2667127574749">
            <text:p>-0.2667127575</text:p>
          </table:table-cell>
          <table:table-cell table:formula="of:=SIN(RADIANS([.M$1]*[.$A131]*360/256))" office:value-type="float" office:value="0.290284677254463">
            <text:p>0.2902846773</text:p>
          </table:table-cell>
          <table:table-cell table:formula="of:=SIN(RADIANS([.N$1]*[.$A131]*360/256))" office:value-type="float" office:value="-0.313681740398891">
            <text:p>-0.3136817404</text:p>
          </table:table-cell>
          <table:table-cell table:formula="of:=SIN(RADIANS([.O$1]*[.$A131]*360/256))" office:value-type="float" office:value="0.336889853392219">
            <text:p>0.3368898534</text:p>
          </table:table-cell>
          <table:table-cell table:formula="of:=SIN(RADIANS([.P$1]*[.$A131]*360/256))" office:value-type="float" office:value="-0.359895036534986">
            <text:p>-0.3598950365</text:p>
          </table:table-cell>
          <table:table-cell table:formula="of:=SIN(RADIANS([.Q$1]*[.$A131]*360/256))" office:value-type="float" office:value="0.382683432365087">
            <text:p>0.3826834324</text:p>
          </table:table-cell>
          <table:table-cell table:formula="of:= [.B131]/1+ [.C131]/2+ [.D131]/3+ [.E131]/4+ [.F131]/5+ [.G131]/6+ [.H131]/7+ [.I131]/8+ [.J131]/9+ [.K131]/10+ [.L131]/11+ [.M131]/12+ [.N131]/13+ [.O131]/14+ [.P131]/15+ [.Q131]/16" office:value-type="float" office:value="-0.000332400550743486">
            <text:p>-0.0003324006</text:p>
          </table:table-cell>
          <table:table-cell table:formula="of:=INT(([.R131]+2)*64)" office:value-type="float" office:value="127">
            <text:p>127</text:p>
          </table:table-cell>
          <table:table-cell/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SIN(RADIANS([.$A132]*360/256))" office:value-type="float" office:value="-0.0490676743274182">
            <text:p>-0.0490676743</text:p>
          </table:table-cell>
          <table:table-cell table:formula="of:=SIN(RADIANS([.C$1]*[.$A132]*360/256))" office:value-type="float" office:value="0.0980171403295609">
            <text:p>0.0980171403</text:p>
          </table:table-cell>
          <table:table-cell table:formula="of:=SIN(RADIANS([.D$1]*[.$A132]*360/256))" office:value-type="float" office:value="-0.146730474455361">
            <text:p>-0.1467304745</text:p>
          </table:table-cell>
          <table:table-cell table:formula="of:=SIN(RADIANS([.E$1]*[.$A132]*360/256))" office:value-type="float" office:value="0.195090322016129">
            <text:p>0.195090322</text:p>
          </table:table-cell>
          <table:table-cell table:formula="of:=SIN(RADIANS([.F$1]*[.$A132]*360/256))" office:value-type="float" office:value="-0.242980179903264">
            <text:p>-0.2429801799</text:p>
          </table:table-cell>
          <table:table-cell table:formula="of:=SIN(RADIANS([.G$1]*[.$A132]*360/256))" office:value-type="float" office:value="0.290284677254461">
            <text:p>0.2902846773</text:p>
          </table:table-cell>
          <table:table-cell table:formula="of:=SIN(RADIANS([.H$1]*[.$A132]*360/256))" office:value-type="float" office:value="-0.33688985339222">
            <text:p>-0.3368898534</text:p>
          </table:table-cell>
          <table:table-cell table:formula="of:=SIN(RADIANS([.I$1]*[.$A132]*360/256))" office:value-type="float" office:value="0.382683432365091">
            <text:p>0.3826834324</text:p>
          </table:table-cell>
          <table:table-cell table:formula="of:=SIN(RADIANS([.J$1]*[.$A132]*360/256))" office:value-type="float" office:value="-0.427555093430281">
            <text:p>-0.4275550934</text:p>
          </table:table-cell>
          <table:table-cell table:formula="of:=SIN(RADIANS([.K$1]*[.$A132]*360/256))" office:value-type="float" office:value="0.471396736825998">
            <text:p>0.4713967368</text:p>
          </table:table-cell>
          <table:table-cell table:formula="of:=SIN(RADIANS([.L$1]*[.$A132]*360/256))" office:value-type="float" office:value="-0.514102744193224">
            <text:p>-0.5141027442</text:p>
          </table:table-cell>
          <table:table-cell table:formula="of:=SIN(RADIANS([.M$1]*[.$A132]*360/256))" office:value-type="float" office:value="0.555570233019599">
            <text:p>0.555570233</text:p>
          </table:table-cell>
          <table:table-cell table:formula="of:=SIN(RADIANS([.N$1]*[.$A132]*360/256))" office:value-type="float" office:value="-0.595699304492432">
            <text:p>-0.5956993045</text:p>
          </table:table-cell>
          <table:table-cell table:formula="of:=SIN(RADIANS([.O$1]*[.$A132]*360/256))" office:value-type="float" office:value="0.634393284163645">
            <text:p>0.6343932842</text:p>
          </table:table-cell>
          <table:table-cell table:formula="of:=SIN(RADIANS([.P$1]*[.$A132]*360/256))" office:value-type="float" office:value="-0.671558954847019">
            <text:p>-0.6715589548</text:p>
          </table:table-cell>
          <table:table-cell table:formula="of:=SIN(RADIANS([.Q$1]*[.$A132]*360/256))" office:value-type="float" office:value="0.707106781186549">
            <text:p>0.7071067812</text:p>
          </table:table-cell>
          <table:table-cell table:formula="of:= [.B132]/1+ [.C132]/2+ [.D132]/3+ [.E132]/4+ [.F132]/5+ [.G132]/6+ [.H132]/7+ [.I132]/8+ [.J132]/9+ [.K132]/10+ [.L132]/11+ [.M132]/12+ [.N132]/13+ [.O132]/14+ [.P132]/15+ [.Q132]/16" office:value-type="float" office:value="-0.00259481319244943">
            <text:p>-0.0025948132</text:p>
          </table:table-cell>
          <table:table-cell table:formula="of:=INT(([.R132]+2)*64)" office:value-type="float" office:value="127">
            <text:p>127</text:p>
          </table:table-cell>
          <table:table-cell/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SIN(RADIANS([.$A133]*360/256))" office:value-type="float" office:value="-0.0735645635996675">
            <text:p>-0.0735645636</text:p>
          </table:table-cell>
          <table:table-cell table:formula="of:=SIN(RADIANS([.C$1]*[.$A133]*360/256))" office:value-type="float" office:value="0.146730474455362">
            <text:p>0.1467304745</text:p>
          </table:table-cell>
          <table:table-cell table:formula="of:=SIN(RADIANS([.D$1]*[.$A133]*360/256))" office:value-type="float" office:value="-0.21910124015687">
            <text:p>-0.2191012402</text:p>
          </table:table-cell>
          <table:table-cell table:formula="of:=SIN(RADIANS([.E$1]*[.$A133]*360/256))" office:value-type="float" office:value="0.290284677254463">
            <text:p>0.2902846773</text:p>
          </table:table-cell>
          <table:table-cell table:formula="of:=SIN(RADIANS([.F$1]*[.$A133]*360/256))" office:value-type="float" office:value="-0.359895036534987">
            <text:p>-0.3598950365</text:p>
          </table:table-cell>
          <table:table-cell table:formula="of:=SIN(RADIANS([.G$1]*[.$A133]*360/256))" office:value-type="float" office:value="0.427555093430282">
            <text:p>0.4275550934</text:p>
          </table:table-cell>
          <table:table-cell table:formula="of:=SIN(RADIANS([.H$1]*[.$A133]*360/256))" office:value-type="float" office:value="-0.492898192229784">
            <text:p>-0.4928981922</text:p>
          </table:table-cell>
          <table:table-cell table:formula="of:=SIN(RADIANS([.I$1]*[.$A133]*360/256))" office:value-type="float" office:value="0.555570233019603">
            <text:p>0.555570233</text:p>
          </table:table-cell>
          <table:table-cell table:formula="of:=SIN(RADIANS([.J$1]*[.$A133]*360/256))" office:value-type="float" office:value="-0.615231590580628">
            <text:p>-0.6152315906</text:p>
          </table:table-cell>
          <table:table-cell table:formula="of:=SIN(RADIANS([.K$1]*[.$A133]*360/256))" office:value-type="float" office:value="0.671558954847017">
            <text:p>0.6715589548</text:p>
          </table:table-cell>
          <table:table-cell table:formula="of:=SIN(RADIANS([.L$1]*[.$A133]*360/256))" office:value-type="float" office:value="-0.724247082951468">
            <text:p>-0.724247083</text:p>
          </table:table-cell>
          <table:table-cell table:formula="of:=SIN(RADIANS([.M$1]*[.$A133]*360/256))" office:value-type="float" office:value="0.773010453362736">
            <text:p>0.7730104534</text:p>
          </table:table-cell>
          <table:table-cell table:formula="of:=SIN(RADIANS([.N$1]*[.$A133]*360/256))" office:value-type="float" office:value="-0.817584813151581">
            <text:p>-0.8175848132</text:p>
          </table:table-cell>
          <table:table-cell table:formula="of:=SIN(RADIANS([.O$1]*[.$A133]*360/256))" office:value-type="float" office:value="0.857728610000272">
            <text:p>0.85772861</text:p>
          </table:table-cell>
          <table:table-cell table:formula="of:=SIN(RADIANS([.P$1]*[.$A133]*360/256))" office:value-type="float" office:value="-0.893224301195514">
            <text:p>-0.8932243012</text:p>
          </table:table-cell>
          <table:table-cell table:formula="of:=SIN(RADIANS([.Q$1]*[.$A133]*360/256))" office:value-type="float" office:value="0.923879532511287">
            <text:p>0.9238795325</text:p>
          </table:table-cell>
          <table:table-cell table:formula="of:= [.B133]/1+ [.C133]/2+ [.D133]/3+ [.E133]/4+ [.F133]/5+ [.G133]/6+ [.H133]/7+ [.I133]/8+ [.J133]/9+ [.K133]/10+ [.L133]/11+ [.M133]/12+ [.N133]/13+ [.O133]/14+ [.P133]/15+ [.Q133]/16" office:value-type="float" office:value="-0.00840637959158792">
            <text:p>-0.0084063796</text:p>
          </table:table-cell>
          <table:table-cell table:formula="of:=INT(([.R133]+2)*64)" office:value-type="float" office:value="127">
            <text:p>127</text:p>
          </table:table-cell>
          <table:table-cell/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SIN(RADIANS([.$A134]*360/256))" office:value-type="float" office:value="-0.0980171403295606">
            <text:p>-0.0980171403</text:p>
          </table:table-cell>
          <table:table-cell table:formula="of:=SIN(RADIANS([.C$1]*[.$A134]*360/256))" office:value-type="float" office:value="0.195090322016128">
            <text:p>0.195090322</text:p>
          </table:table-cell>
          <table:table-cell table:formula="of:=SIN(RADIANS([.D$1]*[.$A134]*360/256))" office:value-type="float" office:value="-0.290284677254463">
            <text:p>-0.2902846773</text:p>
          </table:table-cell>
          <table:table-cell table:formula="of:=SIN(RADIANS([.E$1]*[.$A134]*360/256))" office:value-type="float" office:value="0.38268343236509">
            <text:p>0.3826834324</text:p>
          </table:table-cell>
          <table:table-cell table:formula="of:=SIN(RADIANS([.F$1]*[.$A134]*360/256))" office:value-type="float" office:value="-0.471396736825999">
            <text:p>-0.4713967368</text:p>
          </table:table-cell>
          <table:table-cell table:formula="of:=SIN(RADIANS([.G$1]*[.$A134]*360/256))" office:value-type="float" office:value="0.555570233019603">
            <text:p>0.555570233</text:p>
          </table:table-cell>
          <table:table-cell table:formula="of:=SIN(RADIANS([.H$1]*[.$A134]*360/256))" office:value-type="float" office:value="-0.634393284163646">
            <text:p>-0.6343932842</text:p>
          </table:table-cell>
          <table:table-cell table:formula="of:=SIN(RADIANS([.I$1]*[.$A134]*360/256))" office:value-type="float" office:value="0.707106781186547">
            <text:p>0.7071067812</text:p>
          </table:table-cell>
          <table:table-cell table:formula="of:=SIN(RADIANS([.J$1]*[.$A134]*360/256))" office:value-type="float" office:value="-0.773010453362737">
            <text:p>-0.7730104534</text:p>
          </table:table-cell>
          <table:table-cell table:formula="of:=SIN(RADIANS([.K$1]*[.$A134]*360/256))" office:value-type="float" office:value="0.831469612302547">
            <text:p>0.8314696123</text:p>
          </table:table-cell>
          <table:table-cell table:formula="of:=SIN(RADIANS([.L$1]*[.$A134]*360/256))" office:value-type="float" office:value="-0.881921264348356">
            <text:p>-0.8819212643</text:p>
          </table:table-cell>
          <table:table-cell table:formula="of:=SIN(RADIANS([.M$1]*[.$A134]*360/256))" office:value-type="float" office:value="0.923879532511287">
            <text:p>0.9238795325</text:p>
          </table:table-cell>
          <table:table-cell table:formula="of:=SIN(RADIANS([.N$1]*[.$A134]*360/256))" office:value-type="float" office:value="-0.956940335732209">
            <text:p>-0.9569403357</text:p>
          </table:table-cell>
          <table:table-cell table:formula="of:=SIN(RADIANS([.O$1]*[.$A134]*360/256))" office:value-type="float" office:value="0.98078528040323">
            <text:p>0.9807852804</text:p>
          </table:table-cell>
          <table:table-cell table:formula="of:=SIN(RADIANS([.P$1]*[.$A134]*360/256))" office:value-type="float" office:value="-0.995184726672197">
            <text:p>-0.9951847267</text:p>
          </table:table-cell>
          <table:table-cell table:formula="of:=SIN(RADIANS([.Q$1]*[.$A134]*360/256))" office:value-type="float" office:value="1">
            <text:p>1</text:p>
          </table:table-cell>
          <table:table-cell table:formula="of:= [.B134]/1+ [.C134]/2+ [.D134]/3+ [.E134]/4+ [.F134]/5+ [.G134]/6+ [.H134]/7+ [.I134]/8+ [.J134]/9+ [.K134]/10+ [.L134]/11+ [.M134]/12+ [.N134]/13+ [.O134]/14+ [.P134]/15+ [.Q134]/16" office:value-type="float" office:value="-0.0188143937585476">
            <text:p>-0.0188143938</text:p>
          </table:table-cell>
          <table:table-cell table:formula="of:=INT(([.R134]+2)*64)" office:value-type="float" office:value="126">
            <text:p>126</text:p>
          </table:table-cell>
          <table:table-cell/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SIN(RADIANS([.$A135]*360/256))" office:value-type="float" office:value="-0.122410675199216">
            <text:p>-0.1224106752</text:p>
          </table:table-cell>
          <table:table-cell table:formula="of:=SIN(RADIANS([.C$1]*[.$A135]*360/256))" office:value-type="float" office:value="0.242980179903264">
            <text:p>0.2429801799</text:p>
          </table:table-cell>
          <table:table-cell table:formula="of:=SIN(RADIANS([.D$1]*[.$A135]*360/256))" office:value-type="float" office:value="-0.359895036534987">
            <text:p>-0.3598950365</text:p>
          </table:table-cell>
          <table:table-cell table:formula="of:=SIN(RADIANS([.E$1]*[.$A135]*360/256))" office:value-type="float" office:value="0.471396736825997">
            <text:p>0.4713967368</text:p>
          </table:table-cell>
          <table:table-cell table:formula="of:=SIN(RADIANS([.F$1]*[.$A135]*360/256))" office:value-type="float" office:value="-0.575808191417845">
            <text:p>-0.5758081914</text:p>
          </table:table-cell>
          <table:table-cell table:formula="of:=SIN(RADIANS([.G$1]*[.$A135]*360/256))" office:value-type="float" office:value="0.671558954847017">
            <text:p>0.6715589548</text:p>
          </table:table-cell>
          <table:table-cell table:formula="of:=SIN(RADIANS([.H$1]*[.$A135]*360/256))" office:value-type="float" office:value="-0.757208846506485">
            <text:p>-0.7572088465</text:p>
          </table:table-cell>
          <table:table-cell table:formula="of:=SIN(RADIANS([.I$1]*[.$A135]*360/256))" office:value-type="float" office:value="0.831469612302545">
            <text:p>0.8314696123</text:p>
          </table:table-cell>
          <table:table-cell table:formula="of:=SIN(RADIANS([.J$1]*[.$A135]*360/256))" office:value-type="float" office:value="-0.893224301195514">
            <text:p>-0.8932243012</text:p>
          </table:table-cell>
          <table:table-cell table:formula="of:=SIN(RADIANS([.K$1]*[.$A135]*360/256))" office:value-type="float" office:value="0.941544065183021">
            <text:p>0.9415440652</text:p>
          </table:table-cell>
          <table:table-cell table:formula="of:=SIN(RADIANS([.L$1]*[.$A135]*360/256))" office:value-type="float" office:value="-0.975702130038529">
            <text:p>-0.97570213</text:p>
          </table:table-cell>
          <table:table-cell table:formula="of:=SIN(RADIANS([.M$1]*[.$A135]*360/256))" office:value-type="float" office:value="0.995184726672197">
            <text:p>0.9951847267</text:p>
          </table:table-cell>
          <table:table-cell table:formula="of:=SIN(RADIANS([.N$1]*[.$A135]*360/256))" office:value-type="float" office:value="-0.999698818696204">
            <text:p>-0.9996988187</text:p>
          </table:table-cell>
          <table:table-cell table:formula="of:=SIN(RADIANS([.O$1]*[.$A135]*360/256))" office:value-type="float" office:value="0.989176509964781">
            <text:p>0.98917651</text:p>
          </table:table-cell>
          <table:table-cell table:formula="of:=SIN(RADIANS([.P$1]*[.$A135]*360/256))" office:value-type="float" office:value="-0.963776065795441">
            <text:p>-0.9637760658</text:p>
          </table:table-cell>
          <table:table-cell table:formula="of:=SIN(RADIANS([.Q$1]*[.$A135]*360/256))" office:value-type="float" office:value="0.923879532511287">
            <text:p>0.9238795325</text:p>
          </table:table-cell>
          <table:table-cell table:formula="of:= [.B135]/1+ [.C135]/2+ [.D135]/3+ [.E135]/4+ [.F135]/5+ [.G135]/6+ [.H135]/7+ [.I135]/8+ [.J135]/9+ [.K135]/10+ [.L135]/11+ [.M135]/12+ [.N135]/13+ [.O135]/14+ [.P135]/15+ [.Q135]/16" office:value-type="float" office:value="-0.0341251320622921">
            <text:p>-0.0341251321</text:p>
          </table:table-cell>
          <table:table-cell table:formula="of:=INT(([.R135]+2)*64)" office:value-type="float" office:value="125">
            <text:p>125</text:p>
          </table:table-cell>
          <table:table-cell/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SIN(RADIANS([.$A136]*360/256))" office:value-type="float" office:value="-0.146730474455362">
            <text:p>-0.1467304745</text:p>
          </table:table-cell>
          <table:table-cell table:formula="of:=SIN(RADIANS([.C$1]*[.$A136]*360/256))" office:value-type="float" office:value="0.290284677254462">
            <text:p>0.2902846773</text:p>
          </table:table-cell>
          <table:table-cell table:formula="of:=SIN(RADIANS([.D$1]*[.$A136]*360/256))" office:value-type="float" office:value="-0.427555093430282">
            <text:p>-0.4275550934</text:p>
          </table:table-cell>
          <table:table-cell table:formula="of:=SIN(RADIANS([.E$1]*[.$A136]*360/256))" office:value-type="float" office:value="0.555570233019602">
            <text:p>0.555570233</text:p>
          </table:table-cell>
          <table:table-cell table:formula="of:=SIN(RADIANS([.F$1]*[.$A136]*360/256))" office:value-type="float" office:value="-0.671558954847017">
            <text:p>-0.6715589548</text:p>
          </table:table-cell>
          <table:table-cell table:formula="of:=SIN(RADIANS([.G$1]*[.$A136]*360/256))" office:value-type="float" office:value="0.773010453362737">
            <text:p>0.7730104534</text:p>
          </table:table-cell>
          <table:table-cell table:formula="of:=SIN(RADIANS([.H$1]*[.$A136]*360/256))" office:value-type="float" office:value="-0.857728610000273">
            <text:p>-0.85772861</text:p>
          </table:table-cell>
          <table:table-cell table:formula="of:=SIN(RADIANS([.I$1]*[.$A136]*360/256))" office:value-type="float" office:value="0.923879532511286">
            <text:p>0.9238795325</text:p>
          </table:table-cell>
          <table:table-cell table:formula="of:=SIN(RADIANS([.J$1]*[.$A136]*360/256))" office:value-type="float" office:value="-0.970031253194544">
            <text:p>-0.9700312532</text:p>
          </table:table-cell>
          <table:table-cell table:formula="of:=SIN(RADIANS([.K$1]*[.$A136]*360/256))" office:value-type="float" office:value="0.995184726672197">
            <text:p>0.9951847267</text:p>
          </table:table-cell>
          <table:table-cell table:formula="of:=SIN(RADIANS([.L$1]*[.$A136]*360/256))" office:value-type="float" office:value="-0.998795456205172">
            <text:p>-0.9987954562</text:p>
          </table:table-cell>
          <table:table-cell table:formula="of:=SIN(RADIANS([.M$1]*[.$A136]*360/256))" office:value-type="float" office:value="0.98078528040323">
            <text:p>0.9807852804</text:p>
          </table:table-cell>
          <table:table-cell table:formula="of:=SIN(RADIANS([.N$1]*[.$A136]*360/256))" office:value-type="float" office:value="-0.941544065183022">
            <text:p>-0.9415440652</text:p>
          </table:table-cell>
          <table:table-cell table:formula="of:=SIN(RADIANS([.O$1]*[.$A136]*360/256))" office:value-type="float" office:value="0.881921264348354">
            <text:p>0.8819212643</text:p>
          </table:table-cell>
          <table:table-cell table:formula="of:=SIN(RADIANS([.P$1]*[.$A136]*360/256))" office:value-type="float" office:value="-0.803207531480645">
            <text:p>-0.8032075315</text:p>
          </table:table-cell>
          <table:table-cell table:formula="of:=SIN(RADIANS([.Q$1]*[.$A136]*360/256))" office:value-type="float" office:value="0.70710678118655">
            <text:p>0.7071067812</text:p>
          </table:table-cell>
          <table:table-cell table:formula="of:= [.B136]/1+ [.C136]/2+ [.D136]/3+ [.E136]/4+ [.F136]/5+ [.G136]/6+ [.H136]/7+ [.I136]/8+ [.J136]/9+ [.K136]/10+ [.L136]/11+ [.M136]/12+ [.N136]/13+ [.O136]/14+ [.P136]/15+ [.Q136]/16" office:value-type="float" office:value="-0.053853717850573">
            <text:p>-0.0538537179</text:p>
          </table:table-cell>
          <table:table-cell table:formula="of:=INT(([.R136]+2)*64)" office:value-type="float" office:value="124">
            <text:p>124</text:p>
          </table:table-cell>
          <table:table-cell/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SIN(RADIANS([.$A137]*360/256))" office:value-type="float" office:value="-0.170961888760301">
            <text:p>-0.1709618888</text:p>
          </table:table-cell>
          <table:table-cell table:formula="of:=SIN(RADIANS([.C$1]*[.$A137]*360/256))" office:value-type="float" office:value="0.33688985339222">
            <text:p>0.3368898534</text:p>
          </table:table-cell>
          <table:table-cell table:formula="of:=SIN(RADIANS([.D$1]*[.$A137]*360/256))" office:value-type="float" office:value="-0.492898192229784">
            <text:p>-0.4928981922</text:p>
          </table:table-cell>
          <table:table-cell table:formula="of:=SIN(RADIANS([.E$1]*[.$A137]*360/256))" office:value-type="float" office:value="0.634393284163645">
            <text:p>0.6343932842</text:p>
          </table:table-cell>
          <table:table-cell table:formula="of:=SIN(RADIANS([.F$1]*[.$A137]*360/256))" office:value-type="float" office:value="-0.757208846506485">
            <text:p>-0.7572088465</text:p>
          </table:table-cell>
          <table:table-cell table:formula="of:=SIN(RADIANS([.G$1]*[.$A137]*360/256))" office:value-type="float" office:value="0.857728610000273">
            <text:p>0.85772861</text:p>
          </table:table-cell>
          <table:table-cell table:formula="of:=SIN(RADIANS([.H$1]*[.$A137]*360/256))" office:value-type="float" office:value="-0.932992798834739">
            <text:p>-0.9329927988</text:p>
          </table:table-cell>
          <table:table-cell table:formula="of:=SIN(RADIANS([.I$1]*[.$A137]*360/256))" office:value-type="float" office:value="0.98078528040323">
            <text:p>0.9807852804</text:p>
          </table:table-cell>
          <table:table-cell table:formula="of:=SIN(RADIANS([.J$1]*[.$A137]*360/256))" office:value-type="float" office:value="-0.999698818696204">
            <text:p>-0.9996988187</text:p>
          </table:table-cell>
          <table:table-cell table:formula="of:=SIN(RADIANS([.K$1]*[.$A137]*360/256))" office:value-type="float" office:value="0.989176509964781">
            <text:p>0.98917651</text:p>
          </table:table-cell>
          <table:table-cell table:formula="of:=SIN(RADIANS([.L$1]*[.$A137]*360/256))" office:value-type="float" office:value="-0.949528180593036">
            <text:p>-0.9495281806</text:p>
          </table:table-cell>
          <table:table-cell table:formula="of:=SIN(RADIANS([.M$1]*[.$A137]*360/256))" office:value-type="float" office:value="0.881921264348354">
            <text:p>0.8819212643</text:p>
          </table:table-cell>
          <table:table-cell table:formula="of:=SIN(RADIANS([.N$1]*[.$A137]*360/256))" office:value-type="float" office:value="-0.788346427626605">
            <text:p>-0.7883464276</text:p>
          </table:table-cell>
          <table:table-cell table:formula="of:=SIN(RADIANS([.O$1]*[.$A137]*360/256))" office:value-type="float" office:value="0.671558954847017">
            <text:p>0.6715589548</text:p>
          </table:table-cell>
          <table:table-cell table:formula="of:=SIN(RADIANS([.P$1]*[.$A137]*360/256))" office:value-type="float" office:value="-0.534997619887095">
            <text:p>-0.5349976199</text:p>
          </table:table-cell>
          <table:table-cell table:formula="of:=SIN(RADIANS([.Q$1]*[.$A137]*360/256))" office:value-type="float" office:value="0.382683432365094">
            <text:p>0.3826834324</text:p>
          </table:table-cell>
          <table:table-cell table:formula="of:= [.B137]/1+ [.C137]/2+ [.D137]/3+ [.E137]/4+ [.F137]/5+ [.G137]/6+ [.H137]/7+ [.I137]/8+ [.J137]/9+ [.K137]/10+ [.L137]/11+ [.M137]/12+ [.N137]/13+ [.O137]/14+ [.P137]/15+ [.Q137]/16" office:value-type="float" office:value="-0.0768011950076668">
            <text:p>-0.076801195</text:p>
          </table:table-cell>
          <table:table-cell table:formula="of:=INT(([.R137]+2)*64)" office:value-type="float" office:value="123">
            <text:p>123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SIN(RADIANS([.$A138]*360/256))" office:value-type="float" office:value="-0.195090322016128">
            <text:p>-0.195090322</text:p>
          </table:table-cell>
          <table:table-cell table:formula="of:=SIN(RADIANS([.C$1]*[.$A138]*360/256))" office:value-type="float" office:value="0.38268343236509">
            <text:p>0.3826834324</text:p>
          </table:table-cell>
          <table:table-cell table:formula="of:=SIN(RADIANS([.D$1]*[.$A138]*360/256))" office:value-type="float" office:value="-0.555570233019602">
            <text:p>-0.555570233</text:p>
          </table:table-cell>
          <table:table-cell table:formula="of:=SIN(RADIANS([.E$1]*[.$A138]*360/256))" office:value-type="float" office:value="0.707106781186548">
            <text:p>0.7071067812</text:p>
          </table:table-cell>
          <table:table-cell table:formula="of:=SIN(RADIANS([.F$1]*[.$A138]*360/256))" office:value-type="float" office:value="-0.831469612302545">
            <text:p>-0.8314696123</text:p>
          </table:table-cell>
          <table:table-cell table:formula="of:=SIN(RADIANS([.G$1]*[.$A138]*360/256))" office:value-type="float" office:value="0.923879532511286">
            <text:p>0.9238795325</text:p>
          </table:table-cell>
          <table:table-cell table:formula="of:=SIN(RADIANS([.H$1]*[.$A138]*360/256))" office:value-type="float" office:value="-0.98078528040323">
            <text:p>-0.9807852804</text:p>
          </table:table-cell>
          <table:table-cell table:formula="of:=SIN(RADIANS([.I$1]*[.$A138]*360/256))" office:value-type="float" office:value="1">
            <text:p>1</text:p>
          </table:table-cell>
          <table:table-cell table:formula="of:=SIN(RADIANS([.J$1]*[.$A138]*360/256))" office:value-type="float" office:value="-0.98078528040323">
            <text:p>-0.9807852804</text:p>
          </table:table-cell>
          <table:table-cell table:formula="of:=SIN(RADIANS([.K$1]*[.$A138]*360/256))" office:value-type="float" office:value="0.923879532511287">
            <text:p>0.9238795325</text:p>
          </table:table-cell>
          <table:table-cell table:formula="of:=SIN(RADIANS([.L$1]*[.$A138]*360/256))" office:value-type="float" office:value="-0.831469612302544">
            <text:p>-0.8314696123</text:p>
          </table:table-cell>
          <table:table-cell table:formula="of:=SIN(RADIANS([.M$1]*[.$A138]*360/256))" office:value-type="float" office:value="0.707106781186549">
            <text:p>0.7071067812</text:p>
          </table:table-cell>
          <table:table-cell table:formula="of:=SIN(RADIANS([.N$1]*[.$A138]*360/256))" office:value-type="float" office:value="-0.555570233019602">
            <text:p>-0.555570233</text:p>
          </table:table-cell>
          <table:table-cell table:formula="of:=SIN(RADIANS([.O$1]*[.$A138]*360/256))" office:value-type="float" office:value="0.382683432365093">
            <text:p>0.3826834324</text:p>
          </table:table-cell>
          <table:table-cell table:formula="of:=SIN(RADIANS([.P$1]*[.$A138]*360/256))" office:value-type="float" office:value="-0.19509032201613">
            <text:p>-0.195090322</text:p>
          </table:table-cell>
          <table:table-cell table:formula="of:=SIN(RADIANS([.Q$1]*[.$A138]*360/256))" office:value-type="float" office:value="-1.47081412025E-015">
            <text:p>-1.47081412025E-015</text:p>
          </table:table-cell>
          <table:table-cell table:formula="of:= [.B138]/1+ [.C138]/2+ [.D138]/3+ [.E138]/4+ [.F138]/5+ [.G138]/6+ [.H138]/7+ [.I138]/8+ [.J138]/9+ [.K138]/10+ [.L138]/11+ [.M138]/12+ [.N138]/13+ [.O138]/14+ [.P138]/15+ [.Q138]/16" office:value-type="float" office:value="-0.101246604345425">
            <text:p>-0.1012466043</text:p>
          </table:table-cell>
          <table:table-cell table:formula="of:=INT(([.R138]+2)*64)" office:value-type="float" office:value="121">
            <text:p>121</text:p>
          </table:table-cell>
          <table:table-cell/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SIN(RADIANS([.$A139]*360/256))" office:value-type="float" office:value="-0.21910124015687">
            <text:p>-0.2191012402</text:p>
          </table:table-cell>
          <table:table-cell table:formula="of:=SIN(RADIANS([.C$1]*[.$A139]*360/256))" office:value-type="float" office:value="0.427555093430282">
            <text:p>0.4275550934</text:p>
          </table:table-cell>
          <table:table-cell table:formula="of:=SIN(RADIANS([.D$1]*[.$A139]*360/256))" office:value-type="float" office:value="-0.615231590580627">
            <text:p>-0.6152315906</text:p>
          </table:table-cell>
          <table:table-cell table:formula="of:=SIN(RADIANS([.E$1]*[.$A139]*360/256))" office:value-type="float" office:value="0.773010453362737">
            <text:p>0.7730104534</text:p>
          </table:table-cell>
          <table:table-cell table:formula="of:=SIN(RADIANS([.F$1]*[.$A139]*360/256))" office:value-type="float" office:value="-0.893224301195514">
            <text:p>-0.8932243012</text:p>
          </table:table-cell>
          <table:table-cell table:formula="of:=SIN(RADIANS([.G$1]*[.$A139]*360/256))" office:value-type="float" office:value="0.970031253194544">
            <text:p>0.9700312532</text:p>
          </table:table-cell>
          <table:table-cell table:formula="of:=SIN(RADIANS([.H$1]*[.$A139]*360/256))" office:value-type="float" office:value="-0.999698818696204">
            <text:p>-0.9996988187</text:p>
          </table:table-cell>
          <table:table-cell table:formula="of:=SIN(RADIANS([.I$1]*[.$A139]*360/256))" office:value-type="float" office:value="0.98078528040323">
            <text:p>0.9807852804</text:p>
          </table:table-cell>
          <table:table-cell table:formula="of:=SIN(RADIANS([.J$1]*[.$A139]*360/256))" office:value-type="float" office:value="-0.914209755703531">
            <text:p>-0.9142097557</text:p>
          </table:table-cell>
          <table:table-cell table:formula="of:=SIN(RADIANS([.K$1]*[.$A139]*360/256))" office:value-type="float" office:value="0.803207531480647">
            <text:p>0.8032075315</text:p>
          </table:table-cell>
          <table:table-cell table:formula="of:=SIN(RADIANS([.L$1]*[.$A139]*360/256))" office:value-type="float" office:value="-0.653172842953775">
            <text:p>-0.653172843</text:p>
          </table:table-cell>
          <table:table-cell table:formula="of:=SIN(RADIANS([.M$1]*[.$A139]*360/256))" office:value-type="float" office:value="0.471396736825998">
            <text:p>0.4713967368</text:p>
          </table:table-cell>
          <table:table-cell table:formula="of:=SIN(RADIANS([.N$1]*[.$A139]*360/256))" office:value-type="float" office:value="-0.2667127574749">
            <text:p>-0.2667127575</text:p>
          </table:table-cell>
          <table:table-cell table:formula="of:=SIN(RADIANS([.O$1]*[.$A139]*360/256))" office:value-type="float" office:value="0.0490676743274215">
            <text:p>0.0490676743</text:p>
          </table:table-cell>
          <table:table-cell table:formula="of:=SIN(RADIANS([.P$1]*[.$A139]*360/256))" office:value-type="float" office:value="0.170961888760303">
            <text:p>0.1709618888</text:p>
          </table:table-cell>
          <table:table-cell table:formula="of:=SIN(RADIANS([.Q$1]*[.$A139]*360/256))" office:value-type="float" office:value="-0.38268343236509">
            <text:p>-0.3826834324</text:p>
          </table:table-cell>
          <table:table-cell table:formula="of:= [.B139]/1+ [.C139]/2+ [.D139]/3+ [.E139]/4+ [.F139]/5+ [.G139]/6+ [.H139]/7+ [.I139]/8+ [.J139]/9+ [.K139]/10+ [.L139]/11+ [.M139]/12+ [.N139]/13+ [.O139]/14+ [.P139]/15+ [.Q139]/16" office:value-type="float" office:value="-0.125223402479378">
            <text:p>-0.1252234025</text:p>
          </table:table-cell>
          <table:table-cell table:formula="of:=INT(([.R139]+2)*64)" office:value-type="float" office:value="119">
            <text:p>119</text:p>
          </table:table-cell>
          <table:table-cell/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SIN(RADIANS([.$A140]*360/256))" office:value-type="float" office:value="-0.242980179903264">
            <text:p>-0.2429801799</text:p>
          </table:table-cell>
          <table:table-cell table:formula="of:=SIN(RADIANS([.C$1]*[.$A140]*360/256))" office:value-type="float" office:value="0.471396736825998">
            <text:p>0.4713967368</text:p>
          </table:table-cell>
          <table:table-cell table:formula="of:=SIN(RADIANS([.D$1]*[.$A140]*360/256))" office:value-type="float" office:value="-0.671558954847019">
            <text:p>-0.6715589548</text:p>
          </table:table-cell>
          <table:table-cell table:formula="of:=SIN(RADIANS([.E$1]*[.$A140]*360/256))" office:value-type="float" office:value="0.831469612302545">
            <text:p>0.8314696123</text:p>
          </table:table-cell>
          <table:table-cell table:formula="of:=SIN(RADIANS([.F$1]*[.$A140]*360/256))" office:value-type="float" office:value="-0.941544065183021">
            <text:p>-0.9415440652</text:p>
          </table:table-cell>
          <table:table-cell table:formula="of:=SIN(RADIANS([.G$1]*[.$A140]*360/256))" office:value-type="float" office:value="0.995184726672197">
            <text:p>0.9951847267</text:p>
          </table:table-cell>
          <table:table-cell table:formula="of:=SIN(RADIANS([.H$1]*[.$A140]*360/256))" office:value-type="float" office:value="-0.989176509964781">
            <text:p>-0.98917651</text:p>
          </table:table-cell>
          <table:table-cell table:formula="of:=SIN(RADIANS([.I$1]*[.$A140]*360/256))" office:value-type="float" office:value="0.923879532511287">
            <text:p>0.9238795325</text:p>
          </table:table-cell>
          <table:table-cell table:formula="of:=SIN(RADIANS([.J$1]*[.$A140]*360/256))" office:value-type="float" office:value="-0.803207531480645">
            <text:p>-0.8032075315</text:p>
          </table:table-cell>
          <table:table-cell table:formula="of:=SIN(RADIANS([.K$1]*[.$A140]*360/256))" office:value-type="float" office:value="0.634393284163645">
            <text:p>0.6343932842</text:p>
          </table:table-cell>
          <table:table-cell table:formula="of:=SIN(RADIANS([.L$1]*[.$A140]*360/256))" office:value-type="float" office:value="-0.42755509343028">
            <text:p>-0.4275550934</text:p>
          </table:table-cell>
          <table:table-cell table:formula="of:=SIN(RADIANS([.M$1]*[.$A140]*360/256))" office:value-type="float" office:value="0.195090322016126">
            <text:p>0.195090322</text:p>
          </table:table-cell>
          <table:table-cell table:formula="of:=SIN(RADIANS([.N$1]*[.$A140]*360/256))" office:value-type="float" office:value="0.0490676743274144">
            <text:p>0.0490676743</text:p>
          </table:table-cell>
          <table:table-cell table:formula="of:=SIN(RADIANS([.O$1]*[.$A140]*360/256))" office:value-type="float" office:value="-0.29028467725446">
            <text:p>-0.2902846773</text:p>
          </table:table-cell>
          <table:table-cell table:formula="of:=SIN(RADIANS([.P$1]*[.$A140]*360/256))" office:value-type="float" office:value="0.51410274419322">
            <text:p>0.5141027442</text:p>
          </table:table-cell>
          <table:table-cell table:formula="of:=SIN(RADIANS([.Q$1]*[.$A140]*360/256))" office:value-type="float" office:value="-0.707106781186547">
            <text:p>-0.7071067812</text:p>
          </table:table-cell>
          <table:table-cell table:formula="of:= [.B140]/1+ [.C140]/2+ [.D140]/3+ [.E140]/4+ [.F140]/5+ [.G140]/6+ [.H140]/7+ [.I140]/8+ [.J140]/9+ [.K140]/10+ [.L140]/11+ [.M140]/12+ [.N140]/13+ [.O140]/14+ [.P140]/15+ [.Q140]/16" office:value-type="float" office:value="-0.146835985462925">
            <text:p>-0.1468359855</text:p>
          </table:table-cell>
          <table:table-cell table:formula="of:=INT(([.R140]+2)*64)" office:value-type="float" office:value="118">
            <text:p>118</text:p>
          </table:table-cell>
          <table:table-cell/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SIN(RADIANS([.$A141]*360/256))" office:value-type="float" office:value="-0.266712757474898">
            <text:p>-0.2667127575</text:p>
          </table:table-cell>
          <table:table-cell table:formula="of:=SIN(RADIANS([.C$1]*[.$A141]*360/256))" office:value-type="float" office:value="0.514102744193221">
            <text:p>0.5141027442</text:p>
          </table:table-cell>
          <table:table-cell table:formula="of:=SIN(RADIANS([.D$1]*[.$A141]*360/256))" office:value-type="float" office:value="-0.724247082951467">
            <text:p>-0.724247083</text:p>
          </table:table-cell>
          <table:table-cell table:formula="of:=SIN(RADIANS([.E$1]*[.$A141]*360/256))" office:value-type="float" office:value="0.881921264348355">
            <text:p>0.8819212643</text:p>
          </table:table-cell>
          <table:table-cell table:formula="of:=SIN(RADIANS([.F$1]*[.$A141]*360/256))" office:value-type="float" office:value="-0.975702130038528">
            <text:p>-0.97570213</text:p>
          </table:table-cell>
          <table:table-cell table:formula="of:=SIN(RADIANS([.G$1]*[.$A141]*360/256))" office:value-type="float" office:value="0.998795456205172">
            <text:p>0.9987954562</text:p>
          </table:table-cell>
          <table:table-cell table:formula="of:=SIN(RADIANS([.H$1]*[.$A141]*360/256))" office:value-type="float" office:value="-0.949528180593037">
            <text:p>-0.9495281806</text:p>
          </table:table-cell>
          <table:table-cell table:formula="of:=SIN(RADIANS([.I$1]*[.$A141]*360/256))" office:value-type="float" office:value="0.831469612302546">
            <text:p>0.8314696123</text:p>
          </table:table-cell>
          <table:table-cell table:formula="of:=SIN(RADIANS([.J$1]*[.$A141]*360/256))" office:value-type="float" office:value="-0.653172842953778">
            <text:p>-0.653172843</text:p>
          </table:table-cell>
          <table:table-cell table:formula="of:=SIN(RADIANS([.K$1]*[.$A141]*360/256))" office:value-type="float" office:value="0.427555093430284">
            <text:p>0.4275550934</text:p>
          </table:table-cell>
          <table:table-cell table:formula="of:=SIN(RADIANS([.L$1]*[.$A141]*360/256))" office:value-type="float" office:value="-0.170961888760299">
            <text:p>-0.1709618888</text:p>
          </table:table-cell>
          <table:table-cell table:formula="of:=SIN(RADIANS([.M$1]*[.$A141]*360/256))" office:value-type="float" office:value="-0.0980171403295587">
            <text:p>-0.0980171403</text:p>
          </table:table-cell>
          <table:table-cell table:formula="of:=SIN(RADIANS([.N$1]*[.$A141]*360/256))" office:value-type="float" office:value="0.359895036534989">
            <text:p>0.3598950365</text:p>
          </table:table-cell>
          <table:table-cell table:formula="of:=SIN(RADIANS([.O$1]*[.$A141]*360/256))" office:value-type="float" office:value="-0.595699304492432">
            <text:p>-0.5956993045</text:p>
          </table:table-cell>
          <table:table-cell table:formula="of:=SIN(RADIANS([.P$1]*[.$A141]*360/256))" office:value-type="float" office:value="0.788346427626607">
            <text:p>0.7883464276</text:p>
          </table:table-cell>
          <table:table-cell table:formula="of:=SIN(RADIANS([.Q$1]*[.$A141]*360/256))" office:value-type="float" office:value="-0.923879532511286">
            <text:p>-0.9238795325</text:p>
          </table:table-cell>
          <table:table-cell table:formula="of:= [.B141]/1+ [.C141]/2+ [.D141]/3+ [.E141]/4+ [.F141]/5+ [.G141]/6+ [.H141]/7+ [.I141]/8+ [.J141]/9+ [.K141]/10+ [.L141]/11+ [.M141]/12+ [.N141]/13+ [.O141]/14+ [.P141]/15+ [.Q141]/16" office:value-type="float" office:value="-0.164565556567296">
            <text:p>-0.1645655566</text:p>
          </table:table-cell>
          <table:table-cell table:formula="of:=INT(([.R141]+2)*64)" office:value-type="float" office:value="117">
            <text:p>117</text:p>
          </table:table-cell>
          <table:table-cell/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SIN(RADIANS([.$A142]*360/256))" office:value-type="float" office:value="-0.290284677254462">
            <text:p>-0.2902846773</text:p>
          </table:table-cell>
          <table:table-cell table:formula="of:=SIN(RADIANS([.C$1]*[.$A142]*360/256))" office:value-type="float" office:value="0.555570233019602">
            <text:p>0.555570233</text:p>
          </table:table-cell>
          <table:table-cell table:formula="of:=SIN(RADIANS([.D$1]*[.$A142]*360/256))" office:value-type="float" office:value="-0.773010453362737">
            <text:p>-0.7730104534</text:p>
          </table:table-cell>
          <table:table-cell table:formula="of:=SIN(RADIANS([.E$1]*[.$A142]*360/256))" office:value-type="float" office:value="0.923879532511286">
            <text:p>0.9238795325</text:p>
          </table:table-cell>
          <table:table-cell table:formula="of:=SIN(RADIANS([.F$1]*[.$A142]*360/256))" office:value-type="float" office:value="-0.995184726672197">
            <text:p>-0.9951847267</text:p>
          </table:table-cell>
          <table:table-cell table:formula="of:=SIN(RADIANS([.G$1]*[.$A142]*360/256))" office:value-type="float" office:value="0.98078528040323">
            <text:p>0.9807852804</text:p>
          </table:table-cell>
          <table:table-cell table:formula="of:=SIN(RADIANS([.H$1]*[.$A142]*360/256))" office:value-type="float" office:value="-0.881921264348355">
            <text:p>-0.8819212643</text:p>
          </table:table-cell>
          <table:table-cell table:formula="of:=SIN(RADIANS([.I$1]*[.$A142]*360/256))" office:value-type="float" office:value="0.707106781186549">
            <text:p>0.7071067812</text:p>
          </table:table-cell>
          <table:table-cell table:formula="of:=SIN(RADIANS([.J$1]*[.$A142]*360/256))" office:value-type="float" office:value="-0.471396736825997">
            <text:p>-0.4713967368</text:p>
          </table:table-cell>
          <table:table-cell table:formula="of:=SIN(RADIANS([.K$1]*[.$A142]*360/256))" office:value-type="float" office:value="0.195090322016125">
            <text:p>0.195090322</text:p>
          </table:table-cell>
          <table:table-cell table:formula="of:=SIN(RADIANS([.L$1]*[.$A142]*360/256))" office:value-type="float" office:value="0.0980171403295623">
            <text:p>0.0980171403</text:p>
          </table:table-cell>
          <table:table-cell table:formula="of:=SIN(RADIANS([.M$1]*[.$A142]*360/256))" office:value-type="float" office:value="-0.38268343236509">
            <text:p>-0.3826834324</text:p>
          </table:table-cell>
          <table:table-cell table:formula="of:=SIN(RADIANS([.N$1]*[.$A142]*360/256))" office:value-type="float" office:value="0.634393284163645">
            <text:p>0.6343932842</text:p>
          </table:table-cell>
          <table:table-cell table:formula="of:=SIN(RADIANS([.O$1]*[.$A142]*360/256))" office:value-type="float" office:value="-0.831469612302544">
            <text:p>-0.8314696123</text:p>
          </table:table-cell>
          <table:table-cell table:formula="of:=SIN(RADIANS([.P$1]*[.$A142]*360/256))" office:value-type="float" office:value="0.956940335732208">
            <text:p>0.9569403357</text:p>
          </table:table-cell>
          <table:table-cell table:formula="of:=SIN(RADIANS([.Q$1]*[.$A142]*360/256))" office:value-type="float" office:value="-1">
            <text:p>-1</text:p>
          </table:table-cell>
          <table:table-cell table:formula="of:= [.B142]/1+ [.C142]/2+ [.D142]/3+ [.E142]/4+ [.F142]/5+ [.G142]/6+ [.H142]/7+ [.I142]/8+ [.J142]/9+ [.K142]/10+ [.L142]/11+ [.M142]/12+ [.N142]/13+ [.O142]/14+ [.P142]/15+ [.Q142]/16" office:value-type="float" office:value="-0.177516165797619">
            <text:p>-0.1775161658</text:p>
          </table:table-cell>
          <table:table-cell table:formula="of:=INT(([.R142]+2)*64)" office:value-type="float" office:value="116">
            <text:p>116</text:p>
          </table:table-cell>
          <table:table-cell/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SIN(RADIANS([.$A143]*360/256))" office:value-type="float" office:value="-0.313681740398892">
            <text:p>-0.3136817404</text:p>
          </table:table-cell>
          <table:table-cell table:formula="of:=SIN(RADIANS([.C$1]*[.$A143]*360/256))" office:value-type="float" office:value="0.595699304492434">
            <text:p>0.5956993045</text:p>
          </table:table-cell>
          <table:table-cell table:formula="of:=SIN(RADIANS([.D$1]*[.$A143]*360/256))" office:value-type="float" office:value="-0.817584813151583">
            <text:p>-0.8175848132</text:p>
          </table:table-cell>
          <table:table-cell table:formula="of:=SIN(RADIANS([.E$1]*[.$A143]*360/256))" office:value-type="float" office:value="0.956940335732209">
            <text:p>0.9569403357</text:p>
          </table:table-cell>
          <table:table-cell table:formula="of:=SIN(RADIANS([.F$1]*[.$A143]*360/256))" office:value-type="float" office:value="-0.999698818696204">
            <text:p>-0.9996988187</text:p>
          </table:table-cell>
          <table:table-cell table:formula="of:=SIN(RADIANS([.G$1]*[.$A143]*360/256))" office:value-type="float" office:value="0.941544065183022">
            <text:p>0.9415440652</text:p>
          </table:table-cell>
          <table:table-cell table:formula="of:=SIN(RADIANS([.H$1]*[.$A143]*360/256))" office:value-type="float" office:value="-0.788346427626607">
            <text:p>-0.7883464276</text:p>
          </table:table-cell>
          <table:table-cell table:formula="of:=SIN(RADIANS([.I$1]*[.$A143]*360/256))" office:value-type="float" office:value="0.555570233019602">
            <text:p>0.555570233</text:p>
          </table:table-cell>
          <table:table-cell table:formula="of:=SIN(RADIANS([.J$1]*[.$A143]*360/256))" office:value-type="float" office:value="-0.2667127574749">
            <text:p>-0.2667127575</text:p>
          </table:table-cell>
          <table:table-cell table:formula="of:=SIN(RADIANS([.K$1]*[.$A143]*360/256))" office:value-type="float" office:value="-0.0490676743274183">
            <text:p>-0.0490676743</text:p>
          </table:table-cell>
          <table:table-cell table:formula="of:=SIN(RADIANS([.L$1]*[.$A143]*360/256))" office:value-type="float" office:value="0.35989503653499">
            <text:p>0.3598950365</text:p>
          </table:table-cell>
          <table:table-cell table:formula="of:=SIN(RADIANS([.M$1]*[.$A143]*360/256))" office:value-type="float" office:value="-0.634393284163642">
            <text:p>-0.6343932842</text:p>
          </table:table-cell>
          <table:table-cell table:formula="of:=SIN(RADIANS([.N$1]*[.$A143]*360/256))" office:value-type="float" office:value="0.844853565249706">
            <text:p>0.8448535652</text:p>
          </table:table-cell>
          <table:table-cell table:formula="of:=SIN(RADIANS([.O$1]*[.$A143]*360/256))" office:value-type="float" office:value="-0.970031253194544">
            <text:p>-0.9700312532</text:p>
          </table:table-cell>
          <table:table-cell table:formula="of:=SIN(RADIANS([.P$1]*[.$A143]*360/256))" office:value-type="float" office:value="0.99729045667869">
            <text:p>0.9972904567</text:p>
          </table:table-cell>
          <table:table-cell table:formula="of:=SIN(RADIANS([.Q$1]*[.$A143]*360/256))" office:value-type="float" office:value="-0.923879532511286">
            <text:p>-0.9238795325</text:p>
          </table:table-cell>
          <table:table-cell table:formula="of:= [.B143]/1+ [.C143]/2+ [.D143]/3+ [.E143]/4+ [.F143]/5+ [.G143]/6+ [.H143]/7+ [.I143]/8+ [.J143]/9+ [.K143]/10+ [.L143]/11+ [.M143]/12+ [.N143]/13+ [.O143]/14+ [.P143]/15+ [.Q143]/16" office:value-type="float" office:value="-0.185561213138333">
            <text:p>-0.1855612131</text:p>
          </table:table-cell>
          <table:table-cell table:formula="of:=INT(([.R143]+2)*64)" office:value-type="float" office:value="116">
            <text:p>116</text:p>
          </table:table-cell>
          <table:table-cell/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SIN(RADIANS([.$A144]*360/256))" office:value-type="float" office:value="-0.33688985339222">
            <text:p>-0.3368898534</text:p>
          </table:table-cell>
          <table:table-cell table:formula="of:=SIN(RADIANS([.C$1]*[.$A144]*360/256))" office:value-type="float" office:value="0.634393284163646">
            <text:p>0.6343932842</text:p>
          </table:table-cell>
          <table:table-cell table:formula="of:=SIN(RADIANS([.D$1]*[.$A144]*360/256))" office:value-type="float" office:value="-0.857728610000272">
            <text:p>-0.85772861</text:p>
          </table:table-cell>
          <table:table-cell table:formula="of:=SIN(RADIANS([.E$1]*[.$A144]*360/256))" office:value-type="float" office:value="0.98078528040323">
            <text:p>0.9807852804</text:p>
          </table:table-cell>
          <table:table-cell table:formula="of:=SIN(RADIANS([.F$1]*[.$A144]*360/256))" office:value-type="float" office:value="-0.989176509964781">
            <text:p>-0.98917651</text:p>
          </table:table-cell>
          <table:table-cell table:formula="of:=SIN(RADIANS([.G$1]*[.$A144]*360/256))" office:value-type="float" office:value="0.881921264348355">
            <text:p>0.8819212643</text:p>
          </table:table-cell>
          <table:table-cell table:formula="of:=SIN(RADIANS([.H$1]*[.$A144]*360/256))" office:value-type="float" office:value="-0.671558954847019">
            <text:p>-0.6715589548</text:p>
          </table:table-cell>
          <table:table-cell table:formula="of:=SIN(RADIANS([.I$1]*[.$A144]*360/256))" office:value-type="float" office:value="0.38268343236509">
            <text:p>0.3826834324</text:p>
          </table:table-cell>
          <table:table-cell table:formula="of:=SIN(RADIANS([.J$1]*[.$A144]*360/256))" office:value-type="float" office:value="-0.0490676743274173">
            <text:p>-0.0490676743</text:p>
          </table:table-cell>
          <table:table-cell table:formula="of:=SIN(RADIANS([.K$1]*[.$A144]*360/256))" office:value-type="float" office:value="-0.29028467725446">
            <text:p>-0.2902846773</text:p>
          </table:table-cell>
          <table:table-cell table:formula="of:=SIN(RADIANS([.L$1]*[.$A144]*360/256))" office:value-type="float" office:value="0.595699304492435">
            <text:p>0.5956993045</text:p>
          </table:table-cell>
          <table:table-cell table:formula="of:=SIN(RADIANS([.M$1]*[.$A144]*360/256))" office:value-type="float" office:value="-0.831469612302544">
            <text:p>-0.8314696123</text:p>
          </table:table-cell>
          <table:table-cell table:formula="of:=SIN(RADIANS([.N$1]*[.$A144]*360/256))" office:value-type="float" office:value="0.970031253194545">
            <text:p>0.9700312532</text:p>
          </table:table-cell>
          <table:table-cell table:formula="of:=SIN(RADIANS([.O$1]*[.$A144]*360/256))" office:value-type="float" office:value="-0.995184726672197">
            <text:p>-0.9951847267</text:p>
          </table:table-cell>
          <table:table-cell table:formula="of:=SIN(RADIANS([.P$1]*[.$A144]*360/256))" office:value-type="float" office:value="0.903989293123445">
            <text:p>0.9039892931</text:p>
          </table:table-cell>
          <table:table-cell table:formula="of:=SIN(RADIANS([.Q$1]*[.$A144]*360/256))" office:value-type="float" office:value="-0.707106781186547">
            <text:p>-0.7071067812</text:p>
          </table:table-cell>
          <table:table-cell table:formula="of:= [.B144]/1+ [.C144]/2+ [.D144]/3+ [.E144]/4+ [.F144]/5+ [.G144]/6+ [.H144]/7+ [.I144]/8+ [.J144]/9+ [.K144]/10+ [.L144]/11+ [.M144]/12+ [.N144]/13+ [.O144]/14+ [.P144]/15+ [.Q144]/16" office:value-type="float" office:value="-0.189366556229131">
            <text:p>-0.1893665562</text:p>
          </table:table-cell>
          <table:table-cell table:formula="of:=INT(([.R144]+2)*64)" office:value-type="float" office:value="115">
            <text:p>115</text:p>
          </table:table-cell>
          <table:table-cell/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SIN(RADIANS([.$A145]*360/256))" office:value-type="float" office:value="-0.359895036534988">
            <text:p>-0.3598950365</text:p>
          </table:table-cell>
          <table:table-cell table:formula="of:=SIN(RADIANS([.C$1]*[.$A145]*360/256))" office:value-type="float" office:value="0.671558954847018">
            <text:p>0.6715589548</text:p>
          </table:table-cell>
          <table:table-cell table:formula="of:=SIN(RADIANS([.D$1]*[.$A145]*360/256))" office:value-type="float" office:value="-0.893224301195515">
            <text:p>-0.8932243012</text:p>
          </table:table-cell>
          <table:table-cell table:formula="of:=SIN(RADIANS([.E$1]*[.$A145]*360/256))" office:value-type="float" office:value="0.995184726672197">
            <text:p>0.9951847267</text:p>
          </table:table-cell>
          <table:table-cell table:formula="of:=SIN(RADIANS([.F$1]*[.$A145]*360/256))" office:value-type="float" office:value="-0.96377606579544">
            <text:p>-0.9637760658</text:p>
          </table:table-cell>
          <table:table-cell table:formula="of:=SIN(RADIANS([.G$1]*[.$A145]*360/256))" office:value-type="float" office:value="0.803207531480645">
            <text:p>0.8032075315</text:p>
          </table:table-cell>
          <table:table-cell table:formula="of:=SIN(RADIANS([.H$1]*[.$A145]*360/256))" office:value-type="float" office:value="-0.534997619887097">
            <text:p>-0.5349976199</text:p>
          </table:table-cell>
          <table:table-cell table:formula="of:=SIN(RADIANS([.I$1]*[.$A145]*360/256))" office:value-type="float" office:value="0.195090322016129">
            <text:p>0.195090322</text:p>
          </table:table-cell>
          <table:table-cell table:formula="of:=SIN(RADIANS([.J$1]*[.$A145]*360/256))" office:value-type="float" office:value="0.1709618887603">
            <text:p>0.1709618888</text:p>
          </table:table-cell>
          <table:table-cell table:formula="of:=SIN(RADIANS([.K$1]*[.$A145]*360/256))" office:value-type="float" office:value="-0.514102744193224">
            <text:p>-0.5141027442</text:p>
          </table:table-cell>
          <table:table-cell table:formula="of:=SIN(RADIANS([.L$1]*[.$A145]*360/256))" office:value-type="float" office:value="0.788346427626607">
            <text:p>0.7883464276</text:p>
          </table:table-cell>
          <table:table-cell table:formula="of:=SIN(RADIANS([.M$1]*[.$A145]*360/256))" office:value-type="float" office:value="-0.956940335732209">
            <text:p>-0.9569403357</text:p>
          </table:table-cell>
          <table:table-cell table:formula="of:=SIN(RADIANS([.N$1]*[.$A145]*360/256))" office:value-type="float" office:value="0.99729045667869">
            <text:p>0.9972904567</text:p>
          </table:table-cell>
          <table:table-cell table:formula="of:=SIN(RADIANS([.O$1]*[.$A145]*360/256))" office:value-type="float" office:value="-0.903989293123443">
            <text:p>-0.9039892931</text:p>
          </table:table-cell>
          <table:table-cell table:formula="of:=SIN(RADIANS([.P$1]*[.$A145]*360/256))" office:value-type="float" office:value="0.689540544737067">
            <text:p>0.6895405447</text:p>
          </table:table-cell>
          <table:table-cell table:formula="of:=SIN(RADIANS([.Q$1]*[.$A145]*360/256))" office:value-type="float" office:value="-0.382683432365091">
            <text:p>-0.3826834324</text:p>
          </table:table-cell>
          <table:table-cell table:formula="of:= [.B145]/1+ [.C145]/2+ [.D145]/3+ [.E145]/4+ [.F145]/5+ [.G145]/6+ [.H145]/7+ [.I145]/8+ [.J145]/9+ [.K145]/10+ [.L145]/11+ [.M145]/12+ [.N145]/13+ [.O145]/14+ [.P145]/15+ [.Q145]/16" office:value-type="float" office:value="-0.190286081658039">
            <text:p>-0.1902860817</text:p>
          </table:table-cell>
          <table:table-cell table:formula="of:=INT(([.R145]+2)*64)" office:value-type="float" office:value="115">
            <text:p>115</text:p>
          </table:table-cell>
          <table:table-cell/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SIN(RADIANS([.$A146]*360/256))" office:value-type="float" office:value="-0.38268343236509">
            <text:p>-0.3826834324</text:p>
          </table:table-cell>
          <table:table-cell table:formula="of:=SIN(RADIANS([.C$1]*[.$A146]*360/256))" office:value-type="float" office:value="0.707106781186547">
            <text:p>0.7071067812</text:p>
          </table:table-cell>
          <table:table-cell table:formula="of:=SIN(RADIANS([.D$1]*[.$A146]*360/256))" office:value-type="float" office:value="-0.923879532511286">
            <text:p>-0.9238795325</text:p>
          </table:table-cell>
          <table:table-cell table:formula="of:=SIN(RADIANS([.E$1]*[.$A146]*360/256))" office:value-type="float" office:value="1">
            <text:p>1</text:p>
          </table:table-cell>
          <table:table-cell table:formula="of:=SIN(RADIANS([.F$1]*[.$A146]*360/256))" office:value-type="float" office:value="-0.923879532511287">
            <text:p>-0.9238795325</text:p>
          </table:table-cell>
          <table:table-cell table:formula="of:=SIN(RADIANS([.G$1]*[.$A146]*360/256))" office:value-type="float" office:value="0.707106781186549">
            <text:p>0.7071067812</text:p>
          </table:table-cell>
          <table:table-cell table:formula="of:=SIN(RADIANS([.H$1]*[.$A146]*360/256))" office:value-type="float" office:value="-0.382683432365089">
            <text:p>-0.3826834324</text:p>
          </table:table-cell>
          <table:table-cell table:formula="of:=SIN(RADIANS([.I$1]*[.$A146]*360/256))" office:value-type="float" office:value="1.10218211923262E-015">
            <text:p>1.10218211923262E-015</text:p>
          </table:table-cell>
          <table:table-cell table:formula="of:=SIN(RADIANS([.J$1]*[.$A146]*360/256))" office:value-type="float" office:value="0.382683432365091">
            <text:p>0.3826834324</text:p>
          </table:table-cell>
          <table:table-cell table:formula="of:=SIN(RADIANS([.K$1]*[.$A146]*360/256))" office:value-type="float" office:value="-0.707106781186547">
            <text:p>-0.7071067812</text:p>
          </table:table-cell>
          <table:table-cell table:formula="of:=SIN(RADIANS([.L$1]*[.$A146]*360/256))" office:value-type="float" office:value="0.923879532511287">
            <text:p>0.9238795325</text:p>
          </table:table-cell>
          <table:table-cell table:formula="of:=SIN(RADIANS([.M$1]*[.$A146]*360/256))" office:value-type="float" office:value="-1">
            <text:p>-1</text:p>
          </table:table-cell>
          <table:table-cell table:formula="of:=SIN(RADIANS([.N$1]*[.$A146]*360/256))" office:value-type="float" office:value="0.923879532511287">
            <text:p>0.9238795325</text:p>
          </table:table-cell>
          <table:table-cell table:formula="of:=SIN(RADIANS([.O$1]*[.$A146]*360/256))" office:value-type="float" office:value="-0.707106781186547">
            <text:p>-0.7071067812</text:p>
          </table:table-cell>
          <table:table-cell table:formula="of:=SIN(RADIANS([.P$1]*[.$A146]*360/256))" office:value-type="float" office:value="0.382683432365094">
            <text:p>0.3826834324</text:p>
          </table:table-cell>
          <table:table-cell table:formula="of:=SIN(RADIANS([.Q$1]*[.$A146]*360/256))" office:value-type="float" office:value="-2.20436423846524E-015">
            <text:p>-2.20436423846524E-015</text:p>
          </table:table-cell>
          <table:table-cell table:formula="of:= [.B146]/1+ [.C146]/2+ [.D146]/3+ [.E146]/4+ [.F146]/5+ [.G146]/6+ [.H146]/7+ [.I146]/8+ [.J146]/9+ [.K146]/10+ [.L146]/11+ [.M146]/12+ [.N146]/13+ [.O146]/14+ [.P146]/15+ [.Q146]/16" office:value-type="float" office:value="-0.190146047737406">
            <text:p>-0.1901460477</text:p>
          </table:table-cell>
          <table:table-cell table:formula="of:=INT(([.R146]+2)*64)" office:value-type="float" office:value="115">
            <text:p>115</text:p>
          </table:table-cell>
          <table:table-cell/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SIN(RADIANS([.$A147]*360/256))" office:value-type="float" office:value="-0.40524131400499">
            <text:p>-0.405241314</text:p>
          </table:table-cell>
          <table:table-cell table:formula="of:=SIN(RADIANS([.C$1]*[.$A147]*360/256))" office:value-type="float" office:value="0.740951125354959">
            <text:p>0.7409511254</text:p>
          </table:table-cell>
          <table:table-cell table:formula="of:=SIN(RADIANS([.D$1]*[.$A147]*360/256))" office:value-type="float" office:value="-0.949528180593036">
            <text:p>-0.9495281806</text:p>
          </table:table-cell>
          <table:table-cell table:formula="of:=SIN(RADIANS([.E$1]*[.$A147]*360/256))" office:value-type="float" office:value="0.995184726672197">
            <text:p>0.9951847267</text:p>
          </table:table-cell>
          <table:table-cell table:formula="of:=SIN(RADIANS([.F$1]*[.$A147]*360/256))" office:value-type="float" office:value="-0.870086991108712">
            <text:p>-0.8700869911</text:p>
          </table:table-cell>
          <table:table-cell table:formula="of:=SIN(RADIANS([.G$1]*[.$A147]*360/256))" office:value-type="float" office:value="0.595699304492434">
            <text:p>0.5956993045</text:p>
          </table:table-cell>
          <table:table-cell table:formula="of:=SIN(RADIANS([.H$1]*[.$A147]*360/256))" office:value-type="float" office:value="-0.219101240156869">
            <text:p>-0.2191012402</text:p>
          </table:table-cell>
          <table:table-cell table:formula="of:=SIN(RADIANS([.I$1]*[.$A147]*360/256))" office:value-type="float" office:value="-0.195090322016127">
            <text:p>-0.195090322</text:p>
          </table:table-cell>
          <table:table-cell table:formula="of:=SIN(RADIANS([.J$1]*[.$A147]*360/256))" office:value-type="float" office:value="0.575808191417845">
            <text:p>0.5758081914</text:p>
          </table:table-cell>
          <table:table-cell table:formula="of:=SIN(RADIANS([.K$1]*[.$A147]*360/256))" office:value-type="float" office:value="-0.85772861000027">
            <text:p>-0.85772861</text:p>
          </table:table-cell>
          <table:table-cell table:formula="of:=SIN(RADIANS([.L$1]*[.$A147]*360/256))" office:value-type="float" office:value="0.99247953459871">
            <text:p>0.9924795346</text:p>
          </table:table-cell>
          <table:table-cell table:formula="of:=SIN(RADIANS([.M$1]*[.$A147]*360/256))" office:value-type="float" office:value="-0.956940335732209">
            <text:p>-0.9569403357</text:p>
          </table:table-cell>
          <table:table-cell table:formula="of:=SIN(RADIANS([.N$1]*[.$A147]*360/256))" office:value-type="float" office:value="0.757208846506487">
            <text:p>0.7572088465</text:p>
          </table:table-cell>
          <table:table-cell table:formula="of:=SIN(RADIANS([.O$1]*[.$A147]*360/256))" office:value-type="float" office:value="-0.427555093430281">
            <text:p>-0.4275550934</text:p>
          </table:table-cell>
          <table:table-cell table:formula="of:=SIN(RADIANS([.P$1]*[.$A147]*360/256))" office:value-type="float" office:value="0.0245412285229134">
            <text:p>0.0245412285</text:p>
          </table:table-cell>
          <table:table-cell table:formula="of:=SIN(RADIANS([.Q$1]*[.$A147]*360/256))" office:value-type="float" office:value="0.382683432365086">
            <text:p>0.3826834324</text:p>
          </table:table-cell>
          <table:table-cell table:formula="of:= [.B147]/1+ [.C147]/2+ [.D147]/3+ [.E147]/4+ [.F147]/5+ [.G147]/6+ [.H147]/7+ [.I147]/8+ [.J147]/9+ [.K147]/10+ [.L147]/11+ [.M147]/12+ [.N147]/13+ [.O147]/14+ [.P147]/15+ [.Q147]/16" office:value-type="float" office:value="-0.190952418979978">
            <text:p>-0.190952419</text:p>
          </table:table-cell>
          <table:table-cell table:formula="of:=INT(([.R147]+2)*64)" office:value-type="float" office:value="115">
            <text:p>115</text:p>
          </table:table-cell>
          <table:table-cell/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SIN(RADIANS([.$A148]*360/256))" office:value-type="float" office:value="-0.427555093430282">
            <text:p>-0.4275550934</text:p>
          </table:table-cell>
          <table:table-cell table:formula="of:=SIN(RADIANS([.C$1]*[.$A148]*360/256))" office:value-type="float" office:value="0.773010453362737">
            <text:p>0.7730104534</text:p>
          </table:table-cell>
          <table:table-cell table:formula="of:=SIN(RADIANS([.D$1]*[.$A148]*360/256))" office:value-type="float" office:value="-0.970031253194544">
            <text:p>-0.9700312532</text:p>
          </table:table-cell>
          <table:table-cell table:formula="of:=SIN(RADIANS([.E$1]*[.$A148]*360/256))" office:value-type="float" office:value="0.98078528040323">
            <text:p>0.9807852804</text:p>
          </table:table-cell>
          <table:table-cell table:formula="of:=SIN(RADIANS([.F$1]*[.$A148]*360/256))" office:value-type="float" office:value="-0.803207531480645">
            <text:p>-0.8032075315</text:p>
          </table:table-cell>
          <table:table-cell table:formula="of:=SIN(RADIANS([.G$1]*[.$A148]*360/256))" office:value-type="float" office:value="0.471396736825997">
            <text:p>0.4713967368</text:p>
          </table:table-cell>
          <table:table-cell table:formula="of:=SIN(RADIANS([.H$1]*[.$A148]*360/256))" office:value-type="float" office:value="-0.0490676743274171">
            <text:p>-0.0490676743</text:p>
          </table:table-cell>
          <table:table-cell table:formula="of:=SIN(RADIANS([.I$1]*[.$A148]*360/256))" office:value-type="float" office:value="-0.382683432365091">
            <text:p>-0.3826834324</text:p>
          </table:table-cell>
          <table:table-cell table:formula="of:=SIN(RADIANS([.J$1]*[.$A148]*360/256))" office:value-type="float" office:value="0.74095112535496">
            <text:p>0.7409511254</text:p>
          </table:table-cell>
          <table:table-cell table:formula="of:=SIN(RADIANS([.K$1]*[.$A148]*360/256))" office:value-type="float" office:value="-0.956940335732209">
            <text:p>-0.9569403357</text:p>
          </table:table-cell>
          <table:table-cell table:formula="of:=SIN(RADIANS([.L$1]*[.$A148]*360/256))" office:value-type="float" office:value="0.989176509964781">
            <text:p>0.98917651</text:p>
          </table:table-cell>
          <table:table-cell table:formula="of:=SIN(RADIANS([.M$1]*[.$A148]*360/256))" office:value-type="float" office:value="-0.831469612302544">
            <text:p>-0.8314696123</text:p>
          </table:table-cell>
          <table:table-cell table:formula="of:=SIN(RADIANS([.N$1]*[.$A148]*360/256))" office:value-type="float" office:value="0.51410274419322">
            <text:p>0.5141027442</text:p>
          </table:table-cell>
          <table:table-cell table:formula="of:=SIN(RADIANS([.O$1]*[.$A148]*360/256))" office:value-type="float" office:value="-0.0980171403295587">
            <text:p>-0.0980171403</text:p>
          </table:table-cell>
          <table:table-cell table:formula="of:=SIN(RADIANS([.P$1]*[.$A148]*360/256))" office:value-type="float" office:value="-0.336889853392222">
            <text:p>-0.3368898534</text:p>
          </table:table-cell>
          <table:table-cell table:formula="of:=SIN(RADIANS([.Q$1]*[.$A148]*360/256))" office:value-type="float" office:value="0.707106781186549">
            <text:p>0.7071067812</text:p>
          </table:table-cell>
          <table:table-cell table:formula="of:= [.B148]/1+ [.C148]/2+ [.D148]/3+ [.E148]/4+ [.F148]/5+ [.G148]/6+ [.H148]/7+ [.I148]/8+ [.J148]/9+ [.K148]/10+ [.L148]/11+ [.M148]/12+ [.N148]/13+ [.O148]/14+ [.P148]/15+ [.Q148]/16" office:value-type="float" office:value="-0.194567914963105">
            <text:p>-0.194567915</text:p>
          </table:table-cell>
          <table:table-cell table:formula="of:=INT(([.R148]+2)*64)" office:value-type="float" office:value="115">
            <text:p>115</text:p>
          </table:table-cell>
          <table:table-cell/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SIN(RADIANS([.$A149]*360/256))" office:value-type="float" office:value="-0.449611329654607">
            <text:p>-0.4496113297</text:p>
          </table:table-cell>
          <table:table-cell table:formula="of:=SIN(RADIANS([.C$1]*[.$A149]*360/256))" office:value-type="float" office:value="0.803207531480645">
            <text:p>0.8032075315</text:p>
          </table:table-cell>
          <table:table-cell table:formula="of:=SIN(RADIANS([.D$1]*[.$A149]*360/256))" office:value-type="float" office:value="-0.985277642388941">
            <text:p>-0.9852776424</text:p>
          </table:table-cell>
          <table:table-cell table:formula="of:=SIN(RADIANS([.E$1]*[.$A149]*360/256))" office:value-type="float" office:value="0.956940335732209">
            <text:p>0.9569403357</text:p>
          </table:table-cell>
          <table:table-cell table:formula="of:=SIN(RADIANS([.F$1]*[.$A149]*360/256))" office:value-type="float" office:value="-0.724247082951467">
            <text:p>-0.724247083</text:p>
          </table:table-cell>
          <table:table-cell table:formula="of:=SIN(RADIANS([.G$1]*[.$A149]*360/256))" office:value-type="float" office:value="0.336889853392221">
            <text:p>0.3368898534</text:p>
          </table:table-cell>
          <table:table-cell table:formula="of:=SIN(RADIANS([.H$1]*[.$A149]*360/256))" office:value-type="float" office:value="0.122410675199217">
            <text:p>0.1224106752</text:p>
          </table:table-cell>
          <table:table-cell table:formula="of:=SIN(RADIANS([.I$1]*[.$A149]*360/256))" office:value-type="float" office:value="-0.555570233019603">
            <text:p>-0.555570233</text:p>
          </table:table-cell>
          <table:table-cell table:formula="of:=SIN(RADIANS([.J$1]*[.$A149]*360/256))" office:value-type="float" office:value="0.870086991108709">
            <text:p>0.8700869911</text:p>
          </table:table-cell>
          <table:table-cell table:formula="of:=SIN(RADIANS([.K$1]*[.$A149]*360/256))" office:value-type="float" office:value="-0.998795456205172">
            <text:p>-0.9987954562</text:p>
          </table:table-cell>
          <table:table-cell table:formula="of:=SIN(RADIANS([.L$1]*[.$A149]*360/256))" office:value-type="float" office:value="0.91420975570353">
            <text:p>0.9142097557</text:p>
          </table:table-cell>
          <table:table-cell table:formula="of:=SIN(RADIANS([.M$1]*[.$A149]*360/256))" office:value-type="float" office:value="-0.634393284163648">
            <text:p>-0.6343932842</text:p>
          </table:table-cell>
          <table:table-cell table:formula="of:=SIN(RADIANS([.N$1]*[.$A149]*360/256))" office:value-type="float" office:value="0.21910124015687">
            <text:p>0.2191012402</text:p>
          </table:table-cell>
          <table:table-cell table:formula="of:=SIN(RADIANS([.O$1]*[.$A149]*360/256))" office:value-type="float" office:value="0.242980179903266">
            <text:p>0.2429801799</text:p>
          </table:table-cell>
          <table:table-cell table:formula="of:=SIN(RADIANS([.P$1]*[.$A149]*360/256))" office:value-type="float" office:value="-0.653172842953775">
            <text:p>-0.653172843</text:p>
          </table:table-cell>
          <table:table-cell table:formula="of:=SIN(RADIANS([.Q$1]*[.$A149]*360/256))" office:value-type="float" office:value="0.923879532511287">
            <text:p>0.9238795325</text:p>
          </table:table-cell>
          <table:table-cell table:formula="of:= [.B149]/1+ [.C149]/2+ [.D149]/3+ [.E149]/4+ [.F149]/5+ [.G149]/6+ [.H149]/7+ [.I149]/8+ [.J149]/9+ [.K149]/10+ [.L149]/11+ [.M149]/12+ [.N149]/13+ [.O149]/14+ [.P149]/15+ [.Q149]/16" office:value-type="float" office:value="-0.202410567508411">
            <text:p>-0.2024105675</text:p>
          </table:table-cell>
          <table:table-cell table:formula="of:=INT(([.R149]+2)*64)" office:value-type="float" office:value="115">
            <text:p>115</text:p>
          </table:table-cell>
          <table:table-cell/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SIN(RADIANS([.$A150]*360/256))" office:value-type="float" office:value="-0.471396736825998">
            <text:p>-0.4713967368</text:p>
          </table:table-cell>
          <table:table-cell table:formula="of:=SIN(RADIANS([.C$1]*[.$A150]*360/256))" office:value-type="float" office:value="0.831469612302545">
            <text:p>0.8314696123</text:p>
          </table:table-cell>
          <table:table-cell table:formula="of:=SIN(RADIANS([.D$1]*[.$A150]*360/256))" office:value-type="float" office:value="-0.995184726672197">
            <text:p>-0.9951847267</text:p>
          </table:table-cell>
          <table:table-cell table:formula="of:=SIN(RADIANS([.E$1]*[.$A150]*360/256))" office:value-type="float" office:value="0.923879532511287">
            <text:p>0.9238795325</text:p>
          </table:table-cell>
          <table:table-cell table:formula="of:=SIN(RADIANS([.F$1]*[.$A150]*360/256))" office:value-type="float" office:value="-0.634393284163647">
            <text:p>-0.6343932842</text:p>
          </table:table-cell>
          <table:table-cell table:formula="of:=SIN(RADIANS([.G$1]*[.$A150]*360/256))" office:value-type="float" office:value="0.195090322016128">
            <text:p>0.195090322</text:p>
          </table:table-cell>
          <table:table-cell table:formula="of:=SIN(RADIANS([.H$1]*[.$A150]*360/256))" office:value-type="float" office:value="0.29028467725446">
            <text:p>0.2902846773</text:p>
          </table:table-cell>
          <table:table-cell table:formula="of:=SIN(RADIANS([.I$1]*[.$A150]*360/256))" office:value-type="float" office:value="-0.707106781186547">
            <text:p>-0.7071067812</text:p>
          </table:table-cell>
          <table:table-cell table:formula="of:=SIN(RADIANS([.J$1]*[.$A150]*360/256))" office:value-type="float" office:value="0.956940335732208">
            <text:p>0.9569403357</text:p>
          </table:table-cell>
          <table:table-cell table:formula="of:=SIN(RADIANS([.K$1]*[.$A150]*360/256))" office:value-type="float" office:value="-0.980785280403231">
            <text:p>-0.9807852804</text:p>
          </table:table-cell>
          <table:table-cell table:formula="of:=SIN(RADIANS([.L$1]*[.$A150]*360/256))" office:value-type="float" office:value="0.773010453362736">
            <text:p>0.7730104534</text:p>
          </table:table-cell>
          <table:table-cell table:formula="of:=SIN(RADIANS([.M$1]*[.$A150]*360/256))" office:value-type="float" office:value="-0.38268343236509">
            <text:p>-0.3826834324</text:p>
          </table:table-cell>
          <table:table-cell table:formula="of:=SIN(RADIANS([.N$1]*[.$A150]*360/256))" office:value-type="float" office:value="-0.0980171403295584">
            <text:p>-0.0980171403</text:p>
          </table:table-cell>
          <table:table-cell table:formula="of:=SIN(RADIANS([.O$1]*[.$A150]*360/256))" office:value-type="float" office:value="0.555570233019599">
            <text:p>0.555570233</text:p>
          </table:table-cell>
          <table:table-cell table:formula="of:=SIN(RADIANS([.P$1]*[.$A150]*360/256))" office:value-type="float" office:value="-0.881921264348356">
            <text:p>-0.8819212643</text:p>
          </table:table-cell>
          <table:table-cell table:formula="of:=SIN(RADIANS([.Q$1]*[.$A150]*360/256))" office:value-type="float" office:value="1">
            <text:p>1</text:p>
          </table:table-cell>
          <table:table-cell table:formula="of:= [.B150]/1+ [.C150]/2+ [.D150]/3+ [.E150]/4+ [.F150]/5+ [.G150]/6+ [.H150]/7+ [.I150]/8+ [.J150]/9+ [.K150]/10+ [.L150]/11+ [.M150]/12+ [.N150]/13+ [.O150]/14+ [.P150]/15+ [.Q150]/16" office:value-type="float" office:value="-0.215222376406032">
            <text:p>-0.2152223764</text:p>
          </table:table-cell>
          <table:table-cell table:formula="of:=INT(([.R150]+2)*64)" office:value-type="float" office:value="114">
            <text:p>114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SIN(RADIANS([.$A151]*360/256))" office:value-type="float" office:value="-0.492898192229784">
            <text:p>-0.4928981922</text:p>
          </table:table-cell>
          <table:table-cell table:formula="of:=SIN(RADIANS([.C$1]*[.$A151]*360/256))" office:value-type="float" office:value="0.857728610000272">
            <text:p>0.85772861</text:p>
          </table:table-cell>
          <table:table-cell table:formula="of:=SIN(RADIANS([.D$1]*[.$A151]*360/256))" office:value-type="float" office:value="-0.999698818696204">
            <text:p>-0.9996988187</text:p>
          </table:table-cell>
          <table:table-cell table:formula="of:=SIN(RADIANS([.E$1]*[.$A151]*360/256))" office:value-type="float" office:value="0.881921264348355">
            <text:p>0.8819212643</text:p>
          </table:table-cell>
          <table:table-cell table:formula="of:=SIN(RADIANS([.F$1]*[.$A151]*360/256))" office:value-type="float" office:value="-0.534997619887097">
            <text:p>-0.5349976199</text:p>
          </table:table-cell>
          <table:table-cell table:formula="of:=SIN(RADIANS([.G$1]*[.$A151]*360/256))" office:value-type="float" office:value="0.0490676743274169">
            <text:p>0.0490676743</text:p>
          </table:table-cell>
          <table:table-cell table:formula="of:=SIN(RADIANS([.H$1]*[.$A151]*360/256))" office:value-type="float" office:value="0.449611329654605">
            <text:p>0.4496113297</text:p>
          </table:table-cell>
          <table:table-cell table:formula="of:=SIN(RADIANS([.I$1]*[.$A151]*360/256))" office:value-type="float" office:value="-0.831469612302545">
            <text:p>-0.8314696123</text:p>
          </table:table-cell>
          <table:table-cell table:formula="of:=SIN(RADIANS([.J$1]*[.$A151]*360/256))" office:value-type="float" office:value="0.99729045667869">
            <text:p>0.9972904567</text:p>
          </table:table-cell>
          <table:table-cell table:formula="of:=SIN(RADIANS([.K$1]*[.$A151]*360/256))" office:value-type="float" office:value="-0.903989293123443">
            <text:p>-0.9039892931</text:p>
          </table:table-cell>
          <table:table-cell table:formula="of:=SIN(RADIANS([.L$1]*[.$A151]*360/256))" office:value-type="float" office:value="0.575808191417844">
            <text:p>0.5758081914</text:p>
          </table:table-cell>
          <table:table-cell table:formula="of:=SIN(RADIANS([.M$1]*[.$A151]*360/256))" office:value-type="float" office:value="-0.0980171403295584">
            <text:p>-0.0980171403</text:p>
          </table:table-cell>
          <table:table-cell table:formula="of:=SIN(RADIANS([.N$1]*[.$A151]*360/256))" office:value-type="float" office:value="-0.405241314004986">
            <text:p>-0.405241314</text:p>
          </table:table-cell>
          <table:table-cell table:formula="of:=SIN(RADIANS([.O$1]*[.$A151]*360/256))" office:value-type="float" office:value="0.803207531480643">
            <text:p>0.8032075315</text:p>
          </table:table-cell>
          <table:table-cell table:formula="of:=SIN(RADIANS([.P$1]*[.$A151]*360/256))" office:value-type="float" office:value="-0.99247953459871">
            <text:p>-0.9924795346</text:p>
          </table:table-cell>
          <table:table-cell table:formula="of:=SIN(RADIANS([.Q$1]*[.$A151]*360/256))" office:value-type="float" office:value="0.923879532511287">
            <text:p>0.9238795325</text:p>
          </table:table-cell>
          <table:table-cell table:formula="of:= [.B151]/1+ [.C151]/2+ [.D151]/3+ [.E151]/4+ [.F151]/5+ [.G151]/6+ [.H151]/7+ [.I151]/8+ [.J151]/9+ [.K151]/10+ [.L151]/11+ [.M151]/12+ [.N151]/13+ [.O151]/14+ [.P151]/15+ [.Q151]/16" office:value-type="float" office:value="-0.232945648689139">
            <text:p>-0.2329456487</text:p>
          </table:table-cell>
          <table:table-cell table:formula="of:=INT(([.R151]+2)*64)" office:value-type="float" office:value="113">
            <text:p>113</text:p>
          </table:table-cell>
          <table:table-cell/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SIN(RADIANS([.$A152]*360/256))" office:value-type="float" office:value="-0.514102744193222">
            <text:p>-0.5141027442</text:p>
          </table:table-cell>
          <table:table-cell table:formula="of:=SIN(RADIANS([.C$1]*[.$A152]*360/256))" office:value-type="float" office:value="0.881921264348355">
            <text:p>0.8819212643</text:p>
          </table:table-cell>
          <table:table-cell table:formula="of:=SIN(RADIANS([.D$1]*[.$A152]*360/256))" office:value-type="float" office:value="-0.998795456205172">
            <text:p>-0.9987954562</text:p>
          </table:table-cell>
          <table:table-cell table:formula="of:=SIN(RADIANS([.E$1]*[.$A152]*360/256))" office:value-type="float" office:value="0.831469612302546">
            <text:p>0.8314696123</text:p>
          </table:table-cell>
          <table:table-cell table:formula="of:=SIN(RADIANS([.F$1]*[.$A152]*360/256))" office:value-type="float" office:value="-0.427555093430283">
            <text:p>-0.4275550934</text:p>
          </table:table-cell>
          <table:table-cell table:formula="of:=SIN(RADIANS([.G$1]*[.$A152]*360/256))" office:value-type="float" office:value="-0.0980171403295594">
            <text:p>-0.0980171403</text:p>
          </table:table-cell>
          <table:table-cell table:formula="of:=SIN(RADIANS([.H$1]*[.$A152]*360/256))" office:value-type="float" office:value="0.595699304492432">
            <text:p>0.5956993045</text:p>
          </table:table-cell>
          <table:table-cell table:formula="of:=SIN(RADIANS([.I$1]*[.$A152]*360/256))" office:value-type="float" office:value="-0.923879532511286">
            <text:p>-0.9238795325</text:p>
          </table:table-cell>
          <table:table-cell table:formula="of:=SIN(RADIANS([.J$1]*[.$A152]*360/256))" office:value-type="float" office:value="0.989176509964781">
            <text:p>0.98917651</text:p>
          </table:table-cell>
          <table:table-cell table:formula="of:=SIN(RADIANS([.K$1]*[.$A152]*360/256))" office:value-type="float" office:value="-0.773010453362738">
            <text:p>-0.7730104534</text:p>
          </table:table-cell>
          <table:table-cell table:formula="of:=SIN(RADIANS([.L$1]*[.$A152]*360/256))" office:value-type="float" office:value="0.336889853392219">
            <text:p>0.3368898534</text:p>
          </table:table-cell>
          <table:table-cell table:formula="of:=SIN(RADIANS([.M$1]*[.$A152]*360/256))" office:value-type="float" office:value="0.195090322016126">
            <text:p>0.195090322</text:p>
          </table:table-cell>
          <table:table-cell table:formula="of:=SIN(RADIANS([.N$1]*[.$A152]*360/256))" office:value-type="float" office:value="-0.671558954847019">
            <text:p>-0.6715589548</text:p>
          </table:table-cell>
          <table:table-cell table:formula="of:=SIN(RADIANS([.O$1]*[.$A152]*360/256))" office:value-type="float" office:value="0.956940335732208">
            <text:p>0.9569403357</text:p>
          </table:table-cell>
          <table:table-cell table:formula="of:=SIN(RADIANS([.P$1]*[.$A152]*360/256))" office:value-type="float" office:value="-0.970031253194544">
            <text:p>-0.9700312532</text:p>
          </table:table-cell>
          <table:table-cell table:formula="of:=SIN(RADIANS([.Q$1]*[.$A152]*360/256))" office:value-type="float" office:value="0.70710678118655">
            <text:p>0.7071067812</text:p>
          </table:table-cell>
          <table:table-cell table:formula="of:= [.B152]/1+ [.C152]/2+ [.D152]/3+ [.E152]/4+ [.F152]/5+ [.G152]/6+ [.H152]/7+ [.I152]/8+ [.J152]/9+ [.K152]/10+ [.L152]/11+ [.M152]/12+ [.N152]/13+ [.O152]/14+ [.P152]/15+ [.Q152]/16" office:value-type="float" office:value="-0.254727520834758">
            <text:p>-0.2547275208</text:p>
          </table:table-cell>
          <table:table-cell table:formula="of:=INT(([.R152]+2)*64)" office:value-type="float" office:value="111">
            <text:p>111</text:p>
          </table:table-cell>
          <table:table-cell/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SIN(RADIANS([.$A153]*360/256))" office:value-type="float" office:value="-0.534997619887097">
            <text:p>-0.5349976199</text:p>
          </table:table-cell>
          <table:table-cell table:formula="of:=SIN(RADIANS([.C$1]*[.$A153]*360/256))" office:value-type="float" office:value="0.903989293123443">
            <text:p>0.9039892931</text:p>
          </table:table-cell>
          <table:table-cell table:formula="of:=SIN(RADIANS([.D$1]*[.$A153]*360/256))" office:value-type="float" office:value="-0.99247953459871">
            <text:p>-0.9924795346</text:p>
          </table:table-cell>
          <table:table-cell table:formula="of:=SIN(RADIANS([.E$1]*[.$A153]*360/256))" office:value-type="float" office:value="0.773010453362738">
            <text:p>0.7730104534</text:p>
          </table:table-cell>
          <table:table-cell table:formula="of:=SIN(RADIANS([.F$1]*[.$A153]*360/256))" office:value-type="float" office:value="-0.31368174039889">
            <text:p>-0.3136817404</text:p>
          </table:table-cell>
          <table:table-cell table:formula="of:=SIN(RADIANS([.G$1]*[.$A153]*360/256))" office:value-type="float" office:value="-0.242980179903264">
            <text:p>-0.2429801799</text:p>
          </table:table-cell>
          <table:table-cell table:formula="of:=SIN(RADIANS([.H$1]*[.$A153]*360/256))" office:value-type="float" office:value="0.724247082951466">
            <text:p>0.724247083</text:p>
          </table:table-cell>
          <table:table-cell table:formula="of:=SIN(RADIANS([.I$1]*[.$A153]*360/256))" office:value-type="float" office:value="-0.98078528040323">
            <text:p>-0.9807852804</text:p>
          </table:table-cell>
          <table:table-cell table:formula="of:=SIN(RADIANS([.J$1]*[.$A153]*360/256))" office:value-type="float" office:value="0.93299279883474">
            <text:p>0.9329927988</text:p>
          </table:table-cell>
          <table:table-cell table:formula="of:=SIN(RADIANS([.K$1]*[.$A153]*360/256))" office:value-type="float" office:value="-0.595699304492431">
            <text:p>-0.5956993045</text:p>
          </table:table-cell>
          <table:table-cell table:formula="of:=SIN(RADIANS([.L$1]*[.$A153]*360/256))" office:value-type="float" office:value="0.0735645635996661">
            <text:p>0.0735645636</text:p>
          </table:table-cell>
          <table:table-cell table:formula="of:=SIN(RADIANS([.M$1]*[.$A153]*360/256))" office:value-type="float" office:value="0.471396736825998">
            <text:p>0.4713967368</text:p>
          </table:table-cell>
          <table:table-cell table:formula="of:=SIN(RADIANS([.N$1]*[.$A153]*360/256))" office:value-type="float" office:value="-0.870086991108711">
            <text:p>-0.8700869911</text:p>
          </table:table-cell>
          <table:table-cell table:formula="of:=SIN(RADIANS([.O$1]*[.$A153]*360/256))" office:value-type="float" office:value="0.998795456205172">
            <text:p>0.9987954562</text:p>
          </table:table-cell>
          <table:table-cell table:formula="of:=SIN(RADIANS([.P$1]*[.$A153]*360/256))" office:value-type="float" office:value="-0.817584813151586">
            <text:p>-0.8175848132</text:p>
          </table:table-cell>
          <table:table-cell table:formula="of:=SIN(RADIANS([.Q$1]*[.$A153]*360/256))" office:value-type="float" office:value="0.382683432365094">
            <text:p>0.3826834324</text:p>
          </table:table-cell>
          <table:table-cell table:formula="of:= [.B153]/1+ [.C153]/2+ [.D153]/3+ [.E153]/4+ [.F153]/5+ [.G153]/6+ [.H153]/7+ [.I153]/8+ [.J153]/9+ [.K153]/10+ [.L153]/11+ [.M153]/12+ [.N153]/13+ [.O153]/14+ [.P153]/15+ [.Q153]/16" office:value-type="float" office:value="-0.279052697863195">
            <text:p>-0.2790526979</text:p>
          </table:table-cell>
          <table:table-cell table:formula="of:=INT(([.R153]+2)*64)" office:value-type="float" office:value="110">
            <text:p>110</text:p>
          </table:table-cell>
          <table:table-cell/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SIN(RADIANS([.$A154]*360/256))" office:value-type="float" office:value="-0.555570233019602">
            <text:p>-0.555570233</text:p>
          </table:table-cell>
          <table:table-cell table:formula="of:=SIN(RADIANS([.C$1]*[.$A154]*360/256))" office:value-type="float" office:value="0.923879532511287">
            <text:p>0.9238795325</text:p>
          </table:table-cell>
          <table:table-cell table:formula="of:=SIN(RADIANS([.D$1]*[.$A154]*360/256))" office:value-type="float" office:value="-0.98078528040323">
            <text:p>-0.9807852804</text:p>
          </table:table-cell>
          <table:table-cell table:formula="of:=SIN(RADIANS([.E$1]*[.$A154]*360/256))" office:value-type="float" office:value="0.707106781186547">
            <text:p>0.7071067812</text:p>
          </table:table-cell>
          <table:table-cell table:formula="of:=SIN(RADIANS([.F$1]*[.$A154]*360/256))" office:value-type="float" office:value="-0.195090322016128">
            <text:p>-0.195090322</text:p>
          </table:table-cell>
          <table:table-cell table:formula="of:=SIN(RADIANS([.G$1]*[.$A154]*360/256))" office:value-type="float" office:value="-0.382683432365091">
            <text:p>-0.3826834324</text:p>
          </table:table-cell>
          <table:table-cell table:formula="of:=SIN(RADIANS([.H$1]*[.$A154]*360/256))" office:value-type="float" office:value="0.831469612302545">
            <text:p>0.8314696123</text:p>
          </table:table-cell>
          <table:table-cell table:formula="of:=SIN(RADIANS([.I$1]*[.$A154]*360/256))" office:value-type="float" office:value="-1">
            <text:p>-1</text:p>
          </table:table-cell>
          <table:table-cell table:formula="of:=SIN(RADIANS([.J$1]*[.$A154]*360/256))" office:value-type="float" office:value="0.831469612302546">
            <text:p>0.8314696123</text:p>
          </table:table-cell>
          <table:table-cell table:formula="of:=SIN(RADIANS([.K$1]*[.$A154]*360/256))" office:value-type="float" office:value="-0.38268343236509">
            <text:p>-0.3826834324</text:p>
          </table:table-cell>
          <table:table-cell table:formula="of:=SIN(RADIANS([.L$1]*[.$A154]*360/256))" office:value-type="float" office:value="-0.19509032201613">
            <text:p>-0.195090322</text:p>
          </table:table-cell>
          <table:table-cell table:formula="of:=SIN(RADIANS([.M$1]*[.$A154]*360/256))" office:value-type="float" office:value="0.707106781186549">
            <text:p>0.7071067812</text:p>
          </table:table-cell>
          <table:table-cell table:formula="of:=SIN(RADIANS([.N$1]*[.$A154]*360/256))" office:value-type="float" office:value="-0.98078528040323">
            <text:p>-0.9807852804</text:p>
          </table:table-cell>
          <table:table-cell table:formula="of:=SIN(RADIANS([.O$1]*[.$A154]*360/256))" office:value-type="float" office:value="0.923879532511287">
            <text:p>0.9238795325</text:p>
          </table:table-cell>
          <table:table-cell table:formula="of:=SIN(RADIANS([.P$1]*[.$A154]*360/256))" office:value-type="float" office:value="-0.555570233019602">
            <text:p>-0.555570233</text:p>
          </table:table-cell>
          <table:table-cell table:formula="of:=SIN(RADIANS([.Q$1]*[.$A154]*360/256))" office:value-type="float" office:value="-1.22588476042053E-015">
            <text:p>-1.22588476042053E-015</text:p>
          </table:table-cell>
          <table:table-cell table:formula="of:= [.B154]/1+ [.C154]/2+ [.D154]/3+ [.E154]/4+ [.F154]/5+ [.G154]/6+ [.H154]/7+ [.I154]/8+ [.J154]/9+ [.K154]/10+ [.L154]/11+ [.M154]/12+ [.N154]/13+ [.O154]/14+ [.P154]/15+ [.Q154]/16" office:value-type="float" office:value="-0.303983852950354">
            <text:p>-0.303983853</text:p>
          </table:table-cell>
          <table:table-cell table:formula="of:=INT(([.R154]+2)*64)" office:value-type="float" office:value="108">
            <text:p>108</text:p>
          </table:table-cell>
          <table:table-cell/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SIN(RADIANS([.$A155]*360/256))" office:value-type="float" office:value="-0.575808191417845">
            <text:p>-0.5758081914</text:p>
          </table:table-cell>
          <table:table-cell table:formula="of:=SIN(RADIANS([.C$1]*[.$A155]*360/256))" office:value-type="float" office:value="0.941544065183021">
            <text:p>0.9415440652</text:p>
          </table:table-cell>
          <table:table-cell table:formula="of:=SIN(RADIANS([.D$1]*[.$A155]*360/256))" office:value-type="float" office:value="-0.96377606579544">
            <text:p>-0.9637760658</text:p>
          </table:table-cell>
          <table:table-cell table:formula="of:=SIN(RADIANS([.E$1]*[.$A155]*360/256))" office:value-type="float" office:value="0.634393284163645">
            <text:p>0.6343932842</text:p>
          </table:table-cell>
          <table:table-cell table:formula="of:=SIN(RADIANS([.F$1]*[.$A155]*360/256))" office:value-type="float" office:value="-0.0735645635996688">
            <text:p>-0.0735645636</text:p>
          </table:table-cell>
          <table:table-cell table:formula="of:=SIN(RADIANS([.G$1]*[.$A155]*360/256))" office:value-type="float" office:value="-0.514102744193221">
            <text:p>-0.5141027442</text:p>
          </table:table-cell>
          <table:table-cell table:formula="of:=SIN(RADIANS([.H$1]*[.$A155]*360/256))" office:value-type="float" office:value="0.914209755703531">
            <text:p>0.9142097557</text:p>
          </table:table-cell>
          <table:table-cell table:formula="of:=SIN(RADIANS([.I$1]*[.$A155]*360/256))" office:value-type="float" office:value="-0.98078528040323">
            <text:p>-0.9807852804</text:p>
          </table:table-cell>
          <table:table-cell table:formula="of:=SIN(RADIANS([.J$1]*[.$A155]*360/256))" office:value-type="float" office:value="0.689540544737067">
            <text:p>0.6895405447</text:p>
          </table:table-cell>
          <table:table-cell table:formula="of:=SIN(RADIANS([.K$1]*[.$A155]*360/256))" office:value-type="float" office:value="-0.146730474455364">
            <text:p>-0.1467304745</text:p>
          </table:table-cell>
          <table:table-cell table:formula="of:=SIN(RADIANS([.L$1]*[.$A155]*360/256))" office:value-type="float" office:value="-0.449611329654608">
            <text:p>-0.4496113297</text:p>
          </table:table-cell>
          <table:table-cell table:formula="of:=SIN(RADIANS([.M$1]*[.$A155]*360/256))" office:value-type="float" office:value="0.881921264348354">
            <text:p>0.8819212643</text:p>
          </table:table-cell>
          <table:table-cell table:formula="of:=SIN(RADIANS([.N$1]*[.$A155]*360/256))" office:value-type="float" office:value="-0.99247953459871">
            <text:p>-0.9924795346</text:p>
          </table:table-cell>
          <table:table-cell table:formula="of:=SIN(RADIANS([.O$1]*[.$A155]*360/256))" office:value-type="float" office:value="0.74095112535496">
            <text:p>0.7409511254</text:p>
          </table:table-cell>
          <table:table-cell table:formula="of:=SIN(RADIANS([.P$1]*[.$A155]*360/256))" office:value-type="float" office:value="-0.219101240156874">
            <text:p>-0.2191012402</text:p>
          </table:table-cell>
          <table:table-cell table:formula="of:=SIN(RADIANS([.Q$1]*[.$A155]*360/256))" office:value-type="float" office:value="-0.38268343236509">
            <text:p>-0.3826834324</text:p>
          </table:table-cell>
          <table:table-cell table:formula="of:= [.B155]/1+ [.C155]/2+ [.D155]/3+ [.E155]/4+ [.F155]/5+ [.G155]/6+ [.H155]/7+ [.I155]/8+ [.J155]/9+ [.K155]/10+ [.L155]/11+ [.M155]/12+ [.N155]/13+ [.O155]/14+ [.P155]/15+ [.Q155]/16" office:value-type="float" office:value="-0.327471709159079">
            <text:p>-0.3274717092</text:p>
          </table:table-cell>
          <table:table-cell table:formula="of:=INT(([.R155]+2)*64)" office:value-type="float" office:value="107">
            <text:p>107</text:p>
          </table:table-cell>
          <table:table-cell/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SIN(RADIANS([.$A156]*360/256))" office:value-type="float" office:value="-0.595699304492433">
            <text:p>-0.5956993045</text:p>
          </table:table-cell>
          <table:table-cell table:formula="of:=SIN(RADIANS([.C$1]*[.$A156]*360/256))" office:value-type="float" office:value="0.956940335732209">
            <text:p>0.9569403357</text:p>
          </table:table-cell>
          <table:table-cell table:formula="of:=SIN(RADIANS([.D$1]*[.$A156]*360/256))" office:value-type="float" office:value="-0.941544065183021">
            <text:p>-0.9415440652</text:p>
          </table:table-cell>
          <table:table-cell table:formula="of:=SIN(RADIANS([.E$1]*[.$A156]*360/256))" office:value-type="float" office:value="0.555570233019602">
            <text:p>0.555570233</text:p>
          </table:table-cell>
          <table:table-cell table:formula="of:=SIN(RADIANS([.F$1]*[.$A156]*360/256))" office:value-type="float" office:value="0.0490676743274189">
            <text:p>0.0490676743</text:p>
          </table:table-cell>
          <table:table-cell table:formula="of:=SIN(RADIANS([.G$1]*[.$A156]*360/256))" office:value-type="float" office:value="-0.634393284163646">
            <text:p>-0.6343932842</text:p>
          </table:table-cell>
          <table:table-cell table:formula="of:=SIN(RADIANS([.H$1]*[.$A156]*360/256))" office:value-type="float" office:value="0.970031253194544">
            <text:p>0.9700312532</text:p>
          </table:table-cell>
          <table:table-cell table:formula="of:=SIN(RADIANS([.I$1]*[.$A156]*360/256))" office:value-type="float" office:value="-0.923879532511287">
            <text:p>-0.9238795325</text:p>
          </table:table-cell>
          <table:table-cell table:formula="of:=SIN(RADIANS([.J$1]*[.$A156]*360/256))" office:value-type="float" office:value="0.51410274419322">
            <text:p>0.5141027442</text:p>
          </table:table-cell>
          <table:table-cell table:formula="of:=SIN(RADIANS([.K$1]*[.$A156]*360/256))" office:value-type="float" office:value="0.0980171403295623">
            <text:p>0.0980171403</text:p>
          </table:table-cell>
          <table:table-cell table:formula="of:=SIN(RADIANS([.L$1]*[.$A156]*360/256))" office:value-type="float" office:value="-0.671558954847019">
            <text:p>-0.6715589548</text:p>
          </table:table-cell>
          <table:table-cell table:formula="of:=SIN(RADIANS([.M$1]*[.$A156]*360/256))" office:value-type="float" office:value="0.98078528040323">
            <text:p>0.9807852804</text:p>
          </table:table-cell>
          <table:table-cell table:formula="of:=SIN(RADIANS([.N$1]*[.$A156]*360/256))" office:value-type="float" office:value="-0.903989293123443">
            <text:p>-0.9039892931</text:p>
          </table:table-cell>
          <table:table-cell table:formula="of:=SIN(RADIANS([.O$1]*[.$A156]*360/256))" office:value-type="float" office:value="0.471396736825998">
            <text:p>0.4713967368</text:p>
          </table:table-cell>
          <table:table-cell table:formula="of:=SIN(RADIANS([.P$1]*[.$A156]*360/256))" office:value-type="float" office:value="0.146730474455361">
            <text:p>0.1467304745</text:p>
          </table:table-cell>
          <table:table-cell table:formula="of:=SIN(RADIANS([.Q$1]*[.$A156]*360/256))" office:value-type="float" office:value="-0.707106781186546">
            <text:p>-0.7071067812</text:p>
          </table:table-cell>
          <table:table-cell table:formula="of:= [.B156]/1+ [.C156]/2+ [.D156]/3+ [.E156]/4+ [.F156]/5+ [.G156]/6+ [.H156]/7+ [.I156]/8+ [.J156]/9+ [.K156]/10+ [.L156]/11+ [.M156]/12+ [.N156]/13+ [.O156]/14+ [.P156]/15+ [.Q156]/16" office:value-type="float" office:value="-0.347685378361296">
            <text:p>-0.3476853784</text:p>
          </table:table-cell>
          <table:table-cell table:formula="of:=INT(([.R156]+2)*64)" office:value-type="float" office:value="105">
            <text:p>105</text:p>
          </table:table-cell>
          <table:table-cell/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SIN(RADIANS([.$A157]*360/256))" office:value-type="float" office:value="-0.615231590580627">
            <text:p>-0.6152315906</text:p>
          </table:table-cell>
          <table:table-cell table:formula="of:=SIN(RADIANS([.C$1]*[.$A157]*360/256))" office:value-type="float" office:value="0.970031253194544">
            <text:p>0.9700312532</text:p>
          </table:table-cell>
          <table:table-cell table:formula="of:=SIN(RADIANS([.D$1]*[.$A157]*360/256))" office:value-type="float" office:value="-0.914209755703531">
            <text:p>-0.9142097557</text:p>
          </table:table-cell>
          <table:table-cell table:formula="of:=SIN(RADIANS([.E$1]*[.$A157]*360/256))" office:value-type="float" office:value="0.471396736825998">
            <text:p>0.4713967368</text:p>
          </table:table-cell>
          <table:table-cell table:formula="of:=SIN(RADIANS([.F$1]*[.$A157]*360/256))" office:value-type="float" office:value="0.170961888760301">
            <text:p>0.1709618888</text:p>
          </table:table-cell>
          <table:table-cell table:formula="of:=SIN(RADIANS([.G$1]*[.$A157]*360/256))" office:value-type="float" office:value="-0.740951125354958">
            <text:p>-0.7409511254</text:p>
          </table:table-cell>
          <table:table-cell table:formula="of:=SIN(RADIANS([.H$1]*[.$A157]*360/256))" office:value-type="float" office:value="0.99729045667869">
            <text:p>0.9972904567</text:p>
          </table:table-cell>
          <table:table-cell table:formula="of:=SIN(RADIANS([.I$1]*[.$A157]*360/256))" office:value-type="float" office:value="-0.831469612302546">
            <text:p>-0.8314696123</text:p>
          </table:table-cell>
          <table:table-cell table:formula="of:=SIN(RADIANS([.J$1]*[.$A157]*360/256))" office:value-type="float" office:value="0.313681740398894">
            <text:p>0.3136817404</text:p>
          </table:table-cell>
          <table:table-cell table:formula="of:=SIN(RADIANS([.K$1]*[.$A157]*360/256))" office:value-type="float" office:value="0.336889853392219">
            <text:p>0.3368898534</text:p>
          </table:table-cell>
          <table:table-cell table:formula="of:=SIN(RADIANS([.L$1]*[.$A157]*360/256))" office:value-type="float" office:value="-0.844853565249708">
            <text:p>-0.8448535652</text:p>
          </table:table-cell>
          <table:table-cell table:formula="of:=SIN(RADIANS([.M$1]*[.$A157]*360/256))" office:value-type="float" office:value="0.995184726672197">
            <text:p>0.9951847267</text:p>
          </table:table-cell>
          <table:table-cell table:formula="of:=SIN(RADIANS([.N$1]*[.$A157]*360/256))" office:value-type="float" office:value="-0.724247082951468">
            <text:p>-0.724247083</text:p>
          </table:table-cell>
          <table:table-cell table:formula="of:=SIN(RADIANS([.O$1]*[.$A157]*360/256))" office:value-type="float" office:value="0.146730474455362">
            <text:p>0.1467304745</text:p>
          </table:table-cell>
          <table:table-cell table:formula="of:=SIN(RADIANS([.P$1]*[.$A157]*360/256))" office:value-type="float" office:value="0.492898192229786">
            <text:p>0.4928981922</text:p>
          </table:table-cell>
          <table:table-cell table:formula="of:=SIN(RADIANS([.Q$1]*[.$A157]*360/256))" office:value-type="float" office:value="-0.923879532511286">
            <text:p>-0.9238795325</text:p>
          </table:table-cell>
          <table:table-cell table:formula="of:= [.B157]/1+ [.C157]/2+ [.D157]/3+ [.E157]/4+ [.F157]/5+ [.G157]/6+ [.H157]/7+ [.I157]/8+ [.J157]/9+ [.K157]/10+ [.L157]/11+ [.M157]/12+ [.N157]/13+ [.O157]/14+ [.P157]/15+ [.Q157]/16" office:value-type="float" office:value="-0.363309931942842">
            <text:p>-0.3633099319</text:p>
          </table:table-cell>
          <table:table-cell table:formula="of:=INT(([.R157]+2)*64)" office:value-type="float" office:value="104">
            <text:p>104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SIN(RADIANS([.$A158]*360/256))" office:value-type="float" office:value="-0.634393284163645">
            <text:p>-0.6343932842</text:p>
          </table:table-cell>
          <table:table-cell table:formula="of:=SIN(RADIANS([.C$1]*[.$A158]*360/256))" office:value-type="float" office:value="0.98078528040323">
            <text:p>0.9807852804</text:p>
          </table:table-cell>
          <table:table-cell table:formula="of:=SIN(RADIANS([.D$1]*[.$A158]*360/256))" office:value-type="float" office:value="-0.881921264348355">
            <text:p>-0.8819212643</text:p>
          </table:table-cell>
          <table:table-cell table:formula="of:=SIN(RADIANS([.E$1]*[.$A158]*360/256))" office:value-type="float" office:value="0.382683432365091">
            <text:p>0.3826834324</text:p>
          </table:table-cell>
          <table:table-cell table:formula="of:=SIN(RADIANS([.F$1]*[.$A158]*360/256))" office:value-type="float" office:value="0.290284677254461">
            <text:p>0.2902846773</text:p>
          </table:table-cell>
          <table:table-cell table:formula="of:=SIN(RADIANS([.G$1]*[.$A158]*360/256))" office:value-type="float" office:value="-0.831469612302545">
            <text:p>-0.8314696123</text:p>
          </table:table-cell>
          <table:table-cell table:formula="of:=SIN(RADIANS([.H$1]*[.$A158]*360/256))" office:value-type="float" office:value="0.995184726672197">
            <text:p>0.9951847267</text:p>
          </table:table-cell>
          <table:table-cell table:formula="of:=SIN(RADIANS([.I$1]*[.$A158]*360/256))" office:value-type="float" office:value="-0.707106781186549">
            <text:p>-0.7071067812</text:p>
          </table:table-cell>
          <table:table-cell table:formula="of:=SIN(RADIANS([.J$1]*[.$A158]*360/256))" office:value-type="float" office:value="0.0980171403295616">
            <text:p>0.0980171403</text:p>
          </table:table-cell>
          <table:table-cell table:formula="of:=SIN(RADIANS([.K$1]*[.$A158]*360/256))" office:value-type="float" office:value="0.555570233019599">
            <text:p>0.555570233</text:p>
          </table:table-cell>
          <table:table-cell table:formula="of:=SIN(RADIANS([.L$1]*[.$A158]*360/256))" office:value-type="float" office:value="-0.956940335732209">
            <text:p>-0.9569403357</text:p>
          </table:table-cell>
          <table:table-cell table:formula="of:=SIN(RADIANS([.M$1]*[.$A158]*360/256))" office:value-type="float" office:value="0.923879532511287">
            <text:p>0.9238795325</text:p>
          </table:table-cell>
          <table:table-cell table:formula="of:=SIN(RADIANS([.N$1]*[.$A158]*360/256))" office:value-type="float" office:value="-0.471396736826001">
            <text:p>-0.4713967368</text:p>
          </table:table-cell>
          <table:table-cell table:formula="of:=SIN(RADIANS([.O$1]*[.$A158]*360/256))" office:value-type="float" office:value="-0.195090322016129">
            <text:p>-0.195090322</text:p>
          </table:table-cell>
          <table:table-cell table:formula="of:=SIN(RADIANS([.P$1]*[.$A158]*360/256))" office:value-type="float" office:value="0.773010453362736">
            <text:p>0.7730104534</text:p>
          </table:table-cell>
          <table:table-cell table:formula="of:=SIN(RADIANS([.Q$1]*[.$A158]*360/256))" office:value-type="float" office:value="-1">
            <text:p>-1</text:p>
          </table:table-cell>
          <table:table-cell table:formula="of:= [.B158]/1+ [.C158]/2+ [.D158]/3+ [.E158]/4+ [.F158]/5+ [.G158]/6+ [.H158]/7+ [.I158]/8+ [.J158]/9+ [.K158]/10+ [.L158]/11+ [.M158]/12+ [.N158]/13+ [.O158]/14+ [.P158]/15+ [.Q158]/16" office:value-type="float" office:value="-0.373763053386864">
            <text:p>-0.3737630534</text:p>
          </table:table-cell>
          <table:table-cell table:formula="of:=INT(([.R158]+2)*64)" office:value-type="float" office:value="104">
            <text:p>104</text:p>
          </table:table-cell>
          <table:table-cell/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SIN(RADIANS([.$A159]*360/256))" office:value-type="float" office:value="-0.653172842953777">
            <text:p>-0.653172843</text:p>
          </table:table-cell>
          <table:table-cell table:formula="of:=SIN(RADIANS([.C$1]*[.$A159]*360/256))" office:value-type="float" office:value="0.989176509964781">
            <text:p>0.98917651</text:p>
          </table:table-cell>
          <table:table-cell table:formula="of:=SIN(RADIANS([.D$1]*[.$A159]*360/256))" office:value-type="float" office:value="-0.844853565249707">
            <text:p>-0.8448535652</text:p>
          </table:table-cell>
          <table:table-cell table:formula="of:=SIN(RADIANS([.E$1]*[.$A159]*360/256))" office:value-type="float" office:value="0.290284677254462">
            <text:p>0.2902846773</text:p>
          </table:table-cell>
          <table:table-cell table:formula="of:=SIN(RADIANS([.F$1]*[.$A159]*360/256))" office:value-type="float" office:value="0.40524131400499">
            <text:p>0.405241314</text:p>
          </table:table-cell>
          <table:table-cell table:formula="of:=SIN(RADIANS([.G$1]*[.$A159]*360/256))" office:value-type="float" office:value="-0.903989293123444">
            <text:p>-0.9039892931</text:p>
          </table:table-cell>
          <table:table-cell table:formula="of:=SIN(RADIANS([.H$1]*[.$A159]*360/256))" office:value-type="float" office:value="0.96377606579544">
            <text:p>0.9637760658</text:p>
          </table:table-cell>
          <table:table-cell table:formula="of:=SIN(RADIANS([.I$1]*[.$A159]*360/256))" office:value-type="float" office:value="-0.555570233019602">
            <text:p>-0.555570233</text:p>
          </table:table-cell>
          <table:table-cell table:formula="of:=SIN(RADIANS([.J$1]*[.$A159]*360/256))" office:value-type="float" office:value="-0.122410675199217">
            <text:p>-0.1224106752</text:p>
          </table:table-cell>
          <table:table-cell table:formula="of:=SIN(RADIANS([.K$1]*[.$A159]*360/256))" office:value-type="float" office:value="0.74095112535496">
            <text:p>0.7409511254</text:p>
          </table:table-cell>
          <table:table-cell table:formula="of:=SIN(RADIANS([.L$1]*[.$A159]*360/256))" office:value-type="float" office:value="-0.999698818696204">
            <text:p>-0.9996988187</text:p>
          </table:table-cell>
          <table:table-cell table:formula="of:=SIN(RADIANS([.M$1]*[.$A159]*360/256))" office:value-type="float" office:value="0.773010453362736">
            <text:p>0.7730104534</text:p>
          </table:table-cell>
          <table:table-cell table:formula="of:=SIN(RADIANS([.N$1]*[.$A159]*360/256))" office:value-type="float" office:value="-0.1709618887603">
            <text:p>-0.1709618888</text:p>
          </table:table-cell>
          <table:table-cell table:formula="of:=SIN(RADIANS([.O$1]*[.$A159]*360/256))" office:value-type="float" office:value="-0.514102744193223">
            <text:p>-0.5141027442</text:p>
          </table:table-cell>
          <table:table-cell table:formula="of:=SIN(RADIANS([.P$1]*[.$A159]*360/256))" office:value-type="float" office:value="0.949528180593037">
            <text:p>0.9495281806</text:p>
          </table:table-cell>
          <table:table-cell table:formula="of:=SIN(RADIANS([.Q$1]*[.$A159]*360/256))" office:value-type="float" office:value="-0.923879532511286">
            <text:p>-0.9238795325</text:p>
          </table:table-cell>
          <table:table-cell table:formula="of:= [.B159]/1+ [.C159]/2+ [.D159]/3+ [.E159]/4+ [.F159]/5+ [.G159]/6+ [.H159]/7+ [.I159]/8+ [.J159]/9+ [.K159]/10+ [.L159]/11+ [.M159]/12+ [.N159]/13+ [.O159]/14+ [.P159]/15+ [.Q159]/16" office:value-type="float" office:value="-0.379295254930157">
            <text:p>-0.3792952549</text:p>
          </table:table-cell>
          <table:table-cell table:formula="of:=INT(([.R159]+2)*64)" office:value-type="float" office:value="103">
            <text:p>103</text:p>
          </table:table-cell>
          <table:table-cell/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SIN(RADIANS([.$A160]*360/256))" office:value-type="float" office:value="-0.671558954847018">
            <text:p>-0.6715589548</text:p>
          </table:table-cell>
          <table:table-cell table:formula="of:=SIN(RADIANS([.C$1]*[.$A160]*360/256))" office:value-type="float" office:value="0.995184726672197">
            <text:p>0.9951847267</text:p>
          </table:table-cell>
          <table:table-cell table:formula="of:=SIN(RADIANS([.D$1]*[.$A160]*360/256))" office:value-type="float" office:value="-0.803207531480645">
            <text:p>-0.8032075315</text:p>
          </table:table-cell>
          <table:table-cell table:formula="of:=SIN(RADIANS([.E$1]*[.$A160]*360/256))" office:value-type="float" office:value="0.195090322016128">
            <text:p>0.195090322</text:p>
          </table:table-cell>
          <table:table-cell table:formula="of:=SIN(RADIANS([.F$1]*[.$A160]*360/256))" office:value-type="float" office:value="0.514102744193221">
            <text:p>0.5141027442</text:p>
          </table:table-cell>
          <table:table-cell table:formula="of:=SIN(RADIANS([.G$1]*[.$A160]*360/256))" office:value-type="float" office:value="-0.956940335732208">
            <text:p>-0.9569403357</text:p>
          </table:table-cell>
          <table:table-cell table:formula="of:=SIN(RADIANS([.H$1]*[.$A160]*360/256))" office:value-type="float" office:value="0.903989293123443">
            <text:p>0.9039892931</text:p>
          </table:table-cell>
          <table:table-cell table:formula="of:=SIN(RADIANS([.I$1]*[.$A160]*360/256))" office:value-type="float" office:value="-0.38268343236509">
            <text:p>-0.3826834324</text:p>
          </table:table-cell>
          <table:table-cell table:formula="of:=SIN(RADIANS([.J$1]*[.$A160]*360/256))" office:value-type="float" office:value="-0.336889853392223">
            <text:p>-0.3368898534</text:p>
          </table:table-cell>
          <table:table-cell table:formula="of:=SIN(RADIANS([.K$1]*[.$A160]*360/256))" office:value-type="float" office:value="0.881921264348354">
            <text:p>0.8819212643</text:p>
          </table:table-cell>
          <table:table-cell table:formula="of:=SIN(RADIANS([.L$1]*[.$A160]*360/256))" office:value-type="float" office:value="-0.970031253194544">
            <text:p>-0.9700312532</text:p>
          </table:table-cell>
          <table:table-cell table:formula="of:=SIN(RADIANS([.M$1]*[.$A160]*360/256))" office:value-type="float" office:value="0.555570233019605">
            <text:p>0.555570233</text:p>
          </table:table-cell>
          <table:table-cell table:formula="of:=SIN(RADIANS([.N$1]*[.$A160]*360/256))" office:value-type="float" office:value="0.146730474455361">
            <text:p>0.1467304745</text:p>
          </table:table-cell>
          <table:table-cell table:formula="of:=SIN(RADIANS([.O$1]*[.$A160]*360/256))" office:value-type="float" office:value="-0.773010453362738">
            <text:p>-0.7730104534</text:p>
          </table:table-cell>
          <table:table-cell table:formula="of:=SIN(RADIANS([.P$1]*[.$A160]*360/256))" office:value-type="float" office:value="0.998795456205172">
            <text:p>0.9987954562</text:p>
          </table:table-cell>
          <table:table-cell table:formula="of:=SIN(RADIANS([.Q$1]*[.$A160]*360/256))" office:value-type="float" office:value="-0.707106781186547">
            <text:p>-0.7071067812</text:p>
          </table:table-cell>
          <table:table-cell table:formula="of:= [.B160]/1+ [.C160]/2+ [.D160]/3+ [.E160]/4+ [.F160]/5+ [.G160]/6+ [.H160]/7+ [.I160]/8+ [.J160]/9+ [.K160]/10+ [.L160]/11+ [.M160]/12+ [.N160]/13+ [.O160]/14+ [.P160]/15+ [.Q160]/16" office:value-type="float" office:value="-0.380956565754433">
            <text:p>-0.3809565658</text:p>
          </table:table-cell>
          <table:table-cell table:formula="of:=INT(([.R160]+2)*64)" office:value-type="float" office:value="103">
            <text:p>103</text:p>
          </table:table-cell>
          <table:table-cell/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SIN(RADIANS([.$A161]*360/256))" office:value-type="float" office:value="-0.689540544737067">
            <text:p>-0.6895405447</text:p>
          </table:table-cell>
          <table:table-cell table:formula="of:=SIN(RADIANS([.C$1]*[.$A161]*360/256))" office:value-type="float" office:value="0.998795456205172">
            <text:p>0.9987954562</text:p>
          </table:table-cell>
          <table:table-cell table:formula="of:=SIN(RADIANS([.D$1]*[.$A161]*360/256))" office:value-type="float" office:value="-0.757208846506485">
            <text:p>-0.7572088465</text:p>
          </table:table-cell>
          <table:table-cell table:formula="of:=SIN(RADIANS([.E$1]*[.$A161]*360/256))" office:value-type="float" office:value="0.0980171403295609">
            <text:p>0.0980171403</text:p>
          </table:table-cell>
          <table:table-cell table:formula="of:=SIN(RADIANS([.F$1]*[.$A161]*360/256))" office:value-type="float" office:value="0.615231590580628">
            <text:p>0.6152315906</text:p>
          </table:table-cell>
          <table:table-cell table:formula="of:=SIN(RADIANS([.G$1]*[.$A161]*360/256))" office:value-type="float" office:value="-0.989176509964781">
            <text:p>-0.98917651</text:p>
          </table:table-cell>
          <table:table-cell table:formula="of:=SIN(RADIANS([.H$1]*[.$A161]*360/256))" office:value-type="float" office:value="0.817584813151583">
            <text:p>0.8175848132</text:p>
          </table:table-cell>
          <table:table-cell table:formula="of:=SIN(RADIANS([.I$1]*[.$A161]*360/256))" office:value-type="float" office:value="-0.195090322016129">
            <text:p>-0.195090322</text:p>
          </table:table-cell>
          <table:table-cell table:formula="of:=SIN(RADIANS([.J$1]*[.$A161]*360/256))" office:value-type="float" office:value="-0.534997619887095">
            <text:p>-0.5349976199</text:p>
          </table:table-cell>
          <table:table-cell table:formula="of:=SIN(RADIANS([.K$1]*[.$A161]*360/256))" office:value-type="float" office:value="0.970031253194545">
            <text:p>0.9700312532</text:p>
          </table:table-cell>
          <table:table-cell table:formula="of:=SIN(RADIANS([.L$1]*[.$A161]*360/256))" office:value-type="float" office:value="-0.870086991108711">
            <text:p>-0.8700869911</text:p>
          </table:table-cell>
          <table:table-cell table:formula="of:=SIN(RADIANS([.M$1]*[.$A161]*360/256))" office:value-type="float" office:value="0.290284677254463">
            <text:p>0.2902846773</text:p>
          </table:table-cell>
          <table:table-cell table:formula="of:=SIN(RADIANS([.N$1]*[.$A161]*360/256))" office:value-type="float" office:value="0.449611329654604">
            <text:p>0.4496113297</text:p>
          </table:table-cell>
          <table:table-cell table:formula="of:=SIN(RADIANS([.O$1]*[.$A161]*360/256))" office:value-type="float" office:value="-0.941544065183022">
            <text:p>-0.9415440652</text:p>
          </table:table-cell>
          <table:table-cell table:formula="of:=SIN(RADIANS([.P$1]*[.$A161]*360/256))" office:value-type="float" office:value="0.91420975570353">
            <text:p>0.9142097557</text:p>
          </table:table-cell>
          <table:table-cell table:formula="of:=SIN(RADIANS([.Q$1]*[.$A161]*360/256))" office:value-type="float" office:value="-0.382683432365091">
            <text:p>-0.3826834324</text:p>
          </table:table-cell>
          <table:table-cell table:formula="of:= [.B161]/1+ [.C161]/2+ [.D161]/3+ [.E161]/4+ [.F161]/5+ [.G161]/6+ [.H161]/7+ [.I161]/8+ [.J161]/9+ [.K161]/10+ [.L161]/11+ [.M161]/12+ [.N161]/13+ [.O161]/14+ [.P161]/15+ [.Q161]/16" office:value-type="float" office:value="-0.380433914096842">
            <text:p>-0.3804339141</text:p>
          </table:table-cell>
          <table:table-cell table:formula="of:=INT(([.R161]+2)*64)" office:value-type="float" office:value="103">
            <text:p>103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SIN(RADIANS([.$A162]*360/256))" office:value-type="float" office:value="-0.707106781186547">
            <text:p>-0.7071067812</text:p>
          </table:table-cell>
          <table:table-cell table:formula="of:=SIN(RADIANS([.C$1]*[.$A162]*360/256))" office:value-type="float" office:value="1">
            <text:p>1</text:p>
          </table:table-cell>
          <table:table-cell table:formula="of:=SIN(RADIANS([.D$1]*[.$A162]*360/256))" office:value-type="float" office:value="-0.707106781186547">
            <text:p>-0.7071067812</text:p>
          </table:table-cell>
          <table:table-cell table:formula="of:=SIN(RADIANS([.E$1]*[.$A162]*360/256))" office:value-type="float" office:value="6.12323399573677E-016">
            <text:p>6.12323399573677E-016</text:p>
          </table:table-cell>
          <table:table-cell table:formula="of:=SIN(RADIANS([.F$1]*[.$A162]*360/256))" office:value-type="float" office:value="0.707106781186548">
            <text:p>0.7071067812</text:p>
          </table:table-cell>
          <table:table-cell table:formula="of:=SIN(RADIANS([.G$1]*[.$A162]*360/256))" office:value-type="float" office:value="-1">
            <text:p>-1</text:p>
          </table:table-cell>
          <table:table-cell table:formula="of:=SIN(RADIANS([.H$1]*[.$A162]*360/256))" office:value-type="float" office:value="0.707106781186549">
            <text:p>0.7071067812</text:p>
          </table:table-cell>
          <table:table-cell table:formula="of:=SIN(RADIANS([.I$1]*[.$A162]*360/256))" office:value-type="float" office:value="-1.22464679914735E-015">
            <text:p>-1.22464679914735E-015</text:p>
          </table:table-cell>
          <table:table-cell table:formula="of:=SIN(RADIANS([.J$1]*[.$A162]*360/256))" office:value-type="float" office:value="-0.707106781186547">
            <text:p>-0.7071067812</text:p>
          </table:table-cell>
          <table:table-cell table:formula="of:=SIN(RADIANS([.K$1]*[.$A162]*360/256))" office:value-type="float" office:value="1">
            <text:p>1</text:p>
          </table:table-cell>
          <table:table-cell table:formula="of:=SIN(RADIANS([.L$1]*[.$A162]*360/256))" office:value-type="float" office:value="-0.707106781186547">
            <text:p>-0.7071067812</text:p>
          </table:table-cell>
          <table:table-cell table:formula="of:=SIN(RADIANS([.M$1]*[.$A162]*360/256))" office:value-type="float" office:value="-1.71574348007947E-015">
            <text:p>-1.71574348007947E-015</text:p>
          </table:table-cell>
          <table:table-cell table:formula="of:=SIN(RADIANS([.N$1]*[.$A162]*360/256))" office:value-type="float" office:value="0.707106781186549">
            <text:p>0.7071067812</text:p>
          </table:table-cell>
          <table:table-cell table:formula="of:=SIN(RADIANS([.O$1]*[.$A162]*360/256))" office:value-type="float" office:value="-1">
            <text:p>-1</text:p>
          </table:table-cell>
          <table:table-cell table:formula="of:=SIN(RADIANS([.P$1]*[.$A162]*360/256))" office:value-type="float" office:value="0.70710678118655">
            <text:p>0.7071067812</text:p>
          </table:table-cell>
          <table:table-cell table:formula="of:=SIN(RADIANS([.Q$1]*[.$A162]*360/256))" office:value-type="float" office:value="-2.44929359829471E-015">
            <text:p>-2.44929359829471E-015</text:p>
          </table:table-cell>
          <table:table-cell table:formula="of:= [.B162]/1+ [.C162]/2+ [.D162]/3+ [.E162]/4+ [.F162]/5+ [.G162]/6+ [.H162]/7+ [.I162]/8+ [.J162]/9+ [.K162]/10+ [.L162]/11+ [.M162]/12+ [.N162]/13+ [.O162]/14+ [.P162]/15+ [.Q162]/16" office:value-type="float" office:value="-0.379784242368786">
            <text:p>-0.3797842424</text:p>
          </table:table-cell>
          <table:table-cell table:formula="of:=INT(([.R162]+2)*64)" office:value-type="float" office:value="103">
            <text:p>103</text:p>
          </table:table-cell>
          <table:table-cell/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SIN(RADIANS([.$A163]*360/256))" office:value-type="float" office:value="-0.724247082951467">
            <text:p>-0.724247083</text:p>
          </table:table-cell>
          <table:table-cell table:formula="of:=SIN(RADIANS([.C$1]*[.$A163]*360/256))" office:value-type="float" office:value="0.998795456205172">
            <text:p>0.9987954562</text:p>
          </table:table-cell>
          <table:table-cell table:formula="of:=SIN(RADIANS([.D$1]*[.$A163]*360/256))" office:value-type="float" office:value="-0.653172842953777">
            <text:p>-0.653172843</text:p>
          </table:table-cell>
          <table:table-cell table:formula="of:=SIN(RADIANS([.E$1]*[.$A163]*360/256))" office:value-type="float" office:value="-0.0980171403295597">
            <text:p>-0.0980171403</text:p>
          </table:table-cell>
          <table:table-cell table:formula="of:=SIN(RADIANS([.F$1]*[.$A163]*360/256))" office:value-type="float" office:value="0.788346427626606">
            <text:p>0.7883464276</text:p>
          </table:table-cell>
          <table:table-cell table:formula="of:=SIN(RADIANS([.G$1]*[.$A163]*360/256))" office:value-type="float" office:value="-0.989176509964781">
            <text:p>-0.98917651</text:p>
          </table:table-cell>
          <table:table-cell table:formula="of:=SIN(RADIANS([.H$1]*[.$A163]*360/256))" office:value-type="float" office:value="0.575808191417847">
            <text:p>0.5758081914</text:p>
          </table:table-cell>
          <table:table-cell table:formula="of:=SIN(RADIANS([.I$1]*[.$A163]*360/256))" office:value-type="float" office:value="0.195090322016126">
            <text:p>0.195090322</text:p>
          </table:table-cell>
          <table:table-cell table:formula="of:=SIN(RADIANS([.J$1]*[.$A163]*360/256))" office:value-type="float" office:value="-0.844853565249708">
            <text:p>-0.8448535652</text:p>
          </table:table-cell>
          <table:table-cell table:formula="of:=SIN(RADIANS([.K$1]*[.$A163]*360/256))" office:value-type="float" office:value="0.970031253194544">
            <text:p>0.9700312532</text:p>
          </table:table-cell>
          <table:table-cell table:formula="of:=SIN(RADIANS([.L$1]*[.$A163]*360/256))" office:value-type="float" office:value="-0.492898192229783">
            <text:p>-0.4928981922</text:p>
          </table:table-cell>
          <table:table-cell table:formula="of:=SIN(RADIANS([.M$1]*[.$A163]*360/256))" office:value-type="float" office:value="-0.29028467725446">
            <text:p>-0.2902846773</text:p>
          </table:table-cell>
          <table:table-cell table:formula="of:=SIN(RADIANS([.N$1]*[.$A163]*360/256))" office:value-type="float" office:value="0.893224301195516">
            <text:p>0.8932243012</text:p>
          </table:table-cell>
          <table:table-cell table:formula="of:=SIN(RADIANS([.O$1]*[.$A163]*360/256))" office:value-type="float" office:value="-0.941544065183022">
            <text:p>-0.9415440652</text:p>
          </table:table-cell>
          <table:table-cell table:formula="of:=SIN(RADIANS([.P$1]*[.$A163]*360/256))" office:value-type="float" office:value="0.40524131400499">
            <text:p>0.405241314</text:p>
          </table:table-cell>
          <table:table-cell table:formula="of:=SIN(RADIANS([.Q$1]*[.$A163]*360/256))" office:value-type="float" office:value="0.382683432365086">
            <text:p>0.3826834324</text:p>
          </table:table-cell>
          <table:table-cell table:formula="of:= [.B163]/1+ [.C163]/2+ [.D163]/3+ [.E163]/4+ [.F163]/5+ [.G163]/6+ [.H163]/7+ [.I163]/8+ [.J163]/9+ [.K163]/10+ [.L163]/11+ [.M163]/12+ [.N163]/13+ [.O163]/14+ [.P163]/15+ [.Q163]/16" office:value-type="float" office:value="-0.381105376878302">
            <text:p>-0.3811053769</text:p>
          </table:table-cell>
          <table:table-cell table:formula="of:=INT(([.R163]+2)*64)" office:value-type="float" office:value="103">
            <text:p>103</text:p>
          </table:table-cell>
          <table:table-cell/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SIN(RADIANS([.$A164]*360/256))" office:value-type="float" office:value="-0.740951125354959">
            <text:p>-0.7409511254</text:p>
          </table:table-cell>
          <table:table-cell table:formula="of:=SIN(RADIANS([.C$1]*[.$A164]*360/256))" office:value-type="float" office:value="0.995184726672197">
            <text:p>0.9951847267</text:p>
          </table:table-cell>
          <table:table-cell table:formula="of:=SIN(RADIANS([.D$1]*[.$A164]*360/256))" office:value-type="float" office:value="-0.595699304492433">
            <text:p>-0.5956993045</text:p>
          </table:table-cell>
          <table:table-cell table:formula="of:=SIN(RADIANS([.E$1]*[.$A164]*360/256))" office:value-type="float" office:value="-0.195090322016129">
            <text:p>-0.195090322</text:p>
          </table:table-cell>
          <table:table-cell table:formula="of:=SIN(RADIANS([.F$1]*[.$A164]*360/256))" office:value-type="float" office:value="0.857728610000273">
            <text:p>0.85772861</text:p>
          </table:table-cell>
          <table:table-cell table:formula="of:=SIN(RADIANS([.G$1]*[.$A164]*360/256))" office:value-type="float" office:value="-0.956940335732209">
            <text:p>-0.9569403357</text:p>
          </table:table-cell>
          <table:table-cell table:formula="of:=SIN(RADIANS([.H$1]*[.$A164]*360/256))" office:value-type="float" office:value="0.427555093430283">
            <text:p>0.4275550934</text:p>
          </table:table-cell>
          <table:table-cell table:formula="of:=SIN(RADIANS([.I$1]*[.$A164]*360/256))" office:value-type="float" office:value="0.382683432365091">
            <text:p>0.3826834324</text:p>
          </table:table-cell>
          <table:table-cell table:formula="of:=SIN(RADIANS([.J$1]*[.$A164]*360/256))" office:value-type="float" office:value="-0.941544065183019">
            <text:p>-0.9415440652</text:p>
          </table:table-cell>
          <table:table-cell table:formula="of:=SIN(RADIANS([.K$1]*[.$A164]*360/256))" office:value-type="float" office:value="0.881921264348354">
            <text:p>0.8819212643</text:p>
          </table:table-cell>
          <table:table-cell table:formula="of:=SIN(RADIANS([.L$1]*[.$A164]*360/256))" office:value-type="float" office:value="-0.242980179903263">
            <text:p>-0.2429801799</text:p>
          </table:table-cell>
          <table:table-cell table:formula="of:=SIN(RADIANS([.M$1]*[.$A164]*360/256))" office:value-type="float" office:value="-0.555570233019602">
            <text:p>-0.555570233</text:p>
          </table:table-cell>
          <table:table-cell table:formula="of:=SIN(RADIANS([.N$1]*[.$A164]*360/256))" office:value-type="float" office:value="0.989176509964781">
            <text:p>0.98917651</text:p>
          </table:table-cell>
          <table:table-cell table:formula="of:=SIN(RADIANS([.O$1]*[.$A164]*360/256))" office:value-type="float" office:value="-0.773010453362739">
            <text:p>-0.7730104534</text:p>
          </table:table-cell>
          <table:table-cell table:formula="of:=SIN(RADIANS([.P$1]*[.$A164]*360/256))" office:value-type="float" office:value="0.0490676743274219">
            <text:p>0.0490676743</text:p>
          </table:table-cell>
          <table:table-cell table:formula="of:=SIN(RADIANS([.Q$1]*[.$A164]*360/256))" office:value-type="float" office:value="0.707106781186549">
            <text:p>0.7071067812</text:p>
          </table:table-cell>
          <table:table-cell table:formula="of:= [.B164]/1+ [.C164]/2+ [.D164]/3+ [.E164]/4+ [.F164]/5+ [.G164]/6+ [.H164]/7+ [.I164]/8+ [.J164]/9+ [.K164]/10+ [.L164]/11+ [.M164]/12+ [.N164]/13+ [.O164]/14+ [.P164]/15+ [.Q164]/16" office:value-type="float" office:value="-0.386197070195745">
            <text:p>-0.3861970702</text:p>
          </table:table-cell>
          <table:table-cell table:formula="of:=INT(([.R164]+2)*64)" office:value-type="float" office:value="103">
            <text:p>103</text:p>
          </table:table-cell>
          <table:table-cell/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SIN(RADIANS([.$A165]*360/256))" office:value-type="float" office:value="-0.757208846506484">
            <text:p>-0.7572088465</text:p>
          </table:table-cell>
          <table:table-cell table:formula="of:=SIN(RADIANS([.C$1]*[.$A165]*360/256))" office:value-type="float" office:value="0.989176509964781">
            <text:p>0.98917651</text:p>
          </table:table-cell>
          <table:table-cell table:formula="of:=SIN(RADIANS([.D$1]*[.$A165]*360/256))" office:value-type="float" office:value="-0.534997619887097">
            <text:p>-0.5349976199</text:p>
          </table:table-cell>
          <table:table-cell table:formula="of:=SIN(RADIANS([.E$1]*[.$A165]*360/256))" office:value-type="float" office:value="-0.290284677254461">
            <text:p>-0.2902846773</text:p>
          </table:table-cell>
          <table:table-cell table:formula="of:=SIN(RADIANS([.F$1]*[.$A165]*360/256))" office:value-type="float" office:value="0.914209755703531">
            <text:p>0.9142097557</text:p>
          </table:table-cell>
          <table:table-cell table:formula="of:=SIN(RADIANS([.G$1]*[.$A165]*360/256))" office:value-type="float" office:value="-0.903989293123443">
            <text:p>-0.9039892931</text:p>
          </table:table-cell>
          <table:table-cell table:formula="of:=SIN(RADIANS([.H$1]*[.$A165]*360/256))" office:value-type="float" office:value="0.266712757474899">
            <text:p>0.2667127575</text:p>
          </table:table-cell>
          <table:table-cell table:formula="of:=SIN(RADIANS([.I$1]*[.$A165]*360/256))" office:value-type="float" office:value="0.5555702330196">
            <text:p>0.555570233</text:p>
          </table:table-cell>
          <table:table-cell table:formula="of:=SIN(RADIANS([.J$1]*[.$A165]*360/256))" office:value-type="float" office:value="-0.99247953459871">
            <text:p>-0.9924795346</text:p>
          </table:table-cell>
          <table:table-cell table:formula="of:=SIN(RADIANS([.K$1]*[.$A165]*360/256))" office:value-type="float" office:value="0.740951125354959">
            <text:p>0.7409511254</text:p>
          </table:table-cell>
          <table:table-cell table:formula="of:=SIN(RADIANS([.L$1]*[.$A165]*360/256))" office:value-type="float" office:value="0.0245412285229132">
            <text:p>0.0245412285</text:p>
          </table:table-cell>
          <table:table-cell table:formula="of:=SIN(RADIANS([.M$1]*[.$A165]*360/256))" office:value-type="float" office:value="-0.773010453362738">
            <text:p>-0.7730104534</text:p>
          </table:table-cell>
          <table:table-cell table:formula="of:=SIN(RADIANS([.N$1]*[.$A165]*360/256))" office:value-type="float" office:value="0.985277642388942">
            <text:p>0.9852776424</text:p>
          </table:table-cell>
          <table:table-cell table:formula="of:=SIN(RADIANS([.O$1]*[.$A165]*360/256))" office:value-type="float" office:value="-0.514102744193224">
            <text:p>-0.5141027442</text:p>
          </table:table-cell>
          <table:table-cell table:formula="of:=SIN(RADIANS([.P$1]*[.$A165]*360/256))" office:value-type="float" office:value="-0.313681740398891">
            <text:p>-0.3136817404</text:p>
          </table:table-cell>
          <table:table-cell table:formula="of:=SIN(RADIANS([.Q$1]*[.$A165]*360/256))" office:value-type="float" office:value="0.923879532511284">
            <text:p>0.9238795325</text:p>
          </table:table-cell>
          <table:table-cell table:formula="of:= [.B165]/1+ [.C165]/2+ [.D165]/3+ [.E165]/4+ [.F165]/5+ [.G165]/6+ [.H165]/7+ [.I165]/8+ [.J165]/9+ [.K165]/10+ [.L165]/11+ [.M165]/12+ [.N165]/13+ [.O165]/14+ [.P165]/15+ [.Q165]/16" office:value-type="float" office:value="-0.396266720490763">
            <text:p>-0.3962667205</text:p>
          </table:table-cell>
          <table:table-cell table:formula="of:=INT(([.R165]+2)*64)" office:value-type="float" office:value="102">
            <text:p>102</text:p>
          </table:table-cell>
          <table:table-cell/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SIN(RADIANS([.$A166]*360/256))" office:value-type="float" office:value="-0.773010453362737">
            <text:p>-0.7730104534</text:p>
          </table:table-cell>
          <table:table-cell table:formula="of:=SIN(RADIANS([.C$1]*[.$A166]*360/256))" office:value-type="float" office:value="0.980785280403231">
            <text:p>0.9807852804</text:p>
          </table:table-cell>
          <table:table-cell table:formula="of:=SIN(RADIANS([.D$1]*[.$A166]*360/256))" office:value-type="float" office:value="-0.471396736825998">
            <text:p>-0.4713967368</text:p>
          </table:table-cell>
          <table:table-cell table:formula="of:=SIN(RADIANS([.E$1]*[.$A166]*360/256))" office:value-type="float" office:value="-0.382683432365088">
            <text:p>-0.3826834324</text:p>
          </table:table-cell>
          <table:table-cell table:formula="of:=SIN(RADIANS([.F$1]*[.$A166]*360/256))" office:value-type="float" office:value="0.956940335732208">
            <text:p>0.9569403357</text:p>
          </table:table-cell>
          <table:table-cell table:formula="of:=SIN(RADIANS([.G$1]*[.$A166]*360/256))" office:value-type="float" office:value="-0.831469612302546">
            <text:p>-0.8314696123</text:p>
          </table:table-cell>
          <table:table-cell table:formula="of:=SIN(RADIANS([.H$1]*[.$A166]*360/256))" office:value-type="float" office:value="0.0980171403295614">
            <text:p>0.0980171403</text:p>
          </table:table-cell>
          <table:table-cell table:formula="of:=SIN(RADIANS([.I$1]*[.$A166]*360/256))" office:value-type="float" office:value="0.707106781186545">
            <text:p>0.7071067812</text:p>
          </table:table-cell>
          <table:table-cell table:formula="of:=SIN(RADIANS([.J$1]*[.$A166]*360/256))" office:value-type="float" office:value="-0.995184726672197">
            <text:p>-0.9951847267</text:p>
          </table:table-cell>
          <table:table-cell table:formula="of:=SIN(RADIANS([.K$1]*[.$A166]*360/256))" office:value-type="float" office:value="0.555570233019605">
            <text:p>0.555570233</text:p>
          </table:table-cell>
          <table:table-cell table:formula="of:=SIN(RADIANS([.L$1]*[.$A166]*360/256))" office:value-type="float" office:value="0.290284677254463">
            <text:p>0.2902846773</text:p>
          </table:table-cell>
          <table:table-cell table:formula="of:=SIN(RADIANS([.M$1]*[.$A166]*360/256))" office:value-type="float" office:value="-0.923879532511286">
            <text:p>-0.9238795325</text:p>
          </table:table-cell>
          <table:table-cell table:formula="of:=SIN(RADIANS([.N$1]*[.$A166]*360/256))" office:value-type="float" office:value="0.881921264348354">
            <text:p>0.8819212643</text:p>
          </table:table-cell>
          <table:table-cell table:formula="of:=SIN(RADIANS([.O$1]*[.$A166]*360/256))" office:value-type="float" office:value="-0.19509032201613">
            <text:p>-0.195090322</text:p>
          </table:table-cell>
          <table:table-cell table:formula="of:=SIN(RADIANS([.P$1]*[.$A166]*360/256))" office:value-type="float" office:value="-0.634393284163647">
            <text:p>-0.6343932842</text:p>
          </table:table-cell>
          <table:table-cell table:formula="of:=SIN(RADIANS([.Q$1]*[.$A166]*360/256))" office:value-type="float" office:value="1">
            <text:p>1</text:p>
          </table:table-cell>
          <table:table-cell table:formula="of:= [.B166]/1+ [.C166]/2+ [.D166]/3+ [.E166]/4+ [.F166]/5+ [.G166]/6+ [.H166]/7+ [.I166]/8+ [.J166]/9+ [.K166]/10+ [.L166]/11+ [.M166]/12+ [.N166]/13+ [.O166]/14+ [.P166]/15+ [.Q166]/16" office:value-type="float" office:value="-0.411727635887338">
            <text:p>-0.4117276359</text:p>
          </table:table-cell>
          <table:table-cell table:formula="of:=INT(([.R166]+2)*64)" office:value-type="float" office:value="101">
            <text:p>101</text:p>
          </table:table-cell>
          <table:table-cell/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SIN(RADIANS([.$A167]*360/256))" office:value-type="float" office:value="-0.788346427626606">
            <text:p>-0.7883464276</text:p>
          </table:table-cell>
          <table:table-cell table:formula="of:=SIN(RADIANS([.C$1]*[.$A167]*360/256))" office:value-type="float" office:value="0.970031253194544">
            <text:p>0.9700312532</text:p>
          </table:table-cell>
          <table:table-cell table:formula="of:=SIN(RADIANS([.D$1]*[.$A167]*360/256))" office:value-type="float" office:value="-0.40524131400499">
            <text:p>-0.405241314</text:p>
          </table:table-cell>
          <table:table-cell table:formula="of:=SIN(RADIANS([.E$1]*[.$A167]*360/256))" office:value-type="float" office:value="-0.471396736825999">
            <text:p>-0.4713967368</text:p>
          </table:table-cell>
          <table:table-cell table:formula="of:=SIN(RADIANS([.F$1]*[.$A167]*360/256))" office:value-type="float" office:value="0.985277642388941">
            <text:p>0.9852776424</text:p>
          </table:table-cell>
          <table:table-cell table:formula="of:=SIN(RADIANS([.G$1]*[.$A167]*360/256))" office:value-type="float" office:value="-0.740951125354959">
            <text:p>-0.7409511254</text:p>
          </table:table-cell>
          <table:table-cell table:formula="of:=SIN(RADIANS([.H$1]*[.$A167]*360/256))" office:value-type="float" office:value="-0.073564563599667">
            <text:p>-0.0735645636</text:p>
          </table:table-cell>
          <table:table-cell table:formula="of:=SIN(RADIANS([.I$1]*[.$A167]*360/256))" office:value-type="float" office:value="0.831469612302547">
            <text:p>0.8314696123</text:p>
          </table:table-cell>
          <table:table-cell table:formula="of:=SIN(RADIANS([.J$1]*[.$A167]*360/256))" office:value-type="float" office:value="-0.949528180593036">
            <text:p>-0.9495281806</text:p>
          </table:table-cell>
          <table:table-cell table:formula="of:=SIN(RADIANS([.K$1]*[.$A167]*360/256))" office:value-type="float" office:value="0.336889853392219">
            <text:p>0.3368898534</text:p>
          </table:table-cell>
          <table:table-cell table:formula="of:=SIN(RADIANS([.L$1]*[.$A167]*360/256))" office:value-type="float" office:value="0.534997619887098">
            <text:p>0.5349976199</text:p>
          </table:table-cell>
          <table:table-cell table:formula="of:=SIN(RADIANS([.M$1]*[.$A167]*360/256))" office:value-type="float" office:value="-0.995184726672197">
            <text:p>-0.9951847267</text:p>
          </table:table-cell>
          <table:table-cell table:formula="of:=SIN(RADIANS([.N$1]*[.$A167]*360/256))" office:value-type="float" office:value="0.689540544737067">
            <text:p>0.6895405447</text:p>
          </table:table-cell>
          <table:table-cell table:formula="of:=SIN(RADIANS([.O$1]*[.$A167]*360/256))" office:value-type="float" office:value="0.146730474455361">
            <text:p>0.1467304745</text:p>
          </table:table-cell>
          <table:table-cell table:formula="of:=SIN(RADIANS([.P$1]*[.$A167]*360/256))" office:value-type="float" office:value="-0.870086991108711">
            <text:p>-0.8700869911</text:p>
          </table:table-cell>
          <table:table-cell table:formula="of:=SIN(RADIANS([.Q$1]*[.$A167]*360/256))" office:value-type="float" office:value="0.923879532511285">
            <text:p>0.9238795325</text:p>
          </table:table-cell>
          <table:table-cell table:formula="of:= [.B167]/1+ [.C167]/2+ [.D167]/3+ [.E167]/4+ [.F167]/5+ [.G167]/6+ [.H167]/7+ [.I167]/8+ [.J167]/9+ [.K167]/10+ [.L167]/11+ [.M167]/12+ [.N167]/13+ [.O167]/14+ [.P167]/15+ [.Q167]/16" office:value-type="float" office:value="-0.432123330035953">
            <text:p>-0.43212333</text:p>
          </table:table-cell>
          <table:table-cell table:formula="of:=INT(([.R167]+2)*64)" office:value-type="float" office:value="100">
            <text:p>100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SIN(RADIANS([.$A168]*360/256))" office:value-type="float" office:value="-0.803207531480645">
            <text:p>-0.8032075315</text:p>
          </table:table-cell>
          <table:table-cell table:formula="of:=SIN(RADIANS([.C$1]*[.$A168]*360/256))" office:value-type="float" office:value="0.956940335732209">
            <text:p>0.9569403357</text:p>
          </table:table-cell>
          <table:table-cell table:formula="of:=SIN(RADIANS([.D$1]*[.$A168]*360/256))" office:value-type="float" office:value="-0.336889853392221">
            <text:p>-0.3368898534</text:p>
          </table:table-cell>
          <table:table-cell table:formula="of:=SIN(RADIANS([.E$1]*[.$A168]*360/256))" office:value-type="float" office:value="-0.555570233019603">
            <text:p>-0.555570233</text:p>
          </table:table-cell>
          <table:table-cell table:formula="of:=SIN(RADIANS([.F$1]*[.$A168]*360/256))" office:value-type="float" office:value="0.998795456205172">
            <text:p>0.9987954562</text:p>
          </table:table-cell>
          <table:table-cell table:formula="of:=SIN(RADIANS([.G$1]*[.$A168]*360/256))" office:value-type="float" office:value="-0.634393284163647">
            <text:p>-0.6343932842</text:p>
          </table:table-cell>
          <table:table-cell table:formula="of:=SIN(RADIANS([.H$1]*[.$A168]*360/256))" office:value-type="float" office:value="-0.242980179903264">
            <text:p>-0.2429801799</text:p>
          </table:table-cell>
          <table:table-cell table:formula="of:=SIN(RADIANS([.I$1]*[.$A168]*360/256))" office:value-type="float" office:value="0.923879532511287">
            <text:p>0.9238795325</text:p>
          </table:table-cell>
          <table:table-cell table:formula="of:=SIN(RADIANS([.J$1]*[.$A168]*360/256))" office:value-type="float" office:value="-0.857728610000274">
            <text:p>-0.85772861</text:p>
          </table:table-cell>
          <table:table-cell table:formula="of:=SIN(RADIANS([.K$1]*[.$A168]*360/256))" office:value-type="float" office:value="0.0980171403295619">
            <text:p>0.0980171403</text:p>
          </table:table-cell>
          <table:table-cell table:formula="of:=SIN(RADIANS([.L$1]*[.$A168]*360/256))" office:value-type="float" office:value="0.74095112535496">
            <text:p>0.7409511254</text:p>
          </table:table-cell>
          <table:table-cell table:formula="of:=SIN(RADIANS([.M$1]*[.$A168]*360/256))" office:value-type="float" office:value="-0.980785280403231">
            <text:p>-0.9807852804</text:p>
          </table:table-cell>
          <table:table-cell table:formula="of:=SIN(RADIANS([.N$1]*[.$A168]*360/256))" office:value-type="float" office:value="0.427555093430284">
            <text:p>0.4275550934</text:p>
          </table:table-cell>
          <table:table-cell table:formula="of:=SIN(RADIANS([.O$1]*[.$A168]*360/256))" office:value-type="float" office:value="0.471396736825997">
            <text:p>0.4713967368</text:p>
          </table:table-cell>
          <table:table-cell table:formula="of:=SIN(RADIANS([.P$1]*[.$A168]*360/256))" office:value-type="float" office:value="-0.989176509964781">
            <text:p>-0.98917651</text:p>
          </table:table-cell>
          <table:table-cell table:formula="of:=SIN(RADIANS([.Q$1]*[.$A168]*360/256))" office:value-type="float" office:value="0.707106781186545">
            <text:p>0.7071067812</text:p>
          </table:table-cell>
          <table:table-cell table:formula="of:= [.B168]/1+ [.C168]/2+ [.D168]/3+ [.E168]/4+ [.F168]/5+ [.G168]/6+ [.H168]/7+ [.I168]/8+ [.J168]/9+ [.K168]/10+ [.L168]/11+ [.M168]/12+ [.N168]/13+ [.O168]/14+ [.P168]/15+ [.Q168]/16" office:value-type="float" office:value="-0.456191431515015">
            <text:p>-0.4561914315</text:p>
          </table:table-cell>
          <table:table-cell table:formula="of:=INT(([.R168]+2)*64)" office:value-type="float" office:value="98">
            <text:p>98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SIN(RADIANS([.$A169]*360/256))" office:value-type="float" office:value="-0.817584813151584">
            <text:p>-0.8175848132</text:p>
          </table:table-cell>
          <table:table-cell table:formula="of:=SIN(RADIANS([.C$1]*[.$A169]*360/256))" office:value-type="float" office:value="0.941544065183021">
            <text:p>0.9415440652</text:p>
          </table:table-cell>
          <table:table-cell table:formula="of:=SIN(RADIANS([.D$1]*[.$A169]*360/256))" office:value-type="float" office:value="-0.266712757474899">
            <text:p>-0.2667127575</text:p>
          </table:table-cell>
          <table:table-cell table:formula="of:=SIN(RADIANS([.E$1]*[.$A169]*360/256))" office:value-type="float" office:value="-0.634393284163646">
            <text:p>-0.6343932842</text:p>
          </table:table-cell>
          <table:table-cell table:formula="of:=SIN(RADIANS([.F$1]*[.$A169]*360/256))" office:value-type="float" office:value="0.99729045667869">
            <text:p>0.9972904567</text:p>
          </table:table-cell>
          <table:table-cell table:formula="of:=SIN(RADIANS([.G$1]*[.$A169]*360/256))" office:value-type="float" office:value="-0.514102744193223">
            <text:p>-0.5141027442</text:p>
          </table:table-cell>
          <table:table-cell table:formula="of:=SIN(RADIANS([.H$1]*[.$A169]*360/256))" office:value-type="float" office:value="-0.40524131400499">
            <text:p>-0.405241314</text:p>
          </table:table-cell>
          <table:table-cell table:formula="of:=SIN(RADIANS([.I$1]*[.$A169]*360/256))" office:value-type="float" office:value="0.980785280403231">
            <text:p>0.9807852804</text:p>
          </table:table-cell>
          <table:table-cell table:formula="of:=SIN(RADIANS([.J$1]*[.$A169]*360/256))" office:value-type="float" office:value="-0.724247082951468">
            <text:p>-0.724247083</text:p>
          </table:table-cell>
          <table:table-cell table:formula="of:=SIN(RADIANS([.K$1]*[.$A169]*360/256))" office:value-type="float" office:value="-0.146730474455358">
            <text:p>-0.1467304745</text:p>
          </table:table-cell>
          <table:table-cell table:formula="of:=SIN(RADIANS([.L$1]*[.$A169]*360/256))" office:value-type="float" office:value="0.893224301195516">
            <text:p>0.8932243012</text:p>
          </table:table-cell>
          <table:table-cell table:formula="of:=SIN(RADIANS([.M$1]*[.$A169]*360/256))" office:value-type="float" office:value="-0.881921264348356">
            <text:p>-0.8819212643</text:p>
          </table:table-cell>
          <table:table-cell table:formula="of:=SIN(RADIANS([.N$1]*[.$A169]*360/256))" office:value-type="float" office:value="0.12241067519922">
            <text:p>0.1224106752</text:p>
          </table:table-cell>
          <table:table-cell table:formula="of:=SIN(RADIANS([.O$1]*[.$A169]*360/256))" office:value-type="float" office:value="0.740951125354959">
            <text:p>0.7409511254</text:p>
          </table:table-cell>
          <table:table-cell table:formula="of:=SIN(RADIANS([.P$1]*[.$A169]*360/256))" office:value-type="float" office:value="-0.975702130038529">
            <text:p>-0.97570213</text:p>
          </table:table-cell>
          <table:table-cell table:formula="of:=SIN(RADIANS([.Q$1]*[.$A169]*360/256))" office:value-type="float" office:value="0.382683432365088">
            <text:p>0.3826834324</text:p>
          </table:table-cell>
          <table:table-cell table:formula="of:= [.B169]/1+ [.C169]/2+ [.D169]/3+ [.E169]/4+ [.F169]/5+ [.G169]/6+ [.H169]/7+ [.I169]/8+ [.J169]/9+ [.K169]/10+ [.L169]/11+ [.M169]/12+ [.N169]/13+ [.O169]/14+ [.P169]/15+ [.Q169]/16" office:value-type="float" office:value="-0.482058492718497">
            <text:p>-0.4820584927</text:p>
          </table:table-cell>
          <table:table-cell table:formula="of:=INT(([.R169]+2)*64)" office:value-type="float" office:value="97">
            <text:p>97</text:p>
          </table:table-cell>
          <table:table-cell/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SIN(RADIANS([.$A170]*360/256))" office:value-type="float" office:value="-0.831469612302545">
            <text:p>-0.8314696123</text:p>
          </table:table-cell>
          <table:table-cell table:formula="of:=SIN(RADIANS([.C$1]*[.$A170]*360/256))" office:value-type="float" office:value="0.923879532511287">
            <text:p>0.9238795325</text:p>
          </table:table-cell>
          <table:table-cell table:formula="of:=SIN(RADIANS([.D$1]*[.$A170]*360/256))" office:value-type="float" office:value="-0.195090322016128">
            <text:p>-0.195090322</text:p>
          </table:table-cell>
          <table:table-cell table:formula="of:=SIN(RADIANS([.E$1]*[.$A170]*360/256))" office:value-type="float" office:value="-0.707106781186548">
            <text:p>-0.7071067812</text:p>
          </table:table-cell>
          <table:table-cell table:formula="of:=SIN(RADIANS([.F$1]*[.$A170]*360/256))" office:value-type="float" office:value="0.98078528040323">
            <text:p>0.9807852804</text:p>
          </table:table-cell>
          <table:table-cell table:formula="of:=SIN(RADIANS([.G$1]*[.$A170]*360/256))" office:value-type="float" office:value="-0.382683432365089">
            <text:p>-0.3826834324</text:p>
          </table:table-cell>
          <table:table-cell table:formula="of:=SIN(RADIANS([.H$1]*[.$A170]*360/256))" office:value-type="float" office:value="-0.555570233019603">
            <text:p>-0.555570233</text:p>
          </table:table-cell>
          <table:table-cell table:formula="of:=SIN(RADIANS([.I$1]*[.$A170]*360/256))" office:value-type="float" office:value="1">
            <text:p>1</text:p>
          </table:table-cell>
          <table:table-cell table:formula="of:=SIN(RADIANS([.J$1]*[.$A170]*360/256))" office:value-type="float" office:value="-0.555570233019602">
            <text:p>-0.555570233</text:p>
          </table:table-cell>
          <table:table-cell table:formula="of:=SIN(RADIANS([.K$1]*[.$A170]*360/256))" office:value-type="float" office:value="-0.38268343236509">
            <text:p>-0.3826834324</text:p>
          </table:table-cell>
          <table:table-cell table:formula="of:=SIN(RADIANS([.L$1]*[.$A170]*360/256))" office:value-type="float" office:value="0.98078528040323">
            <text:p>0.9807852804</text:p>
          </table:table-cell>
          <table:table-cell table:formula="of:=SIN(RADIANS([.M$1]*[.$A170]*360/256))" office:value-type="float" office:value="-0.707106781186547">
            <text:p>-0.7071067812</text:p>
          </table:table-cell>
          <table:table-cell table:formula="of:=SIN(RADIANS([.N$1]*[.$A170]*360/256))" office:value-type="float" office:value="-0.195090322016129">
            <text:p>-0.195090322</text:p>
          </table:table-cell>
          <table:table-cell table:formula="of:=SIN(RADIANS([.O$1]*[.$A170]*360/256))" office:value-type="float" office:value="0.923879532511287">
            <text:p>0.9238795325</text:p>
          </table:table-cell>
          <table:table-cell table:formula="of:=SIN(RADIANS([.P$1]*[.$A170]*360/256))" office:value-type="float" office:value="-0.831469612302545">
            <text:p>-0.8314696123</text:p>
          </table:table-cell>
          <table:table-cell table:formula="of:=SIN(RADIANS([.Q$1]*[.$A170]*360/256))" office:value-type="float" office:value="-9.80955400591059E-016">
            <text:p>-9.80955400591059E-016</text:p>
          </table:table-cell>
          <table:table-cell table:formula="of:= [.B170]/1+ [.C170]/2+ [.D170]/3+ [.E170]/4+ [.F170]/5+ [.G170]/6+ [.H170]/7+ [.I170]/8+ [.J170]/9+ [.K170]/10+ [.L170]/11+ [.M170]/12+ [.N170]/13+ [.O170]/14+ [.P170]/15+ [.Q170]/16" office:value-type="float" office:value="-0.50753583697094">
            <text:p>-0.507535837</text:p>
          </table:table-cell>
          <table:table-cell table:formula="of:=INT(([.R170]+2)*64)" office:value-type="float" office:value="95">
            <text:p>95</text:p>
          </table:table-cell>
          <table:table-cell/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SIN(RADIANS([.$A171]*360/256))" office:value-type="float" office:value="-0.844853565249707">
            <text:p>-0.8448535652</text:p>
          </table:table-cell>
          <table:table-cell table:formula="of:=SIN(RADIANS([.C$1]*[.$A171]*360/256))" office:value-type="float" office:value="0.903989293123443">
            <text:p>0.9039892931</text:p>
          </table:table-cell>
          <table:table-cell table:formula="of:=SIN(RADIANS([.D$1]*[.$A171]*360/256))" office:value-type="float" office:value="-0.122410675199217">
            <text:p>-0.1224106752</text:p>
          </table:table-cell>
          <table:table-cell table:formula="of:=SIN(RADIANS([.E$1]*[.$A171]*360/256))" office:value-type="float" office:value="-0.773010453362737">
            <text:p>-0.7730104534</text:p>
          </table:table-cell>
          <table:table-cell table:formula="of:=SIN(RADIANS([.F$1]*[.$A171]*360/256))" office:value-type="float" office:value="0.949528180593037">
            <text:p>0.9495281806</text:p>
          </table:table-cell>
          <table:table-cell table:formula="of:=SIN(RADIANS([.G$1]*[.$A171]*360/256))" office:value-type="float" office:value="-0.242980179903266">
            <text:p>-0.2429801799</text:p>
          </table:table-cell>
          <table:table-cell table:formula="of:=SIN(RADIANS([.H$1]*[.$A171]*360/256))" office:value-type="float" office:value="-0.689540544737068">
            <text:p>-0.6895405447</text:p>
          </table:table-cell>
          <table:table-cell table:formula="of:=SIN(RADIANS([.I$1]*[.$A171]*360/256))" office:value-type="float" office:value="0.98078528040323">
            <text:p>0.9807852804</text:p>
          </table:table-cell>
          <table:table-cell table:formula="of:=SIN(RADIANS([.J$1]*[.$A171]*360/256))" office:value-type="float" office:value="-0.359895036534986">
            <text:p>-0.3598950365</text:p>
          </table:table-cell>
          <table:table-cell table:formula="of:=SIN(RADIANS([.K$1]*[.$A171]*360/256))" office:value-type="float" office:value="-0.595699304492432">
            <text:p>-0.5956993045</text:p>
          </table:table-cell>
          <table:table-cell table:formula="of:=SIN(RADIANS([.L$1]*[.$A171]*360/256))" office:value-type="float" office:value="0.99729045667869">
            <text:p>0.9972904567</text:p>
          </table:table-cell>
          <table:table-cell table:formula="of:=SIN(RADIANS([.M$1]*[.$A171]*360/256))" office:value-type="float" office:value="-0.471396736826001">
            <text:p>-0.4713967368</text:p>
          </table:table-cell>
          <table:table-cell table:formula="of:=SIN(RADIANS([.N$1]*[.$A171]*360/256))" office:value-type="float" office:value="-0.492898192229783">
            <text:p>-0.4928981922</text:p>
          </table:table-cell>
          <table:table-cell table:formula="of:=SIN(RADIANS([.O$1]*[.$A171]*360/256))" office:value-type="float" office:value="0.998795456205172">
            <text:p>0.9987954562</text:p>
          </table:table-cell>
          <table:table-cell table:formula="of:=SIN(RADIANS([.P$1]*[.$A171]*360/256))" office:value-type="float" office:value="-0.575808191417848">
            <text:p>-0.5758081914</text:p>
          </table:table-cell>
          <table:table-cell table:formula="of:=SIN(RADIANS([.Q$1]*[.$A171]*360/256))" office:value-type="float" office:value="-0.382683432365089">
            <text:p>-0.3826834324</text:p>
          </table:table-cell>
          <table:table-cell table:formula="of:= [.B171]/1+ [.C171]/2+ [.D171]/3+ [.E171]/4+ [.F171]/5+ [.G171]/6+ [.H171]/7+ [.I171]/8+ [.J171]/9+ [.K171]/10+ [.L171]/11+ [.M171]/12+ [.N171]/13+ [.O171]/14+ [.P171]/15+ [.Q171]/16" office:value-type="float" office:value="-0.530469983724513">
            <text:p>-0.5304699837</text:p>
          </table:table-cell>
          <table:table-cell table:formula="of:=INT(([.R171]+2)*64)" office:value-type="float" office:value="94">
            <text:p>94</text:p>
          </table:table-cell>
          <table:table-cell/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SIN(RADIANS([.$A172]*360/256))" office:value-type="float" office:value="-0.857728610000272">
            <text:p>-0.85772861</text:p>
          </table:table-cell>
          <table:table-cell table:formula="of:=SIN(RADIANS([.C$1]*[.$A172]*360/256))" office:value-type="float" office:value="0.881921264348355">
            <text:p>0.8819212643</text:p>
          </table:table-cell>
          <table:table-cell table:formula="of:=SIN(RADIANS([.D$1]*[.$A172]*360/256))" office:value-type="float" office:value="-0.0490676743274183">
            <text:p>-0.0490676743</text:p>
          </table:table-cell>
          <table:table-cell table:formula="of:=SIN(RADIANS([.E$1]*[.$A172]*360/256))" office:value-type="float" office:value="-0.831469612302545">
            <text:p>-0.8314696123</text:p>
          </table:table-cell>
          <table:table-cell table:formula="of:=SIN(RADIANS([.F$1]*[.$A172]*360/256))" office:value-type="float" office:value="0.903989293123443">
            <text:p>0.9039892931</text:p>
          </table:table-cell>
          <table:table-cell table:formula="of:=SIN(RADIANS([.G$1]*[.$A172]*360/256))" office:value-type="float" office:value="-0.0980171403295612">
            <text:p>-0.0980171403</text:p>
          </table:table-cell>
          <table:table-cell table:formula="of:=SIN(RADIANS([.H$1]*[.$A172]*360/256))" office:value-type="float" office:value="-0.803207531480645">
            <text:p>-0.8032075315</text:p>
          </table:table-cell>
          <table:table-cell table:formula="of:=SIN(RADIANS([.I$1]*[.$A172]*360/256))" office:value-type="float" office:value="0.923879532511287">
            <text:p>0.9238795325</text:p>
          </table:table-cell>
          <table:table-cell table:formula="of:=SIN(RADIANS([.J$1]*[.$A172]*360/256))" office:value-type="float" office:value="-0.146730474455364">
            <text:p>-0.1467304745</text:p>
          </table:table-cell>
          <table:table-cell table:formula="of:=SIN(RADIANS([.K$1]*[.$A172]*360/256))" office:value-type="float" office:value="-0.773010453362739">
            <text:p>-0.7730104534</text:p>
          </table:table-cell>
          <table:table-cell table:formula="of:=SIN(RADIANS([.L$1]*[.$A172]*360/256))" office:value-type="float" office:value="0.941544065183021">
            <text:p>0.9415440652</text:p>
          </table:table-cell>
          <table:table-cell table:formula="of:=SIN(RADIANS([.M$1]*[.$A172]*360/256))" office:value-type="float" office:value="-0.19509032201613">
            <text:p>-0.195090322</text:p>
          </table:table-cell>
          <table:table-cell table:formula="of:=SIN(RADIANS([.N$1]*[.$A172]*360/256))" office:value-type="float" office:value="-0.740951125354957">
            <text:p>-0.7409511254</text:p>
          </table:table-cell>
          <table:table-cell table:formula="of:=SIN(RADIANS([.O$1]*[.$A172]*360/256))" office:value-type="float" office:value="0.956940335732208">
            <text:p>0.9569403357</text:p>
          </table:table-cell>
          <table:table-cell table:formula="of:=SIN(RADIANS([.P$1]*[.$A172]*360/256))" office:value-type="float" office:value="-0.242980179903264">
            <text:p>-0.2429801799</text:p>
          </table:table-cell>
          <table:table-cell table:formula="of:=SIN(RADIANS([.Q$1]*[.$A172]*360/256))" office:value-type="float" office:value="-0.707106781186546">
            <text:p>-0.7071067812</text:p>
          </table:table-cell>
          <table:table-cell table:formula="of:= [.B172]/1+ [.C172]/2+ [.D172]/3+ [.E172]/4+ [.F172]/5+ [.G172]/6+ [.H172]/7+ [.I172]/8+ [.J172]/9+ [.K172]/10+ [.L172]/11+ [.M172]/12+ [.N172]/13+ [.O172]/14+ [.P172]/15+ [.Q172]/16" office:value-type="float" office:value="-0.549091850256671">
            <text:p>-0.5490918503</text:p>
          </table:table-cell>
          <table:table-cell table:formula="of:=INT(([.R172]+2)*64)" office:value-type="float" office:value="92">
            <text:p>92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SIN(RADIANS([.$A173]*360/256))" office:value-type="float" office:value="-0.870086991108711">
            <text:p>-0.8700869911</text:p>
          </table:table-cell>
          <table:table-cell table:formula="of:=SIN(RADIANS([.C$1]*[.$A173]*360/256))" office:value-type="float" office:value="0.857728610000272">
            <text:p>0.85772861</text:p>
          </table:table-cell>
          <table:table-cell table:formula="of:=SIN(RADIANS([.D$1]*[.$A173]*360/256))" office:value-type="float" office:value="0.0245412285229126">
            <text:p>0.0245412285</text:p>
          </table:table-cell>
          <table:table-cell table:formula="of:=SIN(RADIANS([.E$1]*[.$A173]*360/256))" office:value-type="float" office:value="-0.881921264348355">
            <text:p>-0.8819212643</text:p>
          </table:table-cell>
          <table:table-cell table:formula="of:=SIN(RADIANS([.F$1]*[.$A173]*360/256))" office:value-type="float" office:value="0.844853565249707">
            <text:p>0.8448535652</text:p>
          </table:table-cell>
          <table:table-cell table:formula="of:=SIN(RADIANS([.G$1]*[.$A173]*360/256))" office:value-type="float" office:value="0.0490676743274186">
            <text:p>0.0490676743</text:p>
          </table:table-cell>
          <table:table-cell table:formula="of:=SIN(RADIANS([.H$1]*[.$A173]*360/256))" office:value-type="float" office:value="-0.893224301195514">
            <text:p>-0.8932243012</text:p>
          </table:table-cell>
          <table:table-cell table:formula="of:=SIN(RADIANS([.I$1]*[.$A173]*360/256))" office:value-type="float" office:value="0.831469612302546">
            <text:p>0.8314696123</text:p>
          </table:table-cell>
          <table:table-cell table:formula="of:=SIN(RADIANS([.J$1]*[.$A173]*360/256))" office:value-type="float" office:value="0.0735645635996666">
            <text:p>0.0735645636</text:p>
          </table:table-cell>
          <table:table-cell table:formula="of:=SIN(RADIANS([.K$1]*[.$A173]*360/256))" office:value-type="float" office:value="-0.903989293123443">
            <text:p>-0.9039892931</text:p>
          </table:table-cell>
          <table:table-cell table:formula="of:=SIN(RADIANS([.L$1]*[.$A173]*360/256))" office:value-type="float" office:value="0.817584813151583">
            <text:p>0.8175848132</text:p>
          </table:table-cell>
          <table:table-cell table:formula="of:=SIN(RADIANS([.M$1]*[.$A173]*360/256))" office:value-type="float" office:value="0.0980171403295619">
            <text:p>0.0980171403</text:p>
          </table:table-cell>
          <table:table-cell table:formula="of:=SIN(RADIANS([.N$1]*[.$A173]*360/256))" office:value-type="float" office:value="-0.914209755703531">
            <text:p>-0.9142097557</text:p>
          </table:table-cell>
          <table:table-cell table:formula="of:=SIN(RADIANS([.O$1]*[.$A173]*360/256))" office:value-type="float" office:value="0.803207531480648">
            <text:p>0.8032075315</text:p>
          </table:table-cell>
          <table:table-cell table:formula="of:=SIN(RADIANS([.P$1]*[.$A173]*360/256))" office:value-type="float" office:value="0.122410675199212">
            <text:p>0.1224106752</text:p>
          </table:table-cell>
          <table:table-cell table:formula="of:=SIN(RADIANS([.Q$1]*[.$A173]*360/256))" office:value-type="float" office:value="-0.923879532511286">
            <text:p>-0.9238795325</text:p>
          </table:table-cell>
          <table:table-cell table:formula="of:= [.B173]/1+ [.C173]/2+ [.D173]/3+ [.E173]/4+ [.F173]/5+ [.G173]/6+ [.H173]/7+ [.I173]/8+ [.J173]/9+ [.K173]/10+ [.L173]/11+ [.M173]/12+ [.N173]/13+ [.O173]/14+ [.P173]/15+ [.Q173]/16" office:value-type="float" office:value="-0.562308425688104">
            <text:p>-0.5623084257</text:p>
          </table:table-cell>
          <table:table-cell table:formula="of:=INT(([.R173]+2)*64)" office:value-type="float" office:value="92">
            <text:p>92</text:p>
          </table:table-cell>
          <table:table-cell/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SIN(RADIANS([.$A174]*360/256))" office:value-type="float" office:value="-0.881921264348355">
            <text:p>-0.8819212643</text:p>
          </table:table-cell>
          <table:table-cell table:formula="of:=SIN(RADIANS([.C$1]*[.$A174]*360/256))" office:value-type="float" office:value="0.831469612302545">
            <text:p>0.8314696123</text:p>
          </table:table-cell>
          <table:table-cell table:formula="of:=SIN(RADIANS([.D$1]*[.$A174]*360/256))" office:value-type="float" office:value="0.0980171403295598">
            <text:p>0.0980171403</text:p>
          </table:table-cell>
          <table:table-cell table:formula="of:=SIN(RADIANS([.E$1]*[.$A174]*360/256))" office:value-type="float" office:value="-0.923879532511286">
            <text:p>-0.9238795325</text:p>
          </table:table-cell>
          <table:table-cell table:formula="of:=SIN(RADIANS([.F$1]*[.$A174]*360/256))" office:value-type="float" office:value="0.773010453362738">
            <text:p>0.7730104534</text:p>
          </table:table-cell>
          <table:table-cell table:formula="of:=SIN(RADIANS([.G$1]*[.$A174]*360/256))" office:value-type="float" office:value="0.195090322016127">
            <text:p>0.195090322</text:p>
          </table:table-cell>
          <table:table-cell table:formula="of:=SIN(RADIANS([.H$1]*[.$A174]*360/256))" office:value-type="float" office:value="-0.956940335732208">
            <text:p>-0.9569403357</text:p>
          </table:table-cell>
          <table:table-cell table:formula="of:=SIN(RADIANS([.I$1]*[.$A174]*360/256))" office:value-type="float" office:value="0.707106781186549">
            <text:p>0.7071067812</text:p>
          </table:table-cell>
          <table:table-cell table:formula="of:=SIN(RADIANS([.J$1]*[.$A174]*360/256))" office:value-type="float" office:value="0.290284677254463">
            <text:p>0.2902846773</text:p>
          </table:table-cell>
          <table:table-cell table:formula="of:=SIN(RADIANS([.K$1]*[.$A174]*360/256))" office:value-type="float" office:value="-0.98078528040323">
            <text:p>-0.9807852804</text:p>
          </table:table-cell>
          <table:table-cell table:formula="of:=SIN(RADIANS([.L$1]*[.$A174]*360/256))" office:value-type="float" office:value="0.634393284163645">
            <text:p>0.6343932842</text:p>
          </table:table-cell>
          <table:table-cell table:formula="of:=SIN(RADIANS([.M$1]*[.$A174]*360/256))" office:value-type="float" office:value="0.382683432365087">
            <text:p>0.3826834324</text:p>
          </table:table-cell>
          <table:table-cell table:formula="of:=SIN(RADIANS([.N$1]*[.$A174]*360/256))" office:value-type="float" office:value="-0.995184726672197">
            <text:p>-0.9951847267</text:p>
          </table:table-cell>
          <table:table-cell table:formula="of:=SIN(RADIANS([.O$1]*[.$A174]*360/256))" office:value-type="float" office:value="0.555570233019605">
            <text:p>0.555570233</text:p>
          </table:table-cell>
          <table:table-cell table:formula="of:=SIN(RADIANS([.P$1]*[.$A174]*360/256))" office:value-type="float" office:value="0.471396736825997">
            <text:p>0.4713967368</text:p>
          </table:table-cell>
          <table:table-cell table:formula="of:=SIN(RADIANS([.Q$1]*[.$A174]*360/256))" office:value-type="float" office:value="-1">
            <text:p>-1</text:p>
          </table:table-cell>
          <table:table-cell table:formula="of:= [.B174]/1+ [.C174]/2+ [.D174]/3+ [.E174]/4+ [.F174]/5+ [.G174]/6+ [.H174]/7+ [.I174]/8+ [.J174]/9+ [.K174]/10+ [.L174]/11+ [.M174]/12+ [.N174]/13+ [.O174]/14+ [.P174]/15+ [.Q174]/16" office:value-type="float" office:value="-0.569889137799679">
            <text:p>-0.5698891378</text:p>
          </table:table-cell>
          <table:table-cell table:formula="of:=INT(([.R174]+2)*64)" office:value-type="float" office:value="91">
            <text:p>91</text:p>
          </table:table-cell>
          <table:table-cell/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SIN(RADIANS([.$A175]*360/256))" office:value-type="float" office:value="-0.893224301195515">
            <text:p>-0.8932243012</text:p>
          </table:table-cell>
          <table:table-cell table:formula="of:=SIN(RADIANS([.C$1]*[.$A175]*360/256))" office:value-type="float" office:value="0.803207531480645">
            <text:p>0.8032075315</text:p>
          </table:table-cell>
          <table:table-cell table:formula="of:=SIN(RADIANS([.D$1]*[.$A175]*360/256))" office:value-type="float" office:value="0.170961888760301">
            <text:p>0.1709618888</text:p>
          </table:table-cell>
          <table:table-cell table:formula="of:=SIN(RADIANS([.E$1]*[.$A175]*360/256))" office:value-type="float" office:value="-0.956940335732208">
            <text:p>-0.9569403357</text:p>
          </table:table-cell>
          <table:table-cell table:formula="of:=SIN(RADIANS([.F$1]*[.$A175]*360/256))" office:value-type="float" office:value="0.689540544737066">
            <text:p>0.6895405447</text:p>
          </table:table-cell>
          <table:table-cell table:formula="of:=SIN(RADIANS([.G$1]*[.$A175]*360/256))" office:value-type="float" office:value="0.33688985339222">
            <text:p>0.3368898534</text:p>
          </table:table-cell>
          <table:table-cell table:formula="of:=SIN(RADIANS([.H$1]*[.$A175]*360/256))" office:value-type="float" office:value="-0.99247953459871">
            <text:p>-0.9924795346</text:p>
          </table:table-cell>
          <table:table-cell table:formula="of:=SIN(RADIANS([.I$1]*[.$A175]*360/256))" office:value-type="float" office:value="0.555570233019605">
            <text:p>0.555570233</text:p>
          </table:table-cell>
          <table:table-cell table:formula="of:=SIN(RADIANS([.J$1]*[.$A175]*360/256))" office:value-type="float" office:value="0.49289819222978">
            <text:p>0.4928981922</text:p>
          </table:table-cell>
          <table:table-cell table:formula="of:=SIN(RADIANS([.K$1]*[.$A175]*360/256))" office:value-type="float" office:value="-0.998795456205172">
            <text:p>-0.9987954562</text:p>
          </table:table-cell>
          <table:table-cell table:formula="of:=SIN(RADIANS([.L$1]*[.$A175]*360/256))" office:value-type="float" office:value="0.405241314004989">
            <text:p>0.405241314</text:p>
          </table:table-cell>
          <table:table-cell table:formula="of:=SIN(RADIANS([.M$1]*[.$A175]*360/256))" office:value-type="float" office:value="0.634393284163645">
            <text:p>0.6343932842</text:p>
          </table:table-cell>
          <table:table-cell table:formula="of:=SIN(RADIANS([.N$1]*[.$A175]*360/256))" office:value-type="float" office:value="-0.975702130038529">
            <text:p>-0.97570213</text:p>
          </table:table-cell>
          <table:table-cell table:formula="of:=SIN(RADIANS([.O$1]*[.$A175]*360/256))" office:value-type="float" office:value="0.242980179903267">
            <text:p>0.2429801799</text:p>
          </table:table-cell>
          <table:table-cell table:formula="of:=SIN(RADIANS([.P$1]*[.$A175]*360/256))" office:value-type="float" office:value="0.757208846506482">
            <text:p>0.7572088465</text:p>
          </table:table-cell>
          <table:table-cell table:formula="of:=SIN(RADIANS([.Q$1]*[.$A175]*360/256))" office:value-type="float" office:value="-0.923879532511289">
            <text:p>-0.9238795325</text:p>
          </table:table-cell>
          <table:table-cell table:formula="of:= [.B175]/1+ [.C175]/2+ [.D175]/3+ [.E175]/4+ [.F175]/5+ [.G175]/6+ [.H175]/7+ [.I175]/8+ [.J175]/9+ [.K175]/10+ [.L175]/11+ [.M175]/12+ [.N175]/13+ [.O175]/14+ [.P175]/15+ [.Q175]/16" office:value-type="float" office:value="-0.572515434048648">
            <text:p>-0.572515434</text:p>
          </table:table-cell>
          <table:table-cell table:formula="of:=INT(([.R175]+2)*64)" office:value-type="float" office:value="91">
            <text:p>91</text:p>
          </table:table-cell>
          <table:table-cell/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SIN(RADIANS([.$A176]*360/256))" office:value-type="float" office:value="-0.903989293123443">
            <text:p>-0.9039892931</text:p>
          </table:table-cell>
          <table:table-cell table:formula="of:=SIN(RADIANS([.C$1]*[.$A176]*360/256))" office:value-type="float" office:value="0.773010453362738">
            <text:p>0.7730104534</text:p>
          </table:table-cell>
          <table:table-cell table:formula="of:=SIN(RADIANS([.D$1]*[.$A176]*360/256))" office:value-type="float" office:value="0.242980179903264">
            <text:p>0.2429801799</text:p>
          </table:table-cell>
          <table:table-cell table:formula="of:=SIN(RADIANS([.E$1]*[.$A176]*360/256))" office:value-type="float" office:value="-0.98078528040323">
            <text:p>-0.9807852804</text:p>
          </table:table-cell>
          <table:table-cell table:formula="of:=SIN(RADIANS([.F$1]*[.$A176]*360/256))" office:value-type="float" office:value="0.595699304492434">
            <text:p>0.5956993045</text:p>
          </table:table-cell>
          <table:table-cell table:formula="of:=SIN(RADIANS([.G$1]*[.$A176]*360/256))" office:value-type="float" office:value="0.471396736825998">
            <text:p>0.4713967368</text:p>
          </table:table-cell>
          <table:table-cell table:formula="of:=SIN(RADIANS([.H$1]*[.$A176]*360/256))" office:value-type="float" office:value="-0.998795456205172">
            <text:p>-0.9987954562</text:p>
          </table:table-cell>
          <table:table-cell table:formula="of:=SIN(RADIANS([.I$1]*[.$A176]*360/256))" office:value-type="float" office:value="0.382683432365093">
            <text:p>0.3826834324</text:p>
          </table:table-cell>
          <table:table-cell table:formula="of:=SIN(RADIANS([.J$1]*[.$A176]*360/256))" office:value-type="float" office:value="0.671558954847017">
            <text:p>0.6715589548</text:p>
          </table:table-cell>
          <table:table-cell table:formula="of:=SIN(RADIANS([.K$1]*[.$A176]*360/256))" office:value-type="float" office:value="-0.956940335732209">
            <text:p>-0.9569403357</text:p>
          </table:table-cell>
          <table:table-cell table:formula="of:=SIN(RADIANS([.L$1]*[.$A176]*360/256))" office:value-type="float" office:value="0.146730474455361">
            <text:p>0.1467304745</text:p>
          </table:table-cell>
          <table:table-cell table:formula="of:=SIN(RADIANS([.M$1]*[.$A176]*360/256))" office:value-type="float" office:value="0.831469612302546">
            <text:p>0.8314696123</text:p>
          </table:table-cell>
          <table:table-cell table:formula="of:=SIN(RADIANS([.N$1]*[.$A176]*360/256))" office:value-type="float" office:value="-0.857728610000274">
            <text:p>-0.85772861</text:p>
          </table:table-cell>
          <table:table-cell table:formula="of:=SIN(RADIANS([.O$1]*[.$A176]*360/256))" office:value-type="float" office:value="-0.098017140329558">
            <text:p>-0.0980171403</text:p>
          </table:table-cell>
          <table:table-cell table:formula="of:=SIN(RADIANS([.P$1]*[.$A176]*360/256))" office:value-type="float" office:value="0.94154406518302">
            <text:p>0.9415440652</text:p>
          </table:table-cell>
          <table:table-cell table:formula="of:=SIN(RADIANS([.Q$1]*[.$A176]*360/256))" office:value-type="float" office:value="-0.707106781186553">
            <text:p>-0.7071067812</text:p>
          </table:table-cell>
          <table:table-cell table:formula="of:= [.B176]/1+ [.C176]/2+ [.D176]/3+ [.E176]/4+ [.F176]/5+ [.G176]/6+ [.H176]/7+ [.I176]/8+ [.J176]/9+ [.K176]/10+ [.L176]/11+ [.M176]/12+ [.N176]/13+ [.O176]/14+ [.P176]/15+ [.Q176]/16" office:value-type="float" office:value="-0.571683666823169">
            <text:p>-0.5716836668</text:p>
          </table:table-cell>
          <table:table-cell table:formula="of:=INT(([.R176]+2)*64)" office:value-type="float" office:value="91">
            <text:p>91</text:p>
          </table:table-cell>
          <table:table-cell/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SIN(RADIANS([.$A177]*360/256))" office:value-type="float" office:value="-0.914209755703531">
            <text:p>-0.9142097557</text:p>
          </table:table-cell>
          <table:table-cell table:formula="of:=SIN(RADIANS([.C$1]*[.$A177]*360/256))" office:value-type="float" office:value="0.740951125354959">
            <text:p>0.7409511254</text:p>
          </table:table-cell>
          <table:table-cell table:formula="of:=SIN(RADIANS([.D$1]*[.$A177]*360/256))" office:value-type="float" office:value="0.313681740398891">
            <text:p>0.3136817404</text:p>
          </table:table-cell>
          <table:table-cell table:formula="of:=SIN(RADIANS([.E$1]*[.$A177]*360/256))" office:value-type="float" office:value="-0.995184726672197">
            <text:p>-0.9951847267</text:p>
          </table:table-cell>
          <table:table-cell table:formula="of:=SIN(RADIANS([.F$1]*[.$A177]*360/256))" office:value-type="float" office:value="0.492898192229786">
            <text:p>0.4928981922</text:p>
          </table:table-cell>
          <table:table-cell table:formula="of:=SIN(RADIANS([.G$1]*[.$A177]*360/256))" office:value-type="float" office:value="0.595699304492432">
            <text:p>0.5956993045</text:p>
          </table:table-cell>
          <table:table-cell table:formula="of:=SIN(RADIANS([.H$1]*[.$A177]*360/256))" office:value-type="float" office:value="-0.975702130038529">
            <text:p>-0.97570213</text:p>
          </table:table-cell>
          <table:table-cell table:formula="of:=SIN(RADIANS([.I$1]*[.$A177]*360/256))" office:value-type="float" office:value="0.195090322016125">
            <text:p>0.195090322</text:p>
          </table:table-cell>
          <table:table-cell table:formula="of:=SIN(RADIANS([.J$1]*[.$A177]*360/256))" office:value-type="float" office:value="0.817584813151584">
            <text:p>0.8175848132</text:p>
          </table:table-cell>
          <table:table-cell table:formula="of:=SIN(RADIANS([.K$1]*[.$A177]*360/256))" office:value-type="float" office:value="-0.857728610000274">
            <text:p>-0.85772861</text:p>
          </table:table-cell>
          <table:table-cell table:formula="of:=SIN(RADIANS([.L$1]*[.$A177]*360/256))" office:value-type="float" office:value="-0.122410675199217">
            <text:p>-0.1224106752</text:p>
          </table:table-cell>
          <table:table-cell table:formula="of:=SIN(RADIANS([.M$1]*[.$A177]*360/256))" office:value-type="float" office:value="0.956940335732208">
            <text:p>0.9569403357</text:p>
          </table:table-cell>
          <table:table-cell table:formula="of:=SIN(RADIANS([.N$1]*[.$A177]*360/256))" office:value-type="float" office:value="-0.653172842953776">
            <text:p>-0.653172843</text:p>
          </table:table-cell>
          <table:table-cell table:formula="of:=SIN(RADIANS([.O$1]*[.$A177]*360/256))" office:value-type="float" office:value="-0.42755509343028">
            <text:p>-0.4275550934</text:p>
          </table:table-cell>
          <table:table-cell table:formula="of:=SIN(RADIANS([.P$1]*[.$A177]*360/256))" office:value-type="float" office:value="0.999698818696204">
            <text:p>0.9996988187</text:p>
          </table:table-cell>
          <table:table-cell table:formula="of:=SIN(RADIANS([.Q$1]*[.$A177]*360/256))" office:value-type="float" office:value="-0.382683432365084">
            <text:p>-0.3826834324</text:p>
          </table:table-cell>
          <table:table-cell table:formula="of:= [.B177]/1+ [.C177]/2+ [.D177]/3+ [.E177]/4+ [.F177]/5+ [.G177]/6+ [.H177]/7+ [.I177]/8+ [.J177]/9+ [.K177]/10+ [.L177]/11+ [.M177]/12+ [.N177]/13+ [.O177]/14+ [.P177]/15+ [.Q177]/16" office:value-type="float" office:value="-0.569474827213191">
            <text:p>-0.5694748272</text:p>
          </table:table-cell>
          <table:table-cell table:formula="of:=INT(([.R177]+2)*64)" office:value-type="float" office:value="91">
            <text:p>91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SIN(RADIANS([.$A178]*360/256))" office:value-type="float" office:value="-0.923879532511287">
            <text:p>-0.9238795325</text:p>
          </table:table-cell>
          <table:table-cell table:formula="of:=SIN(RADIANS([.C$1]*[.$A178]*360/256))" office:value-type="float" office:value="0.707106781186547">
            <text:p>0.7071067812</text:p>
          </table:table-cell>
          <table:table-cell table:formula="of:=SIN(RADIANS([.D$1]*[.$A178]*360/256))" office:value-type="float" office:value="0.38268343236509">
            <text:p>0.3826834324</text:p>
          </table:table-cell>
          <table:table-cell table:formula="of:=SIN(RADIANS([.E$1]*[.$A178]*360/256))" office:value-type="float" office:value="-1">
            <text:p>-1</text:p>
          </table:table-cell>
          <table:table-cell table:formula="of:=SIN(RADIANS([.F$1]*[.$A178]*360/256))" office:value-type="float" office:value="0.382683432365089">
            <text:p>0.3826834324</text:p>
          </table:table-cell>
          <table:table-cell table:formula="of:=SIN(RADIANS([.G$1]*[.$A178]*360/256))" office:value-type="float" office:value="0.707106781186547">
            <text:p>0.7071067812</text:p>
          </table:table-cell>
          <table:table-cell table:formula="of:=SIN(RADIANS([.H$1]*[.$A178]*360/256))" office:value-type="float" office:value="-0.923879532511287">
            <text:p>-0.9238795325</text:p>
          </table:table-cell>
          <table:table-cell table:formula="of:=SIN(RADIANS([.I$1]*[.$A178]*360/256))" office:value-type="float" office:value="-2.20560219973841E-015">
            <text:p>-2.20560219973841E-015</text:p>
          </table:table-cell>
          <table:table-cell table:formula="of:=SIN(RADIANS([.J$1]*[.$A178]*360/256))" office:value-type="float" office:value="0.923879532511287">
            <text:p>0.9238795325</text:p>
          </table:table-cell>
          <table:table-cell table:formula="of:=SIN(RADIANS([.K$1]*[.$A178]*360/256))" office:value-type="float" office:value="-0.707106781186547">
            <text:p>-0.7071067812</text:p>
          </table:table-cell>
          <table:table-cell table:formula="of:=SIN(RADIANS([.L$1]*[.$A178]*360/256))" office:value-type="float" office:value="-0.38268343236509">
            <text:p>-0.3826834324</text:p>
          </table:table-cell>
          <table:table-cell table:formula="of:=SIN(RADIANS([.M$1]*[.$A178]*360/256))" office:value-type="float" office:value="1">
            <text:p>1</text:p>
          </table:table-cell>
          <table:table-cell table:formula="of:=SIN(RADIANS([.N$1]*[.$A178]*360/256))" office:value-type="float" office:value="-0.382683432365091">
            <text:p>-0.3826834324</text:p>
          </table:table-cell>
          <table:table-cell table:formula="of:=SIN(RADIANS([.O$1]*[.$A178]*360/256))" office:value-type="float" office:value="-0.707106781186546">
            <text:p>-0.7071067812</text:p>
          </table:table-cell>
          <table:table-cell table:formula="of:=SIN(RADIANS([.P$1]*[.$A178]*360/256))" office:value-type="float" office:value="0.923879532511285">
            <text:p>0.9238795325</text:p>
          </table:table-cell>
          <table:table-cell table:formula="of:=SIN(RADIANS([.Q$1]*[.$A178]*360/256))" office:value-type="float" office:value="4.41120439947682E-015">
            <text:p>4.41120439947682E-015</text:p>
          </table:table-cell>
          <table:table-cell table:formula="of:= [.B178]/1+ [.C178]/2+ [.D178]/3+ [.E178]/4+ [.F178]/5+ [.G178]/6+ [.H178]/7+ [.I178]/8+ [.J178]/9+ [.K178]/10+ [.L178]/11+ [.M178]/12+ [.N178]/13+ [.O178]/14+ [.P178]/15+ [.Q178]/16" office:value-type="float" office:value="-0.568226283320287">
            <text:p>-0.5682262833</text:p>
          </table:table-cell>
          <table:table-cell table:formula="of:=INT(([.R178]+2)*64)" office:value-type="float" office:value="91">
            <text:p>91</text:p>
          </table:table-cell>
          <table:table-cell/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SIN(RADIANS([.$A179]*360/256))" office:value-type="float" office:value="-0.932992798834739">
            <text:p>-0.9329927988</text:p>
          </table:table-cell>
          <table:table-cell table:formula="of:=SIN(RADIANS([.C$1]*[.$A179]*360/256))" office:value-type="float" office:value="0.671558954847018">
            <text:p>0.6715589548</text:p>
          </table:table-cell>
          <table:table-cell table:formula="of:=SIN(RADIANS([.D$1]*[.$A179]*360/256))" office:value-type="float" office:value="0.449611329654607">
            <text:p>0.4496113297</text:p>
          </table:table-cell>
          <table:table-cell table:formula="of:=SIN(RADIANS([.E$1]*[.$A179]*360/256))" office:value-type="float" office:value="-0.995184726672197">
            <text:p>-0.9951847267</text:p>
          </table:table-cell>
          <table:table-cell table:formula="of:=SIN(RADIANS([.F$1]*[.$A179]*360/256))" office:value-type="float" office:value="0.266712757474899">
            <text:p>0.2667127575</text:p>
          </table:table-cell>
          <table:table-cell table:formula="of:=SIN(RADIANS([.G$1]*[.$A179]*360/256))" office:value-type="float" office:value="0.803207531480646">
            <text:p>0.8032075315</text:p>
          </table:table-cell>
          <table:table-cell table:formula="of:=SIN(RADIANS([.H$1]*[.$A179]*360/256))" office:value-type="float" office:value="-0.844853565249707">
            <text:p>-0.8448535652</text:p>
          </table:table-cell>
          <table:table-cell table:formula="of:=SIN(RADIANS([.I$1]*[.$A179]*360/256))" office:value-type="float" office:value="-0.19509032201613">
            <text:p>-0.195090322</text:p>
          </table:table-cell>
          <table:table-cell table:formula="of:=SIN(RADIANS([.J$1]*[.$A179]*360/256))" office:value-type="float" office:value="0.985277642388941">
            <text:p>0.9852776424</text:p>
          </table:table-cell>
          <table:table-cell table:formula="of:=SIN(RADIANS([.K$1]*[.$A179]*360/256))" office:value-type="float" office:value="-0.514102744193223">
            <text:p>-0.5141027442</text:p>
          </table:table-cell>
          <table:table-cell table:formula="of:=SIN(RADIANS([.L$1]*[.$A179]*360/256))" office:value-type="float" office:value="-0.615231590580627">
            <text:p>-0.6152315906</text:p>
          </table:table-cell>
          <table:table-cell table:formula="of:=SIN(RADIANS([.M$1]*[.$A179]*360/256))" office:value-type="float" office:value="0.956940335732208">
            <text:p>0.9569403357</text:p>
          </table:table-cell>
          <table:table-cell table:formula="of:=SIN(RADIANS([.N$1]*[.$A179]*360/256))" office:value-type="float" office:value="-0.0735645635996703">
            <text:p>-0.0735645636</text:p>
          </table:table-cell>
          <table:table-cell table:formula="of:=SIN(RADIANS([.O$1]*[.$A179]*360/256))" office:value-type="float" office:value="-0.903989293123443">
            <text:p>-0.9039892931</text:p>
          </table:table-cell>
          <table:table-cell table:formula="of:=SIN(RADIANS([.P$1]*[.$A179]*360/256))" office:value-type="float" office:value="0.724247082951466">
            <text:p>0.724247083</text:p>
          </table:table-cell>
          <table:table-cell table:formula="of:=SIN(RADIANS([.Q$1]*[.$A179]*360/256))" office:value-type="float" office:value="0.382683432365093">
            <text:p>0.3826834324</text:p>
          </table:table-cell>
          <table:table-cell table:formula="of:= [.B179]/1+ [.C179]/2+ [.D179]/3+ [.E179]/4+ [.F179]/5+ [.G179]/6+ [.H179]/7+ [.I179]/8+ [.J179]/9+ [.K179]/10+ [.L179]/11+ [.M179]/12+ [.N179]/13+ [.O179]/14+ [.P179]/15+ [.Q179]/16" office:value-type="float" office:value="-0.570156963602894">
            <text:p>-0.5701569636</text:p>
          </table:table-cell>
          <table:table-cell table:formula="of:=INT(([.R179]+2)*64)" office:value-type="float" office:value="91">
            <text:p>91</text:p>
          </table:table-cell>
          <table:table-cell/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SIN(RADIANS([.$A180]*360/256))" office:value-type="float" office:value="-0.941544065183021">
            <text:p>-0.9415440652</text:p>
          </table:table-cell>
          <table:table-cell table:formula="of:=SIN(RADIANS([.C$1]*[.$A180]*360/256))" office:value-type="float" office:value="0.634393284163645">
            <text:p>0.6343932842</text:p>
          </table:table-cell>
          <table:table-cell table:formula="of:=SIN(RADIANS([.D$1]*[.$A180]*360/256))" office:value-type="float" office:value="0.514102744193221">
            <text:p>0.5141027442</text:p>
          </table:table-cell>
          <table:table-cell table:formula="of:=SIN(RADIANS([.E$1]*[.$A180]*360/256))" office:value-type="float" office:value="-0.98078528040323">
            <text:p>-0.9807852804</text:p>
          </table:table-cell>
          <table:table-cell table:formula="of:=SIN(RADIANS([.F$1]*[.$A180]*360/256))" office:value-type="float" office:value="0.146730474455364">
            <text:p>0.1467304745</text:p>
          </table:table-cell>
          <table:table-cell table:formula="of:=SIN(RADIANS([.G$1]*[.$A180]*360/256))" office:value-type="float" office:value="0.881921264348354">
            <text:p>0.8819212643</text:p>
          </table:table-cell>
          <table:table-cell table:formula="of:=SIN(RADIANS([.H$1]*[.$A180]*360/256))" office:value-type="float" office:value="-0.740951125354959">
            <text:p>-0.7409511254</text:p>
          </table:table-cell>
          <table:table-cell table:formula="of:=SIN(RADIANS([.I$1]*[.$A180]*360/256))" office:value-type="float" office:value="-0.382683432365091">
            <text:p>-0.3826834324</text:p>
          </table:table-cell>
          <table:table-cell table:formula="of:=SIN(RADIANS([.J$1]*[.$A180]*360/256))" office:value-type="float" office:value="0.998795456205172">
            <text:p>0.9987954562</text:p>
          </table:table-cell>
          <table:table-cell table:formula="of:=SIN(RADIANS([.K$1]*[.$A180]*360/256))" office:value-type="float" office:value="-0.290284677254466">
            <text:p>-0.2902846773</text:p>
          </table:table-cell>
          <table:table-cell table:formula="of:=SIN(RADIANS([.L$1]*[.$A180]*360/256))" office:value-type="float" office:value="-0.803207531480645">
            <text:p>-0.8032075315</text:p>
          </table:table-cell>
          <table:table-cell table:formula="of:=SIN(RADIANS([.M$1]*[.$A180]*360/256))" office:value-type="float" office:value="0.831469612302546">
            <text:p>0.8314696123</text:p>
          </table:table-cell>
          <table:table-cell table:formula="of:=SIN(RADIANS([.N$1]*[.$A180]*360/256))" office:value-type="float" office:value="0.242980179903266">
            <text:p>0.2429801799</text:p>
          </table:table-cell>
          <table:table-cell table:formula="of:=SIN(RADIANS([.O$1]*[.$A180]*360/256))" office:value-type="float" office:value="-0.995184726672197">
            <text:p>-0.9951847267</text:p>
          </table:table-cell>
          <table:table-cell table:formula="of:=SIN(RADIANS([.P$1]*[.$A180]*360/256))" office:value-type="float" office:value="0.427555093430285">
            <text:p>0.4275550934</text:p>
          </table:table-cell>
          <table:table-cell table:formula="of:=SIN(RADIANS([.Q$1]*[.$A180]*360/256))" office:value-type="float" office:value="0.707106781186549">
            <text:p>0.7071067812</text:p>
          </table:table-cell>
          <table:table-cell table:formula="of:= [.B180]/1+ [.C180]/2+ [.D180]/3+ [.E180]/4+ [.F180]/5+ [.G180]/6+ [.H180]/7+ [.I180]/8+ [.J180]/9+ [.K180]/10+ [.L180]/11+ [.M180]/12+ [.N180]/13+ [.O180]/14+ [.P180]/15+ [.Q180]/16" office:value-type="float" office:value="-0.577005699830621">
            <text:p>-0.5770056998</text:p>
          </table:table-cell>
          <table:table-cell table:formula="of:=INT(([.R180]+2)*64)" office:value-type="float" office:value="91">
            <text:p>91</text:p>
          </table:table-cell>
          <table:table-cell/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SIN(RADIANS([.$A181]*360/256))" office:value-type="float" office:value="-0.949528180593037">
            <text:p>-0.9495281806</text:p>
          </table:table-cell>
          <table:table-cell table:formula="of:=SIN(RADIANS([.C$1]*[.$A181]*360/256))" office:value-type="float" office:value="0.595699304492433">
            <text:p>0.5956993045</text:p>
          </table:table-cell>
          <table:table-cell table:formula="of:=SIN(RADIANS([.D$1]*[.$A181]*360/256))" office:value-type="float" office:value="0.575808191417845">
            <text:p>0.5758081914</text:p>
          </table:table-cell>
          <table:table-cell table:formula="of:=SIN(RADIANS([.E$1]*[.$A181]*360/256))" office:value-type="float" office:value="-0.956940335732209">
            <text:p>-0.9569403357</text:p>
          </table:table-cell>
          <table:table-cell table:formula="of:=SIN(RADIANS([.F$1]*[.$A181]*360/256))" office:value-type="float" office:value="0.0245412285229122">
            <text:p>0.0245412285</text:p>
          </table:table-cell>
          <table:table-cell table:formula="of:=SIN(RADIANS([.G$1]*[.$A181]*360/256))" office:value-type="float" office:value="0.941544065183021">
            <text:p>0.9415440652</text:p>
          </table:table-cell>
          <table:table-cell table:formula="of:=SIN(RADIANS([.H$1]*[.$A181]*360/256))" office:value-type="float" office:value="-0.615231590580627">
            <text:p>-0.6152315906</text:p>
          </table:table-cell>
          <table:table-cell table:formula="of:=SIN(RADIANS([.I$1]*[.$A181]*360/256))" office:value-type="float" office:value="-0.555570233019602">
            <text:p>-0.555570233</text:p>
          </table:table-cell>
          <table:table-cell table:formula="of:=SIN(RADIANS([.J$1]*[.$A181]*360/256))" office:value-type="float" office:value="0.96377606579544">
            <text:p>0.9637760658</text:p>
          </table:table-cell>
          <table:table-cell table:formula="of:=SIN(RADIANS([.K$1]*[.$A181]*360/256))" office:value-type="float" office:value="-0.0490676743274178">
            <text:p>-0.0490676743</text:p>
          </table:table-cell>
          <table:table-cell table:formula="of:=SIN(RADIANS([.L$1]*[.$A181]*360/256))" office:value-type="float" office:value="-0.932992798834739">
            <text:p>-0.9329927988</text:p>
          </table:table-cell>
          <table:table-cell table:formula="of:=SIN(RADIANS([.M$1]*[.$A181]*360/256))" office:value-type="float" office:value="0.634393284163645">
            <text:p>0.6343932842</text:p>
          </table:table-cell>
          <table:table-cell table:formula="of:=SIN(RADIANS([.N$1]*[.$A181]*360/256))" office:value-type="float" office:value="0.534997619887097">
            <text:p>0.5349976199</text:p>
          </table:table-cell>
          <table:table-cell table:formula="of:=SIN(RADIANS([.O$1]*[.$A181]*360/256))" office:value-type="float" office:value="-0.970031253194544">
            <text:p>-0.9700312532</text:p>
          </table:table-cell>
          <table:table-cell table:formula="of:=SIN(RADIANS([.P$1]*[.$A181]*360/256))" office:value-type="float" office:value="0.0735645635996742">
            <text:p>0.0735645636</text:p>
          </table:table-cell>
          <table:table-cell table:formula="of:=SIN(RADIANS([.Q$1]*[.$A181]*360/256))" office:value-type="float" office:value="0.923879532511287">
            <text:p>0.9238795325</text:p>
          </table:table-cell>
          <table:table-cell table:formula="of:= [.B181]/1+ [.C181]/2+ [.D181]/3+ [.E181]/4+ [.F181]/5+ [.G181]/6+ [.H181]/7+ [.I181]/8+ [.J181]/9+ [.K181]/10+ [.L181]/11+ [.M181]/12+ [.N181]/13+ [.O181]/14+ [.P181]/15+ [.Q181]/16" office:value-type="float" office:value="-0.589741264878412">
            <text:p>-0.5897412649</text:p>
          </table:table-cell>
          <table:table-cell table:formula="of:=INT(([.R181]+2)*64)" office:value-type="float" office:value="90">
            <text:p>90</text:p>
          </table:table-cell>
          <table:table-cell/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SIN(RADIANS([.$A182]*360/256))" office:value-type="float" office:value="-0.956940335732209">
            <text:p>-0.9569403357</text:p>
          </table:table-cell>
          <table:table-cell table:formula="of:=SIN(RADIANS([.C$1]*[.$A182]*360/256))" office:value-type="float" office:value="0.555570233019602">
            <text:p>0.555570233</text:p>
          </table:table-cell>
          <table:table-cell table:formula="of:=SIN(RADIANS([.D$1]*[.$A182]*360/256))" office:value-type="float" office:value="0.634393284163645">
            <text:p>0.6343932842</text:p>
          </table:table-cell>
          <table:table-cell table:formula="of:=SIN(RADIANS([.E$1]*[.$A182]*360/256))" office:value-type="float" office:value="-0.923879532511287">
            <text:p>-0.9238795325</text:p>
          </table:table-cell>
          <table:table-cell table:formula="of:=SIN(RADIANS([.F$1]*[.$A182]*360/256))" office:value-type="float" office:value="-0.0980171403295594">
            <text:p>-0.0980171403</text:p>
          </table:table-cell>
          <table:table-cell table:formula="of:=SIN(RADIANS([.G$1]*[.$A182]*360/256))" office:value-type="float" office:value="0.98078528040323">
            <text:p>0.9807852804</text:p>
          </table:table-cell>
          <table:table-cell table:formula="of:=SIN(RADIANS([.H$1]*[.$A182]*360/256))" office:value-type="float" office:value="-0.471396736825997">
            <text:p>-0.4713967368</text:p>
          </table:table-cell>
          <table:table-cell table:formula="of:=SIN(RADIANS([.I$1]*[.$A182]*360/256))" office:value-type="float" office:value="-0.707106781186547">
            <text:p>-0.7071067812</text:p>
          </table:table-cell>
          <table:table-cell table:formula="of:=SIN(RADIANS([.J$1]*[.$A182]*360/256))" office:value-type="float" office:value="0.881921264348354">
            <text:p>0.8819212643</text:p>
          </table:table-cell>
          <table:table-cell table:formula="of:=SIN(RADIANS([.K$1]*[.$A182]*360/256))" office:value-type="float" office:value="0.195090322016126">
            <text:p>0.195090322</text:p>
          </table:table-cell>
          <table:table-cell table:formula="of:=SIN(RADIANS([.L$1]*[.$A182]*360/256))" office:value-type="float" office:value="-0.995184726672197">
            <text:p>-0.9951847267</text:p>
          </table:table-cell>
          <table:table-cell table:formula="of:=SIN(RADIANS([.M$1]*[.$A182]*360/256))" office:value-type="float" office:value="0.382683432365094">
            <text:p>0.3826834324</text:p>
          </table:table-cell>
          <table:table-cell table:formula="of:=SIN(RADIANS([.N$1]*[.$A182]*360/256))" office:value-type="float" office:value="0.773010453362736">
            <text:p>0.7730104534</text:p>
          </table:table-cell>
          <table:table-cell table:formula="of:=SIN(RADIANS([.O$1]*[.$A182]*360/256))" office:value-type="float" office:value="-0.831469612302545">
            <text:p>-0.8314696123</text:p>
          </table:table-cell>
          <table:table-cell table:formula="of:=SIN(RADIANS([.P$1]*[.$A182]*360/256))" office:value-type="float" office:value="-0.290284677254466">
            <text:p>-0.2902846773</text:p>
          </table:table-cell>
          <table:table-cell table:formula="of:=SIN(RADIANS([.Q$1]*[.$A182]*360/256))" office:value-type="float" office:value="1">
            <text:p>1</text:p>
          </table:table-cell>
          <table:table-cell table:formula="of:= [.B182]/1+ [.C182]/2+ [.D182]/3+ [.E182]/4+ [.F182]/5+ [.G182]/6+ [.H182]/7+ [.I182]/8+ [.J182]/9+ [.K182]/10+ [.L182]/11+ [.M182]/12+ [.N182]/13+ [.O182]/14+ [.P182]/15+ [.Q182]/16" office:value-type="float" office:value="-0.608392052390238">
            <text:p>-0.6083920524</text:p>
          </table:table-cell>
          <table:table-cell table:formula="of:=INT(([.R182]+2)*64)" office:value-type="float" office:value="89">
            <text:p>89</text:p>
          </table:table-cell>
          <table:table-cell/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SIN(RADIANS([.$A183]*360/256))" office:value-type="float" office:value="-0.96377606579544">
            <text:p>-0.9637760658</text:p>
          </table:table-cell>
          <table:table-cell table:formula="of:=SIN(RADIANS([.C$1]*[.$A183]*360/256))" office:value-type="float" office:value="0.514102744193222">
            <text:p>0.5141027442</text:p>
          </table:table-cell>
          <table:table-cell table:formula="of:=SIN(RADIANS([.D$1]*[.$A183]*360/256))" office:value-type="float" office:value="0.689540544737067">
            <text:p>0.6895405447</text:p>
          </table:table-cell>
          <table:table-cell table:formula="of:=SIN(RADIANS([.E$1]*[.$A183]*360/256))" office:value-type="float" office:value="-0.881921264348355">
            <text:p>-0.8819212643</text:p>
          </table:table-cell>
          <table:table-cell table:formula="of:=SIN(RADIANS([.F$1]*[.$A183]*360/256))" office:value-type="float" office:value="-0.219101240156871">
            <text:p>-0.2191012402</text:p>
          </table:table-cell>
          <table:table-cell table:formula="of:=SIN(RADIANS([.G$1]*[.$A183]*360/256))" office:value-type="float" office:value="0.998795456205172">
            <text:p>0.9987954562</text:p>
          </table:table-cell>
          <table:table-cell table:formula="of:=SIN(RADIANS([.H$1]*[.$A183]*360/256))" office:value-type="float" office:value="-0.313681740398891">
            <text:p>-0.3136817404</text:p>
          </table:table-cell>
          <table:table-cell table:formula="of:=SIN(RADIANS([.I$1]*[.$A183]*360/256))" office:value-type="float" office:value="-0.831469612302545">
            <text:p>-0.8314696123</text:p>
          </table:table-cell>
          <table:table-cell table:formula="of:=SIN(RADIANS([.J$1]*[.$A183]*360/256))" office:value-type="float" office:value="0.757208846506487">
            <text:p>0.7572088465</text:p>
          </table:table-cell>
          <table:table-cell table:formula="of:=SIN(RADIANS([.K$1]*[.$A183]*360/256))" office:value-type="float" office:value="0.427555093430284">
            <text:p>0.4275550934</text:p>
          </table:table-cell>
          <table:table-cell table:formula="of:=SIN(RADIANS([.L$1]*[.$A183]*360/256))" office:value-type="float" office:value="-0.985277642388941">
            <text:p>-0.9852776424</text:p>
          </table:table-cell>
          <table:table-cell table:formula="of:=SIN(RADIANS([.M$1]*[.$A183]*360/256))" office:value-type="float" office:value="0.0980171403295623">
            <text:p>0.0980171403</text:p>
          </table:table-cell>
          <table:table-cell table:formula="of:=SIN(RADIANS([.N$1]*[.$A183]*360/256))" office:value-type="float" office:value="0.932992798834738">
            <text:p>0.9329927988</text:p>
          </table:table-cell>
          <table:table-cell table:formula="of:=SIN(RADIANS([.O$1]*[.$A183]*360/256))" office:value-type="float" office:value="-0.595699304492432">
            <text:p>-0.5956993045</text:p>
          </table:table-cell>
          <table:table-cell table:formula="of:=SIN(RADIANS([.P$1]*[.$A183]*360/256))" office:value-type="float" office:value="-0.615231590580626">
            <text:p>-0.6152315906</text:p>
          </table:table-cell>
          <table:table-cell table:formula="of:=SIN(RADIANS([.Q$1]*[.$A183]*360/256))" office:value-type="float" office:value="0.923879532511288">
            <text:p>0.9238795325</text:p>
          </table:table-cell>
          <table:table-cell table:formula="of:= [.B183]/1+ [.C183]/2+ [.D183]/3+ [.E183]/4+ [.F183]/5+ [.G183]/6+ [.H183]/7+ [.I183]/8+ [.J183]/9+ [.K183]/10+ [.L183]/11+ [.M183]/12+ [.N183]/13+ [.O183]/14+ [.P183]/15+ [.Q183]/16" office:value-type="float" office:value="-0.632024895132907">
            <text:p>-0.6320248951</text:p>
          </table:table-cell>
          <table:table-cell table:formula="of:=INT(([.R183]+2)*64)" office:value-type="float" office:value="87">
            <text:p>87</text:p>
          </table:table-cell>
          <table:table-cell/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SIN(RADIANS([.$A184]*360/256))" office:value-type="float" office:value="-0.970031253194544">
            <text:p>-0.9700312532</text:p>
          </table:table-cell>
          <table:table-cell table:formula="of:=SIN(RADIANS([.C$1]*[.$A184]*360/256))" office:value-type="float" office:value="0.471396736825998">
            <text:p>0.4713967368</text:p>
          </table:table-cell>
          <table:table-cell table:formula="of:=SIN(RADIANS([.D$1]*[.$A184]*360/256))" office:value-type="float" office:value="0.740951125354959">
            <text:p>0.7409511254</text:p>
          </table:table-cell>
          <table:table-cell table:formula="of:=SIN(RADIANS([.E$1]*[.$A184]*360/256))" office:value-type="float" office:value="-0.831469612302546">
            <text:p>-0.8314696123</text:p>
          </table:table-cell>
          <table:table-cell table:formula="of:=SIN(RADIANS([.F$1]*[.$A184]*360/256))" office:value-type="float" office:value="-0.33688985339222">
            <text:p>-0.3368898534</text:p>
          </table:table-cell>
          <table:table-cell table:formula="of:=SIN(RADIANS([.G$1]*[.$A184]*360/256))" office:value-type="float" office:value="0.995184726672197">
            <text:p>0.9951847267</text:p>
          </table:table-cell>
          <table:table-cell table:formula="of:=SIN(RADIANS([.H$1]*[.$A184]*360/256))" office:value-type="float" office:value="-0.146730474455361">
            <text:p>-0.1467304745</text:p>
          </table:table-cell>
          <table:table-cell table:formula="of:=SIN(RADIANS([.I$1]*[.$A184]*360/256))" office:value-type="float" office:value="-0.923879532511286">
            <text:p>-0.9238795325</text:p>
          </table:table-cell>
          <table:table-cell table:formula="of:=SIN(RADIANS([.J$1]*[.$A184]*360/256))" office:value-type="float" office:value="0.595699304492434">
            <text:p>0.5956993045</text:p>
          </table:table-cell>
          <table:table-cell table:formula="of:=SIN(RADIANS([.K$1]*[.$A184]*360/256))" office:value-type="float" office:value="0.634393284163645">
            <text:p>0.6343932842</text:p>
          </table:table-cell>
          <table:table-cell table:formula="of:=SIN(RADIANS([.L$1]*[.$A184]*360/256))" office:value-type="float" office:value="-0.903989293123443">
            <text:p>-0.9039892931</text:p>
          </table:table-cell>
          <table:table-cell table:formula="of:=SIN(RADIANS([.M$1]*[.$A184]*360/256))" office:value-type="float" office:value="-0.195090322016129">
            <text:p>-0.195090322</text:p>
          </table:table-cell>
          <table:table-cell table:formula="of:=SIN(RADIANS([.N$1]*[.$A184]*360/256))" office:value-type="float" office:value="0.998795456205172">
            <text:p>0.9987954562</text:p>
          </table:table-cell>
          <table:table-cell table:formula="of:=SIN(RADIANS([.O$1]*[.$A184]*360/256))" office:value-type="float" office:value="-0.29028467725446">
            <text:p>-0.2902846773</text:p>
          </table:table-cell>
          <table:table-cell table:formula="of:=SIN(RADIANS([.P$1]*[.$A184]*360/256))" office:value-type="float" office:value="-0.85772861000027">
            <text:p>-0.85772861</text:p>
          </table:table-cell>
          <table:table-cell table:formula="of:=SIN(RADIANS([.Q$1]*[.$A184]*360/256))" office:value-type="float" office:value="0.70710678118655">
            <text:p>0.7071067812</text:p>
          </table:table-cell>
          <table:table-cell table:formula="of:= [.B184]/1+ [.C184]/2+ [.D184]/3+ [.E184]/4+ [.F184]/5+ [.G184]/6+ [.H184]/7+ [.I184]/8+ [.J184]/9+ [.K184]/10+ [.L184]/11+ [.M184]/12+ [.N184]/13+ [.O184]/14+ [.P184]/15+ [.Q184]/16" office:value-type="float" office:value="-0.658879032129054">
            <text:p>-0.6588790321</text:p>
          </table:table-cell>
          <table:table-cell table:formula="of:=INT(([.R184]+2)*64)" office:value-type="float" office:value="85">
            <text:p>85</text:p>
          </table:table-cell>
          <table:table-cell/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SIN(RADIANS([.$A185]*360/256))" office:value-type="float" office:value="-0.975702130038528">
            <text:p>-0.97570213</text:p>
          </table:table-cell>
          <table:table-cell table:formula="of:=SIN(RADIANS([.C$1]*[.$A185]*360/256))" office:value-type="float" office:value="0.427555093430283">
            <text:p>0.4275550934</text:p>
          </table:table-cell>
          <table:table-cell table:formula="of:=SIN(RADIANS([.D$1]*[.$A185]*360/256))" office:value-type="float" office:value="0.788346427626606">
            <text:p>0.7883464276</text:p>
          </table:table-cell>
          <table:table-cell table:formula="of:=SIN(RADIANS([.E$1]*[.$A185]*360/256))" office:value-type="float" office:value="-0.773010453362738">
            <text:p>-0.7730104534</text:p>
          </table:table-cell>
          <table:table-cell table:formula="of:=SIN(RADIANS([.F$1]*[.$A185]*360/256))" office:value-type="float" office:value="-0.449611329654605">
            <text:p>-0.4496113297</text:p>
          </table:table-cell>
          <table:table-cell table:formula="of:=SIN(RADIANS([.G$1]*[.$A185]*360/256))" office:value-type="float" office:value="0.970031253194544">
            <text:p>0.9700312532</text:p>
          </table:table-cell>
          <table:table-cell table:formula="of:=SIN(RADIANS([.H$1]*[.$A185]*360/256))" office:value-type="float" office:value="0.0245412285229101">
            <text:p>0.0245412285</text:p>
          </table:table-cell>
          <table:table-cell table:formula="of:=SIN(RADIANS([.I$1]*[.$A185]*360/256))" office:value-type="float" office:value="-0.98078528040323">
            <text:p>-0.9807852804</text:p>
          </table:table-cell>
          <table:table-cell table:formula="of:=SIN(RADIANS([.J$1]*[.$A185]*360/256))" office:value-type="float" office:value="0.405241314004989">
            <text:p>0.405241314</text:p>
          </table:table-cell>
          <table:table-cell table:formula="of:=SIN(RADIANS([.K$1]*[.$A185]*360/256))" office:value-type="float" office:value="0.803207531480643">
            <text:p>0.8032075315</text:p>
          </table:table-cell>
          <table:table-cell table:formula="of:=SIN(RADIANS([.L$1]*[.$A185]*360/256))" office:value-type="float" office:value="-0.757208846506484">
            <text:p>-0.7572088465</text:p>
          </table:table-cell>
          <table:table-cell table:formula="of:=SIN(RADIANS([.M$1]*[.$A185]*360/256))" office:value-type="float" office:value="-0.471396736825994">
            <text:p>-0.4713967368</text:p>
          </table:table-cell>
          <table:table-cell table:formula="of:=SIN(RADIANS([.N$1]*[.$A185]*360/256))" office:value-type="float" office:value="0.96377606579544">
            <text:p>0.9637760658</text:p>
          </table:table-cell>
          <table:table-cell table:formula="of:=SIN(RADIANS([.O$1]*[.$A185]*360/256))" office:value-type="float" office:value="0.0490676743274136">
            <text:p>0.0490676743</text:p>
          </table:table-cell>
          <table:table-cell table:formula="of:=SIN(RADIANS([.P$1]*[.$A185]*360/256))" office:value-type="float" office:value="-0.985277642388942">
            <text:p>-0.9852776424</text:p>
          </table:table-cell>
          <table:table-cell table:formula="of:=SIN(RADIANS([.Q$1]*[.$A185]*360/256))" office:value-type="float" office:value="0.382683432365094">
            <text:p>0.3826834324</text:p>
          </table:table-cell>
          <table:table-cell table:formula="of:= [.B185]/1+ [.C185]/2+ [.D185]/3+ [.E185]/4+ [.F185]/5+ [.G185]/6+ [.H185]/7+ [.I185]/8+ [.J185]/9+ [.K185]/10+ [.L185]/11+ [.M185]/12+ [.N185]/13+ [.O185]/14+ [.P185]/15+ [.Q185]/16" office:value-type="float" office:value="-0.686636385543002">
            <text:p>-0.6866363855</text:p>
          </table:table-cell>
          <table:table-cell table:formula="of:=INT(([.R185]+2)*64)" office:value-type="float" office:value="84">
            <text:p>84</text:p>
          </table:table-cell>
          <table:table-cell/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SIN(RADIANS([.$A186]*360/256))" office:value-type="float" office:value="-0.98078528040323">
            <text:p>-0.9807852804</text:p>
          </table:table-cell>
          <table:table-cell table:formula="of:=SIN(RADIANS([.C$1]*[.$A186]*360/256))" office:value-type="float" office:value="0.382683432365091">
            <text:p>0.3826834324</text:p>
          </table:table-cell>
          <table:table-cell table:formula="of:=SIN(RADIANS([.D$1]*[.$A186]*360/256))" office:value-type="float" office:value="0.831469612302545">
            <text:p>0.8314696123</text:p>
          </table:table-cell>
          <table:table-cell table:formula="of:=SIN(RADIANS([.E$1]*[.$A186]*360/256))" office:value-type="float" office:value="-0.707106781186549">
            <text:p>-0.7071067812</text:p>
          </table:table-cell>
          <table:table-cell table:formula="of:=SIN(RADIANS([.F$1]*[.$A186]*360/256))" office:value-type="float" office:value="-0.555570233019603">
            <text:p>-0.555570233</text:p>
          </table:table-cell>
          <table:table-cell table:formula="of:=SIN(RADIANS([.G$1]*[.$A186]*360/256))" office:value-type="float" office:value="0.923879532511287">
            <text:p>0.9238795325</text:p>
          </table:table-cell>
          <table:table-cell table:formula="of:=SIN(RADIANS([.H$1]*[.$A186]*360/256))" office:value-type="float" office:value="0.195090322016126">
            <text:p>0.195090322</text:p>
          </table:table-cell>
          <table:table-cell table:formula="of:=SIN(RADIANS([.I$1]*[.$A186]*360/256))" office:value-type="float" office:value="-1">
            <text:p>-1</text:p>
          </table:table-cell>
          <table:table-cell table:formula="of:=SIN(RADIANS([.J$1]*[.$A186]*360/256))" office:value-type="float" office:value="0.195090322016126">
            <text:p>0.195090322</text:p>
          </table:table-cell>
          <table:table-cell table:formula="of:=SIN(RADIANS([.K$1]*[.$A186]*360/256))" office:value-type="float" office:value="0.923879532511287">
            <text:p>0.9238795325</text:p>
          </table:table-cell>
          <table:table-cell table:formula="of:=SIN(RADIANS([.L$1]*[.$A186]*360/256))" office:value-type="float" office:value="-0.555570233019602">
            <text:p>-0.555570233</text:p>
          </table:table-cell>
          <table:table-cell table:formula="of:=SIN(RADIANS([.M$1]*[.$A186]*360/256))" office:value-type="float" office:value="-0.707106781186547">
            <text:p>-0.7071067812</text:p>
          </table:table-cell>
          <table:table-cell table:formula="of:=SIN(RADIANS([.N$1]*[.$A186]*360/256))" office:value-type="float" office:value="0.831469612302547">
            <text:p>0.8314696123</text:p>
          </table:table-cell>
          <table:table-cell table:formula="of:=SIN(RADIANS([.O$1]*[.$A186]*360/256))" office:value-type="float" office:value="0.382683432365086">
            <text:p>0.3826834324</text:p>
          </table:table-cell>
          <table:table-cell table:formula="of:=SIN(RADIANS([.P$1]*[.$A186]*360/256))" office:value-type="float" office:value="-0.98078528040323">
            <text:p>-0.9807852804</text:p>
          </table:table-cell>
          <table:table-cell table:formula="of:=SIN(RADIANS([.Q$1]*[.$A186]*360/256))" office:value-type="float" office:value="6.36940131683941E-015">
            <text:p>6.36940131683941E-015</text:p>
          </table:table-cell>
          <table:table-cell table:formula="of:= [.B186]/1+ [.C186]/2+ [.D186]/3+ [.E186]/4+ [.F186]/5+ [.G186]/6+ [.H186]/7+ [.I186]/8+ [.J186]/9+ [.K186]/10+ [.L186]/11+ [.M186]/12+ [.N186]/13+ [.O186]/14+ [.P186]/15+ [.Q186]/16" office:value-type="float" office:value="-0.712787048351665">
            <text:p>-0.7127870484</text:p>
          </table:table-cell>
          <table:table-cell table:formula="of:=INT(([.R186]+2)*64)" office:value-type="float" office:value="82">
            <text:p>82</text:p>
          </table:table-cell>
          <table:table-cell/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SIN(RADIANS([.$A187]*360/256))" office:value-type="float" office:value="-0.985277642388941">
            <text:p>-0.9852776424</text:p>
          </table:table-cell>
          <table:table-cell table:formula="of:=SIN(RADIANS([.C$1]*[.$A187]*360/256))" office:value-type="float" office:value="0.336889853392221">
            <text:p>0.3368898534</text:p>
          </table:table-cell>
          <table:table-cell table:formula="of:=SIN(RADIANS([.D$1]*[.$A187]*360/256))" office:value-type="float" office:value="0.870086991108712">
            <text:p>0.8700869911</text:p>
          </table:table-cell>
          <table:table-cell table:formula="of:=SIN(RADIANS([.E$1]*[.$A187]*360/256))" office:value-type="float" office:value="-0.634393284163647">
            <text:p>-0.6343932842</text:p>
          </table:table-cell>
          <table:table-cell table:formula="of:=SIN(RADIANS([.F$1]*[.$A187]*360/256))" office:value-type="float" office:value="-0.653172842953776">
            <text:p>-0.653172843</text:p>
          </table:table-cell>
          <table:table-cell table:formula="of:=SIN(RADIANS([.G$1]*[.$A187]*360/256))" office:value-type="float" office:value="0.857728610000272">
            <text:p>0.85772861</text:p>
          </table:table-cell>
          <table:table-cell table:formula="of:=SIN(RADIANS([.H$1]*[.$A187]*360/256))" office:value-type="float" office:value="0.359895036534987">
            <text:p>0.3598950365</text:p>
          </table:table-cell>
          <table:table-cell table:formula="of:=SIN(RADIANS([.I$1]*[.$A187]*360/256))" office:value-type="float" office:value="-0.980785280403231">
            <text:p>-0.9807852804</text:p>
          </table:table-cell>
          <table:table-cell table:formula="of:=SIN(RADIANS([.J$1]*[.$A187]*360/256))" office:value-type="float" office:value="-0.0245412285229097">
            <text:p>-0.0245412285</text:p>
          </table:table-cell>
          <table:table-cell table:formula="of:=SIN(RADIANS([.K$1]*[.$A187]*360/256))" office:value-type="float" office:value="0.989176509964781">
            <text:p>0.98917651</text:p>
          </table:table-cell>
          <table:table-cell table:formula="of:=SIN(RADIANS([.L$1]*[.$A187]*360/256))" office:value-type="float" office:value="-0.313681740398891">
            <text:p>-0.3136817404</text:p>
          </table:table-cell>
          <table:table-cell table:formula="of:=SIN(RADIANS([.M$1]*[.$A187]*360/256))" office:value-type="float" office:value="-0.881921264348356">
            <text:p>-0.8819212643</text:p>
          </table:table-cell>
          <table:table-cell table:formula="of:=SIN(RADIANS([.N$1]*[.$A187]*360/256))" office:value-type="float" office:value="0.61523159058063">
            <text:p>0.6152315906</text:p>
          </table:table-cell>
          <table:table-cell table:formula="of:=SIN(RADIANS([.O$1]*[.$A187]*360/256))" office:value-type="float" office:value="0.671558954847016">
            <text:p>0.6715589548</text:p>
          </table:table-cell>
          <table:table-cell table:formula="of:=SIN(RADIANS([.P$1]*[.$A187]*360/256))" office:value-type="float" office:value="-0.844853565249708">
            <text:p>-0.8448535652</text:p>
          </table:table-cell>
          <table:table-cell table:formula="of:=SIN(RADIANS([.Q$1]*[.$A187]*360/256))" office:value-type="float" office:value="-0.382683432365083">
            <text:p>-0.3826834324</text:p>
          </table:table-cell>
          <table:table-cell table:formula="of:= [.B187]/1+ [.C187]/2+ [.D187]/3+ [.E187]/4+ [.F187]/5+ [.G187]/6+ [.H187]/7+ [.I187]/8+ [.J187]/9+ [.K187]/10+ [.L187]/11+ [.M187]/12+ [.N187]/13+ [.O187]/14+ [.P187]/15+ [.Q187]/16" office:value-type="float" office:value="-0.735032817877243">
            <text:p>-0.7350328179</text:p>
          </table:table-cell>
          <table:table-cell table:formula="of:=INT(([.R187]+2)*64)" office:value-type="float" office:value="80">
            <text:p>80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SIN(RADIANS([.$A188]*360/256))" office:value-type="float" office:value="-0.989176509964781">
            <text:p>-0.98917651</text:p>
          </table:table-cell>
          <table:table-cell table:formula="of:=SIN(RADIANS([.C$1]*[.$A188]*360/256))" office:value-type="float" office:value="0.290284677254462">
            <text:p>0.2902846773</text:p>
          </table:table-cell>
          <table:table-cell table:formula="of:=SIN(RADIANS([.D$1]*[.$A188]*360/256))" office:value-type="float" office:value="0.903989293123443">
            <text:p>0.9039892931</text:p>
          </table:table-cell>
          <table:table-cell table:formula="of:=SIN(RADIANS([.E$1]*[.$A188]*360/256))" office:value-type="float" office:value="-0.555570233019601">
            <text:p>-0.555570233</text:p>
          </table:table-cell>
          <table:table-cell table:formula="of:=SIN(RADIANS([.F$1]*[.$A188]*360/256))" office:value-type="float" office:value="-0.740951125354958">
            <text:p>-0.7409511254</text:p>
          </table:table-cell>
          <table:table-cell table:formula="of:=SIN(RADIANS([.G$1]*[.$A188]*360/256))" office:value-type="float" office:value="0.773010453362738">
            <text:p>0.7730104534</text:p>
          </table:table-cell>
          <table:table-cell table:formula="of:=SIN(RADIANS([.H$1]*[.$A188]*360/256))" office:value-type="float" office:value="0.514102744193221">
            <text:p>0.5141027442</text:p>
          </table:table-cell>
          <table:table-cell table:formula="of:=SIN(RADIANS([.I$1]*[.$A188]*360/256))" office:value-type="float" office:value="-0.923879532511286">
            <text:p>-0.9238795325</text:p>
          </table:table-cell>
          <table:table-cell table:formula="of:=SIN(RADIANS([.J$1]*[.$A188]*360/256))" office:value-type="float" office:value="-0.242980179903263">
            <text:p>-0.2429801799</text:p>
          </table:table-cell>
          <table:table-cell table:formula="of:=SIN(RADIANS([.K$1]*[.$A188]*360/256))" office:value-type="float" office:value="0.995184726672197">
            <text:p>0.9951847267</text:p>
          </table:table-cell>
          <table:table-cell table:formula="of:=SIN(RADIANS([.L$1]*[.$A188]*360/256))" office:value-type="float" office:value="-0.049067674327418">
            <text:p>-0.0490676743</text:p>
          </table:table-cell>
          <table:table-cell table:formula="of:=SIN(RADIANS([.M$1]*[.$A188]*360/256))" office:value-type="float" office:value="-0.98078528040323">
            <text:p>-0.9807852804</text:p>
          </table:table-cell>
          <table:table-cell table:formula="of:=SIN(RADIANS([.N$1]*[.$A188]*360/256))" office:value-type="float" office:value="0.336889853392219">
            <text:p>0.3368898534</text:p>
          </table:table-cell>
          <table:table-cell table:formula="of:=SIN(RADIANS([.O$1]*[.$A188]*360/256))" office:value-type="float" office:value="0.881921264348354">
            <text:p>0.8819212643</text:p>
          </table:table-cell>
          <table:table-cell table:formula="of:=SIN(RADIANS([.P$1]*[.$A188]*360/256))" office:value-type="float" office:value="-0.595699304492438">
            <text:p>-0.5956993045</text:p>
          </table:table-cell>
          <table:table-cell table:formula="of:=SIN(RADIANS([.Q$1]*[.$A188]*360/256))" office:value-type="float" office:value="-0.707106781186551">
            <text:p>-0.7071067812</text:p>
          </table:table-cell>
          <table:table-cell table:formula="of:= [.B188]/1+ [.C188]/2+ [.D188]/3+ [.E188]/4+ [.F188]/5+ [.G188]/6+ [.H188]/7+ [.I188]/8+ [.J188]/9+ [.K188]/10+ [.L188]/11+ [.M188]/12+ [.N188]/13+ [.O188]/14+ [.P188]/15+ [.Q188]/16" office:value-type="float" office:value="-0.751664417246509">
            <text:p>-0.7516644172</text:p>
          </table:table-cell>
          <table:table-cell table:formula="of:=INT(([.R188]+2)*64)" office:value-type="float" office:value="79">
            <text:p>79</text:p>
          </table:table-cell>
          <table:table-cell/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SIN(RADIANS([.$A189]*360/256))" office:value-type="float" office:value="-0.99247953459871">
            <text:p>-0.9924795346</text:p>
          </table:table-cell>
          <table:table-cell table:formula="of:=SIN(RADIANS([.C$1]*[.$A189]*360/256))" office:value-type="float" office:value="0.242980179903263">
            <text:p>0.2429801799</text:p>
          </table:table-cell>
          <table:table-cell table:formula="of:=SIN(RADIANS([.D$1]*[.$A189]*360/256))" office:value-type="float" office:value="0.932992798834739">
            <text:p>0.9329927988</text:p>
          </table:table-cell>
          <table:table-cell table:formula="of:=SIN(RADIANS([.E$1]*[.$A189]*360/256))" office:value-type="float" office:value="-0.471396736825997">
            <text:p>-0.4713967368</text:p>
          </table:table-cell>
          <table:table-cell table:formula="of:=SIN(RADIANS([.F$1]*[.$A189]*360/256))" office:value-type="float" office:value="-0.817584813151584">
            <text:p>-0.8175848132</text:p>
          </table:table-cell>
          <table:table-cell table:formula="of:=SIN(RADIANS([.G$1]*[.$A189]*360/256))" office:value-type="float" office:value="0.671558954847019">
            <text:p>0.6715589548</text:p>
          </table:table-cell>
          <table:table-cell table:formula="of:=SIN(RADIANS([.H$1]*[.$A189]*360/256))" office:value-type="float" office:value="0.653172842953779">
            <text:p>0.653172843</text:p>
          </table:table-cell>
          <table:table-cell table:formula="of:=SIN(RADIANS([.I$1]*[.$A189]*360/256))" office:value-type="float" office:value="-0.831469612302544">
            <text:p>-0.8314696123</text:p>
          </table:table-cell>
          <table:table-cell table:formula="of:=SIN(RADIANS([.J$1]*[.$A189]*360/256))" office:value-type="float" office:value="-0.449611329654608">
            <text:p>-0.4496113297</text:p>
          </table:table-cell>
          <table:table-cell table:formula="of:=SIN(RADIANS([.K$1]*[.$A189]*360/256))" office:value-type="float" office:value="0.941544065183021">
            <text:p>0.9415440652</text:p>
          </table:table-cell>
          <table:table-cell table:formula="of:=SIN(RADIANS([.L$1]*[.$A189]*360/256))" office:value-type="float" office:value="0.21910124015687">
            <text:p>0.2191012402</text:p>
          </table:table-cell>
          <table:table-cell table:formula="of:=SIN(RADIANS([.M$1]*[.$A189]*360/256))" office:value-type="float" office:value="-0.995184726672197">
            <text:p>-0.9951847267</text:p>
          </table:table-cell>
          <table:table-cell table:formula="of:=SIN(RADIANS([.N$1]*[.$A189]*360/256))" office:value-type="float" office:value="0.0245412285229136">
            <text:p>0.0245412285</text:p>
          </table:table-cell>
          <table:table-cell table:formula="of:=SIN(RADIANS([.O$1]*[.$A189]*360/256))" office:value-type="float" office:value="0.989176509964782">
            <text:p>0.98917651</text:p>
          </table:table-cell>
          <table:table-cell table:formula="of:=SIN(RADIANS([.P$1]*[.$A189]*360/256))" office:value-type="float" office:value="-0.266712757474894">
            <text:p>-0.2667127575</text:p>
          </table:table-cell>
          <table:table-cell table:formula="of:=SIN(RADIANS([.Q$1]*[.$A189]*360/256))" office:value-type="float" office:value="-0.923879532511288">
            <text:p>-0.9238795325</text:p>
          </table:table-cell>
          <table:table-cell table:formula="of:= [.B189]/1+ [.C189]/2+ [.D189]/3+ [.E189]/4+ [.F189]/5+ [.G189]/6+ [.H189]/7+ [.I189]/8+ [.J189]/9+ [.K189]/10+ [.L189]/11+ [.M189]/12+ [.N189]/13+ [.O189]/14+ [.P189]/15+ [.Q189]/16" office:value-type="float" office:value="-0.761851038156784">
            <text:p>-0.7618510382</text:p>
          </table:table-cell>
          <table:table-cell table:formula="of:=INT(([.R189]+2)*64)" office:value-type="float" office:value="79">
            <text:p>79</text:p>
          </table:table-cell>
          <table:table-cell/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SIN(RADIANS([.$A190]*360/256))" office:value-type="float" office:value="-0.995184726672197">
            <text:p>-0.9951847267</text:p>
          </table:table-cell>
          <table:table-cell table:formula="of:=SIN(RADIANS([.C$1]*[.$A190]*360/256))" office:value-type="float" office:value="0.195090322016128">
            <text:p>0.195090322</text:p>
          </table:table-cell>
          <table:table-cell table:formula="of:=SIN(RADIANS([.D$1]*[.$A190]*360/256))" office:value-type="float" office:value="0.956940335732209">
            <text:p>0.9569403357</text:p>
          </table:table-cell>
          <table:table-cell table:formula="of:=SIN(RADIANS([.E$1]*[.$A190]*360/256))" office:value-type="float" office:value="-0.382683432365089">
            <text:p>-0.3826834324</text:p>
          </table:table-cell>
          <table:table-cell table:formula="of:=SIN(RADIANS([.F$1]*[.$A190]*360/256))" office:value-type="float" office:value="-0.881921264348355">
            <text:p>-0.8819212643</text:p>
          </table:table-cell>
          <table:table-cell table:formula="of:=SIN(RADIANS([.G$1]*[.$A190]*360/256))" office:value-type="float" office:value="0.555570233019602">
            <text:p>0.555570233</text:p>
          </table:table-cell>
          <table:table-cell table:formula="of:=SIN(RADIANS([.H$1]*[.$A190]*360/256))" office:value-type="float" office:value="0.773010453362737">
            <text:p>0.7730104534</text:p>
          </table:table-cell>
          <table:table-cell table:formula="of:=SIN(RADIANS([.I$1]*[.$A190]*360/256))" office:value-type="float" office:value="-0.707106781186547">
            <text:p>-0.7071067812</text:p>
          </table:table-cell>
          <table:table-cell table:formula="of:=SIN(RADIANS([.J$1]*[.$A190]*360/256))" office:value-type="float" office:value="-0.634393284163642">
            <text:p>-0.6343932842</text:p>
          </table:table-cell>
          <table:table-cell table:formula="of:=SIN(RADIANS([.K$1]*[.$A190]*360/256))" office:value-type="float" office:value="0.831469612302546">
            <text:p>0.8314696123</text:p>
          </table:table-cell>
          <table:table-cell table:formula="of:=SIN(RADIANS([.L$1]*[.$A190]*360/256))" office:value-type="float" office:value="0.471396736825998">
            <text:p>0.4713967368</text:p>
          </table:table-cell>
          <table:table-cell table:formula="of:=SIN(RADIANS([.M$1]*[.$A190]*360/256))" office:value-type="float" office:value="-0.923879532511286">
            <text:p>-0.9238795325</text:p>
          </table:table-cell>
          <table:table-cell table:formula="of:=SIN(RADIANS([.N$1]*[.$A190]*360/256))" office:value-type="float" office:value="-0.290284677254459">
            <text:p>-0.2902846773</text:p>
          </table:table-cell>
          <table:table-cell table:formula="of:=SIN(RADIANS([.O$1]*[.$A190]*360/256))" office:value-type="float" office:value="0.980785280403231">
            <text:p>0.9807852804</text:p>
          </table:table-cell>
          <table:table-cell table:formula="of:=SIN(RADIANS([.P$1]*[.$A190]*360/256))" office:value-type="float" office:value="0.0980171403295611">
            <text:p>0.0980171403</text:p>
          </table:table-cell>
          <table:table-cell table:formula="of:=SIN(RADIANS([.Q$1]*[.$A190]*360/256))" office:value-type="float" office:value="-1">
            <text:p>-1</text:p>
          </table:table-cell>
          <table:table-cell table:formula="of:= [.B190]/1+ [.C190]/2+ [.D190]/3+ [.E190]/4+ [.F190]/5+ [.G190]/6+ [.H190]/7+ [.I190]/8+ [.J190]/9+ [.K190]/10+ [.L190]/11+ [.M190]/12+ [.N190]/13+ [.O190]/14+ [.P190]/15+ [.Q190]/16" office:value-type="float" office:value="-0.765793725533482">
            <text:p>-0.7657937255</text:p>
          </table:table-cell>
          <table:table-cell table:formula="of:=INT(([.R190]+2)*64)" office:value-type="float" office:value="78">
            <text:p>78</text:p>
          </table:table-cell>
          <table:table-cell/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SIN(RADIANS([.$A191]*360/256))" office:value-type="float" office:value="-0.99729045667869">
            <text:p>-0.9972904567</text:p>
          </table:table-cell>
          <table:table-cell table:formula="of:=SIN(RADIANS([.C$1]*[.$A191]*360/256))" office:value-type="float" office:value="0.146730474455362">
            <text:p>0.1467304745</text:p>
          </table:table-cell>
          <table:table-cell table:formula="of:=SIN(RADIANS([.D$1]*[.$A191]*360/256))" office:value-type="float" office:value="0.975702130038528">
            <text:p>0.97570213</text:p>
          </table:table-cell>
          <table:table-cell table:formula="of:=SIN(RADIANS([.E$1]*[.$A191]*360/256))" office:value-type="float" office:value="-0.290284677254462">
            <text:p>-0.2902846773</text:p>
          </table:table-cell>
          <table:table-cell table:formula="of:=SIN(RADIANS([.F$1]*[.$A191]*360/256))" office:value-type="float" office:value="-0.932992798834739">
            <text:p>-0.9329927988</text:p>
          </table:table-cell>
          <table:table-cell table:formula="of:=SIN(RADIANS([.G$1]*[.$A191]*360/256))" office:value-type="float" office:value="0.427555093430283">
            <text:p>0.4275550934</text:p>
          </table:table-cell>
          <table:table-cell table:formula="of:=SIN(RADIANS([.H$1]*[.$A191]*360/256))" office:value-type="float" office:value="0.870086991108709">
            <text:p>0.8700869911</text:p>
          </table:table-cell>
          <table:table-cell table:formula="of:=SIN(RADIANS([.I$1]*[.$A191]*360/256))" office:value-type="float" office:value="-0.555570233019602">
            <text:p>-0.555570233</text:p>
          </table:table-cell>
          <table:table-cell table:formula="of:=SIN(RADIANS([.J$1]*[.$A191]*360/256))" office:value-type="float" office:value="-0.788346427626605">
            <text:p>-0.7883464276</text:p>
          </table:table-cell>
          <table:table-cell table:formula="of:=SIN(RADIANS([.K$1]*[.$A191]*360/256))" office:value-type="float" office:value="0.671558954847017">
            <text:p>0.6715589548</text:p>
          </table:table-cell>
          <table:table-cell table:formula="of:=SIN(RADIANS([.L$1]*[.$A191]*360/256))" office:value-type="float" office:value="0.689540544737067">
            <text:p>0.6895405447</text:p>
          </table:table-cell>
          <table:table-cell table:formula="of:=SIN(RADIANS([.M$1]*[.$A191]*360/256))" office:value-type="float" office:value="-0.773010453362739">
            <text:p>-0.7730104534</text:p>
          </table:table-cell>
          <table:table-cell table:formula="of:=SIN(RADIANS([.N$1]*[.$A191]*360/256))" office:value-type="float" office:value="-0.575808191417847">
            <text:p>-0.5758081914</text:p>
          </table:table-cell>
          <table:table-cell table:formula="of:=SIN(RADIANS([.O$1]*[.$A191]*360/256))" office:value-type="float" office:value="0.857728610000276">
            <text:p>0.85772861</text:p>
          </table:table-cell>
          <table:table-cell table:formula="of:=SIN(RADIANS([.P$1]*[.$A191]*360/256))" office:value-type="float" office:value="0.449611329654604">
            <text:p>0.4496113297</text:p>
          </table:table-cell>
          <table:table-cell table:formula="of:=SIN(RADIANS([.Q$1]*[.$A191]*360/256))" office:value-type="float" office:value="-0.923879532511286">
            <text:p>-0.9238795325</text:p>
          </table:table-cell>
          <table:table-cell table:formula="of:= [.B191]/1+ [.C191]/2+ [.D191]/3+ [.E191]/4+ [.F191]/5+ [.G191]/6+ [.H191]/7+ [.I191]/8+ [.J191]/9+ [.K191]/10+ [.L191]/11+ [.M191]/12+ [.N191]/13+ [.O191]/14+ [.P191]/15+ [.Q191]/16" office:value-type="float" office:value="-0.764715036884049">
            <text:p>-0.7647150369</text:p>
          </table:table-cell>
          <table:table-cell table:formula="of:=INT(([.R191]+2)*64)" office:value-type="float" office:value="79">
            <text:p>79</text:p>
          </table:table-cell>
          <table:table-cell/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SIN(RADIANS([.$A192]*360/256))" office:value-type="float" office:value="-0.998795456205172">
            <text:p>-0.9987954562</text:p>
          </table:table-cell>
          <table:table-cell table:formula="of:=SIN(RADIANS([.C$1]*[.$A192]*360/256))" office:value-type="float" office:value="0.0980171403295606">
            <text:p>0.0980171403</text:p>
          </table:table-cell>
          <table:table-cell table:formula="of:=SIN(RADIANS([.D$1]*[.$A192]*360/256))" office:value-type="float" office:value="0.989176509964781">
            <text:p>0.98917651</text:p>
          </table:table-cell>
          <table:table-cell table:formula="of:=SIN(RADIANS([.E$1]*[.$A192]*360/256))" office:value-type="float" office:value="-0.195090322016128">
            <text:p>-0.195090322</text:p>
          </table:table-cell>
          <table:table-cell table:formula="of:=SIN(RADIANS([.F$1]*[.$A192]*360/256))" office:value-type="float" office:value="-0.970031253194544">
            <text:p>-0.9700312532</text:p>
          </table:table-cell>
          <table:table-cell table:formula="of:=SIN(RADIANS([.G$1]*[.$A192]*360/256))" office:value-type="float" office:value="0.290284677254462">
            <text:p>0.2902846773</text:p>
          </table:table-cell>
          <table:table-cell table:formula="of:=SIN(RADIANS([.H$1]*[.$A192]*360/256))" office:value-type="float" office:value="0.941544065183021">
            <text:p>0.9415440652</text:p>
          </table:table-cell>
          <table:table-cell table:formula="of:=SIN(RADIANS([.I$1]*[.$A192]*360/256))" office:value-type="float" office:value="-0.38268343236509">
            <text:p>-0.3826834324</text:p>
          </table:table-cell>
          <table:table-cell table:formula="of:=SIN(RADIANS([.J$1]*[.$A192]*360/256))" office:value-type="float" office:value="-0.903989293123443">
            <text:p>-0.9039892931</text:p>
          </table:table-cell>
          <table:table-cell table:formula="of:=SIN(RADIANS([.K$1]*[.$A192]*360/256))" office:value-type="float" office:value="0.471396736825998">
            <text:p>0.4713967368</text:p>
          </table:table-cell>
          <table:table-cell table:formula="of:=SIN(RADIANS([.L$1]*[.$A192]*360/256))" office:value-type="float" office:value="0.857728610000272">
            <text:p>0.85772861</text:p>
          </table:table-cell>
          <table:table-cell table:formula="of:=SIN(RADIANS([.M$1]*[.$A192]*360/256))" office:value-type="float" office:value="-0.555570233019602">
            <text:p>-0.555570233</text:p>
          </table:table-cell>
          <table:table-cell table:formula="of:=SIN(RADIANS([.N$1]*[.$A192]*360/256))" office:value-type="float" office:value="-0.803207531480645">
            <text:p>-0.8032075315</text:p>
          </table:table-cell>
          <table:table-cell table:formula="of:=SIN(RADIANS([.O$1]*[.$A192]*360/256))" office:value-type="float" office:value="0.634393284163646">
            <text:p>0.6343932842</text:p>
          </table:table-cell>
          <table:table-cell table:formula="of:=SIN(RADIANS([.P$1]*[.$A192]*360/256))" office:value-type="float" office:value="0.740951125354954">
            <text:p>0.7409511254</text:p>
          </table:table-cell>
          <table:table-cell table:formula="of:=SIN(RADIANS([.Q$1]*[.$A192]*360/256))" office:value-type="float" office:value="-0.707106781186548">
            <text:p>-0.7071067812</text:p>
          </table:table-cell>
          <table:table-cell table:formula="of:= [.B192]/1+ [.C192]/2+ [.D192]/3+ [.E192]/4+ [.F192]/5+ [.G192]/6+ [.H192]/7+ [.I192]/8+ [.J192]/9+ [.K192]/10+ [.L192]/11+ [.M192]/12+ [.N192]/13+ [.O192]/14+ [.P192]/15+ [.Q192]/16" office:value-type="float" office:value="-0.760683161535591">
            <text:p>-0.7606831615</text:p>
          </table:table-cell>
          <table:table-cell table:formula="of:=INT(([.R192]+2)*64)" office:value-type="float" office:value="79">
            <text:p>79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SIN(RADIANS([.$A193]*360/256))" office:value-type="float" office:value="-0.999698818696204">
            <text:p>-0.9996988187</text:p>
          </table:table-cell>
          <table:table-cell table:formula="of:=SIN(RADIANS([.C$1]*[.$A193]*360/256))" office:value-type="float" office:value="0.0490676743274182">
            <text:p>0.0490676743</text:p>
          </table:table-cell>
          <table:table-cell table:formula="of:=SIN(RADIANS([.D$1]*[.$A193]*360/256))" office:value-type="float" office:value="0.99729045667869">
            <text:p>0.9972904567</text:p>
          </table:table-cell>
          <table:table-cell table:formula="of:=SIN(RADIANS([.E$1]*[.$A193]*360/256))" office:value-type="float" office:value="-0.098017140329561">
            <text:p>-0.0980171403</text:p>
          </table:table-cell>
          <table:table-cell table:formula="of:=SIN(RADIANS([.F$1]*[.$A193]*360/256))" office:value-type="float" office:value="-0.99247953459871">
            <text:p>-0.9924795346</text:p>
          </table:table-cell>
          <table:table-cell table:formula="of:=SIN(RADIANS([.G$1]*[.$A193]*360/256))" office:value-type="float" office:value="0.146730474455361">
            <text:p>0.1467304745</text:p>
          </table:table-cell>
          <table:table-cell table:formula="of:=SIN(RADIANS([.H$1]*[.$A193]*360/256))" office:value-type="float" office:value="0.985277642388941">
            <text:p>0.9852776424</text:p>
          </table:table-cell>
          <table:table-cell table:formula="of:=SIN(RADIANS([.I$1]*[.$A193]*360/256))" office:value-type="float" office:value="-0.195090322016129">
            <text:p>-0.195090322</text:p>
          </table:table-cell>
          <table:table-cell table:formula="of:=SIN(RADIANS([.J$1]*[.$A193]*360/256))" office:value-type="float" office:value="-0.975702130038529">
            <text:p>-0.97570213</text:p>
          </table:table-cell>
          <table:table-cell table:formula="of:=SIN(RADIANS([.K$1]*[.$A193]*360/256))" office:value-type="float" office:value="0.242980179903267">
            <text:p>0.2429801799</text:p>
          </table:table-cell>
          <table:table-cell table:formula="of:=SIN(RADIANS([.L$1]*[.$A193]*360/256))" office:value-type="float" office:value="0.96377606579544">
            <text:p>0.9637760658</text:p>
          </table:table-cell>
          <table:table-cell table:formula="of:=SIN(RADIANS([.M$1]*[.$A193]*360/256))" office:value-type="float" office:value="-0.29028467725446">
            <text:p>-0.2902846773</text:p>
          </table:table-cell>
          <table:table-cell table:formula="of:=SIN(RADIANS([.N$1]*[.$A193]*360/256))" office:value-type="float" office:value="-0.949528180593036">
            <text:p>-0.9495281806</text:p>
          </table:table-cell>
          <table:table-cell table:formula="of:=SIN(RADIANS([.O$1]*[.$A193]*360/256))" office:value-type="float" office:value="0.336889853392226">
            <text:p>0.3368898534</text:p>
          </table:table-cell>
          <table:table-cell table:formula="of:=SIN(RADIANS([.P$1]*[.$A193]*360/256))" office:value-type="float" office:value="0.93299279883474">
            <text:p>0.9329927988</text:p>
          </table:table-cell>
          <table:table-cell table:formula="of:=SIN(RADIANS([.Q$1]*[.$A193]*360/256))" office:value-type="float" office:value="-0.382683432365091">
            <text:p>-0.3826834324</text:p>
          </table:table-cell>
          <table:table-cell table:formula="of:= [.B193]/1+ [.C193]/2+ [.D193]/3+ [.E193]/4+ [.F193]/5+ [.G193]/6+ [.H193]/7+ [.I193]/8+ [.J193]/9+ [.K193]/10+ [.L193]/11+ [.M193]/12+ [.N193]/13+ [.O193]/14+ [.P193]/15+ [.Q193]/16" office:value-type="float" office:value="-0.75629526007365">
            <text:p>-0.7562952601</text:p>
          </table:table-cell>
          <table:table-cell table:formula="of:=INT(([.R193]+2)*64)" office:value-type="float" office:value="79">
            <text:p>79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SIN(RADIANS([.$A194]*360/256))" office:value-type="float" office:value="-1">
            <text:p>-1</text:p>
          </table:table-cell>
          <table:table-cell table:formula="of:=SIN(RADIANS([.C$1]*[.$A194]*360/256))" office:value-type="float" office:value="3.67394039744206E-016">
            <text:p>3.67394039744206E-016</text:p>
          </table:table-cell>
          <table:table-cell table:formula="of:=SIN(RADIANS([.D$1]*[.$A194]*360/256))" office:value-type="float" office:value="1">
            <text:p>1</text:p>
          </table:table-cell>
          <table:table-cell table:formula="of:=SIN(RADIANS([.E$1]*[.$A194]*360/256))" office:value-type="float" office:value="-7.34788079488412E-016">
            <text:p>-7.34788079488412E-016</text:p>
          </table:table-cell>
          <table:table-cell table:formula="of:=SIN(RADIANS([.F$1]*[.$A194]*360/256))" office:value-type="float" office:value="-1">
            <text:p>-1</text:p>
          </table:table-cell>
          <table:table-cell table:formula="of:=SIN(RADIANS([.G$1]*[.$A194]*360/256))" office:value-type="float" office:value="1.10218211923262E-015">
            <text:p>1.10218211923262E-015</text:p>
          </table:table-cell>
          <table:table-cell table:formula="of:=SIN(RADIANS([.H$1]*[.$A194]*360/256))" office:value-type="float" office:value="1">
            <text:p>1</text:p>
          </table:table-cell>
          <table:table-cell table:formula="of:=SIN(RADIANS([.I$1]*[.$A194]*360/256))" office:value-type="float" office:value="-1.46957615897682E-015">
            <text:p>-1.46957615897682E-015</text:p>
          </table:table-cell>
          <table:table-cell table:formula="of:=SIN(RADIANS([.J$1]*[.$A194]*360/256))" office:value-type="float" office:value="-1">
            <text:p>-1</text:p>
          </table:table-cell>
          <table:table-cell table:formula="of:=SIN(RADIANS([.K$1]*[.$A194]*360/256))" office:value-type="float" office:value="-1.71574348007947E-015">
            <text:p>-1.71574348007947E-015</text:p>
          </table:table-cell>
          <table:table-cell table:formula="of:=SIN(RADIANS([.L$1]*[.$A194]*360/256))" office:value-type="float" office:value="1">
            <text:p>1</text:p>
          </table:table-cell>
          <table:table-cell table:formula="of:=SIN(RADIANS([.M$1]*[.$A194]*360/256))" office:value-type="float" office:value="-2.20436423846524E-015">
            <text:p>-2.20436423846524E-015</text:p>
          </table:table-cell>
          <table:table-cell table:formula="of:=SIN(RADIANS([.N$1]*[.$A194]*360/256))" office:value-type="float" office:value="-1">
            <text:p>-1</text:p>
          </table:table-cell>
          <table:table-cell table:formula="of:=SIN(RADIANS([.O$1]*[.$A194]*360/256))" office:value-type="float" office:value="-9.80955400591059E-016">
            <text:p>-9.80955400591059E-016</text:p>
          </table:table-cell>
          <table:table-cell table:formula="of:=SIN(RADIANS([.P$1]*[.$A194]*360/256))" office:value-type="float" office:value="1">
            <text:p>1</text:p>
          </table:table-cell>
          <table:table-cell table:formula="of:=SIN(RADIANS([.Q$1]*[.$A194]*360/256))" office:value-type="float" office:value="-2.93915231795365E-015">
            <text:p>-2.93915231795365E-015</text:p>
          </table:table-cell>
          <table:table-cell table:formula="of:= [.B194]/1+ [.C194]/2+ [.D194]/3+ [.E194]/4+ [.F194]/5+ [.G194]/6+ [.H194]/7+ [.I194]/8+ [.J194]/9+ [.K194]/10+ [.L194]/11+ [.M194]/12+ [.N194]/13+ [.O194]/14+ [.P194]/15+ [.Q194]/16" office:value-type="float" office:value="-0.754267954267955">
            <text:p>-0.7542679543</text:p>
          </table:table-cell>
          <table:table-cell table:formula="of:=INT(([.R194]+2)*64)" office:value-type="float" office:value="79">
            <text:p>79</text:p>
          </table:table-cell>
          <table:table-cell/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SIN(RADIANS([.$A195]*360/256))" office:value-type="float" office:value="-0.999698818696204">
            <text:p>-0.9996988187</text:p>
          </table:table-cell>
          <table:table-cell table:formula="of:=SIN(RADIANS([.C$1]*[.$A195]*360/256))" office:value-type="float" office:value="-0.0490676743274175">
            <text:p>-0.0490676743</text:p>
          </table:table-cell>
          <table:table-cell table:formula="of:=SIN(RADIANS([.D$1]*[.$A195]*360/256))" office:value-type="float" office:value="0.99729045667869">
            <text:p>0.9972904567</text:p>
          </table:table-cell>
          <table:table-cell table:formula="of:=SIN(RADIANS([.E$1]*[.$A195]*360/256))" office:value-type="float" office:value="0.0980171403295595">
            <text:p>0.0980171403</text:p>
          </table:table-cell>
          <table:table-cell table:formula="of:=SIN(RADIANS([.F$1]*[.$A195]*360/256))" office:value-type="float" office:value="-0.99247953459871">
            <text:p>-0.9924795346</text:p>
          </table:table-cell>
          <table:table-cell table:formula="of:=SIN(RADIANS([.G$1]*[.$A195]*360/256))" office:value-type="float" office:value="-0.146730474455362">
            <text:p>-0.1467304745</text:p>
          </table:table-cell>
          <table:table-cell table:formula="of:=SIN(RADIANS([.H$1]*[.$A195]*360/256))" office:value-type="float" office:value="0.985277642388942">
            <text:p>0.9852776424</text:p>
          </table:table-cell>
          <table:table-cell table:formula="of:=SIN(RADIANS([.I$1]*[.$A195]*360/256))" office:value-type="float" office:value="0.195090322016126">
            <text:p>0.195090322</text:p>
          </table:table-cell>
          <table:table-cell table:formula="of:=SIN(RADIANS([.J$1]*[.$A195]*360/256))" office:value-type="float" office:value="-0.975702130038529">
            <text:p>-0.97570213</text:p>
          </table:table-cell>
          <table:table-cell table:formula="of:=SIN(RADIANS([.K$1]*[.$A195]*360/256))" office:value-type="float" office:value="-0.242980179903263">
            <text:p>-0.2429801799</text:p>
          </table:table-cell>
          <table:table-cell table:formula="of:=SIN(RADIANS([.L$1]*[.$A195]*360/256))" office:value-type="float" office:value="0.96377606579544">
            <text:p>0.9637760658</text:p>
          </table:table-cell>
          <table:table-cell table:formula="of:=SIN(RADIANS([.M$1]*[.$A195]*360/256))" office:value-type="float" office:value="0.290284677254463">
            <text:p>0.2902846773</text:p>
          </table:table-cell>
          <table:table-cell table:formula="of:=SIN(RADIANS([.N$1]*[.$A195]*360/256))" office:value-type="float" office:value="-0.949528180593036">
            <text:p>-0.9495281806</text:p>
          </table:table-cell>
          <table:table-cell table:formula="of:=SIN(RADIANS([.O$1]*[.$A195]*360/256))" office:value-type="float" office:value="-0.336889853392215">
            <text:p>-0.3368898534</text:p>
          </table:table-cell>
          <table:table-cell table:formula="of:=SIN(RADIANS([.P$1]*[.$A195]*360/256))" office:value-type="float" office:value="0.932992798834741">
            <text:p>0.9329927988</text:p>
          </table:table-cell>
          <table:table-cell table:formula="of:=SIN(RADIANS([.Q$1]*[.$A195]*360/256))" office:value-type="float" office:value="0.382683432365086">
            <text:p>0.3826834324</text:p>
          </table:table-cell>
          <table:table-cell table:formula="of:= [.B195]/1+ [.C195]/2+ [.D195]/3+ [.E195]/4+ [.F195]/5+ [.G195]/6+ [.H195]/7+ [.I195]/8+ [.J195]/9+ [.K195]/10+ [.L195]/11+ [.M195]/12+ [.N195]/13+ [.O195]/14+ [.P195]/15+ [.Q195]/16" office:value-type="float" office:value="-0.756998891189823">
            <text:p>-0.7569988912</text:p>
          </table:table-cell>
          <table:table-cell table:formula="of:=INT(([.R195]+2)*64)" office:value-type="float" office:value="79">
            <text:p>79</text:p>
          </table:table-cell>
          <table:table-cell/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SIN(RADIANS([.$A196]*360/256))" office:value-type="float" office:value="-0.998795456205172">
            <text:p>-0.9987954562</text:p>
          </table:table-cell>
          <table:table-cell table:formula="of:=SIN(RADIANS([.C$1]*[.$A196]*360/256))" office:value-type="float" office:value="-0.0980171403295599">
            <text:p>-0.0980171403</text:p>
          </table:table-cell>
          <table:table-cell table:formula="of:=SIN(RADIANS([.D$1]*[.$A196]*360/256))" office:value-type="float" office:value="0.989176509964781">
            <text:p>0.98917651</text:p>
          </table:table-cell>
          <table:table-cell table:formula="of:=SIN(RADIANS([.E$1]*[.$A196]*360/256))" office:value-type="float" office:value="0.195090322016127">
            <text:p>0.195090322</text:p>
          </table:table-cell>
          <table:table-cell table:formula="of:=SIN(RADIANS([.F$1]*[.$A196]*360/256))" office:value-type="float" office:value="-0.970031253194544">
            <text:p>-0.9700312532</text:p>
          </table:table-cell>
          <table:table-cell table:formula="of:=SIN(RADIANS([.G$1]*[.$A196]*360/256))" office:value-type="float" office:value="-0.29028467725446">
            <text:p>-0.2902846773</text:p>
          </table:table-cell>
          <table:table-cell table:formula="of:=SIN(RADIANS([.H$1]*[.$A196]*360/256))" office:value-type="float" office:value="0.94154406518302">
            <text:p>0.9415440652</text:p>
          </table:table-cell>
          <table:table-cell table:formula="of:=SIN(RADIANS([.I$1]*[.$A196]*360/256))" office:value-type="float" office:value="0.382683432365087">
            <text:p>0.3826834324</text:p>
          </table:table-cell>
          <table:table-cell table:formula="of:=SIN(RADIANS([.J$1]*[.$A196]*360/256))" office:value-type="float" office:value="-0.903989293123443">
            <text:p>-0.9039892931</text:p>
          </table:table-cell>
          <table:table-cell table:formula="of:=SIN(RADIANS([.K$1]*[.$A196]*360/256))" office:value-type="float" office:value="-0.471396736825995">
            <text:p>-0.4713967368</text:p>
          </table:table-cell>
          <table:table-cell table:formula="of:=SIN(RADIANS([.L$1]*[.$A196]*360/256))" office:value-type="float" office:value="0.857728610000272">
            <text:p>0.85772861</text:p>
          </table:table-cell>
          <table:table-cell table:formula="of:=SIN(RADIANS([.M$1]*[.$A196]*360/256))" office:value-type="float" office:value="0.555570233019599">
            <text:p>0.555570233</text:p>
          </table:table-cell>
          <table:table-cell table:formula="of:=SIN(RADIANS([.N$1]*[.$A196]*360/256))" office:value-type="float" office:value="-0.803207531480645">
            <text:p>-0.8032075315</text:p>
          </table:table-cell>
          <table:table-cell table:formula="of:=SIN(RADIANS([.O$1]*[.$A196]*360/256))" office:value-type="float" office:value="-0.634393284163647">
            <text:p>-0.6343932842</text:p>
          </table:table-cell>
          <table:table-cell table:formula="of:=SIN(RADIANS([.P$1]*[.$A196]*360/256))" office:value-type="float" office:value="0.740951125354955">
            <text:p>0.7409511254</text:p>
          </table:table-cell>
          <table:table-cell table:formula="of:=SIN(RADIANS([.Q$1]*[.$A196]*360/256))" office:value-type="float" office:value="0.707106781186544">
            <text:p>0.7071067812</text:p>
          </table:table-cell>
          <table:table-cell table:formula="of:= [.B196]/1+ [.C196]/2+ [.D196]/3+ [.E196]/4+ [.F196]/5+ [.G196]/6+ [.H196]/7+ [.I196]/8+ [.J196]/9+ [.K196]/10+ [.L196]/11+ [.M196]/12+ [.N196]/13+ [.O196]/14+ [.P196]/15+ [.Q196]/16" office:value-type="float" office:value="-0.766169414754295">
            <text:p>-0.7661694148</text:p>
          </table:table-cell>
          <table:table-cell table:formula="of:=INT(([.R196]+2)*64)" office:value-type="float" office:value="78">
            <text:p>78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SIN(RADIANS([.$A197]*360/256))" office:value-type="float" office:value="-0.99729045667869">
            <text:p>-0.9972904567</text:p>
          </table:table-cell>
          <table:table-cell table:formula="of:=SIN(RADIANS([.C$1]*[.$A197]*360/256))" office:value-type="float" office:value="-0.146730474455361">
            <text:p>-0.1467304745</text:p>
          </table:table-cell>
          <table:table-cell table:formula="of:=SIN(RADIANS([.D$1]*[.$A197]*360/256))" office:value-type="float" office:value="0.975702130038529">
            <text:p>0.97570213</text:p>
          </table:table-cell>
          <table:table-cell table:formula="of:=SIN(RADIANS([.E$1]*[.$A197]*360/256))" office:value-type="float" office:value="0.290284677254461">
            <text:p>0.2902846773</text:p>
          </table:table-cell>
          <table:table-cell table:formula="of:=SIN(RADIANS([.F$1]*[.$A197]*360/256))" office:value-type="float" office:value="-0.932992798834739">
            <text:p>-0.9329927988</text:p>
          </table:table-cell>
          <table:table-cell table:formula="of:=SIN(RADIANS([.G$1]*[.$A197]*360/256))" office:value-type="float" office:value="-0.427555093430281">
            <text:p>-0.4275550934</text:p>
          </table:table-cell>
          <table:table-cell table:formula="of:=SIN(RADIANS([.H$1]*[.$A197]*360/256))" office:value-type="float" office:value="0.870086991108713">
            <text:p>0.8700869911</text:p>
          </table:table-cell>
          <table:table-cell table:formula="of:=SIN(RADIANS([.I$1]*[.$A197]*360/256))" office:value-type="float" office:value="0.555570233019599">
            <text:p>0.555570233</text:p>
          </table:table-cell>
          <table:table-cell table:formula="of:=SIN(RADIANS([.J$1]*[.$A197]*360/256))" office:value-type="float" office:value="-0.788346427626605">
            <text:p>-0.7883464276</text:p>
          </table:table-cell>
          <table:table-cell table:formula="of:=SIN(RADIANS([.K$1]*[.$A197]*360/256))" office:value-type="float" office:value="-0.671558954847019">
            <text:p>-0.6715589548</text:p>
          </table:table-cell>
          <table:table-cell table:formula="of:=SIN(RADIANS([.L$1]*[.$A197]*360/256))" office:value-type="float" office:value="0.689540544737067">
            <text:p>0.6895405447</text:p>
          </table:table-cell>
          <table:table-cell table:formula="of:=SIN(RADIANS([.M$1]*[.$A197]*360/256))" office:value-type="float" office:value="0.773010453362736">
            <text:p>0.7730104534</text:p>
          </table:table-cell>
          <table:table-cell table:formula="of:=SIN(RADIANS([.N$1]*[.$A197]*360/256))" office:value-type="float" office:value="-0.575808191417848">
            <text:p>-0.5758081914</text:p>
          </table:table-cell>
          <table:table-cell table:formula="of:=SIN(RADIANS([.O$1]*[.$A197]*360/256))" office:value-type="float" office:value="-0.85772861000027">
            <text:p>-0.85772861</text:p>
          </table:table-cell>
          <table:table-cell table:formula="of:=SIN(RADIANS([.P$1]*[.$A197]*360/256))" office:value-type="float" office:value="0.449611329654605">
            <text:p>0.4496113297</text:p>
          </table:table-cell>
          <table:table-cell table:formula="of:=SIN(RADIANS([.Q$1]*[.$A197]*360/256))" office:value-type="float" office:value="0.923879532511284">
            <text:p>0.9238795325</text:p>
          </table:table-cell>
          <table:table-cell table:formula="of:= [.B197]/1+ [.C197]/2+ [.D197]/3+ [.E197]/4+ [.F197]/5+ [.G197]/6+ [.H197]/7+ [.I197]/8+ [.J197]/9+ [.K197]/10+ [.L197]/11+ [.M197]/12+ [.N197]/13+ [.O197]/14+ [.P197]/15+ [.Q197]/16" office:value-type="float" office:value="-0.782453411350544">
            <text:p>-0.7824534114</text:p>
          </table:table-cell>
          <table:table-cell table:formula="of:=INT(([.R197]+2)*64)" office:value-type="float" office:value="77">
            <text:p>77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SIN(RADIANS([.$A198]*360/256))" office:value-type="float" office:value="-0.995184726672197">
            <text:p>-0.9951847267</text:p>
          </table:table-cell>
          <table:table-cell table:formula="of:=SIN(RADIANS([.C$1]*[.$A198]*360/256))" office:value-type="float" office:value="-0.195090322016127">
            <text:p>-0.195090322</text:p>
          </table:table-cell>
          <table:table-cell table:formula="of:=SIN(RADIANS([.D$1]*[.$A198]*360/256))" office:value-type="float" office:value="0.956940335732209">
            <text:p>0.9569403357</text:p>
          </table:table-cell>
          <table:table-cell table:formula="of:=SIN(RADIANS([.E$1]*[.$A198]*360/256))" office:value-type="float" office:value="0.382683432365088">
            <text:p>0.3826834324</text:p>
          </table:table-cell>
          <table:table-cell table:formula="of:=SIN(RADIANS([.F$1]*[.$A198]*360/256))" office:value-type="float" office:value="-0.881921264348355">
            <text:p>-0.8819212643</text:p>
          </table:table-cell>
          <table:table-cell table:formula="of:=SIN(RADIANS([.G$1]*[.$A198]*360/256))" office:value-type="float" office:value="-0.555570233019603">
            <text:p>-0.555570233</text:p>
          </table:table-cell>
          <table:table-cell table:formula="of:=SIN(RADIANS([.H$1]*[.$A198]*360/256))" office:value-type="float" office:value="0.773010453362736">
            <text:p>0.7730104534</text:p>
          </table:table-cell>
          <table:table-cell table:formula="of:=SIN(RADIANS([.I$1]*[.$A198]*360/256))" office:value-type="float" office:value="0.707106781186545">
            <text:p>0.7071067812</text:p>
          </table:table-cell>
          <table:table-cell table:formula="of:=SIN(RADIANS([.J$1]*[.$A198]*360/256))" office:value-type="float" office:value="-0.634393284163648">
            <text:p>-0.6343932842</text:p>
          </table:table-cell>
          <table:table-cell table:formula="of:=SIN(RADIANS([.K$1]*[.$A198]*360/256))" office:value-type="float" office:value="-0.831469612302544">
            <text:p>-0.8314696123</text:p>
          </table:table-cell>
          <table:table-cell table:formula="of:=SIN(RADIANS([.L$1]*[.$A198]*360/256))" office:value-type="float" office:value="0.471396736825998">
            <text:p>0.4713967368</text:p>
          </table:table-cell>
          <table:table-cell table:formula="of:=SIN(RADIANS([.M$1]*[.$A198]*360/256))" office:value-type="float" office:value="0.923879532511287">
            <text:p>0.9238795325</text:p>
          </table:table-cell>
          <table:table-cell table:formula="of:=SIN(RADIANS([.N$1]*[.$A198]*360/256))" office:value-type="float" office:value="-0.29028467725446">
            <text:p>-0.2902846773</text:p>
          </table:table-cell>
          <table:table-cell table:formula="of:=SIN(RADIANS([.O$1]*[.$A198]*360/256))" office:value-type="float" office:value="-0.980785280403231">
            <text:p>-0.9807852804</text:p>
          </table:table-cell>
          <table:table-cell table:formula="of:=SIN(RADIANS([.P$1]*[.$A198]*360/256))" office:value-type="float" office:value="0.0980171403295631">
            <text:p>0.0980171403</text:p>
          </table:table-cell>
          <table:table-cell table:formula="of:=SIN(RADIANS([.Q$1]*[.$A198]*360/256))" office:value-type="float" office:value="1">
            <text:p>1</text:p>
          </table:table-cell>
          <table:table-cell table:formula="of:= [.B198]/1+ [.C198]/2+ [.D198]/3+ [.E198]/4+ [.F198]/5+ [.G198]/6+ [.H198]/7+ [.I198]/8+ [.J198]/9+ [.K198]/10+ [.L198]/11+ [.M198]/12+ [.N198]/13+ [.O198]/14+ [.P198]/15+ [.Q198]/16" office:value-type="float" office:value="-0.805381897033672">
            <text:p>-0.805381897</text:p>
          </table:table-cell>
          <table:table-cell table:formula="of:=INT(([.R198]+2)*64)" office:value-type="float" office:value="76">
            <text:p>76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SIN(RADIANS([.$A199]*360/256))" office:value-type="float" office:value="-0.99247953459871">
            <text:p>-0.9924795346</text:p>
          </table:table-cell>
          <table:table-cell table:formula="of:=SIN(RADIANS([.C$1]*[.$A199]*360/256))" office:value-type="float" office:value="-0.242980179903264">
            <text:p>-0.2429801799</text:p>
          </table:table-cell>
          <table:table-cell table:formula="of:=SIN(RADIANS([.D$1]*[.$A199]*360/256))" office:value-type="float" office:value="0.932992798834739">
            <text:p>0.9329927988</text:p>
          </table:table-cell>
          <table:table-cell table:formula="of:=SIN(RADIANS([.E$1]*[.$A199]*360/256))" office:value-type="float" office:value="0.471396736825999">
            <text:p>0.4713967368</text:p>
          </table:table-cell>
          <table:table-cell table:formula="of:=SIN(RADIANS([.F$1]*[.$A199]*360/256))" office:value-type="float" office:value="-0.817584813151585">
            <text:p>-0.8175848132</text:p>
          </table:table-cell>
          <table:table-cell table:formula="of:=SIN(RADIANS([.G$1]*[.$A199]*360/256))" office:value-type="float" office:value="-0.671558954847017">
            <text:p>-0.6715589548</text:p>
          </table:table-cell>
          <table:table-cell table:formula="of:=SIN(RADIANS([.H$1]*[.$A199]*360/256))" office:value-type="float" office:value="0.653172842953778">
            <text:p>0.653172843</text:p>
          </table:table-cell>
          <table:table-cell table:formula="of:=SIN(RADIANS([.I$1]*[.$A199]*360/256))" office:value-type="float" office:value="0.831469612302546">
            <text:p>0.8314696123</text:p>
          </table:table-cell>
          <table:table-cell table:formula="of:=SIN(RADIANS([.J$1]*[.$A199]*360/256))" office:value-type="float" office:value="-0.449611329654607">
            <text:p>-0.4496113297</text:p>
          </table:table-cell>
          <table:table-cell table:formula="of:=SIN(RADIANS([.K$1]*[.$A199]*360/256))" office:value-type="float" office:value="-0.941544065183019">
            <text:p>-0.9415440652</text:p>
          </table:table-cell>
          <table:table-cell table:formula="of:=SIN(RADIANS([.L$1]*[.$A199]*360/256))" office:value-type="float" office:value="0.21910124015687">
            <text:p>0.2191012402</text:p>
          </table:table-cell>
          <table:table-cell table:formula="of:=SIN(RADIANS([.M$1]*[.$A199]*360/256))" office:value-type="float" office:value="0.995184726672196">
            <text:p>0.9951847267</text:p>
          </table:table-cell>
          <table:table-cell table:formula="of:=SIN(RADIANS([.N$1]*[.$A199]*360/256))" office:value-type="float" office:value="0.0245412285229124">
            <text:p>0.0245412285</text:p>
          </table:table-cell>
          <table:table-cell table:formula="of:=SIN(RADIANS([.O$1]*[.$A199]*360/256))" office:value-type="float" office:value="-0.989176509964782">
            <text:p>-0.98917651</text:p>
          </table:table-cell>
          <table:table-cell table:formula="of:=SIN(RADIANS([.P$1]*[.$A199]*360/256))" office:value-type="float" office:value="-0.266712757474892">
            <text:p>-0.2667127575</text:p>
          </table:table-cell>
          <table:table-cell table:formula="of:=SIN(RADIANS([.Q$1]*[.$A199]*360/256))" office:value-type="float" office:value="0.923879532511285">
            <text:p>0.9238795325</text:p>
          </table:table-cell>
          <table:table-cell table:formula="of:= [.B199]/1+ [.C199]/2+ [.D199]/3+ [.E199]/4+ [.F199]/5+ [.G199]/6+ [.H199]/7+ [.I199]/8+ [.J199]/9+ [.K199]/10+ [.L199]/11+ [.M199]/12+ [.N199]/13+ [.O199]/14+ [.P199]/15+ [.Q199]/16" office:value-type="float" office:value="-0.833389111876048">
            <text:p>-0.8333891119</text:p>
          </table:table-cell>
          <table:table-cell table:formula="of:=INT(([.R199]+2)*64)" office:value-type="float" office:value="74">
            <text:p>74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SIN(RADIANS([.$A200]*360/256))" office:value-type="float" office:value="-0.989176509964781">
            <text:p>-0.98917651</text:p>
          </table:table-cell>
          <table:table-cell table:formula="of:=SIN(RADIANS([.C$1]*[.$A200]*360/256))" office:value-type="float" office:value="-0.290284677254463">
            <text:p>-0.2902846773</text:p>
          </table:table-cell>
          <table:table-cell table:formula="of:=SIN(RADIANS([.D$1]*[.$A200]*360/256))" office:value-type="float" office:value="0.903989293123443">
            <text:p>0.9039892931</text:p>
          </table:table-cell>
          <table:table-cell table:formula="of:=SIN(RADIANS([.E$1]*[.$A200]*360/256))" office:value-type="float" office:value="0.555570233019603">
            <text:p>0.555570233</text:p>
          </table:table-cell>
          <table:table-cell table:formula="of:=SIN(RADIANS([.F$1]*[.$A200]*360/256))" office:value-type="float" office:value="-0.740951125354959">
            <text:p>-0.7409511254</text:p>
          </table:table-cell>
          <table:table-cell table:formula="of:=SIN(RADIANS([.G$1]*[.$A200]*360/256))" office:value-type="float" office:value="-0.773010453362737">
            <text:p>-0.7730104534</text:p>
          </table:table-cell>
          <table:table-cell table:formula="of:=SIN(RADIANS([.H$1]*[.$A200]*360/256))" office:value-type="float" office:value="0.51410274419322">
            <text:p>0.5141027442</text:p>
          </table:table-cell>
          <table:table-cell table:formula="of:=SIN(RADIANS([.I$1]*[.$A200]*360/256))" office:value-type="float" office:value="0.923879532511287">
            <text:p>0.9238795325</text:p>
          </table:table-cell>
          <table:table-cell table:formula="of:=SIN(RADIANS([.J$1]*[.$A200]*360/256))" office:value-type="float" office:value="-0.242980179903263">
            <text:p>-0.2429801799</text:p>
          </table:table-cell>
          <table:table-cell table:formula="of:=SIN(RADIANS([.K$1]*[.$A200]*360/256))" office:value-type="float" office:value="-0.995184726672197">
            <text:p>-0.9951847267</text:p>
          </table:table-cell>
          <table:table-cell table:formula="of:=SIN(RADIANS([.L$1]*[.$A200]*360/256))" office:value-type="float" office:value="-0.0490676743274175">
            <text:p>-0.0490676743</text:p>
          </table:table-cell>
          <table:table-cell table:formula="of:=SIN(RADIANS([.M$1]*[.$A200]*360/256))" office:value-type="float" office:value="0.980785280403231">
            <text:p>0.9807852804</text:p>
          </table:table-cell>
          <table:table-cell table:formula="of:=SIN(RADIANS([.N$1]*[.$A200]*360/256))" office:value-type="float" office:value="0.336889853392218">
            <text:p>0.3368898534</text:p>
          </table:table-cell>
          <table:table-cell table:formula="of:=SIN(RADIANS([.O$1]*[.$A200]*360/256))" office:value-type="float" office:value="-0.881921264348353">
            <text:p>-0.8819212643</text:p>
          </table:table-cell>
          <table:table-cell table:formula="of:=SIN(RADIANS([.P$1]*[.$A200]*360/256))" office:value-type="float" office:value="-0.595699304492436">
            <text:p>-0.5956993045</text:p>
          </table:table-cell>
          <table:table-cell table:formula="of:=SIN(RADIANS([.Q$1]*[.$A200]*360/256))" office:value-type="float" office:value="0.707106781186545">
            <text:p>0.7071067812</text:p>
          </table:table-cell>
          <table:table-cell table:formula="of:= [.B200]/1+ [.C200]/2+ [.D200]/3+ [.E200]/4+ [.F200]/5+ [.G200]/6+ [.H200]/7+ [.I200]/8+ [.J200]/9+ [.K200]/10+ [.L200]/11+ [.M200]/12+ [.N200]/13+ [.O200]/14+ [.P200]/15+ [.Q200]/16" office:value-type="float" office:value="-0.864037382319608">
            <text:p>-0.8640373823</text:p>
          </table:table-cell>
          <table:table-cell table:formula="of:=INT(([.R200]+2)*64)" office:value-type="float" office:value="72">
            <text:p>72</text:p>
          </table:table-cell>
          <table:table-cell/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SIN(RADIANS([.$A201]*360/256))" office:value-type="float" office:value="-0.985277642388941">
            <text:p>-0.9852776424</text:p>
          </table:table-cell>
          <table:table-cell table:formula="of:=SIN(RADIANS([.C$1]*[.$A201]*360/256))" office:value-type="float" office:value="-0.33688985339222">
            <text:p>-0.3368898534</text:p>
          </table:table-cell>
          <table:table-cell table:formula="of:=SIN(RADIANS([.D$1]*[.$A201]*360/256))" office:value-type="float" office:value="0.870086991108711">
            <text:p>0.8700869911</text:p>
          </table:table-cell>
          <table:table-cell table:formula="of:=SIN(RADIANS([.E$1]*[.$A201]*360/256))" office:value-type="float" office:value="0.634393284163646">
            <text:p>0.6343932842</text:p>
          </table:table-cell>
          <table:table-cell table:formula="of:=SIN(RADIANS([.F$1]*[.$A201]*360/256))" office:value-type="float" office:value="-0.653172842953778">
            <text:p>-0.653172843</text:p>
          </table:table-cell>
          <table:table-cell table:formula="of:=SIN(RADIANS([.G$1]*[.$A201]*360/256))" office:value-type="float" office:value="-0.857728610000272">
            <text:p>-0.85772861</text:p>
          </table:table-cell>
          <table:table-cell table:formula="of:=SIN(RADIANS([.H$1]*[.$A201]*360/256))" office:value-type="float" office:value="0.359895036534989">
            <text:p>0.3598950365</text:p>
          </table:table-cell>
          <table:table-cell table:formula="of:=SIN(RADIANS([.I$1]*[.$A201]*360/256))" office:value-type="float" office:value="0.980785280403231">
            <text:p>0.9807852804</text:p>
          </table:table-cell>
          <table:table-cell table:formula="of:=SIN(RADIANS([.J$1]*[.$A201]*360/256))" office:value-type="float" office:value="-0.0245412285229166">
            <text:p>-0.0245412285</text:p>
          </table:table-cell>
          <table:table-cell table:formula="of:=SIN(RADIANS([.K$1]*[.$A201]*360/256))" office:value-type="float" office:value="-0.989176509964781">
            <text:p>-0.98917651</text:p>
          </table:table-cell>
          <table:table-cell table:formula="of:=SIN(RADIANS([.L$1]*[.$A201]*360/256))" office:value-type="float" office:value="-0.313681740398891">
            <text:p>-0.3136817404</text:p>
          </table:table-cell>
          <table:table-cell table:formula="of:=SIN(RADIANS([.M$1]*[.$A201]*360/256))" office:value-type="float" office:value="0.881921264348354">
            <text:p>0.8819212643</text:p>
          </table:table-cell>
          <table:table-cell table:formula="of:=SIN(RADIANS([.N$1]*[.$A201]*360/256))" office:value-type="float" office:value="0.615231590580624">
            <text:p>0.6152315906</text:p>
          </table:table-cell>
          <table:table-cell table:formula="of:=SIN(RADIANS([.O$1]*[.$A201]*360/256))" office:value-type="float" office:value="-0.67155895484702">
            <text:p>-0.6715589548</text:p>
          </table:table-cell>
          <table:table-cell table:formula="of:=SIN(RADIANS([.P$1]*[.$A201]*360/256))" office:value-type="float" office:value="-0.844853565249707">
            <text:p>-0.8448535652</text:p>
          </table:table-cell>
          <table:table-cell table:formula="of:=SIN(RADIANS([.Q$1]*[.$A201]*360/256))" office:value-type="float" office:value="0.382683432365088">
            <text:p>0.3826834324</text:p>
          </table:table-cell>
          <table:table-cell table:formula="of:= [.B201]/1+ [.C201]/2+ [.D201]/3+ [.E201]/4+ [.F201]/5+ [.G201]/6+ [.H201]/7+ [.I201]/8+ [.J201]/9+ [.K201]/10+ [.L201]/11+ [.M201]/12+ [.N201]/13+ [.O201]/14+ [.P201]/15+ [.Q201]/16" office:value-type="float" office:value="-0.894389234859093">
            <text:p>-0.8943892349</text:p>
          </table:table-cell>
          <table:table-cell table:formula="of:=INT(([.R201]+2)*64)" office:value-type="float" office:value="70">
            <text:p>70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SIN(RADIANS([.$A202]*360/256))" office:value-type="float" office:value="-0.98078528040323">
            <text:p>-0.9807852804</text:p>
          </table:table-cell>
          <table:table-cell table:formula="of:=SIN(RADIANS([.C$1]*[.$A202]*360/256))" office:value-type="float" office:value="-0.38268343236509">
            <text:p>-0.3826834324</text:p>
          </table:table-cell>
          <table:table-cell table:formula="of:=SIN(RADIANS([.D$1]*[.$A202]*360/256))" office:value-type="float" office:value="0.831469612302546">
            <text:p>0.8314696123</text:p>
          </table:table-cell>
          <table:table-cell table:formula="of:=SIN(RADIANS([.E$1]*[.$A202]*360/256))" office:value-type="float" office:value="0.707106781186548">
            <text:p>0.7071067812</text:p>
          </table:table-cell>
          <table:table-cell table:formula="of:=SIN(RADIANS([.F$1]*[.$A202]*360/256))" office:value-type="float" office:value="-0.555570233019601">
            <text:p>-0.555570233</text:p>
          </table:table-cell>
          <table:table-cell table:formula="of:=SIN(RADIANS([.G$1]*[.$A202]*360/256))" office:value-type="float" office:value="-0.923879532511286">
            <text:p>-0.9238795325</text:p>
          </table:table-cell>
          <table:table-cell table:formula="of:=SIN(RADIANS([.H$1]*[.$A202]*360/256))" office:value-type="float" office:value="0.195090322016125">
            <text:p>0.195090322</text:p>
          </table:table-cell>
          <table:table-cell table:formula="of:=SIN(RADIANS([.I$1]*[.$A202]*360/256))" office:value-type="float" office:value="1">
            <text:p>1</text:p>
          </table:table-cell>
          <table:table-cell table:formula="of:=SIN(RADIANS([.J$1]*[.$A202]*360/256))" office:value-type="float" office:value="0.195090322016126">
            <text:p>0.195090322</text:p>
          </table:table-cell>
          <table:table-cell table:formula="of:=SIN(RADIANS([.K$1]*[.$A202]*360/256))" office:value-type="float" office:value="-0.923879532511286">
            <text:p>-0.9238795325</text:p>
          </table:table-cell>
          <table:table-cell table:formula="of:=SIN(RADIANS([.L$1]*[.$A202]*360/256))" office:value-type="float" office:value="-0.555570233019602">
            <text:p>-0.555570233</text:p>
          </table:table-cell>
          <table:table-cell table:formula="of:=SIN(RADIANS([.M$1]*[.$A202]*360/256))" office:value-type="float" office:value="0.70710678118655">
            <text:p>0.7071067812</text:p>
          </table:table-cell>
          <table:table-cell table:formula="of:=SIN(RADIANS([.N$1]*[.$A202]*360/256))" office:value-type="float" office:value="0.831469612302546">
            <text:p>0.8314696123</text:p>
          </table:table-cell>
          <table:table-cell table:formula="of:=SIN(RADIANS([.O$1]*[.$A202]*360/256))" office:value-type="float" office:value="-0.382683432365084">
            <text:p>-0.3826834324</text:p>
          </table:table-cell>
          <table:table-cell table:formula="of:=SIN(RADIANS([.P$1]*[.$A202]*360/256))" office:value-type="float" office:value="-0.98078528040323">
            <text:p>-0.9807852804</text:p>
          </table:table-cell>
          <table:table-cell table:formula="of:=SIN(RADIANS([.Q$1]*[.$A202]*360/256))" office:value-type="float" office:value="-4.91096680932118E-016">
            <text:p>-4.91096680932118E-016</text:p>
          </table:table-cell>
          <table:table-cell table:formula="of:= [.B202]/1+ [.C202]/2+ [.D202]/3+ [.E202]/4+ [.F202]/5+ [.G202]/6+ [.H202]/7+ [.I202]/8+ [.J202]/9+ [.K202]/10+ [.L202]/11+ [.M202]/12+ [.N202]/13+ [.O202]/14+ [.P202]/15+ [.Q202]/16" office:value-type="float" office:value="-0.921470772364851">
            <text:p>-0.9214707724</text:p>
          </table:table-cell>
          <table:table-cell table:formula="of:=INT(([.R202]+2)*64)" office:value-type="float" office:value="69">
            <text:p>69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SIN(RADIANS([.$A203]*360/256))" office:value-type="float" office:value="-0.975702130038528">
            <text:p>-0.97570213</text:p>
          </table:table-cell>
          <table:table-cell table:formula="of:=SIN(RADIANS([.C$1]*[.$A203]*360/256))" office:value-type="float" office:value="-0.427555093430282">
            <text:p>-0.4275550934</text:p>
          </table:table-cell>
          <table:table-cell table:formula="of:=SIN(RADIANS([.D$1]*[.$A203]*360/256))" office:value-type="float" office:value="0.788346427626606">
            <text:p>0.7883464276</text:p>
          </table:table-cell>
          <table:table-cell table:formula="of:=SIN(RADIANS([.E$1]*[.$A203]*360/256))" office:value-type="float" office:value="0.773010453362737">
            <text:p>0.7730104534</text:p>
          </table:table-cell>
          <table:table-cell table:formula="of:=SIN(RADIANS([.F$1]*[.$A203]*360/256))" office:value-type="float" office:value="-0.449611329654607">
            <text:p>-0.4496113297</text:p>
          </table:table-cell>
          <table:table-cell table:formula="of:=SIN(RADIANS([.G$1]*[.$A203]*360/256))" office:value-type="float" office:value="-0.970031253194544">
            <text:p>-0.9700312532</text:p>
          </table:table-cell>
          <table:table-cell table:formula="of:=SIN(RADIANS([.H$1]*[.$A203]*360/256))" office:value-type="float" office:value="0.0245412285229127">
            <text:p>0.0245412285</text:p>
          </table:table-cell>
          <table:table-cell table:formula="of:=SIN(RADIANS([.I$1]*[.$A203]*360/256))" office:value-type="float" office:value="0.98078528040323">
            <text:p>0.9807852804</text:p>
          </table:table-cell>
          <table:table-cell table:formula="of:=SIN(RADIANS([.J$1]*[.$A203]*360/256))" office:value-type="float" office:value="0.405241314004989">
            <text:p>0.405241314</text:p>
          </table:table-cell>
          <table:table-cell table:formula="of:=SIN(RADIANS([.K$1]*[.$A203]*360/256))" office:value-type="float" office:value="-0.803207531480645">
            <text:p>-0.8032075315</text:p>
          </table:table-cell>
          <table:table-cell table:formula="of:=SIN(RADIANS([.L$1]*[.$A203]*360/256))" office:value-type="float" office:value="-0.757208846506484">
            <text:p>-0.7572088465</text:p>
          </table:table-cell>
          <table:table-cell table:formula="of:=SIN(RADIANS([.M$1]*[.$A203]*360/256))" office:value-type="float" office:value="0.471396736825998">
            <text:p>0.4713967368</text:p>
          </table:table-cell>
          <table:table-cell table:formula="of:=SIN(RADIANS([.N$1]*[.$A203]*360/256))" office:value-type="float" office:value="0.963776065795438">
            <text:p>0.9637760658</text:p>
          </table:table-cell>
          <table:table-cell table:formula="of:=SIN(RADIANS([.O$1]*[.$A203]*360/256))" office:value-type="float" office:value="-0.0490676743274188">
            <text:p>-0.0490676743</text:p>
          </table:table-cell>
          <table:table-cell table:formula="of:=SIN(RADIANS([.P$1]*[.$A203]*360/256))" office:value-type="float" office:value="-0.985277642388943">
            <text:p>-0.9852776424</text:p>
          </table:table-cell>
          <table:table-cell table:formula="of:=SIN(RADIANS([.Q$1]*[.$A203]*360/256))" office:value-type="float" office:value="-0.382683432365089">
            <text:p>-0.3826834324</text:p>
          </table:table-cell>
          <table:table-cell table:formula="of:= [.B203]/1+ [.C203]/2+ [.D203]/3+ [.E203]/4+ [.F203]/5+ [.G203]/6+ [.H203]/7+ [.I203]/8+ [.J203]/9+ [.K203]/10+ [.L203]/11+ [.M203]/12+ [.N203]/13+ [.O203]/14+ [.P203]/15+ [.Q203]/16" office:value-type="float" office:value="-0.942754163554448">
            <text:p>-0.9427541636</text:p>
          </table:table-cell>
          <table:table-cell table:formula="of:=INT(([.R203]+2)*64)" office:value-type="float" office:value="67">
            <text:p>67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SIN(RADIANS([.$A204]*360/256))" office:value-type="float" office:value="-0.970031253194544">
            <text:p>-0.9700312532</text:p>
          </table:table-cell>
          <table:table-cell table:formula="of:=SIN(RADIANS([.C$1]*[.$A204]*360/256))" office:value-type="float" office:value="-0.471396736825997">
            <text:p>-0.4713967368</text:p>
          </table:table-cell>
          <table:table-cell table:formula="of:=SIN(RADIANS([.D$1]*[.$A204]*360/256))" office:value-type="float" office:value="0.740951125354959">
            <text:p>0.7409511254</text:p>
          </table:table-cell>
          <table:table-cell table:formula="of:=SIN(RADIANS([.E$1]*[.$A204]*360/256))" office:value-type="float" office:value="0.831469612302545">
            <text:p>0.8314696123</text:p>
          </table:table-cell>
          <table:table-cell table:formula="of:=SIN(RADIANS([.F$1]*[.$A204]*360/256))" office:value-type="float" office:value="-0.336889853392222">
            <text:p>-0.3368898534</text:p>
          </table:table-cell>
          <table:table-cell table:formula="of:=SIN(RADIANS([.G$1]*[.$A204]*360/256))" office:value-type="float" office:value="-0.995184726672197">
            <text:p>-0.9951847267</text:p>
          </table:table-cell>
          <table:table-cell table:formula="of:=SIN(RADIANS([.H$1]*[.$A204]*360/256))" office:value-type="float" office:value="-0.146730474455358">
            <text:p>-0.1467304745</text:p>
          </table:table-cell>
          <table:table-cell table:formula="of:=SIN(RADIANS([.I$1]*[.$A204]*360/256))" office:value-type="float" office:value="0.923879532511287">
            <text:p>0.9238795325</text:p>
          </table:table-cell>
          <table:table-cell table:formula="of:=SIN(RADIANS([.J$1]*[.$A204]*360/256))" office:value-type="float" office:value="0.595699304492434">
            <text:p>0.5956993045</text:p>
          </table:table-cell>
          <table:table-cell table:formula="of:=SIN(RADIANS([.K$1]*[.$A204]*360/256))" office:value-type="float" office:value="-0.634393284163648">
            <text:p>-0.6343932842</text:p>
          </table:table-cell>
          <table:table-cell table:formula="of:=SIN(RADIANS([.L$1]*[.$A204]*360/256))" office:value-type="float" office:value="-0.903989293123443">
            <text:p>-0.9039892931</text:p>
          </table:table-cell>
          <table:table-cell table:formula="of:=SIN(RADIANS([.M$1]*[.$A204]*360/256))" office:value-type="float" office:value="0.195090322016126">
            <text:p>0.195090322</text:p>
          </table:table-cell>
          <table:table-cell table:formula="of:=SIN(RADIANS([.N$1]*[.$A204]*360/256))" office:value-type="float" office:value="0.998795456205172">
            <text:p>0.9987954562</text:p>
          </table:table-cell>
          <table:table-cell table:formula="of:=SIN(RADIANS([.O$1]*[.$A204]*360/256))" office:value-type="float" office:value="0.290284677254455">
            <text:p>0.2902846773</text:p>
          </table:table-cell>
          <table:table-cell table:formula="of:=SIN(RADIANS([.P$1]*[.$A204]*360/256))" office:value-type="float" office:value="-0.857728610000271">
            <text:p>-0.85772861</text:p>
          </table:table-cell>
          <table:table-cell table:formula="of:=SIN(RADIANS([.Q$1]*[.$A204]*360/256))" office:value-type="float" office:value="-0.707106781186546">
            <text:p>-0.7071067812</text:p>
          </table:table-cell>
          <table:table-cell table:formula="of:= [.B204]/1+ [.C204]/2+ [.D204]/3+ [.E204]/4+ [.F204]/5+ [.G204]/6+ [.H204]/7+ [.I204]/8+ [.J204]/9+ [.K204]/10+ [.L204]/11+ [.M204]/12+ [.N204]/13+ [.O204]/14+ [.P204]/15+ [.Q204]/16" office:value-type="float" office:value="-0.956582033103937">
            <text:p>-0.9565820331</text:p>
          </table:table-cell>
          <table:table-cell table:formula="of:=INT(([.R204]+2)*64)" office:value-type="float" office:value="66">
            <text:p>66</text:p>
          </table:table-cell>
          <table:table-cell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SIN(RADIANS([.$A205]*360/256))" office:value-type="float" office:value="-0.96377606579544">
            <text:p>-0.9637760658</text:p>
          </table:table-cell>
          <table:table-cell table:formula="of:=SIN(RADIANS([.C$1]*[.$A205]*360/256))" office:value-type="float" office:value="-0.514102744193221">
            <text:p>-0.5141027442</text:p>
          </table:table-cell>
          <table:table-cell table:formula="of:=SIN(RADIANS([.D$1]*[.$A205]*360/256))" office:value-type="float" office:value="0.689540544737067">
            <text:p>0.6895405447</text:p>
          </table:table-cell>
          <table:table-cell table:formula="of:=SIN(RADIANS([.E$1]*[.$A205]*360/256))" office:value-type="float" office:value="0.881921264348355">
            <text:p>0.8819212643</text:p>
          </table:table-cell>
          <table:table-cell table:formula="of:=SIN(RADIANS([.F$1]*[.$A205]*360/256))" office:value-type="float" office:value="-0.219101240156869">
            <text:p>-0.2191012402</text:p>
          </table:table-cell>
          <table:table-cell table:formula="of:=SIN(RADIANS([.G$1]*[.$A205]*360/256))" office:value-type="float" office:value="-0.998795456205172">
            <text:p>-0.9987954562</text:p>
          </table:table-cell>
          <table:table-cell table:formula="of:=SIN(RADIANS([.H$1]*[.$A205]*360/256))" office:value-type="float" office:value="-0.313681740398892">
            <text:p>-0.3136817404</text:p>
          </table:table-cell>
          <table:table-cell table:formula="of:=SIN(RADIANS([.I$1]*[.$A205]*360/256))" office:value-type="float" office:value="0.831469612302546">
            <text:p>0.8314696123</text:p>
          </table:table-cell>
          <table:table-cell table:formula="of:=SIN(RADIANS([.J$1]*[.$A205]*360/256))" office:value-type="float" office:value="0.757208846506482">
            <text:p>0.7572088465</text:p>
          </table:table-cell>
          <table:table-cell table:formula="of:=SIN(RADIANS([.K$1]*[.$A205]*360/256))" office:value-type="float" office:value="-0.427555093430281">
            <text:p>-0.4275550934</text:p>
          </table:table-cell>
          <table:table-cell table:formula="of:=SIN(RADIANS([.L$1]*[.$A205]*360/256))" office:value-type="float" office:value="-0.985277642388941">
            <text:p>-0.9852776424</text:p>
          </table:table-cell>
          <table:table-cell table:formula="of:=SIN(RADIANS([.M$1]*[.$A205]*360/256))" office:value-type="float" office:value="-0.098017140329558">
            <text:p>-0.0980171403</text:p>
          </table:table-cell>
          <table:table-cell table:formula="of:=SIN(RADIANS([.N$1]*[.$A205]*360/256))" office:value-type="float" office:value="0.932992798834738">
            <text:p>0.9329927988</text:p>
          </table:table-cell>
          <table:table-cell table:formula="of:=SIN(RADIANS([.O$1]*[.$A205]*360/256))" office:value-type="float" office:value="0.595699304492434">
            <text:p>0.5956993045</text:p>
          </table:table-cell>
          <table:table-cell table:formula="of:=SIN(RADIANS([.P$1]*[.$A205]*360/256))" office:value-type="float" office:value="-0.615231590580628">
            <text:p>-0.6152315906</text:p>
          </table:table-cell>
          <table:table-cell table:formula="of:=SIN(RADIANS([.Q$1]*[.$A205]*360/256))" office:value-type="float" office:value="-0.923879532511285">
            <text:p>-0.9238795325</text:p>
          </table:table-cell>
          <table:table-cell table:formula="of:= [.B205]/1+ [.C205]/2+ [.D205]/3+ [.E205]/4+ [.F205]/5+ [.G205]/6+ [.H205]/7+ [.I205]/8+ [.J205]/9+ [.K205]/10+ [.L205]/11+ [.M205]/12+ [.N205]/13+ [.O205]/14+ [.P205]/15+ [.Q205]/16" office:value-type="float" office:value="-0.962463672474491">
            <text:p>-0.9624636725</text:p>
          </table:table-cell>
          <table:table-cell table:formula="of:=INT(([.R205]+2)*64)" office:value-type="float" office:value="66">
            <text:p>66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SIN(RADIANS([.$A206]*360/256))" office:value-type="float" office:value="-0.956940335732209">
            <text:p>-0.9569403357</text:p>
          </table:table-cell>
          <table:table-cell table:formula="of:=SIN(RADIANS([.C$1]*[.$A206]*360/256))" office:value-type="float" office:value="-0.555570233019602">
            <text:p>-0.555570233</text:p>
          </table:table-cell>
          <table:table-cell table:formula="of:=SIN(RADIANS([.D$1]*[.$A206]*360/256))" office:value-type="float" office:value="0.634393284163645">
            <text:p>0.6343932842</text:p>
          </table:table-cell>
          <table:table-cell table:formula="of:=SIN(RADIANS([.E$1]*[.$A206]*360/256))" office:value-type="float" office:value="0.923879532511286">
            <text:p>0.9238795325</text:p>
          </table:table-cell>
          <table:table-cell table:formula="of:=SIN(RADIANS([.F$1]*[.$A206]*360/256))" office:value-type="float" office:value="-0.0980171403295612">
            <text:p>-0.0980171403</text:p>
          </table:table-cell>
          <table:table-cell table:formula="of:=SIN(RADIANS([.G$1]*[.$A206]*360/256))" office:value-type="float" office:value="-0.98078528040323">
            <text:p>-0.9807852804</text:p>
          </table:table-cell>
          <table:table-cell table:formula="of:=SIN(RADIANS([.H$1]*[.$A206]*360/256))" office:value-type="float" office:value="-0.471396736825995">
            <text:p>-0.4713967368</text:p>
          </table:table-cell>
          <table:table-cell table:formula="of:=SIN(RADIANS([.I$1]*[.$A206]*360/256))" office:value-type="float" office:value="0.707106781186549">
            <text:p>0.7071067812</text:p>
          </table:table-cell>
          <table:table-cell table:formula="of:=SIN(RADIANS([.J$1]*[.$A206]*360/256))" office:value-type="float" office:value="0.881921264348354">
            <text:p>0.8819212643</text:p>
          </table:table-cell>
          <table:table-cell table:formula="of:=SIN(RADIANS([.K$1]*[.$A206]*360/256))" office:value-type="float" office:value="-0.19509032201613">
            <text:p>-0.195090322</text:p>
          </table:table-cell>
          <table:table-cell table:formula="of:=SIN(RADIANS([.L$1]*[.$A206]*360/256))" office:value-type="float" office:value="-0.995184726672197">
            <text:p>-0.9951847267</text:p>
          </table:table-cell>
          <table:table-cell table:formula="of:=SIN(RADIANS([.M$1]*[.$A206]*360/256))" office:value-type="float" office:value="-0.38268343236509">
            <text:p>-0.3826834324</text:p>
          </table:table-cell>
          <table:table-cell table:formula="of:=SIN(RADIANS([.N$1]*[.$A206]*360/256))" office:value-type="float" office:value="0.773010453362741">
            <text:p>0.7730104534</text:p>
          </table:table-cell>
          <table:table-cell table:formula="of:=SIN(RADIANS([.O$1]*[.$A206]*360/256))" office:value-type="float" office:value="0.831469612302542">
            <text:p>0.8314696123</text:p>
          </table:table-cell>
          <table:table-cell table:formula="of:=SIN(RADIANS([.P$1]*[.$A206]*360/256))" office:value-type="float" office:value="-0.290284677254468">
            <text:p>-0.2902846773</text:p>
          </table:table-cell>
          <table:table-cell table:formula="of:=SIN(RADIANS([.Q$1]*[.$A206]*360/256))" office:value-type="float" office:value="-1">
            <text:p>-1</text:p>
          </table:table-cell>
          <table:table-cell table:formula="of:= [.B206]/1+ [.C206]/2+ [.D206]/3+ [.E206]/4+ [.F206]/5+ [.G206]/6+ [.H206]/7+ [.I206]/8+ [.J206]/9+ [.K206]/10+ [.L206]/11+ [.M206]/12+ [.N206]/13+ [.O206]/14+ [.P206]/15+ [.Q206]/16" office:value-type="float" office:value="-0.961191513936632">
            <text:p>-0.9611915139</text:p>
          </table:table-cell>
          <table:table-cell table:formula="of:=INT(([.R206]+2)*64)" office:value-type="float" office:value="66">
            <text:p>66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SIN(RADIANS([.$A207]*360/256))" office:value-type="float" office:value="-0.949528180593037">
            <text:p>-0.9495281806</text:p>
          </table:table-cell>
          <table:table-cell table:formula="of:=SIN(RADIANS([.C$1]*[.$A207]*360/256))" office:value-type="float" office:value="-0.595699304492433">
            <text:p>-0.5956993045</text:p>
          </table:table-cell>
          <table:table-cell table:formula="of:=SIN(RADIANS([.D$1]*[.$A207]*360/256))" office:value-type="float" office:value="0.575808191417845">
            <text:p>0.5758081914</text:p>
          </table:table-cell>
          <table:table-cell table:formula="of:=SIN(RADIANS([.E$1]*[.$A207]*360/256))" office:value-type="float" office:value="0.956940335732208">
            <text:p>0.9569403357</text:p>
          </table:table-cell>
          <table:table-cell table:formula="of:=SIN(RADIANS([.F$1]*[.$A207]*360/256))" office:value-type="float" office:value="0.0245412285229103">
            <text:p>0.0245412285</text:p>
          </table:table-cell>
          <table:table-cell table:formula="of:=SIN(RADIANS([.G$1]*[.$A207]*360/256))" office:value-type="float" office:value="-0.94154406518302">
            <text:p>-0.9415440652</text:p>
          </table:table-cell>
          <table:table-cell table:formula="of:=SIN(RADIANS([.H$1]*[.$A207]*360/256))" office:value-type="float" office:value="-0.615231590580627">
            <text:p>-0.6152315906</text:p>
          </table:table-cell>
          <table:table-cell table:formula="of:=SIN(RADIANS([.I$1]*[.$A207]*360/256))" office:value-type="float" office:value="0.555570233019605">
            <text:p>0.555570233</text:p>
          </table:table-cell>
          <table:table-cell table:formula="of:=SIN(RADIANS([.J$1]*[.$A207]*360/256))" office:value-type="float" office:value="0.96377606579544">
            <text:p>0.9637760658</text:p>
          </table:table-cell>
          <table:table-cell table:formula="of:=SIN(RADIANS([.K$1]*[.$A207]*360/256))" office:value-type="float" office:value="0.0490676743274141">
            <text:p>0.0490676743</text:p>
          </table:table-cell>
          <table:table-cell table:formula="of:=SIN(RADIANS([.L$1]*[.$A207]*360/256))" office:value-type="float" office:value="-0.932992798834739">
            <text:p>-0.9329927988</text:p>
          </table:table-cell>
          <table:table-cell table:formula="of:=SIN(RADIANS([.M$1]*[.$A207]*360/256))" office:value-type="float" office:value="-0.634393284163647">
            <text:p>-0.6343932842</text:p>
          </table:table-cell>
          <table:table-cell table:formula="of:=SIN(RADIANS([.N$1]*[.$A207]*360/256))" office:value-type="float" office:value="0.534997619887098">
            <text:p>0.5349976199</text:p>
          </table:table-cell>
          <table:table-cell table:formula="of:=SIN(RADIANS([.O$1]*[.$A207]*360/256))" office:value-type="float" office:value="0.970031253194544">
            <text:p>0.9700312532</text:p>
          </table:table-cell>
          <table:table-cell table:formula="of:=SIN(RADIANS([.P$1]*[.$A207]*360/256))" office:value-type="float" office:value="0.0735645635996722">
            <text:p>0.0735645636</text:p>
          </table:table-cell>
          <table:table-cell table:formula="of:=SIN(RADIANS([.Q$1]*[.$A207]*360/256))" office:value-type="float" office:value="-0.923879532511289">
            <text:p>-0.9238795325</text:p>
          </table:table-cell>
          <table:table-cell table:formula="of:= [.B207]/1+ [.C207]/2+ [.D207]/3+ [.E207]/4+ [.F207]/5+ [.G207]/6+ [.H207]/7+ [.I207]/8+ [.J207]/9+ [.K207]/10+ [.L207]/11+ [.M207]/12+ [.N207]/13+ [.O207]/14+ [.P207]/15+ [.Q207]/16" office:value-type="float" office:value="-0.95475359238971">
            <text:p>-0.9547535924</text:p>
          </table:table-cell>
          <table:table-cell table:formula="of:=INT(([.R207]+2)*64)" office:value-type="float" office:value="66">
            <text:p>66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SIN(RADIANS([.$A208]*360/256))" office:value-type="float" office:value="-0.941544065183021">
            <text:p>-0.9415440652</text:p>
          </table:table-cell>
          <table:table-cell table:formula="of:=SIN(RADIANS([.C$1]*[.$A208]*360/256))" office:value-type="float" office:value="-0.634393284163645">
            <text:p>-0.6343932842</text:p>
          </table:table-cell>
          <table:table-cell table:formula="of:=SIN(RADIANS([.D$1]*[.$A208]*360/256))" office:value-type="float" office:value="0.514102744193222">
            <text:p>0.5141027442</text:p>
          </table:table-cell>
          <table:table-cell table:formula="of:=SIN(RADIANS([.E$1]*[.$A208]*360/256))" office:value-type="float" office:value="0.98078528040323">
            <text:p>0.9807852804</text:p>
          </table:table-cell>
          <table:table-cell table:formula="of:=SIN(RADIANS([.F$1]*[.$A208]*360/256))" office:value-type="float" office:value="0.146730474455362">
            <text:p>0.1467304745</text:p>
          </table:table-cell>
          <table:table-cell table:formula="of:=SIN(RADIANS([.G$1]*[.$A208]*360/256))" office:value-type="float" office:value="-0.881921264348356">
            <text:p>-0.8819212643</text:p>
          </table:table-cell>
          <table:table-cell table:formula="of:=SIN(RADIANS([.H$1]*[.$A208]*360/256))" office:value-type="float" office:value="-0.740951125354957">
            <text:p>-0.7409511254</text:p>
          </table:table-cell>
          <table:table-cell table:formula="of:=SIN(RADIANS([.I$1]*[.$A208]*360/256))" office:value-type="float" office:value="0.382683432365093">
            <text:p>0.3826834324</text:p>
          </table:table-cell>
          <table:table-cell table:formula="of:=SIN(RADIANS([.J$1]*[.$A208]*360/256))" office:value-type="float" office:value="0.998795456205172">
            <text:p>0.9987954562</text:p>
          </table:table-cell>
          <table:table-cell table:formula="of:=SIN(RADIANS([.K$1]*[.$A208]*360/256))" office:value-type="float" office:value="0.290284677254463">
            <text:p>0.2902846773</text:p>
          </table:table-cell>
          <table:table-cell table:formula="of:=SIN(RADIANS([.L$1]*[.$A208]*360/256))" office:value-type="float" office:value="-0.803207531480645">
            <text:p>-0.8032075315</text:p>
          </table:table-cell>
          <table:table-cell table:formula="of:=SIN(RADIANS([.M$1]*[.$A208]*360/256))" office:value-type="float" office:value="-0.831469612302544">
            <text:p>-0.8314696123</text:p>
          </table:table-cell>
          <table:table-cell table:formula="of:=SIN(RADIANS([.N$1]*[.$A208]*360/256))" office:value-type="float" office:value="0.24298017990326">
            <text:p>0.2429801799</text:p>
          </table:table-cell>
          <table:table-cell table:formula="of:=SIN(RADIANS([.O$1]*[.$A208]*360/256))" office:value-type="float" office:value="0.995184726672197">
            <text:p>0.9951847267</text:p>
          </table:table-cell>
          <table:table-cell table:formula="of:=SIN(RADIANS([.P$1]*[.$A208]*360/256))" office:value-type="float" office:value="0.427555093430283">
            <text:p>0.4275550934</text:p>
          </table:table-cell>
          <table:table-cell table:formula="of:=SIN(RADIANS([.Q$1]*[.$A208]*360/256))" office:value-type="float" office:value="-0.707106781186553">
            <text:p>-0.7071067812</text:p>
          </table:table-cell>
          <table:table-cell table:formula="of:= [.B208]/1+ [.C208]/2+ [.D208]/3+ [.E208]/4+ [.F208]/5+ [.G208]/6+ [.H208]/7+ [.I208]/8+ [.J208]/9+ [.K208]/10+ [.L208]/11+ [.M208]/12+ [.N208]/13+ [.O208]/14+ [.P208]/15+ [.Q208]/16" office:value-type="float" office:value="-0.946049674731224">
            <text:p>-0.9460496747</text:p>
          </table:table-cell>
          <table:table-cell table:formula="of:=INT(([.R208]+2)*64)" office:value-type="float" office:value="67">
            <text:p>67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SIN(RADIANS([.$A209]*360/256))" office:value-type="float" office:value="-0.932992798834739">
            <text:p>-0.9329927988</text:p>
          </table:table-cell>
          <table:table-cell table:formula="of:=SIN(RADIANS([.C$1]*[.$A209]*360/256))" office:value-type="float" office:value="-0.671558954847019">
            <text:p>-0.6715589548</text:p>
          </table:table-cell>
          <table:table-cell table:formula="of:=SIN(RADIANS([.D$1]*[.$A209]*360/256))" office:value-type="float" office:value="0.449611329654606">
            <text:p>0.4496113297</text:p>
          </table:table-cell>
          <table:table-cell table:formula="of:=SIN(RADIANS([.E$1]*[.$A209]*360/256))" office:value-type="float" office:value="0.995184726672197">
            <text:p>0.9951847267</text:p>
          </table:table-cell>
          <table:table-cell table:formula="of:=SIN(RADIANS([.F$1]*[.$A209]*360/256))" office:value-type="float" office:value="0.266712757474897">
            <text:p>0.2667127575</text:p>
          </table:table-cell>
          <table:table-cell table:formula="of:=SIN(RADIANS([.G$1]*[.$A209]*360/256))" office:value-type="float" office:value="-0.803207531480645">
            <text:p>-0.8032075315</text:p>
          </table:table-cell>
          <table:table-cell table:formula="of:=SIN(RADIANS([.H$1]*[.$A209]*360/256))" office:value-type="float" office:value="-0.844853565249708">
            <text:p>-0.8448535652</text:p>
          </table:table-cell>
          <table:table-cell table:formula="of:=SIN(RADIANS([.I$1]*[.$A209]*360/256))" office:value-type="float" office:value="0.195090322016126">
            <text:p>0.195090322</text:p>
          </table:table-cell>
          <table:table-cell table:formula="of:=SIN(RADIANS([.J$1]*[.$A209]*360/256))" office:value-type="float" office:value="0.985277642388942">
            <text:p>0.9852776424</text:p>
          </table:table-cell>
          <table:table-cell table:formula="of:=SIN(RADIANS([.K$1]*[.$A209]*360/256))" office:value-type="float" office:value="0.51410274419322">
            <text:p>0.5141027442</text:p>
          </table:table-cell>
          <table:table-cell table:formula="of:=SIN(RADIANS([.L$1]*[.$A209]*360/256))" office:value-type="float" office:value="-0.615231590580627">
            <text:p>-0.6152315906</text:p>
          </table:table-cell>
          <table:table-cell table:formula="of:=SIN(RADIANS([.M$1]*[.$A209]*360/256))" office:value-type="float" office:value="-0.956940335732209">
            <text:p>-0.9569403357</text:p>
          </table:table-cell>
          <table:table-cell table:formula="of:=SIN(RADIANS([.N$1]*[.$A209]*360/256))" office:value-type="float" office:value="-0.0735645635996619">
            <text:p>-0.0735645636</text:p>
          </table:table-cell>
          <table:table-cell table:formula="of:=SIN(RADIANS([.O$1]*[.$A209]*360/256))" office:value-type="float" office:value="0.903989293123442">
            <text:p>0.9039892931</text:p>
          </table:table-cell>
          <table:table-cell table:formula="of:=SIN(RADIANS([.P$1]*[.$A209]*360/256))" office:value-type="float" office:value="0.724247082951465">
            <text:p>0.724247083</text:p>
          </table:table-cell>
          <table:table-cell table:formula="of:=SIN(RADIANS([.Q$1]*[.$A209]*360/256))" office:value-type="float" office:value="-0.382683432365085">
            <text:p>-0.3826834324</text:p>
          </table:table-cell>
          <table:table-cell table:formula="of:= [.B209]/1+ [.C209]/2+ [.D209]/3+ [.E209]/4+ [.F209]/5+ [.G209]/6+ [.H209]/7+ [.I209]/8+ [.J209]/9+ [.K209]/10+ [.L209]/11+ [.M209]/12+ [.N209]/13+ [.O209]/14+ [.P209]/15+ [.Q209]/16" office:value-type="float" office:value="-0.93845042700996">
            <text:p>-0.938450427</text:p>
          </table:table-cell>
          <table:table-cell table:formula="of:=INT(([.R209]+2)*64)" office:value-type="float" office:value="67">
            <text:p>67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SIN(RADIANS([.$A210]*360/256))" office:value-type="float" office:value="-0.923879532511287">
            <text:p>-0.9238795325</text:p>
          </table:table-cell>
          <table:table-cell table:formula="of:=SIN(RADIANS([.C$1]*[.$A210]*360/256))" office:value-type="float" office:value="-0.707106781186548">
            <text:p>-0.7071067812</text:p>
          </table:table-cell>
          <table:table-cell table:formula="of:=SIN(RADIANS([.D$1]*[.$A210]*360/256))" office:value-type="float" office:value="0.382683432365091">
            <text:p>0.3826834324</text:p>
          </table:table-cell>
          <table:table-cell table:formula="of:=SIN(RADIANS([.E$1]*[.$A210]*360/256))" office:value-type="float" office:value="1">
            <text:p>1</text:p>
          </table:table-cell>
          <table:table-cell table:formula="of:=SIN(RADIANS([.F$1]*[.$A210]*360/256))" office:value-type="float" office:value="0.382683432365091">
            <text:p>0.3826834324</text:p>
          </table:table-cell>
          <table:table-cell table:formula="of:=SIN(RADIANS([.G$1]*[.$A210]*360/256))" office:value-type="float" office:value="-0.707106781186549">
            <text:p>-0.7071067812</text:p>
          </table:table-cell>
          <table:table-cell table:formula="of:=SIN(RADIANS([.H$1]*[.$A210]*360/256))" office:value-type="float" office:value="-0.923879532511286">
            <text:p>-0.9238795325</text:p>
          </table:table-cell>
          <table:table-cell table:formula="of:=SIN(RADIANS([.I$1]*[.$A210]*360/256))" office:value-type="float" office:value="-1.96067283990894E-015">
            <text:p>-1.96067283990894E-015</text:p>
          </table:table-cell>
          <table:table-cell table:formula="of:=SIN(RADIANS([.J$1]*[.$A210]*360/256))" office:value-type="float" office:value="0.923879532511287">
            <text:p>0.9238795325</text:p>
          </table:table-cell>
          <table:table-cell table:formula="of:=SIN(RADIANS([.K$1]*[.$A210]*360/256))" office:value-type="float" office:value="0.707106781186549">
            <text:p>0.7071067812</text:p>
          </table:table-cell>
          <table:table-cell table:formula="of:=SIN(RADIANS([.L$1]*[.$A210]*360/256))" office:value-type="float" office:value="-0.382683432365091">
            <text:p>-0.3826834324</text:p>
          </table:table-cell>
          <table:table-cell table:formula="of:=SIN(RADIANS([.M$1]*[.$A210]*360/256))" office:value-type="float" office:value="-1">
            <text:p>-1</text:p>
          </table:table-cell>
          <table:table-cell table:formula="of:=SIN(RADIANS([.N$1]*[.$A210]*360/256))" office:value-type="float" office:value="-0.382683432365089">
            <text:p>-0.3826834324</text:p>
          </table:table-cell>
          <table:table-cell table:formula="of:=SIN(RADIANS([.O$1]*[.$A210]*360/256))" office:value-type="float" office:value="0.70710678118655">
            <text:p>0.7071067812</text:p>
          </table:table-cell>
          <table:table-cell table:formula="of:=SIN(RADIANS([.P$1]*[.$A210]*360/256))" office:value-type="float" office:value="0.923879532511284">
            <text:p>0.9238795325</text:p>
          </table:table-cell>
          <table:table-cell table:formula="of:=SIN(RADIANS([.Q$1]*[.$A210]*360/256))" office:value-type="float" office:value="3.92134567981788E-015">
            <text:p>3.92134567981788E-015</text:p>
          </table:table-cell>
          <table:table-cell table:formula="of:= [.B210]/1+ [.C210]/2+ [.D210]/3+ [.E210]/4+ [.F210]/5+ [.G210]/6+ [.H210]/7+ [.I210]/8+ [.J210]/9+ [.K210]/10+ [.L210]/11+ [.M210]/12+ [.N210]/13+ [.O210]/14+ [.P210]/15+ [.Q210]/16" office:value-type="float" office:value="-0.935265380876486">
            <text:p>-0.9352653809</text:p>
          </table:table-cell>
          <table:table-cell table:formula="of:=INT(([.R210]+2)*64)" office:value-type="float" office:value="68">
            <text:p>68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SIN(RADIANS([.$A211]*360/256))" office:value-type="float" office:value="-0.914209755703531">
            <text:p>-0.9142097557</text:p>
          </table:table-cell>
          <table:table-cell table:formula="of:=SIN(RADIANS([.C$1]*[.$A211]*360/256))" office:value-type="float" office:value="-0.740951125354959">
            <text:p>-0.7409511254</text:p>
          </table:table-cell>
          <table:table-cell table:formula="of:=SIN(RADIANS([.D$1]*[.$A211]*360/256))" office:value-type="float" office:value="0.313681740398892">
            <text:p>0.3136817404</text:p>
          </table:table-cell>
          <table:table-cell table:formula="of:=SIN(RADIANS([.E$1]*[.$A211]*360/256))" office:value-type="float" office:value="0.995184726672197">
            <text:p>0.9951847267</text:p>
          </table:table-cell>
          <table:table-cell table:formula="of:=SIN(RADIANS([.F$1]*[.$A211]*360/256))" office:value-type="float" office:value="0.492898192229784">
            <text:p>0.4928981922</text:p>
          </table:table-cell>
          <table:table-cell table:formula="of:=SIN(RADIANS([.G$1]*[.$A211]*360/256))" office:value-type="float" office:value="-0.595699304492434">
            <text:p>-0.5956993045</text:p>
          </table:table-cell>
          <table:table-cell table:formula="of:=SIN(RADIANS([.H$1]*[.$A211]*360/256))" office:value-type="float" office:value="-0.975702130038529">
            <text:p>-0.97570213</text:p>
          </table:table-cell>
          <table:table-cell table:formula="of:=SIN(RADIANS([.I$1]*[.$A211]*360/256))" office:value-type="float" office:value="-0.19509032201613">
            <text:p>-0.195090322</text:p>
          </table:table-cell>
          <table:table-cell table:formula="of:=SIN(RADIANS([.J$1]*[.$A211]*360/256))" office:value-type="float" office:value="0.817584813151583">
            <text:p>0.8175848132</text:p>
          </table:table-cell>
          <table:table-cell table:formula="of:=SIN(RADIANS([.K$1]*[.$A211]*360/256))" office:value-type="float" office:value="0.857728610000272">
            <text:p>0.85772861</text:p>
          </table:table-cell>
          <table:table-cell table:formula="of:=SIN(RADIANS([.L$1]*[.$A211]*360/256))" office:value-type="float" office:value="-0.122410675199217">
            <text:p>-0.1224106752</text:p>
          </table:table-cell>
          <table:table-cell table:formula="of:=SIN(RADIANS([.M$1]*[.$A211]*360/256))" office:value-type="float" office:value="-0.956940335732209">
            <text:p>-0.9569403357</text:p>
          </table:table-cell>
          <table:table-cell table:formula="of:=SIN(RADIANS([.N$1]*[.$A211]*360/256))" office:value-type="float" office:value="-0.65317284295378">
            <text:p>-0.653172843</text:p>
          </table:table-cell>
          <table:table-cell table:formula="of:=SIN(RADIANS([.O$1]*[.$A211]*360/256))" office:value-type="float" office:value="0.427555093430278">
            <text:p>0.4275550934</text:p>
          </table:table-cell>
          <table:table-cell table:formula="of:=SIN(RADIANS([.P$1]*[.$A211]*360/256))" office:value-type="float" office:value="0.999698818696204">
            <text:p>0.9996988187</text:p>
          </table:table-cell>
          <table:table-cell table:formula="of:=SIN(RADIANS([.Q$1]*[.$A211]*360/256))" office:value-type="float" office:value="0.382683432365092">
            <text:p>0.3826834324</text:p>
          </table:table-cell>
          <table:table-cell table:formula="of:= [.B211]/1+ [.C211]/2+ [.D211]/3+ [.E211]/4+ [.F211]/5+ [.G211]/6+ [.H211]/7+ [.I211]/8+ [.J211]/9+ [.K211]/10+ [.L211]/11+ [.M211]/12+ [.N211]/13+ [.O211]/14+ [.P211]/15+ [.Q211]/16" office:value-type="float" office:value="-0.939202210415104">
            <text:p>-0.9392022104</text:p>
          </table:table-cell>
          <table:table-cell table:formula="of:=INT(([.R211]+2)*64)" office:value-type="float" office:value="67">
            <text:p>67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SIN(RADIANS([.$A212]*360/256))" office:value-type="float" office:value="-0.903989293123443">
            <text:p>-0.9039892931</text:p>
          </table:table-cell>
          <table:table-cell table:formula="of:=SIN(RADIANS([.C$1]*[.$A212]*360/256))" office:value-type="float" office:value="-0.773010453362737">
            <text:p>-0.7730104534</text:p>
          </table:table-cell>
          <table:table-cell table:formula="of:=SIN(RADIANS([.D$1]*[.$A212]*360/256))" office:value-type="float" office:value="0.242980179903264">
            <text:p>0.2429801799</text:p>
          </table:table-cell>
          <table:table-cell table:formula="of:=SIN(RADIANS([.E$1]*[.$A212]*360/256))" office:value-type="float" office:value="0.98078528040323">
            <text:p>0.9807852804</text:p>
          </table:table-cell>
          <table:table-cell table:formula="of:=SIN(RADIANS([.F$1]*[.$A212]*360/256))" office:value-type="float" office:value="0.595699304492432">
            <text:p>0.5956993045</text:p>
          </table:table-cell>
          <table:table-cell table:formula="of:=SIN(RADIANS([.G$1]*[.$A212]*360/256))" office:value-type="float" office:value="-0.471396736825997">
            <text:p>-0.4713967368</text:p>
          </table:table-cell>
          <table:table-cell table:formula="of:=SIN(RADIANS([.H$1]*[.$A212]*360/256))" office:value-type="float" office:value="-0.998795456205172">
            <text:p>-0.9987954562</text:p>
          </table:table-cell>
          <table:table-cell table:formula="of:=SIN(RADIANS([.I$1]*[.$A212]*360/256))" office:value-type="float" office:value="-0.38268343236509">
            <text:p>-0.3826834324</text:p>
          </table:table-cell>
          <table:table-cell table:formula="of:=SIN(RADIANS([.J$1]*[.$A212]*360/256))" office:value-type="float" office:value="0.671558954847017">
            <text:p>0.6715589548</text:p>
          </table:table-cell>
          <table:table-cell table:formula="of:=SIN(RADIANS([.K$1]*[.$A212]*360/256))" office:value-type="float" office:value="0.956940335732208">
            <text:p>0.9569403357</text:p>
          </table:table-cell>
          <table:table-cell table:formula="of:=SIN(RADIANS([.L$1]*[.$A212]*360/256))" office:value-type="float" office:value="0.146730474455361">
            <text:p>0.1467304745</text:p>
          </table:table-cell>
          <table:table-cell table:formula="of:=SIN(RADIANS([.M$1]*[.$A212]*360/256))" office:value-type="float" office:value="-0.831469612302545">
            <text:p>-0.8314696123</text:p>
          </table:table-cell>
          <table:table-cell table:formula="of:=SIN(RADIANS([.N$1]*[.$A212]*360/256))" office:value-type="float" office:value="-0.85772861000027">
            <text:p>-0.85772861</text:p>
          </table:table-cell>
          <table:table-cell table:formula="of:=SIN(RADIANS([.O$1]*[.$A212]*360/256))" office:value-type="float" office:value="0.0980171403295631">
            <text:p>0.0980171403</text:p>
          </table:table-cell>
          <table:table-cell table:formula="of:=SIN(RADIANS([.P$1]*[.$A212]*360/256))" office:value-type="float" office:value="0.941544065183021">
            <text:p>0.9415440652</text:p>
          </table:table-cell>
          <table:table-cell table:formula="of:=SIN(RADIANS([.Q$1]*[.$A212]*360/256))" office:value-type="float" office:value="0.707106781186548">
            <text:p>0.7071067812</text:p>
          </table:table-cell>
          <table:table-cell table:formula="of:= [.B212]/1+ [.C212]/2+ [.D212]/3+ [.E212]/4+ [.F212]/5+ [.G212]/6+ [.H212]/7+ [.I212]/8+ [.J212]/9+ [.K212]/10+ [.L212]/11+ [.M212]/12+ [.N212]/13+ [.O212]/14+ [.P212]/15+ [.Q212]/16" office:value-type="float" office:value="-0.951903988988052">
            <text:p>-0.951903989</text:p>
          </table:table-cell>
          <table:table-cell table:formula="of:=INT(([.R212]+2)*64)" office:value-type="float" office:value="67">
            <text:p>67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SIN(RADIANS([.$A213]*360/256))" office:value-type="float" office:value="-0.893224301195515">
            <text:p>-0.8932243012</text:p>
          </table:table-cell>
          <table:table-cell table:formula="of:=SIN(RADIANS([.C$1]*[.$A213]*360/256))" office:value-type="float" office:value="-0.803207531480645">
            <text:p>-0.8032075315</text:p>
          </table:table-cell>
          <table:table-cell table:formula="of:=SIN(RADIANS([.D$1]*[.$A213]*360/256))" office:value-type="float" office:value="0.170961888760302">
            <text:p>0.1709618888</text:p>
          </table:table-cell>
          <table:table-cell table:formula="of:=SIN(RADIANS([.E$1]*[.$A213]*360/256))" office:value-type="float" office:value="0.956940335732209">
            <text:p>0.9569403357</text:p>
          </table:table-cell>
          <table:table-cell table:formula="of:=SIN(RADIANS([.F$1]*[.$A213]*360/256))" office:value-type="float" office:value="0.689540544737068">
            <text:p>0.6895405447</text:p>
          </table:table-cell>
          <table:table-cell table:formula="of:=SIN(RADIANS([.G$1]*[.$A213]*360/256))" office:value-type="float" office:value="-0.336889853392222">
            <text:p>-0.3368898534</text:p>
          </table:table-cell>
          <table:table-cell table:formula="of:=SIN(RADIANS([.H$1]*[.$A213]*360/256))" office:value-type="float" office:value="-0.99247953459871">
            <text:p>-0.9924795346</text:p>
          </table:table-cell>
          <table:table-cell table:formula="of:=SIN(RADIANS([.I$1]*[.$A213]*360/256))" office:value-type="float" office:value="-0.555570233019602">
            <text:p>-0.555570233</text:p>
          </table:table-cell>
          <table:table-cell table:formula="of:=SIN(RADIANS([.J$1]*[.$A213]*360/256))" office:value-type="float" office:value="0.492898192229786">
            <text:p>0.4928981922</text:p>
          </table:table-cell>
          <table:table-cell table:formula="of:=SIN(RADIANS([.K$1]*[.$A213]*360/256))" office:value-type="float" office:value="0.998795456205172">
            <text:p>0.9987954562</text:p>
          </table:table-cell>
          <table:table-cell table:formula="of:=SIN(RADIANS([.L$1]*[.$A213]*360/256))" office:value-type="float" office:value="0.405241314004989">
            <text:p>0.405241314</text:p>
          </table:table-cell>
          <table:table-cell table:formula="of:=SIN(RADIANS([.M$1]*[.$A213]*360/256))" office:value-type="float" office:value="-0.634393284163648">
            <text:p>-0.6343932842</text:p>
          </table:table-cell>
          <table:table-cell table:formula="of:=SIN(RADIANS([.N$1]*[.$A213]*360/256))" office:value-type="float" office:value="-0.975702130038529">
            <text:p>-0.97570213</text:p>
          </table:table-cell>
          <table:table-cell table:formula="of:=SIN(RADIANS([.O$1]*[.$A213]*360/256))" office:value-type="float" office:value="-0.242980179903269">
            <text:p>-0.2429801799</text:p>
          </table:table-cell>
          <table:table-cell table:formula="of:=SIN(RADIANS([.P$1]*[.$A213]*360/256))" office:value-type="float" office:value="0.757208846506488">
            <text:p>0.7572088465</text:p>
          </table:table-cell>
          <table:table-cell table:formula="of:=SIN(RADIANS([.Q$1]*[.$A213]*360/256))" office:value-type="float" office:value="0.923879532511287">
            <text:p>0.9238795325</text:p>
          </table:table-cell>
          <table:table-cell table:formula="of:= [.B213]/1+ [.C213]/2+ [.D213]/3+ [.E213]/4+ [.F213]/5+ [.G213]/6+ [.H213]/7+ [.I213]/8+ [.J213]/9+ [.K213]/10+ [.L213]/11+ [.M213]/12+ [.N213]/13+ [.O213]/14+ [.P213]/15+ [.Q213]/16" office:value-type="float" office:value="-0.973641609209719">
            <text:p>-0.9736416092</text:p>
          </table:table-cell>
          <table:table-cell table:formula="of:=INT(([.R213]+2)*64)" office:value-type="float" office:value="65">
            <text:p>65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SIN(RADIANS([.$A214]*360/256))" office:value-type="float" office:value="-0.881921264348355">
            <text:p>-0.8819212643</text:p>
          </table:table-cell>
          <table:table-cell table:formula="of:=SIN(RADIANS([.C$1]*[.$A214]*360/256))" office:value-type="float" office:value="-0.831469612302545">
            <text:p>-0.8314696123</text:p>
          </table:table-cell>
          <table:table-cell table:formula="of:=SIN(RADIANS([.D$1]*[.$A214]*360/256))" office:value-type="float" office:value="0.0980171403295609">
            <text:p>0.0980171403</text:p>
          </table:table-cell>
          <table:table-cell table:formula="of:=SIN(RADIANS([.E$1]*[.$A214]*360/256))" office:value-type="float" office:value="0.923879532511287">
            <text:p>0.9238795325</text:p>
          </table:table-cell>
          <table:table-cell table:formula="of:=SIN(RADIANS([.F$1]*[.$A214]*360/256))" office:value-type="float" office:value="0.773010453362737">
            <text:p>0.7730104534</text:p>
          </table:table-cell>
          <table:table-cell table:formula="of:=SIN(RADIANS([.G$1]*[.$A214]*360/256))" office:value-type="float" office:value="-0.195090322016129">
            <text:p>-0.195090322</text:p>
          </table:table-cell>
          <table:table-cell table:formula="of:=SIN(RADIANS([.H$1]*[.$A214]*360/256))" office:value-type="float" office:value="-0.956940335732209">
            <text:p>-0.9569403357</text:p>
          </table:table-cell>
          <table:table-cell table:formula="of:=SIN(RADIANS([.I$1]*[.$A214]*360/256))" office:value-type="float" office:value="-0.707106781186547">
            <text:p>-0.7071067812</text:p>
          </table:table-cell>
          <table:table-cell table:formula="of:=SIN(RADIANS([.J$1]*[.$A214]*360/256))" office:value-type="float" office:value="0.290284677254463">
            <text:p>0.2902846773</text:p>
          </table:table-cell>
          <table:table-cell table:formula="of:=SIN(RADIANS([.K$1]*[.$A214]*360/256))" office:value-type="float" office:value="0.980785280403231">
            <text:p>0.9807852804</text:p>
          </table:table-cell>
          <table:table-cell table:formula="of:=SIN(RADIANS([.L$1]*[.$A214]*360/256))" office:value-type="float" office:value="0.634393284163645">
            <text:p>0.6343932842</text:p>
          </table:table-cell>
          <table:table-cell table:formula="of:=SIN(RADIANS([.M$1]*[.$A214]*360/256))" office:value-type="float" office:value="-0.382683432365091">
            <text:p>-0.3826834324</text:p>
          </table:table-cell>
          <table:table-cell table:formula="of:=SIN(RADIANS([.N$1]*[.$A214]*360/256))" office:value-type="float" office:value="-0.995184726672196">
            <text:p>-0.9951847267</text:p>
          </table:table-cell>
          <table:table-cell table:formula="of:=SIN(RADIANS([.O$1]*[.$A214]*360/256))" office:value-type="float" office:value="-0.555570233019601">
            <text:p>-0.555570233</text:p>
          </table:table-cell>
          <table:table-cell table:formula="of:=SIN(RADIANS([.P$1]*[.$A214]*360/256))" office:value-type="float" office:value="0.471396736825993">
            <text:p>0.4713967368</text:p>
          </table:table-cell>
          <table:table-cell table:formula="of:=SIN(RADIANS([.Q$1]*[.$A214]*360/256))" office:value-type="float" office:value="1">
            <text:p>1</text:p>
          </table:table-cell>
          <table:table-cell table:formula="of:= [.B214]/1+ [.C214]/2+ [.D214]/3+ [.E214]/4+ [.F214]/5+ [.G214]/6+ [.H214]/7+ [.I214]/8+ [.J214]/9+ [.K214]/10+ [.L214]/11+ [.M214]/12+ [.N214]/13+ [.O214]/14+ [.P214]/15+ [.Q214]/16" office:value-type="float" office:value="-1.00321647860779">
            <text:p>-1.0032164786</text:p>
          </table:table-cell>
          <table:table-cell table:formula="of:=INT(([.R214]+2)*64)" office:value-type="float" office:value="63">
            <text:p>63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SIN(RADIANS([.$A215]*360/256))" office:value-type="float" office:value="-0.870086991108711">
            <text:p>-0.8700869911</text:p>
          </table:table-cell>
          <table:table-cell table:formula="of:=SIN(RADIANS([.C$1]*[.$A215]*360/256))" office:value-type="float" office:value="-0.857728610000272">
            <text:p>-0.85772861</text:p>
          </table:table-cell>
          <table:table-cell table:formula="of:=SIN(RADIANS([.D$1]*[.$A215]*360/256))" office:value-type="float" office:value="0.0245412285229119">
            <text:p>0.0245412285</text:p>
          </table:table-cell>
          <table:table-cell table:formula="of:=SIN(RADIANS([.E$1]*[.$A215]*360/256))" office:value-type="float" office:value="0.881921264348355">
            <text:p>0.8819212643</text:p>
          </table:table-cell>
          <table:table-cell table:formula="of:=SIN(RADIANS([.F$1]*[.$A215]*360/256))" office:value-type="float" office:value="0.844853565249706">
            <text:p>0.8448535652</text:p>
          </table:table-cell>
          <table:table-cell table:formula="of:=SIN(RADIANS([.G$1]*[.$A215]*360/256))" office:value-type="float" office:value="-0.0490676743274173">
            <text:p>-0.0490676743</text:p>
          </table:table-cell>
          <table:table-cell table:formula="of:=SIN(RADIANS([.H$1]*[.$A215]*360/256))" office:value-type="float" office:value="-0.893224301195517">
            <text:p>-0.8932243012</text:p>
          </table:table-cell>
          <table:table-cell table:formula="of:=SIN(RADIANS([.I$1]*[.$A215]*360/256))" office:value-type="float" office:value="-0.831469612302544">
            <text:p>-0.8314696123</text:p>
          </table:table-cell>
          <table:table-cell table:formula="of:=SIN(RADIANS([.J$1]*[.$A215]*360/256))" office:value-type="float" office:value="0.0735645635996663">
            <text:p>0.0735645636</text:p>
          </table:table-cell>
          <table:table-cell table:formula="of:=SIN(RADIANS([.K$1]*[.$A215]*360/256))" office:value-type="float" office:value="0.903989293123445">
            <text:p>0.9039892931</text:p>
          </table:table-cell>
          <table:table-cell table:formula="of:=SIN(RADIANS([.L$1]*[.$A215]*360/256))" office:value-type="float" office:value="0.817584813151583">
            <text:p>0.8175848132</text:p>
          </table:table-cell>
          <table:table-cell table:formula="of:=SIN(RADIANS([.M$1]*[.$A215]*360/256))" office:value-type="float" office:value="-0.0980171403295592">
            <text:p>-0.0980171403</text:p>
          </table:table-cell>
          <table:table-cell table:formula="of:=SIN(RADIANS([.N$1]*[.$A215]*360/256))" office:value-type="float" office:value="-0.914209755703532">
            <text:p>-0.9142097557</text:p>
          </table:table-cell>
          <table:table-cell table:formula="of:=SIN(RADIANS([.O$1]*[.$A215]*360/256))" office:value-type="float" office:value="-0.80320753148064">
            <text:p>-0.8032075315</text:p>
          </table:table-cell>
          <table:table-cell table:formula="of:=SIN(RADIANS([.P$1]*[.$A215]*360/256))" office:value-type="float" office:value="0.122410675199214">
            <text:p>0.1224106752</text:p>
          </table:table-cell>
          <table:table-cell table:formula="of:=SIN(RADIANS([.Q$1]*[.$A215]*360/256))" office:value-type="float" office:value="0.923879532511288">
            <text:p>0.9238795325</text:p>
          </table:table-cell>
          <table:table-cell table:formula="of:= [.B215]/1+ [.C215]/2+ [.D215]/3+ [.E215]/4+ [.F215]/5+ [.G215]/6+ [.H215]/7+ [.I215]/8+ [.J215]/9+ [.K215]/10+ [.L215]/11+ [.M215]/12+ [.N215]/13+ [.O215]/14+ [.P215]/15+ [.Q215]/16" office:value-type="float" office:value="-1.0380970209673">
            <text:p>-1.038097021</text:p>
          </table:table-cell>
          <table:table-cell table:formula="of:=INT(([.R215]+2)*64)" office:value-type="float" office:value="61">
            <text:p>61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SIN(RADIANS([.$A216]*360/256))" office:value-type="float" office:value="-0.857728610000272">
            <text:p>-0.85772861</text:p>
          </table:table-cell>
          <table:table-cell table:formula="of:=SIN(RADIANS([.C$1]*[.$A216]*360/256))" office:value-type="float" office:value="-0.881921264348355">
            <text:p>-0.8819212643</text:p>
          </table:table-cell>
          <table:table-cell table:formula="of:=SIN(RADIANS([.D$1]*[.$A216]*360/256))" office:value-type="float" office:value="-0.0490676743274172">
            <text:p>-0.0490676743</text:p>
          </table:table-cell>
          <table:table-cell table:formula="of:=SIN(RADIANS([.E$1]*[.$A216]*360/256))" office:value-type="float" office:value="0.831469612302546">
            <text:p>0.8314696123</text:p>
          </table:table-cell>
          <table:table-cell table:formula="of:=SIN(RADIANS([.F$1]*[.$A216]*360/256))" office:value-type="float" office:value="0.903989293123444">
            <text:p>0.9039892931</text:p>
          </table:table-cell>
          <table:table-cell table:formula="of:=SIN(RADIANS([.G$1]*[.$A216]*360/256))" office:value-type="float" office:value="0.0980171403295591">
            <text:p>0.0980171403</text:p>
          </table:table-cell>
          <table:table-cell table:formula="of:=SIN(RADIANS([.H$1]*[.$A216]*360/256))" office:value-type="float" office:value="-0.803207531480645">
            <text:p>-0.8032075315</text:p>
          </table:table-cell>
          <table:table-cell table:formula="of:=SIN(RADIANS([.I$1]*[.$A216]*360/256))" office:value-type="float" office:value="-0.923879532511286">
            <text:p>-0.9238795325</text:p>
          </table:table-cell>
          <table:table-cell table:formula="of:=SIN(RADIANS([.J$1]*[.$A216]*360/256))" office:value-type="float" office:value="-0.146730474455358">
            <text:p>-0.1467304745</text:p>
          </table:table-cell>
          <table:table-cell table:formula="of:=SIN(RADIANS([.K$1]*[.$A216]*360/256))" office:value-type="float" office:value="0.773010453362736">
            <text:p>0.7730104534</text:p>
          </table:table-cell>
          <table:table-cell table:formula="of:=SIN(RADIANS([.L$1]*[.$A216]*360/256))" office:value-type="float" office:value="0.94154406518302">
            <text:p>0.9415440652</text:p>
          </table:table-cell>
          <table:table-cell table:formula="of:=SIN(RADIANS([.M$1]*[.$A216]*360/256))" office:value-type="float" office:value="0.195090322016125">
            <text:p>0.195090322</text:p>
          </table:table-cell>
          <table:table-cell table:formula="of:=SIN(RADIANS([.N$1]*[.$A216]*360/256))" office:value-type="float" office:value="-0.740951125354958">
            <text:p>-0.7409511254</text:p>
          </table:table-cell>
          <table:table-cell table:formula="of:=SIN(RADIANS([.O$1]*[.$A216]*360/256))" office:value-type="float" office:value="-0.956940335732209">
            <text:p>-0.9569403357</text:p>
          </table:table-cell>
          <table:table-cell table:formula="of:=SIN(RADIANS([.P$1]*[.$A216]*360/256))" office:value-type="float" office:value="-0.242980179903262">
            <text:p>-0.2429801799</text:p>
          </table:table-cell>
          <table:table-cell table:formula="of:=SIN(RADIANS([.Q$1]*[.$A216]*360/256))" office:value-type="float" office:value="0.70710678118655">
            <text:p>0.7071067812</text:p>
          </table:table-cell>
          <table:table-cell table:formula="of:= [.B216]/1+ [.C216]/2+ [.D216]/3+ [.E216]/4+ [.F216]/5+ [.G216]/6+ [.H216]/7+ [.I216]/8+ [.J216]/9+ [.K216]/10+ [.L216]/11+ [.M216]/12+ [.N216]/13+ [.O216]/14+ [.P216]/15+ [.Q216]/16" office:value-type="float" office:value="-1.07477608172896">
            <text:p>-1.0747760817</text:p>
          </table:table-cell>
          <table:table-cell table:formula="of:=INT(([.R216]+2)*64)" office:value-type="float" office:value="59">
            <text:p>59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SIN(RADIANS([.$A217]*360/256))" office:value-type="float" office:value="-0.844853565249707">
            <text:p>-0.8448535652</text:p>
          </table:table-cell>
          <table:table-cell table:formula="of:=SIN(RADIANS([.C$1]*[.$A217]*360/256))" office:value-type="float" office:value="-0.903989293123443">
            <text:p>-0.9039892931</text:p>
          </table:table-cell>
          <table:table-cell table:formula="of:=SIN(RADIANS([.D$1]*[.$A217]*360/256))" office:value-type="float" office:value="-0.122410675199216">
            <text:p>-0.1224106752</text:p>
          </table:table-cell>
          <table:table-cell table:formula="of:=SIN(RADIANS([.E$1]*[.$A217]*360/256))" office:value-type="float" office:value="0.773010453362738">
            <text:p>0.7730104534</text:p>
          </table:table-cell>
          <table:table-cell table:formula="of:=SIN(RADIANS([.F$1]*[.$A217]*360/256))" office:value-type="float" office:value="0.949528180593036">
            <text:p>0.9495281806</text:p>
          </table:table-cell>
          <table:table-cell table:formula="of:=SIN(RADIANS([.G$1]*[.$A217]*360/256))" office:value-type="float" office:value="0.242980179903264">
            <text:p>0.2429801799</text:p>
          </table:table-cell>
          <table:table-cell table:formula="of:=SIN(RADIANS([.H$1]*[.$A217]*360/256))" office:value-type="float" office:value="-0.689540544737069">
            <text:p>-0.6895405447</text:p>
          </table:table-cell>
          <table:table-cell table:formula="of:=SIN(RADIANS([.I$1]*[.$A217]*360/256))" office:value-type="float" office:value="-0.98078528040323">
            <text:p>-0.9807852804</text:p>
          </table:table-cell>
          <table:table-cell table:formula="of:=SIN(RADIANS([.J$1]*[.$A217]*360/256))" office:value-type="float" office:value="-0.359895036534986">
            <text:p>-0.3598950365</text:p>
          </table:table-cell>
          <table:table-cell table:formula="of:=SIN(RADIANS([.K$1]*[.$A217]*360/256))" office:value-type="float" office:value="0.595699304492435">
            <text:p>0.5956993045</text:p>
          </table:table-cell>
          <table:table-cell table:formula="of:=SIN(RADIANS([.L$1]*[.$A217]*360/256))" office:value-type="float" office:value="0.99729045667869">
            <text:p>0.9972904567</text:p>
          </table:table-cell>
          <table:table-cell table:formula="of:=SIN(RADIANS([.M$1]*[.$A217]*360/256))" office:value-type="float" office:value="0.471396736825997">
            <text:p>0.4713967368</text:p>
          </table:table-cell>
          <table:table-cell table:formula="of:=SIN(RADIANS([.N$1]*[.$A217]*360/256))" office:value-type="float" office:value="-0.49289819222979">
            <text:p>-0.4928981922</text:p>
          </table:table-cell>
          <table:table-cell table:formula="of:=SIN(RADIANS([.O$1]*[.$A217]*360/256))" office:value-type="float" office:value="-0.998795456205173">
            <text:p>-0.9987954562</text:p>
          </table:table-cell>
          <table:table-cell table:formula="of:=SIN(RADIANS([.P$1]*[.$A217]*360/256))" office:value-type="float" office:value="-0.57580819141784">
            <text:p>-0.5758081914</text:p>
          </table:table-cell>
          <table:table-cell table:formula="of:=SIN(RADIANS([.Q$1]*[.$A217]*360/256))" office:value-type="float" office:value="0.382683432365095">
            <text:p>0.3826834324</text:p>
          </table:table-cell>
          <table:table-cell table:formula="of:= [.B217]/1+ [.C217]/2+ [.D217]/3+ [.E217]/4+ [.F217]/5+ [.G217]/6+ [.H217]/7+ [.I217]/8+ [.J217]/9+ [.K217]/10+ [.L217]/11+ [.M217]/12+ [.N217]/13+ [.O217]/14+ [.P217]/15+ [.Q217]/16" office:value-type="float" office:value="-1.10930062939002">
            <text:p>-1.1093006294</text:p>
          </table:table-cell>
          <table:table-cell table:formula="of:=INT(([.R217]+2)*64)" office:value-type="float" office:value="57">
            <text:p>57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SIN(RADIANS([.$A218]*360/256))" office:value-type="float" office:value="-0.831469612302545">
            <text:p>-0.8314696123</text:p>
          </table:table-cell>
          <table:table-cell table:formula="of:=SIN(RADIANS([.C$1]*[.$A218]*360/256))" office:value-type="float" office:value="-0.923879532511286">
            <text:p>-0.9238795325</text:p>
          </table:table-cell>
          <table:table-cell table:formula="of:=SIN(RADIANS([.D$1]*[.$A218]*360/256))" office:value-type="float" office:value="-0.195090322016129">
            <text:p>-0.195090322</text:p>
          </table:table-cell>
          <table:table-cell table:formula="of:=SIN(RADIANS([.E$1]*[.$A218]*360/256))" office:value-type="float" office:value="0.707106781186549">
            <text:p>0.7071067812</text:p>
          </table:table-cell>
          <table:table-cell table:formula="of:=SIN(RADIANS([.F$1]*[.$A218]*360/256))" office:value-type="float" office:value="0.98078528040323">
            <text:p>0.9807852804</text:p>
          </table:table-cell>
          <table:table-cell table:formula="of:=SIN(RADIANS([.G$1]*[.$A218]*360/256))" office:value-type="float" office:value="0.382683432365091">
            <text:p>0.3826834324</text:p>
          </table:table-cell>
          <table:table-cell table:formula="of:=SIN(RADIANS([.H$1]*[.$A218]*360/256))" office:value-type="float" office:value="-0.555570233019602">
            <text:p>-0.555570233</text:p>
          </table:table-cell>
          <table:table-cell table:formula="of:=SIN(RADIANS([.I$1]*[.$A218]*360/256))" office:value-type="float" office:value="-1">
            <text:p>-1</text:p>
          </table:table-cell>
          <table:table-cell table:formula="of:=SIN(RADIANS([.J$1]*[.$A218]*360/256))" office:value-type="float" office:value="-0.555570233019602">
            <text:p>-0.555570233</text:p>
          </table:table-cell>
          <table:table-cell table:formula="of:=SIN(RADIANS([.K$1]*[.$A218]*360/256))" office:value-type="float" office:value="0.382683432365094">
            <text:p>0.3826834324</text:p>
          </table:table-cell>
          <table:table-cell table:formula="of:=SIN(RADIANS([.L$1]*[.$A218]*360/256))" office:value-type="float" office:value="0.980785280403231">
            <text:p>0.9807852804</text:p>
          </table:table-cell>
          <table:table-cell table:formula="of:=SIN(RADIANS([.M$1]*[.$A218]*360/256))" office:value-type="float" office:value="0.707106781186549">
            <text:p>0.7071067812</text:p>
          </table:table-cell>
          <table:table-cell table:formula="of:=SIN(RADIANS([.N$1]*[.$A218]*360/256))" office:value-type="float" office:value="-0.19509032201613">
            <text:p>-0.195090322</text:p>
          </table:table-cell>
          <table:table-cell table:formula="of:=SIN(RADIANS([.O$1]*[.$A218]*360/256))" office:value-type="float" office:value="-0.923879532511286">
            <text:p>-0.9238795325</text:p>
          </table:table-cell>
          <table:table-cell table:formula="of:=SIN(RADIANS([.P$1]*[.$A218]*360/256))" office:value-type="float" office:value="-0.831469612302548">
            <text:p>-0.8314696123</text:p>
          </table:table-cell>
          <table:table-cell table:formula="of:=SIN(RADIANS([.Q$1]*[.$A218]*360/256))" office:value-type="float" office:value="6.85926003649835E-015">
            <text:p>6.85926003649835E-015</text:p>
          </table:table-cell>
          <table:table-cell table:formula="of:= [.B218]/1+ [.C218]/2+ [.D218]/3+ [.E218]/4+ [.F218]/5+ [.G218]/6+ [.H218]/7+ [.I218]/8+ [.J218]/9+ [.K218]/10+ [.L218]/11+ [.M218]/12+ [.N218]/13+ [.O218]/14+ [.P218]/15+ [.Q218]/16" office:value-type="float" office:value="-1.13789580845524">
            <text:p>-1.1378958085</text:p>
          </table:table-cell>
          <table:table-cell table:formula="of:=INT(([.R218]+2)*64)" office:value-type="float" office:value="55">
            <text:p>55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SIN(RADIANS([.$A219]*360/256))" office:value-type="float" office:value="-0.817584813151584">
            <text:p>-0.8175848132</text:p>
          </table:table-cell>
          <table:table-cell table:formula="of:=SIN(RADIANS([.C$1]*[.$A219]*360/256))" office:value-type="float" office:value="-0.94154406518302">
            <text:p>-0.9415440652</text:p>
          </table:table-cell>
          <table:table-cell table:formula="of:=SIN(RADIANS([.D$1]*[.$A219]*360/256))" office:value-type="float" office:value="-0.266712757474898">
            <text:p>-0.2667127575</text:p>
          </table:table-cell>
          <table:table-cell table:formula="of:=SIN(RADIANS([.E$1]*[.$A219]*360/256))" office:value-type="float" office:value="0.634393284163647">
            <text:p>0.6343932842</text:p>
          </table:table-cell>
          <table:table-cell table:formula="of:=SIN(RADIANS([.F$1]*[.$A219]*360/256))" office:value-type="float" office:value="0.99729045667869">
            <text:p>0.9972904567</text:p>
          </table:table-cell>
          <table:table-cell table:formula="of:=SIN(RADIANS([.G$1]*[.$A219]*360/256))" office:value-type="float" office:value="0.514102744193221">
            <text:p>0.5141027442</text:p>
          </table:table-cell>
          <table:table-cell table:formula="of:=SIN(RADIANS([.H$1]*[.$A219]*360/256))" office:value-type="float" office:value="-0.405241314004992">
            <text:p>-0.405241314</text:p>
          </table:table-cell>
          <table:table-cell table:formula="of:=SIN(RADIANS([.I$1]*[.$A219]*360/256))" office:value-type="float" office:value="-0.980785280403231">
            <text:p>-0.9807852804</text:p>
          </table:table-cell>
          <table:table-cell table:formula="of:=SIN(RADIANS([.J$1]*[.$A219]*360/256))" office:value-type="float" office:value="-0.724247082951468">
            <text:p>-0.724247083</text:p>
          </table:table-cell>
          <table:table-cell table:formula="of:=SIN(RADIANS([.K$1]*[.$A219]*360/256))" office:value-type="float" office:value="0.146730474455362">
            <text:p>0.1467304745</text:p>
          </table:table-cell>
          <table:table-cell table:formula="of:=SIN(RADIANS([.L$1]*[.$A219]*360/256))" office:value-type="float" office:value="0.893224301195516">
            <text:p>0.8932243012</text:p>
          </table:table-cell>
          <table:table-cell table:formula="of:=SIN(RADIANS([.M$1]*[.$A219]*360/256))" office:value-type="float" office:value="0.881921264348354">
            <text:p>0.8819212643</text:p>
          </table:table-cell>
          <table:table-cell table:formula="of:=SIN(RADIANS([.N$1]*[.$A219]*360/256))" office:value-type="float" office:value="0.122410675199219">
            <text:p>0.1224106752</text:p>
          </table:table-cell>
          <table:table-cell table:formula="of:=SIN(RADIANS([.O$1]*[.$A219]*360/256))" office:value-type="float" office:value="-0.740951125354963">
            <text:p>-0.7409511254</text:p>
          </table:table-cell>
          <table:table-cell table:formula="of:=SIN(RADIANS([.P$1]*[.$A219]*360/256))" office:value-type="float" office:value="-0.975702130038528">
            <text:p>-0.97570213</text:p>
          </table:table-cell>
          <table:table-cell table:formula="of:=SIN(RADIANS([.Q$1]*[.$A219]*360/256))" office:value-type="float" office:value="-0.382683432365082">
            <text:p>-0.3826834324</text:p>
          </table:table-cell>
          <table:table-cell table:formula="of:= [.B219]/1+ [.C219]/2+ [.D219]/3+ [.E219]/4+ [.F219]/5+ [.G219]/6+ [.H219]/7+ [.I219]/8+ [.J219]/9+ [.K219]/10+ [.L219]/11+ [.M219]/12+ [.N219]/13+ [.O219]/14+ [.P219]/15+ [.Q219]/16" office:value-type="float" office:value="-1.15758727205093">
            <text:p>-1.1575872721</text:p>
          </table:table-cell>
          <table:table-cell table:formula="of:=INT(([.R219]+2)*64)" office:value-type="float" office:value="53">
            <text:p>53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SIN(RADIANS([.$A220]*360/256))" office:value-type="float" office:value="-0.803207531480645">
            <text:p>-0.8032075315</text:p>
          </table:table-cell>
          <table:table-cell table:formula="of:=SIN(RADIANS([.C$1]*[.$A220]*360/256))" office:value-type="float" office:value="-0.956940335732209">
            <text:p>-0.9569403357</text:p>
          </table:table-cell>
          <table:table-cell table:formula="of:=SIN(RADIANS([.D$1]*[.$A220]*360/256))" office:value-type="float" office:value="-0.33688985339222">
            <text:p>-0.3368898534</text:p>
          </table:table-cell>
          <table:table-cell table:formula="of:=SIN(RADIANS([.E$1]*[.$A220]*360/256))" office:value-type="float" office:value="0.555570233019601">
            <text:p>0.555570233</text:p>
          </table:table-cell>
          <table:table-cell table:formula="of:=SIN(RADIANS([.F$1]*[.$A220]*360/256))" office:value-type="float" office:value="0.998795456205172">
            <text:p>0.9987954562</text:p>
          </table:table-cell>
          <table:table-cell table:formula="of:=SIN(RADIANS([.G$1]*[.$A220]*360/256))" office:value-type="float" office:value="0.634393284163645">
            <text:p>0.6343932842</text:p>
          </table:table-cell>
          <table:table-cell table:formula="of:=SIN(RADIANS([.H$1]*[.$A220]*360/256))" office:value-type="float" office:value="-0.242980179903263">
            <text:p>-0.2429801799</text:p>
          </table:table-cell>
          <table:table-cell table:formula="of:=SIN(RADIANS([.I$1]*[.$A220]*360/256))" office:value-type="float" office:value="-0.923879532511286">
            <text:p>-0.9238795325</text:p>
          </table:table-cell>
          <table:table-cell table:formula="of:=SIN(RADIANS([.J$1]*[.$A220]*360/256))" office:value-type="float" office:value="-0.85772861000027">
            <text:p>-0.85772861</text:p>
          </table:table-cell>
          <table:table-cell table:formula="of:=SIN(RADIANS([.K$1]*[.$A220]*360/256))" office:value-type="float" office:value="-0.0980171403295582">
            <text:p>-0.0980171403</text:p>
          </table:table-cell>
          <table:table-cell table:formula="of:=SIN(RADIANS([.L$1]*[.$A220]*360/256))" office:value-type="float" office:value="0.74095112535496">
            <text:p>0.7409511254</text:p>
          </table:table-cell>
          <table:table-cell table:formula="of:=SIN(RADIANS([.M$1]*[.$A220]*360/256))" office:value-type="float" office:value="0.98078528040323">
            <text:p>0.9807852804</text:p>
          </table:table-cell>
          <table:table-cell table:formula="of:=SIN(RADIANS([.N$1]*[.$A220]*360/256))" office:value-type="float" office:value="0.427555093430277">
            <text:p>0.4275550934</text:p>
          </table:table-cell>
          <table:table-cell table:formula="of:=SIN(RADIANS([.O$1]*[.$A220]*360/256))" office:value-type="float" office:value="-0.471396736825996">
            <text:p>-0.4713967368</text:p>
          </table:table-cell>
          <table:table-cell table:formula="of:=SIN(RADIANS([.P$1]*[.$A220]*360/256))" office:value-type="float" office:value="-0.989176509964782">
            <text:p>-0.98917651</text:p>
          </table:table-cell>
          <table:table-cell table:formula="of:=SIN(RADIANS([.Q$1]*[.$A220]*360/256))" office:value-type="float" office:value="-0.707106781186551">
            <text:p>-0.7071067812</text:p>
          </table:table-cell>
          <table:table-cell table:formula="of:= [.B220]/1+ [.C220]/2+ [.D220]/3+ [.E220]/4+ [.F220]/5+ [.G220]/6+ [.H220]/7+ [.I220]/8+ [.J220]/9+ [.K220]/10+ [.L220]/11+ [.M220]/12+ [.N220]/13+ [.O220]/14+ [.P220]/15+ [.Q220]/16" office:value-type="float" office:value="-1.16672205909953">
            <text:p>-1.1667220591</text:p>
          </table:table-cell>
          <table:table-cell table:formula="of:=INT(([.R220]+2)*64)" office:value-type="float" office:value="53">
            <text:p>53</text:p>
          </table:table-cell>
          <table:table-cell/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SIN(RADIANS([.$A221]*360/256))" office:value-type="float" office:value="-0.788346427626606">
            <text:p>-0.7883464276</text:p>
          </table:table-cell>
          <table:table-cell table:formula="of:=SIN(RADIANS([.C$1]*[.$A221]*360/256))" office:value-type="float" office:value="-0.970031253194544">
            <text:p>-0.9700312532</text:p>
          </table:table-cell>
          <table:table-cell table:formula="of:=SIN(RADIANS([.D$1]*[.$A221]*360/256))" office:value-type="float" office:value="-0.40524131400499">
            <text:p>-0.405241314</text:p>
          </table:table-cell>
          <table:table-cell table:formula="of:=SIN(RADIANS([.E$1]*[.$A221]*360/256))" office:value-type="float" office:value="0.471396736825997">
            <text:p>0.4713967368</text:p>
          </table:table-cell>
          <table:table-cell table:formula="of:=SIN(RADIANS([.F$1]*[.$A221]*360/256))" office:value-type="float" office:value="0.985277642388941">
            <text:p>0.9852776424</text:p>
          </table:table-cell>
          <table:table-cell table:formula="of:=SIN(RADIANS([.G$1]*[.$A221]*360/256))" office:value-type="float" office:value="0.74095112535496">
            <text:p>0.7409511254</text:p>
          </table:table-cell>
          <table:table-cell table:formula="of:=SIN(RADIANS([.H$1]*[.$A221]*360/256))" office:value-type="float" office:value="-0.0735645635996695">
            <text:p>-0.0735645636</text:p>
          </table:table-cell>
          <table:table-cell table:formula="of:=SIN(RADIANS([.I$1]*[.$A221]*360/256))" office:value-type="float" office:value="-0.831469612302544">
            <text:p>-0.8314696123</text:p>
          </table:table-cell>
          <table:table-cell table:formula="of:=SIN(RADIANS([.J$1]*[.$A221]*360/256))" office:value-type="float" office:value="-0.949528180593036">
            <text:p>-0.9495281806</text:p>
          </table:table-cell>
          <table:table-cell table:formula="of:=SIN(RADIANS([.K$1]*[.$A221]*360/256))" office:value-type="float" office:value="-0.336889853392222">
            <text:p>-0.3368898534</text:p>
          </table:table-cell>
          <table:table-cell table:formula="of:=SIN(RADIANS([.L$1]*[.$A221]*360/256))" office:value-type="float" office:value="0.534997619887098">
            <text:p>0.5349976199</text:p>
          </table:table-cell>
          <table:table-cell table:formula="of:=SIN(RADIANS([.M$1]*[.$A221]*360/256))" office:value-type="float" office:value="0.995184726672197">
            <text:p>0.9951847267</text:p>
          </table:table-cell>
          <table:table-cell table:formula="of:=SIN(RADIANS([.N$1]*[.$A221]*360/256))" office:value-type="float" office:value="0.689540544737066">
            <text:p>0.6895405447</text:p>
          </table:table-cell>
          <table:table-cell table:formula="of:=SIN(RADIANS([.O$1]*[.$A221]*360/256))" office:value-type="float" office:value="-0.146730474455366">
            <text:p>-0.1467304745</text:p>
          </table:table-cell>
          <table:table-cell table:formula="of:=SIN(RADIANS([.P$1]*[.$A221]*360/256))" office:value-type="float" office:value="-0.870086991108715">
            <text:p>-0.8700869911</text:p>
          </table:table-cell>
          <table:table-cell table:formula="of:=SIN(RADIANS([.Q$1]*[.$A221]*360/256))" office:value-type="float" office:value="-0.923879532511288">
            <text:p>-0.9238795325</text:p>
          </table:table-cell>
          <table:table-cell table:formula="of:= [.B221]/1+ [.C221]/2+ [.D221]/3+ [.E221]/4+ [.F221]/5+ [.G221]/6+ [.H221]/7+ [.I221]/8+ [.J221]/9+ [.K221]/10+ [.L221]/11+ [.M221]/12+ [.N221]/13+ [.O221]/14+ [.P221]/15+ [.Q221]/16" office:value-type="float" office:value="-1.16530019692257">
            <text:p>-1.1653001969</text:p>
          </table:table-cell>
          <table:table-cell table:formula="of:=INT(([.R221]+2)*64)" office:value-type="float" office:value="53">
            <text:p>53</text:p>
          </table:table-cell>
          <table:table-cell/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SIN(RADIANS([.$A222]*360/256))" office:value-type="float" office:value="-0.773010453362737">
            <text:p>-0.7730104534</text:p>
          </table:table-cell>
          <table:table-cell table:formula="of:=SIN(RADIANS([.C$1]*[.$A222]*360/256))" office:value-type="float" office:value="-0.98078528040323">
            <text:p>-0.9807852804</text:p>
          </table:table-cell>
          <table:table-cell table:formula="of:=SIN(RADIANS([.D$1]*[.$A222]*360/256))" office:value-type="float" office:value="-0.471396736825999">
            <text:p>-0.4713967368</text:p>
          </table:table-cell>
          <table:table-cell table:formula="of:=SIN(RADIANS([.E$1]*[.$A222]*360/256))" office:value-type="float" office:value="0.382683432365089">
            <text:p>0.3826834324</text:p>
          </table:table-cell>
          <table:table-cell table:formula="of:=SIN(RADIANS([.F$1]*[.$A222]*360/256))" office:value-type="float" office:value="0.956940335732209">
            <text:p>0.9569403357</text:p>
          </table:table-cell>
          <table:table-cell table:formula="of:=SIN(RADIANS([.G$1]*[.$A222]*360/256))" office:value-type="float" office:value="0.831469612302547">
            <text:p>0.8314696123</text:p>
          </table:table-cell>
          <table:table-cell table:formula="of:=SIN(RADIANS([.H$1]*[.$A222]*360/256))" office:value-type="float" office:value="0.0980171403295623">
            <text:p>0.0980171403</text:p>
          </table:table-cell>
          <table:table-cell table:formula="of:=SIN(RADIANS([.I$1]*[.$A222]*360/256))" office:value-type="float" office:value="-0.707106781186547">
            <text:p>-0.7071067812</text:p>
          </table:table-cell>
          <table:table-cell table:formula="of:=SIN(RADIANS([.J$1]*[.$A222]*360/256))" office:value-type="float" office:value="-0.995184726672197">
            <text:p>-0.9951847267</text:p>
          </table:table-cell>
          <table:table-cell table:formula="of:=SIN(RADIANS([.K$1]*[.$A222]*360/256))" office:value-type="float" office:value="-0.555570233019602">
            <text:p>-0.555570233</text:p>
          </table:table-cell>
          <table:table-cell table:formula="of:=SIN(RADIANS([.L$1]*[.$A222]*360/256))" office:value-type="float" office:value="0.290284677254464">
            <text:p>0.2902846773</text:p>
          </table:table-cell>
          <table:table-cell table:formula="of:=SIN(RADIANS([.M$1]*[.$A222]*360/256))" office:value-type="float" office:value="0.923879532511285">
            <text:p>0.9238795325</text:p>
          </table:table-cell>
          <table:table-cell table:formula="of:=SIN(RADIANS([.N$1]*[.$A222]*360/256))" office:value-type="float" office:value="0.881921264348357">
            <text:p>0.8819212643</text:p>
          </table:table-cell>
          <table:table-cell table:formula="of:=SIN(RADIANS([.O$1]*[.$A222]*360/256))" office:value-type="float" office:value="0.195090322016132">
            <text:p>0.195090322</text:p>
          </table:table-cell>
          <table:table-cell table:formula="of:=SIN(RADIANS([.P$1]*[.$A222]*360/256))" office:value-type="float" office:value="-0.634393284163643">
            <text:p>-0.6343932842</text:p>
          </table:table-cell>
          <table:table-cell table:formula="of:=SIN(RADIANS([.Q$1]*[.$A222]*360/256))" office:value-type="float" office:value="-1">
            <text:p>-1</text:p>
          </table:table-cell>
          <table:table-cell table:formula="of:= [.B222]/1+ [.C222]/2+ [.D222]/3+ [.E222]/4+ [.F222]/5+ [.G222]/6+ [.H222]/7+ [.I222]/8+ [.J222]/9+ [.K222]/10+ [.L222]/11+ [.M222]/12+ [.N222]/13+ [.O222]/14+ [.P222]/15+ [.Q222]/16" office:value-type="float" office:value="-1.15505543648688">
            <text:p>-1.1550554365</text:p>
          </table:table-cell>
          <table:table-cell table:formula="of:=INT(([.R222]+2)*64)" office:value-type="float" office:value="54">
            <text:p>54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SIN(RADIANS([.$A223]*360/256))" office:value-type="float" office:value="-0.757208846506485">
            <text:p>-0.7572088465</text:p>
          </table:table-cell>
          <table:table-cell table:formula="of:=SIN(RADIANS([.C$1]*[.$A223]*360/256))" office:value-type="float" office:value="-0.989176509964781">
            <text:p>-0.98917651</text:p>
          </table:table-cell>
          <table:table-cell table:formula="of:=SIN(RADIANS([.D$1]*[.$A223]*360/256))" office:value-type="float" office:value="-0.534997619887096">
            <text:p>-0.5349976199</text:p>
          </table:table-cell>
          <table:table-cell table:formula="of:=SIN(RADIANS([.E$1]*[.$A223]*360/256))" office:value-type="float" office:value="0.290284677254462">
            <text:p>0.2902846773</text:p>
          </table:table-cell>
          <table:table-cell table:formula="of:=SIN(RADIANS([.F$1]*[.$A223]*360/256))" office:value-type="float" office:value="0.914209755703531">
            <text:p>0.9142097557</text:p>
          </table:table-cell>
          <table:table-cell table:formula="of:=SIN(RADIANS([.G$1]*[.$A223]*360/256))" office:value-type="float" office:value="0.903989293123442">
            <text:p>0.9039892931</text:p>
          </table:table-cell>
          <table:table-cell table:formula="of:=SIN(RADIANS([.H$1]*[.$A223]*360/256))" office:value-type="float" office:value="0.266712757474897">
            <text:p>0.2667127575</text:p>
          </table:table-cell>
          <table:table-cell table:formula="of:=SIN(RADIANS([.I$1]*[.$A223]*360/256))" office:value-type="float" office:value="-0.555570233019602">
            <text:p>-0.555570233</text:p>
          </table:table-cell>
          <table:table-cell table:formula="of:=SIN(RADIANS([.J$1]*[.$A223]*360/256))" office:value-type="float" office:value="-0.99247953459871">
            <text:p>-0.9924795346</text:p>
          </table:table-cell>
          <table:table-cell table:formula="of:=SIN(RADIANS([.K$1]*[.$A223]*360/256))" office:value-type="float" office:value="-0.740951125354957">
            <text:p>-0.7409511254</text:p>
          </table:table-cell>
          <table:table-cell table:formula="of:=SIN(RADIANS([.L$1]*[.$A223]*360/256))" office:value-type="float" office:value="0.0245412285229136">
            <text:p>0.0245412285</text:p>
          </table:table-cell>
          <table:table-cell table:formula="of:=SIN(RADIANS([.M$1]*[.$A223]*360/256))" office:value-type="float" office:value="0.773010453362741">
            <text:p>0.7730104534</text:p>
          </table:table-cell>
          <table:table-cell table:formula="of:=SIN(RADIANS([.N$1]*[.$A223]*360/256))" office:value-type="float" office:value="0.98527764238894">
            <text:p>0.9852776424</text:p>
          </table:table-cell>
          <table:table-cell table:formula="of:=SIN(RADIANS([.O$1]*[.$A223]*360/256))" office:value-type="float" office:value="0.514102744193219">
            <text:p>0.5141027442</text:p>
          </table:table-cell>
          <table:table-cell table:formula="of:=SIN(RADIANS([.P$1]*[.$A223]*360/256))" office:value-type="float" office:value="-0.313681740398893">
            <text:p>-0.3136817404</text:p>
          </table:table-cell>
          <table:table-cell table:formula="of:=SIN(RADIANS([.Q$1]*[.$A223]*360/256))" office:value-type="float" office:value="-0.923879532511286">
            <text:p>-0.9238795325</text:p>
          </table:table-cell>
          <table:table-cell table:formula="of:= [.B223]/1+ [.C223]/2+ [.D223]/3+ [.E223]/4+ [.F223]/5+ [.G223]/6+ [.H223]/7+ [.I223]/8+ [.J223]/9+ [.K223]/10+ [.L223]/11+ [.M223]/12+ [.N223]/13+ [.O223]/14+ [.P223]/15+ [.Q223]/16" office:value-type="float" office:value="-1.13926052761272">
            <text:p>-1.1392605276</text:p>
          </table:table-cell>
          <table:table-cell table:formula="of:=INT(([.R223]+2)*64)" office:value-type="float" office:value="55">
            <text:p>55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SIN(RADIANS([.$A224]*360/256))" office:value-type="float" office:value="-0.740951125354959">
            <text:p>-0.7409511254</text:p>
          </table:table-cell>
          <table:table-cell table:formula="of:=SIN(RADIANS([.C$1]*[.$A224]*360/256))" office:value-type="float" office:value="-0.995184726672197">
            <text:p>-0.9951847267</text:p>
          </table:table-cell>
          <table:table-cell table:formula="of:=SIN(RADIANS([.D$1]*[.$A224]*360/256))" office:value-type="float" office:value="-0.595699304492432">
            <text:p>-0.5956993045</text:p>
          </table:table-cell>
          <table:table-cell table:formula="of:=SIN(RADIANS([.E$1]*[.$A224]*360/256))" office:value-type="float" office:value="0.195090322016128">
            <text:p>0.195090322</text:p>
          </table:table-cell>
          <table:table-cell table:formula="of:=SIN(RADIANS([.F$1]*[.$A224]*360/256))" office:value-type="float" office:value="0.857728610000272">
            <text:p>0.85772861</text:p>
          </table:table-cell>
          <table:table-cell table:formula="of:=SIN(RADIANS([.G$1]*[.$A224]*360/256))" office:value-type="float" office:value="0.956940335732208">
            <text:p>0.9569403357</text:p>
          </table:table-cell>
          <table:table-cell table:formula="of:=SIN(RADIANS([.H$1]*[.$A224]*360/256))" office:value-type="float" office:value="0.427555093430284">
            <text:p>0.4275550934</text:p>
          </table:table-cell>
          <table:table-cell table:formula="of:=SIN(RADIANS([.I$1]*[.$A224]*360/256))" office:value-type="float" office:value="-0.38268343236509">
            <text:p>-0.3826834324</text:p>
          </table:table-cell>
          <table:table-cell table:formula="of:=SIN(RADIANS([.J$1]*[.$A224]*360/256))" office:value-type="float" office:value="-0.941544065183022">
            <text:p>-0.9415440652</text:p>
          </table:table-cell>
          <table:table-cell table:formula="of:=SIN(RADIANS([.K$1]*[.$A224]*360/256))" office:value-type="float" office:value="-0.881921264348356">
            <text:p>-0.8819212643</text:p>
          </table:table-cell>
          <table:table-cell table:formula="of:=SIN(RADIANS([.L$1]*[.$A224]*360/256))" office:value-type="float" office:value="-0.242980179903263">
            <text:p>-0.2429801799</text:p>
          </table:table-cell>
          <table:table-cell table:formula="of:=SIN(RADIANS([.M$1]*[.$A224]*360/256))" office:value-type="float" office:value="0.555570233019606">
            <text:p>0.555570233</text:p>
          </table:table-cell>
          <table:table-cell table:formula="of:=SIN(RADIANS([.N$1]*[.$A224]*360/256))" office:value-type="float" office:value="0.989176509964781">
            <text:p>0.98917651</text:p>
          </table:table-cell>
          <table:table-cell table:formula="of:=SIN(RADIANS([.O$1]*[.$A224]*360/256))" office:value-type="float" office:value="0.77301045336274">
            <text:p>0.7730104534</text:p>
          </table:table-cell>
          <table:table-cell table:formula="of:=SIN(RADIANS([.P$1]*[.$A224]*360/256))" office:value-type="float" office:value="0.0490676743274129">
            <text:p>0.0490676743</text:p>
          </table:table-cell>
          <table:table-cell table:formula="of:=SIN(RADIANS([.Q$1]*[.$A224]*360/256))" office:value-type="float" office:value="-0.707106781186548">
            <text:p>-0.7071067812</text:p>
          </table:table-cell>
          <table:table-cell table:formula="of:= [.B224]/1+ [.C224]/2+ [.D224]/3+ [.E224]/4+ [.F224]/5+ [.G224]/6+ [.H224]/7+ [.I224]/8+ [.J224]/9+ [.K224]/10+ [.L224]/11+ [.M224]/12+ [.N224]/13+ [.O224]/14+ [.P224]/15+ [.Q224]/16" office:value-type="float" office:value="-1.1222748789557">
            <text:p>-1.122274879</text:p>
          </table:table-cell>
          <table:table-cell table:formula="of:=INT(([.R224]+2)*64)" office:value-type="float" office:value="56">
            <text:p>56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SIN(RADIANS([.$A225]*360/256))" office:value-type="float" office:value="-0.724247082951467">
            <text:p>-0.724247083</text:p>
          </table:table-cell>
          <table:table-cell table:formula="of:=SIN(RADIANS([.C$1]*[.$A225]*360/256))" office:value-type="float" office:value="-0.998795456205172">
            <text:p>-0.9987954562</text:p>
          </table:table-cell>
          <table:table-cell table:formula="of:=SIN(RADIANS([.D$1]*[.$A225]*360/256))" office:value-type="float" office:value="-0.653172842953776">
            <text:p>-0.653172843</text:p>
          </table:table-cell>
          <table:table-cell table:formula="of:=SIN(RADIANS([.E$1]*[.$A225]*360/256))" office:value-type="float" office:value="0.0980171403295611">
            <text:p>0.0980171403</text:p>
          </table:table-cell>
          <table:table-cell table:formula="of:=SIN(RADIANS([.F$1]*[.$A225]*360/256))" office:value-type="float" office:value="0.788346427626607">
            <text:p>0.7883464276</text:p>
          </table:table-cell>
          <table:table-cell table:formula="of:=SIN(RADIANS([.G$1]*[.$A225]*360/256))" office:value-type="float" office:value="0.989176509964781">
            <text:p>0.98917651</text:p>
          </table:table-cell>
          <table:table-cell table:formula="of:=SIN(RADIANS([.H$1]*[.$A225]*360/256))" office:value-type="float" office:value="0.575808191417845">
            <text:p>0.5758081914</text:p>
          </table:table-cell>
          <table:table-cell table:formula="of:=SIN(RADIANS([.I$1]*[.$A225]*360/256))" office:value-type="float" office:value="-0.195090322016129">
            <text:p>-0.195090322</text:p>
          </table:table-cell>
          <table:table-cell table:formula="of:=SIN(RADIANS([.J$1]*[.$A225]*360/256))" office:value-type="float" office:value="-0.844853565249708">
            <text:p>-0.8448535652</text:p>
          </table:table-cell>
          <table:table-cell table:formula="of:=SIN(RADIANS([.K$1]*[.$A225]*360/256))" office:value-type="float" office:value="-0.970031253194544">
            <text:p>-0.9700312532</text:p>
          </table:table-cell>
          <table:table-cell table:formula="of:=SIN(RADIANS([.L$1]*[.$A225]*360/256))" office:value-type="float" office:value="-0.492898192229783">
            <text:p>-0.4928981922</text:p>
          </table:table-cell>
          <table:table-cell table:formula="of:=SIN(RADIANS([.M$1]*[.$A225]*360/256))" office:value-type="float" office:value="0.290284677254464">
            <text:p>0.2902846773</text:p>
          </table:table-cell>
          <table:table-cell table:formula="of:=SIN(RADIANS([.N$1]*[.$A225]*360/256))" office:value-type="float" office:value="0.893224301195513">
            <text:p>0.8932243012</text:p>
          </table:table-cell>
          <table:table-cell table:formula="of:=SIN(RADIANS([.O$1]*[.$A225]*360/256))" office:value-type="float" office:value="0.94154406518302">
            <text:p>0.9415440652</text:p>
          </table:table-cell>
          <table:table-cell table:formula="of:=SIN(RADIANS([.P$1]*[.$A225]*360/256))" office:value-type="float" office:value="0.405241314004995">
            <text:p>0.405241314</text:p>
          </table:table-cell>
          <table:table-cell table:formula="of:=SIN(RADIANS([.Q$1]*[.$A225]*360/256))" office:value-type="float" office:value="-0.382683432365092">
            <text:p>-0.3826834324</text:p>
          </table:table-cell>
          <table:table-cell table:formula="of:= [.B225]/1+ [.C225]/2+ [.D225]/3+ [.E225]/4+ [.F225]/5+ [.G225]/6+ [.H225]/7+ [.I225]/8+ [.J225]/9+ [.K225]/10+ [.L225]/11+ [.M225]/12+ [.N225]/13+ [.O225]/14+ [.P225]/15+ [.Q225]/16" office:value-type="float" office:value="-1.10889394521712">
            <text:p>-1.1088939452</text:p>
          </table:table-cell>
          <table:table-cell table:formula="of:=INT(([.R225]+2)*64)" office:value-type="float" office:value="57">
            <text:p>57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SIN(RADIANS([.$A226]*360/256))" office:value-type="float" office:value="-0.707106781186548">
            <text:p>-0.7071067812</text:p>
          </table:table-cell>
          <table:table-cell table:formula="of:=SIN(RADIANS([.C$1]*[.$A226]*360/256))" office:value-type="float" office:value="-1">
            <text:p>-1</text:p>
          </table:table-cell>
          <table:table-cell table:formula="of:=SIN(RADIANS([.D$1]*[.$A226]*360/256))" office:value-type="float" office:value="-0.707106781186548">
            <text:p>-0.7071067812</text:p>
          </table:table-cell>
          <table:table-cell table:formula="of:=SIN(RADIANS([.E$1]*[.$A226]*360/256))" office:value-type="float" office:value="8.57252759403147E-016">
            <text:p>8.57252759403147E-016</text:p>
          </table:table-cell>
          <table:table-cell table:formula="of:=SIN(RADIANS([.F$1]*[.$A226]*360/256))" office:value-type="float" office:value="0.707106781186549">
            <text:p>0.7071067812</text:p>
          </table:table-cell>
          <table:table-cell table:formula="of:=SIN(RADIANS([.G$1]*[.$A226]*360/256))" office:value-type="float" office:value="1">
            <text:p>1</text:p>
          </table:table-cell>
          <table:table-cell table:formula="of:=SIN(RADIANS([.H$1]*[.$A226]*360/256))" office:value-type="float" office:value="0.707106781186545">
            <text:p>0.7071067812</text:p>
          </table:table-cell>
          <table:table-cell table:formula="of:=SIN(RADIANS([.I$1]*[.$A226]*360/256))" office:value-type="float" office:value="-1.71450551880629E-015">
            <text:p>-1.71450551880629E-015</text:p>
          </table:table-cell>
          <table:table-cell table:formula="of:=SIN(RADIANS([.J$1]*[.$A226]*360/256))" office:value-type="float" office:value="-0.707106781186547">
            <text:p>-0.7071067812</text:p>
          </table:table-cell>
          <table:table-cell table:formula="of:=SIN(RADIANS([.K$1]*[.$A226]*360/256))" office:value-type="float" office:value="-1">
            <text:p>-1</text:p>
          </table:table-cell>
          <table:table-cell table:formula="of:=SIN(RADIANS([.L$1]*[.$A226]*360/256))" office:value-type="float" office:value="-0.707106781186546">
            <text:p>-0.7071067812</text:p>
          </table:table-cell>
          <table:table-cell table:formula="of:=SIN(RADIANS([.M$1]*[.$A226]*360/256))" office:value-type="float" office:value="-9.80955400591059E-016">
            <text:p>-9.80955400591059E-016</text:p>
          </table:table-cell>
          <table:table-cell table:formula="of:=SIN(RADIANS([.N$1]*[.$A226]*360/256))" office:value-type="float" office:value="0.70710678118655">
            <text:p>0.7071067812</text:p>
          </table:table-cell>
          <table:table-cell table:formula="of:=SIN(RADIANS([.O$1]*[.$A226]*360/256))" office:value-type="float" office:value="1">
            <text:p>1</text:p>
          </table:table-cell>
          <table:table-cell table:formula="of:=SIN(RADIANS([.P$1]*[.$A226]*360/256))" office:value-type="float" office:value="0.707106781186548">
            <text:p>0.7071067812</text:p>
          </table:table-cell>
          <table:table-cell table:formula="of:=SIN(RADIANS([.Q$1]*[.$A226]*360/256))" office:value-type="float" office:value="-3.42901103761259E-015">
            <text:p>-3.42901103761259E-015</text:p>
          </table:table-cell>
          <table:table-cell table:formula="of:= [.B226]/1+ [.C226]/2+ [.D226]/3+ [.E226]/4+ [.F226]/5+ [.G226]/6+ [.H226]/7+ [.I226]/8+ [.J226]/9+ [.K226]/10+ [.L226]/11+ [.M226]/12+ [.N226]/13+ [.O226]/14+ [.P226]/15+ [.Q226]/16" office:value-type="float" office:value="-1.10359376617831">
            <text:p>-1.1035937662</text:p>
          </table:table-cell>
          <table:table-cell table:formula="of:=INT(([.R226]+2)*64)" office:value-type="float" office:value="57">
            <text:p>57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SIN(RADIANS([.$A227]*360/256))" office:value-type="float" office:value="-0.689540544737067">
            <text:p>-0.6895405447</text:p>
          </table:table-cell>
          <table:table-cell table:formula="of:=SIN(RADIANS([.C$1]*[.$A227]*360/256))" office:value-type="float" office:value="-0.998795456205172">
            <text:p>-0.9987954562</text:p>
          </table:table-cell>
          <table:table-cell table:formula="of:=SIN(RADIANS([.D$1]*[.$A227]*360/256))" office:value-type="float" office:value="-0.757208846506485">
            <text:p>-0.7572088465</text:p>
          </table:table-cell>
          <table:table-cell table:formula="of:=SIN(RADIANS([.E$1]*[.$A227]*360/256))" office:value-type="float" office:value="-0.0980171403295594">
            <text:p>-0.0980171403</text:p>
          </table:table-cell>
          <table:table-cell table:formula="of:=SIN(RADIANS([.F$1]*[.$A227]*360/256))" office:value-type="float" office:value="0.615231590580627">
            <text:p>0.6152315906</text:p>
          </table:table-cell>
          <table:table-cell table:formula="of:=SIN(RADIANS([.G$1]*[.$A227]*360/256))" office:value-type="float" office:value="0.989176509964781">
            <text:p>0.98917651</text:p>
          </table:table-cell>
          <table:table-cell table:formula="of:=SIN(RADIANS([.H$1]*[.$A227]*360/256))" office:value-type="float" office:value="0.817584813151584">
            <text:p>0.8175848132</text:p>
          </table:table-cell>
          <table:table-cell table:formula="of:=SIN(RADIANS([.I$1]*[.$A227]*360/256))" office:value-type="float" office:value="0.195090322016126">
            <text:p>0.195090322</text:p>
          </table:table-cell>
          <table:table-cell table:formula="of:=SIN(RADIANS([.J$1]*[.$A227]*360/256))" office:value-type="float" office:value="-0.534997619887095">
            <text:p>-0.5349976199</text:p>
          </table:table-cell>
          <table:table-cell table:formula="of:=SIN(RADIANS([.K$1]*[.$A227]*360/256))" office:value-type="float" office:value="-0.970031253194544">
            <text:p>-0.9700312532</text:p>
          </table:table-cell>
          <table:table-cell table:formula="of:=SIN(RADIANS([.L$1]*[.$A227]*360/256))" office:value-type="float" office:value="-0.870086991108711">
            <text:p>-0.8700869911</text:p>
          </table:table-cell>
          <table:table-cell table:formula="of:=SIN(RADIANS([.M$1]*[.$A227]*360/256))" office:value-type="float" office:value="-0.290284677254466">
            <text:p>-0.2902846773</text:p>
          </table:table-cell>
          <table:table-cell table:formula="of:=SIN(RADIANS([.N$1]*[.$A227]*360/256))" office:value-type="float" office:value="0.449611329654605">
            <text:p>0.4496113297</text:p>
          </table:table-cell>
          <table:table-cell table:formula="of:=SIN(RADIANS([.O$1]*[.$A227]*360/256))" office:value-type="float" office:value="0.941544065183021">
            <text:p>0.9415440652</text:p>
          </table:table-cell>
          <table:table-cell table:formula="of:=SIN(RADIANS([.P$1]*[.$A227]*360/256))" office:value-type="float" office:value="0.91420975570353">
            <text:p>0.9142097557</text:p>
          </table:table-cell>
          <table:table-cell table:formula="of:=SIN(RADIANS([.Q$1]*[.$A227]*360/256))" office:value-type="float" office:value="0.382683432365085">
            <text:p>0.3826834324</text:p>
          </table:table-cell>
          <table:table-cell table:formula="of:= [.B227]/1+ [.C227]/2+ [.D227]/3+ [.E227]/4+ [.F227]/5+ [.G227]/6+ [.H227]/7+ [.I227]/8+ [.J227]/9+ [.K227]/10+ [.L227]/11+ [.M227]/12+ [.N227]/13+ [.O227]/14+ [.P227]/15+ [.Q227]/16" office:value-type="float" office:value="-1.10978516275071">
            <text:p>-1.1097851628</text:p>
          </table:table-cell>
          <table:table-cell table:formula="of:=INT(([.R227]+2)*64)" office:value-type="float" office:value="56">
            <text:p>56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SIN(RADIANS([.$A228]*360/256))" office:value-type="float" office:value="-0.671558954847019">
            <text:p>-0.6715589548</text:p>
          </table:table-cell>
          <table:table-cell table:formula="of:=SIN(RADIANS([.C$1]*[.$A228]*360/256))" office:value-type="float" office:value="-0.995184726672197">
            <text:p>-0.9951847267</text:p>
          </table:table-cell>
          <table:table-cell table:formula="of:=SIN(RADIANS([.D$1]*[.$A228]*360/256))" office:value-type="float" office:value="-0.803207531480644">
            <text:p>-0.8032075315</text:p>
          </table:table-cell>
          <table:table-cell table:formula="of:=SIN(RADIANS([.E$1]*[.$A228]*360/256))" office:value-type="float" office:value="-0.195090322016127">
            <text:p>-0.195090322</text:p>
          </table:table-cell>
          <table:table-cell table:formula="of:=SIN(RADIANS([.F$1]*[.$A228]*360/256))" office:value-type="float" office:value="0.514102744193223">
            <text:p>0.5141027442</text:p>
          </table:table-cell>
          <table:table-cell table:formula="of:=SIN(RADIANS([.G$1]*[.$A228]*360/256))" office:value-type="float" office:value="0.95694033573221">
            <text:p>0.9569403357</text:p>
          </table:table-cell>
          <table:table-cell table:formula="of:=SIN(RADIANS([.H$1]*[.$A228]*360/256))" office:value-type="float" office:value="0.903989293123442">
            <text:p>0.9039892931</text:p>
          </table:table-cell>
          <table:table-cell table:formula="of:=SIN(RADIANS([.I$1]*[.$A228]*360/256))" office:value-type="float" office:value="0.382683432365087">
            <text:p>0.3826834324</text:p>
          </table:table-cell>
          <table:table-cell table:formula="of:=SIN(RADIANS([.J$1]*[.$A228]*360/256))" office:value-type="float" office:value="-0.336889853392222">
            <text:p>-0.3368898534</text:p>
          </table:table-cell>
          <table:table-cell table:formula="of:=SIN(RADIANS([.K$1]*[.$A228]*360/256))" office:value-type="float" office:value="-0.881921264348356">
            <text:p>-0.8819212643</text:p>
          </table:table-cell>
          <table:table-cell table:formula="of:=SIN(RADIANS([.L$1]*[.$A228]*360/256))" office:value-type="float" office:value="-0.970031253194544">
            <text:p>-0.9700312532</text:p>
          </table:table-cell>
          <table:table-cell table:formula="of:=SIN(RADIANS([.M$1]*[.$A228]*360/256))" office:value-type="float" office:value="-0.555570233019595">
            <text:p>-0.555570233</text:p>
          </table:table-cell>
          <table:table-cell table:formula="of:=SIN(RADIANS([.N$1]*[.$A228]*360/256))" office:value-type="float" office:value="0.146730474455369">
            <text:p>0.1467304745</text:p>
          </table:table-cell>
          <table:table-cell table:formula="of:=SIN(RADIANS([.O$1]*[.$A228]*360/256))" office:value-type="float" office:value="0.773010453362741">
            <text:p>0.7730104534</text:p>
          </table:table-cell>
          <table:table-cell table:formula="of:=SIN(RADIANS([.P$1]*[.$A228]*360/256))" office:value-type="float" office:value="0.998795456205172">
            <text:p>0.9987954562</text:p>
          </table:table-cell>
          <table:table-cell table:formula="of:=SIN(RADIANS([.Q$1]*[.$A228]*360/256))" office:value-type="float" office:value="0.707106781186543">
            <text:p>0.7071067812</text:p>
          </table:table-cell>
          <table:table-cell table:formula="of:= [.B228]/1+ [.C228]/2+ [.D228]/3+ [.E228]/4+ [.F228]/5+ [.G228]/6+ [.H228]/7+ [.I228]/8+ [.J228]/9+ [.K228]/10+ [.L228]/11+ [.M228]/12+ [.N228]/13+ [.O228]/14+ [.P228]/15+ [.Q228]/16" office:value-type="float" office:value="-1.12919636272453">
            <text:p>-1.1291963627</text:p>
          </table:table-cell>
          <table:table-cell table:formula="of:=INT(([.R228]+2)*64)" office:value-type="float" office:value="55">
            <text:p>55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SIN(RADIANS([.$A229]*360/256))" office:value-type="float" office:value="-0.653172842953777">
            <text:p>-0.653172843</text:p>
          </table:table-cell>
          <table:table-cell table:formula="of:=SIN(RADIANS([.C$1]*[.$A229]*360/256))" office:value-type="float" office:value="-0.989176509964781">
            <text:p>-0.98917651</text:p>
          </table:table-cell>
          <table:table-cell table:formula="of:=SIN(RADIANS([.D$1]*[.$A229]*360/256))" office:value-type="float" office:value="-0.844853565249706">
            <text:p>-0.8448535652</text:p>
          </table:table-cell>
          <table:table-cell table:formula="of:=SIN(RADIANS([.E$1]*[.$A229]*360/256))" office:value-type="float" office:value="-0.290284677254461">
            <text:p>-0.2902846773</text:p>
          </table:table-cell>
          <table:table-cell table:formula="of:=SIN(RADIANS([.F$1]*[.$A229]*360/256))" office:value-type="float" office:value="0.405241314004989">
            <text:p>0.405241314</text:p>
          </table:table-cell>
          <table:table-cell table:formula="of:=SIN(RADIANS([.G$1]*[.$A229]*360/256))" office:value-type="float" office:value="0.903989293123444">
            <text:p>0.9039892931</text:p>
          </table:table-cell>
          <table:table-cell table:formula="of:=SIN(RADIANS([.H$1]*[.$A229]*360/256))" office:value-type="float" office:value="0.96377606579544">
            <text:p>0.9637760658</text:p>
          </table:table-cell>
          <table:table-cell table:formula="of:=SIN(RADIANS([.I$1]*[.$A229]*360/256))" office:value-type="float" office:value="0.555570233019599">
            <text:p>0.555570233</text:p>
          </table:table-cell>
          <table:table-cell table:formula="of:=SIN(RADIANS([.J$1]*[.$A229]*360/256))" office:value-type="float" office:value="-0.122410675199217">
            <text:p>-0.1224106752</text:p>
          </table:table-cell>
          <table:table-cell table:formula="of:=SIN(RADIANS([.K$1]*[.$A229]*360/256))" office:value-type="float" office:value="-0.740951125354957">
            <text:p>-0.7409511254</text:p>
          </table:table-cell>
          <table:table-cell table:formula="of:=SIN(RADIANS([.L$1]*[.$A229]*360/256))" office:value-type="float" office:value="-0.999698818696204">
            <text:p>-0.9996988187</text:p>
          </table:table-cell>
          <table:table-cell table:formula="of:=SIN(RADIANS([.M$1]*[.$A229]*360/256))" office:value-type="float" office:value="-0.773010453362733">
            <text:p>-0.7730104534</text:p>
          </table:table-cell>
          <table:table-cell table:formula="of:=SIN(RADIANS([.N$1]*[.$A229]*360/256))" office:value-type="float" office:value="-0.170961888760299">
            <text:p>-0.1709618888</text:p>
          </table:table-cell>
          <table:table-cell table:formula="of:=SIN(RADIANS([.O$1]*[.$A229]*360/256))" office:value-type="float" office:value="0.514102744193221">
            <text:p>0.5141027442</text:p>
          </table:table-cell>
          <table:table-cell table:formula="of:=SIN(RADIANS([.P$1]*[.$A229]*360/256))" office:value-type="float" office:value="0.949528180593036">
            <text:p>0.9495281806</text:p>
          </table:table-cell>
          <table:table-cell table:formula="of:=SIN(RADIANS([.Q$1]*[.$A229]*360/256))" office:value-type="float" office:value="0.923879532511284">
            <text:p>0.9238795325</text:p>
          </table:table-cell>
          <table:table-cell table:formula="of:= [.B229]/1+ [.C229]/2+ [.D229]/3+ [.E229]/4+ [.F229]/5+ [.G229]/6+ [.H229]/7+ [.I229]/8+ [.J229]/9+ [.K229]/10+ [.L229]/11+ [.M229]/12+ [.N229]/13+ [.O229]/14+ [.P229]/15+ [.Q229]/16" office:value-type="float" office:value="-1.16148889078987">
            <text:p>-1.1614888908</text:p>
          </table:table-cell>
          <table:table-cell table:formula="of:=INT(([.R229]+2)*64)" office:value-type="float" office:value="53">
            <text:p>53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SIN(RADIANS([.$A230]*360/256))" office:value-type="float" office:value="-0.634393284163645">
            <text:p>-0.6343932842</text:p>
          </table:table-cell>
          <table:table-cell table:formula="of:=SIN(RADIANS([.C$1]*[.$A230]*360/256))" office:value-type="float" office:value="-0.98078528040323">
            <text:p>-0.9807852804</text:p>
          </table:table-cell>
          <table:table-cell table:formula="of:=SIN(RADIANS([.D$1]*[.$A230]*360/256))" office:value-type="float" office:value="-0.881921264348355">
            <text:p>-0.8819212643</text:p>
          </table:table-cell>
          <table:table-cell table:formula="of:=SIN(RADIANS([.E$1]*[.$A230]*360/256))" office:value-type="float" office:value="-0.382683432365091">
            <text:p>-0.3826834324</text:p>
          </table:table-cell>
          <table:table-cell table:formula="of:=SIN(RADIANS([.F$1]*[.$A230]*360/256))" office:value-type="float" office:value="0.290284677254462">
            <text:p>0.2902846773</text:p>
          </table:table-cell>
          <table:table-cell table:formula="of:=SIN(RADIANS([.G$1]*[.$A230]*360/256))" office:value-type="float" office:value="0.831469612302546">
            <text:p>0.8314696123</text:p>
          </table:table-cell>
          <table:table-cell table:formula="of:=SIN(RADIANS([.H$1]*[.$A230]*360/256))" office:value-type="float" office:value="0.995184726672197">
            <text:p>0.9951847267</text:p>
          </table:table-cell>
          <table:table-cell table:formula="of:=SIN(RADIANS([.I$1]*[.$A230]*360/256))" office:value-type="float" office:value="0.707106781186549">
            <text:p>0.7071067812</text:p>
          </table:table-cell>
          <table:table-cell table:formula="of:=SIN(RADIANS([.J$1]*[.$A230]*360/256))" office:value-type="float" office:value="0.0980171403295619">
            <text:p>0.0980171403</text:p>
          </table:table-cell>
          <table:table-cell table:formula="of:=SIN(RADIANS([.K$1]*[.$A230]*360/256))" office:value-type="float" office:value="-0.555570233019602">
            <text:p>-0.555570233</text:p>
          </table:table-cell>
          <table:table-cell table:formula="of:=SIN(RADIANS([.L$1]*[.$A230]*360/256))" office:value-type="float" office:value="-0.956940335732209">
            <text:p>-0.9569403357</text:p>
          </table:table-cell>
          <table:table-cell table:formula="of:=SIN(RADIANS([.M$1]*[.$A230]*360/256))" office:value-type="float" office:value="-0.923879532511286">
            <text:p>-0.9238795325</text:p>
          </table:table-cell>
          <table:table-cell table:formula="of:=SIN(RADIANS([.N$1]*[.$A230]*360/256))" office:value-type="float" office:value="-0.471396736826">
            <text:p>-0.4713967368</text:p>
          </table:table-cell>
          <table:table-cell table:formula="of:=SIN(RADIANS([.O$1]*[.$A230]*360/256))" office:value-type="float" office:value="0.195090322016134">
            <text:p>0.195090322</text:p>
          </table:table-cell>
          <table:table-cell table:formula="of:=SIN(RADIANS([.P$1]*[.$A230]*360/256))" office:value-type="float" office:value="0.773010453362737">
            <text:p>0.7730104534</text:p>
          </table:table-cell>
          <table:table-cell table:formula="of:=SIN(RADIANS([.Q$1]*[.$A230]*360/256))" office:value-type="float" office:value="1">
            <text:p>1</text:p>
          </table:table-cell>
          <table:table-cell table:formula="of:= [.B230]/1+ [.C230]/2+ [.D230]/3+ [.E230]/4+ [.F230]/5+ [.G230]/6+ [.H230]/7+ [.I230]/8+ [.J230]/9+ [.K230]/10+ [.L230]/11+ [.M230]/12+ [.N230]/13+ [.O230]/14+ [.P230]/15+ [.Q230]/16" office:value-type="float" office:value="-1.20418073992865">
            <text:p>-1.2041807399</text:p>
          </table:table-cell>
          <table:table-cell table:formula="of:=INT(([.R230]+2)*64)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SIN(RADIANS([.$A231]*360/256))" office:value-type="float" office:value="-0.615231590580627">
            <text:p>-0.6152315906</text:p>
          </table:table-cell>
          <table:table-cell table:formula="of:=SIN(RADIANS([.C$1]*[.$A231]*360/256))" office:value-type="float" office:value="-0.970031253194544">
            <text:p>-0.9700312532</text:p>
          </table:table-cell>
          <table:table-cell table:formula="of:=SIN(RADIANS([.D$1]*[.$A231]*360/256))" office:value-type="float" office:value="-0.914209755703531">
            <text:p>-0.9142097557</text:p>
          </table:table-cell>
          <table:table-cell table:formula="of:=SIN(RADIANS([.E$1]*[.$A231]*360/256))" office:value-type="float" office:value="-0.471396736825999">
            <text:p>-0.4713967368</text:p>
          </table:table-cell>
          <table:table-cell table:formula="of:=SIN(RADIANS([.F$1]*[.$A231]*360/256))" office:value-type="float" office:value="0.170961888760303">
            <text:p>0.1709618888</text:p>
          </table:table-cell>
          <table:table-cell table:formula="of:=SIN(RADIANS([.G$1]*[.$A231]*360/256))" office:value-type="float" office:value="0.740951125354959">
            <text:p>0.7409511254</text:p>
          </table:table-cell>
          <table:table-cell table:formula="of:=SIN(RADIANS([.H$1]*[.$A231]*360/256))" office:value-type="float" office:value="0.99729045667869">
            <text:p>0.9972904567</text:p>
          </table:table-cell>
          <table:table-cell table:formula="of:=SIN(RADIANS([.I$1]*[.$A231]*360/256))" office:value-type="float" office:value="0.831469612302546">
            <text:p>0.8314696123</text:p>
          </table:table-cell>
          <table:table-cell table:formula="of:=SIN(RADIANS([.J$1]*[.$A231]*360/256))" office:value-type="float" office:value="0.313681740398888">
            <text:p>0.3136817404</text:p>
          </table:table-cell>
          <table:table-cell table:formula="of:=SIN(RADIANS([.K$1]*[.$A231]*360/256))" office:value-type="float" office:value="-0.336889853392223">
            <text:p>-0.3368898534</text:p>
          </table:table-cell>
          <table:table-cell table:formula="of:=SIN(RADIANS([.L$1]*[.$A231]*360/256))" office:value-type="float" office:value="-0.844853565249708">
            <text:p>-0.8448535652</text:p>
          </table:table-cell>
          <table:table-cell table:formula="of:=SIN(RADIANS([.M$1]*[.$A231]*360/256))" office:value-type="float" office:value="-0.995184726672197">
            <text:p>-0.9951847267</text:p>
          </table:table-cell>
          <table:table-cell table:formula="of:=SIN(RADIANS([.N$1]*[.$A231]*360/256))" office:value-type="float" office:value="-0.724247082951462">
            <text:p>-0.724247083</text:p>
          </table:table-cell>
          <table:table-cell table:formula="of:=SIN(RADIANS([.O$1]*[.$A231]*360/256))" office:value-type="float" office:value="-0.146730474455364">
            <text:p>-0.1467304745</text:p>
          </table:table-cell>
          <table:table-cell table:formula="of:=SIN(RADIANS([.P$1]*[.$A231]*360/256))" office:value-type="float" office:value="0.492898192229788">
            <text:p>0.4928981922</text:p>
          </table:table-cell>
          <table:table-cell table:formula="of:=SIN(RADIANS([.Q$1]*[.$A231]*360/256))" office:value-type="float" office:value="0.923879532511285">
            <text:p>0.9238795325</text:p>
          </table:table-cell>
          <table:table-cell table:formula="of:= [.B231]/1+ [.C231]/2+ [.D231]/3+ [.E231]/4+ [.F231]/5+ [.G231]/6+ [.H231]/7+ [.I231]/8+ [.J231]/9+ [.K231]/10+ [.L231]/11+ [.M231]/12+ [.N231]/13+ [.O231]/14+ [.P231]/15+ [.Q231]/16" office:value-type="float" office:value="-1.25290708860043">
            <text:p>-1.2529070886</text:p>
          </table:table-cell>
          <table:table-cell table:formula="of:=INT(([.R231]+2)*64)" office:value-type="float" office:value="47">
            <text:p>47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SIN(RADIANS([.$A232]*360/256))" office:value-type="float" office:value="-0.595699304492433">
            <text:p>-0.5956993045</text:p>
          </table:table-cell>
          <table:table-cell table:formula="of:=SIN(RADIANS([.C$1]*[.$A232]*360/256))" office:value-type="float" office:value="-0.956940335732209">
            <text:p>-0.9569403357</text:p>
          </table:table-cell>
          <table:table-cell table:formula="of:=SIN(RADIANS([.D$1]*[.$A232]*360/256))" office:value-type="float" office:value="-0.941544065183021">
            <text:p>-0.9415440652</text:p>
          </table:table-cell>
          <table:table-cell table:formula="of:=SIN(RADIANS([.E$1]*[.$A232]*360/256))" office:value-type="float" office:value="-0.555570233019603">
            <text:p>-0.555570233</text:p>
          </table:table-cell>
          <table:table-cell table:formula="of:=SIN(RADIANS([.F$1]*[.$A232]*360/256))" office:value-type="float" office:value="0.0490676743274172">
            <text:p>0.0490676743</text:p>
          </table:table-cell>
          <table:table-cell table:formula="of:=SIN(RADIANS([.G$1]*[.$A232]*360/256))" office:value-type="float" office:value="0.634393284163645">
            <text:p>0.6343932842</text:p>
          </table:table-cell>
          <table:table-cell table:formula="of:=SIN(RADIANS([.H$1]*[.$A232]*360/256))" office:value-type="float" office:value="0.970031253194544">
            <text:p>0.9700312532</text:p>
          </table:table-cell>
          <table:table-cell table:formula="of:=SIN(RADIANS([.I$1]*[.$A232]*360/256))" office:value-type="float" office:value="0.923879532511287">
            <text:p>0.9238795325</text:p>
          </table:table-cell>
          <table:table-cell table:formula="of:=SIN(RADIANS([.J$1]*[.$A232]*360/256))" office:value-type="float" office:value="0.51410274419322">
            <text:p>0.5141027442</text:p>
          </table:table-cell>
          <table:table-cell table:formula="of:=SIN(RADIANS([.K$1]*[.$A232]*360/256))" office:value-type="float" office:value="-0.0980171403295589">
            <text:p>-0.0980171403</text:p>
          </table:table-cell>
          <table:table-cell table:formula="of:=SIN(RADIANS([.L$1]*[.$A232]*360/256))" office:value-type="float" office:value="-0.67155895484702">
            <text:p>-0.6715589548</text:p>
          </table:table-cell>
          <table:table-cell table:formula="of:=SIN(RADIANS([.M$1]*[.$A232]*360/256))" office:value-type="float" office:value="-0.98078528040323">
            <text:p>-0.9807852804</text:p>
          </table:table-cell>
          <table:table-cell table:formula="of:=SIN(RADIANS([.N$1]*[.$A232]*360/256))" office:value-type="float" office:value="-0.903989293123443">
            <text:p>-0.9039892931</text:p>
          </table:table-cell>
          <table:table-cell table:formula="of:=SIN(RADIANS([.O$1]*[.$A232]*360/256))" office:value-type="float" office:value="-0.471396736825994">
            <text:p>-0.4713967368</text:p>
          </table:table-cell>
          <table:table-cell table:formula="of:=SIN(RADIANS([.P$1]*[.$A232]*360/256))" office:value-type="float" office:value="0.14673047445537">
            <text:p>0.1467304745</text:p>
          </table:table-cell>
          <table:table-cell table:formula="of:=SIN(RADIANS([.Q$1]*[.$A232]*360/256))" office:value-type="float" office:value="0.707106781186546">
            <text:p>0.7071067812</text:p>
          </table:table-cell>
          <table:table-cell table:formula="of:= [.B232]/1+ [.C232]/2+ [.D232]/3+ [.E232]/4+ [.F232]/5+ [.G232]/6+ [.H232]/7+ [.I232]/8+ [.J232]/9+ [.K232]/10+ [.L232]/11+ [.M232]/12+ [.N232]/13+ [.O232]/14+ [.P232]/15+ [.Q232]/16" office:value-type="float" office:value="-1.30199820421421">
            <text:p>-1.3019982042</text:p>
          </table:table-cell>
          <table:table-cell table:formula="of:=INT(([.R232]+2)*64)" office:value-type="float" office:value="44">
            <text:p>44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SIN(RADIANS([.$A233]*360/256))" office:value-type="float" office:value="-0.575808191417845">
            <text:p>-0.5758081914</text:p>
          </table:table-cell>
          <table:table-cell table:formula="of:=SIN(RADIANS([.C$1]*[.$A233]*360/256))" office:value-type="float" office:value="-0.941544065183021">
            <text:p>-0.9415440652</text:p>
          </table:table-cell>
          <table:table-cell table:formula="of:=SIN(RADIANS([.D$1]*[.$A233]*360/256))" office:value-type="float" office:value="-0.96377606579544">
            <text:p>-0.9637760658</text:p>
          </table:table-cell>
          <table:table-cell table:formula="of:=SIN(RADIANS([.E$1]*[.$A233]*360/256))" office:value-type="float" office:value="-0.634393284163646">
            <text:p>-0.6343932842</text:p>
          </table:table-cell>
          <table:table-cell table:formula="of:=SIN(RADIANS([.F$1]*[.$A233]*360/256))" office:value-type="float" office:value="-0.073564563599667">
            <text:p>-0.0735645636</text:p>
          </table:table-cell>
          <table:table-cell table:formula="of:=SIN(RADIANS([.G$1]*[.$A233]*360/256))" office:value-type="float" office:value="0.51410274419322">
            <text:p>0.5141027442</text:p>
          </table:table-cell>
          <table:table-cell table:formula="of:=SIN(RADIANS([.H$1]*[.$A233]*360/256))" office:value-type="float" office:value="0.91420975570353">
            <text:p>0.9142097557</text:p>
          </table:table-cell>
          <table:table-cell table:formula="of:=SIN(RADIANS([.I$1]*[.$A233]*360/256))" office:value-type="float" office:value="0.98078528040323">
            <text:p>0.9807852804</text:p>
          </table:table-cell>
          <table:table-cell table:formula="of:=SIN(RADIANS([.J$1]*[.$A233]*360/256))" office:value-type="float" office:value="0.689540544737067">
            <text:p>0.6895405447</text:p>
          </table:table-cell>
          <table:table-cell table:formula="of:=SIN(RADIANS([.K$1]*[.$A233]*360/256))" office:value-type="float" office:value="0.146730474455361">
            <text:p>0.1467304745</text:p>
          </table:table-cell>
          <table:table-cell table:formula="of:=SIN(RADIANS([.L$1]*[.$A233]*360/256))" office:value-type="float" office:value="-0.449611329654608">
            <text:p>-0.4496113297</text:p>
          </table:table-cell>
          <table:table-cell table:formula="of:=SIN(RADIANS([.M$1]*[.$A233]*360/256))" office:value-type="float" office:value="-0.881921264348353">
            <text:p>-0.8819212643</text:p>
          </table:table-cell>
          <table:table-cell table:formula="of:=SIN(RADIANS([.N$1]*[.$A233]*360/256))" office:value-type="float" office:value="-0.99247953459871">
            <text:p>-0.9924795346</text:p>
          </table:table-cell>
          <table:table-cell table:formula="of:=SIN(RADIANS([.O$1]*[.$A233]*360/256))" office:value-type="float" office:value="-0.740951125354961">
            <text:p>-0.7409511254</text:p>
          </table:table-cell>
          <table:table-cell table:formula="of:=SIN(RADIANS([.P$1]*[.$A233]*360/256))" office:value-type="float" office:value="-0.219101240156872">
            <text:p>-0.2191012402</text:p>
          </table:table-cell>
          <table:table-cell table:formula="of:=SIN(RADIANS([.Q$1]*[.$A233]*360/256))" office:value-type="float" office:value="0.382683432365088">
            <text:p>0.3826834324</text:p>
          </table:table-cell>
          <table:table-cell table:formula="of:= [.B233]/1+ [.C233]/2+ [.D233]/3+ [.E233]/4+ [.F233]/5+ [.G233]/6+ [.H233]/7+ [.I233]/8+ [.J233]/9+ [.K233]/10+ [.L233]/11+ [.M233]/12+ [.N233]/13+ [.O233]/14+ [.P233]/15+ [.Q233]/16" office:value-type="float" office:value="-1.34530402914505">
            <text:p>-1.3453040291</text:p>
          </table:table-cell>
          <table:table-cell table:formula="of:=INT(([.R233]+2)*64)" office:value-type="float" office:value="41">
            <text:p>41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SIN(RADIANS([.$A234]*360/256))" office:value-type="float" office:value="-0.555570233019602">
            <text:p>-0.555570233</text:p>
          </table:table-cell>
          <table:table-cell table:formula="of:=SIN(RADIANS([.C$1]*[.$A234]*360/256))" office:value-type="float" office:value="-0.923879532511287">
            <text:p>-0.9238795325</text:p>
          </table:table-cell>
          <table:table-cell table:formula="of:=SIN(RADIANS([.D$1]*[.$A234]*360/256))" office:value-type="float" office:value="-0.98078528040323">
            <text:p>-0.9807852804</text:p>
          </table:table-cell>
          <table:table-cell table:formula="of:=SIN(RADIANS([.E$1]*[.$A234]*360/256))" office:value-type="float" office:value="-0.707106781186548">
            <text:p>-0.7071067812</text:p>
          </table:table-cell>
          <table:table-cell table:formula="of:=SIN(RADIANS([.F$1]*[.$A234]*360/256))" office:value-type="float" office:value="-0.195090322016127">
            <text:p>-0.195090322</text:p>
          </table:table-cell>
          <table:table-cell table:formula="of:=SIN(RADIANS([.G$1]*[.$A234]*360/256))" office:value-type="float" office:value="0.382683432365093">
            <text:p>0.3826834324</text:p>
          </table:table-cell>
          <table:table-cell table:formula="of:=SIN(RADIANS([.H$1]*[.$A234]*360/256))" office:value-type="float" office:value="0.831469612302546">
            <text:p>0.8314696123</text:p>
          </table:table-cell>
          <table:table-cell table:formula="of:=SIN(RADIANS([.I$1]*[.$A234]*360/256))" office:value-type="float" office:value="1">
            <text:p>1</text:p>
          </table:table-cell>
          <table:table-cell table:formula="of:=SIN(RADIANS([.J$1]*[.$A234]*360/256))" office:value-type="float" office:value="0.831469612302546">
            <text:p>0.8314696123</text:p>
          </table:table-cell>
          <table:table-cell table:formula="of:=SIN(RADIANS([.K$1]*[.$A234]*360/256))" office:value-type="float" office:value="0.382683432365086">
            <text:p>0.3826834324</text:p>
          </table:table-cell>
          <table:table-cell table:formula="of:=SIN(RADIANS([.L$1]*[.$A234]*360/256))" office:value-type="float" office:value="-0.19509032201613">
            <text:p>-0.195090322</text:p>
          </table:table-cell>
          <table:table-cell table:formula="of:=SIN(RADIANS([.M$1]*[.$A234]*360/256))" office:value-type="float" office:value="-0.707106781186553">
            <text:p>-0.7071067812</text:p>
          </table:table-cell>
          <table:table-cell table:formula="of:=SIN(RADIANS([.N$1]*[.$A234]*360/256))" office:value-type="float" office:value="-0.980785280403232">
            <text:p>-0.9807852804</text:p>
          </table:table-cell>
          <table:table-cell table:formula="of:=SIN(RADIANS([.O$1]*[.$A234]*360/256))" office:value-type="float" office:value="-0.923879532511285">
            <text:p>-0.9238795325</text:p>
          </table:table-cell>
          <table:table-cell table:formula="of:=SIN(RADIANS([.P$1]*[.$A234]*360/256))" office:value-type="float" office:value="-0.555570233019601">
            <text:p>-0.555570233</text:p>
          </table:table-cell>
          <table:table-cell table:formula="of:=SIN(RADIANS([.Q$1]*[.$A234]*360/256))" office:value-type="float" office:value="-1.23796127317672E-018">
            <text:p>-1.23796127317672E-018</text:p>
          </table:table-cell>
          <table:table-cell table:formula="of:= [.B234]/1+ [.C234]/2+ [.D234]/3+ [.E234]/4+ [.F234]/5+ [.G234]/6+ [.H234]/7+ [.I234]/8+ [.J234]/9+ [.K234]/10+ [.L234]/11+ [.M234]/12+ [.N234]/13+ [.O234]/14+ [.P234]/15+ [.Q234]/16" office:value-type="float" office:value="-1.37715286601671">
            <text:p>-1.377152866</text:p>
          </table:table-cell>
          <table:table-cell table:formula="of:=INT(([.R234]+2)*64)" office:value-type="float" office:value="39">
            <text:p>39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SIN(RADIANS([.$A235]*360/256))" office:value-type="float" office:value="-0.534997619887097">
            <text:p>-0.5349976199</text:p>
          </table:table-cell>
          <table:table-cell table:formula="of:=SIN(RADIANS([.C$1]*[.$A235]*360/256))" office:value-type="float" office:value="-0.903989293123443">
            <text:p>-0.9039892931</text:p>
          </table:table-cell>
          <table:table-cell table:formula="of:=SIN(RADIANS([.D$1]*[.$A235]*360/256))" office:value-type="float" office:value="-0.99247953459871">
            <text:p>-0.9924795346</text:p>
          </table:table-cell>
          <table:table-cell table:formula="of:=SIN(RADIANS([.E$1]*[.$A235]*360/256))" office:value-type="float" office:value="-0.773010453362737">
            <text:p>-0.7730104534</text:p>
          </table:table-cell>
          <table:table-cell table:formula="of:=SIN(RADIANS([.F$1]*[.$A235]*360/256))" office:value-type="float" office:value="-0.313681740398892">
            <text:p>-0.3136817404</text:p>
          </table:table-cell>
          <table:table-cell table:formula="of:=SIN(RADIANS([.G$1]*[.$A235]*360/256))" office:value-type="float" office:value="0.242980179903266">
            <text:p>0.2429801799</text:p>
          </table:table-cell>
          <table:table-cell table:formula="of:=SIN(RADIANS([.H$1]*[.$A235]*360/256))" office:value-type="float" office:value="0.724247082951465">
            <text:p>0.724247083</text:p>
          </table:table-cell>
          <table:table-cell table:formula="of:=SIN(RADIANS([.I$1]*[.$A235]*360/256))" office:value-type="float" office:value="0.98078528040323">
            <text:p>0.9807852804</text:p>
          </table:table-cell>
          <table:table-cell table:formula="of:=SIN(RADIANS([.J$1]*[.$A235]*360/256))" office:value-type="float" office:value="0.932992798834738">
            <text:p>0.9329927988</text:p>
          </table:table-cell>
          <table:table-cell table:formula="of:=SIN(RADIANS([.K$1]*[.$A235]*360/256))" office:value-type="float" office:value="0.595699304492434">
            <text:p>0.5956993045</text:p>
          </table:table-cell>
          <table:table-cell table:formula="of:=SIN(RADIANS([.L$1]*[.$A235]*360/256))" office:value-type="float" office:value="0.0735645635996656">
            <text:p>0.0735645636</text:p>
          </table:table-cell>
          <table:table-cell table:formula="of:=SIN(RADIANS([.M$1]*[.$A235]*360/256))" office:value-type="float" office:value="-0.471396736826002">
            <text:p>-0.4713967368</text:p>
          </table:table-cell>
          <table:table-cell table:formula="of:=SIN(RADIANS([.N$1]*[.$A235]*360/256))" office:value-type="float" office:value="-0.870086991108712">
            <text:p>-0.8700869911</text:p>
          </table:table-cell>
          <table:table-cell table:formula="of:=SIN(RADIANS([.O$1]*[.$A235]*360/256))" office:value-type="float" office:value="-0.998795456205173">
            <text:p>-0.9987954562</text:p>
          </table:table-cell>
          <table:table-cell table:formula="of:=SIN(RADIANS([.P$1]*[.$A235]*360/256))" office:value-type="float" office:value="-0.81758481315158">
            <text:p>-0.8175848132</text:p>
          </table:table-cell>
          <table:table-cell table:formula="of:=SIN(RADIANS([.Q$1]*[.$A235]*360/256))" office:value-type="float" office:value="-0.382683432365088">
            <text:p>-0.3826834324</text:p>
          </table:table-cell>
          <table:table-cell table:formula="of:= [.B235]/1+ [.C235]/2+ [.D235]/3+ [.E235]/4+ [.F235]/5+ [.G235]/6+ [.H235]/7+ [.I235]/8+ [.J235]/9+ [.K235]/10+ [.L235]/11+ [.M235]/12+ [.N235]/13+ [.O235]/14+ [.P235]/15+ [.Q235]/16" office:value-type="float" office:value="-1.39330426038976">
            <text:p>-1.3933042604</text:p>
          </table:table-cell>
          <table:table-cell table:formula="of:=INT(([.R235]+2)*64)" office:value-type="float" office:value="38">
            <text:p>3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SIN(RADIANS([.$A236]*360/256))" office:value-type="float" office:value="-0.514102744193222">
            <text:p>-0.5141027442</text:p>
          </table:table-cell>
          <table:table-cell table:formula="of:=SIN(RADIANS([.C$1]*[.$A236]*360/256))" office:value-type="float" office:value="-0.881921264348355">
            <text:p>-0.8819212643</text:p>
          </table:table-cell>
          <table:table-cell table:formula="of:=SIN(RADIANS([.D$1]*[.$A236]*360/256))" office:value-type="float" office:value="-0.998795456205172">
            <text:p>-0.9987954562</text:p>
          </table:table-cell>
          <table:table-cell table:formula="of:=SIN(RADIANS([.E$1]*[.$A236]*360/256))" office:value-type="float" office:value="-0.831469612302545">
            <text:p>-0.8314696123</text:p>
          </table:table-cell>
          <table:table-cell table:formula="of:=SIN(RADIANS([.F$1]*[.$A236]*360/256))" office:value-type="float" office:value="-0.427555093430281">
            <text:p>-0.4275550934</text:p>
          </table:table-cell>
          <table:table-cell table:formula="of:=SIN(RADIANS([.G$1]*[.$A236]*360/256))" office:value-type="float" office:value="0.0980171403295616">
            <text:p>0.0980171403</text:p>
          </table:table-cell>
          <table:table-cell table:formula="of:=SIN(RADIANS([.H$1]*[.$A236]*360/256))" office:value-type="float" office:value="0.595699304492434">
            <text:p>0.5956993045</text:p>
          </table:table-cell>
          <table:table-cell table:formula="of:=SIN(RADIANS([.I$1]*[.$A236]*360/256))" office:value-type="float" office:value="0.923879532511287">
            <text:p>0.9238795325</text:p>
          </table:table-cell>
          <table:table-cell table:formula="of:=SIN(RADIANS([.J$1]*[.$A236]*360/256))" office:value-type="float" office:value="0.989176509964781">
            <text:p>0.98917651</text:p>
          </table:table-cell>
          <table:table-cell table:formula="of:=SIN(RADIANS([.K$1]*[.$A236]*360/256))" office:value-type="float" office:value="0.773010453362736">
            <text:p>0.7730104534</text:p>
          </table:table-cell>
          <table:table-cell table:formula="of:=SIN(RADIANS([.L$1]*[.$A236]*360/256))" office:value-type="float" office:value="0.336889853392218">
            <text:p>0.3368898534</text:p>
          </table:table-cell>
          <table:table-cell table:formula="of:=SIN(RADIANS([.M$1]*[.$A236]*360/256))" office:value-type="float" office:value="-0.19509032201613">
            <text:p>-0.195090322</text:p>
          </table:table-cell>
          <table:table-cell table:formula="of:=SIN(RADIANS([.N$1]*[.$A236]*360/256))" office:value-type="float" office:value="-0.671558954847015">
            <text:p>-0.6715589548</text:p>
          </table:table-cell>
          <table:table-cell table:formula="of:=SIN(RADIANS([.O$1]*[.$A236]*360/256))" office:value-type="float" office:value="-0.95694033573221">
            <text:p>-0.9569403357</text:p>
          </table:table-cell>
          <table:table-cell table:formula="of:=SIN(RADIANS([.P$1]*[.$A236]*360/256))" office:value-type="float" office:value="-0.970031253194545">
            <text:p>-0.9700312532</text:p>
          </table:table-cell>
          <table:table-cell table:formula="of:=SIN(RADIANS([.Q$1]*[.$A236]*360/256))" office:value-type="float" office:value="-0.707106781186546">
            <text:p>-0.7071067812</text:p>
          </table:table-cell>
          <table:table-cell table:formula="of:= [.B236]/1+ [.C236]/2+ [.D236]/3+ [.E236]/4+ [.F236]/5+ [.G236]/6+ [.H236]/7+ [.I236]/8+ [.J236]/9+ [.K236]/10+ [.L236]/11+ [.M236]/12+ [.N236]/13+ [.O236]/14+ [.P236]/15+ [.Q236]/16" office:value-type="float" office:value="-1.39174840098929">
            <text:p>-1.391748401</text:p>
          </table:table-cell>
          <table:table-cell table:formula="of:=INT(([.R236]+2)*64)" office:value-type="float" office:value="38">
            <text:p>3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SIN(RADIANS([.$A237]*360/256))" office:value-type="float" office:value="-0.492898192229784">
            <text:p>-0.4928981922</text:p>
          </table:table-cell>
          <table:table-cell table:formula="of:=SIN(RADIANS([.C$1]*[.$A237]*360/256))" office:value-type="float" office:value="-0.857728610000272">
            <text:p>-0.85772861</text:p>
          </table:table-cell>
          <table:table-cell table:formula="of:=SIN(RADIANS([.D$1]*[.$A237]*360/256))" office:value-type="float" office:value="-0.999698818696204">
            <text:p>-0.9996988187</text:p>
          </table:table-cell>
          <table:table-cell table:formula="of:=SIN(RADIANS([.E$1]*[.$A237]*360/256))" office:value-type="float" office:value="-0.881921264348355">
            <text:p>-0.8819212643</text:p>
          </table:table-cell>
          <table:table-cell table:formula="of:=SIN(RADIANS([.F$1]*[.$A237]*360/256))" office:value-type="float" office:value="-0.534997619887095">
            <text:p>-0.5349976199</text:p>
          </table:table-cell>
          <table:table-cell table:formula="of:=SIN(RADIANS([.G$1]*[.$A237]*360/256))" office:value-type="float" office:value="-0.0490676743274183">
            <text:p>-0.0490676743</text:p>
          </table:table-cell>
          <table:table-cell table:formula="of:=SIN(RADIANS([.H$1]*[.$A237]*360/256))" office:value-type="float" office:value="0.449611329654604">
            <text:p>0.4496113297</text:p>
          </table:table-cell>
          <table:table-cell table:formula="of:=SIN(RADIANS([.I$1]*[.$A237]*360/256))" office:value-type="float" office:value="0.831469612302546">
            <text:p>0.8314696123</text:p>
          </table:table-cell>
          <table:table-cell table:formula="of:=SIN(RADIANS([.J$1]*[.$A237]*360/256))" office:value-type="float" office:value="0.99729045667869">
            <text:p>0.9972904567</text:p>
          </table:table-cell>
          <table:table-cell table:formula="of:=SIN(RADIANS([.K$1]*[.$A237]*360/256))" office:value-type="float" office:value="0.903989293123441">
            <text:p>0.9039892931</text:p>
          </table:table-cell>
          <table:table-cell table:formula="of:=SIN(RADIANS([.L$1]*[.$A237]*360/256))" office:value-type="float" office:value="0.575808191417844">
            <text:p>0.5758081914</text:p>
          </table:table-cell>
          <table:table-cell table:formula="of:=SIN(RADIANS([.M$1]*[.$A237]*360/256))" office:value-type="float" office:value="0.0980171403295611">
            <text:p>0.0980171403</text:p>
          </table:table-cell>
          <table:table-cell table:formula="of:=SIN(RADIANS([.N$1]*[.$A237]*360/256))" office:value-type="float" office:value="-0.405241314004994">
            <text:p>-0.405241314</text:p>
          </table:table-cell>
          <table:table-cell table:formula="of:=SIN(RADIANS([.O$1]*[.$A237]*360/256))" office:value-type="float" office:value="-0.803207531480642">
            <text:p>-0.8032075315</text:p>
          </table:table-cell>
          <table:table-cell table:formula="of:=SIN(RADIANS([.P$1]*[.$A237]*360/256))" office:value-type="float" office:value="-0.99247953459871">
            <text:p>-0.9924795346</text:p>
          </table:table-cell>
          <table:table-cell table:formula="of:=SIN(RADIANS([.Q$1]*[.$A237]*360/256))" office:value-type="float" office:value="-0.923879532511285">
            <text:p>-0.9238795325</text:p>
          </table:table-cell>
          <table:table-cell table:formula="of:= [.B237]/1+ [.C237]/2+ [.D237]/3+ [.E237]/4+ [.F237]/5+ [.G237]/6+ [.H237]/7+ [.I237]/8+ [.J237]/9+ [.K237]/10+ [.L237]/11+ [.M237]/12+ [.N237]/13+ [.O237]/14+ [.P237]/15+ [.Q237]/16" office:value-type="float" office:value="-1.37321820518338">
            <text:p>-1.3732182052</text:p>
          </table:table-cell>
          <table:table-cell table:formula="of:=INT(([.R237]+2)*64)"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SIN(RADIANS([.$A238]*360/256))" office:value-type="float" office:value="-0.471396736825998">
            <text:p>-0.4713967368</text:p>
          </table:table-cell>
          <table:table-cell table:formula="of:=SIN(RADIANS([.C$1]*[.$A238]*360/256))" office:value-type="float" office:value="-0.831469612302545">
            <text:p>-0.8314696123</text:p>
          </table:table-cell>
          <table:table-cell table:formula="of:=SIN(RADIANS([.D$1]*[.$A238]*360/256))" office:value-type="float" office:value="-0.995184726672197">
            <text:p>-0.9951847267</text:p>
          </table:table-cell>
          <table:table-cell table:formula="of:=SIN(RADIANS([.E$1]*[.$A238]*360/256))" office:value-type="float" office:value="-0.923879532511286">
            <text:p>-0.9238795325</text:p>
          </table:table-cell>
          <table:table-cell table:formula="of:=SIN(RADIANS([.F$1]*[.$A238]*360/256))" office:value-type="float" office:value="-0.634393284163646">
            <text:p>-0.6343932842</text:p>
          </table:table-cell>
          <table:table-cell table:formula="of:=SIN(RADIANS([.G$1]*[.$A238]*360/256))" office:value-type="float" office:value="-0.19509032201613">
            <text:p>-0.195090322</text:p>
          </table:table-cell>
          <table:table-cell table:formula="of:=SIN(RADIANS([.H$1]*[.$A238]*360/256))" office:value-type="float" office:value="0.290284677254463">
            <text:p>0.2902846773</text:p>
          </table:table-cell>
          <table:table-cell table:formula="of:=SIN(RADIANS([.I$1]*[.$A238]*360/256))" office:value-type="float" office:value="0.707106781186549">
            <text:p>0.7071067812</text:p>
          </table:table-cell>
          <table:table-cell table:formula="of:=SIN(RADIANS([.J$1]*[.$A238]*360/256))" office:value-type="float" office:value="0.956940335732208">
            <text:p>0.9569403357</text:p>
          </table:table-cell>
          <table:table-cell table:formula="of:=SIN(RADIANS([.K$1]*[.$A238]*360/256))" office:value-type="float" office:value="0.98078528040323">
            <text:p>0.9807852804</text:p>
          </table:table-cell>
          <table:table-cell table:formula="of:=SIN(RADIANS([.L$1]*[.$A238]*360/256))" office:value-type="float" office:value="0.773010453362736">
            <text:p>0.7730104534</text:p>
          </table:table-cell>
          <table:table-cell table:formula="of:=SIN(RADIANS([.M$1]*[.$A238]*360/256))" office:value-type="float" office:value="0.382683432365093">
            <text:p>0.3826834324</text:p>
          </table:table-cell>
          <table:table-cell table:formula="of:=SIN(RADIANS([.N$1]*[.$A238]*360/256))" office:value-type="float" office:value="-0.0980171403295597">
            <text:p>-0.0980171403</text:p>
          </table:table-cell>
          <table:table-cell table:formula="of:=SIN(RADIANS([.O$1]*[.$A238]*360/256))" office:value-type="float" office:value="-0.555570233019603">
            <text:p>-0.555570233</text:p>
          </table:table-cell>
          <table:table-cell table:formula="of:=SIN(RADIANS([.P$1]*[.$A238]*360/256))" office:value-type="float" office:value="-0.881921264348357">
            <text:p>-0.8819212643</text:p>
          </table:table-cell>
          <table:table-cell table:formula="of:=SIN(RADIANS([.Q$1]*[.$A238]*360/256))" office:value-type="float" office:value="-1">
            <text:p>-1</text:p>
          </table:table-cell>
          <table:table-cell table:formula="of:= [.B238]/1+ [.C238]/2+ [.D238]/3+ [.E238]/4+ [.F238]/5+ [.G238]/6+ [.H238]/7+ [.I238]/8+ [.J238]/9+ [.K238]/10+ [.L238]/11+ [.M238]/12+ [.N238]/13+ [.O238]/14+ [.P238]/15+ [.Q238]/16" office:value-type="float" office:value="-1.34131471501046">
            <text:p>-1.341314715</text:p>
          </table:table-cell>
          <table:table-cell table:formula="of:=INT(([.R238]+2)*64)" office:value-type="float" office:value="42">
            <text:p>42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SIN(RADIANS([.$A239]*360/256))" office:value-type="float" office:value="-0.449611329654607">
            <text:p>-0.4496113297</text:p>
          </table:table-cell>
          <table:table-cell table:formula="of:=SIN(RADIANS([.C$1]*[.$A239]*360/256))" office:value-type="float" office:value="-0.803207531480645">
            <text:p>-0.8032075315</text:p>
          </table:table-cell>
          <table:table-cell table:formula="of:=SIN(RADIANS([.D$1]*[.$A239]*360/256))" office:value-type="float" office:value="-0.985277642388941">
            <text:p>-0.9852776424</text:p>
          </table:table-cell>
          <table:table-cell table:formula="of:=SIN(RADIANS([.E$1]*[.$A239]*360/256))" office:value-type="float" office:value="-0.956940335732208">
            <text:p>-0.9569403357</text:p>
          </table:table-cell>
          <table:table-cell table:formula="of:=SIN(RADIANS([.F$1]*[.$A239]*360/256))" office:value-type="float" office:value="-0.724247082951466">
            <text:p>-0.724247083</text:p>
          </table:table-cell>
          <table:table-cell table:formula="of:=SIN(RADIANS([.G$1]*[.$A239]*360/256))" office:value-type="float" office:value="-0.336889853392223">
            <text:p>-0.3368898534</text:p>
          </table:table-cell>
          <table:table-cell table:formula="of:=SIN(RADIANS([.H$1]*[.$A239]*360/256))" office:value-type="float" office:value="0.12241067519922">
            <text:p>0.1224106752</text:p>
          </table:table-cell>
          <table:table-cell table:formula="of:=SIN(RADIANS([.I$1]*[.$A239]*360/256))" office:value-type="float" office:value="0.555570233019605">
            <text:p>0.555570233</text:p>
          </table:table-cell>
          <table:table-cell table:formula="of:=SIN(RADIANS([.J$1]*[.$A239]*360/256))" office:value-type="float" office:value="0.870086991108713">
            <text:p>0.8700869911</text:p>
          </table:table-cell>
          <table:table-cell table:formula="of:=SIN(RADIANS([.K$1]*[.$A239]*360/256))" office:value-type="float" office:value="0.998795456205172">
            <text:p>0.9987954562</text:p>
          </table:table-cell>
          <table:table-cell table:formula="of:=SIN(RADIANS([.L$1]*[.$A239]*360/256))" office:value-type="float" office:value="0.91420975570353">
            <text:p>0.9142097557</text:p>
          </table:table-cell>
          <table:table-cell table:formula="of:=SIN(RADIANS([.M$1]*[.$A239]*360/256))" office:value-type="float" office:value="0.63439328416365">
            <text:p>0.6343932842</text:p>
          </table:table-cell>
          <table:table-cell table:formula="of:=SIN(RADIANS([.N$1]*[.$A239]*360/256))" office:value-type="float" office:value="0.219101240156862">
            <text:p>0.2191012402</text:p>
          </table:table-cell>
          <table:table-cell table:formula="of:=SIN(RADIANS([.O$1]*[.$A239]*360/256))" office:value-type="float" office:value="-0.242980179903271">
            <text:p>-0.2429801799</text:p>
          </table:table-cell>
          <table:table-cell table:formula="of:=SIN(RADIANS([.P$1]*[.$A239]*360/256))" office:value-type="float" office:value="-0.653172842953782">
            <text:p>-0.653172843</text:p>
          </table:table-cell>
          <table:table-cell table:formula="of:=SIN(RADIANS([.Q$1]*[.$A239]*360/256))" office:value-type="float" office:value="-0.923879532511289">
            <text:p>-0.9238795325</text:p>
          </table:table-cell>
          <table:table-cell table:formula="of:= [.B239]/1+ [.C239]/2+ [.D239]/3+ [.E239]/4+ [.F239]/5+ [.G239]/6+ [.H239]/7+ [.I239]/8+ [.J239]/9+ [.K239]/10+ [.L239]/11+ [.M239]/12+ [.N239]/13+ [.O239]/14+ [.P239]/15+ [.Q239]/16" office:value-type="float" office:value="-1.30219741696516">
            <text:p>-1.302197417</text:p>
          </table:table-cell>
          <table:table-cell table:formula="of:=INT(([.R239]+2)*64)" office:value-type="float" office:value="44">
            <text:p>44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SIN(RADIANS([.$A240]*360/256))" office:value-type="float" office:value="-0.427555093430283">
            <text:p>-0.4275550934</text:p>
          </table:table-cell>
          <table:table-cell table:formula="of:=SIN(RADIANS([.C$1]*[.$A240]*360/256))" office:value-type="float" office:value="-0.773010453362738">
            <text:p>-0.7730104534</text:p>
          </table:table-cell>
          <table:table-cell table:formula="of:=SIN(RADIANS([.D$1]*[.$A240]*360/256))" office:value-type="float" office:value="-0.970031253194544">
            <text:p>-0.9700312532</text:p>
          </table:table-cell>
          <table:table-cell table:formula="of:=SIN(RADIANS([.E$1]*[.$A240]*360/256))" office:value-type="float" office:value="-0.98078528040323">
            <text:p>-0.9807852804</text:p>
          </table:table-cell>
          <table:table-cell table:formula="of:=SIN(RADIANS([.F$1]*[.$A240]*360/256))" office:value-type="float" office:value="-0.803207531480645">
            <text:p>-0.8032075315</text:p>
          </table:table-cell>
          <table:table-cell table:formula="of:=SIN(RADIANS([.G$1]*[.$A240]*360/256))" office:value-type="float" office:value="-0.471396736825995">
            <text:p>-0.4713967368</text:p>
          </table:table-cell>
          <table:table-cell table:formula="of:=SIN(RADIANS([.H$1]*[.$A240]*360/256))" office:value-type="float" office:value="-0.049067674327418">
            <text:p>-0.0490676743</text:p>
          </table:table-cell>
          <table:table-cell table:formula="of:=SIN(RADIANS([.I$1]*[.$A240]*360/256))" office:value-type="float" office:value="0.382683432365093">
            <text:p>0.3826834324</text:p>
          </table:table-cell>
          <table:table-cell table:formula="of:=SIN(RADIANS([.J$1]*[.$A240]*360/256))" office:value-type="float" office:value="0.74095112535496">
            <text:p>0.7409511254</text:p>
          </table:table-cell>
          <table:table-cell table:formula="of:=SIN(RADIANS([.K$1]*[.$A240]*360/256))" office:value-type="float" office:value="0.956940335732208">
            <text:p>0.9569403357</text:p>
          </table:table-cell>
          <table:table-cell table:formula="of:=SIN(RADIANS([.L$1]*[.$A240]*360/256))" office:value-type="float" office:value="0.989176509964782">
            <text:p>0.98917651</text:p>
          </table:table-cell>
          <table:table-cell table:formula="of:=SIN(RADIANS([.M$1]*[.$A240]*360/256))" office:value-type="float" office:value="0.831469612302542">
            <text:p>0.8314696123</text:p>
          </table:table-cell>
          <table:table-cell table:formula="of:=SIN(RADIANS([.N$1]*[.$A240]*360/256))" office:value-type="float" office:value="0.514102744193219">
            <text:p>0.5141027442</text:p>
          </table:table-cell>
          <table:table-cell table:formula="of:=SIN(RADIANS([.O$1]*[.$A240]*360/256))" office:value-type="float" office:value="0.0980171403295606">
            <text:p>0.0980171403</text:p>
          </table:table-cell>
          <table:table-cell table:formula="of:=SIN(RADIANS([.P$1]*[.$A240]*360/256))" office:value-type="float" office:value="-0.336889853392217">
            <text:p>-0.3368898534</text:p>
          </table:table-cell>
          <table:table-cell table:formula="of:=SIN(RADIANS([.Q$1]*[.$A240]*360/256))" office:value-type="float" office:value="-0.707106781186553">
            <text:p>-0.7071067812</text:p>
          </table:table-cell>
          <table:table-cell table:formula="of:= [.B240]/1+ [.C240]/2+ [.D240]/3+ [.E240]/4+ [.F240]/5+ [.G240]/6+ [.H240]/7+ [.I240]/8+ [.J240]/9+ [.K240]/10+ [.L240]/11+ [.M240]/12+ [.N240]/13+ [.O240]/14+ [.P240]/15+ [.Q240]/16" office:value-type="float" office:value="-1.26385195921113">
            <text:p>-1.2638519592</text:p>
          </table:table-cell>
          <table:table-cell table:formula="of:=INT(([.R240]+2)*64)" office:value-type="float" office:value="47">
            <text:p>47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SIN(RADIANS([.$A241]*360/256))" office:value-type="float" office:value="-0.40524131400499">
            <text:p>-0.405241314</text:p>
          </table:table-cell>
          <table:table-cell table:formula="of:=SIN(RADIANS([.C$1]*[.$A241]*360/256))" office:value-type="float" office:value="-0.740951125354959">
            <text:p>-0.7409511254</text:p>
          </table:table-cell>
          <table:table-cell table:formula="of:=SIN(RADIANS([.D$1]*[.$A241]*360/256))" office:value-type="float" office:value="-0.949528180593037">
            <text:p>-0.9495281806</text:p>
          </table:table-cell>
          <table:table-cell table:formula="of:=SIN(RADIANS([.E$1]*[.$A241]*360/256))" office:value-type="float" office:value="-0.995184726672197">
            <text:p>-0.9951847267</text:p>
          </table:table-cell>
          <table:table-cell table:formula="of:=SIN(RADIANS([.F$1]*[.$A241]*360/256))" office:value-type="float" office:value="-0.870086991108711">
            <text:p>-0.8700869911</text:p>
          </table:table-cell>
          <table:table-cell table:formula="of:=SIN(RADIANS([.G$1]*[.$A241]*360/256))" office:value-type="float" office:value="-0.595699304492432">
            <text:p>-0.5956993045</text:p>
          </table:table-cell>
          <table:table-cell table:formula="of:=SIN(RADIANS([.H$1]*[.$A241]*360/256))" office:value-type="float" office:value="-0.219101240156867">
            <text:p>-0.2191012402</text:p>
          </table:table-cell>
          <table:table-cell table:formula="of:=SIN(RADIANS([.I$1]*[.$A241]*360/256))" office:value-type="float" office:value="0.195090322016126">
            <text:p>0.195090322</text:p>
          </table:table-cell>
          <table:table-cell table:formula="of:=SIN(RADIANS([.J$1]*[.$A241]*360/256))" office:value-type="float" office:value="0.575808191417845">
            <text:p>0.5758081914</text:p>
          </table:table-cell>
          <table:table-cell table:formula="of:=SIN(RADIANS([.K$1]*[.$A241]*360/256))" office:value-type="float" office:value="0.857728610000272">
            <text:p>0.85772861</text:p>
          </table:table-cell>
          <table:table-cell table:formula="of:=SIN(RADIANS([.L$1]*[.$A241]*360/256))" office:value-type="float" office:value="0.992479534598709">
            <text:p>0.9924795346</text:p>
          </table:table-cell>
          <table:table-cell table:formula="of:=SIN(RADIANS([.M$1]*[.$A241]*360/256))" office:value-type="float" office:value="0.956940335732208">
            <text:p>0.9569403357</text:p>
          </table:table-cell>
          <table:table-cell table:formula="of:=SIN(RADIANS([.N$1]*[.$A241]*360/256))" office:value-type="float" office:value="0.757208846506486">
            <text:p>0.7572088465</text:p>
          </table:table-cell>
          <table:table-cell table:formula="of:=SIN(RADIANS([.O$1]*[.$A241]*360/256))" office:value-type="float" office:value="0.427555093430276">
            <text:p>0.4275550934</text:p>
          </table:table-cell>
          <table:table-cell table:formula="of:=SIN(RADIANS([.P$1]*[.$A241]*360/256))" office:value-type="float" office:value="0.0245412285229114">
            <text:p>0.0245412285</text:p>
          </table:table-cell>
          <table:table-cell table:formula="of:=SIN(RADIANS([.Q$1]*[.$A241]*360/256))" office:value-type="float" office:value="-0.382683432365085">
            <text:p>-0.3826834324</text:p>
          </table:table-cell>
          <table:table-cell table:formula="of:= [.B241]/1+ [.C241]/2+ [.D241]/3+ [.E241]/4+ [.F241]/5+ [.G241]/6+ [.H241]/7+ [.I241]/8+ [.J241]/9+ [.K241]/10+ [.L241]/11+ [.M241]/12+ [.N241]/13+ [.O241]/14+ [.P241]/15+ [.Q241]/16" office:value-type="float" office:value="-1.23501011402656">
            <text:p>-1.235010114</text:p>
          </table:table-cell>
          <table:table-cell table:formula="of:=INT(([.R241]+2)*64)" office:value-type="float" office:value="48">
            <text:p>48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SIN(RADIANS([.$A242]*360/256))" office:value-type="float" office:value="-0.38268343236509">
            <text:p>-0.3826834324</text:p>
          </table:table-cell>
          <table:table-cell table:formula="of:=SIN(RADIANS([.C$1]*[.$A242]*360/256))" office:value-type="float" office:value="-0.707106781186547">
            <text:p>-0.7071067812</text:p>
          </table:table-cell>
          <table:table-cell table:formula="of:=SIN(RADIANS([.D$1]*[.$A242]*360/256))" office:value-type="float" office:value="-0.923879532511287">
            <text:p>-0.9238795325</text:p>
          </table:table-cell>
          <table:table-cell table:formula="of:=SIN(RADIANS([.E$1]*[.$A242]*360/256))" office:value-type="float" office:value="-1">
            <text:p>-1</text:p>
          </table:table-cell>
          <table:table-cell table:formula="of:=SIN(RADIANS([.F$1]*[.$A242]*360/256))" office:value-type="float" office:value="-0.923879532511286">
            <text:p>-0.9238795325</text:p>
          </table:table-cell>
          <table:table-cell table:formula="of:=SIN(RADIANS([.G$1]*[.$A242]*360/256))" office:value-type="float" office:value="-0.707106781186547">
            <text:p>-0.7071067812</text:p>
          </table:table-cell>
          <table:table-cell table:formula="of:=SIN(RADIANS([.H$1]*[.$A242]*360/256))" office:value-type="float" office:value="-0.38268343236509">
            <text:p>-0.3826834324</text:p>
          </table:table-cell>
          <table:table-cell table:formula="of:=SIN(RADIANS([.I$1]*[.$A242]*360/256))" office:value-type="float" office:value="-1.71574348007947E-015">
            <text:p>-1.71574348007947E-015</text:p>
          </table:table-cell>
          <table:table-cell table:formula="of:=SIN(RADIANS([.J$1]*[.$A242]*360/256))" office:value-type="float" office:value="0.382683432365094">
            <text:p>0.3826834324</text:p>
          </table:table-cell>
          <table:table-cell table:formula="of:=SIN(RADIANS([.K$1]*[.$A242]*360/256))" office:value-type="float" office:value="0.70710678118655">
            <text:p>0.7071067812</text:p>
          </table:table-cell>
          <table:table-cell table:formula="of:=SIN(RADIANS([.L$1]*[.$A242]*360/256))" office:value-type="float" office:value="0.923879532511285">
            <text:p>0.9238795325</text:p>
          </table:table-cell>
          <table:table-cell table:formula="of:=SIN(RADIANS([.M$1]*[.$A242]*360/256))" office:value-type="float" office:value="1">
            <text:p>1</text:p>
          </table:table-cell>
          <table:table-cell table:formula="of:=SIN(RADIANS([.N$1]*[.$A242]*360/256))" office:value-type="float" office:value="0.923879532511284">
            <text:p>0.9238795325</text:p>
          </table:table-cell>
          <table:table-cell table:formula="of:=SIN(RADIANS([.O$1]*[.$A242]*360/256))" office:value-type="float" office:value="0.707106781186548">
            <text:p>0.7071067812</text:p>
          </table:table-cell>
          <table:table-cell table:formula="of:=SIN(RADIANS([.P$1]*[.$A242]*360/256))" office:value-type="float" office:value="0.382683432365085">
            <text:p>0.3826834324</text:p>
          </table:table-cell>
          <table:table-cell table:formula="of:=SIN(RADIANS([.Q$1]*[.$A242]*360/256))" office:value-type="float" office:value="3.43148696015894E-015">
            <text:p>3.43148696015894E-015</text:p>
          </table:table-cell>
          <table:table-cell table:formula="of:= [.B242]/1+ [.C242]/2+ [.D242]/3+ [.E242]/4+ [.F242]/5+ [.G242]/6+ [.H242]/7+ [.I242]/8+ [.J242]/9+ [.K242]/10+ [.L242]/11+ [.M242]/12+ [.N242]/13+ [.O242]/14+ [.P242]/15+ [.Q242]/16" office:value-type="float" office:value="-1.22385181196027">
            <text:p>-1.223851812</text:p>
          </table:table-cell>
          <table:table-cell table:formula="of:=INT(([.R242]+2)*64)" office:value-type="float" office:value="49">
            <text:p>49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SIN(RADIANS([.$A243]*360/256))" office:value-type="float" office:value="-0.359895036534988">
            <text:p>-0.3598950365</text:p>
          </table:table-cell>
          <table:table-cell table:formula="of:=SIN(RADIANS([.C$1]*[.$A243]*360/256))" office:value-type="float" office:value="-0.671558954847018">
            <text:p>-0.6715589548</text:p>
          </table:table-cell>
          <table:table-cell table:formula="of:=SIN(RADIANS([.D$1]*[.$A243]*360/256))" office:value-type="float" office:value="-0.893224301195515">
            <text:p>-0.8932243012</text:p>
          </table:table-cell>
          <table:table-cell table:formula="of:=SIN(RADIANS([.E$1]*[.$A243]*360/256))" office:value-type="float" office:value="-0.995184726672197">
            <text:p>-0.9951847267</text:p>
          </table:table-cell>
          <table:table-cell table:formula="of:=SIN(RADIANS([.F$1]*[.$A243]*360/256))" office:value-type="float" office:value="-0.96377606579544">
            <text:p>-0.9637760658</text:p>
          </table:table-cell>
          <table:table-cell table:formula="of:=SIN(RADIANS([.G$1]*[.$A243]*360/256))" office:value-type="float" office:value="-0.803207531480645">
            <text:p>-0.8032075315</text:p>
          </table:table-cell>
          <table:table-cell table:formula="of:=SIN(RADIANS([.H$1]*[.$A243]*360/256))" office:value-type="float" office:value="-0.534997619887095">
            <text:p>-0.5349976199</text:p>
          </table:table-cell>
          <table:table-cell table:formula="of:=SIN(RADIANS([.I$1]*[.$A243]*360/256))" office:value-type="float" office:value="-0.195090322016129">
            <text:p>-0.195090322</text:p>
          </table:table-cell>
          <table:table-cell table:formula="of:=SIN(RADIANS([.J$1]*[.$A243]*360/256))" office:value-type="float" office:value="0.170961888760304">
            <text:p>0.1709618888</text:p>
          </table:table-cell>
          <table:table-cell table:formula="of:=SIN(RADIANS([.K$1]*[.$A243]*360/256))" office:value-type="float" office:value="0.514102744193221">
            <text:p>0.5141027442</text:p>
          </table:table-cell>
          <table:table-cell table:formula="of:=SIN(RADIANS([.L$1]*[.$A243]*360/256))" office:value-type="float" office:value="0.788346427626603">
            <text:p>0.7883464276</text:p>
          </table:table-cell>
          <table:table-cell table:formula="of:=SIN(RADIANS([.M$1]*[.$A243]*360/256))" office:value-type="float" office:value="0.956940335732208">
            <text:p>0.9569403357</text:p>
          </table:table-cell>
          <table:table-cell table:formula="of:=SIN(RADIANS([.N$1]*[.$A243]*360/256))" office:value-type="float" office:value="0.99729045667869">
            <text:p>0.9972904567</text:p>
          </table:table-cell>
          <table:table-cell table:formula="of:=SIN(RADIANS([.O$1]*[.$A243]*360/256))" office:value-type="float" office:value="0.903989293123441">
            <text:p>0.9039892931</text:p>
          </table:table-cell>
          <table:table-cell table:formula="of:=SIN(RADIANS([.P$1]*[.$A243]*360/256))" office:value-type="float" office:value="0.689540544737071">
            <text:p>0.6895405447</text:p>
          </table:table-cell>
          <table:table-cell table:formula="of:=SIN(RADIANS([.Q$1]*[.$A243]*360/256))" office:value-type="float" office:value="0.382683432365092">
            <text:p>0.3826834324</text:p>
          </table:table-cell>
          <table:table-cell table:formula="of:= [.B243]/1+ [.C243]/2+ [.D243]/3+ [.E243]/4+ [.F243]/5+ [.G243]/6+ [.H243]/7+ [.I243]/8+ [.J243]/9+ [.K243]/10+ [.L243]/11+ [.M243]/12+ [.N243]/13+ [.O243]/14+ [.P243]/15+ [.Q243]/16" office:value-type="float" office:value="-1.23665846274336">
            <text:p>-1.2366584627</text:p>
          </table:table-cell>
          <table:table-cell table:formula="of:=INT(([.R243]+2)*64)" office:value-type="float" office:value="48">
            <text:p>48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SIN(RADIANS([.$A244]*360/256))" office:value-type="float" office:value="-0.33688985339222">
            <text:p>-0.3368898534</text:p>
          </table:table-cell>
          <table:table-cell table:formula="of:=SIN(RADIANS([.C$1]*[.$A244]*360/256))" office:value-type="float" office:value="-0.634393284163645">
            <text:p>-0.6343932842</text:p>
          </table:table-cell>
          <table:table-cell table:formula="of:=SIN(RADIANS([.D$1]*[.$A244]*360/256))" office:value-type="float" office:value="-0.857728610000271">
            <text:p>-0.85772861</text:p>
          </table:table-cell>
          <table:table-cell table:formula="of:=SIN(RADIANS([.E$1]*[.$A244]*360/256))" office:value-type="float" office:value="-0.98078528040323">
            <text:p>-0.9807852804</text:p>
          </table:table-cell>
          <table:table-cell table:formula="of:=SIN(RADIANS([.F$1]*[.$A244]*360/256))" office:value-type="float" office:value="-0.989176509964781">
            <text:p>-0.98917651</text:p>
          </table:table-cell>
          <table:table-cell table:formula="of:=SIN(RADIANS([.G$1]*[.$A244]*360/256))" office:value-type="float" office:value="-0.881921264348356">
            <text:p>-0.8819212643</text:p>
          </table:table-cell>
          <table:table-cell table:formula="of:=SIN(RADIANS([.H$1]*[.$A244]*360/256))" office:value-type="float" office:value="-0.671558954847019">
            <text:p>-0.6715589548</text:p>
          </table:table-cell>
          <table:table-cell table:formula="of:=SIN(RADIANS([.I$1]*[.$A244]*360/256))" office:value-type="float" office:value="-0.38268343236509">
            <text:p>-0.3826834324</text:p>
          </table:table-cell>
          <table:table-cell table:formula="of:=SIN(RADIANS([.J$1]*[.$A244]*360/256))" office:value-type="float" office:value="-0.0490676743274175">
            <text:p>-0.0490676743</text:p>
          </table:table-cell>
          <table:table-cell table:formula="of:=SIN(RADIANS([.K$1]*[.$A244]*360/256))" office:value-type="float" office:value="0.290284677254464">
            <text:p>0.2902846773</text:p>
          </table:table-cell>
          <table:table-cell table:formula="of:=SIN(RADIANS([.L$1]*[.$A244]*360/256))" office:value-type="float" office:value="0.595699304492429">
            <text:p>0.5956993045</text:p>
          </table:table-cell>
          <table:table-cell table:formula="of:=SIN(RADIANS([.M$1]*[.$A244]*360/256))" office:value-type="float" office:value="0.831469612302543">
            <text:p>0.8314696123</text:p>
          </table:table-cell>
          <table:table-cell table:formula="of:=SIN(RADIANS([.N$1]*[.$A244]*360/256))" office:value-type="float" office:value="0.970031253194543">
            <text:p>0.9700312532</text:p>
          </table:table-cell>
          <table:table-cell table:formula="of:=SIN(RADIANS([.O$1]*[.$A244]*360/256))" office:value-type="float" office:value="0.995184726672197">
            <text:p>0.9951847267</text:p>
          </table:table-cell>
          <table:table-cell table:formula="of:=SIN(RADIANS([.P$1]*[.$A244]*360/256))" office:value-type="float" office:value="0.903989293123444">
            <text:p>0.9039892931</text:p>
          </table:table-cell>
          <table:table-cell table:formula="of:=SIN(RADIANS([.Q$1]*[.$A244]*360/256))" office:value-type="float" office:value="0.707106781186548">
            <text:p>0.7071067812</text:p>
          </table:table-cell>
          <table:table-cell table:formula="of:= [.B244]/1+ [.C244]/2+ [.D244]/3+ [.E244]/4+ [.F244]/5+ [.G244]/6+ [.H244]/7+ [.I244]/8+ [.J244]/9+ [.K244]/10+ [.L244]/11+ [.M244]/12+ [.N244]/13+ [.O244]/14+ [.P244]/15+ [.Q244]/16" office:value-type="float" office:value="-1.27660429498469">
            <text:p>-1.276604295</text:p>
          </table:table-cell>
          <table:table-cell table:formula="of:=INT(([.R244]+2)*64)" office:value-type="float" office:value="46">
            <text:p>46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SIN(RADIANS([.$A245]*360/256))" office:value-type="float" office:value="-0.313681740398891">
            <text:p>-0.3136817404</text:p>
          </table:table-cell>
          <table:table-cell table:formula="of:=SIN(RADIANS([.C$1]*[.$A245]*360/256))" office:value-type="float" office:value="-0.595699304492433">
            <text:p>-0.5956993045</text:p>
          </table:table-cell>
          <table:table-cell table:formula="of:=SIN(RADIANS([.D$1]*[.$A245]*360/256))" office:value-type="float" office:value="-0.817584813151585">
            <text:p>-0.8175848132</text:p>
          </table:table-cell>
          <table:table-cell table:formula="of:=SIN(RADIANS([.E$1]*[.$A245]*360/256))" office:value-type="float" office:value="-0.956940335732209">
            <text:p>-0.9569403357</text:p>
          </table:table-cell>
          <table:table-cell table:formula="of:=SIN(RADIANS([.F$1]*[.$A245]*360/256))" office:value-type="float" office:value="-0.999698818696204">
            <text:p>-0.9996988187</text:p>
          </table:table-cell>
          <table:table-cell table:formula="of:=SIN(RADIANS([.G$1]*[.$A245]*360/256))" office:value-type="float" office:value="-0.941544065183019">
            <text:p>-0.9415440652</text:p>
          </table:table-cell>
          <table:table-cell table:formula="of:=SIN(RADIANS([.H$1]*[.$A245]*360/256))" office:value-type="float" office:value="-0.788346427626605">
            <text:p>-0.7883464276</text:p>
          </table:table-cell>
          <table:table-cell table:formula="of:=SIN(RADIANS([.I$1]*[.$A245]*360/256))" office:value-type="float" office:value="-0.555570233019602">
            <text:p>-0.555570233</text:p>
          </table:table-cell>
          <table:table-cell table:formula="of:=SIN(RADIANS([.J$1]*[.$A245]*360/256))" office:value-type="float" office:value="-0.2667127574749">
            <text:p>-0.2667127575</text:p>
          </table:table-cell>
          <table:table-cell table:formula="of:=SIN(RADIANS([.K$1]*[.$A245]*360/256))" office:value-type="float" office:value="0.0490676743274219">
            <text:p>0.0490676743</text:p>
          </table:table-cell>
          <table:table-cell table:formula="of:=SIN(RADIANS([.L$1]*[.$A245]*360/256))" office:value-type="float" office:value="0.359895036534984">
            <text:p>0.3598950365</text:p>
          </table:table-cell>
          <table:table-cell table:formula="of:=SIN(RADIANS([.M$1]*[.$A245]*360/256))" office:value-type="float" office:value="0.634393284163651">
            <text:p>0.6343932842</text:p>
          </table:table-cell>
          <table:table-cell table:formula="of:=SIN(RADIANS([.N$1]*[.$A245]*360/256))" office:value-type="float" office:value="0.84485356524971">
            <text:p>0.8448535652</text:p>
          </table:table-cell>
          <table:table-cell table:formula="of:=SIN(RADIANS([.O$1]*[.$A245]*360/256))" office:value-type="float" office:value="0.970031253194545">
            <text:p>0.9700312532</text:p>
          </table:table-cell>
          <table:table-cell table:formula="of:=SIN(RADIANS([.P$1]*[.$A245]*360/256))" office:value-type="float" office:value="0.99729045667869">
            <text:p>0.9972904567</text:p>
          </table:table-cell>
          <table:table-cell table:formula="of:=SIN(RADIANS([.Q$1]*[.$A245]*360/256))" office:value-type="float" office:value="0.923879532511286">
            <text:p>0.9238795325</text:p>
          </table:table-cell>
          <table:table-cell table:formula="of:= [.B245]/1+ [.C245]/2+ [.D245]/3+ [.E245]/4+ [.F245]/5+ [.G245]/6+ [.H245]/7+ [.I245]/8+ [.J245]/9+ [.K245]/10+ [.L245]/11+ [.M245]/12+ [.N245]/13+ [.O245]/14+ [.P245]/15+ [.Q245]/16" office:value-type="float" office:value="-1.34286468170927">
            <text:p>-1.3428646817</text:p>
          </table:table-cell>
          <table:table-cell table:formula="of:=INT(([.R245]+2)*64)" office:value-type="float" office:value="42">
            <text:p>42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SIN(RADIANS([.$A246]*360/256))" office:value-type="float" office:value="-0.290284677254462">
            <text:p>-0.2902846773</text:p>
          </table:table-cell>
          <table:table-cell table:formula="of:=SIN(RADIANS([.C$1]*[.$A246]*360/256))" office:value-type="float" office:value="-0.555570233019602">
            <text:p>-0.555570233</text:p>
          </table:table-cell>
          <table:table-cell table:formula="of:=SIN(RADIANS([.D$1]*[.$A246]*360/256))" office:value-type="float" office:value="-0.773010453362738">
            <text:p>-0.7730104534</text:p>
          </table:table-cell>
          <table:table-cell table:formula="of:=SIN(RADIANS([.E$1]*[.$A246]*360/256))" office:value-type="float" office:value="-0.923879532511287">
            <text:p>-0.9238795325</text:p>
          </table:table-cell>
          <table:table-cell table:formula="of:=SIN(RADIANS([.F$1]*[.$A246]*360/256))" office:value-type="float" office:value="-0.995184726672197">
            <text:p>-0.9951847267</text:p>
          </table:table-cell>
          <table:table-cell table:formula="of:=SIN(RADIANS([.G$1]*[.$A246]*360/256))" office:value-type="float" office:value="-0.98078528040323">
            <text:p>-0.9807852804</text:p>
          </table:table-cell>
          <table:table-cell table:formula="of:=SIN(RADIANS([.H$1]*[.$A246]*360/256))" office:value-type="float" office:value="-0.881921264348356">
            <text:p>-0.8819212643</text:p>
          </table:table-cell>
          <table:table-cell table:formula="of:=SIN(RADIANS([.I$1]*[.$A246]*360/256))" office:value-type="float" office:value="-0.707106781186547">
            <text:p>-0.7071067812</text:p>
          </table:table-cell>
          <table:table-cell table:formula="of:=SIN(RADIANS([.J$1]*[.$A246]*360/256))" office:value-type="float" office:value="-0.471396736825994">
            <text:p>-0.4713967368</text:p>
          </table:table-cell>
          <table:table-cell table:formula="of:=SIN(RADIANS([.K$1]*[.$A246]*360/256))" office:value-type="float" office:value="-0.195090322016129">
            <text:p>-0.195090322</text:p>
          </table:table-cell>
          <table:table-cell table:formula="of:=SIN(RADIANS([.L$1]*[.$A246]*360/256))" office:value-type="float" office:value="0.0980171403295558">
            <text:p>0.0980171403</text:p>
          </table:table-cell>
          <table:table-cell table:formula="of:=SIN(RADIANS([.M$1]*[.$A246]*360/256))" office:value-type="float" office:value="0.382683432365094">
            <text:p>0.3826834324</text:p>
          </table:table-cell>
          <table:table-cell table:formula="of:=SIN(RADIANS([.N$1]*[.$A246]*360/256))" office:value-type="float" office:value="0.634393284163646">
            <text:p>0.6343932842</text:p>
          </table:table-cell>
          <table:table-cell table:formula="of:=SIN(RADIANS([.O$1]*[.$A246]*360/256))" office:value-type="float" office:value="0.831469612302543">
            <text:p>0.8314696123</text:p>
          </table:table-cell>
          <table:table-cell table:formula="of:=SIN(RADIANS([.P$1]*[.$A246]*360/256))" office:value-type="float" office:value="0.956940335732211">
            <text:p>0.9569403357</text:p>
          </table:table-cell>
          <table:table-cell table:formula="of:=SIN(RADIANS([.Q$1]*[.$A246]*360/256))" office:value-type="float" office:value="1">
            <text:p>1</text:p>
          </table:table-cell>
          <table:table-cell table:formula="of:= [.B246]/1+ [.C246]/2+ [.D246]/3+ [.E246]/4+ [.F246]/5+ [.G246]/6+ [.H246]/7+ [.I246]/8+ [.J246]/9+ [.K246]/10+ [.L246]/11+ [.M246]/12+ [.N246]/13+ [.O246]/14+ [.P246]/15+ [.Q246]/16" office:value-type="float" office:value="-1.43018740632688">
            <text:p>-1.4301874063</text:p>
          </table:table-cell>
          <table:table-cell table:formula="of:=INT(([.R246]+2)*64)" office:value-type="float" office:value="36">
            <text:p>36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SIN(RADIANS([.$A247]*360/256))" office:value-type="float" office:value="-0.266712757474899">
            <text:p>-0.2667127575</text:p>
          </table:table-cell>
          <table:table-cell table:formula="of:=SIN(RADIANS([.C$1]*[.$A247]*360/256))" office:value-type="float" office:value="-0.514102744193222">
            <text:p>-0.5141027442</text:p>
          </table:table-cell>
          <table:table-cell table:formula="of:=SIN(RADIANS([.D$1]*[.$A247]*360/256))" office:value-type="float" office:value="-0.724247082951467">
            <text:p>-0.724247083</text:p>
          </table:table-cell>
          <table:table-cell table:formula="of:=SIN(RADIANS([.E$1]*[.$A247]*360/256))" office:value-type="float" office:value="-0.881921264348355">
            <text:p>-0.8819212643</text:p>
          </table:table-cell>
          <table:table-cell table:formula="of:=SIN(RADIANS([.F$1]*[.$A247]*360/256))" office:value-type="float" office:value="-0.975702130038529">
            <text:p>-0.97570213</text:p>
          </table:table-cell>
          <table:table-cell table:formula="of:=SIN(RADIANS([.G$1]*[.$A247]*360/256))" office:value-type="float" office:value="-0.998795456205172">
            <text:p>-0.9987954562</text:p>
          </table:table-cell>
          <table:table-cell table:formula="of:=SIN(RADIANS([.H$1]*[.$A247]*360/256))" office:value-type="float" office:value="-0.949528180593036">
            <text:p>-0.9495281806</text:p>
          </table:table-cell>
          <table:table-cell table:formula="of:=SIN(RADIANS([.I$1]*[.$A247]*360/256))" office:value-type="float" office:value="-0.831469612302544">
            <text:p>-0.8314696123</text:p>
          </table:table-cell>
          <table:table-cell table:formula="of:=SIN(RADIANS([.J$1]*[.$A247]*360/256))" office:value-type="float" office:value="-0.653172842953775">
            <text:p>-0.653172843</text:p>
          </table:table-cell>
          <table:table-cell table:formula="of:=SIN(RADIANS([.K$1]*[.$A247]*360/256))" office:value-type="float" office:value="-0.42755509343028">
            <text:p>-0.4275550934</text:p>
          </table:table-cell>
          <table:table-cell table:formula="of:=SIN(RADIANS([.L$1]*[.$A247]*360/256))" office:value-type="float" office:value="-0.170961888760306">
            <text:p>-0.1709618888</text:p>
          </table:table-cell>
          <table:table-cell table:formula="of:=SIN(RADIANS([.M$1]*[.$A247]*360/256))" office:value-type="float" office:value="0.0980171403295631">
            <text:p>0.0980171403</text:p>
          </table:table-cell>
          <table:table-cell table:formula="of:=SIN(RADIANS([.N$1]*[.$A247]*360/256))" office:value-type="float" office:value="0.359895036534984">
            <text:p>0.3598950365</text:p>
          </table:table-cell>
          <table:table-cell table:formula="of:=SIN(RADIANS([.O$1]*[.$A247]*360/256))" office:value-type="float" office:value="0.595699304492436">
            <text:p>0.5956993045</text:p>
          </table:table-cell>
          <table:table-cell table:formula="of:=SIN(RADIANS([.P$1]*[.$A247]*360/256))" office:value-type="float" office:value="0.788346427626604">
            <text:p>0.7883464276</text:p>
          </table:table-cell>
          <table:table-cell table:formula="of:=SIN(RADIANS([.Q$1]*[.$A247]*360/256))" office:value-type="float" office:value="0.923879532511288">
            <text:p>0.9238795325</text:p>
          </table:table-cell>
          <table:table-cell table:formula="of:= [.B247]/1+ [.C247]/2+ [.D247]/3+ [.E247]/4+ [.F247]/5+ [.G247]/6+ [.H247]/7+ [.I247]/8+ [.J247]/9+ [.K247]/10+ [.L247]/11+ [.M247]/12+ [.N247]/13+ [.O247]/14+ [.P247]/15+ [.Q247]/16" office:value-type="float" office:value="-1.52901814117083">
            <text:p>-1.5290181412</text:p>
          </table:table-cell>
          <table:table-cell table:formula="of:=INT(([.R247]+2)*64)"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SIN(RADIANS([.$A248]*360/256))" office:value-type="float" office:value="-0.242980179903264">
            <text:p>-0.2429801799</text:p>
          </table:table-cell>
          <table:table-cell table:formula="of:=SIN(RADIANS([.C$1]*[.$A248]*360/256))" office:value-type="float" office:value="-0.471396736825998">
            <text:p>-0.4713967368</text:p>
          </table:table-cell>
          <table:table-cell table:formula="of:=SIN(RADIANS([.D$1]*[.$A248]*360/256))" office:value-type="float" office:value="-0.671558954847018">
            <text:p>-0.6715589548</text:p>
          </table:table-cell>
          <table:table-cell table:formula="of:=SIN(RADIANS([.E$1]*[.$A248]*360/256))" office:value-type="float" office:value="-0.831469612302546">
            <text:p>-0.8314696123</text:p>
          </table:table-cell>
          <table:table-cell table:formula="of:=SIN(RADIANS([.F$1]*[.$A248]*360/256))" office:value-type="float" office:value="-0.94154406518302">
            <text:p>-0.9415440652</text:p>
          </table:table-cell>
          <table:table-cell table:formula="of:=SIN(RADIANS([.G$1]*[.$A248]*360/256))" office:value-type="float" office:value="-0.995184726672197">
            <text:p>-0.9951847267</text:p>
          </table:table-cell>
          <table:table-cell table:formula="of:=SIN(RADIANS([.H$1]*[.$A248]*360/256))" office:value-type="float" office:value="-0.989176509964781">
            <text:p>-0.98917651</text:p>
          </table:table-cell>
          <table:table-cell table:formula="of:=SIN(RADIANS([.I$1]*[.$A248]*360/256))" office:value-type="float" office:value="-0.923879532511286">
            <text:p>-0.9238795325</text:p>
          </table:table-cell>
          <table:table-cell table:formula="of:=SIN(RADIANS([.J$1]*[.$A248]*360/256))" office:value-type="float" office:value="-0.803207531480645">
            <text:p>-0.8032075315</text:p>
          </table:table-cell>
          <table:table-cell table:formula="of:=SIN(RADIANS([.K$1]*[.$A248]*360/256))" office:value-type="float" office:value="-0.634393284163647">
            <text:p>-0.6343932842</text:p>
          </table:table-cell>
          <table:table-cell table:formula="of:=SIN(RADIANS([.L$1]*[.$A248]*360/256))" office:value-type="float" office:value="-0.427555093430286">
            <text:p>-0.4275550934</text:p>
          </table:table-cell>
          <table:table-cell table:formula="of:=SIN(RADIANS([.M$1]*[.$A248]*360/256))" office:value-type="float" office:value="-0.195090322016128">
            <text:p>-0.195090322</text:p>
          </table:table-cell>
          <table:table-cell table:formula="of:=SIN(RADIANS([.N$1]*[.$A248]*360/256))" office:value-type="float" office:value="0.0490676743274227">
            <text:p>0.0490676743</text:p>
          </table:table-cell>
          <table:table-cell table:formula="of:=SIN(RADIANS([.O$1]*[.$A248]*360/256))" office:value-type="float" office:value="0.290284677254458">
            <text:p>0.2902846773</text:p>
          </table:table-cell>
          <table:table-cell table:formula="of:=SIN(RADIANS([.P$1]*[.$A248]*360/256))" office:value-type="float" office:value="0.514102744193222">
            <text:p>0.5141027442</text:p>
          </table:table-cell>
          <table:table-cell table:formula="of:=SIN(RADIANS([.Q$1]*[.$A248]*360/256))" office:value-type="float" office:value="0.707106781186551">
            <text:p>0.7071067812</text:p>
          </table:table-cell>
          <table:table-cell table:formula="of:= [.B248]/1+ [.C248]/2+ [.D248]/3+ [.E248]/4+ [.F248]/5+ [.G248]/6+ [.H248]/7+ [.I248]/8+ [.J248]/9+ [.K248]/10+ [.L248]/11+ [.M248]/12+ [.N248]/13+ [.O248]/14+ [.P248]/15+ [.Q248]/16" office:value-type="float" office:value="-1.62620177703807">
            <text:p>-1.626201777</text:p>
          </table:table-cell>
          <table:table-cell table:formula="of:=INT(([.R248]+2)*64)" office:value-type="float" office:value="23">
            <text:p>23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SIN(RADIANS([.$A249]*360/256))" office:value-type="float" office:value="-0.21910124015687">
            <text:p>-0.2191012402</text:p>
          </table:table-cell>
          <table:table-cell table:formula="of:=SIN(RADIANS([.C$1]*[.$A249]*360/256))" office:value-type="float" office:value="-0.427555093430283">
            <text:p>-0.4275550934</text:p>
          </table:table-cell>
          <table:table-cell table:formula="of:=SIN(RADIANS([.D$1]*[.$A249]*360/256))" office:value-type="float" office:value="-0.615231590580626">
            <text:p>-0.6152315906</text:p>
          </table:table-cell>
          <table:table-cell table:formula="of:=SIN(RADIANS([.E$1]*[.$A249]*360/256))" office:value-type="float" office:value="-0.773010453362738">
            <text:p>-0.7730104534</text:p>
          </table:table-cell>
          <table:table-cell table:formula="of:=SIN(RADIANS([.F$1]*[.$A249]*360/256))" office:value-type="float" office:value="-0.893224301195515">
            <text:p>-0.8932243012</text:p>
          </table:table-cell>
          <table:table-cell table:formula="of:=SIN(RADIANS([.G$1]*[.$A249]*360/256))" office:value-type="float" office:value="-0.970031253194544">
            <text:p>-0.9700312532</text:p>
          </table:table-cell>
          <table:table-cell table:formula="of:=SIN(RADIANS([.H$1]*[.$A249]*360/256))" office:value-type="float" office:value="-0.999698818696204">
            <text:p>-0.9996988187</text:p>
          </table:table-cell>
          <table:table-cell table:formula="of:=SIN(RADIANS([.I$1]*[.$A249]*360/256))" office:value-type="float" office:value="-0.98078528040323">
            <text:p>-0.9807852804</text:p>
          </table:table-cell>
          <table:table-cell table:formula="of:=SIN(RADIANS([.J$1]*[.$A249]*360/256))" office:value-type="float" office:value="-0.914209755703531">
            <text:p>-0.9142097557</text:p>
          </table:table-cell>
          <table:table-cell table:formula="of:=SIN(RADIANS([.K$1]*[.$A249]*360/256))" office:value-type="float" office:value="-0.803207531480645">
            <text:p>-0.8032075315</text:p>
          </table:table-cell>
          <table:table-cell table:formula="of:=SIN(RADIANS([.L$1]*[.$A249]*360/256))" office:value-type="float" office:value="-0.65317284295378">
            <text:p>-0.653172843</text:p>
          </table:table-cell>
          <table:table-cell table:formula="of:=SIN(RADIANS([.M$1]*[.$A249]*360/256))" office:value-type="float" office:value="-0.471396736826">
            <text:p>-0.4713967368</text:p>
          </table:table-cell>
          <table:table-cell table:formula="of:=SIN(RADIANS([.N$1]*[.$A249]*360/256))" office:value-type="float" office:value="-0.266712757474899">
            <text:p>-0.2667127575</text:p>
          </table:table-cell>
          <table:table-cell table:formula="of:=SIN(RADIANS([.O$1]*[.$A249]*360/256))" office:value-type="float" office:value="-0.0490676743274163">
            <text:p>-0.0490676743</text:p>
          </table:table-cell>
          <table:table-cell table:formula="of:=SIN(RADIANS([.P$1]*[.$A249]*360/256))" office:value-type="float" office:value="0.170961888760305">
            <text:p>0.1709618888</text:p>
          </table:table-cell>
          <table:table-cell table:formula="of:=SIN(RADIANS([.Q$1]*[.$A249]*360/256))" office:value-type="float" office:value="0.382683432365095">
            <text:p>0.3826834324</text:p>
          </table:table-cell>
          <table:table-cell table:formula="of:= [.B249]/1+ [.C249]/2+ [.D249]/3+ [.E249]/4+ [.F249]/5+ [.G249]/6+ [.H249]/7+ [.I249]/8+ [.J249]/9+ [.K249]/10+ [.L249]/11+ [.M249]/12+ [.N249]/13+ [.O249]/14+ [.P249]/15+ [.Q249]/16" office:value-type="float" office:value="-1.70620566157257">
            <text:p>-1.7062056616</text:p>
          </table:table-cell>
          <table:table-cell table:formula="of:=INT(([.R249]+2)*64)" office:value-type="float" office:value="18">
            <text:p>1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SIN(RADIANS([.$A250]*360/256))" office:value-type="float" office:value="-0.195090322016129">
            <text:p>-0.195090322</text:p>
          </table:table-cell>
          <table:table-cell table:formula="of:=SIN(RADIANS([.C$1]*[.$A250]*360/256))" office:value-type="float" office:value="-0.382683432365091">
            <text:p>-0.3826834324</text:p>
          </table:table-cell>
          <table:table-cell table:formula="of:=SIN(RADIANS([.D$1]*[.$A250]*360/256))" office:value-type="float" office:value="-0.555570233019601">
            <text:p>-0.555570233</text:p>
          </table:table-cell>
          <table:table-cell table:formula="of:=SIN(RADIANS([.E$1]*[.$A250]*360/256))" office:value-type="float" office:value="-0.707106781186549">
            <text:p>-0.7071067812</text:p>
          </table:table-cell>
          <table:table-cell table:formula="of:=SIN(RADIANS([.F$1]*[.$A250]*360/256))" office:value-type="float" office:value="-0.831469612302546">
            <text:p>-0.8314696123</text:p>
          </table:table-cell>
          <table:table-cell table:formula="of:=SIN(RADIANS([.G$1]*[.$A250]*360/256))" office:value-type="float" office:value="-0.923879532511286">
            <text:p>-0.9238795325</text:p>
          </table:table-cell>
          <table:table-cell table:formula="of:=SIN(RADIANS([.H$1]*[.$A250]*360/256))" office:value-type="float" office:value="-0.980785280403231">
            <text:p>-0.9807852804</text:p>
          </table:table-cell>
          <table:table-cell table:formula="of:=SIN(RADIANS([.I$1]*[.$A250]*360/256))" office:value-type="float" office:value="-1">
            <text:p>-1</text:p>
          </table:table-cell>
          <table:table-cell table:formula="of:=SIN(RADIANS([.J$1]*[.$A250]*360/256))" office:value-type="float" office:value="-0.98078528040323">
            <text:p>-0.9807852804</text:p>
          </table:table-cell>
          <table:table-cell table:formula="of:=SIN(RADIANS([.K$1]*[.$A250]*360/256))" office:value-type="float" office:value="-0.923879532511286">
            <text:p>-0.9238795325</text:p>
          </table:table-cell>
          <table:table-cell table:formula="of:=SIN(RADIANS([.L$1]*[.$A250]*360/256))" office:value-type="float" office:value="-0.831469612302548">
            <text:p>-0.8314696123</text:p>
          </table:table-cell>
          <table:table-cell table:formula="of:=SIN(RADIANS([.M$1]*[.$A250]*360/256))" office:value-type="float" office:value="-0.707106781186551">
            <text:p>-0.7071067812</text:p>
          </table:table-cell>
          <table:table-cell table:formula="of:=SIN(RADIANS([.N$1]*[.$A250]*360/256))" office:value-type="float" office:value="-0.555570233019607">
            <text:p>-0.555570233</text:p>
          </table:table-cell>
          <table:table-cell table:formula="of:=SIN(RADIANS([.O$1]*[.$A250]*360/256))" office:value-type="float" office:value="-0.382683432365082">
            <text:p>-0.3826834324</text:p>
          </table:table-cell>
          <table:table-cell table:formula="of:=SIN(RADIANS([.P$1]*[.$A250]*360/256))" office:value-type="float" office:value="-0.195090322016121">
            <text:p>-0.195090322</text:p>
          </table:table-cell>
          <table:table-cell table:formula="of:=SIN(RADIANS([.Q$1]*[.$A250]*360/256))" office:value-type="float" office:value="7.3491187561573E-015">
            <text:p>7.3491187561573E-015</text:p>
          </table:table-cell>
          <table:table-cell table:formula="of:= [.B250]/1+ [.C250]/2+ [.D250]/3+ [.E250]/4+ [.F250]/5+ [.G250]/6+ [.H250]/7+ [.I250]/8+ [.J250]/9+ [.K250]/10+ [.L250]/11+ [.M250]/12+ [.N250]/13+ [.O250]/14+ [.P250]/15+ [.Q250]/16" office:value-type="float" office:value="-1.75273936994068">
            <text:p>-1.7527393699</text:p>
          </table:table-cell>
          <table:table-cell table:formula="of:=INT(([.R250]+2)*64)" office:value-type="float" office:value="15">
            <text:p>15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SIN(RADIANS([.$A251]*360/256))" office:value-type="float" office:value="-0.170961888760302">
            <text:p>-0.1709618888</text:p>
          </table:table-cell>
          <table:table-cell table:formula="of:=SIN(RADIANS([.C$1]*[.$A251]*360/256))" office:value-type="float" office:value="-0.336889853392221">
            <text:p>-0.3368898534</text:p>
          </table:table-cell>
          <table:table-cell table:formula="of:=SIN(RADIANS([.D$1]*[.$A251]*360/256))" office:value-type="float" office:value="-0.492898192229785">
            <text:p>-0.4928981922</text:p>
          </table:table-cell>
          <table:table-cell table:formula="of:=SIN(RADIANS([.E$1]*[.$A251]*360/256))" office:value-type="float" office:value="-0.634393284163647">
            <text:p>-0.6343932842</text:p>
          </table:table-cell>
          <table:table-cell table:formula="of:=SIN(RADIANS([.F$1]*[.$A251]*360/256))" office:value-type="float" office:value="-0.757208846506484">
            <text:p>-0.7572088465</text:p>
          </table:table-cell>
          <table:table-cell table:formula="of:=SIN(RADIANS([.G$1]*[.$A251]*360/256))" office:value-type="float" office:value="-0.857728610000274">
            <text:p>-0.85772861</text:p>
          </table:table-cell>
          <table:table-cell table:formula="of:=SIN(RADIANS([.H$1]*[.$A251]*360/256))" office:value-type="float" office:value="-0.932992798834739">
            <text:p>-0.9329927988</text:p>
          </table:table-cell>
          <table:table-cell table:formula="of:=SIN(RADIANS([.I$1]*[.$A251]*360/256))" office:value-type="float" office:value="-0.980785280403231">
            <text:p>-0.9807852804</text:p>
          </table:table-cell>
          <table:table-cell table:formula="of:=SIN(RADIANS([.J$1]*[.$A251]*360/256))" office:value-type="float" office:value="-0.999698818696204">
            <text:p>-0.9996988187</text:p>
          </table:table-cell>
          <table:table-cell table:formula="of:=SIN(RADIANS([.K$1]*[.$A251]*360/256))" office:value-type="float" office:value="-0.989176509964781">
            <text:p>-0.98917651</text:p>
          </table:table-cell>
          <table:table-cell table:formula="of:=SIN(RADIANS([.L$1]*[.$A251]*360/256))" office:value-type="float" office:value="-0.949528180593038">
            <text:p>-0.9495281806</text:p>
          </table:table-cell>
          <table:table-cell table:formula="of:=SIN(RADIANS([.M$1]*[.$A251]*360/256))" office:value-type="float" office:value="-0.881921264348352">
            <text:p>-0.8819212643</text:p>
          </table:table-cell>
          <table:table-cell table:formula="of:=SIN(RADIANS([.N$1]*[.$A251]*360/256))" office:value-type="float" office:value="-0.788346427626604">
            <text:p>-0.7883464276</text:p>
          </table:table-cell>
          <table:table-cell table:formula="of:=SIN(RADIANS([.O$1]*[.$A251]*360/256))" office:value-type="float" office:value="-0.671558954847018">
            <text:p>-0.6715589548</text:p>
          </table:table-cell>
          <table:table-cell table:formula="of:=SIN(RADIANS([.P$1]*[.$A251]*360/256))" office:value-type="float" office:value="-0.534997619887099">
            <text:p>-0.5349976199</text:p>
          </table:table-cell>
          <table:table-cell table:formula="of:=SIN(RADIANS([.Q$1]*[.$A251]*360/256))" office:value-type="float" office:value="-0.382683432365082">
            <text:p>-0.3826834324</text:p>
          </table:table-cell>
          <table:table-cell table:formula="of:= [.B251]/1+ [.C251]/2+ [.D251]/3+ [.E251]/4+ [.F251]/5+ [.G251]/6+ [.H251]/7+ [.I251]/8+ [.J251]/9+ [.K251]/10+ [.L251]/11+ [.M251]/12+ [.N251]/13+ [.O251]/14+ [.P251]/15+ [.Q251]/16" office:value-type="float" office:value="-1.75058814922884">
            <text:p>-1.7505881492</text:p>
          </table:table-cell>
          <table:table-cell table:formula="of:=INT(([.R251]+2)*64)" office:value-type="float" office:value="15">
            <text:p>15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SIN(RADIANS([.$A252]*360/256))" office:value-type="float" office:value="-0.146730474455362">
            <text:p>-0.1467304745</text:p>
          </table:table-cell>
          <table:table-cell table:formula="of:=SIN(RADIANS([.C$1]*[.$A252]*360/256))" office:value-type="float" office:value="-0.290284677254462">
            <text:p>-0.2902846773</text:p>
          </table:table-cell>
          <table:table-cell table:formula="of:=SIN(RADIANS([.D$1]*[.$A252]*360/256))" office:value-type="float" office:value="-0.427555093430283">
            <text:p>-0.4275550934</text:p>
          </table:table-cell>
          <table:table-cell table:formula="of:=SIN(RADIANS([.E$1]*[.$A252]*360/256))" office:value-type="float" office:value="-0.555570233019601">
            <text:p>-0.555570233</text:p>
          </table:table-cell>
          <table:table-cell table:formula="of:=SIN(RADIANS([.F$1]*[.$A252]*360/256))" office:value-type="float" office:value="-0.671558954847019">
            <text:p>-0.6715589548</text:p>
          </table:table-cell>
          <table:table-cell table:formula="of:=SIN(RADIANS([.G$1]*[.$A252]*360/256))" office:value-type="float" office:value="-0.773010453362738">
            <text:p>-0.7730104534</text:p>
          </table:table-cell>
          <table:table-cell table:formula="of:=SIN(RADIANS([.H$1]*[.$A252]*360/256))" office:value-type="float" office:value="-0.857728610000274">
            <text:p>-0.85772861</text:p>
          </table:table-cell>
          <table:table-cell table:formula="of:=SIN(RADIANS([.I$1]*[.$A252]*360/256))" office:value-type="float" office:value="-0.923879532511286">
            <text:p>-0.9238795325</text:p>
          </table:table-cell>
          <table:table-cell table:formula="of:=SIN(RADIANS([.J$1]*[.$A252]*360/256))" office:value-type="float" office:value="-0.970031253194544">
            <text:p>-0.9700312532</text:p>
          </table:table-cell>
          <table:table-cell table:formula="of:=SIN(RADIANS([.K$1]*[.$A252]*360/256))" office:value-type="float" office:value="-0.995184726672197">
            <text:p>-0.9951847267</text:p>
          </table:table-cell>
          <table:table-cell table:formula="of:=SIN(RADIANS([.L$1]*[.$A252]*360/256))" office:value-type="float" office:value="-0.998795456205173">
            <text:p>-0.9987954562</text:p>
          </table:table-cell>
          <table:table-cell table:formula="of:=SIN(RADIANS([.M$1]*[.$A252]*360/256))" office:value-type="float" office:value="-0.98078528040323">
            <text:p>-0.9807852804</text:p>
          </table:table-cell>
          <table:table-cell table:formula="of:=SIN(RADIANS([.N$1]*[.$A252]*360/256))" office:value-type="float" office:value="-0.941544065183021">
            <text:p>-0.9415440652</text:p>
          </table:table-cell>
          <table:table-cell table:formula="of:=SIN(RADIANS([.O$1]*[.$A252]*360/256))" office:value-type="float" office:value="-0.881921264348352">
            <text:p>-0.8819212643</text:p>
          </table:table-cell>
          <table:table-cell table:formula="of:=SIN(RADIANS([.P$1]*[.$A252]*360/256))" office:value-type="float" office:value="-0.803207531480644">
            <text:p>-0.8032075315</text:p>
          </table:table-cell>
          <table:table-cell table:formula="of:=SIN(RADIANS([.Q$1]*[.$A252]*360/256))" office:value-type="float" office:value="-0.70710678118655">
            <text:p>-0.7071067812</text:p>
          </table:table-cell>
          <table:table-cell table:formula="of:= [.B252]/1+ [.C252]/2+ [.D252]/3+ [.E252]/4+ [.F252]/5+ [.G252]/6+ [.H252]/7+ [.I252]/8+ [.J252]/9+ [.K252]/10+ [.L252]/11+ [.M252]/12+ [.N252]/13+ [.O252]/14+ [.P252]/15+ [.Q252]/16" office:value-type="float" office:value="-1.68744180429663">
            <text:p>-1.6874418043</text:p>
          </table:table-cell>
          <table:table-cell table:formula="of:=INT(([.R252]+2)*64)" office:value-type="float" office:value="20">
            <text:p>20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SIN(RADIANS([.$A253]*360/256))" office:value-type="float" office:value="-0.122410675199216">
            <text:p>-0.1224106752</text:p>
          </table:table-cell>
          <table:table-cell table:formula="of:=SIN(RADIANS([.C$1]*[.$A253]*360/256))" office:value-type="float" office:value="-0.242980179903263">
            <text:p>-0.2429801799</text:p>
          </table:table-cell>
          <table:table-cell table:formula="of:=SIN(RADIANS([.D$1]*[.$A253]*360/256))" office:value-type="float" office:value="-0.359895036534988">
            <text:p>-0.3598950365</text:p>
          </table:table-cell>
          <table:table-cell table:formula="of:=SIN(RADIANS([.E$1]*[.$A253]*360/256))" office:value-type="float" office:value="-0.471396736825997">
            <text:p>-0.4713967368</text:p>
          </table:table-cell>
          <table:table-cell table:formula="of:=SIN(RADIANS([.F$1]*[.$A253]*360/256))" office:value-type="float" office:value="-0.575808191417847">
            <text:p>-0.5758081914</text:p>
          </table:table-cell>
          <table:table-cell table:formula="of:=SIN(RADIANS([.G$1]*[.$A253]*360/256))" office:value-type="float" office:value="-0.671558954847019">
            <text:p>-0.6715589548</text:p>
          </table:table-cell>
          <table:table-cell table:formula="of:=SIN(RADIANS([.H$1]*[.$A253]*360/256))" office:value-type="float" office:value="-0.757208846506484">
            <text:p>-0.7572088465</text:p>
          </table:table-cell>
          <table:table-cell table:formula="of:=SIN(RADIANS([.I$1]*[.$A253]*360/256))" office:value-type="float" office:value="-0.831469612302544">
            <text:p>-0.8314696123</text:p>
          </table:table-cell>
          <table:table-cell table:formula="of:=SIN(RADIANS([.J$1]*[.$A253]*360/256))" office:value-type="float" office:value="-0.893224301195514">
            <text:p>-0.8932243012</text:p>
          </table:table-cell>
          <table:table-cell table:formula="of:=SIN(RADIANS([.K$1]*[.$A253]*360/256))" office:value-type="float" office:value="-0.941544065183022">
            <text:p>-0.9415440652</text:p>
          </table:table-cell>
          <table:table-cell table:formula="of:=SIN(RADIANS([.L$1]*[.$A253]*360/256))" office:value-type="float" office:value="-0.975702130038528">
            <text:p>-0.97570213</text:p>
          </table:table-cell>
          <table:table-cell table:formula="of:=SIN(RADIANS([.M$1]*[.$A253]*360/256))" office:value-type="float" office:value="-0.995184726672197">
            <text:p>-0.9951847267</text:p>
          </table:table-cell>
          <table:table-cell table:formula="of:=SIN(RADIANS([.N$1]*[.$A253]*360/256))" office:value-type="float" office:value="-0.999698818696204">
            <text:p>-0.9996988187</text:p>
          </table:table-cell>
          <table:table-cell table:formula="of:=SIN(RADIANS([.O$1]*[.$A253]*360/256))" office:value-type="float" office:value="-0.989176509964781">
            <text:p>-0.98917651</text:p>
          </table:table-cell>
          <table:table-cell table:formula="of:=SIN(RADIANS([.P$1]*[.$A253]*360/256))" office:value-type="float" office:value="-0.963776065795438">
            <text:p>-0.9637760658</text:p>
          </table:table-cell>
          <table:table-cell table:formula="of:=SIN(RADIANS([.Q$1]*[.$A253]*360/256))" office:value-type="float" office:value="-0.923879532511288">
            <text:p>-0.9238795325</text:p>
          </table:table-cell>
          <table:table-cell table:formula="of:= [.B253]/1+ [.C253]/2+ [.D253]/3+ [.E253]/4+ [.F253]/5+ [.G253]/6+ [.H253]/7+ [.I253]/8+ [.J253]/9+ [.K253]/10+ [.L253]/11+ [.M253]/12+ [.N253]/13+ [.O253]/14+ [.P253]/15+ [.Q253]/16" office:value-type="float" office:value="-1.55549287411071">
            <text:p>-1.5554928741</text:p>
          </table:table-cell>
          <table:table-cell table:formula="of:=INT(([.R253]+2)*64)" office:value-type="float" office:value="28">
            <text:p>2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SIN(RADIANS([.$A254]*360/256))" office:value-type="float" office:value="-0.0980171403295605">
            <text:p>-0.0980171403</text:p>
          </table:table-cell>
          <table:table-cell table:formula="of:=SIN(RADIANS([.C$1]*[.$A254]*360/256))" office:value-type="float" office:value="-0.195090322016128">
            <text:p>-0.195090322</text:p>
          </table:table-cell>
          <table:table-cell table:formula="of:=SIN(RADIANS([.D$1]*[.$A254]*360/256))" office:value-type="float" office:value="-0.290284677254462">
            <text:p>-0.2902846773</text:p>
          </table:table-cell>
          <table:table-cell table:formula="of:=SIN(RADIANS([.E$1]*[.$A254]*360/256))" office:value-type="float" office:value="-0.382683432365089">
            <text:p>-0.3826834324</text:p>
          </table:table-cell>
          <table:table-cell table:formula="of:=SIN(RADIANS([.F$1]*[.$A254]*360/256))" office:value-type="float" office:value="-0.471396736825997">
            <text:p>-0.4713967368</text:p>
          </table:table-cell>
          <table:table-cell table:formula="of:=SIN(RADIANS([.G$1]*[.$A254]*360/256))" office:value-type="float" office:value="-0.555570233019602">
            <text:p>-0.555570233</text:p>
          </table:table-cell>
          <table:table-cell table:formula="of:=SIN(RADIANS([.H$1]*[.$A254]*360/256))" office:value-type="float" office:value="-0.634393284163648">
            <text:p>-0.6343932842</text:p>
          </table:table-cell>
          <table:table-cell table:formula="of:=SIN(RADIANS([.I$1]*[.$A254]*360/256))" office:value-type="float" office:value="-0.707106781186547">
            <text:p>-0.7071067812</text:p>
          </table:table-cell>
          <table:table-cell table:formula="of:=SIN(RADIANS([.J$1]*[.$A254]*360/256))" office:value-type="float" office:value="-0.773010453362739">
            <text:p>-0.7730104534</text:p>
          </table:table-cell>
          <table:table-cell table:formula="of:=SIN(RADIANS([.K$1]*[.$A254]*360/256))" office:value-type="float" office:value="-0.831469612302545">
            <text:p>-0.8314696123</text:p>
          </table:table-cell>
          <table:table-cell table:formula="of:=SIN(RADIANS([.L$1]*[.$A254]*360/256))" office:value-type="float" office:value="-0.881921264348353">
            <text:p>-0.8819212643</text:p>
          </table:table-cell>
          <table:table-cell table:formula="of:=SIN(RADIANS([.M$1]*[.$A254]*360/256))" office:value-type="float" office:value="-0.923879532511286">
            <text:p>-0.9238795325</text:p>
          </table:table-cell>
          <table:table-cell table:formula="of:=SIN(RADIANS([.N$1]*[.$A254]*360/256))" office:value-type="float" office:value="-0.95694033573221">
            <text:p>-0.9569403357</text:p>
          </table:table-cell>
          <table:table-cell table:formula="of:=SIN(RADIANS([.O$1]*[.$A254]*360/256))" office:value-type="float" office:value="-0.980785280403232">
            <text:p>-0.9807852804</text:p>
          </table:table-cell>
          <table:table-cell table:formula="of:=SIN(RADIANS([.P$1]*[.$A254]*360/256))" office:value-type="float" office:value="-0.995184726672196">
            <text:p>-0.9951847267</text:p>
          </table:table-cell>
          <table:table-cell table:formula="of:=SIN(RADIANS([.Q$1]*[.$A254]*360/256))" office:value-type="float" office:value="-1">
            <text:p>-1</text:p>
          </table:table-cell>
          <table:table-cell table:formula="of:= [.B254]/1+ [.C254]/2+ [.D254]/3+ [.E254]/4+ [.F254]/5+ [.G254]/6+ [.H254]/7+ [.I254]/8+ [.J254]/9+ [.K254]/10+ [.L254]/11+ [.M254]/12+ [.N254]/13+ [.O254]/14+ [.P254]/15+ [.Q254]/16" office:value-type="float" office:value="-1.35259923238753">
            <text:p>-1.3525992324</text:p>
          </table:table-cell>
          <table:table-cell table:formula="of:=INT(([.R254]+2)*64)" office:value-type="float" office:value="41">
            <text:p>4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SIN(RADIANS([.$A255]*360/256))" office:value-type="float" office:value="-0.0735645635996674">
            <text:p>-0.0735645636</text:p>
          </table:table-cell>
          <table:table-cell table:formula="of:=SIN(RADIANS([.C$1]*[.$A255]*360/256))" office:value-type="float" office:value="-0.146730474455362">
            <text:p>-0.1467304745</text:p>
          </table:table-cell>
          <table:table-cell table:formula="of:=SIN(RADIANS([.D$1]*[.$A255]*360/256))" office:value-type="float" office:value="-0.219101240156869">
            <text:p>-0.2191012402</text:p>
          </table:table-cell>
          <table:table-cell table:formula="of:=SIN(RADIANS([.E$1]*[.$A255]*360/256))" office:value-type="float" office:value="-0.290284677254462">
            <text:p>-0.2902846773</text:p>
          </table:table-cell>
          <table:table-cell table:formula="of:=SIN(RADIANS([.F$1]*[.$A255]*360/256))" office:value-type="float" office:value="-0.359895036534989">
            <text:p>-0.3598950365</text:p>
          </table:table-cell>
          <table:table-cell table:formula="of:=SIN(RADIANS([.G$1]*[.$A255]*360/256))" office:value-type="float" office:value="-0.42755509343028">
            <text:p>-0.4275550934</text:p>
          </table:table-cell>
          <table:table-cell table:formula="of:=SIN(RADIANS([.H$1]*[.$A255]*360/256))" office:value-type="float" office:value="-0.492898192229783">
            <text:p>-0.4928981922</text:p>
          </table:table-cell>
          <table:table-cell table:formula="of:=SIN(RADIANS([.I$1]*[.$A255]*360/256))" office:value-type="float" office:value="-0.555570233019602">
            <text:p>-0.555570233</text:p>
          </table:table-cell>
          <table:table-cell table:formula="of:=SIN(RADIANS([.J$1]*[.$A255]*360/256))" office:value-type="float" office:value="-0.615231590580627">
            <text:p>-0.6152315906</text:p>
          </table:table-cell>
          <table:table-cell table:formula="of:=SIN(RADIANS([.K$1]*[.$A255]*360/256))" office:value-type="float" office:value="-0.67155895484702">
            <text:p>-0.6715589548</text:p>
          </table:table-cell>
          <table:table-cell table:formula="of:=SIN(RADIANS([.L$1]*[.$A255]*360/256))" office:value-type="float" office:value="-0.724247082951464">
            <text:p>-0.724247083</text:p>
          </table:table-cell>
          <table:table-cell table:formula="of:=SIN(RADIANS([.M$1]*[.$A255]*360/256))" office:value-type="float" office:value="-0.773010453362735">
            <text:p>-0.7730104534</text:p>
          </table:table-cell>
          <table:table-cell table:formula="of:=SIN(RADIANS([.N$1]*[.$A255]*360/256))" office:value-type="float" office:value="-0.817584813151582">
            <text:p>-0.8175848132</text:p>
          </table:table-cell>
          <table:table-cell table:formula="of:=SIN(RADIANS([.O$1]*[.$A255]*360/256))" office:value-type="float" office:value="-0.857728610000271">
            <text:p>-0.85772861</text:p>
          </table:table-cell>
          <table:table-cell table:formula="of:=SIN(RADIANS([.P$1]*[.$A255]*360/256))" office:value-type="float" office:value="-0.893224301195515">
            <text:p>-0.8932243012</text:p>
          </table:table-cell>
          <table:table-cell table:formula="of:=SIN(RADIANS([.Q$1]*[.$A255]*360/256))" office:value-type="float" office:value="-0.923879532511287">
            <text:p>-0.9238795325</text:p>
          </table:table-cell>
          <table:table-cell table:formula="of:= [.B255]/1+ [.C255]/2+ [.D255]/3+ [.E255]/4+ [.F255]/5+ [.G255]/6+ [.H255]/7+ [.I255]/8+ [.J255]/9+ [.K255]/10+ [.L255]/11+ [.M255]/12+ [.N255]/13+ [.O255]/14+ [.P255]/15+ [.Q255]/16" office:value-type="float" office:value="-1.08285458207108">
            <text:p>-1.0828545821</text:p>
          </table:table-cell>
          <table:table-cell table:formula="of:=INT(([.R255]+2)*64)" office:value-type="float" office:value="58">
            <text:p>58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SIN(RADIANS([.$A256]*360/256))" office:value-type="float" office:value="-0.0490676743274181">
            <text:p>-0.0490676743</text:p>
          </table:table-cell>
          <table:table-cell table:formula="of:=SIN(RADIANS([.C$1]*[.$A256]*360/256))" office:value-type="float" office:value="-0.0980171403295608">
            <text:p>-0.0980171403</text:p>
          </table:table-cell>
          <table:table-cell table:formula="of:=SIN(RADIANS([.D$1]*[.$A256]*360/256))" office:value-type="float" office:value="-0.146730474455364">
            <text:p>-0.1467304745</text:p>
          </table:table-cell>
          <table:table-cell table:formula="of:=SIN(RADIANS([.E$1]*[.$A256]*360/256))" office:value-type="float" office:value="-0.195090322016129">
            <text:p>-0.195090322</text:p>
          </table:table-cell>
          <table:table-cell table:formula="of:=SIN(RADIANS([.F$1]*[.$A256]*360/256))" office:value-type="float" office:value="-0.242980179903266">
            <text:p>-0.2429801799</text:p>
          </table:table-cell>
          <table:table-cell table:formula="of:=SIN(RADIANS([.G$1]*[.$A256]*360/256))" office:value-type="float" office:value="-0.290284677254466">
            <text:p>-0.2902846773</text:p>
          </table:table-cell>
          <table:table-cell table:formula="of:=SIN(RADIANS([.H$1]*[.$A256]*360/256))" office:value-type="float" office:value="-0.336889853392222">
            <text:p>-0.3368898534</text:p>
          </table:table-cell>
          <table:table-cell table:formula="of:=SIN(RADIANS([.I$1]*[.$A256]*360/256))" office:value-type="float" office:value="-0.38268343236509">
            <text:p>-0.3826834324</text:p>
          </table:table-cell>
          <table:table-cell table:formula="of:=SIN(RADIANS([.J$1]*[.$A256]*360/256))" office:value-type="float" office:value="-0.427555093430281">
            <text:p>-0.4275550934</text:p>
          </table:table-cell>
          <table:table-cell table:formula="of:=SIN(RADIANS([.K$1]*[.$A256]*360/256))" office:value-type="float" office:value="-0.471396736826002">
            <text:p>-0.4713967368</text:p>
          </table:table-cell>
          <table:table-cell table:formula="of:=SIN(RADIANS([.L$1]*[.$A256]*360/256))" office:value-type="float" office:value="-0.514102744193218">
            <text:p>-0.5141027442</text:p>
          </table:table-cell>
          <table:table-cell table:formula="of:=SIN(RADIANS([.M$1]*[.$A256]*360/256))" office:value-type="float" office:value="-0.555570233019609">
            <text:p>-0.555570233</text:p>
          </table:table-cell>
          <table:table-cell table:formula="of:=SIN(RADIANS([.N$1]*[.$A256]*360/256))" office:value-type="float" office:value="-0.595699304492438">
            <text:p>-0.5956993045</text:p>
          </table:table-cell>
          <table:table-cell table:formula="of:=SIN(RADIANS([.O$1]*[.$A256]*360/256))" office:value-type="float" office:value="-0.634393284163649">
            <text:p>-0.6343932842</text:p>
          </table:table-cell>
          <table:table-cell table:formula="of:=SIN(RADIANS([.P$1]*[.$A256]*360/256))" office:value-type="float" office:value="-0.671558954847021">
            <text:p>-0.6715589548</text:p>
          </table:table-cell>
          <table:table-cell table:formula="of:=SIN(RADIANS([.Q$1]*[.$A256]*360/256))" office:value-type="float" office:value="-0.707106781186548">
            <text:p>-0.7071067812</text:p>
          </table:table-cell>
          <table:table-cell table:formula="of:= [.B256]/1+ [.C256]/2+ [.D256]/3+ [.E256]/4+ [.F256]/5+ [.G256]/6+ [.H256]/7+ [.I256]/8+ [.J256]/9+ [.K256]/10+ [.L256]/11+ [.M256]/12+ [.N256]/13+ [.O256]/14+ [.P256]/15+ [.Q256]/16" office:value-type="float" office:value="-0.756479877579667">
            <text:p>-0.7564798776</text:p>
          </table:table-cell>
          <table:table-cell table:formula="of:=INT(([.R256]+2)*64)" office:value-type="float" office:value="79">
            <text:p>79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SIN(RADIANS([.$A257]*360/256))" office:value-type="float" office:value="-0.0245412285229124">
            <text:p>-0.0245412285</text:p>
          </table:table-cell>
          <table:table-cell table:formula="of:=SIN(RADIANS([.C$1]*[.$A257]*360/256))" office:value-type="float" office:value="-0.0490676743274183">
            <text:p>-0.0490676743</text:p>
          </table:table-cell>
          <table:table-cell table:formula="of:=SIN(RADIANS([.D$1]*[.$A257]*360/256))" office:value-type="float" office:value="-0.0735645635996688">
            <text:p>-0.0735645636</text:p>
          </table:table-cell>
          <table:table-cell table:formula="of:=SIN(RADIANS([.E$1]*[.$A257]*360/256))" office:value-type="float" office:value="-0.0980171403295612">
            <text:p>-0.0980171403</text:p>
          </table:table-cell>
          <table:table-cell table:formula="of:=SIN(RADIANS([.F$1]*[.$A257]*360/256))" office:value-type="float" office:value="-0.122410675199216">
            <text:p>-0.1224106752</text:p>
          </table:table-cell>
          <table:table-cell table:formula="of:=SIN(RADIANS([.G$1]*[.$A257]*360/256))" office:value-type="float" office:value="-0.146730474455364">
            <text:p>-0.1467304745</text:p>
          </table:table-cell>
          <table:table-cell table:formula="of:=SIN(RADIANS([.H$1]*[.$A257]*360/256))" office:value-type="float" office:value="-0.1709618887603">
            <text:p>-0.1709618888</text:p>
          </table:table-cell>
          <table:table-cell table:formula="of:=SIN(RADIANS([.I$1]*[.$A257]*360/256))" office:value-type="float" office:value="-0.19509032201613">
            <text:p>-0.195090322</text:p>
          </table:table-cell>
          <table:table-cell table:formula="of:=SIN(RADIANS([.J$1]*[.$A257]*360/256))" office:value-type="float" office:value="-0.219101240156874">
            <text:p>-0.2191012402</text:p>
          </table:table-cell>
          <table:table-cell table:formula="of:=SIN(RADIANS([.K$1]*[.$A257]*360/256))" office:value-type="float" office:value="-0.242980179903264">
            <text:p>-0.2429801799</text:p>
          </table:table-cell>
          <table:table-cell table:formula="of:=SIN(RADIANS([.L$1]*[.$A257]*360/256))" office:value-type="float" office:value="-0.266712757474894">
            <text:p>-0.2667127575</text:p>
          </table:table-cell>
          <table:table-cell table:formula="of:=SIN(RADIANS([.M$1]*[.$A257]*360/256))" office:value-type="float" office:value="-0.290284677254468">
            <text:p>-0.2902846773</text:p>
          </table:table-cell>
          <table:table-cell table:formula="of:=SIN(RADIANS([.N$1]*[.$A257]*360/256))" office:value-type="float" office:value="-0.313681740398893">
            <text:p>-0.3136817404</text:p>
          </table:table-cell>
          <table:table-cell table:formula="of:=SIN(RADIANS([.O$1]*[.$A257]*360/256))" office:value-type="float" office:value="-0.336889853392217">
            <text:p>-0.3368898534</text:p>
          </table:table-cell>
          <table:table-cell table:formula="of:=SIN(RADIANS([.P$1]*[.$A257]*360/256))" office:value-type="float" office:value="-0.359895036534995">
            <text:p>-0.3598950365</text:p>
          </table:table-cell>
          <table:table-cell table:formula="of:=SIN(RADIANS([.Q$1]*[.$A257]*360/256))" office:value-type="float" office:value="-0.382683432365092">
            <text:p>-0.3826834324</text:p>
          </table:table-cell>
          <table:table-cell table:formula="of:= [.B257]/1+ [.C257]/2+ [.D257]/3+ [.E257]/4+ [.F257]/5+ [.G257]/6+ [.H257]/7+ [.I257]/8+ [.J257]/9+ [.K257]/10+ [.L257]/11+ [.M257]/12+ [.N257]/13+ [.O257]/14+ [.P257]/15+ [.Q257]/16" office:value-type="float" office:value="-0.389030750180636">
            <text:p>-0.3890307502</text:p>
          </table:table-cell>
          <table:table-cell table:formula="of:=INT(([.R257]+2)*64)" office:value-type="float" office:value="103">
            <text:p>10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formula="of:=SIN(RADIANS([.$A258]*360/256))" office:value-type="float" office:value="0">
            <text:p>0</text:p>
          </table:table-cell>
          <table:table-cell table:formula="of:=SIN(RADIANS([.C$1]*[.$A258]*360/256))" office:value-type="float" office:value="0">
            <text:p>0</text:p>
          </table:table-cell>
          <table:table-cell table:formula="of:=SIN(RADIANS([.D$1]*[.$A258]*360/256))" office:value-type="float" office:value="0">
            <text:p>0</text:p>
          </table:table-cell>
          <table:table-cell table:formula="of:=SIN(RADIANS([.E$1]*[.$A258]*360/256))" office:value-type="float" office:value="0">
            <text:p>0</text:p>
          </table:table-cell>
          <table:table-cell table:formula="of:=SIN(RADIANS([.F$1]*[.$A258]*360/256))" office:value-type="float" office:value="0">
            <text:p>0</text:p>
          </table:table-cell>
          <table:table-cell table:formula="of:=SIN(RADIANS([.G$1]*[.$A258]*360/256))" office:value-type="float" office:value="0">
            <text:p>0</text:p>
          </table:table-cell>
          <table:table-cell table:formula="of:=SIN(RADIANS([.H$1]*[.$A258]*360/256))" office:value-type="float" office:value="0">
            <text:p>0</text:p>
          </table:table-cell>
          <table:table-cell table:formula="of:=SIN(RADIANS([.I$1]*[.$A258]*360/256))" office:value-type="float" office:value="0">
            <text:p>0</text:p>
          </table:table-cell>
          <table:table-cell table:formula="of:=SIN(RADIANS([.J$1]*[.$A258]*360/256))" office:value-type="float" office:value="0">
            <text:p>0</text:p>
          </table:table-cell>
          <table:table-cell table:formula="of:=SIN(RADIANS([.K$1]*[.$A258]*360/256))" office:value-type="float" office:value="0">
            <text:p>0</text:p>
          </table:table-cell>
          <table:table-cell table:formula="of:=SIN(RADIANS([.L$1]*[.$A258]*360/256))" office:value-type="float" office:value="0">
            <text:p>0</text:p>
          </table:table-cell>
          <table:table-cell table:formula="of:=SIN(RADIANS([.M$1]*[.$A258]*360/256))" office:value-type="float" office:value="0">
            <text:p>0</text:p>
          </table:table-cell>
          <table:table-cell table:formula="of:=SIN(RADIANS([.N$1]*[.$A258]*360/256))" office:value-type="float" office:value="0">
            <text:p>0</text:p>
          </table:table-cell>
          <table:table-cell table:formula="of:=SIN(RADIANS([.O$1]*[.$A258]*360/256))" office:value-type="float" office:value="0">
            <text:p>0</text:p>
          </table:table-cell>
          <table:table-cell table:formula="of:=SIN(RADIANS([.P$1]*[.$A258]*360/256))" office:value-type="float" office:value="0">
            <text:p>0</text:p>
          </table:table-cell>
          <table:table-cell table:formula="of:=SIN(RADIANS([.Q$1]*[.$A258]*360/256))" office:value-type="float" office:value="0">
            <text:p>0</text:p>
          </table:table-cell>
          <table:table-cell table:formula="of:= [.B258]/1+ [.C258]/2+ [.D258]/3+ [.E258]/4+ [.F258]/5+ [.G258]/6+ [.H258]/7+ [.I258]/8+ [.J258]/9+ [.K258]/10+ [.L258]/11+ [.M258]/12+ [.N258]/13+ [.O258]/14+ [.P258]/15+ [.Q258]/16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SIN(RADIANS([.$A259]*360/256))" office:value-type="float" office:value="0.0245412285229123">
            <text:p>0.0245412285</text:p>
          </table:table-cell>
          <table:table-cell table:formula="of:=SIN(RADIANS([.C$1]*[.$A259]*360/256))" office:value-type="float" office:value="0.049067674327418">
            <text:p>0.0490676743</text:p>
          </table:table-cell>
          <table:table-cell table:formula="of:=SIN(RADIANS([.D$1]*[.$A259]*360/256))" office:value-type="float" office:value="0.0735645635996674">
            <text:p>0.0735645636</text:p>
          </table:table-cell>
          <table:table-cell table:formula="of:=SIN(RADIANS([.E$1]*[.$A259]*360/256))" office:value-type="float" office:value="0.0980171403295606">
            <text:p>0.0980171403</text:p>
          </table:table-cell>
          <table:table-cell table:formula="of:=SIN(RADIANS([.F$1]*[.$A259]*360/256))" office:value-type="float" office:value="0.122410675199216">
            <text:p>0.1224106752</text:p>
          </table:table-cell>
          <table:table-cell table:formula="of:=SIN(RADIANS([.G$1]*[.$A259]*360/256))" office:value-type="float" office:value="0.146730474455362">
            <text:p>0.1467304745</text:p>
          </table:table-cell>
          <table:table-cell table:formula="of:=SIN(RADIANS([.H$1]*[.$A259]*360/256))" office:value-type="float" office:value="0.170961888760301">
            <text:p>0.1709618888</text:p>
          </table:table-cell>
          <table:table-cell table:formula="of:=SIN(RADIANS([.I$1]*[.$A259]*360/256))" office:value-type="float" office:value="0.195090322016128">
            <text:p>0.195090322</text:p>
          </table:table-cell>
          <table:table-cell table:formula="of:=SIN(RADIANS([.J$1]*[.$A259]*360/256))" office:value-type="float" office:value="0.21910124015687">
            <text:p>0.2191012402</text:p>
          </table:table-cell>
          <table:table-cell table:formula="of:=SIN(RADIANS([.K$1]*[.$A259]*360/256))" office:value-type="float" office:value="0.242980179903264">
            <text:p>0.2429801799</text:p>
          </table:table-cell>
          <table:table-cell table:formula="of:=SIN(RADIANS([.L$1]*[.$A259]*360/256))" office:value-type="float" office:value="0.266712757474898">
            <text:p>0.2667127575</text:p>
          </table:table-cell>
          <table:table-cell table:formula="of:=SIN(RADIANS([.M$1]*[.$A259]*360/256))" office:value-type="float" office:value="0.290284677254462">
            <text:p>0.2902846773</text:p>
          </table:table-cell>
          <table:table-cell table:formula="of:=SIN(RADIANS([.N$1]*[.$A259]*360/256))" office:value-type="float" office:value="0.313681740398891">
            <text:p>0.3136817404</text:p>
          </table:table-cell>
          <table:table-cell table:formula="of:=SIN(RADIANS([.O$1]*[.$A259]*360/256))" office:value-type="float" office:value="0.33688985339222">
            <text:p>0.3368898534</text:p>
          </table:table-cell>
          <table:table-cell table:formula="of:=SIN(RADIANS([.P$1]*[.$A259]*360/256))" office:value-type="float" office:value="0.359895036534988">
            <text:p>0.3598950365</text:p>
          </table:table-cell>
          <table:table-cell table:formula="of:=SIN(RADIANS([.Q$1]*[.$A259]*360/256))" office:value-type="float" office:value="0.38268343236509">
            <text:p>0.3826834324</text:p>
          </table:table-cell>
          <table:table-cell table:formula="of:= [.B259]/1+ [.C259]/2+ [.D259]/3+ [.E259]/4+ [.F259]/5+ [.G259]/6+ [.H259]/7+ [.I259]/8+ [.J259]/9+ [.K259]/10+ [.L259]/11+ [.M259]/12+ [.N259]/13+ [.O259]/14+ [.P259]/15+ [.Q259]/16" office:value-type="float" office:value="0.389030750180634">
            <text:p>0.3890307502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formula="of:=SIN(RADIANS([.$A260]*360/256))" office:value-type="float" office:value="0.049067674327418">
            <text:p>0.0490676743</text:p>
          </table:table-cell>
          <table:table-cell table:formula="of:=SIN(RADIANS([.C$1]*[.$A260]*360/256))" office:value-type="float" office:value="0.0980171403295606">
            <text:p>0.0980171403</text:p>
          </table:table-cell>
          <table:table-cell table:formula="of:=SIN(RADIANS([.D$1]*[.$A260]*360/256))" office:value-type="float" office:value="0.146730474455362">
            <text:p>0.1467304745</text:p>
          </table:table-cell>
          <table:table-cell table:formula="of:=SIN(RADIANS([.E$1]*[.$A260]*360/256))" office:value-type="float" office:value="0.195090322016128">
            <text:p>0.195090322</text:p>
          </table:table-cell>
          <table:table-cell table:formula="of:=SIN(RADIANS([.F$1]*[.$A260]*360/256))" office:value-type="float" office:value="0.242980179903264">
            <text:p>0.2429801799</text:p>
          </table:table-cell>
          <table:table-cell table:formula="of:=SIN(RADIANS([.G$1]*[.$A260]*360/256))" office:value-type="float" office:value="0.290284677254462">
            <text:p>0.2902846773</text:p>
          </table:table-cell>
          <table:table-cell table:formula="of:=SIN(RADIANS([.H$1]*[.$A260]*360/256))" office:value-type="float" office:value="0.33688985339222">
            <text:p>0.3368898534</text:p>
          </table:table-cell>
          <table:table-cell table:formula="of:=SIN(RADIANS([.I$1]*[.$A260]*360/256))" office:value-type="float" office:value="0.38268343236509">
            <text:p>0.3826834324</text:p>
          </table:table-cell>
          <table:table-cell table:formula="of:=SIN(RADIANS([.J$1]*[.$A260]*360/256))" office:value-type="float" office:value="0.427555093430282">
            <text:p>0.4275550934</text:p>
          </table:table-cell>
          <table:table-cell table:formula="of:=SIN(RADIANS([.K$1]*[.$A260]*360/256))" office:value-type="float" office:value="0.471396736825998">
            <text:p>0.4713967368</text:p>
          </table:table-cell>
          <table:table-cell table:formula="of:=SIN(RADIANS([.L$1]*[.$A260]*360/256))" office:value-type="float" office:value="0.514102744193222">
            <text:p>0.5141027442</text:p>
          </table:table-cell>
          <table:table-cell table:formula="of:=SIN(RADIANS([.M$1]*[.$A260]*360/256))" office:value-type="float" office:value="0.555570233019602">
            <text:p>0.555570233</text:p>
          </table:table-cell>
          <table:table-cell table:formula="of:=SIN(RADIANS([.N$1]*[.$A260]*360/256))" office:value-type="float" office:value="0.595699304492433">
            <text:p>0.5956993045</text:p>
          </table:table-cell>
          <table:table-cell table:formula="of:=SIN(RADIANS([.O$1]*[.$A260]*360/256))" office:value-type="float" office:value="0.634393284163645">
            <text:p>0.6343932842</text:p>
          </table:table-cell>
          <table:table-cell table:formula="of:=SIN(RADIANS([.P$1]*[.$A260]*360/256))" office:value-type="float" office:value="0.671558954847018">
            <text:p>0.6715589548</text:p>
          </table:table-cell>
          <table:table-cell table:formula="of:=SIN(RADIANS([.Q$1]*[.$A260]*360/256))" office:value-type="float" office:value="0.707106781186547">
            <text:p>0.7071067812</text:p>
          </table:table-cell>
          <table:table-cell table:formula="of:= [.B260]/1+ [.C260]/2+ [.D260]/3+ [.E260]/4+ [.F260]/5+ [.G260]/6+ [.H260]/7+ [.I260]/8+ [.J260]/9+ [.K260]/10+ [.L260]/11+ [.M260]/12+ [.N260]/13+ [.O260]/14+ [.P260]/15+ [.Q260]/16" office:value-type="float" office:value="0.756479877579664">
            <text:p>0.7564798776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formula="of:=SIN(RADIANS([.$A261]*360/256))" office:value-type="float" office:value="0.0735645635996674">
            <text:p>0.0735645636</text:p>
          </table:table-cell>
          <table:table-cell table:formula="of:=SIN(RADIANS([.C$1]*[.$A261]*360/256))" office:value-type="float" office:value="0.146730474455362">
            <text:p>0.1467304745</text:p>
          </table:table-cell>
          <table:table-cell table:formula="of:=SIN(RADIANS([.D$1]*[.$A261]*360/256))" office:value-type="float" office:value="0.21910124015687">
            <text:p>0.2191012402</text:p>
          </table:table-cell>
          <table:table-cell table:formula="of:=SIN(RADIANS([.E$1]*[.$A261]*360/256))" office:value-type="float" office:value="0.290284677254462">
            <text:p>0.2902846773</text:p>
          </table:table-cell>
          <table:table-cell table:formula="of:=SIN(RADIANS([.F$1]*[.$A261]*360/256))" office:value-type="float" office:value="0.359895036534988">
            <text:p>0.3598950365</text:p>
          </table:table-cell>
          <table:table-cell table:formula="of:=SIN(RADIANS([.G$1]*[.$A261]*360/256))" office:value-type="float" office:value="0.427555093430282">
            <text:p>0.4275550934</text:p>
          </table:table-cell>
          <table:table-cell table:formula="of:=SIN(RADIANS([.H$1]*[.$A261]*360/256))" office:value-type="float" office:value="0.492898192229784">
            <text:p>0.4928981922</text:p>
          </table:table-cell>
          <table:table-cell table:formula="of:=SIN(RADIANS([.I$1]*[.$A261]*360/256))" office:value-type="float" office:value="0.555570233019602">
            <text:p>0.555570233</text:p>
          </table:table-cell>
          <table:table-cell table:formula="of:=SIN(RADIANS([.J$1]*[.$A261]*360/256))" office:value-type="float" office:value="0.615231590580627">
            <text:p>0.6152315906</text:p>
          </table:table-cell>
          <table:table-cell table:formula="of:=SIN(RADIANS([.K$1]*[.$A261]*360/256))" office:value-type="float" office:value="0.671558954847018">
            <text:p>0.6715589548</text:p>
          </table:table-cell>
          <table:table-cell table:formula="of:=SIN(RADIANS([.L$1]*[.$A261]*360/256))" office:value-type="float" office:value="0.724247082951467">
            <text:p>0.724247083</text:p>
          </table:table-cell>
          <table:table-cell table:formula="of:=SIN(RADIANS([.M$1]*[.$A261]*360/256))" office:value-type="float" office:value="0.773010453362737">
            <text:p>0.7730104534</text:p>
          </table:table-cell>
          <table:table-cell table:formula="of:=SIN(RADIANS([.N$1]*[.$A261]*360/256))" office:value-type="float" office:value="0.817584813151584">
            <text:p>0.8175848132</text:p>
          </table:table-cell>
          <table:table-cell table:formula="of:=SIN(RADIANS([.O$1]*[.$A261]*360/256))" office:value-type="float" office:value="0.857728610000272">
            <text:p>0.85772861</text:p>
          </table:table-cell>
          <table:table-cell table:formula="of:=SIN(RADIANS([.P$1]*[.$A261]*360/256))" office:value-type="float" office:value="0.893224301195515">
            <text:p>0.8932243012</text:p>
          </table:table-cell>
          <table:table-cell table:formula="of:=SIN(RADIANS([.Q$1]*[.$A261]*360/256))" office:value-type="float" office:value="0.923879532511287">
            <text:p>0.9238795325</text:p>
          </table:table-cell>
          <table:table-cell table:formula="of:= [.B261]/1+ [.C261]/2+ [.D261]/3+ [.E261]/4+ [.F261]/5+ [.G261]/6+ [.H261]/7+ [.I261]/8+ [.J261]/9+ [.K261]/10+ [.L261]/11+ [.M261]/12+ [.N261]/13+ [.O261]/14+ [.P261]/15+ [.Q261]/16" office:value-type="float" office:value="1.08285458207108">
            <text:p>1.0828545821</text:p>
          </table:table-cell>
          <table:table-cell table:number-columns-repeated="3"/>
        </table:table-row>
        <table:table-row table:style-name="ro1">
          <table:table-cell table:style-name="ce1" office:value-type="float" office:value="4">
            <text:p>4</text:p>
          </table:table-cell>
          <table:table-cell table:formula="of:=SIN(RADIANS([.$A262]*360/256))" office:value-type="float" office:value="0.0980171403295606">
            <text:p>0.0980171403</text:p>
          </table:table-cell>
          <table:table-cell table:formula="of:=SIN(RADIANS([.C$1]*[.$A262]*360/256))" office:value-type="float" office:value="0.195090322016128">
            <text:p>0.195090322</text:p>
          </table:table-cell>
          <table:table-cell table:formula="of:=SIN(RADIANS([.D$1]*[.$A262]*360/256))" office:value-type="float" office:value="0.290284677254462">
            <text:p>0.2902846773</text:p>
          </table:table-cell>
          <table:table-cell table:formula="of:=SIN(RADIANS([.E$1]*[.$A262]*360/256))" office:value-type="float" office:value="0.38268343236509">
            <text:p>0.3826834324</text:p>
          </table:table-cell>
          <table:table-cell table:formula="of:=SIN(RADIANS([.F$1]*[.$A262]*360/256))" office:value-type="float" office:value="0.471396736825998">
            <text:p>0.4713967368</text:p>
          </table:table-cell>
          <table:table-cell table:formula="of:=SIN(RADIANS([.G$1]*[.$A262]*360/256))" office:value-type="float" office:value="0.555570233019602">
            <text:p>0.555570233</text:p>
          </table:table-cell>
          <table:table-cell table:formula="of:=SIN(RADIANS([.H$1]*[.$A262]*360/256))" office:value-type="float" office:value="0.634393284163645">
            <text:p>0.6343932842</text:p>
          </table:table-cell>
          <table:table-cell table:formula="of:=SIN(RADIANS([.I$1]*[.$A262]*360/256))" office:value-type="float" office:value="0.707106781186547">
            <text:p>0.7071067812</text:p>
          </table:table-cell>
          <table:table-cell table:formula="of:=SIN(RADIANS([.J$1]*[.$A262]*360/256))" office:value-type="float" office:value="0.773010453362737">
            <text:p>0.7730104534</text:p>
          </table:table-cell>
          <table:table-cell table:formula="of:=SIN(RADIANS([.K$1]*[.$A262]*360/256))" office:value-type="float" office:value="0.831469612302545">
            <text:p>0.8314696123</text:p>
          </table:table-cell>
          <table:table-cell table:formula="of:=SIN(RADIANS([.L$1]*[.$A262]*360/256))" office:value-type="float" office:value="0.881921264348355">
            <text:p>0.8819212643</text:p>
          </table:table-cell>
          <table:table-cell table:formula="of:=SIN(RADIANS([.M$1]*[.$A262]*360/256))" office:value-type="float" office:value="0.923879532511287">
            <text:p>0.9238795325</text:p>
          </table:table-cell>
          <table:table-cell table:formula="of:=SIN(RADIANS([.N$1]*[.$A262]*360/256))" office:value-type="float" office:value="0.956940335732209">
            <text:p>0.9569403357</text:p>
          </table:table-cell>
          <table:table-cell table:formula="of:=SIN(RADIANS([.O$1]*[.$A262]*360/256))" office:value-type="float" office:value="0.98078528040323">
            <text:p>0.9807852804</text:p>
          </table:table-cell>
          <table:table-cell table:formula="of:=SIN(RADIANS([.P$1]*[.$A262]*360/256))" office:value-type="float" office:value="0.995184726672197">
            <text:p>0.9951847267</text:p>
          </table:table-cell>
          <table:table-cell table:formula="of:=SIN(RADIANS([.Q$1]*[.$A262]*360/256))" office:value-type="float" office:value="1">
            <text:p>1</text:p>
          </table:table-cell>
          <table:table-cell table:formula="of:= [.B262]/1+ [.C262]/2+ [.D262]/3+ [.E262]/4+ [.F262]/5+ [.G262]/6+ [.H262]/7+ [.I262]/8+ [.J262]/9+ [.K262]/10+ [.L262]/11+ [.M262]/12+ [.N262]/13+ [.O262]/14+ [.P262]/15+ [.Q262]/16" office:value-type="float" office:value="1.35259923238753">
            <text:p>1.3525992324</text:p>
          </table:table-cell>
          <table:table-cell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formula="of:=SIN(RADIANS([.$A263]*360/256))" office:value-type="float" office:value="0.122410675199216">
            <text:p>0.1224106752</text:p>
          </table:table-cell>
          <table:table-cell table:formula="of:=SIN(RADIANS([.C$1]*[.$A263]*360/256))" office:value-type="float" office:value="0.242980179903264">
            <text:p>0.2429801799</text:p>
          </table:table-cell>
          <table:table-cell table:formula="of:=SIN(RADIANS([.D$1]*[.$A263]*360/256))" office:value-type="float" office:value="0.359895036534988">
            <text:p>0.3598950365</text:p>
          </table:table-cell>
          <table:table-cell table:formula="of:=SIN(RADIANS([.E$1]*[.$A263]*360/256))" office:value-type="float" office:value="0.471396736825998">
            <text:p>0.4713967368</text:p>
          </table:table-cell>
          <table:table-cell table:formula="of:=SIN(RADIANS([.F$1]*[.$A263]*360/256))" office:value-type="float" office:value="0.575808191417845">
            <text:p>0.5758081914</text:p>
          </table:table-cell>
          <table:table-cell table:formula="of:=SIN(RADIANS([.G$1]*[.$A263]*360/256))" office:value-type="float" office:value="0.671558954847018">
            <text:p>0.6715589548</text:p>
          </table:table-cell>
          <table:table-cell table:formula="of:=SIN(RADIANS([.H$1]*[.$A263]*360/256))" office:value-type="float" office:value="0.757208846506484">
            <text:p>0.7572088465</text:p>
          </table:table-cell>
          <table:table-cell table:formula="of:=SIN(RADIANS([.I$1]*[.$A263]*360/256))" office:value-type="float" office:value="0.831469612302545">
            <text:p>0.8314696123</text:p>
          </table:table-cell>
          <table:table-cell table:formula="of:=SIN(RADIANS([.J$1]*[.$A263]*360/256))" office:value-type="float" office:value="0.893224301195515">
            <text:p>0.8932243012</text:p>
          </table:table-cell>
          <table:table-cell table:formula="of:=SIN(RADIANS([.K$1]*[.$A263]*360/256))" office:value-type="float" office:value="0.941544065183021">
            <text:p>0.9415440652</text:p>
          </table:table-cell>
          <table:table-cell table:formula="of:=SIN(RADIANS([.L$1]*[.$A263]*360/256))" office:value-type="float" office:value="0.975702130038528">
            <text:p>0.97570213</text:p>
          </table:table-cell>
          <table:table-cell table:formula="of:=SIN(RADIANS([.M$1]*[.$A263]*360/256))" office:value-type="float" office:value="0.995184726672197">
            <text:p>0.9951847267</text:p>
          </table:table-cell>
          <table:table-cell table:formula="of:=SIN(RADIANS([.N$1]*[.$A263]*360/256))" office:value-type="float" office:value="0.999698818696204">
            <text:p>0.9996988187</text:p>
          </table:table-cell>
          <table:table-cell table:formula="of:=SIN(RADIANS([.O$1]*[.$A263]*360/256))" office:value-type="float" office:value="0.989176509964781">
            <text:p>0.98917651</text:p>
          </table:table-cell>
          <table:table-cell table:formula="of:=SIN(RADIANS([.P$1]*[.$A263]*360/256))" office:value-type="float" office:value="0.96377606579544">
            <text:p>0.9637760658</text:p>
          </table:table-cell>
          <table:table-cell table:formula="of:=SIN(RADIANS([.Q$1]*[.$A263]*360/256))" office:value-type="float" office:value="0.923879532511287">
            <text:p>0.9238795325</text:p>
          </table:table-cell>
          <table:table-cell table:formula="of:= [.B263]/1+ [.C263]/2+ [.D263]/3+ [.E263]/4+ [.F263]/5+ [.G263]/6+ [.H263]/7+ [.I263]/8+ [.J263]/9+ [.K263]/10+ [.L263]/11+ [.M263]/12+ [.N263]/13+ [.O263]/14+ [.P263]/15+ [.Q263]/16" office:value-type="float" office:value="1.55549287411071">
            <text:p>1.5554928741</text:p>
          </table:table-cell>
          <table:table-cell table:number-columns-repeated="3"/>
        </table:table-row>
        <table:table-row table:style-name="ro1">
          <table:table-cell table:style-name="ce1" office:value-type="float" office:value="6">
            <text:p>6</text:p>
          </table:table-cell>
          <table:table-cell table:formula="of:=SIN(RADIANS([.$A264]*360/256))" office:value-type="float" office:value="0.146730474455362">
            <text:p>0.1467304745</text:p>
          </table:table-cell>
          <table:table-cell table:formula="of:=SIN(RADIANS([.C$1]*[.$A264]*360/256))" office:value-type="float" office:value="0.290284677254462">
            <text:p>0.2902846773</text:p>
          </table:table-cell>
          <table:table-cell table:formula="of:=SIN(RADIANS([.D$1]*[.$A264]*360/256))" office:value-type="float" office:value="0.427555093430282">
            <text:p>0.4275550934</text:p>
          </table:table-cell>
          <table:table-cell table:formula="of:=SIN(RADIANS([.E$1]*[.$A264]*360/256))" office:value-type="float" office:value="0.555570233019602">
            <text:p>0.555570233</text:p>
          </table:table-cell>
          <table:table-cell table:formula="of:=SIN(RADIANS([.F$1]*[.$A264]*360/256))" office:value-type="float" office:value="0.671558954847018">
            <text:p>0.6715589548</text:p>
          </table:table-cell>
          <table:table-cell table:formula="of:=SIN(RADIANS([.G$1]*[.$A264]*360/256))" office:value-type="float" office:value="0.773010453362737">
            <text:p>0.7730104534</text:p>
          </table:table-cell>
          <table:table-cell table:formula="of:=SIN(RADIANS([.H$1]*[.$A264]*360/256))" office:value-type="float" office:value="0.857728610000272">
            <text:p>0.85772861</text:p>
          </table:table-cell>
          <table:table-cell table:formula="of:=SIN(RADIANS([.I$1]*[.$A264]*360/256))" office:value-type="float" office:value="0.923879532511287">
            <text:p>0.9238795325</text:p>
          </table:table-cell>
          <table:table-cell table:formula="of:=SIN(RADIANS([.J$1]*[.$A264]*360/256))" office:value-type="float" office:value="0.970031253194544">
            <text:p>0.9700312532</text:p>
          </table:table-cell>
          <table:table-cell table:formula="of:=SIN(RADIANS([.K$1]*[.$A264]*360/256))" office:value-type="float" office:value="0.995184726672197">
            <text:p>0.9951847267</text:p>
          </table:table-cell>
          <table:table-cell table:formula="of:=SIN(RADIANS([.L$1]*[.$A264]*360/256))" office:value-type="float" office:value="0.998795456205172">
            <text:p>0.9987954562</text:p>
          </table:table-cell>
          <table:table-cell table:formula="of:=SIN(RADIANS([.M$1]*[.$A264]*360/256))" office:value-type="float" office:value="0.98078528040323">
            <text:p>0.9807852804</text:p>
          </table:table-cell>
          <table:table-cell table:formula="of:=SIN(RADIANS([.N$1]*[.$A264]*360/256))" office:value-type="float" office:value="0.941544065183021">
            <text:p>0.9415440652</text:p>
          </table:table-cell>
          <table:table-cell table:formula="of:=SIN(RADIANS([.O$1]*[.$A264]*360/256))" office:value-type="float" office:value="0.881921264348355">
            <text:p>0.8819212643</text:p>
          </table:table-cell>
          <table:table-cell table:formula="of:=SIN(RADIANS([.P$1]*[.$A264]*360/256))" office:value-type="float" office:value="0.803207531480645">
            <text:p>0.8032075315</text:p>
          </table:table-cell>
          <table:table-cell table:formula="of:=SIN(RADIANS([.Q$1]*[.$A264]*360/256))" office:value-type="float" office:value="0.707106781186548">
            <text:p>0.7071067812</text:p>
          </table:table-cell>
          <table:table-cell table:formula="of:= [.B264]/1+ [.C264]/2+ [.D264]/3+ [.E264]/4+ [.F264]/5+ [.G264]/6+ [.H264]/7+ [.I264]/8+ [.J264]/9+ [.K264]/10+ [.L264]/11+ [.M264]/12+ [.N264]/13+ [.O264]/14+ [.P264]/15+ [.Q264]/16" office:value-type="float" office:value="1.68744180429663">
            <text:p>1.6874418043</text:p>
          </table:table-cell>
          <table:table-cell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table:formula="of:=SIN(RADIANS([.$A265]*360/256))" office:value-type="float" office:value="0.170961888760301">
            <text:p>0.1709618888</text:p>
          </table:table-cell>
          <table:table-cell table:formula="of:=SIN(RADIANS([.C$1]*[.$A265]*360/256))" office:value-type="float" office:value="0.33688985339222">
            <text:p>0.3368898534</text:p>
          </table:table-cell>
          <table:table-cell table:formula="of:=SIN(RADIANS([.D$1]*[.$A265]*360/256))" office:value-type="float" office:value="0.492898192229784">
            <text:p>0.4928981922</text:p>
          </table:table-cell>
          <table:table-cell table:formula="of:=SIN(RADIANS([.E$1]*[.$A265]*360/256))" office:value-type="float" office:value="0.634393284163645">
            <text:p>0.6343932842</text:p>
          </table:table-cell>
          <table:table-cell table:formula="of:=SIN(RADIANS([.F$1]*[.$A265]*360/256))" office:value-type="float" office:value="0.757208846506484">
            <text:p>0.7572088465</text:p>
          </table:table-cell>
          <table:table-cell table:formula="of:=SIN(RADIANS([.G$1]*[.$A265]*360/256))" office:value-type="float" office:value="0.857728610000272">
            <text:p>0.85772861</text:p>
          </table:table-cell>
          <table:table-cell table:formula="of:=SIN(RADIANS([.H$1]*[.$A265]*360/256))" office:value-type="float" office:value="0.932992798834739">
            <text:p>0.9329927988</text:p>
          </table:table-cell>
          <table:table-cell table:formula="of:=SIN(RADIANS([.I$1]*[.$A265]*360/256))" office:value-type="float" office:value="0.98078528040323">
            <text:p>0.9807852804</text:p>
          </table:table-cell>
          <table:table-cell table:formula="of:=SIN(RADIANS([.J$1]*[.$A265]*360/256))" office:value-type="float" office:value="0.999698818696204">
            <text:p>0.9996988187</text:p>
          </table:table-cell>
          <table:table-cell table:formula="of:=SIN(RADIANS([.K$1]*[.$A265]*360/256))" office:value-type="float" office:value="0.989176509964781">
            <text:p>0.98917651</text:p>
          </table:table-cell>
          <table:table-cell table:formula="of:=SIN(RADIANS([.L$1]*[.$A265]*360/256))" office:value-type="float" office:value="0.949528180593037">
            <text:p>0.9495281806</text:p>
          </table:table-cell>
          <table:table-cell table:formula="of:=SIN(RADIANS([.M$1]*[.$A265]*360/256))" office:value-type="float" office:value="0.881921264348355">
            <text:p>0.8819212643</text:p>
          </table:table-cell>
          <table:table-cell table:formula="of:=SIN(RADIANS([.N$1]*[.$A265]*360/256))" office:value-type="float" office:value="0.788346427626606">
            <text:p>0.7883464276</text:p>
          </table:table-cell>
          <table:table-cell table:formula="of:=SIN(RADIANS([.O$1]*[.$A265]*360/256))" office:value-type="float" office:value="0.671558954847019">
            <text:p>0.6715589548</text:p>
          </table:table-cell>
          <table:table-cell table:formula="of:=SIN(RADIANS([.P$1]*[.$A265]*360/256))" office:value-type="float" office:value="0.534997619887097">
            <text:p>0.5349976199</text:p>
          </table:table-cell>
          <table:table-cell table:formula="of:=SIN(RADIANS([.Q$1]*[.$A265]*360/256))" office:value-type="float" office:value="0.38268343236509">
            <text:p>0.3826834324</text:p>
          </table:table-cell>
          <table:table-cell table:formula="of:= [.B265]/1+ [.C265]/2+ [.D265]/3+ [.E265]/4+ [.F265]/5+ [.G265]/6+ [.H265]/7+ [.I265]/8+ [.J265]/9+ [.K265]/10+ [.L265]/11+ [.M265]/12+ [.N265]/13+ [.O265]/14+ [.P265]/15+ [.Q265]/16" office:value-type="float" office:value="1.75058814922883">
            <text:p>1.7505881492</text:p>
          </table:table-cell>
          <table:table-cell table:number-columns-repeated="3"/>
        </table:table-row>
        <table:table-row table:style-name="ro1">
          <table:table-cell table:style-name="ce1" office:value-type="float" office:value="8">
            <text:p>8</text:p>
          </table:table-cell>
          <table:table-cell table:formula="of:=SIN(RADIANS([.$A266]*360/256))" office:value-type="float" office:value="0.195090322016128">
            <text:p>0.195090322</text:p>
          </table:table-cell>
          <table:table-cell table:formula="of:=SIN(RADIANS([.C$1]*[.$A266]*360/256))" office:value-type="float" office:value="0.38268343236509">
            <text:p>0.3826834324</text:p>
          </table:table-cell>
          <table:table-cell table:formula="of:=SIN(RADIANS([.D$1]*[.$A266]*360/256))" office:value-type="float" office:value="0.555570233019602">
            <text:p>0.555570233</text:p>
          </table:table-cell>
          <table:table-cell table:formula="of:=SIN(RADIANS([.E$1]*[.$A266]*360/256))" office:value-type="float" office:value="0.707106781186547">
            <text:p>0.7071067812</text:p>
          </table:table-cell>
          <table:table-cell table:formula="of:=SIN(RADIANS([.F$1]*[.$A266]*360/256))" office:value-type="float" office:value="0.831469612302545">
            <text:p>0.8314696123</text:p>
          </table:table-cell>
          <table:table-cell table:formula="of:=SIN(RADIANS([.G$1]*[.$A266]*360/256))" office:value-type="float" office:value="0.923879532511287">
            <text:p>0.9238795325</text:p>
          </table:table-cell>
          <table:table-cell table:formula="of:=SIN(RADIANS([.H$1]*[.$A266]*360/256))" office:value-type="float" office:value="0.98078528040323">
            <text:p>0.9807852804</text:p>
          </table:table-cell>
          <table:table-cell table:formula="of:=SIN(RADIANS([.I$1]*[.$A266]*360/256))" office:value-type="float" office:value="1">
            <text:p>1</text:p>
          </table:table-cell>
          <table:table-cell table:formula="of:=SIN(RADIANS([.J$1]*[.$A266]*360/256))" office:value-type="float" office:value="0.98078528040323">
            <text:p>0.9807852804</text:p>
          </table:table-cell>
          <table:table-cell table:formula="of:=SIN(RADIANS([.K$1]*[.$A266]*360/256))" office:value-type="float" office:value="0.923879532511287">
            <text:p>0.9238795325</text:p>
          </table:table-cell>
          <table:table-cell table:formula="of:=SIN(RADIANS([.L$1]*[.$A266]*360/256))" office:value-type="float" office:value="0.831469612302545">
            <text:p>0.8314696123</text:p>
          </table:table-cell>
          <table:table-cell table:formula="of:=SIN(RADIANS([.M$1]*[.$A266]*360/256))" office:value-type="float" office:value="0.707106781186548">
            <text:p>0.7071067812</text:p>
          </table:table-cell>
          <table:table-cell table:formula="of:=SIN(RADIANS([.N$1]*[.$A266]*360/256))" office:value-type="float" office:value="0.555570233019602">
            <text:p>0.555570233</text:p>
          </table:table-cell>
          <table:table-cell table:formula="of:=SIN(RADIANS([.O$1]*[.$A266]*360/256))" office:value-type="float" office:value="0.38268343236509">
            <text:p>0.3826834324</text:p>
          </table:table-cell>
          <table:table-cell table:formula="of:=SIN(RADIANS([.P$1]*[.$A266]*360/256))" office:value-type="float" office:value="0.195090322016128">
            <text:p>0.195090322</text:p>
          </table:table-cell>
          <table:table-cell table:formula="of:=SIN(RADIANS([.Q$1]*[.$A266]*360/256))" office:value-type="float" office:value="1.22464679914735E-016">
            <text:p>1.22464679914735E-016</text:p>
          </table:table-cell>
          <table:table-cell table:formula="of:= [.B266]/1+ [.C266]/2+ [.D266]/3+ [.E266]/4+ [.F266]/5+ [.G266]/6+ [.H266]/7+ [.I266]/8+ [.J266]/9+ [.K266]/10+ [.L266]/11+ [.M266]/12+ [.N266]/13+ [.O266]/14+ [.P266]/15+ [.Q266]/16" office:value-type="float" office:value="1.75273936994067">
            <text:p>1.7527393699</text:p>
          </table:table-cell>
          <table:table-cell table:number-columns-repeated="3"/>
        </table:table-row>
        <table:table-row table:style-name="ro1">
          <table:table-cell table:style-name="ce1" office:value-type="float" office:value="9">
            <text:p>9</text:p>
          </table:table-cell>
          <table:table-cell table:formula="of:=SIN(RADIANS([.$A267]*360/256))" office:value-type="float" office:value="0.21910124015687">
            <text:p>0.2191012402</text:p>
          </table:table-cell>
          <table:table-cell table:formula="of:=SIN(RADIANS([.C$1]*[.$A267]*360/256))" office:value-type="float" office:value="0.427555093430282">
            <text:p>0.4275550934</text:p>
          </table:table-cell>
          <table:table-cell table:formula="of:=SIN(RADIANS([.D$1]*[.$A267]*360/256))" office:value-type="float" office:value="0.615231590580627">
            <text:p>0.6152315906</text:p>
          </table:table-cell>
          <table:table-cell table:formula="of:=SIN(RADIANS([.E$1]*[.$A267]*360/256))" office:value-type="float" office:value="0.773010453362737">
            <text:p>0.7730104534</text:p>
          </table:table-cell>
          <table:table-cell table:formula="of:=SIN(RADIANS([.F$1]*[.$A267]*360/256))" office:value-type="float" office:value="0.893224301195515">
            <text:p>0.8932243012</text:p>
          </table:table-cell>
          <table:table-cell table:formula="of:=SIN(RADIANS([.G$1]*[.$A267]*360/256))" office:value-type="float" office:value="0.970031253194544">
            <text:p>0.9700312532</text:p>
          </table:table-cell>
          <table:table-cell table:formula="of:=SIN(RADIANS([.H$1]*[.$A267]*360/256))" office:value-type="float" office:value="0.999698818696204">
            <text:p>0.9996988187</text:p>
          </table:table-cell>
          <table:table-cell table:formula="of:=SIN(RADIANS([.I$1]*[.$A267]*360/256))" office:value-type="float" office:value="0.98078528040323">
            <text:p>0.9807852804</text:p>
          </table:table-cell>
          <table:table-cell table:formula="of:=SIN(RADIANS([.J$1]*[.$A267]*360/256))" office:value-type="float" office:value="0.914209755703531">
            <text:p>0.9142097557</text:p>
          </table:table-cell>
          <table:table-cell table:formula="of:=SIN(RADIANS([.K$1]*[.$A267]*360/256))" office:value-type="float" office:value="0.803207531480645">
            <text:p>0.8032075315</text:p>
          </table:table-cell>
          <table:table-cell table:formula="of:=SIN(RADIANS([.L$1]*[.$A267]*360/256))" office:value-type="float" office:value="0.653172842953777">
            <text:p>0.653172843</text:p>
          </table:table-cell>
          <table:table-cell table:formula="of:=SIN(RADIANS([.M$1]*[.$A267]*360/256))" office:value-type="float" office:value="0.471396736825998">
            <text:p>0.4713967368</text:p>
          </table:table-cell>
          <table:table-cell table:formula="of:=SIN(RADIANS([.N$1]*[.$A267]*360/256))" office:value-type="float" office:value="0.266712757474898">
            <text:p>0.2667127575</text:p>
          </table:table-cell>
          <table:table-cell table:formula="of:=SIN(RADIANS([.O$1]*[.$A267]*360/256))" office:value-type="float" office:value="0.049067674327418">
            <text:p>0.0490676743</text:p>
          </table:table-cell>
          <table:table-cell table:formula="of:=SIN(RADIANS([.P$1]*[.$A267]*360/256))" office:value-type="float" office:value="-0.170961888760301">
            <text:p>-0.1709618888</text:p>
          </table:table-cell>
          <table:table-cell table:formula="of:=SIN(RADIANS([.Q$1]*[.$A267]*360/256))" office:value-type="float" office:value="-0.38268343236509">
            <text:p>-0.3826834324</text:p>
          </table:table-cell>
          <table:table-cell table:formula="of:= [.B267]/1+ [.C267]/2+ [.D267]/3+ [.E267]/4+ [.F267]/5+ [.G267]/6+ [.H267]/7+ [.I267]/8+ [.J267]/9+ [.K267]/10+ [.L267]/11+ [.M267]/12+ [.N267]/13+ [.O267]/14+ [.P267]/15+ [.Q267]/16" office:value-type="float" office:value="1.70620566157257">
            <text:p>1.7062056616</text:p>
          </table:table-cell>
          <table:table-cell table:number-columns-repeated="3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SIN(RADIANS([.$A268]*360/256))" office:value-type="float" office:value="0.242980179903264">
            <text:p>0.2429801799</text:p>
          </table:table-cell>
          <table:table-cell table:formula="of:=SIN(RADIANS([.C$1]*[.$A268]*360/256))" office:value-type="float" office:value="0.471396736825998">
            <text:p>0.4713967368</text:p>
          </table:table-cell>
          <table:table-cell table:formula="of:=SIN(RADIANS([.D$1]*[.$A268]*360/256))" office:value-type="float" office:value="0.671558954847018">
            <text:p>0.6715589548</text:p>
          </table:table-cell>
          <table:table-cell table:formula="of:=SIN(RADIANS([.E$1]*[.$A268]*360/256))" office:value-type="float" office:value="0.831469612302545">
            <text:p>0.8314696123</text:p>
          </table:table-cell>
          <table:table-cell table:formula="of:=SIN(RADIANS([.F$1]*[.$A268]*360/256))" office:value-type="float" office:value="0.941544065183021">
            <text:p>0.9415440652</text:p>
          </table:table-cell>
          <table:table-cell table:formula="of:=SIN(RADIANS([.G$1]*[.$A268]*360/256))" office:value-type="float" office:value="0.995184726672197">
            <text:p>0.9951847267</text:p>
          </table:table-cell>
          <table:table-cell table:formula="of:=SIN(RADIANS([.H$1]*[.$A268]*360/256))" office:value-type="float" office:value="0.989176509964781">
            <text:p>0.98917651</text:p>
          </table:table-cell>
          <table:table-cell table:formula="of:=SIN(RADIANS([.I$1]*[.$A268]*360/256))" office:value-type="float" office:value="0.923879532511287">
            <text:p>0.9238795325</text:p>
          </table:table-cell>
          <table:table-cell table:formula="of:=SIN(RADIANS([.J$1]*[.$A268]*360/256))" office:value-type="float" office:value="0.803207531480645">
            <text:p>0.8032075315</text:p>
          </table:table-cell>
          <table:table-cell table:formula="of:=SIN(RADIANS([.K$1]*[.$A268]*360/256))" office:value-type="float" office:value="0.634393284163645">
            <text:p>0.6343932842</text:p>
          </table:table-cell>
          <table:table-cell table:formula="of:=SIN(RADIANS([.L$1]*[.$A268]*360/256))" office:value-type="float" office:value="0.427555093430282">
            <text:p>0.4275550934</text:p>
          </table:table-cell>
          <table:table-cell table:formula="of:=SIN(RADIANS([.M$1]*[.$A268]*360/256))" office:value-type="float" office:value="0.195090322016128">
            <text:p>0.195090322</text:p>
          </table:table-cell>
          <table:table-cell table:formula="of:=SIN(RADIANS([.N$1]*[.$A268]*360/256))" office:value-type="float" office:value="-0.0490676743274182">
            <text:p>-0.0490676743</text:p>
          </table:table-cell>
          <table:table-cell table:formula="of:=SIN(RADIANS([.O$1]*[.$A268]*360/256))" office:value-type="float" office:value="-0.290284677254462">
            <text:p>-0.2902846773</text:p>
          </table:table-cell>
          <table:table-cell table:formula="of:=SIN(RADIANS([.P$1]*[.$A268]*360/256))" office:value-type="float" office:value="-0.514102744193222">
            <text:p>-0.5141027442</text:p>
          </table:table-cell>
          <table:table-cell table:formula="of:=SIN(RADIANS([.Q$1]*[.$A268]*360/256))" office:value-type="float" office:value="-0.707106781186547">
            <text:p>-0.7071067812</text:p>
          </table:table-cell>
          <table:table-cell table:formula="of:= [.B268]/1+ [.C268]/2+ [.D268]/3+ [.E268]/4+ [.F268]/5+ [.G268]/6+ [.H268]/7+ [.I268]/8+ [.J268]/9+ [.K268]/10+ [.L268]/11+ [.M268]/12+ [.N268]/13+ [.O268]/14+ [.P268]/15+ [.Q268]/16" office:value-type="float" office:value="1.62620177703807">
            <text:p>1.626201777</text:p>
          </table:table-cell>
          <table:table-cell table:number-columns-repeated="3"/>
        </table:table-row>
        <table:table-row table:style-name="ro1">
          <table:table-cell table:style-name="ce1" office:value-type="float" office:value="11">
            <text:p>11</text:p>
          </table:table-cell>
          <table:table-cell table:formula="of:=SIN(RADIANS([.$A269]*360/256))" office:value-type="float" office:value="0.266712757474898">
            <text:p>0.2667127575</text:p>
          </table:table-cell>
          <table:table-cell table:formula="of:=SIN(RADIANS([.C$1]*[.$A269]*360/256))" office:value-type="float" office:value="0.514102744193222">
            <text:p>0.5141027442</text:p>
          </table:table-cell>
          <table:table-cell table:formula="of:=SIN(RADIANS([.D$1]*[.$A269]*360/256))" office:value-type="float" office:value="0.724247082951467">
            <text:p>0.724247083</text:p>
          </table:table-cell>
          <table:table-cell table:formula="of:=SIN(RADIANS([.E$1]*[.$A269]*360/256))" office:value-type="float" office:value="0.881921264348355">
            <text:p>0.8819212643</text:p>
          </table:table-cell>
          <table:table-cell table:formula="of:=SIN(RADIANS([.F$1]*[.$A269]*360/256))" office:value-type="float" office:value="0.975702130038528">
            <text:p>0.97570213</text:p>
          </table:table-cell>
          <table:table-cell table:formula="of:=SIN(RADIANS([.G$1]*[.$A269]*360/256))" office:value-type="float" office:value="0.998795456205172">
            <text:p>0.9987954562</text:p>
          </table:table-cell>
          <table:table-cell table:formula="of:=SIN(RADIANS([.H$1]*[.$A269]*360/256))" office:value-type="float" office:value="0.949528180593037">
            <text:p>0.9495281806</text:p>
          </table:table-cell>
          <table:table-cell table:formula="of:=SIN(RADIANS([.I$1]*[.$A269]*360/256))" office:value-type="float" office:value="0.831469612302545">
            <text:p>0.8314696123</text:p>
          </table:table-cell>
          <table:table-cell table:formula="of:=SIN(RADIANS([.J$1]*[.$A269]*360/256))" office:value-type="float" office:value="0.653172842953777">
            <text:p>0.653172843</text:p>
          </table:table-cell>
          <table:table-cell table:formula="of:=SIN(RADIANS([.K$1]*[.$A269]*360/256))" office:value-type="float" office:value="0.427555093430282">
            <text:p>0.4275550934</text:p>
          </table:table-cell>
          <table:table-cell table:formula="of:=SIN(RADIANS([.L$1]*[.$A269]*360/256))" office:value-type="float" office:value="0.170961888760301">
            <text:p>0.1709618888</text:p>
          </table:table-cell>
          <table:table-cell table:formula="of:=SIN(RADIANS([.M$1]*[.$A269]*360/256))" office:value-type="float" office:value="-0.0980171403295606">
            <text:p>-0.0980171403</text:p>
          </table:table-cell>
          <table:table-cell table:formula="of:=SIN(RADIANS([.N$1]*[.$A269]*360/256))" office:value-type="float" office:value="-0.359895036534988">
            <text:p>-0.3598950365</text:p>
          </table:table-cell>
          <table:table-cell table:formula="of:=SIN(RADIANS([.O$1]*[.$A269]*360/256))" office:value-type="float" office:value="-0.595699304492433">
            <text:p>-0.5956993045</text:p>
          </table:table-cell>
          <table:table-cell table:formula="of:=SIN(RADIANS([.P$1]*[.$A269]*360/256))" office:value-type="float" office:value="-0.788346427626606">
            <text:p>-0.7883464276</text:p>
          </table:table-cell>
          <table:table-cell table:formula="of:=SIN(RADIANS([.Q$1]*[.$A269]*360/256))" office:value-type="float" office:value="-0.923879532511287">
            <text:p>-0.9238795325</text:p>
          </table:table-cell>
          <table:table-cell table:formula="of:= [.B269]/1+ [.C269]/2+ [.D269]/3+ [.E269]/4+ [.F269]/5+ [.G269]/6+ [.H269]/7+ [.I269]/8+ [.J269]/9+ [.K269]/10+ [.L269]/11+ [.M269]/12+ [.N269]/13+ [.O269]/14+ [.P269]/15+ [.Q269]/16" office:value-type="float" office:value="1.52901814117083">
            <text:p>1.5290181412</text:p>
          </table:table-cell>
          <table:table-cell table:number-columns-repeated="3"/>
        </table:table-row>
        <table:table-row table:style-name="ro1">
          <table:table-cell table:style-name="ce1" office:value-type="float" office:value="12">
            <text:p>12</text:p>
          </table:table-cell>
          <table:table-cell table:formula="of:=SIN(RADIANS([.$A270]*360/256))" office:value-type="float" office:value="0.290284677254462">
            <text:p>0.2902846773</text:p>
          </table:table-cell>
          <table:table-cell table:formula="of:=SIN(RADIANS([.C$1]*[.$A270]*360/256))" office:value-type="float" office:value="0.555570233019602">
            <text:p>0.555570233</text:p>
          </table:table-cell>
          <table:table-cell table:formula="of:=SIN(RADIANS([.D$1]*[.$A270]*360/256))" office:value-type="float" office:value="0.773010453362737">
            <text:p>0.7730104534</text:p>
          </table:table-cell>
          <table:table-cell table:formula="of:=SIN(RADIANS([.E$1]*[.$A270]*360/256))" office:value-type="float" office:value="0.923879532511287">
            <text:p>0.9238795325</text:p>
          </table:table-cell>
          <table:table-cell table:formula="of:=SIN(RADIANS([.F$1]*[.$A270]*360/256))" office:value-type="float" office:value="0.995184726672197">
            <text:p>0.9951847267</text:p>
          </table:table-cell>
          <table:table-cell table:formula="of:=SIN(RADIANS([.G$1]*[.$A270]*360/256))" office:value-type="float" office:value="0.98078528040323">
            <text:p>0.9807852804</text:p>
          </table:table-cell>
          <table:table-cell table:formula="of:=SIN(RADIANS([.H$1]*[.$A270]*360/256))" office:value-type="float" office:value="0.881921264348355">
            <text:p>0.8819212643</text:p>
          </table:table-cell>
          <table:table-cell table:formula="of:=SIN(RADIANS([.I$1]*[.$A270]*360/256))" office:value-type="float" office:value="0.707106781186548">
            <text:p>0.7071067812</text:p>
          </table:table-cell>
          <table:table-cell table:formula="of:=SIN(RADIANS([.J$1]*[.$A270]*360/256))" office:value-type="float" office:value="0.471396736825998">
            <text:p>0.4713967368</text:p>
          </table:table-cell>
          <table:table-cell table:formula="of:=SIN(RADIANS([.K$1]*[.$A270]*360/256))" office:value-type="float" office:value="0.195090322016128">
            <text:p>0.195090322</text:p>
          </table:table-cell>
          <table:table-cell table:formula="of:=SIN(RADIANS([.L$1]*[.$A270]*360/256))" office:value-type="float" office:value="-0.0980171403295606">
            <text:p>-0.0980171403</text:p>
          </table:table-cell>
          <table:table-cell table:formula="of:=SIN(RADIANS([.M$1]*[.$A270]*360/256))" office:value-type="float" office:value="-0.38268343236509">
            <text:p>-0.3826834324</text:p>
          </table:table-cell>
          <table:table-cell table:formula="of:=SIN(RADIANS([.N$1]*[.$A270]*360/256))" office:value-type="float" office:value="-0.634393284163645">
            <text:p>-0.6343932842</text:p>
          </table:table-cell>
          <table:table-cell table:formula="of:=SIN(RADIANS([.O$1]*[.$A270]*360/256))" office:value-type="float" office:value="-0.831469612302545">
            <text:p>-0.8314696123</text:p>
          </table:table-cell>
          <table:table-cell table:formula="of:=SIN(RADIANS([.P$1]*[.$A270]*360/256))" office:value-type="float" office:value="-0.956940335732209">
            <text:p>-0.9569403357</text:p>
          </table:table-cell>
          <table:table-cell table:formula="of:=SIN(RADIANS([.Q$1]*[.$A270]*360/256))" office:value-type="float" office:value="-1">
            <text:p>-1</text:p>
          </table:table-cell>
          <table:table-cell table:formula="of:= [.B270]/1+ [.C270]/2+ [.D270]/3+ [.E270]/4+ [.F270]/5+ [.G270]/6+ [.H270]/7+ [.I270]/8+ [.J270]/9+ [.K270]/10+ [.L270]/11+ [.M270]/12+ [.N270]/13+ [.O270]/14+ [.P270]/15+ [.Q270]/16" office:value-type="float" office:value="1.43018740632688">
            <text:p>1.4301874063</text:p>
          </table:table-cell>
          <table:table-cell table:number-columns-repeated="3"/>
        </table:table-row>
        <table:table-row table:style-name="ro1">
          <table:table-cell table:style-name="ce1" office:value-type="float" office:value="13">
            <text:p>13</text:p>
          </table:table-cell>
          <table:table-cell table:formula="of:=SIN(RADIANS([.$A271]*360/256))" office:value-type="float" office:value="0.313681740398891">
            <text:p>0.3136817404</text:p>
          </table:table-cell>
          <table:table-cell table:formula="of:=SIN(RADIANS([.C$1]*[.$A271]*360/256))" office:value-type="float" office:value="0.595699304492433">
            <text:p>0.5956993045</text:p>
          </table:table-cell>
          <table:table-cell table:formula="of:=SIN(RADIANS([.D$1]*[.$A271]*360/256))" office:value-type="float" office:value="0.817584813151584">
            <text:p>0.8175848132</text:p>
          </table:table-cell>
          <table:table-cell table:formula="of:=SIN(RADIANS([.E$1]*[.$A271]*360/256))" office:value-type="float" office:value="0.956940335732209">
            <text:p>0.9569403357</text:p>
          </table:table-cell>
          <table:table-cell table:formula="of:=SIN(RADIANS([.F$1]*[.$A271]*360/256))" office:value-type="float" office:value="0.999698818696204">
            <text:p>0.9996988187</text:p>
          </table:table-cell>
          <table:table-cell table:formula="of:=SIN(RADIANS([.G$1]*[.$A271]*360/256))" office:value-type="float" office:value="0.941544065183021">
            <text:p>0.9415440652</text:p>
          </table:table-cell>
          <table:table-cell table:formula="of:=SIN(RADIANS([.H$1]*[.$A271]*360/256))" office:value-type="float" office:value="0.788346427626606">
            <text:p>0.7883464276</text:p>
          </table:table-cell>
          <table:table-cell table:formula="of:=SIN(RADIANS([.I$1]*[.$A271]*360/256))" office:value-type="float" office:value="0.555570233019602">
            <text:p>0.555570233</text:p>
          </table:table-cell>
          <table:table-cell table:formula="of:=SIN(RADIANS([.J$1]*[.$A271]*360/256))" office:value-type="float" office:value="0.266712757474898">
            <text:p>0.2667127575</text:p>
          </table:table-cell>
          <table:table-cell table:formula="of:=SIN(RADIANS([.K$1]*[.$A271]*360/256))" office:value-type="float" office:value="-0.0490676743274182">
            <text:p>-0.0490676743</text:p>
          </table:table-cell>
          <table:table-cell table:formula="of:=SIN(RADIANS([.L$1]*[.$A271]*360/256))" office:value-type="float" office:value="-0.359895036534988">
            <text:p>-0.3598950365</text:p>
          </table:table-cell>
          <table:table-cell table:formula="of:=SIN(RADIANS([.M$1]*[.$A271]*360/256))" office:value-type="float" office:value="-0.634393284163645">
            <text:p>-0.6343932842</text:p>
          </table:table-cell>
          <table:table-cell table:formula="of:=SIN(RADIANS([.N$1]*[.$A271]*360/256))" office:value-type="float" office:value="-0.844853565249707">
            <text:p>-0.8448535652</text:p>
          </table:table-cell>
          <table:table-cell table:formula="of:=SIN(RADIANS([.O$1]*[.$A271]*360/256))" office:value-type="float" office:value="-0.970031253194544">
            <text:p>-0.9700312532</text:p>
          </table:table-cell>
          <table:table-cell table:formula="of:=SIN(RADIANS([.P$1]*[.$A271]*360/256))" office:value-type="float" office:value="-0.99729045667869">
            <text:p>-0.9972904567</text:p>
          </table:table-cell>
          <table:table-cell table:formula="of:=SIN(RADIANS([.Q$1]*[.$A271]*360/256))" office:value-type="float" office:value="-0.923879532511287">
            <text:p>-0.9238795325</text:p>
          </table:table-cell>
          <table:table-cell table:formula="of:= [.B271]/1+ [.C271]/2+ [.D271]/3+ [.E271]/4+ [.F271]/5+ [.G271]/6+ [.H271]/7+ [.I271]/8+ [.J271]/9+ [.K271]/10+ [.L271]/11+ [.M271]/12+ [.N271]/13+ [.O271]/14+ [.P271]/15+ [.Q271]/16" office:value-type="float" office:value="1.34286468170927">
            <text:p>1.3428646817</text:p>
          </table:table-cell>
          <table:table-cell table:number-columns-repeated="3"/>
        </table:table-row>
        <table:table-row table:style-name="ro1">
          <table:table-cell table:style-name="ce1" office:value-type="float" office:value="14">
            <text:p>14</text:p>
          </table:table-cell>
          <table:table-cell table:formula="of:=SIN(RADIANS([.$A272]*360/256))" office:value-type="float" office:value="0.33688985339222">
            <text:p>0.3368898534</text:p>
          </table:table-cell>
          <table:table-cell table:formula="of:=SIN(RADIANS([.C$1]*[.$A272]*360/256))" office:value-type="float" office:value="0.634393284163645">
            <text:p>0.6343932842</text:p>
          </table:table-cell>
          <table:table-cell table:formula="of:=SIN(RADIANS([.D$1]*[.$A272]*360/256))" office:value-type="float" office:value="0.857728610000272">
            <text:p>0.85772861</text:p>
          </table:table-cell>
          <table:table-cell table:formula="of:=SIN(RADIANS([.E$1]*[.$A272]*360/256))" office:value-type="float" office:value="0.98078528040323">
            <text:p>0.9807852804</text:p>
          </table:table-cell>
          <table:table-cell table:formula="of:=SIN(RADIANS([.F$1]*[.$A272]*360/256))" office:value-type="float" office:value="0.989176509964781">
            <text:p>0.98917651</text:p>
          </table:table-cell>
          <table:table-cell table:formula="of:=SIN(RADIANS([.G$1]*[.$A272]*360/256))" office:value-type="float" office:value="0.881921264348355">
            <text:p>0.8819212643</text:p>
          </table:table-cell>
          <table:table-cell table:formula="of:=SIN(RADIANS([.H$1]*[.$A272]*360/256))" office:value-type="float" office:value="0.671558954847019">
            <text:p>0.6715589548</text:p>
          </table:table-cell>
          <table:table-cell table:formula="of:=SIN(RADIANS([.I$1]*[.$A272]*360/256))" office:value-type="float" office:value="0.38268343236509">
            <text:p>0.3826834324</text:p>
          </table:table-cell>
          <table:table-cell table:formula="of:=SIN(RADIANS([.J$1]*[.$A272]*360/256))" office:value-type="float" office:value="0.049067674327418">
            <text:p>0.0490676743</text:p>
          </table:table-cell>
          <table:table-cell table:formula="of:=SIN(RADIANS([.K$1]*[.$A272]*360/256))" office:value-type="float" office:value="-0.290284677254462">
            <text:p>-0.2902846773</text:p>
          </table:table-cell>
          <table:table-cell table:formula="of:=SIN(RADIANS([.L$1]*[.$A272]*360/256))" office:value-type="float" office:value="-0.595699304492433">
            <text:p>-0.5956993045</text:p>
          </table:table-cell>
          <table:table-cell table:formula="of:=SIN(RADIANS([.M$1]*[.$A272]*360/256))" office:value-type="float" office:value="-0.831469612302545">
            <text:p>-0.8314696123</text:p>
          </table:table-cell>
          <table:table-cell table:formula="of:=SIN(RADIANS([.N$1]*[.$A272]*360/256))" office:value-type="float" office:value="-0.970031253194544">
            <text:p>-0.9700312532</text:p>
          </table:table-cell>
          <table:table-cell table:formula="of:=SIN(RADIANS([.O$1]*[.$A272]*360/256))" office:value-type="float" office:value="-0.995184726672197">
            <text:p>-0.9951847267</text:p>
          </table:table-cell>
          <table:table-cell table:formula="of:=SIN(RADIANS([.P$1]*[.$A272]*360/256))" office:value-type="float" office:value="-0.903989293123443">
            <text:p>-0.9039892931</text:p>
          </table:table-cell>
          <table:table-cell table:formula="of:=SIN(RADIANS([.Q$1]*[.$A272]*360/256))" office:value-type="float" office:value="-0.707106781186548">
            <text:p>-0.7071067812</text:p>
          </table:table-cell>
          <table:table-cell table:formula="of:= [.B272]/1+ [.C272]/2+ [.D272]/3+ [.E272]/4+ [.F272]/5+ [.G272]/6+ [.H272]/7+ [.I272]/8+ [.J272]/9+ [.K272]/10+ [.L272]/11+ [.M272]/12+ [.N272]/13+ [.O272]/14+ [.P272]/15+ [.Q272]/16" office:value-type="float" office:value="1.27660429498469">
            <text:p>1.276604295</text:p>
          </table:table-cell>
          <table:table-cell table:number-columns-repeated="3"/>
        </table:table-row>
        <table:table-row table:style-name="ro1">
          <table:table-cell table:style-name="ce1" office:value-type="float" office:value="15">
            <text:p>15</text:p>
          </table:table-cell>
          <table:table-cell table:formula="of:=SIN(RADIANS([.$A273]*360/256))" office:value-type="float" office:value="0.359895036534988">
            <text:p>0.3598950365</text:p>
          </table:table-cell>
          <table:table-cell table:formula="of:=SIN(RADIANS([.C$1]*[.$A273]*360/256))" office:value-type="float" office:value="0.671558954847018">
            <text:p>0.6715589548</text:p>
          </table:table-cell>
          <table:table-cell table:formula="of:=SIN(RADIANS([.D$1]*[.$A273]*360/256))" office:value-type="float" office:value="0.893224301195515">
            <text:p>0.8932243012</text:p>
          </table:table-cell>
          <table:table-cell table:formula="of:=SIN(RADIANS([.E$1]*[.$A273]*360/256))" office:value-type="float" office:value="0.995184726672197">
            <text:p>0.9951847267</text:p>
          </table:table-cell>
          <table:table-cell table:formula="of:=SIN(RADIANS([.F$1]*[.$A273]*360/256))" office:value-type="float" office:value="0.96377606579544">
            <text:p>0.9637760658</text:p>
          </table:table-cell>
          <table:table-cell table:formula="of:=SIN(RADIANS([.G$1]*[.$A273]*360/256))" office:value-type="float" office:value="0.803207531480645">
            <text:p>0.8032075315</text:p>
          </table:table-cell>
          <table:table-cell table:formula="of:=SIN(RADIANS([.H$1]*[.$A273]*360/256))" office:value-type="float" office:value="0.534997619887097">
            <text:p>0.5349976199</text:p>
          </table:table-cell>
          <table:table-cell table:formula="of:=SIN(RADIANS([.I$1]*[.$A273]*360/256))" office:value-type="float" office:value="0.195090322016128">
            <text:p>0.195090322</text:p>
          </table:table-cell>
          <table:table-cell table:formula="of:=SIN(RADIANS([.J$1]*[.$A273]*360/256))" office:value-type="float" office:value="-0.170961888760301">
            <text:p>-0.1709618888</text:p>
          </table:table-cell>
          <table:table-cell table:formula="of:=SIN(RADIANS([.K$1]*[.$A273]*360/256))" office:value-type="float" office:value="-0.514102744193222">
            <text:p>-0.5141027442</text:p>
          </table:table-cell>
          <table:table-cell table:formula="of:=SIN(RADIANS([.L$1]*[.$A273]*360/256))" office:value-type="float" office:value="-0.788346427626606">
            <text:p>-0.7883464276</text:p>
          </table:table-cell>
          <table:table-cell table:formula="of:=SIN(RADIANS([.M$1]*[.$A273]*360/256))" office:value-type="float" office:value="-0.956940335732209">
            <text:p>-0.9569403357</text:p>
          </table:table-cell>
          <table:table-cell table:formula="of:=SIN(RADIANS([.N$1]*[.$A273]*360/256))" office:value-type="float" office:value="-0.99729045667869">
            <text:p>-0.9972904567</text:p>
          </table:table-cell>
          <table:table-cell table:formula="of:=SIN(RADIANS([.O$1]*[.$A273]*360/256))" office:value-type="float" office:value="-0.903989293123443">
            <text:p>-0.9039892931</text:p>
          </table:table-cell>
          <table:table-cell table:formula="of:=SIN(RADIANS([.P$1]*[.$A273]*360/256))" office:value-type="float" office:value="-0.689540544737067">
            <text:p>-0.6895405447</text:p>
          </table:table-cell>
          <table:table-cell table:formula="of:=SIN(RADIANS([.Q$1]*[.$A273]*360/256))" office:value-type="float" office:value="-0.38268343236509">
            <text:p>-0.3826834324</text:p>
          </table:table-cell>
          <table:table-cell table:formula="of:= [.B273]/1+ [.C273]/2+ [.D273]/3+ [.E273]/4+ [.F273]/5+ [.G273]/6+ [.H273]/7+ [.I273]/8+ [.J273]/9+ [.K273]/10+ [.L273]/11+ [.M273]/12+ [.N273]/13+ [.O273]/14+ [.P273]/15+ [.Q273]/16" office:value-type="float" office:value="1.23665846274336">
            <text:p>1.2366584627</text:p>
          </table:table-cell>
          <table:table-cell table:number-columns-repeated="3"/>
        </table:table-row>
        <table:table-row table:style-name="ro1">
          <table:table-cell table:style-name="ce1" office:value-type="float" office:value="16">
            <text:p>16</text:p>
          </table:table-cell>
          <table:table-cell table:formula="of:=SIN(RADIANS([.$A274]*360/256))" office:value-type="float" office:value="0.38268343236509">
            <text:p>0.3826834324</text:p>
          </table:table-cell>
          <table:table-cell table:formula="of:=SIN(RADIANS([.C$1]*[.$A274]*360/256))" office:value-type="float" office:value="0.707106781186547">
            <text:p>0.7071067812</text:p>
          </table:table-cell>
          <table:table-cell table:formula="of:=SIN(RADIANS([.D$1]*[.$A274]*360/256))" office:value-type="float" office:value="0.923879532511287">
            <text:p>0.9238795325</text:p>
          </table:table-cell>
          <table:table-cell table:formula="of:=SIN(RADIANS([.E$1]*[.$A274]*360/256))" office:value-type="float" office:value="1">
            <text:p>1</text:p>
          </table:table-cell>
          <table:table-cell table:formula="of:=SIN(RADIANS([.F$1]*[.$A274]*360/256))" office:value-type="float" office:value="0.923879532511287">
            <text:p>0.9238795325</text:p>
          </table:table-cell>
          <table:table-cell table:formula="of:=SIN(RADIANS([.G$1]*[.$A274]*360/256))" office:value-type="float" office:value="0.707106781186548">
            <text:p>0.7071067812</text:p>
          </table:table-cell>
          <table:table-cell table:formula="of:=SIN(RADIANS([.H$1]*[.$A274]*360/256))" office:value-type="float" office:value="0.38268343236509">
            <text:p>0.3826834324</text:p>
          </table:table-cell>
          <table:table-cell table:formula="of:=SIN(RADIANS([.I$1]*[.$A274]*360/256))" office:value-type="float" office:value="1.22464679914735E-016">
            <text:p>1.22464679914735E-016</text:p>
          </table:table-cell>
          <table:table-cell table:formula="of:=SIN(RADIANS([.J$1]*[.$A274]*360/256))" office:value-type="float" office:value="-0.38268343236509">
            <text:p>-0.3826834324</text:p>
          </table:table-cell>
          <table:table-cell table:formula="of:=SIN(RADIANS([.K$1]*[.$A274]*360/256))" office:value-type="float" office:value="-0.707106781186547">
            <text:p>-0.7071067812</text:p>
          </table:table-cell>
          <table:table-cell table:formula="of:=SIN(RADIANS([.L$1]*[.$A274]*360/256))" office:value-type="float" office:value="-0.923879532511287">
            <text:p>-0.9238795325</text:p>
          </table:table-cell>
          <table:table-cell table:formula="of:=SIN(RADIANS([.M$1]*[.$A274]*360/256))" office:value-type="float" office:value="-1">
            <text:p>-1</text:p>
          </table:table-cell>
          <table:table-cell table:formula="of:=SIN(RADIANS([.N$1]*[.$A274]*360/256))" office:value-type="float" office:value="-0.923879532511287">
            <text:p>-0.9238795325</text:p>
          </table:table-cell>
          <table:table-cell table:formula="of:=SIN(RADIANS([.O$1]*[.$A274]*360/256))" office:value-type="float" office:value="-0.707106781186548">
            <text:p>-0.7071067812</text:p>
          </table:table-cell>
          <table:table-cell table:formula="of:=SIN(RADIANS([.P$1]*[.$A274]*360/256))" office:value-type="float" office:value="-0.38268343236509">
            <text:p>-0.3826834324</text:p>
          </table:table-cell>
          <table:table-cell table:formula="of:=SIN(RADIANS([.Q$1]*[.$A274]*360/256))" office:value-type="float" office:value="-2.44929359829471E-016">
            <text:p>-2.44929359829471E-016</text:p>
          </table:table-cell>
          <table:table-cell table:formula="of:= [.B274]/1+ [.C274]/2+ [.D274]/3+ [.E274]/4+ [.F274]/5+ [.G274]/6+ [.H274]/7+ [.I274]/8+ [.J274]/9+ [.K274]/10+ [.L274]/11+ [.M274]/12+ [.N274]/13+ [.O274]/14+ [.P274]/15+ [.Q274]/16" office:value-type="float" office:value="1.22385181196027">
            <text:p>1.223851812</text:p>
          </table:table-cell>
          <table:table-cell table:number-columns-repeated="3"/>
        </table:table-row>
        <table:table-row table:style-name="ro1">
          <table:table-cell table:style-name="ce1" office:value-type="float" office:value="17">
            <text:p>17</text:p>
          </table:table-cell>
          <table:table-cell table:formula="of:=SIN(RADIANS([.$A275]*360/256))" office:value-type="float" office:value="0.40524131400499">
            <text:p>0.405241314</text:p>
          </table:table-cell>
          <table:table-cell table:formula="of:=SIN(RADIANS([.C$1]*[.$A275]*360/256))" office:value-type="float" office:value="0.740951125354959">
            <text:p>0.7409511254</text:p>
          </table:table-cell>
          <table:table-cell table:formula="of:=SIN(RADIANS([.D$1]*[.$A275]*360/256))" office:value-type="float" office:value="0.949528180593037">
            <text:p>0.9495281806</text:p>
          </table:table-cell>
          <table:table-cell table:formula="of:=SIN(RADIANS([.E$1]*[.$A275]*360/256))" office:value-type="float" office:value="0.995184726672197">
            <text:p>0.9951847267</text:p>
          </table:table-cell>
          <table:table-cell table:formula="of:=SIN(RADIANS([.F$1]*[.$A275]*360/256))" office:value-type="float" office:value="0.870086991108711">
            <text:p>0.8700869911</text:p>
          </table:table-cell>
          <table:table-cell table:formula="of:=SIN(RADIANS([.G$1]*[.$A275]*360/256))" office:value-type="float" office:value="0.595699304492433">
            <text:p>0.5956993045</text:p>
          </table:table-cell>
          <table:table-cell table:formula="of:=SIN(RADIANS([.H$1]*[.$A275]*360/256))" office:value-type="float" office:value="0.21910124015687">
            <text:p>0.2191012402</text:p>
          </table:table-cell>
          <table:table-cell table:formula="of:=SIN(RADIANS([.I$1]*[.$A275]*360/256))" office:value-type="float" office:value="-0.195090322016128">
            <text:p>-0.195090322</text:p>
          </table:table-cell>
          <table:table-cell table:formula="of:=SIN(RADIANS([.J$1]*[.$A275]*360/256))" office:value-type="float" office:value="-0.575808191417845">
            <text:p>-0.5758081914</text:p>
          </table:table-cell>
          <table:table-cell table:formula="of:=SIN(RADIANS([.K$1]*[.$A275]*360/256))" office:value-type="float" office:value="-0.857728610000272">
            <text:p>-0.85772861</text:p>
          </table:table-cell>
          <table:table-cell table:formula="of:=SIN(RADIANS([.L$1]*[.$A275]*360/256))" office:value-type="float" office:value="-0.99247953459871">
            <text:p>-0.9924795346</text:p>
          </table:table-cell>
          <table:table-cell table:formula="of:=SIN(RADIANS([.M$1]*[.$A275]*360/256))" office:value-type="float" office:value="-0.956940335732209">
            <text:p>-0.9569403357</text:p>
          </table:table-cell>
          <table:table-cell table:formula="of:=SIN(RADIANS([.N$1]*[.$A275]*360/256))" office:value-type="float" office:value="-0.757208846506485">
            <text:p>-0.7572088465</text:p>
          </table:table-cell>
          <table:table-cell table:formula="of:=SIN(RADIANS([.O$1]*[.$A275]*360/256))" office:value-type="float" office:value="-0.427555093430283">
            <text:p>-0.4275550934</text:p>
          </table:table-cell>
          <table:table-cell table:formula="of:=SIN(RADIANS([.P$1]*[.$A275]*360/256))" office:value-type="float" office:value="-0.0245412285229124">
            <text:p>-0.0245412285</text:p>
          </table:table-cell>
          <table:table-cell table:formula="of:=SIN(RADIANS([.Q$1]*[.$A275]*360/256))" office:value-type="float" office:value="0.38268343236509">
            <text:p>0.3826834324</text:p>
          </table:table-cell>
          <table:table-cell table:formula="of:= [.B275]/1+ [.C275]/2+ [.D275]/3+ [.E275]/4+ [.F275]/5+ [.G275]/6+ [.H275]/7+ [.I275]/8+ [.J275]/9+ [.K275]/10+ [.L275]/11+ [.M275]/12+ [.N275]/13+ [.O275]/14+ [.P275]/15+ [.Q275]/16" office:value-type="float" office:value="1.23501011402656">
            <text:p>1.235010114</text:p>
          </table:table-cell>
          <table:table-cell table:number-columns-repeated="3"/>
        </table:table-row>
        <table:table-row table:style-name="ro1">
          <table:table-cell table:style-name="ce1" office:value-type="float" office:value="18">
            <text:p>18</text:p>
          </table:table-cell>
          <table:table-cell table:formula="of:=SIN(RADIANS([.$A276]*360/256))" office:value-type="float" office:value="0.427555093430282">
            <text:p>0.4275550934</text:p>
          </table:table-cell>
          <table:table-cell table:formula="of:=SIN(RADIANS([.C$1]*[.$A276]*360/256))" office:value-type="float" office:value="0.773010453362737">
            <text:p>0.7730104534</text:p>
          </table:table-cell>
          <table:table-cell table:formula="of:=SIN(RADIANS([.D$1]*[.$A276]*360/256))" office:value-type="float" office:value="0.970031253194544">
            <text:p>0.9700312532</text:p>
          </table:table-cell>
          <table:table-cell table:formula="of:=SIN(RADIANS([.E$1]*[.$A276]*360/256))" office:value-type="float" office:value="0.98078528040323">
            <text:p>0.9807852804</text:p>
          </table:table-cell>
          <table:table-cell table:formula="of:=SIN(RADIANS([.F$1]*[.$A276]*360/256))" office:value-type="float" office:value="0.803207531480645">
            <text:p>0.8032075315</text:p>
          </table:table-cell>
          <table:table-cell table:formula="of:=SIN(RADIANS([.G$1]*[.$A276]*360/256))" office:value-type="float" office:value="0.471396736825998">
            <text:p>0.4713967368</text:p>
          </table:table-cell>
          <table:table-cell table:formula="of:=SIN(RADIANS([.H$1]*[.$A276]*360/256))" office:value-type="float" office:value="0.049067674327418">
            <text:p>0.0490676743</text:p>
          </table:table-cell>
          <table:table-cell table:formula="of:=SIN(RADIANS([.I$1]*[.$A276]*360/256))" office:value-type="float" office:value="-0.38268343236509">
            <text:p>-0.3826834324</text:p>
          </table:table-cell>
          <table:table-cell table:formula="of:=SIN(RADIANS([.J$1]*[.$A276]*360/256))" office:value-type="float" office:value="-0.740951125354959">
            <text:p>-0.7409511254</text:p>
          </table:table-cell>
          <table:table-cell table:formula="of:=SIN(RADIANS([.K$1]*[.$A276]*360/256))" office:value-type="float" office:value="-0.956940335732209">
            <text:p>-0.9569403357</text:p>
          </table:table-cell>
          <table:table-cell table:formula="of:=SIN(RADIANS([.L$1]*[.$A276]*360/256))" office:value-type="float" office:value="-0.989176509964781">
            <text:p>-0.98917651</text:p>
          </table:table-cell>
          <table:table-cell table:formula="of:=SIN(RADIANS([.M$1]*[.$A276]*360/256))" office:value-type="float" office:value="-0.831469612302545">
            <text:p>-0.8314696123</text:p>
          </table:table-cell>
          <table:table-cell table:formula="of:=SIN(RADIANS([.N$1]*[.$A276]*360/256))" office:value-type="float" office:value="-0.514102744193222">
            <text:p>-0.5141027442</text:p>
          </table:table-cell>
          <table:table-cell table:formula="of:=SIN(RADIANS([.O$1]*[.$A276]*360/256))" office:value-type="float" office:value="-0.0980171403295605">
            <text:p>-0.0980171403</text:p>
          </table:table-cell>
          <table:table-cell table:formula="of:=SIN(RADIANS([.P$1]*[.$A276]*360/256))" office:value-type="float" office:value="0.33688985339222">
            <text:p>0.3368898534</text:p>
          </table:table-cell>
          <table:table-cell table:formula="of:=SIN(RADIANS([.Q$1]*[.$A276]*360/256))" office:value-type="float" office:value="0.707106781186547">
            <text:p>0.7071067812</text:p>
          </table:table-cell>
          <table:table-cell table:formula="of:= [.B276]/1+ [.C276]/2+ [.D276]/3+ [.E276]/4+ [.F276]/5+ [.G276]/6+ [.H276]/7+ [.I276]/8+ [.J276]/9+ [.K276]/10+ [.L276]/11+ [.M276]/12+ [.N276]/13+ [.O276]/14+ [.P276]/15+ [.Q276]/16" office:value-type="float" office:value="1.26385195921113">
            <text:p>1.2638519592</text:p>
          </table:table-cell>
          <table:table-cell table:number-columns-repeated="3"/>
        </table:table-row>
        <table:table-row table:style-name="ro1">
          <table:table-cell table:style-name="ce1" office:value-type="float" office:value="19">
            <text:p>19</text:p>
          </table:table-cell>
          <table:table-cell table:formula="of:=SIN(RADIANS([.$A277]*360/256))" office:value-type="float" office:value="0.449611329654607">
            <text:p>0.4496113297</text:p>
          </table:table-cell>
          <table:table-cell table:formula="of:=SIN(RADIANS([.C$1]*[.$A277]*360/256))" office:value-type="float" office:value="0.803207531480645">
            <text:p>0.8032075315</text:p>
          </table:table-cell>
          <table:table-cell table:formula="of:=SIN(RADIANS([.D$1]*[.$A277]*360/256))" office:value-type="float" office:value="0.985277642388941">
            <text:p>0.9852776424</text:p>
          </table:table-cell>
          <table:table-cell table:formula="of:=SIN(RADIANS([.E$1]*[.$A277]*360/256))" office:value-type="float" office:value="0.956940335732209">
            <text:p>0.9569403357</text:p>
          </table:table-cell>
          <table:table-cell table:formula="of:=SIN(RADIANS([.F$1]*[.$A277]*360/256))" office:value-type="float" office:value="0.724247082951467">
            <text:p>0.724247083</text:p>
          </table:table-cell>
          <table:table-cell table:formula="of:=SIN(RADIANS([.G$1]*[.$A277]*360/256))" office:value-type="float" office:value="0.33688985339222">
            <text:p>0.3368898534</text:p>
          </table:table-cell>
          <table:table-cell table:formula="of:=SIN(RADIANS([.H$1]*[.$A277]*360/256))" office:value-type="float" office:value="-0.122410675199216">
            <text:p>-0.1224106752</text:p>
          </table:table-cell>
          <table:table-cell table:formula="of:=SIN(RADIANS([.I$1]*[.$A277]*360/256))" office:value-type="float" office:value="-0.555570233019602">
            <text:p>-0.555570233</text:p>
          </table:table-cell>
          <table:table-cell table:formula="of:=SIN(RADIANS([.J$1]*[.$A277]*360/256))" office:value-type="float" office:value="-0.870086991108711">
            <text:p>-0.8700869911</text:p>
          </table:table-cell>
          <table:table-cell table:formula="of:=SIN(RADIANS([.K$1]*[.$A277]*360/256))" office:value-type="float" office:value="-0.998795456205172">
            <text:p>-0.9987954562</text:p>
          </table:table-cell>
          <table:table-cell table:formula="of:=SIN(RADIANS([.L$1]*[.$A277]*360/256))" office:value-type="float" office:value="-0.914209755703531">
            <text:p>-0.9142097557</text:p>
          </table:table-cell>
          <table:table-cell table:formula="of:=SIN(RADIANS([.M$1]*[.$A277]*360/256))" office:value-type="float" office:value="-0.634393284163645">
            <text:p>-0.6343932842</text:p>
          </table:table-cell>
          <table:table-cell table:formula="of:=SIN(RADIANS([.N$1]*[.$A277]*360/256))" office:value-type="float" office:value="-0.21910124015687">
            <text:p>-0.2191012402</text:p>
          </table:table-cell>
          <table:table-cell table:formula="of:=SIN(RADIANS([.O$1]*[.$A277]*360/256))" office:value-type="float" office:value="0.242980179903264">
            <text:p>0.2429801799</text:p>
          </table:table-cell>
          <table:table-cell table:formula="of:=SIN(RADIANS([.P$1]*[.$A277]*360/256))" office:value-type="float" office:value="0.653172842953777">
            <text:p>0.653172843</text:p>
          </table:table-cell>
          <table:table-cell table:formula="of:=SIN(RADIANS([.Q$1]*[.$A277]*360/256))" office:value-type="float" office:value="0.923879532511287">
            <text:p>0.9238795325</text:p>
          </table:table-cell>
          <table:table-cell table:formula="of:= [.B277]/1+ [.C277]/2+ [.D277]/3+ [.E277]/4+ [.F277]/5+ [.G277]/6+ [.H277]/7+ [.I277]/8+ [.J277]/9+ [.K277]/10+ [.L277]/11+ [.M277]/12+ [.N277]/13+ [.O277]/14+ [.P277]/15+ [.Q277]/16" office:value-type="float" office:value="1.30219741696516">
            <text:p>1.302197417</text:p>
          </table:table-cell>
          <table:table-cell table:number-columns-repeated="3"/>
        </table:table-row>
        <table:table-row table:style-name="ro1">
          <table:table-cell table:style-name="ce1" office:value-type="float" office:value="20">
            <text:p>20</text:p>
          </table:table-cell>
          <table:table-cell table:formula="of:=SIN(RADIANS([.$A278]*360/256))" office:value-type="float" office:value="0.471396736825998">
            <text:p>0.4713967368</text:p>
          </table:table-cell>
          <table:table-cell table:formula="of:=SIN(RADIANS([.C$1]*[.$A278]*360/256))" office:value-type="float" office:value="0.831469612302545">
            <text:p>0.8314696123</text:p>
          </table:table-cell>
          <table:table-cell table:formula="of:=SIN(RADIANS([.D$1]*[.$A278]*360/256))" office:value-type="float" office:value="0.995184726672197">
            <text:p>0.9951847267</text:p>
          </table:table-cell>
          <table:table-cell table:formula="of:=SIN(RADIANS([.E$1]*[.$A278]*360/256))" office:value-type="float" office:value="0.923879532511287">
            <text:p>0.9238795325</text:p>
          </table:table-cell>
          <table:table-cell table:formula="of:=SIN(RADIANS([.F$1]*[.$A278]*360/256))" office:value-type="float" office:value="0.634393284163645">
            <text:p>0.6343932842</text:p>
          </table:table-cell>
          <table:table-cell table:formula="of:=SIN(RADIANS([.G$1]*[.$A278]*360/256))" office:value-type="float" office:value="0.195090322016128">
            <text:p>0.195090322</text:p>
          </table:table-cell>
          <table:table-cell table:formula="of:=SIN(RADIANS([.H$1]*[.$A278]*360/256))" office:value-type="float" office:value="-0.290284677254462">
            <text:p>-0.2902846773</text:p>
          </table:table-cell>
          <table:table-cell table:formula="of:=SIN(RADIANS([.I$1]*[.$A278]*360/256))" office:value-type="float" office:value="-0.707106781186547">
            <text:p>-0.7071067812</text:p>
          </table:table-cell>
          <table:table-cell table:formula="of:=SIN(RADIANS([.J$1]*[.$A278]*360/256))" office:value-type="float" office:value="-0.956940335732209">
            <text:p>-0.9569403357</text:p>
          </table:table-cell>
          <table:table-cell table:formula="of:=SIN(RADIANS([.K$1]*[.$A278]*360/256))" office:value-type="float" office:value="-0.98078528040323">
            <text:p>-0.9807852804</text:p>
          </table:table-cell>
          <table:table-cell table:formula="of:=SIN(RADIANS([.L$1]*[.$A278]*360/256))" office:value-type="float" office:value="-0.773010453362737">
            <text:p>-0.7730104534</text:p>
          </table:table-cell>
          <table:table-cell table:formula="of:=SIN(RADIANS([.M$1]*[.$A278]*360/256))" office:value-type="float" office:value="-0.38268343236509">
            <text:p>-0.3826834324</text:p>
          </table:table-cell>
          <table:table-cell table:formula="of:=SIN(RADIANS([.N$1]*[.$A278]*360/256))" office:value-type="float" office:value="0.0980171403295609">
            <text:p>0.0980171403</text:p>
          </table:table-cell>
          <table:table-cell table:formula="of:=SIN(RADIANS([.O$1]*[.$A278]*360/256))" office:value-type="float" office:value="0.555570233019602">
            <text:p>0.555570233</text:p>
          </table:table-cell>
          <table:table-cell table:formula="of:=SIN(RADIANS([.P$1]*[.$A278]*360/256))" office:value-type="float" office:value="0.881921264348355">
            <text:p>0.8819212643</text:p>
          </table:table-cell>
          <table:table-cell table:formula="of:=SIN(RADIANS([.Q$1]*[.$A278]*360/256))" office:value-type="float" office:value="1">
            <text:p>1</text:p>
          </table:table-cell>
          <table:table-cell table:formula="of:= [.B278]/1+ [.C278]/2+ [.D278]/3+ [.E278]/4+ [.F278]/5+ [.G278]/6+ [.H278]/7+ [.I278]/8+ [.J278]/9+ [.K278]/10+ [.L278]/11+ [.M278]/12+ [.N278]/13+ [.O278]/14+ [.P278]/15+ [.Q278]/16" office:value-type="float" office:value="1.34131471501046">
            <text:p>1.341314715</text:p>
          </table:table-cell>
          <table:table-cell table:number-columns-repeated="3"/>
        </table:table-row>
        <table:table-row table:style-name="ro1">
          <table:table-cell table:style-name="ce1" office:value-type="float" office:value="21">
            <text:p>21</text:p>
          </table:table-cell>
          <table:table-cell table:formula="of:=SIN(RADIANS([.$A279]*360/256))" office:value-type="float" office:value="0.492898192229784">
            <text:p>0.4928981922</text:p>
          </table:table-cell>
          <table:table-cell table:formula="of:=SIN(RADIANS([.C$1]*[.$A279]*360/256))" office:value-type="float" office:value="0.857728610000272">
            <text:p>0.85772861</text:p>
          </table:table-cell>
          <table:table-cell table:formula="of:=SIN(RADIANS([.D$1]*[.$A279]*360/256))" office:value-type="float" office:value="0.999698818696204">
            <text:p>0.9996988187</text:p>
          </table:table-cell>
          <table:table-cell table:formula="of:=SIN(RADIANS([.E$1]*[.$A279]*360/256))" office:value-type="float" office:value="0.881921264348355">
            <text:p>0.8819212643</text:p>
          </table:table-cell>
          <table:table-cell table:formula="of:=SIN(RADIANS([.F$1]*[.$A279]*360/256))" office:value-type="float" office:value="0.534997619887097">
            <text:p>0.5349976199</text:p>
          </table:table-cell>
          <table:table-cell table:formula="of:=SIN(RADIANS([.G$1]*[.$A279]*360/256))" office:value-type="float" office:value="0.049067674327418">
            <text:p>0.0490676743</text:p>
          </table:table-cell>
          <table:table-cell table:formula="of:=SIN(RADIANS([.H$1]*[.$A279]*360/256))" office:value-type="float" office:value="-0.449611329654607">
            <text:p>-0.4496113297</text:p>
          </table:table-cell>
          <table:table-cell table:formula="of:=SIN(RADIANS([.I$1]*[.$A279]*360/256))" office:value-type="float" office:value="-0.831469612302545">
            <text:p>-0.8314696123</text:p>
          </table:table-cell>
          <table:table-cell table:formula="of:=SIN(RADIANS([.J$1]*[.$A279]*360/256))" office:value-type="float" office:value="-0.99729045667869">
            <text:p>-0.9972904567</text:p>
          </table:table-cell>
          <table:table-cell table:formula="of:=SIN(RADIANS([.K$1]*[.$A279]*360/256))" office:value-type="float" office:value="-0.903989293123443">
            <text:p>-0.9039892931</text:p>
          </table:table-cell>
          <table:table-cell table:formula="of:=SIN(RADIANS([.L$1]*[.$A279]*360/256))" office:value-type="float" office:value="-0.575808191417845">
            <text:p>-0.5758081914</text:p>
          </table:table-cell>
          <table:table-cell table:formula="of:=SIN(RADIANS([.M$1]*[.$A279]*360/256))" office:value-type="float" office:value="-0.0980171403295605">
            <text:p>-0.0980171403</text:p>
          </table:table-cell>
          <table:table-cell table:formula="of:=SIN(RADIANS([.N$1]*[.$A279]*360/256))" office:value-type="float" office:value="0.40524131400499">
            <text:p>0.405241314</text:p>
          </table:table-cell>
          <table:table-cell table:formula="of:=SIN(RADIANS([.O$1]*[.$A279]*360/256))" office:value-type="float" office:value="0.803207531480645">
            <text:p>0.8032075315</text:p>
          </table:table-cell>
          <table:table-cell table:formula="of:=SIN(RADIANS([.P$1]*[.$A279]*360/256))" office:value-type="float" office:value="0.99247953459871">
            <text:p>0.9924795346</text:p>
          </table:table-cell>
          <table:table-cell table:formula="of:=SIN(RADIANS([.Q$1]*[.$A279]*360/256))" office:value-type="float" office:value="0.923879532511287">
            <text:p>0.9238795325</text:p>
          </table:table-cell>
          <table:table-cell table:formula="of:= [.B279]/1+ [.C279]/2+ [.D279]/3+ [.E279]/4+ [.F279]/5+ [.G279]/6+ [.H279]/7+ [.I279]/8+ [.J279]/9+ [.K279]/10+ [.L279]/11+ [.M279]/12+ [.N279]/13+ [.O279]/14+ [.P279]/15+ [.Q279]/16" office:value-type="float" office:value="1.37321820518338">
            <text:p>1.3732182052</text:p>
          </table:table-cell>
          <table:table-cell table:number-columns-repeated="3"/>
        </table:table-row>
        <table:table-row table:style-name="ro1">
          <table:table-cell table:style-name="ce1" office:value-type="float" office:value="22">
            <text:p>22</text:p>
          </table:table-cell>
          <table:table-cell table:formula="of:=SIN(RADIANS([.$A280]*360/256))" office:value-type="float" office:value="0.514102744193222">
            <text:p>0.5141027442</text:p>
          </table:table-cell>
          <table:table-cell table:formula="of:=SIN(RADIANS([.C$1]*[.$A280]*360/256))" office:value-type="float" office:value="0.881921264348355">
            <text:p>0.8819212643</text:p>
          </table:table-cell>
          <table:table-cell table:formula="of:=SIN(RADIANS([.D$1]*[.$A280]*360/256))" office:value-type="float" office:value="0.998795456205172">
            <text:p>0.9987954562</text:p>
          </table:table-cell>
          <table:table-cell table:formula="of:=SIN(RADIANS([.E$1]*[.$A280]*360/256))" office:value-type="float" office:value="0.831469612302545">
            <text:p>0.8314696123</text:p>
          </table:table-cell>
          <table:table-cell table:formula="of:=SIN(RADIANS([.F$1]*[.$A280]*360/256))" office:value-type="float" office:value="0.427555093430282">
            <text:p>0.4275550934</text:p>
          </table:table-cell>
          <table:table-cell table:formula="of:=SIN(RADIANS([.G$1]*[.$A280]*360/256))" office:value-type="float" office:value="-0.0980171403295606">
            <text:p>-0.0980171403</text:p>
          </table:table-cell>
          <table:table-cell table:formula="of:=SIN(RADIANS([.H$1]*[.$A280]*360/256))" office:value-type="float" office:value="-0.595699304492433">
            <text:p>-0.5956993045</text:p>
          </table:table-cell>
          <table:table-cell table:formula="of:=SIN(RADIANS([.I$1]*[.$A280]*360/256))" office:value-type="float" office:value="-0.923879532511287">
            <text:p>-0.9238795325</text:p>
          </table:table-cell>
          <table:table-cell table:formula="of:=SIN(RADIANS([.J$1]*[.$A280]*360/256))" office:value-type="float" office:value="-0.989176509964781">
            <text:p>-0.98917651</text:p>
          </table:table-cell>
          <table:table-cell table:formula="of:=SIN(RADIANS([.K$1]*[.$A280]*360/256))" office:value-type="float" office:value="-0.773010453362737">
            <text:p>-0.7730104534</text:p>
          </table:table-cell>
          <table:table-cell table:formula="of:=SIN(RADIANS([.L$1]*[.$A280]*360/256))" office:value-type="float" office:value="-0.33688985339222">
            <text:p>-0.3368898534</text:p>
          </table:table-cell>
          <table:table-cell table:formula="of:=SIN(RADIANS([.M$1]*[.$A280]*360/256))" office:value-type="float" office:value="0.195090322016128">
            <text:p>0.195090322</text:p>
          </table:table-cell>
          <table:table-cell table:formula="of:=SIN(RADIANS([.N$1]*[.$A280]*360/256))" office:value-type="float" office:value="0.671558954847018">
            <text:p>0.6715589548</text:p>
          </table:table-cell>
          <table:table-cell table:formula="of:=SIN(RADIANS([.O$1]*[.$A280]*360/256))" office:value-type="float" office:value="0.956940335732209">
            <text:p>0.9569403357</text:p>
          </table:table-cell>
          <table:table-cell table:formula="of:=SIN(RADIANS([.P$1]*[.$A280]*360/256))" office:value-type="float" office:value="0.970031253194544">
            <text:p>0.9700312532</text:p>
          </table:table-cell>
          <table:table-cell table:formula="of:=SIN(RADIANS([.Q$1]*[.$A280]*360/256))" office:value-type="float" office:value="0.707106781186547">
            <text:p>0.7071067812</text:p>
          </table:table-cell>
          <table:table-cell table:formula="of:= [.B280]/1+ [.C280]/2+ [.D280]/3+ [.E280]/4+ [.F280]/5+ [.G280]/6+ [.H280]/7+ [.I280]/8+ [.J280]/9+ [.K280]/10+ [.L280]/11+ [.M280]/12+ [.N280]/13+ [.O280]/14+ [.P280]/15+ [.Q280]/16" office:value-type="float" office:value="1.39174840098929">
            <text:p>1.391748401</text:p>
          </table:table-cell>
          <table:table-cell table:number-columns-repeated="3"/>
        </table:table-row>
        <table:table-row table:style-name="ro1">
          <table:table-cell table:style-name="ce1" office:value-type="float" office:value="23">
            <text:p>23</text:p>
          </table:table-cell>
          <table:table-cell table:formula="of:=SIN(RADIANS([.$A281]*360/256))" office:value-type="float" office:value="0.534997619887097">
            <text:p>0.5349976199</text:p>
          </table:table-cell>
          <table:table-cell table:formula="of:=SIN(RADIANS([.C$1]*[.$A281]*360/256))" office:value-type="float" office:value="0.903989293123443">
            <text:p>0.9039892931</text:p>
          </table:table-cell>
          <table:table-cell table:formula="of:=SIN(RADIANS([.D$1]*[.$A281]*360/256))" office:value-type="float" office:value="0.99247953459871">
            <text:p>0.9924795346</text:p>
          </table:table-cell>
          <table:table-cell table:formula="of:=SIN(RADIANS([.E$1]*[.$A281]*360/256))" office:value-type="float" office:value="0.773010453362737">
            <text:p>0.7730104534</text:p>
          </table:table-cell>
          <table:table-cell table:formula="of:=SIN(RADIANS([.F$1]*[.$A281]*360/256))" office:value-type="float" office:value="0.313681740398891">
            <text:p>0.3136817404</text:p>
          </table:table-cell>
          <table:table-cell table:formula="of:=SIN(RADIANS([.G$1]*[.$A281]*360/256))" office:value-type="float" office:value="-0.242980179903264">
            <text:p>-0.2429801799</text:p>
          </table:table-cell>
          <table:table-cell table:formula="of:=SIN(RADIANS([.H$1]*[.$A281]*360/256))" office:value-type="float" office:value="-0.724247082951467">
            <text:p>-0.724247083</text:p>
          </table:table-cell>
          <table:table-cell table:formula="of:=SIN(RADIANS([.I$1]*[.$A281]*360/256))" office:value-type="float" office:value="-0.98078528040323">
            <text:p>-0.9807852804</text:p>
          </table:table-cell>
          <table:table-cell table:formula="of:=SIN(RADIANS([.J$1]*[.$A281]*360/256))" office:value-type="float" office:value="-0.932992798834739">
            <text:p>-0.9329927988</text:p>
          </table:table-cell>
          <table:table-cell table:formula="of:=SIN(RADIANS([.K$1]*[.$A281]*360/256))" office:value-type="float" office:value="-0.595699304492433">
            <text:p>-0.5956993045</text:p>
          </table:table-cell>
          <table:table-cell table:formula="of:=SIN(RADIANS([.L$1]*[.$A281]*360/256))" office:value-type="float" office:value="-0.0735645635996674">
            <text:p>-0.0735645636</text:p>
          </table:table-cell>
          <table:table-cell table:formula="of:=SIN(RADIANS([.M$1]*[.$A281]*360/256))" office:value-type="float" office:value="0.471396736825998">
            <text:p>0.4713967368</text:p>
          </table:table-cell>
          <table:table-cell table:formula="of:=SIN(RADIANS([.N$1]*[.$A281]*360/256))" office:value-type="float" office:value="0.870086991108711">
            <text:p>0.8700869911</text:p>
          </table:table-cell>
          <table:table-cell table:formula="of:=SIN(RADIANS([.O$1]*[.$A281]*360/256))" office:value-type="float" office:value="0.998795456205172">
            <text:p>0.9987954562</text:p>
          </table:table-cell>
          <table:table-cell table:formula="of:=SIN(RADIANS([.P$1]*[.$A281]*360/256))" office:value-type="float" office:value="0.817584813151584">
            <text:p>0.8175848132</text:p>
          </table:table-cell>
          <table:table-cell table:formula="of:=SIN(RADIANS([.Q$1]*[.$A281]*360/256))" office:value-type="float" office:value="0.382683432365091">
            <text:p>0.3826834324</text:p>
          </table:table-cell>
          <table:table-cell table:formula="of:= [.B281]/1+ [.C281]/2+ [.D281]/3+ [.E281]/4+ [.F281]/5+ [.G281]/6+ [.H281]/7+ [.I281]/8+ [.J281]/9+ [.K281]/10+ [.L281]/11+ [.M281]/12+ [.N281]/13+ [.O281]/14+ [.P281]/15+ [.Q281]/16" office:value-type="float" office:value="1.39330426038976">
            <text:p>1.3933042604</text:p>
          </table:table-cell>
          <table:table-cell table:number-columns-repeated="3"/>
        </table:table-row>
        <table:table-row table:style-name="ro1">
          <table:table-cell table:style-name="ce1" office:value-type="float" office:value="24">
            <text:p>24</text:p>
          </table:table-cell>
          <table:table-cell table:formula="of:=SIN(RADIANS([.$A282]*360/256))" office:value-type="float" office:value="0.555570233019602">
            <text:p>0.555570233</text:p>
          </table:table-cell>
          <table:table-cell table:formula="of:=SIN(RADIANS([.C$1]*[.$A282]*360/256))" office:value-type="float" office:value="0.923879532511287">
            <text:p>0.9238795325</text:p>
          </table:table-cell>
          <table:table-cell table:formula="of:=SIN(RADIANS([.D$1]*[.$A282]*360/256))" office:value-type="float" office:value="0.98078528040323">
            <text:p>0.9807852804</text:p>
          </table:table-cell>
          <table:table-cell table:formula="of:=SIN(RADIANS([.E$1]*[.$A282]*360/256))" office:value-type="float" office:value="0.707106781186548">
            <text:p>0.7071067812</text:p>
          </table:table-cell>
          <table:table-cell table:formula="of:=SIN(RADIANS([.F$1]*[.$A282]*360/256))" office:value-type="float" office:value="0.195090322016128">
            <text:p>0.195090322</text:p>
          </table:table-cell>
          <table:table-cell table:formula="of:=SIN(RADIANS([.G$1]*[.$A282]*360/256))" office:value-type="float" office:value="-0.38268343236509">
            <text:p>-0.3826834324</text:p>
          </table:table-cell>
          <table:table-cell table:formula="of:=SIN(RADIANS([.H$1]*[.$A282]*360/256))" office:value-type="float" office:value="-0.831469612302545">
            <text:p>-0.8314696123</text:p>
          </table:table-cell>
          <table:table-cell table:formula="of:=SIN(RADIANS([.I$1]*[.$A282]*360/256))" office:value-type="float" office:value="-1">
            <text:p>-1</text:p>
          </table:table-cell>
          <table:table-cell table:formula="of:=SIN(RADIANS([.J$1]*[.$A282]*360/256))" office:value-type="float" office:value="-0.831469612302545">
            <text:p>-0.8314696123</text:p>
          </table:table-cell>
          <table:table-cell table:formula="of:=SIN(RADIANS([.K$1]*[.$A282]*360/256))" office:value-type="float" office:value="-0.38268343236509">
            <text:p>-0.3826834324</text:p>
          </table:table-cell>
          <table:table-cell table:formula="of:=SIN(RADIANS([.L$1]*[.$A282]*360/256))" office:value-type="float" office:value="0.195090322016128">
            <text:p>0.195090322</text:p>
          </table:table-cell>
          <table:table-cell table:formula="of:=SIN(RADIANS([.M$1]*[.$A282]*360/256))" office:value-type="float" office:value="0.707106781186547">
            <text:p>0.7071067812</text:p>
          </table:table-cell>
          <table:table-cell table:formula="of:=SIN(RADIANS([.N$1]*[.$A282]*360/256))" office:value-type="float" office:value="0.98078528040323">
            <text:p>0.9807852804</text:p>
          </table:table-cell>
          <table:table-cell table:formula="of:=SIN(RADIANS([.O$1]*[.$A282]*360/256))" office:value-type="float" office:value="0.923879532511287">
            <text:p>0.9238795325</text:p>
          </table:table-cell>
          <table:table-cell table:formula="of:=SIN(RADIANS([.P$1]*[.$A282]*360/256))" office:value-type="float" office:value="0.555570233019602">
            <text:p>0.555570233</text:p>
          </table:table-cell>
          <table:table-cell table:formula="of:=SIN(RADIANS([.Q$1]*[.$A282]*360/256))" office:value-type="float" office:value="3.67394039744206E-016">
            <text:p>3.67394039744206E-016</text:p>
          </table:table-cell>
          <table:table-cell table:formula="of:= [.B282]/1+ [.C282]/2+ [.D282]/3+ [.E282]/4+ [.F282]/5+ [.G282]/6+ [.H282]/7+ [.I282]/8+ [.J282]/9+ [.K282]/10+ [.L282]/11+ [.M282]/12+ [.N282]/13+ [.O282]/14+ [.P282]/15+ [.Q282]/16" office:value-type="float" office:value="1.37715286601671">
            <text:p>1.377152866</text:p>
          </table:table-cell>
          <table:table-cell table:number-columns-repeated="3"/>
        </table:table-row>
        <table:table-row table:style-name="ro1">
          <table:table-cell table:style-name="ce1" office:value-type="float" office:value="25">
            <text:p>25</text:p>
          </table:table-cell>
          <table:table-cell table:formula="of:=SIN(RADIANS([.$A283]*360/256))" office:value-type="float" office:value="0.575808191417845">
            <text:p>0.5758081914</text:p>
          </table:table-cell>
          <table:table-cell table:formula="of:=SIN(RADIANS([.C$1]*[.$A283]*360/256))" office:value-type="float" office:value="0.941544065183021">
            <text:p>0.9415440652</text:p>
          </table:table-cell>
          <table:table-cell table:formula="of:=SIN(RADIANS([.D$1]*[.$A283]*360/256))" office:value-type="float" office:value="0.96377606579544">
            <text:p>0.9637760658</text:p>
          </table:table-cell>
          <table:table-cell table:formula="of:=SIN(RADIANS([.E$1]*[.$A283]*360/256))" office:value-type="float" office:value="0.634393284163645">
            <text:p>0.6343932842</text:p>
          </table:table-cell>
          <table:table-cell table:formula="of:=SIN(RADIANS([.F$1]*[.$A283]*360/256))" office:value-type="float" office:value="0.0735645635996673">
            <text:p>0.0735645636</text:p>
          </table:table-cell>
          <table:table-cell table:formula="of:=SIN(RADIANS([.G$1]*[.$A283]*360/256))" office:value-type="float" office:value="-0.514102744193222">
            <text:p>-0.5141027442</text:p>
          </table:table-cell>
          <table:table-cell table:formula="of:=SIN(RADIANS([.H$1]*[.$A283]*360/256))" office:value-type="float" office:value="-0.914209755703531">
            <text:p>-0.9142097557</text:p>
          </table:table-cell>
          <table:table-cell table:formula="of:=SIN(RADIANS([.I$1]*[.$A283]*360/256))" office:value-type="float" office:value="-0.98078528040323">
            <text:p>-0.9807852804</text:p>
          </table:table-cell>
          <table:table-cell table:formula="of:=SIN(RADIANS([.J$1]*[.$A283]*360/256))" office:value-type="float" office:value="-0.689540544737067">
            <text:p>-0.6895405447</text:p>
          </table:table-cell>
          <table:table-cell table:formula="of:=SIN(RADIANS([.K$1]*[.$A283]*360/256))" office:value-type="float" office:value="-0.146730474455362">
            <text:p>-0.1467304745</text:p>
          </table:table-cell>
          <table:table-cell table:formula="of:=SIN(RADIANS([.L$1]*[.$A283]*360/256))" office:value-type="float" office:value="0.449611329654607">
            <text:p>0.4496113297</text:p>
          </table:table-cell>
          <table:table-cell table:formula="of:=SIN(RADIANS([.M$1]*[.$A283]*360/256))" office:value-type="float" office:value="0.881921264348355">
            <text:p>0.8819212643</text:p>
          </table:table-cell>
          <table:table-cell table:formula="of:=SIN(RADIANS([.N$1]*[.$A283]*360/256))" office:value-type="float" office:value="0.99247953459871">
            <text:p>0.9924795346</text:p>
          </table:table-cell>
          <table:table-cell table:formula="of:=SIN(RADIANS([.O$1]*[.$A283]*360/256))" office:value-type="float" office:value="0.740951125354959">
            <text:p>0.7409511254</text:p>
          </table:table-cell>
          <table:table-cell table:formula="of:=SIN(RADIANS([.P$1]*[.$A283]*360/256))" office:value-type="float" office:value="0.21910124015687">
            <text:p>0.2191012402</text:p>
          </table:table-cell>
          <table:table-cell table:formula="of:=SIN(RADIANS([.Q$1]*[.$A283]*360/256))" office:value-type="float" office:value="-0.38268343236509">
            <text:p>-0.3826834324</text:p>
          </table:table-cell>
          <table:table-cell table:formula="of:= [.B283]/1+ [.C283]/2+ [.D283]/3+ [.E283]/4+ [.F283]/5+ [.G283]/6+ [.H283]/7+ [.I283]/8+ [.J283]/9+ [.K283]/10+ [.L283]/11+ [.M283]/12+ [.N283]/13+ [.O283]/14+ [.P283]/15+ [.Q283]/16" office:value-type="float" office:value="1.34530402914505">
            <text:p>1.3453040291</text:p>
          </table:table-cell>
          <table:table-cell table:number-columns-repeated="3"/>
        </table:table-row>
        <table:table-row table:style-name="ro1">
          <table:table-cell table:style-name="ce1" office:value-type="float" office:value="26">
            <text:p>26</text:p>
          </table:table-cell>
          <table:table-cell table:formula="of:=SIN(RADIANS([.$A284]*360/256))" office:value-type="float" office:value="0.595699304492433">
            <text:p>0.5956993045</text:p>
          </table:table-cell>
          <table:table-cell table:formula="of:=SIN(RADIANS([.C$1]*[.$A284]*360/256))" office:value-type="float" office:value="0.956940335732209">
            <text:p>0.9569403357</text:p>
          </table:table-cell>
          <table:table-cell table:formula="of:=SIN(RADIANS([.D$1]*[.$A284]*360/256))" office:value-type="float" office:value="0.941544065183021">
            <text:p>0.9415440652</text:p>
          </table:table-cell>
          <table:table-cell table:formula="of:=SIN(RADIANS([.E$1]*[.$A284]*360/256))" office:value-type="float" office:value="0.555570233019602">
            <text:p>0.555570233</text:p>
          </table:table-cell>
          <table:table-cell table:formula="of:=SIN(RADIANS([.F$1]*[.$A284]*360/256))" office:value-type="float" office:value="-0.0490676743274182">
            <text:p>-0.0490676743</text:p>
          </table:table-cell>
          <table:table-cell table:formula="of:=SIN(RADIANS([.G$1]*[.$A284]*360/256))" office:value-type="float" office:value="-0.634393284163645">
            <text:p>-0.6343932842</text:p>
          </table:table-cell>
          <table:table-cell table:formula="of:=SIN(RADIANS([.H$1]*[.$A284]*360/256))" office:value-type="float" office:value="-0.970031253194544">
            <text:p>-0.9700312532</text:p>
          </table:table-cell>
          <table:table-cell table:formula="of:=SIN(RADIANS([.I$1]*[.$A284]*360/256))" office:value-type="float" office:value="-0.923879532511287">
            <text:p>-0.9238795325</text:p>
          </table:table-cell>
          <table:table-cell table:formula="of:=SIN(RADIANS([.J$1]*[.$A284]*360/256))" office:value-type="float" office:value="-0.514102744193222">
            <text:p>-0.5141027442</text:p>
          </table:table-cell>
          <table:table-cell table:formula="of:=SIN(RADIANS([.K$1]*[.$A284]*360/256))" office:value-type="float" office:value="0.0980171403295609">
            <text:p>0.0980171403</text:p>
          </table:table-cell>
          <table:table-cell table:formula="of:=SIN(RADIANS([.L$1]*[.$A284]*360/256))" office:value-type="float" office:value="0.671558954847018">
            <text:p>0.6715589548</text:p>
          </table:table-cell>
          <table:table-cell table:formula="of:=SIN(RADIANS([.M$1]*[.$A284]*360/256))" office:value-type="float" office:value="0.98078528040323">
            <text:p>0.9807852804</text:p>
          </table:table-cell>
          <table:table-cell table:formula="of:=SIN(RADIANS([.N$1]*[.$A284]*360/256))" office:value-type="float" office:value="0.903989293123443">
            <text:p>0.9039892931</text:p>
          </table:table-cell>
          <table:table-cell table:formula="of:=SIN(RADIANS([.O$1]*[.$A284]*360/256))" office:value-type="float" office:value="0.471396736825998">
            <text:p>0.4713967368</text:p>
          </table:table-cell>
          <table:table-cell table:formula="of:=SIN(RADIANS([.P$1]*[.$A284]*360/256))" office:value-type="float" office:value="-0.146730474455361">
            <text:p>-0.1467304745</text:p>
          </table:table-cell>
          <table:table-cell table:formula="of:=SIN(RADIANS([.Q$1]*[.$A284]*360/256))" office:value-type="float" office:value="-0.707106781186548">
            <text:p>-0.7071067812</text:p>
          </table:table-cell>
          <table:table-cell table:formula="of:= [.B284]/1+ [.C284]/2+ [.D284]/3+ [.E284]/4+ [.F284]/5+ [.G284]/6+ [.H284]/7+ [.I284]/8+ [.J284]/9+ [.K284]/10+ [.L284]/11+ [.M284]/12+ [.N284]/13+ [.O284]/14+ [.P284]/15+ [.Q284]/16" office:value-type="float" office:value="1.30199820421421">
            <text:p>1.3019982042</text:p>
          </table:table-cell>
          <table:table-cell table:number-columns-repeated="3"/>
        </table:table-row>
        <table:table-row table:style-name="ro1">
          <table:table-cell table:style-name="ce1" office:value-type="float" office:value="27">
            <text:p>27</text:p>
          </table:table-cell>
          <table:table-cell table:formula="of:=SIN(RADIANS([.$A285]*360/256))" office:value-type="float" office:value="0.615231590580627">
            <text:p>0.6152315906</text:p>
          </table:table-cell>
          <table:table-cell table:formula="of:=SIN(RADIANS([.C$1]*[.$A285]*360/256))" office:value-type="float" office:value="0.970031253194544">
            <text:p>0.9700312532</text:p>
          </table:table-cell>
          <table:table-cell table:formula="of:=SIN(RADIANS([.D$1]*[.$A285]*360/256))" office:value-type="float" office:value="0.914209755703531">
            <text:p>0.9142097557</text:p>
          </table:table-cell>
          <table:table-cell table:formula="of:=SIN(RADIANS([.E$1]*[.$A285]*360/256))" office:value-type="float" office:value="0.471396736825998">
            <text:p>0.4713967368</text:p>
          </table:table-cell>
          <table:table-cell table:formula="of:=SIN(RADIANS([.F$1]*[.$A285]*360/256))" office:value-type="float" office:value="-0.170961888760301">
            <text:p>-0.1709618888</text:p>
          </table:table-cell>
          <table:table-cell table:formula="of:=SIN(RADIANS([.G$1]*[.$A285]*360/256))" office:value-type="float" office:value="-0.740951125354959">
            <text:p>-0.7409511254</text:p>
          </table:table-cell>
          <table:table-cell table:formula="of:=SIN(RADIANS([.H$1]*[.$A285]*360/256))" office:value-type="float" office:value="-0.99729045667869">
            <text:p>-0.9972904567</text:p>
          </table:table-cell>
          <table:table-cell table:formula="of:=SIN(RADIANS([.I$1]*[.$A285]*360/256))" office:value-type="float" office:value="-0.831469612302545">
            <text:p>-0.8314696123</text:p>
          </table:table-cell>
          <table:table-cell table:formula="of:=SIN(RADIANS([.J$1]*[.$A285]*360/256))" office:value-type="float" office:value="-0.313681740398891">
            <text:p>-0.3136817404</text:p>
          </table:table-cell>
          <table:table-cell table:formula="of:=SIN(RADIANS([.K$1]*[.$A285]*360/256))" office:value-type="float" office:value="0.33688985339222">
            <text:p>0.3368898534</text:p>
          </table:table-cell>
          <table:table-cell table:formula="of:=SIN(RADIANS([.L$1]*[.$A285]*360/256))" office:value-type="float" office:value="0.844853565249707">
            <text:p>0.8448535652</text:p>
          </table:table-cell>
          <table:table-cell table:formula="of:=SIN(RADIANS([.M$1]*[.$A285]*360/256))" office:value-type="float" office:value="0.995184726672197">
            <text:p>0.9951847267</text:p>
          </table:table-cell>
          <table:table-cell table:formula="of:=SIN(RADIANS([.N$1]*[.$A285]*360/256))" office:value-type="float" office:value="0.724247082951467">
            <text:p>0.724247083</text:p>
          </table:table-cell>
          <table:table-cell table:formula="of:=SIN(RADIANS([.O$1]*[.$A285]*360/256))" office:value-type="float" office:value="0.146730474455362">
            <text:p>0.1467304745</text:p>
          </table:table-cell>
          <table:table-cell table:formula="of:=SIN(RADIANS([.P$1]*[.$A285]*360/256))" office:value-type="float" office:value="-0.492898192229784">
            <text:p>-0.4928981922</text:p>
          </table:table-cell>
          <table:table-cell table:formula="of:=SIN(RADIANS([.Q$1]*[.$A285]*360/256))" office:value-type="float" office:value="-0.923879532511286">
            <text:p>-0.9238795325</text:p>
          </table:table-cell>
          <table:table-cell table:formula="of:= [.B285]/1+ [.C285]/2+ [.D285]/3+ [.E285]/4+ [.F285]/5+ [.G285]/6+ [.H285]/7+ [.I285]/8+ [.J285]/9+ [.K285]/10+ [.L285]/11+ [.M285]/12+ [.N285]/13+ [.O285]/14+ [.P285]/15+ [.Q285]/16" office:value-type="float" office:value="1.25290708860043">
            <text:p>1.2529070886</text:p>
          </table:table-cell>
          <table:table-cell table:number-columns-repeated="3"/>
        </table:table-row>
        <table:table-row table:style-name="ro1">
          <table:table-cell table:style-name="ce1" office:value-type="float" office:value="28">
            <text:p>28</text:p>
          </table:table-cell>
          <table:table-cell table:formula="of:=SIN(RADIANS([.$A286]*360/256))" office:value-type="float" office:value="0.634393284163645">
            <text:p>0.6343932842</text:p>
          </table:table-cell>
          <table:table-cell table:formula="of:=SIN(RADIANS([.C$1]*[.$A286]*360/256))" office:value-type="float" office:value="0.98078528040323">
            <text:p>0.9807852804</text:p>
          </table:table-cell>
          <table:table-cell table:formula="of:=SIN(RADIANS([.D$1]*[.$A286]*360/256))" office:value-type="float" office:value="0.881921264348355">
            <text:p>0.8819212643</text:p>
          </table:table-cell>
          <table:table-cell table:formula="of:=SIN(RADIANS([.E$1]*[.$A286]*360/256))" office:value-type="float" office:value="0.38268343236509">
            <text:p>0.3826834324</text:p>
          </table:table-cell>
          <table:table-cell table:formula="of:=SIN(RADIANS([.F$1]*[.$A286]*360/256))" office:value-type="float" office:value="-0.290284677254462">
            <text:p>-0.2902846773</text:p>
          </table:table-cell>
          <table:table-cell table:formula="of:=SIN(RADIANS([.G$1]*[.$A286]*360/256))" office:value-type="float" office:value="-0.831469612302545">
            <text:p>-0.8314696123</text:p>
          </table:table-cell>
          <table:table-cell table:formula="of:=SIN(RADIANS([.H$1]*[.$A286]*360/256))" office:value-type="float" office:value="-0.995184726672197">
            <text:p>-0.9951847267</text:p>
          </table:table-cell>
          <table:table-cell table:formula="of:=SIN(RADIANS([.I$1]*[.$A286]*360/256))" office:value-type="float" office:value="-0.707106781186548">
            <text:p>-0.7071067812</text:p>
          </table:table-cell>
          <table:table-cell table:formula="of:=SIN(RADIANS([.J$1]*[.$A286]*360/256))" office:value-type="float" office:value="-0.0980171403295605">
            <text:p>-0.0980171403</text:p>
          </table:table-cell>
          <table:table-cell table:formula="of:=SIN(RADIANS([.K$1]*[.$A286]*360/256))" office:value-type="float" office:value="0.555570233019602">
            <text:p>0.555570233</text:p>
          </table:table-cell>
          <table:table-cell table:formula="of:=SIN(RADIANS([.L$1]*[.$A286]*360/256))" office:value-type="float" office:value="0.956940335732209">
            <text:p>0.9569403357</text:p>
          </table:table-cell>
          <table:table-cell table:formula="of:=SIN(RADIANS([.M$1]*[.$A286]*360/256))" office:value-type="float" office:value="0.923879532511287">
            <text:p>0.9238795325</text:p>
          </table:table-cell>
          <table:table-cell table:formula="of:=SIN(RADIANS([.N$1]*[.$A286]*360/256))" office:value-type="float" office:value="0.471396736825998">
            <text:p>0.4713967368</text:p>
          </table:table-cell>
          <table:table-cell table:formula="of:=SIN(RADIANS([.O$1]*[.$A286]*360/256))" office:value-type="float" office:value="-0.195090322016127">
            <text:p>-0.195090322</text:p>
          </table:table-cell>
          <table:table-cell table:formula="of:=SIN(RADIANS([.P$1]*[.$A286]*360/256))" office:value-type="float" office:value="-0.773010453362737">
            <text:p>-0.7730104534</text:p>
          </table:table-cell>
          <table:table-cell table:formula="of:=SIN(RADIANS([.Q$1]*[.$A286]*360/256))" office:value-type="float" office:value="-1">
            <text:p>-1</text:p>
          </table:table-cell>
          <table:table-cell table:formula="of:= [.B286]/1+ [.C286]/2+ [.D286]/3+ [.E286]/4+ [.F286]/5+ [.G286]/6+ [.H286]/7+ [.I286]/8+ [.J286]/9+ [.K286]/10+ [.L286]/11+ [.M286]/12+ [.N286]/13+ [.O286]/14+ [.P286]/15+ [.Q286]/16" office:value-type="float" office:value="1.20418073992865">
            <text:p>1.2041807399</text:p>
          </table:table-cell>
          <table:table-cell table:number-columns-repeated="3"/>
        </table:table-row>
        <table:table-row table:style-name="ro1">
          <table:table-cell table:style-name="ce1" office:value-type="float" office:value="29">
            <text:p>29</text:p>
          </table:table-cell>
          <table:table-cell table:formula="of:=SIN(RADIANS([.$A287]*360/256))" office:value-type="float" office:value="0.653172842953777">
            <text:p>0.653172843</text:p>
          </table:table-cell>
          <table:table-cell table:formula="of:=SIN(RADIANS([.C$1]*[.$A287]*360/256))" office:value-type="float" office:value="0.989176509964781">
            <text:p>0.98917651</text:p>
          </table:table-cell>
          <table:table-cell table:formula="of:=SIN(RADIANS([.D$1]*[.$A287]*360/256))" office:value-type="float" office:value="0.844853565249707">
            <text:p>0.8448535652</text:p>
          </table:table-cell>
          <table:table-cell table:formula="of:=SIN(RADIANS([.E$1]*[.$A287]*360/256))" office:value-type="float" office:value="0.290284677254462">
            <text:p>0.2902846773</text:p>
          </table:table-cell>
          <table:table-cell table:formula="of:=SIN(RADIANS([.F$1]*[.$A287]*360/256))" office:value-type="float" office:value="-0.40524131400499">
            <text:p>-0.405241314</text:p>
          </table:table-cell>
          <table:table-cell table:formula="of:=SIN(RADIANS([.G$1]*[.$A287]*360/256))" office:value-type="float" office:value="-0.903989293123443">
            <text:p>-0.9039892931</text:p>
          </table:table-cell>
          <table:table-cell table:formula="of:=SIN(RADIANS([.H$1]*[.$A287]*360/256))" office:value-type="float" office:value="-0.96377606579544">
            <text:p>-0.9637760658</text:p>
          </table:table-cell>
          <table:table-cell table:formula="of:=SIN(RADIANS([.I$1]*[.$A287]*360/256))" office:value-type="float" office:value="-0.555570233019602">
            <text:p>-0.555570233</text:p>
          </table:table-cell>
          <table:table-cell table:formula="of:=SIN(RADIANS([.J$1]*[.$A287]*360/256))" office:value-type="float" office:value="0.122410675199216">
            <text:p>0.1224106752</text:p>
          </table:table-cell>
          <table:table-cell table:formula="of:=SIN(RADIANS([.K$1]*[.$A287]*360/256))" office:value-type="float" office:value="0.740951125354959">
            <text:p>0.7409511254</text:p>
          </table:table-cell>
          <table:table-cell table:formula="of:=SIN(RADIANS([.L$1]*[.$A287]*360/256))" office:value-type="float" office:value="0.999698818696204">
            <text:p>0.9996988187</text:p>
          </table:table-cell>
          <table:table-cell table:formula="of:=SIN(RADIANS([.M$1]*[.$A287]*360/256))" office:value-type="float" office:value="0.773010453362738">
            <text:p>0.7730104534</text:p>
          </table:table-cell>
          <table:table-cell table:formula="of:=SIN(RADIANS([.N$1]*[.$A287]*360/256))" office:value-type="float" office:value="0.170961888760302">
            <text:p>0.1709618888</text:p>
          </table:table-cell>
          <table:table-cell table:formula="of:=SIN(RADIANS([.O$1]*[.$A287]*360/256))" office:value-type="float" office:value="-0.514102744193221">
            <text:p>-0.5141027442</text:p>
          </table:table-cell>
          <table:table-cell table:formula="of:=SIN(RADIANS([.P$1]*[.$A287]*360/256))" office:value-type="float" office:value="-0.949528180593036">
            <text:p>-0.9495281806</text:p>
          </table:table-cell>
          <table:table-cell table:formula="of:=SIN(RADIANS([.Q$1]*[.$A287]*360/256))" office:value-type="float" office:value="-0.923879532511287">
            <text:p>-0.9238795325</text:p>
          </table:table-cell>
          <table:table-cell table:formula="of:= [.B287]/1+ [.C287]/2+ [.D287]/3+ [.E287]/4+ [.F287]/5+ [.G287]/6+ [.H287]/7+ [.I287]/8+ [.J287]/9+ [.K287]/10+ [.L287]/11+ [.M287]/12+ [.N287]/13+ [.O287]/14+ [.P287]/15+ [.Q287]/16" office:value-type="float" office:value="1.16148889078986">
            <text:p>1.1614888908</text:p>
          </table:table-cell>
          <table:table-cell table:number-columns-repeated="3"/>
        </table:table-row>
        <table:table-row table:style-name="ro1">
          <table:table-cell table:style-name="ce1" office:value-type="float" office:value="30">
            <text:p>30</text:p>
          </table:table-cell>
          <table:table-cell table:formula="of:=SIN(RADIANS([.$A288]*360/256))" office:value-type="float" office:value="0.671558954847018">
            <text:p>0.6715589548</text:p>
          </table:table-cell>
          <table:table-cell table:formula="of:=SIN(RADIANS([.C$1]*[.$A288]*360/256))" office:value-type="float" office:value="0.995184726672197">
            <text:p>0.9951847267</text:p>
          </table:table-cell>
          <table:table-cell table:formula="of:=SIN(RADIANS([.D$1]*[.$A288]*360/256))" office:value-type="float" office:value="0.803207531480645">
            <text:p>0.8032075315</text:p>
          </table:table-cell>
          <table:table-cell table:formula="of:=SIN(RADIANS([.E$1]*[.$A288]*360/256))" office:value-type="float" office:value="0.195090322016128">
            <text:p>0.195090322</text:p>
          </table:table-cell>
          <table:table-cell table:formula="of:=SIN(RADIANS([.F$1]*[.$A288]*360/256))" office:value-type="float" office:value="-0.514102744193222">
            <text:p>-0.5141027442</text:p>
          </table:table-cell>
          <table:table-cell table:formula="of:=SIN(RADIANS([.G$1]*[.$A288]*360/256))" office:value-type="float" office:value="-0.956940335732209">
            <text:p>-0.9569403357</text:p>
          </table:table-cell>
          <table:table-cell table:formula="of:=SIN(RADIANS([.H$1]*[.$A288]*360/256))" office:value-type="float" office:value="-0.903989293123443">
            <text:p>-0.9039892931</text:p>
          </table:table-cell>
          <table:table-cell table:formula="of:=SIN(RADIANS([.I$1]*[.$A288]*360/256))" office:value-type="float" office:value="-0.38268343236509">
            <text:p>-0.3826834324</text:p>
          </table:table-cell>
          <table:table-cell table:formula="of:=SIN(RADIANS([.J$1]*[.$A288]*360/256))" office:value-type="float" office:value="0.33688985339222">
            <text:p>0.3368898534</text:p>
          </table:table-cell>
          <table:table-cell table:formula="of:=SIN(RADIANS([.K$1]*[.$A288]*360/256))" office:value-type="float" office:value="0.881921264348355">
            <text:p>0.8819212643</text:p>
          </table:table-cell>
          <table:table-cell table:formula="of:=SIN(RADIANS([.L$1]*[.$A288]*360/256))" office:value-type="float" office:value="0.970031253194544">
            <text:p>0.9700312532</text:p>
          </table:table-cell>
          <table:table-cell table:formula="of:=SIN(RADIANS([.M$1]*[.$A288]*360/256))" office:value-type="float" office:value="0.555570233019602">
            <text:p>0.555570233</text:p>
          </table:table-cell>
          <table:table-cell table:formula="of:=SIN(RADIANS([.N$1]*[.$A288]*360/256))" office:value-type="float" office:value="-0.146730474455361">
            <text:p>-0.1467304745</text:p>
          </table:table-cell>
          <table:table-cell table:formula="of:=SIN(RADIANS([.O$1]*[.$A288]*360/256))" office:value-type="float" office:value="-0.773010453362737">
            <text:p>-0.7730104534</text:p>
          </table:table-cell>
          <table:table-cell table:formula="of:=SIN(RADIANS([.P$1]*[.$A288]*360/256))" office:value-type="float" office:value="-0.998795456205172">
            <text:p>-0.9987954562</text:p>
          </table:table-cell>
          <table:table-cell table:formula="of:=SIN(RADIANS([.Q$1]*[.$A288]*360/256))" office:value-type="float" office:value="-0.707106781186547">
            <text:p>-0.7071067812</text:p>
          </table:table-cell>
          <table:table-cell table:formula="of:= [.B288]/1+ [.C288]/2+ [.D288]/3+ [.E288]/4+ [.F288]/5+ [.G288]/6+ [.H288]/7+ [.I288]/8+ [.J288]/9+ [.K288]/10+ [.L288]/11+ [.M288]/12+ [.N288]/13+ [.O288]/14+ [.P288]/15+ [.Q288]/16" office:value-type="float" office:value="1.12919636272453">
            <text:p>1.1291963627</text:p>
          </table:table-cell>
          <table:table-cell table:number-columns-repeated="3"/>
        </table:table-row>
        <table:table-row table:style-name="ro1">
          <table:table-cell table:style-name="ce1" office:value-type="float" office:value="31">
            <text:p>31</text:p>
          </table:table-cell>
          <table:table-cell table:formula="of:=SIN(RADIANS([.$A289]*360/256))" office:value-type="float" office:value="0.689540544737067">
            <text:p>0.6895405447</text:p>
          </table:table-cell>
          <table:table-cell table:formula="of:=SIN(RADIANS([.C$1]*[.$A289]*360/256))" office:value-type="float" office:value="0.998795456205172">
            <text:p>0.9987954562</text:p>
          </table:table-cell>
          <table:table-cell table:formula="of:=SIN(RADIANS([.D$1]*[.$A289]*360/256))" office:value-type="float" office:value="0.757208846506484">
            <text:p>0.7572088465</text:p>
          </table:table-cell>
          <table:table-cell table:formula="of:=SIN(RADIANS([.E$1]*[.$A289]*360/256))" office:value-type="float" office:value="0.0980171403295608">
            <text:p>0.0980171403</text:p>
          </table:table-cell>
          <table:table-cell table:formula="of:=SIN(RADIANS([.F$1]*[.$A289]*360/256))" office:value-type="float" office:value="-0.615231590580627">
            <text:p>-0.6152315906</text:p>
          </table:table-cell>
          <table:table-cell table:formula="of:=SIN(RADIANS([.G$1]*[.$A289]*360/256))" office:value-type="float" office:value="-0.989176509964781">
            <text:p>-0.98917651</text:p>
          </table:table-cell>
          <table:table-cell table:formula="of:=SIN(RADIANS([.H$1]*[.$A289]*360/256))" office:value-type="float" office:value="-0.817584813151584">
            <text:p>-0.8175848132</text:p>
          </table:table-cell>
          <table:table-cell table:formula="of:=SIN(RADIANS([.I$1]*[.$A289]*360/256))" office:value-type="float" office:value="-0.195090322016129">
            <text:p>-0.195090322</text:p>
          </table:table-cell>
          <table:table-cell table:formula="of:=SIN(RADIANS([.J$1]*[.$A289]*360/256))" office:value-type="float" office:value="0.534997619887097">
            <text:p>0.5349976199</text:p>
          </table:table-cell>
          <table:table-cell table:formula="of:=SIN(RADIANS([.K$1]*[.$A289]*360/256))" office:value-type="float" office:value="0.970031253194544">
            <text:p>0.9700312532</text:p>
          </table:table-cell>
          <table:table-cell table:formula="of:=SIN(RADIANS([.L$1]*[.$A289]*360/256))" office:value-type="float" office:value="0.870086991108711">
            <text:p>0.8700869911</text:p>
          </table:table-cell>
          <table:table-cell table:formula="of:=SIN(RADIANS([.M$1]*[.$A289]*360/256))" office:value-type="float" office:value="0.290284677254462">
            <text:p>0.2902846773</text:p>
          </table:table-cell>
          <table:table-cell table:formula="of:=SIN(RADIANS([.N$1]*[.$A289]*360/256))" office:value-type="float" office:value="-0.449611329654607">
            <text:p>-0.4496113297</text:p>
          </table:table-cell>
          <table:table-cell table:formula="of:=SIN(RADIANS([.O$1]*[.$A289]*360/256))" office:value-type="float" office:value="-0.94154406518302">
            <text:p>-0.9415440652</text:p>
          </table:table-cell>
          <table:table-cell table:formula="of:=SIN(RADIANS([.P$1]*[.$A289]*360/256))" office:value-type="float" office:value="-0.914209755703531">
            <text:p>-0.9142097557</text:p>
          </table:table-cell>
          <table:table-cell table:formula="of:=SIN(RADIANS([.Q$1]*[.$A289]*360/256))" office:value-type="float" office:value="-0.382683432365091">
            <text:p>-0.3826834324</text:p>
          </table:table-cell>
          <table:table-cell table:formula="of:= [.B289]/1+ [.C289]/2+ [.D289]/3+ [.E289]/4+ [.F289]/5+ [.G289]/6+ [.H289]/7+ [.I289]/8+ [.J289]/9+ [.K289]/10+ [.L289]/11+ [.M289]/12+ [.N289]/13+ [.O289]/14+ [.P289]/15+ [.Q289]/16" office:value-type="float" office:value="1.10978516275071">
            <text:p>1.1097851628</text:p>
          </table:table-cell>
          <table:table-cell table:number-columns-repeated="3"/>
        </table:table-row>
        <table:table-row table:style-name="ro1">
          <table:table-cell table:style-name="ce1" office:value-type="float" office:value="32">
            <text:p>32</text:p>
          </table:table-cell>
          <table:table-cell table:formula="of:=SIN(RADIANS([.$A290]*360/256))" office:value-type="float" office:value="0.707106781186547">
            <text:p>0.7071067812</text:p>
          </table:table-cell>
          <table:table-cell table:formula="of:=SIN(RADIANS([.C$1]*[.$A290]*360/256))" office:value-type="float" office:value="1">
            <text:p>1</text:p>
          </table:table-cell>
          <table:table-cell table:formula="of:=SIN(RADIANS([.D$1]*[.$A290]*360/256))" office:value-type="float" office:value="0.707106781186548">
            <text:p>0.7071067812</text:p>
          </table:table-cell>
          <table:table-cell table:formula="of:=SIN(RADIANS([.E$1]*[.$A290]*360/256))" office:value-type="float" office:value="1.22464679914735E-016">
            <text:p>1.22464679914735E-016</text:p>
          </table:table-cell>
          <table:table-cell table:formula="of:=SIN(RADIANS([.F$1]*[.$A290]*360/256))" office:value-type="float" office:value="-0.707106781186547">
            <text:p>-0.7071067812</text:p>
          </table:table-cell>
          <table:table-cell table:formula="of:=SIN(RADIANS([.G$1]*[.$A290]*360/256))" office:value-type="float" office:value="-1">
            <text:p>-1</text:p>
          </table:table-cell>
          <table:table-cell table:formula="of:=SIN(RADIANS([.H$1]*[.$A290]*360/256))" office:value-type="float" office:value="-0.707106781186548">
            <text:p>-0.7071067812</text:p>
          </table:table-cell>
          <table:table-cell table:formula="of:=SIN(RADIANS([.I$1]*[.$A290]*360/256))" office:value-type="float" office:value="-2.44929359829471E-016">
            <text:p>-2.44929359829471E-016</text:p>
          </table:table-cell>
          <table:table-cell table:formula="of:=SIN(RADIANS([.J$1]*[.$A290]*360/256))" office:value-type="float" office:value="0.707106781186547">
            <text:p>0.7071067812</text:p>
          </table:table-cell>
          <table:table-cell table:formula="of:=SIN(RADIANS([.K$1]*[.$A290]*360/256))" office:value-type="float" office:value="1">
            <text:p>1</text:p>
          </table:table-cell>
          <table:table-cell table:formula="of:=SIN(RADIANS([.L$1]*[.$A290]*360/256))" office:value-type="float" office:value="0.707106781186547">
            <text:p>0.7071067812</text:p>
          </table:table-cell>
          <table:table-cell table:formula="of:=SIN(RADIANS([.M$1]*[.$A290]*360/256))" office:value-type="float" office:value="3.67394039744206E-016">
            <text:p>3.67394039744206E-016</text:p>
          </table:table-cell>
          <table:table-cell table:formula="of:=SIN(RADIANS([.N$1]*[.$A290]*360/256))" office:value-type="float" office:value="-0.707106781186548">
            <text:p>-0.7071067812</text:p>
          </table:table-cell>
          <table:table-cell table:formula="of:=SIN(RADIANS([.O$1]*[.$A290]*360/256))" office:value-type="float" office:value="-1">
            <text:p>-1</text:p>
          </table:table-cell>
          <table:table-cell table:formula="of:=SIN(RADIANS([.P$1]*[.$A290]*360/256))" office:value-type="float" office:value="-0.707106781186547">
            <text:p>-0.7071067812</text:p>
          </table:table-cell>
          <table:table-cell table:formula="of:=SIN(RADIANS([.Q$1]*[.$A290]*360/256))" office:value-type="float" office:value="-4.89858719658941E-016">
            <text:p>-4.89858719658941E-016</text:p>
          </table:table-cell>
          <table:table-cell table:formula="of:= [.B290]/1+ [.C290]/2+ [.D290]/3+ [.E290]/4+ [.F290]/5+ [.G290]/6+ [.H290]/7+ [.I290]/8+ [.J290]/9+ [.K290]/10+ [.L290]/11+ [.M290]/12+ [.N290]/13+ [.O290]/14+ [.P290]/15+ [.Q290]/16" office:value-type="float" office:value="1.10359376617831">
            <text:p>1.1035937662</text:p>
          </table:table-cell>
          <table:table-cell table:number-columns-repeated="3"/>
        </table:table-row>
        <table:table-row table:style-name="ro1">
          <table:table-cell table:style-name="ce1" office:value-type="float" office:value="33">
            <text:p>33</text:p>
          </table:table-cell>
          <table:table-cell table:formula="of:=SIN(RADIANS([.$A291]*360/256))" office:value-type="float" office:value="0.724247082951467">
            <text:p>0.724247083</text:p>
          </table:table-cell>
          <table:table-cell table:formula="of:=SIN(RADIANS([.C$1]*[.$A291]*360/256))" office:value-type="float" office:value="0.998795456205172">
            <text:p>0.9987954562</text:p>
          </table:table-cell>
          <table:table-cell table:formula="of:=SIN(RADIANS([.D$1]*[.$A291]*360/256))" office:value-type="float" office:value="0.653172842953777">
            <text:p>0.653172843</text:p>
          </table:table-cell>
          <table:table-cell table:formula="of:=SIN(RADIANS([.E$1]*[.$A291]*360/256))" office:value-type="float" office:value="-0.0980171403295606">
            <text:p>-0.0980171403</text:p>
          </table:table-cell>
          <table:table-cell table:formula="of:=SIN(RADIANS([.F$1]*[.$A291]*360/256))" office:value-type="float" office:value="-0.788346427626606">
            <text:p>-0.7883464276</text:p>
          </table:table-cell>
          <table:table-cell table:formula="of:=SIN(RADIANS([.G$1]*[.$A291]*360/256))" office:value-type="float" office:value="-0.989176509964781">
            <text:p>-0.98917651</text:p>
          </table:table-cell>
          <table:table-cell table:formula="of:=SIN(RADIANS([.H$1]*[.$A291]*360/256))" office:value-type="float" office:value="-0.575808191417845">
            <text:p>-0.5758081914</text:p>
          </table:table-cell>
          <table:table-cell table:formula="of:=SIN(RADIANS([.I$1]*[.$A291]*360/256))" office:value-type="float" office:value="0.195090322016128">
            <text:p>0.195090322</text:p>
          </table:table-cell>
          <table:table-cell table:formula="of:=SIN(RADIANS([.J$1]*[.$A291]*360/256))" office:value-type="float" office:value="0.844853565249707">
            <text:p>0.8448535652</text:p>
          </table:table-cell>
          <table:table-cell table:formula="of:=SIN(RADIANS([.K$1]*[.$A291]*360/256))" office:value-type="float" office:value="0.970031253194544">
            <text:p>0.9700312532</text:p>
          </table:table-cell>
          <table:table-cell table:formula="of:=SIN(RADIANS([.L$1]*[.$A291]*360/256))" office:value-type="float" office:value="0.492898192229784">
            <text:p>0.4928981922</text:p>
          </table:table-cell>
          <table:table-cell table:formula="of:=SIN(RADIANS([.M$1]*[.$A291]*360/256))" office:value-type="float" office:value="-0.290284677254463">
            <text:p>-0.2902846773</text:p>
          </table:table-cell>
          <table:table-cell table:formula="of:=SIN(RADIANS([.N$1]*[.$A291]*360/256))" office:value-type="float" office:value="-0.893224301195515">
            <text:p>-0.8932243012</text:p>
          </table:table-cell>
          <table:table-cell table:formula="of:=SIN(RADIANS([.O$1]*[.$A291]*360/256))" office:value-type="float" office:value="-0.941544065183021">
            <text:p>-0.9415440652</text:p>
          </table:table-cell>
          <table:table-cell table:formula="of:=SIN(RADIANS([.P$1]*[.$A291]*360/256))" office:value-type="float" office:value="-0.40524131400499">
            <text:p>-0.405241314</text:p>
          </table:table-cell>
          <table:table-cell table:formula="of:=SIN(RADIANS([.Q$1]*[.$A291]*360/256))" office:value-type="float" office:value="0.38268343236509">
            <text:p>0.3826834324</text:p>
          </table:table-cell>
          <table:table-cell table:formula="of:= [.B291]/1+ [.C291]/2+ [.D291]/3+ [.E291]/4+ [.F291]/5+ [.G291]/6+ [.H291]/7+ [.I291]/8+ [.J291]/9+ [.K291]/10+ [.L291]/11+ [.M291]/12+ [.N291]/13+ [.O291]/14+ [.P291]/15+ [.Q291]/16" office:value-type="float" office:value="1.10889394521712">
            <text:p>1.1088939452</text:p>
          </table:table-cell>
          <table:table-cell table:number-columns-repeated="3"/>
        </table:table-row>
        <table:table-row table:style-name="ro1">
          <table:table-cell table:style-name="ce1" office:value-type="float" office:value="34">
            <text:p>34</text:p>
          </table:table-cell>
          <table:table-cell table:formula="of:=SIN(RADIANS([.$A292]*360/256))" office:value-type="float" office:value="0.740951125354959">
            <text:p>0.7409511254</text:p>
          </table:table-cell>
          <table:table-cell table:formula="of:=SIN(RADIANS([.C$1]*[.$A292]*360/256))" office:value-type="float" office:value="0.995184726672197">
            <text:p>0.9951847267</text:p>
          </table:table-cell>
          <table:table-cell table:formula="of:=SIN(RADIANS([.D$1]*[.$A292]*360/256))" office:value-type="float" office:value="0.595699304492433">
            <text:p>0.5956993045</text:p>
          </table:table-cell>
          <table:table-cell table:formula="of:=SIN(RADIANS([.E$1]*[.$A292]*360/256))" office:value-type="float" office:value="-0.195090322016128">
            <text:p>-0.195090322</text:p>
          </table:table-cell>
          <table:table-cell table:formula="of:=SIN(RADIANS([.F$1]*[.$A292]*360/256))" office:value-type="float" office:value="-0.857728610000272">
            <text:p>-0.85772861</text:p>
          </table:table-cell>
          <table:table-cell table:formula="of:=SIN(RADIANS([.G$1]*[.$A292]*360/256))" office:value-type="float" office:value="-0.956940335732209">
            <text:p>-0.9569403357</text:p>
          </table:table-cell>
          <table:table-cell table:formula="of:=SIN(RADIANS([.H$1]*[.$A292]*360/256))" office:value-type="float" office:value="-0.427555093430283">
            <text:p>-0.4275550934</text:p>
          </table:table-cell>
          <table:table-cell table:formula="of:=SIN(RADIANS([.I$1]*[.$A292]*360/256))" office:value-type="float" office:value="0.38268343236509">
            <text:p>0.3826834324</text:p>
          </table:table-cell>
          <table:table-cell table:formula="of:=SIN(RADIANS([.J$1]*[.$A292]*360/256))" office:value-type="float" office:value="0.941544065183021">
            <text:p>0.9415440652</text:p>
          </table:table-cell>
          <table:table-cell table:formula="of:=SIN(RADIANS([.K$1]*[.$A292]*360/256))" office:value-type="float" office:value="0.881921264348355">
            <text:p>0.8819212643</text:p>
          </table:table-cell>
          <table:table-cell table:formula="of:=SIN(RADIANS([.L$1]*[.$A292]*360/256))" office:value-type="float" office:value="0.242980179903263">
            <text:p>0.2429801799</text:p>
          </table:table-cell>
          <table:table-cell table:formula="of:=SIN(RADIANS([.M$1]*[.$A292]*360/256))" office:value-type="float" office:value="-0.555570233019602">
            <text:p>-0.555570233</text:p>
          </table:table-cell>
          <table:table-cell table:formula="of:=SIN(RADIANS([.N$1]*[.$A292]*360/256))" office:value-type="float" office:value="-0.989176509964781">
            <text:p>-0.98917651</text:p>
          </table:table-cell>
          <table:table-cell table:formula="of:=SIN(RADIANS([.O$1]*[.$A292]*360/256))" office:value-type="float" office:value="-0.773010453362738">
            <text:p>-0.7730104534</text:p>
          </table:table-cell>
          <table:table-cell table:formula="of:=SIN(RADIANS([.P$1]*[.$A292]*360/256))" office:value-type="float" office:value="-0.0490676743274183">
            <text:p>-0.0490676743</text:p>
          </table:table-cell>
          <table:table-cell table:formula="of:=SIN(RADIANS([.Q$1]*[.$A292]*360/256))" office:value-type="float" office:value="0.707106781186548">
            <text:p>0.7071067812</text:p>
          </table:table-cell>
          <table:table-cell table:formula="of:= [.B292]/1+ [.C292]/2+ [.D292]/3+ [.E292]/4+ [.F292]/5+ [.G292]/6+ [.H292]/7+ [.I292]/8+ [.J292]/9+ [.K292]/10+ [.L292]/11+ [.M292]/12+ [.N292]/13+ [.O292]/14+ [.P292]/15+ [.Q292]/16" office:value-type="float" office:value="1.1222748789557">
            <text:p>1.122274879</text:p>
          </table:table-cell>
          <table:table-cell table:number-columns-repeated="3"/>
        </table:table-row>
        <table:table-row table:style-name="ro1">
          <table:table-cell table:style-name="ce1" office:value-type="float" office:value="35">
            <text:p>35</text:p>
          </table:table-cell>
          <table:table-cell table:formula="of:=SIN(RADIANS([.$A293]*360/256))" office:value-type="float" office:value="0.757208846506484">
            <text:p>0.7572088465</text:p>
          </table:table-cell>
          <table:table-cell table:formula="of:=SIN(RADIANS([.C$1]*[.$A293]*360/256))" office:value-type="float" office:value="0.989176509964781">
            <text:p>0.98917651</text:p>
          </table:table-cell>
          <table:table-cell table:formula="of:=SIN(RADIANS([.D$1]*[.$A293]*360/256))" office:value-type="float" office:value="0.534997619887097">
            <text:p>0.5349976199</text:p>
          </table:table-cell>
          <table:table-cell table:formula="of:=SIN(RADIANS([.E$1]*[.$A293]*360/256))" office:value-type="float" office:value="-0.290284677254462">
            <text:p>-0.2902846773</text:p>
          </table:table-cell>
          <table:table-cell table:formula="of:=SIN(RADIANS([.F$1]*[.$A293]*360/256))" office:value-type="float" office:value="-0.914209755703531">
            <text:p>-0.9142097557</text:p>
          </table:table-cell>
          <table:table-cell table:formula="of:=SIN(RADIANS([.G$1]*[.$A293]*360/256))" office:value-type="float" office:value="-0.903989293123443">
            <text:p>-0.9039892931</text:p>
          </table:table-cell>
          <table:table-cell table:formula="of:=SIN(RADIANS([.H$1]*[.$A293]*360/256))" office:value-type="float" office:value="-0.266712757474899">
            <text:p>-0.2667127575</text:p>
          </table:table-cell>
          <table:table-cell table:formula="of:=SIN(RADIANS([.I$1]*[.$A293]*360/256))" office:value-type="float" office:value="0.555570233019602">
            <text:p>0.555570233</text:p>
          </table:table-cell>
          <table:table-cell table:formula="of:=SIN(RADIANS([.J$1]*[.$A293]*360/256))" office:value-type="float" office:value="0.99247953459871">
            <text:p>0.9924795346</text:p>
          </table:table-cell>
          <table:table-cell table:formula="of:=SIN(RADIANS([.K$1]*[.$A293]*360/256))" office:value-type="float" office:value="0.740951125354959">
            <text:p>0.7409511254</text:p>
          </table:table-cell>
          <table:table-cell table:formula="of:=SIN(RADIANS([.L$1]*[.$A293]*360/256))" office:value-type="float" office:value="-0.0245412285229127">
            <text:p>-0.0245412285</text:p>
          </table:table-cell>
          <table:table-cell table:formula="of:=SIN(RADIANS([.M$1]*[.$A293]*360/256))" office:value-type="float" office:value="-0.773010453362737">
            <text:p>-0.7730104534</text:p>
          </table:table-cell>
          <table:table-cell table:formula="of:=SIN(RADIANS([.N$1]*[.$A293]*360/256))" office:value-type="float" office:value="-0.985277642388941">
            <text:p>-0.9852776424</text:p>
          </table:table-cell>
          <table:table-cell table:formula="of:=SIN(RADIANS([.O$1]*[.$A293]*360/256))" office:value-type="float" office:value="-0.514102744193222">
            <text:p>-0.5141027442</text:p>
          </table:table-cell>
          <table:table-cell table:formula="of:=SIN(RADIANS([.P$1]*[.$A293]*360/256))" office:value-type="float" office:value="0.313681740398891">
            <text:p>0.3136817404</text:p>
          </table:table-cell>
          <table:table-cell table:formula="of:=SIN(RADIANS([.Q$1]*[.$A293]*360/256))" office:value-type="float" office:value="0.923879532511286">
            <text:p>0.9238795325</text:p>
          </table:table-cell>
          <table:table-cell table:formula="of:= [.B293]/1+ [.C293]/2+ [.D293]/3+ [.E293]/4+ [.F293]/5+ [.G293]/6+ [.H293]/7+ [.I293]/8+ [.J293]/9+ [.K293]/10+ [.L293]/11+ [.M293]/12+ [.N293]/13+ [.O293]/14+ [.P293]/15+ [.Q293]/16" office:value-type="float" office:value="1.13926052761272">
            <text:p>1.1392605276</text:p>
          </table:table-cell>
          <table:table-cell table:number-columns-repeated="3"/>
        </table:table-row>
        <table:table-row table:style-name="ro1">
          <table:table-cell table:style-name="ce1" office:value-type="float" office:value="36">
            <text:p>36</text:p>
          </table:table-cell>
          <table:table-cell table:formula="of:=SIN(RADIANS([.$A294]*360/256))" office:value-type="float" office:value="0.773010453362737">
            <text:p>0.7730104534</text:p>
          </table:table-cell>
          <table:table-cell table:formula="of:=SIN(RADIANS([.C$1]*[.$A294]*360/256))" office:value-type="float" office:value="0.98078528040323">
            <text:p>0.9807852804</text:p>
          </table:table-cell>
          <table:table-cell table:formula="of:=SIN(RADIANS([.D$1]*[.$A294]*360/256))" office:value-type="float" office:value="0.471396736825998">
            <text:p>0.4713967368</text:p>
          </table:table-cell>
          <table:table-cell table:formula="of:=SIN(RADIANS([.E$1]*[.$A294]*360/256))" office:value-type="float" office:value="-0.38268343236509">
            <text:p>-0.3826834324</text:p>
          </table:table-cell>
          <table:table-cell table:formula="of:=SIN(RADIANS([.F$1]*[.$A294]*360/256))" office:value-type="float" office:value="-0.956940335732209">
            <text:p>-0.9569403357</text:p>
          </table:table-cell>
          <table:table-cell table:formula="of:=SIN(RADIANS([.G$1]*[.$A294]*360/256))" office:value-type="float" office:value="-0.831469612302545">
            <text:p>-0.8314696123</text:p>
          </table:table-cell>
          <table:table-cell table:formula="of:=SIN(RADIANS([.H$1]*[.$A294]*360/256))" office:value-type="float" office:value="-0.0980171403295605">
            <text:p>-0.0980171403</text:p>
          </table:table-cell>
          <table:table-cell table:formula="of:=SIN(RADIANS([.I$1]*[.$A294]*360/256))" office:value-type="float" office:value="0.707106781186547">
            <text:p>0.7071067812</text:p>
          </table:table-cell>
          <table:table-cell table:formula="of:=SIN(RADIANS([.J$1]*[.$A294]*360/256))" office:value-type="float" office:value="0.995184726672197">
            <text:p>0.9951847267</text:p>
          </table:table-cell>
          <table:table-cell table:formula="of:=SIN(RADIANS([.K$1]*[.$A294]*360/256))" office:value-type="float" office:value="0.555570233019602">
            <text:p>0.555570233</text:p>
          </table:table-cell>
          <table:table-cell table:formula="of:=SIN(RADIANS([.L$1]*[.$A294]*360/256))" office:value-type="float" office:value="-0.290284677254463">
            <text:p>-0.2902846773</text:p>
          </table:table-cell>
          <table:table-cell table:formula="of:=SIN(RADIANS([.M$1]*[.$A294]*360/256))" office:value-type="float" office:value="-0.923879532511286">
            <text:p>-0.9238795325</text:p>
          </table:table-cell>
          <table:table-cell table:formula="of:=SIN(RADIANS([.N$1]*[.$A294]*360/256))" office:value-type="float" office:value="-0.881921264348355">
            <text:p>-0.8819212643</text:p>
          </table:table-cell>
          <table:table-cell table:formula="of:=SIN(RADIANS([.O$1]*[.$A294]*360/256))" office:value-type="float" office:value="-0.195090322016128">
            <text:p>-0.195090322</text:p>
          </table:table-cell>
          <table:table-cell table:formula="of:=SIN(RADIANS([.P$1]*[.$A294]*360/256))" office:value-type="float" office:value="0.634393284163645">
            <text:p>0.6343932842</text:p>
          </table:table-cell>
          <table:table-cell table:formula="of:=SIN(RADIANS([.Q$1]*[.$A294]*360/256))" office:value-type="float" office:value="1">
            <text:p>1</text:p>
          </table:table-cell>
          <table:table-cell table:formula="of:= [.B294]/1+ [.C294]/2+ [.D294]/3+ [.E294]/4+ [.F294]/5+ [.G294]/6+ [.H294]/7+ [.I294]/8+ [.J294]/9+ [.K294]/10+ [.L294]/11+ [.M294]/12+ [.N294]/13+ [.O294]/14+ [.P294]/15+ [.Q294]/16" office:value-type="float" office:value="1.15505543648688">
            <text:p>1.1550554365</text:p>
          </table:table-cell>
          <table:table-cell table:number-columns-repeated="3"/>
        </table:table-row>
        <table:table-row table:style-name="ro1">
          <table:table-cell table:style-name="ce1" office:value-type="float" office:value="37">
            <text:p>37</text:p>
          </table:table-cell>
          <table:table-cell table:formula="of:=SIN(RADIANS([.$A295]*360/256))" office:value-type="float" office:value="0.788346427626606">
            <text:p>0.7883464276</text:p>
          </table:table-cell>
          <table:table-cell table:formula="of:=SIN(RADIANS([.C$1]*[.$A295]*360/256))" office:value-type="float" office:value="0.970031253194544">
            <text:p>0.9700312532</text:p>
          </table:table-cell>
          <table:table-cell table:formula="of:=SIN(RADIANS([.D$1]*[.$A295]*360/256))" office:value-type="float" office:value="0.40524131400499">
            <text:p>0.405241314</text:p>
          </table:table-cell>
          <table:table-cell table:formula="of:=SIN(RADIANS([.E$1]*[.$A295]*360/256))" office:value-type="float" office:value="-0.471396736825998">
            <text:p>-0.4713967368</text:p>
          </table:table-cell>
          <table:table-cell table:formula="of:=SIN(RADIANS([.F$1]*[.$A295]*360/256))" office:value-type="float" office:value="-0.985277642388941">
            <text:p>-0.9852776424</text:p>
          </table:table-cell>
          <table:table-cell table:formula="of:=SIN(RADIANS([.G$1]*[.$A295]*360/256))" office:value-type="float" office:value="-0.740951125354959">
            <text:p>-0.7409511254</text:p>
          </table:table-cell>
          <table:table-cell table:formula="of:=SIN(RADIANS([.H$1]*[.$A295]*360/256))" office:value-type="float" office:value="0.0735645635996669">
            <text:p>0.0735645636</text:p>
          </table:table-cell>
          <table:table-cell table:formula="of:=SIN(RADIANS([.I$1]*[.$A295]*360/256))" office:value-type="float" office:value="0.831469612302545">
            <text:p>0.8314696123</text:p>
          </table:table-cell>
          <table:table-cell table:formula="of:=SIN(RADIANS([.J$1]*[.$A295]*360/256))" office:value-type="float" office:value="0.949528180593037">
            <text:p>0.9495281806</text:p>
          </table:table-cell>
          <table:table-cell table:formula="of:=SIN(RADIANS([.K$1]*[.$A295]*360/256))" office:value-type="float" office:value="0.336889853392221">
            <text:p>0.3368898534</text:p>
          </table:table-cell>
          <table:table-cell table:formula="of:=SIN(RADIANS([.L$1]*[.$A295]*360/256))" office:value-type="float" office:value="-0.534997619887097">
            <text:p>-0.5349976199</text:p>
          </table:table-cell>
          <table:table-cell table:formula="of:=SIN(RADIANS([.M$1]*[.$A295]*360/256))" office:value-type="float" office:value="-0.995184726672197">
            <text:p>-0.9951847267</text:p>
          </table:table-cell>
          <table:table-cell table:formula="of:=SIN(RADIANS([.N$1]*[.$A295]*360/256))" office:value-type="float" office:value="-0.689540544737067">
            <text:p>-0.6895405447</text:p>
          </table:table-cell>
          <table:table-cell table:formula="of:=SIN(RADIANS([.O$1]*[.$A295]*360/256))" office:value-type="float" office:value="0.146730474455361">
            <text:p>0.1467304745</text:p>
          </table:table-cell>
          <table:table-cell table:formula="of:=SIN(RADIANS([.P$1]*[.$A295]*360/256))" office:value-type="float" office:value="0.870086991108712">
            <text:p>0.8700869911</text:p>
          </table:table-cell>
          <table:table-cell table:formula="of:=SIN(RADIANS([.Q$1]*[.$A295]*360/256))" office:value-type="float" office:value="0.923879532511287">
            <text:p>0.9238795325</text:p>
          </table:table-cell>
          <table:table-cell table:formula="of:= [.B295]/1+ [.C295]/2+ [.D295]/3+ [.E295]/4+ [.F295]/5+ [.G295]/6+ [.H295]/7+ [.I295]/8+ [.J295]/9+ [.K295]/10+ [.L295]/11+ [.M295]/12+ [.N295]/13+ [.O295]/14+ [.P295]/15+ [.Q295]/16" office:value-type="float" office:value="1.16530019692257">
            <text:p>1.1653001969</text:p>
          </table:table-cell>
          <table:table-cell table:number-columns-repeated="3"/>
        </table:table-row>
        <table:table-row table:style-name="ro1">
          <table:table-cell table:style-name="ce1" office:value-type="float" office:value="38">
            <text:p>38</text:p>
          </table:table-cell>
          <table:table-cell table:formula="of:=SIN(RADIANS([.$A296]*360/256))" office:value-type="float" office:value="0.803207531480645">
            <text:p>0.8032075315</text:p>
          </table:table-cell>
          <table:table-cell table:formula="of:=SIN(RADIANS([.C$1]*[.$A296]*360/256))" office:value-type="float" office:value="0.956940335732209">
            <text:p>0.9569403357</text:p>
          </table:table-cell>
          <table:table-cell table:formula="of:=SIN(RADIANS([.D$1]*[.$A296]*360/256))" office:value-type="float" office:value="0.33688985339222">
            <text:p>0.3368898534</text:p>
          </table:table-cell>
          <table:table-cell table:formula="of:=SIN(RADIANS([.E$1]*[.$A296]*360/256))" office:value-type="float" office:value="-0.555570233019602">
            <text:p>-0.555570233</text:p>
          </table:table-cell>
          <table:table-cell table:formula="of:=SIN(RADIANS([.F$1]*[.$A296]*360/256))" office:value-type="float" office:value="-0.998795456205172">
            <text:p>-0.9987954562</text:p>
          </table:table-cell>
          <table:table-cell table:formula="of:=SIN(RADIANS([.G$1]*[.$A296]*360/256))" office:value-type="float" office:value="-0.634393284163645">
            <text:p>-0.6343932842</text:p>
          </table:table-cell>
          <table:table-cell table:formula="of:=SIN(RADIANS([.H$1]*[.$A296]*360/256))" office:value-type="float" office:value="0.242980179903264">
            <text:p>0.2429801799</text:p>
          </table:table-cell>
          <table:table-cell table:formula="of:=SIN(RADIANS([.I$1]*[.$A296]*360/256))" office:value-type="float" office:value="0.923879532511287">
            <text:p>0.9238795325</text:p>
          </table:table-cell>
          <table:table-cell table:formula="of:=SIN(RADIANS([.J$1]*[.$A296]*360/256))" office:value-type="float" office:value="0.857728610000272">
            <text:p>0.85772861</text:p>
          </table:table-cell>
          <table:table-cell table:formula="of:=SIN(RADIANS([.K$1]*[.$A296]*360/256))" office:value-type="float" office:value="0.0980171403295606">
            <text:p>0.0980171403</text:p>
          </table:table-cell>
          <table:table-cell table:formula="of:=SIN(RADIANS([.L$1]*[.$A296]*360/256))" office:value-type="float" office:value="-0.740951125354959">
            <text:p>-0.7409511254</text:p>
          </table:table-cell>
          <table:table-cell table:formula="of:=SIN(RADIANS([.M$1]*[.$A296]*360/256))" office:value-type="float" office:value="-0.98078528040323">
            <text:p>-0.9807852804</text:p>
          </table:table-cell>
          <table:table-cell table:formula="of:=SIN(RADIANS([.N$1]*[.$A296]*360/256))" office:value-type="float" office:value="-0.427555093430283">
            <text:p>-0.4275550934</text:p>
          </table:table-cell>
          <table:table-cell table:formula="of:=SIN(RADIANS([.O$1]*[.$A296]*360/256))" office:value-type="float" office:value="0.471396736825997">
            <text:p>0.4713967368</text:p>
          </table:table-cell>
          <table:table-cell table:formula="of:=SIN(RADIANS([.P$1]*[.$A296]*360/256))" office:value-type="float" office:value="0.989176509964781">
            <text:p>0.98917651</text:p>
          </table:table-cell>
          <table:table-cell table:formula="of:=SIN(RADIANS([.Q$1]*[.$A296]*360/256))" office:value-type="float" office:value="0.707106781186547">
            <text:p>0.7071067812</text:p>
          </table:table-cell>
          <table:table-cell table:formula="of:= [.B296]/1+ [.C296]/2+ [.D296]/3+ [.E296]/4+ [.F296]/5+ [.G296]/6+ [.H296]/7+ [.I296]/8+ [.J296]/9+ [.K296]/10+ [.L296]/11+ [.M296]/12+ [.N296]/13+ [.O296]/14+ [.P296]/15+ [.Q296]/16" office:value-type="float" office:value="1.16672205909953">
            <text:p>1.1667220591</text:p>
          </table:table-cell>
          <table:table-cell table:number-columns-repeated="3"/>
        </table:table-row>
        <table:table-row table:style-name="ro1">
          <table:table-cell table:style-name="ce1" office:value-type="float" office:value="39">
            <text:p>39</text:p>
          </table:table-cell>
          <table:table-cell table:formula="of:=SIN(RADIANS([.$A297]*360/256))" office:value-type="float" office:value="0.817584813151584">
            <text:p>0.8175848132</text:p>
          </table:table-cell>
          <table:table-cell table:formula="of:=SIN(RADIANS([.C$1]*[.$A297]*360/256))" office:value-type="float" office:value="0.941544065183021">
            <text:p>0.9415440652</text:p>
          </table:table-cell>
          <table:table-cell table:formula="of:=SIN(RADIANS([.D$1]*[.$A297]*360/256))" office:value-type="float" office:value="0.266712757474898">
            <text:p>0.2667127575</text:p>
          </table:table-cell>
          <table:table-cell table:formula="of:=SIN(RADIANS([.E$1]*[.$A297]*360/256))" office:value-type="float" office:value="-0.634393284163645">
            <text:p>-0.6343932842</text:p>
          </table:table-cell>
          <table:table-cell table:formula="of:=SIN(RADIANS([.F$1]*[.$A297]*360/256))" office:value-type="float" office:value="-0.99729045667869">
            <text:p>-0.9972904567</text:p>
          </table:table-cell>
          <table:table-cell table:formula="of:=SIN(RADIANS([.G$1]*[.$A297]*360/256))" office:value-type="float" office:value="-0.514102744193222">
            <text:p>-0.5141027442</text:p>
          </table:table-cell>
          <table:table-cell table:formula="of:=SIN(RADIANS([.H$1]*[.$A297]*360/256))" office:value-type="float" office:value="0.40524131400499">
            <text:p>0.405241314</text:p>
          </table:table-cell>
          <table:table-cell table:formula="of:=SIN(RADIANS([.I$1]*[.$A297]*360/256))" office:value-type="float" office:value="0.98078528040323">
            <text:p>0.9807852804</text:p>
          </table:table-cell>
          <table:table-cell table:formula="of:=SIN(RADIANS([.J$1]*[.$A297]*360/256))" office:value-type="float" office:value="0.724247082951467">
            <text:p>0.724247083</text:p>
          </table:table-cell>
          <table:table-cell table:formula="of:=SIN(RADIANS([.K$1]*[.$A297]*360/256))" office:value-type="float" office:value="-0.146730474455361">
            <text:p>-0.1467304745</text:p>
          </table:table-cell>
          <table:table-cell table:formula="of:=SIN(RADIANS([.L$1]*[.$A297]*360/256))" office:value-type="float" office:value="-0.893224301195515">
            <text:p>-0.8932243012</text:p>
          </table:table-cell>
          <table:table-cell table:formula="of:=SIN(RADIANS([.M$1]*[.$A297]*360/256))" office:value-type="float" office:value="-0.881921264348355">
            <text:p>-0.8819212643</text:p>
          </table:table-cell>
          <table:table-cell table:formula="of:=SIN(RADIANS([.N$1]*[.$A297]*360/256))" office:value-type="float" office:value="-0.122410675199217">
            <text:p>-0.1224106752</text:p>
          </table:table-cell>
          <table:table-cell table:formula="of:=SIN(RADIANS([.O$1]*[.$A297]*360/256))" office:value-type="float" office:value="0.740951125354959">
            <text:p>0.7409511254</text:p>
          </table:table-cell>
          <table:table-cell table:formula="of:=SIN(RADIANS([.P$1]*[.$A297]*360/256))" office:value-type="float" office:value="0.975702130038529">
            <text:p>0.97570213</text:p>
          </table:table-cell>
          <table:table-cell table:formula="of:=SIN(RADIANS([.Q$1]*[.$A297]*360/256))" office:value-type="float" office:value="0.382683432365091">
            <text:p>0.3826834324</text:p>
          </table:table-cell>
          <table:table-cell table:formula="of:= [.B297]/1+ [.C297]/2+ [.D297]/3+ [.E297]/4+ [.F297]/5+ [.G297]/6+ [.H297]/7+ [.I297]/8+ [.J297]/9+ [.K297]/10+ [.L297]/11+ [.M297]/12+ [.N297]/13+ [.O297]/14+ [.P297]/15+ [.Q297]/16" office:value-type="float" office:value="1.15758727205093">
            <text:p>1.1575872721</text:p>
          </table:table-cell>
          <table:table-cell table:number-columns-repeated="3"/>
        </table:table-row>
        <table:table-row table:style-name="ro1">
          <table:table-cell table:style-name="ce1" office:value-type="float" office:value="40">
            <text:p>40</text:p>
          </table:table-cell>
          <table:table-cell table:formula="of:=SIN(RADIANS([.$A298]*360/256))" office:value-type="float" office:value="0.831469612302545">
            <text:p>0.8314696123</text:p>
          </table:table-cell>
          <table:table-cell table:formula="of:=SIN(RADIANS([.C$1]*[.$A298]*360/256))" office:value-type="float" office:value="0.923879532511287">
            <text:p>0.9238795325</text:p>
          </table:table-cell>
          <table:table-cell table:formula="of:=SIN(RADIANS([.D$1]*[.$A298]*360/256))" office:value-type="float" office:value="0.195090322016128">
            <text:p>0.195090322</text:p>
          </table:table-cell>
          <table:table-cell table:formula="of:=SIN(RADIANS([.E$1]*[.$A298]*360/256))" office:value-type="float" office:value="-0.707106781186547">
            <text:p>-0.7071067812</text:p>
          </table:table-cell>
          <table:table-cell table:formula="of:=SIN(RADIANS([.F$1]*[.$A298]*360/256))" office:value-type="float" office:value="-0.98078528040323">
            <text:p>-0.9807852804</text:p>
          </table:table-cell>
          <table:table-cell table:formula="of:=SIN(RADIANS([.G$1]*[.$A298]*360/256))" office:value-type="float" office:value="-0.38268343236509">
            <text:p>-0.3826834324</text:p>
          </table:table-cell>
          <table:table-cell table:formula="of:=SIN(RADIANS([.H$1]*[.$A298]*360/256))" office:value-type="float" office:value="0.555570233019602">
            <text:p>0.555570233</text:p>
          </table:table-cell>
          <table:table-cell table:formula="of:=SIN(RADIANS([.I$1]*[.$A298]*360/256))" office:value-type="float" office:value="1">
            <text:p>1</text:p>
          </table:table-cell>
          <table:table-cell table:formula="of:=SIN(RADIANS([.J$1]*[.$A298]*360/256))" office:value-type="float" office:value="0.555570233019602">
            <text:p>0.555570233</text:p>
          </table:table-cell>
          <table:table-cell table:formula="of:=SIN(RADIANS([.K$1]*[.$A298]*360/256))" office:value-type="float" office:value="-0.38268343236509">
            <text:p>-0.3826834324</text:p>
          </table:table-cell>
          <table:table-cell table:formula="of:=SIN(RADIANS([.L$1]*[.$A298]*360/256))" office:value-type="float" office:value="-0.98078528040323">
            <text:p>-0.9807852804</text:p>
          </table:table-cell>
          <table:table-cell table:formula="of:=SIN(RADIANS([.M$1]*[.$A298]*360/256))" office:value-type="float" office:value="-0.707106781186547">
            <text:p>-0.7071067812</text:p>
          </table:table-cell>
          <table:table-cell table:formula="of:=SIN(RADIANS([.N$1]*[.$A298]*360/256))" office:value-type="float" office:value="0.195090322016129">
            <text:p>0.195090322</text:p>
          </table:table-cell>
          <table:table-cell table:formula="of:=SIN(RADIANS([.O$1]*[.$A298]*360/256))" office:value-type="float" office:value="0.923879532511286">
            <text:p>0.9238795325</text:p>
          </table:table-cell>
          <table:table-cell table:formula="of:=SIN(RADIANS([.P$1]*[.$A298]*360/256))" office:value-type="float" office:value="0.831469612302546">
            <text:p>0.8314696123</text:p>
          </table:table-cell>
          <table:table-cell table:formula="of:=SIN(RADIANS([.Q$1]*[.$A298]*360/256))" office:value-type="float" office:value="6.12323399573677E-016">
            <text:p>6.12323399573677E-016</text:p>
          </table:table-cell>
          <table:table-cell table:formula="of:= [.B298]/1+ [.C298]/2+ [.D298]/3+ [.E298]/4+ [.F298]/5+ [.G298]/6+ [.H298]/7+ [.I298]/8+ [.J298]/9+ [.K298]/10+ [.L298]/11+ [.M298]/12+ [.N298]/13+ [.O298]/14+ [.P298]/15+ [.Q298]/16" office:value-type="float" office:value="1.13789580845524">
            <text:p>1.1378958085</text:p>
          </table:table-cell>
          <table:table-cell table:number-columns-repeated="3"/>
        </table:table-row>
        <table:table-row table:style-name="ro1">
          <table:table-cell table:style-name="ce1" office:value-type="float" office:value="41">
            <text:p>41</text:p>
          </table:table-cell>
          <table:table-cell table:formula="of:=SIN(RADIANS([.$A299]*360/256))" office:value-type="float" office:value="0.844853565249707">
            <text:p>0.8448535652</text:p>
          </table:table-cell>
          <table:table-cell table:formula="of:=SIN(RADIANS([.C$1]*[.$A299]*360/256))" office:value-type="float" office:value="0.903989293123443">
            <text:p>0.9039892931</text:p>
          </table:table-cell>
          <table:table-cell table:formula="of:=SIN(RADIANS([.D$1]*[.$A299]*360/256))" office:value-type="float" office:value="0.122410675199216">
            <text:p>0.1224106752</text:p>
          </table:table-cell>
          <table:table-cell table:formula="of:=SIN(RADIANS([.E$1]*[.$A299]*360/256))" office:value-type="float" office:value="-0.773010453362737">
            <text:p>-0.7730104534</text:p>
          </table:table-cell>
          <table:table-cell table:formula="of:=SIN(RADIANS([.F$1]*[.$A299]*360/256))" office:value-type="float" office:value="-0.949528180593037">
            <text:p>-0.9495281806</text:p>
          </table:table-cell>
          <table:table-cell table:formula="of:=SIN(RADIANS([.G$1]*[.$A299]*360/256))" office:value-type="float" office:value="-0.242980179903264">
            <text:p>-0.2429801799</text:p>
          </table:table-cell>
          <table:table-cell table:formula="of:=SIN(RADIANS([.H$1]*[.$A299]*360/256))" office:value-type="float" office:value="0.689540544737067">
            <text:p>0.6895405447</text:p>
          </table:table-cell>
          <table:table-cell table:formula="of:=SIN(RADIANS([.I$1]*[.$A299]*360/256))" office:value-type="float" office:value="0.980785280403231">
            <text:p>0.9807852804</text:p>
          </table:table-cell>
          <table:table-cell table:formula="of:=SIN(RADIANS([.J$1]*[.$A299]*360/256))" office:value-type="float" office:value="0.359895036534988">
            <text:p>0.3598950365</text:p>
          </table:table-cell>
          <table:table-cell table:formula="of:=SIN(RADIANS([.K$1]*[.$A299]*360/256))" office:value-type="float" office:value="-0.595699304492433">
            <text:p>-0.5956993045</text:p>
          </table:table-cell>
          <table:table-cell table:formula="of:=SIN(RADIANS([.L$1]*[.$A299]*360/256))" office:value-type="float" office:value="-0.99729045667869">
            <text:p>-0.9972904567</text:p>
          </table:table-cell>
          <table:table-cell table:formula="of:=SIN(RADIANS([.M$1]*[.$A299]*360/256))" office:value-type="float" office:value="-0.471396736825998">
            <text:p>-0.4713967368</text:p>
          </table:table-cell>
          <table:table-cell table:formula="of:=SIN(RADIANS([.N$1]*[.$A299]*360/256))" office:value-type="float" office:value="0.492898192229784">
            <text:p>0.4928981922</text:p>
          </table:table-cell>
          <table:table-cell table:formula="of:=SIN(RADIANS([.O$1]*[.$A299]*360/256))" office:value-type="float" office:value="0.998795456205172">
            <text:p>0.9987954562</text:p>
          </table:table-cell>
          <table:table-cell table:formula="of:=SIN(RADIANS([.P$1]*[.$A299]*360/256))" office:value-type="float" office:value="0.575808191417845">
            <text:p>0.5758081914</text:p>
          </table:table-cell>
          <table:table-cell table:formula="of:=SIN(RADIANS([.Q$1]*[.$A299]*360/256))" office:value-type="float" office:value="-0.382683432365088">
            <text:p>-0.3826834324</text:p>
          </table:table-cell>
          <table:table-cell table:formula="of:= [.B299]/1+ [.C299]/2+ [.D299]/3+ [.E299]/4+ [.F299]/5+ [.G299]/6+ [.H299]/7+ [.I299]/8+ [.J299]/9+ [.K299]/10+ [.L299]/11+ [.M299]/12+ [.N299]/13+ [.O299]/14+ [.P299]/15+ [.Q299]/16" office:value-type="float" office:value="1.10930062939002">
            <text:p>1.1093006294</text:p>
          </table:table-cell>
          <table:table-cell table:number-columns-repeated="3"/>
        </table:table-row>
        <table:table-row table:style-name="ro1">
          <table:table-cell table:style-name="ce1" office:value-type="float" office:value="42">
            <text:p>42</text:p>
          </table:table-cell>
          <table:table-cell table:formula="of:=SIN(RADIANS([.$A300]*360/256))" office:value-type="float" office:value="0.857728610000272">
            <text:p>0.85772861</text:p>
          </table:table-cell>
          <table:table-cell table:formula="of:=SIN(RADIANS([.C$1]*[.$A300]*360/256))" office:value-type="float" office:value="0.881921264348355">
            <text:p>0.8819212643</text:p>
          </table:table-cell>
          <table:table-cell table:formula="of:=SIN(RADIANS([.D$1]*[.$A300]*360/256))" office:value-type="float" office:value="0.049067674327418">
            <text:p>0.0490676743</text:p>
          </table:table-cell>
          <table:table-cell table:formula="of:=SIN(RADIANS([.E$1]*[.$A300]*360/256))" office:value-type="float" office:value="-0.831469612302545">
            <text:p>-0.8314696123</text:p>
          </table:table-cell>
          <table:table-cell table:formula="of:=SIN(RADIANS([.F$1]*[.$A300]*360/256))" office:value-type="float" office:value="-0.903989293123443">
            <text:p>-0.9039892931</text:p>
          </table:table-cell>
          <table:table-cell table:formula="of:=SIN(RADIANS([.G$1]*[.$A300]*360/256))" office:value-type="float" office:value="-0.0980171403295605">
            <text:p>-0.0980171403</text:p>
          </table:table-cell>
          <table:table-cell table:formula="of:=SIN(RADIANS([.H$1]*[.$A300]*360/256))" office:value-type="float" office:value="0.803207531480645">
            <text:p>0.8032075315</text:p>
          </table:table-cell>
          <table:table-cell table:formula="of:=SIN(RADIANS([.I$1]*[.$A300]*360/256))" office:value-type="float" office:value="0.923879532511287">
            <text:p>0.9238795325</text:p>
          </table:table-cell>
          <table:table-cell table:formula="of:=SIN(RADIANS([.J$1]*[.$A300]*360/256))" office:value-type="float" office:value="0.146730474455362">
            <text:p>0.1467304745</text:p>
          </table:table-cell>
          <table:table-cell table:formula="of:=SIN(RADIANS([.K$1]*[.$A300]*360/256))" office:value-type="float" office:value="-0.773010453362737">
            <text:p>-0.7730104534</text:p>
          </table:table-cell>
          <table:table-cell table:formula="of:=SIN(RADIANS([.L$1]*[.$A300]*360/256))" office:value-type="float" office:value="-0.941544065183021">
            <text:p>-0.9415440652</text:p>
          </table:table-cell>
          <table:table-cell table:formula="of:=SIN(RADIANS([.M$1]*[.$A300]*360/256))" office:value-type="float" office:value="-0.195090322016128">
            <text:p>-0.195090322</text:p>
          </table:table-cell>
          <table:table-cell table:formula="of:=SIN(RADIANS([.N$1]*[.$A300]*360/256))" office:value-type="float" office:value="0.740951125354959">
            <text:p>0.7409511254</text:p>
          </table:table-cell>
          <table:table-cell table:formula="of:=SIN(RADIANS([.O$1]*[.$A300]*360/256))" office:value-type="float" office:value="0.956940335732209">
            <text:p>0.9569403357</text:p>
          </table:table-cell>
          <table:table-cell table:formula="of:=SIN(RADIANS([.P$1]*[.$A300]*360/256))" office:value-type="float" office:value="0.242980179903264">
            <text:p>0.2429801799</text:p>
          </table:table-cell>
          <table:table-cell table:formula="of:=SIN(RADIANS([.Q$1]*[.$A300]*360/256))" office:value-type="float" office:value="-0.707106781186548">
            <text:p>-0.7071067812</text:p>
          </table:table-cell>
          <table:table-cell table:formula="of:= [.B300]/1+ [.C300]/2+ [.D300]/3+ [.E300]/4+ [.F300]/5+ [.G300]/6+ [.H300]/7+ [.I300]/8+ [.J300]/9+ [.K300]/10+ [.L300]/11+ [.M300]/12+ [.N300]/13+ [.O300]/14+ [.P300]/15+ [.Q300]/16" office:value-type="float" office:value="1.07477608172896">
            <text:p>1.0747760817</text:p>
          </table:table-cell>
          <table:table-cell table:number-columns-repeated="3"/>
        </table:table-row>
        <table:table-row table:style-name="ro1">
          <table:table-cell table:style-name="ce1" office:value-type="float" office:value="43">
            <text:p>43</text:p>
          </table:table-cell>
          <table:table-cell table:formula="of:=SIN(RADIANS([.$A301]*360/256))" office:value-type="float" office:value="0.870086991108711">
            <text:p>0.8700869911</text:p>
          </table:table-cell>
          <table:table-cell table:formula="of:=SIN(RADIANS([.C$1]*[.$A301]*360/256))" office:value-type="float" office:value="0.857728610000272">
            <text:p>0.85772861</text:p>
          </table:table-cell>
          <table:table-cell table:formula="of:=SIN(RADIANS([.D$1]*[.$A301]*360/256))" office:value-type="float" office:value="-0.0245412285229121">
            <text:p>-0.0245412285</text:p>
          </table:table-cell>
          <table:table-cell table:formula="of:=SIN(RADIANS([.E$1]*[.$A301]*360/256))" office:value-type="float" office:value="-0.881921264348355">
            <text:p>-0.8819212643</text:p>
          </table:table-cell>
          <table:table-cell table:formula="of:=SIN(RADIANS([.F$1]*[.$A301]*360/256))" office:value-type="float" office:value="-0.844853565249707">
            <text:p>-0.8448535652</text:p>
          </table:table-cell>
          <table:table-cell table:formula="of:=SIN(RADIANS([.G$1]*[.$A301]*360/256))" office:value-type="float" office:value="0.0490676743274176">
            <text:p>0.0490676743</text:p>
          </table:table-cell>
          <table:table-cell table:formula="of:=SIN(RADIANS([.H$1]*[.$A301]*360/256))" office:value-type="float" office:value="0.893224301195515">
            <text:p>0.8932243012</text:p>
          </table:table-cell>
          <table:table-cell table:formula="of:=SIN(RADIANS([.I$1]*[.$A301]*360/256))" office:value-type="float" office:value="0.831469612302545">
            <text:p>0.8314696123</text:p>
          </table:table-cell>
          <table:table-cell table:formula="of:=SIN(RADIANS([.J$1]*[.$A301]*360/256))" office:value-type="float" office:value="-0.0735645635996677">
            <text:p>-0.0735645636</text:p>
          </table:table-cell>
          <table:table-cell table:formula="of:=SIN(RADIANS([.K$1]*[.$A301]*360/256))" office:value-type="float" office:value="-0.903989293123443">
            <text:p>-0.9039892931</text:p>
          </table:table-cell>
          <table:table-cell table:formula="of:=SIN(RADIANS([.L$1]*[.$A301]*360/256))" office:value-type="float" office:value="-0.817584813151584">
            <text:p>-0.8175848132</text:p>
          </table:table-cell>
          <table:table-cell table:formula="of:=SIN(RADIANS([.M$1]*[.$A301]*360/256))" office:value-type="float" office:value="0.0980171403295598">
            <text:p>0.0980171403</text:p>
          </table:table-cell>
          <table:table-cell table:formula="of:=SIN(RADIANS([.N$1]*[.$A301]*360/256))" office:value-type="float" office:value="0.914209755703531">
            <text:p>0.9142097557</text:p>
          </table:table-cell>
          <table:table-cell table:formula="of:=SIN(RADIANS([.O$1]*[.$A301]*360/256))" office:value-type="float" office:value="0.803207531480645">
            <text:p>0.8032075315</text:p>
          </table:table-cell>
          <table:table-cell table:formula="of:=SIN(RADIANS([.P$1]*[.$A301]*360/256))" office:value-type="float" office:value="-0.122410675199216">
            <text:p>-0.1224106752</text:p>
          </table:table-cell>
          <table:table-cell table:formula="of:=SIN(RADIANS([.Q$1]*[.$A301]*360/256))" office:value-type="float" office:value="-0.923879532511286">
            <text:p>-0.9238795325</text:p>
          </table:table-cell>
          <table:table-cell table:formula="of:= [.B301]/1+ [.C301]/2+ [.D301]/3+ [.E301]/4+ [.F301]/5+ [.G301]/6+ [.H301]/7+ [.I301]/8+ [.J301]/9+ [.K301]/10+ [.L301]/11+ [.M301]/12+ [.N301]/13+ [.O301]/14+ [.P301]/15+ [.Q301]/16" office:value-type="float" office:value="1.0380970209673">
            <text:p>1.038097021</text:p>
          </table:table-cell>
          <table:table-cell table:number-columns-repeated="3"/>
        </table:table-row>
        <table:table-row table:style-name="ro1">
          <table:table-cell table:style-name="ce1" office:value-type="float" office:value="44">
            <text:p>44</text:p>
          </table:table-cell>
          <table:table-cell table:formula="of:=SIN(RADIANS([.$A302]*360/256))" office:value-type="float" office:value="0.881921264348355">
            <text:p>0.8819212643</text:p>
          </table:table-cell>
          <table:table-cell table:formula="of:=SIN(RADIANS([.C$1]*[.$A302]*360/256))" office:value-type="float" office:value="0.831469612302545">
            <text:p>0.8314696123</text:p>
          </table:table-cell>
          <table:table-cell table:formula="of:=SIN(RADIANS([.D$1]*[.$A302]*360/256))" office:value-type="float" office:value="-0.0980171403295606">
            <text:p>-0.0980171403</text:p>
          </table:table-cell>
          <table:table-cell table:formula="of:=SIN(RADIANS([.E$1]*[.$A302]*360/256))" office:value-type="float" office:value="-0.923879532511287">
            <text:p>-0.9238795325</text:p>
          </table:table-cell>
          <table:table-cell table:formula="of:=SIN(RADIANS([.F$1]*[.$A302]*360/256))" office:value-type="float" office:value="-0.773010453362737">
            <text:p>-0.7730104534</text:p>
          </table:table-cell>
          <table:table-cell table:formula="of:=SIN(RADIANS([.G$1]*[.$A302]*360/256))" office:value-type="float" office:value="0.195090322016128">
            <text:p>0.195090322</text:p>
          </table:table-cell>
          <table:table-cell table:formula="of:=SIN(RADIANS([.H$1]*[.$A302]*360/256))" office:value-type="float" office:value="0.956940335732209">
            <text:p>0.9569403357</text:p>
          </table:table-cell>
          <table:table-cell table:formula="of:=SIN(RADIANS([.I$1]*[.$A302]*360/256))" office:value-type="float" office:value="0.707106781186547">
            <text:p>0.7071067812</text:p>
          </table:table-cell>
          <table:table-cell table:formula="of:=SIN(RADIANS([.J$1]*[.$A302]*360/256))" office:value-type="float" office:value="-0.290284677254463">
            <text:p>-0.2902846773</text:p>
          </table:table-cell>
          <table:table-cell table:formula="of:=SIN(RADIANS([.K$1]*[.$A302]*360/256))" office:value-type="float" office:value="-0.98078528040323">
            <text:p>-0.9807852804</text:p>
          </table:table-cell>
          <table:table-cell table:formula="of:=SIN(RADIANS([.L$1]*[.$A302]*360/256))" office:value-type="float" office:value="-0.634393284163645">
            <text:p>-0.6343932842</text:p>
          </table:table-cell>
          <table:table-cell table:formula="of:=SIN(RADIANS([.M$1]*[.$A302]*360/256))" office:value-type="float" office:value="0.38268343236509">
            <text:p>0.3826834324</text:p>
          </table:table-cell>
          <table:table-cell table:formula="of:=SIN(RADIANS([.N$1]*[.$A302]*360/256))" office:value-type="float" office:value="0.995184726672197">
            <text:p>0.9951847267</text:p>
          </table:table-cell>
          <table:table-cell table:formula="of:=SIN(RADIANS([.O$1]*[.$A302]*360/256))" office:value-type="float" office:value="0.555570233019602">
            <text:p>0.555570233</text:p>
          </table:table-cell>
          <table:table-cell table:formula="of:=SIN(RADIANS([.P$1]*[.$A302]*360/256))" office:value-type="float" office:value="-0.471396736825999">
            <text:p>-0.4713967368</text:p>
          </table:table-cell>
          <table:table-cell table:formula="of:=SIN(RADIANS([.Q$1]*[.$A302]*360/256))" office:value-type="float" office:value="-1">
            <text:p>-1</text:p>
          </table:table-cell>
          <table:table-cell table:formula="of:= [.B302]/1+ [.C302]/2+ [.D302]/3+ [.E302]/4+ [.F302]/5+ [.G302]/6+ [.H302]/7+ [.I302]/8+ [.J302]/9+ [.K302]/10+ [.L302]/11+ [.M302]/12+ [.N302]/13+ [.O302]/14+ [.P302]/15+ [.Q302]/16" office:value-type="float" office:value="1.00321647860779">
            <text:p>1.0032164786</text:p>
          </table:table-cell>
          <table:table-cell table:number-columns-repeated="3"/>
        </table:table-row>
        <table:table-row table:style-name="ro1">
          <table:table-cell table:style-name="ce1" office:value-type="float" office:value="45">
            <text:p>45</text:p>
          </table:table-cell>
          <table:table-cell table:formula="of:=SIN(RADIANS([.$A303]*360/256))" office:value-type="float" office:value="0.893224301195515">
            <text:p>0.8932243012</text:p>
          </table:table-cell>
          <table:table-cell table:formula="of:=SIN(RADIANS([.C$1]*[.$A303]*360/256))" office:value-type="float" office:value="0.803207531480645">
            <text:p>0.8032075315</text:p>
          </table:table-cell>
          <table:table-cell table:formula="of:=SIN(RADIANS([.D$1]*[.$A303]*360/256))" office:value-type="float" office:value="-0.170961888760301">
            <text:p>-0.1709618888</text:p>
          </table:table-cell>
          <table:table-cell table:formula="of:=SIN(RADIANS([.E$1]*[.$A303]*360/256))" office:value-type="float" office:value="-0.956940335732209">
            <text:p>-0.9569403357</text:p>
          </table:table-cell>
          <table:table-cell table:formula="of:=SIN(RADIANS([.F$1]*[.$A303]*360/256))" office:value-type="float" office:value="-0.689540544737067">
            <text:p>-0.6895405447</text:p>
          </table:table-cell>
          <table:table-cell table:formula="of:=SIN(RADIANS([.G$1]*[.$A303]*360/256))" office:value-type="float" office:value="0.33688985339222">
            <text:p>0.3368898534</text:p>
          </table:table-cell>
          <table:table-cell table:formula="of:=SIN(RADIANS([.H$1]*[.$A303]*360/256))" office:value-type="float" office:value="0.99247953459871">
            <text:p>0.9924795346</text:p>
          </table:table-cell>
          <table:table-cell table:formula="of:=SIN(RADIANS([.I$1]*[.$A303]*360/256))" office:value-type="float" office:value="0.555570233019602">
            <text:p>0.555570233</text:p>
          </table:table-cell>
          <table:table-cell table:formula="of:=SIN(RADIANS([.J$1]*[.$A303]*360/256))" office:value-type="float" office:value="-0.492898192229784">
            <text:p>-0.4928981922</text:p>
          </table:table-cell>
          <table:table-cell table:formula="of:=SIN(RADIANS([.K$1]*[.$A303]*360/256))" office:value-type="float" office:value="-0.998795456205172">
            <text:p>-0.9987954562</text:p>
          </table:table-cell>
          <table:table-cell table:formula="of:=SIN(RADIANS([.L$1]*[.$A303]*360/256))" office:value-type="float" office:value="-0.40524131400499">
            <text:p>-0.405241314</text:p>
          </table:table-cell>
          <table:table-cell table:formula="of:=SIN(RADIANS([.M$1]*[.$A303]*360/256))" office:value-type="float" office:value="0.634393284163645">
            <text:p>0.6343932842</text:p>
          </table:table-cell>
          <table:table-cell table:formula="of:=SIN(RADIANS([.N$1]*[.$A303]*360/256))" office:value-type="float" office:value="0.975702130038529">
            <text:p>0.97570213</text:p>
          </table:table-cell>
          <table:table-cell table:formula="of:=SIN(RADIANS([.O$1]*[.$A303]*360/256))" office:value-type="float" office:value="0.242980179903264">
            <text:p>0.2429801799</text:p>
          </table:table-cell>
          <table:table-cell table:formula="of:=SIN(RADIANS([.P$1]*[.$A303]*360/256))" office:value-type="float" office:value="-0.757208846506485">
            <text:p>-0.7572088465</text:p>
          </table:table-cell>
          <table:table-cell table:formula="of:=SIN(RADIANS([.Q$1]*[.$A303]*360/256))" office:value-type="float" office:value="-0.923879532511287">
            <text:p>-0.9238795325</text:p>
          </table:table-cell>
          <table:table-cell table:formula="of:= [.B303]/1+ [.C303]/2+ [.D303]/3+ [.E303]/4+ [.F303]/5+ [.G303]/6+ [.H303]/7+ [.I303]/8+ [.J303]/9+ [.K303]/10+ [.L303]/11+ [.M303]/12+ [.N303]/13+ [.O303]/14+ [.P303]/15+ [.Q303]/16" office:value-type="float" office:value="0.973641609209719">
            <text:p>0.9736416092</text:p>
          </table:table-cell>
          <table:table-cell table:number-columns-repeated="3"/>
        </table:table-row>
        <table:table-row table:style-name="ro1">
          <table:table-cell table:style-name="ce1" office:value-type="float" office:value="46">
            <text:p>46</text:p>
          </table:table-cell>
          <table:table-cell table:formula="of:=SIN(RADIANS([.$A304]*360/256))" office:value-type="float" office:value="0.903989293123443">
            <text:p>0.9039892931</text:p>
          </table:table-cell>
          <table:table-cell table:formula="of:=SIN(RADIANS([.C$1]*[.$A304]*360/256))" office:value-type="float" office:value="0.773010453362737">
            <text:p>0.7730104534</text:p>
          </table:table-cell>
          <table:table-cell table:formula="of:=SIN(RADIANS([.D$1]*[.$A304]*360/256))" office:value-type="float" office:value="-0.242980179903264">
            <text:p>-0.2429801799</text:p>
          </table:table-cell>
          <table:table-cell table:formula="of:=SIN(RADIANS([.E$1]*[.$A304]*360/256))" office:value-type="float" office:value="-0.98078528040323">
            <text:p>-0.9807852804</text:p>
          </table:table-cell>
          <table:table-cell table:formula="of:=SIN(RADIANS([.F$1]*[.$A304]*360/256))" office:value-type="float" office:value="-0.595699304492433">
            <text:p>-0.5956993045</text:p>
          </table:table-cell>
          <table:table-cell table:formula="of:=SIN(RADIANS([.G$1]*[.$A304]*360/256))" office:value-type="float" office:value="0.471396736825998">
            <text:p>0.4713967368</text:p>
          </table:table-cell>
          <table:table-cell table:formula="of:=SIN(RADIANS([.H$1]*[.$A304]*360/256))" office:value-type="float" office:value="0.998795456205172">
            <text:p>0.9987954562</text:p>
          </table:table-cell>
          <table:table-cell table:formula="of:=SIN(RADIANS([.I$1]*[.$A304]*360/256))" office:value-type="float" office:value="0.382683432365091">
            <text:p>0.3826834324</text:p>
          </table:table-cell>
          <table:table-cell table:formula="of:=SIN(RADIANS([.J$1]*[.$A304]*360/256))" office:value-type="float" office:value="-0.671558954847019">
            <text:p>-0.6715589548</text:p>
          </table:table-cell>
          <table:table-cell table:formula="of:=SIN(RADIANS([.K$1]*[.$A304]*360/256))" office:value-type="float" office:value="-0.956940335732209">
            <text:p>-0.9569403357</text:p>
          </table:table-cell>
          <table:table-cell table:formula="of:=SIN(RADIANS([.L$1]*[.$A304]*360/256))" office:value-type="float" office:value="-0.146730474455362">
            <text:p>-0.1467304745</text:p>
          </table:table-cell>
          <table:table-cell table:formula="of:=SIN(RADIANS([.M$1]*[.$A304]*360/256))" office:value-type="float" office:value="0.831469612302545">
            <text:p>0.8314696123</text:p>
          </table:table-cell>
          <table:table-cell table:formula="of:=SIN(RADIANS([.N$1]*[.$A304]*360/256))" office:value-type="float" office:value="0.857728610000272">
            <text:p>0.85772861</text:p>
          </table:table-cell>
          <table:table-cell table:formula="of:=SIN(RADIANS([.O$1]*[.$A304]*360/256))" office:value-type="float" office:value="-0.0980171403295597">
            <text:p>-0.0980171403</text:p>
          </table:table-cell>
          <table:table-cell table:formula="of:=SIN(RADIANS([.P$1]*[.$A304]*360/256))" office:value-type="float" office:value="-0.941544065183021">
            <text:p>-0.9415440652</text:p>
          </table:table-cell>
          <table:table-cell table:formula="of:=SIN(RADIANS([.Q$1]*[.$A304]*360/256))" office:value-type="float" office:value="-0.707106781186549">
            <text:p>-0.7071067812</text:p>
          </table:table-cell>
          <table:table-cell table:formula="of:= [.B304]/1+ [.C304]/2+ [.D304]/3+ [.E304]/4+ [.F304]/5+ [.G304]/6+ [.H304]/7+ [.I304]/8+ [.J304]/9+ [.K304]/10+ [.L304]/11+ [.M304]/12+ [.N304]/13+ [.O304]/14+ [.P304]/15+ [.Q304]/16" office:value-type="float" office:value="0.951903988988052">
            <text:p>0.951903989</text:p>
          </table:table-cell>
          <table:table-cell table:number-columns-repeated="3"/>
        </table:table-row>
        <table:table-row table:style-name="ro1">
          <table:table-cell table:style-name="ce1" office:value-type="float" office:value="47">
            <text:p>47</text:p>
          </table:table-cell>
          <table:table-cell table:formula="of:=SIN(RADIANS([.$A305]*360/256))" office:value-type="float" office:value="0.914209755703531">
            <text:p>0.9142097557</text:p>
          </table:table-cell>
          <table:table-cell table:formula="of:=SIN(RADIANS([.C$1]*[.$A305]*360/256))" office:value-type="float" office:value="0.740951125354959">
            <text:p>0.7409511254</text:p>
          </table:table-cell>
          <table:table-cell table:formula="of:=SIN(RADIANS([.D$1]*[.$A305]*360/256))" office:value-type="float" office:value="-0.313681740398892">
            <text:p>-0.3136817404</text:p>
          </table:table-cell>
          <table:table-cell table:formula="of:=SIN(RADIANS([.E$1]*[.$A305]*360/256))" office:value-type="float" office:value="-0.995184726672197">
            <text:p>-0.9951847267</text:p>
          </table:table-cell>
          <table:table-cell table:formula="of:=SIN(RADIANS([.F$1]*[.$A305]*360/256))" office:value-type="float" office:value="-0.492898192229784">
            <text:p>-0.4928981922</text:p>
          </table:table-cell>
          <table:table-cell table:formula="of:=SIN(RADIANS([.G$1]*[.$A305]*360/256))" office:value-type="float" office:value="0.595699304492434">
            <text:p>0.5956993045</text:p>
          </table:table-cell>
          <table:table-cell table:formula="of:=SIN(RADIANS([.H$1]*[.$A305]*360/256))" office:value-type="float" office:value="0.975702130038528">
            <text:p>0.97570213</text:p>
          </table:table-cell>
          <table:table-cell table:formula="of:=SIN(RADIANS([.I$1]*[.$A305]*360/256))" office:value-type="float" office:value="0.195090322016128">
            <text:p>0.195090322</text:p>
          </table:table-cell>
          <table:table-cell table:formula="of:=SIN(RADIANS([.J$1]*[.$A305]*360/256))" office:value-type="float" office:value="-0.817584813151583">
            <text:p>-0.8175848132</text:p>
          </table:table-cell>
          <table:table-cell table:formula="of:=SIN(RADIANS([.K$1]*[.$A305]*360/256))" office:value-type="float" office:value="-0.857728610000272">
            <text:p>-0.85772861</text:p>
          </table:table-cell>
          <table:table-cell table:formula="of:=SIN(RADIANS([.L$1]*[.$A305]*360/256))" office:value-type="float" office:value="0.122410675199216">
            <text:p>0.1224106752</text:p>
          </table:table-cell>
          <table:table-cell table:formula="of:=SIN(RADIANS([.M$1]*[.$A305]*360/256))" office:value-type="float" office:value="0.956940335732209">
            <text:p>0.9569403357</text:p>
          </table:table-cell>
          <table:table-cell table:formula="of:=SIN(RADIANS([.N$1]*[.$A305]*360/256))" office:value-type="float" office:value="0.653172842953777">
            <text:p>0.653172843</text:p>
          </table:table-cell>
          <table:table-cell table:formula="of:=SIN(RADIANS([.O$1]*[.$A305]*360/256))" office:value-type="float" office:value="-0.427555093430282">
            <text:p>-0.4275550934</text:p>
          </table:table-cell>
          <table:table-cell table:formula="of:=SIN(RADIANS([.P$1]*[.$A305]*360/256))" office:value-type="float" office:value="-0.999698818696204">
            <text:p>-0.9996988187</text:p>
          </table:table-cell>
          <table:table-cell table:formula="of:=SIN(RADIANS([.Q$1]*[.$A305]*360/256))" office:value-type="float" office:value="-0.382683432365089">
            <text:p>-0.3826834324</text:p>
          </table:table-cell>
          <table:table-cell table:formula="of:= [.B305]/1+ [.C305]/2+ [.D305]/3+ [.E305]/4+ [.F305]/5+ [.G305]/6+ [.H305]/7+ [.I305]/8+ [.J305]/9+ [.K305]/10+ [.L305]/11+ [.M305]/12+ [.N305]/13+ [.O305]/14+ [.P305]/15+ [.Q305]/16" office:value-type="float" office:value="0.939202210415103">
            <text:p>0.9392022104</text:p>
          </table:table-cell>
          <table:table-cell table:number-columns-repeated="3"/>
        </table:table-row>
        <table:table-row table:style-name="ro1">
          <table:table-cell table:style-name="ce1" office:value-type="float" office:value="48">
            <text:p>48</text:p>
          </table:table-cell>
          <table:table-cell table:formula="of:=SIN(RADIANS([.$A306]*360/256))" office:value-type="float" office:value="0.923879532511287">
            <text:p>0.9238795325</text:p>
          </table:table-cell>
          <table:table-cell table:formula="of:=SIN(RADIANS([.C$1]*[.$A306]*360/256))" office:value-type="float" office:value="0.707106781186548">
            <text:p>0.7071067812</text:p>
          </table:table-cell>
          <table:table-cell table:formula="of:=SIN(RADIANS([.D$1]*[.$A306]*360/256))" office:value-type="float" office:value="-0.38268343236509">
            <text:p>-0.3826834324</text:p>
          </table:table-cell>
          <table:table-cell table:formula="of:=SIN(RADIANS([.E$1]*[.$A306]*360/256))" office:value-type="float" office:value="-1">
            <text:p>-1</text:p>
          </table:table-cell>
          <table:table-cell table:formula="of:=SIN(RADIANS([.F$1]*[.$A306]*360/256))" office:value-type="float" office:value="-0.38268343236509">
            <text:p>-0.3826834324</text:p>
          </table:table-cell>
          <table:table-cell table:formula="of:=SIN(RADIANS([.G$1]*[.$A306]*360/256))" office:value-type="float" office:value="0.707106781186547">
            <text:p>0.7071067812</text:p>
          </table:table-cell>
          <table:table-cell table:formula="of:=SIN(RADIANS([.H$1]*[.$A306]*360/256))" office:value-type="float" office:value="0.923879532511287">
            <text:p>0.9238795325</text:p>
          </table:table-cell>
          <table:table-cell table:formula="of:=SIN(RADIANS([.I$1]*[.$A306]*360/256))" office:value-type="float" office:value="3.67394039744206E-016">
            <text:p>3.67394039744206E-016</text:p>
          </table:table-cell>
          <table:table-cell table:formula="of:=SIN(RADIANS([.J$1]*[.$A306]*360/256))" office:value-type="float" office:value="-0.923879532511286">
            <text:p>-0.9238795325</text:p>
          </table:table-cell>
          <table:table-cell table:formula="of:=SIN(RADIANS([.K$1]*[.$A306]*360/256))" office:value-type="float" office:value="-0.707106781186547">
            <text:p>-0.7071067812</text:p>
          </table:table-cell>
          <table:table-cell table:formula="of:=SIN(RADIANS([.L$1]*[.$A306]*360/256))" office:value-type="float" office:value="0.38268343236509">
            <text:p>0.3826834324</text:p>
          </table:table-cell>
          <table:table-cell table:formula="of:=SIN(RADIANS([.M$1]*[.$A306]*360/256))" office:value-type="float" office:value="1">
            <text:p>1</text:p>
          </table:table-cell>
          <table:table-cell table:formula="of:=SIN(RADIANS([.N$1]*[.$A306]*360/256))" office:value-type="float" office:value="0.382683432365091">
            <text:p>0.3826834324</text:p>
          </table:table-cell>
          <table:table-cell table:formula="of:=SIN(RADIANS([.O$1]*[.$A306]*360/256))" office:value-type="float" office:value="-0.707106781186548">
            <text:p>-0.7071067812</text:p>
          </table:table-cell>
          <table:table-cell table:formula="of:=SIN(RADIANS([.P$1]*[.$A306]*360/256))" office:value-type="float" office:value="-0.923879532511287">
            <text:p>-0.9238795325</text:p>
          </table:table-cell>
          <table:table-cell table:formula="of:=SIN(RADIANS([.Q$1]*[.$A306]*360/256))" office:value-type="float" office:value="-7.34788079488412E-016">
            <text:p>-7.34788079488412E-016</text:p>
          </table:table-cell>
          <table:table-cell table:formula="of:= [.B306]/1+ [.C306]/2+ [.D306]/3+ [.E306]/4+ [.F306]/5+ [.G306]/6+ [.H306]/7+ [.I306]/8+ [.J306]/9+ [.K306]/10+ [.L306]/11+ [.M306]/12+ [.N306]/13+ [.O306]/14+ [.P306]/15+ [.Q306]/16" office:value-type="float" office:value="0.935265380876486">
            <text:p>0.9352653809</text:p>
          </table:table-cell>
          <table:table-cell table:number-columns-repeated="3"/>
        </table:table-row>
        <table:table-row table:style-name="ro1">
          <table:table-cell table:style-name="ce1" office:value-type="float" office:value="49">
            <text:p>49</text:p>
          </table:table-cell>
          <table:table-cell table:formula="of:=SIN(RADIANS([.$A307]*360/256))" office:value-type="float" office:value="0.932992798834739">
            <text:p>0.9329927988</text:p>
          </table:table-cell>
          <table:table-cell table:formula="of:=SIN(RADIANS([.C$1]*[.$A307]*360/256))" office:value-type="float" office:value="0.671558954847019">
            <text:p>0.6715589548</text:p>
          </table:table-cell>
          <table:table-cell table:formula="of:=SIN(RADIANS([.D$1]*[.$A307]*360/256))" office:value-type="float" office:value="-0.449611329654607">
            <text:p>-0.4496113297</text:p>
          </table:table-cell>
          <table:table-cell table:formula="of:=SIN(RADIANS([.E$1]*[.$A307]*360/256))" office:value-type="float" office:value="-0.995184726672197">
            <text:p>-0.9951847267</text:p>
          </table:table-cell>
          <table:table-cell table:formula="of:=SIN(RADIANS([.F$1]*[.$A307]*360/256))" office:value-type="float" office:value="-0.266712757474899">
            <text:p>-0.2667127575</text:p>
          </table:table-cell>
          <table:table-cell table:formula="of:=SIN(RADIANS([.G$1]*[.$A307]*360/256))" office:value-type="float" office:value="0.803207531480645">
            <text:p>0.8032075315</text:p>
          </table:table-cell>
          <table:table-cell table:formula="of:=SIN(RADIANS([.H$1]*[.$A307]*360/256))" office:value-type="float" office:value="0.844853565249707">
            <text:p>0.8448535652</text:p>
          </table:table-cell>
          <table:table-cell table:formula="of:=SIN(RADIANS([.I$1]*[.$A307]*360/256))" office:value-type="float" office:value="-0.195090322016127">
            <text:p>-0.195090322</text:p>
          </table:table-cell>
          <table:table-cell table:formula="of:=SIN(RADIANS([.J$1]*[.$A307]*360/256))" office:value-type="float" office:value="-0.985277642388941">
            <text:p>-0.9852776424</text:p>
          </table:table-cell>
          <table:table-cell table:formula="of:=SIN(RADIANS([.K$1]*[.$A307]*360/256))" office:value-type="float" office:value="-0.514102744193222">
            <text:p>-0.5141027442</text:p>
          </table:table-cell>
          <table:table-cell table:formula="of:=SIN(RADIANS([.L$1]*[.$A307]*360/256))" office:value-type="float" office:value="0.615231590580627">
            <text:p>0.6152315906</text:p>
          </table:table-cell>
          <table:table-cell table:formula="of:=SIN(RADIANS([.M$1]*[.$A307]*360/256))" office:value-type="float" office:value="0.956940335732209">
            <text:p>0.9569403357</text:p>
          </table:table-cell>
          <table:table-cell table:formula="of:=SIN(RADIANS([.N$1]*[.$A307]*360/256))" office:value-type="float" office:value="0.0735645635996669">
            <text:p>0.0735645636</text:p>
          </table:table-cell>
          <table:table-cell table:formula="of:=SIN(RADIANS([.O$1]*[.$A307]*360/256))" office:value-type="float" office:value="-0.903989293123444">
            <text:p>-0.9039892931</text:p>
          </table:table-cell>
          <table:table-cell table:formula="of:=SIN(RADIANS([.P$1]*[.$A307]*360/256))" office:value-type="float" office:value="-0.724247082951467">
            <text:p>-0.724247083</text:p>
          </table:table-cell>
          <table:table-cell table:formula="of:=SIN(RADIANS([.Q$1]*[.$A307]*360/256))" office:value-type="float" office:value="0.382683432365088">
            <text:p>0.3826834324</text:p>
          </table:table-cell>
          <table:table-cell table:formula="of:= [.B307]/1+ [.C307]/2+ [.D307]/3+ [.E307]/4+ [.F307]/5+ [.G307]/6+ [.H307]/7+ [.I307]/8+ [.J307]/9+ [.K307]/10+ [.L307]/11+ [.M307]/12+ [.N307]/13+ [.O307]/14+ [.P307]/15+ [.Q307]/16" office:value-type="float" office:value="0.93845042700996">
            <text:p>0.938450427</text:p>
          </table:table-cell>
          <table:table-cell table:number-columns-repeated="3"/>
        </table:table-row>
        <table:table-row table:style-name="ro1">
          <table:table-cell table:style-name="ce1" office:value-type="float" office:value="50">
            <text:p>50</text:p>
          </table:table-cell>
          <table:table-cell table:formula="of:=SIN(RADIANS([.$A308]*360/256))" office:value-type="float" office:value="0.941544065183021">
            <text:p>0.9415440652</text:p>
          </table:table-cell>
          <table:table-cell table:formula="of:=SIN(RADIANS([.C$1]*[.$A308]*360/256))" office:value-type="float" office:value="0.634393284163645">
            <text:p>0.6343932842</text:p>
          </table:table-cell>
          <table:table-cell table:formula="of:=SIN(RADIANS([.D$1]*[.$A308]*360/256))" office:value-type="float" office:value="-0.514102744193222">
            <text:p>-0.5141027442</text:p>
          </table:table-cell>
          <table:table-cell table:formula="of:=SIN(RADIANS([.E$1]*[.$A308]*360/256))" office:value-type="float" office:value="-0.98078528040323">
            <text:p>-0.9807852804</text:p>
          </table:table-cell>
          <table:table-cell table:formula="of:=SIN(RADIANS([.F$1]*[.$A308]*360/256))" office:value-type="float" office:value="-0.146730474455362">
            <text:p>-0.1467304745</text:p>
          </table:table-cell>
          <table:table-cell table:formula="of:=SIN(RADIANS([.G$1]*[.$A308]*360/256))" office:value-type="float" office:value="0.881921264348355">
            <text:p>0.8819212643</text:p>
          </table:table-cell>
          <table:table-cell table:formula="of:=SIN(RADIANS([.H$1]*[.$A308]*360/256))" office:value-type="float" office:value="0.740951125354959">
            <text:p>0.7409511254</text:p>
          </table:table-cell>
          <table:table-cell table:formula="of:=SIN(RADIANS([.I$1]*[.$A308]*360/256))" office:value-type="float" office:value="-0.38268343236509">
            <text:p>-0.3826834324</text:p>
          </table:table-cell>
          <table:table-cell table:formula="of:=SIN(RADIANS([.J$1]*[.$A308]*360/256))" office:value-type="float" office:value="-0.998795456205172">
            <text:p>-0.9987954562</text:p>
          </table:table-cell>
          <table:table-cell table:formula="of:=SIN(RADIANS([.K$1]*[.$A308]*360/256))" office:value-type="float" office:value="-0.290284677254462">
            <text:p>-0.2902846773</text:p>
          </table:table-cell>
          <table:table-cell table:formula="of:=SIN(RADIANS([.L$1]*[.$A308]*360/256))" office:value-type="float" office:value="0.803207531480645">
            <text:p>0.8032075315</text:p>
          </table:table-cell>
          <table:table-cell table:formula="of:=SIN(RADIANS([.M$1]*[.$A308]*360/256))" office:value-type="float" office:value="0.831469612302546">
            <text:p>0.8314696123</text:p>
          </table:table-cell>
          <table:table-cell table:formula="of:=SIN(RADIANS([.N$1]*[.$A308]*360/256))" office:value-type="float" office:value="-0.242980179903264">
            <text:p>-0.2429801799</text:p>
          </table:table-cell>
          <table:table-cell table:formula="of:=SIN(RADIANS([.O$1]*[.$A308]*360/256))" office:value-type="float" office:value="-0.995184726672197">
            <text:p>-0.9951847267</text:p>
          </table:table-cell>
          <table:table-cell table:formula="of:=SIN(RADIANS([.P$1]*[.$A308]*360/256))" office:value-type="float" office:value="-0.427555093430283">
            <text:p>-0.4275550934</text:p>
          </table:table-cell>
          <table:table-cell table:formula="of:=SIN(RADIANS([.Q$1]*[.$A308]*360/256))" office:value-type="float" office:value="0.707106781186548">
            <text:p>0.7071067812</text:p>
          </table:table-cell>
          <table:table-cell table:formula="of:= [.B308]/1+ [.C308]/2+ [.D308]/3+ [.E308]/4+ [.F308]/5+ [.G308]/6+ [.H308]/7+ [.I308]/8+ [.J308]/9+ [.K308]/10+ [.L308]/11+ [.M308]/12+ [.N308]/13+ [.O308]/14+ [.P308]/15+ [.Q308]/16" office:value-type="float" office:value="0.946049674731224">
            <text:p>0.9460496747</text:p>
          </table:table-cell>
          <table:table-cell table:number-columns-repeated="3"/>
        </table:table-row>
        <table:table-row table:style-name="ro1">
          <table:table-cell table:style-name="ce1" office:value-type="float" office:value="51">
            <text:p>51</text:p>
          </table:table-cell>
          <table:table-cell table:formula="of:=SIN(RADIANS([.$A309]*360/256))" office:value-type="float" office:value="0.949528180593037">
            <text:p>0.9495281806</text:p>
          </table:table-cell>
          <table:table-cell table:formula="of:=SIN(RADIANS([.C$1]*[.$A309]*360/256))" office:value-type="float" office:value="0.595699304492433">
            <text:p>0.5956993045</text:p>
          </table:table-cell>
          <table:table-cell table:formula="of:=SIN(RADIANS([.D$1]*[.$A309]*360/256))" office:value-type="float" office:value="-0.575808191417845">
            <text:p>-0.5758081914</text:p>
          </table:table-cell>
          <table:table-cell table:formula="of:=SIN(RADIANS([.E$1]*[.$A309]*360/256))" office:value-type="float" office:value="-0.956940335732209">
            <text:p>-0.9569403357</text:p>
          </table:table-cell>
          <table:table-cell table:formula="of:=SIN(RADIANS([.F$1]*[.$A309]*360/256))" office:value-type="float" office:value="-0.0245412285229124">
            <text:p>-0.0245412285</text:p>
          </table:table-cell>
          <table:table-cell table:formula="of:=SIN(RADIANS([.G$1]*[.$A309]*360/256))" office:value-type="float" office:value="0.941544065183021">
            <text:p>0.9415440652</text:p>
          </table:table-cell>
          <table:table-cell table:formula="of:=SIN(RADIANS([.H$1]*[.$A309]*360/256))" office:value-type="float" office:value="0.615231590580627">
            <text:p>0.6152315906</text:p>
          </table:table-cell>
          <table:table-cell table:formula="of:=SIN(RADIANS([.I$1]*[.$A309]*360/256))" office:value-type="float" office:value="-0.555570233019602">
            <text:p>-0.555570233</text:p>
          </table:table-cell>
          <table:table-cell table:formula="of:=SIN(RADIANS([.J$1]*[.$A309]*360/256))" office:value-type="float" office:value="-0.96377606579544">
            <text:p>-0.9637760658</text:p>
          </table:table-cell>
          <table:table-cell table:formula="of:=SIN(RADIANS([.K$1]*[.$A309]*360/256))" office:value-type="float" office:value="-0.0490676743274183">
            <text:p>-0.0490676743</text:p>
          </table:table-cell>
          <table:table-cell table:formula="of:=SIN(RADIANS([.L$1]*[.$A309]*360/256))" office:value-type="float" office:value="0.932992798834739">
            <text:p>0.9329927988</text:p>
          </table:table-cell>
          <table:table-cell table:formula="of:=SIN(RADIANS([.M$1]*[.$A309]*360/256))" office:value-type="float" office:value="0.634393284163645">
            <text:p>0.6343932842</text:p>
          </table:table-cell>
          <table:table-cell table:formula="of:=SIN(RADIANS([.N$1]*[.$A309]*360/256))" office:value-type="float" office:value="-0.534997619887096">
            <text:p>-0.5349976199</text:p>
          </table:table-cell>
          <table:table-cell table:formula="of:=SIN(RADIANS([.O$1]*[.$A309]*360/256))" office:value-type="float" office:value="-0.970031253194544">
            <text:p>-0.9700312532</text:p>
          </table:table-cell>
          <table:table-cell table:formula="of:=SIN(RADIANS([.P$1]*[.$A309]*360/256))" office:value-type="float" office:value="-0.0735645635996688">
            <text:p>-0.0735645636</text:p>
          </table:table-cell>
          <table:table-cell table:formula="of:=SIN(RADIANS([.Q$1]*[.$A309]*360/256))" office:value-type="float" office:value="0.923879532511286">
            <text:p>0.9238795325</text:p>
          </table:table-cell>
          <table:table-cell table:formula="of:= [.B309]/1+ [.C309]/2+ [.D309]/3+ [.E309]/4+ [.F309]/5+ [.G309]/6+ [.H309]/7+ [.I309]/8+ [.J309]/9+ [.K309]/10+ [.L309]/11+ [.M309]/12+ [.N309]/13+ [.O309]/14+ [.P309]/15+ [.Q309]/16" office:value-type="float" office:value="0.95475359238971">
            <text:p>0.9547535924</text:p>
          </table:table-cell>
          <table:table-cell table:number-columns-repeated="3"/>
        </table:table-row>
        <table:table-row table:style-name="ro1">
          <table:table-cell table:style-name="ce1" office:value-type="float" office:value="52">
            <text:p>52</text:p>
          </table:table-cell>
          <table:table-cell table:formula="of:=SIN(RADIANS([.$A310]*360/256))" office:value-type="float" office:value="0.956940335732209">
            <text:p>0.9569403357</text:p>
          </table:table-cell>
          <table:table-cell table:formula="of:=SIN(RADIANS([.C$1]*[.$A310]*360/256))" office:value-type="float" office:value="0.555570233019602">
            <text:p>0.555570233</text:p>
          </table:table-cell>
          <table:table-cell table:formula="of:=SIN(RADIANS([.D$1]*[.$A310]*360/256))" office:value-type="float" office:value="-0.634393284163645">
            <text:p>-0.6343932842</text:p>
          </table:table-cell>
          <table:table-cell table:formula="of:=SIN(RADIANS([.E$1]*[.$A310]*360/256))" office:value-type="float" office:value="-0.923879532511287">
            <text:p>-0.9238795325</text:p>
          </table:table-cell>
          <table:table-cell table:formula="of:=SIN(RADIANS([.F$1]*[.$A310]*360/256))" office:value-type="float" office:value="0.0980171403295609">
            <text:p>0.0980171403</text:p>
          </table:table-cell>
          <table:table-cell table:formula="of:=SIN(RADIANS([.G$1]*[.$A310]*360/256))" office:value-type="float" office:value="0.98078528040323">
            <text:p>0.9807852804</text:p>
          </table:table-cell>
          <table:table-cell table:formula="of:=SIN(RADIANS([.H$1]*[.$A310]*360/256))" office:value-type="float" office:value="0.471396736825998">
            <text:p>0.4713967368</text:p>
          </table:table-cell>
          <table:table-cell table:formula="of:=SIN(RADIANS([.I$1]*[.$A310]*360/256))" office:value-type="float" office:value="-0.707106781186548">
            <text:p>-0.7071067812</text:p>
          </table:table-cell>
          <table:table-cell table:formula="of:=SIN(RADIANS([.J$1]*[.$A310]*360/256))" office:value-type="float" office:value="-0.881921264348355">
            <text:p>-0.8819212643</text:p>
          </table:table-cell>
          <table:table-cell table:formula="of:=SIN(RADIANS([.K$1]*[.$A310]*360/256))" office:value-type="float" office:value="0.195090322016129">
            <text:p>0.195090322</text:p>
          </table:table-cell>
          <table:table-cell table:formula="of:=SIN(RADIANS([.L$1]*[.$A310]*360/256))" office:value-type="float" office:value="0.995184726672197">
            <text:p>0.9951847267</text:p>
          </table:table-cell>
          <table:table-cell table:formula="of:=SIN(RADIANS([.M$1]*[.$A310]*360/256))" office:value-type="float" office:value="0.382683432365091">
            <text:p>0.3826834324</text:p>
          </table:table-cell>
          <table:table-cell table:formula="of:=SIN(RADIANS([.N$1]*[.$A310]*360/256))" office:value-type="float" office:value="-0.773010453362737">
            <text:p>-0.7730104534</text:p>
          </table:table-cell>
          <table:table-cell table:formula="of:=SIN(RADIANS([.O$1]*[.$A310]*360/256))" office:value-type="float" office:value="-0.831469612302546">
            <text:p>-0.8314696123</text:p>
          </table:table-cell>
          <table:table-cell table:formula="of:=SIN(RADIANS([.P$1]*[.$A310]*360/256))" office:value-type="float" office:value="0.290284677254461">
            <text:p>0.2902846773</text:p>
          </table:table-cell>
          <table:table-cell table:formula="of:=SIN(RADIANS([.Q$1]*[.$A310]*360/256))" office:value-type="float" office:value="1">
            <text:p>1</text:p>
          </table:table-cell>
          <table:table-cell table:formula="of:= [.B310]/1+ [.C310]/2+ [.D310]/3+ [.E310]/4+ [.F310]/5+ [.G310]/6+ [.H310]/7+ [.I310]/8+ [.J310]/9+ [.K310]/10+ [.L310]/11+ [.M310]/12+ [.N310]/13+ [.O310]/14+ [.P310]/15+ [.Q310]/16" office:value-type="float" office:value="0.961191513936632">
            <text:p>0.9611915139</text:p>
          </table:table-cell>
          <table:table-cell table:number-columns-repeated="3"/>
        </table:table-row>
        <table:table-row table:style-name="ro1">
          <table:table-cell table:style-name="ce1" office:value-type="float" office:value="53">
            <text:p>53</text:p>
          </table:table-cell>
          <table:table-cell table:formula="of:=SIN(RADIANS([.$A311]*360/256))" office:value-type="float" office:value="0.96377606579544">
            <text:p>0.9637760658</text:p>
          </table:table-cell>
          <table:table-cell table:formula="of:=SIN(RADIANS([.C$1]*[.$A311]*360/256))" office:value-type="float" office:value="0.514102744193222">
            <text:p>0.5141027442</text:p>
          </table:table-cell>
          <table:table-cell table:formula="of:=SIN(RADIANS([.D$1]*[.$A311]*360/256))" office:value-type="float" office:value="-0.689540544737067">
            <text:p>-0.6895405447</text:p>
          </table:table-cell>
          <table:table-cell table:formula="of:=SIN(RADIANS([.E$1]*[.$A311]*360/256))" office:value-type="float" office:value="-0.881921264348355">
            <text:p>-0.8819212643</text:p>
          </table:table-cell>
          <table:table-cell table:formula="of:=SIN(RADIANS([.F$1]*[.$A311]*360/256))" office:value-type="float" office:value="0.21910124015687">
            <text:p>0.2191012402</text:p>
          </table:table-cell>
          <table:table-cell table:formula="of:=SIN(RADIANS([.G$1]*[.$A311]*360/256))" office:value-type="float" office:value="0.998795456205172">
            <text:p>0.9987954562</text:p>
          </table:table-cell>
          <table:table-cell table:formula="of:=SIN(RADIANS([.H$1]*[.$A311]*360/256))" office:value-type="float" office:value="0.313681740398892">
            <text:p>0.3136817404</text:p>
          </table:table-cell>
          <table:table-cell table:formula="of:=SIN(RADIANS([.I$1]*[.$A311]*360/256))" office:value-type="float" office:value="-0.831469612302545">
            <text:p>-0.8314696123</text:p>
          </table:table-cell>
          <table:table-cell table:formula="of:=SIN(RADIANS([.J$1]*[.$A311]*360/256))" office:value-type="float" office:value="-0.757208846506485">
            <text:p>-0.7572088465</text:p>
          </table:table-cell>
          <table:table-cell table:formula="of:=SIN(RADIANS([.K$1]*[.$A311]*360/256))" office:value-type="float" office:value="0.427555093430282">
            <text:p>0.4275550934</text:p>
          </table:table-cell>
          <table:table-cell table:formula="of:=SIN(RADIANS([.L$1]*[.$A311]*360/256))" office:value-type="float" office:value="0.985277642388941">
            <text:p>0.9852776424</text:p>
          </table:table-cell>
          <table:table-cell table:formula="of:=SIN(RADIANS([.M$1]*[.$A311]*360/256))" office:value-type="float" office:value="0.0980171403295609">
            <text:p>0.0980171403</text:p>
          </table:table-cell>
          <table:table-cell table:formula="of:=SIN(RADIANS([.N$1]*[.$A311]*360/256))" office:value-type="float" office:value="-0.932992798834739">
            <text:p>-0.9329927988</text:p>
          </table:table-cell>
          <table:table-cell table:formula="of:=SIN(RADIANS([.O$1]*[.$A311]*360/256))" office:value-type="float" office:value="-0.595699304492434">
            <text:p>-0.5956993045</text:p>
          </table:table-cell>
          <table:table-cell table:formula="of:=SIN(RADIANS([.P$1]*[.$A311]*360/256))" office:value-type="float" office:value="0.615231590580628">
            <text:p>0.6152315906</text:p>
          </table:table-cell>
          <table:table-cell table:formula="of:=SIN(RADIANS([.Q$1]*[.$A311]*360/256))" office:value-type="float" office:value="0.923879532511287">
            <text:p>0.9238795325</text:p>
          </table:table-cell>
          <table:table-cell table:formula="of:= [.B311]/1+ [.C311]/2+ [.D311]/3+ [.E311]/4+ [.F311]/5+ [.G311]/6+ [.H311]/7+ [.I311]/8+ [.J311]/9+ [.K311]/10+ [.L311]/11+ [.M311]/12+ [.N311]/13+ [.O311]/14+ [.P311]/15+ [.Q311]/16" office:value-type="float" office:value="0.962463672474491">
            <text:p>0.9624636725</text:p>
          </table:table-cell>
          <table:table-cell table:number-columns-repeated="3"/>
        </table:table-row>
        <table:table-row table:style-name="ro1">
          <table:table-cell table:style-name="ce1" office:value-type="float" office:value="54">
            <text:p>54</text:p>
          </table:table-cell>
          <table:table-cell table:formula="of:=SIN(RADIANS([.$A312]*360/256))" office:value-type="float" office:value="0.970031253194544">
            <text:p>0.9700312532</text:p>
          </table:table-cell>
          <table:table-cell table:formula="of:=SIN(RADIANS([.C$1]*[.$A312]*360/256))" office:value-type="float" office:value="0.471396736825998">
            <text:p>0.4713967368</text:p>
          </table:table-cell>
          <table:table-cell table:formula="of:=SIN(RADIANS([.D$1]*[.$A312]*360/256))" office:value-type="float" office:value="-0.740951125354959">
            <text:p>-0.7409511254</text:p>
          </table:table-cell>
          <table:table-cell table:formula="of:=SIN(RADIANS([.E$1]*[.$A312]*360/256))" office:value-type="float" office:value="-0.831469612302545">
            <text:p>-0.8314696123</text:p>
          </table:table-cell>
          <table:table-cell table:formula="of:=SIN(RADIANS([.F$1]*[.$A312]*360/256))" office:value-type="float" office:value="0.33688985339222">
            <text:p>0.3368898534</text:p>
          </table:table-cell>
          <table:table-cell table:formula="of:=SIN(RADIANS([.G$1]*[.$A312]*360/256))" office:value-type="float" office:value="0.995184726672197">
            <text:p>0.9951847267</text:p>
          </table:table-cell>
          <table:table-cell table:formula="of:=SIN(RADIANS([.H$1]*[.$A312]*360/256))" office:value-type="float" office:value="0.146730474455362">
            <text:p>0.1467304745</text:p>
          </table:table-cell>
          <table:table-cell table:formula="of:=SIN(RADIANS([.I$1]*[.$A312]*360/256))" office:value-type="float" office:value="-0.923879532511286">
            <text:p>-0.9238795325</text:p>
          </table:table-cell>
          <table:table-cell table:formula="of:=SIN(RADIANS([.J$1]*[.$A312]*360/256))" office:value-type="float" office:value="-0.595699304492433">
            <text:p>-0.5956993045</text:p>
          </table:table-cell>
          <table:table-cell table:formula="of:=SIN(RADIANS([.K$1]*[.$A312]*360/256))" office:value-type="float" office:value="0.634393284163645">
            <text:p>0.6343932842</text:p>
          </table:table-cell>
          <table:table-cell table:formula="of:=SIN(RADIANS([.L$1]*[.$A312]*360/256))" office:value-type="float" office:value="0.903989293123443">
            <text:p>0.9039892931</text:p>
          </table:table-cell>
          <table:table-cell table:formula="of:=SIN(RADIANS([.M$1]*[.$A312]*360/256))" office:value-type="float" office:value="-0.195090322016129">
            <text:p>-0.195090322</text:p>
          </table:table-cell>
          <table:table-cell table:formula="of:=SIN(RADIANS([.N$1]*[.$A312]*360/256))" office:value-type="float" office:value="-0.998795456205172">
            <text:p>-0.9987954562</text:p>
          </table:table-cell>
          <table:table-cell table:formula="of:=SIN(RADIANS([.O$1]*[.$A312]*360/256))" office:value-type="float" office:value="-0.290284677254462">
            <text:p>-0.2902846773</text:p>
          </table:table-cell>
          <table:table-cell table:formula="of:=SIN(RADIANS([.P$1]*[.$A312]*360/256))" office:value-type="float" office:value="0.857728610000273">
            <text:p>0.85772861</text:p>
          </table:table-cell>
          <table:table-cell table:formula="of:=SIN(RADIANS([.Q$1]*[.$A312]*360/256))" office:value-type="float" office:value="0.707106781186549">
            <text:p>0.7071067812</text:p>
          </table:table-cell>
          <table:table-cell table:formula="of:= [.B312]/1+ [.C312]/2+ [.D312]/3+ [.E312]/4+ [.F312]/5+ [.G312]/6+ [.H312]/7+ [.I312]/8+ [.J312]/9+ [.K312]/10+ [.L312]/11+ [.M312]/12+ [.N312]/13+ [.O312]/14+ [.P312]/15+ [.Q312]/16" office:value-type="float" office:value="0.956582033103936">
            <text:p>0.9565820331</text:p>
          </table:table-cell>
          <table:table-cell table:number-columns-repeated="3"/>
        </table:table-row>
        <table:table-row table:style-name="ro1">
          <table:table-cell table:style-name="ce1" office:value-type="float" office:value="55">
            <text:p>55</text:p>
          </table:table-cell>
          <table:table-cell table:formula="of:=SIN(RADIANS([.$A313]*360/256))" office:value-type="float" office:value="0.975702130038528">
            <text:p>0.97570213</text:p>
          </table:table-cell>
          <table:table-cell table:formula="of:=SIN(RADIANS([.C$1]*[.$A313]*360/256))" office:value-type="float" office:value="0.427555093430282">
            <text:p>0.4275550934</text:p>
          </table:table-cell>
          <table:table-cell table:formula="of:=SIN(RADIANS([.D$1]*[.$A313]*360/256))" office:value-type="float" office:value="-0.788346427626606">
            <text:p>-0.7883464276</text:p>
          </table:table-cell>
          <table:table-cell table:formula="of:=SIN(RADIANS([.E$1]*[.$A313]*360/256))" office:value-type="float" office:value="-0.773010453362737">
            <text:p>-0.7730104534</text:p>
          </table:table-cell>
          <table:table-cell table:formula="of:=SIN(RADIANS([.F$1]*[.$A313]*360/256))" office:value-type="float" office:value="0.449611329654607">
            <text:p>0.4496113297</text:p>
          </table:table-cell>
          <table:table-cell table:formula="of:=SIN(RADIANS([.G$1]*[.$A313]*360/256))" office:value-type="float" office:value="0.970031253194544">
            <text:p>0.9700312532</text:p>
          </table:table-cell>
          <table:table-cell table:formula="of:=SIN(RADIANS([.H$1]*[.$A313]*360/256))" office:value-type="float" office:value="-0.0245412285229127">
            <text:p>-0.0245412285</text:p>
          </table:table-cell>
          <table:table-cell table:formula="of:=SIN(RADIANS([.I$1]*[.$A313]*360/256))" office:value-type="float" office:value="-0.98078528040323">
            <text:p>-0.9807852804</text:p>
          </table:table-cell>
          <table:table-cell table:formula="of:=SIN(RADIANS([.J$1]*[.$A313]*360/256))" office:value-type="float" office:value="-0.40524131400499">
            <text:p>-0.405241314</text:p>
          </table:table-cell>
          <table:table-cell table:formula="of:=SIN(RADIANS([.K$1]*[.$A313]*360/256))" office:value-type="float" office:value="0.803207531480645">
            <text:p>0.8032075315</text:p>
          </table:table-cell>
          <table:table-cell table:formula="of:=SIN(RADIANS([.L$1]*[.$A313]*360/256))" office:value-type="float" office:value="0.757208846506485">
            <text:p>0.7572088465</text:p>
          </table:table-cell>
          <table:table-cell table:formula="of:=SIN(RADIANS([.M$1]*[.$A313]*360/256))" office:value-type="float" office:value="-0.471396736825999">
            <text:p>-0.4713967368</text:p>
          </table:table-cell>
          <table:table-cell table:formula="of:=SIN(RADIANS([.N$1]*[.$A313]*360/256))" office:value-type="float" office:value="-0.96377606579544">
            <text:p>-0.9637760658</text:p>
          </table:table-cell>
          <table:table-cell table:formula="of:=SIN(RADIANS([.O$1]*[.$A313]*360/256))" office:value-type="float" office:value="0.0490676743274189">
            <text:p>0.0490676743</text:p>
          </table:table-cell>
          <table:table-cell table:formula="of:=SIN(RADIANS([.P$1]*[.$A313]*360/256))" office:value-type="float" office:value="0.985277642388941">
            <text:p>0.9852776424</text:p>
          </table:table-cell>
          <table:table-cell table:formula="of:=SIN(RADIANS([.Q$1]*[.$A313]*360/256))" office:value-type="float" office:value="0.382683432365089">
            <text:p>0.3826834324</text:p>
          </table:table-cell>
          <table:table-cell table:formula="of:= [.B313]/1+ [.C313]/2+ [.D313]/3+ [.E313]/4+ [.F313]/5+ [.G313]/6+ [.H313]/7+ [.I313]/8+ [.J313]/9+ [.K313]/10+ [.L313]/11+ [.M313]/12+ [.N313]/13+ [.O313]/14+ [.P313]/15+ [.Q313]/16" office:value-type="float" office:value="0.942754163554448">
            <text:p>0.9427541636</text:p>
          </table:table-cell>
          <table:table-cell table:number-columns-repeated="3"/>
        </table:table-row>
        <table:table-row table:style-name="ro1">
          <table:table-cell table:style-name="ce1" office:value-type="float" office:value="56">
            <text:p>56</text:p>
          </table:table-cell>
          <table:table-cell table:formula="of:=SIN(RADIANS([.$A314]*360/256))" office:value-type="float" office:value="0.98078528040323">
            <text:p>0.9807852804</text:p>
          </table:table-cell>
          <table:table-cell table:formula="of:=SIN(RADIANS([.C$1]*[.$A314]*360/256))" office:value-type="float" office:value="0.38268343236509">
            <text:p>0.3826834324</text:p>
          </table:table-cell>
          <table:table-cell table:formula="of:=SIN(RADIANS([.D$1]*[.$A314]*360/256))" office:value-type="float" office:value="-0.831469612302545">
            <text:p>-0.8314696123</text:p>
          </table:table-cell>
          <table:table-cell table:formula="of:=SIN(RADIANS([.E$1]*[.$A314]*360/256))" office:value-type="float" office:value="-0.707106781186548">
            <text:p>-0.7071067812</text:p>
          </table:table-cell>
          <table:table-cell table:formula="of:=SIN(RADIANS([.F$1]*[.$A314]*360/256))" office:value-type="float" office:value="0.555570233019602">
            <text:p>0.555570233</text:p>
          </table:table-cell>
          <table:table-cell table:formula="of:=SIN(RADIANS([.G$1]*[.$A314]*360/256))" office:value-type="float" office:value="0.923879532511287">
            <text:p>0.9238795325</text:p>
          </table:table-cell>
          <table:table-cell table:formula="of:=SIN(RADIANS([.H$1]*[.$A314]*360/256))" office:value-type="float" office:value="-0.195090322016127">
            <text:p>-0.195090322</text:p>
          </table:table-cell>
          <table:table-cell table:formula="of:=SIN(RADIANS([.I$1]*[.$A314]*360/256))" office:value-type="float" office:value="-1">
            <text:p>-1</text:p>
          </table:table-cell>
          <table:table-cell table:formula="of:=SIN(RADIANS([.J$1]*[.$A314]*360/256))" office:value-type="float" office:value="-0.195090322016128">
            <text:p>-0.195090322</text:p>
          </table:table-cell>
          <table:table-cell table:formula="of:=SIN(RADIANS([.K$1]*[.$A314]*360/256))" office:value-type="float" office:value="0.923879532511286">
            <text:p>0.9238795325</text:p>
          </table:table-cell>
          <table:table-cell table:formula="of:=SIN(RADIANS([.L$1]*[.$A314]*360/256))" office:value-type="float" office:value="0.555570233019602">
            <text:p>0.555570233</text:p>
          </table:table-cell>
          <table:table-cell table:formula="of:=SIN(RADIANS([.M$1]*[.$A314]*360/256))" office:value-type="float" office:value="-0.707106781186548">
            <text:p>-0.7071067812</text:p>
          </table:table-cell>
          <table:table-cell table:formula="of:=SIN(RADIANS([.N$1]*[.$A314]*360/256))" office:value-type="float" office:value="-0.831469612302546">
            <text:p>-0.8314696123</text:p>
          </table:table-cell>
          <table:table-cell table:formula="of:=SIN(RADIANS([.O$1]*[.$A314]*360/256))" office:value-type="float" office:value="0.382683432365088">
            <text:p>0.3826834324</text:p>
          </table:table-cell>
          <table:table-cell table:formula="of:=SIN(RADIANS([.P$1]*[.$A314]*360/256))" office:value-type="float" office:value="0.98078528040323">
            <text:p>0.9807852804</text:p>
          </table:table-cell>
          <table:table-cell table:formula="of:=SIN(RADIANS([.Q$1]*[.$A314]*360/256))" office:value-type="float" office:value="8.57252759403147E-016">
            <text:p>8.57252759403147E-016</text:p>
          </table:table-cell>
          <table:table-cell table:formula="of:= [.B314]/1+ [.C314]/2+ [.D314]/3+ [.E314]/4+ [.F314]/5+ [.G314]/6+ [.H314]/7+ [.I314]/8+ [.J314]/9+ [.K314]/10+ [.L314]/11+ [.M314]/12+ [.N314]/13+ [.O314]/14+ [.P314]/15+ [.Q314]/16" office:value-type="float" office:value="0.921470772364851">
            <text:p>0.9214707724</text:p>
          </table:table-cell>
          <table:table-cell table:number-columns-repeated="3"/>
        </table:table-row>
        <table:table-row table:style-name="ro1">
          <table:table-cell table:style-name="ce1" office:value-type="float" office:value="57">
            <text:p>57</text:p>
          </table:table-cell>
          <table:table-cell table:formula="of:=SIN(RADIANS([.$A315]*360/256))" office:value-type="float" office:value="0.985277642388941">
            <text:p>0.9852776424</text:p>
          </table:table-cell>
          <table:table-cell table:formula="of:=SIN(RADIANS([.C$1]*[.$A315]*360/256))" office:value-type="float" office:value="0.33688985339222">
            <text:p>0.3368898534</text:p>
          </table:table-cell>
          <table:table-cell table:formula="of:=SIN(RADIANS([.D$1]*[.$A315]*360/256))" office:value-type="float" office:value="-0.870086991108711">
            <text:p>-0.8700869911</text:p>
          </table:table-cell>
          <table:table-cell table:formula="of:=SIN(RADIANS([.E$1]*[.$A315]*360/256))" office:value-type="float" office:value="-0.634393284163645">
            <text:p>-0.6343932842</text:p>
          </table:table-cell>
          <table:table-cell table:formula="of:=SIN(RADIANS([.F$1]*[.$A315]*360/256))" office:value-type="float" office:value="0.653172842953777">
            <text:p>0.653172843</text:p>
          </table:table-cell>
          <table:table-cell table:formula="of:=SIN(RADIANS([.G$1]*[.$A315]*360/256))" office:value-type="float" office:value="0.857728610000272">
            <text:p>0.85772861</text:p>
          </table:table-cell>
          <table:table-cell table:formula="of:=SIN(RADIANS([.H$1]*[.$A315]*360/256))" office:value-type="float" office:value="-0.359895036534987">
            <text:p>-0.3598950365</text:p>
          </table:table-cell>
          <table:table-cell table:formula="of:=SIN(RADIANS([.I$1]*[.$A315]*360/256))" office:value-type="float" office:value="-0.98078528040323">
            <text:p>-0.9807852804</text:p>
          </table:table-cell>
          <table:table-cell table:formula="of:=SIN(RADIANS([.J$1]*[.$A315]*360/256))" office:value-type="float" office:value="0.0245412285229126">
            <text:p>0.0245412285</text:p>
          </table:table-cell>
          <table:table-cell table:formula="of:=SIN(RADIANS([.K$1]*[.$A315]*360/256))" office:value-type="float" office:value="0.989176509964781">
            <text:p>0.98917651</text:p>
          </table:table-cell>
          <table:table-cell table:formula="of:=SIN(RADIANS([.L$1]*[.$A315]*360/256))" office:value-type="float" office:value="0.313681740398892">
            <text:p>0.3136817404</text:p>
          </table:table-cell>
          <table:table-cell table:formula="of:=SIN(RADIANS([.M$1]*[.$A315]*360/256))" office:value-type="float" office:value="-0.881921264348355">
            <text:p>-0.8819212643</text:p>
          </table:table-cell>
          <table:table-cell table:formula="of:=SIN(RADIANS([.N$1]*[.$A315]*360/256))" office:value-type="float" office:value="-0.615231590580626">
            <text:p>-0.6152315906</text:p>
          </table:table-cell>
          <table:table-cell table:formula="of:=SIN(RADIANS([.O$1]*[.$A315]*360/256))" office:value-type="float" office:value="0.671558954847017">
            <text:p>0.6715589548</text:p>
          </table:table-cell>
          <table:table-cell table:formula="of:=SIN(RADIANS([.P$1]*[.$A315]*360/256))" office:value-type="float" office:value="0.844853565249707">
            <text:p>0.8448535652</text:p>
          </table:table-cell>
          <table:table-cell table:formula="of:=SIN(RADIANS([.Q$1]*[.$A315]*360/256))" office:value-type="float" office:value="-0.382683432365091">
            <text:p>-0.3826834324</text:p>
          </table:table-cell>
          <table:table-cell table:formula="of:= [.B315]/1+ [.C315]/2+ [.D315]/3+ [.E315]/4+ [.F315]/5+ [.G315]/6+ [.H315]/7+ [.I315]/8+ [.J315]/9+ [.K315]/10+ [.L315]/11+ [.M315]/12+ [.N315]/13+ [.O315]/14+ [.P315]/15+ [.Q315]/16" office:value-type="float" office:value="0.894389234859092">
            <text:p>0.8943892349</text:p>
          </table:table-cell>
          <table:table-cell table:number-columns-repeated="3"/>
        </table:table-row>
        <table:table-row table:style-name="ro1">
          <table:table-cell table:style-name="ce1" office:value-type="float" office:value="58">
            <text:p>58</text:p>
          </table:table-cell>
          <table:table-cell table:formula="of:=SIN(RADIANS([.$A316]*360/256))" office:value-type="float" office:value="0.989176509964781">
            <text:p>0.98917651</text:p>
          </table:table-cell>
          <table:table-cell table:formula="of:=SIN(RADIANS([.C$1]*[.$A316]*360/256))" office:value-type="float" office:value="0.290284677254462">
            <text:p>0.2902846773</text:p>
          </table:table-cell>
          <table:table-cell table:formula="of:=SIN(RADIANS([.D$1]*[.$A316]*360/256))" office:value-type="float" office:value="-0.903989293123443">
            <text:p>-0.9039892931</text:p>
          </table:table-cell>
          <table:table-cell table:formula="of:=SIN(RADIANS([.E$1]*[.$A316]*360/256))" office:value-type="float" office:value="-0.555570233019602">
            <text:p>-0.555570233</text:p>
          </table:table-cell>
          <table:table-cell table:formula="of:=SIN(RADIANS([.F$1]*[.$A316]*360/256))" office:value-type="float" office:value="0.740951125354959">
            <text:p>0.7409511254</text:p>
          </table:table-cell>
          <table:table-cell table:formula="of:=SIN(RADIANS([.G$1]*[.$A316]*360/256))" office:value-type="float" office:value="0.773010453362738">
            <text:p>0.7730104534</text:p>
          </table:table-cell>
          <table:table-cell table:formula="of:=SIN(RADIANS([.H$1]*[.$A316]*360/256))" office:value-type="float" office:value="-0.514102744193221">
            <text:p>-0.5141027442</text:p>
          </table:table-cell>
          <table:table-cell table:formula="of:=SIN(RADIANS([.I$1]*[.$A316]*360/256))" office:value-type="float" office:value="-0.923879532511287">
            <text:p>-0.9238795325</text:p>
          </table:table-cell>
          <table:table-cell table:formula="of:=SIN(RADIANS([.J$1]*[.$A316]*360/256))" office:value-type="float" office:value="0.242980179903264">
            <text:p>0.2429801799</text:p>
          </table:table-cell>
          <table:table-cell table:formula="of:=SIN(RADIANS([.K$1]*[.$A316]*360/256))" office:value-type="float" office:value="0.995184726672197">
            <text:p>0.9951847267</text:p>
          </table:table-cell>
          <table:table-cell table:formula="of:=SIN(RADIANS([.L$1]*[.$A316]*360/256))" office:value-type="float" office:value="0.0490676743274185">
            <text:p>0.0490676743</text:p>
          </table:table-cell>
          <table:table-cell table:formula="of:=SIN(RADIANS([.M$1]*[.$A316]*360/256))" office:value-type="float" office:value="-0.98078528040323">
            <text:p>-0.9807852804</text:p>
          </table:table-cell>
          <table:table-cell table:formula="of:=SIN(RADIANS([.N$1]*[.$A316]*360/256))" office:value-type="float" office:value="-0.336889853392221">
            <text:p>-0.3368898534</text:p>
          </table:table-cell>
          <table:table-cell table:formula="of:=SIN(RADIANS([.O$1]*[.$A316]*360/256))" office:value-type="float" office:value="0.881921264348355">
            <text:p>0.8819212643</text:p>
          </table:table-cell>
          <table:table-cell table:formula="of:=SIN(RADIANS([.P$1]*[.$A316]*360/256))" office:value-type="float" office:value="0.595699304492434">
            <text:p>0.5956993045</text:p>
          </table:table-cell>
          <table:table-cell table:formula="of:=SIN(RADIANS([.Q$1]*[.$A316]*360/256))" office:value-type="float" office:value="-0.707106781186548">
            <text:p>-0.7071067812</text:p>
          </table:table-cell>
          <table:table-cell table:formula="of:= [.B316]/1+ [.C316]/2+ [.D316]/3+ [.E316]/4+ [.F316]/5+ [.G316]/6+ [.H316]/7+ [.I316]/8+ [.J316]/9+ [.K316]/10+ [.L316]/11+ [.M316]/12+ [.N316]/13+ [.O316]/14+ [.P316]/15+ [.Q316]/16" office:value-type="float" office:value="0.864037382319608">
            <text:p>0.8640373823</text:p>
          </table:table-cell>
          <table:table-cell table:number-columns-repeated="3"/>
        </table:table-row>
        <table:table-row table:style-name="ro1">
          <table:table-cell table:style-name="ce1" office:value-type="float" office:value="59">
            <text:p>59</text:p>
          </table:table-cell>
          <table:table-cell table:formula="of:=SIN(RADIANS([.$A317]*360/256))" office:value-type="float" office:value="0.99247953459871">
            <text:p>0.9924795346</text:p>
          </table:table-cell>
          <table:table-cell table:formula="of:=SIN(RADIANS([.C$1]*[.$A317]*360/256))" office:value-type="float" office:value="0.242980179903264">
            <text:p>0.2429801799</text:p>
          </table:table-cell>
          <table:table-cell table:formula="of:=SIN(RADIANS([.D$1]*[.$A317]*360/256))" office:value-type="float" office:value="-0.932992798834739">
            <text:p>-0.9329927988</text:p>
          </table:table-cell>
          <table:table-cell table:formula="of:=SIN(RADIANS([.E$1]*[.$A317]*360/256))" office:value-type="float" office:value="-0.471396736825998">
            <text:p>-0.4713967368</text:p>
          </table:table-cell>
          <table:table-cell table:formula="of:=SIN(RADIANS([.F$1]*[.$A317]*360/256))" office:value-type="float" office:value="0.817584813151584">
            <text:p>0.8175848132</text:p>
          </table:table-cell>
          <table:table-cell table:formula="of:=SIN(RADIANS([.G$1]*[.$A317]*360/256))" office:value-type="float" office:value="0.671558954847018">
            <text:p>0.6715589548</text:p>
          </table:table-cell>
          <table:table-cell table:formula="of:=SIN(RADIANS([.H$1]*[.$A317]*360/256))" office:value-type="float" office:value="-0.653172842953777">
            <text:p>-0.653172843</text:p>
          </table:table-cell>
          <table:table-cell table:formula="of:=SIN(RADIANS([.I$1]*[.$A317]*360/256))" office:value-type="float" office:value="-0.831469612302545">
            <text:p>-0.8314696123</text:p>
          </table:table-cell>
          <table:table-cell table:formula="of:=SIN(RADIANS([.J$1]*[.$A317]*360/256))" office:value-type="float" office:value="0.449611329654607">
            <text:p>0.4496113297</text:p>
          </table:table-cell>
          <table:table-cell table:formula="of:=SIN(RADIANS([.K$1]*[.$A317]*360/256))" office:value-type="float" office:value="0.941544065183021">
            <text:p>0.9415440652</text:p>
          </table:table-cell>
          <table:table-cell table:formula="of:=SIN(RADIANS([.L$1]*[.$A317]*360/256))" office:value-type="float" office:value="-0.219101240156869">
            <text:p>-0.2191012402</text:p>
          </table:table-cell>
          <table:table-cell table:formula="of:=SIN(RADIANS([.M$1]*[.$A317]*360/256))" office:value-type="float" office:value="-0.995184726672197">
            <text:p>-0.9951847267</text:p>
          </table:table-cell>
          <table:table-cell table:formula="of:=SIN(RADIANS([.N$1]*[.$A317]*360/256))" office:value-type="float" office:value="-0.024541228522912">
            <text:p>-0.0245412285</text:p>
          </table:table-cell>
          <table:table-cell table:formula="of:=SIN(RADIANS([.O$1]*[.$A317]*360/256))" office:value-type="float" office:value="0.989176509964781">
            <text:p>0.98917651</text:p>
          </table:table-cell>
          <table:table-cell table:formula="of:=SIN(RADIANS([.P$1]*[.$A317]*360/256))" office:value-type="float" office:value="0.266712757474899">
            <text:p>0.2667127575</text:p>
          </table:table-cell>
          <table:table-cell table:formula="of:=SIN(RADIANS([.Q$1]*[.$A317]*360/256))" office:value-type="float" office:value="-0.923879532511286">
            <text:p>-0.9238795325</text:p>
          </table:table-cell>
          <table:table-cell table:formula="of:= [.B317]/1+ [.C317]/2+ [.D317]/3+ [.E317]/4+ [.F317]/5+ [.G317]/6+ [.H317]/7+ [.I317]/8+ [.J317]/9+ [.K317]/10+ [.L317]/11+ [.M317]/12+ [.N317]/13+ [.O317]/14+ [.P317]/15+ [.Q317]/16" office:value-type="float" office:value="0.833389111876049">
            <text:p>0.8333891119</text:p>
          </table:table-cell>
          <table:table-cell table:number-columns-repeated="3"/>
        </table:table-row>
        <table:table-row table:style-name="ro1">
          <table:table-cell table:style-name="ce1" office:value-type="float" office:value="60">
            <text:p>60</text:p>
          </table:table-cell>
          <table:table-cell table:formula="of:=SIN(RADIANS([.$A318]*360/256))" office:value-type="float" office:value="0.995184726672197">
            <text:p>0.9951847267</text:p>
          </table:table-cell>
          <table:table-cell table:formula="of:=SIN(RADIANS([.C$1]*[.$A318]*360/256))" office:value-type="float" office:value="0.195090322016128">
            <text:p>0.195090322</text:p>
          </table:table-cell>
          <table:table-cell table:formula="of:=SIN(RADIANS([.D$1]*[.$A318]*360/256))" office:value-type="float" office:value="-0.956940335732209">
            <text:p>-0.9569403357</text:p>
          </table:table-cell>
          <table:table-cell table:formula="of:=SIN(RADIANS([.E$1]*[.$A318]*360/256))" office:value-type="float" office:value="-0.38268343236509">
            <text:p>-0.3826834324</text:p>
          </table:table-cell>
          <table:table-cell table:formula="of:=SIN(RADIANS([.F$1]*[.$A318]*360/256))" office:value-type="float" office:value="0.881921264348355">
            <text:p>0.8819212643</text:p>
          </table:table-cell>
          <table:table-cell table:formula="of:=SIN(RADIANS([.G$1]*[.$A318]*360/256))" office:value-type="float" office:value="0.555570233019602">
            <text:p>0.555570233</text:p>
          </table:table-cell>
          <table:table-cell table:formula="of:=SIN(RADIANS([.H$1]*[.$A318]*360/256))" office:value-type="float" office:value="-0.773010453362737">
            <text:p>-0.7730104534</text:p>
          </table:table-cell>
          <table:table-cell table:formula="of:=SIN(RADIANS([.I$1]*[.$A318]*360/256))" office:value-type="float" office:value="-0.707106781186547">
            <text:p>-0.7071067812</text:p>
          </table:table-cell>
          <table:table-cell table:formula="of:=SIN(RADIANS([.J$1]*[.$A318]*360/256))" office:value-type="float" office:value="0.634393284163645">
            <text:p>0.6343932842</text:p>
          </table:table-cell>
          <table:table-cell table:formula="of:=SIN(RADIANS([.K$1]*[.$A318]*360/256))" office:value-type="float" office:value="0.831469612302546">
            <text:p>0.8314696123</text:p>
          </table:table-cell>
          <table:table-cell table:formula="of:=SIN(RADIANS([.L$1]*[.$A318]*360/256))" office:value-type="float" office:value="-0.471396736825999">
            <text:p>-0.4713967368</text:p>
          </table:table-cell>
          <table:table-cell table:formula="of:=SIN(RADIANS([.M$1]*[.$A318]*360/256))" office:value-type="float" office:value="-0.923879532511287">
            <text:p>-0.9238795325</text:p>
          </table:table-cell>
          <table:table-cell table:formula="of:=SIN(RADIANS([.N$1]*[.$A318]*360/256))" office:value-type="float" office:value="0.290284677254461">
            <text:p>0.2902846773</text:p>
          </table:table-cell>
          <table:table-cell table:formula="of:=SIN(RADIANS([.O$1]*[.$A318]*360/256))" office:value-type="float" office:value="0.98078528040323">
            <text:p>0.9807852804</text:p>
          </table:table-cell>
          <table:table-cell table:formula="of:=SIN(RADIANS([.P$1]*[.$A318]*360/256))" office:value-type="float" office:value="-0.0980171403295594">
            <text:p>-0.0980171403</text:p>
          </table:table-cell>
          <table:table-cell table:formula="of:=SIN(RADIANS([.Q$1]*[.$A318]*360/256))" office:value-type="float" office:value="-1">
            <text:p>-1</text:p>
          </table:table-cell>
          <table:table-cell table:formula="of:= [.B318]/1+ [.C318]/2+ [.D318]/3+ [.E318]/4+ [.F318]/5+ [.G318]/6+ [.H318]/7+ [.I318]/8+ [.J318]/9+ [.K318]/10+ [.L318]/11+ [.M318]/12+ [.N318]/13+ [.O318]/14+ [.P318]/15+ [.Q318]/16" office:value-type="float" office:value="0.805381897033671">
            <text:p>0.805381897</text:p>
          </table:table-cell>
          <table:table-cell table:number-columns-repeated="3"/>
        </table:table-row>
        <table:table-row table:style-name="ro1">
          <table:table-cell table:style-name="ce1" office:value-type="float" office:value="61">
            <text:p>61</text:p>
          </table:table-cell>
          <table:table-cell table:formula="of:=SIN(RADIANS([.$A319]*360/256))" office:value-type="float" office:value="0.99729045667869">
            <text:p>0.9972904567</text:p>
          </table:table-cell>
          <table:table-cell table:formula="of:=SIN(RADIANS([.C$1]*[.$A319]*360/256))" office:value-type="float" office:value="0.146730474455362">
            <text:p>0.1467304745</text:p>
          </table:table-cell>
          <table:table-cell table:formula="of:=SIN(RADIANS([.D$1]*[.$A319]*360/256))" office:value-type="float" office:value="-0.975702130038528">
            <text:p>-0.97570213</text:p>
          </table:table-cell>
          <table:table-cell table:formula="of:=SIN(RADIANS([.E$1]*[.$A319]*360/256))" office:value-type="float" office:value="-0.290284677254462">
            <text:p>-0.2902846773</text:p>
          </table:table-cell>
          <table:table-cell table:formula="of:=SIN(RADIANS([.F$1]*[.$A319]*360/256))" office:value-type="float" office:value="0.932992798834739">
            <text:p>0.9329927988</text:p>
          </table:table-cell>
          <table:table-cell table:formula="of:=SIN(RADIANS([.G$1]*[.$A319]*360/256))" office:value-type="float" office:value="0.427555093430283">
            <text:p>0.4275550934</text:p>
          </table:table-cell>
          <table:table-cell table:formula="of:=SIN(RADIANS([.H$1]*[.$A319]*360/256))" office:value-type="float" office:value="-0.870086991108712">
            <text:p>-0.8700869911</text:p>
          </table:table-cell>
          <table:table-cell table:formula="of:=SIN(RADIANS([.I$1]*[.$A319]*360/256))" office:value-type="float" office:value="-0.555570233019602">
            <text:p>-0.555570233</text:p>
          </table:table-cell>
          <table:table-cell table:formula="of:=SIN(RADIANS([.J$1]*[.$A319]*360/256))" office:value-type="float" office:value="0.788346427626606">
            <text:p>0.7883464276</text:p>
          </table:table-cell>
          <table:table-cell table:formula="of:=SIN(RADIANS([.K$1]*[.$A319]*360/256))" office:value-type="float" office:value="0.671558954847018">
            <text:p>0.6715589548</text:p>
          </table:table-cell>
          <table:table-cell table:formula="of:=SIN(RADIANS([.L$1]*[.$A319]*360/256))" office:value-type="float" office:value="-0.689540544737068">
            <text:p>-0.6895405447</text:p>
          </table:table-cell>
          <table:table-cell table:formula="of:=SIN(RADIANS([.M$1]*[.$A319]*360/256))" office:value-type="float" office:value="-0.773010453362738">
            <text:p>-0.7730104534</text:p>
          </table:table-cell>
          <table:table-cell table:formula="of:=SIN(RADIANS([.N$1]*[.$A319]*360/256))" office:value-type="float" office:value="0.575808191417845">
            <text:p>0.5758081914</text:p>
          </table:table-cell>
          <table:table-cell table:formula="of:=SIN(RADIANS([.O$1]*[.$A319]*360/256))" office:value-type="float" office:value="0.857728610000271">
            <text:p>0.85772861</text:p>
          </table:table-cell>
          <table:table-cell table:formula="of:=SIN(RADIANS([.P$1]*[.$A319]*360/256))" office:value-type="float" office:value="-0.449611329654605">
            <text:p>-0.4496113297</text:p>
          </table:table-cell>
          <table:table-cell table:formula="of:=SIN(RADIANS([.Q$1]*[.$A319]*360/256))" office:value-type="float" office:value="-0.923879532511287">
            <text:p>-0.9238795325</text:p>
          </table:table-cell>
          <table:table-cell table:formula="of:= [.B319]/1+ [.C319]/2+ [.D319]/3+ [.E319]/4+ [.F319]/5+ [.G319]/6+ [.H319]/7+ [.I319]/8+ [.J319]/9+ [.K319]/10+ [.L319]/11+ [.M319]/12+ [.N319]/13+ [.O319]/14+ [.P319]/15+ [.Q319]/16" office:value-type="float" office:value="0.782453411350544">
            <text:p>0.7824534114</text:p>
          </table:table-cell>
          <table:table-cell table:number-columns-repeated="3"/>
        </table:table-row>
        <table:table-row table:style-name="ro1">
          <table:table-cell table:style-name="ce1" office:value-type="float" office:value="62">
            <text:p>62</text:p>
          </table:table-cell>
          <table:table-cell table:formula="of:=SIN(RADIANS([.$A320]*360/256))" office:value-type="float" office:value="0.998795456205172">
            <text:p>0.9987954562</text:p>
          </table:table-cell>
          <table:table-cell table:formula="of:=SIN(RADIANS([.C$1]*[.$A320]*360/256))" office:value-type="float" office:value="0.0980171403295608">
            <text:p>0.0980171403</text:p>
          </table:table-cell>
          <table:table-cell table:formula="of:=SIN(RADIANS([.D$1]*[.$A320]*360/256))" office:value-type="float" office:value="-0.989176509964781">
            <text:p>-0.98917651</text:p>
          </table:table-cell>
          <table:table-cell table:formula="of:=SIN(RADIANS([.E$1]*[.$A320]*360/256))" office:value-type="float" office:value="-0.195090322016129">
            <text:p>-0.195090322</text:p>
          </table:table-cell>
          <table:table-cell table:formula="of:=SIN(RADIANS([.F$1]*[.$A320]*360/256))" office:value-type="float" office:value="0.970031253194544">
            <text:p>0.9700312532</text:p>
          </table:table-cell>
          <table:table-cell table:formula="of:=SIN(RADIANS([.G$1]*[.$A320]*360/256))" office:value-type="float" office:value="0.290284677254462">
            <text:p>0.2902846773</text:p>
          </table:table-cell>
          <table:table-cell table:formula="of:=SIN(RADIANS([.H$1]*[.$A320]*360/256))" office:value-type="float" office:value="-0.94154406518302">
            <text:p>-0.9415440652</text:p>
          </table:table-cell>
          <table:table-cell table:formula="of:=SIN(RADIANS([.I$1]*[.$A320]*360/256))" office:value-type="float" office:value="-0.382683432365091">
            <text:p>-0.3826834324</text:p>
          </table:table-cell>
          <table:table-cell table:formula="of:=SIN(RADIANS([.J$1]*[.$A320]*360/256))" office:value-type="float" office:value="0.903989293123443">
            <text:p>0.9039892931</text:p>
          </table:table-cell>
          <table:table-cell table:formula="of:=SIN(RADIANS([.K$1]*[.$A320]*360/256))" office:value-type="float" office:value="0.471396736825998">
            <text:p>0.4713967368</text:p>
          </table:table-cell>
          <table:table-cell table:formula="of:=SIN(RADIANS([.L$1]*[.$A320]*360/256))" office:value-type="float" office:value="-0.857728610000273">
            <text:p>-0.85772861</text:p>
          </table:table-cell>
          <table:table-cell table:formula="of:=SIN(RADIANS([.M$1]*[.$A320]*360/256))" office:value-type="float" office:value="-0.555570233019601">
            <text:p>-0.555570233</text:p>
          </table:table-cell>
          <table:table-cell table:formula="of:=SIN(RADIANS([.N$1]*[.$A320]*360/256))" office:value-type="float" office:value="0.803207531480646">
            <text:p>0.8032075315</text:p>
          </table:table-cell>
          <table:table-cell table:formula="of:=SIN(RADIANS([.O$1]*[.$A320]*360/256))" office:value-type="float" office:value="0.634393284163647">
            <text:p>0.6343932842</text:p>
          </table:table-cell>
          <table:table-cell table:formula="of:=SIN(RADIANS([.P$1]*[.$A320]*360/256))" office:value-type="float" office:value="-0.740951125354958">
            <text:p>-0.7409511254</text:p>
          </table:table-cell>
          <table:table-cell table:formula="of:=SIN(RADIANS([.Q$1]*[.$A320]*360/256))" office:value-type="float" office:value="-0.707106781186549">
            <text:p>-0.7071067812</text:p>
          </table:table-cell>
          <table:table-cell table:formula="of:= [.B320]/1+ [.C320]/2+ [.D320]/3+ [.E320]/4+ [.F320]/5+ [.G320]/6+ [.H320]/7+ [.I320]/8+ [.J320]/9+ [.K320]/10+ [.L320]/11+ [.M320]/12+ [.N320]/13+ [.O320]/14+ [.P320]/15+ [.Q320]/16" office:value-type="float" office:value="0.766169414754294">
            <text:p>0.7661694148</text:p>
          </table:table-cell>
          <table:table-cell table:number-columns-repeated="3"/>
        </table:table-row>
        <table:table-row table:style-name="ro1">
          <table:table-cell table:style-name="ce1" office:value-type="float" office:value="63">
            <text:p>63</text:p>
          </table:table-cell>
          <table:table-cell table:formula="of:=SIN(RADIANS([.$A321]*360/256))" office:value-type="float" office:value="0.999698818696204">
            <text:p>0.9996988187</text:p>
          </table:table-cell>
          <table:table-cell table:formula="of:=SIN(RADIANS([.C$1]*[.$A321]*360/256))" office:value-type="float" office:value="0.049067674327418">
            <text:p>0.0490676743</text:p>
          </table:table-cell>
          <table:table-cell table:formula="of:=SIN(RADIANS([.D$1]*[.$A321]*360/256))" office:value-type="float" office:value="-0.99729045667869">
            <text:p>-0.9972904567</text:p>
          </table:table-cell>
          <table:table-cell table:formula="of:=SIN(RADIANS([.E$1]*[.$A321]*360/256))" office:value-type="float" office:value="-0.0980171403295605">
            <text:p>-0.0980171403</text:p>
          </table:table-cell>
          <table:table-cell table:formula="of:=SIN(RADIANS([.F$1]*[.$A321]*360/256))" office:value-type="float" office:value="0.99247953459871">
            <text:p>0.9924795346</text:p>
          </table:table-cell>
          <table:table-cell table:formula="of:=SIN(RADIANS([.G$1]*[.$A321]*360/256))" office:value-type="float" office:value="0.146730474455362">
            <text:p>0.1467304745</text:p>
          </table:table-cell>
          <table:table-cell table:formula="of:=SIN(RADIANS([.H$1]*[.$A321]*360/256))" office:value-type="float" office:value="-0.985277642388941">
            <text:p>-0.9852776424</text:p>
          </table:table-cell>
          <table:table-cell table:formula="of:=SIN(RADIANS([.I$1]*[.$A321]*360/256))" office:value-type="float" office:value="-0.195090322016128">
            <text:p>-0.195090322</text:p>
          </table:table-cell>
          <table:table-cell table:formula="of:=SIN(RADIANS([.J$1]*[.$A321]*360/256))" office:value-type="float" office:value="0.975702130038528">
            <text:p>0.97570213</text:p>
          </table:table-cell>
          <table:table-cell table:formula="of:=SIN(RADIANS([.K$1]*[.$A321]*360/256))" office:value-type="float" office:value="0.242980179903264">
            <text:p>0.2429801799</text:p>
          </table:table-cell>
          <table:table-cell table:formula="of:=SIN(RADIANS([.L$1]*[.$A321]*360/256))" office:value-type="float" office:value="-0.96377606579544">
            <text:p>-0.9637760658</text:p>
          </table:table-cell>
          <table:table-cell table:formula="of:=SIN(RADIANS([.M$1]*[.$A321]*360/256))" office:value-type="float" office:value="-0.290284677254462">
            <text:p>-0.2902846773</text:p>
          </table:table-cell>
          <table:table-cell table:formula="of:=SIN(RADIANS([.N$1]*[.$A321]*360/256))" office:value-type="float" office:value="0.949528180593036">
            <text:p>0.9495281806</text:p>
          </table:table-cell>
          <table:table-cell table:formula="of:=SIN(RADIANS([.O$1]*[.$A321]*360/256))" office:value-type="float" office:value="0.336889853392221">
            <text:p>0.3368898534</text:p>
          </table:table-cell>
          <table:table-cell table:formula="of:=SIN(RADIANS([.P$1]*[.$A321]*360/256))" office:value-type="float" office:value="-0.932992798834739">
            <text:p>-0.9329927988</text:p>
          </table:table-cell>
          <table:table-cell table:formula="of:=SIN(RADIANS([.Q$1]*[.$A321]*360/256))" office:value-type="float" office:value="-0.382683432365089">
            <text:p>-0.3826834324</text:p>
          </table:table-cell>
          <table:table-cell table:formula="of:= [.B321]/1+ [.C321]/2+ [.D321]/3+ [.E321]/4+ [.F321]/5+ [.G321]/6+ [.H321]/7+ [.I321]/8+ [.J321]/9+ [.K321]/10+ [.L321]/11+ [.M321]/12+ [.N321]/13+ [.O321]/14+ [.P321]/15+ [.Q321]/16" office:value-type="float" office:value="0.756998891189824">
            <text:p>0.7569988912</text:p>
          </table:table-cell>
          <table:table-cell table:number-columns-repeated="3"/>
        </table:table-row>
        <table:table-row table:style-name="ro1">
          <table:table-cell table:style-name="ce1" office:value-type="float" office:value="64">
            <text:p>64</text:p>
          </table:table-cell>
          <table:table-cell table:formula="of:=SIN(RADIANS([.$A322]*360/256))" office:value-type="float" office:value="1">
            <text:p>1</text:p>
          </table:table-cell>
          <table:table-cell table:formula="of:=SIN(RADIANS([.C$1]*[.$A322]*360/256))" office:value-type="float" office:value="1.22464679914735E-016">
            <text:p>1.22464679914735E-016</text:p>
          </table:table-cell>
          <table:table-cell table:formula="of:=SIN(RADIANS([.D$1]*[.$A322]*360/256))" office:value-type="float" office:value="-1">
            <text:p>-1</text:p>
          </table:table-cell>
          <table:table-cell table:formula="of:=SIN(RADIANS([.E$1]*[.$A322]*360/256))" office:value-type="float" office:value="-2.44929359829471E-016">
            <text:p>-2.44929359829471E-016</text:p>
          </table:table-cell>
          <table:table-cell table:formula="of:=SIN(RADIANS([.F$1]*[.$A322]*360/256))" office:value-type="float" office:value="1">
            <text:p>1</text:p>
          </table:table-cell>
          <table:table-cell table:formula="of:=SIN(RADIANS([.G$1]*[.$A322]*360/256))" office:value-type="float" office:value="3.67394039744206E-016">
            <text:p>3.67394039744206E-016</text:p>
          </table:table-cell>
          <table:table-cell table:formula="of:=SIN(RADIANS([.H$1]*[.$A322]*360/256))" office:value-type="float" office:value="-1">
            <text:p>-1</text:p>
          </table:table-cell>
          <table:table-cell table:formula="of:=SIN(RADIANS([.I$1]*[.$A322]*360/256))" office:value-type="float" office:value="-4.89858719658941E-016">
            <text:p>-4.89858719658941E-016</text:p>
          </table:table-cell>
          <table:table-cell table:formula="of:=SIN(RADIANS([.J$1]*[.$A322]*360/256))" office:value-type="float" office:value="1">
            <text:p>1</text:p>
          </table:table-cell>
          <table:table-cell table:formula="of:=SIN(RADIANS([.K$1]*[.$A322]*360/256))" office:value-type="float" office:value="6.12323399573677E-016">
            <text:p>6.12323399573677E-016</text:p>
          </table:table-cell>
          <table:table-cell table:formula="of:=SIN(RADIANS([.L$1]*[.$A322]*360/256))" office:value-type="float" office:value="-1">
            <text:p>-1</text:p>
          </table:table-cell>
          <table:table-cell table:formula="of:=SIN(RADIANS([.M$1]*[.$A322]*360/256))" office:value-type="float" office:value="-7.34788079488412E-016">
            <text:p>-7.34788079488412E-016</text:p>
          </table:table-cell>
          <table:table-cell table:formula="of:=SIN(RADIANS([.N$1]*[.$A322]*360/256))" office:value-type="float" office:value="1">
            <text:p>1</text:p>
          </table:table-cell>
          <table:table-cell table:formula="of:=SIN(RADIANS([.O$1]*[.$A322]*360/256))" office:value-type="float" office:value="8.57252759403147E-016">
            <text:p>8.57252759403147E-016</text:p>
          </table:table-cell>
          <table:table-cell table:formula="of:=SIN(RADIANS([.P$1]*[.$A322]*360/256))" office:value-type="float" office:value="-1">
            <text:p>-1</text:p>
          </table:table-cell>
          <table:table-cell table:formula="of:=SIN(RADIANS([.Q$1]*[.$A322]*360/256))" office:value-type="float" office:value="-9.79717439317883E-016">
            <text:p>-9.79717439317883E-016</text:p>
          </table:table-cell>
          <table:table-cell table:formula="of:= [.B322]/1+ [.C322]/2+ [.D322]/3+ [.E322]/4+ [.F322]/5+ [.G322]/6+ [.H322]/7+ [.I322]/8+ [.J322]/9+ [.K322]/10+ [.L322]/11+ [.M322]/12+ [.N322]/13+ [.O322]/14+ [.P322]/15+ [.Q322]/16" office:value-type="float" office:value="0.754267954267954">
            <text:p>0.7542679543</text:p>
          </table:table-cell>
          <table:table-cell table:number-columns-repeated="3"/>
        </table:table-row>
        <table:table-row table:style-name="ro1">
          <table:table-cell table:style-name="ce1" office:value-type="float" office:value="65">
            <text:p>65</text:p>
          </table:table-cell>
          <table:table-cell table:formula="of:=SIN(RADIANS([.$A323]*360/256))" office:value-type="float" office:value="0.999698818696204">
            <text:p>0.9996988187</text:p>
          </table:table-cell>
          <table:table-cell table:formula="of:=SIN(RADIANS([.C$1]*[.$A323]*360/256))" office:value-type="float" office:value="-0.0490676743274182">
            <text:p>-0.0490676743</text:p>
          </table:table-cell>
          <table:table-cell table:formula="of:=SIN(RADIANS([.D$1]*[.$A323]*360/256))" office:value-type="float" office:value="-0.99729045667869">
            <text:p>-0.9972904567</text:p>
          </table:table-cell>
          <table:table-cell table:formula="of:=SIN(RADIANS([.E$1]*[.$A323]*360/256))" office:value-type="float" office:value="0.0980171403295609">
            <text:p>0.0980171403</text:p>
          </table:table-cell>
          <table:table-cell table:formula="of:=SIN(RADIANS([.F$1]*[.$A323]*360/256))" office:value-type="float" office:value="0.99247953459871">
            <text:p>0.9924795346</text:p>
          </table:table-cell>
          <table:table-cell table:formula="of:=SIN(RADIANS([.G$1]*[.$A323]*360/256))" office:value-type="float" office:value="-0.146730474455361">
            <text:p>-0.1467304745</text:p>
          </table:table-cell>
          <table:table-cell table:formula="of:=SIN(RADIANS([.H$1]*[.$A323]*360/256))" office:value-type="float" office:value="-0.985277642388941">
            <text:p>-0.9852776424</text:p>
          </table:table-cell>
          <table:table-cell table:formula="of:=SIN(RADIANS([.I$1]*[.$A323]*360/256))" office:value-type="float" office:value="0.195090322016129">
            <text:p>0.195090322</text:p>
          </table:table-cell>
          <table:table-cell table:formula="of:=SIN(RADIANS([.J$1]*[.$A323]*360/256))" office:value-type="float" office:value="0.975702130038529">
            <text:p>0.97570213</text:p>
          </table:table-cell>
          <table:table-cell table:formula="of:=SIN(RADIANS([.K$1]*[.$A323]*360/256))" office:value-type="float" office:value="-0.242980179903264">
            <text:p>-0.2429801799</text:p>
          </table:table-cell>
          <table:table-cell table:formula="of:=SIN(RADIANS([.L$1]*[.$A323]*360/256))" office:value-type="float" office:value="-0.96377606579544">
            <text:p>-0.9637760658</text:p>
          </table:table-cell>
          <table:table-cell table:formula="of:=SIN(RADIANS([.M$1]*[.$A323]*360/256))" office:value-type="float" office:value="0.290284677254461">
            <text:p>0.2902846773</text:p>
          </table:table-cell>
          <table:table-cell table:formula="of:=SIN(RADIANS([.N$1]*[.$A323]*360/256))" office:value-type="float" office:value="0.949528180593037">
            <text:p>0.9495281806</text:p>
          </table:table-cell>
          <table:table-cell table:formula="of:=SIN(RADIANS([.O$1]*[.$A323]*360/256))" office:value-type="float" office:value="-0.33688985339222">
            <text:p>-0.3368898534</text:p>
          </table:table-cell>
          <table:table-cell table:formula="of:=SIN(RADIANS([.P$1]*[.$A323]*360/256))" office:value-type="float" office:value="-0.932992798834739">
            <text:p>-0.9329927988</text:p>
          </table:table-cell>
          <table:table-cell table:formula="of:=SIN(RADIANS([.Q$1]*[.$A323]*360/256))" office:value-type="float" office:value="0.382683432365091">
            <text:p>0.3826834324</text:p>
          </table:table-cell>
          <table:table-cell table:formula="of:= [.B323]/1+ [.C323]/2+ [.D323]/3+ [.E323]/4+ [.F323]/5+ [.G323]/6+ [.H323]/7+ [.I323]/8+ [.J323]/9+ [.K323]/10+ [.L323]/11+ [.M323]/12+ [.N323]/13+ [.O323]/14+ [.P323]/15+ [.Q323]/16" office:value-type="float" office:value="0.756295260073651">
            <text:p>0.7562952601</text:p>
          </table:table-cell>
          <table:table-cell table:number-columns-repeated="3"/>
        </table:table-row>
        <table:table-row table:style-name="ro1">
          <table:table-cell table:style-name="ce1" office:value-type="float" office:value="66">
            <text:p>66</text:p>
          </table:table-cell>
          <table:table-cell table:formula="of:=SIN(RADIANS([.$A324]*360/256))" office:value-type="float" office:value="0.998795456205172">
            <text:p>0.9987954562</text:p>
          </table:table-cell>
          <table:table-cell table:formula="of:=SIN(RADIANS([.C$1]*[.$A324]*360/256))" office:value-type="float" office:value="-0.0980171403295606">
            <text:p>-0.0980171403</text:p>
          </table:table-cell>
          <table:table-cell table:formula="of:=SIN(RADIANS([.D$1]*[.$A324]*360/256))" office:value-type="float" office:value="-0.989176509964781">
            <text:p>-0.98917651</text:p>
          </table:table-cell>
          <table:table-cell table:formula="of:=SIN(RADIANS([.E$1]*[.$A324]*360/256))" office:value-type="float" office:value="0.195090322016128">
            <text:p>0.195090322</text:p>
          </table:table-cell>
          <table:table-cell table:formula="of:=SIN(RADIANS([.F$1]*[.$A324]*360/256))" office:value-type="float" office:value="0.970031253194544">
            <text:p>0.9700312532</text:p>
          </table:table-cell>
          <table:table-cell table:formula="of:=SIN(RADIANS([.G$1]*[.$A324]*360/256))" office:value-type="float" office:value="-0.290284677254463">
            <text:p>-0.2902846773</text:p>
          </table:table-cell>
          <table:table-cell table:formula="of:=SIN(RADIANS([.H$1]*[.$A324]*360/256))" office:value-type="float" office:value="-0.941544065183021">
            <text:p>-0.9415440652</text:p>
          </table:table-cell>
          <table:table-cell table:formula="of:=SIN(RADIANS([.I$1]*[.$A324]*360/256))" office:value-type="float" office:value="0.38268343236509">
            <text:p>0.3826834324</text:p>
          </table:table-cell>
          <table:table-cell table:formula="of:=SIN(RADIANS([.J$1]*[.$A324]*360/256))" office:value-type="float" office:value="0.903989293123443">
            <text:p>0.9039892931</text:p>
          </table:table-cell>
          <table:table-cell table:formula="of:=SIN(RADIANS([.K$1]*[.$A324]*360/256))" office:value-type="float" office:value="-0.471396736825999">
            <text:p>-0.4713967368</text:p>
          </table:table-cell>
          <table:table-cell table:formula="of:=SIN(RADIANS([.L$1]*[.$A324]*360/256))" office:value-type="float" office:value="-0.857728610000271">
            <text:p>-0.85772861</text:p>
          </table:table-cell>
          <table:table-cell table:formula="of:=SIN(RADIANS([.M$1]*[.$A324]*360/256))" office:value-type="float" office:value="0.555570233019603">
            <text:p>0.555570233</text:p>
          </table:table-cell>
          <table:table-cell table:formula="of:=SIN(RADIANS([.N$1]*[.$A324]*360/256))" office:value-type="float" office:value="0.803207531480645">
            <text:p>0.8032075315</text:p>
          </table:table-cell>
          <table:table-cell table:formula="of:=SIN(RADIANS([.O$1]*[.$A324]*360/256))" office:value-type="float" office:value="-0.634393284163646">
            <text:p>-0.6343932842</text:p>
          </table:table-cell>
          <table:table-cell table:formula="of:=SIN(RADIANS([.P$1]*[.$A324]*360/256))" office:value-type="float" office:value="-0.740951125354959">
            <text:p>-0.7409511254</text:p>
          </table:table-cell>
          <table:table-cell table:formula="of:=SIN(RADIANS([.Q$1]*[.$A324]*360/256))" office:value-type="float" office:value="0.707106781186547">
            <text:p>0.7071067812</text:p>
          </table:table-cell>
          <table:table-cell table:formula="of:= [.B324]/1+ [.C324]/2+ [.D324]/3+ [.E324]/4+ [.F324]/5+ [.G324]/6+ [.H324]/7+ [.I324]/8+ [.J324]/9+ [.K324]/10+ [.L324]/11+ [.M324]/12+ [.N324]/13+ [.O324]/14+ [.P324]/15+ [.Q324]/16" office:value-type="float" office:value="0.76068316153559">
            <text:p>0.7606831615</text:p>
          </table:table-cell>
          <table:table-cell table:number-columns-repeated="3"/>
        </table:table-row>
        <table:table-row table:style-name="ro1">
          <table:table-cell table:style-name="ce1" office:value-type="float" office:value="67">
            <text:p>67</text:p>
          </table:table-cell>
          <table:table-cell table:formula="of:=SIN(RADIANS([.$A325]*360/256))" office:value-type="float" office:value="0.99729045667869">
            <text:p>0.9972904567</text:p>
          </table:table-cell>
          <table:table-cell table:formula="of:=SIN(RADIANS([.C$1]*[.$A325]*360/256))" office:value-type="float" office:value="-0.146730474455362">
            <text:p>-0.1467304745</text:p>
          </table:table-cell>
          <table:table-cell table:formula="of:=SIN(RADIANS([.D$1]*[.$A325]*360/256))" office:value-type="float" office:value="-0.975702130038528">
            <text:p>-0.97570213</text:p>
          </table:table-cell>
          <table:table-cell table:formula="of:=SIN(RADIANS([.E$1]*[.$A325]*360/256))" office:value-type="float" office:value="0.290284677254462">
            <text:p>0.2902846773</text:p>
          </table:table-cell>
          <table:table-cell table:formula="of:=SIN(RADIANS([.F$1]*[.$A325]*360/256))" office:value-type="float" office:value="0.932992798834739">
            <text:p>0.9329927988</text:p>
          </table:table-cell>
          <table:table-cell table:formula="of:=SIN(RADIANS([.G$1]*[.$A325]*360/256))" office:value-type="float" office:value="-0.427555093430282">
            <text:p>-0.4275550934</text:p>
          </table:table-cell>
          <table:table-cell table:formula="of:=SIN(RADIANS([.H$1]*[.$A325]*360/256))" office:value-type="float" office:value="-0.870086991108711">
            <text:p>-0.8700869911</text:p>
          </table:table-cell>
          <table:table-cell table:formula="of:=SIN(RADIANS([.I$1]*[.$A325]*360/256))" office:value-type="float" office:value="0.555570233019602">
            <text:p>0.555570233</text:p>
          </table:table-cell>
          <table:table-cell table:formula="of:=SIN(RADIANS([.J$1]*[.$A325]*360/256))" office:value-type="float" office:value="0.788346427626606">
            <text:p>0.7883464276</text:p>
          </table:table-cell>
          <table:table-cell table:formula="of:=SIN(RADIANS([.K$1]*[.$A325]*360/256))" office:value-type="float" office:value="-0.671558954847017">
            <text:p>-0.6715589548</text:p>
          </table:table-cell>
          <table:table-cell table:formula="of:=SIN(RADIANS([.L$1]*[.$A325]*360/256))" office:value-type="float" office:value="-0.689540544737066">
            <text:p>-0.6895405447</text:p>
          </table:table-cell>
          <table:table-cell table:formula="of:=SIN(RADIANS([.M$1]*[.$A325]*360/256))" office:value-type="float" office:value="0.773010453362737">
            <text:p>0.7730104534</text:p>
          </table:table-cell>
          <table:table-cell table:formula="of:=SIN(RADIANS([.N$1]*[.$A325]*360/256))" office:value-type="float" office:value="0.575808191417846">
            <text:p>0.5758081914</text:p>
          </table:table-cell>
          <table:table-cell table:formula="of:=SIN(RADIANS([.O$1]*[.$A325]*360/256))" office:value-type="float" office:value="-0.857728610000273">
            <text:p>-0.85772861</text:p>
          </table:table-cell>
          <table:table-cell table:formula="of:=SIN(RADIANS([.P$1]*[.$A325]*360/256))" office:value-type="float" office:value="-0.449611329654607">
            <text:p>-0.4496113297</text:p>
          </table:table-cell>
          <table:table-cell table:formula="of:=SIN(RADIANS([.Q$1]*[.$A325]*360/256))" office:value-type="float" office:value="0.923879532511286">
            <text:p>0.9238795325</text:p>
          </table:table-cell>
          <table:table-cell table:formula="of:= [.B325]/1+ [.C325]/2+ [.D325]/3+ [.E325]/4+ [.F325]/5+ [.G325]/6+ [.H325]/7+ [.I325]/8+ [.J325]/9+ [.K325]/10+ [.L325]/11+ [.M325]/12+ [.N325]/13+ [.O325]/14+ [.P325]/15+ [.Q325]/16" office:value-type="float" office:value="0.764715036884049">
            <text:p>0.7647150369</text:p>
          </table:table-cell>
          <table:table-cell table:number-columns-repeated="3"/>
        </table:table-row>
        <table:table-row table:style-name="ro1">
          <table:table-cell table:style-name="ce1" office:value-type="float" office:value="68">
            <text:p>68</text:p>
          </table:table-cell>
          <table:table-cell table:formula="of:=SIN(RADIANS([.$A326]*360/256))" office:value-type="float" office:value="0.995184726672197">
            <text:p>0.9951847267</text:p>
          </table:table-cell>
          <table:table-cell table:formula="of:=SIN(RADIANS([.C$1]*[.$A326]*360/256))" office:value-type="float" office:value="-0.195090322016128">
            <text:p>-0.195090322</text:p>
          </table:table-cell>
          <table:table-cell table:formula="of:=SIN(RADIANS([.D$1]*[.$A326]*360/256))" office:value-type="float" office:value="-0.956940335732209">
            <text:p>-0.9569403357</text:p>
          </table:table-cell>
          <table:table-cell table:formula="of:=SIN(RADIANS([.E$1]*[.$A326]*360/256))" office:value-type="float" office:value="0.38268343236509">
            <text:p>0.3826834324</text:p>
          </table:table-cell>
          <table:table-cell table:formula="of:=SIN(RADIANS([.F$1]*[.$A326]*360/256))" office:value-type="float" office:value="0.881921264348355">
            <text:p>0.8819212643</text:p>
          </table:table-cell>
          <table:table-cell table:formula="of:=SIN(RADIANS([.G$1]*[.$A326]*360/256))" office:value-type="float" office:value="-0.555570233019602">
            <text:p>-0.555570233</text:p>
          </table:table-cell>
          <table:table-cell table:formula="of:=SIN(RADIANS([.H$1]*[.$A326]*360/256))" office:value-type="float" office:value="-0.773010453362738">
            <text:p>-0.7730104534</text:p>
          </table:table-cell>
          <table:table-cell table:formula="of:=SIN(RADIANS([.I$1]*[.$A326]*360/256))" office:value-type="float" office:value="0.707106781186548">
            <text:p>0.7071067812</text:p>
          </table:table-cell>
          <table:table-cell table:formula="of:=SIN(RADIANS([.J$1]*[.$A326]*360/256))" office:value-type="float" office:value="0.634393284163645">
            <text:p>0.6343932842</text:p>
          </table:table-cell>
          <table:table-cell table:formula="of:=SIN(RADIANS([.K$1]*[.$A326]*360/256))" office:value-type="float" office:value="-0.831469612302545">
            <text:p>-0.8314696123</text:p>
          </table:table-cell>
          <table:table-cell table:formula="of:=SIN(RADIANS([.L$1]*[.$A326]*360/256))" office:value-type="float" office:value="-0.471396736825997">
            <text:p>-0.4713967368</text:p>
          </table:table-cell>
          <table:table-cell table:formula="of:=SIN(RADIANS([.M$1]*[.$A326]*360/256))" office:value-type="float" office:value="0.923879532511286">
            <text:p>0.9238795325</text:p>
          </table:table-cell>
          <table:table-cell table:formula="of:=SIN(RADIANS([.N$1]*[.$A326]*360/256))" office:value-type="float" office:value="0.290284677254462">
            <text:p>0.2902846773</text:p>
          </table:table-cell>
          <table:table-cell table:formula="of:=SIN(RADIANS([.O$1]*[.$A326]*360/256))" office:value-type="float" office:value="-0.98078528040323">
            <text:p>-0.9807852804</text:p>
          </table:table-cell>
          <table:table-cell table:formula="of:=SIN(RADIANS([.P$1]*[.$A326]*360/256))" office:value-type="float" office:value="-0.0980171403295612">
            <text:p>-0.0980171403</text:p>
          </table:table-cell>
          <table:table-cell table:formula="of:=SIN(RADIANS([.Q$1]*[.$A326]*360/256))" office:value-type="float" office:value="1">
            <text:p>1</text:p>
          </table:table-cell>
          <table:table-cell table:formula="of:= [.B326]/1+ [.C326]/2+ [.D326]/3+ [.E326]/4+ [.F326]/5+ [.G326]/6+ [.H326]/7+ [.I326]/8+ [.J326]/9+ [.K326]/10+ [.L326]/11+ [.M326]/12+ [.N326]/13+ [.O326]/14+ [.P326]/15+ [.Q326]/16" office:value-type="float" office:value="0.765793725533483">
            <text:p>0.7657937255</text:p>
          </table:table-cell>
          <table:table-cell table:number-columns-repeated="3"/>
        </table:table-row>
        <table:table-row table:style-name="ro1">
          <table:table-cell table:style-name="ce1" office:value-type="float" office:value="69">
            <text:p>69</text:p>
          </table:table-cell>
          <table:table-cell table:formula="of:=SIN(RADIANS([.$A327]*360/256))" office:value-type="float" office:value="0.99247953459871">
            <text:p>0.9924795346</text:p>
          </table:table-cell>
          <table:table-cell table:formula="of:=SIN(RADIANS([.C$1]*[.$A327]*360/256))" office:value-type="float" office:value="-0.242980179903264">
            <text:p>-0.2429801799</text:p>
          </table:table-cell>
          <table:table-cell table:formula="of:=SIN(RADIANS([.D$1]*[.$A327]*360/256))" office:value-type="float" office:value="-0.932992798834739">
            <text:p>-0.9329927988</text:p>
          </table:table-cell>
          <table:table-cell table:formula="of:=SIN(RADIANS([.E$1]*[.$A327]*360/256))" office:value-type="float" office:value="0.471396736825998">
            <text:p>0.4713967368</text:p>
          </table:table-cell>
          <table:table-cell table:formula="of:=SIN(RADIANS([.F$1]*[.$A327]*360/256))" office:value-type="float" office:value="0.817584813151584">
            <text:p>0.8175848132</text:p>
          </table:table-cell>
          <table:table-cell table:formula="of:=SIN(RADIANS([.G$1]*[.$A327]*360/256))" office:value-type="float" office:value="-0.671558954847019">
            <text:p>-0.6715589548</text:p>
          </table:table-cell>
          <table:table-cell table:formula="of:=SIN(RADIANS([.H$1]*[.$A327]*360/256))" office:value-type="float" office:value="-0.653172842953777">
            <text:p>-0.653172843</text:p>
          </table:table-cell>
          <table:table-cell table:formula="of:=SIN(RADIANS([.I$1]*[.$A327]*360/256))" office:value-type="float" office:value="0.831469612302545">
            <text:p>0.8314696123</text:p>
          </table:table-cell>
          <table:table-cell table:formula="of:=SIN(RADIANS([.J$1]*[.$A327]*360/256))" office:value-type="float" office:value="0.449611329654606">
            <text:p>0.4496113297</text:p>
          </table:table-cell>
          <table:table-cell table:formula="of:=SIN(RADIANS([.K$1]*[.$A327]*360/256))" office:value-type="float" office:value="-0.941544065183021">
            <text:p>-0.9415440652</text:p>
          </table:table-cell>
          <table:table-cell table:formula="of:=SIN(RADIANS([.L$1]*[.$A327]*360/256))" office:value-type="float" office:value="-0.219101240156869">
            <text:p>-0.2191012402</text:p>
          </table:table-cell>
          <table:table-cell table:formula="of:=SIN(RADIANS([.M$1]*[.$A327]*360/256))" office:value-type="float" office:value="0.995184726672197">
            <text:p>0.9951847267</text:p>
          </table:table-cell>
          <table:table-cell table:formula="of:=SIN(RADIANS([.N$1]*[.$A327]*360/256))" office:value-type="float" office:value="-0.0245412285229105">
            <text:p>-0.0245412285</text:p>
          </table:table-cell>
          <table:table-cell table:formula="of:=SIN(RADIANS([.O$1]*[.$A327]*360/256))" office:value-type="float" office:value="-0.989176509964781">
            <text:p>-0.98917651</text:p>
          </table:table-cell>
          <table:table-cell table:formula="of:=SIN(RADIANS([.P$1]*[.$A327]*360/256))" office:value-type="float" office:value="0.266712757474897">
            <text:p>0.2667127575</text:p>
          </table:table-cell>
          <table:table-cell table:formula="of:=SIN(RADIANS([.Q$1]*[.$A327]*360/256))" office:value-type="float" office:value="0.923879532511287">
            <text:p>0.9238795325</text:p>
          </table:table-cell>
          <table:table-cell table:formula="of:= [.B327]/1+ [.C327]/2+ [.D327]/3+ [.E327]/4+ [.F327]/5+ [.G327]/6+ [.H327]/7+ [.I327]/8+ [.J327]/9+ [.K327]/10+ [.L327]/11+ [.M327]/12+ [.N327]/13+ [.O327]/14+ [.P327]/15+ [.Q327]/16" office:value-type="float" office:value="0.761851038156785">
            <text:p>0.7618510382</text:p>
          </table:table-cell>
          <table:table-cell table:number-columns-repeated="3"/>
        </table:table-row>
        <table:table-row table:style-name="ro1">
          <table:table-cell table:style-name="ce1" office:value-type="float" office:value="70">
            <text:p>70</text:p>
          </table:table-cell>
          <table:table-cell table:formula="of:=SIN(RADIANS([.$A328]*360/256))" office:value-type="float" office:value="0.989176509964781">
            <text:p>0.98917651</text:p>
          </table:table-cell>
          <table:table-cell table:formula="of:=SIN(RADIANS([.C$1]*[.$A328]*360/256))" office:value-type="float" office:value="-0.290284677254462">
            <text:p>-0.2902846773</text:p>
          </table:table-cell>
          <table:table-cell table:formula="of:=SIN(RADIANS([.D$1]*[.$A328]*360/256))" office:value-type="float" office:value="-0.903989293123443">
            <text:p>-0.9039892931</text:p>
          </table:table-cell>
          <table:table-cell table:formula="of:=SIN(RADIANS([.E$1]*[.$A328]*360/256))" office:value-type="float" office:value="0.555570233019602">
            <text:p>0.555570233</text:p>
          </table:table-cell>
          <table:table-cell table:formula="of:=SIN(RADIANS([.F$1]*[.$A328]*360/256))" office:value-type="float" office:value="0.740951125354959">
            <text:p>0.7409511254</text:p>
          </table:table-cell>
          <table:table-cell table:formula="of:=SIN(RADIANS([.G$1]*[.$A328]*360/256))" office:value-type="float" office:value="-0.773010453362737">
            <text:p>-0.7730104534</text:p>
          </table:table-cell>
          <table:table-cell table:formula="of:=SIN(RADIANS([.H$1]*[.$A328]*360/256))" office:value-type="float" office:value="-0.514102744193222">
            <text:p>-0.5141027442</text:p>
          </table:table-cell>
          <table:table-cell table:formula="of:=SIN(RADIANS([.I$1]*[.$A328]*360/256))" office:value-type="float" office:value="0.923879532511286">
            <text:p>0.9238795325</text:p>
          </table:table-cell>
          <table:table-cell table:formula="of:=SIN(RADIANS([.J$1]*[.$A328]*360/256))" office:value-type="float" office:value="0.242980179903264">
            <text:p>0.2429801799</text:p>
          </table:table-cell>
          <table:table-cell table:formula="of:=SIN(RADIANS([.K$1]*[.$A328]*360/256))" office:value-type="float" office:value="-0.995184726672197">
            <text:p>-0.9951847267</text:p>
          </table:table-cell>
          <table:table-cell table:formula="of:=SIN(RADIANS([.L$1]*[.$A328]*360/256))" office:value-type="float" office:value="0.0490676743274189">
            <text:p>0.0490676743</text:p>
          </table:table-cell>
          <table:table-cell table:formula="of:=SIN(RADIANS([.M$1]*[.$A328]*360/256))" office:value-type="float" office:value="0.98078528040323">
            <text:p>0.9807852804</text:p>
          </table:table-cell>
          <table:table-cell table:formula="of:=SIN(RADIANS([.N$1]*[.$A328]*360/256))" office:value-type="float" office:value="-0.33688985339222">
            <text:p>-0.3368898534</text:p>
          </table:table-cell>
          <table:table-cell table:formula="of:=SIN(RADIANS([.O$1]*[.$A328]*360/256))" office:value-type="float" office:value="-0.881921264348355">
            <text:p>-0.8819212643</text:p>
          </table:table-cell>
          <table:table-cell table:formula="of:=SIN(RADIANS([.P$1]*[.$A328]*360/256))" office:value-type="float" office:value="0.595699304492432">
            <text:p>0.5956993045</text:p>
          </table:table-cell>
          <table:table-cell table:formula="of:=SIN(RADIANS([.Q$1]*[.$A328]*360/256))" office:value-type="float" office:value="0.707106781186549">
            <text:p>0.7071067812</text:p>
          </table:table-cell>
          <table:table-cell table:formula="of:= [.B328]/1+ [.C328]/2+ [.D328]/3+ [.E328]/4+ [.F328]/5+ [.G328]/6+ [.H328]/7+ [.I328]/8+ [.J328]/9+ [.K328]/10+ [.L328]/11+ [.M328]/12+ [.N328]/13+ [.O328]/14+ [.P328]/15+ [.Q328]/16" office:value-type="float" office:value="0.751664417246508">
            <text:p>0.7516644172</text:p>
          </table:table-cell>
          <table:table-cell table:number-columns-repeated="3"/>
        </table:table-row>
        <table:table-row table:style-name="ro1">
          <table:table-cell table:style-name="ce1" office:value-type="float" office:value="71">
            <text:p>71</text:p>
          </table:table-cell>
          <table:table-cell table:formula="of:=SIN(RADIANS([.$A329]*360/256))" office:value-type="float" office:value="0.985277642388941">
            <text:p>0.9852776424</text:p>
          </table:table-cell>
          <table:table-cell table:formula="of:=SIN(RADIANS([.C$1]*[.$A329]*360/256))" office:value-type="float" office:value="-0.33688985339222">
            <text:p>-0.3368898534</text:p>
          </table:table-cell>
          <table:table-cell table:formula="of:=SIN(RADIANS([.D$1]*[.$A329]*360/256))" office:value-type="float" office:value="-0.870086991108711">
            <text:p>-0.8700869911</text:p>
          </table:table-cell>
          <table:table-cell table:formula="of:=SIN(RADIANS([.E$1]*[.$A329]*360/256))" office:value-type="float" office:value="0.634393284163646">
            <text:p>0.6343932842</text:p>
          </table:table-cell>
          <table:table-cell table:formula="of:=SIN(RADIANS([.F$1]*[.$A329]*360/256))" office:value-type="float" office:value="0.653172842953777">
            <text:p>0.653172843</text:p>
          </table:table-cell>
          <table:table-cell table:formula="of:=SIN(RADIANS([.G$1]*[.$A329]*360/256))" office:value-type="float" office:value="-0.857728610000272">
            <text:p>-0.85772861</text:p>
          </table:table-cell>
          <table:table-cell table:formula="of:=SIN(RADIANS([.H$1]*[.$A329]*360/256))" office:value-type="float" office:value="-0.359895036534988">
            <text:p>-0.3598950365</text:p>
          </table:table-cell>
          <table:table-cell table:formula="of:=SIN(RADIANS([.I$1]*[.$A329]*360/256))" office:value-type="float" office:value="0.98078528040323">
            <text:p>0.9807852804</text:p>
          </table:table-cell>
          <table:table-cell table:formula="of:=SIN(RADIANS([.J$1]*[.$A329]*360/256))" office:value-type="float" office:value="0.0245412285229119">
            <text:p>0.0245412285</text:p>
          </table:table-cell>
          <table:table-cell table:formula="of:=SIN(RADIANS([.K$1]*[.$A329]*360/256))" office:value-type="float" office:value="-0.989176509964781">
            <text:p>-0.98917651</text:p>
          </table:table-cell>
          <table:table-cell table:formula="of:=SIN(RADIANS([.L$1]*[.$A329]*360/256))" office:value-type="float" office:value="0.313681740398892">
            <text:p>0.3136817404</text:p>
          </table:table-cell>
          <table:table-cell table:formula="of:=SIN(RADIANS([.M$1]*[.$A329]*360/256))" office:value-type="float" office:value="0.881921264348355">
            <text:p>0.8819212643</text:p>
          </table:table-cell>
          <table:table-cell table:formula="of:=SIN(RADIANS([.N$1]*[.$A329]*360/256))" office:value-type="float" office:value="-0.615231590580628">
            <text:p>-0.6152315906</text:p>
          </table:table-cell>
          <table:table-cell table:formula="of:=SIN(RADIANS([.O$1]*[.$A329]*360/256))" office:value-type="float" office:value="-0.671558954847019">
            <text:p>-0.6715589548</text:p>
          </table:table-cell>
          <table:table-cell table:formula="of:=SIN(RADIANS([.P$1]*[.$A329]*360/256))" office:value-type="float" office:value="0.844853565249706">
            <text:p>0.8448535652</text:p>
          </table:table-cell>
          <table:table-cell table:formula="of:=SIN(RADIANS([.Q$1]*[.$A329]*360/256))" office:value-type="float" office:value="0.38268343236509">
            <text:p>0.3826834324</text:p>
          </table:table-cell>
          <table:table-cell table:formula="of:= [.B329]/1+ [.C329]/2+ [.D329]/3+ [.E329]/4+ [.F329]/5+ [.G329]/6+ [.H329]/7+ [.I329]/8+ [.J329]/9+ [.K329]/10+ [.L329]/11+ [.M329]/12+ [.N329]/13+ [.O329]/14+ [.P329]/15+ [.Q329]/16" office:value-type="float" office:value="0.735032817877244">
            <text:p>0.7350328179</text:p>
          </table:table-cell>
          <table:table-cell table:number-columns-repeated="3"/>
        </table:table-row>
        <table:table-row table:style-name="ro1">
          <table:table-cell table:style-name="ce1" office:value-type="float" office:value="72">
            <text:p>72</text:p>
          </table:table-cell>
          <table:table-cell table:formula="of:=SIN(RADIANS([.$A330]*360/256))" office:value-type="float" office:value="0.98078528040323">
            <text:p>0.9807852804</text:p>
          </table:table-cell>
          <table:table-cell table:formula="of:=SIN(RADIANS([.C$1]*[.$A330]*360/256))" office:value-type="float" office:value="-0.38268343236509">
            <text:p>-0.3826834324</text:p>
          </table:table-cell>
          <table:table-cell table:formula="of:=SIN(RADIANS([.D$1]*[.$A330]*360/256))" office:value-type="float" office:value="-0.831469612302545">
            <text:p>-0.8314696123</text:p>
          </table:table-cell>
          <table:table-cell table:formula="of:=SIN(RADIANS([.E$1]*[.$A330]*360/256))" office:value-type="float" office:value="0.707106781186547">
            <text:p>0.7071067812</text:p>
          </table:table-cell>
          <table:table-cell table:formula="of:=SIN(RADIANS([.F$1]*[.$A330]*360/256))" office:value-type="float" office:value="0.555570233019602">
            <text:p>0.555570233</text:p>
          </table:table-cell>
          <table:table-cell table:formula="of:=SIN(RADIANS([.G$1]*[.$A330]*360/256))" office:value-type="float" office:value="-0.923879532511286">
            <text:p>-0.9238795325</text:p>
          </table:table-cell>
          <table:table-cell table:formula="of:=SIN(RADIANS([.H$1]*[.$A330]*360/256))" office:value-type="float" office:value="-0.195090322016128">
            <text:p>-0.195090322</text:p>
          </table:table-cell>
          <table:table-cell table:formula="of:=SIN(RADIANS([.I$1]*[.$A330]*360/256))" office:value-type="float" office:value="1">
            <text:p>1</text:p>
          </table:table-cell>
          <table:table-cell table:formula="of:=SIN(RADIANS([.J$1]*[.$A330]*360/256))" office:value-type="float" office:value="-0.195090322016129">
            <text:p>-0.195090322</text:p>
          </table:table-cell>
          <table:table-cell table:formula="of:=SIN(RADIANS([.K$1]*[.$A330]*360/256))" office:value-type="float" office:value="-0.923879532511287">
            <text:p>-0.9238795325</text:p>
          </table:table-cell>
          <table:table-cell table:formula="of:=SIN(RADIANS([.L$1]*[.$A330]*360/256))" office:value-type="float" office:value="0.555570233019603">
            <text:p>0.555570233</text:p>
          </table:table-cell>
          <table:table-cell table:formula="of:=SIN(RADIANS([.M$1]*[.$A330]*360/256))" office:value-type="float" office:value="0.707106781186549">
            <text:p>0.7071067812</text:p>
          </table:table-cell>
          <table:table-cell table:formula="of:=SIN(RADIANS([.N$1]*[.$A330]*360/256))" office:value-type="float" office:value="-0.831469612302545">
            <text:p>-0.8314696123</text:p>
          </table:table-cell>
          <table:table-cell table:formula="of:=SIN(RADIANS([.O$1]*[.$A330]*360/256))" office:value-type="float" office:value="-0.382683432365089">
            <text:p>-0.3826834324</text:p>
          </table:table-cell>
          <table:table-cell table:formula="of:=SIN(RADIANS([.P$1]*[.$A330]*360/256))" office:value-type="float" office:value="0.98078528040323">
            <text:p>0.9807852804</text:p>
          </table:table-cell>
          <table:table-cell table:formula="of:=SIN(RADIANS([.Q$1]*[.$A330]*360/256))" office:value-type="float" office:value="1.10218211923262E-015">
            <text:p>1.10218211923262E-015</text:p>
          </table:table-cell>
          <table:table-cell table:formula="of:= [.B330]/1+ [.C330]/2+ [.D330]/3+ [.E330]/4+ [.F330]/5+ [.G330]/6+ [.H330]/7+ [.I330]/8+ [.J330]/9+ [.K330]/10+ [.L330]/11+ [.M330]/12+ [.N330]/13+ [.O330]/14+ [.P330]/15+ [.Q330]/16" office:value-type="float" office:value="0.712787048351666">
            <text:p>0.7127870484</text:p>
          </table:table-cell>
          <table:table-cell table:number-columns-repeated="3"/>
        </table:table-row>
        <table:table-row table:style-name="ro1">
          <table:table-cell table:style-name="ce1" office:value-type="float" office:value="73">
            <text:p>73</text:p>
          </table:table-cell>
          <table:table-cell table:formula="of:=SIN(RADIANS([.$A331]*360/256))" office:value-type="float" office:value="0.975702130038528">
            <text:p>0.97570213</text:p>
          </table:table-cell>
          <table:table-cell table:formula="of:=SIN(RADIANS([.C$1]*[.$A331]*360/256))" office:value-type="float" office:value="-0.427555093430282">
            <text:p>-0.4275550934</text:p>
          </table:table-cell>
          <table:table-cell table:formula="of:=SIN(RADIANS([.D$1]*[.$A331]*360/256))" office:value-type="float" office:value="-0.788346427626606">
            <text:p>-0.7883464276</text:p>
          </table:table-cell>
          <table:table-cell table:formula="of:=SIN(RADIANS([.E$1]*[.$A331]*360/256))" office:value-type="float" office:value="0.773010453362737">
            <text:p>0.7730104534</text:p>
          </table:table-cell>
          <table:table-cell table:formula="of:=SIN(RADIANS([.F$1]*[.$A331]*360/256))" office:value-type="float" office:value="0.449611329654606">
            <text:p>0.4496113297</text:p>
          </table:table-cell>
          <table:table-cell table:formula="of:=SIN(RADIANS([.G$1]*[.$A331]*360/256))" office:value-type="float" office:value="-0.970031253194544">
            <text:p>-0.9700312532</text:p>
          </table:table-cell>
          <table:table-cell table:formula="of:=SIN(RADIANS([.H$1]*[.$A331]*360/256))" office:value-type="float" office:value="-0.0245412285229118">
            <text:p>-0.0245412285</text:p>
          </table:table-cell>
          <table:table-cell table:formula="of:=SIN(RADIANS([.I$1]*[.$A331]*360/256))" office:value-type="float" office:value="0.98078528040323">
            <text:p>0.9807852804</text:p>
          </table:table-cell>
          <table:table-cell table:formula="of:=SIN(RADIANS([.J$1]*[.$A331]*360/256))" office:value-type="float" office:value="-0.40524131400499">
            <text:p>-0.405241314</text:p>
          </table:table-cell>
          <table:table-cell table:formula="of:=SIN(RADIANS([.K$1]*[.$A331]*360/256))" office:value-type="float" office:value="-0.803207531480645">
            <text:p>-0.8032075315</text:p>
          </table:table-cell>
          <table:table-cell table:formula="of:=SIN(RADIANS([.L$1]*[.$A331]*360/256))" office:value-type="float" office:value="0.757208846506485">
            <text:p>0.7572088465</text:p>
          </table:table-cell>
          <table:table-cell table:formula="of:=SIN(RADIANS([.M$1]*[.$A331]*360/256))" office:value-type="float" office:value="0.471396736825997">
            <text:p>0.4713967368</text:p>
          </table:table-cell>
          <table:table-cell table:formula="of:=SIN(RADIANS([.N$1]*[.$A331]*360/256))" office:value-type="float" office:value="-0.96377606579544">
            <text:p>-0.9637760658</text:p>
          </table:table-cell>
          <table:table-cell table:formula="of:=SIN(RADIANS([.O$1]*[.$A331]*360/256))" office:value-type="float" office:value="-0.0490676743274171">
            <text:p>-0.0490676743</text:p>
          </table:table-cell>
          <table:table-cell table:formula="of:=SIN(RADIANS([.P$1]*[.$A331]*360/256))" office:value-type="float" office:value="0.985277642388941">
            <text:p>0.9852776424</text:p>
          </table:table-cell>
          <table:table-cell table:formula="of:=SIN(RADIANS([.Q$1]*[.$A331]*360/256))" office:value-type="float" office:value="-0.382683432365091">
            <text:p>-0.3826834324</text:p>
          </table:table-cell>
          <table:table-cell table:formula="of:= [.B331]/1+ [.C331]/2+ [.D331]/3+ [.E331]/4+ [.F331]/5+ [.G331]/6+ [.H331]/7+ [.I331]/8+ [.J331]/9+ [.K331]/10+ [.L331]/11+ [.M331]/12+ [.N331]/13+ [.O331]/14+ [.P331]/15+ [.Q331]/16" office:value-type="float" office:value="0.686636385543002">
            <text:p>0.6866363855</text:p>
          </table:table-cell>
          <table:table-cell table:number-columns-repeated="3"/>
        </table:table-row>
        <table:table-row table:style-name="ro1">
          <table:table-cell table:style-name="ce1" office:value-type="float" office:value="74">
            <text:p>74</text:p>
          </table:table-cell>
          <table:table-cell table:formula="of:=SIN(RADIANS([.$A332]*360/256))" office:value-type="float" office:value="0.970031253194544">
            <text:p>0.9700312532</text:p>
          </table:table-cell>
          <table:table-cell table:formula="of:=SIN(RADIANS([.C$1]*[.$A332]*360/256))" office:value-type="float" office:value="-0.471396736825998">
            <text:p>-0.4713967368</text:p>
          </table:table-cell>
          <table:table-cell table:formula="of:=SIN(RADIANS([.D$1]*[.$A332]*360/256))" office:value-type="float" office:value="-0.740951125354959">
            <text:p>-0.7409511254</text:p>
          </table:table-cell>
          <table:table-cell table:formula="of:=SIN(RADIANS([.E$1]*[.$A332]*360/256))" office:value-type="float" office:value="0.831469612302545">
            <text:p>0.8314696123</text:p>
          </table:table-cell>
          <table:table-cell table:formula="of:=SIN(RADIANS([.F$1]*[.$A332]*360/256))" office:value-type="float" office:value="0.336889853392221">
            <text:p>0.3368898534</text:p>
          </table:table-cell>
          <table:table-cell table:formula="of:=SIN(RADIANS([.G$1]*[.$A332]*360/256))" office:value-type="float" office:value="-0.995184726672197">
            <text:p>-0.9951847267</text:p>
          </table:table-cell>
          <table:table-cell table:formula="of:=SIN(RADIANS([.H$1]*[.$A332]*360/256))" office:value-type="float" office:value="0.146730474455361">
            <text:p>0.1467304745</text:p>
          </table:table-cell>
          <table:table-cell table:formula="of:=SIN(RADIANS([.I$1]*[.$A332]*360/256))" office:value-type="float" office:value="0.923879532511287">
            <text:p>0.9238795325</text:p>
          </table:table-cell>
          <table:table-cell table:formula="of:=SIN(RADIANS([.J$1]*[.$A332]*360/256))" office:value-type="float" office:value="-0.595699304492432">
            <text:p>-0.5956993045</text:p>
          </table:table-cell>
          <table:table-cell table:formula="of:=SIN(RADIANS([.K$1]*[.$A332]*360/256))" office:value-type="float" office:value="-0.634393284163647">
            <text:p>-0.6343932842</text:p>
          </table:table-cell>
          <table:table-cell table:formula="of:=SIN(RADIANS([.L$1]*[.$A332]*360/256))" office:value-type="float" office:value="0.903989293123444">
            <text:p>0.9039892931</text:p>
          </table:table-cell>
          <table:table-cell table:formula="of:=SIN(RADIANS([.M$1]*[.$A332]*360/256))" office:value-type="float" office:value="0.195090322016128">
            <text:p>0.195090322</text:p>
          </table:table-cell>
          <table:table-cell table:formula="of:=SIN(RADIANS([.N$1]*[.$A332]*360/256))" office:value-type="float" office:value="-0.998795456205172">
            <text:p>-0.9987954562</text:p>
          </table:table-cell>
          <table:table-cell table:formula="of:=SIN(RADIANS([.O$1]*[.$A332]*360/256))" office:value-type="float" office:value="0.29028467725446">
            <text:p>0.2902846773</text:p>
          </table:table-cell>
          <table:table-cell table:formula="of:=SIN(RADIANS([.P$1]*[.$A332]*360/256))" office:value-type="float" office:value="0.857728610000272">
            <text:p>0.85772861</text:p>
          </table:table-cell>
          <table:table-cell table:formula="of:=SIN(RADIANS([.Q$1]*[.$A332]*360/256))" office:value-type="float" office:value="-0.707106781186547">
            <text:p>-0.7071067812</text:p>
          </table:table-cell>
          <table:table-cell table:formula="of:= [.B332]/1+ [.C332]/2+ [.D332]/3+ [.E332]/4+ [.F332]/5+ [.G332]/6+ [.H332]/7+ [.I332]/8+ [.J332]/9+ [.K332]/10+ [.L332]/11+ [.M332]/12+ [.N332]/13+ [.O332]/14+ [.P332]/15+ [.Q332]/16" office:value-type="float" office:value="0.658879032129055">
            <text:p>0.6588790321</text:p>
          </table:table-cell>
          <table:table-cell table:number-columns-repeated="3"/>
        </table:table-row>
        <table:table-row table:style-name="ro1">
          <table:table-cell table:style-name="ce1" office:value-type="float" office:value="75">
            <text:p>75</text:p>
          </table:table-cell>
          <table:table-cell table:formula="of:=SIN(RADIANS([.$A333]*360/256))" office:value-type="float" office:value="0.96377606579544">
            <text:p>0.9637760658</text:p>
          </table:table-cell>
          <table:table-cell table:formula="of:=SIN(RADIANS([.C$1]*[.$A333]*360/256))" office:value-type="float" office:value="-0.514102744193222">
            <text:p>-0.5141027442</text:p>
          </table:table-cell>
          <table:table-cell table:formula="of:=SIN(RADIANS([.D$1]*[.$A333]*360/256))" office:value-type="float" office:value="-0.689540544737067">
            <text:p>-0.6895405447</text:p>
          </table:table-cell>
          <table:table-cell table:formula="of:=SIN(RADIANS([.E$1]*[.$A333]*360/256))" office:value-type="float" office:value="0.881921264348355">
            <text:p>0.8819212643</text:p>
          </table:table-cell>
          <table:table-cell table:formula="of:=SIN(RADIANS([.F$1]*[.$A333]*360/256))" office:value-type="float" office:value="0.21910124015687">
            <text:p>0.2191012402</text:p>
          </table:table-cell>
          <table:table-cell table:formula="of:=SIN(RADIANS([.G$1]*[.$A333]*360/256))" office:value-type="float" office:value="-0.998795456205172">
            <text:p>-0.9987954562</text:p>
          </table:table-cell>
          <table:table-cell table:formula="of:=SIN(RADIANS([.H$1]*[.$A333]*360/256))" office:value-type="float" office:value="0.313681740398891">
            <text:p>0.3136817404</text:p>
          </table:table-cell>
          <table:table-cell table:formula="of:=SIN(RADIANS([.I$1]*[.$A333]*360/256))" office:value-type="float" office:value="0.831469612302546">
            <text:p>0.8314696123</text:p>
          </table:table-cell>
          <table:table-cell table:formula="of:=SIN(RADIANS([.J$1]*[.$A333]*360/256))" office:value-type="float" office:value="-0.757208846506485">
            <text:p>-0.7572088465</text:p>
          </table:table-cell>
          <table:table-cell table:formula="of:=SIN(RADIANS([.K$1]*[.$A333]*360/256))" office:value-type="float" office:value="-0.427555093430283">
            <text:p>-0.4275550934</text:p>
          </table:table-cell>
          <table:table-cell table:formula="of:=SIN(RADIANS([.L$1]*[.$A333]*360/256))" office:value-type="float" office:value="0.985277642388941">
            <text:p>0.9852776424</text:p>
          </table:table-cell>
          <table:table-cell table:formula="of:=SIN(RADIANS([.M$1]*[.$A333]*360/256))" office:value-type="float" office:value="-0.0980171403295594">
            <text:p>-0.0980171403</text:p>
          </table:table-cell>
          <table:table-cell table:formula="of:=SIN(RADIANS([.N$1]*[.$A333]*360/256))" office:value-type="float" office:value="-0.932992798834739">
            <text:p>-0.9329927988</text:p>
          </table:table-cell>
          <table:table-cell table:formula="of:=SIN(RADIANS([.O$1]*[.$A333]*360/256))" office:value-type="float" office:value="0.595699304492432">
            <text:p>0.5956993045</text:p>
          </table:table-cell>
          <table:table-cell table:formula="of:=SIN(RADIANS([.P$1]*[.$A333]*360/256))" office:value-type="float" office:value="0.615231590580627">
            <text:p>0.6152315906</text:p>
          </table:table-cell>
          <table:table-cell table:formula="of:=SIN(RADIANS([.Q$1]*[.$A333]*360/256))" office:value-type="float" office:value="-0.923879532511286">
            <text:p>-0.9238795325</text:p>
          </table:table-cell>
          <table:table-cell table:formula="of:= [.B333]/1+ [.C333]/2+ [.D333]/3+ [.E333]/4+ [.F333]/5+ [.G333]/6+ [.H333]/7+ [.I333]/8+ [.J333]/9+ [.K333]/10+ [.L333]/11+ [.M333]/12+ [.N333]/13+ [.O333]/14+ [.P333]/15+ [.Q333]/16" office:value-type="float" office:value="0.632024895132908">
            <text:p>0.6320248951</text:p>
          </table:table-cell>
          <table:table-cell table:number-columns-repeated="3"/>
        </table:table-row>
        <table:table-row table:style-name="ro1">
          <table:table-cell table:style-name="ce1" office:value-type="float" office:value="76">
            <text:p>76</text:p>
          </table:table-cell>
          <table:table-cell table:formula="of:=SIN(RADIANS([.$A334]*360/256))" office:value-type="float" office:value="0.956940335732209">
            <text:p>0.9569403357</text:p>
          </table:table-cell>
          <table:table-cell table:formula="of:=SIN(RADIANS([.C$1]*[.$A334]*360/256))" office:value-type="float" office:value="-0.555570233019602">
            <text:p>-0.555570233</text:p>
          </table:table-cell>
          <table:table-cell table:formula="of:=SIN(RADIANS([.D$1]*[.$A334]*360/256))" office:value-type="float" office:value="-0.634393284163645">
            <text:p>-0.6343932842</text:p>
          </table:table-cell>
          <table:table-cell table:formula="of:=SIN(RADIANS([.E$1]*[.$A334]*360/256))" office:value-type="float" office:value="0.923879532511287">
            <text:p>0.9238795325</text:p>
          </table:table-cell>
          <table:table-cell table:formula="of:=SIN(RADIANS([.F$1]*[.$A334]*360/256))" office:value-type="float" office:value="0.0980171403295606">
            <text:p>0.0980171403</text:p>
          </table:table-cell>
          <table:table-cell table:formula="of:=SIN(RADIANS([.G$1]*[.$A334]*360/256))" office:value-type="float" office:value="-0.98078528040323">
            <text:p>-0.9807852804</text:p>
          </table:table-cell>
          <table:table-cell table:formula="of:=SIN(RADIANS([.H$1]*[.$A334]*360/256))" office:value-type="float" office:value="0.471396736825997">
            <text:p>0.4713967368</text:p>
          </table:table-cell>
          <table:table-cell table:formula="of:=SIN(RADIANS([.I$1]*[.$A334]*360/256))" office:value-type="float" office:value="0.707106781186547">
            <text:p>0.7071067812</text:p>
          </table:table-cell>
          <table:table-cell table:formula="of:=SIN(RADIANS([.J$1]*[.$A334]*360/256))" office:value-type="float" office:value="-0.881921264348355">
            <text:p>-0.8819212643</text:p>
          </table:table-cell>
          <table:table-cell table:formula="of:=SIN(RADIANS([.K$1]*[.$A334]*360/256))" office:value-type="float" office:value="-0.195090322016128">
            <text:p>-0.195090322</text:p>
          </table:table-cell>
          <table:table-cell table:formula="of:=SIN(RADIANS([.L$1]*[.$A334]*360/256))" office:value-type="float" office:value="0.995184726672197">
            <text:p>0.9951847267</text:p>
          </table:table-cell>
          <table:table-cell table:formula="of:=SIN(RADIANS([.M$1]*[.$A334]*360/256))" office:value-type="float" office:value="-0.382683432365091">
            <text:p>-0.3826834324</text:p>
          </table:table-cell>
          <table:table-cell table:formula="of:=SIN(RADIANS([.N$1]*[.$A334]*360/256))" office:value-type="float" office:value="-0.773010453362738">
            <text:p>-0.7730104534</text:p>
          </table:table-cell>
          <table:table-cell table:formula="of:=SIN(RADIANS([.O$1]*[.$A334]*360/256))" office:value-type="float" office:value="0.831469612302545">
            <text:p>0.8314696123</text:p>
          </table:table-cell>
          <table:table-cell table:formula="of:=SIN(RADIANS([.P$1]*[.$A334]*360/256))" office:value-type="float" office:value="0.290284677254462">
            <text:p>0.2902846773</text:p>
          </table:table-cell>
          <table:table-cell table:formula="of:=SIN(RADIANS([.Q$1]*[.$A334]*360/256))" office:value-type="float" office:value="-1">
            <text:p>-1</text:p>
          </table:table-cell>
          <table:table-cell table:formula="of:= [.B334]/1+ [.C334]/2+ [.D334]/3+ [.E334]/4+ [.F334]/5+ [.G334]/6+ [.H334]/7+ [.I334]/8+ [.J334]/9+ [.K334]/10+ [.L334]/11+ [.M334]/12+ [.N334]/13+ [.O334]/14+ [.P334]/15+ [.Q334]/16" office:value-type="float" office:value="0.608392052390237">
            <text:p>0.6083920524</text:p>
          </table:table-cell>
          <table:table-cell table:number-columns-repeated="3"/>
        </table:table-row>
        <table:table-row table:style-name="ro1">
          <table:table-cell table:style-name="ce1" office:value-type="float" office:value="77">
            <text:p>77</text:p>
          </table:table-cell>
          <table:table-cell table:formula="of:=SIN(RADIANS([.$A335]*360/256))" office:value-type="float" office:value="0.949528180593037">
            <text:p>0.9495281806</text:p>
          </table:table-cell>
          <table:table-cell table:formula="of:=SIN(RADIANS([.C$1]*[.$A335]*360/256))" office:value-type="float" office:value="-0.595699304492433">
            <text:p>-0.5956993045</text:p>
          </table:table-cell>
          <table:table-cell table:formula="of:=SIN(RADIANS([.D$1]*[.$A335]*360/256))" office:value-type="float" office:value="-0.575808191417845">
            <text:p>-0.5758081914</text:p>
          </table:table-cell>
          <table:table-cell table:formula="of:=SIN(RADIANS([.E$1]*[.$A335]*360/256))" office:value-type="float" office:value="0.956940335732209">
            <text:p>0.9569403357</text:p>
          </table:table-cell>
          <table:table-cell table:formula="of:=SIN(RADIANS([.F$1]*[.$A335]*360/256))" office:value-type="float" office:value="-0.0245412285229127">
            <text:p>-0.0245412285</text:p>
          </table:table-cell>
          <table:table-cell table:formula="of:=SIN(RADIANS([.G$1]*[.$A335]*360/256))" office:value-type="float" office:value="-0.941544065183021">
            <text:p>-0.9415440652</text:p>
          </table:table-cell>
          <table:table-cell table:formula="of:=SIN(RADIANS([.H$1]*[.$A335]*360/256))" office:value-type="float" office:value="0.615231590580627">
            <text:p>0.6152315906</text:p>
          </table:table-cell>
          <table:table-cell table:formula="of:=SIN(RADIANS([.I$1]*[.$A335]*360/256))" office:value-type="float" office:value="0.555570233019602">
            <text:p>0.555570233</text:p>
          </table:table-cell>
          <table:table-cell table:formula="of:=SIN(RADIANS([.J$1]*[.$A335]*360/256))" office:value-type="float" office:value="-0.96377606579544">
            <text:p>-0.9637760658</text:p>
          </table:table-cell>
          <table:table-cell table:formula="of:=SIN(RADIANS([.K$1]*[.$A335]*360/256))" office:value-type="float" office:value="0.0490676743274189">
            <text:p>0.0490676743</text:p>
          </table:table-cell>
          <table:table-cell table:formula="of:=SIN(RADIANS([.L$1]*[.$A335]*360/256))" office:value-type="float" office:value="0.932992798834739">
            <text:p>0.9329927988</text:p>
          </table:table-cell>
          <table:table-cell table:formula="of:=SIN(RADIANS([.M$1]*[.$A335]*360/256))" office:value-type="float" office:value="-0.634393284163646">
            <text:p>-0.6343932842</text:p>
          </table:table-cell>
          <table:table-cell table:formula="of:=SIN(RADIANS([.N$1]*[.$A335]*360/256))" office:value-type="float" office:value="-0.534997619887097">
            <text:p>-0.5349976199</text:p>
          </table:table-cell>
          <table:table-cell table:formula="of:=SIN(RADIANS([.O$1]*[.$A335]*360/256))" office:value-type="float" office:value="0.970031253194544">
            <text:p>0.9700312532</text:p>
          </table:table-cell>
          <table:table-cell table:formula="of:=SIN(RADIANS([.P$1]*[.$A335]*360/256))" office:value-type="float" office:value="-0.073564563599667">
            <text:p>-0.0735645636</text:p>
          </table:table-cell>
          <table:table-cell table:formula="of:=SIN(RADIANS([.Q$1]*[.$A335]*360/256))" office:value-type="float" office:value="-0.923879532511287">
            <text:p>-0.9238795325</text:p>
          </table:table-cell>
          <table:table-cell table:formula="of:= [.B335]/1+ [.C335]/2+ [.D335]/3+ [.E335]/4+ [.F335]/5+ [.G335]/6+ [.H335]/7+ [.I335]/8+ [.J335]/9+ [.K335]/10+ [.L335]/11+ [.M335]/12+ [.N335]/13+ [.O335]/14+ [.P335]/15+ [.Q335]/16" office:value-type="float" office:value="0.589741264878413">
            <text:p>0.5897412649</text:p>
          </table:table-cell>
          <table:table-cell table:number-columns-repeated="3"/>
        </table:table-row>
        <table:table-row table:style-name="ro1">
          <table:table-cell table:style-name="ce1" office:value-type="float" office:value="78">
            <text:p>78</text:p>
          </table:table-cell>
          <table:table-cell table:formula="of:=SIN(RADIANS([.$A336]*360/256))" office:value-type="float" office:value="0.941544065183021">
            <text:p>0.9415440652</text:p>
          </table:table-cell>
          <table:table-cell table:formula="of:=SIN(RADIANS([.C$1]*[.$A336]*360/256))" office:value-type="float" office:value="-0.634393284163645">
            <text:p>-0.6343932842</text:p>
          </table:table-cell>
          <table:table-cell table:formula="of:=SIN(RADIANS([.D$1]*[.$A336]*360/256))" office:value-type="float" office:value="-0.514102744193222">
            <text:p>-0.5141027442</text:p>
          </table:table-cell>
          <table:table-cell table:formula="of:=SIN(RADIANS([.E$1]*[.$A336]*360/256))" office:value-type="float" office:value="0.98078528040323">
            <text:p>0.9807852804</text:p>
          </table:table-cell>
          <table:table-cell table:formula="of:=SIN(RADIANS([.F$1]*[.$A336]*360/256))" office:value-type="float" office:value="-0.146730474455361">
            <text:p>-0.1467304745</text:p>
          </table:table-cell>
          <table:table-cell table:formula="of:=SIN(RADIANS([.G$1]*[.$A336]*360/256))" office:value-type="float" office:value="-0.881921264348355">
            <text:p>-0.8819212643</text:p>
          </table:table-cell>
          <table:table-cell table:formula="of:=SIN(RADIANS([.H$1]*[.$A336]*360/256))" office:value-type="float" office:value="0.740951125354959">
            <text:p>0.7409511254</text:p>
          </table:table-cell>
          <table:table-cell table:formula="of:=SIN(RADIANS([.I$1]*[.$A336]*360/256))" office:value-type="float" office:value="0.382683432365091">
            <text:p>0.3826834324</text:p>
          </table:table-cell>
          <table:table-cell table:formula="of:=SIN(RADIANS([.J$1]*[.$A336]*360/256))" office:value-type="float" office:value="-0.998795456205172">
            <text:p>-0.9987954562</text:p>
          </table:table-cell>
          <table:table-cell table:formula="of:=SIN(RADIANS([.K$1]*[.$A336]*360/256))" office:value-type="float" office:value="0.290284677254461">
            <text:p>0.2902846773</text:p>
          </table:table-cell>
          <table:table-cell table:formula="of:=SIN(RADIANS([.L$1]*[.$A336]*360/256))" office:value-type="float" office:value="0.803207531480645">
            <text:p>0.8032075315</text:p>
          </table:table-cell>
          <table:table-cell table:formula="of:=SIN(RADIANS([.M$1]*[.$A336]*360/256))" office:value-type="float" office:value="-0.831469612302545">
            <text:p>-0.8314696123</text:p>
          </table:table-cell>
          <table:table-cell table:formula="of:=SIN(RADIANS([.N$1]*[.$A336]*360/256))" office:value-type="float" office:value="-0.242980179903266">
            <text:p>-0.2429801799</text:p>
          </table:table-cell>
          <table:table-cell table:formula="of:=SIN(RADIANS([.O$1]*[.$A336]*360/256))" office:value-type="float" office:value="0.995184726672197">
            <text:p>0.9951847267</text:p>
          </table:table-cell>
          <table:table-cell table:formula="of:=SIN(RADIANS([.P$1]*[.$A336]*360/256))" office:value-type="float" office:value="-0.427555093430281">
            <text:p>-0.4275550934</text:p>
          </table:table-cell>
          <table:table-cell table:formula="of:=SIN(RADIANS([.Q$1]*[.$A336]*360/256))" office:value-type="float" office:value="-0.707106781186549">
            <text:p>-0.7071067812</text:p>
          </table:table-cell>
          <table:table-cell table:formula="of:= [.B336]/1+ [.C336]/2+ [.D336]/3+ [.E336]/4+ [.F336]/5+ [.G336]/6+ [.H336]/7+ [.I336]/8+ [.J336]/9+ [.K336]/10+ [.L336]/11+ [.M336]/12+ [.N336]/13+ [.O336]/14+ [.P336]/15+ [.Q336]/16" office:value-type="float" office:value="0.577005699830621">
            <text:p>0.5770056998</text:p>
          </table:table-cell>
          <table:table-cell table:number-columns-repeated="3"/>
        </table:table-row>
        <table:table-row table:style-name="ro1">
          <table:table-cell table:style-name="ce1" office:value-type="float" office:value="79">
            <text:p>79</text:p>
          </table:table-cell>
          <table:table-cell table:formula="of:=SIN(RADIANS([.$A337]*360/256))" office:value-type="float" office:value="0.932992798834739">
            <text:p>0.9329927988</text:p>
          </table:table-cell>
          <table:table-cell table:formula="of:=SIN(RADIANS([.C$1]*[.$A337]*360/256))" office:value-type="float" office:value="-0.671558954847018">
            <text:p>-0.6715589548</text:p>
          </table:table-cell>
          <table:table-cell table:formula="of:=SIN(RADIANS([.D$1]*[.$A337]*360/256))" office:value-type="float" office:value="-0.449611329654607">
            <text:p>-0.4496113297</text:p>
          </table:table-cell>
          <table:table-cell table:formula="of:=SIN(RADIANS([.E$1]*[.$A337]*360/256))" office:value-type="float" office:value="0.995184726672197">
            <text:p>0.9951847267</text:p>
          </table:table-cell>
          <table:table-cell table:formula="of:=SIN(RADIANS([.F$1]*[.$A337]*360/256))" office:value-type="float" office:value="-0.266712757474898">
            <text:p>-0.2667127575</text:p>
          </table:table-cell>
          <table:table-cell table:formula="of:=SIN(RADIANS([.G$1]*[.$A337]*360/256))" office:value-type="float" office:value="-0.803207531480645">
            <text:p>-0.8032075315</text:p>
          </table:table-cell>
          <table:table-cell table:formula="of:=SIN(RADIANS([.H$1]*[.$A337]*360/256))" office:value-type="float" office:value="0.844853565249707">
            <text:p>0.8448535652</text:p>
          </table:table-cell>
          <table:table-cell table:formula="of:=SIN(RADIANS([.I$1]*[.$A337]*360/256))" office:value-type="float" office:value="0.195090322016128">
            <text:p>0.195090322</text:p>
          </table:table-cell>
          <table:table-cell table:formula="of:=SIN(RADIANS([.J$1]*[.$A337]*360/256))" office:value-type="float" office:value="-0.985277642388941">
            <text:p>-0.9852776424</text:p>
          </table:table-cell>
          <table:table-cell table:formula="of:=SIN(RADIANS([.K$1]*[.$A337]*360/256))" office:value-type="float" office:value="0.514102744193221">
            <text:p>0.5141027442</text:p>
          </table:table-cell>
          <table:table-cell table:formula="of:=SIN(RADIANS([.L$1]*[.$A337]*360/256))" office:value-type="float" office:value="0.615231590580626">
            <text:p>0.6152315906</text:p>
          </table:table-cell>
          <table:table-cell table:formula="of:=SIN(RADIANS([.M$1]*[.$A337]*360/256))" office:value-type="float" office:value="-0.956940335732208">
            <text:p>-0.9569403357</text:p>
          </table:table-cell>
          <table:table-cell table:formula="of:=SIN(RADIANS([.N$1]*[.$A337]*360/256))" office:value-type="float" office:value="0.0735645635996671">
            <text:p>0.0735645636</text:p>
          </table:table-cell>
          <table:table-cell table:formula="of:=SIN(RADIANS([.O$1]*[.$A337]*360/256))" office:value-type="float" office:value="0.903989293123443">
            <text:p>0.9039892931</text:p>
          </table:table-cell>
          <table:table-cell table:formula="of:=SIN(RADIANS([.P$1]*[.$A337]*360/256))" office:value-type="float" office:value="-0.724247082951466">
            <text:p>-0.724247083</text:p>
          </table:table-cell>
          <table:table-cell table:formula="of:=SIN(RADIANS([.Q$1]*[.$A337]*360/256))" office:value-type="float" office:value="-0.38268343236509">
            <text:p>-0.3826834324</text:p>
          </table:table-cell>
          <table:table-cell table:formula="of:= [.B337]/1+ [.C337]/2+ [.D337]/3+ [.E337]/4+ [.F337]/5+ [.G337]/6+ [.H337]/7+ [.I337]/8+ [.J337]/9+ [.K337]/10+ [.L337]/11+ [.M337]/12+ [.N337]/13+ [.O337]/14+ [.P337]/15+ [.Q337]/16" office:value-type="float" office:value="0.570156963602894">
            <text:p>0.5701569636</text:p>
          </table:table-cell>
          <table:table-cell table:number-columns-repeated="3"/>
        </table:table-row>
        <table:table-row table:style-name="ro1">
          <table:table-cell table:style-name="ce1" office:value-type="float" office:value="80">
            <text:p>80</text:p>
          </table:table-cell>
          <table:table-cell table:formula="of:=SIN(RADIANS([.$A338]*360/256))" office:value-type="float" office:value="0.923879532511287">
            <text:p>0.9238795325</text:p>
          </table:table-cell>
          <table:table-cell table:formula="of:=SIN(RADIANS([.C$1]*[.$A338]*360/256))" office:value-type="float" office:value="-0.707106781186547">
            <text:p>-0.7071067812</text:p>
          </table:table-cell>
          <table:table-cell table:formula="of:=SIN(RADIANS([.D$1]*[.$A338]*360/256))" office:value-type="float" office:value="-0.38268343236509">
            <text:p>-0.3826834324</text:p>
          </table:table-cell>
          <table:table-cell table:formula="of:=SIN(RADIANS([.E$1]*[.$A338]*360/256))" office:value-type="float" office:value="1">
            <text:p>1</text:p>
          </table:table-cell>
          <table:table-cell table:formula="of:=SIN(RADIANS([.F$1]*[.$A338]*360/256))" office:value-type="float" office:value="-0.38268343236509">
            <text:p>-0.3826834324</text:p>
          </table:table-cell>
          <table:table-cell table:formula="of:=SIN(RADIANS([.G$1]*[.$A338]*360/256))" office:value-type="float" office:value="-0.707106781186547">
            <text:p>-0.7071067812</text:p>
          </table:table-cell>
          <table:table-cell table:formula="of:=SIN(RADIANS([.H$1]*[.$A338]*360/256))" office:value-type="float" office:value="0.923879532511286">
            <text:p>0.9238795325</text:p>
          </table:table-cell>
          <table:table-cell table:formula="of:=SIN(RADIANS([.I$1]*[.$A338]*360/256))" office:value-type="float" office:value="6.12323399573677E-016">
            <text:p>6.12323399573677E-016</text:p>
          </table:table-cell>
          <table:table-cell table:formula="of:=SIN(RADIANS([.J$1]*[.$A338]*360/256))" office:value-type="float" office:value="-0.923879532511287">
            <text:p>-0.9238795325</text:p>
          </table:table-cell>
          <table:table-cell table:formula="of:=SIN(RADIANS([.K$1]*[.$A338]*360/256))" office:value-type="float" office:value="0.707106781186548">
            <text:p>0.7071067812</text:p>
          </table:table-cell>
          <table:table-cell table:formula="of:=SIN(RADIANS([.L$1]*[.$A338]*360/256))" office:value-type="float" office:value="0.382683432365089">
            <text:p>0.3826834324</text:p>
          </table:table-cell>
          <table:table-cell table:formula="of:=SIN(RADIANS([.M$1]*[.$A338]*360/256))" office:value-type="float" office:value="-1">
            <text:p>-1</text:p>
          </table:table-cell>
          <table:table-cell table:formula="of:=SIN(RADIANS([.N$1]*[.$A338]*360/256))" office:value-type="float" office:value="0.382683432365091">
            <text:p>0.3826834324</text:p>
          </table:table-cell>
          <table:table-cell table:formula="of:=SIN(RADIANS([.O$1]*[.$A338]*360/256))" office:value-type="float" office:value="0.707106781186549">
            <text:p>0.7071067812</text:p>
          </table:table-cell>
          <table:table-cell table:formula="of:=SIN(RADIANS([.P$1]*[.$A338]*360/256))" office:value-type="float" office:value="-0.923879532511286">
            <text:p>-0.9238795325</text:p>
          </table:table-cell>
          <table:table-cell table:formula="of:=SIN(RADIANS([.Q$1]*[.$A338]*360/256))" office:value-type="float" office:value="-1.22464679914735E-015">
            <text:p>-1.22464679914735E-015</text:p>
          </table:table-cell>
          <table:table-cell table:formula="of:= [.B338]/1+ [.C338]/2+ [.D338]/3+ [.E338]/4+ [.F338]/5+ [.G338]/6+ [.H338]/7+ [.I338]/8+ [.J338]/9+ [.K338]/10+ [.L338]/11+ [.M338]/12+ [.N338]/13+ [.O338]/14+ [.P338]/15+ [.Q338]/16" office:value-type="float" office:value="0.568226283320287">
            <text:p>0.5682262833</text:p>
          </table:table-cell>
          <table:table-cell table:number-columns-repeated="3"/>
        </table:table-row>
        <table:table-row table:style-name="ro1">
          <table:table-cell table:style-name="ce1" office:value-type="float" office:value="81">
            <text:p>81</text:p>
          </table:table-cell>
          <table:table-cell table:formula="of:=SIN(RADIANS([.$A339]*360/256))" office:value-type="float" office:value="0.914209755703531">
            <text:p>0.9142097557</text:p>
          </table:table-cell>
          <table:table-cell table:formula="of:=SIN(RADIANS([.C$1]*[.$A339]*360/256))" office:value-type="float" office:value="-0.740951125354959">
            <text:p>-0.7409511254</text:p>
          </table:table-cell>
          <table:table-cell table:formula="of:=SIN(RADIANS([.D$1]*[.$A339]*360/256))" office:value-type="float" office:value="-0.313681740398891">
            <text:p>-0.3136817404</text:p>
          </table:table-cell>
          <table:table-cell table:formula="of:=SIN(RADIANS([.E$1]*[.$A339]*360/256))" office:value-type="float" office:value="0.995184726672197">
            <text:p>0.9951847267</text:p>
          </table:table-cell>
          <table:table-cell table:formula="of:=SIN(RADIANS([.F$1]*[.$A339]*360/256))" office:value-type="float" office:value="-0.492898192229784">
            <text:p>-0.4928981922</text:p>
          </table:table-cell>
          <table:table-cell table:formula="of:=SIN(RADIANS([.G$1]*[.$A339]*360/256))" office:value-type="float" office:value="-0.595699304492433">
            <text:p>-0.5956993045</text:p>
          </table:table-cell>
          <table:table-cell table:formula="of:=SIN(RADIANS([.H$1]*[.$A339]*360/256))" office:value-type="float" office:value="0.975702130038528">
            <text:p>0.97570213</text:p>
          </table:table-cell>
          <table:table-cell table:formula="of:=SIN(RADIANS([.I$1]*[.$A339]*360/256))" office:value-type="float" office:value="-0.195090322016129">
            <text:p>-0.195090322</text:p>
          </table:table-cell>
          <table:table-cell table:formula="of:=SIN(RADIANS([.J$1]*[.$A339]*360/256))" office:value-type="float" office:value="-0.817584813151585">
            <text:p>-0.8175848132</text:p>
          </table:table-cell>
          <table:table-cell table:formula="of:=SIN(RADIANS([.K$1]*[.$A339]*360/256))" office:value-type="float" office:value="0.857728610000273">
            <text:p>0.85772861</text:p>
          </table:table-cell>
          <table:table-cell table:formula="of:=SIN(RADIANS([.L$1]*[.$A339]*360/256))" office:value-type="float" office:value="0.122410675199216">
            <text:p>0.1224106752</text:p>
          </table:table-cell>
          <table:table-cell table:formula="of:=SIN(RADIANS([.M$1]*[.$A339]*360/256))" office:value-type="float" office:value="-0.956940335732209">
            <text:p>-0.9569403357</text:p>
          </table:table-cell>
          <table:table-cell table:formula="of:=SIN(RADIANS([.N$1]*[.$A339]*360/256))" office:value-type="float" office:value="0.653172842953776">
            <text:p>0.653172843</text:p>
          </table:table-cell>
          <table:table-cell table:formula="of:=SIN(RADIANS([.O$1]*[.$A339]*360/256))" office:value-type="float" office:value="0.427555093430283">
            <text:p>0.4275550934</text:p>
          </table:table-cell>
          <table:table-cell table:formula="of:=SIN(RADIANS([.P$1]*[.$A339]*360/256))" office:value-type="float" office:value="-0.999698818696204">
            <text:p>-0.9996988187</text:p>
          </table:table-cell>
          <table:table-cell table:formula="of:=SIN(RADIANS([.Q$1]*[.$A339]*360/256))" office:value-type="float" office:value="0.382683432365091">
            <text:p>0.3826834324</text:p>
          </table:table-cell>
          <table:table-cell table:formula="of:= [.B339]/1+ [.C339]/2+ [.D339]/3+ [.E339]/4+ [.F339]/5+ [.G339]/6+ [.H339]/7+ [.I339]/8+ [.J339]/9+ [.K339]/10+ [.L339]/11+ [.M339]/12+ [.N339]/13+ [.O339]/14+ [.P339]/15+ [.Q339]/16" office:value-type="float" office:value="0.56947482721319">
            <text:p>0.5694748272</text:p>
          </table:table-cell>
          <table:table-cell table:number-columns-repeated="3"/>
        </table:table-row>
        <table:table-row table:style-name="ro1">
          <table:table-cell table:style-name="ce1" office:value-type="float" office:value="82">
            <text:p>82</text:p>
          </table:table-cell>
          <table:table-cell table:formula="of:=SIN(RADIANS([.$A340]*360/256))" office:value-type="float" office:value="0.903989293123443">
            <text:p>0.9039892931</text:p>
          </table:table-cell>
          <table:table-cell table:formula="of:=SIN(RADIANS([.C$1]*[.$A340]*360/256))" office:value-type="float" office:value="-0.773010453362737">
            <text:p>-0.7730104534</text:p>
          </table:table-cell>
          <table:table-cell table:formula="of:=SIN(RADIANS([.D$1]*[.$A340]*360/256))" office:value-type="float" office:value="-0.242980179903264">
            <text:p>-0.2429801799</text:p>
          </table:table-cell>
          <table:table-cell table:formula="of:=SIN(RADIANS([.E$1]*[.$A340]*360/256))" office:value-type="float" office:value="0.980785280403231">
            <text:p>0.9807852804</text:p>
          </table:table-cell>
          <table:table-cell table:formula="of:=SIN(RADIANS([.F$1]*[.$A340]*360/256))" office:value-type="float" office:value="-0.595699304492433">
            <text:p>-0.5956993045</text:p>
          </table:table-cell>
          <table:table-cell table:formula="of:=SIN(RADIANS([.G$1]*[.$A340]*360/256))" office:value-type="float" office:value="-0.471396736825998">
            <text:p>-0.4713967368</text:p>
          </table:table-cell>
          <table:table-cell table:formula="of:=SIN(RADIANS([.H$1]*[.$A340]*360/256))" office:value-type="float" office:value="0.998795456205172">
            <text:p>0.9987954562</text:p>
          </table:table-cell>
          <table:table-cell table:formula="of:=SIN(RADIANS([.I$1]*[.$A340]*360/256))" office:value-type="float" office:value="-0.382683432365088">
            <text:p>-0.3826834324</text:p>
          </table:table-cell>
          <table:table-cell table:formula="of:=SIN(RADIANS([.J$1]*[.$A340]*360/256))" office:value-type="float" office:value="-0.671558954847018">
            <text:p>-0.6715589548</text:p>
          </table:table-cell>
          <table:table-cell table:formula="of:=SIN(RADIANS([.K$1]*[.$A340]*360/256))" office:value-type="float" office:value="0.956940335732208">
            <text:p>0.9569403357</text:p>
          </table:table-cell>
          <table:table-cell table:formula="of:=SIN(RADIANS([.L$1]*[.$A340]*360/256))" office:value-type="float" office:value="-0.146730474455362">
            <text:p>-0.1467304745</text:p>
          </table:table-cell>
          <table:table-cell table:formula="of:=SIN(RADIANS([.M$1]*[.$A340]*360/256))" office:value-type="float" office:value="-0.831469612302546">
            <text:p>-0.8314696123</text:p>
          </table:table-cell>
          <table:table-cell table:formula="of:=SIN(RADIANS([.N$1]*[.$A340]*360/256))" office:value-type="float" office:value="0.857728610000272">
            <text:p>0.85772861</text:p>
          </table:table-cell>
          <table:table-cell table:formula="of:=SIN(RADIANS([.O$1]*[.$A340]*360/256))" office:value-type="float" office:value="0.0980171403295614">
            <text:p>0.0980171403</text:p>
          </table:table-cell>
          <table:table-cell table:formula="of:=SIN(RADIANS([.P$1]*[.$A340]*360/256))" office:value-type="float" office:value="-0.94154406518302">
            <text:p>-0.9415440652</text:p>
          </table:table-cell>
          <table:table-cell table:formula="of:=SIN(RADIANS([.Q$1]*[.$A340]*360/256))" office:value-type="float" office:value="0.707106781186545">
            <text:p>0.7071067812</text:p>
          </table:table-cell>
          <table:table-cell table:formula="of:= [.B340]/1+ [.C340]/2+ [.D340]/3+ [.E340]/4+ [.F340]/5+ [.G340]/6+ [.H340]/7+ [.I340]/8+ [.J340]/9+ [.K340]/10+ [.L340]/11+ [.M340]/12+ [.N340]/13+ [.O340]/14+ [.P340]/15+ [.Q340]/16" office:value-type="float" office:value="0.57168366682317">
            <text:p>0.5716836668</text:p>
          </table:table-cell>
          <table:table-cell table:number-columns-repeated="3"/>
        </table:table-row>
        <table:table-row table:style-name="ro1">
          <table:table-cell table:style-name="ce1" office:value-type="float" office:value="83">
            <text:p>83</text:p>
          </table:table-cell>
          <table:table-cell table:formula="of:=SIN(RADIANS([.$A341]*360/256))" office:value-type="float" office:value="0.893224301195515">
            <text:p>0.8932243012</text:p>
          </table:table-cell>
          <table:table-cell table:formula="of:=SIN(RADIANS([.C$1]*[.$A341]*360/256))" office:value-type="float" office:value="-0.803207531480645">
            <text:p>-0.8032075315</text:p>
          </table:table-cell>
          <table:table-cell table:formula="of:=SIN(RADIANS([.D$1]*[.$A341]*360/256))" office:value-type="float" office:value="-0.170961888760302">
            <text:p>-0.1709618888</text:p>
          </table:table-cell>
          <table:table-cell table:formula="of:=SIN(RADIANS([.E$1]*[.$A341]*360/256))" office:value-type="float" office:value="0.956940335732209">
            <text:p>0.9569403357</text:p>
          </table:table-cell>
          <table:table-cell table:formula="of:=SIN(RADIANS([.F$1]*[.$A341]*360/256))" office:value-type="float" office:value="-0.689540544737067">
            <text:p>-0.6895405447</text:p>
          </table:table-cell>
          <table:table-cell table:formula="of:=SIN(RADIANS([.G$1]*[.$A341]*360/256))" office:value-type="float" office:value="-0.336889853392221">
            <text:p>-0.3368898534</text:p>
          </table:table-cell>
          <table:table-cell table:formula="of:=SIN(RADIANS([.H$1]*[.$A341]*360/256))" office:value-type="float" office:value="0.99247953459871">
            <text:p>0.9924795346</text:p>
          </table:table-cell>
          <table:table-cell table:formula="of:=SIN(RADIANS([.I$1]*[.$A341]*360/256))" office:value-type="float" office:value="-0.555570233019603">
            <text:p>-0.555570233</text:p>
          </table:table-cell>
          <table:table-cell table:formula="of:=SIN(RADIANS([.J$1]*[.$A341]*360/256))" office:value-type="float" office:value="-0.492898192229785">
            <text:p>-0.4928981922</text:p>
          </table:table-cell>
          <table:table-cell table:formula="of:=SIN(RADIANS([.K$1]*[.$A341]*360/256))" office:value-type="float" office:value="0.998795456205172">
            <text:p>0.9987954562</text:p>
          </table:table-cell>
          <table:table-cell table:formula="of:=SIN(RADIANS([.L$1]*[.$A341]*360/256))" office:value-type="float" office:value="-0.40524131400499">
            <text:p>-0.405241314</text:p>
          </table:table-cell>
          <table:table-cell table:formula="of:=SIN(RADIANS([.M$1]*[.$A341]*360/256))" office:value-type="float" office:value="-0.634393284163647">
            <text:p>-0.6343932842</text:p>
          </table:table-cell>
          <table:table-cell table:formula="of:=SIN(RADIANS([.N$1]*[.$A341]*360/256))" office:value-type="float" office:value="0.975702130038528">
            <text:p>0.97570213</text:p>
          </table:table-cell>
          <table:table-cell table:formula="of:=SIN(RADIANS([.O$1]*[.$A341]*360/256))" office:value-type="float" office:value="-0.242980179903264">
            <text:p>-0.2429801799</text:p>
          </table:table-cell>
          <table:table-cell table:formula="of:=SIN(RADIANS([.P$1]*[.$A341]*360/256))" office:value-type="float" office:value="-0.757208846506484">
            <text:p>-0.7572088465</text:p>
          </table:table-cell>
          <table:table-cell table:formula="of:=SIN(RADIANS([.Q$1]*[.$A341]*360/256))" office:value-type="float" office:value="0.923879532511287">
            <text:p>0.9238795325</text:p>
          </table:table-cell>
          <table:table-cell table:formula="of:= [.B341]/1+ [.C341]/2+ [.D341]/3+ [.E341]/4+ [.F341]/5+ [.G341]/6+ [.H341]/7+ [.I341]/8+ [.J341]/9+ [.K341]/10+ [.L341]/11+ [.M341]/12+ [.N341]/13+ [.O341]/14+ [.P341]/15+ [.Q341]/16" office:value-type="float" office:value="0.572515434048646">
            <text:p>0.572515434</text:p>
          </table:table-cell>
          <table:table-cell table:number-columns-repeated="3"/>
        </table:table-row>
        <table:table-row table:style-name="ro1">
          <table:table-cell table:style-name="ce1" office:value-type="float" office:value="84">
            <text:p>84</text:p>
          </table:table-cell>
          <table:table-cell table:formula="of:=SIN(RADIANS([.$A342]*360/256))" office:value-type="float" office:value="0.881921264348355">
            <text:p>0.8819212643</text:p>
          </table:table-cell>
          <table:table-cell table:formula="of:=SIN(RADIANS([.C$1]*[.$A342]*360/256))" office:value-type="float" office:value="-0.831469612302545">
            <text:p>-0.8314696123</text:p>
          </table:table-cell>
          <table:table-cell table:formula="of:=SIN(RADIANS([.D$1]*[.$A342]*360/256))" office:value-type="float" office:value="-0.0980171403295605">
            <text:p>-0.0980171403</text:p>
          </table:table-cell>
          <table:table-cell table:formula="of:=SIN(RADIANS([.E$1]*[.$A342]*360/256))" office:value-type="float" office:value="0.923879532511287">
            <text:p>0.9238795325</text:p>
          </table:table-cell>
          <table:table-cell table:formula="of:=SIN(RADIANS([.F$1]*[.$A342]*360/256))" office:value-type="float" office:value="-0.773010453362737">
            <text:p>-0.7730104534</text:p>
          </table:table-cell>
          <table:table-cell table:formula="of:=SIN(RADIANS([.G$1]*[.$A342]*360/256))" office:value-type="float" office:value="-0.195090322016128">
            <text:p>-0.195090322</text:p>
          </table:table-cell>
          <table:table-cell table:formula="of:=SIN(RADIANS([.H$1]*[.$A342]*360/256))" office:value-type="float" office:value="0.956940335732209">
            <text:p>0.9569403357</text:p>
          </table:table-cell>
          <table:table-cell table:formula="of:=SIN(RADIANS([.I$1]*[.$A342]*360/256))" office:value-type="float" office:value="-0.707106781186548">
            <text:p>-0.7071067812</text:p>
          </table:table-cell>
          <table:table-cell table:formula="of:=SIN(RADIANS([.J$1]*[.$A342]*360/256))" office:value-type="float" office:value="-0.290284677254462">
            <text:p>-0.2902846773</text:p>
          </table:table-cell>
          <table:table-cell table:formula="of:=SIN(RADIANS([.K$1]*[.$A342]*360/256))" office:value-type="float" office:value="0.98078528040323">
            <text:p>0.9807852804</text:p>
          </table:table-cell>
          <table:table-cell table:formula="of:=SIN(RADIANS([.L$1]*[.$A342]*360/256))" office:value-type="float" office:value="-0.634393284163646">
            <text:p>-0.6343932842</text:p>
          </table:table-cell>
          <table:table-cell table:formula="of:=SIN(RADIANS([.M$1]*[.$A342]*360/256))" office:value-type="float" office:value="-0.382683432365089">
            <text:p>-0.3826834324</text:p>
          </table:table-cell>
          <table:table-cell table:formula="of:=SIN(RADIANS([.N$1]*[.$A342]*360/256))" office:value-type="float" office:value="0.995184726672197">
            <text:p>0.9951847267</text:p>
          </table:table-cell>
          <table:table-cell table:formula="of:=SIN(RADIANS([.O$1]*[.$A342]*360/256))" office:value-type="float" office:value="-0.555570233019603">
            <text:p>-0.555570233</text:p>
          </table:table-cell>
          <table:table-cell table:formula="of:=SIN(RADIANS([.P$1]*[.$A342]*360/256))" office:value-type="float" office:value="-0.471396736825997">
            <text:p>-0.4713967368</text:p>
          </table:table-cell>
          <table:table-cell table:formula="of:=SIN(RADIANS([.Q$1]*[.$A342]*360/256))" office:value-type="float" office:value="1">
            <text:p>1</text:p>
          </table:table-cell>
          <table:table-cell table:formula="of:= [.B342]/1+ [.C342]/2+ [.D342]/3+ [.E342]/4+ [.F342]/5+ [.G342]/6+ [.H342]/7+ [.I342]/8+ [.J342]/9+ [.K342]/10+ [.L342]/11+ [.M342]/12+ [.N342]/13+ [.O342]/14+ [.P342]/15+ [.Q342]/16" office:value-type="float" office:value="0.569889137799679">
            <text:p>0.5698891378</text:p>
          </table:table-cell>
          <table:table-cell table:number-columns-repeated="3"/>
        </table:table-row>
        <table:table-row table:style-name="ro1">
          <table:table-cell table:style-name="ce1" office:value-type="float" office:value="85">
            <text:p>85</text:p>
          </table:table-cell>
          <table:table-cell table:formula="of:=SIN(RADIANS([.$A343]*360/256))" office:value-type="float" office:value="0.870086991108711">
            <text:p>0.8700869911</text:p>
          </table:table-cell>
          <table:table-cell table:formula="of:=SIN(RADIANS([.C$1]*[.$A343]*360/256))" office:value-type="float" office:value="-0.857728610000272">
            <text:p>-0.85772861</text:p>
          </table:table-cell>
          <table:table-cell table:formula="of:=SIN(RADIANS([.D$1]*[.$A343]*360/256))" office:value-type="float" office:value="-0.0245412285229124">
            <text:p>-0.0245412285</text:p>
          </table:table-cell>
          <table:table-cell table:formula="of:=SIN(RADIANS([.E$1]*[.$A343]*360/256))" office:value-type="float" office:value="0.881921264348355">
            <text:p>0.8819212643</text:p>
          </table:table-cell>
          <table:table-cell table:formula="of:=SIN(RADIANS([.F$1]*[.$A343]*360/256))" office:value-type="float" office:value="-0.844853565249708">
            <text:p>-0.8448535652</text:p>
          </table:table-cell>
          <table:table-cell table:formula="of:=SIN(RADIANS([.G$1]*[.$A343]*360/256))" office:value-type="float" office:value="-0.0490676743274183">
            <text:p>-0.0490676743</text:p>
          </table:table-cell>
          <table:table-cell table:formula="of:=SIN(RADIANS([.H$1]*[.$A343]*360/256))" office:value-type="float" office:value="0.893224301195515">
            <text:p>0.8932243012</text:p>
          </table:table-cell>
          <table:table-cell table:formula="of:=SIN(RADIANS([.I$1]*[.$A343]*360/256))" office:value-type="float" office:value="-0.831469612302545">
            <text:p>-0.8314696123</text:p>
          </table:table-cell>
          <table:table-cell table:formula="of:=SIN(RADIANS([.J$1]*[.$A343]*360/256))" office:value-type="float" office:value="-0.0735645635996688">
            <text:p>-0.0735645636</text:p>
          </table:table-cell>
          <table:table-cell table:formula="of:=SIN(RADIANS([.K$1]*[.$A343]*360/256))" office:value-type="float" office:value="0.903989293123443">
            <text:p>0.9039892931</text:p>
          </table:table-cell>
          <table:table-cell table:formula="of:=SIN(RADIANS([.L$1]*[.$A343]*360/256))" office:value-type="float" office:value="-0.817584813151584">
            <text:p>-0.8175848132</text:p>
          </table:table-cell>
          <table:table-cell table:formula="of:=SIN(RADIANS([.M$1]*[.$A343]*360/256))" office:value-type="float" office:value="-0.0980171403295612">
            <text:p>-0.0980171403</text:p>
          </table:table-cell>
          <table:table-cell table:formula="of:=SIN(RADIANS([.N$1]*[.$A343]*360/256))" office:value-type="float" office:value="0.914209755703531">
            <text:p>0.9142097557</text:p>
          </table:table-cell>
          <table:table-cell table:formula="of:=SIN(RADIANS([.O$1]*[.$A343]*360/256))" office:value-type="float" office:value="-0.803207531480645">
            <text:p>-0.8032075315</text:p>
          </table:table-cell>
          <table:table-cell table:formula="of:=SIN(RADIANS([.P$1]*[.$A343]*360/256))" office:value-type="float" office:value="-0.122410675199216">
            <text:p>-0.1224106752</text:p>
          </table:table-cell>
          <table:table-cell table:formula="of:=SIN(RADIANS([.Q$1]*[.$A343]*360/256))" office:value-type="float" office:value="0.923879532511287">
            <text:p>0.9238795325</text:p>
          </table:table-cell>
          <table:table-cell table:formula="of:= [.B343]/1+ [.C343]/2+ [.D343]/3+ [.E343]/4+ [.F343]/5+ [.G343]/6+ [.H343]/7+ [.I343]/8+ [.J343]/9+ [.K343]/10+ [.L343]/11+ [.M343]/12+ [.N343]/13+ [.O343]/14+ [.P343]/15+ [.Q343]/16" office:value-type="float" office:value="0.562308425688104">
            <text:p>0.5623084257</text:p>
          </table:table-cell>
          <table:table-cell table:number-columns-repeated="3"/>
        </table:table-row>
        <table:table-row table:style-name="ro1">
          <table:table-cell table:style-name="ce1" office:value-type="float" office:value="86">
            <text:p>86</text:p>
          </table:table-cell>
          <table:table-cell table:formula="of:=SIN(RADIANS([.$A344]*360/256))" office:value-type="float" office:value="0.857728610000272">
            <text:p>0.85772861</text:p>
          </table:table-cell>
          <table:table-cell table:formula="of:=SIN(RADIANS([.C$1]*[.$A344]*360/256))" office:value-type="float" office:value="-0.881921264348355">
            <text:p>-0.8819212643</text:p>
          </table:table-cell>
          <table:table-cell table:formula="of:=SIN(RADIANS([.D$1]*[.$A344]*360/256))" office:value-type="float" office:value="0.0490676743274176">
            <text:p>0.0490676743</text:p>
          </table:table-cell>
          <table:table-cell table:formula="of:=SIN(RADIANS([.E$1]*[.$A344]*360/256))" office:value-type="float" office:value="0.831469612302545">
            <text:p>0.8314696123</text:p>
          </table:table-cell>
          <table:table-cell table:formula="of:=SIN(RADIANS([.F$1]*[.$A344]*360/256))" office:value-type="float" office:value="-0.903989293123443">
            <text:p>-0.9039892931</text:p>
          </table:table-cell>
          <table:table-cell table:formula="of:=SIN(RADIANS([.G$1]*[.$A344]*360/256))" office:value-type="float" office:value="0.0980171403295598">
            <text:p>0.0980171403</text:p>
          </table:table-cell>
          <table:table-cell table:formula="of:=SIN(RADIANS([.H$1]*[.$A344]*360/256))" office:value-type="float" office:value="0.803207531480645">
            <text:p>0.8032075315</text:p>
          </table:table-cell>
          <table:table-cell table:formula="of:=SIN(RADIANS([.I$1]*[.$A344]*360/256))" office:value-type="float" office:value="-0.923879532511286">
            <text:p>-0.9238795325</text:p>
          </table:table-cell>
          <table:table-cell table:formula="of:=SIN(RADIANS([.J$1]*[.$A344]*360/256))" office:value-type="float" office:value="0.146730474455362">
            <text:p>0.1467304745</text:p>
          </table:table-cell>
          <table:table-cell table:formula="of:=SIN(RADIANS([.K$1]*[.$A344]*360/256))" office:value-type="float" office:value="0.773010453362738">
            <text:p>0.7730104534</text:p>
          </table:table-cell>
          <table:table-cell table:formula="of:=SIN(RADIANS([.L$1]*[.$A344]*360/256))" office:value-type="float" office:value="-0.941544065183021">
            <text:p>-0.9415440652</text:p>
          </table:table-cell>
          <table:table-cell table:formula="of:=SIN(RADIANS([.M$1]*[.$A344]*360/256))" office:value-type="float" office:value="0.195090322016127">
            <text:p>0.195090322</text:p>
          </table:table-cell>
          <table:table-cell table:formula="of:=SIN(RADIANS([.N$1]*[.$A344]*360/256))" office:value-type="float" office:value="0.740951125354959">
            <text:p>0.7409511254</text:p>
          </table:table-cell>
          <table:table-cell table:formula="of:=SIN(RADIANS([.O$1]*[.$A344]*360/256))" office:value-type="float" office:value="-0.956940335732208">
            <text:p>-0.9569403357</text:p>
          </table:table-cell>
          <table:table-cell table:formula="of:=SIN(RADIANS([.P$1]*[.$A344]*360/256))" office:value-type="float" office:value="0.242980179903264">
            <text:p>0.2429801799</text:p>
          </table:table-cell>
          <table:table-cell table:formula="of:=SIN(RADIANS([.Q$1]*[.$A344]*360/256))" office:value-type="float" office:value="0.707106781186549">
            <text:p>0.7071067812</text:p>
          </table:table-cell>
          <table:table-cell table:formula="of:= [.B344]/1+ [.C344]/2+ [.D344]/3+ [.E344]/4+ [.F344]/5+ [.G344]/6+ [.H344]/7+ [.I344]/8+ [.J344]/9+ [.K344]/10+ [.L344]/11+ [.M344]/12+ [.N344]/13+ [.O344]/14+ [.P344]/15+ [.Q344]/16" office:value-type="float" office:value="0.549091850256671">
            <text:p>0.5490918503</text:p>
          </table:table-cell>
          <table:table-cell table:number-columns-repeated="3"/>
        </table:table-row>
        <table:table-row table:style-name="ro1">
          <table:table-cell table:style-name="ce1" office:value-type="float" office:value="87">
            <text:p>87</text:p>
          </table:table-cell>
          <table:table-cell table:formula="of:=SIN(RADIANS([.$A345]*360/256))" office:value-type="float" office:value="0.844853565249707">
            <text:p>0.8448535652</text:p>
          </table:table-cell>
          <table:table-cell table:formula="of:=SIN(RADIANS([.C$1]*[.$A345]*360/256))" office:value-type="float" office:value="-0.903989293123443">
            <text:p>-0.9039892931</text:p>
          </table:table-cell>
          <table:table-cell table:formula="of:=SIN(RADIANS([.D$1]*[.$A345]*360/256))" office:value-type="float" office:value="0.122410675199216">
            <text:p>0.1224106752</text:p>
          </table:table-cell>
          <table:table-cell table:formula="of:=SIN(RADIANS([.E$1]*[.$A345]*360/256))" office:value-type="float" office:value="0.773010453362738">
            <text:p>0.7730104534</text:p>
          </table:table-cell>
          <table:table-cell table:formula="of:=SIN(RADIANS([.F$1]*[.$A345]*360/256))" office:value-type="float" office:value="-0.949528180593036">
            <text:p>-0.9495281806</text:p>
          </table:table-cell>
          <table:table-cell table:formula="of:=SIN(RADIANS([.G$1]*[.$A345]*360/256))" office:value-type="float" office:value="0.242980179903264">
            <text:p>0.2429801799</text:p>
          </table:table-cell>
          <table:table-cell table:formula="of:=SIN(RADIANS([.H$1]*[.$A345]*360/256))" office:value-type="float" office:value="0.689540544737067">
            <text:p>0.6895405447</text:p>
          </table:table-cell>
          <table:table-cell table:formula="of:=SIN(RADIANS([.I$1]*[.$A345]*360/256))" office:value-type="float" office:value="-0.98078528040323">
            <text:p>-0.9807852804</text:p>
          </table:table-cell>
          <table:table-cell table:formula="of:=SIN(RADIANS([.J$1]*[.$A345]*360/256))" office:value-type="float" office:value="0.359895036534987">
            <text:p>0.3598950365</text:p>
          </table:table-cell>
          <table:table-cell table:formula="of:=SIN(RADIANS([.K$1]*[.$A345]*360/256))" office:value-type="float" office:value="0.595699304492434">
            <text:p>0.5956993045</text:p>
          </table:table-cell>
          <table:table-cell table:formula="of:=SIN(RADIANS([.L$1]*[.$A345]*360/256))" office:value-type="float" office:value="-0.99729045667869">
            <text:p>-0.9972904567</text:p>
          </table:table-cell>
          <table:table-cell table:formula="of:=SIN(RADIANS([.M$1]*[.$A345]*360/256))" office:value-type="float" office:value="0.471396736825998">
            <text:p>0.4713967368</text:p>
          </table:table-cell>
          <table:table-cell table:formula="of:=SIN(RADIANS([.N$1]*[.$A345]*360/256))" office:value-type="float" office:value="0.492898192229786">
            <text:p>0.4928981922</text:p>
          </table:table-cell>
          <table:table-cell table:formula="of:=SIN(RADIANS([.O$1]*[.$A345]*360/256))" office:value-type="float" office:value="-0.998795456205172">
            <text:p>-0.9987954562</text:p>
          </table:table-cell>
          <table:table-cell table:formula="of:=SIN(RADIANS([.P$1]*[.$A345]*360/256))" office:value-type="float" office:value="0.575808191417845">
            <text:p>0.5758081914</text:p>
          </table:table-cell>
          <table:table-cell table:formula="of:=SIN(RADIANS([.Q$1]*[.$A345]*360/256))" office:value-type="float" office:value="0.382683432365093">
            <text:p>0.3826834324</text:p>
          </table:table-cell>
          <table:table-cell table:formula="of:= [.B345]/1+ [.C345]/2+ [.D345]/3+ [.E345]/4+ [.F345]/5+ [.G345]/6+ [.H345]/7+ [.I345]/8+ [.J345]/9+ [.K345]/10+ [.L345]/11+ [.M345]/12+ [.N345]/13+ [.O345]/14+ [.P345]/15+ [.Q345]/16" office:value-type="float" office:value="0.530469983724513">
            <text:p>0.5304699837</text:p>
          </table:table-cell>
          <table:table-cell table:number-columns-repeated="3"/>
        </table:table-row>
        <table:table-row table:style-name="ro1">
          <table:table-cell table:style-name="ce1" office:value-type="float" office:value="88">
            <text:p>88</text:p>
          </table:table-cell>
          <table:table-cell table:formula="of:=SIN(RADIANS([.$A346]*360/256))" office:value-type="float" office:value="0.831469612302545">
            <text:p>0.8314696123</text:p>
          </table:table-cell>
          <table:table-cell table:formula="of:=SIN(RADIANS([.C$1]*[.$A346]*360/256))" office:value-type="float" office:value="-0.923879532511287">
            <text:p>-0.9238795325</text:p>
          </table:table-cell>
          <table:table-cell table:formula="of:=SIN(RADIANS([.D$1]*[.$A346]*360/256))" office:value-type="float" office:value="0.195090322016128">
            <text:p>0.195090322</text:p>
          </table:table-cell>
          <table:table-cell table:formula="of:=SIN(RADIANS([.E$1]*[.$A346]*360/256))" office:value-type="float" office:value="0.707106781186547">
            <text:p>0.7071067812</text:p>
          </table:table-cell>
          <table:table-cell table:formula="of:=SIN(RADIANS([.F$1]*[.$A346]*360/256))" office:value-type="float" office:value="-0.98078528040323">
            <text:p>-0.9807852804</text:p>
          </table:table-cell>
          <table:table-cell table:formula="of:=SIN(RADIANS([.G$1]*[.$A346]*360/256))" office:value-type="float" office:value="0.38268343236509">
            <text:p>0.3826834324</text:p>
          </table:table-cell>
          <table:table-cell table:formula="of:=SIN(RADIANS([.H$1]*[.$A346]*360/256))" office:value-type="float" office:value="0.555570233019602">
            <text:p>0.555570233</text:p>
          </table:table-cell>
          <table:table-cell table:formula="of:=SIN(RADIANS([.I$1]*[.$A346]*360/256))" office:value-type="float" office:value="-1">
            <text:p>-1</text:p>
          </table:table-cell>
          <table:table-cell table:formula="of:=SIN(RADIANS([.J$1]*[.$A346]*360/256))" office:value-type="float" office:value="0.555570233019603">
            <text:p>0.555570233</text:p>
          </table:table-cell>
          <table:table-cell table:formula="of:=SIN(RADIANS([.K$1]*[.$A346]*360/256))" office:value-type="float" office:value="0.382683432365089">
            <text:p>0.3826834324</text:p>
          </table:table-cell>
          <table:table-cell table:formula="of:=SIN(RADIANS([.L$1]*[.$A346]*360/256))" office:value-type="float" office:value="-0.98078528040323">
            <text:p>-0.9807852804</text:p>
          </table:table-cell>
          <table:table-cell table:formula="of:=SIN(RADIANS([.M$1]*[.$A346]*360/256))" office:value-type="float" office:value="0.707106781186547">
            <text:p>0.7071067812</text:p>
          </table:table-cell>
          <table:table-cell table:formula="of:=SIN(RADIANS([.N$1]*[.$A346]*360/256))" office:value-type="float" office:value="0.195090322016129">
            <text:p>0.195090322</text:p>
          </table:table-cell>
          <table:table-cell table:formula="of:=SIN(RADIANS([.O$1]*[.$A346]*360/256))" office:value-type="float" office:value="-0.923879532511287">
            <text:p>-0.9238795325</text:p>
          </table:table-cell>
          <table:table-cell table:formula="of:=SIN(RADIANS([.P$1]*[.$A346]*360/256))" office:value-type="float" office:value="0.831469612302547">
            <text:p>0.8314696123</text:p>
          </table:table-cell>
          <table:table-cell table:formula="of:=SIN(RADIANS([.Q$1]*[.$A346]*360/256))" office:value-type="float" office:value="-2.20560219973841E-015">
            <text:p>-2.20560219973841E-015</text:p>
          </table:table-cell>
          <table:table-cell table:formula="of:= [.B346]/1+ [.C346]/2+ [.D346]/3+ [.E346]/4+ [.F346]/5+ [.G346]/6+ [.H346]/7+ [.I346]/8+ [.J346]/9+ [.K346]/10+ [.L346]/11+ [.M346]/12+ [.N346]/13+ [.O346]/14+ [.P346]/15+ [.Q346]/16" office:value-type="float" office:value="0.50753583697094">
            <text:p>0.507535837</text:p>
          </table:table-cell>
          <table:table-cell table:number-columns-repeated="3"/>
        </table:table-row>
        <table:table-row table:style-name="ro1">
          <table:table-cell table:style-name="ce1" office:value-type="float" office:value="89">
            <text:p>89</text:p>
          </table:table-cell>
          <table:table-cell table:formula="of:=SIN(RADIANS([.$A347]*360/256))" office:value-type="float" office:value="0.817584813151584">
            <text:p>0.8175848132</text:p>
          </table:table-cell>
          <table:table-cell table:formula="of:=SIN(RADIANS([.C$1]*[.$A347]*360/256))" office:value-type="float" office:value="-0.941544065183021">
            <text:p>-0.9415440652</text:p>
          </table:table-cell>
          <table:table-cell table:formula="of:=SIN(RADIANS([.D$1]*[.$A347]*360/256))" office:value-type="float" office:value="0.266712757474898">
            <text:p>0.2667127575</text:p>
          </table:table-cell>
          <table:table-cell table:formula="of:=SIN(RADIANS([.E$1]*[.$A347]*360/256))" office:value-type="float" office:value="0.634393284163645">
            <text:p>0.6343932842</text:p>
          </table:table-cell>
          <table:table-cell table:formula="of:=SIN(RADIANS([.F$1]*[.$A347]*360/256))" office:value-type="float" office:value="-0.99729045667869">
            <text:p>-0.9972904567</text:p>
          </table:table-cell>
          <table:table-cell table:formula="of:=SIN(RADIANS([.G$1]*[.$A347]*360/256))" office:value-type="float" office:value="0.514102744193221">
            <text:p>0.5141027442</text:p>
          </table:table-cell>
          <table:table-cell table:formula="of:=SIN(RADIANS([.H$1]*[.$A347]*360/256))" office:value-type="float" office:value="0.40524131400499">
            <text:p>0.405241314</text:p>
          </table:table-cell>
          <table:table-cell table:formula="of:=SIN(RADIANS([.I$1]*[.$A347]*360/256))" office:value-type="float" office:value="-0.98078528040323">
            <text:p>-0.9807852804</text:p>
          </table:table-cell>
          <table:table-cell table:formula="of:=SIN(RADIANS([.J$1]*[.$A347]*360/256))" office:value-type="float" office:value="0.724247082951466">
            <text:p>0.724247083</text:p>
          </table:table-cell>
          <table:table-cell table:formula="of:=SIN(RADIANS([.K$1]*[.$A347]*360/256))" office:value-type="float" office:value="0.146730474455364">
            <text:p>0.1467304745</text:p>
          </table:table-cell>
          <table:table-cell table:formula="of:=SIN(RADIANS([.L$1]*[.$A347]*360/256))" office:value-type="float" office:value="-0.893224301195515">
            <text:p>-0.8932243012</text:p>
          </table:table-cell>
          <table:table-cell table:formula="of:=SIN(RADIANS([.M$1]*[.$A347]*360/256))" office:value-type="float" office:value="0.881921264348354">
            <text:p>0.8819212643</text:p>
          </table:table-cell>
          <table:table-cell table:formula="of:=SIN(RADIANS([.N$1]*[.$A347]*360/256))" office:value-type="float" office:value="-0.122410675199217">
            <text:p>-0.1224106752</text:p>
          </table:table-cell>
          <table:table-cell table:formula="of:=SIN(RADIANS([.O$1]*[.$A347]*360/256))" office:value-type="float" office:value="-0.740951125354959">
            <text:p>-0.7409511254</text:p>
          </table:table-cell>
          <table:table-cell table:formula="of:=SIN(RADIANS([.P$1]*[.$A347]*360/256))" office:value-type="float" office:value="0.975702130038528">
            <text:p>0.97570213</text:p>
          </table:table-cell>
          <table:table-cell table:formula="of:=SIN(RADIANS([.Q$1]*[.$A347]*360/256))" office:value-type="float" office:value="-0.382683432365091">
            <text:p>-0.3826834324</text:p>
          </table:table-cell>
          <table:table-cell table:formula="of:= [.B347]/1+ [.C347]/2+ [.D347]/3+ [.E347]/4+ [.F347]/5+ [.G347]/6+ [.H347]/7+ [.I347]/8+ [.J347]/9+ [.K347]/10+ [.L347]/11+ [.M347]/12+ [.N347]/13+ [.O347]/14+ [.P347]/15+ [.Q347]/16" office:value-type="float" office:value="0.482058492718496">
            <text:p>0.4820584927</text:p>
          </table:table-cell>
          <table:table-cell table:number-columns-repeated="3"/>
        </table:table-row>
        <table:table-row table:style-name="ro1">
          <table:table-cell table:style-name="ce1" office:value-type="float" office:value="90">
            <text:p>90</text:p>
          </table:table-cell>
          <table:table-cell table:formula="of:=SIN(RADIANS([.$A348]*360/256))" office:value-type="float" office:value="0.803207531480645">
            <text:p>0.8032075315</text:p>
          </table:table-cell>
          <table:table-cell table:formula="of:=SIN(RADIANS([.C$1]*[.$A348]*360/256))" office:value-type="float" office:value="-0.956940335732209">
            <text:p>-0.9569403357</text:p>
          </table:table-cell>
          <table:table-cell table:formula="of:=SIN(RADIANS([.D$1]*[.$A348]*360/256))" office:value-type="float" office:value="0.33688985339222">
            <text:p>0.3368898534</text:p>
          </table:table-cell>
          <table:table-cell table:formula="of:=SIN(RADIANS([.E$1]*[.$A348]*360/256))" office:value-type="float" office:value="0.555570233019602">
            <text:p>0.555570233</text:p>
          </table:table-cell>
          <table:table-cell table:formula="of:=SIN(RADIANS([.F$1]*[.$A348]*360/256))" office:value-type="float" office:value="-0.998795456205172">
            <text:p>-0.9987954562</text:p>
          </table:table-cell>
          <table:table-cell table:formula="of:=SIN(RADIANS([.G$1]*[.$A348]*360/256))" office:value-type="float" office:value="0.634393284163645">
            <text:p>0.6343932842</text:p>
          </table:table-cell>
          <table:table-cell table:formula="of:=SIN(RADIANS([.H$1]*[.$A348]*360/256))" office:value-type="float" office:value="0.242980179903264">
            <text:p>0.2429801799</text:p>
          </table:table-cell>
          <table:table-cell table:formula="of:=SIN(RADIANS([.I$1]*[.$A348]*360/256))" office:value-type="float" office:value="-0.923879532511287">
            <text:p>-0.9238795325</text:p>
          </table:table-cell>
          <table:table-cell table:formula="of:=SIN(RADIANS([.J$1]*[.$A348]*360/256))" office:value-type="float" office:value="0.857728610000273">
            <text:p>0.85772861</text:p>
          </table:table-cell>
          <table:table-cell table:formula="of:=SIN(RADIANS([.K$1]*[.$A348]*360/256))" office:value-type="float" office:value="-0.0980171403295594">
            <text:p>-0.0980171403</text:p>
          </table:table-cell>
          <table:table-cell table:formula="of:=SIN(RADIANS([.L$1]*[.$A348]*360/256))" office:value-type="float" office:value="-0.740951125354959">
            <text:p>-0.7409511254</text:p>
          </table:table-cell>
          <table:table-cell table:formula="of:=SIN(RADIANS([.M$1]*[.$A348]*360/256))" office:value-type="float" office:value="0.98078528040323">
            <text:p>0.9807852804</text:p>
          </table:table-cell>
          <table:table-cell table:formula="of:=SIN(RADIANS([.N$1]*[.$A348]*360/256))" office:value-type="float" office:value="-0.427555093430281">
            <text:p>-0.4275550934</text:p>
          </table:table-cell>
          <table:table-cell table:formula="of:=SIN(RADIANS([.O$1]*[.$A348]*360/256))" office:value-type="float" office:value="-0.471396736825997">
            <text:p>-0.4713967368</text:p>
          </table:table-cell>
          <table:table-cell table:formula="of:=SIN(RADIANS([.P$1]*[.$A348]*360/256))" office:value-type="float" office:value="0.989176509964781">
            <text:p>0.98917651</text:p>
          </table:table-cell>
          <table:table-cell table:formula="of:=SIN(RADIANS([.Q$1]*[.$A348]*360/256))" office:value-type="float" office:value="-0.707106781186547">
            <text:p>-0.7071067812</text:p>
          </table:table-cell>
          <table:table-cell table:formula="of:= [.B348]/1+ [.C348]/2+ [.D348]/3+ [.E348]/4+ [.F348]/5+ [.G348]/6+ [.H348]/7+ [.I348]/8+ [.J348]/9+ [.K348]/10+ [.L348]/11+ [.M348]/12+ [.N348]/13+ [.O348]/14+ [.P348]/15+ [.Q348]/16" office:value-type="float" office:value="0.456191431515014">
            <text:p>0.4561914315</text:p>
          </table:table-cell>
          <table:table-cell table:number-columns-repeated="3"/>
        </table:table-row>
        <table:table-row table:style-name="ro1">
          <table:table-cell table:style-name="ce1" office:value-type="float" office:value="91">
            <text:p>91</text:p>
          </table:table-cell>
          <table:table-cell table:formula="of:=SIN(RADIANS([.$A349]*360/256))" office:value-type="float" office:value="0.788346427626606">
            <text:p>0.7883464276</text:p>
          </table:table-cell>
          <table:table-cell table:formula="of:=SIN(RADIANS([.C$1]*[.$A349]*360/256))" office:value-type="float" office:value="-0.970031253194544">
            <text:p>-0.9700312532</text:p>
          </table:table-cell>
          <table:table-cell table:formula="of:=SIN(RADIANS([.D$1]*[.$A349]*360/256))" office:value-type="float" office:value="0.40524131400499">
            <text:p>0.405241314</text:p>
          </table:table-cell>
          <table:table-cell table:formula="of:=SIN(RADIANS([.E$1]*[.$A349]*360/256))" office:value-type="float" office:value="0.471396736825998">
            <text:p>0.4713967368</text:p>
          </table:table-cell>
          <table:table-cell table:formula="of:=SIN(RADIANS([.F$1]*[.$A349]*360/256))" office:value-type="float" office:value="-0.985277642388941">
            <text:p>-0.9852776424</text:p>
          </table:table-cell>
          <table:table-cell table:formula="of:=SIN(RADIANS([.G$1]*[.$A349]*360/256))" office:value-type="float" office:value="0.740951125354959">
            <text:p>0.7409511254</text:p>
          </table:table-cell>
          <table:table-cell table:formula="of:=SIN(RADIANS([.H$1]*[.$A349]*360/256))" office:value-type="float" office:value="0.0735645635996669">
            <text:p>0.0735645636</text:p>
          </table:table-cell>
          <table:table-cell table:formula="of:=SIN(RADIANS([.I$1]*[.$A349]*360/256))" office:value-type="float" office:value="-0.831469612302546">
            <text:p>-0.8314696123</text:p>
          </table:table-cell>
          <table:table-cell table:formula="of:=SIN(RADIANS([.J$1]*[.$A349]*360/256))" office:value-type="float" office:value="0.949528180593036">
            <text:p>0.9495281806</text:p>
          </table:table-cell>
          <table:table-cell table:formula="of:=SIN(RADIANS([.K$1]*[.$A349]*360/256))" office:value-type="float" office:value="-0.33688985339222">
            <text:p>-0.3368898534</text:p>
          </table:table-cell>
          <table:table-cell table:formula="of:=SIN(RADIANS([.L$1]*[.$A349]*360/256))" office:value-type="float" office:value="-0.534997619887097">
            <text:p>-0.5349976199</text:p>
          </table:table-cell>
          <table:table-cell table:formula="of:=SIN(RADIANS([.M$1]*[.$A349]*360/256))" office:value-type="float" office:value="0.995184726672197">
            <text:p>0.9951847267</text:p>
          </table:table-cell>
          <table:table-cell table:formula="of:=SIN(RADIANS([.N$1]*[.$A349]*360/256))" office:value-type="float" office:value="-0.689540544737068">
            <text:p>-0.6895405447</text:p>
          </table:table-cell>
          <table:table-cell table:formula="of:=SIN(RADIANS([.O$1]*[.$A349]*360/256))" office:value-type="float" office:value="-0.146730474455361">
            <text:p>-0.1467304745</text:p>
          </table:table-cell>
          <table:table-cell table:formula="of:=SIN(RADIANS([.P$1]*[.$A349]*360/256))" office:value-type="float" office:value="0.870086991108713">
            <text:p>0.8700869911</text:p>
          </table:table-cell>
          <table:table-cell table:formula="of:=SIN(RADIANS([.Q$1]*[.$A349]*360/256))" office:value-type="float" office:value="-0.923879532511286">
            <text:p>-0.9238795325</text:p>
          </table:table-cell>
          <table:table-cell table:formula="of:= [.B349]/1+ [.C349]/2+ [.D349]/3+ [.E349]/4+ [.F349]/5+ [.G349]/6+ [.H349]/7+ [.I349]/8+ [.J349]/9+ [.K349]/10+ [.L349]/11+ [.M349]/12+ [.N349]/13+ [.O349]/14+ [.P349]/15+ [.Q349]/16" office:value-type="float" office:value="0.432123330035953">
            <text:p>0.43212333</text:p>
          </table:table-cell>
          <table:table-cell table:number-columns-repeated="3"/>
        </table:table-row>
        <table:table-row table:style-name="ro1">
          <table:table-cell table:style-name="ce1" office:value-type="float" office:value="92">
            <text:p>92</text:p>
          </table:table-cell>
          <table:table-cell table:formula="of:=SIN(RADIANS([.$A350]*360/256))" office:value-type="float" office:value="0.773010453362737">
            <text:p>0.7730104534</text:p>
          </table:table-cell>
          <table:table-cell table:formula="of:=SIN(RADIANS([.C$1]*[.$A350]*360/256))" office:value-type="float" office:value="-0.98078528040323">
            <text:p>-0.9807852804</text:p>
          </table:table-cell>
          <table:table-cell table:formula="of:=SIN(RADIANS([.D$1]*[.$A350]*360/256))" office:value-type="float" office:value="0.471396736825998">
            <text:p>0.4713967368</text:p>
          </table:table-cell>
          <table:table-cell table:formula="of:=SIN(RADIANS([.E$1]*[.$A350]*360/256))" office:value-type="float" office:value="0.382683432365091">
            <text:p>0.3826834324</text:p>
          </table:table-cell>
          <table:table-cell table:formula="of:=SIN(RADIANS([.F$1]*[.$A350]*360/256))" office:value-type="float" office:value="-0.956940335732209">
            <text:p>-0.9569403357</text:p>
          </table:table-cell>
          <table:table-cell table:formula="of:=SIN(RADIANS([.G$1]*[.$A350]*360/256))" office:value-type="float" office:value="0.831469612302545">
            <text:p>0.8314696123</text:p>
          </table:table-cell>
          <table:table-cell table:formula="of:=SIN(RADIANS([.H$1]*[.$A350]*360/256))" office:value-type="float" office:value="-0.0980171403295597">
            <text:p>-0.0980171403</text:p>
          </table:table-cell>
          <table:table-cell table:formula="of:=SIN(RADIANS([.I$1]*[.$A350]*360/256))" office:value-type="float" office:value="-0.707106781186549">
            <text:p>-0.7071067812</text:p>
          </table:table-cell>
          <table:table-cell table:formula="of:=SIN(RADIANS([.J$1]*[.$A350]*360/256))" office:value-type="float" office:value="0.995184726672197">
            <text:p>0.9951847267</text:p>
          </table:table-cell>
          <table:table-cell table:formula="of:=SIN(RADIANS([.K$1]*[.$A350]*360/256))" office:value-type="float" office:value="-0.555570233019603">
            <text:p>-0.555570233</text:p>
          </table:table-cell>
          <table:table-cell table:formula="of:=SIN(RADIANS([.L$1]*[.$A350]*360/256))" office:value-type="float" office:value="-0.290284677254462">
            <text:p>-0.2902846773</text:p>
          </table:table-cell>
          <table:table-cell table:formula="of:=SIN(RADIANS([.M$1]*[.$A350]*360/256))" office:value-type="float" office:value="0.923879532511287">
            <text:p>0.9238795325</text:p>
          </table:table-cell>
          <table:table-cell table:formula="of:=SIN(RADIANS([.N$1]*[.$A350]*360/256))" office:value-type="float" office:value="-0.881921264348354">
            <text:p>-0.8819212643</text:p>
          </table:table-cell>
          <table:table-cell table:formula="of:=SIN(RADIANS([.O$1]*[.$A350]*360/256))" office:value-type="float" office:value="0.195090322016126">
            <text:p>0.195090322</text:p>
          </table:table-cell>
          <table:table-cell table:formula="of:=SIN(RADIANS([.P$1]*[.$A350]*360/256))" office:value-type="float" office:value="0.634393284163645">
            <text:p>0.6343932842</text:p>
          </table:table-cell>
          <table:table-cell table:formula="of:=SIN(RADIANS([.Q$1]*[.$A350]*360/256))" office:value-type="float" office:value="-1">
            <text:p>-1</text:p>
          </table:table-cell>
          <table:table-cell table:formula="of:= [.B350]/1+ [.C350]/2+ [.D350]/3+ [.E350]/4+ [.F350]/5+ [.G350]/6+ [.H350]/7+ [.I350]/8+ [.J350]/9+ [.K350]/10+ [.L350]/11+ [.M350]/12+ [.N350]/13+ [.O350]/14+ [.P350]/15+ [.Q350]/16" office:value-type="float" office:value="0.411727635887338">
            <text:p>0.4117276359</text:p>
          </table:table-cell>
          <table:table-cell table:number-columns-repeated="3"/>
        </table:table-row>
        <table:table-row table:style-name="ro1">
          <table:table-cell table:style-name="ce1" office:value-type="float" office:value="93">
            <text:p>93</text:p>
          </table:table-cell>
          <table:table-cell table:formula="of:=SIN(RADIANS([.$A351]*360/256))" office:value-type="float" office:value="0.757208846506484">
            <text:p>0.7572088465</text:p>
          </table:table-cell>
          <table:table-cell table:formula="of:=SIN(RADIANS([.C$1]*[.$A351]*360/256))" office:value-type="float" office:value="-0.989176509964781">
            <text:p>-0.98917651</text:p>
          </table:table-cell>
          <table:table-cell table:formula="of:=SIN(RADIANS([.D$1]*[.$A351]*360/256))" office:value-type="float" office:value="0.534997619887097">
            <text:p>0.5349976199</text:p>
          </table:table-cell>
          <table:table-cell table:formula="of:=SIN(RADIANS([.E$1]*[.$A351]*360/256))" office:value-type="float" office:value="0.290284677254462">
            <text:p>0.2902846773</text:p>
          </table:table-cell>
          <table:table-cell table:formula="of:=SIN(RADIANS([.F$1]*[.$A351]*360/256))" office:value-type="float" office:value="-0.914209755703531">
            <text:p>-0.9142097557</text:p>
          </table:table-cell>
          <table:table-cell table:formula="of:=SIN(RADIANS([.G$1]*[.$A351]*360/256))" office:value-type="float" office:value="0.903989293123443">
            <text:p>0.9039892931</text:p>
          </table:table-cell>
          <table:table-cell table:formula="of:=SIN(RADIANS([.H$1]*[.$A351]*360/256))" office:value-type="float" office:value="-0.266712757474898">
            <text:p>-0.2667127575</text:p>
          </table:table-cell>
          <table:table-cell table:formula="of:=SIN(RADIANS([.I$1]*[.$A351]*360/256))" office:value-type="float" office:value="-0.555570233019601">
            <text:p>-0.555570233</text:p>
          </table:table-cell>
          <table:table-cell table:formula="of:=SIN(RADIANS([.J$1]*[.$A351]*360/256))" office:value-type="float" office:value="0.99247953459871">
            <text:p>0.9924795346</text:p>
          </table:table-cell>
          <table:table-cell table:formula="of:=SIN(RADIANS([.K$1]*[.$A351]*360/256))" office:value-type="float" office:value="-0.740951125354958">
            <text:p>-0.7409511254</text:p>
          </table:table-cell>
          <table:table-cell table:formula="of:=SIN(RADIANS([.L$1]*[.$A351]*360/256))" office:value-type="float" office:value="-0.0245412285229123">
            <text:p>-0.0245412285</text:p>
          </table:table-cell>
          <table:table-cell table:formula="of:=SIN(RADIANS([.M$1]*[.$A351]*360/256))" office:value-type="float" office:value="0.773010453362738">
            <text:p>0.7730104534</text:p>
          </table:table-cell>
          <table:table-cell table:formula="of:=SIN(RADIANS([.N$1]*[.$A351]*360/256))" office:value-type="float" office:value="-0.985277642388941">
            <text:p>-0.9852776424</text:p>
          </table:table-cell>
          <table:table-cell table:formula="of:=SIN(RADIANS([.O$1]*[.$A351]*360/256))" office:value-type="float" office:value="0.514102744193221">
            <text:p>0.5141027442</text:p>
          </table:table-cell>
          <table:table-cell table:formula="of:=SIN(RADIANS([.P$1]*[.$A351]*360/256))" office:value-type="float" office:value="0.313681740398894">
            <text:p>0.3136817404</text:p>
          </table:table-cell>
          <table:table-cell table:formula="of:=SIN(RADIANS([.Q$1]*[.$A351]*360/256))" office:value-type="float" office:value="-0.923879532511286">
            <text:p>-0.9238795325</text:p>
          </table:table-cell>
          <table:table-cell table:formula="of:= [.B351]/1+ [.C351]/2+ [.D351]/3+ [.E351]/4+ [.F351]/5+ [.G351]/6+ [.H351]/7+ [.I351]/8+ [.J351]/9+ [.K351]/10+ [.L351]/11+ [.M351]/12+ [.N351]/13+ [.O351]/14+ [.P351]/15+ [.Q351]/16" office:value-type="float" office:value="0.396266720490764">
            <text:p>0.3962667205</text:p>
          </table:table-cell>
          <table:table-cell table:number-columns-repeated="3"/>
        </table:table-row>
        <table:table-row table:style-name="ro1">
          <table:table-cell table:style-name="ce1" office:value-type="float" office:value="94">
            <text:p>94</text:p>
          </table:table-cell>
          <table:table-cell table:formula="of:=SIN(RADIANS([.$A352]*360/256))" office:value-type="float" office:value="0.740951125354959">
            <text:p>0.7409511254</text:p>
          </table:table-cell>
          <table:table-cell table:formula="of:=SIN(RADIANS([.C$1]*[.$A352]*360/256))" office:value-type="float" office:value="-0.995184726672197">
            <text:p>-0.9951847267</text:p>
          </table:table-cell>
          <table:table-cell table:formula="of:=SIN(RADIANS([.D$1]*[.$A352]*360/256))" office:value-type="float" office:value="0.595699304492434">
            <text:p>0.5956993045</text:p>
          </table:table-cell>
          <table:table-cell table:formula="of:=SIN(RADIANS([.E$1]*[.$A352]*360/256))" office:value-type="float" office:value="0.195090322016128">
            <text:p>0.195090322</text:p>
          </table:table-cell>
          <table:table-cell table:formula="of:=SIN(RADIANS([.F$1]*[.$A352]*360/256))" office:value-type="float" office:value="-0.857728610000272">
            <text:p>-0.85772861</text:p>
          </table:table-cell>
          <table:table-cell table:formula="of:=SIN(RADIANS([.G$1]*[.$A352]*360/256))" office:value-type="float" office:value="0.956940335732209">
            <text:p>0.9569403357</text:p>
          </table:table-cell>
          <table:table-cell table:formula="of:=SIN(RADIANS([.H$1]*[.$A352]*360/256))" office:value-type="float" office:value="-0.427555093430282">
            <text:p>-0.4275550934</text:p>
          </table:table-cell>
          <table:table-cell table:formula="of:=SIN(RADIANS([.I$1]*[.$A352]*360/256))" office:value-type="float" office:value="-0.382683432365089">
            <text:p>-0.3826834324</text:p>
          </table:table-cell>
          <table:table-cell table:formula="of:=SIN(RADIANS([.J$1]*[.$A352]*360/256))" office:value-type="float" office:value="0.941544065183022">
            <text:p>0.9415440652</text:p>
          </table:table-cell>
          <table:table-cell table:formula="of:=SIN(RADIANS([.K$1]*[.$A352]*360/256))" office:value-type="float" office:value="-0.881921264348355">
            <text:p>-0.8819212643</text:p>
          </table:table-cell>
          <table:table-cell table:formula="of:=SIN(RADIANS([.L$1]*[.$A352]*360/256))" office:value-type="float" office:value="0.242980179903264">
            <text:p>0.2429801799</text:p>
          </table:table-cell>
          <table:table-cell table:formula="of:=SIN(RADIANS([.M$1]*[.$A352]*360/256))" office:value-type="float" office:value="0.555570233019602">
            <text:p>0.555570233</text:p>
          </table:table-cell>
          <table:table-cell table:formula="of:=SIN(RADIANS([.N$1]*[.$A352]*360/256))" office:value-type="float" office:value="-0.989176509964781">
            <text:p>-0.98917651</text:p>
          </table:table-cell>
          <table:table-cell table:formula="of:=SIN(RADIANS([.O$1]*[.$A352]*360/256))" office:value-type="float" office:value="0.773010453362737">
            <text:p>0.7730104534</text:p>
          </table:table-cell>
          <table:table-cell table:formula="of:=SIN(RADIANS([.P$1]*[.$A352]*360/256))" office:value-type="float" office:value="-0.0490676743274183">
            <text:p>-0.0490676743</text:p>
          </table:table-cell>
          <table:table-cell table:formula="of:=SIN(RADIANS([.Q$1]*[.$A352]*360/256))" office:value-type="float" office:value="-0.707106781186547">
            <text:p>-0.7071067812</text:p>
          </table:table-cell>
          <table:table-cell table:formula="of:= [.B352]/1+ [.C352]/2+ [.D352]/3+ [.E352]/4+ [.F352]/5+ [.G352]/6+ [.H352]/7+ [.I352]/8+ [.J352]/9+ [.K352]/10+ [.L352]/11+ [.M352]/12+ [.N352]/13+ [.O352]/14+ [.P352]/15+ [.Q352]/16" office:value-type="float" office:value="0.386197070195745">
            <text:p>0.3861970702</text:p>
          </table:table-cell>
          <table:table-cell table:number-columns-repeated="3"/>
        </table:table-row>
        <table:table-row table:style-name="ro1">
          <table:table-cell table:style-name="ce1" office:value-type="float" office:value="95">
            <text:p>95</text:p>
          </table:table-cell>
          <table:table-cell table:formula="of:=SIN(RADIANS([.$A353]*360/256))" office:value-type="float" office:value="0.724247082951467">
            <text:p>0.724247083</text:p>
          </table:table-cell>
          <table:table-cell table:formula="of:=SIN(RADIANS([.C$1]*[.$A353]*360/256))" office:value-type="float" office:value="-0.998795456205172">
            <text:p>-0.9987954562</text:p>
          </table:table-cell>
          <table:table-cell table:formula="of:=SIN(RADIANS([.D$1]*[.$A353]*360/256))" office:value-type="float" office:value="0.653172842953777">
            <text:p>0.653172843</text:p>
          </table:table-cell>
          <table:table-cell table:formula="of:=SIN(RADIANS([.E$1]*[.$A353]*360/256))" office:value-type="float" office:value="0.0980171403295606">
            <text:p>0.0980171403</text:p>
          </table:table-cell>
          <table:table-cell table:formula="of:=SIN(RADIANS([.F$1]*[.$A353]*360/256))" office:value-type="float" office:value="-0.788346427626606">
            <text:p>-0.7883464276</text:p>
          </table:table-cell>
          <table:table-cell table:formula="of:=SIN(RADIANS([.G$1]*[.$A353]*360/256))" office:value-type="float" office:value="0.989176509964781">
            <text:p>0.98917651</text:p>
          </table:table-cell>
          <table:table-cell table:formula="of:=SIN(RADIANS([.H$1]*[.$A353]*360/256))" office:value-type="float" office:value="-0.575808191417845">
            <text:p>-0.5758081914</text:p>
          </table:table-cell>
          <table:table-cell table:formula="of:=SIN(RADIANS([.I$1]*[.$A353]*360/256))" office:value-type="float" office:value="-0.195090322016128">
            <text:p>-0.195090322</text:p>
          </table:table-cell>
          <table:table-cell table:formula="of:=SIN(RADIANS([.J$1]*[.$A353]*360/256))" office:value-type="float" office:value="0.844853565249707">
            <text:p>0.8448535652</text:p>
          </table:table-cell>
          <table:table-cell table:formula="of:=SIN(RADIANS([.K$1]*[.$A353]*360/256))" office:value-type="float" office:value="-0.970031253194544">
            <text:p>-0.9700312532</text:p>
          </table:table-cell>
          <table:table-cell table:formula="of:=SIN(RADIANS([.L$1]*[.$A353]*360/256))" office:value-type="float" office:value="0.492898192229784">
            <text:p>0.4928981922</text:p>
          </table:table-cell>
          <table:table-cell table:formula="of:=SIN(RADIANS([.M$1]*[.$A353]*360/256))" office:value-type="float" office:value="0.290284677254462">
            <text:p>0.2902846773</text:p>
          </table:table-cell>
          <table:table-cell table:formula="of:=SIN(RADIANS([.N$1]*[.$A353]*360/256))" office:value-type="float" office:value="-0.893224301195515">
            <text:p>-0.8932243012</text:p>
          </table:table-cell>
          <table:table-cell table:formula="of:=SIN(RADIANS([.O$1]*[.$A353]*360/256))" office:value-type="float" office:value="0.941544065183021">
            <text:p>0.9415440652</text:p>
          </table:table-cell>
          <table:table-cell table:formula="of:=SIN(RADIANS([.P$1]*[.$A353]*360/256))" office:value-type="float" office:value="-0.405241314004986">
            <text:p>-0.405241314</text:p>
          </table:table-cell>
          <table:table-cell table:formula="of:=SIN(RADIANS([.Q$1]*[.$A353]*360/256))" office:value-type="float" office:value="-0.38268343236509">
            <text:p>-0.3826834324</text:p>
          </table:table-cell>
          <table:table-cell table:formula="of:= [.B353]/1+ [.C353]/2+ [.D353]/3+ [.E353]/4+ [.F353]/5+ [.G353]/6+ [.H353]/7+ [.I353]/8+ [.J353]/9+ [.K353]/10+ [.L353]/11+ [.M353]/12+ [.N353]/13+ [.O353]/14+ [.P353]/15+ [.Q353]/16" office:value-type="float" office:value="0.381105376878302">
            <text:p>0.3811053769</text:p>
          </table:table-cell>
          <table:table-cell table:number-columns-repeated="3"/>
        </table:table-row>
        <table:table-row table:style-name="ro1">
          <table:table-cell table:style-name="ce1" office:value-type="float" office:value="96">
            <text:p>96</text:p>
          </table:table-cell>
          <table:table-cell table:formula="of:=SIN(RADIANS([.$A354]*360/256))" office:value-type="float" office:value="0.707106781186548">
            <text:p>0.7071067812</text:p>
          </table:table-cell>
          <table:table-cell table:formula="of:=SIN(RADIANS([.C$1]*[.$A354]*360/256))" office:value-type="float" office:value="-1">
            <text:p>-1</text:p>
          </table:table-cell>
          <table:table-cell table:formula="of:=SIN(RADIANS([.D$1]*[.$A354]*360/256))" office:value-type="float" office:value="0.707106781186547">
            <text:p>0.7071067812</text:p>
          </table:table-cell>
          <table:table-cell table:formula="of:=SIN(RADIANS([.E$1]*[.$A354]*360/256))" office:value-type="float" office:value="3.67394039744206E-016">
            <text:p>3.67394039744206E-016</text:p>
          </table:table-cell>
          <table:table-cell table:formula="of:=SIN(RADIANS([.F$1]*[.$A354]*360/256))" office:value-type="float" office:value="-0.707106781186547">
            <text:p>-0.7071067812</text:p>
          </table:table-cell>
          <table:table-cell table:formula="of:=SIN(RADIANS([.G$1]*[.$A354]*360/256))" office:value-type="float" office:value="1">
            <text:p>1</text:p>
          </table:table-cell>
          <table:table-cell table:formula="of:=SIN(RADIANS([.H$1]*[.$A354]*360/256))" office:value-type="float" office:value="-0.707106781186548">
            <text:p>-0.7071067812</text:p>
          </table:table-cell>
          <table:table-cell table:formula="of:=SIN(RADIANS([.I$1]*[.$A354]*360/256))" office:value-type="float" office:value="-7.34788079488412E-016">
            <text:p>-7.34788079488412E-016</text:p>
          </table:table-cell>
          <table:table-cell table:formula="of:=SIN(RADIANS([.J$1]*[.$A354]*360/256))" office:value-type="float" office:value="0.707106781186549">
            <text:p>0.7071067812</text:p>
          </table:table-cell>
          <table:table-cell table:formula="of:=SIN(RADIANS([.K$1]*[.$A354]*360/256))" office:value-type="float" office:value="-1">
            <text:p>-1</text:p>
          </table:table-cell>
          <table:table-cell table:formula="of:=SIN(RADIANS([.L$1]*[.$A354]*360/256))" office:value-type="float" office:value="0.707106781186547">
            <text:p>0.7071067812</text:p>
          </table:table-cell>
          <table:table-cell table:formula="of:=SIN(RADIANS([.M$1]*[.$A354]*360/256))" office:value-type="float" office:value="1.10218211923262E-015">
            <text:p>1.10218211923262E-015</text:p>
          </table:table-cell>
          <table:table-cell table:formula="of:=SIN(RADIANS([.N$1]*[.$A354]*360/256))" office:value-type="float" office:value="-0.707106781186549">
            <text:p>-0.7071067812</text:p>
          </table:table-cell>
          <table:table-cell table:formula="of:=SIN(RADIANS([.O$1]*[.$A354]*360/256))" office:value-type="float" office:value="1">
            <text:p>1</text:p>
          </table:table-cell>
          <table:table-cell table:formula="of:=SIN(RADIANS([.P$1]*[.$A354]*360/256))" office:value-type="float" office:value="-0.707106781186547">
            <text:p>-0.7071067812</text:p>
          </table:table-cell>
          <table:table-cell table:formula="of:=SIN(RADIANS([.Q$1]*[.$A354]*360/256))" office:value-type="float" office:value="-1.46957615897682E-015">
            <text:p>-1.46957615897682E-015</text:p>
          </table:table-cell>
          <table:table-cell table:formula="of:= [.B354]/1+ [.C354]/2+ [.D354]/3+ [.E354]/4+ [.F354]/5+ [.G354]/6+ [.H354]/7+ [.I354]/8+ [.J354]/9+ [.K354]/10+ [.L354]/11+ [.M354]/12+ [.N354]/13+ [.O354]/14+ [.P354]/15+ [.Q354]/16" office:value-type="float" office:value="0.379784242368787">
            <text:p>0.3797842424</text:p>
          </table:table-cell>
          <table:table-cell table:number-columns-repeated="3"/>
        </table:table-row>
        <table:table-row table:style-name="ro1">
          <table:table-cell table:style-name="ce1" office:value-type="float" office:value="97">
            <text:p>97</text:p>
          </table:table-cell>
          <table:table-cell table:formula="of:=SIN(RADIANS([.$A355]*360/256))" office:value-type="float" office:value="0.689540544737067">
            <text:p>0.6895405447</text:p>
          </table:table-cell>
          <table:table-cell table:formula="of:=SIN(RADIANS([.C$1]*[.$A355]*360/256))" office:value-type="float" office:value="-0.998795456205172">
            <text:p>-0.9987954562</text:p>
          </table:table-cell>
          <table:table-cell table:formula="of:=SIN(RADIANS([.D$1]*[.$A355]*360/256))" office:value-type="float" office:value="0.757208846506484">
            <text:p>0.7572088465</text:p>
          </table:table-cell>
          <table:table-cell table:formula="of:=SIN(RADIANS([.E$1]*[.$A355]*360/256))" office:value-type="float" office:value="-0.0980171403295599">
            <text:p>-0.0980171403</text:p>
          </table:table-cell>
          <table:table-cell table:formula="of:=SIN(RADIANS([.F$1]*[.$A355]*360/256))" office:value-type="float" office:value="-0.615231590580627">
            <text:p>-0.6152315906</text:p>
          </table:table-cell>
          <table:table-cell table:formula="of:=SIN(RADIANS([.G$1]*[.$A355]*360/256))" office:value-type="float" office:value="0.989176509964781">
            <text:p>0.98917651</text:p>
          </table:table-cell>
          <table:table-cell table:formula="of:=SIN(RADIANS([.H$1]*[.$A355]*360/256))" office:value-type="float" office:value="-0.817584813151584">
            <text:p>-0.8175848132</text:p>
          </table:table-cell>
          <table:table-cell table:formula="of:=SIN(RADIANS([.I$1]*[.$A355]*360/256))" office:value-type="float" office:value="0.195090322016127">
            <text:p>0.195090322</text:p>
          </table:table-cell>
          <table:table-cell table:formula="of:=SIN(RADIANS([.J$1]*[.$A355]*360/256))" office:value-type="float" office:value="0.534997619887097">
            <text:p>0.5349976199</text:p>
          </table:table-cell>
          <table:table-cell table:formula="of:=SIN(RADIANS([.K$1]*[.$A355]*360/256))" office:value-type="float" office:value="-0.970031253194544">
            <text:p>-0.9700312532</text:p>
          </table:table-cell>
          <table:table-cell table:formula="of:=SIN(RADIANS([.L$1]*[.$A355]*360/256))" office:value-type="float" office:value="0.870086991108711">
            <text:p>0.8700869911</text:p>
          </table:table-cell>
          <table:table-cell table:formula="of:=SIN(RADIANS([.M$1]*[.$A355]*360/256))" office:value-type="float" office:value="-0.29028467725446">
            <text:p>-0.2902846773</text:p>
          </table:table-cell>
          <table:table-cell table:formula="of:=SIN(RADIANS([.N$1]*[.$A355]*360/256))" office:value-type="float" office:value="-0.449611329654607">
            <text:p>-0.4496113297</text:p>
          </table:table-cell>
          <table:table-cell table:formula="of:=SIN(RADIANS([.O$1]*[.$A355]*360/256))" office:value-type="float" office:value="0.94154406518302">
            <text:p>0.9415440652</text:p>
          </table:table-cell>
          <table:table-cell table:formula="of:=SIN(RADIANS([.P$1]*[.$A355]*360/256))" office:value-type="float" office:value="-0.914209755703532">
            <text:p>-0.9142097557</text:p>
          </table:table-cell>
          <table:table-cell table:formula="of:=SIN(RADIANS([.Q$1]*[.$A355]*360/256))" office:value-type="float" office:value="0.382683432365087">
            <text:p>0.3826834324</text:p>
          </table:table-cell>
          <table:table-cell table:formula="of:= [.B355]/1+ [.C355]/2+ [.D355]/3+ [.E355]/4+ [.F355]/5+ [.G355]/6+ [.H355]/7+ [.I355]/8+ [.J355]/9+ [.K355]/10+ [.L355]/11+ [.M355]/12+ [.N355]/13+ [.O355]/14+ [.P355]/15+ [.Q355]/16" office:value-type="float" office:value="0.380433914096842">
            <text:p>0.3804339141</text:p>
          </table:table-cell>
          <table:table-cell table:number-columns-repeated="3"/>
        </table:table-row>
        <table:table-row table:style-name="ro1">
          <table:table-cell table:style-name="ce1" office:value-type="float" office:value="98">
            <text:p>98</text:p>
          </table:table-cell>
          <table:table-cell table:formula="of:=SIN(RADIANS([.$A356]*360/256))" office:value-type="float" office:value="0.671558954847019">
            <text:p>0.6715589548</text:p>
          </table:table-cell>
          <table:table-cell table:formula="of:=SIN(RADIANS([.C$1]*[.$A356]*360/256))" office:value-type="float" office:value="-0.995184726672197">
            <text:p>-0.9951847267</text:p>
          </table:table-cell>
          <table:table-cell table:formula="of:=SIN(RADIANS([.D$1]*[.$A356]*360/256))" office:value-type="float" office:value="0.803207531480645">
            <text:p>0.8032075315</text:p>
          </table:table-cell>
          <table:table-cell table:formula="of:=SIN(RADIANS([.E$1]*[.$A356]*360/256))" office:value-type="float" office:value="-0.195090322016127">
            <text:p>-0.195090322</text:p>
          </table:table-cell>
          <table:table-cell table:formula="of:=SIN(RADIANS([.F$1]*[.$A356]*360/256))" office:value-type="float" office:value="-0.514102744193222">
            <text:p>-0.5141027442</text:p>
          </table:table-cell>
          <table:table-cell table:formula="of:=SIN(RADIANS([.G$1]*[.$A356]*360/256))" office:value-type="float" office:value="0.956940335732209">
            <text:p>0.9569403357</text:p>
          </table:table-cell>
          <table:table-cell table:formula="of:=SIN(RADIANS([.H$1]*[.$A356]*360/256))" office:value-type="float" office:value="-0.903989293123444">
            <text:p>-0.9039892931</text:p>
          </table:table-cell>
          <table:table-cell table:formula="of:=SIN(RADIANS([.I$1]*[.$A356]*360/256))" office:value-type="float" office:value="0.382683432365088">
            <text:p>0.3826834324</text:p>
          </table:table-cell>
          <table:table-cell table:formula="of:=SIN(RADIANS([.J$1]*[.$A356]*360/256))" office:value-type="float" office:value="0.336889853392221">
            <text:p>0.3368898534</text:p>
          </table:table-cell>
          <table:table-cell table:formula="of:=SIN(RADIANS([.K$1]*[.$A356]*360/256))" office:value-type="float" office:value="-0.881921264348355">
            <text:p>-0.8819212643</text:p>
          </table:table-cell>
          <table:table-cell table:formula="of:=SIN(RADIANS([.L$1]*[.$A356]*360/256))" office:value-type="float" office:value="0.970031253194544">
            <text:p>0.9700312532</text:p>
          </table:table-cell>
          <table:table-cell table:formula="of:=SIN(RADIANS([.M$1]*[.$A356]*360/256))" office:value-type="float" office:value="-0.555570233019603">
            <text:p>-0.555570233</text:p>
          </table:table-cell>
          <table:table-cell table:formula="of:=SIN(RADIANS([.N$1]*[.$A356]*360/256))" office:value-type="float" office:value="-0.146730474455361">
            <text:p>-0.1467304745</text:p>
          </table:table-cell>
          <table:table-cell table:formula="of:=SIN(RADIANS([.O$1]*[.$A356]*360/256))" office:value-type="float" office:value="0.773010453362736">
            <text:p>0.7730104534</text:p>
          </table:table-cell>
          <table:table-cell table:formula="of:=SIN(RADIANS([.P$1]*[.$A356]*360/256))" office:value-type="float" office:value="-0.998795456205172">
            <text:p>-0.9987954562</text:p>
          </table:table-cell>
          <table:table-cell table:formula="of:=SIN(RADIANS([.Q$1]*[.$A356]*360/256))" office:value-type="float" office:value="0.707106781186545">
            <text:p>0.7071067812</text:p>
          </table:table-cell>
          <table:table-cell table:formula="of:= [.B356]/1+ [.C356]/2+ [.D356]/3+ [.E356]/4+ [.F356]/5+ [.G356]/6+ [.H356]/7+ [.I356]/8+ [.J356]/9+ [.K356]/10+ [.L356]/11+ [.M356]/12+ [.N356]/13+ [.O356]/14+ [.P356]/15+ [.Q356]/16" office:value-type="float" office:value="0.380956565754433">
            <text:p>0.3809565658</text:p>
          </table:table-cell>
          <table:table-cell table:number-columns-repeated="3"/>
        </table:table-row>
        <table:table-row table:style-name="ro1">
          <table:table-cell table:style-name="ce1" office:value-type="float" office:value="99">
            <text:p>99</text:p>
          </table:table-cell>
          <table:table-cell table:formula="of:=SIN(RADIANS([.$A357]*360/256))" office:value-type="float" office:value="0.653172842953777">
            <text:p>0.653172843</text:p>
          </table:table-cell>
          <table:table-cell table:formula="of:=SIN(RADIANS([.C$1]*[.$A357]*360/256))" office:value-type="float" office:value="-0.989176509964781">
            <text:p>-0.98917651</text:p>
          </table:table-cell>
          <table:table-cell table:formula="of:=SIN(RADIANS([.D$1]*[.$A357]*360/256))" office:value-type="float" office:value="0.844853565249707">
            <text:p>0.8448535652</text:p>
          </table:table-cell>
          <table:table-cell table:formula="of:=SIN(RADIANS([.E$1]*[.$A357]*360/256))" office:value-type="float" office:value="-0.290284677254463">
            <text:p>-0.2902846773</text:p>
          </table:table-cell>
          <table:table-cell table:formula="of:=SIN(RADIANS([.F$1]*[.$A357]*360/256))" office:value-type="float" office:value="-0.40524131400499">
            <text:p>-0.405241314</text:p>
          </table:table-cell>
          <table:table-cell table:formula="of:=SIN(RADIANS([.G$1]*[.$A357]*360/256))" office:value-type="float" office:value="0.903989293123443">
            <text:p>0.9039892931</text:p>
          </table:table-cell>
          <table:table-cell table:formula="of:=SIN(RADIANS([.H$1]*[.$A357]*360/256))" office:value-type="float" office:value="-0.96377606579544">
            <text:p>-0.9637760658</text:p>
          </table:table-cell>
          <table:table-cell table:formula="of:=SIN(RADIANS([.I$1]*[.$A357]*360/256))" office:value-type="float" office:value="0.555570233019603">
            <text:p>0.555570233</text:p>
          </table:table-cell>
          <table:table-cell table:formula="of:=SIN(RADIANS([.J$1]*[.$A357]*360/256))" office:value-type="float" office:value="0.122410675199216">
            <text:p>0.1224106752</text:p>
          </table:table-cell>
          <table:table-cell table:formula="of:=SIN(RADIANS([.K$1]*[.$A357]*360/256))" office:value-type="float" office:value="-0.740951125354959">
            <text:p>-0.7409511254</text:p>
          </table:table-cell>
          <table:table-cell table:formula="of:=SIN(RADIANS([.L$1]*[.$A357]*360/256))" office:value-type="float" office:value="0.999698818696204">
            <text:p>0.9996988187</text:p>
          </table:table-cell>
          <table:table-cell table:formula="of:=SIN(RADIANS([.M$1]*[.$A357]*360/256))" office:value-type="float" office:value="-0.773010453362737">
            <text:p>-0.7730104534</text:p>
          </table:table-cell>
          <table:table-cell table:formula="of:=SIN(RADIANS([.N$1]*[.$A357]*360/256))" office:value-type="float" office:value="0.1709618887603">
            <text:p>0.1709618888</text:p>
          </table:table-cell>
          <table:table-cell table:formula="of:=SIN(RADIANS([.O$1]*[.$A357]*360/256))" office:value-type="float" office:value="0.51410274419322">
            <text:p>0.5141027442</text:p>
          </table:table-cell>
          <table:table-cell table:formula="of:=SIN(RADIANS([.P$1]*[.$A357]*360/256))" office:value-type="float" office:value="-0.949528180593036">
            <text:p>-0.9495281806</text:p>
          </table:table-cell>
          <table:table-cell table:formula="of:=SIN(RADIANS([.Q$1]*[.$A357]*360/256))" office:value-type="float" office:value="0.923879532511287">
            <text:p>0.9238795325</text:p>
          </table:table-cell>
          <table:table-cell table:formula="of:= [.B357]/1+ [.C357]/2+ [.D357]/3+ [.E357]/4+ [.F357]/5+ [.G357]/6+ [.H357]/7+ [.I357]/8+ [.J357]/9+ [.K357]/10+ [.L357]/11+ [.M357]/12+ [.N357]/13+ [.O357]/14+ [.P357]/15+ [.Q357]/16" office:value-type="float" office:value="0.379295254930157">
            <text:p>0.3792952549</text:p>
          </table:table-cell>
          <table:table-cell table:number-columns-repeated="3"/>
        </table:table-row>
        <table:table-row table:style-name="ro1">
          <table:table-cell table:style-name="ce1" office:value-type="float" office:value="100">
            <text:p>100</text:p>
          </table:table-cell>
          <table:table-cell table:formula="of:=SIN(RADIANS([.$A358]*360/256))" office:value-type="float" office:value="0.634393284163645">
            <text:p>0.6343932842</text:p>
          </table:table-cell>
          <table:table-cell table:formula="of:=SIN(RADIANS([.C$1]*[.$A358]*360/256))" office:value-type="float" office:value="-0.98078528040323">
            <text:p>-0.9807852804</text:p>
          </table:table-cell>
          <table:table-cell table:formula="of:=SIN(RADIANS([.D$1]*[.$A358]*360/256))" office:value-type="float" office:value="0.881921264348355">
            <text:p>0.8819212643</text:p>
          </table:table-cell>
          <table:table-cell table:formula="of:=SIN(RADIANS([.E$1]*[.$A358]*360/256))" office:value-type="float" office:value="-0.38268343236509">
            <text:p>-0.3826834324</text:p>
          </table:table-cell>
          <table:table-cell table:formula="of:=SIN(RADIANS([.F$1]*[.$A358]*360/256))" office:value-type="float" office:value="-0.290284677254462">
            <text:p>-0.2902846773</text:p>
          </table:table-cell>
          <table:table-cell table:formula="of:=SIN(RADIANS([.G$1]*[.$A358]*360/256))" office:value-type="float" office:value="0.831469612302546">
            <text:p>0.8314696123</text:p>
          </table:table-cell>
          <table:table-cell table:formula="of:=SIN(RADIANS([.H$1]*[.$A358]*360/256))" office:value-type="float" office:value="-0.995184726672197">
            <text:p>-0.9951847267</text:p>
          </table:table-cell>
          <table:table-cell table:formula="of:=SIN(RADIANS([.I$1]*[.$A358]*360/256))" office:value-type="float" office:value="0.707106781186548">
            <text:p>0.7071067812</text:p>
          </table:table-cell>
          <table:table-cell table:formula="of:=SIN(RADIANS([.J$1]*[.$A358]*360/256))" office:value-type="float" office:value="-0.0980171403295594">
            <text:p>-0.0980171403</text:p>
          </table:table-cell>
          <table:table-cell table:formula="of:=SIN(RADIANS([.K$1]*[.$A358]*360/256))" office:value-type="float" office:value="-0.555570233019601">
            <text:p>-0.555570233</text:p>
          </table:table-cell>
          <table:table-cell table:formula="of:=SIN(RADIANS([.L$1]*[.$A358]*360/256))" office:value-type="float" office:value="0.956940335732209">
            <text:p>0.9569403357</text:p>
          </table:table-cell>
          <table:table-cell table:formula="of:=SIN(RADIANS([.M$1]*[.$A358]*360/256))" office:value-type="float" office:value="-0.923879532511286">
            <text:p>-0.9238795325</text:p>
          </table:table-cell>
          <table:table-cell table:formula="of:=SIN(RADIANS([.N$1]*[.$A358]*360/256))" office:value-type="float" office:value="0.471396736825998">
            <text:p>0.4713967368</text:p>
          </table:table-cell>
          <table:table-cell table:formula="of:=SIN(RADIANS([.O$1]*[.$A358]*360/256))" office:value-type="float" office:value="0.195090322016125">
            <text:p>0.195090322</text:p>
          </table:table-cell>
          <table:table-cell table:formula="of:=SIN(RADIANS([.P$1]*[.$A358]*360/256))" office:value-type="float" office:value="-0.773010453362738">
            <text:p>-0.7730104534</text:p>
          </table:table-cell>
          <table:table-cell table:formula="of:=SIN(RADIANS([.Q$1]*[.$A358]*360/256))" office:value-type="float" office:value="1">
            <text:p>1</text:p>
          </table:table-cell>
          <table:table-cell table:formula="of:= [.B358]/1+ [.C358]/2+ [.D358]/3+ [.E358]/4+ [.F358]/5+ [.G358]/6+ [.H358]/7+ [.I358]/8+ [.J358]/9+ [.K358]/10+ [.L358]/11+ [.M358]/12+ [.N358]/13+ [.O358]/14+ [.P358]/15+ [.Q358]/16" office:value-type="float" office:value="0.373763053386863">
            <text:p>0.3737630534</text:p>
          </table:table-cell>
          <table:table-cell table:number-columns-repeated="3"/>
        </table:table-row>
        <table:table-row table:style-name="ro1">
          <table:table-cell table:style-name="ce1" office:value-type="float" office:value="101">
            <text:p>101</text:p>
          </table:table-cell>
          <table:table-cell table:formula="of:=SIN(RADIANS([.$A359]*360/256))" office:value-type="float" office:value="0.615231590580627">
            <text:p>0.6152315906</text:p>
          </table:table-cell>
          <table:table-cell table:formula="of:=SIN(RADIANS([.C$1]*[.$A359]*360/256))" office:value-type="float" office:value="-0.970031253194544">
            <text:p>-0.9700312532</text:p>
          </table:table-cell>
          <table:table-cell table:formula="of:=SIN(RADIANS([.D$1]*[.$A359]*360/256))" office:value-type="float" office:value="0.914209755703531">
            <text:p>0.9142097557</text:p>
          </table:table-cell>
          <table:table-cell table:formula="of:=SIN(RADIANS([.E$1]*[.$A359]*360/256))" office:value-type="float" office:value="-0.471396736825997">
            <text:p>-0.4713967368</text:p>
          </table:table-cell>
          <table:table-cell table:formula="of:=SIN(RADIANS([.F$1]*[.$A359]*360/256))" office:value-type="float" office:value="-0.170961888760302">
            <text:p>-0.1709618888</text:p>
          </table:table-cell>
          <table:table-cell table:formula="of:=SIN(RADIANS([.G$1]*[.$A359]*360/256))" office:value-type="float" office:value="0.740951125354959">
            <text:p>0.7409511254</text:p>
          </table:table-cell>
          <table:table-cell table:formula="of:=SIN(RADIANS([.H$1]*[.$A359]*360/256))" office:value-type="float" office:value="-0.99729045667869">
            <text:p>-0.9972904567</text:p>
          </table:table-cell>
          <table:table-cell table:formula="of:=SIN(RADIANS([.I$1]*[.$A359]*360/256))" office:value-type="float" office:value="0.831469612302545">
            <text:p>0.8314696123</text:p>
          </table:table-cell>
          <table:table-cell table:formula="of:=SIN(RADIANS([.J$1]*[.$A359]*360/256))" office:value-type="float" office:value="-0.313681740398892">
            <text:p>-0.3136817404</text:p>
          </table:table-cell>
          <table:table-cell table:formula="of:=SIN(RADIANS([.K$1]*[.$A359]*360/256))" office:value-type="float" office:value="-0.336889853392222">
            <text:p>-0.3368898534</text:p>
          </table:table-cell>
          <table:table-cell table:formula="of:=SIN(RADIANS([.L$1]*[.$A359]*360/256))" office:value-type="float" office:value="0.844853565249707">
            <text:p>0.8448535652</text:p>
          </table:table-cell>
          <table:table-cell table:formula="of:=SIN(RADIANS([.M$1]*[.$A359]*360/256))" office:value-type="float" office:value="-0.995184726672197">
            <text:p>-0.9951847267</text:p>
          </table:table-cell>
          <table:table-cell table:formula="of:=SIN(RADIANS([.N$1]*[.$A359]*360/256))" office:value-type="float" office:value="0.724247082951466">
            <text:p>0.724247083</text:p>
          </table:table-cell>
          <table:table-cell table:formula="of:=SIN(RADIANS([.O$1]*[.$A359]*360/256))" office:value-type="float" office:value="-0.146730474455358">
            <text:p>-0.1467304745</text:p>
          </table:table-cell>
          <table:table-cell table:formula="of:=SIN(RADIANS([.P$1]*[.$A359]*360/256))" office:value-type="float" office:value="-0.492898192229783">
            <text:p>-0.4928981922</text:p>
          </table:table-cell>
          <table:table-cell table:formula="of:=SIN(RADIANS([.Q$1]*[.$A359]*360/256))" office:value-type="float" office:value="0.923879532511287">
            <text:p>0.9238795325</text:p>
          </table:table-cell>
          <table:table-cell table:formula="of:= [.B359]/1+ [.C359]/2+ [.D359]/3+ [.E359]/4+ [.F359]/5+ [.G359]/6+ [.H359]/7+ [.I359]/8+ [.J359]/9+ [.K359]/10+ [.L359]/11+ [.M359]/12+ [.N359]/13+ [.O359]/14+ [.P359]/15+ [.Q359]/16" office:value-type="float" office:value="0.363309931942842">
            <text:p>0.3633099319</text:p>
          </table:table-cell>
          <table:table-cell table:number-columns-repeated="3"/>
        </table:table-row>
        <table:table-row table:style-name="ro1">
          <table:table-cell table:style-name="ce1" office:value-type="float" office:value="102">
            <text:p>102</text:p>
          </table:table-cell>
          <table:table-cell table:formula="of:=SIN(RADIANS([.$A360]*360/256))" office:value-type="float" office:value="0.595699304492433">
            <text:p>0.5956993045</text:p>
          </table:table-cell>
          <table:table-cell table:formula="of:=SIN(RADIANS([.C$1]*[.$A360]*360/256))" office:value-type="float" office:value="-0.956940335732209">
            <text:p>-0.9569403357</text:p>
          </table:table-cell>
          <table:table-cell table:formula="of:=SIN(RADIANS([.D$1]*[.$A360]*360/256))" office:value-type="float" office:value="0.941544065183021">
            <text:p>0.9415440652</text:p>
          </table:table-cell>
          <table:table-cell table:formula="of:=SIN(RADIANS([.E$1]*[.$A360]*360/256))" office:value-type="float" office:value="-0.555570233019602">
            <text:p>-0.555570233</text:p>
          </table:table-cell>
          <table:table-cell table:formula="of:=SIN(RADIANS([.F$1]*[.$A360]*360/256))" office:value-type="float" office:value="-0.0490676743274183">
            <text:p>-0.0490676743</text:p>
          </table:table-cell>
          <table:table-cell table:formula="of:=SIN(RADIANS([.G$1]*[.$A360]*360/256))" office:value-type="float" office:value="0.634393284163645">
            <text:p>0.6343932842</text:p>
          </table:table-cell>
          <table:table-cell table:formula="of:=SIN(RADIANS([.H$1]*[.$A360]*360/256))" office:value-type="float" office:value="-0.970031253194544">
            <text:p>-0.9700312532</text:p>
          </table:table-cell>
          <table:table-cell table:formula="of:=SIN(RADIANS([.I$1]*[.$A360]*360/256))" office:value-type="float" office:value="0.923879532511286">
            <text:p>0.9238795325</text:p>
          </table:table-cell>
          <table:table-cell table:formula="of:=SIN(RADIANS([.J$1]*[.$A360]*360/256))" office:value-type="float" office:value="-0.514102744193221">
            <text:p>-0.5141027442</text:p>
          </table:table-cell>
          <table:table-cell table:formula="of:=SIN(RADIANS([.K$1]*[.$A360]*360/256))" office:value-type="float" office:value="-0.0980171403295612">
            <text:p>-0.0980171403</text:p>
          </table:table-cell>
          <table:table-cell table:formula="of:=SIN(RADIANS([.L$1]*[.$A360]*360/256))" office:value-type="float" office:value="0.671558954847019">
            <text:p>0.6715589548</text:p>
          </table:table-cell>
          <table:table-cell table:formula="of:=SIN(RADIANS([.M$1]*[.$A360]*360/256))" office:value-type="float" office:value="-0.98078528040323">
            <text:p>-0.9807852804</text:p>
          </table:table-cell>
          <table:table-cell table:formula="of:=SIN(RADIANS([.N$1]*[.$A360]*360/256))" office:value-type="float" office:value="0.903989293123442">
            <text:p>0.9039892931</text:p>
          </table:table-cell>
          <table:table-cell table:formula="of:=SIN(RADIANS([.O$1]*[.$A360]*360/256))" office:value-type="float" office:value="-0.471396736825995">
            <text:p>-0.4713967368</text:p>
          </table:table-cell>
          <table:table-cell table:formula="of:=SIN(RADIANS([.P$1]*[.$A360]*360/256))" office:value-type="float" office:value="-0.146730474455364">
            <text:p>-0.1467304745</text:p>
          </table:table-cell>
          <table:table-cell table:formula="of:=SIN(RADIANS([.Q$1]*[.$A360]*360/256))" office:value-type="float" office:value="0.707106781186549">
            <text:p>0.7071067812</text:p>
          </table:table-cell>
          <table:table-cell table:formula="of:= [.B360]/1+ [.C360]/2+ [.D360]/3+ [.E360]/4+ [.F360]/5+ [.G360]/6+ [.H360]/7+ [.I360]/8+ [.J360]/9+ [.K360]/10+ [.L360]/11+ [.M360]/12+ [.N360]/13+ [.O360]/14+ [.P360]/15+ [.Q360]/16" office:value-type="float" office:value="0.347685378361297">
            <text:p>0.3476853784</text:p>
          </table:table-cell>
          <table:table-cell table:number-columns-repeated="3"/>
        </table:table-row>
        <table:table-row table:style-name="ro1">
          <table:table-cell table:style-name="ce1" office:value-type="float" office:value="103">
            <text:p>103</text:p>
          </table:table-cell>
          <table:table-cell table:formula="of:=SIN(RADIANS([.$A361]*360/256))" office:value-type="float" office:value="0.575808191417845">
            <text:p>0.5758081914</text:p>
          </table:table-cell>
          <table:table-cell table:formula="of:=SIN(RADIANS([.C$1]*[.$A361]*360/256))" office:value-type="float" office:value="-0.941544065183021">
            <text:p>-0.9415440652</text:p>
          </table:table-cell>
          <table:table-cell table:formula="of:=SIN(RADIANS([.D$1]*[.$A361]*360/256))" office:value-type="float" office:value="0.96377606579544">
            <text:p>0.9637760658</text:p>
          </table:table-cell>
          <table:table-cell table:formula="of:=SIN(RADIANS([.E$1]*[.$A361]*360/256))" office:value-type="float" office:value="-0.634393284163645">
            <text:p>-0.6343932842</text:p>
          </table:table-cell>
          <table:table-cell table:formula="of:=SIN(RADIANS([.F$1]*[.$A361]*360/256))" office:value-type="float" office:value="0.0735645635996676">
            <text:p>0.0735645636</text:p>
          </table:table-cell>
          <table:table-cell table:formula="of:=SIN(RADIANS([.G$1]*[.$A361]*360/256))" office:value-type="float" office:value="0.514102744193222">
            <text:p>0.5141027442</text:p>
          </table:table-cell>
          <table:table-cell table:formula="of:=SIN(RADIANS([.H$1]*[.$A361]*360/256))" office:value-type="float" office:value="-0.914209755703531">
            <text:p>-0.9142097557</text:p>
          </table:table-cell>
          <table:table-cell table:formula="of:=SIN(RADIANS([.I$1]*[.$A361]*360/256))" office:value-type="float" office:value="0.98078528040323">
            <text:p>0.9807852804</text:p>
          </table:table-cell>
          <table:table-cell table:formula="of:=SIN(RADIANS([.J$1]*[.$A361]*360/256))" office:value-type="float" office:value="-0.689540544737068">
            <text:p>-0.6895405447</text:p>
          </table:table-cell>
          <table:table-cell table:formula="of:=SIN(RADIANS([.K$1]*[.$A361]*360/256))" office:value-type="float" office:value="0.146730474455362">
            <text:p>0.1467304745</text:p>
          </table:table-cell>
          <table:table-cell table:formula="of:=SIN(RADIANS([.L$1]*[.$A361]*360/256))" office:value-type="float" office:value="0.449611329654607">
            <text:p>0.4496113297</text:p>
          </table:table-cell>
          <table:table-cell table:formula="of:=SIN(RADIANS([.M$1]*[.$A361]*360/256))" office:value-type="float" office:value="-0.881921264348356">
            <text:p>-0.8819212643</text:p>
          </table:table-cell>
          <table:table-cell table:formula="of:=SIN(RADIANS([.N$1]*[.$A361]*360/256))" office:value-type="float" office:value="0.99247953459871">
            <text:p>0.9924795346</text:p>
          </table:table-cell>
          <table:table-cell table:formula="of:=SIN(RADIANS([.O$1]*[.$A361]*360/256))" office:value-type="float" office:value="-0.740951125354957">
            <text:p>-0.7409511254</text:p>
          </table:table-cell>
          <table:table-cell table:formula="of:=SIN(RADIANS([.P$1]*[.$A361]*360/256))" office:value-type="float" office:value="0.21910124015687">
            <text:p>0.2191012402</text:p>
          </table:table-cell>
          <table:table-cell table:formula="of:=SIN(RADIANS([.Q$1]*[.$A361]*360/256))" office:value-type="float" office:value="0.382683432365093">
            <text:p>0.3826834324</text:p>
          </table:table-cell>
          <table:table-cell table:formula="of:= [.B361]/1+ [.C361]/2+ [.D361]/3+ [.E361]/4+ [.F361]/5+ [.G361]/6+ [.H361]/7+ [.I361]/8+ [.J361]/9+ [.K361]/10+ [.L361]/11+ [.M361]/12+ [.N361]/13+ [.O361]/14+ [.P361]/15+ [.Q361]/16" office:value-type="float" office:value="0.327471709159079">
            <text:p>0.3274717092</text:p>
          </table:table-cell>
          <table:table-cell table:number-columns-repeated="3"/>
        </table:table-row>
        <table:table-row table:style-name="ro1">
          <table:table-cell table:style-name="ce1" office:value-type="float" office:value="104">
            <text:p>104</text:p>
          </table:table-cell>
          <table:table-cell table:formula="of:=SIN(RADIANS([.$A362]*360/256))" office:value-type="float" office:value="0.555570233019602">
            <text:p>0.555570233</text:p>
          </table:table-cell>
          <table:table-cell table:formula="of:=SIN(RADIANS([.C$1]*[.$A362]*360/256))" office:value-type="float" office:value="-0.923879532511287">
            <text:p>-0.9238795325</text:p>
          </table:table-cell>
          <table:table-cell table:formula="of:=SIN(RADIANS([.D$1]*[.$A362]*360/256))" office:value-type="float" office:value="0.98078528040323">
            <text:p>0.9807852804</text:p>
          </table:table-cell>
          <table:table-cell table:formula="of:=SIN(RADIANS([.E$1]*[.$A362]*360/256))" office:value-type="float" office:value="-0.707106781186548">
            <text:p>-0.7071067812</text:p>
          </table:table-cell>
          <table:table-cell table:formula="of:=SIN(RADIANS([.F$1]*[.$A362]*360/256))" office:value-type="float" office:value="0.195090322016129">
            <text:p>0.195090322</text:p>
          </table:table-cell>
          <table:table-cell table:formula="of:=SIN(RADIANS([.G$1]*[.$A362]*360/256))" office:value-type="float" office:value="0.382683432365091">
            <text:p>0.3826834324</text:p>
          </table:table-cell>
          <table:table-cell table:formula="of:=SIN(RADIANS([.H$1]*[.$A362]*360/256))" office:value-type="float" office:value="-0.831469612302546">
            <text:p>-0.8314696123</text:p>
          </table:table-cell>
          <table:table-cell table:formula="of:=SIN(RADIANS([.I$1]*[.$A362]*360/256))" office:value-type="float" office:value="1">
            <text:p>1</text:p>
          </table:table-cell>
          <table:table-cell table:formula="of:=SIN(RADIANS([.J$1]*[.$A362]*360/256))" office:value-type="float" office:value="-0.831469612302545">
            <text:p>-0.8314696123</text:p>
          </table:table-cell>
          <table:table-cell table:formula="of:=SIN(RADIANS([.K$1]*[.$A362]*360/256))" office:value-type="float" office:value="0.382683432365091">
            <text:p>0.3826834324</text:p>
          </table:table-cell>
          <table:table-cell table:formula="of:=SIN(RADIANS([.L$1]*[.$A362]*360/256))" office:value-type="float" office:value="0.195090322016129">
            <text:p>0.195090322</text:p>
          </table:table-cell>
          <table:table-cell table:formula="of:=SIN(RADIANS([.M$1]*[.$A362]*360/256))" office:value-type="float" office:value="-0.707106781186549">
            <text:p>-0.7071067812</text:p>
          </table:table-cell>
          <table:table-cell table:formula="of:=SIN(RADIANS([.N$1]*[.$A362]*360/256))" office:value-type="float" office:value="0.98078528040323">
            <text:p>0.9807852804</text:p>
          </table:table-cell>
          <table:table-cell table:formula="of:=SIN(RADIANS([.O$1]*[.$A362]*360/256))" office:value-type="float" office:value="-0.923879532511286">
            <text:p>-0.9238795325</text:p>
          </table:table-cell>
          <table:table-cell table:formula="of:=SIN(RADIANS([.P$1]*[.$A362]*360/256))" office:value-type="float" office:value="0.555570233019599">
            <text:p>0.555570233</text:p>
          </table:table-cell>
          <table:table-cell table:formula="of:=SIN(RADIANS([.Q$1]*[.$A362]*360/256))" office:value-type="float" office:value="-1.96067283990894E-015">
            <text:p>-1.96067283990894E-015</text:p>
          </table:table-cell>
          <table:table-cell table:formula="of:= [.B362]/1+ [.C362]/2+ [.D362]/3+ [.E362]/4+ [.F362]/5+ [.G362]/6+ [.H362]/7+ [.I362]/8+ [.J362]/9+ [.K362]/10+ [.L362]/11+ [.M362]/12+ [.N362]/13+ [.O362]/14+ [.P362]/15+ [.Q362]/16" office:value-type="float" office:value="0.303983852950354">
            <text:p>0.303983853</text:p>
          </table:table-cell>
          <table:table-cell table:number-columns-repeated="3"/>
        </table:table-row>
        <table:table-row table:style-name="ro1">
          <table:table-cell table:style-name="ce1" office:value-type="float" office:value="105">
            <text:p>105</text:p>
          </table:table-cell>
          <table:table-cell table:formula="of:=SIN(RADIANS([.$A363]*360/256))" office:value-type="float" office:value="0.534997619887097">
            <text:p>0.5349976199</text:p>
          </table:table-cell>
          <table:table-cell table:formula="of:=SIN(RADIANS([.C$1]*[.$A363]*360/256))" office:value-type="float" office:value="-0.903989293123443">
            <text:p>-0.9039892931</text:p>
          </table:table-cell>
          <table:table-cell table:formula="of:=SIN(RADIANS([.D$1]*[.$A363]*360/256))" office:value-type="float" office:value="0.99247953459871">
            <text:p>0.9924795346</text:p>
          </table:table-cell>
          <table:table-cell table:formula="of:=SIN(RADIANS([.E$1]*[.$A363]*360/256))" office:value-type="float" office:value="-0.773010453362737">
            <text:p>-0.7730104534</text:p>
          </table:table-cell>
          <table:table-cell table:formula="of:=SIN(RADIANS([.F$1]*[.$A363]*360/256))" office:value-type="float" office:value="0.313681740398891">
            <text:p>0.3136817404</text:p>
          </table:table-cell>
          <table:table-cell table:formula="of:=SIN(RADIANS([.G$1]*[.$A363]*360/256))" office:value-type="float" office:value="0.242980179903264">
            <text:p>0.2429801799</text:p>
          </table:table-cell>
          <table:table-cell table:formula="of:=SIN(RADIANS([.H$1]*[.$A363]*360/256))" office:value-type="float" office:value="-0.724247082951467">
            <text:p>-0.724247083</text:p>
          </table:table-cell>
          <table:table-cell table:formula="of:=SIN(RADIANS([.I$1]*[.$A363]*360/256))" office:value-type="float" office:value="0.98078528040323">
            <text:p>0.9807852804</text:p>
          </table:table-cell>
          <table:table-cell table:formula="of:=SIN(RADIANS([.J$1]*[.$A363]*360/256))" office:value-type="float" office:value="-0.932992798834739">
            <text:p>-0.9329927988</text:p>
          </table:table-cell>
          <table:table-cell table:formula="of:=SIN(RADIANS([.K$1]*[.$A363]*360/256))" office:value-type="float" office:value="0.595699304492432">
            <text:p>0.5956993045</text:p>
          </table:table-cell>
          <table:table-cell table:formula="of:=SIN(RADIANS([.L$1]*[.$A363]*360/256))" office:value-type="float" office:value="-0.073564563599667">
            <text:p>-0.0735645636</text:p>
          </table:table-cell>
          <table:table-cell table:formula="of:=SIN(RADIANS([.M$1]*[.$A363]*360/256))" office:value-type="float" office:value="-0.471396736825997">
            <text:p>-0.4713967368</text:p>
          </table:table-cell>
          <table:table-cell table:formula="of:=SIN(RADIANS([.N$1]*[.$A363]*360/256))" office:value-type="float" office:value="0.870086991108713">
            <text:p>0.8700869911</text:p>
          </table:table-cell>
          <table:table-cell table:formula="of:=SIN(RADIANS([.O$1]*[.$A363]*360/256))" office:value-type="float" office:value="-0.998795456205172">
            <text:p>-0.9987954562</text:p>
          </table:table-cell>
          <table:table-cell table:formula="of:=SIN(RADIANS([.P$1]*[.$A363]*360/256))" office:value-type="float" office:value="0.817584813151584">
            <text:p>0.8175848132</text:p>
          </table:table-cell>
          <table:table-cell table:formula="of:=SIN(RADIANS([.Q$1]*[.$A363]*360/256))" office:value-type="float" office:value="-0.38268343236509">
            <text:p>-0.3826834324</text:p>
          </table:table-cell>
          <table:table-cell table:formula="of:= [.B363]/1+ [.C363]/2+ [.D363]/3+ [.E363]/4+ [.F363]/5+ [.G363]/6+ [.H363]/7+ [.I363]/8+ [.J363]/9+ [.K363]/10+ [.L363]/11+ [.M363]/12+ [.N363]/13+ [.O363]/14+ [.P363]/15+ [.Q363]/16" office:value-type="float" office:value="0.279052697863195">
            <text:p>0.2790526979</text:p>
          </table:table-cell>
          <table:table-cell table:number-columns-repeated="3"/>
        </table:table-row>
        <table:table-row table:style-name="ro1">
          <table:table-cell table:style-name="ce1" office:value-type="float" office:value="106">
            <text:p>106</text:p>
          </table:table-cell>
          <table:table-cell table:formula="of:=SIN(RADIANS([.$A364]*360/256))" office:value-type="float" office:value="0.514102744193222">
            <text:p>0.5141027442</text:p>
          </table:table-cell>
          <table:table-cell table:formula="of:=SIN(RADIANS([.C$1]*[.$A364]*360/256))" office:value-type="float" office:value="-0.881921264348355">
            <text:p>-0.8819212643</text:p>
          </table:table-cell>
          <table:table-cell table:formula="of:=SIN(RADIANS([.D$1]*[.$A364]*360/256))" office:value-type="float" office:value="0.998795456205172">
            <text:p>0.9987954562</text:p>
          </table:table-cell>
          <table:table-cell table:formula="of:=SIN(RADIANS([.E$1]*[.$A364]*360/256))" office:value-type="float" office:value="-0.831469612302545">
            <text:p>-0.8314696123</text:p>
          </table:table-cell>
          <table:table-cell table:formula="of:=SIN(RADIANS([.F$1]*[.$A364]*360/256))" office:value-type="float" office:value="0.427555093430282">
            <text:p>0.4275550934</text:p>
          </table:table-cell>
          <table:table-cell table:formula="of:=SIN(RADIANS([.G$1]*[.$A364]*360/256))" office:value-type="float" office:value="0.0980171403295609">
            <text:p>0.0980171403</text:p>
          </table:table-cell>
          <table:table-cell table:formula="of:=SIN(RADIANS([.H$1]*[.$A364]*360/256))" office:value-type="float" office:value="-0.595699304492434">
            <text:p>-0.5956993045</text:p>
          </table:table-cell>
          <table:table-cell table:formula="of:=SIN(RADIANS([.I$1]*[.$A364]*360/256))" office:value-type="float" office:value="0.923879532511287">
            <text:p>0.9238795325</text:p>
          </table:table-cell>
          <table:table-cell table:formula="of:=SIN(RADIANS([.J$1]*[.$A364]*360/256))" office:value-type="float" office:value="-0.989176509964781">
            <text:p>-0.98917651</text:p>
          </table:table-cell>
          <table:table-cell table:formula="of:=SIN(RADIANS([.K$1]*[.$A364]*360/256))" office:value-type="float" office:value="0.773010453362737">
            <text:p>0.7730104534</text:p>
          </table:table-cell>
          <table:table-cell table:formula="of:=SIN(RADIANS([.L$1]*[.$A364]*360/256))" office:value-type="float" office:value="-0.33688985339222">
            <text:p>-0.3368898534</text:p>
          </table:table-cell>
          <table:table-cell table:formula="of:=SIN(RADIANS([.M$1]*[.$A364]*360/256))" office:value-type="float" office:value="-0.195090322016129">
            <text:p>-0.195090322</text:p>
          </table:table-cell>
          <table:table-cell table:formula="of:=SIN(RADIANS([.N$1]*[.$A364]*360/256))" office:value-type="float" office:value="0.671558954847016">
            <text:p>0.6715589548</text:p>
          </table:table-cell>
          <table:table-cell table:formula="of:=SIN(RADIANS([.O$1]*[.$A364]*360/256))" office:value-type="float" office:value="-0.956940335732209">
            <text:p>-0.9569403357</text:p>
          </table:table-cell>
          <table:table-cell table:formula="of:=SIN(RADIANS([.P$1]*[.$A364]*360/256))" office:value-type="float" office:value="0.970031253194545">
            <text:p>0.9700312532</text:p>
          </table:table-cell>
          <table:table-cell table:formula="of:=SIN(RADIANS([.Q$1]*[.$A364]*360/256))" office:value-type="float" office:value="-0.707106781186547">
            <text:p>-0.7071067812</text:p>
          </table:table-cell>
          <table:table-cell table:formula="of:= [.B364]/1+ [.C364]/2+ [.D364]/3+ [.E364]/4+ [.F364]/5+ [.G364]/6+ [.H364]/7+ [.I364]/8+ [.J364]/9+ [.K364]/10+ [.L364]/11+ [.M364]/12+ [.N364]/13+ [.O364]/14+ [.P364]/15+ [.Q364]/16" office:value-type="float" office:value="0.254727520834757">
            <text:p>0.2547275208</text:p>
          </table:table-cell>
          <table:table-cell table:number-columns-repeated="3"/>
        </table:table-row>
        <table:table-row table:style-name="ro1">
          <table:table-cell table:style-name="ce1" office:value-type="float" office:value="107">
            <text:p>107</text:p>
          </table:table-cell>
          <table:table-cell table:formula="of:=SIN(RADIANS([.$A365]*360/256))" office:value-type="float" office:value="0.492898192229784">
            <text:p>0.4928981922</text:p>
          </table:table-cell>
          <table:table-cell table:formula="of:=SIN(RADIANS([.C$1]*[.$A365]*360/256))" office:value-type="float" office:value="-0.857728610000272">
            <text:p>-0.85772861</text:p>
          </table:table-cell>
          <table:table-cell table:formula="of:=SIN(RADIANS([.D$1]*[.$A365]*360/256))" office:value-type="float" office:value="0.999698818696204">
            <text:p>0.9996988187</text:p>
          </table:table-cell>
          <table:table-cell table:formula="of:=SIN(RADIANS([.E$1]*[.$A365]*360/256))" office:value-type="float" office:value="-0.881921264348355">
            <text:p>-0.8819212643</text:p>
          </table:table-cell>
          <table:table-cell table:formula="of:=SIN(RADIANS([.F$1]*[.$A365]*360/256))" office:value-type="float" office:value="0.534997619887097">
            <text:p>0.5349976199</text:p>
          </table:table-cell>
          <table:table-cell table:formula="of:=SIN(RADIANS([.G$1]*[.$A365]*360/256))" office:value-type="float" office:value="-0.0490676743274172">
            <text:p>-0.0490676743</text:p>
          </table:table-cell>
          <table:table-cell table:formula="of:=SIN(RADIANS([.H$1]*[.$A365]*360/256))" office:value-type="float" office:value="-0.449611329654607">
            <text:p>-0.4496113297</text:p>
          </table:table-cell>
          <table:table-cell table:formula="of:=SIN(RADIANS([.I$1]*[.$A365]*360/256))" office:value-type="float" office:value="0.831469612302546">
            <text:p>0.8314696123</text:p>
          </table:table-cell>
          <table:table-cell table:formula="of:=SIN(RADIANS([.J$1]*[.$A365]*360/256))" office:value-type="float" office:value="-0.99729045667869">
            <text:p>-0.9972904567</text:p>
          </table:table-cell>
          <table:table-cell table:formula="of:=SIN(RADIANS([.K$1]*[.$A365]*360/256))" office:value-type="float" office:value="0.903989293123444">
            <text:p>0.9039892931</text:p>
          </table:table-cell>
          <table:table-cell table:formula="of:=SIN(RADIANS([.L$1]*[.$A365]*360/256))" office:value-type="float" office:value="-0.575808191417845">
            <text:p>-0.5758081914</text:p>
          </table:table-cell>
          <table:table-cell table:formula="of:=SIN(RADIANS([.M$1]*[.$A365]*360/256))" office:value-type="float" office:value="0.0980171403295591">
            <text:p>0.0980171403</text:p>
          </table:table-cell>
          <table:table-cell table:formula="of:=SIN(RADIANS([.N$1]*[.$A365]*360/256))" office:value-type="float" office:value="0.405241314004989">
            <text:p>0.405241314</text:p>
          </table:table-cell>
          <table:table-cell table:formula="of:=SIN(RADIANS([.O$1]*[.$A365]*360/256))" office:value-type="float" office:value="-0.803207531480645">
            <text:p>-0.8032075315</text:p>
          </table:table-cell>
          <table:table-cell table:formula="of:=SIN(RADIANS([.P$1]*[.$A365]*360/256))" office:value-type="float" office:value="0.99247953459871">
            <text:p>0.9924795346</text:p>
          </table:table-cell>
          <table:table-cell table:formula="of:=SIN(RADIANS([.Q$1]*[.$A365]*360/256))" office:value-type="float" office:value="-0.923879532511286">
            <text:p>-0.9238795325</text:p>
          </table:table-cell>
          <table:table-cell table:formula="of:= [.B365]/1+ [.C365]/2+ [.D365]/3+ [.E365]/4+ [.F365]/5+ [.G365]/6+ [.H365]/7+ [.I365]/8+ [.J365]/9+ [.K365]/10+ [.L365]/11+ [.M365]/12+ [.N365]/13+ [.O365]/14+ [.P365]/15+ [.Q365]/16" office:value-type="float" office:value="0.232945648689139">
            <text:p>0.2329456487</text:p>
          </table:table-cell>
          <table:table-cell table:number-columns-repeated="3"/>
        </table:table-row>
        <table:table-row table:style-name="ro1">
          <table:table-cell table:style-name="ce1" office:value-type="float" office:value="108">
            <text:p>108</text:p>
          </table:table-cell>
          <table:table-cell table:formula="of:=SIN(RADIANS([.$A366]*360/256))" office:value-type="float" office:value="0.471396736825998">
            <text:p>0.4713967368</text:p>
          </table:table-cell>
          <table:table-cell table:formula="of:=SIN(RADIANS([.C$1]*[.$A366]*360/256))" office:value-type="float" office:value="-0.831469612302545">
            <text:p>-0.8314696123</text:p>
          </table:table-cell>
          <table:table-cell table:formula="of:=SIN(RADIANS([.D$1]*[.$A366]*360/256))" office:value-type="float" office:value="0.995184726672197">
            <text:p>0.9951847267</text:p>
          </table:table-cell>
          <table:table-cell table:formula="of:=SIN(RADIANS([.E$1]*[.$A366]*360/256))" office:value-type="float" office:value="-0.923879532511286">
            <text:p>-0.9238795325</text:p>
          </table:table-cell>
          <table:table-cell table:formula="of:=SIN(RADIANS([.F$1]*[.$A366]*360/256))" office:value-type="float" office:value="0.634393284163645">
            <text:p>0.6343932842</text:p>
          </table:table-cell>
          <table:table-cell table:formula="of:=SIN(RADIANS([.G$1]*[.$A366]*360/256))" office:value-type="float" office:value="-0.195090322016129">
            <text:p>-0.195090322</text:p>
          </table:table-cell>
          <table:table-cell table:formula="of:=SIN(RADIANS([.H$1]*[.$A366]*360/256))" office:value-type="float" office:value="-0.290284677254462">
            <text:p>-0.2902846773</text:p>
          </table:table-cell>
          <table:table-cell table:formula="of:=SIN(RADIANS([.I$1]*[.$A366]*360/256))" office:value-type="float" office:value="0.707106781186549">
            <text:p>0.7071067812</text:p>
          </table:table-cell>
          <table:table-cell table:formula="of:=SIN(RADIANS([.J$1]*[.$A366]*360/256))" office:value-type="float" office:value="-0.956940335732209">
            <text:p>-0.9569403357</text:p>
          </table:table-cell>
          <table:table-cell table:formula="of:=SIN(RADIANS([.K$1]*[.$A366]*360/256))" office:value-type="float" office:value="0.98078528040323">
            <text:p>0.9807852804</text:p>
          </table:table-cell>
          <table:table-cell table:formula="of:=SIN(RADIANS([.L$1]*[.$A366]*360/256))" office:value-type="float" office:value="-0.773010453362737">
            <text:p>-0.7730104534</text:p>
          </table:table-cell>
          <table:table-cell table:formula="of:=SIN(RADIANS([.M$1]*[.$A366]*360/256))" office:value-type="float" office:value="0.382683432365091">
            <text:p>0.3826834324</text:p>
          </table:table-cell>
          <table:table-cell table:formula="of:=SIN(RADIANS([.N$1]*[.$A366]*360/256))" office:value-type="float" office:value="0.0980171403295616">
            <text:p>0.0980171403</text:p>
          </table:table-cell>
          <table:table-cell table:formula="of:=SIN(RADIANS([.O$1]*[.$A366]*360/256))" office:value-type="float" office:value="-0.555570233019602">
            <text:p>-0.555570233</text:p>
          </table:table-cell>
          <table:table-cell table:formula="of:=SIN(RADIANS([.P$1]*[.$A366]*360/256))" office:value-type="float" office:value="0.881921264348354">
            <text:p>0.8819212643</text:p>
          </table:table-cell>
          <table:table-cell table:formula="of:=SIN(RADIANS([.Q$1]*[.$A366]*360/256))" office:value-type="float" office:value="-1">
            <text:p>-1</text:p>
          </table:table-cell>
          <table:table-cell table:formula="of:= [.B366]/1+ [.C366]/2+ [.D366]/3+ [.E366]/4+ [.F366]/5+ [.G366]/6+ [.H366]/7+ [.I366]/8+ [.J366]/9+ [.K366]/10+ [.L366]/11+ [.M366]/12+ [.N366]/13+ [.O366]/14+ [.P366]/15+ [.Q366]/16" office:value-type="float" office:value="0.215222376406032">
            <text:p>0.2152223764</text:p>
          </table:table-cell>
          <table:table-cell table:number-columns-repeated="3"/>
        </table:table-row>
        <table:table-row table:style-name="ro1">
          <table:table-cell table:style-name="ce1" office:value-type="float" office:value="109">
            <text:p>109</text:p>
          </table:table-cell>
          <table:table-cell table:formula="of:=SIN(RADIANS([.$A367]*360/256))" office:value-type="float" office:value="0.449611329654606">
            <text:p>0.4496113297</text:p>
          </table:table-cell>
          <table:table-cell table:formula="of:=SIN(RADIANS([.C$1]*[.$A367]*360/256))" office:value-type="float" office:value="-0.803207531480645">
            <text:p>-0.8032075315</text:p>
          </table:table-cell>
          <table:table-cell table:formula="of:=SIN(RADIANS([.D$1]*[.$A367]*360/256))" office:value-type="float" office:value="0.985277642388941">
            <text:p>0.9852776424</text:p>
          </table:table-cell>
          <table:table-cell table:formula="of:=SIN(RADIANS([.E$1]*[.$A367]*360/256))" office:value-type="float" office:value="-0.956940335732209">
            <text:p>-0.9569403357</text:p>
          </table:table-cell>
          <table:table-cell table:formula="of:=SIN(RADIANS([.F$1]*[.$A367]*360/256))" office:value-type="float" office:value="0.724247082951467">
            <text:p>0.724247083</text:p>
          </table:table-cell>
          <table:table-cell table:formula="of:=SIN(RADIANS([.G$1]*[.$A367]*360/256))" office:value-type="float" office:value="-0.33688985339222">
            <text:p>-0.3368898534</text:p>
          </table:table-cell>
          <table:table-cell table:formula="of:=SIN(RADIANS([.H$1]*[.$A367]*360/256))" office:value-type="float" office:value="-0.122410675199216">
            <text:p>-0.1224106752</text:p>
          </table:table-cell>
          <table:table-cell table:formula="of:=SIN(RADIANS([.I$1]*[.$A367]*360/256))" office:value-type="float" office:value="0.555570233019601">
            <text:p>0.555570233</text:p>
          </table:table-cell>
          <table:table-cell table:formula="of:=SIN(RADIANS([.J$1]*[.$A367]*360/256))" office:value-type="float" office:value="-0.870086991108712">
            <text:p>-0.8700869911</text:p>
          </table:table-cell>
          <table:table-cell table:formula="of:=SIN(RADIANS([.K$1]*[.$A367]*360/256))" office:value-type="float" office:value="0.998795456205172">
            <text:p>0.9987954562</text:p>
          </table:table-cell>
          <table:table-cell table:formula="of:=SIN(RADIANS([.L$1]*[.$A367]*360/256))" office:value-type="float" office:value="-0.91420975570353">
            <text:p>-0.9142097557</text:p>
          </table:table-cell>
          <table:table-cell table:formula="of:=SIN(RADIANS([.M$1]*[.$A367]*360/256))" office:value-type="float" office:value="0.634393284163645">
            <text:p>0.6343932842</text:p>
          </table:table-cell>
          <table:table-cell table:formula="of:=SIN(RADIANS([.N$1]*[.$A367]*360/256))" office:value-type="float" office:value="-0.219101240156867">
            <text:p>-0.2191012402</text:p>
          </table:table-cell>
          <table:table-cell table:formula="of:=SIN(RADIANS([.O$1]*[.$A367]*360/256))" office:value-type="float" office:value="-0.242980179903263">
            <text:p>-0.2429801799</text:p>
          </table:table-cell>
          <table:table-cell table:formula="of:=SIN(RADIANS([.P$1]*[.$A367]*360/256))" office:value-type="float" office:value="0.653172842953778">
            <text:p>0.653172843</text:p>
          </table:table-cell>
          <table:table-cell table:formula="of:=SIN(RADIANS([.Q$1]*[.$A367]*360/256))" office:value-type="float" office:value="-0.923879532511286">
            <text:p>-0.9238795325</text:p>
          </table:table-cell>
          <table:table-cell table:formula="of:= [.B367]/1+ [.C367]/2+ [.D367]/3+ [.E367]/4+ [.F367]/5+ [.G367]/6+ [.H367]/7+ [.I367]/8+ [.J367]/9+ [.K367]/10+ [.L367]/11+ [.M367]/12+ [.N367]/13+ [.O367]/14+ [.P367]/15+ [.Q367]/16" office:value-type="float" office:value="0.202410567508412">
            <text:p>0.2024105675</text:p>
          </table:table-cell>
          <table:table-cell table:number-columns-repeated="3"/>
        </table:table-row>
        <table:table-row table:style-name="ro1">
          <table:table-cell table:style-name="ce1" office:value-type="float" office:value="110">
            <text:p>110</text:p>
          </table:table-cell>
          <table:table-cell table:formula="of:=SIN(RADIANS([.$A368]*360/256))" office:value-type="float" office:value="0.427555093430282">
            <text:p>0.4275550934</text:p>
          </table:table-cell>
          <table:table-cell table:formula="of:=SIN(RADIANS([.C$1]*[.$A368]*360/256))" office:value-type="float" office:value="-0.773010453362737">
            <text:p>-0.7730104534</text:p>
          </table:table-cell>
          <table:table-cell table:formula="of:=SIN(RADIANS([.D$1]*[.$A368]*360/256))" office:value-type="float" office:value="0.970031253194544">
            <text:p>0.9700312532</text:p>
          </table:table-cell>
          <table:table-cell table:formula="of:=SIN(RADIANS([.E$1]*[.$A368]*360/256))" office:value-type="float" office:value="-0.98078528040323">
            <text:p>-0.9807852804</text:p>
          </table:table-cell>
          <table:table-cell table:formula="of:=SIN(RADIANS([.F$1]*[.$A368]*360/256))" office:value-type="float" office:value="0.803207531480645">
            <text:p>0.8032075315</text:p>
          </table:table-cell>
          <table:table-cell table:formula="of:=SIN(RADIANS([.G$1]*[.$A368]*360/256))" office:value-type="float" office:value="-0.471396736825999">
            <text:p>-0.4713967368</text:p>
          </table:table-cell>
          <table:table-cell table:formula="of:=SIN(RADIANS([.H$1]*[.$A368]*360/256))" office:value-type="float" office:value="0.0490676743274189">
            <text:p>0.0490676743</text:p>
          </table:table-cell>
          <table:table-cell table:formula="of:=SIN(RADIANS([.I$1]*[.$A368]*360/256))" office:value-type="float" office:value="0.382683432365089">
            <text:p>0.3826834324</text:p>
          </table:table-cell>
          <table:table-cell table:formula="of:=SIN(RADIANS([.J$1]*[.$A368]*360/256))" office:value-type="float" office:value="-0.740951125354959">
            <text:p>-0.7409511254</text:p>
          </table:table-cell>
          <table:table-cell table:formula="of:=SIN(RADIANS([.K$1]*[.$A368]*360/256))" office:value-type="float" office:value="0.956940335732209">
            <text:p>0.9569403357</text:p>
          </table:table-cell>
          <table:table-cell table:formula="of:=SIN(RADIANS([.L$1]*[.$A368]*360/256))" office:value-type="float" office:value="-0.989176509964781">
            <text:p>-0.98917651</text:p>
          </table:table-cell>
          <table:table-cell table:formula="of:=SIN(RADIANS([.M$1]*[.$A368]*360/256))" office:value-type="float" office:value="0.831469612302547">
            <text:p>0.8314696123</text:p>
          </table:table-cell>
          <table:table-cell table:formula="of:=SIN(RADIANS([.N$1]*[.$A368]*360/256))" office:value-type="float" office:value="-0.514102744193224">
            <text:p>-0.5141027442</text:p>
          </table:table-cell>
          <table:table-cell table:formula="of:=SIN(RADIANS([.O$1]*[.$A368]*360/256))" office:value-type="float" office:value="0.0980171403295623">
            <text:p>0.0980171403</text:p>
          </table:table-cell>
          <table:table-cell table:formula="of:=SIN(RADIANS([.P$1]*[.$A368]*360/256))" office:value-type="float" office:value="0.336889853392219">
            <text:p>0.3368898534</text:p>
          </table:table-cell>
          <table:table-cell table:formula="of:=SIN(RADIANS([.Q$1]*[.$A368]*360/256))" office:value-type="float" office:value="-0.707106781186547">
            <text:p>-0.7071067812</text:p>
          </table:table-cell>
          <table:table-cell table:formula="of:= [.B368]/1+ [.C368]/2+ [.D368]/3+ [.E368]/4+ [.F368]/5+ [.G368]/6+ [.H368]/7+ [.I368]/8+ [.J368]/9+ [.K368]/10+ [.L368]/11+ [.M368]/12+ [.N368]/13+ [.O368]/14+ [.P368]/15+ [.Q368]/16" office:value-type="float" office:value="0.194567914963105">
            <text:p>0.194567915</text:p>
          </table:table-cell>
          <table:table-cell table:number-columns-repeated="3"/>
        </table:table-row>
        <table:table-row table:style-name="ro1">
          <table:table-cell table:style-name="ce1" office:value-type="float" office:value="111">
            <text:p>111</text:p>
          </table:table-cell>
          <table:table-cell table:formula="of:=SIN(RADIANS([.$A369]*360/256))" office:value-type="float" office:value="0.40524131400499">
            <text:p>0.405241314</text:p>
          </table:table-cell>
          <table:table-cell table:formula="of:=SIN(RADIANS([.C$1]*[.$A369]*360/256))" office:value-type="float" office:value="-0.740951125354959">
            <text:p>-0.7409511254</text:p>
          </table:table-cell>
          <table:table-cell table:formula="of:=SIN(RADIANS([.D$1]*[.$A369]*360/256))" office:value-type="float" office:value="0.949528180593037">
            <text:p>0.9495281806</text:p>
          </table:table-cell>
          <table:table-cell table:formula="of:=SIN(RADIANS([.E$1]*[.$A369]*360/256))" office:value-type="float" office:value="-0.995184726672197">
            <text:p>-0.9951847267</text:p>
          </table:table-cell>
          <table:table-cell table:formula="of:=SIN(RADIANS([.F$1]*[.$A369]*360/256))" office:value-type="float" office:value="0.870086991108712">
            <text:p>0.8700869911</text:p>
          </table:table-cell>
          <table:table-cell table:formula="of:=SIN(RADIANS([.G$1]*[.$A369]*360/256))" office:value-type="float" office:value="-0.595699304492432">
            <text:p>-0.5956993045</text:p>
          </table:table-cell>
          <table:table-cell table:formula="of:=SIN(RADIANS([.H$1]*[.$A369]*360/256))" office:value-type="float" office:value="0.219101240156871">
            <text:p>0.2191012402</text:p>
          </table:table-cell>
          <table:table-cell table:formula="of:=SIN(RADIANS([.I$1]*[.$A369]*360/256))" office:value-type="float" office:value="0.195090322016128">
            <text:p>0.195090322</text:p>
          </table:table-cell>
          <table:table-cell table:formula="of:=SIN(RADIANS([.J$1]*[.$A369]*360/256))" office:value-type="float" office:value="-0.575808191417847">
            <text:p>-0.5758081914</text:p>
          </table:table-cell>
          <table:table-cell table:formula="of:=SIN(RADIANS([.K$1]*[.$A369]*360/256))" office:value-type="float" office:value="0.857728610000272">
            <text:p>0.85772861</text:p>
          </table:table-cell>
          <table:table-cell table:formula="of:=SIN(RADIANS([.L$1]*[.$A369]*360/256))" office:value-type="float" office:value="-0.99247953459871">
            <text:p>-0.9924795346</text:p>
          </table:table-cell>
          <table:table-cell table:formula="of:=SIN(RADIANS([.M$1]*[.$A369]*360/256))" office:value-type="float" office:value="0.956940335732208">
            <text:p>0.9569403357</text:p>
          </table:table-cell>
          <table:table-cell table:formula="of:=SIN(RADIANS([.N$1]*[.$A369]*360/256))" office:value-type="float" office:value="-0.757208846506485">
            <text:p>-0.7572088465</text:p>
          </table:table-cell>
          <table:table-cell table:formula="of:=SIN(RADIANS([.O$1]*[.$A369]*360/256))" office:value-type="float" office:value="0.427555093430284">
            <text:p>0.4275550934</text:p>
          </table:table-cell>
          <table:table-cell table:formula="of:=SIN(RADIANS([.P$1]*[.$A369]*360/256))" office:value-type="float" office:value="-0.0245412285229097">
            <text:p>-0.0245412285</text:p>
          </table:table-cell>
          <table:table-cell table:formula="of:=SIN(RADIANS([.Q$1]*[.$A369]*360/256))" office:value-type="float" office:value="-0.38268343236509">
            <text:p>-0.3826834324</text:p>
          </table:table-cell>
          <table:table-cell table:formula="of:= [.B369]/1+ [.C369]/2+ [.D369]/3+ [.E369]/4+ [.F369]/5+ [.G369]/6+ [.H369]/7+ [.I369]/8+ [.J369]/9+ [.K369]/10+ [.L369]/11+ [.M369]/12+ [.N369]/13+ [.O369]/14+ [.P369]/15+ [.Q369]/16" office:value-type="float" office:value="0.190952418979979">
            <text:p>0.190952419</text:p>
          </table:table-cell>
          <table:table-cell table:number-columns-repeated="3"/>
        </table:table-row>
        <table:table-row table:style-name="ro1">
          <table:table-cell table:style-name="ce1" office:value-type="float" office:value="112">
            <text:p>112</text:p>
          </table:table-cell>
          <table:table-cell table:formula="of:=SIN(RADIANS([.$A370]*360/256))" office:value-type="float" office:value="0.38268343236509">
            <text:p>0.3826834324</text:p>
          </table:table-cell>
          <table:table-cell table:formula="of:=SIN(RADIANS([.C$1]*[.$A370]*360/256))" office:value-type="float" office:value="-0.707106781186548">
            <text:p>-0.7071067812</text:p>
          </table:table-cell>
          <table:table-cell table:formula="of:=SIN(RADIANS([.D$1]*[.$A370]*360/256))" office:value-type="float" office:value="0.923879532511287">
            <text:p>0.9238795325</text:p>
          </table:table-cell>
          <table:table-cell table:formula="of:=SIN(RADIANS([.E$1]*[.$A370]*360/256))" office:value-type="float" office:value="-1">
            <text:p>-1</text:p>
          </table:table-cell>
          <table:table-cell table:formula="of:=SIN(RADIANS([.F$1]*[.$A370]*360/256))" office:value-type="float" office:value="0.923879532511286">
            <text:p>0.9238795325</text:p>
          </table:table-cell>
          <table:table-cell table:formula="of:=SIN(RADIANS([.G$1]*[.$A370]*360/256))" office:value-type="float" office:value="-0.707106781186548">
            <text:p>-0.7071067812</text:p>
          </table:table-cell>
          <table:table-cell table:formula="of:=SIN(RADIANS([.H$1]*[.$A370]*360/256))" office:value-type="float" office:value="0.382683432365088">
            <text:p>0.3826834324</text:p>
          </table:table-cell>
          <table:table-cell table:formula="of:=SIN(RADIANS([.I$1]*[.$A370]*360/256))" office:value-type="float" office:value="8.57252759403147E-016">
            <text:p>8.57252759403147E-016</text:p>
          </table:table-cell>
          <table:table-cell table:formula="of:=SIN(RADIANS([.J$1]*[.$A370]*360/256))" office:value-type="float" office:value="-0.382683432365089">
            <text:p>-0.3826834324</text:p>
          </table:table-cell>
          <table:table-cell table:formula="of:=SIN(RADIANS([.K$1]*[.$A370]*360/256))" office:value-type="float" office:value="0.707106781186549">
            <text:p>0.7071067812</text:p>
          </table:table-cell>
          <table:table-cell table:formula="of:=SIN(RADIANS([.L$1]*[.$A370]*360/256))" office:value-type="float" office:value="-0.923879532511287">
            <text:p>-0.9238795325</text:p>
          </table:table-cell>
          <table:table-cell table:formula="of:=SIN(RADIANS([.M$1]*[.$A370]*360/256))" office:value-type="float" office:value="1">
            <text:p>1</text:p>
          </table:table-cell>
          <table:table-cell table:formula="of:=SIN(RADIANS([.N$1]*[.$A370]*360/256))" office:value-type="float" office:value="-0.923879532511286">
            <text:p>-0.9238795325</text:p>
          </table:table-cell>
          <table:table-cell table:formula="of:=SIN(RADIANS([.O$1]*[.$A370]*360/256))" office:value-type="float" office:value="0.707106781186545">
            <text:p>0.7071067812</text:p>
          </table:table-cell>
          <table:table-cell table:formula="of:=SIN(RADIANS([.P$1]*[.$A370]*360/256))" office:value-type="float" office:value="-0.38268343236509">
            <text:p>-0.3826834324</text:p>
          </table:table-cell>
          <table:table-cell table:formula="of:=SIN(RADIANS([.Q$1]*[.$A370]*360/256))" office:value-type="float" office:value="-1.71450551880629E-015">
            <text:p>-1.71450551880629E-015</text:p>
          </table:table-cell>
          <table:table-cell table:formula="of:= [.B370]/1+ [.C370]/2+ [.D370]/3+ [.E370]/4+ [.F370]/5+ [.G370]/6+ [.H370]/7+ [.I370]/8+ [.J370]/9+ [.K370]/10+ [.L370]/11+ [.M370]/12+ [.N370]/13+ [.O370]/14+ [.P370]/15+ [.Q370]/16" office:value-type="float" office:value="0.190146047737407">
            <text:p>0.1901460477</text:p>
          </table:table-cell>
          <table:table-cell table:number-columns-repeated="3"/>
        </table:table-row>
        <table:table-row table:style-name="ro1">
          <table:table-cell table:style-name="ce1" office:value-type="float" office:value="113">
            <text:p>113</text:p>
          </table:table-cell>
          <table:table-cell table:formula="of:=SIN(RADIANS([.$A371]*360/256))" office:value-type="float" office:value="0.359895036534988">
            <text:p>0.3598950365</text:p>
          </table:table-cell>
          <table:table-cell table:formula="of:=SIN(RADIANS([.C$1]*[.$A371]*360/256))" office:value-type="float" office:value="-0.671558954847019">
            <text:p>-0.6715589548</text:p>
          </table:table-cell>
          <table:table-cell table:formula="of:=SIN(RADIANS([.D$1]*[.$A371]*360/256))" office:value-type="float" office:value="0.893224301195516">
            <text:p>0.8932243012</text:p>
          </table:table-cell>
          <table:table-cell table:formula="of:=SIN(RADIANS([.E$1]*[.$A371]*360/256))" office:value-type="float" office:value="-0.995184726672197">
            <text:p>-0.9951847267</text:p>
          </table:table-cell>
          <table:table-cell table:formula="of:=SIN(RADIANS([.F$1]*[.$A371]*360/256))" office:value-type="float" office:value="0.96377606579544">
            <text:p>0.9637760658</text:p>
          </table:table-cell>
          <table:table-cell table:formula="of:=SIN(RADIANS([.G$1]*[.$A371]*360/256))" office:value-type="float" office:value="-0.803207531480644">
            <text:p>-0.8032075315</text:p>
          </table:table-cell>
          <table:table-cell table:formula="of:=SIN(RADIANS([.H$1]*[.$A371]*360/256))" office:value-type="float" office:value="0.534997619887096">
            <text:p>0.5349976199</text:p>
          </table:table-cell>
          <table:table-cell table:formula="of:=SIN(RADIANS([.I$1]*[.$A371]*360/256))" office:value-type="float" office:value="-0.195090322016127">
            <text:p>-0.195090322</text:p>
          </table:table-cell>
          <table:table-cell table:formula="of:=SIN(RADIANS([.J$1]*[.$A371]*360/256))" office:value-type="float" office:value="-0.170961888760303">
            <text:p>-0.1709618888</text:p>
          </table:table-cell>
          <table:table-cell table:formula="of:=SIN(RADIANS([.K$1]*[.$A371]*360/256))" office:value-type="float" office:value="0.514102744193223">
            <text:p>0.5141027442</text:p>
          </table:table-cell>
          <table:table-cell table:formula="of:=SIN(RADIANS([.L$1]*[.$A371]*360/256))" office:value-type="float" office:value="-0.788346427626607">
            <text:p>-0.7883464276</text:p>
          </table:table-cell>
          <table:table-cell table:formula="of:=SIN(RADIANS([.M$1]*[.$A371]*360/256))" office:value-type="float" office:value="0.95694033573221">
            <text:p>0.9569403357</text:p>
          </table:table-cell>
          <table:table-cell table:formula="of:=SIN(RADIANS([.N$1]*[.$A371]*360/256))" office:value-type="float" office:value="-0.99729045667869">
            <text:p>-0.9972904567</text:p>
          </table:table-cell>
          <table:table-cell table:formula="of:=SIN(RADIANS([.O$1]*[.$A371]*360/256))" office:value-type="float" office:value="0.903989293123442">
            <text:p>0.9039892931</text:p>
          </table:table-cell>
          <table:table-cell table:formula="of:=SIN(RADIANS([.P$1]*[.$A371]*360/256))" office:value-type="float" office:value="-0.689540544737065">
            <text:p>-0.6895405447</text:p>
          </table:table-cell>
          <table:table-cell table:formula="of:=SIN(RADIANS([.Q$1]*[.$A371]*360/256))" office:value-type="float" office:value="0.382683432365087">
            <text:p>0.3826834324</text:p>
          </table:table-cell>
          <table:table-cell table:formula="of:= [.B371]/1+ [.C371]/2+ [.D371]/3+ [.E371]/4+ [.F371]/5+ [.G371]/6+ [.H371]/7+ [.I371]/8+ [.J371]/9+ [.K371]/10+ [.L371]/11+ [.M371]/12+ [.N371]/13+ [.O371]/14+ [.P371]/15+ [.Q371]/16" office:value-type="float" office:value="0.190286081658039">
            <text:p>0.1902860817</text:p>
          </table:table-cell>
          <table:table-cell table:number-columns-repeated="3"/>
        </table:table-row>
        <table:table-row table:style-name="ro1">
          <table:table-cell table:style-name="ce1" office:value-type="float" office:value="114">
            <text:p>114</text:p>
          </table:table-cell>
          <table:table-cell table:formula="of:=SIN(RADIANS([.$A372]*360/256))" office:value-type="float" office:value="0.33688985339222">
            <text:p>0.3368898534</text:p>
          </table:table-cell>
          <table:table-cell table:formula="of:=SIN(RADIANS([.C$1]*[.$A372]*360/256))" office:value-type="float" office:value="-0.634393284163645">
            <text:p>-0.6343932842</text:p>
          </table:table-cell>
          <table:table-cell table:formula="of:=SIN(RADIANS([.D$1]*[.$A372]*360/256))" office:value-type="float" office:value="0.857728610000272">
            <text:p>0.85772861</text:p>
          </table:table-cell>
          <table:table-cell table:formula="of:=SIN(RADIANS([.E$1]*[.$A372]*360/256))" office:value-type="float" office:value="-0.98078528040323">
            <text:p>-0.9807852804</text:p>
          </table:table-cell>
          <table:table-cell table:formula="of:=SIN(RADIANS([.F$1]*[.$A372]*360/256))" office:value-type="float" office:value="0.989176509964781">
            <text:p>0.98917651</text:p>
          </table:table-cell>
          <table:table-cell table:formula="of:=SIN(RADIANS([.G$1]*[.$A372]*360/256))" office:value-type="float" office:value="-0.881921264348355">
            <text:p>-0.8819212643</text:p>
          </table:table-cell>
          <table:table-cell table:formula="of:=SIN(RADIANS([.H$1]*[.$A372]*360/256))" office:value-type="float" office:value="0.671558954847017">
            <text:p>0.6715589548</text:p>
          </table:table-cell>
          <table:table-cell table:formula="of:=SIN(RADIANS([.I$1]*[.$A372]*360/256))" office:value-type="float" office:value="-0.382683432365091">
            <text:p>-0.3826834324</text:p>
          </table:table-cell>
          <table:table-cell table:formula="of:=SIN(RADIANS([.J$1]*[.$A372]*360/256))" office:value-type="float" office:value="0.0490676743274186">
            <text:p>0.0490676743</text:p>
          </table:table-cell>
          <table:table-cell table:formula="of:=SIN(RADIANS([.K$1]*[.$A372]*360/256))" office:value-type="float" office:value="0.290284677254462">
            <text:p>0.2902846773</text:p>
          </table:table-cell>
          <table:table-cell table:formula="of:=SIN(RADIANS([.L$1]*[.$A372]*360/256))" office:value-type="float" office:value="-0.595699304492434">
            <text:p>-0.5956993045</text:p>
          </table:table-cell>
          <table:table-cell table:formula="of:=SIN(RADIANS([.M$1]*[.$A372]*360/256))" office:value-type="float" office:value="0.831469612302546">
            <text:p>0.8314696123</text:p>
          </table:table-cell>
          <table:table-cell table:formula="of:=SIN(RADIANS([.N$1]*[.$A372]*360/256))" office:value-type="float" office:value="-0.970031253194544">
            <text:p>-0.9700312532</text:p>
          </table:table-cell>
          <table:table-cell table:formula="of:=SIN(RADIANS([.O$1]*[.$A372]*360/256))" office:value-type="float" office:value="0.995184726672197">
            <text:p>0.9951847267</text:p>
          </table:table-cell>
          <table:table-cell table:formula="of:=SIN(RADIANS([.P$1]*[.$A372]*360/256))" office:value-type="float" office:value="-0.903989293123443">
            <text:p>-0.9039892931</text:p>
          </table:table-cell>
          <table:table-cell table:formula="of:=SIN(RADIANS([.Q$1]*[.$A372]*360/256))" office:value-type="float" office:value="0.707106781186549">
            <text:p>0.7071067812</text:p>
          </table:table-cell>
          <table:table-cell table:formula="of:= [.B372]/1+ [.C372]/2+ [.D372]/3+ [.E372]/4+ [.F372]/5+ [.G372]/6+ [.H372]/7+ [.I372]/8+ [.J372]/9+ [.K372]/10+ [.L372]/11+ [.M372]/12+ [.N372]/13+ [.O372]/14+ [.P372]/15+ [.Q372]/16" office:value-type="float" office:value="0.189366556229132">
            <text:p>0.1893665562</text:p>
          </table:table-cell>
          <table:table-cell table:number-columns-repeated="3"/>
        </table:table-row>
        <table:table-row table:style-name="ro1">
          <table:table-cell table:style-name="ce1" office:value-type="float" office:value="115">
            <text:p>115</text:p>
          </table:table-cell>
          <table:table-cell table:formula="of:=SIN(RADIANS([.$A373]*360/256))" office:value-type="float" office:value="0.313681740398891">
            <text:p>0.3136817404</text:p>
          </table:table-cell>
          <table:table-cell table:formula="of:=SIN(RADIANS([.C$1]*[.$A373]*360/256))" office:value-type="float" office:value="-0.595699304492433">
            <text:p>-0.5956993045</text:p>
          </table:table-cell>
          <table:table-cell table:formula="of:=SIN(RADIANS([.D$1]*[.$A373]*360/256))" office:value-type="float" office:value="0.817584813151584">
            <text:p>0.8175848132</text:p>
          </table:table-cell>
          <table:table-cell table:formula="of:=SIN(RADIANS([.E$1]*[.$A373]*360/256))" office:value-type="float" office:value="-0.956940335732209">
            <text:p>-0.9569403357</text:p>
          </table:table-cell>
          <table:table-cell table:formula="of:=SIN(RADIANS([.F$1]*[.$A373]*360/256))" office:value-type="float" office:value="0.999698818696204">
            <text:p>0.9996988187</text:p>
          </table:table-cell>
          <table:table-cell table:formula="of:=SIN(RADIANS([.G$1]*[.$A373]*360/256))" office:value-type="float" office:value="-0.941544065183021">
            <text:p>-0.9415440652</text:p>
          </table:table-cell>
          <table:table-cell table:formula="of:=SIN(RADIANS([.H$1]*[.$A373]*360/256))" office:value-type="float" office:value="0.788346427626606">
            <text:p>0.7883464276</text:p>
          </table:table-cell>
          <table:table-cell table:formula="of:=SIN(RADIANS([.I$1]*[.$A373]*360/256))" office:value-type="float" office:value="-0.555570233019603">
            <text:p>-0.555570233</text:p>
          </table:table-cell>
          <table:table-cell table:formula="of:=SIN(RADIANS([.J$1]*[.$A373]*360/256))" office:value-type="float" office:value="0.266712757474897">
            <text:p>0.2667127575</text:p>
          </table:table-cell>
          <table:table-cell table:formula="of:=SIN(RADIANS([.K$1]*[.$A373]*360/256))" office:value-type="float" office:value="0.0490676743274172">
            <text:p>0.0490676743</text:p>
          </table:table-cell>
          <table:table-cell table:formula="of:=SIN(RADIANS([.L$1]*[.$A373]*360/256))" office:value-type="float" office:value="-0.359895036534989">
            <text:p>-0.3598950365</text:p>
          </table:table-cell>
          <table:table-cell table:formula="of:=SIN(RADIANS([.M$1]*[.$A373]*360/256))" office:value-type="float" office:value="0.634393284163645">
            <text:p>0.6343932842</text:p>
          </table:table-cell>
          <table:table-cell table:formula="of:=SIN(RADIANS([.N$1]*[.$A373]*360/256))" office:value-type="float" office:value="-0.844853565249708">
            <text:p>-0.8448535652</text:p>
          </table:table-cell>
          <table:table-cell table:formula="of:=SIN(RADIANS([.O$1]*[.$A373]*360/256))" office:value-type="float" office:value="0.970031253194544">
            <text:p>0.9700312532</text:p>
          </table:table-cell>
          <table:table-cell table:formula="of:=SIN(RADIANS([.P$1]*[.$A373]*360/256))" office:value-type="float" office:value="-0.99729045667869">
            <text:p>-0.9972904567</text:p>
          </table:table-cell>
          <table:table-cell table:formula="of:=SIN(RADIANS([.Q$1]*[.$A373]*360/256))" office:value-type="float" office:value="0.923879532511287">
            <text:p>0.9238795325</text:p>
          </table:table-cell>
          <table:table-cell table:formula="of:= [.B373]/1+ [.C373]/2+ [.D373]/3+ [.E373]/4+ [.F373]/5+ [.G373]/6+ [.H373]/7+ [.I373]/8+ [.J373]/9+ [.K373]/10+ [.L373]/11+ [.M373]/12+ [.N373]/13+ [.O373]/14+ [.P373]/15+ [.Q373]/16" office:value-type="float" office:value="0.185561213138333">
            <text:p>0.1855612131</text:p>
          </table:table-cell>
          <table:table-cell table:number-columns-repeated="3"/>
        </table:table-row>
        <table:table-row table:style-name="ro1">
          <table:table-cell table:style-name="ce1" office:value-type="float" office:value="116">
            <text:p>116</text:p>
          </table:table-cell>
          <table:table-cell table:formula="of:=SIN(RADIANS([.$A374]*360/256))" office:value-type="float" office:value="0.290284677254462">
            <text:p>0.2902846773</text:p>
          </table:table-cell>
          <table:table-cell table:formula="of:=SIN(RADIANS([.C$1]*[.$A374]*360/256))" office:value-type="float" office:value="-0.555570233019602">
            <text:p>-0.555570233</text:p>
          </table:table-cell>
          <table:table-cell table:formula="of:=SIN(RADIANS([.D$1]*[.$A374]*360/256))" office:value-type="float" office:value="0.773010453362738">
            <text:p>0.7730104534</text:p>
          </table:table-cell>
          <table:table-cell table:formula="of:=SIN(RADIANS([.E$1]*[.$A374]*360/256))" office:value-type="float" office:value="-0.923879532511287">
            <text:p>-0.9238795325</text:p>
          </table:table-cell>
          <table:table-cell table:formula="of:=SIN(RADIANS([.F$1]*[.$A374]*360/256))" office:value-type="float" office:value="0.995184726672197">
            <text:p>0.9951847267</text:p>
          </table:table-cell>
          <table:table-cell table:formula="of:=SIN(RADIANS([.G$1]*[.$A374]*360/256))" office:value-type="float" office:value="-0.98078528040323">
            <text:p>-0.9807852804</text:p>
          </table:table-cell>
          <table:table-cell table:formula="of:=SIN(RADIANS([.H$1]*[.$A374]*360/256))" office:value-type="float" office:value="0.881921264348355">
            <text:p>0.8819212643</text:p>
          </table:table-cell>
          <table:table-cell table:formula="of:=SIN(RADIANS([.I$1]*[.$A374]*360/256))" office:value-type="float" office:value="-0.707106781186548">
            <text:p>-0.7071067812</text:p>
          </table:table-cell>
          <table:table-cell table:formula="of:=SIN(RADIANS([.J$1]*[.$A374]*360/256))" office:value-type="float" office:value="0.471396736825998">
            <text:p>0.4713967368</text:p>
          </table:table-cell>
          <table:table-cell table:formula="of:=SIN(RADIANS([.K$1]*[.$A374]*360/256))" office:value-type="float" office:value="-0.195090322016127">
            <text:p>-0.195090322</text:p>
          </table:table-cell>
          <table:table-cell table:formula="of:=SIN(RADIANS([.L$1]*[.$A374]*360/256))" office:value-type="float" office:value="-0.0980171403295615">
            <text:p>-0.0980171403</text:p>
          </table:table-cell>
          <table:table-cell table:formula="of:=SIN(RADIANS([.M$1]*[.$A374]*360/256))" office:value-type="float" office:value="0.382683432365093">
            <text:p>0.3826834324</text:p>
          </table:table-cell>
          <table:table-cell table:formula="of:=SIN(RADIANS([.N$1]*[.$A374]*360/256))" office:value-type="float" office:value="-0.634393284163648">
            <text:p>-0.6343932842</text:p>
          </table:table-cell>
          <table:table-cell table:formula="of:=SIN(RADIANS([.O$1]*[.$A374]*360/256))" office:value-type="float" office:value="0.831469612302546">
            <text:p>0.8314696123</text:p>
          </table:table-cell>
          <table:table-cell table:formula="of:=SIN(RADIANS([.P$1]*[.$A374]*360/256))" office:value-type="float" office:value="-0.956940335732209">
            <text:p>-0.9569403357</text:p>
          </table:table-cell>
          <table:table-cell table:formula="of:=SIN(RADIANS([.Q$1]*[.$A374]*360/256))" office:value-type="float" office:value="1">
            <text:p>1</text:p>
          </table:table-cell>
          <table:table-cell table:formula="of:= [.B374]/1+ [.C374]/2+ [.D374]/3+ [.E374]/4+ [.F374]/5+ [.G374]/6+ [.H374]/7+ [.I374]/8+ [.J374]/9+ [.K374]/10+ [.L374]/11+ [.M374]/12+ [.N374]/13+ [.O374]/14+ [.P374]/15+ [.Q374]/16" office:value-type="float" office:value="0.177516165797619">
            <text:p>0.1775161658</text:p>
          </table:table-cell>
          <table:table-cell table:number-columns-repeated="3"/>
        </table:table-row>
        <table:table-row table:style-name="ro1">
          <table:table-cell table:style-name="ce1" office:value-type="float" office:value="117">
            <text:p>117</text:p>
          </table:table-cell>
          <table:table-cell table:formula="of:=SIN(RADIANS([.$A375]*360/256))" office:value-type="float" office:value="0.266712757474898">
            <text:p>0.2667127575</text:p>
          </table:table-cell>
          <table:table-cell table:formula="of:=SIN(RADIANS([.C$1]*[.$A375]*360/256))" office:value-type="float" office:value="-0.514102744193222">
            <text:p>-0.5141027442</text:p>
          </table:table-cell>
          <table:table-cell table:formula="of:=SIN(RADIANS([.D$1]*[.$A375]*360/256))" office:value-type="float" office:value="0.724247082951467">
            <text:p>0.724247083</text:p>
          </table:table-cell>
          <table:table-cell table:formula="of:=SIN(RADIANS([.E$1]*[.$A375]*360/256))" office:value-type="float" office:value="-0.881921264348355">
            <text:p>-0.8819212643</text:p>
          </table:table-cell>
          <table:table-cell table:formula="of:=SIN(RADIANS([.F$1]*[.$A375]*360/256))" office:value-type="float" office:value="0.975702130038529">
            <text:p>0.97570213</text:p>
          </table:table-cell>
          <table:table-cell table:formula="of:=SIN(RADIANS([.G$1]*[.$A375]*360/256))" office:value-type="float" office:value="-0.998795456205172">
            <text:p>-0.9987954562</text:p>
          </table:table-cell>
          <table:table-cell table:formula="of:=SIN(RADIANS([.H$1]*[.$A375]*360/256))" office:value-type="float" office:value="0.949528180593036">
            <text:p>0.9495281806</text:p>
          </table:table-cell>
          <table:table-cell table:formula="of:=SIN(RADIANS([.I$1]*[.$A375]*360/256))" office:value-type="float" office:value="-0.831469612302545">
            <text:p>-0.8314696123</text:p>
          </table:table-cell>
          <table:table-cell table:formula="of:=SIN(RADIANS([.J$1]*[.$A375]*360/256))" office:value-type="float" office:value="0.653172842953776">
            <text:p>0.653172843</text:p>
          </table:table-cell>
          <table:table-cell table:formula="of:=SIN(RADIANS([.K$1]*[.$A375]*360/256))" office:value-type="float" office:value="-0.427555093430281">
            <text:p>-0.4275550934</text:p>
          </table:table-cell>
          <table:table-cell table:formula="of:=SIN(RADIANS([.L$1]*[.$A375]*360/256))" office:value-type="float" office:value="0.1709618887603">
            <text:p>0.1709618888</text:p>
          </table:table-cell>
          <table:table-cell table:formula="of:=SIN(RADIANS([.M$1]*[.$A375]*360/256))" office:value-type="float" office:value="0.0980171403295616">
            <text:p>0.0980171403</text:p>
          </table:table-cell>
          <table:table-cell table:formula="of:=SIN(RADIANS([.N$1]*[.$A375]*360/256))" office:value-type="float" office:value="-0.359895036534986">
            <text:p>-0.3598950365</text:p>
          </table:table-cell>
          <table:table-cell table:formula="of:=SIN(RADIANS([.O$1]*[.$A375]*360/256))" office:value-type="float" office:value="0.595699304492434">
            <text:p>0.5956993045</text:p>
          </table:table-cell>
          <table:table-cell table:formula="of:=SIN(RADIANS([.P$1]*[.$A375]*360/256))" office:value-type="float" office:value="-0.788346427626605">
            <text:p>-0.7883464276</text:p>
          </table:table-cell>
          <table:table-cell table:formula="of:=SIN(RADIANS([.Q$1]*[.$A375]*360/256))" office:value-type="float" office:value="0.923879532511287">
            <text:p>0.9238795325</text:p>
          </table:table-cell>
          <table:table-cell table:formula="of:= [.B375]/1+ [.C375]/2+ [.D375]/3+ [.E375]/4+ [.F375]/5+ [.G375]/6+ [.H375]/7+ [.I375]/8+ [.J375]/9+ [.K375]/10+ [.L375]/11+ [.M375]/12+ [.N375]/13+ [.O375]/14+ [.P375]/15+ [.Q375]/16" office:value-type="float" office:value="0.164565556567297">
            <text:p>0.1645655566</text:p>
          </table:table-cell>
          <table:table-cell table:number-columns-repeated="3"/>
        </table:table-row>
        <table:table-row table:style-name="ro1">
          <table:table-cell table:style-name="ce1" office:value-type="float" office:value="118">
            <text:p>118</text:p>
          </table:table-cell>
          <table:table-cell table:formula="of:=SIN(RADIANS([.$A376]*360/256))" office:value-type="float" office:value="0.242980179903264">
            <text:p>0.2429801799</text:p>
          </table:table-cell>
          <table:table-cell table:formula="of:=SIN(RADIANS([.C$1]*[.$A376]*360/256))" office:value-type="float" office:value="-0.471396736825998">
            <text:p>-0.4713967368</text:p>
          </table:table-cell>
          <table:table-cell table:formula="of:=SIN(RADIANS([.D$1]*[.$A376]*360/256))" office:value-type="float" office:value="0.671558954847018">
            <text:p>0.6715589548</text:p>
          </table:table-cell>
          <table:table-cell table:formula="of:=SIN(RADIANS([.E$1]*[.$A376]*360/256))" office:value-type="float" office:value="-0.831469612302545">
            <text:p>-0.8314696123</text:p>
          </table:table-cell>
          <table:table-cell table:formula="of:=SIN(RADIANS([.F$1]*[.$A376]*360/256))" office:value-type="float" office:value="0.941544065183021">
            <text:p>0.9415440652</text:p>
          </table:table-cell>
          <table:table-cell table:formula="of:=SIN(RADIANS([.G$1]*[.$A376]*360/256))" office:value-type="float" office:value="-0.995184726672197">
            <text:p>-0.9951847267</text:p>
          </table:table-cell>
          <table:table-cell table:formula="of:=SIN(RADIANS([.H$1]*[.$A376]*360/256))" office:value-type="float" office:value="0.989176509964781">
            <text:p>0.98917651</text:p>
          </table:table-cell>
          <table:table-cell table:formula="of:=SIN(RADIANS([.I$1]*[.$A376]*360/256))" office:value-type="float" office:value="-0.923879532511286">
            <text:p>-0.9238795325</text:p>
          </table:table-cell>
          <table:table-cell table:formula="of:=SIN(RADIANS([.J$1]*[.$A376]*360/256))" office:value-type="float" office:value="0.803207531480646">
            <text:p>0.8032075315</text:p>
          </table:table-cell>
          <table:table-cell table:formula="of:=SIN(RADIANS([.K$1]*[.$A376]*360/256))" office:value-type="float" office:value="-0.634393284163646">
            <text:p>-0.6343932842</text:p>
          </table:table-cell>
          <table:table-cell table:formula="of:=SIN(RADIANS([.L$1]*[.$A376]*360/256))" office:value-type="float" office:value="0.427555093430281">
            <text:p>0.4275550934</text:p>
          </table:table-cell>
          <table:table-cell table:formula="of:=SIN(RADIANS([.M$1]*[.$A376]*360/256))" office:value-type="float" office:value="-0.19509032201613">
            <text:p>-0.195090322</text:p>
          </table:table-cell>
          <table:table-cell table:formula="of:=SIN(RADIANS([.N$1]*[.$A376]*360/256))" office:value-type="float" office:value="-0.0490676743274175">
            <text:p>-0.0490676743</text:p>
          </table:table-cell>
          <table:table-cell table:formula="of:=SIN(RADIANS([.O$1]*[.$A376]*360/256))" office:value-type="float" office:value="0.290284677254463">
            <text:p>0.2902846773</text:p>
          </table:table-cell>
          <table:table-cell table:formula="of:=SIN(RADIANS([.P$1]*[.$A376]*360/256))" office:value-type="float" office:value="-0.514102744193223">
            <text:p>-0.5141027442</text:p>
          </table:table-cell>
          <table:table-cell table:formula="of:=SIN(RADIANS([.Q$1]*[.$A376]*360/256))" office:value-type="float" office:value="0.707106781186549">
            <text:p>0.7071067812</text:p>
          </table:table-cell>
          <table:table-cell table:formula="of:= [.B376]/1+ [.C376]/2+ [.D376]/3+ [.E376]/4+ [.F376]/5+ [.G376]/6+ [.H376]/7+ [.I376]/8+ [.J376]/9+ [.K376]/10+ [.L376]/11+ [.M376]/12+ [.N376]/13+ [.O376]/14+ [.P376]/15+ [.Q376]/16" office:value-type="float" office:value="0.146835985462924">
            <text:p>0.1468359855</text:p>
          </table:table-cell>
          <table:table-cell table:number-columns-repeated="3"/>
        </table:table-row>
        <table:table-row table:style-name="ro1">
          <table:table-cell table:style-name="ce1" office:value-type="float" office:value="119">
            <text:p>119</text:p>
          </table:table-cell>
          <table:table-cell table:formula="of:=SIN(RADIANS([.$A377]*360/256))" office:value-type="float" office:value="0.21910124015687">
            <text:p>0.2191012402</text:p>
          </table:table-cell>
          <table:table-cell table:formula="of:=SIN(RADIANS([.C$1]*[.$A377]*360/256))" office:value-type="float" office:value="-0.427555093430283">
            <text:p>-0.4275550934</text:p>
          </table:table-cell>
          <table:table-cell table:formula="of:=SIN(RADIANS([.D$1]*[.$A377]*360/256))" office:value-type="float" office:value="0.615231590580627">
            <text:p>0.6152315906</text:p>
          </table:table-cell>
          <table:table-cell table:formula="of:=SIN(RADIANS([.E$1]*[.$A377]*360/256))" office:value-type="float" office:value="-0.773010453362738">
            <text:p>-0.7730104534</text:p>
          </table:table-cell>
          <table:table-cell table:formula="of:=SIN(RADIANS([.F$1]*[.$A377]*360/256))" office:value-type="float" office:value="0.893224301195515">
            <text:p>0.8932243012</text:p>
          </table:table-cell>
          <table:table-cell table:formula="of:=SIN(RADIANS([.G$1]*[.$A377]*360/256))" office:value-type="float" office:value="-0.970031253194544">
            <text:p>-0.9700312532</text:p>
          </table:table-cell>
          <table:table-cell table:formula="of:=SIN(RADIANS([.H$1]*[.$A377]*360/256))" office:value-type="float" office:value="0.999698818696204">
            <text:p>0.9996988187</text:p>
          </table:table-cell>
          <table:table-cell table:formula="of:=SIN(RADIANS([.I$1]*[.$A377]*360/256))" office:value-type="float" office:value="-0.98078528040323">
            <text:p>-0.9807852804</text:p>
          </table:table-cell>
          <table:table-cell table:formula="of:=SIN(RADIANS([.J$1]*[.$A377]*360/256))" office:value-type="float" office:value="0.914209755703531">
            <text:p>0.9142097557</text:p>
          </table:table-cell>
          <table:table-cell table:formula="of:=SIN(RADIANS([.K$1]*[.$A377]*360/256))" office:value-type="float" office:value="-0.803207531480645">
            <text:p>-0.8032075315</text:p>
          </table:table-cell>
          <table:table-cell table:formula="of:=SIN(RADIANS([.L$1]*[.$A377]*360/256))" office:value-type="float" office:value="0.653172842953779">
            <text:p>0.653172843</text:p>
          </table:table-cell>
          <table:table-cell table:formula="of:=SIN(RADIANS([.M$1]*[.$A377]*360/256))" office:value-type="float" office:value="-0.471396736825995">
            <text:p>-0.4713967368</text:p>
          </table:table-cell>
          <table:table-cell table:formula="of:=SIN(RADIANS([.N$1]*[.$A377]*360/256))" office:value-type="float" office:value="0.266712757474897">
            <text:p>0.2667127575</text:p>
          </table:table-cell>
          <table:table-cell table:formula="of:=SIN(RADIANS([.O$1]*[.$A377]*360/256))" office:value-type="float" office:value="-0.049067674327418">
            <text:p>-0.0490676743</text:p>
          </table:table-cell>
          <table:table-cell table:formula="of:=SIN(RADIANS([.P$1]*[.$A377]*360/256))" office:value-type="float" office:value="-0.1709618887603">
            <text:p>-0.1709618888</text:p>
          </table:table-cell>
          <table:table-cell table:formula="of:=SIN(RADIANS([.Q$1]*[.$A377]*360/256))" office:value-type="float" office:value="0.382683432365093">
            <text:p>0.3826834324</text:p>
          </table:table-cell>
          <table:table-cell table:formula="of:= [.B377]/1+ [.C377]/2+ [.D377]/3+ [.E377]/4+ [.F377]/5+ [.G377]/6+ [.H377]/7+ [.I377]/8+ [.J377]/9+ [.K377]/10+ [.L377]/11+ [.M377]/12+ [.N377]/13+ [.O377]/14+ [.P377]/15+ [.Q377]/16" office:value-type="float" office:value="0.125223402479379">
            <text:p>0.1252234025</text:p>
          </table:table-cell>
          <table:table-cell table:number-columns-repeated="3"/>
        </table:table-row>
        <table:table-row table:style-name="ro1">
          <table:table-cell table:style-name="ce1" office:value-type="float" office:value="120">
            <text:p>120</text:p>
          </table:table-cell>
          <table:table-cell table:formula="of:=SIN(RADIANS([.$A378]*360/256))" office:value-type="float" office:value="0.195090322016128">
            <text:p>0.195090322</text:p>
          </table:table-cell>
          <table:table-cell table:formula="of:=SIN(RADIANS([.C$1]*[.$A378]*360/256))" office:value-type="float" office:value="-0.38268343236509">
            <text:p>-0.3826834324</text:p>
          </table:table-cell>
          <table:table-cell table:formula="of:=SIN(RADIANS([.D$1]*[.$A378]*360/256))" office:value-type="float" office:value="0.555570233019602">
            <text:p>0.555570233</text:p>
          </table:table-cell>
          <table:table-cell table:formula="of:=SIN(RADIANS([.E$1]*[.$A378]*360/256))" office:value-type="float" office:value="-0.707106781186547">
            <text:p>-0.7071067812</text:p>
          </table:table-cell>
          <table:table-cell table:formula="of:=SIN(RADIANS([.F$1]*[.$A378]*360/256))" office:value-type="float" office:value="0.831469612302546">
            <text:p>0.8314696123</text:p>
          </table:table-cell>
          <table:table-cell table:formula="of:=SIN(RADIANS([.G$1]*[.$A378]*360/256))" office:value-type="float" office:value="-0.923879532511287">
            <text:p>-0.9238795325</text:p>
          </table:table-cell>
          <table:table-cell table:formula="of:=SIN(RADIANS([.H$1]*[.$A378]*360/256))" office:value-type="float" office:value="0.98078528040323">
            <text:p>0.9807852804</text:p>
          </table:table-cell>
          <table:table-cell table:formula="of:=SIN(RADIANS([.I$1]*[.$A378]*360/256))" office:value-type="float" office:value="-1">
            <text:p>-1</text:p>
          </table:table-cell>
          <table:table-cell table:formula="of:=SIN(RADIANS([.J$1]*[.$A378]*360/256))" office:value-type="float" office:value="0.98078528040323">
            <text:p>0.9807852804</text:p>
          </table:table-cell>
          <table:table-cell table:formula="of:=SIN(RADIANS([.K$1]*[.$A378]*360/256))" office:value-type="float" office:value="-0.923879532511286">
            <text:p>-0.9238795325</text:p>
          </table:table-cell>
          <table:table-cell table:formula="of:=SIN(RADIANS([.L$1]*[.$A378]*360/256))" office:value-type="float" office:value="0.831469612302547">
            <text:p>0.8314696123</text:p>
          </table:table-cell>
          <table:table-cell table:formula="of:=SIN(RADIANS([.M$1]*[.$A378]*360/256))" office:value-type="float" office:value="-0.707106781186547">
            <text:p>-0.7071067812</text:p>
          </table:table-cell>
          <table:table-cell table:formula="of:=SIN(RADIANS([.N$1]*[.$A378]*360/256))" office:value-type="float" office:value="0.555570233019599">
            <text:p>0.555570233</text:p>
          </table:table-cell>
          <table:table-cell table:formula="of:=SIN(RADIANS([.O$1]*[.$A378]*360/256))" office:value-type="float" office:value="-0.38268343236509">
            <text:p>-0.3826834324</text:p>
          </table:table-cell>
          <table:table-cell table:formula="of:=SIN(RADIANS([.P$1]*[.$A378]*360/256))" office:value-type="float" office:value="0.195090322016126">
            <text:p>0.195090322</text:p>
          </table:table-cell>
          <table:table-cell table:formula="of:=SIN(RADIANS([.Q$1]*[.$A378]*360/256))" office:value-type="float" office:value="-1.71574348007947E-015">
            <text:p>-1.71574348007947E-015</text:p>
          </table:table-cell>
          <table:table-cell table:formula="of:= [.B378]/1+ [.C378]/2+ [.D378]/3+ [.E378]/4+ [.F378]/5+ [.G378]/6+ [.H378]/7+ [.I378]/8+ [.J378]/9+ [.K378]/10+ [.L378]/11+ [.M378]/12+ [.N378]/13+ [.O378]/14+ [.P378]/15+ [.Q378]/16" office:value-type="float" office:value="0.101246604345425">
            <text:p>0.1012466043</text:p>
          </table:table-cell>
          <table:table-cell table:number-columns-repeated="3"/>
        </table:table-row>
        <table:table-row table:style-name="ro1">
          <table:table-cell table:style-name="ce1" office:value-type="float" office:value="121">
            <text:p>121</text:p>
          </table:table-cell>
          <table:table-cell table:formula="of:=SIN(RADIANS([.$A379]*360/256))" office:value-type="float" office:value="0.170961888760301">
            <text:p>0.1709618888</text:p>
          </table:table-cell>
          <table:table-cell table:formula="of:=SIN(RADIANS([.C$1]*[.$A379]*360/256))" office:value-type="float" office:value="-0.33688985339222">
            <text:p>-0.3368898534</text:p>
          </table:table-cell>
          <table:table-cell table:formula="of:=SIN(RADIANS([.D$1]*[.$A379]*360/256))" office:value-type="float" office:value="0.492898192229784">
            <text:p>0.4928981922</text:p>
          </table:table-cell>
          <table:table-cell table:formula="of:=SIN(RADIANS([.E$1]*[.$A379]*360/256))" office:value-type="float" office:value="-0.634393284163645">
            <text:p>-0.6343932842</text:p>
          </table:table-cell>
          <table:table-cell table:formula="of:=SIN(RADIANS([.F$1]*[.$A379]*360/256))" office:value-type="float" office:value="0.757208846506485">
            <text:p>0.7572088465</text:p>
          </table:table-cell>
          <table:table-cell table:formula="of:=SIN(RADIANS([.G$1]*[.$A379]*360/256))" office:value-type="float" office:value="-0.857728610000271">
            <text:p>-0.85772861</text:p>
          </table:table-cell>
          <table:table-cell table:formula="of:=SIN(RADIANS([.H$1]*[.$A379]*360/256))" office:value-type="float" office:value="0.932992798834739">
            <text:p>0.9329927988</text:p>
          </table:table-cell>
          <table:table-cell table:formula="of:=SIN(RADIANS([.I$1]*[.$A379]*360/256))" office:value-type="float" office:value="-0.98078528040323">
            <text:p>-0.9807852804</text:p>
          </table:table-cell>
          <table:table-cell table:formula="of:=SIN(RADIANS([.J$1]*[.$A379]*360/256))" office:value-type="float" office:value="0.999698818696204">
            <text:p>0.9996988187</text:p>
          </table:table-cell>
          <table:table-cell table:formula="of:=SIN(RADIANS([.K$1]*[.$A379]*360/256))" office:value-type="float" office:value="-0.989176509964781">
            <text:p>-0.98917651</text:p>
          </table:table-cell>
          <table:table-cell table:formula="of:=SIN(RADIANS([.L$1]*[.$A379]*360/256))" office:value-type="float" office:value="0.949528180593037">
            <text:p>0.9495281806</text:p>
          </table:table-cell>
          <table:table-cell table:formula="of:=SIN(RADIANS([.M$1]*[.$A379]*360/256))" office:value-type="float" office:value="-0.881921264348356">
            <text:p>-0.8819212643</text:p>
          </table:table-cell>
          <table:table-cell table:formula="of:=SIN(RADIANS([.N$1]*[.$A379]*360/256))" office:value-type="float" office:value="0.788346427626607">
            <text:p>0.7883464276</text:p>
          </table:table-cell>
          <table:table-cell table:formula="of:=SIN(RADIANS([.O$1]*[.$A379]*360/256))" office:value-type="float" office:value="-0.671558954847019">
            <text:p>-0.6715589548</text:p>
          </table:table-cell>
          <table:table-cell table:formula="of:=SIN(RADIANS([.P$1]*[.$A379]*360/256))" office:value-type="float" office:value="0.534997619887098">
            <text:p>0.5349976199</text:p>
          </table:table-cell>
          <table:table-cell table:formula="of:=SIN(RADIANS([.Q$1]*[.$A379]*360/256))" office:value-type="float" office:value="-0.38268343236509">
            <text:p>-0.3826834324</text:p>
          </table:table-cell>
          <table:table-cell table:formula="of:= [.B379]/1+ [.C379]/2+ [.D379]/3+ [.E379]/4+ [.F379]/5+ [.G379]/6+ [.H379]/7+ [.I379]/8+ [.J379]/9+ [.K379]/10+ [.L379]/11+ [.M379]/12+ [.N379]/13+ [.O379]/14+ [.P379]/15+ [.Q379]/16" office:value-type="float" office:value="0.0768011950076667">
            <text:p>0.076801195</text:p>
          </table:table-cell>
          <table:table-cell table:number-columns-repeated="3"/>
        </table:table-row>
        <table:table-row table:style-name="ro1">
          <table:table-cell table:style-name="ce1" office:value-type="float" office:value="122">
            <text:p>122</text:p>
          </table:table-cell>
          <table:table-cell table:formula="of:=SIN(RADIANS([.$A380]*360/256))" office:value-type="float" office:value="0.146730474455362">
            <text:p>0.1467304745</text:p>
          </table:table-cell>
          <table:table-cell table:formula="of:=SIN(RADIANS([.C$1]*[.$A380]*360/256))" office:value-type="float" office:value="-0.290284677254462">
            <text:p>-0.2902846773</text:p>
          </table:table-cell>
          <table:table-cell table:formula="of:=SIN(RADIANS([.D$1]*[.$A380]*360/256))" office:value-type="float" office:value="0.427555093430283">
            <text:p>0.4275550934</text:p>
          </table:table-cell>
          <table:table-cell table:formula="of:=SIN(RADIANS([.E$1]*[.$A380]*360/256))" office:value-type="float" office:value="-0.555570233019602">
            <text:p>-0.555570233</text:p>
          </table:table-cell>
          <table:table-cell table:formula="of:=SIN(RADIANS([.F$1]*[.$A380]*360/256))" office:value-type="float" office:value="0.671558954847018">
            <text:p>0.6715589548</text:p>
          </table:table-cell>
          <table:table-cell table:formula="of:=SIN(RADIANS([.G$1]*[.$A380]*360/256))" office:value-type="float" office:value="-0.773010453362738">
            <text:p>-0.7730104534</text:p>
          </table:table-cell>
          <table:table-cell table:formula="of:=SIN(RADIANS([.H$1]*[.$A380]*360/256))" office:value-type="float" office:value="0.857728610000271">
            <text:p>0.85772861</text:p>
          </table:table-cell>
          <table:table-cell table:formula="of:=SIN(RADIANS([.I$1]*[.$A380]*360/256))" office:value-type="float" office:value="-0.923879532511287">
            <text:p>-0.9238795325</text:p>
          </table:table-cell>
          <table:table-cell table:formula="of:=SIN(RADIANS([.J$1]*[.$A380]*360/256))" office:value-type="float" office:value="0.970031253194544">
            <text:p>0.9700312532</text:p>
          </table:table-cell>
          <table:table-cell table:formula="of:=SIN(RADIANS([.K$1]*[.$A380]*360/256))" office:value-type="float" office:value="-0.995184726672197">
            <text:p>-0.9951847267</text:p>
          </table:table-cell>
          <table:table-cell table:formula="of:=SIN(RADIANS([.L$1]*[.$A380]*360/256))" office:value-type="float" office:value="0.998795456205172">
            <text:p>0.9987954562</text:p>
          </table:table-cell>
          <table:table-cell table:formula="of:=SIN(RADIANS([.M$1]*[.$A380]*360/256))" office:value-type="float" office:value="-0.98078528040323">
            <text:p>-0.9807852804</text:p>
          </table:table-cell>
          <table:table-cell table:formula="of:=SIN(RADIANS([.N$1]*[.$A380]*360/256))" office:value-type="float" office:value="0.941544065183021">
            <text:p>0.9415440652</text:p>
          </table:table-cell>
          <table:table-cell table:formula="of:=SIN(RADIANS([.O$1]*[.$A380]*360/256))" office:value-type="float" office:value="-0.881921264348356">
            <text:p>-0.8819212643</text:p>
          </table:table-cell>
          <table:table-cell table:formula="of:=SIN(RADIANS([.P$1]*[.$A380]*360/256))" office:value-type="float" office:value="0.803207531480643">
            <text:p>0.8032075315</text:p>
          </table:table-cell>
          <table:table-cell table:formula="of:=SIN(RADIANS([.Q$1]*[.$A380]*360/256))" office:value-type="float" office:value="-0.707106781186547">
            <text:p>-0.7071067812</text:p>
          </table:table-cell>
          <table:table-cell table:formula="of:= [.B380]/1+ [.C380]/2+ [.D380]/3+ [.E380]/4+ [.F380]/5+ [.G380]/6+ [.H380]/7+ [.I380]/8+ [.J380]/9+ [.K380]/10+ [.L380]/11+ [.M380]/12+ [.N380]/13+ [.O380]/14+ [.P380]/15+ [.Q380]/16" office:value-type="float" office:value="0.0538537178505727">
            <text:p>0.0538537179</text:p>
          </table:table-cell>
          <table:table-cell table:number-columns-repeated="3"/>
        </table:table-row>
        <table:table-row table:style-name="ro1">
          <table:table-cell table:style-name="ce1" office:value-type="float" office:value="123">
            <text:p>123</text:p>
          </table:table-cell>
          <table:table-cell table:formula="of:=SIN(RADIANS([.$A381]*360/256))" office:value-type="float" office:value="0.122410675199216">
            <text:p>0.1224106752</text:p>
          </table:table-cell>
          <table:table-cell table:formula="of:=SIN(RADIANS([.C$1]*[.$A381]*360/256))" office:value-type="float" office:value="-0.242980179903264">
            <text:p>-0.2429801799</text:p>
          </table:table-cell>
          <table:table-cell table:formula="of:=SIN(RADIANS([.D$1]*[.$A381]*360/256))" office:value-type="float" office:value="0.359895036534988">
            <text:p>0.3598950365</text:p>
          </table:table-cell>
          <table:table-cell table:formula="of:=SIN(RADIANS([.E$1]*[.$A381]*360/256))" office:value-type="float" office:value="-0.471396736825998">
            <text:p>-0.4713967368</text:p>
          </table:table-cell>
          <table:table-cell table:formula="of:=SIN(RADIANS([.F$1]*[.$A381]*360/256))" office:value-type="float" office:value="0.575808191417845">
            <text:p>0.5758081914</text:p>
          </table:table-cell>
          <table:table-cell table:formula="of:=SIN(RADIANS([.G$1]*[.$A381]*360/256))" office:value-type="float" office:value="-0.671558954847018">
            <text:p>-0.6715589548</text:p>
          </table:table-cell>
          <table:table-cell table:formula="of:=SIN(RADIANS([.H$1]*[.$A381]*360/256))" office:value-type="float" office:value="0.757208846506484">
            <text:p>0.7572088465</text:p>
          </table:table-cell>
          <table:table-cell table:formula="of:=SIN(RADIANS([.I$1]*[.$A381]*360/256))" office:value-type="float" office:value="-0.831469612302546">
            <text:p>-0.8314696123</text:p>
          </table:table-cell>
          <table:table-cell table:formula="of:=SIN(RADIANS([.J$1]*[.$A381]*360/256))" office:value-type="float" office:value="0.893224301195515">
            <text:p>0.8932243012</text:p>
          </table:table-cell>
          <table:table-cell table:formula="of:=SIN(RADIANS([.K$1]*[.$A381]*360/256))" office:value-type="float" office:value="-0.94154406518302">
            <text:p>-0.9415440652</text:p>
          </table:table-cell>
          <table:table-cell table:formula="of:=SIN(RADIANS([.L$1]*[.$A381]*360/256))" office:value-type="float" office:value="0.975702130038528">
            <text:p>0.97570213</text:p>
          </table:table-cell>
          <table:table-cell table:formula="of:=SIN(RADIANS([.M$1]*[.$A381]*360/256))" office:value-type="float" office:value="-0.995184726672197">
            <text:p>-0.9951847267</text:p>
          </table:table-cell>
          <table:table-cell table:formula="of:=SIN(RADIANS([.N$1]*[.$A381]*360/256))" office:value-type="float" office:value="0.999698818696204">
            <text:p>0.9996988187</text:p>
          </table:table-cell>
          <table:table-cell table:formula="of:=SIN(RADIANS([.O$1]*[.$A381]*360/256))" office:value-type="float" office:value="-0.989176509964781">
            <text:p>-0.98917651</text:p>
          </table:table-cell>
          <table:table-cell table:formula="of:=SIN(RADIANS([.P$1]*[.$A381]*360/256))" office:value-type="float" office:value="0.96377606579544">
            <text:p>0.9637760658</text:p>
          </table:table-cell>
          <table:table-cell table:formula="of:=SIN(RADIANS([.Q$1]*[.$A381]*360/256))" office:value-type="float" office:value="-0.923879532511286">
            <text:p>-0.9238795325</text:p>
          </table:table-cell>
          <table:table-cell table:formula="of:= [.B381]/1+ [.C381]/2+ [.D381]/3+ [.E381]/4+ [.F381]/5+ [.G381]/6+ [.H381]/7+ [.I381]/8+ [.J381]/9+ [.K381]/10+ [.L381]/11+ [.M381]/12+ [.N381]/13+ [.O381]/14+ [.P381]/15+ [.Q381]/16" office:value-type="float" office:value="0.0341251320622916">
            <text:p>0.0341251321</text:p>
          </table:table-cell>
          <table:table-cell table:number-columns-repeated="3"/>
        </table:table-row>
        <table:table-row table:style-name="ro1">
          <table:table-cell table:style-name="ce1" office:value-type="float" office:value="124">
            <text:p>124</text:p>
          </table:table-cell>
          <table:table-cell table:formula="of:=SIN(RADIANS([.$A382]*360/256))" office:value-type="float" office:value="0.0980171403295608">
            <text:p>0.0980171403</text:p>
          </table:table-cell>
          <table:table-cell table:formula="of:=SIN(RADIANS([.C$1]*[.$A382]*360/256))" office:value-type="float" office:value="-0.195090322016129">
            <text:p>-0.195090322</text:p>
          </table:table-cell>
          <table:table-cell table:formula="of:=SIN(RADIANS([.D$1]*[.$A382]*360/256))" office:value-type="float" office:value="0.290284677254462">
            <text:p>0.2902846773</text:p>
          </table:table-cell>
          <table:table-cell table:formula="of:=SIN(RADIANS([.E$1]*[.$A382]*360/256))" office:value-type="float" office:value="-0.382683432365091">
            <text:p>-0.3826834324</text:p>
          </table:table-cell>
          <table:table-cell table:formula="of:=SIN(RADIANS([.F$1]*[.$A382]*360/256))" office:value-type="float" office:value="0.471396736825998">
            <text:p>0.4713967368</text:p>
          </table:table-cell>
          <table:table-cell table:formula="of:=SIN(RADIANS([.G$1]*[.$A382]*360/256))" office:value-type="float" office:value="-0.555570233019601">
            <text:p>-0.555570233</text:p>
          </table:table-cell>
          <table:table-cell table:formula="of:=SIN(RADIANS([.H$1]*[.$A382]*360/256))" office:value-type="float" office:value="0.634393284163647">
            <text:p>0.6343932842</text:p>
          </table:table-cell>
          <table:table-cell table:formula="of:=SIN(RADIANS([.I$1]*[.$A382]*360/256))" office:value-type="float" office:value="-0.707106781186549">
            <text:p>-0.7071067812</text:p>
          </table:table-cell>
          <table:table-cell table:formula="of:=SIN(RADIANS([.J$1]*[.$A382]*360/256))" office:value-type="float" office:value="0.773010453362738">
            <text:p>0.7730104534</text:p>
          </table:table-cell>
          <table:table-cell table:formula="of:=SIN(RADIANS([.K$1]*[.$A382]*360/256))" office:value-type="float" office:value="-0.831469612302546">
            <text:p>-0.8314696123</text:p>
          </table:table-cell>
          <table:table-cell table:formula="of:=SIN(RADIANS([.L$1]*[.$A382]*360/256))" office:value-type="float" office:value="0.881921264348354">
            <text:p>0.8819212643</text:p>
          </table:table-cell>
          <table:table-cell table:formula="of:=SIN(RADIANS([.M$1]*[.$A382]*360/256))" office:value-type="float" office:value="-0.923879532511286">
            <text:p>-0.9238795325</text:p>
          </table:table-cell>
          <table:table-cell table:formula="of:=SIN(RADIANS([.N$1]*[.$A382]*360/256))" office:value-type="float" office:value="0.956940335732208">
            <text:p>0.9569403357</text:p>
          </table:table-cell>
          <table:table-cell table:formula="of:=SIN(RADIANS([.O$1]*[.$A382]*360/256))" office:value-type="float" office:value="-0.980785280403231">
            <text:p>-0.9807852804</text:p>
          </table:table-cell>
          <table:table-cell table:formula="of:=SIN(RADIANS([.P$1]*[.$A382]*360/256))" office:value-type="float" office:value="0.995184726672197">
            <text:p>0.9951847267</text:p>
          </table:table-cell>
          <table:table-cell table:formula="of:=SIN(RADIANS([.Q$1]*[.$A382]*360/256))" office:value-type="float" office:value="-1">
            <text:p>-1</text:p>
          </table:table-cell>
          <table:table-cell table:formula="of:= [.B382]/1+ [.C382]/2+ [.D382]/3+ [.E382]/4+ [.F382]/5+ [.G382]/6+ [.H382]/7+ [.I382]/8+ [.J382]/9+ [.K382]/10+ [.L382]/11+ [.M382]/12+ [.N382]/13+ [.O382]/14+ [.P382]/15+ [.Q382]/16" office:value-type="float" office:value="0.0188143937585473">
            <text:p>0.0188143938</text:p>
          </table:table-cell>
          <table:table-cell table:number-columns-repeated="3"/>
        </table:table-row>
        <table:table-row table:style-name="ro1">
          <table:table-cell table:style-name="ce1" office:value-type="float" office:value="125">
            <text:p>125</text:p>
          </table:table-cell>
          <table:table-cell table:formula="of:=SIN(RADIANS([.$A383]*360/256))" office:value-type="float" office:value="0.0735645635996673">
            <text:p>0.0735645636</text:p>
          </table:table-cell>
          <table:table-cell table:formula="of:=SIN(RADIANS([.C$1]*[.$A383]*360/256))" office:value-type="float" office:value="-0.146730474455362">
            <text:p>-0.1467304745</text:p>
          </table:table-cell>
          <table:table-cell table:formula="of:=SIN(RADIANS([.D$1]*[.$A383]*360/256))" office:value-type="float" office:value="0.21910124015687">
            <text:p>0.2191012402</text:p>
          </table:table-cell>
          <table:table-cell table:formula="of:=SIN(RADIANS([.E$1]*[.$A383]*360/256))" office:value-type="float" office:value="-0.290284677254462">
            <text:p>-0.2902846773</text:p>
          </table:table-cell>
          <table:table-cell table:formula="of:=SIN(RADIANS([.F$1]*[.$A383]*360/256))" office:value-type="float" office:value="0.359895036534988">
            <text:p>0.3598950365</text:p>
          </table:table-cell>
          <table:table-cell table:formula="of:=SIN(RADIANS([.G$1]*[.$A383]*360/256))" office:value-type="float" office:value="-0.427555093430283">
            <text:p>-0.4275550934</text:p>
          </table:table-cell>
          <table:table-cell table:formula="of:=SIN(RADIANS([.H$1]*[.$A383]*360/256))" office:value-type="float" office:value="0.492898192229786">
            <text:p>0.4928981922</text:p>
          </table:table-cell>
          <table:table-cell table:formula="of:=SIN(RADIANS([.I$1]*[.$A383]*360/256))" office:value-type="float" office:value="-0.555570233019601">
            <text:p>-0.555570233</text:p>
          </table:table-cell>
          <table:table-cell table:formula="of:=SIN(RADIANS([.J$1]*[.$A383]*360/256))" office:value-type="float" office:value="0.615231590580627">
            <text:p>0.6152315906</text:p>
          </table:table-cell>
          <table:table-cell table:formula="of:=SIN(RADIANS([.K$1]*[.$A383]*360/256))" office:value-type="float" office:value="-0.671558954847019">
            <text:p>-0.6715589548</text:p>
          </table:table-cell>
          <table:table-cell table:formula="of:=SIN(RADIANS([.L$1]*[.$A383]*360/256))" office:value-type="float" office:value="0.724247082951465">
            <text:p>0.724247083</text:p>
          </table:table-cell>
          <table:table-cell table:formula="of:=SIN(RADIANS([.M$1]*[.$A383]*360/256))" office:value-type="float" office:value="-0.773010453362738">
            <text:p>-0.7730104534</text:p>
          </table:table-cell>
          <table:table-cell table:formula="of:=SIN(RADIANS([.N$1]*[.$A383]*360/256))" office:value-type="float" office:value="0.817584813151583">
            <text:p>0.8175848132</text:p>
          </table:table-cell>
          <table:table-cell table:formula="of:=SIN(RADIANS([.O$1]*[.$A383]*360/256))" office:value-type="float" office:value="-0.857728610000274">
            <text:p>-0.85772861</text:p>
          </table:table-cell>
          <table:table-cell table:formula="of:=SIN(RADIANS([.P$1]*[.$A383]*360/256))" office:value-type="float" office:value="0.893224301195516">
            <text:p>0.8932243012</text:p>
          </table:table-cell>
          <table:table-cell table:formula="of:=SIN(RADIANS([.Q$1]*[.$A383]*360/256))" office:value-type="float" office:value="-0.923879532511286">
            <text:p>-0.9238795325</text:p>
          </table:table-cell>
          <table:table-cell table:formula="of:= [.B383]/1+ [.C383]/2+ [.D383]/3+ [.E383]/4+ [.F383]/5+ [.G383]/6+ [.H383]/7+ [.I383]/8+ [.J383]/9+ [.K383]/10+ [.L383]/11+ [.M383]/12+ [.N383]/13+ [.O383]/14+ [.P383]/15+ [.Q383]/16" office:value-type="float" office:value="0.00840637959158818">
            <text:p>0.0084063796</text:p>
          </table:table-cell>
          <table:table-cell table:number-columns-repeated="3"/>
        </table:table-row>
        <table:table-row table:style-name="ro1">
          <table:table-cell table:style-name="ce1" office:value-type="float" office:value="126">
            <text:p>126</text:p>
          </table:table-cell>
          <table:table-cell table:formula="of:=SIN(RADIANS([.$A384]*360/256))" office:value-type="float" office:value="0.049067674327418">
            <text:p>0.0490676743</text:p>
          </table:table-cell>
          <table:table-cell table:formula="of:=SIN(RADIANS([.C$1]*[.$A384]*360/256))" office:value-type="float" office:value="-0.0980171403295605">
            <text:p>-0.0980171403</text:p>
          </table:table-cell>
          <table:table-cell table:formula="of:=SIN(RADIANS([.D$1]*[.$A384]*360/256))" office:value-type="float" office:value="0.146730474455362">
            <text:p>0.1467304745</text:p>
          </table:table-cell>
          <table:table-cell table:formula="of:=SIN(RADIANS([.E$1]*[.$A384]*360/256))" office:value-type="float" office:value="-0.195090322016128">
            <text:p>-0.195090322</text:p>
          </table:table-cell>
          <table:table-cell table:formula="of:=SIN(RADIANS([.F$1]*[.$A384]*360/256))" office:value-type="float" office:value="0.242980179903264">
            <text:p>0.2429801799</text:p>
          </table:table-cell>
          <table:table-cell table:formula="of:=SIN(RADIANS([.G$1]*[.$A384]*360/256))" office:value-type="float" office:value="-0.290284677254462">
            <text:p>-0.2902846773</text:p>
          </table:table-cell>
          <table:table-cell table:formula="of:=SIN(RADIANS([.H$1]*[.$A384]*360/256))" office:value-type="float" office:value="0.336889853392221">
            <text:p>0.3368898534</text:p>
          </table:table-cell>
          <table:table-cell table:formula="of:=SIN(RADIANS([.I$1]*[.$A384]*360/256))" office:value-type="float" office:value="-0.382683432365089">
            <text:p>-0.3826834324</text:p>
          </table:table-cell>
          <table:table-cell table:formula="of:=SIN(RADIANS([.J$1]*[.$A384]*360/256))" office:value-type="float" office:value="0.427555093430283">
            <text:p>0.4275550934</text:p>
          </table:table-cell>
          <table:table-cell table:formula="of:=SIN(RADIANS([.K$1]*[.$A384]*360/256))" office:value-type="float" office:value="-0.471396736825997">
            <text:p>-0.4713967368</text:p>
          </table:table-cell>
          <table:table-cell table:formula="of:=SIN(RADIANS([.L$1]*[.$A384]*360/256))" office:value-type="float" office:value="0.51410274419322">
            <text:p>0.5141027442</text:p>
          </table:table-cell>
          <table:table-cell table:formula="of:=SIN(RADIANS([.M$1]*[.$A384]*360/256))" office:value-type="float" office:value="-0.555570233019602">
            <text:p>-0.555570233</text:p>
          </table:table-cell>
          <table:table-cell table:formula="of:=SIN(RADIANS([.N$1]*[.$A384]*360/256))" office:value-type="float" office:value="0.595699304492434">
            <text:p>0.5956993045</text:p>
          </table:table-cell>
          <table:table-cell table:formula="of:=SIN(RADIANS([.O$1]*[.$A384]*360/256))" office:value-type="float" office:value="-0.634393284163648">
            <text:p>-0.6343932842</text:p>
          </table:table-cell>
          <table:table-cell table:formula="of:=SIN(RADIANS([.P$1]*[.$A384]*360/256))" office:value-type="float" office:value="0.671558954847017">
            <text:p>0.6715589548</text:p>
          </table:table-cell>
          <table:table-cell table:formula="of:=SIN(RADIANS([.Q$1]*[.$A384]*360/256))" office:value-type="float" office:value="-0.707106781186547">
            <text:p>-0.7071067812</text:p>
          </table:table-cell>
          <table:table-cell table:formula="of:= [.B384]/1+ [.C384]/2+ [.D384]/3+ [.E384]/4+ [.F384]/5+ [.G384]/6+ [.H384]/7+ [.I384]/8+ [.J384]/9+ [.K384]/10+ [.L384]/11+ [.M384]/12+ [.N384]/13+ [.O384]/14+ [.P384]/15+ [.Q384]/16" office:value-type="float" office:value="0.00259481319244968">
            <text:p>0.0025948132</text:p>
          </table:table-cell>
          <table:table-cell table:number-columns-repeated="3"/>
        </table:table-row>
        <table:table-row table:style-name="ro1">
          <table:table-cell table:style-name="ce1" office:value-type="float" office:value="127">
            <text:p>127</text:p>
          </table:table-cell>
          <table:table-cell table:formula="of:=SIN(RADIANS([.$A385]*360/256))" office:value-type="float" office:value="0.0245412285229123">
            <text:p>0.0245412285</text:p>
          </table:table-cell>
          <table:table-cell table:formula="of:=SIN(RADIANS([.C$1]*[.$A385]*360/256))" office:value-type="float" office:value="-0.0490676743274181">
            <text:p>-0.0490676743</text:p>
          </table:table-cell>
          <table:table-cell table:formula="of:=SIN(RADIANS([.D$1]*[.$A385]*360/256))" office:value-type="float" office:value="0.0735645635996684">
            <text:p>0.0735645636</text:p>
          </table:table-cell>
          <table:table-cell table:formula="of:=SIN(RADIANS([.E$1]*[.$A385]*360/256))" office:value-type="float" office:value="-0.0980171403295608">
            <text:p>-0.0980171403</text:p>
          </table:table-cell>
          <table:table-cell table:formula="of:=SIN(RADIANS([.F$1]*[.$A385]*360/256))" office:value-type="float" office:value="0.122410675199217">
            <text:p>0.1224106752</text:p>
          </table:table-cell>
          <table:table-cell table:formula="of:=SIN(RADIANS([.G$1]*[.$A385]*360/256))" office:value-type="float" office:value="-0.146730474455364">
            <text:p>-0.1467304745</text:p>
          </table:table-cell>
          <table:table-cell table:formula="of:=SIN(RADIANS([.H$1]*[.$A385]*360/256))" office:value-type="float" office:value="0.170961888760302">
            <text:p>0.1709618888</text:p>
          </table:table-cell>
          <table:table-cell table:formula="of:=SIN(RADIANS([.I$1]*[.$A385]*360/256))" office:value-type="float" office:value="-0.195090322016129">
            <text:p>-0.195090322</text:p>
          </table:table-cell>
          <table:table-cell table:formula="of:=SIN(RADIANS([.J$1]*[.$A385]*360/256))" office:value-type="float" office:value="0.219101240156869">
            <text:p>0.2191012402</text:p>
          </table:table-cell>
          <table:table-cell table:formula="of:=SIN(RADIANS([.K$1]*[.$A385]*360/256))" office:value-type="float" office:value="-0.242980179903266">
            <text:p>-0.2429801799</text:p>
          </table:table-cell>
          <table:table-cell table:formula="of:=SIN(RADIANS([.L$1]*[.$A385]*360/256))" office:value-type="float" office:value="0.266712757474896">
            <text:p>0.2667127575</text:p>
          </table:table-cell>
          <table:table-cell table:formula="of:=SIN(RADIANS([.M$1]*[.$A385]*360/256))" office:value-type="float" office:value="-0.290284677254466">
            <text:p>-0.2902846773</text:p>
          </table:table-cell>
          <table:table-cell table:formula="of:=SIN(RADIANS([.N$1]*[.$A385]*360/256))" office:value-type="float" office:value="0.313681740398894">
            <text:p>0.3136817404</text:p>
          </table:table-cell>
          <table:table-cell table:formula="of:=SIN(RADIANS([.O$1]*[.$A385]*360/256))" office:value-type="float" office:value="-0.336889853392222">
            <text:p>-0.3368898534</text:p>
          </table:table-cell>
          <table:table-cell table:formula="of:=SIN(RADIANS([.P$1]*[.$A385]*360/256))" office:value-type="float" office:value="0.359895036534989">
            <text:p>0.3598950365</text:p>
          </table:table-cell>
          <table:table-cell table:formula="of:=SIN(RADIANS([.Q$1]*[.$A385]*360/256))" office:value-type="float" office:value="-0.38268343236509">
            <text:p>-0.3826834324</text:p>
          </table:table-cell>
          <table:table-cell table:formula="of:= [.B385]/1+ [.C385]/2+ [.D385]/3+ [.E385]/4+ [.F385]/5+ [.G385]/6+ [.H385]/7+ [.I385]/8+ [.J385]/9+ [.K385]/10+ [.L385]/11+ [.M385]/12+ [.N385]/13+ [.O385]/14+ [.P385]/15+ [.Q385]/16" office:value-type="float" office:value="0.000332400550742472">
            <text:p>0.0003324006</text:p>
          </table:table-cell>
          <table:table-cell table:number-columns-repeated="3"/>
        </table:table-row>
        <table:table-row table:style-name="ro1">
          <table:table-cell table:style-name="ce1" office:value-type="float" office:value="128">
            <text:p>128</text:p>
          </table:table-cell>
          <table:table-cell table:formula="of:=SIN(RADIANS([.$A386]*360/256))" office:value-type="float" office:value="1.22464679914735E-016">
            <text:p>1.22464679914735E-016</text:p>
          </table:table-cell>
          <table:table-cell table:formula="of:=SIN(RADIANS([.C$1]*[.$A386]*360/256))" office:value-type="float" office:value="-2.44929359829471E-016">
            <text:p>-2.44929359829471E-016</text:p>
          </table:table-cell>
          <table:table-cell table:formula="of:=SIN(RADIANS([.D$1]*[.$A386]*360/256))" office:value-type="float" office:value="3.67394039744206E-016">
            <text:p>3.67394039744206E-016</text:p>
          </table:table-cell>
          <table:table-cell table:formula="of:=SIN(RADIANS([.E$1]*[.$A386]*360/256))" office:value-type="float" office:value="-4.89858719658941E-016">
            <text:p>-4.89858719658941E-016</text:p>
          </table:table-cell>
          <table:table-cell table:formula="of:=SIN(RADIANS([.F$1]*[.$A386]*360/256))" office:value-type="float" office:value="6.12323399573677E-016">
            <text:p>6.12323399573677E-016</text:p>
          </table:table-cell>
          <table:table-cell table:formula="of:=SIN(RADIANS([.G$1]*[.$A386]*360/256))" office:value-type="float" office:value="-7.34788079488412E-016">
            <text:p>-7.34788079488412E-016</text:p>
          </table:table-cell>
          <table:table-cell table:formula="of:=SIN(RADIANS([.H$1]*[.$A386]*360/256))" office:value-type="float" office:value="8.57252759403147E-016">
            <text:p>8.57252759403147E-016</text:p>
          </table:table-cell>
          <table:table-cell table:formula="of:=SIN(RADIANS([.I$1]*[.$A386]*360/256))" office:value-type="float" office:value="-9.79717439317883E-016">
            <text:p>-9.79717439317883E-016</text:p>
          </table:table-cell>
          <table:table-cell table:formula="of:=SIN(RADIANS([.J$1]*[.$A386]*360/256))" office:value-type="float" office:value="1.10218211923262E-015">
            <text:p>1.10218211923262E-015</text:p>
          </table:table-cell>
          <table:table-cell table:formula="of:=SIN(RADIANS([.K$1]*[.$A386]*360/256))" office:value-type="float" office:value="-1.22464679914735E-015">
            <text:p>-1.22464679914735E-015</text:p>
          </table:table-cell>
          <table:table-cell table:formula="of:=SIN(RADIANS([.L$1]*[.$A386]*360/256))" office:value-type="float" office:value="-2.20560219973841E-015">
            <text:p>-2.20560219973841E-015</text:p>
          </table:table-cell>
          <table:table-cell table:formula="of:=SIN(RADIANS([.M$1]*[.$A386]*360/256))" office:value-type="float" office:value="-1.46957615897682E-015">
            <text:p>-1.46957615897682E-015</text:p>
          </table:table-cell>
          <table:table-cell table:formula="of:=SIN(RADIANS([.N$1]*[.$A386]*360/256))" office:value-type="float" office:value="-1.96067283990894E-015">
            <text:p>-1.96067283990894E-015</text:p>
          </table:table-cell>
          <table:table-cell table:formula="of:=SIN(RADIANS([.O$1]*[.$A386]*360/256))" office:value-type="float" office:value="-1.71450551880629E-015">
            <text:p>-1.71450551880629E-015</text:p>
          </table:table-cell>
          <table:table-cell table:formula="of:=SIN(RADIANS([.P$1]*[.$A386]*360/256))" office:value-type="float" office:value="-1.71574348007947E-015">
            <text:p>-1.71574348007947E-015</text:p>
          </table:table-cell>
          <table:table-cell table:formula="of:=SIN(RADIANS([.Q$1]*[.$A386]*360/256))" office:value-type="float" office:value="-1.95943487863577E-015">
            <text:p>-1.95943487863577E-015</text:p>
          </table:table-cell>
          <table:table-cell table:formula="of:= [.B386]/1+ [.C386]/2+ [.D386]/3+ [.E386]/4+ [.F386]/5+ [.G386]/6+ [.H386]/7+ [.I386]/8+ [.J386]/9+ [.K386]/10+ [.L386]/11+ [.M386]/12+ [.N386]/13+ [.O386]/14+ [.P386]/15+ [.Q386]/16" office:value-type="float" office:value="-8.33107216986784E-016">
            <text:p>-8.33107216986784E-016</text:p>
          </table:table-cell>
          <table:table-cell table:number-columns-repeated="3"/>
        </table:table-row>
        <table:table-row table:style-name="ro1">
          <table:table-cell table:style-name="ce1" office:value-type="float" office:value="129">
            <text:p>129</text:p>
          </table:table-cell>
          <table:table-cell table:formula="of:=SIN(RADIANS([.$A387]*360/256))" office:value-type="float" office:value="-0.0245412285229121">
            <text:p>-0.0245412285</text:p>
          </table:table-cell>
          <table:table-cell table:formula="of:=SIN(RADIANS([.C$1]*[.$A387]*360/256))" office:value-type="float" office:value="0.0490676743274176">
            <text:p>0.0490676743</text:p>
          </table:table-cell>
          <table:table-cell table:formula="of:=SIN(RADIANS([.D$1]*[.$A387]*360/256))" office:value-type="float" office:value="-0.0735645635996677">
            <text:p>-0.0735645636</text:p>
          </table:table-cell>
          <table:table-cell table:formula="of:=SIN(RADIANS([.E$1]*[.$A387]*360/256))" office:value-type="float" office:value="0.0980171403295598">
            <text:p>0.0980171403</text:p>
          </table:table-cell>
          <table:table-cell table:formula="of:=SIN(RADIANS([.F$1]*[.$A387]*360/256))" office:value-type="float" office:value="-0.122410675199216">
            <text:p>-0.1224106752</text:p>
          </table:table-cell>
          <table:table-cell table:formula="of:=SIN(RADIANS([.G$1]*[.$A387]*360/256))" office:value-type="float" office:value="0.146730474455362">
            <text:p>0.1467304745</text:p>
          </table:table-cell>
          <table:table-cell table:formula="of:=SIN(RADIANS([.H$1]*[.$A387]*360/256))" office:value-type="float" office:value="-0.170961888760301">
            <text:p>-0.1709618888</text:p>
          </table:table-cell>
          <table:table-cell table:formula="of:=SIN(RADIANS([.I$1]*[.$A387]*360/256))" office:value-type="float" office:value="0.195090322016127">
            <text:p>0.195090322</text:p>
          </table:table-cell>
          <table:table-cell table:formula="of:=SIN(RADIANS([.J$1]*[.$A387]*360/256))" office:value-type="float" office:value="-0.219101240156871">
            <text:p>-0.2191012402</text:p>
          </table:table-cell>
          <table:table-cell table:formula="of:=SIN(RADIANS([.K$1]*[.$A387]*360/256))" office:value-type="float" office:value="0.242980179903264">
            <text:p>0.2429801799</text:p>
          </table:table-cell>
          <table:table-cell table:formula="of:=SIN(RADIANS([.L$1]*[.$A387]*360/256))" office:value-type="float" office:value="-0.2667127574749">
            <text:p>-0.2667127575</text:p>
          </table:table-cell>
          <table:table-cell table:formula="of:=SIN(RADIANS([.M$1]*[.$A387]*360/256))" office:value-type="float" office:value="0.290284677254463">
            <text:p>0.2902846773</text:p>
          </table:table-cell>
          <table:table-cell table:formula="of:=SIN(RADIANS([.N$1]*[.$A387]*360/256))" office:value-type="float" office:value="-0.313681740398891">
            <text:p>-0.3136817404</text:p>
          </table:table-cell>
          <table:table-cell table:formula="of:=SIN(RADIANS([.O$1]*[.$A387]*360/256))" office:value-type="float" office:value="0.336889853392219">
            <text:p>0.3368898534</text:p>
          </table:table-cell>
          <table:table-cell table:formula="of:=SIN(RADIANS([.P$1]*[.$A387]*360/256))" office:value-type="float" office:value="-0.359895036534986">
            <text:p>-0.3598950365</text:p>
          </table:table-cell>
          <table:table-cell table:formula="of:=SIN(RADIANS([.Q$1]*[.$A387]*360/256))" office:value-type="float" office:value="0.382683432365087">
            <text:p>0.3826834324</text:p>
          </table:table-cell>
          <table:table-cell table:formula="of:= [.B387]/1+ [.C387]/2+ [.D387]/3+ [.E387]/4+ [.F387]/5+ [.G387]/6+ [.H387]/7+ [.I387]/8+ [.J387]/9+ [.K387]/10+ [.L387]/11+ [.M387]/12+ [.N387]/13+ [.O387]/14+ [.P387]/15+ [.Q387]/16" office:value-type="float" office:value="-0.000332400550743486">
            <text:p>-0.0003324006</text:p>
          </table:table-cell>
          <table:table-cell table:number-columns-repeated="3"/>
        </table:table-row>
        <table:table-row table:style-name="ro1">
          <table:table-cell table:style-name="ce1" office:value-type="float" office:value="130">
            <text:p>130</text:p>
          </table:table-cell>
          <table:table-cell table:formula="of:=SIN(RADIANS([.$A388]*360/256))" office:value-type="float" office:value="-0.0490676743274182">
            <text:p>-0.0490676743</text:p>
          </table:table-cell>
          <table:table-cell table:formula="of:=SIN(RADIANS([.C$1]*[.$A388]*360/256))" office:value-type="float" office:value="0.0980171403295609">
            <text:p>0.0980171403</text:p>
          </table:table-cell>
          <table:table-cell table:formula="of:=SIN(RADIANS([.D$1]*[.$A388]*360/256))" office:value-type="float" office:value="-0.146730474455361">
            <text:p>-0.1467304745</text:p>
          </table:table-cell>
          <table:table-cell table:formula="of:=SIN(RADIANS([.E$1]*[.$A388]*360/256))" office:value-type="float" office:value="0.195090322016129">
            <text:p>0.195090322</text:p>
          </table:table-cell>
          <table:table-cell table:formula="of:=SIN(RADIANS([.F$1]*[.$A388]*360/256))" office:value-type="float" office:value="-0.242980179903264">
            <text:p>-0.2429801799</text:p>
          </table:table-cell>
          <table:table-cell table:formula="of:=SIN(RADIANS([.G$1]*[.$A388]*360/256))" office:value-type="float" office:value="0.290284677254461">
            <text:p>0.2902846773</text:p>
          </table:table-cell>
          <table:table-cell table:formula="of:=SIN(RADIANS([.H$1]*[.$A388]*360/256))" office:value-type="float" office:value="-0.33688985339222">
            <text:p>-0.3368898534</text:p>
          </table:table-cell>
          <table:table-cell table:formula="of:=SIN(RADIANS([.I$1]*[.$A388]*360/256))" office:value-type="float" office:value="0.382683432365091">
            <text:p>0.3826834324</text:p>
          </table:table-cell>
          <table:table-cell table:formula="of:=SIN(RADIANS([.J$1]*[.$A388]*360/256))" office:value-type="float" office:value="-0.427555093430281">
            <text:p>-0.4275550934</text:p>
          </table:table-cell>
          <table:table-cell table:formula="of:=SIN(RADIANS([.K$1]*[.$A388]*360/256))" office:value-type="float" office:value="0.471396736825998">
            <text:p>0.4713967368</text:p>
          </table:table-cell>
          <table:table-cell table:formula="of:=SIN(RADIANS([.L$1]*[.$A388]*360/256))" office:value-type="float" office:value="-0.514102744193224">
            <text:p>-0.5141027442</text:p>
          </table:table-cell>
          <table:table-cell table:formula="of:=SIN(RADIANS([.M$1]*[.$A388]*360/256))" office:value-type="float" office:value="0.555570233019599">
            <text:p>0.555570233</text:p>
          </table:table-cell>
          <table:table-cell table:formula="of:=SIN(RADIANS([.N$1]*[.$A388]*360/256))" office:value-type="float" office:value="-0.595699304492432">
            <text:p>-0.5956993045</text:p>
          </table:table-cell>
          <table:table-cell table:formula="of:=SIN(RADIANS([.O$1]*[.$A388]*360/256))" office:value-type="float" office:value="0.634393284163645">
            <text:p>0.6343932842</text:p>
          </table:table-cell>
          <table:table-cell table:formula="of:=SIN(RADIANS([.P$1]*[.$A388]*360/256))" office:value-type="float" office:value="-0.671558954847019">
            <text:p>-0.6715589548</text:p>
          </table:table-cell>
          <table:table-cell table:formula="of:=SIN(RADIANS([.Q$1]*[.$A388]*360/256))" office:value-type="float" office:value="0.707106781186549">
            <text:p>0.7071067812</text:p>
          </table:table-cell>
          <table:table-cell table:formula="of:= [.B388]/1+ [.C388]/2+ [.D388]/3+ [.E388]/4+ [.F388]/5+ [.G388]/6+ [.H388]/7+ [.I388]/8+ [.J388]/9+ [.K388]/10+ [.L388]/11+ [.M388]/12+ [.N388]/13+ [.O388]/14+ [.P388]/15+ [.Q388]/16" office:value-type="float" office:value="-0.00259481319244943">
            <text:p>-0.0025948132</text:p>
          </table:table-cell>
          <table:table-cell table:number-columns-repeated="3"/>
        </table:table-row>
        <table:table-row table:style-name="ro1">
          <table:table-cell table:style-name="ce1" office:value-type="float" office:value="131">
            <text:p>131</text:p>
          </table:table-cell>
          <table:table-cell table:formula="of:=SIN(RADIANS([.$A389]*360/256))" office:value-type="float" office:value="-0.0735645635996675">
            <text:p>-0.0735645636</text:p>
          </table:table-cell>
          <table:table-cell table:formula="of:=SIN(RADIANS([.C$1]*[.$A389]*360/256))" office:value-type="float" office:value="0.146730474455362">
            <text:p>0.1467304745</text:p>
          </table:table-cell>
          <table:table-cell table:formula="of:=SIN(RADIANS([.D$1]*[.$A389]*360/256))" office:value-type="float" office:value="-0.21910124015687">
            <text:p>-0.2191012402</text:p>
          </table:table-cell>
          <table:table-cell table:formula="of:=SIN(RADIANS([.E$1]*[.$A389]*360/256))" office:value-type="float" office:value="0.290284677254463">
            <text:p>0.2902846773</text:p>
          </table:table-cell>
          <table:table-cell table:formula="of:=SIN(RADIANS([.F$1]*[.$A389]*360/256))" office:value-type="float" office:value="-0.359895036534987">
            <text:p>-0.3598950365</text:p>
          </table:table-cell>
          <table:table-cell table:formula="of:=SIN(RADIANS([.G$1]*[.$A389]*360/256))" office:value-type="float" office:value="0.427555093430282">
            <text:p>0.4275550934</text:p>
          </table:table-cell>
          <table:table-cell table:formula="of:=SIN(RADIANS([.H$1]*[.$A389]*360/256))" office:value-type="float" office:value="-0.492898192229784">
            <text:p>-0.4928981922</text:p>
          </table:table-cell>
          <table:table-cell table:formula="of:=SIN(RADIANS([.I$1]*[.$A389]*360/256))" office:value-type="float" office:value="0.555570233019603">
            <text:p>0.555570233</text:p>
          </table:table-cell>
          <table:table-cell table:formula="of:=SIN(RADIANS([.J$1]*[.$A389]*360/256))" office:value-type="float" office:value="-0.615231590580628">
            <text:p>-0.6152315906</text:p>
          </table:table-cell>
          <table:table-cell table:formula="of:=SIN(RADIANS([.K$1]*[.$A389]*360/256))" office:value-type="float" office:value="0.671558954847017">
            <text:p>0.6715589548</text:p>
          </table:table-cell>
          <table:table-cell table:formula="of:=SIN(RADIANS([.L$1]*[.$A389]*360/256))" office:value-type="float" office:value="-0.724247082951468">
            <text:p>-0.724247083</text:p>
          </table:table-cell>
          <table:table-cell table:formula="of:=SIN(RADIANS([.M$1]*[.$A389]*360/256))" office:value-type="float" office:value="0.773010453362736">
            <text:p>0.7730104534</text:p>
          </table:table-cell>
          <table:table-cell table:formula="of:=SIN(RADIANS([.N$1]*[.$A389]*360/256))" office:value-type="float" office:value="-0.817584813151581">
            <text:p>-0.8175848132</text:p>
          </table:table-cell>
          <table:table-cell table:formula="of:=SIN(RADIANS([.O$1]*[.$A389]*360/256))" office:value-type="float" office:value="0.857728610000272">
            <text:p>0.85772861</text:p>
          </table:table-cell>
          <table:table-cell table:formula="of:=SIN(RADIANS([.P$1]*[.$A389]*360/256))" office:value-type="float" office:value="-0.893224301195514">
            <text:p>-0.8932243012</text:p>
          </table:table-cell>
          <table:table-cell table:formula="of:=SIN(RADIANS([.Q$1]*[.$A389]*360/256))" office:value-type="float" office:value="0.923879532511287">
            <text:p>0.9238795325</text:p>
          </table:table-cell>
          <table:table-cell table:formula="of:= [.B389]/1+ [.C389]/2+ [.D389]/3+ [.E389]/4+ [.F389]/5+ [.G389]/6+ [.H389]/7+ [.I389]/8+ [.J389]/9+ [.K389]/10+ [.L389]/11+ [.M389]/12+ [.N389]/13+ [.O389]/14+ [.P389]/15+ [.Q389]/16" office:value-type="float" office:value="-0.00840637959158792">
            <text:p>-0.0084063796</text:p>
          </table:table-cell>
          <table:table-cell table:number-columns-repeated="3"/>
        </table:table-row>
        <table:table-row table:style-name="ro1">
          <table:table-cell table:style-name="ce1" office:value-type="float" office:value="132">
            <text:p>132</text:p>
          </table:table-cell>
          <table:table-cell table:formula="of:=SIN(RADIANS([.$A390]*360/256))" office:value-type="float" office:value="-0.0980171403295606">
            <text:p>-0.0980171403</text:p>
          </table:table-cell>
          <table:table-cell table:formula="of:=SIN(RADIANS([.C$1]*[.$A390]*360/256))" office:value-type="float" office:value="0.195090322016128">
            <text:p>0.195090322</text:p>
          </table:table-cell>
          <table:table-cell table:formula="of:=SIN(RADIANS([.D$1]*[.$A390]*360/256))" office:value-type="float" office:value="-0.290284677254463">
            <text:p>-0.2902846773</text:p>
          </table:table-cell>
          <table:table-cell table:formula="of:=SIN(RADIANS([.E$1]*[.$A390]*360/256))" office:value-type="float" office:value="0.38268343236509">
            <text:p>0.3826834324</text:p>
          </table:table-cell>
          <table:table-cell table:formula="of:=SIN(RADIANS([.F$1]*[.$A390]*360/256))" office:value-type="float" office:value="-0.471396736825999">
            <text:p>-0.4713967368</text:p>
          </table:table-cell>
          <table:table-cell table:formula="of:=SIN(RADIANS([.G$1]*[.$A390]*360/256))" office:value-type="float" office:value="0.555570233019603">
            <text:p>0.555570233</text:p>
          </table:table-cell>
          <table:table-cell table:formula="of:=SIN(RADIANS([.H$1]*[.$A390]*360/256))" office:value-type="float" office:value="-0.634393284163646">
            <text:p>-0.6343932842</text:p>
          </table:table-cell>
          <table:table-cell table:formula="of:=SIN(RADIANS([.I$1]*[.$A390]*360/256))" office:value-type="float" office:value="0.707106781186547">
            <text:p>0.7071067812</text:p>
          </table:table-cell>
          <table:table-cell table:formula="of:=SIN(RADIANS([.J$1]*[.$A390]*360/256))" office:value-type="float" office:value="-0.773010453362737">
            <text:p>-0.7730104534</text:p>
          </table:table-cell>
          <table:table-cell table:formula="of:=SIN(RADIANS([.K$1]*[.$A390]*360/256))" office:value-type="float" office:value="0.831469612302547">
            <text:p>0.8314696123</text:p>
          </table:table-cell>
          <table:table-cell table:formula="of:=SIN(RADIANS([.L$1]*[.$A390]*360/256))" office:value-type="float" office:value="-0.881921264348356">
            <text:p>-0.8819212643</text:p>
          </table:table-cell>
          <table:table-cell table:formula="of:=SIN(RADIANS([.M$1]*[.$A390]*360/256))" office:value-type="float" office:value="0.923879532511287">
            <text:p>0.9238795325</text:p>
          </table:table-cell>
          <table:table-cell table:formula="of:=SIN(RADIANS([.N$1]*[.$A390]*360/256))" office:value-type="float" office:value="-0.956940335732209">
            <text:p>-0.9569403357</text:p>
          </table:table-cell>
          <table:table-cell table:formula="of:=SIN(RADIANS([.O$1]*[.$A390]*360/256))" office:value-type="float" office:value="0.98078528040323">
            <text:p>0.9807852804</text:p>
          </table:table-cell>
          <table:table-cell table:formula="of:=SIN(RADIANS([.P$1]*[.$A390]*360/256))" office:value-type="float" office:value="-0.995184726672197">
            <text:p>-0.9951847267</text:p>
          </table:table-cell>
          <table:table-cell table:formula="of:=SIN(RADIANS([.Q$1]*[.$A390]*360/256))" office:value-type="float" office:value="1">
            <text:p>1</text:p>
          </table:table-cell>
          <table:table-cell table:formula="of:= [.B390]/1+ [.C390]/2+ [.D390]/3+ [.E390]/4+ [.F390]/5+ [.G390]/6+ [.H390]/7+ [.I390]/8+ [.J390]/9+ [.K390]/10+ [.L390]/11+ [.M390]/12+ [.N390]/13+ [.O390]/14+ [.P390]/15+ [.Q390]/16" office:value-type="float" office:value="-0.0188143937585476">
            <text:p>-0.0188143938</text:p>
          </table:table-cell>
          <table:table-cell table:number-columns-repeated="3"/>
        </table:table-row>
        <table:table-row table:style-name="ro1">
          <table:table-cell table:style-name="ce1" office:value-type="float" office:value="133">
            <text:p>133</text:p>
          </table:table-cell>
          <table:table-cell table:formula="of:=SIN(RADIANS([.$A391]*360/256))" office:value-type="float" office:value="-0.122410675199216">
            <text:p>-0.1224106752</text:p>
          </table:table-cell>
          <table:table-cell table:formula="of:=SIN(RADIANS([.C$1]*[.$A391]*360/256))" office:value-type="float" office:value="0.242980179903264">
            <text:p>0.2429801799</text:p>
          </table:table-cell>
          <table:table-cell table:formula="of:=SIN(RADIANS([.D$1]*[.$A391]*360/256))" office:value-type="float" office:value="-0.359895036534987">
            <text:p>-0.3598950365</text:p>
          </table:table-cell>
          <table:table-cell table:formula="of:=SIN(RADIANS([.E$1]*[.$A391]*360/256))" office:value-type="float" office:value="0.471396736825997">
            <text:p>0.4713967368</text:p>
          </table:table-cell>
          <table:table-cell table:formula="of:=SIN(RADIANS([.F$1]*[.$A391]*360/256))" office:value-type="float" office:value="-0.575808191417845">
            <text:p>-0.5758081914</text:p>
          </table:table-cell>
          <table:table-cell table:formula="of:=SIN(RADIANS([.G$1]*[.$A391]*360/256))" office:value-type="float" office:value="0.671558954847017">
            <text:p>0.6715589548</text:p>
          </table:table-cell>
          <table:table-cell table:formula="of:=SIN(RADIANS([.H$1]*[.$A391]*360/256))" office:value-type="float" office:value="-0.757208846506485">
            <text:p>-0.7572088465</text:p>
          </table:table-cell>
          <table:table-cell table:formula="of:=SIN(RADIANS([.I$1]*[.$A391]*360/256))" office:value-type="float" office:value="0.831469612302545">
            <text:p>0.8314696123</text:p>
          </table:table-cell>
          <table:table-cell table:formula="of:=SIN(RADIANS([.J$1]*[.$A391]*360/256))" office:value-type="float" office:value="-0.893224301195514">
            <text:p>-0.8932243012</text:p>
          </table:table-cell>
          <table:table-cell table:formula="of:=SIN(RADIANS([.K$1]*[.$A391]*360/256))" office:value-type="float" office:value="0.941544065183021">
            <text:p>0.9415440652</text:p>
          </table:table-cell>
          <table:table-cell table:formula="of:=SIN(RADIANS([.L$1]*[.$A391]*360/256))" office:value-type="float" office:value="-0.975702130038529">
            <text:p>-0.97570213</text:p>
          </table:table-cell>
          <table:table-cell table:formula="of:=SIN(RADIANS([.M$1]*[.$A391]*360/256))" office:value-type="float" office:value="0.995184726672197">
            <text:p>0.9951847267</text:p>
          </table:table-cell>
          <table:table-cell table:formula="of:=SIN(RADIANS([.N$1]*[.$A391]*360/256))" office:value-type="float" office:value="-0.999698818696204">
            <text:p>-0.9996988187</text:p>
          </table:table-cell>
          <table:table-cell table:formula="of:=SIN(RADIANS([.O$1]*[.$A391]*360/256))" office:value-type="float" office:value="0.989176509964781">
            <text:p>0.98917651</text:p>
          </table:table-cell>
          <table:table-cell table:formula="of:=SIN(RADIANS([.P$1]*[.$A391]*360/256))" office:value-type="float" office:value="-0.963776065795441">
            <text:p>-0.9637760658</text:p>
          </table:table-cell>
          <table:table-cell table:formula="of:=SIN(RADIANS([.Q$1]*[.$A391]*360/256))" office:value-type="float" office:value="0.923879532511287">
            <text:p>0.9238795325</text:p>
          </table:table-cell>
          <table:table-cell table:formula="of:= [.B391]/1+ [.C391]/2+ [.D391]/3+ [.E391]/4+ [.F391]/5+ [.G391]/6+ [.H391]/7+ [.I391]/8+ [.J391]/9+ [.K391]/10+ [.L391]/11+ [.M391]/12+ [.N391]/13+ [.O391]/14+ [.P391]/15+ [.Q391]/16" office:value-type="float" office:value="-0.0341251320622921">
            <text:p>-0.0341251321</text:p>
          </table:table-cell>
          <table:table-cell table:number-columns-repeated="3"/>
        </table:table-row>
        <table:table-row table:style-name="ro1">
          <table:table-cell table:style-name="ce1" office:value-type="float" office:value="134">
            <text:p>134</text:p>
          </table:table-cell>
          <table:table-cell table:formula="of:=SIN(RADIANS([.$A392]*360/256))" office:value-type="float" office:value="-0.146730474455362">
            <text:p>-0.1467304745</text:p>
          </table:table-cell>
          <table:table-cell table:formula="of:=SIN(RADIANS([.C$1]*[.$A392]*360/256))" office:value-type="float" office:value="0.290284677254462">
            <text:p>0.2902846773</text:p>
          </table:table-cell>
          <table:table-cell table:formula="of:=SIN(RADIANS([.D$1]*[.$A392]*360/256))" office:value-type="float" office:value="-0.427555093430282">
            <text:p>-0.4275550934</text:p>
          </table:table-cell>
          <table:table-cell table:formula="of:=SIN(RADIANS([.E$1]*[.$A392]*360/256))" office:value-type="float" office:value="0.555570233019602">
            <text:p>0.555570233</text:p>
          </table:table-cell>
          <table:table-cell table:formula="of:=SIN(RADIANS([.F$1]*[.$A392]*360/256))" office:value-type="float" office:value="-0.671558954847017">
            <text:p>-0.6715589548</text:p>
          </table:table-cell>
          <table:table-cell table:formula="of:=SIN(RADIANS([.G$1]*[.$A392]*360/256))" office:value-type="float" office:value="0.773010453362737">
            <text:p>0.7730104534</text:p>
          </table:table-cell>
          <table:table-cell table:formula="of:=SIN(RADIANS([.H$1]*[.$A392]*360/256))" office:value-type="float" office:value="-0.857728610000273">
            <text:p>-0.85772861</text:p>
          </table:table-cell>
          <table:table-cell table:formula="of:=SIN(RADIANS([.I$1]*[.$A392]*360/256))" office:value-type="float" office:value="0.923879532511286">
            <text:p>0.9238795325</text:p>
          </table:table-cell>
          <table:table-cell table:formula="of:=SIN(RADIANS([.J$1]*[.$A392]*360/256))" office:value-type="float" office:value="-0.970031253194544">
            <text:p>-0.9700312532</text:p>
          </table:table-cell>
          <table:table-cell table:formula="of:=SIN(RADIANS([.K$1]*[.$A392]*360/256))" office:value-type="float" office:value="0.995184726672197">
            <text:p>0.9951847267</text:p>
          </table:table-cell>
          <table:table-cell table:formula="of:=SIN(RADIANS([.L$1]*[.$A392]*360/256))" office:value-type="float" office:value="-0.998795456205172">
            <text:p>-0.9987954562</text:p>
          </table:table-cell>
          <table:table-cell table:formula="of:=SIN(RADIANS([.M$1]*[.$A392]*360/256))" office:value-type="float" office:value="0.98078528040323">
            <text:p>0.9807852804</text:p>
          </table:table-cell>
          <table:table-cell table:formula="of:=SIN(RADIANS([.N$1]*[.$A392]*360/256))" office:value-type="float" office:value="-0.941544065183022">
            <text:p>-0.9415440652</text:p>
          </table:table-cell>
          <table:table-cell table:formula="of:=SIN(RADIANS([.O$1]*[.$A392]*360/256))" office:value-type="float" office:value="0.881921264348354">
            <text:p>0.8819212643</text:p>
          </table:table-cell>
          <table:table-cell table:formula="of:=SIN(RADIANS([.P$1]*[.$A392]*360/256))" office:value-type="float" office:value="-0.803207531480645">
            <text:p>-0.8032075315</text:p>
          </table:table-cell>
          <table:table-cell table:formula="of:=SIN(RADIANS([.Q$1]*[.$A392]*360/256))" office:value-type="float" office:value="0.70710678118655">
            <text:p>0.7071067812</text:p>
          </table:table-cell>
          <table:table-cell table:formula="of:= [.B392]/1+ [.C392]/2+ [.D392]/3+ [.E392]/4+ [.F392]/5+ [.G392]/6+ [.H392]/7+ [.I392]/8+ [.J392]/9+ [.K392]/10+ [.L392]/11+ [.M392]/12+ [.N392]/13+ [.O392]/14+ [.P392]/15+ [.Q392]/16" office:value-type="float" office:value="-0.053853717850573">
            <text:p>-0.0538537179</text:p>
          </table:table-cell>
          <table:table-cell table:number-columns-repeated="3"/>
        </table:table-row>
        <table:table-row table:style-name="ro1">
          <table:table-cell table:style-name="ce1" office:value-type="float" office:value="135">
            <text:p>135</text:p>
          </table:table-cell>
          <table:table-cell table:formula="of:=SIN(RADIANS([.$A393]*360/256))" office:value-type="float" office:value="-0.170961888760301">
            <text:p>-0.1709618888</text:p>
          </table:table-cell>
          <table:table-cell table:formula="of:=SIN(RADIANS([.C$1]*[.$A393]*360/256))" office:value-type="float" office:value="0.33688985339222">
            <text:p>0.3368898534</text:p>
          </table:table-cell>
          <table:table-cell table:formula="of:=SIN(RADIANS([.D$1]*[.$A393]*360/256))" office:value-type="float" office:value="-0.492898192229784">
            <text:p>-0.4928981922</text:p>
          </table:table-cell>
          <table:table-cell table:formula="of:=SIN(RADIANS([.E$1]*[.$A393]*360/256))" office:value-type="float" office:value="0.634393284163645">
            <text:p>0.6343932842</text:p>
          </table:table-cell>
          <table:table-cell table:formula="of:=SIN(RADIANS([.F$1]*[.$A393]*360/256))" office:value-type="float" office:value="-0.757208846506485">
            <text:p>-0.7572088465</text:p>
          </table:table-cell>
          <table:table-cell table:formula="of:=SIN(RADIANS([.G$1]*[.$A393]*360/256))" office:value-type="float" office:value="0.857728610000273">
            <text:p>0.85772861</text:p>
          </table:table-cell>
          <table:table-cell table:formula="of:=SIN(RADIANS([.H$1]*[.$A393]*360/256))" office:value-type="float" office:value="-0.932992798834739">
            <text:p>-0.9329927988</text:p>
          </table:table-cell>
          <table:table-cell table:formula="of:=SIN(RADIANS([.I$1]*[.$A393]*360/256))" office:value-type="float" office:value="0.98078528040323">
            <text:p>0.9807852804</text:p>
          </table:table-cell>
          <table:table-cell table:formula="of:=SIN(RADIANS([.J$1]*[.$A393]*360/256))" office:value-type="float" office:value="-0.999698818696204">
            <text:p>-0.9996988187</text:p>
          </table:table-cell>
          <table:table-cell table:formula="of:=SIN(RADIANS([.K$1]*[.$A393]*360/256))" office:value-type="float" office:value="0.989176509964781">
            <text:p>0.98917651</text:p>
          </table:table-cell>
          <table:table-cell table:formula="of:=SIN(RADIANS([.L$1]*[.$A393]*360/256))" office:value-type="float" office:value="-0.949528180593036">
            <text:p>-0.9495281806</text:p>
          </table:table-cell>
          <table:table-cell table:formula="of:=SIN(RADIANS([.M$1]*[.$A393]*360/256))" office:value-type="float" office:value="0.881921264348354">
            <text:p>0.8819212643</text:p>
          </table:table-cell>
          <table:table-cell table:formula="of:=SIN(RADIANS([.N$1]*[.$A393]*360/256))" office:value-type="float" office:value="-0.788346427626605">
            <text:p>-0.7883464276</text:p>
          </table:table-cell>
          <table:table-cell table:formula="of:=SIN(RADIANS([.O$1]*[.$A393]*360/256))" office:value-type="float" office:value="0.671558954847017">
            <text:p>0.6715589548</text:p>
          </table:table-cell>
          <table:table-cell table:formula="of:=SIN(RADIANS([.P$1]*[.$A393]*360/256))" office:value-type="float" office:value="-0.534997619887095">
            <text:p>-0.5349976199</text:p>
          </table:table-cell>
          <table:table-cell table:formula="of:=SIN(RADIANS([.Q$1]*[.$A393]*360/256))" office:value-type="float" office:value="0.382683432365094">
            <text:p>0.3826834324</text:p>
          </table:table-cell>
          <table:table-cell table:formula="of:= [.B393]/1+ [.C393]/2+ [.D393]/3+ [.E393]/4+ [.F393]/5+ [.G393]/6+ [.H393]/7+ [.I393]/8+ [.J393]/9+ [.K393]/10+ [.L393]/11+ [.M393]/12+ [.N393]/13+ [.O393]/14+ [.P393]/15+ [.Q393]/16" office:value-type="float" office:value="-0.0768011950076668">
            <text:p>-0.076801195</text:p>
          </table:table-cell>
          <table:table-cell table:number-columns-repeated="3"/>
        </table:table-row>
        <table:table-row table:style-name="ro1">
          <table:table-cell table:style-name="ce1" office:value-type="float" office:value="136">
            <text:p>136</text:p>
          </table:table-cell>
          <table:table-cell table:formula="of:=SIN(RADIANS([.$A394]*360/256))" office:value-type="float" office:value="-0.195090322016128">
            <text:p>-0.195090322</text:p>
          </table:table-cell>
          <table:table-cell table:formula="of:=SIN(RADIANS([.C$1]*[.$A394]*360/256))" office:value-type="float" office:value="0.38268343236509">
            <text:p>0.3826834324</text:p>
          </table:table-cell>
          <table:table-cell table:formula="of:=SIN(RADIANS([.D$1]*[.$A394]*360/256))" office:value-type="float" office:value="-0.555570233019602">
            <text:p>-0.555570233</text:p>
          </table:table-cell>
          <table:table-cell table:formula="of:=SIN(RADIANS([.E$1]*[.$A394]*360/256))" office:value-type="float" office:value="0.707106781186548">
            <text:p>0.7071067812</text:p>
          </table:table-cell>
          <table:table-cell table:formula="of:=SIN(RADIANS([.F$1]*[.$A394]*360/256))" office:value-type="float" office:value="-0.831469612302545">
            <text:p>-0.8314696123</text:p>
          </table:table-cell>
          <table:table-cell table:formula="of:=SIN(RADIANS([.G$1]*[.$A394]*360/256))" office:value-type="float" office:value="0.923879532511286">
            <text:p>0.9238795325</text:p>
          </table:table-cell>
          <table:table-cell table:formula="of:=SIN(RADIANS([.H$1]*[.$A394]*360/256))" office:value-type="float" office:value="-0.98078528040323">
            <text:p>-0.9807852804</text:p>
          </table:table-cell>
          <table:table-cell table:formula="of:=SIN(RADIANS([.I$1]*[.$A394]*360/256))" office:value-type="float" office:value="1">
            <text:p>1</text:p>
          </table:table-cell>
          <table:table-cell table:formula="of:=SIN(RADIANS([.J$1]*[.$A394]*360/256))" office:value-type="float" office:value="-0.98078528040323">
            <text:p>-0.9807852804</text:p>
          </table:table-cell>
          <table:table-cell table:formula="of:=SIN(RADIANS([.K$1]*[.$A394]*360/256))" office:value-type="float" office:value="0.923879532511287">
            <text:p>0.9238795325</text:p>
          </table:table-cell>
          <table:table-cell table:formula="of:=SIN(RADIANS([.L$1]*[.$A394]*360/256))" office:value-type="float" office:value="-0.831469612302544">
            <text:p>-0.8314696123</text:p>
          </table:table-cell>
          <table:table-cell table:formula="of:=SIN(RADIANS([.M$1]*[.$A394]*360/256))" office:value-type="float" office:value="0.707106781186549">
            <text:p>0.7071067812</text:p>
          </table:table-cell>
          <table:table-cell table:formula="of:=SIN(RADIANS([.N$1]*[.$A394]*360/256))" office:value-type="float" office:value="-0.555570233019602">
            <text:p>-0.555570233</text:p>
          </table:table-cell>
          <table:table-cell table:formula="of:=SIN(RADIANS([.O$1]*[.$A394]*360/256))" office:value-type="float" office:value="0.382683432365093">
            <text:p>0.3826834324</text:p>
          </table:table-cell>
          <table:table-cell table:formula="of:=SIN(RADIANS([.P$1]*[.$A394]*360/256))" office:value-type="float" office:value="-0.19509032201613">
            <text:p>-0.195090322</text:p>
          </table:table-cell>
          <table:table-cell table:formula="of:=SIN(RADIANS([.Q$1]*[.$A394]*360/256))" office:value-type="float" office:value="-1.47081412025E-015">
            <text:p>-1.47081412025E-015</text:p>
          </table:table-cell>
          <table:table-cell table:formula="of:= [.B394]/1+ [.C394]/2+ [.D394]/3+ [.E394]/4+ [.F394]/5+ [.G394]/6+ [.H394]/7+ [.I394]/8+ [.J394]/9+ [.K394]/10+ [.L394]/11+ [.M394]/12+ [.N394]/13+ [.O394]/14+ [.P394]/15+ [.Q394]/16" office:value-type="float" office:value="-0.101246604345425">
            <text:p>-0.1012466043</text:p>
          </table:table-cell>
          <table:table-cell table:number-columns-repeated="3"/>
        </table:table-row>
        <table:table-row table:style-name="ro1">
          <table:table-cell table:style-name="ce1" office:value-type="float" office:value="137">
            <text:p>137</text:p>
          </table:table-cell>
          <table:table-cell table:formula="of:=SIN(RADIANS([.$A395]*360/256))" office:value-type="float" office:value="-0.21910124015687">
            <text:p>-0.2191012402</text:p>
          </table:table-cell>
          <table:table-cell table:formula="of:=SIN(RADIANS([.C$1]*[.$A395]*360/256))" office:value-type="float" office:value="0.427555093430282">
            <text:p>0.4275550934</text:p>
          </table:table-cell>
          <table:table-cell table:formula="of:=SIN(RADIANS([.D$1]*[.$A395]*360/256))" office:value-type="float" office:value="-0.615231590580627">
            <text:p>-0.6152315906</text:p>
          </table:table-cell>
          <table:table-cell table:formula="of:=SIN(RADIANS([.E$1]*[.$A395]*360/256))" office:value-type="float" office:value="0.773010453362737">
            <text:p>0.7730104534</text:p>
          </table:table-cell>
          <table:table-cell table:formula="of:=SIN(RADIANS([.F$1]*[.$A395]*360/256))" office:value-type="float" office:value="-0.893224301195514">
            <text:p>-0.8932243012</text:p>
          </table:table-cell>
          <table:table-cell table:formula="of:=SIN(RADIANS([.G$1]*[.$A395]*360/256))" office:value-type="float" office:value="0.970031253194544">
            <text:p>0.9700312532</text:p>
          </table:table-cell>
          <table:table-cell table:formula="of:=SIN(RADIANS([.H$1]*[.$A395]*360/256))" office:value-type="float" office:value="-0.999698818696204">
            <text:p>-0.9996988187</text:p>
          </table:table-cell>
          <table:table-cell table:formula="of:=SIN(RADIANS([.I$1]*[.$A395]*360/256))" office:value-type="float" office:value="0.98078528040323">
            <text:p>0.9807852804</text:p>
          </table:table-cell>
          <table:table-cell table:formula="of:=SIN(RADIANS([.J$1]*[.$A395]*360/256))" office:value-type="float" office:value="-0.914209755703531">
            <text:p>-0.9142097557</text:p>
          </table:table-cell>
          <table:table-cell table:formula="of:=SIN(RADIANS([.K$1]*[.$A395]*360/256))" office:value-type="float" office:value="0.803207531480647">
            <text:p>0.8032075315</text:p>
          </table:table-cell>
          <table:table-cell table:formula="of:=SIN(RADIANS([.L$1]*[.$A395]*360/256))" office:value-type="float" office:value="-0.653172842953775">
            <text:p>-0.653172843</text:p>
          </table:table-cell>
          <table:table-cell table:formula="of:=SIN(RADIANS([.M$1]*[.$A395]*360/256))" office:value-type="float" office:value="0.471396736825998">
            <text:p>0.4713967368</text:p>
          </table:table-cell>
          <table:table-cell table:formula="of:=SIN(RADIANS([.N$1]*[.$A395]*360/256))" office:value-type="float" office:value="-0.2667127574749">
            <text:p>-0.2667127575</text:p>
          </table:table-cell>
          <table:table-cell table:formula="of:=SIN(RADIANS([.O$1]*[.$A395]*360/256))" office:value-type="float" office:value="0.0490676743274215">
            <text:p>0.0490676743</text:p>
          </table:table-cell>
          <table:table-cell table:formula="of:=SIN(RADIANS([.P$1]*[.$A395]*360/256))" office:value-type="float" office:value="0.170961888760303">
            <text:p>0.1709618888</text:p>
          </table:table-cell>
          <table:table-cell table:formula="of:=SIN(RADIANS([.Q$1]*[.$A395]*360/256))" office:value-type="float" office:value="-0.38268343236509">
            <text:p>-0.3826834324</text:p>
          </table:table-cell>
          <table:table-cell table:formula="of:= [.B395]/1+ [.C395]/2+ [.D395]/3+ [.E395]/4+ [.F395]/5+ [.G395]/6+ [.H395]/7+ [.I395]/8+ [.J395]/9+ [.K395]/10+ [.L395]/11+ [.M395]/12+ [.N395]/13+ [.O395]/14+ [.P395]/15+ [.Q395]/16" office:value-type="float" office:value="-0.125223402479378">
            <text:p>-0.1252234025</text:p>
          </table:table-cell>
          <table:table-cell table:number-columns-repeated="3"/>
        </table:table-row>
        <table:table-row table:style-name="ro1">
          <table:table-cell table:style-name="ce1" office:value-type="float" office:value="138">
            <text:p>138</text:p>
          </table:table-cell>
          <table:table-cell table:formula="of:=SIN(RADIANS([.$A396]*360/256))" office:value-type="float" office:value="-0.242980179903264">
            <text:p>-0.2429801799</text:p>
          </table:table-cell>
          <table:table-cell table:formula="of:=SIN(RADIANS([.C$1]*[.$A396]*360/256))" office:value-type="float" office:value="0.471396736825998">
            <text:p>0.4713967368</text:p>
          </table:table-cell>
          <table:table-cell table:formula="of:=SIN(RADIANS([.D$1]*[.$A396]*360/256))" office:value-type="float" office:value="-0.671558954847019">
            <text:p>-0.6715589548</text:p>
          </table:table-cell>
          <table:table-cell table:formula="of:=SIN(RADIANS([.E$1]*[.$A396]*360/256))" office:value-type="float" office:value="0.831469612302545">
            <text:p>0.8314696123</text:p>
          </table:table-cell>
          <table:table-cell table:formula="of:=SIN(RADIANS([.F$1]*[.$A396]*360/256))" office:value-type="float" office:value="-0.941544065183021">
            <text:p>-0.9415440652</text:p>
          </table:table-cell>
          <table:table-cell table:formula="of:=SIN(RADIANS([.G$1]*[.$A396]*360/256))" office:value-type="float" office:value="0.995184726672197">
            <text:p>0.9951847267</text:p>
          </table:table-cell>
          <table:table-cell table:formula="of:=SIN(RADIANS([.H$1]*[.$A396]*360/256))" office:value-type="float" office:value="-0.989176509964781">
            <text:p>-0.98917651</text:p>
          </table:table-cell>
          <table:table-cell table:formula="of:=SIN(RADIANS([.I$1]*[.$A396]*360/256))" office:value-type="float" office:value="0.923879532511287">
            <text:p>0.9238795325</text:p>
          </table:table-cell>
          <table:table-cell table:formula="of:=SIN(RADIANS([.J$1]*[.$A396]*360/256))" office:value-type="float" office:value="-0.803207531480645">
            <text:p>-0.8032075315</text:p>
          </table:table-cell>
          <table:table-cell table:formula="of:=SIN(RADIANS([.K$1]*[.$A396]*360/256))" office:value-type="float" office:value="0.634393284163645">
            <text:p>0.6343932842</text:p>
          </table:table-cell>
          <table:table-cell table:formula="of:=SIN(RADIANS([.L$1]*[.$A396]*360/256))" office:value-type="float" office:value="-0.42755509343028">
            <text:p>-0.4275550934</text:p>
          </table:table-cell>
          <table:table-cell table:formula="of:=SIN(RADIANS([.M$1]*[.$A396]*360/256))" office:value-type="float" office:value="0.195090322016126">
            <text:p>0.195090322</text:p>
          </table:table-cell>
          <table:table-cell table:formula="of:=SIN(RADIANS([.N$1]*[.$A396]*360/256))" office:value-type="float" office:value="0.0490676743274144">
            <text:p>0.0490676743</text:p>
          </table:table-cell>
          <table:table-cell table:formula="of:=SIN(RADIANS([.O$1]*[.$A396]*360/256))" office:value-type="float" office:value="-0.29028467725446">
            <text:p>-0.2902846773</text:p>
          </table:table-cell>
          <table:table-cell table:formula="of:=SIN(RADIANS([.P$1]*[.$A396]*360/256))" office:value-type="float" office:value="0.51410274419322">
            <text:p>0.5141027442</text:p>
          </table:table-cell>
          <table:table-cell table:formula="of:=SIN(RADIANS([.Q$1]*[.$A396]*360/256))" office:value-type="float" office:value="-0.707106781186547">
            <text:p>-0.7071067812</text:p>
          </table:table-cell>
          <table:table-cell table:formula="of:= [.B396]/1+ [.C396]/2+ [.D396]/3+ [.E396]/4+ [.F396]/5+ [.G396]/6+ [.H396]/7+ [.I396]/8+ [.J396]/9+ [.K396]/10+ [.L396]/11+ [.M396]/12+ [.N396]/13+ [.O396]/14+ [.P396]/15+ [.Q396]/16" office:value-type="float" office:value="-0.146835985462925">
            <text:p>-0.1468359855</text:p>
          </table:table-cell>
          <table:table-cell table:number-columns-repeated="3"/>
        </table:table-row>
        <table:table-row table:style-name="ro1">
          <table:table-cell table:style-name="ce1" office:value-type="float" office:value="139">
            <text:p>139</text:p>
          </table:table-cell>
          <table:table-cell table:formula="of:=SIN(RADIANS([.$A397]*360/256))" office:value-type="float" office:value="-0.266712757474898">
            <text:p>-0.2667127575</text:p>
          </table:table-cell>
          <table:table-cell table:formula="of:=SIN(RADIANS([.C$1]*[.$A397]*360/256))" office:value-type="float" office:value="0.514102744193221">
            <text:p>0.5141027442</text:p>
          </table:table-cell>
          <table:table-cell table:formula="of:=SIN(RADIANS([.D$1]*[.$A397]*360/256))" office:value-type="float" office:value="-0.724247082951467">
            <text:p>-0.724247083</text:p>
          </table:table-cell>
          <table:table-cell table:formula="of:=SIN(RADIANS([.E$1]*[.$A397]*360/256))" office:value-type="float" office:value="0.881921264348355">
            <text:p>0.8819212643</text:p>
          </table:table-cell>
          <table:table-cell table:formula="of:=SIN(RADIANS([.F$1]*[.$A397]*360/256))" office:value-type="float" office:value="-0.975702130038528">
            <text:p>-0.97570213</text:p>
          </table:table-cell>
          <table:table-cell table:formula="of:=SIN(RADIANS([.G$1]*[.$A397]*360/256))" office:value-type="float" office:value="0.998795456205172">
            <text:p>0.9987954562</text:p>
          </table:table-cell>
          <table:table-cell table:formula="of:=SIN(RADIANS([.H$1]*[.$A397]*360/256))" office:value-type="float" office:value="-0.949528180593037">
            <text:p>-0.9495281806</text:p>
          </table:table-cell>
          <table:table-cell table:formula="of:=SIN(RADIANS([.I$1]*[.$A397]*360/256))" office:value-type="float" office:value="0.831469612302546">
            <text:p>0.8314696123</text:p>
          </table:table-cell>
          <table:table-cell table:formula="of:=SIN(RADIANS([.J$1]*[.$A397]*360/256))" office:value-type="float" office:value="-0.653172842953778">
            <text:p>-0.653172843</text:p>
          </table:table-cell>
          <table:table-cell table:formula="of:=SIN(RADIANS([.K$1]*[.$A397]*360/256))" office:value-type="float" office:value="0.427555093430284">
            <text:p>0.4275550934</text:p>
          </table:table-cell>
          <table:table-cell table:formula="of:=SIN(RADIANS([.L$1]*[.$A397]*360/256))" office:value-type="float" office:value="-0.170961888760299">
            <text:p>-0.1709618888</text:p>
          </table:table-cell>
          <table:table-cell table:formula="of:=SIN(RADIANS([.M$1]*[.$A397]*360/256))" office:value-type="float" office:value="-0.0980171403295587">
            <text:p>-0.0980171403</text:p>
          </table:table-cell>
          <table:table-cell table:formula="of:=SIN(RADIANS([.N$1]*[.$A397]*360/256))" office:value-type="float" office:value="0.359895036534989">
            <text:p>0.3598950365</text:p>
          </table:table-cell>
          <table:table-cell table:formula="of:=SIN(RADIANS([.O$1]*[.$A397]*360/256))" office:value-type="float" office:value="-0.595699304492432">
            <text:p>-0.5956993045</text:p>
          </table:table-cell>
          <table:table-cell table:formula="of:=SIN(RADIANS([.P$1]*[.$A397]*360/256))" office:value-type="float" office:value="0.788346427626607">
            <text:p>0.7883464276</text:p>
          </table:table-cell>
          <table:table-cell table:formula="of:=SIN(RADIANS([.Q$1]*[.$A397]*360/256))" office:value-type="float" office:value="-0.923879532511286">
            <text:p>-0.9238795325</text:p>
          </table:table-cell>
          <table:table-cell table:formula="of:= [.B397]/1+ [.C397]/2+ [.D397]/3+ [.E397]/4+ [.F397]/5+ [.G397]/6+ [.H397]/7+ [.I397]/8+ [.J397]/9+ [.K397]/10+ [.L397]/11+ [.M397]/12+ [.N397]/13+ [.O397]/14+ [.P397]/15+ [.Q397]/16" office:value-type="float" office:value="-0.164565556567296">
            <text:p>-0.1645655566</text:p>
          </table:table-cell>
          <table:table-cell table:number-columns-repeated="3"/>
        </table:table-row>
        <table:table-row table:style-name="ro1">
          <table:table-cell table:style-name="ce1" office:value-type="float" office:value="140">
            <text:p>140</text:p>
          </table:table-cell>
          <table:table-cell table:formula="of:=SIN(RADIANS([.$A398]*360/256))" office:value-type="float" office:value="-0.290284677254462">
            <text:p>-0.2902846773</text:p>
          </table:table-cell>
          <table:table-cell table:formula="of:=SIN(RADIANS([.C$1]*[.$A398]*360/256))" office:value-type="float" office:value="0.555570233019602">
            <text:p>0.555570233</text:p>
          </table:table-cell>
          <table:table-cell table:formula="of:=SIN(RADIANS([.D$1]*[.$A398]*360/256))" office:value-type="float" office:value="-0.773010453362737">
            <text:p>-0.7730104534</text:p>
          </table:table-cell>
          <table:table-cell table:formula="of:=SIN(RADIANS([.E$1]*[.$A398]*360/256))" office:value-type="float" office:value="0.923879532511286">
            <text:p>0.9238795325</text:p>
          </table:table-cell>
          <table:table-cell table:formula="of:=SIN(RADIANS([.F$1]*[.$A398]*360/256))" office:value-type="float" office:value="-0.995184726672197">
            <text:p>-0.9951847267</text:p>
          </table:table-cell>
          <table:table-cell table:formula="of:=SIN(RADIANS([.G$1]*[.$A398]*360/256))" office:value-type="float" office:value="0.98078528040323">
            <text:p>0.9807852804</text:p>
          </table:table-cell>
          <table:table-cell table:formula="of:=SIN(RADIANS([.H$1]*[.$A398]*360/256))" office:value-type="float" office:value="-0.881921264348355">
            <text:p>-0.8819212643</text:p>
          </table:table-cell>
          <table:table-cell table:formula="of:=SIN(RADIANS([.I$1]*[.$A398]*360/256))" office:value-type="float" office:value="0.707106781186549">
            <text:p>0.7071067812</text:p>
          </table:table-cell>
          <table:table-cell table:formula="of:=SIN(RADIANS([.J$1]*[.$A398]*360/256))" office:value-type="float" office:value="-0.471396736825997">
            <text:p>-0.4713967368</text:p>
          </table:table-cell>
          <table:table-cell table:formula="of:=SIN(RADIANS([.K$1]*[.$A398]*360/256))" office:value-type="float" office:value="0.195090322016125">
            <text:p>0.195090322</text:p>
          </table:table-cell>
          <table:table-cell table:formula="of:=SIN(RADIANS([.L$1]*[.$A398]*360/256))" office:value-type="float" office:value="0.0980171403295623">
            <text:p>0.0980171403</text:p>
          </table:table-cell>
          <table:table-cell table:formula="of:=SIN(RADIANS([.M$1]*[.$A398]*360/256))" office:value-type="float" office:value="-0.38268343236509">
            <text:p>-0.3826834324</text:p>
          </table:table-cell>
          <table:table-cell table:formula="of:=SIN(RADIANS([.N$1]*[.$A398]*360/256))" office:value-type="float" office:value="0.634393284163645">
            <text:p>0.6343932842</text:p>
          </table:table-cell>
          <table:table-cell table:formula="of:=SIN(RADIANS([.O$1]*[.$A398]*360/256))" office:value-type="float" office:value="-0.831469612302544">
            <text:p>-0.8314696123</text:p>
          </table:table-cell>
          <table:table-cell table:formula="of:=SIN(RADIANS([.P$1]*[.$A398]*360/256))" office:value-type="float" office:value="0.956940335732208">
            <text:p>0.9569403357</text:p>
          </table:table-cell>
          <table:table-cell table:formula="of:=SIN(RADIANS([.Q$1]*[.$A398]*360/256))" office:value-type="float" office:value="-1">
            <text:p>-1</text:p>
          </table:table-cell>
          <table:table-cell table:formula="of:= [.B398]/1+ [.C398]/2+ [.D398]/3+ [.E398]/4+ [.F398]/5+ [.G398]/6+ [.H398]/7+ [.I398]/8+ [.J398]/9+ [.K398]/10+ [.L398]/11+ [.M398]/12+ [.N398]/13+ [.O398]/14+ [.P398]/15+ [.Q398]/16" office:value-type="float" office:value="-0.177516165797619">
            <text:p>-0.1775161658</text:p>
          </table:table-cell>
          <table:table-cell table:number-columns-repeated="3"/>
        </table:table-row>
        <table:table-row table:style-name="ro1">
          <table:table-cell table:style-name="ce1" office:value-type="float" office:value="141">
            <text:p>141</text:p>
          </table:table-cell>
          <table:table-cell table:formula="of:=SIN(RADIANS([.$A399]*360/256))" office:value-type="float" office:value="-0.313681740398892">
            <text:p>-0.3136817404</text:p>
          </table:table-cell>
          <table:table-cell table:formula="of:=SIN(RADIANS([.C$1]*[.$A399]*360/256))" office:value-type="float" office:value="0.595699304492434">
            <text:p>0.5956993045</text:p>
          </table:table-cell>
          <table:table-cell table:formula="of:=SIN(RADIANS([.D$1]*[.$A399]*360/256))" office:value-type="float" office:value="-0.817584813151583">
            <text:p>-0.8175848132</text:p>
          </table:table-cell>
          <table:table-cell table:formula="of:=SIN(RADIANS([.E$1]*[.$A399]*360/256))" office:value-type="float" office:value="0.956940335732209">
            <text:p>0.9569403357</text:p>
          </table:table-cell>
          <table:table-cell table:formula="of:=SIN(RADIANS([.F$1]*[.$A399]*360/256))" office:value-type="float" office:value="-0.999698818696204">
            <text:p>-0.9996988187</text:p>
          </table:table-cell>
          <table:table-cell table:formula="of:=SIN(RADIANS([.G$1]*[.$A399]*360/256))" office:value-type="float" office:value="0.941544065183022">
            <text:p>0.9415440652</text:p>
          </table:table-cell>
          <table:table-cell table:formula="of:=SIN(RADIANS([.H$1]*[.$A399]*360/256))" office:value-type="float" office:value="-0.788346427626607">
            <text:p>-0.7883464276</text:p>
          </table:table-cell>
          <table:table-cell table:formula="of:=SIN(RADIANS([.I$1]*[.$A399]*360/256))" office:value-type="float" office:value="0.555570233019602">
            <text:p>0.555570233</text:p>
          </table:table-cell>
          <table:table-cell table:formula="of:=SIN(RADIANS([.J$1]*[.$A399]*360/256))" office:value-type="float" office:value="-0.2667127574749">
            <text:p>-0.2667127575</text:p>
          </table:table-cell>
          <table:table-cell table:formula="of:=SIN(RADIANS([.K$1]*[.$A399]*360/256))" office:value-type="float" office:value="-0.0490676743274183">
            <text:p>-0.0490676743</text:p>
          </table:table-cell>
          <table:table-cell table:formula="of:=SIN(RADIANS([.L$1]*[.$A399]*360/256))" office:value-type="float" office:value="0.35989503653499">
            <text:p>0.3598950365</text:p>
          </table:table-cell>
          <table:table-cell table:formula="of:=SIN(RADIANS([.M$1]*[.$A399]*360/256))" office:value-type="float" office:value="-0.634393284163642">
            <text:p>-0.6343932842</text:p>
          </table:table-cell>
          <table:table-cell table:formula="of:=SIN(RADIANS([.N$1]*[.$A399]*360/256))" office:value-type="float" office:value="0.844853565249706">
            <text:p>0.8448535652</text:p>
          </table:table-cell>
          <table:table-cell table:formula="of:=SIN(RADIANS([.O$1]*[.$A399]*360/256))" office:value-type="float" office:value="-0.970031253194544">
            <text:p>-0.9700312532</text:p>
          </table:table-cell>
          <table:table-cell table:formula="of:=SIN(RADIANS([.P$1]*[.$A399]*360/256))" office:value-type="float" office:value="0.99729045667869">
            <text:p>0.9972904567</text:p>
          </table:table-cell>
          <table:table-cell table:formula="of:=SIN(RADIANS([.Q$1]*[.$A399]*360/256))" office:value-type="float" office:value="-0.923879532511286">
            <text:p>-0.9238795325</text:p>
          </table:table-cell>
          <table:table-cell table:formula="of:= [.B399]/1+ [.C399]/2+ [.D399]/3+ [.E399]/4+ [.F399]/5+ [.G399]/6+ [.H399]/7+ [.I399]/8+ [.J399]/9+ [.K399]/10+ [.L399]/11+ [.M399]/12+ [.N399]/13+ [.O399]/14+ [.P399]/15+ [.Q399]/16" office:value-type="float" office:value="-0.185561213138333">
            <text:p>-0.1855612131</text:p>
          </table:table-cell>
          <table:table-cell table:number-columns-repeated="3"/>
        </table:table-row>
        <table:table-row table:style-name="ro1">
          <table:table-cell table:style-name="ce1" office:value-type="float" office:value="142">
            <text:p>142</text:p>
          </table:table-cell>
          <table:table-cell table:formula="of:=SIN(RADIANS([.$A400]*360/256))" office:value-type="float" office:value="-0.33688985339222">
            <text:p>-0.3368898534</text:p>
          </table:table-cell>
          <table:table-cell table:formula="of:=SIN(RADIANS([.C$1]*[.$A400]*360/256))" office:value-type="float" office:value="0.634393284163646">
            <text:p>0.6343932842</text:p>
          </table:table-cell>
          <table:table-cell table:formula="of:=SIN(RADIANS([.D$1]*[.$A400]*360/256))" office:value-type="float" office:value="-0.857728610000272">
            <text:p>-0.85772861</text:p>
          </table:table-cell>
          <table:table-cell table:formula="of:=SIN(RADIANS([.E$1]*[.$A400]*360/256))" office:value-type="float" office:value="0.98078528040323">
            <text:p>0.9807852804</text:p>
          </table:table-cell>
          <table:table-cell table:formula="of:=SIN(RADIANS([.F$1]*[.$A400]*360/256))" office:value-type="float" office:value="-0.989176509964781">
            <text:p>-0.98917651</text:p>
          </table:table-cell>
          <table:table-cell table:formula="of:=SIN(RADIANS([.G$1]*[.$A400]*360/256))" office:value-type="float" office:value="0.881921264348355">
            <text:p>0.8819212643</text:p>
          </table:table-cell>
          <table:table-cell table:formula="of:=SIN(RADIANS([.H$1]*[.$A400]*360/256))" office:value-type="float" office:value="-0.671558954847019">
            <text:p>-0.6715589548</text:p>
          </table:table-cell>
          <table:table-cell table:formula="of:=SIN(RADIANS([.I$1]*[.$A400]*360/256))" office:value-type="float" office:value="0.38268343236509">
            <text:p>0.3826834324</text:p>
          </table:table-cell>
          <table:table-cell table:formula="of:=SIN(RADIANS([.J$1]*[.$A400]*360/256))" office:value-type="float" office:value="-0.0490676743274173">
            <text:p>-0.0490676743</text:p>
          </table:table-cell>
          <table:table-cell table:formula="of:=SIN(RADIANS([.K$1]*[.$A400]*360/256))" office:value-type="float" office:value="-0.29028467725446">
            <text:p>-0.2902846773</text:p>
          </table:table-cell>
          <table:table-cell table:formula="of:=SIN(RADIANS([.L$1]*[.$A400]*360/256))" office:value-type="float" office:value="0.595699304492435">
            <text:p>0.5956993045</text:p>
          </table:table-cell>
          <table:table-cell table:formula="of:=SIN(RADIANS([.M$1]*[.$A400]*360/256))" office:value-type="float" office:value="-0.831469612302544">
            <text:p>-0.8314696123</text:p>
          </table:table-cell>
          <table:table-cell table:formula="of:=SIN(RADIANS([.N$1]*[.$A400]*360/256))" office:value-type="float" office:value="0.970031253194545">
            <text:p>0.9700312532</text:p>
          </table:table-cell>
          <table:table-cell table:formula="of:=SIN(RADIANS([.O$1]*[.$A400]*360/256))" office:value-type="float" office:value="-0.995184726672197">
            <text:p>-0.9951847267</text:p>
          </table:table-cell>
          <table:table-cell table:formula="of:=SIN(RADIANS([.P$1]*[.$A400]*360/256))" office:value-type="float" office:value="0.903989293123445">
            <text:p>0.9039892931</text:p>
          </table:table-cell>
          <table:table-cell table:formula="of:=SIN(RADIANS([.Q$1]*[.$A400]*360/256))" office:value-type="float" office:value="-0.707106781186547">
            <text:p>-0.7071067812</text:p>
          </table:table-cell>
          <table:table-cell table:formula="of:= [.B400]/1+ [.C400]/2+ [.D400]/3+ [.E400]/4+ [.F400]/5+ [.G400]/6+ [.H400]/7+ [.I400]/8+ [.J400]/9+ [.K400]/10+ [.L400]/11+ [.M400]/12+ [.N400]/13+ [.O400]/14+ [.P400]/15+ [.Q400]/16" office:value-type="float" office:value="-0.189366556229131">
            <text:p>-0.1893665562</text:p>
          </table:table-cell>
          <table:table-cell table:number-columns-repeated="3"/>
        </table:table-row>
        <table:table-row table:style-name="ro1">
          <table:table-cell table:style-name="ce1" office:value-type="float" office:value="143">
            <text:p>143</text:p>
          </table:table-cell>
          <table:table-cell table:formula="of:=SIN(RADIANS([.$A401]*360/256))" office:value-type="float" office:value="-0.359895036534988">
            <text:p>-0.3598950365</text:p>
          </table:table-cell>
          <table:table-cell table:formula="of:=SIN(RADIANS([.C$1]*[.$A401]*360/256))" office:value-type="float" office:value="0.671558954847018">
            <text:p>0.6715589548</text:p>
          </table:table-cell>
          <table:table-cell table:formula="of:=SIN(RADIANS([.D$1]*[.$A401]*360/256))" office:value-type="float" office:value="-0.893224301195515">
            <text:p>-0.8932243012</text:p>
          </table:table-cell>
          <table:table-cell table:formula="of:=SIN(RADIANS([.E$1]*[.$A401]*360/256))" office:value-type="float" office:value="0.995184726672197">
            <text:p>0.9951847267</text:p>
          </table:table-cell>
          <table:table-cell table:formula="of:=SIN(RADIANS([.F$1]*[.$A401]*360/256))" office:value-type="float" office:value="-0.96377606579544">
            <text:p>-0.9637760658</text:p>
          </table:table-cell>
          <table:table-cell table:formula="of:=SIN(RADIANS([.G$1]*[.$A401]*360/256))" office:value-type="float" office:value="0.803207531480645">
            <text:p>0.8032075315</text:p>
          </table:table-cell>
          <table:table-cell table:formula="of:=SIN(RADIANS([.H$1]*[.$A401]*360/256))" office:value-type="float" office:value="-0.534997619887097">
            <text:p>-0.5349976199</text:p>
          </table:table-cell>
          <table:table-cell table:formula="of:=SIN(RADIANS([.I$1]*[.$A401]*360/256))" office:value-type="float" office:value="0.195090322016129">
            <text:p>0.195090322</text:p>
          </table:table-cell>
          <table:table-cell table:formula="of:=SIN(RADIANS([.J$1]*[.$A401]*360/256))" office:value-type="float" office:value="0.1709618887603">
            <text:p>0.1709618888</text:p>
          </table:table-cell>
          <table:table-cell table:formula="of:=SIN(RADIANS([.K$1]*[.$A401]*360/256))" office:value-type="float" office:value="-0.514102744193224">
            <text:p>-0.5141027442</text:p>
          </table:table-cell>
          <table:table-cell table:formula="of:=SIN(RADIANS([.L$1]*[.$A401]*360/256))" office:value-type="float" office:value="0.788346427626607">
            <text:p>0.7883464276</text:p>
          </table:table-cell>
          <table:table-cell table:formula="of:=SIN(RADIANS([.M$1]*[.$A401]*360/256))" office:value-type="float" office:value="-0.956940335732209">
            <text:p>-0.9569403357</text:p>
          </table:table-cell>
          <table:table-cell table:formula="of:=SIN(RADIANS([.N$1]*[.$A401]*360/256))" office:value-type="float" office:value="0.99729045667869">
            <text:p>0.9972904567</text:p>
          </table:table-cell>
          <table:table-cell table:formula="of:=SIN(RADIANS([.O$1]*[.$A401]*360/256))" office:value-type="float" office:value="-0.903989293123443">
            <text:p>-0.9039892931</text:p>
          </table:table-cell>
          <table:table-cell table:formula="of:=SIN(RADIANS([.P$1]*[.$A401]*360/256))" office:value-type="float" office:value="0.689540544737067">
            <text:p>0.6895405447</text:p>
          </table:table-cell>
          <table:table-cell table:formula="of:=SIN(RADIANS([.Q$1]*[.$A401]*360/256))" office:value-type="float" office:value="-0.382683432365091">
            <text:p>-0.3826834324</text:p>
          </table:table-cell>
          <table:table-cell table:formula="of:= [.B401]/1+ [.C401]/2+ [.D401]/3+ [.E401]/4+ [.F401]/5+ [.G401]/6+ [.H401]/7+ [.I401]/8+ [.J401]/9+ [.K401]/10+ [.L401]/11+ [.M401]/12+ [.N401]/13+ [.O401]/14+ [.P401]/15+ [.Q401]/16" office:value-type="float" office:value="-0.190286081658039">
            <text:p>-0.1902860817</text:p>
          </table:table-cell>
          <table:table-cell table:number-columns-repeated="3"/>
        </table:table-row>
        <table:table-row table:style-name="ro1">
          <table:table-cell table:style-name="ce1" office:value-type="float" office:value="144">
            <text:p>144</text:p>
          </table:table-cell>
          <table:table-cell table:formula="of:=SIN(RADIANS([.$A402]*360/256))" office:value-type="float" office:value="-0.38268343236509">
            <text:p>-0.3826834324</text:p>
          </table:table-cell>
          <table:table-cell table:formula="of:=SIN(RADIANS([.C$1]*[.$A402]*360/256))" office:value-type="float" office:value="0.707106781186547">
            <text:p>0.7071067812</text:p>
          </table:table-cell>
          <table:table-cell table:formula="of:=SIN(RADIANS([.D$1]*[.$A402]*360/256))" office:value-type="float" office:value="-0.923879532511286">
            <text:p>-0.9238795325</text:p>
          </table:table-cell>
          <table:table-cell table:formula="of:=SIN(RADIANS([.E$1]*[.$A402]*360/256))" office:value-type="float" office:value="1">
            <text:p>1</text:p>
          </table:table-cell>
          <table:table-cell table:formula="of:=SIN(RADIANS([.F$1]*[.$A402]*360/256))" office:value-type="float" office:value="-0.923879532511287">
            <text:p>-0.9238795325</text:p>
          </table:table-cell>
          <table:table-cell table:formula="of:=SIN(RADIANS([.G$1]*[.$A402]*360/256))" office:value-type="float" office:value="0.707106781186549">
            <text:p>0.7071067812</text:p>
          </table:table-cell>
          <table:table-cell table:formula="of:=SIN(RADIANS([.H$1]*[.$A402]*360/256))" office:value-type="float" office:value="-0.382683432365089">
            <text:p>-0.3826834324</text:p>
          </table:table-cell>
          <table:table-cell table:formula="of:=SIN(RADIANS([.I$1]*[.$A402]*360/256))" office:value-type="float" office:value="1.10218211923262E-015">
            <text:p>1.10218211923262E-015</text:p>
          </table:table-cell>
          <table:table-cell table:formula="of:=SIN(RADIANS([.J$1]*[.$A402]*360/256))" office:value-type="float" office:value="0.382683432365091">
            <text:p>0.3826834324</text:p>
          </table:table-cell>
          <table:table-cell table:formula="of:=SIN(RADIANS([.K$1]*[.$A402]*360/256))" office:value-type="float" office:value="-0.707106781186547">
            <text:p>-0.7071067812</text:p>
          </table:table-cell>
          <table:table-cell table:formula="of:=SIN(RADIANS([.L$1]*[.$A402]*360/256))" office:value-type="float" office:value="0.923879532511287">
            <text:p>0.9238795325</text:p>
          </table:table-cell>
          <table:table-cell table:formula="of:=SIN(RADIANS([.M$1]*[.$A402]*360/256))" office:value-type="float" office:value="-1">
            <text:p>-1</text:p>
          </table:table-cell>
          <table:table-cell table:formula="of:=SIN(RADIANS([.N$1]*[.$A402]*360/256))" office:value-type="float" office:value="0.923879532511287">
            <text:p>0.9238795325</text:p>
          </table:table-cell>
          <table:table-cell table:formula="of:=SIN(RADIANS([.O$1]*[.$A402]*360/256))" office:value-type="float" office:value="-0.707106781186547">
            <text:p>-0.7071067812</text:p>
          </table:table-cell>
          <table:table-cell table:formula="of:=SIN(RADIANS([.P$1]*[.$A402]*360/256))" office:value-type="float" office:value="0.382683432365094">
            <text:p>0.3826834324</text:p>
          </table:table-cell>
          <table:table-cell table:formula="of:=SIN(RADIANS([.Q$1]*[.$A402]*360/256))" office:value-type="float" office:value="-2.20436423846524E-015">
            <text:p>-2.20436423846524E-015</text:p>
          </table:table-cell>
          <table:table-cell table:formula="of:= [.B402]/1+ [.C402]/2+ [.D402]/3+ [.E402]/4+ [.F402]/5+ [.G402]/6+ [.H402]/7+ [.I402]/8+ [.J402]/9+ [.K402]/10+ [.L402]/11+ [.M402]/12+ [.N402]/13+ [.O402]/14+ [.P402]/15+ [.Q402]/16" office:value-type="float" office:value="-0.190146047737406">
            <text:p>-0.1901460477</text:p>
          </table:table-cell>
          <table:table-cell table:number-columns-repeated="3"/>
        </table:table-row>
        <table:table-row table:style-name="ro1">
          <table:table-cell table:style-name="ce1" office:value-type="float" office:value="145">
            <text:p>145</text:p>
          </table:table-cell>
          <table:table-cell table:formula="of:=SIN(RADIANS([.$A403]*360/256))" office:value-type="float" office:value="-0.40524131400499">
            <text:p>-0.405241314</text:p>
          </table:table-cell>
          <table:table-cell table:formula="of:=SIN(RADIANS([.C$1]*[.$A403]*360/256))" office:value-type="float" office:value="0.740951125354959">
            <text:p>0.7409511254</text:p>
          </table:table-cell>
          <table:table-cell table:formula="of:=SIN(RADIANS([.D$1]*[.$A403]*360/256))" office:value-type="float" office:value="-0.949528180593036">
            <text:p>-0.9495281806</text:p>
          </table:table-cell>
          <table:table-cell table:formula="of:=SIN(RADIANS([.E$1]*[.$A403]*360/256))" office:value-type="float" office:value="0.995184726672197">
            <text:p>0.9951847267</text:p>
          </table:table-cell>
          <table:table-cell table:formula="of:=SIN(RADIANS([.F$1]*[.$A403]*360/256))" office:value-type="float" office:value="-0.870086991108712">
            <text:p>-0.8700869911</text:p>
          </table:table-cell>
          <table:table-cell table:formula="of:=SIN(RADIANS([.G$1]*[.$A403]*360/256))" office:value-type="float" office:value="0.595699304492434">
            <text:p>0.5956993045</text:p>
          </table:table-cell>
          <table:table-cell table:formula="of:=SIN(RADIANS([.H$1]*[.$A403]*360/256))" office:value-type="float" office:value="-0.219101240156869">
            <text:p>-0.2191012402</text:p>
          </table:table-cell>
          <table:table-cell table:formula="of:=SIN(RADIANS([.I$1]*[.$A403]*360/256))" office:value-type="float" office:value="-0.195090322016127">
            <text:p>-0.195090322</text:p>
          </table:table-cell>
          <table:table-cell table:formula="of:=SIN(RADIANS([.J$1]*[.$A403]*360/256))" office:value-type="float" office:value="0.575808191417845">
            <text:p>0.5758081914</text:p>
          </table:table-cell>
          <table:table-cell table:formula="of:=SIN(RADIANS([.K$1]*[.$A403]*360/256))" office:value-type="float" office:value="-0.85772861000027">
            <text:p>-0.85772861</text:p>
          </table:table-cell>
          <table:table-cell table:formula="of:=SIN(RADIANS([.L$1]*[.$A403]*360/256))" office:value-type="float" office:value="0.99247953459871">
            <text:p>0.9924795346</text:p>
          </table:table-cell>
          <table:table-cell table:formula="of:=SIN(RADIANS([.M$1]*[.$A403]*360/256))" office:value-type="float" office:value="-0.956940335732209">
            <text:p>-0.9569403357</text:p>
          </table:table-cell>
          <table:table-cell table:formula="of:=SIN(RADIANS([.N$1]*[.$A403]*360/256))" office:value-type="float" office:value="0.757208846506487">
            <text:p>0.7572088465</text:p>
          </table:table-cell>
          <table:table-cell table:formula="of:=SIN(RADIANS([.O$1]*[.$A403]*360/256))" office:value-type="float" office:value="-0.427555093430281">
            <text:p>-0.4275550934</text:p>
          </table:table-cell>
          <table:table-cell table:formula="of:=SIN(RADIANS([.P$1]*[.$A403]*360/256))" office:value-type="float" office:value="0.0245412285229134">
            <text:p>0.0245412285</text:p>
          </table:table-cell>
          <table:table-cell table:formula="of:=SIN(RADIANS([.Q$1]*[.$A403]*360/256))" office:value-type="float" office:value="0.382683432365086">
            <text:p>0.3826834324</text:p>
          </table:table-cell>
          <table:table-cell table:formula="of:= [.B403]/1+ [.C403]/2+ [.D403]/3+ [.E403]/4+ [.F403]/5+ [.G403]/6+ [.H403]/7+ [.I403]/8+ [.J403]/9+ [.K403]/10+ [.L403]/11+ [.M403]/12+ [.N403]/13+ [.O403]/14+ [.P403]/15+ [.Q403]/16" office:value-type="float" office:value="-0.190952418979978">
            <text:p>-0.190952419</text:p>
          </table:table-cell>
          <table:table-cell table:number-columns-repeated="3"/>
        </table:table-row>
        <table:table-row table:style-name="ro1">
          <table:table-cell table:style-name="ce1" office:value-type="float" office:value="146">
            <text:p>146</text:p>
          </table:table-cell>
          <table:table-cell table:formula="of:=SIN(RADIANS([.$A404]*360/256))" office:value-type="float" office:value="-0.427555093430282">
            <text:p>-0.4275550934</text:p>
          </table:table-cell>
          <table:table-cell table:formula="of:=SIN(RADIANS([.C$1]*[.$A404]*360/256))" office:value-type="float" office:value="0.773010453362737">
            <text:p>0.7730104534</text:p>
          </table:table-cell>
          <table:table-cell table:formula="of:=SIN(RADIANS([.D$1]*[.$A404]*360/256))" office:value-type="float" office:value="-0.970031253194544">
            <text:p>-0.9700312532</text:p>
          </table:table-cell>
          <table:table-cell table:formula="of:=SIN(RADIANS([.E$1]*[.$A404]*360/256))" office:value-type="float" office:value="0.98078528040323">
            <text:p>0.9807852804</text:p>
          </table:table-cell>
          <table:table-cell table:formula="of:=SIN(RADIANS([.F$1]*[.$A404]*360/256))" office:value-type="float" office:value="-0.803207531480645">
            <text:p>-0.8032075315</text:p>
          </table:table-cell>
          <table:table-cell table:formula="of:=SIN(RADIANS([.G$1]*[.$A404]*360/256))" office:value-type="float" office:value="0.471396736825997">
            <text:p>0.4713967368</text:p>
          </table:table-cell>
          <table:table-cell table:formula="of:=SIN(RADIANS([.H$1]*[.$A404]*360/256))" office:value-type="float" office:value="-0.0490676743274171">
            <text:p>-0.0490676743</text:p>
          </table:table-cell>
          <table:table-cell table:formula="of:=SIN(RADIANS([.I$1]*[.$A404]*360/256))" office:value-type="float" office:value="-0.382683432365091">
            <text:p>-0.3826834324</text:p>
          </table:table-cell>
          <table:table-cell table:formula="of:=SIN(RADIANS([.J$1]*[.$A404]*360/256))" office:value-type="float" office:value="0.74095112535496">
            <text:p>0.7409511254</text:p>
          </table:table-cell>
          <table:table-cell table:formula="of:=SIN(RADIANS([.K$1]*[.$A404]*360/256))" office:value-type="float" office:value="-0.956940335732209">
            <text:p>-0.9569403357</text:p>
          </table:table-cell>
          <table:table-cell table:formula="of:=SIN(RADIANS([.L$1]*[.$A404]*360/256))" office:value-type="float" office:value="0.989176509964781">
            <text:p>0.98917651</text:p>
          </table:table-cell>
          <table:table-cell table:formula="of:=SIN(RADIANS([.M$1]*[.$A404]*360/256))" office:value-type="float" office:value="-0.831469612302544">
            <text:p>-0.8314696123</text:p>
          </table:table-cell>
          <table:table-cell table:formula="of:=SIN(RADIANS([.N$1]*[.$A404]*360/256))" office:value-type="float" office:value="0.51410274419322">
            <text:p>0.5141027442</text:p>
          </table:table-cell>
          <table:table-cell table:formula="of:=SIN(RADIANS([.O$1]*[.$A404]*360/256))" office:value-type="float" office:value="-0.0980171403295587">
            <text:p>-0.0980171403</text:p>
          </table:table-cell>
          <table:table-cell table:formula="of:=SIN(RADIANS([.P$1]*[.$A404]*360/256))" office:value-type="float" office:value="-0.336889853392222">
            <text:p>-0.3368898534</text:p>
          </table:table-cell>
          <table:table-cell table:formula="of:=SIN(RADIANS([.Q$1]*[.$A404]*360/256))" office:value-type="float" office:value="0.707106781186549">
            <text:p>0.7071067812</text:p>
          </table:table-cell>
          <table:table-cell table:formula="of:= [.B404]/1+ [.C404]/2+ [.D404]/3+ [.E404]/4+ [.F404]/5+ [.G404]/6+ [.H404]/7+ [.I404]/8+ [.J404]/9+ [.K404]/10+ [.L404]/11+ [.M404]/12+ [.N404]/13+ [.O404]/14+ [.P404]/15+ [.Q404]/16" office:value-type="float" office:value="-0.194567914963105">
            <text:p>-0.194567915</text:p>
          </table:table-cell>
          <table:table-cell table:number-columns-repeated="3"/>
        </table:table-row>
        <table:table-row table:style-name="ro1">
          <table:table-cell table:style-name="ce1" office:value-type="float" office:value="147">
            <text:p>147</text:p>
          </table:table-cell>
          <table:table-cell table:formula="of:=SIN(RADIANS([.$A405]*360/256))" office:value-type="float" office:value="-0.449611329654607">
            <text:p>-0.4496113297</text:p>
          </table:table-cell>
          <table:table-cell table:formula="of:=SIN(RADIANS([.C$1]*[.$A405]*360/256))" office:value-type="float" office:value="0.803207531480645">
            <text:p>0.8032075315</text:p>
          </table:table-cell>
          <table:table-cell table:formula="of:=SIN(RADIANS([.D$1]*[.$A405]*360/256))" office:value-type="float" office:value="-0.985277642388941">
            <text:p>-0.9852776424</text:p>
          </table:table-cell>
          <table:table-cell table:formula="of:=SIN(RADIANS([.E$1]*[.$A405]*360/256))" office:value-type="float" office:value="0.956940335732209">
            <text:p>0.9569403357</text:p>
          </table:table-cell>
          <table:table-cell table:formula="of:=SIN(RADIANS([.F$1]*[.$A405]*360/256))" office:value-type="float" office:value="-0.724247082951467">
            <text:p>-0.724247083</text:p>
          </table:table-cell>
          <table:table-cell table:formula="of:=SIN(RADIANS([.G$1]*[.$A405]*360/256))" office:value-type="float" office:value="0.336889853392221">
            <text:p>0.3368898534</text:p>
          </table:table-cell>
          <table:table-cell table:formula="of:=SIN(RADIANS([.H$1]*[.$A405]*360/256))" office:value-type="float" office:value="0.122410675199217">
            <text:p>0.1224106752</text:p>
          </table:table-cell>
          <table:table-cell table:formula="of:=SIN(RADIANS([.I$1]*[.$A405]*360/256))" office:value-type="float" office:value="-0.555570233019603">
            <text:p>-0.555570233</text:p>
          </table:table-cell>
          <table:table-cell table:formula="of:=SIN(RADIANS([.J$1]*[.$A405]*360/256))" office:value-type="float" office:value="0.870086991108709">
            <text:p>0.8700869911</text:p>
          </table:table-cell>
          <table:table-cell table:formula="of:=SIN(RADIANS([.K$1]*[.$A405]*360/256))" office:value-type="float" office:value="-0.998795456205172">
            <text:p>-0.9987954562</text:p>
          </table:table-cell>
          <table:table-cell table:formula="of:=SIN(RADIANS([.L$1]*[.$A405]*360/256))" office:value-type="float" office:value="0.91420975570353">
            <text:p>0.9142097557</text:p>
          </table:table-cell>
          <table:table-cell table:formula="of:=SIN(RADIANS([.M$1]*[.$A405]*360/256))" office:value-type="float" office:value="-0.634393284163648">
            <text:p>-0.6343932842</text:p>
          </table:table-cell>
          <table:table-cell table:formula="of:=SIN(RADIANS([.N$1]*[.$A405]*360/256))" office:value-type="float" office:value="0.21910124015687">
            <text:p>0.2191012402</text:p>
          </table:table-cell>
          <table:table-cell table:formula="of:=SIN(RADIANS([.O$1]*[.$A405]*360/256))" office:value-type="float" office:value="0.242980179903266">
            <text:p>0.2429801799</text:p>
          </table:table-cell>
          <table:table-cell table:formula="of:=SIN(RADIANS([.P$1]*[.$A405]*360/256))" office:value-type="float" office:value="-0.653172842953775">
            <text:p>-0.653172843</text:p>
          </table:table-cell>
          <table:table-cell table:formula="of:=SIN(RADIANS([.Q$1]*[.$A405]*360/256))" office:value-type="float" office:value="0.923879532511287">
            <text:p>0.9238795325</text:p>
          </table:table-cell>
          <table:table-cell table:formula="of:= [.B405]/1+ [.C405]/2+ [.D405]/3+ [.E405]/4+ [.F405]/5+ [.G405]/6+ [.H405]/7+ [.I405]/8+ [.J405]/9+ [.K405]/10+ [.L405]/11+ [.M405]/12+ [.N405]/13+ [.O405]/14+ [.P405]/15+ [.Q405]/16" office:value-type="float" office:value="-0.202410567508411">
            <text:p>-0.2024105675</text:p>
          </table:table-cell>
          <table:table-cell table:number-columns-repeated="3"/>
        </table:table-row>
        <table:table-row table:style-name="ro1">
          <table:table-cell table:style-name="ce1" office:value-type="float" office:value="148">
            <text:p>148</text:p>
          </table:table-cell>
          <table:table-cell table:formula="of:=SIN(RADIANS([.$A406]*360/256))" office:value-type="float" office:value="-0.471396736825998">
            <text:p>-0.4713967368</text:p>
          </table:table-cell>
          <table:table-cell table:formula="of:=SIN(RADIANS([.C$1]*[.$A406]*360/256))" office:value-type="float" office:value="0.831469612302545">
            <text:p>0.8314696123</text:p>
          </table:table-cell>
          <table:table-cell table:formula="of:=SIN(RADIANS([.D$1]*[.$A406]*360/256))" office:value-type="float" office:value="-0.995184726672197">
            <text:p>-0.9951847267</text:p>
          </table:table-cell>
          <table:table-cell table:formula="of:=SIN(RADIANS([.E$1]*[.$A406]*360/256))" office:value-type="float" office:value="0.923879532511287">
            <text:p>0.9238795325</text:p>
          </table:table-cell>
          <table:table-cell table:formula="of:=SIN(RADIANS([.F$1]*[.$A406]*360/256))" office:value-type="float" office:value="-0.634393284163647">
            <text:p>-0.6343932842</text:p>
          </table:table-cell>
          <table:table-cell table:formula="of:=SIN(RADIANS([.G$1]*[.$A406]*360/256))" office:value-type="float" office:value="0.195090322016128">
            <text:p>0.195090322</text:p>
          </table:table-cell>
          <table:table-cell table:formula="of:=SIN(RADIANS([.H$1]*[.$A406]*360/256))" office:value-type="float" office:value="0.29028467725446">
            <text:p>0.2902846773</text:p>
          </table:table-cell>
          <table:table-cell table:formula="of:=SIN(RADIANS([.I$1]*[.$A406]*360/256))" office:value-type="float" office:value="-0.707106781186547">
            <text:p>-0.7071067812</text:p>
          </table:table-cell>
          <table:table-cell table:formula="of:=SIN(RADIANS([.J$1]*[.$A406]*360/256))" office:value-type="float" office:value="0.956940335732208">
            <text:p>0.9569403357</text:p>
          </table:table-cell>
          <table:table-cell table:formula="of:=SIN(RADIANS([.K$1]*[.$A406]*360/256))" office:value-type="float" office:value="-0.980785280403231">
            <text:p>-0.9807852804</text:p>
          </table:table-cell>
          <table:table-cell table:formula="of:=SIN(RADIANS([.L$1]*[.$A406]*360/256))" office:value-type="float" office:value="0.773010453362736">
            <text:p>0.7730104534</text:p>
          </table:table-cell>
          <table:table-cell table:formula="of:=SIN(RADIANS([.M$1]*[.$A406]*360/256))" office:value-type="float" office:value="-0.38268343236509">
            <text:p>-0.3826834324</text:p>
          </table:table-cell>
          <table:table-cell table:formula="of:=SIN(RADIANS([.N$1]*[.$A406]*360/256))" office:value-type="float" office:value="-0.0980171403295584">
            <text:p>-0.0980171403</text:p>
          </table:table-cell>
          <table:table-cell table:formula="of:=SIN(RADIANS([.O$1]*[.$A406]*360/256))" office:value-type="float" office:value="0.555570233019599">
            <text:p>0.555570233</text:p>
          </table:table-cell>
          <table:table-cell table:formula="of:=SIN(RADIANS([.P$1]*[.$A406]*360/256))" office:value-type="float" office:value="-0.881921264348356">
            <text:p>-0.8819212643</text:p>
          </table:table-cell>
          <table:table-cell table:formula="of:=SIN(RADIANS([.Q$1]*[.$A406]*360/256))" office:value-type="float" office:value="1">
            <text:p>1</text:p>
          </table:table-cell>
          <table:table-cell table:formula="of:= [.B406]/1+ [.C406]/2+ [.D406]/3+ [.E406]/4+ [.F406]/5+ [.G406]/6+ [.H406]/7+ [.I406]/8+ [.J406]/9+ [.K406]/10+ [.L406]/11+ [.M406]/12+ [.N406]/13+ [.O406]/14+ [.P406]/15+ [.Q406]/16" office:value-type="float" office:value="-0.215222376406032">
            <text:p>-0.2152223764</text:p>
          </table:table-cell>
          <table:table-cell table:number-columns-repeated="3"/>
        </table:table-row>
        <table:table-row table:style-name="ro1">
          <table:table-cell table:style-name="ce1" office:value-type="float" office:value="149">
            <text:p>149</text:p>
          </table:table-cell>
          <table:table-cell table:formula="of:=SIN(RADIANS([.$A407]*360/256))" office:value-type="float" office:value="-0.492898192229784">
            <text:p>-0.4928981922</text:p>
          </table:table-cell>
          <table:table-cell table:formula="of:=SIN(RADIANS([.C$1]*[.$A407]*360/256))" office:value-type="float" office:value="0.857728610000272">
            <text:p>0.85772861</text:p>
          </table:table-cell>
          <table:table-cell table:formula="of:=SIN(RADIANS([.D$1]*[.$A407]*360/256))" office:value-type="float" office:value="-0.999698818696204">
            <text:p>-0.9996988187</text:p>
          </table:table-cell>
          <table:table-cell table:formula="of:=SIN(RADIANS([.E$1]*[.$A407]*360/256))" office:value-type="float" office:value="0.881921264348355">
            <text:p>0.8819212643</text:p>
          </table:table-cell>
          <table:table-cell table:formula="of:=SIN(RADIANS([.F$1]*[.$A407]*360/256))" office:value-type="float" office:value="-0.534997619887097">
            <text:p>-0.5349976199</text:p>
          </table:table-cell>
          <table:table-cell table:formula="of:=SIN(RADIANS([.G$1]*[.$A407]*360/256))" office:value-type="float" office:value="0.0490676743274169">
            <text:p>0.0490676743</text:p>
          </table:table-cell>
          <table:table-cell table:formula="of:=SIN(RADIANS([.H$1]*[.$A407]*360/256))" office:value-type="float" office:value="0.449611329654605">
            <text:p>0.4496113297</text:p>
          </table:table-cell>
          <table:table-cell table:formula="of:=SIN(RADIANS([.I$1]*[.$A407]*360/256))" office:value-type="float" office:value="-0.831469612302545">
            <text:p>-0.8314696123</text:p>
          </table:table-cell>
          <table:table-cell table:formula="of:=SIN(RADIANS([.J$1]*[.$A407]*360/256))" office:value-type="float" office:value="0.99729045667869">
            <text:p>0.9972904567</text:p>
          </table:table-cell>
          <table:table-cell table:formula="of:=SIN(RADIANS([.K$1]*[.$A407]*360/256))" office:value-type="float" office:value="-0.903989293123443">
            <text:p>-0.9039892931</text:p>
          </table:table-cell>
          <table:table-cell table:formula="of:=SIN(RADIANS([.L$1]*[.$A407]*360/256))" office:value-type="float" office:value="0.575808191417844">
            <text:p>0.5758081914</text:p>
          </table:table-cell>
          <table:table-cell table:formula="of:=SIN(RADIANS([.M$1]*[.$A407]*360/256))" office:value-type="float" office:value="-0.0980171403295584">
            <text:p>-0.0980171403</text:p>
          </table:table-cell>
          <table:table-cell table:formula="of:=SIN(RADIANS([.N$1]*[.$A407]*360/256))" office:value-type="float" office:value="-0.405241314004986">
            <text:p>-0.405241314</text:p>
          </table:table-cell>
          <table:table-cell table:formula="of:=SIN(RADIANS([.O$1]*[.$A407]*360/256))" office:value-type="float" office:value="0.803207531480643">
            <text:p>0.8032075315</text:p>
          </table:table-cell>
          <table:table-cell table:formula="of:=SIN(RADIANS([.P$1]*[.$A407]*360/256))" office:value-type="float" office:value="-0.99247953459871">
            <text:p>-0.9924795346</text:p>
          </table:table-cell>
          <table:table-cell table:formula="of:=SIN(RADIANS([.Q$1]*[.$A407]*360/256))" office:value-type="float" office:value="0.923879532511287">
            <text:p>0.9238795325</text:p>
          </table:table-cell>
          <table:table-cell table:formula="of:= [.B407]/1+ [.C407]/2+ [.D407]/3+ [.E407]/4+ [.F407]/5+ [.G407]/6+ [.H407]/7+ [.I407]/8+ [.J407]/9+ [.K407]/10+ [.L407]/11+ [.M407]/12+ [.N407]/13+ [.O407]/14+ [.P407]/15+ [.Q407]/16" office:value-type="float" office:value="-0.232945648689139">
            <text:p>-0.2329456487</text:p>
          </table:table-cell>
          <table:table-cell table:number-columns-repeated="3"/>
        </table:table-row>
        <table:table-row table:style-name="ro1">
          <table:table-cell table:style-name="ce1" office:value-type="float" office:value="150">
            <text:p>150</text:p>
          </table:table-cell>
          <table:table-cell table:formula="of:=SIN(RADIANS([.$A408]*360/256))" office:value-type="float" office:value="-0.514102744193222">
            <text:p>-0.5141027442</text:p>
          </table:table-cell>
          <table:table-cell table:formula="of:=SIN(RADIANS([.C$1]*[.$A408]*360/256))" office:value-type="float" office:value="0.881921264348355">
            <text:p>0.8819212643</text:p>
          </table:table-cell>
          <table:table-cell table:formula="of:=SIN(RADIANS([.D$1]*[.$A408]*360/256))" office:value-type="float" office:value="-0.998795456205172">
            <text:p>-0.9987954562</text:p>
          </table:table-cell>
          <table:table-cell table:formula="of:=SIN(RADIANS([.E$1]*[.$A408]*360/256))" office:value-type="float" office:value="0.831469612302546">
            <text:p>0.8314696123</text:p>
          </table:table-cell>
          <table:table-cell table:formula="of:=SIN(RADIANS([.F$1]*[.$A408]*360/256))" office:value-type="float" office:value="-0.427555093430283">
            <text:p>-0.4275550934</text:p>
          </table:table-cell>
          <table:table-cell table:formula="of:=SIN(RADIANS([.G$1]*[.$A408]*360/256))" office:value-type="float" office:value="-0.0980171403295594">
            <text:p>-0.0980171403</text:p>
          </table:table-cell>
          <table:table-cell table:formula="of:=SIN(RADIANS([.H$1]*[.$A408]*360/256))" office:value-type="float" office:value="0.595699304492432">
            <text:p>0.5956993045</text:p>
          </table:table-cell>
          <table:table-cell table:formula="of:=SIN(RADIANS([.I$1]*[.$A408]*360/256))" office:value-type="float" office:value="-0.923879532511286">
            <text:p>-0.9238795325</text:p>
          </table:table-cell>
          <table:table-cell table:formula="of:=SIN(RADIANS([.J$1]*[.$A408]*360/256))" office:value-type="float" office:value="0.989176509964781">
            <text:p>0.98917651</text:p>
          </table:table-cell>
          <table:table-cell table:formula="of:=SIN(RADIANS([.K$1]*[.$A408]*360/256))" office:value-type="float" office:value="-0.773010453362738">
            <text:p>-0.7730104534</text:p>
          </table:table-cell>
          <table:table-cell table:formula="of:=SIN(RADIANS([.L$1]*[.$A408]*360/256))" office:value-type="float" office:value="0.336889853392219">
            <text:p>0.3368898534</text:p>
          </table:table-cell>
          <table:table-cell table:formula="of:=SIN(RADIANS([.M$1]*[.$A408]*360/256))" office:value-type="float" office:value="0.195090322016126">
            <text:p>0.195090322</text:p>
          </table:table-cell>
          <table:table-cell table:formula="of:=SIN(RADIANS([.N$1]*[.$A408]*360/256))" office:value-type="float" office:value="-0.671558954847019">
            <text:p>-0.6715589548</text:p>
          </table:table-cell>
          <table:table-cell table:formula="of:=SIN(RADIANS([.O$1]*[.$A408]*360/256))" office:value-type="float" office:value="0.956940335732208">
            <text:p>0.9569403357</text:p>
          </table:table-cell>
          <table:table-cell table:formula="of:=SIN(RADIANS([.P$1]*[.$A408]*360/256))" office:value-type="float" office:value="-0.970031253194544">
            <text:p>-0.9700312532</text:p>
          </table:table-cell>
          <table:table-cell table:formula="of:=SIN(RADIANS([.Q$1]*[.$A408]*360/256))" office:value-type="float" office:value="0.70710678118655">
            <text:p>0.7071067812</text:p>
          </table:table-cell>
          <table:table-cell table:formula="of:= [.B408]/1+ [.C408]/2+ [.D408]/3+ [.E408]/4+ [.F408]/5+ [.G408]/6+ [.H408]/7+ [.I408]/8+ [.J408]/9+ [.K408]/10+ [.L408]/11+ [.M408]/12+ [.N408]/13+ [.O408]/14+ [.P408]/15+ [.Q408]/16" office:value-type="float" office:value="-0.254727520834758">
            <text:p>-0.2547275208</text:p>
          </table:table-cell>
          <table:table-cell table:number-columns-repeated="3"/>
        </table:table-row>
        <table:table-row table:style-name="ro1">
          <table:table-cell table:style-name="ce1" office:value-type="float" office:value="151">
            <text:p>151</text:p>
          </table:table-cell>
          <table:table-cell table:formula="of:=SIN(RADIANS([.$A409]*360/256))" office:value-type="float" office:value="-0.534997619887097">
            <text:p>-0.5349976199</text:p>
          </table:table-cell>
          <table:table-cell table:formula="of:=SIN(RADIANS([.C$1]*[.$A409]*360/256))" office:value-type="float" office:value="0.903989293123443">
            <text:p>0.9039892931</text:p>
          </table:table-cell>
          <table:table-cell table:formula="of:=SIN(RADIANS([.D$1]*[.$A409]*360/256))" office:value-type="float" office:value="-0.99247953459871">
            <text:p>-0.9924795346</text:p>
          </table:table-cell>
          <table:table-cell table:formula="of:=SIN(RADIANS([.E$1]*[.$A409]*360/256))" office:value-type="float" office:value="0.773010453362738">
            <text:p>0.7730104534</text:p>
          </table:table-cell>
          <table:table-cell table:formula="of:=SIN(RADIANS([.F$1]*[.$A409]*360/256))" office:value-type="float" office:value="-0.31368174039889">
            <text:p>-0.3136817404</text:p>
          </table:table-cell>
          <table:table-cell table:formula="of:=SIN(RADIANS([.G$1]*[.$A409]*360/256))" office:value-type="float" office:value="-0.242980179903264">
            <text:p>-0.2429801799</text:p>
          </table:table-cell>
          <table:table-cell table:formula="of:=SIN(RADIANS([.H$1]*[.$A409]*360/256))" office:value-type="float" office:value="0.724247082951466">
            <text:p>0.724247083</text:p>
          </table:table-cell>
          <table:table-cell table:formula="of:=SIN(RADIANS([.I$1]*[.$A409]*360/256))" office:value-type="float" office:value="-0.98078528040323">
            <text:p>-0.9807852804</text:p>
          </table:table-cell>
          <table:table-cell table:formula="of:=SIN(RADIANS([.J$1]*[.$A409]*360/256))" office:value-type="float" office:value="0.93299279883474">
            <text:p>0.9329927988</text:p>
          </table:table-cell>
          <table:table-cell table:formula="of:=SIN(RADIANS([.K$1]*[.$A409]*360/256))" office:value-type="float" office:value="-0.595699304492431">
            <text:p>-0.5956993045</text:p>
          </table:table-cell>
          <table:table-cell table:formula="of:=SIN(RADIANS([.L$1]*[.$A409]*360/256))" office:value-type="float" office:value="0.0735645635996661">
            <text:p>0.0735645636</text:p>
          </table:table-cell>
          <table:table-cell table:formula="of:=SIN(RADIANS([.M$1]*[.$A409]*360/256))" office:value-type="float" office:value="0.471396736825998">
            <text:p>0.4713967368</text:p>
          </table:table-cell>
          <table:table-cell table:formula="of:=SIN(RADIANS([.N$1]*[.$A409]*360/256))" office:value-type="float" office:value="-0.870086991108711">
            <text:p>-0.8700869911</text:p>
          </table:table-cell>
          <table:table-cell table:formula="of:=SIN(RADIANS([.O$1]*[.$A409]*360/256))" office:value-type="float" office:value="0.998795456205172">
            <text:p>0.9987954562</text:p>
          </table:table-cell>
          <table:table-cell table:formula="of:=SIN(RADIANS([.P$1]*[.$A409]*360/256))" office:value-type="float" office:value="-0.817584813151586">
            <text:p>-0.8175848132</text:p>
          </table:table-cell>
          <table:table-cell table:formula="of:=SIN(RADIANS([.Q$1]*[.$A409]*360/256))" office:value-type="float" office:value="0.382683432365094">
            <text:p>0.3826834324</text:p>
          </table:table-cell>
          <table:table-cell table:formula="of:= [.B409]/1+ [.C409]/2+ [.D409]/3+ [.E409]/4+ [.F409]/5+ [.G409]/6+ [.H409]/7+ [.I409]/8+ [.J409]/9+ [.K409]/10+ [.L409]/11+ [.M409]/12+ [.N409]/13+ [.O409]/14+ [.P409]/15+ [.Q409]/16" office:value-type="float" office:value="-0.279052697863195">
            <text:p>-0.2790526979</text:p>
          </table:table-cell>
          <table:table-cell table:number-columns-repeated="3"/>
        </table:table-row>
        <table:table-row table:style-name="ro1">
          <table:table-cell table:style-name="ce1" office:value-type="float" office:value="152">
            <text:p>152</text:p>
          </table:table-cell>
          <table:table-cell table:formula="of:=SIN(RADIANS([.$A410]*360/256))" office:value-type="float" office:value="-0.555570233019602">
            <text:p>-0.555570233</text:p>
          </table:table-cell>
          <table:table-cell table:formula="of:=SIN(RADIANS([.C$1]*[.$A410]*360/256))" office:value-type="float" office:value="0.923879532511287">
            <text:p>0.9238795325</text:p>
          </table:table-cell>
          <table:table-cell table:formula="of:=SIN(RADIANS([.D$1]*[.$A410]*360/256))" office:value-type="float" office:value="-0.98078528040323">
            <text:p>-0.9807852804</text:p>
          </table:table-cell>
          <table:table-cell table:formula="of:=SIN(RADIANS([.E$1]*[.$A410]*360/256))" office:value-type="float" office:value="0.707106781186547">
            <text:p>0.7071067812</text:p>
          </table:table-cell>
          <table:table-cell table:formula="of:=SIN(RADIANS([.F$1]*[.$A410]*360/256))" office:value-type="float" office:value="-0.195090322016128">
            <text:p>-0.195090322</text:p>
          </table:table-cell>
          <table:table-cell table:formula="of:=SIN(RADIANS([.G$1]*[.$A410]*360/256))" office:value-type="float" office:value="-0.382683432365091">
            <text:p>-0.3826834324</text:p>
          </table:table-cell>
          <table:table-cell table:formula="of:=SIN(RADIANS([.H$1]*[.$A410]*360/256))" office:value-type="float" office:value="0.831469612302545">
            <text:p>0.8314696123</text:p>
          </table:table-cell>
          <table:table-cell table:formula="of:=SIN(RADIANS([.I$1]*[.$A410]*360/256))" office:value-type="float" office:value="-1">
            <text:p>-1</text:p>
          </table:table-cell>
          <table:table-cell table:formula="of:=SIN(RADIANS([.J$1]*[.$A410]*360/256))" office:value-type="float" office:value="0.831469612302546">
            <text:p>0.8314696123</text:p>
          </table:table-cell>
          <table:table-cell table:formula="of:=SIN(RADIANS([.K$1]*[.$A410]*360/256))" office:value-type="float" office:value="-0.38268343236509">
            <text:p>-0.3826834324</text:p>
          </table:table-cell>
          <table:table-cell table:formula="of:=SIN(RADIANS([.L$1]*[.$A410]*360/256))" office:value-type="float" office:value="-0.19509032201613">
            <text:p>-0.195090322</text:p>
          </table:table-cell>
          <table:table-cell table:formula="of:=SIN(RADIANS([.M$1]*[.$A410]*360/256))" office:value-type="float" office:value="0.707106781186549">
            <text:p>0.7071067812</text:p>
          </table:table-cell>
          <table:table-cell table:formula="of:=SIN(RADIANS([.N$1]*[.$A410]*360/256))" office:value-type="float" office:value="-0.98078528040323">
            <text:p>-0.9807852804</text:p>
          </table:table-cell>
          <table:table-cell table:formula="of:=SIN(RADIANS([.O$1]*[.$A410]*360/256))" office:value-type="float" office:value="0.923879532511287">
            <text:p>0.9238795325</text:p>
          </table:table-cell>
          <table:table-cell table:formula="of:=SIN(RADIANS([.P$1]*[.$A410]*360/256))" office:value-type="float" office:value="-0.555570233019602">
            <text:p>-0.555570233</text:p>
          </table:table-cell>
          <table:table-cell table:formula="of:=SIN(RADIANS([.Q$1]*[.$A410]*360/256))" office:value-type="float" office:value="-1.22588476042053E-015">
            <text:p>-1.22588476042053E-015</text:p>
          </table:table-cell>
          <table:table-cell table:formula="of:= [.B410]/1+ [.C410]/2+ [.D410]/3+ [.E410]/4+ [.F410]/5+ [.G410]/6+ [.H410]/7+ [.I410]/8+ [.J410]/9+ [.K410]/10+ [.L410]/11+ [.M410]/12+ [.N410]/13+ [.O410]/14+ [.P410]/15+ [.Q410]/16" office:value-type="float" office:value="-0.303983852950354">
            <text:p>-0.303983853</text:p>
          </table:table-cell>
          <table:table-cell table:number-columns-repeated="3"/>
        </table:table-row>
        <table:table-row table:style-name="ro1">
          <table:table-cell table:style-name="ce1" office:value-type="float" office:value="153">
            <text:p>153</text:p>
          </table:table-cell>
          <table:table-cell table:formula="of:=SIN(RADIANS([.$A411]*360/256))" office:value-type="float" office:value="-0.575808191417845">
            <text:p>-0.5758081914</text:p>
          </table:table-cell>
          <table:table-cell table:formula="of:=SIN(RADIANS([.C$1]*[.$A411]*360/256))" office:value-type="float" office:value="0.941544065183021">
            <text:p>0.9415440652</text:p>
          </table:table-cell>
          <table:table-cell table:formula="of:=SIN(RADIANS([.D$1]*[.$A411]*360/256))" office:value-type="float" office:value="-0.96377606579544">
            <text:p>-0.9637760658</text:p>
          </table:table-cell>
          <table:table-cell table:formula="of:=SIN(RADIANS([.E$1]*[.$A411]*360/256))" office:value-type="float" office:value="0.634393284163645">
            <text:p>0.6343932842</text:p>
          </table:table-cell>
          <table:table-cell table:formula="of:=SIN(RADIANS([.F$1]*[.$A411]*360/256))" office:value-type="float" office:value="-0.0735645635996688">
            <text:p>-0.0735645636</text:p>
          </table:table-cell>
          <table:table-cell table:formula="of:=SIN(RADIANS([.G$1]*[.$A411]*360/256))" office:value-type="float" office:value="-0.514102744193221">
            <text:p>-0.5141027442</text:p>
          </table:table-cell>
          <table:table-cell table:formula="of:=SIN(RADIANS([.H$1]*[.$A411]*360/256))" office:value-type="float" office:value="0.914209755703531">
            <text:p>0.9142097557</text:p>
          </table:table-cell>
          <table:table-cell table:formula="of:=SIN(RADIANS([.I$1]*[.$A411]*360/256))" office:value-type="float" office:value="-0.98078528040323">
            <text:p>-0.9807852804</text:p>
          </table:table-cell>
          <table:table-cell table:formula="of:=SIN(RADIANS([.J$1]*[.$A411]*360/256))" office:value-type="float" office:value="0.689540544737067">
            <text:p>0.6895405447</text:p>
          </table:table-cell>
          <table:table-cell table:formula="of:=SIN(RADIANS([.K$1]*[.$A411]*360/256))" office:value-type="float" office:value="-0.146730474455364">
            <text:p>-0.1467304745</text:p>
          </table:table-cell>
          <table:table-cell table:formula="of:=SIN(RADIANS([.L$1]*[.$A411]*360/256))" office:value-type="float" office:value="-0.449611329654608">
            <text:p>-0.4496113297</text:p>
          </table:table-cell>
          <table:table-cell table:formula="of:=SIN(RADIANS([.M$1]*[.$A411]*360/256))" office:value-type="float" office:value="0.881921264348354">
            <text:p>0.8819212643</text:p>
          </table:table-cell>
          <table:table-cell table:formula="of:=SIN(RADIANS([.N$1]*[.$A411]*360/256))" office:value-type="float" office:value="-0.99247953459871">
            <text:p>-0.9924795346</text:p>
          </table:table-cell>
          <table:table-cell table:formula="of:=SIN(RADIANS([.O$1]*[.$A411]*360/256))" office:value-type="float" office:value="0.74095112535496">
            <text:p>0.7409511254</text:p>
          </table:table-cell>
          <table:table-cell table:formula="of:=SIN(RADIANS([.P$1]*[.$A411]*360/256))" office:value-type="float" office:value="-0.219101240156874">
            <text:p>-0.2191012402</text:p>
          </table:table-cell>
          <table:table-cell table:formula="of:=SIN(RADIANS([.Q$1]*[.$A411]*360/256))" office:value-type="float" office:value="-0.38268343236509">
            <text:p>-0.3826834324</text:p>
          </table:table-cell>
          <table:table-cell table:formula="of:= [.B411]/1+ [.C411]/2+ [.D411]/3+ [.E411]/4+ [.F411]/5+ [.G411]/6+ [.H411]/7+ [.I411]/8+ [.J411]/9+ [.K411]/10+ [.L411]/11+ [.M411]/12+ [.N411]/13+ [.O411]/14+ [.P411]/15+ [.Q411]/16" office:value-type="float" office:value="-0.327471709159079">
            <text:p>-0.3274717092</text:p>
          </table:table-cell>
          <table:table-cell table:number-columns-repeated="3"/>
        </table:table-row>
        <table:table-row table:style-name="ro1">
          <table:table-cell table:style-name="ce1" office:value-type="float" office:value="154">
            <text:p>154</text:p>
          </table:table-cell>
          <table:table-cell table:formula="of:=SIN(RADIANS([.$A412]*360/256))" office:value-type="float" office:value="-0.595699304492433">
            <text:p>-0.5956993045</text:p>
          </table:table-cell>
          <table:table-cell table:formula="of:=SIN(RADIANS([.C$1]*[.$A412]*360/256))" office:value-type="float" office:value="0.956940335732209">
            <text:p>0.9569403357</text:p>
          </table:table-cell>
          <table:table-cell table:formula="of:=SIN(RADIANS([.D$1]*[.$A412]*360/256))" office:value-type="float" office:value="-0.941544065183021">
            <text:p>-0.9415440652</text:p>
          </table:table-cell>
          <table:table-cell table:formula="of:=SIN(RADIANS([.E$1]*[.$A412]*360/256))" office:value-type="float" office:value="0.555570233019602">
            <text:p>0.555570233</text:p>
          </table:table-cell>
          <table:table-cell table:formula="of:=SIN(RADIANS([.F$1]*[.$A412]*360/256))" office:value-type="float" office:value="0.0490676743274189">
            <text:p>0.0490676743</text:p>
          </table:table-cell>
          <table:table-cell table:formula="of:=SIN(RADIANS([.G$1]*[.$A412]*360/256))" office:value-type="float" office:value="-0.634393284163646">
            <text:p>-0.6343932842</text:p>
          </table:table-cell>
          <table:table-cell table:formula="of:=SIN(RADIANS([.H$1]*[.$A412]*360/256))" office:value-type="float" office:value="0.970031253194544">
            <text:p>0.9700312532</text:p>
          </table:table-cell>
          <table:table-cell table:formula="of:=SIN(RADIANS([.I$1]*[.$A412]*360/256))" office:value-type="float" office:value="-0.923879532511287">
            <text:p>-0.9238795325</text:p>
          </table:table-cell>
          <table:table-cell table:formula="of:=SIN(RADIANS([.J$1]*[.$A412]*360/256))" office:value-type="float" office:value="0.51410274419322">
            <text:p>0.5141027442</text:p>
          </table:table-cell>
          <table:table-cell table:formula="of:=SIN(RADIANS([.K$1]*[.$A412]*360/256))" office:value-type="float" office:value="0.0980171403295623">
            <text:p>0.0980171403</text:p>
          </table:table-cell>
          <table:table-cell table:formula="of:=SIN(RADIANS([.L$1]*[.$A412]*360/256))" office:value-type="float" office:value="-0.671558954847019">
            <text:p>-0.6715589548</text:p>
          </table:table-cell>
          <table:table-cell table:formula="of:=SIN(RADIANS([.M$1]*[.$A412]*360/256))" office:value-type="float" office:value="0.98078528040323">
            <text:p>0.9807852804</text:p>
          </table:table-cell>
          <table:table-cell table:formula="of:=SIN(RADIANS([.N$1]*[.$A412]*360/256))" office:value-type="float" office:value="-0.903989293123443">
            <text:p>-0.9039892931</text:p>
          </table:table-cell>
          <table:table-cell table:formula="of:=SIN(RADIANS([.O$1]*[.$A412]*360/256))" office:value-type="float" office:value="0.471396736825998">
            <text:p>0.4713967368</text:p>
          </table:table-cell>
          <table:table-cell table:formula="of:=SIN(RADIANS([.P$1]*[.$A412]*360/256))" office:value-type="float" office:value="0.146730474455361">
            <text:p>0.1467304745</text:p>
          </table:table-cell>
          <table:table-cell table:formula="of:=SIN(RADIANS([.Q$1]*[.$A412]*360/256))" office:value-type="float" office:value="-0.707106781186546">
            <text:p>-0.7071067812</text:p>
          </table:table-cell>
          <table:table-cell table:formula="of:= [.B412]/1+ [.C412]/2+ [.D412]/3+ [.E412]/4+ [.F412]/5+ [.G412]/6+ [.H412]/7+ [.I412]/8+ [.J412]/9+ [.K412]/10+ [.L412]/11+ [.M412]/12+ [.N412]/13+ [.O412]/14+ [.P412]/15+ [.Q412]/16" office:value-type="float" office:value="-0.347685378361296">
            <text:p>-0.3476853784</text:p>
          </table:table-cell>
          <table:table-cell table:number-columns-repeated="3"/>
        </table:table-row>
        <table:table-row table:style-name="ro1">
          <table:table-cell table:style-name="ce1" office:value-type="float" office:value="155">
            <text:p>155</text:p>
          </table:table-cell>
          <table:table-cell table:formula="of:=SIN(RADIANS([.$A413]*360/256))" office:value-type="float" office:value="-0.615231590580627">
            <text:p>-0.6152315906</text:p>
          </table:table-cell>
          <table:table-cell table:formula="of:=SIN(RADIANS([.C$1]*[.$A413]*360/256))" office:value-type="float" office:value="0.970031253194544">
            <text:p>0.9700312532</text:p>
          </table:table-cell>
          <table:table-cell table:formula="of:=SIN(RADIANS([.D$1]*[.$A413]*360/256))" office:value-type="float" office:value="-0.914209755703531">
            <text:p>-0.9142097557</text:p>
          </table:table-cell>
          <table:table-cell table:formula="of:=SIN(RADIANS([.E$1]*[.$A413]*360/256))" office:value-type="float" office:value="0.471396736825998">
            <text:p>0.4713967368</text:p>
          </table:table-cell>
          <table:table-cell table:formula="of:=SIN(RADIANS([.F$1]*[.$A413]*360/256))" office:value-type="float" office:value="0.170961888760301">
            <text:p>0.1709618888</text:p>
          </table:table-cell>
          <table:table-cell table:formula="of:=SIN(RADIANS([.G$1]*[.$A413]*360/256))" office:value-type="float" office:value="-0.740951125354958">
            <text:p>-0.7409511254</text:p>
          </table:table-cell>
          <table:table-cell table:formula="of:=SIN(RADIANS([.H$1]*[.$A413]*360/256))" office:value-type="float" office:value="0.99729045667869">
            <text:p>0.9972904567</text:p>
          </table:table-cell>
          <table:table-cell table:formula="of:=SIN(RADIANS([.I$1]*[.$A413]*360/256))" office:value-type="float" office:value="-0.831469612302546">
            <text:p>-0.8314696123</text:p>
          </table:table-cell>
          <table:table-cell table:formula="of:=SIN(RADIANS([.J$1]*[.$A413]*360/256))" office:value-type="float" office:value="0.313681740398894">
            <text:p>0.3136817404</text:p>
          </table:table-cell>
          <table:table-cell table:formula="of:=SIN(RADIANS([.K$1]*[.$A413]*360/256))" office:value-type="float" office:value="0.336889853392219">
            <text:p>0.3368898534</text:p>
          </table:table-cell>
          <table:table-cell table:formula="of:=SIN(RADIANS([.L$1]*[.$A413]*360/256))" office:value-type="float" office:value="-0.844853565249708">
            <text:p>-0.8448535652</text:p>
          </table:table-cell>
          <table:table-cell table:formula="of:=SIN(RADIANS([.M$1]*[.$A413]*360/256))" office:value-type="float" office:value="0.995184726672197">
            <text:p>0.9951847267</text:p>
          </table:table-cell>
          <table:table-cell table:formula="of:=SIN(RADIANS([.N$1]*[.$A413]*360/256))" office:value-type="float" office:value="-0.724247082951468">
            <text:p>-0.724247083</text:p>
          </table:table-cell>
          <table:table-cell table:formula="of:=SIN(RADIANS([.O$1]*[.$A413]*360/256))" office:value-type="float" office:value="0.146730474455362">
            <text:p>0.1467304745</text:p>
          </table:table-cell>
          <table:table-cell table:formula="of:=SIN(RADIANS([.P$1]*[.$A413]*360/256))" office:value-type="float" office:value="0.492898192229786">
            <text:p>0.4928981922</text:p>
          </table:table-cell>
          <table:table-cell table:formula="of:=SIN(RADIANS([.Q$1]*[.$A413]*360/256))" office:value-type="float" office:value="-0.923879532511286">
            <text:p>-0.9238795325</text:p>
          </table:table-cell>
          <table:table-cell table:formula="of:= [.B413]/1+ [.C413]/2+ [.D413]/3+ [.E413]/4+ [.F413]/5+ [.G413]/6+ [.H413]/7+ [.I413]/8+ [.J413]/9+ [.K413]/10+ [.L413]/11+ [.M413]/12+ [.N413]/13+ [.O413]/14+ [.P413]/15+ [.Q413]/16" office:value-type="float" office:value="-0.363309931942842">
            <text:p>-0.3633099319</text:p>
          </table:table-cell>
          <table:table-cell table:number-columns-repeated="3"/>
        </table:table-row>
        <table:table-row table:style-name="ro1">
          <table:table-cell table:style-name="ce1" office:value-type="float" office:value="156">
            <text:p>156</text:p>
          </table:table-cell>
          <table:table-cell table:formula="of:=SIN(RADIANS([.$A414]*360/256))" office:value-type="float" office:value="-0.634393284163645">
            <text:p>-0.6343932842</text:p>
          </table:table-cell>
          <table:table-cell table:formula="of:=SIN(RADIANS([.C$1]*[.$A414]*360/256))" office:value-type="float" office:value="0.98078528040323">
            <text:p>0.9807852804</text:p>
          </table:table-cell>
          <table:table-cell table:formula="of:=SIN(RADIANS([.D$1]*[.$A414]*360/256))" office:value-type="float" office:value="-0.881921264348355">
            <text:p>-0.8819212643</text:p>
          </table:table-cell>
          <table:table-cell table:formula="of:=SIN(RADIANS([.E$1]*[.$A414]*360/256))" office:value-type="float" office:value="0.382683432365091">
            <text:p>0.3826834324</text:p>
          </table:table-cell>
          <table:table-cell table:formula="of:=SIN(RADIANS([.F$1]*[.$A414]*360/256))" office:value-type="float" office:value="0.290284677254461">
            <text:p>0.2902846773</text:p>
          </table:table-cell>
          <table:table-cell table:formula="of:=SIN(RADIANS([.G$1]*[.$A414]*360/256))" office:value-type="float" office:value="-0.831469612302545">
            <text:p>-0.8314696123</text:p>
          </table:table-cell>
          <table:table-cell table:formula="of:=SIN(RADIANS([.H$1]*[.$A414]*360/256))" office:value-type="float" office:value="0.995184726672197">
            <text:p>0.9951847267</text:p>
          </table:table-cell>
          <table:table-cell table:formula="of:=SIN(RADIANS([.I$1]*[.$A414]*360/256))" office:value-type="float" office:value="-0.707106781186549">
            <text:p>-0.7071067812</text:p>
          </table:table-cell>
          <table:table-cell table:formula="of:=SIN(RADIANS([.J$1]*[.$A414]*360/256))" office:value-type="float" office:value="0.0980171403295616">
            <text:p>0.0980171403</text:p>
          </table:table-cell>
          <table:table-cell table:formula="of:=SIN(RADIANS([.K$1]*[.$A414]*360/256))" office:value-type="float" office:value="0.555570233019599">
            <text:p>0.555570233</text:p>
          </table:table-cell>
          <table:table-cell table:formula="of:=SIN(RADIANS([.L$1]*[.$A414]*360/256))" office:value-type="float" office:value="-0.956940335732209">
            <text:p>-0.9569403357</text:p>
          </table:table-cell>
          <table:table-cell table:formula="of:=SIN(RADIANS([.M$1]*[.$A414]*360/256))" office:value-type="float" office:value="0.923879532511287">
            <text:p>0.9238795325</text:p>
          </table:table-cell>
          <table:table-cell table:formula="of:=SIN(RADIANS([.N$1]*[.$A414]*360/256))" office:value-type="float" office:value="-0.471396736826001">
            <text:p>-0.4713967368</text:p>
          </table:table-cell>
          <table:table-cell table:formula="of:=SIN(RADIANS([.O$1]*[.$A414]*360/256))" office:value-type="float" office:value="-0.195090322016129">
            <text:p>-0.195090322</text:p>
          </table:table-cell>
          <table:table-cell table:formula="of:=SIN(RADIANS([.P$1]*[.$A414]*360/256))" office:value-type="float" office:value="0.773010453362736">
            <text:p>0.7730104534</text:p>
          </table:table-cell>
          <table:table-cell table:formula="of:=SIN(RADIANS([.Q$1]*[.$A414]*360/256))" office:value-type="float" office:value="-1">
            <text:p>-1</text:p>
          </table:table-cell>
          <table:table-cell table:formula="of:= [.B414]/1+ [.C414]/2+ [.D414]/3+ [.E414]/4+ [.F414]/5+ [.G414]/6+ [.H414]/7+ [.I414]/8+ [.J414]/9+ [.K414]/10+ [.L414]/11+ [.M414]/12+ [.N414]/13+ [.O414]/14+ [.P414]/15+ [.Q414]/16" office:value-type="float" office:value="-0.373763053386864">
            <text:p>-0.3737630534</text:p>
          </table:table-cell>
          <table:table-cell table:number-columns-repeated="3"/>
        </table:table-row>
        <table:table-row table:style-name="ro1">
          <table:table-cell table:style-name="ce1" office:value-type="float" office:value="157">
            <text:p>157</text:p>
          </table:table-cell>
          <table:table-cell table:formula="of:=SIN(RADIANS([.$A415]*360/256))" office:value-type="float" office:value="-0.653172842953777">
            <text:p>-0.653172843</text:p>
          </table:table-cell>
          <table:table-cell table:formula="of:=SIN(RADIANS([.C$1]*[.$A415]*360/256))" office:value-type="float" office:value="0.989176509964781">
            <text:p>0.98917651</text:p>
          </table:table-cell>
          <table:table-cell table:formula="of:=SIN(RADIANS([.D$1]*[.$A415]*360/256))" office:value-type="float" office:value="-0.844853565249707">
            <text:p>-0.8448535652</text:p>
          </table:table-cell>
          <table:table-cell table:formula="of:=SIN(RADIANS([.E$1]*[.$A415]*360/256))" office:value-type="float" office:value="0.290284677254462">
            <text:p>0.2902846773</text:p>
          </table:table-cell>
          <table:table-cell table:formula="of:=SIN(RADIANS([.F$1]*[.$A415]*360/256))" office:value-type="float" office:value="0.40524131400499">
            <text:p>0.405241314</text:p>
          </table:table-cell>
          <table:table-cell table:formula="of:=SIN(RADIANS([.G$1]*[.$A415]*360/256))" office:value-type="float" office:value="-0.903989293123444">
            <text:p>-0.9039892931</text:p>
          </table:table-cell>
          <table:table-cell table:formula="of:=SIN(RADIANS([.H$1]*[.$A415]*360/256))" office:value-type="float" office:value="0.96377606579544">
            <text:p>0.9637760658</text:p>
          </table:table-cell>
          <table:table-cell table:formula="of:=SIN(RADIANS([.I$1]*[.$A415]*360/256))" office:value-type="float" office:value="-0.555570233019602">
            <text:p>-0.555570233</text:p>
          </table:table-cell>
          <table:table-cell table:formula="of:=SIN(RADIANS([.J$1]*[.$A415]*360/256))" office:value-type="float" office:value="-0.122410675199217">
            <text:p>-0.1224106752</text:p>
          </table:table-cell>
          <table:table-cell table:formula="of:=SIN(RADIANS([.K$1]*[.$A415]*360/256))" office:value-type="float" office:value="0.74095112535496">
            <text:p>0.7409511254</text:p>
          </table:table-cell>
          <table:table-cell table:formula="of:=SIN(RADIANS([.L$1]*[.$A415]*360/256))" office:value-type="float" office:value="-0.999698818696204">
            <text:p>-0.9996988187</text:p>
          </table:table-cell>
          <table:table-cell table:formula="of:=SIN(RADIANS([.M$1]*[.$A415]*360/256))" office:value-type="float" office:value="0.773010453362736">
            <text:p>0.7730104534</text:p>
          </table:table-cell>
          <table:table-cell table:formula="of:=SIN(RADIANS([.N$1]*[.$A415]*360/256))" office:value-type="float" office:value="-0.1709618887603">
            <text:p>-0.1709618888</text:p>
          </table:table-cell>
          <table:table-cell table:formula="of:=SIN(RADIANS([.O$1]*[.$A415]*360/256))" office:value-type="float" office:value="-0.514102744193223">
            <text:p>-0.5141027442</text:p>
          </table:table-cell>
          <table:table-cell table:formula="of:=SIN(RADIANS([.P$1]*[.$A415]*360/256))" office:value-type="float" office:value="0.949528180593037">
            <text:p>0.9495281806</text:p>
          </table:table-cell>
          <table:table-cell table:formula="of:=SIN(RADIANS([.Q$1]*[.$A415]*360/256))" office:value-type="float" office:value="-0.923879532511286">
            <text:p>-0.9238795325</text:p>
          </table:table-cell>
          <table:table-cell table:formula="of:= [.B415]/1+ [.C415]/2+ [.D415]/3+ [.E415]/4+ [.F415]/5+ [.G415]/6+ [.H415]/7+ [.I415]/8+ [.J415]/9+ [.K415]/10+ [.L415]/11+ [.M415]/12+ [.N415]/13+ [.O415]/14+ [.P415]/15+ [.Q415]/16" office:value-type="float" office:value="-0.379295254930157">
            <text:p>-0.3792952549</text:p>
          </table:table-cell>
          <table:table-cell table:number-columns-repeated="3"/>
        </table:table-row>
        <table:table-row table:style-name="ro1">
          <table:table-cell table:style-name="ce1" office:value-type="float" office:value="158">
            <text:p>158</text:p>
          </table:table-cell>
          <table:table-cell table:formula="of:=SIN(RADIANS([.$A416]*360/256))" office:value-type="float" office:value="-0.671558954847018">
            <text:p>-0.6715589548</text:p>
          </table:table-cell>
          <table:table-cell table:formula="of:=SIN(RADIANS([.C$1]*[.$A416]*360/256))" office:value-type="float" office:value="0.995184726672197">
            <text:p>0.9951847267</text:p>
          </table:table-cell>
          <table:table-cell table:formula="of:=SIN(RADIANS([.D$1]*[.$A416]*360/256))" office:value-type="float" office:value="-0.803207531480645">
            <text:p>-0.8032075315</text:p>
          </table:table-cell>
          <table:table-cell table:formula="of:=SIN(RADIANS([.E$1]*[.$A416]*360/256))" office:value-type="float" office:value="0.195090322016128">
            <text:p>0.195090322</text:p>
          </table:table-cell>
          <table:table-cell table:formula="of:=SIN(RADIANS([.F$1]*[.$A416]*360/256))" office:value-type="float" office:value="0.514102744193221">
            <text:p>0.5141027442</text:p>
          </table:table-cell>
          <table:table-cell table:formula="of:=SIN(RADIANS([.G$1]*[.$A416]*360/256))" office:value-type="float" office:value="-0.956940335732208">
            <text:p>-0.9569403357</text:p>
          </table:table-cell>
          <table:table-cell table:formula="of:=SIN(RADIANS([.H$1]*[.$A416]*360/256))" office:value-type="float" office:value="0.903989293123443">
            <text:p>0.9039892931</text:p>
          </table:table-cell>
          <table:table-cell table:formula="of:=SIN(RADIANS([.I$1]*[.$A416]*360/256))" office:value-type="float" office:value="-0.38268343236509">
            <text:p>-0.3826834324</text:p>
          </table:table-cell>
          <table:table-cell table:formula="of:=SIN(RADIANS([.J$1]*[.$A416]*360/256))" office:value-type="float" office:value="-0.336889853392223">
            <text:p>-0.3368898534</text:p>
          </table:table-cell>
          <table:table-cell table:formula="of:=SIN(RADIANS([.K$1]*[.$A416]*360/256))" office:value-type="float" office:value="0.881921264348354">
            <text:p>0.8819212643</text:p>
          </table:table-cell>
          <table:table-cell table:formula="of:=SIN(RADIANS([.L$1]*[.$A416]*360/256))" office:value-type="float" office:value="-0.970031253194544">
            <text:p>-0.9700312532</text:p>
          </table:table-cell>
          <table:table-cell table:formula="of:=SIN(RADIANS([.M$1]*[.$A416]*360/256))" office:value-type="float" office:value="0.555570233019605">
            <text:p>0.555570233</text:p>
          </table:table-cell>
          <table:table-cell table:formula="of:=SIN(RADIANS([.N$1]*[.$A416]*360/256))" office:value-type="float" office:value="0.146730474455361">
            <text:p>0.1467304745</text:p>
          </table:table-cell>
          <table:table-cell table:formula="of:=SIN(RADIANS([.O$1]*[.$A416]*360/256))" office:value-type="float" office:value="-0.773010453362738">
            <text:p>-0.7730104534</text:p>
          </table:table-cell>
          <table:table-cell table:formula="of:=SIN(RADIANS([.P$1]*[.$A416]*360/256))" office:value-type="float" office:value="0.998795456205172">
            <text:p>0.9987954562</text:p>
          </table:table-cell>
          <table:table-cell table:formula="of:=SIN(RADIANS([.Q$1]*[.$A416]*360/256))" office:value-type="float" office:value="-0.707106781186547">
            <text:p>-0.7071067812</text:p>
          </table:table-cell>
          <table:table-cell table:formula="of:= [.B416]/1+ [.C416]/2+ [.D416]/3+ [.E416]/4+ [.F416]/5+ [.G416]/6+ [.H416]/7+ [.I416]/8+ [.J416]/9+ [.K416]/10+ [.L416]/11+ [.M416]/12+ [.N416]/13+ [.O416]/14+ [.P416]/15+ [.Q416]/16" office:value-type="float" office:value="-0.380956565754433">
            <text:p>-0.3809565658</text:p>
          </table:table-cell>
          <table:table-cell table:number-columns-repeated="3"/>
        </table:table-row>
        <table:table-row table:style-name="ro1">
          <table:table-cell table:style-name="ce1" office:value-type="float" office:value="159">
            <text:p>159</text:p>
          </table:table-cell>
          <table:table-cell table:formula="of:=SIN(RADIANS([.$A417]*360/256))" office:value-type="float" office:value="-0.689540544737067">
            <text:p>-0.6895405447</text:p>
          </table:table-cell>
          <table:table-cell table:formula="of:=SIN(RADIANS([.C$1]*[.$A417]*360/256))" office:value-type="float" office:value="0.998795456205172">
            <text:p>0.9987954562</text:p>
          </table:table-cell>
          <table:table-cell table:formula="of:=SIN(RADIANS([.D$1]*[.$A417]*360/256))" office:value-type="float" office:value="-0.757208846506485">
            <text:p>-0.7572088465</text:p>
          </table:table-cell>
          <table:table-cell table:formula="of:=SIN(RADIANS([.E$1]*[.$A417]*360/256))" office:value-type="float" office:value="0.0980171403295609">
            <text:p>0.0980171403</text:p>
          </table:table-cell>
          <table:table-cell table:formula="of:=SIN(RADIANS([.F$1]*[.$A417]*360/256))" office:value-type="float" office:value="0.615231590580628">
            <text:p>0.6152315906</text:p>
          </table:table-cell>
          <table:table-cell table:formula="of:=SIN(RADIANS([.G$1]*[.$A417]*360/256))" office:value-type="float" office:value="-0.989176509964781">
            <text:p>-0.98917651</text:p>
          </table:table-cell>
          <table:table-cell table:formula="of:=SIN(RADIANS([.H$1]*[.$A417]*360/256))" office:value-type="float" office:value="0.817584813151583">
            <text:p>0.8175848132</text:p>
          </table:table-cell>
          <table:table-cell table:formula="of:=SIN(RADIANS([.I$1]*[.$A417]*360/256))" office:value-type="float" office:value="-0.195090322016129">
            <text:p>-0.195090322</text:p>
          </table:table-cell>
          <table:table-cell table:formula="of:=SIN(RADIANS([.J$1]*[.$A417]*360/256))" office:value-type="float" office:value="-0.534997619887095">
            <text:p>-0.5349976199</text:p>
          </table:table-cell>
          <table:table-cell table:formula="of:=SIN(RADIANS([.K$1]*[.$A417]*360/256))" office:value-type="float" office:value="0.970031253194545">
            <text:p>0.9700312532</text:p>
          </table:table-cell>
          <table:table-cell table:formula="of:=SIN(RADIANS([.L$1]*[.$A417]*360/256))" office:value-type="float" office:value="-0.870086991108711">
            <text:p>-0.8700869911</text:p>
          </table:table-cell>
          <table:table-cell table:formula="of:=SIN(RADIANS([.M$1]*[.$A417]*360/256))" office:value-type="float" office:value="0.290284677254463">
            <text:p>0.2902846773</text:p>
          </table:table-cell>
          <table:table-cell table:formula="of:=SIN(RADIANS([.N$1]*[.$A417]*360/256))" office:value-type="float" office:value="0.449611329654604">
            <text:p>0.4496113297</text:p>
          </table:table-cell>
          <table:table-cell table:formula="of:=SIN(RADIANS([.O$1]*[.$A417]*360/256))" office:value-type="float" office:value="-0.941544065183022">
            <text:p>-0.9415440652</text:p>
          </table:table-cell>
          <table:table-cell table:formula="of:=SIN(RADIANS([.P$1]*[.$A417]*360/256))" office:value-type="float" office:value="0.91420975570353">
            <text:p>0.9142097557</text:p>
          </table:table-cell>
          <table:table-cell table:formula="of:=SIN(RADIANS([.Q$1]*[.$A417]*360/256))" office:value-type="float" office:value="-0.382683432365091">
            <text:p>-0.3826834324</text:p>
          </table:table-cell>
          <table:table-cell table:formula="of:= [.B417]/1+ [.C417]/2+ [.D417]/3+ [.E417]/4+ [.F417]/5+ [.G417]/6+ [.H417]/7+ [.I417]/8+ [.J417]/9+ [.K417]/10+ [.L417]/11+ [.M417]/12+ [.N417]/13+ [.O417]/14+ [.P417]/15+ [.Q417]/16" office:value-type="float" office:value="-0.380433914096842">
            <text:p>-0.3804339141</text:p>
          </table:table-cell>
          <table:table-cell table:number-columns-repeated="3"/>
        </table:table-row>
        <table:table-row table:style-name="ro1">
          <table:table-cell table:style-name="ce1" office:value-type="float" office:value="160">
            <text:p>160</text:p>
          </table:table-cell>
          <table:table-cell table:formula="of:=SIN(RADIANS([.$A418]*360/256))" office:value-type="float" office:value="-0.707106781186547">
            <text:p>-0.7071067812</text:p>
          </table:table-cell>
          <table:table-cell table:formula="of:=SIN(RADIANS([.C$1]*[.$A418]*360/256))" office:value-type="float" office:value="1">
            <text:p>1</text:p>
          </table:table-cell>
          <table:table-cell table:formula="of:=SIN(RADIANS([.D$1]*[.$A418]*360/256))" office:value-type="float" office:value="-0.707106781186547">
            <text:p>-0.7071067812</text:p>
          </table:table-cell>
          <table:table-cell table:formula="of:=SIN(RADIANS([.E$1]*[.$A418]*360/256))" office:value-type="float" office:value="6.12323399573677E-016">
            <text:p>6.12323399573677E-016</text:p>
          </table:table-cell>
          <table:table-cell table:formula="of:=SIN(RADIANS([.F$1]*[.$A418]*360/256))" office:value-type="float" office:value="0.707106781186548">
            <text:p>0.7071067812</text:p>
          </table:table-cell>
          <table:table-cell table:formula="of:=SIN(RADIANS([.G$1]*[.$A418]*360/256))" office:value-type="float" office:value="-1">
            <text:p>-1</text:p>
          </table:table-cell>
          <table:table-cell table:formula="of:=SIN(RADIANS([.H$1]*[.$A418]*360/256))" office:value-type="float" office:value="0.707106781186549">
            <text:p>0.7071067812</text:p>
          </table:table-cell>
          <table:table-cell table:formula="of:=SIN(RADIANS([.I$1]*[.$A418]*360/256))" office:value-type="float" office:value="-1.22464679914735E-015">
            <text:p>-1.22464679914735E-015</text:p>
          </table:table-cell>
          <table:table-cell table:formula="of:=SIN(RADIANS([.J$1]*[.$A418]*360/256))" office:value-type="float" office:value="-0.707106781186547">
            <text:p>-0.7071067812</text:p>
          </table:table-cell>
          <table:table-cell table:formula="of:=SIN(RADIANS([.K$1]*[.$A418]*360/256))" office:value-type="float" office:value="1">
            <text:p>1</text:p>
          </table:table-cell>
          <table:table-cell table:formula="of:=SIN(RADIANS([.L$1]*[.$A418]*360/256))" office:value-type="float" office:value="-0.707106781186547">
            <text:p>-0.7071067812</text:p>
          </table:table-cell>
          <table:table-cell table:formula="of:=SIN(RADIANS([.M$1]*[.$A418]*360/256))" office:value-type="float" office:value="-1.71574348007947E-015">
            <text:p>-1.71574348007947E-015</text:p>
          </table:table-cell>
          <table:table-cell table:formula="of:=SIN(RADIANS([.N$1]*[.$A418]*360/256))" office:value-type="float" office:value="0.707106781186549">
            <text:p>0.7071067812</text:p>
          </table:table-cell>
          <table:table-cell table:formula="of:=SIN(RADIANS([.O$1]*[.$A418]*360/256))" office:value-type="float" office:value="-1">
            <text:p>-1</text:p>
          </table:table-cell>
          <table:table-cell table:formula="of:=SIN(RADIANS([.P$1]*[.$A418]*360/256))" office:value-type="float" office:value="0.70710678118655">
            <text:p>0.7071067812</text:p>
          </table:table-cell>
          <table:table-cell table:formula="of:=SIN(RADIANS([.Q$1]*[.$A418]*360/256))" office:value-type="float" office:value="-2.44929359829471E-015">
            <text:p>-2.44929359829471E-015</text:p>
          </table:table-cell>
          <table:table-cell table:formula="of:= [.B418]/1+ [.C418]/2+ [.D418]/3+ [.E418]/4+ [.F418]/5+ [.G418]/6+ [.H418]/7+ [.I418]/8+ [.J418]/9+ [.K418]/10+ [.L418]/11+ [.M418]/12+ [.N418]/13+ [.O418]/14+ [.P418]/15+ [.Q418]/16" office:value-type="float" office:value="-0.379784242368786">
            <text:p>-0.3797842424</text:p>
          </table:table-cell>
          <table:table-cell table:number-columns-repeated="3"/>
        </table:table-row>
        <table:table-row table:style-name="ro1">
          <table:table-cell table:style-name="ce1" office:value-type="float" office:value="161">
            <text:p>161</text:p>
          </table:table-cell>
          <table:table-cell table:formula="of:=SIN(RADIANS([.$A419]*360/256))" office:value-type="float" office:value="-0.724247082951467">
            <text:p>-0.724247083</text:p>
          </table:table-cell>
          <table:table-cell table:formula="of:=SIN(RADIANS([.C$1]*[.$A419]*360/256))" office:value-type="float" office:value="0.998795456205172">
            <text:p>0.9987954562</text:p>
          </table:table-cell>
          <table:table-cell table:formula="of:=SIN(RADIANS([.D$1]*[.$A419]*360/256))" office:value-type="float" office:value="-0.653172842953777">
            <text:p>-0.653172843</text:p>
          </table:table-cell>
          <table:table-cell table:formula="of:=SIN(RADIANS([.E$1]*[.$A419]*360/256))" office:value-type="float" office:value="-0.0980171403295597">
            <text:p>-0.0980171403</text:p>
          </table:table-cell>
          <table:table-cell table:formula="of:=SIN(RADIANS([.F$1]*[.$A419]*360/256))" office:value-type="float" office:value="0.788346427626606">
            <text:p>0.7883464276</text:p>
          </table:table-cell>
          <table:table-cell table:formula="of:=SIN(RADIANS([.G$1]*[.$A419]*360/256))" office:value-type="float" office:value="-0.989176509964781">
            <text:p>-0.98917651</text:p>
          </table:table-cell>
          <table:table-cell table:formula="of:=SIN(RADIANS([.H$1]*[.$A419]*360/256))" office:value-type="float" office:value="0.575808191417847">
            <text:p>0.5758081914</text:p>
          </table:table-cell>
          <table:table-cell table:formula="of:=SIN(RADIANS([.I$1]*[.$A419]*360/256))" office:value-type="float" office:value="0.195090322016126">
            <text:p>0.195090322</text:p>
          </table:table-cell>
          <table:table-cell table:formula="of:=SIN(RADIANS([.J$1]*[.$A419]*360/256))" office:value-type="float" office:value="-0.844853565249708">
            <text:p>-0.8448535652</text:p>
          </table:table-cell>
          <table:table-cell table:formula="of:=SIN(RADIANS([.K$1]*[.$A419]*360/256))" office:value-type="float" office:value="0.970031253194544">
            <text:p>0.9700312532</text:p>
          </table:table-cell>
          <table:table-cell table:formula="of:=SIN(RADIANS([.L$1]*[.$A419]*360/256))" office:value-type="float" office:value="-0.492898192229783">
            <text:p>-0.4928981922</text:p>
          </table:table-cell>
          <table:table-cell table:formula="of:=SIN(RADIANS([.M$1]*[.$A419]*360/256))" office:value-type="float" office:value="-0.29028467725446">
            <text:p>-0.2902846773</text:p>
          </table:table-cell>
          <table:table-cell table:formula="of:=SIN(RADIANS([.N$1]*[.$A419]*360/256))" office:value-type="float" office:value="0.893224301195516">
            <text:p>0.8932243012</text:p>
          </table:table-cell>
          <table:table-cell table:formula="of:=SIN(RADIANS([.O$1]*[.$A419]*360/256))" office:value-type="float" office:value="-0.941544065183022">
            <text:p>-0.9415440652</text:p>
          </table:table-cell>
          <table:table-cell table:formula="of:=SIN(RADIANS([.P$1]*[.$A419]*360/256))" office:value-type="float" office:value="0.40524131400499">
            <text:p>0.405241314</text:p>
          </table:table-cell>
          <table:table-cell table:formula="of:=SIN(RADIANS([.Q$1]*[.$A419]*360/256))" office:value-type="float" office:value="0.382683432365086">
            <text:p>0.3826834324</text:p>
          </table:table-cell>
          <table:table-cell table:formula="of:= [.B419]/1+ [.C419]/2+ [.D419]/3+ [.E419]/4+ [.F419]/5+ [.G419]/6+ [.H419]/7+ [.I419]/8+ [.J419]/9+ [.K419]/10+ [.L419]/11+ [.M419]/12+ [.N419]/13+ [.O419]/14+ [.P419]/15+ [.Q419]/16" office:value-type="float" office:value="-0.381105376878302">
            <text:p>-0.3811053769</text:p>
          </table:table-cell>
          <table:table-cell table:number-columns-repeated="3"/>
        </table:table-row>
        <table:table-row table:style-name="ro1">
          <table:table-cell table:style-name="ce1" office:value-type="float" office:value="162">
            <text:p>162</text:p>
          </table:table-cell>
          <table:table-cell table:formula="of:=SIN(RADIANS([.$A420]*360/256))" office:value-type="float" office:value="-0.740951125354959">
            <text:p>-0.7409511254</text:p>
          </table:table-cell>
          <table:table-cell table:formula="of:=SIN(RADIANS([.C$1]*[.$A420]*360/256))" office:value-type="float" office:value="0.995184726672197">
            <text:p>0.9951847267</text:p>
          </table:table-cell>
          <table:table-cell table:formula="of:=SIN(RADIANS([.D$1]*[.$A420]*360/256))" office:value-type="float" office:value="-0.595699304492433">
            <text:p>-0.5956993045</text:p>
          </table:table-cell>
          <table:table-cell table:formula="of:=SIN(RADIANS([.E$1]*[.$A420]*360/256))" office:value-type="float" office:value="-0.195090322016129">
            <text:p>-0.195090322</text:p>
          </table:table-cell>
          <table:table-cell table:formula="of:=SIN(RADIANS([.F$1]*[.$A420]*360/256))" office:value-type="float" office:value="0.857728610000273">
            <text:p>0.85772861</text:p>
          </table:table-cell>
          <table:table-cell table:formula="of:=SIN(RADIANS([.G$1]*[.$A420]*360/256))" office:value-type="float" office:value="-0.956940335732209">
            <text:p>-0.9569403357</text:p>
          </table:table-cell>
          <table:table-cell table:formula="of:=SIN(RADIANS([.H$1]*[.$A420]*360/256))" office:value-type="float" office:value="0.427555093430283">
            <text:p>0.4275550934</text:p>
          </table:table-cell>
          <table:table-cell table:formula="of:=SIN(RADIANS([.I$1]*[.$A420]*360/256))" office:value-type="float" office:value="0.382683432365091">
            <text:p>0.3826834324</text:p>
          </table:table-cell>
          <table:table-cell table:formula="of:=SIN(RADIANS([.J$1]*[.$A420]*360/256))" office:value-type="float" office:value="-0.941544065183019">
            <text:p>-0.9415440652</text:p>
          </table:table-cell>
          <table:table-cell table:formula="of:=SIN(RADIANS([.K$1]*[.$A420]*360/256))" office:value-type="float" office:value="0.881921264348354">
            <text:p>0.8819212643</text:p>
          </table:table-cell>
          <table:table-cell table:formula="of:=SIN(RADIANS([.L$1]*[.$A420]*360/256))" office:value-type="float" office:value="-0.242980179903263">
            <text:p>-0.2429801799</text:p>
          </table:table-cell>
          <table:table-cell table:formula="of:=SIN(RADIANS([.M$1]*[.$A420]*360/256))" office:value-type="float" office:value="-0.555570233019602">
            <text:p>-0.555570233</text:p>
          </table:table-cell>
          <table:table-cell table:formula="of:=SIN(RADIANS([.N$1]*[.$A420]*360/256))" office:value-type="float" office:value="0.989176509964781">
            <text:p>0.98917651</text:p>
          </table:table-cell>
          <table:table-cell table:formula="of:=SIN(RADIANS([.O$1]*[.$A420]*360/256))" office:value-type="float" office:value="-0.773010453362739">
            <text:p>-0.7730104534</text:p>
          </table:table-cell>
          <table:table-cell table:formula="of:=SIN(RADIANS([.P$1]*[.$A420]*360/256))" office:value-type="float" office:value="0.0490676743274219">
            <text:p>0.0490676743</text:p>
          </table:table-cell>
          <table:table-cell table:formula="of:=SIN(RADIANS([.Q$1]*[.$A420]*360/256))" office:value-type="float" office:value="0.707106781186549">
            <text:p>0.7071067812</text:p>
          </table:table-cell>
          <table:table-cell table:formula="of:= [.B420]/1+ [.C420]/2+ [.D420]/3+ [.E420]/4+ [.F420]/5+ [.G420]/6+ [.H420]/7+ [.I420]/8+ [.J420]/9+ [.K420]/10+ [.L420]/11+ [.M420]/12+ [.N420]/13+ [.O420]/14+ [.P420]/15+ [.Q420]/16" office:value-type="float" office:value="-0.386197070195745">
            <text:p>-0.3861970702</text:p>
          </table:table-cell>
          <table:table-cell table:number-columns-repeated="3"/>
        </table:table-row>
        <table:table-row table:style-name="ro1">
          <table:table-cell table:style-name="ce1" office:value-type="float" office:value="163">
            <text:p>163</text:p>
          </table:table-cell>
          <table:table-cell table:formula="of:=SIN(RADIANS([.$A421]*360/256))" office:value-type="float" office:value="-0.757208846506484">
            <text:p>-0.7572088465</text:p>
          </table:table-cell>
          <table:table-cell table:formula="of:=SIN(RADIANS([.C$1]*[.$A421]*360/256))" office:value-type="float" office:value="0.989176509964781">
            <text:p>0.98917651</text:p>
          </table:table-cell>
          <table:table-cell table:formula="of:=SIN(RADIANS([.D$1]*[.$A421]*360/256))" office:value-type="float" office:value="-0.534997619887097">
            <text:p>-0.5349976199</text:p>
          </table:table-cell>
          <table:table-cell table:formula="of:=SIN(RADIANS([.E$1]*[.$A421]*360/256))" office:value-type="float" office:value="-0.290284677254461">
            <text:p>-0.2902846773</text:p>
          </table:table-cell>
          <table:table-cell table:formula="of:=SIN(RADIANS([.F$1]*[.$A421]*360/256))" office:value-type="float" office:value="0.914209755703531">
            <text:p>0.9142097557</text:p>
          </table:table-cell>
          <table:table-cell table:formula="of:=SIN(RADIANS([.G$1]*[.$A421]*360/256))" office:value-type="float" office:value="-0.903989293123443">
            <text:p>-0.9039892931</text:p>
          </table:table-cell>
          <table:table-cell table:formula="of:=SIN(RADIANS([.H$1]*[.$A421]*360/256))" office:value-type="float" office:value="0.266712757474899">
            <text:p>0.2667127575</text:p>
          </table:table-cell>
          <table:table-cell table:formula="of:=SIN(RADIANS([.I$1]*[.$A421]*360/256))" office:value-type="float" office:value="0.5555702330196">
            <text:p>0.555570233</text:p>
          </table:table-cell>
          <table:table-cell table:formula="of:=SIN(RADIANS([.J$1]*[.$A421]*360/256))" office:value-type="float" office:value="-0.99247953459871">
            <text:p>-0.9924795346</text:p>
          </table:table-cell>
          <table:table-cell table:formula="of:=SIN(RADIANS([.K$1]*[.$A421]*360/256))" office:value-type="float" office:value="0.740951125354959">
            <text:p>0.7409511254</text:p>
          </table:table-cell>
          <table:table-cell table:formula="of:=SIN(RADIANS([.L$1]*[.$A421]*360/256))" office:value-type="float" office:value="0.0245412285229132">
            <text:p>0.0245412285</text:p>
          </table:table-cell>
          <table:table-cell table:formula="of:=SIN(RADIANS([.M$1]*[.$A421]*360/256))" office:value-type="float" office:value="-0.773010453362738">
            <text:p>-0.7730104534</text:p>
          </table:table-cell>
          <table:table-cell table:formula="of:=SIN(RADIANS([.N$1]*[.$A421]*360/256))" office:value-type="float" office:value="0.985277642388942">
            <text:p>0.9852776424</text:p>
          </table:table-cell>
          <table:table-cell table:formula="of:=SIN(RADIANS([.O$1]*[.$A421]*360/256))" office:value-type="float" office:value="-0.514102744193224">
            <text:p>-0.5141027442</text:p>
          </table:table-cell>
          <table:table-cell table:formula="of:=SIN(RADIANS([.P$1]*[.$A421]*360/256))" office:value-type="float" office:value="-0.313681740398891">
            <text:p>-0.3136817404</text:p>
          </table:table-cell>
          <table:table-cell table:formula="of:=SIN(RADIANS([.Q$1]*[.$A421]*360/256))" office:value-type="float" office:value="0.923879532511284">
            <text:p>0.9238795325</text:p>
          </table:table-cell>
          <table:table-cell table:formula="of:= [.B421]/1+ [.C421]/2+ [.D421]/3+ [.E421]/4+ [.F421]/5+ [.G421]/6+ [.H421]/7+ [.I421]/8+ [.J421]/9+ [.K421]/10+ [.L421]/11+ [.M421]/12+ [.N421]/13+ [.O421]/14+ [.P421]/15+ [.Q421]/16" office:value-type="float" office:value="-0.396266720490763">
            <text:p>-0.3962667205</text:p>
          </table:table-cell>
          <table:table-cell table:number-columns-repeated="3"/>
        </table:table-row>
        <table:table-row table:style-name="ro1">
          <table:table-cell table:style-name="ce1" office:value-type="float" office:value="164">
            <text:p>164</text:p>
          </table:table-cell>
          <table:table-cell table:formula="of:=SIN(RADIANS([.$A422]*360/256))" office:value-type="float" office:value="-0.773010453362737">
            <text:p>-0.7730104534</text:p>
          </table:table-cell>
          <table:table-cell table:formula="of:=SIN(RADIANS([.C$1]*[.$A422]*360/256))" office:value-type="float" office:value="0.980785280403231">
            <text:p>0.9807852804</text:p>
          </table:table-cell>
          <table:table-cell table:formula="of:=SIN(RADIANS([.D$1]*[.$A422]*360/256))" office:value-type="float" office:value="-0.471396736825998">
            <text:p>-0.4713967368</text:p>
          </table:table-cell>
          <table:table-cell table:formula="of:=SIN(RADIANS([.E$1]*[.$A422]*360/256))" office:value-type="float" office:value="-0.382683432365088">
            <text:p>-0.3826834324</text:p>
          </table:table-cell>
          <table:table-cell table:formula="of:=SIN(RADIANS([.F$1]*[.$A422]*360/256))" office:value-type="float" office:value="0.956940335732208">
            <text:p>0.9569403357</text:p>
          </table:table-cell>
          <table:table-cell table:formula="of:=SIN(RADIANS([.G$1]*[.$A422]*360/256))" office:value-type="float" office:value="-0.831469612302546">
            <text:p>-0.8314696123</text:p>
          </table:table-cell>
          <table:table-cell table:formula="of:=SIN(RADIANS([.H$1]*[.$A422]*360/256))" office:value-type="float" office:value="0.0980171403295614">
            <text:p>0.0980171403</text:p>
          </table:table-cell>
          <table:table-cell table:formula="of:=SIN(RADIANS([.I$1]*[.$A422]*360/256))" office:value-type="float" office:value="0.707106781186545">
            <text:p>0.7071067812</text:p>
          </table:table-cell>
          <table:table-cell table:formula="of:=SIN(RADIANS([.J$1]*[.$A422]*360/256))" office:value-type="float" office:value="-0.995184726672197">
            <text:p>-0.9951847267</text:p>
          </table:table-cell>
          <table:table-cell table:formula="of:=SIN(RADIANS([.K$1]*[.$A422]*360/256))" office:value-type="float" office:value="0.555570233019605">
            <text:p>0.555570233</text:p>
          </table:table-cell>
          <table:table-cell table:formula="of:=SIN(RADIANS([.L$1]*[.$A422]*360/256))" office:value-type="float" office:value="0.290284677254463">
            <text:p>0.2902846773</text:p>
          </table:table-cell>
          <table:table-cell table:formula="of:=SIN(RADIANS([.M$1]*[.$A422]*360/256))" office:value-type="float" office:value="-0.923879532511286">
            <text:p>-0.9238795325</text:p>
          </table:table-cell>
          <table:table-cell table:formula="of:=SIN(RADIANS([.N$1]*[.$A422]*360/256))" office:value-type="float" office:value="0.881921264348354">
            <text:p>0.8819212643</text:p>
          </table:table-cell>
          <table:table-cell table:formula="of:=SIN(RADIANS([.O$1]*[.$A422]*360/256))" office:value-type="float" office:value="-0.19509032201613">
            <text:p>-0.195090322</text:p>
          </table:table-cell>
          <table:table-cell table:formula="of:=SIN(RADIANS([.P$1]*[.$A422]*360/256))" office:value-type="float" office:value="-0.634393284163647">
            <text:p>-0.6343932842</text:p>
          </table:table-cell>
          <table:table-cell table:formula="of:=SIN(RADIANS([.Q$1]*[.$A422]*360/256))" office:value-type="float" office:value="1">
            <text:p>1</text:p>
          </table:table-cell>
          <table:table-cell table:formula="of:= [.B422]/1+ [.C422]/2+ [.D422]/3+ [.E422]/4+ [.F422]/5+ [.G422]/6+ [.H422]/7+ [.I422]/8+ [.J422]/9+ [.K422]/10+ [.L422]/11+ [.M422]/12+ [.N422]/13+ [.O422]/14+ [.P422]/15+ [.Q422]/16" office:value-type="float" office:value="-0.411727635887338">
            <text:p>-0.4117276359</text:p>
          </table:table-cell>
          <table:table-cell table:number-columns-repeated="3"/>
        </table:table-row>
        <table:table-row table:style-name="ro1">
          <table:table-cell table:style-name="ce1" office:value-type="float" office:value="165">
            <text:p>165</text:p>
          </table:table-cell>
          <table:table-cell table:formula="of:=SIN(RADIANS([.$A423]*360/256))" office:value-type="float" office:value="-0.788346427626606">
            <text:p>-0.7883464276</text:p>
          </table:table-cell>
          <table:table-cell table:formula="of:=SIN(RADIANS([.C$1]*[.$A423]*360/256))" office:value-type="float" office:value="0.970031253194544">
            <text:p>0.9700312532</text:p>
          </table:table-cell>
          <table:table-cell table:formula="of:=SIN(RADIANS([.D$1]*[.$A423]*360/256))" office:value-type="float" office:value="-0.40524131400499">
            <text:p>-0.405241314</text:p>
          </table:table-cell>
          <table:table-cell table:formula="of:=SIN(RADIANS([.E$1]*[.$A423]*360/256))" office:value-type="float" office:value="-0.471396736825999">
            <text:p>-0.4713967368</text:p>
          </table:table-cell>
          <table:table-cell table:formula="of:=SIN(RADIANS([.F$1]*[.$A423]*360/256))" office:value-type="float" office:value="0.985277642388941">
            <text:p>0.9852776424</text:p>
          </table:table-cell>
          <table:table-cell table:formula="of:=SIN(RADIANS([.G$1]*[.$A423]*360/256))" office:value-type="float" office:value="-0.740951125354959">
            <text:p>-0.7409511254</text:p>
          </table:table-cell>
          <table:table-cell table:formula="of:=SIN(RADIANS([.H$1]*[.$A423]*360/256))" office:value-type="float" office:value="-0.073564563599667">
            <text:p>-0.0735645636</text:p>
          </table:table-cell>
          <table:table-cell table:formula="of:=SIN(RADIANS([.I$1]*[.$A423]*360/256))" office:value-type="float" office:value="0.831469612302547">
            <text:p>0.8314696123</text:p>
          </table:table-cell>
          <table:table-cell table:formula="of:=SIN(RADIANS([.J$1]*[.$A423]*360/256))" office:value-type="float" office:value="-0.949528180593036">
            <text:p>-0.9495281806</text:p>
          </table:table-cell>
          <table:table-cell table:formula="of:=SIN(RADIANS([.K$1]*[.$A423]*360/256))" office:value-type="float" office:value="0.336889853392219">
            <text:p>0.3368898534</text:p>
          </table:table-cell>
          <table:table-cell table:formula="of:=SIN(RADIANS([.L$1]*[.$A423]*360/256))" office:value-type="float" office:value="0.534997619887098">
            <text:p>0.5349976199</text:p>
          </table:table-cell>
          <table:table-cell table:formula="of:=SIN(RADIANS([.M$1]*[.$A423]*360/256))" office:value-type="float" office:value="-0.995184726672197">
            <text:p>-0.9951847267</text:p>
          </table:table-cell>
          <table:table-cell table:formula="of:=SIN(RADIANS([.N$1]*[.$A423]*360/256))" office:value-type="float" office:value="0.689540544737067">
            <text:p>0.6895405447</text:p>
          </table:table-cell>
          <table:table-cell table:formula="of:=SIN(RADIANS([.O$1]*[.$A423]*360/256))" office:value-type="float" office:value="0.146730474455361">
            <text:p>0.1467304745</text:p>
          </table:table-cell>
          <table:table-cell table:formula="of:=SIN(RADIANS([.P$1]*[.$A423]*360/256))" office:value-type="float" office:value="-0.870086991108711">
            <text:p>-0.8700869911</text:p>
          </table:table-cell>
          <table:table-cell table:formula="of:=SIN(RADIANS([.Q$1]*[.$A423]*360/256))" office:value-type="float" office:value="0.923879532511285">
            <text:p>0.9238795325</text:p>
          </table:table-cell>
          <table:table-cell table:formula="of:= [.B423]/1+ [.C423]/2+ [.D423]/3+ [.E423]/4+ [.F423]/5+ [.G423]/6+ [.H423]/7+ [.I423]/8+ [.J423]/9+ [.K423]/10+ [.L423]/11+ [.M423]/12+ [.N423]/13+ [.O423]/14+ [.P423]/15+ [.Q423]/16" office:value-type="float" office:value="-0.432123330035953">
            <text:p>-0.43212333</text:p>
          </table:table-cell>
          <table:table-cell table:number-columns-repeated="3"/>
        </table:table-row>
        <table:table-row table:style-name="ro1">
          <table:table-cell table:style-name="ce1" office:value-type="float" office:value="166">
            <text:p>166</text:p>
          </table:table-cell>
          <table:table-cell table:formula="of:=SIN(RADIANS([.$A424]*360/256))" office:value-type="float" office:value="-0.803207531480645">
            <text:p>-0.8032075315</text:p>
          </table:table-cell>
          <table:table-cell table:formula="of:=SIN(RADIANS([.C$1]*[.$A424]*360/256))" office:value-type="float" office:value="0.956940335732209">
            <text:p>0.9569403357</text:p>
          </table:table-cell>
          <table:table-cell table:formula="of:=SIN(RADIANS([.D$1]*[.$A424]*360/256))" office:value-type="float" office:value="-0.336889853392221">
            <text:p>-0.3368898534</text:p>
          </table:table-cell>
          <table:table-cell table:formula="of:=SIN(RADIANS([.E$1]*[.$A424]*360/256))" office:value-type="float" office:value="-0.555570233019603">
            <text:p>-0.555570233</text:p>
          </table:table-cell>
          <table:table-cell table:formula="of:=SIN(RADIANS([.F$1]*[.$A424]*360/256))" office:value-type="float" office:value="0.998795456205172">
            <text:p>0.9987954562</text:p>
          </table:table-cell>
          <table:table-cell table:formula="of:=SIN(RADIANS([.G$1]*[.$A424]*360/256))" office:value-type="float" office:value="-0.634393284163647">
            <text:p>-0.6343932842</text:p>
          </table:table-cell>
          <table:table-cell table:formula="of:=SIN(RADIANS([.H$1]*[.$A424]*360/256))" office:value-type="float" office:value="-0.242980179903264">
            <text:p>-0.2429801799</text:p>
          </table:table-cell>
          <table:table-cell table:formula="of:=SIN(RADIANS([.I$1]*[.$A424]*360/256))" office:value-type="float" office:value="0.923879532511287">
            <text:p>0.9238795325</text:p>
          </table:table-cell>
          <table:table-cell table:formula="of:=SIN(RADIANS([.J$1]*[.$A424]*360/256))" office:value-type="float" office:value="-0.857728610000274">
            <text:p>-0.85772861</text:p>
          </table:table-cell>
          <table:table-cell table:formula="of:=SIN(RADIANS([.K$1]*[.$A424]*360/256))" office:value-type="float" office:value="0.0980171403295619">
            <text:p>0.0980171403</text:p>
          </table:table-cell>
          <table:table-cell table:formula="of:=SIN(RADIANS([.L$1]*[.$A424]*360/256))" office:value-type="float" office:value="0.74095112535496">
            <text:p>0.7409511254</text:p>
          </table:table-cell>
          <table:table-cell table:formula="of:=SIN(RADIANS([.M$1]*[.$A424]*360/256))" office:value-type="float" office:value="-0.980785280403231">
            <text:p>-0.9807852804</text:p>
          </table:table-cell>
          <table:table-cell table:formula="of:=SIN(RADIANS([.N$1]*[.$A424]*360/256))" office:value-type="float" office:value="0.427555093430284">
            <text:p>0.4275550934</text:p>
          </table:table-cell>
          <table:table-cell table:formula="of:=SIN(RADIANS([.O$1]*[.$A424]*360/256))" office:value-type="float" office:value="0.471396736825997">
            <text:p>0.4713967368</text:p>
          </table:table-cell>
          <table:table-cell table:formula="of:=SIN(RADIANS([.P$1]*[.$A424]*360/256))" office:value-type="float" office:value="-0.989176509964781">
            <text:p>-0.98917651</text:p>
          </table:table-cell>
          <table:table-cell table:formula="of:=SIN(RADIANS([.Q$1]*[.$A424]*360/256))" office:value-type="float" office:value="0.707106781186545">
            <text:p>0.7071067812</text:p>
          </table:table-cell>
          <table:table-cell table:formula="of:= [.B424]/1+ [.C424]/2+ [.D424]/3+ [.E424]/4+ [.F424]/5+ [.G424]/6+ [.H424]/7+ [.I424]/8+ [.J424]/9+ [.K424]/10+ [.L424]/11+ [.M424]/12+ [.N424]/13+ [.O424]/14+ [.P424]/15+ [.Q424]/16" office:value-type="float" office:value="-0.456191431515015">
            <text:p>-0.4561914315</text:p>
          </table:table-cell>
          <table:table-cell table:number-columns-repeated="3"/>
        </table:table-row>
        <table:table-row table:style-name="ro1">
          <table:table-cell table:style-name="ce1" office:value-type="float" office:value="167">
            <text:p>167</text:p>
          </table:table-cell>
          <table:table-cell table:formula="of:=SIN(RADIANS([.$A425]*360/256))" office:value-type="float" office:value="-0.817584813151584">
            <text:p>-0.8175848132</text:p>
          </table:table-cell>
          <table:table-cell table:formula="of:=SIN(RADIANS([.C$1]*[.$A425]*360/256))" office:value-type="float" office:value="0.941544065183021">
            <text:p>0.9415440652</text:p>
          </table:table-cell>
          <table:table-cell table:formula="of:=SIN(RADIANS([.D$1]*[.$A425]*360/256))" office:value-type="float" office:value="-0.266712757474899">
            <text:p>-0.2667127575</text:p>
          </table:table-cell>
          <table:table-cell table:formula="of:=SIN(RADIANS([.E$1]*[.$A425]*360/256))" office:value-type="float" office:value="-0.634393284163646">
            <text:p>-0.6343932842</text:p>
          </table:table-cell>
          <table:table-cell table:formula="of:=SIN(RADIANS([.F$1]*[.$A425]*360/256))" office:value-type="float" office:value="0.99729045667869">
            <text:p>0.9972904567</text:p>
          </table:table-cell>
          <table:table-cell table:formula="of:=SIN(RADIANS([.G$1]*[.$A425]*360/256))" office:value-type="float" office:value="-0.514102744193223">
            <text:p>-0.5141027442</text:p>
          </table:table-cell>
          <table:table-cell table:formula="of:=SIN(RADIANS([.H$1]*[.$A425]*360/256))" office:value-type="float" office:value="-0.40524131400499">
            <text:p>-0.405241314</text:p>
          </table:table-cell>
          <table:table-cell table:formula="of:=SIN(RADIANS([.I$1]*[.$A425]*360/256))" office:value-type="float" office:value="0.980785280403231">
            <text:p>0.9807852804</text:p>
          </table:table-cell>
          <table:table-cell table:formula="of:=SIN(RADIANS([.J$1]*[.$A425]*360/256))" office:value-type="float" office:value="-0.724247082951468">
            <text:p>-0.724247083</text:p>
          </table:table-cell>
          <table:table-cell table:formula="of:=SIN(RADIANS([.K$1]*[.$A425]*360/256))" office:value-type="float" office:value="-0.146730474455358">
            <text:p>-0.1467304745</text:p>
          </table:table-cell>
          <table:table-cell table:formula="of:=SIN(RADIANS([.L$1]*[.$A425]*360/256))" office:value-type="float" office:value="0.893224301195516">
            <text:p>0.8932243012</text:p>
          </table:table-cell>
          <table:table-cell table:formula="of:=SIN(RADIANS([.M$1]*[.$A425]*360/256))" office:value-type="float" office:value="-0.881921264348356">
            <text:p>-0.8819212643</text:p>
          </table:table-cell>
          <table:table-cell table:formula="of:=SIN(RADIANS([.N$1]*[.$A425]*360/256))" office:value-type="float" office:value="0.12241067519922">
            <text:p>0.1224106752</text:p>
          </table:table-cell>
          <table:table-cell table:formula="of:=SIN(RADIANS([.O$1]*[.$A425]*360/256))" office:value-type="float" office:value="0.740951125354959">
            <text:p>0.7409511254</text:p>
          </table:table-cell>
          <table:table-cell table:formula="of:=SIN(RADIANS([.P$1]*[.$A425]*360/256))" office:value-type="float" office:value="-0.975702130038529">
            <text:p>-0.97570213</text:p>
          </table:table-cell>
          <table:table-cell table:formula="of:=SIN(RADIANS([.Q$1]*[.$A425]*360/256))" office:value-type="float" office:value="0.382683432365088">
            <text:p>0.3826834324</text:p>
          </table:table-cell>
          <table:table-cell table:formula="of:= [.B425]/1+ [.C425]/2+ [.D425]/3+ [.E425]/4+ [.F425]/5+ [.G425]/6+ [.H425]/7+ [.I425]/8+ [.J425]/9+ [.K425]/10+ [.L425]/11+ [.M425]/12+ [.N425]/13+ [.O425]/14+ [.P425]/15+ [.Q425]/16" office:value-type="float" office:value="-0.482058492718497">
            <text:p>-0.4820584927</text:p>
          </table:table-cell>
          <table:table-cell table:number-columns-repeated="3"/>
        </table:table-row>
        <table:table-row table:style-name="ro1">
          <table:table-cell table:style-name="ce1" office:value-type="float" office:value="168">
            <text:p>168</text:p>
          </table:table-cell>
          <table:table-cell table:formula="of:=SIN(RADIANS([.$A426]*360/256))" office:value-type="float" office:value="-0.831469612302545">
            <text:p>-0.8314696123</text:p>
          </table:table-cell>
          <table:table-cell table:formula="of:=SIN(RADIANS([.C$1]*[.$A426]*360/256))" office:value-type="float" office:value="0.923879532511287">
            <text:p>0.9238795325</text:p>
          </table:table-cell>
          <table:table-cell table:formula="of:=SIN(RADIANS([.D$1]*[.$A426]*360/256))" office:value-type="float" office:value="-0.195090322016128">
            <text:p>-0.195090322</text:p>
          </table:table-cell>
          <table:table-cell table:formula="of:=SIN(RADIANS([.E$1]*[.$A426]*360/256))" office:value-type="float" office:value="-0.707106781186548">
            <text:p>-0.7071067812</text:p>
          </table:table-cell>
          <table:table-cell table:formula="of:=SIN(RADIANS([.F$1]*[.$A426]*360/256))" office:value-type="float" office:value="0.98078528040323">
            <text:p>0.9807852804</text:p>
          </table:table-cell>
          <table:table-cell table:formula="of:=SIN(RADIANS([.G$1]*[.$A426]*360/256))" office:value-type="float" office:value="-0.382683432365089">
            <text:p>-0.3826834324</text:p>
          </table:table-cell>
          <table:table-cell table:formula="of:=SIN(RADIANS([.H$1]*[.$A426]*360/256))" office:value-type="float" office:value="-0.555570233019603">
            <text:p>-0.555570233</text:p>
          </table:table-cell>
          <table:table-cell table:formula="of:=SIN(RADIANS([.I$1]*[.$A426]*360/256))" office:value-type="float" office:value="1">
            <text:p>1</text:p>
          </table:table-cell>
          <table:table-cell table:formula="of:=SIN(RADIANS([.J$1]*[.$A426]*360/256))" office:value-type="float" office:value="-0.555570233019602">
            <text:p>-0.555570233</text:p>
          </table:table-cell>
          <table:table-cell table:formula="of:=SIN(RADIANS([.K$1]*[.$A426]*360/256))" office:value-type="float" office:value="-0.38268343236509">
            <text:p>-0.3826834324</text:p>
          </table:table-cell>
          <table:table-cell table:formula="of:=SIN(RADIANS([.L$1]*[.$A426]*360/256))" office:value-type="float" office:value="0.98078528040323">
            <text:p>0.9807852804</text:p>
          </table:table-cell>
          <table:table-cell table:formula="of:=SIN(RADIANS([.M$1]*[.$A426]*360/256))" office:value-type="float" office:value="-0.707106781186547">
            <text:p>-0.7071067812</text:p>
          </table:table-cell>
          <table:table-cell table:formula="of:=SIN(RADIANS([.N$1]*[.$A426]*360/256))" office:value-type="float" office:value="-0.195090322016129">
            <text:p>-0.195090322</text:p>
          </table:table-cell>
          <table:table-cell table:formula="of:=SIN(RADIANS([.O$1]*[.$A426]*360/256))" office:value-type="float" office:value="0.923879532511287">
            <text:p>0.9238795325</text:p>
          </table:table-cell>
          <table:table-cell table:formula="of:=SIN(RADIANS([.P$1]*[.$A426]*360/256))" office:value-type="float" office:value="-0.831469612302545">
            <text:p>-0.8314696123</text:p>
          </table:table-cell>
          <table:table-cell table:formula="of:=SIN(RADIANS([.Q$1]*[.$A426]*360/256))" office:value-type="float" office:value="-9.80955400591059E-016">
            <text:p>-9.80955400591059E-016</text:p>
          </table:table-cell>
          <table:table-cell table:formula="of:= [.B426]/1+ [.C426]/2+ [.D426]/3+ [.E426]/4+ [.F426]/5+ [.G426]/6+ [.H426]/7+ [.I426]/8+ [.J426]/9+ [.K426]/10+ [.L426]/11+ [.M426]/12+ [.N426]/13+ [.O426]/14+ [.P426]/15+ [.Q426]/16" office:value-type="float" office:value="-0.50753583697094">
            <text:p>-0.507535837</text:p>
          </table:table-cell>
          <table:table-cell table:number-columns-repeated="3"/>
        </table:table-row>
        <table:table-row table:style-name="ro1">
          <table:table-cell table:style-name="ce1" office:value-type="float" office:value="169">
            <text:p>169</text:p>
          </table:table-cell>
          <table:table-cell table:formula="of:=SIN(RADIANS([.$A427]*360/256))" office:value-type="float" office:value="-0.844853565249707">
            <text:p>-0.8448535652</text:p>
          </table:table-cell>
          <table:table-cell table:formula="of:=SIN(RADIANS([.C$1]*[.$A427]*360/256))" office:value-type="float" office:value="0.903989293123443">
            <text:p>0.9039892931</text:p>
          </table:table-cell>
          <table:table-cell table:formula="of:=SIN(RADIANS([.D$1]*[.$A427]*360/256))" office:value-type="float" office:value="-0.122410675199217">
            <text:p>-0.1224106752</text:p>
          </table:table-cell>
          <table:table-cell table:formula="of:=SIN(RADIANS([.E$1]*[.$A427]*360/256))" office:value-type="float" office:value="-0.773010453362737">
            <text:p>-0.7730104534</text:p>
          </table:table-cell>
          <table:table-cell table:formula="of:=SIN(RADIANS([.F$1]*[.$A427]*360/256))" office:value-type="float" office:value="0.949528180593037">
            <text:p>0.9495281806</text:p>
          </table:table-cell>
          <table:table-cell table:formula="of:=SIN(RADIANS([.G$1]*[.$A427]*360/256))" office:value-type="float" office:value="-0.242980179903266">
            <text:p>-0.2429801799</text:p>
          </table:table-cell>
          <table:table-cell table:formula="of:=SIN(RADIANS([.H$1]*[.$A427]*360/256))" office:value-type="float" office:value="-0.689540544737068">
            <text:p>-0.6895405447</text:p>
          </table:table-cell>
          <table:table-cell table:formula="of:=SIN(RADIANS([.I$1]*[.$A427]*360/256))" office:value-type="float" office:value="0.98078528040323">
            <text:p>0.9807852804</text:p>
          </table:table-cell>
          <table:table-cell table:formula="of:=SIN(RADIANS([.J$1]*[.$A427]*360/256))" office:value-type="float" office:value="-0.359895036534986">
            <text:p>-0.3598950365</text:p>
          </table:table-cell>
          <table:table-cell table:formula="of:=SIN(RADIANS([.K$1]*[.$A427]*360/256))" office:value-type="float" office:value="-0.595699304492432">
            <text:p>-0.5956993045</text:p>
          </table:table-cell>
          <table:table-cell table:formula="of:=SIN(RADIANS([.L$1]*[.$A427]*360/256))" office:value-type="float" office:value="0.99729045667869">
            <text:p>0.9972904567</text:p>
          </table:table-cell>
          <table:table-cell table:formula="of:=SIN(RADIANS([.M$1]*[.$A427]*360/256))" office:value-type="float" office:value="-0.471396736826001">
            <text:p>-0.4713967368</text:p>
          </table:table-cell>
          <table:table-cell table:formula="of:=SIN(RADIANS([.N$1]*[.$A427]*360/256))" office:value-type="float" office:value="-0.492898192229783">
            <text:p>-0.4928981922</text:p>
          </table:table-cell>
          <table:table-cell table:formula="of:=SIN(RADIANS([.O$1]*[.$A427]*360/256))" office:value-type="float" office:value="0.998795456205172">
            <text:p>0.9987954562</text:p>
          </table:table-cell>
          <table:table-cell table:formula="of:=SIN(RADIANS([.P$1]*[.$A427]*360/256))" office:value-type="float" office:value="-0.575808191417848">
            <text:p>-0.5758081914</text:p>
          </table:table-cell>
          <table:table-cell table:formula="of:=SIN(RADIANS([.Q$1]*[.$A427]*360/256))" office:value-type="float" office:value="-0.382683432365089">
            <text:p>-0.3826834324</text:p>
          </table:table-cell>
          <table:table-cell table:formula="of:= [.B427]/1+ [.C427]/2+ [.D427]/3+ [.E427]/4+ [.F427]/5+ [.G427]/6+ [.H427]/7+ [.I427]/8+ [.J427]/9+ [.K427]/10+ [.L427]/11+ [.M427]/12+ [.N427]/13+ [.O427]/14+ [.P427]/15+ [.Q427]/16" office:value-type="float" office:value="-0.530469983724513">
            <text:p>-0.5304699837</text:p>
          </table:table-cell>
          <table:table-cell table:number-columns-repeated="3"/>
        </table:table-row>
        <table:table-row table:style-name="ro1">
          <table:table-cell table:style-name="ce1" office:value-type="float" office:value="170">
            <text:p>170</text:p>
          </table:table-cell>
          <table:table-cell table:formula="of:=SIN(RADIANS([.$A428]*360/256))" office:value-type="float" office:value="-0.857728610000272">
            <text:p>-0.85772861</text:p>
          </table:table-cell>
          <table:table-cell table:formula="of:=SIN(RADIANS([.C$1]*[.$A428]*360/256))" office:value-type="float" office:value="0.881921264348355">
            <text:p>0.8819212643</text:p>
          </table:table-cell>
          <table:table-cell table:formula="of:=SIN(RADIANS([.D$1]*[.$A428]*360/256))" office:value-type="float" office:value="-0.0490676743274183">
            <text:p>-0.0490676743</text:p>
          </table:table-cell>
          <table:table-cell table:formula="of:=SIN(RADIANS([.E$1]*[.$A428]*360/256))" office:value-type="float" office:value="-0.831469612302545">
            <text:p>-0.8314696123</text:p>
          </table:table-cell>
          <table:table-cell table:formula="of:=SIN(RADIANS([.F$1]*[.$A428]*360/256))" office:value-type="float" office:value="0.903989293123443">
            <text:p>0.9039892931</text:p>
          </table:table-cell>
          <table:table-cell table:formula="of:=SIN(RADIANS([.G$1]*[.$A428]*360/256))" office:value-type="float" office:value="-0.0980171403295612">
            <text:p>-0.0980171403</text:p>
          </table:table-cell>
          <table:table-cell table:formula="of:=SIN(RADIANS([.H$1]*[.$A428]*360/256))" office:value-type="float" office:value="-0.803207531480645">
            <text:p>-0.8032075315</text:p>
          </table:table-cell>
          <table:table-cell table:formula="of:=SIN(RADIANS([.I$1]*[.$A428]*360/256))" office:value-type="float" office:value="0.923879532511287">
            <text:p>0.9238795325</text:p>
          </table:table-cell>
          <table:table-cell table:formula="of:=SIN(RADIANS([.J$1]*[.$A428]*360/256))" office:value-type="float" office:value="-0.146730474455364">
            <text:p>-0.1467304745</text:p>
          </table:table-cell>
          <table:table-cell table:formula="of:=SIN(RADIANS([.K$1]*[.$A428]*360/256))" office:value-type="float" office:value="-0.773010453362739">
            <text:p>-0.7730104534</text:p>
          </table:table-cell>
          <table:table-cell table:formula="of:=SIN(RADIANS([.L$1]*[.$A428]*360/256))" office:value-type="float" office:value="0.941544065183021">
            <text:p>0.9415440652</text:p>
          </table:table-cell>
          <table:table-cell table:formula="of:=SIN(RADIANS([.M$1]*[.$A428]*360/256))" office:value-type="float" office:value="-0.19509032201613">
            <text:p>-0.195090322</text:p>
          </table:table-cell>
          <table:table-cell table:formula="of:=SIN(RADIANS([.N$1]*[.$A428]*360/256))" office:value-type="float" office:value="-0.740951125354957">
            <text:p>-0.7409511254</text:p>
          </table:table-cell>
          <table:table-cell table:formula="of:=SIN(RADIANS([.O$1]*[.$A428]*360/256))" office:value-type="float" office:value="0.956940335732208">
            <text:p>0.9569403357</text:p>
          </table:table-cell>
          <table:table-cell table:formula="of:=SIN(RADIANS([.P$1]*[.$A428]*360/256))" office:value-type="float" office:value="-0.242980179903264">
            <text:p>-0.2429801799</text:p>
          </table:table-cell>
          <table:table-cell table:formula="of:=SIN(RADIANS([.Q$1]*[.$A428]*360/256))" office:value-type="float" office:value="-0.707106781186546">
            <text:p>-0.7071067812</text:p>
          </table:table-cell>
          <table:table-cell table:formula="of:= [.B428]/1+ [.C428]/2+ [.D428]/3+ [.E428]/4+ [.F428]/5+ [.G428]/6+ [.H428]/7+ [.I428]/8+ [.J428]/9+ [.K428]/10+ [.L428]/11+ [.M428]/12+ [.N428]/13+ [.O428]/14+ [.P428]/15+ [.Q428]/16" office:value-type="float" office:value="-0.549091850256671">
            <text:p>-0.5490918503</text:p>
          </table:table-cell>
          <table:table-cell table:number-columns-repeated="3"/>
        </table:table-row>
        <table:table-row table:style-name="ro1">
          <table:table-cell table:style-name="ce1" office:value-type="float" office:value="171">
            <text:p>171</text:p>
          </table:table-cell>
          <table:table-cell table:formula="of:=SIN(RADIANS([.$A429]*360/256))" office:value-type="float" office:value="-0.870086991108711">
            <text:p>-0.8700869911</text:p>
          </table:table-cell>
          <table:table-cell table:formula="of:=SIN(RADIANS([.C$1]*[.$A429]*360/256))" office:value-type="float" office:value="0.857728610000272">
            <text:p>0.85772861</text:p>
          </table:table-cell>
          <table:table-cell table:formula="of:=SIN(RADIANS([.D$1]*[.$A429]*360/256))" office:value-type="float" office:value="0.0245412285229126">
            <text:p>0.0245412285</text:p>
          </table:table-cell>
          <table:table-cell table:formula="of:=SIN(RADIANS([.E$1]*[.$A429]*360/256))" office:value-type="float" office:value="-0.881921264348355">
            <text:p>-0.8819212643</text:p>
          </table:table-cell>
          <table:table-cell table:formula="of:=SIN(RADIANS([.F$1]*[.$A429]*360/256))" office:value-type="float" office:value="0.844853565249707">
            <text:p>0.8448535652</text:p>
          </table:table-cell>
          <table:table-cell table:formula="of:=SIN(RADIANS([.G$1]*[.$A429]*360/256))" office:value-type="float" office:value="0.0490676743274186">
            <text:p>0.0490676743</text:p>
          </table:table-cell>
          <table:table-cell table:formula="of:=SIN(RADIANS([.H$1]*[.$A429]*360/256))" office:value-type="float" office:value="-0.893224301195514">
            <text:p>-0.8932243012</text:p>
          </table:table-cell>
          <table:table-cell table:formula="of:=SIN(RADIANS([.I$1]*[.$A429]*360/256))" office:value-type="float" office:value="0.831469612302546">
            <text:p>0.8314696123</text:p>
          </table:table-cell>
          <table:table-cell table:formula="of:=SIN(RADIANS([.J$1]*[.$A429]*360/256))" office:value-type="float" office:value="0.0735645635996666">
            <text:p>0.0735645636</text:p>
          </table:table-cell>
          <table:table-cell table:formula="of:=SIN(RADIANS([.K$1]*[.$A429]*360/256))" office:value-type="float" office:value="-0.903989293123443">
            <text:p>-0.9039892931</text:p>
          </table:table-cell>
          <table:table-cell table:formula="of:=SIN(RADIANS([.L$1]*[.$A429]*360/256))" office:value-type="float" office:value="0.817584813151583">
            <text:p>0.8175848132</text:p>
          </table:table-cell>
          <table:table-cell table:formula="of:=SIN(RADIANS([.M$1]*[.$A429]*360/256))" office:value-type="float" office:value="0.0980171403295619">
            <text:p>0.0980171403</text:p>
          </table:table-cell>
          <table:table-cell table:formula="of:=SIN(RADIANS([.N$1]*[.$A429]*360/256))" office:value-type="float" office:value="-0.914209755703531">
            <text:p>-0.9142097557</text:p>
          </table:table-cell>
          <table:table-cell table:formula="of:=SIN(RADIANS([.O$1]*[.$A429]*360/256))" office:value-type="float" office:value="0.803207531480648">
            <text:p>0.8032075315</text:p>
          </table:table-cell>
          <table:table-cell table:formula="of:=SIN(RADIANS([.P$1]*[.$A429]*360/256))" office:value-type="float" office:value="0.122410675199212">
            <text:p>0.1224106752</text:p>
          </table:table-cell>
          <table:table-cell table:formula="of:=SIN(RADIANS([.Q$1]*[.$A429]*360/256))" office:value-type="float" office:value="-0.923879532511286">
            <text:p>-0.9238795325</text:p>
          </table:table-cell>
          <table:table-cell table:formula="of:= [.B429]/1+ [.C429]/2+ [.D429]/3+ [.E429]/4+ [.F429]/5+ [.G429]/6+ [.H429]/7+ [.I429]/8+ [.J429]/9+ [.K429]/10+ [.L429]/11+ [.M429]/12+ [.N429]/13+ [.O429]/14+ [.P429]/15+ [.Q429]/16" office:value-type="float" office:value="-0.562308425688104">
            <text:p>-0.5623084257</text:p>
          </table:table-cell>
          <table:table-cell table:number-columns-repeated="3"/>
        </table:table-row>
        <table:table-row table:style-name="ro1">
          <table:table-cell table:style-name="ce1" office:value-type="float" office:value="172">
            <text:p>172</text:p>
          </table:table-cell>
          <table:table-cell table:formula="of:=SIN(RADIANS([.$A430]*360/256))" office:value-type="float" office:value="-0.881921264348355">
            <text:p>-0.8819212643</text:p>
          </table:table-cell>
          <table:table-cell table:formula="of:=SIN(RADIANS([.C$1]*[.$A430]*360/256))" office:value-type="float" office:value="0.831469612302545">
            <text:p>0.8314696123</text:p>
          </table:table-cell>
          <table:table-cell table:formula="of:=SIN(RADIANS([.D$1]*[.$A430]*360/256))" office:value-type="float" office:value="0.0980171403295598">
            <text:p>0.0980171403</text:p>
          </table:table-cell>
          <table:table-cell table:formula="of:=SIN(RADIANS([.E$1]*[.$A430]*360/256))" office:value-type="float" office:value="-0.923879532511286">
            <text:p>-0.9238795325</text:p>
          </table:table-cell>
          <table:table-cell table:formula="of:=SIN(RADIANS([.F$1]*[.$A430]*360/256))" office:value-type="float" office:value="0.773010453362738">
            <text:p>0.7730104534</text:p>
          </table:table-cell>
          <table:table-cell table:formula="of:=SIN(RADIANS([.G$1]*[.$A430]*360/256))" office:value-type="float" office:value="0.195090322016127">
            <text:p>0.195090322</text:p>
          </table:table-cell>
          <table:table-cell table:formula="of:=SIN(RADIANS([.H$1]*[.$A430]*360/256))" office:value-type="float" office:value="-0.956940335732208">
            <text:p>-0.9569403357</text:p>
          </table:table-cell>
          <table:table-cell table:formula="of:=SIN(RADIANS([.I$1]*[.$A430]*360/256))" office:value-type="float" office:value="0.707106781186549">
            <text:p>0.7071067812</text:p>
          </table:table-cell>
          <table:table-cell table:formula="of:=SIN(RADIANS([.J$1]*[.$A430]*360/256))" office:value-type="float" office:value="0.290284677254463">
            <text:p>0.2902846773</text:p>
          </table:table-cell>
          <table:table-cell table:formula="of:=SIN(RADIANS([.K$1]*[.$A430]*360/256))" office:value-type="float" office:value="-0.98078528040323">
            <text:p>-0.9807852804</text:p>
          </table:table-cell>
          <table:table-cell table:formula="of:=SIN(RADIANS([.L$1]*[.$A430]*360/256))" office:value-type="float" office:value="0.634393284163645">
            <text:p>0.6343932842</text:p>
          </table:table-cell>
          <table:table-cell table:formula="of:=SIN(RADIANS([.M$1]*[.$A430]*360/256))" office:value-type="float" office:value="0.382683432365087">
            <text:p>0.3826834324</text:p>
          </table:table-cell>
          <table:table-cell table:formula="of:=SIN(RADIANS([.N$1]*[.$A430]*360/256))" office:value-type="float" office:value="-0.995184726672197">
            <text:p>-0.9951847267</text:p>
          </table:table-cell>
          <table:table-cell table:formula="of:=SIN(RADIANS([.O$1]*[.$A430]*360/256))" office:value-type="float" office:value="0.555570233019605">
            <text:p>0.555570233</text:p>
          </table:table-cell>
          <table:table-cell table:formula="of:=SIN(RADIANS([.P$1]*[.$A430]*360/256))" office:value-type="float" office:value="0.471396736825997">
            <text:p>0.4713967368</text:p>
          </table:table-cell>
          <table:table-cell table:formula="of:=SIN(RADIANS([.Q$1]*[.$A430]*360/256))" office:value-type="float" office:value="-1">
            <text:p>-1</text:p>
          </table:table-cell>
          <table:table-cell table:formula="of:= [.B430]/1+ [.C430]/2+ [.D430]/3+ [.E430]/4+ [.F430]/5+ [.G430]/6+ [.H430]/7+ [.I430]/8+ [.J430]/9+ [.K430]/10+ [.L430]/11+ [.M430]/12+ [.N430]/13+ [.O430]/14+ [.P430]/15+ [.Q430]/16" office:value-type="float" office:value="-0.569889137799679">
            <text:p>-0.5698891378</text:p>
          </table:table-cell>
          <table:table-cell table:number-columns-repeated="3"/>
        </table:table-row>
        <table:table-row table:style-name="ro1">
          <table:table-cell table:style-name="ce1" office:value-type="float" office:value="173">
            <text:p>173</text:p>
          </table:table-cell>
          <table:table-cell table:formula="of:=SIN(RADIANS([.$A431]*360/256))" office:value-type="float" office:value="-0.893224301195515">
            <text:p>-0.8932243012</text:p>
          </table:table-cell>
          <table:table-cell table:formula="of:=SIN(RADIANS([.C$1]*[.$A431]*360/256))" office:value-type="float" office:value="0.803207531480645">
            <text:p>0.8032075315</text:p>
          </table:table-cell>
          <table:table-cell table:formula="of:=SIN(RADIANS([.D$1]*[.$A431]*360/256))" office:value-type="float" office:value="0.170961888760301">
            <text:p>0.1709618888</text:p>
          </table:table-cell>
          <table:table-cell table:formula="of:=SIN(RADIANS([.E$1]*[.$A431]*360/256))" office:value-type="float" office:value="-0.956940335732208">
            <text:p>-0.9569403357</text:p>
          </table:table-cell>
          <table:table-cell table:formula="of:=SIN(RADIANS([.F$1]*[.$A431]*360/256))" office:value-type="float" office:value="0.689540544737066">
            <text:p>0.6895405447</text:p>
          </table:table-cell>
          <table:table-cell table:formula="of:=SIN(RADIANS([.G$1]*[.$A431]*360/256))" office:value-type="float" office:value="0.33688985339222">
            <text:p>0.3368898534</text:p>
          </table:table-cell>
          <table:table-cell table:formula="of:=SIN(RADIANS([.H$1]*[.$A431]*360/256))" office:value-type="float" office:value="-0.99247953459871">
            <text:p>-0.9924795346</text:p>
          </table:table-cell>
          <table:table-cell table:formula="of:=SIN(RADIANS([.I$1]*[.$A431]*360/256))" office:value-type="float" office:value="0.555570233019605">
            <text:p>0.555570233</text:p>
          </table:table-cell>
          <table:table-cell table:formula="of:=SIN(RADIANS([.J$1]*[.$A431]*360/256))" office:value-type="float" office:value="0.49289819222978">
            <text:p>0.4928981922</text:p>
          </table:table-cell>
          <table:table-cell table:formula="of:=SIN(RADIANS([.K$1]*[.$A431]*360/256))" office:value-type="float" office:value="-0.998795456205172">
            <text:p>-0.9987954562</text:p>
          </table:table-cell>
          <table:table-cell table:formula="of:=SIN(RADIANS([.L$1]*[.$A431]*360/256))" office:value-type="float" office:value="0.405241314004989">
            <text:p>0.405241314</text:p>
          </table:table-cell>
          <table:table-cell table:formula="of:=SIN(RADIANS([.M$1]*[.$A431]*360/256))" office:value-type="float" office:value="0.634393284163645">
            <text:p>0.6343932842</text:p>
          </table:table-cell>
          <table:table-cell table:formula="of:=SIN(RADIANS([.N$1]*[.$A431]*360/256))" office:value-type="float" office:value="-0.975702130038529">
            <text:p>-0.97570213</text:p>
          </table:table-cell>
          <table:table-cell table:formula="of:=SIN(RADIANS([.O$1]*[.$A431]*360/256))" office:value-type="float" office:value="0.242980179903267">
            <text:p>0.2429801799</text:p>
          </table:table-cell>
          <table:table-cell table:formula="of:=SIN(RADIANS([.P$1]*[.$A431]*360/256))" office:value-type="float" office:value="0.757208846506482">
            <text:p>0.7572088465</text:p>
          </table:table-cell>
          <table:table-cell table:formula="of:=SIN(RADIANS([.Q$1]*[.$A431]*360/256))" office:value-type="float" office:value="-0.923879532511289">
            <text:p>-0.9238795325</text:p>
          </table:table-cell>
          <table:table-cell table:formula="of:= [.B431]/1+ [.C431]/2+ [.D431]/3+ [.E431]/4+ [.F431]/5+ [.G431]/6+ [.H431]/7+ [.I431]/8+ [.J431]/9+ [.K431]/10+ [.L431]/11+ [.M431]/12+ [.N431]/13+ [.O431]/14+ [.P431]/15+ [.Q431]/16" office:value-type="float" office:value="-0.572515434048648">
            <text:p>-0.572515434</text:p>
          </table:table-cell>
          <table:table-cell table:number-columns-repeated="3"/>
        </table:table-row>
        <table:table-row table:style-name="ro1">
          <table:table-cell table:style-name="ce1" office:value-type="float" office:value="174">
            <text:p>174</text:p>
          </table:table-cell>
          <table:table-cell table:formula="of:=SIN(RADIANS([.$A432]*360/256))" office:value-type="float" office:value="-0.903989293123443">
            <text:p>-0.9039892931</text:p>
          </table:table-cell>
          <table:table-cell table:formula="of:=SIN(RADIANS([.C$1]*[.$A432]*360/256))" office:value-type="float" office:value="0.773010453362738">
            <text:p>0.7730104534</text:p>
          </table:table-cell>
          <table:table-cell table:formula="of:=SIN(RADIANS([.D$1]*[.$A432]*360/256))" office:value-type="float" office:value="0.242980179903264">
            <text:p>0.2429801799</text:p>
          </table:table-cell>
          <table:table-cell table:formula="of:=SIN(RADIANS([.E$1]*[.$A432]*360/256))" office:value-type="float" office:value="-0.98078528040323">
            <text:p>-0.9807852804</text:p>
          </table:table-cell>
          <table:table-cell table:formula="of:=SIN(RADIANS([.F$1]*[.$A432]*360/256))" office:value-type="float" office:value="0.595699304492434">
            <text:p>0.5956993045</text:p>
          </table:table-cell>
          <table:table-cell table:formula="of:=SIN(RADIANS([.G$1]*[.$A432]*360/256))" office:value-type="float" office:value="0.471396736825998">
            <text:p>0.4713967368</text:p>
          </table:table-cell>
          <table:table-cell table:formula="of:=SIN(RADIANS([.H$1]*[.$A432]*360/256))" office:value-type="float" office:value="-0.998795456205172">
            <text:p>-0.9987954562</text:p>
          </table:table-cell>
          <table:table-cell table:formula="of:=SIN(RADIANS([.I$1]*[.$A432]*360/256))" office:value-type="float" office:value="0.382683432365093">
            <text:p>0.3826834324</text:p>
          </table:table-cell>
          <table:table-cell table:formula="of:=SIN(RADIANS([.J$1]*[.$A432]*360/256))" office:value-type="float" office:value="0.671558954847017">
            <text:p>0.6715589548</text:p>
          </table:table-cell>
          <table:table-cell table:formula="of:=SIN(RADIANS([.K$1]*[.$A432]*360/256))" office:value-type="float" office:value="-0.956940335732209">
            <text:p>-0.9569403357</text:p>
          </table:table-cell>
          <table:table-cell table:formula="of:=SIN(RADIANS([.L$1]*[.$A432]*360/256))" office:value-type="float" office:value="0.146730474455361">
            <text:p>0.1467304745</text:p>
          </table:table-cell>
          <table:table-cell table:formula="of:=SIN(RADIANS([.M$1]*[.$A432]*360/256))" office:value-type="float" office:value="0.831469612302546">
            <text:p>0.8314696123</text:p>
          </table:table-cell>
          <table:table-cell table:formula="of:=SIN(RADIANS([.N$1]*[.$A432]*360/256))" office:value-type="float" office:value="-0.857728610000274">
            <text:p>-0.85772861</text:p>
          </table:table-cell>
          <table:table-cell table:formula="of:=SIN(RADIANS([.O$1]*[.$A432]*360/256))" office:value-type="float" office:value="-0.098017140329558">
            <text:p>-0.0980171403</text:p>
          </table:table-cell>
          <table:table-cell table:formula="of:=SIN(RADIANS([.P$1]*[.$A432]*360/256))" office:value-type="float" office:value="0.94154406518302">
            <text:p>0.9415440652</text:p>
          </table:table-cell>
          <table:table-cell table:formula="of:=SIN(RADIANS([.Q$1]*[.$A432]*360/256))" office:value-type="float" office:value="-0.707106781186553">
            <text:p>-0.7071067812</text:p>
          </table:table-cell>
          <table:table-cell table:formula="of:= [.B432]/1+ [.C432]/2+ [.D432]/3+ [.E432]/4+ [.F432]/5+ [.G432]/6+ [.H432]/7+ [.I432]/8+ [.J432]/9+ [.K432]/10+ [.L432]/11+ [.M432]/12+ [.N432]/13+ [.O432]/14+ [.P432]/15+ [.Q432]/16" office:value-type="float" office:value="-0.571683666823169">
            <text:p>-0.5716836668</text:p>
          </table:table-cell>
          <table:table-cell table:number-columns-repeated="3"/>
        </table:table-row>
        <table:table-row table:style-name="ro1">
          <table:table-cell table:style-name="ce1" office:value-type="float" office:value="175">
            <text:p>175</text:p>
          </table:table-cell>
          <table:table-cell table:formula="of:=SIN(RADIANS([.$A433]*360/256))" office:value-type="float" office:value="-0.914209755703531">
            <text:p>-0.9142097557</text:p>
          </table:table-cell>
          <table:table-cell table:formula="of:=SIN(RADIANS([.C$1]*[.$A433]*360/256))" office:value-type="float" office:value="0.740951125354959">
            <text:p>0.7409511254</text:p>
          </table:table-cell>
          <table:table-cell table:formula="of:=SIN(RADIANS([.D$1]*[.$A433]*360/256))" office:value-type="float" office:value="0.313681740398891">
            <text:p>0.3136817404</text:p>
          </table:table-cell>
          <table:table-cell table:formula="of:=SIN(RADIANS([.E$1]*[.$A433]*360/256))" office:value-type="float" office:value="-0.995184726672197">
            <text:p>-0.9951847267</text:p>
          </table:table-cell>
          <table:table-cell table:formula="of:=SIN(RADIANS([.F$1]*[.$A433]*360/256))" office:value-type="float" office:value="0.492898192229786">
            <text:p>0.4928981922</text:p>
          </table:table-cell>
          <table:table-cell table:formula="of:=SIN(RADIANS([.G$1]*[.$A433]*360/256))" office:value-type="float" office:value="0.595699304492432">
            <text:p>0.5956993045</text:p>
          </table:table-cell>
          <table:table-cell table:formula="of:=SIN(RADIANS([.H$1]*[.$A433]*360/256))" office:value-type="float" office:value="-0.975702130038529">
            <text:p>-0.97570213</text:p>
          </table:table-cell>
          <table:table-cell table:formula="of:=SIN(RADIANS([.I$1]*[.$A433]*360/256))" office:value-type="float" office:value="0.195090322016125">
            <text:p>0.195090322</text:p>
          </table:table-cell>
          <table:table-cell table:formula="of:=SIN(RADIANS([.J$1]*[.$A433]*360/256))" office:value-type="float" office:value="0.817584813151584">
            <text:p>0.8175848132</text:p>
          </table:table-cell>
          <table:table-cell table:formula="of:=SIN(RADIANS([.K$1]*[.$A433]*360/256))" office:value-type="float" office:value="-0.857728610000274">
            <text:p>-0.85772861</text:p>
          </table:table-cell>
          <table:table-cell table:formula="of:=SIN(RADIANS([.L$1]*[.$A433]*360/256))" office:value-type="float" office:value="-0.122410675199217">
            <text:p>-0.1224106752</text:p>
          </table:table-cell>
          <table:table-cell table:formula="of:=SIN(RADIANS([.M$1]*[.$A433]*360/256))" office:value-type="float" office:value="0.956940335732208">
            <text:p>0.9569403357</text:p>
          </table:table-cell>
          <table:table-cell table:formula="of:=SIN(RADIANS([.N$1]*[.$A433]*360/256))" office:value-type="float" office:value="-0.653172842953776">
            <text:p>-0.653172843</text:p>
          </table:table-cell>
          <table:table-cell table:formula="of:=SIN(RADIANS([.O$1]*[.$A433]*360/256))" office:value-type="float" office:value="-0.42755509343028">
            <text:p>-0.4275550934</text:p>
          </table:table-cell>
          <table:table-cell table:formula="of:=SIN(RADIANS([.P$1]*[.$A433]*360/256))" office:value-type="float" office:value="0.999698818696204">
            <text:p>0.9996988187</text:p>
          </table:table-cell>
          <table:table-cell table:formula="of:=SIN(RADIANS([.Q$1]*[.$A433]*360/256))" office:value-type="float" office:value="-0.382683432365084">
            <text:p>-0.3826834324</text:p>
          </table:table-cell>
          <table:table-cell table:formula="of:= [.B433]/1+ [.C433]/2+ [.D433]/3+ [.E433]/4+ [.F433]/5+ [.G433]/6+ [.H433]/7+ [.I433]/8+ [.J433]/9+ [.K433]/10+ [.L433]/11+ [.M433]/12+ [.N433]/13+ [.O433]/14+ [.P433]/15+ [.Q433]/16" office:value-type="float" office:value="-0.569474827213191">
            <text:p>-0.5694748272</text:p>
          </table:table-cell>
          <table:table-cell table:number-columns-repeated="3"/>
        </table:table-row>
        <table:table-row table:style-name="ro1">
          <table:table-cell table:style-name="ce1" office:value-type="float" office:value="176">
            <text:p>176</text:p>
          </table:table-cell>
          <table:table-cell table:formula="of:=SIN(RADIANS([.$A434]*360/256))" office:value-type="float" office:value="-0.923879532511287">
            <text:p>-0.9238795325</text:p>
          </table:table-cell>
          <table:table-cell table:formula="of:=SIN(RADIANS([.C$1]*[.$A434]*360/256))" office:value-type="float" office:value="0.707106781186547">
            <text:p>0.7071067812</text:p>
          </table:table-cell>
          <table:table-cell table:formula="of:=SIN(RADIANS([.D$1]*[.$A434]*360/256))" office:value-type="float" office:value="0.38268343236509">
            <text:p>0.3826834324</text:p>
          </table:table-cell>
          <table:table-cell table:formula="of:=SIN(RADIANS([.E$1]*[.$A434]*360/256))" office:value-type="float" office:value="-1">
            <text:p>-1</text:p>
          </table:table-cell>
          <table:table-cell table:formula="of:=SIN(RADIANS([.F$1]*[.$A434]*360/256))" office:value-type="float" office:value="0.382683432365089">
            <text:p>0.3826834324</text:p>
          </table:table-cell>
          <table:table-cell table:formula="of:=SIN(RADIANS([.G$1]*[.$A434]*360/256))" office:value-type="float" office:value="0.707106781186547">
            <text:p>0.7071067812</text:p>
          </table:table-cell>
          <table:table-cell table:formula="of:=SIN(RADIANS([.H$1]*[.$A434]*360/256))" office:value-type="float" office:value="-0.923879532511287">
            <text:p>-0.9238795325</text:p>
          </table:table-cell>
          <table:table-cell table:formula="of:=SIN(RADIANS([.I$1]*[.$A434]*360/256))" office:value-type="float" office:value="-2.20560219973841E-015">
            <text:p>-2.20560219973841E-015</text:p>
          </table:table-cell>
          <table:table-cell table:formula="of:=SIN(RADIANS([.J$1]*[.$A434]*360/256))" office:value-type="float" office:value="0.923879532511287">
            <text:p>0.9238795325</text:p>
          </table:table-cell>
          <table:table-cell table:formula="of:=SIN(RADIANS([.K$1]*[.$A434]*360/256))" office:value-type="float" office:value="-0.707106781186547">
            <text:p>-0.7071067812</text:p>
          </table:table-cell>
          <table:table-cell table:formula="of:=SIN(RADIANS([.L$1]*[.$A434]*360/256))" office:value-type="float" office:value="-0.38268343236509">
            <text:p>-0.3826834324</text:p>
          </table:table-cell>
          <table:table-cell table:formula="of:=SIN(RADIANS([.M$1]*[.$A434]*360/256))" office:value-type="float" office:value="1">
            <text:p>1</text:p>
          </table:table-cell>
          <table:table-cell table:formula="of:=SIN(RADIANS([.N$1]*[.$A434]*360/256))" office:value-type="float" office:value="-0.382683432365091">
            <text:p>-0.3826834324</text:p>
          </table:table-cell>
          <table:table-cell table:formula="of:=SIN(RADIANS([.O$1]*[.$A434]*360/256))" office:value-type="float" office:value="-0.707106781186546">
            <text:p>-0.7071067812</text:p>
          </table:table-cell>
          <table:table-cell table:formula="of:=SIN(RADIANS([.P$1]*[.$A434]*360/256))" office:value-type="float" office:value="0.923879532511285">
            <text:p>0.9238795325</text:p>
          </table:table-cell>
          <table:table-cell table:formula="of:=SIN(RADIANS([.Q$1]*[.$A434]*360/256))" office:value-type="float" office:value="4.41120439947682E-015">
            <text:p>4.41120439947682E-015</text:p>
          </table:table-cell>
          <table:table-cell table:formula="of:= [.B434]/1+ [.C434]/2+ [.D434]/3+ [.E434]/4+ [.F434]/5+ [.G434]/6+ [.H434]/7+ [.I434]/8+ [.J434]/9+ [.K434]/10+ [.L434]/11+ [.M434]/12+ [.N434]/13+ [.O434]/14+ [.P434]/15+ [.Q434]/16" office:value-type="float" office:value="-0.568226283320287">
            <text:p>-0.5682262833</text:p>
          </table:table-cell>
          <table:table-cell table:number-columns-repeated="3"/>
        </table:table-row>
        <table:table-row table:style-name="ro1">
          <table:table-cell table:style-name="ce1" office:value-type="float" office:value="177">
            <text:p>177</text:p>
          </table:table-cell>
          <table:table-cell table:formula="of:=SIN(RADIANS([.$A435]*360/256))" office:value-type="float" office:value="-0.932992798834739">
            <text:p>-0.9329927988</text:p>
          </table:table-cell>
          <table:table-cell table:formula="of:=SIN(RADIANS([.C$1]*[.$A435]*360/256))" office:value-type="float" office:value="0.671558954847018">
            <text:p>0.6715589548</text:p>
          </table:table-cell>
          <table:table-cell table:formula="of:=SIN(RADIANS([.D$1]*[.$A435]*360/256))" office:value-type="float" office:value="0.449611329654607">
            <text:p>0.4496113297</text:p>
          </table:table-cell>
          <table:table-cell table:formula="of:=SIN(RADIANS([.E$1]*[.$A435]*360/256))" office:value-type="float" office:value="-0.995184726672197">
            <text:p>-0.9951847267</text:p>
          </table:table-cell>
          <table:table-cell table:formula="of:=SIN(RADIANS([.F$1]*[.$A435]*360/256))" office:value-type="float" office:value="0.266712757474899">
            <text:p>0.2667127575</text:p>
          </table:table-cell>
          <table:table-cell table:formula="of:=SIN(RADIANS([.G$1]*[.$A435]*360/256))" office:value-type="float" office:value="0.803207531480646">
            <text:p>0.8032075315</text:p>
          </table:table-cell>
          <table:table-cell table:formula="of:=SIN(RADIANS([.H$1]*[.$A435]*360/256))" office:value-type="float" office:value="-0.844853565249707">
            <text:p>-0.8448535652</text:p>
          </table:table-cell>
          <table:table-cell table:formula="of:=SIN(RADIANS([.I$1]*[.$A435]*360/256))" office:value-type="float" office:value="-0.19509032201613">
            <text:p>-0.195090322</text:p>
          </table:table-cell>
          <table:table-cell table:formula="of:=SIN(RADIANS([.J$1]*[.$A435]*360/256))" office:value-type="float" office:value="0.985277642388941">
            <text:p>0.9852776424</text:p>
          </table:table-cell>
          <table:table-cell table:formula="of:=SIN(RADIANS([.K$1]*[.$A435]*360/256))" office:value-type="float" office:value="-0.514102744193223">
            <text:p>-0.5141027442</text:p>
          </table:table-cell>
          <table:table-cell table:formula="of:=SIN(RADIANS([.L$1]*[.$A435]*360/256))" office:value-type="float" office:value="-0.615231590580627">
            <text:p>-0.6152315906</text:p>
          </table:table-cell>
          <table:table-cell table:formula="of:=SIN(RADIANS([.M$1]*[.$A435]*360/256))" office:value-type="float" office:value="0.956940335732208">
            <text:p>0.9569403357</text:p>
          </table:table-cell>
          <table:table-cell table:formula="of:=SIN(RADIANS([.N$1]*[.$A435]*360/256))" office:value-type="float" office:value="-0.0735645635996703">
            <text:p>-0.0735645636</text:p>
          </table:table-cell>
          <table:table-cell table:formula="of:=SIN(RADIANS([.O$1]*[.$A435]*360/256))" office:value-type="float" office:value="-0.903989293123443">
            <text:p>-0.9039892931</text:p>
          </table:table-cell>
          <table:table-cell table:formula="of:=SIN(RADIANS([.P$1]*[.$A435]*360/256))" office:value-type="float" office:value="0.724247082951466">
            <text:p>0.724247083</text:p>
          </table:table-cell>
          <table:table-cell table:formula="of:=SIN(RADIANS([.Q$1]*[.$A435]*360/256))" office:value-type="float" office:value="0.382683432365093">
            <text:p>0.3826834324</text:p>
          </table:table-cell>
          <table:table-cell table:formula="of:= [.B435]/1+ [.C435]/2+ [.D435]/3+ [.E435]/4+ [.F435]/5+ [.G435]/6+ [.H435]/7+ [.I435]/8+ [.J435]/9+ [.K435]/10+ [.L435]/11+ [.M435]/12+ [.N435]/13+ [.O435]/14+ [.P435]/15+ [.Q435]/16" office:value-type="float" office:value="-0.570156963602894">
            <text:p>-0.5701569636</text:p>
          </table:table-cell>
          <table:table-cell table:number-columns-repeated="3"/>
        </table:table-row>
        <table:table-row table:style-name="ro1">
          <table:table-cell table:style-name="ce1" office:value-type="float" office:value="178">
            <text:p>178</text:p>
          </table:table-cell>
          <table:table-cell table:formula="of:=SIN(RADIANS([.$A436]*360/256))" office:value-type="float" office:value="-0.941544065183021">
            <text:p>-0.9415440652</text:p>
          </table:table-cell>
          <table:table-cell table:formula="of:=SIN(RADIANS([.C$1]*[.$A436]*360/256))" office:value-type="float" office:value="0.634393284163645">
            <text:p>0.6343932842</text:p>
          </table:table-cell>
          <table:table-cell table:formula="of:=SIN(RADIANS([.D$1]*[.$A436]*360/256))" office:value-type="float" office:value="0.514102744193221">
            <text:p>0.5141027442</text:p>
          </table:table-cell>
          <table:table-cell table:formula="of:=SIN(RADIANS([.E$1]*[.$A436]*360/256))" office:value-type="float" office:value="-0.98078528040323">
            <text:p>-0.9807852804</text:p>
          </table:table-cell>
          <table:table-cell table:formula="of:=SIN(RADIANS([.F$1]*[.$A436]*360/256))" office:value-type="float" office:value="0.146730474455364">
            <text:p>0.1467304745</text:p>
          </table:table-cell>
          <table:table-cell table:formula="of:=SIN(RADIANS([.G$1]*[.$A436]*360/256))" office:value-type="float" office:value="0.881921264348354">
            <text:p>0.8819212643</text:p>
          </table:table-cell>
          <table:table-cell table:formula="of:=SIN(RADIANS([.H$1]*[.$A436]*360/256))" office:value-type="float" office:value="-0.740951125354959">
            <text:p>-0.7409511254</text:p>
          </table:table-cell>
          <table:table-cell table:formula="of:=SIN(RADIANS([.I$1]*[.$A436]*360/256))" office:value-type="float" office:value="-0.382683432365091">
            <text:p>-0.3826834324</text:p>
          </table:table-cell>
          <table:table-cell table:formula="of:=SIN(RADIANS([.J$1]*[.$A436]*360/256))" office:value-type="float" office:value="0.998795456205172">
            <text:p>0.9987954562</text:p>
          </table:table-cell>
          <table:table-cell table:formula="of:=SIN(RADIANS([.K$1]*[.$A436]*360/256))" office:value-type="float" office:value="-0.290284677254466">
            <text:p>-0.2902846773</text:p>
          </table:table-cell>
          <table:table-cell table:formula="of:=SIN(RADIANS([.L$1]*[.$A436]*360/256))" office:value-type="float" office:value="-0.803207531480645">
            <text:p>-0.8032075315</text:p>
          </table:table-cell>
          <table:table-cell table:formula="of:=SIN(RADIANS([.M$1]*[.$A436]*360/256))" office:value-type="float" office:value="0.831469612302546">
            <text:p>0.8314696123</text:p>
          </table:table-cell>
          <table:table-cell table:formula="of:=SIN(RADIANS([.N$1]*[.$A436]*360/256))" office:value-type="float" office:value="0.242980179903266">
            <text:p>0.2429801799</text:p>
          </table:table-cell>
          <table:table-cell table:formula="of:=SIN(RADIANS([.O$1]*[.$A436]*360/256))" office:value-type="float" office:value="-0.995184726672197">
            <text:p>-0.9951847267</text:p>
          </table:table-cell>
          <table:table-cell table:formula="of:=SIN(RADIANS([.P$1]*[.$A436]*360/256))" office:value-type="float" office:value="0.427555093430285">
            <text:p>0.4275550934</text:p>
          </table:table-cell>
          <table:table-cell table:formula="of:=SIN(RADIANS([.Q$1]*[.$A436]*360/256))" office:value-type="float" office:value="0.707106781186549">
            <text:p>0.7071067812</text:p>
          </table:table-cell>
          <table:table-cell table:formula="of:= [.B436]/1+ [.C436]/2+ [.D436]/3+ [.E436]/4+ [.F436]/5+ [.G436]/6+ [.H436]/7+ [.I436]/8+ [.J436]/9+ [.K436]/10+ [.L436]/11+ [.M436]/12+ [.N436]/13+ [.O436]/14+ [.P436]/15+ [.Q436]/16" office:value-type="float" office:value="-0.577005699830621">
            <text:p>-0.5770056998</text:p>
          </table:table-cell>
          <table:table-cell table:number-columns-repeated="3"/>
        </table:table-row>
        <table:table-row table:style-name="ro1">
          <table:table-cell table:style-name="ce1" office:value-type="float" office:value="179">
            <text:p>179</text:p>
          </table:table-cell>
          <table:table-cell table:formula="of:=SIN(RADIANS([.$A437]*360/256))" office:value-type="float" office:value="-0.949528180593037">
            <text:p>-0.9495281806</text:p>
          </table:table-cell>
          <table:table-cell table:formula="of:=SIN(RADIANS([.C$1]*[.$A437]*360/256))" office:value-type="float" office:value="0.595699304492433">
            <text:p>0.5956993045</text:p>
          </table:table-cell>
          <table:table-cell table:formula="of:=SIN(RADIANS([.D$1]*[.$A437]*360/256))" office:value-type="float" office:value="0.575808191417845">
            <text:p>0.5758081914</text:p>
          </table:table-cell>
          <table:table-cell table:formula="of:=SIN(RADIANS([.E$1]*[.$A437]*360/256))" office:value-type="float" office:value="-0.956940335732209">
            <text:p>-0.9569403357</text:p>
          </table:table-cell>
          <table:table-cell table:formula="of:=SIN(RADIANS([.F$1]*[.$A437]*360/256))" office:value-type="float" office:value="0.0245412285229122">
            <text:p>0.0245412285</text:p>
          </table:table-cell>
          <table:table-cell table:formula="of:=SIN(RADIANS([.G$1]*[.$A437]*360/256))" office:value-type="float" office:value="0.941544065183021">
            <text:p>0.9415440652</text:p>
          </table:table-cell>
          <table:table-cell table:formula="of:=SIN(RADIANS([.H$1]*[.$A437]*360/256))" office:value-type="float" office:value="-0.615231590580627">
            <text:p>-0.6152315906</text:p>
          </table:table-cell>
          <table:table-cell table:formula="of:=SIN(RADIANS([.I$1]*[.$A437]*360/256))" office:value-type="float" office:value="-0.555570233019602">
            <text:p>-0.555570233</text:p>
          </table:table-cell>
          <table:table-cell table:formula="of:=SIN(RADIANS([.J$1]*[.$A437]*360/256))" office:value-type="float" office:value="0.96377606579544">
            <text:p>0.9637760658</text:p>
          </table:table-cell>
          <table:table-cell table:formula="of:=SIN(RADIANS([.K$1]*[.$A437]*360/256))" office:value-type="float" office:value="-0.0490676743274178">
            <text:p>-0.0490676743</text:p>
          </table:table-cell>
          <table:table-cell table:formula="of:=SIN(RADIANS([.L$1]*[.$A437]*360/256))" office:value-type="float" office:value="-0.932992798834739">
            <text:p>-0.9329927988</text:p>
          </table:table-cell>
          <table:table-cell table:formula="of:=SIN(RADIANS([.M$1]*[.$A437]*360/256))" office:value-type="float" office:value="0.634393284163645">
            <text:p>0.6343932842</text:p>
          </table:table-cell>
          <table:table-cell table:formula="of:=SIN(RADIANS([.N$1]*[.$A437]*360/256))" office:value-type="float" office:value="0.534997619887097">
            <text:p>0.5349976199</text:p>
          </table:table-cell>
          <table:table-cell table:formula="of:=SIN(RADIANS([.O$1]*[.$A437]*360/256))" office:value-type="float" office:value="-0.970031253194544">
            <text:p>-0.9700312532</text:p>
          </table:table-cell>
          <table:table-cell table:formula="of:=SIN(RADIANS([.P$1]*[.$A437]*360/256))" office:value-type="float" office:value="0.0735645635996742">
            <text:p>0.0735645636</text:p>
          </table:table-cell>
          <table:table-cell table:formula="of:=SIN(RADIANS([.Q$1]*[.$A437]*360/256))" office:value-type="float" office:value="0.923879532511287">
            <text:p>0.9238795325</text:p>
          </table:table-cell>
          <table:table-cell table:formula="of:= [.B437]/1+ [.C437]/2+ [.D437]/3+ [.E437]/4+ [.F437]/5+ [.G437]/6+ [.H437]/7+ [.I437]/8+ [.J437]/9+ [.K437]/10+ [.L437]/11+ [.M437]/12+ [.N437]/13+ [.O437]/14+ [.P437]/15+ [.Q437]/16" office:value-type="float" office:value="-0.589741264878412">
            <text:p>-0.5897412649</text:p>
          </table:table-cell>
          <table:table-cell table:number-columns-repeated="3"/>
        </table:table-row>
        <table:table-row table:style-name="ro1">
          <table:table-cell table:style-name="ce1" office:value-type="float" office:value="180">
            <text:p>180</text:p>
          </table:table-cell>
          <table:table-cell table:formula="of:=SIN(RADIANS([.$A438]*360/256))" office:value-type="float" office:value="-0.956940335732209">
            <text:p>-0.9569403357</text:p>
          </table:table-cell>
          <table:table-cell table:formula="of:=SIN(RADIANS([.C$1]*[.$A438]*360/256))" office:value-type="float" office:value="0.555570233019602">
            <text:p>0.555570233</text:p>
          </table:table-cell>
          <table:table-cell table:formula="of:=SIN(RADIANS([.D$1]*[.$A438]*360/256))" office:value-type="float" office:value="0.634393284163645">
            <text:p>0.6343932842</text:p>
          </table:table-cell>
          <table:table-cell table:formula="of:=SIN(RADIANS([.E$1]*[.$A438]*360/256))" office:value-type="float" office:value="-0.923879532511287">
            <text:p>-0.9238795325</text:p>
          </table:table-cell>
          <table:table-cell table:formula="of:=SIN(RADIANS([.F$1]*[.$A438]*360/256))" office:value-type="float" office:value="-0.0980171403295594">
            <text:p>-0.0980171403</text:p>
          </table:table-cell>
          <table:table-cell table:formula="of:=SIN(RADIANS([.G$1]*[.$A438]*360/256))" office:value-type="float" office:value="0.98078528040323">
            <text:p>0.9807852804</text:p>
          </table:table-cell>
          <table:table-cell table:formula="of:=SIN(RADIANS([.H$1]*[.$A438]*360/256))" office:value-type="float" office:value="-0.471396736825997">
            <text:p>-0.4713967368</text:p>
          </table:table-cell>
          <table:table-cell table:formula="of:=SIN(RADIANS([.I$1]*[.$A438]*360/256))" office:value-type="float" office:value="-0.707106781186547">
            <text:p>-0.7071067812</text:p>
          </table:table-cell>
          <table:table-cell table:formula="of:=SIN(RADIANS([.J$1]*[.$A438]*360/256))" office:value-type="float" office:value="0.881921264348354">
            <text:p>0.8819212643</text:p>
          </table:table-cell>
          <table:table-cell table:formula="of:=SIN(RADIANS([.K$1]*[.$A438]*360/256))" office:value-type="float" office:value="0.195090322016126">
            <text:p>0.195090322</text:p>
          </table:table-cell>
          <table:table-cell table:formula="of:=SIN(RADIANS([.L$1]*[.$A438]*360/256))" office:value-type="float" office:value="-0.995184726672197">
            <text:p>-0.9951847267</text:p>
          </table:table-cell>
          <table:table-cell table:formula="of:=SIN(RADIANS([.M$1]*[.$A438]*360/256))" office:value-type="float" office:value="0.382683432365094">
            <text:p>0.3826834324</text:p>
          </table:table-cell>
          <table:table-cell table:formula="of:=SIN(RADIANS([.N$1]*[.$A438]*360/256))" office:value-type="float" office:value="0.773010453362736">
            <text:p>0.7730104534</text:p>
          </table:table-cell>
          <table:table-cell table:formula="of:=SIN(RADIANS([.O$1]*[.$A438]*360/256))" office:value-type="float" office:value="-0.831469612302545">
            <text:p>-0.8314696123</text:p>
          </table:table-cell>
          <table:table-cell table:formula="of:=SIN(RADIANS([.P$1]*[.$A438]*360/256))" office:value-type="float" office:value="-0.290284677254466">
            <text:p>-0.2902846773</text:p>
          </table:table-cell>
          <table:table-cell table:formula="of:=SIN(RADIANS([.Q$1]*[.$A438]*360/256))" office:value-type="float" office:value="1">
            <text:p>1</text:p>
          </table:table-cell>
          <table:table-cell table:formula="of:= [.B438]/1+ [.C438]/2+ [.D438]/3+ [.E438]/4+ [.F438]/5+ [.G438]/6+ [.H438]/7+ [.I438]/8+ [.J438]/9+ [.K438]/10+ [.L438]/11+ [.M438]/12+ [.N438]/13+ [.O438]/14+ [.P438]/15+ [.Q438]/16" office:value-type="float" office:value="-0.608392052390238">
            <text:p>-0.6083920524</text:p>
          </table:table-cell>
          <table:table-cell table:number-columns-repeated="3"/>
        </table:table-row>
        <table:table-row table:style-name="ro1">
          <table:table-cell table:style-name="ce1" office:value-type="float" office:value="181">
            <text:p>181</text:p>
          </table:table-cell>
          <table:table-cell table:formula="of:=SIN(RADIANS([.$A439]*360/256))" office:value-type="float" office:value="-0.96377606579544">
            <text:p>-0.9637760658</text:p>
          </table:table-cell>
          <table:table-cell table:formula="of:=SIN(RADIANS([.C$1]*[.$A439]*360/256))" office:value-type="float" office:value="0.514102744193222">
            <text:p>0.5141027442</text:p>
          </table:table-cell>
          <table:table-cell table:formula="of:=SIN(RADIANS([.D$1]*[.$A439]*360/256))" office:value-type="float" office:value="0.689540544737067">
            <text:p>0.6895405447</text:p>
          </table:table-cell>
          <table:table-cell table:formula="of:=SIN(RADIANS([.E$1]*[.$A439]*360/256))" office:value-type="float" office:value="-0.881921264348355">
            <text:p>-0.8819212643</text:p>
          </table:table-cell>
          <table:table-cell table:formula="of:=SIN(RADIANS([.F$1]*[.$A439]*360/256))" office:value-type="float" office:value="-0.219101240156871">
            <text:p>-0.2191012402</text:p>
          </table:table-cell>
          <table:table-cell table:formula="of:=SIN(RADIANS([.G$1]*[.$A439]*360/256))" office:value-type="float" office:value="0.998795456205172">
            <text:p>0.9987954562</text:p>
          </table:table-cell>
          <table:table-cell table:formula="of:=SIN(RADIANS([.H$1]*[.$A439]*360/256))" office:value-type="float" office:value="-0.313681740398891">
            <text:p>-0.3136817404</text:p>
          </table:table-cell>
          <table:table-cell table:formula="of:=SIN(RADIANS([.I$1]*[.$A439]*360/256))" office:value-type="float" office:value="-0.831469612302545">
            <text:p>-0.8314696123</text:p>
          </table:table-cell>
          <table:table-cell table:formula="of:=SIN(RADIANS([.J$1]*[.$A439]*360/256))" office:value-type="float" office:value="0.757208846506487">
            <text:p>0.7572088465</text:p>
          </table:table-cell>
          <table:table-cell table:formula="of:=SIN(RADIANS([.K$1]*[.$A439]*360/256))" office:value-type="float" office:value="0.427555093430284">
            <text:p>0.4275550934</text:p>
          </table:table-cell>
          <table:table-cell table:formula="of:=SIN(RADIANS([.L$1]*[.$A439]*360/256))" office:value-type="float" office:value="-0.985277642388941">
            <text:p>-0.9852776424</text:p>
          </table:table-cell>
          <table:table-cell table:formula="of:=SIN(RADIANS([.M$1]*[.$A439]*360/256))" office:value-type="float" office:value="0.0980171403295623">
            <text:p>0.0980171403</text:p>
          </table:table-cell>
          <table:table-cell table:formula="of:=SIN(RADIANS([.N$1]*[.$A439]*360/256))" office:value-type="float" office:value="0.932992798834738">
            <text:p>0.9329927988</text:p>
          </table:table-cell>
          <table:table-cell table:formula="of:=SIN(RADIANS([.O$1]*[.$A439]*360/256))" office:value-type="float" office:value="-0.595699304492432">
            <text:p>-0.5956993045</text:p>
          </table:table-cell>
          <table:table-cell table:formula="of:=SIN(RADIANS([.P$1]*[.$A439]*360/256))" office:value-type="float" office:value="-0.615231590580626">
            <text:p>-0.6152315906</text:p>
          </table:table-cell>
          <table:table-cell table:formula="of:=SIN(RADIANS([.Q$1]*[.$A439]*360/256))" office:value-type="float" office:value="0.923879532511288">
            <text:p>0.9238795325</text:p>
          </table:table-cell>
          <table:table-cell table:formula="of:= [.B439]/1+ [.C439]/2+ [.D439]/3+ [.E439]/4+ [.F439]/5+ [.G439]/6+ [.H439]/7+ [.I439]/8+ [.J439]/9+ [.K439]/10+ [.L439]/11+ [.M439]/12+ [.N439]/13+ [.O439]/14+ [.P439]/15+ [.Q439]/16" office:value-type="float" office:value="-0.632024895132907">
            <text:p>-0.6320248951</text:p>
          </table:table-cell>
          <table:table-cell table:number-columns-repeated="3"/>
        </table:table-row>
        <table:table-row table:style-name="ro1">
          <table:table-cell table:style-name="ce1" office:value-type="float" office:value="182">
            <text:p>182</text:p>
          </table:table-cell>
          <table:table-cell table:formula="of:=SIN(RADIANS([.$A440]*360/256))" office:value-type="float" office:value="-0.970031253194544">
            <text:p>-0.9700312532</text:p>
          </table:table-cell>
          <table:table-cell table:formula="of:=SIN(RADIANS([.C$1]*[.$A440]*360/256))" office:value-type="float" office:value="0.471396736825998">
            <text:p>0.4713967368</text:p>
          </table:table-cell>
          <table:table-cell table:formula="of:=SIN(RADIANS([.D$1]*[.$A440]*360/256))" office:value-type="float" office:value="0.740951125354959">
            <text:p>0.7409511254</text:p>
          </table:table-cell>
          <table:table-cell table:formula="of:=SIN(RADIANS([.E$1]*[.$A440]*360/256))" office:value-type="float" office:value="-0.831469612302546">
            <text:p>-0.8314696123</text:p>
          </table:table-cell>
          <table:table-cell table:formula="of:=SIN(RADIANS([.F$1]*[.$A440]*360/256))" office:value-type="float" office:value="-0.33688985339222">
            <text:p>-0.3368898534</text:p>
          </table:table-cell>
          <table:table-cell table:formula="of:=SIN(RADIANS([.G$1]*[.$A440]*360/256))" office:value-type="float" office:value="0.995184726672197">
            <text:p>0.9951847267</text:p>
          </table:table-cell>
          <table:table-cell table:formula="of:=SIN(RADIANS([.H$1]*[.$A440]*360/256))" office:value-type="float" office:value="-0.146730474455361">
            <text:p>-0.1467304745</text:p>
          </table:table-cell>
          <table:table-cell table:formula="of:=SIN(RADIANS([.I$1]*[.$A440]*360/256))" office:value-type="float" office:value="-0.923879532511286">
            <text:p>-0.9238795325</text:p>
          </table:table-cell>
          <table:table-cell table:formula="of:=SIN(RADIANS([.J$1]*[.$A440]*360/256))" office:value-type="float" office:value="0.595699304492434">
            <text:p>0.5956993045</text:p>
          </table:table-cell>
          <table:table-cell table:formula="of:=SIN(RADIANS([.K$1]*[.$A440]*360/256))" office:value-type="float" office:value="0.634393284163645">
            <text:p>0.6343932842</text:p>
          </table:table-cell>
          <table:table-cell table:formula="of:=SIN(RADIANS([.L$1]*[.$A440]*360/256))" office:value-type="float" office:value="-0.903989293123443">
            <text:p>-0.9039892931</text:p>
          </table:table-cell>
          <table:table-cell table:formula="of:=SIN(RADIANS([.M$1]*[.$A440]*360/256))" office:value-type="float" office:value="-0.195090322016129">
            <text:p>-0.195090322</text:p>
          </table:table-cell>
          <table:table-cell table:formula="of:=SIN(RADIANS([.N$1]*[.$A440]*360/256))" office:value-type="float" office:value="0.998795456205172">
            <text:p>0.9987954562</text:p>
          </table:table-cell>
          <table:table-cell table:formula="of:=SIN(RADIANS([.O$1]*[.$A440]*360/256))" office:value-type="float" office:value="-0.29028467725446">
            <text:p>-0.2902846773</text:p>
          </table:table-cell>
          <table:table-cell table:formula="of:=SIN(RADIANS([.P$1]*[.$A440]*360/256))" office:value-type="float" office:value="-0.85772861000027">
            <text:p>-0.85772861</text:p>
          </table:table-cell>
          <table:table-cell table:formula="of:=SIN(RADIANS([.Q$1]*[.$A440]*360/256))" office:value-type="float" office:value="0.70710678118655">
            <text:p>0.7071067812</text:p>
          </table:table-cell>
          <table:table-cell table:formula="of:= [.B440]/1+ [.C440]/2+ [.D440]/3+ [.E440]/4+ [.F440]/5+ [.G440]/6+ [.H440]/7+ [.I440]/8+ [.J440]/9+ [.K440]/10+ [.L440]/11+ [.M440]/12+ [.N440]/13+ [.O440]/14+ [.P440]/15+ [.Q440]/16" office:value-type="float" office:value="-0.658879032129054">
            <text:p>-0.6588790321</text:p>
          </table:table-cell>
          <table:table-cell table:number-columns-repeated="3"/>
        </table:table-row>
        <table:table-row table:style-name="ro1">
          <table:table-cell table:style-name="ce1" office:value-type="float" office:value="183">
            <text:p>183</text:p>
          </table:table-cell>
          <table:table-cell table:formula="of:=SIN(RADIANS([.$A441]*360/256))" office:value-type="float" office:value="-0.975702130038528">
            <text:p>-0.97570213</text:p>
          </table:table-cell>
          <table:table-cell table:formula="of:=SIN(RADIANS([.C$1]*[.$A441]*360/256))" office:value-type="float" office:value="0.427555093430283">
            <text:p>0.4275550934</text:p>
          </table:table-cell>
          <table:table-cell table:formula="of:=SIN(RADIANS([.D$1]*[.$A441]*360/256))" office:value-type="float" office:value="0.788346427626606">
            <text:p>0.7883464276</text:p>
          </table:table-cell>
          <table:table-cell table:formula="of:=SIN(RADIANS([.E$1]*[.$A441]*360/256))" office:value-type="float" office:value="-0.773010453362738">
            <text:p>-0.7730104534</text:p>
          </table:table-cell>
          <table:table-cell table:formula="of:=SIN(RADIANS([.F$1]*[.$A441]*360/256))" office:value-type="float" office:value="-0.449611329654605">
            <text:p>-0.4496113297</text:p>
          </table:table-cell>
          <table:table-cell table:formula="of:=SIN(RADIANS([.G$1]*[.$A441]*360/256))" office:value-type="float" office:value="0.970031253194544">
            <text:p>0.9700312532</text:p>
          </table:table-cell>
          <table:table-cell table:formula="of:=SIN(RADIANS([.H$1]*[.$A441]*360/256))" office:value-type="float" office:value="0.0245412285229101">
            <text:p>0.0245412285</text:p>
          </table:table-cell>
          <table:table-cell table:formula="of:=SIN(RADIANS([.I$1]*[.$A441]*360/256))" office:value-type="float" office:value="-0.98078528040323">
            <text:p>-0.9807852804</text:p>
          </table:table-cell>
          <table:table-cell table:formula="of:=SIN(RADIANS([.J$1]*[.$A441]*360/256))" office:value-type="float" office:value="0.405241314004989">
            <text:p>0.405241314</text:p>
          </table:table-cell>
          <table:table-cell table:formula="of:=SIN(RADIANS([.K$1]*[.$A441]*360/256))" office:value-type="float" office:value="0.803207531480643">
            <text:p>0.8032075315</text:p>
          </table:table-cell>
          <table:table-cell table:formula="of:=SIN(RADIANS([.L$1]*[.$A441]*360/256))" office:value-type="float" office:value="-0.757208846506484">
            <text:p>-0.7572088465</text:p>
          </table:table-cell>
          <table:table-cell table:formula="of:=SIN(RADIANS([.M$1]*[.$A441]*360/256))" office:value-type="float" office:value="-0.471396736825994">
            <text:p>-0.4713967368</text:p>
          </table:table-cell>
          <table:table-cell table:formula="of:=SIN(RADIANS([.N$1]*[.$A441]*360/256))" office:value-type="float" office:value="0.96377606579544">
            <text:p>0.9637760658</text:p>
          </table:table-cell>
          <table:table-cell table:formula="of:=SIN(RADIANS([.O$1]*[.$A441]*360/256))" office:value-type="float" office:value="0.0490676743274136">
            <text:p>0.0490676743</text:p>
          </table:table-cell>
          <table:table-cell table:formula="of:=SIN(RADIANS([.P$1]*[.$A441]*360/256))" office:value-type="float" office:value="-0.985277642388942">
            <text:p>-0.9852776424</text:p>
          </table:table-cell>
          <table:table-cell table:formula="of:=SIN(RADIANS([.Q$1]*[.$A441]*360/256))" office:value-type="float" office:value="0.382683432365094">
            <text:p>0.3826834324</text:p>
          </table:table-cell>
          <table:table-cell table:formula="of:= [.B441]/1+ [.C441]/2+ [.D441]/3+ [.E441]/4+ [.F441]/5+ [.G441]/6+ [.H441]/7+ [.I441]/8+ [.J441]/9+ [.K441]/10+ [.L441]/11+ [.M441]/12+ [.N441]/13+ [.O441]/14+ [.P441]/15+ [.Q441]/16" office:value-type="float" office:value="-0.686636385543002">
            <text:p>-0.6866363855</text:p>
          </table:table-cell>
          <table:table-cell table:number-columns-repeated="3"/>
        </table:table-row>
        <table:table-row table:style-name="ro1">
          <table:table-cell table:style-name="ce1" office:value-type="float" office:value="184">
            <text:p>184</text:p>
          </table:table-cell>
          <table:table-cell table:formula="of:=SIN(RADIANS([.$A442]*360/256))" office:value-type="float" office:value="-0.98078528040323">
            <text:p>-0.9807852804</text:p>
          </table:table-cell>
          <table:table-cell table:formula="of:=SIN(RADIANS([.C$1]*[.$A442]*360/256))" office:value-type="float" office:value="0.382683432365091">
            <text:p>0.3826834324</text:p>
          </table:table-cell>
          <table:table-cell table:formula="of:=SIN(RADIANS([.D$1]*[.$A442]*360/256))" office:value-type="float" office:value="0.831469612302545">
            <text:p>0.8314696123</text:p>
          </table:table-cell>
          <table:table-cell table:formula="of:=SIN(RADIANS([.E$1]*[.$A442]*360/256))" office:value-type="float" office:value="-0.707106781186549">
            <text:p>-0.7071067812</text:p>
          </table:table-cell>
          <table:table-cell table:formula="of:=SIN(RADIANS([.F$1]*[.$A442]*360/256))" office:value-type="float" office:value="-0.555570233019603">
            <text:p>-0.555570233</text:p>
          </table:table-cell>
          <table:table-cell table:formula="of:=SIN(RADIANS([.G$1]*[.$A442]*360/256))" office:value-type="float" office:value="0.923879532511287">
            <text:p>0.9238795325</text:p>
          </table:table-cell>
          <table:table-cell table:formula="of:=SIN(RADIANS([.H$1]*[.$A442]*360/256))" office:value-type="float" office:value="0.195090322016126">
            <text:p>0.195090322</text:p>
          </table:table-cell>
          <table:table-cell table:formula="of:=SIN(RADIANS([.I$1]*[.$A442]*360/256))" office:value-type="float" office:value="-1">
            <text:p>-1</text:p>
          </table:table-cell>
          <table:table-cell table:formula="of:=SIN(RADIANS([.J$1]*[.$A442]*360/256))" office:value-type="float" office:value="0.195090322016126">
            <text:p>0.195090322</text:p>
          </table:table-cell>
          <table:table-cell table:formula="of:=SIN(RADIANS([.K$1]*[.$A442]*360/256))" office:value-type="float" office:value="0.923879532511287">
            <text:p>0.9238795325</text:p>
          </table:table-cell>
          <table:table-cell table:formula="of:=SIN(RADIANS([.L$1]*[.$A442]*360/256))" office:value-type="float" office:value="-0.555570233019602">
            <text:p>-0.555570233</text:p>
          </table:table-cell>
          <table:table-cell table:formula="of:=SIN(RADIANS([.M$1]*[.$A442]*360/256))" office:value-type="float" office:value="-0.707106781186547">
            <text:p>-0.7071067812</text:p>
          </table:table-cell>
          <table:table-cell table:formula="of:=SIN(RADIANS([.N$1]*[.$A442]*360/256))" office:value-type="float" office:value="0.831469612302547">
            <text:p>0.8314696123</text:p>
          </table:table-cell>
          <table:table-cell table:formula="of:=SIN(RADIANS([.O$1]*[.$A442]*360/256))" office:value-type="float" office:value="0.382683432365086">
            <text:p>0.3826834324</text:p>
          </table:table-cell>
          <table:table-cell table:formula="of:=SIN(RADIANS([.P$1]*[.$A442]*360/256))" office:value-type="float" office:value="-0.98078528040323">
            <text:p>-0.9807852804</text:p>
          </table:table-cell>
          <table:table-cell table:formula="of:=SIN(RADIANS([.Q$1]*[.$A442]*360/256))" office:value-type="float" office:value="6.36940131683941E-015">
            <text:p>6.36940131683941E-015</text:p>
          </table:table-cell>
          <table:table-cell table:formula="of:= [.B442]/1+ [.C442]/2+ [.D442]/3+ [.E442]/4+ [.F442]/5+ [.G442]/6+ [.H442]/7+ [.I442]/8+ [.J442]/9+ [.K442]/10+ [.L442]/11+ [.M442]/12+ [.N442]/13+ [.O442]/14+ [.P442]/15+ [.Q442]/16" office:value-type="float" office:value="-0.712787048351665">
            <text:p>-0.7127870484</text:p>
          </table:table-cell>
          <table:table-cell table:number-columns-repeated="3"/>
        </table:table-row>
        <table:table-row table:style-name="ro1">
          <table:table-cell table:style-name="ce1" office:value-type="float" office:value="185">
            <text:p>185</text:p>
          </table:table-cell>
          <table:table-cell table:formula="of:=SIN(RADIANS([.$A443]*360/256))" office:value-type="float" office:value="-0.985277642388941">
            <text:p>-0.9852776424</text:p>
          </table:table-cell>
          <table:table-cell table:formula="of:=SIN(RADIANS([.C$1]*[.$A443]*360/256))" office:value-type="float" office:value="0.336889853392221">
            <text:p>0.3368898534</text:p>
          </table:table-cell>
          <table:table-cell table:formula="of:=SIN(RADIANS([.D$1]*[.$A443]*360/256))" office:value-type="float" office:value="0.870086991108712">
            <text:p>0.8700869911</text:p>
          </table:table-cell>
          <table:table-cell table:formula="of:=SIN(RADIANS([.E$1]*[.$A443]*360/256))" office:value-type="float" office:value="-0.634393284163647">
            <text:p>-0.6343932842</text:p>
          </table:table-cell>
          <table:table-cell table:formula="of:=SIN(RADIANS([.F$1]*[.$A443]*360/256))" office:value-type="float" office:value="-0.653172842953776">
            <text:p>-0.653172843</text:p>
          </table:table-cell>
          <table:table-cell table:formula="of:=SIN(RADIANS([.G$1]*[.$A443]*360/256))" office:value-type="float" office:value="0.857728610000272">
            <text:p>0.85772861</text:p>
          </table:table-cell>
          <table:table-cell table:formula="of:=SIN(RADIANS([.H$1]*[.$A443]*360/256))" office:value-type="float" office:value="0.359895036534987">
            <text:p>0.3598950365</text:p>
          </table:table-cell>
          <table:table-cell table:formula="of:=SIN(RADIANS([.I$1]*[.$A443]*360/256))" office:value-type="float" office:value="-0.980785280403231">
            <text:p>-0.9807852804</text:p>
          </table:table-cell>
          <table:table-cell table:formula="of:=SIN(RADIANS([.J$1]*[.$A443]*360/256))" office:value-type="float" office:value="-0.0245412285229097">
            <text:p>-0.0245412285</text:p>
          </table:table-cell>
          <table:table-cell table:formula="of:=SIN(RADIANS([.K$1]*[.$A443]*360/256))" office:value-type="float" office:value="0.989176509964781">
            <text:p>0.98917651</text:p>
          </table:table-cell>
          <table:table-cell table:formula="of:=SIN(RADIANS([.L$1]*[.$A443]*360/256))" office:value-type="float" office:value="-0.313681740398891">
            <text:p>-0.3136817404</text:p>
          </table:table-cell>
          <table:table-cell table:formula="of:=SIN(RADIANS([.M$1]*[.$A443]*360/256))" office:value-type="float" office:value="-0.881921264348356">
            <text:p>-0.8819212643</text:p>
          </table:table-cell>
          <table:table-cell table:formula="of:=SIN(RADIANS([.N$1]*[.$A443]*360/256))" office:value-type="float" office:value="0.61523159058063">
            <text:p>0.6152315906</text:p>
          </table:table-cell>
          <table:table-cell table:formula="of:=SIN(RADIANS([.O$1]*[.$A443]*360/256))" office:value-type="float" office:value="0.671558954847016">
            <text:p>0.6715589548</text:p>
          </table:table-cell>
          <table:table-cell table:formula="of:=SIN(RADIANS([.P$1]*[.$A443]*360/256))" office:value-type="float" office:value="-0.844853565249708">
            <text:p>-0.8448535652</text:p>
          </table:table-cell>
          <table:table-cell table:formula="of:=SIN(RADIANS([.Q$1]*[.$A443]*360/256))" office:value-type="float" office:value="-0.382683432365083">
            <text:p>-0.3826834324</text:p>
          </table:table-cell>
          <table:table-cell table:formula="of:= [.B443]/1+ [.C443]/2+ [.D443]/3+ [.E443]/4+ [.F443]/5+ [.G443]/6+ [.H443]/7+ [.I443]/8+ [.J443]/9+ [.K443]/10+ [.L443]/11+ [.M443]/12+ [.N443]/13+ [.O443]/14+ [.P443]/15+ [.Q443]/16" office:value-type="float" office:value="-0.735032817877243">
            <text:p>-0.7350328179</text:p>
          </table:table-cell>
          <table:table-cell table:number-columns-repeated="3"/>
        </table:table-row>
        <table:table-row table:style-name="ro1">
          <table:table-cell table:style-name="ce1" office:value-type="float" office:value="186">
            <text:p>186</text:p>
          </table:table-cell>
          <table:table-cell table:formula="of:=SIN(RADIANS([.$A444]*360/256))" office:value-type="float" office:value="-0.989176509964781">
            <text:p>-0.98917651</text:p>
          </table:table-cell>
          <table:table-cell table:formula="of:=SIN(RADIANS([.C$1]*[.$A444]*360/256))" office:value-type="float" office:value="0.290284677254462">
            <text:p>0.2902846773</text:p>
          </table:table-cell>
          <table:table-cell table:formula="of:=SIN(RADIANS([.D$1]*[.$A444]*360/256))" office:value-type="float" office:value="0.903989293123443">
            <text:p>0.9039892931</text:p>
          </table:table-cell>
          <table:table-cell table:formula="of:=SIN(RADIANS([.E$1]*[.$A444]*360/256))" office:value-type="float" office:value="-0.555570233019601">
            <text:p>-0.555570233</text:p>
          </table:table-cell>
          <table:table-cell table:formula="of:=SIN(RADIANS([.F$1]*[.$A444]*360/256))" office:value-type="float" office:value="-0.740951125354958">
            <text:p>-0.7409511254</text:p>
          </table:table-cell>
          <table:table-cell table:formula="of:=SIN(RADIANS([.G$1]*[.$A444]*360/256))" office:value-type="float" office:value="0.773010453362738">
            <text:p>0.7730104534</text:p>
          </table:table-cell>
          <table:table-cell table:formula="of:=SIN(RADIANS([.H$1]*[.$A444]*360/256))" office:value-type="float" office:value="0.514102744193221">
            <text:p>0.5141027442</text:p>
          </table:table-cell>
          <table:table-cell table:formula="of:=SIN(RADIANS([.I$1]*[.$A444]*360/256))" office:value-type="float" office:value="-0.923879532511286">
            <text:p>-0.9238795325</text:p>
          </table:table-cell>
          <table:table-cell table:formula="of:=SIN(RADIANS([.J$1]*[.$A444]*360/256))" office:value-type="float" office:value="-0.242980179903263">
            <text:p>-0.2429801799</text:p>
          </table:table-cell>
          <table:table-cell table:formula="of:=SIN(RADIANS([.K$1]*[.$A444]*360/256))" office:value-type="float" office:value="0.995184726672197">
            <text:p>0.9951847267</text:p>
          </table:table-cell>
          <table:table-cell table:formula="of:=SIN(RADIANS([.L$1]*[.$A444]*360/256))" office:value-type="float" office:value="-0.049067674327418">
            <text:p>-0.0490676743</text:p>
          </table:table-cell>
          <table:table-cell table:formula="of:=SIN(RADIANS([.M$1]*[.$A444]*360/256))" office:value-type="float" office:value="-0.98078528040323">
            <text:p>-0.9807852804</text:p>
          </table:table-cell>
          <table:table-cell table:formula="of:=SIN(RADIANS([.N$1]*[.$A444]*360/256))" office:value-type="float" office:value="0.336889853392219">
            <text:p>0.3368898534</text:p>
          </table:table-cell>
          <table:table-cell table:formula="of:=SIN(RADIANS([.O$1]*[.$A444]*360/256))" office:value-type="float" office:value="0.881921264348354">
            <text:p>0.8819212643</text:p>
          </table:table-cell>
          <table:table-cell table:formula="of:=SIN(RADIANS([.P$1]*[.$A444]*360/256))" office:value-type="float" office:value="-0.595699304492438">
            <text:p>-0.5956993045</text:p>
          </table:table-cell>
          <table:table-cell table:formula="of:=SIN(RADIANS([.Q$1]*[.$A444]*360/256))" office:value-type="float" office:value="-0.707106781186551">
            <text:p>-0.7071067812</text:p>
          </table:table-cell>
          <table:table-cell table:formula="of:= [.B444]/1+ [.C444]/2+ [.D444]/3+ [.E444]/4+ [.F444]/5+ [.G444]/6+ [.H444]/7+ [.I444]/8+ [.J444]/9+ [.K444]/10+ [.L444]/11+ [.M444]/12+ [.N444]/13+ [.O444]/14+ [.P444]/15+ [.Q444]/16" office:value-type="float" office:value="-0.751664417246509">
            <text:p>-0.7516644172</text:p>
          </table:table-cell>
          <table:table-cell table:number-columns-repeated="3"/>
        </table:table-row>
        <table:table-row table:style-name="ro1">
          <table:table-cell table:style-name="ce1" office:value-type="float" office:value="187">
            <text:p>187</text:p>
          </table:table-cell>
          <table:table-cell table:formula="of:=SIN(RADIANS([.$A445]*360/256))" office:value-type="float" office:value="-0.99247953459871">
            <text:p>-0.9924795346</text:p>
          </table:table-cell>
          <table:table-cell table:formula="of:=SIN(RADIANS([.C$1]*[.$A445]*360/256))" office:value-type="float" office:value="0.242980179903263">
            <text:p>0.2429801799</text:p>
          </table:table-cell>
          <table:table-cell table:formula="of:=SIN(RADIANS([.D$1]*[.$A445]*360/256))" office:value-type="float" office:value="0.932992798834739">
            <text:p>0.9329927988</text:p>
          </table:table-cell>
          <table:table-cell table:formula="of:=SIN(RADIANS([.E$1]*[.$A445]*360/256))" office:value-type="float" office:value="-0.471396736825997">
            <text:p>-0.4713967368</text:p>
          </table:table-cell>
          <table:table-cell table:formula="of:=SIN(RADIANS([.F$1]*[.$A445]*360/256))" office:value-type="float" office:value="-0.817584813151584">
            <text:p>-0.8175848132</text:p>
          </table:table-cell>
          <table:table-cell table:formula="of:=SIN(RADIANS([.G$1]*[.$A445]*360/256))" office:value-type="float" office:value="0.671558954847019">
            <text:p>0.6715589548</text:p>
          </table:table-cell>
          <table:table-cell table:formula="of:=SIN(RADIANS([.H$1]*[.$A445]*360/256))" office:value-type="float" office:value="0.653172842953779">
            <text:p>0.653172843</text:p>
          </table:table-cell>
          <table:table-cell table:formula="of:=SIN(RADIANS([.I$1]*[.$A445]*360/256))" office:value-type="float" office:value="-0.831469612302544">
            <text:p>-0.8314696123</text:p>
          </table:table-cell>
          <table:table-cell table:formula="of:=SIN(RADIANS([.J$1]*[.$A445]*360/256))" office:value-type="float" office:value="-0.449611329654608">
            <text:p>-0.4496113297</text:p>
          </table:table-cell>
          <table:table-cell table:formula="of:=SIN(RADIANS([.K$1]*[.$A445]*360/256))" office:value-type="float" office:value="0.941544065183021">
            <text:p>0.9415440652</text:p>
          </table:table-cell>
          <table:table-cell table:formula="of:=SIN(RADIANS([.L$1]*[.$A445]*360/256))" office:value-type="float" office:value="0.21910124015687">
            <text:p>0.2191012402</text:p>
          </table:table-cell>
          <table:table-cell table:formula="of:=SIN(RADIANS([.M$1]*[.$A445]*360/256))" office:value-type="float" office:value="-0.995184726672197">
            <text:p>-0.9951847267</text:p>
          </table:table-cell>
          <table:table-cell table:formula="of:=SIN(RADIANS([.N$1]*[.$A445]*360/256))" office:value-type="float" office:value="0.0245412285229136">
            <text:p>0.0245412285</text:p>
          </table:table-cell>
          <table:table-cell table:formula="of:=SIN(RADIANS([.O$1]*[.$A445]*360/256))" office:value-type="float" office:value="0.989176509964782">
            <text:p>0.98917651</text:p>
          </table:table-cell>
          <table:table-cell table:formula="of:=SIN(RADIANS([.P$1]*[.$A445]*360/256))" office:value-type="float" office:value="-0.266712757474894">
            <text:p>-0.2667127575</text:p>
          </table:table-cell>
          <table:table-cell table:formula="of:=SIN(RADIANS([.Q$1]*[.$A445]*360/256))" office:value-type="float" office:value="-0.923879532511288">
            <text:p>-0.9238795325</text:p>
          </table:table-cell>
          <table:table-cell table:formula="of:= [.B445]/1+ [.C445]/2+ [.D445]/3+ [.E445]/4+ [.F445]/5+ [.G445]/6+ [.H445]/7+ [.I445]/8+ [.J445]/9+ [.K445]/10+ [.L445]/11+ [.M445]/12+ [.N445]/13+ [.O445]/14+ [.P445]/15+ [.Q445]/16" office:value-type="float" office:value="-0.761851038156784">
            <text:p>-0.7618510382</text:p>
          </table:table-cell>
          <table:table-cell table:number-columns-repeated="3"/>
        </table:table-row>
        <table:table-row table:style-name="ro1">
          <table:table-cell table:style-name="ce1" office:value-type="float" office:value="188">
            <text:p>188</text:p>
          </table:table-cell>
          <table:table-cell table:formula="of:=SIN(RADIANS([.$A446]*360/256))" office:value-type="float" office:value="-0.995184726672197">
            <text:p>-0.9951847267</text:p>
          </table:table-cell>
          <table:table-cell table:formula="of:=SIN(RADIANS([.C$1]*[.$A446]*360/256))" office:value-type="float" office:value="0.195090322016128">
            <text:p>0.195090322</text:p>
          </table:table-cell>
          <table:table-cell table:formula="of:=SIN(RADIANS([.D$1]*[.$A446]*360/256))" office:value-type="float" office:value="0.956940335732209">
            <text:p>0.9569403357</text:p>
          </table:table-cell>
          <table:table-cell table:formula="of:=SIN(RADIANS([.E$1]*[.$A446]*360/256))" office:value-type="float" office:value="-0.382683432365089">
            <text:p>-0.3826834324</text:p>
          </table:table-cell>
          <table:table-cell table:formula="of:=SIN(RADIANS([.F$1]*[.$A446]*360/256))" office:value-type="float" office:value="-0.881921264348355">
            <text:p>-0.8819212643</text:p>
          </table:table-cell>
          <table:table-cell table:formula="of:=SIN(RADIANS([.G$1]*[.$A446]*360/256))" office:value-type="float" office:value="0.555570233019602">
            <text:p>0.555570233</text:p>
          </table:table-cell>
          <table:table-cell table:formula="of:=SIN(RADIANS([.H$1]*[.$A446]*360/256))" office:value-type="float" office:value="0.773010453362737">
            <text:p>0.7730104534</text:p>
          </table:table-cell>
          <table:table-cell table:formula="of:=SIN(RADIANS([.I$1]*[.$A446]*360/256))" office:value-type="float" office:value="-0.707106781186547">
            <text:p>-0.7071067812</text:p>
          </table:table-cell>
          <table:table-cell table:formula="of:=SIN(RADIANS([.J$1]*[.$A446]*360/256))" office:value-type="float" office:value="-0.634393284163642">
            <text:p>-0.6343932842</text:p>
          </table:table-cell>
          <table:table-cell table:formula="of:=SIN(RADIANS([.K$1]*[.$A446]*360/256))" office:value-type="float" office:value="0.831469612302546">
            <text:p>0.8314696123</text:p>
          </table:table-cell>
          <table:table-cell table:formula="of:=SIN(RADIANS([.L$1]*[.$A446]*360/256))" office:value-type="float" office:value="0.471396736825998">
            <text:p>0.4713967368</text:p>
          </table:table-cell>
          <table:table-cell table:formula="of:=SIN(RADIANS([.M$1]*[.$A446]*360/256))" office:value-type="float" office:value="-0.923879532511286">
            <text:p>-0.9238795325</text:p>
          </table:table-cell>
          <table:table-cell table:formula="of:=SIN(RADIANS([.N$1]*[.$A446]*360/256))" office:value-type="float" office:value="-0.290284677254459">
            <text:p>-0.2902846773</text:p>
          </table:table-cell>
          <table:table-cell table:formula="of:=SIN(RADIANS([.O$1]*[.$A446]*360/256))" office:value-type="float" office:value="0.980785280403231">
            <text:p>0.9807852804</text:p>
          </table:table-cell>
          <table:table-cell table:formula="of:=SIN(RADIANS([.P$1]*[.$A446]*360/256))" office:value-type="float" office:value="0.0980171403295611">
            <text:p>0.0980171403</text:p>
          </table:table-cell>
          <table:table-cell table:formula="of:=SIN(RADIANS([.Q$1]*[.$A446]*360/256))" office:value-type="float" office:value="-1">
            <text:p>-1</text:p>
          </table:table-cell>
          <table:table-cell table:formula="of:= [.B446]/1+ [.C446]/2+ [.D446]/3+ [.E446]/4+ [.F446]/5+ [.G446]/6+ [.H446]/7+ [.I446]/8+ [.J446]/9+ [.K446]/10+ [.L446]/11+ [.M446]/12+ [.N446]/13+ [.O446]/14+ [.P446]/15+ [.Q446]/16" office:value-type="float" office:value="-0.765793725533482">
            <text:p>-0.7657937255</text:p>
          </table:table-cell>
          <table:table-cell table:number-columns-repeated="3"/>
        </table:table-row>
        <table:table-row table:style-name="ro1">
          <table:table-cell table:style-name="ce1" office:value-type="float" office:value="189">
            <text:p>189</text:p>
          </table:table-cell>
          <table:table-cell table:formula="of:=SIN(RADIANS([.$A447]*360/256))" office:value-type="float" office:value="-0.99729045667869">
            <text:p>-0.9972904567</text:p>
          </table:table-cell>
          <table:table-cell table:formula="of:=SIN(RADIANS([.C$1]*[.$A447]*360/256))" office:value-type="float" office:value="0.146730474455362">
            <text:p>0.1467304745</text:p>
          </table:table-cell>
          <table:table-cell table:formula="of:=SIN(RADIANS([.D$1]*[.$A447]*360/256))" office:value-type="float" office:value="0.975702130038528">
            <text:p>0.97570213</text:p>
          </table:table-cell>
          <table:table-cell table:formula="of:=SIN(RADIANS([.E$1]*[.$A447]*360/256))" office:value-type="float" office:value="-0.290284677254462">
            <text:p>-0.2902846773</text:p>
          </table:table-cell>
          <table:table-cell table:formula="of:=SIN(RADIANS([.F$1]*[.$A447]*360/256))" office:value-type="float" office:value="-0.932992798834739">
            <text:p>-0.9329927988</text:p>
          </table:table-cell>
          <table:table-cell table:formula="of:=SIN(RADIANS([.G$1]*[.$A447]*360/256))" office:value-type="float" office:value="0.427555093430283">
            <text:p>0.4275550934</text:p>
          </table:table-cell>
          <table:table-cell table:formula="of:=SIN(RADIANS([.H$1]*[.$A447]*360/256))" office:value-type="float" office:value="0.870086991108709">
            <text:p>0.8700869911</text:p>
          </table:table-cell>
          <table:table-cell table:formula="of:=SIN(RADIANS([.I$1]*[.$A447]*360/256))" office:value-type="float" office:value="-0.555570233019602">
            <text:p>-0.555570233</text:p>
          </table:table-cell>
          <table:table-cell table:formula="of:=SIN(RADIANS([.J$1]*[.$A447]*360/256))" office:value-type="float" office:value="-0.788346427626605">
            <text:p>-0.7883464276</text:p>
          </table:table-cell>
          <table:table-cell table:formula="of:=SIN(RADIANS([.K$1]*[.$A447]*360/256))" office:value-type="float" office:value="0.671558954847017">
            <text:p>0.6715589548</text:p>
          </table:table-cell>
          <table:table-cell table:formula="of:=SIN(RADIANS([.L$1]*[.$A447]*360/256))" office:value-type="float" office:value="0.689540544737067">
            <text:p>0.6895405447</text:p>
          </table:table-cell>
          <table:table-cell table:formula="of:=SIN(RADIANS([.M$1]*[.$A447]*360/256))" office:value-type="float" office:value="-0.773010453362739">
            <text:p>-0.7730104534</text:p>
          </table:table-cell>
          <table:table-cell table:formula="of:=SIN(RADIANS([.N$1]*[.$A447]*360/256))" office:value-type="float" office:value="-0.575808191417847">
            <text:p>-0.5758081914</text:p>
          </table:table-cell>
          <table:table-cell table:formula="of:=SIN(RADIANS([.O$1]*[.$A447]*360/256))" office:value-type="float" office:value="0.857728610000276">
            <text:p>0.85772861</text:p>
          </table:table-cell>
          <table:table-cell table:formula="of:=SIN(RADIANS([.P$1]*[.$A447]*360/256))" office:value-type="float" office:value="0.449611329654604">
            <text:p>0.4496113297</text:p>
          </table:table-cell>
          <table:table-cell table:formula="of:=SIN(RADIANS([.Q$1]*[.$A447]*360/256))" office:value-type="float" office:value="-0.923879532511286">
            <text:p>-0.9238795325</text:p>
          </table:table-cell>
          <table:table-cell table:formula="of:= [.B447]/1+ [.C447]/2+ [.D447]/3+ [.E447]/4+ [.F447]/5+ [.G447]/6+ [.H447]/7+ [.I447]/8+ [.J447]/9+ [.K447]/10+ [.L447]/11+ [.M447]/12+ [.N447]/13+ [.O447]/14+ [.P447]/15+ [.Q447]/16" office:value-type="float" office:value="-0.764715036884049">
            <text:p>-0.7647150369</text:p>
          </table:table-cell>
          <table:table-cell table:number-columns-repeated="3"/>
        </table:table-row>
        <table:table-row table:style-name="ro1">
          <table:table-cell table:style-name="ce1" office:value-type="float" office:value="190">
            <text:p>190</text:p>
          </table:table-cell>
          <table:table-cell table:formula="of:=SIN(RADIANS([.$A448]*360/256))" office:value-type="float" office:value="-0.998795456205172">
            <text:p>-0.9987954562</text:p>
          </table:table-cell>
          <table:table-cell table:formula="of:=SIN(RADIANS([.C$1]*[.$A448]*360/256))" office:value-type="float" office:value="0.0980171403295606">
            <text:p>0.0980171403</text:p>
          </table:table-cell>
          <table:table-cell table:formula="of:=SIN(RADIANS([.D$1]*[.$A448]*360/256))" office:value-type="float" office:value="0.989176509964781">
            <text:p>0.98917651</text:p>
          </table:table-cell>
          <table:table-cell table:formula="of:=SIN(RADIANS([.E$1]*[.$A448]*360/256))" office:value-type="float" office:value="-0.195090322016128">
            <text:p>-0.195090322</text:p>
          </table:table-cell>
          <table:table-cell table:formula="of:=SIN(RADIANS([.F$1]*[.$A448]*360/256))" office:value-type="float" office:value="-0.970031253194544">
            <text:p>-0.9700312532</text:p>
          </table:table-cell>
          <table:table-cell table:formula="of:=SIN(RADIANS([.G$1]*[.$A448]*360/256))" office:value-type="float" office:value="0.290284677254462">
            <text:p>0.2902846773</text:p>
          </table:table-cell>
          <table:table-cell table:formula="of:=SIN(RADIANS([.H$1]*[.$A448]*360/256))" office:value-type="float" office:value="0.941544065183021">
            <text:p>0.9415440652</text:p>
          </table:table-cell>
          <table:table-cell table:formula="of:=SIN(RADIANS([.I$1]*[.$A448]*360/256))" office:value-type="float" office:value="-0.38268343236509">
            <text:p>-0.3826834324</text:p>
          </table:table-cell>
          <table:table-cell table:formula="of:=SIN(RADIANS([.J$1]*[.$A448]*360/256))" office:value-type="float" office:value="-0.903989293123443">
            <text:p>-0.9039892931</text:p>
          </table:table-cell>
          <table:table-cell table:formula="of:=SIN(RADIANS([.K$1]*[.$A448]*360/256))" office:value-type="float" office:value="0.471396736825998">
            <text:p>0.4713967368</text:p>
          </table:table-cell>
          <table:table-cell table:formula="of:=SIN(RADIANS([.L$1]*[.$A448]*360/256))" office:value-type="float" office:value="0.857728610000272">
            <text:p>0.85772861</text:p>
          </table:table-cell>
          <table:table-cell table:formula="of:=SIN(RADIANS([.M$1]*[.$A448]*360/256))" office:value-type="float" office:value="-0.555570233019602">
            <text:p>-0.555570233</text:p>
          </table:table-cell>
          <table:table-cell table:formula="of:=SIN(RADIANS([.N$1]*[.$A448]*360/256))" office:value-type="float" office:value="-0.803207531480645">
            <text:p>-0.8032075315</text:p>
          </table:table-cell>
          <table:table-cell table:formula="of:=SIN(RADIANS([.O$1]*[.$A448]*360/256))" office:value-type="float" office:value="0.634393284163646">
            <text:p>0.6343932842</text:p>
          </table:table-cell>
          <table:table-cell table:formula="of:=SIN(RADIANS([.P$1]*[.$A448]*360/256))" office:value-type="float" office:value="0.740951125354954">
            <text:p>0.7409511254</text:p>
          </table:table-cell>
          <table:table-cell table:formula="of:=SIN(RADIANS([.Q$1]*[.$A448]*360/256))" office:value-type="float" office:value="-0.707106781186548">
            <text:p>-0.7071067812</text:p>
          </table:table-cell>
          <table:table-cell table:formula="of:= [.B448]/1+ [.C448]/2+ [.D448]/3+ [.E448]/4+ [.F448]/5+ [.G448]/6+ [.H448]/7+ [.I448]/8+ [.J448]/9+ [.K448]/10+ [.L448]/11+ [.M448]/12+ [.N448]/13+ [.O448]/14+ [.P448]/15+ [.Q448]/16" office:value-type="float" office:value="-0.760683161535591">
            <text:p>-0.7606831615</text:p>
          </table:table-cell>
          <table:table-cell table:number-columns-repeated="3"/>
        </table:table-row>
        <table:table-row table:style-name="ro1">
          <table:table-cell table:style-name="ce1" office:value-type="float" office:value="191">
            <text:p>191</text:p>
          </table:table-cell>
          <table:table-cell table:formula="of:=SIN(RADIANS([.$A449]*360/256))" office:value-type="float" office:value="-0.999698818696204">
            <text:p>-0.9996988187</text:p>
          </table:table-cell>
          <table:table-cell table:formula="of:=SIN(RADIANS([.C$1]*[.$A449]*360/256))" office:value-type="float" office:value="0.0490676743274182">
            <text:p>0.0490676743</text:p>
          </table:table-cell>
          <table:table-cell table:formula="of:=SIN(RADIANS([.D$1]*[.$A449]*360/256))" office:value-type="float" office:value="0.99729045667869">
            <text:p>0.9972904567</text:p>
          </table:table-cell>
          <table:table-cell table:formula="of:=SIN(RADIANS([.E$1]*[.$A449]*360/256))" office:value-type="float" office:value="-0.098017140329561">
            <text:p>-0.0980171403</text:p>
          </table:table-cell>
          <table:table-cell table:formula="of:=SIN(RADIANS([.F$1]*[.$A449]*360/256))" office:value-type="float" office:value="-0.99247953459871">
            <text:p>-0.9924795346</text:p>
          </table:table-cell>
          <table:table-cell table:formula="of:=SIN(RADIANS([.G$1]*[.$A449]*360/256))" office:value-type="float" office:value="0.146730474455361">
            <text:p>0.1467304745</text:p>
          </table:table-cell>
          <table:table-cell table:formula="of:=SIN(RADIANS([.H$1]*[.$A449]*360/256))" office:value-type="float" office:value="0.985277642388941">
            <text:p>0.9852776424</text:p>
          </table:table-cell>
          <table:table-cell table:formula="of:=SIN(RADIANS([.I$1]*[.$A449]*360/256))" office:value-type="float" office:value="-0.195090322016129">
            <text:p>-0.195090322</text:p>
          </table:table-cell>
          <table:table-cell table:formula="of:=SIN(RADIANS([.J$1]*[.$A449]*360/256))" office:value-type="float" office:value="-0.975702130038529">
            <text:p>-0.97570213</text:p>
          </table:table-cell>
          <table:table-cell table:formula="of:=SIN(RADIANS([.K$1]*[.$A449]*360/256))" office:value-type="float" office:value="0.242980179903267">
            <text:p>0.2429801799</text:p>
          </table:table-cell>
          <table:table-cell table:formula="of:=SIN(RADIANS([.L$1]*[.$A449]*360/256))" office:value-type="float" office:value="0.96377606579544">
            <text:p>0.9637760658</text:p>
          </table:table-cell>
          <table:table-cell table:formula="of:=SIN(RADIANS([.M$1]*[.$A449]*360/256))" office:value-type="float" office:value="-0.29028467725446">
            <text:p>-0.2902846773</text:p>
          </table:table-cell>
          <table:table-cell table:formula="of:=SIN(RADIANS([.N$1]*[.$A449]*360/256))" office:value-type="float" office:value="-0.949528180593036">
            <text:p>-0.9495281806</text:p>
          </table:table-cell>
          <table:table-cell table:formula="of:=SIN(RADIANS([.O$1]*[.$A449]*360/256))" office:value-type="float" office:value="0.336889853392226">
            <text:p>0.3368898534</text:p>
          </table:table-cell>
          <table:table-cell table:formula="of:=SIN(RADIANS([.P$1]*[.$A449]*360/256))" office:value-type="float" office:value="0.93299279883474">
            <text:p>0.9329927988</text:p>
          </table:table-cell>
          <table:table-cell table:formula="of:=SIN(RADIANS([.Q$1]*[.$A449]*360/256))" office:value-type="float" office:value="-0.382683432365091">
            <text:p>-0.3826834324</text:p>
          </table:table-cell>
          <table:table-cell table:formula="of:= [.B449]/1+ [.C449]/2+ [.D449]/3+ [.E449]/4+ [.F449]/5+ [.G449]/6+ [.H449]/7+ [.I449]/8+ [.J449]/9+ [.K449]/10+ [.L449]/11+ [.M449]/12+ [.N449]/13+ [.O449]/14+ [.P449]/15+ [.Q449]/16" office:value-type="float" office:value="-0.75629526007365">
            <text:p>-0.7562952601</text:p>
          </table:table-cell>
          <table:table-cell table:number-columns-repeated="3"/>
        </table:table-row>
        <table:table-row table:style-name="ro1">
          <table:table-cell table:style-name="ce1" office:value-type="float" office:value="192">
            <text:p>192</text:p>
          </table:table-cell>
          <table:table-cell table:formula="of:=SIN(RADIANS([.$A450]*360/256))" office:value-type="float" office:value="-1">
            <text:p>-1</text:p>
          </table:table-cell>
          <table:table-cell table:formula="of:=SIN(RADIANS([.C$1]*[.$A450]*360/256))" office:value-type="float" office:value="3.67394039744206E-016">
            <text:p>3.67394039744206E-016</text:p>
          </table:table-cell>
          <table:table-cell table:formula="of:=SIN(RADIANS([.D$1]*[.$A450]*360/256))" office:value-type="float" office:value="1">
            <text:p>1</text:p>
          </table:table-cell>
          <table:table-cell table:formula="of:=SIN(RADIANS([.E$1]*[.$A450]*360/256))" office:value-type="float" office:value="-7.34788079488412E-016">
            <text:p>-7.34788079488412E-016</text:p>
          </table:table-cell>
          <table:table-cell table:formula="of:=SIN(RADIANS([.F$1]*[.$A450]*360/256))" office:value-type="float" office:value="-1">
            <text:p>-1</text:p>
          </table:table-cell>
          <table:table-cell table:formula="of:=SIN(RADIANS([.G$1]*[.$A450]*360/256))" office:value-type="float" office:value="1.10218211923262E-015">
            <text:p>1.10218211923262E-015</text:p>
          </table:table-cell>
          <table:table-cell table:formula="of:=SIN(RADIANS([.H$1]*[.$A450]*360/256))" office:value-type="float" office:value="1">
            <text:p>1</text:p>
          </table:table-cell>
          <table:table-cell table:formula="of:=SIN(RADIANS([.I$1]*[.$A450]*360/256))" office:value-type="float" office:value="-1.46957615897682E-015">
            <text:p>-1.46957615897682E-015</text:p>
          </table:table-cell>
          <table:table-cell table:formula="of:=SIN(RADIANS([.J$1]*[.$A450]*360/256))" office:value-type="float" office:value="-1">
            <text:p>-1</text:p>
          </table:table-cell>
          <table:table-cell table:formula="of:=SIN(RADIANS([.K$1]*[.$A450]*360/256))" office:value-type="float" office:value="-1.71574348007947E-015">
            <text:p>-1.71574348007947E-015</text:p>
          </table:table-cell>
          <table:table-cell table:formula="of:=SIN(RADIANS([.L$1]*[.$A450]*360/256))" office:value-type="float" office:value="1">
            <text:p>1</text:p>
          </table:table-cell>
          <table:table-cell table:formula="of:=SIN(RADIANS([.M$1]*[.$A450]*360/256))" office:value-type="float" office:value="-2.20436423846524E-015">
            <text:p>-2.20436423846524E-015</text:p>
          </table:table-cell>
          <table:table-cell table:formula="of:=SIN(RADIANS([.N$1]*[.$A450]*360/256))" office:value-type="float" office:value="-1">
            <text:p>-1</text:p>
          </table:table-cell>
          <table:table-cell table:formula="of:=SIN(RADIANS([.O$1]*[.$A450]*360/256))" office:value-type="float" office:value="-9.80955400591059E-016">
            <text:p>-9.80955400591059E-016</text:p>
          </table:table-cell>
          <table:table-cell table:formula="of:=SIN(RADIANS([.P$1]*[.$A450]*360/256))" office:value-type="float" office:value="1">
            <text:p>1</text:p>
          </table:table-cell>
          <table:table-cell table:formula="of:=SIN(RADIANS([.Q$1]*[.$A450]*360/256))" office:value-type="float" office:value="-2.93915231795365E-015">
            <text:p>-2.93915231795365E-015</text:p>
          </table:table-cell>
          <table:table-cell table:formula="of:= [.B450]/1+ [.C450]/2+ [.D450]/3+ [.E450]/4+ [.F450]/5+ [.G450]/6+ [.H450]/7+ [.I450]/8+ [.J450]/9+ [.K450]/10+ [.L450]/11+ [.M450]/12+ [.N450]/13+ [.O450]/14+ [.P450]/15+ [.Q450]/16" office:value-type="float" office:value="-0.754267954267955">
            <text:p>-0.7542679543</text:p>
          </table:table-cell>
          <table:table-cell table:number-columns-repeated="3"/>
        </table:table-row>
        <table:table-row table:style-name="ro1">
          <table:table-cell table:style-name="ce1" office:value-type="float" office:value="193">
            <text:p>193</text:p>
          </table:table-cell>
          <table:table-cell table:formula="of:=SIN(RADIANS([.$A451]*360/256))" office:value-type="float" office:value="-0.999698818696204">
            <text:p>-0.9996988187</text:p>
          </table:table-cell>
          <table:table-cell table:formula="of:=SIN(RADIANS([.C$1]*[.$A451]*360/256))" office:value-type="float" office:value="-0.0490676743274175">
            <text:p>-0.0490676743</text:p>
          </table:table-cell>
          <table:table-cell table:formula="of:=SIN(RADIANS([.D$1]*[.$A451]*360/256))" office:value-type="float" office:value="0.99729045667869">
            <text:p>0.9972904567</text:p>
          </table:table-cell>
          <table:table-cell table:formula="of:=SIN(RADIANS([.E$1]*[.$A451]*360/256))" office:value-type="float" office:value="0.0980171403295595">
            <text:p>0.0980171403</text:p>
          </table:table-cell>
          <table:table-cell table:formula="of:=SIN(RADIANS([.F$1]*[.$A451]*360/256))" office:value-type="float" office:value="-0.99247953459871">
            <text:p>-0.9924795346</text:p>
          </table:table-cell>
          <table:table-cell table:formula="of:=SIN(RADIANS([.G$1]*[.$A451]*360/256))" office:value-type="float" office:value="-0.146730474455362">
            <text:p>-0.1467304745</text:p>
          </table:table-cell>
          <table:table-cell table:formula="of:=SIN(RADIANS([.H$1]*[.$A451]*360/256))" office:value-type="float" office:value="0.985277642388942">
            <text:p>0.9852776424</text:p>
          </table:table-cell>
          <table:table-cell table:formula="of:=SIN(RADIANS([.I$1]*[.$A451]*360/256))" office:value-type="float" office:value="0.195090322016126">
            <text:p>0.195090322</text:p>
          </table:table-cell>
          <table:table-cell table:formula="of:=SIN(RADIANS([.J$1]*[.$A451]*360/256))" office:value-type="float" office:value="-0.975702130038529">
            <text:p>-0.97570213</text:p>
          </table:table-cell>
          <table:table-cell table:formula="of:=SIN(RADIANS([.K$1]*[.$A451]*360/256))" office:value-type="float" office:value="-0.242980179903263">
            <text:p>-0.2429801799</text:p>
          </table:table-cell>
          <table:table-cell table:formula="of:=SIN(RADIANS([.L$1]*[.$A451]*360/256))" office:value-type="float" office:value="0.96377606579544">
            <text:p>0.9637760658</text:p>
          </table:table-cell>
          <table:table-cell table:formula="of:=SIN(RADIANS([.M$1]*[.$A451]*360/256))" office:value-type="float" office:value="0.290284677254463">
            <text:p>0.2902846773</text:p>
          </table:table-cell>
          <table:table-cell table:formula="of:=SIN(RADIANS([.N$1]*[.$A451]*360/256))" office:value-type="float" office:value="-0.949528180593036">
            <text:p>-0.9495281806</text:p>
          </table:table-cell>
          <table:table-cell table:formula="of:=SIN(RADIANS([.O$1]*[.$A451]*360/256))" office:value-type="float" office:value="-0.336889853392215">
            <text:p>-0.3368898534</text:p>
          </table:table-cell>
          <table:table-cell table:formula="of:=SIN(RADIANS([.P$1]*[.$A451]*360/256))" office:value-type="float" office:value="0.932992798834741">
            <text:p>0.9329927988</text:p>
          </table:table-cell>
          <table:table-cell table:formula="of:=SIN(RADIANS([.Q$1]*[.$A451]*360/256))" office:value-type="float" office:value="0.382683432365086">
            <text:p>0.3826834324</text:p>
          </table:table-cell>
          <table:table-cell table:formula="of:= [.B451]/1+ [.C451]/2+ [.D451]/3+ [.E451]/4+ [.F451]/5+ [.G451]/6+ [.H451]/7+ [.I451]/8+ [.J451]/9+ [.K451]/10+ [.L451]/11+ [.M451]/12+ [.N451]/13+ [.O451]/14+ [.P451]/15+ [.Q451]/16" office:value-type="float" office:value="-0.756998891189823">
            <text:p>-0.7569988912</text:p>
          </table:table-cell>
          <table:table-cell table:number-columns-repeated="3"/>
        </table:table-row>
        <table:table-row table:style-name="ro1">
          <table:table-cell table:style-name="ce1" office:value-type="float" office:value="194">
            <text:p>194</text:p>
          </table:table-cell>
          <table:table-cell table:formula="of:=SIN(RADIANS([.$A452]*360/256))" office:value-type="float" office:value="-0.998795456205172">
            <text:p>-0.9987954562</text:p>
          </table:table-cell>
          <table:table-cell table:formula="of:=SIN(RADIANS([.C$1]*[.$A452]*360/256))" office:value-type="float" office:value="-0.0980171403295599">
            <text:p>-0.0980171403</text:p>
          </table:table-cell>
          <table:table-cell table:formula="of:=SIN(RADIANS([.D$1]*[.$A452]*360/256))" office:value-type="float" office:value="0.989176509964781">
            <text:p>0.98917651</text:p>
          </table:table-cell>
          <table:table-cell table:formula="of:=SIN(RADIANS([.E$1]*[.$A452]*360/256))" office:value-type="float" office:value="0.195090322016127">
            <text:p>0.195090322</text:p>
          </table:table-cell>
          <table:table-cell table:formula="of:=SIN(RADIANS([.F$1]*[.$A452]*360/256))" office:value-type="float" office:value="-0.970031253194544">
            <text:p>-0.9700312532</text:p>
          </table:table-cell>
          <table:table-cell table:formula="of:=SIN(RADIANS([.G$1]*[.$A452]*360/256))" office:value-type="float" office:value="-0.29028467725446">
            <text:p>-0.2902846773</text:p>
          </table:table-cell>
          <table:table-cell table:formula="of:=SIN(RADIANS([.H$1]*[.$A452]*360/256))" office:value-type="float" office:value="0.94154406518302">
            <text:p>0.9415440652</text:p>
          </table:table-cell>
          <table:table-cell table:formula="of:=SIN(RADIANS([.I$1]*[.$A452]*360/256))" office:value-type="float" office:value="0.382683432365087">
            <text:p>0.3826834324</text:p>
          </table:table-cell>
          <table:table-cell table:formula="of:=SIN(RADIANS([.J$1]*[.$A452]*360/256))" office:value-type="float" office:value="-0.903989293123443">
            <text:p>-0.9039892931</text:p>
          </table:table-cell>
          <table:table-cell table:formula="of:=SIN(RADIANS([.K$1]*[.$A452]*360/256))" office:value-type="float" office:value="-0.471396736825995">
            <text:p>-0.4713967368</text:p>
          </table:table-cell>
          <table:table-cell table:formula="of:=SIN(RADIANS([.L$1]*[.$A452]*360/256))" office:value-type="float" office:value="0.857728610000272">
            <text:p>0.85772861</text:p>
          </table:table-cell>
          <table:table-cell table:formula="of:=SIN(RADIANS([.M$1]*[.$A452]*360/256))" office:value-type="float" office:value="0.555570233019599">
            <text:p>0.555570233</text:p>
          </table:table-cell>
          <table:table-cell table:formula="of:=SIN(RADIANS([.N$1]*[.$A452]*360/256))" office:value-type="float" office:value="-0.803207531480645">
            <text:p>-0.8032075315</text:p>
          </table:table-cell>
          <table:table-cell table:formula="of:=SIN(RADIANS([.O$1]*[.$A452]*360/256))" office:value-type="float" office:value="-0.634393284163647">
            <text:p>-0.6343932842</text:p>
          </table:table-cell>
          <table:table-cell table:formula="of:=SIN(RADIANS([.P$1]*[.$A452]*360/256))" office:value-type="float" office:value="0.740951125354955">
            <text:p>0.7409511254</text:p>
          </table:table-cell>
          <table:table-cell table:formula="of:=SIN(RADIANS([.Q$1]*[.$A452]*360/256))" office:value-type="float" office:value="0.707106781186544">
            <text:p>0.7071067812</text:p>
          </table:table-cell>
          <table:table-cell table:formula="of:= [.B452]/1+ [.C452]/2+ [.D452]/3+ [.E452]/4+ [.F452]/5+ [.G452]/6+ [.H452]/7+ [.I452]/8+ [.J452]/9+ [.K452]/10+ [.L452]/11+ [.M452]/12+ [.N452]/13+ [.O452]/14+ [.P452]/15+ [.Q452]/16" office:value-type="float" office:value="-0.766169414754295">
            <text:p>-0.7661694148</text:p>
          </table:table-cell>
          <table:table-cell table:number-columns-repeated="3"/>
        </table:table-row>
        <table:table-row table:style-name="ro1">
          <table:table-cell table:style-name="ce1" office:value-type="float" office:value="195">
            <text:p>195</text:p>
          </table:table-cell>
          <table:table-cell table:formula="of:=SIN(RADIANS([.$A453]*360/256))" office:value-type="float" office:value="-0.99729045667869">
            <text:p>-0.9972904567</text:p>
          </table:table-cell>
          <table:table-cell table:formula="of:=SIN(RADIANS([.C$1]*[.$A453]*360/256))" office:value-type="float" office:value="-0.146730474455361">
            <text:p>-0.1467304745</text:p>
          </table:table-cell>
          <table:table-cell table:formula="of:=SIN(RADIANS([.D$1]*[.$A453]*360/256))" office:value-type="float" office:value="0.975702130038529">
            <text:p>0.97570213</text:p>
          </table:table-cell>
          <table:table-cell table:formula="of:=SIN(RADIANS([.E$1]*[.$A453]*360/256))" office:value-type="float" office:value="0.290284677254461">
            <text:p>0.2902846773</text:p>
          </table:table-cell>
          <table:table-cell table:formula="of:=SIN(RADIANS([.F$1]*[.$A453]*360/256))" office:value-type="float" office:value="-0.932992798834739">
            <text:p>-0.9329927988</text:p>
          </table:table-cell>
          <table:table-cell table:formula="of:=SIN(RADIANS([.G$1]*[.$A453]*360/256))" office:value-type="float" office:value="-0.427555093430281">
            <text:p>-0.4275550934</text:p>
          </table:table-cell>
          <table:table-cell table:formula="of:=SIN(RADIANS([.H$1]*[.$A453]*360/256))" office:value-type="float" office:value="0.870086991108713">
            <text:p>0.8700869911</text:p>
          </table:table-cell>
          <table:table-cell table:formula="of:=SIN(RADIANS([.I$1]*[.$A453]*360/256))" office:value-type="float" office:value="0.555570233019599">
            <text:p>0.555570233</text:p>
          </table:table-cell>
          <table:table-cell table:formula="of:=SIN(RADIANS([.J$1]*[.$A453]*360/256))" office:value-type="float" office:value="-0.788346427626605">
            <text:p>-0.7883464276</text:p>
          </table:table-cell>
          <table:table-cell table:formula="of:=SIN(RADIANS([.K$1]*[.$A453]*360/256))" office:value-type="float" office:value="-0.671558954847019">
            <text:p>-0.6715589548</text:p>
          </table:table-cell>
          <table:table-cell table:formula="of:=SIN(RADIANS([.L$1]*[.$A453]*360/256))" office:value-type="float" office:value="0.689540544737067">
            <text:p>0.6895405447</text:p>
          </table:table-cell>
          <table:table-cell table:formula="of:=SIN(RADIANS([.M$1]*[.$A453]*360/256))" office:value-type="float" office:value="0.773010453362736">
            <text:p>0.7730104534</text:p>
          </table:table-cell>
          <table:table-cell table:formula="of:=SIN(RADIANS([.N$1]*[.$A453]*360/256))" office:value-type="float" office:value="-0.575808191417848">
            <text:p>-0.5758081914</text:p>
          </table:table-cell>
          <table:table-cell table:formula="of:=SIN(RADIANS([.O$1]*[.$A453]*360/256))" office:value-type="float" office:value="-0.85772861000027">
            <text:p>-0.85772861</text:p>
          </table:table-cell>
          <table:table-cell table:formula="of:=SIN(RADIANS([.P$1]*[.$A453]*360/256))" office:value-type="float" office:value="0.449611329654605">
            <text:p>0.4496113297</text:p>
          </table:table-cell>
          <table:table-cell table:formula="of:=SIN(RADIANS([.Q$1]*[.$A453]*360/256))" office:value-type="float" office:value="0.923879532511284">
            <text:p>0.9238795325</text:p>
          </table:table-cell>
          <table:table-cell table:formula="of:= [.B453]/1+ [.C453]/2+ [.D453]/3+ [.E453]/4+ [.F453]/5+ [.G453]/6+ [.H453]/7+ [.I453]/8+ [.J453]/9+ [.K453]/10+ [.L453]/11+ [.M453]/12+ [.N453]/13+ [.O453]/14+ [.P453]/15+ [.Q453]/16" office:value-type="float" office:value="-0.782453411350544">
            <text:p>-0.7824534114</text:p>
          </table:table-cell>
          <table:table-cell table:number-columns-repeated="3"/>
        </table:table-row>
        <table:table-row table:style-name="ro1">
          <table:table-cell table:style-name="ce1" office:value-type="float" office:value="196">
            <text:p>196</text:p>
          </table:table-cell>
          <table:table-cell table:formula="of:=SIN(RADIANS([.$A454]*360/256))" office:value-type="float" office:value="-0.995184726672197">
            <text:p>-0.9951847267</text:p>
          </table:table-cell>
          <table:table-cell table:formula="of:=SIN(RADIANS([.C$1]*[.$A454]*360/256))" office:value-type="float" office:value="-0.195090322016127">
            <text:p>-0.195090322</text:p>
          </table:table-cell>
          <table:table-cell table:formula="of:=SIN(RADIANS([.D$1]*[.$A454]*360/256))" office:value-type="float" office:value="0.956940335732209">
            <text:p>0.9569403357</text:p>
          </table:table-cell>
          <table:table-cell table:formula="of:=SIN(RADIANS([.E$1]*[.$A454]*360/256))" office:value-type="float" office:value="0.382683432365088">
            <text:p>0.3826834324</text:p>
          </table:table-cell>
          <table:table-cell table:formula="of:=SIN(RADIANS([.F$1]*[.$A454]*360/256))" office:value-type="float" office:value="-0.881921264348355">
            <text:p>-0.8819212643</text:p>
          </table:table-cell>
          <table:table-cell table:formula="of:=SIN(RADIANS([.G$1]*[.$A454]*360/256))" office:value-type="float" office:value="-0.555570233019603">
            <text:p>-0.555570233</text:p>
          </table:table-cell>
          <table:table-cell table:formula="of:=SIN(RADIANS([.H$1]*[.$A454]*360/256))" office:value-type="float" office:value="0.773010453362736">
            <text:p>0.7730104534</text:p>
          </table:table-cell>
          <table:table-cell table:formula="of:=SIN(RADIANS([.I$1]*[.$A454]*360/256))" office:value-type="float" office:value="0.707106781186545">
            <text:p>0.7071067812</text:p>
          </table:table-cell>
          <table:table-cell table:formula="of:=SIN(RADIANS([.J$1]*[.$A454]*360/256))" office:value-type="float" office:value="-0.634393284163648">
            <text:p>-0.6343932842</text:p>
          </table:table-cell>
          <table:table-cell table:formula="of:=SIN(RADIANS([.K$1]*[.$A454]*360/256))" office:value-type="float" office:value="-0.831469612302544">
            <text:p>-0.8314696123</text:p>
          </table:table-cell>
          <table:table-cell table:formula="of:=SIN(RADIANS([.L$1]*[.$A454]*360/256))" office:value-type="float" office:value="0.471396736825998">
            <text:p>0.4713967368</text:p>
          </table:table-cell>
          <table:table-cell table:formula="of:=SIN(RADIANS([.M$1]*[.$A454]*360/256))" office:value-type="float" office:value="0.923879532511287">
            <text:p>0.9238795325</text:p>
          </table:table-cell>
          <table:table-cell table:formula="of:=SIN(RADIANS([.N$1]*[.$A454]*360/256))" office:value-type="float" office:value="-0.29028467725446">
            <text:p>-0.2902846773</text:p>
          </table:table-cell>
          <table:table-cell table:formula="of:=SIN(RADIANS([.O$1]*[.$A454]*360/256))" office:value-type="float" office:value="-0.980785280403231">
            <text:p>-0.9807852804</text:p>
          </table:table-cell>
          <table:table-cell table:formula="of:=SIN(RADIANS([.P$1]*[.$A454]*360/256))" office:value-type="float" office:value="0.0980171403295631">
            <text:p>0.0980171403</text:p>
          </table:table-cell>
          <table:table-cell table:formula="of:=SIN(RADIANS([.Q$1]*[.$A454]*360/256))" office:value-type="float" office:value="1">
            <text:p>1</text:p>
          </table:table-cell>
          <table:table-cell table:formula="of:= [.B454]/1+ [.C454]/2+ [.D454]/3+ [.E454]/4+ [.F454]/5+ [.G454]/6+ [.H454]/7+ [.I454]/8+ [.J454]/9+ [.K454]/10+ [.L454]/11+ [.M454]/12+ [.N454]/13+ [.O454]/14+ [.P454]/15+ [.Q454]/16" office:value-type="float" office:value="-0.805381897033672">
            <text:p>-0.805381897</text:p>
          </table:table-cell>
          <table:table-cell table:number-columns-repeated="3"/>
        </table:table-row>
        <table:table-row table:style-name="ro1">
          <table:table-cell table:style-name="ce1" office:value-type="float" office:value="197">
            <text:p>197</text:p>
          </table:table-cell>
          <table:table-cell table:formula="of:=SIN(RADIANS([.$A455]*360/256))" office:value-type="float" office:value="-0.99247953459871">
            <text:p>-0.9924795346</text:p>
          </table:table-cell>
          <table:table-cell table:formula="of:=SIN(RADIANS([.C$1]*[.$A455]*360/256))" office:value-type="float" office:value="-0.242980179903264">
            <text:p>-0.2429801799</text:p>
          </table:table-cell>
          <table:table-cell table:formula="of:=SIN(RADIANS([.D$1]*[.$A455]*360/256))" office:value-type="float" office:value="0.932992798834739">
            <text:p>0.9329927988</text:p>
          </table:table-cell>
          <table:table-cell table:formula="of:=SIN(RADIANS([.E$1]*[.$A455]*360/256))" office:value-type="float" office:value="0.471396736825999">
            <text:p>0.4713967368</text:p>
          </table:table-cell>
          <table:table-cell table:formula="of:=SIN(RADIANS([.F$1]*[.$A455]*360/256))" office:value-type="float" office:value="-0.817584813151585">
            <text:p>-0.8175848132</text:p>
          </table:table-cell>
          <table:table-cell table:formula="of:=SIN(RADIANS([.G$1]*[.$A455]*360/256))" office:value-type="float" office:value="-0.671558954847017">
            <text:p>-0.6715589548</text:p>
          </table:table-cell>
          <table:table-cell table:formula="of:=SIN(RADIANS([.H$1]*[.$A455]*360/256))" office:value-type="float" office:value="0.653172842953778">
            <text:p>0.653172843</text:p>
          </table:table-cell>
          <table:table-cell table:formula="of:=SIN(RADIANS([.I$1]*[.$A455]*360/256))" office:value-type="float" office:value="0.831469612302546">
            <text:p>0.8314696123</text:p>
          </table:table-cell>
          <table:table-cell table:formula="of:=SIN(RADIANS([.J$1]*[.$A455]*360/256))" office:value-type="float" office:value="-0.449611329654607">
            <text:p>-0.4496113297</text:p>
          </table:table-cell>
          <table:table-cell table:formula="of:=SIN(RADIANS([.K$1]*[.$A455]*360/256))" office:value-type="float" office:value="-0.941544065183019">
            <text:p>-0.9415440652</text:p>
          </table:table-cell>
          <table:table-cell table:formula="of:=SIN(RADIANS([.L$1]*[.$A455]*360/256))" office:value-type="float" office:value="0.21910124015687">
            <text:p>0.2191012402</text:p>
          </table:table-cell>
          <table:table-cell table:formula="of:=SIN(RADIANS([.M$1]*[.$A455]*360/256))" office:value-type="float" office:value="0.995184726672196">
            <text:p>0.9951847267</text:p>
          </table:table-cell>
          <table:table-cell table:formula="of:=SIN(RADIANS([.N$1]*[.$A455]*360/256))" office:value-type="float" office:value="0.0245412285229124">
            <text:p>0.0245412285</text:p>
          </table:table-cell>
          <table:table-cell table:formula="of:=SIN(RADIANS([.O$1]*[.$A455]*360/256))" office:value-type="float" office:value="-0.989176509964782">
            <text:p>-0.98917651</text:p>
          </table:table-cell>
          <table:table-cell table:formula="of:=SIN(RADIANS([.P$1]*[.$A455]*360/256))" office:value-type="float" office:value="-0.266712757474892">
            <text:p>-0.2667127575</text:p>
          </table:table-cell>
          <table:table-cell table:formula="of:=SIN(RADIANS([.Q$1]*[.$A455]*360/256))" office:value-type="float" office:value="0.923879532511285">
            <text:p>0.9238795325</text:p>
          </table:table-cell>
          <table:table-cell table:formula="of:= [.B455]/1+ [.C455]/2+ [.D455]/3+ [.E455]/4+ [.F455]/5+ [.G455]/6+ [.H455]/7+ [.I455]/8+ [.J455]/9+ [.K455]/10+ [.L455]/11+ [.M455]/12+ [.N455]/13+ [.O455]/14+ [.P455]/15+ [.Q455]/16" office:value-type="float" office:value="-0.833389111876048">
            <text:p>-0.8333891119</text:p>
          </table:table-cell>
          <table:table-cell table:number-columns-repeated="3"/>
        </table:table-row>
        <table:table-row table:style-name="ro1">
          <table:table-cell table:style-name="ce1" office:value-type="float" office:value="198">
            <text:p>198</text:p>
          </table:table-cell>
          <table:table-cell table:formula="of:=SIN(RADIANS([.$A456]*360/256))" office:value-type="float" office:value="-0.989176509964781">
            <text:p>-0.98917651</text:p>
          </table:table-cell>
          <table:table-cell table:formula="of:=SIN(RADIANS([.C$1]*[.$A456]*360/256))" office:value-type="float" office:value="-0.290284677254463">
            <text:p>-0.2902846773</text:p>
          </table:table-cell>
          <table:table-cell table:formula="of:=SIN(RADIANS([.D$1]*[.$A456]*360/256))" office:value-type="float" office:value="0.903989293123443">
            <text:p>0.9039892931</text:p>
          </table:table-cell>
          <table:table-cell table:formula="of:=SIN(RADIANS([.E$1]*[.$A456]*360/256))" office:value-type="float" office:value="0.555570233019603">
            <text:p>0.555570233</text:p>
          </table:table-cell>
          <table:table-cell table:formula="of:=SIN(RADIANS([.F$1]*[.$A456]*360/256))" office:value-type="float" office:value="-0.740951125354959">
            <text:p>-0.7409511254</text:p>
          </table:table-cell>
          <table:table-cell table:formula="of:=SIN(RADIANS([.G$1]*[.$A456]*360/256))" office:value-type="float" office:value="-0.773010453362737">
            <text:p>-0.7730104534</text:p>
          </table:table-cell>
          <table:table-cell table:formula="of:=SIN(RADIANS([.H$1]*[.$A456]*360/256))" office:value-type="float" office:value="0.51410274419322">
            <text:p>0.5141027442</text:p>
          </table:table-cell>
          <table:table-cell table:formula="of:=SIN(RADIANS([.I$1]*[.$A456]*360/256))" office:value-type="float" office:value="0.923879532511287">
            <text:p>0.9238795325</text:p>
          </table:table-cell>
          <table:table-cell table:formula="of:=SIN(RADIANS([.J$1]*[.$A456]*360/256))" office:value-type="float" office:value="-0.242980179903263">
            <text:p>-0.2429801799</text:p>
          </table:table-cell>
          <table:table-cell table:formula="of:=SIN(RADIANS([.K$1]*[.$A456]*360/256))" office:value-type="float" office:value="-0.995184726672197">
            <text:p>-0.9951847267</text:p>
          </table:table-cell>
          <table:table-cell table:formula="of:=SIN(RADIANS([.L$1]*[.$A456]*360/256))" office:value-type="float" office:value="-0.0490676743274175">
            <text:p>-0.0490676743</text:p>
          </table:table-cell>
          <table:table-cell table:formula="of:=SIN(RADIANS([.M$1]*[.$A456]*360/256))" office:value-type="float" office:value="0.980785280403231">
            <text:p>0.9807852804</text:p>
          </table:table-cell>
          <table:table-cell table:formula="of:=SIN(RADIANS([.N$1]*[.$A456]*360/256))" office:value-type="float" office:value="0.336889853392218">
            <text:p>0.3368898534</text:p>
          </table:table-cell>
          <table:table-cell table:formula="of:=SIN(RADIANS([.O$1]*[.$A456]*360/256))" office:value-type="float" office:value="-0.881921264348353">
            <text:p>-0.8819212643</text:p>
          </table:table-cell>
          <table:table-cell table:formula="of:=SIN(RADIANS([.P$1]*[.$A456]*360/256))" office:value-type="float" office:value="-0.595699304492436">
            <text:p>-0.5956993045</text:p>
          </table:table-cell>
          <table:table-cell table:formula="of:=SIN(RADIANS([.Q$1]*[.$A456]*360/256))" office:value-type="float" office:value="0.707106781186545">
            <text:p>0.7071067812</text:p>
          </table:table-cell>
          <table:table-cell table:formula="of:= [.B456]/1+ [.C456]/2+ [.D456]/3+ [.E456]/4+ [.F456]/5+ [.G456]/6+ [.H456]/7+ [.I456]/8+ [.J456]/9+ [.K456]/10+ [.L456]/11+ [.M456]/12+ [.N456]/13+ [.O456]/14+ [.P456]/15+ [.Q456]/16" office:value-type="float" office:value="-0.864037382319608">
            <text:p>-0.8640373823</text:p>
          </table:table-cell>
          <table:table-cell table:number-columns-repeated="3"/>
        </table:table-row>
        <table:table-row table:style-name="ro1">
          <table:table-cell table:style-name="ce1" office:value-type="float" office:value="199">
            <text:p>199</text:p>
          </table:table-cell>
          <table:table-cell table:formula="of:=SIN(RADIANS([.$A457]*360/256))" office:value-type="float" office:value="-0.985277642388941">
            <text:p>-0.9852776424</text:p>
          </table:table-cell>
          <table:table-cell table:formula="of:=SIN(RADIANS([.C$1]*[.$A457]*360/256))" office:value-type="float" office:value="-0.33688985339222">
            <text:p>-0.3368898534</text:p>
          </table:table-cell>
          <table:table-cell table:formula="of:=SIN(RADIANS([.D$1]*[.$A457]*360/256))" office:value-type="float" office:value="0.870086991108711">
            <text:p>0.8700869911</text:p>
          </table:table-cell>
          <table:table-cell table:formula="of:=SIN(RADIANS([.E$1]*[.$A457]*360/256))" office:value-type="float" office:value="0.634393284163646">
            <text:p>0.6343932842</text:p>
          </table:table-cell>
          <table:table-cell table:formula="of:=SIN(RADIANS([.F$1]*[.$A457]*360/256))" office:value-type="float" office:value="-0.653172842953778">
            <text:p>-0.653172843</text:p>
          </table:table-cell>
          <table:table-cell table:formula="of:=SIN(RADIANS([.G$1]*[.$A457]*360/256))" office:value-type="float" office:value="-0.857728610000272">
            <text:p>-0.85772861</text:p>
          </table:table-cell>
          <table:table-cell table:formula="of:=SIN(RADIANS([.H$1]*[.$A457]*360/256))" office:value-type="float" office:value="0.359895036534989">
            <text:p>0.3598950365</text:p>
          </table:table-cell>
          <table:table-cell table:formula="of:=SIN(RADIANS([.I$1]*[.$A457]*360/256))" office:value-type="float" office:value="0.980785280403231">
            <text:p>0.9807852804</text:p>
          </table:table-cell>
          <table:table-cell table:formula="of:=SIN(RADIANS([.J$1]*[.$A457]*360/256))" office:value-type="float" office:value="-0.0245412285229166">
            <text:p>-0.0245412285</text:p>
          </table:table-cell>
          <table:table-cell table:formula="of:=SIN(RADIANS([.K$1]*[.$A457]*360/256))" office:value-type="float" office:value="-0.989176509964781">
            <text:p>-0.98917651</text:p>
          </table:table-cell>
          <table:table-cell table:formula="of:=SIN(RADIANS([.L$1]*[.$A457]*360/256))" office:value-type="float" office:value="-0.313681740398891">
            <text:p>-0.3136817404</text:p>
          </table:table-cell>
          <table:table-cell table:formula="of:=SIN(RADIANS([.M$1]*[.$A457]*360/256))" office:value-type="float" office:value="0.881921264348354">
            <text:p>0.8819212643</text:p>
          </table:table-cell>
          <table:table-cell table:formula="of:=SIN(RADIANS([.N$1]*[.$A457]*360/256))" office:value-type="float" office:value="0.615231590580624">
            <text:p>0.6152315906</text:p>
          </table:table-cell>
          <table:table-cell table:formula="of:=SIN(RADIANS([.O$1]*[.$A457]*360/256))" office:value-type="float" office:value="-0.67155895484702">
            <text:p>-0.6715589548</text:p>
          </table:table-cell>
          <table:table-cell table:formula="of:=SIN(RADIANS([.P$1]*[.$A457]*360/256))" office:value-type="float" office:value="-0.844853565249707">
            <text:p>-0.8448535652</text:p>
          </table:table-cell>
          <table:table-cell table:formula="of:=SIN(RADIANS([.Q$1]*[.$A457]*360/256))" office:value-type="float" office:value="0.382683432365088">
            <text:p>0.3826834324</text:p>
          </table:table-cell>
          <table:table-cell table:formula="of:= [.B457]/1+ [.C457]/2+ [.D457]/3+ [.E457]/4+ [.F457]/5+ [.G457]/6+ [.H457]/7+ [.I457]/8+ [.J457]/9+ [.K457]/10+ [.L457]/11+ [.M457]/12+ [.N457]/13+ [.O457]/14+ [.P457]/15+ [.Q457]/16" office:value-type="float" office:value="-0.894389234859093">
            <text:p>-0.8943892349</text:p>
          </table:table-cell>
          <table:table-cell table:number-columns-repeated="3"/>
        </table:table-row>
        <table:table-row table:style-name="ro1">
          <table:table-cell table:style-name="ce1" office:value-type="float" office:value="200">
            <text:p>200</text:p>
          </table:table-cell>
          <table:table-cell table:formula="of:=SIN(RADIANS([.$A458]*360/256))" office:value-type="float" office:value="-0.98078528040323">
            <text:p>-0.9807852804</text:p>
          </table:table-cell>
          <table:table-cell table:formula="of:=SIN(RADIANS([.C$1]*[.$A458]*360/256))" office:value-type="float" office:value="-0.38268343236509">
            <text:p>-0.3826834324</text:p>
          </table:table-cell>
          <table:table-cell table:formula="of:=SIN(RADIANS([.D$1]*[.$A458]*360/256))" office:value-type="float" office:value="0.831469612302546">
            <text:p>0.8314696123</text:p>
          </table:table-cell>
          <table:table-cell table:formula="of:=SIN(RADIANS([.E$1]*[.$A458]*360/256))" office:value-type="float" office:value="0.707106781186548">
            <text:p>0.7071067812</text:p>
          </table:table-cell>
          <table:table-cell table:formula="of:=SIN(RADIANS([.F$1]*[.$A458]*360/256))" office:value-type="float" office:value="-0.555570233019601">
            <text:p>-0.555570233</text:p>
          </table:table-cell>
          <table:table-cell table:formula="of:=SIN(RADIANS([.G$1]*[.$A458]*360/256))" office:value-type="float" office:value="-0.923879532511286">
            <text:p>-0.9238795325</text:p>
          </table:table-cell>
          <table:table-cell table:formula="of:=SIN(RADIANS([.H$1]*[.$A458]*360/256))" office:value-type="float" office:value="0.195090322016125">
            <text:p>0.195090322</text:p>
          </table:table-cell>
          <table:table-cell table:formula="of:=SIN(RADIANS([.I$1]*[.$A458]*360/256))" office:value-type="float" office:value="1">
            <text:p>1</text:p>
          </table:table-cell>
          <table:table-cell table:formula="of:=SIN(RADIANS([.J$1]*[.$A458]*360/256))" office:value-type="float" office:value="0.195090322016126">
            <text:p>0.195090322</text:p>
          </table:table-cell>
          <table:table-cell table:formula="of:=SIN(RADIANS([.K$1]*[.$A458]*360/256))" office:value-type="float" office:value="-0.923879532511286">
            <text:p>-0.9238795325</text:p>
          </table:table-cell>
          <table:table-cell table:formula="of:=SIN(RADIANS([.L$1]*[.$A458]*360/256))" office:value-type="float" office:value="-0.555570233019602">
            <text:p>-0.555570233</text:p>
          </table:table-cell>
          <table:table-cell table:formula="of:=SIN(RADIANS([.M$1]*[.$A458]*360/256))" office:value-type="float" office:value="0.70710678118655">
            <text:p>0.7071067812</text:p>
          </table:table-cell>
          <table:table-cell table:formula="of:=SIN(RADIANS([.N$1]*[.$A458]*360/256))" office:value-type="float" office:value="0.831469612302546">
            <text:p>0.8314696123</text:p>
          </table:table-cell>
          <table:table-cell table:formula="of:=SIN(RADIANS([.O$1]*[.$A458]*360/256))" office:value-type="float" office:value="-0.382683432365084">
            <text:p>-0.3826834324</text:p>
          </table:table-cell>
          <table:table-cell table:formula="of:=SIN(RADIANS([.P$1]*[.$A458]*360/256))" office:value-type="float" office:value="-0.98078528040323">
            <text:p>-0.9807852804</text:p>
          </table:table-cell>
          <table:table-cell table:formula="of:=SIN(RADIANS([.Q$1]*[.$A458]*360/256))" office:value-type="float" office:value="-4.91096680932118E-016">
            <text:p>-4.91096680932118E-016</text:p>
          </table:table-cell>
          <table:table-cell table:formula="of:= [.B458]/1+ [.C458]/2+ [.D458]/3+ [.E458]/4+ [.F458]/5+ [.G458]/6+ [.H458]/7+ [.I458]/8+ [.J458]/9+ [.K458]/10+ [.L458]/11+ [.M458]/12+ [.N458]/13+ [.O458]/14+ [.P458]/15+ [.Q458]/16" office:value-type="float" office:value="-0.921470772364851">
            <text:p>-0.9214707724</text:p>
          </table:table-cell>
          <table:table-cell table:number-columns-repeated="3"/>
        </table:table-row>
        <table:table-row table:style-name="ro1">
          <table:table-cell table:style-name="ce1" office:value-type="float" office:value="201">
            <text:p>201</text:p>
          </table:table-cell>
          <table:table-cell table:formula="of:=SIN(RADIANS([.$A459]*360/256))" office:value-type="float" office:value="-0.975702130038528">
            <text:p>-0.97570213</text:p>
          </table:table-cell>
          <table:table-cell table:formula="of:=SIN(RADIANS([.C$1]*[.$A459]*360/256))" office:value-type="float" office:value="-0.427555093430282">
            <text:p>-0.4275550934</text:p>
          </table:table-cell>
          <table:table-cell table:formula="of:=SIN(RADIANS([.D$1]*[.$A459]*360/256))" office:value-type="float" office:value="0.788346427626606">
            <text:p>0.7883464276</text:p>
          </table:table-cell>
          <table:table-cell table:formula="of:=SIN(RADIANS([.E$1]*[.$A459]*360/256))" office:value-type="float" office:value="0.773010453362737">
            <text:p>0.7730104534</text:p>
          </table:table-cell>
          <table:table-cell table:formula="of:=SIN(RADIANS([.F$1]*[.$A459]*360/256))" office:value-type="float" office:value="-0.449611329654607">
            <text:p>-0.4496113297</text:p>
          </table:table-cell>
          <table:table-cell table:formula="of:=SIN(RADIANS([.G$1]*[.$A459]*360/256))" office:value-type="float" office:value="-0.970031253194544">
            <text:p>-0.9700312532</text:p>
          </table:table-cell>
          <table:table-cell table:formula="of:=SIN(RADIANS([.H$1]*[.$A459]*360/256))" office:value-type="float" office:value="0.0245412285229127">
            <text:p>0.0245412285</text:p>
          </table:table-cell>
          <table:table-cell table:formula="of:=SIN(RADIANS([.I$1]*[.$A459]*360/256))" office:value-type="float" office:value="0.98078528040323">
            <text:p>0.9807852804</text:p>
          </table:table-cell>
          <table:table-cell table:formula="of:=SIN(RADIANS([.J$1]*[.$A459]*360/256))" office:value-type="float" office:value="0.405241314004989">
            <text:p>0.405241314</text:p>
          </table:table-cell>
          <table:table-cell table:formula="of:=SIN(RADIANS([.K$1]*[.$A459]*360/256))" office:value-type="float" office:value="-0.803207531480645">
            <text:p>-0.8032075315</text:p>
          </table:table-cell>
          <table:table-cell table:formula="of:=SIN(RADIANS([.L$1]*[.$A459]*360/256))" office:value-type="float" office:value="-0.757208846506484">
            <text:p>-0.7572088465</text:p>
          </table:table-cell>
          <table:table-cell table:formula="of:=SIN(RADIANS([.M$1]*[.$A459]*360/256))" office:value-type="float" office:value="0.471396736825998">
            <text:p>0.4713967368</text:p>
          </table:table-cell>
          <table:table-cell table:formula="of:=SIN(RADIANS([.N$1]*[.$A459]*360/256))" office:value-type="float" office:value="0.963776065795438">
            <text:p>0.9637760658</text:p>
          </table:table-cell>
          <table:table-cell table:formula="of:=SIN(RADIANS([.O$1]*[.$A459]*360/256))" office:value-type="float" office:value="-0.0490676743274188">
            <text:p>-0.0490676743</text:p>
          </table:table-cell>
          <table:table-cell table:formula="of:=SIN(RADIANS([.P$1]*[.$A459]*360/256))" office:value-type="float" office:value="-0.985277642388943">
            <text:p>-0.9852776424</text:p>
          </table:table-cell>
          <table:table-cell table:formula="of:=SIN(RADIANS([.Q$1]*[.$A459]*360/256))" office:value-type="float" office:value="-0.382683432365089">
            <text:p>-0.3826834324</text:p>
          </table:table-cell>
          <table:table-cell table:formula="of:= [.B459]/1+ [.C459]/2+ [.D459]/3+ [.E459]/4+ [.F459]/5+ [.G459]/6+ [.H459]/7+ [.I459]/8+ [.J459]/9+ [.K459]/10+ [.L459]/11+ [.M459]/12+ [.N459]/13+ [.O459]/14+ [.P459]/15+ [.Q459]/16" office:value-type="float" office:value="-0.942754163554448">
            <text:p>-0.9427541636</text:p>
          </table:table-cell>
          <table:table-cell table:number-columns-repeated="3"/>
        </table:table-row>
        <table:table-row table:style-name="ro1">
          <table:table-cell table:style-name="ce1" office:value-type="float" office:value="202">
            <text:p>202</text:p>
          </table:table-cell>
          <table:table-cell table:formula="of:=SIN(RADIANS([.$A460]*360/256))" office:value-type="float" office:value="-0.970031253194544">
            <text:p>-0.9700312532</text:p>
          </table:table-cell>
          <table:table-cell table:formula="of:=SIN(RADIANS([.C$1]*[.$A460]*360/256))" office:value-type="float" office:value="-0.471396736825997">
            <text:p>-0.4713967368</text:p>
          </table:table-cell>
          <table:table-cell table:formula="of:=SIN(RADIANS([.D$1]*[.$A460]*360/256))" office:value-type="float" office:value="0.740951125354959">
            <text:p>0.7409511254</text:p>
          </table:table-cell>
          <table:table-cell table:formula="of:=SIN(RADIANS([.E$1]*[.$A460]*360/256))" office:value-type="float" office:value="0.831469612302545">
            <text:p>0.8314696123</text:p>
          </table:table-cell>
          <table:table-cell table:formula="of:=SIN(RADIANS([.F$1]*[.$A460]*360/256))" office:value-type="float" office:value="-0.336889853392222">
            <text:p>-0.3368898534</text:p>
          </table:table-cell>
          <table:table-cell table:formula="of:=SIN(RADIANS([.G$1]*[.$A460]*360/256))" office:value-type="float" office:value="-0.995184726672197">
            <text:p>-0.9951847267</text:p>
          </table:table-cell>
          <table:table-cell table:formula="of:=SIN(RADIANS([.H$1]*[.$A460]*360/256))" office:value-type="float" office:value="-0.146730474455358">
            <text:p>-0.1467304745</text:p>
          </table:table-cell>
          <table:table-cell table:formula="of:=SIN(RADIANS([.I$1]*[.$A460]*360/256))" office:value-type="float" office:value="0.923879532511287">
            <text:p>0.9238795325</text:p>
          </table:table-cell>
          <table:table-cell table:formula="of:=SIN(RADIANS([.J$1]*[.$A460]*360/256))" office:value-type="float" office:value="0.595699304492434">
            <text:p>0.5956993045</text:p>
          </table:table-cell>
          <table:table-cell table:formula="of:=SIN(RADIANS([.K$1]*[.$A460]*360/256))" office:value-type="float" office:value="-0.634393284163648">
            <text:p>-0.6343932842</text:p>
          </table:table-cell>
          <table:table-cell table:formula="of:=SIN(RADIANS([.L$1]*[.$A460]*360/256))" office:value-type="float" office:value="-0.903989293123443">
            <text:p>-0.9039892931</text:p>
          </table:table-cell>
          <table:table-cell table:formula="of:=SIN(RADIANS([.M$1]*[.$A460]*360/256))" office:value-type="float" office:value="0.195090322016126">
            <text:p>0.195090322</text:p>
          </table:table-cell>
          <table:table-cell table:formula="of:=SIN(RADIANS([.N$1]*[.$A460]*360/256))" office:value-type="float" office:value="0.998795456205172">
            <text:p>0.9987954562</text:p>
          </table:table-cell>
          <table:table-cell table:formula="of:=SIN(RADIANS([.O$1]*[.$A460]*360/256))" office:value-type="float" office:value="0.290284677254455">
            <text:p>0.2902846773</text:p>
          </table:table-cell>
          <table:table-cell table:formula="of:=SIN(RADIANS([.P$1]*[.$A460]*360/256))" office:value-type="float" office:value="-0.857728610000271">
            <text:p>-0.85772861</text:p>
          </table:table-cell>
          <table:table-cell table:formula="of:=SIN(RADIANS([.Q$1]*[.$A460]*360/256))" office:value-type="float" office:value="-0.707106781186546">
            <text:p>-0.7071067812</text:p>
          </table:table-cell>
          <table:table-cell table:formula="of:= [.B460]/1+ [.C460]/2+ [.D460]/3+ [.E460]/4+ [.F460]/5+ [.G460]/6+ [.H460]/7+ [.I460]/8+ [.J460]/9+ [.K460]/10+ [.L460]/11+ [.M460]/12+ [.N460]/13+ [.O460]/14+ [.P460]/15+ [.Q460]/16" office:value-type="float" office:value="-0.956582033103937">
            <text:p>-0.9565820331</text:p>
          </table:table-cell>
          <table:table-cell table:number-columns-repeated="3"/>
        </table:table-row>
        <table:table-row table:style-name="ro1">
          <table:table-cell table:style-name="ce1" office:value-type="float" office:value="203">
            <text:p>203</text:p>
          </table:table-cell>
          <table:table-cell table:formula="of:=SIN(RADIANS([.$A461]*360/256))" office:value-type="float" office:value="-0.96377606579544">
            <text:p>-0.9637760658</text:p>
          </table:table-cell>
          <table:table-cell table:formula="of:=SIN(RADIANS([.C$1]*[.$A461]*360/256))" office:value-type="float" office:value="-0.514102744193221">
            <text:p>-0.5141027442</text:p>
          </table:table-cell>
          <table:table-cell table:formula="of:=SIN(RADIANS([.D$1]*[.$A461]*360/256))" office:value-type="float" office:value="0.689540544737067">
            <text:p>0.6895405447</text:p>
          </table:table-cell>
          <table:table-cell table:formula="of:=SIN(RADIANS([.E$1]*[.$A461]*360/256))" office:value-type="float" office:value="0.881921264348355">
            <text:p>0.8819212643</text:p>
          </table:table-cell>
          <table:table-cell table:formula="of:=SIN(RADIANS([.F$1]*[.$A461]*360/256))" office:value-type="float" office:value="-0.219101240156869">
            <text:p>-0.2191012402</text:p>
          </table:table-cell>
          <table:table-cell table:formula="of:=SIN(RADIANS([.G$1]*[.$A461]*360/256))" office:value-type="float" office:value="-0.998795456205172">
            <text:p>-0.9987954562</text:p>
          </table:table-cell>
          <table:table-cell table:formula="of:=SIN(RADIANS([.H$1]*[.$A461]*360/256))" office:value-type="float" office:value="-0.313681740398892">
            <text:p>-0.3136817404</text:p>
          </table:table-cell>
          <table:table-cell table:formula="of:=SIN(RADIANS([.I$1]*[.$A461]*360/256))" office:value-type="float" office:value="0.831469612302546">
            <text:p>0.8314696123</text:p>
          </table:table-cell>
          <table:table-cell table:formula="of:=SIN(RADIANS([.J$1]*[.$A461]*360/256))" office:value-type="float" office:value="0.757208846506482">
            <text:p>0.7572088465</text:p>
          </table:table-cell>
          <table:table-cell table:formula="of:=SIN(RADIANS([.K$1]*[.$A461]*360/256))" office:value-type="float" office:value="-0.427555093430281">
            <text:p>-0.4275550934</text:p>
          </table:table-cell>
          <table:table-cell table:formula="of:=SIN(RADIANS([.L$1]*[.$A461]*360/256))" office:value-type="float" office:value="-0.985277642388941">
            <text:p>-0.9852776424</text:p>
          </table:table-cell>
          <table:table-cell table:formula="of:=SIN(RADIANS([.M$1]*[.$A461]*360/256))" office:value-type="float" office:value="-0.098017140329558">
            <text:p>-0.0980171403</text:p>
          </table:table-cell>
          <table:table-cell table:formula="of:=SIN(RADIANS([.N$1]*[.$A461]*360/256))" office:value-type="float" office:value="0.932992798834738">
            <text:p>0.9329927988</text:p>
          </table:table-cell>
          <table:table-cell table:formula="of:=SIN(RADIANS([.O$1]*[.$A461]*360/256))" office:value-type="float" office:value="0.595699304492434">
            <text:p>0.5956993045</text:p>
          </table:table-cell>
          <table:table-cell table:formula="of:=SIN(RADIANS([.P$1]*[.$A461]*360/256))" office:value-type="float" office:value="-0.615231590580628">
            <text:p>-0.6152315906</text:p>
          </table:table-cell>
          <table:table-cell table:formula="of:=SIN(RADIANS([.Q$1]*[.$A461]*360/256))" office:value-type="float" office:value="-0.923879532511285">
            <text:p>-0.9238795325</text:p>
          </table:table-cell>
          <table:table-cell table:formula="of:= [.B461]/1+ [.C461]/2+ [.D461]/3+ [.E461]/4+ [.F461]/5+ [.G461]/6+ [.H461]/7+ [.I461]/8+ [.J461]/9+ [.K461]/10+ [.L461]/11+ [.M461]/12+ [.N461]/13+ [.O461]/14+ [.P461]/15+ [.Q461]/16" office:value-type="float" office:value="-0.962463672474491">
            <text:p>-0.9624636725</text:p>
          </table:table-cell>
          <table:table-cell table:number-columns-repeated="3"/>
        </table:table-row>
        <table:table-row table:style-name="ro1">
          <table:table-cell table:style-name="ce1" office:value-type="float" office:value="204">
            <text:p>204</text:p>
          </table:table-cell>
          <table:table-cell table:formula="of:=SIN(RADIANS([.$A462]*360/256))" office:value-type="float" office:value="-0.956940335732209">
            <text:p>-0.9569403357</text:p>
          </table:table-cell>
          <table:table-cell table:formula="of:=SIN(RADIANS([.C$1]*[.$A462]*360/256))" office:value-type="float" office:value="-0.555570233019602">
            <text:p>-0.555570233</text:p>
          </table:table-cell>
          <table:table-cell table:formula="of:=SIN(RADIANS([.D$1]*[.$A462]*360/256))" office:value-type="float" office:value="0.634393284163645">
            <text:p>0.6343932842</text:p>
          </table:table-cell>
          <table:table-cell table:formula="of:=SIN(RADIANS([.E$1]*[.$A462]*360/256))" office:value-type="float" office:value="0.923879532511286">
            <text:p>0.9238795325</text:p>
          </table:table-cell>
          <table:table-cell table:formula="of:=SIN(RADIANS([.F$1]*[.$A462]*360/256))" office:value-type="float" office:value="-0.0980171403295612">
            <text:p>-0.0980171403</text:p>
          </table:table-cell>
          <table:table-cell table:formula="of:=SIN(RADIANS([.G$1]*[.$A462]*360/256))" office:value-type="float" office:value="-0.98078528040323">
            <text:p>-0.9807852804</text:p>
          </table:table-cell>
          <table:table-cell table:formula="of:=SIN(RADIANS([.H$1]*[.$A462]*360/256))" office:value-type="float" office:value="-0.471396736825995">
            <text:p>-0.4713967368</text:p>
          </table:table-cell>
          <table:table-cell table:formula="of:=SIN(RADIANS([.I$1]*[.$A462]*360/256))" office:value-type="float" office:value="0.707106781186549">
            <text:p>0.7071067812</text:p>
          </table:table-cell>
          <table:table-cell table:formula="of:=SIN(RADIANS([.J$1]*[.$A462]*360/256))" office:value-type="float" office:value="0.881921264348354">
            <text:p>0.8819212643</text:p>
          </table:table-cell>
          <table:table-cell table:formula="of:=SIN(RADIANS([.K$1]*[.$A462]*360/256))" office:value-type="float" office:value="-0.19509032201613">
            <text:p>-0.195090322</text:p>
          </table:table-cell>
          <table:table-cell table:formula="of:=SIN(RADIANS([.L$1]*[.$A462]*360/256))" office:value-type="float" office:value="-0.995184726672197">
            <text:p>-0.9951847267</text:p>
          </table:table-cell>
          <table:table-cell table:formula="of:=SIN(RADIANS([.M$1]*[.$A462]*360/256))" office:value-type="float" office:value="-0.38268343236509">
            <text:p>-0.3826834324</text:p>
          </table:table-cell>
          <table:table-cell table:formula="of:=SIN(RADIANS([.N$1]*[.$A462]*360/256))" office:value-type="float" office:value="0.773010453362741">
            <text:p>0.7730104534</text:p>
          </table:table-cell>
          <table:table-cell table:formula="of:=SIN(RADIANS([.O$1]*[.$A462]*360/256))" office:value-type="float" office:value="0.831469612302542">
            <text:p>0.8314696123</text:p>
          </table:table-cell>
          <table:table-cell table:formula="of:=SIN(RADIANS([.P$1]*[.$A462]*360/256))" office:value-type="float" office:value="-0.290284677254468">
            <text:p>-0.2902846773</text:p>
          </table:table-cell>
          <table:table-cell table:formula="of:=SIN(RADIANS([.Q$1]*[.$A462]*360/256))" office:value-type="float" office:value="-1">
            <text:p>-1</text:p>
          </table:table-cell>
          <table:table-cell table:formula="of:= [.B462]/1+ [.C462]/2+ [.D462]/3+ [.E462]/4+ [.F462]/5+ [.G462]/6+ [.H462]/7+ [.I462]/8+ [.J462]/9+ [.K462]/10+ [.L462]/11+ [.M462]/12+ [.N462]/13+ [.O462]/14+ [.P462]/15+ [.Q462]/16" office:value-type="float" office:value="-0.961191513936632">
            <text:p>-0.9611915139</text:p>
          </table:table-cell>
          <table:table-cell table:number-columns-repeated="3"/>
        </table:table-row>
        <table:table-row table:style-name="ro1">
          <table:table-cell table:style-name="ce1" office:value-type="float" office:value="205">
            <text:p>205</text:p>
          </table:table-cell>
          <table:table-cell table:formula="of:=SIN(RADIANS([.$A463]*360/256))" office:value-type="float" office:value="-0.949528180593037">
            <text:p>-0.9495281806</text:p>
          </table:table-cell>
          <table:table-cell table:formula="of:=SIN(RADIANS([.C$1]*[.$A463]*360/256))" office:value-type="float" office:value="-0.595699304492433">
            <text:p>-0.5956993045</text:p>
          </table:table-cell>
          <table:table-cell table:formula="of:=SIN(RADIANS([.D$1]*[.$A463]*360/256))" office:value-type="float" office:value="0.575808191417845">
            <text:p>0.5758081914</text:p>
          </table:table-cell>
          <table:table-cell table:formula="of:=SIN(RADIANS([.E$1]*[.$A463]*360/256))" office:value-type="float" office:value="0.956940335732208">
            <text:p>0.9569403357</text:p>
          </table:table-cell>
          <table:table-cell table:formula="of:=SIN(RADIANS([.F$1]*[.$A463]*360/256))" office:value-type="float" office:value="0.0245412285229103">
            <text:p>0.0245412285</text:p>
          </table:table-cell>
          <table:table-cell table:formula="of:=SIN(RADIANS([.G$1]*[.$A463]*360/256))" office:value-type="float" office:value="-0.94154406518302">
            <text:p>-0.9415440652</text:p>
          </table:table-cell>
          <table:table-cell table:formula="of:=SIN(RADIANS([.H$1]*[.$A463]*360/256))" office:value-type="float" office:value="-0.615231590580627">
            <text:p>-0.6152315906</text:p>
          </table:table-cell>
          <table:table-cell table:formula="of:=SIN(RADIANS([.I$1]*[.$A463]*360/256))" office:value-type="float" office:value="0.555570233019605">
            <text:p>0.555570233</text:p>
          </table:table-cell>
          <table:table-cell table:formula="of:=SIN(RADIANS([.J$1]*[.$A463]*360/256))" office:value-type="float" office:value="0.96377606579544">
            <text:p>0.9637760658</text:p>
          </table:table-cell>
          <table:table-cell table:formula="of:=SIN(RADIANS([.K$1]*[.$A463]*360/256))" office:value-type="float" office:value="0.0490676743274141">
            <text:p>0.0490676743</text:p>
          </table:table-cell>
          <table:table-cell table:formula="of:=SIN(RADIANS([.L$1]*[.$A463]*360/256))" office:value-type="float" office:value="-0.932992798834739">
            <text:p>-0.9329927988</text:p>
          </table:table-cell>
          <table:table-cell table:formula="of:=SIN(RADIANS([.M$1]*[.$A463]*360/256))" office:value-type="float" office:value="-0.634393284163647">
            <text:p>-0.6343932842</text:p>
          </table:table-cell>
          <table:table-cell table:formula="of:=SIN(RADIANS([.N$1]*[.$A463]*360/256))" office:value-type="float" office:value="0.534997619887098">
            <text:p>0.5349976199</text:p>
          </table:table-cell>
          <table:table-cell table:formula="of:=SIN(RADIANS([.O$1]*[.$A463]*360/256))" office:value-type="float" office:value="0.970031253194544">
            <text:p>0.9700312532</text:p>
          </table:table-cell>
          <table:table-cell table:formula="of:=SIN(RADIANS([.P$1]*[.$A463]*360/256))" office:value-type="float" office:value="0.0735645635996722">
            <text:p>0.0735645636</text:p>
          </table:table-cell>
          <table:table-cell table:formula="of:=SIN(RADIANS([.Q$1]*[.$A463]*360/256))" office:value-type="float" office:value="-0.923879532511289">
            <text:p>-0.9238795325</text:p>
          </table:table-cell>
          <table:table-cell table:formula="of:= [.B463]/1+ [.C463]/2+ [.D463]/3+ [.E463]/4+ [.F463]/5+ [.G463]/6+ [.H463]/7+ [.I463]/8+ [.J463]/9+ [.K463]/10+ [.L463]/11+ [.M463]/12+ [.N463]/13+ [.O463]/14+ [.P463]/15+ [.Q463]/16" office:value-type="float" office:value="-0.95475359238971">
            <text:p>-0.9547535924</text:p>
          </table:table-cell>
          <table:table-cell table:number-columns-repeated="3"/>
        </table:table-row>
        <table:table-row table:style-name="ro1">
          <table:table-cell table:style-name="ce1" office:value-type="float" office:value="206">
            <text:p>206</text:p>
          </table:table-cell>
          <table:table-cell table:formula="of:=SIN(RADIANS([.$A464]*360/256))" office:value-type="float" office:value="-0.941544065183021">
            <text:p>-0.9415440652</text:p>
          </table:table-cell>
          <table:table-cell table:formula="of:=SIN(RADIANS([.C$1]*[.$A464]*360/256))" office:value-type="float" office:value="-0.634393284163645">
            <text:p>-0.6343932842</text:p>
          </table:table-cell>
          <table:table-cell table:formula="of:=SIN(RADIANS([.D$1]*[.$A464]*360/256))" office:value-type="float" office:value="0.514102744193222">
            <text:p>0.5141027442</text:p>
          </table:table-cell>
          <table:table-cell table:formula="of:=SIN(RADIANS([.E$1]*[.$A464]*360/256))" office:value-type="float" office:value="0.98078528040323">
            <text:p>0.9807852804</text:p>
          </table:table-cell>
          <table:table-cell table:formula="of:=SIN(RADIANS([.F$1]*[.$A464]*360/256))" office:value-type="float" office:value="0.146730474455362">
            <text:p>0.1467304745</text:p>
          </table:table-cell>
          <table:table-cell table:formula="of:=SIN(RADIANS([.G$1]*[.$A464]*360/256))" office:value-type="float" office:value="-0.881921264348356">
            <text:p>-0.8819212643</text:p>
          </table:table-cell>
          <table:table-cell table:formula="of:=SIN(RADIANS([.H$1]*[.$A464]*360/256))" office:value-type="float" office:value="-0.740951125354957">
            <text:p>-0.7409511254</text:p>
          </table:table-cell>
          <table:table-cell table:formula="of:=SIN(RADIANS([.I$1]*[.$A464]*360/256))" office:value-type="float" office:value="0.382683432365093">
            <text:p>0.3826834324</text:p>
          </table:table-cell>
          <table:table-cell table:formula="of:=SIN(RADIANS([.J$1]*[.$A464]*360/256))" office:value-type="float" office:value="0.998795456205172">
            <text:p>0.9987954562</text:p>
          </table:table-cell>
          <table:table-cell table:formula="of:=SIN(RADIANS([.K$1]*[.$A464]*360/256))" office:value-type="float" office:value="0.290284677254463">
            <text:p>0.2902846773</text:p>
          </table:table-cell>
          <table:table-cell table:formula="of:=SIN(RADIANS([.L$1]*[.$A464]*360/256))" office:value-type="float" office:value="-0.803207531480645">
            <text:p>-0.8032075315</text:p>
          </table:table-cell>
          <table:table-cell table:formula="of:=SIN(RADIANS([.M$1]*[.$A464]*360/256))" office:value-type="float" office:value="-0.831469612302544">
            <text:p>-0.8314696123</text:p>
          </table:table-cell>
          <table:table-cell table:formula="of:=SIN(RADIANS([.N$1]*[.$A464]*360/256))" office:value-type="float" office:value="0.24298017990326">
            <text:p>0.2429801799</text:p>
          </table:table-cell>
          <table:table-cell table:formula="of:=SIN(RADIANS([.O$1]*[.$A464]*360/256))" office:value-type="float" office:value="0.995184726672197">
            <text:p>0.9951847267</text:p>
          </table:table-cell>
          <table:table-cell table:formula="of:=SIN(RADIANS([.P$1]*[.$A464]*360/256))" office:value-type="float" office:value="0.427555093430283">
            <text:p>0.4275550934</text:p>
          </table:table-cell>
          <table:table-cell table:formula="of:=SIN(RADIANS([.Q$1]*[.$A464]*360/256))" office:value-type="float" office:value="-0.707106781186553">
            <text:p>-0.7071067812</text:p>
          </table:table-cell>
          <table:table-cell table:formula="of:= [.B464]/1+ [.C464]/2+ [.D464]/3+ [.E464]/4+ [.F464]/5+ [.G464]/6+ [.H464]/7+ [.I464]/8+ [.J464]/9+ [.K464]/10+ [.L464]/11+ [.M464]/12+ [.N464]/13+ [.O464]/14+ [.P464]/15+ [.Q464]/16" office:value-type="float" office:value="-0.946049674731224">
            <text:p>-0.9460496747</text:p>
          </table:table-cell>
          <table:table-cell table:number-columns-repeated="3"/>
        </table:table-row>
        <table:table-row table:style-name="ro1">
          <table:table-cell table:style-name="ce1" office:value-type="float" office:value="207">
            <text:p>207</text:p>
          </table:table-cell>
          <table:table-cell table:formula="of:=SIN(RADIANS([.$A465]*360/256))" office:value-type="float" office:value="-0.932992798834739">
            <text:p>-0.9329927988</text:p>
          </table:table-cell>
          <table:table-cell table:formula="of:=SIN(RADIANS([.C$1]*[.$A465]*360/256))" office:value-type="float" office:value="-0.671558954847019">
            <text:p>-0.6715589548</text:p>
          </table:table-cell>
          <table:table-cell table:formula="of:=SIN(RADIANS([.D$1]*[.$A465]*360/256))" office:value-type="float" office:value="0.449611329654606">
            <text:p>0.4496113297</text:p>
          </table:table-cell>
          <table:table-cell table:formula="of:=SIN(RADIANS([.E$1]*[.$A465]*360/256))" office:value-type="float" office:value="0.995184726672197">
            <text:p>0.9951847267</text:p>
          </table:table-cell>
          <table:table-cell table:formula="of:=SIN(RADIANS([.F$1]*[.$A465]*360/256))" office:value-type="float" office:value="0.266712757474897">
            <text:p>0.2667127575</text:p>
          </table:table-cell>
          <table:table-cell table:formula="of:=SIN(RADIANS([.G$1]*[.$A465]*360/256))" office:value-type="float" office:value="-0.803207531480645">
            <text:p>-0.8032075315</text:p>
          </table:table-cell>
          <table:table-cell table:formula="of:=SIN(RADIANS([.H$1]*[.$A465]*360/256))" office:value-type="float" office:value="-0.844853565249708">
            <text:p>-0.8448535652</text:p>
          </table:table-cell>
          <table:table-cell table:formula="of:=SIN(RADIANS([.I$1]*[.$A465]*360/256))" office:value-type="float" office:value="0.195090322016126">
            <text:p>0.195090322</text:p>
          </table:table-cell>
          <table:table-cell table:formula="of:=SIN(RADIANS([.J$1]*[.$A465]*360/256))" office:value-type="float" office:value="0.985277642388942">
            <text:p>0.9852776424</text:p>
          </table:table-cell>
          <table:table-cell table:formula="of:=SIN(RADIANS([.K$1]*[.$A465]*360/256))" office:value-type="float" office:value="0.51410274419322">
            <text:p>0.5141027442</text:p>
          </table:table-cell>
          <table:table-cell table:formula="of:=SIN(RADIANS([.L$1]*[.$A465]*360/256))" office:value-type="float" office:value="-0.615231590580627">
            <text:p>-0.6152315906</text:p>
          </table:table-cell>
          <table:table-cell table:formula="of:=SIN(RADIANS([.M$1]*[.$A465]*360/256))" office:value-type="float" office:value="-0.956940335732209">
            <text:p>-0.9569403357</text:p>
          </table:table-cell>
          <table:table-cell table:formula="of:=SIN(RADIANS([.N$1]*[.$A465]*360/256))" office:value-type="float" office:value="-0.0735645635996619">
            <text:p>-0.0735645636</text:p>
          </table:table-cell>
          <table:table-cell table:formula="of:=SIN(RADIANS([.O$1]*[.$A465]*360/256))" office:value-type="float" office:value="0.903989293123442">
            <text:p>0.9039892931</text:p>
          </table:table-cell>
          <table:table-cell table:formula="of:=SIN(RADIANS([.P$1]*[.$A465]*360/256))" office:value-type="float" office:value="0.724247082951465">
            <text:p>0.724247083</text:p>
          </table:table-cell>
          <table:table-cell table:formula="of:=SIN(RADIANS([.Q$1]*[.$A465]*360/256))" office:value-type="float" office:value="-0.382683432365085">
            <text:p>-0.3826834324</text:p>
          </table:table-cell>
          <table:table-cell table:formula="of:= [.B465]/1+ [.C465]/2+ [.D465]/3+ [.E465]/4+ [.F465]/5+ [.G465]/6+ [.H465]/7+ [.I465]/8+ [.J465]/9+ [.K465]/10+ [.L465]/11+ [.M465]/12+ [.N465]/13+ [.O465]/14+ [.P465]/15+ [.Q465]/16" office:value-type="float" office:value="-0.93845042700996">
            <text:p>-0.938450427</text:p>
          </table:table-cell>
          <table:table-cell table:number-columns-repeated="3"/>
        </table:table-row>
        <table:table-row table:style-name="ro1">
          <table:table-cell table:style-name="ce1" office:value-type="float" office:value="208">
            <text:p>208</text:p>
          </table:table-cell>
          <table:table-cell table:formula="of:=SIN(RADIANS([.$A466]*360/256))" office:value-type="float" office:value="-0.923879532511287">
            <text:p>-0.9238795325</text:p>
          </table:table-cell>
          <table:table-cell table:formula="of:=SIN(RADIANS([.C$1]*[.$A466]*360/256))" office:value-type="float" office:value="-0.707106781186548">
            <text:p>-0.7071067812</text:p>
          </table:table-cell>
          <table:table-cell table:formula="of:=SIN(RADIANS([.D$1]*[.$A466]*360/256))" office:value-type="float" office:value="0.382683432365091">
            <text:p>0.3826834324</text:p>
          </table:table-cell>
          <table:table-cell table:formula="of:=SIN(RADIANS([.E$1]*[.$A466]*360/256))" office:value-type="float" office:value="1">
            <text:p>1</text:p>
          </table:table-cell>
          <table:table-cell table:formula="of:=SIN(RADIANS([.F$1]*[.$A466]*360/256))" office:value-type="float" office:value="0.382683432365091">
            <text:p>0.3826834324</text:p>
          </table:table-cell>
          <table:table-cell table:formula="of:=SIN(RADIANS([.G$1]*[.$A466]*360/256))" office:value-type="float" office:value="-0.707106781186549">
            <text:p>-0.7071067812</text:p>
          </table:table-cell>
          <table:table-cell table:formula="of:=SIN(RADIANS([.H$1]*[.$A466]*360/256))" office:value-type="float" office:value="-0.923879532511286">
            <text:p>-0.9238795325</text:p>
          </table:table-cell>
          <table:table-cell table:formula="of:=SIN(RADIANS([.I$1]*[.$A466]*360/256))" office:value-type="float" office:value="-1.96067283990894E-015">
            <text:p>-1.96067283990894E-015</text:p>
          </table:table-cell>
          <table:table-cell table:formula="of:=SIN(RADIANS([.J$1]*[.$A466]*360/256))" office:value-type="float" office:value="0.923879532511287">
            <text:p>0.9238795325</text:p>
          </table:table-cell>
          <table:table-cell table:formula="of:=SIN(RADIANS([.K$1]*[.$A466]*360/256))" office:value-type="float" office:value="0.707106781186549">
            <text:p>0.7071067812</text:p>
          </table:table-cell>
          <table:table-cell table:formula="of:=SIN(RADIANS([.L$1]*[.$A466]*360/256))" office:value-type="float" office:value="-0.382683432365091">
            <text:p>-0.3826834324</text:p>
          </table:table-cell>
          <table:table-cell table:formula="of:=SIN(RADIANS([.M$1]*[.$A466]*360/256))" office:value-type="float" office:value="-1">
            <text:p>-1</text:p>
          </table:table-cell>
          <table:table-cell table:formula="of:=SIN(RADIANS([.N$1]*[.$A466]*360/256))" office:value-type="float" office:value="-0.382683432365089">
            <text:p>-0.3826834324</text:p>
          </table:table-cell>
          <table:table-cell table:formula="of:=SIN(RADIANS([.O$1]*[.$A466]*360/256))" office:value-type="float" office:value="0.70710678118655">
            <text:p>0.7071067812</text:p>
          </table:table-cell>
          <table:table-cell table:formula="of:=SIN(RADIANS([.P$1]*[.$A466]*360/256))" office:value-type="float" office:value="0.923879532511284">
            <text:p>0.9238795325</text:p>
          </table:table-cell>
          <table:table-cell table:formula="of:=SIN(RADIANS([.Q$1]*[.$A466]*360/256))" office:value-type="float" office:value="3.92134567981788E-015">
            <text:p>3.92134567981788E-015</text:p>
          </table:table-cell>
          <table:table-cell table:formula="of:= [.B466]/1+ [.C466]/2+ [.D466]/3+ [.E466]/4+ [.F466]/5+ [.G466]/6+ [.H466]/7+ [.I466]/8+ [.J466]/9+ [.K466]/10+ [.L466]/11+ [.M466]/12+ [.N466]/13+ [.O466]/14+ [.P466]/15+ [.Q466]/16" office:value-type="float" office:value="-0.935265380876486">
            <text:p>-0.9352653809</text:p>
          </table:table-cell>
          <table:table-cell table:number-columns-repeated="3"/>
        </table:table-row>
        <table:table-row table:style-name="ro1">
          <table:table-cell table:style-name="ce1" office:value-type="float" office:value="209">
            <text:p>209</text:p>
          </table:table-cell>
          <table:table-cell table:formula="of:=SIN(RADIANS([.$A467]*360/256))" office:value-type="float" office:value="-0.914209755703531">
            <text:p>-0.9142097557</text:p>
          </table:table-cell>
          <table:table-cell table:formula="of:=SIN(RADIANS([.C$1]*[.$A467]*360/256))" office:value-type="float" office:value="-0.740951125354959">
            <text:p>-0.7409511254</text:p>
          </table:table-cell>
          <table:table-cell table:formula="of:=SIN(RADIANS([.D$1]*[.$A467]*360/256))" office:value-type="float" office:value="0.313681740398892">
            <text:p>0.3136817404</text:p>
          </table:table-cell>
          <table:table-cell table:formula="of:=SIN(RADIANS([.E$1]*[.$A467]*360/256))" office:value-type="float" office:value="0.995184726672197">
            <text:p>0.9951847267</text:p>
          </table:table-cell>
          <table:table-cell table:formula="of:=SIN(RADIANS([.F$1]*[.$A467]*360/256))" office:value-type="float" office:value="0.492898192229784">
            <text:p>0.4928981922</text:p>
          </table:table-cell>
          <table:table-cell table:formula="of:=SIN(RADIANS([.G$1]*[.$A467]*360/256))" office:value-type="float" office:value="-0.595699304492434">
            <text:p>-0.5956993045</text:p>
          </table:table-cell>
          <table:table-cell table:formula="of:=SIN(RADIANS([.H$1]*[.$A467]*360/256))" office:value-type="float" office:value="-0.975702130038529">
            <text:p>-0.97570213</text:p>
          </table:table-cell>
          <table:table-cell table:formula="of:=SIN(RADIANS([.I$1]*[.$A467]*360/256))" office:value-type="float" office:value="-0.19509032201613">
            <text:p>-0.195090322</text:p>
          </table:table-cell>
          <table:table-cell table:formula="of:=SIN(RADIANS([.J$1]*[.$A467]*360/256))" office:value-type="float" office:value="0.817584813151583">
            <text:p>0.8175848132</text:p>
          </table:table-cell>
          <table:table-cell table:formula="of:=SIN(RADIANS([.K$1]*[.$A467]*360/256))" office:value-type="float" office:value="0.857728610000272">
            <text:p>0.85772861</text:p>
          </table:table-cell>
          <table:table-cell table:formula="of:=SIN(RADIANS([.L$1]*[.$A467]*360/256))" office:value-type="float" office:value="-0.122410675199217">
            <text:p>-0.1224106752</text:p>
          </table:table-cell>
          <table:table-cell table:formula="of:=SIN(RADIANS([.M$1]*[.$A467]*360/256))" office:value-type="float" office:value="-0.956940335732209">
            <text:p>-0.9569403357</text:p>
          </table:table-cell>
          <table:table-cell table:formula="of:=SIN(RADIANS([.N$1]*[.$A467]*360/256))" office:value-type="float" office:value="-0.65317284295378">
            <text:p>-0.653172843</text:p>
          </table:table-cell>
          <table:table-cell table:formula="of:=SIN(RADIANS([.O$1]*[.$A467]*360/256))" office:value-type="float" office:value="0.427555093430278">
            <text:p>0.4275550934</text:p>
          </table:table-cell>
          <table:table-cell table:formula="of:=SIN(RADIANS([.P$1]*[.$A467]*360/256))" office:value-type="float" office:value="0.999698818696204">
            <text:p>0.9996988187</text:p>
          </table:table-cell>
          <table:table-cell table:formula="of:=SIN(RADIANS([.Q$1]*[.$A467]*360/256))" office:value-type="float" office:value="0.382683432365092">
            <text:p>0.3826834324</text:p>
          </table:table-cell>
          <table:table-cell table:formula="of:= [.B467]/1+ [.C467]/2+ [.D467]/3+ [.E467]/4+ [.F467]/5+ [.G467]/6+ [.H467]/7+ [.I467]/8+ [.J467]/9+ [.K467]/10+ [.L467]/11+ [.M467]/12+ [.N467]/13+ [.O467]/14+ [.P467]/15+ [.Q467]/16" office:value-type="float" office:value="-0.939202210415104">
            <text:p>-0.9392022104</text:p>
          </table:table-cell>
          <table:table-cell table:number-columns-repeated="3"/>
        </table:table-row>
        <table:table-row table:style-name="ro1">
          <table:table-cell table:style-name="ce1" office:value-type="float" office:value="210">
            <text:p>210</text:p>
          </table:table-cell>
          <table:table-cell table:formula="of:=SIN(RADIANS([.$A468]*360/256))" office:value-type="float" office:value="-0.903989293123443">
            <text:p>-0.9039892931</text:p>
          </table:table-cell>
          <table:table-cell table:formula="of:=SIN(RADIANS([.C$1]*[.$A468]*360/256))" office:value-type="float" office:value="-0.773010453362737">
            <text:p>-0.7730104534</text:p>
          </table:table-cell>
          <table:table-cell table:formula="of:=SIN(RADIANS([.D$1]*[.$A468]*360/256))" office:value-type="float" office:value="0.242980179903264">
            <text:p>0.2429801799</text:p>
          </table:table-cell>
          <table:table-cell table:formula="of:=SIN(RADIANS([.E$1]*[.$A468]*360/256))" office:value-type="float" office:value="0.98078528040323">
            <text:p>0.9807852804</text:p>
          </table:table-cell>
          <table:table-cell table:formula="of:=SIN(RADIANS([.F$1]*[.$A468]*360/256))" office:value-type="float" office:value="0.595699304492432">
            <text:p>0.5956993045</text:p>
          </table:table-cell>
          <table:table-cell table:formula="of:=SIN(RADIANS([.G$1]*[.$A468]*360/256))" office:value-type="float" office:value="-0.471396736825997">
            <text:p>-0.4713967368</text:p>
          </table:table-cell>
          <table:table-cell table:formula="of:=SIN(RADIANS([.H$1]*[.$A468]*360/256))" office:value-type="float" office:value="-0.998795456205172">
            <text:p>-0.9987954562</text:p>
          </table:table-cell>
          <table:table-cell table:formula="of:=SIN(RADIANS([.I$1]*[.$A468]*360/256))" office:value-type="float" office:value="-0.38268343236509">
            <text:p>-0.3826834324</text:p>
          </table:table-cell>
          <table:table-cell table:formula="of:=SIN(RADIANS([.J$1]*[.$A468]*360/256))" office:value-type="float" office:value="0.671558954847017">
            <text:p>0.6715589548</text:p>
          </table:table-cell>
          <table:table-cell table:formula="of:=SIN(RADIANS([.K$1]*[.$A468]*360/256))" office:value-type="float" office:value="0.956940335732208">
            <text:p>0.9569403357</text:p>
          </table:table-cell>
          <table:table-cell table:formula="of:=SIN(RADIANS([.L$1]*[.$A468]*360/256))" office:value-type="float" office:value="0.146730474455361">
            <text:p>0.1467304745</text:p>
          </table:table-cell>
          <table:table-cell table:formula="of:=SIN(RADIANS([.M$1]*[.$A468]*360/256))" office:value-type="float" office:value="-0.831469612302545">
            <text:p>-0.8314696123</text:p>
          </table:table-cell>
          <table:table-cell table:formula="of:=SIN(RADIANS([.N$1]*[.$A468]*360/256))" office:value-type="float" office:value="-0.85772861000027">
            <text:p>-0.85772861</text:p>
          </table:table-cell>
          <table:table-cell table:formula="of:=SIN(RADIANS([.O$1]*[.$A468]*360/256))" office:value-type="float" office:value="0.0980171403295631">
            <text:p>0.0980171403</text:p>
          </table:table-cell>
          <table:table-cell table:formula="of:=SIN(RADIANS([.P$1]*[.$A468]*360/256))" office:value-type="float" office:value="0.941544065183021">
            <text:p>0.9415440652</text:p>
          </table:table-cell>
          <table:table-cell table:formula="of:=SIN(RADIANS([.Q$1]*[.$A468]*360/256))" office:value-type="float" office:value="0.707106781186548">
            <text:p>0.7071067812</text:p>
          </table:table-cell>
          <table:table-cell table:formula="of:= [.B468]/1+ [.C468]/2+ [.D468]/3+ [.E468]/4+ [.F468]/5+ [.G468]/6+ [.H468]/7+ [.I468]/8+ [.J468]/9+ [.K468]/10+ [.L468]/11+ [.M468]/12+ [.N468]/13+ [.O468]/14+ [.P468]/15+ [.Q468]/16" office:value-type="float" office:value="-0.951903988988052">
            <text:p>-0.951903989</text:p>
          </table:table-cell>
          <table:table-cell table:number-columns-repeated="3"/>
        </table:table-row>
        <table:table-row table:style-name="ro1">
          <table:table-cell table:style-name="ce1" office:value-type="float" office:value="211">
            <text:p>211</text:p>
          </table:table-cell>
          <table:table-cell table:formula="of:=SIN(RADIANS([.$A469]*360/256))" office:value-type="float" office:value="-0.893224301195515">
            <text:p>-0.8932243012</text:p>
          </table:table-cell>
          <table:table-cell table:formula="of:=SIN(RADIANS([.C$1]*[.$A469]*360/256))" office:value-type="float" office:value="-0.803207531480645">
            <text:p>-0.8032075315</text:p>
          </table:table-cell>
          <table:table-cell table:formula="of:=SIN(RADIANS([.D$1]*[.$A469]*360/256))" office:value-type="float" office:value="0.170961888760302">
            <text:p>0.1709618888</text:p>
          </table:table-cell>
          <table:table-cell table:formula="of:=SIN(RADIANS([.E$1]*[.$A469]*360/256))" office:value-type="float" office:value="0.956940335732209">
            <text:p>0.9569403357</text:p>
          </table:table-cell>
          <table:table-cell table:formula="of:=SIN(RADIANS([.F$1]*[.$A469]*360/256))" office:value-type="float" office:value="0.689540544737068">
            <text:p>0.6895405447</text:p>
          </table:table-cell>
          <table:table-cell table:formula="of:=SIN(RADIANS([.G$1]*[.$A469]*360/256))" office:value-type="float" office:value="-0.336889853392222">
            <text:p>-0.3368898534</text:p>
          </table:table-cell>
          <table:table-cell table:formula="of:=SIN(RADIANS([.H$1]*[.$A469]*360/256))" office:value-type="float" office:value="-0.99247953459871">
            <text:p>-0.9924795346</text:p>
          </table:table-cell>
          <table:table-cell table:formula="of:=SIN(RADIANS([.I$1]*[.$A469]*360/256))" office:value-type="float" office:value="-0.555570233019602">
            <text:p>-0.555570233</text:p>
          </table:table-cell>
          <table:table-cell table:formula="of:=SIN(RADIANS([.J$1]*[.$A469]*360/256))" office:value-type="float" office:value="0.492898192229786">
            <text:p>0.4928981922</text:p>
          </table:table-cell>
          <table:table-cell table:formula="of:=SIN(RADIANS([.K$1]*[.$A469]*360/256))" office:value-type="float" office:value="0.998795456205172">
            <text:p>0.9987954562</text:p>
          </table:table-cell>
          <table:table-cell table:formula="of:=SIN(RADIANS([.L$1]*[.$A469]*360/256))" office:value-type="float" office:value="0.405241314004989">
            <text:p>0.405241314</text:p>
          </table:table-cell>
          <table:table-cell table:formula="of:=SIN(RADIANS([.M$1]*[.$A469]*360/256))" office:value-type="float" office:value="-0.634393284163648">
            <text:p>-0.6343932842</text:p>
          </table:table-cell>
          <table:table-cell table:formula="of:=SIN(RADIANS([.N$1]*[.$A469]*360/256))" office:value-type="float" office:value="-0.975702130038529">
            <text:p>-0.97570213</text:p>
          </table:table-cell>
          <table:table-cell table:formula="of:=SIN(RADIANS([.O$1]*[.$A469]*360/256))" office:value-type="float" office:value="-0.242980179903269">
            <text:p>-0.2429801799</text:p>
          </table:table-cell>
          <table:table-cell table:formula="of:=SIN(RADIANS([.P$1]*[.$A469]*360/256))" office:value-type="float" office:value="0.757208846506488">
            <text:p>0.7572088465</text:p>
          </table:table-cell>
          <table:table-cell table:formula="of:=SIN(RADIANS([.Q$1]*[.$A469]*360/256))" office:value-type="float" office:value="0.923879532511287">
            <text:p>0.9238795325</text:p>
          </table:table-cell>
          <table:table-cell table:formula="of:= [.B469]/1+ [.C469]/2+ [.D469]/3+ [.E469]/4+ [.F469]/5+ [.G469]/6+ [.H469]/7+ [.I469]/8+ [.J469]/9+ [.K469]/10+ [.L469]/11+ [.M469]/12+ [.N469]/13+ [.O469]/14+ [.P469]/15+ [.Q469]/16" office:value-type="float" office:value="-0.973641609209719">
            <text:p>-0.9736416092</text:p>
          </table:table-cell>
          <table:table-cell table:number-columns-repeated="3"/>
        </table:table-row>
        <table:table-row table:style-name="ro1">
          <table:table-cell table:style-name="ce1" office:value-type="float" office:value="212">
            <text:p>212</text:p>
          </table:table-cell>
          <table:table-cell table:formula="of:=SIN(RADIANS([.$A470]*360/256))" office:value-type="float" office:value="-0.881921264348355">
            <text:p>-0.8819212643</text:p>
          </table:table-cell>
          <table:table-cell table:formula="of:=SIN(RADIANS([.C$1]*[.$A470]*360/256))" office:value-type="float" office:value="-0.831469612302545">
            <text:p>-0.8314696123</text:p>
          </table:table-cell>
          <table:table-cell table:formula="of:=SIN(RADIANS([.D$1]*[.$A470]*360/256))" office:value-type="float" office:value="0.0980171403295609">
            <text:p>0.0980171403</text:p>
          </table:table-cell>
          <table:table-cell table:formula="of:=SIN(RADIANS([.E$1]*[.$A470]*360/256))" office:value-type="float" office:value="0.923879532511287">
            <text:p>0.9238795325</text:p>
          </table:table-cell>
          <table:table-cell table:formula="of:=SIN(RADIANS([.F$1]*[.$A470]*360/256))" office:value-type="float" office:value="0.773010453362737">
            <text:p>0.7730104534</text:p>
          </table:table-cell>
          <table:table-cell table:formula="of:=SIN(RADIANS([.G$1]*[.$A470]*360/256))" office:value-type="float" office:value="-0.195090322016129">
            <text:p>-0.195090322</text:p>
          </table:table-cell>
          <table:table-cell table:formula="of:=SIN(RADIANS([.H$1]*[.$A470]*360/256))" office:value-type="float" office:value="-0.956940335732209">
            <text:p>-0.9569403357</text:p>
          </table:table-cell>
          <table:table-cell table:formula="of:=SIN(RADIANS([.I$1]*[.$A470]*360/256))" office:value-type="float" office:value="-0.707106781186547">
            <text:p>-0.7071067812</text:p>
          </table:table-cell>
          <table:table-cell table:formula="of:=SIN(RADIANS([.J$1]*[.$A470]*360/256))" office:value-type="float" office:value="0.290284677254463">
            <text:p>0.2902846773</text:p>
          </table:table-cell>
          <table:table-cell table:formula="of:=SIN(RADIANS([.K$1]*[.$A470]*360/256))" office:value-type="float" office:value="0.980785280403231">
            <text:p>0.9807852804</text:p>
          </table:table-cell>
          <table:table-cell table:formula="of:=SIN(RADIANS([.L$1]*[.$A470]*360/256))" office:value-type="float" office:value="0.634393284163645">
            <text:p>0.6343932842</text:p>
          </table:table-cell>
          <table:table-cell table:formula="of:=SIN(RADIANS([.M$1]*[.$A470]*360/256))" office:value-type="float" office:value="-0.382683432365091">
            <text:p>-0.3826834324</text:p>
          </table:table-cell>
          <table:table-cell table:formula="of:=SIN(RADIANS([.N$1]*[.$A470]*360/256))" office:value-type="float" office:value="-0.995184726672196">
            <text:p>-0.9951847267</text:p>
          </table:table-cell>
          <table:table-cell table:formula="of:=SIN(RADIANS([.O$1]*[.$A470]*360/256))" office:value-type="float" office:value="-0.555570233019601">
            <text:p>-0.555570233</text:p>
          </table:table-cell>
          <table:table-cell table:formula="of:=SIN(RADIANS([.P$1]*[.$A470]*360/256))" office:value-type="float" office:value="0.471396736825993">
            <text:p>0.4713967368</text:p>
          </table:table-cell>
          <table:table-cell table:formula="of:=SIN(RADIANS([.Q$1]*[.$A470]*360/256))" office:value-type="float" office:value="1">
            <text:p>1</text:p>
          </table:table-cell>
          <table:table-cell table:formula="of:= [.B470]/1+ [.C470]/2+ [.D470]/3+ [.E470]/4+ [.F470]/5+ [.G470]/6+ [.H470]/7+ [.I470]/8+ [.J470]/9+ [.K470]/10+ [.L470]/11+ [.M470]/12+ [.N470]/13+ [.O470]/14+ [.P470]/15+ [.Q470]/16" office:value-type="float" office:value="-1.00321647860779">
            <text:p>-1.0032164786</text:p>
          </table:table-cell>
          <table:table-cell table:number-columns-repeated="3"/>
        </table:table-row>
        <table:table-row table:style-name="ro1">
          <table:table-cell table:style-name="ce1" office:value-type="float" office:value="213">
            <text:p>213</text:p>
          </table:table-cell>
          <table:table-cell table:formula="of:=SIN(RADIANS([.$A471]*360/256))" office:value-type="float" office:value="-0.870086991108711">
            <text:p>-0.8700869911</text:p>
          </table:table-cell>
          <table:table-cell table:formula="of:=SIN(RADIANS([.C$1]*[.$A471]*360/256))" office:value-type="float" office:value="-0.857728610000272">
            <text:p>-0.85772861</text:p>
          </table:table-cell>
          <table:table-cell table:formula="of:=SIN(RADIANS([.D$1]*[.$A471]*360/256))" office:value-type="float" office:value="0.0245412285229119">
            <text:p>0.0245412285</text:p>
          </table:table-cell>
          <table:table-cell table:formula="of:=SIN(RADIANS([.E$1]*[.$A471]*360/256))" office:value-type="float" office:value="0.881921264348355">
            <text:p>0.8819212643</text:p>
          </table:table-cell>
          <table:table-cell table:formula="of:=SIN(RADIANS([.F$1]*[.$A471]*360/256))" office:value-type="float" office:value="0.844853565249706">
            <text:p>0.8448535652</text:p>
          </table:table-cell>
          <table:table-cell table:formula="of:=SIN(RADIANS([.G$1]*[.$A471]*360/256))" office:value-type="float" office:value="-0.0490676743274173">
            <text:p>-0.0490676743</text:p>
          </table:table-cell>
          <table:table-cell table:formula="of:=SIN(RADIANS([.H$1]*[.$A471]*360/256))" office:value-type="float" office:value="-0.893224301195517">
            <text:p>-0.8932243012</text:p>
          </table:table-cell>
          <table:table-cell table:formula="of:=SIN(RADIANS([.I$1]*[.$A471]*360/256))" office:value-type="float" office:value="-0.831469612302544">
            <text:p>-0.8314696123</text:p>
          </table:table-cell>
          <table:table-cell table:formula="of:=SIN(RADIANS([.J$1]*[.$A471]*360/256))" office:value-type="float" office:value="0.0735645635996663">
            <text:p>0.0735645636</text:p>
          </table:table-cell>
          <table:table-cell table:formula="of:=SIN(RADIANS([.K$1]*[.$A471]*360/256))" office:value-type="float" office:value="0.903989293123445">
            <text:p>0.9039892931</text:p>
          </table:table-cell>
          <table:table-cell table:formula="of:=SIN(RADIANS([.L$1]*[.$A471]*360/256))" office:value-type="float" office:value="0.817584813151583">
            <text:p>0.8175848132</text:p>
          </table:table-cell>
          <table:table-cell table:formula="of:=SIN(RADIANS([.M$1]*[.$A471]*360/256))" office:value-type="float" office:value="-0.0980171403295592">
            <text:p>-0.0980171403</text:p>
          </table:table-cell>
          <table:table-cell table:formula="of:=SIN(RADIANS([.N$1]*[.$A471]*360/256))" office:value-type="float" office:value="-0.914209755703532">
            <text:p>-0.9142097557</text:p>
          </table:table-cell>
          <table:table-cell table:formula="of:=SIN(RADIANS([.O$1]*[.$A471]*360/256))" office:value-type="float" office:value="-0.80320753148064">
            <text:p>-0.8032075315</text:p>
          </table:table-cell>
          <table:table-cell table:formula="of:=SIN(RADIANS([.P$1]*[.$A471]*360/256))" office:value-type="float" office:value="0.122410675199214">
            <text:p>0.1224106752</text:p>
          </table:table-cell>
          <table:table-cell table:formula="of:=SIN(RADIANS([.Q$1]*[.$A471]*360/256))" office:value-type="float" office:value="0.923879532511288">
            <text:p>0.9238795325</text:p>
          </table:table-cell>
          <table:table-cell table:formula="of:= [.B471]/1+ [.C471]/2+ [.D471]/3+ [.E471]/4+ [.F471]/5+ [.G471]/6+ [.H471]/7+ [.I471]/8+ [.J471]/9+ [.K471]/10+ [.L471]/11+ [.M471]/12+ [.N471]/13+ [.O471]/14+ [.P471]/15+ [.Q471]/16" office:value-type="float" office:value="-1.0380970209673">
            <text:p>-1.038097021</text:p>
          </table:table-cell>
          <table:table-cell table:number-columns-repeated="3"/>
        </table:table-row>
        <table:table-row table:style-name="ro1">
          <table:table-cell table:style-name="ce1" office:value-type="float" office:value="214">
            <text:p>214</text:p>
          </table:table-cell>
          <table:table-cell table:formula="of:=SIN(RADIANS([.$A472]*360/256))" office:value-type="float" office:value="-0.857728610000272">
            <text:p>-0.85772861</text:p>
          </table:table-cell>
          <table:table-cell table:formula="of:=SIN(RADIANS([.C$1]*[.$A472]*360/256))" office:value-type="float" office:value="-0.881921264348355">
            <text:p>-0.8819212643</text:p>
          </table:table-cell>
          <table:table-cell table:formula="of:=SIN(RADIANS([.D$1]*[.$A472]*360/256))" office:value-type="float" office:value="-0.0490676743274172">
            <text:p>-0.0490676743</text:p>
          </table:table-cell>
          <table:table-cell table:formula="of:=SIN(RADIANS([.E$1]*[.$A472]*360/256))" office:value-type="float" office:value="0.831469612302546">
            <text:p>0.8314696123</text:p>
          </table:table-cell>
          <table:table-cell table:formula="of:=SIN(RADIANS([.F$1]*[.$A472]*360/256))" office:value-type="float" office:value="0.903989293123444">
            <text:p>0.9039892931</text:p>
          </table:table-cell>
          <table:table-cell table:formula="of:=SIN(RADIANS([.G$1]*[.$A472]*360/256))" office:value-type="float" office:value="0.0980171403295591">
            <text:p>0.0980171403</text:p>
          </table:table-cell>
          <table:table-cell table:formula="of:=SIN(RADIANS([.H$1]*[.$A472]*360/256))" office:value-type="float" office:value="-0.803207531480645">
            <text:p>-0.8032075315</text:p>
          </table:table-cell>
          <table:table-cell table:formula="of:=SIN(RADIANS([.I$1]*[.$A472]*360/256))" office:value-type="float" office:value="-0.923879532511286">
            <text:p>-0.9238795325</text:p>
          </table:table-cell>
          <table:table-cell table:formula="of:=SIN(RADIANS([.J$1]*[.$A472]*360/256))" office:value-type="float" office:value="-0.146730474455358">
            <text:p>-0.1467304745</text:p>
          </table:table-cell>
          <table:table-cell table:formula="of:=SIN(RADIANS([.K$1]*[.$A472]*360/256))" office:value-type="float" office:value="0.773010453362736">
            <text:p>0.7730104534</text:p>
          </table:table-cell>
          <table:table-cell table:formula="of:=SIN(RADIANS([.L$1]*[.$A472]*360/256))" office:value-type="float" office:value="0.94154406518302">
            <text:p>0.9415440652</text:p>
          </table:table-cell>
          <table:table-cell table:formula="of:=SIN(RADIANS([.M$1]*[.$A472]*360/256))" office:value-type="float" office:value="0.195090322016125">
            <text:p>0.195090322</text:p>
          </table:table-cell>
          <table:table-cell table:formula="of:=SIN(RADIANS([.N$1]*[.$A472]*360/256))" office:value-type="float" office:value="-0.740951125354958">
            <text:p>-0.7409511254</text:p>
          </table:table-cell>
          <table:table-cell table:formula="of:=SIN(RADIANS([.O$1]*[.$A472]*360/256))" office:value-type="float" office:value="-0.956940335732209">
            <text:p>-0.9569403357</text:p>
          </table:table-cell>
          <table:table-cell table:formula="of:=SIN(RADIANS([.P$1]*[.$A472]*360/256))" office:value-type="float" office:value="-0.242980179903262">
            <text:p>-0.2429801799</text:p>
          </table:table-cell>
          <table:table-cell table:formula="of:=SIN(RADIANS([.Q$1]*[.$A472]*360/256))" office:value-type="float" office:value="0.70710678118655">
            <text:p>0.7071067812</text:p>
          </table:table-cell>
          <table:table-cell table:formula="of:= [.B472]/1+ [.C472]/2+ [.D472]/3+ [.E472]/4+ [.F472]/5+ [.G472]/6+ [.H472]/7+ [.I472]/8+ [.J472]/9+ [.K472]/10+ [.L472]/11+ [.M472]/12+ [.N472]/13+ [.O472]/14+ [.P472]/15+ [.Q472]/16" office:value-type="float" office:value="-1.07477608172896">
            <text:p>-1.0747760817</text:p>
          </table:table-cell>
          <table:table-cell table:number-columns-repeated="3"/>
        </table:table-row>
        <table:table-row table:style-name="ro1">
          <table:table-cell table:style-name="ce1" office:value-type="float" office:value="215">
            <text:p>215</text:p>
          </table:table-cell>
          <table:table-cell table:formula="of:=SIN(RADIANS([.$A473]*360/256))" office:value-type="float" office:value="-0.844853565249707">
            <text:p>-0.8448535652</text:p>
          </table:table-cell>
          <table:table-cell table:formula="of:=SIN(RADIANS([.C$1]*[.$A473]*360/256))" office:value-type="float" office:value="-0.903989293123443">
            <text:p>-0.9039892931</text:p>
          </table:table-cell>
          <table:table-cell table:formula="of:=SIN(RADIANS([.D$1]*[.$A473]*360/256))" office:value-type="float" office:value="-0.122410675199216">
            <text:p>-0.1224106752</text:p>
          </table:table-cell>
          <table:table-cell table:formula="of:=SIN(RADIANS([.E$1]*[.$A473]*360/256))" office:value-type="float" office:value="0.773010453362738">
            <text:p>0.7730104534</text:p>
          </table:table-cell>
          <table:table-cell table:formula="of:=SIN(RADIANS([.F$1]*[.$A473]*360/256))" office:value-type="float" office:value="0.949528180593036">
            <text:p>0.9495281806</text:p>
          </table:table-cell>
          <table:table-cell table:formula="of:=SIN(RADIANS([.G$1]*[.$A473]*360/256))" office:value-type="float" office:value="0.242980179903264">
            <text:p>0.2429801799</text:p>
          </table:table-cell>
          <table:table-cell table:formula="of:=SIN(RADIANS([.H$1]*[.$A473]*360/256))" office:value-type="float" office:value="-0.689540544737069">
            <text:p>-0.6895405447</text:p>
          </table:table-cell>
          <table:table-cell table:formula="of:=SIN(RADIANS([.I$1]*[.$A473]*360/256))" office:value-type="float" office:value="-0.98078528040323">
            <text:p>-0.9807852804</text:p>
          </table:table-cell>
          <table:table-cell table:formula="of:=SIN(RADIANS([.J$1]*[.$A473]*360/256))" office:value-type="float" office:value="-0.359895036534986">
            <text:p>-0.3598950365</text:p>
          </table:table-cell>
          <table:table-cell table:formula="of:=SIN(RADIANS([.K$1]*[.$A473]*360/256))" office:value-type="float" office:value="0.595699304492435">
            <text:p>0.5956993045</text:p>
          </table:table-cell>
          <table:table-cell table:formula="of:=SIN(RADIANS([.L$1]*[.$A473]*360/256))" office:value-type="float" office:value="0.99729045667869">
            <text:p>0.9972904567</text:p>
          </table:table-cell>
          <table:table-cell table:formula="of:=SIN(RADIANS([.M$1]*[.$A473]*360/256))" office:value-type="float" office:value="0.471396736825997">
            <text:p>0.4713967368</text:p>
          </table:table-cell>
          <table:table-cell table:formula="of:=SIN(RADIANS([.N$1]*[.$A473]*360/256))" office:value-type="float" office:value="-0.49289819222979">
            <text:p>-0.4928981922</text:p>
          </table:table-cell>
          <table:table-cell table:formula="of:=SIN(RADIANS([.O$1]*[.$A473]*360/256))" office:value-type="float" office:value="-0.998795456205173">
            <text:p>-0.9987954562</text:p>
          </table:table-cell>
          <table:table-cell table:formula="of:=SIN(RADIANS([.P$1]*[.$A473]*360/256))" office:value-type="float" office:value="-0.57580819141784">
            <text:p>-0.5758081914</text:p>
          </table:table-cell>
          <table:table-cell table:formula="of:=SIN(RADIANS([.Q$1]*[.$A473]*360/256))" office:value-type="float" office:value="0.382683432365095">
            <text:p>0.3826834324</text:p>
          </table:table-cell>
          <table:table-cell table:formula="of:= [.B473]/1+ [.C473]/2+ [.D473]/3+ [.E473]/4+ [.F473]/5+ [.G473]/6+ [.H473]/7+ [.I473]/8+ [.J473]/9+ [.K473]/10+ [.L473]/11+ [.M473]/12+ [.N473]/13+ [.O473]/14+ [.P473]/15+ [.Q473]/16" office:value-type="float" office:value="-1.10930062939002">
            <text:p>-1.1093006294</text:p>
          </table:table-cell>
          <table:table-cell table:number-columns-repeated="3"/>
        </table:table-row>
        <table:table-row table:style-name="ro1">
          <table:table-cell table:style-name="ce1" office:value-type="float" office:value="216">
            <text:p>216</text:p>
          </table:table-cell>
          <table:table-cell table:formula="of:=SIN(RADIANS([.$A474]*360/256))" office:value-type="float" office:value="-0.831469612302545">
            <text:p>-0.8314696123</text:p>
          </table:table-cell>
          <table:table-cell table:formula="of:=SIN(RADIANS([.C$1]*[.$A474]*360/256))" office:value-type="float" office:value="-0.923879532511286">
            <text:p>-0.9238795325</text:p>
          </table:table-cell>
          <table:table-cell table:formula="of:=SIN(RADIANS([.D$1]*[.$A474]*360/256))" office:value-type="float" office:value="-0.195090322016129">
            <text:p>-0.195090322</text:p>
          </table:table-cell>
          <table:table-cell table:formula="of:=SIN(RADIANS([.E$1]*[.$A474]*360/256))" office:value-type="float" office:value="0.707106781186549">
            <text:p>0.7071067812</text:p>
          </table:table-cell>
          <table:table-cell table:formula="of:=SIN(RADIANS([.F$1]*[.$A474]*360/256))" office:value-type="float" office:value="0.98078528040323">
            <text:p>0.9807852804</text:p>
          </table:table-cell>
          <table:table-cell table:formula="of:=SIN(RADIANS([.G$1]*[.$A474]*360/256))" office:value-type="float" office:value="0.382683432365091">
            <text:p>0.3826834324</text:p>
          </table:table-cell>
          <table:table-cell table:formula="of:=SIN(RADIANS([.H$1]*[.$A474]*360/256))" office:value-type="float" office:value="-0.555570233019602">
            <text:p>-0.555570233</text:p>
          </table:table-cell>
          <table:table-cell table:formula="of:=SIN(RADIANS([.I$1]*[.$A474]*360/256))" office:value-type="float" office:value="-1">
            <text:p>-1</text:p>
          </table:table-cell>
          <table:table-cell table:formula="of:=SIN(RADIANS([.J$1]*[.$A474]*360/256))" office:value-type="float" office:value="-0.555570233019602">
            <text:p>-0.555570233</text:p>
          </table:table-cell>
          <table:table-cell table:formula="of:=SIN(RADIANS([.K$1]*[.$A474]*360/256))" office:value-type="float" office:value="0.382683432365094">
            <text:p>0.3826834324</text:p>
          </table:table-cell>
          <table:table-cell table:formula="of:=SIN(RADIANS([.L$1]*[.$A474]*360/256))" office:value-type="float" office:value="0.980785280403231">
            <text:p>0.9807852804</text:p>
          </table:table-cell>
          <table:table-cell table:formula="of:=SIN(RADIANS([.M$1]*[.$A474]*360/256))" office:value-type="float" office:value="0.707106781186549">
            <text:p>0.7071067812</text:p>
          </table:table-cell>
          <table:table-cell table:formula="of:=SIN(RADIANS([.N$1]*[.$A474]*360/256))" office:value-type="float" office:value="-0.19509032201613">
            <text:p>-0.195090322</text:p>
          </table:table-cell>
          <table:table-cell table:formula="of:=SIN(RADIANS([.O$1]*[.$A474]*360/256))" office:value-type="float" office:value="-0.923879532511286">
            <text:p>-0.9238795325</text:p>
          </table:table-cell>
          <table:table-cell table:formula="of:=SIN(RADIANS([.P$1]*[.$A474]*360/256))" office:value-type="float" office:value="-0.831469612302548">
            <text:p>-0.8314696123</text:p>
          </table:table-cell>
          <table:table-cell table:formula="of:=SIN(RADIANS([.Q$1]*[.$A474]*360/256))" office:value-type="float" office:value="6.85926003649835E-015">
            <text:p>6.85926003649835E-015</text:p>
          </table:table-cell>
          <table:table-cell table:formula="of:= [.B474]/1+ [.C474]/2+ [.D474]/3+ [.E474]/4+ [.F474]/5+ [.G474]/6+ [.H474]/7+ [.I474]/8+ [.J474]/9+ [.K474]/10+ [.L474]/11+ [.M474]/12+ [.N474]/13+ [.O474]/14+ [.P474]/15+ [.Q474]/16" office:value-type="float" office:value="-1.13789580845524">
            <text:p>-1.1378958085</text:p>
          </table:table-cell>
          <table:table-cell table:number-columns-repeated="3"/>
        </table:table-row>
        <table:table-row table:style-name="ro1">
          <table:table-cell table:style-name="ce1" office:value-type="float" office:value="217">
            <text:p>217</text:p>
          </table:table-cell>
          <table:table-cell table:formula="of:=SIN(RADIANS([.$A475]*360/256))" office:value-type="float" office:value="-0.817584813151584">
            <text:p>-0.8175848132</text:p>
          </table:table-cell>
          <table:table-cell table:formula="of:=SIN(RADIANS([.C$1]*[.$A475]*360/256))" office:value-type="float" office:value="-0.94154406518302">
            <text:p>-0.9415440652</text:p>
          </table:table-cell>
          <table:table-cell table:formula="of:=SIN(RADIANS([.D$1]*[.$A475]*360/256))" office:value-type="float" office:value="-0.266712757474898">
            <text:p>-0.2667127575</text:p>
          </table:table-cell>
          <table:table-cell table:formula="of:=SIN(RADIANS([.E$1]*[.$A475]*360/256))" office:value-type="float" office:value="0.634393284163647">
            <text:p>0.6343932842</text:p>
          </table:table-cell>
          <table:table-cell table:formula="of:=SIN(RADIANS([.F$1]*[.$A475]*360/256))" office:value-type="float" office:value="0.99729045667869">
            <text:p>0.9972904567</text:p>
          </table:table-cell>
          <table:table-cell table:formula="of:=SIN(RADIANS([.G$1]*[.$A475]*360/256))" office:value-type="float" office:value="0.514102744193221">
            <text:p>0.5141027442</text:p>
          </table:table-cell>
          <table:table-cell table:formula="of:=SIN(RADIANS([.H$1]*[.$A475]*360/256))" office:value-type="float" office:value="-0.405241314004992">
            <text:p>-0.405241314</text:p>
          </table:table-cell>
          <table:table-cell table:formula="of:=SIN(RADIANS([.I$1]*[.$A475]*360/256))" office:value-type="float" office:value="-0.980785280403231">
            <text:p>-0.9807852804</text:p>
          </table:table-cell>
          <table:table-cell table:formula="of:=SIN(RADIANS([.J$1]*[.$A475]*360/256))" office:value-type="float" office:value="-0.724247082951468">
            <text:p>-0.724247083</text:p>
          </table:table-cell>
          <table:table-cell table:formula="of:=SIN(RADIANS([.K$1]*[.$A475]*360/256))" office:value-type="float" office:value="0.146730474455362">
            <text:p>0.1467304745</text:p>
          </table:table-cell>
          <table:table-cell table:formula="of:=SIN(RADIANS([.L$1]*[.$A475]*360/256))" office:value-type="float" office:value="0.893224301195516">
            <text:p>0.8932243012</text:p>
          </table:table-cell>
          <table:table-cell table:formula="of:=SIN(RADIANS([.M$1]*[.$A475]*360/256))" office:value-type="float" office:value="0.881921264348354">
            <text:p>0.8819212643</text:p>
          </table:table-cell>
          <table:table-cell table:formula="of:=SIN(RADIANS([.N$1]*[.$A475]*360/256))" office:value-type="float" office:value="0.122410675199219">
            <text:p>0.1224106752</text:p>
          </table:table-cell>
          <table:table-cell table:formula="of:=SIN(RADIANS([.O$1]*[.$A475]*360/256))" office:value-type="float" office:value="-0.740951125354963">
            <text:p>-0.7409511254</text:p>
          </table:table-cell>
          <table:table-cell table:formula="of:=SIN(RADIANS([.P$1]*[.$A475]*360/256))" office:value-type="float" office:value="-0.975702130038528">
            <text:p>-0.97570213</text:p>
          </table:table-cell>
          <table:table-cell table:formula="of:=SIN(RADIANS([.Q$1]*[.$A475]*360/256))" office:value-type="float" office:value="-0.382683432365082">
            <text:p>-0.3826834324</text:p>
          </table:table-cell>
          <table:table-cell table:formula="of:= [.B475]/1+ [.C475]/2+ [.D475]/3+ [.E475]/4+ [.F475]/5+ [.G475]/6+ [.H475]/7+ [.I475]/8+ [.J475]/9+ [.K475]/10+ [.L475]/11+ [.M475]/12+ [.N475]/13+ [.O475]/14+ [.P475]/15+ [.Q475]/16" office:value-type="float" office:value="-1.15758727205093">
            <text:p>-1.1575872721</text:p>
          </table:table-cell>
          <table:table-cell table:number-columns-repeated="3"/>
        </table:table-row>
        <table:table-row table:style-name="ro1">
          <table:table-cell table:style-name="ce1" office:value-type="float" office:value="218">
            <text:p>218</text:p>
          </table:table-cell>
          <table:table-cell table:formula="of:=SIN(RADIANS([.$A476]*360/256))" office:value-type="float" office:value="-0.803207531480645">
            <text:p>-0.8032075315</text:p>
          </table:table-cell>
          <table:table-cell table:formula="of:=SIN(RADIANS([.C$1]*[.$A476]*360/256))" office:value-type="float" office:value="-0.956940335732209">
            <text:p>-0.9569403357</text:p>
          </table:table-cell>
          <table:table-cell table:formula="of:=SIN(RADIANS([.D$1]*[.$A476]*360/256))" office:value-type="float" office:value="-0.33688985339222">
            <text:p>-0.3368898534</text:p>
          </table:table-cell>
          <table:table-cell table:formula="of:=SIN(RADIANS([.E$1]*[.$A476]*360/256))" office:value-type="float" office:value="0.555570233019601">
            <text:p>0.555570233</text:p>
          </table:table-cell>
          <table:table-cell table:formula="of:=SIN(RADIANS([.F$1]*[.$A476]*360/256))" office:value-type="float" office:value="0.998795456205172">
            <text:p>0.9987954562</text:p>
          </table:table-cell>
          <table:table-cell table:formula="of:=SIN(RADIANS([.G$1]*[.$A476]*360/256))" office:value-type="float" office:value="0.634393284163645">
            <text:p>0.6343932842</text:p>
          </table:table-cell>
          <table:table-cell table:formula="of:=SIN(RADIANS([.H$1]*[.$A476]*360/256))" office:value-type="float" office:value="-0.242980179903263">
            <text:p>-0.2429801799</text:p>
          </table:table-cell>
          <table:table-cell table:formula="of:=SIN(RADIANS([.I$1]*[.$A476]*360/256))" office:value-type="float" office:value="-0.923879532511286">
            <text:p>-0.9238795325</text:p>
          </table:table-cell>
          <table:table-cell table:formula="of:=SIN(RADIANS([.J$1]*[.$A476]*360/256))" office:value-type="float" office:value="-0.85772861000027">
            <text:p>-0.85772861</text:p>
          </table:table-cell>
          <table:table-cell table:formula="of:=SIN(RADIANS([.K$1]*[.$A476]*360/256))" office:value-type="float" office:value="-0.0980171403295582">
            <text:p>-0.0980171403</text:p>
          </table:table-cell>
          <table:table-cell table:formula="of:=SIN(RADIANS([.L$1]*[.$A476]*360/256))" office:value-type="float" office:value="0.74095112535496">
            <text:p>0.7409511254</text:p>
          </table:table-cell>
          <table:table-cell table:formula="of:=SIN(RADIANS([.M$1]*[.$A476]*360/256))" office:value-type="float" office:value="0.98078528040323">
            <text:p>0.9807852804</text:p>
          </table:table-cell>
          <table:table-cell table:formula="of:=SIN(RADIANS([.N$1]*[.$A476]*360/256))" office:value-type="float" office:value="0.427555093430277">
            <text:p>0.4275550934</text:p>
          </table:table-cell>
          <table:table-cell table:formula="of:=SIN(RADIANS([.O$1]*[.$A476]*360/256))" office:value-type="float" office:value="-0.471396736825996">
            <text:p>-0.4713967368</text:p>
          </table:table-cell>
          <table:table-cell table:formula="of:=SIN(RADIANS([.P$1]*[.$A476]*360/256))" office:value-type="float" office:value="-0.989176509964782">
            <text:p>-0.98917651</text:p>
          </table:table-cell>
          <table:table-cell table:formula="of:=SIN(RADIANS([.Q$1]*[.$A476]*360/256))" office:value-type="float" office:value="-0.707106781186551">
            <text:p>-0.7071067812</text:p>
          </table:table-cell>
          <table:table-cell table:formula="of:= [.B476]/1+ [.C476]/2+ [.D476]/3+ [.E476]/4+ [.F476]/5+ [.G476]/6+ [.H476]/7+ [.I476]/8+ [.J476]/9+ [.K476]/10+ [.L476]/11+ [.M476]/12+ [.N476]/13+ [.O476]/14+ [.P476]/15+ [.Q476]/16" office:value-type="float" office:value="-1.16672205909953">
            <text:p>-1.1667220591</text:p>
          </table:table-cell>
          <table:table-cell table:number-columns-repeated="3"/>
        </table:table-row>
        <table:table-row table:style-name="ro1">
          <table:table-cell table:style-name="ce1" office:value-type="float" office:value="219">
            <text:p>219</text:p>
          </table:table-cell>
          <table:table-cell table:formula="of:=SIN(RADIANS([.$A477]*360/256))" office:value-type="float" office:value="-0.788346427626606">
            <text:p>-0.7883464276</text:p>
          </table:table-cell>
          <table:table-cell table:formula="of:=SIN(RADIANS([.C$1]*[.$A477]*360/256))" office:value-type="float" office:value="-0.970031253194544">
            <text:p>-0.9700312532</text:p>
          </table:table-cell>
          <table:table-cell table:formula="of:=SIN(RADIANS([.D$1]*[.$A477]*360/256))" office:value-type="float" office:value="-0.40524131400499">
            <text:p>-0.405241314</text:p>
          </table:table-cell>
          <table:table-cell table:formula="of:=SIN(RADIANS([.E$1]*[.$A477]*360/256))" office:value-type="float" office:value="0.471396736825997">
            <text:p>0.4713967368</text:p>
          </table:table-cell>
          <table:table-cell table:formula="of:=SIN(RADIANS([.F$1]*[.$A477]*360/256))" office:value-type="float" office:value="0.985277642388941">
            <text:p>0.9852776424</text:p>
          </table:table-cell>
          <table:table-cell table:formula="of:=SIN(RADIANS([.G$1]*[.$A477]*360/256))" office:value-type="float" office:value="0.74095112535496">
            <text:p>0.7409511254</text:p>
          </table:table-cell>
          <table:table-cell table:formula="of:=SIN(RADIANS([.H$1]*[.$A477]*360/256))" office:value-type="float" office:value="-0.0735645635996695">
            <text:p>-0.0735645636</text:p>
          </table:table-cell>
          <table:table-cell table:formula="of:=SIN(RADIANS([.I$1]*[.$A477]*360/256))" office:value-type="float" office:value="-0.831469612302544">
            <text:p>-0.8314696123</text:p>
          </table:table-cell>
          <table:table-cell table:formula="of:=SIN(RADIANS([.J$1]*[.$A477]*360/256))" office:value-type="float" office:value="-0.949528180593036">
            <text:p>-0.9495281806</text:p>
          </table:table-cell>
          <table:table-cell table:formula="of:=SIN(RADIANS([.K$1]*[.$A477]*360/256))" office:value-type="float" office:value="-0.336889853392222">
            <text:p>-0.3368898534</text:p>
          </table:table-cell>
          <table:table-cell table:formula="of:=SIN(RADIANS([.L$1]*[.$A477]*360/256))" office:value-type="float" office:value="0.534997619887098">
            <text:p>0.5349976199</text:p>
          </table:table-cell>
          <table:table-cell table:formula="of:=SIN(RADIANS([.M$1]*[.$A477]*360/256))" office:value-type="float" office:value="0.995184726672197">
            <text:p>0.9951847267</text:p>
          </table:table-cell>
          <table:table-cell table:formula="of:=SIN(RADIANS([.N$1]*[.$A477]*360/256))" office:value-type="float" office:value="0.689540544737066">
            <text:p>0.6895405447</text:p>
          </table:table-cell>
          <table:table-cell table:formula="of:=SIN(RADIANS([.O$1]*[.$A477]*360/256))" office:value-type="float" office:value="-0.146730474455366">
            <text:p>-0.1467304745</text:p>
          </table:table-cell>
          <table:table-cell table:formula="of:=SIN(RADIANS([.P$1]*[.$A477]*360/256))" office:value-type="float" office:value="-0.870086991108715">
            <text:p>-0.8700869911</text:p>
          </table:table-cell>
          <table:table-cell table:formula="of:=SIN(RADIANS([.Q$1]*[.$A477]*360/256))" office:value-type="float" office:value="-0.923879532511288">
            <text:p>-0.9238795325</text:p>
          </table:table-cell>
          <table:table-cell table:formula="of:= [.B477]/1+ [.C477]/2+ [.D477]/3+ [.E477]/4+ [.F477]/5+ [.G477]/6+ [.H477]/7+ [.I477]/8+ [.J477]/9+ [.K477]/10+ [.L477]/11+ [.M477]/12+ [.N477]/13+ [.O477]/14+ [.P477]/15+ [.Q477]/16" office:value-type="float" office:value="-1.16530019692257">
            <text:p>-1.1653001969</text:p>
          </table:table-cell>
          <table:table-cell table:number-columns-repeated="3"/>
        </table:table-row>
        <table:table-row table:style-name="ro1">
          <table:table-cell table:style-name="ce1" office:value-type="float" office:value="220">
            <text:p>220</text:p>
          </table:table-cell>
          <table:table-cell table:formula="of:=SIN(RADIANS([.$A478]*360/256))" office:value-type="float" office:value="-0.773010453362737">
            <text:p>-0.7730104534</text:p>
          </table:table-cell>
          <table:table-cell table:formula="of:=SIN(RADIANS([.C$1]*[.$A478]*360/256))" office:value-type="float" office:value="-0.98078528040323">
            <text:p>-0.9807852804</text:p>
          </table:table-cell>
          <table:table-cell table:formula="of:=SIN(RADIANS([.D$1]*[.$A478]*360/256))" office:value-type="float" office:value="-0.471396736825999">
            <text:p>-0.4713967368</text:p>
          </table:table-cell>
          <table:table-cell table:formula="of:=SIN(RADIANS([.E$1]*[.$A478]*360/256))" office:value-type="float" office:value="0.382683432365089">
            <text:p>0.3826834324</text:p>
          </table:table-cell>
          <table:table-cell table:formula="of:=SIN(RADIANS([.F$1]*[.$A478]*360/256))" office:value-type="float" office:value="0.956940335732209">
            <text:p>0.9569403357</text:p>
          </table:table-cell>
          <table:table-cell table:formula="of:=SIN(RADIANS([.G$1]*[.$A478]*360/256))" office:value-type="float" office:value="0.831469612302547">
            <text:p>0.8314696123</text:p>
          </table:table-cell>
          <table:table-cell table:formula="of:=SIN(RADIANS([.H$1]*[.$A478]*360/256))" office:value-type="float" office:value="0.0980171403295623">
            <text:p>0.0980171403</text:p>
          </table:table-cell>
          <table:table-cell table:formula="of:=SIN(RADIANS([.I$1]*[.$A478]*360/256))" office:value-type="float" office:value="-0.707106781186547">
            <text:p>-0.7071067812</text:p>
          </table:table-cell>
          <table:table-cell table:formula="of:=SIN(RADIANS([.J$1]*[.$A478]*360/256))" office:value-type="float" office:value="-0.995184726672197">
            <text:p>-0.9951847267</text:p>
          </table:table-cell>
          <table:table-cell table:formula="of:=SIN(RADIANS([.K$1]*[.$A478]*360/256))" office:value-type="float" office:value="-0.555570233019602">
            <text:p>-0.555570233</text:p>
          </table:table-cell>
          <table:table-cell table:formula="of:=SIN(RADIANS([.L$1]*[.$A478]*360/256))" office:value-type="float" office:value="0.290284677254464">
            <text:p>0.2902846773</text:p>
          </table:table-cell>
          <table:table-cell table:formula="of:=SIN(RADIANS([.M$1]*[.$A478]*360/256))" office:value-type="float" office:value="0.923879532511285">
            <text:p>0.9238795325</text:p>
          </table:table-cell>
          <table:table-cell table:formula="of:=SIN(RADIANS([.N$1]*[.$A478]*360/256))" office:value-type="float" office:value="0.881921264348357">
            <text:p>0.8819212643</text:p>
          </table:table-cell>
          <table:table-cell table:formula="of:=SIN(RADIANS([.O$1]*[.$A478]*360/256))" office:value-type="float" office:value="0.195090322016132">
            <text:p>0.195090322</text:p>
          </table:table-cell>
          <table:table-cell table:formula="of:=SIN(RADIANS([.P$1]*[.$A478]*360/256))" office:value-type="float" office:value="-0.634393284163643">
            <text:p>-0.6343932842</text:p>
          </table:table-cell>
          <table:table-cell table:formula="of:=SIN(RADIANS([.Q$1]*[.$A478]*360/256))" office:value-type="float" office:value="-1">
            <text:p>-1</text:p>
          </table:table-cell>
          <table:table-cell table:formula="of:= [.B478]/1+ [.C478]/2+ [.D478]/3+ [.E478]/4+ [.F478]/5+ [.G478]/6+ [.H478]/7+ [.I478]/8+ [.J478]/9+ [.K478]/10+ [.L478]/11+ [.M478]/12+ [.N478]/13+ [.O478]/14+ [.P478]/15+ [.Q478]/16" office:value-type="float" office:value="-1.15505543648688">
            <text:p>-1.1550554365</text:p>
          </table:table-cell>
          <table:table-cell table:number-columns-repeated="3"/>
        </table:table-row>
        <table:table-row table:style-name="ro1">
          <table:table-cell table:style-name="ce1" office:value-type="float" office:value="221">
            <text:p>221</text:p>
          </table:table-cell>
          <table:table-cell table:formula="of:=SIN(RADIANS([.$A479]*360/256))" office:value-type="float" office:value="-0.757208846506485">
            <text:p>-0.7572088465</text:p>
          </table:table-cell>
          <table:table-cell table:formula="of:=SIN(RADIANS([.C$1]*[.$A479]*360/256))" office:value-type="float" office:value="-0.989176509964781">
            <text:p>-0.98917651</text:p>
          </table:table-cell>
          <table:table-cell table:formula="of:=SIN(RADIANS([.D$1]*[.$A479]*360/256))" office:value-type="float" office:value="-0.534997619887096">
            <text:p>-0.5349976199</text:p>
          </table:table-cell>
          <table:table-cell table:formula="of:=SIN(RADIANS([.E$1]*[.$A479]*360/256))" office:value-type="float" office:value="0.290284677254462">
            <text:p>0.2902846773</text:p>
          </table:table-cell>
          <table:table-cell table:formula="of:=SIN(RADIANS([.F$1]*[.$A479]*360/256))" office:value-type="float" office:value="0.914209755703531">
            <text:p>0.9142097557</text:p>
          </table:table-cell>
          <table:table-cell table:formula="of:=SIN(RADIANS([.G$1]*[.$A479]*360/256))" office:value-type="float" office:value="0.903989293123442">
            <text:p>0.9039892931</text:p>
          </table:table-cell>
          <table:table-cell table:formula="of:=SIN(RADIANS([.H$1]*[.$A479]*360/256))" office:value-type="float" office:value="0.266712757474897">
            <text:p>0.2667127575</text:p>
          </table:table-cell>
          <table:table-cell table:formula="of:=SIN(RADIANS([.I$1]*[.$A479]*360/256))" office:value-type="float" office:value="-0.555570233019602">
            <text:p>-0.555570233</text:p>
          </table:table-cell>
          <table:table-cell table:formula="of:=SIN(RADIANS([.J$1]*[.$A479]*360/256))" office:value-type="float" office:value="-0.99247953459871">
            <text:p>-0.9924795346</text:p>
          </table:table-cell>
          <table:table-cell table:formula="of:=SIN(RADIANS([.K$1]*[.$A479]*360/256))" office:value-type="float" office:value="-0.740951125354957">
            <text:p>-0.7409511254</text:p>
          </table:table-cell>
          <table:table-cell table:formula="of:=SIN(RADIANS([.L$1]*[.$A479]*360/256))" office:value-type="float" office:value="0.0245412285229136">
            <text:p>0.0245412285</text:p>
          </table:table-cell>
          <table:table-cell table:formula="of:=SIN(RADIANS([.M$1]*[.$A479]*360/256))" office:value-type="float" office:value="0.773010453362741">
            <text:p>0.7730104534</text:p>
          </table:table-cell>
          <table:table-cell table:formula="of:=SIN(RADIANS([.N$1]*[.$A479]*360/256))" office:value-type="float" office:value="0.98527764238894">
            <text:p>0.9852776424</text:p>
          </table:table-cell>
          <table:table-cell table:formula="of:=SIN(RADIANS([.O$1]*[.$A479]*360/256))" office:value-type="float" office:value="0.514102744193219">
            <text:p>0.5141027442</text:p>
          </table:table-cell>
          <table:table-cell table:formula="of:=SIN(RADIANS([.P$1]*[.$A479]*360/256))" office:value-type="float" office:value="-0.313681740398893">
            <text:p>-0.3136817404</text:p>
          </table:table-cell>
          <table:table-cell table:formula="of:=SIN(RADIANS([.Q$1]*[.$A479]*360/256))" office:value-type="float" office:value="-0.923879532511286">
            <text:p>-0.9238795325</text:p>
          </table:table-cell>
          <table:table-cell table:formula="of:= [.B479]/1+ [.C479]/2+ [.D479]/3+ [.E479]/4+ [.F479]/5+ [.G479]/6+ [.H479]/7+ [.I479]/8+ [.J479]/9+ [.K479]/10+ [.L479]/11+ [.M479]/12+ [.N479]/13+ [.O479]/14+ [.P479]/15+ [.Q479]/16" office:value-type="float" office:value="-1.13926052761272">
            <text:p>-1.1392605276</text:p>
          </table:table-cell>
          <table:table-cell table:number-columns-repeated="3"/>
        </table:table-row>
        <table:table-row table:style-name="ro1">
          <table:table-cell table:style-name="ce1" office:value-type="float" office:value="222">
            <text:p>222</text:p>
          </table:table-cell>
          <table:table-cell table:formula="of:=SIN(RADIANS([.$A480]*360/256))" office:value-type="float" office:value="-0.740951125354959">
            <text:p>-0.7409511254</text:p>
          </table:table-cell>
          <table:table-cell table:formula="of:=SIN(RADIANS([.C$1]*[.$A480]*360/256))" office:value-type="float" office:value="-0.995184726672197">
            <text:p>-0.9951847267</text:p>
          </table:table-cell>
          <table:table-cell table:formula="of:=SIN(RADIANS([.D$1]*[.$A480]*360/256))" office:value-type="float" office:value="-0.595699304492432">
            <text:p>-0.5956993045</text:p>
          </table:table-cell>
          <table:table-cell table:formula="of:=SIN(RADIANS([.E$1]*[.$A480]*360/256))" office:value-type="float" office:value="0.195090322016128">
            <text:p>0.195090322</text:p>
          </table:table-cell>
          <table:table-cell table:formula="of:=SIN(RADIANS([.F$1]*[.$A480]*360/256))" office:value-type="float" office:value="0.857728610000272">
            <text:p>0.85772861</text:p>
          </table:table-cell>
          <table:table-cell table:formula="of:=SIN(RADIANS([.G$1]*[.$A480]*360/256))" office:value-type="float" office:value="0.956940335732208">
            <text:p>0.9569403357</text:p>
          </table:table-cell>
          <table:table-cell table:formula="of:=SIN(RADIANS([.H$1]*[.$A480]*360/256))" office:value-type="float" office:value="0.427555093430284">
            <text:p>0.4275550934</text:p>
          </table:table-cell>
          <table:table-cell table:formula="of:=SIN(RADIANS([.I$1]*[.$A480]*360/256))" office:value-type="float" office:value="-0.38268343236509">
            <text:p>-0.3826834324</text:p>
          </table:table-cell>
          <table:table-cell table:formula="of:=SIN(RADIANS([.J$1]*[.$A480]*360/256))" office:value-type="float" office:value="-0.941544065183022">
            <text:p>-0.9415440652</text:p>
          </table:table-cell>
          <table:table-cell table:formula="of:=SIN(RADIANS([.K$1]*[.$A480]*360/256))" office:value-type="float" office:value="-0.881921264348356">
            <text:p>-0.8819212643</text:p>
          </table:table-cell>
          <table:table-cell table:formula="of:=SIN(RADIANS([.L$1]*[.$A480]*360/256))" office:value-type="float" office:value="-0.242980179903263">
            <text:p>-0.2429801799</text:p>
          </table:table-cell>
          <table:table-cell table:formula="of:=SIN(RADIANS([.M$1]*[.$A480]*360/256))" office:value-type="float" office:value="0.555570233019606">
            <text:p>0.555570233</text:p>
          </table:table-cell>
          <table:table-cell table:formula="of:=SIN(RADIANS([.N$1]*[.$A480]*360/256))" office:value-type="float" office:value="0.989176509964781">
            <text:p>0.98917651</text:p>
          </table:table-cell>
          <table:table-cell table:formula="of:=SIN(RADIANS([.O$1]*[.$A480]*360/256))" office:value-type="float" office:value="0.77301045336274">
            <text:p>0.7730104534</text:p>
          </table:table-cell>
          <table:table-cell table:formula="of:=SIN(RADIANS([.P$1]*[.$A480]*360/256))" office:value-type="float" office:value="0.0490676743274129">
            <text:p>0.0490676743</text:p>
          </table:table-cell>
          <table:table-cell table:formula="of:=SIN(RADIANS([.Q$1]*[.$A480]*360/256))" office:value-type="float" office:value="-0.707106781186548">
            <text:p>-0.7071067812</text:p>
          </table:table-cell>
          <table:table-cell table:formula="of:= [.B480]/1+ [.C480]/2+ [.D480]/3+ [.E480]/4+ [.F480]/5+ [.G480]/6+ [.H480]/7+ [.I480]/8+ [.J480]/9+ [.K480]/10+ [.L480]/11+ [.M480]/12+ [.N480]/13+ [.O480]/14+ [.P480]/15+ [.Q480]/16" office:value-type="float" office:value="-1.1222748789557">
            <text:p>-1.122274879</text:p>
          </table:table-cell>
          <table:table-cell table:number-columns-repeated="3"/>
        </table:table-row>
        <table:table-row table:style-name="ro1">
          <table:table-cell table:style-name="ce1" office:value-type="float" office:value="223">
            <text:p>223</text:p>
          </table:table-cell>
          <table:table-cell table:formula="of:=SIN(RADIANS([.$A481]*360/256))" office:value-type="float" office:value="-0.724247082951467">
            <text:p>-0.724247083</text:p>
          </table:table-cell>
          <table:table-cell table:formula="of:=SIN(RADIANS([.C$1]*[.$A481]*360/256))" office:value-type="float" office:value="-0.998795456205172">
            <text:p>-0.9987954562</text:p>
          </table:table-cell>
          <table:table-cell table:formula="of:=SIN(RADIANS([.D$1]*[.$A481]*360/256))" office:value-type="float" office:value="-0.653172842953776">
            <text:p>-0.653172843</text:p>
          </table:table-cell>
          <table:table-cell table:formula="of:=SIN(RADIANS([.E$1]*[.$A481]*360/256))" office:value-type="float" office:value="0.0980171403295611">
            <text:p>0.0980171403</text:p>
          </table:table-cell>
          <table:table-cell table:formula="of:=SIN(RADIANS([.F$1]*[.$A481]*360/256))" office:value-type="float" office:value="0.788346427626607">
            <text:p>0.7883464276</text:p>
          </table:table-cell>
          <table:table-cell table:formula="of:=SIN(RADIANS([.G$1]*[.$A481]*360/256))" office:value-type="float" office:value="0.989176509964781">
            <text:p>0.98917651</text:p>
          </table:table-cell>
          <table:table-cell table:formula="of:=SIN(RADIANS([.H$1]*[.$A481]*360/256))" office:value-type="float" office:value="0.575808191417845">
            <text:p>0.5758081914</text:p>
          </table:table-cell>
          <table:table-cell table:formula="of:=SIN(RADIANS([.I$1]*[.$A481]*360/256))" office:value-type="float" office:value="-0.195090322016129">
            <text:p>-0.195090322</text:p>
          </table:table-cell>
          <table:table-cell table:formula="of:=SIN(RADIANS([.J$1]*[.$A481]*360/256))" office:value-type="float" office:value="-0.844853565249708">
            <text:p>-0.8448535652</text:p>
          </table:table-cell>
          <table:table-cell table:formula="of:=SIN(RADIANS([.K$1]*[.$A481]*360/256))" office:value-type="float" office:value="-0.970031253194544">
            <text:p>-0.9700312532</text:p>
          </table:table-cell>
          <table:table-cell table:formula="of:=SIN(RADIANS([.L$1]*[.$A481]*360/256))" office:value-type="float" office:value="-0.492898192229783">
            <text:p>-0.4928981922</text:p>
          </table:table-cell>
          <table:table-cell table:formula="of:=SIN(RADIANS([.M$1]*[.$A481]*360/256))" office:value-type="float" office:value="0.290284677254464">
            <text:p>0.2902846773</text:p>
          </table:table-cell>
          <table:table-cell table:formula="of:=SIN(RADIANS([.N$1]*[.$A481]*360/256))" office:value-type="float" office:value="0.893224301195513">
            <text:p>0.8932243012</text:p>
          </table:table-cell>
          <table:table-cell table:formula="of:=SIN(RADIANS([.O$1]*[.$A481]*360/256))" office:value-type="float" office:value="0.94154406518302">
            <text:p>0.9415440652</text:p>
          </table:table-cell>
          <table:table-cell table:formula="of:=SIN(RADIANS([.P$1]*[.$A481]*360/256))" office:value-type="float" office:value="0.405241314004995">
            <text:p>0.405241314</text:p>
          </table:table-cell>
          <table:table-cell table:formula="of:=SIN(RADIANS([.Q$1]*[.$A481]*360/256))" office:value-type="float" office:value="-0.382683432365092">
            <text:p>-0.3826834324</text:p>
          </table:table-cell>
          <table:table-cell table:formula="of:= [.B481]/1+ [.C481]/2+ [.D481]/3+ [.E481]/4+ [.F481]/5+ [.G481]/6+ [.H481]/7+ [.I481]/8+ [.J481]/9+ [.K481]/10+ [.L481]/11+ [.M481]/12+ [.N481]/13+ [.O481]/14+ [.P481]/15+ [.Q481]/16" office:value-type="float" office:value="-1.10889394521712">
            <text:p>-1.1088939452</text:p>
          </table:table-cell>
          <table:table-cell table:number-columns-repeated="3"/>
        </table:table-row>
        <table:table-row table:style-name="ro1">
          <table:table-cell table:style-name="ce1" office:value-type="float" office:value="224">
            <text:p>224</text:p>
          </table:table-cell>
          <table:table-cell table:formula="of:=SIN(RADIANS([.$A482]*360/256))" office:value-type="float" office:value="-0.707106781186548">
            <text:p>-0.7071067812</text:p>
          </table:table-cell>
          <table:table-cell table:formula="of:=SIN(RADIANS([.C$1]*[.$A482]*360/256))" office:value-type="float" office:value="-1">
            <text:p>-1</text:p>
          </table:table-cell>
          <table:table-cell table:formula="of:=SIN(RADIANS([.D$1]*[.$A482]*360/256))" office:value-type="float" office:value="-0.707106781186548">
            <text:p>-0.7071067812</text:p>
          </table:table-cell>
          <table:table-cell table:formula="of:=SIN(RADIANS([.E$1]*[.$A482]*360/256))" office:value-type="float" office:value="8.57252759403147E-016">
            <text:p>8.57252759403147E-016</text:p>
          </table:table-cell>
          <table:table-cell table:formula="of:=SIN(RADIANS([.F$1]*[.$A482]*360/256))" office:value-type="float" office:value="0.707106781186549">
            <text:p>0.7071067812</text:p>
          </table:table-cell>
          <table:table-cell table:formula="of:=SIN(RADIANS([.G$1]*[.$A482]*360/256))" office:value-type="float" office:value="1">
            <text:p>1</text:p>
          </table:table-cell>
          <table:table-cell table:formula="of:=SIN(RADIANS([.H$1]*[.$A482]*360/256))" office:value-type="float" office:value="0.707106781186545">
            <text:p>0.7071067812</text:p>
          </table:table-cell>
          <table:table-cell table:formula="of:=SIN(RADIANS([.I$1]*[.$A482]*360/256))" office:value-type="float" office:value="-1.71450551880629E-015">
            <text:p>-1.71450551880629E-015</text:p>
          </table:table-cell>
          <table:table-cell table:formula="of:=SIN(RADIANS([.J$1]*[.$A482]*360/256))" office:value-type="float" office:value="-0.707106781186547">
            <text:p>-0.7071067812</text:p>
          </table:table-cell>
          <table:table-cell table:formula="of:=SIN(RADIANS([.K$1]*[.$A482]*360/256))" office:value-type="float" office:value="-1">
            <text:p>-1</text:p>
          </table:table-cell>
          <table:table-cell table:formula="of:=SIN(RADIANS([.L$1]*[.$A482]*360/256))" office:value-type="float" office:value="-0.707106781186546">
            <text:p>-0.7071067812</text:p>
          </table:table-cell>
          <table:table-cell table:formula="of:=SIN(RADIANS([.M$1]*[.$A482]*360/256))" office:value-type="float" office:value="-9.80955400591059E-016">
            <text:p>-9.80955400591059E-016</text:p>
          </table:table-cell>
          <table:table-cell table:formula="of:=SIN(RADIANS([.N$1]*[.$A482]*360/256))" office:value-type="float" office:value="0.70710678118655">
            <text:p>0.7071067812</text:p>
          </table:table-cell>
          <table:table-cell table:formula="of:=SIN(RADIANS([.O$1]*[.$A482]*360/256))" office:value-type="float" office:value="1">
            <text:p>1</text:p>
          </table:table-cell>
          <table:table-cell table:formula="of:=SIN(RADIANS([.P$1]*[.$A482]*360/256))" office:value-type="float" office:value="0.707106781186548">
            <text:p>0.7071067812</text:p>
          </table:table-cell>
          <table:table-cell table:formula="of:=SIN(RADIANS([.Q$1]*[.$A482]*360/256))" office:value-type="float" office:value="-3.42901103761259E-015">
            <text:p>-3.42901103761259E-015</text:p>
          </table:table-cell>
          <table:table-cell table:formula="of:= [.B482]/1+ [.C482]/2+ [.D482]/3+ [.E482]/4+ [.F482]/5+ [.G482]/6+ [.H482]/7+ [.I482]/8+ [.J482]/9+ [.K482]/10+ [.L482]/11+ [.M482]/12+ [.N482]/13+ [.O482]/14+ [.P482]/15+ [.Q482]/16" office:value-type="float" office:value="-1.10359376617831">
            <text:p>-1.1035937662</text:p>
          </table:table-cell>
          <table:table-cell table:number-columns-repeated="3"/>
        </table:table-row>
        <table:table-row table:style-name="ro1">
          <table:table-cell table:style-name="ce1" office:value-type="float" office:value="225">
            <text:p>225</text:p>
          </table:table-cell>
          <table:table-cell table:formula="of:=SIN(RADIANS([.$A483]*360/256))" office:value-type="float" office:value="-0.689540544737067">
            <text:p>-0.6895405447</text:p>
          </table:table-cell>
          <table:table-cell table:formula="of:=SIN(RADIANS([.C$1]*[.$A483]*360/256))" office:value-type="float" office:value="-0.998795456205172">
            <text:p>-0.9987954562</text:p>
          </table:table-cell>
          <table:table-cell table:formula="of:=SIN(RADIANS([.D$1]*[.$A483]*360/256))" office:value-type="float" office:value="-0.757208846506485">
            <text:p>-0.7572088465</text:p>
          </table:table-cell>
          <table:table-cell table:formula="of:=SIN(RADIANS([.E$1]*[.$A483]*360/256))" office:value-type="float" office:value="-0.0980171403295594">
            <text:p>-0.0980171403</text:p>
          </table:table-cell>
          <table:table-cell table:formula="of:=SIN(RADIANS([.F$1]*[.$A483]*360/256))" office:value-type="float" office:value="0.615231590580627">
            <text:p>0.6152315906</text:p>
          </table:table-cell>
          <table:table-cell table:formula="of:=SIN(RADIANS([.G$1]*[.$A483]*360/256))" office:value-type="float" office:value="0.989176509964781">
            <text:p>0.98917651</text:p>
          </table:table-cell>
          <table:table-cell table:formula="of:=SIN(RADIANS([.H$1]*[.$A483]*360/256))" office:value-type="float" office:value="0.817584813151584">
            <text:p>0.8175848132</text:p>
          </table:table-cell>
          <table:table-cell table:formula="of:=SIN(RADIANS([.I$1]*[.$A483]*360/256))" office:value-type="float" office:value="0.195090322016126">
            <text:p>0.195090322</text:p>
          </table:table-cell>
          <table:table-cell table:formula="of:=SIN(RADIANS([.J$1]*[.$A483]*360/256))" office:value-type="float" office:value="-0.534997619887095">
            <text:p>-0.5349976199</text:p>
          </table:table-cell>
          <table:table-cell table:formula="of:=SIN(RADIANS([.K$1]*[.$A483]*360/256))" office:value-type="float" office:value="-0.970031253194544">
            <text:p>-0.9700312532</text:p>
          </table:table-cell>
          <table:table-cell table:formula="of:=SIN(RADIANS([.L$1]*[.$A483]*360/256))" office:value-type="float" office:value="-0.870086991108711">
            <text:p>-0.8700869911</text:p>
          </table:table-cell>
          <table:table-cell table:formula="of:=SIN(RADIANS([.M$1]*[.$A483]*360/256))" office:value-type="float" office:value="-0.290284677254466">
            <text:p>-0.2902846773</text:p>
          </table:table-cell>
          <table:table-cell table:formula="of:=SIN(RADIANS([.N$1]*[.$A483]*360/256))" office:value-type="float" office:value="0.449611329654605">
            <text:p>0.4496113297</text:p>
          </table:table-cell>
          <table:table-cell table:formula="of:=SIN(RADIANS([.O$1]*[.$A483]*360/256))" office:value-type="float" office:value="0.941544065183021">
            <text:p>0.9415440652</text:p>
          </table:table-cell>
          <table:table-cell table:formula="of:=SIN(RADIANS([.P$1]*[.$A483]*360/256))" office:value-type="float" office:value="0.91420975570353">
            <text:p>0.9142097557</text:p>
          </table:table-cell>
          <table:table-cell table:formula="of:=SIN(RADIANS([.Q$1]*[.$A483]*360/256))" office:value-type="float" office:value="0.382683432365085">
            <text:p>0.3826834324</text:p>
          </table:table-cell>
          <table:table-cell table:formula="of:= [.B483]/1+ [.C483]/2+ [.D483]/3+ [.E483]/4+ [.F483]/5+ [.G483]/6+ [.H483]/7+ [.I483]/8+ [.J483]/9+ [.K483]/10+ [.L483]/11+ [.M483]/12+ [.N483]/13+ [.O483]/14+ [.P483]/15+ [.Q483]/16" office:value-type="float" office:value="-1.10978516275071">
            <text:p>-1.1097851628</text:p>
          </table:table-cell>
          <table:table-cell table:number-columns-repeated="3"/>
        </table:table-row>
        <table:table-row table:style-name="ro1">
          <table:table-cell table:style-name="ce1" office:value-type="float" office:value="226">
            <text:p>226</text:p>
          </table:table-cell>
          <table:table-cell table:formula="of:=SIN(RADIANS([.$A484]*360/256))" office:value-type="float" office:value="-0.671558954847019">
            <text:p>-0.6715589548</text:p>
          </table:table-cell>
          <table:table-cell table:formula="of:=SIN(RADIANS([.C$1]*[.$A484]*360/256))" office:value-type="float" office:value="-0.995184726672197">
            <text:p>-0.9951847267</text:p>
          </table:table-cell>
          <table:table-cell table:formula="of:=SIN(RADIANS([.D$1]*[.$A484]*360/256))" office:value-type="float" office:value="-0.803207531480644">
            <text:p>-0.8032075315</text:p>
          </table:table-cell>
          <table:table-cell table:formula="of:=SIN(RADIANS([.E$1]*[.$A484]*360/256))" office:value-type="float" office:value="-0.195090322016127">
            <text:p>-0.195090322</text:p>
          </table:table-cell>
          <table:table-cell table:formula="of:=SIN(RADIANS([.F$1]*[.$A484]*360/256))" office:value-type="float" office:value="0.514102744193223">
            <text:p>0.5141027442</text:p>
          </table:table-cell>
          <table:table-cell table:formula="of:=SIN(RADIANS([.G$1]*[.$A484]*360/256))" office:value-type="float" office:value="0.95694033573221">
            <text:p>0.9569403357</text:p>
          </table:table-cell>
          <table:table-cell table:formula="of:=SIN(RADIANS([.H$1]*[.$A484]*360/256))" office:value-type="float" office:value="0.903989293123442">
            <text:p>0.9039892931</text:p>
          </table:table-cell>
          <table:table-cell table:formula="of:=SIN(RADIANS([.I$1]*[.$A484]*360/256))" office:value-type="float" office:value="0.382683432365087">
            <text:p>0.3826834324</text:p>
          </table:table-cell>
          <table:table-cell table:formula="of:=SIN(RADIANS([.J$1]*[.$A484]*360/256))" office:value-type="float" office:value="-0.336889853392222">
            <text:p>-0.3368898534</text:p>
          </table:table-cell>
          <table:table-cell table:formula="of:=SIN(RADIANS([.K$1]*[.$A484]*360/256))" office:value-type="float" office:value="-0.881921264348356">
            <text:p>-0.8819212643</text:p>
          </table:table-cell>
          <table:table-cell table:formula="of:=SIN(RADIANS([.L$1]*[.$A484]*360/256))" office:value-type="float" office:value="-0.970031253194544">
            <text:p>-0.9700312532</text:p>
          </table:table-cell>
          <table:table-cell table:formula="of:=SIN(RADIANS([.M$1]*[.$A484]*360/256))" office:value-type="float" office:value="-0.555570233019595">
            <text:p>-0.555570233</text:p>
          </table:table-cell>
          <table:table-cell table:formula="of:=SIN(RADIANS([.N$1]*[.$A484]*360/256))" office:value-type="float" office:value="0.146730474455369">
            <text:p>0.1467304745</text:p>
          </table:table-cell>
          <table:table-cell table:formula="of:=SIN(RADIANS([.O$1]*[.$A484]*360/256))" office:value-type="float" office:value="0.773010453362741">
            <text:p>0.7730104534</text:p>
          </table:table-cell>
          <table:table-cell table:formula="of:=SIN(RADIANS([.P$1]*[.$A484]*360/256))" office:value-type="float" office:value="0.998795456205172">
            <text:p>0.9987954562</text:p>
          </table:table-cell>
          <table:table-cell table:formula="of:=SIN(RADIANS([.Q$1]*[.$A484]*360/256))" office:value-type="float" office:value="0.707106781186543">
            <text:p>0.7071067812</text:p>
          </table:table-cell>
          <table:table-cell table:formula="of:= [.B484]/1+ [.C484]/2+ [.D484]/3+ [.E484]/4+ [.F484]/5+ [.G484]/6+ [.H484]/7+ [.I484]/8+ [.J484]/9+ [.K484]/10+ [.L484]/11+ [.M484]/12+ [.N484]/13+ [.O484]/14+ [.P484]/15+ [.Q484]/16" office:value-type="float" office:value="-1.12919636272453">
            <text:p>-1.1291963627</text:p>
          </table:table-cell>
          <table:table-cell table:number-columns-repeated="3"/>
        </table:table-row>
        <table:table-row table:style-name="ro1">
          <table:table-cell table:style-name="ce1" office:value-type="float" office:value="227">
            <text:p>227</text:p>
          </table:table-cell>
          <table:table-cell table:formula="of:=SIN(RADIANS([.$A485]*360/256))" office:value-type="float" office:value="-0.653172842953777">
            <text:p>-0.653172843</text:p>
          </table:table-cell>
          <table:table-cell table:formula="of:=SIN(RADIANS([.C$1]*[.$A485]*360/256))" office:value-type="float" office:value="-0.989176509964781">
            <text:p>-0.98917651</text:p>
          </table:table-cell>
          <table:table-cell table:formula="of:=SIN(RADIANS([.D$1]*[.$A485]*360/256))" office:value-type="float" office:value="-0.844853565249706">
            <text:p>-0.8448535652</text:p>
          </table:table-cell>
          <table:table-cell table:formula="of:=SIN(RADIANS([.E$1]*[.$A485]*360/256))" office:value-type="float" office:value="-0.290284677254461">
            <text:p>-0.2902846773</text:p>
          </table:table-cell>
          <table:table-cell table:formula="of:=SIN(RADIANS([.F$1]*[.$A485]*360/256))" office:value-type="float" office:value="0.405241314004989">
            <text:p>0.405241314</text:p>
          </table:table-cell>
          <table:table-cell table:formula="of:=SIN(RADIANS([.G$1]*[.$A485]*360/256))" office:value-type="float" office:value="0.903989293123444">
            <text:p>0.9039892931</text:p>
          </table:table-cell>
          <table:table-cell table:formula="of:=SIN(RADIANS([.H$1]*[.$A485]*360/256))" office:value-type="float" office:value="0.96377606579544">
            <text:p>0.9637760658</text:p>
          </table:table-cell>
          <table:table-cell table:formula="of:=SIN(RADIANS([.I$1]*[.$A485]*360/256))" office:value-type="float" office:value="0.555570233019599">
            <text:p>0.555570233</text:p>
          </table:table-cell>
          <table:table-cell table:formula="of:=SIN(RADIANS([.J$1]*[.$A485]*360/256))" office:value-type="float" office:value="-0.122410675199217">
            <text:p>-0.1224106752</text:p>
          </table:table-cell>
          <table:table-cell table:formula="of:=SIN(RADIANS([.K$1]*[.$A485]*360/256))" office:value-type="float" office:value="-0.740951125354957">
            <text:p>-0.7409511254</text:p>
          </table:table-cell>
          <table:table-cell table:formula="of:=SIN(RADIANS([.L$1]*[.$A485]*360/256))" office:value-type="float" office:value="-0.999698818696204">
            <text:p>-0.9996988187</text:p>
          </table:table-cell>
          <table:table-cell table:formula="of:=SIN(RADIANS([.M$1]*[.$A485]*360/256))" office:value-type="float" office:value="-0.773010453362733">
            <text:p>-0.7730104534</text:p>
          </table:table-cell>
          <table:table-cell table:formula="of:=SIN(RADIANS([.N$1]*[.$A485]*360/256))" office:value-type="float" office:value="-0.170961888760299">
            <text:p>-0.1709618888</text:p>
          </table:table-cell>
          <table:table-cell table:formula="of:=SIN(RADIANS([.O$1]*[.$A485]*360/256))" office:value-type="float" office:value="0.514102744193221">
            <text:p>0.5141027442</text:p>
          </table:table-cell>
          <table:table-cell table:formula="of:=SIN(RADIANS([.P$1]*[.$A485]*360/256))" office:value-type="float" office:value="0.949528180593036">
            <text:p>0.9495281806</text:p>
          </table:table-cell>
          <table:table-cell table:formula="of:=SIN(RADIANS([.Q$1]*[.$A485]*360/256))" office:value-type="float" office:value="0.923879532511284">
            <text:p>0.9238795325</text:p>
          </table:table-cell>
          <table:table-cell table:formula="of:= [.B485]/1+ [.C485]/2+ [.D485]/3+ [.E485]/4+ [.F485]/5+ [.G485]/6+ [.H485]/7+ [.I485]/8+ [.J485]/9+ [.K485]/10+ [.L485]/11+ [.M485]/12+ [.N485]/13+ [.O485]/14+ [.P485]/15+ [.Q485]/16" office:value-type="float" office:value="-1.16148889078987">
            <text:p>-1.1614888908</text:p>
          </table:table-cell>
          <table:table-cell table:number-columns-repeated="3"/>
        </table:table-row>
        <table:table-row table:style-name="ro1">
          <table:table-cell table:style-name="ce1" office:value-type="float" office:value="228">
            <text:p>228</text:p>
          </table:table-cell>
          <table:table-cell table:formula="of:=SIN(RADIANS([.$A486]*360/256))" office:value-type="float" office:value="-0.634393284163645">
            <text:p>-0.6343932842</text:p>
          </table:table-cell>
          <table:table-cell table:formula="of:=SIN(RADIANS([.C$1]*[.$A486]*360/256))" office:value-type="float" office:value="-0.98078528040323">
            <text:p>-0.9807852804</text:p>
          </table:table-cell>
          <table:table-cell table:formula="of:=SIN(RADIANS([.D$1]*[.$A486]*360/256))" office:value-type="float" office:value="-0.881921264348355">
            <text:p>-0.8819212643</text:p>
          </table:table-cell>
          <table:table-cell table:formula="of:=SIN(RADIANS([.E$1]*[.$A486]*360/256))" office:value-type="float" office:value="-0.382683432365091">
            <text:p>-0.3826834324</text:p>
          </table:table-cell>
          <table:table-cell table:formula="of:=SIN(RADIANS([.F$1]*[.$A486]*360/256))" office:value-type="float" office:value="0.290284677254462">
            <text:p>0.2902846773</text:p>
          </table:table-cell>
          <table:table-cell table:formula="of:=SIN(RADIANS([.G$1]*[.$A486]*360/256))" office:value-type="float" office:value="0.831469612302546">
            <text:p>0.8314696123</text:p>
          </table:table-cell>
          <table:table-cell table:formula="of:=SIN(RADIANS([.H$1]*[.$A486]*360/256))" office:value-type="float" office:value="0.995184726672197">
            <text:p>0.9951847267</text:p>
          </table:table-cell>
          <table:table-cell table:formula="of:=SIN(RADIANS([.I$1]*[.$A486]*360/256))" office:value-type="float" office:value="0.707106781186549">
            <text:p>0.7071067812</text:p>
          </table:table-cell>
          <table:table-cell table:formula="of:=SIN(RADIANS([.J$1]*[.$A486]*360/256))" office:value-type="float" office:value="0.0980171403295619">
            <text:p>0.0980171403</text:p>
          </table:table-cell>
          <table:table-cell table:formula="of:=SIN(RADIANS([.K$1]*[.$A486]*360/256))" office:value-type="float" office:value="-0.555570233019602">
            <text:p>-0.555570233</text:p>
          </table:table-cell>
          <table:table-cell table:formula="of:=SIN(RADIANS([.L$1]*[.$A486]*360/256))" office:value-type="float" office:value="-0.956940335732209">
            <text:p>-0.9569403357</text:p>
          </table:table-cell>
          <table:table-cell table:formula="of:=SIN(RADIANS([.M$1]*[.$A486]*360/256))" office:value-type="float" office:value="-0.923879532511286">
            <text:p>-0.9238795325</text:p>
          </table:table-cell>
          <table:table-cell table:formula="of:=SIN(RADIANS([.N$1]*[.$A486]*360/256))" office:value-type="float" office:value="-0.471396736826">
            <text:p>-0.4713967368</text:p>
          </table:table-cell>
          <table:table-cell table:formula="of:=SIN(RADIANS([.O$1]*[.$A486]*360/256))" office:value-type="float" office:value="0.195090322016134">
            <text:p>0.195090322</text:p>
          </table:table-cell>
          <table:table-cell table:formula="of:=SIN(RADIANS([.P$1]*[.$A486]*360/256))" office:value-type="float" office:value="0.773010453362737">
            <text:p>0.7730104534</text:p>
          </table:table-cell>
          <table:table-cell table:formula="of:=SIN(RADIANS([.Q$1]*[.$A486]*360/256))" office:value-type="float" office:value="1">
            <text:p>1</text:p>
          </table:table-cell>
          <table:table-cell table:formula="of:= [.B486]/1+ [.C486]/2+ [.D486]/3+ [.E486]/4+ [.F486]/5+ [.G486]/6+ [.H486]/7+ [.I486]/8+ [.J486]/9+ [.K486]/10+ [.L486]/11+ [.M486]/12+ [.N486]/13+ [.O486]/14+ [.P486]/15+ [.Q486]/16" office:value-type="float" office:value="-1.20418073992865">
            <text:p>-1.2041807399</text:p>
          </table:table-cell>
          <table:table-cell table:number-columns-repeated="3"/>
        </table:table-row>
        <table:table-row table:style-name="ro1">
          <table:table-cell table:style-name="ce1" office:value-type="float" office:value="229">
            <text:p>229</text:p>
          </table:table-cell>
          <table:table-cell table:formula="of:=SIN(RADIANS([.$A487]*360/256))" office:value-type="float" office:value="-0.615231590580627">
            <text:p>-0.6152315906</text:p>
          </table:table-cell>
          <table:table-cell table:formula="of:=SIN(RADIANS([.C$1]*[.$A487]*360/256))" office:value-type="float" office:value="-0.970031253194544">
            <text:p>-0.9700312532</text:p>
          </table:table-cell>
          <table:table-cell table:formula="of:=SIN(RADIANS([.D$1]*[.$A487]*360/256))" office:value-type="float" office:value="-0.914209755703531">
            <text:p>-0.9142097557</text:p>
          </table:table-cell>
          <table:table-cell table:formula="of:=SIN(RADIANS([.E$1]*[.$A487]*360/256))" office:value-type="float" office:value="-0.471396736825999">
            <text:p>-0.4713967368</text:p>
          </table:table-cell>
          <table:table-cell table:formula="of:=SIN(RADIANS([.F$1]*[.$A487]*360/256))" office:value-type="float" office:value="0.170961888760303">
            <text:p>0.1709618888</text:p>
          </table:table-cell>
          <table:table-cell table:formula="of:=SIN(RADIANS([.G$1]*[.$A487]*360/256))" office:value-type="float" office:value="0.740951125354959">
            <text:p>0.7409511254</text:p>
          </table:table-cell>
          <table:table-cell table:formula="of:=SIN(RADIANS([.H$1]*[.$A487]*360/256))" office:value-type="float" office:value="0.99729045667869">
            <text:p>0.9972904567</text:p>
          </table:table-cell>
          <table:table-cell table:formula="of:=SIN(RADIANS([.I$1]*[.$A487]*360/256))" office:value-type="float" office:value="0.831469612302546">
            <text:p>0.8314696123</text:p>
          </table:table-cell>
          <table:table-cell table:formula="of:=SIN(RADIANS([.J$1]*[.$A487]*360/256))" office:value-type="float" office:value="0.313681740398888">
            <text:p>0.3136817404</text:p>
          </table:table-cell>
          <table:table-cell table:formula="of:=SIN(RADIANS([.K$1]*[.$A487]*360/256))" office:value-type="float" office:value="-0.336889853392223">
            <text:p>-0.3368898534</text:p>
          </table:table-cell>
          <table:table-cell table:formula="of:=SIN(RADIANS([.L$1]*[.$A487]*360/256))" office:value-type="float" office:value="-0.844853565249708">
            <text:p>-0.8448535652</text:p>
          </table:table-cell>
          <table:table-cell table:formula="of:=SIN(RADIANS([.M$1]*[.$A487]*360/256))" office:value-type="float" office:value="-0.995184726672197">
            <text:p>-0.9951847267</text:p>
          </table:table-cell>
          <table:table-cell table:formula="of:=SIN(RADIANS([.N$1]*[.$A487]*360/256))" office:value-type="float" office:value="-0.724247082951462">
            <text:p>-0.724247083</text:p>
          </table:table-cell>
          <table:table-cell table:formula="of:=SIN(RADIANS([.O$1]*[.$A487]*360/256))" office:value-type="float" office:value="-0.146730474455364">
            <text:p>-0.1467304745</text:p>
          </table:table-cell>
          <table:table-cell table:formula="of:=SIN(RADIANS([.P$1]*[.$A487]*360/256))" office:value-type="float" office:value="0.492898192229788">
            <text:p>0.4928981922</text:p>
          </table:table-cell>
          <table:table-cell table:formula="of:=SIN(RADIANS([.Q$1]*[.$A487]*360/256))" office:value-type="float" office:value="0.923879532511285">
            <text:p>0.9238795325</text:p>
          </table:table-cell>
          <table:table-cell table:formula="of:= [.B487]/1+ [.C487]/2+ [.D487]/3+ [.E487]/4+ [.F487]/5+ [.G487]/6+ [.H487]/7+ [.I487]/8+ [.J487]/9+ [.K487]/10+ [.L487]/11+ [.M487]/12+ [.N487]/13+ [.O487]/14+ [.P487]/15+ [.Q487]/16" office:value-type="float" office:value="-1.25290708860043">
            <text:p>-1.2529070886</text:p>
          </table:table-cell>
          <table:table-cell table:number-columns-repeated="3"/>
        </table:table-row>
        <table:table-row table:style-name="ro1">
          <table:table-cell table:style-name="ce1" office:value-type="float" office:value="230">
            <text:p>230</text:p>
          </table:table-cell>
          <table:table-cell table:formula="of:=SIN(RADIANS([.$A488]*360/256))" office:value-type="float" office:value="-0.595699304492433">
            <text:p>-0.5956993045</text:p>
          </table:table-cell>
          <table:table-cell table:formula="of:=SIN(RADIANS([.C$1]*[.$A488]*360/256))" office:value-type="float" office:value="-0.956940335732209">
            <text:p>-0.9569403357</text:p>
          </table:table-cell>
          <table:table-cell table:formula="of:=SIN(RADIANS([.D$1]*[.$A488]*360/256))" office:value-type="float" office:value="-0.941544065183021">
            <text:p>-0.9415440652</text:p>
          </table:table-cell>
          <table:table-cell table:formula="of:=SIN(RADIANS([.E$1]*[.$A488]*360/256))" office:value-type="float" office:value="-0.555570233019603">
            <text:p>-0.555570233</text:p>
          </table:table-cell>
          <table:table-cell table:formula="of:=SIN(RADIANS([.F$1]*[.$A488]*360/256))" office:value-type="float" office:value="0.0490676743274172">
            <text:p>0.0490676743</text:p>
          </table:table-cell>
          <table:table-cell table:formula="of:=SIN(RADIANS([.G$1]*[.$A488]*360/256))" office:value-type="float" office:value="0.634393284163645">
            <text:p>0.6343932842</text:p>
          </table:table-cell>
          <table:table-cell table:formula="of:=SIN(RADIANS([.H$1]*[.$A488]*360/256))" office:value-type="float" office:value="0.970031253194544">
            <text:p>0.9700312532</text:p>
          </table:table-cell>
          <table:table-cell table:formula="of:=SIN(RADIANS([.I$1]*[.$A488]*360/256))" office:value-type="float" office:value="0.923879532511287">
            <text:p>0.9238795325</text:p>
          </table:table-cell>
          <table:table-cell table:formula="of:=SIN(RADIANS([.J$1]*[.$A488]*360/256))" office:value-type="float" office:value="0.51410274419322">
            <text:p>0.5141027442</text:p>
          </table:table-cell>
          <table:table-cell table:formula="of:=SIN(RADIANS([.K$1]*[.$A488]*360/256))" office:value-type="float" office:value="-0.0980171403295589">
            <text:p>-0.0980171403</text:p>
          </table:table-cell>
          <table:table-cell table:formula="of:=SIN(RADIANS([.L$1]*[.$A488]*360/256))" office:value-type="float" office:value="-0.67155895484702">
            <text:p>-0.6715589548</text:p>
          </table:table-cell>
          <table:table-cell table:formula="of:=SIN(RADIANS([.M$1]*[.$A488]*360/256))" office:value-type="float" office:value="-0.98078528040323">
            <text:p>-0.9807852804</text:p>
          </table:table-cell>
          <table:table-cell table:formula="of:=SIN(RADIANS([.N$1]*[.$A488]*360/256))" office:value-type="float" office:value="-0.903989293123443">
            <text:p>-0.9039892931</text:p>
          </table:table-cell>
          <table:table-cell table:formula="of:=SIN(RADIANS([.O$1]*[.$A488]*360/256))" office:value-type="float" office:value="-0.471396736825994">
            <text:p>-0.4713967368</text:p>
          </table:table-cell>
          <table:table-cell table:formula="of:=SIN(RADIANS([.P$1]*[.$A488]*360/256))" office:value-type="float" office:value="0.14673047445537">
            <text:p>0.1467304745</text:p>
          </table:table-cell>
          <table:table-cell table:formula="of:=SIN(RADIANS([.Q$1]*[.$A488]*360/256))" office:value-type="float" office:value="0.707106781186546">
            <text:p>0.7071067812</text:p>
          </table:table-cell>
          <table:table-cell table:formula="of:= [.B488]/1+ [.C488]/2+ [.D488]/3+ [.E488]/4+ [.F488]/5+ [.G488]/6+ [.H488]/7+ [.I488]/8+ [.J488]/9+ [.K488]/10+ [.L488]/11+ [.M488]/12+ [.N488]/13+ [.O488]/14+ [.P488]/15+ [.Q488]/16" office:value-type="float" office:value="-1.30199820421421">
            <text:p>-1.3019982042</text:p>
          </table:table-cell>
          <table:table-cell table:number-columns-repeated="3"/>
        </table:table-row>
        <table:table-row table:style-name="ro1">
          <table:table-cell table:style-name="ce1" office:value-type="float" office:value="231">
            <text:p>231</text:p>
          </table:table-cell>
          <table:table-cell table:formula="of:=SIN(RADIANS([.$A489]*360/256))" office:value-type="float" office:value="-0.575808191417845">
            <text:p>-0.5758081914</text:p>
          </table:table-cell>
          <table:table-cell table:formula="of:=SIN(RADIANS([.C$1]*[.$A489]*360/256))" office:value-type="float" office:value="-0.941544065183021">
            <text:p>-0.9415440652</text:p>
          </table:table-cell>
          <table:table-cell table:formula="of:=SIN(RADIANS([.D$1]*[.$A489]*360/256))" office:value-type="float" office:value="-0.96377606579544">
            <text:p>-0.9637760658</text:p>
          </table:table-cell>
          <table:table-cell table:formula="of:=SIN(RADIANS([.E$1]*[.$A489]*360/256))" office:value-type="float" office:value="-0.634393284163646">
            <text:p>-0.6343932842</text:p>
          </table:table-cell>
          <table:table-cell table:formula="of:=SIN(RADIANS([.F$1]*[.$A489]*360/256))" office:value-type="float" office:value="-0.073564563599667">
            <text:p>-0.0735645636</text:p>
          </table:table-cell>
          <table:table-cell table:formula="of:=SIN(RADIANS([.G$1]*[.$A489]*360/256))" office:value-type="float" office:value="0.51410274419322">
            <text:p>0.5141027442</text:p>
          </table:table-cell>
          <table:table-cell table:formula="of:=SIN(RADIANS([.H$1]*[.$A489]*360/256))" office:value-type="float" office:value="0.91420975570353">
            <text:p>0.9142097557</text:p>
          </table:table-cell>
          <table:table-cell table:formula="of:=SIN(RADIANS([.I$1]*[.$A489]*360/256))" office:value-type="float" office:value="0.98078528040323">
            <text:p>0.9807852804</text:p>
          </table:table-cell>
          <table:table-cell table:formula="of:=SIN(RADIANS([.J$1]*[.$A489]*360/256))" office:value-type="float" office:value="0.689540544737067">
            <text:p>0.6895405447</text:p>
          </table:table-cell>
          <table:table-cell table:formula="of:=SIN(RADIANS([.K$1]*[.$A489]*360/256))" office:value-type="float" office:value="0.146730474455361">
            <text:p>0.1467304745</text:p>
          </table:table-cell>
          <table:table-cell table:formula="of:=SIN(RADIANS([.L$1]*[.$A489]*360/256))" office:value-type="float" office:value="-0.449611329654608">
            <text:p>-0.4496113297</text:p>
          </table:table-cell>
          <table:table-cell table:formula="of:=SIN(RADIANS([.M$1]*[.$A489]*360/256))" office:value-type="float" office:value="-0.881921264348353">
            <text:p>-0.8819212643</text:p>
          </table:table-cell>
          <table:table-cell table:formula="of:=SIN(RADIANS([.N$1]*[.$A489]*360/256))" office:value-type="float" office:value="-0.99247953459871">
            <text:p>-0.9924795346</text:p>
          </table:table-cell>
          <table:table-cell table:formula="of:=SIN(RADIANS([.O$1]*[.$A489]*360/256))" office:value-type="float" office:value="-0.740951125354961">
            <text:p>-0.7409511254</text:p>
          </table:table-cell>
          <table:table-cell table:formula="of:=SIN(RADIANS([.P$1]*[.$A489]*360/256))" office:value-type="float" office:value="-0.219101240156872">
            <text:p>-0.2191012402</text:p>
          </table:table-cell>
          <table:table-cell table:formula="of:=SIN(RADIANS([.Q$1]*[.$A489]*360/256))" office:value-type="float" office:value="0.382683432365088">
            <text:p>0.3826834324</text:p>
          </table:table-cell>
          <table:table-cell table:formula="of:= [.B489]/1+ [.C489]/2+ [.D489]/3+ [.E489]/4+ [.F489]/5+ [.G489]/6+ [.H489]/7+ [.I489]/8+ [.J489]/9+ [.K489]/10+ [.L489]/11+ [.M489]/12+ [.N489]/13+ [.O489]/14+ [.P489]/15+ [.Q489]/16" office:value-type="float" office:value="-1.34530402914505">
            <text:p>-1.3453040291</text:p>
          </table:table-cell>
          <table:table-cell table:number-columns-repeated="3"/>
        </table:table-row>
        <table:table-row table:style-name="ro1">
          <table:table-cell table:style-name="ce1" office:value-type="float" office:value="232">
            <text:p>232</text:p>
          </table:table-cell>
          <table:table-cell table:formula="of:=SIN(RADIANS([.$A490]*360/256))" office:value-type="float" office:value="-0.555570233019602">
            <text:p>-0.555570233</text:p>
          </table:table-cell>
          <table:table-cell table:formula="of:=SIN(RADIANS([.C$1]*[.$A490]*360/256))" office:value-type="float" office:value="-0.923879532511287">
            <text:p>-0.9238795325</text:p>
          </table:table-cell>
          <table:table-cell table:formula="of:=SIN(RADIANS([.D$1]*[.$A490]*360/256))" office:value-type="float" office:value="-0.98078528040323">
            <text:p>-0.9807852804</text:p>
          </table:table-cell>
          <table:table-cell table:formula="of:=SIN(RADIANS([.E$1]*[.$A490]*360/256))" office:value-type="float" office:value="-0.707106781186548">
            <text:p>-0.7071067812</text:p>
          </table:table-cell>
          <table:table-cell table:formula="of:=SIN(RADIANS([.F$1]*[.$A490]*360/256))" office:value-type="float" office:value="-0.195090322016127">
            <text:p>-0.195090322</text:p>
          </table:table-cell>
          <table:table-cell table:formula="of:=SIN(RADIANS([.G$1]*[.$A490]*360/256))" office:value-type="float" office:value="0.382683432365093">
            <text:p>0.3826834324</text:p>
          </table:table-cell>
          <table:table-cell table:formula="of:=SIN(RADIANS([.H$1]*[.$A490]*360/256))" office:value-type="float" office:value="0.831469612302546">
            <text:p>0.8314696123</text:p>
          </table:table-cell>
          <table:table-cell table:formula="of:=SIN(RADIANS([.I$1]*[.$A490]*360/256))" office:value-type="float" office:value="1">
            <text:p>1</text:p>
          </table:table-cell>
          <table:table-cell table:formula="of:=SIN(RADIANS([.J$1]*[.$A490]*360/256))" office:value-type="float" office:value="0.831469612302546">
            <text:p>0.8314696123</text:p>
          </table:table-cell>
          <table:table-cell table:formula="of:=SIN(RADIANS([.K$1]*[.$A490]*360/256))" office:value-type="float" office:value="0.382683432365086">
            <text:p>0.3826834324</text:p>
          </table:table-cell>
          <table:table-cell table:formula="of:=SIN(RADIANS([.L$1]*[.$A490]*360/256))" office:value-type="float" office:value="-0.19509032201613">
            <text:p>-0.195090322</text:p>
          </table:table-cell>
          <table:table-cell table:formula="of:=SIN(RADIANS([.M$1]*[.$A490]*360/256))" office:value-type="float" office:value="-0.707106781186553">
            <text:p>-0.7071067812</text:p>
          </table:table-cell>
          <table:table-cell table:formula="of:=SIN(RADIANS([.N$1]*[.$A490]*360/256))" office:value-type="float" office:value="-0.980785280403232">
            <text:p>-0.9807852804</text:p>
          </table:table-cell>
          <table:table-cell table:formula="of:=SIN(RADIANS([.O$1]*[.$A490]*360/256))" office:value-type="float" office:value="-0.923879532511285">
            <text:p>-0.9238795325</text:p>
          </table:table-cell>
          <table:table-cell table:formula="of:=SIN(RADIANS([.P$1]*[.$A490]*360/256))" office:value-type="float" office:value="-0.555570233019601">
            <text:p>-0.555570233</text:p>
          </table:table-cell>
          <table:table-cell table:formula="of:=SIN(RADIANS([.Q$1]*[.$A490]*360/256))" office:value-type="float" office:value="-1.23796127317672E-018">
            <text:p>-1.23796127317672E-018</text:p>
          </table:table-cell>
          <table:table-cell table:formula="of:= [.B490]/1+ [.C490]/2+ [.D490]/3+ [.E490]/4+ [.F490]/5+ [.G490]/6+ [.H490]/7+ [.I490]/8+ [.J490]/9+ [.K490]/10+ [.L490]/11+ [.M490]/12+ [.N490]/13+ [.O490]/14+ [.P490]/15+ [.Q490]/16" office:value-type="float" office:value="-1.37715286601671">
            <text:p>-1.377152866</text:p>
          </table:table-cell>
          <table:table-cell table:number-columns-repeated="3"/>
        </table:table-row>
        <table:table-row table:style-name="ro1">
          <table:table-cell table:style-name="ce1" office:value-type="float" office:value="233">
            <text:p>233</text:p>
          </table:table-cell>
          <table:table-cell table:formula="of:=SIN(RADIANS([.$A491]*360/256))" office:value-type="float" office:value="-0.534997619887097">
            <text:p>-0.5349976199</text:p>
          </table:table-cell>
          <table:table-cell table:formula="of:=SIN(RADIANS([.C$1]*[.$A491]*360/256))" office:value-type="float" office:value="-0.903989293123443">
            <text:p>-0.9039892931</text:p>
          </table:table-cell>
          <table:table-cell table:formula="of:=SIN(RADIANS([.D$1]*[.$A491]*360/256))" office:value-type="float" office:value="-0.99247953459871">
            <text:p>-0.9924795346</text:p>
          </table:table-cell>
          <table:table-cell table:formula="of:=SIN(RADIANS([.E$1]*[.$A491]*360/256))" office:value-type="float" office:value="-0.773010453362737">
            <text:p>-0.7730104534</text:p>
          </table:table-cell>
          <table:table-cell table:formula="of:=SIN(RADIANS([.F$1]*[.$A491]*360/256))" office:value-type="float" office:value="-0.313681740398892">
            <text:p>-0.3136817404</text:p>
          </table:table-cell>
          <table:table-cell table:formula="of:=SIN(RADIANS([.G$1]*[.$A491]*360/256))" office:value-type="float" office:value="0.242980179903266">
            <text:p>0.2429801799</text:p>
          </table:table-cell>
          <table:table-cell table:formula="of:=SIN(RADIANS([.H$1]*[.$A491]*360/256))" office:value-type="float" office:value="0.724247082951465">
            <text:p>0.724247083</text:p>
          </table:table-cell>
          <table:table-cell table:formula="of:=SIN(RADIANS([.I$1]*[.$A491]*360/256))" office:value-type="float" office:value="0.98078528040323">
            <text:p>0.9807852804</text:p>
          </table:table-cell>
          <table:table-cell table:formula="of:=SIN(RADIANS([.J$1]*[.$A491]*360/256))" office:value-type="float" office:value="0.932992798834738">
            <text:p>0.9329927988</text:p>
          </table:table-cell>
          <table:table-cell table:formula="of:=SIN(RADIANS([.K$1]*[.$A491]*360/256))" office:value-type="float" office:value="0.595699304492434">
            <text:p>0.5956993045</text:p>
          </table:table-cell>
          <table:table-cell table:formula="of:=SIN(RADIANS([.L$1]*[.$A491]*360/256))" office:value-type="float" office:value="0.0735645635996656">
            <text:p>0.0735645636</text:p>
          </table:table-cell>
          <table:table-cell table:formula="of:=SIN(RADIANS([.M$1]*[.$A491]*360/256))" office:value-type="float" office:value="-0.471396736826002">
            <text:p>-0.4713967368</text:p>
          </table:table-cell>
          <table:table-cell table:formula="of:=SIN(RADIANS([.N$1]*[.$A491]*360/256))" office:value-type="float" office:value="-0.870086991108712">
            <text:p>-0.8700869911</text:p>
          </table:table-cell>
          <table:table-cell table:formula="of:=SIN(RADIANS([.O$1]*[.$A491]*360/256))" office:value-type="float" office:value="-0.998795456205173">
            <text:p>-0.9987954562</text:p>
          </table:table-cell>
          <table:table-cell table:formula="of:=SIN(RADIANS([.P$1]*[.$A491]*360/256))" office:value-type="float" office:value="-0.81758481315158">
            <text:p>-0.8175848132</text:p>
          </table:table-cell>
          <table:table-cell table:formula="of:=SIN(RADIANS([.Q$1]*[.$A491]*360/256))" office:value-type="float" office:value="-0.382683432365088">
            <text:p>-0.3826834324</text:p>
          </table:table-cell>
          <table:table-cell table:formula="of:= [.B491]/1+ [.C491]/2+ [.D491]/3+ [.E491]/4+ [.F491]/5+ [.G491]/6+ [.H491]/7+ [.I491]/8+ [.J491]/9+ [.K491]/10+ [.L491]/11+ [.M491]/12+ [.N491]/13+ [.O491]/14+ [.P491]/15+ [.Q491]/16" office:value-type="float" office:value="-1.39330426038976">
            <text:p>-1.3933042604</text:p>
          </table:table-cell>
          <table:table-cell table:number-columns-repeated="3"/>
        </table:table-row>
        <table:table-row table:style-name="ro1">
          <table:table-cell table:style-name="ce1" office:value-type="float" office:value="234">
            <text:p>234</text:p>
          </table:table-cell>
          <table:table-cell table:formula="of:=SIN(RADIANS([.$A492]*360/256))" office:value-type="float" office:value="-0.514102744193222">
            <text:p>-0.5141027442</text:p>
          </table:table-cell>
          <table:table-cell table:formula="of:=SIN(RADIANS([.C$1]*[.$A492]*360/256))" office:value-type="float" office:value="-0.881921264348355">
            <text:p>-0.8819212643</text:p>
          </table:table-cell>
          <table:table-cell table:formula="of:=SIN(RADIANS([.D$1]*[.$A492]*360/256))" office:value-type="float" office:value="-0.998795456205172">
            <text:p>-0.9987954562</text:p>
          </table:table-cell>
          <table:table-cell table:formula="of:=SIN(RADIANS([.E$1]*[.$A492]*360/256))" office:value-type="float" office:value="-0.831469612302545">
            <text:p>-0.8314696123</text:p>
          </table:table-cell>
          <table:table-cell table:formula="of:=SIN(RADIANS([.F$1]*[.$A492]*360/256))" office:value-type="float" office:value="-0.427555093430281">
            <text:p>-0.4275550934</text:p>
          </table:table-cell>
          <table:table-cell table:formula="of:=SIN(RADIANS([.G$1]*[.$A492]*360/256))" office:value-type="float" office:value="0.0980171403295616">
            <text:p>0.0980171403</text:p>
          </table:table-cell>
          <table:table-cell table:formula="of:=SIN(RADIANS([.H$1]*[.$A492]*360/256))" office:value-type="float" office:value="0.595699304492434">
            <text:p>0.5956993045</text:p>
          </table:table-cell>
          <table:table-cell table:formula="of:=SIN(RADIANS([.I$1]*[.$A492]*360/256))" office:value-type="float" office:value="0.923879532511287">
            <text:p>0.9238795325</text:p>
          </table:table-cell>
          <table:table-cell table:formula="of:=SIN(RADIANS([.J$1]*[.$A492]*360/256))" office:value-type="float" office:value="0.989176509964781">
            <text:p>0.98917651</text:p>
          </table:table-cell>
          <table:table-cell table:formula="of:=SIN(RADIANS([.K$1]*[.$A492]*360/256))" office:value-type="float" office:value="0.773010453362736">
            <text:p>0.7730104534</text:p>
          </table:table-cell>
          <table:table-cell table:formula="of:=SIN(RADIANS([.L$1]*[.$A492]*360/256))" office:value-type="float" office:value="0.336889853392218">
            <text:p>0.3368898534</text:p>
          </table:table-cell>
          <table:table-cell table:formula="of:=SIN(RADIANS([.M$1]*[.$A492]*360/256))" office:value-type="float" office:value="-0.19509032201613">
            <text:p>-0.195090322</text:p>
          </table:table-cell>
          <table:table-cell table:formula="of:=SIN(RADIANS([.N$1]*[.$A492]*360/256))" office:value-type="float" office:value="-0.671558954847015">
            <text:p>-0.6715589548</text:p>
          </table:table-cell>
          <table:table-cell table:formula="of:=SIN(RADIANS([.O$1]*[.$A492]*360/256))" office:value-type="float" office:value="-0.95694033573221">
            <text:p>-0.9569403357</text:p>
          </table:table-cell>
          <table:table-cell table:formula="of:=SIN(RADIANS([.P$1]*[.$A492]*360/256))" office:value-type="float" office:value="-0.970031253194545">
            <text:p>-0.9700312532</text:p>
          </table:table-cell>
          <table:table-cell table:formula="of:=SIN(RADIANS([.Q$1]*[.$A492]*360/256))" office:value-type="float" office:value="-0.707106781186546">
            <text:p>-0.7071067812</text:p>
          </table:table-cell>
          <table:table-cell table:formula="of:= [.B492]/1+ [.C492]/2+ [.D492]/3+ [.E492]/4+ [.F492]/5+ [.G492]/6+ [.H492]/7+ [.I492]/8+ [.J492]/9+ [.K492]/10+ [.L492]/11+ [.M492]/12+ [.N492]/13+ [.O492]/14+ [.P492]/15+ [.Q492]/16" office:value-type="float" office:value="-1.39174840098929">
            <text:p>-1.391748401</text:p>
          </table:table-cell>
          <table:table-cell table:number-columns-repeated="3"/>
        </table:table-row>
        <table:table-row table:style-name="ro1">
          <table:table-cell table:style-name="ce1" office:value-type="float" office:value="235">
            <text:p>235</text:p>
          </table:table-cell>
          <table:table-cell table:formula="of:=SIN(RADIANS([.$A493]*360/256))" office:value-type="float" office:value="-0.492898192229784">
            <text:p>-0.4928981922</text:p>
          </table:table-cell>
          <table:table-cell table:formula="of:=SIN(RADIANS([.C$1]*[.$A493]*360/256))" office:value-type="float" office:value="-0.857728610000272">
            <text:p>-0.85772861</text:p>
          </table:table-cell>
          <table:table-cell table:formula="of:=SIN(RADIANS([.D$1]*[.$A493]*360/256))" office:value-type="float" office:value="-0.999698818696204">
            <text:p>-0.9996988187</text:p>
          </table:table-cell>
          <table:table-cell table:formula="of:=SIN(RADIANS([.E$1]*[.$A493]*360/256))" office:value-type="float" office:value="-0.881921264348355">
            <text:p>-0.8819212643</text:p>
          </table:table-cell>
          <table:table-cell table:formula="of:=SIN(RADIANS([.F$1]*[.$A493]*360/256))" office:value-type="float" office:value="-0.534997619887095">
            <text:p>-0.5349976199</text:p>
          </table:table-cell>
          <table:table-cell table:formula="of:=SIN(RADIANS([.G$1]*[.$A493]*360/256))" office:value-type="float" office:value="-0.0490676743274183">
            <text:p>-0.0490676743</text:p>
          </table:table-cell>
          <table:table-cell table:formula="of:=SIN(RADIANS([.H$1]*[.$A493]*360/256))" office:value-type="float" office:value="0.449611329654604">
            <text:p>0.4496113297</text:p>
          </table:table-cell>
          <table:table-cell table:formula="of:=SIN(RADIANS([.I$1]*[.$A493]*360/256))" office:value-type="float" office:value="0.831469612302546">
            <text:p>0.8314696123</text:p>
          </table:table-cell>
          <table:table-cell table:formula="of:=SIN(RADIANS([.J$1]*[.$A493]*360/256))" office:value-type="float" office:value="0.99729045667869">
            <text:p>0.9972904567</text:p>
          </table:table-cell>
          <table:table-cell table:formula="of:=SIN(RADIANS([.K$1]*[.$A493]*360/256))" office:value-type="float" office:value="0.903989293123441">
            <text:p>0.9039892931</text:p>
          </table:table-cell>
          <table:table-cell table:formula="of:=SIN(RADIANS([.L$1]*[.$A493]*360/256))" office:value-type="float" office:value="0.575808191417844">
            <text:p>0.5758081914</text:p>
          </table:table-cell>
          <table:table-cell table:formula="of:=SIN(RADIANS([.M$1]*[.$A493]*360/256))" office:value-type="float" office:value="0.0980171403295611">
            <text:p>0.0980171403</text:p>
          </table:table-cell>
          <table:table-cell table:formula="of:=SIN(RADIANS([.N$1]*[.$A493]*360/256))" office:value-type="float" office:value="-0.405241314004994">
            <text:p>-0.405241314</text:p>
          </table:table-cell>
          <table:table-cell table:formula="of:=SIN(RADIANS([.O$1]*[.$A493]*360/256))" office:value-type="float" office:value="-0.803207531480642">
            <text:p>-0.8032075315</text:p>
          </table:table-cell>
          <table:table-cell table:formula="of:=SIN(RADIANS([.P$1]*[.$A493]*360/256))" office:value-type="float" office:value="-0.99247953459871">
            <text:p>-0.9924795346</text:p>
          </table:table-cell>
          <table:table-cell table:formula="of:=SIN(RADIANS([.Q$1]*[.$A493]*360/256))" office:value-type="float" office:value="-0.923879532511285">
            <text:p>-0.9238795325</text:p>
          </table:table-cell>
          <table:table-cell table:formula="of:= [.B493]/1+ [.C493]/2+ [.D493]/3+ [.E493]/4+ [.F493]/5+ [.G493]/6+ [.H493]/7+ [.I493]/8+ [.J493]/9+ [.K493]/10+ [.L493]/11+ [.M493]/12+ [.N493]/13+ [.O493]/14+ [.P493]/15+ [.Q493]/16" office:value-type="float" office:value="-1.37321820518338">
            <text:p>-1.3732182052</text:p>
          </table:table-cell>
          <table:table-cell table:number-columns-repeated="3"/>
        </table:table-row>
        <table:table-row table:style-name="ro1">
          <table:table-cell table:style-name="ce1" office:value-type="float" office:value="236">
            <text:p>236</text:p>
          </table:table-cell>
          <table:table-cell table:formula="of:=SIN(RADIANS([.$A494]*360/256))" office:value-type="float" office:value="-0.471396736825998">
            <text:p>-0.4713967368</text:p>
          </table:table-cell>
          <table:table-cell table:formula="of:=SIN(RADIANS([.C$1]*[.$A494]*360/256))" office:value-type="float" office:value="-0.831469612302545">
            <text:p>-0.8314696123</text:p>
          </table:table-cell>
          <table:table-cell table:formula="of:=SIN(RADIANS([.D$1]*[.$A494]*360/256))" office:value-type="float" office:value="-0.995184726672197">
            <text:p>-0.9951847267</text:p>
          </table:table-cell>
          <table:table-cell table:formula="of:=SIN(RADIANS([.E$1]*[.$A494]*360/256))" office:value-type="float" office:value="-0.923879532511286">
            <text:p>-0.9238795325</text:p>
          </table:table-cell>
          <table:table-cell table:formula="of:=SIN(RADIANS([.F$1]*[.$A494]*360/256))" office:value-type="float" office:value="-0.634393284163646">
            <text:p>-0.6343932842</text:p>
          </table:table-cell>
          <table:table-cell table:formula="of:=SIN(RADIANS([.G$1]*[.$A494]*360/256))" office:value-type="float" office:value="-0.19509032201613">
            <text:p>-0.195090322</text:p>
          </table:table-cell>
          <table:table-cell table:formula="of:=SIN(RADIANS([.H$1]*[.$A494]*360/256))" office:value-type="float" office:value="0.290284677254463">
            <text:p>0.2902846773</text:p>
          </table:table-cell>
          <table:table-cell table:formula="of:=SIN(RADIANS([.I$1]*[.$A494]*360/256))" office:value-type="float" office:value="0.707106781186549">
            <text:p>0.7071067812</text:p>
          </table:table-cell>
          <table:table-cell table:formula="of:=SIN(RADIANS([.J$1]*[.$A494]*360/256))" office:value-type="float" office:value="0.956940335732208">
            <text:p>0.9569403357</text:p>
          </table:table-cell>
          <table:table-cell table:formula="of:=SIN(RADIANS([.K$1]*[.$A494]*360/256))" office:value-type="float" office:value="0.98078528040323">
            <text:p>0.9807852804</text:p>
          </table:table-cell>
          <table:table-cell table:formula="of:=SIN(RADIANS([.L$1]*[.$A494]*360/256))" office:value-type="float" office:value="0.773010453362736">
            <text:p>0.7730104534</text:p>
          </table:table-cell>
          <table:table-cell table:formula="of:=SIN(RADIANS([.M$1]*[.$A494]*360/256))" office:value-type="float" office:value="0.382683432365093">
            <text:p>0.3826834324</text:p>
          </table:table-cell>
          <table:table-cell table:formula="of:=SIN(RADIANS([.N$1]*[.$A494]*360/256))" office:value-type="float" office:value="-0.0980171403295597">
            <text:p>-0.0980171403</text:p>
          </table:table-cell>
          <table:table-cell table:formula="of:=SIN(RADIANS([.O$1]*[.$A494]*360/256))" office:value-type="float" office:value="-0.555570233019603">
            <text:p>-0.555570233</text:p>
          </table:table-cell>
          <table:table-cell table:formula="of:=SIN(RADIANS([.P$1]*[.$A494]*360/256))" office:value-type="float" office:value="-0.881921264348357">
            <text:p>-0.8819212643</text:p>
          </table:table-cell>
          <table:table-cell table:formula="of:=SIN(RADIANS([.Q$1]*[.$A494]*360/256))" office:value-type="float" office:value="-1">
            <text:p>-1</text:p>
          </table:table-cell>
          <table:table-cell table:formula="of:= [.B494]/1+ [.C494]/2+ [.D494]/3+ [.E494]/4+ [.F494]/5+ [.G494]/6+ [.H494]/7+ [.I494]/8+ [.J494]/9+ [.K494]/10+ [.L494]/11+ [.M494]/12+ [.N494]/13+ [.O494]/14+ [.P494]/15+ [.Q494]/16" office:value-type="float" office:value="-1.34131471501046">
            <text:p>-1.341314715</text:p>
          </table:table-cell>
          <table:table-cell table:number-columns-repeated="3"/>
        </table:table-row>
        <table:table-row table:style-name="ro1">
          <table:table-cell table:style-name="ce1" office:value-type="float" office:value="237">
            <text:p>237</text:p>
          </table:table-cell>
          <table:table-cell table:formula="of:=SIN(RADIANS([.$A495]*360/256))" office:value-type="float" office:value="-0.449611329654607">
            <text:p>-0.4496113297</text:p>
          </table:table-cell>
          <table:table-cell table:formula="of:=SIN(RADIANS([.C$1]*[.$A495]*360/256))" office:value-type="float" office:value="-0.803207531480645">
            <text:p>-0.8032075315</text:p>
          </table:table-cell>
          <table:table-cell table:formula="of:=SIN(RADIANS([.D$1]*[.$A495]*360/256))" office:value-type="float" office:value="-0.985277642388941">
            <text:p>-0.9852776424</text:p>
          </table:table-cell>
          <table:table-cell table:formula="of:=SIN(RADIANS([.E$1]*[.$A495]*360/256))" office:value-type="float" office:value="-0.956940335732208">
            <text:p>-0.9569403357</text:p>
          </table:table-cell>
          <table:table-cell table:formula="of:=SIN(RADIANS([.F$1]*[.$A495]*360/256))" office:value-type="float" office:value="-0.724247082951466">
            <text:p>-0.724247083</text:p>
          </table:table-cell>
          <table:table-cell table:formula="of:=SIN(RADIANS([.G$1]*[.$A495]*360/256))" office:value-type="float" office:value="-0.336889853392223">
            <text:p>-0.3368898534</text:p>
          </table:table-cell>
          <table:table-cell table:formula="of:=SIN(RADIANS([.H$1]*[.$A495]*360/256))" office:value-type="float" office:value="0.12241067519922">
            <text:p>0.1224106752</text:p>
          </table:table-cell>
          <table:table-cell table:formula="of:=SIN(RADIANS([.I$1]*[.$A495]*360/256))" office:value-type="float" office:value="0.555570233019605">
            <text:p>0.555570233</text:p>
          </table:table-cell>
          <table:table-cell table:formula="of:=SIN(RADIANS([.J$1]*[.$A495]*360/256))" office:value-type="float" office:value="0.870086991108713">
            <text:p>0.8700869911</text:p>
          </table:table-cell>
          <table:table-cell table:formula="of:=SIN(RADIANS([.K$1]*[.$A495]*360/256))" office:value-type="float" office:value="0.998795456205172">
            <text:p>0.9987954562</text:p>
          </table:table-cell>
          <table:table-cell table:formula="of:=SIN(RADIANS([.L$1]*[.$A495]*360/256))" office:value-type="float" office:value="0.91420975570353">
            <text:p>0.9142097557</text:p>
          </table:table-cell>
          <table:table-cell table:formula="of:=SIN(RADIANS([.M$1]*[.$A495]*360/256))" office:value-type="float" office:value="0.63439328416365">
            <text:p>0.6343932842</text:p>
          </table:table-cell>
          <table:table-cell table:formula="of:=SIN(RADIANS([.N$1]*[.$A495]*360/256))" office:value-type="float" office:value="0.219101240156862">
            <text:p>0.2191012402</text:p>
          </table:table-cell>
          <table:table-cell table:formula="of:=SIN(RADIANS([.O$1]*[.$A495]*360/256))" office:value-type="float" office:value="-0.242980179903271">
            <text:p>-0.2429801799</text:p>
          </table:table-cell>
          <table:table-cell table:formula="of:=SIN(RADIANS([.P$1]*[.$A495]*360/256))" office:value-type="float" office:value="-0.653172842953782">
            <text:p>-0.653172843</text:p>
          </table:table-cell>
          <table:table-cell table:formula="of:=SIN(RADIANS([.Q$1]*[.$A495]*360/256))" office:value-type="float" office:value="-0.923879532511289">
            <text:p>-0.9238795325</text:p>
          </table:table-cell>
          <table:table-cell table:formula="of:= [.B495]/1+ [.C495]/2+ [.D495]/3+ [.E495]/4+ [.F495]/5+ [.G495]/6+ [.H495]/7+ [.I495]/8+ [.J495]/9+ [.K495]/10+ [.L495]/11+ [.M495]/12+ [.N495]/13+ [.O495]/14+ [.P495]/15+ [.Q495]/16" office:value-type="float" office:value="-1.30219741696516">
            <text:p>-1.302197417</text:p>
          </table:table-cell>
          <table:table-cell table:number-columns-repeated="3"/>
        </table:table-row>
        <table:table-row table:style-name="ro1">
          <table:table-cell table:style-name="ce1" office:value-type="float" office:value="238">
            <text:p>238</text:p>
          </table:table-cell>
          <table:table-cell table:formula="of:=SIN(RADIANS([.$A496]*360/256))" office:value-type="float" office:value="-0.427555093430283">
            <text:p>-0.4275550934</text:p>
          </table:table-cell>
          <table:table-cell table:formula="of:=SIN(RADIANS([.C$1]*[.$A496]*360/256))" office:value-type="float" office:value="-0.773010453362738">
            <text:p>-0.7730104534</text:p>
          </table:table-cell>
          <table:table-cell table:formula="of:=SIN(RADIANS([.D$1]*[.$A496]*360/256))" office:value-type="float" office:value="-0.970031253194544">
            <text:p>-0.9700312532</text:p>
          </table:table-cell>
          <table:table-cell table:formula="of:=SIN(RADIANS([.E$1]*[.$A496]*360/256))" office:value-type="float" office:value="-0.98078528040323">
            <text:p>-0.9807852804</text:p>
          </table:table-cell>
          <table:table-cell table:formula="of:=SIN(RADIANS([.F$1]*[.$A496]*360/256))" office:value-type="float" office:value="-0.803207531480645">
            <text:p>-0.8032075315</text:p>
          </table:table-cell>
          <table:table-cell table:formula="of:=SIN(RADIANS([.G$1]*[.$A496]*360/256))" office:value-type="float" office:value="-0.471396736825995">
            <text:p>-0.4713967368</text:p>
          </table:table-cell>
          <table:table-cell table:formula="of:=SIN(RADIANS([.H$1]*[.$A496]*360/256))" office:value-type="float" office:value="-0.049067674327418">
            <text:p>-0.0490676743</text:p>
          </table:table-cell>
          <table:table-cell table:formula="of:=SIN(RADIANS([.I$1]*[.$A496]*360/256))" office:value-type="float" office:value="0.382683432365093">
            <text:p>0.3826834324</text:p>
          </table:table-cell>
          <table:table-cell table:formula="of:=SIN(RADIANS([.J$1]*[.$A496]*360/256))" office:value-type="float" office:value="0.74095112535496">
            <text:p>0.7409511254</text:p>
          </table:table-cell>
          <table:table-cell table:formula="of:=SIN(RADIANS([.K$1]*[.$A496]*360/256))" office:value-type="float" office:value="0.956940335732208">
            <text:p>0.9569403357</text:p>
          </table:table-cell>
          <table:table-cell table:formula="of:=SIN(RADIANS([.L$1]*[.$A496]*360/256))" office:value-type="float" office:value="0.989176509964782">
            <text:p>0.98917651</text:p>
          </table:table-cell>
          <table:table-cell table:formula="of:=SIN(RADIANS([.M$1]*[.$A496]*360/256))" office:value-type="float" office:value="0.831469612302542">
            <text:p>0.8314696123</text:p>
          </table:table-cell>
          <table:table-cell table:formula="of:=SIN(RADIANS([.N$1]*[.$A496]*360/256))" office:value-type="float" office:value="0.514102744193219">
            <text:p>0.5141027442</text:p>
          </table:table-cell>
          <table:table-cell table:formula="of:=SIN(RADIANS([.O$1]*[.$A496]*360/256))" office:value-type="float" office:value="0.0980171403295606">
            <text:p>0.0980171403</text:p>
          </table:table-cell>
          <table:table-cell table:formula="of:=SIN(RADIANS([.P$1]*[.$A496]*360/256))" office:value-type="float" office:value="-0.336889853392217">
            <text:p>-0.3368898534</text:p>
          </table:table-cell>
          <table:table-cell table:formula="of:=SIN(RADIANS([.Q$1]*[.$A496]*360/256))" office:value-type="float" office:value="-0.707106781186553">
            <text:p>-0.7071067812</text:p>
          </table:table-cell>
          <table:table-cell table:formula="of:= [.B496]/1+ [.C496]/2+ [.D496]/3+ [.E496]/4+ [.F496]/5+ [.G496]/6+ [.H496]/7+ [.I496]/8+ [.J496]/9+ [.K496]/10+ [.L496]/11+ [.M496]/12+ [.N496]/13+ [.O496]/14+ [.P496]/15+ [.Q496]/16" office:value-type="float" office:value="-1.26385195921113">
            <text:p>-1.2638519592</text:p>
          </table:table-cell>
          <table:table-cell table:number-columns-repeated="3"/>
        </table:table-row>
        <table:table-row table:style-name="ro1">
          <table:table-cell table:style-name="ce1" office:value-type="float" office:value="239">
            <text:p>239</text:p>
          </table:table-cell>
          <table:table-cell table:formula="of:=SIN(RADIANS([.$A497]*360/256))" office:value-type="float" office:value="-0.40524131400499">
            <text:p>-0.405241314</text:p>
          </table:table-cell>
          <table:table-cell table:formula="of:=SIN(RADIANS([.C$1]*[.$A497]*360/256))" office:value-type="float" office:value="-0.740951125354959">
            <text:p>-0.7409511254</text:p>
          </table:table-cell>
          <table:table-cell table:formula="of:=SIN(RADIANS([.D$1]*[.$A497]*360/256))" office:value-type="float" office:value="-0.949528180593037">
            <text:p>-0.9495281806</text:p>
          </table:table-cell>
          <table:table-cell table:formula="of:=SIN(RADIANS([.E$1]*[.$A497]*360/256))" office:value-type="float" office:value="-0.995184726672197">
            <text:p>-0.9951847267</text:p>
          </table:table-cell>
          <table:table-cell table:formula="of:=SIN(RADIANS([.F$1]*[.$A497]*360/256))" office:value-type="float" office:value="-0.870086991108711">
            <text:p>-0.8700869911</text:p>
          </table:table-cell>
          <table:table-cell table:formula="of:=SIN(RADIANS([.G$1]*[.$A497]*360/256))" office:value-type="float" office:value="-0.595699304492432">
            <text:p>-0.5956993045</text:p>
          </table:table-cell>
          <table:table-cell table:formula="of:=SIN(RADIANS([.H$1]*[.$A497]*360/256))" office:value-type="float" office:value="-0.219101240156867">
            <text:p>-0.2191012402</text:p>
          </table:table-cell>
          <table:table-cell table:formula="of:=SIN(RADIANS([.I$1]*[.$A497]*360/256))" office:value-type="float" office:value="0.195090322016126">
            <text:p>0.195090322</text:p>
          </table:table-cell>
          <table:table-cell table:formula="of:=SIN(RADIANS([.J$1]*[.$A497]*360/256))" office:value-type="float" office:value="0.575808191417845">
            <text:p>0.5758081914</text:p>
          </table:table-cell>
          <table:table-cell table:formula="of:=SIN(RADIANS([.K$1]*[.$A497]*360/256))" office:value-type="float" office:value="0.857728610000272">
            <text:p>0.85772861</text:p>
          </table:table-cell>
          <table:table-cell table:formula="of:=SIN(RADIANS([.L$1]*[.$A497]*360/256))" office:value-type="float" office:value="0.992479534598709">
            <text:p>0.9924795346</text:p>
          </table:table-cell>
          <table:table-cell table:formula="of:=SIN(RADIANS([.M$1]*[.$A497]*360/256))" office:value-type="float" office:value="0.956940335732208">
            <text:p>0.9569403357</text:p>
          </table:table-cell>
          <table:table-cell table:formula="of:=SIN(RADIANS([.N$1]*[.$A497]*360/256))" office:value-type="float" office:value="0.757208846506486">
            <text:p>0.7572088465</text:p>
          </table:table-cell>
          <table:table-cell table:formula="of:=SIN(RADIANS([.O$1]*[.$A497]*360/256))" office:value-type="float" office:value="0.427555093430276">
            <text:p>0.4275550934</text:p>
          </table:table-cell>
          <table:table-cell table:formula="of:=SIN(RADIANS([.P$1]*[.$A497]*360/256))" office:value-type="float" office:value="0.0245412285229114">
            <text:p>0.0245412285</text:p>
          </table:table-cell>
          <table:table-cell table:formula="of:=SIN(RADIANS([.Q$1]*[.$A497]*360/256))" office:value-type="float" office:value="-0.382683432365085">
            <text:p>-0.3826834324</text:p>
          </table:table-cell>
          <table:table-cell table:formula="of:= [.B497]/1+ [.C497]/2+ [.D497]/3+ [.E497]/4+ [.F497]/5+ [.G497]/6+ [.H497]/7+ [.I497]/8+ [.J497]/9+ [.K497]/10+ [.L497]/11+ [.M497]/12+ [.N497]/13+ [.O497]/14+ [.P497]/15+ [.Q497]/16" office:value-type="float" office:value="-1.23501011402656">
            <text:p>-1.235010114</text:p>
          </table:table-cell>
          <table:table-cell table:number-columns-repeated="3"/>
        </table:table-row>
        <table:table-row table:style-name="ro1">
          <table:table-cell table:style-name="ce1" office:value-type="float" office:value="240">
            <text:p>240</text:p>
          </table:table-cell>
          <table:table-cell table:formula="of:=SIN(RADIANS([.$A498]*360/256))" office:value-type="float" office:value="-0.38268343236509">
            <text:p>-0.3826834324</text:p>
          </table:table-cell>
          <table:table-cell table:formula="of:=SIN(RADIANS([.C$1]*[.$A498]*360/256))" office:value-type="float" office:value="-0.707106781186547">
            <text:p>-0.7071067812</text:p>
          </table:table-cell>
          <table:table-cell table:formula="of:=SIN(RADIANS([.D$1]*[.$A498]*360/256))" office:value-type="float" office:value="-0.923879532511287">
            <text:p>-0.9238795325</text:p>
          </table:table-cell>
          <table:table-cell table:formula="of:=SIN(RADIANS([.E$1]*[.$A498]*360/256))" office:value-type="float" office:value="-1">
            <text:p>-1</text:p>
          </table:table-cell>
          <table:table-cell table:formula="of:=SIN(RADIANS([.F$1]*[.$A498]*360/256))" office:value-type="float" office:value="-0.923879532511286">
            <text:p>-0.9238795325</text:p>
          </table:table-cell>
          <table:table-cell table:formula="of:=SIN(RADIANS([.G$1]*[.$A498]*360/256))" office:value-type="float" office:value="-0.707106781186547">
            <text:p>-0.7071067812</text:p>
          </table:table-cell>
          <table:table-cell table:formula="of:=SIN(RADIANS([.H$1]*[.$A498]*360/256))" office:value-type="float" office:value="-0.38268343236509">
            <text:p>-0.3826834324</text:p>
          </table:table-cell>
          <table:table-cell table:formula="of:=SIN(RADIANS([.I$1]*[.$A498]*360/256))" office:value-type="float" office:value="-1.71574348007947E-015">
            <text:p>-1.71574348007947E-015</text:p>
          </table:table-cell>
          <table:table-cell table:formula="of:=SIN(RADIANS([.J$1]*[.$A498]*360/256))" office:value-type="float" office:value="0.382683432365094">
            <text:p>0.3826834324</text:p>
          </table:table-cell>
          <table:table-cell table:formula="of:=SIN(RADIANS([.K$1]*[.$A498]*360/256))" office:value-type="float" office:value="0.70710678118655">
            <text:p>0.7071067812</text:p>
          </table:table-cell>
          <table:table-cell table:formula="of:=SIN(RADIANS([.L$1]*[.$A498]*360/256))" office:value-type="float" office:value="0.923879532511285">
            <text:p>0.9238795325</text:p>
          </table:table-cell>
          <table:table-cell table:formula="of:=SIN(RADIANS([.M$1]*[.$A498]*360/256))" office:value-type="float" office:value="1">
            <text:p>1</text:p>
          </table:table-cell>
          <table:table-cell table:formula="of:=SIN(RADIANS([.N$1]*[.$A498]*360/256))" office:value-type="float" office:value="0.923879532511284">
            <text:p>0.9238795325</text:p>
          </table:table-cell>
          <table:table-cell table:formula="of:=SIN(RADIANS([.O$1]*[.$A498]*360/256))" office:value-type="float" office:value="0.707106781186548">
            <text:p>0.7071067812</text:p>
          </table:table-cell>
          <table:table-cell table:formula="of:=SIN(RADIANS([.P$1]*[.$A498]*360/256))" office:value-type="float" office:value="0.382683432365085">
            <text:p>0.3826834324</text:p>
          </table:table-cell>
          <table:table-cell table:formula="of:=SIN(RADIANS([.Q$1]*[.$A498]*360/256))" office:value-type="float" office:value="3.43148696015894E-015">
            <text:p>3.43148696015894E-015</text:p>
          </table:table-cell>
          <table:table-cell table:formula="of:= [.B498]/1+ [.C498]/2+ [.D498]/3+ [.E498]/4+ [.F498]/5+ [.G498]/6+ [.H498]/7+ [.I498]/8+ [.J498]/9+ [.K498]/10+ [.L498]/11+ [.M498]/12+ [.N498]/13+ [.O498]/14+ [.P498]/15+ [.Q498]/16" office:value-type="float" office:value="-1.22385181196027">
            <text:p>-1.223851812</text:p>
          </table:table-cell>
          <table:table-cell table:number-columns-repeated="3"/>
        </table:table-row>
        <table:table-row table:style-name="ro1">
          <table:table-cell table:style-name="ce1" office:value-type="float" office:value="241">
            <text:p>241</text:p>
          </table:table-cell>
          <table:table-cell table:formula="of:=SIN(RADIANS([.$A499]*360/256))" office:value-type="float" office:value="-0.359895036534988">
            <text:p>-0.3598950365</text:p>
          </table:table-cell>
          <table:table-cell table:formula="of:=SIN(RADIANS([.C$1]*[.$A499]*360/256))" office:value-type="float" office:value="-0.671558954847018">
            <text:p>-0.6715589548</text:p>
          </table:table-cell>
          <table:table-cell table:formula="of:=SIN(RADIANS([.D$1]*[.$A499]*360/256))" office:value-type="float" office:value="-0.893224301195515">
            <text:p>-0.8932243012</text:p>
          </table:table-cell>
          <table:table-cell table:formula="of:=SIN(RADIANS([.E$1]*[.$A499]*360/256))" office:value-type="float" office:value="-0.995184726672197">
            <text:p>-0.9951847267</text:p>
          </table:table-cell>
          <table:table-cell table:formula="of:=SIN(RADIANS([.F$1]*[.$A499]*360/256))" office:value-type="float" office:value="-0.96377606579544">
            <text:p>-0.9637760658</text:p>
          </table:table-cell>
          <table:table-cell table:formula="of:=SIN(RADIANS([.G$1]*[.$A499]*360/256))" office:value-type="float" office:value="-0.803207531480645">
            <text:p>-0.8032075315</text:p>
          </table:table-cell>
          <table:table-cell table:formula="of:=SIN(RADIANS([.H$1]*[.$A499]*360/256))" office:value-type="float" office:value="-0.534997619887095">
            <text:p>-0.5349976199</text:p>
          </table:table-cell>
          <table:table-cell table:formula="of:=SIN(RADIANS([.I$1]*[.$A499]*360/256))" office:value-type="float" office:value="-0.195090322016129">
            <text:p>-0.195090322</text:p>
          </table:table-cell>
          <table:table-cell table:formula="of:=SIN(RADIANS([.J$1]*[.$A499]*360/256))" office:value-type="float" office:value="0.170961888760304">
            <text:p>0.1709618888</text:p>
          </table:table-cell>
          <table:table-cell table:formula="of:=SIN(RADIANS([.K$1]*[.$A499]*360/256))" office:value-type="float" office:value="0.514102744193221">
            <text:p>0.5141027442</text:p>
          </table:table-cell>
          <table:table-cell table:formula="of:=SIN(RADIANS([.L$1]*[.$A499]*360/256))" office:value-type="float" office:value="0.788346427626603">
            <text:p>0.7883464276</text:p>
          </table:table-cell>
          <table:table-cell table:formula="of:=SIN(RADIANS([.M$1]*[.$A499]*360/256))" office:value-type="float" office:value="0.956940335732208">
            <text:p>0.9569403357</text:p>
          </table:table-cell>
          <table:table-cell table:formula="of:=SIN(RADIANS([.N$1]*[.$A499]*360/256))" office:value-type="float" office:value="0.99729045667869">
            <text:p>0.9972904567</text:p>
          </table:table-cell>
          <table:table-cell table:formula="of:=SIN(RADIANS([.O$1]*[.$A499]*360/256))" office:value-type="float" office:value="0.903989293123441">
            <text:p>0.9039892931</text:p>
          </table:table-cell>
          <table:table-cell table:formula="of:=SIN(RADIANS([.P$1]*[.$A499]*360/256))" office:value-type="float" office:value="0.689540544737071">
            <text:p>0.6895405447</text:p>
          </table:table-cell>
          <table:table-cell table:formula="of:=SIN(RADIANS([.Q$1]*[.$A499]*360/256))" office:value-type="float" office:value="0.382683432365092">
            <text:p>0.3826834324</text:p>
          </table:table-cell>
          <table:table-cell table:formula="of:= [.B499]/1+ [.C499]/2+ [.D499]/3+ [.E499]/4+ [.F499]/5+ [.G499]/6+ [.H499]/7+ [.I499]/8+ [.J499]/9+ [.K499]/10+ [.L499]/11+ [.M499]/12+ [.N499]/13+ [.O499]/14+ [.P499]/15+ [.Q499]/16" office:value-type="float" office:value="-1.23665846274336">
            <text:p>-1.2366584627</text:p>
          </table:table-cell>
          <table:table-cell table:number-columns-repeated="3"/>
        </table:table-row>
        <table:table-row table:style-name="ro1">
          <table:table-cell table:style-name="ce1" office:value-type="float" office:value="242">
            <text:p>242</text:p>
          </table:table-cell>
          <table:table-cell table:formula="of:=SIN(RADIANS([.$A500]*360/256))" office:value-type="float" office:value="-0.33688985339222">
            <text:p>-0.3368898534</text:p>
          </table:table-cell>
          <table:table-cell table:formula="of:=SIN(RADIANS([.C$1]*[.$A500]*360/256))" office:value-type="float" office:value="-0.634393284163645">
            <text:p>-0.6343932842</text:p>
          </table:table-cell>
          <table:table-cell table:formula="of:=SIN(RADIANS([.D$1]*[.$A500]*360/256))" office:value-type="float" office:value="-0.857728610000271">
            <text:p>-0.85772861</text:p>
          </table:table-cell>
          <table:table-cell table:formula="of:=SIN(RADIANS([.E$1]*[.$A500]*360/256))" office:value-type="float" office:value="-0.98078528040323">
            <text:p>-0.9807852804</text:p>
          </table:table-cell>
          <table:table-cell table:formula="of:=SIN(RADIANS([.F$1]*[.$A500]*360/256))" office:value-type="float" office:value="-0.989176509964781">
            <text:p>-0.98917651</text:p>
          </table:table-cell>
          <table:table-cell table:formula="of:=SIN(RADIANS([.G$1]*[.$A500]*360/256))" office:value-type="float" office:value="-0.881921264348356">
            <text:p>-0.8819212643</text:p>
          </table:table-cell>
          <table:table-cell table:formula="of:=SIN(RADIANS([.H$1]*[.$A500]*360/256))" office:value-type="float" office:value="-0.671558954847019">
            <text:p>-0.6715589548</text:p>
          </table:table-cell>
          <table:table-cell table:formula="of:=SIN(RADIANS([.I$1]*[.$A500]*360/256))" office:value-type="float" office:value="-0.38268343236509">
            <text:p>-0.3826834324</text:p>
          </table:table-cell>
          <table:table-cell table:formula="of:=SIN(RADIANS([.J$1]*[.$A500]*360/256))" office:value-type="float" office:value="-0.0490676743274175">
            <text:p>-0.0490676743</text:p>
          </table:table-cell>
          <table:table-cell table:formula="of:=SIN(RADIANS([.K$1]*[.$A500]*360/256))" office:value-type="float" office:value="0.290284677254464">
            <text:p>0.2902846773</text:p>
          </table:table-cell>
          <table:table-cell table:formula="of:=SIN(RADIANS([.L$1]*[.$A500]*360/256))" office:value-type="float" office:value="0.595699304492429">
            <text:p>0.5956993045</text:p>
          </table:table-cell>
          <table:table-cell table:formula="of:=SIN(RADIANS([.M$1]*[.$A500]*360/256))" office:value-type="float" office:value="0.831469612302543">
            <text:p>0.8314696123</text:p>
          </table:table-cell>
          <table:table-cell table:formula="of:=SIN(RADIANS([.N$1]*[.$A500]*360/256))" office:value-type="float" office:value="0.970031253194543">
            <text:p>0.9700312532</text:p>
          </table:table-cell>
          <table:table-cell table:formula="of:=SIN(RADIANS([.O$1]*[.$A500]*360/256))" office:value-type="float" office:value="0.995184726672197">
            <text:p>0.9951847267</text:p>
          </table:table-cell>
          <table:table-cell table:formula="of:=SIN(RADIANS([.P$1]*[.$A500]*360/256))" office:value-type="float" office:value="0.903989293123444">
            <text:p>0.9039892931</text:p>
          </table:table-cell>
          <table:table-cell table:formula="of:=SIN(RADIANS([.Q$1]*[.$A500]*360/256))" office:value-type="float" office:value="0.707106781186548">
            <text:p>0.7071067812</text:p>
          </table:table-cell>
          <table:table-cell table:formula="of:= [.B500]/1+ [.C500]/2+ [.D500]/3+ [.E500]/4+ [.F500]/5+ [.G500]/6+ [.H500]/7+ [.I500]/8+ [.J500]/9+ [.K500]/10+ [.L500]/11+ [.M500]/12+ [.N500]/13+ [.O500]/14+ [.P500]/15+ [.Q500]/16" office:value-type="float" office:value="-1.27660429498469">
            <text:p>-1.276604295</text:p>
          </table:table-cell>
          <table:table-cell table:number-columns-repeated="3"/>
        </table:table-row>
        <table:table-row table:style-name="ro1">
          <table:table-cell table:style-name="ce1" office:value-type="float" office:value="243">
            <text:p>243</text:p>
          </table:table-cell>
          <table:table-cell table:formula="of:=SIN(RADIANS([.$A501]*360/256))" office:value-type="float" office:value="-0.313681740398891">
            <text:p>-0.3136817404</text:p>
          </table:table-cell>
          <table:table-cell table:formula="of:=SIN(RADIANS([.C$1]*[.$A501]*360/256))" office:value-type="float" office:value="-0.595699304492433">
            <text:p>-0.5956993045</text:p>
          </table:table-cell>
          <table:table-cell table:formula="of:=SIN(RADIANS([.D$1]*[.$A501]*360/256))" office:value-type="float" office:value="-0.817584813151585">
            <text:p>-0.8175848132</text:p>
          </table:table-cell>
          <table:table-cell table:formula="of:=SIN(RADIANS([.E$1]*[.$A501]*360/256))" office:value-type="float" office:value="-0.956940335732209">
            <text:p>-0.9569403357</text:p>
          </table:table-cell>
          <table:table-cell table:formula="of:=SIN(RADIANS([.F$1]*[.$A501]*360/256))" office:value-type="float" office:value="-0.999698818696204">
            <text:p>-0.9996988187</text:p>
          </table:table-cell>
          <table:table-cell table:formula="of:=SIN(RADIANS([.G$1]*[.$A501]*360/256))" office:value-type="float" office:value="-0.941544065183019">
            <text:p>-0.9415440652</text:p>
          </table:table-cell>
          <table:table-cell table:formula="of:=SIN(RADIANS([.H$1]*[.$A501]*360/256))" office:value-type="float" office:value="-0.788346427626605">
            <text:p>-0.7883464276</text:p>
          </table:table-cell>
          <table:table-cell table:formula="of:=SIN(RADIANS([.I$1]*[.$A501]*360/256))" office:value-type="float" office:value="-0.555570233019602">
            <text:p>-0.555570233</text:p>
          </table:table-cell>
          <table:table-cell table:formula="of:=SIN(RADIANS([.J$1]*[.$A501]*360/256))" office:value-type="float" office:value="-0.2667127574749">
            <text:p>-0.2667127575</text:p>
          </table:table-cell>
          <table:table-cell table:formula="of:=SIN(RADIANS([.K$1]*[.$A501]*360/256))" office:value-type="float" office:value="0.0490676743274219">
            <text:p>0.0490676743</text:p>
          </table:table-cell>
          <table:table-cell table:formula="of:=SIN(RADIANS([.L$1]*[.$A501]*360/256))" office:value-type="float" office:value="0.359895036534984">
            <text:p>0.3598950365</text:p>
          </table:table-cell>
          <table:table-cell table:formula="of:=SIN(RADIANS([.M$1]*[.$A501]*360/256))" office:value-type="float" office:value="0.634393284163651">
            <text:p>0.6343932842</text:p>
          </table:table-cell>
          <table:table-cell table:formula="of:=SIN(RADIANS([.N$1]*[.$A501]*360/256))" office:value-type="float" office:value="0.84485356524971">
            <text:p>0.8448535652</text:p>
          </table:table-cell>
          <table:table-cell table:formula="of:=SIN(RADIANS([.O$1]*[.$A501]*360/256))" office:value-type="float" office:value="0.970031253194545">
            <text:p>0.9700312532</text:p>
          </table:table-cell>
          <table:table-cell table:formula="of:=SIN(RADIANS([.P$1]*[.$A501]*360/256))" office:value-type="float" office:value="0.99729045667869">
            <text:p>0.9972904567</text:p>
          </table:table-cell>
          <table:table-cell table:formula="of:=SIN(RADIANS([.Q$1]*[.$A501]*360/256))" office:value-type="float" office:value="0.923879532511286">
            <text:p>0.9238795325</text:p>
          </table:table-cell>
          <table:table-cell table:formula="of:= [.B501]/1+ [.C501]/2+ [.D501]/3+ [.E501]/4+ [.F501]/5+ [.G501]/6+ [.H501]/7+ [.I501]/8+ [.J501]/9+ [.K501]/10+ [.L501]/11+ [.M501]/12+ [.N501]/13+ [.O501]/14+ [.P501]/15+ [.Q501]/16" office:value-type="float" office:value="-1.34286468170927">
            <text:p>-1.3428646817</text:p>
          </table:table-cell>
          <table:table-cell table:number-columns-repeated="3"/>
        </table:table-row>
        <table:table-row table:style-name="ro1">
          <table:table-cell table:style-name="ce1" office:value-type="float" office:value="244">
            <text:p>244</text:p>
          </table:table-cell>
          <table:table-cell table:formula="of:=SIN(RADIANS([.$A502]*360/256))" office:value-type="float" office:value="-0.290284677254462">
            <text:p>-0.2902846773</text:p>
          </table:table-cell>
          <table:table-cell table:formula="of:=SIN(RADIANS([.C$1]*[.$A502]*360/256))" office:value-type="float" office:value="-0.555570233019602">
            <text:p>-0.555570233</text:p>
          </table:table-cell>
          <table:table-cell table:formula="of:=SIN(RADIANS([.D$1]*[.$A502]*360/256))" office:value-type="float" office:value="-0.773010453362738">
            <text:p>-0.7730104534</text:p>
          </table:table-cell>
          <table:table-cell table:formula="of:=SIN(RADIANS([.E$1]*[.$A502]*360/256))" office:value-type="float" office:value="-0.923879532511287">
            <text:p>-0.9238795325</text:p>
          </table:table-cell>
          <table:table-cell table:formula="of:=SIN(RADIANS([.F$1]*[.$A502]*360/256))" office:value-type="float" office:value="-0.995184726672197">
            <text:p>-0.9951847267</text:p>
          </table:table-cell>
          <table:table-cell table:formula="of:=SIN(RADIANS([.G$1]*[.$A502]*360/256))" office:value-type="float" office:value="-0.98078528040323">
            <text:p>-0.9807852804</text:p>
          </table:table-cell>
          <table:table-cell table:formula="of:=SIN(RADIANS([.H$1]*[.$A502]*360/256))" office:value-type="float" office:value="-0.881921264348356">
            <text:p>-0.8819212643</text:p>
          </table:table-cell>
          <table:table-cell table:formula="of:=SIN(RADIANS([.I$1]*[.$A502]*360/256))" office:value-type="float" office:value="-0.707106781186547">
            <text:p>-0.7071067812</text:p>
          </table:table-cell>
          <table:table-cell table:formula="of:=SIN(RADIANS([.J$1]*[.$A502]*360/256))" office:value-type="float" office:value="-0.471396736825994">
            <text:p>-0.4713967368</text:p>
          </table:table-cell>
          <table:table-cell table:formula="of:=SIN(RADIANS([.K$1]*[.$A502]*360/256))" office:value-type="float" office:value="-0.195090322016129">
            <text:p>-0.195090322</text:p>
          </table:table-cell>
          <table:table-cell table:formula="of:=SIN(RADIANS([.L$1]*[.$A502]*360/256))" office:value-type="float" office:value="0.0980171403295558">
            <text:p>0.0980171403</text:p>
          </table:table-cell>
          <table:table-cell table:formula="of:=SIN(RADIANS([.M$1]*[.$A502]*360/256))" office:value-type="float" office:value="0.382683432365094">
            <text:p>0.3826834324</text:p>
          </table:table-cell>
          <table:table-cell table:formula="of:=SIN(RADIANS([.N$1]*[.$A502]*360/256))" office:value-type="float" office:value="0.634393284163646">
            <text:p>0.6343932842</text:p>
          </table:table-cell>
          <table:table-cell table:formula="of:=SIN(RADIANS([.O$1]*[.$A502]*360/256))" office:value-type="float" office:value="0.831469612302543">
            <text:p>0.8314696123</text:p>
          </table:table-cell>
          <table:table-cell table:formula="of:=SIN(RADIANS([.P$1]*[.$A502]*360/256))" office:value-type="float" office:value="0.956940335732211">
            <text:p>0.9569403357</text:p>
          </table:table-cell>
          <table:table-cell table:formula="of:=SIN(RADIANS([.Q$1]*[.$A502]*360/256))" office:value-type="float" office:value="1">
            <text:p>1</text:p>
          </table:table-cell>
          <table:table-cell table:formula="of:= [.B502]/1+ [.C502]/2+ [.D502]/3+ [.E502]/4+ [.F502]/5+ [.G502]/6+ [.H502]/7+ [.I502]/8+ [.J502]/9+ [.K502]/10+ [.L502]/11+ [.M502]/12+ [.N502]/13+ [.O502]/14+ [.P502]/15+ [.Q502]/16" office:value-type="float" office:value="-1.43018740632688">
            <text:p>-1.4301874063</text:p>
          </table:table-cell>
          <table:table-cell table:number-columns-repeated="3"/>
        </table:table-row>
        <table:table-row table:style-name="ro1">
          <table:table-cell table:style-name="ce1" office:value-type="float" office:value="245">
            <text:p>245</text:p>
          </table:table-cell>
          <table:table-cell table:formula="of:=SIN(RADIANS([.$A503]*360/256))" office:value-type="float" office:value="-0.266712757474899">
            <text:p>-0.2667127575</text:p>
          </table:table-cell>
          <table:table-cell table:formula="of:=SIN(RADIANS([.C$1]*[.$A503]*360/256))" office:value-type="float" office:value="-0.514102744193222">
            <text:p>-0.5141027442</text:p>
          </table:table-cell>
          <table:table-cell table:formula="of:=SIN(RADIANS([.D$1]*[.$A503]*360/256))" office:value-type="float" office:value="-0.724247082951467">
            <text:p>-0.724247083</text:p>
          </table:table-cell>
          <table:table-cell table:formula="of:=SIN(RADIANS([.E$1]*[.$A503]*360/256))" office:value-type="float" office:value="-0.881921264348355">
            <text:p>-0.8819212643</text:p>
          </table:table-cell>
          <table:table-cell table:formula="of:=SIN(RADIANS([.F$1]*[.$A503]*360/256))" office:value-type="float" office:value="-0.975702130038529">
            <text:p>-0.97570213</text:p>
          </table:table-cell>
          <table:table-cell table:formula="of:=SIN(RADIANS([.G$1]*[.$A503]*360/256))" office:value-type="float" office:value="-0.998795456205172">
            <text:p>-0.9987954562</text:p>
          </table:table-cell>
          <table:table-cell table:formula="of:=SIN(RADIANS([.H$1]*[.$A503]*360/256))" office:value-type="float" office:value="-0.949528180593036">
            <text:p>-0.9495281806</text:p>
          </table:table-cell>
          <table:table-cell table:formula="of:=SIN(RADIANS([.I$1]*[.$A503]*360/256))" office:value-type="float" office:value="-0.831469612302544">
            <text:p>-0.8314696123</text:p>
          </table:table-cell>
          <table:table-cell table:formula="of:=SIN(RADIANS([.J$1]*[.$A503]*360/256))" office:value-type="float" office:value="-0.653172842953775">
            <text:p>-0.653172843</text:p>
          </table:table-cell>
          <table:table-cell table:formula="of:=SIN(RADIANS([.K$1]*[.$A503]*360/256))" office:value-type="float" office:value="-0.42755509343028">
            <text:p>-0.4275550934</text:p>
          </table:table-cell>
          <table:table-cell table:formula="of:=SIN(RADIANS([.L$1]*[.$A503]*360/256))" office:value-type="float" office:value="-0.170961888760306">
            <text:p>-0.1709618888</text:p>
          </table:table-cell>
          <table:table-cell table:formula="of:=SIN(RADIANS([.M$1]*[.$A503]*360/256))" office:value-type="float" office:value="0.0980171403295631">
            <text:p>0.0980171403</text:p>
          </table:table-cell>
          <table:table-cell table:formula="of:=SIN(RADIANS([.N$1]*[.$A503]*360/256))" office:value-type="float" office:value="0.359895036534984">
            <text:p>0.3598950365</text:p>
          </table:table-cell>
          <table:table-cell table:formula="of:=SIN(RADIANS([.O$1]*[.$A503]*360/256))" office:value-type="float" office:value="0.595699304492436">
            <text:p>0.5956993045</text:p>
          </table:table-cell>
          <table:table-cell table:formula="of:=SIN(RADIANS([.P$1]*[.$A503]*360/256))" office:value-type="float" office:value="0.788346427626604">
            <text:p>0.7883464276</text:p>
          </table:table-cell>
          <table:table-cell table:formula="of:=SIN(RADIANS([.Q$1]*[.$A503]*360/256))" office:value-type="float" office:value="0.923879532511288">
            <text:p>0.9238795325</text:p>
          </table:table-cell>
          <table:table-cell table:formula="of:= [.B503]/1+ [.C503]/2+ [.D503]/3+ [.E503]/4+ [.F503]/5+ [.G503]/6+ [.H503]/7+ [.I503]/8+ [.J503]/9+ [.K503]/10+ [.L503]/11+ [.M503]/12+ [.N503]/13+ [.O503]/14+ [.P503]/15+ [.Q503]/16" office:value-type="float" office:value="-1.52901814117083">
            <text:p>-1.5290181412</text:p>
          </table:table-cell>
          <table:table-cell table:number-columns-repeated="3"/>
        </table:table-row>
        <table:table-row table:style-name="ro1">
          <table:table-cell table:style-name="ce1" office:value-type="float" office:value="246">
            <text:p>246</text:p>
          </table:table-cell>
          <table:table-cell table:formula="of:=SIN(RADIANS([.$A504]*360/256))" office:value-type="float" office:value="-0.242980179903264">
            <text:p>-0.2429801799</text:p>
          </table:table-cell>
          <table:table-cell table:formula="of:=SIN(RADIANS([.C$1]*[.$A504]*360/256))" office:value-type="float" office:value="-0.471396736825998">
            <text:p>-0.4713967368</text:p>
          </table:table-cell>
          <table:table-cell table:formula="of:=SIN(RADIANS([.D$1]*[.$A504]*360/256))" office:value-type="float" office:value="-0.671558954847018">
            <text:p>-0.6715589548</text:p>
          </table:table-cell>
          <table:table-cell table:formula="of:=SIN(RADIANS([.E$1]*[.$A504]*360/256))" office:value-type="float" office:value="-0.831469612302546">
            <text:p>-0.8314696123</text:p>
          </table:table-cell>
          <table:table-cell table:formula="of:=SIN(RADIANS([.F$1]*[.$A504]*360/256))" office:value-type="float" office:value="-0.94154406518302">
            <text:p>-0.9415440652</text:p>
          </table:table-cell>
          <table:table-cell table:formula="of:=SIN(RADIANS([.G$1]*[.$A504]*360/256))" office:value-type="float" office:value="-0.995184726672197">
            <text:p>-0.9951847267</text:p>
          </table:table-cell>
          <table:table-cell table:formula="of:=SIN(RADIANS([.H$1]*[.$A504]*360/256))" office:value-type="float" office:value="-0.989176509964781">
            <text:p>-0.98917651</text:p>
          </table:table-cell>
          <table:table-cell table:formula="of:=SIN(RADIANS([.I$1]*[.$A504]*360/256))" office:value-type="float" office:value="-0.923879532511286">
            <text:p>-0.9238795325</text:p>
          </table:table-cell>
          <table:table-cell table:formula="of:=SIN(RADIANS([.J$1]*[.$A504]*360/256))" office:value-type="float" office:value="-0.803207531480645">
            <text:p>-0.8032075315</text:p>
          </table:table-cell>
          <table:table-cell table:formula="of:=SIN(RADIANS([.K$1]*[.$A504]*360/256))" office:value-type="float" office:value="-0.634393284163647">
            <text:p>-0.6343932842</text:p>
          </table:table-cell>
          <table:table-cell table:formula="of:=SIN(RADIANS([.L$1]*[.$A504]*360/256))" office:value-type="float" office:value="-0.427555093430286">
            <text:p>-0.4275550934</text:p>
          </table:table-cell>
          <table:table-cell table:formula="of:=SIN(RADIANS([.M$1]*[.$A504]*360/256))" office:value-type="float" office:value="-0.195090322016128">
            <text:p>-0.195090322</text:p>
          </table:table-cell>
          <table:table-cell table:formula="of:=SIN(RADIANS([.N$1]*[.$A504]*360/256))" office:value-type="float" office:value="0.0490676743274227">
            <text:p>0.0490676743</text:p>
          </table:table-cell>
          <table:table-cell table:formula="of:=SIN(RADIANS([.O$1]*[.$A504]*360/256))" office:value-type="float" office:value="0.290284677254458">
            <text:p>0.2902846773</text:p>
          </table:table-cell>
          <table:table-cell table:formula="of:=SIN(RADIANS([.P$1]*[.$A504]*360/256))" office:value-type="float" office:value="0.514102744193222">
            <text:p>0.5141027442</text:p>
          </table:table-cell>
          <table:table-cell table:formula="of:=SIN(RADIANS([.Q$1]*[.$A504]*360/256))" office:value-type="float" office:value="0.707106781186551">
            <text:p>0.7071067812</text:p>
          </table:table-cell>
          <table:table-cell table:formula="of:= [.B504]/1+ [.C504]/2+ [.D504]/3+ [.E504]/4+ [.F504]/5+ [.G504]/6+ [.H504]/7+ [.I504]/8+ [.J504]/9+ [.K504]/10+ [.L504]/11+ [.M504]/12+ [.N504]/13+ [.O504]/14+ [.P504]/15+ [.Q504]/16" office:value-type="float" office:value="-1.62620177703807">
            <text:p>-1.626201777</text:p>
          </table:table-cell>
          <table:table-cell table:number-columns-repeated="3"/>
        </table:table-row>
        <table:table-row table:style-name="ro1">
          <table:table-cell table:style-name="ce1" office:value-type="float" office:value="247">
            <text:p>247</text:p>
          </table:table-cell>
          <table:table-cell table:formula="of:=SIN(RADIANS([.$A505]*360/256))" office:value-type="float" office:value="-0.21910124015687">
            <text:p>-0.2191012402</text:p>
          </table:table-cell>
          <table:table-cell table:formula="of:=SIN(RADIANS([.C$1]*[.$A505]*360/256))" office:value-type="float" office:value="-0.427555093430283">
            <text:p>-0.4275550934</text:p>
          </table:table-cell>
          <table:table-cell table:formula="of:=SIN(RADIANS([.D$1]*[.$A505]*360/256))" office:value-type="float" office:value="-0.615231590580626">
            <text:p>-0.6152315906</text:p>
          </table:table-cell>
          <table:table-cell table:formula="of:=SIN(RADIANS([.E$1]*[.$A505]*360/256))" office:value-type="float" office:value="-0.773010453362738">
            <text:p>-0.7730104534</text:p>
          </table:table-cell>
          <table:table-cell table:formula="of:=SIN(RADIANS([.F$1]*[.$A505]*360/256))" office:value-type="float" office:value="-0.893224301195515">
            <text:p>-0.8932243012</text:p>
          </table:table-cell>
          <table:table-cell table:formula="of:=SIN(RADIANS([.G$1]*[.$A505]*360/256))" office:value-type="float" office:value="-0.970031253194544">
            <text:p>-0.9700312532</text:p>
          </table:table-cell>
          <table:table-cell table:formula="of:=SIN(RADIANS([.H$1]*[.$A505]*360/256))" office:value-type="float" office:value="-0.999698818696204">
            <text:p>-0.9996988187</text:p>
          </table:table-cell>
          <table:table-cell table:formula="of:=SIN(RADIANS([.I$1]*[.$A505]*360/256))" office:value-type="float" office:value="-0.98078528040323">
            <text:p>-0.9807852804</text:p>
          </table:table-cell>
          <table:table-cell table:formula="of:=SIN(RADIANS([.J$1]*[.$A505]*360/256))" office:value-type="float" office:value="-0.914209755703531">
            <text:p>-0.9142097557</text:p>
          </table:table-cell>
          <table:table-cell table:formula="of:=SIN(RADIANS([.K$1]*[.$A505]*360/256))" office:value-type="float" office:value="-0.803207531480645">
            <text:p>-0.8032075315</text:p>
          </table:table-cell>
          <table:table-cell table:formula="of:=SIN(RADIANS([.L$1]*[.$A505]*360/256))" office:value-type="float" office:value="-0.65317284295378">
            <text:p>-0.653172843</text:p>
          </table:table-cell>
          <table:table-cell table:formula="of:=SIN(RADIANS([.M$1]*[.$A505]*360/256))" office:value-type="float" office:value="-0.471396736826">
            <text:p>-0.4713967368</text:p>
          </table:table-cell>
          <table:table-cell table:formula="of:=SIN(RADIANS([.N$1]*[.$A505]*360/256))" office:value-type="float" office:value="-0.266712757474899">
            <text:p>-0.2667127575</text:p>
          </table:table-cell>
          <table:table-cell table:formula="of:=SIN(RADIANS([.O$1]*[.$A505]*360/256))" office:value-type="float" office:value="-0.0490676743274163">
            <text:p>-0.0490676743</text:p>
          </table:table-cell>
          <table:table-cell table:formula="of:=SIN(RADIANS([.P$1]*[.$A505]*360/256))" office:value-type="float" office:value="0.170961888760305">
            <text:p>0.1709618888</text:p>
          </table:table-cell>
          <table:table-cell table:formula="of:=SIN(RADIANS([.Q$1]*[.$A505]*360/256))" office:value-type="float" office:value="0.382683432365095">
            <text:p>0.3826834324</text:p>
          </table:table-cell>
          <table:table-cell table:formula="of:= [.B505]/1+ [.C505]/2+ [.D505]/3+ [.E505]/4+ [.F505]/5+ [.G505]/6+ [.H505]/7+ [.I505]/8+ [.J505]/9+ [.K505]/10+ [.L505]/11+ [.M505]/12+ [.N505]/13+ [.O505]/14+ [.P505]/15+ [.Q505]/16" office:value-type="float" office:value="-1.70620566157257">
            <text:p>-1.7062056616</text:p>
          </table:table-cell>
          <table:table-cell table:number-columns-repeated="3"/>
        </table:table-row>
        <table:table-row table:style-name="ro1">
          <table:table-cell table:style-name="ce1" office:value-type="float" office:value="248">
            <text:p>248</text:p>
          </table:table-cell>
          <table:table-cell table:formula="of:=SIN(RADIANS([.$A506]*360/256))" office:value-type="float" office:value="-0.195090322016129">
            <text:p>-0.195090322</text:p>
          </table:table-cell>
          <table:table-cell table:formula="of:=SIN(RADIANS([.C$1]*[.$A506]*360/256))" office:value-type="float" office:value="-0.382683432365091">
            <text:p>-0.3826834324</text:p>
          </table:table-cell>
          <table:table-cell table:formula="of:=SIN(RADIANS([.D$1]*[.$A506]*360/256))" office:value-type="float" office:value="-0.555570233019601">
            <text:p>-0.555570233</text:p>
          </table:table-cell>
          <table:table-cell table:formula="of:=SIN(RADIANS([.E$1]*[.$A506]*360/256))" office:value-type="float" office:value="-0.707106781186549">
            <text:p>-0.7071067812</text:p>
          </table:table-cell>
          <table:table-cell table:formula="of:=SIN(RADIANS([.F$1]*[.$A506]*360/256))" office:value-type="float" office:value="-0.831469612302546">
            <text:p>-0.8314696123</text:p>
          </table:table-cell>
          <table:table-cell table:formula="of:=SIN(RADIANS([.G$1]*[.$A506]*360/256))" office:value-type="float" office:value="-0.923879532511286">
            <text:p>-0.9238795325</text:p>
          </table:table-cell>
          <table:table-cell table:formula="of:=SIN(RADIANS([.H$1]*[.$A506]*360/256))" office:value-type="float" office:value="-0.980785280403231">
            <text:p>-0.9807852804</text:p>
          </table:table-cell>
          <table:table-cell table:formula="of:=SIN(RADIANS([.I$1]*[.$A506]*360/256))" office:value-type="float" office:value="-1">
            <text:p>-1</text:p>
          </table:table-cell>
          <table:table-cell table:formula="of:=SIN(RADIANS([.J$1]*[.$A506]*360/256))" office:value-type="float" office:value="-0.98078528040323">
            <text:p>-0.9807852804</text:p>
          </table:table-cell>
          <table:table-cell table:formula="of:=SIN(RADIANS([.K$1]*[.$A506]*360/256))" office:value-type="float" office:value="-0.923879532511286">
            <text:p>-0.9238795325</text:p>
          </table:table-cell>
          <table:table-cell table:formula="of:=SIN(RADIANS([.L$1]*[.$A506]*360/256))" office:value-type="float" office:value="-0.831469612302548">
            <text:p>-0.8314696123</text:p>
          </table:table-cell>
          <table:table-cell table:formula="of:=SIN(RADIANS([.M$1]*[.$A506]*360/256))" office:value-type="float" office:value="-0.707106781186551">
            <text:p>-0.7071067812</text:p>
          </table:table-cell>
          <table:table-cell table:formula="of:=SIN(RADIANS([.N$1]*[.$A506]*360/256))" office:value-type="float" office:value="-0.555570233019607">
            <text:p>-0.555570233</text:p>
          </table:table-cell>
          <table:table-cell table:formula="of:=SIN(RADIANS([.O$1]*[.$A506]*360/256))" office:value-type="float" office:value="-0.382683432365082">
            <text:p>-0.3826834324</text:p>
          </table:table-cell>
          <table:table-cell table:formula="of:=SIN(RADIANS([.P$1]*[.$A506]*360/256))" office:value-type="float" office:value="-0.195090322016121">
            <text:p>-0.195090322</text:p>
          </table:table-cell>
          <table:table-cell table:formula="of:=SIN(RADIANS([.Q$1]*[.$A506]*360/256))" office:value-type="float" office:value="7.3491187561573E-015">
            <text:p>7.3491187561573E-015</text:p>
          </table:table-cell>
          <table:table-cell table:formula="of:= [.B506]/1+ [.C506]/2+ [.D506]/3+ [.E506]/4+ [.F506]/5+ [.G506]/6+ [.H506]/7+ [.I506]/8+ [.J506]/9+ [.K506]/10+ [.L506]/11+ [.M506]/12+ [.N506]/13+ [.O506]/14+ [.P506]/15+ [.Q506]/16" office:value-type="float" office:value="-1.75273936994068">
            <text:p>-1.7527393699</text:p>
          </table:table-cell>
          <table:table-cell table:number-columns-repeated="3"/>
        </table:table-row>
        <table:table-row table:style-name="ro1">
          <table:table-cell table:style-name="ce1" office:value-type="float" office:value="249">
            <text:p>249</text:p>
          </table:table-cell>
          <table:table-cell table:formula="of:=SIN(RADIANS([.$A507]*360/256))" office:value-type="float" office:value="-0.170961888760302">
            <text:p>-0.1709618888</text:p>
          </table:table-cell>
          <table:table-cell table:formula="of:=SIN(RADIANS([.C$1]*[.$A507]*360/256))" office:value-type="float" office:value="-0.336889853392221">
            <text:p>-0.3368898534</text:p>
          </table:table-cell>
          <table:table-cell table:formula="of:=SIN(RADIANS([.D$1]*[.$A507]*360/256))" office:value-type="float" office:value="-0.492898192229785">
            <text:p>-0.4928981922</text:p>
          </table:table-cell>
          <table:table-cell table:formula="of:=SIN(RADIANS([.E$1]*[.$A507]*360/256))" office:value-type="float" office:value="-0.634393284163647">
            <text:p>-0.6343932842</text:p>
          </table:table-cell>
          <table:table-cell table:formula="of:=SIN(RADIANS([.F$1]*[.$A507]*360/256))" office:value-type="float" office:value="-0.757208846506484">
            <text:p>-0.7572088465</text:p>
          </table:table-cell>
          <table:table-cell table:formula="of:=SIN(RADIANS([.G$1]*[.$A507]*360/256))" office:value-type="float" office:value="-0.857728610000274">
            <text:p>-0.85772861</text:p>
          </table:table-cell>
          <table:table-cell table:formula="of:=SIN(RADIANS([.H$1]*[.$A507]*360/256))" office:value-type="float" office:value="-0.932992798834739">
            <text:p>-0.9329927988</text:p>
          </table:table-cell>
          <table:table-cell table:formula="of:=SIN(RADIANS([.I$1]*[.$A507]*360/256))" office:value-type="float" office:value="-0.980785280403231">
            <text:p>-0.9807852804</text:p>
          </table:table-cell>
          <table:table-cell table:formula="of:=SIN(RADIANS([.J$1]*[.$A507]*360/256))" office:value-type="float" office:value="-0.999698818696204">
            <text:p>-0.9996988187</text:p>
          </table:table-cell>
          <table:table-cell table:formula="of:=SIN(RADIANS([.K$1]*[.$A507]*360/256))" office:value-type="float" office:value="-0.989176509964781">
            <text:p>-0.98917651</text:p>
          </table:table-cell>
          <table:table-cell table:formula="of:=SIN(RADIANS([.L$1]*[.$A507]*360/256))" office:value-type="float" office:value="-0.949528180593038">
            <text:p>-0.9495281806</text:p>
          </table:table-cell>
          <table:table-cell table:formula="of:=SIN(RADIANS([.M$1]*[.$A507]*360/256))" office:value-type="float" office:value="-0.881921264348352">
            <text:p>-0.8819212643</text:p>
          </table:table-cell>
          <table:table-cell table:formula="of:=SIN(RADIANS([.N$1]*[.$A507]*360/256))" office:value-type="float" office:value="-0.788346427626604">
            <text:p>-0.7883464276</text:p>
          </table:table-cell>
          <table:table-cell table:formula="of:=SIN(RADIANS([.O$1]*[.$A507]*360/256))" office:value-type="float" office:value="-0.671558954847018">
            <text:p>-0.6715589548</text:p>
          </table:table-cell>
          <table:table-cell table:formula="of:=SIN(RADIANS([.P$1]*[.$A507]*360/256))" office:value-type="float" office:value="-0.534997619887099">
            <text:p>-0.5349976199</text:p>
          </table:table-cell>
          <table:table-cell table:formula="of:=SIN(RADIANS([.Q$1]*[.$A507]*360/256))" office:value-type="float" office:value="-0.382683432365082">
            <text:p>-0.3826834324</text:p>
          </table:table-cell>
          <table:table-cell table:formula="of:= [.B507]/1+ [.C507]/2+ [.D507]/3+ [.E507]/4+ [.F507]/5+ [.G507]/6+ [.H507]/7+ [.I507]/8+ [.J507]/9+ [.K507]/10+ [.L507]/11+ [.M507]/12+ [.N507]/13+ [.O507]/14+ [.P507]/15+ [.Q507]/16" office:value-type="float" office:value="-1.75058814922884">
            <text:p>-1.7505881492</text:p>
          </table:table-cell>
          <table:table-cell table:number-columns-repeated="3"/>
        </table:table-row>
        <table:table-row table:style-name="ro1">
          <table:table-cell table:style-name="ce1" office:value-type="float" office:value="250">
            <text:p>250</text:p>
          </table:table-cell>
          <table:table-cell table:formula="of:=SIN(RADIANS([.$A508]*360/256))" office:value-type="float" office:value="-0.146730474455362">
            <text:p>-0.1467304745</text:p>
          </table:table-cell>
          <table:table-cell table:formula="of:=SIN(RADIANS([.C$1]*[.$A508]*360/256))" office:value-type="float" office:value="-0.290284677254462">
            <text:p>-0.2902846773</text:p>
          </table:table-cell>
          <table:table-cell table:formula="of:=SIN(RADIANS([.D$1]*[.$A508]*360/256))" office:value-type="float" office:value="-0.427555093430283">
            <text:p>-0.4275550934</text:p>
          </table:table-cell>
          <table:table-cell table:formula="of:=SIN(RADIANS([.E$1]*[.$A508]*360/256))" office:value-type="float" office:value="-0.555570233019601">
            <text:p>-0.555570233</text:p>
          </table:table-cell>
          <table:table-cell table:formula="of:=SIN(RADIANS([.F$1]*[.$A508]*360/256))" office:value-type="float" office:value="-0.671558954847019">
            <text:p>-0.6715589548</text:p>
          </table:table-cell>
          <table:table-cell table:formula="of:=SIN(RADIANS([.G$1]*[.$A508]*360/256))" office:value-type="float" office:value="-0.773010453362738">
            <text:p>-0.7730104534</text:p>
          </table:table-cell>
          <table:table-cell table:formula="of:=SIN(RADIANS([.H$1]*[.$A508]*360/256))" office:value-type="float" office:value="-0.857728610000274">
            <text:p>-0.85772861</text:p>
          </table:table-cell>
          <table:table-cell table:formula="of:=SIN(RADIANS([.I$1]*[.$A508]*360/256))" office:value-type="float" office:value="-0.923879532511286">
            <text:p>-0.9238795325</text:p>
          </table:table-cell>
          <table:table-cell table:formula="of:=SIN(RADIANS([.J$1]*[.$A508]*360/256))" office:value-type="float" office:value="-0.970031253194544">
            <text:p>-0.9700312532</text:p>
          </table:table-cell>
          <table:table-cell table:formula="of:=SIN(RADIANS([.K$1]*[.$A508]*360/256))" office:value-type="float" office:value="-0.995184726672197">
            <text:p>-0.9951847267</text:p>
          </table:table-cell>
          <table:table-cell table:formula="of:=SIN(RADIANS([.L$1]*[.$A508]*360/256))" office:value-type="float" office:value="-0.998795456205173">
            <text:p>-0.9987954562</text:p>
          </table:table-cell>
          <table:table-cell table:formula="of:=SIN(RADIANS([.M$1]*[.$A508]*360/256))" office:value-type="float" office:value="-0.98078528040323">
            <text:p>-0.9807852804</text:p>
          </table:table-cell>
          <table:table-cell table:formula="of:=SIN(RADIANS([.N$1]*[.$A508]*360/256))" office:value-type="float" office:value="-0.941544065183021">
            <text:p>-0.9415440652</text:p>
          </table:table-cell>
          <table:table-cell table:formula="of:=SIN(RADIANS([.O$1]*[.$A508]*360/256))" office:value-type="float" office:value="-0.881921264348352">
            <text:p>-0.8819212643</text:p>
          </table:table-cell>
          <table:table-cell table:formula="of:=SIN(RADIANS([.P$1]*[.$A508]*360/256))" office:value-type="float" office:value="-0.803207531480644">
            <text:p>-0.8032075315</text:p>
          </table:table-cell>
          <table:table-cell table:formula="of:=SIN(RADIANS([.Q$1]*[.$A508]*360/256))" office:value-type="float" office:value="-0.70710678118655">
            <text:p>-0.7071067812</text:p>
          </table:table-cell>
          <table:table-cell table:formula="of:= [.B508]/1+ [.C508]/2+ [.D508]/3+ [.E508]/4+ [.F508]/5+ [.G508]/6+ [.H508]/7+ [.I508]/8+ [.J508]/9+ [.K508]/10+ [.L508]/11+ [.M508]/12+ [.N508]/13+ [.O508]/14+ [.P508]/15+ [.Q508]/16" office:value-type="float" office:value="-1.68744180429663">
            <text:p>-1.6874418043</text:p>
          </table:table-cell>
          <table:table-cell table:number-columns-repeated="3"/>
        </table:table-row>
        <table:table-row table:style-name="ro1">
          <table:table-cell table:style-name="ce1" office:value-type="float" office:value="251">
            <text:p>251</text:p>
          </table:table-cell>
          <table:table-cell table:formula="of:=SIN(RADIANS([.$A509]*360/256))" office:value-type="float" office:value="-0.122410675199216">
            <text:p>-0.1224106752</text:p>
          </table:table-cell>
          <table:table-cell table:formula="of:=SIN(RADIANS([.C$1]*[.$A509]*360/256))" office:value-type="float" office:value="-0.242980179903263">
            <text:p>-0.2429801799</text:p>
          </table:table-cell>
          <table:table-cell table:formula="of:=SIN(RADIANS([.D$1]*[.$A509]*360/256))" office:value-type="float" office:value="-0.359895036534988">
            <text:p>-0.3598950365</text:p>
          </table:table-cell>
          <table:table-cell table:formula="of:=SIN(RADIANS([.E$1]*[.$A509]*360/256))" office:value-type="float" office:value="-0.471396736825997">
            <text:p>-0.4713967368</text:p>
          </table:table-cell>
          <table:table-cell table:formula="of:=SIN(RADIANS([.F$1]*[.$A509]*360/256))" office:value-type="float" office:value="-0.575808191417847">
            <text:p>-0.5758081914</text:p>
          </table:table-cell>
          <table:table-cell table:formula="of:=SIN(RADIANS([.G$1]*[.$A509]*360/256))" office:value-type="float" office:value="-0.671558954847019">
            <text:p>-0.6715589548</text:p>
          </table:table-cell>
          <table:table-cell table:formula="of:=SIN(RADIANS([.H$1]*[.$A509]*360/256))" office:value-type="float" office:value="-0.757208846506484">
            <text:p>-0.7572088465</text:p>
          </table:table-cell>
          <table:table-cell table:formula="of:=SIN(RADIANS([.I$1]*[.$A509]*360/256))" office:value-type="float" office:value="-0.831469612302544">
            <text:p>-0.8314696123</text:p>
          </table:table-cell>
          <table:table-cell table:formula="of:=SIN(RADIANS([.J$1]*[.$A509]*360/256))" office:value-type="float" office:value="-0.893224301195514">
            <text:p>-0.8932243012</text:p>
          </table:table-cell>
          <table:table-cell table:formula="of:=SIN(RADIANS([.K$1]*[.$A509]*360/256))" office:value-type="float" office:value="-0.941544065183022">
            <text:p>-0.9415440652</text:p>
          </table:table-cell>
          <table:table-cell table:formula="of:=SIN(RADIANS([.L$1]*[.$A509]*360/256))" office:value-type="float" office:value="-0.975702130038528">
            <text:p>-0.97570213</text:p>
          </table:table-cell>
          <table:table-cell table:formula="of:=SIN(RADIANS([.M$1]*[.$A509]*360/256))" office:value-type="float" office:value="-0.995184726672197">
            <text:p>-0.9951847267</text:p>
          </table:table-cell>
          <table:table-cell table:formula="of:=SIN(RADIANS([.N$1]*[.$A509]*360/256))" office:value-type="float" office:value="-0.999698818696204">
            <text:p>-0.9996988187</text:p>
          </table:table-cell>
          <table:table-cell table:formula="of:=SIN(RADIANS([.O$1]*[.$A509]*360/256))" office:value-type="float" office:value="-0.989176509964781">
            <text:p>-0.98917651</text:p>
          </table:table-cell>
          <table:table-cell table:formula="of:=SIN(RADIANS([.P$1]*[.$A509]*360/256))" office:value-type="float" office:value="-0.963776065795438">
            <text:p>-0.9637760658</text:p>
          </table:table-cell>
          <table:table-cell table:formula="of:=SIN(RADIANS([.Q$1]*[.$A509]*360/256))" office:value-type="float" office:value="-0.923879532511288">
            <text:p>-0.9238795325</text:p>
          </table:table-cell>
          <table:table-cell table:formula="of:= [.B509]/1+ [.C509]/2+ [.D509]/3+ [.E509]/4+ [.F509]/5+ [.G509]/6+ [.H509]/7+ [.I509]/8+ [.J509]/9+ [.K509]/10+ [.L509]/11+ [.M509]/12+ [.N509]/13+ [.O509]/14+ [.P509]/15+ [.Q509]/16" office:value-type="float" office:value="-1.55549287411071">
            <text:p>-1.5554928741</text:p>
          </table:table-cell>
          <table:table-cell table:number-columns-repeated="3"/>
        </table:table-row>
        <table:table-row table:style-name="ro1">
          <table:table-cell table:style-name="ce1" office:value-type="float" office:value="252">
            <text:p>252</text:p>
          </table:table-cell>
          <table:table-cell table:formula="of:=SIN(RADIANS([.$A510]*360/256))" office:value-type="float" office:value="-0.0980171403295605">
            <text:p>-0.0980171403</text:p>
          </table:table-cell>
          <table:table-cell table:formula="of:=SIN(RADIANS([.C$1]*[.$A510]*360/256))" office:value-type="float" office:value="-0.195090322016128">
            <text:p>-0.195090322</text:p>
          </table:table-cell>
          <table:table-cell table:formula="of:=SIN(RADIANS([.D$1]*[.$A510]*360/256))" office:value-type="float" office:value="-0.290284677254462">
            <text:p>-0.2902846773</text:p>
          </table:table-cell>
          <table:table-cell table:formula="of:=SIN(RADIANS([.E$1]*[.$A510]*360/256))" office:value-type="float" office:value="-0.382683432365089">
            <text:p>-0.3826834324</text:p>
          </table:table-cell>
          <table:table-cell table:formula="of:=SIN(RADIANS([.F$1]*[.$A510]*360/256))" office:value-type="float" office:value="-0.471396736825997">
            <text:p>-0.4713967368</text:p>
          </table:table-cell>
          <table:table-cell table:formula="of:=SIN(RADIANS([.G$1]*[.$A510]*360/256))" office:value-type="float" office:value="-0.555570233019602">
            <text:p>-0.555570233</text:p>
          </table:table-cell>
          <table:table-cell table:formula="of:=SIN(RADIANS([.H$1]*[.$A510]*360/256))" office:value-type="float" office:value="-0.634393284163648">
            <text:p>-0.6343932842</text:p>
          </table:table-cell>
          <table:table-cell table:formula="of:=SIN(RADIANS([.I$1]*[.$A510]*360/256))" office:value-type="float" office:value="-0.707106781186547">
            <text:p>-0.7071067812</text:p>
          </table:table-cell>
          <table:table-cell table:formula="of:=SIN(RADIANS([.J$1]*[.$A510]*360/256))" office:value-type="float" office:value="-0.773010453362739">
            <text:p>-0.7730104534</text:p>
          </table:table-cell>
          <table:table-cell table:formula="of:=SIN(RADIANS([.K$1]*[.$A510]*360/256))" office:value-type="float" office:value="-0.831469612302545">
            <text:p>-0.8314696123</text:p>
          </table:table-cell>
          <table:table-cell table:formula="of:=SIN(RADIANS([.L$1]*[.$A510]*360/256))" office:value-type="float" office:value="-0.881921264348353">
            <text:p>-0.8819212643</text:p>
          </table:table-cell>
          <table:table-cell table:formula="of:=SIN(RADIANS([.M$1]*[.$A510]*360/256))" office:value-type="float" office:value="-0.923879532511286">
            <text:p>-0.9238795325</text:p>
          </table:table-cell>
          <table:table-cell table:formula="of:=SIN(RADIANS([.N$1]*[.$A510]*360/256))" office:value-type="float" office:value="-0.95694033573221">
            <text:p>-0.9569403357</text:p>
          </table:table-cell>
          <table:table-cell table:formula="of:=SIN(RADIANS([.O$1]*[.$A510]*360/256))" office:value-type="float" office:value="-0.980785280403232">
            <text:p>-0.9807852804</text:p>
          </table:table-cell>
          <table:table-cell table:formula="of:=SIN(RADIANS([.P$1]*[.$A510]*360/256))" office:value-type="float" office:value="-0.995184726672196">
            <text:p>-0.9951847267</text:p>
          </table:table-cell>
          <table:table-cell table:formula="of:=SIN(RADIANS([.Q$1]*[.$A510]*360/256))" office:value-type="float" office:value="-1">
            <text:p>-1</text:p>
          </table:table-cell>
          <table:table-cell table:formula="of:= [.B510]/1+ [.C510]/2+ [.D510]/3+ [.E510]/4+ [.F510]/5+ [.G510]/6+ [.H510]/7+ [.I510]/8+ [.J510]/9+ [.K510]/10+ [.L510]/11+ [.M510]/12+ [.N510]/13+ [.O510]/14+ [.P510]/15+ [.Q510]/16" office:value-type="float" office:value="-1.35259923238753">
            <text:p>-1.3525992324</text:p>
          </table:table-cell>
          <table:table-cell table:number-columns-repeated="3"/>
        </table:table-row>
        <table:table-row table:style-name="ro1">
          <table:table-cell table:style-name="ce1" office:value-type="float" office:value="253">
            <text:p>253</text:p>
          </table:table-cell>
          <table:table-cell table:formula="of:=SIN(RADIANS([.$A511]*360/256))" office:value-type="float" office:value="-0.0735645635996674">
            <text:p>-0.0735645636</text:p>
          </table:table-cell>
          <table:table-cell table:formula="of:=SIN(RADIANS([.C$1]*[.$A511]*360/256))" office:value-type="float" office:value="-0.146730474455362">
            <text:p>-0.1467304745</text:p>
          </table:table-cell>
          <table:table-cell table:formula="of:=SIN(RADIANS([.D$1]*[.$A511]*360/256))" office:value-type="float" office:value="-0.219101240156869">
            <text:p>-0.2191012402</text:p>
          </table:table-cell>
          <table:table-cell table:formula="of:=SIN(RADIANS([.E$1]*[.$A511]*360/256))" office:value-type="float" office:value="-0.290284677254462">
            <text:p>-0.2902846773</text:p>
          </table:table-cell>
          <table:table-cell table:formula="of:=SIN(RADIANS([.F$1]*[.$A511]*360/256))" office:value-type="float" office:value="-0.359895036534989">
            <text:p>-0.3598950365</text:p>
          </table:table-cell>
          <table:table-cell table:formula="of:=SIN(RADIANS([.G$1]*[.$A511]*360/256))" office:value-type="float" office:value="-0.42755509343028">
            <text:p>-0.4275550934</text:p>
          </table:table-cell>
          <table:table-cell table:formula="of:=SIN(RADIANS([.H$1]*[.$A511]*360/256))" office:value-type="float" office:value="-0.492898192229783">
            <text:p>-0.4928981922</text:p>
          </table:table-cell>
          <table:table-cell table:formula="of:=SIN(RADIANS([.I$1]*[.$A511]*360/256))" office:value-type="float" office:value="-0.555570233019602">
            <text:p>-0.555570233</text:p>
          </table:table-cell>
          <table:table-cell table:formula="of:=SIN(RADIANS([.J$1]*[.$A511]*360/256))" office:value-type="float" office:value="-0.615231590580627">
            <text:p>-0.6152315906</text:p>
          </table:table-cell>
          <table:table-cell table:formula="of:=SIN(RADIANS([.K$1]*[.$A511]*360/256))" office:value-type="float" office:value="-0.67155895484702">
            <text:p>-0.6715589548</text:p>
          </table:table-cell>
          <table:table-cell table:formula="of:=SIN(RADIANS([.L$1]*[.$A511]*360/256))" office:value-type="float" office:value="-0.724247082951464">
            <text:p>-0.724247083</text:p>
          </table:table-cell>
          <table:table-cell table:formula="of:=SIN(RADIANS([.M$1]*[.$A511]*360/256))" office:value-type="float" office:value="-0.773010453362735">
            <text:p>-0.7730104534</text:p>
          </table:table-cell>
          <table:table-cell table:formula="of:=SIN(RADIANS([.N$1]*[.$A511]*360/256))" office:value-type="float" office:value="-0.817584813151582">
            <text:p>-0.8175848132</text:p>
          </table:table-cell>
          <table:table-cell table:formula="of:=SIN(RADIANS([.O$1]*[.$A511]*360/256))" office:value-type="float" office:value="-0.857728610000271">
            <text:p>-0.85772861</text:p>
          </table:table-cell>
          <table:table-cell table:formula="of:=SIN(RADIANS([.P$1]*[.$A511]*360/256))" office:value-type="float" office:value="-0.893224301195515">
            <text:p>-0.8932243012</text:p>
          </table:table-cell>
          <table:table-cell table:formula="of:=SIN(RADIANS([.Q$1]*[.$A511]*360/256))" office:value-type="float" office:value="-0.923879532511287">
            <text:p>-0.9238795325</text:p>
          </table:table-cell>
          <table:table-cell table:formula="of:= [.B511]/1+ [.C511]/2+ [.D511]/3+ [.E511]/4+ [.F511]/5+ [.G511]/6+ [.H511]/7+ [.I511]/8+ [.J511]/9+ [.K511]/10+ [.L511]/11+ [.M511]/12+ [.N511]/13+ [.O511]/14+ [.P511]/15+ [.Q511]/16" office:value-type="float" office:value="-1.08285458207108">
            <text:p>-1.0828545821</text:p>
          </table:table-cell>
          <table:table-cell table:number-columns-repeated="3"/>
        </table:table-row>
        <table:table-row table:style-name="ro1">
          <table:table-cell table:style-name="ce1" office:value-type="float" office:value="254">
            <text:p>254</text:p>
          </table:table-cell>
          <table:table-cell table:formula="of:=SIN(RADIANS([.$A512]*360/256))" office:value-type="float" office:value="-0.0490676743274181">
            <text:p>-0.0490676743</text:p>
          </table:table-cell>
          <table:table-cell table:formula="of:=SIN(RADIANS([.C$1]*[.$A512]*360/256))" office:value-type="float" office:value="-0.0980171403295608">
            <text:p>-0.0980171403</text:p>
          </table:table-cell>
          <table:table-cell table:formula="of:=SIN(RADIANS([.D$1]*[.$A512]*360/256))" office:value-type="float" office:value="-0.146730474455364">
            <text:p>-0.1467304745</text:p>
          </table:table-cell>
          <table:table-cell table:formula="of:=SIN(RADIANS([.E$1]*[.$A512]*360/256))" office:value-type="float" office:value="-0.195090322016129">
            <text:p>-0.195090322</text:p>
          </table:table-cell>
          <table:table-cell table:formula="of:=SIN(RADIANS([.F$1]*[.$A512]*360/256))" office:value-type="float" office:value="-0.242980179903266">
            <text:p>-0.2429801799</text:p>
          </table:table-cell>
          <table:table-cell table:formula="of:=SIN(RADIANS([.G$1]*[.$A512]*360/256))" office:value-type="float" office:value="-0.290284677254466">
            <text:p>-0.2902846773</text:p>
          </table:table-cell>
          <table:table-cell table:formula="of:=SIN(RADIANS([.H$1]*[.$A512]*360/256))" office:value-type="float" office:value="-0.336889853392222">
            <text:p>-0.3368898534</text:p>
          </table:table-cell>
          <table:table-cell table:formula="of:=SIN(RADIANS([.I$1]*[.$A512]*360/256))" office:value-type="float" office:value="-0.38268343236509">
            <text:p>-0.3826834324</text:p>
          </table:table-cell>
          <table:table-cell table:formula="of:=SIN(RADIANS([.J$1]*[.$A512]*360/256))" office:value-type="float" office:value="-0.427555093430281">
            <text:p>-0.4275550934</text:p>
          </table:table-cell>
          <table:table-cell table:formula="of:=SIN(RADIANS([.K$1]*[.$A512]*360/256))" office:value-type="float" office:value="-0.471396736826002">
            <text:p>-0.4713967368</text:p>
          </table:table-cell>
          <table:table-cell table:formula="of:=SIN(RADIANS([.L$1]*[.$A512]*360/256))" office:value-type="float" office:value="-0.514102744193218">
            <text:p>-0.5141027442</text:p>
          </table:table-cell>
          <table:table-cell table:formula="of:=SIN(RADIANS([.M$1]*[.$A512]*360/256))" office:value-type="float" office:value="-0.555570233019609">
            <text:p>-0.555570233</text:p>
          </table:table-cell>
          <table:table-cell table:formula="of:=SIN(RADIANS([.N$1]*[.$A512]*360/256))" office:value-type="float" office:value="-0.595699304492438">
            <text:p>-0.5956993045</text:p>
          </table:table-cell>
          <table:table-cell table:formula="of:=SIN(RADIANS([.O$1]*[.$A512]*360/256))" office:value-type="float" office:value="-0.634393284163649">
            <text:p>-0.6343932842</text:p>
          </table:table-cell>
          <table:table-cell table:formula="of:=SIN(RADIANS([.P$1]*[.$A512]*360/256))" office:value-type="float" office:value="-0.671558954847021">
            <text:p>-0.6715589548</text:p>
          </table:table-cell>
          <table:table-cell table:formula="of:=SIN(RADIANS([.Q$1]*[.$A512]*360/256))" office:value-type="float" office:value="-0.707106781186548">
            <text:p>-0.7071067812</text:p>
          </table:table-cell>
          <table:table-cell table:formula="of:= [.B512]/1+ [.C512]/2+ [.D512]/3+ [.E512]/4+ [.F512]/5+ [.G512]/6+ [.H512]/7+ [.I512]/8+ [.J512]/9+ [.K512]/10+ [.L512]/11+ [.M512]/12+ [.N512]/13+ [.O512]/14+ [.P512]/15+ [.Q512]/16" office:value-type="float" office:value="-0.756479877579667">
            <text:p>-0.7564798776</text:p>
          </table:table-cell>
          <table:table-cell table:number-columns-repeated="3"/>
        </table:table-row>
        <table:table-row table:style-name="ro1">
          <table:table-cell table:style-name="ce1" office:value-type="float" office:value="255">
            <text:p>255</text:p>
          </table:table-cell>
          <table:table-cell table:formula="of:=SIN(RADIANS([.$A513]*360/256))" office:value-type="float" office:value="-0.0245412285229124">
            <text:p>-0.0245412285</text:p>
          </table:table-cell>
          <table:table-cell table:formula="of:=SIN(RADIANS([.C$1]*[.$A513]*360/256))" office:value-type="float" office:value="-0.0490676743274183">
            <text:p>-0.0490676743</text:p>
          </table:table-cell>
          <table:table-cell table:formula="of:=SIN(RADIANS([.D$1]*[.$A513]*360/256))" office:value-type="float" office:value="-0.0735645635996688">
            <text:p>-0.0735645636</text:p>
          </table:table-cell>
          <table:table-cell table:formula="of:=SIN(RADIANS([.E$1]*[.$A513]*360/256))" office:value-type="float" office:value="-0.0980171403295612">
            <text:p>-0.0980171403</text:p>
          </table:table-cell>
          <table:table-cell table:formula="of:=SIN(RADIANS([.F$1]*[.$A513]*360/256))" office:value-type="float" office:value="-0.122410675199216">
            <text:p>-0.1224106752</text:p>
          </table:table-cell>
          <table:table-cell table:formula="of:=SIN(RADIANS([.G$1]*[.$A513]*360/256))" office:value-type="float" office:value="-0.146730474455364">
            <text:p>-0.1467304745</text:p>
          </table:table-cell>
          <table:table-cell table:formula="of:=SIN(RADIANS([.H$1]*[.$A513]*360/256))" office:value-type="float" office:value="-0.1709618887603">
            <text:p>-0.1709618888</text:p>
          </table:table-cell>
          <table:table-cell table:formula="of:=SIN(RADIANS([.I$1]*[.$A513]*360/256))" office:value-type="float" office:value="-0.19509032201613">
            <text:p>-0.195090322</text:p>
          </table:table-cell>
          <table:table-cell table:formula="of:=SIN(RADIANS([.J$1]*[.$A513]*360/256))" office:value-type="float" office:value="-0.219101240156874">
            <text:p>-0.2191012402</text:p>
          </table:table-cell>
          <table:table-cell table:formula="of:=SIN(RADIANS([.K$1]*[.$A513]*360/256))" office:value-type="float" office:value="-0.242980179903264">
            <text:p>-0.2429801799</text:p>
          </table:table-cell>
          <table:table-cell table:formula="of:=SIN(RADIANS([.L$1]*[.$A513]*360/256))" office:value-type="float" office:value="-0.266712757474894">
            <text:p>-0.2667127575</text:p>
          </table:table-cell>
          <table:table-cell table:formula="of:=SIN(RADIANS([.M$1]*[.$A513]*360/256))" office:value-type="float" office:value="-0.290284677254468">
            <text:p>-0.2902846773</text:p>
          </table:table-cell>
          <table:table-cell table:formula="of:=SIN(RADIANS([.N$1]*[.$A513]*360/256))" office:value-type="float" office:value="-0.313681740398893">
            <text:p>-0.3136817404</text:p>
          </table:table-cell>
          <table:table-cell table:formula="of:=SIN(RADIANS([.O$1]*[.$A513]*360/256))" office:value-type="float" office:value="-0.336889853392217">
            <text:p>-0.3368898534</text:p>
          </table:table-cell>
          <table:table-cell table:formula="of:=SIN(RADIANS([.P$1]*[.$A513]*360/256))" office:value-type="float" office:value="-0.359895036534995">
            <text:p>-0.3598950365</text:p>
          </table:table-cell>
          <table:table-cell table:formula="of:=SIN(RADIANS([.Q$1]*[.$A513]*360/256))" office:value-type="float" office:value="-0.382683432365092">
            <text:p>-0.3826834324</text:p>
          </table:table-cell>
          <table:table-cell table:formula="of:= [.B513]/1+ [.C513]/2+ [.D513]/3+ [.E513]/4+ [.F513]/5+ [.G513]/6+ [.H513]/7+ [.I513]/8+ [.J513]/9+ [.K513]/10+ [.L513]/11+ [.M513]/12+ [.N513]/13+ [.O513]/14+ [.P513]/15+ [.Q513]/16" office:value-type="float" office:value="-0.389030750180636">
            <text:p>-0.3890307502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SIN(RADIANS([.$A514]*360/256))" office:value-type="float" office:value="0">
            <text:p>0</text:p>
          </table:table-cell>
          <table:table-cell table:formula="of:=SIN(RADIANS([.C$1]*[.$A514]*360/256))" office:value-type="float" office:value="0">
            <text:p>0</text:p>
          </table:table-cell>
          <table:table-cell table:formula="of:=SIN(RADIANS([.D$1]*[.$A514]*360/256))" office:value-type="float" office:value="0">
            <text:p>0</text:p>
          </table:table-cell>
          <table:table-cell table:formula="of:=SIN(RADIANS([.E$1]*[.$A514]*360/256))" office:value-type="float" office:value="0">
            <text:p>0</text:p>
          </table:table-cell>
          <table:table-cell table:formula="of:=SIN(RADIANS([.F$1]*[.$A514]*360/256))" office:value-type="float" office:value="0">
            <text:p>0</text:p>
          </table:table-cell>
          <table:table-cell table:formula="of:=SIN(RADIANS([.G$1]*[.$A514]*360/256))" office:value-type="float" office:value="0">
            <text:p>0</text:p>
          </table:table-cell>
          <table:table-cell table:formula="of:=SIN(RADIANS([.H$1]*[.$A514]*360/256))" office:value-type="float" office:value="0">
            <text:p>0</text:p>
          </table:table-cell>
          <table:table-cell table:formula="of:=SIN(RADIANS([.I$1]*[.$A514]*360/256))" office:value-type="float" office:value="0">
            <text:p>0</text:p>
          </table:table-cell>
          <table:table-cell table:formula="of:=SIN(RADIANS([.J$1]*[.$A514]*360/256))" office:value-type="float" office:value="0">
            <text:p>0</text:p>
          </table:table-cell>
          <table:table-cell table:formula="of:=SIN(RADIANS([.K$1]*[.$A514]*360/256))" office:value-type="float" office:value="0">
            <text:p>0</text:p>
          </table:table-cell>
          <table:table-cell table:formula="of:=SIN(RADIANS([.L$1]*[.$A514]*360/256))" office:value-type="float" office:value="0">
            <text:p>0</text:p>
          </table:table-cell>
          <table:table-cell table:formula="of:=SIN(RADIANS([.M$1]*[.$A514]*360/256))" office:value-type="float" office:value="0">
            <text:p>0</text:p>
          </table:table-cell>
          <table:table-cell table:formula="of:=SIN(RADIANS([.N$1]*[.$A514]*360/256))" office:value-type="float" office:value="0">
            <text:p>0</text:p>
          </table:table-cell>
          <table:table-cell table:formula="of:=SIN(RADIANS([.O$1]*[.$A514]*360/256))" office:value-type="float" office:value="0">
            <text:p>0</text:p>
          </table:table-cell>
          <table:table-cell table:formula="of:=SIN(RADIANS([.P$1]*[.$A514]*360/256))" office:value-type="float" office:value="0">
            <text:p>0</text:p>
          </table:table-cell>
          <table:table-cell table:formula="of:=SIN(RADIANS([.Q$1]*[.$A514]*360/256))" office:value-type="float" office:value="0">
            <text:p>0</text:p>
          </table:table-cell>
          <table:table-cell table:formula="of:= [.B514]/1+ [.C514]/2+ [.D514]/3+ [.E514]/4+ [.F514]/5+ [.G514]/6+ [.H514]/7+ [.I514]/8+ [.J514]/9+ [.K514]/10+ [.L514]/11+ [.M514]/12+ [.N514]/13+ [.O514]/14+ [.P514]/15+ [.Q514]/1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SIN(RADIANS([.$A515]*360/256))" office:value-type="float" office:value="0.0245412285229123">
            <text:p>0.0245412285</text:p>
          </table:table-cell>
          <table:table-cell table:formula="of:=SIN(RADIANS([.C$1]*[.$A515]*360/256))" office:value-type="float" office:value="0.049067674327418">
            <text:p>0.0490676743</text:p>
          </table:table-cell>
          <table:table-cell table:formula="of:=SIN(RADIANS([.D$1]*[.$A515]*360/256))" office:value-type="float" office:value="0.0735645635996674">
            <text:p>0.0735645636</text:p>
          </table:table-cell>
          <table:table-cell table:formula="of:=SIN(RADIANS([.E$1]*[.$A515]*360/256))" office:value-type="float" office:value="0.0980171403295606">
            <text:p>0.0980171403</text:p>
          </table:table-cell>
          <table:table-cell table:formula="of:=SIN(RADIANS([.F$1]*[.$A515]*360/256))" office:value-type="float" office:value="0.122410675199216">
            <text:p>0.1224106752</text:p>
          </table:table-cell>
          <table:table-cell table:formula="of:=SIN(RADIANS([.G$1]*[.$A515]*360/256))" office:value-type="float" office:value="0.146730474455362">
            <text:p>0.1467304745</text:p>
          </table:table-cell>
          <table:table-cell table:formula="of:=SIN(RADIANS([.H$1]*[.$A515]*360/256))" office:value-type="float" office:value="0.170961888760301">
            <text:p>0.1709618888</text:p>
          </table:table-cell>
          <table:table-cell table:formula="of:=SIN(RADIANS([.I$1]*[.$A515]*360/256))" office:value-type="float" office:value="0.195090322016128">
            <text:p>0.195090322</text:p>
          </table:table-cell>
          <table:table-cell table:formula="of:=SIN(RADIANS([.J$1]*[.$A515]*360/256))" office:value-type="float" office:value="0.21910124015687">
            <text:p>0.2191012402</text:p>
          </table:table-cell>
          <table:table-cell table:formula="of:=SIN(RADIANS([.K$1]*[.$A515]*360/256))" office:value-type="float" office:value="0.242980179903264">
            <text:p>0.2429801799</text:p>
          </table:table-cell>
          <table:table-cell table:formula="of:=SIN(RADIANS([.L$1]*[.$A515]*360/256))" office:value-type="float" office:value="0.266712757474898">
            <text:p>0.2667127575</text:p>
          </table:table-cell>
          <table:table-cell table:formula="of:=SIN(RADIANS([.M$1]*[.$A515]*360/256))" office:value-type="float" office:value="0.290284677254462">
            <text:p>0.2902846773</text:p>
          </table:table-cell>
          <table:table-cell table:formula="of:=SIN(RADIANS([.N$1]*[.$A515]*360/256))" office:value-type="float" office:value="0.313681740398891">
            <text:p>0.3136817404</text:p>
          </table:table-cell>
          <table:table-cell table:formula="of:=SIN(RADIANS([.O$1]*[.$A515]*360/256))" office:value-type="float" office:value="0.33688985339222">
            <text:p>0.3368898534</text:p>
          </table:table-cell>
          <table:table-cell table:formula="of:=SIN(RADIANS([.P$1]*[.$A515]*360/256))" office:value-type="float" office:value="0.359895036534988">
            <text:p>0.3598950365</text:p>
          </table:table-cell>
          <table:table-cell table:formula="of:=SIN(RADIANS([.Q$1]*[.$A515]*360/256))" office:value-type="float" office:value="0.38268343236509">
            <text:p>0.3826834324</text:p>
          </table:table-cell>
          <table:table-cell table:formula="of:= [.B515]/1+ [.C515]/2+ [.D515]/3+ [.E515]/4+ [.F515]/5+ [.G515]/6+ [.H515]/7+ [.I515]/8+ [.J515]/9+ [.K515]/10+ [.L515]/11+ [.M515]/12+ [.N515]/13+ [.O515]/14+ [.P515]/15+ [.Q515]/16" office:value-type="float" office:value="0.389030750180634">
            <text:p>0.389030750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SIN(RADIANS([.$A516]*360/256))" office:value-type="float" office:value="0.049067674327418">
            <text:p>0.0490676743</text:p>
          </table:table-cell>
          <table:table-cell table:formula="of:=SIN(RADIANS([.C$1]*[.$A516]*360/256))" office:value-type="float" office:value="0.0980171403295606">
            <text:p>0.0980171403</text:p>
          </table:table-cell>
          <table:table-cell table:formula="of:=SIN(RADIANS([.D$1]*[.$A516]*360/256))" office:value-type="float" office:value="0.146730474455362">
            <text:p>0.1467304745</text:p>
          </table:table-cell>
          <table:table-cell table:formula="of:=SIN(RADIANS([.E$1]*[.$A516]*360/256))" office:value-type="float" office:value="0.195090322016128">
            <text:p>0.195090322</text:p>
          </table:table-cell>
          <table:table-cell table:formula="of:=SIN(RADIANS([.F$1]*[.$A516]*360/256))" office:value-type="float" office:value="0.242980179903264">
            <text:p>0.2429801799</text:p>
          </table:table-cell>
          <table:table-cell table:formula="of:=SIN(RADIANS([.G$1]*[.$A516]*360/256))" office:value-type="float" office:value="0.290284677254462">
            <text:p>0.2902846773</text:p>
          </table:table-cell>
          <table:table-cell table:formula="of:=SIN(RADIANS([.H$1]*[.$A516]*360/256))" office:value-type="float" office:value="0.33688985339222">
            <text:p>0.3368898534</text:p>
          </table:table-cell>
          <table:table-cell table:formula="of:=SIN(RADIANS([.I$1]*[.$A516]*360/256))" office:value-type="float" office:value="0.38268343236509">
            <text:p>0.3826834324</text:p>
          </table:table-cell>
          <table:table-cell table:formula="of:=SIN(RADIANS([.J$1]*[.$A516]*360/256))" office:value-type="float" office:value="0.427555093430282">
            <text:p>0.4275550934</text:p>
          </table:table-cell>
          <table:table-cell table:formula="of:=SIN(RADIANS([.K$1]*[.$A516]*360/256))" office:value-type="float" office:value="0.471396736825998">
            <text:p>0.4713967368</text:p>
          </table:table-cell>
          <table:table-cell table:formula="of:=SIN(RADIANS([.L$1]*[.$A516]*360/256))" office:value-type="float" office:value="0.514102744193222">
            <text:p>0.5141027442</text:p>
          </table:table-cell>
          <table:table-cell table:formula="of:=SIN(RADIANS([.M$1]*[.$A516]*360/256))" office:value-type="float" office:value="0.555570233019602">
            <text:p>0.555570233</text:p>
          </table:table-cell>
          <table:table-cell table:formula="of:=SIN(RADIANS([.N$1]*[.$A516]*360/256))" office:value-type="float" office:value="0.595699304492433">
            <text:p>0.5956993045</text:p>
          </table:table-cell>
          <table:table-cell table:formula="of:=SIN(RADIANS([.O$1]*[.$A516]*360/256))" office:value-type="float" office:value="0.634393284163645">
            <text:p>0.6343932842</text:p>
          </table:table-cell>
          <table:table-cell table:formula="of:=SIN(RADIANS([.P$1]*[.$A516]*360/256))" office:value-type="float" office:value="0.671558954847018">
            <text:p>0.6715589548</text:p>
          </table:table-cell>
          <table:table-cell table:formula="of:=SIN(RADIANS([.Q$1]*[.$A516]*360/256))" office:value-type="float" office:value="0.707106781186547">
            <text:p>0.7071067812</text:p>
          </table:table-cell>
          <table:table-cell table:formula="of:= [.B516]/1+ [.C516]/2+ [.D516]/3+ [.E516]/4+ [.F516]/5+ [.G516]/6+ [.H516]/7+ [.I516]/8+ [.J516]/9+ [.K516]/10+ [.L516]/11+ [.M516]/12+ [.N516]/13+ [.O516]/14+ [.P516]/15+ [.Q516]/16" office:value-type="float" office:value="0.756479877579664">
            <text:p>0.756479877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SIN(RADIANS([.$A517]*360/256))" office:value-type="float" office:value="0.0735645635996674">
            <text:p>0.0735645636</text:p>
          </table:table-cell>
          <table:table-cell table:formula="of:=SIN(RADIANS([.C$1]*[.$A517]*360/256))" office:value-type="float" office:value="0.146730474455362">
            <text:p>0.1467304745</text:p>
          </table:table-cell>
          <table:table-cell table:formula="of:=SIN(RADIANS([.D$1]*[.$A517]*360/256))" office:value-type="float" office:value="0.21910124015687">
            <text:p>0.2191012402</text:p>
          </table:table-cell>
          <table:table-cell table:formula="of:=SIN(RADIANS([.E$1]*[.$A517]*360/256))" office:value-type="float" office:value="0.290284677254462">
            <text:p>0.2902846773</text:p>
          </table:table-cell>
          <table:table-cell table:formula="of:=SIN(RADIANS([.F$1]*[.$A517]*360/256))" office:value-type="float" office:value="0.359895036534988">
            <text:p>0.3598950365</text:p>
          </table:table-cell>
          <table:table-cell table:formula="of:=SIN(RADIANS([.G$1]*[.$A517]*360/256))" office:value-type="float" office:value="0.427555093430282">
            <text:p>0.4275550934</text:p>
          </table:table-cell>
          <table:table-cell table:formula="of:=SIN(RADIANS([.H$1]*[.$A517]*360/256))" office:value-type="float" office:value="0.492898192229784">
            <text:p>0.4928981922</text:p>
          </table:table-cell>
          <table:table-cell table:formula="of:=SIN(RADIANS([.I$1]*[.$A517]*360/256))" office:value-type="float" office:value="0.555570233019602">
            <text:p>0.555570233</text:p>
          </table:table-cell>
          <table:table-cell table:formula="of:=SIN(RADIANS([.J$1]*[.$A517]*360/256))" office:value-type="float" office:value="0.615231590580627">
            <text:p>0.6152315906</text:p>
          </table:table-cell>
          <table:table-cell table:formula="of:=SIN(RADIANS([.K$1]*[.$A517]*360/256))" office:value-type="float" office:value="0.671558954847018">
            <text:p>0.6715589548</text:p>
          </table:table-cell>
          <table:table-cell table:formula="of:=SIN(RADIANS([.L$1]*[.$A517]*360/256))" office:value-type="float" office:value="0.724247082951467">
            <text:p>0.724247083</text:p>
          </table:table-cell>
          <table:table-cell table:formula="of:=SIN(RADIANS([.M$1]*[.$A517]*360/256))" office:value-type="float" office:value="0.773010453362737">
            <text:p>0.7730104534</text:p>
          </table:table-cell>
          <table:table-cell table:formula="of:=SIN(RADIANS([.N$1]*[.$A517]*360/256))" office:value-type="float" office:value="0.817584813151584">
            <text:p>0.8175848132</text:p>
          </table:table-cell>
          <table:table-cell table:formula="of:=SIN(RADIANS([.O$1]*[.$A517]*360/256))" office:value-type="float" office:value="0.857728610000272">
            <text:p>0.85772861</text:p>
          </table:table-cell>
          <table:table-cell table:formula="of:=SIN(RADIANS([.P$1]*[.$A517]*360/256))" office:value-type="float" office:value="0.893224301195515">
            <text:p>0.8932243012</text:p>
          </table:table-cell>
          <table:table-cell table:formula="of:=SIN(RADIANS([.Q$1]*[.$A517]*360/256))" office:value-type="float" office:value="0.923879532511287">
            <text:p>0.9238795325</text:p>
          </table:table-cell>
          <table:table-cell table:formula="of:= [.B517]/1+ [.C517]/2+ [.D517]/3+ [.E517]/4+ [.F517]/5+ [.G517]/6+ [.H517]/7+ [.I517]/8+ [.J517]/9+ [.K517]/10+ [.L517]/11+ [.M517]/12+ [.N517]/13+ [.O517]/14+ [.P517]/15+ [.Q517]/16" office:value-type="float" office:value="1.08285458207108">
            <text:p>1.082854582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SIN(RADIANS([.$A518]*360/256))" office:value-type="float" office:value="0.0980171403295606">
            <text:p>0.0980171403</text:p>
          </table:table-cell>
          <table:table-cell table:formula="of:=SIN(RADIANS([.C$1]*[.$A518]*360/256))" office:value-type="float" office:value="0.195090322016128">
            <text:p>0.195090322</text:p>
          </table:table-cell>
          <table:table-cell table:formula="of:=SIN(RADIANS([.D$1]*[.$A518]*360/256))" office:value-type="float" office:value="0.290284677254462">
            <text:p>0.2902846773</text:p>
          </table:table-cell>
          <table:table-cell table:formula="of:=SIN(RADIANS([.E$1]*[.$A518]*360/256))" office:value-type="float" office:value="0.38268343236509">
            <text:p>0.3826834324</text:p>
          </table:table-cell>
          <table:table-cell table:formula="of:=SIN(RADIANS([.F$1]*[.$A518]*360/256))" office:value-type="float" office:value="0.471396736825998">
            <text:p>0.4713967368</text:p>
          </table:table-cell>
          <table:table-cell table:formula="of:=SIN(RADIANS([.G$1]*[.$A518]*360/256))" office:value-type="float" office:value="0.555570233019602">
            <text:p>0.555570233</text:p>
          </table:table-cell>
          <table:table-cell table:formula="of:=SIN(RADIANS([.H$1]*[.$A518]*360/256))" office:value-type="float" office:value="0.634393284163645">
            <text:p>0.6343932842</text:p>
          </table:table-cell>
          <table:table-cell table:formula="of:=SIN(RADIANS([.I$1]*[.$A518]*360/256))" office:value-type="float" office:value="0.707106781186547">
            <text:p>0.7071067812</text:p>
          </table:table-cell>
          <table:table-cell table:formula="of:=SIN(RADIANS([.J$1]*[.$A518]*360/256))" office:value-type="float" office:value="0.773010453362737">
            <text:p>0.7730104534</text:p>
          </table:table-cell>
          <table:table-cell table:formula="of:=SIN(RADIANS([.K$1]*[.$A518]*360/256))" office:value-type="float" office:value="0.831469612302545">
            <text:p>0.8314696123</text:p>
          </table:table-cell>
          <table:table-cell table:formula="of:=SIN(RADIANS([.L$1]*[.$A518]*360/256))" office:value-type="float" office:value="0.881921264348355">
            <text:p>0.8819212643</text:p>
          </table:table-cell>
          <table:table-cell table:formula="of:=SIN(RADIANS([.M$1]*[.$A518]*360/256))" office:value-type="float" office:value="0.923879532511287">
            <text:p>0.9238795325</text:p>
          </table:table-cell>
          <table:table-cell table:formula="of:=SIN(RADIANS([.N$1]*[.$A518]*360/256))" office:value-type="float" office:value="0.956940335732209">
            <text:p>0.9569403357</text:p>
          </table:table-cell>
          <table:table-cell table:formula="of:=SIN(RADIANS([.O$1]*[.$A518]*360/256))" office:value-type="float" office:value="0.98078528040323">
            <text:p>0.9807852804</text:p>
          </table:table-cell>
          <table:table-cell table:formula="of:=SIN(RADIANS([.P$1]*[.$A518]*360/256))" office:value-type="float" office:value="0.995184726672197">
            <text:p>0.9951847267</text:p>
          </table:table-cell>
          <table:table-cell table:formula="of:=SIN(RADIANS([.Q$1]*[.$A518]*360/256))" office:value-type="float" office:value="1">
            <text:p>1</text:p>
          </table:table-cell>
          <table:table-cell table:formula="of:= [.B518]/1+ [.C518]/2+ [.D518]/3+ [.E518]/4+ [.F518]/5+ [.G518]/6+ [.H518]/7+ [.I518]/8+ [.J518]/9+ [.K518]/10+ [.L518]/11+ [.M518]/12+ [.N518]/13+ [.O518]/14+ [.P518]/15+ [.Q518]/16" office:value-type="float" office:value="1.35259923238753">
            <text:p>1.352599232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SIN(RADIANS([.$A519]*360/256))" office:value-type="float" office:value="0.122410675199216">
            <text:p>0.1224106752</text:p>
          </table:table-cell>
          <table:table-cell table:formula="of:=SIN(RADIANS([.C$1]*[.$A519]*360/256))" office:value-type="float" office:value="0.242980179903264">
            <text:p>0.2429801799</text:p>
          </table:table-cell>
          <table:table-cell table:formula="of:=SIN(RADIANS([.D$1]*[.$A519]*360/256))" office:value-type="float" office:value="0.359895036534988">
            <text:p>0.3598950365</text:p>
          </table:table-cell>
          <table:table-cell table:formula="of:=SIN(RADIANS([.E$1]*[.$A519]*360/256))" office:value-type="float" office:value="0.471396736825998">
            <text:p>0.4713967368</text:p>
          </table:table-cell>
          <table:table-cell table:formula="of:=SIN(RADIANS([.F$1]*[.$A519]*360/256))" office:value-type="float" office:value="0.575808191417845">
            <text:p>0.5758081914</text:p>
          </table:table-cell>
          <table:table-cell table:formula="of:=SIN(RADIANS([.G$1]*[.$A519]*360/256))" office:value-type="float" office:value="0.671558954847018">
            <text:p>0.6715589548</text:p>
          </table:table-cell>
          <table:table-cell table:formula="of:=SIN(RADIANS([.H$1]*[.$A519]*360/256))" office:value-type="float" office:value="0.757208846506484">
            <text:p>0.7572088465</text:p>
          </table:table-cell>
          <table:table-cell table:formula="of:=SIN(RADIANS([.I$1]*[.$A519]*360/256))" office:value-type="float" office:value="0.831469612302545">
            <text:p>0.8314696123</text:p>
          </table:table-cell>
          <table:table-cell table:formula="of:=SIN(RADIANS([.J$1]*[.$A519]*360/256))" office:value-type="float" office:value="0.893224301195515">
            <text:p>0.8932243012</text:p>
          </table:table-cell>
          <table:table-cell table:formula="of:=SIN(RADIANS([.K$1]*[.$A519]*360/256))" office:value-type="float" office:value="0.941544065183021">
            <text:p>0.9415440652</text:p>
          </table:table-cell>
          <table:table-cell table:formula="of:=SIN(RADIANS([.L$1]*[.$A519]*360/256))" office:value-type="float" office:value="0.975702130038528">
            <text:p>0.97570213</text:p>
          </table:table-cell>
          <table:table-cell table:formula="of:=SIN(RADIANS([.M$1]*[.$A519]*360/256))" office:value-type="float" office:value="0.995184726672197">
            <text:p>0.9951847267</text:p>
          </table:table-cell>
          <table:table-cell table:formula="of:=SIN(RADIANS([.N$1]*[.$A519]*360/256))" office:value-type="float" office:value="0.999698818696204">
            <text:p>0.9996988187</text:p>
          </table:table-cell>
          <table:table-cell table:formula="of:=SIN(RADIANS([.O$1]*[.$A519]*360/256))" office:value-type="float" office:value="0.989176509964781">
            <text:p>0.98917651</text:p>
          </table:table-cell>
          <table:table-cell table:formula="of:=SIN(RADIANS([.P$1]*[.$A519]*360/256))" office:value-type="float" office:value="0.96377606579544">
            <text:p>0.9637760658</text:p>
          </table:table-cell>
          <table:table-cell table:formula="of:=SIN(RADIANS([.Q$1]*[.$A519]*360/256))" office:value-type="float" office:value="0.923879532511287">
            <text:p>0.9238795325</text:p>
          </table:table-cell>
          <table:table-cell table:formula="of:= [.B519]/1+ [.C519]/2+ [.D519]/3+ [.E519]/4+ [.F519]/5+ [.G519]/6+ [.H519]/7+ [.I519]/8+ [.J519]/9+ [.K519]/10+ [.L519]/11+ [.M519]/12+ [.N519]/13+ [.O519]/14+ [.P519]/15+ [.Q519]/16" office:value-type="float" office:value="1.55549287411071">
            <text:p>1.55549287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SIN(RADIANS([.$A520]*360/256))" office:value-type="float" office:value="0.146730474455362">
            <text:p>0.1467304745</text:p>
          </table:table-cell>
          <table:table-cell table:formula="of:=SIN(RADIANS([.C$1]*[.$A520]*360/256))" office:value-type="float" office:value="0.290284677254462">
            <text:p>0.2902846773</text:p>
          </table:table-cell>
          <table:table-cell table:formula="of:=SIN(RADIANS([.D$1]*[.$A520]*360/256))" office:value-type="float" office:value="0.427555093430282">
            <text:p>0.4275550934</text:p>
          </table:table-cell>
          <table:table-cell table:formula="of:=SIN(RADIANS([.E$1]*[.$A520]*360/256))" office:value-type="float" office:value="0.555570233019602">
            <text:p>0.555570233</text:p>
          </table:table-cell>
          <table:table-cell table:formula="of:=SIN(RADIANS([.F$1]*[.$A520]*360/256))" office:value-type="float" office:value="0.671558954847018">
            <text:p>0.6715589548</text:p>
          </table:table-cell>
          <table:table-cell table:formula="of:=SIN(RADIANS([.G$1]*[.$A520]*360/256))" office:value-type="float" office:value="0.773010453362737">
            <text:p>0.7730104534</text:p>
          </table:table-cell>
          <table:table-cell table:formula="of:=SIN(RADIANS([.H$1]*[.$A520]*360/256))" office:value-type="float" office:value="0.857728610000272">
            <text:p>0.85772861</text:p>
          </table:table-cell>
          <table:table-cell table:formula="of:=SIN(RADIANS([.I$1]*[.$A520]*360/256))" office:value-type="float" office:value="0.923879532511287">
            <text:p>0.9238795325</text:p>
          </table:table-cell>
          <table:table-cell table:formula="of:=SIN(RADIANS([.J$1]*[.$A520]*360/256))" office:value-type="float" office:value="0.970031253194544">
            <text:p>0.9700312532</text:p>
          </table:table-cell>
          <table:table-cell table:formula="of:=SIN(RADIANS([.K$1]*[.$A520]*360/256))" office:value-type="float" office:value="0.995184726672197">
            <text:p>0.9951847267</text:p>
          </table:table-cell>
          <table:table-cell table:formula="of:=SIN(RADIANS([.L$1]*[.$A520]*360/256))" office:value-type="float" office:value="0.998795456205172">
            <text:p>0.9987954562</text:p>
          </table:table-cell>
          <table:table-cell table:formula="of:=SIN(RADIANS([.M$1]*[.$A520]*360/256))" office:value-type="float" office:value="0.98078528040323">
            <text:p>0.9807852804</text:p>
          </table:table-cell>
          <table:table-cell table:formula="of:=SIN(RADIANS([.N$1]*[.$A520]*360/256))" office:value-type="float" office:value="0.941544065183021">
            <text:p>0.9415440652</text:p>
          </table:table-cell>
          <table:table-cell table:formula="of:=SIN(RADIANS([.O$1]*[.$A520]*360/256))" office:value-type="float" office:value="0.881921264348355">
            <text:p>0.8819212643</text:p>
          </table:table-cell>
          <table:table-cell table:formula="of:=SIN(RADIANS([.P$1]*[.$A520]*360/256))" office:value-type="float" office:value="0.803207531480645">
            <text:p>0.8032075315</text:p>
          </table:table-cell>
          <table:table-cell table:formula="of:=SIN(RADIANS([.Q$1]*[.$A520]*360/256))" office:value-type="float" office:value="0.707106781186548">
            <text:p>0.7071067812</text:p>
          </table:table-cell>
          <table:table-cell table:formula="of:= [.B520]/1+ [.C520]/2+ [.D520]/3+ [.E520]/4+ [.F520]/5+ [.G520]/6+ [.H520]/7+ [.I520]/8+ [.J520]/9+ [.K520]/10+ [.L520]/11+ [.M520]/12+ [.N520]/13+ [.O520]/14+ [.P520]/15+ [.Q520]/16" office:value-type="float" office:value="1.68744180429663">
            <text:p>1.687441804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SIN(RADIANS([.$A521]*360/256))" office:value-type="float" office:value="0.170961888760301">
            <text:p>0.1709618888</text:p>
          </table:table-cell>
          <table:table-cell table:formula="of:=SIN(RADIANS([.C$1]*[.$A521]*360/256))" office:value-type="float" office:value="0.33688985339222">
            <text:p>0.3368898534</text:p>
          </table:table-cell>
          <table:table-cell table:formula="of:=SIN(RADIANS([.D$1]*[.$A521]*360/256))" office:value-type="float" office:value="0.492898192229784">
            <text:p>0.4928981922</text:p>
          </table:table-cell>
          <table:table-cell table:formula="of:=SIN(RADIANS([.E$1]*[.$A521]*360/256))" office:value-type="float" office:value="0.634393284163645">
            <text:p>0.6343932842</text:p>
          </table:table-cell>
          <table:table-cell table:formula="of:=SIN(RADIANS([.F$1]*[.$A521]*360/256))" office:value-type="float" office:value="0.757208846506484">
            <text:p>0.7572088465</text:p>
          </table:table-cell>
          <table:table-cell table:formula="of:=SIN(RADIANS([.G$1]*[.$A521]*360/256))" office:value-type="float" office:value="0.857728610000272">
            <text:p>0.85772861</text:p>
          </table:table-cell>
          <table:table-cell table:formula="of:=SIN(RADIANS([.H$1]*[.$A521]*360/256))" office:value-type="float" office:value="0.932992798834739">
            <text:p>0.9329927988</text:p>
          </table:table-cell>
          <table:table-cell table:formula="of:=SIN(RADIANS([.I$1]*[.$A521]*360/256))" office:value-type="float" office:value="0.98078528040323">
            <text:p>0.9807852804</text:p>
          </table:table-cell>
          <table:table-cell table:formula="of:=SIN(RADIANS([.J$1]*[.$A521]*360/256))" office:value-type="float" office:value="0.999698818696204">
            <text:p>0.9996988187</text:p>
          </table:table-cell>
          <table:table-cell table:formula="of:=SIN(RADIANS([.K$1]*[.$A521]*360/256))" office:value-type="float" office:value="0.989176509964781">
            <text:p>0.98917651</text:p>
          </table:table-cell>
          <table:table-cell table:formula="of:=SIN(RADIANS([.L$1]*[.$A521]*360/256))" office:value-type="float" office:value="0.949528180593037">
            <text:p>0.9495281806</text:p>
          </table:table-cell>
          <table:table-cell table:formula="of:=SIN(RADIANS([.M$1]*[.$A521]*360/256))" office:value-type="float" office:value="0.881921264348355">
            <text:p>0.8819212643</text:p>
          </table:table-cell>
          <table:table-cell table:formula="of:=SIN(RADIANS([.N$1]*[.$A521]*360/256))" office:value-type="float" office:value="0.788346427626606">
            <text:p>0.7883464276</text:p>
          </table:table-cell>
          <table:table-cell table:formula="of:=SIN(RADIANS([.O$1]*[.$A521]*360/256))" office:value-type="float" office:value="0.671558954847019">
            <text:p>0.6715589548</text:p>
          </table:table-cell>
          <table:table-cell table:formula="of:=SIN(RADIANS([.P$1]*[.$A521]*360/256))" office:value-type="float" office:value="0.534997619887097">
            <text:p>0.5349976199</text:p>
          </table:table-cell>
          <table:table-cell table:formula="of:=SIN(RADIANS([.Q$1]*[.$A521]*360/256))" office:value-type="float" office:value="0.38268343236509">
            <text:p>0.3826834324</text:p>
          </table:table-cell>
          <table:table-cell table:formula="of:= [.B521]/1+ [.C521]/2+ [.D521]/3+ [.E521]/4+ [.F521]/5+ [.G521]/6+ [.H521]/7+ [.I521]/8+ [.J521]/9+ [.K521]/10+ [.L521]/11+ [.M521]/12+ [.N521]/13+ [.O521]/14+ [.P521]/15+ [.Q521]/16" office:value-type="float" office:value="1.75058814922883">
            <text:p>1.750588149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SIN(RADIANS([.$A522]*360/256))" office:value-type="float" office:value="0.195090322016128">
            <text:p>0.195090322</text:p>
          </table:table-cell>
          <table:table-cell table:formula="of:=SIN(RADIANS([.C$1]*[.$A522]*360/256))" office:value-type="float" office:value="0.38268343236509">
            <text:p>0.3826834324</text:p>
          </table:table-cell>
          <table:table-cell table:formula="of:=SIN(RADIANS([.D$1]*[.$A522]*360/256))" office:value-type="float" office:value="0.555570233019602">
            <text:p>0.555570233</text:p>
          </table:table-cell>
          <table:table-cell table:formula="of:=SIN(RADIANS([.E$1]*[.$A522]*360/256))" office:value-type="float" office:value="0.707106781186547">
            <text:p>0.7071067812</text:p>
          </table:table-cell>
          <table:table-cell table:formula="of:=SIN(RADIANS([.F$1]*[.$A522]*360/256))" office:value-type="float" office:value="0.831469612302545">
            <text:p>0.8314696123</text:p>
          </table:table-cell>
          <table:table-cell table:formula="of:=SIN(RADIANS([.G$1]*[.$A522]*360/256))" office:value-type="float" office:value="0.923879532511287">
            <text:p>0.9238795325</text:p>
          </table:table-cell>
          <table:table-cell table:formula="of:=SIN(RADIANS([.H$1]*[.$A522]*360/256))" office:value-type="float" office:value="0.98078528040323">
            <text:p>0.9807852804</text:p>
          </table:table-cell>
          <table:table-cell table:formula="of:=SIN(RADIANS([.I$1]*[.$A522]*360/256))" office:value-type="float" office:value="1">
            <text:p>1</text:p>
          </table:table-cell>
          <table:table-cell table:formula="of:=SIN(RADIANS([.J$1]*[.$A522]*360/256))" office:value-type="float" office:value="0.98078528040323">
            <text:p>0.9807852804</text:p>
          </table:table-cell>
          <table:table-cell table:formula="of:=SIN(RADIANS([.K$1]*[.$A522]*360/256))" office:value-type="float" office:value="0.923879532511287">
            <text:p>0.9238795325</text:p>
          </table:table-cell>
          <table:table-cell table:formula="of:=SIN(RADIANS([.L$1]*[.$A522]*360/256))" office:value-type="float" office:value="0.831469612302545">
            <text:p>0.8314696123</text:p>
          </table:table-cell>
          <table:table-cell table:formula="of:=SIN(RADIANS([.M$1]*[.$A522]*360/256))" office:value-type="float" office:value="0.707106781186548">
            <text:p>0.7071067812</text:p>
          </table:table-cell>
          <table:table-cell table:formula="of:=SIN(RADIANS([.N$1]*[.$A522]*360/256))" office:value-type="float" office:value="0.555570233019602">
            <text:p>0.555570233</text:p>
          </table:table-cell>
          <table:table-cell table:formula="of:=SIN(RADIANS([.O$1]*[.$A522]*360/256))" office:value-type="float" office:value="0.38268343236509">
            <text:p>0.3826834324</text:p>
          </table:table-cell>
          <table:table-cell table:formula="of:=SIN(RADIANS([.P$1]*[.$A522]*360/256))" office:value-type="float" office:value="0.195090322016128">
            <text:p>0.195090322</text:p>
          </table:table-cell>
          <table:table-cell table:formula="of:=SIN(RADIANS([.Q$1]*[.$A522]*360/256))" office:value-type="float" office:value="1.22464679914735E-016">
            <text:p>1.22464679914735E-016</text:p>
          </table:table-cell>
          <table:table-cell table:formula="of:= [.B522]/1+ [.C522]/2+ [.D522]/3+ [.E522]/4+ [.F522]/5+ [.G522]/6+ [.H522]/7+ [.I522]/8+ [.J522]/9+ [.K522]/10+ [.L522]/11+ [.M522]/12+ [.N522]/13+ [.O522]/14+ [.P522]/15+ [.Q522]/16" office:value-type="float" office:value="1.75273936994067">
            <text:p>1.752739369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SIN(RADIANS([.$A523]*360/256))" office:value-type="float" office:value="0.21910124015687">
            <text:p>0.2191012402</text:p>
          </table:table-cell>
          <table:table-cell table:formula="of:=SIN(RADIANS([.C$1]*[.$A523]*360/256))" office:value-type="float" office:value="0.427555093430282">
            <text:p>0.4275550934</text:p>
          </table:table-cell>
          <table:table-cell table:formula="of:=SIN(RADIANS([.D$1]*[.$A523]*360/256))" office:value-type="float" office:value="0.615231590580627">
            <text:p>0.6152315906</text:p>
          </table:table-cell>
          <table:table-cell table:formula="of:=SIN(RADIANS([.E$1]*[.$A523]*360/256))" office:value-type="float" office:value="0.773010453362737">
            <text:p>0.7730104534</text:p>
          </table:table-cell>
          <table:table-cell table:formula="of:=SIN(RADIANS([.F$1]*[.$A523]*360/256))" office:value-type="float" office:value="0.893224301195515">
            <text:p>0.8932243012</text:p>
          </table:table-cell>
          <table:table-cell table:formula="of:=SIN(RADIANS([.G$1]*[.$A523]*360/256))" office:value-type="float" office:value="0.970031253194544">
            <text:p>0.9700312532</text:p>
          </table:table-cell>
          <table:table-cell table:formula="of:=SIN(RADIANS([.H$1]*[.$A523]*360/256))" office:value-type="float" office:value="0.999698818696204">
            <text:p>0.9996988187</text:p>
          </table:table-cell>
          <table:table-cell table:formula="of:=SIN(RADIANS([.I$1]*[.$A523]*360/256))" office:value-type="float" office:value="0.98078528040323">
            <text:p>0.9807852804</text:p>
          </table:table-cell>
          <table:table-cell table:formula="of:=SIN(RADIANS([.J$1]*[.$A523]*360/256))" office:value-type="float" office:value="0.914209755703531">
            <text:p>0.9142097557</text:p>
          </table:table-cell>
          <table:table-cell table:formula="of:=SIN(RADIANS([.K$1]*[.$A523]*360/256))" office:value-type="float" office:value="0.803207531480645">
            <text:p>0.8032075315</text:p>
          </table:table-cell>
          <table:table-cell table:formula="of:=SIN(RADIANS([.L$1]*[.$A523]*360/256))" office:value-type="float" office:value="0.653172842953777">
            <text:p>0.653172843</text:p>
          </table:table-cell>
          <table:table-cell table:formula="of:=SIN(RADIANS([.M$1]*[.$A523]*360/256))" office:value-type="float" office:value="0.471396736825998">
            <text:p>0.4713967368</text:p>
          </table:table-cell>
          <table:table-cell table:formula="of:=SIN(RADIANS([.N$1]*[.$A523]*360/256))" office:value-type="float" office:value="0.266712757474898">
            <text:p>0.2667127575</text:p>
          </table:table-cell>
          <table:table-cell table:formula="of:=SIN(RADIANS([.O$1]*[.$A523]*360/256))" office:value-type="float" office:value="0.049067674327418">
            <text:p>0.0490676743</text:p>
          </table:table-cell>
          <table:table-cell table:formula="of:=SIN(RADIANS([.P$1]*[.$A523]*360/256))" office:value-type="float" office:value="-0.170961888760301">
            <text:p>-0.1709618888</text:p>
          </table:table-cell>
          <table:table-cell table:formula="of:=SIN(RADIANS([.Q$1]*[.$A523]*360/256))" office:value-type="float" office:value="-0.38268343236509">
            <text:p>-0.3826834324</text:p>
          </table:table-cell>
          <table:table-cell table:formula="of:= [.B523]/1+ [.C523]/2+ [.D523]/3+ [.E523]/4+ [.F523]/5+ [.G523]/6+ [.H523]/7+ [.I523]/8+ [.J523]/9+ [.K523]/10+ [.L523]/11+ [.M523]/12+ [.N523]/13+ [.O523]/14+ [.P523]/15+ [.Q523]/16" office:value-type="float" office:value="1.70620566157257">
            <text:p>1.70620566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SIN(RADIANS([.$A524]*360/256))" office:value-type="float" office:value="0.242980179903264">
            <text:p>0.2429801799</text:p>
          </table:table-cell>
          <table:table-cell table:formula="of:=SIN(RADIANS([.C$1]*[.$A524]*360/256))" office:value-type="float" office:value="0.471396736825998">
            <text:p>0.4713967368</text:p>
          </table:table-cell>
          <table:table-cell table:formula="of:=SIN(RADIANS([.D$1]*[.$A524]*360/256))" office:value-type="float" office:value="0.671558954847018">
            <text:p>0.6715589548</text:p>
          </table:table-cell>
          <table:table-cell table:formula="of:=SIN(RADIANS([.E$1]*[.$A524]*360/256))" office:value-type="float" office:value="0.831469612302545">
            <text:p>0.8314696123</text:p>
          </table:table-cell>
          <table:table-cell table:formula="of:=SIN(RADIANS([.F$1]*[.$A524]*360/256))" office:value-type="float" office:value="0.941544065183021">
            <text:p>0.9415440652</text:p>
          </table:table-cell>
          <table:table-cell table:formula="of:=SIN(RADIANS([.G$1]*[.$A524]*360/256))" office:value-type="float" office:value="0.995184726672197">
            <text:p>0.9951847267</text:p>
          </table:table-cell>
          <table:table-cell table:formula="of:=SIN(RADIANS([.H$1]*[.$A524]*360/256))" office:value-type="float" office:value="0.989176509964781">
            <text:p>0.98917651</text:p>
          </table:table-cell>
          <table:table-cell table:formula="of:=SIN(RADIANS([.I$1]*[.$A524]*360/256))" office:value-type="float" office:value="0.923879532511287">
            <text:p>0.9238795325</text:p>
          </table:table-cell>
          <table:table-cell table:formula="of:=SIN(RADIANS([.J$1]*[.$A524]*360/256))" office:value-type="float" office:value="0.803207531480645">
            <text:p>0.8032075315</text:p>
          </table:table-cell>
          <table:table-cell table:formula="of:=SIN(RADIANS([.K$1]*[.$A524]*360/256))" office:value-type="float" office:value="0.634393284163645">
            <text:p>0.6343932842</text:p>
          </table:table-cell>
          <table:table-cell table:formula="of:=SIN(RADIANS([.L$1]*[.$A524]*360/256))" office:value-type="float" office:value="0.427555093430282">
            <text:p>0.4275550934</text:p>
          </table:table-cell>
          <table:table-cell table:formula="of:=SIN(RADIANS([.M$1]*[.$A524]*360/256))" office:value-type="float" office:value="0.195090322016128">
            <text:p>0.195090322</text:p>
          </table:table-cell>
          <table:table-cell table:formula="of:=SIN(RADIANS([.N$1]*[.$A524]*360/256))" office:value-type="float" office:value="-0.0490676743274182">
            <text:p>-0.0490676743</text:p>
          </table:table-cell>
          <table:table-cell table:formula="of:=SIN(RADIANS([.O$1]*[.$A524]*360/256))" office:value-type="float" office:value="-0.290284677254462">
            <text:p>-0.2902846773</text:p>
          </table:table-cell>
          <table:table-cell table:formula="of:=SIN(RADIANS([.P$1]*[.$A524]*360/256))" office:value-type="float" office:value="-0.514102744193222">
            <text:p>-0.5141027442</text:p>
          </table:table-cell>
          <table:table-cell table:formula="of:=SIN(RADIANS([.Q$1]*[.$A524]*360/256))" office:value-type="float" office:value="-0.707106781186547">
            <text:p>-0.7071067812</text:p>
          </table:table-cell>
          <table:table-cell table:formula="of:= [.B524]/1+ [.C524]/2+ [.D524]/3+ [.E524]/4+ [.F524]/5+ [.G524]/6+ [.H524]/7+ [.I524]/8+ [.J524]/9+ [.K524]/10+ [.L524]/11+ [.M524]/12+ [.N524]/13+ [.O524]/14+ [.P524]/15+ [.Q524]/16" office:value-type="float" office:value="1.62620177703807">
            <text:p>1.62620177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SIN(RADIANS([.$A525]*360/256))" office:value-type="float" office:value="0.266712757474898">
            <text:p>0.2667127575</text:p>
          </table:table-cell>
          <table:table-cell table:formula="of:=SIN(RADIANS([.C$1]*[.$A525]*360/256))" office:value-type="float" office:value="0.514102744193222">
            <text:p>0.5141027442</text:p>
          </table:table-cell>
          <table:table-cell table:formula="of:=SIN(RADIANS([.D$1]*[.$A525]*360/256))" office:value-type="float" office:value="0.724247082951467">
            <text:p>0.724247083</text:p>
          </table:table-cell>
          <table:table-cell table:formula="of:=SIN(RADIANS([.E$1]*[.$A525]*360/256))" office:value-type="float" office:value="0.881921264348355">
            <text:p>0.8819212643</text:p>
          </table:table-cell>
          <table:table-cell table:formula="of:=SIN(RADIANS([.F$1]*[.$A525]*360/256))" office:value-type="float" office:value="0.975702130038528">
            <text:p>0.97570213</text:p>
          </table:table-cell>
          <table:table-cell table:formula="of:=SIN(RADIANS([.G$1]*[.$A525]*360/256))" office:value-type="float" office:value="0.998795456205172">
            <text:p>0.9987954562</text:p>
          </table:table-cell>
          <table:table-cell table:formula="of:=SIN(RADIANS([.H$1]*[.$A525]*360/256))" office:value-type="float" office:value="0.949528180593037">
            <text:p>0.9495281806</text:p>
          </table:table-cell>
          <table:table-cell table:formula="of:=SIN(RADIANS([.I$1]*[.$A525]*360/256))" office:value-type="float" office:value="0.831469612302545">
            <text:p>0.8314696123</text:p>
          </table:table-cell>
          <table:table-cell table:formula="of:=SIN(RADIANS([.J$1]*[.$A525]*360/256))" office:value-type="float" office:value="0.653172842953777">
            <text:p>0.653172843</text:p>
          </table:table-cell>
          <table:table-cell table:formula="of:=SIN(RADIANS([.K$1]*[.$A525]*360/256))" office:value-type="float" office:value="0.427555093430282">
            <text:p>0.4275550934</text:p>
          </table:table-cell>
          <table:table-cell table:formula="of:=SIN(RADIANS([.L$1]*[.$A525]*360/256))" office:value-type="float" office:value="0.170961888760301">
            <text:p>0.1709618888</text:p>
          </table:table-cell>
          <table:table-cell table:formula="of:=SIN(RADIANS([.M$1]*[.$A525]*360/256))" office:value-type="float" office:value="-0.0980171403295606">
            <text:p>-0.0980171403</text:p>
          </table:table-cell>
          <table:table-cell table:formula="of:=SIN(RADIANS([.N$1]*[.$A525]*360/256))" office:value-type="float" office:value="-0.359895036534988">
            <text:p>-0.3598950365</text:p>
          </table:table-cell>
          <table:table-cell table:formula="of:=SIN(RADIANS([.O$1]*[.$A525]*360/256))" office:value-type="float" office:value="-0.595699304492433">
            <text:p>-0.5956993045</text:p>
          </table:table-cell>
          <table:table-cell table:formula="of:=SIN(RADIANS([.P$1]*[.$A525]*360/256))" office:value-type="float" office:value="-0.788346427626606">
            <text:p>-0.7883464276</text:p>
          </table:table-cell>
          <table:table-cell table:formula="of:=SIN(RADIANS([.Q$1]*[.$A525]*360/256))" office:value-type="float" office:value="-0.923879532511287">
            <text:p>-0.9238795325</text:p>
          </table:table-cell>
          <table:table-cell table:formula="of:= [.B525]/1+ [.C525]/2+ [.D525]/3+ [.E525]/4+ [.F525]/5+ [.G525]/6+ [.H525]/7+ [.I525]/8+ [.J525]/9+ [.K525]/10+ [.L525]/11+ [.M525]/12+ [.N525]/13+ [.O525]/14+ [.P525]/15+ [.Q525]/16" office:value-type="float" office:value="1.52901814117083">
            <text:p>1.52901814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SIN(RADIANS([.$A526]*360/256))" office:value-type="float" office:value="0.290284677254462">
            <text:p>0.2902846773</text:p>
          </table:table-cell>
          <table:table-cell table:formula="of:=SIN(RADIANS([.C$1]*[.$A526]*360/256))" office:value-type="float" office:value="0.555570233019602">
            <text:p>0.555570233</text:p>
          </table:table-cell>
          <table:table-cell table:formula="of:=SIN(RADIANS([.D$1]*[.$A526]*360/256))" office:value-type="float" office:value="0.773010453362737">
            <text:p>0.7730104534</text:p>
          </table:table-cell>
          <table:table-cell table:formula="of:=SIN(RADIANS([.E$1]*[.$A526]*360/256))" office:value-type="float" office:value="0.923879532511287">
            <text:p>0.9238795325</text:p>
          </table:table-cell>
          <table:table-cell table:formula="of:=SIN(RADIANS([.F$1]*[.$A526]*360/256))" office:value-type="float" office:value="0.995184726672197">
            <text:p>0.9951847267</text:p>
          </table:table-cell>
          <table:table-cell table:formula="of:=SIN(RADIANS([.G$1]*[.$A526]*360/256))" office:value-type="float" office:value="0.98078528040323">
            <text:p>0.9807852804</text:p>
          </table:table-cell>
          <table:table-cell table:formula="of:=SIN(RADIANS([.H$1]*[.$A526]*360/256))" office:value-type="float" office:value="0.881921264348355">
            <text:p>0.8819212643</text:p>
          </table:table-cell>
          <table:table-cell table:formula="of:=SIN(RADIANS([.I$1]*[.$A526]*360/256))" office:value-type="float" office:value="0.707106781186548">
            <text:p>0.7071067812</text:p>
          </table:table-cell>
          <table:table-cell table:formula="of:=SIN(RADIANS([.J$1]*[.$A526]*360/256))" office:value-type="float" office:value="0.471396736825998">
            <text:p>0.4713967368</text:p>
          </table:table-cell>
          <table:table-cell table:formula="of:=SIN(RADIANS([.K$1]*[.$A526]*360/256))" office:value-type="float" office:value="0.195090322016128">
            <text:p>0.195090322</text:p>
          </table:table-cell>
          <table:table-cell table:formula="of:=SIN(RADIANS([.L$1]*[.$A526]*360/256))" office:value-type="float" office:value="-0.0980171403295606">
            <text:p>-0.0980171403</text:p>
          </table:table-cell>
          <table:table-cell table:formula="of:=SIN(RADIANS([.M$1]*[.$A526]*360/256))" office:value-type="float" office:value="-0.38268343236509">
            <text:p>-0.3826834324</text:p>
          </table:table-cell>
          <table:table-cell table:formula="of:=SIN(RADIANS([.N$1]*[.$A526]*360/256))" office:value-type="float" office:value="-0.634393284163645">
            <text:p>-0.6343932842</text:p>
          </table:table-cell>
          <table:table-cell table:formula="of:=SIN(RADIANS([.O$1]*[.$A526]*360/256))" office:value-type="float" office:value="-0.831469612302545">
            <text:p>-0.8314696123</text:p>
          </table:table-cell>
          <table:table-cell table:formula="of:=SIN(RADIANS([.P$1]*[.$A526]*360/256))" office:value-type="float" office:value="-0.956940335732209">
            <text:p>-0.9569403357</text:p>
          </table:table-cell>
          <table:table-cell table:formula="of:=SIN(RADIANS([.Q$1]*[.$A526]*360/256))" office:value-type="float" office:value="-1">
            <text:p>-1</text:p>
          </table:table-cell>
          <table:table-cell table:formula="of:= [.B526]/1+ [.C526]/2+ [.D526]/3+ [.E526]/4+ [.F526]/5+ [.G526]/6+ [.H526]/7+ [.I526]/8+ [.J526]/9+ [.K526]/10+ [.L526]/11+ [.M526]/12+ [.N526]/13+ [.O526]/14+ [.P526]/15+ [.Q526]/16" office:value-type="float" office:value="1.43018740632688">
            <text:p>1.430187406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SIN(RADIANS([.$A527]*360/256))" office:value-type="float" office:value="0.313681740398891">
            <text:p>0.3136817404</text:p>
          </table:table-cell>
          <table:table-cell table:formula="of:=SIN(RADIANS([.C$1]*[.$A527]*360/256))" office:value-type="float" office:value="0.595699304492433">
            <text:p>0.5956993045</text:p>
          </table:table-cell>
          <table:table-cell table:formula="of:=SIN(RADIANS([.D$1]*[.$A527]*360/256))" office:value-type="float" office:value="0.817584813151584">
            <text:p>0.8175848132</text:p>
          </table:table-cell>
          <table:table-cell table:formula="of:=SIN(RADIANS([.E$1]*[.$A527]*360/256))" office:value-type="float" office:value="0.956940335732209">
            <text:p>0.9569403357</text:p>
          </table:table-cell>
          <table:table-cell table:formula="of:=SIN(RADIANS([.F$1]*[.$A527]*360/256))" office:value-type="float" office:value="0.999698818696204">
            <text:p>0.9996988187</text:p>
          </table:table-cell>
          <table:table-cell table:formula="of:=SIN(RADIANS([.G$1]*[.$A527]*360/256))" office:value-type="float" office:value="0.941544065183021">
            <text:p>0.9415440652</text:p>
          </table:table-cell>
          <table:table-cell table:formula="of:=SIN(RADIANS([.H$1]*[.$A527]*360/256))" office:value-type="float" office:value="0.788346427626606">
            <text:p>0.7883464276</text:p>
          </table:table-cell>
          <table:table-cell table:formula="of:=SIN(RADIANS([.I$1]*[.$A527]*360/256))" office:value-type="float" office:value="0.555570233019602">
            <text:p>0.555570233</text:p>
          </table:table-cell>
          <table:table-cell table:formula="of:=SIN(RADIANS([.J$1]*[.$A527]*360/256))" office:value-type="float" office:value="0.266712757474898">
            <text:p>0.2667127575</text:p>
          </table:table-cell>
          <table:table-cell table:formula="of:=SIN(RADIANS([.K$1]*[.$A527]*360/256))" office:value-type="float" office:value="-0.0490676743274182">
            <text:p>-0.0490676743</text:p>
          </table:table-cell>
          <table:table-cell table:formula="of:=SIN(RADIANS([.L$1]*[.$A527]*360/256))" office:value-type="float" office:value="-0.359895036534988">
            <text:p>-0.3598950365</text:p>
          </table:table-cell>
          <table:table-cell table:formula="of:=SIN(RADIANS([.M$1]*[.$A527]*360/256))" office:value-type="float" office:value="-0.634393284163645">
            <text:p>-0.6343932842</text:p>
          </table:table-cell>
          <table:table-cell table:formula="of:=SIN(RADIANS([.N$1]*[.$A527]*360/256))" office:value-type="float" office:value="-0.844853565249707">
            <text:p>-0.8448535652</text:p>
          </table:table-cell>
          <table:table-cell table:formula="of:=SIN(RADIANS([.O$1]*[.$A527]*360/256))" office:value-type="float" office:value="-0.970031253194544">
            <text:p>-0.9700312532</text:p>
          </table:table-cell>
          <table:table-cell table:formula="of:=SIN(RADIANS([.P$1]*[.$A527]*360/256))" office:value-type="float" office:value="-0.99729045667869">
            <text:p>-0.9972904567</text:p>
          </table:table-cell>
          <table:table-cell table:formula="of:=SIN(RADIANS([.Q$1]*[.$A527]*360/256))" office:value-type="float" office:value="-0.923879532511287">
            <text:p>-0.9238795325</text:p>
          </table:table-cell>
          <table:table-cell table:formula="of:= [.B527]/1+ [.C527]/2+ [.D527]/3+ [.E527]/4+ [.F527]/5+ [.G527]/6+ [.H527]/7+ [.I527]/8+ [.J527]/9+ [.K527]/10+ [.L527]/11+ [.M527]/12+ [.N527]/13+ [.O527]/14+ [.P527]/15+ [.Q527]/16" office:value-type="float" office:value="1.34286468170927">
            <text:p>1.34286468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SIN(RADIANS([.$A528]*360/256))" office:value-type="float" office:value="0.33688985339222">
            <text:p>0.3368898534</text:p>
          </table:table-cell>
          <table:table-cell table:formula="of:=SIN(RADIANS([.C$1]*[.$A528]*360/256))" office:value-type="float" office:value="0.634393284163645">
            <text:p>0.6343932842</text:p>
          </table:table-cell>
          <table:table-cell table:formula="of:=SIN(RADIANS([.D$1]*[.$A528]*360/256))" office:value-type="float" office:value="0.857728610000272">
            <text:p>0.85772861</text:p>
          </table:table-cell>
          <table:table-cell table:formula="of:=SIN(RADIANS([.E$1]*[.$A528]*360/256))" office:value-type="float" office:value="0.98078528040323">
            <text:p>0.9807852804</text:p>
          </table:table-cell>
          <table:table-cell table:formula="of:=SIN(RADIANS([.F$1]*[.$A528]*360/256))" office:value-type="float" office:value="0.989176509964781">
            <text:p>0.98917651</text:p>
          </table:table-cell>
          <table:table-cell table:formula="of:=SIN(RADIANS([.G$1]*[.$A528]*360/256))" office:value-type="float" office:value="0.881921264348355">
            <text:p>0.8819212643</text:p>
          </table:table-cell>
          <table:table-cell table:formula="of:=SIN(RADIANS([.H$1]*[.$A528]*360/256))" office:value-type="float" office:value="0.671558954847019">
            <text:p>0.6715589548</text:p>
          </table:table-cell>
          <table:table-cell table:formula="of:=SIN(RADIANS([.I$1]*[.$A528]*360/256))" office:value-type="float" office:value="0.38268343236509">
            <text:p>0.3826834324</text:p>
          </table:table-cell>
          <table:table-cell table:formula="of:=SIN(RADIANS([.J$1]*[.$A528]*360/256))" office:value-type="float" office:value="0.049067674327418">
            <text:p>0.0490676743</text:p>
          </table:table-cell>
          <table:table-cell table:formula="of:=SIN(RADIANS([.K$1]*[.$A528]*360/256))" office:value-type="float" office:value="-0.290284677254462">
            <text:p>-0.2902846773</text:p>
          </table:table-cell>
          <table:table-cell table:formula="of:=SIN(RADIANS([.L$1]*[.$A528]*360/256))" office:value-type="float" office:value="-0.595699304492433">
            <text:p>-0.5956993045</text:p>
          </table:table-cell>
          <table:table-cell table:formula="of:=SIN(RADIANS([.M$1]*[.$A528]*360/256))" office:value-type="float" office:value="-0.831469612302545">
            <text:p>-0.8314696123</text:p>
          </table:table-cell>
          <table:table-cell table:formula="of:=SIN(RADIANS([.N$1]*[.$A528]*360/256))" office:value-type="float" office:value="-0.970031253194544">
            <text:p>-0.9700312532</text:p>
          </table:table-cell>
          <table:table-cell table:formula="of:=SIN(RADIANS([.O$1]*[.$A528]*360/256))" office:value-type="float" office:value="-0.995184726672197">
            <text:p>-0.9951847267</text:p>
          </table:table-cell>
          <table:table-cell table:formula="of:=SIN(RADIANS([.P$1]*[.$A528]*360/256))" office:value-type="float" office:value="-0.903989293123443">
            <text:p>-0.9039892931</text:p>
          </table:table-cell>
          <table:table-cell table:formula="of:=SIN(RADIANS([.Q$1]*[.$A528]*360/256))" office:value-type="float" office:value="-0.707106781186548">
            <text:p>-0.7071067812</text:p>
          </table:table-cell>
          <table:table-cell table:formula="of:= [.B528]/1+ [.C528]/2+ [.D528]/3+ [.E528]/4+ [.F528]/5+ [.G528]/6+ [.H528]/7+ [.I528]/8+ [.J528]/9+ [.K528]/10+ [.L528]/11+ [.M528]/12+ [.N528]/13+ [.O528]/14+ [.P528]/15+ [.Q528]/16" office:value-type="float" office:value="1.27660429498469">
            <text:p>1.27660429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SIN(RADIANS([.$A529]*360/256))" office:value-type="float" office:value="0.359895036534988">
            <text:p>0.3598950365</text:p>
          </table:table-cell>
          <table:table-cell table:formula="of:=SIN(RADIANS([.C$1]*[.$A529]*360/256))" office:value-type="float" office:value="0.671558954847018">
            <text:p>0.6715589548</text:p>
          </table:table-cell>
          <table:table-cell table:formula="of:=SIN(RADIANS([.D$1]*[.$A529]*360/256))" office:value-type="float" office:value="0.893224301195515">
            <text:p>0.8932243012</text:p>
          </table:table-cell>
          <table:table-cell table:formula="of:=SIN(RADIANS([.E$1]*[.$A529]*360/256))" office:value-type="float" office:value="0.995184726672197">
            <text:p>0.9951847267</text:p>
          </table:table-cell>
          <table:table-cell table:formula="of:=SIN(RADIANS([.F$1]*[.$A529]*360/256))" office:value-type="float" office:value="0.96377606579544">
            <text:p>0.9637760658</text:p>
          </table:table-cell>
          <table:table-cell table:formula="of:=SIN(RADIANS([.G$1]*[.$A529]*360/256))" office:value-type="float" office:value="0.803207531480645">
            <text:p>0.8032075315</text:p>
          </table:table-cell>
          <table:table-cell table:formula="of:=SIN(RADIANS([.H$1]*[.$A529]*360/256))" office:value-type="float" office:value="0.534997619887097">
            <text:p>0.5349976199</text:p>
          </table:table-cell>
          <table:table-cell table:formula="of:=SIN(RADIANS([.I$1]*[.$A529]*360/256))" office:value-type="float" office:value="0.195090322016128">
            <text:p>0.195090322</text:p>
          </table:table-cell>
          <table:table-cell table:formula="of:=SIN(RADIANS([.J$1]*[.$A529]*360/256))" office:value-type="float" office:value="-0.170961888760301">
            <text:p>-0.1709618888</text:p>
          </table:table-cell>
          <table:table-cell table:formula="of:=SIN(RADIANS([.K$1]*[.$A529]*360/256))" office:value-type="float" office:value="-0.514102744193222">
            <text:p>-0.5141027442</text:p>
          </table:table-cell>
          <table:table-cell table:formula="of:=SIN(RADIANS([.L$1]*[.$A529]*360/256))" office:value-type="float" office:value="-0.788346427626606">
            <text:p>-0.7883464276</text:p>
          </table:table-cell>
          <table:table-cell table:formula="of:=SIN(RADIANS([.M$1]*[.$A529]*360/256))" office:value-type="float" office:value="-0.956940335732209">
            <text:p>-0.9569403357</text:p>
          </table:table-cell>
          <table:table-cell table:formula="of:=SIN(RADIANS([.N$1]*[.$A529]*360/256))" office:value-type="float" office:value="-0.99729045667869">
            <text:p>-0.9972904567</text:p>
          </table:table-cell>
          <table:table-cell table:formula="of:=SIN(RADIANS([.O$1]*[.$A529]*360/256))" office:value-type="float" office:value="-0.903989293123443">
            <text:p>-0.9039892931</text:p>
          </table:table-cell>
          <table:table-cell table:formula="of:=SIN(RADIANS([.P$1]*[.$A529]*360/256))" office:value-type="float" office:value="-0.689540544737067">
            <text:p>-0.6895405447</text:p>
          </table:table-cell>
          <table:table-cell table:formula="of:=SIN(RADIANS([.Q$1]*[.$A529]*360/256))" office:value-type="float" office:value="-0.38268343236509">
            <text:p>-0.3826834324</text:p>
          </table:table-cell>
          <table:table-cell table:formula="of:= [.B529]/1+ [.C529]/2+ [.D529]/3+ [.E529]/4+ [.F529]/5+ [.G529]/6+ [.H529]/7+ [.I529]/8+ [.J529]/9+ [.K529]/10+ [.L529]/11+ [.M529]/12+ [.N529]/13+ [.O529]/14+ [.P529]/15+ [.Q529]/16" office:value-type="float" office:value="1.23665846274336">
            <text:p>1.236658462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SIN(RADIANS([.$A530]*360/256))" office:value-type="float" office:value="0.38268343236509">
            <text:p>0.3826834324</text:p>
          </table:table-cell>
          <table:table-cell table:formula="of:=SIN(RADIANS([.C$1]*[.$A530]*360/256))" office:value-type="float" office:value="0.707106781186547">
            <text:p>0.7071067812</text:p>
          </table:table-cell>
          <table:table-cell table:formula="of:=SIN(RADIANS([.D$1]*[.$A530]*360/256))" office:value-type="float" office:value="0.923879532511287">
            <text:p>0.9238795325</text:p>
          </table:table-cell>
          <table:table-cell table:formula="of:=SIN(RADIANS([.E$1]*[.$A530]*360/256))" office:value-type="float" office:value="1">
            <text:p>1</text:p>
          </table:table-cell>
          <table:table-cell table:formula="of:=SIN(RADIANS([.F$1]*[.$A530]*360/256))" office:value-type="float" office:value="0.923879532511287">
            <text:p>0.9238795325</text:p>
          </table:table-cell>
          <table:table-cell table:formula="of:=SIN(RADIANS([.G$1]*[.$A530]*360/256))" office:value-type="float" office:value="0.707106781186548">
            <text:p>0.7071067812</text:p>
          </table:table-cell>
          <table:table-cell table:formula="of:=SIN(RADIANS([.H$1]*[.$A530]*360/256))" office:value-type="float" office:value="0.38268343236509">
            <text:p>0.3826834324</text:p>
          </table:table-cell>
          <table:table-cell table:formula="of:=SIN(RADIANS([.I$1]*[.$A530]*360/256))" office:value-type="float" office:value="1.22464679914735E-016">
            <text:p>1.22464679914735E-016</text:p>
          </table:table-cell>
          <table:table-cell table:formula="of:=SIN(RADIANS([.J$1]*[.$A530]*360/256))" office:value-type="float" office:value="-0.38268343236509">
            <text:p>-0.3826834324</text:p>
          </table:table-cell>
          <table:table-cell table:formula="of:=SIN(RADIANS([.K$1]*[.$A530]*360/256))" office:value-type="float" office:value="-0.707106781186547">
            <text:p>-0.7071067812</text:p>
          </table:table-cell>
          <table:table-cell table:formula="of:=SIN(RADIANS([.L$1]*[.$A530]*360/256))" office:value-type="float" office:value="-0.923879532511287">
            <text:p>-0.9238795325</text:p>
          </table:table-cell>
          <table:table-cell table:formula="of:=SIN(RADIANS([.M$1]*[.$A530]*360/256))" office:value-type="float" office:value="-1">
            <text:p>-1</text:p>
          </table:table-cell>
          <table:table-cell table:formula="of:=SIN(RADIANS([.N$1]*[.$A530]*360/256))" office:value-type="float" office:value="-0.923879532511287">
            <text:p>-0.9238795325</text:p>
          </table:table-cell>
          <table:table-cell table:formula="of:=SIN(RADIANS([.O$1]*[.$A530]*360/256))" office:value-type="float" office:value="-0.707106781186548">
            <text:p>-0.7071067812</text:p>
          </table:table-cell>
          <table:table-cell table:formula="of:=SIN(RADIANS([.P$1]*[.$A530]*360/256))" office:value-type="float" office:value="-0.38268343236509">
            <text:p>-0.3826834324</text:p>
          </table:table-cell>
          <table:table-cell table:formula="of:=SIN(RADIANS([.Q$1]*[.$A530]*360/256))" office:value-type="float" office:value="-2.44929359829471E-016">
            <text:p>-2.44929359829471E-016</text:p>
          </table:table-cell>
          <table:table-cell table:formula="of:= [.B530]/1+ [.C530]/2+ [.D530]/3+ [.E530]/4+ [.F530]/5+ [.G530]/6+ [.H530]/7+ [.I530]/8+ [.J530]/9+ [.K530]/10+ [.L530]/11+ [.M530]/12+ [.N530]/13+ [.O530]/14+ [.P530]/15+ [.Q530]/16" office:value-type="float" office:value="1.22385181196027">
            <text:p>1.22385181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SIN(RADIANS([.$A531]*360/256))" office:value-type="float" office:value="0.40524131400499">
            <text:p>0.405241314</text:p>
          </table:table-cell>
          <table:table-cell table:formula="of:=SIN(RADIANS([.C$1]*[.$A531]*360/256))" office:value-type="float" office:value="0.740951125354959">
            <text:p>0.7409511254</text:p>
          </table:table-cell>
          <table:table-cell table:formula="of:=SIN(RADIANS([.D$1]*[.$A531]*360/256))" office:value-type="float" office:value="0.949528180593037">
            <text:p>0.9495281806</text:p>
          </table:table-cell>
          <table:table-cell table:formula="of:=SIN(RADIANS([.E$1]*[.$A531]*360/256))" office:value-type="float" office:value="0.995184726672197">
            <text:p>0.9951847267</text:p>
          </table:table-cell>
          <table:table-cell table:formula="of:=SIN(RADIANS([.F$1]*[.$A531]*360/256))" office:value-type="float" office:value="0.870086991108711">
            <text:p>0.8700869911</text:p>
          </table:table-cell>
          <table:table-cell table:formula="of:=SIN(RADIANS([.G$1]*[.$A531]*360/256))" office:value-type="float" office:value="0.595699304492433">
            <text:p>0.5956993045</text:p>
          </table:table-cell>
          <table:table-cell table:formula="of:=SIN(RADIANS([.H$1]*[.$A531]*360/256))" office:value-type="float" office:value="0.21910124015687">
            <text:p>0.2191012402</text:p>
          </table:table-cell>
          <table:table-cell table:formula="of:=SIN(RADIANS([.I$1]*[.$A531]*360/256))" office:value-type="float" office:value="-0.195090322016128">
            <text:p>-0.195090322</text:p>
          </table:table-cell>
          <table:table-cell table:formula="of:=SIN(RADIANS([.J$1]*[.$A531]*360/256))" office:value-type="float" office:value="-0.575808191417845">
            <text:p>-0.5758081914</text:p>
          </table:table-cell>
          <table:table-cell table:formula="of:=SIN(RADIANS([.K$1]*[.$A531]*360/256))" office:value-type="float" office:value="-0.857728610000272">
            <text:p>-0.85772861</text:p>
          </table:table-cell>
          <table:table-cell table:formula="of:=SIN(RADIANS([.L$1]*[.$A531]*360/256))" office:value-type="float" office:value="-0.99247953459871">
            <text:p>-0.9924795346</text:p>
          </table:table-cell>
          <table:table-cell table:formula="of:=SIN(RADIANS([.M$1]*[.$A531]*360/256))" office:value-type="float" office:value="-0.956940335732209">
            <text:p>-0.9569403357</text:p>
          </table:table-cell>
          <table:table-cell table:formula="of:=SIN(RADIANS([.N$1]*[.$A531]*360/256))" office:value-type="float" office:value="-0.757208846506485">
            <text:p>-0.7572088465</text:p>
          </table:table-cell>
          <table:table-cell table:formula="of:=SIN(RADIANS([.O$1]*[.$A531]*360/256))" office:value-type="float" office:value="-0.427555093430283">
            <text:p>-0.4275550934</text:p>
          </table:table-cell>
          <table:table-cell table:formula="of:=SIN(RADIANS([.P$1]*[.$A531]*360/256))" office:value-type="float" office:value="-0.0245412285229124">
            <text:p>-0.0245412285</text:p>
          </table:table-cell>
          <table:table-cell table:formula="of:=SIN(RADIANS([.Q$1]*[.$A531]*360/256))" office:value-type="float" office:value="0.38268343236509">
            <text:p>0.3826834324</text:p>
          </table:table-cell>
          <table:table-cell table:formula="of:= [.B531]/1+ [.C531]/2+ [.D531]/3+ [.E531]/4+ [.F531]/5+ [.G531]/6+ [.H531]/7+ [.I531]/8+ [.J531]/9+ [.K531]/10+ [.L531]/11+ [.M531]/12+ [.N531]/13+ [.O531]/14+ [.P531]/15+ [.Q531]/16" office:value-type="float" office:value="1.23501011402656">
            <text:p>1.23501011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SIN(RADIANS([.$A532]*360/256))" office:value-type="float" office:value="0.427555093430282">
            <text:p>0.4275550934</text:p>
          </table:table-cell>
          <table:table-cell table:formula="of:=SIN(RADIANS([.C$1]*[.$A532]*360/256))" office:value-type="float" office:value="0.773010453362737">
            <text:p>0.7730104534</text:p>
          </table:table-cell>
          <table:table-cell table:formula="of:=SIN(RADIANS([.D$1]*[.$A532]*360/256))" office:value-type="float" office:value="0.970031253194544">
            <text:p>0.9700312532</text:p>
          </table:table-cell>
          <table:table-cell table:formula="of:=SIN(RADIANS([.E$1]*[.$A532]*360/256))" office:value-type="float" office:value="0.98078528040323">
            <text:p>0.9807852804</text:p>
          </table:table-cell>
          <table:table-cell table:formula="of:=SIN(RADIANS([.F$1]*[.$A532]*360/256))" office:value-type="float" office:value="0.803207531480645">
            <text:p>0.8032075315</text:p>
          </table:table-cell>
          <table:table-cell table:formula="of:=SIN(RADIANS([.G$1]*[.$A532]*360/256))" office:value-type="float" office:value="0.471396736825998">
            <text:p>0.4713967368</text:p>
          </table:table-cell>
          <table:table-cell table:formula="of:=SIN(RADIANS([.H$1]*[.$A532]*360/256))" office:value-type="float" office:value="0.049067674327418">
            <text:p>0.0490676743</text:p>
          </table:table-cell>
          <table:table-cell table:formula="of:=SIN(RADIANS([.I$1]*[.$A532]*360/256))" office:value-type="float" office:value="-0.38268343236509">
            <text:p>-0.3826834324</text:p>
          </table:table-cell>
          <table:table-cell table:formula="of:=SIN(RADIANS([.J$1]*[.$A532]*360/256))" office:value-type="float" office:value="-0.740951125354959">
            <text:p>-0.7409511254</text:p>
          </table:table-cell>
          <table:table-cell table:formula="of:=SIN(RADIANS([.K$1]*[.$A532]*360/256))" office:value-type="float" office:value="-0.956940335732209">
            <text:p>-0.9569403357</text:p>
          </table:table-cell>
          <table:table-cell table:formula="of:=SIN(RADIANS([.L$1]*[.$A532]*360/256))" office:value-type="float" office:value="-0.989176509964781">
            <text:p>-0.98917651</text:p>
          </table:table-cell>
          <table:table-cell table:formula="of:=SIN(RADIANS([.M$1]*[.$A532]*360/256))" office:value-type="float" office:value="-0.831469612302545">
            <text:p>-0.8314696123</text:p>
          </table:table-cell>
          <table:table-cell table:formula="of:=SIN(RADIANS([.N$1]*[.$A532]*360/256))" office:value-type="float" office:value="-0.514102744193222">
            <text:p>-0.5141027442</text:p>
          </table:table-cell>
          <table:table-cell table:formula="of:=SIN(RADIANS([.O$1]*[.$A532]*360/256))" office:value-type="float" office:value="-0.0980171403295605">
            <text:p>-0.0980171403</text:p>
          </table:table-cell>
          <table:table-cell table:formula="of:=SIN(RADIANS([.P$1]*[.$A532]*360/256))" office:value-type="float" office:value="0.33688985339222">
            <text:p>0.3368898534</text:p>
          </table:table-cell>
          <table:table-cell table:formula="of:=SIN(RADIANS([.Q$1]*[.$A532]*360/256))" office:value-type="float" office:value="0.707106781186547">
            <text:p>0.7071067812</text:p>
          </table:table-cell>
          <table:table-cell table:formula="of:= [.B532]/1+ [.C532]/2+ [.D532]/3+ [.E532]/4+ [.F532]/5+ [.G532]/6+ [.H532]/7+ [.I532]/8+ [.J532]/9+ [.K532]/10+ [.L532]/11+ [.M532]/12+ [.N532]/13+ [.O532]/14+ [.P532]/15+ [.Q532]/16" office:value-type="float" office:value="1.26385195921113">
            <text:p>1.263851959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SIN(RADIANS([.$A533]*360/256))" office:value-type="float" office:value="0.449611329654607">
            <text:p>0.4496113297</text:p>
          </table:table-cell>
          <table:table-cell table:formula="of:=SIN(RADIANS([.C$1]*[.$A533]*360/256))" office:value-type="float" office:value="0.803207531480645">
            <text:p>0.8032075315</text:p>
          </table:table-cell>
          <table:table-cell table:formula="of:=SIN(RADIANS([.D$1]*[.$A533]*360/256))" office:value-type="float" office:value="0.985277642388941">
            <text:p>0.9852776424</text:p>
          </table:table-cell>
          <table:table-cell table:formula="of:=SIN(RADIANS([.E$1]*[.$A533]*360/256))" office:value-type="float" office:value="0.956940335732209">
            <text:p>0.9569403357</text:p>
          </table:table-cell>
          <table:table-cell table:formula="of:=SIN(RADIANS([.F$1]*[.$A533]*360/256))" office:value-type="float" office:value="0.724247082951467">
            <text:p>0.724247083</text:p>
          </table:table-cell>
          <table:table-cell table:formula="of:=SIN(RADIANS([.G$1]*[.$A533]*360/256))" office:value-type="float" office:value="0.33688985339222">
            <text:p>0.3368898534</text:p>
          </table:table-cell>
          <table:table-cell table:formula="of:=SIN(RADIANS([.H$1]*[.$A533]*360/256))" office:value-type="float" office:value="-0.122410675199216">
            <text:p>-0.1224106752</text:p>
          </table:table-cell>
          <table:table-cell table:formula="of:=SIN(RADIANS([.I$1]*[.$A533]*360/256))" office:value-type="float" office:value="-0.555570233019602">
            <text:p>-0.555570233</text:p>
          </table:table-cell>
          <table:table-cell table:formula="of:=SIN(RADIANS([.J$1]*[.$A533]*360/256))" office:value-type="float" office:value="-0.870086991108711">
            <text:p>-0.8700869911</text:p>
          </table:table-cell>
          <table:table-cell table:formula="of:=SIN(RADIANS([.K$1]*[.$A533]*360/256))" office:value-type="float" office:value="-0.998795456205172">
            <text:p>-0.9987954562</text:p>
          </table:table-cell>
          <table:table-cell table:formula="of:=SIN(RADIANS([.L$1]*[.$A533]*360/256))" office:value-type="float" office:value="-0.914209755703531">
            <text:p>-0.9142097557</text:p>
          </table:table-cell>
          <table:table-cell table:formula="of:=SIN(RADIANS([.M$1]*[.$A533]*360/256))" office:value-type="float" office:value="-0.634393284163645">
            <text:p>-0.6343932842</text:p>
          </table:table-cell>
          <table:table-cell table:formula="of:=SIN(RADIANS([.N$1]*[.$A533]*360/256))" office:value-type="float" office:value="-0.21910124015687">
            <text:p>-0.2191012402</text:p>
          </table:table-cell>
          <table:table-cell table:formula="of:=SIN(RADIANS([.O$1]*[.$A533]*360/256))" office:value-type="float" office:value="0.242980179903264">
            <text:p>0.2429801799</text:p>
          </table:table-cell>
          <table:table-cell table:formula="of:=SIN(RADIANS([.P$1]*[.$A533]*360/256))" office:value-type="float" office:value="0.653172842953777">
            <text:p>0.653172843</text:p>
          </table:table-cell>
          <table:table-cell table:formula="of:=SIN(RADIANS([.Q$1]*[.$A533]*360/256))" office:value-type="float" office:value="0.923879532511287">
            <text:p>0.9238795325</text:p>
          </table:table-cell>
          <table:table-cell table:formula="of:= [.B533]/1+ [.C533]/2+ [.D533]/3+ [.E533]/4+ [.F533]/5+ [.G533]/6+ [.H533]/7+ [.I533]/8+ [.J533]/9+ [.K533]/10+ [.L533]/11+ [.M533]/12+ [.N533]/13+ [.O533]/14+ [.P533]/15+ [.Q533]/16" office:value-type="float" office:value="1.30219741696516">
            <text:p>1.30219741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SIN(RADIANS([.$A534]*360/256))" office:value-type="float" office:value="0.471396736825998">
            <text:p>0.4713967368</text:p>
          </table:table-cell>
          <table:table-cell table:formula="of:=SIN(RADIANS([.C$1]*[.$A534]*360/256))" office:value-type="float" office:value="0.831469612302545">
            <text:p>0.8314696123</text:p>
          </table:table-cell>
          <table:table-cell table:formula="of:=SIN(RADIANS([.D$1]*[.$A534]*360/256))" office:value-type="float" office:value="0.995184726672197">
            <text:p>0.9951847267</text:p>
          </table:table-cell>
          <table:table-cell table:formula="of:=SIN(RADIANS([.E$1]*[.$A534]*360/256))" office:value-type="float" office:value="0.923879532511287">
            <text:p>0.9238795325</text:p>
          </table:table-cell>
          <table:table-cell table:formula="of:=SIN(RADIANS([.F$1]*[.$A534]*360/256))" office:value-type="float" office:value="0.634393284163645">
            <text:p>0.6343932842</text:p>
          </table:table-cell>
          <table:table-cell table:formula="of:=SIN(RADIANS([.G$1]*[.$A534]*360/256))" office:value-type="float" office:value="0.195090322016128">
            <text:p>0.195090322</text:p>
          </table:table-cell>
          <table:table-cell table:formula="of:=SIN(RADIANS([.H$1]*[.$A534]*360/256))" office:value-type="float" office:value="-0.290284677254462">
            <text:p>-0.2902846773</text:p>
          </table:table-cell>
          <table:table-cell table:formula="of:=SIN(RADIANS([.I$1]*[.$A534]*360/256))" office:value-type="float" office:value="-0.707106781186547">
            <text:p>-0.7071067812</text:p>
          </table:table-cell>
          <table:table-cell table:formula="of:=SIN(RADIANS([.J$1]*[.$A534]*360/256))" office:value-type="float" office:value="-0.956940335732209">
            <text:p>-0.9569403357</text:p>
          </table:table-cell>
          <table:table-cell table:formula="of:=SIN(RADIANS([.K$1]*[.$A534]*360/256))" office:value-type="float" office:value="-0.98078528040323">
            <text:p>-0.9807852804</text:p>
          </table:table-cell>
          <table:table-cell table:formula="of:=SIN(RADIANS([.L$1]*[.$A534]*360/256))" office:value-type="float" office:value="-0.773010453362737">
            <text:p>-0.7730104534</text:p>
          </table:table-cell>
          <table:table-cell table:formula="of:=SIN(RADIANS([.M$1]*[.$A534]*360/256))" office:value-type="float" office:value="-0.38268343236509">
            <text:p>-0.3826834324</text:p>
          </table:table-cell>
          <table:table-cell table:formula="of:=SIN(RADIANS([.N$1]*[.$A534]*360/256))" office:value-type="float" office:value="0.0980171403295609">
            <text:p>0.0980171403</text:p>
          </table:table-cell>
          <table:table-cell table:formula="of:=SIN(RADIANS([.O$1]*[.$A534]*360/256))" office:value-type="float" office:value="0.555570233019602">
            <text:p>0.555570233</text:p>
          </table:table-cell>
          <table:table-cell table:formula="of:=SIN(RADIANS([.P$1]*[.$A534]*360/256))" office:value-type="float" office:value="0.881921264348355">
            <text:p>0.8819212643</text:p>
          </table:table-cell>
          <table:table-cell table:formula="of:=SIN(RADIANS([.Q$1]*[.$A534]*360/256))" office:value-type="float" office:value="1">
            <text:p>1</text:p>
          </table:table-cell>
          <table:table-cell table:formula="of:= [.B534]/1+ [.C534]/2+ [.D534]/3+ [.E534]/4+ [.F534]/5+ [.G534]/6+ [.H534]/7+ [.I534]/8+ [.J534]/9+ [.K534]/10+ [.L534]/11+ [.M534]/12+ [.N534]/13+ [.O534]/14+ [.P534]/15+ [.Q534]/16" office:value-type="float" office:value="1.34131471501046">
            <text:p>1.34131471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SIN(RADIANS([.$A535]*360/256))" office:value-type="float" office:value="0.492898192229784">
            <text:p>0.4928981922</text:p>
          </table:table-cell>
          <table:table-cell table:formula="of:=SIN(RADIANS([.C$1]*[.$A535]*360/256))" office:value-type="float" office:value="0.857728610000272">
            <text:p>0.85772861</text:p>
          </table:table-cell>
          <table:table-cell table:formula="of:=SIN(RADIANS([.D$1]*[.$A535]*360/256))" office:value-type="float" office:value="0.999698818696204">
            <text:p>0.9996988187</text:p>
          </table:table-cell>
          <table:table-cell table:formula="of:=SIN(RADIANS([.E$1]*[.$A535]*360/256))" office:value-type="float" office:value="0.881921264348355">
            <text:p>0.8819212643</text:p>
          </table:table-cell>
          <table:table-cell table:formula="of:=SIN(RADIANS([.F$1]*[.$A535]*360/256))" office:value-type="float" office:value="0.534997619887097">
            <text:p>0.5349976199</text:p>
          </table:table-cell>
          <table:table-cell table:formula="of:=SIN(RADIANS([.G$1]*[.$A535]*360/256))" office:value-type="float" office:value="0.049067674327418">
            <text:p>0.0490676743</text:p>
          </table:table-cell>
          <table:table-cell table:formula="of:=SIN(RADIANS([.H$1]*[.$A535]*360/256))" office:value-type="float" office:value="-0.449611329654607">
            <text:p>-0.4496113297</text:p>
          </table:table-cell>
          <table:table-cell table:formula="of:=SIN(RADIANS([.I$1]*[.$A535]*360/256))" office:value-type="float" office:value="-0.831469612302545">
            <text:p>-0.8314696123</text:p>
          </table:table-cell>
          <table:table-cell table:formula="of:=SIN(RADIANS([.J$1]*[.$A535]*360/256))" office:value-type="float" office:value="-0.99729045667869">
            <text:p>-0.9972904567</text:p>
          </table:table-cell>
          <table:table-cell table:formula="of:=SIN(RADIANS([.K$1]*[.$A535]*360/256))" office:value-type="float" office:value="-0.903989293123443">
            <text:p>-0.9039892931</text:p>
          </table:table-cell>
          <table:table-cell table:formula="of:=SIN(RADIANS([.L$1]*[.$A535]*360/256))" office:value-type="float" office:value="-0.575808191417845">
            <text:p>-0.5758081914</text:p>
          </table:table-cell>
          <table:table-cell table:formula="of:=SIN(RADIANS([.M$1]*[.$A535]*360/256))" office:value-type="float" office:value="-0.0980171403295605">
            <text:p>-0.0980171403</text:p>
          </table:table-cell>
          <table:table-cell table:formula="of:=SIN(RADIANS([.N$1]*[.$A535]*360/256))" office:value-type="float" office:value="0.40524131400499">
            <text:p>0.405241314</text:p>
          </table:table-cell>
          <table:table-cell table:formula="of:=SIN(RADIANS([.O$1]*[.$A535]*360/256))" office:value-type="float" office:value="0.803207531480645">
            <text:p>0.8032075315</text:p>
          </table:table-cell>
          <table:table-cell table:formula="of:=SIN(RADIANS([.P$1]*[.$A535]*360/256))" office:value-type="float" office:value="0.99247953459871">
            <text:p>0.9924795346</text:p>
          </table:table-cell>
          <table:table-cell table:formula="of:=SIN(RADIANS([.Q$1]*[.$A535]*360/256))" office:value-type="float" office:value="0.923879532511287">
            <text:p>0.9238795325</text:p>
          </table:table-cell>
          <table:table-cell table:formula="of:= [.B535]/1+ [.C535]/2+ [.D535]/3+ [.E535]/4+ [.F535]/5+ [.G535]/6+ [.H535]/7+ [.I535]/8+ [.J535]/9+ [.K535]/10+ [.L535]/11+ [.M535]/12+ [.N535]/13+ [.O535]/14+ [.P535]/15+ [.Q535]/16" office:value-type="float" office:value="1.37321820518338">
            <text:p>1.373218205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SIN(RADIANS([.$A536]*360/256))" office:value-type="float" office:value="0.514102744193222">
            <text:p>0.5141027442</text:p>
          </table:table-cell>
          <table:table-cell table:formula="of:=SIN(RADIANS([.C$1]*[.$A536]*360/256))" office:value-type="float" office:value="0.881921264348355">
            <text:p>0.8819212643</text:p>
          </table:table-cell>
          <table:table-cell table:formula="of:=SIN(RADIANS([.D$1]*[.$A536]*360/256))" office:value-type="float" office:value="0.998795456205172">
            <text:p>0.9987954562</text:p>
          </table:table-cell>
          <table:table-cell table:formula="of:=SIN(RADIANS([.E$1]*[.$A536]*360/256))" office:value-type="float" office:value="0.831469612302545">
            <text:p>0.8314696123</text:p>
          </table:table-cell>
          <table:table-cell table:formula="of:=SIN(RADIANS([.F$1]*[.$A536]*360/256))" office:value-type="float" office:value="0.427555093430282">
            <text:p>0.4275550934</text:p>
          </table:table-cell>
          <table:table-cell table:formula="of:=SIN(RADIANS([.G$1]*[.$A536]*360/256))" office:value-type="float" office:value="-0.0980171403295606">
            <text:p>-0.0980171403</text:p>
          </table:table-cell>
          <table:table-cell table:formula="of:=SIN(RADIANS([.H$1]*[.$A536]*360/256))" office:value-type="float" office:value="-0.595699304492433">
            <text:p>-0.5956993045</text:p>
          </table:table-cell>
          <table:table-cell table:formula="of:=SIN(RADIANS([.I$1]*[.$A536]*360/256))" office:value-type="float" office:value="-0.923879532511287">
            <text:p>-0.9238795325</text:p>
          </table:table-cell>
          <table:table-cell table:formula="of:=SIN(RADIANS([.J$1]*[.$A536]*360/256))" office:value-type="float" office:value="-0.989176509964781">
            <text:p>-0.98917651</text:p>
          </table:table-cell>
          <table:table-cell table:formula="of:=SIN(RADIANS([.K$1]*[.$A536]*360/256))" office:value-type="float" office:value="-0.773010453362737">
            <text:p>-0.7730104534</text:p>
          </table:table-cell>
          <table:table-cell table:formula="of:=SIN(RADIANS([.L$1]*[.$A536]*360/256))" office:value-type="float" office:value="-0.33688985339222">
            <text:p>-0.3368898534</text:p>
          </table:table-cell>
          <table:table-cell table:formula="of:=SIN(RADIANS([.M$1]*[.$A536]*360/256))" office:value-type="float" office:value="0.195090322016128">
            <text:p>0.195090322</text:p>
          </table:table-cell>
          <table:table-cell table:formula="of:=SIN(RADIANS([.N$1]*[.$A536]*360/256))" office:value-type="float" office:value="0.671558954847018">
            <text:p>0.6715589548</text:p>
          </table:table-cell>
          <table:table-cell table:formula="of:=SIN(RADIANS([.O$1]*[.$A536]*360/256))" office:value-type="float" office:value="0.956940335732209">
            <text:p>0.9569403357</text:p>
          </table:table-cell>
          <table:table-cell table:formula="of:=SIN(RADIANS([.P$1]*[.$A536]*360/256))" office:value-type="float" office:value="0.970031253194544">
            <text:p>0.9700312532</text:p>
          </table:table-cell>
          <table:table-cell table:formula="of:=SIN(RADIANS([.Q$1]*[.$A536]*360/256))" office:value-type="float" office:value="0.707106781186547">
            <text:p>0.7071067812</text:p>
          </table:table-cell>
          <table:table-cell table:formula="of:= [.B536]/1+ [.C536]/2+ [.D536]/3+ [.E536]/4+ [.F536]/5+ [.G536]/6+ [.H536]/7+ [.I536]/8+ [.J536]/9+ [.K536]/10+ [.L536]/11+ [.M536]/12+ [.N536]/13+ [.O536]/14+ [.P536]/15+ [.Q536]/16" office:value-type="float" office:value="1.39174840098929">
            <text:p>1.39174840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SIN(RADIANS([.$A537]*360/256))" office:value-type="float" office:value="0.534997619887097">
            <text:p>0.5349976199</text:p>
          </table:table-cell>
          <table:table-cell table:formula="of:=SIN(RADIANS([.C$1]*[.$A537]*360/256))" office:value-type="float" office:value="0.903989293123443">
            <text:p>0.9039892931</text:p>
          </table:table-cell>
          <table:table-cell table:formula="of:=SIN(RADIANS([.D$1]*[.$A537]*360/256))" office:value-type="float" office:value="0.99247953459871">
            <text:p>0.9924795346</text:p>
          </table:table-cell>
          <table:table-cell table:formula="of:=SIN(RADIANS([.E$1]*[.$A537]*360/256))" office:value-type="float" office:value="0.773010453362737">
            <text:p>0.7730104534</text:p>
          </table:table-cell>
          <table:table-cell table:formula="of:=SIN(RADIANS([.F$1]*[.$A537]*360/256))" office:value-type="float" office:value="0.313681740398891">
            <text:p>0.3136817404</text:p>
          </table:table-cell>
          <table:table-cell table:formula="of:=SIN(RADIANS([.G$1]*[.$A537]*360/256))" office:value-type="float" office:value="-0.242980179903264">
            <text:p>-0.2429801799</text:p>
          </table:table-cell>
          <table:table-cell table:formula="of:=SIN(RADIANS([.H$1]*[.$A537]*360/256))" office:value-type="float" office:value="-0.724247082951467">
            <text:p>-0.724247083</text:p>
          </table:table-cell>
          <table:table-cell table:formula="of:=SIN(RADIANS([.I$1]*[.$A537]*360/256))" office:value-type="float" office:value="-0.98078528040323">
            <text:p>-0.9807852804</text:p>
          </table:table-cell>
          <table:table-cell table:formula="of:=SIN(RADIANS([.J$1]*[.$A537]*360/256))" office:value-type="float" office:value="-0.932992798834739">
            <text:p>-0.9329927988</text:p>
          </table:table-cell>
          <table:table-cell table:formula="of:=SIN(RADIANS([.K$1]*[.$A537]*360/256))" office:value-type="float" office:value="-0.595699304492433">
            <text:p>-0.5956993045</text:p>
          </table:table-cell>
          <table:table-cell table:formula="of:=SIN(RADIANS([.L$1]*[.$A537]*360/256))" office:value-type="float" office:value="-0.0735645635996674">
            <text:p>-0.0735645636</text:p>
          </table:table-cell>
          <table:table-cell table:formula="of:=SIN(RADIANS([.M$1]*[.$A537]*360/256))" office:value-type="float" office:value="0.471396736825998">
            <text:p>0.4713967368</text:p>
          </table:table-cell>
          <table:table-cell table:formula="of:=SIN(RADIANS([.N$1]*[.$A537]*360/256))" office:value-type="float" office:value="0.870086991108711">
            <text:p>0.8700869911</text:p>
          </table:table-cell>
          <table:table-cell table:formula="of:=SIN(RADIANS([.O$1]*[.$A537]*360/256))" office:value-type="float" office:value="0.998795456205172">
            <text:p>0.9987954562</text:p>
          </table:table-cell>
          <table:table-cell table:formula="of:=SIN(RADIANS([.P$1]*[.$A537]*360/256))" office:value-type="float" office:value="0.817584813151584">
            <text:p>0.8175848132</text:p>
          </table:table-cell>
          <table:table-cell table:formula="of:=SIN(RADIANS([.Q$1]*[.$A537]*360/256))" office:value-type="float" office:value="0.382683432365091">
            <text:p>0.3826834324</text:p>
          </table:table-cell>
          <table:table-cell table:formula="of:= [.B537]/1+ [.C537]/2+ [.D537]/3+ [.E537]/4+ [.F537]/5+ [.G537]/6+ [.H537]/7+ [.I537]/8+ [.J537]/9+ [.K537]/10+ [.L537]/11+ [.M537]/12+ [.N537]/13+ [.O537]/14+ [.P537]/15+ [.Q537]/16" office:value-type="float" office:value="1.39330426038976">
            <text:p>1.393304260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SIN(RADIANS([.$A538]*360/256))" office:value-type="float" office:value="0.555570233019602">
            <text:p>0.555570233</text:p>
          </table:table-cell>
          <table:table-cell table:formula="of:=SIN(RADIANS([.C$1]*[.$A538]*360/256))" office:value-type="float" office:value="0.923879532511287">
            <text:p>0.9238795325</text:p>
          </table:table-cell>
          <table:table-cell table:formula="of:=SIN(RADIANS([.D$1]*[.$A538]*360/256))" office:value-type="float" office:value="0.98078528040323">
            <text:p>0.9807852804</text:p>
          </table:table-cell>
          <table:table-cell table:formula="of:=SIN(RADIANS([.E$1]*[.$A538]*360/256))" office:value-type="float" office:value="0.707106781186548">
            <text:p>0.7071067812</text:p>
          </table:table-cell>
          <table:table-cell table:formula="of:=SIN(RADIANS([.F$1]*[.$A538]*360/256))" office:value-type="float" office:value="0.195090322016128">
            <text:p>0.195090322</text:p>
          </table:table-cell>
          <table:table-cell table:formula="of:=SIN(RADIANS([.G$1]*[.$A538]*360/256))" office:value-type="float" office:value="-0.38268343236509">
            <text:p>-0.3826834324</text:p>
          </table:table-cell>
          <table:table-cell table:formula="of:=SIN(RADIANS([.H$1]*[.$A538]*360/256))" office:value-type="float" office:value="-0.831469612302545">
            <text:p>-0.8314696123</text:p>
          </table:table-cell>
          <table:table-cell table:formula="of:=SIN(RADIANS([.I$1]*[.$A538]*360/256))" office:value-type="float" office:value="-1">
            <text:p>-1</text:p>
          </table:table-cell>
          <table:table-cell table:formula="of:=SIN(RADIANS([.J$1]*[.$A538]*360/256))" office:value-type="float" office:value="-0.831469612302545">
            <text:p>-0.8314696123</text:p>
          </table:table-cell>
          <table:table-cell table:formula="of:=SIN(RADIANS([.K$1]*[.$A538]*360/256))" office:value-type="float" office:value="-0.38268343236509">
            <text:p>-0.3826834324</text:p>
          </table:table-cell>
          <table:table-cell table:formula="of:=SIN(RADIANS([.L$1]*[.$A538]*360/256))" office:value-type="float" office:value="0.195090322016128">
            <text:p>0.195090322</text:p>
          </table:table-cell>
          <table:table-cell table:formula="of:=SIN(RADIANS([.M$1]*[.$A538]*360/256))" office:value-type="float" office:value="0.707106781186547">
            <text:p>0.7071067812</text:p>
          </table:table-cell>
          <table:table-cell table:formula="of:=SIN(RADIANS([.N$1]*[.$A538]*360/256))" office:value-type="float" office:value="0.98078528040323">
            <text:p>0.9807852804</text:p>
          </table:table-cell>
          <table:table-cell table:formula="of:=SIN(RADIANS([.O$1]*[.$A538]*360/256))" office:value-type="float" office:value="0.923879532511287">
            <text:p>0.9238795325</text:p>
          </table:table-cell>
          <table:table-cell table:formula="of:=SIN(RADIANS([.P$1]*[.$A538]*360/256))" office:value-type="float" office:value="0.555570233019602">
            <text:p>0.555570233</text:p>
          </table:table-cell>
          <table:table-cell table:formula="of:=SIN(RADIANS([.Q$1]*[.$A538]*360/256))" office:value-type="float" office:value="3.67394039744206E-016">
            <text:p>3.67394039744206E-016</text:p>
          </table:table-cell>
          <table:table-cell table:formula="of:= [.B538]/1+ [.C538]/2+ [.D538]/3+ [.E538]/4+ [.F538]/5+ [.G538]/6+ [.H538]/7+ [.I538]/8+ [.J538]/9+ [.K538]/10+ [.L538]/11+ [.M538]/12+ [.N538]/13+ [.O538]/14+ [.P538]/15+ [.Q538]/16" office:value-type="float" office:value="1.37715286601671">
            <text:p>1.37715286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SIN(RADIANS([.$A539]*360/256))" office:value-type="float" office:value="0.575808191417845">
            <text:p>0.5758081914</text:p>
          </table:table-cell>
          <table:table-cell table:formula="of:=SIN(RADIANS([.C$1]*[.$A539]*360/256))" office:value-type="float" office:value="0.941544065183021">
            <text:p>0.9415440652</text:p>
          </table:table-cell>
          <table:table-cell table:formula="of:=SIN(RADIANS([.D$1]*[.$A539]*360/256))" office:value-type="float" office:value="0.96377606579544">
            <text:p>0.9637760658</text:p>
          </table:table-cell>
          <table:table-cell table:formula="of:=SIN(RADIANS([.E$1]*[.$A539]*360/256))" office:value-type="float" office:value="0.634393284163645">
            <text:p>0.6343932842</text:p>
          </table:table-cell>
          <table:table-cell table:formula="of:=SIN(RADIANS([.F$1]*[.$A539]*360/256))" office:value-type="float" office:value="0.0735645635996673">
            <text:p>0.0735645636</text:p>
          </table:table-cell>
          <table:table-cell table:formula="of:=SIN(RADIANS([.G$1]*[.$A539]*360/256))" office:value-type="float" office:value="-0.514102744193222">
            <text:p>-0.5141027442</text:p>
          </table:table-cell>
          <table:table-cell table:formula="of:=SIN(RADIANS([.H$1]*[.$A539]*360/256))" office:value-type="float" office:value="-0.914209755703531">
            <text:p>-0.9142097557</text:p>
          </table:table-cell>
          <table:table-cell table:formula="of:=SIN(RADIANS([.I$1]*[.$A539]*360/256))" office:value-type="float" office:value="-0.98078528040323">
            <text:p>-0.9807852804</text:p>
          </table:table-cell>
          <table:table-cell table:formula="of:=SIN(RADIANS([.J$1]*[.$A539]*360/256))" office:value-type="float" office:value="-0.689540544737067">
            <text:p>-0.6895405447</text:p>
          </table:table-cell>
          <table:table-cell table:formula="of:=SIN(RADIANS([.K$1]*[.$A539]*360/256))" office:value-type="float" office:value="-0.146730474455362">
            <text:p>-0.1467304745</text:p>
          </table:table-cell>
          <table:table-cell table:formula="of:=SIN(RADIANS([.L$1]*[.$A539]*360/256))" office:value-type="float" office:value="0.449611329654607">
            <text:p>0.4496113297</text:p>
          </table:table-cell>
          <table:table-cell table:formula="of:=SIN(RADIANS([.M$1]*[.$A539]*360/256))" office:value-type="float" office:value="0.881921264348355">
            <text:p>0.8819212643</text:p>
          </table:table-cell>
          <table:table-cell table:formula="of:=SIN(RADIANS([.N$1]*[.$A539]*360/256))" office:value-type="float" office:value="0.99247953459871">
            <text:p>0.9924795346</text:p>
          </table:table-cell>
          <table:table-cell table:formula="of:=SIN(RADIANS([.O$1]*[.$A539]*360/256))" office:value-type="float" office:value="0.740951125354959">
            <text:p>0.7409511254</text:p>
          </table:table-cell>
          <table:table-cell table:formula="of:=SIN(RADIANS([.P$1]*[.$A539]*360/256))" office:value-type="float" office:value="0.21910124015687">
            <text:p>0.2191012402</text:p>
          </table:table-cell>
          <table:table-cell table:formula="of:=SIN(RADIANS([.Q$1]*[.$A539]*360/256))" office:value-type="float" office:value="-0.38268343236509">
            <text:p>-0.3826834324</text:p>
          </table:table-cell>
          <table:table-cell table:formula="of:= [.B539]/1+ [.C539]/2+ [.D539]/3+ [.E539]/4+ [.F539]/5+ [.G539]/6+ [.H539]/7+ [.I539]/8+ [.J539]/9+ [.K539]/10+ [.L539]/11+ [.M539]/12+ [.N539]/13+ [.O539]/14+ [.P539]/15+ [.Q539]/16" office:value-type="float" office:value="1.34530402914505">
            <text:p>1.345304029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SIN(RADIANS([.$A540]*360/256))" office:value-type="float" office:value="0.595699304492433">
            <text:p>0.5956993045</text:p>
          </table:table-cell>
          <table:table-cell table:formula="of:=SIN(RADIANS([.C$1]*[.$A540]*360/256))" office:value-type="float" office:value="0.956940335732209">
            <text:p>0.9569403357</text:p>
          </table:table-cell>
          <table:table-cell table:formula="of:=SIN(RADIANS([.D$1]*[.$A540]*360/256))" office:value-type="float" office:value="0.941544065183021">
            <text:p>0.9415440652</text:p>
          </table:table-cell>
          <table:table-cell table:formula="of:=SIN(RADIANS([.E$1]*[.$A540]*360/256))" office:value-type="float" office:value="0.555570233019602">
            <text:p>0.555570233</text:p>
          </table:table-cell>
          <table:table-cell table:formula="of:=SIN(RADIANS([.F$1]*[.$A540]*360/256))" office:value-type="float" office:value="-0.0490676743274182">
            <text:p>-0.0490676743</text:p>
          </table:table-cell>
          <table:table-cell table:formula="of:=SIN(RADIANS([.G$1]*[.$A540]*360/256))" office:value-type="float" office:value="-0.634393284163645">
            <text:p>-0.6343932842</text:p>
          </table:table-cell>
          <table:table-cell table:formula="of:=SIN(RADIANS([.H$1]*[.$A540]*360/256))" office:value-type="float" office:value="-0.970031253194544">
            <text:p>-0.9700312532</text:p>
          </table:table-cell>
          <table:table-cell table:formula="of:=SIN(RADIANS([.I$1]*[.$A540]*360/256))" office:value-type="float" office:value="-0.923879532511287">
            <text:p>-0.9238795325</text:p>
          </table:table-cell>
          <table:table-cell table:formula="of:=SIN(RADIANS([.J$1]*[.$A540]*360/256))" office:value-type="float" office:value="-0.514102744193222">
            <text:p>-0.5141027442</text:p>
          </table:table-cell>
          <table:table-cell table:formula="of:=SIN(RADIANS([.K$1]*[.$A540]*360/256))" office:value-type="float" office:value="0.0980171403295609">
            <text:p>0.0980171403</text:p>
          </table:table-cell>
          <table:table-cell table:formula="of:=SIN(RADIANS([.L$1]*[.$A540]*360/256))" office:value-type="float" office:value="0.671558954847018">
            <text:p>0.6715589548</text:p>
          </table:table-cell>
          <table:table-cell table:formula="of:=SIN(RADIANS([.M$1]*[.$A540]*360/256))" office:value-type="float" office:value="0.98078528040323">
            <text:p>0.9807852804</text:p>
          </table:table-cell>
          <table:table-cell table:formula="of:=SIN(RADIANS([.N$1]*[.$A540]*360/256))" office:value-type="float" office:value="0.903989293123443">
            <text:p>0.9039892931</text:p>
          </table:table-cell>
          <table:table-cell table:formula="of:=SIN(RADIANS([.O$1]*[.$A540]*360/256))" office:value-type="float" office:value="0.471396736825998">
            <text:p>0.4713967368</text:p>
          </table:table-cell>
          <table:table-cell table:formula="of:=SIN(RADIANS([.P$1]*[.$A540]*360/256))" office:value-type="float" office:value="-0.146730474455361">
            <text:p>-0.1467304745</text:p>
          </table:table-cell>
          <table:table-cell table:formula="of:=SIN(RADIANS([.Q$1]*[.$A540]*360/256))" office:value-type="float" office:value="-0.707106781186548">
            <text:p>-0.7071067812</text:p>
          </table:table-cell>
          <table:table-cell table:formula="of:= [.B540]/1+ [.C540]/2+ [.D540]/3+ [.E540]/4+ [.F540]/5+ [.G540]/6+ [.H540]/7+ [.I540]/8+ [.J540]/9+ [.K540]/10+ [.L540]/11+ [.M540]/12+ [.N540]/13+ [.O540]/14+ [.P540]/15+ [.Q540]/16" office:value-type="float" office:value="1.30199820421421">
            <text:p>1.301998204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SIN(RADIANS([.$A541]*360/256))" office:value-type="float" office:value="0.615231590580627">
            <text:p>0.6152315906</text:p>
          </table:table-cell>
          <table:table-cell table:formula="of:=SIN(RADIANS([.C$1]*[.$A541]*360/256))" office:value-type="float" office:value="0.970031253194544">
            <text:p>0.9700312532</text:p>
          </table:table-cell>
          <table:table-cell table:formula="of:=SIN(RADIANS([.D$1]*[.$A541]*360/256))" office:value-type="float" office:value="0.914209755703531">
            <text:p>0.9142097557</text:p>
          </table:table-cell>
          <table:table-cell table:formula="of:=SIN(RADIANS([.E$1]*[.$A541]*360/256))" office:value-type="float" office:value="0.471396736825998">
            <text:p>0.4713967368</text:p>
          </table:table-cell>
          <table:table-cell table:formula="of:=SIN(RADIANS([.F$1]*[.$A541]*360/256))" office:value-type="float" office:value="-0.170961888760301">
            <text:p>-0.1709618888</text:p>
          </table:table-cell>
          <table:table-cell table:formula="of:=SIN(RADIANS([.G$1]*[.$A541]*360/256))" office:value-type="float" office:value="-0.740951125354959">
            <text:p>-0.7409511254</text:p>
          </table:table-cell>
          <table:table-cell table:formula="of:=SIN(RADIANS([.H$1]*[.$A541]*360/256))" office:value-type="float" office:value="-0.99729045667869">
            <text:p>-0.9972904567</text:p>
          </table:table-cell>
          <table:table-cell table:formula="of:=SIN(RADIANS([.I$1]*[.$A541]*360/256))" office:value-type="float" office:value="-0.831469612302545">
            <text:p>-0.8314696123</text:p>
          </table:table-cell>
          <table:table-cell table:formula="of:=SIN(RADIANS([.J$1]*[.$A541]*360/256))" office:value-type="float" office:value="-0.313681740398891">
            <text:p>-0.3136817404</text:p>
          </table:table-cell>
          <table:table-cell table:formula="of:=SIN(RADIANS([.K$1]*[.$A541]*360/256))" office:value-type="float" office:value="0.33688985339222">
            <text:p>0.3368898534</text:p>
          </table:table-cell>
          <table:table-cell table:formula="of:=SIN(RADIANS([.L$1]*[.$A541]*360/256))" office:value-type="float" office:value="0.844853565249707">
            <text:p>0.8448535652</text:p>
          </table:table-cell>
          <table:table-cell table:formula="of:=SIN(RADIANS([.M$1]*[.$A541]*360/256))" office:value-type="float" office:value="0.995184726672197">
            <text:p>0.9951847267</text:p>
          </table:table-cell>
          <table:table-cell table:formula="of:=SIN(RADIANS([.N$1]*[.$A541]*360/256))" office:value-type="float" office:value="0.724247082951467">
            <text:p>0.724247083</text:p>
          </table:table-cell>
          <table:table-cell table:formula="of:=SIN(RADIANS([.O$1]*[.$A541]*360/256))" office:value-type="float" office:value="0.146730474455362">
            <text:p>0.1467304745</text:p>
          </table:table-cell>
          <table:table-cell table:formula="of:=SIN(RADIANS([.P$1]*[.$A541]*360/256))" office:value-type="float" office:value="-0.492898192229784">
            <text:p>-0.4928981922</text:p>
          </table:table-cell>
          <table:table-cell table:formula="of:=SIN(RADIANS([.Q$1]*[.$A541]*360/256))" office:value-type="float" office:value="-0.923879532511286">
            <text:p>-0.9238795325</text:p>
          </table:table-cell>
          <table:table-cell table:formula="of:= [.B541]/1+ [.C541]/2+ [.D541]/3+ [.E541]/4+ [.F541]/5+ [.G541]/6+ [.H541]/7+ [.I541]/8+ [.J541]/9+ [.K541]/10+ [.L541]/11+ [.M541]/12+ [.N541]/13+ [.O541]/14+ [.P541]/15+ [.Q541]/16" office:value-type="float" office:value="1.25290708860043">
            <text:p>1.252907088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SIN(RADIANS([.$A542]*360/256))" office:value-type="float" office:value="0.634393284163645">
            <text:p>0.6343932842</text:p>
          </table:table-cell>
          <table:table-cell table:formula="of:=SIN(RADIANS([.C$1]*[.$A542]*360/256))" office:value-type="float" office:value="0.98078528040323">
            <text:p>0.9807852804</text:p>
          </table:table-cell>
          <table:table-cell table:formula="of:=SIN(RADIANS([.D$1]*[.$A542]*360/256))" office:value-type="float" office:value="0.881921264348355">
            <text:p>0.8819212643</text:p>
          </table:table-cell>
          <table:table-cell table:formula="of:=SIN(RADIANS([.E$1]*[.$A542]*360/256))" office:value-type="float" office:value="0.38268343236509">
            <text:p>0.3826834324</text:p>
          </table:table-cell>
          <table:table-cell table:formula="of:=SIN(RADIANS([.F$1]*[.$A542]*360/256))" office:value-type="float" office:value="-0.290284677254462">
            <text:p>-0.2902846773</text:p>
          </table:table-cell>
          <table:table-cell table:formula="of:=SIN(RADIANS([.G$1]*[.$A542]*360/256))" office:value-type="float" office:value="-0.831469612302545">
            <text:p>-0.8314696123</text:p>
          </table:table-cell>
          <table:table-cell table:formula="of:=SIN(RADIANS([.H$1]*[.$A542]*360/256))" office:value-type="float" office:value="-0.995184726672197">
            <text:p>-0.9951847267</text:p>
          </table:table-cell>
          <table:table-cell table:formula="of:=SIN(RADIANS([.I$1]*[.$A542]*360/256))" office:value-type="float" office:value="-0.707106781186548">
            <text:p>-0.7071067812</text:p>
          </table:table-cell>
          <table:table-cell table:formula="of:=SIN(RADIANS([.J$1]*[.$A542]*360/256))" office:value-type="float" office:value="-0.0980171403295605">
            <text:p>-0.0980171403</text:p>
          </table:table-cell>
          <table:table-cell table:formula="of:=SIN(RADIANS([.K$1]*[.$A542]*360/256))" office:value-type="float" office:value="0.555570233019602">
            <text:p>0.555570233</text:p>
          </table:table-cell>
          <table:table-cell table:formula="of:=SIN(RADIANS([.L$1]*[.$A542]*360/256))" office:value-type="float" office:value="0.956940335732209">
            <text:p>0.9569403357</text:p>
          </table:table-cell>
          <table:table-cell table:formula="of:=SIN(RADIANS([.M$1]*[.$A542]*360/256))" office:value-type="float" office:value="0.923879532511287">
            <text:p>0.9238795325</text:p>
          </table:table-cell>
          <table:table-cell table:formula="of:=SIN(RADIANS([.N$1]*[.$A542]*360/256))" office:value-type="float" office:value="0.471396736825998">
            <text:p>0.4713967368</text:p>
          </table:table-cell>
          <table:table-cell table:formula="of:=SIN(RADIANS([.O$1]*[.$A542]*360/256))" office:value-type="float" office:value="-0.195090322016127">
            <text:p>-0.195090322</text:p>
          </table:table-cell>
          <table:table-cell table:formula="of:=SIN(RADIANS([.P$1]*[.$A542]*360/256))" office:value-type="float" office:value="-0.773010453362737">
            <text:p>-0.7730104534</text:p>
          </table:table-cell>
          <table:table-cell table:formula="of:=SIN(RADIANS([.Q$1]*[.$A542]*360/256))" office:value-type="float" office:value="-1">
            <text:p>-1</text:p>
          </table:table-cell>
          <table:table-cell table:formula="of:= [.B542]/1+ [.C542]/2+ [.D542]/3+ [.E542]/4+ [.F542]/5+ [.G542]/6+ [.H542]/7+ [.I542]/8+ [.J542]/9+ [.K542]/10+ [.L542]/11+ [.M542]/12+ [.N542]/13+ [.O542]/14+ [.P542]/15+ [.Q542]/16" office:value-type="float" office:value="1.20418073992865">
            <text:p>1.204180739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SIN(RADIANS([.$A543]*360/256))" office:value-type="float" office:value="0.653172842953777">
            <text:p>0.653172843</text:p>
          </table:table-cell>
          <table:table-cell table:formula="of:=SIN(RADIANS([.C$1]*[.$A543]*360/256))" office:value-type="float" office:value="0.989176509964781">
            <text:p>0.98917651</text:p>
          </table:table-cell>
          <table:table-cell table:formula="of:=SIN(RADIANS([.D$1]*[.$A543]*360/256))" office:value-type="float" office:value="0.844853565249707">
            <text:p>0.8448535652</text:p>
          </table:table-cell>
          <table:table-cell table:formula="of:=SIN(RADIANS([.E$1]*[.$A543]*360/256))" office:value-type="float" office:value="0.290284677254462">
            <text:p>0.2902846773</text:p>
          </table:table-cell>
          <table:table-cell table:formula="of:=SIN(RADIANS([.F$1]*[.$A543]*360/256))" office:value-type="float" office:value="-0.40524131400499">
            <text:p>-0.405241314</text:p>
          </table:table-cell>
          <table:table-cell table:formula="of:=SIN(RADIANS([.G$1]*[.$A543]*360/256))" office:value-type="float" office:value="-0.903989293123443">
            <text:p>-0.9039892931</text:p>
          </table:table-cell>
          <table:table-cell table:formula="of:=SIN(RADIANS([.H$1]*[.$A543]*360/256))" office:value-type="float" office:value="-0.96377606579544">
            <text:p>-0.9637760658</text:p>
          </table:table-cell>
          <table:table-cell table:formula="of:=SIN(RADIANS([.I$1]*[.$A543]*360/256))" office:value-type="float" office:value="-0.555570233019602">
            <text:p>-0.555570233</text:p>
          </table:table-cell>
          <table:table-cell table:formula="of:=SIN(RADIANS([.J$1]*[.$A543]*360/256))" office:value-type="float" office:value="0.122410675199216">
            <text:p>0.1224106752</text:p>
          </table:table-cell>
          <table:table-cell table:formula="of:=SIN(RADIANS([.K$1]*[.$A543]*360/256))" office:value-type="float" office:value="0.740951125354959">
            <text:p>0.7409511254</text:p>
          </table:table-cell>
          <table:table-cell table:formula="of:=SIN(RADIANS([.L$1]*[.$A543]*360/256))" office:value-type="float" office:value="0.999698818696204">
            <text:p>0.9996988187</text:p>
          </table:table-cell>
          <table:table-cell table:formula="of:=SIN(RADIANS([.M$1]*[.$A543]*360/256))" office:value-type="float" office:value="0.773010453362738">
            <text:p>0.7730104534</text:p>
          </table:table-cell>
          <table:table-cell table:formula="of:=SIN(RADIANS([.N$1]*[.$A543]*360/256))" office:value-type="float" office:value="0.170961888760302">
            <text:p>0.1709618888</text:p>
          </table:table-cell>
          <table:table-cell table:formula="of:=SIN(RADIANS([.O$1]*[.$A543]*360/256))" office:value-type="float" office:value="-0.514102744193221">
            <text:p>-0.5141027442</text:p>
          </table:table-cell>
          <table:table-cell table:formula="of:=SIN(RADIANS([.P$1]*[.$A543]*360/256))" office:value-type="float" office:value="-0.949528180593036">
            <text:p>-0.9495281806</text:p>
          </table:table-cell>
          <table:table-cell table:formula="of:=SIN(RADIANS([.Q$1]*[.$A543]*360/256))" office:value-type="float" office:value="-0.923879532511287">
            <text:p>-0.9238795325</text:p>
          </table:table-cell>
          <table:table-cell table:formula="of:= [.B543]/1+ [.C543]/2+ [.D543]/3+ [.E543]/4+ [.F543]/5+ [.G543]/6+ [.H543]/7+ [.I543]/8+ [.J543]/9+ [.K543]/10+ [.L543]/11+ [.M543]/12+ [.N543]/13+ [.O543]/14+ [.P543]/15+ [.Q543]/16" office:value-type="float" office:value="1.16148889078986">
            <text:p>1.161488890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SIN(RADIANS([.$A544]*360/256))" office:value-type="float" office:value="0.671558954847018">
            <text:p>0.6715589548</text:p>
          </table:table-cell>
          <table:table-cell table:formula="of:=SIN(RADIANS([.C$1]*[.$A544]*360/256))" office:value-type="float" office:value="0.995184726672197">
            <text:p>0.9951847267</text:p>
          </table:table-cell>
          <table:table-cell table:formula="of:=SIN(RADIANS([.D$1]*[.$A544]*360/256))" office:value-type="float" office:value="0.803207531480645">
            <text:p>0.8032075315</text:p>
          </table:table-cell>
          <table:table-cell table:formula="of:=SIN(RADIANS([.E$1]*[.$A544]*360/256))" office:value-type="float" office:value="0.195090322016128">
            <text:p>0.195090322</text:p>
          </table:table-cell>
          <table:table-cell table:formula="of:=SIN(RADIANS([.F$1]*[.$A544]*360/256))" office:value-type="float" office:value="-0.514102744193222">
            <text:p>-0.5141027442</text:p>
          </table:table-cell>
          <table:table-cell table:formula="of:=SIN(RADIANS([.G$1]*[.$A544]*360/256))" office:value-type="float" office:value="-0.956940335732209">
            <text:p>-0.9569403357</text:p>
          </table:table-cell>
          <table:table-cell table:formula="of:=SIN(RADIANS([.H$1]*[.$A544]*360/256))" office:value-type="float" office:value="-0.903989293123443">
            <text:p>-0.9039892931</text:p>
          </table:table-cell>
          <table:table-cell table:formula="of:=SIN(RADIANS([.I$1]*[.$A544]*360/256))" office:value-type="float" office:value="-0.38268343236509">
            <text:p>-0.3826834324</text:p>
          </table:table-cell>
          <table:table-cell table:formula="of:=SIN(RADIANS([.J$1]*[.$A544]*360/256))" office:value-type="float" office:value="0.33688985339222">
            <text:p>0.3368898534</text:p>
          </table:table-cell>
          <table:table-cell table:formula="of:=SIN(RADIANS([.K$1]*[.$A544]*360/256))" office:value-type="float" office:value="0.881921264348355">
            <text:p>0.8819212643</text:p>
          </table:table-cell>
          <table:table-cell table:formula="of:=SIN(RADIANS([.L$1]*[.$A544]*360/256))" office:value-type="float" office:value="0.970031253194544">
            <text:p>0.9700312532</text:p>
          </table:table-cell>
          <table:table-cell table:formula="of:=SIN(RADIANS([.M$1]*[.$A544]*360/256))" office:value-type="float" office:value="0.555570233019602">
            <text:p>0.555570233</text:p>
          </table:table-cell>
          <table:table-cell table:formula="of:=SIN(RADIANS([.N$1]*[.$A544]*360/256))" office:value-type="float" office:value="-0.146730474455361">
            <text:p>-0.1467304745</text:p>
          </table:table-cell>
          <table:table-cell table:formula="of:=SIN(RADIANS([.O$1]*[.$A544]*360/256))" office:value-type="float" office:value="-0.773010453362737">
            <text:p>-0.7730104534</text:p>
          </table:table-cell>
          <table:table-cell table:formula="of:=SIN(RADIANS([.P$1]*[.$A544]*360/256))" office:value-type="float" office:value="-0.998795456205172">
            <text:p>-0.9987954562</text:p>
          </table:table-cell>
          <table:table-cell table:formula="of:=SIN(RADIANS([.Q$1]*[.$A544]*360/256))" office:value-type="float" office:value="-0.707106781186547">
            <text:p>-0.7071067812</text:p>
          </table:table-cell>
          <table:table-cell table:formula="of:= [.B544]/1+ [.C544]/2+ [.D544]/3+ [.E544]/4+ [.F544]/5+ [.G544]/6+ [.H544]/7+ [.I544]/8+ [.J544]/9+ [.K544]/10+ [.L544]/11+ [.M544]/12+ [.N544]/13+ [.O544]/14+ [.P544]/15+ [.Q544]/16" office:value-type="float" office:value="1.12919636272453">
            <text:p>1.129196362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SIN(RADIANS([.$A545]*360/256))" office:value-type="float" office:value="0.689540544737067">
            <text:p>0.6895405447</text:p>
          </table:table-cell>
          <table:table-cell table:formula="of:=SIN(RADIANS([.C$1]*[.$A545]*360/256))" office:value-type="float" office:value="0.998795456205172">
            <text:p>0.9987954562</text:p>
          </table:table-cell>
          <table:table-cell table:formula="of:=SIN(RADIANS([.D$1]*[.$A545]*360/256))" office:value-type="float" office:value="0.757208846506484">
            <text:p>0.7572088465</text:p>
          </table:table-cell>
          <table:table-cell table:formula="of:=SIN(RADIANS([.E$1]*[.$A545]*360/256))" office:value-type="float" office:value="0.0980171403295608">
            <text:p>0.0980171403</text:p>
          </table:table-cell>
          <table:table-cell table:formula="of:=SIN(RADIANS([.F$1]*[.$A545]*360/256))" office:value-type="float" office:value="-0.615231590580627">
            <text:p>-0.6152315906</text:p>
          </table:table-cell>
          <table:table-cell table:formula="of:=SIN(RADIANS([.G$1]*[.$A545]*360/256))" office:value-type="float" office:value="-0.989176509964781">
            <text:p>-0.98917651</text:p>
          </table:table-cell>
          <table:table-cell table:formula="of:=SIN(RADIANS([.H$1]*[.$A545]*360/256))" office:value-type="float" office:value="-0.817584813151584">
            <text:p>-0.8175848132</text:p>
          </table:table-cell>
          <table:table-cell table:formula="of:=SIN(RADIANS([.I$1]*[.$A545]*360/256))" office:value-type="float" office:value="-0.195090322016129">
            <text:p>-0.195090322</text:p>
          </table:table-cell>
          <table:table-cell table:formula="of:=SIN(RADIANS([.J$1]*[.$A545]*360/256))" office:value-type="float" office:value="0.534997619887097">
            <text:p>0.5349976199</text:p>
          </table:table-cell>
          <table:table-cell table:formula="of:=SIN(RADIANS([.K$1]*[.$A545]*360/256))" office:value-type="float" office:value="0.970031253194544">
            <text:p>0.9700312532</text:p>
          </table:table-cell>
          <table:table-cell table:formula="of:=SIN(RADIANS([.L$1]*[.$A545]*360/256))" office:value-type="float" office:value="0.870086991108711">
            <text:p>0.8700869911</text:p>
          </table:table-cell>
          <table:table-cell table:formula="of:=SIN(RADIANS([.M$1]*[.$A545]*360/256))" office:value-type="float" office:value="0.290284677254462">
            <text:p>0.2902846773</text:p>
          </table:table-cell>
          <table:table-cell table:formula="of:=SIN(RADIANS([.N$1]*[.$A545]*360/256))" office:value-type="float" office:value="-0.449611329654607">
            <text:p>-0.4496113297</text:p>
          </table:table-cell>
          <table:table-cell table:formula="of:=SIN(RADIANS([.O$1]*[.$A545]*360/256))" office:value-type="float" office:value="-0.94154406518302">
            <text:p>-0.9415440652</text:p>
          </table:table-cell>
          <table:table-cell table:formula="of:=SIN(RADIANS([.P$1]*[.$A545]*360/256))" office:value-type="float" office:value="-0.914209755703531">
            <text:p>-0.9142097557</text:p>
          </table:table-cell>
          <table:table-cell table:formula="of:=SIN(RADIANS([.Q$1]*[.$A545]*360/256))" office:value-type="float" office:value="-0.382683432365091">
            <text:p>-0.3826834324</text:p>
          </table:table-cell>
          <table:table-cell table:formula="of:= [.B545]/1+ [.C545]/2+ [.D545]/3+ [.E545]/4+ [.F545]/5+ [.G545]/6+ [.H545]/7+ [.I545]/8+ [.J545]/9+ [.K545]/10+ [.L545]/11+ [.M545]/12+ [.N545]/13+ [.O545]/14+ [.P545]/15+ [.Q545]/16" office:value-type="float" office:value="1.10978516275071">
            <text:p>1.109785162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SIN(RADIANS([.$A546]*360/256))" office:value-type="float" office:value="0.707106781186547">
            <text:p>0.7071067812</text:p>
          </table:table-cell>
          <table:table-cell table:formula="of:=SIN(RADIANS([.C$1]*[.$A546]*360/256))" office:value-type="float" office:value="1">
            <text:p>1</text:p>
          </table:table-cell>
          <table:table-cell table:formula="of:=SIN(RADIANS([.D$1]*[.$A546]*360/256))" office:value-type="float" office:value="0.707106781186548">
            <text:p>0.7071067812</text:p>
          </table:table-cell>
          <table:table-cell table:formula="of:=SIN(RADIANS([.E$1]*[.$A546]*360/256))" office:value-type="float" office:value="1.22464679914735E-016">
            <text:p>1.22464679914735E-016</text:p>
          </table:table-cell>
          <table:table-cell table:formula="of:=SIN(RADIANS([.F$1]*[.$A546]*360/256))" office:value-type="float" office:value="-0.707106781186547">
            <text:p>-0.7071067812</text:p>
          </table:table-cell>
          <table:table-cell table:formula="of:=SIN(RADIANS([.G$1]*[.$A546]*360/256))" office:value-type="float" office:value="-1">
            <text:p>-1</text:p>
          </table:table-cell>
          <table:table-cell table:formula="of:=SIN(RADIANS([.H$1]*[.$A546]*360/256))" office:value-type="float" office:value="-0.707106781186548">
            <text:p>-0.7071067812</text:p>
          </table:table-cell>
          <table:table-cell table:formula="of:=SIN(RADIANS([.I$1]*[.$A546]*360/256))" office:value-type="float" office:value="-2.44929359829471E-016">
            <text:p>-2.44929359829471E-016</text:p>
          </table:table-cell>
          <table:table-cell table:formula="of:=SIN(RADIANS([.J$1]*[.$A546]*360/256))" office:value-type="float" office:value="0.707106781186547">
            <text:p>0.7071067812</text:p>
          </table:table-cell>
          <table:table-cell table:formula="of:=SIN(RADIANS([.K$1]*[.$A546]*360/256))" office:value-type="float" office:value="1">
            <text:p>1</text:p>
          </table:table-cell>
          <table:table-cell table:formula="of:=SIN(RADIANS([.L$1]*[.$A546]*360/256))" office:value-type="float" office:value="0.707106781186547">
            <text:p>0.7071067812</text:p>
          </table:table-cell>
          <table:table-cell table:formula="of:=SIN(RADIANS([.M$1]*[.$A546]*360/256))" office:value-type="float" office:value="3.67394039744206E-016">
            <text:p>3.67394039744206E-016</text:p>
          </table:table-cell>
          <table:table-cell table:formula="of:=SIN(RADIANS([.N$1]*[.$A546]*360/256))" office:value-type="float" office:value="-0.707106781186548">
            <text:p>-0.7071067812</text:p>
          </table:table-cell>
          <table:table-cell table:formula="of:=SIN(RADIANS([.O$1]*[.$A546]*360/256))" office:value-type="float" office:value="-1">
            <text:p>-1</text:p>
          </table:table-cell>
          <table:table-cell table:formula="of:=SIN(RADIANS([.P$1]*[.$A546]*360/256))" office:value-type="float" office:value="-0.707106781186547">
            <text:p>-0.7071067812</text:p>
          </table:table-cell>
          <table:table-cell table:formula="of:=SIN(RADIANS([.Q$1]*[.$A546]*360/256))" office:value-type="float" office:value="-4.89858719658941E-016">
            <text:p>-4.89858719658941E-016</text:p>
          </table:table-cell>
          <table:table-cell table:formula="of:= [.B546]/1+ [.C546]/2+ [.D546]/3+ [.E546]/4+ [.F546]/5+ [.G546]/6+ [.H546]/7+ [.I546]/8+ [.J546]/9+ [.K546]/10+ [.L546]/11+ [.M546]/12+ [.N546]/13+ [.O546]/14+ [.P546]/15+ [.Q546]/16" office:value-type="float" office:value="1.10359376617831">
            <text:p>1.103593766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SIN(RADIANS([.$A547]*360/256))" office:value-type="float" office:value="0.724247082951467">
            <text:p>0.724247083</text:p>
          </table:table-cell>
          <table:table-cell table:formula="of:=SIN(RADIANS([.C$1]*[.$A547]*360/256))" office:value-type="float" office:value="0.998795456205172">
            <text:p>0.9987954562</text:p>
          </table:table-cell>
          <table:table-cell table:formula="of:=SIN(RADIANS([.D$1]*[.$A547]*360/256))" office:value-type="float" office:value="0.653172842953777">
            <text:p>0.653172843</text:p>
          </table:table-cell>
          <table:table-cell table:formula="of:=SIN(RADIANS([.E$1]*[.$A547]*360/256))" office:value-type="float" office:value="-0.0980171403295606">
            <text:p>-0.0980171403</text:p>
          </table:table-cell>
          <table:table-cell table:formula="of:=SIN(RADIANS([.F$1]*[.$A547]*360/256))" office:value-type="float" office:value="-0.788346427626606">
            <text:p>-0.7883464276</text:p>
          </table:table-cell>
          <table:table-cell table:formula="of:=SIN(RADIANS([.G$1]*[.$A547]*360/256))" office:value-type="float" office:value="-0.989176509964781">
            <text:p>-0.98917651</text:p>
          </table:table-cell>
          <table:table-cell table:formula="of:=SIN(RADIANS([.H$1]*[.$A547]*360/256))" office:value-type="float" office:value="-0.575808191417845">
            <text:p>-0.5758081914</text:p>
          </table:table-cell>
          <table:table-cell table:formula="of:=SIN(RADIANS([.I$1]*[.$A547]*360/256))" office:value-type="float" office:value="0.195090322016128">
            <text:p>0.195090322</text:p>
          </table:table-cell>
          <table:table-cell table:formula="of:=SIN(RADIANS([.J$1]*[.$A547]*360/256))" office:value-type="float" office:value="0.844853565249707">
            <text:p>0.8448535652</text:p>
          </table:table-cell>
          <table:table-cell table:formula="of:=SIN(RADIANS([.K$1]*[.$A547]*360/256))" office:value-type="float" office:value="0.970031253194544">
            <text:p>0.9700312532</text:p>
          </table:table-cell>
          <table:table-cell table:formula="of:=SIN(RADIANS([.L$1]*[.$A547]*360/256))" office:value-type="float" office:value="0.492898192229784">
            <text:p>0.4928981922</text:p>
          </table:table-cell>
          <table:table-cell table:formula="of:=SIN(RADIANS([.M$1]*[.$A547]*360/256))" office:value-type="float" office:value="-0.290284677254463">
            <text:p>-0.2902846773</text:p>
          </table:table-cell>
          <table:table-cell table:formula="of:=SIN(RADIANS([.N$1]*[.$A547]*360/256))" office:value-type="float" office:value="-0.893224301195515">
            <text:p>-0.8932243012</text:p>
          </table:table-cell>
          <table:table-cell table:formula="of:=SIN(RADIANS([.O$1]*[.$A547]*360/256))" office:value-type="float" office:value="-0.941544065183021">
            <text:p>-0.9415440652</text:p>
          </table:table-cell>
          <table:table-cell table:formula="of:=SIN(RADIANS([.P$1]*[.$A547]*360/256))" office:value-type="float" office:value="-0.40524131400499">
            <text:p>-0.405241314</text:p>
          </table:table-cell>
          <table:table-cell table:formula="of:=SIN(RADIANS([.Q$1]*[.$A547]*360/256))" office:value-type="float" office:value="0.38268343236509">
            <text:p>0.3826834324</text:p>
          </table:table-cell>
          <table:table-cell table:formula="of:= [.B547]/1+ [.C547]/2+ [.D547]/3+ [.E547]/4+ [.F547]/5+ [.G547]/6+ [.H547]/7+ [.I547]/8+ [.J547]/9+ [.K547]/10+ [.L547]/11+ [.M547]/12+ [.N547]/13+ [.O547]/14+ [.P547]/15+ [.Q547]/16" office:value-type="float" office:value="1.10889394521712">
            <text:p>1.108893945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SIN(RADIANS([.$A548]*360/256))" office:value-type="float" office:value="0.740951125354959">
            <text:p>0.7409511254</text:p>
          </table:table-cell>
          <table:table-cell table:formula="of:=SIN(RADIANS([.C$1]*[.$A548]*360/256))" office:value-type="float" office:value="0.995184726672197">
            <text:p>0.9951847267</text:p>
          </table:table-cell>
          <table:table-cell table:formula="of:=SIN(RADIANS([.D$1]*[.$A548]*360/256))" office:value-type="float" office:value="0.595699304492433">
            <text:p>0.5956993045</text:p>
          </table:table-cell>
          <table:table-cell table:formula="of:=SIN(RADIANS([.E$1]*[.$A548]*360/256))" office:value-type="float" office:value="-0.195090322016128">
            <text:p>-0.195090322</text:p>
          </table:table-cell>
          <table:table-cell table:formula="of:=SIN(RADIANS([.F$1]*[.$A548]*360/256))" office:value-type="float" office:value="-0.857728610000272">
            <text:p>-0.85772861</text:p>
          </table:table-cell>
          <table:table-cell table:formula="of:=SIN(RADIANS([.G$1]*[.$A548]*360/256))" office:value-type="float" office:value="-0.956940335732209">
            <text:p>-0.9569403357</text:p>
          </table:table-cell>
          <table:table-cell table:formula="of:=SIN(RADIANS([.H$1]*[.$A548]*360/256))" office:value-type="float" office:value="-0.427555093430283">
            <text:p>-0.4275550934</text:p>
          </table:table-cell>
          <table:table-cell table:formula="of:=SIN(RADIANS([.I$1]*[.$A548]*360/256))" office:value-type="float" office:value="0.38268343236509">
            <text:p>0.3826834324</text:p>
          </table:table-cell>
          <table:table-cell table:formula="of:=SIN(RADIANS([.J$1]*[.$A548]*360/256))" office:value-type="float" office:value="0.941544065183021">
            <text:p>0.9415440652</text:p>
          </table:table-cell>
          <table:table-cell table:formula="of:=SIN(RADIANS([.K$1]*[.$A548]*360/256))" office:value-type="float" office:value="0.881921264348355">
            <text:p>0.8819212643</text:p>
          </table:table-cell>
          <table:table-cell table:formula="of:=SIN(RADIANS([.L$1]*[.$A548]*360/256))" office:value-type="float" office:value="0.242980179903263">
            <text:p>0.2429801799</text:p>
          </table:table-cell>
          <table:table-cell table:formula="of:=SIN(RADIANS([.M$1]*[.$A548]*360/256))" office:value-type="float" office:value="-0.555570233019602">
            <text:p>-0.555570233</text:p>
          </table:table-cell>
          <table:table-cell table:formula="of:=SIN(RADIANS([.N$1]*[.$A548]*360/256))" office:value-type="float" office:value="-0.989176509964781">
            <text:p>-0.98917651</text:p>
          </table:table-cell>
          <table:table-cell table:formula="of:=SIN(RADIANS([.O$1]*[.$A548]*360/256))" office:value-type="float" office:value="-0.773010453362738">
            <text:p>-0.7730104534</text:p>
          </table:table-cell>
          <table:table-cell table:formula="of:=SIN(RADIANS([.P$1]*[.$A548]*360/256))" office:value-type="float" office:value="-0.0490676743274183">
            <text:p>-0.0490676743</text:p>
          </table:table-cell>
          <table:table-cell table:formula="of:=SIN(RADIANS([.Q$1]*[.$A548]*360/256))" office:value-type="float" office:value="0.707106781186548">
            <text:p>0.7071067812</text:p>
          </table:table-cell>
          <table:table-cell table:formula="of:= [.B548]/1+ [.C548]/2+ [.D548]/3+ [.E548]/4+ [.F548]/5+ [.G548]/6+ [.H548]/7+ [.I548]/8+ [.J548]/9+ [.K548]/10+ [.L548]/11+ [.M548]/12+ [.N548]/13+ [.O548]/14+ [.P548]/15+ [.Q548]/16" office:value-type="float" office:value="1.1222748789557">
            <text:p>1.122274879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SIN(RADIANS([.$A549]*360/256))" office:value-type="float" office:value="0.757208846506484">
            <text:p>0.7572088465</text:p>
          </table:table-cell>
          <table:table-cell table:formula="of:=SIN(RADIANS([.C$1]*[.$A549]*360/256))" office:value-type="float" office:value="0.989176509964781">
            <text:p>0.98917651</text:p>
          </table:table-cell>
          <table:table-cell table:formula="of:=SIN(RADIANS([.D$1]*[.$A549]*360/256))" office:value-type="float" office:value="0.534997619887097">
            <text:p>0.5349976199</text:p>
          </table:table-cell>
          <table:table-cell table:formula="of:=SIN(RADIANS([.E$1]*[.$A549]*360/256))" office:value-type="float" office:value="-0.290284677254462">
            <text:p>-0.2902846773</text:p>
          </table:table-cell>
          <table:table-cell table:formula="of:=SIN(RADIANS([.F$1]*[.$A549]*360/256))" office:value-type="float" office:value="-0.914209755703531">
            <text:p>-0.9142097557</text:p>
          </table:table-cell>
          <table:table-cell table:formula="of:=SIN(RADIANS([.G$1]*[.$A549]*360/256))" office:value-type="float" office:value="-0.903989293123443">
            <text:p>-0.9039892931</text:p>
          </table:table-cell>
          <table:table-cell table:formula="of:=SIN(RADIANS([.H$1]*[.$A549]*360/256))" office:value-type="float" office:value="-0.266712757474899">
            <text:p>-0.2667127575</text:p>
          </table:table-cell>
          <table:table-cell table:formula="of:=SIN(RADIANS([.I$1]*[.$A549]*360/256))" office:value-type="float" office:value="0.555570233019602">
            <text:p>0.555570233</text:p>
          </table:table-cell>
          <table:table-cell table:formula="of:=SIN(RADIANS([.J$1]*[.$A549]*360/256))" office:value-type="float" office:value="0.99247953459871">
            <text:p>0.9924795346</text:p>
          </table:table-cell>
          <table:table-cell table:formula="of:=SIN(RADIANS([.K$1]*[.$A549]*360/256))" office:value-type="float" office:value="0.740951125354959">
            <text:p>0.7409511254</text:p>
          </table:table-cell>
          <table:table-cell table:formula="of:=SIN(RADIANS([.L$1]*[.$A549]*360/256))" office:value-type="float" office:value="-0.0245412285229127">
            <text:p>-0.0245412285</text:p>
          </table:table-cell>
          <table:table-cell table:formula="of:=SIN(RADIANS([.M$1]*[.$A549]*360/256))" office:value-type="float" office:value="-0.773010453362737">
            <text:p>-0.7730104534</text:p>
          </table:table-cell>
          <table:table-cell table:formula="of:=SIN(RADIANS([.N$1]*[.$A549]*360/256))" office:value-type="float" office:value="-0.985277642388941">
            <text:p>-0.9852776424</text:p>
          </table:table-cell>
          <table:table-cell table:formula="of:=SIN(RADIANS([.O$1]*[.$A549]*360/256))" office:value-type="float" office:value="-0.514102744193222">
            <text:p>-0.5141027442</text:p>
          </table:table-cell>
          <table:table-cell table:formula="of:=SIN(RADIANS([.P$1]*[.$A549]*360/256))" office:value-type="float" office:value="0.313681740398891">
            <text:p>0.3136817404</text:p>
          </table:table-cell>
          <table:table-cell table:formula="of:=SIN(RADIANS([.Q$1]*[.$A549]*360/256))" office:value-type="float" office:value="0.923879532511286">
            <text:p>0.9238795325</text:p>
          </table:table-cell>
          <table:table-cell table:formula="of:= [.B549]/1+ [.C549]/2+ [.D549]/3+ [.E549]/4+ [.F549]/5+ [.G549]/6+ [.H549]/7+ [.I549]/8+ [.J549]/9+ [.K549]/10+ [.L549]/11+ [.M549]/12+ [.N549]/13+ [.O549]/14+ [.P549]/15+ [.Q549]/16" office:value-type="float" office:value="1.13926052761272">
            <text:p>1.1392605276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SIN(RADIANS([.$A550]*360/256))" office:value-type="float" office:value="0.773010453362737">
            <text:p>0.7730104534</text:p>
          </table:table-cell>
          <table:table-cell table:formula="of:=SIN(RADIANS([.C$1]*[.$A550]*360/256))" office:value-type="float" office:value="0.98078528040323">
            <text:p>0.9807852804</text:p>
          </table:table-cell>
          <table:table-cell table:formula="of:=SIN(RADIANS([.D$1]*[.$A550]*360/256))" office:value-type="float" office:value="0.471396736825998">
            <text:p>0.4713967368</text:p>
          </table:table-cell>
          <table:table-cell table:formula="of:=SIN(RADIANS([.E$1]*[.$A550]*360/256))" office:value-type="float" office:value="-0.38268343236509">
            <text:p>-0.3826834324</text:p>
          </table:table-cell>
          <table:table-cell table:formula="of:=SIN(RADIANS([.F$1]*[.$A550]*360/256))" office:value-type="float" office:value="-0.956940335732209">
            <text:p>-0.9569403357</text:p>
          </table:table-cell>
          <table:table-cell table:formula="of:=SIN(RADIANS([.G$1]*[.$A550]*360/256))" office:value-type="float" office:value="-0.831469612302545">
            <text:p>-0.8314696123</text:p>
          </table:table-cell>
          <table:table-cell table:formula="of:=SIN(RADIANS([.H$1]*[.$A550]*360/256))" office:value-type="float" office:value="-0.0980171403295605">
            <text:p>-0.0980171403</text:p>
          </table:table-cell>
          <table:table-cell table:formula="of:=SIN(RADIANS([.I$1]*[.$A550]*360/256))" office:value-type="float" office:value="0.707106781186547">
            <text:p>0.7071067812</text:p>
          </table:table-cell>
          <table:table-cell table:formula="of:=SIN(RADIANS([.J$1]*[.$A550]*360/256))" office:value-type="float" office:value="0.995184726672197">
            <text:p>0.9951847267</text:p>
          </table:table-cell>
          <table:table-cell table:formula="of:=SIN(RADIANS([.K$1]*[.$A550]*360/256))" office:value-type="float" office:value="0.555570233019602">
            <text:p>0.555570233</text:p>
          </table:table-cell>
          <table:table-cell table:formula="of:=SIN(RADIANS([.L$1]*[.$A550]*360/256))" office:value-type="float" office:value="-0.290284677254463">
            <text:p>-0.2902846773</text:p>
          </table:table-cell>
          <table:table-cell table:formula="of:=SIN(RADIANS([.M$1]*[.$A550]*360/256))" office:value-type="float" office:value="-0.923879532511286">
            <text:p>-0.9238795325</text:p>
          </table:table-cell>
          <table:table-cell table:formula="of:=SIN(RADIANS([.N$1]*[.$A550]*360/256))" office:value-type="float" office:value="-0.881921264348355">
            <text:p>-0.8819212643</text:p>
          </table:table-cell>
          <table:table-cell table:formula="of:=SIN(RADIANS([.O$1]*[.$A550]*360/256))" office:value-type="float" office:value="-0.195090322016128">
            <text:p>-0.195090322</text:p>
          </table:table-cell>
          <table:table-cell table:formula="of:=SIN(RADIANS([.P$1]*[.$A550]*360/256))" office:value-type="float" office:value="0.634393284163645">
            <text:p>0.6343932842</text:p>
          </table:table-cell>
          <table:table-cell table:formula="of:=SIN(RADIANS([.Q$1]*[.$A550]*360/256))" office:value-type="float" office:value="1">
            <text:p>1</text:p>
          </table:table-cell>
          <table:table-cell table:formula="of:= [.B550]/1+ [.C550]/2+ [.D550]/3+ [.E550]/4+ [.F550]/5+ [.G550]/6+ [.H550]/7+ [.I550]/8+ [.J550]/9+ [.K550]/10+ [.L550]/11+ [.M550]/12+ [.N550]/13+ [.O550]/14+ [.P550]/15+ [.Q550]/16" office:value-type="float" office:value="1.15505543648688">
            <text:p>1.155055436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SIN(RADIANS([.$A551]*360/256))" office:value-type="float" office:value="0.788346427626606">
            <text:p>0.7883464276</text:p>
          </table:table-cell>
          <table:table-cell table:formula="of:=SIN(RADIANS([.C$1]*[.$A551]*360/256))" office:value-type="float" office:value="0.970031253194544">
            <text:p>0.9700312532</text:p>
          </table:table-cell>
          <table:table-cell table:formula="of:=SIN(RADIANS([.D$1]*[.$A551]*360/256))" office:value-type="float" office:value="0.40524131400499">
            <text:p>0.405241314</text:p>
          </table:table-cell>
          <table:table-cell table:formula="of:=SIN(RADIANS([.E$1]*[.$A551]*360/256))" office:value-type="float" office:value="-0.471396736825998">
            <text:p>-0.4713967368</text:p>
          </table:table-cell>
          <table:table-cell table:formula="of:=SIN(RADIANS([.F$1]*[.$A551]*360/256))" office:value-type="float" office:value="-0.985277642388941">
            <text:p>-0.9852776424</text:p>
          </table:table-cell>
          <table:table-cell table:formula="of:=SIN(RADIANS([.G$1]*[.$A551]*360/256))" office:value-type="float" office:value="-0.740951125354959">
            <text:p>-0.7409511254</text:p>
          </table:table-cell>
          <table:table-cell table:formula="of:=SIN(RADIANS([.H$1]*[.$A551]*360/256))" office:value-type="float" office:value="0.0735645635996669">
            <text:p>0.0735645636</text:p>
          </table:table-cell>
          <table:table-cell table:formula="of:=SIN(RADIANS([.I$1]*[.$A551]*360/256))" office:value-type="float" office:value="0.831469612302545">
            <text:p>0.8314696123</text:p>
          </table:table-cell>
          <table:table-cell table:formula="of:=SIN(RADIANS([.J$1]*[.$A551]*360/256))" office:value-type="float" office:value="0.949528180593037">
            <text:p>0.9495281806</text:p>
          </table:table-cell>
          <table:table-cell table:formula="of:=SIN(RADIANS([.K$1]*[.$A551]*360/256))" office:value-type="float" office:value="0.336889853392221">
            <text:p>0.3368898534</text:p>
          </table:table-cell>
          <table:table-cell table:formula="of:=SIN(RADIANS([.L$1]*[.$A551]*360/256))" office:value-type="float" office:value="-0.534997619887097">
            <text:p>-0.5349976199</text:p>
          </table:table-cell>
          <table:table-cell table:formula="of:=SIN(RADIANS([.M$1]*[.$A551]*360/256))" office:value-type="float" office:value="-0.995184726672197">
            <text:p>-0.9951847267</text:p>
          </table:table-cell>
          <table:table-cell table:formula="of:=SIN(RADIANS([.N$1]*[.$A551]*360/256))" office:value-type="float" office:value="-0.689540544737067">
            <text:p>-0.6895405447</text:p>
          </table:table-cell>
          <table:table-cell table:formula="of:=SIN(RADIANS([.O$1]*[.$A551]*360/256))" office:value-type="float" office:value="0.146730474455361">
            <text:p>0.1467304745</text:p>
          </table:table-cell>
          <table:table-cell table:formula="of:=SIN(RADIANS([.P$1]*[.$A551]*360/256))" office:value-type="float" office:value="0.870086991108712">
            <text:p>0.8700869911</text:p>
          </table:table-cell>
          <table:table-cell table:formula="of:=SIN(RADIANS([.Q$1]*[.$A551]*360/256))" office:value-type="float" office:value="0.923879532511287">
            <text:p>0.9238795325</text:p>
          </table:table-cell>
          <table:table-cell table:formula="of:= [.B551]/1+ [.C551]/2+ [.D551]/3+ [.E551]/4+ [.F551]/5+ [.G551]/6+ [.H551]/7+ [.I551]/8+ [.J551]/9+ [.K551]/10+ [.L551]/11+ [.M551]/12+ [.N551]/13+ [.O551]/14+ [.P551]/15+ [.Q551]/16" office:value-type="float" office:value="1.16530019692257">
            <text:p>1.1653001969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SIN(RADIANS([.$A552]*360/256))" office:value-type="float" office:value="0.803207531480645">
            <text:p>0.8032075315</text:p>
          </table:table-cell>
          <table:table-cell table:formula="of:=SIN(RADIANS([.C$1]*[.$A552]*360/256))" office:value-type="float" office:value="0.956940335732209">
            <text:p>0.9569403357</text:p>
          </table:table-cell>
          <table:table-cell table:formula="of:=SIN(RADIANS([.D$1]*[.$A552]*360/256))" office:value-type="float" office:value="0.33688985339222">
            <text:p>0.3368898534</text:p>
          </table:table-cell>
          <table:table-cell table:formula="of:=SIN(RADIANS([.E$1]*[.$A552]*360/256))" office:value-type="float" office:value="-0.555570233019602">
            <text:p>-0.555570233</text:p>
          </table:table-cell>
          <table:table-cell table:formula="of:=SIN(RADIANS([.F$1]*[.$A552]*360/256))" office:value-type="float" office:value="-0.998795456205172">
            <text:p>-0.9987954562</text:p>
          </table:table-cell>
          <table:table-cell table:formula="of:=SIN(RADIANS([.G$1]*[.$A552]*360/256))" office:value-type="float" office:value="-0.634393284163645">
            <text:p>-0.6343932842</text:p>
          </table:table-cell>
          <table:table-cell table:formula="of:=SIN(RADIANS([.H$1]*[.$A552]*360/256))" office:value-type="float" office:value="0.242980179903264">
            <text:p>0.2429801799</text:p>
          </table:table-cell>
          <table:table-cell table:formula="of:=SIN(RADIANS([.I$1]*[.$A552]*360/256))" office:value-type="float" office:value="0.923879532511287">
            <text:p>0.9238795325</text:p>
          </table:table-cell>
          <table:table-cell table:formula="of:=SIN(RADIANS([.J$1]*[.$A552]*360/256))" office:value-type="float" office:value="0.857728610000272">
            <text:p>0.85772861</text:p>
          </table:table-cell>
          <table:table-cell table:formula="of:=SIN(RADIANS([.K$1]*[.$A552]*360/256))" office:value-type="float" office:value="0.0980171403295606">
            <text:p>0.0980171403</text:p>
          </table:table-cell>
          <table:table-cell table:formula="of:=SIN(RADIANS([.L$1]*[.$A552]*360/256))" office:value-type="float" office:value="-0.740951125354959">
            <text:p>-0.7409511254</text:p>
          </table:table-cell>
          <table:table-cell table:formula="of:=SIN(RADIANS([.M$1]*[.$A552]*360/256))" office:value-type="float" office:value="-0.98078528040323">
            <text:p>-0.9807852804</text:p>
          </table:table-cell>
          <table:table-cell table:formula="of:=SIN(RADIANS([.N$1]*[.$A552]*360/256))" office:value-type="float" office:value="-0.427555093430283">
            <text:p>-0.4275550934</text:p>
          </table:table-cell>
          <table:table-cell table:formula="of:=SIN(RADIANS([.O$1]*[.$A552]*360/256))" office:value-type="float" office:value="0.471396736825997">
            <text:p>0.4713967368</text:p>
          </table:table-cell>
          <table:table-cell table:formula="of:=SIN(RADIANS([.P$1]*[.$A552]*360/256))" office:value-type="float" office:value="0.989176509964781">
            <text:p>0.98917651</text:p>
          </table:table-cell>
          <table:table-cell table:formula="of:=SIN(RADIANS([.Q$1]*[.$A552]*360/256))" office:value-type="float" office:value="0.707106781186547">
            <text:p>0.7071067812</text:p>
          </table:table-cell>
          <table:table-cell table:formula="of:= [.B552]/1+ [.C552]/2+ [.D552]/3+ [.E552]/4+ [.F552]/5+ [.G552]/6+ [.H552]/7+ [.I552]/8+ [.J552]/9+ [.K552]/10+ [.L552]/11+ [.M552]/12+ [.N552]/13+ [.O552]/14+ [.P552]/15+ [.Q552]/16" office:value-type="float" office:value="1.16672205909953">
            <text:p>1.166722059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SIN(RADIANS([.$A553]*360/256))" office:value-type="float" office:value="0.817584813151584">
            <text:p>0.8175848132</text:p>
          </table:table-cell>
          <table:table-cell table:formula="of:=SIN(RADIANS([.C$1]*[.$A553]*360/256))" office:value-type="float" office:value="0.941544065183021">
            <text:p>0.9415440652</text:p>
          </table:table-cell>
          <table:table-cell table:formula="of:=SIN(RADIANS([.D$1]*[.$A553]*360/256))" office:value-type="float" office:value="0.266712757474898">
            <text:p>0.2667127575</text:p>
          </table:table-cell>
          <table:table-cell table:formula="of:=SIN(RADIANS([.E$1]*[.$A553]*360/256))" office:value-type="float" office:value="-0.634393284163645">
            <text:p>-0.6343932842</text:p>
          </table:table-cell>
          <table:table-cell table:formula="of:=SIN(RADIANS([.F$1]*[.$A553]*360/256))" office:value-type="float" office:value="-0.99729045667869">
            <text:p>-0.9972904567</text:p>
          </table:table-cell>
          <table:table-cell table:formula="of:=SIN(RADIANS([.G$1]*[.$A553]*360/256))" office:value-type="float" office:value="-0.514102744193222">
            <text:p>-0.5141027442</text:p>
          </table:table-cell>
          <table:table-cell table:formula="of:=SIN(RADIANS([.H$1]*[.$A553]*360/256))" office:value-type="float" office:value="0.40524131400499">
            <text:p>0.405241314</text:p>
          </table:table-cell>
          <table:table-cell table:formula="of:=SIN(RADIANS([.I$1]*[.$A553]*360/256))" office:value-type="float" office:value="0.98078528040323">
            <text:p>0.9807852804</text:p>
          </table:table-cell>
          <table:table-cell table:formula="of:=SIN(RADIANS([.J$1]*[.$A553]*360/256))" office:value-type="float" office:value="0.724247082951467">
            <text:p>0.724247083</text:p>
          </table:table-cell>
          <table:table-cell table:formula="of:=SIN(RADIANS([.K$1]*[.$A553]*360/256))" office:value-type="float" office:value="-0.146730474455361">
            <text:p>-0.1467304745</text:p>
          </table:table-cell>
          <table:table-cell table:formula="of:=SIN(RADIANS([.L$1]*[.$A553]*360/256))" office:value-type="float" office:value="-0.893224301195515">
            <text:p>-0.8932243012</text:p>
          </table:table-cell>
          <table:table-cell table:formula="of:=SIN(RADIANS([.M$1]*[.$A553]*360/256))" office:value-type="float" office:value="-0.881921264348355">
            <text:p>-0.8819212643</text:p>
          </table:table-cell>
          <table:table-cell table:formula="of:=SIN(RADIANS([.N$1]*[.$A553]*360/256))" office:value-type="float" office:value="-0.122410675199217">
            <text:p>-0.1224106752</text:p>
          </table:table-cell>
          <table:table-cell table:formula="of:=SIN(RADIANS([.O$1]*[.$A553]*360/256))" office:value-type="float" office:value="0.740951125354959">
            <text:p>0.7409511254</text:p>
          </table:table-cell>
          <table:table-cell table:formula="of:=SIN(RADIANS([.P$1]*[.$A553]*360/256))" office:value-type="float" office:value="0.975702130038529">
            <text:p>0.97570213</text:p>
          </table:table-cell>
          <table:table-cell table:formula="of:=SIN(RADIANS([.Q$1]*[.$A553]*360/256))" office:value-type="float" office:value="0.382683432365091">
            <text:p>0.3826834324</text:p>
          </table:table-cell>
          <table:table-cell table:formula="of:= [.B553]/1+ [.C553]/2+ [.D553]/3+ [.E553]/4+ [.F553]/5+ [.G553]/6+ [.H553]/7+ [.I553]/8+ [.J553]/9+ [.K553]/10+ [.L553]/11+ [.M553]/12+ [.N553]/13+ [.O553]/14+ [.P553]/15+ [.Q553]/16" office:value-type="float" office:value="1.15758727205093">
            <text:p>1.157587272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SIN(RADIANS([.$A554]*360/256))" office:value-type="float" office:value="0.831469612302545">
            <text:p>0.8314696123</text:p>
          </table:table-cell>
          <table:table-cell table:formula="of:=SIN(RADIANS([.C$1]*[.$A554]*360/256))" office:value-type="float" office:value="0.923879532511287">
            <text:p>0.9238795325</text:p>
          </table:table-cell>
          <table:table-cell table:formula="of:=SIN(RADIANS([.D$1]*[.$A554]*360/256))" office:value-type="float" office:value="0.195090322016128">
            <text:p>0.195090322</text:p>
          </table:table-cell>
          <table:table-cell table:formula="of:=SIN(RADIANS([.E$1]*[.$A554]*360/256))" office:value-type="float" office:value="-0.707106781186547">
            <text:p>-0.7071067812</text:p>
          </table:table-cell>
          <table:table-cell table:formula="of:=SIN(RADIANS([.F$1]*[.$A554]*360/256))" office:value-type="float" office:value="-0.98078528040323">
            <text:p>-0.9807852804</text:p>
          </table:table-cell>
          <table:table-cell table:formula="of:=SIN(RADIANS([.G$1]*[.$A554]*360/256))" office:value-type="float" office:value="-0.38268343236509">
            <text:p>-0.3826834324</text:p>
          </table:table-cell>
          <table:table-cell table:formula="of:=SIN(RADIANS([.H$1]*[.$A554]*360/256))" office:value-type="float" office:value="0.555570233019602">
            <text:p>0.555570233</text:p>
          </table:table-cell>
          <table:table-cell table:formula="of:=SIN(RADIANS([.I$1]*[.$A554]*360/256))" office:value-type="float" office:value="1">
            <text:p>1</text:p>
          </table:table-cell>
          <table:table-cell table:formula="of:=SIN(RADIANS([.J$1]*[.$A554]*360/256))" office:value-type="float" office:value="0.555570233019602">
            <text:p>0.555570233</text:p>
          </table:table-cell>
          <table:table-cell table:formula="of:=SIN(RADIANS([.K$1]*[.$A554]*360/256))" office:value-type="float" office:value="-0.38268343236509">
            <text:p>-0.3826834324</text:p>
          </table:table-cell>
          <table:table-cell table:formula="of:=SIN(RADIANS([.L$1]*[.$A554]*360/256))" office:value-type="float" office:value="-0.98078528040323">
            <text:p>-0.9807852804</text:p>
          </table:table-cell>
          <table:table-cell table:formula="of:=SIN(RADIANS([.M$1]*[.$A554]*360/256))" office:value-type="float" office:value="-0.707106781186547">
            <text:p>-0.7071067812</text:p>
          </table:table-cell>
          <table:table-cell table:formula="of:=SIN(RADIANS([.N$1]*[.$A554]*360/256))" office:value-type="float" office:value="0.195090322016129">
            <text:p>0.195090322</text:p>
          </table:table-cell>
          <table:table-cell table:formula="of:=SIN(RADIANS([.O$1]*[.$A554]*360/256))" office:value-type="float" office:value="0.923879532511286">
            <text:p>0.9238795325</text:p>
          </table:table-cell>
          <table:table-cell table:formula="of:=SIN(RADIANS([.P$1]*[.$A554]*360/256))" office:value-type="float" office:value="0.831469612302546">
            <text:p>0.8314696123</text:p>
          </table:table-cell>
          <table:table-cell table:formula="of:=SIN(RADIANS([.Q$1]*[.$A554]*360/256))" office:value-type="float" office:value="6.12323399573677E-016">
            <text:p>6.12323399573677E-016</text:p>
          </table:table-cell>
          <table:table-cell table:formula="of:= [.B554]/1+ [.C554]/2+ [.D554]/3+ [.E554]/4+ [.F554]/5+ [.G554]/6+ [.H554]/7+ [.I554]/8+ [.J554]/9+ [.K554]/10+ [.L554]/11+ [.M554]/12+ [.N554]/13+ [.O554]/14+ [.P554]/15+ [.Q554]/16" office:value-type="float" office:value="1.13789580845524">
            <text:p>1.137895808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SIN(RADIANS([.$A555]*360/256))" office:value-type="float" office:value="0.844853565249707">
            <text:p>0.8448535652</text:p>
          </table:table-cell>
          <table:table-cell table:formula="of:=SIN(RADIANS([.C$1]*[.$A555]*360/256))" office:value-type="float" office:value="0.903989293123443">
            <text:p>0.9039892931</text:p>
          </table:table-cell>
          <table:table-cell table:formula="of:=SIN(RADIANS([.D$1]*[.$A555]*360/256))" office:value-type="float" office:value="0.122410675199216">
            <text:p>0.1224106752</text:p>
          </table:table-cell>
          <table:table-cell table:formula="of:=SIN(RADIANS([.E$1]*[.$A555]*360/256))" office:value-type="float" office:value="-0.773010453362737">
            <text:p>-0.7730104534</text:p>
          </table:table-cell>
          <table:table-cell table:formula="of:=SIN(RADIANS([.F$1]*[.$A555]*360/256))" office:value-type="float" office:value="-0.949528180593037">
            <text:p>-0.9495281806</text:p>
          </table:table-cell>
          <table:table-cell table:formula="of:=SIN(RADIANS([.G$1]*[.$A555]*360/256))" office:value-type="float" office:value="-0.242980179903264">
            <text:p>-0.2429801799</text:p>
          </table:table-cell>
          <table:table-cell table:formula="of:=SIN(RADIANS([.H$1]*[.$A555]*360/256))" office:value-type="float" office:value="0.689540544737067">
            <text:p>0.6895405447</text:p>
          </table:table-cell>
          <table:table-cell table:formula="of:=SIN(RADIANS([.I$1]*[.$A555]*360/256))" office:value-type="float" office:value="0.980785280403231">
            <text:p>0.9807852804</text:p>
          </table:table-cell>
          <table:table-cell table:formula="of:=SIN(RADIANS([.J$1]*[.$A555]*360/256))" office:value-type="float" office:value="0.359895036534988">
            <text:p>0.3598950365</text:p>
          </table:table-cell>
          <table:table-cell table:formula="of:=SIN(RADIANS([.K$1]*[.$A555]*360/256))" office:value-type="float" office:value="-0.595699304492433">
            <text:p>-0.5956993045</text:p>
          </table:table-cell>
          <table:table-cell table:formula="of:=SIN(RADIANS([.L$1]*[.$A555]*360/256))" office:value-type="float" office:value="-0.99729045667869">
            <text:p>-0.9972904567</text:p>
          </table:table-cell>
          <table:table-cell table:formula="of:=SIN(RADIANS([.M$1]*[.$A555]*360/256))" office:value-type="float" office:value="-0.471396736825998">
            <text:p>-0.4713967368</text:p>
          </table:table-cell>
          <table:table-cell table:formula="of:=SIN(RADIANS([.N$1]*[.$A555]*360/256))" office:value-type="float" office:value="0.492898192229784">
            <text:p>0.4928981922</text:p>
          </table:table-cell>
          <table:table-cell table:formula="of:=SIN(RADIANS([.O$1]*[.$A555]*360/256))" office:value-type="float" office:value="0.998795456205172">
            <text:p>0.9987954562</text:p>
          </table:table-cell>
          <table:table-cell table:formula="of:=SIN(RADIANS([.P$1]*[.$A555]*360/256))" office:value-type="float" office:value="0.575808191417845">
            <text:p>0.5758081914</text:p>
          </table:table-cell>
          <table:table-cell table:formula="of:=SIN(RADIANS([.Q$1]*[.$A555]*360/256))" office:value-type="float" office:value="-0.382683432365088">
            <text:p>-0.3826834324</text:p>
          </table:table-cell>
          <table:table-cell table:formula="of:= [.B555]/1+ [.C555]/2+ [.D555]/3+ [.E555]/4+ [.F555]/5+ [.G555]/6+ [.H555]/7+ [.I555]/8+ [.J555]/9+ [.K555]/10+ [.L555]/11+ [.M555]/12+ [.N555]/13+ [.O555]/14+ [.P555]/15+ [.Q555]/16" office:value-type="float" office:value="1.10930062939002">
            <text:p>1.1093006294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SIN(RADIANS([.$A556]*360/256))" office:value-type="float" office:value="0.857728610000272">
            <text:p>0.85772861</text:p>
          </table:table-cell>
          <table:table-cell table:formula="of:=SIN(RADIANS([.C$1]*[.$A556]*360/256))" office:value-type="float" office:value="0.881921264348355">
            <text:p>0.8819212643</text:p>
          </table:table-cell>
          <table:table-cell table:formula="of:=SIN(RADIANS([.D$1]*[.$A556]*360/256))" office:value-type="float" office:value="0.049067674327418">
            <text:p>0.0490676743</text:p>
          </table:table-cell>
          <table:table-cell table:formula="of:=SIN(RADIANS([.E$1]*[.$A556]*360/256))" office:value-type="float" office:value="-0.831469612302545">
            <text:p>-0.8314696123</text:p>
          </table:table-cell>
          <table:table-cell table:formula="of:=SIN(RADIANS([.F$1]*[.$A556]*360/256))" office:value-type="float" office:value="-0.903989293123443">
            <text:p>-0.9039892931</text:p>
          </table:table-cell>
          <table:table-cell table:formula="of:=SIN(RADIANS([.G$1]*[.$A556]*360/256))" office:value-type="float" office:value="-0.0980171403295605">
            <text:p>-0.0980171403</text:p>
          </table:table-cell>
          <table:table-cell table:formula="of:=SIN(RADIANS([.H$1]*[.$A556]*360/256))" office:value-type="float" office:value="0.803207531480645">
            <text:p>0.8032075315</text:p>
          </table:table-cell>
          <table:table-cell table:formula="of:=SIN(RADIANS([.I$1]*[.$A556]*360/256))" office:value-type="float" office:value="0.923879532511287">
            <text:p>0.9238795325</text:p>
          </table:table-cell>
          <table:table-cell table:formula="of:=SIN(RADIANS([.J$1]*[.$A556]*360/256))" office:value-type="float" office:value="0.146730474455362">
            <text:p>0.1467304745</text:p>
          </table:table-cell>
          <table:table-cell table:formula="of:=SIN(RADIANS([.K$1]*[.$A556]*360/256))" office:value-type="float" office:value="-0.773010453362737">
            <text:p>-0.7730104534</text:p>
          </table:table-cell>
          <table:table-cell table:formula="of:=SIN(RADIANS([.L$1]*[.$A556]*360/256))" office:value-type="float" office:value="-0.941544065183021">
            <text:p>-0.9415440652</text:p>
          </table:table-cell>
          <table:table-cell table:formula="of:=SIN(RADIANS([.M$1]*[.$A556]*360/256))" office:value-type="float" office:value="-0.195090322016128">
            <text:p>-0.195090322</text:p>
          </table:table-cell>
          <table:table-cell table:formula="of:=SIN(RADIANS([.N$1]*[.$A556]*360/256))" office:value-type="float" office:value="0.740951125354959">
            <text:p>0.7409511254</text:p>
          </table:table-cell>
          <table:table-cell table:formula="of:=SIN(RADIANS([.O$1]*[.$A556]*360/256))" office:value-type="float" office:value="0.956940335732209">
            <text:p>0.9569403357</text:p>
          </table:table-cell>
          <table:table-cell table:formula="of:=SIN(RADIANS([.P$1]*[.$A556]*360/256))" office:value-type="float" office:value="0.242980179903264">
            <text:p>0.2429801799</text:p>
          </table:table-cell>
          <table:table-cell table:formula="of:=SIN(RADIANS([.Q$1]*[.$A556]*360/256))" office:value-type="float" office:value="-0.707106781186548">
            <text:p>-0.7071067812</text:p>
          </table:table-cell>
          <table:table-cell table:formula="of:= [.B556]/1+ [.C556]/2+ [.D556]/3+ [.E556]/4+ [.F556]/5+ [.G556]/6+ [.H556]/7+ [.I556]/8+ [.J556]/9+ [.K556]/10+ [.L556]/11+ [.M556]/12+ [.N556]/13+ [.O556]/14+ [.P556]/15+ [.Q556]/16" office:value-type="float" office:value="1.07477608172896">
            <text:p>1.074776081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SIN(RADIANS([.$A557]*360/256))" office:value-type="float" office:value="0.870086991108711">
            <text:p>0.8700869911</text:p>
          </table:table-cell>
          <table:table-cell table:formula="of:=SIN(RADIANS([.C$1]*[.$A557]*360/256))" office:value-type="float" office:value="0.857728610000272">
            <text:p>0.85772861</text:p>
          </table:table-cell>
          <table:table-cell table:formula="of:=SIN(RADIANS([.D$1]*[.$A557]*360/256))" office:value-type="float" office:value="-0.0245412285229121">
            <text:p>-0.0245412285</text:p>
          </table:table-cell>
          <table:table-cell table:formula="of:=SIN(RADIANS([.E$1]*[.$A557]*360/256))" office:value-type="float" office:value="-0.881921264348355">
            <text:p>-0.8819212643</text:p>
          </table:table-cell>
          <table:table-cell table:formula="of:=SIN(RADIANS([.F$1]*[.$A557]*360/256))" office:value-type="float" office:value="-0.844853565249707">
            <text:p>-0.8448535652</text:p>
          </table:table-cell>
          <table:table-cell table:formula="of:=SIN(RADIANS([.G$1]*[.$A557]*360/256))" office:value-type="float" office:value="0.0490676743274176">
            <text:p>0.0490676743</text:p>
          </table:table-cell>
          <table:table-cell table:formula="of:=SIN(RADIANS([.H$1]*[.$A557]*360/256))" office:value-type="float" office:value="0.893224301195515">
            <text:p>0.8932243012</text:p>
          </table:table-cell>
          <table:table-cell table:formula="of:=SIN(RADIANS([.I$1]*[.$A557]*360/256))" office:value-type="float" office:value="0.831469612302545">
            <text:p>0.8314696123</text:p>
          </table:table-cell>
          <table:table-cell table:formula="of:=SIN(RADIANS([.J$1]*[.$A557]*360/256))" office:value-type="float" office:value="-0.0735645635996677">
            <text:p>-0.0735645636</text:p>
          </table:table-cell>
          <table:table-cell table:formula="of:=SIN(RADIANS([.K$1]*[.$A557]*360/256))" office:value-type="float" office:value="-0.903989293123443">
            <text:p>-0.9039892931</text:p>
          </table:table-cell>
          <table:table-cell table:formula="of:=SIN(RADIANS([.L$1]*[.$A557]*360/256))" office:value-type="float" office:value="-0.817584813151584">
            <text:p>-0.8175848132</text:p>
          </table:table-cell>
          <table:table-cell table:formula="of:=SIN(RADIANS([.M$1]*[.$A557]*360/256))" office:value-type="float" office:value="0.0980171403295598">
            <text:p>0.0980171403</text:p>
          </table:table-cell>
          <table:table-cell table:formula="of:=SIN(RADIANS([.N$1]*[.$A557]*360/256))" office:value-type="float" office:value="0.914209755703531">
            <text:p>0.9142097557</text:p>
          </table:table-cell>
          <table:table-cell table:formula="of:=SIN(RADIANS([.O$1]*[.$A557]*360/256))" office:value-type="float" office:value="0.803207531480645">
            <text:p>0.8032075315</text:p>
          </table:table-cell>
          <table:table-cell table:formula="of:=SIN(RADIANS([.P$1]*[.$A557]*360/256))" office:value-type="float" office:value="-0.122410675199216">
            <text:p>-0.1224106752</text:p>
          </table:table-cell>
          <table:table-cell table:formula="of:=SIN(RADIANS([.Q$1]*[.$A557]*360/256))" office:value-type="float" office:value="-0.923879532511286">
            <text:p>-0.9238795325</text:p>
          </table:table-cell>
          <table:table-cell table:formula="of:= [.B557]/1+ [.C557]/2+ [.D557]/3+ [.E557]/4+ [.F557]/5+ [.G557]/6+ [.H557]/7+ [.I557]/8+ [.J557]/9+ [.K557]/10+ [.L557]/11+ [.M557]/12+ [.N557]/13+ [.O557]/14+ [.P557]/15+ [.Q557]/16" office:value-type="float" office:value="1.0380970209673">
            <text:p>1.03809702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SIN(RADIANS([.$A558]*360/256))" office:value-type="float" office:value="0.881921264348355">
            <text:p>0.8819212643</text:p>
          </table:table-cell>
          <table:table-cell table:formula="of:=SIN(RADIANS([.C$1]*[.$A558]*360/256))" office:value-type="float" office:value="0.831469612302545">
            <text:p>0.8314696123</text:p>
          </table:table-cell>
          <table:table-cell table:formula="of:=SIN(RADIANS([.D$1]*[.$A558]*360/256))" office:value-type="float" office:value="-0.0980171403295606">
            <text:p>-0.0980171403</text:p>
          </table:table-cell>
          <table:table-cell table:formula="of:=SIN(RADIANS([.E$1]*[.$A558]*360/256))" office:value-type="float" office:value="-0.923879532511287">
            <text:p>-0.9238795325</text:p>
          </table:table-cell>
          <table:table-cell table:formula="of:=SIN(RADIANS([.F$1]*[.$A558]*360/256))" office:value-type="float" office:value="-0.773010453362737">
            <text:p>-0.7730104534</text:p>
          </table:table-cell>
          <table:table-cell table:formula="of:=SIN(RADIANS([.G$1]*[.$A558]*360/256))" office:value-type="float" office:value="0.195090322016128">
            <text:p>0.195090322</text:p>
          </table:table-cell>
          <table:table-cell table:formula="of:=SIN(RADIANS([.H$1]*[.$A558]*360/256))" office:value-type="float" office:value="0.956940335732209">
            <text:p>0.9569403357</text:p>
          </table:table-cell>
          <table:table-cell table:formula="of:=SIN(RADIANS([.I$1]*[.$A558]*360/256))" office:value-type="float" office:value="0.707106781186547">
            <text:p>0.7071067812</text:p>
          </table:table-cell>
          <table:table-cell table:formula="of:=SIN(RADIANS([.J$1]*[.$A558]*360/256))" office:value-type="float" office:value="-0.290284677254463">
            <text:p>-0.2902846773</text:p>
          </table:table-cell>
          <table:table-cell table:formula="of:=SIN(RADIANS([.K$1]*[.$A558]*360/256))" office:value-type="float" office:value="-0.98078528040323">
            <text:p>-0.9807852804</text:p>
          </table:table-cell>
          <table:table-cell table:formula="of:=SIN(RADIANS([.L$1]*[.$A558]*360/256))" office:value-type="float" office:value="-0.634393284163645">
            <text:p>-0.6343932842</text:p>
          </table:table-cell>
          <table:table-cell table:formula="of:=SIN(RADIANS([.M$1]*[.$A558]*360/256))" office:value-type="float" office:value="0.38268343236509">
            <text:p>0.3826834324</text:p>
          </table:table-cell>
          <table:table-cell table:formula="of:=SIN(RADIANS([.N$1]*[.$A558]*360/256))" office:value-type="float" office:value="0.995184726672197">
            <text:p>0.9951847267</text:p>
          </table:table-cell>
          <table:table-cell table:formula="of:=SIN(RADIANS([.O$1]*[.$A558]*360/256))" office:value-type="float" office:value="0.555570233019602">
            <text:p>0.555570233</text:p>
          </table:table-cell>
          <table:table-cell table:formula="of:=SIN(RADIANS([.P$1]*[.$A558]*360/256))" office:value-type="float" office:value="-0.471396736825999">
            <text:p>-0.4713967368</text:p>
          </table:table-cell>
          <table:table-cell table:formula="of:=SIN(RADIANS([.Q$1]*[.$A558]*360/256))" office:value-type="float" office:value="-1">
            <text:p>-1</text:p>
          </table:table-cell>
          <table:table-cell table:formula="of:= [.B558]/1+ [.C558]/2+ [.D558]/3+ [.E558]/4+ [.F558]/5+ [.G558]/6+ [.H558]/7+ [.I558]/8+ [.J558]/9+ [.K558]/10+ [.L558]/11+ [.M558]/12+ [.N558]/13+ [.O558]/14+ [.P558]/15+ [.Q558]/16" office:value-type="float" office:value="1.00321647860779">
            <text:p>1.003216478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SIN(RADIANS([.$A559]*360/256))" office:value-type="float" office:value="0.893224301195515">
            <text:p>0.8932243012</text:p>
          </table:table-cell>
          <table:table-cell table:formula="of:=SIN(RADIANS([.C$1]*[.$A559]*360/256))" office:value-type="float" office:value="0.803207531480645">
            <text:p>0.8032075315</text:p>
          </table:table-cell>
          <table:table-cell table:formula="of:=SIN(RADIANS([.D$1]*[.$A559]*360/256))" office:value-type="float" office:value="-0.170961888760301">
            <text:p>-0.1709618888</text:p>
          </table:table-cell>
          <table:table-cell table:formula="of:=SIN(RADIANS([.E$1]*[.$A559]*360/256))" office:value-type="float" office:value="-0.956940335732209">
            <text:p>-0.9569403357</text:p>
          </table:table-cell>
          <table:table-cell table:formula="of:=SIN(RADIANS([.F$1]*[.$A559]*360/256))" office:value-type="float" office:value="-0.689540544737067">
            <text:p>-0.6895405447</text:p>
          </table:table-cell>
          <table:table-cell table:formula="of:=SIN(RADIANS([.G$1]*[.$A559]*360/256))" office:value-type="float" office:value="0.33688985339222">
            <text:p>0.3368898534</text:p>
          </table:table-cell>
          <table:table-cell table:formula="of:=SIN(RADIANS([.H$1]*[.$A559]*360/256))" office:value-type="float" office:value="0.99247953459871">
            <text:p>0.9924795346</text:p>
          </table:table-cell>
          <table:table-cell table:formula="of:=SIN(RADIANS([.I$1]*[.$A559]*360/256))" office:value-type="float" office:value="0.555570233019602">
            <text:p>0.555570233</text:p>
          </table:table-cell>
          <table:table-cell table:formula="of:=SIN(RADIANS([.J$1]*[.$A559]*360/256))" office:value-type="float" office:value="-0.492898192229784">
            <text:p>-0.4928981922</text:p>
          </table:table-cell>
          <table:table-cell table:formula="of:=SIN(RADIANS([.K$1]*[.$A559]*360/256))" office:value-type="float" office:value="-0.998795456205172">
            <text:p>-0.9987954562</text:p>
          </table:table-cell>
          <table:table-cell table:formula="of:=SIN(RADIANS([.L$1]*[.$A559]*360/256))" office:value-type="float" office:value="-0.40524131400499">
            <text:p>-0.405241314</text:p>
          </table:table-cell>
          <table:table-cell table:formula="of:=SIN(RADIANS([.M$1]*[.$A559]*360/256))" office:value-type="float" office:value="0.634393284163645">
            <text:p>0.6343932842</text:p>
          </table:table-cell>
          <table:table-cell table:formula="of:=SIN(RADIANS([.N$1]*[.$A559]*360/256))" office:value-type="float" office:value="0.975702130038529">
            <text:p>0.97570213</text:p>
          </table:table-cell>
          <table:table-cell table:formula="of:=SIN(RADIANS([.O$1]*[.$A559]*360/256))" office:value-type="float" office:value="0.242980179903264">
            <text:p>0.2429801799</text:p>
          </table:table-cell>
          <table:table-cell table:formula="of:=SIN(RADIANS([.P$1]*[.$A559]*360/256))" office:value-type="float" office:value="-0.757208846506485">
            <text:p>-0.7572088465</text:p>
          </table:table-cell>
          <table:table-cell table:formula="of:=SIN(RADIANS([.Q$1]*[.$A559]*360/256))" office:value-type="float" office:value="-0.923879532511287">
            <text:p>-0.9238795325</text:p>
          </table:table-cell>
          <table:table-cell table:formula="of:= [.B559]/1+ [.C559]/2+ [.D559]/3+ [.E559]/4+ [.F559]/5+ [.G559]/6+ [.H559]/7+ [.I559]/8+ [.J559]/9+ [.K559]/10+ [.L559]/11+ [.M559]/12+ [.N559]/13+ [.O559]/14+ [.P559]/15+ [.Q559]/16" office:value-type="float" office:value="0.973641609209719">
            <text:p>0.9736416092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SIN(RADIANS([.$A560]*360/256))" office:value-type="float" office:value="0.903989293123443">
            <text:p>0.9039892931</text:p>
          </table:table-cell>
          <table:table-cell table:formula="of:=SIN(RADIANS([.C$1]*[.$A560]*360/256))" office:value-type="float" office:value="0.773010453362737">
            <text:p>0.7730104534</text:p>
          </table:table-cell>
          <table:table-cell table:formula="of:=SIN(RADIANS([.D$1]*[.$A560]*360/256))" office:value-type="float" office:value="-0.242980179903264">
            <text:p>-0.2429801799</text:p>
          </table:table-cell>
          <table:table-cell table:formula="of:=SIN(RADIANS([.E$1]*[.$A560]*360/256))" office:value-type="float" office:value="-0.98078528040323">
            <text:p>-0.9807852804</text:p>
          </table:table-cell>
          <table:table-cell table:formula="of:=SIN(RADIANS([.F$1]*[.$A560]*360/256))" office:value-type="float" office:value="-0.595699304492433">
            <text:p>-0.5956993045</text:p>
          </table:table-cell>
          <table:table-cell table:formula="of:=SIN(RADIANS([.G$1]*[.$A560]*360/256))" office:value-type="float" office:value="0.471396736825998">
            <text:p>0.4713967368</text:p>
          </table:table-cell>
          <table:table-cell table:formula="of:=SIN(RADIANS([.H$1]*[.$A560]*360/256))" office:value-type="float" office:value="0.998795456205172">
            <text:p>0.9987954562</text:p>
          </table:table-cell>
          <table:table-cell table:formula="of:=SIN(RADIANS([.I$1]*[.$A560]*360/256))" office:value-type="float" office:value="0.382683432365091">
            <text:p>0.3826834324</text:p>
          </table:table-cell>
          <table:table-cell table:formula="of:=SIN(RADIANS([.J$1]*[.$A560]*360/256))" office:value-type="float" office:value="-0.671558954847019">
            <text:p>-0.6715589548</text:p>
          </table:table-cell>
          <table:table-cell table:formula="of:=SIN(RADIANS([.K$1]*[.$A560]*360/256))" office:value-type="float" office:value="-0.956940335732209">
            <text:p>-0.9569403357</text:p>
          </table:table-cell>
          <table:table-cell table:formula="of:=SIN(RADIANS([.L$1]*[.$A560]*360/256))" office:value-type="float" office:value="-0.146730474455362">
            <text:p>-0.1467304745</text:p>
          </table:table-cell>
          <table:table-cell table:formula="of:=SIN(RADIANS([.M$1]*[.$A560]*360/256))" office:value-type="float" office:value="0.831469612302545">
            <text:p>0.8314696123</text:p>
          </table:table-cell>
          <table:table-cell table:formula="of:=SIN(RADIANS([.N$1]*[.$A560]*360/256))" office:value-type="float" office:value="0.857728610000272">
            <text:p>0.85772861</text:p>
          </table:table-cell>
          <table:table-cell table:formula="of:=SIN(RADIANS([.O$1]*[.$A560]*360/256))" office:value-type="float" office:value="-0.0980171403295597">
            <text:p>-0.0980171403</text:p>
          </table:table-cell>
          <table:table-cell table:formula="of:=SIN(RADIANS([.P$1]*[.$A560]*360/256))" office:value-type="float" office:value="-0.941544065183021">
            <text:p>-0.9415440652</text:p>
          </table:table-cell>
          <table:table-cell table:formula="of:=SIN(RADIANS([.Q$1]*[.$A560]*360/256))" office:value-type="float" office:value="-0.707106781186549">
            <text:p>-0.7071067812</text:p>
          </table:table-cell>
          <table:table-cell table:formula="of:= [.B560]/1+ [.C560]/2+ [.D560]/3+ [.E560]/4+ [.F560]/5+ [.G560]/6+ [.H560]/7+ [.I560]/8+ [.J560]/9+ [.K560]/10+ [.L560]/11+ [.M560]/12+ [.N560]/13+ [.O560]/14+ [.P560]/15+ [.Q560]/16" office:value-type="float" office:value="0.951903988988052">
            <text:p>0.951903989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SIN(RADIANS([.$A561]*360/256))" office:value-type="float" office:value="0.914209755703531">
            <text:p>0.9142097557</text:p>
          </table:table-cell>
          <table:table-cell table:formula="of:=SIN(RADIANS([.C$1]*[.$A561]*360/256))" office:value-type="float" office:value="0.740951125354959">
            <text:p>0.7409511254</text:p>
          </table:table-cell>
          <table:table-cell table:formula="of:=SIN(RADIANS([.D$1]*[.$A561]*360/256))" office:value-type="float" office:value="-0.313681740398892">
            <text:p>-0.3136817404</text:p>
          </table:table-cell>
          <table:table-cell table:formula="of:=SIN(RADIANS([.E$1]*[.$A561]*360/256))" office:value-type="float" office:value="-0.995184726672197">
            <text:p>-0.9951847267</text:p>
          </table:table-cell>
          <table:table-cell table:formula="of:=SIN(RADIANS([.F$1]*[.$A561]*360/256))" office:value-type="float" office:value="-0.492898192229784">
            <text:p>-0.4928981922</text:p>
          </table:table-cell>
          <table:table-cell table:formula="of:=SIN(RADIANS([.G$1]*[.$A561]*360/256))" office:value-type="float" office:value="0.595699304492434">
            <text:p>0.5956993045</text:p>
          </table:table-cell>
          <table:table-cell table:formula="of:=SIN(RADIANS([.H$1]*[.$A561]*360/256))" office:value-type="float" office:value="0.975702130038528">
            <text:p>0.97570213</text:p>
          </table:table-cell>
          <table:table-cell table:formula="of:=SIN(RADIANS([.I$1]*[.$A561]*360/256))" office:value-type="float" office:value="0.195090322016128">
            <text:p>0.195090322</text:p>
          </table:table-cell>
          <table:table-cell table:formula="of:=SIN(RADIANS([.J$1]*[.$A561]*360/256))" office:value-type="float" office:value="-0.817584813151583">
            <text:p>-0.8175848132</text:p>
          </table:table-cell>
          <table:table-cell table:formula="of:=SIN(RADIANS([.K$1]*[.$A561]*360/256))" office:value-type="float" office:value="-0.857728610000272">
            <text:p>-0.85772861</text:p>
          </table:table-cell>
          <table:table-cell table:formula="of:=SIN(RADIANS([.L$1]*[.$A561]*360/256))" office:value-type="float" office:value="0.122410675199216">
            <text:p>0.1224106752</text:p>
          </table:table-cell>
          <table:table-cell table:formula="of:=SIN(RADIANS([.M$1]*[.$A561]*360/256))" office:value-type="float" office:value="0.956940335732209">
            <text:p>0.9569403357</text:p>
          </table:table-cell>
          <table:table-cell table:formula="of:=SIN(RADIANS([.N$1]*[.$A561]*360/256))" office:value-type="float" office:value="0.653172842953777">
            <text:p>0.653172843</text:p>
          </table:table-cell>
          <table:table-cell table:formula="of:=SIN(RADIANS([.O$1]*[.$A561]*360/256))" office:value-type="float" office:value="-0.427555093430282">
            <text:p>-0.4275550934</text:p>
          </table:table-cell>
          <table:table-cell table:formula="of:=SIN(RADIANS([.P$1]*[.$A561]*360/256))" office:value-type="float" office:value="-0.999698818696204">
            <text:p>-0.9996988187</text:p>
          </table:table-cell>
          <table:table-cell table:formula="of:=SIN(RADIANS([.Q$1]*[.$A561]*360/256))" office:value-type="float" office:value="-0.382683432365089">
            <text:p>-0.3826834324</text:p>
          </table:table-cell>
          <table:table-cell table:formula="of:= [.B561]/1+ [.C561]/2+ [.D561]/3+ [.E561]/4+ [.F561]/5+ [.G561]/6+ [.H561]/7+ [.I561]/8+ [.J561]/9+ [.K561]/10+ [.L561]/11+ [.M561]/12+ [.N561]/13+ [.O561]/14+ [.P561]/15+ [.Q561]/16" office:value-type="float" office:value="0.939202210415103">
            <text:p>0.9392022104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SIN(RADIANS([.$A562]*360/256))" office:value-type="float" office:value="0.923879532511287">
            <text:p>0.9238795325</text:p>
          </table:table-cell>
          <table:table-cell table:formula="of:=SIN(RADIANS([.C$1]*[.$A562]*360/256))" office:value-type="float" office:value="0.707106781186548">
            <text:p>0.7071067812</text:p>
          </table:table-cell>
          <table:table-cell table:formula="of:=SIN(RADIANS([.D$1]*[.$A562]*360/256))" office:value-type="float" office:value="-0.38268343236509">
            <text:p>-0.3826834324</text:p>
          </table:table-cell>
          <table:table-cell table:formula="of:=SIN(RADIANS([.E$1]*[.$A562]*360/256))" office:value-type="float" office:value="-1">
            <text:p>-1</text:p>
          </table:table-cell>
          <table:table-cell table:formula="of:=SIN(RADIANS([.F$1]*[.$A562]*360/256))" office:value-type="float" office:value="-0.38268343236509">
            <text:p>-0.3826834324</text:p>
          </table:table-cell>
          <table:table-cell table:formula="of:=SIN(RADIANS([.G$1]*[.$A562]*360/256))" office:value-type="float" office:value="0.707106781186547">
            <text:p>0.7071067812</text:p>
          </table:table-cell>
          <table:table-cell table:formula="of:=SIN(RADIANS([.H$1]*[.$A562]*360/256))" office:value-type="float" office:value="0.923879532511287">
            <text:p>0.9238795325</text:p>
          </table:table-cell>
          <table:table-cell table:formula="of:=SIN(RADIANS([.I$1]*[.$A562]*360/256))" office:value-type="float" office:value="3.67394039744206E-016">
            <text:p>3.67394039744206E-016</text:p>
          </table:table-cell>
          <table:table-cell table:formula="of:=SIN(RADIANS([.J$1]*[.$A562]*360/256))" office:value-type="float" office:value="-0.923879532511286">
            <text:p>-0.9238795325</text:p>
          </table:table-cell>
          <table:table-cell table:formula="of:=SIN(RADIANS([.K$1]*[.$A562]*360/256))" office:value-type="float" office:value="-0.707106781186547">
            <text:p>-0.7071067812</text:p>
          </table:table-cell>
          <table:table-cell table:formula="of:=SIN(RADIANS([.L$1]*[.$A562]*360/256))" office:value-type="float" office:value="0.38268343236509">
            <text:p>0.3826834324</text:p>
          </table:table-cell>
          <table:table-cell table:formula="of:=SIN(RADIANS([.M$1]*[.$A562]*360/256))" office:value-type="float" office:value="1">
            <text:p>1</text:p>
          </table:table-cell>
          <table:table-cell table:formula="of:=SIN(RADIANS([.N$1]*[.$A562]*360/256))" office:value-type="float" office:value="0.382683432365091">
            <text:p>0.3826834324</text:p>
          </table:table-cell>
          <table:table-cell table:formula="of:=SIN(RADIANS([.O$1]*[.$A562]*360/256))" office:value-type="float" office:value="-0.707106781186548">
            <text:p>-0.7071067812</text:p>
          </table:table-cell>
          <table:table-cell table:formula="of:=SIN(RADIANS([.P$1]*[.$A562]*360/256))" office:value-type="float" office:value="-0.923879532511287">
            <text:p>-0.9238795325</text:p>
          </table:table-cell>
          <table:table-cell table:formula="of:=SIN(RADIANS([.Q$1]*[.$A562]*360/256))" office:value-type="float" office:value="-7.34788079488412E-016">
            <text:p>-7.34788079488412E-016</text:p>
          </table:table-cell>
          <table:table-cell table:formula="of:= [.B562]/1+ [.C562]/2+ [.D562]/3+ [.E562]/4+ [.F562]/5+ [.G562]/6+ [.H562]/7+ [.I562]/8+ [.J562]/9+ [.K562]/10+ [.L562]/11+ [.M562]/12+ [.N562]/13+ [.O562]/14+ [.P562]/15+ [.Q562]/16" office:value-type="float" office:value="0.935265380876486">
            <text:p>0.935265380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SIN(RADIANS([.$A563]*360/256))" office:value-type="float" office:value="0.932992798834739">
            <text:p>0.9329927988</text:p>
          </table:table-cell>
          <table:table-cell table:formula="of:=SIN(RADIANS([.C$1]*[.$A563]*360/256))" office:value-type="float" office:value="0.671558954847019">
            <text:p>0.6715589548</text:p>
          </table:table-cell>
          <table:table-cell table:formula="of:=SIN(RADIANS([.D$1]*[.$A563]*360/256))" office:value-type="float" office:value="-0.449611329654607">
            <text:p>-0.4496113297</text:p>
          </table:table-cell>
          <table:table-cell table:formula="of:=SIN(RADIANS([.E$1]*[.$A563]*360/256))" office:value-type="float" office:value="-0.995184726672197">
            <text:p>-0.9951847267</text:p>
          </table:table-cell>
          <table:table-cell table:formula="of:=SIN(RADIANS([.F$1]*[.$A563]*360/256))" office:value-type="float" office:value="-0.266712757474899">
            <text:p>-0.2667127575</text:p>
          </table:table-cell>
          <table:table-cell table:formula="of:=SIN(RADIANS([.G$1]*[.$A563]*360/256))" office:value-type="float" office:value="0.803207531480645">
            <text:p>0.8032075315</text:p>
          </table:table-cell>
          <table:table-cell table:formula="of:=SIN(RADIANS([.H$1]*[.$A563]*360/256))" office:value-type="float" office:value="0.844853565249707">
            <text:p>0.8448535652</text:p>
          </table:table-cell>
          <table:table-cell table:formula="of:=SIN(RADIANS([.I$1]*[.$A563]*360/256))" office:value-type="float" office:value="-0.195090322016127">
            <text:p>-0.195090322</text:p>
          </table:table-cell>
          <table:table-cell table:formula="of:=SIN(RADIANS([.J$1]*[.$A563]*360/256))" office:value-type="float" office:value="-0.985277642388941">
            <text:p>-0.9852776424</text:p>
          </table:table-cell>
          <table:table-cell table:formula="of:=SIN(RADIANS([.K$1]*[.$A563]*360/256))" office:value-type="float" office:value="-0.514102744193222">
            <text:p>-0.5141027442</text:p>
          </table:table-cell>
          <table:table-cell table:formula="of:=SIN(RADIANS([.L$1]*[.$A563]*360/256))" office:value-type="float" office:value="0.615231590580627">
            <text:p>0.6152315906</text:p>
          </table:table-cell>
          <table:table-cell table:formula="of:=SIN(RADIANS([.M$1]*[.$A563]*360/256))" office:value-type="float" office:value="0.956940335732209">
            <text:p>0.9569403357</text:p>
          </table:table-cell>
          <table:table-cell table:formula="of:=SIN(RADIANS([.N$1]*[.$A563]*360/256))" office:value-type="float" office:value="0.0735645635996669">
            <text:p>0.0735645636</text:p>
          </table:table-cell>
          <table:table-cell table:formula="of:=SIN(RADIANS([.O$1]*[.$A563]*360/256))" office:value-type="float" office:value="-0.903989293123444">
            <text:p>-0.9039892931</text:p>
          </table:table-cell>
          <table:table-cell table:formula="of:=SIN(RADIANS([.P$1]*[.$A563]*360/256))" office:value-type="float" office:value="-0.724247082951467">
            <text:p>-0.724247083</text:p>
          </table:table-cell>
          <table:table-cell table:formula="of:=SIN(RADIANS([.Q$1]*[.$A563]*360/256))" office:value-type="float" office:value="0.382683432365088">
            <text:p>0.3826834324</text:p>
          </table:table-cell>
          <table:table-cell table:formula="of:= [.B563]/1+ [.C563]/2+ [.D563]/3+ [.E563]/4+ [.F563]/5+ [.G563]/6+ [.H563]/7+ [.I563]/8+ [.J563]/9+ [.K563]/10+ [.L563]/11+ [.M563]/12+ [.N563]/13+ [.O563]/14+ [.P563]/15+ [.Q563]/16" office:value-type="float" office:value="0.93845042700996">
            <text:p>0.93845042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SIN(RADIANS([.$A564]*360/256))" office:value-type="float" office:value="0.941544065183021">
            <text:p>0.9415440652</text:p>
          </table:table-cell>
          <table:table-cell table:formula="of:=SIN(RADIANS([.C$1]*[.$A564]*360/256))" office:value-type="float" office:value="0.634393284163645">
            <text:p>0.6343932842</text:p>
          </table:table-cell>
          <table:table-cell table:formula="of:=SIN(RADIANS([.D$1]*[.$A564]*360/256))" office:value-type="float" office:value="-0.514102744193222">
            <text:p>-0.5141027442</text:p>
          </table:table-cell>
          <table:table-cell table:formula="of:=SIN(RADIANS([.E$1]*[.$A564]*360/256))" office:value-type="float" office:value="-0.98078528040323">
            <text:p>-0.9807852804</text:p>
          </table:table-cell>
          <table:table-cell table:formula="of:=SIN(RADIANS([.F$1]*[.$A564]*360/256))" office:value-type="float" office:value="-0.146730474455362">
            <text:p>-0.1467304745</text:p>
          </table:table-cell>
          <table:table-cell table:formula="of:=SIN(RADIANS([.G$1]*[.$A564]*360/256))" office:value-type="float" office:value="0.881921264348355">
            <text:p>0.8819212643</text:p>
          </table:table-cell>
          <table:table-cell table:formula="of:=SIN(RADIANS([.H$1]*[.$A564]*360/256))" office:value-type="float" office:value="0.740951125354959">
            <text:p>0.7409511254</text:p>
          </table:table-cell>
          <table:table-cell table:formula="of:=SIN(RADIANS([.I$1]*[.$A564]*360/256))" office:value-type="float" office:value="-0.38268343236509">
            <text:p>-0.3826834324</text:p>
          </table:table-cell>
          <table:table-cell table:formula="of:=SIN(RADIANS([.J$1]*[.$A564]*360/256))" office:value-type="float" office:value="-0.998795456205172">
            <text:p>-0.9987954562</text:p>
          </table:table-cell>
          <table:table-cell table:formula="of:=SIN(RADIANS([.K$1]*[.$A564]*360/256))" office:value-type="float" office:value="-0.290284677254462">
            <text:p>-0.2902846773</text:p>
          </table:table-cell>
          <table:table-cell table:formula="of:=SIN(RADIANS([.L$1]*[.$A564]*360/256))" office:value-type="float" office:value="0.803207531480645">
            <text:p>0.8032075315</text:p>
          </table:table-cell>
          <table:table-cell table:formula="of:=SIN(RADIANS([.M$1]*[.$A564]*360/256))" office:value-type="float" office:value="0.831469612302546">
            <text:p>0.8314696123</text:p>
          </table:table-cell>
          <table:table-cell table:formula="of:=SIN(RADIANS([.N$1]*[.$A564]*360/256))" office:value-type="float" office:value="-0.242980179903264">
            <text:p>-0.2429801799</text:p>
          </table:table-cell>
          <table:table-cell table:formula="of:=SIN(RADIANS([.O$1]*[.$A564]*360/256))" office:value-type="float" office:value="-0.995184726672197">
            <text:p>-0.9951847267</text:p>
          </table:table-cell>
          <table:table-cell table:formula="of:=SIN(RADIANS([.P$1]*[.$A564]*360/256))" office:value-type="float" office:value="-0.427555093430283">
            <text:p>-0.4275550934</text:p>
          </table:table-cell>
          <table:table-cell table:formula="of:=SIN(RADIANS([.Q$1]*[.$A564]*360/256))" office:value-type="float" office:value="0.707106781186548">
            <text:p>0.7071067812</text:p>
          </table:table-cell>
          <table:table-cell table:formula="of:= [.B564]/1+ [.C564]/2+ [.D564]/3+ [.E564]/4+ [.F564]/5+ [.G564]/6+ [.H564]/7+ [.I564]/8+ [.J564]/9+ [.K564]/10+ [.L564]/11+ [.M564]/12+ [.N564]/13+ [.O564]/14+ [.P564]/15+ [.Q564]/16" office:value-type="float" office:value="0.946049674731224">
            <text:p>0.9460496747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SIN(RADIANS([.$A565]*360/256))" office:value-type="float" office:value="0.949528180593037">
            <text:p>0.9495281806</text:p>
          </table:table-cell>
          <table:table-cell table:formula="of:=SIN(RADIANS([.C$1]*[.$A565]*360/256))" office:value-type="float" office:value="0.595699304492433">
            <text:p>0.5956993045</text:p>
          </table:table-cell>
          <table:table-cell table:formula="of:=SIN(RADIANS([.D$1]*[.$A565]*360/256))" office:value-type="float" office:value="-0.575808191417845">
            <text:p>-0.5758081914</text:p>
          </table:table-cell>
          <table:table-cell table:formula="of:=SIN(RADIANS([.E$1]*[.$A565]*360/256))" office:value-type="float" office:value="-0.956940335732209">
            <text:p>-0.9569403357</text:p>
          </table:table-cell>
          <table:table-cell table:formula="of:=SIN(RADIANS([.F$1]*[.$A565]*360/256))" office:value-type="float" office:value="-0.0245412285229124">
            <text:p>-0.0245412285</text:p>
          </table:table-cell>
          <table:table-cell table:formula="of:=SIN(RADIANS([.G$1]*[.$A565]*360/256))" office:value-type="float" office:value="0.941544065183021">
            <text:p>0.9415440652</text:p>
          </table:table-cell>
          <table:table-cell table:formula="of:=SIN(RADIANS([.H$1]*[.$A565]*360/256))" office:value-type="float" office:value="0.615231590580627">
            <text:p>0.6152315906</text:p>
          </table:table-cell>
          <table:table-cell table:formula="of:=SIN(RADIANS([.I$1]*[.$A565]*360/256))" office:value-type="float" office:value="-0.555570233019602">
            <text:p>-0.555570233</text:p>
          </table:table-cell>
          <table:table-cell table:formula="of:=SIN(RADIANS([.J$1]*[.$A565]*360/256))" office:value-type="float" office:value="-0.96377606579544">
            <text:p>-0.9637760658</text:p>
          </table:table-cell>
          <table:table-cell table:formula="of:=SIN(RADIANS([.K$1]*[.$A565]*360/256))" office:value-type="float" office:value="-0.0490676743274183">
            <text:p>-0.0490676743</text:p>
          </table:table-cell>
          <table:table-cell table:formula="of:=SIN(RADIANS([.L$1]*[.$A565]*360/256))" office:value-type="float" office:value="0.932992798834739">
            <text:p>0.9329927988</text:p>
          </table:table-cell>
          <table:table-cell table:formula="of:=SIN(RADIANS([.M$1]*[.$A565]*360/256))" office:value-type="float" office:value="0.634393284163645">
            <text:p>0.6343932842</text:p>
          </table:table-cell>
          <table:table-cell table:formula="of:=SIN(RADIANS([.N$1]*[.$A565]*360/256))" office:value-type="float" office:value="-0.534997619887096">
            <text:p>-0.5349976199</text:p>
          </table:table-cell>
          <table:table-cell table:formula="of:=SIN(RADIANS([.O$1]*[.$A565]*360/256))" office:value-type="float" office:value="-0.970031253194544">
            <text:p>-0.9700312532</text:p>
          </table:table-cell>
          <table:table-cell table:formula="of:=SIN(RADIANS([.P$1]*[.$A565]*360/256))" office:value-type="float" office:value="-0.0735645635996688">
            <text:p>-0.0735645636</text:p>
          </table:table-cell>
          <table:table-cell table:formula="of:=SIN(RADIANS([.Q$1]*[.$A565]*360/256))" office:value-type="float" office:value="0.923879532511286">
            <text:p>0.9238795325</text:p>
          </table:table-cell>
          <table:table-cell table:formula="of:= [.B565]/1+ [.C565]/2+ [.D565]/3+ [.E565]/4+ [.F565]/5+ [.G565]/6+ [.H565]/7+ [.I565]/8+ [.J565]/9+ [.K565]/10+ [.L565]/11+ [.M565]/12+ [.N565]/13+ [.O565]/14+ [.P565]/15+ [.Q565]/16" office:value-type="float" office:value="0.95475359238971">
            <text:p>0.9547535924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SIN(RADIANS([.$A566]*360/256))" office:value-type="float" office:value="0.956940335732209">
            <text:p>0.9569403357</text:p>
          </table:table-cell>
          <table:table-cell table:formula="of:=SIN(RADIANS([.C$1]*[.$A566]*360/256))" office:value-type="float" office:value="0.555570233019602">
            <text:p>0.555570233</text:p>
          </table:table-cell>
          <table:table-cell table:formula="of:=SIN(RADIANS([.D$1]*[.$A566]*360/256))" office:value-type="float" office:value="-0.634393284163645">
            <text:p>-0.6343932842</text:p>
          </table:table-cell>
          <table:table-cell table:formula="of:=SIN(RADIANS([.E$1]*[.$A566]*360/256))" office:value-type="float" office:value="-0.923879532511287">
            <text:p>-0.9238795325</text:p>
          </table:table-cell>
          <table:table-cell table:formula="of:=SIN(RADIANS([.F$1]*[.$A566]*360/256))" office:value-type="float" office:value="0.0980171403295609">
            <text:p>0.0980171403</text:p>
          </table:table-cell>
          <table:table-cell table:formula="of:=SIN(RADIANS([.G$1]*[.$A566]*360/256))" office:value-type="float" office:value="0.98078528040323">
            <text:p>0.9807852804</text:p>
          </table:table-cell>
          <table:table-cell table:formula="of:=SIN(RADIANS([.H$1]*[.$A566]*360/256))" office:value-type="float" office:value="0.471396736825998">
            <text:p>0.4713967368</text:p>
          </table:table-cell>
          <table:table-cell table:formula="of:=SIN(RADIANS([.I$1]*[.$A566]*360/256))" office:value-type="float" office:value="-0.707106781186548">
            <text:p>-0.7071067812</text:p>
          </table:table-cell>
          <table:table-cell table:formula="of:=SIN(RADIANS([.J$1]*[.$A566]*360/256))" office:value-type="float" office:value="-0.881921264348355">
            <text:p>-0.8819212643</text:p>
          </table:table-cell>
          <table:table-cell table:formula="of:=SIN(RADIANS([.K$1]*[.$A566]*360/256))" office:value-type="float" office:value="0.195090322016129">
            <text:p>0.195090322</text:p>
          </table:table-cell>
          <table:table-cell table:formula="of:=SIN(RADIANS([.L$1]*[.$A566]*360/256))" office:value-type="float" office:value="0.995184726672197">
            <text:p>0.9951847267</text:p>
          </table:table-cell>
          <table:table-cell table:formula="of:=SIN(RADIANS([.M$1]*[.$A566]*360/256))" office:value-type="float" office:value="0.382683432365091">
            <text:p>0.3826834324</text:p>
          </table:table-cell>
          <table:table-cell table:formula="of:=SIN(RADIANS([.N$1]*[.$A566]*360/256))" office:value-type="float" office:value="-0.773010453362737">
            <text:p>-0.7730104534</text:p>
          </table:table-cell>
          <table:table-cell table:formula="of:=SIN(RADIANS([.O$1]*[.$A566]*360/256))" office:value-type="float" office:value="-0.831469612302546">
            <text:p>-0.8314696123</text:p>
          </table:table-cell>
          <table:table-cell table:formula="of:=SIN(RADIANS([.P$1]*[.$A566]*360/256))" office:value-type="float" office:value="0.290284677254461">
            <text:p>0.2902846773</text:p>
          </table:table-cell>
          <table:table-cell table:formula="of:=SIN(RADIANS([.Q$1]*[.$A566]*360/256))" office:value-type="float" office:value="1">
            <text:p>1</text:p>
          </table:table-cell>
          <table:table-cell table:formula="of:= [.B566]/1+ [.C566]/2+ [.D566]/3+ [.E566]/4+ [.F566]/5+ [.G566]/6+ [.H566]/7+ [.I566]/8+ [.J566]/9+ [.K566]/10+ [.L566]/11+ [.M566]/12+ [.N566]/13+ [.O566]/14+ [.P566]/15+ [.Q566]/16" office:value-type="float" office:value="0.961191513936632">
            <text:p>0.961191513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SIN(RADIANS([.$A567]*360/256))" office:value-type="float" office:value="0.96377606579544">
            <text:p>0.9637760658</text:p>
          </table:table-cell>
          <table:table-cell table:formula="of:=SIN(RADIANS([.C$1]*[.$A567]*360/256))" office:value-type="float" office:value="0.514102744193222">
            <text:p>0.5141027442</text:p>
          </table:table-cell>
          <table:table-cell table:formula="of:=SIN(RADIANS([.D$1]*[.$A567]*360/256))" office:value-type="float" office:value="-0.689540544737067">
            <text:p>-0.6895405447</text:p>
          </table:table-cell>
          <table:table-cell table:formula="of:=SIN(RADIANS([.E$1]*[.$A567]*360/256))" office:value-type="float" office:value="-0.881921264348355">
            <text:p>-0.8819212643</text:p>
          </table:table-cell>
          <table:table-cell table:formula="of:=SIN(RADIANS([.F$1]*[.$A567]*360/256))" office:value-type="float" office:value="0.21910124015687">
            <text:p>0.2191012402</text:p>
          </table:table-cell>
          <table:table-cell table:formula="of:=SIN(RADIANS([.G$1]*[.$A567]*360/256))" office:value-type="float" office:value="0.998795456205172">
            <text:p>0.9987954562</text:p>
          </table:table-cell>
          <table:table-cell table:formula="of:=SIN(RADIANS([.H$1]*[.$A567]*360/256))" office:value-type="float" office:value="0.313681740398892">
            <text:p>0.3136817404</text:p>
          </table:table-cell>
          <table:table-cell table:formula="of:=SIN(RADIANS([.I$1]*[.$A567]*360/256))" office:value-type="float" office:value="-0.831469612302545">
            <text:p>-0.8314696123</text:p>
          </table:table-cell>
          <table:table-cell table:formula="of:=SIN(RADIANS([.J$1]*[.$A567]*360/256))" office:value-type="float" office:value="-0.757208846506485">
            <text:p>-0.7572088465</text:p>
          </table:table-cell>
          <table:table-cell table:formula="of:=SIN(RADIANS([.K$1]*[.$A567]*360/256))" office:value-type="float" office:value="0.427555093430282">
            <text:p>0.4275550934</text:p>
          </table:table-cell>
          <table:table-cell table:formula="of:=SIN(RADIANS([.L$1]*[.$A567]*360/256))" office:value-type="float" office:value="0.985277642388941">
            <text:p>0.9852776424</text:p>
          </table:table-cell>
          <table:table-cell table:formula="of:=SIN(RADIANS([.M$1]*[.$A567]*360/256))" office:value-type="float" office:value="0.0980171403295609">
            <text:p>0.0980171403</text:p>
          </table:table-cell>
          <table:table-cell table:formula="of:=SIN(RADIANS([.N$1]*[.$A567]*360/256))" office:value-type="float" office:value="-0.932992798834739">
            <text:p>-0.9329927988</text:p>
          </table:table-cell>
          <table:table-cell table:formula="of:=SIN(RADIANS([.O$1]*[.$A567]*360/256))" office:value-type="float" office:value="-0.595699304492434">
            <text:p>-0.5956993045</text:p>
          </table:table-cell>
          <table:table-cell table:formula="of:=SIN(RADIANS([.P$1]*[.$A567]*360/256))" office:value-type="float" office:value="0.615231590580628">
            <text:p>0.6152315906</text:p>
          </table:table-cell>
          <table:table-cell table:formula="of:=SIN(RADIANS([.Q$1]*[.$A567]*360/256))" office:value-type="float" office:value="0.923879532511287">
            <text:p>0.9238795325</text:p>
          </table:table-cell>
          <table:table-cell table:formula="of:= [.B567]/1+ [.C567]/2+ [.D567]/3+ [.E567]/4+ [.F567]/5+ [.G567]/6+ [.H567]/7+ [.I567]/8+ [.J567]/9+ [.K567]/10+ [.L567]/11+ [.M567]/12+ [.N567]/13+ [.O567]/14+ [.P567]/15+ [.Q567]/16" office:value-type="float" office:value="0.962463672474491">
            <text:p>0.9624636725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SIN(RADIANS([.$A568]*360/256))" office:value-type="float" office:value="0.970031253194544">
            <text:p>0.9700312532</text:p>
          </table:table-cell>
          <table:table-cell table:formula="of:=SIN(RADIANS([.C$1]*[.$A568]*360/256))" office:value-type="float" office:value="0.471396736825998">
            <text:p>0.4713967368</text:p>
          </table:table-cell>
          <table:table-cell table:formula="of:=SIN(RADIANS([.D$1]*[.$A568]*360/256))" office:value-type="float" office:value="-0.740951125354959">
            <text:p>-0.7409511254</text:p>
          </table:table-cell>
          <table:table-cell table:formula="of:=SIN(RADIANS([.E$1]*[.$A568]*360/256))" office:value-type="float" office:value="-0.831469612302545">
            <text:p>-0.8314696123</text:p>
          </table:table-cell>
          <table:table-cell table:formula="of:=SIN(RADIANS([.F$1]*[.$A568]*360/256))" office:value-type="float" office:value="0.33688985339222">
            <text:p>0.3368898534</text:p>
          </table:table-cell>
          <table:table-cell table:formula="of:=SIN(RADIANS([.G$1]*[.$A568]*360/256))" office:value-type="float" office:value="0.995184726672197">
            <text:p>0.9951847267</text:p>
          </table:table-cell>
          <table:table-cell table:formula="of:=SIN(RADIANS([.H$1]*[.$A568]*360/256))" office:value-type="float" office:value="0.146730474455362">
            <text:p>0.1467304745</text:p>
          </table:table-cell>
          <table:table-cell table:formula="of:=SIN(RADIANS([.I$1]*[.$A568]*360/256))" office:value-type="float" office:value="-0.923879532511286">
            <text:p>-0.9238795325</text:p>
          </table:table-cell>
          <table:table-cell table:formula="of:=SIN(RADIANS([.J$1]*[.$A568]*360/256))" office:value-type="float" office:value="-0.595699304492433">
            <text:p>-0.5956993045</text:p>
          </table:table-cell>
          <table:table-cell table:formula="of:=SIN(RADIANS([.K$1]*[.$A568]*360/256))" office:value-type="float" office:value="0.634393284163645">
            <text:p>0.6343932842</text:p>
          </table:table-cell>
          <table:table-cell table:formula="of:=SIN(RADIANS([.L$1]*[.$A568]*360/256))" office:value-type="float" office:value="0.903989293123443">
            <text:p>0.9039892931</text:p>
          </table:table-cell>
          <table:table-cell table:formula="of:=SIN(RADIANS([.M$1]*[.$A568]*360/256))" office:value-type="float" office:value="-0.195090322016129">
            <text:p>-0.195090322</text:p>
          </table:table-cell>
          <table:table-cell table:formula="of:=SIN(RADIANS([.N$1]*[.$A568]*360/256))" office:value-type="float" office:value="-0.998795456205172">
            <text:p>-0.9987954562</text:p>
          </table:table-cell>
          <table:table-cell table:formula="of:=SIN(RADIANS([.O$1]*[.$A568]*360/256))" office:value-type="float" office:value="-0.290284677254462">
            <text:p>-0.2902846773</text:p>
          </table:table-cell>
          <table:table-cell table:formula="of:=SIN(RADIANS([.P$1]*[.$A568]*360/256))" office:value-type="float" office:value="0.857728610000273">
            <text:p>0.85772861</text:p>
          </table:table-cell>
          <table:table-cell table:formula="of:=SIN(RADIANS([.Q$1]*[.$A568]*360/256))" office:value-type="float" office:value="0.707106781186549">
            <text:p>0.7071067812</text:p>
          </table:table-cell>
          <table:table-cell table:formula="of:= [.B568]/1+ [.C568]/2+ [.D568]/3+ [.E568]/4+ [.F568]/5+ [.G568]/6+ [.H568]/7+ [.I568]/8+ [.J568]/9+ [.K568]/10+ [.L568]/11+ [.M568]/12+ [.N568]/13+ [.O568]/14+ [.P568]/15+ [.Q568]/16" office:value-type="float" office:value="0.956582033103936">
            <text:p>0.956582033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SIN(RADIANS([.$A569]*360/256))" office:value-type="float" office:value="0.975702130038528">
            <text:p>0.97570213</text:p>
          </table:table-cell>
          <table:table-cell table:formula="of:=SIN(RADIANS([.C$1]*[.$A569]*360/256))" office:value-type="float" office:value="0.427555093430282">
            <text:p>0.4275550934</text:p>
          </table:table-cell>
          <table:table-cell table:formula="of:=SIN(RADIANS([.D$1]*[.$A569]*360/256))" office:value-type="float" office:value="-0.788346427626606">
            <text:p>-0.7883464276</text:p>
          </table:table-cell>
          <table:table-cell table:formula="of:=SIN(RADIANS([.E$1]*[.$A569]*360/256))" office:value-type="float" office:value="-0.773010453362737">
            <text:p>-0.7730104534</text:p>
          </table:table-cell>
          <table:table-cell table:formula="of:=SIN(RADIANS([.F$1]*[.$A569]*360/256))" office:value-type="float" office:value="0.449611329654607">
            <text:p>0.4496113297</text:p>
          </table:table-cell>
          <table:table-cell table:formula="of:=SIN(RADIANS([.G$1]*[.$A569]*360/256))" office:value-type="float" office:value="0.970031253194544">
            <text:p>0.9700312532</text:p>
          </table:table-cell>
          <table:table-cell table:formula="of:=SIN(RADIANS([.H$1]*[.$A569]*360/256))" office:value-type="float" office:value="-0.0245412285229127">
            <text:p>-0.0245412285</text:p>
          </table:table-cell>
          <table:table-cell table:formula="of:=SIN(RADIANS([.I$1]*[.$A569]*360/256))" office:value-type="float" office:value="-0.98078528040323">
            <text:p>-0.9807852804</text:p>
          </table:table-cell>
          <table:table-cell table:formula="of:=SIN(RADIANS([.J$1]*[.$A569]*360/256))" office:value-type="float" office:value="-0.40524131400499">
            <text:p>-0.405241314</text:p>
          </table:table-cell>
          <table:table-cell table:formula="of:=SIN(RADIANS([.K$1]*[.$A569]*360/256))" office:value-type="float" office:value="0.803207531480645">
            <text:p>0.8032075315</text:p>
          </table:table-cell>
          <table:table-cell table:formula="of:=SIN(RADIANS([.L$1]*[.$A569]*360/256))" office:value-type="float" office:value="0.757208846506485">
            <text:p>0.7572088465</text:p>
          </table:table-cell>
          <table:table-cell table:formula="of:=SIN(RADIANS([.M$1]*[.$A569]*360/256))" office:value-type="float" office:value="-0.471396736825999">
            <text:p>-0.4713967368</text:p>
          </table:table-cell>
          <table:table-cell table:formula="of:=SIN(RADIANS([.N$1]*[.$A569]*360/256))" office:value-type="float" office:value="-0.96377606579544">
            <text:p>-0.9637760658</text:p>
          </table:table-cell>
          <table:table-cell table:formula="of:=SIN(RADIANS([.O$1]*[.$A569]*360/256))" office:value-type="float" office:value="0.0490676743274189">
            <text:p>0.0490676743</text:p>
          </table:table-cell>
          <table:table-cell table:formula="of:=SIN(RADIANS([.P$1]*[.$A569]*360/256))" office:value-type="float" office:value="0.985277642388941">
            <text:p>0.9852776424</text:p>
          </table:table-cell>
          <table:table-cell table:formula="of:=SIN(RADIANS([.Q$1]*[.$A569]*360/256))" office:value-type="float" office:value="0.382683432365089">
            <text:p>0.3826834324</text:p>
          </table:table-cell>
          <table:table-cell table:formula="of:= [.B569]/1+ [.C569]/2+ [.D569]/3+ [.E569]/4+ [.F569]/5+ [.G569]/6+ [.H569]/7+ [.I569]/8+ [.J569]/9+ [.K569]/10+ [.L569]/11+ [.M569]/12+ [.N569]/13+ [.O569]/14+ [.P569]/15+ [.Q569]/16" office:value-type="float" office:value="0.942754163554448">
            <text:p>0.9427541636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SIN(RADIANS([.$A570]*360/256))" office:value-type="float" office:value="0.98078528040323">
            <text:p>0.9807852804</text:p>
          </table:table-cell>
          <table:table-cell table:formula="of:=SIN(RADIANS([.C$1]*[.$A570]*360/256))" office:value-type="float" office:value="0.38268343236509">
            <text:p>0.3826834324</text:p>
          </table:table-cell>
          <table:table-cell table:formula="of:=SIN(RADIANS([.D$1]*[.$A570]*360/256))" office:value-type="float" office:value="-0.831469612302545">
            <text:p>-0.8314696123</text:p>
          </table:table-cell>
          <table:table-cell table:formula="of:=SIN(RADIANS([.E$1]*[.$A570]*360/256))" office:value-type="float" office:value="-0.707106781186548">
            <text:p>-0.7071067812</text:p>
          </table:table-cell>
          <table:table-cell table:formula="of:=SIN(RADIANS([.F$1]*[.$A570]*360/256))" office:value-type="float" office:value="0.555570233019602">
            <text:p>0.555570233</text:p>
          </table:table-cell>
          <table:table-cell table:formula="of:=SIN(RADIANS([.G$1]*[.$A570]*360/256))" office:value-type="float" office:value="0.923879532511287">
            <text:p>0.9238795325</text:p>
          </table:table-cell>
          <table:table-cell table:formula="of:=SIN(RADIANS([.H$1]*[.$A570]*360/256))" office:value-type="float" office:value="-0.195090322016127">
            <text:p>-0.195090322</text:p>
          </table:table-cell>
          <table:table-cell table:formula="of:=SIN(RADIANS([.I$1]*[.$A570]*360/256))" office:value-type="float" office:value="-1">
            <text:p>-1</text:p>
          </table:table-cell>
          <table:table-cell table:formula="of:=SIN(RADIANS([.J$1]*[.$A570]*360/256))" office:value-type="float" office:value="-0.195090322016128">
            <text:p>-0.195090322</text:p>
          </table:table-cell>
          <table:table-cell table:formula="of:=SIN(RADIANS([.K$1]*[.$A570]*360/256))" office:value-type="float" office:value="0.923879532511286">
            <text:p>0.9238795325</text:p>
          </table:table-cell>
          <table:table-cell table:formula="of:=SIN(RADIANS([.L$1]*[.$A570]*360/256))" office:value-type="float" office:value="0.555570233019602">
            <text:p>0.555570233</text:p>
          </table:table-cell>
          <table:table-cell table:formula="of:=SIN(RADIANS([.M$1]*[.$A570]*360/256))" office:value-type="float" office:value="-0.707106781186548">
            <text:p>-0.7071067812</text:p>
          </table:table-cell>
          <table:table-cell table:formula="of:=SIN(RADIANS([.N$1]*[.$A570]*360/256))" office:value-type="float" office:value="-0.831469612302546">
            <text:p>-0.8314696123</text:p>
          </table:table-cell>
          <table:table-cell table:formula="of:=SIN(RADIANS([.O$1]*[.$A570]*360/256))" office:value-type="float" office:value="0.382683432365088">
            <text:p>0.3826834324</text:p>
          </table:table-cell>
          <table:table-cell table:formula="of:=SIN(RADIANS([.P$1]*[.$A570]*360/256))" office:value-type="float" office:value="0.98078528040323">
            <text:p>0.9807852804</text:p>
          </table:table-cell>
          <table:table-cell table:formula="of:=SIN(RADIANS([.Q$1]*[.$A570]*360/256))" office:value-type="float" office:value="8.57252759403147E-016">
            <text:p>8.57252759403147E-016</text:p>
          </table:table-cell>
          <table:table-cell table:formula="of:= [.B570]/1+ [.C570]/2+ [.D570]/3+ [.E570]/4+ [.F570]/5+ [.G570]/6+ [.H570]/7+ [.I570]/8+ [.J570]/9+ [.K570]/10+ [.L570]/11+ [.M570]/12+ [.N570]/13+ [.O570]/14+ [.P570]/15+ [.Q570]/16" office:value-type="float" office:value="0.921470772364851">
            <text:p>0.9214707724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SIN(RADIANS([.$A571]*360/256))" office:value-type="float" office:value="0.985277642388941">
            <text:p>0.9852776424</text:p>
          </table:table-cell>
          <table:table-cell table:formula="of:=SIN(RADIANS([.C$1]*[.$A571]*360/256))" office:value-type="float" office:value="0.33688985339222">
            <text:p>0.3368898534</text:p>
          </table:table-cell>
          <table:table-cell table:formula="of:=SIN(RADIANS([.D$1]*[.$A571]*360/256))" office:value-type="float" office:value="-0.870086991108711">
            <text:p>-0.8700869911</text:p>
          </table:table-cell>
          <table:table-cell table:formula="of:=SIN(RADIANS([.E$1]*[.$A571]*360/256))" office:value-type="float" office:value="-0.634393284163645">
            <text:p>-0.6343932842</text:p>
          </table:table-cell>
          <table:table-cell table:formula="of:=SIN(RADIANS([.F$1]*[.$A571]*360/256))" office:value-type="float" office:value="0.653172842953777">
            <text:p>0.653172843</text:p>
          </table:table-cell>
          <table:table-cell table:formula="of:=SIN(RADIANS([.G$1]*[.$A571]*360/256))" office:value-type="float" office:value="0.857728610000272">
            <text:p>0.85772861</text:p>
          </table:table-cell>
          <table:table-cell table:formula="of:=SIN(RADIANS([.H$1]*[.$A571]*360/256))" office:value-type="float" office:value="-0.359895036534987">
            <text:p>-0.3598950365</text:p>
          </table:table-cell>
          <table:table-cell table:formula="of:=SIN(RADIANS([.I$1]*[.$A571]*360/256))" office:value-type="float" office:value="-0.98078528040323">
            <text:p>-0.9807852804</text:p>
          </table:table-cell>
          <table:table-cell table:formula="of:=SIN(RADIANS([.J$1]*[.$A571]*360/256))" office:value-type="float" office:value="0.0245412285229126">
            <text:p>0.0245412285</text:p>
          </table:table-cell>
          <table:table-cell table:formula="of:=SIN(RADIANS([.K$1]*[.$A571]*360/256))" office:value-type="float" office:value="0.989176509964781">
            <text:p>0.98917651</text:p>
          </table:table-cell>
          <table:table-cell table:formula="of:=SIN(RADIANS([.L$1]*[.$A571]*360/256))" office:value-type="float" office:value="0.313681740398892">
            <text:p>0.3136817404</text:p>
          </table:table-cell>
          <table:table-cell table:formula="of:=SIN(RADIANS([.M$1]*[.$A571]*360/256))" office:value-type="float" office:value="-0.881921264348355">
            <text:p>-0.8819212643</text:p>
          </table:table-cell>
          <table:table-cell table:formula="of:=SIN(RADIANS([.N$1]*[.$A571]*360/256))" office:value-type="float" office:value="-0.615231590580626">
            <text:p>-0.6152315906</text:p>
          </table:table-cell>
          <table:table-cell table:formula="of:=SIN(RADIANS([.O$1]*[.$A571]*360/256))" office:value-type="float" office:value="0.671558954847017">
            <text:p>0.6715589548</text:p>
          </table:table-cell>
          <table:table-cell table:formula="of:=SIN(RADIANS([.P$1]*[.$A571]*360/256))" office:value-type="float" office:value="0.844853565249707">
            <text:p>0.8448535652</text:p>
          </table:table-cell>
          <table:table-cell table:formula="of:=SIN(RADIANS([.Q$1]*[.$A571]*360/256))" office:value-type="float" office:value="-0.382683432365091">
            <text:p>-0.3826834324</text:p>
          </table:table-cell>
          <table:table-cell table:formula="of:= [.B571]/1+ [.C571]/2+ [.D571]/3+ [.E571]/4+ [.F571]/5+ [.G571]/6+ [.H571]/7+ [.I571]/8+ [.J571]/9+ [.K571]/10+ [.L571]/11+ [.M571]/12+ [.N571]/13+ [.O571]/14+ [.P571]/15+ [.Q571]/16" office:value-type="float" office:value="0.894389234859092">
            <text:p>0.8943892349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SIN(RADIANS([.$A572]*360/256))" office:value-type="float" office:value="0.989176509964781">
            <text:p>0.98917651</text:p>
          </table:table-cell>
          <table:table-cell table:formula="of:=SIN(RADIANS([.C$1]*[.$A572]*360/256))" office:value-type="float" office:value="0.290284677254462">
            <text:p>0.2902846773</text:p>
          </table:table-cell>
          <table:table-cell table:formula="of:=SIN(RADIANS([.D$1]*[.$A572]*360/256))" office:value-type="float" office:value="-0.903989293123443">
            <text:p>-0.9039892931</text:p>
          </table:table-cell>
          <table:table-cell table:formula="of:=SIN(RADIANS([.E$1]*[.$A572]*360/256))" office:value-type="float" office:value="-0.555570233019602">
            <text:p>-0.555570233</text:p>
          </table:table-cell>
          <table:table-cell table:formula="of:=SIN(RADIANS([.F$1]*[.$A572]*360/256))" office:value-type="float" office:value="0.740951125354959">
            <text:p>0.7409511254</text:p>
          </table:table-cell>
          <table:table-cell table:formula="of:=SIN(RADIANS([.G$1]*[.$A572]*360/256))" office:value-type="float" office:value="0.773010453362738">
            <text:p>0.7730104534</text:p>
          </table:table-cell>
          <table:table-cell table:formula="of:=SIN(RADIANS([.H$1]*[.$A572]*360/256))" office:value-type="float" office:value="-0.514102744193221">
            <text:p>-0.5141027442</text:p>
          </table:table-cell>
          <table:table-cell table:formula="of:=SIN(RADIANS([.I$1]*[.$A572]*360/256))" office:value-type="float" office:value="-0.923879532511287">
            <text:p>-0.9238795325</text:p>
          </table:table-cell>
          <table:table-cell table:formula="of:=SIN(RADIANS([.J$1]*[.$A572]*360/256))" office:value-type="float" office:value="0.242980179903264">
            <text:p>0.2429801799</text:p>
          </table:table-cell>
          <table:table-cell table:formula="of:=SIN(RADIANS([.K$1]*[.$A572]*360/256))" office:value-type="float" office:value="0.995184726672197">
            <text:p>0.9951847267</text:p>
          </table:table-cell>
          <table:table-cell table:formula="of:=SIN(RADIANS([.L$1]*[.$A572]*360/256))" office:value-type="float" office:value="0.0490676743274185">
            <text:p>0.0490676743</text:p>
          </table:table-cell>
          <table:table-cell table:formula="of:=SIN(RADIANS([.M$1]*[.$A572]*360/256))" office:value-type="float" office:value="-0.98078528040323">
            <text:p>-0.9807852804</text:p>
          </table:table-cell>
          <table:table-cell table:formula="of:=SIN(RADIANS([.N$1]*[.$A572]*360/256))" office:value-type="float" office:value="-0.336889853392221">
            <text:p>-0.3368898534</text:p>
          </table:table-cell>
          <table:table-cell table:formula="of:=SIN(RADIANS([.O$1]*[.$A572]*360/256))" office:value-type="float" office:value="0.881921264348355">
            <text:p>0.8819212643</text:p>
          </table:table-cell>
          <table:table-cell table:formula="of:=SIN(RADIANS([.P$1]*[.$A572]*360/256))" office:value-type="float" office:value="0.595699304492434">
            <text:p>0.5956993045</text:p>
          </table:table-cell>
          <table:table-cell table:formula="of:=SIN(RADIANS([.Q$1]*[.$A572]*360/256))" office:value-type="float" office:value="-0.707106781186548">
            <text:p>-0.7071067812</text:p>
          </table:table-cell>
          <table:table-cell table:formula="of:= [.B572]/1+ [.C572]/2+ [.D572]/3+ [.E572]/4+ [.F572]/5+ [.G572]/6+ [.H572]/7+ [.I572]/8+ [.J572]/9+ [.K572]/10+ [.L572]/11+ [.M572]/12+ [.N572]/13+ [.O572]/14+ [.P572]/15+ [.Q572]/16" office:value-type="float" office:value="0.864037382319608">
            <text:p>0.864037382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SIN(RADIANS([.$A573]*360/256))" office:value-type="float" office:value="0.99247953459871">
            <text:p>0.9924795346</text:p>
          </table:table-cell>
          <table:table-cell table:formula="of:=SIN(RADIANS([.C$1]*[.$A573]*360/256))" office:value-type="float" office:value="0.242980179903264">
            <text:p>0.2429801799</text:p>
          </table:table-cell>
          <table:table-cell table:formula="of:=SIN(RADIANS([.D$1]*[.$A573]*360/256))" office:value-type="float" office:value="-0.932992798834739">
            <text:p>-0.9329927988</text:p>
          </table:table-cell>
          <table:table-cell table:formula="of:=SIN(RADIANS([.E$1]*[.$A573]*360/256))" office:value-type="float" office:value="-0.471396736825998">
            <text:p>-0.4713967368</text:p>
          </table:table-cell>
          <table:table-cell table:formula="of:=SIN(RADIANS([.F$1]*[.$A573]*360/256))" office:value-type="float" office:value="0.817584813151584">
            <text:p>0.8175848132</text:p>
          </table:table-cell>
          <table:table-cell table:formula="of:=SIN(RADIANS([.G$1]*[.$A573]*360/256))" office:value-type="float" office:value="0.671558954847018">
            <text:p>0.6715589548</text:p>
          </table:table-cell>
          <table:table-cell table:formula="of:=SIN(RADIANS([.H$1]*[.$A573]*360/256))" office:value-type="float" office:value="-0.653172842953777">
            <text:p>-0.653172843</text:p>
          </table:table-cell>
          <table:table-cell table:formula="of:=SIN(RADIANS([.I$1]*[.$A573]*360/256))" office:value-type="float" office:value="-0.831469612302545">
            <text:p>-0.8314696123</text:p>
          </table:table-cell>
          <table:table-cell table:formula="of:=SIN(RADIANS([.J$1]*[.$A573]*360/256))" office:value-type="float" office:value="0.449611329654607">
            <text:p>0.4496113297</text:p>
          </table:table-cell>
          <table:table-cell table:formula="of:=SIN(RADIANS([.K$1]*[.$A573]*360/256))" office:value-type="float" office:value="0.941544065183021">
            <text:p>0.9415440652</text:p>
          </table:table-cell>
          <table:table-cell table:formula="of:=SIN(RADIANS([.L$1]*[.$A573]*360/256))" office:value-type="float" office:value="-0.219101240156869">
            <text:p>-0.2191012402</text:p>
          </table:table-cell>
          <table:table-cell table:formula="of:=SIN(RADIANS([.M$1]*[.$A573]*360/256))" office:value-type="float" office:value="-0.995184726672197">
            <text:p>-0.9951847267</text:p>
          </table:table-cell>
          <table:table-cell table:formula="of:=SIN(RADIANS([.N$1]*[.$A573]*360/256))" office:value-type="float" office:value="-0.024541228522912">
            <text:p>-0.0245412285</text:p>
          </table:table-cell>
          <table:table-cell table:formula="of:=SIN(RADIANS([.O$1]*[.$A573]*360/256))" office:value-type="float" office:value="0.989176509964781">
            <text:p>0.98917651</text:p>
          </table:table-cell>
          <table:table-cell table:formula="of:=SIN(RADIANS([.P$1]*[.$A573]*360/256))" office:value-type="float" office:value="0.266712757474899">
            <text:p>0.2667127575</text:p>
          </table:table-cell>
          <table:table-cell table:formula="of:=SIN(RADIANS([.Q$1]*[.$A573]*360/256))" office:value-type="float" office:value="-0.923879532511286">
            <text:p>-0.9238795325</text:p>
          </table:table-cell>
          <table:table-cell table:formula="of:= [.B573]/1+ [.C573]/2+ [.D573]/3+ [.E573]/4+ [.F573]/5+ [.G573]/6+ [.H573]/7+ [.I573]/8+ [.J573]/9+ [.K573]/10+ [.L573]/11+ [.M573]/12+ [.N573]/13+ [.O573]/14+ [.P573]/15+ [.Q573]/16" office:value-type="float" office:value="0.833389111876049">
            <text:p>0.833389111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SIN(RADIANS([.$A574]*360/256))" office:value-type="float" office:value="0.995184726672197">
            <text:p>0.9951847267</text:p>
          </table:table-cell>
          <table:table-cell table:formula="of:=SIN(RADIANS([.C$1]*[.$A574]*360/256))" office:value-type="float" office:value="0.195090322016128">
            <text:p>0.195090322</text:p>
          </table:table-cell>
          <table:table-cell table:formula="of:=SIN(RADIANS([.D$1]*[.$A574]*360/256))" office:value-type="float" office:value="-0.956940335732209">
            <text:p>-0.9569403357</text:p>
          </table:table-cell>
          <table:table-cell table:formula="of:=SIN(RADIANS([.E$1]*[.$A574]*360/256))" office:value-type="float" office:value="-0.38268343236509">
            <text:p>-0.3826834324</text:p>
          </table:table-cell>
          <table:table-cell table:formula="of:=SIN(RADIANS([.F$1]*[.$A574]*360/256))" office:value-type="float" office:value="0.881921264348355">
            <text:p>0.8819212643</text:p>
          </table:table-cell>
          <table:table-cell table:formula="of:=SIN(RADIANS([.G$1]*[.$A574]*360/256))" office:value-type="float" office:value="0.555570233019602">
            <text:p>0.555570233</text:p>
          </table:table-cell>
          <table:table-cell table:formula="of:=SIN(RADIANS([.H$1]*[.$A574]*360/256))" office:value-type="float" office:value="-0.773010453362737">
            <text:p>-0.7730104534</text:p>
          </table:table-cell>
          <table:table-cell table:formula="of:=SIN(RADIANS([.I$1]*[.$A574]*360/256))" office:value-type="float" office:value="-0.707106781186547">
            <text:p>-0.7071067812</text:p>
          </table:table-cell>
          <table:table-cell table:formula="of:=SIN(RADIANS([.J$1]*[.$A574]*360/256))" office:value-type="float" office:value="0.634393284163645">
            <text:p>0.6343932842</text:p>
          </table:table-cell>
          <table:table-cell table:formula="of:=SIN(RADIANS([.K$1]*[.$A574]*360/256))" office:value-type="float" office:value="0.831469612302546">
            <text:p>0.8314696123</text:p>
          </table:table-cell>
          <table:table-cell table:formula="of:=SIN(RADIANS([.L$1]*[.$A574]*360/256))" office:value-type="float" office:value="-0.471396736825999">
            <text:p>-0.4713967368</text:p>
          </table:table-cell>
          <table:table-cell table:formula="of:=SIN(RADIANS([.M$1]*[.$A574]*360/256))" office:value-type="float" office:value="-0.923879532511287">
            <text:p>-0.9238795325</text:p>
          </table:table-cell>
          <table:table-cell table:formula="of:=SIN(RADIANS([.N$1]*[.$A574]*360/256))" office:value-type="float" office:value="0.290284677254461">
            <text:p>0.2902846773</text:p>
          </table:table-cell>
          <table:table-cell table:formula="of:=SIN(RADIANS([.O$1]*[.$A574]*360/256))" office:value-type="float" office:value="0.98078528040323">
            <text:p>0.9807852804</text:p>
          </table:table-cell>
          <table:table-cell table:formula="of:=SIN(RADIANS([.P$1]*[.$A574]*360/256))" office:value-type="float" office:value="-0.0980171403295594">
            <text:p>-0.0980171403</text:p>
          </table:table-cell>
          <table:table-cell table:formula="of:=SIN(RADIANS([.Q$1]*[.$A574]*360/256))" office:value-type="float" office:value="-1">
            <text:p>-1</text:p>
          </table:table-cell>
          <table:table-cell table:formula="of:= [.B574]/1+ [.C574]/2+ [.D574]/3+ [.E574]/4+ [.F574]/5+ [.G574]/6+ [.H574]/7+ [.I574]/8+ [.J574]/9+ [.K574]/10+ [.L574]/11+ [.M574]/12+ [.N574]/13+ [.O574]/14+ [.P574]/15+ [.Q574]/16" office:value-type="float" office:value="0.805381897033671">
            <text:p>0.80538189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SIN(RADIANS([.$A575]*360/256))" office:value-type="float" office:value="0.99729045667869">
            <text:p>0.9972904567</text:p>
          </table:table-cell>
          <table:table-cell table:formula="of:=SIN(RADIANS([.C$1]*[.$A575]*360/256))" office:value-type="float" office:value="0.146730474455362">
            <text:p>0.1467304745</text:p>
          </table:table-cell>
          <table:table-cell table:formula="of:=SIN(RADIANS([.D$1]*[.$A575]*360/256))" office:value-type="float" office:value="-0.975702130038528">
            <text:p>-0.97570213</text:p>
          </table:table-cell>
          <table:table-cell table:formula="of:=SIN(RADIANS([.E$1]*[.$A575]*360/256))" office:value-type="float" office:value="-0.290284677254462">
            <text:p>-0.2902846773</text:p>
          </table:table-cell>
          <table:table-cell table:formula="of:=SIN(RADIANS([.F$1]*[.$A575]*360/256))" office:value-type="float" office:value="0.932992798834739">
            <text:p>0.9329927988</text:p>
          </table:table-cell>
          <table:table-cell table:formula="of:=SIN(RADIANS([.G$1]*[.$A575]*360/256))" office:value-type="float" office:value="0.427555093430283">
            <text:p>0.4275550934</text:p>
          </table:table-cell>
          <table:table-cell table:formula="of:=SIN(RADIANS([.H$1]*[.$A575]*360/256))" office:value-type="float" office:value="-0.870086991108712">
            <text:p>-0.8700869911</text:p>
          </table:table-cell>
          <table:table-cell table:formula="of:=SIN(RADIANS([.I$1]*[.$A575]*360/256))" office:value-type="float" office:value="-0.555570233019602">
            <text:p>-0.555570233</text:p>
          </table:table-cell>
          <table:table-cell table:formula="of:=SIN(RADIANS([.J$1]*[.$A575]*360/256))" office:value-type="float" office:value="0.788346427626606">
            <text:p>0.7883464276</text:p>
          </table:table-cell>
          <table:table-cell table:formula="of:=SIN(RADIANS([.K$1]*[.$A575]*360/256))" office:value-type="float" office:value="0.671558954847018">
            <text:p>0.6715589548</text:p>
          </table:table-cell>
          <table:table-cell table:formula="of:=SIN(RADIANS([.L$1]*[.$A575]*360/256))" office:value-type="float" office:value="-0.689540544737068">
            <text:p>-0.6895405447</text:p>
          </table:table-cell>
          <table:table-cell table:formula="of:=SIN(RADIANS([.M$1]*[.$A575]*360/256))" office:value-type="float" office:value="-0.773010453362738">
            <text:p>-0.7730104534</text:p>
          </table:table-cell>
          <table:table-cell table:formula="of:=SIN(RADIANS([.N$1]*[.$A575]*360/256))" office:value-type="float" office:value="0.575808191417845">
            <text:p>0.5758081914</text:p>
          </table:table-cell>
          <table:table-cell table:formula="of:=SIN(RADIANS([.O$1]*[.$A575]*360/256))" office:value-type="float" office:value="0.857728610000271">
            <text:p>0.85772861</text:p>
          </table:table-cell>
          <table:table-cell table:formula="of:=SIN(RADIANS([.P$1]*[.$A575]*360/256))" office:value-type="float" office:value="-0.449611329654605">
            <text:p>-0.4496113297</text:p>
          </table:table-cell>
          <table:table-cell table:formula="of:=SIN(RADIANS([.Q$1]*[.$A575]*360/256))" office:value-type="float" office:value="-0.923879532511287">
            <text:p>-0.9238795325</text:p>
          </table:table-cell>
          <table:table-cell table:formula="of:= [.B575]/1+ [.C575]/2+ [.D575]/3+ [.E575]/4+ [.F575]/5+ [.G575]/6+ [.H575]/7+ [.I575]/8+ [.J575]/9+ [.K575]/10+ [.L575]/11+ [.M575]/12+ [.N575]/13+ [.O575]/14+ [.P575]/15+ [.Q575]/16" office:value-type="float" office:value="0.782453411350544">
            <text:p>0.782453411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SIN(RADIANS([.$A576]*360/256))" office:value-type="float" office:value="0.998795456205172">
            <text:p>0.9987954562</text:p>
          </table:table-cell>
          <table:table-cell table:formula="of:=SIN(RADIANS([.C$1]*[.$A576]*360/256))" office:value-type="float" office:value="0.0980171403295608">
            <text:p>0.0980171403</text:p>
          </table:table-cell>
          <table:table-cell table:formula="of:=SIN(RADIANS([.D$1]*[.$A576]*360/256))" office:value-type="float" office:value="-0.989176509964781">
            <text:p>-0.98917651</text:p>
          </table:table-cell>
          <table:table-cell table:formula="of:=SIN(RADIANS([.E$1]*[.$A576]*360/256))" office:value-type="float" office:value="-0.195090322016129">
            <text:p>-0.195090322</text:p>
          </table:table-cell>
          <table:table-cell table:formula="of:=SIN(RADIANS([.F$1]*[.$A576]*360/256))" office:value-type="float" office:value="0.970031253194544">
            <text:p>0.9700312532</text:p>
          </table:table-cell>
          <table:table-cell table:formula="of:=SIN(RADIANS([.G$1]*[.$A576]*360/256))" office:value-type="float" office:value="0.290284677254462">
            <text:p>0.2902846773</text:p>
          </table:table-cell>
          <table:table-cell table:formula="of:=SIN(RADIANS([.H$1]*[.$A576]*360/256))" office:value-type="float" office:value="-0.94154406518302">
            <text:p>-0.9415440652</text:p>
          </table:table-cell>
          <table:table-cell table:formula="of:=SIN(RADIANS([.I$1]*[.$A576]*360/256))" office:value-type="float" office:value="-0.382683432365091">
            <text:p>-0.3826834324</text:p>
          </table:table-cell>
          <table:table-cell table:formula="of:=SIN(RADIANS([.J$1]*[.$A576]*360/256))" office:value-type="float" office:value="0.903989293123443">
            <text:p>0.9039892931</text:p>
          </table:table-cell>
          <table:table-cell table:formula="of:=SIN(RADIANS([.K$1]*[.$A576]*360/256))" office:value-type="float" office:value="0.471396736825998">
            <text:p>0.4713967368</text:p>
          </table:table-cell>
          <table:table-cell table:formula="of:=SIN(RADIANS([.L$1]*[.$A576]*360/256))" office:value-type="float" office:value="-0.857728610000273">
            <text:p>-0.85772861</text:p>
          </table:table-cell>
          <table:table-cell table:formula="of:=SIN(RADIANS([.M$1]*[.$A576]*360/256))" office:value-type="float" office:value="-0.555570233019601">
            <text:p>-0.555570233</text:p>
          </table:table-cell>
          <table:table-cell table:formula="of:=SIN(RADIANS([.N$1]*[.$A576]*360/256))" office:value-type="float" office:value="0.803207531480646">
            <text:p>0.8032075315</text:p>
          </table:table-cell>
          <table:table-cell table:formula="of:=SIN(RADIANS([.O$1]*[.$A576]*360/256))" office:value-type="float" office:value="0.634393284163647">
            <text:p>0.6343932842</text:p>
          </table:table-cell>
          <table:table-cell table:formula="of:=SIN(RADIANS([.P$1]*[.$A576]*360/256))" office:value-type="float" office:value="-0.740951125354958">
            <text:p>-0.7409511254</text:p>
          </table:table-cell>
          <table:table-cell table:formula="of:=SIN(RADIANS([.Q$1]*[.$A576]*360/256))" office:value-type="float" office:value="-0.707106781186549">
            <text:p>-0.7071067812</text:p>
          </table:table-cell>
          <table:table-cell table:formula="of:= [.B576]/1+ [.C576]/2+ [.D576]/3+ [.E576]/4+ [.F576]/5+ [.G576]/6+ [.H576]/7+ [.I576]/8+ [.J576]/9+ [.K576]/10+ [.L576]/11+ [.M576]/12+ [.N576]/13+ [.O576]/14+ [.P576]/15+ [.Q576]/16" office:value-type="float" office:value="0.766169414754294">
            <text:p>0.766169414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SIN(RADIANS([.$A577]*360/256))" office:value-type="float" office:value="0.999698818696204">
            <text:p>0.9996988187</text:p>
          </table:table-cell>
          <table:table-cell table:formula="of:=SIN(RADIANS([.C$1]*[.$A577]*360/256))" office:value-type="float" office:value="0.049067674327418">
            <text:p>0.0490676743</text:p>
          </table:table-cell>
          <table:table-cell table:formula="of:=SIN(RADIANS([.D$1]*[.$A577]*360/256))" office:value-type="float" office:value="-0.99729045667869">
            <text:p>-0.9972904567</text:p>
          </table:table-cell>
          <table:table-cell table:formula="of:=SIN(RADIANS([.E$1]*[.$A577]*360/256))" office:value-type="float" office:value="-0.0980171403295605">
            <text:p>-0.0980171403</text:p>
          </table:table-cell>
          <table:table-cell table:formula="of:=SIN(RADIANS([.F$1]*[.$A577]*360/256))" office:value-type="float" office:value="0.99247953459871">
            <text:p>0.9924795346</text:p>
          </table:table-cell>
          <table:table-cell table:formula="of:=SIN(RADIANS([.G$1]*[.$A577]*360/256))" office:value-type="float" office:value="0.146730474455362">
            <text:p>0.1467304745</text:p>
          </table:table-cell>
          <table:table-cell table:formula="of:=SIN(RADIANS([.H$1]*[.$A577]*360/256))" office:value-type="float" office:value="-0.985277642388941">
            <text:p>-0.9852776424</text:p>
          </table:table-cell>
          <table:table-cell table:formula="of:=SIN(RADIANS([.I$1]*[.$A577]*360/256))" office:value-type="float" office:value="-0.195090322016128">
            <text:p>-0.195090322</text:p>
          </table:table-cell>
          <table:table-cell table:formula="of:=SIN(RADIANS([.J$1]*[.$A577]*360/256))" office:value-type="float" office:value="0.975702130038528">
            <text:p>0.97570213</text:p>
          </table:table-cell>
          <table:table-cell table:formula="of:=SIN(RADIANS([.K$1]*[.$A577]*360/256))" office:value-type="float" office:value="0.242980179903264">
            <text:p>0.2429801799</text:p>
          </table:table-cell>
          <table:table-cell table:formula="of:=SIN(RADIANS([.L$1]*[.$A577]*360/256))" office:value-type="float" office:value="-0.96377606579544">
            <text:p>-0.9637760658</text:p>
          </table:table-cell>
          <table:table-cell table:formula="of:=SIN(RADIANS([.M$1]*[.$A577]*360/256))" office:value-type="float" office:value="-0.290284677254462">
            <text:p>-0.2902846773</text:p>
          </table:table-cell>
          <table:table-cell table:formula="of:=SIN(RADIANS([.N$1]*[.$A577]*360/256))" office:value-type="float" office:value="0.949528180593036">
            <text:p>0.9495281806</text:p>
          </table:table-cell>
          <table:table-cell table:formula="of:=SIN(RADIANS([.O$1]*[.$A577]*360/256))" office:value-type="float" office:value="0.336889853392221">
            <text:p>0.3368898534</text:p>
          </table:table-cell>
          <table:table-cell table:formula="of:=SIN(RADIANS([.P$1]*[.$A577]*360/256))" office:value-type="float" office:value="-0.932992798834739">
            <text:p>-0.9329927988</text:p>
          </table:table-cell>
          <table:table-cell table:formula="of:=SIN(RADIANS([.Q$1]*[.$A577]*360/256))" office:value-type="float" office:value="-0.382683432365089">
            <text:p>-0.3826834324</text:p>
          </table:table-cell>
          <table:table-cell table:formula="of:= [.B577]/1+ [.C577]/2+ [.D577]/3+ [.E577]/4+ [.F577]/5+ [.G577]/6+ [.H577]/7+ [.I577]/8+ [.J577]/9+ [.K577]/10+ [.L577]/11+ [.M577]/12+ [.N577]/13+ [.O577]/14+ [.P577]/15+ [.Q577]/16" office:value-type="float" office:value="0.756998891189824">
            <text:p>0.756998891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SIN(RADIANS([.$A578]*360/256))" office:value-type="float" office:value="1">
            <text:p>1</text:p>
          </table:table-cell>
          <table:table-cell table:formula="of:=SIN(RADIANS([.C$1]*[.$A578]*360/256))" office:value-type="float" office:value="1.22464679914735E-016">
            <text:p>1.22464679914735E-016</text:p>
          </table:table-cell>
          <table:table-cell table:formula="of:=SIN(RADIANS([.D$1]*[.$A578]*360/256))" office:value-type="float" office:value="-1">
            <text:p>-1</text:p>
          </table:table-cell>
          <table:table-cell table:formula="of:=SIN(RADIANS([.E$1]*[.$A578]*360/256))" office:value-type="float" office:value="-2.44929359829471E-016">
            <text:p>-2.44929359829471E-016</text:p>
          </table:table-cell>
          <table:table-cell table:formula="of:=SIN(RADIANS([.F$1]*[.$A578]*360/256))" office:value-type="float" office:value="1">
            <text:p>1</text:p>
          </table:table-cell>
          <table:table-cell table:formula="of:=SIN(RADIANS([.G$1]*[.$A578]*360/256))" office:value-type="float" office:value="3.67394039744206E-016">
            <text:p>3.67394039744206E-016</text:p>
          </table:table-cell>
          <table:table-cell table:formula="of:=SIN(RADIANS([.H$1]*[.$A578]*360/256))" office:value-type="float" office:value="-1">
            <text:p>-1</text:p>
          </table:table-cell>
          <table:table-cell table:formula="of:=SIN(RADIANS([.I$1]*[.$A578]*360/256))" office:value-type="float" office:value="-4.89858719658941E-016">
            <text:p>-4.89858719658941E-016</text:p>
          </table:table-cell>
          <table:table-cell table:formula="of:=SIN(RADIANS([.J$1]*[.$A578]*360/256))" office:value-type="float" office:value="1">
            <text:p>1</text:p>
          </table:table-cell>
          <table:table-cell table:formula="of:=SIN(RADIANS([.K$1]*[.$A578]*360/256))" office:value-type="float" office:value="6.12323399573677E-016">
            <text:p>6.12323399573677E-016</text:p>
          </table:table-cell>
          <table:table-cell table:formula="of:=SIN(RADIANS([.L$1]*[.$A578]*360/256))" office:value-type="float" office:value="-1">
            <text:p>-1</text:p>
          </table:table-cell>
          <table:table-cell table:formula="of:=SIN(RADIANS([.M$1]*[.$A578]*360/256))" office:value-type="float" office:value="-7.34788079488412E-016">
            <text:p>-7.34788079488412E-016</text:p>
          </table:table-cell>
          <table:table-cell table:formula="of:=SIN(RADIANS([.N$1]*[.$A578]*360/256))" office:value-type="float" office:value="1">
            <text:p>1</text:p>
          </table:table-cell>
          <table:table-cell table:formula="of:=SIN(RADIANS([.O$1]*[.$A578]*360/256))" office:value-type="float" office:value="8.57252759403147E-016">
            <text:p>8.57252759403147E-016</text:p>
          </table:table-cell>
          <table:table-cell table:formula="of:=SIN(RADIANS([.P$1]*[.$A578]*360/256))" office:value-type="float" office:value="-1">
            <text:p>-1</text:p>
          </table:table-cell>
          <table:table-cell table:formula="of:=SIN(RADIANS([.Q$1]*[.$A578]*360/256))" office:value-type="float" office:value="-9.79717439317883E-016">
            <text:p>-9.79717439317883E-016</text:p>
          </table:table-cell>
          <table:table-cell table:formula="of:= [.B578]/1+ [.C578]/2+ [.D578]/3+ [.E578]/4+ [.F578]/5+ [.G578]/6+ [.H578]/7+ [.I578]/8+ [.J578]/9+ [.K578]/10+ [.L578]/11+ [.M578]/12+ [.N578]/13+ [.O578]/14+ [.P578]/15+ [.Q578]/16" office:value-type="float" office:value="0.754267954267954">
            <text:p>0.754267954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SIN(RADIANS([.$A579]*360/256))" office:value-type="float" office:value="0.999698818696204">
            <text:p>0.9996988187</text:p>
          </table:table-cell>
          <table:table-cell table:formula="of:=SIN(RADIANS([.C$1]*[.$A579]*360/256))" office:value-type="float" office:value="-0.0490676743274182">
            <text:p>-0.0490676743</text:p>
          </table:table-cell>
          <table:table-cell table:formula="of:=SIN(RADIANS([.D$1]*[.$A579]*360/256))" office:value-type="float" office:value="-0.99729045667869">
            <text:p>-0.9972904567</text:p>
          </table:table-cell>
          <table:table-cell table:formula="of:=SIN(RADIANS([.E$1]*[.$A579]*360/256))" office:value-type="float" office:value="0.0980171403295609">
            <text:p>0.0980171403</text:p>
          </table:table-cell>
          <table:table-cell table:formula="of:=SIN(RADIANS([.F$1]*[.$A579]*360/256))" office:value-type="float" office:value="0.99247953459871">
            <text:p>0.9924795346</text:p>
          </table:table-cell>
          <table:table-cell table:formula="of:=SIN(RADIANS([.G$1]*[.$A579]*360/256))" office:value-type="float" office:value="-0.146730474455361">
            <text:p>-0.1467304745</text:p>
          </table:table-cell>
          <table:table-cell table:formula="of:=SIN(RADIANS([.H$1]*[.$A579]*360/256))" office:value-type="float" office:value="-0.985277642388941">
            <text:p>-0.9852776424</text:p>
          </table:table-cell>
          <table:table-cell table:formula="of:=SIN(RADIANS([.I$1]*[.$A579]*360/256))" office:value-type="float" office:value="0.195090322016129">
            <text:p>0.195090322</text:p>
          </table:table-cell>
          <table:table-cell table:formula="of:=SIN(RADIANS([.J$1]*[.$A579]*360/256))" office:value-type="float" office:value="0.975702130038529">
            <text:p>0.97570213</text:p>
          </table:table-cell>
          <table:table-cell table:formula="of:=SIN(RADIANS([.K$1]*[.$A579]*360/256))" office:value-type="float" office:value="-0.242980179903264">
            <text:p>-0.2429801799</text:p>
          </table:table-cell>
          <table:table-cell table:formula="of:=SIN(RADIANS([.L$1]*[.$A579]*360/256))" office:value-type="float" office:value="-0.96377606579544">
            <text:p>-0.9637760658</text:p>
          </table:table-cell>
          <table:table-cell table:formula="of:=SIN(RADIANS([.M$1]*[.$A579]*360/256))" office:value-type="float" office:value="0.290284677254461">
            <text:p>0.2902846773</text:p>
          </table:table-cell>
          <table:table-cell table:formula="of:=SIN(RADIANS([.N$1]*[.$A579]*360/256))" office:value-type="float" office:value="0.949528180593037">
            <text:p>0.9495281806</text:p>
          </table:table-cell>
          <table:table-cell table:formula="of:=SIN(RADIANS([.O$1]*[.$A579]*360/256))" office:value-type="float" office:value="-0.33688985339222">
            <text:p>-0.3368898534</text:p>
          </table:table-cell>
          <table:table-cell table:formula="of:=SIN(RADIANS([.P$1]*[.$A579]*360/256))" office:value-type="float" office:value="-0.932992798834739">
            <text:p>-0.9329927988</text:p>
          </table:table-cell>
          <table:table-cell table:formula="of:=SIN(RADIANS([.Q$1]*[.$A579]*360/256))" office:value-type="float" office:value="0.382683432365091">
            <text:p>0.3826834324</text:p>
          </table:table-cell>
          <table:table-cell table:formula="of:= [.B579]/1+ [.C579]/2+ [.D579]/3+ [.E579]/4+ [.F579]/5+ [.G579]/6+ [.H579]/7+ [.I579]/8+ [.J579]/9+ [.K579]/10+ [.L579]/11+ [.M579]/12+ [.N579]/13+ [.O579]/14+ [.P579]/15+ [.Q579]/16" office:value-type="float" office:value="0.756295260073651">
            <text:p>0.7562952601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SIN(RADIANS([.$A580]*360/256))" office:value-type="float" office:value="0.998795456205172">
            <text:p>0.9987954562</text:p>
          </table:table-cell>
          <table:table-cell table:formula="of:=SIN(RADIANS([.C$1]*[.$A580]*360/256))" office:value-type="float" office:value="-0.0980171403295606">
            <text:p>-0.0980171403</text:p>
          </table:table-cell>
          <table:table-cell table:formula="of:=SIN(RADIANS([.D$1]*[.$A580]*360/256))" office:value-type="float" office:value="-0.989176509964781">
            <text:p>-0.98917651</text:p>
          </table:table-cell>
          <table:table-cell table:formula="of:=SIN(RADIANS([.E$1]*[.$A580]*360/256))" office:value-type="float" office:value="0.195090322016128">
            <text:p>0.195090322</text:p>
          </table:table-cell>
          <table:table-cell table:formula="of:=SIN(RADIANS([.F$1]*[.$A580]*360/256))" office:value-type="float" office:value="0.970031253194544">
            <text:p>0.9700312532</text:p>
          </table:table-cell>
          <table:table-cell table:formula="of:=SIN(RADIANS([.G$1]*[.$A580]*360/256))" office:value-type="float" office:value="-0.290284677254463">
            <text:p>-0.2902846773</text:p>
          </table:table-cell>
          <table:table-cell table:formula="of:=SIN(RADIANS([.H$1]*[.$A580]*360/256))" office:value-type="float" office:value="-0.941544065183021">
            <text:p>-0.9415440652</text:p>
          </table:table-cell>
          <table:table-cell table:formula="of:=SIN(RADIANS([.I$1]*[.$A580]*360/256))" office:value-type="float" office:value="0.38268343236509">
            <text:p>0.3826834324</text:p>
          </table:table-cell>
          <table:table-cell table:formula="of:=SIN(RADIANS([.J$1]*[.$A580]*360/256))" office:value-type="float" office:value="0.903989293123443">
            <text:p>0.9039892931</text:p>
          </table:table-cell>
          <table:table-cell table:formula="of:=SIN(RADIANS([.K$1]*[.$A580]*360/256))" office:value-type="float" office:value="-0.471396736825999">
            <text:p>-0.4713967368</text:p>
          </table:table-cell>
          <table:table-cell table:formula="of:=SIN(RADIANS([.L$1]*[.$A580]*360/256))" office:value-type="float" office:value="-0.857728610000271">
            <text:p>-0.85772861</text:p>
          </table:table-cell>
          <table:table-cell table:formula="of:=SIN(RADIANS([.M$1]*[.$A580]*360/256))" office:value-type="float" office:value="0.555570233019603">
            <text:p>0.555570233</text:p>
          </table:table-cell>
          <table:table-cell table:formula="of:=SIN(RADIANS([.N$1]*[.$A580]*360/256))" office:value-type="float" office:value="0.803207531480645">
            <text:p>0.8032075315</text:p>
          </table:table-cell>
          <table:table-cell table:formula="of:=SIN(RADIANS([.O$1]*[.$A580]*360/256))" office:value-type="float" office:value="-0.634393284163646">
            <text:p>-0.6343932842</text:p>
          </table:table-cell>
          <table:table-cell table:formula="of:=SIN(RADIANS([.P$1]*[.$A580]*360/256))" office:value-type="float" office:value="-0.740951125354959">
            <text:p>-0.7409511254</text:p>
          </table:table-cell>
          <table:table-cell table:formula="of:=SIN(RADIANS([.Q$1]*[.$A580]*360/256))" office:value-type="float" office:value="0.707106781186547">
            <text:p>0.7071067812</text:p>
          </table:table-cell>
          <table:table-cell table:formula="of:= [.B580]/1+ [.C580]/2+ [.D580]/3+ [.E580]/4+ [.F580]/5+ [.G580]/6+ [.H580]/7+ [.I580]/8+ [.J580]/9+ [.K580]/10+ [.L580]/11+ [.M580]/12+ [.N580]/13+ [.O580]/14+ [.P580]/15+ [.Q580]/16" office:value-type="float" office:value="0.76068316153559">
            <text:p>0.7606831615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SIN(RADIANS([.$A581]*360/256))" office:value-type="float" office:value="0.99729045667869">
            <text:p>0.9972904567</text:p>
          </table:table-cell>
          <table:table-cell table:formula="of:=SIN(RADIANS([.C$1]*[.$A581]*360/256))" office:value-type="float" office:value="-0.146730474455362">
            <text:p>-0.1467304745</text:p>
          </table:table-cell>
          <table:table-cell table:formula="of:=SIN(RADIANS([.D$1]*[.$A581]*360/256))" office:value-type="float" office:value="-0.975702130038528">
            <text:p>-0.97570213</text:p>
          </table:table-cell>
          <table:table-cell table:formula="of:=SIN(RADIANS([.E$1]*[.$A581]*360/256))" office:value-type="float" office:value="0.290284677254462">
            <text:p>0.2902846773</text:p>
          </table:table-cell>
          <table:table-cell table:formula="of:=SIN(RADIANS([.F$1]*[.$A581]*360/256))" office:value-type="float" office:value="0.932992798834739">
            <text:p>0.9329927988</text:p>
          </table:table-cell>
          <table:table-cell table:formula="of:=SIN(RADIANS([.G$1]*[.$A581]*360/256))" office:value-type="float" office:value="-0.427555093430282">
            <text:p>-0.4275550934</text:p>
          </table:table-cell>
          <table:table-cell table:formula="of:=SIN(RADIANS([.H$1]*[.$A581]*360/256))" office:value-type="float" office:value="-0.870086991108711">
            <text:p>-0.8700869911</text:p>
          </table:table-cell>
          <table:table-cell table:formula="of:=SIN(RADIANS([.I$1]*[.$A581]*360/256))" office:value-type="float" office:value="0.555570233019602">
            <text:p>0.555570233</text:p>
          </table:table-cell>
          <table:table-cell table:formula="of:=SIN(RADIANS([.J$1]*[.$A581]*360/256))" office:value-type="float" office:value="0.788346427626606">
            <text:p>0.7883464276</text:p>
          </table:table-cell>
          <table:table-cell table:formula="of:=SIN(RADIANS([.K$1]*[.$A581]*360/256))" office:value-type="float" office:value="-0.671558954847017">
            <text:p>-0.6715589548</text:p>
          </table:table-cell>
          <table:table-cell table:formula="of:=SIN(RADIANS([.L$1]*[.$A581]*360/256))" office:value-type="float" office:value="-0.689540544737066">
            <text:p>-0.6895405447</text:p>
          </table:table-cell>
          <table:table-cell table:formula="of:=SIN(RADIANS([.M$1]*[.$A581]*360/256))" office:value-type="float" office:value="0.773010453362737">
            <text:p>0.7730104534</text:p>
          </table:table-cell>
          <table:table-cell table:formula="of:=SIN(RADIANS([.N$1]*[.$A581]*360/256))" office:value-type="float" office:value="0.575808191417846">
            <text:p>0.5758081914</text:p>
          </table:table-cell>
          <table:table-cell table:formula="of:=SIN(RADIANS([.O$1]*[.$A581]*360/256))" office:value-type="float" office:value="-0.857728610000273">
            <text:p>-0.85772861</text:p>
          </table:table-cell>
          <table:table-cell table:formula="of:=SIN(RADIANS([.P$1]*[.$A581]*360/256))" office:value-type="float" office:value="-0.449611329654607">
            <text:p>-0.4496113297</text:p>
          </table:table-cell>
          <table:table-cell table:formula="of:=SIN(RADIANS([.Q$1]*[.$A581]*360/256))" office:value-type="float" office:value="0.923879532511286">
            <text:p>0.9238795325</text:p>
          </table:table-cell>
          <table:table-cell table:formula="of:= [.B581]/1+ [.C581]/2+ [.D581]/3+ [.E581]/4+ [.F581]/5+ [.G581]/6+ [.H581]/7+ [.I581]/8+ [.J581]/9+ [.K581]/10+ [.L581]/11+ [.M581]/12+ [.N581]/13+ [.O581]/14+ [.P581]/15+ [.Q581]/16" office:value-type="float" office:value="0.764715036884049">
            <text:p>0.764715036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SIN(RADIANS([.$A582]*360/256))" office:value-type="float" office:value="0.995184726672197">
            <text:p>0.9951847267</text:p>
          </table:table-cell>
          <table:table-cell table:formula="of:=SIN(RADIANS([.C$1]*[.$A582]*360/256))" office:value-type="float" office:value="-0.195090322016128">
            <text:p>-0.195090322</text:p>
          </table:table-cell>
          <table:table-cell table:formula="of:=SIN(RADIANS([.D$1]*[.$A582]*360/256))" office:value-type="float" office:value="-0.956940335732209">
            <text:p>-0.9569403357</text:p>
          </table:table-cell>
          <table:table-cell table:formula="of:=SIN(RADIANS([.E$1]*[.$A582]*360/256))" office:value-type="float" office:value="0.38268343236509">
            <text:p>0.3826834324</text:p>
          </table:table-cell>
          <table:table-cell table:formula="of:=SIN(RADIANS([.F$1]*[.$A582]*360/256))" office:value-type="float" office:value="0.881921264348355">
            <text:p>0.8819212643</text:p>
          </table:table-cell>
          <table:table-cell table:formula="of:=SIN(RADIANS([.G$1]*[.$A582]*360/256))" office:value-type="float" office:value="-0.555570233019602">
            <text:p>-0.555570233</text:p>
          </table:table-cell>
          <table:table-cell table:formula="of:=SIN(RADIANS([.H$1]*[.$A582]*360/256))" office:value-type="float" office:value="-0.773010453362738">
            <text:p>-0.7730104534</text:p>
          </table:table-cell>
          <table:table-cell table:formula="of:=SIN(RADIANS([.I$1]*[.$A582]*360/256))" office:value-type="float" office:value="0.707106781186548">
            <text:p>0.7071067812</text:p>
          </table:table-cell>
          <table:table-cell table:formula="of:=SIN(RADIANS([.J$1]*[.$A582]*360/256))" office:value-type="float" office:value="0.634393284163645">
            <text:p>0.6343932842</text:p>
          </table:table-cell>
          <table:table-cell table:formula="of:=SIN(RADIANS([.K$1]*[.$A582]*360/256))" office:value-type="float" office:value="-0.831469612302545">
            <text:p>-0.8314696123</text:p>
          </table:table-cell>
          <table:table-cell table:formula="of:=SIN(RADIANS([.L$1]*[.$A582]*360/256))" office:value-type="float" office:value="-0.471396736825997">
            <text:p>-0.4713967368</text:p>
          </table:table-cell>
          <table:table-cell table:formula="of:=SIN(RADIANS([.M$1]*[.$A582]*360/256))" office:value-type="float" office:value="0.923879532511286">
            <text:p>0.9238795325</text:p>
          </table:table-cell>
          <table:table-cell table:formula="of:=SIN(RADIANS([.N$1]*[.$A582]*360/256))" office:value-type="float" office:value="0.290284677254462">
            <text:p>0.2902846773</text:p>
          </table:table-cell>
          <table:table-cell table:formula="of:=SIN(RADIANS([.O$1]*[.$A582]*360/256))" office:value-type="float" office:value="-0.98078528040323">
            <text:p>-0.9807852804</text:p>
          </table:table-cell>
          <table:table-cell table:formula="of:=SIN(RADIANS([.P$1]*[.$A582]*360/256))" office:value-type="float" office:value="-0.0980171403295612">
            <text:p>-0.0980171403</text:p>
          </table:table-cell>
          <table:table-cell table:formula="of:=SIN(RADIANS([.Q$1]*[.$A582]*360/256))" office:value-type="float" office:value="1">
            <text:p>1</text:p>
          </table:table-cell>
          <table:table-cell table:formula="of:= [.B582]/1+ [.C582]/2+ [.D582]/3+ [.E582]/4+ [.F582]/5+ [.G582]/6+ [.H582]/7+ [.I582]/8+ [.J582]/9+ [.K582]/10+ [.L582]/11+ [.M582]/12+ [.N582]/13+ [.O582]/14+ [.P582]/15+ [.Q582]/16" office:value-type="float" office:value="0.765793725533483">
            <text:p>0.765793725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SIN(RADIANS([.$A583]*360/256))" office:value-type="float" office:value="0.99247953459871">
            <text:p>0.9924795346</text:p>
          </table:table-cell>
          <table:table-cell table:formula="of:=SIN(RADIANS([.C$1]*[.$A583]*360/256))" office:value-type="float" office:value="-0.242980179903264">
            <text:p>-0.2429801799</text:p>
          </table:table-cell>
          <table:table-cell table:formula="of:=SIN(RADIANS([.D$1]*[.$A583]*360/256))" office:value-type="float" office:value="-0.932992798834739">
            <text:p>-0.9329927988</text:p>
          </table:table-cell>
          <table:table-cell table:formula="of:=SIN(RADIANS([.E$1]*[.$A583]*360/256))" office:value-type="float" office:value="0.471396736825998">
            <text:p>0.4713967368</text:p>
          </table:table-cell>
          <table:table-cell table:formula="of:=SIN(RADIANS([.F$1]*[.$A583]*360/256))" office:value-type="float" office:value="0.817584813151584">
            <text:p>0.8175848132</text:p>
          </table:table-cell>
          <table:table-cell table:formula="of:=SIN(RADIANS([.G$1]*[.$A583]*360/256))" office:value-type="float" office:value="-0.671558954847019">
            <text:p>-0.6715589548</text:p>
          </table:table-cell>
          <table:table-cell table:formula="of:=SIN(RADIANS([.H$1]*[.$A583]*360/256))" office:value-type="float" office:value="-0.653172842953777">
            <text:p>-0.653172843</text:p>
          </table:table-cell>
          <table:table-cell table:formula="of:=SIN(RADIANS([.I$1]*[.$A583]*360/256))" office:value-type="float" office:value="0.831469612302545">
            <text:p>0.8314696123</text:p>
          </table:table-cell>
          <table:table-cell table:formula="of:=SIN(RADIANS([.J$1]*[.$A583]*360/256))" office:value-type="float" office:value="0.449611329654606">
            <text:p>0.4496113297</text:p>
          </table:table-cell>
          <table:table-cell table:formula="of:=SIN(RADIANS([.K$1]*[.$A583]*360/256))" office:value-type="float" office:value="-0.941544065183021">
            <text:p>-0.9415440652</text:p>
          </table:table-cell>
          <table:table-cell table:formula="of:=SIN(RADIANS([.L$1]*[.$A583]*360/256))" office:value-type="float" office:value="-0.219101240156869">
            <text:p>-0.2191012402</text:p>
          </table:table-cell>
          <table:table-cell table:formula="of:=SIN(RADIANS([.M$1]*[.$A583]*360/256))" office:value-type="float" office:value="0.995184726672197">
            <text:p>0.9951847267</text:p>
          </table:table-cell>
          <table:table-cell table:formula="of:=SIN(RADIANS([.N$1]*[.$A583]*360/256))" office:value-type="float" office:value="-0.0245412285229105">
            <text:p>-0.0245412285</text:p>
          </table:table-cell>
          <table:table-cell table:formula="of:=SIN(RADIANS([.O$1]*[.$A583]*360/256))" office:value-type="float" office:value="-0.989176509964781">
            <text:p>-0.98917651</text:p>
          </table:table-cell>
          <table:table-cell table:formula="of:=SIN(RADIANS([.P$1]*[.$A583]*360/256))" office:value-type="float" office:value="0.266712757474897">
            <text:p>0.2667127575</text:p>
          </table:table-cell>
          <table:table-cell table:formula="of:=SIN(RADIANS([.Q$1]*[.$A583]*360/256))" office:value-type="float" office:value="0.923879532511287">
            <text:p>0.9238795325</text:p>
          </table:table-cell>
          <table:table-cell table:formula="of:= [.B583]/1+ [.C583]/2+ [.D583]/3+ [.E583]/4+ [.F583]/5+ [.G583]/6+ [.H583]/7+ [.I583]/8+ [.J583]/9+ [.K583]/10+ [.L583]/11+ [.M583]/12+ [.N583]/13+ [.O583]/14+ [.P583]/15+ [.Q583]/16" office:value-type="float" office:value="0.761851038156785">
            <text:p>0.761851038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SIN(RADIANS([.$A584]*360/256))" office:value-type="float" office:value="0.989176509964781">
            <text:p>0.98917651</text:p>
          </table:table-cell>
          <table:table-cell table:formula="of:=SIN(RADIANS([.C$1]*[.$A584]*360/256))" office:value-type="float" office:value="-0.290284677254462">
            <text:p>-0.2902846773</text:p>
          </table:table-cell>
          <table:table-cell table:formula="of:=SIN(RADIANS([.D$1]*[.$A584]*360/256))" office:value-type="float" office:value="-0.903989293123443">
            <text:p>-0.9039892931</text:p>
          </table:table-cell>
          <table:table-cell table:formula="of:=SIN(RADIANS([.E$1]*[.$A584]*360/256))" office:value-type="float" office:value="0.555570233019602">
            <text:p>0.555570233</text:p>
          </table:table-cell>
          <table:table-cell table:formula="of:=SIN(RADIANS([.F$1]*[.$A584]*360/256))" office:value-type="float" office:value="0.740951125354959">
            <text:p>0.7409511254</text:p>
          </table:table-cell>
          <table:table-cell table:formula="of:=SIN(RADIANS([.G$1]*[.$A584]*360/256))" office:value-type="float" office:value="-0.773010453362737">
            <text:p>-0.7730104534</text:p>
          </table:table-cell>
          <table:table-cell table:formula="of:=SIN(RADIANS([.H$1]*[.$A584]*360/256))" office:value-type="float" office:value="-0.514102744193222">
            <text:p>-0.5141027442</text:p>
          </table:table-cell>
          <table:table-cell table:formula="of:=SIN(RADIANS([.I$1]*[.$A584]*360/256))" office:value-type="float" office:value="0.923879532511286">
            <text:p>0.9238795325</text:p>
          </table:table-cell>
          <table:table-cell table:formula="of:=SIN(RADIANS([.J$1]*[.$A584]*360/256))" office:value-type="float" office:value="0.242980179903264">
            <text:p>0.2429801799</text:p>
          </table:table-cell>
          <table:table-cell table:formula="of:=SIN(RADIANS([.K$1]*[.$A584]*360/256))" office:value-type="float" office:value="-0.995184726672197">
            <text:p>-0.9951847267</text:p>
          </table:table-cell>
          <table:table-cell table:formula="of:=SIN(RADIANS([.L$1]*[.$A584]*360/256))" office:value-type="float" office:value="0.0490676743274189">
            <text:p>0.0490676743</text:p>
          </table:table-cell>
          <table:table-cell table:formula="of:=SIN(RADIANS([.M$1]*[.$A584]*360/256))" office:value-type="float" office:value="0.98078528040323">
            <text:p>0.9807852804</text:p>
          </table:table-cell>
          <table:table-cell table:formula="of:=SIN(RADIANS([.N$1]*[.$A584]*360/256))" office:value-type="float" office:value="-0.33688985339222">
            <text:p>-0.3368898534</text:p>
          </table:table-cell>
          <table:table-cell table:formula="of:=SIN(RADIANS([.O$1]*[.$A584]*360/256))" office:value-type="float" office:value="-0.881921264348355">
            <text:p>-0.8819212643</text:p>
          </table:table-cell>
          <table:table-cell table:formula="of:=SIN(RADIANS([.P$1]*[.$A584]*360/256))" office:value-type="float" office:value="0.595699304492432">
            <text:p>0.5956993045</text:p>
          </table:table-cell>
          <table:table-cell table:formula="of:=SIN(RADIANS([.Q$1]*[.$A584]*360/256))" office:value-type="float" office:value="0.707106781186549">
            <text:p>0.7071067812</text:p>
          </table:table-cell>
          <table:table-cell table:formula="of:= [.B584]/1+ [.C584]/2+ [.D584]/3+ [.E584]/4+ [.F584]/5+ [.G584]/6+ [.H584]/7+ [.I584]/8+ [.J584]/9+ [.K584]/10+ [.L584]/11+ [.M584]/12+ [.N584]/13+ [.O584]/14+ [.P584]/15+ [.Q584]/16" office:value-type="float" office:value="0.751664417246508">
            <text:p>0.7516644172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SIN(RADIANS([.$A585]*360/256))" office:value-type="float" office:value="0.985277642388941">
            <text:p>0.9852776424</text:p>
          </table:table-cell>
          <table:table-cell table:formula="of:=SIN(RADIANS([.C$1]*[.$A585]*360/256))" office:value-type="float" office:value="-0.33688985339222">
            <text:p>-0.3368898534</text:p>
          </table:table-cell>
          <table:table-cell table:formula="of:=SIN(RADIANS([.D$1]*[.$A585]*360/256))" office:value-type="float" office:value="-0.870086991108711">
            <text:p>-0.8700869911</text:p>
          </table:table-cell>
          <table:table-cell table:formula="of:=SIN(RADIANS([.E$1]*[.$A585]*360/256))" office:value-type="float" office:value="0.634393284163646">
            <text:p>0.6343932842</text:p>
          </table:table-cell>
          <table:table-cell table:formula="of:=SIN(RADIANS([.F$1]*[.$A585]*360/256))" office:value-type="float" office:value="0.653172842953777">
            <text:p>0.653172843</text:p>
          </table:table-cell>
          <table:table-cell table:formula="of:=SIN(RADIANS([.G$1]*[.$A585]*360/256))" office:value-type="float" office:value="-0.857728610000272">
            <text:p>-0.85772861</text:p>
          </table:table-cell>
          <table:table-cell table:formula="of:=SIN(RADIANS([.H$1]*[.$A585]*360/256))" office:value-type="float" office:value="-0.359895036534988">
            <text:p>-0.3598950365</text:p>
          </table:table-cell>
          <table:table-cell table:formula="of:=SIN(RADIANS([.I$1]*[.$A585]*360/256))" office:value-type="float" office:value="0.98078528040323">
            <text:p>0.9807852804</text:p>
          </table:table-cell>
          <table:table-cell table:formula="of:=SIN(RADIANS([.J$1]*[.$A585]*360/256))" office:value-type="float" office:value="0.0245412285229119">
            <text:p>0.0245412285</text:p>
          </table:table-cell>
          <table:table-cell table:formula="of:=SIN(RADIANS([.K$1]*[.$A585]*360/256))" office:value-type="float" office:value="-0.989176509964781">
            <text:p>-0.98917651</text:p>
          </table:table-cell>
          <table:table-cell table:formula="of:=SIN(RADIANS([.L$1]*[.$A585]*360/256))" office:value-type="float" office:value="0.313681740398892">
            <text:p>0.3136817404</text:p>
          </table:table-cell>
          <table:table-cell table:formula="of:=SIN(RADIANS([.M$1]*[.$A585]*360/256))" office:value-type="float" office:value="0.881921264348355">
            <text:p>0.8819212643</text:p>
          </table:table-cell>
          <table:table-cell table:formula="of:=SIN(RADIANS([.N$1]*[.$A585]*360/256))" office:value-type="float" office:value="-0.615231590580628">
            <text:p>-0.6152315906</text:p>
          </table:table-cell>
          <table:table-cell table:formula="of:=SIN(RADIANS([.O$1]*[.$A585]*360/256))" office:value-type="float" office:value="-0.671558954847019">
            <text:p>-0.6715589548</text:p>
          </table:table-cell>
          <table:table-cell table:formula="of:=SIN(RADIANS([.P$1]*[.$A585]*360/256))" office:value-type="float" office:value="0.844853565249706">
            <text:p>0.8448535652</text:p>
          </table:table-cell>
          <table:table-cell table:formula="of:=SIN(RADIANS([.Q$1]*[.$A585]*360/256))" office:value-type="float" office:value="0.38268343236509">
            <text:p>0.3826834324</text:p>
          </table:table-cell>
          <table:table-cell table:formula="of:= [.B585]/1+ [.C585]/2+ [.D585]/3+ [.E585]/4+ [.F585]/5+ [.G585]/6+ [.H585]/7+ [.I585]/8+ [.J585]/9+ [.K585]/10+ [.L585]/11+ [.M585]/12+ [.N585]/13+ [.O585]/14+ [.P585]/15+ [.Q585]/16" office:value-type="float" office:value="0.735032817877244">
            <text:p>0.735032817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SIN(RADIANS([.$A586]*360/256))" office:value-type="float" office:value="0.98078528040323">
            <text:p>0.9807852804</text:p>
          </table:table-cell>
          <table:table-cell table:formula="of:=SIN(RADIANS([.C$1]*[.$A586]*360/256))" office:value-type="float" office:value="-0.38268343236509">
            <text:p>-0.3826834324</text:p>
          </table:table-cell>
          <table:table-cell table:formula="of:=SIN(RADIANS([.D$1]*[.$A586]*360/256))" office:value-type="float" office:value="-0.831469612302545">
            <text:p>-0.8314696123</text:p>
          </table:table-cell>
          <table:table-cell table:formula="of:=SIN(RADIANS([.E$1]*[.$A586]*360/256))" office:value-type="float" office:value="0.707106781186547">
            <text:p>0.7071067812</text:p>
          </table:table-cell>
          <table:table-cell table:formula="of:=SIN(RADIANS([.F$1]*[.$A586]*360/256))" office:value-type="float" office:value="0.555570233019602">
            <text:p>0.555570233</text:p>
          </table:table-cell>
          <table:table-cell table:formula="of:=SIN(RADIANS([.G$1]*[.$A586]*360/256))" office:value-type="float" office:value="-0.923879532511286">
            <text:p>-0.9238795325</text:p>
          </table:table-cell>
          <table:table-cell table:formula="of:=SIN(RADIANS([.H$1]*[.$A586]*360/256))" office:value-type="float" office:value="-0.195090322016128">
            <text:p>-0.195090322</text:p>
          </table:table-cell>
          <table:table-cell table:formula="of:=SIN(RADIANS([.I$1]*[.$A586]*360/256))" office:value-type="float" office:value="1">
            <text:p>1</text:p>
          </table:table-cell>
          <table:table-cell table:formula="of:=SIN(RADIANS([.J$1]*[.$A586]*360/256))" office:value-type="float" office:value="-0.195090322016129">
            <text:p>-0.195090322</text:p>
          </table:table-cell>
          <table:table-cell table:formula="of:=SIN(RADIANS([.K$1]*[.$A586]*360/256))" office:value-type="float" office:value="-0.923879532511287">
            <text:p>-0.9238795325</text:p>
          </table:table-cell>
          <table:table-cell table:formula="of:=SIN(RADIANS([.L$1]*[.$A586]*360/256))" office:value-type="float" office:value="0.555570233019603">
            <text:p>0.555570233</text:p>
          </table:table-cell>
          <table:table-cell table:formula="of:=SIN(RADIANS([.M$1]*[.$A586]*360/256))" office:value-type="float" office:value="0.707106781186549">
            <text:p>0.7071067812</text:p>
          </table:table-cell>
          <table:table-cell table:formula="of:=SIN(RADIANS([.N$1]*[.$A586]*360/256))" office:value-type="float" office:value="-0.831469612302545">
            <text:p>-0.8314696123</text:p>
          </table:table-cell>
          <table:table-cell table:formula="of:=SIN(RADIANS([.O$1]*[.$A586]*360/256))" office:value-type="float" office:value="-0.382683432365089">
            <text:p>-0.3826834324</text:p>
          </table:table-cell>
          <table:table-cell table:formula="of:=SIN(RADIANS([.P$1]*[.$A586]*360/256))" office:value-type="float" office:value="0.98078528040323">
            <text:p>0.9807852804</text:p>
          </table:table-cell>
          <table:table-cell table:formula="of:=SIN(RADIANS([.Q$1]*[.$A586]*360/256))" office:value-type="float" office:value="1.10218211923262E-015">
            <text:p>1.10218211923262E-015</text:p>
          </table:table-cell>
          <table:table-cell table:formula="of:= [.B586]/1+ [.C586]/2+ [.D586]/3+ [.E586]/4+ [.F586]/5+ [.G586]/6+ [.H586]/7+ [.I586]/8+ [.J586]/9+ [.K586]/10+ [.L586]/11+ [.M586]/12+ [.N586]/13+ [.O586]/14+ [.P586]/15+ [.Q586]/16" office:value-type="float" office:value="0.712787048351666">
            <text:p>0.712787048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SIN(RADIANS([.$A587]*360/256))" office:value-type="float" office:value="0.975702130038528">
            <text:p>0.97570213</text:p>
          </table:table-cell>
          <table:table-cell table:formula="of:=SIN(RADIANS([.C$1]*[.$A587]*360/256))" office:value-type="float" office:value="-0.427555093430282">
            <text:p>-0.4275550934</text:p>
          </table:table-cell>
          <table:table-cell table:formula="of:=SIN(RADIANS([.D$1]*[.$A587]*360/256))" office:value-type="float" office:value="-0.788346427626606">
            <text:p>-0.7883464276</text:p>
          </table:table-cell>
          <table:table-cell table:formula="of:=SIN(RADIANS([.E$1]*[.$A587]*360/256))" office:value-type="float" office:value="0.773010453362737">
            <text:p>0.7730104534</text:p>
          </table:table-cell>
          <table:table-cell table:formula="of:=SIN(RADIANS([.F$1]*[.$A587]*360/256))" office:value-type="float" office:value="0.449611329654606">
            <text:p>0.4496113297</text:p>
          </table:table-cell>
          <table:table-cell table:formula="of:=SIN(RADIANS([.G$1]*[.$A587]*360/256))" office:value-type="float" office:value="-0.970031253194544">
            <text:p>-0.9700312532</text:p>
          </table:table-cell>
          <table:table-cell table:formula="of:=SIN(RADIANS([.H$1]*[.$A587]*360/256))" office:value-type="float" office:value="-0.0245412285229118">
            <text:p>-0.0245412285</text:p>
          </table:table-cell>
          <table:table-cell table:formula="of:=SIN(RADIANS([.I$1]*[.$A587]*360/256))" office:value-type="float" office:value="0.98078528040323">
            <text:p>0.9807852804</text:p>
          </table:table-cell>
          <table:table-cell table:formula="of:=SIN(RADIANS([.J$1]*[.$A587]*360/256))" office:value-type="float" office:value="-0.40524131400499">
            <text:p>-0.405241314</text:p>
          </table:table-cell>
          <table:table-cell table:formula="of:=SIN(RADIANS([.K$1]*[.$A587]*360/256))" office:value-type="float" office:value="-0.803207531480645">
            <text:p>-0.8032075315</text:p>
          </table:table-cell>
          <table:table-cell table:formula="of:=SIN(RADIANS([.L$1]*[.$A587]*360/256))" office:value-type="float" office:value="0.757208846506485">
            <text:p>0.7572088465</text:p>
          </table:table-cell>
          <table:table-cell table:formula="of:=SIN(RADIANS([.M$1]*[.$A587]*360/256))" office:value-type="float" office:value="0.471396736825997">
            <text:p>0.4713967368</text:p>
          </table:table-cell>
          <table:table-cell table:formula="of:=SIN(RADIANS([.N$1]*[.$A587]*360/256))" office:value-type="float" office:value="-0.96377606579544">
            <text:p>-0.9637760658</text:p>
          </table:table-cell>
          <table:table-cell table:formula="of:=SIN(RADIANS([.O$1]*[.$A587]*360/256))" office:value-type="float" office:value="-0.0490676743274171">
            <text:p>-0.0490676743</text:p>
          </table:table-cell>
          <table:table-cell table:formula="of:=SIN(RADIANS([.P$1]*[.$A587]*360/256))" office:value-type="float" office:value="0.985277642388941">
            <text:p>0.9852776424</text:p>
          </table:table-cell>
          <table:table-cell table:formula="of:=SIN(RADIANS([.Q$1]*[.$A587]*360/256))" office:value-type="float" office:value="-0.382683432365091">
            <text:p>-0.3826834324</text:p>
          </table:table-cell>
          <table:table-cell table:formula="of:= [.B587]/1+ [.C587]/2+ [.D587]/3+ [.E587]/4+ [.F587]/5+ [.G587]/6+ [.H587]/7+ [.I587]/8+ [.J587]/9+ [.K587]/10+ [.L587]/11+ [.M587]/12+ [.N587]/13+ [.O587]/14+ [.P587]/15+ [.Q587]/16" office:value-type="float" office:value="0.686636385543002">
            <text:p>0.6866363855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SIN(RADIANS([.$A588]*360/256))" office:value-type="float" office:value="0.970031253194544">
            <text:p>0.9700312532</text:p>
          </table:table-cell>
          <table:table-cell table:formula="of:=SIN(RADIANS([.C$1]*[.$A588]*360/256))" office:value-type="float" office:value="-0.471396736825998">
            <text:p>-0.4713967368</text:p>
          </table:table-cell>
          <table:table-cell table:formula="of:=SIN(RADIANS([.D$1]*[.$A588]*360/256))" office:value-type="float" office:value="-0.740951125354959">
            <text:p>-0.7409511254</text:p>
          </table:table-cell>
          <table:table-cell table:formula="of:=SIN(RADIANS([.E$1]*[.$A588]*360/256))" office:value-type="float" office:value="0.831469612302545">
            <text:p>0.8314696123</text:p>
          </table:table-cell>
          <table:table-cell table:formula="of:=SIN(RADIANS([.F$1]*[.$A588]*360/256))" office:value-type="float" office:value="0.336889853392221">
            <text:p>0.3368898534</text:p>
          </table:table-cell>
          <table:table-cell table:formula="of:=SIN(RADIANS([.G$1]*[.$A588]*360/256))" office:value-type="float" office:value="-0.995184726672197">
            <text:p>-0.9951847267</text:p>
          </table:table-cell>
          <table:table-cell table:formula="of:=SIN(RADIANS([.H$1]*[.$A588]*360/256))" office:value-type="float" office:value="0.146730474455361">
            <text:p>0.1467304745</text:p>
          </table:table-cell>
          <table:table-cell table:formula="of:=SIN(RADIANS([.I$1]*[.$A588]*360/256))" office:value-type="float" office:value="0.923879532511287">
            <text:p>0.9238795325</text:p>
          </table:table-cell>
          <table:table-cell table:formula="of:=SIN(RADIANS([.J$1]*[.$A588]*360/256))" office:value-type="float" office:value="-0.595699304492432">
            <text:p>-0.5956993045</text:p>
          </table:table-cell>
          <table:table-cell table:formula="of:=SIN(RADIANS([.K$1]*[.$A588]*360/256))" office:value-type="float" office:value="-0.634393284163647">
            <text:p>-0.6343932842</text:p>
          </table:table-cell>
          <table:table-cell table:formula="of:=SIN(RADIANS([.L$1]*[.$A588]*360/256))" office:value-type="float" office:value="0.903989293123444">
            <text:p>0.9039892931</text:p>
          </table:table-cell>
          <table:table-cell table:formula="of:=SIN(RADIANS([.M$1]*[.$A588]*360/256))" office:value-type="float" office:value="0.195090322016128">
            <text:p>0.195090322</text:p>
          </table:table-cell>
          <table:table-cell table:formula="of:=SIN(RADIANS([.N$1]*[.$A588]*360/256))" office:value-type="float" office:value="-0.998795456205172">
            <text:p>-0.9987954562</text:p>
          </table:table-cell>
          <table:table-cell table:formula="of:=SIN(RADIANS([.O$1]*[.$A588]*360/256))" office:value-type="float" office:value="0.29028467725446">
            <text:p>0.2902846773</text:p>
          </table:table-cell>
          <table:table-cell table:formula="of:=SIN(RADIANS([.P$1]*[.$A588]*360/256))" office:value-type="float" office:value="0.857728610000272">
            <text:p>0.85772861</text:p>
          </table:table-cell>
          <table:table-cell table:formula="of:=SIN(RADIANS([.Q$1]*[.$A588]*360/256))" office:value-type="float" office:value="-0.707106781186547">
            <text:p>-0.7071067812</text:p>
          </table:table-cell>
          <table:table-cell table:formula="of:= [.B588]/1+ [.C588]/2+ [.D588]/3+ [.E588]/4+ [.F588]/5+ [.G588]/6+ [.H588]/7+ [.I588]/8+ [.J588]/9+ [.K588]/10+ [.L588]/11+ [.M588]/12+ [.N588]/13+ [.O588]/14+ [.P588]/15+ [.Q588]/16" office:value-type="float" office:value="0.658879032129055">
            <text:p>0.658879032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SIN(RADIANS([.$A589]*360/256))" office:value-type="float" office:value="0.96377606579544">
            <text:p>0.9637760658</text:p>
          </table:table-cell>
          <table:table-cell table:formula="of:=SIN(RADIANS([.C$1]*[.$A589]*360/256))" office:value-type="float" office:value="-0.514102744193222">
            <text:p>-0.5141027442</text:p>
          </table:table-cell>
          <table:table-cell table:formula="of:=SIN(RADIANS([.D$1]*[.$A589]*360/256))" office:value-type="float" office:value="-0.689540544737067">
            <text:p>-0.6895405447</text:p>
          </table:table-cell>
          <table:table-cell table:formula="of:=SIN(RADIANS([.E$1]*[.$A589]*360/256))" office:value-type="float" office:value="0.881921264348355">
            <text:p>0.8819212643</text:p>
          </table:table-cell>
          <table:table-cell table:formula="of:=SIN(RADIANS([.F$1]*[.$A589]*360/256))" office:value-type="float" office:value="0.21910124015687">
            <text:p>0.2191012402</text:p>
          </table:table-cell>
          <table:table-cell table:formula="of:=SIN(RADIANS([.G$1]*[.$A589]*360/256))" office:value-type="float" office:value="-0.998795456205172">
            <text:p>-0.9987954562</text:p>
          </table:table-cell>
          <table:table-cell table:formula="of:=SIN(RADIANS([.H$1]*[.$A589]*360/256))" office:value-type="float" office:value="0.313681740398891">
            <text:p>0.3136817404</text:p>
          </table:table-cell>
          <table:table-cell table:formula="of:=SIN(RADIANS([.I$1]*[.$A589]*360/256))" office:value-type="float" office:value="0.831469612302546">
            <text:p>0.8314696123</text:p>
          </table:table-cell>
          <table:table-cell table:formula="of:=SIN(RADIANS([.J$1]*[.$A589]*360/256))" office:value-type="float" office:value="-0.757208846506485">
            <text:p>-0.7572088465</text:p>
          </table:table-cell>
          <table:table-cell table:formula="of:=SIN(RADIANS([.K$1]*[.$A589]*360/256))" office:value-type="float" office:value="-0.427555093430283">
            <text:p>-0.4275550934</text:p>
          </table:table-cell>
          <table:table-cell table:formula="of:=SIN(RADIANS([.L$1]*[.$A589]*360/256))" office:value-type="float" office:value="0.985277642388941">
            <text:p>0.9852776424</text:p>
          </table:table-cell>
          <table:table-cell table:formula="of:=SIN(RADIANS([.M$1]*[.$A589]*360/256))" office:value-type="float" office:value="-0.0980171403295594">
            <text:p>-0.0980171403</text:p>
          </table:table-cell>
          <table:table-cell table:formula="of:=SIN(RADIANS([.N$1]*[.$A589]*360/256))" office:value-type="float" office:value="-0.932992798834739">
            <text:p>-0.9329927988</text:p>
          </table:table-cell>
          <table:table-cell table:formula="of:=SIN(RADIANS([.O$1]*[.$A589]*360/256))" office:value-type="float" office:value="0.595699304492432">
            <text:p>0.5956993045</text:p>
          </table:table-cell>
          <table:table-cell table:formula="of:=SIN(RADIANS([.P$1]*[.$A589]*360/256))" office:value-type="float" office:value="0.615231590580627">
            <text:p>0.6152315906</text:p>
          </table:table-cell>
          <table:table-cell table:formula="of:=SIN(RADIANS([.Q$1]*[.$A589]*360/256))" office:value-type="float" office:value="-0.923879532511286">
            <text:p>-0.9238795325</text:p>
          </table:table-cell>
          <table:table-cell table:formula="of:= [.B589]/1+ [.C589]/2+ [.D589]/3+ [.E589]/4+ [.F589]/5+ [.G589]/6+ [.H589]/7+ [.I589]/8+ [.J589]/9+ [.K589]/10+ [.L589]/11+ [.M589]/12+ [.N589]/13+ [.O589]/14+ [.P589]/15+ [.Q589]/16" office:value-type="float" office:value="0.632024895132908">
            <text:p>0.632024895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SIN(RADIANS([.$A590]*360/256))" office:value-type="float" office:value="0.956940335732209">
            <text:p>0.9569403357</text:p>
          </table:table-cell>
          <table:table-cell table:formula="of:=SIN(RADIANS([.C$1]*[.$A590]*360/256))" office:value-type="float" office:value="-0.555570233019602">
            <text:p>-0.555570233</text:p>
          </table:table-cell>
          <table:table-cell table:formula="of:=SIN(RADIANS([.D$1]*[.$A590]*360/256))" office:value-type="float" office:value="-0.634393284163645">
            <text:p>-0.6343932842</text:p>
          </table:table-cell>
          <table:table-cell table:formula="of:=SIN(RADIANS([.E$1]*[.$A590]*360/256))" office:value-type="float" office:value="0.923879532511287">
            <text:p>0.9238795325</text:p>
          </table:table-cell>
          <table:table-cell table:formula="of:=SIN(RADIANS([.F$1]*[.$A590]*360/256))" office:value-type="float" office:value="0.0980171403295606">
            <text:p>0.0980171403</text:p>
          </table:table-cell>
          <table:table-cell table:formula="of:=SIN(RADIANS([.G$1]*[.$A590]*360/256))" office:value-type="float" office:value="-0.98078528040323">
            <text:p>-0.9807852804</text:p>
          </table:table-cell>
          <table:table-cell table:formula="of:=SIN(RADIANS([.H$1]*[.$A590]*360/256))" office:value-type="float" office:value="0.471396736825997">
            <text:p>0.4713967368</text:p>
          </table:table-cell>
          <table:table-cell table:formula="of:=SIN(RADIANS([.I$1]*[.$A590]*360/256))" office:value-type="float" office:value="0.707106781186547">
            <text:p>0.7071067812</text:p>
          </table:table-cell>
          <table:table-cell table:formula="of:=SIN(RADIANS([.J$1]*[.$A590]*360/256))" office:value-type="float" office:value="-0.881921264348355">
            <text:p>-0.8819212643</text:p>
          </table:table-cell>
          <table:table-cell table:formula="of:=SIN(RADIANS([.K$1]*[.$A590]*360/256))" office:value-type="float" office:value="-0.195090322016128">
            <text:p>-0.195090322</text:p>
          </table:table-cell>
          <table:table-cell table:formula="of:=SIN(RADIANS([.L$1]*[.$A590]*360/256))" office:value-type="float" office:value="0.995184726672197">
            <text:p>0.9951847267</text:p>
          </table:table-cell>
          <table:table-cell table:formula="of:=SIN(RADIANS([.M$1]*[.$A590]*360/256))" office:value-type="float" office:value="-0.382683432365091">
            <text:p>-0.3826834324</text:p>
          </table:table-cell>
          <table:table-cell table:formula="of:=SIN(RADIANS([.N$1]*[.$A590]*360/256))" office:value-type="float" office:value="-0.773010453362738">
            <text:p>-0.7730104534</text:p>
          </table:table-cell>
          <table:table-cell table:formula="of:=SIN(RADIANS([.O$1]*[.$A590]*360/256))" office:value-type="float" office:value="0.831469612302545">
            <text:p>0.8314696123</text:p>
          </table:table-cell>
          <table:table-cell table:formula="of:=SIN(RADIANS([.P$1]*[.$A590]*360/256))" office:value-type="float" office:value="0.290284677254462">
            <text:p>0.2902846773</text:p>
          </table:table-cell>
          <table:table-cell table:formula="of:=SIN(RADIANS([.Q$1]*[.$A590]*360/256))" office:value-type="float" office:value="-1">
            <text:p>-1</text:p>
          </table:table-cell>
          <table:table-cell table:formula="of:= [.B590]/1+ [.C590]/2+ [.D590]/3+ [.E590]/4+ [.F590]/5+ [.G590]/6+ [.H590]/7+ [.I590]/8+ [.J590]/9+ [.K590]/10+ [.L590]/11+ [.M590]/12+ [.N590]/13+ [.O590]/14+ [.P590]/15+ [.Q590]/16" office:value-type="float" office:value="0.608392052390237">
            <text:p>0.6083920524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SIN(RADIANS([.$A591]*360/256))" office:value-type="float" office:value="0.949528180593037">
            <text:p>0.9495281806</text:p>
          </table:table-cell>
          <table:table-cell table:formula="of:=SIN(RADIANS([.C$1]*[.$A591]*360/256))" office:value-type="float" office:value="-0.595699304492433">
            <text:p>-0.5956993045</text:p>
          </table:table-cell>
          <table:table-cell table:formula="of:=SIN(RADIANS([.D$1]*[.$A591]*360/256))" office:value-type="float" office:value="-0.575808191417845">
            <text:p>-0.5758081914</text:p>
          </table:table-cell>
          <table:table-cell table:formula="of:=SIN(RADIANS([.E$1]*[.$A591]*360/256))" office:value-type="float" office:value="0.956940335732209">
            <text:p>0.9569403357</text:p>
          </table:table-cell>
          <table:table-cell table:formula="of:=SIN(RADIANS([.F$1]*[.$A591]*360/256))" office:value-type="float" office:value="-0.0245412285229127">
            <text:p>-0.0245412285</text:p>
          </table:table-cell>
          <table:table-cell table:formula="of:=SIN(RADIANS([.G$1]*[.$A591]*360/256))" office:value-type="float" office:value="-0.941544065183021">
            <text:p>-0.9415440652</text:p>
          </table:table-cell>
          <table:table-cell table:formula="of:=SIN(RADIANS([.H$1]*[.$A591]*360/256))" office:value-type="float" office:value="0.615231590580627">
            <text:p>0.6152315906</text:p>
          </table:table-cell>
          <table:table-cell table:formula="of:=SIN(RADIANS([.I$1]*[.$A591]*360/256))" office:value-type="float" office:value="0.555570233019602">
            <text:p>0.555570233</text:p>
          </table:table-cell>
          <table:table-cell table:formula="of:=SIN(RADIANS([.J$1]*[.$A591]*360/256))" office:value-type="float" office:value="-0.96377606579544">
            <text:p>-0.9637760658</text:p>
          </table:table-cell>
          <table:table-cell table:formula="of:=SIN(RADIANS([.K$1]*[.$A591]*360/256))" office:value-type="float" office:value="0.0490676743274189">
            <text:p>0.0490676743</text:p>
          </table:table-cell>
          <table:table-cell table:formula="of:=SIN(RADIANS([.L$1]*[.$A591]*360/256))" office:value-type="float" office:value="0.932992798834739">
            <text:p>0.9329927988</text:p>
          </table:table-cell>
          <table:table-cell table:formula="of:=SIN(RADIANS([.M$1]*[.$A591]*360/256))" office:value-type="float" office:value="-0.634393284163646">
            <text:p>-0.6343932842</text:p>
          </table:table-cell>
          <table:table-cell table:formula="of:=SIN(RADIANS([.N$1]*[.$A591]*360/256))" office:value-type="float" office:value="-0.534997619887097">
            <text:p>-0.5349976199</text:p>
          </table:table-cell>
          <table:table-cell table:formula="of:=SIN(RADIANS([.O$1]*[.$A591]*360/256))" office:value-type="float" office:value="0.970031253194544">
            <text:p>0.9700312532</text:p>
          </table:table-cell>
          <table:table-cell table:formula="of:=SIN(RADIANS([.P$1]*[.$A591]*360/256))" office:value-type="float" office:value="-0.073564563599667">
            <text:p>-0.0735645636</text:p>
          </table:table-cell>
          <table:table-cell table:formula="of:=SIN(RADIANS([.Q$1]*[.$A591]*360/256))" office:value-type="float" office:value="-0.923879532511287">
            <text:p>-0.9238795325</text:p>
          </table:table-cell>
          <table:table-cell table:formula="of:= [.B591]/1+ [.C591]/2+ [.D591]/3+ [.E591]/4+ [.F591]/5+ [.G591]/6+ [.H591]/7+ [.I591]/8+ [.J591]/9+ [.K591]/10+ [.L591]/11+ [.M591]/12+ [.N591]/13+ [.O591]/14+ [.P591]/15+ [.Q591]/16" office:value-type="float" office:value="0.589741264878413">
            <text:p>0.5897412649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SIN(RADIANS([.$A592]*360/256))" office:value-type="float" office:value="0.941544065183021">
            <text:p>0.9415440652</text:p>
          </table:table-cell>
          <table:table-cell table:formula="of:=SIN(RADIANS([.C$1]*[.$A592]*360/256))" office:value-type="float" office:value="-0.634393284163645">
            <text:p>-0.6343932842</text:p>
          </table:table-cell>
          <table:table-cell table:formula="of:=SIN(RADIANS([.D$1]*[.$A592]*360/256))" office:value-type="float" office:value="-0.514102744193222">
            <text:p>-0.5141027442</text:p>
          </table:table-cell>
          <table:table-cell table:formula="of:=SIN(RADIANS([.E$1]*[.$A592]*360/256))" office:value-type="float" office:value="0.98078528040323">
            <text:p>0.9807852804</text:p>
          </table:table-cell>
          <table:table-cell table:formula="of:=SIN(RADIANS([.F$1]*[.$A592]*360/256))" office:value-type="float" office:value="-0.146730474455361">
            <text:p>-0.1467304745</text:p>
          </table:table-cell>
          <table:table-cell table:formula="of:=SIN(RADIANS([.G$1]*[.$A592]*360/256))" office:value-type="float" office:value="-0.881921264348355">
            <text:p>-0.8819212643</text:p>
          </table:table-cell>
          <table:table-cell table:formula="of:=SIN(RADIANS([.H$1]*[.$A592]*360/256))" office:value-type="float" office:value="0.740951125354959">
            <text:p>0.7409511254</text:p>
          </table:table-cell>
          <table:table-cell table:formula="of:=SIN(RADIANS([.I$1]*[.$A592]*360/256))" office:value-type="float" office:value="0.382683432365091">
            <text:p>0.3826834324</text:p>
          </table:table-cell>
          <table:table-cell table:formula="of:=SIN(RADIANS([.J$1]*[.$A592]*360/256))" office:value-type="float" office:value="-0.998795456205172">
            <text:p>-0.9987954562</text:p>
          </table:table-cell>
          <table:table-cell table:formula="of:=SIN(RADIANS([.K$1]*[.$A592]*360/256))" office:value-type="float" office:value="0.290284677254461">
            <text:p>0.2902846773</text:p>
          </table:table-cell>
          <table:table-cell table:formula="of:=SIN(RADIANS([.L$1]*[.$A592]*360/256))" office:value-type="float" office:value="0.803207531480645">
            <text:p>0.8032075315</text:p>
          </table:table-cell>
          <table:table-cell table:formula="of:=SIN(RADIANS([.M$1]*[.$A592]*360/256))" office:value-type="float" office:value="-0.831469612302545">
            <text:p>-0.8314696123</text:p>
          </table:table-cell>
          <table:table-cell table:formula="of:=SIN(RADIANS([.N$1]*[.$A592]*360/256))" office:value-type="float" office:value="-0.242980179903266">
            <text:p>-0.2429801799</text:p>
          </table:table-cell>
          <table:table-cell table:formula="of:=SIN(RADIANS([.O$1]*[.$A592]*360/256))" office:value-type="float" office:value="0.995184726672197">
            <text:p>0.9951847267</text:p>
          </table:table-cell>
          <table:table-cell table:formula="of:=SIN(RADIANS([.P$1]*[.$A592]*360/256))" office:value-type="float" office:value="-0.427555093430281">
            <text:p>-0.4275550934</text:p>
          </table:table-cell>
          <table:table-cell table:formula="of:=SIN(RADIANS([.Q$1]*[.$A592]*360/256))" office:value-type="float" office:value="-0.707106781186549">
            <text:p>-0.7071067812</text:p>
          </table:table-cell>
          <table:table-cell table:formula="of:= [.B592]/1+ [.C592]/2+ [.D592]/3+ [.E592]/4+ [.F592]/5+ [.G592]/6+ [.H592]/7+ [.I592]/8+ [.J592]/9+ [.K592]/10+ [.L592]/11+ [.M592]/12+ [.N592]/13+ [.O592]/14+ [.P592]/15+ [.Q592]/16" office:value-type="float" office:value="0.577005699830621">
            <text:p>0.5770056998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SIN(RADIANS([.$A593]*360/256))" office:value-type="float" office:value="0.932992798834739">
            <text:p>0.9329927988</text:p>
          </table:table-cell>
          <table:table-cell table:formula="of:=SIN(RADIANS([.C$1]*[.$A593]*360/256))" office:value-type="float" office:value="-0.671558954847018">
            <text:p>-0.6715589548</text:p>
          </table:table-cell>
          <table:table-cell table:formula="of:=SIN(RADIANS([.D$1]*[.$A593]*360/256))" office:value-type="float" office:value="-0.449611329654607">
            <text:p>-0.4496113297</text:p>
          </table:table-cell>
          <table:table-cell table:formula="of:=SIN(RADIANS([.E$1]*[.$A593]*360/256))" office:value-type="float" office:value="0.995184726672197">
            <text:p>0.9951847267</text:p>
          </table:table-cell>
          <table:table-cell table:formula="of:=SIN(RADIANS([.F$1]*[.$A593]*360/256))" office:value-type="float" office:value="-0.266712757474898">
            <text:p>-0.2667127575</text:p>
          </table:table-cell>
          <table:table-cell table:formula="of:=SIN(RADIANS([.G$1]*[.$A593]*360/256))" office:value-type="float" office:value="-0.803207531480645">
            <text:p>-0.8032075315</text:p>
          </table:table-cell>
          <table:table-cell table:formula="of:=SIN(RADIANS([.H$1]*[.$A593]*360/256))" office:value-type="float" office:value="0.844853565249707">
            <text:p>0.8448535652</text:p>
          </table:table-cell>
          <table:table-cell table:formula="of:=SIN(RADIANS([.I$1]*[.$A593]*360/256))" office:value-type="float" office:value="0.195090322016128">
            <text:p>0.195090322</text:p>
          </table:table-cell>
          <table:table-cell table:formula="of:=SIN(RADIANS([.J$1]*[.$A593]*360/256))" office:value-type="float" office:value="-0.985277642388941">
            <text:p>-0.9852776424</text:p>
          </table:table-cell>
          <table:table-cell table:formula="of:=SIN(RADIANS([.K$1]*[.$A593]*360/256))" office:value-type="float" office:value="0.514102744193221">
            <text:p>0.5141027442</text:p>
          </table:table-cell>
          <table:table-cell table:formula="of:=SIN(RADIANS([.L$1]*[.$A593]*360/256))" office:value-type="float" office:value="0.615231590580626">
            <text:p>0.6152315906</text:p>
          </table:table-cell>
          <table:table-cell table:formula="of:=SIN(RADIANS([.M$1]*[.$A593]*360/256))" office:value-type="float" office:value="-0.956940335732208">
            <text:p>-0.9569403357</text:p>
          </table:table-cell>
          <table:table-cell table:formula="of:=SIN(RADIANS([.N$1]*[.$A593]*360/256))" office:value-type="float" office:value="0.0735645635996671">
            <text:p>0.0735645636</text:p>
          </table:table-cell>
          <table:table-cell table:formula="of:=SIN(RADIANS([.O$1]*[.$A593]*360/256))" office:value-type="float" office:value="0.903989293123443">
            <text:p>0.9039892931</text:p>
          </table:table-cell>
          <table:table-cell table:formula="of:=SIN(RADIANS([.P$1]*[.$A593]*360/256))" office:value-type="float" office:value="-0.724247082951466">
            <text:p>-0.724247083</text:p>
          </table:table-cell>
          <table:table-cell table:formula="of:=SIN(RADIANS([.Q$1]*[.$A593]*360/256))" office:value-type="float" office:value="-0.38268343236509">
            <text:p>-0.3826834324</text:p>
          </table:table-cell>
          <table:table-cell table:formula="of:= [.B593]/1+ [.C593]/2+ [.D593]/3+ [.E593]/4+ [.F593]/5+ [.G593]/6+ [.H593]/7+ [.I593]/8+ [.J593]/9+ [.K593]/10+ [.L593]/11+ [.M593]/12+ [.N593]/13+ [.O593]/14+ [.P593]/15+ [.Q593]/16" office:value-type="float" office:value="0.570156963602894">
            <text:p>0.570156963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SIN(RADIANS([.$A594]*360/256))" office:value-type="float" office:value="0.923879532511287">
            <text:p>0.9238795325</text:p>
          </table:table-cell>
          <table:table-cell table:formula="of:=SIN(RADIANS([.C$1]*[.$A594]*360/256))" office:value-type="float" office:value="-0.707106781186547">
            <text:p>-0.7071067812</text:p>
          </table:table-cell>
          <table:table-cell table:formula="of:=SIN(RADIANS([.D$1]*[.$A594]*360/256))" office:value-type="float" office:value="-0.38268343236509">
            <text:p>-0.3826834324</text:p>
          </table:table-cell>
          <table:table-cell table:formula="of:=SIN(RADIANS([.E$1]*[.$A594]*360/256))" office:value-type="float" office:value="1">
            <text:p>1</text:p>
          </table:table-cell>
          <table:table-cell table:formula="of:=SIN(RADIANS([.F$1]*[.$A594]*360/256))" office:value-type="float" office:value="-0.38268343236509">
            <text:p>-0.3826834324</text:p>
          </table:table-cell>
          <table:table-cell table:formula="of:=SIN(RADIANS([.G$1]*[.$A594]*360/256))" office:value-type="float" office:value="-0.707106781186547">
            <text:p>-0.7071067812</text:p>
          </table:table-cell>
          <table:table-cell table:formula="of:=SIN(RADIANS([.H$1]*[.$A594]*360/256))" office:value-type="float" office:value="0.923879532511286">
            <text:p>0.9238795325</text:p>
          </table:table-cell>
          <table:table-cell table:formula="of:=SIN(RADIANS([.I$1]*[.$A594]*360/256))" office:value-type="float" office:value="6.12323399573677E-016">
            <text:p>6.12323399573677E-016</text:p>
          </table:table-cell>
          <table:table-cell table:formula="of:=SIN(RADIANS([.J$1]*[.$A594]*360/256))" office:value-type="float" office:value="-0.923879532511287">
            <text:p>-0.9238795325</text:p>
          </table:table-cell>
          <table:table-cell table:formula="of:=SIN(RADIANS([.K$1]*[.$A594]*360/256))" office:value-type="float" office:value="0.707106781186548">
            <text:p>0.7071067812</text:p>
          </table:table-cell>
          <table:table-cell table:formula="of:=SIN(RADIANS([.L$1]*[.$A594]*360/256))" office:value-type="float" office:value="0.382683432365089">
            <text:p>0.3826834324</text:p>
          </table:table-cell>
          <table:table-cell table:formula="of:=SIN(RADIANS([.M$1]*[.$A594]*360/256))" office:value-type="float" office:value="-1">
            <text:p>-1</text:p>
          </table:table-cell>
          <table:table-cell table:formula="of:=SIN(RADIANS([.N$1]*[.$A594]*360/256))" office:value-type="float" office:value="0.382683432365091">
            <text:p>0.3826834324</text:p>
          </table:table-cell>
          <table:table-cell table:formula="of:=SIN(RADIANS([.O$1]*[.$A594]*360/256))" office:value-type="float" office:value="0.707106781186549">
            <text:p>0.7071067812</text:p>
          </table:table-cell>
          <table:table-cell table:formula="of:=SIN(RADIANS([.P$1]*[.$A594]*360/256))" office:value-type="float" office:value="-0.923879532511286">
            <text:p>-0.9238795325</text:p>
          </table:table-cell>
          <table:table-cell table:formula="of:=SIN(RADIANS([.Q$1]*[.$A594]*360/256))" office:value-type="float" office:value="-1.22464679914735E-015">
            <text:p>-1.22464679914735E-015</text:p>
          </table:table-cell>
          <table:table-cell table:formula="of:= [.B594]/1+ [.C594]/2+ [.D594]/3+ [.E594]/4+ [.F594]/5+ [.G594]/6+ [.H594]/7+ [.I594]/8+ [.J594]/9+ [.K594]/10+ [.L594]/11+ [.M594]/12+ [.N594]/13+ [.O594]/14+ [.P594]/15+ [.Q594]/16" office:value-type="float" office:value="0.568226283320287">
            <text:p>0.5682262833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SIN(RADIANS([.$A595]*360/256))" office:value-type="float" office:value="0.914209755703531">
            <text:p>0.9142097557</text:p>
          </table:table-cell>
          <table:table-cell table:formula="of:=SIN(RADIANS([.C$1]*[.$A595]*360/256))" office:value-type="float" office:value="-0.740951125354959">
            <text:p>-0.7409511254</text:p>
          </table:table-cell>
          <table:table-cell table:formula="of:=SIN(RADIANS([.D$1]*[.$A595]*360/256))" office:value-type="float" office:value="-0.313681740398891">
            <text:p>-0.3136817404</text:p>
          </table:table-cell>
          <table:table-cell table:formula="of:=SIN(RADIANS([.E$1]*[.$A595]*360/256))" office:value-type="float" office:value="0.995184726672197">
            <text:p>0.9951847267</text:p>
          </table:table-cell>
          <table:table-cell table:formula="of:=SIN(RADIANS([.F$1]*[.$A595]*360/256))" office:value-type="float" office:value="-0.492898192229784">
            <text:p>-0.4928981922</text:p>
          </table:table-cell>
          <table:table-cell table:formula="of:=SIN(RADIANS([.G$1]*[.$A595]*360/256))" office:value-type="float" office:value="-0.595699304492433">
            <text:p>-0.5956993045</text:p>
          </table:table-cell>
          <table:table-cell table:formula="of:=SIN(RADIANS([.H$1]*[.$A595]*360/256))" office:value-type="float" office:value="0.975702130038528">
            <text:p>0.97570213</text:p>
          </table:table-cell>
          <table:table-cell table:formula="of:=SIN(RADIANS([.I$1]*[.$A595]*360/256))" office:value-type="float" office:value="-0.195090322016129">
            <text:p>-0.195090322</text:p>
          </table:table-cell>
          <table:table-cell table:formula="of:=SIN(RADIANS([.J$1]*[.$A595]*360/256))" office:value-type="float" office:value="-0.817584813151585">
            <text:p>-0.8175848132</text:p>
          </table:table-cell>
          <table:table-cell table:formula="of:=SIN(RADIANS([.K$1]*[.$A595]*360/256))" office:value-type="float" office:value="0.857728610000273">
            <text:p>0.85772861</text:p>
          </table:table-cell>
          <table:table-cell table:formula="of:=SIN(RADIANS([.L$1]*[.$A595]*360/256))" office:value-type="float" office:value="0.122410675199216">
            <text:p>0.1224106752</text:p>
          </table:table-cell>
          <table:table-cell table:formula="of:=SIN(RADIANS([.M$1]*[.$A595]*360/256))" office:value-type="float" office:value="-0.956940335732209">
            <text:p>-0.9569403357</text:p>
          </table:table-cell>
          <table:table-cell table:formula="of:=SIN(RADIANS([.N$1]*[.$A595]*360/256))" office:value-type="float" office:value="0.653172842953776">
            <text:p>0.653172843</text:p>
          </table:table-cell>
          <table:table-cell table:formula="of:=SIN(RADIANS([.O$1]*[.$A595]*360/256))" office:value-type="float" office:value="0.427555093430283">
            <text:p>0.4275550934</text:p>
          </table:table-cell>
          <table:table-cell table:formula="of:=SIN(RADIANS([.P$1]*[.$A595]*360/256))" office:value-type="float" office:value="-0.999698818696204">
            <text:p>-0.9996988187</text:p>
          </table:table-cell>
          <table:table-cell table:formula="of:=SIN(RADIANS([.Q$1]*[.$A595]*360/256))" office:value-type="float" office:value="0.382683432365091">
            <text:p>0.3826834324</text:p>
          </table:table-cell>
          <table:table-cell table:formula="of:= [.B595]/1+ [.C595]/2+ [.D595]/3+ [.E595]/4+ [.F595]/5+ [.G595]/6+ [.H595]/7+ [.I595]/8+ [.J595]/9+ [.K595]/10+ [.L595]/11+ [.M595]/12+ [.N595]/13+ [.O595]/14+ [.P595]/15+ [.Q595]/16" office:value-type="float" office:value="0.56947482721319">
            <text:p>0.569474827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SIN(RADIANS([.$A596]*360/256))" office:value-type="float" office:value="0.903989293123443">
            <text:p>0.9039892931</text:p>
          </table:table-cell>
          <table:table-cell table:formula="of:=SIN(RADIANS([.C$1]*[.$A596]*360/256))" office:value-type="float" office:value="-0.773010453362737">
            <text:p>-0.7730104534</text:p>
          </table:table-cell>
          <table:table-cell table:formula="of:=SIN(RADIANS([.D$1]*[.$A596]*360/256))" office:value-type="float" office:value="-0.242980179903264">
            <text:p>-0.2429801799</text:p>
          </table:table-cell>
          <table:table-cell table:formula="of:=SIN(RADIANS([.E$1]*[.$A596]*360/256))" office:value-type="float" office:value="0.980785280403231">
            <text:p>0.9807852804</text:p>
          </table:table-cell>
          <table:table-cell table:formula="of:=SIN(RADIANS([.F$1]*[.$A596]*360/256))" office:value-type="float" office:value="-0.595699304492433">
            <text:p>-0.5956993045</text:p>
          </table:table-cell>
          <table:table-cell table:formula="of:=SIN(RADIANS([.G$1]*[.$A596]*360/256))" office:value-type="float" office:value="-0.471396736825998">
            <text:p>-0.4713967368</text:p>
          </table:table-cell>
          <table:table-cell table:formula="of:=SIN(RADIANS([.H$1]*[.$A596]*360/256))" office:value-type="float" office:value="0.998795456205172">
            <text:p>0.9987954562</text:p>
          </table:table-cell>
          <table:table-cell table:formula="of:=SIN(RADIANS([.I$1]*[.$A596]*360/256))" office:value-type="float" office:value="-0.382683432365088">
            <text:p>-0.3826834324</text:p>
          </table:table-cell>
          <table:table-cell table:formula="of:=SIN(RADIANS([.J$1]*[.$A596]*360/256))" office:value-type="float" office:value="-0.671558954847018">
            <text:p>-0.6715589548</text:p>
          </table:table-cell>
          <table:table-cell table:formula="of:=SIN(RADIANS([.K$1]*[.$A596]*360/256))" office:value-type="float" office:value="0.956940335732208">
            <text:p>0.9569403357</text:p>
          </table:table-cell>
          <table:table-cell table:formula="of:=SIN(RADIANS([.L$1]*[.$A596]*360/256))" office:value-type="float" office:value="-0.146730474455362">
            <text:p>-0.1467304745</text:p>
          </table:table-cell>
          <table:table-cell table:formula="of:=SIN(RADIANS([.M$1]*[.$A596]*360/256))" office:value-type="float" office:value="-0.831469612302546">
            <text:p>-0.8314696123</text:p>
          </table:table-cell>
          <table:table-cell table:formula="of:=SIN(RADIANS([.N$1]*[.$A596]*360/256))" office:value-type="float" office:value="0.857728610000272">
            <text:p>0.85772861</text:p>
          </table:table-cell>
          <table:table-cell table:formula="of:=SIN(RADIANS([.O$1]*[.$A596]*360/256))" office:value-type="float" office:value="0.0980171403295614">
            <text:p>0.0980171403</text:p>
          </table:table-cell>
          <table:table-cell table:formula="of:=SIN(RADIANS([.P$1]*[.$A596]*360/256))" office:value-type="float" office:value="-0.94154406518302">
            <text:p>-0.9415440652</text:p>
          </table:table-cell>
          <table:table-cell table:formula="of:=SIN(RADIANS([.Q$1]*[.$A596]*360/256))" office:value-type="float" office:value="0.707106781186545">
            <text:p>0.7071067812</text:p>
          </table:table-cell>
          <table:table-cell table:formula="of:= [.B596]/1+ [.C596]/2+ [.D596]/3+ [.E596]/4+ [.F596]/5+ [.G596]/6+ [.H596]/7+ [.I596]/8+ [.J596]/9+ [.K596]/10+ [.L596]/11+ [.M596]/12+ [.N596]/13+ [.O596]/14+ [.P596]/15+ [.Q596]/16" office:value-type="float" office:value="0.57168366682317">
            <text:p>0.5716836668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SIN(RADIANS([.$A597]*360/256))" office:value-type="float" office:value="0.893224301195515">
            <text:p>0.8932243012</text:p>
          </table:table-cell>
          <table:table-cell table:formula="of:=SIN(RADIANS([.C$1]*[.$A597]*360/256))" office:value-type="float" office:value="-0.803207531480645">
            <text:p>-0.8032075315</text:p>
          </table:table-cell>
          <table:table-cell table:formula="of:=SIN(RADIANS([.D$1]*[.$A597]*360/256))" office:value-type="float" office:value="-0.170961888760302">
            <text:p>-0.1709618888</text:p>
          </table:table-cell>
          <table:table-cell table:formula="of:=SIN(RADIANS([.E$1]*[.$A597]*360/256))" office:value-type="float" office:value="0.956940335732209">
            <text:p>0.9569403357</text:p>
          </table:table-cell>
          <table:table-cell table:formula="of:=SIN(RADIANS([.F$1]*[.$A597]*360/256))" office:value-type="float" office:value="-0.689540544737067">
            <text:p>-0.6895405447</text:p>
          </table:table-cell>
          <table:table-cell table:formula="of:=SIN(RADIANS([.G$1]*[.$A597]*360/256))" office:value-type="float" office:value="-0.336889853392221">
            <text:p>-0.3368898534</text:p>
          </table:table-cell>
          <table:table-cell table:formula="of:=SIN(RADIANS([.H$1]*[.$A597]*360/256))" office:value-type="float" office:value="0.99247953459871">
            <text:p>0.9924795346</text:p>
          </table:table-cell>
          <table:table-cell table:formula="of:=SIN(RADIANS([.I$1]*[.$A597]*360/256))" office:value-type="float" office:value="-0.555570233019603">
            <text:p>-0.555570233</text:p>
          </table:table-cell>
          <table:table-cell table:formula="of:=SIN(RADIANS([.J$1]*[.$A597]*360/256))" office:value-type="float" office:value="-0.492898192229785">
            <text:p>-0.4928981922</text:p>
          </table:table-cell>
          <table:table-cell table:formula="of:=SIN(RADIANS([.K$1]*[.$A597]*360/256))" office:value-type="float" office:value="0.998795456205172">
            <text:p>0.9987954562</text:p>
          </table:table-cell>
          <table:table-cell table:formula="of:=SIN(RADIANS([.L$1]*[.$A597]*360/256))" office:value-type="float" office:value="-0.40524131400499">
            <text:p>-0.405241314</text:p>
          </table:table-cell>
          <table:table-cell table:formula="of:=SIN(RADIANS([.M$1]*[.$A597]*360/256))" office:value-type="float" office:value="-0.634393284163647">
            <text:p>-0.6343932842</text:p>
          </table:table-cell>
          <table:table-cell table:formula="of:=SIN(RADIANS([.N$1]*[.$A597]*360/256))" office:value-type="float" office:value="0.975702130038528">
            <text:p>0.97570213</text:p>
          </table:table-cell>
          <table:table-cell table:formula="of:=SIN(RADIANS([.O$1]*[.$A597]*360/256))" office:value-type="float" office:value="-0.242980179903264">
            <text:p>-0.2429801799</text:p>
          </table:table-cell>
          <table:table-cell table:formula="of:=SIN(RADIANS([.P$1]*[.$A597]*360/256))" office:value-type="float" office:value="-0.757208846506484">
            <text:p>-0.7572088465</text:p>
          </table:table-cell>
          <table:table-cell table:formula="of:=SIN(RADIANS([.Q$1]*[.$A597]*360/256))" office:value-type="float" office:value="0.923879532511287">
            <text:p>0.9238795325</text:p>
          </table:table-cell>
          <table:table-cell table:formula="of:= [.B597]/1+ [.C597]/2+ [.D597]/3+ [.E597]/4+ [.F597]/5+ [.G597]/6+ [.H597]/7+ [.I597]/8+ [.J597]/9+ [.K597]/10+ [.L597]/11+ [.M597]/12+ [.N597]/13+ [.O597]/14+ [.P597]/15+ [.Q597]/16" office:value-type="float" office:value="0.572515434048646">
            <text:p>0.572515434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SIN(RADIANS([.$A598]*360/256))" office:value-type="float" office:value="0.881921264348355">
            <text:p>0.8819212643</text:p>
          </table:table-cell>
          <table:table-cell table:formula="of:=SIN(RADIANS([.C$1]*[.$A598]*360/256))" office:value-type="float" office:value="-0.831469612302545">
            <text:p>-0.8314696123</text:p>
          </table:table-cell>
          <table:table-cell table:formula="of:=SIN(RADIANS([.D$1]*[.$A598]*360/256))" office:value-type="float" office:value="-0.0980171403295605">
            <text:p>-0.0980171403</text:p>
          </table:table-cell>
          <table:table-cell table:formula="of:=SIN(RADIANS([.E$1]*[.$A598]*360/256))" office:value-type="float" office:value="0.923879532511287">
            <text:p>0.9238795325</text:p>
          </table:table-cell>
          <table:table-cell table:formula="of:=SIN(RADIANS([.F$1]*[.$A598]*360/256))" office:value-type="float" office:value="-0.773010453362737">
            <text:p>-0.7730104534</text:p>
          </table:table-cell>
          <table:table-cell table:formula="of:=SIN(RADIANS([.G$1]*[.$A598]*360/256))" office:value-type="float" office:value="-0.195090322016128">
            <text:p>-0.195090322</text:p>
          </table:table-cell>
          <table:table-cell table:formula="of:=SIN(RADIANS([.H$1]*[.$A598]*360/256))" office:value-type="float" office:value="0.956940335732209">
            <text:p>0.9569403357</text:p>
          </table:table-cell>
          <table:table-cell table:formula="of:=SIN(RADIANS([.I$1]*[.$A598]*360/256))" office:value-type="float" office:value="-0.707106781186548">
            <text:p>-0.7071067812</text:p>
          </table:table-cell>
          <table:table-cell table:formula="of:=SIN(RADIANS([.J$1]*[.$A598]*360/256))" office:value-type="float" office:value="-0.290284677254462">
            <text:p>-0.2902846773</text:p>
          </table:table-cell>
          <table:table-cell table:formula="of:=SIN(RADIANS([.K$1]*[.$A598]*360/256))" office:value-type="float" office:value="0.98078528040323">
            <text:p>0.9807852804</text:p>
          </table:table-cell>
          <table:table-cell table:formula="of:=SIN(RADIANS([.L$1]*[.$A598]*360/256))" office:value-type="float" office:value="-0.634393284163646">
            <text:p>-0.6343932842</text:p>
          </table:table-cell>
          <table:table-cell table:formula="of:=SIN(RADIANS([.M$1]*[.$A598]*360/256))" office:value-type="float" office:value="-0.382683432365089">
            <text:p>-0.3826834324</text:p>
          </table:table-cell>
          <table:table-cell table:formula="of:=SIN(RADIANS([.N$1]*[.$A598]*360/256))" office:value-type="float" office:value="0.995184726672197">
            <text:p>0.9951847267</text:p>
          </table:table-cell>
          <table:table-cell table:formula="of:=SIN(RADIANS([.O$1]*[.$A598]*360/256))" office:value-type="float" office:value="-0.555570233019603">
            <text:p>-0.555570233</text:p>
          </table:table-cell>
          <table:table-cell table:formula="of:=SIN(RADIANS([.P$1]*[.$A598]*360/256))" office:value-type="float" office:value="-0.471396736825997">
            <text:p>-0.4713967368</text:p>
          </table:table-cell>
          <table:table-cell table:formula="of:=SIN(RADIANS([.Q$1]*[.$A598]*360/256))" office:value-type="float" office:value="1">
            <text:p>1</text:p>
          </table:table-cell>
          <table:table-cell table:formula="of:= [.B598]/1+ [.C598]/2+ [.D598]/3+ [.E598]/4+ [.F598]/5+ [.G598]/6+ [.H598]/7+ [.I598]/8+ [.J598]/9+ [.K598]/10+ [.L598]/11+ [.M598]/12+ [.N598]/13+ [.O598]/14+ [.P598]/15+ [.Q598]/16" office:value-type="float" office:value="0.569889137799679">
            <text:p>0.5698891378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SIN(RADIANS([.$A599]*360/256))" office:value-type="float" office:value="0.870086991108711">
            <text:p>0.8700869911</text:p>
          </table:table-cell>
          <table:table-cell table:formula="of:=SIN(RADIANS([.C$1]*[.$A599]*360/256))" office:value-type="float" office:value="-0.857728610000272">
            <text:p>-0.85772861</text:p>
          </table:table-cell>
          <table:table-cell table:formula="of:=SIN(RADIANS([.D$1]*[.$A599]*360/256))" office:value-type="float" office:value="-0.0245412285229124">
            <text:p>-0.0245412285</text:p>
          </table:table-cell>
          <table:table-cell table:formula="of:=SIN(RADIANS([.E$1]*[.$A599]*360/256))" office:value-type="float" office:value="0.881921264348355">
            <text:p>0.8819212643</text:p>
          </table:table-cell>
          <table:table-cell table:formula="of:=SIN(RADIANS([.F$1]*[.$A599]*360/256))" office:value-type="float" office:value="-0.844853565249708">
            <text:p>-0.8448535652</text:p>
          </table:table-cell>
          <table:table-cell table:formula="of:=SIN(RADIANS([.G$1]*[.$A599]*360/256))" office:value-type="float" office:value="-0.0490676743274183">
            <text:p>-0.0490676743</text:p>
          </table:table-cell>
          <table:table-cell table:formula="of:=SIN(RADIANS([.H$1]*[.$A599]*360/256))" office:value-type="float" office:value="0.893224301195515">
            <text:p>0.8932243012</text:p>
          </table:table-cell>
          <table:table-cell table:formula="of:=SIN(RADIANS([.I$1]*[.$A599]*360/256))" office:value-type="float" office:value="-0.831469612302545">
            <text:p>-0.8314696123</text:p>
          </table:table-cell>
          <table:table-cell table:formula="of:=SIN(RADIANS([.J$1]*[.$A599]*360/256))" office:value-type="float" office:value="-0.0735645635996688">
            <text:p>-0.0735645636</text:p>
          </table:table-cell>
          <table:table-cell table:formula="of:=SIN(RADIANS([.K$1]*[.$A599]*360/256))" office:value-type="float" office:value="0.903989293123443">
            <text:p>0.9039892931</text:p>
          </table:table-cell>
          <table:table-cell table:formula="of:=SIN(RADIANS([.L$1]*[.$A599]*360/256))" office:value-type="float" office:value="-0.817584813151584">
            <text:p>-0.8175848132</text:p>
          </table:table-cell>
          <table:table-cell table:formula="of:=SIN(RADIANS([.M$1]*[.$A599]*360/256))" office:value-type="float" office:value="-0.0980171403295612">
            <text:p>-0.0980171403</text:p>
          </table:table-cell>
          <table:table-cell table:formula="of:=SIN(RADIANS([.N$1]*[.$A599]*360/256))" office:value-type="float" office:value="0.914209755703531">
            <text:p>0.9142097557</text:p>
          </table:table-cell>
          <table:table-cell table:formula="of:=SIN(RADIANS([.O$1]*[.$A599]*360/256))" office:value-type="float" office:value="-0.803207531480645">
            <text:p>-0.8032075315</text:p>
          </table:table-cell>
          <table:table-cell table:formula="of:=SIN(RADIANS([.P$1]*[.$A599]*360/256))" office:value-type="float" office:value="-0.122410675199216">
            <text:p>-0.1224106752</text:p>
          </table:table-cell>
          <table:table-cell table:formula="of:=SIN(RADIANS([.Q$1]*[.$A599]*360/256))" office:value-type="float" office:value="0.923879532511287">
            <text:p>0.9238795325</text:p>
          </table:table-cell>
          <table:table-cell table:formula="of:= [.B599]/1+ [.C599]/2+ [.D599]/3+ [.E599]/4+ [.F599]/5+ [.G599]/6+ [.H599]/7+ [.I599]/8+ [.J599]/9+ [.K599]/10+ [.L599]/11+ [.M599]/12+ [.N599]/13+ [.O599]/14+ [.P599]/15+ [.Q599]/16" office:value-type="float" office:value="0.562308425688104">
            <text:p>0.5623084257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SIN(RADIANS([.$A600]*360/256))" office:value-type="float" office:value="0.857728610000272">
            <text:p>0.85772861</text:p>
          </table:table-cell>
          <table:table-cell table:formula="of:=SIN(RADIANS([.C$1]*[.$A600]*360/256))" office:value-type="float" office:value="-0.881921264348355">
            <text:p>-0.8819212643</text:p>
          </table:table-cell>
          <table:table-cell table:formula="of:=SIN(RADIANS([.D$1]*[.$A600]*360/256))" office:value-type="float" office:value="0.0490676743274176">
            <text:p>0.0490676743</text:p>
          </table:table-cell>
          <table:table-cell table:formula="of:=SIN(RADIANS([.E$1]*[.$A600]*360/256))" office:value-type="float" office:value="0.831469612302545">
            <text:p>0.8314696123</text:p>
          </table:table-cell>
          <table:table-cell table:formula="of:=SIN(RADIANS([.F$1]*[.$A600]*360/256))" office:value-type="float" office:value="-0.903989293123443">
            <text:p>-0.9039892931</text:p>
          </table:table-cell>
          <table:table-cell table:formula="of:=SIN(RADIANS([.G$1]*[.$A600]*360/256))" office:value-type="float" office:value="0.0980171403295598">
            <text:p>0.0980171403</text:p>
          </table:table-cell>
          <table:table-cell table:formula="of:=SIN(RADIANS([.H$1]*[.$A600]*360/256))" office:value-type="float" office:value="0.803207531480645">
            <text:p>0.8032075315</text:p>
          </table:table-cell>
          <table:table-cell table:formula="of:=SIN(RADIANS([.I$1]*[.$A600]*360/256))" office:value-type="float" office:value="-0.923879532511286">
            <text:p>-0.9238795325</text:p>
          </table:table-cell>
          <table:table-cell table:formula="of:=SIN(RADIANS([.J$1]*[.$A600]*360/256))" office:value-type="float" office:value="0.146730474455362">
            <text:p>0.1467304745</text:p>
          </table:table-cell>
          <table:table-cell table:formula="of:=SIN(RADIANS([.K$1]*[.$A600]*360/256))" office:value-type="float" office:value="0.773010453362738">
            <text:p>0.7730104534</text:p>
          </table:table-cell>
          <table:table-cell table:formula="of:=SIN(RADIANS([.L$1]*[.$A600]*360/256))" office:value-type="float" office:value="-0.941544065183021">
            <text:p>-0.9415440652</text:p>
          </table:table-cell>
          <table:table-cell table:formula="of:=SIN(RADIANS([.M$1]*[.$A600]*360/256))" office:value-type="float" office:value="0.195090322016127">
            <text:p>0.195090322</text:p>
          </table:table-cell>
          <table:table-cell table:formula="of:=SIN(RADIANS([.N$1]*[.$A600]*360/256))" office:value-type="float" office:value="0.740951125354959">
            <text:p>0.7409511254</text:p>
          </table:table-cell>
          <table:table-cell table:formula="of:=SIN(RADIANS([.O$1]*[.$A600]*360/256))" office:value-type="float" office:value="-0.956940335732208">
            <text:p>-0.9569403357</text:p>
          </table:table-cell>
          <table:table-cell table:formula="of:=SIN(RADIANS([.P$1]*[.$A600]*360/256))" office:value-type="float" office:value="0.242980179903264">
            <text:p>0.2429801799</text:p>
          </table:table-cell>
          <table:table-cell table:formula="of:=SIN(RADIANS([.Q$1]*[.$A600]*360/256))" office:value-type="float" office:value="0.707106781186549">
            <text:p>0.7071067812</text:p>
          </table:table-cell>
          <table:table-cell table:formula="of:= [.B600]/1+ [.C600]/2+ [.D600]/3+ [.E600]/4+ [.F600]/5+ [.G600]/6+ [.H600]/7+ [.I600]/8+ [.J600]/9+ [.K600]/10+ [.L600]/11+ [.M600]/12+ [.N600]/13+ [.O600]/14+ [.P600]/15+ [.Q600]/16" office:value-type="float" office:value="0.549091850256671">
            <text:p>0.549091850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SIN(RADIANS([.$A601]*360/256))" office:value-type="float" office:value="0.844853565249707">
            <text:p>0.8448535652</text:p>
          </table:table-cell>
          <table:table-cell table:formula="of:=SIN(RADIANS([.C$1]*[.$A601]*360/256))" office:value-type="float" office:value="-0.903989293123443">
            <text:p>-0.9039892931</text:p>
          </table:table-cell>
          <table:table-cell table:formula="of:=SIN(RADIANS([.D$1]*[.$A601]*360/256))" office:value-type="float" office:value="0.122410675199216">
            <text:p>0.1224106752</text:p>
          </table:table-cell>
          <table:table-cell table:formula="of:=SIN(RADIANS([.E$1]*[.$A601]*360/256))" office:value-type="float" office:value="0.773010453362738">
            <text:p>0.7730104534</text:p>
          </table:table-cell>
          <table:table-cell table:formula="of:=SIN(RADIANS([.F$1]*[.$A601]*360/256))" office:value-type="float" office:value="-0.949528180593036">
            <text:p>-0.9495281806</text:p>
          </table:table-cell>
          <table:table-cell table:formula="of:=SIN(RADIANS([.G$1]*[.$A601]*360/256))" office:value-type="float" office:value="0.242980179903264">
            <text:p>0.2429801799</text:p>
          </table:table-cell>
          <table:table-cell table:formula="of:=SIN(RADIANS([.H$1]*[.$A601]*360/256))" office:value-type="float" office:value="0.689540544737067">
            <text:p>0.6895405447</text:p>
          </table:table-cell>
          <table:table-cell table:formula="of:=SIN(RADIANS([.I$1]*[.$A601]*360/256))" office:value-type="float" office:value="-0.98078528040323">
            <text:p>-0.9807852804</text:p>
          </table:table-cell>
          <table:table-cell table:formula="of:=SIN(RADIANS([.J$1]*[.$A601]*360/256))" office:value-type="float" office:value="0.359895036534987">
            <text:p>0.3598950365</text:p>
          </table:table-cell>
          <table:table-cell table:formula="of:=SIN(RADIANS([.K$1]*[.$A601]*360/256))" office:value-type="float" office:value="0.595699304492434">
            <text:p>0.5956993045</text:p>
          </table:table-cell>
          <table:table-cell table:formula="of:=SIN(RADIANS([.L$1]*[.$A601]*360/256))" office:value-type="float" office:value="-0.99729045667869">
            <text:p>-0.9972904567</text:p>
          </table:table-cell>
          <table:table-cell table:formula="of:=SIN(RADIANS([.M$1]*[.$A601]*360/256))" office:value-type="float" office:value="0.471396736825998">
            <text:p>0.4713967368</text:p>
          </table:table-cell>
          <table:table-cell table:formula="of:=SIN(RADIANS([.N$1]*[.$A601]*360/256))" office:value-type="float" office:value="0.492898192229786">
            <text:p>0.4928981922</text:p>
          </table:table-cell>
          <table:table-cell table:formula="of:=SIN(RADIANS([.O$1]*[.$A601]*360/256))" office:value-type="float" office:value="-0.998795456205172">
            <text:p>-0.9987954562</text:p>
          </table:table-cell>
          <table:table-cell table:formula="of:=SIN(RADIANS([.P$1]*[.$A601]*360/256))" office:value-type="float" office:value="0.575808191417845">
            <text:p>0.5758081914</text:p>
          </table:table-cell>
          <table:table-cell table:formula="of:=SIN(RADIANS([.Q$1]*[.$A601]*360/256))" office:value-type="float" office:value="0.382683432365093">
            <text:p>0.3826834324</text:p>
          </table:table-cell>
          <table:table-cell table:formula="of:= [.B601]/1+ [.C601]/2+ [.D601]/3+ [.E601]/4+ [.F601]/5+ [.G601]/6+ [.H601]/7+ [.I601]/8+ [.J601]/9+ [.K601]/10+ [.L601]/11+ [.M601]/12+ [.N601]/13+ [.O601]/14+ [.P601]/15+ [.Q601]/16" office:value-type="float" office:value="0.530469983724513">
            <text:p>0.5304699837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SIN(RADIANS([.$A602]*360/256))" office:value-type="float" office:value="0.831469612302545">
            <text:p>0.8314696123</text:p>
          </table:table-cell>
          <table:table-cell table:formula="of:=SIN(RADIANS([.C$1]*[.$A602]*360/256))" office:value-type="float" office:value="-0.923879532511287">
            <text:p>-0.9238795325</text:p>
          </table:table-cell>
          <table:table-cell table:formula="of:=SIN(RADIANS([.D$1]*[.$A602]*360/256))" office:value-type="float" office:value="0.195090322016128">
            <text:p>0.195090322</text:p>
          </table:table-cell>
          <table:table-cell table:formula="of:=SIN(RADIANS([.E$1]*[.$A602]*360/256))" office:value-type="float" office:value="0.707106781186547">
            <text:p>0.7071067812</text:p>
          </table:table-cell>
          <table:table-cell table:formula="of:=SIN(RADIANS([.F$1]*[.$A602]*360/256))" office:value-type="float" office:value="-0.98078528040323">
            <text:p>-0.9807852804</text:p>
          </table:table-cell>
          <table:table-cell table:formula="of:=SIN(RADIANS([.G$1]*[.$A602]*360/256))" office:value-type="float" office:value="0.38268343236509">
            <text:p>0.3826834324</text:p>
          </table:table-cell>
          <table:table-cell table:formula="of:=SIN(RADIANS([.H$1]*[.$A602]*360/256))" office:value-type="float" office:value="0.555570233019602">
            <text:p>0.555570233</text:p>
          </table:table-cell>
          <table:table-cell table:formula="of:=SIN(RADIANS([.I$1]*[.$A602]*360/256))" office:value-type="float" office:value="-1">
            <text:p>-1</text:p>
          </table:table-cell>
          <table:table-cell table:formula="of:=SIN(RADIANS([.J$1]*[.$A602]*360/256))" office:value-type="float" office:value="0.555570233019603">
            <text:p>0.555570233</text:p>
          </table:table-cell>
          <table:table-cell table:formula="of:=SIN(RADIANS([.K$1]*[.$A602]*360/256))" office:value-type="float" office:value="0.382683432365089">
            <text:p>0.3826834324</text:p>
          </table:table-cell>
          <table:table-cell table:formula="of:=SIN(RADIANS([.L$1]*[.$A602]*360/256))" office:value-type="float" office:value="-0.98078528040323">
            <text:p>-0.9807852804</text:p>
          </table:table-cell>
          <table:table-cell table:formula="of:=SIN(RADIANS([.M$1]*[.$A602]*360/256))" office:value-type="float" office:value="0.707106781186547">
            <text:p>0.7071067812</text:p>
          </table:table-cell>
          <table:table-cell table:formula="of:=SIN(RADIANS([.N$1]*[.$A602]*360/256))" office:value-type="float" office:value="0.195090322016129">
            <text:p>0.195090322</text:p>
          </table:table-cell>
          <table:table-cell table:formula="of:=SIN(RADIANS([.O$1]*[.$A602]*360/256))" office:value-type="float" office:value="-0.923879532511287">
            <text:p>-0.9238795325</text:p>
          </table:table-cell>
          <table:table-cell table:formula="of:=SIN(RADIANS([.P$1]*[.$A602]*360/256))" office:value-type="float" office:value="0.831469612302547">
            <text:p>0.8314696123</text:p>
          </table:table-cell>
          <table:table-cell table:formula="of:=SIN(RADIANS([.Q$1]*[.$A602]*360/256))" office:value-type="float" office:value="-2.20560219973841E-015">
            <text:p>-2.20560219973841E-015</text:p>
          </table:table-cell>
          <table:table-cell table:formula="of:= [.B602]/1+ [.C602]/2+ [.D602]/3+ [.E602]/4+ [.F602]/5+ [.G602]/6+ [.H602]/7+ [.I602]/8+ [.J602]/9+ [.K602]/10+ [.L602]/11+ [.M602]/12+ [.N602]/13+ [.O602]/14+ [.P602]/15+ [.Q602]/16" office:value-type="float" office:value="0.50753583697094">
            <text:p>0.507535837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SIN(RADIANS([.$A603]*360/256))" office:value-type="float" office:value="0.817584813151584">
            <text:p>0.8175848132</text:p>
          </table:table-cell>
          <table:table-cell table:formula="of:=SIN(RADIANS([.C$1]*[.$A603]*360/256))" office:value-type="float" office:value="-0.941544065183021">
            <text:p>-0.9415440652</text:p>
          </table:table-cell>
          <table:table-cell table:formula="of:=SIN(RADIANS([.D$1]*[.$A603]*360/256))" office:value-type="float" office:value="0.266712757474898">
            <text:p>0.2667127575</text:p>
          </table:table-cell>
          <table:table-cell table:formula="of:=SIN(RADIANS([.E$1]*[.$A603]*360/256))" office:value-type="float" office:value="0.634393284163645">
            <text:p>0.6343932842</text:p>
          </table:table-cell>
          <table:table-cell table:formula="of:=SIN(RADIANS([.F$1]*[.$A603]*360/256))" office:value-type="float" office:value="-0.99729045667869">
            <text:p>-0.9972904567</text:p>
          </table:table-cell>
          <table:table-cell table:formula="of:=SIN(RADIANS([.G$1]*[.$A603]*360/256))" office:value-type="float" office:value="0.514102744193221">
            <text:p>0.5141027442</text:p>
          </table:table-cell>
          <table:table-cell table:formula="of:=SIN(RADIANS([.H$1]*[.$A603]*360/256))" office:value-type="float" office:value="0.40524131400499">
            <text:p>0.405241314</text:p>
          </table:table-cell>
          <table:table-cell table:formula="of:=SIN(RADIANS([.I$1]*[.$A603]*360/256))" office:value-type="float" office:value="-0.98078528040323">
            <text:p>-0.9807852804</text:p>
          </table:table-cell>
          <table:table-cell table:formula="of:=SIN(RADIANS([.J$1]*[.$A603]*360/256))" office:value-type="float" office:value="0.724247082951466">
            <text:p>0.724247083</text:p>
          </table:table-cell>
          <table:table-cell table:formula="of:=SIN(RADIANS([.K$1]*[.$A603]*360/256))" office:value-type="float" office:value="0.146730474455364">
            <text:p>0.1467304745</text:p>
          </table:table-cell>
          <table:table-cell table:formula="of:=SIN(RADIANS([.L$1]*[.$A603]*360/256))" office:value-type="float" office:value="-0.893224301195515">
            <text:p>-0.8932243012</text:p>
          </table:table-cell>
          <table:table-cell table:formula="of:=SIN(RADIANS([.M$1]*[.$A603]*360/256))" office:value-type="float" office:value="0.881921264348354">
            <text:p>0.8819212643</text:p>
          </table:table-cell>
          <table:table-cell table:formula="of:=SIN(RADIANS([.N$1]*[.$A603]*360/256))" office:value-type="float" office:value="-0.122410675199217">
            <text:p>-0.1224106752</text:p>
          </table:table-cell>
          <table:table-cell table:formula="of:=SIN(RADIANS([.O$1]*[.$A603]*360/256))" office:value-type="float" office:value="-0.740951125354959">
            <text:p>-0.7409511254</text:p>
          </table:table-cell>
          <table:table-cell table:formula="of:=SIN(RADIANS([.P$1]*[.$A603]*360/256))" office:value-type="float" office:value="0.975702130038528">
            <text:p>0.97570213</text:p>
          </table:table-cell>
          <table:table-cell table:formula="of:=SIN(RADIANS([.Q$1]*[.$A603]*360/256))" office:value-type="float" office:value="-0.382683432365091">
            <text:p>-0.3826834324</text:p>
          </table:table-cell>
          <table:table-cell table:formula="of:= [.B603]/1+ [.C603]/2+ [.D603]/3+ [.E603]/4+ [.F603]/5+ [.G603]/6+ [.H603]/7+ [.I603]/8+ [.J603]/9+ [.K603]/10+ [.L603]/11+ [.M603]/12+ [.N603]/13+ [.O603]/14+ [.P603]/15+ [.Q603]/16" office:value-type="float" office:value="0.482058492718496">
            <text:p>0.4820584927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SIN(RADIANS([.$A604]*360/256))" office:value-type="float" office:value="0.803207531480645">
            <text:p>0.8032075315</text:p>
          </table:table-cell>
          <table:table-cell table:formula="of:=SIN(RADIANS([.C$1]*[.$A604]*360/256))" office:value-type="float" office:value="-0.956940335732209">
            <text:p>-0.9569403357</text:p>
          </table:table-cell>
          <table:table-cell table:formula="of:=SIN(RADIANS([.D$1]*[.$A604]*360/256))" office:value-type="float" office:value="0.33688985339222">
            <text:p>0.3368898534</text:p>
          </table:table-cell>
          <table:table-cell table:formula="of:=SIN(RADIANS([.E$1]*[.$A604]*360/256))" office:value-type="float" office:value="0.555570233019602">
            <text:p>0.555570233</text:p>
          </table:table-cell>
          <table:table-cell table:formula="of:=SIN(RADIANS([.F$1]*[.$A604]*360/256))" office:value-type="float" office:value="-0.998795456205172">
            <text:p>-0.9987954562</text:p>
          </table:table-cell>
          <table:table-cell table:formula="of:=SIN(RADIANS([.G$1]*[.$A604]*360/256))" office:value-type="float" office:value="0.634393284163645">
            <text:p>0.6343932842</text:p>
          </table:table-cell>
          <table:table-cell table:formula="of:=SIN(RADIANS([.H$1]*[.$A604]*360/256))" office:value-type="float" office:value="0.242980179903264">
            <text:p>0.2429801799</text:p>
          </table:table-cell>
          <table:table-cell table:formula="of:=SIN(RADIANS([.I$1]*[.$A604]*360/256))" office:value-type="float" office:value="-0.923879532511287">
            <text:p>-0.9238795325</text:p>
          </table:table-cell>
          <table:table-cell table:formula="of:=SIN(RADIANS([.J$1]*[.$A604]*360/256))" office:value-type="float" office:value="0.857728610000273">
            <text:p>0.85772861</text:p>
          </table:table-cell>
          <table:table-cell table:formula="of:=SIN(RADIANS([.K$1]*[.$A604]*360/256))" office:value-type="float" office:value="-0.0980171403295594">
            <text:p>-0.0980171403</text:p>
          </table:table-cell>
          <table:table-cell table:formula="of:=SIN(RADIANS([.L$1]*[.$A604]*360/256))" office:value-type="float" office:value="-0.740951125354959">
            <text:p>-0.7409511254</text:p>
          </table:table-cell>
          <table:table-cell table:formula="of:=SIN(RADIANS([.M$1]*[.$A604]*360/256))" office:value-type="float" office:value="0.98078528040323">
            <text:p>0.9807852804</text:p>
          </table:table-cell>
          <table:table-cell table:formula="of:=SIN(RADIANS([.N$1]*[.$A604]*360/256))" office:value-type="float" office:value="-0.427555093430281">
            <text:p>-0.4275550934</text:p>
          </table:table-cell>
          <table:table-cell table:formula="of:=SIN(RADIANS([.O$1]*[.$A604]*360/256))" office:value-type="float" office:value="-0.471396736825997">
            <text:p>-0.4713967368</text:p>
          </table:table-cell>
          <table:table-cell table:formula="of:=SIN(RADIANS([.P$1]*[.$A604]*360/256))" office:value-type="float" office:value="0.989176509964781">
            <text:p>0.98917651</text:p>
          </table:table-cell>
          <table:table-cell table:formula="of:=SIN(RADIANS([.Q$1]*[.$A604]*360/256))" office:value-type="float" office:value="-0.707106781186547">
            <text:p>-0.7071067812</text:p>
          </table:table-cell>
          <table:table-cell table:formula="of:= [.B604]/1+ [.C604]/2+ [.D604]/3+ [.E604]/4+ [.F604]/5+ [.G604]/6+ [.H604]/7+ [.I604]/8+ [.J604]/9+ [.K604]/10+ [.L604]/11+ [.M604]/12+ [.N604]/13+ [.O604]/14+ [.P604]/15+ [.Q604]/16" office:value-type="float" office:value="0.456191431515014">
            <text:p>0.456191431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SIN(RADIANS([.$A605]*360/256))" office:value-type="float" office:value="0.788346427626606">
            <text:p>0.7883464276</text:p>
          </table:table-cell>
          <table:table-cell table:formula="of:=SIN(RADIANS([.C$1]*[.$A605]*360/256))" office:value-type="float" office:value="-0.970031253194544">
            <text:p>-0.9700312532</text:p>
          </table:table-cell>
          <table:table-cell table:formula="of:=SIN(RADIANS([.D$1]*[.$A605]*360/256))" office:value-type="float" office:value="0.40524131400499">
            <text:p>0.405241314</text:p>
          </table:table-cell>
          <table:table-cell table:formula="of:=SIN(RADIANS([.E$1]*[.$A605]*360/256))" office:value-type="float" office:value="0.471396736825998">
            <text:p>0.4713967368</text:p>
          </table:table-cell>
          <table:table-cell table:formula="of:=SIN(RADIANS([.F$1]*[.$A605]*360/256))" office:value-type="float" office:value="-0.985277642388941">
            <text:p>-0.9852776424</text:p>
          </table:table-cell>
          <table:table-cell table:formula="of:=SIN(RADIANS([.G$1]*[.$A605]*360/256))" office:value-type="float" office:value="0.740951125354959">
            <text:p>0.7409511254</text:p>
          </table:table-cell>
          <table:table-cell table:formula="of:=SIN(RADIANS([.H$1]*[.$A605]*360/256))" office:value-type="float" office:value="0.0735645635996669">
            <text:p>0.0735645636</text:p>
          </table:table-cell>
          <table:table-cell table:formula="of:=SIN(RADIANS([.I$1]*[.$A605]*360/256))" office:value-type="float" office:value="-0.831469612302546">
            <text:p>-0.8314696123</text:p>
          </table:table-cell>
          <table:table-cell table:formula="of:=SIN(RADIANS([.J$1]*[.$A605]*360/256))" office:value-type="float" office:value="0.949528180593036">
            <text:p>0.9495281806</text:p>
          </table:table-cell>
          <table:table-cell table:formula="of:=SIN(RADIANS([.K$1]*[.$A605]*360/256))" office:value-type="float" office:value="-0.33688985339222">
            <text:p>-0.3368898534</text:p>
          </table:table-cell>
          <table:table-cell table:formula="of:=SIN(RADIANS([.L$1]*[.$A605]*360/256))" office:value-type="float" office:value="-0.534997619887097">
            <text:p>-0.5349976199</text:p>
          </table:table-cell>
          <table:table-cell table:formula="of:=SIN(RADIANS([.M$1]*[.$A605]*360/256))" office:value-type="float" office:value="0.995184726672197">
            <text:p>0.9951847267</text:p>
          </table:table-cell>
          <table:table-cell table:formula="of:=SIN(RADIANS([.N$1]*[.$A605]*360/256))" office:value-type="float" office:value="-0.689540544737068">
            <text:p>-0.6895405447</text:p>
          </table:table-cell>
          <table:table-cell table:formula="of:=SIN(RADIANS([.O$1]*[.$A605]*360/256))" office:value-type="float" office:value="-0.146730474455361">
            <text:p>-0.1467304745</text:p>
          </table:table-cell>
          <table:table-cell table:formula="of:=SIN(RADIANS([.P$1]*[.$A605]*360/256))" office:value-type="float" office:value="0.870086991108713">
            <text:p>0.8700869911</text:p>
          </table:table-cell>
          <table:table-cell table:formula="of:=SIN(RADIANS([.Q$1]*[.$A605]*360/256))" office:value-type="float" office:value="-0.923879532511286">
            <text:p>-0.9238795325</text:p>
          </table:table-cell>
          <table:table-cell table:formula="of:= [.B605]/1+ [.C605]/2+ [.D605]/3+ [.E605]/4+ [.F605]/5+ [.G605]/6+ [.H605]/7+ [.I605]/8+ [.J605]/9+ [.K605]/10+ [.L605]/11+ [.M605]/12+ [.N605]/13+ [.O605]/14+ [.P605]/15+ [.Q605]/16" office:value-type="float" office:value="0.432123330035953">
            <text:p>0.4321233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SIN(RADIANS([.$A606]*360/256))" office:value-type="float" office:value="0.773010453362737">
            <text:p>0.7730104534</text:p>
          </table:table-cell>
          <table:table-cell table:formula="of:=SIN(RADIANS([.C$1]*[.$A606]*360/256))" office:value-type="float" office:value="-0.98078528040323">
            <text:p>-0.9807852804</text:p>
          </table:table-cell>
          <table:table-cell table:formula="of:=SIN(RADIANS([.D$1]*[.$A606]*360/256))" office:value-type="float" office:value="0.471396736825998">
            <text:p>0.4713967368</text:p>
          </table:table-cell>
          <table:table-cell table:formula="of:=SIN(RADIANS([.E$1]*[.$A606]*360/256))" office:value-type="float" office:value="0.382683432365091">
            <text:p>0.3826834324</text:p>
          </table:table-cell>
          <table:table-cell table:formula="of:=SIN(RADIANS([.F$1]*[.$A606]*360/256))" office:value-type="float" office:value="-0.956940335732209">
            <text:p>-0.9569403357</text:p>
          </table:table-cell>
          <table:table-cell table:formula="of:=SIN(RADIANS([.G$1]*[.$A606]*360/256))" office:value-type="float" office:value="0.831469612302545">
            <text:p>0.8314696123</text:p>
          </table:table-cell>
          <table:table-cell table:formula="of:=SIN(RADIANS([.H$1]*[.$A606]*360/256))" office:value-type="float" office:value="-0.0980171403295597">
            <text:p>-0.0980171403</text:p>
          </table:table-cell>
          <table:table-cell table:formula="of:=SIN(RADIANS([.I$1]*[.$A606]*360/256))" office:value-type="float" office:value="-0.707106781186549">
            <text:p>-0.7071067812</text:p>
          </table:table-cell>
          <table:table-cell table:formula="of:=SIN(RADIANS([.J$1]*[.$A606]*360/256))" office:value-type="float" office:value="0.995184726672197">
            <text:p>0.9951847267</text:p>
          </table:table-cell>
          <table:table-cell table:formula="of:=SIN(RADIANS([.K$1]*[.$A606]*360/256))" office:value-type="float" office:value="-0.555570233019603">
            <text:p>-0.555570233</text:p>
          </table:table-cell>
          <table:table-cell table:formula="of:=SIN(RADIANS([.L$1]*[.$A606]*360/256))" office:value-type="float" office:value="-0.290284677254462">
            <text:p>-0.2902846773</text:p>
          </table:table-cell>
          <table:table-cell table:formula="of:=SIN(RADIANS([.M$1]*[.$A606]*360/256))" office:value-type="float" office:value="0.923879532511287">
            <text:p>0.9238795325</text:p>
          </table:table-cell>
          <table:table-cell table:formula="of:=SIN(RADIANS([.N$1]*[.$A606]*360/256))" office:value-type="float" office:value="-0.881921264348354">
            <text:p>-0.8819212643</text:p>
          </table:table-cell>
          <table:table-cell table:formula="of:=SIN(RADIANS([.O$1]*[.$A606]*360/256))" office:value-type="float" office:value="0.195090322016126">
            <text:p>0.195090322</text:p>
          </table:table-cell>
          <table:table-cell table:formula="of:=SIN(RADIANS([.P$1]*[.$A606]*360/256))" office:value-type="float" office:value="0.634393284163645">
            <text:p>0.6343932842</text:p>
          </table:table-cell>
          <table:table-cell table:formula="of:=SIN(RADIANS([.Q$1]*[.$A606]*360/256))" office:value-type="float" office:value="-1">
            <text:p>-1</text:p>
          </table:table-cell>
          <table:table-cell table:formula="of:= [.B606]/1+ [.C606]/2+ [.D606]/3+ [.E606]/4+ [.F606]/5+ [.G606]/6+ [.H606]/7+ [.I606]/8+ [.J606]/9+ [.K606]/10+ [.L606]/11+ [.M606]/12+ [.N606]/13+ [.O606]/14+ [.P606]/15+ [.Q606]/16" office:value-type="float" office:value="0.411727635887338">
            <text:p>0.411727635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SIN(RADIANS([.$A607]*360/256))" office:value-type="float" office:value="0.757208846506484">
            <text:p>0.7572088465</text:p>
          </table:table-cell>
          <table:table-cell table:formula="of:=SIN(RADIANS([.C$1]*[.$A607]*360/256))" office:value-type="float" office:value="-0.989176509964781">
            <text:p>-0.98917651</text:p>
          </table:table-cell>
          <table:table-cell table:formula="of:=SIN(RADIANS([.D$1]*[.$A607]*360/256))" office:value-type="float" office:value="0.534997619887097">
            <text:p>0.5349976199</text:p>
          </table:table-cell>
          <table:table-cell table:formula="of:=SIN(RADIANS([.E$1]*[.$A607]*360/256))" office:value-type="float" office:value="0.290284677254462">
            <text:p>0.2902846773</text:p>
          </table:table-cell>
          <table:table-cell table:formula="of:=SIN(RADIANS([.F$1]*[.$A607]*360/256))" office:value-type="float" office:value="-0.914209755703531">
            <text:p>-0.9142097557</text:p>
          </table:table-cell>
          <table:table-cell table:formula="of:=SIN(RADIANS([.G$1]*[.$A607]*360/256))" office:value-type="float" office:value="0.903989293123443">
            <text:p>0.9039892931</text:p>
          </table:table-cell>
          <table:table-cell table:formula="of:=SIN(RADIANS([.H$1]*[.$A607]*360/256))" office:value-type="float" office:value="-0.266712757474898">
            <text:p>-0.2667127575</text:p>
          </table:table-cell>
          <table:table-cell table:formula="of:=SIN(RADIANS([.I$1]*[.$A607]*360/256))" office:value-type="float" office:value="-0.555570233019601">
            <text:p>-0.555570233</text:p>
          </table:table-cell>
          <table:table-cell table:formula="of:=SIN(RADIANS([.J$1]*[.$A607]*360/256))" office:value-type="float" office:value="0.99247953459871">
            <text:p>0.9924795346</text:p>
          </table:table-cell>
          <table:table-cell table:formula="of:=SIN(RADIANS([.K$1]*[.$A607]*360/256))" office:value-type="float" office:value="-0.740951125354958">
            <text:p>-0.7409511254</text:p>
          </table:table-cell>
          <table:table-cell table:formula="of:=SIN(RADIANS([.L$1]*[.$A607]*360/256))" office:value-type="float" office:value="-0.0245412285229123">
            <text:p>-0.0245412285</text:p>
          </table:table-cell>
          <table:table-cell table:formula="of:=SIN(RADIANS([.M$1]*[.$A607]*360/256))" office:value-type="float" office:value="0.773010453362738">
            <text:p>0.7730104534</text:p>
          </table:table-cell>
          <table:table-cell table:formula="of:=SIN(RADIANS([.N$1]*[.$A607]*360/256))" office:value-type="float" office:value="-0.985277642388941">
            <text:p>-0.9852776424</text:p>
          </table:table-cell>
          <table:table-cell table:formula="of:=SIN(RADIANS([.O$1]*[.$A607]*360/256))" office:value-type="float" office:value="0.514102744193221">
            <text:p>0.5141027442</text:p>
          </table:table-cell>
          <table:table-cell table:formula="of:=SIN(RADIANS([.P$1]*[.$A607]*360/256))" office:value-type="float" office:value="0.313681740398894">
            <text:p>0.3136817404</text:p>
          </table:table-cell>
          <table:table-cell table:formula="of:=SIN(RADIANS([.Q$1]*[.$A607]*360/256))" office:value-type="float" office:value="-0.923879532511286">
            <text:p>-0.9238795325</text:p>
          </table:table-cell>
          <table:table-cell table:formula="of:= [.B607]/1+ [.C607]/2+ [.D607]/3+ [.E607]/4+ [.F607]/5+ [.G607]/6+ [.H607]/7+ [.I607]/8+ [.J607]/9+ [.K607]/10+ [.L607]/11+ [.M607]/12+ [.N607]/13+ [.O607]/14+ [.P607]/15+ [.Q607]/16" office:value-type="float" office:value="0.396266720490764">
            <text:p>0.3962667205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SIN(RADIANS([.$A608]*360/256))" office:value-type="float" office:value="0.740951125354959">
            <text:p>0.7409511254</text:p>
          </table:table-cell>
          <table:table-cell table:formula="of:=SIN(RADIANS([.C$1]*[.$A608]*360/256))" office:value-type="float" office:value="-0.995184726672197">
            <text:p>-0.9951847267</text:p>
          </table:table-cell>
          <table:table-cell table:formula="of:=SIN(RADIANS([.D$1]*[.$A608]*360/256))" office:value-type="float" office:value="0.595699304492434">
            <text:p>0.5956993045</text:p>
          </table:table-cell>
          <table:table-cell table:formula="of:=SIN(RADIANS([.E$1]*[.$A608]*360/256))" office:value-type="float" office:value="0.195090322016128">
            <text:p>0.195090322</text:p>
          </table:table-cell>
          <table:table-cell table:formula="of:=SIN(RADIANS([.F$1]*[.$A608]*360/256))" office:value-type="float" office:value="-0.857728610000272">
            <text:p>-0.85772861</text:p>
          </table:table-cell>
          <table:table-cell table:formula="of:=SIN(RADIANS([.G$1]*[.$A608]*360/256))" office:value-type="float" office:value="0.956940335732209">
            <text:p>0.9569403357</text:p>
          </table:table-cell>
          <table:table-cell table:formula="of:=SIN(RADIANS([.H$1]*[.$A608]*360/256))" office:value-type="float" office:value="-0.427555093430282">
            <text:p>-0.4275550934</text:p>
          </table:table-cell>
          <table:table-cell table:formula="of:=SIN(RADIANS([.I$1]*[.$A608]*360/256))" office:value-type="float" office:value="-0.382683432365089">
            <text:p>-0.3826834324</text:p>
          </table:table-cell>
          <table:table-cell table:formula="of:=SIN(RADIANS([.J$1]*[.$A608]*360/256))" office:value-type="float" office:value="0.941544065183022">
            <text:p>0.9415440652</text:p>
          </table:table-cell>
          <table:table-cell table:formula="of:=SIN(RADIANS([.K$1]*[.$A608]*360/256))" office:value-type="float" office:value="-0.881921264348355">
            <text:p>-0.8819212643</text:p>
          </table:table-cell>
          <table:table-cell table:formula="of:=SIN(RADIANS([.L$1]*[.$A608]*360/256))" office:value-type="float" office:value="0.242980179903264">
            <text:p>0.2429801799</text:p>
          </table:table-cell>
          <table:table-cell table:formula="of:=SIN(RADIANS([.M$1]*[.$A608]*360/256))" office:value-type="float" office:value="0.555570233019602">
            <text:p>0.555570233</text:p>
          </table:table-cell>
          <table:table-cell table:formula="of:=SIN(RADIANS([.N$1]*[.$A608]*360/256))" office:value-type="float" office:value="-0.989176509964781">
            <text:p>-0.98917651</text:p>
          </table:table-cell>
          <table:table-cell table:formula="of:=SIN(RADIANS([.O$1]*[.$A608]*360/256))" office:value-type="float" office:value="0.773010453362737">
            <text:p>0.7730104534</text:p>
          </table:table-cell>
          <table:table-cell table:formula="of:=SIN(RADIANS([.P$1]*[.$A608]*360/256))" office:value-type="float" office:value="-0.0490676743274183">
            <text:p>-0.0490676743</text:p>
          </table:table-cell>
          <table:table-cell table:formula="of:=SIN(RADIANS([.Q$1]*[.$A608]*360/256))" office:value-type="float" office:value="-0.707106781186547">
            <text:p>-0.7071067812</text:p>
          </table:table-cell>
          <table:table-cell table:formula="of:= [.B608]/1+ [.C608]/2+ [.D608]/3+ [.E608]/4+ [.F608]/5+ [.G608]/6+ [.H608]/7+ [.I608]/8+ [.J608]/9+ [.K608]/10+ [.L608]/11+ [.M608]/12+ [.N608]/13+ [.O608]/14+ [.P608]/15+ [.Q608]/16" office:value-type="float" office:value="0.386197070195745">
            <text:p>0.3861970702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SIN(RADIANS([.$A609]*360/256))" office:value-type="float" office:value="0.724247082951467">
            <text:p>0.724247083</text:p>
          </table:table-cell>
          <table:table-cell table:formula="of:=SIN(RADIANS([.C$1]*[.$A609]*360/256))" office:value-type="float" office:value="-0.998795456205172">
            <text:p>-0.9987954562</text:p>
          </table:table-cell>
          <table:table-cell table:formula="of:=SIN(RADIANS([.D$1]*[.$A609]*360/256))" office:value-type="float" office:value="0.653172842953777">
            <text:p>0.653172843</text:p>
          </table:table-cell>
          <table:table-cell table:formula="of:=SIN(RADIANS([.E$1]*[.$A609]*360/256))" office:value-type="float" office:value="0.0980171403295606">
            <text:p>0.0980171403</text:p>
          </table:table-cell>
          <table:table-cell table:formula="of:=SIN(RADIANS([.F$1]*[.$A609]*360/256))" office:value-type="float" office:value="-0.788346427626606">
            <text:p>-0.7883464276</text:p>
          </table:table-cell>
          <table:table-cell table:formula="of:=SIN(RADIANS([.G$1]*[.$A609]*360/256))" office:value-type="float" office:value="0.989176509964781">
            <text:p>0.98917651</text:p>
          </table:table-cell>
          <table:table-cell table:formula="of:=SIN(RADIANS([.H$1]*[.$A609]*360/256))" office:value-type="float" office:value="-0.575808191417845">
            <text:p>-0.5758081914</text:p>
          </table:table-cell>
          <table:table-cell table:formula="of:=SIN(RADIANS([.I$1]*[.$A609]*360/256))" office:value-type="float" office:value="-0.195090322016128">
            <text:p>-0.195090322</text:p>
          </table:table-cell>
          <table:table-cell table:formula="of:=SIN(RADIANS([.J$1]*[.$A609]*360/256))" office:value-type="float" office:value="0.844853565249707">
            <text:p>0.8448535652</text:p>
          </table:table-cell>
          <table:table-cell table:formula="of:=SIN(RADIANS([.K$1]*[.$A609]*360/256))" office:value-type="float" office:value="-0.970031253194544">
            <text:p>-0.9700312532</text:p>
          </table:table-cell>
          <table:table-cell table:formula="of:=SIN(RADIANS([.L$1]*[.$A609]*360/256))" office:value-type="float" office:value="0.492898192229784">
            <text:p>0.4928981922</text:p>
          </table:table-cell>
          <table:table-cell table:formula="of:=SIN(RADIANS([.M$1]*[.$A609]*360/256))" office:value-type="float" office:value="0.290284677254462">
            <text:p>0.2902846773</text:p>
          </table:table-cell>
          <table:table-cell table:formula="of:=SIN(RADIANS([.N$1]*[.$A609]*360/256))" office:value-type="float" office:value="-0.893224301195515">
            <text:p>-0.8932243012</text:p>
          </table:table-cell>
          <table:table-cell table:formula="of:=SIN(RADIANS([.O$1]*[.$A609]*360/256))" office:value-type="float" office:value="0.941544065183021">
            <text:p>0.9415440652</text:p>
          </table:table-cell>
          <table:table-cell table:formula="of:=SIN(RADIANS([.P$1]*[.$A609]*360/256))" office:value-type="float" office:value="-0.405241314004986">
            <text:p>-0.405241314</text:p>
          </table:table-cell>
          <table:table-cell table:formula="of:=SIN(RADIANS([.Q$1]*[.$A609]*360/256))" office:value-type="float" office:value="-0.38268343236509">
            <text:p>-0.3826834324</text:p>
          </table:table-cell>
          <table:table-cell table:formula="of:= [.B609]/1+ [.C609]/2+ [.D609]/3+ [.E609]/4+ [.F609]/5+ [.G609]/6+ [.H609]/7+ [.I609]/8+ [.J609]/9+ [.K609]/10+ [.L609]/11+ [.M609]/12+ [.N609]/13+ [.O609]/14+ [.P609]/15+ [.Q609]/16" office:value-type="float" office:value="0.381105376878302">
            <text:p>0.3811053769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SIN(RADIANS([.$A610]*360/256))" office:value-type="float" office:value="0.707106781186548">
            <text:p>0.7071067812</text:p>
          </table:table-cell>
          <table:table-cell table:formula="of:=SIN(RADIANS([.C$1]*[.$A610]*360/256))" office:value-type="float" office:value="-1">
            <text:p>-1</text:p>
          </table:table-cell>
          <table:table-cell table:formula="of:=SIN(RADIANS([.D$1]*[.$A610]*360/256))" office:value-type="float" office:value="0.707106781186547">
            <text:p>0.7071067812</text:p>
          </table:table-cell>
          <table:table-cell table:formula="of:=SIN(RADIANS([.E$1]*[.$A610]*360/256))" office:value-type="float" office:value="3.67394039744206E-016">
            <text:p>3.67394039744206E-016</text:p>
          </table:table-cell>
          <table:table-cell table:formula="of:=SIN(RADIANS([.F$1]*[.$A610]*360/256))" office:value-type="float" office:value="-0.707106781186547">
            <text:p>-0.7071067812</text:p>
          </table:table-cell>
          <table:table-cell table:formula="of:=SIN(RADIANS([.G$1]*[.$A610]*360/256))" office:value-type="float" office:value="1">
            <text:p>1</text:p>
          </table:table-cell>
          <table:table-cell table:formula="of:=SIN(RADIANS([.H$1]*[.$A610]*360/256))" office:value-type="float" office:value="-0.707106781186548">
            <text:p>-0.7071067812</text:p>
          </table:table-cell>
          <table:table-cell table:formula="of:=SIN(RADIANS([.I$1]*[.$A610]*360/256))" office:value-type="float" office:value="-7.34788079488412E-016">
            <text:p>-7.34788079488412E-016</text:p>
          </table:table-cell>
          <table:table-cell table:formula="of:=SIN(RADIANS([.J$1]*[.$A610]*360/256))" office:value-type="float" office:value="0.707106781186549">
            <text:p>0.7071067812</text:p>
          </table:table-cell>
          <table:table-cell table:formula="of:=SIN(RADIANS([.K$1]*[.$A610]*360/256))" office:value-type="float" office:value="-1">
            <text:p>-1</text:p>
          </table:table-cell>
          <table:table-cell table:formula="of:=SIN(RADIANS([.L$1]*[.$A610]*360/256))" office:value-type="float" office:value="0.707106781186547">
            <text:p>0.7071067812</text:p>
          </table:table-cell>
          <table:table-cell table:formula="of:=SIN(RADIANS([.M$1]*[.$A610]*360/256))" office:value-type="float" office:value="1.10218211923262E-015">
            <text:p>1.10218211923262E-015</text:p>
          </table:table-cell>
          <table:table-cell table:formula="of:=SIN(RADIANS([.N$1]*[.$A610]*360/256))" office:value-type="float" office:value="-0.707106781186549">
            <text:p>-0.7071067812</text:p>
          </table:table-cell>
          <table:table-cell table:formula="of:=SIN(RADIANS([.O$1]*[.$A610]*360/256))" office:value-type="float" office:value="1">
            <text:p>1</text:p>
          </table:table-cell>
          <table:table-cell table:formula="of:=SIN(RADIANS([.P$1]*[.$A610]*360/256))" office:value-type="float" office:value="-0.707106781186547">
            <text:p>-0.7071067812</text:p>
          </table:table-cell>
          <table:table-cell table:formula="of:=SIN(RADIANS([.Q$1]*[.$A610]*360/256))" office:value-type="float" office:value="-1.46957615897682E-015">
            <text:p>-1.46957615897682E-015</text:p>
          </table:table-cell>
          <table:table-cell table:formula="of:= [.B610]/1+ [.C610]/2+ [.D610]/3+ [.E610]/4+ [.F610]/5+ [.G610]/6+ [.H610]/7+ [.I610]/8+ [.J610]/9+ [.K610]/10+ [.L610]/11+ [.M610]/12+ [.N610]/13+ [.O610]/14+ [.P610]/15+ [.Q610]/16" office:value-type="float" office:value="0.379784242368787">
            <text:p>0.3797842424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SIN(RADIANS([.$A611]*360/256))" office:value-type="float" office:value="0.689540544737067">
            <text:p>0.6895405447</text:p>
          </table:table-cell>
          <table:table-cell table:formula="of:=SIN(RADIANS([.C$1]*[.$A611]*360/256))" office:value-type="float" office:value="-0.998795456205172">
            <text:p>-0.9987954562</text:p>
          </table:table-cell>
          <table:table-cell table:formula="of:=SIN(RADIANS([.D$1]*[.$A611]*360/256))" office:value-type="float" office:value="0.757208846506484">
            <text:p>0.7572088465</text:p>
          </table:table-cell>
          <table:table-cell table:formula="of:=SIN(RADIANS([.E$1]*[.$A611]*360/256))" office:value-type="float" office:value="-0.0980171403295599">
            <text:p>-0.0980171403</text:p>
          </table:table-cell>
          <table:table-cell table:formula="of:=SIN(RADIANS([.F$1]*[.$A611]*360/256))" office:value-type="float" office:value="-0.615231590580627">
            <text:p>-0.6152315906</text:p>
          </table:table-cell>
          <table:table-cell table:formula="of:=SIN(RADIANS([.G$1]*[.$A611]*360/256))" office:value-type="float" office:value="0.989176509964781">
            <text:p>0.98917651</text:p>
          </table:table-cell>
          <table:table-cell table:formula="of:=SIN(RADIANS([.H$1]*[.$A611]*360/256))" office:value-type="float" office:value="-0.817584813151584">
            <text:p>-0.8175848132</text:p>
          </table:table-cell>
          <table:table-cell table:formula="of:=SIN(RADIANS([.I$1]*[.$A611]*360/256))" office:value-type="float" office:value="0.195090322016127">
            <text:p>0.195090322</text:p>
          </table:table-cell>
          <table:table-cell table:formula="of:=SIN(RADIANS([.J$1]*[.$A611]*360/256))" office:value-type="float" office:value="0.534997619887097">
            <text:p>0.5349976199</text:p>
          </table:table-cell>
          <table:table-cell table:formula="of:=SIN(RADIANS([.K$1]*[.$A611]*360/256))" office:value-type="float" office:value="-0.970031253194544">
            <text:p>-0.9700312532</text:p>
          </table:table-cell>
          <table:table-cell table:formula="of:=SIN(RADIANS([.L$1]*[.$A611]*360/256))" office:value-type="float" office:value="0.870086991108711">
            <text:p>0.8700869911</text:p>
          </table:table-cell>
          <table:table-cell table:formula="of:=SIN(RADIANS([.M$1]*[.$A611]*360/256))" office:value-type="float" office:value="-0.29028467725446">
            <text:p>-0.2902846773</text:p>
          </table:table-cell>
          <table:table-cell table:formula="of:=SIN(RADIANS([.N$1]*[.$A611]*360/256))" office:value-type="float" office:value="-0.449611329654607">
            <text:p>-0.4496113297</text:p>
          </table:table-cell>
          <table:table-cell table:formula="of:=SIN(RADIANS([.O$1]*[.$A611]*360/256))" office:value-type="float" office:value="0.94154406518302">
            <text:p>0.9415440652</text:p>
          </table:table-cell>
          <table:table-cell table:formula="of:=SIN(RADIANS([.P$1]*[.$A611]*360/256))" office:value-type="float" office:value="-0.914209755703532">
            <text:p>-0.9142097557</text:p>
          </table:table-cell>
          <table:table-cell table:formula="of:=SIN(RADIANS([.Q$1]*[.$A611]*360/256))" office:value-type="float" office:value="0.382683432365087">
            <text:p>0.3826834324</text:p>
          </table:table-cell>
          <table:table-cell table:formula="of:= [.B611]/1+ [.C611]/2+ [.D611]/3+ [.E611]/4+ [.F611]/5+ [.G611]/6+ [.H611]/7+ [.I611]/8+ [.J611]/9+ [.K611]/10+ [.L611]/11+ [.M611]/12+ [.N611]/13+ [.O611]/14+ [.P611]/15+ [.Q611]/16" office:value-type="float" office:value="0.380433914096842">
            <text:p>0.380433914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SIN(RADIANS([.$A612]*360/256))" office:value-type="float" office:value="0.671558954847019">
            <text:p>0.6715589548</text:p>
          </table:table-cell>
          <table:table-cell table:formula="of:=SIN(RADIANS([.C$1]*[.$A612]*360/256))" office:value-type="float" office:value="-0.995184726672197">
            <text:p>-0.9951847267</text:p>
          </table:table-cell>
          <table:table-cell table:formula="of:=SIN(RADIANS([.D$1]*[.$A612]*360/256))" office:value-type="float" office:value="0.803207531480645">
            <text:p>0.8032075315</text:p>
          </table:table-cell>
          <table:table-cell table:formula="of:=SIN(RADIANS([.E$1]*[.$A612]*360/256))" office:value-type="float" office:value="-0.195090322016127">
            <text:p>-0.195090322</text:p>
          </table:table-cell>
          <table:table-cell table:formula="of:=SIN(RADIANS([.F$1]*[.$A612]*360/256))" office:value-type="float" office:value="-0.514102744193222">
            <text:p>-0.5141027442</text:p>
          </table:table-cell>
          <table:table-cell table:formula="of:=SIN(RADIANS([.G$1]*[.$A612]*360/256))" office:value-type="float" office:value="0.956940335732209">
            <text:p>0.9569403357</text:p>
          </table:table-cell>
          <table:table-cell table:formula="of:=SIN(RADIANS([.H$1]*[.$A612]*360/256))" office:value-type="float" office:value="-0.903989293123444">
            <text:p>-0.9039892931</text:p>
          </table:table-cell>
          <table:table-cell table:formula="of:=SIN(RADIANS([.I$1]*[.$A612]*360/256))" office:value-type="float" office:value="0.382683432365088">
            <text:p>0.3826834324</text:p>
          </table:table-cell>
          <table:table-cell table:formula="of:=SIN(RADIANS([.J$1]*[.$A612]*360/256))" office:value-type="float" office:value="0.336889853392221">
            <text:p>0.3368898534</text:p>
          </table:table-cell>
          <table:table-cell table:formula="of:=SIN(RADIANS([.K$1]*[.$A612]*360/256))" office:value-type="float" office:value="-0.881921264348355">
            <text:p>-0.8819212643</text:p>
          </table:table-cell>
          <table:table-cell table:formula="of:=SIN(RADIANS([.L$1]*[.$A612]*360/256))" office:value-type="float" office:value="0.970031253194544">
            <text:p>0.9700312532</text:p>
          </table:table-cell>
          <table:table-cell table:formula="of:=SIN(RADIANS([.M$1]*[.$A612]*360/256))" office:value-type="float" office:value="-0.555570233019603">
            <text:p>-0.555570233</text:p>
          </table:table-cell>
          <table:table-cell table:formula="of:=SIN(RADIANS([.N$1]*[.$A612]*360/256))" office:value-type="float" office:value="-0.146730474455361">
            <text:p>-0.1467304745</text:p>
          </table:table-cell>
          <table:table-cell table:formula="of:=SIN(RADIANS([.O$1]*[.$A612]*360/256))" office:value-type="float" office:value="0.773010453362736">
            <text:p>0.7730104534</text:p>
          </table:table-cell>
          <table:table-cell table:formula="of:=SIN(RADIANS([.P$1]*[.$A612]*360/256))" office:value-type="float" office:value="-0.998795456205172">
            <text:p>-0.9987954562</text:p>
          </table:table-cell>
          <table:table-cell table:formula="of:=SIN(RADIANS([.Q$1]*[.$A612]*360/256))" office:value-type="float" office:value="0.707106781186545">
            <text:p>0.7071067812</text:p>
          </table:table-cell>
          <table:table-cell table:formula="of:= [.B612]/1+ [.C612]/2+ [.D612]/3+ [.E612]/4+ [.F612]/5+ [.G612]/6+ [.H612]/7+ [.I612]/8+ [.J612]/9+ [.K612]/10+ [.L612]/11+ [.M612]/12+ [.N612]/13+ [.O612]/14+ [.P612]/15+ [.Q612]/16" office:value-type="float" office:value="0.380956565754433">
            <text:p>0.380956565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SIN(RADIANS([.$A613]*360/256))" office:value-type="float" office:value="0.653172842953777">
            <text:p>0.653172843</text:p>
          </table:table-cell>
          <table:table-cell table:formula="of:=SIN(RADIANS([.C$1]*[.$A613]*360/256))" office:value-type="float" office:value="-0.989176509964781">
            <text:p>-0.98917651</text:p>
          </table:table-cell>
          <table:table-cell table:formula="of:=SIN(RADIANS([.D$1]*[.$A613]*360/256))" office:value-type="float" office:value="0.844853565249707">
            <text:p>0.8448535652</text:p>
          </table:table-cell>
          <table:table-cell table:formula="of:=SIN(RADIANS([.E$1]*[.$A613]*360/256))" office:value-type="float" office:value="-0.290284677254463">
            <text:p>-0.2902846773</text:p>
          </table:table-cell>
          <table:table-cell table:formula="of:=SIN(RADIANS([.F$1]*[.$A613]*360/256))" office:value-type="float" office:value="-0.40524131400499">
            <text:p>-0.405241314</text:p>
          </table:table-cell>
          <table:table-cell table:formula="of:=SIN(RADIANS([.G$1]*[.$A613]*360/256))" office:value-type="float" office:value="0.903989293123443">
            <text:p>0.9039892931</text:p>
          </table:table-cell>
          <table:table-cell table:formula="of:=SIN(RADIANS([.H$1]*[.$A613]*360/256))" office:value-type="float" office:value="-0.96377606579544">
            <text:p>-0.9637760658</text:p>
          </table:table-cell>
          <table:table-cell table:formula="of:=SIN(RADIANS([.I$1]*[.$A613]*360/256))" office:value-type="float" office:value="0.555570233019603">
            <text:p>0.555570233</text:p>
          </table:table-cell>
          <table:table-cell table:formula="of:=SIN(RADIANS([.J$1]*[.$A613]*360/256))" office:value-type="float" office:value="0.122410675199216">
            <text:p>0.1224106752</text:p>
          </table:table-cell>
          <table:table-cell table:formula="of:=SIN(RADIANS([.K$1]*[.$A613]*360/256))" office:value-type="float" office:value="-0.740951125354959">
            <text:p>-0.7409511254</text:p>
          </table:table-cell>
          <table:table-cell table:formula="of:=SIN(RADIANS([.L$1]*[.$A613]*360/256))" office:value-type="float" office:value="0.999698818696204">
            <text:p>0.9996988187</text:p>
          </table:table-cell>
          <table:table-cell table:formula="of:=SIN(RADIANS([.M$1]*[.$A613]*360/256))" office:value-type="float" office:value="-0.773010453362737">
            <text:p>-0.7730104534</text:p>
          </table:table-cell>
          <table:table-cell table:formula="of:=SIN(RADIANS([.N$1]*[.$A613]*360/256))" office:value-type="float" office:value="0.1709618887603">
            <text:p>0.1709618888</text:p>
          </table:table-cell>
          <table:table-cell table:formula="of:=SIN(RADIANS([.O$1]*[.$A613]*360/256))" office:value-type="float" office:value="0.51410274419322">
            <text:p>0.5141027442</text:p>
          </table:table-cell>
          <table:table-cell table:formula="of:=SIN(RADIANS([.P$1]*[.$A613]*360/256))" office:value-type="float" office:value="-0.949528180593036">
            <text:p>-0.9495281806</text:p>
          </table:table-cell>
          <table:table-cell table:formula="of:=SIN(RADIANS([.Q$1]*[.$A613]*360/256))" office:value-type="float" office:value="0.923879532511287">
            <text:p>0.9238795325</text:p>
          </table:table-cell>
          <table:table-cell table:formula="of:= [.B613]/1+ [.C613]/2+ [.D613]/3+ [.E613]/4+ [.F613]/5+ [.G613]/6+ [.H613]/7+ [.I613]/8+ [.J613]/9+ [.K613]/10+ [.L613]/11+ [.M613]/12+ [.N613]/13+ [.O613]/14+ [.P613]/15+ [.Q613]/16" office:value-type="float" office:value="0.379295254930157">
            <text:p>0.3792952549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SIN(RADIANS([.$A614]*360/256))" office:value-type="float" office:value="0.634393284163645">
            <text:p>0.6343932842</text:p>
          </table:table-cell>
          <table:table-cell table:formula="of:=SIN(RADIANS([.C$1]*[.$A614]*360/256))" office:value-type="float" office:value="-0.98078528040323">
            <text:p>-0.9807852804</text:p>
          </table:table-cell>
          <table:table-cell table:formula="of:=SIN(RADIANS([.D$1]*[.$A614]*360/256))" office:value-type="float" office:value="0.881921264348355">
            <text:p>0.8819212643</text:p>
          </table:table-cell>
          <table:table-cell table:formula="of:=SIN(RADIANS([.E$1]*[.$A614]*360/256))" office:value-type="float" office:value="-0.38268343236509">
            <text:p>-0.3826834324</text:p>
          </table:table-cell>
          <table:table-cell table:formula="of:=SIN(RADIANS([.F$1]*[.$A614]*360/256))" office:value-type="float" office:value="-0.290284677254462">
            <text:p>-0.2902846773</text:p>
          </table:table-cell>
          <table:table-cell table:formula="of:=SIN(RADIANS([.G$1]*[.$A614]*360/256))" office:value-type="float" office:value="0.831469612302546">
            <text:p>0.8314696123</text:p>
          </table:table-cell>
          <table:table-cell table:formula="of:=SIN(RADIANS([.H$1]*[.$A614]*360/256))" office:value-type="float" office:value="-0.995184726672197">
            <text:p>-0.9951847267</text:p>
          </table:table-cell>
          <table:table-cell table:formula="of:=SIN(RADIANS([.I$1]*[.$A614]*360/256))" office:value-type="float" office:value="0.707106781186548">
            <text:p>0.7071067812</text:p>
          </table:table-cell>
          <table:table-cell table:formula="of:=SIN(RADIANS([.J$1]*[.$A614]*360/256))" office:value-type="float" office:value="-0.0980171403295594">
            <text:p>-0.0980171403</text:p>
          </table:table-cell>
          <table:table-cell table:formula="of:=SIN(RADIANS([.K$1]*[.$A614]*360/256))" office:value-type="float" office:value="-0.555570233019601">
            <text:p>-0.555570233</text:p>
          </table:table-cell>
          <table:table-cell table:formula="of:=SIN(RADIANS([.L$1]*[.$A614]*360/256))" office:value-type="float" office:value="0.956940335732209">
            <text:p>0.9569403357</text:p>
          </table:table-cell>
          <table:table-cell table:formula="of:=SIN(RADIANS([.M$1]*[.$A614]*360/256))" office:value-type="float" office:value="-0.923879532511286">
            <text:p>-0.9238795325</text:p>
          </table:table-cell>
          <table:table-cell table:formula="of:=SIN(RADIANS([.N$1]*[.$A614]*360/256))" office:value-type="float" office:value="0.471396736825998">
            <text:p>0.4713967368</text:p>
          </table:table-cell>
          <table:table-cell table:formula="of:=SIN(RADIANS([.O$1]*[.$A614]*360/256))" office:value-type="float" office:value="0.195090322016125">
            <text:p>0.195090322</text:p>
          </table:table-cell>
          <table:table-cell table:formula="of:=SIN(RADIANS([.P$1]*[.$A614]*360/256))" office:value-type="float" office:value="-0.773010453362738">
            <text:p>-0.7730104534</text:p>
          </table:table-cell>
          <table:table-cell table:formula="of:=SIN(RADIANS([.Q$1]*[.$A614]*360/256))" office:value-type="float" office:value="1">
            <text:p>1</text:p>
          </table:table-cell>
          <table:table-cell table:formula="of:= [.B614]/1+ [.C614]/2+ [.D614]/3+ [.E614]/4+ [.F614]/5+ [.G614]/6+ [.H614]/7+ [.I614]/8+ [.J614]/9+ [.K614]/10+ [.L614]/11+ [.M614]/12+ [.N614]/13+ [.O614]/14+ [.P614]/15+ [.Q614]/16" office:value-type="float" office:value="0.373763053386863">
            <text:p>0.3737630534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SIN(RADIANS([.$A615]*360/256))" office:value-type="float" office:value="0.615231590580627">
            <text:p>0.6152315906</text:p>
          </table:table-cell>
          <table:table-cell table:formula="of:=SIN(RADIANS([.C$1]*[.$A615]*360/256))" office:value-type="float" office:value="-0.970031253194544">
            <text:p>-0.9700312532</text:p>
          </table:table-cell>
          <table:table-cell table:formula="of:=SIN(RADIANS([.D$1]*[.$A615]*360/256))" office:value-type="float" office:value="0.914209755703531">
            <text:p>0.9142097557</text:p>
          </table:table-cell>
          <table:table-cell table:formula="of:=SIN(RADIANS([.E$1]*[.$A615]*360/256))" office:value-type="float" office:value="-0.471396736825997">
            <text:p>-0.4713967368</text:p>
          </table:table-cell>
          <table:table-cell table:formula="of:=SIN(RADIANS([.F$1]*[.$A615]*360/256))" office:value-type="float" office:value="-0.170961888760302">
            <text:p>-0.1709618888</text:p>
          </table:table-cell>
          <table:table-cell table:formula="of:=SIN(RADIANS([.G$1]*[.$A615]*360/256))" office:value-type="float" office:value="0.740951125354959">
            <text:p>0.7409511254</text:p>
          </table:table-cell>
          <table:table-cell table:formula="of:=SIN(RADIANS([.H$1]*[.$A615]*360/256))" office:value-type="float" office:value="-0.99729045667869">
            <text:p>-0.9972904567</text:p>
          </table:table-cell>
          <table:table-cell table:formula="of:=SIN(RADIANS([.I$1]*[.$A615]*360/256))" office:value-type="float" office:value="0.831469612302545">
            <text:p>0.8314696123</text:p>
          </table:table-cell>
          <table:table-cell table:formula="of:=SIN(RADIANS([.J$1]*[.$A615]*360/256))" office:value-type="float" office:value="-0.313681740398892">
            <text:p>-0.3136817404</text:p>
          </table:table-cell>
          <table:table-cell table:formula="of:=SIN(RADIANS([.K$1]*[.$A615]*360/256))" office:value-type="float" office:value="-0.336889853392222">
            <text:p>-0.3368898534</text:p>
          </table:table-cell>
          <table:table-cell table:formula="of:=SIN(RADIANS([.L$1]*[.$A615]*360/256))" office:value-type="float" office:value="0.844853565249707">
            <text:p>0.8448535652</text:p>
          </table:table-cell>
          <table:table-cell table:formula="of:=SIN(RADIANS([.M$1]*[.$A615]*360/256))" office:value-type="float" office:value="-0.995184726672197">
            <text:p>-0.9951847267</text:p>
          </table:table-cell>
          <table:table-cell table:formula="of:=SIN(RADIANS([.N$1]*[.$A615]*360/256))" office:value-type="float" office:value="0.724247082951466">
            <text:p>0.724247083</text:p>
          </table:table-cell>
          <table:table-cell table:formula="of:=SIN(RADIANS([.O$1]*[.$A615]*360/256))" office:value-type="float" office:value="-0.146730474455358">
            <text:p>-0.1467304745</text:p>
          </table:table-cell>
          <table:table-cell table:formula="of:=SIN(RADIANS([.P$1]*[.$A615]*360/256))" office:value-type="float" office:value="-0.492898192229783">
            <text:p>-0.4928981922</text:p>
          </table:table-cell>
          <table:table-cell table:formula="of:=SIN(RADIANS([.Q$1]*[.$A615]*360/256))" office:value-type="float" office:value="0.923879532511287">
            <text:p>0.9238795325</text:p>
          </table:table-cell>
          <table:table-cell table:formula="of:= [.B615]/1+ [.C615]/2+ [.D615]/3+ [.E615]/4+ [.F615]/5+ [.G615]/6+ [.H615]/7+ [.I615]/8+ [.J615]/9+ [.K615]/10+ [.L615]/11+ [.M615]/12+ [.N615]/13+ [.O615]/14+ [.P615]/15+ [.Q615]/16" office:value-type="float" office:value="0.363309931942842">
            <text:p>0.3633099319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SIN(RADIANS([.$A616]*360/256))" office:value-type="float" office:value="0.595699304492433">
            <text:p>0.5956993045</text:p>
          </table:table-cell>
          <table:table-cell table:formula="of:=SIN(RADIANS([.C$1]*[.$A616]*360/256))" office:value-type="float" office:value="-0.956940335732209">
            <text:p>-0.9569403357</text:p>
          </table:table-cell>
          <table:table-cell table:formula="of:=SIN(RADIANS([.D$1]*[.$A616]*360/256))" office:value-type="float" office:value="0.941544065183021">
            <text:p>0.9415440652</text:p>
          </table:table-cell>
          <table:table-cell table:formula="of:=SIN(RADIANS([.E$1]*[.$A616]*360/256))" office:value-type="float" office:value="-0.555570233019602">
            <text:p>-0.555570233</text:p>
          </table:table-cell>
          <table:table-cell table:formula="of:=SIN(RADIANS([.F$1]*[.$A616]*360/256))" office:value-type="float" office:value="-0.0490676743274183">
            <text:p>-0.0490676743</text:p>
          </table:table-cell>
          <table:table-cell table:formula="of:=SIN(RADIANS([.G$1]*[.$A616]*360/256))" office:value-type="float" office:value="0.634393284163645">
            <text:p>0.6343932842</text:p>
          </table:table-cell>
          <table:table-cell table:formula="of:=SIN(RADIANS([.H$1]*[.$A616]*360/256))" office:value-type="float" office:value="-0.970031253194544">
            <text:p>-0.9700312532</text:p>
          </table:table-cell>
          <table:table-cell table:formula="of:=SIN(RADIANS([.I$1]*[.$A616]*360/256))" office:value-type="float" office:value="0.923879532511286">
            <text:p>0.9238795325</text:p>
          </table:table-cell>
          <table:table-cell table:formula="of:=SIN(RADIANS([.J$1]*[.$A616]*360/256))" office:value-type="float" office:value="-0.514102744193221">
            <text:p>-0.5141027442</text:p>
          </table:table-cell>
          <table:table-cell table:formula="of:=SIN(RADIANS([.K$1]*[.$A616]*360/256))" office:value-type="float" office:value="-0.0980171403295612">
            <text:p>-0.0980171403</text:p>
          </table:table-cell>
          <table:table-cell table:formula="of:=SIN(RADIANS([.L$1]*[.$A616]*360/256))" office:value-type="float" office:value="0.671558954847019">
            <text:p>0.6715589548</text:p>
          </table:table-cell>
          <table:table-cell table:formula="of:=SIN(RADIANS([.M$1]*[.$A616]*360/256))" office:value-type="float" office:value="-0.98078528040323">
            <text:p>-0.9807852804</text:p>
          </table:table-cell>
          <table:table-cell table:formula="of:=SIN(RADIANS([.N$1]*[.$A616]*360/256))" office:value-type="float" office:value="0.903989293123442">
            <text:p>0.9039892931</text:p>
          </table:table-cell>
          <table:table-cell table:formula="of:=SIN(RADIANS([.O$1]*[.$A616]*360/256))" office:value-type="float" office:value="-0.471396736825995">
            <text:p>-0.4713967368</text:p>
          </table:table-cell>
          <table:table-cell table:formula="of:=SIN(RADIANS([.P$1]*[.$A616]*360/256))" office:value-type="float" office:value="-0.146730474455364">
            <text:p>-0.1467304745</text:p>
          </table:table-cell>
          <table:table-cell table:formula="of:=SIN(RADIANS([.Q$1]*[.$A616]*360/256))" office:value-type="float" office:value="0.707106781186549">
            <text:p>0.7071067812</text:p>
          </table:table-cell>
          <table:table-cell table:formula="of:= [.B616]/1+ [.C616]/2+ [.D616]/3+ [.E616]/4+ [.F616]/5+ [.G616]/6+ [.H616]/7+ [.I616]/8+ [.J616]/9+ [.K616]/10+ [.L616]/11+ [.M616]/12+ [.N616]/13+ [.O616]/14+ [.P616]/15+ [.Q616]/16" office:value-type="float" office:value="0.347685378361297">
            <text:p>0.3476853784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SIN(RADIANS([.$A617]*360/256))" office:value-type="float" office:value="0.575808191417845">
            <text:p>0.5758081914</text:p>
          </table:table-cell>
          <table:table-cell table:formula="of:=SIN(RADIANS([.C$1]*[.$A617]*360/256))" office:value-type="float" office:value="-0.941544065183021">
            <text:p>-0.9415440652</text:p>
          </table:table-cell>
          <table:table-cell table:formula="of:=SIN(RADIANS([.D$1]*[.$A617]*360/256))" office:value-type="float" office:value="0.96377606579544">
            <text:p>0.9637760658</text:p>
          </table:table-cell>
          <table:table-cell table:formula="of:=SIN(RADIANS([.E$1]*[.$A617]*360/256))" office:value-type="float" office:value="-0.634393284163645">
            <text:p>-0.6343932842</text:p>
          </table:table-cell>
          <table:table-cell table:formula="of:=SIN(RADIANS([.F$1]*[.$A617]*360/256))" office:value-type="float" office:value="0.0735645635996676">
            <text:p>0.0735645636</text:p>
          </table:table-cell>
          <table:table-cell table:formula="of:=SIN(RADIANS([.G$1]*[.$A617]*360/256))" office:value-type="float" office:value="0.514102744193222">
            <text:p>0.5141027442</text:p>
          </table:table-cell>
          <table:table-cell table:formula="of:=SIN(RADIANS([.H$1]*[.$A617]*360/256))" office:value-type="float" office:value="-0.914209755703531">
            <text:p>-0.9142097557</text:p>
          </table:table-cell>
          <table:table-cell table:formula="of:=SIN(RADIANS([.I$1]*[.$A617]*360/256))" office:value-type="float" office:value="0.98078528040323">
            <text:p>0.9807852804</text:p>
          </table:table-cell>
          <table:table-cell table:formula="of:=SIN(RADIANS([.J$1]*[.$A617]*360/256))" office:value-type="float" office:value="-0.689540544737068">
            <text:p>-0.6895405447</text:p>
          </table:table-cell>
          <table:table-cell table:formula="of:=SIN(RADIANS([.K$1]*[.$A617]*360/256))" office:value-type="float" office:value="0.146730474455362">
            <text:p>0.1467304745</text:p>
          </table:table-cell>
          <table:table-cell table:formula="of:=SIN(RADIANS([.L$1]*[.$A617]*360/256))" office:value-type="float" office:value="0.449611329654607">
            <text:p>0.4496113297</text:p>
          </table:table-cell>
          <table:table-cell table:formula="of:=SIN(RADIANS([.M$1]*[.$A617]*360/256))" office:value-type="float" office:value="-0.881921264348356">
            <text:p>-0.8819212643</text:p>
          </table:table-cell>
          <table:table-cell table:formula="of:=SIN(RADIANS([.N$1]*[.$A617]*360/256))" office:value-type="float" office:value="0.99247953459871">
            <text:p>0.9924795346</text:p>
          </table:table-cell>
          <table:table-cell table:formula="of:=SIN(RADIANS([.O$1]*[.$A617]*360/256))" office:value-type="float" office:value="-0.740951125354957">
            <text:p>-0.7409511254</text:p>
          </table:table-cell>
          <table:table-cell table:formula="of:=SIN(RADIANS([.P$1]*[.$A617]*360/256))" office:value-type="float" office:value="0.21910124015687">
            <text:p>0.2191012402</text:p>
          </table:table-cell>
          <table:table-cell table:formula="of:=SIN(RADIANS([.Q$1]*[.$A617]*360/256))" office:value-type="float" office:value="0.382683432365093">
            <text:p>0.3826834324</text:p>
          </table:table-cell>
          <table:table-cell table:formula="of:= [.B617]/1+ [.C617]/2+ [.D617]/3+ [.E617]/4+ [.F617]/5+ [.G617]/6+ [.H617]/7+ [.I617]/8+ [.J617]/9+ [.K617]/10+ [.L617]/11+ [.M617]/12+ [.N617]/13+ [.O617]/14+ [.P617]/15+ [.Q617]/16" office:value-type="float" office:value="0.327471709159079">
            <text:p>0.3274717092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SIN(RADIANS([.$A618]*360/256))" office:value-type="float" office:value="0.555570233019602">
            <text:p>0.555570233</text:p>
          </table:table-cell>
          <table:table-cell table:formula="of:=SIN(RADIANS([.C$1]*[.$A618]*360/256))" office:value-type="float" office:value="-0.923879532511287">
            <text:p>-0.9238795325</text:p>
          </table:table-cell>
          <table:table-cell table:formula="of:=SIN(RADIANS([.D$1]*[.$A618]*360/256))" office:value-type="float" office:value="0.98078528040323">
            <text:p>0.9807852804</text:p>
          </table:table-cell>
          <table:table-cell table:formula="of:=SIN(RADIANS([.E$1]*[.$A618]*360/256))" office:value-type="float" office:value="-0.707106781186548">
            <text:p>-0.7071067812</text:p>
          </table:table-cell>
          <table:table-cell table:formula="of:=SIN(RADIANS([.F$1]*[.$A618]*360/256))" office:value-type="float" office:value="0.195090322016129">
            <text:p>0.195090322</text:p>
          </table:table-cell>
          <table:table-cell table:formula="of:=SIN(RADIANS([.G$1]*[.$A618]*360/256))" office:value-type="float" office:value="0.382683432365091">
            <text:p>0.3826834324</text:p>
          </table:table-cell>
          <table:table-cell table:formula="of:=SIN(RADIANS([.H$1]*[.$A618]*360/256))" office:value-type="float" office:value="-0.831469612302546">
            <text:p>-0.8314696123</text:p>
          </table:table-cell>
          <table:table-cell table:formula="of:=SIN(RADIANS([.I$1]*[.$A618]*360/256))" office:value-type="float" office:value="1">
            <text:p>1</text:p>
          </table:table-cell>
          <table:table-cell table:formula="of:=SIN(RADIANS([.J$1]*[.$A618]*360/256))" office:value-type="float" office:value="-0.831469612302545">
            <text:p>-0.8314696123</text:p>
          </table:table-cell>
          <table:table-cell table:formula="of:=SIN(RADIANS([.K$1]*[.$A618]*360/256))" office:value-type="float" office:value="0.382683432365091">
            <text:p>0.3826834324</text:p>
          </table:table-cell>
          <table:table-cell table:formula="of:=SIN(RADIANS([.L$1]*[.$A618]*360/256))" office:value-type="float" office:value="0.195090322016129">
            <text:p>0.195090322</text:p>
          </table:table-cell>
          <table:table-cell table:formula="of:=SIN(RADIANS([.M$1]*[.$A618]*360/256))" office:value-type="float" office:value="-0.707106781186549">
            <text:p>-0.7071067812</text:p>
          </table:table-cell>
          <table:table-cell table:formula="of:=SIN(RADIANS([.N$1]*[.$A618]*360/256))" office:value-type="float" office:value="0.98078528040323">
            <text:p>0.9807852804</text:p>
          </table:table-cell>
          <table:table-cell table:formula="of:=SIN(RADIANS([.O$1]*[.$A618]*360/256))" office:value-type="float" office:value="-0.923879532511286">
            <text:p>-0.9238795325</text:p>
          </table:table-cell>
          <table:table-cell table:formula="of:=SIN(RADIANS([.P$1]*[.$A618]*360/256))" office:value-type="float" office:value="0.555570233019599">
            <text:p>0.555570233</text:p>
          </table:table-cell>
          <table:table-cell table:formula="of:=SIN(RADIANS([.Q$1]*[.$A618]*360/256))" office:value-type="float" office:value="-1.96067283990894E-015">
            <text:p>-1.96067283990894E-015</text:p>
          </table:table-cell>
          <table:table-cell table:formula="of:= [.B618]/1+ [.C618]/2+ [.D618]/3+ [.E618]/4+ [.F618]/5+ [.G618]/6+ [.H618]/7+ [.I618]/8+ [.J618]/9+ [.K618]/10+ [.L618]/11+ [.M618]/12+ [.N618]/13+ [.O618]/14+ [.P618]/15+ [.Q618]/16" office:value-type="float" office:value="0.303983852950354">
            <text:p>0.303983853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SIN(RADIANS([.$A619]*360/256))" office:value-type="float" office:value="0.534997619887097">
            <text:p>0.5349976199</text:p>
          </table:table-cell>
          <table:table-cell table:formula="of:=SIN(RADIANS([.C$1]*[.$A619]*360/256))" office:value-type="float" office:value="-0.903989293123443">
            <text:p>-0.9039892931</text:p>
          </table:table-cell>
          <table:table-cell table:formula="of:=SIN(RADIANS([.D$1]*[.$A619]*360/256))" office:value-type="float" office:value="0.99247953459871">
            <text:p>0.9924795346</text:p>
          </table:table-cell>
          <table:table-cell table:formula="of:=SIN(RADIANS([.E$1]*[.$A619]*360/256))" office:value-type="float" office:value="-0.773010453362737">
            <text:p>-0.7730104534</text:p>
          </table:table-cell>
          <table:table-cell table:formula="of:=SIN(RADIANS([.F$1]*[.$A619]*360/256))" office:value-type="float" office:value="0.313681740398891">
            <text:p>0.3136817404</text:p>
          </table:table-cell>
          <table:table-cell table:formula="of:=SIN(RADIANS([.G$1]*[.$A619]*360/256))" office:value-type="float" office:value="0.242980179903264">
            <text:p>0.2429801799</text:p>
          </table:table-cell>
          <table:table-cell table:formula="of:=SIN(RADIANS([.H$1]*[.$A619]*360/256))" office:value-type="float" office:value="-0.724247082951467">
            <text:p>-0.724247083</text:p>
          </table:table-cell>
          <table:table-cell table:formula="of:=SIN(RADIANS([.I$1]*[.$A619]*360/256))" office:value-type="float" office:value="0.98078528040323">
            <text:p>0.9807852804</text:p>
          </table:table-cell>
          <table:table-cell table:formula="of:=SIN(RADIANS([.J$1]*[.$A619]*360/256))" office:value-type="float" office:value="-0.932992798834739">
            <text:p>-0.9329927988</text:p>
          </table:table-cell>
          <table:table-cell table:formula="of:=SIN(RADIANS([.K$1]*[.$A619]*360/256))" office:value-type="float" office:value="0.595699304492432">
            <text:p>0.5956993045</text:p>
          </table:table-cell>
          <table:table-cell table:formula="of:=SIN(RADIANS([.L$1]*[.$A619]*360/256))" office:value-type="float" office:value="-0.073564563599667">
            <text:p>-0.0735645636</text:p>
          </table:table-cell>
          <table:table-cell table:formula="of:=SIN(RADIANS([.M$1]*[.$A619]*360/256))" office:value-type="float" office:value="-0.471396736825997">
            <text:p>-0.4713967368</text:p>
          </table:table-cell>
          <table:table-cell table:formula="of:=SIN(RADIANS([.N$1]*[.$A619]*360/256))" office:value-type="float" office:value="0.870086991108713">
            <text:p>0.8700869911</text:p>
          </table:table-cell>
          <table:table-cell table:formula="of:=SIN(RADIANS([.O$1]*[.$A619]*360/256))" office:value-type="float" office:value="-0.998795456205172">
            <text:p>-0.9987954562</text:p>
          </table:table-cell>
          <table:table-cell table:formula="of:=SIN(RADIANS([.P$1]*[.$A619]*360/256))" office:value-type="float" office:value="0.817584813151584">
            <text:p>0.8175848132</text:p>
          </table:table-cell>
          <table:table-cell table:formula="of:=SIN(RADIANS([.Q$1]*[.$A619]*360/256))" office:value-type="float" office:value="-0.38268343236509">
            <text:p>-0.3826834324</text:p>
          </table:table-cell>
          <table:table-cell table:formula="of:= [.B619]/1+ [.C619]/2+ [.D619]/3+ [.E619]/4+ [.F619]/5+ [.G619]/6+ [.H619]/7+ [.I619]/8+ [.J619]/9+ [.K619]/10+ [.L619]/11+ [.M619]/12+ [.N619]/13+ [.O619]/14+ [.P619]/15+ [.Q619]/16" office:value-type="float" office:value="0.279052697863195">
            <text:p>0.2790526979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SIN(RADIANS([.$A620]*360/256))" office:value-type="float" office:value="0.514102744193222">
            <text:p>0.5141027442</text:p>
          </table:table-cell>
          <table:table-cell table:formula="of:=SIN(RADIANS([.C$1]*[.$A620]*360/256))" office:value-type="float" office:value="-0.881921264348355">
            <text:p>-0.8819212643</text:p>
          </table:table-cell>
          <table:table-cell table:formula="of:=SIN(RADIANS([.D$1]*[.$A620]*360/256))" office:value-type="float" office:value="0.998795456205172">
            <text:p>0.9987954562</text:p>
          </table:table-cell>
          <table:table-cell table:formula="of:=SIN(RADIANS([.E$1]*[.$A620]*360/256))" office:value-type="float" office:value="-0.831469612302545">
            <text:p>-0.8314696123</text:p>
          </table:table-cell>
          <table:table-cell table:formula="of:=SIN(RADIANS([.F$1]*[.$A620]*360/256))" office:value-type="float" office:value="0.427555093430282">
            <text:p>0.4275550934</text:p>
          </table:table-cell>
          <table:table-cell table:formula="of:=SIN(RADIANS([.G$1]*[.$A620]*360/256))" office:value-type="float" office:value="0.0980171403295609">
            <text:p>0.0980171403</text:p>
          </table:table-cell>
          <table:table-cell table:formula="of:=SIN(RADIANS([.H$1]*[.$A620]*360/256))" office:value-type="float" office:value="-0.595699304492434">
            <text:p>-0.5956993045</text:p>
          </table:table-cell>
          <table:table-cell table:formula="of:=SIN(RADIANS([.I$1]*[.$A620]*360/256))" office:value-type="float" office:value="0.923879532511287">
            <text:p>0.9238795325</text:p>
          </table:table-cell>
          <table:table-cell table:formula="of:=SIN(RADIANS([.J$1]*[.$A620]*360/256))" office:value-type="float" office:value="-0.989176509964781">
            <text:p>-0.98917651</text:p>
          </table:table-cell>
          <table:table-cell table:formula="of:=SIN(RADIANS([.K$1]*[.$A620]*360/256))" office:value-type="float" office:value="0.773010453362737">
            <text:p>0.7730104534</text:p>
          </table:table-cell>
          <table:table-cell table:formula="of:=SIN(RADIANS([.L$1]*[.$A620]*360/256))" office:value-type="float" office:value="-0.33688985339222">
            <text:p>-0.3368898534</text:p>
          </table:table-cell>
          <table:table-cell table:formula="of:=SIN(RADIANS([.M$1]*[.$A620]*360/256))" office:value-type="float" office:value="-0.195090322016129">
            <text:p>-0.195090322</text:p>
          </table:table-cell>
          <table:table-cell table:formula="of:=SIN(RADIANS([.N$1]*[.$A620]*360/256))" office:value-type="float" office:value="0.671558954847016">
            <text:p>0.6715589548</text:p>
          </table:table-cell>
          <table:table-cell table:formula="of:=SIN(RADIANS([.O$1]*[.$A620]*360/256))" office:value-type="float" office:value="-0.956940335732209">
            <text:p>-0.9569403357</text:p>
          </table:table-cell>
          <table:table-cell table:formula="of:=SIN(RADIANS([.P$1]*[.$A620]*360/256))" office:value-type="float" office:value="0.970031253194545">
            <text:p>0.9700312532</text:p>
          </table:table-cell>
          <table:table-cell table:formula="of:=SIN(RADIANS([.Q$1]*[.$A620]*360/256))" office:value-type="float" office:value="-0.707106781186547">
            <text:p>-0.7071067812</text:p>
          </table:table-cell>
          <table:table-cell table:formula="of:= [.B620]/1+ [.C620]/2+ [.D620]/3+ [.E620]/4+ [.F620]/5+ [.G620]/6+ [.H620]/7+ [.I620]/8+ [.J620]/9+ [.K620]/10+ [.L620]/11+ [.M620]/12+ [.N620]/13+ [.O620]/14+ [.P620]/15+ [.Q620]/16" office:value-type="float" office:value="0.254727520834757">
            <text:p>0.2547275208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SIN(RADIANS([.$A621]*360/256))" office:value-type="float" office:value="0.492898192229784">
            <text:p>0.4928981922</text:p>
          </table:table-cell>
          <table:table-cell table:formula="of:=SIN(RADIANS([.C$1]*[.$A621]*360/256))" office:value-type="float" office:value="-0.857728610000272">
            <text:p>-0.85772861</text:p>
          </table:table-cell>
          <table:table-cell table:formula="of:=SIN(RADIANS([.D$1]*[.$A621]*360/256))" office:value-type="float" office:value="0.999698818696204">
            <text:p>0.9996988187</text:p>
          </table:table-cell>
          <table:table-cell table:formula="of:=SIN(RADIANS([.E$1]*[.$A621]*360/256))" office:value-type="float" office:value="-0.881921264348355">
            <text:p>-0.8819212643</text:p>
          </table:table-cell>
          <table:table-cell table:formula="of:=SIN(RADIANS([.F$1]*[.$A621]*360/256))" office:value-type="float" office:value="0.534997619887097">
            <text:p>0.5349976199</text:p>
          </table:table-cell>
          <table:table-cell table:formula="of:=SIN(RADIANS([.G$1]*[.$A621]*360/256))" office:value-type="float" office:value="-0.0490676743274172">
            <text:p>-0.0490676743</text:p>
          </table:table-cell>
          <table:table-cell table:formula="of:=SIN(RADIANS([.H$1]*[.$A621]*360/256))" office:value-type="float" office:value="-0.449611329654607">
            <text:p>-0.4496113297</text:p>
          </table:table-cell>
          <table:table-cell table:formula="of:=SIN(RADIANS([.I$1]*[.$A621]*360/256))" office:value-type="float" office:value="0.831469612302546">
            <text:p>0.8314696123</text:p>
          </table:table-cell>
          <table:table-cell table:formula="of:=SIN(RADIANS([.J$1]*[.$A621]*360/256))" office:value-type="float" office:value="-0.99729045667869">
            <text:p>-0.9972904567</text:p>
          </table:table-cell>
          <table:table-cell table:formula="of:=SIN(RADIANS([.K$1]*[.$A621]*360/256))" office:value-type="float" office:value="0.903989293123444">
            <text:p>0.9039892931</text:p>
          </table:table-cell>
          <table:table-cell table:formula="of:=SIN(RADIANS([.L$1]*[.$A621]*360/256))" office:value-type="float" office:value="-0.575808191417845">
            <text:p>-0.5758081914</text:p>
          </table:table-cell>
          <table:table-cell table:formula="of:=SIN(RADIANS([.M$1]*[.$A621]*360/256))" office:value-type="float" office:value="0.0980171403295591">
            <text:p>0.0980171403</text:p>
          </table:table-cell>
          <table:table-cell table:formula="of:=SIN(RADIANS([.N$1]*[.$A621]*360/256))" office:value-type="float" office:value="0.405241314004989">
            <text:p>0.405241314</text:p>
          </table:table-cell>
          <table:table-cell table:formula="of:=SIN(RADIANS([.O$1]*[.$A621]*360/256))" office:value-type="float" office:value="-0.803207531480645">
            <text:p>-0.8032075315</text:p>
          </table:table-cell>
          <table:table-cell table:formula="of:=SIN(RADIANS([.P$1]*[.$A621]*360/256))" office:value-type="float" office:value="0.99247953459871">
            <text:p>0.9924795346</text:p>
          </table:table-cell>
          <table:table-cell table:formula="of:=SIN(RADIANS([.Q$1]*[.$A621]*360/256))" office:value-type="float" office:value="-0.923879532511286">
            <text:p>-0.9238795325</text:p>
          </table:table-cell>
          <table:table-cell table:formula="of:= [.B621]/1+ [.C621]/2+ [.D621]/3+ [.E621]/4+ [.F621]/5+ [.G621]/6+ [.H621]/7+ [.I621]/8+ [.J621]/9+ [.K621]/10+ [.L621]/11+ [.M621]/12+ [.N621]/13+ [.O621]/14+ [.P621]/15+ [.Q621]/16" office:value-type="float" office:value="0.232945648689139">
            <text:p>0.2329456487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SIN(RADIANS([.$A622]*360/256))" office:value-type="float" office:value="0.471396736825998">
            <text:p>0.4713967368</text:p>
          </table:table-cell>
          <table:table-cell table:formula="of:=SIN(RADIANS([.C$1]*[.$A622]*360/256))" office:value-type="float" office:value="-0.831469612302545">
            <text:p>-0.8314696123</text:p>
          </table:table-cell>
          <table:table-cell table:formula="of:=SIN(RADIANS([.D$1]*[.$A622]*360/256))" office:value-type="float" office:value="0.995184726672197">
            <text:p>0.9951847267</text:p>
          </table:table-cell>
          <table:table-cell table:formula="of:=SIN(RADIANS([.E$1]*[.$A622]*360/256))" office:value-type="float" office:value="-0.923879532511286">
            <text:p>-0.9238795325</text:p>
          </table:table-cell>
          <table:table-cell table:formula="of:=SIN(RADIANS([.F$1]*[.$A622]*360/256))" office:value-type="float" office:value="0.634393284163645">
            <text:p>0.6343932842</text:p>
          </table:table-cell>
          <table:table-cell table:formula="of:=SIN(RADIANS([.G$1]*[.$A622]*360/256))" office:value-type="float" office:value="-0.195090322016129">
            <text:p>-0.195090322</text:p>
          </table:table-cell>
          <table:table-cell table:formula="of:=SIN(RADIANS([.H$1]*[.$A622]*360/256))" office:value-type="float" office:value="-0.290284677254462">
            <text:p>-0.2902846773</text:p>
          </table:table-cell>
          <table:table-cell table:formula="of:=SIN(RADIANS([.I$1]*[.$A622]*360/256))" office:value-type="float" office:value="0.707106781186549">
            <text:p>0.7071067812</text:p>
          </table:table-cell>
          <table:table-cell table:formula="of:=SIN(RADIANS([.J$1]*[.$A622]*360/256))" office:value-type="float" office:value="-0.956940335732209">
            <text:p>-0.9569403357</text:p>
          </table:table-cell>
          <table:table-cell table:formula="of:=SIN(RADIANS([.K$1]*[.$A622]*360/256))" office:value-type="float" office:value="0.98078528040323">
            <text:p>0.9807852804</text:p>
          </table:table-cell>
          <table:table-cell table:formula="of:=SIN(RADIANS([.L$1]*[.$A622]*360/256))" office:value-type="float" office:value="-0.773010453362737">
            <text:p>-0.7730104534</text:p>
          </table:table-cell>
          <table:table-cell table:formula="of:=SIN(RADIANS([.M$1]*[.$A622]*360/256))" office:value-type="float" office:value="0.382683432365091">
            <text:p>0.3826834324</text:p>
          </table:table-cell>
          <table:table-cell table:formula="of:=SIN(RADIANS([.N$1]*[.$A622]*360/256))" office:value-type="float" office:value="0.0980171403295616">
            <text:p>0.0980171403</text:p>
          </table:table-cell>
          <table:table-cell table:formula="of:=SIN(RADIANS([.O$1]*[.$A622]*360/256))" office:value-type="float" office:value="-0.555570233019602">
            <text:p>-0.555570233</text:p>
          </table:table-cell>
          <table:table-cell table:formula="of:=SIN(RADIANS([.P$1]*[.$A622]*360/256))" office:value-type="float" office:value="0.881921264348354">
            <text:p>0.8819212643</text:p>
          </table:table-cell>
          <table:table-cell table:formula="of:=SIN(RADIANS([.Q$1]*[.$A622]*360/256))" office:value-type="float" office:value="-1">
            <text:p>-1</text:p>
          </table:table-cell>
          <table:table-cell table:formula="of:= [.B622]/1+ [.C622]/2+ [.D622]/3+ [.E622]/4+ [.F622]/5+ [.G622]/6+ [.H622]/7+ [.I622]/8+ [.J622]/9+ [.K622]/10+ [.L622]/11+ [.M622]/12+ [.N622]/13+ [.O622]/14+ [.P622]/15+ [.Q622]/16" office:value-type="float" office:value="0.215222376406032">
            <text:p>0.2152223764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SIN(RADIANS([.$A623]*360/256))" office:value-type="float" office:value="0.449611329654606">
            <text:p>0.4496113297</text:p>
          </table:table-cell>
          <table:table-cell table:formula="of:=SIN(RADIANS([.C$1]*[.$A623]*360/256))" office:value-type="float" office:value="-0.803207531480645">
            <text:p>-0.8032075315</text:p>
          </table:table-cell>
          <table:table-cell table:formula="of:=SIN(RADIANS([.D$1]*[.$A623]*360/256))" office:value-type="float" office:value="0.985277642388941">
            <text:p>0.9852776424</text:p>
          </table:table-cell>
          <table:table-cell table:formula="of:=SIN(RADIANS([.E$1]*[.$A623]*360/256))" office:value-type="float" office:value="-0.956940335732209">
            <text:p>-0.9569403357</text:p>
          </table:table-cell>
          <table:table-cell table:formula="of:=SIN(RADIANS([.F$1]*[.$A623]*360/256))" office:value-type="float" office:value="0.724247082951467">
            <text:p>0.724247083</text:p>
          </table:table-cell>
          <table:table-cell table:formula="of:=SIN(RADIANS([.G$1]*[.$A623]*360/256))" office:value-type="float" office:value="-0.33688985339222">
            <text:p>-0.3368898534</text:p>
          </table:table-cell>
          <table:table-cell table:formula="of:=SIN(RADIANS([.H$1]*[.$A623]*360/256))" office:value-type="float" office:value="-0.122410675199216">
            <text:p>-0.1224106752</text:p>
          </table:table-cell>
          <table:table-cell table:formula="of:=SIN(RADIANS([.I$1]*[.$A623]*360/256))" office:value-type="float" office:value="0.555570233019601">
            <text:p>0.555570233</text:p>
          </table:table-cell>
          <table:table-cell table:formula="of:=SIN(RADIANS([.J$1]*[.$A623]*360/256))" office:value-type="float" office:value="-0.870086991108712">
            <text:p>-0.8700869911</text:p>
          </table:table-cell>
          <table:table-cell table:formula="of:=SIN(RADIANS([.K$1]*[.$A623]*360/256))" office:value-type="float" office:value="0.998795456205172">
            <text:p>0.9987954562</text:p>
          </table:table-cell>
          <table:table-cell table:formula="of:=SIN(RADIANS([.L$1]*[.$A623]*360/256))" office:value-type="float" office:value="-0.91420975570353">
            <text:p>-0.9142097557</text:p>
          </table:table-cell>
          <table:table-cell table:formula="of:=SIN(RADIANS([.M$1]*[.$A623]*360/256))" office:value-type="float" office:value="0.634393284163645">
            <text:p>0.6343932842</text:p>
          </table:table-cell>
          <table:table-cell table:formula="of:=SIN(RADIANS([.N$1]*[.$A623]*360/256))" office:value-type="float" office:value="-0.219101240156867">
            <text:p>-0.2191012402</text:p>
          </table:table-cell>
          <table:table-cell table:formula="of:=SIN(RADIANS([.O$1]*[.$A623]*360/256))" office:value-type="float" office:value="-0.242980179903263">
            <text:p>-0.2429801799</text:p>
          </table:table-cell>
          <table:table-cell table:formula="of:=SIN(RADIANS([.P$1]*[.$A623]*360/256))" office:value-type="float" office:value="0.653172842953778">
            <text:p>0.653172843</text:p>
          </table:table-cell>
          <table:table-cell table:formula="of:=SIN(RADIANS([.Q$1]*[.$A623]*360/256))" office:value-type="float" office:value="-0.923879532511286">
            <text:p>-0.9238795325</text:p>
          </table:table-cell>
          <table:table-cell table:formula="of:= [.B623]/1+ [.C623]/2+ [.D623]/3+ [.E623]/4+ [.F623]/5+ [.G623]/6+ [.H623]/7+ [.I623]/8+ [.J623]/9+ [.K623]/10+ [.L623]/11+ [.M623]/12+ [.N623]/13+ [.O623]/14+ [.P623]/15+ [.Q623]/16" office:value-type="float" office:value="0.202410567508412">
            <text:p>0.2024105675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SIN(RADIANS([.$A624]*360/256))" office:value-type="float" office:value="0.427555093430282">
            <text:p>0.4275550934</text:p>
          </table:table-cell>
          <table:table-cell table:formula="of:=SIN(RADIANS([.C$1]*[.$A624]*360/256))" office:value-type="float" office:value="-0.773010453362737">
            <text:p>-0.7730104534</text:p>
          </table:table-cell>
          <table:table-cell table:formula="of:=SIN(RADIANS([.D$1]*[.$A624]*360/256))" office:value-type="float" office:value="0.970031253194544">
            <text:p>0.9700312532</text:p>
          </table:table-cell>
          <table:table-cell table:formula="of:=SIN(RADIANS([.E$1]*[.$A624]*360/256))" office:value-type="float" office:value="-0.98078528040323">
            <text:p>-0.9807852804</text:p>
          </table:table-cell>
          <table:table-cell table:formula="of:=SIN(RADIANS([.F$1]*[.$A624]*360/256))" office:value-type="float" office:value="0.803207531480645">
            <text:p>0.8032075315</text:p>
          </table:table-cell>
          <table:table-cell table:formula="of:=SIN(RADIANS([.G$1]*[.$A624]*360/256))" office:value-type="float" office:value="-0.471396736825999">
            <text:p>-0.4713967368</text:p>
          </table:table-cell>
          <table:table-cell table:formula="of:=SIN(RADIANS([.H$1]*[.$A624]*360/256))" office:value-type="float" office:value="0.0490676743274189">
            <text:p>0.0490676743</text:p>
          </table:table-cell>
          <table:table-cell table:formula="of:=SIN(RADIANS([.I$1]*[.$A624]*360/256))" office:value-type="float" office:value="0.382683432365089">
            <text:p>0.3826834324</text:p>
          </table:table-cell>
          <table:table-cell table:formula="of:=SIN(RADIANS([.J$1]*[.$A624]*360/256))" office:value-type="float" office:value="-0.740951125354959">
            <text:p>-0.7409511254</text:p>
          </table:table-cell>
          <table:table-cell table:formula="of:=SIN(RADIANS([.K$1]*[.$A624]*360/256))" office:value-type="float" office:value="0.956940335732209">
            <text:p>0.9569403357</text:p>
          </table:table-cell>
          <table:table-cell table:formula="of:=SIN(RADIANS([.L$1]*[.$A624]*360/256))" office:value-type="float" office:value="-0.989176509964781">
            <text:p>-0.98917651</text:p>
          </table:table-cell>
          <table:table-cell table:formula="of:=SIN(RADIANS([.M$1]*[.$A624]*360/256))" office:value-type="float" office:value="0.831469612302547">
            <text:p>0.8314696123</text:p>
          </table:table-cell>
          <table:table-cell table:formula="of:=SIN(RADIANS([.N$1]*[.$A624]*360/256))" office:value-type="float" office:value="-0.514102744193224">
            <text:p>-0.5141027442</text:p>
          </table:table-cell>
          <table:table-cell table:formula="of:=SIN(RADIANS([.O$1]*[.$A624]*360/256))" office:value-type="float" office:value="0.0980171403295623">
            <text:p>0.0980171403</text:p>
          </table:table-cell>
          <table:table-cell table:formula="of:=SIN(RADIANS([.P$1]*[.$A624]*360/256))" office:value-type="float" office:value="0.336889853392219">
            <text:p>0.3368898534</text:p>
          </table:table-cell>
          <table:table-cell table:formula="of:=SIN(RADIANS([.Q$1]*[.$A624]*360/256))" office:value-type="float" office:value="-0.707106781186547">
            <text:p>-0.7071067812</text:p>
          </table:table-cell>
          <table:table-cell table:formula="of:= [.B624]/1+ [.C624]/2+ [.D624]/3+ [.E624]/4+ [.F624]/5+ [.G624]/6+ [.H624]/7+ [.I624]/8+ [.J624]/9+ [.K624]/10+ [.L624]/11+ [.M624]/12+ [.N624]/13+ [.O624]/14+ [.P624]/15+ [.Q624]/16" office:value-type="float" office:value="0.194567914963105">
            <text:p>0.194567915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SIN(RADIANS([.$A625]*360/256))" office:value-type="float" office:value="0.40524131400499">
            <text:p>0.405241314</text:p>
          </table:table-cell>
          <table:table-cell table:formula="of:=SIN(RADIANS([.C$1]*[.$A625]*360/256))" office:value-type="float" office:value="-0.740951125354959">
            <text:p>-0.7409511254</text:p>
          </table:table-cell>
          <table:table-cell table:formula="of:=SIN(RADIANS([.D$1]*[.$A625]*360/256))" office:value-type="float" office:value="0.949528180593037">
            <text:p>0.9495281806</text:p>
          </table:table-cell>
          <table:table-cell table:formula="of:=SIN(RADIANS([.E$1]*[.$A625]*360/256))" office:value-type="float" office:value="-0.995184726672197">
            <text:p>-0.9951847267</text:p>
          </table:table-cell>
          <table:table-cell table:formula="of:=SIN(RADIANS([.F$1]*[.$A625]*360/256))" office:value-type="float" office:value="0.870086991108712">
            <text:p>0.8700869911</text:p>
          </table:table-cell>
          <table:table-cell table:formula="of:=SIN(RADIANS([.G$1]*[.$A625]*360/256))" office:value-type="float" office:value="-0.595699304492432">
            <text:p>-0.5956993045</text:p>
          </table:table-cell>
          <table:table-cell table:formula="of:=SIN(RADIANS([.H$1]*[.$A625]*360/256))" office:value-type="float" office:value="0.219101240156871">
            <text:p>0.2191012402</text:p>
          </table:table-cell>
          <table:table-cell table:formula="of:=SIN(RADIANS([.I$1]*[.$A625]*360/256))" office:value-type="float" office:value="0.195090322016128">
            <text:p>0.195090322</text:p>
          </table:table-cell>
          <table:table-cell table:formula="of:=SIN(RADIANS([.J$1]*[.$A625]*360/256))" office:value-type="float" office:value="-0.575808191417847">
            <text:p>-0.5758081914</text:p>
          </table:table-cell>
          <table:table-cell table:formula="of:=SIN(RADIANS([.K$1]*[.$A625]*360/256))" office:value-type="float" office:value="0.857728610000272">
            <text:p>0.85772861</text:p>
          </table:table-cell>
          <table:table-cell table:formula="of:=SIN(RADIANS([.L$1]*[.$A625]*360/256))" office:value-type="float" office:value="-0.99247953459871">
            <text:p>-0.9924795346</text:p>
          </table:table-cell>
          <table:table-cell table:formula="of:=SIN(RADIANS([.M$1]*[.$A625]*360/256))" office:value-type="float" office:value="0.956940335732208">
            <text:p>0.9569403357</text:p>
          </table:table-cell>
          <table:table-cell table:formula="of:=SIN(RADIANS([.N$1]*[.$A625]*360/256))" office:value-type="float" office:value="-0.757208846506485">
            <text:p>-0.7572088465</text:p>
          </table:table-cell>
          <table:table-cell table:formula="of:=SIN(RADIANS([.O$1]*[.$A625]*360/256))" office:value-type="float" office:value="0.427555093430284">
            <text:p>0.4275550934</text:p>
          </table:table-cell>
          <table:table-cell table:formula="of:=SIN(RADIANS([.P$1]*[.$A625]*360/256))" office:value-type="float" office:value="-0.0245412285229097">
            <text:p>-0.0245412285</text:p>
          </table:table-cell>
          <table:table-cell table:formula="of:=SIN(RADIANS([.Q$1]*[.$A625]*360/256))" office:value-type="float" office:value="-0.38268343236509">
            <text:p>-0.3826834324</text:p>
          </table:table-cell>
          <table:table-cell table:formula="of:= [.B625]/1+ [.C625]/2+ [.D625]/3+ [.E625]/4+ [.F625]/5+ [.G625]/6+ [.H625]/7+ [.I625]/8+ [.J625]/9+ [.K625]/10+ [.L625]/11+ [.M625]/12+ [.N625]/13+ [.O625]/14+ [.P625]/15+ [.Q625]/16" office:value-type="float" office:value="0.190952418979979">
            <text:p>0.190952419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SIN(RADIANS([.$A626]*360/256))" office:value-type="float" office:value="0.38268343236509">
            <text:p>0.3826834324</text:p>
          </table:table-cell>
          <table:table-cell table:formula="of:=SIN(RADIANS([.C$1]*[.$A626]*360/256))" office:value-type="float" office:value="-0.707106781186548">
            <text:p>-0.7071067812</text:p>
          </table:table-cell>
          <table:table-cell table:formula="of:=SIN(RADIANS([.D$1]*[.$A626]*360/256))" office:value-type="float" office:value="0.923879532511287">
            <text:p>0.9238795325</text:p>
          </table:table-cell>
          <table:table-cell table:formula="of:=SIN(RADIANS([.E$1]*[.$A626]*360/256))" office:value-type="float" office:value="-1">
            <text:p>-1</text:p>
          </table:table-cell>
          <table:table-cell table:formula="of:=SIN(RADIANS([.F$1]*[.$A626]*360/256))" office:value-type="float" office:value="0.923879532511286">
            <text:p>0.9238795325</text:p>
          </table:table-cell>
          <table:table-cell table:formula="of:=SIN(RADIANS([.G$1]*[.$A626]*360/256))" office:value-type="float" office:value="-0.707106781186548">
            <text:p>-0.7071067812</text:p>
          </table:table-cell>
          <table:table-cell table:formula="of:=SIN(RADIANS([.H$1]*[.$A626]*360/256))" office:value-type="float" office:value="0.382683432365088">
            <text:p>0.3826834324</text:p>
          </table:table-cell>
          <table:table-cell table:formula="of:=SIN(RADIANS([.I$1]*[.$A626]*360/256))" office:value-type="float" office:value="8.57252759403147E-016">
            <text:p>8.57252759403147E-016</text:p>
          </table:table-cell>
          <table:table-cell table:formula="of:=SIN(RADIANS([.J$1]*[.$A626]*360/256))" office:value-type="float" office:value="-0.382683432365089">
            <text:p>-0.3826834324</text:p>
          </table:table-cell>
          <table:table-cell table:formula="of:=SIN(RADIANS([.K$1]*[.$A626]*360/256))" office:value-type="float" office:value="0.707106781186549">
            <text:p>0.7071067812</text:p>
          </table:table-cell>
          <table:table-cell table:formula="of:=SIN(RADIANS([.L$1]*[.$A626]*360/256))" office:value-type="float" office:value="-0.923879532511287">
            <text:p>-0.9238795325</text:p>
          </table:table-cell>
          <table:table-cell table:formula="of:=SIN(RADIANS([.M$1]*[.$A626]*360/256))" office:value-type="float" office:value="1">
            <text:p>1</text:p>
          </table:table-cell>
          <table:table-cell table:formula="of:=SIN(RADIANS([.N$1]*[.$A626]*360/256))" office:value-type="float" office:value="-0.923879532511286">
            <text:p>-0.9238795325</text:p>
          </table:table-cell>
          <table:table-cell table:formula="of:=SIN(RADIANS([.O$1]*[.$A626]*360/256))" office:value-type="float" office:value="0.707106781186545">
            <text:p>0.7071067812</text:p>
          </table:table-cell>
          <table:table-cell table:formula="of:=SIN(RADIANS([.P$1]*[.$A626]*360/256))" office:value-type="float" office:value="-0.38268343236509">
            <text:p>-0.3826834324</text:p>
          </table:table-cell>
          <table:table-cell table:formula="of:=SIN(RADIANS([.Q$1]*[.$A626]*360/256))" office:value-type="float" office:value="-1.71450551880629E-015">
            <text:p>-1.71450551880629E-015</text:p>
          </table:table-cell>
          <table:table-cell table:formula="of:= [.B626]/1+ [.C626]/2+ [.D626]/3+ [.E626]/4+ [.F626]/5+ [.G626]/6+ [.H626]/7+ [.I626]/8+ [.J626]/9+ [.K626]/10+ [.L626]/11+ [.M626]/12+ [.N626]/13+ [.O626]/14+ [.P626]/15+ [.Q626]/16" office:value-type="float" office:value="0.190146047737407">
            <text:p>0.1901460477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SIN(RADIANS([.$A627]*360/256))" office:value-type="float" office:value="0.359895036534988">
            <text:p>0.3598950365</text:p>
          </table:table-cell>
          <table:table-cell table:formula="of:=SIN(RADIANS([.C$1]*[.$A627]*360/256))" office:value-type="float" office:value="-0.671558954847019">
            <text:p>-0.6715589548</text:p>
          </table:table-cell>
          <table:table-cell table:formula="of:=SIN(RADIANS([.D$1]*[.$A627]*360/256))" office:value-type="float" office:value="0.893224301195516">
            <text:p>0.8932243012</text:p>
          </table:table-cell>
          <table:table-cell table:formula="of:=SIN(RADIANS([.E$1]*[.$A627]*360/256))" office:value-type="float" office:value="-0.995184726672197">
            <text:p>-0.9951847267</text:p>
          </table:table-cell>
          <table:table-cell table:formula="of:=SIN(RADIANS([.F$1]*[.$A627]*360/256))" office:value-type="float" office:value="0.96377606579544">
            <text:p>0.9637760658</text:p>
          </table:table-cell>
          <table:table-cell table:formula="of:=SIN(RADIANS([.G$1]*[.$A627]*360/256))" office:value-type="float" office:value="-0.803207531480644">
            <text:p>-0.8032075315</text:p>
          </table:table-cell>
          <table:table-cell table:formula="of:=SIN(RADIANS([.H$1]*[.$A627]*360/256))" office:value-type="float" office:value="0.534997619887096">
            <text:p>0.5349976199</text:p>
          </table:table-cell>
          <table:table-cell table:formula="of:=SIN(RADIANS([.I$1]*[.$A627]*360/256))" office:value-type="float" office:value="-0.195090322016127">
            <text:p>-0.195090322</text:p>
          </table:table-cell>
          <table:table-cell table:formula="of:=SIN(RADIANS([.J$1]*[.$A627]*360/256))" office:value-type="float" office:value="-0.170961888760303">
            <text:p>-0.1709618888</text:p>
          </table:table-cell>
          <table:table-cell table:formula="of:=SIN(RADIANS([.K$1]*[.$A627]*360/256))" office:value-type="float" office:value="0.514102744193223">
            <text:p>0.5141027442</text:p>
          </table:table-cell>
          <table:table-cell table:formula="of:=SIN(RADIANS([.L$1]*[.$A627]*360/256))" office:value-type="float" office:value="-0.788346427626607">
            <text:p>-0.7883464276</text:p>
          </table:table-cell>
          <table:table-cell table:formula="of:=SIN(RADIANS([.M$1]*[.$A627]*360/256))" office:value-type="float" office:value="0.95694033573221">
            <text:p>0.9569403357</text:p>
          </table:table-cell>
          <table:table-cell table:formula="of:=SIN(RADIANS([.N$1]*[.$A627]*360/256))" office:value-type="float" office:value="-0.99729045667869">
            <text:p>-0.9972904567</text:p>
          </table:table-cell>
          <table:table-cell table:formula="of:=SIN(RADIANS([.O$1]*[.$A627]*360/256))" office:value-type="float" office:value="0.903989293123442">
            <text:p>0.9039892931</text:p>
          </table:table-cell>
          <table:table-cell table:formula="of:=SIN(RADIANS([.P$1]*[.$A627]*360/256))" office:value-type="float" office:value="-0.689540544737065">
            <text:p>-0.6895405447</text:p>
          </table:table-cell>
          <table:table-cell table:formula="of:=SIN(RADIANS([.Q$1]*[.$A627]*360/256))" office:value-type="float" office:value="0.382683432365087">
            <text:p>0.3826834324</text:p>
          </table:table-cell>
          <table:table-cell table:formula="of:= [.B627]/1+ [.C627]/2+ [.D627]/3+ [.E627]/4+ [.F627]/5+ [.G627]/6+ [.H627]/7+ [.I627]/8+ [.J627]/9+ [.K627]/10+ [.L627]/11+ [.M627]/12+ [.N627]/13+ [.O627]/14+ [.P627]/15+ [.Q627]/16" office:value-type="float" office:value="0.190286081658039">
            <text:p>0.1902860817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SIN(RADIANS([.$A628]*360/256))" office:value-type="float" office:value="0.33688985339222">
            <text:p>0.3368898534</text:p>
          </table:table-cell>
          <table:table-cell table:formula="of:=SIN(RADIANS([.C$1]*[.$A628]*360/256))" office:value-type="float" office:value="-0.634393284163645">
            <text:p>-0.6343932842</text:p>
          </table:table-cell>
          <table:table-cell table:formula="of:=SIN(RADIANS([.D$1]*[.$A628]*360/256))" office:value-type="float" office:value="0.857728610000272">
            <text:p>0.85772861</text:p>
          </table:table-cell>
          <table:table-cell table:formula="of:=SIN(RADIANS([.E$1]*[.$A628]*360/256))" office:value-type="float" office:value="-0.98078528040323">
            <text:p>-0.9807852804</text:p>
          </table:table-cell>
          <table:table-cell table:formula="of:=SIN(RADIANS([.F$1]*[.$A628]*360/256))" office:value-type="float" office:value="0.989176509964781">
            <text:p>0.98917651</text:p>
          </table:table-cell>
          <table:table-cell table:formula="of:=SIN(RADIANS([.G$1]*[.$A628]*360/256))" office:value-type="float" office:value="-0.881921264348355">
            <text:p>-0.8819212643</text:p>
          </table:table-cell>
          <table:table-cell table:formula="of:=SIN(RADIANS([.H$1]*[.$A628]*360/256))" office:value-type="float" office:value="0.671558954847017">
            <text:p>0.6715589548</text:p>
          </table:table-cell>
          <table:table-cell table:formula="of:=SIN(RADIANS([.I$1]*[.$A628]*360/256))" office:value-type="float" office:value="-0.382683432365091">
            <text:p>-0.3826834324</text:p>
          </table:table-cell>
          <table:table-cell table:formula="of:=SIN(RADIANS([.J$1]*[.$A628]*360/256))" office:value-type="float" office:value="0.0490676743274186">
            <text:p>0.0490676743</text:p>
          </table:table-cell>
          <table:table-cell table:formula="of:=SIN(RADIANS([.K$1]*[.$A628]*360/256))" office:value-type="float" office:value="0.290284677254462">
            <text:p>0.2902846773</text:p>
          </table:table-cell>
          <table:table-cell table:formula="of:=SIN(RADIANS([.L$1]*[.$A628]*360/256))" office:value-type="float" office:value="-0.595699304492434">
            <text:p>-0.5956993045</text:p>
          </table:table-cell>
          <table:table-cell table:formula="of:=SIN(RADIANS([.M$1]*[.$A628]*360/256))" office:value-type="float" office:value="0.831469612302546">
            <text:p>0.8314696123</text:p>
          </table:table-cell>
          <table:table-cell table:formula="of:=SIN(RADIANS([.N$1]*[.$A628]*360/256))" office:value-type="float" office:value="-0.970031253194544">
            <text:p>-0.9700312532</text:p>
          </table:table-cell>
          <table:table-cell table:formula="of:=SIN(RADIANS([.O$1]*[.$A628]*360/256))" office:value-type="float" office:value="0.995184726672197">
            <text:p>0.9951847267</text:p>
          </table:table-cell>
          <table:table-cell table:formula="of:=SIN(RADIANS([.P$1]*[.$A628]*360/256))" office:value-type="float" office:value="-0.903989293123443">
            <text:p>-0.9039892931</text:p>
          </table:table-cell>
          <table:table-cell table:formula="of:=SIN(RADIANS([.Q$1]*[.$A628]*360/256))" office:value-type="float" office:value="0.707106781186549">
            <text:p>0.7071067812</text:p>
          </table:table-cell>
          <table:table-cell table:formula="of:= [.B628]/1+ [.C628]/2+ [.D628]/3+ [.E628]/4+ [.F628]/5+ [.G628]/6+ [.H628]/7+ [.I628]/8+ [.J628]/9+ [.K628]/10+ [.L628]/11+ [.M628]/12+ [.N628]/13+ [.O628]/14+ [.P628]/15+ [.Q628]/16" office:value-type="float" office:value="0.189366556229132">
            <text:p>0.1893665562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SIN(RADIANS([.$A629]*360/256))" office:value-type="float" office:value="0.313681740398891">
            <text:p>0.3136817404</text:p>
          </table:table-cell>
          <table:table-cell table:formula="of:=SIN(RADIANS([.C$1]*[.$A629]*360/256))" office:value-type="float" office:value="-0.595699304492433">
            <text:p>-0.5956993045</text:p>
          </table:table-cell>
          <table:table-cell table:formula="of:=SIN(RADIANS([.D$1]*[.$A629]*360/256))" office:value-type="float" office:value="0.817584813151584">
            <text:p>0.8175848132</text:p>
          </table:table-cell>
          <table:table-cell table:formula="of:=SIN(RADIANS([.E$1]*[.$A629]*360/256))" office:value-type="float" office:value="-0.956940335732209">
            <text:p>-0.9569403357</text:p>
          </table:table-cell>
          <table:table-cell table:formula="of:=SIN(RADIANS([.F$1]*[.$A629]*360/256))" office:value-type="float" office:value="0.999698818696204">
            <text:p>0.9996988187</text:p>
          </table:table-cell>
          <table:table-cell table:formula="of:=SIN(RADIANS([.G$1]*[.$A629]*360/256))" office:value-type="float" office:value="-0.941544065183021">
            <text:p>-0.9415440652</text:p>
          </table:table-cell>
          <table:table-cell table:formula="of:=SIN(RADIANS([.H$1]*[.$A629]*360/256))" office:value-type="float" office:value="0.788346427626606">
            <text:p>0.7883464276</text:p>
          </table:table-cell>
          <table:table-cell table:formula="of:=SIN(RADIANS([.I$1]*[.$A629]*360/256))" office:value-type="float" office:value="-0.555570233019603">
            <text:p>-0.555570233</text:p>
          </table:table-cell>
          <table:table-cell table:formula="of:=SIN(RADIANS([.J$1]*[.$A629]*360/256))" office:value-type="float" office:value="0.266712757474897">
            <text:p>0.2667127575</text:p>
          </table:table-cell>
          <table:table-cell table:formula="of:=SIN(RADIANS([.K$1]*[.$A629]*360/256))" office:value-type="float" office:value="0.0490676743274172">
            <text:p>0.0490676743</text:p>
          </table:table-cell>
          <table:table-cell table:formula="of:=SIN(RADIANS([.L$1]*[.$A629]*360/256))" office:value-type="float" office:value="-0.359895036534989">
            <text:p>-0.3598950365</text:p>
          </table:table-cell>
          <table:table-cell table:formula="of:=SIN(RADIANS([.M$1]*[.$A629]*360/256))" office:value-type="float" office:value="0.634393284163645">
            <text:p>0.6343932842</text:p>
          </table:table-cell>
          <table:table-cell table:formula="of:=SIN(RADIANS([.N$1]*[.$A629]*360/256))" office:value-type="float" office:value="-0.844853565249708">
            <text:p>-0.8448535652</text:p>
          </table:table-cell>
          <table:table-cell table:formula="of:=SIN(RADIANS([.O$1]*[.$A629]*360/256))" office:value-type="float" office:value="0.970031253194544">
            <text:p>0.9700312532</text:p>
          </table:table-cell>
          <table:table-cell table:formula="of:=SIN(RADIANS([.P$1]*[.$A629]*360/256))" office:value-type="float" office:value="-0.99729045667869">
            <text:p>-0.9972904567</text:p>
          </table:table-cell>
          <table:table-cell table:formula="of:=SIN(RADIANS([.Q$1]*[.$A629]*360/256))" office:value-type="float" office:value="0.923879532511287">
            <text:p>0.9238795325</text:p>
          </table:table-cell>
          <table:table-cell table:formula="of:= [.B629]/1+ [.C629]/2+ [.D629]/3+ [.E629]/4+ [.F629]/5+ [.G629]/6+ [.H629]/7+ [.I629]/8+ [.J629]/9+ [.K629]/10+ [.L629]/11+ [.M629]/12+ [.N629]/13+ [.O629]/14+ [.P629]/15+ [.Q629]/16" office:value-type="float" office:value="0.185561213138333">
            <text:p>0.185561213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SIN(RADIANS([.$A630]*360/256))" office:value-type="float" office:value="0.290284677254462">
            <text:p>0.2902846773</text:p>
          </table:table-cell>
          <table:table-cell table:formula="of:=SIN(RADIANS([.C$1]*[.$A630]*360/256))" office:value-type="float" office:value="-0.555570233019602">
            <text:p>-0.555570233</text:p>
          </table:table-cell>
          <table:table-cell table:formula="of:=SIN(RADIANS([.D$1]*[.$A630]*360/256))" office:value-type="float" office:value="0.773010453362738">
            <text:p>0.7730104534</text:p>
          </table:table-cell>
          <table:table-cell table:formula="of:=SIN(RADIANS([.E$1]*[.$A630]*360/256))" office:value-type="float" office:value="-0.923879532511287">
            <text:p>-0.9238795325</text:p>
          </table:table-cell>
          <table:table-cell table:formula="of:=SIN(RADIANS([.F$1]*[.$A630]*360/256))" office:value-type="float" office:value="0.995184726672197">
            <text:p>0.9951847267</text:p>
          </table:table-cell>
          <table:table-cell table:formula="of:=SIN(RADIANS([.G$1]*[.$A630]*360/256))" office:value-type="float" office:value="-0.98078528040323">
            <text:p>-0.9807852804</text:p>
          </table:table-cell>
          <table:table-cell table:formula="of:=SIN(RADIANS([.H$1]*[.$A630]*360/256))" office:value-type="float" office:value="0.881921264348355">
            <text:p>0.8819212643</text:p>
          </table:table-cell>
          <table:table-cell table:formula="of:=SIN(RADIANS([.I$1]*[.$A630]*360/256))" office:value-type="float" office:value="-0.707106781186548">
            <text:p>-0.7071067812</text:p>
          </table:table-cell>
          <table:table-cell table:formula="of:=SIN(RADIANS([.J$1]*[.$A630]*360/256))" office:value-type="float" office:value="0.471396736825998">
            <text:p>0.4713967368</text:p>
          </table:table-cell>
          <table:table-cell table:formula="of:=SIN(RADIANS([.K$1]*[.$A630]*360/256))" office:value-type="float" office:value="-0.195090322016127">
            <text:p>-0.195090322</text:p>
          </table:table-cell>
          <table:table-cell table:formula="of:=SIN(RADIANS([.L$1]*[.$A630]*360/256))" office:value-type="float" office:value="-0.0980171403295615">
            <text:p>-0.0980171403</text:p>
          </table:table-cell>
          <table:table-cell table:formula="of:=SIN(RADIANS([.M$1]*[.$A630]*360/256))" office:value-type="float" office:value="0.382683432365093">
            <text:p>0.3826834324</text:p>
          </table:table-cell>
          <table:table-cell table:formula="of:=SIN(RADIANS([.N$1]*[.$A630]*360/256))" office:value-type="float" office:value="-0.634393284163648">
            <text:p>-0.6343932842</text:p>
          </table:table-cell>
          <table:table-cell table:formula="of:=SIN(RADIANS([.O$1]*[.$A630]*360/256))" office:value-type="float" office:value="0.831469612302546">
            <text:p>0.8314696123</text:p>
          </table:table-cell>
          <table:table-cell table:formula="of:=SIN(RADIANS([.P$1]*[.$A630]*360/256))" office:value-type="float" office:value="-0.956940335732209">
            <text:p>-0.9569403357</text:p>
          </table:table-cell>
          <table:table-cell table:formula="of:=SIN(RADIANS([.Q$1]*[.$A630]*360/256))" office:value-type="float" office:value="1">
            <text:p>1</text:p>
          </table:table-cell>
          <table:table-cell table:formula="of:= [.B630]/1+ [.C630]/2+ [.D630]/3+ [.E630]/4+ [.F630]/5+ [.G630]/6+ [.H630]/7+ [.I630]/8+ [.J630]/9+ [.K630]/10+ [.L630]/11+ [.M630]/12+ [.N630]/13+ [.O630]/14+ [.P630]/15+ [.Q630]/16" office:value-type="float" office:value="0.177516165797619">
            <text:p>0.1775161658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SIN(RADIANS([.$A631]*360/256))" office:value-type="float" office:value="0.266712757474898">
            <text:p>0.2667127575</text:p>
          </table:table-cell>
          <table:table-cell table:formula="of:=SIN(RADIANS([.C$1]*[.$A631]*360/256))" office:value-type="float" office:value="-0.514102744193222">
            <text:p>-0.5141027442</text:p>
          </table:table-cell>
          <table:table-cell table:formula="of:=SIN(RADIANS([.D$1]*[.$A631]*360/256))" office:value-type="float" office:value="0.724247082951467">
            <text:p>0.724247083</text:p>
          </table:table-cell>
          <table:table-cell table:formula="of:=SIN(RADIANS([.E$1]*[.$A631]*360/256))" office:value-type="float" office:value="-0.881921264348355">
            <text:p>-0.8819212643</text:p>
          </table:table-cell>
          <table:table-cell table:formula="of:=SIN(RADIANS([.F$1]*[.$A631]*360/256))" office:value-type="float" office:value="0.975702130038529">
            <text:p>0.97570213</text:p>
          </table:table-cell>
          <table:table-cell table:formula="of:=SIN(RADIANS([.G$1]*[.$A631]*360/256))" office:value-type="float" office:value="-0.998795456205172">
            <text:p>-0.9987954562</text:p>
          </table:table-cell>
          <table:table-cell table:formula="of:=SIN(RADIANS([.H$1]*[.$A631]*360/256))" office:value-type="float" office:value="0.949528180593036">
            <text:p>0.9495281806</text:p>
          </table:table-cell>
          <table:table-cell table:formula="of:=SIN(RADIANS([.I$1]*[.$A631]*360/256))" office:value-type="float" office:value="-0.831469612302545">
            <text:p>-0.8314696123</text:p>
          </table:table-cell>
          <table:table-cell table:formula="of:=SIN(RADIANS([.J$1]*[.$A631]*360/256))" office:value-type="float" office:value="0.653172842953776">
            <text:p>0.653172843</text:p>
          </table:table-cell>
          <table:table-cell table:formula="of:=SIN(RADIANS([.K$1]*[.$A631]*360/256))" office:value-type="float" office:value="-0.427555093430281">
            <text:p>-0.4275550934</text:p>
          </table:table-cell>
          <table:table-cell table:formula="of:=SIN(RADIANS([.L$1]*[.$A631]*360/256))" office:value-type="float" office:value="0.1709618887603">
            <text:p>0.1709618888</text:p>
          </table:table-cell>
          <table:table-cell table:formula="of:=SIN(RADIANS([.M$1]*[.$A631]*360/256))" office:value-type="float" office:value="0.0980171403295616">
            <text:p>0.0980171403</text:p>
          </table:table-cell>
          <table:table-cell table:formula="of:=SIN(RADIANS([.N$1]*[.$A631]*360/256))" office:value-type="float" office:value="-0.359895036534986">
            <text:p>-0.3598950365</text:p>
          </table:table-cell>
          <table:table-cell table:formula="of:=SIN(RADIANS([.O$1]*[.$A631]*360/256))" office:value-type="float" office:value="0.595699304492434">
            <text:p>0.5956993045</text:p>
          </table:table-cell>
          <table:table-cell table:formula="of:=SIN(RADIANS([.P$1]*[.$A631]*360/256))" office:value-type="float" office:value="-0.788346427626605">
            <text:p>-0.7883464276</text:p>
          </table:table-cell>
          <table:table-cell table:formula="of:=SIN(RADIANS([.Q$1]*[.$A631]*360/256))" office:value-type="float" office:value="0.923879532511287">
            <text:p>0.9238795325</text:p>
          </table:table-cell>
          <table:table-cell table:formula="of:= [.B631]/1+ [.C631]/2+ [.D631]/3+ [.E631]/4+ [.F631]/5+ [.G631]/6+ [.H631]/7+ [.I631]/8+ [.J631]/9+ [.K631]/10+ [.L631]/11+ [.M631]/12+ [.N631]/13+ [.O631]/14+ [.P631]/15+ [.Q631]/16" office:value-type="float" office:value="0.164565556567297">
            <text:p>0.1645655566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SIN(RADIANS([.$A632]*360/256))" office:value-type="float" office:value="0.242980179903264">
            <text:p>0.2429801799</text:p>
          </table:table-cell>
          <table:table-cell table:formula="of:=SIN(RADIANS([.C$1]*[.$A632]*360/256))" office:value-type="float" office:value="-0.471396736825998">
            <text:p>-0.4713967368</text:p>
          </table:table-cell>
          <table:table-cell table:formula="of:=SIN(RADIANS([.D$1]*[.$A632]*360/256))" office:value-type="float" office:value="0.671558954847018">
            <text:p>0.6715589548</text:p>
          </table:table-cell>
          <table:table-cell table:formula="of:=SIN(RADIANS([.E$1]*[.$A632]*360/256))" office:value-type="float" office:value="-0.831469612302545">
            <text:p>-0.8314696123</text:p>
          </table:table-cell>
          <table:table-cell table:formula="of:=SIN(RADIANS([.F$1]*[.$A632]*360/256))" office:value-type="float" office:value="0.941544065183021">
            <text:p>0.9415440652</text:p>
          </table:table-cell>
          <table:table-cell table:formula="of:=SIN(RADIANS([.G$1]*[.$A632]*360/256))" office:value-type="float" office:value="-0.995184726672197">
            <text:p>-0.9951847267</text:p>
          </table:table-cell>
          <table:table-cell table:formula="of:=SIN(RADIANS([.H$1]*[.$A632]*360/256))" office:value-type="float" office:value="0.989176509964781">
            <text:p>0.98917651</text:p>
          </table:table-cell>
          <table:table-cell table:formula="of:=SIN(RADIANS([.I$1]*[.$A632]*360/256))" office:value-type="float" office:value="-0.923879532511286">
            <text:p>-0.9238795325</text:p>
          </table:table-cell>
          <table:table-cell table:formula="of:=SIN(RADIANS([.J$1]*[.$A632]*360/256))" office:value-type="float" office:value="0.803207531480646">
            <text:p>0.8032075315</text:p>
          </table:table-cell>
          <table:table-cell table:formula="of:=SIN(RADIANS([.K$1]*[.$A632]*360/256))" office:value-type="float" office:value="-0.634393284163646">
            <text:p>-0.6343932842</text:p>
          </table:table-cell>
          <table:table-cell table:formula="of:=SIN(RADIANS([.L$1]*[.$A632]*360/256))" office:value-type="float" office:value="0.427555093430281">
            <text:p>0.4275550934</text:p>
          </table:table-cell>
          <table:table-cell table:formula="of:=SIN(RADIANS([.M$1]*[.$A632]*360/256))" office:value-type="float" office:value="-0.19509032201613">
            <text:p>-0.195090322</text:p>
          </table:table-cell>
          <table:table-cell table:formula="of:=SIN(RADIANS([.N$1]*[.$A632]*360/256))" office:value-type="float" office:value="-0.0490676743274175">
            <text:p>-0.0490676743</text:p>
          </table:table-cell>
          <table:table-cell table:formula="of:=SIN(RADIANS([.O$1]*[.$A632]*360/256))" office:value-type="float" office:value="0.290284677254463">
            <text:p>0.2902846773</text:p>
          </table:table-cell>
          <table:table-cell table:formula="of:=SIN(RADIANS([.P$1]*[.$A632]*360/256))" office:value-type="float" office:value="-0.514102744193223">
            <text:p>-0.5141027442</text:p>
          </table:table-cell>
          <table:table-cell table:formula="of:=SIN(RADIANS([.Q$1]*[.$A632]*360/256))" office:value-type="float" office:value="0.707106781186549">
            <text:p>0.7071067812</text:p>
          </table:table-cell>
          <table:table-cell table:formula="of:= [.B632]/1+ [.C632]/2+ [.D632]/3+ [.E632]/4+ [.F632]/5+ [.G632]/6+ [.H632]/7+ [.I632]/8+ [.J632]/9+ [.K632]/10+ [.L632]/11+ [.M632]/12+ [.N632]/13+ [.O632]/14+ [.P632]/15+ [.Q632]/16" office:value-type="float" office:value="0.146835985462924">
            <text:p>0.1468359855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SIN(RADIANS([.$A633]*360/256))" office:value-type="float" office:value="0.21910124015687">
            <text:p>0.2191012402</text:p>
          </table:table-cell>
          <table:table-cell table:formula="of:=SIN(RADIANS([.C$1]*[.$A633]*360/256))" office:value-type="float" office:value="-0.427555093430283">
            <text:p>-0.4275550934</text:p>
          </table:table-cell>
          <table:table-cell table:formula="of:=SIN(RADIANS([.D$1]*[.$A633]*360/256))" office:value-type="float" office:value="0.615231590580627">
            <text:p>0.6152315906</text:p>
          </table:table-cell>
          <table:table-cell table:formula="of:=SIN(RADIANS([.E$1]*[.$A633]*360/256))" office:value-type="float" office:value="-0.773010453362738">
            <text:p>-0.7730104534</text:p>
          </table:table-cell>
          <table:table-cell table:formula="of:=SIN(RADIANS([.F$1]*[.$A633]*360/256))" office:value-type="float" office:value="0.893224301195515">
            <text:p>0.8932243012</text:p>
          </table:table-cell>
          <table:table-cell table:formula="of:=SIN(RADIANS([.G$1]*[.$A633]*360/256))" office:value-type="float" office:value="-0.970031253194544">
            <text:p>-0.9700312532</text:p>
          </table:table-cell>
          <table:table-cell table:formula="of:=SIN(RADIANS([.H$1]*[.$A633]*360/256))" office:value-type="float" office:value="0.999698818696204">
            <text:p>0.9996988187</text:p>
          </table:table-cell>
          <table:table-cell table:formula="of:=SIN(RADIANS([.I$1]*[.$A633]*360/256))" office:value-type="float" office:value="-0.98078528040323">
            <text:p>-0.9807852804</text:p>
          </table:table-cell>
          <table:table-cell table:formula="of:=SIN(RADIANS([.J$1]*[.$A633]*360/256))" office:value-type="float" office:value="0.914209755703531">
            <text:p>0.9142097557</text:p>
          </table:table-cell>
          <table:table-cell table:formula="of:=SIN(RADIANS([.K$1]*[.$A633]*360/256))" office:value-type="float" office:value="-0.803207531480645">
            <text:p>-0.8032075315</text:p>
          </table:table-cell>
          <table:table-cell table:formula="of:=SIN(RADIANS([.L$1]*[.$A633]*360/256))" office:value-type="float" office:value="0.653172842953779">
            <text:p>0.653172843</text:p>
          </table:table-cell>
          <table:table-cell table:formula="of:=SIN(RADIANS([.M$1]*[.$A633]*360/256))" office:value-type="float" office:value="-0.471396736825995">
            <text:p>-0.4713967368</text:p>
          </table:table-cell>
          <table:table-cell table:formula="of:=SIN(RADIANS([.N$1]*[.$A633]*360/256))" office:value-type="float" office:value="0.266712757474897">
            <text:p>0.2667127575</text:p>
          </table:table-cell>
          <table:table-cell table:formula="of:=SIN(RADIANS([.O$1]*[.$A633]*360/256))" office:value-type="float" office:value="-0.049067674327418">
            <text:p>-0.0490676743</text:p>
          </table:table-cell>
          <table:table-cell table:formula="of:=SIN(RADIANS([.P$1]*[.$A633]*360/256))" office:value-type="float" office:value="-0.1709618887603">
            <text:p>-0.1709618888</text:p>
          </table:table-cell>
          <table:table-cell table:formula="of:=SIN(RADIANS([.Q$1]*[.$A633]*360/256))" office:value-type="float" office:value="0.382683432365093">
            <text:p>0.3826834324</text:p>
          </table:table-cell>
          <table:table-cell table:formula="of:= [.B633]/1+ [.C633]/2+ [.D633]/3+ [.E633]/4+ [.F633]/5+ [.G633]/6+ [.H633]/7+ [.I633]/8+ [.J633]/9+ [.K633]/10+ [.L633]/11+ [.M633]/12+ [.N633]/13+ [.O633]/14+ [.P633]/15+ [.Q633]/16" office:value-type="float" office:value="0.125223402479379">
            <text:p>0.1252234025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SIN(RADIANS([.$A634]*360/256))" office:value-type="float" office:value="0.195090322016128">
            <text:p>0.195090322</text:p>
          </table:table-cell>
          <table:table-cell table:formula="of:=SIN(RADIANS([.C$1]*[.$A634]*360/256))" office:value-type="float" office:value="-0.38268343236509">
            <text:p>-0.3826834324</text:p>
          </table:table-cell>
          <table:table-cell table:formula="of:=SIN(RADIANS([.D$1]*[.$A634]*360/256))" office:value-type="float" office:value="0.555570233019602">
            <text:p>0.555570233</text:p>
          </table:table-cell>
          <table:table-cell table:formula="of:=SIN(RADIANS([.E$1]*[.$A634]*360/256))" office:value-type="float" office:value="-0.707106781186547">
            <text:p>-0.7071067812</text:p>
          </table:table-cell>
          <table:table-cell table:formula="of:=SIN(RADIANS([.F$1]*[.$A634]*360/256))" office:value-type="float" office:value="0.831469612302546">
            <text:p>0.8314696123</text:p>
          </table:table-cell>
          <table:table-cell table:formula="of:=SIN(RADIANS([.G$1]*[.$A634]*360/256))" office:value-type="float" office:value="-0.923879532511287">
            <text:p>-0.9238795325</text:p>
          </table:table-cell>
          <table:table-cell table:formula="of:=SIN(RADIANS([.H$1]*[.$A634]*360/256))" office:value-type="float" office:value="0.98078528040323">
            <text:p>0.9807852804</text:p>
          </table:table-cell>
          <table:table-cell table:formula="of:=SIN(RADIANS([.I$1]*[.$A634]*360/256))" office:value-type="float" office:value="-1">
            <text:p>-1</text:p>
          </table:table-cell>
          <table:table-cell table:formula="of:=SIN(RADIANS([.J$1]*[.$A634]*360/256))" office:value-type="float" office:value="0.98078528040323">
            <text:p>0.9807852804</text:p>
          </table:table-cell>
          <table:table-cell table:formula="of:=SIN(RADIANS([.K$1]*[.$A634]*360/256))" office:value-type="float" office:value="-0.923879532511286">
            <text:p>-0.9238795325</text:p>
          </table:table-cell>
          <table:table-cell table:formula="of:=SIN(RADIANS([.L$1]*[.$A634]*360/256))" office:value-type="float" office:value="0.831469612302547">
            <text:p>0.8314696123</text:p>
          </table:table-cell>
          <table:table-cell table:formula="of:=SIN(RADIANS([.M$1]*[.$A634]*360/256))" office:value-type="float" office:value="-0.707106781186547">
            <text:p>-0.7071067812</text:p>
          </table:table-cell>
          <table:table-cell table:formula="of:=SIN(RADIANS([.N$1]*[.$A634]*360/256))" office:value-type="float" office:value="0.555570233019599">
            <text:p>0.555570233</text:p>
          </table:table-cell>
          <table:table-cell table:formula="of:=SIN(RADIANS([.O$1]*[.$A634]*360/256))" office:value-type="float" office:value="-0.38268343236509">
            <text:p>-0.3826834324</text:p>
          </table:table-cell>
          <table:table-cell table:formula="of:=SIN(RADIANS([.P$1]*[.$A634]*360/256))" office:value-type="float" office:value="0.195090322016126">
            <text:p>0.195090322</text:p>
          </table:table-cell>
          <table:table-cell table:formula="of:=SIN(RADIANS([.Q$1]*[.$A634]*360/256))" office:value-type="float" office:value="-1.71574348007947E-015">
            <text:p>-1.71574348007947E-015</text:p>
          </table:table-cell>
          <table:table-cell table:formula="of:= [.B634]/1+ [.C634]/2+ [.D634]/3+ [.E634]/4+ [.F634]/5+ [.G634]/6+ [.H634]/7+ [.I634]/8+ [.J634]/9+ [.K634]/10+ [.L634]/11+ [.M634]/12+ [.N634]/13+ [.O634]/14+ [.P634]/15+ [.Q634]/16" office:value-type="float" office:value="0.101246604345425">
            <text:p>0.1012466043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SIN(RADIANS([.$A635]*360/256))" office:value-type="float" office:value="0.170961888760301">
            <text:p>0.1709618888</text:p>
          </table:table-cell>
          <table:table-cell table:formula="of:=SIN(RADIANS([.C$1]*[.$A635]*360/256))" office:value-type="float" office:value="-0.33688985339222">
            <text:p>-0.3368898534</text:p>
          </table:table-cell>
          <table:table-cell table:formula="of:=SIN(RADIANS([.D$1]*[.$A635]*360/256))" office:value-type="float" office:value="0.492898192229784">
            <text:p>0.4928981922</text:p>
          </table:table-cell>
          <table:table-cell table:formula="of:=SIN(RADIANS([.E$1]*[.$A635]*360/256))" office:value-type="float" office:value="-0.634393284163645">
            <text:p>-0.6343932842</text:p>
          </table:table-cell>
          <table:table-cell table:formula="of:=SIN(RADIANS([.F$1]*[.$A635]*360/256))" office:value-type="float" office:value="0.757208846506485">
            <text:p>0.7572088465</text:p>
          </table:table-cell>
          <table:table-cell table:formula="of:=SIN(RADIANS([.G$1]*[.$A635]*360/256))" office:value-type="float" office:value="-0.857728610000271">
            <text:p>-0.85772861</text:p>
          </table:table-cell>
          <table:table-cell table:formula="of:=SIN(RADIANS([.H$1]*[.$A635]*360/256))" office:value-type="float" office:value="0.932992798834739">
            <text:p>0.9329927988</text:p>
          </table:table-cell>
          <table:table-cell table:formula="of:=SIN(RADIANS([.I$1]*[.$A635]*360/256))" office:value-type="float" office:value="-0.98078528040323">
            <text:p>-0.9807852804</text:p>
          </table:table-cell>
          <table:table-cell table:formula="of:=SIN(RADIANS([.J$1]*[.$A635]*360/256))" office:value-type="float" office:value="0.999698818696204">
            <text:p>0.9996988187</text:p>
          </table:table-cell>
          <table:table-cell table:formula="of:=SIN(RADIANS([.K$1]*[.$A635]*360/256))" office:value-type="float" office:value="-0.989176509964781">
            <text:p>-0.98917651</text:p>
          </table:table-cell>
          <table:table-cell table:formula="of:=SIN(RADIANS([.L$1]*[.$A635]*360/256))" office:value-type="float" office:value="0.949528180593037">
            <text:p>0.9495281806</text:p>
          </table:table-cell>
          <table:table-cell table:formula="of:=SIN(RADIANS([.M$1]*[.$A635]*360/256))" office:value-type="float" office:value="-0.881921264348356">
            <text:p>-0.8819212643</text:p>
          </table:table-cell>
          <table:table-cell table:formula="of:=SIN(RADIANS([.N$1]*[.$A635]*360/256))" office:value-type="float" office:value="0.788346427626607">
            <text:p>0.7883464276</text:p>
          </table:table-cell>
          <table:table-cell table:formula="of:=SIN(RADIANS([.O$1]*[.$A635]*360/256))" office:value-type="float" office:value="-0.671558954847019">
            <text:p>-0.6715589548</text:p>
          </table:table-cell>
          <table:table-cell table:formula="of:=SIN(RADIANS([.P$1]*[.$A635]*360/256))" office:value-type="float" office:value="0.534997619887098">
            <text:p>0.5349976199</text:p>
          </table:table-cell>
          <table:table-cell table:formula="of:=SIN(RADIANS([.Q$1]*[.$A635]*360/256))" office:value-type="float" office:value="-0.38268343236509">
            <text:p>-0.3826834324</text:p>
          </table:table-cell>
          <table:table-cell table:formula="of:= [.B635]/1+ [.C635]/2+ [.D635]/3+ [.E635]/4+ [.F635]/5+ [.G635]/6+ [.H635]/7+ [.I635]/8+ [.J635]/9+ [.K635]/10+ [.L635]/11+ [.M635]/12+ [.N635]/13+ [.O635]/14+ [.P635]/15+ [.Q635]/16" office:value-type="float" office:value="0.0768011950076667">
            <text:p>0.076801195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SIN(RADIANS([.$A636]*360/256))" office:value-type="float" office:value="0.146730474455362">
            <text:p>0.1467304745</text:p>
          </table:table-cell>
          <table:table-cell table:formula="of:=SIN(RADIANS([.C$1]*[.$A636]*360/256))" office:value-type="float" office:value="-0.290284677254462">
            <text:p>-0.2902846773</text:p>
          </table:table-cell>
          <table:table-cell table:formula="of:=SIN(RADIANS([.D$1]*[.$A636]*360/256))" office:value-type="float" office:value="0.427555093430283">
            <text:p>0.4275550934</text:p>
          </table:table-cell>
          <table:table-cell table:formula="of:=SIN(RADIANS([.E$1]*[.$A636]*360/256))" office:value-type="float" office:value="-0.555570233019602">
            <text:p>-0.555570233</text:p>
          </table:table-cell>
          <table:table-cell table:formula="of:=SIN(RADIANS([.F$1]*[.$A636]*360/256))" office:value-type="float" office:value="0.671558954847018">
            <text:p>0.6715589548</text:p>
          </table:table-cell>
          <table:table-cell table:formula="of:=SIN(RADIANS([.G$1]*[.$A636]*360/256))" office:value-type="float" office:value="-0.773010453362738">
            <text:p>-0.7730104534</text:p>
          </table:table-cell>
          <table:table-cell table:formula="of:=SIN(RADIANS([.H$1]*[.$A636]*360/256))" office:value-type="float" office:value="0.857728610000271">
            <text:p>0.85772861</text:p>
          </table:table-cell>
          <table:table-cell table:formula="of:=SIN(RADIANS([.I$1]*[.$A636]*360/256))" office:value-type="float" office:value="-0.923879532511287">
            <text:p>-0.9238795325</text:p>
          </table:table-cell>
          <table:table-cell table:formula="of:=SIN(RADIANS([.J$1]*[.$A636]*360/256))" office:value-type="float" office:value="0.970031253194544">
            <text:p>0.9700312532</text:p>
          </table:table-cell>
          <table:table-cell table:formula="of:=SIN(RADIANS([.K$1]*[.$A636]*360/256))" office:value-type="float" office:value="-0.995184726672197">
            <text:p>-0.9951847267</text:p>
          </table:table-cell>
          <table:table-cell table:formula="of:=SIN(RADIANS([.L$1]*[.$A636]*360/256))" office:value-type="float" office:value="0.998795456205172">
            <text:p>0.9987954562</text:p>
          </table:table-cell>
          <table:table-cell table:formula="of:=SIN(RADIANS([.M$1]*[.$A636]*360/256))" office:value-type="float" office:value="-0.98078528040323">
            <text:p>-0.9807852804</text:p>
          </table:table-cell>
          <table:table-cell table:formula="of:=SIN(RADIANS([.N$1]*[.$A636]*360/256))" office:value-type="float" office:value="0.941544065183021">
            <text:p>0.9415440652</text:p>
          </table:table-cell>
          <table:table-cell table:formula="of:=SIN(RADIANS([.O$1]*[.$A636]*360/256))" office:value-type="float" office:value="-0.881921264348356">
            <text:p>-0.8819212643</text:p>
          </table:table-cell>
          <table:table-cell table:formula="of:=SIN(RADIANS([.P$1]*[.$A636]*360/256))" office:value-type="float" office:value="0.803207531480643">
            <text:p>0.8032075315</text:p>
          </table:table-cell>
          <table:table-cell table:formula="of:=SIN(RADIANS([.Q$1]*[.$A636]*360/256))" office:value-type="float" office:value="-0.707106781186547">
            <text:p>-0.7071067812</text:p>
          </table:table-cell>
          <table:table-cell table:formula="of:= [.B636]/1+ [.C636]/2+ [.D636]/3+ [.E636]/4+ [.F636]/5+ [.G636]/6+ [.H636]/7+ [.I636]/8+ [.J636]/9+ [.K636]/10+ [.L636]/11+ [.M636]/12+ [.N636]/13+ [.O636]/14+ [.P636]/15+ [.Q636]/16" office:value-type="float" office:value="0.0538537178505727">
            <text:p>0.0538537179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SIN(RADIANS([.$A637]*360/256))" office:value-type="float" office:value="0.122410675199216">
            <text:p>0.1224106752</text:p>
          </table:table-cell>
          <table:table-cell table:formula="of:=SIN(RADIANS([.C$1]*[.$A637]*360/256))" office:value-type="float" office:value="-0.242980179903264">
            <text:p>-0.2429801799</text:p>
          </table:table-cell>
          <table:table-cell table:formula="of:=SIN(RADIANS([.D$1]*[.$A637]*360/256))" office:value-type="float" office:value="0.359895036534988">
            <text:p>0.3598950365</text:p>
          </table:table-cell>
          <table:table-cell table:formula="of:=SIN(RADIANS([.E$1]*[.$A637]*360/256))" office:value-type="float" office:value="-0.471396736825998">
            <text:p>-0.4713967368</text:p>
          </table:table-cell>
          <table:table-cell table:formula="of:=SIN(RADIANS([.F$1]*[.$A637]*360/256))" office:value-type="float" office:value="0.575808191417845">
            <text:p>0.5758081914</text:p>
          </table:table-cell>
          <table:table-cell table:formula="of:=SIN(RADIANS([.G$1]*[.$A637]*360/256))" office:value-type="float" office:value="-0.671558954847018">
            <text:p>-0.6715589548</text:p>
          </table:table-cell>
          <table:table-cell table:formula="of:=SIN(RADIANS([.H$1]*[.$A637]*360/256))" office:value-type="float" office:value="0.757208846506484">
            <text:p>0.7572088465</text:p>
          </table:table-cell>
          <table:table-cell table:formula="of:=SIN(RADIANS([.I$1]*[.$A637]*360/256))" office:value-type="float" office:value="-0.831469612302546">
            <text:p>-0.8314696123</text:p>
          </table:table-cell>
          <table:table-cell table:formula="of:=SIN(RADIANS([.J$1]*[.$A637]*360/256))" office:value-type="float" office:value="0.893224301195515">
            <text:p>0.8932243012</text:p>
          </table:table-cell>
          <table:table-cell table:formula="of:=SIN(RADIANS([.K$1]*[.$A637]*360/256))" office:value-type="float" office:value="-0.94154406518302">
            <text:p>-0.9415440652</text:p>
          </table:table-cell>
          <table:table-cell table:formula="of:=SIN(RADIANS([.L$1]*[.$A637]*360/256))" office:value-type="float" office:value="0.975702130038528">
            <text:p>0.97570213</text:p>
          </table:table-cell>
          <table:table-cell table:formula="of:=SIN(RADIANS([.M$1]*[.$A637]*360/256))" office:value-type="float" office:value="-0.995184726672197">
            <text:p>-0.9951847267</text:p>
          </table:table-cell>
          <table:table-cell table:formula="of:=SIN(RADIANS([.N$1]*[.$A637]*360/256))" office:value-type="float" office:value="0.999698818696204">
            <text:p>0.9996988187</text:p>
          </table:table-cell>
          <table:table-cell table:formula="of:=SIN(RADIANS([.O$1]*[.$A637]*360/256))" office:value-type="float" office:value="-0.989176509964781">
            <text:p>-0.98917651</text:p>
          </table:table-cell>
          <table:table-cell table:formula="of:=SIN(RADIANS([.P$1]*[.$A637]*360/256))" office:value-type="float" office:value="0.96377606579544">
            <text:p>0.9637760658</text:p>
          </table:table-cell>
          <table:table-cell table:formula="of:=SIN(RADIANS([.Q$1]*[.$A637]*360/256))" office:value-type="float" office:value="-0.923879532511286">
            <text:p>-0.9238795325</text:p>
          </table:table-cell>
          <table:table-cell table:formula="of:= [.B637]/1+ [.C637]/2+ [.D637]/3+ [.E637]/4+ [.F637]/5+ [.G637]/6+ [.H637]/7+ [.I637]/8+ [.J637]/9+ [.K637]/10+ [.L637]/11+ [.M637]/12+ [.N637]/13+ [.O637]/14+ [.P637]/15+ [.Q637]/16" office:value-type="float" office:value="0.0341251320622916">
            <text:p>0.0341251321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SIN(RADIANS([.$A638]*360/256))" office:value-type="float" office:value="0.0980171403295608">
            <text:p>0.0980171403</text:p>
          </table:table-cell>
          <table:table-cell table:formula="of:=SIN(RADIANS([.C$1]*[.$A638]*360/256))" office:value-type="float" office:value="-0.195090322016129">
            <text:p>-0.195090322</text:p>
          </table:table-cell>
          <table:table-cell table:formula="of:=SIN(RADIANS([.D$1]*[.$A638]*360/256))" office:value-type="float" office:value="0.290284677254462">
            <text:p>0.2902846773</text:p>
          </table:table-cell>
          <table:table-cell table:formula="of:=SIN(RADIANS([.E$1]*[.$A638]*360/256))" office:value-type="float" office:value="-0.382683432365091">
            <text:p>-0.3826834324</text:p>
          </table:table-cell>
          <table:table-cell table:formula="of:=SIN(RADIANS([.F$1]*[.$A638]*360/256))" office:value-type="float" office:value="0.471396736825998">
            <text:p>0.4713967368</text:p>
          </table:table-cell>
          <table:table-cell table:formula="of:=SIN(RADIANS([.G$1]*[.$A638]*360/256))" office:value-type="float" office:value="-0.555570233019601">
            <text:p>-0.555570233</text:p>
          </table:table-cell>
          <table:table-cell table:formula="of:=SIN(RADIANS([.H$1]*[.$A638]*360/256))" office:value-type="float" office:value="0.634393284163647">
            <text:p>0.6343932842</text:p>
          </table:table-cell>
          <table:table-cell table:formula="of:=SIN(RADIANS([.I$1]*[.$A638]*360/256))" office:value-type="float" office:value="-0.707106781186549">
            <text:p>-0.7071067812</text:p>
          </table:table-cell>
          <table:table-cell table:formula="of:=SIN(RADIANS([.J$1]*[.$A638]*360/256))" office:value-type="float" office:value="0.773010453362738">
            <text:p>0.7730104534</text:p>
          </table:table-cell>
          <table:table-cell table:formula="of:=SIN(RADIANS([.K$1]*[.$A638]*360/256))" office:value-type="float" office:value="-0.831469612302546">
            <text:p>-0.8314696123</text:p>
          </table:table-cell>
          <table:table-cell table:formula="of:=SIN(RADIANS([.L$1]*[.$A638]*360/256))" office:value-type="float" office:value="0.881921264348354">
            <text:p>0.8819212643</text:p>
          </table:table-cell>
          <table:table-cell table:formula="of:=SIN(RADIANS([.M$1]*[.$A638]*360/256))" office:value-type="float" office:value="-0.923879532511286">
            <text:p>-0.9238795325</text:p>
          </table:table-cell>
          <table:table-cell table:formula="of:=SIN(RADIANS([.N$1]*[.$A638]*360/256))" office:value-type="float" office:value="0.956940335732208">
            <text:p>0.9569403357</text:p>
          </table:table-cell>
          <table:table-cell table:formula="of:=SIN(RADIANS([.O$1]*[.$A638]*360/256))" office:value-type="float" office:value="-0.980785280403231">
            <text:p>-0.9807852804</text:p>
          </table:table-cell>
          <table:table-cell table:formula="of:=SIN(RADIANS([.P$1]*[.$A638]*360/256))" office:value-type="float" office:value="0.995184726672197">
            <text:p>0.9951847267</text:p>
          </table:table-cell>
          <table:table-cell table:formula="of:=SIN(RADIANS([.Q$1]*[.$A638]*360/256))" office:value-type="float" office:value="-1">
            <text:p>-1</text:p>
          </table:table-cell>
          <table:table-cell table:formula="of:= [.B638]/1+ [.C638]/2+ [.D638]/3+ [.E638]/4+ [.F638]/5+ [.G638]/6+ [.H638]/7+ [.I638]/8+ [.J638]/9+ [.K638]/10+ [.L638]/11+ [.M638]/12+ [.N638]/13+ [.O638]/14+ [.P638]/15+ [.Q638]/16" office:value-type="float" office:value="0.0188143937585473">
            <text:p>0.0188143938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SIN(RADIANS([.$A639]*360/256))" office:value-type="float" office:value="0.0735645635996673">
            <text:p>0.0735645636</text:p>
          </table:table-cell>
          <table:table-cell table:formula="of:=SIN(RADIANS([.C$1]*[.$A639]*360/256))" office:value-type="float" office:value="-0.146730474455362">
            <text:p>-0.1467304745</text:p>
          </table:table-cell>
          <table:table-cell table:formula="of:=SIN(RADIANS([.D$1]*[.$A639]*360/256))" office:value-type="float" office:value="0.21910124015687">
            <text:p>0.2191012402</text:p>
          </table:table-cell>
          <table:table-cell table:formula="of:=SIN(RADIANS([.E$1]*[.$A639]*360/256))" office:value-type="float" office:value="-0.290284677254462">
            <text:p>-0.2902846773</text:p>
          </table:table-cell>
          <table:table-cell table:formula="of:=SIN(RADIANS([.F$1]*[.$A639]*360/256))" office:value-type="float" office:value="0.359895036534988">
            <text:p>0.3598950365</text:p>
          </table:table-cell>
          <table:table-cell table:formula="of:=SIN(RADIANS([.G$1]*[.$A639]*360/256))" office:value-type="float" office:value="-0.427555093430283">
            <text:p>-0.4275550934</text:p>
          </table:table-cell>
          <table:table-cell table:formula="of:=SIN(RADIANS([.H$1]*[.$A639]*360/256))" office:value-type="float" office:value="0.492898192229786">
            <text:p>0.4928981922</text:p>
          </table:table-cell>
          <table:table-cell table:formula="of:=SIN(RADIANS([.I$1]*[.$A639]*360/256))" office:value-type="float" office:value="-0.555570233019601">
            <text:p>-0.555570233</text:p>
          </table:table-cell>
          <table:table-cell table:formula="of:=SIN(RADIANS([.J$1]*[.$A639]*360/256))" office:value-type="float" office:value="0.615231590580627">
            <text:p>0.6152315906</text:p>
          </table:table-cell>
          <table:table-cell table:formula="of:=SIN(RADIANS([.K$1]*[.$A639]*360/256))" office:value-type="float" office:value="-0.671558954847019">
            <text:p>-0.6715589548</text:p>
          </table:table-cell>
          <table:table-cell table:formula="of:=SIN(RADIANS([.L$1]*[.$A639]*360/256))" office:value-type="float" office:value="0.724247082951465">
            <text:p>0.724247083</text:p>
          </table:table-cell>
          <table:table-cell table:formula="of:=SIN(RADIANS([.M$1]*[.$A639]*360/256))" office:value-type="float" office:value="-0.773010453362738">
            <text:p>-0.7730104534</text:p>
          </table:table-cell>
          <table:table-cell table:formula="of:=SIN(RADIANS([.N$1]*[.$A639]*360/256))" office:value-type="float" office:value="0.817584813151583">
            <text:p>0.8175848132</text:p>
          </table:table-cell>
          <table:table-cell table:formula="of:=SIN(RADIANS([.O$1]*[.$A639]*360/256))" office:value-type="float" office:value="-0.857728610000274">
            <text:p>-0.85772861</text:p>
          </table:table-cell>
          <table:table-cell table:formula="of:=SIN(RADIANS([.P$1]*[.$A639]*360/256))" office:value-type="float" office:value="0.893224301195516">
            <text:p>0.8932243012</text:p>
          </table:table-cell>
          <table:table-cell table:formula="of:=SIN(RADIANS([.Q$1]*[.$A639]*360/256))" office:value-type="float" office:value="-0.923879532511286">
            <text:p>-0.9238795325</text:p>
          </table:table-cell>
          <table:table-cell table:formula="of:= [.B639]/1+ [.C639]/2+ [.D639]/3+ [.E639]/4+ [.F639]/5+ [.G639]/6+ [.H639]/7+ [.I639]/8+ [.J639]/9+ [.K639]/10+ [.L639]/11+ [.M639]/12+ [.N639]/13+ [.O639]/14+ [.P639]/15+ [.Q639]/16" office:value-type="float" office:value="0.00840637959158818">
            <text:p>0.0084063796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SIN(RADIANS([.$A640]*360/256))" office:value-type="float" office:value="0.049067674327418">
            <text:p>0.0490676743</text:p>
          </table:table-cell>
          <table:table-cell table:formula="of:=SIN(RADIANS([.C$1]*[.$A640]*360/256))" office:value-type="float" office:value="-0.0980171403295605">
            <text:p>-0.0980171403</text:p>
          </table:table-cell>
          <table:table-cell table:formula="of:=SIN(RADIANS([.D$1]*[.$A640]*360/256))" office:value-type="float" office:value="0.146730474455362">
            <text:p>0.1467304745</text:p>
          </table:table-cell>
          <table:table-cell table:formula="of:=SIN(RADIANS([.E$1]*[.$A640]*360/256))" office:value-type="float" office:value="-0.195090322016128">
            <text:p>-0.195090322</text:p>
          </table:table-cell>
          <table:table-cell table:formula="of:=SIN(RADIANS([.F$1]*[.$A640]*360/256))" office:value-type="float" office:value="0.242980179903264">
            <text:p>0.2429801799</text:p>
          </table:table-cell>
          <table:table-cell table:formula="of:=SIN(RADIANS([.G$1]*[.$A640]*360/256))" office:value-type="float" office:value="-0.290284677254462">
            <text:p>-0.2902846773</text:p>
          </table:table-cell>
          <table:table-cell table:formula="of:=SIN(RADIANS([.H$1]*[.$A640]*360/256))" office:value-type="float" office:value="0.336889853392221">
            <text:p>0.3368898534</text:p>
          </table:table-cell>
          <table:table-cell table:formula="of:=SIN(RADIANS([.I$1]*[.$A640]*360/256))" office:value-type="float" office:value="-0.382683432365089">
            <text:p>-0.3826834324</text:p>
          </table:table-cell>
          <table:table-cell table:formula="of:=SIN(RADIANS([.J$1]*[.$A640]*360/256))" office:value-type="float" office:value="0.427555093430283">
            <text:p>0.4275550934</text:p>
          </table:table-cell>
          <table:table-cell table:formula="of:=SIN(RADIANS([.K$1]*[.$A640]*360/256))" office:value-type="float" office:value="-0.471396736825997">
            <text:p>-0.4713967368</text:p>
          </table:table-cell>
          <table:table-cell table:formula="of:=SIN(RADIANS([.L$1]*[.$A640]*360/256))" office:value-type="float" office:value="0.51410274419322">
            <text:p>0.5141027442</text:p>
          </table:table-cell>
          <table:table-cell table:formula="of:=SIN(RADIANS([.M$1]*[.$A640]*360/256))" office:value-type="float" office:value="-0.555570233019602">
            <text:p>-0.555570233</text:p>
          </table:table-cell>
          <table:table-cell table:formula="of:=SIN(RADIANS([.N$1]*[.$A640]*360/256))" office:value-type="float" office:value="0.595699304492434">
            <text:p>0.5956993045</text:p>
          </table:table-cell>
          <table:table-cell table:formula="of:=SIN(RADIANS([.O$1]*[.$A640]*360/256))" office:value-type="float" office:value="-0.634393284163648">
            <text:p>-0.6343932842</text:p>
          </table:table-cell>
          <table:table-cell table:formula="of:=SIN(RADIANS([.P$1]*[.$A640]*360/256))" office:value-type="float" office:value="0.671558954847017">
            <text:p>0.6715589548</text:p>
          </table:table-cell>
          <table:table-cell table:formula="of:=SIN(RADIANS([.Q$1]*[.$A640]*360/256))" office:value-type="float" office:value="-0.707106781186547">
            <text:p>-0.7071067812</text:p>
          </table:table-cell>
          <table:table-cell table:formula="of:= [.B640]/1+ [.C640]/2+ [.D640]/3+ [.E640]/4+ [.F640]/5+ [.G640]/6+ [.H640]/7+ [.I640]/8+ [.J640]/9+ [.K640]/10+ [.L640]/11+ [.M640]/12+ [.N640]/13+ [.O640]/14+ [.P640]/15+ [.Q640]/16" office:value-type="float" office:value="0.00259481319244968">
            <text:p>0.0025948132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SIN(RADIANS([.$A641]*360/256))" office:value-type="float" office:value="0.0245412285229123">
            <text:p>0.0245412285</text:p>
          </table:table-cell>
          <table:table-cell table:formula="of:=SIN(RADIANS([.C$1]*[.$A641]*360/256))" office:value-type="float" office:value="-0.0490676743274181">
            <text:p>-0.0490676743</text:p>
          </table:table-cell>
          <table:table-cell table:formula="of:=SIN(RADIANS([.D$1]*[.$A641]*360/256))" office:value-type="float" office:value="0.0735645635996684">
            <text:p>0.0735645636</text:p>
          </table:table-cell>
          <table:table-cell table:formula="of:=SIN(RADIANS([.E$1]*[.$A641]*360/256))" office:value-type="float" office:value="-0.0980171403295608">
            <text:p>-0.0980171403</text:p>
          </table:table-cell>
          <table:table-cell table:formula="of:=SIN(RADIANS([.F$1]*[.$A641]*360/256))" office:value-type="float" office:value="0.122410675199217">
            <text:p>0.1224106752</text:p>
          </table:table-cell>
          <table:table-cell table:formula="of:=SIN(RADIANS([.G$1]*[.$A641]*360/256))" office:value-type="float" office:value="-0.146730474455364">
            <text:p>-0.1467304745</text:p>
          </table:table-cell>
          <table:table-cell table:formula="of:=SIN(RADIANS([.H$1]*[.$A641]*360/256))" office:value-type="float" office:value="0.170961888760302">
            <text:p>0.1709618888</text:p>
          </table:table-cell>
          <table:table-cell table:formula="of:=SIN(RADIANS([.I$1]*[.$A641]*360/256))" office:value-type="float" office:value="-0.195090322016129">
            <text:p>-0.195090322</text:p>
          </table:table-cell>
          <table:table-cell table:formula="of:=SIN(RADIANS([.J$1]*[.$A641]*360/256))" office:value-type="float" office:value="0.219101240156869">
            <text:p>0.2191012402</text:p>
          </table:table-cell>
          <table:table-cell table:formula="of:=SIN(RADIANS([.K$1]*[.$A641]*360/256))" office:value-type="float" office:value="-0.242980179903266">
            <text:p>-0.2429801799</text:p>
          </table:table-cell>
          <table:table-cell table:formula="of:=SIN(RADIANS([.L$1]*[.$A641]*360/256))" office:value-type="float" office:value="0.266712757474896">
            <text:p>0.2667127575</text:p>
          </table:table-cell>
          <table:table-cell table:formula="of:=SIN(RADIANS([.M$1]*[.$A641]*360/256))" office:value-type="float" office:value="-0.290284677254466">
            <text:p>-0.2902846773</text:p>
          </table:table-cell>
          <table:table-cell table:formula="of:=SIN(RADIANS([.N$1]*[.$A641]*360/256))" office:value-type="float" office:value="0.313681740398894">
            <text:p>0.3136817404</text:p>
          </table:table-cell>
          <table:table-cell table:formula="of:=SIN(RADIANS([.O$1]*[.$A641]*360/256))" office:value-type="float" office:value="-0.336889853392222">
            <text:p>-0.3368898534</text:p>
          </table:table-cell>
          <table:table-cell table:formula="of:=SIN(RADIANS([.P$1]*[.$A641]*360/256))" office:value-type="float" office:value="0.359895036534989">
            <text:p>0.3598950365</text:p>
          </table:table-cell>
          <table:table-cell table:formula="of:=SIN(RADIANS([.Q$1]*[.$A641]*360/256))" office:value-type="float" office:value="-0.38268343236509">
            <text:p>-0.3826834324</text:p>
          </table:table-cell>
          <table:table-cell table:formula="of:= [.B641]/1+ [.C641]/2+ [.D641]/3+ [.E641]/4+ [.F641]/5+ [.G641]/6+ [.H641]/7+ [.I641]/8+ [.J641]/9+ [.K641]/10+ [.L641]/11+ [.M641]/12+ [.N641]/13+ [.O641]/14+ [.P641]/15+ [.Q641]/16" office:value-type="float" office:value="0.000332400550742472">
            <text:p>0.0003324006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SIN(RADIANS([.$A642]*360/256))" office:value-type="float" office:value="1.22464679914735E-016">
            <text:p>1.22464679914735E-016</text:p>
          </table:table-cell>
          <table:table-cell table:formula="of:=SIN(RADIANS([.C$1]*[.$A642]*360/256))" office:value-type="float" office:value="-2.44929359829471E-016">
            <text:p>-2.44929359829471E-016</text:p>
          </table:table-cell>
          <table:table-cell table:formula="of:=SIN(RADIANS([.D$1]*[.$A642]*360/256))" office:value-type="float" office:value="3.67394039744206E-016">
            <text:p>3.67394039744206E-016</text:p>
          </table:table-cell>
          <table:table-cell table:formula="of:=SIN(RADIANS([.E$1]*[.$A642]*360/256))" office:value-type="float" office:value="-4.89858719658941E-016">
            <text:p>-4.89858719658941E-016</text:p>
          </table:table-cell>
          <table:table-cell table:formula="of:=SIN(RADIANS([.F$1]*[.$A642]*360/256))" office:value-type="float" office:value="6.12323399573677E-016">
            <text:p>6.12323399573677E-016</text:p>
          </table:table-cell>
          <table:table-cell table:formula="of:=SIN(RADIANS([.G$1]*[.$A642]*360/256))" office:value-type="float" office:value="-7.34788079488412E-016">
            <text:p>-7.34788079488412E-016</text:p>
          </table:table-cell>
          <table:table-cell table:formula="of:=SIN(RADIANS([.H$1]*[.$A642]*360/256))" office:value-type="float" office:value="8.57252759403147E-016">
            <text:p>8.57252759403147E-016</text:p>
          </table:table-cell>
          <table:table-cell table:formula="of:=SIN(RADIANS([.I$1]*[.$A642]*360/256))" office:value-type="float" office:value="-9.79717439317883E-016">
            <text:p>-9.79717439317883E-016</text:p>
          </table:table-cell>
          <table:table-cell table:formula="of:=SIN(RADIANS([.J$1]*[.$A642]*360/256))" office:value-type="float" office:value="1.10218211923262E-015">
            <text:p>1.10218211923262E-015</text:p>
          </table:table-cell>
          <table:table-cell table:formula="of:=SIN(RADIANS([.K$1]*[.$A642]*360/256))" office:value-type="float" office:value="-1.22464679914735E-015">
            <text:p>-1.22464679914735E-015</text:p>
          </table:table-cell>
          <table:table-cell table:formula="of:=SIN(RADIANS([.L$1]*[.$A642]*360/256))" office:value-type="float" office:value="-2.20560219973841E-015">
            <text:p>-2.20560219973841E-015</text:p>
          </table:table-cell>
          <table:table-cell table:formula="of:=SIN(RADIANS([.M$1]*[.$A642]*360/256))" office:value-type="float" office:value="-1.46957615897682E-015">
            <text:p>-1.46957615897682E-015</text:p>
          </table:table-cell>
          <table:table-cell table:formula="of:=SIN(RADIANS([.N$1]*[.$A642]*360/256))" office:value-type="float" office:value="-1.96067283990894E-015">
            <text:p>-1.96067283990894E-015</text:p>
          </table:table-cell>
          <table:table-cell table:formula="of:=SIN(RADIANS([.O$1]*[.$A642]*360/256))" office:value-type="float" office:value="-1.71450551880629E-015">
            <text:p>-1.71450551880629E-015</text:p>
          </table:table-cell>
          <table:table-cell table:formula="of:=SIN(RADIANS([.P$1]*[.$A642]*360/256))" office:value-type="float" office:value="-1.71574348007947E-015">
            <text:p>-1.71574348007947E-015</text:p>
          </table:table-cell>
          <table:table-cell table:formula="of:=SIN(RADIANS([.Q$1]*[.$A642]*360/256))" office:value-type="float" office:value="-1.95943487863577E-015">
            <text:p>-1.95943487863577E-015</text:p>
          </table:table-cell>
          <table:table-cell table:formula="of:= [.B642]/1+ [.C642]/2+ [.D642]/3+ [.E642]/4+ [.F642]/5+ [.G642]/6+ [.H642]/7+ [.I642]/8+ [.J642]/9+ [.K642]/10+ [.L642]/11+ [.M642]/12+ [.N642]/13+ [.O642]/14+ [.P642]/15+ [.Q642]/16" office:value-type="float" office:value="-8.33107216986784E-016">
            <text:p>-8.33107216986784E-016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formula="of:=SIN(RADIANS([.$A643]*360/256))" office:value-type="float" office:value="-0.0245412285229121">
            <text:p>-0.0245412285</text:p>
          </table:table-cell>
          <table:table-cell table:formula="of:=SIN(RADIANS([.C$1]*[.$A643]*360/256))" office:value-type="float" office:value="0.0490676743274176">
            <text:p>0.0490676743</text:p>
          </table:table-cell>
          <table:table-cell table:formula="of:=SIN(RADIANS([.D$1]*[.$A643]*360/256))" office:value-type="float" office:value="-0.0735645635996677">
            <text:p>-0.0735645636</text:p>
          </table:table-cell>
          <table:table-cell table:formula="of:=SIN(RADIANS([.E$1]*[.$A643]*360/256))" office:value-type="float" office:value="0.0980171403295598">
            <text:p>0.0980171403</text:p>
          </table:table-cell>
          <table:table-cell table:formula="of:=SIN(RADIANS([.F$1]*[.$A643]*360/256))" office:value-type="float" office:value="-0.122410675199216">
            <text:p>-0.1224106752</text:p>
          </table:table-cell>
          <table:table-cell table:formula="of:=SIN(RADIANS([.G$1]*[.$A643]*360/256))" office:value-type="float" office:value="0.146730474455362">
            <text:p>0.1467304745</text:p>
          </table:table-cell>
          <table:table-cell table:formula="of:=SIN(RADIANS([.H$1]*[.$A643]*360/256))" office:value-type="float" office:value="-0.170961888760301">
            <text:p>-0.1709618888</text:p>
          </table:table-cell>
          <table:table-cell table:formula="of:=SIN(RADIANS([.I$1]*[.$A643]*360/256))" office:value-type="float" office:value="0.195090322016127">
            <text:p>0.195090322</text:p>
          </table:table-cell>
          <table:table-cell table:formula="of:=SIN(RADIANS([.J$1]*[.$A643]*360/256))" office:value-type="float" office:value="-0.219101240156871">
            <text:p>-0.2191012402</text:p>
          </table:table-cell>
          <table:table-cell table:formula="of:=SIN(RADIANS([.K$1]*[.$A643]*360/256))" office:value-type="float" office:value="0.242980179903264">
            <text:p>0.2429801799</text:p>
          </table:table-cell>
          <table:table-cell table:formula="of:=SIN(RADIANS([.L$1]*[.$A643]*360/256))" office:value-type="float" office:value="-0.2667127574749">
            <text:p>-0.2667127575</text:p>
          </table:table-cell>
          <table:table-cell table:formula="of:=SIN(RADIANS([.M$1]*[.$A643]*360/256))" office:value-type="float" office:value="0.290284677254463">
            <text:p>0.2902846773</text:p>
          </table:table-cell>
          <table:table-cell table:formula="of:=SIN(RADIANS([.N$1]*[.$A643]*360/256))" office:value-type="float" office:value="-0.313681740398891">
            <text:p>-0.3136817404</text:p>
          </table:table-cell>
          <table:table-cell table:formula="of:=SIN(RADIANS([.O$1]*[.$A643]*360/256))" office:value-type="float" office:value="0.336889853392219">
            <text:p>0.3368898534</text:p>
          </table:table-cell>
          <table:table-cell table:formula="of:=SIN(RADIANS([.P$1]*[.$A643]*360/256))" office:value-type="float" office:value="-0.359895036534986">
            <text:p>-0.3598950365</text:p>
          </table:table-cell>
          <table:table-cell table:formula="of:=SIN(RADIANS([.Q$1]*[.$A643]*360/256))" office:value-type="float" office:value="0.382683432365087">
            <text:p>0.3826834324</text:p>
          </table:table-cell>
          <table:table-cell table:formula="of:= [.B643]/1+ [.C643]/2+ [.D643]/3+ [.E643]/4+ [.F643]/5+ [.G643]/6+ [.H643]/7+ [.I643]/8+ [.J643]/9+ [.K643]/10+ [.L643]/11+ [.M643]/12+ [.N643]/13+ [.O643]/14+ [.P643]/15+ [.Q643]/16" office:value-type="float" office:value="-0.000332400550743486">
            <text:p>-0.0003324006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SIN(RADIANS([.$A644]*360/256))" office:value-type="float" office:value="-0.0490676743274182">
            <text:p>-0.0490676743</text:p>
          </table:table-cell>
          <table:table-cell table:formula="of:=SIN(RADIANS([.C$1]*[.$A644]*360/256))" office:value-type="float" office:value="0.0980171403295609">
            <text:p>0.0980171403</text:p>
          </table:table-cell>
          <table:table-cell table:formula="of:=SIN(RADIANS([.D$1]*[.$A644]*360/256))" office:value-type="float" office:value="-0.146730474455361">
            <text:p>-0.1467304745</text:p>
          </table:table-cell>
          <table:table-cell table:formula="of:=SIN(RADIANS([.E$1]*[.$A644]*360/256))" office:value-type="float" office:value="0.195090322016129">
            <text:p>0.195090322</text:p>
          </table:table-cell>
          <table:table-cell table:formula="of:=SIN(RADIANS([.F$1]*[.$A644]*360/256))" office:value-type="float" office:value="-0.242980179903264">
            <text:p>-0.2429801799</text:p>
          </table:table-cell>
          <table:table-cell table:formula="of:=SIN(RADIANS([.G$1]*[.$A644]*360/256))" office:value-type="float" office:value="0.290284677254461">
            <text:p>0.2902846773</text:p>
          </table:table-cell>
          <table:table-cell table:formula="of:=SIN(RADIANS([.H$1]*[.$A644]*360/256))" office:value-type="float" office:value="-0.33688985339222">
            <text:p>-0.3368898534</text:p>
          </table:table-cell>
          <table:table-cell table:formula="of:=SIN(RADIANS([.I$1]*[.$A644]*360/256))" office:value-type="float" office:value="0.382683432365091">
            <text:p>0.3826834324</text:p>
          </table:table-cell>
          <table:table-cell table:formula="of:=SIN(RADIANS([.J$1]*[.$A644]*360/256))" office:value-type="float" office:value="-0.427555093430281">
            <text:p>-0.4275550934</text:p>
          </table:table-cell>
          <table:table-cell table:formula="of:=SIN(RADIANS([.K$1]*[.$A644]*360/256))" office:value-type="float" office:value="0.471396736825998">
            <text:p>0.4713967368</text:p>
          </table:table-cell>
          <table:table-cell table:formula="of:=SIN(RADIANS([.L$1]*[.$A644]*360/256))" office:value-type="float" office:value="-0.514102744193224">
            <text:p>-0.5141027442</text:p>
          </table:table-cell>
          <table:table-cell table:formula="of:=SIN(RADIANS([.M$1]*[.$A644]*360/256))" office:value-type="float" office:value="0.555570233019599">
            <text:p>0.555570233</text:p>
          </table:table-cell>
          <table:table-cell table:formula="of:=SIN(RADIANS([.N$1]*[.$A644]*360/256))" office:value-type="float" office:value="-0.595699304492432">
            <text:p>-0.5956993045</text:p>
          </table:table-cell>
          <table:table-cell table:formula="of:=SIN(RADIANS([.O$1]*[.$A644]*360/256))" office:value-type="float" office:value="0.634393284163645">
            <text:p>0.6343932842</text:p>
          </table:table-cell>
          <table:table-cell table:formula="of:=SIN(RADIANS([.P$1]*[.$A644]*360/256))" office:value-type="float" office:value="-0.671558954847019">
            <text:p>-0.6715589548</text:p>
          </table:table-cell>
          <table:table-cell table:formula="of:=SIN(RADIANS([.Q$1]*[.$A644]*360/256))" office:value-type="float" office:value="0.707106781186549">
            <text:p>0.7071067812</text:p>
          </table:table-cell>
          <table:table-cell table:formula="of:= [.B644]/1+ [.C644]/2+ [.D644]/3+ [.E644]/4+ [.F644]/5+ [.G644]/6+ [.H644]/7+ [.I644]/8+ [.J644]/9+ [.K644]/10+ [.L644]/11+ [.M644]/12+ [.N644]/13+ [.O644]/14+ [.P644]/15+ [.Q644]/16" office:value-type="float" office:value="-0.00259481319244943">
            <text:p>-0.0025948132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SIN(RADIANS([.$A645]*360/256))" office:value-type="float" office:value="-0.0735645635996675">
            <text:p>-0.0735645636</text:p>
          </table:table-cell>
          <table:table-cell table:formula="of:=SIN(RADIANS([.C$1]*[.$A645]*360/256))" office:value-type="float" office:value="0.146730474455362">
            <text:p>0.1467304745</text:p>
          </table:table-cell>
          <table:table-cell table:formula="of:=SIN(RADIANS([.D$1]*[.$A645]*360/256))" office:value-type="float" office:value="-0.21910124015687">
            <text:p>-0.2191012402</text:p>
          </table:table-cell>
          <table:table-cell table:formula="of:=SIN(RADIANS([.E$1]*[.$A645]*360/256))" office:value-type="float" office:value="0.290284677254463">
            <text:p>0.2902846773</text:p>
          </table:table-cell>
          <table:table-cell table:formula="of:=SIN(RADIANS([.F$1]*[.$A645]*360/256))" office:value-type="float" office:value="-0.359895036534987">
            <text:p>-0.3598950365</text:p>
          </table:table-cell>
          <table:table-cell table:formula="of:=SIN(RADIANS([.G$1]*[.$A645]*360/256))" office:value-type="float" office:value="0.427555093430282">
            <text:p>0.4275550934</text:p>
          </table:table-cell>
          <table:table-cell table:formula="of:=SIN(RADIANS([.H$1]*[.$A645]*360/256))" office:value-type="float" office:value="-0.492898192229784">
            <text:p>-0.4928981922</text:p>
          </table:table-cell>
          <table:table-cell table:formula="of:=SIN(RADIANS([.I$1]*[.$A645]*360/256))" office:value-type="float" office:value="0.555570233019603">
            <text:p>0.555570233</text:p>
          </table:table-cell>
          <table:table-cell table:formula="of:=SIN(RADIANS([.J$1]*[.$A645]*360/256))" office:value-type="float" office:value="-0.615231590580628">
            <text:p>-0.6152315906</text:p>
          </table:table-cell>
          <table:table-cell table:formula="of:=SIN(RADIANS([.K$1]*[.$A645]*360/256))" office:value-type="float" office:value="0.671558954847017">
            <text:p>0.6715589548</text:p>
          </table:table-cell>
          <table:table-cell table:formula="of:=SIN(RADIANS([.L$1]*[.$A645]*360/256))" office:value-type="float" office:value="-0.724247082951468">
            <text:p>-0.724247083</text:p>
          </table:table-cell>
          <table:table-cell table:formula="of:=SIN(RADIANS([.M$1]*[.$A645]*360/256))" office:value-type="float" office:value="0.773010453362736">
            <text:p>0.7730104534</text:p>
          </table:table-cell>
          <table:table-cell table:formula="of:=SIN(RADIANS([.N$1]*[.$A645]*360/256))" office:value-type="float" office:value="-0.817584813151581">
            <text:p>-0.8175848132</text:p>
          </table:table-cell>
          <table:table-cell table:formula="of:=SIN(RADIANS([.O$1]*[.$A645]*360/256))" office:value-type="float" office:value="0.857728610000272">
            <text:p>0.85772861</text:p>
          </table:table-cell>
          <table:table-cell table:formula="of:=SIN(RADIANS([.P$1]*[.$A645]*360/256))" office:value-type="float" office:value="-0.893224301195514">
            <text:p>-0.8932243012</text:p>
          </table:table-cell>
          <table:table-cell table:formula="of:=SIN(RADIANS([.Q$1]*[.$A645]*360/256))" office:value-type="float" office:value="0.923879532511287">
            <text:p>0.9238795325</text:p>
          </table:table-cell>
          <table:table-cell table:formula="of:= [.B645]/1+ [.C645]/2+ [.D645]/3+ [.E645]/4+ [.F645]/5+ [.G645]/6+ [.H645]/7+ [.I645]/8+ [.J645]/9+ [.K645]/10+ [.L645]/11+ [.M645]/12+ [.N645]/13+ [.O645]/14+ [.P645]/15+ [.Q645]/16" office:value-type="float" office:value="-0.00840637959158792">
            <text:p>-0.0084063796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formula="of:=SIN(RADIANS([.$A646]*360/256))" office:value-type="float" office:value="-0.0980171403295606">
            <text:p>-0.0980171403</text:p>
          </table:table-cell>
          <table:table-cell table:formula="of:=SIN(RADIANS([.C$1]*[.$A646]*360/256))" office:value-type="float" office:value="0.195090322016128">
            <text:p>0.195090322</text:p>
          </table:table-cell>
          <table:table-cell table:formula="of:=SIN(RADIANS([.D$1]*[.$A646]*360/256))" office:value-type="float" office:value="-0.290284677254463">
            <text:p>-0.2902846773</text:p>
          </table:table-cell>
          <table:table-cell table:formula="of:=SIN(RADIANS([.E$1]*[.$A646]*360/256))" office:value-type="float" office:value="0.38268343236509">
            <text:p>0.3826834324</text:p>
          </table:table-cell>
          <table:table-cell table:formula="of:=SIN(RADIANS([.F$1]*[.$A646]*360/256))" office:value-type="float" office:value="-0.471396736825999">
            <text:p>-0.4713967368</text:p>
          </table:table-cell>
          <table:table-cell table:formula="of:=SIN(RADIANS([.G$1]*[.$A646]*360/256))" office:value-type="float" office:value="0.555570233019603">
            <text:p>0.555570233</text:p>
          </table:table-cell>
          <table:table-cell table:formula="of:=SIN(RADIANS([.H$1]*[.$A646]*360/256))" office:value-type="float" office:value="-0.634393284163646">
            <text:p>-0.6343932842</text:p>
          </table:table-cell>
          <table:table-cell table:formula="of:=SIN(RADIANS([.I$1]*[.$A646]*360/256))" office:value-type="float" office:value="0.707106781186547">
            <text:p>0.7071067812</text:p>
          </table:table-cell>
          <table:table-cell table:formula="of:=SIN(RADIANS([.J$1]*[.$A646]*360/256))" office:value-type="float" office:value="-0.773010453362737">
            <text:p>-0.7730104534</text:p>
          </table:table-cell>
          <table:table-cell table:formula="of:=SIN(RADIANS([.K$1]*[.$A646]*360/256))" office:value-type="float" office:value="0.831469612302547">
            <text:p>0.8314696123</text:p>
          </table:table-cell>
          <table:table-cell table:formula="of:=SIN(RADIANS([.L$1]*[.$A646]*360/256))" office:value-type="float" office:value="-0.881921264348356">
            <text:p>-0.8819212643</text:p>
          </table:table-cell>
          <table:table-cell table:formula="of:=SIN(RADIANS([.M$1]*[.$A646]*360/256))" office:value-type="float" office:value="0.923879532511287">
            <text:p>0.9238795325</text:p>
          </table:table-cell>
          <table:table-cell table:formula="of:=SIN(RADIANS([.N$1]*[.$A646]*360/256))" office:value-type="float" office:value="-0.956940335732209">
            <text:p>-0.9569403357</text:p>
          </table:table-cell>
          <table:table-cell table:formula="of:=SIN(RADIANS([.O$1]*[.$A646]*360/256))" office:value-type="float" office:value="0.98078528040323">
            <text:p>0.9807852804</text:p>
          </table:table-cell>
          <table:table-cell table:formula="of:=SIN(RADIANS([.P$1]*[.$A646]*360/256))" office:value-type="float" office:value="-0.995184726672197">
            <text:p>-0.9951847267</text:p>
          </table:table-cell>
          <table:table-cell table:formula="of:=SIN(RADIANS([.Q$1]*[.$A646]*360/256))" office:value-type="float" office:value="1">
            <text:p>1</text:p>
          </table:table-cell>
          <table:table-cell table:formula="of:= [.B646]/1+ [.C646]/2+ [.D646]/3+ [.E646]/4+ [.F646]/5+ [.G646]/6+ [.H646]/7+ [.I646]/8+ [.J646]/9+ [.K646]/10+ [.L646]/11+ [.M646]/12+ [.N646]/13+ [.O646]/14+ [.P646]/15+ [.Q646]/16" office:value-type="float" office:value="-0.0188143937585476">
            <text:p>-0.0188143938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formula="of:=SIN(RADIANS([.$A647]*360/256))" office:value-type="float" office:value="-0.122410675199216">
            <text:p>-0.1224106752</text:p>
          </table:table-cell>
          <table:table-cell table:formula="of:=SIN(RADIANS([.C$1]*[.$A647]*360/256))" office:value-type="float" office:value="0.242980179903264">
            <text:p>0.2429801799</text:p>
          </table:table-cell>
          <table:table-cell table:formula="of:=SIN(RADIANS([.D$1]*[.$A647]*360/256))" office:value-type="float" office:value="-0.359895036534987">
            <text:p>-0.3598950365</text:p>
          </table:table-cell>
          <table:table-cell table:formula="of:=SIN(RADIANS([.E$1]*[.$A647]*360/256))" office:value-type="float" office:value="0.471396736825997">
            <text:p>0.4713967368</text:p>
          </table:table-cell>
          <table:table-cell table:formula="of:=SIN(RADIANS([.F$1]*[.$A647]*360/256))" office:value-type="float" office:value="-0.575808191417845">
            <text:p>-0.5758081914</text:p>
          </table:table-cell>
          <table:table-cell table:formula="of:=SIN(RADIANS([.G$1]*[.$A647]*360/256))" office:value-type="float" office:value="0.671558954847017">
            <text:p>0.6715589548</text:p>
          </table:table-cell>
          <table:table-cell table:formula="of:=SIN(RADIANS([.H$1]*[.$A647]*360/256))" office:value-type="float" office:value="-0.757208846506485">
            <text:p>-0.7572088465</text:p>
          </table:table-cell>
          <table:table-cell table:formula="of:=SIN(RADIANS([.I$1]*[.$A647]*360/256))" office:value-type="float" office:value="0.831469612302545">
            <text:p>0.8314696123</text:p>
          </table:table-cell>
          <table:table-cell table:formula="of:=SIN(RADIANS([.J$1]*[.$A647]*360/256))" office:value-type="float" office:value="-0.893224301195514">
            <text:p>-0.8932243012</text:p>
          </table:table-cell>
          <table:table-cell table:formula="of:=SIN(RADIANS([.K$1]*[.$A647]*360/256))" office:value-type="float" office:value="0.941544065183021">
            <text:p>0.9415440652</text:p>
          </table:table-cell>
          <table:table-cell table:formula="of:=SIN(RADIANS([.L$1]*[.$A647]*360/256))" office:value-type="float" office:value="-0.975702130038529">
            <text:p>-0.97570213</text:p>
          </table:table-cell>
          <table:table-cell table:formula="of:=SIN(RADIANS([.M$1]*[.$A647]*360/256))" office:value-type="float" office:value="0.995184726672197">
            <text:p>0.9951847267</text:p>
          </table:table-cell>
          <table:table-cell table:formula="of:=SIN(RADIANS([.N$1]*[.$A647]*360/256))" office:value-type="float" office:value="-0.999698818696204">
            <text:p>-0.9996988187</text:p>
          </table:table-cell>
          <table:table-cell table:formula="of:=SIN(RADIANS([.O$1]*[.$A647]*360/256))" office:value-type="float" office:value="0.989176509964781">
            <text:p>0.98917651</text:p>
          </table:table-cell>
          <table:table-cell table:formula="of:=SIN(RADIANS([.P$1]*[.$A647]*360/256))" office:value-type="float" office:value="-0.963776065795441">
            <text:p>-0.9637760658</text:p>
          </table:table-cell>
          <table:table-cell table:formula="of:=SIN(RADIANS([.Q$1]*[.$A647]*360/256))" office:value-type="float" office:value="0.923879532511287">
            <text:p>0.9238795325</text:p>
          </table:table-cell>
          <table:table-cell table:formula="of:= [.B647]/1+ [.C647]/2+ [.D647]/3+ [.E647]/4+ [.F647]/5+ [.G647]/6+ [.H647]/7+ [.I647]/8+ [.J647]/9+ [.K647]/10+ [.L647]/11+ [.M647]/12+ [.N647]/13+ [.O647]/14+ [.P647]/15+ [.Q647]/16" office:value-type="float" office:value="-0.0341251320622921">
            <text:p>-0.0341251321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formula="of:=SIN(RADIANS([.$A648]*360/256))" office:value-type="float" office:value="-0.146730474455362">
            <text:p>-0.1467304745</text:p>
          </table:table-cell>
          <table:table-cell table:formula="of:=SIN(RADIANS([.C$1]*[.$A648]*360/256))" office:value-type="float" office:value="0.290284677254462">
            <text:p>0.2902846773</text:p>
          </table:table-cell>
          <table:table-cell table:formula="of:=SIN(RADIANS([.D$1]*[.$A648]*360/256))" office:value-type="float" office:value="-0.427555093430282">
            <text:p>-0.4275550934</text:p>
          </table:table-cell>
          <table:table-cell table:formula="of:=SIN(RADIANS([.E$1]*[.$A648]*360/256))" office:value-type="float" office:value="0.555570233019602">
            <text:p>0.555570233</text:p>
          </table:table-cell>
          <table:table-cell table:formula="of:=SIN(RADIANS([.F$1]*[.$A648]*360/256))" office:value-type="float" office:value="-0.671558954847017">
            <text:p>-0.6715589548</text:p>
          </table:table-cell>
          <table:table-cell table:formula="of:=SIN(RADIANS([.G$1]*[.$A648]*360/256))" office:value-type="float" office:value="0.773010453362737">
            <text:p>0.7730104534</text:p>
          </table:table-cell>
          <table:table-cell table:formula="of:=SIN(RADIANS([.H$1]*[.$A648]*360/256))" office:value-type="float" office:value="-0.857728610000273">
            <text:p>-0.85772861</text:p>
          </table:table-cell>
          <table:table-cell table:formula="of:=SIN(RADIANS([.I$1]*[.$A648]*360/256))" office:value-type="float" office:value="0.923879532511286">
            <text:p>0.9238795325</text:p>
          </table:table-cell>
          <table:table-cell table:formula="of:=SIN(RADIANS([.J$1]*[.$A648]*360/256))" office:value-type="float" office:value="-0.970031253194544">
            <text:p>-0.9700312532</text:p>
          </table:table-cell>
          <table:table-cell table:formula="of:=SIN(RADIANS([.K$1]*[.$A648]*360/256))" office:value-type="float" office:value="0.995184726672197">
            <text:p>0.9951847267</text:p>
          </table:table-cell>
          <table:table-cell table:formula="of:=SIN(RADIANS([.L$1]*[.$A648]*360/256))" office:value-type="float" office:value="-0.998795456205172">
            <text:p>-0.9987954562</text:p>
          </table:table-cell>
          <table:table-cell table:formula="of:=SIN(RADIANS([.M$1]*[.$A648]*360/256))" office:value-type="float" office:value="0.98078528040323">
            <text:p>0.9807852804</text:p>
          </table:table-cell>
          <table:table-cell table:formula="of:=SIN(RADIANS([.N$1]*[.$A648]*360/256))" office:value-type="float" office:value="-0.941544065183022">
            <text:p>-0.9415440652</text:p>
          </table:table-cell>
          <table:table-cell table:formula="of:=SIN(RADIANS([.O$1]*[.$A648]*360/256))" office:value-type="float" office:value="0.881921264348354">
            <text:p>0.8819212643</text:p>
          </table:table-cell>
          <table:table-cell table:formula="of:=SIN(RADIANS([.P$1]*[.$A648]*360/256))" office:value-type="float" office:value="-0.803207531480645">
            <text:p>-0.8032075315</text:p>
          </table:table-cell>
          <table:table-cell table:formula="of:=SIN(RADIANS([.Q$1]*[.$A648]*360/256))" office:value-type="float" office:value="0.70710678118655">
            <text:p>0.7071067812</text:p>
          </table:table-cell>
          <table:table-cell table:formula="of:= [.B648]/1+ [.C648]/2+ [.D648]/3+ [.E648]/4+ [.F648]/5+ [.G648]/6+ [.H648]/7+ [.I648]/8+ [.J648]/9+ [.K648]/10+ [.L648]/11+ [.M648]/12+ [.N648]/13+ [.O648]/14+ [.P648]/15+ [.Q648]/16" office:value-type="float" office:value="-0.053853717850573">
            <text:p>-0.0538537179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SIN(RADIANS([.$A649]*360/256))" office:value-type="float" office:value="-0.170961888760301">
            <text:p>-0.1709618888</text:p>
          </table:table-cell>
          <table:table-cell table:formula="of:=SIN(RADIANS([.C$1]*[.$A649]*360/256))" office:value-type="float" office:value="0.33688985339222">
            <text:p>0.3368898534</text:p>
          </table:table-cell>
          <table:table-cell table:formula="of:=SIN(RADIANS([.D$1]*[.$A649]*360/256))" office:value-type="float" office:value="-0.492898192229784">
            <text:p>-0.4928981922</text:p>
          </table:table-cell>
          <table:table-cell table:formula="of:=SIN(RADIANS([.E$1]*[.$A649]*360/256))" office:value-type="float" office:value="0.634393284163645">
            <text:p>0.6343932842</text:p>
          </table:table-cell>
          <table:table-cell table:formula="of:=SIN(RADIANS([.F$1]*[.$A649]*360/256))" office:value-type="float" office:value="-0.757208846506485">
            <text:p>-0.7572088465</text:p>
          </table:table-cell>
          <table:table-cell table:formula="of:=SIN(RADIANS([.G$1]*[.$A649]*360/256))" office:value-type="float" office:value="0.857728610000273">
            <text:p>0.85772861</text:p>
          </table:table-cell>
          <table:table-cell table:formula="of:=SIN(RADIANS([.H$1]*[.$A649]*360/256))" office:value-type="float" office:value="-0.932992798834739">
            <text:p>-0.9329927988</text:p>
          </table:table-cell>
          <table:table-cell table:formula="of:=SIN(RADIANS([.I$1]*[.$A649]*360/256))" office:value-type="float" office:value="0.98078528040323">
            <text:p>0.9807852804</text:p>
          </table:table-cell>
          <table:table-cell table:formula="of:=SIN(RADIANS([.J$1]*[.$A649]*360/256))" office:value-type="float" office:value="-0.999698818696204">
            <text:p>-0.9996988187</text:p>
          </table:table-cell>
          <table:table-cell table:formula="of:=SIN(RADIANS([.K$1]*[.$A649]*360/256))" office:value-type="float" office:value="0.989176509964781">
            <text:p>0.98917651</text:p>
          </table:table-cell>
          <table:table-cell table:formula="of:=SIN(RADIANS([.L$1]*[.$A649]*360/256))" office:value-type="float" office:value="-0.949528180593036">
            <text:p>-0.9495281806</text:p>
          </table:table-cell>
          <table:table-cell table:formula="of:=SIN(RADIANS([.M$1]*[.$A649]*360/256))" office:value-type="float" office:value="0.881921264348354">
            <text:p>0.8819212643</text:p>
          </table:table-cell>
          <table:table-cell table:formula="of:=SIN(RADIANS([.N$1]*[.$A649]*360/256))" office:value-type="float" office:value="-0.788346427626605">
            <text:p>-0.7883464276</text:p>
          </table:table-cell>
          <table:table-cell table:formula="of:=SIN(RADIANS([.O$1]*[.$A649]*360/256))" office:value-type="float" office:value="0.671558954847017">
            <text:p>0.6715589548</text:p>
          </table:table-cell>
          <table:table-cell table:formula="of:=SIN(RADIANS([.P$1]*[.$A649]*360/256))" office:value-type="float" office:value="-0.534997619887095">
            <text:p>-0.5349976199</text:p>
          </table:table-cell>
          <table:table-cell table:formula="of:=SIN(RADIANS([.Q$1]*[.$A649]*360/256))" office:value-type="float" office:value="0.382683432365094">
            <text:p>0.3826834324</text:p>
          </table:table-cell>
          <table:table-cell table:formula="of:= [.B649]/1+ [.C649]/2+ [.D649]/3+ [.E649]/4+ [.F649]/5+ [.G649]/6+ [.H649]/7+ [.I649]/8+ [.J649]/9+ [.K649]/10+ [.L649]/11+ [.M649]/12+ [.N649]/13+ [.O649]/14+ [.P649]/15+ [.Q649]/16" office:value-type="float" office:value="-0.0768011950076668">
            <text:p>-0.07680119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formula="of:=SIN(RADIANS([.$A650]*360/256))" office:value-type="float" office:value="-0.195090322016128">
            <text:p>-0.195090322</text:p>
          </table:table-cell>
          <table:table-cell table:formula="of:=SIN(RADIANS([.C$1]*[.$A650]*360/256))" office:value-type="float" office:value="0.38268343236509">
            <text:p>0.3826834324</text:p>
          </table:table-cell>
          <table:table-cell table:formula="of:=SIN(RADIANS([.D$1]*[.$A650]*360/256))" office:value-type="float" office:value="-0.555570233019602">
            <text:p>-0.555570233</text:p>
          </table:table-cell>
          <table:table-cell table:formula="of:=SIN(RADIANS([.E$1]*[.$A650]*360/256))" office:value-type="float" office:value="0.707106781186548">
            <text:p>0.7071067812</text:p>
          </table:table-cell>
          <table:table-cell table:formula="of:=SIN(RADIANS([.F$1]*[.$A650]*360/256))" office:value-type="float" office:value="-0.831469612302545">
            <text:p>-0.8314696123</text:p>
          </table:table-cell>
          <table:table-cell table:formula="of:=SIN(RADIANS([.G$1]*[.$A650]*360/256))" office:value-type="float" office:value="0.923879532511286">
            <text:p>0.9238795325</text:p>
          </table:table-cell>
          <table:table-cell table:formula="of:=SIN(RADIANS([.H$1]*[.$A650]*360/256))" office:value-type="float" office:value="-0.98078528040323">
            <text:p>-0.9807852804</text:p>
          </table:table-cell>
          <table:table-cell table:formula="of:=SIN(RADIANS([.I$1]*[.$A650]*360/256))" office:value-type="float" office:value="1">
            <text:p>1</text:p>
          </table:table-cell>
          <table:table-cell table:formula="of:=SIN(RADIANS([.J$1]*[.$A650]*360/256))" office:value-type="float" office:value="-0.98078528040323">
            <text:p>-0.9807852804</text:p>
          </table:table-cell>
          <table:table-cell table:formula="of:=SIN(RADIANS([.K$1]*[.$A650]*360/256))" office:value-type="float" office:value="0.923879532511287">
            <text:p>0.9238795325</text:p>
          </table:table-cell>
          <table:table-cell table:formula="of:=SIN(RADIANS([.L$1]*[.$A650]*360/256))" office:value-type="float" office:value="-0.831469612302544">
            <text:p>-0.8314696123</text:p>
          </table:table-cell>
          <table:table-cell table:formula="of:=SIN(RADIANS([.M$1]*[.$A650]*360/256))" office:value-type="float" office:value="0.707106781186549">
            <text:p>0.7071067812</text:p>
          </table:table-cell>
          <table:table-cell table:formula="of:=SIN(RADIANS([.N$1]*[.$A650]*360/256))" office:value-type="float" office:value="-0.555570233019602">
            <text:p>-0.555570233</text:p>
          </table:table-cell>
          <table:table-cell table:formula="of:=SIN(RADIANS([.O$1]*[.$A650]*360/256))" office:value-type="float" office:value="0.382683432365093">
            <text:p>0.3826834324</text:p>
          </table:table-cell>
          <table:table-cell table:formula="of:=SIN(RADIANS([.P$1]*[.$A650]*360/256))" office:value-type="float" office:value="-0.19509032201613">
            <text:p>-0.195090322</text:p>
          </table:table-cell>
          <table:table-cell table:formula="of:=SIN(RADIANS([.Q$1]*[.$A650]*360/256))" office:value-type="float" office:value="-1.47081412025E-015">
            <text:p>-1.47081412025E-015</text:p>
          </table:table-cell>
          <table:table-cell table:formula="of:= [.B650]/1+ [.C650]/2+ [.D650]/3+ [.E650]/4+ [.F650]/5+ [.G650]/6+ [.H650]/7+ [.I650]/8+ [.J650]/9+ [.K650]/10+ [.L650]/11+ [.M650]/12+ [.N650]/13+ [.O650]/14+ [.P650]/15+ [.Q650]/16" office:value-type="float" office:value="-0.101246604345425">
            <text:p>-0.1012466043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SIN(RADIANS([.$A651]*360/256))" office:value-type="float" office:value="-0.21910124015687">
            <text:p>-0.2191012402</text:p>
          </table:table-cell>
          <table:table-cell table:formula="of:=SIN(RADIANS([.C$1]*[.$A651]*360/256))" office:value-type="float" office:value="0.427555093430282">
            <text:p>0.4275550934</text:p>
          </table:table-cell>
          <table:table-cell table:formula="of:=SIN(RADIANS([.D$1]*[.$A651]*360/256))" office:value-type="float" office:value="-0.615231590580627">
            <text:p>-0.6152315906</text:p>
          </table:table-cell>
          <table:table-cell table:formula="of:=SIN(RADIANS([.E$1]*[.$A651]*360/256))" office:value-type="float" office:value="0.773010453362737">
            <text:p>0.7730104534</text:p>
          </table:table-cell>
          <table:table-cell table:formula="of:=SIN(RADIANS([.F$1]*[.$A651]*360/256))" office:value-type="float" office:value="-0.893224301195514">
            <text:p>-0.8932243012</text:p>
          </table:table-cell>
          <table:table-cell table:formula="of:=SIN(RADIANS([.G$1]*[.$A651]*360/256))" office:value-type="float" office:value="0.970031253194544">
            <text:p>0.9700312532</text:p>
          </table:table-cell>
          <table:table-cell table:formula="of:=SIN(RADIANS([.H$1]*[.$A651]*360/256))" office:value-type="float" office:value="-0.999698818696204">
            <text:p>-0.9996988187</text:p>
          </table:table-cell>
          <table:table-cell table:formula="of:=SIN(RADIANS([.I$1]*[.$A651]*360/256))" office:value-type="float" office:value="0.98078528040323">
            <text:p>0.9807852804</text:p>
          </table:table-cell>
          <table:table-cell table:formula="of:=SIN(RADIANS([.J$1]*[.$A651]*360/256))" office:value-type="float" office:value="-0.914209755703531">
            <text:p>-0.9142097557</text:p>
          </table:table-cell>
          <table:table-cell table:formula="of:=SIN(RADIANS([.K$1]*[.$A651]*360/256))" office:value-type="float" office:value="0.803207531480647">
            <text:p>0.8032075315</text:p>
          </table:table-cell>
          <table:table-cell table:formula="of:=SIN(RADIANS([.L$1]*[.$A651]*360/256))" office:value-type="float" office:value="-0.653172842953775">
            <text:p>-0.653172843</text:p>
          </table:table-cell>
          <table:table-cell table:formula="of:=SIN(RADIANS([.M$1]*[.$A651]*360/256))" office:value-type="float" office:value="0.471396736825998">
            <text:p>0.4713967368</text:p>
          </table:table-cell>
          <table:table-cell table:formula="of:=SIN(RADIANS([.N$1]*[.$A651]*360/256))" office:value-type="float" office:value="-0.2667127574749">
            <text:p>-0.2667127575</text:p>
          </table:table-cell>
          <table:table-cell table:formula="of:=SIN(RADIANS([.O$1]*[.$A651]*360/256))" office:value-type="float" office:value="0.0490676743274215">
            <text:p>0.0490676743</text:p>
          </table:table-cell>
          <table:table-cell table:formula="of:=SIN(RADIANS([.P$1]*[.$A651]*360/256))" office:value-type="float" office:value="0.170961888760303">
            <text:p>0.1709618888</text:p>
          </table:table-cell>
          <table:table-cell table:formula="of:=SIN(RADIANS([.Q$1]*[.$A651]*360/256))" office:value-type="float" office:value="-0.38268343236509">
            <text:p>-0.3826834324</text:p>
          </table:table-cell>
          <table:table-cell table:formula="of:= [.B651]/1+ [.C651]/2+ [.D651]/3+ [.E651]/4+ [.F651]/5+ [.G651]/6+ [.H651]/7+ [.I651]/8+ [.J651]/9+ [.K651]/10+ [.L651]/11+ [.M651]/12+ [.N651]/13+ [.O651]/14+ [.P651]/15+ [.Q651]/16" office:value-type="float" office:value="-0.125223402479378">
            <text:p>-0.1252234025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formula="of:=SIN(RADIANS([.$A652]*360/256))" office:value-type="float" office:value="-0.242980179903264">
            <text:p>-0.2429801799</text:p>
          </table:table-cell>
          <table:table-cell table:formula="of:=SIN(RADIANS([.C$1]*[.$A652]*360/256))" office:value-type="float" office:value="0.471396736825998">
            <text:p>0.4713967368</text:p>
          </table:table-cell>
          <table:table-cell table:formula="of:=SIN(RADIANS([.D$1]*[.$A652]*360/256))" office:value-type="float" office:value="-0.671558954847019">
            <text:p>-0.6715589548</text:p>
          </table:table-cell>
          <table:table-cell table:formula="of:=SIN(RADIANS([.E$1]*[.$A652]*360/256))" office:value-type="float" office:value="0.831469612302545">
            <text:p>0.8314696123</text:p>
          </table:table-cell>
          <table:table-cell table:formula="of:=SIN(RADIANS([.F$1]*[.$A652]*360/256))" office:value-type="float" office:value="-0.941544065183021">
            <text:p>-0.9415440652</text:p>
          </table:table-cell>
          <table:table-cell table:formula="of:=SIN(RADIANS([.G$1]*[.$A652]*360/256))" office:value-type="float" office:value="0.995184726672197">
            <text:p>0.9951847267</text:p>
          </table:table-cell>
          <table:table-cell table:formula="of:=SIN(RADIANS([.H$1]*[.$A652]*360/256))" office:value-type="float" office:value="-0.989176509964781">
            <text:p>-0.98917651</text:p>
          </table:table-cell>
          <table:table-cell table:formula="of:=SIN(RADIANS([.I$1]*[.$A652]*360/256))" office:value-type="float" office:value="0.923879532511287">
            <text:p>0.9238795325</text:p>
          </table:table-cell>
          <table:table-cell table:formula="of:=SIN(RADIANS([.J$1]*[.$A652]*360/256))" office:value-type="float" office:value="-0.803207531480645">
            <text:p>-0.8032075315</text:p>
          </table:table-cell>
          <table:table-cell table:formula="of:=SIN(RADIANS([.K$1]*[.$A652]*360/256))" office:value-type="float" office:value="0.634393284163645">
            <text:p>0.6343932842</text:p>
          </table:table-cell>
          <table:table-cell table:formula="of:=SIN(RADIANS([.L$1]*[.$A652]*360/256))" office:value-type="float" office:value="-0.42755509343028">
            <text:p>-0.4275550934</text:p>
          </table:table-cell>
          <table:table-cell table:formula="of:=SIN(RADIANS([.M$1]*[.$A652]*360/256))" office:value-type="float" office:value="0.195090322016126">
            <text:p>0.195090322</text:p>
          </table:table-cell>
          <table:table-cell table:formula="of:=SIN(RADIANS([.N$1]*[.$A652]*360/256))" office:value-type="float" office:value="0.0490676743274144">
            <text:p>0.0490676743</text:p>
          </table:table-cell>
          <table:table-cell table:formula="of:=SIN(RADIANS([.O$1]*[.$A652]*360/256))" office:value-type="float" office:value="-0.29028467725446">
            <text:p>-0.2902846773</text:p>
          </table:table-cell>
          <table:table-cell table:formula="of:=SIN(RADIANS([.P$1]*[.$A652]*360/256))" office:value-type="float" office:value="0.51410274419322">
            <text:p>0.5141027442</text:p>
          </table:table-cell>
          <table:table-cell table:formula="of:=SIN(RADIANS([.Q$1]*[.$A652]*360/256))" office:value-type="float" office:value="-0.707106781186547">
            <text:p>-0.7071067812</text:p>
          </table:table-cell>
          <table:table-cell table:formula="of:= [.B652]/1+ [.C652]/2+ [.D652]/3+ [.E652]/4+ [.F652]/5+ [.G652]/6+ [.H652]/7+ [.I652]/8+ [.J652]/9+ [.K652]/10+ [.L652]/11+ [.M652]/12+ [.N652]/13+ [.O652]/14+ [.P652]/15+ [.Q652]/16" office:value-type="float" office:value="-0.146835985462925">
            <text:p>-0.1468359855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SIN(RADIANS([.$A653]*360/256))" office:value-type="float" office:value="-0.266712757474898">
            <text:p>-0.2667127575</text:p>
          </table:table-cell>
          <table:table-cell table:formula="of:=SIN(RADIANS([.C$1]*[.$A653]*360/256))" office:value-type="float" office:value="0.514102744193221">
            <text:p>0.5141027442</text:p>
          </table:table-cell>
          <table:table-cell table:formula="of:=SIN(RADIANS([.D$1]*[.$A653]*360/256))" office:value-type="float" office:value="-0.724247082951467">
            <text:p>-0.724247083</text:p>
          </table:table-cell>
          <table:table-cell table:formula="of:=SIN(RADIANS([.E$1]*[.$A653]*360/256))" office:value-type="float" office:value="0.881921264348355">
            <text:p>0.8819212643</text:p>
          </table:table-cell>
          <table:table-cell table:formula="of:=SIN(RADIANS([.F$1]*[.$A653]*360/256))" office:value-type="float" office:value="-0.975702130038528">
            <text:p>-0.97570213</text:p>
          </table:table-cell>
          <table:table-cell table:formula="of:=SIN(RADIANS([.G$1]*[.$A653]*360/256))" office:value-type="float" office:value="0.998795456205172">
            <text:p>0.9987954562</text:p>
          </table:table-cell>
          <table:table-cell table:formula="of:=SIN(RADIANS([.H$1]*[.$A653]*360/256))" office:value-type="float" office:value="-0.949528180593037">
            <text:p>-0.9495281806</text:p>
          </table:table-cell>
          <table:table-cell table:formula="of:=SIN(RADIANS([.I$1]*[.$A653]*360/256))" office:value-type="float" office:value="0.831469612302546">
            <text:p>0.8314696123</text:p>
          </table:table-cell>
          <table:table-cell table:formula="of:=SIN(RADIANS([.J$1]*[.$A653]*360/256))" office:value-type="float" office:value="-0.653172842953778">
            <text:p>-0.653172843</text:p>
          </table:table-cell>
          <table:table-cell table:formula="of:=SIN(RADIANS([.K$1]*[.$A653]*360/256))" office:value-type="float" office:value="0.427555093430284">
            <text:p>0.4275550934</text:p>
          </table:table-cell>
          <table:table-cell table:formula="of:=SIN(RADIANS([.L$1]*[.$A653]*360/256))" office:value-type="float" office:value="-0.170961888760299">
            <text:p>-0.1709618888</text:p>
          </table:table-cell>
          <table:table-cell table:formula="of:=SIN(RADIANS([.M$1]*[.$A653]*360/256))" office:value-type="float" office:value="-0.0980171403295587">
            <text:p>-0.0980171403</text:p>
          </table:table-cell>
          <table:table-cell table:formula="of:=SIN(RADIANS([.N$1]*[.$A653]*360/256))" office:value-type="float" office:value="0.359895036534989">
            <text:p>0.3598950365</text:p>
          </table:table-cell>
          <table:table-cell table:formula="of:=SIN(RADIANS([.O$1]*[.$A653]*360/256))" office:value-type="float" office:value="-0.595699304492432">
            <text:p>-0.5956993045</text:p>
          </table:table-cell>
          <table:table-cell table:formula="of:=SIN(RADIANS([.P$1]*[.$A653]*360/256))" office:value-type="float" office:value="0.788346427626607">
            <text:p>0.7883464276</text:p>
          </table:table-cell>
          <table:table-cell table:formula="of:=SIN(RADIANS([.Q$1]*[.$A653]*360/256))" office:value-type="float" office:value="-0.923879532511286">
            <text:p>-0.9238795325</text:p>
          </table:table-cell>
          <table:table-cell table:formula="of:= [.B653]/1+ [.C653]/2+ [.D653]/3+ [.E653]/4+ [.F653]/5+ [.G653]/6+ [.H653]/7+ [.I653]/8+ [.J653]/9+ [.K653]/10+ [.L653]/11+ [.M653]/12+ [.N653]/13+ [.O653]/14+ [.P653]/15+ [.Q653]/16" office:value-type="float" office:value="-0.164565556567296">
            <text:p>-0.1645655566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SIN(RADIANS([.$A654]*360/256))" office:value-type="float" office:value="-0.290284677254462">
            <text:p>-0.2902846773</text:p>
          </table:table-cell>
          <table:table-cell table:formula="of:=SIN(RADIANS([.C$1]*[.$A654]*360/256))" office:value-type="float" office:value="0.555570233019602">
            <text:p>0.555570233</text:p>
          </table:table-cell>
          <table:table-cell table:formula="of:=SIN(RADIANS([.D$1]*[.$A654]*360/256))" office:value-type="float" office:value="-0.773010453362737">
            <text:p>-0.7730104534</text:p>
          </table:table-cell>
          <table:table-cell table:formula="of:=SIN(RADIANS([.E$1]*[.$A654]*360/256))" office:value-type="float" office:value="0.923879532511286">
            <text:p>0.9238795325</text:p>
          </table:table-cell>
          <table:table-cell table:formula="of:=SIN(RADIANS([.F$1]*[.$A654]*360/256))" office:value-type="float" office:value="-0.995184726672197">
            <text:p>-0.9951847267</text:p>
          </table:table-cell>
          <table:table-cell table:formula="of:=SIN(RADIANS([.G$1]*[.$A654]*360/256))" office:value-type="float" office:value="0.98078528040323">
            <text:p>0.9807852804</text:p>
          </table:table-cell>
          <table:table-cell table:formula="of:=SIN(RADIANS([.H$1]*[.$A654]*360/256))" office:value-type="float" office:value="-0.881921264348355">
            <text:p>-0.8819212643</text:p>
          </table:table-cell>
          <table:table-cell table:formula="of:=SIN(RADIANS([.I$1]*[.$A654]*360/256))" office:value-type="float" office:value="0.707106781186549">
            <text:p>0.7071067812</text:p>
          </table:table-cell>
          <table:table-cell table:formula="of:=SIN(RADIANS([.J$1]*[.$A654]*360/256))" office:value-type="float" office:value="-0.471396736825997">
            <text:p>-0.4713967368</text:p>
          </table:table-cell>
          <table:table-cell table:formula="of:=SIN(RADIANS([.K$1]*[.$A654]*360/256))" office:value-type="float" office:value="0.195090322016125">
            <text:p>0.195090322</text:p>
          </table:table-cell>
          <table:table-cell table:formula="of:=SIN(RADIANS([.L$1]*[.$A654]*360/256))" office:value-type="float" office:value="0.0980171403295623">
            <text:p>0.0980171403</text:p>
          </table:table-cell>
          <table:table-cell table:formula="of:=SIN(RADIANS([.M$1]*[.$A654]*360/256))" office:value-type="float" office:value="-0.38268343236509">
            <text:p>-0.3826834324</text:p>
          </table:table-cell>
          <table:table-cell table:formula="of:=SIN(RADIANS([.N$1]*[.$A654]*360/256))" office:value-type="float" office:value="0.634393284163645">
            <text:p>0.6343932842</text:p>
          </table:table-cell>
          <table:table-cell table:formula="of:=SIN(RADIANS([.O$1]*[.$A654]*360/256))" office:value-type="float" office:value="-0.831469612302544">
            <text:p>-0.8314696123</text:p>
          </table:table-cell>
          <table:table-cell table:formula="of:=SIN(RADIANS([.P$1]*[.$A654]*360/256))" office:value-type="float" office:value="0.956940335732208">
            <text:p>0.9569403357</text:p>
          </table:table-cell>
          <table:table-cell table:formula="of:=SIN(RADIANS([.Q$1]*[.$A654]*360/256))" office:value-type="float" office:value="-1">
            <text:p>-1</text:p>
          </table:table-cell>
          <table:table-cell table:formula="of:= [.B654]/1+ [.C654]/2+ [.D654]/3+ [.E654]/4+ [.F654]/5+ [.G654]/6+ [.H654]/7+ [.I654]/8+ [.J654]/9+ [.K654]/10+ [.L654]/11+ [.M654]/12+ [.N654]/13+ [.O654]/14+ [.P654]/15+ [.Q654]/16" office:value-type="float" office:value="-0.177516165797619">
            <text:p>-0.1775161658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formula="of:=SIN(RADIANS([.$A655]*360/256))" office:value-type="float" office:value="-0.313681740398892">
            <text:p>-0.3136817404</text:p>
          </table:table-cell>
          <table:table-cell table:formula="of:=SIN(RADIANS([.C$1]*[.$A655]*360/256))" office:value-type="float" office:value="0.595699304492434">
            <text:p>0.5956993045</text:p>
          </table:table-cell>
          <table:table-cell table:formula="of:=SIN(RADIANS([.D$1]*[.$A655]*360/256))" office:value-type="float" office:value="-0.817584813151583">
            <text:p>-0.8175848132</text:p>
          </table:table-cell>
          <table:table-cell table:formula="of:=SIN(RADIANS([.E$1]*[.$A655]*360/256))" office:value-type="float" office:value="0.956940335732209">
            <text:p>0.9569403357</text:p>
          </table:table-cell>
          <table:table-cell table:formula="of:=SIN(RADIANS([.F$1]*[.$A655]*360/256))" office:value-type="float" office:value="-0.999698818696204">
            <text:p>-0.9996988187</text:p>
          </table:table-cell>
          <table:table-cell table:formula="of:=SIN(RADIANS([.G$1]*[.$A655]*360/256))" office:value-type="float" office:value="0.941544065183022">
            <text:p>0.9415440652</text:p>
          </table:table-cell>
          <table:table-cell table:formula="of:=SIN(RADIANS([.H$1]*[.$A655]*360/256))" office:value-type="float" office:value="-0.788346427626607">
            <text:p>-0.7883464276</text:p>
          </table:table-cell>
          <table:table-cell table:formula="of:=SIN(RADIANS([.I$1]*[.$A655]*360/256))" office:value-type="float" office:value="0.555570233019602">
            <text:p>0.555570233</text:p>
          </table:table-cell>
          <table:table-cell table:formula="of:=SIN(RADIANS([.J$1]*[.$A655]*360/256))" office:value-type="float" office:value="-0.2667127574749">
            <text:p>-0.2667127575</text:p>
          </table:table-cell>
          <table:table-cell table:formula="of:=SIN(RADIANS([.K$1]*[.$A655]*360/256))" office:value-type="float" office:value="-0.0490676743274183">
            <text:p>-0.0490676743</text:p>
          </table:table-cell>
          <table:table-cell table:formula="of:=SIN(RADIANS([.L$1]*[.$A655]*360/256))" office:value-type="float" office:value="0.35989503653499">
            <text:p>0.3598950365</text:p>
          </table:table-cell>
          <table:table-cell table:formula="of:=SIN(RADIANS([.M$1]*[.$A655]*360/256))" office:value-type="float" office:value="-0.634393284163642">
            <text:p>-0.6343932842</text:p>
          </table:table-cell>
          <table:table-cell table:formula="of:=SIN(RADIANS([.N$1]*[.$A655]*360/256))" office:value-type="float" office:value="0.844853565249706">
            <text:p>0.8448535652</text:p>
          </table:table-cell>
          <table:table-cell table:formula="of:=SIN(RADIANS([.O$1]*[.$A655]*360/256))" office:value-type="float" office:value="-0.970031253194544">
            <text:p>-0.9700312532</text:p>
          </table:table-cell>
          <table:table-cell table:formula="of:=SIN(RADIANS([.P$1]*[.$A655]*360/256))" office:value-type="float" office:value="0.99729045667869">
            <text:p>0.9972904567</text:p>
          </table:table-cell>
          <table:table-cell table:formula="of:=SIN(RADIANS([.Q$1]*[.$A655]*360/256))" office:value-type="float" office:value="-0.923879532511286">
            <text:p>-0.9238795325</text:p>
          </table:table-cell>
          <table:table-cell table:formula="of:= [.B655]/1+ [.C655]/2+ [.D655]/3+ [.E655]/4+ [.F655]/5+ [.G655]/6+ [.H655]/7+ [.I655]/8+ [.J655]/9+ [.K655]/10+ [.L655]/11+ [.M655]/12+ [.N655]/13+ [.O655]/14+ [.P655]/15+ [.Q655]/16" office:value-type="float" office:value="-0.185561213138333">
            <text:p>-0.185561213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formula="of:=SIN(RADIANS([.$A656]*360/256))" office:value-type="float" office:value="-0.33688985339222">
            <text:p>-0.3368898534</text:p>
          </table:table-cell>
          <table:table-cell table:formula="of:=SIN(RADIANS([.C$1]*[.$A656]*360/256))" office:value-type="float" office:value="0.634393284163646">
            <text:p>0.6343932842</text:p>
          </table:table-cell>
          <table:table-cell table:formula="of:=SIN(RADIANS([.D$1]*[.$A656]*360/256))" office:value-type="float" office:value="-0.857728610000272">
            <text:p>-0.85772861</text:p>
          </table:table-cell>
          <table:table-cell table:formula="of:=SIN(RADIANS([.E$1]*[.$A656]*360/256))" office:value-type="float" office:value="0.98078528040323">
            <text:p>0.9807852804</text:p>
          </table:table-cell>
          <table:table-cell table:formula="of:=SIN(RADIANS([.F$1]*[.$A656]*360/256))" office:value-type="float" office:value="-0.989176509964781">
            <text:p>-0.98917651</text:p>
          </table:table-cell>
          <table:table-cell table:formula="of:=SIN(RADIANS([.G$1]*[.$A656]*360/256))" office:value-type="float" office:value="0.881921264348355">
            <text:p>0.8819212643</text:p>
          </table:table-cell>
          <table:table-cell table:formula="of:=SIN(RADIANS([.H$1]*[.$A656]*360/256))" office:value-type="float" office:value="-0.671558954847019">
            <text:p>-0.6715589548</text:p>
          </table:table-cell>
          <table:table-cell table:formula="of:=SIN(RADIANS([.I$1]*[.$A656]*360/256))" office:value-type="float" office:value="0.38268343236509">
            <text:p>0.3826834324</text:p>
          </table:table-cell>
          <table:table-cell table:formula="of:=SIN(RADIANS([.J$1]*[.$A656]*360/256))" office:value-type="float" office:value="-0.0490676743274173">
            <text:p>-0.0490676743</text:p>
          </table:table-cell>
          <table:table-cell table:formula="of:=SIN(RADIANS([.K$1]*[.$A656]*360/256))" office:value-type="float" office:value="-0.29028467725446">
            <text:p>-0.2902846773</text:p>
          </table:table-cell>
          <table:table-cell table:formula="of:=SIN(RADIANS([.L$1]*[.$A656]*360/256))" office:value-type="float" office:value="0.595699304492435">
            <text:p>0.5956993045</text:p>
          </table:table-cell>
          <table:table-cell table:formula="of:=SIN(RADIANS([.M$1]*[.$A656]*360/256))" office:value-type="float" office:value="-0.831469612302544">
            <text:p>-0.8314696123</text:p>
          </table:table-cell>
          <table:table-cell table:formula="of:=SIN(RADIANS([.N$1]*[.$A656]*360/256))" office:value-type="float" office:value="0.970031253194545">
            <text:p>0.9700312532</text:p>
          </table:table-cell>
          <table:table-cell table:formula="of:=SIN(RADIANS([.O$1]*[.$A656]*360/256))" office:value-type="float" office:value="-0.995184726672197">
            <text:p>-0.9951847267</text:p>
          </table:table-cell>
          <table:table-cell table:formula="of:=SIN(RADIANS([.P$1]*[.$A656]*360/256))" office:value-type="float" office:value="0.903989293123445">
            <text:p>0.9039892931</text:p>
          </table:table-cell>
          <table:table-cell table:formula="of:=SIN(RADIANS([.Q$1]*[.$A656]*360/256))" office:value-type="float" office:value="-0.707106781186547">
            <text:p>-0.7071067812</text:p>
          </table:table-cell>
          <table:table-cell table:formula="of:= [.B656]/1+ [.C656]/2+ [.D656]/3+ [.E656]/4+ [.F656]/5+ [.G656]/6+ [.H656]/7+ [.I656]/8+ [.J656]/9+ [.K656]/10+ [.L656]/11+ [.M656]/12+ [.N656]/13+ [.O656]/14+ [.P656]/15+ [.Q656]/16" office:value-type="float" office:value="-0.189366556229131">
            <text:p>-0.1893665562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formula="of:=SIN(RADIANS([.$A657]*360/256))" office:value-type="float" office:value="-0.359895036534988">
            <text:p>-0.3598950365</text:p>
          </table:table-cell>
          <table:table-cell table:formula="of:=SIN(RADIANS([.C$1]*[.$A657]*360/256))" office:value-type="float" office:value="0.671558954847018">
            <text:p>0.6715589548</text:p>
          </table:table-cell>
          <table:table-cell table:formula="of:=SIN(RADIANS([.D$1]*[.$A657]*360/256))" office:value-type="float" office:value="-0.893224301195515">
            <text:p>-0.8932243012</text:p>
          </table:table-cell>
          <table:table-cell table:formula="of:=SIN(RADIANS([.E$1]*[.$A657]*360/256))" office:value-type="float" office:value="0.995184726672197">
            <text:p>0.9951847267</text:p>
          </table:table-cell>
          <table:table-cell table:formula="of:=SIN(RADIANS([.F$1]*[.$A657]*360/256))" office:value-type="float" office:value="-0.96377606579544">
            <text:p>-0.9637760658</text:p>
          </table:table-cell>
          <table:table-cell table:formula="of:=SIN(RADIANS([.G$1]*[.$A657]*360/256))" office:value-type="float" office:value="0.803207531480645">
            <text:p>0.8032075315</text:p>
          </table:table-cell>
          <table:table-cell table:formula="of:=SIN(RADIANS([.H$1]*[.$A657]*360/256))" office:value-type="float" office:value="-0.534997619887097">
            <text:p>-0.5349976199</text:p>
          </table:table-cell>
          <table:table-cell table:formula="of:=SIN(RADIANS([.I$1]*[.$A657]*360/256))" office:value-type="float" office:value="0.195090322016129">
            <text:p>0.195090322</text:p>
          </table:table-cell>
          <table:table-cell table:formula="of:=SIN(RADIANS([.J$1]*[.$A657]*360/256))" office:value-type="float" office:value="0.1709618887603">
            <text:p>0.1709618888</text:p>
          </table:table-cell>
          <table:table-cell table:formula="of:=SIN(RADIANS([.K$1]*[.$A657]*360/256))" office:value-type="float" office:value="-0.514102744193224">
            <text:p>-0.5141027442</text:p>
          </table:table-cell>
          <table:table-cell table:formula="of:=SIN(RADIANS([.L$1]*[.$A657]*360/256))" office:value-type="float" office:value="0.788346427626607">
            <text:p>0.7883464276</text:p>
          </table:table-cell>
          <table:table-cell table:formula="of:=SIN(RADIANS([.M$1]*[.$A657]*360/256))" office:value-type="float" office:value="-0.956940335732209">
            <text:p>-0.9569403357</text:p>
          </table:table-cell>
          <table:table-cell table:formula="of:=SIN(RADIANS([.N$1]*[.$A657]*360/256))" office:value-type="float" office:value="0.99729045667869">
            <text:p>0.9972904567</text:p>
          </table:table-cell>
          <table:table-cell table:formula="of:=SIN(RADIANS([.O$1]*[.$A657]*360/256))" office:value-type="float" office:value="-0.903989293123443">
            <text:p>-0.9039892931</text:p>
          </table:table-cell>
          <table:table-cell table:formula="of:=SIN(RADIANS([.P$1]*[.$A657]*360/256))" office:value-type="float" office:value="0.689540544737067">
            <text:p>0.6895405447</text:p>
          </table:table-cell>
          <table:table-cell table:formula="of:=SIN(RADIANS([.Q$1]*[.$A657]*360/256))" office:value-type="float" office:value="-0.382683432365091">
            <text:p>-0.3826834324</text:p>
          </table:table-cell>
          <table:table-cell table:formula="of:= [.B657]/1+ [.C657]/2+ [.D657]/3+ [.E657]/4+ [.F657]/5+ [.G657]/6+ [.H657]/7+ [.I657]/8+ [.J657]/9+ [.K657]/10+ [.L657]/11+ [.M657]/12+ [.N657]/13+ [.O657]/14+ [.P657]/15+ [.Q657]/16" office:value-type="float" office:value="-0.190286081658039">
            <text:p>-0.1902860817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formula="of:=SIN(RADIANS([.$A658]*360/256))" office:value-type="float" office:value="-0.38268343236509">
            <text:p>-0.3826834324</text:p>
          </table:table-cell>
          <table:table-cell table:formula="of:=SIN(RADIANS([.C$1]*[.$A658]*360/256))" office:value-type="float" office:value="0.707106781186547">
            <text:p>0.7071067812</text:p>
          </table:table-cell>
          <table:table-cell table:formula="of:=SIN(RADIANS([.D$1]*[.$A658]*360/256))" office:value-type="float" office:value="-0.923879532511286">
            <text:p>-0.9238795325</text:p>
          </table:table-cell>
          <table:table-cell table:formula="of:=SIN(RADIANS([.E$1]*[.$A658]*360/256))" office:value-type="float" office:value="1">
            <text:p>1</text:p>
          </table:table-cell>
          <table:table-cell table:formula="of:=SIN(RADIANS([.F$1]*[.$A658]*360/256))" office:value-type="float" office:value="-0.923879532511287">
            <text:p>-0.9238795325</text:p>
          </table:table-cell>
          <table:table-cell table:formula="of:=SIN(RADIANS([.G$1]*[.$A658]*360/256))" office:value-type="float" office:value="0.707106781186549">
            <text:p>0.7071067812</text:p>
          </table:table-cell>
          <table:table-cell table:formula="of:=SIN(RADIANS([.H$1]*[.$A658]*360/256))" office:value-type="float" office:value="-0.382683432365089">
            <text:p>-0.3826834324</text:p>
          </table:table-cell>
          <table:table-cell table:formula="of:=SIN(RADIANS([.I$1]*[.$A658]*360/256))" office:value-type="float" office:value="1.10218211923262E-015">
            <text:p>1.10218211923262E-015</text:p>
          </table:table-cell>
          <table:table-cell table:formula="of:=SIN(RADIANS([.J$1]*[.$A658]*360/256))" office:value-type="float" office:value="0.382683432365091">
            <text:p>0.3826834324</text:p>
          </table:table-cell>
          <table:table-cell table:formula="of:=SIN(RADIANS([.K$1]*[.$A658]*360/256))" office:value-type="float" office:value="-0.707106781186547">
            <text:p>-0.7071067812</text:p>
          </table:table-cell>
          <table:table-cell table:formula="of:=SIN(RADIANS([.L$1]*[.$A658]*360/256))" office:value-type="float" office:value="0.923879532511287">
            <text:p>0.9238795325</text:p>
          </table:table-cell>
          <table:table-cell table:formula="of:=SIN(RADIANS([.M$1]*[.$A658]*360/256))" office:value-type="float" office:value="-1">
            <text:p>-1</text:p>
          </table:table-cell>
          <table:table-cell table:formula="of:=SIN(RADIANS([.N$1]*[.$A658]*360/256))" office:value-type="float" office:value="0.923879532511287">
            <text:p>0.9238795325</text:p>
          </table:table-cell>
          <table:table-cell table:formula="of:=SIN(RADIANS([.O$1]*[.$A658]*360/256))" office:value-type="float" office:value="-0.707106781186547">
            <text:p>-0.7071067812</text:p>
          </table:table-cell>
          <table:table-cell table:formula="of:=SIN(RADIANS([.P$1]*[.$A658]*360/256))" office:value-type="float" office:value="0.382683432365094">
            <text:p>0.3826834324</text:p>
          </table:table-cell>
          <table:table-cell table:formula="of:=SIN(RADIANS([.Q$1]*[.$A658]*360/256))" office:value-type="float" office:value="-2.20436423846524E-015">
            <text:p>-2.20436423846524E-015</text:p>
          </table:table-cell>
          <table:table-cell table:formula="of:= [.B658]/1+ [.C658]/2+ [.D658]/3+ [.E658]/4+ [.F658]/5+ [.G658]/6+ [.H658]/7+ [.I658]/8+ [.J658]/9+ [.K658]/10+ [.L658]/11+ [.M658]/12+ [.N658]/13+ [.O658]/14+ [.P658]/15+ [.Q658]/16" office:value-type="float" office:value="-0.190146047737406">
            <text:p>-0.1901460477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SIN(RADIANS([.$A659]*360/256))" office:value-type="float" office:value="-0.40524131400499">
            <text:p>-0.405241314</text:p>
          </table:table-cell>
          <table:table-cell table:formula="of:=SIN(RADIANS([.C$1]*[.$A659]*360/256))" office:value-type="float" office:value="0.740951125354959">
            <text:p>0.7409511254</text:p>
          </table:table-cell>
          <table:table-cell table:formula="of:=SIN(RADIANS([.D$1]*[.$A659]*360/256))" office:value-type="float" office:value="-0.949528180593036">
            <text:p>-0.9495281806</text:p>
          </table:table-cell>
          <table:table-cell table:formula="of:=SIN(RADIANS([.E$1]*[.$A659]*360/256))" office:value-type="float" office:value="0.995184726672197">
            <text:p>0.9951847267</text:p>
          </table:table-cell>
          <table:table-cell table:formula="of:=SIN(RADIANS([.F$1]*[.$A659]*360/256))" office:value-type="float" office:value="-0.870086991108712">
            <text:p>-0.8700869911</text:p>
          </table:table-cell>
          <table:table-cell table:formula="of:=SIN(RADIANS([.G$1]*[.$A659]*360/256))" office:value-type="float" office:value="0.595699304492434">
            <text:p>0.5956993045</text:p>
          </table:table-cell>
          <table:table-cell table:formula="of:=SIN(RADIANS([.H$1]*[.$A659]*360/256))" office:value-type="float" office:value="-0.219101240156869">
            <text:p>-0.2191012402</text:p>
          </table:table-cell>
          <table:table-cell table:formula="of:=SIN(RADIANS([.I$1]*[.$A659]*360/256))" office:value-type="float" office:value="-0.195090322016127">
            <text:p>-0.195090322</text:p>
          </table:table-cell>
          <table:table-cell table:formula="of:=SIN(RADIANS([.J$1]*[.$A659]*360/256))" office:value-type="float" office:value="0.575808191417845">
            <text:p>0.5758081914</text:p>
          </table:table-cell>
          <table:table-cell table:formula="of:=SIN(RADIANS([.K$1]*[.$A659]*360/256))" office:value-type="float" office:value="-0.85772861000027">
            <text:p>-0.85772861</text:p>
          </table:table-cell>
          <table:table-cell table:formula="of:=SIN(RADIANS([.L$1]*[.$A659]*360/256))" office:value-type="float" office:value="0.99247953459871">
            <text:p>0.9924795346</text:p>
          </table:table-cell>
          <table:table-cell table:formula="of:=SIN(RADIANS([.M$1]*[.$A659]*360/256))" office:value-type="float" office:value="-0.956940335732209">
            <text:p>-0.9569403357</text:p>
          </table:table-cell>
          <table:table-cell table:formula="of:=SIN(RADIANS([.N$1]*[.$A659]*360/256))" office:value-type="float" office:value="0.757208846506487">
            <text:p>0.7572088465</text:p>
          </table:table-cell>
          <table:table-cell table:formula="of:=SIN(RADIANS([.O$1]*[.$A659]*360/256))" office:value-type="float" office:value="-0.427555093430281">
            <text:p>-0.4275550934</text:p>
          </table:table-cell>
          <table:table-cell table:formula="of:=SIN(RADIANS([.P$1]*[.$A659]*360/256))" office:value-type="float" office:value="0.0245412285229134">
            <text:p>0.0245412285</text:p>
          </table:table-cell>
          <table:table-cell table:formula="of:=SIN(RADIANS([.Q$1]*[.$A659]*360/256))" office:value-type="float" office:value="0.382683432365086">
            <text:p>0.3826834324</text:p>
          </table:table-cell>
          <table:table-cell table:formula="of:= [.B659]/1+ [.C659]/2+ [.D659]/3+ [.E659]/4+ [.F659]/5+ [.G659]/6+ [.H659]/7+ [.I659]/8+ [.J659]/9+ [.K659]/10+ [.L659]/11+ [.M659]/12+ [.N659]/13+ [.O659]/14+ [.P659]/15+ [.Q659]/16" office:value-type="float" office:value="-0.190952418979978">
            <text:p>-0.190952419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formula="of:=SIN(RADIANS([.$A660]*360/256))" office:value-type="float" office:value="-0.427555093430282">
            <text:p>-0.4275550934</text:p>
          </table:table-cell>
          <table:table-cell table:formula="of:=SIN(RADIANS([.C$1]*[.$A660]*360/256))" office:value-type="float" office:value="0.773010453362737">
            <text:p>0.7730104534</text:p>
          </table:table-cell>
          <table:table-cell table:formula="of:=SIN(RADIANS([.D$1]*[.$A660]*360/256))" office:value-type="float" office:value="-0.970031253194544">
            <text:p>-0.9700312532</text:p>
          </table:table-cell>
          <table:table-cell table:formula="of:=SIN(RADIANS([.E$1]*[.$A660]*360/256))" office:value-type="float" office:value="0.98078528040323">
            <text:p>0.9807852804</text:p>
          </table:table-cell>
          <table:table-cell table:formula="of:=SIN(RADIANS([.F$1]*[.$A660]*360/256))" office:value-type="float" office:value="-0.803207531480645">
            <text:p>-0.8032075315</text:p>
          </table:table-cell>
          <table:table-cell table:formula="of:=SIN(RADIANS([.G$1]*[.$A660]*360/256))" office:value-type="float" office:value="0.471396736825997">
            <text:p>0.4713967368</text:p>
          </table:table-cell>
          <table:table-cell table:formula="of:=SIN(RADIANS([.H$1]*[.$A660]*360/256))" office:value-type="float" office:value="-0.0490676743274171">
            <text:p>-0.0490676743</text:p>
          </table:table-cell>
          <table:table-cell table:formula="of:=SIN(RADIANS([.I$1]*[.$A660]*360/256))" office:value-type="float" office:value="-0.382683432365091">
            <text:p>-0.3826834324</text:p>
          </table:table-cell>
          <table:table-cell table:formula="of:=SIN(RADIANS([.J$1]*[.$A660]*360/256))" office:value-type="float" office:value="0.74095112535496">
            <text:p>0.7409511254</text:p>
          </table:table-cell>
          <table:table-cell table:formula="of:=SIN(RADIANS([.K$1]*[.$A660]*360/256))" office:value-type="float" office:value="-0.956940335732209">
            <text:p>-0.9569403357</text:p>
          </table:table-cell>
          <table:table-cell table:formula="of:=SIN(RADIANS([.L$1]*[.$A660]*360/256))" office:value-type="float" office:value="0.989176509964781">
            <text:p>0.98917651</text:p>
          </table:table-cell>
          <table:table-cell table:formula="of:=SIN(RADIANS([.M$1]*[.$A660]*360/256))" office:value-type="float" office:value="-0.831469612302544">
            <text:p>-0.8314696123</text:p>
          </table:table-cell>
          <table:table-cell table:formula="of:=SIN(RADIANS([.N$1]*[.$A660]*360/256))" office:value-type="float" office:value="0.51410274419322">
            <text:p>0.5141027442</text:p>
          </table:table-cell>
          <table:table-cell table:formula="of:=SIN(RADIANS([.O$1]*[.$A660]*360/256))" office:value-type="float" office:value="-0.0980171403295587">
            <text:p>-0.0980171403</text:p>
          </table:table-cell>
          <table:table-cell table:formula="of:=SIN(RADIANS([.P$1]*[.$A660]*360/256))" office:value-type="float" office:value="-0.336889853392222">
            <text:p>-0.3368898534</text:p>
          </table:table-cell>
          <table:table-cell table:formula="of:=SIN(RADIANS([.Q$1]*[.$A660]*360/256))" office:value-type="float" office:value="0.707106781186549">
            <text:p>0.7071067812</text:p>
          </table:table-cell>
          <table:table-cell table:formula="of:= [.B660]/1+ [.C660]/2+ [.D660]/3+ [.E660]/4+ [.F660]/5+ [.G660]/6+ [.H660]/7+ [.I660]/8+ [.J660]/9+ [.K660]/10+ [.L660]/11+ [.M660]/12+ [.N660]/13+ [.O660]/14+ [.P660]/15+ [.Q660]/16" office:value-type="float" office:value="-0.194567914963105">
            <text:p>-0.194567915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formula="of:=SIN(RADIANS([.$A661]*360/256))" office:value-type="float" office:value="-0.449611329654607">
            <text:p>-0.4496113297</text:p>
          </table:table-cell>
          <table:table-cell table:formula="of:=SIN(RADIANS([.C$1]*[.$A661]*360/256))" office:value-type="float" office:value="0.803207531480645">
            <text:p>0.8032075315</text:p>
          </table:table-cell>
          <table:table-cell table:formula="of:=SIN(RADIANS([.D$1]*[.$A661]*360/256))" office:value-type="float" office:value="-0.985277642388941">
            <text:p>-0.9852776424</text:p>
          </table:table-cell>
          <table:table-cell table:formula="of:=SIN(RADIANS([.E$1]*[.$A661]*360/256))" office:value-type="float" office:value="0.956940335732209">
            <text:p>0.9569403357</text:p>
          </table:table-cell>
          <table:table-cell table:formula="of:=SIN(RADIANS([.F$1]*[.$A661]*360/256))" office:value-type="float" office:value="-0.724247082951467">
            <text:p>-0.724247083</text:p>
          </table:table-cell>
          <table:table-cell table:formula="of:=SIN(RADIANS([.G$1]*[.$A661]*360/256))" office:value-type="float" office:value="0.336889853392221">
            <text:p>0.3368898534</text:p>
          </table:table-cell>
          <table:table-cell table:formula="of:=SIN(RADIANS([.H$1]*[.$A661]*360/256))" office:value-type="float" office:value="0.122410675199217">
            <text:p>0.1224106752</text:p>
          </table:table-cell>
          <table:table-cell table:formula="of:=SIN(RADIANS([.I$1]*[.$A661]*360/256))" office:value-type="float" office:value="-0.555570233019603">
            <text:p>-0.555570233</text:p>
          </table:table-cell>
          <table:table-cell table:formula="of:=SIN(RADIANS([.J$1]*[.$A661]*360/256))" office:value-type="float" office:value="0.870086991108709">
            <text:p>0.8700869911</text:p>
          </table:table-cell>
          <table:table-cell table:formula="of:=SIN(RADIANS([.K$1]*[.$A661]*360/256))" office:value-type="float" office:value="-0.998795456205172">
            <text:p>-0.9987954562</text:p>
          </table:table-cell>
          <table:table-cell table:formula="of:=SIN(RADIANS([.L$1]*[.$A661]*360/256))" office:value-type="float" office:value="0.91420975570353">
            <text:p>0.9142097557</text:p>
          </table:table-cell>
          <table:table-cell table:formula="of:=SIN(RADIANS([.M$1]*[.$A661]*360/256))" office:value-type="float" office:value="-0.634393284163648">
            <text:p>-0.6343932842</text:p>
          </table:table-cell>
          <table:table-cell table:formula="of:=SIN(RADIANS([.N$1]*[.$A661]*360/256))" office:value-type="float" office:value="0.21910124015687">
            <text:p>0.2191012402</text:p>
          </table:table-cell>
          <table:table-cell table:formula="of:=SIN(RADIANS([.O$1]*[.$A661]*360/256))" office:value-type="float" office:value="0.242980179903266">
            <text:p>0.2429801799</text:p>
          </table:table-cell>
          <table:table-cell table:formula="of:=SIN(RADIANS([.P$1]*[.$A661]*360/256))" office:value-type="float" office:value="-0.653172842953775">
            <text:p>-0.653172843</text:p>
          </table:table-cell>
          <table:table-cell table:formula="of:=SIN(RADIANS([.Q$1]*[.$A661]*360/256))" office:value-type="float" office:value="0.923879532511287">
            <text:p>0.9238795325</text:p>
          </table:table-cell>
          <table:table-cell table:formula="of:= [.B661]/1+ [.C661]/2+ [.D661]/3+ [.E661]/4+ [.F661]/5+ [.G661]/6+ [.H661]/7+ [.I661]/8+ [.J661]/9+ [.K661]/10+ [.L661]/11+ [.M661]/12+ [.N661]/13+ [.O661]/14+ [.P661]/15+ [.Q661]/16" office:value-type="float" office:value="-0.202410567508411">
            <text:p>-0.2024105675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formula="of:=SIN(RADIANS([.$A662]*360/256))" office:value-type="float" office:value="-0.471396736825998">
            <text:p>-0.4713967368</text:p>
          </table:table-cell>
          <table:table-cell table:formula="of:=SIN(RADIANS([.C$1]*[.$A662]*360/256))" office:value-type="float" office:value="0.831469612302545">
            <text:p>0.8314696123</text:p>
          </table:table-cell>
          <table:table-cell table:formula="of:=SIN(RADIANS([.D$1]*[.$A662]*360/256))" office:value-type="float" office:value="-0.995184726672197">
            <text:p>-0.9951847267</text:p>
          </table:table-cell>
          <table:table-cell table:formula="of:=SIN(RADIANS([.E$1]*[.$A662]*360/256))" office:value-type="float" office:value="0.923879532511287">
            <text:p>0.9238795325</text:p>
          </table:table-cell>
          <table:table-cell table:formula="of:=SIN(RADIANS([.F$1]*[.$A662]*360/256))" office:value-type="float" office:value="-0.634393284163647">
            <text:p>-0.6343932842</text:p>
          </table:table-cell>
          <table:table-cell table:formula="of:=SIN(RADIANS([.G$1]*[.$A662]*360/256))" office:value-type="float" office:value="0.195090322016128">
            <text:p>0.195090322</text:p>
          </table:table-cell>
          <table:table-cell table:formula="of:=SIN(RADIANS([.H$1]*[.$A662]*360/256))" office:value-type="float" office:value="0.29028467725446">
            <text:p>0.2902846773</text:p>
          </table:table-cell>
          <table:table-cell table:formula="of:=SIN(RADIANS([.I$1]*[.$A662]*360/256))" office:value-type="float" office:value="-0.707106781186547">
            <text:p>-0.7071067812</text:p>
          </table:table-cell>
          <table:table-cell table:formula="of:=SIN(RADIANS([.J$1]*[.$A662]*360/256))" office:value-type="float" office:value="0.956940335732208">
            <text:p>0.9569403357</text:p>
          </table:table-cell>
          <table:table-cell table:formula="of:=SIN(RADIANS([.K$1]*[.$A662]*360/256))" office:value-type="float" office:value="-0.980785280403231">
            <text:p>-0.9807852804</text:p>
          </table:table-cell>
          <table:table-cell table:formula="of:=SIN(RADIANS([.L$1]*[.$A662]*360/256))" office:value-type="float" office:value="0.773010453362736">
            <text:p>0.7730104534</text:p>
          </table:table-cell>
          <table:table-cell table:formula="of:=SIN(RADIANS([.M$1]*[.$A662]*360/256))" office:value-type="float" office:value="-0.38268343236509">
            <text:p>-0.3826834324</text:p>
          </table:table-cell>
          <table:table-cell table:formula="of:=SIN(RADIANS([.N$1]*[.$A662]*360/256))" office:value-type="float" office:value="-0.0980171403295584">
            <text:p>-0.0980171403</text:p>
          </table:table-cell>
          <table:table-cell table:formula="of:=SIN(RADIANS([.O$1]*[.$A662]*360/256))" office:value-type="float" office:value="0.555570233019599">
            <text:p>0.555570233</text:p>
          </table:table-cell>
          <table:table-cell table:formula="of:=SIN(RADIANS([.P$1]*[.$A662]*360/256))" office:value-type="float" office:value="-0.881921264348356">
            <text:p>-0.8819212643</text:p>
          </table:table-cell>
          <table:table-cell table:formula="of:=SIN(RADIANS([.Q$1]*[.$A662]*360/256))" office:value-type="float" office:value="1">
            <text:p>1</text:p>
          </table:table-cell>
          <table:table-cell table:formula="of:= [.B662]/1+ [.C662]/2+ [.D662]/3+ [.E662]/4+ [.F662]/5+ [.G662]/6+ [.H662]/7+ [.I662]/8+ [.J662]/9+ [.K662]/10+ [.L662]/11+ [.M662]/12+ [.N662]/13+ [.O662]/14+ [.P662]/15+ [.Q662]/16" office:value-type="float" office:value="-0.215222376406032">
            <text:p>-0.2152223764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SIN(RADIANS([.$A663]*360/256))" office:value-type="float" office:value="-0.492898192229784">
            <text:p>-0.4928981922</text:p>
          </table:table-cell>
          <table:table-cell table:formula="of:=SIN(RADIANS([.C$1]*[.$A663]*360/256))" office:value-type="float" office:value="0.857728610000272">
            <text:p>0.85772861</text:p>
          </table:table-cell>
          <table:table-cell table:formula="of:=SIN(RADIANS([.D$1]*[.$A663]*360/256))" office:value-type="float" office:value="-0.999698818696204">
            <text:p>-0.9996988187</text:p>
          </table:table-cell>
          <table:table-cell table:formula="of:=SIN(RADIANS([.E$1]*[.$A663]*360/256))" office:value-type="float" office:value="0.881921264348355">
            <text:p>0.8819212643</text:p>
          </table:table-cell>
          <table:table-cell table:formula="of:=SIN(RADIANS([.F$1]*[.$A663]*360/256))" office:value-type="float" office:value="-0.534997619887097">
            <text:p>-0.5349976199</text:p>
          </table:table-cell>
          <table:table-cell table:formula="of:=SIN(RADIANS([.G$1]*[.$A663]*360/256))" office:value-type="float" office:value="0.0490676743274169">
            <text:p>0.0490676743</text:p>
          </table:table-cell>
          <table:table-cell table:formula="of:=SIN(RADIANS([.H$1]*[.$A663]*360/256))" office:value-type="float" office:value="0.449611329654605">
            <text:p>0.4496113297</text:p>
          </table:table-cell>
          <table:table-cell table:formula="of:=SIN(RADIANS([.I$1]*[.$A663]*360/256))" office:value-type="float" office:value="-0.831469612302545">
            <text:p>-0.8314696123</text:p>
          </table:table-cell>
          <table:table-cell table:formula="of:=SIN(RADIANS([.J$1]*[.$A663]*360/256))" office:value-type="float" office:value="0.99729045667869">
            <text:p>0.9972904567</text:p>
          </table:table-cell>
          <table:table-cell table:formula="of:=SIN(RADIANS([.K$1]*[.$A663]*360/256))" office:value-type="float" office:value="-0.903989293123443">
            <text:p>-0.9039892931</text:p>
          </table:table-cell>
          <table:table-cell table:formula="of:=SIN(RADIANS([.L$1]*[.$A663]*360/256))" office:value-type="float" office:value="0.575808191417844">
            <text:p>0.5758081914</text:p>
          </table:table-cell>
          <table:table-cell table:formula="of:=SIN(RADIANS([.M$1]*[.$A663]*360/256))" office:value-type="float" office:value="-0.0980171403295584">
            <text:p>-0.0980171403</text:p>
          </table:table-cell>
          <table:table-cell table:formula="of:=SIN(RADIANS([.N$1]*[.$A663]*360/256))" office:value-type="float" office:value="-0.405241314004986">
            <text:p>-0.405241314</text:p>
          </table:table-cell>
          <table:table-cell table:formula="of:=SIN(RADIANS([.O$1]*[.$A663]*360/256))" office:value-type="float" office:value="0.803207531480643">
            <text:p>0.8032075315</text:p>
          </table:table-cell>
          <table:table-cell table:formula="of:=SIN(RADIANS([.P$1]*[.$A663]*360/256))" office:value-type="float" office:value="-0.99247953459871">
            <text:p>-0.9924795346</text:p>
          </table:table-cell>
          <table:table-cell table:formula="of:=SIN(RADIANS([.Q$1]*[.$A663]*360/256))" office:value-type="float" office:value="0.923879532511287">
            <text:p>0.9238795325</text:p>
          </table:table-cell>
          <table:table-cell table:formula="of:= [.B663]/1+ [.C663]/2+ [.D663]/3+ [.E663]/4+ [.F663]/5+ [.G663]/6+ [.H663]/7+ [.I663]/8+ [.J663]/9+ [.K663]/10+ [.L663]/11+ [.M663]/12+ [.N663]/13+ [.O663]/14+ [.P663]/15+ [.Q663]/16" office:value-type="float" office:value="-0.232945648689139">
            <text:p>-0.2329456487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SIN(RADIANS([.$A664]*360/256))" office:value-type="float" office:value="-0.514102744193222">
            <text:p>-0.5141027442</text:p>
          </table:table-cell>
          <table:table-cell table:formula="of:=SIN(RADIANS([.C$1]*[.$A664]*360/256))" office:value-type="float" office:value="0.881921264348355">
            <text:p>0.8819212643</text:p>
          </table:table-cell>
          <table:table-cell table:formula="of:=SIN(RADIANS([.D$1]*[.$A664]*360/256))" office:value-type="float" office:value="-0.998795456205172">
            <text:p>-0.9987954562</text:p>
          </table:table-cell>
          <table:table-cell table:formula="of:=SIN(RADIANS([.E$1]*[.$A664]*360/256))" office:value-type="float" office:value="0.831469612302546">
            <text:p>0.8314696123</text:p>
          </table:table-cell>
          <table:table-cell table:formula="of:=SIN(RADIANS([.F$1]*[.$A664]*360/256))" office:value-type="float" office:value="-0.427555093430283">
            <text:p>-0.4275550934</text:p>
          </table:table-cell>
          <table:table-cell table:formula="of:=SIN(RADIANS([.G$1]*[.$A664]*360/256))" office:value-type="float" office:value="-0.0980171403295594">
            <text:p>-0.0980171403</text:p>
          </table:table-cell>
          <table:table-cell table:formula="of:=SIN(RADIANS([.H$1]*[.$A664]*360/256))" office:value-type="float" office:value="0.595699304492432">
            <text:p>0.5956993045</text:p>
          </table:table-cell>
          <table:table-cell table:formula="of:=SIN(RADIANS([.I$1]*[.$A664]*360/256))" office:value-type="float" office:value="-0.923879532511286">
            <text:p>-0.9238795325</text:p>
          </table:table-cell>
          <table:table-cell table:formula="of:=SIN(RADIANS([.J$1]*[.$A664]*360/256))" office:value-type="float" office:value="0.989176509964781">
            <text:p>0.98917651</text:p>
          </table:table-cell>
          <table:table-cell table:formula="of:=SIN(RADIANS([.K$1]*[.$A664]*360/256))" office:value-type="float" office:value="-0.773010453362738">
            <text:p>-0.7730104534</text:p>
          </table:table-cell>
          <table:table-cell table:formula="of:=SIN(RADIANS([.L$1]*[.$A664]*360/256))" office:value-type="float" office:value="0.336889853392219">
            <text:p>0.3368898534</text:p>
          </table:table-cell>
          <table:table-cell table:formula="of:=SIN(RADIANS([.M$1]*[.$A664]*360/256))" office:value-type="float" office:value="0.195090322016126">
            <text:p>0.195090322</text:p>
          </table:table-cell>
          <table:table-cell table:formula="of:=SIN(RADIANS([.N$1]*[.$A664]*360/256))" office:value-type="float" office:value="-0.671558954847019">
            <text:p>-0.6715589548</text:p>
          </table:table-cell>
          <table:table-cell table:formula="of:=SIN(RADIANS([.O$1]*[.$A664]*360/256))" office:value-type="float" office:value="0.956940335732208">
            <text:p>0.9569403357</text:p>
          </table:table-cell>
          <table:table-cell table:formula="of:=SIN(RADIANS([.P$1]*[.$A664]*360/256))" office:value-type="float" office:value="-0.970031253194544">
            <text:p>-0.9700312532</text:p>
          </table:table-cell>
          <table:table-cell table:formula="of:=SIN(RADIANS([.Q$1]*[.$A664]*360/256))" office:value-type="float" office:value="0.70710678118655">
            <text:p>0.7071067812</text:p>
          </table:table-cell>
          <table:table-cell table:formula="of:= [.B664]/1+ [.C664]/2+ [.D664]/3+ [.E664]/4+ [.F664]/5+ [.G664]/6+ [.H664]/7+ [.I664]/8+ [.J664]/9+ [.K664]/10+ [.L664]/11+ [.M664]/12+ [.N664]/13+ [.O664]/14+ [.P664]/15+ [.Q664]/16" office:value-type="float" office:value="-0.254727520834758">
            <text:p>-0.2547275208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SIN(RADIANS([.$A665]*360/256))" office:value-type="float" office:value="-0.534997619887097">
            <text:p>-0.5349976199</text:p>
          </table:table-cell>
          <table:table-cell table:formula="of:=SIN(RADIANS([.C$1]*[.$A665]*360/256))" office:value-type="float" office:value="0.903989293123443">
            <text:p>0.9039892931</text:p>
          </table:table-cell>
          <table:table-cell table:formula="of:=SIN(RADIANS([.D$1]*[.$A665]*360/256))" office:value-type="float" office:value="-0.99247953459871">
            <text:p>-0.9924795346</text:p>
          </table:table-cell>
          <table:table-cell table:formula="of:=SIN(RADIANS([.E$1]*[.$A665]*360/256))" office:value-type="float" office:value="0.773010453362738">
            <text:p>0.7730104534</text:p>
          </table:table-cell>
          <table:table-cell table:formula="of:=SIN(RADIANS([.F$1]*[.$A665]*360/256))" office:value-type="float" office:value="-0.31368174039889">
            <text:p>-0.3136817404</text:p>
          </table:table-cell>
          <table:table-cell table:formula="of:=SIN(RADIANS([.G$1]*[.$A665]*360/256))" office:value-type="float" office:value="-0.242980179903264">
            <text:p>-0.2429801799</text:p>
          </table:table-cell>
          <table:table-cell table:formula="of:=SIN(RADIANS([.H$1]*[.$A665]*360/256))" office:value-type="float" office:value="0.724247082951466">
            <text:p>0.724247083</text:p>
          </table:table-cell>
          <table:table-cell table:formula="of:=SIN(RADIANS([.I$1]*[.$A665]*360/256))" office:value-type="float" office:value="-0.98078528040323">
            <text:p>-0.9807852804</text:p>
          </table:table-cell>
          <table:table-cell table:formula="of:=SIN(RADIANS([.J$1]*[.$A665]*360/256))" office:value-type="float" office:value="0.93299279883474">
            <text:p>0.9329927988</text:p>
          </table:table-cell>
          <table:table-cell table:formula="of:=SIN(RADIANS([.K$1]*[.$A665]*360/256))" office:value-type="float" office:value="-0.595699304492431">
            <text:p>-0.5956993045</text:p>
          </table:table-cell>
          <table:table-cell table:formula="of:=SIN(RADIANS([.L$1]*[.$A665]*360/256))" office:value-type="float" office:value="0.0735645635996661">
            <text:p>0.0735645636</text:p>
          </table:table-cell>
          <table:table-cell table:formula="of:=SIN(RADIANS([.M$1]*[.$A665]*360/256))" office:value-type="float" office:value="0.471396736825998">
            <text:p>0.4713967368</text:p>
          </table:table-cell>
          <table:table-cell table:formula="of:=SIN(RADIANS([.N$1]*[.$A665]*360/256))" office:value-type="float" office:value="-0.870086991108711">
            <text:p>-0.8700869911</text:p>
          </table:table-cell>
          <table:table-cell table:formula="of:=SIN(RADIANS([.O$1]*[.$A665]*360/256))" office:value-type="float" office:value="0.998795456205172">
            <text:p>0.9987954562</text:p>
          </table:table-cell>
          <table:table-cell table:formula="of:=SIN(RADIANS([.P$1]*[.$A665]*360/256))" office:value-type="float" office:value="-0.817584813151586">
            <text:p>-0.8175848132</text:p>
          </table:table-cell>
          <table:table-cell table:formula="of:=SIN(RADIANS([.Q$1]*[.$A665]*360/256))" office:value-type="float" office:value="0.382683432365094">
            <text:p>0.3826834324</text:p>
          </table:table-cell>
          <table:table-cell table:formula="of:= [.B665]/1+ [.C665]/2+ [.D665]/3+ [.E665]/4+ [.F665]/5+ [.G665]/6+ [.H665]/7+ [.I665]/8+ [.J665]/9+ [.K665]/10+ [.L665]/11+ [.M665]/12+ [.N665]/13+ [.O665]/14+ [.P665]/15+ [.Q665]/16" office:value-type="float" office:value="-0.279052697863195">
            <text:p>-0.2790526979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formula="of:=SIN(RADIANS([.$A666]*360/256))" office:value-type="float" office:value="-0.555570233019602">
            <text:p>-0.555570233</text:p>
          </table:table-cell>
          <table:table-cell table:formula="of:=SIN(RADIANS([.C$1]*[.$A666]*360/256))" office:value-type="float" office:value="0.923879532511287">
            <text:p>0.9238795325</text:p>
          </table:table-cell>
          <table:table-cell table:formula="of:=SIN(RADIANS([.D$1]*[.$A666]*360/256))" office:value-type="float" office:value="-0.98078528040323">
            <text:p>-0.9807852804</text:p>
          </table:table-cell>
          <table:table-cell table:formula="of:=SIN(RADIANS([.E$1]*[.$A666]*360/256))" office:value-type="float" office:value="0.707106781186547">
            <text:p>0.7071067812</text:p>
          </table:table-cell>
          <table:table-cell table:formula="of:=SIN(RADIANS([.F$1]*[.$A666]*360/256))" office:value-type="float" office:value="-0.195090322016128">
            <text:p>-0.195090322</text:p>
          </table:table-cell>
          <table:table-cell table:formula="of:=SIN(RADIANS([.G$1]*[.$A666]*360/256))" office:value-type="float" office:value="-0.382683432365091">
            <text:p>-0.3826834324</text:p>
          </table:table-cell>
          <table:table-cell table:formula="of:=SIN(RADIANS([.H$1]*[.$A666]*360/256))" office:value-type="float" office:value="0.831469612302545">
            <text:p>0.8314696123</text:p>
          </table:table-cell>
          <table:table-cell table:formula="of:=SIN(RADIANS([.I$1]*[.$A666]*360/256))" office:value-type="float" office:value="-1">
            <text:p>-1</text:p>
          </table:table-cell>
          <table:table-cell table:formula="of:=SIN(RADIANS([.J$1]*[.$A666]*360/256))" office:value-type="float" office:value="0.831469612302546">
            <text:p>0.8314696123</text:p>
          </table:table-cell>
          <table:table-cell table:formula="of:=SIN(RADIANS([.K$1]*[.$A666]*360/256))" office:value-type="float" office:value="-0.38268343236509">
            <text:p>-0.3826834324</text:p>
          </table:table-cell>
          <table:table-cell table:formula="of:=SIN(RADIANS([.L$1]*[.$A666]*360/256))" office:value-type="float" office:value="-0.19509032201613">
            <text:p>-0.195090322</text:p>
          </table:table-cell>
          <table:table-cell table:formula="of:=SIN(RADIANS([.M$1]*[.$A666]*360/256))" office:value-type="float" office:value="0.707106781186549">
            <text:p>0.7071067812</text:p>
          </table:table-cell>
          <table:table-cell table:formula="of:=SIN(RADIANS([.N$1]*[.$A666]*360/256))" office:value-type="float" office:value="-0.98078528040323">
            <text:p>-0.9807852804</text:p>
          </table:table-cell>
          <table:table-cell table:formula="of:=SIN(RADIANS([.O$1]*[.$A666]*360/256))" office:value-type="float" office:value="0.923879532511287">
            <text:p>0.9238795325</text:p>
          </table:table-cell>
          <table:table-cell table:formula="of:=SIN(RADIANS([.P$1]*[.$A666]*360/256))" office:value-type="float" office:value="-0.555570233019602">
            <text:p>-0.555570233</text:p>
          </table:table-cell>
          <table:table-cell table:formula="of:=SIN(RADIANS([.Q$1]*[.$A666]*360/256))" office:value-type="float" office:value="-1.22588476042053E-015">
            <text:p>-1.22588476042053E-015</text:p>
          </table:table-cell>
          <table:table-cell table:formula="of:= [.B666]/1+ [.C666]/2+ [.D666]/3+ [.E666]/4+ [.F666]/5+ [.G666]/6+ [.H666]/7+ [.I666]/8+ [.J666]/9+ [.K666]/10+ [.L666]/11+ [.M666]/12+ [.N666]/13+ [.O666]/14+ [.P666]/15+ [.Q666]/16" office:value-type="float" office:value="-0.303983852950354">
            <text:p>-0.303983853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formula="of:=SIN(RADIANS([.$A667]*360/256))" office:value-type="float" office:value="-0.575808191417845">
            <text:p>-0.5758081914</text:p>
          </table:table-cell>
          <table:table-cell table:formula="of:=SIN(RADIANS([.C$1]*[.$A667]*360/256))" office:value-type="float" office:value="0.941544065183021">
            <text:p>0.9415440652</text:p>
          </table:table-cell>
          <table:table-cell table:formula="of:=SIN(RADIANS([.D$1]*[.$A667]*360/256))" office:value-type="float" office:value="-0.96377606579544">
            <text:p>-0.9637760658</text:p>
          </table:table-cell>
          <table:table-cell table:formula="of:=SIN(RADIANS([.E$1]*[.$A667]*360/256))" office:value-type="float" office:value="0.634393284163645">
            <text:p>0.6343932842</text:p>
          </table:table-cell>
          <table:table-cell table:formula="of:=SIN(RADIANS([.F$1]*[.$A667]*360/256))" office:value-type="float" office:value="-0.0735645635996688">
            <text:p>-0.0735645636</text:p>
          </table:table-cell>
          <table:table-cell table:formula="of:=SIN(RADIANS([.G$1]*[.$A667]*360/256))" office:value-type="float" office:value="-0.514102744193221">
            <text:p>-0.5141027442</text:p>
          </table:table-cell>
          <table:table-cell table:formula="of:=SIN(RADIANS([.H$1]*[.$A667]*360/256))" office:value-type="float" office:value="0.914209755703531">
            <text:p>0.9142097557</text:p>
          </table:table-cell>
          <table:table-cell table:formula="of:=SIN(RADIANS([.I$1]*[.$A667]*360/256))" office:value-type="float" office:value="-0.98078528040323">
            <text:p>-0.9807852804</text:p>
          </table:table-cell>
          <table:table-cell table:formula="of:=SIN(RADIANS([.J$1]*[.$A667]*360/256))" office:value-type="float" office:value="0.689540544737067">
            <text:p>0.6895405447</text:p>
          </table:table-cell>
          <table:table-cell table:formula="of:=SIN(RADIANS([.K$1]*[.$A667]*360/256))" office:value-type="float" office:value="-0.146730474455364">
            <text:p>-0.1467304745</text:p>
          </table:table-cell>
          <table:table-cell table:formula="of:=SIN(RADIANS([.L$1]*[.$A667]*360/256))" office:value-type="float" office:value="-0.449611329654608">
            <text:p>-0.4496113297</text:p>
          </table:table-cell>
          <table:table-cell table:formula="of:=SIN(RADIANS([.M$1]*[.$A667]*360/256))" office:value-type="float" office:value="0.881921264348354">
            <text:p>0.8819212643</text:p>
          </table:table-cell>
          <table:table-cell table:formula="of:=SIN(RADIANS([.N$1]*[.$A667]*360/256))" office:value-type="float" office:value="-0.99247953459871">
            <text:p>-0.9924795346</text:p>
          </table:table-cell>
          <table:table-cell table:formula="of:=SIN(RADIANS([.O$1]*[.$A667]*360/256))" office:value-type="float" office:value="0.74095112535496">
            <text:p>0.7409511254</text:p>
          </table:table-cell>
          <table:table-cell table:formula="of:=SIN(RADIANS([.P$1]*[.$A667]*360/256))" office:value-type="float" office:value="-0.219101240156874">
            <text:p>-0.2191012402</text:p>
          </table:table-cell>
          <table:table-cell table:formula="of:=SIN(RADIANS([.Q$1]*[.$A667]*360/256))" office:value-type="float" office:value="-0.38268343236509">
            <text:p>-0.3826834324</text:p>
          </table:table-cell>
          <table:table-cell table:formula="of:= [.B667]/1+ [.C667]/2+ [.D667]/3+ [.E667]/4+ [.F667]/5+ [.G667]/6+ [.H667]/7+ [.I667]/8+ [.J667]/9+ [.K667]/10+ [.L667]/11+ [.M667]/12+ [.N667]/13+ [.O667]/14+ [.P667]/15+ [.Q667]/16" office:value-type="float" office:value="-0.327471709159079">
            <text:p>-0.3274717092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formula="of:=SIN(RADIANS([.$A668]*360/256))" office:value-type="float" office:value="-0.595699304492433">
            <text:p>-0.5956993045</text:p>
          </table:table-cell>
          <table:table-cell table:formula="of:=SIN(RADIANS([.C$1]*[.$A668]*360/256))" office:value-type="float" office:value="0.956940335732209">
            <text:p>0.9569403357</text:p>
          </table:table-cell>
          <table:table-cell table:formula="of:=SIN(RADIANS([.D$1]*[.$A668]*360/256))" office:value-type="float" office:value="-0.941544065183021">
            <text:p>-0.9415440652</text:p>
          </table:table-cell>
          <table:table-cell table:formula="of:=SIN(RADIANS([.E$1]*[.$A668]*360/256))" office:value-type="float" office:value="0.555570233019602">
            <text:p>0.555570233</text:p>
          </table:table-cell>
          <table:table-cell table:formula="of:=SIN(RADIANS([.F$1]*[.$A668]*360/256))" office:value-type="float" office:value="0.0490676743274189">
            <text:p>0.0490676743</text:p>
          </table:table-cell>
          <table:table-cell table:formula="of:=SIN(RADIANS([.G$1]*[.$A668]*360/256))" office:value-type="float" office:value="-0.634393284163646">
            <text:p>-0.6343932842</text:p>
          </table:table-cell>
          <table:table-cell table:formula="of:=SIN(RADIANS([.H$1]*[.$A668]*360/256))" office:value-type="float" office:value="0.970031253194544">
            <text:p>0.9700312532</text:p>
          </table:table-cell>
          <table:table-cell table:formula="of:=SIN(RADIANS([.I$1]*[.$A668]*360/256))" office:value-type="float" office:value="-0.923879532511287">
            <text:p>-0.9238795325</text:p>
          </table:table-cell>
          <table:table-cell table:formula="of:=SIN(RADIANS([.J$1]*[.$A668]*360/256))" office:value-type="float" office:value="0.51410274419322">
            <text:p>0.5141027442</text:p>
          </table:table-cell>
          <table:table-cell table:formula="of:=SIN(RADIANS([.K$1]*[.$A668]*360/256))" office:value-type="float" office:value="0.0980171403295623">
            <text:p>0.0980171403</text:p>
          </table:table-cell>
          <table:table-cell table:formula="of:=SIN(RADIANS([.L$1]*[.$A668]*360/256))" office:value-type="float" office:value="-0.671558954847019">
            <text:p>-0.6715589548</text:p>
          </table:table-cell>
          <table:table-cell table:formula="of:=SIN(RADIANS([.M$1]*[.$A668]*360/256))" office:value-type="float" office:value="0.98078528040323">
            <text:p>0.9807852804</text:p>
          </table:table-cell>
          <table:table-cell table:formula="of:=SIN(RADIANS([.N$1]*[.$A668]*360/256))" office:value-type="float" office:value="-0.903989293123443">
            <text:p>-0.9039892931</text:p>
          </table:table-cell>
          <table:table-cell table:formula="of:=SIN(RADIANS([.O$1]*[.$A668]*360/256))" office:value-type="float" office:value="0.471396736825998">
            <text:p>0.4713967368</text:p>
          </table:table-cell>
          <table:table-cell table:formula="of:=SIN(RADIANS([.P$1]*[.$A668]*360/256))" office:value-type="float" office:value="0.146730474455361">
            <text:p>0.1467304745</text:p>
          </table:table-cell>
          <table:table-cell table:formula="of:=SIN(RADIANS([.Q$1]*[.$A668]*360/256))" office:value-type="float" office:value="-0.707106781186546">
            <text:p>-0.7071067812</text:p>
          </table:table-cell>
          <table:table-cell table:formula="of:= [.B668]/1+ [.C668]/2+ [.D668]/3+ [.E668]/4+ [.F668]/5+ [.G668]/6+ [.H668]/7+ [.I668]/8+ [.J668]/9+ [.K668]/10+ [.L668]/11+ [.M668]/12+ [.N668]/13+ [.O668]/14+ [.P668]/15+ [.Q668]/16" office:value-type="float" office:value="-0.347685378361296">
            <text:p>-0.3476853784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SIN(RADIANS([.$A669]*360/256))" office:value-type="float" office:value="-0.615231590580627">
            <text:p>-0.6152315906</text:p>
          </table:table-cell>
          <table:table-cell table:formula="of:=SIN(RADIANS([.C$1]*[.$A669]*360/256))" office:value-type="float" office:value="0.970031253194544">
            <text:p>0.9700312532</text:p>
          </table:table-cell>
          <table:table-cell table:formula="of:=SIN(RADIANS([.D$1]*[.$A669]*360/256))" office:value-type="float" office:value="-0.914209755703531">
            <text:p>-0.9142097557</text:p>
          </table:table-cell>
          <table:table-cell table:formula="of:=SIN(RADIANS([.E$1]*[.$A669]*360/256))" office:value-type="float" office:value="0.471396736825998">
            <text:p>0.4713967368</text:p>
          </table:table-cell>
          <table:table-cell table:formula="of:=SIN(RADIANS([.F$1]*[.$A669]*360/256))" office:value-type="float" office:value="0.170961888760301">
            <text:p>0.1709618888</text:p>
          </table:table-cell>
          <table:table-cell table:formula="of:=SIN(RADIANS([.G$1]*[.$A669]*360/256))" office:value-type="float" office:value="-0.740951125354958">
            <text:p>-0.7409511254</text:p>
          </table:table-cell>
          <table:table-cell table:formula="of:=SIN(RADIANS([.H$1]*[.$A669]*360/256))" office:value-type="float" office:value="0.99729045667869">
            <text:p>0.9972904567</text:p>
          </table:table-cell>
          <table:table-cell table:formula="of:=SIN(RADIANS([.I$1]*[.$A669]*360/256))" office:value-type="float" office:value="-0.831469612302546">
            <text:p>-0.8314696123</text:p>
          </table:table-cell>
          <table:table-cell table:formula="of:=SIN(RADIANS([.J$1]*[.$A669]*360/256))" office:value-type="float" office:value="0.313681740398894">
            <text:p>0.3136817404</text:p>
          </table:table-cell>
          <table:table-cell table:formula="of:=SIN(RADIANS([.K$1]*[.$A669]*360/256))" office:value-type="float" office:value="0.336889853392219">
            <text:p>0.3368898534</text:p>
          </table:table-cell>
          <table:table-cell table:formula="of:=SIN(RADIANS([.L$1]*[.$A669]*360/256))" office:value-type="float" office:value="-0.844853565249708">
            <text:p>-0.8448535652</text:p>
          </table:table-cell>
          <table:table-cell table:formula="of:=SIN(RADIANS([.M$1]*[.$A669]*360/256))" office:value-type="float" office:value="0.995184726672197">
            <text:p>0.9951847267</text:p>
          </table:table-cell>
          <table:table-cell table:formula="of:=SIN(RADIANS([.N$1]*[.$A669]*360/256))" office:value-type="float" office:value="-0.724247082951468">
            <text:p>-0.724247083</text:p>
          </table:table-cell>
          <table:table-cell table:formula="of:=SIN(RADIANS([.O$1]*[.$A669]*360/256))" office:value-type="float" office:value="0.146730474455362">
            <text:p>0.1467304745</text:p>
          </table:table-cell>
          <table:table-cell table:formula="of:=SIN(RADIANS([.P$1]*[.$A669]*360/256))" office:value-type="float" office:value="0.492898192229786">
            <text:p>0.4928981922</text:p>
          </table:table-cell>
          <table:table-cell table:formula="of:=SIN(RADIANS([.Q$1]*[.$A669]*360/256))" office:value-type="float" office:value="-0.923879532511286">
            <text:p>-0.9238795325</text:p>
          </table:table-cell>
          <table:table-cell table:formula="of:= [.B669]/1+ [.C669]/2+ [.D669]/3+ [.E669]/4+ [.F669]/5+ [.G669]/6+ [.H669]/7+ [.I669]/8+ [.J669]/9+ [.K669]/10+ [.L669]/11+ [.M669]/12+ [.N669]/13+ [.O669]/14+ [.P669]/15+ [.Q669]/16" office:value-type="float" office:value="-0.363309931942842">
            <text:p>-0.3633099319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formula="of:=SIN(RADIANS([.$A670]*360/256))" office:value-type="float" office:value="-0.634393284163645">
            <text:p>-0.6343932842</text:p>
          </table:table-cell>
          <table:table-cell table:formula="of:=SIN(RADIANS([.C$1]*[.$A670]*360/256))" office:value-type="float" office:value="0.98078528040323">
            <text:p>0.9807852804</text:p>
          </table:table-cell>
          <table:table-cell table:formula="of:=SIN(RADIANS([.D$1]*[.$A670]*360/256))" office:value-type="float" office:value="-0.881921264348355">
            <text:p>-0.8819212643</text:p>
          </table:table-cell>
          <table:table-cell table:formula="of:=SIN(RADIANS([.E$1]*[.$A670]*360/256))" office:value-type="float" office:value="0.382683432365091">
            <text:p>0.3826834324</text:p>
          </table:table-cell>
          <table:table-cell table:formula="of:=SIN(RADIANS([.F$1]*[.$A670]*360/256))" office:value-type="float" office:value="0.290284677254461">
            <text:p>0.2902846773</text:p>
          </table:table-cell>
          <table:table-cell table:formula="of:=SIN(RADIANS([.G$1]*[.$A670]*360/256))" office:value-type="float" office:value="-0.831469612302545">
            <text:p>-0.8314696123</text:p>
          </table:table-cell>
          <table:table-cell table:formula="of:=SIN(RADIANS([.H$1]*[.$A670]*360/256))" office:value-type="float" office:value="0.995184726672197">
            <text:p>0.9951847267</text:p>
          </table:table-cell>
          <table:table-cell table:formula="of:=SIN(RADIANS([.I$1]*[.$A670]*360/256))" office:value-type="float" office:value="-0.707106781186549">
            <text:p>-0.7071067812</text:p>
          </table:table-cell>
          <table:table-cell table:formula="of:=SIN(RADIANS([.J$1]*[.$A670]*360/256))" office:value-type="float" office:value="0.0980171403295616">
            <text:p>0.0980171403</text:p>
          </table:table-cell>
          <table:table-cell table:formula="of:=SIN(RADIANS([.K$1]*[.$A670]*360/256))" office:value-type="float" office:value="0.555570233019599">
            <text:p>0.555570233</text:p>
          </table:table-cell>
          <table:table-cell table:formula="of:=SIN(RADIANS([.L$1]*[.$A670]*360/256))" office:value-type="float" office:value="-0.956940335732209">
            <text:p>-0.9569403357</text:p>
          </table:table-cell>
          <table:table-cell table:formula="of:=SIN(RADIANS([.M$1]*[.$A670]*360/256))" office:value-type="float" office:value="0.923879532511287">
            <text:p>0.9238795325</text:p>
          </table:table-cell>
          <table:table-cell table:formula="of:=SIN(RADIANS([.N$1]*[.$A670]*360/256))" office:value-type="float" office:value="-0.471396736826001">
            <text:p>-0.4713967368</text:p>
          </table:table-cell>
          <table:table-cell table:formula="of:=SIN(RADIANS([.O$1]*[.$A670]*360/256))" office:value-type="float" office:value="-0.195090322016129">
            <text:p>-0.195090322</text:p>
          </table:table-cell>
          <table:table-cell table:formula="of:=SIN(RADIANS([.P$1]*[.$A670]*360/256))" office:value-type="float" office:value="0.773010453362736">
            <text:p>0.7730104534</text:p>
          </table:table-cell>
          <table:table-cell table:formula="of:=SIN(RADIANS([.Q$1]*[.$A670]*360/256))" office:value-type="float" office:value="-1">
            <text:p>-1</text:p>
          </table:table-cell>
          <table:table-cell table:formula="of:= [.B670]/1+ [.C670]/2+ [.D670]/3+ [.E670]/4+ [.F670]/5+ [.G670]/6+ [.H670]/7+ [.I670]/8+ [.J670]/9+ [.K670]/10+ [.L670]/11+ [.M670]/12+ [.N670]/13+ [.O670]/14+ [.P670]/15+ [.Q670]/16" office:value-type="float" office:value="-0.373763053386864">
            <text:p>-0.3737630534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SIN(RADIANS([.$A671]*360/256))" office:value-type="float" office:value="-0.653172842953777">
            <text:p>-0.653172843</text:p>
          </table:table-cell>
          <table:table-cell table:formula="of:=SIN(RADIANS([.C$1]*[.$A671]*360/256))" office:value-type="float" office:value="0.989176509964781">
            <text:p>0.98917651</text:p>
          </table:table-cell>
          <table:table-cell table:formula="of:=SIN(RADIANS([.D$1]*[.$A671]*360/256))" office:value-type="float" office:value="-0.844853565249707">
            <text:p>-0.8448535652</text:p>
          </table:table-cell>
          <table:table-cell table:formula="of:=SIN(RADIANS([.E$1]*[.$A671]*360/256))" office:value-type="float" office:value="0.290284677254462">
            <text:p>0.2902846773</text:p>
          </table:table-cell>
          <table:table-cell table:formula="of:=SIN(RADIANS([.F$1]*[.$A671]*360/256))" office:value-type="float" office:value="0.40524131400499">
            <text:p>0.405241314</text:p>
          </table:table-cell>
          <table:table-cell table:formula="of:=SIN(RADIANS([.G$1]*[.$A671]*360/256))" office:value-type="float" office:value="-0.903989293123444">
            <text:p>-0.9039892931</text:p>
          </table:table-cell>
          <table:table-cell table:formula="of:=SIN(RADIANS([.H$1]*[.$A671]*360/256))" office:value-type="float" office:value="0.96377606579544">
            <text:p>0.9637760658</text:p>
          </table:table-cell>
          <table:table-cell table:formula="of:=SIN(RADIANS([.I$1]*[.$A671]*360/256))" office:value-type="float" office:value="-0.555570233019602">
            <text:p>-0.555570233</text:p>
          </table:table-cell>
          <table:table-cell table:formula="of:=SIN(RADIANS([.J$1]*[.$A671]*360/256))" office:value-type="float" office:value="-0.122410675199217">
            <text:p>-0.1224106752</text:p>
          </table:table-cell>
          <table:table-cell table:formula="of:=SIN(RADIANS([.K$1]*[.$A671]*360/256))" office:value-type="float" office:value="0.74095112535496">
            <text:p>0.7409511254</text:p>
          </table:table-cell>
          <table:table-cell table:formula="of:=SIN(RADIANS([.L$1]*[.$A671]*360/256))" office:value-type="float" office:value="-0.999698818696204">
            <text:p>-0.9996988187</text:p>
          </table:table-cell>
          <table:table-cell table:formula="of:=SIN(RADIANS([.M$1]*[.$A671]*360/256))" office:value-type="float" office:value="0.773010453362736">
            <text:p>0.7730104534</text:p>
          </table:table-cell>
          <table:table-cell table:formula="of:=SIN(RADIANS([.N$1]*[.$A671]*360/256))" office:value-type="float" office:value="-0.1709618887603">
            <text:p>-0.1709618888</text:p>
          </table:table-cell>
          <table:table-cell table:formula="of:=SIN(RADIANS([.O$1]*[.$A671]*360/256))" office:value-type="float" office:value="-0.514102744193223">
            <text:p>-0.5141027442</text:p>
          </table:table-cell>
          <table:table-cell table:formula="of:=SIN(RADIANS([.P$1]*[.$A671]*360/256))" office:value-type="float" office:value="0.949528180593037">
            <text:p>0.9495281806</text:p>
          </table:table-cell>
          <table:table-cell table:formula="of:=SIN(RADIANS([.Q$1]*[.$A671]*360/256))" office:value-type="float" office:value="-0.923879532511286">
            <text:p>-0.9238795325</text:p>
          </table:table-cell>
          <table:table-cell table:formula="of:= [.B671]/1+ [.C671]/2+ [.D671]/3+ [.E671]/4+ [.F671]/5+ [.G671]/6+ [.H671]/7+ [.I671]/8+ [.J671]/9+ [.K671]/10+ [.L671]/11+ [.M671]/12+ [.N671]/13+ [.O671]/14+ [.P671]/15+ [.Q671]/16" office:value-type="float" office:value="-0.379295254930157">
            <text:p>-0.3792952549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formula="of:=SIN(RADIANS([.$A672]*360/256))" office:value-type="float" office:value="-0.671558954847018">
            <text:p>-0.6715589548</text:p>
          </table:table-cell>
          <table:table-cell table:formula="of:=SIN(RADIANS([.C$1]*[.$A672]*360/256))" office:value-type="float" office:value="0.995184726672197">
            <text:p>0.9951847267</text:p>
          </table:table-cell>
          <table:table-cell table:formula="of:=SIN(RADIANS([.D$1]*[.$A672]*360/256))" office:value-type="float" office:value="-0.803207531480645">
            <text:p>-0.8032075315</text:p>
          </table:table-cell>
          <table:table-cell table:formula="of:=SIN(RADIANS([.E$1]*[.$A672]*360/256))" office:value-type="float" office:value="0.195090322016128">
            <text:p>0.195090322</text:p>
          </table:table-cell>
          <table:table-cell table:formula="of:=SIN(RADIANS([.F$1]*[.$A672]*360/256))" office:value-type="float" office:value="0.514102744193221">
            <text:p>0.5141027442</text:p>
          </table:table-cell>
          <table:table-cell table:formula="of:=SIN(RADIANS([.G$1]*[.$A672]*360/256))" office:value-type="float" office:value="-0.956940335732208">
            <text:p>-0.9569403357</text:p>
          </table:table-cell>
          <table:table-cell table:formula="of:=SIN(RADIANS([.H$1]*[.$A672]*360/256))" office:value-type="float" office:value="0.903989293123443">
            <text:p>0.9039892931</text:p>
          </table:table-cell>
          <table:table-cell table:formula="of:=SIN(RADIANS([.I$1]*[.$A672]*360/256))" office:value-type="float" office:value="-0.38268343236509">
            <text:p>-0.3826834324</text:p>
          </table:table-cell>
          <table:table-cell table:formula="of:=SIN(RADIANS([.J$1]*[.$A672]*360/256))" office:value-type="float" office:value="-0.336889853392223">
            <text:p>-0.3368898534</text:p>
          </table:table-cell>
          <table:table-cell table:formula="of:=SIN(RADIANS([.K$1]*[.$A672]*360/256))" office:value-type="float" office:value="0.881921264348354">
            <text:p>0.8819212643</text:p>
          </table:table-cell>
          <table:table-cell table:formula="of:=SIN(RADIANS([.L$1]*[.$A672]*360/256))" office:value-type="float" office:value="-0.970031253194544">
            <text:p>-0.9700312532</text:p>
          </table:table-cell>
          <table:table-cell table:formula="of:=SIN(RADIANS([.M$1]*[.$A672]*360/256))" office:value-type="float" office:value="0.555570233019605">
            <text:p>0.555570233</text:p>
          </table:table-cell>
          <table:table-cell table:formula="of:=SIN(RADIANS([.N$1]*[.$A672]*360/256))" office:value-type="float" office:value="0.146730474455361">
            <text:p>0.1467304745</text:p>
          </table:table-cell>
          <table:table-cell table:formula="of:=SIN(RADIANS([.O$1]*[.$A672]*360/256))" office:value-type="float" office:value="-0.773010453362738">
            <text:p>-0.7730104534</text:p>
          </table:table-cell>
          <table:table-cell table:formula="of:=SIN(RADIANS([.P$1]*[.$A672]*360/256))" office:value-type="float" office:value="0.998795456205172">
            <text:p>0.9987954562</text:p>
          </table:table-cell>
          <table:table-cell table:formula="of:=SIN(RADIANS([.Q$1]*[.$A672]*360/256))" office:value-type="float" office:value="-0.707106781186547">
            <text:p>-0.7071067812</text:p>
          </table:table-cell>
          <table:table-cell table:formula="of:= [.B672]/1+ [.C672]/2+ [.D672]/3+ [.E672]/4+ [.F672]/5+ [.G672]/6+ [.H672]/7+ [.I672]/8+ [.J672]/9+ [.K672]/10+ [.L672]/11+ [.M672]/12+ [.N672]/13+ [.O672]/14+ [.P672]/15+ [.Q672]/16" office:value-type="float" office:value="-0.380956565754433">
            <text:p>-0.3809565658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formula="of:=SIN(RADIANS([.$A673]*360/256))" office:value-type="float" office:value="-0.689540544737067">
            <text:p>-0.6895405447</text:p>
          </table:table-cell>
          <table:table-cell table:formula="of:=SIN(RADIANS([.C$1]*[.$A673]*360/256))" office:value-type="float" office:value="0.998795456205172">
            <text:p>0.9987954562</text:p>
          </table:table-cell>
          <table:table-cell table:formula="of:=SIN(RADIANS([.D$1]*[.$A673]*360/256))" office:value-type="float" office:value="-0.757208846506485">
            <text:p>-0.7572088465</text:p>
          </table:table-cell>
          <table:table-cell table:formula="of:=SIN(RADIANS([.E$1]*[.$A673]*360/256))" office:value-type="float" office:value="0.0980171403295609">
            <text:p>0.0980171403</text:p>
          </table:table-cell>
          <table:table-cell table:formula="of:=SIN(RADIANS([.F$1]*[.$A673]*360/256))" office:value-type="float" office:value="0.615231590580628">
            <text:p>0.6152315906</text:p>
          </table:table-cell>
          <table:table-cell table:formula="of:=SIN(RADIANS([.G$1]*[.$A673]*360/256))" office:value-type="float" office:value="-0.989176509964781">
            <text:p>-0.98917651</text:p>
          </table:table-cell>
          <table:table-cell table:formula="of:=SIN(RADIANS([.H$1]*[.$A673]*360/256))" office:value-type="float" office:value="0.817584813151583">
            <text:p>0.8175848132</text:p>
          </table:table-cell>
          <table:table-cell table:formula="of:=SIN(RADIANS([.I$1]*[.$A673]*360/256))" office:value-type="float" office:value="-0.195090322016129">
            <text:p>-0.195090322</text:p>
          </table:table-cell>
          <table:table-cell table:formula="of:=SIN(RADIANS([.J$1]*[.$A673]*360/256))" office:value-type="float" office:value="-0.534997619887095">
            <text:p>-0.5349976199</text:p>
          </table:table-cell>
          <table:table-cell table:formula="of:=SIN(RADIANS([.K$1]*[.$A673]*360/256))" office:value-type="float" office:value="0.970031253194545">
            <text:p>0.9700312532</text:p>
          </table:table-cell>
          <table:table-cell table:formula="of:=SIN(RADIANS([.L$1]*[.$A673]*360/256))" office:value-type="float" office:value="-0.870086991108711">
            <text:p>-0.8700869911</text:p>
          </table:table-cell>
          <table:table-cell table:formula="of:=SIN(RADIANS([.M$1]*[.$A673]*360/256))" office:value-type="float" office:value="0.290284677254463">
            <text:p>0.2902846773</text:p>
          </table:table-cell>
          <table:table-cell table:formula="of:=SIN(RADIANS([.N$1]*[.$A673]*360/256))" office:value-type="float" office:value="0.449611329654604">
            <text:p>0.4496113297</text:p>
          </table:table-cell>
          <table:table-cell table:formula="of:=SIN(RADIANS([.O$1]*[.$A673]*360/256))" office:value-type="float" office:value="-0.941544065183022">
            <text:p>-0.9415440652</text:p>
          </table:table-cell>
          <table:table-cell table:formula="of:=SIN(RADIANS([.P$1]*[.$A673]*360/256))" office:value-type="float" office:value="0.91420975570353">
            <text:p>0.9142097557</text:p>
          </table:table-cell>
          <table:table-cell table:formula="of:=SIN(RADIANS([.Q$1]*[.$A673]*360/256))" office:value-type="float" office:value="-0.382683432365091">
            <text:p>-0.3826834324</text:p>
          </table:table-cell>
          <table:table-cell table:formula="of:= [.B673]/1+ [.C673]/2+ [.D673]/3+ [.E673]/4+ [.F673]/5+ [.G673]/6+ [.H673]/7+ [.I673]/8+ [.J673]/9+ [.K673]/10+ [.L673]/11+ [.M673]/12+ [.N673]/13+ [.O673]/14+ [.P673]/15+ [.Q673]/16" office:value-type="float" office:value="-0.380433914096842">
            <text:p>-0.3804339141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SIN(RADIANS([.$A674]*360/256))" office:value-type="float" office:value="-0.707106781186547">
            <text:p>-0.7071067812</text:p>
          </table:table-cell>
          <table:table-cell table:formula="of:=SIN(RADIANS([.C$1]*[.$A674]*360/256))" office:value-type="float" office:value="1">
            <text:p>1</text:p>
          </table:table-cell>
          <table:table-cell table:formula="of:=SIN(RADIANS([.D$1]*[.$A674]*360/256))" office:value-type="float" office:value="-0.707106781186547">
            <text:p>-0.7071067812</text:p>
          </table:table-cell>
          <table:table-cell table:formula="of:=SIN(RADIANS([.E$1]*[.$A674]*360/256))" office:value-type="float" office:value="6.12323399573677E-016">
            <text:p>6.12323399573677E-016</text:p>
          </table:table-cell>
          <table:table-cell table:formula="of:=SIN(RADIANS([.F$1]*[.$A674]*360/256))" office:value-type="float" office:value="0.707106781186548">
            <text:p>0.7071067812</text:p>
          </table:table-cell>
          <table:table-cell table:formula="of:=SIN(RADIANS([.G$1]*[.$A674]*360/256))" office:value-type="float" office:value="-1">
            <text:p>-1</text:p>
          </table:table-cell>
          <table:table-cell table:formula="of:=SIN(RADIANS([.H$1]*[.$A674]*360/256))" office:value-type="float" office:value="0.707106781186549">
            <text:p>0.7071067812</text:p>
          </table:table-cell>
          <table:table-cell table:formula="of:=SIN(RADIANS([.I$1]*[.$A674]*360/256))" office:value-type="float" office:value="-1.22464679914735E-015">
            <text:p>-1.22464679914735E-015</text:p>
          </table:table-cell>
          <table:table-cell table:formula="of:=SIN(RADIANS([.J$1]*[.$A674]*360/256))" office:value-type="float" office:value="-0.707106781186547">
            <text:p>-0.7071067812</text:p>
          </table:table-cell>
          <table:table-cell table:formula="of:=SIN(RADIANS([.K$1]*[.$A674]*360/256))" office:value-type="float" office:value="1">
            <text:p>1</text:p>
          </table:table-cell>
          <table:table-cell table:formula="of:=SIN(RADIANS([.L$1]*[.$A674]*360/256))" office:value-type="float" office:value="-0.707106781186547">
            <text:p>-0.7071067812</text:p>
          </table:table-cell>
          <table:table-cell table:formula="of:=SIN(RADIANS([.M$1]*[.$A674]*360/256))" office:value-type="float" office:value="-1.71574348007947E-015">
            <text:p>-1.71574348007947E-015</text:p>
          </table:table-cell>
          <table:table-cell table:formula="of:=SIN(RADIANS([.N$1]*[.$A674]*360/256))" office:value-type="float" office:value="0.707106781186549">
            <text:p>0.7071067812</text:p>
          </table:table-cell>
          <table:table-cell table:formula="of:=SIN(RADIANS([.O$1]*[.$A674]*360/256))" office:value-type="float" office:value="-1">
            <text:p>-1</text:p>
          </table:table-cell>
          <table:table-cell table:formula="of:=SIN(RADIANS([.P$1]*[.$A674]*360/256))" office:value-type="float" office:value="0.70710678118655">
            <text:p>0.7071067812</text:p>
          </table:table-cell>
          <table:table-cell table:formula="of:=SIN(RADIANS([.Q$1]*[.$A674]*360/256))" office:value-type="float" office:value="-2.44929359829471E-015">
            <text:p>-2.44929359829471E-015</text:p>
          </table:table-cell>
          <table:table-cell table:formula="of:= [.B674]/1+ [.C674]/2+ [.D674]/3+ [.E674]/4+ [.F674]/5+ [.G674]/6+ [.H674]/7+ [.I674]/8+ [.J674]/9+ [.K674]/10+ [.L674]/11+ [.M674]/12+ [.N674]/13+ [.O674]/14+ [.P674]/15+ [.Q674]/16" office:value-type="float" office:value="-0.379784242368786">
            <text:p>-0.3797842424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formula="of:=SIN(RADIANS([.$A675]*360/256))" office:value-type="float" office:value="-0.724247082951467">
            <text:p>-0.724247083</text:p>
          </table:table-cell>
          <table:table-cell table:formula="of:=SIN(RADIANS([.C$1]*[.$A675]*360/256))" office:value-type="float" office:value="0.998795456205172">
            <text:p>0.9987954562</text:p>
          </table:table-cell>
          <table:table-cell table:formula="of:=SIN(RADIANS([.D$1]*[.$A675]*360/256))" office:value-type="float" office:value="-0.653172842953777">
            <text:p>-0.653172843</text:p>
          </table:table-cell>
          <table:table-cell table:formula="of:=SIN(RADIANS([.E$1]*[.$A675]*360/256))" office:value-type="float" office:value="-0.0980171403295597">
            <text:p>-0.0980171403</text:p>
          </table:table-cell>
          <table:table-cell table:formula="of:=SIN(RADIANS([.F$1]*[.$A675]*360/256))" office:value-type="float" office:value="0.788346427626606">
            <text:p>0.7883464276</text:p>
          </table:table-cell>
          <table:table-cell table:formula="of:=SIN(RADIANS([.G$1]*[.$A675]*360/256))" office:value-type="float" office:value="-0.989176509964781">
            <text:p>-0.98917651</text:p>
          </table:table-cell>
          <table:table-cell table:formula="of:=SIN(RADIANS([.H$1]*[.$A675]*360/256))" office:value-type="float" office:value="0.575808191417847">
            <text:p>0.5758081914</text:p>
          </table:table-cell>
          <table:table-cell table:formula="of:=SIN(RADIANS([.I$1]*[.$A675]*360/256))" office:value-type="float" office:value="0.195090322016126">
            <text:p>0.195090322</text:p>
          </table:table-cell>
          <table:table-cell table:formula="of:=SIN(RADIANS([.J$1]*[.$A675]*360/256))" office:value-type="float" office:value="-0.844853565249708">
            <text:p>-0.8448535652</text:p>
          </table:table-cell>
          <table:table-cell table:formula="of:=SIN(RADIANS([.K$1]*[.$A675]*360/256))" office:value-type="float" office:value="0.970031253194544">
            <text:p>0.9700312532</text:p>
          </table:table-cell>
          <table:table-cell table:formula="of:=SIN(RADIANS([.L$1]*[.$A675]*360/256))" office:value-type="float" office:value="-0.492898192229783">
            <text:p>-0.4928981922</text:p>
          </table:table-cell>
          <table:table-cell table:formula="of:=SIN(RADIANS([.M$1]*[.$A675]*360/256))" office:value-type="float" office:value="-0.29028467725446">
            <text:p>-0.2902846773</text:p>
          </table:table-cell>
          <table:table-cell table:formula="of:=SIN(RADIANS([.N$1]*[.$A675]*360/256))" office:value-type="float" office:value="0.893224301195516">
            <text:p>0.8932243012</text:p>
          </table:table-cell>
          <table:table-cell table:formula="of:=SIN(RADIANS([.O$1]*[.$A675]*360/256))" office:value-type="float" office:value="-0.941544065183022">
            <text:p>-0.9415440652</text:p>
          </table:table-cell>
          <table:table-cell table:formula="of:=SIN(RADIANS([.P$1]*[.$A675]*360/256))" office:value-type="float" office:value="0.40524131400499">
            <text:p>0.405241314</text:p>
          </table:table-cell>
          <table:table-cell table:formula="of:=SIN(RADIANS([.Q$1]*[.$A675]*360/256))" office:value-type="float" office:value="0.382683432365086">
            <text:p>0.3826834324</text:p>
          </table:table-cell>
          <table:table-cell table:formula="of:= [.B675]/1+ [.C675]/2+ [.D675]/3+ [.E675]/4+ [.F675]/5+ [.G675]/6+ [.H675]/7+ [.I675]/8+ [.J675]/9+ [.K675]/10+ [.L675]/11+ [.M675]/12+ [.N675]/13+ [.O675]/14+ [.P675]/15+ [.Q675]/16" office:value-type="float" office:value="-0.381105376878302">
            <text:p>-0.3811053769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formula="of:=SIN(RADIANS([.$A676]*360/256))" office:value-type="float" office:value="-0.740951125354959">
            <text:p>-0.7409511254</text:p>
          </table:table-cell>
          <table:table-cell table:formula="of:=SIN(RADIANS([.C$1]*[.$A676]*360/256))" office:value-type="float" office:value="0.995184726672197">
            <text:p>0.9951847267</text:p>
          </table:table-cell>
          <table:table-cell table:formula="of:=SIN(RADIANS([.D$1]*[.$A676]*360/256))" office:value-type="float" office:value="-0.595699304492433">
            <text:p>-0.5956993045</text:p>
          </table:table-cell>
          <table:table-cell table:formula="of:=SIN(RADIANS([.E$1]*[.$A676]*360/256))" office:value-type="float" office:value="-0.195090322016129">
            <text:p>-0.195090322</text:p>
          </table:table-cell>
          <table:table-cell table:formula="of:=SIN(RADIANS([.F$1]*[.$A676]*360/256))" office:value-type="float" office:value="0.857728610000273">
            <text:p>0.85772861</text:p>
          </table:table-cell>
          <table:table-cell table:formula="of:=SIN(RADIANS([.G$1]*[.$A676]*360/256))" office:value-type="float" office:value="-0.956940335732209">
            <text:p>-0.9569403357</text:p>
          </table:table-cell>
          <table:table-cell table:formula="of:=SIN(RADIANS([.H$1]*[.$A676]*360/256))" office:value-type="float" office:value="0.427555093430283">
            <text:p>0.4275550934</text:p>
          </table:table-cell>
          <table:table-cell table:formula="of:=SIN(RADIANS([.I$1]*[.$A676]*360/256))" office:value-type="float" office:value="0.382683432365091">
            <text:p>0.3826834324</text:p>
          </table:table-cell>
          <table:table-cell table:formula="of:=SIN(RADIANS([.J$1]*[.$A676]*360/256))" office:value-type="float" office:value="-0.941544065183019">
            <text:p>-0.9415440652</text:p>
          </table:table-cell>
          <table:table-cell table:formula="of:=SIN(RADIANS([.K$1]*[.$A676]*360/256))" office:value-type="float" office:value="0.881921264348354">
            <text:p>0.8819212643</text:p>
          </table:table-cell>
          <table:table-cell table:formula="of:=SIN(RADIANS([.L$1]*[.$A676]*360/256))" office:value-type="float" office:value="-0.242980179903263">
            <text:p>-0.2429801799</text:p>
          </table:table-cell>
          <table:table-cell table:formula="of:=SIN(RADIANS([.M$1]*[.$A676]*360/256))" office:value-type="float" office:value="-0.555570233019602">
            <text:p>-0.555570233</text:p>
          </table:table-cell>
          <table:table-cell table:formula="of:=SIN(RADIANS([.N$1]*[.$A676]*360/256))" office:value-type="float" office:value="0.989176509964781">
            <text:p>0.98917651</text:p>
          </table:table-cell>
          <table:table-cell table:formula="of:=SIN(RADIANS([.O$1]*[.$A676]*360/256))" office:value-type="float" office:value="-0.773010453362739">
            <text:p>-0.7730104534</text:p>
          </table:table-cell>
          <table:table-cell table:formula="of:=SIN(RADIANS([.P$1]*[.$A676]*360/256))" office:value-type="float" office:value="0.0490676743274219">
            <text:p>0.0490676743</text:p>
          </table:table-cell>
          <table:table-cell table:formula="of:=SIN(RADIANS([.Q$1]*[.$A676]*360/256))" office:value-type="float" office:value="0.707106781186549">
            <text:p>0.7071067812</text:p>
          </table:table-cell>
          <table:table-cell table:formula="of:= [.B676]/1+ [.C676]/2+ [.D676]/3+ [.E676]/4+ [.F676]/5+ [.G676]/6+ [.H676]/7+ [.I676]/8+ [.J676]/9+ [.K676]/10+ [.L676]/11+ [.M676]/12+ [.N676]/13+ [.O676]/14+ [.P676]/15+ [.Q676]/16" office:value-type="float" office:value="-0.386197070195745">
            <text:p>-0.386197070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SIN(RADIANS([.$A677]*360/256))" office:value-type="float" office:value="-0.757208846506484">
            <text:p>-0.7572088465</text:p>
          </table:table-cell>
          <table:table-cell table:formula="of:=SIN(RADIANS([.C$1]*[.$A677]*360/256))" office:value-type="float" office:value="0.989176509964781">
            <text:p>0.98917651</text:p>
          </table:table-cell>
          <table:table-cell table:formula="of:=SIN(RADIANS([.D$1]*[.$A677]*360/256))" office:value-type="float" office:value="-0.534997619887097">
            <text:p>-0.5349976199</text:p>
          </table:table-cell>
          <table:table-cell table:formula="of:=SIN(RADIANS([.E$1]*[.$A677]*360/256))" office:value-type="float" office:value="-0.290284677254461">
            <text:p>-0.2902846773</text:p>
          </table:table-cell>
          <table:table-cell table:formula="of:=SIN(RADIANS([.F$1]*[.$A677]*360/256))" office:value-type="float" office:value="0.914209755703531">
            <text:p>0.9142097557</text:p>
          </table:table-cell>
          <table:table-cell table:formula="of:=SIN(RADIANS([.G$1]*[.$A677]*360/256))" office:value-type="float" office:value="-0.903989293123443">
            <text:p>-0.9039892931</text:p>
          </table:table-cell>
          <table:table-cell table:formula="of:=SIN(RADIANS([.H$1]*[.$A677]*360/256))" office:value-type="float" office:value="0.266712757474899">
            <text:p>0.2667127575</text:p>
          </table:table-cell>
          <table:table-cell table:formula="of:=SIN(RADIANS([.I$1]*[.$A677]*360/256))" office:value-type="float" office:value="0.5555702330196">
            <text:p>0.555570233</text:p>
          </table:table-cell>
          <table:table-cell table:formula="of:=SIN(RADIANS([.J$1]*[.$A677]*360/256))" office:value-type="float" office:value="-0.99247953459871">
            <text:p>-0.9924795346</text:p>
          </table:table-cell>
          <table:table-cell table:formula="of:=SIN(RADIANS([.K$1]*[.$A677]*360/256))" office:value-type="float" office:value="0.740951125354959">
            <text:p>0.7409511254</text:p>
          </table:table-cell>
          <table:table-cell table:formula="of:=SIN(RADIANS([.L$1]*[.$A677]*360/256))" office:value-type="float" office:value="0.0245412285229132">
            <text:p>0.0245412285</text:p>
          </table:table-cell>
          <table:table-cell table:formula="of:=SIN(RADIANS([.M$1]*[.$A677]*360/256))" office:value-type="float" office:value="-0.773010453362738">
            <text:p>-0.7730104534</text:p>
          </table:table-cell>
          <table:table-cell table:formula="of:=SIN(RADIANS([.N$1]*[.$A677]*360/256))" office:value-type="float" office:value="0.985277642388942">
            <text:p>0.9852776424</text:p>
          </table:table-cell>
          <table:table-cell table:formula="of:=SIN(RADIANS([.O$1]*[.$A677]*360/256))" office:value-type="float" office:value="-0.514102744193224">
            <text:p>-0.5141027442</text:p>
          </table:table-cell>
          <table:table-cell table:formula="of:=SIN(RADIANS([.P$1]*[.$A677]*360/256))" office:value-type="float" office:value="-0.313681740398891">
            <text:p>-0.3136817404</text:p>
          </table:table-cell>
          <table:table-cell table:formula="of:=SIN(RADIANS([.Q$1]*[.$A677]*360/256))" office:value-type="float" office:value="0.923879532511284">
            <text:p>0.9238795325</text:p>
          </table:table-cell>
          <table:table-cell table:formula="of:= [.B677]/1+ [.C677]/2+ [.D677]/3+ [.E677]/4+ [.F677]/5+ [.G677]/6+ [.H677]/7+ [.I677]/8+ [.J677]/9+ [.K677]/10+ [.L677]/11+ [.M677]/12+ [.N677]/13+ [.O677]/14+ [.P677]/15+ [.Q677]/16" office:value-type="float" office:value="-0.396266720490763">
            <text:p>-0.3962667205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formula="of:=SIN(RADIANS([.$A678]*360/256))" office:value-type="float" office:value="-0.773010453362737">
            <text:p>-0.7730104534</text:p>
          </table:table-cell>
          <table:table-cell table:formula="of:=SIN(RADIANS([.C$1]*[.$A678]*360/256))" office:value-type="float" office:value="0.980785280403231">
            <text:p>0.9807852804</text:p>
          </table:table-cell>
          <table:table-cell table:formula="of:=SIN(RADIANS([.D$1]*[.$A678]*360/256))" office:value-type="float" office:value="-0.471396736825998">
            <text:p>-0.4713967368</text:p>
          </table:table-cell>
          <table:table-cell table:formula="of:=SIN(RADIANS([.E$1]*[.$A678]*360/256))" office:value-type="float" office:value="-0.382683432365088">
            <text:p>-0.3826834324</text:p>
          </table:table-cell>
          <table:table-cell table:formula="of:=SIN(RADIANS([.F$1]*[.$A678]*360/256))" office:value-type="float" office:value="0.956940335732208">
            <text:p>0.9569403357</text:p>
          </table:table-cell>
          <table:table-cell table:formula="of:=SIN(RADIANS([.G$1]*[.$A678]*360/256))" office:value-type="float" office:value="-0.831469612302546">
            <text:p>-0.8314696123</text:p>
          </table:table-cell>
          <table:table-cell table:formula="of:=SIN(RADIANS([.H$1]*[.$A678]*360/256))" office:value-type="float" office:value="0.0980171403295614">
            <text:p>0.0980171403</text:p>
          </table:table-cell>
          <table:table-cell table:formula="of:=SIN(RADIANS([.I$1]*[.$A678]*360/256))" office:value-type="float" office:value="0.707106781186545">
            <text:p>0.7071067812</text:p>
          </table:table-cell>
          <table:table-cell table:formula="of:=SIN(RADIANS([.J$1]*[.$A678]*360/256))" office:value-type="float" office:value="-0.995184726672197">
            <text:p>-0.9951847267</text:p>
          </table:table-cell>
          <table:table-cell table:formula="of:=SIN(RADIANS([.K$1]*[.$A678]*360/256))" office:value-type="float" office:value="0.555570233019605">
            <text:p>0.555570233</text:p>
          </table:table-cell>
          <table:table-cell table:formula="of:=SIN(RADIANS([.L$1]*[.$A678]*360/256))" office:value-type="float" office:value="0.290284677254463">
            <text:p>0.2902846773</text:p>
          </table:table-cell>
          <table:table-cell table:formula="of:=SIN(RADIANS([.M$1]*[.$A678]*360/256))" office:value-type="float" office:value="-0.923879532511286">
            <text:p>-0.9238795325</text:p>
          </table:table-cell>
          <table:table-cell table:formula="of:=SIN(RADIANS([.N$1]*[.$A678]*360/256))" office:value-type="float" office:value="0.881921264348354">
            <text:p>0.8819212643</text:p>
          </table:table-cell>
          <table:table-cell table:formula="of:=SIN(RADIANS([.O$1]*[.$A678]*360/256))" office:value-type="float" office:value="-0.19509032201613">
            <text:p>-0.195090322</text:p>
          </table:table-cell>
          <table:table-cell table:formula="of:=SIN(RADIANS([.P$1]*[.$A678]*360/256))" office:value-type="float" office:value="-0.634393284163647">
            <text:p>-0.6343932842</text:p>
          </table:table-cell>
          <table:table-cell table:formula="of:=SIN(RADIANS([.Q$1]*[.$A678]*360/256))" office:value-type="float" office:value="1">
            <text:p>1</text:p>
          </table:table-cell>
          <table:table-cell table:formula="of:= [.B678]/1+ [.C678]/2+ [.D678]/3+ [.E678]/4+ [.F678]/5+ [.G678]/6+ [.H678]/7+ [.I678]/8+ [.J678]/9+ [.K678]/10+ [.L678]/11+ [.M678]/12+ [.N678]/13+ [.O678]/14+ [.P678]/15+ [.Q678]/16" office:value-type="float" office:value="-0.411727635887338">
            <text:p>-0.4117276359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SIN(RADIANS([.$A679]*360/256))" office:value-type="float" office:value="-0.788346427626606">
            <text:p>-0.7883464276</text:p>
          </table:table-cell>
          <table:table-cell table:formula="of:=SIN(RADIANS([.C$1]*[.$A679]*360/256))" office:value-type="float" office:value="0.970031253194544">
            <text:p>0.9700312532</text:p>
          </table:table-cell>
          <table:table-cell table:formula="of:=SIN(RADIANS([.D$1]*[.$A679]*360/256))" office:value-type="float" office:value="-0.40524131400499">
            <text:p>-0.405241314</text:p>
          </table:table-cell>
          <table:table-cell table:formula="of:=SIN(RADIANS([.E$1]*[.$A679]*360/256))" office:value-type="float" office:value="-0.471396736825999">
            <text:p>-0.4713967368</text:p>
          </table:table-cell>
          <table:table-cell table:formula="of:=SIN(RADIANS([.F$1]*[.$A679]*360/256))" office:value-type="float" office:value="0.985277642388941">
            <text:p>0.9852776424</text:p>
          </table:table-cell>
          <table:table-cell table:formula="of:=SIN(RADIANS([.G$1]*[.$A679]*360/256))" office:value-type="float" office:value="-0.740951125354959">
            <text:p>-0.7409511254</text:p>
          </table:table-cell>
          <table:table-cell table:formula="of:=SIN(RADIANS([.H$1]*[.$A679]*360/256))" office:value-type="float" office:value="-0.073564563599667">
            <text:p>-0.0735645636</text:p>
          </table:table-cell>
          <table:table-cell table:formula="of:=SIN(RADIANS([.I$1]*[.$A679]*360/256))" office:value-type="float" office:value="0.831469612302547">
            <text:p>0.8314696123</text:p>
          </table:table-cell>
          <table:table-cell table:formula="of:=SIN(RADIANS([.J$1]*[.$A679]*360/256))" office:value-type="float" office:value="-0.949528180593036">
            <text:p>-0.9495281806</text:p>
          </table:table-cell>
          <table:table-cell table:formula="of:=SIN(RADIANS([.K$1]*[.$A679]*360/256))" office:value-type="float" office:value="0.336889853392219">
            <text:p>0.3368898534</text:p>
          </table:table-cell>
          <table:table-cell table:formula="of:=SIN(RADIANS([.L$1]*[.$A679]*360/256))" office:value-type="float" office:value="0.534997619887098">
            <text:p>0.5349976199</text:p>
          </table:table-cell>
          <table:table-cell table:formula="of:=SIN(RADIANS([.M$1]*[.$A679]*360/256))" office:value-type="float" office:value="-0.995184726672197">
            <text:p>-0.9951847267</text:p>
          </table:table-cell>
          <table:table-cell table:formula="of:=SIN(RADIANS([.N$1]*[.$A679]*360/256))" office:value-type="float" office:value="0.689540544737067">
            <text:p>0.6895405447</text:p>
          </table:table-cell>
          <table:table-cell table:formula="of:=SIN(RADIANS([.O$1]*[.$A679]*360/256))" office:value-type="float" office:value="0.146730474455361">
            <text:p>0.1467304745</text:p>
          </table:table-cell>
          <table:table-cell table:formula="of:=SIN(RADIANS([.P$1]*[.$A679]*360/256))" office:value-type="float" office:value="-0.870086991108711">
            <text:p>-0.8700869911</text:p>
          </table:table-cell>
          <table:table-cell table:formula="of:=SIN(RADIANS([.Q$1]*[.$A679]*360/256))" office:value-type="float" office:value="0.923879532511285">
            <text:p>0.9238795325</text:p>
          </table:table-cell>
          <table:table-cell table:formula="of:= [.B679]/1+ [.C679]/2+ [.D679]/3+ [.E679]/4+ [.F679]/5+ [.G679]/6+ [.H679]/7+ [.I679]/8+ [.J679]/9+ [.K679]/10+ [.L679]/11+ [.M679]/12+ [.N679]/13+ [.O679]/14+ [.P679]/15+ [.Q679]/16" office:value-type="float" office:value="-0.432123330035953">
            <text:p>-0.43212333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formula="of:=SIN(RADIANS([.$A680]*360/256))" office:value-type="float" office:value="-0.803207531480645">
            <text:p>-0.8032075315</text:p>
          </table:table-cell>
          <table:table-cell table:formula="of:=SIN(RADIANS([.C$1]*[.$A680]*360/256))" office:value-type="float" office:value="0.956940335732209">
            <text:p>0.9569403357</text:p>
          </table:table-cell>
          <table:table-cell table:formula="of:=SIN(RADIANS([.D$1]*[.$A680]*360/256))" office:value-type="float" office:value="-0.336889853392221">
            <text:p>-0.3368898534</text:p>
          </table:table-cell>
          <table:table-cell table:formula="of:=SIN(RADIANS([.E$1]*[.$A680]*360/256))" office:value-type="float" office:value="-0.555570233019603">
            <text:p>-0.555570233</text:p>
          </table:table-cell>
          <table:table-cell table:formula="of:=SIN(RADIANS([.F$1]*[.$A680]*360/256))" office:value-type="float" office:value="0.998795456205172">
            <text:p>0.9987954562</text:p>
          </table:table-cell>
          <table:table-cell table:formula="of:=SIN(RADIANS([.G$1]*[.$A680]*360/256))" office:value-type="float" office:value="-0.634393284163647">
            <text:p>-0.6343932842</text:p>
          </table:table-cell>
          <table:table-cell table:formula="of:=SIN(RADIANS([.H$1]*[.$A680]*360/256))" office:value-type="float" office:value="-0.242980179903264">
            <text:p>-0.2429801799</text:p>
          </table:table-cell>
          <table:table-cell table:formula="of:=SIN(RADIANS([.I$1]*[.$A680]*360/256))" office:value-type="float" office:value="0.923879532511287">
            <text:p>0.9238795325</text:p>
          </table:table-cell>
          <table:table-cell table:formula="of:=SIN(RADIANS([.J$1]*[.$A680]*360/256))" office:value-type="float" office:value="-0.857728610000274">
            <text:p>-0.85772861</text:p>
          </table:table-cell>
          <table:table-cell table:formula="of:=SIN(RADIANS([.K$1]*[.$A680]*360/256))" office:value-type="float" office:value="0.0980171403295619">
            <text:p>0.0980171403</text:p>
          </table:table-cell>
          <table:table-cell table:formula="of:=SIN(RADIANS([.L$1]*[.$A680]*360/256))" office:value-type="float" office:value="0.74095112535496">
            <text:p>0.7409511254</text:p>
          </table:table-cell>
          <table:table-cell table:formula="of:=SIN(RADIANS([.M$1]*[.$A680]*360/256))" office:value-type="float" office:value="-0.980785280403231">
            <text:p>-0.9807852804</text:p>
          </table:table-cell>
          <table:table-cell table:formula="of:=SIN(RADIANS([.N$1]*[.$A680]*360/256))" office:value-type="float" office:value="0.427555093430284">
            <text:p>0.4275550934</text:p>
          </table:table-cell>
          <table:table-cell table:formula="of:=SIN(RADIANS([.O$1]*[.$A680]*360/256))" office:value-type="float" office:value="0.471396736825997">
            <text:p>0.4713967368</text:p>
          </table:table-cell>
          <table:table-cell table:formula="of:=SIN(RADIANS([.P$1]*[.$A680]*360/256))" office:value-type="float" office:value="-0.989176509964781">
            <text:p>-0.98917651</text:p>
          </table:table-cell>
          <table:table-cell table:formula="of:=SIN(RADIANS([.Q$1]*[.$A680]*360/256))" office:value-type="float" office:value="0.707106781186545">
            <text:p>0.7071067812</text:p>
          </table:table-cell>
          <table:table-cell table:formula="of:= [.B680]/1+ [.C680]/2+ [.D680]/3+ [.E680]/4+ [.F680]/5+ [.G680]/6+ [.H680]/7+ [.I680]/8+ [.J680]/9+ [.K680]/10+ [.L680]/11+ [.M680]/12+ [.N680]/13+ [.O680]/14+ [.P680]/15+ [.Q680]/16" office:value-type="float" office:value="-0.456191431515015">
            <text:p>-0.4561914315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SIN(RADIANS([.$A681]*360/256))" office:value-type="float" office:value="-0.817584813151584">
            <text:p>-0.8175848132</text:p>
          </table:table-cell>
          <table:table-cell table:formula="of:=SIN(RADIANS([.C$1]*[.$A681]*360/256))" office:value-type="float" office:value="0.941544065183021">
            <text:p>0.9415440652</text:p>
          </table:table-cell>
          <table:table-cell table:formula="of:=SIN(RADIANS([.D$1]*[.$A681]*360/256))" office:value-type="float" office:value="-0.266712757474899">
            <text:p>-0.2667127575</text:p>
          </table:table-cell>
          <table:table-cell table:formula="of:=SIN(RADIANS([.E$1]*[.$A681]*360/256))" office:value-type="float" office:value="-0.634393284163646">
            <text:p>-0.6343932842</text:p>
          </table:table-cell>
          <table:table-cell table:formula="of:=SIN(RADIANS([.F$1]*[.$A681]*360/256))" office:value-type="float" office:value="0.99729045667869">
            <text:p>0.9972904567</text:p>
          </table:table-cell>
          <table:table-cell table:formula="of:=SIN(RADIANS([.G$1]*[.$A681]*360/256))" office:value-type="float" office:value="-0.514102744193223">
            <text:p>-0.5141027442</text:p>
          </table:table-cell>
          <table:table-cell table:formula="of:=SIN(RADIANS([.H$1]*[.$A681]*360/256))" office:value-type="float" office:value="-0.40524131400499">
            <text:p>-0.405241314</text:p>
          </table:table-cell>
          <table:table-cell table:formula="of:=SIN(RADIANS([.I$1]*[.$A681]*360/256))" office:value-type="float" office:value="0.980785280403231">
            <text:p>0.9807852804</text:p>
          </table:table-cell>
          <table:table-cell table:formula="of:=SIN(RADIANS([.J$1]*[.$A681]*360/256))" office:value-type="float" office:value="-0.724247082951468">
            <text:p>-0.724247083</text:p>
          </table:table-cell>
          <table:table-cell table:formula="of:=SIN(RADIANS([.K$1]*[.$A681]*360/256))" office:value-type="float" office:value="-0.146730474455358">
            <text:p>-0.1467304745</text:p>
          </table:table-cell>
          <table:table-cell table:formula="of:=SIN(RADIANS([.L$1]*[.$A681]*360/256))" office:value-type="float" office:value="0.893224301195516">
            <text:p>0.8932243012</text:p>
          </table:table-cell>
          <table:table-cell table:formula="of:=SIN(RADIANS([.M$1]*[.$A681]*360/256))" office:value-type="float" office:value="-0.881921264348356">
            <text:p>-0.8819212643</text:p>
          </table:table-cell>
          <table:table-cell table:formula="of:=SIN(RADIANS([.N$1]*[.$A681]*360/256))" office:value-type="float" office:value="0.12241067519922">
            <text:p>0.1224106752</text:p>
          </table:table-cell>
          <table:table-cell table:formula="of:=SIN(RADIANS([.O$1]*[.$A681]*360/256))" office:value-type="float" office:value="0.740951125354959">
            <text:p>0.7409511254</text:p>
          </table:table-cell>
          <table:table-cell table:formula="of:=SIN(RADIANS([.P$1]*[.$A681]*360/256))" office:value-type="float" office:value="-0.975702130038529">
            <text:p>-0.97570213</text:p>
          </table:table-cell>
          <table:table-cell table:formula="of:=SIN(RADIANS([.Q$1]*[.$A681]*360/256))" office:value-type="float" office:value="0.382683432365088">
            <text:p>0.3826834324</text:p>
          </table:table-cell>
          <table:table-cell table:formula="of:= [.B681]/1+ [.C681]/2+ [.D681]/3+ [.E681]/4+ [.F681]/5+ [.G681]/6+ [.H681]/7+ [.I681]/8+ [.J681]/9+ [.K681]/10+ [.L681]/11+ [.M681]/12+ [.N681]/13+ [.O681]/14+ [.P681]/15+ [.Q681]/16" office:value-type="float" office:value="-0.482058492718497">
            <text:p>-0.4820584927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formula="of:=SIN(RADIANS([.$A682]*360/256))" office:value-type="float" office:value="-0.831469612302545">
            <text:p>-0.8314696123</text:p>
          </table:table-cell>
          <table:table-cell table:formula="of:=SIN(RADIANS([.C$1]*[.$A682]*360/256))" office:value-type="float" office:value="0.923879532511287">
            <text:p>0.9238795325</text:p>
          </table:table-cell>
          <table:table-cell table:formula="of:=SIN(RADIANS([.D$1]*[.$A682]*360/256))" office:value-type="float" office:value="-0.195090322016128">
            <text:p>-0.195090322</text:p>
          </table:table-cell>
          <table:table-cell table:formula="of:=SIN(RADIANS([.E$1]*[.$A682]*360/256))" office:value-type="float" office:value="-0.707106781186548">
            <text:p>-0.7071067812</text:p>
          </table:table-cell>
          <table:table-cell table:formula="of:=SIN(RADIANS([.F$1]*[.$A682]*360/256))" office:value-type="float" office:value="0.98078528040323">
            <text:p>0.9807852804</text:p>
          </table:table-cell>
          <table:table-cell table:formula="of:=SIN(RADIANS([.G$1]*[.$A682]*360/256))" office:value-type="float" office:value="-0.382683432365089">
            <text:p>-0.3826834324</text:p>
          </table:table-cell>
          <table:table-cell table:formula="of:=SIN(RADIANS([.H$1]*[.$A682]*360/256))" office:value-type="float" office:value="-0.555570233019603">
            <text:p>-0.555570233</text:p>
          </table:table-cell>
          <table:table-cell table:formula="of:=SIN(RADIANS([.I$1]*[.$A682]*360/256))" office:value-type="float" office:value="1">
            <text:p>1</text:p>
          </table:table-cell>
          <table:table-cell table:formula="of:=SIN(RADIANS([.J$1]*[.$A682]*360/256))" office:value-type="float" office:value="-0.555570233019602">
            <text:p>-0.555570233</text:p>
          </table:table-cell>
          <table:table-cell table:formula="of:=SIN(RADIANS([.K$1]*[.$A682]*360/256))" office:value-type="float" office:value="-0.38268343236509">
            <text:p>-0.3826834324</text:p>
          </table:table-cell>
          <table:table-cell table:formula="of:=SIN(RADIANS([.L$1]*[.$A682]*360/256))" office:value-type="float" office:value="0.98078528040323">
            <text:p>0.9807852804</text:p>
          </table:table-cell>
          <table:table-cell table:formula="of:=SIN(RADIANS([.M$1]*[.$A682]*360/256))" office:value-type="float" office:value="-0.707106781186547">
            <text:p>-0.7071067812</text:p>
          </table:table-cell>
          <table:table-cell table:formula="of:=SIN(RADIANS([.N$1]*[.$A682]*360/256))" office:value-type="float" office:value="-0.195090322016129">
            <text:p>-0.195090322</text:p>
          </table:table-cell>
          <table:table-cell table:formula="of:=SIN(RADIANS([.O$1]*[.$A682]*360/256))" office:value-type="float" office:value="0.923879532511287">
            <text:p>0.9238795325</text:p>
          </table:table-cell>
          <table:table-cell table:formula="of:=SIN(RADIANS([.P$1]*[.$A682]*360/256))" office:value-type="float" office:value="-0.831469612302545">
            <text:p>-0.8314696123</text:p>
          </table:table-cell>
          <table:table-cell table:formula="of:=SIN(RADIANS([.Q$1]*[.$A682]*360/256))" office:value-type="float" office:value="-9.80955400591059E-016">
            <text:p>-9.80955400591059E-016</text:p>
          </table:table-cell>
          <table:table-cell table:formula="of:= [.B682]/1+ [.C682]/2+ [.D682]/3+ [.E682]/4+ [.F682]/5+ [.G682]/6+ [.H682]/7+ [.I682]/8+ [.J682]/9+ [.K682]/10+ [.L682]/11+ [.M682]/12+ [.N682]/13+ [.O682]/14+ [.P682]/15+ [.Q682]/16" office:value-type="float" office:value="-0.50753583697094">
            <text:p>-0.507535837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formula="of:=SIN(RADIANS([.$A683]*360/256))" office:value-type="float" office:value="-0.844853565249707">
            <text:p>-0.8448535652</text:p>
          </table:table-cell>
          <table:table-cell table:formula="of:=SIN(RADIANS([.C$1]*[.$A683]*360/256))" office:value-type="float" office:value="0.903989293123443">
            <text:p>0.9039892931</text:p>
          </table:table-cell>
          <table:table-cell table:formula="of:=SIN(RADIANS([.D$1]*[.$A683]*360/256))" office:value-type="float" office:value="-0.122410675199217">
            <text:p>-0.1224106752</text:p>
          </table:table-cell>
          <table:table-cell table:formula="of:=SIN(RADIANS([.E$1]*[.$A683]*360/256))" office:value-type="float" office:value="-0.773010453362737">
            <text:p>-0.7730104534</text:p>
          </table:table-cell>
          <table:table-cell table:formula="of:=SIN(RADIANS([.F$1]*[.$A683]*360/256))" office:value-type="float" office:value="0.949528180593037">
            <text:p>0.9495281806</text:p>
          </table:table-cell>
          <table:table-cell table:formula="of:=SIN(RADIANS([.G$1]*[.$A683]*360/256))" office:value-type="float" office:value="-0.242980179903266">
            <text:p>-0.2429801799</text:p>
          </table:table-cell>
          <table:table-cell table:formula="of:=SIN(RADIANS([.H$1]*[.$A683]*360/256))" office:value-type="float" office:value="-0.689540544737068">
            <text:p>-0.6895405447</text:p>
          </table:table-cell>
          <table:table-cell table:formula="of:=SIN(RADIANS([.I$1]*[.$A683]*360/256))" office:value-type="float" office:value="0.98078528040323">
            <text:p>0.9807852804</text:p>
          </table:table-cell>
          <table:table-cell table:formula="of:=SIN(RADIANS([.J$1]*[.$A683]*360/256))" office:value-type="float" office:value="-0.359895036534986">
            <text:p>-0.3598950365</text:p>
          </table:table-cell>
          <table:table-cell table:formula="of:=SIN(RADIANS([.K$1]*[.$A683]*360/256))" office:value-type="float" office:value="-0.595699304492432">
            <text:p>-0.5956993045</text:p>
          </table:table-cell>
          <table:table-cell table:formula="of:=SIN(RADIANS([.L$1]*[.$A683]*360/256))" office:value-type="float" office:value="0.99729045667869">
            <text:p>0.9972904567</text:p>
          </table:table-cell>
          <table:table-cell table:formula="of:=SIN(RADIANS([.M$1]*[.$A683]*360/256))" office:value-type="float" office:value="-0.471396736826001">
            <text:p>-0.4713967368</text:p>
          </table:table-cell>
          <table:table-cell table:formula="of:=SIN(RADIANS([.N$1]*[.$A683]*360/256))" office:value-type="float" office:value="-0.492898192229783">
            <text:p>-0.4928981922</text:p>
          </table:table-cell>
          <table:table-cell table:formula="of:=SIN(RADIANS([.O$1]*[.$A683]*360/256))" office:value-type="float" office:value="0.998795456205172">
            <text:p>0.9987954562</text:p>
          </table:table-cell>
          <table:table-cell table:formula="of:=SIN(RADIANS([.P$1]*[.$A683]*360/256))" office:value-type="float" office:value="-0.575808191417848">
            <text:p>-0.5758081914</text:p>
          </table:table-cell>
          <table:table-cell table:formula="of:=SIN(RADIANS([.Q$1]*[.$A683]*360/256))" office:value-type="float" office:value="-0.382683432365089">
            <text:p>-0.3826834324</text:p>
          </table:table-cell>
          <table:table-cell table:formula="of:= [.B683]/1+ [.C683]/2+ [.D683]/3+ [.E683]/4+ [.F683]/5+ [.G683]/6+ [.H683]/7+ [.I683]/8+ [.J683]/9+ [.K683]/10+ [.L683]/11+ [.M683]/12+ [.N683]/13+ [.O683]/14+ [.P683]/15+ [.Q683]/16" office:value-type="float" office:value="-0.530469983724513">
            <text:p>-0.5304699837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SIN(RADIANS([.$A684]*360/256))" office:value-type="float" office:value="-0.857728610000272">
            <text:p>-0.85772861</text:p>
          </table:table-cell>
          <table:table-cell table:formula="of:=SIN(RADIANS([.C$1]*[.$A684]*360/256))" office:value-type="float" office:value="0.881921264348355">
            <text:p>0.8819212643</text:p>
          </table:table-cell>
          <table:table-cell table:formula="of:=SIN(RADIANS([.D$1]*[.$A684]*360/256))" office:value-type="float" office:value="-0.0490676743274183">
            <text:p>-0.0490676743</text:p>
          </table:table-cell>
          <table:table-cell table:formula="of:=SIN(RADIANS([.E$1]*[.$A684]*360/256))" office:value-type="float" office:value="-0.831469612302545">
            <text:p>-0.8314696123</text:p>
          </table:table-cell>
          <table:table-cell table:formula="of:=SIN(RADIANS([.F$1]*[.$A684]*360/256))" office:value-type="float" office:value="0.903989293123443">
            <text:p>0.9039892931</text:p>
          </table:table-cell>
          <table:table-cell table:formula="of:=SIN(RADIANS([.G$1]*[.$A684]*360/256))" office:value-type="float" office:value="-0.0980171403295612">
            <text:p>-0.0980171403</text:p>
          </table:table-cell>
          <table:table-cell table:formula="of:=SIN(RADIANS([.H$1]*[.$A684]*360/256))" office:value-type="float" office:value="-0.803207531480645">
            <text:p>-0.8032075315</text:p>
          </table:table-cell>
          <table:table-cell table:formula="of:=SIN(RADIANS([.I$1]*[.$A684]*360/256))" office:value-type="float" office:value="0.923879532511287">
            <text:p>0.9238795325</text:p>
          </table:table-cell>
          <table:table-cell table:formula="of:=SIN(RADIANS([.J$1]*[.$A684]*360/256))" office:value-type="float" office:value="-0.146730474455364">
            <text:p>-0.1467304745</text:p>
          </table:table-cell>
          <table:table-cell table:formula="of:=SIN(RADIANS([.K$1]*[.$A684]*360/256))" office:value-type="float" office:value="-0.773010453362739">
            <text:p>-0.7730104534</text:p>
          </table:table-cell>
          <table:table-cell table:formula="of:=SIN(RADIANS([.L$1]*[.$A684]*360/256))" office:value-type="float" office:value="0.941544065183021">
            <text:p>0.9415440652</text:p>
          </table:table-cell>
          <table:table-cell table:formula="of:=SIN(RADIANS([.M$1]*[.$A684]*360/256))" office:value-type="float" office:value="-0.19509032201613">
            <text:p>-0.195090322</text:p>
          </table:table-cell>
          <table:table-cell table:formula="of:=SIN(RADIANS([.N$1]*[.$A684]*360/256))" office:value-type="float" office:value="-0.740951125354957">
            <text:p>-0.7409511254</text:p>
          </table:table-cell>
          <table:table-cell table:formula="of:=SIN(RADIANS([.O$1]*[.$A684]*360/256))" office:value-type="float" office:value="0.956940335732208">
            <text:p>0.9569403357</text:p>
          </table:table-cell>
          <table:table-cell table:formula="of:=SIN(RADIANS([.P$1]*[.$A684]*360/256))" office:value-type="float" office:value="-0.242980179903264">
            <text:p>-0.2429801799</text:p>
          </table:table-cell>
          <table:table-cell table:formula="of:=SIN(RADIANS([.Q$1]*[.$A684]*360/256))" office:value-type="float" office:value="-0.707106781186546">
            <text:p>-0.7071067812</text:p>
          </table:table-cell>
          <table:table-cell table:formula="of:= [.B684]/1+ [.C684]/2+ [.D684]/3+ [.E684]/4+ [.F684]/5+ [.G684]/6+ [.H684]/7+ [.I684]/8+ [.J684]/9+ [.K684]/10+ [.L684]/11+ [.M684]/12+ [.N684]/13+ [.O684]/14+ [.P684]/15+ [.Q684]/16" office:value-type="float" office:value="-0.549091850256671">
            <text:p>-0.5490918503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formula="of:=SIN(RADIANS([.$A685]*360/256))" office:value-type="float" office:value="-0.870086991108711">
            <text:p>-0.8700869911</text:p>
          </table:table-cell>
          <table:table-cell table:formula="of:=SIN(RADIANS([.C$1]*[.$A685]*360/256))" office:value-type="float" office:value="0.857728610000272">
            <text:p>0.85772861</text:p>
          </table:table-cell>
          <table:table-cell table:formula="of:=SIN(RADIANS([.D$1]*[.$A685]*360/256))" office:value-type="float" office:value="0.0245412285229126">
            <text:p>0.0245412285</text:p>
          </table:table-cell>
          <table:table-cell table:formula="of:=SIN(RADIANS([.E$1]*[.$A685]*360/256))" office:value-type="float" office:value="-0.881921264348355">
            <text:p>-0.8819212643</text:p>
          </table:table-cell>
          <table:table-cell table:formula="of:=SIN(RADIANS([.F$1]*[.$A685]*360/256))" office:value-type="float" office:value="0.844853565249707">
            <text:p>0.8448535652</text:p>
          </table:table-cell>
          <table:table-cell table:formula="of:=SIN(RADIANS([.G$1]*[.$A685]*360/256))" office:value-type="float" office:value="0.0490676743274186">
            <text:p>0.0490676743</text:p>
          </table:table-cell>
          <table:table-cell table:formula="of:=SIN(RADIANS([.H$1]*[.$A685]*360/256))" office:value-type="float" office:value="-0.893224301195514">
            <text:p>-0.8932243012</text:p>
          </table:table-cell>
          <table:table-cell table:formula="of:=SIN(RADIANS([.I$1]*[.$A685]*360/256))" office:value-type="float" office:value="0.831469612302546">
            <text:p>0.8314696123</text:p>
          </table:table-cell>
          <table:table-cell table:formula="of:=SIN(RADIANS([.J$1]*[.$A685]*360/256))" office:value-type="float" office:value="0.0735645635996666">
            <text:p>0.0735645636</text:p>
          </table:table-cell>
          <table:table-cell table:formula="of:=SIN(RADIANS([.K$1]*[.$A685]*360/256))" office:value-type="float" office:value="-0.903989293123443">
            <text:p>-0.9039892931</text:p>
          </table:table-cell>
          <table:table-cell table:formula="of:=SIN(RADIANS([.L$1]*[.$A685]*360/256))" office:value-type="float" office:value="0.817584813151583">
            <text:p>0.8175848132</text:p>
          </table:table-cell>
          <table:table-cell table:formula="of:=SIN(RADIANS([.M$1]*[.$A685]*360/256))" office:value-type="float" office:value="0.0980171403295619">
            <text:p>0.0980171403</text:p>
          </table:table-cell>
          <table:table-cell table:formula="of:=SIN(RADIANS([.N$1]*[.$A685]*360/256))" office:value-type="float" office:value="-0.914209755703531">
            <text:p>-0.9142097557</text:p>
          </table:table-cell>
          <table:table-cell table:formula="of:=SIN(RADIANS([.O$1]*[.$A685]*360/256))" office:value-type="float" office:value="0.803207531480648">
            <text:p>0.8032075315</text:p>
          </table:table-cell>
          <table:table-cell table:formula="of:=SIN(RADIANS([.P$1]*[.$A685]*360/256))" office:value-type="float" office:value="0.122410675199212">
            <text:p>0.1224106752</text:p>
          </table:table-cell>
          <table:table-cell table:formula="of:=SIN(RADIANS([.Q$1]*[.$A685]*360/256))" office:value-type="float" office:value="-0.923879532511286">
            <text:p>-0.9238795325</text:p>
          </table:table-cell>
          <table:table-cell table:formula="of:= [.B685]/1+ [.C685]/2+ [.D685]/3+ [.E685]/4+ [.F685]/5+ [.G685]/6+ [.H685]/7+ [.I685]/8+ [.J685]/9+ [.K685]/10+ [.L685]/11+ [.M685]/12+ [.N685]/13+ [.O685]/14+ [.P685]/15+ [.Q685]/16" office:value-type="float" office:value="-0.562308425688104">
            <text:p>-0.5623084257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formula="of:=SIN(RADIANS([.$A686]*360/256))" office:value-type="float" office:value="-0.881921264348355">
            <text:p>-0.8819212643</text:p>
          </table:table-cell>
          <table:table-cell table:formula="of:=SIN(RADIANS([.C$1]*[.$A686]*360/256))" office:value-type="float" office:value="0.831469612302545">
            <text:p>0.8314696123</text:p>
          </table:table-cell>
          <table:table-cell table:formula="of:=SIN(RADIANS([.D$1]*[.$A686]*360/256))" office:value-type="float" office:value="0.0980171403295598">
            <text:p>0.0980171403</text:p>
          </table:table-cell>
          <table:table-cell table:formula="of:=SIN(RADIANS([.E$1]*[.$A686]*360/256))" office:value-type="float" office:value="-0.923879532511286">
            <text:p>-0.9238795325</text:p>
          </table:table-cell>
          <table:table-cell table:formula="of:=SIN(RADIANS([.F$1]*[.$A686]*360/256))" office:value-type="float" office:value="0.773010453362738">
            <text:p>0.7730104534</text:p>
          </table:table-cell>
          <table:table-cell table:formula="of:=SIN(RADIANS([.G$1]*[.$A686]*360/256))" office:value-type="float" office:value="0.195090322016127">
            <text:p>0.195090322</text:p>
          </table:table-cell>
          <table:table-cell table:formula="of:=SIN(RADIANS([.H$1]*[.$A686]*360/256))" office:value-type="float" office:value="-0.956940335732208">
            <text:p>-0.9569403357</text:p>
          </table:table-cell>
          <table:table-cell table:formula="of:=SIN(RADIANS([.I$1]*[.$A686]*360/256))" office:value-type="float" office:value="0.707106781186549">
            <text:p>0.7071067812</text:p>
          </table:table-cell>
          <table:table-cell table:formula="of:=SIN(RADIANS([.J$1]*[.$A686]*360/256))" office:value-type="float" office:value="0.290284677254463">
            <text:p>0.2902846773</text:p>
          </table:table-cell>
          <table:table-cell table:formula="of:=SIN(RADIANS([.K$1]*[.$A686]*360/256))" office:value-type="float" office:value="-0.98078528040323">
            <text:p>-0.9807852804</text:p>
          </table:table-cell>
          <table:table-cell table:formula="of:=SIN(RADIANS([.L$1]*[.$A686]*360/256))" office:value-type="float" office:value="0.634393284163645">
            <text:p>0.6343932842</text:p>
          </table:table-cell>
          <table:table-cell table:formula="of:=SIN(RADIANS([.M$1]*[.$A686]*360/256))" office:value-type="float" office:value="0.382683432365087">
            <text:p>0.3826834324</text:p>
          </table:table-cell>
          <table:table-cell table:formula="of:=SIN(RADIANS([.N$1]*[.$A686]*360/256))" office:value-type="float" office:value="-0.995184726672197">
            <text:p>-0.9951847267</text:p>
          </table:table-cell>
          <table:table-cell table:formula="of:=SIN(RADIANS([.O$1]*[.$A686]*360/256))" office:value-type="float" office:value="0.555570233019605">
            <text:p>0.555570233</text:p>
          </table:table-cell>
          <table:table-cell table:formula="of:=SIN(RADIANS([.P$1]*[.$A686]*360/256))" office:value-type="float" office:value="0.471396736825997">
            <text:p>0.4713967368</text:p>
          </table:table-cell>
          <table:table-cell table:formula="of:=SIN(RADIANS([.Q$1]*[.$A686]*360/256))" office:value-type="float" office:value="-1">
            <text:p>-1</text:p>
          </table:table-cell>
          <table:table-cell table:formula="of:= [.B686]/1+ [.C686]/2+ [.D686]/3+ [.E686]/4+ [.F686]/5+ [.G686]/6+ [.H686]/7+ [.I686]/8+ [.J686]/9+ [.K686]/10+ [.L686]/11+ [.M686]/12+ [.N686]/13+ [.O686]/14+ [.P686]/15+ [.Q686]/16" office:value-type="float" office:value="-0.569889137799679">
            <text:p>-0.5698891378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SIN(RADIANS([.$A687]*360/256))" office:value-type="float" office:value="-0.893224301195515">
            <text:p>-0.8932243012</text:p>
          </table:table-cell>
          <table:table-cell table:formula="of:=SIN(RADIANS([.C$1]*[.$A687]*360/256))" office:value-type="float" office:value="0.803207531480645">
            <text:p>0.8032075315</text:p>
          </table:table-cell>
          <table:table-cell table:formula="of:=SIN(RADIANS([.D$1]*[.$A687]*360/256))" office:value-type="float" office:value="0.170961888760301">
            <text:p>0.1709618888</text:p>
          </table:table-cell>
          <table:table-cell table:formula="of:=SIN(RADIANS([.E$1]*[.$A687]*360/256))" office:value-type="float" office:value="-0.956940335732208">
            <text:p>-0.9569403357</text:p>
          </table:table-cell>
          <table:table-cell table:formula="of:=SIN(RADIANS([.F$1]*[.$A687]*360/256))" office:value-type="float" office:value="0.689540544737066">
            <text:p>0.6895405447</text:p>
          </table:table-cell>
          <table:table-cell table:formula="of:=SIN(RADIANS([.G$1]*[.$A687]*360/256))" office:value-type="float" office:value="0.33688985339222">
            <text:p>0.3368898534</text:p>
          </table:table-cell>
          <table:table-cell table:formula="of:=SIN(RADIANS([.H$1]*[.$A687]*360/256))" office:value-type="float" office:value="-0.99247953459871">
            <text:p>-0.9924795346</text:p>
          </table:table-cell>
          <table:table-cell table:formula="of:=SIN(RADIANS([.I$1]*[.$A687]*360/256))" office:value-type="float" office:value="0.555570233019605">
            <text:p>0.555570233</text:p>
          </table:table-cell>
          <table:table-cell table:formula="of:=SIN(RADIANS([.J$1]*[.$A687]*360/256))" office:value-type="float" office:value="0.49289819222978">
            <text:p>0.4928981922</text:p>
          </table:table-cell>
          <table:table-cell table:formula="of:=SIN(RADIANS([.K$1]*[.$A687]*360/256))" office:value-type="float" office:value="-0.998795456205172">
            <text:p>-0.9987954562</text:p>
          </table:table-cell>
          <table:table-cell table:formula="of:=SIN(RADIANS([.L$1]*[.$A687]*360/256))" office:value-type="float" office:value="0.405241314004989">
            <text:p>0.405241314</text:p>
          </table:table-cell>
          <table:table-cell table:formula="of:=SIN(RADIANS([.M$1]*[.$A687]*360/256))" office:value-type="float" office:value="0.634393284163645">
            <text:p>0.6343932842</text:p>
          </table:table-cell>
          <table:table-cell table:formula="of:=SIN(RADIANS([.N$1]*[.$A687]*360/256))" office:value-type="float" office:value="-0.975702130038529">
            <text:p>-0.97570213</text:p>
          </table:table-cell>
          <table:table-cell table:formula="of:=SIN(RADIANS([.O$1]*[.$A687]*360/256))" office:value-type="float" office:value="0.242980179903267">
            <text:p>0.2429801799</text:p>
          </table:table-cell>
          <table:table-cell table:formula="of:=SIN(RADIANS([.P$1]*[.$A687]*360/256))" office:value-type="float" office:value="0.757208846506482">
            <text:p>0.7572088465</text:p>
          </table:table-cell>
          <table:table-cell table:formula="of:=SIN(RADIANS([.Q$1]*[.$A687]*360/256))" office:value-type="float" office:value="-0.923879532511289">
            <text:p>-0.9238795325</text:p>
          </table:table-cell>
          <table:table-cell table:formula="of:= [.B687]/1+ [.C687]/2+ [.D687]/3+ [.E687]/4+ [.F687]/5+ [.G687]/6+ [.H687]/7+ [.I687]/8+ [.J687]/9+ [.K687]/10+ [.L687]/11+ [.M687]/12+ [.N687]/13+ [.O687]/14+ [.P687]/15+ [.Q687]/16" office:value-type="float" office:value="-0.572515434048648">
            <text:p>-0.572515434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formula="of:=SIN(RADIANS([.$A688]*360/256))" office:value-type="float" office:value="-0.903989293123443">
            <text:p>-0.9039892931</text:p>
          </table:table-cell>
          <table:table-cell table:formula="of:=SIN(RADIANS([.C$1]*[.$A688]*360/256))" office:value-type="float" office:value="0.773010453362738">
            <text:p>0.7730104534</text:p>
          </table:table-cell>
          <table:table-cell table:formula="of:=SIN(RADIANS([.D$1]*[.$A688]*360/256))" office:value-type="float" office:value="0.242980179903264">
            <text:p>0.2429801799</text:p>
          </table:table-cell>
          <table:table-cell table:formula="of:=SIN(RADIANS([.E$1]*[.$A688]*360/256))" office:value-type="float" office:value="-0.98078528040323">
            <text:p>-0.9807852804</text:p>
          </table:table-cell>
          <table:table-cell table:formula="of:=SIN(RADIANS([.F$1]*[.$A688]*360/256))" office:value-type="float" office:value="0.595699304492434">
            <text:p>0.5956993045</text:p>
          </table:table-cell>
          <table:table-cell table:formula="of:=SIN(RADIANS([.G$1]*[.$A688]*360/256))" office:value-type="float" office:value="0.471396736825998">
            <text:p>0.4713967368</text:p>
          </table:table-cell>
          <table:table-cell table:formula="of:=SIN(RADIANS([.H$1]*[.$A688]*360/256))" office:value-type="float" office:value="-0.998795456205172">
            <text:p>-0.9987954562</text:p>
          </table:table-cell>
          <table:table-cell table:formula="of:=SIN(RADIANS([.I$1]*[.$A688]*360/256))" office:value-type="float" office:value="0.382683432365093">
            <text:p>0.3826834324</text:p>
          </table:table-cell>
          <table:table-cell table:formula="of:=SIN(RADIANS([.J$1]*[.$A688]*360/256))" office:value-type="float" office:value="0.671558954847017">
            <text:p>0.6715589548</text:p>
          </table:table-cell>
          <table:table-cell table:formula="of:=SIN(RADIANS([.K$1]*[.$A688]*360/256))" office:value-type="float" office:value="-0.956940335732209">
            <text:p>-0.9569403357</text:p>
          </table:table-cell>
          <table:table-cell table:formula="of:=SIN(RADIANS([.L$1]*[.$A688]*360/256))" office:value-type="float" office:value="0.146730474455361">
            <text:p>0.1467304745</text:p>
          </table:table-cell>
          <table:table-cell table:formula="of:=SIN(RADIANS([.M$1]*[.$A688]*360/256))" office:value-type="float" office:value="0.831469612302546">
            <text:p>0.8314696123</text:p>
          </table:table-cell>
          <table:table-cell table:formula="of:=SIN(RADIANS([.N$1]*[.$A688]*360/256))" office:value-type="float" office:value="-0.857728610000274">
            <text:p>-0.85772861</text:p>
          </table:table-cell>
          <table:table-cell table:formula="of:=SIN(RADIANS([.O$1]*[.$A688]*360/256))" office:value-type="float" office:value="-0.098017140329558">
            <text:p>-0.0980171403</text:p>
          </table:table-cell>
          <table:table-cell table:formula="of:=SIN(RADIANS([.P$1]*[.$A688]*360/256))" office:value-type="float" office:value="0.94154406518302">
            <text:p>0.9415440652</text:p>
          </table:table-cell>
          <table:table-cell table:formula="of:=SIN(RADIANS([.Q$1]*[.$A688]*360/256))" office:value-type="float" office:value="-0.707106781186553">
            <text:p>-0.7071067812</text:p>
          </table:table-cell>
          <table:table-cell table:formula="of:= [.B688]/1+ [.C688]/2+ [.D688]/3+ [.E688]/4+ [.F688]/5+ [.G688]/6+ [.H688]/7+ [.I688]/8+ [.J688]/9+ [.K688]/10+ [.L688]/11+ [.M688]/12+ [.N688]/13+ [.O688]/14+ [.P688]/15+ [.Q688]/16" office:value-type="float" office:value="-0.571683666823169">
            <text:p>-0.5716836668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SIN(RADIANS([.$A689]*360/256))" office:value-type="float" office:value="-0.914209755703531">
            <text:p>-0.9142097557</text:p>
          </table:table-cell>
          <table:table-cell table:formula="of:=SIN(RADIANS([.C$1]*[.$A689]*360/256))" office:value-type="float" office:value="0.740951125354959">
            <text:p>0.7409511254</text:p>
          </table:table-cell>
          <table:table-cell table:formula="of:=SIN(RADIANS([.D$1]*[.$A689]*360/256))" office:value-type="float" office:value="0.313681740398891">
            <text:p>0.3136817404</text:p>
          </table:table-cell>
          <table:table-cell table:formula="of:=SIN(RADIANS([.E$1]*[.$A689]*360/256))" office:value-type="float" office:value="-0.995184726672197">
            <text:p>-0.9951847267</text:p>
          </table:table-cell>
          <table:table-cell table:formula="of:=SIN(RADIANS([.F$1]*[.$A689]*360/256))" office:value-type="float" office:value="0.492898192229786">
            <text:p>0.4928981922</text:p>
          </table:table-cell>
          <table:table-cell table:formula="of:=SIN(RADIANS([.G$1]*[.$A689]*360/256))" office:value-type="float" office:value="0.595699304492432">
            <text:p>0.5956993045</text:p>
          </table:table-cell>
          <table:table-cell table:formula="of:=SIN(RADIANS([.H$1]*[.$A689]*360/256))" office:value-type="float" office:value="-0.975702130038529">
            <text:p>-0.97570213</text:p>
          </table:table-cell>
          <table:table-cell table:formula="of:=SIN(RADIANS([.I$1]*[.$A689]*360/256))" office:value-type="float" office:value="0.195090322016125">
            <text:p>0.195090322</text:p>
          </table:table-cell>
          <table:table-cell table:formula="of:=SIN(RADIANS([.J$1]*[.$A689]*360/256))" office:value-type="float" office:value="0.817584813151584">
            <text:p>0.8175848132</text:p>
          </table:table-cell>
          <table:table-cell table:formula="of:=SIN(RADIANS([.K$1]*[.$A689]*360/256))" office:value-type="float" office:value="-0.857728610000274">
            <text:p>-0.85772861</text:p>
          </table:table-cell>
          <table:table-cell table:formula="of:=SIN(RADIANS([.L$1]*[.$A689]*360/256))" office:value-type="float" office:value="-0.122410675199217">
            <text:p>-0.1224106752</text:p>
          </table:table-cell>
          <table:table-cell table:formula="of:=SIN(RADIANS([.M$1]*[.$A689]*360/256))" office:value-type="float" office:value="0.956940335732208">
            <text:p>0.9569403357</text:p>
          </table:table-cell>
          <table:table-cell table:formula="of:=SIN(RADIANS([.N$1]*[.$A689]*360/256))" office:value-type="float" office:value="-0.653172842953776">
            <text:p>-0.653172843</text:p>
          </table:table-cell>
          <table:table-cell table:formula="of:=SIN(RADIANS([.O$1]*[.$A689]*360/256))" office:value-type="float" office:value="-0.42755509343028">
            <text:p>-0.4275550934</text:p>
          </table:table-cell>
          <table:table-cell table:formula="of:=SIN(RADIANS([.P$1]*[.$A689]*360/256))" office:value-type="float" office:value="0.999698818696204">
            <text:p>0.9996988187</text:p>
          </table:table-cell>
          <table:table-cell table:formula="of:=SIN(RADIANS([.Q$1]*[.$A689]*360/256))" office:value-type="float" office:value="-0.382683432365084">
            <text:p>-0.3826834324</text:p>
          </table:table-cell>
          <table:table-cell table:formula="of:= [.B689]/1+ [.C689]/2+ [.D689]/3+ [.E689]/4+ [.F689]/5+ [.G689]/6+ [.H689]/7+ [.I689]/8+ [.J689]/9+ [.K689]/10+ [.L689]/11+ [.M689]/12+ [.N689]/13+ [.O689]/14+ [.P689]/15+ [.Q689]/16" office:value-type="float" office:value="-0.569474827213191">
            <text:p>-0.5694748272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formula="of:=SIN(RADIANS([.$A690]*360/256))" office:value-type="float" office:value="-0.923879532511287">
            <text:p>-0.9238795325</text:p>
          </table:table-cell>
          <table:table-cell table:formula="of:=SIN(RADIANS([.C$1]*[.$A690]*360/256))" office:value-type="float" office:value="0.707106781186547">
            <text:p>0.7071067812</text:p>
          </table:table-cell>
          <table:table-cell table:formula="of:=SIN(RADIANS([.D$1]*[.$A690]*360/256))" office:value-type="float" office:value="0.38268343236509">
            <text:p>0.3826834324</text:p>
          </table:table-cell>
          <table:table-cell table:formula="of:=SIN(RADIANS([.E$1]*[.$A690]*360/256))" office:value-type="float" office:value="-1">
            <text:p>-1</text:p>
          </table:table-cell>
          <table:table-cell table:formula="of:=SIN(RADIANS([.F$1]*[.$A690]*360/256))" office:value-type="float" office:value="0.382683432365089">
            <text:p>0.3826834324</text:p>
          </table:table-cell>
          <table:table-cell table:formula="of:=SIN(RADIANS([.G$1]*[.$A690]*360/256))" office:value-type="float" office:value="0.707106781186547">
            <text:p>0.7071067812</text:p>
          </table:table-cell>
          <table:table-cell table:formula="of:=SIN(RADIANS([.H$1]*[.$A690]*360/256))" office:value-type="float" office:value="-0.923879532511287">
            <text:p>-0.9238795325</text:p>
          </table:table-cell>
          <table:table-cell table:formula="of:=SIN(RADIANS([.I$1]*[.$A690]*360/256))" office:value-type="float" office:value="-2.20560219973841E-015">
            <text:p>-2.20560219973841E-015</text:p>
          </table:table-cell>
          <table:table-cell table:formula="of:=SIN(RADIANS([.J$1]*[.$A690]*360/256))" office:value-type="float" office:value="0.923879532511287">
            <text:p>0.9238795325</text:p>
          </table:table-cell>
          <table:table-cell table:formula="of:=SIN(RADIANS([.K$1]*[.$A690]*360/256))" office:value-type="float" office:value="-0.707106781186547">
            <text:p>-0.7071067812</text:p>
          </table:table-cell>
          <table:table-cell table:formula="of:=SIN(RADIANS([.L$1]*[.$A690]*360/256))" office:value-type="float" office:value="-0.38268343236509">
            <text:p>-0.3826834324</text:p>
          </table:table-cell>
          <table:table-cell table:formula="of:=SIN(RADIANS([.M$1]*[.$A690]*360/256))" office:value-type="float" office:value="1">
            <text:p>1</text:p>
          </table:table-cell>
          <table:table-cell table:formula="of:=SIN(RADIANS([.N$1]*[.$A690]*360/256))" office:value-type="float" office:value="-0.382683432365091">
            <text:p>-0.3826834324</text:p>
          </table:table-cell>
          <table:table-cell table:formula="of:=SIN(RADIANS([.O$1]*[.$A690]*360/256))" office:value-type="float" office:value="-0.707106781186546">
            <text:p>-0.7071067812</text:p>
          </table:table-cell>
          <table:table-cell table:formula="of:=SIN(RADIANS([.P$1]*[.$A690]*360/256))" office:value-type="float" office:value="0.923879532511285">
            <text:p>0.9238795325</text:p>
          </table:table-cell>
          <table:table-cell table:formula="of:=SIN(RADIANS([.Q$1]*[.$A690]*360/256))" office:value-type="float" office:value="4.41120439947682E-015">
            <text:p>4.41120439947682E-015</text:p>
          </table:table-cell>
          <table:table-cell table:formula="of:= [.B690]/1+ [.C690]/2+ [.D690]/3+ [.E690]/4+ [.F690]/5+ [.G690]/6+ [.H690]/7+ [.I690]/8+ [.J690]/9+ [.K690]/10+ [.L690]/11+ [.M690]/12+ [.N690]/13+ [.O690]/14+ [.P690]/15+ [.Q690]/16" office:value-type="float" office:value="-0.568226283320287">
            <text:p>-0.5682262833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formula="of:=SIN(RADIANS([.$A691]*360/256))" office:value-type="float" office:value="-0.932992798834739">
            <text:p>-0.9329927988</text:p>
          </table:table-cell>
          <table:table-cell table:formula="of:=SIN(RADIANS([.C$1]*[.$A691]*360/256))" office:value-type="float" office:value="0.671558954847018">
            <text:p>0.6715589548</text:p>
          </table:table-cell>
          <table:table-cell table:formula="of:=SIN(RADIANS([.D$1]*[.$A691]*360/256))" office:value-type="float" office:value="0.449611329654607">
            <text:p>0.4496113297</text:p>
          </table:table-cell>
          <table:table-cell table:formula="of:=SIN(RADIANS([.E$1]*[.$A691]*360/256))" office:value-type="float" office:value="-0.995184726672197">
            <text:p>-0.9951847267</text:p>
          </table:table-cell>
          <table:table-cell table:formula="of:=SIN(RADIANS([.F$1]*[.$A691]*360/256))" office:value-type="float" office:value="0.266712757474899">
            <text:p>0.2667127575</text:p>
          </table:table-cell>
          <table:table-cell table:formula="of:=SIN(RADIANS([.G$1]*[.$A691]*360/256))" office:value-type="float" office:value="0.803207531480646">
            <text:p>0.8032075315</text:p>
          </table:table-cell>
          <table:table-cell table:formula="of:=SIN(RADIANS([.H$1]*[.$A691]*360/256))" office:value-type="float" office:value="-0.844853565249707">
            <text:p>-0.8448535652</text:p>
          </table:table-cell>
          <table:table-cell table:formula="of:=SIN(RADIANS([.I$1]*[.$A691]*360/256))" office:value-type="float" office:value="-0.19509032201613">
            <text:p>-0.195090322</text:p>
          </table:table-cell>
          <table:table-cell table:formula="of:=SIN(RADIANS([.J$1]*[.$A691]*360/256))" office:value-type="float" office:value="0.985277642388941">
            <text:p>0.9852776424</text:p>
          </table:table-cell>
          <table:table-cell table:formula="of:=SIN(RADIANS([.K$1]*[.$A691]*360/256))" office:value-type="float" office:value="-0.514102744193223">
            <text:p>-0.5141027442</text:p>
          </table:table-cell>
          <table:table-cell table:formula="of:=SIN(RADIANS([.L$1]*[.$A691]*360/256))" office:value-type="float" office:value="-0.615231590580627">
            <text:p>-0.6152315906</text:p>
          </table:table-cell>
          <table:table-cell table:formula="of:=SIN(RADIANS([.M$1]*[.$A691]*360/256))" office:value-type="float" office:value="0.956940335732208">
            <text:p>0.9569403357</text:p>
          </table:table-cell>
          <table:table-cell table:formula="of:=SIN(RADIANS([.N$1]*[.$A691]*360/256))" office:value-type="float" office:value="-0.0735645635996703">
            <text:p>-0.0735645636</text:p>
          </table:table-cell>
          <table:table-cell table:formula="of:=SIN(RADIANS([.O$1]*[.$A691]*360/256))" office:value-type="float" office:value="-0.903989293123443">
            <text:p>-0.9039892931</text:p>
          </table:table-cell>
          <table:table-cell table:formula="of:=SIN(RADIANS([.P$1]*[.$A691]*360/256))" office:value-type="float" office:value="0.724247082951466">
            <text:p>0.724247083</text:p>
          </table:table-cell>
          <table:table-cell table:formula="of:=SIN(RADIANS([.Q$1]*[.$A691]*360/256))" office:value-type="float" office:value="0.382683432365093">
            <text:p>0.3826834324</text:p>
          </table:table-cell>
          <table:table-cell table:formula="of:= [.B691]/1+ [.C691]/2+ [.D691]/3+ [.E691]/4+ [.F691]/5+ [.G691]/6+ [.H691]/7+ [.I691]/8+ [.J691]/9+ [.K691]/10+ [.L691]/11+ [.M691]/12+ [.N691]/13+ [.O691]/14+ [.P691]/15+ [.Q691]/16" office:value-type="float" office:value="-0.570156963602894">
            <text:p>-0.5701569636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formula="of:=SIN(RADIANS([.$A692]*360/256))" office:value-type="float" office:value="-0.941544065183021">
            <text:p>-0.9415440652</text:p>
          </table:table-cell>
          <table:table-cell table:formula="of:=SIN(RADIANS([.C$1]*[.$A692]*360/256))" office:value-type="float" office:value="0.634393284163645">
            <text:p>0.6343932842</text:p>
          </table:table-cell>
          <table:table-cell table:formula="of:=SIN(RADIANS([.D$1]*[.$A692]*360/256))" office:value-type="float" office:value="0.514102744193221">
            <text:p>0.5141027442</text:p>
          </table:table-cell>
          <table:table-cell table:formula="of:=SIN(RADIANS([.E$1]*[.$A692]*360/256))" office:value-type="float" office:value="-0.98078528040323">
            <text:p>-0.9807852804</text:p>
          </table:table-cell>
          <table:table-cell table:formula="of:=SIN(RADIANS([.F$1]*[.$A692]*360/256))" office:value-type="float" office:value="0.146730474455364">
            <text:p>0.1467304745</text:p>
          </table:table-cell>
          <table:table-cell table:formula="of:=SIN(RADIANS([.G$1]*[.$A692]*360/256))" office:value-type="float" office:value="0.881921264348354">
            <text:p>0.8819212643</text:p>
          </table:table-cell>
          <table:table-cell table:formula="of:=SIN(RADIANS([.H$1]*[.$A692]*360/256))" office:value-type="float" office:value="-0.740951125354959">
            <text:p>-0.7409511254</text:p>
          </table:table-cell>
          <table:table-cell table:formula="of:=SIN(RADIANS([.I$1]*[.$A692]*360/256))" office:value-type="float" office:value="-0.382683432365091">
            <text:p>-0.3826834324</text:p>
          </table:table-cell>
          <table:table-cell table:formula="of:=SIN(RADIANS([.J$1]*[.$A692]*360/256))" office:value-type="float" office:value="0.998795456205172">
            <text:p>0.9987954562</text:p>
          </table:table-cell>
          <table:table-cell table:formula="of:=SIN(RADIANS([.K$1]*[.$A692]*360/256))" office:value-type="float" office:value="-0.290284677254466">
            <text:p>-0.2902846773</text:p>
          </table:table-cell>
          <table:table-cell table:formula="of:=SIN(RADIANS([.L$1]*[.$A692]*360/256))" office:value-type="float" office:value="-0.803207531480645">
            <text:p>-0.8032075315</text:p>
          </table:table-cell>
          <table:table-cell table:formula="of:=SIN(RADIANS([.M$1]*[.$A692]*360/256))" office:value-type="float" office:value="0.831469612302546">
            <text:p>0.8314696123</text:p>
          </table:table-cell>
          <table:table-cell table:formula="of:=SIN(RADIANS([.N$1]*[.$A692]*360/256))" office:value-type="float" office:value="0.242980179903266">
            <text:p>0.2429801799</text:p>
          </table:table-cell>
          <table:table-cell table:formula="of:=SIN(RADIANS([.O$1]*[.$A692]*360/256))" office:value-type="float" office:value="-0.995184726672197">
            <text:p>-0.9951847267</text:p>
          </table:table-cell>
          <table:table-cell table:formula="of:=SIN(RADIANS([.P$1]*[.$A692]*360/256))" office:value-type="float" office:value="0.427555093430285">
            <text:p>0.4275550934</text:p>
          </table:table-cell>
          <table:table-cell table:formula="of:=SIN(RADIANS([.Q$1]*[.$A692]*360/256))" office:value-type="float" office:value="0.707106781186549">
            <text:p>0.7071067812</text:p>
          </table:table-cell>
          <table:table-cell table:formula="of:= [.B692]/1+ [.C692]/2+ [.D692]/3+ [.E692]/4+ [.F692]/5+ [.G692]/6+ [.H692]/7+ [.I692]/8+ [.J692]/9+ [.K692]/10+ [.L692]/11+ [.M692]/12+ [.N692]/13+ [.O692]/14+ [.P692]/15+ [.Q692]/16" office:value-type="float" office:value="-0.577005699830621">
            <text:p>-0.5770056998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formula="of:=SIN(RADIANS([.$A693]*360/256))" office:value-type="float" office:value="-0.949528180593037">
            <text:p>-0.9495281806</text:p>
          </table:table-cell>
          <table:table-cell table:formula="of:=SIN(RADIANS([.C$1]*[.$A693]*360/256))" office:value-type="float" office:value="0.595699304492433">
            <text:p>0.5956993045</text:p>
          </table:table-cell>
          <table:table-cell table:formula="of:=SIN(RADIANS([.D$1]*[.$A693]*360/256))" office:value-type="float" office:value="0.575808191417845">
            <text:p>0.5758081914</text:p>
          </table:table-cell>
          <table:table-cell table:formula="of:=SIN(RADIANS([.E$1]*[.$A693]*360/256))" office:value-type="float" office:value="-0.956940335732209">
            <text:p>-0.9569403357</text:p>
          </table:table-cell>
          <table:table-cell table:formula="of:=SIN(RADIANS([.F$1]*[.$A693]*360/256))" office:value-type="float" office:value="0.0245412285229122">
            <text:p>0.0245412285</text:p>
          </table:table-cell>
          <table:table-cell table:formula="of:=SIN(RADIANS([.G$1]*[.$A693]*360/256))" office:value-type="float" office:value="0.941544065183021">
            <text:p>0.9415440652</text:p>
          </table:table-cell>
          <table:table-cell table:formula="of:=SIN(RADIANS([.H$1]*[.$A693]*360/256))" office:value-type="float" office:value="-0.615231590580627">
            <text:p>-0.6152315906</text:p>
          </table:table-cell>
          <table:table-cell table:formula="of:=SIN(RADIANS([.I$1]*[.$A693]*360/256))" office:value-type="float" office:value="-0.555570233019602">
            <text:p>-0.555570233</text:p>
          </table:table-cell>
          <table:table-cell table:formula="of:=SIN(RADIANS([.J$1]*[.$A693]*360/256))" office:value-type="float" office:value="0.96377606579544">
            <text:p>0.9637760658</text:p>
          </table:table-cell>
          <table:table-cell table:formula="of:=SIN(RADIANS([.K$1]*[.$A693]*360/256))" office:value-type="float" office:value="-0.0490676743274178">
            <text:p>-0.0490676743</text:p>
          </table:table-cell>
          <table:table-cell table:formula="of:=SIN(RADIANS([.L$1]*[.$A693]*360/256))" office:value-type="float" office:value="-0.932992798834739">
            <text:p>-0.9329927988</text:p>
          </table:table-cell>
          <table:table-cell table:formula="of:=SIN(RADIANS([.M$1]*[.$A693]*360/256))" office:value-type="float" office:value="0.634393284163645">
            <text:p>0.6343932842</text:p>
          </table:table-cell>
          <table:table-cell table:formula="of:=SIN(RADIANS([.N$1]*[.$A693]*360/256))" office:value-type="float" office:value="0.534997619887097">
            <text:p>0.5349976199</text:p>
          </table:table-cell>
          <table:table-cell table:formula="of:=SIN(RADIANS([.O$1]*[.$A693]*360/256))" office:value-type="float" office:value="-0.970031253194544">
            <text:p>-0.9700312532</text:p>
          </table:table-cell>
          <table:table-cell table:formula="of:=SIN(RADIANS([.P$1]*[.$A693]*360/256))" office:value-type="float" office:value="0.0735645635996742">
            <text:p>0.0735645636</text:p>
          </table:table-cell>
          <table:table-cell table:formula="of:=SIN(RADIANS([.Q$1]*[.$A693]*360/256))" office:value-type="float" office:value="0.923879532511287">
            <text:p>0.9238795325</text:p>
          </table:table-cell>
          <table:table-cell table:formula="of:= [.B693]/1+ [.C693]/2+ [.D693]/3+ [.E693]/4+ [.F693]/5+ [.G693]/6+ [.H693]/7+ [.I693]/8+ [.J693]/9+ [.K693]/10+ [.L693]/11+ [.M693]/12+ [.N693]/13+ [.O693]/14+ [.P693]/15+ [.Q693]/16" office:value-type="float" office:value="-0.589741264878412">
            <text:p>-0.5897412649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formula="of:=SIN(RADIANS([.$A694]*360/256))" office:value-type="float" office:value="-0.956940335732209">
            <text:p>-0.9569403357</text:p>
          </table:table-cell>
          <table:table-cell table:formula="of:=SIN(RADIANS([.C$1]*[.$A694]*360/256))" office:value-type="float" office:value="0.555570233019602">
            <text:p>0.555570233</text:p>
          </table:table-cell>
          <table:table-cell table:formula="of:=SIN(RADIANS([.D$1]*[.$A694]*360/256))" office:value-type="float" office:value="0.634393284163645">
            <text:p>0.6343932842</text:p>
          </table:table-cell>
          <table:table-cell table:formula="of:=SIN(RADIANS([.E$1]*[.$A694]*360/256))" office:value-type="float" office:value="-0.923879532511287">
            <text:p>-0.9238795325</text:p>
          </table:table-cell>
          <table:table-cell table:formula="of:=SIN(RADIANS([.F$1]*[.$A694]*360/256))" office:value-type="float" office:value="-0.0980171403295594">
            <text:p>-0.0980171403</text:p>
          </table:table-cell>
          <table:table-cell table:formula="of:=SIN(RADIANS([.G$1]*[.$A694]*360/256))" office:value-type="float" office:value="0.98078528040323">
            <text:p>0.9807852804</text:p>
          </table:table-cell>
          <table:table-cell table:formula="of:=SIN(RADIANS([.H$1]*[.$A694]*360/256))" office:value-type="float" office:value="-0.471396736825997">
            <text:p>-0.4713967368</text:p>
          </table:table-cell>
          <table:table-cell table:formula="of:=SIN(RADIANS([.I$1]*[.$A694]*360/256))" office:value-type="float" office:value="-0.707106781186547">
            <text:p>-0.7071067812</text:p>
          </table:table-cell>
          <table:table-cell table:formula="of:=SIN(RADIANS([.J$1]*[.$A694]*360/256))" office:value-type="float" office:value="0.881921264348354">
            <text:p>0.8819212643</text:p>
          </table:table-cell>
          <table:table-cell table:formula="of:=SIN(RADIANS([.K$1]*[.$A694]*360/256))" office:value-type="float" office:value="0.195090322016126">
            <text:p>0.195090322</text:p>
          </table:table-cell>
          <table:table-cell table:formula="of:=SIN(RADIANS([.L$1]*[.$A694]*360/256))" office:value-type="float" office:value="-0.995184726672197">
            <text:p>-0.9951847267</text:p>
          </table:table-cell>
          <table:table-cell table:formula="of:=SIN(RADIANS([.M$1]*[.$A694]*360/256))" office:value-type="float" office:value="0.382683432365094">
            <text:p>0.3826834324</text:p>
          </table:table-cell>
          <table:table-cell table:formula="of:=SIN(RADIANS([.N$1]*[.$A694]*360/256))" office:value-type="float" office:value="0.773010453362736">
            <text:p>0.7730104534</text:p>
          </table:table-cell>
          <table:table-cell table:formula="of:=SIN(RADIANS([.O$1]*[.$A694]*360/256))" office:value-type="float" office:value="-0.831469612302545">
            <text:p>-0.8314696123</text:p>
          </table:table-cell>
          <table:table-cell table:formula="of:=SIN(RADIANS([.P$1]*[.$A694]*360/256))" office:value-type="float" office:value="-0.290284677254466">
            <text:p>-0.2902846773</text:p>
          </table:table-cell>
          <table:table-cell table:formula="of:=SIN(RADIANS([.Q$1]*[.$A694]*360/256))" office:value-type="float" office:value="1">
            <text:p>1</text:p>
          </table:table-cell>
          <table:table-cell table:formula="of:= [.B694]/1+ [.C694]/2+ [.D694]/3+ [.E694]/4+ [.F694]/5+ [.G694]/6+ [.H694]/7+ [.I694]/8+ [.J694]/9+ [.K694]/10+ [.L694]/11+ [.M694]/12+ [.N694]/13+ [.O694]/14+ [.P694]/15+ [.Q694]/16" office:value-type="float" office:value="-0.608392052390238">
            <text:p>-0.6083920524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formula="of:=SIN(RADIANS([.$A695]*360/256))" office:value-type="float" office:value="-0.96377606579544">
            <text:p>-0.9637760658</text:p>
          </table:table-cell>
          <table:table-cell table:formula="of:=SIN(RADIANS([.C$1]*[.$A695]*360/256))" office:value-type="float" office:value="0.514102744193222">
            <text:p>0.5141027442</text:p>
          </table:table-cell>
          <table:table-cell table:formula="of:=SIN(RADIANS([.D$1]*[.$A695]*360/256))" office:value-type="float" office:value="0.689540544737067">
            <text:p>0.6895405447</text:p>
          </table:table-cell>
          <table:table-cell table:formula="of:=SIN(RADIANS([.E$1]*[.$A695]*360/256))" office:value-type="float" office:value="-0.881921264348355">
            <text:p>-0.8819212643</text:p>
          </table:table-cell>
          <table:table-cell table:formula="of:=SIN(RADIANS([.F$1]*[.$A695]*360/256))" office:value-type="float" office:value="-0.219101240156871">
            <text:p>-0.2191012402</text:p>
          </table:table-cell>
          <table:table-cell table:formula="of:=SIN(RADIANS([.G$1]*[.$A695]*360/256))" office:value-type="float" office:value="0.998795456205172">
            <text:p>0.9987954562</text:p>
          </table:table-cell>
          <table:table-cell table:formula="of:=SIN(RADIANS([.H$1]*[.$A695]*360/256))" office:value-type="float" office:value="-0.313681740398891">
            <text:p>-0.3136817404</text:p>
          </table:table-cell>
          <table:table-cell table:formula="of:=SIN(RADIANS([.I$1]*[.$A695]*360/256))" office:value-type="float" office:value="-0.831469612302545">
            <text:p>-0.8314696123</text:p>
          </table:table-cell>
          <table:table-cell table:formula="of:=SIN(RADIANS([.J$1]*[.$A695]*360/256))" office:value-type="float" office:value="0.757208846506487">
            <text:p>0.7572088465</text:p>
          </table:table-cell>
          <table:table-cell table:formula="of:=SIN(RADIANS([.K$1]*[.$A695]*360/256))" office:value-type="float" office:value="0.427555093430284">
            <text:p>0.4275550934</text:p>
          </table:table-cell>
          <table:table-cell table:formula="of:=SIN(RADIANS([.L$1]*[.$A695]*360/256))" office:value-type="float" office:value="-0.985277642388941">
            <text:p>-0.9852776424</text:p>
          </table:table-cell>
          <table:table-cell table:formula="of:=SIN(RADIANS([.M$1]*[.$A695]*360/256))" office:value-type="float" office:value="0.0980171403295623">
            <text:p>0.0980171403</text:p>
          </table:table-cell>
          <table:table-cell table:formula="of:=SIN(RADIANS([.N$1]*[.$A695]*360/256))" office:value-type="float" office:value="0.932992798834738">
            <text:p>0.9329927988</text:p>
          </table:table-cell>
          <table:table-cell table:formula="of:=SIN(RADIANS([.O$1]*[.$A695]*360/256))" office:value-type="float" office:value="-0.595699304492432">
            <text:p>-0.5956993045</text:p>
          </table:table-cell>
          <table:table-cell table:formula="of:=SIN(RADIANS([.P$1]*[.$A695]*360/256))" office:value-type="float" office:value="-0.615231590580626">
            <text:p>-0.6152315906</text:p>
          </table:table-cell>
          <table:table-cell table:formula="of:=SIN(RADIANS([.Q$1]*[.$A695]*360/256))" office:value-type="float" office:value="0.923879532511288">
            <text:p>0.9238795325</text:p>
          </table:table-cell>
          <table:table-cell table:formula="of:= [.B695]/1+ [.C695]/2+ [.D695]/3+ [.E695]/4+ [.F695]/5+ [.G695]/6+ [.H695]/7+ [.I695]/8+ [.J695]/9+ [.K695]/10+ [.L695]/11+ [.M695]/12+ [.N695]/13+ [.O695]/14+ [.P695]/15+ [.Q695]/16" office:value-type="float" office:value="-0.632024895132907">
            <text:p>-0.6320248951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formula="of:=SIN(RADIANS([.$A696]*360/256))" office:value-type="float" office:value="-0.970031253194544">
            <text:p>-0.9700312532</text:p>
          </table:table-cell>
          <table:table-cell table:formula="of:=SIN(RADIANS([.C$1]*[.$A696]*360/256))" office:value-type="float" office:value="0.471396736825998">
            <text:p>0.4713967368</text:p>
          </table:table-cell>
          <table:table-cell table:formula="of:=SIN(RADIANS([.D$1]*[.$A696]*360/256))" office:value-type="float" office:value="0.740951125354959">
            <text:p>0.7409511254</text:p>
          </table:table-cell>
          <table:table-cell table:formula="of:=SIN(RADIANS([.E$1]*[.$A696]*360/256))" office:value-type="float" office:value="-0.831469612302546">
            <text:p>-0.8314696123</text:p>
          </table:table-cell>
          <table:table-cell table:formula="of:=SIN(RADIANS([.F$1]*[.$A696]*360/256))" office:value-type="float" office:value="-0.33688985339222">
            <text:p>-0.3368898534</text:p>
          </table:table-cell>
          <table:table-cell table:formula="of:=SIN(RADIANS([.G$1]*[.$A696]*360/256))" office:value-type="float" office:value="0.995184726672197">
            <text:p>0.9951847267</text:p>
          </table:table-cell>
          <table:table-cell table:formula="of:=SIN(RADIANS([.H$1]*[.$A696]*360/256))" office:value-type="float" office:value="-0.146730474455361">
            <text:p>-0.1467304745</text:p>
          </table:table-cell>
          <table:table-cell table:formula="of:=SIN(RADIANS([.I$1]*[.$A696]*360/256))" office:value-type="float" office:value="-0.923879532511286">
            <text:p>-0.9238795325</text:p>
          </table:table-cell>
          <table:table-cell table:formula="of:=SIN(RADIANS([.J$1]*[.$A696]*360/256))" office:value-type="float" office:value="0.595699304492434">
            <text:p>0.5956993045</text:p>
          </table:table-cell>
          <table:table-cell table:formula="of:=SIN(RADIANS([.K$1]*[.$A696]*360/256))" office:value-type="float" office:value="0.634393284163645">
            <text:p>0.6343932842</text:p>
          </table:table-cell>
          <table:table-cell table:formula="of:=SIN(RADIANS([.L$1]*[.$A696]*360/256))" office:value-type="float" office:value="-0.903989293123443">
            <text:p>-0.9039892931</text:p>
          </table:table-cell>
          <table:table-cell table:formula="of:=SIN(RADIANS([.M$1]*[.$A696]*360/256))" office:value-type="float" office:value="-0.195090322016129">
            <text:p>-0.195090322</text:p>
          </table:table-cell>
          <table:table-cell table:formula="of:=SIN(RADIANS([.N$1]*[.$A696]*360/256))" office:value-type="float" office:value="0.998795456205172">
            <text:p>0.9987954562</text:p>
          </table:table-cell>
          <table:table-cell table:formula="of:=SIN(RADIANS([.O$1]*[.$A696]*360/256))" office:value-type="float" office:value="-0.29028467725446">
            <text:p>-0.2902846773</text:p>
          </table:table-cell>
          <table:table-cell table:formula="of:=SIN(RADIANS([.P$1]*[.$A696]*360/256))" office:value-type="float" office:value="-0.85772861000027">
            <text:p>-0.85772861</text:p>
          </table:table-cell>
          <table:table-cell table:formula="of:=SIN(RADIANS([.Q$1]*[.$A696]*360/256))" office:value-type="float" office:value="0.70710678118655">
            <text:p>0.7071067812</text:p>
          </table:table-cell>
          <table:table-cell table:formula="of:= [.B696]/1+ [.C696]/2+ [.D696]/3+ [.E696]/4+ [.F696]/5+ [.G696]/6+ [.H696]/7+ [.I696]/8+ [.J696]/9+ [.K696]/10+ [.L696]/11+ [.M696]/12+ [.N696]/13+ [.O696]/14+ [.P696]/15+ [.Q696]/16" office:value-type="float" office:value="-0.658879032129054">
            <text:p>-0.658879032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formula="of:=SIN(RADIANS([.$A697]*360/256))" office:value-type="float" office:value="-0.975702130038528">
            <text:p>-0.97570213</text:p>
          </table:table-cell>
          <table:table-cell table:formula="of:=SIN(RADIANS([.C$1]*[.$A697]*360/256))" office:value-type="float" office:value="0.427555093430283">
            <text:p>0.4275550934</text:p>
          </table:table-cell>
          <table:table-cell table:formula="of:=SIN(RADIANS([.D$1]*[.$A697]*360/256))" office:value-type="float" office:value="0.788346427626606">
            <text:p>0.7883464276</text:p>
          </table:table-cell>
          <table:table-cell table:formula="of:=SIN(RADIANS([.E$1]*[.$A697]*360/256))" office:value-type="float" office:value="-0.773010453362738">
            <text:p>-0.7730104534</text:p>
          </table:table-cell>
          <table:table-cell table:formula="of:=SIN(RADIANS([.F$1]*[.$A697]*360/256))" office:value-type="float" office:value="-0.449611329654605">
            <text:p>-0.4496113297</text:p>
          </table:table-cell>
          <table:table-cell table:formula="of:=SIN(RADIANS([.G$1]*[.$A697]*360/256))" office:value-type="float" office:value="0.970031253194544">
            <text:p>0.9700312532</text:p>
          </table:table-cell>
          <table:table-cell table:formula="of:=SIN(RADIANS([.H$1]*[.$A697]*360/256))" office:value-type="float" office:value="0.0245412285229101">
            <text:p>0.0245412285</text:p>
          </table:table-cell>
          <table:table-cell table:formula="of:=SIN(RADIANS([.I$1]*[.$A697]*360/256))" office:value-type="float" office:value="-0.98078528040323">
            <text:p>-0.9807852804</text:p>
          </table:table-cell>
          <table:table-cell table:formula="of:=SIN(RADIANS([.J$1]*[.$A697]*360/256))" office:value-type="float" office:value="0.405241314004989">
            <text:p>0.405241314</text:p>
          </table:table-cell>
          <table:table-cell table:formula="of:=SIN(RADIANS([.K$1]*[.$A697]*360/256))" office:value-type="float" office:value="0.803207531480643">
            <text:p>0.8032075315</text:p>
          </table:table-cell>
          <table:table-cell table:formula="of:=SIN(RADIANS([.L$1]*[.$A697]*360/256))" office:value-type="float" office:value="-0.757208846506484">
            <text:p>-0.7572088465</text:p>
          </table:table-cell>
          <table:table-cell table:formula="of:=SIN(RADIANS([.M$1]*[.$A697]*360/256))" office:value-type="float" office:value="-0.471396736825994">
            <text:p>-0.4713967368</text:p>
          </table:table-cell>
          <table:table-cell table:formula="of:=SIN(RADIANS([.N$1]*[.$A697]*360/256))" office:value-type="float" office:value="0.96377606579544">
            <text:p>0.9637760658</text:p>
          </table:table-cell>
          <table:table-cell table:formula="of:=SIN(RADIANS([.O$1]*[.$A697]*360/256))" office:value-type="float" office:value="0.0490676743274136">
            <text:p>0.0490676743</text:p>
          </table:table-cell>
          <table:table-cell table:formula="of:=SIN(RADIANS([.P$1]*[.$A697]*360/256))" office:value-type="float" office:value="-0.985277642388942">
            <text:p>-0.9852776424</text:p>
          </table:table-cell>
          <table:table-cell table:formula="of:=SIN(RADIANS([.Q$1]*[.$A697]*360/256))" office:value-type="float" office:value="0.382683432365094">
            <text:p>0.3826834324</text:p>
          </table:table-cell>
          <table:table-cell table:formula="of:= [.B697]/1+ [.C697]/2+ [.D697]/3+ [.E697]/4+ [.F697]/5+ [.G697]/6+ [.H697]/7+ [.I697]/8+ [.J697]/9+ [.K697]/10+ [.L697]/11+ [.M697]/12+ [.N697]/13+ [.O697]/14+ [.P697]/15+ [.Q697]/16" office:value-type="float" office:value="-0.686636385543002">
            <text:p>-0.6866363855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formula="of:=SIN(RADIANS([.$A698]*360/256))" office:value-type="float" office:value="-0.98078528040323">
            <text:p>-0.9807852804</text:p>
          </table:table-cell>
          <table:table-cell table:formula="of:=SIN(RADIANS([.C$1]*[.$A698]*360/256))" office:value-type="float" office:value="0.382683432365091">
            <text:p>0.3826834324</text:p>
          </table:table-cell>
          <table:table-cell table:formula="of:=SIN(RADIANS([.D$1]*[.$A698]*360/256))" office:value-type="float" office:value="0.831469612302545">
            <text:p>0.8314696123</text:p>
          </table:table-cell>
          <table:table-cell table:formula="of:=SIN(RADIANS([.E$1]*[.$A698]*360/256))" office:value-type="float" office:value="-0.707106781186549">
            <text:p>-0.7071067812</text:p>
          </table:table-cell>
          <table:table-cell table:formula="of:=SIN(RADIANS([.F$1]*[.$A698]*360/256))" office:value-type="float" office:value="-0.555570233019603">
            <text:p>-0.555570233</text:p>
          </table:table-cell>
          <table:table-cell table:formula="of:=SIN(RADIANS([.G$1]*[.$A698]*360/256))" office:value-type="float" office:value="0.923879532511287">
            <text:p>0.9238795325</text:p>
          </table:table-cell>
          <table:table-cell table:formula="of:=SIN(RADIANS([.H$1]*[.$A698]*360/256))" office:value-type="float" office:value="0.195090322016126">
            <text:p>0.195090322</text:p>
          </table:table-cell>
          <table:table-cell table:formula="of:=SIN(RADIANS([.I$1]*[.$A698]*360/256))" office:value-type="float" office:value="-1">
            <text:p>-1</text:p>
          </table:table-cell>
          <table:table-cell table:formula="of:=SIN(RADIANS([.J$1]*[.$A698]*360/256))" office:value-type="float" office:value="0.195090322016126">
            <text:p>0.195090322</text:p>
          </table:table-cell>
          <table:table-cell table:formula="of:=SIN(RADIANS([.K$1]*[.$A698]*360/256))" office:value-type="float" office:value="0.923879532511287">
            <text:p>0.9238795325</text:p>
          </table:table-cell>
          <table:table-cell table:formula="of:=SIN(RADIANS([.L$1]*[.$A698]*360/256))" office:value-type="float" office:value="-0.555570233019602">
            <text:p>-0.555570233</text:p>
          </table:table-cell>
          <table:table-cell table:formula="of:=SIN(RADIANS([.M$1]*[.$A698]*360/256))" office:value-type="float" office:value="-0.707106781186547">
            <text:p>-0.7071067812</text:p>
          </table:table-cell>
          <table:table-cell table:formula="of:=SIN(RADIANS([.N$1]*[.$A698]*360/256))" office:value-type="float" office:value="0.831469612302547">
            <text:p>0.8314696123</text:p>
          </table:table-cell>
          <table:table-cell table:formula="of:=SIN(RADIANS([.O$1]*[.$A698]*360/256))" office:value-type="float" office:value="0.382683432365086">
            <text:p>0.3826834324</text:p>
          </table:table-cell>
          <table:table-cell table:formula="of:=SIN(RADIANS([.P$1]*[.$A698]*360/256))" office:value-type="float" office:value="-0.98078528040323">
            <text:p>-0.9807852804</text:p>
          </table:table-cell>
          <table:table-cell table:formula="of:=SIN(RADIANS([.Q$1]*[.$A698]*360/256))" office:value-type="float" office:value="6.36940131683941E-015">
            <text:p>6.36940131683941E-015</text:p>
          </table:table-cell>
          <table:table-cell table:formula="of:= [.B698]/1+ [.C698]/2+ [.D698]/3+ [.E698]/4+ [.F698]/5+ [.G698]/6+ [.H698]/7+ [.I698]/8+ [.J698]/9+ [.K698]/10+ [.L698]/11+ [.M698]/12+ [.N698]/13+ [.O698]/14+ [.P698]/15+ [.Q698]/16" office:value-type="float" office:value="-0.712787048351665">
            <text:p>-0.7127870484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formula="of:=SIN(RADIANS([.$A699]*360/256))" office:value-type="float" office:value="-0.985277642388941">
            <text:p>-0.9852776424</text:p>
          </table:table-cell>
          <table:table-cell table:formula="of:=SIN(RADIANS([.C$1]*[.$A699]*360/256))" office:value-type="float" office:value="0.336889853392221">
            <text:p>0.3368898534</text:p>
          </table:table-cell>
          <table:table-cell table:formula="of:=SIN(RADIANS([.D$1]*[.$A699]*360/256))" office:value-type="float" office:value="0.870086991108712">
            <text:p>0.8700869911</text:p>
          </table:table-cell>
          <table:table-cell table:formula="of:=SIN(RADIANS([.E$1]*[.$A699]*360/256))" office:value-type="float" office:value="-0.634393284163647">
            <text:p>-0.6343932842</text:p>
          </table:table-cell>
          <table:table-cell table:formula="of:=SIN(RADIANS([.F$1]*[.$A699]*360/256))" office:value-type="float" office:value="-0.653172842953776">
            <text:p>-0.653172843</text:p>
          </table:table-cell>
          <table:table-cell table:formula="of:=SIN(RADIANS([.G$1]*[.$A699]*360/256))" office:value-type="float" office:value="0.857728610000272">
            <text:p>0.85772861</text:p>
          </table:table-cell>
          <table:table-cell table:formula="of:=SIN(RADIANS([.H$1]*[.$A699]*360/256))" office:value-type="float" office:value="0.359895036534987">
            <text:p>0.3598950365</text:p>
          </table:table-cell>
          <table:table-cell table:formula="of:=SIN(RADIANS([.I$1]*[.$A699]*360/256))" office:value-type="float" office:value="-0.980785280403231">
            <text:p>-0.9807852804</text:p>
          </table:table-cell>
          <table:table-cell table:formula="of:=SIN(RADIANS([.J$1]*[.$A699]*360/256))" office:value-type="float" office:value="-0.0245412285229097">
            <text:p>-0.0245412285</text:p>
          </table:table-cell>
          <table:table-cell table:formula="of:=SIN(RADIANS([.K$1]*[.$A699]*360/256))" office:value-type="float" office:value="0.989176509964781">
            <text:p>0.98917651</text:p>
          </table:table-cell>
          <table:table-cell table:formula="of:=SIN(RADIANS([.L$1]*[.$A699]*360/256))" office:value-type="float" office:value="-0.313681740398891">
            <text:p>-0.3136817404</text:p>
          </table:table-cell>
          <table:table-cell table:formula="of:=SIN(RADIANS([.M$1]*[.$A699]*360/256))" office:value-type="float" office:value="-0.881921264348356">
            <text:p>-0.8819212643</text:p>
          </table:table-cell>
          <table:table-cell table:formula="of:=SIN(RADIANS([.N$1]*[.$A699]*360/256))" office:value-type="float" office:value="0.61523159058063">
            <text:p>0.6152315906</text:p>
          </table:table-cell>
          <table:table-cell table:formula="of:=SIN(RADIANS([.O$1]*[.$A699]*360/256))" office:value-type="float" office:value="0.671558954847016">
            <text:p>0.6715589548</text:p>
          </table:table-cell>
          <table:table-cell table:formula="of:=SIN(RADIANS([.P$1]*[.$A699]*360/256))" office:value-type="float" office:value="-0.844853565249708">
            <text:p>-0.8448535652</text:p>
          </table:table-cell>
          <table:table-cell table:formula="of:=SIN(RADIANS([.Q$1]*[.$A699]*360/256))" office:value-type="float" office:value="-0.382683432365083">
            <text:p>-0.3826834324</text:p>
          </table:table-cell>
          <table:table-cell table:formula="of:= [.B699]/1+ [.C699]/2+ [.D699]/3+ [.E699]/4+ [.F699]/5+ [.G699]/6+ [.H699]/7+ [.I699]/8+ [.J699]/9+ [.K699]/10+ [.L699]/11+ [.M699]/12+ [.N699]/13+ [.O699]/14+ [.P699]/15+ [.Q699]/16" office:value-type="float" office:value="-0.735032817877243">
            <text:p>-0.7350328179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formula="of:=SIN(RADIANS([.$A700]*360/256))" office:value-type="float" office:value="-0.989176509964781">
            <text:p>-0.98917651</text:p>
          </table:table-cell>
          <table:table-cell table:formula="of:=SIN(RADIANS([.C$1]*[.$A700]*360/256))" office:value-type="float" office:value="0.290284677254462">
            <text:p>0.2902846773</text:p>
          </table:table-cell>
          <table:table-cell table:formula="of:=SIN(RADIANS([.D$1]*[.$A700]*360/256))" office:value-type="float" office:value="0.903989293123443">
            <text:p>0.9039892931</text:p>
          </table:table-cell>
          <table:table-cell table:formula="of:=SIN(RADIANS([.E$1]*[.$A700]*360/256))" office:value-type="float" office:value="-0.555570233019601">
            <text:p>-0.555570233</text:p>
          </table:table-cell>
          <table:table-cell table:formula="of:=SIN(RADIANS([.F$1]*[.$A700]*360/256))" office:value-type="float" office:value="-0.740951125354958">
            <text:p>-0.7409511254</text:p>
          </table:table-cell>
          <table:table-cell table:formula="of:=SIN(RADIANS([.G$1]*[.$A700]*360/256))" office:value-type="float" office:value="0.773010453362738">
            <text:p>0.7730104534</text:p>
          </table:table-cell>
          <table:table-cell table:formula="of:=SIN(RADIANS([.H$1]*[.$A700]*360/256))" office:value-type="float" office:value="0.514102744193221">
            <text:p>0.5141027442</text:p>
          </table:table-cell>
          <table:table-cell table:formula="of:=SIN(RADIANS([.I$1]*[.$A700]*360/256))" office:value-type="float" office:value="-0.923879532511286">
            <text:p>-0.9238795325</text:p>
          </table:table-cell>
          <table:table-cell table:formula="of:=SIN(RADIANS([.J$1]*[.$A700]*360/256))" office:value-type="float" office:value="-0.242980179903263">
            <text:p>-0.2429801799</text:p>
          </table:table-cell>
          <table:table-cell table:formula="of:=SIN(RADIANS([.K$1]*[.$A700]*360/256))" office:value-type="float" office:value="0.995184726672197">
            <text:p>0.9951847267</text:p>
          </table:table-cell>
          <table:table-cell table:formula="of:=SIN(RADIANS([.L$1]*[.$A700]*360/256))" office:value-type="float" office:value="-0.049067674327418">
            <text:p>-0.0490676743</text:p>
          </table:table-cell>
          <table:table-cell table:formula="of:=SIN(RADIANS([.M$1]*[.$A700]*360/256))" office:value-type="float" office:value="-0.98078528040323">
            <text:p>-0.9807852804</text:p>
          </table:table-cell>
          <table:table-cell table:formula="of:=SIN(RADIANS([.N$1]*[.$A700]*360/256))" office:value-type="float" office:value="0.336889853392219">
            <text:p>0.3368898534</text:p>
          </table:table-cell>
          <table:table-cell table:formula="of:=SIN(RADIANS([.O$1]*[.$A700]*360/256))" office:value-type="float" office:value="0.881921264348354">
            <text:p>0.8819212643</text:p>
          </table:table-cell>
          <table:table-cell table:formula="of:=SIN(RADIANS([.P$1]*[.$A700]*360/256))" office:value-type="float" office:value="-0.595699304492438">
            <text:p>-0.5956993045</text:p>
          </table:table-cell>
          <table:table-cell table:formula="of:=SIN(RADIANS([.Q$1]*[.$A700]*360/256))" office:value-type="float" office:value="-0.707106781186551">
            <text:p>-0.7071067812</text:p>
          </table:table-cell>
          <table:table-cell table:formula="of:= [.B700]/1+ [.C700]/2+ [.D700]/3+ [.E700]/4+ [.F700]/5+ [.G700]/6+ [.H700]/7+ [.I700]/8+ [.J700]/9+ [.K700]/10+ [.L700]/11+ [.M700]/12+ [.N700]/13+ [.O700]/14+ [.P700]/15+ [.Q700]/16" office:value-type="float" office:value="-0.751664417246509">
            <text:p>-0.7516644172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formula="of:=SIN(RADIANS([.$A701]*360/256))" office:value-type="float" office:value="-0.99247953459871">
            <text:p>-0.9924795346</text:p>
          </table:table-cell>
          <table:table-cell table:formula="of:=SIN(RADIANS([.C$1]*[.$A701]*360/256))" office:value-type="float" office:value="0.242980179903263">
            <text:p>0.2429801799</text:p>
          </table:table-cell>
          <table:table-cell table:formula="of:=SIN(RADIANS([.D$1]*[.$A701]*360/256))" office:value-type="float" office:value="0.932992798834739">
            <text:p>0.9329927988</text:p>
          </table:table-cell>
          <table:table-cell table:formula="of:=SIN(RADIANS([.E$1]*[.$A701]*360/256))" office:value-type="float" office:value="-0.471396736825997">
            <text:p>-0.4713967368</text:p>
          </table:table-cell>
          <table:table-cell table:formula="of:=SIN(RADIANS([.F$1]*[.$A701]*360/256))" office:value-type="float" office:value="-0.817584813151584">
            <text:p>-0.8175848132</text:p>
          </table:table-cell>
          <table:table-cell table:formula="of:=SIN(RADIANS([.G$1]*[.$A701]*360/256))" office:value-type="float" office:value="0.671558954847019">
            <text:p>0.6715589548</text:p>
          </table:table-cell>
          <table:table-cell table:formula="of:=SIN(RADIANS([.H$1]*[.$A701]*360/256))" office:value-type="float" office:value="0.653172842953779">
            <text:p>0.653172843</text:p>
          </table:table-cell>
          <table:table-cell table:formula="of:=SIN(RADIANS([.I$1]*[.$A701]*360/256))" office:value-type="float" office:value="-0.831469612302544">
            <text:p>-0.8314696123</text:p>
          </table:table-cell>
          <table:table-cell table:formula="of:=SIN(RADIANS([.J$1]*[.$A701]*360/256))" office:value-type="float" office:value="-0.449611329654608">
            <text:p>-0.4496113297</text:p>
          </table:table-cell>
          <table:table-cell table:formula="of:=SIN(RADIANS([.K$1]*[.$A701]*360/256))" office:value-type="float" office:value="0.941544065183021">
            <text:p>0.9415440652</text:p>
          </table:table-cell>
          <table:table-cell table:formula="of:=SIN(RADIANS([.L$1]*[.$A701]*360/256))" office:value-type="float" office:value="0.21910124015687">
            <text:p>0.2191012402</text:p>
          </table:table-cell>
          <table:table-cell table:formula="of:=SIN(RADIANS([.M$1]*[.$A701]*360/256))" office:value-type="float" office:value="-0.995184726672197">
            <text:p>-0.9951847267</text:p>
          </table:table-cell>
          <table:table-cell table:formula="of:=SIN(RADIANS([.N$1]*[.$A701]*360/256))" office:value-type="float" office:value="0.0245412285229136">
            <text:p>0.0245412285</text:p>
          </table:table-cell>
          <table:table-cell table:formula="of:=SIN(RADIANS([.O$1]*[.$A701]*360/256))" office:value-type="float" office:value="0.989176509964782">
            <text:p>0.98917651</text:p>
          </table:table-cell>
          <table:table-cell table:formula="of:=SIN(RADIANS([.P$1]*[.$A701]*360/256))" office:value-type="float" office:value="-0.266712757474894">
            <text:p>-0.2667127575</text:p>
          </table:table-cell>
          <table:table-cell table:formula="of:=SIN(RADIANS([.Q$1]*[.$A701]*360/256))" office:value-type="float" office:value="-0.923879532511288">
            <text:p>-0.9238795325</text:p>
          </table:table-cell>
          <table:table-cell table:formula="of:= [.B701]/1+ [.C701]/2+ [.D701]/3+ [.E701]/4+ [.F701]/5+ [.G701]/6+ [.H701]/7+ [.I701]/8+ [.J701]/9+ [.K701]/10+ [.L701]/11+ [.M701]/12+ [.N701]/13+ [.O701]/14+ [.P701]/15+ [.Q701]/16" office:value-type="float" office:value="-0.761851038156784">
            <text:p>-0.7618510382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formula="of:=SIN(RADIANS([.$A702]*360/256))" office:value-type="float" office:value="-0.995184726672197">
            <text:p>-0.9951847267</text:p>
          </table:table-cell>
          <table:table-cell table:formula="of:=SIN(RADIANS([.C$1]*[.$A702]*360/256))" office:value-type="float" office:value="0.195090322016128">
            <text:p>0.195090322</text:p>
          </table:table-cell>
          <table:table-cell table:formula="of:=SIN(RADIANS([.D$1]*[.$A702]*360/256))" office:value-type="float" office:value="0.956940335732209">
            <text:p>0.9569403357</text:p>
          </table:table-cell>
          <table:table-cell table:formula="of:=SIN(RADIANS([.E$1]*[.$A702]*360/256))" office:value-type="float" office:value="-0.382683432365089">
            <text:p>-0.3826834324</text:p>
          </table:table-cell>
          <table:table-cell table:formula="of:=SIN(RADIANS([.F$1]*[.$A702]*360/256))" office:value-type="float" office:value="-0.881921264348355">
            <text:p>-0.8819212643</text:p>
          </table:table-cell>
          <table:table-cell table:formula="of:=SIN(RADIANS([.G$1]*[.$A702]*360/256))" office:value-type="float" office:value="0.555570233019602">
            <text:p>0.555570233</text:p>
          </table:table-cell>
          <table:table-cell table:formula="of:=SIN(RADIANS([.H$1]*[.$A702]*360/256))" office:value-type="float" office:value="0.773010453362737">
            <text:p>0.7730104534</text:p>
          </table:table-cell>
          <table:table-cell table:formula="of:=SIN(RADIANS([.I$1]*[.$A702]*360/256))" office:value-type="float" office:value="-0.707106781186547">
            <text:p>-0.7071067812</text:p>
          </table:table-cell>
          <table:table-cell table:formula="of:=SIN(RADIANS([.J$1]*[.$A702]*360/256))" office:value-type="float" office:value="-0.634393284163642">
            <text:p>-0.6343932842</text:p>
          </table:table-cell>
          <table:table-cell table:formula="of:=SIN(RADIANS([.K$1]*[.$A702]*360/256))" office:value-type="float" office:value="0.831469612302546">
            <text:p>0.8314696123</text:p>
          </table:table-cell>
          <table:table-cell table:formula="of:=SIN(RADIANS([.L$1]*[.$A702]*360/256))" office:value-type="float" office:value="0.471396736825998">
            <text:p>0.4713967368</text:p>
          </table:table-cell>
          <table:table-cell table:formula="of:=SIN(RADIANS([.M$1]*[.$A702]*360/256))" office:value-type="float" office:value="-0.923879532511286">
            <text:p>-0.9238795325</text:p>
          </table:table-cell>
          <table:table-cell table:formula="of:=SIN(RADIANS([.N$1]*[.$A702]*360/256))" office:value-type="float" office:value="-0.290284677254459">
            <text:p>-0.2902846773</text:p>
          </table:table-cell>
          <table:table-cell table:formula="of:=SIN(RADIANS([.O$1]*[.$A702]*360/256))" office:value-type="float" office:value="0.980785280403231">
            <text:p>0.9807852804</text:p>
          </table:table-cell>
          <table:table-cell table:formula="of:=SIN(RADIANS([.P$1]*[.$A702]*360/256))" office:value-type="float" office:value="0.0980171403295611">
            <text:p>0.0980171403</text:p>
          </table:table-cell>
          <table:table-cell table:formula="of:=SIN(RADIANS([.Q$1]*[.$A702]*360/256))" office:value-type="float" office:value="-1">
            <text:p>-1</text:p>
          </table:table-cell>
          <table:table-cell table:formula="of:= [.B702]/1+ [.C702]/2+ [.D702]/3+ [.E702]/4+ [.F702]/5+ [.G702]/6+ [.H702]/7+ [.I702]/8+ [.J702]/9+ [.K702]/10+ [.L702]/11+ [.M702]/12+ [.N702]/13+ [.O702]/14+ [.P702]/15+ [.Q702]/16" office:value-type="float" office:value="-0.765793725533482">
            <text:p>-0.7657937255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formula="of:=SIN(RADIANS([.$A703]*360/256))" office:value-type="float" office:value="-0.99729045667869">
            <text:p>-0.9972904567</text:p>
          </table:table-cell>
          <table:table-cell table:formula="of:=SIN(RADIANS([.C$1]*[.$A703]*360/256))" office:value-type="float" office:value="0.146730474455362">
            <text:p>0.1467304745</text:p>
          </table:table-cell>
          <table:table-cell table:formula="of:=SIN(RADIANS([.D$1]*[.$A703]*360/256))" office:value-type="float" office:value="0.975702130038528">
            <text:p>0.97570213</text:p>
          </table:table-cell>
          <table:table-cell table:formula="of:=SIN(RADIANS([.E$1]*[.$A703]*360/256))" office:value-type="float" office:value="-0.290284677254462">
            <text:p>-0.2902846773</text:p>
          </table:table-cell>
          <table:table-cell table:formula="of:=SIN(RADIANS([.F$1]*[.$A703]*360/256))" office:value-type="float" office:value="-0.932992798834739">
            <text:p>-0.9329927988</text:p>
          </table:table-cell>
          <table:table-cell table:formula="of:=SIN(RADIANS([.G$1]*[.$A703]*360/256))" office:value-type="float" office:value="0.427555093430283">
            <text:p>0.4275550934</text:p>
          </table:table-cell>
          <table:table-cell table:formula="of:=SIN(RADIANS([.H$1]*[.$A703]*360/256))" office:value-type="float" office:value="0.870086991108709">
            <text:p>0.8700869911</text:p>
          </table:table-cell>
          <table:table-cell table:formula="of:=SIN(RADIANS([.I$1]*[.$A703]*360/256))" office:value-type="float" office:value="-0.555570233019602">
            <text:p>-0.555570233</text:p>
          </table:table-cell>
          <table:table-cell table:formula="of:=SIN(RADIANS([.J$1]*[.$A703]*360/256))" office:value-type="float" office:value="-0.788346427626605">
            <text:p>-0.7883464276</text:p>
          </table:table-cell>
          <table:table-cell table:formula="of:=SIN(RADIANS([.K$1]*[.$A703]*360/256))" office:value-type="float" office:value="0.671558954847017">
            <text:p>0.6715589548</text:p>
          </table:table-cell>
          <table:table-cell table:formula="of:=SIN(RADIANS([.L$1]*[.$A703]*360/256))" office:value-type="float" office:value="0.689540544737067">
            <text:p>0.6895405447</text:p>
          </table:table-cell>
          <table:table-cell table:formula="of:=SIN(RADIANS([.M$1]*[.$A703]*360/256))" office:value-type="float" office:value="-0.773010453362739">
            <text:p>-0.7730104534</text:p>
          </table:table-cell>
          <table:table-cell table:formula="of:=SIN(RADIANS([.N$1]*[.$A703]*360/256))" office:value-type="float" office:value="-0.575808191417847">
            <text:p>-0.5758081914</text:p>
          </table:table-cell>
          <table:table-cell table:formula="of:=SIN(RADIANS([.O$1]*[.$A703]*360/256))" office:value-type="float" office:value="0.857728610000276">
            <text:p>0.85772861</text:p>
          </table:table-cell>
          <table:table-cell table:formula="of:=SIN(RADIANS([.P$1]*[.$A703]*360/256))" office:value-type="float" office:value="0.449611329654604">
            <text:p>0.4496113297</text:p>
          </table:table-cell>
          <table:table-cell table:formula="of:=SIN(RADIANS([.Q$1]*[.$A703]*360/256))" office:value-type="float" office:value="-0.923879532511286">
            <text:p>-0.9238795325</text:p>
          </table:table-cell>
          <table:table-cell table:formula="of:= [.B703]/1+ [.C703]/2+ [.D703]/3+ [.E703]/4+ [.F703]/5+ [.G703]/6+ [.H703]/7+ [.I703]/8+ [.J703]/9+ [.K703]/10+ [.L703]/11+ [.M703]/12+ [.N703]/13+ [.O703]/14+ [.P703]/15+ [.Q703]/16" office:value-type="float" office:value="-0.764715036884049">
            <text:p>-0.7647150369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formula="of:=SIN(RADIANS([.$A704]*360/256))" office:value-type="float" office:value="-0.998795456205172">
            <text:p>-0.9987954562</text:p>
          </table:table-cell>
          <table:table-cell table:formula="of:=SIN(RADIANS([.C$1]*[.$A704]*360/256))" office:value-type="float" office:value="0.0980171403295606">
            <text:p>0.0980171403</text:p>
          </table:table-cell>
          <table:table-cell table:formula="of:=SIN(RADIANS([.D$1]*[.$A704]*360/256))" office:value-type="float" office:value="0.989176509964781">
            <text:p>0.98917651</text:p>
          </table:table-cell>
          <table:table-cell table:formula="of:=SIN(RADIANS([.E$1]*[.$A704]*360/256))" office:value-type="float" office:value="-0.195090322016128">
            <text:p>-0.195090322</text:p>
          </table:table-cell>
          <table:table-cell table:formula="of:=SIN(RADIANS([.F$1]*[.$A704]*360/256))" office:value-type="float" office:value="-0.970031253194544">
            <text:p>-0.9700312532</text:p>
          </table:table-cell>
          <table:table-cell table:formula="of:=SIN(RADIANS([.G$1]*[.$A704]*360/256))" office:value-type="float" office:value="0.290284677254462">
            <text:p>0.2902846773</text:p>
          </table:table-cell>
          <table:table-cell table:formula="of:=SIN(RADIANS([.H$1]*[.$A704]*360/256))" office:value-type="float" office:value="0.941544065183021">
            <text:p>0.9415440652</text:p>
          </table:table-cell>
          <table:table-cell table:formula="of:=SIN(RADIANS([.I$1]*[.$A704]*360/256))" office:value-type="float" office:value="-0.38268343236509">
            <text:p>-0.3826834324</text:p>
          </table:table-cell>
          <table:table-cell table:formula="of:=SIN(RADIANS([.J$1]*[.$A704]*360/256))" office:value-type="float" office:value="-0.903989293123443">
            <text:p>-0.9039892931</text:p>
          </table:table-cell>
          <table:table-cell table:formula="of:=SIN(RADIANS([.K$1]*[.$A704]*360/256))" office:value-type="float" office:value="0.471396736825998">
            <text:p>0.4713967368</text:p>
          </table:table-cell>
          <table:table-cell table:formula="of:=SIN(RADIANS([.L$1]*[.$A704]*360/256))" office:value-type="float" office:value="0.857728610000272">
            <text:p>0.85772861</text:p>
          </table:table-cell>
          <table:table-cell table:formula="of:=SIN(RADIANS([.M$1]*[.$A704]*360/256))" office:value-type="float" office:value="-0.555570233019602">
            <text:p>-0.555570233</text:p>
          </table:table-cell>
          <table:table-cell table:formula="of:=SIN(RADIANS([.N$1]*[.$A704]*360/256))" office:value-type="float" office:value="-0.803207531480645">
            <text:p>-0.8032075315</text:p>
          </table:table-cell>
          <table:table-cell table:formula="of:=SIN(RADIANS([.O$1]*[.$A704]*360/256))" office:value-type="float" office:value="0.634393284163646">
            <text:p>0.6343932842</text:p>
          </table:table-cell>
          <table:table-cell table:formula="of:=SIN(RADIANS([.P$1]*[.$A704]*360/256))" office:value-type="float" office:value="0.740951125354954">
            <text:p>0.7409511254</text:p>
          </table:table-cell>
          <table:table-cell table:formula="of:=SIN(RADIANS([.Q$1]*[.$A704]*360/256))" office:value-type="float" office:value="-0.707106781186548">
            <text:p>-0.7071067812</text:p>
          </table:table-cell>
          <table:table-cell table:formula="of:= [.B704]/1+ [.C704]/2+ [.D704]/3+ [.E704]/4+ [.F704]/5+ [.G704]/6+ [.H704]/7+ [.I704]/8+ [.J704]/9+ [.K704]/10+ [.L704]/11+ [.M704]/12+ [.N704]/13+ [.O704]/14+ [.P704]/15+ [.Q704]/16" office:value-type="float" office:value="-0.760683161535591">
            <text:p>-0.7606831615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formula="of:=SIN(RADIANS([.$A705]*360/256))" office:value-type="float" office:value="-0.999698818696204">
            <text:p>-0.9996988187</text:p>
          </table:table-cell>
          <table:table-cell table:formula="of:=SIN(RADIANS([.C$1]*[.$A705]*360/256))" office:value-type="float" office:value="0.0490676743274182">
            <text:p>0.0490676743</text:p>
          </table:table-cell>
          <table:table-cell table:formula="of:=SIN(RADIANS([.D$1]*[.$A705]*360/256))" office:value-type="float" office:value="0.99729045667869">
            <text:p>0.9972904567</text:p>
          </table:table-cell>
          <table:table-cell table:formula="of:=SIN(RADIANS([.E$1]*[.$A705]*360/256))" office:value-type="float" office:value="-0.098017140329561">
            <text:p>-0.0980171403</text:p>
          </table:table-cell>
          <table:table-cell table:formula="of:=SIN(RADIANS([.F$1]*[.$A705]*360/256))" office:value-type="float" office:value="-0.99247953459871">
            <text:p>-0.9924795346</text:p>
          </table:table-cell>
          <table:table-cell table:formula="of:=SIN(RADIANS([.G$1]*[.$A705]*360/256))" office:value-type="float" office:value="0.146730474455361">
            <text:p>0.1467304745</text:p>
          </table:table-cell>
          <table:table-cell table:formula="of:=SIN(RADIANS([.H$1]*[.$A705]*360/256))" office:value-type="float" office:value="0.985277642388941">
            <text:p>0.9852776424</text:p>
          </table:table-cell>
          <table:table-cell table:formula="of:=SIN(RADIANS([.I$1]*[.$A705]*360/256))" office:value-type="float" office:value="-0.195090322016129">
            <text:p>-0.195090322</text:p>
          </table:table-cell>
          <table:table-cell table:formula="of:=SIN(RADIANS([.J$1]*[.$A705]*360/256))" office:value-type="float" office:value="-0.975702130038529">
            <text:p>-0.97570213</text:p>
          </table:table-cell>
          <table:table-cell table:formula="of:=SIN(RADIANS([.K$1]*[.$A705]*360/256))" office:value-type="float" office:value="0.242980179903267">
            <text:p>0.2429801799</text:p>
          </table:table-cell>
          <table:table-cell table:formula="of:=SIN(RADIANS([.L$1]*[.$A705]*360/256))" office:value-type="float" office:value="0.96377606579544">
            <text:p>0.9637760658</text:p>
          </table:table-cell>
          <table:table-cell table:formula="of:=SIN(RADIANS([.M$1]*[.$A705]*360/256))" office:value-type="float" office:value="-0.29028467725446">
            <text:p>-0.2902846773</text:p>
          </table:table-cell>
          <table:table-cell table:formula="of:=SIN(RADIANS([.N$1]*[.$A705]*360/256))" office:value-type="float" office:value="-0.949528180593036">
            <text:p>-0.9495281806</text:p>
          </table:table-cell>
          <table:table-cell table:formula="of:=SIN(RADIANS([.O$1]*[.$A705]*360/256))" office:value-type="float" office:value="0.336889853392226">
            <text:p>0.3368898534</text:p>
          </table:table-cell>
          <table:table-cell table:formula="of:=SIN(RADIANS([.P$1]*[.$A705]*360/256))" office:value-type="float" office:value="0.93299279883474">
            <text:p>0.9329927988</text:p>
          </table:table-cell>
          <table:table-cell table:formula="of:=SIN(RADIANS([.Q$1]*[.$A705]*360/256))" office:value-type="float" office:value="-0.382683432365091">
            <text:p>-0.3826834324</text:p>
          </table:table-cell>
          <table:table-cell table:formula="of:= [.B705]/1+ [.C705]/2+ [.D705]/3+ [.E705]/4+ [.F705]/5+ [.G705]/6+ [.H705]/7+ [.I705]/8+ [.J705]/9+ [.K705]/10+ [.L705]/11+ [.M705]/12+ [.N705]/13+ [.O705]/14+ [.P705]/15+ [.Q705]/16" office:value-type="float" office:value="-0.75629526007365">
            <text:p>-0.756295260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formula="of:=SIN(RADIANS([.$A706]*360/256))" office:value-type="float" office:value="-1">
            <text:p>-1</text:p>
          </table:table-cell>
          <table:table-cell table:formula="of:=SIN(RADIANS([.C$1]*[.$A706]*360/256))" office:value-type="float" office:value="3.67394039744206E-016">
            <text:p>3.67394039744206E-016</text:p>
          </table:table-cell>
          <table:table-cell table:formula="of:=SIN(RADIANS([.D$1]*[.$A706]*360/256))" office:value-type="float" office:value="1">
            <text:p>1</text:p>
          </table:table-cell>
          <table:table-cell table:formula="of:=SIN(RADIANS([.E$1]*[.$A706]*360/256))" office:value-type="float" office:value="-7.34788079488412E-016">
            <text:p>-7.34788079488412E-016</text:p>
          </table:table-cell>
          <table:table-cell table:formula="of:=SIN(RADIANS([.F$1]*[.$A706]*360/256))" office:value-type="float" office:value="-1">
            <text:p>-1</text:p>
          </table:table-cell>
          <table:table-cell table:formula="of:=SIN(RADIANS([.G$1]*[.$A706]*360/256))" office:value-type="float" office:value="1.10218211923262E-015">
            <text:p>1.10218211923262E-015</text:p>
          </table:table-cell>
          <table:table-cell table:formula="of:=SIN(RADIANS([.H$1]*[.$A706]*360/256))" office:value-type="float" office:value="1">
            <text:p>1</text:p>
          </table:table-cell>
          <table:table-cell table:formula="of:=SIN(RADIANS([.I$1]*[.$A706]*360/256))" office:value-type="float" office:value="-1.46957615897682E-015">
            <text:p>-1.46957615897682E-015</text:p>
          </table:table-cell>
          <table:table-cell table:formula="of:=SIN(RADIANS([.J$1]*[.$A706]*360/256))" office:value-type="float" office:value="-1">
            <text:p>-1</text:p>
          </table:table-cell>
          <table:table-cell table:formula="of:=SIN(RADIANS([.K$1]*[.$A706]*360/256))" office:value-type="float" office:value="-1.71574348007947E-015">
            <text:p>-1.71574348007947E-015</text:p>
          </table:table-cell>
          <table:table-cell table:formula="of:=SIN(RADIANS([.L$1]*[.$A706]*360/256))" office:value-type="float" office:value="1">
            <text:p>1</text:p>
          </table:table-cell>
          <table:table-cell table:formula="of:=SIN(RADIANS([.M$1]*[.$A706]*360/256))" office:value-type="float" office:value="-2.20436423846524E-015">
            <text:p>-2.20436423846524E-015</text:p>
          </table:table-cell>
          <table:table-cell table:formula="of:=SIN(RADIANS([.N$1]*[.$A706]*360/256))" office:value-type="float" office:value="-1">
            <text:p>-1</text:p>
          </table:table-cell>
          <table:table-cell table:formula="of:=SIN(RADIANS([.O$1]*[.$A706]*360/256))" office:value-type="float" office:value="-9.80955400591059E-016">
            <text:p>-9.80955400591059E-016</text:p>
          </table:table-cell>
          <table:table-cell table:formula="of:=SIN(RADIANS([.P$1]*[.$A706]*360/256))" office:value-type="float" office:value="1">
            <text:p>1</text:p>
          </table:table-cell>
          <table:table-cell table:formula="of:=SIN(RADIANS([.Q$1]*[.$A706]*360/256))" office:value-type="float" office:value="-2.93915231795365E-015">
            <text:p>-2.93915231795365E-015</text:p>
          </table:table-cell>
          <table:table-cell table:formula="of:= [.B706]/1+ [.C706]/2+ [.D706]/3+ [.E706]/4+ [.F706]/5+ [.G706]/6+ [.H706]/7+ [.I706]/8+ [.J706]/9+ [.K706]/10+ [.L706]/11+ [.M706]/12+ [.N706]/13+ [.O706]/14+ [.P706]/15+ [.Q706]/16" office:value-type="float" office:value="-0.754267954267955">
            <text:p>-0.7542679543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formula="of:=SIN(RADIANS([.$A707]*360/256))" office:value-type="float" office:value="-0.999698818696204">
            <text:p>-0.9996988187</text:p>
          </table:table-cell>
          <table:table-cell table:formula="of:=SIN(RADIANS([.C$1]*[.$A707]*360/256))" office:value-type="float" office:value="-0.0490676743274175">
            <text:p>-0.0490676743</text:p>
          </table:table-cell>
          <table:table-cell table:formula="of:=SIN(RADIANS([.D$1]*[.$A707]*360/256))" office:value-type="float" office:value="0.99729045667869">
            <text:p>0.9972904567</text:p>
          </table:table-cell>
          <table:table-cell table:formula="of:=SIN(RADIANS([.E$1]*[.$A707]*360/256))" office:value-type="float" office:value="0.0980171403295595">
            <text:p>0.0980171403</text:p>
          </table:table-cell>
          <table:table-cell table:formula="of:=SIN(RADIANS([.F$1]*[.$A707]*360/256))" office:value-type="float" office:value="-0.99247953459871">
            <text:p>-0.9924795346</text:p>
          </table:table-cell>
          <table:table-cell table:formula="of:=SIN(RADIANS([.G$1]*[.$A707]*360/256))" office:value-type="float" office:value="-0.146730474455362">
            <text:p>-0.1467304745</text:p>
          </table:table-cell>
          <table:table-cell table:formula="of:=SIN(RADIANS([.H$1]*[.$A707]*360/256))" office:value-type="float" office:value="0.985277642388942">
            <text:p>0.9852776424</text:p>
          </table:table-cell>
          <table:table-cell table:formula="of:=SIN(RADIANS([.I$1]*[.$A707]*360/256))" office:value-type="float" office:value="0.195090322016126">
            <text:p>0.195090322</text:p>
          </table:table-cell>
          <table:table-cell table:formula="of:=SIN(RADIANS([.J$1]*[.$A707]*360/256))" office:value-type="float" office:value="-0.975702130038529">
            <text:p>-0.97570213</text:p>
          </table:table-cell>
          <table:table-cell table:formula="of:=SIN(RADIANS([.K$1]*[.$A707]*360/256))" office:value-type="float" office:value="-0.242980179903263">
            <text:p>-0.2429801799</text:p>
          </table:table-cell>
          <table:table-cell table:formula="of:=SIN(RADIANS([.L$1]*[.$A707]*360/256))" office:value-type="float" office:value="0.96377606579544">
            <text:p>0.9637760658</text:p>
          </table:table-cell>
          <table:table-cell table:formula="of:=SIN(RADIANS([.M$1]*[.$A707]*360/256))" office:value-type="float" office:value="0.290284677254463">
            <text:p>0.2902846773</text:p>
          </table:table-cell>
          <table:table-cell table:formula="of:=SIN(RADIANS([.N$1]*[.$A707]*360/256))" office:value-type="float" office:value="-0.949528180593036">
            <text:p>-0.9495281806</text:p>
          </table:table-cell>
          <table:table-cell table:formula="of:=SIN(RADIANS([.O$1]*[.$A707]*360/256))" office:value-type="float" office:value="-0.336889853392215">
            <text:p>-0.3368898534</text:p>
          </table:table-cell>
          <table:table-cell table:formula="of:=SIN(RADIANS([.P$1]*[.$A707]*360/256))" office:value-type="float" office:value="0.932992798834741">
            <text:p>0.9329927988</text:p>
          </table:table-cell>
          <table:table-cell table:formula="of:=SIN(RADIANS([.Q$1]*[.$A707]*360/256))" office:value-type="float" office:value="0.382683432365086">
            <text:p>0.3826834324</text:p>
          </table:table-cell>
          <table:table-cell table:formula="of:= [.B707]/1+ [.C707]/2+ [.D707]/3+ [.E707]/4+ [.F707]/5+ [.G707]/6+ [.H707]/7+ [.I707]/8+ [.J707]/9+ [.K707]/10+ [.L707]/11+ [.M707]/12+ [.N707]/13+ [.O707]/14+ [.P707]/15+ [.Q707]/16" office:value-type="float" office:value="-0.756998891189823">
            <text:p>-0.7569988912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formula="of:=SIN(RADIANS([.$A708]*360/256))" office:value-type="float" office:value="-0.998795456205172">
            <text:p>-0.9987954562</text:p>
          </table:table-cell>
          <table:table-cell table:formula="of:=SIN(RADIANS([.C$1]*[.$A708]*360/256))" office:value-type="float" office:value="-0.0980171403295599">
            <text:p>-0.0980171403</text:p>
          </table:table-cell>
          <table:table-cell table:formula="of:=SIN(RADIANS([.D$1]*[.$A708]*360/256))" office:value-type="float" office:value="0.989176509964781">
            <text:p>0.98917651</text:p>
          </table:table-cell>
          <table:table-cell table:formula="of:=SIN(RADIANS([.E$1]*[.$A708]*360/256))" office:value-type="float" office:value="0.195090322016127">
            <text:p>0.195090322</text:p>
          </table:table-cell>
          <table:table-cell table:formula="of:=SIN(RADIANS([.F$1]*[.$A708]*360/256))" office:value-type="float" office:value="-0.970031253194544">
            <text:p>-0.9700312532</text:p>
          </table:table-cell>
          <table:table-cell table:formula="of:=SIN(RADIANS([.G$1]*[.$A708]*360/256))" office:value-type="float" office:value="-0.29028467725446">
            <text:p>-0.2902846773</text:p>
          </table:table-cell>
          <table:table-cell table:formula="of:=SIN(RADIANS([.H$1]*[.$A708]*360/256))" office:value-type="float" office:value="0.94154406518302">
            <text:p>0.9415440652</text:p>
          </table:table-cell>
          <table:table-cell table:formula="of:=SIN(RADIANS([.I$1]*[.$A708]*360/256))" office:value-type="float" office:value="0.382683432365087">
            <text:p>0.3826834324</text:p>
          </table:table-cell>
          <table:table-cell table:formula="of:=SIN(RADIANS([.J$1]*[.$A708]*360/256))" office:value-type="float" office:value="-0.903989293123443">
            <text:p>-0.9039892931</text:p>
          </table:table-cell>
          <table:table-cell table:formula="of:=SIN(RADIANS([.K$1]*[.$A708]*360/256))" office:value-type="float" office:value="-0.471396736825995">
            <text:p>-0.4713967368</text:p>
          </table:table-cell>
          <table:table-cell table:formula="of:=SIN(RADIANS([.L$1]*[.$A708]*360/256))" office:value-type="float" office:value="0.857728610000272">
            <text:p>0.85772861</text:p>
          </table:table-cell>
          <table:table-cell table:formula="of:=SIN(RADIANS([.M$1]*[.$A708]*360/256))" office:value-type="float" office:value="0.555570233019599">
            <text:p>0.555570233</text:p>
          </table:table-cell>
          <table:table-cell table:formula="of:=SIN(RADIANS([.N$1]*[.$A708]*360/256))" office:value-type="float" office:value="-0.803207531480645">
            <text:p>-0.8032075315</text:p>
          </table:table-cell>
          <table:table-cell table:formula="of:=SIN(RADIANS([.O$1]*[.$A708]*360/256))" office:value-type="float" office:value="-0.634393284163647">
            <text:p>-0.6343932842</text:p>
          </table:table-cell>
          <table:table-cell table:formula="of:=SIN(RADIANS([.P$1]*[.$A708]*360/256))" office:value-type="float" office:value="0.740951125354955">
            <text:p>0.7409511254</text:p>
          </table:table-cell>
          <table:table-cell table:formula="of:=SIN(RADIANS([.Q$1]*[.$A708]*360/256))" office:value-type="float" office:value="0.707106781186544">
            <text:p>0.7071067812</text:p>
          </table:table-cell>
          <table:table-cell table:formula="of:= [.B708]/1+ [.C708]/2+ [.D708]/3+ [.E708]/4+ [.F708]/5+ [.G708]/6+ [.H708]/7+ [.I708]/8+ [.J708]/9+ [.K708]/10+ [.L708]/11+ [.M708]/12+ [.N708]/13+ [.O708]/14+ [.P708]/15+ [.Q708]/16" office:value-type="float" office:value="-0.766169414754295">
            <text:p>-0.7661694148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formula="of:=SIN(RADIANS([.$A709]*360/256))" office:value-type="float" office:value="-0.99729045667869">
            <text:p>-0.9972904567</text:p>
          </table:table-cell>
          <table:table-cell table:formula="of:=SIN(RADIANS([.C$1]*[.$A709]*360/256))" office:value-type="float" office:value="-0.146730474455361">
            <text:p>-0.1467304745</text:p>
          </table:table-cell>
          <table:table-cell table:formula="of:=SIN(RADIANS([.D$1]*[.$A709]*360/256))" office:value-type="float" office:value="0.975702130038529">
            <text:p>0.97570213</text:p>
          </table:table-cell>
          <table:table-cell table:formula="of:=SIN(RADIANS([.E$1]*[.$A709]*360/256))" office:value-type="float" office:value="0.290284677254461">
            <text:p>0.2902846773</text:p>
          </table:table-cell>
          <table:table-cell table:formula="of:=SIN(RADIANS([.F$1]*[.$A709]*360/256))" office:value-type="float" office:value="-0.932992798834739">
            <text:p>-0.9329927988</text:p>
          </table:table-cell>
          <table:table-cell table:formula="of:=SIN(RADIANS([.G$1]*[.$A709]*360/256))" office:value-type="float" office:value="-0.427555093430281">
            <text:p>-0.4275550934</text:p>
          </table:table-cell>
          <table:table-cell table:formula="of:=SIN(RADIANS([.H$1]*[.$A709]*360/256))" office:value-type="float" office:value="0.870086991108713">
            <text:p>0.8700869911</text:p>
          </table:table-cell>
          <table:table-cell table:formula="of:=SIN(RADIANS([.I$1]*[.$A709]*360/256))" office:value-type="float" office:value="0.555570233019599">
            <text:p>0.555570233</text:p>
          </table:table-cell>
          <table:table-cell table:formula="of:=SIN(RADIANS([.J$1]*[.$A709]*360/256))" office:value-type="float" office:value="-0.788346427626605">
            <text:p>-0.7883464276</text:p>
          </table:table-cell>
          <table:table-cell table:formula="of:=SIN(RADIANS([.K$1]*[.$A709]*360/256))" office:value-type="float" office:value="-0.671558954847019">
            <text:p>-0.6715589548</text:p>
          </table:table-cell>
          <table:table-cell table:formula="of:=SIN(RADIANS([.L$1]*[.$A709]*360/256))" office:value-type="float" office:value="0.689540544737067">
            <text:p>0.6895405447</text:p>
          </table:table-cell>
          <table:table-cell table:formula="of:=SIN(RADIANS([.M$1]*[.$A709]*360/256))" office:value-type="float" office:value="0.773010453362736">
            <text:p>0.7730104534</text:p>
          </table:table-cell>
          <table:table-cell table:formula="of:=SIN(RADIANS([.N$1]*[.$A709]*360/256))" office:value-type="float" office:value="-0.575808191417848">
            <text:p>-0.5758081914</text:p>
          </table:table-cell>
          <table:table-cell table:formula="of:=SIN(RADIANS([.O$1]*[.$A709]*360/256))" office:value-type="float" office:value="-0.85772861000027">
            <text:p>-0.85772861</text:p>
          </table:table-cell>
          <table:table-cell table:formula="of:=SIN(RADIANS([.P$1]*[.$A709]*360/256))" office:value-type="float" office:value="0.449611329654605">
            <text:p>0.4496113297</text:p>
          </table:table-cell>
          <table:table-cell table:formula="of:=SIN(RADIANS([.Q$1]*[.$A709]*360/256))" office:value-type="float" office:value="0.923879532511284">
            <text:p>0.9238795325</text:p>
          </table:table-cell>
          <table:table-cell table:formula="of:= [.B709]/1+ [.C709]/2+ [.D709]/3+ [.E709]/4+ [.F709]/5+ [.G709]/6+ [.H709]/7+ [.I709]/8+ [.J709]/9+ [.K709]/10+ [.L709]/11+ [.M709]/12+ [.N709]/13+ [.O709]/14+ [.P709]/15+ [.Q709]/16" office:value-type="float" office:value="-0.782453411350544">
            <text:p>-0.7824534114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formula="of:=SIN(RADIANS([.$A710]*360/256))" office:value-type="float" office:value="-0.995184726672197">
            <text:p>-0.9951847267</text:p>
          </table:table-cell>
          <table:table-cell table:formula="of:=SIN(RADIANS([.C$1]*[.$A710]*360/256))" office:value-type="float" office:value="-0.195090322016127">
            <text:p>-0.195090322</text:p>
          </table:table-cell>
          <table:table-cell table:formula="of:=SIN(RADIANS([.D$1]*[.$A710]*360/256))" office:value-type="float" office:value="0.956940335732209">
            <text:p>0.9569403357</text:p>
          </table:table-cell>
          <table:table-cell table:formula="of:=SIN(RADIANS([.E$1]*[.$A710]*360/256))" office:value-type="float" office:value="0.382683432365088">
            <text:p>0.3826834324</text:p>
          </table:table-cell>
          <table:table-cell table:formula="of:=SIN(RADIANS([.F$1]*[.$A710]*360/256))" office:value-type="float" office:value="-0.881921264348355">
            <text:p>-0.8819212643</text:p>
          </table:table-cell>
          <table:table-cell table:formula="of:=SIN(RADIANS([.G$1]*[.$A710]*360/256))" office:value-type="float" office:value="-0.555570233019603">
            <text:p>-0.555570233</text:p>
          </table:table-cell>
          <table:table-cell table:formula="of:=SIN(RADIANS([.H$1]*[.$A710]*360/256))" office:value-type="float" office:value="0.773010453362736">
            <text:p>0.7730104534</text:p>
          </table:table-cell>
          <table:table-cell table:formula="of:=SIN(RADIANS([.I$1]*[.$A710]*360/256))" office:value-type="float" office:value="0.707106781186545">
            <text:p>0.7071067812</text:p>
          </table:table-cell>
          <table:table-cell table:formula="of:=SIN(RADIANS([.J$1]*[.$A710]*360/256))" office:value-type="float" office:value="-0.634393284163648">
            <text:p>-0.6343932842</text:p>
          </table:table-cell>
          <table:table-cell table:formula="of:=SIN(RADIANS([.K$1]*[.$A710]*360/256))" office:value-type="float" office:value="-0.831469612302544">
            <text:p>-0.8314696123</text:p>
          </table:table-cell>
          <table:table-cell table:formula="of:=SIN(RADIANS([.L$1]*[.$A710]*360/256))" office:value-type="float" office:value="0.471396736825998">
            <text:p>0.4713967368</text:p>
          </table:table-cell>
          <table:table-cell table:formula="of:=SIN(RADIANS([.M$1]*[.$A710]*360/256))" office:value-type="float" office:value="0.923879532511287">
            <text:p>0.9238795325</text:p>
          </table:table-cell>
          <table:table-cell table:formula="of:=SIN(RADIANS([.N$1]*[.$A710]*360/256))" office:value-type="float" office:value="-0.29028467725446">
            <text:p>-0.2902846773</text:p>
          </table:table-cell>
          <table:table-cell table:formula="of:=SIN(RADIANS([.O$1]*[.$A710]*360/256))" office:value-type="float" office:value="-0.980785280403231">
            <text:p>-0.9807852804</text:p>
          </table:table-cell>
          <table:table-cell table:formula="of:=SIN(RADIANS([.P$1]*[.$A710]*360/256))" office:value-type="float" office:value="0.0980171403295631">
            <text:p>0.0980171403</text:p>
          </table:table-cell>
          <table:table-cell table:formula="of:=SIN(RADIANS([.Q$1]*[.$A710]*360/256))" office:value-type="float" office:value="1">
            <text:p>1</text:p>
          </table:table-cell>
          <table:table-cell table:formula="of:= [.B710]/1+ [.C710]/2+ [.D710]/3+ [.E710]/4+ [.F710]/5+ [.G710]/6+ [.H710]/7+ [.I710]/8+ [.J710]/9+ [.K710]/10+ [.L710]/11+ [.M710]/12+ [.N710]/13+ [.O710]/14+ [.P710]/15+ [.Q710]/16" office:value-type="float" office:value="-0.805381897033672">
            <text:p>-0.805381897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formula="of:=SIN(RADIANS([.$A711]*360/256))" office:value-type="float" office:value="-0.99247953459871">
            <text:p>-0.9924795346</text:p>
          </table:table-cell>
          <table:table-cell table:formula="of:=SIN(RADIANS([.C$1]*[.$A711]*360/256))" office:value-type="float" office:value="-0.242980179903264">
            <text:p>-0.2429801799</text:p>
          </table:table-cell>
          <table:table-cell table:formula="of:=SIN(RADIANS([.D$1]*[.$A711]*360/256))" office:value-type="float" office:value="0.932992798834739">
            <text:p>0.9329927988</text:p>
          </table:table-cell>
          <table:table-cell table:formula="of:=SIN(RADIANS([.E$1]*[.$A711]*360/256))" office:value-type="float" office:value="0.471396736825999">
            <text:p>0.4713967368</text:p>
          </table:table-cell>
          <table:table-cell table:formula="of:=SIN(RADIANS([.F$1]*[.$A711]*360/256))" office:value-type="float" office:value="-0.817584813151585">
            <text:p>-0.8175848132</text:p>
          </table:table-cell>
          <table:table-cell table:formula="of:=SIN(RADIANS([.G$1]*[.$A711]*360/256))" office:value-type="float" office:value="-0.671558954847017">
            <text:p>-0.6715589548</text:p>
          </table:table-cell>
          <table:table-cell table:formula="of:=SIN(RADIANS([.H$1]*[.$A711]*360/256))" office:value-type="float" office:value="0.653172842953778">
            <text:p>0.653172843</text:p>
          </table:table-cell>
          <table:table-cell table:formula="of:=SIN(RADIANS([.I$1]*[.$A711]*360/256))" office:value-type="float" office:value="0.831469612302546">
            <text:p>0.8314696123</text:p>
          </table:table-cell>
          <table:table-cell table:formula="of:=SIN(RADIANS([.J$1]*[.$A711]*360/256))" office:value-type="float" office:value="-0.449611329654607">
            <text:p>-0.4496113297</text:p>
          </table:table-cell>
          <table:table-cell table:formula="of:=SIN(RADIANS([.K$1]*[.$A711]*360/256))" office:value-type="float" office:value="-0.941544065183019">
            <text:p>-0.9415440652</text:p>
          </table:table-cell>
          <table:table-cell table:formula="of:=SIN(RADIANS([.L$1]*[.$A711]*360/256))" office:value-type="float" office:value="0.21910124015687">
            <text:p>0.2191012402</text:p>
          </table:table-cell>
          <table:table-cell table:formula="of:=SIN(RADIANS([.M$1]*[.$A711]*360/256))" office:value-type="float" office:value="0.995184726672196">
            <text:p>0.9951847267</text:p>
          </table:table-cell>
          <table:table-cell table:formula="of:=SIN(RADIANS([.N$1]*[.$A711]*360/256))" office:value-type="float" office:value="0.0245412285229124">
            <text:p>0.0245412285</text:p>
          </table:table-cell>
          <table:table-cell table:formula="of:=SIN(RADIANS([.O$1]*[.$A711]*360/256))" office:value-type="float" office:value="-0.989176509964782">
            <text:p>-0.98917651</text:p>
          </table:table-cell>
          <table:table-cell table:formula="of:=SIN(RADIANS([.P$1]*[.$A711]*360/256))" office:value-type="float" office:value="-0.266712757474892">
            <text:p>-0.2667127575</text:p>
          </table:table-cell>
          <table:table-cell table:formula="of:=SIN(RADIANS([.Q$1]*[.$A711]*360/256))" office:value-type="float" office:value="0.923879532511285">
            <text:p>0.9238795325</text:p>
          </table:table-cell>
          <table:table-cell table:formula="of:= [.B711]/1+ [.C711]/2+ [.D711]/3+ [.E711]/4+ [.F711]/5+ [.G711]/6+ [.H711]/7+ [.I711]/8+ [.J711]/9+ [.K711]/10+ [.L711]/11+ [.M711]/12+ [.N711]/13+ [.O711]/14+ [.P711]/15+ [.Q711]/16" office:value-type="float" office:value="-0.833389111876048">
            <text:p>-0.8333891119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formula="of:=SIN(RADIANS([.$A712]*360/256))" office:value-type="float" office:value="-0.989176509964781">
            <text:p>-0.98917651</text:p>
          </table:table-cell>
          <table:table-cell table:formula="of:=SIN(RADIANS([.C$1]*[.$A712]*360/256))" office:value-type="float" office:value="-0.290284677254463">
            <text:p>-0.2902846773</text:p>
          </table:table-cell>
          <table:table-cell table:formula="of:=SIN(RADIANS([.D$1]*[.$A712]*360/256))" office:value-type="float" office:value="0.903989293123443">
            <text:p>0.9039892931</text:p>
          </table:table-cell>
          <table:table-cell table:formula="of:=SIN(RADIANS([.E$1]*[.$A712]*360/256))" office:value-type="float" office:value="0.555570233019603">
            <text:p>0.555570233</text:p>
          </table:table-cell>
          <table:table-cell table:formula="of:=SIN(RADIANS([.F$1]*[.$A712]*360/256))" office:value-type="float" office:value="-0.740951125354959">
            <text:p>-0.7409511254</text:p>
          </table:table-cell>
          <table:table-cell table:formula="of:=SIN(RADIANS([.G$1]*[.$A712]*360/256))" office:value-type="float" office:value="-0.773010453362737">
            <text:p>-0.7730104534</text:p>
          </table:table-cell>
          <table:table-cell table:formula="of:=SIN(RADIANS([.H$1]*[.$A712]*360/256))" office:value-type="float" office:value="0.51410274419322">
            <text:p>0.5141027442</text:p>
          </table:table-cell>
          <table:table-cell table:formula="of:=SIN(RADIANS([.I$1]*[.$A712]*360/256))" office:value-type="float" office:value="0.923879532511287">
            <text:p>0.9238795325</text:p>
          </table:table-cell>
          <table:table-cell table:formula="of:=SIN(RADIANS([.J$1]*[.$A712]*360/256))" office:value-type="float" office:value="-0.242980179903263">
            <text:p>-0.2429801799</text:p>
          </table:table-cell>
          <table:table-cell table:formula="of:=SIN(RADIANS([.K$1]*[.$A712]*360/256))" office:value-type="float" office:value="-0.995184726672197">
            <text:p>-0.9951847267</text:p>
          </table:table-cell>
          <table:table-cell table:formula="of:=SIN(RADIANS([.L$1]*[.$A712]*360/256))" office:value-type="float" office:value="-0.0490676743274175">
            <text:p>-0.0490676743</text:p>
          </table:table-cell>
          <table:table-cell table:formula="of:=SIN(RADIANS([.M$1]*[.$A712]*360/256))" office:value-type="float" office:value="0.980785280403231">
            <text:p>0.9807852804</text:p>
          </table:table-cell>
          <table:table-cell table:formula="of:=SIN(RADIANS([.N$1]*[.$A712]*360/256))" office:value-type="float" office:value="0.336889853392218">
            <text:p>0.3368898534</text:p>
          </table:table-cell>
          <table:table-cell table:formula="of:=SIN(RADIANS([.O$1]*[.$A712]*360/256))" office:value-type="float" office:value="-0.881921264348353">
            <text:p>-0.8819212643</text:p>
          </table:table-cell>
          <table:table-cell table:formula="of:=SIN(RADIANS([.P$1]*[.$A712]*360/256))" office:value-type="float" office:value="-0.595699304492436">
            <text:p>-0.5956993045</text:p>
          </table:table-cell>
          <table:table-cell table:formula="of:=SIN(RADIANS([.Q$1]*[.$A712]*360/256))" office:value-type="float" office:value="0.707106781186545">
            <text:p>0.7071067812</text:p>
          </table:table-cell>
          <table:table-cell table:formula="of:= [.B712]/1+ [.C712]/2+ [.D712]/3+ [.E712]/4+ [.F712]/5+ [.G712]/6+ [.H712]/7+ [.I712]/8+ [.J712]/9+ [.K712]/10+ [.L712]/11+ [.M712]/12+ [.N712]/13+ [.O712]/14+ [.P712]/15+ [.Q712]/16" office:value-type="float" office:value="-0.864037382319608">
            <text:p>-0.8640373823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formula="of:=SIN(RADIANS([.$A713]*360/256))" office:value-type="float" office:value="-0.985277642388941">
            <text:p>-0.9852776424</text:p>
          </table:table-cell>
          <table:table-cell table:formula="of:=SIN(RADIANS([.C$1]*[.$A713]*360/256))" office:value-type="float" office:value="-0.33688985339222">
            <text:p>-0.3368898534</text:p>
          </table:table-cell>
          <table:table-cell table:formula="of:=SIN(RADIANS([.D$1]*[.$A713]*360/256))" office:value-type="float" office:value="0.870086991108711">
            <text:p>0.8700869911</text:p>
          </table:table-cell>
          <table:table-cell table:formula="of:=SIN(RADIANS([.E$1]*[.$A713]*360/256))" office:value-type="float" office:value="0.634393284163646">
            <text:p>0.6343932842</text:p>
          </table:table-cell>
          <table:table-cell table:formula="of:=SIN(RADIANS([.F$1]*[.$A713]*360/256))" office:value-type="float" office:value="-0.653172842953778">
            <text:p>-0.653172843</text:p>
          </table:table-cell>
          <table:table-cell table:formula="of:=SIN(RADIANS([.G$1]*[.$A713]*360/256))" office:value-type="float" office:value="-0.857728610000272">
            <text:p>-0.85772861</text:p>
          </table:table-cell>
          <table:table-cell table:formula="of:=SIN(RADIANS([.H$1]*[.$A713]*360/256))" office:value-type="float" office:value="0.359895036534989">
            <text:p>0.3598950365</text:p>
          </table:table-cell>
          <table:table-cell table:formula="of:=SIN(RADIANS([.I$1]*[.$A713]*360/256))" office:value-type="float" office:value="0.980785280403231">
            <text:p>0.9807852804</text:p>
          </table:table-cell>
          <table:table-cell table:formula="of:=SIN(RADIANS([.J$1]*[.$A713]*360/256))" office:value-type="float" office:value="-0.0245412285229166">
            <text:p>-0.0245412285</text:p>
          </table:table-cell>
          <table:table-cell table:formula="of:=SIN(RADIANS([.K$1]*[.$A713]*360/256))" office:value-type="float" office:value="-0.989176509964781">
            <text:p>-0.98917651</text:p>
          </table:table-cell>
          <table:table-cell table:formula="of:=SIN(RADIANS([.L$1]*[.$A713]*360/256))" office:value-type="float" office:value="-0.313681740398891">
            <text:p>-0.3136817404</text:p>
          </table:table-cell>
          <table:table-cell table:formula="of:=SIN(RADIANS([.M$1]*[.$A713]*360/256))" office:value-type="float" office:value="0.881921264348354">
            <text:p>0.8819212643</text:p>
          </table:table-cell>
          <table:table-cell table:formula="of:=SIN(RADIANS([.N$1]*[.$A713]*360/256))" office:value-type="float" office:value="0.615231590580624">
            <text:p>0.6152315906</text:p>
          </table:table-cell>
          <table:table-cell table:formula="of:=SIN(RADIANS([.O$1]*[.$A713]*360/256))" office:value-type="float" office:value="-0.67155895484702">
            <text:p>-0.6715589548</text:p>
          </table:table-cell>
          <table:table-cell table:formula="of:=SIN(RADIANS([.P$1]*[.$A713]*360/256))" office:value-type="float" office:value="-0.844853565249707">
            <text:p>-0.8448535652</text:p>
          </table:table-cell>
          <table:table-cell table:formula="of:=SIN(RADIANS([.Q$1]*[.$A713]*360/256))" office:value-type="float" office:value="0.382683432365088">
            <text:p>0.3826834324</text:p>
          </table:table-cell>
          <table:table-cell table:formula="of:= [.B713]/1+ [.C713]/2+ [.D713]/3+ [.E713]/4+ [.F713]/5+ [.G713]/6+ [.H713]/7+ [.I713]/8+ [.J713]/9+ [.K713]/10+ [.L713]/11+ [.M713]/12+ [.N713]/13+ [.O713]/14+ [.P713]/15+ [.Q713]/16" office:value-type="float" office:value="-0.894389234859093">
            <text:p>-0.8943892349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SIN(RADIANS([.$A714]*360/256))" office:value-type="float" office:value="-0.98078528040323">
            <text:p>-0.9807852804</text:p>
          </table:table-cell>
          <table:table-cell table:formula="of:=SIN(RADIANS([.C$1]*[.$A714]*360/256))" office:value-type="float" office:value="-0.38268343236509">
            <text:p>-0.3826834324</text:p>
          </table:table-cell>
          <table:table-cell table:formula="of:=SIN(RADIANS([.D$1]*[.$A714]*360/256))" office:value-type="float" office:value="0.831469612302546">
            <text:p>0.8314696123</text:p>
          </table:table-cell>
          <table:table-cell table:formula="of:=SIN(RADIANS([.E$1]*[.$A714]*360/256))" office:value-type="float" office:value="0.707106781186548">
            <text:p>0.7071067812</text:p>
          </table:table-cell>
          <table:table-cell table:formula="of:=SIN(RADIANS([.F$1]*[.$A714]*360/256))" office:value-type="float" office:value="-0.555570233019601">
            <text:p>-0.555570233</text:p>
          </table:table-cell>
          <table:table-cell table:formula="of:=SIN(RADIANS([.G$1]*[.$A714]*360/256))" office:value-type="float" office:value="-0.923879532511286">
            <text:p>-0.9238795325</text:p>
          </table:table-cell>
          <table:table-cell table:formula="of:=SIN(RADIANS([.H$1]*[.$A714]*360/256))" office:value-type="float" office:value="0.195090322016125">
            <text:p>0.195090322</text:p>
          </table:table-cell>
          <table:table-cell table:formula="of:=SIN(RADIANS([.I$1]*[.$A714]*360/256))" office:value-type="float" office:value="1">
            <text:p>1</text:p>
          </table:table-cell>
          <table:table-cell table:formula="of:=SIN(RADIANS([.J$1]*[.$A714]*360/256))" office:value-type="float" office:value="0.195090322016126">
            <text:p>0.195090322</text:p>
          </table:table-cell>
          <table:table-cell table:formula="of:=SIN(RADIANS([.K$1]*[.$A714]*360/256))" office:value-type="float" office:value="-0.923879532511286">
            <text:p>-0.9238795325</text:p>
          </table:table-cell>
          <table:table-cell table:formula="of:=SIN(RADIANS([.L$1]*[.$A714]*360/256))" office:value-type="float" office:value="-0.555570233019602">
            <text:p>-0.555570233</text:p>
          </table:table-cell>
          <table:table-cell table:formula="of:=SIN(RADIANS([.M$1]*[.$A714]*360/256))" office:value-type="float" office:value="0.70710678118655">
            <text:p>0.7071067812</text:p>
          </table:table-cell>
          <table:table-cell table:formula="of:=SIN(RADIANS([.N$1]*[.$A714]*360/256))" office:value-type="float" office:value="0.831469612302546">
            <text:p>0.8314696123</text:p>
          </table:table-cell>
          <table:table-cell table:formula="of:=SIN(RADIANS([.O$1]*[.$A714]*360/256))" office:value-type="float" office:value="-0.382683432365084">
            <text:p>-0.3826834324</text:p>
          </table:table-cell>
          <table:table-cell table:formula="of:=SIN(RADIANS([.P$1]*[.$A714]*360/256))" office:value-type="float" office:value="-0.98078528040323">
            <text:p>-0.9807852804</text:p>
          </table:table-cell>
          <table:table-cell table:formula="of:=SIN(RADIANS([.Q$1]*[.$A714]*360/256))" office:value-type="float" office:value="-4.91096680932118E-016">
            <text:p>-4.91096680932118E-016</text:p>
          </table:table-cell>
          <table:table-cell table:formula="of:= [.B714]/1+ [.C714]/2+ [.D714]/3+ [.E714]/4+ [.F714]/5+ [.G714]/6+ [.H714]/7+ [.I714]/8+ [.J714]/9+ [.K714]/10+ [.L714]/11+ [.M714]/12+ [.N714]/13+ [.O714]/14+ [.P714]/15+ [.Q714]/16" office:value-type="float" office:value="-0.921470772364851">
            <text:p>-0.9214707724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table:formula="of:=SIN(RADIANS([.$A715]*360/256))" office:value-type="float" office:value="-0.975702130038528">
            <text:p>-0.97570213</text:p>
          </table:table-cell>
          <table:table-cell table:formula="of:=SIN(RADIANS([.C$1]*[.$A715]*360/256))" office:value-type="float" office:value="-0.427555093430282">
            <text:p>-0.4275550934</text:p>
          </table:table-cell>
          <table:table-cell table:formula="of:=SIN(RADIANS([.D$1]*[.$A715]*360/256))" office:value-type="float" office:value="0.788346427626606">
            <text:p>0.7883464276</text:p>
          </table:table-cell>
          <table:table-cell table:formula="of:=SIN(RADIANS([.E$1]*[.$A715]*360/256))" office:value-type="float" office:value="0.773010453362737">
            <text:p>0.7730104534</text:p>
          </table:table-cell>
          <table:table-cell table:formula="of:=SIN(RADIANS([.F$1]*[.$A715]*360/256))" office:value-type="float" office:value="-0.449611329654607">
            <text:p>-0.4496113297</text:p>
          </table:table-cell>
          <table:table-cell table:formula="of:=SIN(RADIANS([.G$1]*[.$A715]*360/256))" office:value-type="float" office:value="-0.970031253194544">
            <text:p>-0.9700312532</text:p>
          </table:table-cell>
          <table:table-cell table:formula="of:=SIN(RADIANS([.H$1]*[.$A715]*360/256))" office:value-type="float" office:value="0.0245412285229127">
            <text:p>0.0245412285</text:p>
          </table:table-cell>
          <table:table-cell table:formula="of:=SIN(RADIANS([.I$1]*[.$A715]*360/256))" office:value-type="float" office:value="0.98078528040323">
            <text:p>0.9807852804</text:p>
          </table:table-cell>
          <table:table-cell table:formula="of:=SIN(RADIANS([.J$1]*[.$A715]*360/256))" office:value-type="float" office:value="0.405241314004989">
            <text:p>0.405241314</text:p>
          </table:table-cell>
          <table:table-cell table:formula="of:=SIN(RADIANS([.K$1]*[.$A715]*360/256))" office:value-type="float" office:value="-0.803207531480645">
            <text:p>-0.8032075315</text:p>
          </table:table-cell>
          <table:table-cell table:formula="of:=SIN(RADIANS([.L$1]*[.$A715]*360/256))" office:value-type="float" office:value="-0.757208846506484">
            <text:p>-0.7572088465</text:p>
          </table:table-cell>
          <table:table-cell table:formula="of:=SIN(RADIANS([.M$1]*[.$A715]*360/256))" office:value-type="float" office:value="0.471396736825998">
            <text:p>0.4713967368</text:p>
          </table:table-cell>
          <table:table-cell table:formula="of:=SIN(RADIANS([.N$1]*[.$A715]*360/256))" office:value-type="float" office:value="0.963776065795438">
            <text:p>0.9637760658</text:p>
          </table:table-cell>
          <table:table-cell table:formula="of:=SIN(RADIANS([.O$1]*[.$A715]*360/256))" office:value-type="float" office:value="-0.0490676743274188">
            <text:p>-0.0490676743</text:p>
          </table:table-cell>
          <table:table-cell table:formula="of:=SIN(RADIANS([.P$1]*[.$A715]*360/256))" office:value-type="float" office:value="-0.985277642388943">
            <text:p>-0.9852776424</text:p>
          </table:table-cell>
          <table:table-cell table:formula="of:=SIN(RADIANS([.Q$1]*[.$A715]*360/256))" office:value-type="float" office:value="-0.382683432365089">
            <text:p>-0.3826834324</text:p>
          </table:table-cell>
          <table:table-cell table:formula="of:= [.B715]/1+ [.C715]/2+ [.D715]/3+ [.E715]/4+ [.F715]/5+ [.G715]/6+ [.H715]/7+ [.I715]/8+ [.J715]/9+ [.K715]/10+ [.L715]/11+ [.M715]/12+ [.N715]/13+ [.O715]/14+ [.P715]/15+ [.Q715]/16" office:value-type="float" office:value="-0.942754163554448">
            <text:p>-0.9427541636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formula="of:=SIN(RADIANS([.$A716]*360/256))" office:value-type="float" office:value="-0.970031253194544">
            <text:p>-0.9700312532</text:p>
          </table:table-cell>
          <table:table-cell table:formula="of:=SIN(RADIANS([.C$1]*[.$A716]*360/256))" office:value-type="float" office:value="-0.471396736825997">
            <text:p>-0.4713967368</text:p>
          </table:table-cell>
          <table:table-cell table:formula="of:=SIN(RADIANS([.D$1]*[.$A716]*360/256))" office:value-type="float" office:value="0.740951125354959">
            <text:p>0.7409511254</text:p>
          </table:table-cell>
          <table:table-cell table:formula="of:=SIN(RADIANS([.E$1]*[.$A716]*360/256))" office:value-type="float" office:value="0.831469612302545">
            <text:p>0.8314696123</text:p>
          </table:table-cell>
          <table:table-cell table:formula="of:=SIN(RADIANS([.F$1]*[.$A716]*360/256))" office:value-type="float" office:value="-0.336889853392222">
            <text:p>-0.3368898534</text:p>
          </table:table-cell>
          <table:table-cell table:formula="of:=SIN(RADIANS([.G$1]*[.$A716]*360/256))" office:value-type="float" office:value="-0.995184726672197">
            <text:p>-0.9951847267</text:p>
          </table:table-cell>
          <table:table-cell table:formula="of:=SIN(RADIANS([.H$1]*[.$A716]*360/256))" office:value-type="float" office:value="-0.146730474455358">
            <text:p>-0.1467304745</text:p>
          </table:table-cell>
          <table:table-cell table:formula="of:=SIN(RADIANS([.I$1]*[.$A716]*360/256))" office:value-type="float" office:value="0.923879532511287">
            <text:p>0.9238795325</text:p>
          </table:table-cell>
          <table:table-cell table:formula="of:=SIN(RADIANS([.J$1]*[.$A716]*360/256))" office:value-type="float" office:value="0.595699304492434">
            <text:p>0.5956993045</text:p>
          </table:table-cell>
          <table:table-cell table:formula="of:=SIN(RADIANS([.K$1]*[.$A716]*360/256))" office:value-type="float" office:value="-0.634393284163648">
            <text:p>-0.6343932842</text:p>
          </table:table-cell>
          <table:table-cell table:formula="of:=SIN(RADIANS([.L$1]*[.$A716]*360/256))" office:value-type="float" office:value="-0.903989293123443">
            <text:p>-0.9039892931</text:p>
          </table:table-cell>
          <table:table-cell table:formula="of:=SIN(RADIANS([.M$1]*[.$A716]*360/256))" office:value-type="float" office:value="0.195090322016126">
            <text:p>0.195090322</text:p>
          </table:table-cell>
          <table:table-cell table:formula="of:=SIN(RADIANS([.N$1]*[.$A716]*360/256))" office:value-type="float" office:value="0.998795456205172">
            <text:p>0.9987954562</text:p>
          </table:table-cell>
          <table:table-cell table:formula="of:=SIN(RADIANS([.O$1]*[.$A716]*360/256))" office:value-type="float" office:value="0.290284677254455">
            <text:p>0.2902846773</text:p>
          </table:table-cell>
          <table:table-cell table:formula="of:=SIN(RADIANS([.P$1]*[.$A716]*360/256))" office:value-type="float" office:value="-0.857728610000271">
            <text:p>-0.85772861</text:p>
          </table:table-cell>
          <table:table-cell table:formula="of:=SIN(RADIANS([.Q$1]*[.$A716]*360/256))" office:value-type="float" office:value="-0.707106781186546">
            <text:p>-0.7071067812</text:p>
          </table:table-cell>
          <table:table-cell table:formula="of:= [.B716]/1+ [.C716]/2+ [.D716]/3+ [.E716]/4+ [.F716]/5+ [.G716]/6+ [.H716]/7+ [.I716]/8+ [.J716]/9+ [.K716]/10+ [.L716]/11+ [.M716]/12+ [.N716]/13+ [.O716]/14+ [.P716]/15+ [.Q716]/16" office:value-type="float" office:value="-0.956582033103937">
            <text:p>-0.9565820331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table:formula="of:=SIN(RADIANS([.$A717]*360/256))" office:value-type="float" office:value="-0.96377606579544">
            <text:p>-0.9637760658</text:p>
          </table:table-cell>
          <table:table-cell table:formula="of:=SIN(RADIANS([.C$1]*[.$A717]*360/256))" office:value-type="float" office:value="-0.514102744193221">
            <text:p>-0.5141027442</text:p>
          </table:table-cell>
          <table:table-cell table:formula="of:=SIN(RADIANS([.D$1]*[.$A717]*360/256))" office:value-type="float" office:value="0.689540544737067">
            <text:p>0.6895405447</text:p>
          </table:table-cell>
          <table:table-cell table:formula="of:=SIN(RADIANS([.E$1]*[.$A717]*360/256))" office:value-type="float" office:value="0.881921264348355">
            <text:p>0.8819212643</text:p>
          </table:table-cell>
          <table:table-cell table:formula="of:=SIN(RADIANS([.F$1]*[.$A717]*360/256))" office:value-type="float" office:value="-0.219101240156869">
            <text:p>-0.2191012402</text:p>
          </table:table-cell>
          <table:table-cell table:formula="of:=SIN(RADIANS([.G$1]*[.$A717]*360/256))" office:value-type="float" office:value="-0.998795456205172">
            <text:p>-0.9987954562</text:p>
          </table:table-cell>
          <table:table-cell table:formula="of:=SIN(RADIANS([.H$1]*[.$A717]*360/256))" office:value-type="float" office:value="-0.313681740398892">
            <text:p>-0.3136817404</text:p>
          </table:table-cell>
          <table:table-cell table:formula="of:=SIN(RADIANS([.I$1]*[.$A717]*360/256))" office:value-type="float" office:value="0.831469612302546">
            <text:p>0.8314696123</text:p>
          </table:table-cell>
          <table:table-cell table:formula="of:=SIN(RADIANS([.J$1]*[.$A717]*360/256))" office:value-type="float" office:value="0.757208846506482">
            <text:p>0.7572088465</text:p>
          </table:table-cell>
          <table:table-cell table:formula="of:=SIN(RADIANS([.K$1]*[.$A717]*360/256))" office:value-type="float" office:value="-0.427555093430281">
            <text:p>-0.4275550934</text:p>
          </table:table-cell>
          <table:table-cell table:formula="of:=SIN(RADIANS([.L$1]*[.$A717]*360/256))" office:value-type="float" office:value="-0.985277642388941">
            <text:p>-0.9852776424</text:p>
          </table:table-cell>
          <table:table-cell table:formula="of:=SIN(RADIANS([.M$1]*[.$A717]*360/256))" office:value-type="float" office:value="-0.098017140329558">
            <text:p>-0.0980171403</text:p>
          </table:table-cell>
          <table:table-cell table:formula="of:=SIN(RADIANS([.N$1]*[.$A717]*360/256))" office:value-type="float" office:value="0.932992798834738">
            <text:p>0.9329927988</text:p>
          </table:table-cell>
          <table:table-cell table:formula="of:=SIN(RADIANS([.O$1]*[.$A717]*360/256))" office:value-type="float" office:value="0.595699304492434">
            <text:p>0.5956993045</text:p>
          </table:table-cell>
          <table:table-cell table:formula="of:=SIN(RADIANS([.P$1]*[.$A717]*360/256))" office:value-type="float" office:value="-0.615231590580628">
            <text:p>-0.6152315906</text:p>
          </table:table-cell>
          <table:table-cell table:formula="of:=SIN(RADIANS([.Q$1]*[.$A717]*360/256))" office:value-type="float" office:value="-0.923879532511285">
            <text:p>-0.9238795325</text:p>
          </table:table-cell>
          <table:table-cell table:formula="of:= [.B717]/1+ [.C717]/2+ [.D717]/3+ [.E717]/4+ [.F717]/5+ [.G717]/6+ [.H717]/7+ [.I717]/8+ [.J717]/9+ [.K717]/10+ [.L717]/11+ [.M717]/12+ [.N717]/13+ [.O717]/14+ [.P717]/15+ [.Q717]/16" office:value-type="float" office:value="-0.962463672474491">
            <text:p>-0.9624636725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formula="of:=SIN(RADIANS([.$A718]*360/256))" office:value-type="float" office:value="-0.956940335732209">
            <text:p>-0.9569403357</text:p>
          </table:table-cell>
          <table:table-cell table:formula="of:=SIN(RADIANS([.C$1]*[.$A718]*360/256))" office:value-type="float" office:value="-0.555570233019602">
            <text:p>-0.555570233</text:p>
          </table:table-cell>
          <table:table-cell table:formula="of:=SIN(RADIANS([.D$1]*[.$A718]*360/256))" office:value-type="float" office:value="0.634393284163645">
            <text:p>0.6343932842</text:p>
          </table:table-cell>
          <table:table-cell table:formula="of:=SIN(RADIANS([.E$1]*[.$A718]*360/256))" office:value-type="float" office:value="0.923879532511286">
            <text:p>0.9238795325</text:p>
          </table:table-cell>
          <table:table-cell table:formula="of:=SIN(RADIANS([.F$1]*[.$A718]*360/256))" office:value-type="float" office:value="-0.0980171403295612">
            <text:p>-0.0980171403</text:p>
          </table:table-cell>
          <table:table-cell table:formula="of:=SIN(RADIANS([.G$1]*[.$A718]*360/256))" office:value-type="float" office:value="-0.98078528040323">
            <text:p>-0.9807852804</text:p>
          </table:table-cell>
          <table:table-cell table:formula="of:=SIN(RADIANS([.H$1]*[.$A718]*360/256))" office:value-type="float" office:value="-0.471396736825995">
            <text:p>-0.4713967368</text:p>
          </table:table-cell>
          <table:table-cell table:formula="of:=SIN(RADIANS([.I$1]*[.$A718]*360/256))" office:value-type="float" office:value="0.707106781186549">
            <text:p>0.7071067812</text:p>
          </table:table-cell>
          <table:table-cell table:formula="of:=SIN(RADIANS([.J$1]*[.$A718]*360/256))" office:value-type="float" office:value="0.881921264348354">
            <text:p>0.8819212643</text:p>
          </table:table-cell>
          <table:table-cell table:formula="of:=SIN(RADIANS([.K$1]*[.$A718]*360/256))" office:value-type="float" office:value="-0.19509032201613">
            <text:p>-0.195090322</text:p>
          </table:table-cell>
          <table:table-cell table:formula="of:=SIN(RADIANS([.L$1]*[.$A718]*360/256))" office:value-type="float" office:value="-0.995184726672197">
            <text:p>-0.9951847267</text:p>
          </table:table-cell>
          <table:table-cell table:formula="of:=SIN(RADIANS([.M$1]*[.$A718]*360/256))" office:value-type="float" office:value="-0.38268343236509">
            <text:p>-0.3826834324</text:p>
          </table:table-cell>
          <table:table-cell table:formula="of:=SIN(RADIANS([.N$1]*[.$A718]*360/256))" office:value-type="float" office:value="0.773010453362741">
            <text:p>0.7730104534</text:p>
          </table:table-cell>
          <table:table-cell table:formula="of:=SIN(RADIANS([.O$1]*[.$A718]*360/256))" office:value-type="float" office:value="0.831469612302542">
            <text:p>0.8314696123</text:p>
          </table:table-cell>
          <table:table-cell table:formula="of:=SIN(RADIANS([.P$1]*[.$A718]*360/256))" office:value-type="float" office:value="-0.290284677254468">
            <text:p>-0.2902846773</text:p>
          </table:table-cell>
          <table:table-cell table:formula="of:=SIN(RADIANS([.Q$1]*[.$A718]*360/256))" office:value-type="float" office:value="-1">
            <text:p>-1</text:p>
          </table:table-cell>
          <table:table-cell table:formula="of:= [.B718]/1+ [.C718]/2+ [.D718]/3+ [.E718]/4+ [.F718]/5+ [.G718]/6+ [.H718]/7+ [.I718]/8+ [.J718]/9+ [.K718]/10+ [.L718]/11+ [.M718]/12+ [.N718]/13+ [.O718]/14+ [.P718]/15+ [.Q718]/16" office:value-type="float" office:value="-0.961191513936632">
            <text:p>-0.9611915139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table:formula="of:=SIN(RADIANS([.$A719]*360/256))" office:value-type="float" office:value="-0.949528180593037">
            <text:p>-0.9495281806</text:p>
          </table:table-cell>
          <table:table-cell table:formula="of:=SIN(RADIANS([.C$1]*[.$A719]*360/256))" office:value-type="float" office:value="-0.595699304492433">
            <text:p>-0.5956993045</text:p>
          </table:table-cell>
          <table:table-cell table:formula="of:=SIN(RADIANS([.D$1]*[.$A719]*360/256))" office:value-type="float" office:value="0.575808191417845">
            <text:p>0.5758081914</text:p>
          </table:table-cell>
          <table:table-cell table:formula="of:=SIN(RADIANS([.E$1]*[.$A719]*360/256))" office:value-type="float" office:value="0.956940335732208">
            <text:p>0.9569403357</text:p>
          </table:table-cell>
          <table:table-cell table:formula="of:=SIN(RADIANS([.F$1]*[.$A719]*360/256))" office:value-type="float" office:value="0.0245412285229103">
            <text:p>0.0245412285</text:p>
          </table:table-cell>
          <table:table-cell table:formula="of:=SIN(RADIANS([.G$1]*[.$A719]*360/256))" office:value-type="float" office:value="-0.94154406518302">
            <text:p>-0.9415440652</text:p>
          </table:table-cell>
          <table:table-cell table:formula="of:=SIN(RADIANS([.H$1]*[.$A719]*360/256))" office:value-type="float" office:value="-0.615231590580627">
            <text:p>-0.6152315906</text:p>
          </table:table-cell>
          <table:table-cell table:formula="of:=SIN(RADIANS([.I$1]*[.$A719]*360/256))" office:value-type="float" office:value="0.555570233019605">
            <text:p>0.555570233</text:p>
          </table:table-cell>
          <table:table-cell table:formula="of:=SIN(RADIANS([.J$1]*[.$A719]*360/256))" office:value-type="float" office:value="0.96377606579544">
            <text:p>0.9637760658</text:p>
          </table:table-cell>
          <table:table-cell table:formula="of:=SIN(RADIANS([.K$1]*[.$A719]*360/256))" office:value-type="float" office:value="0.0490676743274141">
            <text:p>0.0490676743</text:p>
          </table:table-cell>
          <table:table-cell table:formula="of:=SIN(RADIANS([.L$1]*[.$A719]*360/256))" office:value-type="float" office:value="-0.932992798834739">
            <text:p>-0.9329927988</text:p>
          </table:table-cell>
          <table:table-cell table:formula="of:=SIN(RADIANS([.M$1]*[.$A719]*360/256))" office:value-type="float" office:value="-0.634393284163647">
            <text:p>-0.6343932842</text:p>
          </table:table-cell>
          <table:table-cell table:formula="of:=SIN(RADIANS([.N$1]*[.$A719]*360/256))" office:value-type="float" office:value="0.534997619887098">
            <text:p>0.5349976199</text:p>
          </table:table-cell>
          <table:table-cell table:formula="of:=SIN(RADIANS([.O$1]*[.$A719]*360/256))" office:value-type="float" office:value="0.970031253194544">
            <text:p>0.9700312532</text:p>
          </table:table-cell>
          <table:table-cell table:formula="of:=SIN(RADIANS([.P$1]*[.$A719]*360/256))" office:value-type="float" office:value="0.0735645635996722">
            <text:p>0.0735645636</text:p>
          </table:table-cell>
          <table:table-cell table:formula="of:=SIN(RADIANS([.Q$1]*[.$A719]*360/256))" office:value-type="float" office:value="-0.923879532511289">
            <text:p>-0.9238795325</text:p>
          </table:table-cell>
          <table:table-cell table:formula="of:= [.B719]/1+ [.C719]/2+ [.D719]/3+ [.E719]/4+ [.F719]/5+ [.G719]/6+ [.H719]/7+ [.I719]/8+ [.J719]/9+ [.K719]/10+ [.L719]/11+ [.M719]/12+ [.N719]/13+ [.O719]/14+ [.P719]/15+ [.Q719]/16" office:value-type="float" office:value="-0.95475359238971">
            <text:p>-0.9547535924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table:formula="of:=SIN(RADIANS([.$A720]*360/256))" office:value-type="float" office:value="-0.941544065183021">
            <text:p>-0.9415440652</text:p>
          </table:table-cell>
          <table:table-cell table:formula="of:=SIN(RADIANS([.C$1]*[.$A720]*360/256))" office:value-type="float" office:value="-0.634393284163645">
            <text:p>-0.6343932842</text:p>
          </table:table-cell>
          <table:table-cell table:formula="of:=SIN(RADIANS([.D$1]*[.$A720]*360/256))" office:value-type="float" office:value="0.514102744193222">
            <text:p>0.5141027442</text:p>
          </table:table-cell>
          <table:table-cell table:formula="of:=SIN(RADIANS([.E$1]*[.$A720]*360/256))" office:value-type="float" office:value="0.98078528040323">
            <text:p>0.9807852804</text:p>
          </table:table-cell>
          <table:table-cell table:formula="of:=SIN(RADIANS([.F$1]*[.$A720]*360/256))" office:value-type="float" office:value="0.146730474455362">
            <text:p>0.1467304745</text:p>
          </table:table-cell>
          <table:table-cell table:formula="of:=SIN(RADIANS([.G$1]*[.$A720]*360/256))" office:value-type="float" office:value="-0.881921264348356">
            <text:p>-0.8819212643</text:p>
          </table:table-cell>
          <table:table-cell table:formula="of:=SIN(RADIANS([.H$1]*[.$A720]*360/256))" office:value-type="float" office:value="-0.740951125354957">
            <text:p>-0.7409511254</text:p>
          </table:table-cell>
          <table:table-cell table:formula="of:=SIN(RADIANS([.I$1]*[.$A720]*360/256))" office:value-type="float" office:value="0.382683432365093">
            <text:p>0.3826834324</text:p>
          </table:table-cell>
          <table:table-cell table:formula="of:=SIN(RADIANS([.J$1]*[.$A720]*360/256))" office:value-type="float" office:value="0.998795456205172">
            <text:p>0.9987954562</text:p>
          </table:table-cell>
          <table:table-cell table:formula="of:=SIN(RADIANS([.K$1]*[.$A720]*360/256))" office:value-type="float" office:value="0.290284677254463">
            <text:p>0.2902846773</text:p>
          </table:table-cell>
          <table:table-cell table:formula="of:=SIN(RADIANS([.L$1]*[.$A720]*360/256))" office:value-type="float" office:value="-0.803207531480645">
            <text:p>-0.8032075315</text:p>
          </table:table-cell>
          <table:table-cell table:formula="of:=SIN(RADIANS([.M$1]*[.$A720]*360/256))" office:value-type="float" office:value="-0.831469612302544">
            <text:p>-0.8314696123</text:p>
          </table:table-cell>
          <table:table-cell table:formula="of:=SIN(RADIANS([.N$1]*[.$A720]*360/256))" office:value-type="float" office:value="0.24298017990326">
            <text:p>0.2429801799</text:p>
          </table:table-cell>
          <table:table-cell table:formula="of:=SIN(RADIANS([.O$1]*[.$A720]*360/256))" office:value-type="float" office:value="0.995184726672197">
            <text:p>0.9951847267</text:p>
          </table:table-cell>
          <table:table-cell table:formula="of:=SIN(RADIANS([.P$1]*[.$A720]*360/256))" office:value-type="float" office:value="0.427555093430283">
            <text:p>0.4275550934</text:p>
          </table:table-cell>
          <table:table-cell table:formula="of:=SIN(RADIANS([.Q$1]*[.$A720]*360/256))" office:value-type="float" office:value="-0.707106781186553">
            <text:p>-0.7071067812</text:p>
          </table:table-cell>
          <table:table-cell table:formula="of:= [.B720]/1+ [.C720]/2+ [.D720]/3+ [.E720]/4+ [.F720]/5+ [.G720]/6+ [.H720]/7+ [.I720]/8+ [.J720]/9+ [.K720]/10+ [.L720]/11+ [.M720]/12+ [.N720]/13+ [.O720]/14+ [.P720]/15+ [.Q720]/16" office:value-type="float" office:value="-0.946049674731224">
            <text:p>-0.9460496747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formula="of:=SIN(RADIANS([.$A721]*360/256))" office:value-type="float" office:value="-0.932992798834739">
            <text:p>-0.9329927988</text:p>
          </table:table-cell>
          <table:table-cell table:formula="of:=SIN(RADIANS([.C$1]*[.$A721]*360/256))" office:value-type="float" office:value="-0.671558954847019">
            <text:p>-0.6715589548</text:p>
          </table:table-cell>
          <table:table-cell table:formula="of:=SIN(RADIANS([.D$1]*[.$A721]*360/256))" office:value-type="float" office:value="0.449611329654606">
            <text:p>0.4496113297</text:p>
          </table:table-cell>
          <table:table-cell table:formula="of:=SIN(RADIANS([.E$1]*[.$A721]*360/256))" office:value-type="float" office:value="0.995184726672197">
            <text:p>0.9951847267</text:p>
          </table:table-cell>
          <table:table-cell table:formula="of:=SIN(RADIANS([.F$1]*[.$A721]*360/256))" office:value-type="float" office:value="0.266712757474897">
            <text:p>0.2667127575</text:p>
          </table:table-cell>
          <table:table-cell table:formula="of:=SIN(RADIANS([.G$1]*[.$A721]*360/256))" office:value-type="float" office:value="-0.803207531480645">
            <text:p>-0.8032075315</text:p>
          </table:table-cell>
          <table:table-cell table:formula="of:=SIN(RADIANS([.H$1]*[.$A721]*360/256))" office:value-type="float" office:value="-0.844853565249708">
            <text:p>-0.8448535652</text:p>
          </table:table-cell>
          <table:table-cell table:formula="of:=SIN(RADIANS([.I$1]*[.$A721]*360/256))" office:value-type="float" office:value="0.195090322016126">
            <text:p>0.195090322</text:p>
          </table:table-cell>
          <table:table-cell table:formula="of:=SIN(RADIANS([.J$1]*[.$A721]*360/256))" office:value-type="float" office:value="0.985277642388942">
            <text:p>0.9852776424</text:p>
          </table:table-cell>
          <table:table-cell table:formula="of:=SIN(RADIANS([.K$1]*[.$A721]*360/256))" office:value-type="float" office:value="0.51410274419322">
            <text:p>0.5141027442</text:p>
          </table:table-cell>
          <table:table-cell table:formula="of:=SIN(RADIANS([.L$1]*[.$A721]*360/256))" office:value-type="float" office:value="-0.615231590580627">
            <text:p>-0.6152315906</text:p>
          </table:table-cell>
          <table:table-cell table:formula="of:=SIN(RADIANS([.M$1]*[.$A721]*360/256))" office:value-type="float" office:value="-0.956940335732209">
            <text:p>-0.9569403357</text:p>
          </table:table-cell>
          <table:table-cell table:formula="of:=SIN(RADIANS([.N$1]*[.$A721]*360/256))" office:value-type="float" office:value="-0.0735645635996619">
            <text:p>-0.0735645636</text:p>
          </table:table-cell>
          <table:table-cell table:formula="of:=SIN(RADIANS([.O$1]*[.$A721]*360/256))" office:value-type="float" office:value="0.903989293123442">
            <text:p>0.9039892931</text:p>
          </table:table-cell>
          <table:table-cell table:formula="of:=SIN(RADIANS([.P$1]*[.$A721]*360/256))" office:value-type="float" office:value="0.724247082951465">
            <text:p>0.724247083</text:p>
          </table:table-cell>
          <table:table-cell table:formula="of:=SIN(RADIANS([.Q$1]*[.$A721]*360/256))" office:value-type="float" office:value="-0.382683432365085">
            <text:p>-0.3826834324</text:p>
          </table:table-cell>
          <table:table-cell table:formula="of:= [.B721]/1+ [.C721]/2+ [.D721]/3+ [.E721]/4+ [.F721]/5+ [.G721]/6+ [.H721]/7+ [.I721]/8+ [.J721]/9+ [.K721]/10+ [.L721]/11+ [.M721]/12+ [.N721]/13+ [.O721]/14+ [.P721]/15+ [.Q721]/16" office:value-type="float" office:value="-0.93845042700996">
            <text:p>-0.938450427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table:formula="of:=SIN(RADIANS([.$A722]*360/256))" office:value-type="float" office:value="-0.923879532511287">
            <text:p>-0.9238795325</text:p>
          </table:table-cell>
          <table:table-cell table:formula="of:=SIN(RADIANS([.C$1]*[.$A722]*360/256))" office:value-type="float" office:value="-0.707106781186548">
            <text:p>-0.7071067812</text:p>
          </table:table-cell>
          <table:table-cell table:formula="of:=SIN(RADIANS([.D$1]*[.$A722]*360/256))" office:value-type="float" office:value="0.382683432365091">
            <text:p>0.3826834324</text:p>
          </table:table-cell>
          <table:table-cell table:formula="of:=SIN(RADIANS([.E$1]*[.$A722]*360/256))" office:value-type="float" office:value="1">
            <text:p>1</text:p>
          </table:table-cell>
          <table:table-cell table:formula="of:=SIN(RADIANS([.F$1]*[.$A722]*360/256))" office:value-type="float" office:value="0.382683432365091">
            <text:p>0.3826834324</text:p>
          </table:table-cell>
          <table:table-cell table:formula="of:=SIN(RADIANS([.G$1]*[.$A722]*360/256))" office:value-type="float" office:value="-0.707106781186549">
            <text:p>-0.7071067812</text:p>
          </table:table-cell>
          <table:table-cell table:formula="of:=SIN(RADIANS([.H$1]*[.$A722]*360/256))" office:value-type="float" office:value="-0.923879532511286">
            <text:p>-0.9238795325</text:p>
          </table:table-cell>
          <table:table-cell table:formula="of:=SIN(RADIANS([.I$1]*[.$A722]*360/256))" office:value-type="float" office:value="-1.96067283990894E-015">
            <text:p>-1.96067283990894E-015</text:p>
          </table:table-cell>
          <table:table-cell table:formula="of:=SIN(RADIANS([.J$1]*[.$A722]*360/256))" office:value-type="float" office:value="0.923879532511287">
            <text:p>0.9238795325</text:p>
          </table:table-cell>
          <table:table-cell table:formula="of:=SIN(RADIANS([.K$1]*[.$A722]*360/256))" office:value-type="float" office:value="0.707106781186549">
            <text:p>0.7071067812</text:p>
          </table:table-cell>
          <table:table-cell table:formula="of:=SIN(RADIANS([.L$1]*[.$A722]*360/256))" office:value-type="float" office:value="-0.382683432365091">
            <text:p>-0.3826834324</text:p>
          </table:table-cell>
          <table:table-cell table:formula="of:=SIN(RADIANS([.M$1]*[.$A722]*360/256))" office:value-type="float" office:value="-1">
            <text:p>-1</text:p>
          </table:table-cell>
          <table:table-cell table:formula="of:=SIN(RADIANS([.N$1]*[.$A722]*360/256))" office:value-type="float" office:value="-0.382683432365089">
            <text:p>-0.3826834324</text:p>
          </table:table-cell>
          <table:table-cell table:formula="of:=SIN(RADIANS([.O$1]*[.$A722]*360/256))" office:value-type="float" office:value="0.70710678118655">
            <text:p>0.7071067812</text:p>
          </table:table-cell>
          <table:table-cell table:formula="of:=SIN(RADIANS([.P$1]*[.$A722]*360/256))" office:value-type="float" office:value="0.923879532511284">
            <text:p>0.9238795325</text:p>
          </table:table-cell>
          <table:table-cell table:formula="of:=SIN(RADIANS([.Q$1]*[.$A722]*360/256))" office:value-type="float" office:value="3.92134567981788E-015">
            <text:p>3.92134567981788E-015</text:p>
          </table:table-cell>
          <table:table-cell table:formula="of:= [.B722]/1+ [.C722]/2+ [.D722]/3+ [.E722]/4+ [.F722]/5+ [.G722]/6+ [.H722]/7+ [.I722]/8+ [.J722]/9+ [.K722]/10+ [.L722]/11+ [.M722]/12+ [.N722]/13+ [.O722]/14+ [.P722]/15+ [.Q722]/16" office:value-type="float" office:value="-0.935265380876486">
            <text:p>-0.9352653809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table:formula="of:=SIN(RADIANS([.$A723]*360/256))" office:value-type="float" office:value="-0.914209755703531">
            <text:p>-0.9142097557</text:p>
          </table:table-cell>
          <table:table-cell table:formula="of:=SIN(RADIANS([.C$1]*[.$A723]*360/256))" office:value-type="float" office:value="-0.740951125354959">
            <text:p>-0.7409511254</text:p>
          </table:table-cell>
          <table:table-cell table:formula="of:=SIN(RADIANS([.D$1]*[.$A723]*360/256))" office:value-type="float" office:value="0.313681740398892">
            <text:p>0.3136817404</text:p>
          </table:table-cell>
          <table:table-cell table:formula="of:=SIN(RADIANS([.E$1]*[.$A723]*360/256))" office:value-type="float" office:value="0.995184726672197">
            <text:p>0.9951847267</text:p>
          </table:table-cell>
          <table:table-cell table:formula="of:=SIN(RADIANS([.F$1]*[.$A723]*360/256))" office:value-type="float" office:value="0.492898192229784">
            <text:p>0.4928981922</text:p>
          </table:table-cell>
          <table:table-cell table:formula="of:=SIN(RADIANS([.G$1]*[.$A723]*360/256))" office:value-type="float" office:value="-0.595699304492434">
            <text:p>-0.5956993045</text:p>
          </table:table-cell>
          <table:table-cell table:formula="of:=SIN(RADIANS([.H$1]*[.$A723]*360/256))" office:value-type="float" office:value="-0.975702130038529">
            <text:p>-0.97570213</text:p>
          </table:table-cell>
          <table:table-cell table:formula="of:=SIN(RADIANS([.I$1]*[.$A723]*360/256))" office:value-type="float" office:value="-0.19509032201613">
            <text:p>-0.195090322</text:p>
          </table:table-cell>
          <table:table-cell table:formula="of:=SIN(RADIANS([.J$1]*[.$A723]*360/256))" office:value-type="float" office:value="0.817584813151583">
            <text:p>0.8175848132</text:p>
          </table:table-cell>
          <table:table-cell table:formula="of:=SIN(RADIANS([.K$1]*[.$A723]*360/256))" office:value-type="float" office:value="0.857728610000272">
            <text:p>0.85772861</text:p>
          </table:table-cell>
          <table:table-cell table:formula="of:=SIN(RADIANS([.L$1]*[.$A723]*360/256))" office:value-type="float" office:value="-0.122410675199217">
            <text:p>-0.1224106752</text:p>
          </table:table-cell>
          <table:table-cell table:formula="of:=SIN(RADIANS([.M$1]*[.$A723]*360/256))" office:value-type="float" office:value="-0.956940335732209">
            <text:p>-0.9569403357</text:p>
          </table:table-cell>
          <table:table-cell table:formula="of:=SIN(RADIANS([.N$1]*[.$A723]*360/256))" office:value-type="float" office:value="-0.65317284295378">
            <text:p>-0.653172843</text:p>
          </table:table-cell>
          <table:table-cell table:formula="of:=SIN(RADIANS([.O$1]*[.$A723]*360/256))" office:value-type="float" office:value="0.427555093430278">
            <text:p>0.4275550934</text:p>
          </table:table-cell>
          <table:table-cell table:formula="of:=SIN(RADIANS([.P$1]*[.$A723]*360/256))" office:value-type="float" office:value="0.999698818696204">
            <text:p>0.9996988187</text:p>
          </table:table-cell>
          <table:table-cell table:formula="of:=SIN(RADIANS([.Q$1]*[.$A723]*360/256))" office:value-type="float" office:value="0.382683432365092">
            <text:p>0.3826834324</text:p>
          </table:table-cell>
          <table:table-cell table:formula="of:= [.B723]/1+ [.C723]/2+ [.D723]/3+ [.E723]/4+ [.F723]/5+ [.G723]/6+ [.H723]/7+ [.I723]/8+ [.J723]/9+ [.K723]/10+ [.L723]/11+ [.M723]/12+ [.N723]/13+ [.O723]/14+ [.P723]/15+ [.Q723]/16" office:value-type="float" office:value="-0.939202210415104">
            <text:p>-0.939202210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formula="of:=SIN(RADIANS([.$A724]*360/256))" office:value-type="float" office:value="-0.903989293123443">
            <text:p>-0.9039892931</text:p>
          </table:table-cell>
          <table:table-cell table:formula="of:=SIN(RADIANS([.C$1]*[.$A724]*360/256))" office:value-type="float" office:value="-0.773010453362737">
            <text:p>-0.7730104534</text:p>
          </table:table-cell>
          <table:table-cell table:formula="of:=SIN(RADIANS([.D$1]*[.$A724]*360/256))" office:value-type="float" office:value="0.242980179903264">
            <text:p>0.2429801799</text:p>
          </table:table-cell>
          <table:table-cell table:formula="of:=SIN(RADIANS([.E$1]*[.$A724]*360/256))" office:value-type="float" office:value="0.98078528040323">
            <text:p>0.9807852804</text:p>
          </table:table-cell>
          <table:table-cell table:formula="of:=SIN(RADIANS([.F$1]*[.$A724]*360/256))" office:value-type="float" office:value="0.595699304492432">
            <text:p>0.5956993045</text:p>
          </table:table-cell>
          <table:table-cell table:formula="of:=SIN(RADIANS([.G$1]*[.$A724]*360/256))" office:value-type="float" office:value="-0.471396736825997">
            <text:p>-0.4713967368</text:p>
          </table:table-cell>
          <table:table-cell table:formula="of:=SIN(RADIANS([.H$1]*[.$A724]*360/256))" office:value-type="float" office:value="-0.998795456205172">
            <text:p>-0.9987954562</text:p>
          </table:table-cell>
          <table:table-cell table:formula="of:=SIN(RADIANS([.I$1]*[.$A724]*360/256))" office:value-type="float" office:value="-0.38268343236509">
            <text:p>-0.3826834324</text:p>
          </table:table-cell>
          <table:table-cell table:formula="of:=SIN(RADIANS([.J$1]*[.$A724]*360/256))" office:value-type="float" office:value="0.671558954847017">
            <text:p>0.6715589548</text:p>
          </table:table-cell>
          <table:table-cell table:formula="of:=SIN(RADIANS([.K$1]*[.$A724]*360/256))" office:value-type="float" office:value="0.956940335732208">
            <text:p>0.9569403357</text:p>
          </table:table-cell>
          <table:table-cell table:formula="of:=SIN(RADIANS([.L$1]*[.$A724]*360/256))" office:value-type="float" office:value="0.146730474455361">
            <text:p>0.1467304745</text:p>
          </table:table-cell>
          <table:table-cell table:formula="of:=SIN(RADIANS([.M$1]*[.$A724]*360/256))" office:value-type="float" office:value="-0.831469612302545">
            <text:p>-0.8314696123</text:p>
          </table:table-cell>
          <table:table-cell table:formula="of:=SIN(RADIANS([.N$1]*[.$A724]*360/256))" office:value-type="float" office:value="-0.85772861000027">
            <text:p>-0.85772861</text:p>
          </table:table-cell>
          <table:table-cell table:formula="of:=SIN(RADIANS([.O$1]*[.$A724]*360/256))" office:value-type="float" office:value="0.0980171403295631">
            <text:p>0.0980171403</text:p>
          </table:table-cell>
          <table:table-cell table:formula="of:=SIN(RADIANS([.P$1]*[.$A724]*360/256))" office:value-type="float" office:value="0.941544065183021">
            <text:p>0.9415440652</text:p>
          </table:table-cell>
          <table:table-cell table:formula="of:=SIN(RADIANS([.Q$1]*[.$A724]*360/256))" office:value-type="float" office:value="0.707106781186548">
            <text:p>0.7071067812</text:p>
          </table:table-cell>
          <table:table-cell table:formula="of:= [.B724]/1+ [.C724]/2+ [.D724]/3+ [.E724]/4+ [.F724]/5+ [.G724]/6+ [.H724]/7+ [.I724]/8+ [.J724]/9+ [.K724]/10+ [.L724]/11+ [.M724]/12+ [.N724]/13+ [.O724]/14+ [.P724]/15+ [.Q724]/16" office:value-type="float" office:value="-0.951903988988052">
            <text:p>-0.951903989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table:formula="of:=SIN(RADIANS([.$A725]*360/256))" office:value-type="float" office:value="-0.893224301195515">
            <text:p>-0.8932243012</text:p>
          </table:table-cell>
          <table:table-cell table:formula="of:=SIN(RADIANS([.C$1]*[.$A725]*360/256))" office:value-type="float" office:value="-0.803207531480645">
            <text:p>-0.8032075315</text:p>
          </table:table-cell>
          <table:table-cell table:formula="of:=SIN(RADIANS([.D$1]*[.$A725]*360/256))" office:value-type="float" office:value="0.170961888760302">
            <text:p>0.1709618888</text:p>
          </table:table-cell>
          <table:table-cell table:formula="of:=SIN(RADIANS([.E$1]*[.$A725]*360/256))" office:value-type="float" office:value="0.956940335732209">
            <text:p>0.9569403357</text:p>
          </table:table-cell>
          <table:table-cell table:formula="of:=SIN(RADIANS([.F$1]*[.$A725]*360/256))" office:value-type="float" office:value="0.689540544737068">
            <text:p>0.6895405447</text:p>
          </table:table-cell>
          <table:table-cell table:formula="of:=SIN(RADIANS([.G$1]*[.$A725]*360/256))" office:value-type="float" office:value="-0.336889853392222">
            <text:p>-0.3368898534</text:p>
          </table:table-cell>
          <table:table-cell table:formula="of:=SIN(RADIANS([.H$1]*[.$A725]*360/256))" office:value-type="float" office:value="-0.99247953459871">
            <text:p>-0.9924795346</text:p>
          </table:table-cell>
          <table:table-cell table:formula="of:=SIN(RADIANS([.I$1]*[.$A725]*360/256))" office:value-type="float" office:value="-0.555570233019602">
            <text:p>-0.555570233</text:p>
          </table:table-cell>
          <table:table-cell table:formula="of:=SIN(RADIANS([.J$1]*[.$A725]*360/256))" office:value-type="float" office:value="0.492898192229786">
            <text:p>0.4928981922</text:p>
          </table:table-cell>
          <table:table-cell table:formula="of:=SIN(RADIANS([.K$1]*[.$A725]*360/256))" office:value-type="float" office:value="0.998795456205172">
            <text:p>0.9987954562</text:p>
          </table:table-cell>
          <table:table-cell table:formula="of:=SIN(RADIANS([.L$1]*[.$A725]*360/256))" office:value-type="float" office:value="0.405241314004989">
            <text:p>0.405241314</text:p>
          </table:table-cell>
          <table:table-cell table:formula="of:=SIN(RADIANS([.M$1]*[.$A725]*360/256))" office:value-type="float" office:value="-0.634393284163648">
            <text:p>-0.6343932842</text:p>
          </table:table-cell>
          <table:table-cell table:formula="of:=SIN(RADIANS([.N$1]*[.$A725]*360/256))" office:value-type="float" office:value="-0.975702130038529">
            <text:p>-0.97570213</text:p>
          </table:table-cell>
          <table:table-cell table:formula="of:=SIN(RADIANS([.O$1]*[.$A725]*360/256))" office:value-type="float" office:value="-0.242980179903269">
            <text:p>-0.2429801799</text:p>
          </table:table-cell>
          <table:table-cell table:formula="of:=SIN(RADIANS([.P$1]*[.$A725]*360/256))" office:value-type="float" office:value="0.757208846506488">
            <text:p>0.7572088465</text:p>
          </table:table-cell>
          <table:table-cell table:formula="of:=SIN(RADIANS([.Q$1]*[.$A725]*360/256))" office:value-type="float" office:value="0.923879532511287">
            <text:p>0.9238795325</text:p>
          </table:table-cell>
          <table:table-cell table:formula="of:= [.B725]/1+ [.C725]/2+ [.D725]/3+ [.E725]/4+ [.F725]/5+ [.G725]/6+ [.H725]/7+ [.I725]/8+ [.J725]/9+ [.K725]/10+ [.L725]/11+ [.M725]/12+ [.N725]/13+ [.O725]/14+ [.P725]/15+ [.Q725]/16" office:value-type="float" office:value="-0.973641609209719">
            <text:p>-0.9736416092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formula="of:=SIN(RADIANS([.$A726]*360/256))" office:value-type="float" office:value="-0.881921264348355">
            <text:p>-0.8819212643</text:p>
          </table:table-cell>
          <table:table-cell table:formula="of:=SIN(RADIANS([.C$1]*[.$A726]*360/256))" office:value-type="float" office:value="-0.831469612302545">
            <text:p>-0.8314696123</text:p>
          </table:table-cell>
          <table:table-cell table:formula="of:=SIN(RADIANS([.D$1]*[.$A726]*360/256))" office:value-type="float" office:value="0.0980171403295609">
            <text:p>0.0980171403</text:p>
          </table:table-cell>
          <table:table-cell table:formula="of:=SIN(RADIANS([.E$1]*[.$A726]*360/256))" office:value-type="float" office:value="0.923879532511287">
            <text:p>0.9238795325</text:p>
          </table:table-cell>
          <table:table-cell table:formula="of:=SIN(RADIANS([.F$1]*[.$A726]*360/256))" office:value-type="float" office:value="0.773010453362737">
            <text:p>0.7730104534</text:p>
          </table:table-cell>
          <table:table-cell table:formula="of:=SIN(RADIANS([.G$1]*[.$A726]*360/256))" office:value-type="float" office:value="-0.195090322016129">
            <text:p>-0.195090322</text:p>
          </table:table-cell>
          <table:table-cell table:formula="of:=SIN(RADIANS([.H$1]*[.$A726]*360/256))" office:value-type="float" office:value="-0.956940335732209">
            <text:p>-0.9569403357</text:p>
          </table:table-cell>
          <table:table-cell table:formula="of:=SIN(RADIANS([.I$1]*[.$A726]*360/256))" office:value-type="float" office:value="-0.707106781186547">
            <text:p>-0.7071067812</text:p>
          </table:table-cell>
          <table:table-cell table:formula="of:=SIN(RADIANS([.J$1]*[.$A726]*360/256))" office:value-type="float" office:value="0.290284677254463">
            <text:p>0.2902846773</text:p>
          </table:table-cell>
          <table:table-cell table:formula="of:=SIN(RADIANS([.K$1]*[.$A726]*360/256))" office:value-type="float" office:value="0.980785280403231">
            <text:p>0.9807852804</text:p>
          </table:table-cell>
          <table:table-cell table:formula="of:=SIN(RADIANS([.L$1]*[.$A726]*360/256))" office:value-type="float" office:value="0.634393284163645">
            <text:p>0.6343932842</text:p>
          </table:table-cell>
          <table:table-cell table:formula="of:=SIN(RADIANS([.M$1]*[.$A726]*360/256))" office:value-type="float" office:value="-0.382683432365091">
            <text:p>-0.3826834324</text:p>
          </table:table-cell>
          <table:table-cell table:formula="of:=SIN(RADIANS([.N$1]*[.$A726]*360/256))" office:value-type="float" office:value="-0.995184726672196">
            <text:p>-0.9951847267</text:p>
          </table:table-cell>
          <table:table-cell table:formula="of:=SIN(RADIANS([.O$1]*[.$A726]*360/256))" office:value-type="float" office:value="-0.555570233019601">
            <text:p>-0.555570233</text:p>
          </table:table-cell>
          <table:table-cell table:formula="of:=SIN(RADIANS([.P$1]*[.$A726]*360/256))" office:value-type="float" office:value="0.471396736825993">
            <text:p>0.4713967368</text:p>
          </table:table-cell>
          <table:table-cell table:formula="of:=SIN(RADIANS([.Q$1]*[.$A726]*360/256))" office:value-type="float" office:value="1">
            <text:p>1</text:p>
          </table:table-cell>
          <table:table-cell table:formula="of:= [.B726]/1+ [.C726]/2+ [.D726]/3+ [.E726]/4+ [.F726]/5+ [.G726]/6+ [.H726]/7+ [.I726]/8+ [.J726]/9+ [.K726]/10+ [.L726]/11+ [.M726]/12+ [.N726]/13+ [.O726]/14+ [.P726]/15+ [.Q726]/16" office:value-type="float" office:value="-1.00321647860779">
            <text:p>-1.0032164786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formula="of:=SIN(RADIANS([.$A727]*360/256))" office:value-type="float" office:value="-0.870086991108711">
            <text:p>-0.8700869911</text:p>
          </table:table-cell>
          <table:table-cell table:formula="of:=SIN(RADIANS([.C$1]*[.$A727]*360/256))" office:value-type="float" office:value="-0.857728610000272">
            <text:p>-0.85772861</text:p>
          </table:table-cell>
          <table:table-cell table:formula="of:=SIN(RADIANS([.D$1]*[.$A727]*360/256))" office:value-type="float" office:value="0.0245412285229119">
            <text:p>0.0245412285</text:p>
          </table:table-cell>
          <table:table-cell table:formula="of:=SIN(RADIANS([.E$1]*[.$A727]*360/256))" office:value-type="float" office:value="0.881921264348355">
            <text:p>0.8819212643</text:p>
          </table:table-cell>
          <table:table-cell table:formula="of:=SIN(RADIANS([.F$1]*[.$A727]*360/256))" office:value-type="float" office:value="0.844853565249706">
            <text:p>0.8448535652</text:p>
          </table:table-cell>
          <table:table-cell table:formula="of:=SIN(RADIANS([.G$1]*[.$A727]*360/256))" office:value-type="float" office:value="-0.0490676743274173">
            <text:p>-0.0490676743</text:p>
          </table:table-cell>
          <table:table-cell table:formula="of:=SIN(RADIANS([.H$1]*[.$A727]*360/256))" office:value-type="float" office:value="-0.893224301195517">
            <text:p>-0.8932243012</text:p>
          </table:table-cell>
          <table:table-cell table:formula="of:=SIN(RADIANS([.I$1]*[.$A727]*360/256))" office:value-type="float" office:value="-0.831469612302544">
            <text:p>-0.8314696123</text:p>
          </table:table-cell>
          <table:table-cell table:formula="of:=SIN(RADIANS([.J$1]*[.$A727]*360/256))" office:value-type="float" office:value="0.0735645635996663">
            <text:p>0.0735645636</text:p>
          </table:table-cell>
          <table:table-cell table:formula="of:=SIN(RADIANS([.K$1]*[.$A727]*360/256))" office:value-type="float" office:value="0.903989293123445">
            <text:p>0.9039892931</text:p>
          </table:table-cell>
          <table:table-cell table:formula="of:=SIN(RADIANS([.L$1]*[.$A727]*360/256))" office:value-type="float" office:value="0.817584813151583">
            <text:p>0.8175848132</text:p>
          </table:table-cell>
          <table:table-cell table:formula="of:=SIN(RADIANS([.M$1]*[.$A727]*360/256))" office:value-type="float" office:value="-0.0980171403295592">
            <text:p>-0.0980171403</text:p>
          </table:table-cell>
          <table:table-cell table:formula="of:=SIN(RADIANS([.N$1]*[.$A727]*360/256))" office:value-type="float" office:value="-0.914209755703532">
            <text:p>-0.9142097557</text:p>
          </table:table-cell>
          <table:table-cell table:formula="of:=SIN(RADIANS([.O$1]*[.$A727]*360/256))" office:value-type="float" office:value="-0.80320753148064">
            <text:p>-0.8032075315</text:p>
          </table:table-cell>
          <table:table-cell table:formula="of:=SIN(RADIANS([.P$1]*[.$A727]*360/256))" office:value-type="float" office:value="0.122410675199214">
            <text:p>0.1224106752</text:p>
          </table:table-cell>
          <table:table-cell table:formula="of:=SIN(RADIANS([.Q$1]*[.$A727]*360/256))" office:value-type="float" office:value="0.923879532511288">
            <text:p>0.9238795325</text:p>
          </table:table-cell>
          <table:table-cell table:formula="of:= [.B727]/1+ [.C727]/2+ [.D727]/3+ [.E727]/4+ [.F727]/5+ [.G727]/6+ [.H727]/7+ [.I727]/8+ [.J727]/9+ [.K727]/10+ [.L727]/11+ [.M727]/12+ [.N727]/13+ [.O727]/14+ [.P727]/15+ [.Q727]/16" office:value-type="float" office:value="-1.0380970209673">
            <text:p>-1.038097021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table:formula="of:=SIN(RADIANS([.$A728]*360/256))" office:value-type="float" office:value="-0.857728610000272">
            <text:p>-0.85772861</text:p>
          </table:table-cell>
          <table:table-cell table:formula="of:=SIN(RADIANS([.C$1]*[.$A728]*360/256))" office:value-type="float" office:value="-0.881921264348355">
            <text:p>-0.8819212643</text:p>
          </table:table-cell>
          <table:table-cell table:formula="of:=SIN(RADIANS([.D$1]*[.$A728]*360/256))" office:value-type="float" office:value="-0.0490676743274172">
            <text:p>-0.0490676743</text:p>
          </table:table-cell>
          <table:table-cell table:formula="of:=SIN(RADIANS([.E$1]*[.$A728]*360/256))" office:value-type="float" office:value="0.831469612302546">
            <text:p>0.8314696123</text:p>
          </table:table-cell>
          <table:table-cell table:formula="of:=SIN(RADIANS([.F$1]*[.$A728]*360/256))" office:value-type="float" office:value="0.903989293123444">
            <text:p>0.9039892931</text:p>
          </table:table-cell>
          <table:table-cell table:formula="of:=SIN(RADIANS([.G$1]*[.$A728]*360/256))" office:value-type="float" office:value="0.0980171403295591">
            <text:p>0.0980171403</text:p>
          </table:table-cell>
          <table:table-cell table:formula="of:=SIN(RADIANS([.H$1]*[.$A728]*360/256))" office:value-type="float" office:value="-0.803207531480645">
            <text:p>-0.8032075315</text:p>
          </table:table-cell>
          <table:table-cell table:formula="of:=SIN(RADIANS([.I$1]*[.$A728]*360/256))" office:value-type="float" office:value="-0.923879532511286">
            <text:p>-0.9238795325</text:p>
          </table:table-cell>
          <table:table-cell table:formula="of:=SIN(RADIANS([.J$1]*[.$A728]*360/256))" office:value-type="float" office:value="-0.146730474455358">
            <text:p>-0.1467304745</text:p>
          </table:table-cell>
          <table:table-cell table:formula="of:=SIN(RADIANS([.K$1]*[.$A728]*360/256))" office:value-type="float" office:value="0.773010453362736">
            <text:p>0.7730104534</text:p>
          </table:table-cell>
          <table:table-cell table:formula="of:=SIN(RADIANS([.L$1]*[.$A728]*360/256))" office:value-type="float" office:value="0.94154406518302">
            <text:p>0.9415440652</text:p>
          </table:table-cell>
          <table:table-cell table:formula="of:=SIN(RADIANS([.M$1]*[.$A728]*360/256))" office:value-type="float" office:value="0.195090322016125">
            <text:p>0.195090322</text:p>
          </table:table-cell>
          <table:table-cell table:formula="of:=SIN(RADIANS([.N$1]*[.$A728]*360/256))" office:value-type="float" office:value="-0.740951125354958">
            <text:p>-0.7409511254</text:p>
          </table:table-cell>
          <table:table-cell table:formula="of:=SIN(RADIANS([.O$1]*[.$A728]*360/256))" office:value-type="float" office:value="-0.956940335732209">
            <text:p>-0.9569403357</text:p>
          </table:table-cell>
          <table:table-cell table:formula="of:=SIN(RADIANS([.P$1]*[.$A728]*360/256))" office:value-type="float" office:value="-0.242980179903262">
            <text:p>-0.2429801799</text:p>
          </table:table-cell>
          <table:table-cell table:formula="of:=SIN(RADIANS([.Q$1]*[.$A728]*360/256))" office:value-type="float" office:value="0.70710678118655">
            <text:p>0.7071067812</text:p>
          </table:table-cell>
          <table:table-cell table:formula="of:= [.B728]/1+ [.C728]/2+ [.D728]/3+ [.E728]/4+ [.F728]/5+ [.G728]/6+ [.H728]/7+ [.I728]/8+ [.J728]/9+ [.K728]/10+ [.L728]/11+ [.M728]/12+ [.N728]/13+ [.O728]/14+ [.P728]/15+ [.Q728]/16" office:value-type="float" office:value="-1.07477608172896">
            <text:p>-1.0747760817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table:formula="of:=SIN(RADIANS([.$A729]*360/256))" office:value-type="float" office:value="-0.844853565249707">
            <text:p>-0.8448535652</text:p>
          </table:table-cell>
          <table:table-cell table:formula="of:=SIN(RADIANS([.C$1]*[.$A729]*360/256))" office:value-type="float" office:value="-0.903989293123443">
            <text:p>-0.9039892931</text:p>
          </table:table-cell>
          <table:table-cell table:formula="of:=SIN(RADIANS([.D$1]*[.$A729]*360/256))" office:value-type="float" office:value="-0.122410675199216">
            <text:p>-0.1224106752</text:p>
          </table:table-cell>
          <table:table-cell table:formula="of:=SIN(RADIANS([.E$1]*[.$A729]*360/256))" office:value-type="float" office:value="0.773010453362738">
            <text:p>0.7730104534</text:p>
          </table:table-cell>
          <table:table-cell table:formula="of:=SIN(RADIANS([.F$1]*[.$A729]*360/256))" office:value-type="float" office:value="0.949528180593036">
            <text:p>0.9495281806</text:p>
          </table:table-cell>
          <table:table-cell table:formula="of:=SIN(RADIANS([.G$1]*[.$A729]*360/256))" office:value-type="float" office:value="0.242980179903264">
            <text:p>0.2429801799</text:p>
          </table:table-cell>
          <table:table-cell table:formula="of:=SIN(RADIANS([.H$1]*[.$A729]*360/256))" office:value-type="float" office:value="-0.689540544737069">
            <text:p>-0.6895405447</text:p>
          </table:table-cell>
          <table:table-cell table:formula="of:=SIN(RADIANS([.I$1]*[.$A729]*360/256))" office:value-type="float" office:value="-0.98078528040323">
            <text:p>-0.9807852804</text:p>
          </table:table-cell>
          <table:table-cell table:formula="of:=SIN(RADIANS([.J$1]*[.$A729]*360/256))" office:value-type="float" office:value="-0.359895036534986">
            <text:p>-0.3598950365</text:p>
          </table:table-cell>
          <table:table-cell table:formula="of:=SIN(RADIANS([.K$1]*[.$A729]*360/256))" office:value-type="float" office:value="0.595699304492435">
            <text:p>0.5956993045</text:p>
          </table:table-cell>
          <table:table-cell table:formula="of:=SIN(RADIANS([.L$1]*[.$A729]*360/256))" office:value-type="float" office:value="0.99729045667869">
            <text:p>0.9972904567</text:p>
          </table:table-cell>
          <table:table-cell table:formula="of:=SIN(RADIANS([.M$1]*[.$A729]*360/256))" office:value-type="float" office:value="0.471396736825997">
            <text:p>0.4713967368</text:p>
          </table:table-cell>
          <table:table-cell table:formula="of:=SIN(RADIANS([.N$1]*[.$A729]*360/256))" office:value-type="float" office:value="-0.49289819222979">
            <text:p>-0.4928981922</text:p>
          </table:table-cell>
          <table:table-cell table:formula="of:=SIN(RADIANS([.O$1]*[.$A729]*360/256))" office:value-type="float" office:value="-0.998795456205173">
            <text:p>-0.9987954562</text:p>
          </table:table-cell>
          <table:table-cell table:formula="of:=SIN(RADIANS([.P$1]*[.$A729]*360/256))" office:value-type="float" office:value="-0.57580819141784">
            <text:p>-0.5758081914</text:p>
          </table:table-cell>
          <table:table-cell table:formula="of:=SIN(RADIANS([.Q$1]*[.$A729]*360/256))" office:value-type="float" office:value="0.382683432365095">
            <text:p>0.3826834324</text:p>
          </table:table-cell>
          <table:table-cell table:formula="of:= [.B729]/1+ [.C729]/2+ [.D729]/3+ [.E729]/4+ [.F729]/5+ [.G729]/6+ [.H729]/7+ [.I729]/8+ [.J729]/9+ [.K729]/10+ [.L729]/11+ [.M729]/12+ [.N729]/13+ [.O729]/14+ [.P729]/15+ [.Q729]/16" office:value-type="float" office:value="-1.10930062939002">
            <text:p>-1.1093006294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formula="of:=SIN(RADIANS([.$A730]*360/256))" office:value-type="float" office:value="-0.831469612302545">
            <text:p>-0.8314696123</text:p>
          </table:table-cell>
          <table:table-cell table:formula="of:=SIN(RADIANS([.C$1]*[.$A730]*360/256))" office:value-type="float" office:value="-0.923879532511286">
            <text:p>-0.9238795325</text:p>
          </table:table-cell>
          <table:table-cell table:formula="of:=SIN(RADIANS([.D$1]*[.$A730]*360/256))" office:value-type="float" office:value="-0.195090322016129">
            <text:p>-0.195090322</text:p>
          </table:table-cell>
          <table:table-cell table:formula="of:=SIN(RADIANS([.E$1]*[.$A730]*360/256))" office:value-type="float" office:value="0.707106781186549">
            <text:p>0.7071067812</text:p>
          </table:table-cell>
          <table:table-cell table:formula="of:=SIN(RADIANS([.F$1]*[.$A730]*360/256))" office:value-type="float" office:value="0.98078528040323">
            <text:p>0.9807852804</text:p>
          </table:table-cell>
          <table:table-cell table:formula="of:=SIN(RADIANS([.G$1]*[.$A730]*360/256))" office:value-type="float" office:value="0.382683432365091">
            <text:p>0.3826834324</text:p>
          </table:table-cell>
          <table:table-cell table:formula="of:=SIN(RADIANS([.H$1]*[.$A730]*360/256))" office:value-type="float" office:value="-0.555570233019602">
            <text:p>-0.555570233</text:p>
          </table:table-cell>
          <table:table-cell table:formula="of:=SIN(RADIANS([.I$1]*[.$A730]*360/256))" office:value-type="float" office:value="-1">
            <text:p>-1</text:p>
          </table:table-cell>
          <table:table-cell table:formula="of:=SIN(RADIANS([.J$1]*[.$A730]*360/256))" office:value-type="float" office:value="-0.555570233019602">
            <text:p>-0.555570233</text:p>
          </table:table-cell>
          <table:table-cell table:formula="of:=SIN(RADIANS([.K$1]*[.$A730]*360/256))" office:value-type="float" office:value="0.382683432365094">
            <text:p>0.3826834324</text:p>
          </table:table-cell>
          <table:table-cell table:formula="of:=SIN(RADIANS([.L$1]*[.$A730]*360/256))" office:value-type="float" office:value="0.980785280403231">
            <text:p>0.9807852804</text:p>
          </table:table-cell>
          <table:table-cell table:formula="of:=SIN(RADIANS([.M$1]*[.$A730]*360/256))" office:value-type="float" office:value="0.707106781186549">
            <text:p>0.7071067812</text:p>
          </table:table-cell>
          <table:table-cell table:formula="of:=SIN(RADIANS([.N$1]*[.$A730]*360/256))" office:value-type="float" office:value="-0.19509032201613">
            <text:p>-0.195090322</text:p>
          </table:table-cell>
          <table:table-cell table:formula="of:=SIN(RADIANS([.O$1]*[.$A730]*360/256))" office:value-type="float" office:value="-0.923879532511286">
            <text:p>-0.9238795325</text:p>
          </table:table-cell>
          <table:table-cell table:formula="of:=SIN(RADIANS([.P$1]*[.$A730]*360/256))" office:value-type="float" office:value="-0.831469612302548">
            <text:p>-0.8314696123</text:p>
          </table:table-cell>
          <table:table-cell table:formula="of:=SIN(RADIANS([.Q$1]*[.$A730]*360/256))" office:value-type="float" office:value="6.85926003649835E-015">
            <text:p>6.85926003649835E-015</text:p>
          </table:table-cell>
          <table:table-cell table:formula="of:= [.B730]/1+ [.C730]/2+ [.D730]/3+ [.E730]/4+ [.F730]/5+ [.G730]/6+ [.H730]/7+ [.I730]/8+ [.J730]/9+ [.K730]/10+ [.L730]/11+ [.M730]/12+ [.N730]/13+ [.O730]/14+ [.P730]/15+ [.Q730]/16" office:value-type="float" office:value="-1.13789580845524">
            <text:p>-1.1378958085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table:formula="of:=SIN(RADIANS([.$A731]*360/256))" office:value-type="float" office:value="-0.817584813151584">
            <text:p>-0.8175848132</text:p>
          </table:table-cell>
          <table:table-cell table:formula="of:=SIN(RADIANS([.C$1]*[.$A731]*360/256))" office:value-type="float" office:value="-0.94154406518302">
            <text:p>-0.9415440652</text:p>
          </table:table-cell>
          <table:table-cell table:formula="of:=SIN(RADIANS([.D$1]*[.$A731]*360/256))" office:value-type="float" office:value="-0.266712757474898">
            <text:p>-0.2667127575</text:p>
          </table:table-cell>
          <table:table-cell table:formula="of:=SIN(RADIANS([.E$1]*[.$A731]*360/256))" office:value-type="float" office:value="0.634393284163647">
            <text:p>0.6343932842</text:p>
          </table:table-cell>
          <table:table-cell table:formula="of:=SIN(RADIANS([.F$1]*[.$A731]*360/256))" office:value-type="float" office:value="0.99729045667869">
            <text:p>0.9972904567</text:p>
          </table:table-cell>
          <table:table-cell table:formula="of:=SIN(RADIANS([.G$1]*[.$A731]*360/256))" office:value-type="float" office:value="0.514102744193221">
            <text:p>0.5141027442</text:p>
          </table:table-cell>
          <table:table-cell table:formula="of:=SIN(RADIANS([.H$1]*[.$A731]*360/256))" office:value-type="float" office:value="-0.405241314004992">
            <text:p>-0.405241314</text:p>
          </table:table-cell>
          <table:table-cell table:formula="of:=SIN(RADIANS([.I$1]*[.$A731]*360/256))" office:value-type="float" office:value="-0.980785280403231">
            <text:p>-0.9807852804</text:p>
          </table:table-cell>
          <table:table-cell table:formula="of:=SIN(RADIANS([.J$1]*[.$A731]*360/256))" office:value-type="float" office:value="-0.724247082951468">
            <text:p>-0.724247083</text:p>
          </table:table-cell>
          <table:table-cell table:formula="of:=SIN(RADIANS([.K$1]*[.$A731]*360/256))" office:value-type="float" office:value="0.146730474455362">
            <text:p>0.1467304745</text:p>
          </table:table-cell>
          <table:table-cell table:formula="of:=SIN(RADIANS([.L$1]*[.$A731]*360/256))" office:value-type="float" office:value="0.893224301195516">
            <text:p>0.8932243012</text:p>
          </table:table-cell>
          <table:table-cell table:formula="of:=SIN(RADIANS([.M$1]*[.$A731]*360/256))" office:value-type="float" office:value="0.881921264348354">
            <text:p>0.8819212643</text:p>
          </table:table-cell>
          <table:table-cell table:formula="of:=SIN(RADIANS([.N$1]*[.$A731]*360/256))" office:value-type="float" office:value="0.122410675199219">
            <text:p>0.1224106752</text:p>
          </table:table-cell>
          <table:table-cell table:formula="of:=SIN(RADIANS([.O$1]*[.$A731]*360/256))" office:value-type="float" office:value="-0.740951125354963">
            <text:p>-0.7409511254</text:p>
          </table:table-cell>
          <table:table-cell table:formula="of:=SIN(RADIANS([.P$1]*[.$A731]*360/256))" office:value-type="float" office:value="-0.975702130038528">
            <text:p>-0.97570213</text:p>
          </table:table-cell>
          <table:table-cell table:formula="of:=SIN(RADIANS([.Q$1]*[.$A731]*360/256))" office:value-type="float" office:value="-0.382683432365082">
            <text:p>-0.3826834324</text:p>
          </table:table-cell>
          <table:table-cell table:formula="of:= [.B731]/1+ [.C731]/2+ [.D731]/3+ [.E731]/4+ [.F731]/5+ [.G731]/6+ [.H731]/7+ [.I731]/8+ [.J731]/9+ [.K731]/10+ [.L731]/11+ [.M731]/12+ [.N731]/13+ [.O731]/14+ [.P731]/15+ [.Q731]/16" office:value-type="float" office:value="-1.15758727205093">
            <text:p>-1.1575872721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table:formula="of:=SIN(RADIANS([.$A732]*360/256))" office:value-type="float" office:value="-0.803207531480645">
            <text:p>-0.8032075315</text:p>
          </table:table-cell>
          <table:table-cell table:formula="of:=SIN(RADIANS([.C$1]*[.$A732]*360/256))" office:value-type="float" office:value="-0.956940335732209">
            <text:p>-0.9569403357</text:p>
          </table:table-cell>
          <table:table-cell table:formula="of:=SIN(RADIANS([.D$1]*[.$A732]*360/256))" office:value-type="float" office:value="-0.33688985339222">
            <text:p>-0.3368898534</text:p>
          </table:table-cell>
          <table:table-cell table:formula="of:=SIN(RADIANS([.E$1]*[.$A732]*360/256))" office:value-type="float" office:value="0.555570233019601">
            <text:p>0.555570233</text:p>
          </table:table-cell>
          <table:table-cell table:formula="of:=SIN(RADIANS([.F$1]*[.$A732]*360/256))" office:value-type="float" office:value="0.998795456205172">
            <text:p>0.9987954562</text:p>
          </table:table-cell>
          <table:table-cell table:formula="of:=SIN(RADIANS([.G$1]*[.$A732]*360/256))" office:value-type="float" office:value="0.634393284163645">
            <text:p>0.6343932842</text:p>
          </table:table-cell>
          <table:table-cell table:formula="of:=SIN(RADIANS([.H$1]*[.$A732]*360/256))" office:value-type="float" office:value="-0.242980179903263">
            <text:p>-0.2429801799</text:p>
          </table:table-cell>
          <table:table-cell table:formula="of:=SIN(RADIANS([.I$1]*[.$A732]*360/256))" office:value-type="float" office:value="-0.923879532511286">
            <text:p>-0.9238795325</text:p>
          </table:table-cell>
          <table:table-cell table:formula="of:=SIN(RADIANS([.J$1]*[.$A732]*360/256))" office:value-type="float" office:value="-0.85772861000027">
            <text:p>-0.85772861</text:p>
          </table:table-cell>
          <table:table-cell table:formula="of:=SIN(RADIANS([.K$1]*[.$A732]*360/256))" office:value-type="float" office:value="-0.0980171403295582">
            <text:p>-0.0980171403</text:p>
          </table:table-cell>
          <table:table-cell table:formula="of:=SIN(RADIANS([.L$1]*[.$A732]*360/256))" office:value-type="float" office:value="0.74095112535496">
            <text:p>0.7409511254</text:p>
          </table:table-cell>
          <table:table-cell table:formula="of:=SIN(RADIANS([.M$1]*[.$A732]*360/256))" office:value-type="float" office:value="0.98078528040323">
            <text:p>0.9807852804</text:p>
          </table:table-cell>
          <table:table-cell table:formula="of:=SIN(RADIANS([.N$1]*[.$A732]*360/256))" office:value-type="float" office:value="0.427555093430277">
            <text:p>0.4275550934</text:p>
          </table:table-cell>
          <table:table-cell table:formula="of:=SIN(RADIANS([.O$1]*[.$A732]*360/256))" office:value-type="float" office:value="-0.471396736825996">
            <text:p>-0.4713967368</text:p>
          </table:table-cell>
          <table:table-cell table:formula="of:=SIN(RADIANS([.P$1]*[.$A732]*360/256))" office:value-type="float" office:value="-0.989176509964782">
            <text:p>-0.98917651</text:p>
          </table:table-cell>
          <table:table-cell table:formula="of:=SIN(RADIANS([.Q$1]*[.$A732]*360/256))" office:value-type="float" office:value="-0.707106781186551">
            <text:p>-0.7071067812</text:p>
          </table:table-cell>
          <table:table-cell table:formula="of:= [.B732]/1+ [.C732]/2+ [.D732]/3+ [.E732]/4+ [.F732]/5+ [.G732]/6+ [.H732]/7+ [.I732]/8+ [.J732]/9+ [.K732]/10+ [.L732]/11+ [.M732]/12+ [.N732]/13+ [.O732]/14+ [.P732]/15+ [.Q732]/16" office:value-type="float" office:value="-1.16672205909953">
            <text:p>-1.1667220591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formula="of:=SIN(RADIANS([.$A733]*360/256))" office:value-type="float" office:value="-0.788346427626606">
            <text:p>-0.7883464276</text:p>
          </table:table-cell>
          <table:table-cell table:formula="of:=SIN(RADIANS([.C$1]*[.$A733]*360/256))" office:value-type="float" office:value="-0.970031253194544">
            <text:p>-0.9700312532</text:p>
          </table:table-cell>
          <table:table-cell table:formula="of:=SIN(RADIANS([.D$1]*[.$A733]*360/256))" office:value-type="float" office:value="-0.40524131400499">
            <text:p>-0.405241314</text:p>
          </table:table-cell>
          <table:table-cell table:formula="of:=SIN(RADIANS([.E$1]*[.$A733]*360/256))" office:value-type="float" office:value="0.471396736825997">
            <text:p>0.4713967368</text:p>
          </table:table-cell>
          <table:table-cell table:formula="of:=SIN(RADIANS([.F$1]*[.$A733]*360/256))" office:value-type="float" office:value="0.985277642388941">
            <text:p>0.9852776424</text:p>
          </table:table-cell>
          <table:table-cell table:formula="of:=SIN(RADIANS([.G$1]*[.$A733]*360/256))" office:value-type="float" office:value="0.74095112535496">
            <text:p>0.7409511254</text:p>
          </table:table-cell>
          <table:table-cell table:formula="of:=SIN(RADIANS([.H$1]*[.$A733]*360/256))" office:value-type="float" office:value="-0.0735645635996695">
            <text:p>-0.0735645636</text:p>
          </table:table-cell>
          <table:table-cell table:formula="of:=SIN(RADIANS([.I$1]*[.$A733]*360/256))" office:value-type="float" office:value="-0.831469612302544">
            <text:p>-0.8314696123</text:p>
          </table:table-cell>
          <table:table-cell table:formula="of:=SIN(RADIANS([.J$1]*[.$A733]*360/256))" office:value-type="float" office:value="-0.949528180593036">
            <text:p>-0.9495281806</text:p>
          </table:table-cell>
          <table:table-cell table:formula="of:=SIN(RADIANS([.K$1]*[.$A733]*360/256))" office:value-type="float" office:value="-0.336889853392222">
            <text:p>-0.3368898534</text:p>
          </table:table-cell>
          <table:table-cell table:formula="of:=SIN(RADIANS([.L$1]*[.$A733]*360/256))" office:value-type="float" office:value="0.534997619887098">
            <text:p>0.5349976199</text:p>
          </table:table-cell>
          <table:table-cell table:formula="of:=SIN(RADIANS([.M$1]*[.$A733]*360/256))" office:value-type="float" office:value="0.995184726672197">
            <text:p>0.9951847267</text:p>
          </table:table-cell>
          <table:table-cell table:formula="of:=SIN(RADIANS([.N$1]*[.$A733]*360/256))" office:value-type="float" office:value="0.689540544737066">
            <text:p>0.6895405447</text:p>
          </table:table-cell>
          <table:table-cell table:formula="of:=SIN(RADIANS([.O$1]*[.$A733]*360/256))" office:value-type="float" office:value="-0.146730474455366">
            <text:p>-0.1467304745</text:p>
          </table:table-cell>
          <table:table-cell table:formula="of:=SIN(RADIANS([.P$1]*[.$A733]*360/256))" office:value-type="float" office:value="-0.870086991108715">
            <text:p>-0.8700869911</text:p>
          </table:table-cell>
          <table:table-cell table:formula="of:=SIN(RADIANS([.Q$1]*[.$A733]*360/256))" office:value-type="float" office:value="-0.923879532511288">
            <text:p>-0.9238795325</text:p>
          </table:table-cell>
          <table:table-cell table:formula="of:= [.B733]/1+ [.C733]/2+ [.D733]/3+ [.E733]/4+ [.F733]/5+ [.G733]/6+ [.H733]/7+ [.I733]/8+ [.J733]/9+ [.K733]/10+ [.L733]/11+ [.M733]/12+ [.N733]/13+ [.O733]/14+ [.P733]/15+ [.Q733]/16" office:value-type="float" office:value="-1.16530019692257">
            <text:p>-1.1653001969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table:formula="of:=SIN(RADIANS([.$A734]*360/256))" office:value-type="float" office:value="-0.773010453362737">
            <text:p>-0.7730104534</text:p>
          </table:table-cell>
          <table:table-cell table:formula="of:=SIN(RADIANS([.C$1]*[.$A734]*360/256))" office:value-type="float" office:value="-0.98078528040323">
            <text:p>-0.9807852804</text:p>
          </table:table-cell>
          <table:table-cell table:formula="of:=SIN(RADIANS([.D$1]*[.$A734]*360/256))" office:value-type="float" office:value="-0.471396736825999">
            <text:p>-0.4713967368</text:p>
          </table:table-cell>
          <table:table-cell table:formula="of:=SIN(RADIANS([.E$1]*[.$A734]*360/256))" office:value-type="float" office:value="0.382683432365089">
            <text:p>0.3826834324</text:p>
          </table:table-cell>
          <table:table-cell table:formula="of:=SIN(RADIANS([.F$1]*[.$A734]*360/256))" office:value-type="float" office:value="0.956940335732209">
            <text:p>0.9569403357</text:p>
          </table:table-cell>
          <table:table-cell table:formula="of:=SIN(RADIANS([.G$1]*[.$A734]*360/256))" office:value-type="float" office:value="0.831469612302547">
            <text:p>0.8314696123</text:p>
          </table:table-cell>
          <table:table-cell table:formula="of:=SIN(RADIANS([.H$1]*[.$A734]*360/256))" office:value-type="float" office:value="0.0980171403295623">
            <text:p>0.0980171403</text:p>
          </table:table-cell>
          <table:table-cell table:formula="of:=SIN(RADIANS([.I$1]*[.$A734]*360/256))" office:value-type="float" office:value="-0.707106781186547">
            <text:p>-0.7071067812</text:p>
          </table:table-cell>
          <table:table-cell table:formula="of:=SIN(RADIANS([.J$1]*[.$A734]*360/256))" office:value-type="float" office:value="-0.995184726672197">
            <text:p>-0.9951847267</text:p>
          </table:table-cell>
          <table:table-cell table:formula="of:=SIN(RADIANS([.K$1]*[.$A734]*360/256))" office:value-type="float" office:value="-0.555570233019602">
            <text:p>-0.555570233</text:p>
          </table:table-cell>
          <table:table-cell table:formula="of:=SIN(RADIANS([.L$1]*[.$A734]*360/256))" office:value-type="float" office:value="0.290284677254464">
            <text:p>0.2902846773</text:p>
          </table:table-cell>
          <table:table-cell table:formula="of:=SIN(RADIANS([.M$1]*[.$A734]*360/256))" office:value-type="float" office:value="0.923879532511285">
            <text:p>0.9238795325</text:p>
          </table:table-cell>
          <table:table-cell table:formula="of:=SIN(RADIANS([.N$1]*[.$A734]*360/256))" office:value-type="float" office:value="0.881921264348357">
            <text:p>0.8819212643</text:p>
          </table:table-cell>
          <table:table-cell table:formula="of:=SIN(RADIANS([.O$1]*[.$A734]*360/256))" office:value-type="float" office:value="0.195090322016132">
            <text:p>0.195090322</text:p>
          </table:table-cell>
          <table:table-cell table:formula="of:=SIN(RADIANS([.P$1]*[.$A734]*360/256))" office:value-type="float" office:value="-0.634393284163643">
            <text:p>-0.6343932842</text:p>
          </table:table-cell>
          <table:table-cell table:formula="of:=SIN(RADIANS([.Q$1]*[.$A734]*360/256))" office:value-type="float" office:value="-1">
            <text:p>-1</text:p>
          </table:table-cell>
          <table:table-cell table:formula="of:= [.B734]/1+ [.C734]/2+ [.D734]/3+ [.E734]/4+ [.F734]/5+ [.G734]/6+ [.H734]/7+ [.I734]/8+ [.J734]/9+ [.K734]/10+ [.L734]/11+ [.M734]/12+ [.N734]/13+ [.O734]/14+ [.P734]/15+ [.Q734]/16" office:value-type="float" office:value="-1.15505543648688">
            <text:p>-1.1550554365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table:formula="of:=SIN(RADIANS([.$A735]*360/256))" office:value-type="float" office:value="-0.757208846506485">
            <text:p>-0.7572088465</text:p>
          </table:table-cell>
          <table:table-cell table:formula="of:=SIN(RADIANS([.C$1]*[.$A735]*360/256))" office:value-type="float" office:value="-0.989176509964781">
            <text:p>-0.98917651</text:p>
          </table:table-cell>
          <table:table-cell table:formula="of:=SIN(RADIANS([.D$1]*[.$A735]*360/256))" office:value-type="float" office:value="-0.534997619887096">
            <text:p>-0.5349976199</text:p>
          </table:table-cell>
          <table:table-cell table:formula="of:=SIN(RADIANS([.E$1]*[.$A735]*360/256))" office:value-type="float" office:value="0.290284677254462">
            <text:p>0.2902846773</text:p>
          </table:table-cell>
          <table:table-cell table:formula="of:=SIN(RADIANS([.F$1]*[.$A735]*360/256))" office:value-type="float" office:value="0.914209755703531">
            <text:p>0.9142097557</text:p>
          </table:table-cell>
          <table:table-cell table:formula="of:=SIN(RADIANS([.G$1]*[.$A735]*360/256))" office:value-type="float" office:value="0.903989293123442">
            <text:p>0.9039892931</text:p>
          </table:table-cell>
          <table:table-cell table:formula="of:=SIN(RADIANS([.H$1]*[.$A735]*360/256))" office:value-type="float" office:value="0.266712757474897">
            <text:p>0.2667127575</text:p>
          </table:table-cell>
          <table:table-cell table:formula="of:=SIN(RADIANS([.I$1]*[.$A735]*360/256))" office:value-type="float" office:value="-0.555570233019602">
            <text:p>-0.555570233</text:p>
          </table:table-cell>
          <table:table-cell table:formula="of:=SIN(RADIANS([.J$1]*[.$A735]*360/256))" office:value-type="float" office:value="-0.99247953459871">
            <text:p>-0.9924795346</text:p>
          </table:table-cell>
          <table:table-cell table:formula="of:=SIN(RADIANS([.K$1]*[.$A735]*360/256))" office:value-type="float" office:value="-0.740951125354957">
            <text:p>-0.7409511254</text:p>
          </table:table-cell>
          <table:table-cell table:formula="of:=SIN(RADIANS([.L$1]*[.$A735]*360/256))" office:value-type="float" office:value="0.0245412285229136">
            <text:p>0.0245412285</text:p>
          </table:table-cell>
          <table:table-cell table:formula="of:=SIN(RADIANS([.M$1]*[.$A735]*360/256))" office:value-type="float" office:value="0.773010453362741">
            <text:p>0.7730104534</text:p>
          </table:table-cell>
          <table:table-cell table:formula="of:=SIN(RADIANS([.N$1]*[.$A735]*360/256))" office:value-type="float" office:value="0.98527764238894">
            <text:p>0.9852776424</text:p>
          </table:table-cell>
          <table:table-cell table:formula="of:=SIN(RADIANS([.O$1]*[.$A735]*360/256))" office:value-type="float" office:value="0.514102744193219">
            <text:p>0.5141027442</text:p>
          </table:table-cell>
          <table:table-cell table:formula="of:=SIN(RADIANS([.P$1]*[.$A735]*360/256))" office:value-type="float" office:value="-0.313681740398893">
            <text:p>-0.3136817404</text:p>
          </table:table-cell>
          <table:table-cell table:formula="of:=SIN(RADIANS([.Q$1]*[.$A735]*360/256))" office:value-type="float" office:value="-0.923879532511286">
            <text:p>-0.9238795325</text:p>
          </table:table-cell>
          <table:table-cell table:formula="of:= [.B735]/1+ [.C735]/2+ [.D735]/3+ [.E735]/4+ [.F735]/5+ [.G735]/6+ [.H735]/7+ [.I735]/8+ [.J735]/9+ [.K735]/10+ [.L735]/11+ [.M735]/12+ [.N735]/13+ [.O735]/14+ [.P735]/15+ [.Q735]/16" office:value-type="float" office:value="-1.13926052761272">
            <text:p>-1.1392605276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formula="of:=SIN(RADIANS([.$A736]*360/256))" office:value-type="float" office:value="-0.740951125354959">
            <text:p>-0.7409511254</text:p>
          </table:table-cell>
          <table:table-cell table:formula="of:=SIN(RADIANS([.C$1]*[.$A736]*360/256))" office:value-type="float" office:value="-0.995184726672197">
            <text:p>-0.9951847267</text:p>
          </table:table-cell>
          <table:table-cell table:formula="of:=SIN(RADIANS([.D$1]*[.$A736]*360/256))" office:value-type="float" office:value="-0.595699304492432">
            <text:p>-0.5956993045</text:p>
          </table:table-cell>
          <table:table-cell table:formula="of:=SIN(RADIANS([.E$1]*[.$A736]*360/256))" office:value-type="float" office:value="0.195090322016128">
            <text:p>0.195090322</text:p>
          </table:table-cell>
          <table:table-cell table:formula="of:=SIN(RADIANS([.F$1]*[.$A736]*360/256))" office:value-type="float" office:value="0.857728610000272">
            <text:p>0.85772861</text:p>
          </table:table-cell>
          <table:table-cell table:formula="of:=SIN(RADIANS([.G$1]*[.$A736]*360/256))" office:value-type="float" office:value="0.956940335732208">
            <text:p>0.9569403357</text:p>
          </table:table-cell>
          <table:table-cell table:formula="of:=SIN(RADIANS([.H$1]*[.$A736]*360/256))" office:value-type="float" office:value="0.427555093430284">
            <text:p>0.4275550934</text:p>
          </table:table-cell>
          <table:table-cell table:formula="of:=SIN(RADIANS([.I$1]*[.$A736]*360/256))" office:value-type="float" office:value="-0.38268343236509">
            <text:p>-0.3826834324</text:p>
          </table:table-cell>
          <table:table-cell table:formula="of:=SIN(RADIANS([.J$1]*[.$A736]*360/256))" office:value-type="float" office:value="-0.941544065183022">
            <text:p>-0.9415440652</text:p>
          </table:table-cell>
          <table:table-cell table:formula="of:=SIN(RADIANS([.K$1]*[.$A736]*360/256))" office:value-type="float" office:value="-0.881921264348356">
            <text:p>-0.8819212643</text:p>
          </table:table-cell>
          <table:table-cell table:formula="of:=SIN(RADIANS([.L$1]*[.$A736]*360/256))" office:value-type="float" office:value="-0.242980179903263">
            <text:p>-0.2429801799</text:p>
          </table:table-cell>
          <table:table-cell table:formula="of:=SIN(RADIANS([.M$1]*[.$A736]*360/256))" office:value-type="float" office:value="0.555570233019606">
            <text:p>0.555570233</text:p>
          </table:table-cell>
          <table:table-cell table:formula="of:=SIN(RADIANS([.N$1]*[.$A736]*360/256))" office:value-type="float" office:value="0.989176509964781">
            <text:p>0.98917651</text:p>
          </table:table-cell>
          <table:table-cell table:formula="of:=SIN(RADIANS([.O$1]*[.$A736]*360/256))" office:value-type="float" office:value="0.77301045336274">
            <text:p>0.7730104534</text:p>
          </table:table-cell>
          <table:table-cell table:formula="of:=SIN(RADIANS([.P$1]*[.$A736]*360/256))" office:value-type="float" office:value="0.0490676743274129">
            <text:p>0.0490676743</text:p>
          </table:table-cell>
          <table:table-cell table:formula="of:=SIN(RADIANS([.Q$1]*[.$A736]*360/256))" office:value-type="float" office:value="-0.707106781186548">
            <text:p>-0.7071067812</text:p>
          </table:table-cell>
          <table:table-cell table:formula="of:= [.B736]/1+ [.C736]/2+ [.D736]/3+ [.E736]/4+ [.F736]/5+ [.G736]/6+ [.H736]/7+ [.I736]/8+ [.J736]/9+ [.K736]/10+ [.L736]/11+ [.M736]/12+ [.N736]/13+ [.O736]/14+ [.P736]/15+ [.Q736]/16" office:value-type="float" office:value="-1.1222748789557">
            <text:p>-1.122274879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table:formula="of:=SIN(RADIANS([.$A737]*360/256))" office:value-type="float" office:value="-0.724247082951467">
            <text:p>-0.724247083</text:p>
          </table:table-cell>
          <table:table-cell table:formula="of:=SIN(RADIANS([.C$1]*[.$A737]*360/256))" office:value-type="float" office:value="-0.998795456205172">
            <text:p>-0.9987954562</text:p>
          </table:table-cell>
          <table:table-cell table:formula="of:=SIN(RADIANS([.D$1]*[.$A737]*360/256))" office:value-type="float" office:value="-0.653172842953776">
            <text:p>-0.653172843</text:p>
          </table:table-cell>
          <table:table-cell table:formula="of:=SIN(RADIANS([.E$1]*[.$A737]*360/256))" office:value-type="float" office:value="0.0980171403295611">
            <text:p>0.0980171403</text:p>
          </table:table-cell>
          <table:table-cell table:formula="of:=SIN(RADIANS([.F$1]*[.$A737]*360/256))" office:value-type="float" office:value="0.788346427626607">
            <text:p>0.7883464276</text:p>
          </table:table-cell>
          <table:table-cell table:formula="of:=SIN(RADIANS([.G$1]*[.$A737]*360/256))" office:value-type="float" office:value="0.989176509964781">
            <text:p>0.98917651</text:p>
          </table:table-cell>
          <table:table-cell table:formula="of:=SIN(RADIANS([.H$1]*[.$A737]*360/256))" office:value-type="float" office:value="0.575808191417845">
            <text:p>0.5758081914</text:p>
          </table:table-cell>
          <table:table-cell table:formula="of:=SIN(RADIANS([.I$1]*[.$A737]*360/256))" office:value-type="float" office:value="-0.195090322016129">
            <text:p>-0.195090322</text:p>
          </table:table-cell>
          <table:table-cell table:formula="of:=SIN(RADIANS([.J$1]*[.$A737]*360/256))" office:value-type="float" office:value="-0.844853565249708">
            <text:p>-0.8448535652</text:p>
          </table:table-cell>
          <table:table-cell table:formula="of:=SIN(RADIANS([.K$1]*[.$A737]*360/256))" office:value-type="float" office:value="-0.970031253194544">
            <text:p>-0.9700312532</text:p>
          </table:table-cell>
          <table:table-cell table:formula="of:=SIN(RADIANS([.L$1]*[.$A737]*360/256))" office:value-type="float" office:value="-0.492898192229783">
            <text:p>-0.4928981922</text:p>
          </table:table-cell>
          <table:table-cell table:formula="of:=SIN(RADIANS([.M$1]*[.$A737]*360/256))" office:value-type="float" office:value="0.290284677254464">
            <text:p>0.2902846773</text:p>
          </table:table-cell>
          <table:table-cell table:formula="of:=SIN(RADIANS([.N$1]*[.$A737]*360/256))" office:value-type="float" office:value="0.893224301195513">
            <text:p>0.8932243012</text:p>
          </table:table-cell>
          <table:table-cell table:formula="of:=SIN(RADIANS([.O$1]*[.$A737]*360/256))" office:value-type="float" office:value="0.94154406518302">
            <text:p>0.9415440652</text:p>
          </table:table-cell>
          <table:table-cell table:formula="of:=SIN(RADIANS([.P$1]*[.$A737]*360/256))" office:value-type="float" office:value="0.405241314004995">
            <text:p>0.405241314</text:p>
          </table:table-cell>
          <table:table-cell table:formula="of:=SIN(RADIANS([.Q$1]*[.$A737]*360/256))" office:value-type="float" office:value="-0.382683432365092">
            <text:p>-0.3826834324</text:p>
          </table:table-cell>
          <table:table-cell table:formula="of:= [.B737]/1+ [.C737]/2+ [.D737]/3+ [.E737]/4+ [.F737]/5+ [.G737]/6+ [.H737]/7+ [.I737]/8+ [.J737]/9+ [.K737]/10+ [.L737]/11+ [.M737]/12+ [.N737]/13+ [.O737]/14+ [.P737]/15+ [.Q737]/16" office:value-type="float" office:value="-1.10889394521712">
            <text:p>-1.1088939452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formula="of:=SIN(RADIANS([.$A738]*360/256))" office:value-type="float" office:value="-0.707106781186548">
            <text:p>-0.7071067812</text:p>
          </table:table-cell>
          <table:table-cell table:formula="of:=SIN(RADIANS([.C$1]*[.$A738]*360/256))" office:value-type="float" office:value="-1">
            <text:p>-1</text:p>
          </table:table-cell>
          <table:table-cell table:formula="of:=SIN(RADIANS([.D$1]*[.$A738]*360/256))" office:value-type="float" office:value="-0.707106781186548">
            <text:p>-0.7071067812</text:p>
          </table:table-cell>
          <table:table-cell table:formula="of:=SIN(RADIANS([.E$1]*[.$A738]*360/256))" office:value-type="float" office:value="8.57252759403147E-016">
            <text:p>8.57252759403147E-016</text:p>
          </table:table-cell>
          <table:table-cell table:formula="of:=SIN(RADIANS([.F$1]*[.$A738]*360/256))" office:value-type="float" office:value="0.707106781186549">
            <text:p>0.7071067812</text:p>
          </table:table-cell>
          <table:table-cell table:formula="of:=SIN(RADIANS([.G$1]*[.$A738]*360/256))" office:value-type="float" office:value="1">
            <text:p>1</text:p>
          </table:table-cell>
          <table:table-cell table:formula="of:=SIN(RADIANS([.H$1]*[.$A738]*360/256))" office:value-type="float" office:value="0.707106781186545">
            <text:p>0.7071067812</text:p>
          </table:table-cell>
          <table:table-cell table:formula="of:=SIN(RADIANS([.I$1]*[.$A738]*360/256))" office:value-type="float" office:value="-1.71450551880629E-015">
            <text:p>-1.71450551880629E-015</text:p>
          </table:table-cell>
          <table:table-cell table:formula="of:=SIN(RADIANS([.J$1]*[.$A738]*360/256))" office:value-type="float" office:value="-0.707106781186547">
            <text:p>-0.7071067812</text:p>
          </table:table-cell>
          <table:table-cell table:formula="of:=SIN(RADIANS([.K$1]*[.$A738]*360/256))" office:value-type="float" office:value="-1">
            <text:p>-1</text:p>
          </table:table-cell>
          <table:table-cell table:formula="of:=SIN(RADIANS([.L$1]*[.$A738]*360/256))" office:value-type="float" office:value="-0.707106781186546">
            <text:p>-0.7071067812</text:p>
          </table:table-cell>
          <table:table-cell table:formula="of:=SIN(RADIANS([.M$1]*[.$A738]*360/256))" office:value-type="float" office:value="-9.80955400591059E-016">
            <text:p>-9.80955400591059E-016</text:p>
          </table:table-cell>
          <table:table-cell table:formula="of:=SIN(RADIANS([.N$1]*[.$A738]*360/256))" office:value-type="float" office:value="0.70710678118655">
            <text:p>0.7071067812</text:p>
          </table:table-cell>
          <table:table-cell table:formula="of:=SIN(RADIANS([.O$1]*[.$A738]*360/256))" office:value-type="float" office:value="1">
            <text:p>1</text:p>
          </table:table-cell>
          <table:table-cell table:formula="of:=SIN(RADIANS([.P$1]*[.$A738]*360/256))" office:value-type="float" office:value="0.707106781186548">
            <text:p>0.7071067812</text:p>
          </table:table-cell>
          <table:table-cell table:formula="of:=SIN(RADIANS([.Q$1]*[.$A738]*360/256))" office:value-type="float" office:value="-3.42901103761259E-015">
            <text:p>-3.42901103761259E-015</text:p>
          </table:table-cell>
          <table:table-cell table:formula="of:= [.B738]/1+ [.C738]/2+ [.D738]/3+ [.E738]/4+ [.F738]/5+ [.G738]/6+ [.H738]/7+ [.I738]/8+ [.J738]/9+ [.K738]/10+ [.L738]/11+ [.M738]/12+ [.N738]/13+ [.O738]/14+ [.P738]/15+ [.Q738]/16" office:value-type="float" office:value="-1.10359376617831">
            <text:p>-1.1035937662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formula="of:=SIN(RADIANS([.$A739]*360/256))" office:value-type="float" office:value="-0.689540544737067">
            <text:p>-0.6895405447</text:p>
          </table:table-cell>
          <table:table-cell table:formula="of:=SIN(RADIANS([.C$1]*[.$A739]*360/256))" office:value-type="float" office:value="-0.998795456205172">
            <text:p>-0.9987954562</text:p>
          </table:table-cell>
          <table:table-cell table:formula="of:=SIN(RADIANS([.D$1]*[.$A739]*360/256))" office:value-type="float" office:value="-0.757208846506485">
            <text:p>-0.7572088465</text:p>
          </table:table-cell>
          <table:table-cell table:formula="of:=SIN(RADIANS([.E$1]*[.$A739]*360/256))" office:value-type="float" office:value="-0.0980171403295594">
            <text:p>-0.0980171403</text:p>
          </table:table-cell>
          <table:table-cell table:formula="of:=SIN(RADIANS([.F$1]*[.$A739]*360/256))" office:value-type="float" office:value="0.615231590580627">
            <text:p>0.6152315906</text:p>
          </table:table-cell>
          <table:table-cell table:formula="of:=SIN(RADIANS([.G$1]*[.$A739]*360/256))" office:value-type="float" office:value="0.989176509964781">
            <text:p>0.98917651</text:p>
          </table:table-cell>
          <table:table-cell table:formula="of:=SIN(RADIANS([.H$1]*[.$A739]*360/256))" office:value-type="float" office:value="0.817584813151584">
            <text:p>0.8175848132</text:p>
          </table:table-cell>
          <table:table-cell table:formula="of:=SIN(RADIANS([.I$1]*[.$A739]*360/256))" office:value-type="float" office:value="0.195090322016126">
            <text:p>0.195090322</text:p>
          </table:table-cell>
          <table:table-cell table:formula="of:=SIN(RADIANS([.J$1]*[.$A739]*360/256))" office:value-type="float" office:value="-0.534997619887095">
            <text:p>-0.5349976199</text:p>
          </table:table-cell>
          <table:table-cell table:formula="of:=SIN(RADIANS([.K$1]*[.$A739]*360/256))" office:value-type="float" office:value="-0.970031253194544">
            <text:p>-0.9700312532</text:p>
          </table:table-cell>
          <table:table-cell table:formula="of:=SIN(RADIANS([.L$1]*[.$A739]*360/256))" office:value-type="float" office:value="-0.870086991108711">
            <text:p>-0.8700869911</text:p>
          </table:table-cell>
          <table:table-cell table:formula="of:=SIN(RADIANS([.M$1]*[.$A739]*360/256))" office:value-type="float" office:value="-0.290284677254466">
            <text:p>-0.2902846773</text:p>
          </table:table-cell>
          <table:table-cell table:formula="of:=SIN(RADIANS([.N$1]*[.$A739]*360/256))" office:value-type="float" office:value="0.449611329654605">
            <text:p>0.4496113297</text:p>
          </table:table-cell>
          <table:table-cell table:formula="of:=SIN(RADIANS([.O$1]*[.$A739]*360/256))" office:value-type="float" office:value="0.941544065183021">
            <text:p>0.9415440652</text:p>
          </table:table-cell>
          <table:table-cell table:formula="of:=SIN(RADIANS([.P$1]*[.$A739]*360/256))" office:value-type="float" office:value="0.91420975570353">
            <text:p>0.9142097557</text:p>
          </table:table-cell>
          <table:table-cell table:formula="of:=SIN(RADIANS([.Q$1]*[.$A739]*360/256))" office:value-type="float" office:value="0.382683432365085">
            <text:p>0.3826834324</text:p>
          </table:table-cell>
          <table:table-cell table:formula="of:= [.B739]/1+ [.C739]/2+ [.D739]/3+ [.E739]/4+ [.F739]/5+ [.G739]/6+ [.H739]/7+ [.I739]/8+ [.J739]/9+ [.K739]/10+ [.L739]/11+ [.M739]/12+ [.N739]/13+ [.O739]/14+ [.P739]/15+ [.Q739]/16" office:value-type="float" office:value="-1.10978516275071">
            <text:p>-1.1097851628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table:formula="of:=SIN(RADIANS([.$A740]*360/256))" office:value-type="float" office:value="-0.671558954847019">
            <text:p>-0.6715589548</text:p>
          </table:table-cell>
          <table:table-cell table:formula="of:=SIN(RADIANS([.C$1]*[.$A740]*360/256))" office:value-type="float" office:value="-0.995184726672197">
            <text:p>-0.9951847267</text:p>
          </table:table-cell>
          <table:table-cell table:formula="of:=SIN(RADIANS([.D$1]*[.$A740]*360/256))" office:value-type="float" office:value="-0.803207531480644">
            <text:p>-0.8032075315</text:p>
          </table:table-cell>
          <table:table-cell table:formula="of:=SIN(RADIANS([.E$1]*[.$A740]*360/256))" office:value-type="float" office:value="-0.195090322016127">
            <text:p>-0.195090322</text:p>
          </table:table-cell>
          <table:table-cell table:formula="of:=SIN(RADIANS([.F$1]*[.$A740]*360/256))" office:value-type="float" office:value="0.514102744193223">
            <text:p>0.5141027442</text:p>
          </table:table-cell>
          <table:table-cell table:formula="of:=SIN(RADIANS([.G$1]*[.$A740]*360/256))" office:value-type="float" office:value="0.95694033573221">
            <text:p>0.9569403357</text:p>
          </table:table-cell>
          <table:table-cell table:formula="of:=SIN(RADIANS([.H$1]*[.$A740]*360/256))" office:value-type="float" office:value="0.903989293123442">
            <text:p>0.9039892931</text:p>
          </table:table-cell>
          <table:table-cell table:formula="of:=SIN(RADIANS([.I$1]*[.$A740]*360/256))" office:value-type="float" office:value="0.382683432365087">
            <text:p>0.3826834324</text:p>
          </table:table-cell>
          <table:table-cell table:formula="of:=SIN(RADIANS([.J$1]*[.$A740]*360/256))" office:value-type="float" office:value="-0.336889853392222">
            <text:p>-0.3368898534</text:p>
          </table:table-cell>
          <table:table-cell table:formula="of:=SIN(RADIANS([.K$1]*[.$A740]*360/256))" office:value-type="float" office:value="-0.881921264348356">
            <text:p>-0.8819212643</text:p>
          </table:table-cell>
          <table:table-cell table:formula="of:=SIN(RADIANS([.L$1]*[.$A740]*360/256))" office:value-type="float" office:value="-0.970031253194544">
            <text:p>-0.9700312532</text:p>
          </table:table-cell>
          <table:table-cell table:formula="of:=SIN(RADIANS([.M$1]*[.$A740]*360/256))" office:value-type="float" office:value="-0.555570233019595">
            <text:p>-0.555570233</text:p>
          </table:table-cell>
          <table:table-cell table:formula="of:=SIN(RADIANS([.N$1]*[.$A740]*360/256))" office:value-type="float" office:value="0.146730474455369">
            <text:p>0.1467304745</text:p>
          </table:table-cell>
          <table:table-cell table:formula="of:=SIN(RADIANS([.O$1]*[.$A740]*360/256))" office:value-type="float" office:value="0.773010453362741">
            <text:p>0.7730104534</text:p>
          </table:table-cell>
          <table:table-cell table:formula="of:=SIN(RADIANS([.P$1]*[.$A740]*360/256))" office:value-type="float" office:value="0.998795456205172">
            <text:p>0.9987954562</text:p>
          </table:table-cell>
          <table:table-cell table:formula="of:=SIN(RADIANS([.Q$1]*[.$A740]*360/256))" office:value-type="float" office:value="0.707106781186543">
            <text:p>0.7071067812</text:p>
          </table:table-cell>
          <table:table-cell table:formula="of:= [.B740]/1+ [.C740]/2+ [.D740]/3+ [.E740]/4+ [.F740]/5+ [.G740]/6+ [.H740]/7+ [.I740]/8+ [.J740]/9+ [.K740]/10+ [.L740]/11+ [.M740]/12+ [.N740]/13+ [.O740]/14+ [.P740]/15+ [.Q740]/16" office:value-type="float" office:value="-1.12919636272453">
            <text:p>-1.1291963627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formula="of:=SIN(RADIANS([.$A741]*360/256))" office:value-type="float" office:value="-0.653172842953777">
            <text:p>-0.653172843</text:p>
          </table:table-cell>
          <table:table-cell table:formula="of:=SIN(RADIANS([.C$1]*[.$A741]*360/256))" office:value-type="float" office:value="-0.989176509964781">
            <text:p>-0.98917651</text:p>
          </table:table-cell>
          <table:table-cell table:formula="of:=SIN(RADIANS([.D$1]*[.$A741]*360/256))" office:value-type="float" office:value="-0.844853565249706">
            <text:p>-0.8448535652</text:p>
          </table:table-cell>
          <table:table-cell table:formula="of:=SIN(RADIANS([.E$1]*[.$A741]*360/256))" office:value-type="float" office:value="-0.290284677254461">
            <text:p>-0.2902846773</text:p>
          </table:table-cell>
          <table:table-cell table:formula="of:=SIN(RADIANS([.F$1]*[.$A741]*360/256))" office:value-type="float" office:value="0.405241314004989">
            <text:p>0.405241314</text:p>
          </table:table-cell>
          <table:table-cell table:formula="of:=SIN(RADIANS([.G$1]*[.$A741]*360/256))" office:value-type="float" office:value="0.903989293123444">
            <text:p>0.9039892931</text:p>
          </table:table-cell>
          <table:table-cell table:formula="of:=SIN(RADIANS([.H$1]*[.$A741]*360/256))" office:value-type="float" office:value="0.96377606579544">
            <text:p>0.9637760658</text:p>
          </table:table-cell>
          <table:table-cell table:formula="of:=SIN(RADIANS([.I$1]*[.$A741]*360/256))" office:value-type="float" office:value="0.555570233019599">
            <text:p>0.555570233</text:p>
          </table:table-cell>
          <table:table-cell table:formula="of:=SIN(RADIANS([.J$1]*[.$A741]*360/256))" office:value-type="float" office:value="-0.122410675199217">
            <text:p>-0.1224106752</text:p>
          </table:table-cell>
          <table:table-cell table:formula="of:=SIN(RADIANS([.K$1]*[.$A741]*360/256))" office:value-type="float" office:value="-0.740951125354957">
            <text:p>-0.7409511254</text:p>
          </table:table-cell>
          <table:table-cell table:formula="of:=SIN(RADIANS([.L$1]*[.$A741]*360/256))" office:value-type="float" office:value="-0.999698818696204">
            <text:p>-0.9996988187</text:p>
          </table:table-cell>
          <table:table-cell table:formula="of:=SIN(RADIANS([.M$1]*[.$A741]*360/256))" office:value-type="float" office:value="-0.773010453362733">
            <text:p>-0.7730104534</text:p>
          </table:table-cell>
          <table:table-cell table:formula="of:=SIN(RADIANS([.N$1]*[.$A741]*360/256))" office:value-type="float" office:value="-0.170961888760299">
            <text:p>-0.1709618888</text:p>
          </table:table-cell>
          <table:table-cell table:formula="of:=SIN(RADIANS([.O$1]*[.$A741]*360/256))" office:value-type="float" office:value="0.514102744193221">
            <text:p>0.5141027442</text:p>
          </table:table-cell>
          <table:table-cell table:formula="of:=SIN(RADIANS([.P$1]*[.$A741]*360/256))" office:value-type="float" office:value="0.949528180593036">
            <text:p>0.9495281806</text:p>
          </table:table-cell>
          <table:table-cell table:formula="of:=SIN(RADIANS([.Q$1]*[.$A741]*360/256))" office:value-type="float" office:value="0.923879532511284">
            <text:p>0.9238795325</text:p>
          </table:table-cell>
          <table:table-cell table:formula="of:= [.B741]/1+ [.C741]/2+ [.D741]/3+ [.E741]/4+ [.F741]/5+ [.G741]/6+ [.H741]/7+ [.I741]/8+ [.J741]/9+ [.K741]/10+ [.L741]/11+ [.M741]/12+ [.N741]/13+ [.O741]/14+ [.P741]/15+ [.Q741]/16" office:value-type="float" office:value="-1.16148889078987">
            <text:p>-1.1614888908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formula="of:=SIN(RADIANS([.$A742]*360/256))" office:value-type="float" office:value="-0.634393284163645">
            <text:p>-0.6343932842</text:p>
          </table:table-cell>
          <table:table-cell table:formula="of:=SIN(RADIANS([.C$1]*[.$A742]*360/256))" office:value-type="float" office:value="-0.98078528040323">
            <text:p>-0.9807852804</text:p>
          </table:table-cell>
          <table:table-cell table:formula="of:=SIN(RADIANS([.D$1]*[.$A742]*360/256))" office:value-type="float" office:value="-0.881921264348355">
            <text:p>-0.8819212643</text:p>
          </table:table-cell>
          <table:table-cell table:formula="of:=SIN(RADIANS([.E$1]*[.$A742]*360/256))" office:value-type="float" office:value="-0.382683432365091">
            <text:p>-0.3826834324</text:p>
          </table:table-cell>
          <table:table-cell table:formula="of:=SIN(RADIANS([.F$1]*[.$A742]*360/256))" office:value-type="float" office:value="0.290284677254462">
            <text:p>0.2902846773</text:p>
          </table:table-cell>
          <table:table-cell table:formula="of:=SIN(RADIANS([.G$1]*[.$A742]*360/256))" office:value-type="float" office:value="0.831469612302546">
            <text:p>0.8314696123</text:p>
          </table:table-cell>
          <table:table-cell table:formula="of:=SIN(RADIANS([.H$1]*[.$A742]*360/256))" office:value-type="float" office:value="0.995184726672197">
            <text:p>0.9951847267</text:p>
          </table:table-cell>
          <table:table-cell table:formula="of:=SIN(RADIANS([.I$1]*[.$A742]*360/256))" office:value-type="float" office:value="0.707106781186549">
            <text:p>0.7071067812</text:p>
          </table:table-cell>
          <table:table-cell table:formula="of:=SIN(RADIANS([.J$1]*[.$A742]*360/256))" office:value-type="float" office:value="0.0980171403295619">
            <text:p>0.0980171403</text:p>
          </table:table-cell>
          <table:table-cell table:formula="of:=SIN(RADIANS([.K$1]*[.$A742]*360/256))" office:value-type="float" office:value="-0.555570233019602">
            <text:p>-0.555570233</text:p>
          </table:table-cell>
          <table:table-cell table:formula="of:=SIN(RADIANS([.L$1]*[.$A742]*360/256))" office:value-type="float" office:value="-0.956940335732209">
            <text:p>-0.9569403357</text:p>
          </table:table-cell>
          <table:table-cell table:formula="of:=SIN(RADIANS([.M$1]*[.$A742]*360/256))" office:value-type="float" office:value="-0.923879532511286">
            <text:p>-0.9238795325</text:p>
          </table:table-cell>
          <table:table-cell table:formula="of:=SIN(RADIANS([.N$1]*[.$A742]*360/256))" office:value-type="float" office:value="-0.471396736826">
            <text:p>-0.4713967368</text:p>
          </table:table-cell>
          <table:table-cell table:formula="of:=SIN(RADIANS([.O$1]*[.$A742]*360/256))" office:value-type="float" office:value="0.195090322016134">
            <text:p>0.195090322</text:p>
          </table:table-cell>
          <table:table-cell table:formula="of:=SIN(RADIANS([.P$1]*[.$A742]*360/256))" office:value-type="float" office:value="0.773010453362737">
            <text:p>0.7730104534</text:p>
          </table:table-cell>
          <table:table-cell table:formula="of:=SIN(RADIANS([.Q$1]*[.$A742]*360/256))" office:value-type="float" office:value="1">
            <text:p>1</text:p>
          </table:table-cell>
          <table:table-cell table:formula="of:= [.B742]/1+ [.C742]/2+ [.D742]/3+ [.E742]/4+ [.F742]/5+ [.G742]/6+ [.H742]/7+ [.I742]/8+ [.J742]/9+ [.K742]/10+ [.L742]/11+ [.M742]/12+ [.N742]/13+ [.O742]/14+ [.P742]/15+ [.Q742]/16" office:value-type="float" office:value="-1.20418073992865">
            <text:p>-1.2041807399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table:formula="of:=SIN(RADIANS([.$A743]*360/256))" office:value-type="float" office:value="-0.615231590580627">
            <text:p>-0.6152315906</text:p>
          </table:table-cell>
          <table:table-cell table:formula="of:=SIN(RADIANS([.C$1]*[.$A743]*360/256))" office:value-type="float" office:value="-0.970031253194544">
            <text:p>-0.9700312532</text:p>
          </table:table-cell>
          <table:table-cell table:formula="of:=SIN(RADIANS([.D$1]*[.$A743]*360/256))" office:value-type="float" office:value="-0.914209755703531">
            <text:p>-0.9142097557</text:p>
          </table:table-cell>
          <table:table-cell table:formula="of:=SIN(RADIANS([.E$1]*[.$A743]*360/256))" office:value-type="float" office:value="-0.471396736825999">
            <text:p>-0.4713967368</text:p>
          </table:table-cell>
          <table:table-cell table:formula="of:=SIN(RADIANS([.F$1]*[.$A743]*360/256))" office:value-type="float" office:value="0.170961888760303">
            <text:p>0.1709618888</text:p>
          </table:table-cell>
          <table:table-cell table:formula="of:=SIN(RADIANS([.G$1]*[.$A743]*360/256))" office:value-type="float" office:value="0.740951125354959">
            <text:p>0.7409511254</text:p>
          </table:table-cell>
          <table:table-cell table:formula="of:=SIN(RADIANS([.H$1]*[.$A743]*360/256))" office:value-type="float" office:value="0.99729045667869">
            <text:p>0.9972904567</text:p>
          </table:table-cell>
          <table:table-cell table:formula="of:=SIN(RADIANS([.I$1]*[.$A743]*360/256))" office:value-type="float" office:value="0.831469612302546">
            <text:p>0.8314696123</text:p>
          </table:table-cell>
          <table:table-cell table:formula="of:=SIN(RADIANS([.J$1]*[.$A743]*360/256))" office:value-type="float" office:value="0.313681740398888">
            <text:p>0.3136817404</text:p>
          </table:table-cell>
          <table:table-cell table:formula="of:=SIN(RADIANS([.K$1]*[.$A743]*360/256))" office:value-type="float" office:value="-0.336889853392223">
            <text:p>-0.3368898534</text:p>
          </table:table-cell>
          <table:table-cell table:formula="of:=SIN(RADIANS([.L$1]*[.$A743]*360/256))" office:value-type="float" office:value="-0.844853565249708">
            <text:p>-0.8448535652</text:p>
          </table:table-cell>
          <table:table-cell table:formula="of:=SIN(RADIANS([.M$1]*[.$A743]*360/256))" office:value-type="float" office:value="-0.995184726672197">
            <text:p>-0.9951847267</text:p>
          </table:table-cell>
          <table:table-cell table:formula="of:=SIN(RADIANS([.N$1]*[.$A743]*360/256))" office:value-type="float" office:value="-0.724247082951462">
            <text:p>-0.724247083</text:p>
          </table:table-cell>
          <table:table-cell table:formula="of:=SIN(RADIANS([.O$1]*[.$A743]*360/256))" office:value-type="float" office:value="-0.146730474455364">
            <text:p>-0.1467304745</text:p>
          </table:table-cell>
          <table:table-cell table:formula="of:=SIN(RADIANS([.P$1]*[.$A743]*360/256))" office:value-type="float" office:value="0.492898192229788">
            <text:p>0.4928981922</text:p>
          </table:table-cell>
          <table:table-cell table:formula="of:=SIN(RADIANS([.Q$1]*[.$A743]*360/256))" office:value-type="float" office:value="0.923879532511285">
            <text:p>0.9238795325</text:p>
          </table:table-cell>
          <table:table-cell table:formula="of:= [.B743]/1+ [.C743]/2+ [.D743]/3+ [.E743]/4+ [.F743]/5+ [.G743]/6+ [.H743]/7+ [.I743]/8+ [.J743]/9+ [.K743]/10+ [.L743]/11+ [.M743]/12+ [.N743]/13+ [.O743]/14+ [.P743]/15+ [.Q743]/16" office:value-type="float" office:value="-1.25290708860043">
            <text:p>-1.2529070886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table:formula="of:=SIN(RADIANS([.$A744]*360/256))" office:value-type="float" office:value="-0.595699304492433">
            <text:p>-0.5956993045</text:p>
          </table:table-cell>
          <table:table-cell table:formula="of:=SIN(RADIANS([.C$1]*[.$A744]*360/256))" office:value-type="float" office:value="-0.956940335732209">
            <text:p>-0.9569403357</text:p>
          </table:table-cell>
          <table:table-cell table:formula="of:=SIN(RADIANS([.D$1]*[.$A744]*360/256))" office:value-type="float" office:value="-0.941544065183021">
            <text:p>-0.9415440652</text:p>
          </table:table-cell>
          <table:table-cell table:formula="of:=SIN(RADIANS([.E$1]*[.$A744]*360/256))" office:value-type="float" office:value="-0.555570233019603">
            <text:p>-0.555570233</text:p>
          </table:table-cell>
          <table:table-cell table:formula="of:=SIN(RADIANS([.F$1]*[.$A744]*360/256))" office:value-type="float" office:value="0.0490676743274172">
            <text:p>0.0490676743</text:p>
          </table:table-cell>
          <table:table-cell table:formula="of:=SIN(RADIANS([.G$1]*[.$A744]*360/256))" office:value-type="float" office:value="0.634393284163645">
            <text:p>0.6343932842</text:p>
          </table:table-cell>
          <table:table-cell table:formula="of:=SIN(RADIANS([.H$1]*[.$A744]*360/256))" office:value-type="float" office:value="0.970031253194544">
            <text:p>0.9700312532</text:p>
          </table:table-cell>
          <table:table-cell table:formula="of:=SIN(RADIANS([.I$1]*[.$A744]*360/256))" office:value-type="float" office:value="0.923879532511287">
            <text:p>0.9238795325</text:p>
          </table:table-cell>
          <table:table-cell table:formula="of:=SIN(RADIANS([.J$1]*[.$A744]*360/256))" office:value-type="float" office:value="0.51410274419322">
            <text:p>0.5141027442</text:p>
          </table:table-cell>
          <table:table-cell table:formula="of:=SIN(RADIANS([.K$1]*[.$A744]*360/256))" office:value-type="float" office:value="-0.0980171403295589">
            <text:p>-0.0980171403</text:p>
          </table:table-cell>
          <table:table-cell table:formula="of:=SIN(RADIANS([.L$1]*[.$A744]*360/256))" office:value-type="float" office:value="-0.67155895484702">
            <text:p>-0.6715589548</text:p>
          </table:table-cell>
          <table:table-cell table:formula="of:=SIN(RADIANS([.M$1]*[.$A744]*360/256))" office:value-type="float" office:value="-0.98078528040323">
            <text:p>-0.9807852804</text:p>
          </table:table-cell>
          <table:table-cell table:formula="of:=SIN(RADIANS([.N$1]*[.$A744]*360/256))" office:value-type="float" office:value="-0.903989293123443">
            <text:p>-0.9039892931</text:p>
          </table:table-cell>
          <table:table-cell table:formula="of:=SIN(RADIANS([.O$1]*[.$A744]*360/256))" office:value-type="float" office:value="-0.471396736825994">
            <text:p>-0.4713967368</text:p>
          </table:table-cell>
          <table:table-cell table:formula="of:=SIN(RADIANS([.P$1]*[.$A744]*360/256))" office:value-type="float" office:value="0.14673047445537">
            <text:p>0.1467304745</text:p>
          </table:table-cell>
          <table:table-cell table:formula="of:=SIN(RADIANS([.Q$1]*[.$A744]*360/256))" office:value-type="float" office:value="0.707106781186546">
            <text:p>0.7071067812</text:p>
          </table:table-cell>
          <table:table-cell table:formula="of:= [.B744]/1+ [.C744]/2+ [.D744]/3+ [.E744]/4+ [.F744]/5+ [.G744]/6+ [.H744]/7+ [.I744]/8+ [.J744]/9+ [.K744]/10+ [.L744]/11+ [.M744]/12+ [.N744]/13+ [.O744]/14+ [.P744]/15+ [.Q744]/16" office:value-type="float" office:value="-1.30199820421421">
            <text:p>-1.3019982042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formula="of:=SIN(RADIANS([.$A745]*360/256))" office:value-type="float" office:value="-0.575808191417845">
            <text:p>-0.5758081914</text:p>
          </table:table-cell>
          <table:table-cell table:formula="of:=SIN(RADIANS([.C$1]*[.$A745]*360/256))" office:value-type="float" office:value="-0.941544065183021">
            <text:p>-0.9415440652</text:p>
          </table:table-cell>
          <table:table-cell table:formula="of:=SIN(RADIANS([.D$1]*[.$A745]*360/256))" office:value-type="float" office:value="-0.96377606579544">
            <text:p>-0.9637760658</text:p>
          </table:table-cell>
          <table:table-cell table:formula="of:=SIN(RADIANS([.E$1]*[.$A745]*360/256))" office:value-type="float" office:value="-0.634393284163646">
            <text:p>-0.6343932842</text:p>
          </table:table-cell>
          <table:table-cell table:formula="of:=SIN(RADIANS([.F$1]*[.$A745]*360/256))" office:value-type="float" office:value="-0.073564563599667">
            <text:p>-0.0735645636</text:p>
          </table:table-cell>
          <table:table-cell table:formula="of:=SIN(RADIANS([.G$1]*[.$A745]*360/256))" office:value-type="float" office:value="0.51410274419322">
            <text:p>0.5141027442</text:p>
          </table:table-cell>
          <table:table-cell table:formula="of:=SIN(RADIANS([.H$1]*[.$A745]*360/256))" office:value-type="float" office:value="0.91420975570353">
            <text:p>0.9142097557</text:p>
          </table:table-cell>
          <table:table-cell table:formula="of:=SIN(RADIANS([.I$1]*[.$A745]*360/256))" office:value-type="float" office:value="0.98078528040323">
            <text:p>0.9807852804</text:p>
          </table:table-cell>
          <table:table-cell table:formula="of:=SIN(RADIANS([.J$1]*[.$A745]*360/256))" office:value-type="float" office:value="0.689540544737067">
            <text:p>0.6895405447</text:p>
          </table:table-cell>
          <table:table-cell table:formula="of:=SIN(RADIANS([.K$1]*[.$A745]*360/256))" office:value-type="float" office:value="0.146730474455361">
            <text:p>0.1467304745</text:p>
          </table:table-cell>
          <table:table-cell table:formula="of:=SIN(RADIANS([.L$1]*[.$A745]*360/256))" office:value-type="float" office:value="-0.449611329654608">
            <text:p>-0.4496113297</text:p>
          </table:table-cell>
          <table:table-cell table:formula="of:=SIN(RADIANS([.M$1]*[.$A745]*360/256))" office:value-type="float" office:value="-0.881921264348353">
            <text:p>-0.8819212643</text:p>
          </table:table-cell>
          <table:table-cell table:formula="of:=SIN(RADIANS([.N$1]*[.$A745]*360/256))" office:value-type="float" office:value="-0.99247953459871">
            <text:p>-0.9924795346</text:p>
          </table:table-cell>
          <table:table-cell table:formula="of:=SIN(RADIANS([.O$1]*[.$A745]*360/256))" office:value-type="float" office:value="-0.740951125354961">
            <text:p>-0.7409511254</text:p>
          </table:table-cell>
          <table:table-cell table:formula="of:=SIN(RADIANS([.P$1]*[.$A745]*360/256))" office:value-type="float" office:value="-0.219101240156872">
            <text:p>-0.2191012402</text:p>
          </table:table-cell>
          <table:table-cell table:formula="of:=SIN(RADIANS([.Q$1]*[.$A745]*360/256))" office:value-type="float" office:value="0.382683432365088">
            <text:p>0.3826834324</text:p>
          </table:table-cell>
          <table:table-cell table:formula="of:= [.B745]/1+ [.C745]/2+ [.D745]/3+ [.E745]/4+ [.F745]/5+ [.G745]/6+ [.H745]/7+ [.I745]/8+ [.J745]/9+ [.K745]/10+ [.L745]/11+ [.M745]/12+ [.N745]/13+ [.O745]/14+ [.P745]/15+ [.Q745]/16" office:value-type="float" office:value="-1.34530402914505">
            <text:p>-1.3453040291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table:formula="of:=SIN(RADIANS([.$A746]*360/256))" office:value-type="float" office:value="-0.555570233019602">
            <text:p>-0.555570233</text:p>
          </table:table-cell>
          <table:table-cell table:formula="of:=SIN(RADIANS([.C$1]*[.$A746]*360/256))" office:value-type="float" office:value="-0.923879532511287">
            <text:p>-0.9238795325</text:p>
          </table:table-cell>
          <table:table-cell table:formula="of:=SIN(RADIANS([.D$1]*[.$A746]*360/256))" office:value-type="float" office:value="-0.98078528040323">
            <text:p>-0.9807852804</text:p>
          </table:table-cell>
          <table:table-cell table:formula="of:=SIN(RADIANS([.E$1]*[.$A746]*360/256))" office:value-type="float" office:value="-0.707106781186548">
            <text:p>-0.7071067812</text:p>
          </table:table-cell>
          <table:table-cell table:formula="of:=SIN(RADIANS([.F$1]*[.$A746]*360/256))" office:value-type="float" office:value="-0.195090322016127">
            <text:p>-0.195090322</text:p>
          </table:table-cell>
          <table:table-cell table:formula="of:=SIN(RADIANS([.G$1]*[.$A746]*360/256))" office:value-type="float" office:value="0.382683432365093">
            <text:p>0.3826834324</text:p>
          </table:table-cell>
          <table:table-cell table:formula="of:=SIN(RADIANS([.H$1]*[.$A746]*360/256))" office:value-type="float" office:value="0.831469612302546">
            <text:p>0.8314696123</text:p>
          </table:table-cell>
          <table:table-cell table:formula="of:=SIN(RADIANS([.I$1]*[.$A746]*360/256))" office:value-type="float" office:value="1">
            <text:p>1</text:p>
          </table:table-cell>
          <table:table-cell table:formula="of:=SIN(RADIANS([.J$1]*[.$A746]*360/256))" office:value-type="float" office:value="0.831469612302546">
            <text:p>0.8314696123</text:p>
          </table:table-cell>
          <table:table-cell table:formula="of:=SIN(RADIANS([.K$1]*[.$A746]*360/256))" office:value-type="float" office:value="0.382683432365086">
            <text:p>0.3826834324</text:p>
          </table:table-cell>
          <table:table-cell table:formula="of:=SIN(RADIANS([.L$1]*[.$A746]*360/256))" office:value-type="float" office:value="-0.19509032201613">
            <text:p>-0.195090322</text:p>
          </table:table-cell>
          <table:table-cell table:formula="of:=SIN(RADIANS([.M$1]*[.$A746]*360/256))" office:value-type="float" office:value="-0.707106781186553">
            <text:p>-0.7071067812</text:p>
          </table:table-cell>
          <table:table-cell table:formula="of:=SIN(RADIANS([.N$1]*[.$A746]*360/256))" office:value-type="float" office:value="-0.980785280403232">
            <text:p>-0.9807852804</text:p>
          </table:table-cell>
          <table:table-cell table:formula="of:=SIN(RADIANS([.O$1]*[.$A746]*360/256))" office:value-type="float" office:value="-0.923879532511285">
            <text:p>-0.9238795325</text:p>
          </table:table-cell>
          <table:table-cell table:formula="of:=SIN(RADIANS([.P$1]*[.$A746]*360/256))" office:value-type="float" office:value="-0.555570233019601">
            <text:p>-0.555570233</text:p>
          </table:table-cell>
          <table:table-cell table:formula="of:=SIN(RADIANS([.Q$1]*[.$A746]*360/256))" office:value-type="float" office:value="-1.23796127317672E-018">
            <text:p>-1.23796127317672E-018</text:p>
          </table:table-cell>
          <table:table-cell table:formula="of:= [.B746]/1+ [.C746]/2+ [.D746]/3+ [.E746]/4+ [.F746]/5+ [.G746]/6+ [.H746]/7+ [.I746]/8+ [.J746]/9+ [.K746]/10+ [.L746]/11+ [.M746]/12+ [.N746]/13+ [.O746]/14+ [.P746]/15+ [.Q746]/16" office:value-type="float" office:value="-1.37715286601671">
            <text:p>-1.377152866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table:formula="of:=SIN(RADIANS([.$A747]*360/256))" office:value-type="float" office:value="-0.534997619887097">
            <text:p>-0.5349976199</text:p>
          </table:table-cell>
          <table:table-cell table:formula="of:=SIN(RADIANS([.C$1]*[.$A747]*360/256))" office:value-type="float" office:value="-0.903989293123443">
            <text:p>-0.9039892931</text:p>
          </table:table-cell>
          <table:table-cell table:formula="of:=SIN(RADIANS([.D$1]*[.$A747]*360/256))" office:value-type="float" office:value="-0.99247953459871">
            <text:p>-0.9924795346</text:p>
          </table:table-cell>
          <table:table-cell table:formula="of:=SIN(RADIANS([.E$1]*[.$A747]*360/256))" office:value-type="float" office:value="-0.773010453362737">
            <text:p>-0.7730104534</text:p>
          </table:table-cell>
          <table:table-cell table:formula="of:=SIN(RADIANS([.F$1]*[.$A747]*360/256))" office:value-type="float" office:value="-0.313681740398892">
            <text:p>-0.3136817404</text:p>
          </table:table-cell>
          <table:table-cell table:formula="of:=SIN(RADIANS([.G$1]*[.$A747]*360/256))" office:value-type="float" office:value="0.242980179903266">
            <text:p>0.2429801799</text:p>
          </table:table-cell>
          <table:table-cell table:formula="of:=SIN(RADIANS([.H$1]*[.$A747]*360/256))" office:value-type="float" office:value="0.724247082951465">
            <text:p>0.724247083</text:p>
          </table:table-cell>
          <table:table-cell table:formula="of:=SIN(RADIANS([.I$1]*[.$A747]*360/256))" office:value-type="float" office:value="0.98078528040323">
            <text:p>0.9807852804</text:p>
          </table:table-cell>
          <table:table-cell table:formula="of:=SIN(RADIANS([.J$1]*[.$A747]*360/256))" office:value-type="float" office:value="0.932992798834738">
            <text:p>0.9329927988</text:p>
          </table:table-cell>
          <table:table-cell table:formula="of:=SIN(RADIANS([.K$1]*[.$A747]*360/256))" office:value-type="float" office:value="0.595699304492434">
            <text:p>0.5956993045</text:p>
          </table:table-cell>
          <table:table-cell table:formula="of:=SIN(RADIANS([.L$1]*[.$A747]*360/256))" office:value-type="float" office:value="0.0735645635996656">
            <text:p>0.0735645636</text:p>
          </table:table-cell>
          <table:table-cell table:formula="of:=SIN(RADIANS([.M$1]*[.$A747]*360/256))" office:value-type="float" office:value="-0.471396736826002">
            <text:p>-0.4713967368</text:p>
          </table:table-cell>
          <table:table-cell table:formula="of:=SIN(RADIANS([.N$1]*[.$A747]*360/256))" office:value-type="float" office:value="-0.870086991108712">
            <text:p>-0.8700869911</text:p>
          </table:table-cell>
          <table:table-cell table:formula="of:=SIN(RADIANS([.O$1]*[.$A747]*360/256))" office:value-type="float" office:value="-0.998795456205173">
            <text:p>-0.9987954562</text:p>
          </table:table-cell>
          <table:table-cell table:formula="of:=SIN(RADIANS([.P$1]*[.$A747]*360/256))" office:value-type="float" office:value="-0.81758481315158">
            <text:p>-0.8175848132</text:p>
          </table:table-cell>
          <table:table-cell table:formula="of:=SIN(RADIANS([.Q$1]*[.$A747]*360/256))" office:value-type="float" office:value="-0.382683432365088">
            <text:p>-0.3826834324</text:p>
          </table:table-cell>
          <table:table-cell table:formula="of:= [.B747]/1+ [.C747]/2+ [.D747]/3+ [.E747]/4+ [.F747]/5+ [.G747]/6+ [.H747]/7+ [.I747]/8+ [.J747]/9+ [.K747]/10+ [.L747]/11+ [.M747]/12+ [.N747]/13+ [.O747]/14+ [.P747]/15+ [.Q747]/16" office:value-type="float" office:value="-1.39330426038976">
            <text:p>-1.3933042604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formula="of:=SIN(RADIANS([.$A748]*360/256))" office:value-type="float" office:value="-0.514102744193222">
            <text:p>-0.5141027442</text:p>
          </table:table-cell>
          <table:table-cell table:formula="of:=SIN(RADIANS([.C$1]*[.$A748]*360/256))" office:value-type="float" office:value="-0.881921264348355">
            <text:p>-0.8819212643</text:p>
          </table:table-cell>
          <table:table-cell table:formula="of:=SIN(RADIANS([.D$1]*[.$A748]*360/256))" office:value-type="float" office:value="-0.998795456205172">
            <text:p>-0.9987954562</text:p>
          </table:table-cell>
          <table:table-cell table:formula="of:=SIN(RADIANS([.E$1]*[.$A748]*360/256))" office:value-type="float" office:value="-0.831469612302545">
            <text:p>-0.8314696123</text:p>
          </table:table-cell>
          <table:table-cell table:formula="of:=SIN(RADIANS([.F$1]*[.$A748]*360/256))" office:value-type="float" office:value="-0.427555093430281">
            <text:p>-0.4275550934</text:p>
          </table:table-cell>
          <table:table-cell table:formula="of:=SIN(RADIANS([.G$1]*[.$A748]*360/256))" office:value-type="float" office:value="0.0980171403295616">
            <text:p>0.0980171403</text:p>
          </table:table-cell>
          <table:table-cell table:formula="of:=SIN(RADIANS([.H$1]*[.$A748]*360/256))" office:value-type="float" office:value="0.595699304492434">
            <text:p>0.5956993045</text:p>
          </table:table-cell>
          <table:table-cell table:formula="of:=SIN(RADIANS([.I$1]*[.$A748]*360/256))" office:value-type="float" office:value="0.923879532511287">
            <text:p>0.9238795325</text:p>
          </table:table-cell>
          <table:table-cell table:formula="of:=SIN(RADIANS([.J$1]*[.$A748]*360/256))" office:value-type="float" office:value="0.989176509964781">
            <text:p>0.98917651</text:p>
          </table:table-cell>
          <table:table-cell table:formula="of:=SIN(RADIANS([.K$1]*[.$A748]*360/256))" office:value-type="float" office:value="0.773010453362736">
            <text:p>0.7730104534</text:p>
          </table:table-cell>
          <table:table-cell table:formula="of:=SIN(RADIANS([.L$1]*[.$A748]*360/256))" office:value-type="float" office:value="0.336889853392218">
            <text:p>0.3368898534</text:p>
          </table:table-cell>
          <table:table-cell table:formula="of:=SIN(RADIANS([.M$1]*[.$A748]*360/256))" office:value-type="float" office:value="-0.19509032201613">
            <text:p>-0.195090322</text:p>
          </table:table-cell>
          <table:table-cell table:formula="of:=SIN(RADIANS([.N$1]*[.$A748]*360/256))" office:value-type="float" office:value="-0.671558954847015">
            <text:p>-0.6715589548</text:p>
          </table:table-cell>
          <table:table-cell table:formula="of:=SIN(RADIANS([.O$1]*[.$A748]*360/256))" office:value-type="float" office:value="-0.95694033573221">
            <text:p>-0.9569403357</text:p>
          </table:table-cell>
          <table:table-cell table:formula="of:=SIN(RADIANS([.P$1]*[.$A748]*360/256))" office:value-type="float" office:value="-0.970031253194545">
            <text:p>-0.9700312532</text:p>
          </table:table-cell>
          <table:table-cell table:formula="of:=SIN(RADIANS([.Q$1]*[.$A748]*360/256))" office:value-type="float" office:value="-0.707106781186546">
            <text:p>-0.7071067812</text:p>
          </table:table-cell>
          <table:table-cell table:formula="of:= [.B748]/1+ [.C748]/2+ [.D748]/3+ [.E748]/4+ [.F748]/5+ [.G748]/6+ [.H748]/7+ [.I748]/8+ [.J748]/9+ [.K748]/10+ [.L748]/11+ [.M748]/12+ [.N748]/13+ [.O748]/14+ [.P748]/15+ [.Q748]/16" office:value-type="float" office:value="-1.39174840098929">
            <text:p>-1.391748401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table:formula="of:=SIN(RADIANS([.$A749]*360/256))" office:value-type="float" office:value="-0.492898192229784">
            <text:p>-0.4928981922</text:p>
          </table:table-cell>
          <table:table-cell table:formula="of:=SIN(RADIANS([.C$1]*[.$A749]*360/256))" office:value-type="float" office:value="-0.857728610000272">
            <text:p>-0.85772861</text:p>
          </table:table-cell>
          <table:table-cell table:formula="of:=SIN(RADIANS([.D$1]*[.$A749]*360/256))" office:value-type="float" office:value="-0.999698818696204">
            <text:p>-0.9996988187</text:p>
          </table:table-cell>
          <table:table-cell table:formula="of:=SIN(RADIANS([.E$1]*[.$A749]*360/256))" office:value-type="float" office:value="-0.881921264348355">
            <text:p>-0.8819212643</text:p>
          </table:table-cell>
          <table:table-cell table:formula="of:=SIN(RADIANS([.F$1]*[.$A749]*360/256))" office:value-type="float" office:value="-0.534997619887095">
            <text:p>-0.5349976199</text:p>
          </table:table-cell>
          <table:table-cell table:formula="of:=SIN(RADIANS([.G$1]*[.$A749]*360/256))" office:value-type="float" office:value="-0.0490676743274183">
            <text:p>-0.0490676743</text:p>
          </table:table-cell>
          <table:table-cell table:formula="of:=SIN(RADIANS([.H$1]*[.$A749]*360/256))" office:value-type="float" office:value="0.449611329654604">
            <text:p>0.4496113297</text:p>
          </table:table-cell>
          <table:table-cell table:formula="of:=SIN(RADIANS([.I$1]*[.$A749]*360/256))" office:value-type="float" office:value="0.831469612302546">
            <text:p>0.8314696123</text:p>
          </table:table-cell>
          <table:table-cell table:formula="of:=SIN(RADIANS([.J$1]*[.$A749]*360/256))" office:value-type="float" office:value="0.99729045667869">
            <text:p>0.9972904567</text:p>
          </table:table-cell>
          <table:table-cell table:formula="of:=SIN(RADIANS([.K$1]*[.$A749]*360/256))" office:value-type="float" office:value="0.903989293123441">
            <text:p>0.9039892931</text:p>
          </table:table-cell>
          <table:table-cell table:formula="of:=SIN(RADIANS([.L$1]*[.$A749]*360/256))" office:value-type="float" office:value="0.575808191417844">
            <text:p>0.5758081914</text:p>
          </table:table-cell>
          <table:table-cell table:formula="of:=SIN(RADIANS([.M$1]*[.$A749]*360/256))" office:value-type="float" office:value="0.0980171403295611">
            <text:p>0.0980171403</text:p>
          </table:table-cell>
          <table:table-cell table:formula="of:=SIN(RADIANS([.N$1]*[.$A749]*360/256))" office:value-type="float" office:value="-0.405241314004994">
            <text:p>-0.405241314</text:p>
          </table:table-cell>
          <table:table-cell table:formula="of:=SIN(RADIANS([.O$1]*[.$A749]*360/256))" office:value-type="float" office:value="-0.803207531480642">
            <text:p>-0.8032075315</text:p>
          </table:table-cell>
          <table:table-cell table:formula="of:=SIN(RADIANS([.P$1]*[.$A749]*360/256))" office:value-type="float" office:value="-0.99247953459871">
            <text:p>-0.9924795346</text:p>
          </table:table-cell>
          <table:table-cell table:formula="of:=SIN(RADIANS([.Q$1]*[.$A749]*360/256))" office:value-type="float" office:value="-0.923879532511285">
            <text:p>-0.9238795325</text:p>
          </table:table-cell>
          <table:table-cell table:formula="of:= [.B749]/1+ [.C749]/2+ [.D749]/3+ [.E749]/4+ [.F749]/5+ [.G749]/6+ [.H749]/7+ [.I749]/8+ [.J749]/9+ [.K749]/10+ [.L749]/11+ [.M749]/12+ [.N749]/13+ [.O749]/14+ [.P749]/15+ [.Q749]/16" office:value-type="float" office:value="-1.37321820518338">
            <text:p>-1.3732182052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table:formula="of:=SIN(RADIANS([.$A750]*360/256))" office:value-type="float" office:value="-0.471396736825998">
            <text:p>-0.4713967368</text:p>
          </table:table-cell>
          <table:table-cell table:formula="of:=SIN(RADIANS([.C$1]*[.$A750]*360/256))" office:value-type="float" office:value="-0.831469612302545">
            <text:p>-0.8314696123</text:p>
          </table:table-cell>
          <table:table-cell table:formula="of:=SIN(RADIANS([.D$1]*[.$A750]*360/256))" office:value-type="float" office:value="-0.995184726672197">
            <text:p>-0.9951847267</text:p>
          </table:table-cell>
          <table:table-cell table:formula="of:=SIN(RADIANS([.E$1]*[.$A750]*360/256))" office:value-type="float" office:value="-0.923879532511286">
            <text:p>-0.9238795325</text:p>
          </table:table-cell>
          <table:table-cell table:formula="of:=SIN(RADIANS([.F$1]*[.$A750]*360/256))" office:value-type="float" office:value="-0.634393284163646">
            <text:p>-0.6343932842</text:p>
          </table:table-cell>
          <table:table-cell table:formula="of:=SIN(RADIANS([.G$1]*[.$A750]*360/256))" office:value-type="float" office:value="-0.19509032201613">
            <text:p>-0.195090322</text:p>
          </table:table-cell>
          <table:table-cell table:formula="of:=SIN(RADIANS([.H$1]*[.$A750]*360/256))" office:value-type="float" office:value="0.290284677254463">
            <text:p>0.2902846773</text:p>
          </table:table-cell>
          <table:table-cell table:formula="of:=SIN(RADIANS([.I$1]*[.$A750]*360/256))" office:value-type="float" office:value="0.707106781186549">
            <text:p>0.7071067812</text:p>
          </table:table-cell>
          <table:table-cell table:formula="of:=SIN(RADIANS([.J$1]*[.$A750]*360/256))" office:value-type="float" office:value="0.956940335732208">
            <text:p>0.9569403357</text:p>
          </table:table-cell>
          <table:table-cell table:formula="of:=SIN(RADIANS([.K$1]*[.$A750]*360/256))" office:value-type="float" office:value="0.98078528040323">
            <text:p>0.9807852804</text:p>
          </table:table-cell>
          <table:table-cell table:formula="of:=SIN(RADIANS([.L$1]*[.$A750]*360/256))" office:value-type="float" office:value="0.773010453362736">
            <text:p>0.7730104534</text:p>
          </table:table-cell>
          <table:table-cell table:formula="of:=SIN(RADIANS([.M$1]*[.$A750]*360/256))" office:value-type="float" office:value="0.382683432365093">
            <text:p>0.3826834324</text:p>
          </table:table-cell>
          <table:table-cell table:formula="of:=SIN(RADIANS([.N$1]*[.$A750]*360/256))" office:value-type="float" office:value="-0.0980171403295597">
            <text:p>-0.0980171403</text:p>
          </table:table-cell>
          <table:table-cell table:formula="of:=SIN(RADIANS([.O$1]*[.$A750]*360/256))" office:value-type="float" office:value="-0.555570233019603">
            <text:p>-0.555570233</text:p>
          </table:table-cell>
          <table:table-cell table:formula="of:=SIN(RADIANS([.P$1]*[.$A750]*360/256))" office:value-type="float" office:value="-0.881921264348357">
            <text:p>-0.8819212643</text:p>
          </table:table-cell>
          <table:table-cell table:formula="of:=SIN(RADIANS([.Q$1]*[.$A750]*360/256))" office:value-type="float" office:value="-1">
            <text:p>-1</text:p>
          </table:table-cell>
          <table:table-cell table:formula="of:= [.B750]/1+ [.C750]/2+ [.D750]/3+ [.E750]/4+ [.F750]/5+ [.G750]/6+ [.H750]/7+ [.I750]/8+ [.J750]/9+ [.K750]/10+ [.L750]/11+ [.M750]/12+ [.N750]/13+ [.O750]/14+ [.P750]/15+ [.Q750]/16" office:value-type="float" office:value="-1.34131471501046">
            <text:p>-1.341314715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formula="of:=SIN(RADIANS([.$A751]*360/256))" office:value-type="float" office:value="-0.449611329654607">
            <text:p>-0.4496113297</text:p>
          </table:table-cell>
          <table:table-cell table:formula="of:=SIN(RADIANS([.C$1]*[.$A751]*360/256))" office:value-type="float" office:value="-0.803207531480645">
            <text:p>-0.8032075315</text:p>
          </table:table-cell>
          <table:table-cell table:formula="of:=SIN(RADIANS([.D$1]*[.$A751]*360/256))" office:value-type="float" office:value="-0.985277642388941">
            <text:p>-0.9852776424</text:p>
          </table:table-cell>
          <table:table-cell table:formula="of:=SIN(RADIANS([.E$1]*[.$A751]*360/256))" office:value-type="float" office:value="-0.956940335732208">
            <text:p>-0.9569403357</text:p>
          </table:table-cell>
          <table:table-cell table:formula="of:=SIN(RADIANS([.F$1]*[.$A751]*360/256))" office:value-type="float" office:value="-0.724247082951466">
            <text:p>-0.724247083</text:p>
          </table:table-cell>
          <table:table-cell table:formula="of:=SIN(RADIANS([.G$1]*[.$A751]*360/256))" office:value-type="float" office:value="-0.336889853392223">
            <text:p>-0.3368898534</text:p>
          </table:table-cell>
          <table:table-cell table:formula="of:=SIN(RADIANS([.H$1]*[.$A751]*360/256))" office:value-type="float" office:value="0.12241067519922">
            <text:p>0.1224106752</text:p>
          </table:table-cell>
          <table:table-cell table:formula="of:=SIN(RADIANS([.I$1]*[.$A751]*360/256))" office:value-type="float" office:value="0.555570233019605">
            <text:p>0.555570233</text:p>
          </table:table-cell>
          <table:table-cell table:formula="of:=SIN(RADIANS([.J$1]*[.$A751]*360/256))" office:value-type="float" office:value="0.870086991108713">
            <text:p>0.8700869911</text:p>
          </table:table-cell>
          <table:table-cell table:formula="of:=SIN(RADIANS([.K$1]*[.$A751]*360/256))" office:value-type="float" office:value="0.998795456205172">
            <text:p>0.9987954562</text:p>
          </table:table-cell>
          <table:table-cell table:formula="of:=SIN(RADIANS([.L$1]*[.$A751]*360/256))" office:value-type="float" office:value="0.91420975570353">
            <text:p>0.9142097557</text:p>
          </table:table-cell>
          <table:table-cell table:formula="of:=SIN(RADIANS([.M$1]*[.$A751]*360/256))" office:value-type="float" office:value="0.63439328416365">
            <text:p>0.6343932842</text:p>
          </table:table-cell>
          <table:table-cell table:formula="of:=SIN(RADIANS([.N$1]*[.$A751]*360/256))" office:value-type="float" office:value="0.219101240156862">
            <text:p>0.2191012402</text:p>
          </table:table-cell>
          <table:table-cell table:formula="of:=SIN(RADIANS([.O$1]*[.$A751]*360/256))" office:value-type="float" office:value="-0.242980179903271">
            <text:p>-0.2429801799</text:p>
          </table:table-cell>
          <table:table-cell table:formula="of:=SIN(RADIANS([.P$1]*[.$A751]*360/256))" office:value-type="float" office:value="-0.653172842953782">
            <text:p>-0.653172843</text:p>
          </table:table-cell>
          <table:table-cell table:formula="of:=SIN(RADIANS([.Q$1]*[.$A751]*360/256))" office:value-type="float" office:value="-0.923879532511289">
            <text:p>-0.9238795325</text:p>
          </table:table-cell>
          <table:table-cell table:formula="of:= [.B751]/1+ [.C751]/2+ [.D751]/3+ [.E751]/4+ [.F751]/5+ [.G751]/6+ [.H751]/7+ [.I751]/8+ [.J751]/9+ [.K751]/10+ [.L751]/11+ [.M751]/12+ [.N751]/13+ [.O751]/14+ [.P751]/15+ [.Q751]/16" office:value-type="float" office:value="-1.30219741696516">
            <text:p>-1.302197417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table:formula="of:=SIN(RADIANS([.$A752]*360/256))" office:value-type="float" office:value="-0.427555093430283">
            <text:p>-0.4275550934</text:p>
          </table:table-cell>
          <table:table-cell table:formula="of:=SIN(RADIANS([.C$1]*[.$A752]*360/256))" office:value-type="float" office:value="-0.773010453362738">
            <text:p>-0.7730104534</text:p>
          </table:table-cell>
          <table:table-cell table:formula="of:=SIN(RADIANS([.D$1]*[.$A752]*360/256))" office:value-type="float" office:value="-0.970031253194544">
            <text:p>-0.9700312532</text:p>
          </table:table-cell>
          <table:table-cell table:formula="of:=SIN(RADIANS([.E$1]*[.$A752]*360/256))" office:value-type="float" office:value="-0.98078528040323">
            <text:p>-0.9807852804</text:p>
          </table:table-cell>
          <table:table-cell table:formula="of:=SIN(RADIANS([.F$1]*[.$A752]*360/256))" office:value-type="float" office:value="-0.803207531480645">
            <text:p>-0.8032075315</text:p>
          </table:table-cell>
          <table:table-cell table:formula="of:=SIN(RADIANS([.G$1]*[.$A752]*360/256))" office:value-type="float" office:value="-0.471396736825995">
            <text:p>-0.4713967368</text:p>
          </table:table-cell>
          <table:table-cell table:formula="of:=SIN(RADIANS([.H$1]*[.$A752]*360/256))" office:value-type="float" office:value="-0.049067674327418">
            <text:p>-0.0490676743</text:p>
          </table:table-cell>
          <table:table-cell table:formula="of:=SIN(RADIANS([.I$1]*[.$A752]*360/256))" office:value-type="float" office:value="0.382683432365093">
            <text:p>0.3826834324</text:p>
          </table:table-cell>
          <table:table-cell table:formula="of:=SIN(RADIANS([.J$1]*[.$A752]*360/256))" office:value-type="float" office:value="0.74095112535496">
            <text:p>0.7409511254</text:p>
          </table:table-cell>
          <table:table-cell table:formula="of:=SIN(RADIANS([.K$1]*[.$A752]*360/256))" office:value-type="float" office:value="0.956940335732208">
            <text:p>0.9569403357</text:p>
          </table:table-cell>
          <table:table-cell table:formula="of:=SIN(RADIANS([.L$1]*[.$A752]*360/256))" office:value-type="float" office:value="0.989176509964782">
            <text:p>0.98917651</text:p>
          </table:table-cell>
          <table:table-cell table:formula="of:=SIN(RADIANS([.M$1]*[.$A752]*360/256))" office:value-type="float" office:value="0.831469612302542">
            <text:p>0.8314696123</text:p>
          </table:table-cell>
          <table:table-cell table:formula="of:=SIN(RADIANS([.N$1]*[.$A752]*360/256))" office:value-type="float" office:value="0.514102744193219">
            <text:p>0.5141027442</text:p>
          </table:table-cell>
          <table:table-cell table:formula="of:=SIN(RADIANS([.O$1]*[.$A752]*360/256))" office:value-type="float" office:value="0.0980171403295606">
            <text:p>0.0980171403</text:p>
          </table:table-cell>
          <table:table-cell table:formula="of:=SIN(RADIANS([.P$1]*[.$A752]*360/256))" office:value-type="float" office:value="-0.336889853392217">
            <text:p>-0.3368898534</text:p>
          </table:table-cell>
          <table:table-cell table:formula="of:=SIN(RADIANS([.Q$1]*[.$A752]*360/256))" office:value-type="float" office:value="-0.707106781186553">
            <text:p>-0.7071067812</text:p>
          </table:table-cell>
          <table:table-cell table:formula="of:= [.B752]/1+ [.C752]/2+ [.D752]/3+ [.E752]/4+ [.F752]/5+ [.G752]/6+ [.H752]/7+ [.I752]/8+ [.J752]/9+ [.K752]/10+ [.L752]/11+ [.M752]/12+ [.N752]/13+ [.O752]/14+ [.P752]/15+ [.Q752]/16" office:value-type="float" office:value="-1.26385195921113">
            <text:p>-1.2638519592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table:formula="of:=SIN(RADIANS([.$A753]*360/256))" office:value-type="float" office:value="-0.40524131400499">
            <text:p>-0.405241314</text:p>
          </table:table-cell>
          <table:table-cell table:formula="of:=SIN(RADIANS([.C$1]*[.$A753]*360/256))" office:value-type="float" office:value="-0.740951125354959">
            <text:p>-0.7409511254</text:p>
          </table:table-cell>
          <table:table-cell table:formula="of:=SIN(RADIANS([.D$1]*[.$A753]*360/256))" office:value-type="float" office:value="-0.949528180593037">
            <text:p>-0.9495281806</text:p>
          </table:table-cell>
          <table:table-cell table:formula="of:=SIN(RADIANS([.E$1]*[.$A753]*360/256))" office:value-type="float" office:value="-0.995184726672197">
            <text:p>-0.9951847267</text:p>
          </table:table-cell>
          <table:table-cell table:formula="of:=SIN(RADIANS([.F$1]*[.$A753]*360/256))" office:value-type="float" office:value="-0.870086991108711">
            <text:p>-0.8700869911</text:p>
          </table:table-cell>
          <table:table-cell table:formula="of:=SIN(RADIANS([.G$1]*[.$A753]*360/256))" office:value-type="float" office:value="-0.595699304492432">
            <text:p>-0.5956993045</text:p>
          </table:table-cell>
          <table:table-cell table:formula="of:=SIN(RADIANS([.H$1]*[.$A753]*360/256))" office:value-type="float" office:value="-0.219101240156867">
            <text:p>-0.2191012402</text:p>
          </table:table-cell>
          <table:table-cell table:formula="of:=SIN(RADIANS([.I$1]*[.$A753]*360/256))" office:value-type="float" office:value="0.195090322016126">
            <text:p>0.195090322</text:p>
          </table:table-cell>
          <table:table-cell table:formula="of:=SIN(RADIANS([.J$1]*[.$A753]*360/256))" office:value-type="float" office:value="0.575808191417845">
            <text:p>0.5758081914</text:p>
          </table:table-cell>
          <table:table-cell table:formula="of:=SIN(RADIANS([.K$1]*[.$A753]*360/256))" office:value-type="float" office:value="0.857728610000272">
            <text:p>0.85772861</text:p>
          </table:table-cell>
          <table:table-cell table:formula="of:=SIN(RADIANS([.L$1]*[.$A753]*360/256))" office:value-type="float" office:value="0.992479534598709">
            <text:p>0.9924795346</text:p>
          </table:table-cell>
          <table:table-cell table:formula="of:=SIN(RADIANS([.M$1]*[.$A753]*360/256))" office:value-type="float" office:value="0.956940335732208">
            <text:p>0.9569403357</text:p>
          </table:table-cell>
          <table:table-cell table:formula="of:=SIN(RADIANS([.N$1]*[.$A753]*360/256))" office:value-type="float" office:value="0.757208846506486">
            <text:p>0.7572088465</text:p>
          </table:table-cell>
          <table:table-cell table:formula="of:=SIN(RADIANS([.O$1]*[.$A753]*360/256))" office:value-type="float" office:value="0.427555093430276">
            <text:p>0.4275550934</text:p>
          </table:table-cell>
          <table:table-cell table:formula="of:=SIN(RADIANS([.P$1]*[.$A753]*360/256))" office:value-type="float" office:value="0.0245412285229114">
            <text:p>0.0245412285</text:p>
          </table:table-cell>
          <table:table-cell table:formula="of:=SIN(RADIANS([.Q$1]*[.$A753]*360/256))" office:value-type="float" office:value="-0.382683432365085">
            <text:p>-0.3826834324</text:p>
          </table:table-cell>
          <table:table-cell table:formula="of:= [.B753]/1+ [.C753]/2+ [.D753]/3+ [.E753]/4+ [.F753]/5+ [.G753]/6+ [.H753]/7+ [.I753]/8+ [.J753]/9+ [.K753]/10+ [.L753]/11+ [.M753]/12+ [.N753]/13+ [.O753]/14+ [.P753]/15+ [.Q753]/16" office:value-type="float" office:value="-1.23501011402656">
            <text:p>-1.235010114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formula="of:=SIN(RADIANS([.$A754]*360/256))" office:value-type="float" office:value="-0.38268343236509">
            <text:p>-0.3826834324</text:p>
          </table:table-cell>
          <table:table-cell table:formula="of:=SIN(RADIANS([.C$1]*[.$A754]*360/256))" office:value-type="float" office:value="-0.707106781186547">
            <text:p>-0.7071067812</text:p>
          </table:table-cell>
          <table:table-cell table:formula="of:=SIN(RADIANS([.D$1]*[.$A754]*360/256))" office:value-type="float" office:value="-0.923879532511287">
            <text:p>-0.9238795325</text:p>
          </table:table-cell>
          <table:table-cell table:formula="of:=SIN(RADIANS([.E$1]*[.$A754]*360/256))" office:value-type="float" office:value="-1">
            <text:p>-1</text:p>
          </table:table-cell>
          <table:table-cell table:formula="of:=SIN(RADIANS([.F$1]*[.$A754]*360/256))" office:value-type="float" office:value="-0.923879532511286">
            <text:p>-0.9238795325</text:p>
          </table:table-cell>
          <table:table-cell table:formula="of:=SIN(RADIANS([.G$1]*[.$A754]*360/256))" office:value-type="float" office:value="-0.707106781186547">
            <text:p>-0.7071067812</text:p>
          </table:table-cell>
          <table:table-cell table:formula="of:=SIN(RADIANS([.H$1]*[.$A754]*360/256))" office:value-type="float" office:value="-0.38268343236509">
            <text:p>-0.3826834324</text:p>
          </table:table-cell>
          <table:table-cell table:formula="of:=SIN(RADIANS([.I$1]*[.$A754]*360/256))" office:value-type="float" office:value="-1.71574348007947E-015">
            <text:p>-1.71574348007947E-015</text:p>
          </table:table-cell>
          <table:table-cell table:formula="of:=SIN(RADIANS([.J$1]*[.$A754]*360/256))" office:value-type="float" office:value="0.382683432365094">
            <text:p>0.3826834324</text:p>
          </table:table-cell>
          <table:table-cell table:formula="of:=SIN(RADIANS([.K$1]*[.$A754]*360/256))" office:value-type="float" office:value="0.70710678118655">
            <text:p>0.7071067812</text:p>
          </table:table-cell>
          <table:table-cell table:formula="of:=SIN(RADIANS([.L$1]*[.$A754]*360/256))" office:value-type="float" office:value="0.923879532511285">
            <text:p>0.9238795325</text:p>
          </table:table-cell>
          <table:table-cell table:formula="of:=SIN(RADIANS([.M$1]*[.$A754]*360/256))" office:value-type="float" office:value="1">
            <text:p>1</text:p>
          </table:table-cell>
          <table:table-cell table:formula="of:=SIN(RADIANS([.N$1]*[.$A754]*360/256))" office:value-type="float" office:value="0.923879532511284">
            <text:p>0.9238795325</text:p>
          </table:table-cell>
          <table:table-cell table:formula="of:=SIN(RADIANS([.O$1]*[.$A754]*360/256))" office:value-type="float" office:value="0.707106781186548">
            <text:p>0.7071067812</text:p>
          </table:table-cell>
          <table:table-cell table:formula="of:=SIN(RADIANS([.P$1]*[.$A754]*360/256))" office:value-type="float" office:value="0.382683432365085">
            <text:p>0.3826834324</text:p>
          </table:table-cell>
          <table:table-cell table:formula="of:=SIN(RADIANS([.Q$1]*[.$A754]*360/256))" office:value-type="float" office:value="3.43148696015894E-015">
            <text:p>3.43148696015894E-015</text:p>
          </table:table-cell>
          <table:table-cell table:formula="of:= [.B754]/1+ [.C754]/2+ [.D754]/3+ [.E754]/4+ [.F754]/5+ [.G754]/6+ [.H754]/7+ [.I754]/8+ [.J754]/9+ [.K754]/10+ [.L754]/11+ [.M754]/12+ [.N754]/13+ [.O754]/14+ [.P754]/15+ [.Q754]/16" office:value-type="float" office:value="-1.22385181196027">
            <text:p>-1.223851812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formula="of:=SIN(RADIANS([.$A755]*360/256))" office:value-type="float" office:value="-0.359895036534988">
            <text:p>-0.3598950365</text:p>
          </table:table-cell>
          <table:table-cell table:formula="of:=SIN(RADIANS([.C$1]*[.$A755]*360/256))" office:value-type="float" office:value="-0.671558954847018">
            <text:p>-0.6715589548</text:p>
          </table:table-cell>
          <table:table-cell table:formula="of:=SIN(RADIANS([.D$1]*[.$A755]*360/256))" office:value-type="float" office:value="-0.893224301195515">
            <text:p>-0.8932243012</text:p>
          </table:table-cell>
          <table:table-cell table:formula="of:=SIN(RADIANS([.E$1]*[.$A755]*360/256))" office:value-type="float" office:value="-0.995184726672197">
            <text:p>-0.9951847267</text:p>
          </table:table-cell>
          <table:table-cell table:formula="of:=SIN(RADIANS([.F$1]*[.$A755]*360/256))" office:value-type="float" office:value="-0.96377606579544">
            <text:p>-0.9637760658</text:p>
          </table:table-cell>
          <table:table-cell table:formula="of:=SIN(RADIANS([.G$1]*[.$A755]*360/256))" office:value-type="float" office:value="-0.803207531480645">
            <text:p>-0.8032075315</text:p>
          </table:table-cell>
          <table:table-cell table:formula="of:=SIN(RADIANS([.H$1]*[.$A755]*360/256))" office:value-type="float" office:value="-0.534997619887095">
            <text:p>-0.5349976199</text:p>
          </table:table-cell>
          <table:table-cell table:formula="of:=SIN(RADIANS([.I$1]*[.$A755]*360/256))" office:value-type="float" office:value="-0.195090322016129">
            <text:p>-0.195090322</text:p>
          </table:table-cell>
          <table:table-cell table:formula="of:=SIN(RADIANS([.J$1]*[.$A755]*360/256))" office:value-type="float" office:value="0.170961888760304">
            <text:p>0.1709618888</text:p>
          </table:table-cell>
          <table:table-cell table:formula="of:=SIN(RADIANS([.K$1]*[.$A755]*360/256))" office:value-type="float" office:value="0.514102744193221">
            <text:p>0.5141027442</text:p>
          </table:table-cell>
          <table:table-cell table:formula="of:=SIN(RADIANS([.L$1]*[.$A755]*360/256))" office:value-type="float" office:value="0.788346427626603">
            <text:p>0.7883464276</text:p>
          </table:table-cell>
          <table:table-cell table:formula="of:=SIN(RADIANS([.M$1]*[.$A755]*360/256))" office:value-type="float" office:value="0.956940335732208">
            <text:p>0.9569403357</text:p>
          </table:table-cell>
          <table:table-cell table:formula="of:=SIN(RADIANS([.N$1]*[.$A755]*360/256))" office:value-type="float" office:value="0.99729045667869">
            <text:p>0.9972904567</text:p>
          </table:table-cell>
          <table:table-cell table:formula="of:=SIN(RADIANS([.O$1]*[.$A755]*360/256))" office:value-type="float" office:value="0.903989293123441">
            <text:p>0.9039892931</text:p>
          </table:table-cell>
          <table:table-cell table:formula="of:=SIN(RADIANS([.P$1]*[.$A755]*360/256))" office:value-type="float" office:value="0.689540544737071">
            <text:p>0.6895405447</text:p>
          </table:table-cell>
          <table:table-cell table:formula="of:=SIN(RADIANS([.Q$1]*[.$A755]*360/256))" office:value-type="float" office:value="0.382683432365092">
            <text:p>0.3826834324</text:p>
          </table:table-cell>
          <table:table-cell table:formula="of:= [.B755]/1+ [.C755]/2+ [.D755]/3+ [.E755]/4+ [.F755]/5+ [.G755]/6+ [.H755]/7+ [.I755]/8+ [.J755]/9+ [.K755]/10+ [.L755]/11+ [.M755]/12+ [.N755]/13+ [.O755]/14+ [.P755]/15+ [.Q755]/16" office:value-type="float" office:value="-1.23665846274336">
            <text:p>-1.2366584627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table:formula="of:=SIN(RADIANS([.$A756]*360/256))" office:value-type="float" office:value="-0.33688985339222">
            <text:p>-0.3368898534</text:p>
          </table:table-cell>
          <table:table-cell table:formula="of:=SIN(RADIANS([.C$1]*[.$A756]*360/256))" office:value-type="float" office:value="-0.634393284163645">
            <text:p>-0.6343932842</text:p>
          </table:table-cell>
          <table:table-cell table:formula="of:=SIN(RADIANS([.D$1]*[.$A756]*360/256))" office:value-type="float" office:value="-0.857728610000271">
            <text:p>-0.85772861</text:p>
          </table:table-cell>
          <table:table-cell table:formula="of:=SIN(RADIANS([.E$1]*[.$A756]*360/256))" office:value-type="float" office:value="-0.98078528040323">
            <text:p>-0.9807852804</text:p>
          </table:table-cell>
          <table:table-cell table:formula="of:=SIN(RADIANS([.F$1]*[.$A756]*360/256))" office:value-type="float" office:value="-0.989176509964781">
            <text:p>-0.98917651</text:p>
          </table:table-cell>
          <table:table-cell table:formula="of:=SIN(RADIANS([.G$1]*[.$A756]*360/256))" office:value-type="float" office:value="-0.881921264348356">
            <text:p>-0.8819212643</text:p>
          </table:table-cell>
          <table:table-cell table:formula="of:=SIN(RADIANS([.H$1]*[.$A756]*360/256))" office:value-type="float" office:value="-0.671558954847019">
            <text:p>-0.6715589548</text:p>
          </table:table-cell>
          <table:table-cell table:formula="of:=SIN(RADIANS([.I$1]*[.$A756]*360/256))" office:value-type="float" office:value="-0.38268343236509">
            <text:p>-0.3826834324</text:p>
          </table:table-cell>
          <table:table-cell table:formula="of:=SIN(RADIANS([.J$1]*[.$A756]*360/256))" office:value-type="float" office:value="-0.0490676743274175">
            <text:p>-0.0490676743</text:p>
          </table:table-cell>
          <table:table-cell table:formula="of:=SIN(RADIANS([.K$1]*[.$A756]*360/256))" office:value-type="float" office:value="0.290284677254464">
            <text:p>0.2902846773</text:p>
          </table:table-cell>
          <table:table-cell table:formula="of:=SIN(RADIANS([.L$1]*[.$A756]*360/256))" office:value-type="float" office:value="0.595699304492429">
            <text:p>0.5956993045</text:p>
          </table:table-cell>
          <table:table-cell table:formula="of:=SIN(RADIANS([.M$1]*[.$A756]*360/256))" office:value-type="float" office:value="0.831469612302543">
            <text:p>0.8314696123</text:p>
          </table:table-cell>
          <table:table-cell table:formula="of:=SIN(RADIANS([.N$1]*[.$A756]*360/256))" office:value-type="float" office:value="0.970031253194543">
            <text:p>0.9700312532</text:p>
          </table:table-cell>
          <table:table-cell table:formula="of:=SIN(RADIANS([.O$1]*[.$A756]*360/256))" office:value-type="float" office:value="0.995184726672197">
            <text:p>0.9951847267</text:p>
          </table:table-cell>
          <table:table-cell table:formula="of:=SIN(RADIANS([.P$1]*[.$A756]*360/256))" office:value-type="float" office:value="0.903989293123444">
            <text:p>0.9039892931</text:p>
          </table:table-cell>
          <table:table-cell table:formula="of:=SIN(RADIANS([.Q$1]*[.$A756]*360/256))" office:value-type="float" office:value="0.707106781186548">
            <text:p>0.7071067812</text:p>
          </table:table-cell>
          <table:table-cell table:formula="of:= [.B756]/1+ [.C756]/2+ [.D756]/3+ [.E756]/4+ [.F756]/5+ [.G756]/6+ [.H756]/7+ [.I756]/8+ [.J756]/9+ [.K756]/10+ [.L756]/11+ [.M756]/12+ [.N756]/13+ [.O756]/14+ [.P756]/15+ [.Q756]/16" office:value-type="float" office:value="-1.27660429498469">
            <text:p>-1.27660429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formula="of:=SIN(RADIANS([.$A757]*360/256))" office:value-type="float" office:value="-0.313681740398891">
            <text:p>-0.3136817404</text:p>
          </table:table-cell>
          <table:table-cell table:formula="of:=SIN(RADIANS([.C$1]*[.$A757]*360/256))" office:value-type="float" office:value="-0.595699304492433">
            <text:p>-0.5956993045</text:p>
          </table:table-cell>
          <table:table-cell table:formula="of:=SIN(RADIANS([.D$1]*[.$A757]*360/256))" office:value-type="float" office:value="-0.817584813151585">
            <text:p>-0.8175848132</text:p>
          </table:table-cell>
          <table:table-cell table:formula="of:=SIN(RADIANS([.E$1]*[.$A757]*360/256))" office:value-type="float" office:value="-0.956940335732209">
            <text:p>-0.9569403357</text:p>
          </table:table-cell>
          <table:table-cell table:formula="of:=SIN(RADIANS([.F$1]*[.$A757]*360/256))" office:value-type="float" office:value="-0.999698818696204">
            <text:p>-0.9996988187</text:p>
          </table:table-cell>
          <table:table-cell table:formula="of:=SIN(RADIANS([.G$1]*[.$A757]*360/256))" office:value-type="float" office:value="-0.941544065183019">
            <text:p>-0.9415440652</text:p>
          </table:table-cell>
          <table:table-cell table:formula="of:=SIN(RADIANS([.H$1]*[.$A757]*360/256))" office:value-type="float" office:value="-0.788346427626605">
            <text:p>-0.7883464276</text:p>
          </table:table-cell>
          <table:table-cell table:formula="of:=SIN(RADIANS([.I$1]*[.$A757]*360/256))" office:value-type="float" office:value="-0.555570233019602">
            <text:p>-0.555570233</text:p>
          </table:table-cell>
          <table:table-cell table:formula="of:=SIN(RADIANS([.J$1]*[.$A757]*360/256))" office:value-type="float" office:value="-0.2667127574749">
            <text:p>-0.2667127575</text:p>
          </table:table-cell>
          <table:table-cell table:formula="of:=SIN(RADIANS([.K$1]*[.$A757]*360/256))" office:value-type="float" office:value="0.0490676743274219">
            <text:p>0.0490676743</text:p>
          </table:table-cell>
          <table:table-cell table:formula="of:=SIN(RADIANS([.L$1]*[.$A757]*360/256))" office:value-type="float" office:value="0.359895036534984">
            <text:p>0.3598950365</text:p>
          </table:table-cell>
          <table:table-cell table:formula="of:=SIN(RADIANS([.M$1]*[.$A757]*360/256))" office:value-type="float" office:value="0.634393284163651">
            <text:p>0.6343932842</text:p>
          </table:table-cell>
          <table:table-cell table:formula="of:=SIN(RADIANS([.N$1]*[.$A757]*360/256))" office:value-type="float" office:value="0.84485356524971">
            <text:p>0.8448535652</text:p>
          </table:table-cell>
          <table:table-cell table:formula="of:=SIN(RADIANS([.O$1]*[.$A757]*360/256))" office:value-type="float" office:value="0.970031253194545">
            <text:p>0.9700312532</text:p>
          </table:table-cell>
          <table:table-cell table:formula="of:=SIN(RADIANS([.P$1]*[.$A757]*360/256))" office:value-type="float" office:value="0.99729045667869">
            <text:p>0.9972904567</text:p>
          </table:table-cell>
          <table:table-cell table:formula="of:=SIN(RADIANS([.Q$1]*[.$A757]*360/256))" office:value-type="float" office:value="0.923879532511286">
            <text:p>0.9238795325</text:p>
          </table:table-cell>
          <table:table-cell table:formula="of:= [.B757]/1+ [.C757]/2+ [.D757]/3+ [.E757]/4+ [.F757]/5+ [.G757]/6+ [.H757]/7+ [.I757]/8+ [.J757]/9+ [.K757]/10+ [.L757]/11+ [.M757]/12+ [.N757]/13+ [.O757]/14+ [.P757]/15+ [.Q757]/16" office:value-type="float" office:value="-1.34286468170927">
            <text:p>-1.3428646817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table:formula="of:=SIN(RADIANS([.$A758]*360/256))" office:value-type="float" office:value="-0.290284677254462">
            <text:p>-0.2902846773</text:p>
          </table:table-cell>
          <table:table-cell table:formula="of:=SIN(RADIANS([.C$1]*[.$A758]*360/256))" office:value-type="float" office:value="-0.555570233019602">
            <text:p>-0.555570233</text:p>
          </table:table-cell>
          <table:table-cell table:formula="of:=SIN(RADIANS([.D$1]*[.$A758]*360/256))" office:value-type="float" office:value="-0.773010453362738">
            <text:p>-0.7730104534</text:p>
          </table:table-cell>
          <table:table-cell table:formula="of:=SIN(RADIANS([.E$1]*[.$A758]*360/256))" office:value-type="float" office:value="-0.923879532511287">
            <text:p>-0.9238795325</text:p>
          </table:table-cell>
          <table:table-cell table:formula="of:=SIN(RADIANS([.F$1]*[.$A758]*360/256))" office:value-type="float" office:value="-0.995184726672197">
            <text:p>-0.9951847267</text:p>
          </table:table-cell>
          <table:table-cell table:formula="of:=SIN(RADIANS([.G$1]*[.$A758]*360/256))" office:value-type="float" office:value="-0.98078528040323">
            <text:p>-0.9807852804</text:p>
          </table:table-cell>
          <table:table-cell table:formula="of:=SIN(RADIANS([.H$1]*[.$A758]*360/256))" office:value-type="float" office:value="-0.881921264348356">
            <text:p>-0.8819212643</text:p>
          </table:table-cell>
          <table:table-cell table:formula="of:=SIN(RADIANS([.I$1]*[.$A758]*360/256))" office:value-type="float" office:value="-0.707106781186547">
            <text:p>-0.7071067812</text:p>
          </table:table-cell>
          <table:table-cell table:formula="of:=SIN(RADIANS([.J$1]*[.$A758]*360/256))" office:value-type="float" office:value="-0.471396736825994">
            <text:p>-0.4713967368</text:p>
          </table:table-cell>
          <table:table-cell table:formula="of:=SIN(RADIANS([.K$1]*[.$A758]*360/256))" office:value-type="float" office:value="-0.195090322016129">
            <text:p>-0.195090322</text:p>
          </table:table-cell>
          <table:table-cell table:formula="of:=SIN(RADIANS([.L$1]*[.$A758]*360/256))" office:value-type="float" office:value="0.0980171403295558">
            <text:p>0.0980171403</text:p>
          </table:table-cell>
          <table:table-cell table:formula="of:=SIN(RADIANS([.M$1]*[.$A758]*360/256))" office:value-type="float" office:value="0.382683432365094">
            <text:p>0.3826834324</text:p>
          </table:table-cell>
          <table:table-cell table:formula="of:=SIN(RADIANS([.N$1]*[.$A758]*360/256))" office:value-type="float" office:value="0.634393284163646">
            <text:p>0.6343932842</text:p>
          </table:table-cell>
          <table:table-cell table:formula="of:=SIN(RADIANS([.O$1]*[.$A758]*360/256))" office:value-type="float" office:value="0.831469612302543">
            <text:p>0.8314696123</text:p>
          </table:table-cell>
          <table:table-cell table:formula="of:=SIN(RADIANS([.P$1]*[.$A758]*360/256))" office:value-type="float" office:value="0.956940335732211">
            <text:p>0.9569403357</text:p>
          </table:table-cell>
          <table:table-cell table:formula="of:=SIN(RADIANS([.Q$1]*[.$A758]*360/256))" office:value-type="float" office:value="1">
            <text:p>1</text:p>
          </table:table-cell>
          <table:table-cell table:formula="of:= [.B758]/1+ [.C758]/2+ [.D758]/3+ [.E758]/4+ [.F758]/5+ [.G758]/6+ [.H758]/7+ [.I758]/8+ [.J758]/9+ [.K758]/10+ [.L758]/11+ [.M758]/12+ [.N758]/13+ [.O758]/14+ [.P758]/15+ [.Q758]/16" office:value-type="float" office:value="-1.43018740632688">
            <text:p>-1.4301874063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table:formula="of:=SIN(RADIANS([.$A759]*360/256))" office:value-type="float" office:value="-0.266712757474899">
            <text:p>-0.2667127575</text:p>
          </table:table-cell>
          <table:table-cell table:formula="of:=SIN(RADIANS([.C$1]*[.$A759]*360/256))" office:value-type="float" office:value="-0.514102744193222">
            <text:p>-0.5141027442</text:p>
          </table:table-cell>
          <table:table-cell table:formula="of:=SIN(RADIANS([.D$1]*[.$A759]*360/256))" office:value-type="float" office:value="-0.724247082951467">
            <text:p>-0.724247083</text:p>
          </table:table-cell>
          <table:table-cell table:formula="of:=SIN(RADIANS([.E$1]*[.$A759]*360/256))" office:value-type="float" office:value="-0.881921264348355">
            <text:p>-0.8819212643</text:p>
          </table:table-cell>
          <table:table-cell table:formula="of:=SIN(RADIANS([.F$1]*[.$A759]*360/256))" office:value-type="float" office:value="-0.975702130038529">
            <text:p>-0.97570213</text:p>
          </table:table-cell>
          <table:table-cell table:formula="of:=SIN(RADIANS([.G$1]*[.$A759]*360/256))" office:value-type="float" office:value="-0.998795456205172">
            <text:p>-0.9987954562</text:p>
          </table:table-cell>
          <table:table-cell table:formula="of:=SIN(RADIANS([.H$1]*[.$A759]*360/256))" office:value-type="float" office:value="-0.949528180593036">
            <text:p>-0.9495281806</text:p>
          </table:table-cell>
          <table:table-cell table:formula="of:=SIN(RADIANS([.I$1]*[.$A759]*360/256))" office:value-type="float" office:value="-0.831469612302544">
            <text:p>-0.8314696123</text:p>
          </table:table-cell>
          <table:table-cell table:formula="of:=SIN(RADIANS([.J$1]*[.$A759]*360/256))" office:value-type="float" office:value="-0.653172842953775">
            <text:p>-0.653172843</text:p>
          </table:table-cell>
          <table:table-cell table:formula="of:=SIN(RADIANS([.K$1]*[.$A759]*360/256))" office:value-type="float" office:value="-0.42755509343028">
            <text:p>-0.4275550934</text:p>
          </table:table-cell>
          <table:table-cell table:formula="of:=SIN(RADIANS([.L$1]*[.$A759]*360/256))" office:value-type="float" office:value="-0.170961888760306">
            <text:p>-0.1709618888</text:p>
          </table:table-cell>
          <table:table-cell table:formula="of:=SIN(RADIANS([.M$1]*[.$A759]*360/256))" office:value-type="float" office:value="0.0980171403295631">
            <text:p>0.0980171403</text:p>
          </table:table-cell>
          <table:table-cell table:formula="of:=SIN(RADIANS([.N$1]*[.$A759]*360/256))" office:value-type="float" office:value="0.359895036534984">
            <text:p>0.3598950365</text:p>
          </table:table-cell>
          <table:table-cell table:formula="of:=SIN(RADIANS([.O$1]*[.$A759]*360/256))" office:value-type="float" office:value="0.595699304492436">
            <text:p>0.5956993045</text:p>
          </table:table-cell>
          <table:table-cell table:formula="of:=SIN(RADIANS([.P$1]*[.$A759]*360/256))" office:value-type="float" office:value="0.788346427626604">
            <text:p>0.7883464276</text:p>
          </table:table-cell>
          <table:table-cell table:formula="of:=SIN(RADIANS([.Q$1]*[.$A759]*360/256))" office:value-type="float" office:value="0.923879532511288">
            <text:p>0.9238795325</text:p>
          </table:table-cell>
          <table:table-cell table:formula="of:= [.B759]/1+ [.C759]/2+ [.D759]/3+ [.E759]/4+ [.F759]/5+ [.G759]/6+ [.H759]/7+ [.I759]/8+ [.J759]/9+ [.K759]/10+ [.L759]/11+ [.M759]/12+ [.N759]/13+ [.O759]/14+ [.P759]/15+ [.Q759]/16" office:value-type="float" office:value="-1.52901814117083">
            <text:p>-1.5290181412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formula="of:=SIN(RADIANS([.$A760]*360/256))" office:value-type="float" office:value="-0.242980179903264">
            <text:p>-0.2429801799</text:p>
          </table:table-cell>
          <table:table-cell table:formula="of:=SIN(RADIANS([.C$1]*[.$A760]*360/256))" office:value-type="float" office:value="-0.471396736825998">
            <text:p>-0.4713967368</text:p>
          </table:table-cell>
          <table:table-cell table:formula="of:=SIN(RADIANS([.D$1]*[.$A760]*360/256))" office:value-type="float" office:value="-0.671558954847018">
            <text:p>-0.6715589548</text:p>
          </table:table-cell>
          <table:table-cell table:formula="of:=SIN(RADIANS([.E$1]*[.$A760]*360/256))" office:value-type="float" office:value="-0.831469612302546">
            <text:p>-0.8314696123</text:p>
          </table:table-cell>
          <table:table-cell table:formula="of:=SIN(RADIANS([.F$1]*[.$A760]*360/256))" office:value-type="float" office:value="-0.94154406518302">
            <text:p>-0.9415440652</text:p>
          </table:table-cell>
          <table:table-cell table:formula="of:=SIN(RADIANS([.G$1]*[.$A760]*360/256))" office:value-type="float" office:value="-0.995184726672197">
            <text:p>-0.9951847267</text:p>
          </table:table-cell>
          <table:table-cell table:formula="of:=SIN(RADIANS([.H$1]*[.$A760]*360/256))" office:value-type="float" office:value="-0.989176509964781">
            <text:p>-0.98917651</text:p>
          </table:table-cell>
          <table:table-cell table:formula="of:=SIN(RADIANS([.I$1]*[.$A760]*360/256))" office:value-type="float" office:value="-0.923879532511286">
            <text:p>-0.9238795325</text:p>
          </table:table-cell>
          <table:table-cell table:formula="of:=SIN(RADIANS([.J$1]*[.$A760]*360/256))" office:value-type="float" office:value="-0.803207531480645">
            <text:p>-0.8032075315</text:p>
          </table:table-cell>
          <table:table-cell table:formula="of:=SIN(RADIANS([.K$1]*[.$A760]*360/256))" office:value-type="float" office:value="-0.634393284163647">
            <text:p>-0.6343932842</text:p>
          </table:table-cell>
          <table:table-cell table:formula="of:=SIN(RADIANS([.L$1]*[.$A760]*360/256))" office:value-type="float" office:value="-0.427555093430286">
            <text:p>-0.4275550934</text:p>
          </table:table-cell>
          <table:table-cell table:formula="of:=SIN(RADIANS([.M$1]*[.$A760]*360/256))" office:value-type="float" office:value="-0.195090322016128">
            <text:p>-0.195090322</text:p>
          </table:table-cell>
          <table:table-cell table:formula="of:=SIN(RADIANS([.N$1]*[.$A760]*360/256))" office:value-type="float" office:value="0.0490676743274227">
            <text:p>0.0490676743</text:p>
          </table:table-cell>
          <table:table-cell table:formula="of:=SIN(RADIANS([.O$1]*[.$A760]*360/256))" office:value-type="float" office:value="0.290284677254458">
            <text:p>0.2902846773</text:p>
          </table:table-cell>
          <table:table-cell table:formula="of:=SIN(RADIANS([.P$1]*[.$A760]*360/256))" office:value-type="float" office:value="0.514102744193222">
            <text:p>0.5141027442</text:p>
          </table:table-cell>
          <table:table-cell table:formula="of:=SIN(RADIANS([.Q$1]*[.$A760]*360/256))" office:value-type="float" office:value="0.707106781186551">
            <text:p>0.7071067812</text:p>
          </table:table-cell>
          <table:table-cell table:formula="of:= [.B760]/1+ [.C760]/2+ [.D760]/3+ [.E760]/4+ [.F760]/5+ [.G760]/6+ [.H760]/7+ [.I760]/8+ [.J760]/9+ [.K760]/10+ [.L760]/11+ [.M760]/12+ [.N760]/13+ [.O760]/14+ [.P760]/15+ [.Q760]/16" office:value-type="float" office:value="-1.62620177703807">
            <text:p>-1.626201777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table:formula="of:=SIN(RADIANS([.$A761]*360/256))" office:value-type="float" office:value="-0.21910124015687">
            <text:p>-0.2191012402</text:p>
          </table:table-cell>
          <table:table-cell table:formula="of:=SIN(RADIANS([.C$1]*[.$A761]*360/256))" office:value-type="float" office:value="-0.427555093430283">
            <text:p>-0.4275550934</text:p>
          </table:table-cell>
          <table:table-cell table:formula="of:=SIN(RADIANS([.D$1]*[.$A761]*360/256))" office:value-type="float" office:value="-0.615231590580626">
            <text:p>-0.6152315906</text:p>
          </table:table-cell>
          <table:table-cell table:formula="of:=SIN(RADIANS([.E$1]*[.$A761]*360/256))" office:value-type="float" office:value="-0.773010453362738">
            <text:p>-0.7730104534</text:p>
          </table:table-cell>
          <table:table-cell table:formula="of:=SIN(RADIANS([.F$1]*[.$A761]*360/256))" office:value-type="float" office:value="-0.893224301195515">
            <text:p>-0.8932243012</text:p>
          </table:table-cell>
          <table:table-cell table:formula="of:=SIN(RADIANS([.G$1]*[.$A761]*360/256))" office:value-type="float" office:value="-0.970031253194544">
            <text:p>-0.9700312532</text:p>
          </table:table-cell>
          <table:table-cell table:formula="of:=SIN(RADIANS([.H$1]*[.$A761]*360/256))" office:value-type="float" office:value="-0.999698818696204">
            <text:p>-0.9996988187</text:p>
          </table:table-cell>
          <table:table-cell table:formula="of:=SIN(RADIANS([.I$1]*[.$A761]*360/256))" office:value-type="float" office:value="-0.98078528040323">
            <text:p>-0.9807852804</text:p>
          </table:table-cell>
          <table:table-cell table:formula="of:=SIN(RADIANS([.J$1]*[.$A761]*360/256))" office:value-type="float" office:value="-0.914209755703531">
            <text:p>-0.9142097557</text:p>
          </table:table-cell>
          <table:table-cell table:formula="of:=SIN(RADIANS([.K$1]*[.$A761]*360/256))" office:value-type="float" office:value="-0.803207531480645">
            <text:p>-0.8032075315</text:p>
          </table:table-cell>
          <table:table-cell table:formula="of:=SIN(RADIANS([.L$1]*[.$A761]*360/256))" office:value-type="float" office:value="-0.65317284295378">
            <text:p>-0.653172843</text:p>
          </table:table-cell>
          <table:table-cell table:formula="of:=SIN(RADIANS([.M$1]*[.$A761]*360/256))" office:value-type="float" office:value="-0.471396736826">
            <text:p>-0.4713967368</text:p>
          </table:table-cell>
          <table:table-cell table:formula="of:=SIN(RADIANS([.N$1]*[.$A761]*360/256))" office:value-type="float" office:value="-0.266712757474899">
            <text:p>-0.2667127575</text:p>
          </table:table-cell>
          <table:table-cell table:formula="of:=SIN(RADIANS([.O$1]*[.$A761]*360/256))" office:value-type="float" office:value="-0.0490676743274163">
            <text:p>-0.0490676743</text:p>
          </table:table-cell>
          <table:table-cell table:formula="of:=SIN(RADIANS([.P$1]*[.$A761]*360/256))" office:value-type="float" office:value="0.170961888760305">
            <text:p>0.1709618888</text:p>
          </table:table-cell>
          <table:table-cell table:formula="of:=SIN(RADIANS([.Q$1]*[.$A761]*360/256))" office:value-type="float" office:value="0.382683432365095">
            <text:p>0.3826834324</text:p>
          </table:table-cell>
          <table:table-cell table:formula="of:= [.B761]/1+ [.C761]/2+ [.D761]/3+ [.E761]/4+ [.F761]/5+ [.G761]/6+ [.H761]/7+ [.I761]/8+ [.J761]/9+ [.K761]/10+ [.L761]/11+ [.M761]/12+ [.N761]/13+ [.O761]/14+ [.P761]/15+ [.Q761]/16" office:value-type="float" office:value="-1.70620566157257">
            <text:p>-1.7062056616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table:formula="of:=SIN(RADIANS([.$A762]*360/256))" office:value-type="float" office:value="-0.195090322016129">
            <text:p>-0.195090322</text:p>
          </table:table-cell>
          <table:table-cell table:formula="of:=SIN(RADIANS([.C$1]*[.$A762]*360/256))" office:value-type="float" office:value="-0.382683432365091">
            <text:p>-0.3826834324</text:p>
          </table:table-cell>
          <table:table-cell table:formula="of:=SIN(RADIANS([.D$1]*[.$A762]*360/256))" office:value-type="float" office:value="-0.555570233019601">
            <text:p>-0.555570233</text:p>
          </table:table-cell>
          <table:table-cell table:formula="of:=SIN(RADIANS([.E$1]*[.$A762]*360/256))" office:value-type="float" office:value="-0.707106781186549">
            <text:p>-0.7071067812</text:p>
          </table:table-cell>
          <table:table-cell table:formula="of:=SIN(RADIANS([.F$1]*[.$A762]*360/256))" office:value-type="float" office:value="-0.831469612302546">
            <text:p>-0.8314696123</text:p>
          </table:table-cell>
          <table:table-cell table:formula="of:=SIN(RADIANS([.G$1]*[.$A762]*360/256))" office:value-type="float" office:value="-0.923879532511286">
            <text:p>-0.9238795325</text:p>
          </table:table-cell>
          <table:table-cell table:formula="of:=SIN(RADIANS([.H$1]*[.$A762]*360/256))" office:value-type="float" office:value="-0.980785280403231">
            <text:p>-0.9807852804</text:p>
          </table:table-cell>
          <table:table-cell table:formula="of:=SIN(RADIANS([.I$1]*[.$A762]*360/256))" office:value-type="float" office:value="-1">
            <text:p>-1</text:p>
          </table:table-cell>
          <table:table-cell table:formula="of:=SIN(RADIANS([.J$1]*[.$A762]*360/256))" office:value-type="float" office:value="-0.98078528040323">
            <text:p>-0.9807852804</text:p>
          </table:table-cell>
          <table:table-cell table:formula="of:=SIN(RADIANS([.K$1]*[.$A762]*360/256))" office:value-type="float" office:value="-0.923879532511286">
            <text:p>-0.9238795325</text:p>
          </table:table-cell>
          <table:table-cell table:formula="of:=SIN(RADIANS([.L$1]*[.$A762]*360/256))" office:value-type="float" office:value="-0.831469612302548">
            <text:p>-0.8314696123</text:p>
          </table:table-cell>
          <table:table-cell table:formula="of:=SIN(RADIANS([.M$1]*[.$A762]*360/256))" office:value-type="float" office:value="-0.707106781186551">
            <text:p>-0.7071067812</text:p>
          </table:table-cell>
          <table:table-cell table:formula="of:=SIN(RADIANS([.N$1]*[.$A762]*360/256))" office:value-type="float" office:value="-0.555570233019607">
            <text:p>-0.555570233</text:p>
          </table:table-cell>
          <table:table-cell table:formula="of:=SIN(RADIANS([.O$1]*[.$A762]*360/256))" office:value-type="float" office:value="-0.382683432365082">
            <text:p>-0.3826834324</text:p>
          </table:table-cell>
          <table:table-cell table:formula="of:=SIN(RADIANS([.P$1]*[.$A762]*360/256))" office:value-type="float" office:value="-0.195090322016121">
            <text:p>-0.195090322</text:p>
          </table:table-cell>
          <table:table-cell table:formula="of:=SIN(RADIANS([.Q$1]*[.$A762]*360/256))" office:value-type="float" office:value="7.3491187561573E-015">
            <text:p>7.3491187561573E-015</text:p>
          </table:table-cell>
          <table:table-cell table:formula="of:= [.B762]/1+ [.C762]/2+ [.D762]/3+ [.E762]/4+ [.F762]/5+ [.G762]/6+ [.H762]/7+ [.I762]/8+ [.J762]/9+ [.K762]/10+ [.L762]/11+ [.M762]/12+ [.N762]/13+ [.O762]/14+ [.P762]/15+ [.Q762]/16" office:value-type="float" office:value="-1.75273936994068">
            <text:p>-1.7527393699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formula="of:=SIN(RADIANS([.$A763]*360/256))" office:value-type="float" office:value="-0.170961888760302">
            <text:p>-0.1709618888</text:p>
          </table:table-cell>
          <table:table-cell table:formula="of:=SIN(RADIANS([.C$1]*[.$A763]*360/256))" office:value-type="float" office:value="-0.336889853392221">
            <text:p>-0.3368898534</text:p>
          </table:table-cell>
          <table:table-cell table:formula="of:=SIN(RADIANS([.D$1]*[.$A763]*360/256))" office:value-type="float" office:value="-0.492898192229785">
            <text:p>-0.4928981922</text:p>
          </table:table-cell>
          <table:table-cell table:formula="of:=SIN(RADIANS([.E$1]*[.$A763]*360/256))" office:value-type="float" office:value="-0.634393284163647">
            <text:p>-0.6343932842</text:p>
          </table:table-cell>
          <table:table-cell table:formula="of:=SIN(RADIANS([.F$1]*[.$A763]*360/256))" office:value-type="float" office:value="-0.757208846506484">
            <text:p>-0.7572088465</text:p>
          </table:table-cell>
          <table:table-cell table:formula="of:=SIN(RADIANS([.G$1]*[.$A763]*360/256))" office:value-type="float" office:value="-0.857728610000274">
            <text:p>-0.85772861</text:p>
          </table:table-cell>
          <table:table-cell table:formula="of:=SIN(RADIANS([.H$1]*[.$A763]*360/256))" office:value-type="float" office:value="-0.932992798834739">
            <text:p>-0.9329927988</text:p>
          </table:table-cell>
          <table:table-cell table:formula="of:=SIN(RADIANS([.I$1]*[.$A763]*360/256))" office:value-type="float" office:value="-0.980785280403231">
            <text:p>-0.9807852804</text:p>
          </table:table-cell>
          <table:table-cell table:formula="of:=SIN(RADIANS([.J$1]*[.$A763]*360/256))" office:value-type="float" office:value="-0.999698818696204">
            <text:p>-0.9996988187</text:p>
          </table:table-cell>
          <table:table-cell table:formula="of:=SIN(RADIANS([.K$1]*[.$A763]*360/256))" office:value-type="float" office:value="-0.989176509964781">
            <text:p>-0.98917651</text:p>
          </table:table-cell>
          <table:table-cell table:formula="of:=SIN(RADIANS([.L$1]*[.$A763]*360/256))" office:value-type="float" office:value="-0.949528180593038">
            <text:p>-0.9495281806</text:p>
          </table:table-cell>
          <table:table-cell table:formula="of:=SIN(RADIANS([.M$1]*[.$A763]*360/256))" office:value-type="float" office:value="-0.881921264348352">
            <text:p>-0.8819212643</text:p>
          </table:table-cell>
          <table:table-cell table:formula="of:=SIN(RADIANS([.N$1]*[.$A763]*360/256))" office:value-type="float" office:value="-0.788346427626604">
            <text:p>-0.7883464276</text:p>
          </table:table-cell>
          <table:table-cell table:formula="of:=SIN(RADIANS([.O$1]*[.$A763]*360/256))" office:value-type="float" office:value="-0.671558954847018">
            <text:p>-0.6715589548</text:p>
          </table:table-cell>
          <table:table-cell table:formula="of:=SIN(RADIANS([.P$1]*[.$A763]*360/256))" office:value-type="float" office:value="-0.534997619887099">
            <text:p>-0.5349976199</text:p>
          </table:table-cell>
          <table:table-cell table:formula="of:=SIN(RADIANS([.Q$1]*[.$A763]*360/256))" office:value-type="float" office:value="-0.382683432365082">
            <text:p>-0.3826834324</text:p>
          </table:table-cell>
          <table:table-cell table:formula="of:= [.B763]/1+ [.C763]/2+ [.D763]/3+ [.E763]/4+ [.F763]/5+ [.G763]/6+ [.H763]/7+ [.I763]/8+ [.J763]/9+ [.K763]/10+ [.L763]/11+ [.M763]/12+ [.N763]/13+ [.O763]/14+ [.P763]/15+ [.Q763]/16" office:value-type="float" office:value="-1.75058814922884">
            <text:p>-1.7505881492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table:formula="of:=SIN(RADIANS([.$A764]*360/256))" office:value-type="float" office:value="-0.146730474455362">
            <text:p>-0.1467304745</text:p>
          </table:table-cell>
          <table:table-cell table:formula="of:=SIN(RADIANS([.C$1]*[.$A764]*360/256))" office:value-type="float" office:value="-0.290284677254462">
            <text:p>-0.2902846773</text:p>
          </table:table-cell>
          <table:table-cell table:formula="of:=SIN(RADIANS([.D$1]*[.$A764]*360/256))" office:value-type="float" office:value="-0.427555093430283">
            <text:p>-0.4275550934</text:p>
          </table:table-cell>
          <table:table-cell table:formula="of:=SIN(RADIANS([.E$1]*[.$A764]*360/256))" office:value-type="float" office:value="-0.555570233019601">
            <text:p>-0.555570233</text:p>
          </table:table-cell>
          <table:table-cell table:formula="of:=SIN(RADIANS([.F$1]*[.$A764]*360/256))" office:value-type="float" office:value="-0.671558954847019">
            <text:p>-0.6715589548</text:p>
          </table:table-cell>
          <table:table-cell table:formula="of:=SIN(RADIANS([.G$1]*[.$A764]*360/256))" office:value-type="float" office:value="-0.773010453362738">
            <text:p>-0.7730104534</text:p>
          </table:table-cell>
          <table:table-cell table:formula="of:=SIN(RADIANS([.H$1]*[.$A764]*360/256))" office:value-type="float" office:value="-0.857728610000274">
            <text:p>-0.85772861</text:p>
          </table:table-cell>
          <table:table-cell table:formula="of:=SIN(RADIANS([.I$1]*[.$A764]*360/256))" office:value-type="float" office:value="-0.923879532511286">
            <text:p>-0.9238795325</text:p>
          </table:table-cell>
          <table:table-cell table:formula="of:=SIN(RADIANS([.J$1]*[.$A764]*360/256))" office:value-type="float" office:value="-0.970031253194544">
            <text:p>-0.9700312532</text:p>
          </table:table-cell>
          <table:table-cell table:formula="of:=SIN(RADIANS([.K$1]*[.$A764]*360/256))" office:value-type="float" office:value="-0.995184726672197">
            <text:p>-0.9951847267</text:p>
          </table:table-cell>
          <table:table-cell table:formula="of:=SIN(RADIANS([.L$1]*[.$A764]*360/256))" office:value-type="float" office:value="-0.998795456205173">
            <text:p>-0.9987954562</text:p>
          </table:table-cell>
          <table:table-cell table:formula="of:=SIN(RADIANS([.M$1]*[.$A764]*360/256))" office:value-type="float" office:value="-0.98078528040323">
            <text:p>-0.9807852804</text:p>
          </table:table-cell>
          <table:table-cell table:formula="of:=SIN(RADIANS([.N$1]*[.$A764]*360/256))" office:value-type="float" office:value="-0.941544065183021">
            <text:p>-0.9415440652</text:p>
          </table:table-cell>
          <table:table-cell table:formula="of:=SIN(RADIANS([.O$1]*[.$A764]*360/256))" office:value-type="float" office:value="-0.881921264348352">
            <text:p>-0.8819212643</text:p>
          </table:table-cell>
          <table:table-cell table:formula="of:=SIN(RADIANS([.P$1]*[.$A764]*360/256))" office:value-type="float" office:value="-0.803207531480644">
            <text:p>-0.8032075315</text:p>
          </table:table-cell>
          <table:table-cell table:formula="of:=SIN(RADIANS([.Q$1]*[.$A764]*360/256))" office:value-type="float" office:value="-0.70710678118655">
            <text:p>-0.7071067812</text:p>
          </table:table-cell>
          <table:table-cell table:formula="of:= [.B764]/1+ [.C764]/2+ [.D764]/3+ [.E764]/4+ [.F764]/5+ [.G764]/6+ [.H764]/7+ [.I764]/8+ [.J764]/9+ [.K764]/10+ [.L764]/11+ [.M764]/12+ [.N764]/13+ [.O764]/14+ [.P764]/15+ [.Q764]/16" office:value-type="float" office:value="-1.68744180429663">
            <text:p>-1.6874418043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table:formula="of:=SIN(RADIANS([.$A765]*360/256))" office:value-type="float" office:value="-0.122410675199216">
            <text:p>-0.1224106752</text:p>
          </table:table-cell>
          <table:table-cell table:formula="of:=SIN(RADIANS([.C$1]*[.$A765]*360/256))" office:value-type="float" office:value="-0.242980179903263">
            <text:p>-0.2429801799</text:p>
          </table:table-cell>
          <table:table-cell table:formula="of:=SIN(RADIANS([.D$1]*[.$A765]*360/256))" office:value-type="float" office:value="-0.359895036534988">
            <text:p>-0.3598950365</text:p>
          </table:table-cell>
          <table:table-cell table:formula="of:=SIN(RADIANS([.E$1]*[.$A765]*360/256))" office:value-type="float" office:value="-0.471396736825997">
            <text:p>-0.4713967368</text:p>
          </table:table-cell>
          <table:table-cell table:formula="of:=SIN(RADIANS([.F$1]*[.$A765]*360/256))" office:value-type="float" office:value="-0.575808191417847">
            <text:p>-0.5758081914</text:p>
          </table:table-cell>
          <table:table-cell table:formula="of:=SIN(RADIANS([.G$1]*[.$A765]*360/256))" office:value-type="float" office:value="-0.671558954847019">
            <text:p>-0.6715589548</text:p>
          </table:table-cell>
          <table:table-cell table:formula="of:=SIN(RADIANS([.H$1]*[.$A765]*360/256))" office:value-type="float" office:value="-0.757208846506484">
            <text:p>-0.7572088465</text:p>
          </table:table-cell>
          <table:table-cell table:formula="of:=SIN(RADIANS([.I$1]*[.$A765]*360/256))" office:value-type="float" office:value="-0.831469612302544">
            <text:p>-0.8314696123</text:p>
          </table:table-cell>
          <table:table-cell table:formula="of:=SIN(RADIANS([.J$1]*[.$A765]*360/256))" office:value-type="float" office:value="-0.893224301195514">
            <text:p>-0.8932243012</text:p>
          </table:table-cell>
          <table:table-cell table:formula="of:=SIN(RADIANS([.K$1]*[.$A765]*360/256))" office:value-type="float" office:value="-0.941544065183022">
            <text:p>-0.9415440652</text:p>
          </table:table-cell>
          <table:table-cell table:formula="of:=SIN(RADIANS([.L$1]*[.$A765]*360/256))" office:value-type="float" office:value="-0.975702130038528">
            <text:p>-0.97570213</text:p>
          </table:table-cell>
          <table:table-cell table:formula="of:=SIN(RADIANS([.M$1]*[.$A765]*360/256))" office:value-type="float" office:value="-0.995184726672197">
            <text:p>-0.9951847267</text:p>
          </table:table-cell>
          <table:table-cell table:formula="of:=SIN(RADIANS([.N$1]*[.$A765]*360/256))" office:value-type="float" office:value="-0.999698818696204">
            <text:p>-0.9996988187</text:p>
          </table:table-cell>
          <table:table-cell table:formula="of:=SIN(RADIANS([.O$1]*[.$A765]*360/256))" office:value-type="float" office:value="-0.989176509964781">
            <text:p>-0.98917651</text:p>
          </table:table-cell>
          <table:table-cell table:formula="of:=SIN(RADIANS([.P$1]*[.$A765]*360/256))" office:value-type="float" office:value="-0.963776065795438">
            <text:p>-0.9637760658</text:p>
          </table:table-cell>
          <table:table-cell table:formula="of:=SIN(RADIANS([.Q$1]*[.$A765]*360/256))" office:value-type="float" office:value="-0.923879532511288">
            <text:p>-0.9238795325</text:p>
          </table:table-cell>
          <table:table-cell table:formula="of:= [.B765]/1+ [.C765]/2+ [.D765]/3+ [.E765]/4+ [.F765]/5+ [.G765]/6+ [.H765]/7+ [.I765]/8+ [.J765]/9+ [.K765]/10+ [.L765]/11+ [.M765]/12+ [.N765]/13+ [.O765]/14+ [.P765]/15+ [.Q765]/16" office:value-type="float" office:value="-1.55549287411071">
            <text:p>-1.5554928741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formula="of:=SIN(RADIANS([.$A766]*360/256))" office:value-type="float" office:value="-0.0980171403295605">
            <text:p>-0.0980171403</text:p>
          </table:table-cell>
          <table:table-cell table:formula="of:=SIN(RADIANS([.C$1]*[.$A766]*360/256))" office:value-type="float" office:value="-0.195090322016128">
            <text:p>-0.195090322</text:p>
          </table:table-cell>
          <table:table-cell table:formula="of:=SIN(RADIANS([.D$1]*[.$A766]*360/256))" office:value-type="float" office:value="-0.290284677254462">
            <text:p>-0.2902846773</text:p>
          </table:table-cell>
          <table:table-cell table:formula="of:=SIN(RADIANS([.E$1]*[.$A766]*360/256))" office:value-type="float" office:value="-0.382683432365089">
            <text:p>-0.3826834324</text:p>
          </table:table-cell>
          <table:table-cell table:formula="of:=SIN(RADIANS([.F$1]*[.$A766]*360/256))" office:value-type="float" office:value="-0.471396736825997">
            <text:p>-0.4713967368</text:p>
          </table:table-cell>
          <table:table-cell table:formula="of:=SIN(RADIANS([.G$1]*[.$A766]*360/256))" office:value-type="float" office:value="-0.555570233019602">
            <text:p>-0.555570233</text:p>
          </table:table-cell>
          <table:table-cell table:formula="of:=SIN(RADIANS([.H$1]*[.$A766]*360/256))" office:value-type="float" office:value="-0.634393284163648">
            <text:p>-0.6343932842</text:p>
          </table:table-cell>
          <table:table-cell table:formula="of:=SIN(RADIANS([.I$1]*[.$A766]*360/256))" office:value-type="float" office:value="-0.707106781186547">
            <text:p>-0.7071067812</text:p>
          </table:table-cell>
          <table:table-cell table:formula="of:=SIN(RADIANS([.J$1]*[.$A766]*360/256))" office:value-type="float" office:value="-0.773010453362739">
            <text:p>-0.7730104534</text:p>
          </table:table-cell>
          <table:table-cell table:formula="of:=SIN(RADIANS([.K$1]*[.$A766]*360/256))" office:value-type="float" office:value="-0.831469612302545">
            <text:p>-0.8314696123</text:p>
          </table:table-cell>
          <table:table-cell table:formula="of:=SIN(RADIANS([.L$1]*[.$A766]*360/256))" office:value-type="float" office:value="-0.881921264348353">
            <text:p>-0.8819212643</text:p>
          </table:table-cell>
          <table:table-cell table:formula="of:=SIN(RADIANS([.M$1]*[.$A766]*360/256))" office:value-type="float" office:value="-0.923879532511286">
            <text:p>-0.9238795325</text:p>
          </table:table-cell>
          <table:table-cell table:formula="of:=SIN(RADIANS([.N$1]*[.$A766]*360/256))" office:value-type="float" office:value="-0.95694033573221">
            <text:p>-0.9569403357</text:p>
          </table:table-cell>
          <table:table-cell table:formula="of:=SIN(RADIANS([.O$1]*[.$A766]*360/256))" office:value-type="float" office:value="-0.980785280403232">
            <text:p>-0.9807852804</text:p>
          </table:table-cell>
          <table:table-cell table:formula="of:=SIN(RADIANS([.P$1]*[.$A766]*360/256))" office:value-type="float" office:value="-0.995184726672196">
            <text:p>-0.9951847267</text:p>
          </table:table-cell>
          <table:table-cell table:formula="of:=SIN(RADIANS([.Q$1]*[.$A766]*360/256))" office:value-type="float" office:value="-1">
            <text:p>-1</text:p>
          </table:table-cell>
          <table:table-cell table:formula="of:= [.B766]/1+ [.C766]/2+ [.D766]/3+ [.E766]/4+ [.F766]/5+ [.G766]/6+ [.H766]/7+ [.I766]/8+ [.J766]/9+ [.K766]/10+ [.L766]/11+ [.M766]/12+ [.N766]/13+ [.O766]/14+ [.P766]/15+ [.Q766]/16" office:value-type="float" office:value="-1.35259923238753">
            <text:p>-1.3525992324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table:formula="of:=SIN(RADIANS([.$A767]*360/256))" office:value-type="float" office:value="-0.0735645635996674">
            <text:p>-0.0735645636</text:p>
          </table:table-cell>
          <table:table-cell table:formula="of:=SIN(RADIANS([.C$1]*[.$A767]*360/256))" office:value-type="float" office:value="-0.146730474455362">
            <text:p>-0.1467304745</text:p>
          </table:table-cell>
          <table:table-cell table:formula="of:=SIN(RADIANS([.D$1]*[.$A767]*360/256))" office:value-type="float" office:value="-0.219101240156869">
            <text:p>-0.2191012402</text:p>
          </table:table-cell>
          <table:table-cell table:formula="of:=SIN(RADIANS([.E$1]*[.$A767]*360/256))" office:value-type="float" office:value="-0.290284677254462">
            <text:p>-0.2902846773</text:p>
          </table:table-cell>
          <table:table-cell table:formula="of:=SIN(RADIANS([.F$1]*[.$A767]*360/256))" office:value-type="float" office:value="-0.359895036534989">
            <text:p>-0.3598950365</text:p>
          </table:table-cell>
          <table:table-cell table:formula="of:=SIN(RADIANS([.G$1]*[.$A767]*360/256))" office:value-type="float" office:value="-0.42755509343028">
            <text:p>-0.4275550934</text:p>
          </table:table-cell>
          <table:table-cell table:formula="of:=SIN(RADIANS([.H$1]*[.$A767]*360/256))" office:value-type="float" office:value="-0.492898192229783">
            <text:p>-0.4928981922</text:p>
          </table:table-cell>
          <table:table-cell table:formula="of:=SIN(RADIANS([.I$1]*[.$A767]*360/256))" office:value-type="float" office:value="-0.555570233019602">
            <text:p>-0.555570233</text:p>
          </table:table-cell>
          <table:table-cell table:formula="of:=SIN(RADIANS([.J$1]*[.$A767]*360/256))" office:value-type="float" office:value="-0.615231590580627">
            <text:p>-0.6152315906</text:p>
          </table:table-cell>
          <table:table-cell table:formula="of:=SIN(RADIANS([.K$1]*[.$A767]*360/256))" office:value-type="float" office:value="-0.67155895484702">
            <text:p>-0.6715589548</text:p>
          </table:table-cell>
          <table:table-cell table:formula="of:=SIN(RADIANS([.L$1]*[.$A767]*360/256))" office:value-type="float" office:value="-0.724247082951464">
            <text:p>-0.724247083</text:p>
          </table:table-cell>
          <table:table-cell table:formula="of:=SIN(RADIANS([.M$1]*[.$A767]*360/256))" office:value-type="float" office:value="-0.773010453362735">
            <text:p>-0.7730104534</text:p>
          </table:table-cell>
          <table:table-cell table:formula="of:=SIN(RADIANS([.N$1]*[.$A767]*360/256))" office:value-type="float" office:value="-0.817584813151582">
            <text:p>-0.8175848132</text:p>
          </table:table-cell>
          <table:table-cell table:formula="of:=SIN(RADIANS([.O$1]*[.$A767]*360/256))" office:value-type="float" office:value="-0.857728610000271">
            <text:p>-0.85772861</text:p>
          </table:table-cell>
          <table:table-cell table:formula="of:=SIN(RADIANS([.P$1]*[.$A767]*360/256))" office:value-type="float" office:value="-0.893224301195515">
            <text:p>-0.8932243012</text:p>
          </table:table-cell>
          <table:table-cell table:formula="of:=SIN(RADIANS([.Q$1]*[.$A767]*360/256))" office:value-type="float" office:value="-0.923879532511287">
            <text:p>-0.9238795325</text:p>
          </table:table-cell>
          <table:table-cell table:formula="of:= [.B767]/1+ [.C767]/2+ [.D767]/3+ [.E767]/4+ [.F767]/5+ [.G767]/6+ [.H767]/7+ [.I767]/8+ [.J767]/9+ [.K767]/10+ [.L767]/11+ [.M767]/12+ [.N767]/13+ [.O767]/14+ [.P767]/15+ [.Q767]/16" office:value-type="float" office:value="-1.08285458207108">
            <text:p>-1.0828545821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table:formula="of:=SIN(RADIANS([.$A768]*360/256))" office:value-type="float" office:value="-0.0490676743274181">
            <text:p>-0.0490676743</text:p>
          </table:table-cell>
          <table:table-cell table:formula="of:=SIN(RADIANS([.C$1]*[.$A768]*360/256))" office:value-type="float" office:value="-0.0980171403295608">
            <text:p>-0.0980171403</text:p>
          </table:table-cell>
          <table:table-cell table:formula="of:=SIN(RADIANS([.D$1]*[.$A768]*360/256))" office:value-type="float" office:value="-0.146730474455364">
            <text:p>-0.1467304745</text:p>
          </table:table-cell>
          <table:table-cell table:formula="of:=SIN(RADIANS([.E$1]*[.$A768]*360/256))" office:value-type="float" office:value="-0.195090322016129">
            <text:p>-0.195090322</text:p>
          </table:table-cell>
          <table:table-cell table:formula="of:=SIN(RADIANS([.F$1]*[.$A768]*360/256))" office:value-type="float" office:value="-0.242980179903266">
            <text:p>-0.2429801799</text:p>
          </table:table-cell>
          <table:table-cell table:formula="of:=SIN(RADIANS([.G$1]*[.$A768]*360/256))" office:value-type="float" office:value="-0.290284677254466">
            <text:p>-0.2902846773</text:p>
          </table:table-cell>
          <table:table-cell table:formula="of:=SIN(RADIANS([.H$1]*[.$A768]*360/256))" office:value-type="float" office:value="-0.336889853392222">
            <text:p>-0.3368898534</text:p>
          </table:table-cell>
          <table:table-cell table:formula="of:=SIN(RADIANS([.I$1]*[.$A768]*360/256))" office:value-type="float" office:value="-0.38268343236509">
            <text:p>-0.3826834324</text:p>
          </table:table-cell>
          <table:table-cell table:formula="of:=SIN(RADIANS([.J$1]*[.$A768]*360/256))" office:value-type="float" office:value="-0.427555093430281">
            <text:p>-0.4275550934</text:p>
          </table:table-cell>
          <table:table-cell table:formula="of:=SIN(RADIANS([.K$1]*[.$A768]*360/256))" office:value-type="float" office:value="-0.471396736826002">
            <text:p>-0.4713967368</text:p>
          </table:table-cell>
          <table:table-cell table:formula="of:=SIN(RADIANS([.L$1]*[.$A768]*360/256))" office:value-type="float" office:value="-0.514102744193218">
            <text:p>-0.5141027442</text:p>
          </table:table-cell>
          <table:table-cell table:formula="of:=SIN(RADIANS([.M$1]*[.$A768]*360/256))" office:value-type="float" office:value="-0.555570233019609">
            <text:p>-0.555570233</text:p>
          </table:table-cell>
          <table:table-cell table:formula="of:=SIN(RADIANS([.N$1]*[.$A768]*360/256))" office:value-type="float" office:value="-0.595699304492438">
            <text:p>-0.5956993045</text:p>
          </table:table-cell>
          <table:table-cell table:formula="of:=SIN(RADIANS([.O$1]*[.$A768]*360/256))" office:value-type="float" office:value="-0.634393284163649">
            <text:p>-0.6343932842</text:p>
          </table:table-cell>
          <table:table-cell table:formula="of:=SIN(RADIANS([.P$1]*[.$A768]*360/256))" office:value-type="float" office:value="-0.671558954847021">
            <text:p>-0.6715589548</text:p>
          </table:table-cell>
          <table:table-cell table:formula="of:=SIN(RADIANS([.Q$1]*[.$A768]*360/256))" office:value-type="float" office:value="-0.707106781186548">
            <text:p>-0.7071067812</text:p>
          </table:table-cell>
          <table:table-cell table:formula="of:= [.B768]/1+ [.C768]/2+ [.D768]/3+ [.E768]/4+ [.F768]/5+ [.G768]/6+ [.H768]/7+ [.I768]/8+ [.J768]/9+ [.K768]/10+ [.L768]/11+ [.M768]/12+ [.N768]/13+ [.O768]/14+ [.P768]/15+ [.Q768]/16" office:value-type="float" office:value="-0.756479877579667">
            <text:p>-0.7564798776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formula="of:=SIN(RADIANS([.$A769]*360/256))" office:value-type="float" office:value="-0.0245412285229124">
            <text:p>-0.0245412285</text:p>
          </table:table-cell>
          <table:table-cell table:formula="of:=SIN(RADIANS([.C$1]*[.$A769]*360/256))" office:value-type="float" office:value="-0.0490676743274183">
            <text:p>-0.0490676743</text:p>
          </table:table-cell>
          <table:table-cell table:formula="of:=SIN(RADIANS([.D$1]*[.$A769]*360/256))" office:value-type="float" office:value="-0.0735645635996688">
            <text:p>-0.0735645636</text:p>
          </table:table-cell>
          <table:table-cell table:formula="of:=SIN(RADIANS([.E$1]*[.$A769]*360/256))" office:value-type="float" office:value="-0.0980171403295612">
            <text:p>-0.0980171403</text:p>
          </table:table-cell>
          <table:table-cell table:formula="of:=SIN(RADIANS([.F$1]*[.$A769]*360/256))" office:value-type="float" office:value="-0.122410675199216">
            <text:p>-0.1224106752</text:p>
          </table:table-cell>
          <table:table-cell table:formula="of:=SIN(RADIANS([.G$1]*[.$A769]*360/256))" office:value-type="float" office:value="-0.146730474455364">
            <text:p>-0.1467304745</text:p>
          </table:table-cell>
          <table:table-cell table:formula="of:=SIN(RADIANS([.H$1]*[.$A769]*360/256))" office:value-type="float" office:value="-0.1709618887603">
            <text:p>-0.1709618888</text:p>
          </table:table-cell>
          <table:table-cell table:formula="of:=SIN(RADIANS([.I$1]*[.$A769]*360/256))" office:value-type="float" office:value="-0.19509032201613">
            <text:p>-0.195090322</text:p>
          </table:table-cell>
          <table:table-cell table:formula="of:=SIN(RADIANS([.J$1]*[.$A769]*360/256))" office:value-type="float" office:value="-0.219101240156874">
            <text:p>-0.2191012402</text:p>
          </table:table-cell>
          <table:table-cell table:formula="of:=SIN(RADIANS([.K$1]*[.$A769]*360/256))" office:value-type="float" office:value="-0.242980179903264">
            <text:p>-0.2429801799</text:p>
          </table:table-cell>
          <table:table-cell table:formula="of:=SIN(RADIANS([.L$1]*[.$A769]*360/256))" office:value-type="float" office:value="-0.266712757474894">
            <text:p>-0.2667127575</text:p>
          </table:table-cell>
          <table:table-cell table:formula="of:=SIN(RADIANS([.M$1]*[.$A769]*360/256))" office:value-type="float" office:value="-0.290284677254468">
            <text:p>-0.2902846773</text:p>
          </table:table-cell>
          <table:table-cell table:formula="of:=SIN(RADIANS([.N$1]*[.$A769]*360/256))" office:value-type="float" office:value="-0.313681740398893">
            <text:p>-0.3136817404</text:p>
          </table:table-cell>
          <table:table-cell table:formula="of:=SIN(RADIANS([.O$1]*[.$A769]*360/256))" office:value-type="float" office:value="-0.336889853392217">
            <text:p>-0.3368898534</text:p>
          </table:table-cell>
          <table:table-cell table:formula="of:=SIN(RADIANS([.P$1]*[.$A769]*360/256))" office:value-type="float" office:value="-0.359895036534995">
            <text:p>-0.3598950365</text:p>
          </table:table-cell>
          <table:table-cell table:formula="of:=SIN(RADIANS([.Q$1]*[.$A769]*360/256))" office:value-type="float" office:value="-0.382683432365092">
            <text:p>-0.3826834324</text:p>
          </table:table-cell>
          <table:table-cell table:formula="of:= [.B769]/1+ [.C769]/2+ [.D769]/3+ [.E769]/4+ [.F769]/5+ [.G769]/6+ [.H769]/7+ [.I769]/8+ [.J769]/9+ [.K769]/10+ [.L769]/11+ [.M769]/12+ [.N769]/13+ [.O769]/14+ [.P769]/15+ [.Q769]/16" office:value-type="float" office:value="-0.389030750180636">
            <text:p>-0.3890307502</text:p>
          </table:table-cell>
          <table:table-cell table:number-columns-repeated="3"/>
        </table:table-row>
        <table:table-row table:style-name="ro1" table:number-rows-repeated="104780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style:text-properties fo:color="#ff0000"/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2" number:min-integer-digits="1" number:grouping="true"/>
    </number:number-style>
    <number:number-style style:name="N111">
      <number:text>\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2" number:min-integer-digits="1" number:grouping="true"/>
    </number:number-style>
    <number:number-style style:name="N112">
      <style:text-properties fo:color="#ff0000"/>
      <number:text>\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\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\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\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\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\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\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10" number:min-integer-digits="1"/>
      <number:text> </number:text>
    </number:number-style>
    <number:number-style style:name="N130">
      <number:number number:decimal-places="8" number:min-integer-digits="1"/>
      <number:text> </number:text>
    </number:number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8" number:language="ja" number:country="JP">
      <number:month/>
      <number:text>/</number:text>
      <number:day/>
      <number:text>/</number:text>
      <number:year/>
    </number:date-style>
    <number:date-style style:name="N10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0" number:language="ja" number:country="JP">
      <number:hours/>
      <number:text>時</number:text>
      <number:minutes number:style="long"/>
      <number:text>分</number:text>
    </number:time-style>
    <number:time-style style:name="N10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2" number:language="ja" number:country="JP">
      <number:year number:style="long"/>
      <number:text>年</number:text>
      <number:month/>
      <number:text>月</number:text>
    </number:date-style>
    <number:date-style style:name="N10123" number:language="ja" number:country="JP">
      <number:month/>
      <number:text>月</number:text>
      <number:day/>
      <number:text>日</number:text>
    </number:date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7P0"/>
    </number:number-style>
    <style:style style:name="Default" style:family="table-cell">
      <style:table-cell-properties fo:padding="0.071cm" style:rotation-align="non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3:33:10.31</meta:creation-date>
    <meta:generator>LibreOffice/4.0.4.2$Windows_x86 LibreOffice_project/9e9821abd0ffdbc09cd8c52eaa574fa09eb08f2</meta:generator>
    <dc:date>2014-07-19T14:42:48.77</dc:date>
    <meta:editing-duration>PT1H2M49S</meta:editing-duration>
    <meta:editing-cycles>9</meta:editing-cycles>
    <meta:document-statistic meta:table-count="2" meta:cell-count="14867" meta:object-count="0"/>
  </office:meta>
</office:document-meta>
</file>